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190000000E4D2F07DB21D1017B4.png" manifest:media-type="image/png"/>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8.54mm"/>
    </style:style>
    <style:style style:name="co2" style:family="table-column">
      <style:table-column-properties fo:break-before="auto" style:column-width="13.41mm"/>
    </style:style>
    <style:style style:name="co3" style:family="table-column">
      <style:table-column-properties fo:break-before="auto" style:column-width="22.58mm"/>
    </style:style>
    <style:style style:name="co4" style:family="table-column">
      <style:table-column-properties fo:break-before="auto" style:column-width="30.48mm"/>
    </style:style>
    <style:style style:name="co5" style:family="table-column">
      <style:table-column-properties fo:break-before="auto" style:column-width="13.97mm"/>
    </style:style>
    <style:style style:name="co6" style:family="table-column">
      <style:table-column-properties fo:break-before="auto" style:column-width="22.61mm"/>
    </style:style>
    <style:style style:name="co7" style:family="table-column">
      <style:table-column-properties fo:break-before="auto" style:column-width="6.35mm"/>
    </style:style>
    <style:style style:name="co8" style:family="table-column">
      <style:table-column-properties fo:break-before="auto" style:column-width="14.01mm"/>
    </style:style>
    <style:style style:name="co9" style:family="table-column">
      <style:table-column-properties fo:break-before="auto" style:column-width="30.39mm"/>
    </style:style>
    <style:style style:name="co10" style:family="table-column">
      <style:table-column-properties fo:break-before="auto" style:column-width="6.4mm"/>
    </style:style>
    <style:style style:name="ro1" style:family="table-row">
      <style:table-row-properties style:row-height="4.52mm" fo:break-before="auto" style:use-optimal-row-height="true"/>
    </style:style>
    <style:style style:name="ro2" style:family="table-row">
      <style:table-row-properties style:row-height="8.34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20.34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44.15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ackground-color="#666666" fo:border="none"/>
      <style:text-properties fo:color="#ffffff" fo:font-weight="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fo:wrap-option="wrap"/>
      <style:text-properties fo:font-size="10pt" fo:font-weight="bold" style:font-size-asian="10pt" style:font-weight-asian="bold" style:font-size-complex="10pt" style:font-weight-complex="bold"/>
    </style:style>
    <style:style style:name="ce5" style:family="table-cell" style:parent-style-name="Default">
      <style:table-cell-properties fo:wrap-option="wrap"/>
      <style:text-properties style:font-name="Liberation Serif" fo:language="en" fo:country="US" style:font-name-asian="DejaVu Sans" style:language-asian="en" style:country-asian="US" style:font-name-complex="DejaVu Sans" style:language-complex="en" style:country-complex="US"/>
    </style:style>
    <style:style style:name="ce6" style:family="table-cell" style:parent-style-name="Default">
      <style:table-cell-properties fo:wrap-option="wrap" style:vertical-align="middle"/>
    </style:style>
    <style:style style:name="ce7" style:family="table-cell" style:parent-style-name="Default">
      <style:table-cell-properties style:text-align-source="fix" style:repeat-content="false" fo:wrap-option="wrap" style:vertical-align="middle"/>
      <style:paragraph-properties fo:text-align="center" fo:margin-left="0mm"/>
    </style:style>
    <style:style style:name="ce8" style:family="table-cell" style:parent-style-name="Default">
      <style:table-cell-properties style:text-align-source="fix" style:repeat-content="false" fo:wrap-option="wrap"/>
      <style:paragraph-properties fo:text-align="end" fo:margin-left="0mm"/>
      <style:text-properties fo:font-size="10pt" fo:font-style="italic" style:font-size-asian="10pt" style:font-style-asian="italic" style:font-size-complex="10pt" style:font-style-complex="italic"/>
    </style:style>
    <style:style style:name="ce9" style:family="table-cell" style:parent-style-name="Default">
      <style:table-cell-properties style:text-align-source="fix" style:repeat-content="false" fo:wrap-option="wrap" style:vertical-align="middle"/>
      <style:paragraph-properties fo:text-align="start" fo:margin-left="0mm"/>
    </style:style>
    <style:style style:name="ce10" style:family="table-cell" style:parent-style-name="Default">
      <style:table-cell-properties fo:background-color="#666666" fo:border="none"/>
      <style:text-properties fo:color="#ffffff" fo:font-weight="bold" style:font-weight-asian="bold" style:font-weight-complex="bold"/>
    </style:style>
    <style:style style:name="ce11" style:family="table-cell" style:parent-style-name="Default">
      <style:table-cell-properties style:text-align-source="fix" style:repeat-content="false"/>
      <style:paragraph-properties fo:text-align="start" fo:margin-left="0mm"/>
    </style:style>
    <style:style style:name="ce12" style:family="table-cell" style:parent-style-name="Default">
      <style:table-cell-properties fo:background-color="#666666" style:text-align-source="fix" style:repeat-content="false" fo:border="none"/>
      <style:paragraph-properties fo:text-align="end" fo:margin-left="0mm"/>
      <style:text-properties fo:color="#ffffff" fo:font-weight="bold" style:font-weight-asian="bold" style:font-weight-complex="bold"/>
    </style:style>
    <style:style style:name="ce13" style:family="table-cell" style:parent-style-name="Default">
      <style:table-cell-properties fo:background-color="#666666" style:text-align-source="fix" style:repeat-content="false"/>
      <style:paragraph-properties fo:text-align="center" fo:margin-left="0mm"/>
      <style:text-properties fo:color="#ffffff" fo:font-size="9pt" fo:font-weight="bold" style:font-size-asian="9pt" style:font-size-complex="9pt"/>
    </style:style>
    <style:style style:name="ce14" style:family="table-cell" style:parent-style-name="Default" style:data-style-name="N115">
      <style:table-cell-properties fo:border-bottom="none" style:text-align-source="fix" style:repeat-content="false" fo:border-left="0.99pt solid #000000" fo:border-right="none" fo:border-top="0.99pt solid #000000"/>
      <style:paragraph-properties fo:text-align="start" fo:margin-left="0mm"/>
    </style:style>
    <style:style style:name="ce15" style:family="table-cell" style:parent-style-name="Default" style:data-style-name="N115">
      <style:table-cell-properties fo:border-bottom="none" style:text-align-source="fix" style:repeat-content="false" fo:border-left="0.99pt solid #000000" fo:border-right="none" fo:border-top="none"/>
      <style:paragraph-properties fo:text-align="start" fo:margin-left="0mm"/>
    </style:style>
    <style:style style:name="ce16" style:family="table-cell" style:parent-style-name="Default" style:data-style-name="N115">
      <style:table-cell-properties fo:border-bottom="0.99pt solid #000000" style:text-align-source="fix" style:repeat-content="false" fo:border-left="0.99pt solid #000000" fo:border-right="none" fo:border-top="none"/>
      <style:paragraph-properties fo:text-align="start" fo:margin-left="0mm"/>
    </style:style>
    <style:style style:name="ce17" style:family="table-cell" style:parent-style-name="Default">
      <style:text-properties style:font-name="Liberation Sans" fo:font-weight="bold" style:font-weight-asian="bold" style:font-weight-complex="bold"/>
    </style:style>
    <style:style style:name="ce18" style:family="table-cell" style:parent-style-name="Default">
      <style:table-cell-properties style:cell-protect="protected" style:print-content="true" style:rotation-align="none"/>
      <style:text-properties fo:color="#000000" style:text-outline="false" style:text-line-through-style="none" style:text-line-through-type="none" style:font-name="Liberation Sans"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data-style-name="N115">
      <style:table-cell-properties fo:border-bottom="none" style:text-align-source="fix" style:repeat-content="false" fo:border-left="0.99pt solid #000000" fo:border-right="none" fo:border-top="0.99pt solid #000000" style:vertical-align="middle"/>
      <style:paragraph-properties fo:text-align="start" fo:margin-left="0mm"/>
    </style:style>
    <style:style style:name="ce20" style:family="table-cell" style:parent-style-name="Default" style:data-style-name="N115">
      <style:table-cell-properties fo:border-bottom="none" style:text-align-source="fix" style:repeat-content="false" fo:border-left="0.99pt solid #000000" fo:border-right="none" fo:border-top="none" style:vertical-align="middle"/>
      <style:paragraph-properties fo:text-align="start" fo:margin-left="0mm"/>
    </style:style>
    <style:style style:name="ce21" style:family="table-cell" style:parent-style-name="Default" style:data-style-name="N115">
      <style:table-cell-properties fo:border-bottom="0.99pt solid #000000" style:text-align-source="fix" style:repeat-content="false" fo:border-left="0.99pt solid #000000" fo:border-right="none" fo:border-top="none" style:vertical-align="middle"/>
      <style:paragraph-properties fo:text-align="start" fo:margin-left="0mm"/>
    </style:style>
    <style:style style:name="ce22"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23" style:family="table-cell" style:parent-style-name="Default" style:data-style-name="N114">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24"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25" style:family="table-cell" style:parent-style-name="Default">
      <style:text-properties style:font-name="Liberation Sans"/>
    </style:style>
    <style:style style:name="ce26" style:family="table-cell" style:parent-style-name="Default">
      <style:table-cell-properties fo:background-color="#666666" style:text-align-source="fix" style:repeat-content="false"/>
      <style:paragraph-properties fo:text-align="start" fo:margin-left="0mm"/>
      <style:text-properties fo:color="#ffffff" fo:font-size="9pt" fo:font-weight="bold" style:font-size-asian="9pt" style:font-size-complex="9pt"/>
    </style:style>
    <style:style style:name="ce27" style:family="table-cell" style:parent-style-name="Default" style:data-style-name="N0">
      <style:table-cell-properties fo:border-bottom="none" style:text-align-source="fix" style:repeat-content="false" fo:wrap-option="wrap" fo:border-left="none" fo:border-right="0.99pt solid #000000" fo:border-top="0.99pt solid #000000" style:vertical-align="middle"/>
      <style:paragraph-properties fo:text-align="start" fo:margin-left="0mm"/>
      <style:text-properties style:font-name="Liberation Sans" style:font-name-asian="Droid Sans Fallback" style:font-name-complex="FreeSans"/>
    </style:style>
    <style:style style:name="ce28" style:family="table-cell" style:parent-style-name="Default" style:data-style-name="N0">
      <style:table-cell-properties fo:border-bottom="none"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29" style:family="table-cell" style:parent-style-name="Default" style:data-style-name="N0">
      <style:table-cell-properties fo:border-bottom="0.99pt solid #000000" style:text-align-source="fix" style:repeat-content="false" fo:wrap-option="wrap" fo:border-left="none" fo:border-right="0.99pt solid #000000" fo:border-top="none" style:vertical-align="middle"/>
      <style:paragraph-properties fo:text-align="start" fo:margin-left="0mm"/>
      <style:text-properties style:font-name="Liberation Sans" style:font-name-asian="Droid Sans Fallback" style:font-name-complex="FreeSans"/>
    </style:style>
    <style:style style:name="ce30" style:family="table-cell" style:parent-style-name="Default" style:data-style-name="N114">
      <style:table-cell-properties style:text-align-source="fix" style:repeat-content="false"/>
      <style:paragraph-properties fo:text-align="center" fo:margin-left="0mm"/>
    </style:style>
    <style:style style:name="ce31" style:family="table-cell" style:parent-style-name="Default">
      <style:text-properties fo:font-weight="bold" style:font-weight-asian="bold" style:font-weight-complex="bold"/>
    </style:style>
    <style:style style:name="ce32"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3" style:family="table-cell" style:parent-style-name="Default" style:data-style-name="N114">
      <style:table-cell-properties fo:background-color="#dddddd" style:text-align-source="fix" style:repeat-content="false" fo:border="none"/>
      <style:paragraph-properties fo:text-align="center" fo:margin-left="0mm"/>
      <style:text-properties style:font-name="Liberation Sans" style:font-name-asian="Droid Sans Fallback" style:font-name-complex="FreeSans"/>
    </style:style>
    <style:style style:name="ce34"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5" style:family="table-cell" style:parent-style-name="Default" style:data-style-name="N114">
      <style:table-cell-properties style:text-align-source="fix" style:repeat-content="false"/>
      <style:paragraph-properties fo:text-align="center" fo:margin-left="0mm"/>
      <style:text-properties style:font-name="Liberation Sans" style:font-name-asian="Droid Sans Fallback" style:font-name-complex="FreeSans"/>
    </style:style>
    <style:style style:name="ce36"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style:font-name-asian="Droid Sans Fallback" style:font-name-complex="FreeSans"/>
    </style:style>
    <style:style style:name="ce37" style:family="table-cell" style:parent-style-name="Default" style:data-style-name="N1">
      <style:table-cell-properties style:text-align-source="fix" style:repeat-content="false" fo:border="none"/>
      <style:paragraph-properties fo:text-align="center" fo:margin-left="0mm"/>
      <style:text-properties style:font-name="Liberation Sans" style:font-name-asian="Droid Sans Fallback" style:font-name-complex="FreeSans"/>
    </style:style>
    <style:style style:name="ce38"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style:font-name-asian="Droid Sans Fallback" style:font-name-complex="FreeSans"/>
    </style:style>
    <style:style style:name="ce39" style:family="table-cell" style:parent-style-name="Default">
      <style:table-cell-properties fo:border-bottom="0.74pt solid #000000" fo:border-left="none" fo:border-right="none" fo:border-top="none"/>
    </style:style>
    <style:style style:name="ce40" style:family="table-cell" style:parent-style-name="Default">
      <style:table-cell-properties fo:border-bottom="none" fo:background-color="#666666" style:text-align-source="fix" style:repeat-content="false" fo:border-left="none" fo:border-right="0.99pt solid #000000" fo:border-top="none"/>
      <style:paragraph-properties fo:text-align="center" fo:margin-left="0mm"/>
      <style:text-properties fo:color="#ffffff" fo:font-size="9pt" fo:font-weight="bold" style:font-size-asian="9pt" style:font-size-complex="9pt"/>
    </style:style>
    <style:style style:name="ce41"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style:font-name-asian="Droid Sans Fallback" style:font-name-complex="FreeSans"/>
    </style:style>
    <style:style style:name="ce42"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3"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style:font-name-asian="Droid Sans Fallback" style:font-name-complex="FreeSans"/>
    </style:style>
    <style:style style:name="ce44" style:family="table-cell" style:parent-style-name="Default" style:data-style-name="N114">
      <style:table-cell-properties fo:border-bottom="none" style:text-align-source="fix" style:repeat-content="false" fo:border-left="none" fo:border-right="none" fo:border-top="0.99pt solid #000000"/>
      <style:paragraph-properties fo:text-align="center" fo:margin-left="0mm"/>
    </style:style>
    <style:style style:name="ce45" style:family="table-cell" style:parent-style-name="Default" style:data-style-name="N114">
      <style:table-cell-properties fo:border-bottom="0.99pt solid #000000" style:text-align-source="fix" style:repeat-content="false" fo:border-left="none" fo:border-right="none" fo:border-top="none"/>
      <style:paragraph-properties fo:text-align="center" fo:margin-left="0mm"/>
    </style:style>
    <style:style style:name="ce46" style:family="table-cell" style:parent-style-name="Default" style:data-style-name="N114">
      <style:table-cell-properties fo:border-bottom="none" fo:background-color="#dddddd" style:text-align-source="fix" style:repeat-content="false" fo:border-left="none" fo:border-right="none" fo:border-top="0.99pt solid #000000"/>
      <style:paragraph-properties fo:text-align="center" fo:margin-left="0mm"/>
    </style:style>
    <style:style style:name="ce47" style:family="table-cell" style:parent-style-name="Default" style:data-style-name="N114">
      <style:table-cell-properties fo:background-color="#dddddd" style:text-align-source="fix" style:repeat-content="false"/>
      <style:paragraph-properties fo:text-align="center" fo:margin-left="0mm"/>
    </style:style>
    <style:style style:name="ce48" style:family="table-cell" style:parent-style-name="Default" style:data-style-name="N114">
      <style:table-cell-properties fo:border-bottom="0.99pt solid #000000" fo:background-color="#dddddd" style:text-align-source="fix" style:repeat-content="false" fo:border-left="none" fo:border-right="none" fo:border-top="none"/>
      <style:paragraph-properties fo:text-align="center" fo:margin-left="0mm"/>
    </style:style>
    <style:style style:name="ce49"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style>
    <style:style style:name="ce50" style:family="table-cell" style:parent-style-name="Default" style:data-style-name="N1">
      <style:table-cell-properties style:text-align-source="fix" style:repeat-content="false"/>
      <style:paragraph-properties fo:text-align="center" fo:margin-left="0mm"/>
    </style:style>
    <style:style style:name="ce51"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style>
    <style:style style:name="ce52"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style>
    <style:style style:name="ce53"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style>
    <style:style style:name="ce54"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style>
    <style:style style:name="ce55"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6" style:family="table-cell" style:parent-style-name="Default" style:data-style-name="N1">
      <style:table-cell-properties style:text-align-source="fix" style:repeat-content="false" fo:border="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7"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8"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59"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60"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italic" style:font-name-asian="Droid Sans Fallback" style:font-style-asian="italic" style:font-name-complex="FreeSans" style:font-style-complex="italic"/>
    </style:style>
    <style:style style:name="ce61" style:family="table-cell" style:parent-style-name="Default" style:data-style-name="N1">
      <style:table-cell-properties fo:border-bottom="none" style:text-align-source="fix" style:repeat-content="false" fo:border-left="none" fo:border-right="none"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2" style:family="table-cell" style:parent-style-name="Default" style:data-style-name="N1">
      <style:table-cell-properties style:text-align-source="fix" style:repeat-content="false" fo:border="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3" style:family="table-cell" style:parent-style-name="Default" style:data-style-name="N1">
      <style:table-cell-properties fo:border-bottom="0.99pt solid #000000" style:text-align-source="fix" style:repeat-content="false" fo:border-left="none" fo:border-right="none"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4" style:family="table-cell" style:parent-style-name="Default" style:data-style-name="N1">
      <style:table-cell-properties fo:border-bottom="none" style:text-align-source="fix" style:repeat-content="false" fo:border-left="none" fo:border-right="0.99pt solid #000000" fo:border-top="0.99pt solid #000000"/>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5" style:family="table-cell" style:parent-style-name="Default" style:data-style-name="N1">
      <style:table-cell-properties fo:border-bottom="none"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6" style:family="table-cell" style:parent-style-name="Default" style:data-style-name="N1">
      <style:table-cell-properties fo:border-bottom="0.99pt solid #000000" style:text-align-source="fix" style:repeat-content="false" fo:border-left="none" fo:border-right="0.99pt solid #000000" fo:border-top="none"/>
      <style:paragraph-properties fo:text-align="center" fo:margin-left="0mm"/>
      <style:text-properties style:font-name="Liberation Sans" fo:font-style="normal" style:font-name-asian="Droid Sans Fallback" style:font-style-asian="normal" style:font-name-complex="FreeSans" style:font-style-complex="normal"/>
    </style:style>
    <style:style style:name="ce67" style:family="table-cell" style:parent-style-name="Default">
      <style:table-cell-properties fo:border-bottom="none" fo:wrap-option="wrap" fo:border-left="none" fo:border-right="none" fo:border-top="0.99pt solid #000000"/>
    </style:style>
    <style:style style:name="ce68" style:family="table-cell" style:parent-style-name="Default">
      <style:table-cell-properties fo:border-bottom="0.99pt solid #000000" fo:wrap-option="wrap" fo:border-left="none" fo:border-right="none" fo:border-top="none"/>
    </style:style>
    <style:style style:name="ce69" style:family="table-cell" style:parent-style-name="Default" style:data-style-name="N115">
      <style:table-cell-properties fo:border-bottom="none" style:text-align-source="fix" style:repeat-content="false" fo:border-left="none" fo:border-right="none" fo:border-top="0.99pt solid #000000"/>
      <style:paragraph-properties fo:text-align="start" fo:margin-left="0mm"/>
    </style:style>
    <style:style style:name="ce70" style:family="table-cell" style:parent-style-name="Default" style:data-style-name="N115">
      <style:table-cell-properties style:text-align-source="fix" style:repeat-content="false" fo:border="none"/>
      <style:paragraph-properties fo:text-align="start" fo:margin-left="0mm"/>
    </style:style>
    <style:style style:name="ce71" style:family="table-cell" style:parent-style-name="Default" style:data-style-name="N115">
      <style:table-cell-properties fo:border-bottom="0.99pt solid #000000" style:text-align-source="fix" style:repeat-content="false" fo:border-left="none" fo:border-right="none" fo:border-top="none"/>
      <style:paragraph-properties fo:text-align="start" fo:margin-left="0mm"/>
    </style:style>
    <style:style style:name="ce72" style:family="table-cell" style:parent-style-name="Default">
      <style:table-cell-properties fo:wrap-option="wrap" fo:border="none"/>
    </style:style>
    <style:style style:name="ce73" style:family="table-cell" style:parent-style-name="Default" style:data-style-name="N115">
      <style:table-cell-properties fo:border-bottom="none" style:text-align-source="fix" style:repeat-content="false" fo:border-left="none" fo:border-right="0.99pt solid #000000" fo:border-top="0.99pt solid #000000"/>
      <style:paragraph-properties fo:text-align="start" fo:margin-left="0mm"/>
    </style:style>
    <style:style style:name="ce74" style:family="table-cell" style:parent-style-name="Default" style:data-style-name="N115">
      <style:table-cell-properties fo:border-bottom="none" style:text-align-source="fix" style:repeat-content="false" fo:border-left="none" fo:border-right="0.99pt solid #000000" fo:border-top="none"/>
      <style:paragraph-properties fo:text-align="start" fo:margin-left="0mm"/>
    </style:style>
    <style:style style:name="ce75" style:family="table-cell" style:parent-style-name="Default" style:data-style-name="N115">
      <style:table-cell-properties fo:border-bottom="0.99pt solid #000000" style:text-align-source="fix" style:repeat-content="false" fo:border-left="none" fo:border-right="0.99pt solid #000000" fo:border-top="none"/>
      <style:paragraph-properties fo:text-align="start" fo:margin-left="0mm"/>
    </style:style>
    <style:style style:name="ce76" style:family="table-cell" style:parent-style-name="Default">
      <style:table-cell-properties fo:border-bottom="none" fo:wrap-option="wrap" fo:border-left="none" fo:border-right="0.99pt solid #000000" fo:border-top="0.99pt solid #000000"/>
    </style:style>
    <style:style style:name="ce77" style:family="table-cell" style:parent-style-name="Default">
      <style:table-cell-properties fo:border-bottom="none" fo:wrap-option="wrap" fo:border-left="none" fo:border-right="0.99pt solid #000000" fo:border-top="none"/>
    </style:style>
    <style:style style:name="ce78" style:family="table-cell" style:parent-style-name="Default">
      <style:table-cell-properties fo:border-bottom="0.99pt solid #000000" fo:wrap-option="wrap" fo:border-left="none" fo:border-right="0.99pt solid #000000" fo:border-top="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ize="10pt" style:font-size-asian="10pt" style:font-size-complex="10pt"/>
    </style:style>
  </office:automatic-styles>
  <office:body>
    <office:spreadsheet>
      <table:table table:name="Etusivu" table:style-name="ta1">
        <table:shapes>
          <draw:frame draw:z-index="0" draw:name="Image 1" draw:style-name="gr1" draw:text-style-name="P1" svg:width="40.19mm" svg:height="23.48mm" svg:x="0mm" svg:y="5.06mm">
            <draw:image xlink:href="Pictures/1000020100000190000000E4D2F07DB21D1017B4.png" xlink:type="simple" xlink:show="embed" xlink:actuate="onLoad">
              <text:p/>
            </draw:image>
          </draw:frame>
        </table:shapes>
        <table:table-column table:style-name="co1" table:default-cell-style-name="ce7"/>
        <table:table-column table:style-name="co2" table:default-cell-style-name="ce2"/>
        <table:table-column table:style-name="co3" table:number-columns-repeated="5" table:default-cell-style-name="ce2"/>
        <table:table-row table:style-name="ro1">
          <table:table-cell table:style-name="ce1" table:number-columns-repeated="2"/>
          <table:table-cell table:style-name="ce10" office:value-type="string" calcext:value-type="string">
            <text:p>Työaikalistat</text:p>
          </table:table-cell>
          <table:table-cell table:style-name="ce12" office:value-type="float" office:value="2017" calcext:value-type="float">
            <text:p>2017</text:p>
          </table:table-cell>
          <table:table-cell table:style-name="ce1" table:number-columns-repeated="3"/>
        </table:table-row>
        <table:table-row table:style-name="ro1">
          <table:table-cell table:style-name="Default" table:number-columns-repeated="7"/>
        </table:table-row>
        <table:table-row table:style-name="ro1">
          <table:table-cell table:style-name="Default" table:number-columns-repeated="2"/>
          <table:table-cell table:style-name="ce11" office:value-type="string" calcext:value-type="string">
            <text:p>Työntekijän nimi</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redmine-tag</text:p>
          </table:table-cell>
          <table:table-cell table:style-name="Default" table:number-columns-repeated="4"/>
        </table:table-row>
        <table:table-row table:style-name="ro1">
          <table:table-cell table:style-name="Default" table:number-columns-repeated="2"/>
          <table:table-cell table:style-name="Default" office:value-type="string" calcext:value-type="string">
            <text:p>Työntekijän sposti</text:p>
          </table:table-cell>
          <table:table-cell table:style-name="Default" table:number-columns-repeated="4"/>
        </table:table-row>
        <table:table-row table:style-name="ro1" table:number-rows-repeated="2">
          <table:table-cell table:style-name="Default" table:number-columns-repeated="7"/>
        </table:table-row>
        <table:table-row table:style-name="ro2">
          <table:table-cell table:style-name="ce2" office:value-type="string" calcext:value-type="string" table:number-columns-spanned="7" table:number-rows-spanned="1">
            <text:p>HUOM! Paina Ctrl+Shift+F9 päivittääksesi kaavat tässä asiakirjassa, jos luet tätä taulukkolaskentaohjelmassa.</text:p>
          </table:table-cell>
          <table:covered-table-cell table:number-columns-repeated="6"/>
        </table:table-row>
        <table:table-row table:style-name="ro1">
          <table:table-cell table:style-name="ce2"/>
          <table:table-cell table:number-columns-repeated="6"/>
        </table:table-row>
        <table:table-row table:style-name="ro2">
          <table:table-cell table:style-name="ce2" office:value-type="string" calcext:value-type="string" table:number-columns-spanned="7" table:number-rows-spanned="1">
            <text:p>Koha-Suomen järjestelmänkehittäjien työajanseuranta tehdään ensisijaisesti Redminessä ja arkistoidaan lainmukaisesti paperilla ja allekirjoitettuna.</text:p>
          </table:table-cell>
          <table:covered-table-cell table:number-columns-repeated="6"/>
        </table:table-row>
        <table:table-row table:style-name="ro3">
          <table:table-cell table:style-name="ce2" office:value-type="string" calcext:value-type="string" table:number-columns-spanned="7" table:number-rows-spanned="1">
            <text:p>Tämä asiakirja on työntekijän ja työnantajan yhdessä tarkistama ja hyväksymä selvitys tehdystä työstä, sekä vuosilomista, sairaspoissaoloista, tilapäisistä hoitovapaista, saldovapaista, koulutuksista, jne.</text:p>
          </table:table-cell>
          <table:covered-table-cell table:number-columns-repeated="6"/>
        </table:table-row>
        <table:table-row table:style-name="ro1">
          <table:table-cell table:style-name="ce3" office:value-type="string" calcext:value-type="string" table:number-columns-spanned="7" table:number-rows-spanned="3">
            <text:p>Virheiden korjaamin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3">
          <table:table-cell table:style-name="ce2" office:value-type="string" calcext:value-type="string" table:number-columns-spanned="7" table:number-rows-spanned="1">
            <text:p>Jos asiakirjan tiedoissa on korjattavaa. Missään nimessä tietoja ei saa korjata suoraan tähän asiakirjaan, vaan virheet korjataan aina taustajärjestelmään, jonka jälkeen tämä asiakirja toimitetaan uudestaan Redminestä.</text:p>
          </table:table-cell>
          <table:covered-table-cell table:number-columns-repeated="6"/>
        </table:table-row>
        <table:table-row table:style-name="ro2">
          <table:table-cell table:style-name="ce2" office:value-type="string" calcext:value-type="string" table:number-columns-spanned="7" table:number-rows-spanned="1">
            <text:p>Asiakirja voidaan ajaa uudestaan tiedostojakopalvelimelle "http://piika.pohjoiskarjala.net/~redmine/worktime"</text:p>
          </table:table-cell>
          <table:covered-table-cell table:number-columns-repeated="6"/>
        </table:table-row>
        <table:table-row table:style-name="ro1">
          <table:table-cell table:style-name="ce2" office:value-type="string" calcext:value-type="string" table:number-columns-spanned="7" table:number-rows-spanned="1">
            <text:p>Redmine tehtävienhallintaohjelman palvelimen eräajolla "/etc/cron.d/rms"</text:p>
          </table:table-cell>
          <table:covered-table-cell table:number-columns-repeated="6"/>
        </table:table-row>
        <table:table-row table:style-name="ro1">
          <table:table-cell table:style-name="ce3" office:value-type="string" calcext:value-type="string" table:number-columns-spanned="7" table:number-rows-spanned="3">
            <text:p>Asiakirjan rakenne:</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4">
          <table:table-cell table:style-name="ce5" office:value-type="string" calcext:value-type="string" table:number-columns-spanned="7" table:number-rows-spanned="1">
            <text:p><text:span text:style-name="T1">Asiakirja koostuu:</text:span></text:p>
            <text:p><text:span text:style-name="T1">- Etusivusta, jolla esitetään tietoa asiakirjan käytöstä ja miten tiedot taulukoihin lasketaan.</text:span></text:p>
            <text:p><text:span text:style-name="T1">- Kuukausinäkymistä (Tammi, Helmi, ...), jossa on kunkin kuukauden työn kannalta oleelliset tiedot</text:span></text:p>
            <text:p><text:span text:style-name="T1">- Tietokerroksesta (_data_), jonne tuodaan ulkoisesta järjestelmästä ns. raakadata, joka näytetään ja josta lasketaan kuukausittaisia koostetietoja.</text:span></text:p>
          </table:table-cell>
          <table:covered-table-cell table:number-columns-repeated="6"/>
        </table:table-row>
        <table:table-row table:style-name="ro1">
          <table:table-cell table:style-name="ce3" office:value-type="string" calcext:value-type="string" table:number-columns-spanned="7" table:number-rows-spanned="3">
            <text:p>Sarakkeiden selitykset:</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1">
          <table:table-cell table:style-name="ce6" office:value-type="string" calcext:value-type="string">
            <text:p>Työpäivä</text:p>
          </table:table-cell>
          <table:table-cell table:style-name="ce6" table:number-columns-repeated="6"/>
        </table:table-row>
        <table:table-row table:style-name="ro3">
          <table:table-cell office:value-type="string" calcext:value-type="string">
            <text:p>Aloitusaika*</text:p>
          </table:table-cell>
          <table:table-cell table:style-name="ce6" office:value-type="string" calcext:value-type="string" table:number-columns-spanned="6" table:number-rows-spanned="1">
            <text:p>Lasketaan siitä hetkestä kun päivän ensimmäinen työkirjaus tehdään työajanseurantaan. Jos samalla hetkellä tehdään monta pientä työkirjausta, ne otetaan huomioon aloitusajan laskemisessa.</text:p>
          </table:table-cell>
          <table:covered-table-cell table:number-columns-repeated="5" table:style-name="ce6"/>
        </table:table-row>
        <table:table-row table:style-name="ro2">
          <table:table-cell office:value-type="string" calcext:value-type="string">
            <text:p>Lopetusaika*</text:p>
          </table:table-cell>
          <table:table-cell table:style-name="ce6" office:value-type="string" calcext:value-type="string" table:number-columns-spanned="6" table:number-rows-spanned="1">
            <text:p>Milloin viimeinen työkirjaus on ko. päivänä tehty. Varoitetaan jos kirjattujen tuntien määrä on suurempi kuin mitä mahtuisi aloitus ja lopetusaikojen väliin.</text:p>
          </table:table-cell>
          <table:covered-table-cell table:number-columns-repeated="5" table:style-name="ce6"/>
        </table:table-row>
        <table:table-row table:style-name="ro1">
          <table:table-cell office:value-type="string" calcext:value-type="string">
            <text:p>Tauot</text:p>
          </table:table-cell>
          <table:table-cell table:style-name="ce6" office:value-type="string" calcext:value-type="string" table:number-columns-spanned="6" table:number-rows-spanned="1">
            <text:p>Työntekijän oma aikaa työpäivän sisällä. Ei sisällä kahvitaukoja.</text:p>
          </table:table-cell>
          <table:covered-table-cell table:number-columns-repeated="5" table:style-name="ce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Päivän pituus</text:p>
          </table:table-cell>
          <table:table-cell table:style-name="ce6" table:number-columns-repeated="6"/>
        </table:table-row>
        <table:table-row table:style-name="ro1">
          <table:table-cell office:value-type="string" calcext:value-type="string">
            <text:p>Liukuma</text:p>
          </table:table-cell>
          <table:table-cell table:style-name="ce6" table:number-columns-repeated="6"/>
        </table:table-row>
        <table:table-row table:style-name="ro1">
          <table:table-cell office:value-type="string" calcext:value-type="string">
            <text:p>Lomia käytettävissä</text:p>
          </table:table-cell>
          <table:table-cell table:style-name="ce6" office:value-type="string" calcext:value-type="string" table:number-columns-spanned="6" table:number-rows-spanned="1">
            <text:p>HAASTE: tällä hetkellä kokonaismäärä lasketaan liian suureksi.</text:p>
          </table:table-cell>
          <table:covered-table-cell table:number-columns-repeated="5" table:style-name="ce6"/>
        </table:table-row>
        <table:table-row table:style-name="ro1">
          <table:table-cell office:value-type="string" calcext:value-type="string">
            <text:p>Etätyötä*</text:p>
          </table:table-cell>
          <table:table-cell table:style-name="ce6" office:value-type="string" calcext:value-type="string" table:number-columns-spanned="6" table:number-rows-spanned="1">
            <text:p>Montako tuntia ko. päivänä on tehty etätyötä?</text:p>
          </table:table-cell>
          <table:covered-table-cell table:number-columns-repeated="5" table:style-name="ce6"/>
        </table:table-row>
        <table:table-row table:style-name="ro1">
          <table:table-cell office:value-type="string" calcext:value-type="string">
            <text:p>Lisät*</text:p>
          </table:table-cell>
          <table:table-cell table:style-name="ce6" office:value-type="string" calcext:value-type="string" table:number-columns-spanned="6" table:number-rows-spanned="1">
            <text:p>Onko annettu ylityömääräys?</text:p>
          </table:table-cell>
          <table:covered-table-cell table:number-columns-repeated="5" table:style-name="ce6"/>
        </table:table-row>
        <table:table-row table:style-name="ro1">
          <table:table-cell office:value-type="string" calcext:value-type="string">
            <text:p>Lomaa</text:p>
          </table:table-cell>
          <table:table-cell table:style-name="ce6" office:value-type="string" calcext:value-type="string" table:number-columns-spanned="6" table:number-rows-spanned="1">
            <text:p>Onko päivä lomapäivä?</text:p>
          </table:table-cell>
          <table:covered-table-cell table:number-columns-repeated="5" table:style-name="ce6"/>
        </table:table-row>
        <table:table-row table:style-name="ro1">
          <table:table-cell office:value-type="string" calcext:value-type="string">
            <text:p>Palkallinen vapaa</text:p>
          </table:table-cell>
          <table:table-cell table:style-name="ce6" table:number-columns-repeated="6"/>
        </table:table-row>
        <table:table-row table:style-name="ro1">
          <table:table-cell office:value-type="string" calcext:value-type="string">
            <text:p>Palkaton vapaa</text:p>
          </table:table-cell>
          <table:table-cell table:style-name="ce6" table:number-columns-repeated="6"/>
        </table:table-row>
        <table:table-row table:style-name="ro1">
          <table:table-cell office:value-type="string" calcext:value-type="string">
            <text:p>Sairaspoissaolo</text:p>
          </table:table-cell>
          <table:table-cell table:style-name="ce6" table:number-columns-repeated="6"/>
        </table:table-row>
        <table:table-row table:style-name="ro1">
          <table:table-cell office:value-type="string" calcext:value-type="string">
            <text:p>Tilapäinen hoitovapaa</text:p>
          </table:table-cell>
          <table:table-cell table:style-name="ce6" table:number-columns-repeated="6"/>
        </table:table-row>
        <table:table-row table:style-name="ro3">
          <table:table-cell office:value-type="string" calcext:value-type="string">
            <text:p>Koulutusta</text:p>
          </table:table-cell>
          <table:table-cell table:style-name="ce6" office:value-type="string" calcext:value-type="string" table:number-columns-spanned="6" table:number-rows-spanned="1">
            <text:p>Tähän lasketaan kaikki työkirjaukset mitkä on Redminessä laitettu aktiviteetille "Learning". Ei siis pelkästään maksettuja koulutuksia. Katso lisätietoa kommentti-kentästä.</text:p>
          </table:table-cell>
          <table:covered-table-cell table:number-columns-repeated="5" table:style-name="ce6"/>
        </table:table-row>
        <table:table-row table:style-name="ro2">
          <table:table-cell office:value-type="string" calcext:value-type="string">
            <text:p>Iltatunnit</text:p>
          </table:table-cell>
          <table:table-cell table:style-name="ce6" office:value-type="string" calcext:value-type="string" table:number-columns-spanned="6" table:number-rows-spanned="1">
            <text:p>Klo 18:00 jälkeen tapahtuvaa työtä. ONGELMA: Jos illalla "kattoo yhen jutun", jää iltatyön osuus päivästä liian suureksi.</text:p>
          </table:table-cell>
          <table:covered-table-cell table:number-columns-repeated="5" table:style-name="ce6"/>
        </table:table-row>
        <table:table-row table:style-name="ro1">
          <table:table-cell office:value-type="string" calcext:value-type="string">
            <text:p>Päivittäinen ylityö1</text:p>
          </table:table-cell>
          <table:table-cell table:style-name="ce6" office:value-type="string" calcext:value-type="string" table:number-columns-spanned="6" table:number-rows-spanned="1">
            <text:p>Normaalin työajan ylittävä osuus kahteen täyteen tuntiin saakka.</text:p>
          </table:table-cell>
          <table:covered-table-cell table:number-columns-repeated="5" table:style-name="ce6"/>
        </table:table-row>
        <table:table-row table:style-name="ro1">
          <table:table-cell office:value-type="string" calcext:value-type="string">
            <text:p>Päivittäinen ylityö2</text:p>
          </table:table-cell>
          <table:table-cell table:style-name="ce6" office:value-type="string" calcext:value-type="string" table:number-columns-spanned="6" table:number-rows-spanned="1">
            <text:p>Ensimmäisen ylityörajan ylittävä osuus.</text:p>
          </table:table-cell>
          <table:covered-table-cell table:number-columns-repeated="5" table:style-name="ce6"/>
        </table:table-row>
        <table:table-row table:style-name="ro2">
          <table:table-cell office:value-type="string" calcext:value-type="string">
            <text:p>Lauantain</text:p>
          </table:table-cell>
          <table:table-cell table:style-name="ce6" office:value-type="string" calcext:value-type="string" table:number-columns-spanned="6" table:number-rows-spanned="1">
            <text:p>Onko päivä laua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Sunnuntai</text:p>
          </table:table-cell>
          <table:table-cell table:style-name="ce6" office:value-type="string" calcext:value-type="string" table:number-columns-spanned="6" table:number-rows-spanned="1">
            <text:p>Onko päivä sunnuntai? ONGELMA: Onko tarpeellinen? LibreOffice ehdollinen muotoilu voi tarvita tätä rivien värityksessä.</text:p>
          </table:table-cell>
          <table:covered-table-cell table:number-columns-repeated="5" table:style-name="ce6"/>
        </table:table-row>
        <table:table-row table:style-name="ro2">
          <table:table-cell office:value-type="string" calcext:value-type="string">
            <text:p>Kommentit</text:p>
          </table:table-cell>
          <table:table-cell table:style-name="ce6" office:value-type="string" calcext:value-type="string" table:number-columns-spanned="6" table:number-rows-spanned="1">
            <text:p>Kaikki työkirjauksen kuvaukset yhdessä pötkössä. Ensimmäisen mahdolliset varoitukset/huomautukset työpäivästä.</text:p>
          </table:table-cell>
          <table:covered-table-cell table:number-columns-repeated="5" table:style-name="ce6"/>
        </table:table-row>
        <table:table-row table:style-name="ro1">
          <table:table-cell table:style-name="ce3" office:value-type="string" calcext:value-type="string" table:number-columns-spanned="7" table:number-rows-spanned="3">
            <text:p>Työajan kirjaaminen Redmineen</text:p>
          </table:table-cell>
          <table:covered-table-cell table:number-columns-repeated="6"/>
        </table:table-row>
        <table:table-row table:style-name="ro1">
          <table:covered-table-cell table:style-name="ce4"/>
          <table:covered-table-cell table:number-columns-repeated="6"/>
        </table:table-row>
        <table:table-row table:style-name="ro1">
          <table:covered-table-cell table:style-name="ce2"/>
          <table:covered-table-cell table:number-columns-repeated="6"/>
        </table:table-row>
        <table:table-row table:style-name="ro5">
          <table:table-cell table:style-name="ce2" office:value-type="string" calcext:value-type="string" table:number-columns-spanned="7" table:number-rows-spanned="1">
            <text:p>Työntekijät kirjaavat Redmineen työajanseurantaa sitä mukaan kun töitä tehdään ja tuontityökalu yrittää parhaansa mukaan muodostaa siitä ehjiä työpäiväkokonaisuuksia. Oleellista on tehdä kirjaukset heti työpäivän aikana ja mielellään jo ennen ruokatunnille lähtöä ja heti työt lopetettaessa. Tällöin työpäivät on helppo automaattisesti laskea työkirjausten perusteella.</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Työpäiviä ei voida aina muodostaa luotettavasti silloin kun työpäivän sisällä olevia työkirjauksia on muokattu/luotu ennen tai jälkeen kuluvan työpäivän. Tällöin työpäivän muodostamista voidaan tarkentaa lisäämällä työn kuvaukseen tägejä.</text:p>
          </table:table-cell>
          <table:covered-table-cell table:number-columns-repeated="6"/>
        </table:table-row>
        <table:table-row table:style-name="ro1">
          <table:table-cell table:style-name="ce2"/>
          <table:table-cell table:number-columns-repeated="6"/>
        </table:table-row>
        <table:table-row table:style-name="ro1">
          <table:table-cell table:style-name="ce4" office:value-type="string" calcext:value-type="string" table:number-columns-spanned="7" table:number-rows-spanned="1">
            <text:p>Anti-pattern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Älä kirjaa tunteja Redmineen näin:</text:p>
          </table:table-cell>
          <table:covered-table-cell table:number-columns-repeated="6"/>
        </table:table-row>
        <table:table-row table:style-name="ro1">
          <table:table-cell table:style-name="ce2"/>
          <table:table-cell table:number-columns-repeated="6"/>
        </table:table-row>
        <table:table-row table:style-name="ro3">
          <table:table-cell table:style-name="ce2" office:value-type="string" calcext:value-type="string" table:number-columns-spanned="7" table:number-rows-spanned="1">
            <text:p>1. Teet yhden työkirjauksen, johon lisäät tunteja päivän mittaan. Tällöin kirjauksen luontiajan mukaan ei voida laskea päivän aloitusaikaa oikein vaan työpäivän aloitus menee liian aikaiseksi. Tee aina uusia erillisiä työkirjauksia.</text:p>
          </table:table-cell>
          <table:covered-table-cell table:number-columns-repeated="6"/>
        </table:table-row>
        <table:table-row table:style-name="ro6">
          <table:table-cell table:style-name="ce2" office:value-type="string" calcext:value-type="string" table:number-columns-spanned="7" table:number-rows-spanned="1">
            <text:p>2. Kirjaat kaikki tunnit päivän lopuksi. Tällöin ruokatuntia ei voida laskea oikein, ellet käytä {{ALKU}}-tägiä. Saatat myös unohtaa tarkalleen mitä päivän aikana olet tehnyt tai mihin aikaan aloitit työt.</text:p>
          </table:table-cell>
          <table:covered-table-cell table:number-columns-repeated="6"/>
        </table:table-row>
        <table:table-row table:style-name="ro1" table:number-rows-repeated="2">
          <table:table-cell table:style-name="ce2"/>
          <table:table-cell table:number-columns-repeated="6"/>
        </table:table-row>
        <table:table-row table:style-name="ro1">
          <table:table-cell table:style-name="ce4" office:value-type="string" calcext:value-type="string" table:number-columns-spanned="7" table:number-rows-spanned="1">
            <text:p>Tägit</text:p>
          </table:table-cell>
          <table:covered-table-cell table:number-columns-repeated="6"/>
        </table:table-row>
        <table:table-row table:style-name="ro1">
          <table:table-cell table:style-name="ce2"/>
          <table:table-cell table:number-columns-repeated="6"/>
        </table:table-row>
        <table:table-row table:style-name="ro1">
          <table:table-cell table:style-name="ce2" office:value-type="string" calcext:value-type="string" table:number-columns-spanned="7" table:number-rows-spanned="1">
            <text:p>Työpäivälle voi antaa lisäkirjauksia seuraavilla tägeillä:</text:p>
          </table:table-cell>
          <table:covered-table-cell table:number-columns-repeated="6"/>
        </table:table-row>
        <table:table-row table:style-name="ro3">
          <table:table-cell office:value-type="string" calcext:value-type="string">
            <text:p>START HHMM</text:p>
            <text:p>BEGINHHMM</text:p>
            <text:p>ALKU HH:MM</text:p>
          </table:table-cell>
          <table:table-cell table:style-name="ce9" office:value-type="string" calcext:value-type="string" table:number-columns-spanned="6" table:number-rows-spanned="1">
            <text:p>Tällä kerrot tarkalleen mihin kellonaikaan työpäivä on alkanut.</text:p>
          </table:table-cell>
          <table:covered-table-cell table:number-columns-repeated="5" table:style-name="ce9"/>
        </table:table-row>
        <table:table-row table:style-name="ro3">
          <table:table-cell office:value-type="string" calcext:value-type="string">
            <text:p>END HHMM</text:p>
            <text:p>CLOSEHH:MM</text:p>
            <text:p>LOPPU HH:MM</text:p>
          </table:table-cell>
          <table:table-cell table:style-name="ce9" office:value-type="string" calcext:value-type="string" table:number-columns-spanned="6" table:number-rows-spanned="1">
            <text:p>Tällä kerrot tarkalleen mihin kellonaikaan työpäivä on loppunut</text:p>
          </table:table-cell>
          <table:covered-table-cell table:number-columns-repeated="5" table:style-name="ce9"/>
        </table:table-row>
        <table:table-row table:style-name="ro2">
          <table:table-cell office:value-type="string" calcext:value-type="string">
            <text:p>REMOTE</text:p>
            <text:p>ETÄ</text:p>
          </table:table-cell>
          <table:table-cell table:style-name="ce9" office:value-type="string" calcext:value-type="string" table:number-columns-spanned="6" table:number-rows-spanned="1">
            <text:p>Tämä työkirjaus on etätyötä. Pitää laittaa jokaiselle etätyökirjaukselle erikseen.</text:p>
          </table:table-cell>
          <table:covered-table-cell table:number-columns-repeated="5" table:style-name="ce9"/>
        </table:table-row>
        <table:table-row table:style-name="ro2">
          <table:table-cell office:value-type="string" calcext:value-type="string">
            <text:p>BENEFITS</text:p>
            <text:p>BONUS</text:p>
          </table:table-cell>
          <table:table-cell table:style-name="ce9" office:value-type="string" calcext:value-type="string" table:number-columns-spanned="6" table:number-rows-spanned="1">
            <text:p>Tälle päivälle on ylityömääräys. Tägin lisäksi on kohteliasta laittaa tarkemmin tietoa kuka on ylityömääräyksen antainut ja milloin.</text:p>
          </table:table-cell>
          <table:covered-table-cell table:number-columns-repeated="5" table:style-name="ce9"/>
        </table:table-row>
        <table:table-row table:style-name="ro7">
          <table:table-cell office:value-type="string" calcext:value-type="string">
            <text:p>REIMBURSEDHHMM</text:p>
            <text:p>PAID HH:MM</text:p>
            <text:p>MAKSETTU HHMM</text:p>
          </table:table-cell>
          <table:table-cell table:style-name="ce9" office:value-type="string" calcext:value-type="string" table:number-columns-spanned="6" table:number-rows-spanned="1">
            <text:p>Ylitöitä on maksettu tai säädetty. Positiivinen tai negatiivinen määrä tunteja ja minuutteja. Esimerkiksi jos sinulle on maksettu 150 tuntia ja 33 minuuttia ylitöitä 25.5.2017 Esimesi:n toimesta, käyttäisit tägiä {{MAKSETTU 150:33 @Esimesi}}. Lisäksi on kohteliasta kirjoittaa lisätietoja kommenttiosioon tietojen tarkistamiseksi.</text:p>
            <text:p/>
            <text:p>Voidaan käyttää myös ylityökertymän nollaamiseksi, jos työsuhde on vaikka katkolla useamman kuukauden. Tällöin ylityökertymä tippuu jokaiselta päivältä vaikka ei ole edes työsuhteessa. Tällä mekanismilla voi aiheetta kertyneet miinustunnit nollata. Esim “{{PAID -354:75 @Esimesi}} Työsopimus ollut katkolla pari kuukautta ja nollattu ylityökertymä”</text:p>
          </table:table-cell>
          <table:covered-table-cell table:number-columns-repeated="5"/>
        </table:table-row>
        <table:table-row table:style-name="ro1" table:number-rows-repeated="10">
          <table:table-cell table:style-name="ce2"/>
          <table:table-cell table:number-columns-repeated="6"/>
        </table:table-row>
        <table:table-row table:style-name="ro1">
          <table:table-cell table:style-name="ce8" office:value-type="string" calcext:value-type="string" table:number-columns-spanned="7" table:number-rows-spanned="1">
            <text:p>Virtaa antaa: https://github.com/KohaSuomi/redmine_scripts</text:p>
          </table:table-cell>
          <table:covered-table-cell table:number-columns-repeated="3"/>
          <table:covered-table-cell table:style-name="Default"/>
          <table:covered-table-cell table:number-columns-repeated="2"/>
        </table:table-row>
        <table:table-row table:style-name="ro1" table:number-rows-repeated="3">
          <table:table-cell table:style-name="ce2"/>
          <table:table-cell table:number-columns-repeated="6"/>
        </table:table-row>
        <table:table-row table:style-name="ro1">
          <table:table-cell table:style-name="ce2"/>
          <table:table-cell table:number-columns-repeated="6"/>
        </table:table-row>
      </table:table>
      <table:table table:name="Tammi" table:style-name="ta1">
        <table:table-column table:style-name="co4" table:default-cell-style-name="ce15"/>
        <table:table-column table:style-name="co5" table:default-cell-style-name="ce23"/>
        <table:table-column table:style-name="co5" table:number-columns-repeated="4"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_data_.A2];&quot;&quot;)">
            <text:p/>
          </table:table-cell>
          <table:table-cell table:style-name="ce22" table:formula="of:=IF([_data_.B2];[_data_.B2];&quot;&quot;)">
            <text:p/>
          </table:table-cell>
          <table:table-cell table:style-name="ce22" table:formula="of:=IF([_data_.C2];[_data_.C2];&quot;&quot;)">
            <text:p/>
          </table:table-cell>
          <table:table-cell table:style-name="ce22" table:formula="of:=IF([_data_.D2];[_data_.D2];&quot;&quot;)">
            <text:p/>
          </table:table-cell>
          <table:table-cell table:style-name="ce22" table:formula="of:=IF([_data_.E2];[_data_.E2];&quot;&quot;)">
            <text:p/>
          </table:table-cell>
          <table:table-cell table:style-name="ce22" table:formula="of:=IF([_data_.F2];[_data_.F2];&quot;&quot;)">
            <text:p/>
          </table:table-cell>
          <table:table-cell table:style-name="ce32" table:formula="of:=IF([_data_.G2];[_data_.G2];&quot;&quot;)">
            <text:p/>
          </table:table-cell>
          <table:table-cell table:style-name="ce32" table:formula="of:=IF([_data_.H2];[_data_.H2];&quot;&quot;)">
            <text:p/>
          </table:table-cell>
          <table:table-cell table:style-name="ce22" table:formula="of:=IF([_data_.I2];[_data_.I2];&quot;&quot;)">
            <text:p/>
          </table:table-cell>
          <table:table-cell table:style-name="ce36" table:formula="of:=IF([_data_.J2];[_data_.J2];&quot;&quot;)">
            <text:p/>
          </table:table-cell>
          <table:table-cell table:style-name="ce22" table:formula="of:=IF([_data_.K2];[_data_.K2];&quot;&quot;)">
            <text:p/>
          </table:table-cell>
          <table:table-cell table:style-name="ce22" table:formula="of:=IF([_data_.L2];[_data_.L2];&quot;&quot;)">
            <text:p/>
          </table:table-cell>
          <table:table-cell table:style-name="ce22" table:formula="of:=IF([_data_.M2];[_data_.M2];&quot;&quot;)">
            <text:p/>
          </table:table-cell>
          <table:table-cell table:style-name="ce22" table:formula="of:=IF([_data_.N2];[_data_.N2];&quot;&quot;)">
            <text:p/>
          </table:table-cell>
          <table:table-cell table:style-name="ce22" table:formula="of:=IF([_data_.O2];[_data_.O2];&quot;&quot;)">
            <text:p/>
          </table:table-cell>
          <table:table-cell table:style-name="ce22" table:formula="of:=IF([_data_.P2];[_data_.P2];&quot;&quot;)">
            <text:p/>
          </table:table-cell>
          <table:table-cell table:style-name="ce22" table:formula="of:=IF([_data_.Q2];[_data_.Q2];&quot;&quot;)">
            <text:p/>
          </table:table-cell>
          <table:table-cell table:style-name="ce22" table:formula="of:=IF([_data_.R2];[_data_.R2];&quot;&quot;)">
            <text:p/>
          </table:table-cell>
          <table:table-cell table:style-name="ce22" table:formula="of:=IF([_data_.S2];[_data_.S2];&quot;&quot;)">
            <text:p/>
          </table:table-cell>
          <table:table-cell table:style-name="ce36" table:formula="of:=IF([_data_.T2];[_data_.T2];&quot;&quot;)">
            <text:p/>
          </table:table-cell>
          <table:table-cell table:style-name="ce41" table:formula="of:=IF([_data_.U2];[_data_.U2];&quot;&quot;)">
            <text:p/>
          </table:table-cell>
        </table:table-row>
        <table:table-row table:style-name="ro1">
          <table:table-cell table:formula="of:=IF([_data_.A3];[_data_.A3];&quot;&quot;)">
            <text:p/>
          </table:table-cell>
          <table:table-cell table:formula="of:=IF([_data_.B3];[_data_.B3];&quot;&quot;)">
            <text:p/>
          </table:table-cell>
          <table:table-cell table:style-name="ce23" table:formula="of:=IF([_data_.C3];[_data_.C3];&quot;&quot;)">
            <text:p/>
          </table:table-cell>
          <table:table-cell table:style-name="ce23" table:formula="of:=IF([_data_.D3];[_data_.D3];&quot;&quot;)">
            <text:p/>
          </table:table-cell>
          <table:table-cell table:style-name="ce23" table:formula="of:=IF([_data_.E3];[_data_.E3];&quot;&quot;)">
            <text:p/>
          </table:table-cell>
          <table:table-cell table:style-name="ce23" table:formula="of:=IF([_data_.F3];[_data_.F3];&quot;&quot;)">
            <text:p/>
          </table:table-cell>
          <table:table-cell table:style-name="ce33" table:formula="of:=IF([_data_.G3];[_data_.G3];&quot;&quot;)">
            <text:p/>
          </table:table-cell>
          <table:table-cell table:style-name="ce33" table:formula="of:=IF([_data_.H3];[_data_.H3];&quot;&quot;)">
            <text:p/>
          </table:table-cell>
          <table:table-cell table:style-name="ce23" table:formula="of:=IF([_data_.I3];[_data_.I3];&quot;&quot;)">
            <text:p/>
          </table:table-cell>
          <table:table-cell table:style-name="ce37" table:formula="of:=IF([_data_.J3];[_data_.J3];&quot;&quot;)">
            <text:p/>
          </table:table-cell>
          <table:table-cell table:style-name="ce23" table:formula="of:=IF([_data_.K3];[_data_.K3];&quot;&quot;)">
            <text:p/>
          </table:table-cell>
          <table:table-cell table:style-name="ce23" table:formula="of:=IF([_data_.L3];[_data_.L3];&quot;&quot;)">
            <text:p/>
          </table:table-cell>
          <table:table-cell table:style-name="ce23" table:formula="of:=IF([_data_.M3];[_data_.M3];&quot;&quot;)">
            <text:p/>
          </table:table-cell>
          <table:table-cell table:style-name="ce23" table:formula="of:=IF([_data_.N3];[_data_.N3];&quot;&quot;)">
            <text:p/>
          </table:table-cell>
          <table:table-cell table:style-name="ce23" table:formula="of:=IF([_data_.O3];[_data_.O3];&quot;&quot;)">
            <text:p/>
          </table:table-cell>
          <table:table-cell table:style-name="ce23" table:formula="of:=IF([_data_.P3];[_data_.P3];&quot;&quot;)">
            <text:p/>
          </table:table-cell>
          <table:table-cell table:style-name="ce23" table:formula="of:=IF([_data_.Q3];[_data_.Q3];&quot;&quot;)">
            <text:p/>
          </table:table-cell>
          <table:table-cell table:style-name="ce23" table:formula="of:=IF([_data_.R3];[_data_.R3];&quot;&quot;)">
            <text:p/>
          </table:table-cell>
          <table:table-cell table:style-name="ce23" table:formula="of:=IF([_data_.S3];[_data_.S3];&quot;&quot;)">
            <text:p/>
          </table:table-cell>
          <table:table-cell table:style-name="ce37" table:formula="of:=IF([_data_.T3];[_data_.T3];&quot;&quot;)">
            <text:p/>
          </table:table-cell>
          <table:table-cell table:style-name="ce42" table:formula="of:=IF([_data_.U3];[_data_.U3];&quot;&quot;)">
            <text:p/>
          </table:table-cell>
        </table:table-row>
        <table:table-row table:style-name="ro1">
          <table:table-cell table:formula="of:=IF([_data_.A4];[_data_.A4];&quot;&quot;)">
            <text:p/>
          </table:table-cell>
          <table:table-cell table:formula="of:=IF([_data_.B4];[_data_.B4];&quot;&quot;)">
            <text:p/>
          </table:table-cell>
          <table:table-cell table:style-name="ce23" table:formula="of:=IF([_data_.C4];[_data_.C4];&quot;&quot;)">
            <text:p/>
          </table:table-cell>
          <table:table-cell table:style-name="ce23" table:formula="of:=IF([_data_.D4];[_data_.D4];&quot;&quot;)">
            <text:p/>
          </table:table-cell>
          <table:table-cell table:style-name="ce23" table:formula="of:=IF([_data_.E4];[_data_.E4];&quot;&quot;)">
            <text:p/>
          </table:table-cell>
          <table:table-cell table:style-name="ce23" table:formula="of:=IF([_data_.F4];[_data_.F4];&quot;&quot;)">
            <text:p/>
          </table:table-cell>
          <table:table-cell table:style-name="ce33" table:formula="of:=IF([_data_.G4];[_data_.G4];&quot;&quot;)">
            <text:p/>
          </table:table-cell>
          <table:table-cell table:style-name="ce33" table:formula="of:=IF([_data_.H4];[_data_.H4];&quot;&quot;)">
            <text:p/>
          </table:table-cell>
          <table:table-cell table:style-name="ce23" table:formula="of:=IF([_data_.I4];[_data_.I4];&quot;&quot;)">
            <text:p/>
          </table:table-cell>
          <table:table-cell table:style-name="ce37" table:formula="of:=IF([_data_.J4];[_data_.J4];&quot;&quot;)">
            <text:p/>
          </table:table-cell>
          <table:table-cell table:style-name="ce23" table:formula="of:=IF([_data_.K4];[_data_.K4];&quot;&quot;)">
            <text:p/>
          </table:table-cell>
          <table:table-cell table:style-name="ce23" table:formula="of:=IF([_data_.L4];[_data_.L4];&quot;&quot;)">
            <text:p/>
          </table:table-cell>
          <table:table-cell table:style-name="ce23" table:formula="of:=IF([_data_.M4];[_data_.M4];&quot;&quot;)">
            <text:p/>
          </table:table-cell>
          <table:table-cell table:style-name="ce23" table:formula="of:=IF([_data_.N4];[_data_.N4];&quot;&quot;)">
            <text:p/>
          </table:table-cell>
          <table:table-cell table:style-name="ce23" table:formula="of:=IF([_data_.O4];[_data_.O4];&quot;&quot;)">
            <text:p/>
          </table:table-cell>
          <table:table-cell table:style-name="ce23" table:formula="of:=IF([_data_.P4];[_data_.P4];&quot;&quot;)">
            <text:p/>
          </table:table-cell>
          <table:table-cell table:style-name="ce23" table:formula="of:=IF([_data_.Q4];[_data_.Q4];&quot;&quot;)">
            <text:p/>
          </table:table-cell>
          <table:table-cell table:style-name="ce23" table:formula="of:=IF([_data_.R4];[_data_.R4];&quot;&quot;)">
            <text:p/>
          </table:table-cell>
          <table:table-cell table:style-name="ce23" table:formula="of:=IF([_data_.S4];[_data_.S4];&quot;&quot;)">
            <text:p/>
          </table:table-cell>
          <table:table-cell table:style-name="ce37" table:formula="of:=IF([_data_.T4];[_data_.T4];&quot;&quot;)">
            <text:p/>
          </table:table-cell>
          <table:table-cell table:style-name="ce42" table:formula="of:=IF([_data_.U4];[_data_.U4];&quot;&quot;)">
            <text:p/>
          </table:table-cell>
        </table:table-row>
        <table:table-row table:style-name="ro1">
          <table:table-cell table:formula="of:=IF([_data_.A5];[_data_.A5];&quot;&quot;)">
            <text:p/>
          </table:table-cell>
          <table:table-cell table:formula="of:=IF([_data_.B5];[_data_.B5];&quot;&quot;)">
            <text:p/>
          </table:table-cell>
          <table:table-cell table:style-name="ce23" table:formula="of:=IF([_data_.C5];[_data_.C5];&quot;&quot;)">
            <text:p/>
          </table:table-cell>
          <table:table-cell table:style-name="ce23" table:formula="of:=IF([_data_.D5];[_data_.D5];&quot;&quot;)">
            <text:p/>
          </table:table-cell>
          <table:table-cell table:style-name="ce23" table:formula="of:=IF([_data_.E5];[_data_.E5];&quot;&quot;)">
            <text:p/>
          </table:table-cell>
          <table:table-cell table:style-name="ce23" table:formula="of:=IF([_data_.F5];[_data_.F5];&quot;&quot;)">
            <text:p/>
          </table:table-cell>
          <table:table-cell table:style-name="ce33" table:formula="of:=IF([_data_.G5];[_data_.G5];&quot;&quot;)">
            <text:p/>
          </table:table-cell>
          <table:table-cell table:style-name="ce33" table:formula="of:=IF([_data_.H5];[_data_.H5];&quot;&quot;)">
            <text:p/>
          </table:table-cell>
          <table:table-cell table:style-name="ce23" table:formula="of:=IF([_data_.I5];[_data_.I5];&quot;&quot;)">
            <text:p/>
          </table:table-cell>
          <table:table-cell table:style-name="ce37" table:formula="of:=IF([_data_.J5];[_data_.J5];&quot;&quot;)">
            <text:p/>
          </table:table-cell>
          <table:table-cell table:style-name="ce23" table:formula="of:=IF([_data_.K5];[_data_.K5];&quot;&quot;)">
            <text:p/>
          </table:table-cell>
          <table:table-cell table:style-name="ce23" table:formula="of:=IF([_data_.L5];[_data_.L5];&quot;&quot;)">
            <text:p/>
          </table:table-cell>
          <table:table-cell table:style-name="ce23" table:formula="of:=IF([_data_.M5];[_data_.M5];&quot;&quot;)">
            <text:p/>
          </table:table-cell>
          <table:table-cell table:style-name="ce23" table:formula="of:=IF([_data_.N5];[_data_.N5];&quot;&quot;)">
            <text:p/>
          </table:table-cell>
          <table:table-cell table:style-name="ce23" table:formula="of:=IF([_data_.O5];[_data_.O5];&quot;&quot;)">
            <text:p/>
          </table:table-cell>
          <table:table-cell table:style-name="ce23" table:formula="of:=IF([_data_.P5];[_data_.P5];&quot;&quot;)">
            <text:p/>
          </table:table-cell>
          <table:table-cell table:style-name="ce23" table:formula="of:=IF([_data_.Q5];[_data_.Q5];&quot;&quot;)">
            <text:p/>
          </table:table-cell>
          <table:table-cell table:style-name="ce23" table:formula="of:=IF([_data_.R5];[_data_.R5];&quot;&quot;)">
            <text:p/>
          </table:table-cell>
          <table:table-cell table:style-name="ce23" table:formula="of:=IF([_data_.S5];[_data_.S5];&quot;&quot;)">
            <text:p/>
          </table:table-cell>
          <table:table-cell table:style-name="ce37" table:formula="of:=IF([_data_.T5];[_data_.T5];&quot;&quot;)">
            <text:p/>
          </table:table-cell>
          <table:table-cell table:style-name="ce42" table:formula="of:=IF([_data_.U5];[_data_.U5];&quot;&quot;)">
            <text:p/>
          </table:table-cell>
        </table:table-row>
        <table:table-row table:style-name="ro1">
          <table:table-cell table:formula="of:=IF([_data_.A6];[_data_.A6];&quot;&quot;)">
            <text:p/>
          </table:table-cell>
          <table:table-cell table:formula="of:=IF([_data_.B6];[_data_.B6];&quot;&quot;)">
            <text:p/>
          </table:table-cell>
          <table:table-cell table:style-name="ce23" table:formula="of:=IF([_data_.C6];[_data_.C6];&quot;&quot;)">
            <text:p/>
          </table:table-cell>
          <table:table-cell table:style-name="ce23" table:formula="of:=IF([_data_.D6];[_data_.D6];&quot;&quot;)">
            <text:p/>
          </table:table-cell>
          <table:table-cell table:style-name="ce23" table:formula="of:=IF([_data_.E6];[_data_.E6];&quot;&quot;)">
            <text:p/>
          </table:table-cell>
          <table:table-cell table:style-name="ce23" table:formula="of:=IF([_data_.F6];[_data_.F6];&quot;&quot;)">
            <text:p/>
          </table:table-cell>
          <table:table-cell table:style-name="ce33" table:formula="of:=IF([_data_.G6];[_data_.G6];&quot;&quot;)">
            <text:p/>
          </table:table-cell>
          <table:table-cell table:style-name="ce33" table:formula="of:=IF([_data_.H6];[_data_.H6];&quot;&quot;)">
            <text:p/>
          </table:table-cell>
          <table:table-cell table:style-name="ce23" table:formula="of:=IF([_data_.I6];[_data_.I6];&quot;&quot;)">
            <text:p/>
          </table:table-cell>
          <table:table-cell table:style-name="ce37" table:formula="of:=IF([_data_.J6];[_data_.J6];&quot;&quot;)">
            <text:p/>
          </table:table-cell>
          <table:table-cell table:style-name="ce23" table:formula="of:=IF([_data_.K6];[_data_.K6];&quot;&quot;)">
            <text:p/>
          </table:table-cell>
          <table:table-cell table:style-name="ce23" table:formula="of:=IF([_data_.L6];[_data_.L6];&quot;&quot;)">
            <text:p/>
          </table:table-cell>
          <table:table-cell table:style-name="ce23" table:formula="of:=IF([_data_.M6];[_data_.M6];&quot;&quot;)">
            <text:p/>
          </table:table-cell>
          <table:table-cell table:style-name="ce23" table:formula="of:=IF([_data_.N6];[_data_.N6];&quot;&quot;)">
            <text:p/>
          </table:table-cell>
          <table:table-cell table:style-name="ce23" table:formula="of:=IF([_data_.O6];[_data_.O6];&quot;&quot;)">
            <text:p/>
          </table:table-cell>
          <table:table-cell table:style-name="ce23" table:formula="of:=IF([_data_.P6];[_data_.P6];&quot;&quot;)">
            <text:p/>
          </table:table-cell>
          <table:table-cell table:style-name="ce23" table:formula="of:=IF([_data_.Q6];[_data_.Q6];&quot;&quot;)">
            <text:p/>
          </table:table-cell>
          <table:table-cell table:style-name="ce23" table:formula="of:=IF([_data_.R6];[_data_.R6];&quot;&quot;)">
            <text:p/>
          </table:table-cell>
          <table:table-cell table:style-name="ce23" table:formula="of:=IF([_data_.S6];[_data_.S6];&quot;&quot;)">
            <text:p/>
          </table:table-cell>
          <table:table-cell table:style-name="ce37" table:formula="of:=IF([_data_.T6];[_data_.T6];&quot;&quot;)">
            <text:p/>
          </table:table-cell>
          <table:table-cell table:style-name="ce42" table:formula="of:=IF([_data_.U6];[_data_.U6];&quot;&quot;)">
            <text:p/>
          </table:table-cell>
        </table:table-row>
        <table:table-row table:style-name="ro1">
          <table:table-cell table:formula="of:=IF([_data_.A7];[_data_.A7];&quot;&quot;)">
            <text:p/>
          </table:table-cell>
          <table:table-cell table:formula="of:=IF([_data_.B7];[_data_.B7];&quot;&quot;)">
            <text:p/>
          </table:table-cell>
          <table:table-cell table:style-name="ce23" table:formula="of:=IF([_data_.C7];[_data_.C7];&quot;&quot;)">
            <text:p/>
          </table:table-cell>
          <table:table-cell table:style-name="ce23" table:formula="of:=IF([_data_.D7];[_data_.D7];&quot;&quot;)">
            <text:p/>
          </table:table-cell>
          <table:table-cell table:style-name="ce23" table:formula="of:=IF([_data_.E7];[_data_.E7];&quot;&quot;)">
            <text:p/>
          </table:table-cell>
          <table:table-cell table:style-name="ce23" table:formula="of:=IF([_data_.F7];[_data_.F7];&quot;&quot;)">
            <text:p/>
          </table:table-cell>
          <table:table-cell table:style-name="ce33" table:formula="of:=IF([_data_.G7];[_data_.G7];&quot;&quot;)">
            <text:p/>
          </table:table-cell>
          <table:table-cell table:style-name="ce33" table:formula="of:=IF([_data_.H7];[_data_.H7];&quot;&quot;)">
            <text:p/>
          </table:table-cell>
          <table:table-cell table:style-name="ce23" table:formula="of:=IF([_data_.I7];[_data_.I7];&quot;&quot;)">
            <text:p/>
          </table:table-cell>
          <table:table-cell table:style-name="ce37" table:formula="of:=IF([_data_.J7];[_data_.J7];&quot;&quot;)">
            <text:p/>
          </table:table-cell>
          <table:table-cell table:style-name="ce23" table:formula="of:=IF([_data_.K7];[_data_.K7];&quot;&quot;)">
            <text:p/>
          </table:table-cell>
          <table:table-cell table:style-name="ce23" table:formula="of:=IF([_data_.L7];[_data_.L7];&quot;&quot;)">
            <text:p/>
          </table:table-cell>
          <table:table-cell table:style-name="ce23" table:formula="of:=IF([_data_.M7];[_data_.M7];&quot;&quot;)">
            <text:p/>
          </table:table-cell>
          <table:table-cell table:style-name="ce23" table:formula="of:=IF([_data_.N7];[_data_.N7];&quot;&quot;)">
            <text:p/>
          </table:table-cell>
          <table:table-cell table:style-name="ce23" table:formula="of:=IF([_data_.O7];[_data_.O7];&quot;&quot;)">
            <text:p/>
          </table:table-cell>
          <table:table-cell table:style-name="ce23" table:formula="of:=IF([_data_.P7];[_data_.P7];&quot;&quot;)">
            <text:p/>
          </table:table-cell>
          <table:table-cell table:style-name="ce23" table:formula="of:=IF([_data_.Q7];[_data_.Q7];&quot;&quot;)">
            <text:p/>
          </table:table-cell>
          <table:table-cell table:style-name="ce23" table:formula="of:=IF([_data_.R7];[_data_.R7];&quot;&quot;)">
            <text:p/>
          </table:table-cell>
          <table:table-cell table:style-name="ce23" table:formula="of:=IF([_data_.S7];[_data_.S7];&quot;&quot;)">
            <text:p/>
          </table:table-cell>
          <table:table-cell table:style-name="ce37" table:formula="of:=IF([_data_.T7];[_data_.T7];&quot;&quot;)">
            <text:p/>
          </table:table-cell>
          <table:table-cell table:style-name="ce42" table:formula="of:=IF([_data_.U7];[_data_.U7];&quot;&quot;)">
            <text:p/>
          </table:table-cell>
        </table:table-row>
        <table:table-row table:style-name="ro1">
          <table:table-cell table:formula="of:=IF([_data_.A8];[_data_.A8];&quot;&quot;)">
            <text:p/>
          </table:table-cell>
          <table:table-cell table:formula="of:=IF([_data_.B8];[_data_.B8];&quot;&quot;)">
            <text:p/>
          </table:table-cell>
          <table:table-cell table:style-name="ce23" table:formula="of:=IF([_data_.C8];[_data_.C8];&quot;&quot;)">
            <text:p/>
          </table:table-cell>
          <table:table-cell table:style-name="ce23" table:formula="of:=IF([_data_.D8];[_data_.D8];&quot;&quot;)">
            <text:p/>
          </table:table-cell>
          <table:table-cell table:style-name="ce23" table:formula="of:=IF([_data_.E8];[_data_.E8];&quot;&quot;)">
            <text:p/>
          </table:table-cell>
          <table:table-cell table:style-name="ce23" table:formula="of:=IF([_data_.F8];[_data_.F8];&quot;&quot;)">
            <text:p/>
          </table:table-cell>
          <table:table-cell table:style-name="ce33" table:formula="of:=IF([_data_.G8];[_data_.G8];&quot;&quot;)">
            <text:p/>
          </table:table-cell>
          <table:table-cell table:style-name="ce33" table:formula="of:=IF([_data_.H8];[_data_.H8];&quot;&quot;)">
            <text:p/>
          </table:table-cell>
          <table:table-cell table:style-name="ce23" table:formula="of:=IF([_data_.I8];[_data_.I8];&quot;&quot;)">
            <text:p/>
          </table:table-cell>
          <table:table-cell table:style-name="ce37" table:formula="of:=IF([_data_.J8];[_data_.J8];&quot;&quot;)">
            <text:p/>
          </table:table-cell>
          <table:table-cell table:style-name="ce23" table:formula="of:=IF([_data_.K8];[_data_.K8];&quot;&quot;)">
            <text:p/>
          </table:table-cell>
          <table:table-cell table:style-name="ce23" table:formula="of:=IF([_data_.L8];[_data_.L8];&quot;&quot;)">
            <text:p/>
          </table:table-cell>
          <table:table-cell table:style-name="ce23" table:formula="of:=IF([_data_.M8];[_data_.M8];&quot;&quot;)">
            <text:p/>
          </table:table-cell>
          <table:table-cell table:style-name="ce23" table:formula="of:=IF([_data_.N8];[_data_.N8];&quot;&quot;)">
            <text:p/>
          </table:table-cell>
          <table:table-cell table:style-name="ce23" table:formula="of:=IF([_data_.O8];[_data_.O8];&quot;&quot;)">
            <text:p/>
          </table:table-cell>
          <table:table-cell table:style-name="ce23" table:formula="of:=IF([_data_.P8];[_data_.P8];&quot;&quot;)">
            <text:p/>
          </table:table-cell>
          <table:table-cell table:style-name="ce23" table:formula="of:=IF([_data_.Q8];[_data_.Q8];&quot;&quot;)">
            <text:p/>
          </table:table-cell>
          <table:table-cell table:style-name="ce23" table:formula="of:=IF([_data_.R8];[_data_.R8];&quot;&quot;)">
            <text:p/>
          </table:table-cell>
          <table:table-cell table:style-name="ce23" table:formula="of:=IF([_data_.S8];[_data_.S8];&quot;&quot;)">
            <text:p/>
          </table:table-cell>
          <table:table-cell table:style-name="ce37" table:formula="of:=IF([_data_.T8];[_data_.T8];&quot;&quot;)">
            <text:p/>
          </table:table-cell>
          <table:table-cell table:style-name="ce42" table:formula="of:=IF([_data_.U8];[_data_.U8];&quot;&quot;)">
            <text:p/>
          </table:table-cell>
        </table:table-row>
        <table:table-row table:style-name="ro1">
          <table:table-cell table:formula="of:=IF([_data_.A9];[_data_.A9];&quot;&quot;)">
            <text:p/>
          </table:table-cell>
          <table:table-cell table:formula="of:=IF([_data_.B9];[_data_.B9];&quot;&quot;)">
            <text:p/>
          </table:table-cell>
          <table:table-cell table:style-name="ce23" table:formula="of:=IF([_data_.C9];[_data_.C9];&quot;&quot;)">
            <text:p/>
          </table:table-cell>
          <table:table-cell table:style-name="ce23" table:formula="of:=IF([_data_.D9];[_data_.D9];&quot;&quot;)">
            <text:p/>
          </table:table-cell>
          <table:table-cell table:style-name="ce23" table:formula="of:=IF([_data_.E9];[_data_.E9];&quot;&quot;)">
            <text:p/>
          </table:table-cell>
          <table:table-cell table:style-name="ce23" table:formula="of:=IF([_data_.F9];[_data_.F9];&quot;&quot;)">
            <text:p/>
          </table:table-cell>
          <table:table-cell table:style-name="ce33" table:formula="of:=IF([_data_.G9];[_data_.G9];&quot;&quot;)">
            <text:p/>
          </table:table-cell>
          <table:table-cell table:style-name="ce33" table:formula="of:=IF([_data_.H9];[_data_.H9];&quot;&quot;)">
            <text:p/>
          </table:table-cell>
          <table:table-cell table:style-name="ce23" table:formula="of:=IF([_data_.I9];[_data_.I9];&quot;&quot;)">
            <text:p/>
          </table:table-cell>
          <table:table-cell table:style-name="ce37" table:formula="of:=IF([_data_.J9];[_data_.J9];&quot;&quot;)">
            <text:p/>
          </table:table-cell>
          <table:table-cell table:style-name="ce23" table:formula="of:=IF([_data_.K9];[_data_.K9];&quot;&quot;)">
            <text:p/>
          </table:table-cell>
          <table:table-cell table:style-name="ce23" table:formula="of:=IF([_data_.L9];[_data_.L9];&quot;&quot;)">
            <text:p/>
          </table:table-cell>
          <table:table-cell table:style-name="ce23" table:formula="of:=IF([_data_.M9];[_data_.M9];&quot;&quot;)">
            <text:p/>
          </table:table-cell>
          <table:table-cell table:style-name="ce23" table:formula="of:=IF([_data_.N9];[_data_.N9];&quot;&quot;)">
            <text:p/>
          </table:table-cell>
          <table:table-cell table:style-name="ce23" table:formula="of:=IF([_data_.O9];[_data_.O9];&quot;&quot;)">
            <text:p/>
          </table:table-cell>
          <table:table-cell table:style-name="ce23" table:formula="of:=IF([_data_.P9];[_data_.P9];&quot;&quot;)">
            <text:p/>
          </table:table-cell>
          <table:table-cell table:style-name="ce23" table:formula="of:=IF([_data_.Q9];[_data_.Q9];&quot;&quot;)">
            <text:p/>
          </table:table-cell>
          <table:table-cell table:style-name="ce23" table:formula="of:=IF([_data_.R9];[_data_.R9];&quot;&quot;)">
            <text:p/>
          </table:table-cell>
          <table:table-cell table:style-name="ce23" table:formula="of:=IF([_data_.S9];[_data_.S9];&quot;&quot;)">
            <text:p/>
          </table:table-cell>
          <table:table-cell table:style-name="ce37" table:formula="of:=IF([_data_.T9];[_data_.T9];&quot;&quot;)">
            <text:p/>
          </table:table-cell>
          <table:table-cell table:style-name="ce42" table:formula="of:=IF([_data_.U9];[_data_.U9];&quot;&quot;)">
            <text:p/>
          </table:table-cell>
        </table:table-row>
        <table:table-row table:style-name="ro1">
          <table:table-cell table:formula="of:=IF([_data_.A10];[_data_.A10];&quot;&quot;)">
            <text:p/>
          </table:table-cell>
          <table:table-cell table:formula="of:=IF([_data_.B10];[_data_.B10];&quot;&quot;)">
            <text:p/>
          </table:table-cell>
          <table:table-cell table:style-name="ce23" table:formula="of:=IF([_data_.C10];[_data_.C10];&quot;&quot;)">
            <text:p/>
          </table:table-cell>
          <table:table-cell table:style-name="ce23" table:formula="of:=IF([_data_.D10];[_data_.D10];&quot;&quot;)">
            <text:p/>
          </table:table-cell>
          <table:table-cell table:style-name="ce23" table:formula="of:=IF([_data_.E10];[_data_.E10];&quot;&quot;)">
            <text:p/>
          </table:table-cell>
          <table:table-cell table:style-name="ce23" table:formula="of:=IF([_data_.F10];[_data_.F10];&quot;&quot;)">
            <text:p/>
          </table:table-cell>
          <table:table-cell table:style-name="ce33" table:formula="of:=IF([_data_.G10];[_data_.G10];&quot;&quot;)">
            <text:p/>
          </table:table-cell>
          <table:table-cell table:style-name="ce33" table:formula="of:=IF([_data_.H10];[_data_.H10];&quot;&quot;)">
            <text:p/>
          </table:table-cell>
          <table:table-cell table:style-name="ce23" table:formula="of:=IF([_data_.I10];[_data_.I10];&quot;&quot;)">
            <text:p/>
          </table:table-cell>
          <table:table-cell table:style-name="ce37" table:formula="of:=IF([_data_.J10];[_data_.J10];&quot;&quot;)">
            <text:p/>
          </table:table-cell>
          <table:table-cell table:style-name="ce23" table:formula="of:=IF([_data_.K10];[_data_.K10];&quot;&quot;)">
            <text:p/>
          </table:table-cell>
          <table:table-cell table:style-name="ce23" table:formula="of:=IF([_data_.L10];[_data_.L10];&quot;&quot;)">
            <text:p/>
          </table:table-cell>
          <table:table-cell table:style-name="ce23" table:formula="of:=IF([_data_.M10];[_data_.M10];&quot;&quot;)">
            <text:p/>
          </table:table-cell>
          <table:table-cell table:style-name="ce23" table:formula="of:=IF([_data_.N10];[_data_.N10];&quot;&quot;)">
            <text:p/>
          </table:table-cell>
          <table:table-cell table:style-name="ce23" table:formula="of:=IF([_data_.O10];[_data_.O10];&quot;&quot;)">
            <text:p/>
          </table:table-cell>
          <table:table-cell table:style-name="ce23" table:formula="of:=IF([_data_.P10];[_data_.P10];&quot;&quot;)">
            <text:p/>
          </table:table-cell>
          <table:table-cell table:style-name="ce23" table:formula="of:=IF([_data_.Q10];[_data_.Q10];&quot;&quot;)">
            <text:p/>
          </table:table-cell>
          <table:table-cell table:style-name="ce23" table:formula="of:=IF([_data_.R10];[_data_.R10];&quot;&quot;)">
            <text:p/>
          </table:table-cell>
          <table:table-cell table:style-name="ce23" table:formula="of:=IF([_data_.S10];[_data_.S10];&quot;&quot;)">
            <text:p/>
          </table:table-cell>
          <table:table-cell table:style-name="ce37" table:formula="of:=IF([_data_.T10];[_data_.T10];&quot;&quot;)">
            <text:p/>
          </table:table-cell>
          <table:table-cell table:style-name="ce42" table:formula="of:=IF([_data_.U10];[_data_.U10];&quot;&quot;)">
            <text:p/>
          </table:table-cell>
        </table:table-row>
        <table:table-row table:style-name="ro1">
          <table:table-cell table:formula="of:=IF([_data_.A11];[_data_.A11];&quot;&quot;)">
            <text:p/>
          </table:table-cell>
          <table:table-cell table:formula="of:=IF([_data_.B11];[_data_.B11];&quot;&quot;)">
            <text:p/>
          </table:table-cell>
          <table:table-cell table:style-name="ce23" table:formula="of:=IF([_data_.C11];[_data_.C11];&quot;&quot;)">
            <text:p/>
          </table:table-cell>
          <table:table-cell table:style-name="ce23" table:formula="of:=IF([_data_.D11];[_data_.D11];&quot;&quot;)">
            <text:p/>
          </table:table-cell>
          <table:table-cell table:style-name="ce23" table:formula="of:=IF([_data_.E11];[_data_.E11];&quot;&quot;)">
            <text:p/>
          </table:table-cell>
          <table:table-cell table:style-name="ce23" table:formula="of:=IF([_data_.F11];[_data_.F11];&quot;&quot;)">
            <text:p/>
          </table:table-cell>
          <table:table-cell table:style-name="ce33" table:formula="of:=IF([_data_.G11];[_data_.G11];&quot;&quot;)">
            <text:p/>
          </table:table-cell>
          <table:table-cell table:style-name="ce33" table:formula="of:=IF([_data_.H11];[_data_.H11];&quot;&quot;)">
            <text:p/>
          </table:table-cell>
          <table:table-cell table:style-name="ce23" table:formula="of:=IF([_data_.I11];[_data_.I11];&quot;&quot;)">
            <text:p/>
          </table:table-cell>
          <table:table-cell table:style-name="ce37" table:formula="of:=IF([_data_.J11];[_data_.J11];&quot;&quot;)">
            <text:p/>
          </table:table-cell>
          <table:table-cell table:style-name="ce23" table:formula="of:=IF([_data_.K11];[_data_.K11];&quot;&quot;)">
            <text:p/>
          </table:table-cell>
          <table:table-cell table:style-name="ce23" table:formula="of:=IF([_data_.L11];[_data_.L11];&quot;&quot;)">
            <text:p/>
          </table:table-cell>
          <table:table-cell table:style-name="ce23" table:formula="of:=IF([_data_.M11];[_data_.M11];&quot;&quot;)">
            <text:p/>
          </table:table-cell>
          <table:table-cell table:style-name="ce23" table:formula="of:=IF([_data_.N11];[_data_.N11];&quot;&quot;)">
            <text:p/>
          </table:table-cell>
          <table:table-cell table:style-name="ce23" table:formula="of:=IF([_data_.O11];[_data_.O11];&quot;&quot;)">
            <text:p/>
          </table:table-cell>
          <table:table-cell table:style-name="ce23" table:formula="of:=IF([_data_.P11];[_data_.P11];&quot;&quot;)">
            <text:p/>
          </table:table-cell>
          <table:table-cell table:style-name="ce23" table:formula="of:=IF([_data_.Q11];[_data_.Q11];&quot;&quot;)">
            <text:p/>
          </table:table-cell>
          <table:table-cell table:style-name="ce23" table:formula="of:=IF([_data_.R11];[_data_.R11];&quot;&quot;)">
            <text:p/>
          </table:table-cell>
          <table:table-cell table:style-name="ce23" table:formula="of:=IF([_data_.S11];[_data_.S11];&quot;&quot;)">
            <text:p/>
          </table:table-cell>
          <table:table-cell table:style-name="ce37" table:formula="of:=IF([_data_.T11];[_data_.T11];&quot;&quot;)">
            <text:p/>
          </table:table-cell>
          <table:table-cell table:style-name="ce42" table:formula="of:=IF([_data_.U11];[_data_.U11];&quot;&quot;)">
            <text:p/>
          </table:table-cell>
        </table:table-row>
        <table:table-row table:style-name="ro1">
          <table:table-cell table:formula="of:=IF([_data_.A12];[_data_.A12];&quot;&quot;)">
            <text:p/>
          </table:table-cell>
          <table:table-cell table:formula="of:=IF([_data_.B12];[_data_.B12];&quot;&quot;)">
            <text:p/>
          </table:table-cell>
          <table:table-cell table:style-name="ce23" table:formula="of:=IF([_data_.C12];[_data_.C12];&quot;&quot;)">
            <text:p/>
          </table:table-cell>
          <table:table-cell table:style-name="ce23" table:formula="of:=IF([_data_.D12];[_data_.D12];&quot;&quot;)">
            <text:p/>
          </table:table-cell>
          <table:table-cell table:style-name="ce23" table:formula="of:=IF([_data_.E12];[_data_.E12];&quot;&quot;)">
            <text:p/>
          </table:table-cell>
          <table:table-cell table:style-name="ce23" table:formula="of:=IF([_data_.F12];[_data_.F12];&quot;&quot;)">
            <text:p/>
          </table:table-cell>
          <table:table-cell table:style-name="ce33" table:formula="of:=IF([_data_.G12];[_data_.G12];&quot;&quot;)">
            <text:p/>
          </table:table-cell>
          <table:table-cell table:style-name="ce33" table:formula="of:=IF([_data_.H12];[_data_.H12];&quot;&quot;)">
            <text:p/>
          </table:table-cell>
          <table:table-cell table:style-name="ce23" table:formula="of:=IF([_data_.I12];[_data_.I12];&quot;&quot;)">
            <text:p/>
          </table:table-cell>
          <table:table-cell table:style-name="ce37" table:formula="of:=IF([_data_.J12];[_data_.J12];&quot;&quot;)">
            <text:p/>
          </table:table-cell>
          <table:table-cell table:style-name="ce23" table:formula="of:=IF([_data_.K12];[_data_.K12];&quot;&quot;)">
            <text:p/>
          </table:table-cell>
          <table:table-cell table:style-name="ce23" table:formula="of:=IF([_data_.L12];[_data_.L12];&quot;&quot;)">
            <text:p/>
          </table:table-cell>
          <table:table-cell table:style-name="ce23" table:formula="of:=IF([_data_.M12];[_data_.M12];&quot;&quot;)">
            <text:p/>
          </table:table-cell>
          <table:table-cell table:style-name="ce23" table:formula="of:=IF([_data_.N12];[_data_.N12];&quot;&quot;)">
            <text:p/>
          </table:table-cell>
          <table:table-cell table:style-name="ce23" table:formula="of:=IF([_data_.O12];[_data_.O12];&quot;&quot;)">
            <text:p/>
          </table:table-cell>
          <table:table-cell table:style-name="ce23" table:formula="of:=IF([_data_.P12];[_data_.P12];&quot;&quot;)">
            <text:p/>
          </table:table-cell>
          <table:table-cell table:style-name="ce23" table:formula="of:=IF([_data_.Q12];[_data_.Q12];&quot;&quot;)">
            <text:p/>
          </table:table-cell>
          <table:table-cell table:style-name="ce23" table:formula="of:=IF([_data_.R12];[_data_.R12];&quot;&quot;)">
            <text:p/>
          </table:table-cell>
          <table:table-cell table:style-name="ce23" table:formula="of:=IF([_data_.S12];[_data_.S12];&quot;&quot;)">
            <text:p/>
          </table:table-cell>
          <table:table-cell table:style-name="ce37" table:formula="of:=IF([_data_.T12];[_data_.T12];&quot;&quot;)">
            <text:p/>
          </table:table-cell>
          <table:table-cell table:style-name="ce42" table:formula="of:=IF([_data_.U12];[_data_.U12];&quot;&quot;)">
            <text:p/>
          </table:table-cell>
        </table:table-row>
        <table:table-row table:style-name="ro1">
          <table:table-cell table:formula="of:=IF([_data_.A13];[_data_.A13];&quot;&quot;)">
            <text:p/>
          </table:table-cell>
          <table:table-cell table:formula="of:=IF([_data_.B13];[_data_.B13];&quot;&quot;)">
            <text:p/>
          </table:table-cell>
          <table:table-cell table:style-name="ce23" table:formula="of:=IF([_data_.C13];[_data_.C13];&quot;&quot;)">
            <text:p/>
          </table:table-cell>
          <table:table-cell table:style-name="ce23" table:formula="of:=IF([_data_.D13];[_data_.D13];&quot;&quot;)">
            <text:p/>
          </table:table-cell>
          <table:table-cell table:style-name="ce23" table:formula="of:=IF([_data_.E13];[_data_.E13];&quot;&quot;)">
            <text:p/>
          </table:table-cell>
          <table:table-cell table:style-name="ce23" table:formula="of:=IF([_data_.F13];[_data_.F13];&quot;&quot;)">
            <text:p/>
          </table:table-cell>
          <table:table-cell table:style-name="ce33" table:formula="of:=IF([_data_.G13];[_data_.G13];&quot;&quot;)">
            <text:p/>
          </table:table-cell>
          <table:table-cell table:style-name="ce33" table:formula="of:=IF([_data_.H13];[_data_.H13];&quot;&quot;)">
            <text:p/>
          </table:table-cell>
          <table:table-cell table:style-name="ce23" table:formula="of:=IF([_data_.I13];[_data_.I13];&quot;&quot;)">
            <text:p/>
          </table:table-cell>
          <table:table-cell table:style-name="ce37" table:formula="of:=IF([_data_.J13];[_data_.J13];&quot;&quot;)">
            <text:p/>
          </table:table-cell>
          <table:table-cell table:style-name="ce23" table:formula="of:=IF([_data_.K13];[_data_.K13];&quot;&quot;)">
            <text:p/>
          </table:table-cell>
          <table:table-cell table:style-name="ce23" table:formula="of:=IF([_data_.L13];[_data_.L13];&quot;&quot;)">
            <text:p/>
          </table:table-cell>
          <table:table-cell table:style-name="ce23" table:formula="of:=IF([_data_.M13];[_data_.M13];&quot;&quot;)">
            <text:p/>
          </table:table-cell>
          <table:table-cell table:style-name="ce23" table:formula="of:=IF([_data_.N13];[_data_.N13];&quot;&quot;)">
            <text:p/>
          </table:table-cell>
          <table:table-cell table:style-name="ce23" table:formula="of:=IF([_data_.O13];[_data_.O13];&quot;&quot;)">
            <text:p/>
          </table:table-cell>
          <table:table-cell table:style-name="ce23" table:formula="of:=IF([_data_.P13];[_data_.P13];&quot;&quot;)">
            <text:p/>
          </table:table-cell>
          <table:table-cell table:style-name="ce23" table:formula="of:=IF([_data_.Q13];[_data_.Q13];&quot;&quot;)">
            <text:p/>
          </table:table-cell>
          <table:table-cell table:style-name="ce23" table:formula="of:=IF([_data_.R13];[_data_.R13];&quot;&quot;)">
            <text:p/>
          </table:table-cell>
          <table:table-cell table:style-name="ce23" table:formula="of:=IF([_data_.S13];[_data_.S13];&quot;&quot;)">
            <text:p/>
          </table:table-cell>
          <table:table-cell table:style-name="ce37" table:formula="of:=IF([_data_.T13];[_data_.T13];&quot;&quot;)">
            <text:p/>
          </table:table-cell>
          <table:table-cell table:style-name="ce42" table:formula="of:=IF([_data_.U13];[_data_.U13];&quot;&quot;)">
            <text:p/>
          </table:table-cell>
        </table:table-row>
        <table:table-row table:style-name="ro1">
          <table:table-cell table:formula="of:=IF([_data_.A14];[_data_.A14];&quot;&quot;)">
            <text:p/>
          </table:table-cell>
          <table:table-cell table:formula="of:=IF([_data_.B14];[_data_.B14];&quot;&quot;)">
            <text:p/>
          </table:table-cell>
          <table:table-cell table:style-name="ce23" table:formula="of:=IF([_data_.C14];[_data_.C14];&quot;&quot;)">
            <text:p/>
          </table:table-cell>
          <table:table-cell table:style-name="ce23" table:formula="of:=IF([_data_.D14];[_data_.D14];&quot;&quot;)">
            <text:p/>
          </table:table-cell>
          <table:table-cell table:style-name="ce23" table:formula="of:=IF([_data_.E14];[_data_.E14];&quot;&quot;)">
            <text:p/>
          </table:table-cell>
          <table:table-cell table:style-name="ce23" table:formula="of:=IF([_data_.F14];[_data_.F14];&quot;&quot;)">
            <text:p/>
          </table:table-cell>
          <table:table-cell table:style-name="ce33" table:formula="of:=IF([_data_.G14];[_data_.G14];&quot;&quot;)">
            <text:p/>
          </table:table-cell>
          <table:table-cell table:style-name="ce33" table:formula="of:=IF([_data_.H14];[_data_.H14];&quot;&quot;)">
            <text:p/>
          </table:table-cell>
          <table:table-cell table:style-name="ce23" table:formula="of:=IF([_data_.I14];[_data_.I14];&quot;&quot;)">
            <text:p/>
          </table:table-cell>
          <table:table-cell table:style-name="ce37" table:formula="of:=IF([_data_.J14];[_data_.J14];&quot;&quot;)">
            <text:p/>
          </table:table-cell>
          <table:table-cell table:style-name="ce23" table:formula="of:=IF([_data_.K14];[_data_.K14];&quot;&quot;)">
            <text:p/>
          </table:table-cell>
          <table:table-cell table:style-name="ce23" table:formula="of:=IF([_data_.L14];[_data_.L14];&quot;&quot;)">
            <text:p/>
          </table:table-cell>
          <table:table-cell table:style-name="ce23" table:formula="of:=IF([_data_.M14];[_data_.M14];&quot;&quot;)">
            <text:p/>
          </table:table-cell>
          <table:table-cell table:style-name="ce23" table:formula="of:=IF([_data_.N14];[_data_.N14];&quot;&quot;)">
            <text:p/>
          </table:table-cell>
          <table:table-cell table:style-name="ce23" table:formula="of:=IF([_data_.O14];[_data_.O14];&quot;&quot;)">
            <text:p/>
          </table:table-cell>
          <table:table-cell table:style-name="ce23" table:formula="of:=IF([_data_.P14];[_data_.P14];&quot;&quot;)">
            <text:p/>
          </table:table-cell>
          <table:table-cell table:style-name="ce23" table:formula="of:=IF([_data_.Q14];[_data_.Q14];&quot;&quot;)">
            <text:p/>
          </table:table-cell>
          <table:table-cell table:style-name="ce23" table:formula="of:=IF([_data_.R14];[_data_.R14];&quot;&quot;)">
            <text:p/>
          </table:table-cell>
          <table:table-cell table:style-name="ce23" table:formula="of:=IF([_data_.S14];[_data_.S14];&quot;&quot;)">
            <text:p/>
          </table:table-cell>
          <table:table-cell table:style-name="ce37" table:formula="of:=IF([_data_.T14];[_data_.T14];&quot;&quot;)">
            <text:p/>
          </table:table-cell>
          <table:table-cell table:style-name="ce42" table:formula="of:=IF([_data_.U14];[_data_.U14];&quot;&quot;)">
            <text:p/>
          </table:table-cell>
        </table:table-row>
        <table:table-row table:style-name="ro1">
          <table:table-cell table:formula="of:=IF([_data_.A15];[_data_.A15];&quot;&quot;)">
            <text:p/>
          </table:table-cell>
          <table:table-cell table:formula="of:=IF([_data_.B15];[_data_.B15];&quot;&quot;)">
            <text:p/>
          </table:table-cell>
          <table:table-cell table:style-name="ce23" table:formula="of:=IF([_data_.C15];[_data_.C15];&quot;&quot;)">
            <text:p/>
          </table:table-cell>
          <table:table-cell table:style-name="ce23" table:formula="of:=IF([_data_.D15];[_data_.D15];&quot;&quot;)">
            <text:p/>
          </table:table-cell>
          <table:table-cell table:style-name="ce23" table:formula="of:=IF([_data_.E15];[_data_.E15];&quot;&quot;)">
            <text:p/>
          </table:table-cell>
          <table:table-cell table:style-name="ce23" table:formula="of:=IF([_data_.F15];[_data_.F15];&quot;&quot;)">
            <text:p/>
          </table:table-cell>
          <table:table-cell table:style-name="ce33" table:formula="of:=IF([_data_.G15];[_data_.G15];&quot;&quot;)">
            <text:p/>
          </table:table-cell>
          <table:table-cell table:style-name="ce33" table:formula="of:=IF([_data_.H15];[_data_.H15];&quot;&quot;)">
            <text:p/>
          </table:table-cell>
          <table:table-cell table:style-name="ce23" table:formula="of:=IF([_data_.I15];[_data_.I15];&quot;&quot;)">
            <text:p/>
          </table:table-cell>
          <table:table-cell table:style-name="ce37" table:formula="of:=IF([_data_.J15];[_data_.J15];&quot;&quot;)">
            <text:p/>
          </table:table-cell>
          <table:table-cell table:style-name="ce23" table:formula="of:=IF([_data_.K15];[_data_.K15];&quot;&quot;)">
            <text:p/>
          </table:table-cell>
          <table:table-cell table:style-name="ce23" table:formula="of:=IF([_data_.L15];[_data_.L15];&quot;&quot;)">
            <text:p/>
          </table:table-cell>
          <table:table-cell table:style-name="ce23" table:formula="of:=IF([_data_.M15];[_data_.M15];&quot;&quot;)">
            <text:p/>
          </table:table-cell>
          <table:table-cell table:style-name="ce23" table:formula="of:=IF([_data_.N15];[_data_.N15];&quot;&quot;)">
            <text:p/>
          </table:table-cell>
          <table:table-cell table:style-name="ce23" table:formula="of:=IF([_data_.O15];[_data_.O15];&quot;&quot;)">
            <text:p/>
          </table:table-cell>
          <table:table-cell table:style-name="ce23" table:formula="of:=IF([_data_.P15];[_data_.P15];&quot;&quot;)">
            <text:p/>
          </table:table-cell>
          <table:table-cell table:style-name="ce23" table:formula="of:=IF([_data_.Q15];[_data_.Q15];&quot;&quot;)">
            <text:p/>
          </table:table-cell>
          <table:table-cell table:style-name="ce23" table:formula="of:=IF([_data_.R15];[_data_.R15];&quot;&quot;)">
            <text:p/>
          </table:table-cell>
          <table:table-cell table:style-name="ce23" table:formula="of:=IF([_data_.S15];[_data_.S15];&quot;&quot;)">
            <text:p/>
          </table:table-cell>
          <table:table-cell table:style-name="ce37" table:formula="of:=IF([_data_.T15];[_data_.T15];&quot;&quot;)">
            <text:p/>
          </table:table-cell>
          <table:table-cell table:style-name="ce42" table:formula="of:=IF([_data_.U15];[_data_.U15];&quot;&quot;)">
            <text:p/>
          </table:table-cell>
        </table:table-row>
        <table:table-row table:style-name="ro1">
          <table:table-cell table:formula="of:=IF([_data_.A16];[_data_.A16];&quot;&quot;)">
            <text:p/>
          </table:table-cell>
          <table:table-cell table:formula="of:=IF([_data_.B16];[_data_.B16];&quot;&quot;)">
            <text:p/>
          </table:table-cell>
          <table:table-cell table:style-name="ce23" table:formula="of:=IF([_data_.C16];[_data_.C16];&quot;&quot;)">
            <text:p/>
          </table:table-cell>
          <table:table-cell table:style-name="ce23" table:formula="of:=IF([_data_.D16];[_data_.D16];&quot;&quot;)">
            <text:p/>
          </table:table-cell>
          <table:table-cell table:style-name="ce23" table:formula="of:=IF([_data_.E16];[_data_.E16];&quot;&quot;)">
            <text:p/>
          </table:table-cell>
          <table:table-cell table:style-name="ce23" table:formula="of:=IF([_data_.F16];[_data_.F16];&quot;&quot;)">
            <text:p/>
          </table:table-cell>
          <table:table-cell table:style-name="ce33" table:formula="of:=IF([_data_.G16];[_data_.G16];&quot;&quot;)">
            <text:p/>
          </table:table-cell>
          <table:table-cell table:style-name="ce33" table:formula="of:=IF([_data_.H16];[_data_.H16];&quot;&quot;)">
            <text:p/>
          </table:table-cell>
          <table:table-cell table:style-name="ce23" table:formula="of:=IF([_data_.I16];[_data_.I16];&quot;&quot;)">
            <text:p/>
          </table:table-cell>
          <table:table-cell table:style-name="ce37" table:formula="of:=IF([_data_.J16];[_data_.J16];&quot;&quot;)">
            <text:p/>
          </table:table-cell>
          <table:table-cell table:style-name="ce23" table:formula="of:=IF([_data_.K16];[_data_.K16];&quot;&quot;)">
            <text:p/>
          </table:table-cell>
          <table:table-cell table:style-name="ce23" table:formula="of:=IF([_data_.L16];[_data_.L16];&quot;&quot;)">
            <text:p/>
          </table:table-cell>
          <table:table-cell table:style-name="ce23" table:formula="of:=IF([_data_.M16];[_data_.M16];&quot;&quot;)">
            <text:p/>
          </table:table-cell>
          <table:table-cell table:style-name="ce23" table:formula="of:=IF([_data_.N16];[_data_.N16];&quot;&quot;)">
            <text:p/>
          </table:table-cell>
          <table:table-cell table:style-name="ce23" table:formula="of:=IF([_data_.O16];[_data_.O16];&quot;&quot;)">
            <text:p/>
          </table:table-cell>
          <table:table-cell table:style-name="ce23" table:formula="of:=IF([_data_.P16];[_data_.P16];&quot;&quot;)">
            <text:p/>
          </table:table-cell>
          <table:table-cell table:style-name="ce23" table:formula="of:=IF([_data_.Q16];[_data_.Q16];&quot;&quot;)">
            <text:p/>
          </table:table-cell>
          <table:table-cell table:style-name="ce23" table:formula="of:=IF([_data_.R16];[_data_.R16];&quot;&quot;)">
            <text:p/>
          </table:table-cell>
          <table:table-cell table:style-name="ce23" table:formula="of:=IF([_data_.S16];[_data_.S16];&quot;&quot;)">
            <text:p/>
          </table:table-cell>
          <table:table-cell table:style-name="ce37" table:formula="of:=IF([_data_.T16];[_data_.T16];&quot;&quot;)">
            <text:p/>
          </table:table-cell>
          <table:table-cell table:style-name="ce42" table:formula="of:=IF([_data_.U16];[_data_.U16];&quot;&quot;)">
            <text:p/>
          </table:table-cell>
        </table:table-row>
        <table:table-row table:style-name="ro1">
          <table:table-cell table:formula="of:=IF([_data_.A17];[_data_.A17];&quot;&quot;)">
            <text:p/>
          </table:table-cell>
          <table:table-cell table:formula="of:=IF([_data_.B17];[_data_.B17];&quot;&quot;)">
            <text:p/>
          </table:table-cell>
          <table:table-cell table:style-name="ce23" table:formula="of:=IF([_data_.C17];[_data_.C17];&quot;&quot;)">
            <text:p/>
          </table:table-cell>
          <table:table-cell table:style-name="ce23" table:formula="of:=IF([_data_.D17];[_data_.D17];&quot;&quot;)">
            <text:p/>
          </table:table-cell>
          <table:table-cell table:style-name="ce23" table:formula="of:=IF([_data_.E17];[_data_.E17];&quot;&quot;)">
            <text:p/>
          </table:table-cell>
          <table:table-cell table:style-name="ce23" table:formula="of:=IF([_data_.F17];[_data_.F17];&quot;&quot;)">
            <text:p/>
          </table:table-cell>
          <table:table-cell table:style-name="ce33" table:formula="of:=IF([_data_.G17];[_data_.G17];&quot;&quot;)">
            <text:p/>
          </table:table-cell>
          <table:table-cell table:style-name="ce33" table:formula="of:=IF([_data_.H17];[_data_.H17];&quot;&quot;)">
            <text:p/>
          </table:table-cell>
          <table:table-cell table:style-name="ce23" table:formula="of:=IF([_data_.I17];[_data_.I17];&quot;&quot;)">
            <text:p/>
          </table:table-cell>
          <table:table-cell table:style-name="ce37" table:formula="of:=IF([_data_.J17];[_data_.J17];&quot;&quot;)">
            <text:p/>
          </table:table-cell>
          <table:table-cell table:style-name="ce23" table:formula="of:=IF([_data_.K17];[_data_.K17];&quot;&quot;)">
            <text:p/>
          </table:table-cell>
          <table:table-cell table:style-name="ce23" table:formula="of:=IF([_data_.L17];[_data_.L17];&quot;&quot;)">
            <text:p/>
          </table:table-cell>
          <table:table-cell table:style-name="ce23" table:formula="of:=IF([_data_.M17];[_data_.M17];&quot;&quot;)">
            <text:p/>
          </table:table-cell>
          <table:table-cell table:style-name="ce23" table:formula="of:=IF([_data_.N17];[_data_.N17];&quot;&quot;)">
            <text:p/>
          </table:table-cell>
          <table:table-cell table:style-name="ce23" table:formula="of:=IF([_data_.O17];[_data_.O17];&quot;&quot;)">
            <text:p/>
          </table:table-cell>
          <table:table-cell table:style-name="ce23" table:formula="of:=IF([_data_.P17];[_data_.P17];&quot;&quot;)">
            <text:p/>
          </table:table-cell>
          <table:table-cell table:style-name="ce23" table:formula="of:=IF([_data_.Q17];[_data_.Q17];&quot;&quot;)">
            <text:p/>
          </table:table-cell>
          <table:table-cell table:style-name="ce23" table:formula="of:=IF([_data_.R17];[_data_.R17];&quot;&quot;)">
            <text:p/>
          </table:table-cell>
          <table:table-cell table:style-name="ce23" table:formula="of:=IF([_data_.S17];[_data_.S17];&quot;&quot;)">
            <text:p/>
          </table:table-cell>
          <table:table-cell table:style-name="ce37" table:formula="of:=IF([_data_.T17];[_data_.T17];&quot;&quot;)">
            <text:p/>
          </table:table-cell>
          <table:table-cell table:style-name="ce42" table:formula="of:=IF([_data_.U17];[_data_.U17];&quot;&quot;)">
            <text:p/>
          </table:table-cell>
        </table:table-row>
        <table:table-row table:style-name="ro1">
          <table:table-cell table:formula="of:=IF([_data_.A18];[_data_.A18];&quot;&quot;)">
            <text:p/>
          </table:table-cell>
          <table:table-cell table:formula="of:=IF([_data_.B18];[_data_.B18];&quot;&quot;)">
            <text:p/>
          </table:table-cell>
          <table:table-cell table:style-name="ce23" table:formula="of:=IF([_data_.C18];[_data_.C18];&quot;&quot;)">
            <text:p/>
          </table:table-cell>
          <table:table-cell table:style-name="ce23" table:formula="of:=IF([_data_.D18];[_data_.D18];&quot;&quot;)">
            <text:p/>
          </table:table-cell>
          <table:table-cell table:style-name="ce23" table:formula="of:=IF([_data_.E18];[_data_.E18];&quot;&quot;)">
            <text:p/>
          </table:table-cell>
          <table:table-cell table:style-name="ce23" table:formula="of:=IF([_data_.F18];[_data_.F18];&quot;&quot;)">
            <text:p/>
          </table:table-cell>
          <table:table-cell table:style-name="ce33" table:formula="of:=IF([_data_.G18];[_data_.G18];&quot;&quot;)">
            <text:p/>
          </table:table-cell>
          <table:table-cell table:style-name="ce33" table:formula="of:=IF([_data_.H18];[_data_.H18];&quot;&quot;)">
            <text:p/>
          </table:table-cell>
          <table:table-cell table:style-name="ce23" table:formula="of:=IF([_data_.I18];[_data_.I18];&quot;&quot;)">
            <text:p/>
          </table:table-cell>
          <table:table-cell table:style-name="ce37" table:formula="of:=IF([_data_.J18];[_data_.J18];&quot;&quot;)">
            <text:p/>
          </table:table-cell>
          <table:table-cell table:style-name="ce23" table:formula="of:=IF([_data_.K18];[_data_.K18];&quot;&quot;)">
            <text:p/>
          </table:table-cell>
          <table:table-cell table:style-name="ce23" table:formula="of:=IF([_data_.L18];[_data_.L18];&quot;&quot;)">
            <text:p/>
          </table:table-cell>
          <table:table-cell table:style-name="ce23" table:formula="of:=IF([_data_.M18];[_data_.M18];&quot;&quot;)">
            <text:p/>
          </table:table-cell>
          <table:table-cell table:style-name="ce23" table:formula="of:=IF([_data_.N18];[_data_.N18];&quot;&quot;)">
            <text:p/>
          </table:table-cell>
          <table:table-cell table:style-name="ce23" table:formula="of:=IF([_data_.O18];[_data_.O18];&quot;&quot;)">
            <text:p/>
          </table:table-cell>
          <table:table-cell table:style-name="ce23" table:formula="of:=IF([_data_.P18];[_data_.P18];&quot;&quot;)">
            <text:p/>
          </table:table-cell>
          <table:table-cell table:style-name="ce23" table:formula="of:=IF([_data_.Q18];[_data_.Q18];&quot;&quot;)">
            <text:p/>
          </table:table-cell>
          <table:table-cell table:style-name="ce23" table:formula="of:=IF([_data_.R18];[_data_.R18];&quot;&quot;)">
            <text:p/>
          </table:table-cell>
          <table:table-cell table:style-name="ce23" table:formula="of:=IF([_data_.S18];[_data_.S18];&quot;&quot;)">
            <text:p/>
          </table:table-cell>
          <table:table-cell table:style-name="ce37" table:formula="of:=IF([_data_.T18];[_data_.T18];&quot;&quot;)">
            <text:p/>
          </table:table-cell>
          <table:table-cell table:style-name="ce42" table:formula="of:=IF([_data_.U18];[_data_.U18];&quot;&quot;)">
            <text:p/>
          </table:table-cell>
        </table:table-row>
        <table:table-row table:style-name="ro1">
          <table:table-cell table:formula="of:=IF([_data_.A19];[_data_.A19];&quot;&quot;)">
            <text:p/>
          </table:table-cell>
          <table:table-cell table:formula="of:=IF([_data_.B19];[_data_.B19];&quot;&quot;)">
            <text:p/>
          </table:table-cell>
          <table:table-cell table:style-name="ce23" table:formula="of:=IF([_data_.C19];[_data_.C19];&quot;&quot;)">
            <text:p/>
          </table:table-cell>
          <table:table-cell table:style-name="ce23" table:formula="of:=IF([_data_.D19];[_data_.D19];&quot;&quot;)">
            <text:p/>
          </table:table-cell>
          <table:table-cell table:style-name="ce23" table:formula="of:=IF([_data_.E19];[_data_.E19];&quot;&quot;)">
            <text:p/>
          </table:table-cell>
          <table:table-cell table:style-name="ce23" table:formula="of:=IF([_data_.F19];[_data_.F19];&quot;&quot;)">
            <text:p/>
          </table:table-cell>
          <table:table-cell table:style-name="ce33" table:formula="of:=IF([_data_.G19];[_data_.G19];&quot;&quot;)">
            <text:p/>
          </table:table-cell>
          <table:table-cell table:style-name="ce33" table:formula="of:=IF([_data_.H19];[_data_.H19];&quot;&quot;)">
            <text:p/>
          </table:table-cell>
          <table:table-cell table:style-name="ce23" table:formula="of:=IF([_data_.I19];[_data_.I19];&quot;&quot;)">
            <text:p/>
          </table:table-cell>
          <table:table-cell table:style-name="ce37" table:formula="of:=IF([_data_.J19];[_data_.J19];&quot;&quot;)">
            <text:p/>
          </table:table-cell>
          <table:table-cell table:style-name="ce23" table:formula="of:=IF([_data_.K19];[_data_.K19];&quot;&quot;)">
            <text:p/>
          </table:table-cell>
          <table:table-cell table:style-name="ce23" table:formula="of:=IF([_data_.L19];[_data_.L19];&quot;&quot;)">
            <text:p/>
          </table:table-cell>
          <table:table-cell table:style-name="ce23" table:formula="of:=IF([_data_.M19];[_data_.M19];&quot;&quot;)">
            <text:p/>
          </table:table-cell>
          <table:table-cell table:style-name="ce23" table:formula="of:=IF([_data_.N19];[_data_.N19];&quot;&quot;)">
            <text:p/>
          </table:table-cell>
          <table:table-cell table:style-name="ce23" table:formula="of:=IF([_data_.O19];[_data_.O19];&quot;&quot;)">
            <text:p/>
          </table:table-cell>
          <table:table-cell table:style-name="ce23" table:formula="of:=IF([_data_.P19];[_data_.P19];&quot;&quot;)">
            <text:p/>
          </table:table-cell>
          <table:table-cell table:style-name="ce23" table:formula="of:=IF([_data_.Q19];[_data_.Q19];&quot;&quot;)">
            <text:p/>
          </table:table-cell>
          <table:table-cell table:style-name="ce23" table:formula="of:=IF([_data_.R19];[_data_.R19];&quot;&quot;)">
            <text:p/>
          </table:table-cell>
          <table:table-cell table:style-name="ce23" table:formula="of:=IF([_data_.S19];[_data_.S19];&quot;&quot;)">
            <text:p/>
          </table:table-cell>
          <table:table-cell table:style-name="ce37" table:formula="of:=IF([_data_.T19];[_data_.T19];&quot;&quot;)">
            <text:p/>
          </table:table-cell>
          <table:table-cell table:style-name="ce42" table:formula="of:=IF([_data_.U19];[_data_.U19];&quot;&quot;)">
            <text:p/>
          </table:table-cell>
        </table:table-row>
        <table:table-row table:style-name="ro1">
          <table:table-cell table:formula="of:=IF([_data_.A20];[_data_.A20];&quot;&quot;)">
            <text:p/>
          </table:table-cell>
          <table:table-cell table:formula="of:=IF([_data_.B20];[_data_.B20];&quot;&quot;)">
            <text:p/>
          </table:table-cell>
          <table:table-cell table:style-name="ce23" table:formula="of:=IF([_data_.C20];[_data_.C20];&quot;&quot;)">
            <text:p/>
          </table:table-cell>
          <table:table-cell table:style-name="ce23" table:formula="of:=IF([_data_.D20];[_data_.D20];&quot;&quot;)">
            <text:p/>
          </table:table-cell>
          <table:table-cell table:style-name="ce23" table:formula="of:=IF([_data_.E20];[_data_.E20];&quot;&quot;)">
            <text:p/>
          </table:table-cell>
          <table:table-cell table:style-name="ce23" table:formula="of:=IF([_data_.F20];[_data_.F20];&quot;&quot;)">
            <text:p/>
          </table:table-cell>
          <table:table-cell table:style-name="ce33" table:formula="of:=IF([_data_.G20];[_data_.G20];&quot;&quot;)">
            <text:p/>
          </table:table-cell>
          <table:table-cell table:style-name="ce33" table:formula="of:=IF([_data_.H20];[_data_.H20];&quot;&quot;)">
            <text:p/>
          </table:table-cell>
          <table:table-cell table:style-name="ce23" table:formula="of:=IF([_data_.I20];[_data_.I20];&quot;&quot;)">
            <text:p/>
          </table:table-cell>
          <table:table-cell table:style-name="ce37" table:formula="of:=IF([_data_.J20];[_data_.J20];&quot;&quot;)">
            <text:p/>
          </table:table-cell>
          <table:table-cell table:style-name="ce23" table:formula="of:=IF([_data_.K20];[_data_.K20];&quot;&quot;)">
            <text:p/>
          </table:table-cell>
          <table:table-cell table:style-name="ce23" table:formula="of:=IF([_data_.L20];[_data_.L20];&quot;&quot;)">
            <text:p/>
          </table:table-cell>
          <table:table-cell table:style-name="ce23" table:formula="of:=IF([_data_.M20];[_data_.M20];&quot;&quot;)">
            <text:p/>
          </table:table-cell>
          <table:table-cell table:style-name="ce23" table:formula="of:=IF([_data_.N20];[_data_.N20];&quot;&quot;)">
            <text:p/>
          </table:table-cell>
          <table:table-cell table:style-name="ce23" table:formula="of:=IF([_data_.O20];[_data_.O20];&quot;&quot;)">
            <text:p/>
          </table:table-cell>
          <table:table-cell table:style-name="ce23" table:formula="of:=IF([_data_.P20];[_data_.P20];&quot;&quot;)">
            <text:p/>
          </table:table-cell>
          <table:table-cell table:style-name="ce23" table:formula="of:=IF([_data_.Q20];[_data_.Q20];&quot;&quot;)">
            <text:p/>
          </table:table-cell>
          <table:table-cell table:style-name="ce23" table:formula="of:=IF([_data_.R20];[_data_.R20];&quot;&quot;)">
            <text:p/>
          </table:table-cell>
          <table:table-cell table:style-name="ce23" table:formula="of:=IF([_data_.S20];[_data_.S20];&quot;&quot;)">
            <text:p/>
          </table:table-cell>
          <table:table-cell table:style-name="ce37" table:formula="of:=IF([_data_.T20];[_data_.T20];&quot;&quot;)">
            <text:p/>
          </table:table-cell>
          <table:table-cell table:style-name="ce42" table:formula="of:=IF([_data_.U20];[_data_.U20];&quot;&quot;)">
            <text:p/>
          </table:table-cell>
        </table:table-row>
        <table:table-row table:style-name="ro1">
          <table:table-cell table:formula="of:=IF([_data_.A21];[_data_.A21];&quot;&quot;)">
            <text:p/>
          </table:table-cell>
          <table:table-cell table:formula="of:=IF([_data_.B21];[_data_.B21];&quot;&quot;)">
            <text:p/>
          </table:table-cell>
          <table:table-cell table:style-name="ce23" table:formula="of:=IF([_data_.C21];[_data_.C21];&quot;&quot;)">
            <text:p/>
          </table:table-cell>
          <table:table-cell table:style-name="ce23" table:formula="of:=IF([_data_.D21];[_data_.D21];&quot;&quot;)">
            <text:p/>
          </table:table-cell>
          <table:table-cell table:style-name="ce23" table:formula="of:=IF([_data_.E21];[_data_.E21];&quot;&quot;)">
            <text:p/>
          </table:table-cell>
          <table:table-cell table:style-name="ce23" table:formula="of:=IF([_data_.F21];[_data_.F21];&quot;&quot;)">
            <text:p/>
          </table:table-cell>
          <table:table-cell table:style-name="ce33" table:formula="of:=IF([_data_.G21];[_data_.G21];&quot;&quot;)">
            <text:p/>
          </table:table-cell>
          <table:table-cell table:style-name="ce33" table:formula="of:=IF([_data_.H21];[_data_.H21];&quot;&quot;)">
            <text:p/>
          </table:table-cell>
          <table:table-cell table:style-name="ce23" table:formula="of:=IF([_data_.I21];[_data_.I21];&quot;&quot;)">
            <text:p/>
          </table:table-cell>
          <table:table-cell table:style-name="ce37" table:formula="of:=IF([_data_.J21];[_data_.J21];&quot;&quot;)">
            <text:p/>
          </table:table-cell>
          <table:table-cell table:style-name="ce23" table:formula="of:=IF([_data_.K21];[_data_.K21];&quot;&quot;)">
            <text:p/>
          </table:table-cell>
          <table:table-cell table:style-name="ce23" table:formula="of:=IF([_data_.L21];[_data_.L21];&quot;&quot;)">
            <text:p/>
          </table:table-cell>
          <table:table-cell table:style-name="ce23" table:formula="of:=IF([_data_.M21];[_data_.M21];&quot;&quot;)">
            <text:p/>
          </table:table-cell>
          <table:table-cell table:style-name="ce23" table:formula="of:=IF([_data_.N21];[_data_.N21];&quot;&quot;)">
            <text:p/>
          </table:table-cell>
          <table:table-cell table:style-name="ce23" table:formula="of:=IF([_data_.O21];[_data_.O21];&quot;&quot;)">
            <text:p/>
          </table:table-cell>
          <table:table-cell table:style-name="ce23" table:formula="of:=IF([_data_.P21];[_data_.P21];&quot;&quot;)">
            <text:p/>
          </table:table-cell>
          <table:table-cell table:style-name="ce23" table:formula="of:=IF([_data_.Q21];[_data_.Q21];&quot;&quot;)">
            <text:p/>
          </table:table-cell>
          <table:table-cell table:style-name="ce23" table:formula="of:=IF([_data_.R21];[_data_.R21];&quot;&quot;)">
            <text:p/>
          </table:table-cell>
          <table:table-cell table:style-name="ce23" table:formula="of:=IF([_data_.S21];[_data_.S21];&quot;&quot;)">
            <text:p/>
          </table:table-cell>
          <table:table-cell table:style-name="ce37" table:formula="of:=IF([_data_.T21];[_data_.T21];&quot;&quot;)">
            <text:p/>
          </table:table-cell>
          <table:table-cell table:style-name="ce42" table:formula="of:=IF([_data_.U21];[_data_.U21];&quot;&quot;)">
            <text:p/>
          </table:table-cell>
        </table:table-row>
        <table:table-row table:style-name="ro1">
          <table:table-cell table:formula="of:=IF([_data_.A22];[_data_.A22];&quot;&quot;)">
            <text:p/>
          </table:table-cell>
          <table:table-cell table:formula="of:=IF([_data_.B22];[_data_.B22];&quot;&quot;)">
            <text:p/>
          </table:table-cell>
          <table:table-cell table:style-name="ce23" table:formula="of:=IF([_data_.C22];[_data_.C22];&quot;&quot;)">
            <text:p/>
          </table:table-cell>
          <table:table-cell table:style-name="ce23" table:formula="of:=IF([_data_.D22];[_data_.D22];&quot;&quot;)">
            <text:p/>
          </table:table-cell>
          <table:table-cell table:style-name="ce23" table:formula="of:=IF([_data_.E22];[_data_.E22];&quot;&quot;)">
            <text:p/>
          </table:table-cell>
          <table:table-cell table:style-name="ce23" table:formula="of:=IF([_data_.F22];[_data_.F22];&quot;&quot;)">
            <text:p/>
          </table:table-cell>
          <table:table-cell table:style-name="ce33" table:formula="of:=IF([_data_.G22];[_data_.G22];&quot;&quot;)">
            <text:p/>
          </table:table-cell>
          <table:table-cell table:style-name="ce33" table:formula="of:=IF([_data_.H22];[_data_.H22];&quot;&quot;)">
            <text:p/>
          </table:table-cell>
          <table:table-cell table:style-name="ce23" table:formula="of:=IF([_data_.I22];[_data_.I22];&quot;&quot;)">
            <text:p/>
          </table:table-cell>
          <table:table-cell table:style-name="ce37" table:formula="of:=IF([_data_.J22];[_data_.J22];&quot;&quot;)">
            <text:p/>
          </table:table-cell>
          <table:table-cell table:style-name="ce23" table:formula="of:=IF([_data_.K22];[_data_.K22];&quot;&quot;)">
            <text:p/>
          </table:table-cell>
          <table:table-cell table:style-name="ce23" table:formula="of:=IF([_data_.L22];[_data_.L22];&quot;&quot;)">
            <text:p/>
          </table:table-cell>
          <table:table-cell table:style-name="ce23" table:formula="of:=IF([_data_.M22];[_data_.M22];&quot;&quot;)">
            <text:p/>
          </table:table-cell>
          <table:table-cell table:style-name="ce23" table:formula="of:=IF([_data_.N22];[_data_.N22];&quot;&quot;)">
            <text:p/>
          </table:table-cell>
          <table:table-cell table:style-name="ce23" table:formula="of:=IF([_data_.O22];[_data_.O22];&quot;&quot;)">
            <text:p/>
          </table:table-cell>
          <table:table-cell table:style-name="ce23" table:formula="of:=IF([_data_.P22];[_data_.P22];&quot;&quot;)">
            <text:p/>
          </table:table-cell>
          <table:table-cell table:style-name="ce23" table:formula="of:=IF([_data_.Q22];[_data_.Q22];&quot;&quot;)">
            <text:p/>
          </table:table-cell>
          <table:table-cell table:style-name="ce23" table:formula="of:=IF([_data_.R22];[_data_.R22];&quot;&quot;)">
            <text:p/>
          </table:table-cell>
          <table:table-cell table:style-name="ce23" table:formula="of:=IF([_data_.S22];[_data_.S22];&quot;&quot;)">
            <text:p/>
          </table:table-cell>
          <table:table-cell table:style-name="ce37" table:formula="of:=IF([_data_.T22];[_data_.T22];&quot;&quot;)">
            <text:p/>
          </table:table-cell>
          <table:table-cell table:style-name="ce42" table:formula="of:=IF([_data_.U22];[_data_.U22];&quot;&quot;)">
            <text:p/>
          </table:table-cell>
        </table:table-row>
        <table:table-row table:style-name="ro1">
          <table:table-cell table:formula="of:=IF([_data_.A23];[_data_.A23];&quot;&quot;)">
            <text:p/>
          </table:table-cell>
          <table:table-cell table:formula="of:=IF([_data_.B23];[_data_.B23];&quot;&quot;)">
            <text:p/>
          </table:table-cell>
          <table:table-cell table:style-name="ce23" table:formula="of:=IF([_data_.C23];[_data_.C23];&quot;&quot;)">
            <text:p/>
          </table:table-cell>
          <table:table-cell table:style-name="ce23" table:formula="of:=IF([_data_.D23];[_data_.D23];&quot;&quot;)">
            <text:p/>
          </table:table-cell>
          <table:table-cell table:style-name="ce23" table:formula="of:=IF([_data_.E23];[_data_.E23];&quot;&quot;)">
            <text:p/>
          </table:table-cell>
          <table:table-cell table:style-name="ce23" table:formula="of:=IF([_data_.F23];[_data_.F23];&quot;&quot;)">
            <text:p/>
          </table:table-cell>
          <table:table-cell table:style-name="ce33" table:formula="of:=IF([_data_.G23];[_data_.G23];&quot;&quot;)">
            <text:p/>
          </table:table-cell>
          <table:table-cell table:style-name="ce33" table:formula="of:=IF([_data_.H23];[_data_.H23];&quot;&quot;)">
            <text:p/>
          </table:table-cell>
          <table:table-cell table:style-name="ce23" table:formula="of:=IF([_data_.I23];[_data_.I23];&quot;&quot;)">
            <text:p/>
          </table:table-cell>
          <table:table-cell table:style-name="ce37" table:formula="of:=IF([_data_.J23];[_data_.J23];&quot;&quot;)">
            <text:p/>
          </table:table-cell>
          <table:table-cell table:style-name="ce23" table:formula="of:=IF([_data_.K23];[_data_.K23];&quot;&quot;)">
            <text:p/>
          </table:table-cell>
          <table:table-cell table:style-name="ce23" table:formula="of:=IF([_data_.L23];[_data_.L23];&quot;&quot;)">
            <text:p/>
          </table:table-cell>
          <table:table-cell table:style-name="ce23" table:formula="of:=IF([_data_.M23];[_data_.M23];&quot;&quot;)">
            <text:p/>
          </table:table-cell>
          <table:table-cell table:style-name="ce23" table:formula="of:=IF([_data_.N23];[_data_.N23];&quot;&quot;)">
            <text:p/>
          </table:table-cell>
          <table:table-cell table:style-name="ce23" table:formula="of:=IF([_data_.O23];[_data_.O23];&quot;&quot;)">
            <text:p/>
          </table:table-cell>
          <table:table-cell table:style-name="ce23" table:formula="of:=IF([_data_.P23];[_data_.P23];&quot;&quot;)">
            <text:p/>
          </table:table-cell>
          <table:table-cell table:style-name="ce23" table:formula="of:=IF([_data_.Q23];[_data_.Q23];&quot;&quot;)">
            <text:p/>
          </table:table-cell>
          <table:table-cell table:style-name="ce23" table:formula="of:=IF([_data_.R23];[_data_.R23];&quot;&quot;)">
            <text:p/>
          </table:table-cell>
          <table:table-cell table:style-name="ce23" table:formula="of:=IF([_data_.S23];[_data_.S23];&quot;&quot;)">
            <text:p/>
          </table:table-cell>
          <table:table-cell table:style-name="ce37" table:formula="of:=IF([_data_.T23];[_data_.T23];&quot;&quot;)">
            <text:p/>
          </table:table-cell>
          <table:table-cell table:style-name="ce42" table:formula="of:=IF([_data_.U23];[_data_.U23];&quot;&quot;)">
            <text:p/>
          </table:table-cell>
        </table:table-row>
        <table:table-row table:style-name="ro1">
          <table:table-cell table:formula="of:=IF([_data_.A24];[_data_.A24];&quot;&quot;)">
            <text:p/>
          </table:table-cell>
          <table:table-cell table:formula="of:=IF([_data_.B24];[_data_.B24];&quot;&quot;)">
            <text:p/>
          </table:table-cell>
          <table:table-cell table:style-name="ce23" table:formula="of:=IF([_data_.C24];[_data_.C24];&quot;&quot;)">
            <text:p/>
          </table:table-cell>
          <table:table-cell table:style-name="ce23" table:formula="of:=IF([_data_.D24];[_data_.D24];&quot;&quot;)">
            <text:p/>
          </table:table-cell>
          <table:table-cell table:style-name="ce23" table:formula="of:=IF([_data_.E24];[_data_.E24];&quot;&quot;)">
            <text:p/>
          </table:table-cell>
          <table:table-cell table:style-name="ce23" table:formula="of:=IF([_data_.F24];[_data_.F24];&quot;&quot;)">
            <text:p/>
          </table:table-cell>
          <table:table-cell table:style-name="ce33" table:formula="of:=IF([_data_.G24];[_data_.G24];&quot;&quot;)">
            <text:p/>
          </table:table-cell>
          <table:table-cell table:style-name="ce33" table:formula="of:=IF([_data_.H24];[_data_.H24];&quot;&quot;)">
            <text:p/>
          </table:table-cell>
          <table:table-cell table:style-name="ce23" table:formula="of:=IF([_data_.I24];[_data_.I24];&quot;&quot;)">
            <text:p/>
          </table:table-cell>
          <table:table-cell table:style-name="ce37" table:formula="of:=IF([_data_.J24];[_data_.J24];&quot;&quot;)">
            <text:p/>
          </table:table-cell>
          <table:table-cell table:style-name="ce23" table:formula="of:=IF([_data_.K24];[_data_.K24];&quot;&quot;)">
            <text:p/>
          </table:table-cell>
          <table:table-cell table:style-name="ce23" table:formula="of:=IF([_data_.L24];[_data_.L24];&quot;&quot;)">
            <text:p/>
          </table:table-cell>
          <table:table-cell table:style-name="ce23" table:formula="of:=IF([_data_.M24];[_data_.M24];&quot;&quot;)">
            <text:p/>
          </table:table-cell>
          <table:table-cell table:style-name="ce23" table:formula="of:=IF([_data_.N24];[_data_.N24];&quot;&quot;)">
            <text:p/>
          </table:table-cell>
          <table:table-cell table:style-name="ce23" table:formula="of:=IF([_data_.O24];[_data_.O24];&quot;&quot;)">
            <text:p/>
          </table:table-cell>
          <table:table-cell table:style-name="ce23" table:formula="of:=IF([_data_.P24];[_data_.P24];&quot;&quot;)">
            <text:p/>
          </table:table-cell>
          <table:table-cell table:style-name="ce23" table:formula="of:=IF([_data_.Q24];[_data_.Q24];&quot;&quot;)">
            <text:p/>
          </table:table-cell>
          <table:table-cell table:style-name="ce23" table:formula="of:=IF([_data_.R24];[_data_.R24];&quot;&quot;)">
            <text:p/>
          </table:table-cell>
          <table:table-cell table:style-name="ce23" table:formula="of:=IF([_data_.S24];[_data_.S24];&quot;&quot;)">
            <text:p/>
          </table:table-cell>
          <table:table-cell table:style-name="ce37" table:formula="of:=IF([_data_.T24];[_data_.T24];&quot;&quot;)">
            <text:p/>
          </table:table-cell>
          <table:table-cell table:style-name="ce42" table:formula="of:=IF([_data_.U24];[_data_.U24];&quot;&quot;)">
            <text:p/>
          </table:table-cell>
        </table:table-row>
        <table:table-row table:style-name="ro1">
          <table:table-cell table:formula="of:=IF([_data_.A25];[_data_.A25];&quot;&quot;)">
            <text:p/>
          </table:table-cell>
          <table:table-cell table:formula="of:=IF([_data_.B25];[_data_.B25];&quot;&quot;)">
            <text:p/>
          </table:table-cell>
          <table:table-cell table:style-name="ce23" table:formula="of:=IF([_data_.C25];[_data_.C25];&quot;&quot;)">
            <text:p/>
          </table:table-cell>
          <table:table-cell table:style-name="ce23" table:formula="of:=IF([_data_.D25];[_data_.D25];&quot;&quot;)">
            <text:p/>
          </table:table-cell>
          <table:table-cell table:style-name="ce23" table:formula="of:=IF([_data_.E25];[_data_.E25];&quot;&quot;)">
            <text:p/>
          </table:table-cell>
          <table:table-cell table:style-name="ce23" table:formula="of:=IF([_data_.F25];[_data_.F25];&quot;&quot;)">
            <text:p/>
          </table:table-cell>
          <table:table-cell table:style-name="ce33" table:formula="of:=IF([_data_.G25];[_data_.G25];&quot;&quot;)">
            <text:p/>
          </table:table-cell>
          <table:table-cell table:style-name="ce33" table:formula="of:=IF([_data_.H25];[_data_.H25];&quot;&quot;)">
            <text:p/>
          </table:table-cell>
          <table:table-cell table:style-name="ce23" table:formula="of:=IF([_data_.I25];[_data_.I25];&quot;&quot;)">
            <text:p/>
          </table:table-cell>
          <table:table-cell table:style-name="ce37" table:formula="of:=IF([_data_.J25];[_data_.J25];&quot;&quot;)">
            <text:p/>
          </table:table-cell>
          <table:table-cell table:style-name="ce23" table:formula="of:=IF([_data_.K25];[_data_.K25];&quot;&quot;)">
            <text:p/>
          </table:table-cell>
          <table:table-cell table:style-name="ce23" table:formula="of:=IF([_data_.L25];[_data_.L25];&quot;&quot;)">
            <text:p/>
          </table:table-cell>
          <table:table-cell table:style-name="ce23" table:formula="of:=IF([_data_.M25];[_data_.M25];&quot;&quot;)">
            <text:p/>
          </table:table-cell>
          <table:table-cell table:style-name="ce23" table:formula="of:=IF([_data_.N25];[_data_.N25];&quot;&quot;)">
            <text:p/>
          </table:table-cell>
          <table:table-cell table:style-name="ce23" table:formula="of:=IF([_data_.O25];[_data_.O25];&quot;&quot;)">
            <text:p/>
          </table:table-cell>
          <table:table-cell table:style-name="ce23" table:formula="of:=IF([_data_.P25];[_data_.P25];&quot;&quot;)">
            <text:p/>
          </table:table-cell>
          <table:table-cell table:style-name="ce23" table:formula="of:=IF([_data_.Q25];[_data_.Q25];&quot;&quot;)">
            <text:p/>
          </table:table-cell>
          <table:table-cell table:style-name="ce23" table:formula="of:=IF([_data_.R25];[_data_.R25];&quot;&quot;)">
            <text:p/>
          </table:table-cell>
          <table:table-cell table:style-name="ce23" table:formula="of:=IF([_data_.S25];[_data_.S25];&quot;&quot;)">
            <text:p/>
          </table:table-cell>
          <table:table-cell table:style-name="ce37" table:formula="of:=IF([_data_.T25];[_data_.T25];&quot;&quot;)">
            <text:p/>
          </table:table-cell>
          <table:table-cell table:style-name="ce42" table:formula="of:=IF([_data_.U25];[_data_.U25];&quot;&quot;)">
            <text:p/>
          </table:table-cell>
        </table:table-row>
        <table:table-row table:style-name="ro1">
          <table:table-cell table:formula="of:=IF([_data_.A26];[_data_.A26];&quot;&quot;)">
            <text:p/>
          </table:table-cell>
          <table:table-cell table:formula="of:=IF([_data_.B26];[_data_.B26];&quot;&quot;)">
            <text:p/>
          </table:table-cell>
          <table:table-cell table:style-name="ce23" table:formula="of:=IF([_data_.C26];[_data_.C26];&quot;&quot;)">
            <text:p/>
          </table:table-cell>
          <table:table-cell table:style-name="ce23" table:formula="of:=IF([_data_.D26];[_data_.D26];&quot;&quot;)">
            <text:p/>
          </table:table-cell>
          <table:table-cell table:style-name="ce23" table:formula="of:=IF([_data_.E26];[_data_.E26];&quot;&quot;)">
            <text:p/>
          </table:table-cell>
          <table:table-cell table:style-name="ce23" table:formula="of:=IF([_data_.F26];[_data_.F26];&quot;&quot;)">
            <text:p/>
          </table:table-cell>
          <table:table-cell table:style-name="ce33" table:formula="of:=IF([_data_.G26];[_data_.G26];&quot;&quot;)">
            <text:p/>
          </table:table-cell>
          <table:table-cell table:style-name="ce33" table:formula="of:=IF([_data_.H26];[_data_.H26];&quot;&quot;)">
            <text:p/>
          </table:table-cell>
          <table:table-cell table:style-name="ce23" table:formula="of:=IF([_data_.I26];[_data_.I26];&quot;&quot;)">
            <text:p/>
          </table:table-cell>
          <table:table-cell table:style-name="ce37" table:formula="of:=IF([_data_.J26];[_data_.J26];&quot;&quot;)">
            <text:p/>
          </table:table-cell>
          <table:table-cell table:style-name="ce23" table:formula="of:=IF([_data_.K26];[_data_.K26];&quot;&quot;)">
            <text:p/>
          </table:table-cell>
          <table:table-cell table:style-name="ce23" table:formula="of:=IF([_data_.L26];[_data_.L26];&quot;&quot;)">
            <text:p/>
          </table:table-cell>
          <table:table-cell table:style-name="ce23" table:formula="of:=IF([_data_.M26];[_data_.M26];&quot;&quot;)">
            <text:p/>
          </table:table-cell>
          <table:table-cell table:style-name="ce23" table:formula="of:=IF([_data_.N26];[_data_.N26];&quot;&quot;)">
            <text:p/>
          </table:table-cell>
          <table:table-cell table:style-name="ce23" table:formula="of:=IF([_data_.O26];[_data_.O26];&quot;&quot;)">
            <text:p/>
          </table:table-cell>
          <table:table-cell table:style-name="ce23" table:formula="of:=IF([_data_.P26];[_data_.P26];&quot;&quot;)">
            <text:p/>
          </table:table-cell>
          <table:table-cell table:style-name="ce23" table:formula="of:=IF([_data_.Q26];[_data_.Q26];&quot;&quot;)">
            <text:p/>
          </table:table-cell>
          <table:table-cell table:style-name="ce23" table:formula="of:=IF([_data_.R26];[_data_.R26];&quot;&quot;)">
            <text:p/>
          </table:table-cell>
          <table:table-cell table:style-name="ce23" table:formula="of:=IF([_data_.S26];[_data_.S26];&quot;&quot;)">
            <text:p/>
          </table:table-cell>
          <table:table-cell table:style-name="ce37" table:formula="of:=IF([_data_.T26];[_data_.T26];&quot;&quot;)">
            <text:p/>
          </table:table-cell>
          <table:table-cell table:style-name="ce42" table:formula="of:=IF([_data_.U26];[_data_.U26];&quot;&quot;)">
            <text:p/>
          </table:table-cell>
        </table:table-row>
        <table:table-row table:style-name="ro1">
          <table:table-cell table:formula="of:=IF([_data_.A27];[_data_.A27];&quot;&quot;)">
            <text:p/>
          </table:table-cell>
          <table:table-cell table:formula="of:=IF([_data_.B27];[_data_.B27];&quot;&quot;)">
            <text:p/>
          </table:table-cell>
          <table:table-cell table:style-name="ce23" table:formula="of:=IF([_data_.C27];[_data_.C27];&quot;&quot;)">
            <text:p/>
          </table:table-cell>
          <table:table-cell table:style-name="ce23" table:formula="of:=IF([_data_.D27];[_data_.D27];&quot;&quot;)">
            <text:p/>
          </table:table-cell>
          <table:table-cell table:style-name="ce23" table:formula="of:=IF([_data_.E27];[_data_.E27];&quot;&quot;)">
            <text:p/>
          </table:table-cell>
          <table:table-cell table:style-name="ce23" table:formula="of:=IF([_data_.F27];[_data_.F27];&quot;&quot;)">
            <text:p/>
          </table:table-cell>
          <table:table-cell table:style-name="ce33" table:formula="of:=IF([_data_.G27];[_data_.G27];&quot;&quot;)">
            <text:p/>
          </table:table-cell>
          <table:table-cell table:style-name="ce33" table:formula="of:=IF([_data_.H27];[_data_.H27];&quot;&quot;)">
            <text:p/>
          </table:table-cell>
          <table:table-cell table:style-name="ce23" table:formula="of:=IF([_data_.I27];[_data_.I27];&quot;&quot;)">
            <text:p/>
          </table:table-cell>
          <table:table-cell table:style-name="ce37" table:formula="of:=IF([_data_.J27];[_data_.J27];&quot;&quot;)">
            <text:p/>
          </table:table-cell>
          <table:table-cell table:style-name="ce23" table:formula="of:=IF([_data_.K27];[_data_.K27];&quot;&quot;)">
            <text:p/>
          </table:table-cell>
          <table:table-cell table:style-name="ce23" table:formula="of:=IF([_data_.L27];[_data_.L27];&quot;&quot;)">
            <text:p/>
          </table:table-cell>
          <table:table-cell table:style-name="ce23" table:formula="of:=IF([_data_.M27];[_data_.M27];&quot;&quot;)">
            <text:p/>
          </table:table-cell>
          <table:table-cell table:style-name="ce23" table:formula="of:=IF([_data_.N27];[_data_.N27];&quot;&quot;)">
            <text:p/>
          </table:table-cell>
          <table:table-cell table:style-name="ce23" table:formula="of:=IF([_data_.O27];[_data_.O27];&quot;&quot;)">
            <text:p/>
          </table:table-cell>
          <table:table-cell table:style-name="ce23" table:formula="of:=IF([_data_.P27];[_data_.P27];&quot;&quot;)">
            <text:p/>
          </table:table-cell>
          <table:table-cell table:style-name="ce23" table:formula="of:=IF([_data_.Q27];[_data_.Q27];&quot;&quot;)">
            <text:p/>
          </table:table-cell>
          <table:table-cell table:style-name="ce23" table:formula="of:=IF([_data_.R27];[_data_.R27];&quot;&quot;)">
            <text:p/>
          </table:table-cell>
          <table:table-cell table:style-name="ce23" table:formula="of:=IF([_data_.S27];[_data_.S27];&quot;&quot;)">
            <text:p/>
          </table:table-cell>
          <table:table-cell table:style-name="ce37" table:formula="of:=IF([_data_.T27];[_data_.T27];&quot;&quot;)">
            <text:p/>
          </table:table-cell>
          <table:table-cell table:style-name="ce42" table:formula="of:=IF([_data_.U27];[_data_.U27];&quot;&quot;)">
            <text:p/>
          </table:table-cell>
        </table:table-row>
        <table:table-row table:style-name="ro1">
          <table:table-cell table:formula="of:=IF([_data_.A28];[_data_.A28];&quot;&quot;)">
            <text:p/>
          </table:table-cell>
          <table:table-cell table:formula="of:=IF([_data_.B28];[_data_.B28];&quot;&quot;)">
            <text:p/>
          </table:table-cell>
          <table:table-cell table:style-name="ce23" table:formula="of:=IF([_data_.C28];[_data_.C28];&quot;&quot;)">
            <text:p/>
          </table:table-cell>
          <table:table-cell table:style-name="ce23" table:formula="of:=IF([_data_.D28];[_data_.D28];&quot;&quot;)">
            <text:p/>
          </table:table-cell>
          <table:table-cell table:style-name="ce23" table:formula="of:=IF([_data_.E28];[_data_.E28];&quot;&quot;)">
            <text:p/>
          </table:table-cell>
          <table:table-cell table:style-name="ce23" table:formula="of:=IF([_data_.F28];[_data_.F28];&quot;&quot;)">
            <text:p/>
          </table:table-cell>
          <table:table-cell table:style-name="ce33" table:formula="of:=IF([_data_.G28];[_data_.G28];&quot;&quot;)">
            <text:p/>
          </table:table-cell>
          <table:table-cell table:style-name="ce33" table:formula="of:=IF([_data_.H28];[_data_.H28];&quot;&quot;)">
            <text:p/>
          </table:table-cell>
          <table:table-cell table:style-name="ce23" table:formula="of:=IF([_data_.I28];[_data_.I28];&quot;&quot;)">
            <text:p/>
          </table:table-cell>
          <table:table-cell table:style-name="ce37" table:formula="of:=IF([_data_.J28];[_data_.J28];&quot;&quot;)">
            <text:p/>
          </table:table-cell>
          <table:table-cell table:style-name="ce23" table:formula="of:=IF([_data_.K28];[_data_.K28];&quot;&quot;)">
            <text:p/>
          </table:table-cell>
          <table:table-cell table:style-name="ce23" table:formula="of:=IF([_data_.L28];[_data_.L28];&quot;&quot;)">
            <text:p/>
          </table:table-cell>
          <table:table-cell table:style-name="ce23" table:formula="of:=IF([_data_.M28];[_data_.M28];&quot;&quot;)">
            <text:p/>
          </table:table-cell>
          <table:table-cell table:style-name="ce23" table:formula="of:=IF([_data_.N28];[_data_.N28];&quot;&quot;)">
            <text:p/>
          </table:table-cell>
          <table:table-cell table:style-name="ce23" table:formula="of:=IF([_data_.O28];[_data_.O28];&quot;&quot;)">
            <text:p/>
          </table:table-cell>
          <table:table-cell table:style-name="ce23" table:formula="of:=IF([_data_.P28];[_data_.P28];&quot;&quot;)">
            <text:p/>
          </table:table-cell>
          <table:table-cell table:style-name="ce23" table:formula="of:=IF([_data_.Q28];[_data_.Q28];&quot;&quot;)">
            <text:p/>
          </table:table-cell>
          <table:table-cell table:style-name="ce23" table:formula="of:=IF([_data_.R28];[_data_.R28];&quot;&quot;)">
            <text:p/>
          </table:table-cell>
          <table:table-cell table:style-name="ce23" table:formula="of:=IF([_data_.S28];[_data_.S28];&quot;&quot;)">
            <text:p/>
          </table:table-cell>
          <table:table-cell table:style-name="ce37" table:formula="of:=IF([_data_.T28];[_data_.T28];&quot;&quot;)">
            <text:p/>
          </table:table-cell>
          <table:table-cell table:style-name="ce42" table:formula="of:=IF([_data_.U28];[_data_.U28];&quot;&quot;)">
            <text:p/>
          </table:table-cell>
        </table:table-row>
        <table:table-row table:style-name="ro1">
          <table:table-cell table:formula="of:=IF([_data_.A29];[_data_.A29];&quot;&quot;)">
            <text:p/>
          </table:table-cell>
          <table:table-cell table:formula="of:=IF([_data_.B29];[_data_.B29];&quot;&quot;)">
            <text:p/>
          </table:table-cell>
          <table:table-cell table:style-name="ce23" table:formula="of:=IF([_data_.C29];[_data_.C29];&quot;&quot;)">
            <text:p/>
          </table:table-cell>
          <table:table-cell table:style-name="ce23" table:formula="of:=IF([_data_.D29];[_data_.D29];&quot;&quot;)">
            <text:p/>
          </table:table-cell>
          <table:table-cell table:style-name="ce23" table:formula="of:=IF([_data_.E29];[_data_.E29];&quot;&quot;)">
            <text:p/>
          </table:table-cell>
          <table:table-cell table:style-name="ce23" table:formula="of:=IF([_data_.F29];[_data_.F29];&quot;&quot;)">
            <text:p/>
          </table:table-cell>
          <table:table-cell table:style-name="ce33" table:formula="of:=IF([_data_.G29];[_data_.G29];&quot;&quot;)">
            <text:p/>
          </table:table-cell>
          <table:table-cell table:style-name="ce33" table:formula="of:=IF([_data_.H29];[_data_.H29];&quot;&quot;)">
            <text:p/>
          </table:table-cell>
          <table:table-cell table:style-name="ce23" table:formula="of:=IF([_data_.I29];[_data_.I29];&quot;&quot;)">
            <text:p/>
          </table:table-cell>
          <table:table-cell table:style-name="ce37" table:formula="of:=IF([_data_.J29];[_data_.J29];&quot;&quot;)">
            <text:p/>
          </table:table-cell>
          <table:table-cell table:style-name="ce23" table:formula="of:=IF([_data_.K29];[_data_.K29];&quot;&quot;)">
            <text:p/>
          </table:table-cell>
          <table:table-cell table:style-name="ce23" table:formula="of:=IF([_data_.L29];[_data_.L29];&quot;&quot;)">
            <text:p/>
          </table:table-cell>
          <table:table-cell table:style-name="ce23" table:formula="of:=IF([_data_.M29];[_data_.M29];&quot;&quot;)">
            <text:p/>
          </table:table-cell>
          <table:table-cell table:style-name="ce23" table:formula="of:=IF([_data_.N29];[_data_.N29];&quot;&quot;)">
            <text:p/>
          </table:table-cell>
          <table:table-cell table:style-name="ce23" table:formula="of:=IF([_data_.O29];[_data_.O29];&quot;&quot;)">
            <text:p/>
          </table:table-cell>
          <table:table-cell table:style-name="ce23" table:formula="of:=IF([_data_.P29];[_data_.P29];&quot;&quot;)">
            <text:p/>
          </table:table-cell>
          <table:table-cell table:style-name="ce23" table:formula="of:=IF([_data_.Q29];[_data_.Q29];&quot;&quot;)">
            <text:p/>
          </table:table-cell>
          <table:table-cell table:style-name="ce23" table:formula="of:=IF([_data_.R29];[_data_.R29];&quot;&quot;)">
            <text:p/>
          </table:table-cell>
          <table:table-cell table:style-name="ce23" table:formula="of:=IF([_data_.S29];[_data_.S29];&quot;&quot;)">
            <text:p/>
          </table:table-cell>
          <table:table-cell table:style-name="ce37" table:formula="of:=IF([_data_.T29];[_data_.T29];&quot;&quot;)">
            <text:p/>
          </table:table-cell>
          <table:table-cell table:style-name="ce42" table:formula="of:=IF([_data_.U29];[_data_.U29];&quot;&quot;)">
            <text:p/>
          </table:table-cell>
        </table:table-row>
        <table:table-row table:style-name="ro1">
          <table:table-cell table:formula="of:=IF([_data_.A30];[_data_.A30];&quot;&quot;)">
            <text:p/>
          </table:table-cell>
          <table:table-cell table:formula="of:=IF([_data_.B30];[_data_.B30];&quot;&quot;)">
            <text:p/>
          </table:table-cell>
          <table:table-cell table:style-name="ce23" table:formula="of:=IF([_data_.C30];[_data_.C30];&quot;&quot;)">
            <text:p/>
          </table:table-cell>
          <table:table-cell table:style-name="ce23" table:formula="of:=IF([_data_.D30];[_data_.D30];&quot;&quot;)">
            <text:p/>
          </table:table-cell>
          <table:table-cell table:style-name="ce23" table:formula="of:=IF([_data_.E30];[_data_.E30];&quot;&quot;)">
            <text:p/>
          </table:table-cell>
          <table:table-cell table:style-name="ce23" table:formula="of:=IF([_data_.F30];[_data_.F30];&quot;&quot;)">
            <text:p/>
          </table:table-cell>
          <table:table-cell table:style-name="ce33" table:formula="of:=IF([_data_.G30];[_data_.G30];&quot;&quot;)">
            <text:p/>
          </table:table-cell>
          <table:table-cell table:style-name="ce33" table:formula="of:=IF([_data_.H30];[_data_.H30];&quot;&quot;)">
            <text:p/>
          </table:table-cell>
          <table:table-cell table:style-name="ce23" table:formula="of:=IF([_data_.I30];[_data_.I30];&quot;&quot;)">
            <text:p/>
          </table:table-cell>
          <table:table-cell table:style-name="ce37" table:formula="of:=IF([_data_.J30];[_data_.J30];&quot;&quot;)">
            <text:p/>
          </table:table-cell>
          <table:table-cell table:style-name="ce23" table:formula="of:=IF([_data_.K30];[_data_.K30];&quot;&quot;)">
            <text:p/>
          </table:table-cell>
          <table:table-cell table:style-name="ce23" table:formula="of:=IF([_data_.L30];[_data_.L30];&quot;&quot;)">
            <text:p/>
          </table:table-cell>
          <table:table-cell table:style-name="ce23" table:formula="of:=IF([_data_.M30];[_data_.M30];&quot;&quot;)">
            <text:p/>
          </table:table-cell>
          <table:table-cell table:style-name="ce23" table:formula="of:=IF([_data_.N30];[_data_.N30];&quot;&quot;)">
            <text:p/>
          </table:table-cell>
          <table:table-cell table:style-name="ce23" table:formula="of:=IF([_data_.O30];[_data_.O30];&quot;&quot;)">
            <text:p/>
          </table:table-cell>
          <table:table-cell table:style-name="ce23" table:formula="of:=IF([_data_.P30];[_data_.P30];&quot;&quot;)">
            <text:p/>
          </table:table-cell>
          <table:table-cell table:style-name="ce23" table:formula="of:=IF([_data_.Q30];[_data_.Q30];&quot;&quot;)">
            <text:p/>
          </table:table-cell>
          <table:table-cell table:style-name="ce23" table:formula="of:=IF([_data_.R30];[_data_.R30];&quot;&quot;)">
            <text:p/>
          </table:table-cell>
          <table:table-cell table:style-name="ce23" table:formula="of:=IF([_data_.S30];[_data_.S30];&quot;&quot;)">
            <text:p/>
          </table:table-cell>
          <table:table-cell table:style-name="ce37" table:formula="of:=IF([_data_.T30];[_data_.T30];&quot;&quot;)">
            <text:p/>
          </table:table-cell>
          <table:table-cell table:style-name="ce42" table:formula="of:=IF([_data_.U30];[_data_.U30];&quot;&quot;)">
            <text:p/>
          </table:table-cell>
        </table:table-row>
        <table:table-row table:style-name="ro1">
          <table:table-cell table:formula="of:=IF([_data_.A31];[_data_.A31];&quot;&quot;)">
            <text:p/>
          </table:table-cell>
          <table:table-cell table:formula="of:=IF([_data_.B31];[_data_.B31];&quot;&quot;)">
            <text:p/>
          </table:table-cell>
          <table:table-cell table:style-name="ce23" table:formula="of:=IF([_data_.C31];[_data_.C31];&quot;&quot;)">
            <text:p/>
          </table:table-cell>
          <table:table-cell table:style-name="ce23" table:formula="of:=IF([_data_.D31];[_data_.D31];&quot;&quot;)">
            <text:p/>
          </table:table-cell>
          <table:table-cell table:style-name="ce23" table:formula="of:=IF([_data_.E31];[_data_.E31];&quot;&quot;)">
            <text:p/>
          </table:table-cell>
          <table:table-cell table:style-name="ce23" table:formula="of:=IF([_data_.F31];[_data_.F31];&quot;&quot;)">
            <text:p/>
          </table:table-cell>
          <table:table-cell table:style-name="ce33" table:formula="of:=IF([_data_.G31];[_data_.G31];&quot;&quot;)">
            <text:p/>
          </table:table-cell>
          <table:table-cell table:style-name="ce33" table:formula="of:=IF([_data_.H31];[_data_.H31];&quot;&quot;)">
            <text:p/>
          </table:table-cell>
          <table:table-cell table:style-name="ce23" table:formula="of:=IF([_data_.I31];[_data_.I31];&quot;&quot;)">
            <text:p/>
          </table:table-cell>
          <table:table-cell table:style-name="ce37" table:formula="of:=IF([_data_.J31];[_data_.J31];&quot;&quot;)">
            <text:p/>
          </table:table-cell>
          <table:table-cell table:style-name="ce23" table:formula="of:=IF([_data_.K31];[_data_.K31];&quot;&quot;)">
            <text:p/>
          </table:table-cell>
          <table:table-cell table:style-name="ce23" table:formula="of:=IF([_data_.L31];[_data_.L31];&quot;&quot;)">
            <text:p/>
          </table:table-cell>
          <table:table-cell table:style-name="ce23" table:formula="of:=IF([_data_.M31];[_data_.M31];&quot;&quot;)">
            <text:p/>
          </table:table-cell>
          <table:table-cell table:style-name="ce23" table:formula="of:=IF([_data_.N31];[_data_.N31];&quot;&quot;)">
            <text:p/>
          </table:table-cell>
          <table:table-cell table:style-name="ce23" table:formula="of:=IF([_data_.O31];[_data_.O31];&quot;&quot;)">
            <text:p/>
          </table:table-cell>
          <table:table-cell table:style-name="ce23" table:formula="of:=IF([_data_.P31];[_data_.P31];&quot;&quot;)">
            <text:p/>
          </table:table-cell>
          <table:table-cell table:style-name="ce23" table:formula="of:=IF([_data_.Q31];[_data_.Q31];&quot;&quot;)">
            <text:p/>
          </table:table-cell>
          <table:table-cell table:style-name="ce23" table:formula="of:=IF([_data_.R31];[_data_.R31];&quot;&quot;)">
            <text:p/>
          </table:table-cell>
          <table:table-cell table:style-name="ce23" table:formula="of:=IF([_data_.S31];[_data_.S31];&quot;&quot;)">
            <text:p/>
          </table:table-cell>
          <table:table-cell table:style-name="ce37" table:formula="of:=IF([_data_.T31];[_data_.T31];&quot;&quot;)">
            <text:p/>
          </table:table-cell>
          <table:table-cell table:style-name="ce42" table:formula="of:=IF([_data_.U31];[_data_.U31];&quot;&quot;)">
            <text:p/>
          </table:table-cell>
        </table:table-row>
        <table:table-row table:style-name="ro1">
          <table:table-cell table:formula="of:=IF([_data_.A32];[_data_.A32];&quot;&quot;)">
            <text:p/>
          </table:table-cell>
          <table:table-cell table:formula="of:=IF([_data_.B32];[_data_.B32];&quot;&quot;)">
            <text:p/>
          </table:table-cell>
          <table:table-cell table:style-name="ce23" table:formula="of:=IF([_data_.C32];[_data_.C32];&quot;&quot;)">
            <text:p/>
          </table:table-cell>
          <table:table-cell table:style-name="ce23" table:formula="of:=IF([_data_.D32];[_data_.D32];&quot;&quot;)">
            <text:p/>
          </table:table-cell>
          <table:table-cell table:style-name="ce23" table:formula="of:=IF([_data_.E32];[_data_.E32];&quot;&quot;)">
            <text:p/>
          </table:table-cell>
          <table:table-cell table:style-name="ce23" table:formula="of:=IF([_data_.F32];[_data_.F32];&quot;&quot;)">
            <text:p/>
          </table:table-cell>
          <table:table-cell table:style-name="ce33" table:formula="of:=IF([_data_.G32];[_data_.G32];&quot;&quot;)">
            <text:p/>
          </table:table-cell>
          <table:table-cell table:style-name="ce33" table:formula="of:=IF([_data_.H32];[_data_.H32];&quot;&quot;)">
            <text:p/>
          </table:table-cell>
          <table:table-cell table:style-name="ce23" table:formula="of:=IF([_data_.I32];[_data_.I32];&quot;&quot;)">
            <text:p/>
          </table:table-cell>
          <table:table-cell table:style-name="ce37" table:formula="of:=IF([_data_.J32];[_data_.J32];&quot;&quot;)">
            <text:p/>
          </table:table-cell>
          <table:table-cell table:style-name="ce23" table:formula="of:=IF([_data_.K32];[_data_.K32];&quot;&quot;)">
            <text:p/>
          </table:table-cell>
          <table:table-cell table:style-name="ce23" table:formula="of:=IF([_data_.L32];[_data_.L32];&quot;&quot;)">
            <text:p/>
          </table:table-cell>
          <table:table-cell table:style-name="ce23" table:formula="of:=IF([_data_.M32];[_data_.M32];&quot;&quot;)">
            <text:p/>
          </table:table-cell>
          <table:table-cell table:style-name="ce23" table:formula="of:=IF([_data_.N32];[_data_.N32];&quot;&quot;)">
            <text:p/>
          </table:table-cell>
          <table:table-cell table:style-name="ce23" table:formula="of:=IF([_data_.O32];[_data_.O32];&quot;&quot;)">
            <text:p/>
          </table:table-cell>
          <table:table-cell table:style-name="ce23" table:formula="of:=IF([_data_.P32];[_data_.P32];&quot;&quot;)">
            <text:p/>
          </table:table-cell>
          <table:table-cell table:style-name="ce23" table:formula="of:=IF([_data_.Q32];[_data_.Q32];&quot;&quot;)">
            <text:p/>
          </table:table-cell>
          <table:table-cell table:style-name="ce23" table:formula="of:=IF([_data_.R32];[_data_.R32];&quot;&quot;)">
            <text:p/>
          </table:table-cell>
          <table:table-cell table:style-name="ce23" table:formula="of:=IF([_data_.S32];[_data_.S32];&quot;&quot;)">
            <text:p/>
          </table:table-cell>
          <table:table-cell table:style-name="ce37" table:formula="of:=IF([_data_.T32];[_data_.T32];&quot;&quot;)">
            <text:p/>
          </table:table-cell>
          <table:table-cell table:style-name="ce42" table:formula="of:=IF([_data_.U32];[_data_.U32];&quot;&quot;)">
            <text:p/>
          </table:table-cell>
        </table:table-row>
        <table:table-row table:style-name="ro1">
          <table:table-cell table:formula="of:=IF([_data_.A33];[_data_.A33];&quot;&quot;)">
            <text:p/>
          </table:table-cell>
          <table:table-cell table:formula="of:=IF([_data_.B33];[_data_.B33];&quot;&quot;)">
            <text:p/>
          </table:table-cell>
          <table:table-cell table:style-name="ce23" table:formula="of:=IF([_data_.C33];[_data_.C33];&quot;&quot;)">
            <text:p/>
          </table:table-cell>
          <table:table-cell table:style-name="ce23" table:formula="of:=IF([_data_.D33];[_data_.D33];&quot;&quot;)">
            <text:p/>
          </table:table-cell>
          <table:table-cell table:style-name="ce23" table:formula="of:=IF([_data_.E33];[_data_.E33];&quot;&quot;)">
            <text:p/>
          </table:table-cell>
          <table:table-cell table:style-name="ce23" table:formula="of:=IF([_data_.F33];[_data_.F33];&quot;&quot;)">
            <text:p/>
          </table:table-cell>
          <table:table-cell table:style-name="ce33" table:formula="of:=IF([_data_.G33];[_data_.G33];&quot;&quot;)">
            <text:p/>
          </table:table-cell>
          <table:table-cell table:style-name="ce33" table:formula="of:=IF([_data_.H33];[_data_.H33];&quot;&quot;)">
            <text:p/>
          </table:table-cell>
          <table:table-cell table:style-name="ce23" table:formula="of:=IF([_data_.I33];[_data_.I33];&quot;&quot;)">
            <text:p/>
          </table:table-cell>
          <table:table-cell table:style-name="ce37" table:formula="of:=IF([_data_.J33];[_data_.J33];&quot;&quot;)">
            <text:p/>
          </table:table-cell>
          <table:table-cell table:style-name="ce23" table:formula="of:=IF([_data_.K33];[_data_.K33];&quot;&quot;)">
            <text:p/>
          </table:table-cell>
          <table:table-cell table:style-name="ce23" table:formula="of:=IF([_data_.L33];[_data_.L33];&quot;&quot;)">
            <text:p/>
          </table:table-cell>
          <table:table-cell table:style-name="ce23" table:formula="of:=IF([_data_.M33];[_data_.M33];&quot;&quot;)">
            <text:p/>
          </table:table-cell>
          <table:table-cell table:style-name="ce23" table:formula="of:=IF([_data_.N33];[_data_.N33];&quot;&quot;)">
            <text:p/>
          </table:table-cell>
          <table:table-cell table:style-name="ce23" table:formula="of:=IF([_data_.O33];[_data_.O33];&quot;&quot;)">
            <text:p/>
          </table:table-cell>
          <table:table-cell table:style-name="ce23" table:formula="of:=IF([_data_.P33];[_data_.P33];&quot;&quot;)">
            <text:p/>
          </table:table-cell>
          <table:table-cell table:style-name="ce23" table:formula="of:=IF([_data_.Q33];[_data_.Q33];&quot;&quot;)">
            <text:p/>
          </table:table-cell>
          <table:table-cell table:style-name="ce23" table:formula="of:=IF([_data_.R33];[_data_.R33];&quot;&quot;)">
            <text:p/>
          </table:table-cell>
          <table:table-cell table:style-name="ce23" table:formula="of:=IF([_data_.S33];[_data_.S33];&quot;&quot;)">
            <text:p/>
          </table:table-cell>
          <table:table-cell table:style-name="ce37" table:formula="of:=IF([_data_.T33];[_data_.T33];&quot;&quot;)">
            <text:p/>
          </table:table-cell>
          <table:table-cell table:style-name="ce42" table:formula="of:=IF([_data_.U33];[_data_.U33];&quot;&quot;)">
            <text:p/>
          </table:table-cell>
        </table:table-row>
        <table:table-row table:style-name="ro1">
          <table:table-cell table:style-name="ce16" table:formula="of:=IF([_data_.A34];[_data_.A34];&quot;&quot;)">
            <text:p/>
          </table:table-cell>
          <table:table-cell table:style-name="ce24" table:formula="of:=IF([_data_.B34];[_data_.B34];&quot;&quot;)">
            <text:p/>
          </table:table-cell>
          <table:table-cell table:style-name="ce24" table:formula="of:=IF([_data_.C34];[_data_.C34];&quot;&quot;)">
            <text:p/>
          </table:table-cell>
          <table:table-cell table:style-name="ce24" table:formula="of:=IF([_data_.D34];[_data_.D34];&quot;&quot;)">
            <text:p/>
          </table:table-cell>
          <table:table-cell table:style-name="ce24" table:formula="of:=IF([_data_.E34];[_data_.E34];&quot;&quot;)">
            <text:p/>
          </table:table-cell>
          <table:table-cell table:style-name="ce24" table:formula="of:=IF([_data_.F34];[_data_.F34];&quot;&quot;)">
            <text:p/>
          </table:table-cell>
          <table:table-cell table:style-name="ce34" table:formula="of:=IF([_data_.G34];[_data_.G34];&quot;&quot;)">
            <text:p/>
          </table:table-cell>
          <table:table-cell table:style-name="ce34" table:formula="of:=IF([_data_.H34];[_data_.H34];&quot;&quot;)">
            <text:p/>
          </table:table-cell>
          <table:table-cell table:style-name="ce24" table:formula="of:=IF([_data_.I34];[_data_.I34];&quot;&quot;)">
            <text:p/>
          </table:table-cell>
          <table:table-cell table:style-name="ce38" table:formula="of:=IF([_data_.J34];[_data_.J34];&quot;&quot;)">
            <text:p/>
          </table:table-cell>
          <table:table-cell table:style-name="ce24" table:formula="of:=IF([_data_.K34];[_data_.K34];&quot;&quot;)">
            <text:p/>
          </table:table-cell>
          <table:table-cell table:style-name="ce24" table:formula="of:=IF([_data_.L34];[_data_.L34];&quot;&quot;)">
            <text:p/>
          </table:table-cell>
          <table:table-cell table:style-name="ce24" table:formula="of:=IF([_data_.M34];[_data_.M34];&quot;&quot;)">
            <text:p/>
          </table:table-cell>
          <table:table-cell table:style-name="ce24" table:formula="of:=IF([_data_.N34];[_data_.N34];&quot;&quot;)">
            <text:p/>
          </table:table-cell>
          <table:table-cell table:style-name="ce24" table:formula="of:=IF([_data_.O34];[_data_.O34];&quot;&quot;)">
            <text:p/>
          </table:table-cell>
          <table:table-cell table:style-name="ce24" table:formula="of:=IF([_data_.P34];[_data_.P34];&quot;&quot;)">
            <text:p/>
          </table:table-cell>
          <table:table-cell table:style-name="ce24" table:formula="of:=IF([_data_.Q34];[_data_.Q34];&quot;&quot;)">
            <text:p/>
          </table:table-cell>
          <table:table-cell table:style-name="ce24" table:formula="of:=IF([_data_.R34];[_data_.R34];&quot;&quot;)">
            <text:p/>
          </table:table-cell>
          <table:table-cell table:style-name="ce24" table:formula="of:=IF([_data_.S34];[_data_.S34];&quot;&quot;)">
            <text:p/>
          </table:table-cell>
          <table:table-cell table:style-name="ce38" table:formula="of:=IF([_data_.T34];[_data_.T34];&quot;&quot;)">
            <text:p/>
          </table:table-cell>
          <table:table-cell table:style-name="ce43" table:formula="of:=IF([_data_.U34];[_data_.U34];&quot;&quot;)">
            <text:p/>
          </table:table-cell>
        </table:table-row>
        <table:table-row table:style-name="ro1">
          <table:table-cell table:style-name="Default" table:number-columns-repeated="21"/>
        </table:table-row>
        <table:table-row table:style-name="ro1">
          <table:table-cell table:style-name="ce17" office:value-type="string" calcext:value-type="string">
            <text:p>Tunnit yht.</text:p>
          </table:table-cell>
          <table:table-cell table:style-name="ce25"/>
          <table:table-cell table:style-name="ce30" table:formula="of:=SUM([Tamm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ext:p>Ylityöt yht.</text:p>
          </table:table-cell>
          <table:table-cell table:style-name="Default"/>
          <table:table-cell table:style-name="ce30" table:formula="of:=SUM([Tamm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Tammi.P3:.P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Iltatunnit yht.</text:p>
          </table:table-cell>
          <table:table-cell table:style-name="ce25"/>
          <table:table-cell table:style-name="ce30" table:formula="of:=SUM([Tamm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Tammi.Q3:.Q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Lauantaitunnit yht.</text:p>
          </table:table-cell>
          <table:table-cell table:style-name="ce25"/>
          <table:table-cell table:style-name="ce30" table:formula="of:=SUMIFS([Tammi.F3:.F35];[Tamm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Tammi.R3:.R35];[Tam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ext:p>Sunnuntaitunnit yht.</text:p>
          </table:table-cell>
          <table:table-cell table:style-name="ce25"/>
          <table:table-cell table:style-name="ce30" table:formula="of:=SUMIFS([Tammi.F3:.F35];[Tamm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Tammi.F3:.F35];[Tammi.I3:.I35];&quot;=1&quot;;[Tamm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ext:p>Lomia käytetty</text:p>
          </table:table-cell>
          <table:table-cell table:style-name="Default"/>
          <table:table-cell table:style-name="ce30" table:formula="of:=SUM([Tamm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Tammi.F3:.F35];[Tammi.I3:.I35];&quot;=1&quot;;[Tamm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9" table:formula="of:=IF([_data_.A2];[_data_.A2];&quot;&quot;)">
            <text:p/>
          </table:table-cell>
          <table:table-cell table:style-name="ce27" table:formula="of:=IF([_data_.V2]=&quot;&quot;;&quot;&quot;;[_data_.V2])" table:number-columns-spanned="20" table:number-rows-spanned="1">
            <text:p/>
          </table:table-cell>
          <table:covered-table-cell table:number-columns-repeated="19"/>
        </table:table-row>
        <table:table-row table:style-name="ro1">
          <table:table-cell table:style-name="ce20" table:formula="of:=IF([_data_.A3];[_data_.A3];&quot;&quot;)">
            <text:p/>
          </table:table-cell>
          <table:table-cell table:style-name="ce28" table:formula="of:=IF([_data_.V3]=&quot;&quot;;&quot;&quot;;[_data_.V3])" table:number-columns-spanned="20" table:number-rows-spanned="1">
            <text:p/>
          </table:table-cell>
          <table:covered-table-cell table:number-columns-repeated="19"/>
        </table:table-row>
        <table:table-row table:style-name="ro1">
          <table:table-cell table:style-name="ce20" table:formula="of:=IF([_data_.A4];[_data_.A4];&quot;&quot;)">
            <text:p/>
          </table:table-cell>
          <table:table-cell table:style-name="ce28" table:formula="of:=IF([_data_.V4]=&quot;&quot;;&quot;&quot;;[_data_.V4])" table:number-columns-spanned="20" table:number-rows-spanned="1">
            <text:p/>
          </table:table-cell>
          <table:covered-table-cell table:number-columns-repeated="19"/>
        </table:table-row>
        <table:table-row table:style-name="ro1">
          <table:table-cell table:style-name="ce20" table:formula="of:=IF([_data_.A5];[_data_.A5];&quot;&quot;)">
            <text:p/>
          </table:table-cell>
          <table:table-cell table:style-name="ce28" table:formula="of:=IF([_data_.V5]=&quot;&quot;;&quot;&quot;;[_data_.V5])" table:number-columns-spanned="20" table:number-rows-spanned="1">
            <text:p/>
          </table:table-cell>
          <table:covered-table-cell table:number-columns-repeated="19"/>
        </table:table-row>
        <table:table-row table:style-name="ro1">
          <table:table-cell table:style-name="ce20" table:formula="of:=IF([_data_.A6];[_data_.A6];&quot;&quot;)">
            <text:p/>
          </table:table-cell>
          <table:table-cell table:style-name="ce28" table:formula="of:=IF([_data_.V6]=&quot;&quot;;&quot;&quot;;[_data_.V6])" table:number-columns-spanned="20" table:number-rows-spanned="1">
            <text:p/>
          </table:table-cell>
          <table:covered-table-cell table:number-columns-repeated="19"/>
        </table:table-row>
        <table:table-row table:style-name="ro1">
          <table:table-cell table:style-name="ce20" table:formula="of:=IF([_data_.A7];[_data_.A7];&quot;&quot;)">
            <text:p/>
          </table:table-cell>
          <table:table-cell table:style-name="ce28" table:formula="of:=IF([_data_.V7]=&quot;&quot;;&quot;&quot;;[_data_.V7])" table:number-columns-spanned="20" table:number-rows-spanned="1">
            <text:p/>
          </table:table-cell>
          <table:covered-table-cell table:number-columns-repeated="19"/>
        </table:table-row>
        <table:table-row table:style-name="ro1">
          <table:table-cell table:style-name="ce20" table:formula="of:=IF([_data_.A8];[_data_.A8];&quot;&quot;)">
            <text:p/>
          </table:table-cell>
          <table:table-cell table:style-name="ce28" table:formula="of:=IF([_data_.V8]=&quot;&quot;;&quot;&quot;;[_data_.V8])" table:number-columns-spanned="20" table:number-rows-spanned="1">
            <text:p/>
          </table:table-cell>
          <table:covered-table-cell table:number-columns-repeated="19"/>
        </table:table-row>
        <table:table-row table:style-name="ro1">
          <table:table-cell table:style-name="ce20" table:formula="of:=IF([_data_.A9];[_data_.A9];&quot;&quot;)">
            <text:p/>
          </table:table-cell>
          <table:table-cell table:style-name="ce28" table:formula="of:=IF([_data_.V9]=&quot;&quot;;&quot;&quot;;[_data_.V9])" table:number-columns-spanned="20" table:number-rows-spanned="1">
            <text:p/>
          </table:table-cell>
          <table:covered-table-cell table:number-columns-repeated="19"/>
        </table:table-row>
        <table:table-row table:style-name="ro1">
          <table:table-cell table:style-name="ce20" table:formula="of:=IF([_data_.A10];[_data_.A10];&quot;&quot;)">
            <text:p/>
          </table:table-cell>
          <table:table-cell table:style-name="ce28" table:formula="of:=IF([_data_.V10]=&quot;&quot;;&quot;&quot;;[_data_.V10])" table:number-columns-spanned="20" table:number-rows-spanned="1">
            <text:p/>
          </table:table-cell>
          <table:covered-table-cell table:number-columns-repeated="19"/>
        </table:table-row>
        <table:table-row table:style-name="ro1">
          <table:table-cell table:style-name="ce20" table:formula="of:=IF([_data_.A11];[_data_.A11];&quot;&quot;)">
            <text:p/>
          </table:table-cell>
          <table:table-cell table:style-name="ce28" table:formula="of:=IF([_data_.V11]=&quot;&quot;;&quot;&quot;;[_data_.V11])" table:number-columns-spanned="20" table:number-rows-spanned="1">
            <text:p/>
          </table:table-cell>
          <table:covered-table-cell table:number-columns-repeated="19"/>
        </table:table-row>
        <table:table-row table:style-name="ro1">
          <table:table-cell table:style-name="ce20" table:formula="of:=IF([_data_.A12];[_data_.A12];&quot;&quot;)">
            <text:p/>
          </table:table-cell>
          <table:table-cell table:style-name="ce28" table:formula="of:=IF([_data_.V12]=&quot;&quot;;&quot;&quot;;[_data_.V12])" table:number-columns-spanned="20" table:number-rows-spanned="1">
            <text:p/>
          </table:table-cell>
          <table:covered-table-cell table:number-columns-repeated="19"/>
        </table:table-row>
        <table:table-row table:style-name="ro1">
          <table:table-cell table:style-name="ce20" table:formula="of:=IF([_data_.A13];[_data_.A13];&quot;&quot;)">
            <text:p/>
          </table:table-cell>
          <table:table-cell table:style-name="ce28" table:formula="of:=IF([_data_.V13]=&quot;&quot;;&quot;&quot;;[_data_.V13])" table:number-columns-spanned="20" table:number-rows-spanned="1">
            <text:p/>
          </table:table-cell>
          <table:covered-table-cell table:number-columns-repeated="19"/>
        </table:table-row>
        <table:table-row table:style-name="ro1">
          <table:table-cell table:style-name="ce20" table:formula="of:=IF([_data_.A14];[_data_.A14];&quot;&quot;)">
            <text:p/>
          </table:table-cell>
          <table:table-cell table:style-name="ce28" table:formula="of:=IF([_data_.V14]=&quot;&quot;;&quot;&quot;;[_data_.V14])" table:number-columns-spanned="20" table:number-rows-spanned="1">
            <text:p/>
          </table:table-cell>
          <table:covered-table-cell table:number-columns-repeated="19"/>
        </table:table-row>
        <table:table-row table:style-name="ro1">
          <table:table-cell table:style-name="ce20" table:formula="of:=IF([_data_.A15];[_data_.A15];&quot;&quot;)">
            <text:p/>
          </table:table-cell>
          <table:table-cell table:style-name="ce28" table:formula="of:=IF([_data_.V15]=&quot;&quot;;&quot;&quot;;[_data_.V15])" table:number-columns-spanned="20" table:number-rows-spanned="1">
            <text:p/>
          </table:table-cell>
          <table:covered-table-cell table:number-columns-repeated="19"/>
        </table:table-row>
        <table:table-row table:style-name="ro1">
          <table:table-cell table:style-name="ce20" table:formula="of:=IF([_data_.A16];[_data_.A16];&quot;&quot;)">
            <text:p/>
          </table:table-cell>
          <table:table-cell table:style-name="ce28" table:formula="of:=IF([_data_.V16]=&quot;&quot;;&quot;&quot;;[_data_.V16])" table:number-columns-spanned="20" table:number-rows-spanned="1">
            <text:p/>
          </table:table-cell>
          <table:covered-table-cell table:number-columns-repeated="19"/>
        </table:table-row>
        <table:table-row table:style-name="ro1">
          <table:table-cell table:style-name="ce20" table:formula="of:=IF([_data_.A17];[_data_.A17];&quot;&quot;)">
            <text:p/>
          </table:table-cell>
          <table:table-cell table:style-name="ce28" table:formula="of:=IF([_data_.V17]=&quot;&quot;;&quot;&quot;;[_data_.V17])" table:number-columns-spanned="20" table:number-rows-spanned="1">
            <text:p/>
          </table:table-cell>
          <table:covered-table-cell table:number-columns-repeated="19"/>
        </table:table-row>
        <table:table-row table:style-name="ro1">
          <table:table-cell table:style-name="ce20" table:formula="of:=IF([_data_.A18];[_data_.A18];&quot;&quot;)">
            <text:p/>
          </table:table-cell>
          <table:table-cell table:style-name="ce28" table:formula="of:=IF([_data_.V18]=&quot;&quot;;&quot;&quot;;[_data_.V18])" table:number-columns-spanned="20" table:number-rows-spanned="1">
            <text:p/>
          </table:table-cell>
          <table:covered-table-cell table:number-columns-repeated="19"/>
        </table:table-row>
        <table:table-row table:style-name="ro1">
          <table:table-cell table:style-name="ce20" table:formula="of:=IF([_data_.A19];[_data_.A19];&quot;&quot;)">
            <text:p/>
          </table:table-cell>
          <table:table-cell table:style-name="ce28" table:formula="of:=IF([_data_.V19]=&quot;&quot;;&quot;&quot;;[_data_.V19])" table:number-columns-spanned="20" table:number-rows-spanned="1">
            <text:p/>
          </table:table-cell>
          <table:covered-table-cell table:number-columns-repeated="19"/>
        </table:table-row>
        <table:table-row table:style-name="ro1">
          <table:table-cell table:style-name="ce20" table:formula="of:=IF([_data_.A20];[_data_.A20];&quot;&quot;)">
            <text:p/>
          </table:table-cell>
          <table:table-cell table:style-name="ce28" table:formula="of:=IF([_data_.V20]=&quot;&quot;;&quot;&quot;;[_data_.V20])" table:number-columns-spanned="20" table:number-rows-spanned="1">
            <text:p/>
          </table:table-cell>
          <table:covered-table-cell table:number-columns-repeated="19"/>
        </table:table-row>
        <table:table-row table:style-name="ro1">
          <table:table-cell table:style-name="ce20" table:formula="of:=IF([_data_.A21];[_data_.A21];&quot;&quot;)">
            <text:p/>
          </table:table-cell>
          <table:table-cell table:style-name="ce28" table:formula="of:=IF([_data_.V21]=&quot;&quot;;&quot;&quot;;[_data_.V21])" table:number-columns-spanned="20" table:number-rows-spanned="1">
            <text:p/>
          </table:table-cell>
          <table:covered-table-cell table:number-columns-repeated="19"/>
        </table:table-row>
        <table:table-row table:style-name="ro1">
          <table:table-cell table:style-name="ce20" table:formula="of:=IF([_data_.A22];[_data_.A22];&quot;&quot;)">
            <text:p/>
          </table:table-cell>
          <table:table-cell table:style-name="ce28" table:formula="of:=IF([_data_.V22]=&quot;&quot;;&quot;&quot;;[_data_.V22])" table:number-columns-spanned="20" table:number-rows-spanned="1">
            <text:p/>
          </table:table-cell>
          <table:covered-table-cell table:number-columns-repeated="19"/>
        </table:table-row>
        <table:table-row table:style-name="ro1">
          <table:table-cell table:style-name="ce20" table:formula="of:=IF([_data_.A23];[_data_.A23];&quot;&quot;)">
            <text:p/>
          </table:table-cell>
          <table:table-cell table:style-name="ce28" table:formula="of:=IF([_data_.V23]=&quot;&quot;;&quot;&quot;;[_data_.V23])" table:number-columns-spanned="20" table:number-rows-spanned="1">
            <text:p/>
          </table:table-cell>
          <table:covered-table-cell table:number-columns-repeated="19"/>
        </table:table-row>
        <table:table-row table:style-name="ro1">
          <table:table-cell table:style-name="ce20" table:formula="of:=IF([_data_.A24];[_data_.A24];&quot;&quot;)">
            <text:p/>
          </table:table-cell>
          <table:table-cell table:style-name="ce28" table:formula="of:=IF([_data_.V24]=&quot;&quot;;&quot;&quot;;[_data_.V24])" table:number-columns-spanned="20" table:number-rows-spanned="1">
            <text:p/>
          </table:table-cell>
          <table:covered-table-cell table:number-columns-repeated="19"/>
        </table:table-row>
        <table:table-row table:style-name="ro1">
          <table:table-cell table:style-name="ce20" table:formula="of:=IF([_data_.A25];[_data_.A25];&quot;&quot;)">
            <text:p/>
          </table:table-cell>
          <table:table-cell table:style-name="ce28" table:formula="of:=IF([_data_.V25]=&quot;&quot;;&quot;&quot;;[_data_.V25])" table:number-columns-spanned="20" table:number-rows-spanned="1">
            <text:p/>
          </table:table-cell>
          <table:covered-table-cell table:number-columns-repeated="19"/>
        </table:table-row>
        <table:table-row table:style-name="ro1">
          <table:table-cell table:style-name="ce20" table:formula="of:=IF([_data_.A26];[_data_.A26];&quot;&quot;)">
            <text:p/>
          </table:table-cell>
          <table:table-cell table:style-name="ce28" table:formula="of:=IF([_data_.V26]=&quot;&quot;;&quot;&quot;;[_data_.V26])" table:number-columns-spanned="20" table:number-rows-spanned="1">
            <text:p/>
          </table:table-cell>
          <table:covered-table-cell table:number-columns-repeated="19"/>
        </table:table-row>
        <table:table-row table:style-name="ro1">
          <table:table-cell table:style-name="ce20" table:formula="of:=IF([_data_.A27];[_data_.A27];&quot;&quot;)">
            <text:p/>
          </table:table-cell>
          <table:table-cell table:style-name="ce28" table:formula="of:=IF([_data_.V27]=&quot;&quot;;&quot;&quot;;[_data_.V27])" table:number-columns-spanned="20" table:number-rows-spanned="1">
            <text:p/>
          </table:table-cell>
          <table:covered-table-cell table:number-columns-repeated="19"/>
        </table:table-row>
        <table:table-row table:style-name="ro1">
          <table:table-cell table:style-name="ce20" table:formula="of:=IF([_data_.A28];[_data_.A28];&quot;&quot;)">
            <text:p/>
          </table:table-cell>
          <table:table-cell table:style-name="ce28" table:formula="of:=IF([_data_.V28]=&quot;&quot;;&quot;&quot;;[_data_.V28])" table:number-columns-spanned="20" table:number-rows-spanned="1">
            <text:p/>
          </table:table-cell>
          <table:covered-table-cell table:number-columns-repeated="19"/>
        </table:table-row>
        <table:table-row table:style-name="ro1">
          <table:table-cell table:style-name="ce20" table:formula="of:=IF([_data_.A29];[_data_.A29];&quot;&quot;)">
            <text:p/>
          </table:table-cell>
          <table:table-cell table:style-name="ce28" table:formula="of:=IF([_data_.V29]=&quot;&quot;;&quot;&quot;;[_data_.V29])" table:number-columns-spanned="20" table:number-rows-spanned="1">
            <text:p/>
          </table:table-cell>
          <table:covered-table-cell table:number-columns-repeated="19"/>
        </table:table-row>
        <table:table-row table:style-name="ro1">
          <table:table-cell table:style-name="ce20" table:formula="of:=IF([_data_.A30];[_data_.A30];&quot;&quot;)">
            <text:p/>
          </table:table-cell>
          <table:table-cell table:style-name="ce28" table:formula="of:=IF([_data_.V30]=&quot;&quot;;&quot;&quot;;[_data_.V30])" table:number-columns-spanned="20" table:number-rows-spanned="1">
            <text:p/>
          </table:table-cell>
          <table:covered-table-cell table:number-columns-repeated="19"/>
        </table:table-row>
        <table:table-row table:style-name="ro1">
          <table:table-cell table:style-name="ce20" table:formula="of:=IF([_data_.A31];[_data_.A31];&quot;&quot;)">
            <text:p/>
          </table:table-cell>
          <table:table-cell table:style-name="ce28" table:formula="of:=IF([_data_.V31]=&quot;&quot;;&quot;&quot;;[_data_.V31])" table:number-columns-spanned="20" table:number-rows-spanned="1">
            <text:p/>
          </table:table-cell>
          <table:covered-table-cell table:number-columns-repeated="19"/>
        </table:table-row>
        <table:table-row table:style-name="ro1">
          <table:table-cell table:style-name="ce20" table:formula="of:=IF([_data_.A32];[_data_.A32];&quot;&quot;)">
            <text:p/>
          </table:table-cell>
          <table:table-cell table:style-name="ce28" table:formula="of:=IF([_data_.V32]=&quot;&quot;;&quot;&quot;;[_data_.V32])" table:number-columns-spanned="20" table:number-rows-spanned="1">
            <text:p/>
          </table:table-cell>
          <table:covered-table-cell table:number-columns-repeated="19"/>
        </table:table-row>
        <table:table-row table:style-name="ro1">
          <table:table-cell table:style-name="ce20" table:formula="of:=IF([_data_.A33];[_data_.A33];&quot;&quot;)">
            <text:p/>
          </table:table-cell>
          <table:table-cell table:style-name="ce28" table:formula="of:=IF([_data_.V33]=&quot;&quot;;&quot;&quot;;[_data_.V33])" table:number-columns-spanned="20" table:number-rows-spanned="1">
            <text:p/>
          </table:table-cell>
          <table:covered-table-cell table:number-columns-repeated="19"/>
        </table:table-row>
        <table:table-row table:style-name="ro1">
          <table:table-cell table:style-name="ce21" table:formula="of:=IF([_data_.A34];[_data_.A34];&quot;&quot;)">
            <text:p/>
          </table:table-cell>
          <table:table-cell table:style-name="ce29" table:formula="of:=IF([_data_.V34]=&quot;&quot;;&quot;&quot;;[_data_.V34])" table:number-columns-spanned="20" table:number-rows-spanned="1">
            <text:p/>
          </table:table-cell>
          <table:covered-table-cell table:number-columns-repeated="19"/>
        </table:table-row>
      </table:table>
      <table:table table:name="Helmi" table:style-name="ta1">
        <table:table-column table:style-name="co4" table:default-cell-style-name="ce15"/>
        <table:table-column table:style-name="co5" table:number-columns-repeated="2" table:default-cell-style-name="ce30"/>
        <table:table-column table:style-name="co5" table:number-columns-repeated="3" table:default-cell-style-name="ce2"/>
        <table:table-column table:style-name="co3" table:default-cell-style-name="ce2"/>
        <table:table-column table:style-name="co6"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2];[_data_.A42];&quot;&quot;)">
            <text:p/>
          </table:table-cell>
          <table:table-cell table:style-name="ce44" table:formula="of:=IF([_data_.B42];[_data_.B42];&quot;&quot;)">
            <text:p/>
          </table:table-cell>
          <table:table-cell table:style-name="ce44" table:formula="of:=IF([_data_.C42];[_data_.C42];&quot;&quot;)">
            <text:p/>
          </table:table-cell>
          <table:table-cell table:style-name="ce44" table:formula="of:=IF([_data_.D42];[_data_.D42];&quot;&quot;)">
            <text:p/>
          </table:table-cell>
          <table:table-cell table:style-name="ce44" table:formula="of:=IF([_data_.E42];[_data_.E42];&quot;&quot;)">
            <text:p/>
          </table:table-cell>
          <table:table-cell table:style-name="ce44" table:formula="of:=IF([_data_.F42];[_data_.F42];&quot;&quot;)">
            <text:p/>
          </table:table-cell>
          <table:table-cell table:style-name="ce46" table:formula="of:=IF([_data_.G42];[_data_.G42];&quot;&quot;)">
            <text:p/>
          </table:table-cell>
          <table:table-cell table:style-name="ce46" table:formula="of:=IF([_data_.H42];[_data_.H42];&quot;&quot;)">
            <text:p/>
          </table:table-cell>
          <table:table-cell table:style-name="ce44" table:formula="of:=IF([_data_.I42];[_data_.I42];&quot;&quot;)">
            <text:p/>
          </table:table-cell>
          <table:table-cell table:style-name="ce49" table:formula="of:=IF([_data_.J42];[_data_.J42];&quot;&quot;)">
            <text:p/>
          </table:table-cell>
          <table:table-cell table:style-name="ce44" table:formula="of:=IF([_data_.K42];[_data_.K42];&quot;&quot;)">
            <text:p/>
          </table:table-cell>
          <table:table-cell table:style-name="ce44" table:formula="of:=IF([_data_.L42];[_data_.L42];&quot;&quot;)">
            <text:p/>
          </table:table-cell>
          <table:table-cell table:style-name="ce44" table:formula="of:=IF([_data_.M42];[_data_.M42];&quot;&quot;)">
            <text:p/>
          </table:table-cell>
          <table:table-cell table:style-name="ce44" table:formula="of:=IF([_data_.N42];[_data_.N42];&quot;&quot;)">
            <text:p/>
          </table:table-cell>
          <table:table-cell table:style-name="ce44" table:formula="of:=IF([_data_.O42];[_data_.O42];&quot;&quot;)">
            <text:p/>
          </table:table-cell>
          <table:table-cell table:style-name="ce44" table:formula="of:=IF([_data_.P42];[_data_.P42];&quot;&quot;)">
            <text:p/>
          </table:table-cell>
          <table:table-cell table:style-name="ce44" table:formula="of:=IF([_data_.Q42];[_data_.Q42];&quot;&quot;)">
            <text:p/>
          </table:table-cell>
          <table:table-cell table:style-name="ce44" table:formula="of:=IF([_data_.R42];[_data_.R42];&quot;&quot;)">
            <text:p/>
          </table:table-cell>
          <table:table-cell table:style-name="ce44" table:formula="of:=IF([_data_.S42];[_data_.S42];&quot;&quot;)">
            <text:p/>
          </table:table-cell>
          <table:table-cell table:style-name="ce49" table:formula="of:=IF([_data_.T42];[_data_.T42];&quot;&quot;)">
            <text:p/>
          </table:table-cell>
          <table:table-cell table:style-name="ce52" table:formula="of:=IF([_data_.U42];[_data_.U42];&quot;&quot;)">
            <text:p/>
          </table:table-cell>
        </table:table-row>
        <table:table-row table:style-name="ro1">
          <table:table-cell table:formula="of:=IF([_data_.A43];[_data_.A43];&quot;&quot;)">
            <text:p/>
          </table:table-cell>
          <table:table-cell table:formula="of:=IF([_data_.B43];[_data_.B43];&quot;&quot;)">
            <text:p/>
          </table:table-cell>
          <table:table-cell table:formula="of:=IF([_data_.C43];[_data_.C43];&quot;&quot;)">
            <text:p/>
          </table:table-cell>
          <table:table-cell table:style-name="ce30" table:formula="of:=IF([_data_.D43];[_data_.D43];&quot;&quot;)">
            <text:p/>
          </table:table-cell>
          <table:table-cell table:style-name="ce30" table:formula="of:=IF([_data_.E43];[_data_.E43];&quot;&quot;)">
            <text:p/>
          </table:table-cell>
          <table:table-cell table:style-name="ce30" table:formula="of:=IF([_data_.F43];[_data_.F43];&quot;&quot;)">
            <text:p/>
          </table:table-cell>
          <table:table-cell table:style-name="ce47" table:formula="of:=IF([_data_.G43];[_data_.G43];&quot;&quot;)">
            <text:p/>
          </table:table-cell>
          <table:table-cell table:style-name="ce47" table:formula="of:=IF([_data_.H43];[_data_.H43];&quot;&quot;)">
            <text:p/>
          </table:table-cell>
          <table:table-cell table:style-name="ce30" table:formula="of:=IF([_data_.I43];[_data_.I43];&quot;&quot;)">
            <text:p/>
          </table:table-cell>
          <table:table-cell table:style-name="ce50" table:formula="of:=IF([_data_.J43];[_data_.J43];&quot;&quot;)">
            <text:p/>
          </table:table-cell>
          <table:table-cell table:style-name="ce30" table:formula="of:=IF([_data_.K43];[_data_.K43];&quot;&quot;)">
            <text:p/>
          </table:table-cell>
          <table:table-cell table:style-name="ce30" table:formula="of:=IF([_data_.L43];[_data_.L43];&quot;&quot;)">
            <text:p/>
          </table:table-cell>
          <table:table-cell table:style-name="ce30" table:formula="of:=IF([_data_.M43];[_data_.M43];&quot;&quot;)">
            <text:p/>
          </table:table-cell>
          <table:table-cell table:style-name="ce30" table:formula="of:=IF([_data_.N43];[_data_.N43];&quot;&quot;)">
            <text:p/>
          </table:table-cell>
          <table:table-cell table:style-name="ce30" table:formula="of:=IF([_data_.O43];[_data_.O43];&quot;&quot;)">
            <text:p/>
          </table:table-cell>
          <table:table-cell table:style-name="ce30" table:formula="of:=IF([_data_.P43];[_data_.P43];&quot;&quot;)">
            <text:p/>
          </table:table-cell>
          <table:table-cell table:style-name="ce30" table:formula="of:=IF([_data_.Q43];[_data_.Q43];&quot;&quot;)">
            <text:p/>
          </table:table-cell>
          <table:table-cell table:style-name="ce30" table:formula="of:=IF([_data_.R43];[_data_.R43];&quot;&quot;)">
            <text:p/>
          </table:table-cell>
          <table:table-cell table:style-name="ce30" table:formula="of:=IF([_data_.S43];[_data_.S43];&quot;&quot;)">
            <text:p/>
          </table:table-cell>
          <table:table-cell table:style-name="ce50" table:formula="of:=IF([_data_.T43];[_data_.T43];&quot;&quot;)">
            <text:p/>
          </table:table-cell>
          <table:table-cell table:style-name="ce53" table:formula="of:=IF([_data_.U43];[_data_.U43];&quot;&quot;)">
            <text:p/>
          </table:table-cell>
        </table:table-row>
        <table:table-row table:style-name="ro1">
          <table:table-cell table:formula="of:=IF([_data_.A44];[_data_.A44];&quot;&quot;)">
            <text:p/>
          </table:table-cell>
          <table:table-cell table:formula="of:=IF([_data_.B44];[_data_.B44];&quot;&quot;)">
            <text:p/>
          </table:table-cell>
          <table:table-cell table:formula="of:=IF([_data_.C44];[_data_.C44];&quot;&quot;)">
            <text:p/>
          </table:table-cell>
          <table:table-cell table:style-name="ce30" table:formula="of:=IF([_data_.D44];[_data_.D44];&quot;&quot;)">
            <text:p/>
          </table:table-cell>
          <table:table-cell table:style-name="ce30" table:formula="of:=IF([_data_.E44];[_data_.E44];&quot;&quot;)">
            <text:p/>
          </table:table-cell>
          <table:table-cell table:style-name="ce30" table:formula="of:=IF([_data_.F44];[_data_.F44];&quot;&quot;)">
            <text:p/>
          </table:table-cell>
          <table:table-cell table:style-name="ce47" table:formula="of:=IF([_data_.G44];[_data_.G44];&quot;&quot;)">
            <text:p/>
          </table:table-cell>
          <table:table-cell table:style-name="ce47" table:formula="of:=IF([_data_.H44];[_data_.H44];&quot;&quot;)">
            <text:p/>
          </table:table-cell>
          <table:table-cell table:style-name="ce30" table:formula="of:=IF([_data_.I44];[_data_.I44];&quot;&quot;)">
            <text:p/>
          </table:table-cell>
          <table:table-cell table:style-name="ce50" table:formula="of:=IF([_data_.J44];[_data_.J44];&quot;&quot;)">
            <text:p/>
          </table:table-cell>
          <table:table-cell table:style-name="ce30" table:formula="of:=IF([_data_.K44];[_data_.K44];&quot;&quot;)">
            <text:p/>
          </table:table-cell>
          <table:table-cell table:style-name="ce30" table:formula="of:=IF([_data_.L44];[_data_.L44];&quot;&quot;)">
            <text:p/>
          </table:table-cell>
          <table:table-cell table:style-name="ce30" table:formula="of:=IF([_data_.M44];[_data_.M44];&quot;&quot;)">
            <text:p/>
          </table:table-cell>
          <table:table-cell table:style-name="ce30" table:formula="of:=IF([_data_.N44];[_data_.N44];&quot;&quot;)">
            <text:p/>
          </table:table-cell>
          <table:table-cell table:style-name="ce30" table:formula="of:=IF([_data_.O44];[_data_.O44];&quot;&quot;)">
            <text:p/>
          </table:table-cell>
          <table:table-cell table:style-name="ce30" table:formula="of:=IF([_data_.P44];[_data_.P44];&quot;&quot;)">
            <text:p/>
          </table:table-cell>
          <table:table-cell table:style-name="ce30" table:formula="of:=IF([_data_.Q44];[_data_.Q44];&quot;&quot;)">
            <text:p/>
          </table:table-cell>
          <table:table-cell table:style-name="ce30" table:formula="of:=IF([_data_.R44];[_data_.R44];&quot;&quot;)">
            <text:p/>
          </table:table-cell>
          <table:table-cell table:style-name="ce30" table:formula="of:=IF([_data_.S44];[_data_.S44];&quot;&quot;)">
            <text:p/>
          </table:table-cell>
          <table:table-cell table:style-name="ce50" table:formula="of:=IF([_data_.T44];[_data_.T44];&quot;&quot;)">
            <text:p/>
          </table:table-cell>
          <table:table-cell table:style-name="ce53" table:formula="of:=IF([_data_.U44];[_data_.U44];&quot;&quot;)">
            <text:p/>
          </table:table-cell>
        </table:table-row>
        <table:table-row table:style-name="ro1">
          <table:table-cell table:formula="of:=IF([_data_.A45];[_data_.A45];&quot;&quot;)">
            <text:p/>
          </table:table-cell>
          <table:table-cell table:formula="of:=IF([_data_.B45];[_data_.B45];&quot;&quot;)">
            <text:p/>
          </table:table-cell>
          <table:table-cell table:formula="of:=IF([_data_.C45];[_data_.C45];&quot;&quot;)">
            <text:p/>
          </table:table-cell>
          <table:table-cell table:style-name="ce30" table:formula="of:=IF([_data_.D45];[_data_.D45];&quot;&quot;)">
            <text:p/>
          </table:table-cell>
          <table:table-cell table:style-name="ce30" table:formula="of:=IF([_data_.E45];[_data_.E45];&quot;&quot;)">
            <text:p/>
          </table:table-cell>
          <table:table-cell table:style-name="ce30" table:formula="of:=IF([_data_.F45];[_data_.F45];&quot;&quot;)">
            <text:p/>
          </table:table-cell>
          <table:table-cell table:style-name="ce47" table:formula="of:=IF([_data_.G45];[_data_.G45];&quot;&quot;)">
            <text:p/>
          </table:table-cell>
          <table:table-cell table:style-name="ce47" table:formula="of:=IF([_data_.H45];[_data_.H45];&quot;&quot;)">
            <text:p/>
          </table:table-cell>
          <table:table-cell table:style-name="ce30" table:formula="of:=IF([_data_.I45];[_data_.I45];&quot;&quot;)">
            <text:p/>
          </table:table-cell>
          <table:table-cell table:style-name="ce50" table:formula="of:=IF([_data_.J45];[_data_.J45];&quot;&quot;)">
            <text:p/>
          </table:table-cell>
          <table:table-cell table:style-name="ce30" table:formula="of:=IF([_data_.K45];[_data_.K45];&quot;&quot;)">
            <text:p/>
          </table:table-cell>
          <table:table-cell table:style-name="ce30" table:formula="of:=IF([_data_.L45];[_data_.L45];&quot;&quot;)">
            <text:p/>
          </table:table-cell>
          <table:table-cell table:style-name="ce30" table:formula="of:=IF([_data_.M45];[_data_.M45];&quot;&quot;)">
            <text:p/>
          </table:table-cell>
          <table:table-cell table:style-name="ce30" table:formula="of:=IF([_data_.N45];[_data_.N45];&quot;&quot;)">
            <text:p/>
          </table:table-cell>
          <table:table-cell table:style-name="ce30" table:formula="of:=IF([_data_.O45];[_data_.O45];&quot;&quot;)">
            <text:p/>
          </table:table-cell>
          <table:table-cell table:style-name="ce30" table:formula="of:=IF([_data_.P45];[_data_.P45];&quot;&quot;)">
            <text:p/>
          </table:table-cell>
          <table:table-cell table:style-name="ce30" table:formula="of:=IF([_data_.Q45];[_data_.Q45];&quot;&quot;)">
            <text:p/>
          </table:table-cell>
          <table:table-cell table:style-name="ce30" table:formula="of:=IF([_data_.R45];[_data_.R45];&quot;&quot;)">
            <text:p/>
          </table:table-cell>
          <table:table-cell table:style-name="ce30" table:formula="of:=IF([_data_.S45];[_data_.S45];&quot;&quot;)">
            <text:p/>
          </table:table-cell>
          <table:table-cell table:style-name="ce50" table:formula="of:=IF([_data_.T45];[_data_.T45];&quot;&quot;)">
            <text:p/>
          </table:table-cell>
          <table:table-cell table:style-name="ce53" table:formula="of:=IF([_data_.U45];[_data_.U45];&quot;&quot;)">
            <text:p/>
          </table:table-cell>
        </table:table-row>
        <table:table-row table:style-name="ro1">
          <table:table-cell table:formula="of:=IF([_data_.A46];[_data_.A46];&quot;&quot;)">
            <text:p/>
          </table:table-cell>
          <table:table-cell table:formula="of:=IF([_data_.B46];[_data_.B46];&quot;&quot;)">
            <text:p/>
          </table:table-cell>
          <table:table-cell table:formula="of:=IF([_data_.C46];[_data_.C46];&quot;&quot;)">
            <text:p/>
          </table:table-cell>
          <table:table-cell table:style-name="ce30" table:formula="of:=IF([_data_.D46];[_data_.D46];&quot;&quot;)">
            <text:p/>
          </table:table-cell>
          <table:table-cell table:style-name="ce30" table:formula="of:=IF([_data_.E46];[_data_.E46];&quot;&quot;)">
            <text:p/>
          </table:table-cell>
          <table:table-cell table:style-name="ce30" table:formula="of:=IF([_data_.F46];[_data_.F46];&quot;&quot;)">
            <text:p/>
          </table:table-cell>
          <table:table-cell table:style-name="ce47" table:formula="of:=IF([_data_.G46];[_data_.G46];&quot;&quot;)">
            <text:p/>
          </table:table-cell>
          <table:table-cell table:style-name="ce47" table:formula="of:=IF([_data_.H46];[_data_.H46];&quot;&quot;)">
            <text:p/>
          </table:table-cell>
          <table:table-cell table:style-name="ce30" table:formula="of:=IF([_data_.I46];[_data_.I46];&quot;&quot;)">
            <text:p/>
          </table:table-cell>
          <table:table-cell table:style-name="ce50" table:formula="of:=IF([_data_.J46];[_data_.J46];&quot;&quot;)">
            <text:p/>
          </table:table-cell>
          <table:table-cell table:style-name="ce30" table:formula="of:=IF([_data_.K46];[_data_.K46];&quot;&quot;)">
            <text:p/>
          </table:table-cell>
          <table:table-cell table:style-name="ce30" table:formula="of:=IF([_data_.L46];[_data_.L46];&quot;&quot;)">
            <text:p/>
          </table:table-cell>
          <table:table-cell table:style-name="ce30" table:formula="of:=IF([_data_.M46];[_data_.M46];&quot;&quot;)">
            <text:p/>
          </table:table-cell>
          <table:table-cell table:style-name="ce30" table:formula="of:=IF([_data_.N46];[_data_.N46];&quot;&quot;)">
            <text:p/>
          </table:table-cell>
          <table:table-cell table:style-name="ce30" table:formula="of:=IF([_data_.O46];[_data_.O46];&quot;&quot;)">
            <text:p/>
          </table:table-cell>
          <table:table-cell table:style-name="ce30" table:formula="of:=IF([_data_.P46];[_data_.P46];&quot;&quot;)">
            <text:p/>
          </table:table-cell>
          <table:table-cell table:style-name="ce30" table:formula="of:=IF([_data_.Q46];[_data_.Q46];&quot;&quot;)">
            <text:p/>
          </table:table-cell>
          <table:table-cell table:style-name="ce30" table:formula="of:=IF([_data_.R46];[_data_.R46];&quot;&quot;)">
            <text:p/>
          </table:table-cell>
          <table:table-cell table:style-name="ce30" table:formula="of:=IF([_data_.S46];[_data_.S46];&quot;&quot;)">
            <text:p/>
          </table:table-cell>
          <table:table-cell table:style-name="ce50" table:formula="of:=IF([_data_.T46];[_data_.T46];&quot;&quot;)">
            <text:p/>
          </table:table-cell>
          <table:table-cell table:style-name="ce53" table:formula="of:=IF([_data_.U46];[_data_.U46];&quot;&quot;)">
            <text:p/>
          </table:table-cell>
        </table:table-row>
        <table:table-row table:style-name="ro1">
          <table:table-cell table:formula="of:=IF([_data_.A47];[_data_.A47];&quot;&quot;)">
            <text:p/>
          </table:table-cell>
          <table:table-cell table:formula="of:=IF([_data_.B47];[_data_.B47];&quot;&quot;)">
            <text:p/>
          </table:table-cell>
          <table:table-cell table:formula="of:=IF([_data_.C47];[_data_.C47];&quot;&quot;)">
            <text:p/>
          </table:table-cell>
          <table:table-cell table:style-name="ce30" table:formula="of:=IF([_data_.D47];[_data_.D47];&quot;&quot;)">
            <text:p/>
          </table:table-cell>
          <table:table-cell table:style-name="ce30" table:formula="of:=IF([_data_.E47];[_data_.E47];&quot;&quot;)">
            <text:p/>
          </table:table-cell>
          <table:table-cell table:style-name="ce30" table:formula="of:=IF([_data_.F47];[_data_.F47];&quot;&quot;)">
            <text:p/>
          </table:table-cell>
          <table:table-cell table:style-name="ce47" table:formula="of:=IF([_data_.G47];[_data_.G47];&quot;&quot;)">
            <text:p/>
          </table:table-cell>
          <table:table-cell table:style-name="ce47" table:formula="of:=IF([_data_.H47];[_data_.H47];&quot;&quot;)">
            <text:p/>
          </table:table-cell>
          <table:table-cell table:style-name="ce30" table:formula="of:=IF([_data_.I47];[_data_.I47];&quot;&quot;)">
            <text:p/>
          </table:table-cell>
          <table:table-cell table:style-name="ce50" table:formula="of:=IF([_data_.J47];[_data_.J47];&quot;&quot;)">
            <text:p/>
          </table:table-cell>
          <table:table-cell table:style-name="ce30" table:formula="of:=IF([_data_.K47];[_data_.K47];&quot;&quot;)">
            <text:p/>
          </table:table-cell>
          <table:table-cell table:style-name="ce30" table:formula="of:=IF([_data_.L47];[_data_.L47];&quot;&quot;)">
            <text:p/>
          </table:table-cell>
          <table:table-cell table:style-name="ce30" table:formula="of:=IF([_data_.M47];[_data_.M47];&quot;&quot;)">
            <text:p/>
          </table:table-cell>
          <table:table-cell table:style-name="ce30" table:formula="of:=IF([_data_.N47];[_data_.N47];&quot;&quot;)">
            <text:p/>
          </table:table-cell>
          <table:table-cell table:style-name="ce30" table:formula="of:=IF([_data_.O47];[_data_.O47];&quot;&quot;)">
            <text:p/>
          </table:table-cell>
          <table:table-cell table:style-name="ce30" table:formula="of:=IF([_data_.P47];[_data_.P47];&quot;&quot;)">
            <text:p/>
          </table:table-cell>
          <table:table-cell table:style-name="ce30" table:formula="of:=IF([_data_.Q47];[_data_.Q47];&quot;&quot;)">
            <text:p/>
          </table:table-cell>
          <table:table-cell table:style-name="ce30" table:formula="of:=IF([_data_.R47];[_data_.R47];&quot;&quot;)">
            <text:p/>
          </table:table-cell>
          <table:table-cell table:style-name="ce30" table:formula="of:=IF([_data_.S47];[_data_.S47];&quot;&quot;)">
            <text:p/>
          </table:table-cell>
          <table:table-cell table:style-name="ce50" table:formula="of:=IF([_data_.T47];[_data_.T47];&quot;&quot;)">
            <text:p/>
          </table:table-cell>
          <table:table-cell table:style-name="ce53" table:formula="of:=IF([_data_.U47];[_data_.U47];&quot;&quot;)">
            <text:p/>
          </table:table-cell>
        </table:table-row>
        <table:table-row table:style-name="ro1">
          <table:table-cell table:formula="of:=IF([_data_.A48];[_data_.A48];&quot;&quot;)">
            <text:p/>
          </table:table-cell>
          <table:table-cell table:formula="of:=IF([_data_.B48];[_data_.B48];&quot;&quot;)">
            <text:p/>
          </table:table-cell>
          <table:table-cell table:formula="of:=IF([_data_.C48];[_data_.C48];&quot;&quot;)">
            <text:p/>
          </table:table-cell>
          <table:table-cell table:style-name="ce30" table:formula="of:=IF([_data_.D48];[_data_.D48];&quot;&quot;)">
            <text:p/>
          </table:table-cell>
          <table:table-cell table:style-name="ce30" table:formula="of:=IF([_data_.E48];[_data_.E48];&quot;&quot;)">
            <text:p/>
          </table:table-cell>
          <table:table-cell table:style-name="ce30" table:formula="of:=IF([_data_.F48];[_data_.F48];&quot;&quot;)">
            <text:p/>
          </table:table-cell>
          <table:table-cell table:style-name="ce47" table:formula="of:=IF([_data_.G48];[_data_.G48];&quot;&quot;)">
            <text:p/>
          </table:table-cell>
          <table:table-cell table:style-name="ce47" table:formula="of:=IF([_data_.H48];[_data_.H48];&quot;&quot;)">
            <text:p/>
          </table:table-cell>
          <table:table-cell table:style-name="ce30" table:formula="of:=IF([_data_.I48];[_data_.I48];&quot;&quot;)">
            <text:p/>
          </table:table-cell>
          <table:table-cell table:style-name="ce50" table:formula="of:=IF([_data_.J48];[_data_.J48];&quot;&quot;)">
            <text:p/>
          </table:table-cell>
          <table:table-cell table:style-name="ce30" table:formula="of:=IF([_data_.K48];[_data_.K48];&quot;&quot;)">
            <text:p/>
          </table:table-cell>
          <table:table-cell table:style-name="ce30" table:formula="of:=IF([_data_.L48];[_data_.L48];&quot;&quot;)">
            <text:p/>
          </table:table-cell>
          <table:table-cell table:style-name="ce30" table:formula="of:=IF([_data_.M48];[_data_.M48];&quot;&quot;)">
            <text:p/>
          </table:table-cell>
          <table:table-cell table:style-name="ce30" table:formula="of:=IF([_data_.N48];[_data_.N48];&quot;&quot;)">
            <text:p/>
          </table:table-cell>
          <table:table-cell table:style-name="ce30" table:formula="of:=IF([_data_.O48];[_data_.O48];&quot;&quot;)">
            <text:p/>
          </table:table-cell>
          <table:table-cell table:style-name="ce30" table:formula="of:=IF([_data_.P48];[_data_.P48];&quot;&quot;)">
            <text:p/>
          </table:table-cell>
          <table:table-cell table:style-name="ce30" table:formula="of:=IF([_data_.Q48];[_data_.Q48];&quot;&quot;)">
            <text:p/>
          </table:table-cell>
          <table:table-cell table:style-name="ce30" table:formula="of:=IF([_data_.R48];[_data_.R48];&quot;&quot;)">
            <text:p/>
          </table:table-cell>
          <table:table-cell table:style-name="ce30" table:formula="of:=IF([_data_.S48];[_data_.S48];&quot;&quot;)">
            <text:p/>
          </table:table-cell>
          <table:table-cell table:style-name="ce50" table:formula="of:=IF([_data_.T48];[_data_.T48];&quot;&quot;)">
            <text:p/>
          </table:table-cell>
          <table:table-cell table:style-name="ce53" table:formula="of:=IF([_data_.U48];[_data_.U48];&quot;&quot;)">
            <text:p/>
          </table:table-cell>
        </table:table-row>
        <table:table-row table:style-name="ro1">
          <table:table-cell table:formula="of:=IF([_data_.A49];[_data_.A49];&quot;&quot;)">
            <text:p/>
          </table:table-cell>
          <table:table-cell table:formula="of:=IF([_data_.B49];[_data_.B49];&quot;&quot;)">
            <text:p/>
          </table:table-cell>
          <table:table-cell table:formula="of:=IF([_data_.C49];[_data_.C49];&quot;&quot;)">
            <text:p/>
          </table:table-cell>
          <table:table-cell table:style-name="ce30" table:formula="of:=IF([_data_.D49];[_data_.D49];&quot;&quot;)">
            <text:p/>
          </table:table-cell>
          <table:table-cell table:style-name="ce30" table:formula="of:=IF([_data_.E49];[_data_.E49];&quot;&quot;)">
            <text:p/>
          </table:table-cell>
          <table:table-cell table:style-name="ce30" table:formula="of:=IF([_data_.F49];[_data_.F49];&quot;&quot;)">
            <text:p/>
          </table:table-cell>
          <table:table-cell table:style-name="ce47" table:formula="of:=IF([_data_.G49];[_data_.G49];&quot;&quot;)">
            <text:p/>
          </table:table-cell>
          <table:table-cell table:style-name="ce47" table:formula="of:=IF([_data_.H49];[_data_.H49];&quot;&quot;)">
            <text:p/>
          </table:table-cell>
          <table:table-cell table:style-name="ce30" table:formula="of:=IF([_data_.I49];[_data_.I49];&quot;&quot;)">
            <text:p/>
          </table:table-cell>
          <table:table-cell table:style-name="ce50" table:formula="of:=IF([_data_.J49];[_data_.J49];&quot;&quot;)">
            <text:p/>
          </table:table-cell>
          <table:table-cell table:style-name="ce30" table:formula="of:=IF([_data_.K49];[_data_.K49];&quot;&quot;)">
            <text:p/>
          </table:table-cell>
          <table:table-cell table:style-name="ce30" table:formula="of:=IF([_data_.L49];[_data_.L49];&quot;&quot;)">
            <text:p/>
          </table:table-cell>
          <table:table-cell table:style-name="ce30" table:formula="of:=IF([_data_.M49];[_data_.M49];&quot;&quot;)">
            <text:p/>
          </table:table-cell>
          <table:table-cell table:style-name="ce30" table:formula="of:=IF([_data_.N49];[_data_.N49];&quot;&quot;)">
            <text:p/>
          </table:table-cell>
          <table:table-cell table:style-name="ce30" table:formula="of:=IF([_data_.O49];[_data_.O49];&quot;&quot;)">
            <text:p/>
          </table:table-cell>
          <table:table-cell table:style-name="ce30" table:formula="of:=IF([_data_.P49];[_data_.P49];&quot;&quot;)">
            <text:p/>
          </table:table-cell>
          <table:table-cell table:style-name="ce30" table:formula="of:=IF([_data_.Q49];[_data_.Q49];&quot;&quot;)">
            <text:p/>
          </table:table-cell>
          <table:table-cell table:style-name="ce30" table:formula="of:=IF([_data_.R49];[_data_.R49];&quot;&quot;)">
            <text:p/>
          </table:table-cell>
          <table:table-cell table:style-name="ce30" table:formula="of:=IF([_data_.S49];[_data_.S49];&quot;&quot;)">
            <text:p/>
          </table:table-cell>
          <table:table-cell table:style-name="ce50" table:formula="of:=IF([_data_.T49];[_data_.T49];&quot;&quot;)">
            <text:p/>
          </table:table-cell>
          <table:table-cell table:style-name="ce53" table:formula="of:=IF([_data_.U49];[_data_.U49];&quot;&quot;)">
            <text:p/>
          </table:table-cell>
        </table:table-row>
        <table:table-row table:style-name="ro1">
          <table:table-cell table:formula="of:=IF([_data_.A50];[_data_.A50];&quot;&quot;)">
            <text:p/>
          </table:table-cell>
          <table:table-cell table:formula="of:=IF([_data_.B50];[_data_.B50];&quot;&quot;)">
            <text:p/>
          </table:table-cell>
          <table:table-cell table:formula="of:=IF([_data_.C50];[_data_.C50];&quot;&quot;)">
            <text:p/>
          </table:table-cell>
          <table:table-cell table:style-name="ce30" table:formula="of:=IF([_data_.D50];[_data_.D50];&quot;&quot;)">
            <text:p/>
          </table:table-cell>
          <table:table-cell table:style-name="ce30" table:formula="of:=IF([_data_.E50];[_data_.E50];&quot;&quot;)">
            <text:p/>
          </table:table-cell>
          <table:table-cell table:style-name="ce30" table:formula="of:=IF([_data_.F50];[_data_.F50];&quot;&quot;)">
            <text:p/>
          </table:table-cell>
          <table:table-cell table:style-name="ce47" table:formula="of:=IF([_data_.G50];[_data_.G50];&quot;&quot;)">
            <text:p/>
          </table:table-cell>
          <table:table-cell table:style-name="ce47" table:formula="of:=IF([_data_.H50];[_data_.H50];&quot;&quot;)">
            <text:p/>
          </table:table-cell>
          <table:table-cell table:style-name="ce30" table:formula="of:=IF([_data_.I50];[_data_.I50];&quot;&quot;)">
            <text:p/>
          </table:table-cell>
          <table:table-cell table:style-name="ce50" table:formula="of:=IF([_data_.J50];[_data_.J50];&quot;&quot;)">
            <text:p/>
          </table:table-cell>
          <table:table-cell table:style-name="ce30" table:formula="of:=IF([_data_.K50];[_data_.K50];&quot;&quot;)">
            <text:p/>
          </table:table-cell>
          <table:table-cell table:style-name="ce30" table:formula="of:=IF([_data_.L50];[_data_.L50];&quot;&quot;)">
            <text:p/>
          </table:table-cell>
          <table:table-cell table:style-name="ce30" table:formula="of:=IF([_data_.M50];[_data_.M50];&quot;&quot;)">
            <text:p/>
          </table:table-cell>
          <table:table-cell table:style-name="ce30" table:formula="of:=IF([_data_.N50];[_data_.N50];&quot;&quot;)">
            <text:p/>
          </table:table-cell>
          <table:table-cell table:style-name="ce30" table:formula="of:=IF([_data_.O50];[_data_.O50];&quot;&quot;)">
            <text:p/>
          </table:table-cell>
          <table:table-cell table:style-name="ce30" table:formula="of:=IF([_data_.P50];[_data_.P50];&quot;&quot;)">
            <text:p/>
          </table:table-cell>
          <table:table-cell table:style-name="ce30" table:formula="of:=IF([_data_.Q50];[_data_.Q50];&quot;&quot;)">
            <text:p/>
          </table:table-cell>
          <table:table-cell table:style-name="ce30" table:formula="of:=IF([_data_.R50];[_data_.R50];&quot;&quot;)">
            <text:p/>
          </table:table-cell>
          <table:table-cell table:style-name="ce30" table:formula="of:=IF([_data_.S50];[_data_.S50];&quot;&quot;)">
            <text:p/>
          </table:table-cell>
          <table:table-cell table:style-name="ce50" table:formula="of:=IF([_data_.T50];[_data_.T50];&quot;&quot;)">
            <text:p/>
          </table:table-cell>
          <table:table-cell table:style-name="ce53" table:formula="of:=IF([_data_.U50];[_data_.U50];&quot;&quot;)">
            <text:p/>
          </table:table-cell>
        </table:table-row>
        <table:table-row table:style-name="ro1">
          <table:table-cell table:formula="of:=IF([_data_.A51];[_data_.A51];&quot;&quot;)">
            <text:p/>
          </table:table-cell>
          <table:table-cell table:formula="of:=IF([_data_.B51];[_data_.B51];&quot;&quot;)">
            <text:p/>
          </table:table-cell>
          <table:table-cell table:formula="of:=IF([_data_.C51];[_data_.C51];&quot;&quot;)">
            <text:p/>
          </table:table-cell>
          <table:table-cell table:style-name="ce30" table:formula="of:=IF([_data_.D51];[_data_.D51];&quot;&quot;)">
            <text:p/>
          </table:table-cell>
          <table:table-cell table:style-name="ce30" table:formula="of:=IF([_data_.E51];[_data_.E51];&quot;&quot;)">
            <text:p/>
          </table:table-cell>
          <table:table-cell table:style-name="ce30" table:formula="of:=IF([_data_.F51];[_data_.F51];&quot;&quot;)">
            <text:p/>
          </table:table-cell>
          <table:table-cell table:style-name="ce47" table:formula="of:=IF([_data_.G51];[_data_.G51];&quot;&quot;)">
            <text:p/>
          </table:table-cell>
          <table:table-cell table:style-name="ce47" table:formula="of:=IF([_data_.H51];[_data_.H51];&quot;&quot;)">
            <text:p/>
          </table:table-cell>
          <table:table-cell table:style-name="ce30" table:formula="of:=IF([_data_.I51];[_data_.I51];&quot;&quot;)">
            <text:p/>
          </table:table-cell>
          <table:table-cell table:style-name="ce50" table:formula="of:=IF([_data_.J51];[_data_.J51];&quot;&quot;)">
            <text:p/>
          </table:table-cell>
          <table:table-cell table:style-name="ce30" table:formula="of:=IF([_data_.K51];[_data_.K51];&quot;&quot;)">
            <text:p/>
          </table:table-cell>
          <table:table-cell table:style-name="ce30" table:formula="of:=IF([_data_.L51];[_data_.L51];&quot;&quot;)">
            <text:p/>
          </table:table-cell>
          <table:table-cell table:style-name="ce30" table:formula="of:=IF([_data_.M51];[_data_.M51];&quot;&quot;)">
            <text:p/>
          </table:table-cell>
          <table:table-cell table:style-name="ce30" table:formula="of:=IF([_data_.N51];[_data_.N51];&quot;&quot;)">
            <text:p/>
          </table:table-cell>
          <table:table-cell table:style-name="ce30" table:formula="of:=IF([_data_.O51];[_data_.O51];&quot;&quot;)">
            <text:p/>
          </table:table-cell>
          <table:table-cell table:style-name="ce30" table:formula="of:=IF([_data_.P51];[_data_.P51];&quot;&quot;)">
            <text:p/>
          </table:table-cell>
          <table:table-cell table:style-name="ce30" table:formula="of:=IF([_data_.Q51];[_data_.Q51];&quot;&quot;)">
            <text:p/>
          </table:table-cell>
          <table:table-cell table:style-name="ce30" table:formula="of:=IF([_data_.R51];[_data_.R51];&quot;&quot;)">
            <text:p/>
          </table:table-cell>
          <table:table-cell table:style-name="ce30" table:formula="of:=IF([_data_.S51];[_data_.S51];&quot;&quot;)">
            <text:p/>
          </table:table-cell>
          <table:table-cell table:style-name="ce50" table:formula="of:=IF([_data_.T51];[_data_.T51];&quot;&quot;)">
            <text:p/>
          </table:table-cell>
          <table:table-cell table:style-name="ce53" table:formula="of:=IF([_data_.U51];[_data_.U51];&quot;&quot;)">
            <text:p/>
          </table:table-cell>
        </table:table-row>
        <table:table-row table:style-name="ro1">
          <table:table-cell table:formula="of:=IF([_data_.A52];[_data_.A52];&quot;&quot;)">
            <text:p/>
          </table:table-cell>
          <table:table-cell table:formula="of:=IF([_data_.B52];[_data_.B52];&quot;&quot;)">
            <text:p/>
          </table:table-cell>
          <table:table-cell table:formula="of:=IF([_data_.C52];[_data_.C52];&quot;&quot;)">
            <text:p/>
          </table:table-cell>
          <table:table-cell table:style-name="ce30" table:formula="of:=IF([_data_.D52];[_data_.D52];&quot;&quot;)">
            <text:p/>
          </table:table-cell>
          <table:table-cell table:style-name="ce30" table:formula="of:=IF([_data_.E52];[_data_.E52];&quot;&quot;)">
            <text:p/>
          </table:table-cell>
          <table:table-cell table:style-name="ce30" table:formula="of:=IF([_data_.F52];[_data_.F52];&quot;&quot;)">
            <text:p/>
          </table:table-cell>
          <table:table-cell table:style-name="ce47" table:formula="of:=IF([_data_.G52];[_data_.G52];&quot;&quot;)">
            <text:p/>
          </table:table-cell>
          <table:table-cell table:style-name="ce47" table:formula="of:=IF([_data_.H52];[_data_.H52];&quot;&quot;)">
            <text:p/>
          </table:table-cell>
          <table:table-cell table:style-name="ce30" table:formula="of:=IF([_data_.I52];[_data_.I52];&quot;&quot;)">
            <text:p/>
          </table:table-cell>
          <table:table-cell table:style-name="ce50" table:formula="of:=IF([_data_.J52];[_data_.J52];&quot;&quot;)">
            <text:p/>
          </table:table-cell>
          <table:table-cell table:style-name="ce30" table:formula="of:=IF([_data_.K52];[_data_.K52];&quot;&quot;)">
            <text:p/>
          </table:table-cell>
          <table:table-cell table:style-name="ce30" table:formula="of:=IF([_data_.L52];[_data_.L52];&quot;&quot;)">
            <text:p/>
          </table:table-cell>
          <table:table-cell table:style-name="ce30" table:formula="of:=IF([_data_.M52];[_data_.M52];&quot;&quot;)">
            <text:p/>
          </table:table-cell>
          <table:table-cell table:style-name="ce30" table:formula="of:=IF([_data_.N52];[_data_.N52];&quot;&quot;)">
            <text:p/>
          </table:table-cell>
          <table:table-cell table:style-name="ce30" table:formula="of:=IF([_data_.O52];[_data_.O52];&quot;&quot;)">
            <text:p/>
          </table:table-cell>
          <table:table-cell table:style-name="ce30" table:formula="of:=IF([_data_.P52];[_data_.P52];&quot;&quot;)">
            <text:p/>
          </table:table-cell>
          <table:table-cell table:style-name="ce30" table:formula="of:=IF([_data_.Q52];[_data_.Q52];&quot;&quot;)">
            <text:p/>
          </table:table-cell>
          <table:table-cell table:style-name="ce30" table:formula="of:=IF([_data_.R52];[_data_.R52];&quot;&quot;)">
            <text:p/>
          </table:table-cell>
          <table:table-cell table:style-name="ce30" table:formula="of:=IF([_data_.S52];[_data_.S52];&quot;&quot;)">
            <text:p/>
          </table:table-cell>
          <table:table-cell table:style-name="ce50" table:formula="of:=IF([_data_.T52];[_data_.T52];&quot;&quot;)">
            <text:p/>
          </table:table-cell>
          <table:table-cell table:style-name="ce53" table:formula="of:=IF([_data_.U52];[_data_.U52];&quot;&quot;)">
            <text:p/>
          </table:table-cell>
        </table:table-row>
        <table:table-row table:style-name="ro1">
          <table:table-cell table:formula="of:=IF([_data_.A53];[_data_.A53];&quot;&quot;)">
            <text:p/>
          </table:table-cell>
          <table:table-cell table:formula="of:=IF([_data_.B53];[_data_.B53];&quot;&quot;)">
            <text:p/>
          </table:table-cell>
          <table:table-cell table:formula="of:=IF([_data_.C53];[_data_.C53];&quot;&quot;)">
            <text:p/>
          </table:table-cell>
          <table:table-cell table:style-name="ce30" table:formula="of:=IF([_data_.D53];[_data_.D53];&quot;&quot;)">
            <text:p/>
          </table:table-cell>
          <table:table-cell table:style-name="ce30" table:formula="of:=IF([_data_.E53];[_data_.E53];&quot;&quot;)">
            <text:p/>
          </table:table-cell>
          <table:table-cell table:style-name="ce30" table:formula="of:=IF([_data_.F53];[_data_.F53];&quot;&quot;)">
            <text:p/>
          </table:table-cell>
          <table:table-cell table:style-name="ce47" table:formula="of:=IF([_data_.G53];[_data_.G53];&quot;&quot;)">
            <text:p/>
          </table:table-cell>
          <table:table-cell table:style-name="ce47" table:formula="of:=IF([_data_.H53];[_data_.H53];&quot;&quot;)">
            <text:p/>
          </table:table-cell>
          <table:table-cell table:style-name="ce30" table:formula="of:=IF([_data_.I53];[_data_.I53];&quot;&quot;)">
            <text:p/>
          </table:table-cell>
          <table:table-cell table:style-name="ce50" table:formula="of:=IF([_data_.J53];[_data_.J53];&quot;&quot;)">
            <text:p/>
          </table:table-cell>
          <table:table-cell table:style-name="ce30" table:formula="of:=IF([_data_.K53];[_data_.K53];&quot;&quot;)">
            <text:p/>
          </table:table-cell>
          <table:table-cell table:style-name="ce30" table:formula="of:=IF([_data_.L53];[_data_.L53];&quot;&quot;)">
            <text:p/>
          </table:table-cell>
          <table:table-cell table:style-name="ce30" table:formula="of:=IF([_data_.M53];[_data_.M53];&quot;&quot;)">
            <text:p/>
          </table:table-cell>
          <table:table-cell table:style-name="ce30" table:formula="of:=IF([_data_.N53];[_data_.N53];&quot;&quot;)">
            <text:p/>
          </table:table-cell>
          <table:table-cell table:style-name="ce30" table:formula="of:=IF([_data_.O53];[_data_.O53];&quot;&quot;)">
            <text:p/>
          </table:table-cell>
          <table:table-cell table:style-name="ce30" table:formula="of:=IF([_data_.P53];[_data_.P53];&quot;&quot;)">
            <text:p/>
          </table:table-cell>
          <table:table-cell table:style-name="ce30" table:formula="of:=IF([_data_.Q53];[_data_.Q53];&quot;&quot;)">
            <text:p/>
          </table:table-cell>
          <table:table-cell table:style-name="ce30" table:formula="of:=IF([_data_.R53];[_data_.R53];&quot;&quot;)">
            <text:p/>
          </table:table-cell>
          <table:table-cell table:style-name="ce30" table:formula="of:=IF([_data_.S53];[_data_.S53];&quot;&quot;)">
            <text:p/>
          </table:table-cell>
          <table:table-cell table:style-name="ce50" table:formula="of:=IF([_data_.T53];[_data_.T53];&quot;&quot;)">
            <text:p/>
          </table:table-cell>
          <table:table-cell table:style-name="ce53" table:formula="of:=IF([_data_.U53];[_data_.U53];&quot;&quot;)">
            <text:p/>
          </table:table-cell>
        </table:table-row>
        <table:table-row table:style-name="ro1">
          <table:table-cell table:formula="of:=IF([_data_.A54];[_data_.A54];&quot;&quot;)">
            <text:p/>
          </table:table-cell>
          <table:table-cell table:formula="of:=IF([_data_.B54];[_data_.B54];&quot;&quot;)">
            <text:p/>
          </table:table-cell>
          <table:table-cell table:formula="of:=IF([_data_.C54];[_data_.C54];&quot;&quot;)">
            <text:p/>
          </table:table-cell>
          <table:table-cell table:style-name="ce30" table:formula="of:=IF([_data_.D54];[_data_.D54];&quot;&quot;)">
            <text:p/>
          </table:table-cell>
          <table:table-cell table:style-name="ce30" table:formula="of:=IF([_data_.E54];[_data_.E54];&quot;&quot;)">
            <text:p/>
          </table:table-cell>
          <table:table-cell table:style-name="ce30" table:formula="of:=IF([_data_.F54];[_data_.F54];&quot;&quot;)">
            <text:p/>
          </table:table-cell>
          <table:table-cell table:style-name="ce47" table:formula="of:=IF([_data_.G54];[_data_.G54];&quot;&quot;)">
            <text:p/>
          </table:table-cell>
          <table:table-cell table:style-name="ce47" table:formula="of:=IF([_data_.H54];[_data_.H54];&quot;&quot;)">
            <text:p/>
          </table:table-cell>
          <table:table-cell table:style-name="ce30" table:formula="of:=IF([_data_.I54];[_data_.I54];&quot;&quot;)">
            <text:p/>
          </table:table-cell>
          <table:table-cell table:style-name="ce50" table:formula="of:=IF([_data_.J54];[_data_.J54];&quot;&quot;)">
            <text:p/>
          </table:table-cell>
          <table:table-cell table:style-name="ce30" table:formula="of:=IF([_data_.K54];[_data_.K54];&quot;&quot;)">
            <text:p/>
          </table:table-cell>
          <table:table-cell table:style-name="ce30" table:formula="of:=IF([_data_.L54];[_data_.L54];&quot;&quot;)">
            <text:p/>
          </table:table-cell>
          <table:table-cell table:style-name="ce30" table:formula="of:=IF([_data_.M54];[_data_.M54];&quot;&quot;)">
            <text:p/>
          </table:table-cell>
          <table:table-cell table:style-name="ce30" table:formula="of:=IF([_data_.N54];[_data_.N54];&quot;&quot;)">
            <text:p/>
          </table:table-cell>
          <table:table-cell table:style-name="ce30" table:formula="of:=IF([_data_.O54];[_data_.O54];&quot;&quot;)">
            <text:p/>
          </table:table-cell>
          <table:table-cell table:style-name="ce30" table:formula="of:=IF([_data_.P54];[_data_.P54];&quot;&quot;)">
            <text:p/>
          </table:table-cell>
          <table:table-cell table:style-name="ce30" table:formula="of:=IF([_data_.Q54];[_data_.Q54];&quot;&quot;)">
            <text:p/>
          </table:table-cell>
          <table:table-cell table:style-name="ce30" table:formula="of:=IF([_data_.R54];[_data_.R54];&quot;&quot;)">
            <text:p/>
          </table:table-cell>
          <table:table-cell table:style-name="ce30" table:formula="of:=IF([_data_.S54];[_data_.S54];&quot;&quot;)">
            <text:p/>
          </table:table-cell>
          <table:table-cell table:style-name="ce50" table:formula="of:=IF([_data_.T54];[_data_.T54];&quot;&quot;)">
            <text:p/>
          </table:table-cell>
          <table:table-cell table:style-name="ce53" table:formula="of:=IF([_data_.U54];[_data_.U54];&quot;&quot;)">
            <text:p/>
          </table:table-cell>
        </table:table-row>
        <table:table-row table:style-name="ro1">
          <table:table-cell table:formula="of:=IF([_data_.A55];[_data_.A55];&quot;&quot;)">
            <text:p/>
          </table:table-cell>
          <table:table-cell table:formula="of:=IF([_data_.B55];[_data_.B55];&quot;&quot;)">
            <text:p/>
          </table:table-cell>
          <table:table-cell table:formula="of:=IF([_data_.C55];[_data_.C55];&quot;&quot;)">
            <text:p/>
          </table:table-cell>
          <table:table-cell table:style-name="ce30" table:formula="of:=IF([_data_.D55];[_data_.D55];&quot;&quot;)">
            <text:p/>
          </table:table-cell>
          <table:table-cell table:style-name="ce30" table:formula="of:=IF([_data_.E55];[_data_.E55];&quot;&quot;)">
            <text:p/>
          </table:table-cell>
          <table:table-cell table:style-name="ce30" table:formula="of:=IF([_data_.F55];[_data_.F55];&quot;&quot;)">
            <text:p/>
          </table:table-cell>
          <table:table-cell table:style-name="ce47" table:formula="of:=IF([_data_.G55];[_data_.G55];&quot;&quot;)">
            <text:p/>
          </table:table-cell>
          <table:table-cell table:style-name="ce47" table:formula="of:=IF([_data_.H55];[_data_.H55];&quot;&quot;)">
            <text:p/>
          </table:table-cell>
          <table:table-cell table:style-name="ce30" table:formula="of:=IF([_data_.I55];[_data_.I55];&quot;&quot;)">
            <text:p/>
          </table:table-cell>
          <table:table-cell table:style-name="ce50" table:formula="of:=IF([_data_.J55];[_data_.J55];&quot;&quot;)">
            <text:p/>
          </table:table-cell>
          <table:table-cell table:style-name="ce30" table:formula="of:=IF([_data_.K55];[_data_.K55];&quot;&quot;)">
            <text:p/>
          </table:table-cell>
          <table:table-cell table:style-name="ce30" table:formula="of:=IF([_data_.L55];[_data_.L55];&quot;&quot;)">
            <text:p/>
          </table:table-cell>
          <table:table-cell table:style-name="ce30" table:formula="of:=IF([_data_.M55];[_data_.M55];&quot;&quot;)">
            <text:p/>
          </table:table-cell>
          <table:table-cell table:style-name="ce30" table:formula="of:=IF([_data_.N55];[_data_.N55];&quot;&quot;)">
            <text:p/>
          </table:table-cell>
          <table:table-cell table:style-name="ce30" table:formula="of:=IF([_data_.O55];[_data_.O55];&quot;&quot;)">
            <text:p/>
          </table:table-cell>
          <table:table-cell table:style-name="ce30" table:formula="of:=IF([_data_.P55];[_data_.P55];&quot;&quot;)">
            <text:p/>
          </table:table-cell>
          <table:table-cell table:style-name="ce30" table:formula="of:=IF([_data_.Q55];[_data_.Q55];&quot;&quot;)">
            <text:p/>
          </table:table-cell>
          <table:table-cell table:style-name="ce30" table:formula="of:=IF([_data_.R55];[_data_.R55];&quot;&quot;)">
            <text:p/>
          </table:table-cell>
          <table:table-cell table:style-name="ce30" table:formula="of:=IF([_data_.S55];[_data_.S55];&quot;&quot;)">
            <text:p/>
          </table:table-cell>
          <table:table-cell table:style-name="ce50" table:formula="of:=IF([_data_.T55];[_data_.T55];&quot;&quot;)">
            <text:p/>
          </table:table-cell>
          <table:table-cell table:style-name="ce53" table:formula="of:=IF([_data_.U55];[_data_.U55];&quot;&quot;)">
            <text:p/>
          </table:table-cell>
        </table:table-row>
        <table:table-row table:style-name="ro1">
          <table:table-cell table:formula="of:=IF([_data_.A56];[_data_.A56];&quot;&quot;)">
            <text:p/>
          </table:table-cell>
          <table:table-cell table:formula="of:=IF([_data_.B56];[_data_.B56];&quot;&quot;)">
            <text:p/>
          </table:table-cell>
          <table:table-cell table:formula="of:=IF([_data_.C56];[_data_.C56];&quot;&quot;)">
            <text:p/>
          </table:table-cell>
          <table:table-cell table:style-name="ce30" table:formula="of:=IF([_data_.D56];[_data_.D56];&quot;&quot;)">
            <text:p/>
          </table:table-cell>
          <table:table-cell table:style-name="ce30" table:formula="of:=IF([_data_.E56];[_data_.E56];&quot;&quot;)">
            <text:p/>
          </table:table-cell>
          <table:table-cell table:style-name="ce30" table:formula="of:=IF([_data_.F56];[_data_.F56];&quot;&quot;)">
            <text:p/>
          </table:table-cell>
          <table:table-cell table:style-name="ce47" table:formula="of:=IF([_data_.G56];[_data_.G56];&quot;&quot;)">
            <text:p/>
          </table:table-cell>
          <table:table-cell table:style-name="ce47" table:formula="of:=IF([_data_.H56];[_data_.H56];&quot;&quot;)">
            <text:p/>
          </table:table-cell>
          <table:table-cell table:style-name="ce30" table:formula="of:=IF([_data_.I56];[_data_.I56];&quot;&quot;)">
            <text:p/>
          </table:table-cell>
          <table:table-cell table:style-name="ce50" table:formula="of:=IF([_data_.J56];[_data_.J56];&quot;&quot;)">
            <text:p/>
          </table:table-cell>
          <table:table-cell table:style-name="ce30" table:formula="of:=IF([_data_.K56];[_data_.K56];&quot;&quot;)">
            <text:p/>
          </table:table-cell>
          <table:table-cell table:style-name="ce30" table:formula="of:=IF([_data_.L56];[_data_.L56];&quot;&quot;)">
            <text:p/>
          </table:table-cell>
          <table:table-cell table:style-name="ce30" table:formula="of:=IF([_data_.M56];[_data_.M56];&quot;&quot;)">
            <text:p/>
          </table:table-cell>
          <table:table-cell table:style-name="ce30" table:formula="of:=IF([_data_.N56];[_data_.N56];&quot;&quot;)">
            <text:p/>
          </table:table-cell>
          <table:table-cell table:style-name="ce30" table:formula="of:=IF([_data_.O56];[_data_.O56];&quot;&quot;)">
            <text:p/>
          </table:table-cell>
          <table:table-cell table:style-name="ce30" table:formula="of:=IF([_data_.P56];[_data_.P56];&quot;&quot;)">
            <text:p/>
          </table:table-cell>
          <table:table-cell table:style-name="ce30" table:formula="of:=IF([_data_.Q56];[_data_.Q56];&quot;&quot;)">
            <text:p/>
          </table:table-cell>
          <table:table-cell table:style-name="ce30" table:formula="of:=IF([_data_.R56];[_data_.R56];&quot;&quot;)">
            <text:p/>
          </table:table-cell>
          <table:table-cell table:style-name="ce30" table:formula="of:=IF([_data_.S56];[_data_.S56];&quot;&quot;)">
            <text:p/>
          </table:table-cell>
          <table:table-cell table:style-name="ce50" table:formula="of:=IF([_data_.T56];[_data_.T56];&quot;&quot;)">
            <text:p/>
          </table:table-cell>
          <table:table-cell table:style-name="ce53" table:formula="of:=IF([_data_.U56];[_data_.U56];&quot;&quot;)">
            <text:p/>
          </table:table-cell>
        </table:table-row>
        <table:table-row table:style-name="ro1">
          <table:table-cell table:formula="of:=IF([_data_.A57];[_data_.A57];&quot;&quot;)">
            <text:p/>
          </table:table-cell>
          <table:table-cell table:formula="of:=IF([_data_.B57];[_data_.B57];&quot;&quot;)">
            <text:p/>
          </table:table-cell>
          <table:table-cell table:formula="of:=IF([_data_.C57];[_data_.C57];&quot;&quot;)">
            <text:p/>
          </table:table-cell>
          <table:table-cell table:style-name="ce30" table:formula="of:=IF([_data_.D57];[_data_.D57];&quot;&quot;)">
            <text:p/>
          </table:table-cell>
          <table:table-cell table:style-name="ce30" table:formula="of:=IF([_data_.E57];[_data_.E57];&quot;&quot;)">
            <text:p/>
          </table:table-cell>
          <table:table-cell table:style-name="ce30" table:formula="of:=IF([_data_.F57];[_data_.F57];&quot;&quot;)">
            <text:p/>
          </table:table-cell>
          <table:table-cell table:style-name="ce47" table:formula="of:=IF([_data_.G57];[_data_.G57];&quot;&quot;)">
            <text:p/>
          </table:table-cell>
          <table:table-cell table:style-name="ce47" table:formula="of:=IF([_data_.H57];[_data_.H57];&quot;&quot;)">
            <text:p/>
          </table:table-cell>
          <table:table-cell table:style-name="ce30" table:formula="of:=IF([_data_.I57];[_data_.I57];&quot;&quot;)">
            <text:p/>
          </table:table-cell>
          <table:table-cell table:style-name="ce50" table:formula="of:=IF([_data_.J57];[_data_.J57];&quot;&quot;)">
            <text:p/>
          </table:table-cell>
          <table:table-cell table:style-name="ce30" table:formula="of:=IF([_data_.K57];[_data_.K57];&quot;&quot;)">
            <text:p/>
          </table:table-cell>
          <table:table-cell table:style-name="ce30" table:formula="of:=IF([_data_.L57];[_data_.L57];&quot;&quot;)">
            <text:p/>
          </table:table-cell>
          <table:table-cell table:style-name="ce30" table:formula="of:=IF([_data_.M57];[_data_.M57];&quot;&quot;)">
            <text:p/>
          </table:table-cell>
          <table:table-cell table:style-name="ce30" table:formula="of:=IF([_data_.N57];[_data_.N57];&quot;&quot;)">
            <text:p/>
          </table:table-cell>
          <table:table-cell table:style-name="ce30" table:formula="of:=IF([_data_.O57];[_data_.O57];&quot;&quot;)">
            <text:p/>
          </table:table-cell>
          <table:table-cell table:style-name="ce30" table:formula="of:=IF([_data_.P57];[_data_.P57];&quot;&quot;)">
            <text:p/>
          </table:table-cell>
          <table:table-cell table:style-name="ce30" table:formula="of:=IF([_data_.Q57];[_data_.Q57];&quot;&quot;)">
            <text:p/>
          </table:table-cell>
          <table:table-cell table:style-name="ce30" table:formula="of:=IF([_data_.R57];[_data_.R57];&quot;&quot;)">
            <text:p/>
          </table:table-cell>
          <table:table-cell table:style-name="ce30" table:formula="of:=IF([_data_.S57];[_data_.S57];&quot;&quot;)">
            <text:p/>
          </table:table-cell>
          <table:table-cell table:style-name="ce50" table:formula="of:=IF([_data_.T57];[_data_.T57];&quot;&quot;)">
            <text:p/>
          </table:table-cell>
          <table:table-cell table:style-name="ce53" table:formula="of:=IF([_data_.U57];[_data_.U57];&quot;&quot;)">
            <text:p/>
          </table:table-cell>
        </table:table-row>
        <table:table-row table:style-name="ro1">
          <table:table-cell table:formula="of:=IF([_data_.A58];[_data_.A58];&quot;&quot;)">
            <text:p/>
          </table:table-cell>
          <table:table-cell table:formula="of:=IF([_data_.B58];[_data_.B58];&quot;&quot;)">
            <text:p/>
          </table:table-cell>
          <table:table-cell table:formula="of:=IF([_data_.C58];[_data_.C58];&quot;&quot;)">
            <text:p/>
          </table:table-cell>
          <table:table-cell table:style-name="ce30" table:formula="of:=IF([_data_.D58];[_data_.D58];&quot;&quot;)">
            <text:p/>
          </table:table-cell>
          <table:table-cell table:style-name="ce30" table:formula="of:=IF([_data_.E58];[_data_.E58];&quot;&quot;)">
            <text:p/>
          </table:table-cell>
          <table:table-cell table:style-name="ce30" table:formula="of:=IF([_data_.F58];[_data_.F58];&quot;&quot;)">
            <text:p/>
          </table:table-cell>
          <table:table-cell table:style-name="ce47" table:formula="of:=IF([_data_.G58];[_data_.G58];&quot;&quot;)">
            <text:p/>
          </table:table-cell>
          <table:table-cell table:style-name="ce47" table:formula="of:=IF([_data_.H58];[_data_.H58];&quot;&quot;)">
            <text:p/>
          </table:table-cell>
          <table:table-cell table:style-name="ce30" table:formula="of:=IF([_data_.I58];[_data_.I58];&quot;&quot;)">
            <text:p/>
          </table:table-cell>
          <table:table-cell table:style-name="ce50" table:formula="of:=IF([_data_.J58];[_data_.J58];&quot;&quot;)">
            <text:p/>
          </table:table-cell>
          <table:table-cell table:style-name="ce30" table:formula="of:=IF([_data_.K58];[_data_.K58];&quot;&quot;)">
            <text:p/>
          </table:table-cell>
          <table:table-cell table:style-name="ce30" table:formula="of:=IF([_data_.L58];[_data_.L58];&quot;&quot;)">
            <text:p/>
          </table:table-cell>
          <table:table-cell table:style-name="ce30" table:formula="of:=IF([_data_.M58];[_data_.M58];&quot;&quot;)">
            <text:p/>
          </table:table-cell>
          <table:table-cell table:style-name="ce30" table:formula="of:=IF([_data_.N58];[_data_.N58];&quot;&quot;)">
            <text:p/>
          </table:table-cell>
          <table:table-cell table:style-name="ce30" table:formula="of:=IF([_data_.O58];[_data_.O58];&quot;&quot;)">
            <text:p/>
          </table:table-cell>
          <table:table-cell table:style-name="ce30" table:formula="of:=IF([_data_.P58];[_data_.P58];&quot;&quot;)">
            <text:p/>
          </table:table-cell>
          <table:table-cell table:style-name="ce30" table:formula="of:=IF([_data_.Q58];[_data_.Q58];&quot;&quot;)">
            <text:p/>
          </table:table-cell>
          <table:table-cell table:style-name="ce30" table:formula="of:=IF([_data_.R58];[_data_.R58];&quot;&quot;)">
            <text:p/>
          </table:table-cell>
          <table:table-cell table:style-name="ce30" table:formula="of:=IF([_data_.S58];[_data_.S58];&quot;&quot;)">
            <text:p/>
          </table:table-cell>
          <table:table-cell table:style-name="ce50" table:formula="of:=IF([_data_.T58];[_data_.T58];&quot;&quot;)">
            <text:p/>
          </table:table-cell>
          <table:table-cell table:style-name="ce53" table:formula="of:=IF([_data_.U58];[_data_.U58];&quot;&quot;)">
            <text:p/>
          </table:table-cell>
        </table:table-row>
        <table:table-row table:style-name="ro1">
          <table:table-cell table:formula="of:=IF([_data_.A59];[_data_.A59];&quot;&quot;)">
            <text:p/>
          </table:table-cell>
          <table:table-cell table:formula="of:=IF([_data_.B59];[_data_.B59];&quot;&quot;)">
            <text:p/>
          </table:table-cell>
          <table:table-cell table:formula="of:=IF([_data_.C59];[_data_.C59];&quot;&quot;)">
            <text:p/>
          </table:table-cell>
          <table:table-cell table:style-name="ce30" table:formula="of:=IF([_data_.D59];[_data_.D59];&quot;&quot;)">
            <text:p/>
          </table:table-cell>
          <table:table-cell table:style-name="ce30" table:formula="of:=IF([_data_.E59];[_data_.E59];&quot;&quot;)">
            <text:p/>
          </table:table-cell>
          <table:table-cell table:style-name="ce30" table:formula="of:=IF([_data_.F59];[_data_.F59];&quot;&quot;)">
            <text:p/>
          </table:table-cell>
          <table:table-cell table:style-name="ce47" table:formula="of:=IF([_data_.G59];[_data_.G59];&quot;&quot;)">
            <text:p/>
          </table:table-cell>
          <table:table-cell table:style-name="ce47" table:formula="of:=IF([_data_.H59];[_data_.H59];&quot;&quot;)">
            <text:p/>
          </table:table-cell>
          <table:table-cell table:style-name="ce30" table:formula="of:=IF([_data_.I59];[_data_.I59];&quot;&quot;)">
            <text:p/>
          </table:table-cell>
          <table:table-cell table:style-name="ce50" table:formula="of:=IF([_data_.J59];[_data_.J59];&quot;&quot;)">
            <text:p/>
          </table:table-cell>
          <table:table-cell table:style-name="ce30" table:formula="of:=IF([_data_.K59];[_data_.K59];&quot;&quot;)">
            <text:p/>
          </table:table-cell>
          <table:table-cell table:style-name="ce30" table:formula="of:=IF([_data_.L59];[_data_.L59];&quot;&quot;)">
            <text:p/>
          </table:table-cell>
          <table:table-cell table:style-name="ce30" table:formula="of:=IF([_data_.M59];[_data_.M59];&quot;&quot;)">
            <text:p/>
          </table:table-cell>
          <table:table-cell table:style-name="ce30" table:formula="of:=IF([_data_.N59];[_data_.N59];&quot;&quot;)">
            <text:p/>
          </table:table-cell>
          <table:table-cell table:style-name="ce30" table:formula="of:=IF([_data_.O59];[_data_.O59];&quot;&quot;)">
            <text:p/>
          </table:table-cell>
          <table:table-cell table:style-name="ce30" table:formula="of:=IF([_data_.P59];[_data_.P59];&quot;&quot;)">
            <text:p/>
          </table:table-cell>
          <table:table-cell table:style-name="ce30" table:formula="of:=IF([_data_.Q59];[_data_.Q59];&quot;&quot;)">
            <text:p/>
          </table:table-cell>
          <table:table-cell table:style-name="ce30" table:formula="of:=IF([_data_.R59];[_data_.R59];&quot;&quot;)">
            <text:p/>
          </table:table-cell>
          <table:table-cell table:style-name="ce30" table:formula="of:=IF([_data_.S59];[_data_.S59];&quot;&quot;)">
            <text:p/>
          </table:table-cell>
          <table:table-cell table:style-name="ce50" table:formula="of:=IF([_data_.T59];[_data_.T59];&quot;&quot;)">
            <text:p/>
          </table:table-cell>
          <table:table-cell table:style-name="ce53" table:formula="of:=IF([_data_.U59];[_data_.U59];&quot;&quot;)">
            <text:p/>
          </table:table-cell>
        </table:table-row>
        <table:table-row table:style-name="ro1">
          <table:table-cell table:formula="of:=IF([_data_.A60];[_data_.A60];&quot;&quot;)">
            <text:p/>
          </table:table-cell>
          <table:table-cell table:formula="of:=IF([_data_.B60];[_data_.B60];&quot;&quot;)">
            <text:p/>
          </table:table-cell>
          <table:table-cell table:formula="of:=IF([_data_.C60];[_data_.C60];&quot;&quot;)">
            <text:p/>
          </table:table-cell>
          <table:table-cell table:style-name="ce30" table:formula="of:=IF([_data_.D60];[_data_.D60];&quot;&quot;)">
            <text:p/>
          </table:table-cell>
          <table:table-cell table:style-name="ce30" table:formula="of:=IF([_data_.E60];[_data_.E60];&quot;&quot;)">
            <text:p/>
          </table:table-cell>
          <table:table-cell table:style-name="ce30" table:formula="of:=IF([_data_.F60];[_data_.F60];&quot;&quot;)">
            <text:p/>
          </table:table-cell>
          <table:table-cell table:style-name="ce47" table:formula="of:=IF([_data_.G60];[_data_.G60];&quot;&quot;)">
            <text:p/>
          </table:table-cell>
          <table:table-cell table:style-name="ce47" table:formula="of:=IF([_data_.H60];[_data_.H60];&quot;&quot;)">
            <text:p/>
          </table:table-cell>
          <table:table-cell table:style-name="ce30" table:formula="of:=IF([_data_.I60];[_data_.I60];&quot;&quot;)">
            <text:p/>
          </table:table-cell>
          <table:table-cell table:style-name="ce50" table:formula="of:=IF([_data_.J60];[_data_.J60];&quot;&quot;)">
            <text:p/>
          </table:table-cell>
          <table:table-cell table:style-name="ce30" table:formula="of:=IF([_data_.K60];[_data_.K60];&quot;&quot;)">
            <text:p/>
          </table:table-cell>
          <table:table-cell table:style-name="ce30" table:formula="of:=IF([_data_.L60];[_data_.L60];&quot;&quot;)">
            <text:p/>
          </table:table-cell>
          <table:table-cell table:style-name="ce30" table:formula="of:=IF([_data_.M60];[_data_.M60];&quot;&quot;)">
            <text:p/>
          </table:table-cell>
          <table:table-cell table:style-name="ce30" table:formula="of:=IF([_data_.N60];[_data_.N60];&quot;&quot;)">
            <text:p/>
          </table:table-cell>
          <table:table-cell table:style-name="ce30" table:formula="of:=IF([_data_.O60];[_data_.O60];&quot;&quot;)">
            <text:p/>
          </table:table-cell>
          <table:table-cell table:style-name="ce30" table:formula="of:=IF([_data_.P60];[_data_.P60];&quot;&quot;)">
            <text:p/>
          </table:table-cell>
          <table:table-cell table:style-name="ce30" table:formula="of:=IF([_data_.Q60];[_data_.Q60];&quot;&quot;)">
            <text:p/>
          </table:table-cell>
          <table:table-cell table:style-name="ce30" table:formula="of:=IF([_data_.R60];[_data_.R60];&quot;&quot;)">
            <text:p/>
          </table:table-cell>
          <table:table-cell table:style-name="ce30" table:formula="of:=IF([_data_.S60];[_data_.S60];&quot;&quot;)">
            <text:p/>
          </table:table-cell>
          <table:table-cell table:style-name="ce50" table:formula="of:=IF([_data_.T60];[_data_.T60];&quot;&quot;)">
            <text:p/>
          </table:table-cell>
          <table:table-cell table:style-name="ce53" table:formula="of:=IF([_data_.U60];[_data_.U60];&quot;&quot;)">
            <text:p/>
          </table:table-cell>
        </table:table-row>
        <table:table-row table:style-name="ro1">
          <table:table-cell table:formula="of:=IF([_data_.A61];[_data_.A61];&quot;&quot;)">
            <text:p/>
          </table:table-cell>
          <table:table-cell table:formula="of:=IF([_data_.B61];[_data_.B61];&quot;&quot;)">
            <text:p/>
          </table:table-cell>
          <table:table-cell table:formula="of:=IF([_data_.C61];[_data_.C61];&quot;&quot;)">
            <text:p/>
          </table:table-cell>
          <table:table-cell table:style-name="ce30" table:formula="of:=IF([_data_.D61];[_data_.D61];&quot;&quot;)">
            <text:p/>
          </table:table-cell>
          <table:table-cell table:style-name="ce30" table:formula="of:=IF([_data_.E61];[_data_.E61];&quot;&quot;)">
            <text:p/>
          </table:table-cell>
          <table:table-cell table:style-name="ce30" table:formula="of:=IF([_data_.F61];[_data_.F61];&quot;&quot;)">
            <text:p/>
          </table:table-cell>
          <table:table-cell table:style-name="ce47" table:formula="of:=IF([_data_.G61];[_data_.G61];&quot;&quot;)">
            <text:p/>
          </table:table-cell>
          <table:table-cell table:style-name="ce47" table:formula="of:=IF([_data_.H61];[_data_.H61];&quot;&quot;)">
            <text:p/>
          </table:table-cell>
          <table:table-cell table:style-name="ce30" table:formula="of:=IF([_data_.I61];[_data_.I61];&quot;&quot;)">
            <text:p/>
          </table:table-cell>
          <table:table-cell table:style-name="ce50" table:formula="of:=IF([_data_.J61];[_data_.J61];&quot;&quot;)">
            <text:p/>
          </table:table-cell>
          <table:table-cell table:style-name="ce30" table:formula="of:=IF([_data_.K61];[_data_.K61];&quot;&quot;)">
            <text:p/>
          </table:table-cell>
          <table:table-cell table:style-name="ce30" table:formula="of:=IF([_data_.L61];[_data_.L61];&quot;&quot;)">
            <text:p/>
          </table:table-cell>
          <table:table-cell table:style-name="ce30" table:formula="of:=IF([_data_.M61];[_data_.M61];&quot;&quot;)">
            <text:p/>
          </table:table-cell>
          <table:table-cell table:style-name="ce30" table:formula="of:=IF([_data_.N61];[_data_.N61];&quot;&quot;)">
            <text:p/>
          </table:table-cell>
          <table:table-cell table:style-name="ce30" table:formula="of:=IF([_data_.O61];[_data_.O61];&quot;&quot;)">
            <text:p/>
          </table:table-cell>
          <table:table-cell table:style-name="ce30" table:formula="of:=IF([_data_.P61];[_data_.P61];&quot;&quot;)">
            <text:p/>
          </table:table-cell>
          <table:table-cell table:style-name="ce30" table:formula="of:=IF([_data_.Q61];[_data_.Q61];&quot;&quot;)">
            <text:p/>
          </table:table-cell>
          <table:table-cell table:style-name="ce30" table:formula="of:=IF([_data_.R61];[_data_.R61];&quot;&quot;)">
            <text:p/>
          </table:table-cell>
          <table:table-cell table:style-name="ce30" table:formula="of:=IF([_data_.S61];[_data_.S61];&quot;&quot;)">
            <text:p/>
          </table:table-cell>
          <table:table-cell table:style-name="ce50" table:formula="of:=IF([_data_.T61];[_data_.T61];&quot;&quot;)">
            <text:p/>
          </table:table-cell>
          <table:table-cell table:style-name="ce53" table:formula="of:=IF([_data_.U61];[_data_.U61];&quot;&quot;)">
            <text:p/>
          </table:table-cell>
        </table:table-row>
        <table:table-row table:style-name="ro1">
          <table:table-cell table:formula="of:=IF([_data_.A62];[_data_.A62];&quot;&quot;)">
            <text:p/>
          </table:table-cell>
          <table:table-cell table:formula="of:=IF([_data_.B62];[_data_.B62];&quot;&quot;)">
            <text:p/>
          </table:table-cell>
          <table:table-cell table:formula="of:=IF([_data_.C62];[_data_.C62];&quot;&quot;)">
            <text:p/>
          </table:table-cell>
          <table:table-cell table:style-name="ce30" table:formula="of:=IF([_data_.D62];[_data_.D62];&quot;&quot;)">
            <text:p/>
          </table:table-cell>
          <table:table-cell table:style-name="ce30" table:formula="of:=IF([_data_.E62];[_data_.E62];&quot;&quot;)">
            <text:p/>
          </table:table-cell>
          <table:table-cell table:style-name="ce30" table:formula="of:=IF([_data_.F62];[_data_.F62];&quot;&quot;)">
            <text:p/>
          </table:table-cell>
          <table:table-cell table:style-name="ce47" table:formula="of:=IF([_data_.G62];[_data_.G62];&quot;&quot;)">
            <text:p/>
          </table:table-cell>
          <table:table-cell table:style-name="ce47" table:formula="of:=IF([_data_.H62];[_data_.H62];&quot;&quot;)">
            <text:p/>
          </table:table-cell>
          <table:table-cell table:style-name="ce30" table:formula="of:=IF([_data_.I62];[_data_.I62];&quot;&quot;)">
            <text:p/>
          </table:table-cell>
          <table:table-cell table:style-name="ce50" table:formula="of:=IF([_data_.J62];[_data_.J62];&quot;&quot;)">
            <text:p/>
          </table:table-cell>
          <table:table-cell table:style-name="ce30" table:formula="of:=IF([_data_.K62];[_data_.K62];&quot;&quot;)">
            <text:p/>
          </table:table-cell>
          <table:table-cell table:style-name="ce30" table:formula="of:=IF([_data_.L62];[_data_.L62];&quot;&quot;)">
            <text:p/>
          </table:table-cell>
          <table:table-cell table:style-name="ce30" table:formula="of:=IF([_data_.M62];[_data_.M62];&quot;&quot;)">
            <text:p/>
          </table:table-cell>
          <table:table-cell table:style-name="ce30" table:formula="of:=IF([_data_.N62];[_data_.N62];&quot;&quot;)">
            <text:p/>
          </table:table-cell>
          <table:table-cell table:style-name="ce30" table:formula="of:=IF([_data_.O62];[_data_.O62];&quot;&quot;)">
            <text:p/>
          </table:table-cell>
          <table:table-cell table:style-name="ce30" table:formula="of:=IF([_data_.P62];[_data_.P62];&quot;&quot;)">
            <text:p/>
          </table:table-cell>
          <table:table-cell table:style-name="ce30" table:formula="of:=IF([_data_.Q62];[_data_.Q62];&quot;&quot;)">
            <text:p/>
          </table:table-cell>
          <table:table-cell table:style-name="ce30" table:formula="of:=IF([_data_.R62];[_data_.R62];&quot;&quot;)">
            <text:p/>
          </table:table-cell>
          <table:table-cell table:style-name="ce30" table:formula="of:=IF([_data_.S62];[_data_.S62];&quot;&quot;)">
            <text:p/>
          </table:table-cell>
          <table:table-cell table:style-name="ce50" table:formula="of:=IF([_data_.T62];[_data_.T62];&quot;&quot;)">
            <text:p/>
          </table:table-cell>
          <table:table-cell table:style-name="ce53" table:formula="of:=IF([_data_.U62];[_data_.U62];&quot;&quot;)">
            <text:p/>
          </table:table-cell>
        </table:table-row>
        <table:table-row table:style-name="ro1">
          <table:table-cell table:formula="of:=IF([_data_.A63];[_data_.A63];&quot;&quot;)">
            <text:p/>
          </table:table-cell>
          <table:table-cell table:formula="of:=IF([_data_.B63];[_data_.B63];&quot;&quot;)">
            <text:p/>
          </table:table-cell>
          <table:table-cell table:formula="of:=IF([_data_.C63];[_data_.C63];&quot;&quot;)">
            <text:p/>
          </table:table-cell>
          <table:table-cell table:style-name="ce30" table:formula="of:=IF([_data_.D63];[_data_.D63];&quot;&quot;)">
            <text:p/>
          </table:table-cell>
          <table:table-cell table:style-name="ce30" table:formula="of:=IF([_data_.E63];[_data_.E63];&quot;&quot;)">
            <text:p/>
          </table:table-cell>
          <table:table-cell table:style-name="ce30" table:formula="of:=IF([_data_.F63];[_data_.F63];&quot;&quot;)">
            <text:p/>
          </table:table-cell>
          <table:table-cell table:style-name="ce47" table:formula="of:=IF([_data_.G63];[_data_.G63];&quot;&quot;)">
            <text:p/>
          </table:table-cell>
          <table:table-cell table:style-name="ce47" table:formula="of:=IF([_data_.H63];[_data_.H63];&quot;&quot;)">
            <text:p/>
          </table:table-cell>
          <table:table-cell table:style-name="ce30" table:formula="of:=IF([_data_.I63];[_data_.I63];&quot;&quot;)">
            <text:p/>
          </table:table-cell>
          <table:table-cell table:style-name="ce50" table:formula="of:=IF([_data_.J63];[_data_.J63];&quot;&quot;)">
            <text:p/>
          </table:table-cell>
          <table:table-cell table:style-name="ce30" table:formula="of:=IF([_data_.K63];[_data_.K63];&quot;&quot;)">
            <text:p/>
          </table:table-cell>
          <table:table-cell table:style-name="ce30" table:formula="of:=IF([_data_.L63];[_data_.L63];&quot;&quot;)">
            <text:p/>
          </table:table-cell>
          <table:table-cell table:style-name="ce30" table:formula="of:=IF([_data_.M63];[_data_.M63];&quot;&quot;)">
            <text:p/>
          </table:table-cell>
          <table:table-cell table:style-name="ce30" table:formula="of:=IF([_data_.N63];[_data_.N63];&quot;&quot;)">
            <text:p/>
          </table:table-cell>
          <table:table-cell table:style-name="ce30" table:formula="of:=IF([_data_.O63];[_data_.O63];&quot;&quot;)">
            <text:p/>
          </table:table-cell>
          <table:table-cell table:style-name="ce30" table:formula="of:=IF([_data_.P63];[_data_.P63];&quot;&quot;)">
            <text:p/>
          </table:table-cell>
          <table:table-cell table:style-name="ce30" table:formula="of:=IF([_data_.Q63];[_data_.Q63];&quot;&quot;)">
            <text:p/>
          </table:table-cell>
          <table:table-cell table:style-name="ce30" table:formula="of:=IF([_data_.R63];[_data_.R63];&quot;&quot;)">
            <text:p/>
          </table:table-cell>
          <table:table-cell table:style-name="ce30" table:formula="of:=IF([_data_.S63];[_data_.S63];&quot;&quot;)">
            <text:p/>
          </table:table-cell>
          <table:table-cell table:style-name="ce50" table:formula="of:=IF([_data_.T63];[_data_.T63];&quot;&quot;)">
            <text:p/>
          </table:table-cell>
          <table:table-cell table:style-name="ce53" table:formula="of:=IF([_data_.U63];[_data_.U63];&quot;&quot;)">
            <text:p/>
          </table:table-cell>
        </table:table-row>
        <table:table-row table:style-name="ro1">
          <table:table-cell table:formula="of:=IF([_data_.A64];[_data_.A64];&quot;&quot;)">
            <text:p/>
          </table:table-cell>
          <table:table-cell table:formula="of:=IF([_data_.B64];[_data_.B64];&quot;&quot;)">
            <text:p/>
          </table:table-cell>
          <table:table-cell table:formula="of:=IF([_data_.C64];[_data_.C64];&quot;&quot;)">
            <text:p/>
          </table:table-cell>
          <table:table-cell table:style-name="ce30" table:formula="of:=IF([_data_.D64];[_data_.D64];&quot;&quot;)">
            <text:p/>
          </table:table-cell>
          <table:table-cell table:style-name="ce30" table:formula="of:=IF([_data_.E64];[_data_.E64];&quot;&quot;)">
            <text:p/>
          </table:table-cell>
          <table:table-cell table:style-name="ce30" table:formula="of:=IF([_data_.F64];[_data_.F64];&quot;&quot;)">
            <text:p/>
          </table:table-cell>
          <table:table-cell table:style-name="ce47" table:formula="of:=IF([_data_.G64];[_data_.G64];&quot;&quot;)">
            <text:p/>
          </table:table-cell>
          <table:table-cell table:style-name="ce47" table:formula="of:=IF([_data_.H64];[_data_.H64];&quot;&quot;)">
            <text:p/>
          </table:table-cell>
          <table:table-cell table:style-name="ce30" table:formula="of:=IF([_data_.I64];[_data_.I64];&quot;&quot;)">
            <text:p/>
          </table:table-cell>
          <table:table-cell table:style-name="ce50" table:formula="of:=IF([_data_.J64];[_data_.J64];&quot;&quot;)">
            <text:p/>
          </table:table-cell>
          <table:table-cell table:style-name="ce30" table:formula="of:=IF([_data_.K64];[_data_.K64];&quot;&quot;)">
            <text:p/>
          </table:table-cell>
          <table:table-cell table:style-name="ce30" table:formula="of:=IF([_data_.L64];[_data_.L64];&quot;&quot;)">
            <text:p/>
          </table:table-cell>
          <table:table-cell table:style-name="ce30" table:formula="of:=IF([_data_.M64];[_data_.M64];&quot;&quot;)">
            <text:p/>
          </table:table-cell>
          <table:table-cell table:style-name="ce30" table:formula="of:=IF([_data_.N64];[_data_.N64];&quot;&quot;)">
            <text:p/>
          </table:table-cell>
          <table:table-cell table:style-name="ce30" table:formula="of:=IF([_data_.O64];[_data_.O64];&quot;&quot;)">
            <text:p/>
          </table:table-cell>
          <table:table-cell table:style-name="ce30" table:formula="of:=IF([_data_.P64];[_data_.P64];&quot;&quot;)">
            <text:p/>
          </table:table-cell>
          <table:table-cell table:style-name="ce30" table:formula="of:=IF([_data_.Q64];[_data_.Q64];&quot;&quot;)">
            <text:p/>
          </table:table-cell>
          <table:table-cell table:style-name="ce30" table:formula="of:=IF([_data_.R64];[_data_.R64];&quot;&quot;)">
            <text:p/>
          </table:table-cell>
          <table:table-cell table:style-name="ce30" table:formula="of:=IF([_data_.S64];[_data_.S64];&quot;&quot;)">
            <text:p/>
          </table:table-cell>
          <table:table-cell table:style-name="ce50" table:formula="of:=IF([_data_.T64];[_data_.T64];&quot;&quot;)">
            <text:p/>
          </table:table-cell>
          <table:table-cell table:style-name="ce53" table:formula="of:=IF([_data_.U64];[_data_.U64];&quot;&quot;)">
            <text:p/>
          </table:table-cell>
        </table:table-row>
        <table:table-row table:style-name="ro1">
          <table:table-cell table:formula="of:=IF([_data_.A65];[_data_.A65];&quot;&quot;)">
            <text:p/>
          </table:table-cell>
          <table:table-cell table:formula="of:=IF([_data_.B65];[_data_.B65];&quot;&quot;)">
            <text:p/>
          </table:table-cell>
          <table:table-cell table:formula="of:=IF([_data_.C65];[_data_.C65];&quot;&quot;)">
            <text:p/>
          </table:table-cell>
          <table:table-cell table:style-name="ce30" table:formula="of:=IF([_data_.D65];[_data_.D65];&quot;&quot;)">
            <text:p/>
          </table:table-cell>
          <table:table-cell table:style-name="ce30" table:formula="of:=IF([_data_.E65];[_data_.E65];&quot;&quot;)">
            <text:p/>
          </table:table-cell>
          <table:table-cell table:style-name="ce30" table:formula="of:=IF([_data_.F65];[_data_.F65];&quot;&quot;)">
            <text:p/>
          </table:table-cell>
          <table:table-cell table:style-name="ce47" table:formula="of:=IF([_data_.G65];[_data_.G65];&quot;&quot;)">
            <text:p/>
          </table:table-cell>
          <table:table-cell table:style-name="ce47" table:formula="of:=IF([_data_.H65];[_data_.H65];&quot;&quot;)">
            <text:p/>
          </table:table-cell>
          <table:table-cell table:style-name="ce30" table:formula="of:=IF([_data_.I65];[_data_.I65];&quot;&quot;)">
            <text:p/>
          </table:table-cell>
          <table:table-cell table:style-name="ce50" table:formula="of:=IF([_data_.J65];[_data_.J65];&quot;&quot;)">
            <text:p/>
          </table:table-cell>
          <table:table-cell table:style-name="ce30" table:formula="of:=IF([_data_.K65];[_data_.K65];&quot;&quot;)">
            <text:p/>
          </table:table-cell>
          <table:table-cell table:style-name="ce30" table:formula="of:=IF([_data_.L65];[_data_.L65];&quot;&quot;)">
            <text:p/>
          </table:table-cell>
          <table:table-cell table:style-name="ce30" table:formula="of:=IF([_data_.M65];[_data_.M65];&quot;&quot;)">
            <text:p/>
          </table:table-cell>
          <table:table-cell table:style-name="ce30" table:formula="of:=IF([_data_.N65];[_data_.N65];&quot;&quot;)">
            <text:p/>
          </table:table-cell>
          <table:table-cell table:style-name="ce30" table:formula="of:=IF([_data_.O65];[_data_.O65];&quot;&quot;)">
            <text:p/>
          </table:table-cell>
          <table:table-cell table:style-name="ce30" table:formula="of:=IF([_data_.P65];[_data_.P65];&quot;&quot;)">
            <text:p/>
          </table:table-cell>
          <table:table-cell table:style-name="ce30" table:formula="of:=IF([_data_.Q65];[_data_.Q65];&quot;&quot;)">
            <text:p/>
          </table:table-cell>
          <table:table-cell table:style-name="ce30" table:formula="of:=IF([_data_.R65];[_data_.R65];&quot;&quot;)">
            <text:p/>
          </table:table-cell>
          <table:table-cell table:style-name="ce30" table:formula="of:=IF([_data_.S65];[_data_.S65];&quot;&quot;)">
            <text:p/>
          </table:table-cell>
          <table:table-cell table:style-name="ce50" table:formula="of:=IF([_data_.T65];[_data_.T65];&quot;&quot;)">
            <text:p/>
          </table:table-cell>
          <table:table-cell table:style-name="ce53" table:formula="of:=IF([_data_.U65];[_data_.U65];&quot;&quot;)">
            <text:p/>
          </table:table-cell>
        </table:table-row>
        <table:table-row table:style-name="ro1">
          <table:table-cell table:formula="of:=IF([_data_.A66];[_data_.A66];&quot;&quot;)">
            <text:p/>
          </table:table-cell>
          <table:table-cell table:formula="of:=IF([_data_.B66];[_data_.B66];&quot;&quot;)">
            <text:p/>
          </table:table-cell>
          <table:table-cell table:formula="of:=IF([_data_.C66];[_data_.C66];&quot;&quot;)">
            <text:p/>
          </table:table-cell>
          <table:table-cell table:style-name="ce30" table:formula="of:=IF([_data_.D66];[_data_.D66];&quot;&quot;)">
            <text:p/>
          </table:table-cell>
          <table:table-cell table:style-name="ce30" table:formula="of:=IF([_data_.E66];[_data_.E66];&quot;&quot;)">
            <text:p/>
          </table:table-cell>
          <table:table-cell table:style-name="ce30" table:formula="of:=IF([_data_.F66];[_data_.F66];&quot;&quot;)">
            <text:p/>
          </table:table-cell>
          <table:table-cell table:style-name="ce47" table:formula="of:=IF([_data_.G66];[_data_.G66];&quot;&quot;)">
            <text:p/>
          </table:table-cell>
          <table:table-cell table:style-name="ce47" table:formula="of:=IF([_data_.H66];[_data_.H66];&quot;&quot;)">
            <text:p/>
          </table:table-cell>
          <table:table-cell table:style-name="ce30" table:formula="of:=IF([_data_.I66];[_data_.I66];&quot;&quot;)">
            <text:p/>
          </table:table-cell>
          <table:table-cell table:style-name="ce50" table:formula="of:=IF([_data_.J66];[_data_.J66];&quot;&quot;)">
            <text:p/>
          </table:table-cell>
          <table:table-cell table:style-name="ce30" table:formula="of:=IF([_data_.K66];[_data_.K66];&quot;&quot;)">
            <text:p/>
          </table:table-cell>
          <table:table-cell table:style-name="ce30" table:formula="of:=IF([_data_.L66];[_data_.L66];&quot;&quot;)">
            <text:p/>
          </table:table-cell>
          <table:table-cell table:style-name="ce30" table:formula="of:=IF([_data_.M66];[_data_.M66];&quot;&quot;)">
            <text:p/>
          </table:table-cell>
          <table:table-cell table:style-name="ce30" table:formula="of:=IF([_data_.N66];[_data_.N66];&quot;&quot;)">
            <text:p/>
          </table:table-cell>
          <table:table-cell table:style-name="ce30" table:formula="of:=IF([_data_.O66];[_data_.O66];&quot;&quot;)">
            <text:p/>
          </table:table-cell>
          <table:table-cell table:style-name="ce30" table:formula="of:=IF([_data_.P66];[_data_.P66];&quot;&quot;)">
            <text:p/>
          </table:table-cell>
          <table:table-cell table:style-name="ce30" table:formula="of:=IF([_data_.Q66];[_data_.Q66];&quot;&quot;)">
            <text:p/>
          </table:table-cell>
          <table:table-cell table:style-name="ce30" table:formula="of:=IF([_data_.R66];[_data_.R66];&quot;&quot;)">
            <text:p/>
          </table:table-cell>
          <table:table-cell table:style-name="ce30" table:formula="of:=IF([_data_.S66];[_data_.S66];&quot;&quot;)">
            <text:p/>
          </table:table-cell>
          <table:table-cell table:style-name="ce50" table:formula="of:=IF([_data_.T66];[_data_.T66];&quot;&quot;)">
            <text:p/>
          </table:table-cell>
          <table:table-cell table:style-name="ce53" table:formula="of:=IF([_data_.U66];[_data_.U66];&quot;&quot;)">
            <text:p/>
          </table:table-cell>
        </table:table-row>
        <table:table-row table:style-name="ro1">
          <table:table-cell table:formula="of:=IF([_data_.A67];[_data_.A67];&quot;&quot;)">
            <text:p/>
          </table:table-cell>
          <table:table-cell table:formula="of:=IF([_data_.B67];[_data_.B67];&quot;&quot;)">
            <text:p/>
          </table:table-cell>
          <table:table-cell table:formula="of:=IF([_data_.C67];[_data_.C67];&quot;&quot;)">
            <text:p/>
          </table:table-cell>
          <table:table-cell table:style-name="ce30" table:formula="of:=IF([_data_.D67];[_data_.D67];&quot;&quot;)">
            <text:p/>
          </table:table-cell>
          <table:table-cell table:style-name="ce30" table:formula="of:=IF([_data_.E67];[_data_.E67];&quot;&quot;)">
            <text:p/>
          </table:table-cell>
          <table:table-cell table:style-name="ce30" table:formula="of:=IF([_data_.F67];[_data_.F67];&quot;&quot;)">
            <text:p/>
          </table:table-cell>
          <table:table-cell table:style-name="ce47" table:formula="of:=IF([_data_.G67];[_data_.G67];&quot;&quot;)">
            <text:p/>
          </table:table-cell>
          <table:table-cell table:style-name="ce47" table:formula="of:=IF([_data_.H67];[_data_.H67];&quot;&quot;)">
            <text:p/>
          </table:table-cell>
          <table:table-cell table:style-name="ce30" table:formula="of:=IF([_data_.I67];[_data_.I67];&quot;&quot;)">
            <text:p/>
          </table:table-cell>
          <table:table-cell table:style-name="ce50" table:formula="of:=IF([_data_.J67];[_data_.J67];&quot;&quot;)">
            <text:p/>
          </table:table-cell>
          <table:table-cell table:style-name="ce30" table:formula="of:=IF([_data_.K67];[_data_.K67];&quot;&quot;)">
            <text:p/>
          </table:table-cell>
          <table:table-cell table:style-name="ce30" table:formula="of:=IF([_data_.L67];[_data_.L67];&quot;&quot;)">
            <text:p/>
          </table:table-cell>
          <table:table-cell table:style-name="ce30" table:formula="of:=IF([_data_.M67];[_data_.M67];&quot;&quot;)">
            <text:p/>
          </table:table-cell>
          <table:table-cell table:style-name="ce30" table:formula="of:=IF([_data_.N67];[_data_.N67];&quot;&quot;)">
            <text:p/>
          </table:table-cell>
          <table:table-cell table:style-name="ce30" table:formula="of:=IF([_data_.O67];[_data_.O67];&quot;&quot;)">
            <text:p/>
          </table:table-cell>
          <table:table-cell table:style-name="ce30" table:formula="of:=IF([_data_.P67];[_data_.P67];&quot;&quot;)">
            <text:p/>
          </table:table-cell>
          <table:table-cell table:style-name="ce30" table:formula="of:=IF([_data_.Q67];[_data_.Q67];&quot;&quot;)">
            <text:p/>
          </table:table-cell>
          <table:table-cell table:style-name="ce30" table:formula="of:=IF([_data_.R67];[_data_.R67];&quot;&quot;)">
            <text:p/>
          </table:table-cell>
          <table:table-cell table:style-name="ce30" table:formula="of:=IF([_data_.S67];[_data_.S67];&quot;&quot;)">
            <text:p/>
          </table:table-cell>
          <table:table-cell table:style-name="ce50" table:formula="of:=IF([_data_.T67];[_data_.T67];&quot;&quot;)">
            <text:p/>
          </table:table-cell>
          <table:table-cell table:style-name="ce53" table:formula="of:=IF([_data_.U67];[_data_.U67];&quot;&quot;)">
            <text:p/>
          </table:table-cell>
        </table:table-row>
        <table:table-row table:style-name="ro1">
          <table:table-cell table:formula="of:=IF([_data_.A68];[_data_.A68];&quot;&quot;)">
            <text:p/>
          </table:table-cell>
          <table:table-cell table:formula="of:=IF([_data_.B68];[_data_.B68];&quot;&quot;)">
            <text:p/>
          </table:table-cell>
          <table:table-cell table:formula="of:=IF([_data_.C68];[_data_.C68];&quot;&quot;)">
            <text:p/>
          </table:table-cell>
          <table:table-cell table:style-name="ce30" table:formula="of:=IF([_data_.D68];[_data_.D68];&quot;&quot;)">
            <text:p/>
          </table:table-cell>
          <table:table-cell table:style-name="ce30" table:formula="of:=IF([_data_.E68];[_data_.E68];&quot;&quot;)">
            <text:p/>
          </table:table-cell>
          <table:table-cell table:style-name="ce30" table:formula="of:=IF([_data_.F68];[_data_.F68];&quot;&quot;)">
            <text:p/>
          </table:table-cell>
          <table:table-cell table:style-name="ce47" table:formula="of:=IF([_data_.G68];[_data_.G68];&quot;&quot;)">
            <text:p/>
          </table:table-cell>
          <table:table-cell table:style-name="ce47" table:formula="of:=IF([_data_.H68];[_data_.H68];&quot;&quot;)">
            <text:p/>
          </table:table-cell>
          <table:table-cell table:style-name="ce30" table:formula="of:=IF([_data_.I68];[_data_.I68];&quot;&quot;)">
            <text:p/>
          </table:table-cell>
          <table:table-cell table:style-name="ce50" table:formula="of:=IF([_data_.J68];[_data_.J68];&quot;&quot;)">
            <text:p/>
          </table:table-cell>
          <table:table-cell table:style-name="ce30" table:formula="of:=IF([_data_.K68];[_data_.K68];&quot;&quot;)">
            <text:p/>
          </table:table-cell>
          <table:table-cell table:style-name="ce30" table:formula="of:=IF([_data_.L68];[_data_.L68];&quot;&quot;)">
            <text:p/>
          </table:table-cell>
          <table:table-cell table:style-name="ce30" table:formula="of:=IF([_data_.M68];[_data_.M68];&quot;&quot;)">
            <text:p/>
          </table:table-cell>
          <table:table-cell table:style-name="ce30" table:formula="of:=IF([_data_.N68];[_data_.N68];&quot;&quot;)">
            <text:p/>
          </table:table-cell>
          <table:table-cell table:style-name="ce30" table:formula="of:=IF([_data_.O68];[_data_.O68];&quot;&quot;)">
            <text:p/>
          </table:table-cell>
          <table:table-cell table:style-name="ce30" table:formula="of:=IF([_data_.P68];[_data_.P68];&quot;&quot;)">
            <text:p/>
          </table:table-cell>
          <table:table-cell table:style-name="ce30" table:formula="of:=IF([_data_.Q68];[_data_.Q68];&quot;&quot;)">
            <text:p/>
          </table:table-cell>
          <table:table-cell table:style-name="ce30" table:formula="of:=IF([_data_.R68];[_data_.R68];&quot;&quot;)">
            <text:p/>
          </table:table-cell>
          <table:table-cell table:style-name="ce30" table:formula="of:=IF([_data_.S68];[_data_.S68];&quot;&quot;)">
            <text:p/>
          </table:table-cell>
          <table:table-cell table:style-name="ce50" table:formula="of:=IF([_data_.T68];[_data_.T68];&quot;&quot;)">
            <text:p/>
          </table:table-cell>
          <table:table-cell table:style-name="ce53" table:formula="of:=IF([_data_.U68];[_data_.U68];&quot;&quot;)">
            <text:p/>
          </table:table-cell>
        </table:table-row>
        <table:table-row table:style-name="ro1">
          <table:table-cell table:formula="of:=IF([_data_.A69];[_data_.A69];&quot;&quot;)">
            <text:p/>
          </table:table-cell>
          <table:table-cell table:formula="of:=IF([_data_.B69];[_data_.B69];&quot;&quot;)">
            <text:p/>
          </table:table-cell>
          <table:table-cell table:formula="of:=IF([_data_.C69];[_data_.C69];&quot;&quot;)">
            <text:p/>
          </table:table-cell>
          <table:table-cell table:style-name="ce30" table:formula="of:=IF([_data_.D69];[_data_.D69];&quot;&quot;)">
            <text:p/>
          </table:table-cell>
          <table:table-cell table:style-name="ce30" table:formula="of:=IF([_data_.E69];[_data_.E69];&quot;&quot;)">
            <text:p/>
          </table:table-cell>
          <table:table-cell table:style-name="ce30" table:formula="of:=IF([_data_.F69];[_data_.F69];&quot;&quot;)">
            <text:p/>
          </table:table-cell>
          <table:table-cell table:style-name="ce47" table:formula="of:=IF([_data_.G69];[_data_.G69];&quot;&quot;)">
            <text:p/>
          </table:table-cell>
          <table:table-cell table:style-name="ce47" table:formula="of:=IF([_data_.H69];[_data_.H69];&quot;&quot;)">
            <text:p/>
          </table:table-cell>
          <table:table-cell table:style-name="ce30" table:formula="of:=IF([_data_.I69];[_data_.I69];&quot;&quot;)">
            <text:p/>
          </table:table-cell>
          <table:table-cell table:style-name="ce50" table:formula="of:=IF([_data_.J69];[_data_.J69];&quot;&quot;)">
            <text:p/>
          </table:table-cell>
          <table:table-cell table:style-name="ce30" table:formula="of:=IF([_data_.K69];[_data_.K69];&quot;&quot;)">
            <text:p/>
          </table:table-cell>
          <table:table-cell table:style-name="ce30" table:formula="of:=IF([_data_.L69];[_data_.L69];&quot;&quot;)">
            <text:p/>
          </table:table-cell>
          <table:table-cell table:style-name="ce30" table:formula="of:=IF([_data_.M69];[_data_.M69];&quot;&quot;)">
            <text:p/>
          </table:table-cell>
          <table:table-cell table:style-name="ce30" table:formula="of:=IF([_data_.N69];[_data_.N69];&quot;&quot;)">
            <text:p/>
          </table:table-cell>
          <table:table-cell table:style-name="ce30" table:formula="of:=IF([_data_.O69];[_data_.O69];&quot;&quot;)">
            <text:p/>
          </table:table-cell>
          <table:table-cell table:style-name="ce30" table:formula="of:=IF([_data_.P69];[_data_.P69];&quot;&quot;)">
            <text:p/>
          </table:table-cell>
          <table:table-cell table:style-name="ce30" table:formula="of:=IF([_data_.Q69];[_data_.Q69];&quot;&quot;)">
            <text:p/>
          </table:table-cell>
          <table:table-cell table:style-name="ce30" table:formula="of:=IF([_data_.R69];[_data_.R69];&quot;&quot;)">
            <text:p/>
          </table:table-cell>
          <table:table-cell table:style-name="ce30" table:formula="of:=IF([_data_.S69];[_data_.S69];&quot;&quot;)">
            <text:p/>
          </table:table-cell>
          <table:table-cell table:style-name="ce50" table:formula="of:=IF([_data_.T69];[_data_.T69];&quot;&quot;)">
            <text:p/>
          </table:table-cell>
          <table:table-cell table:style-name="ce53" table:formula="of:=IF([_data_.U69];[_data_.U69];&quot;&quot;)">
            <text:p/>
          </table:table-cell>
        </table:table-row>
        <table:table-row table:style-name="ro1">
          <table:table-cell table:formula="of:=IF([_data_.A70];[_data_.A70];&quot;&quot;)">
            <text:p/>
          </table:table-cell>
          <table:table-cell table:formula="of:=IF([_data_.B70];[_data_.B70];&quot;&quot;)">
            <text:p/>
          </table:table-cell>
          <table:table-cell table:formula="of:=IF([_data_.C70];[_data_.C70];&quot;&quot;)">
            <text:p/>
          </table:table-cell>
          <table:table-cell table:style-name="ce30" table:formula="of:=IF([_data_.D70];[_data_.D70];&quot;&quot;)">
            <text:p/>
          </table:table-cell>
          <table:table-cell table:style-name="ce30" table:formula="of:=IF([_data_.E70];[_data_.E70];&quot;&quot;)">
            <text:p/>
          </table:table-cell>
          <table:table-cell table:style-name="ce30" table:formula="of:=IF([_data_.F70];[_data_.F70];&quot;&quot;)">
            <text:p/>
          </table:table-cell>
          <table:table-cell table:style-name="ce47" table:formula="of:=IF([_data_.G70];[_data_.G70];&quot;&quot;)">
            <text:p/>
          </table:table-cell>
          <table:table-cell table:style-name="ce47" table:formula="of:=IF([_data_.H70];[_data_.H70];&quot;&quot;)">
            <text:p/>
          </table:table-cell>
          <table:table-cell table:style-name="ce30" table:formula="of:=IF([_data_.I70];[_data_.I70];&quot;&quot;)">
            <text:p/>
          </table:table-cell>
          <table:table-cell table:style-name="ce50" table:formula="of:=IF([_data_.J70];[_data_.J70];&quot;&quot;)">
            <text:p/>
          </table:table-cell>
          <table:table-cell table:style-name="ce30" table:formula="of:=IF([_data_.K70];[_data_.K70];&quot;&quot;)">
            <text:p/>
          </table:table-cell>
          <table:table-cell table:style-name="ce30" table:formula="of:=IF([_data_.L70];[_data_.L70];&quot;&quot;)">
            <text:p/>
          </table:table-cell>
          <table:table-cell table:style-name="ce30" table:formula="of:=IF([_data_.M70];[_data_.M70];&quot;&quot;)">
            <text:p/>
          </table:table-cell>
          <table:table-cell table:style-name="ce30" table:formula="of:=IF([_data_.N70];[_data_.N70];&quot;&quot;)">
            <text:p/>
          </table:table-cell>
          <table:table-cell table:style-name="ce30" table:formula="of:=IF([_data_.O70];[_data_.O70];&quot;&quot;)">
            <text:p/>
          </table:table-cell>
          <table:table-cell table:style-name="ce30" table:formula="of:=IF([_data_.P70];[_data_.P70];&quot;&quot;)">
            <text:p/>
          </table:table-cell>
          <table:table-cell table:style-name="ce30" table:formula="of:=IF([_data_.Q70];[_data_.Q70];&quot;&quot;)">
            <text:p/>
          </table:table-cell>
          <table:table-cell table:style-name="ce30" table:formula="of:=IF([_data_.R70];[_data_.R70];&quot;&quot;)">
            <text:p/>
          </table:table-cell>
          <table:table-cell table:style-name="ce30" table:formula="of:=IF([_data_.S70];[_data_.S70];&quot;&quot;)">
            <text:p/>
          </table:table-cell>
          <table:table-cell table:style-name="ce50" table:formula="of:=IF([_data_.T70];[_data_.T70];&quot;&quot;)">
            <text:p/>
          </table:table-cell>
          <table:table-cell table:style-name="ce53" table:formula="of:=IF([_data_.U70];[_data_.U70];&quot;&quot;)">
            <text:p/>
          </table:table-cell>
        </table:table-row>
        <table:table-row table:style-name="ro1">
          <table:table-cell table:formula="of:=IF([_data_.A71];[_data_.A71];&quot;&quot;)">
            <text:p/>
          </table:table-cell>
          <table:table-cell table:formula="of:=IF([_data_.B71];[_data_.B71];&quot;&quot;)">
            <text:p/>
          </table:table-cell>
          <table:table-cell table:formula="of:=IF([_data_.C71];[_data_.C71];&quot;&quot;)">
            <text:p/>
          </table:table-cell>
          <table:table-cell table:style-name="ce30" table:formula="of:=IF([_data_.D71];[_data_.D71];&quot;&quot;)">
            <text:p/>
          </table:table-cell>
          <table:table-cell table:style-name="ce30" table:formula="of:=IF([_data_.E71];[_data_.E71];&quot;&quot;)">
            <text:p/>
          </table:table-cell>
          <table:table-cell table:style-name="ce30" table:formula="of:=IF([_data_.F71];[_data_.F71];&quot;&quot;)">
            <text:p/>
          </table:table-cell>
          <table:table-cell table:style-name="ce47" table:formula="of:=IF([_data_.G71];[_data_.G71];&quot;&quot;)">
            <text:p/>
          </table:table-cell>
          <table:table-cell table:style-name="ce47" table:formula="of:=IF([_data_.H71];[_data_.H71];&quot;&quot;)">
            <text:p/>
          </table:table-cell>
          <table:table-cell table:style-name="ce30" table:formula="of:=IF([_data_.I71];[_data_.I71];&quot;&quot;)">
            <text:p/>
          </table:table-cell>
          <table:table-cell table:style-name="ce50" table:formula="of:=IF([_data_.J71];[_data_.J71];&quot;&quot;)">
            <text:p/>
          </table:table-cell>
          <table:table-cell table:style-name="ce30" table:formula="of:=IF([_data_.K71];[_data_.K71];&quot;&quot;)">
            <text:p/>
          </table:table-cell>
          <table:table-cell table:style-name="ce30" table:formula="of:=IF([_data_.L71];[_data_.L71];&quot;&quot;)">
            <text:p/>
          </table:table-cell>
          <table:table-cell table:style-name="ce30" table:formula="of:=IF([_data_.M71];[_data_.M71];&quot;&quot;)">
            <text:p/>
          </table:table-cell>
          <table:table-cell table:style-name="ce30" table:formula="of:=IF([_data_.N71];[_data_.N71];&quot;&quot;)">
            <text:p/>
          </table:table-cell>
          <table:table-cell table:style-name="ce30" table:formula="of:=IF([_data_.O71];[_data_.O71];&quot;&quot;)">
            <text:p/>
          </table:table-cell>
          <table:table-cell table:style-name="ce30" table:formula="of:=IF([_data_.P71];[_data_.P71];&quot;&quot;)">
            <text:p/>
          </table:table-cell>
          <table:table-cell table:style-name="ce30" table:formula="of:=IF([_data_.Q71];[_data_.Q71];&quot;&quot;)">
            <text:p/>
          </table:table-cell>
          <table:table-cell table:style-name="ce30" table:formula="of:=IF([_data_.R71];[_data_.R71];&quot;&quot;)">
            <text:p/>
          </table:table-cell>
          <table:table-cell table:style-name="ce30" table:formula="of:=IF([_data_.S71];[_data_.S71];&quot;&quot;)">
            <text:p/>
          </table:table-cell>
          <table:table-cell table:style-name="ce50" table:formula="of:=IF([_data_.T71];[_data_.T71];&quot;&quot;)">
            <text:p/>
          </table:table-cell>
          <table:table-cell table:style-name="ce53" table:formula="of:=IF([_data_.U71];[_data_.U71];&quot;&quot;)">
            <text:p/>
          </table:table-cell>
        </table:table-row>
        <table:table-row table:style-name="ro1">
          <table:table-cell table:formula="of:=IF([_data_.A72];[_data_.A72];&quot;&quot;)">
            <text:p/>
          </table:table-cell>
          <table:table-cell table:formula="of:=IF([_data_.B72];[_data_.B72];&quot;&quot;)">
            <text:p/>
          </table:table-cell>
          <table:table-cell table:formula="of:=IF([_data_.C72];[_data_.C72];&quot;&quot;)">
            <text:p/>
          </table:table-cell>
          <table:table-cell table:style-name="ce30" table:formula="of:=IF([_data_.D72];[_data_.D72];&quot;&quot;)">
            <text:p/>
          </table:table-cell>
          <table:table-cell table:style-name="ce30" table:formula="of:=IF([_data_.E72];[_data_.E72];&quot;&quot;)">
            <text:p/>
          </table:table-cell>
          <table:table-cell table:style-name="ce30" table:formula="of:=IF([_data_.F72];[_data_.F72];&quot;&quot;)">
            <text:p/>
          </table:table-cell>
          <table:table-cell table:style-name="ce47" table:formula="of:=IF([_data_.G72];[_data_.G72];&quot;&quot;)">
            <text:p/>
          </table:table-cell>
          <table:table-cell table:style-name="ce47" table:formula="of:=IF([_data_.H72];[_data_.H72];&quot;&quot;)">
            <text:p/>
          </table:table-cell>
          <table:table-cell table:style-name="ce30" table:formula="of:=IF([_data_.I72];[_data_.I72];&quot;&quot;)">
            <text:p/>
          </table:table-cell>
          <table:table-cell table:style-name="ce50" table:formula="of:=IF([_data_.J72];[_data_.J72];&quot;&quot;)">
            <text:p/>
          </table:table-cell>
          <table:table-cell table:style-name="ce30" table:formula="of:=IF([_data_.K72];[_data_.K72];&quot;&quot;)">
            <text:p/>
          </table:table-cell>
          <table:table-cell table:style-name="ce30" table:formula="of:=IF([_data_.L72];[_data_.L72];&quot;&quot;)">
            <text:p/>
          </table:table-cell>
          <table:table-cell table:style-name="ce30" table:formula="of:=IF([_data_.M72];[_data_.M72];&quot;&quot;)">
            <text:p/>
          </table:table-cell>
          <table:table-cell table:style-name="ce30" table:formula="of:=IF([_data_.N72];[_data_.N72];&quot;&quot;)">
            <text:p/>
          </table:table-cell>
          <table:table-cell table:style-name="ce30" table:formula="of:=IF([_data_.O72];[_data_.O72];&quot;&quot;)">
            <text:p/>
          </table:table-cell>
          <table:table-cell table:style-name="ce30" table:formula="of:=IF([_data_.P72];[_data_.P72];&quot;&quot;)">
            <text:p/>
          </table:table-cell>
          <table:table-cell table:style-name="ce30" table:formula="of:=IF([_data_.Q72];[_data_.Q72];&quot;&quot;)">
            <text:p/>
          </table:table-cell>
          <table:table-cell table:style-name="ce30" table:formula="of:=IF([_data_.R72];[_data_.R72];&quot;&quot;)">
            <text:p/>
          </table:table-cell>
          <table:table-cell table:style-name="ce30" table:formula="of:=IF([_data_.S72];[_data_.S72];&quot;&quot;)">
            <text:p/>
          </table:table-cell>
          <table:table-cell table:style-name="ce50" table:formula="of:=IF([_data_.T72];[_data_.T72];&quot;&quot;)">
            <text:p/>
          </table:table-cell>
          <table:table-cell table:style-name="ce53" table:formula="of:=IF([_data_.U72];[_data_.U72];&quot;&quot;)">
            <text:p/>
          </table:table-cell>
        </table:table-row>
        <table:table-row table:style-name="ro1">
          <table:table-cell table:formula="of:=IF([_data_.A73];[_data_.A73];&quot;&quot;)">
            <text:p/>
          </table:table-cell>
          <table:table-cell table:formula="of:=IF([_data_.B73];[_data_.B73];&quot;&quot;)">
            <text:p/>
          </table:table-cell>
          <table:table-cell table:formula="of:=IF([_data_.C73];[_data_.C73];&quot;&quot;)">
            <text:p/>
          </table:table-cell>
          <table:table-cell table:style-name="ce30" table:formula="of:=IF([_data_.D73];[_data_.D73];&quot;&quot;)">
            <text:p/>
          </table:table-cell>
          <table:table-cell table:style-name="ce30" table:formula="of:=IF([_data_.E73];[_data_.E73];&quot;&quot;)">
            <text:p/>
          </table:table-cell>
          <table:table-cell table:style-name="ce30" table:formula="of:=IF([_data_.F73];[_data_.F73];&quot;&quot;)">
            <text:p/>
          </table:table-cell>
          <table:table-cell table:style-name="ce47" table:formula="of:=IF([_data_.G73];[_data_.G73];&quot;&quot;)">
            <text:p/>
          </table:table-cell>
          <table:table-cell table:style-name="ce47" table:formula="of:=IF([_data_.H73];[_data_.H73];&quot;&quot;)">
            <text:p/>
          </table:table-cell>
          <table:table-cell table:style-name="ce30" table:formula="of:=IF([_data_.I73];[_data_.I73];&quot;&quot;)">
            <text:p/>
          </table:table-cell>
          <table:table-cell table:style-name="ce50" table:formula="of:=IF([_data_.J73];[_data_.J73];&quot;&quot;)">
            <text:p/>
          </table:table-cell>
          <table:table-cell table:style-name="ce30" table:formula="of:=IF([_data_.K73];[_data_.K73];&quot;&quot;)">
            <text:p/>
          </table:table-cell>
          <table:table-cell table:style-name="ce30" table:formula="of:=IF([_data_.L73];[_data_.L73];&quot;&quot;)">
            <text:p/>
          </table:table-cell>
          <table:table-cell table:style-name="ce30" table:formula="of:=IF([_data_.M73];[_data_.M73];&quot;&quot;)">
            <text:p/>
          </table:table-cell>
          <table:table-cell table:style-name="ce30" table:formula="of:=IF([_data_.N73];[_data_.N73];&quot;&quot;)">
            <text:p/>
          </table:table-cell>
          <table:table-cell table:style-name="ce30" table:formula="of:=IF([_data_.O73];[_data_.O73];&quot;&quot;)">
            <text:p/>
          </table:table-cell>
          <table:table-cell table:style-name="ce30" table:formula="of:=IF([_data_.P73];[_data_.P73];&quot;&quot;)">
            <text:p/>
          </table:table-cell>
          <table:table-cell table:style-name="ce30" table:formula="of:=IF([_data_.Q73];[_data_.Q73];&quot;&quot;)">
            <text:p/>
          </table:table-cell>
          <table:table-cell table:style-name="ce30" table:formula="of:=IF([_data_.R73];[_data_.R73];&quot;&quot;)">
            <text:p/>
          </table:table-cell>
          <table:table-cell table:style-name="ce30" table:formula="of:=IF([_data_.S73];[_data_.S73];&quot;&quot;)">
            <text:p/>
          </table:table-cell>
          <table:table-cell table:style-name="ce50" table:formula="of:=IF([_data_.T73];[_data_.T73];&quot;&quot;)">
            <text:p/>
          </table:table-cell>
          <table:table-cell table:style-name="ce53" table:formula="of:=IF([_data_.U73];[_data_.U73];&quot;&quot;)">
            <text:p/>
          </table:table-cell>
        </table:table-row>
        <table:table-row table:style-name="ro1">
          <table:table-cell table:style-name="ce16" table:formula="of:=IF([_data_.A74];[_data_.A74];&quot;&quot;)">
            <text:p/>
          </table:table-cell>
          <table:table-cell table:style-name="ce45" table:formula="of:=IF([_data_.B74];[_data_.B74];&quot;&quot;)">
            <text:p/>
          </table:table-cell>
          <table:table-cell table:style-name="ce45" table:formula="of:=IF([_data_.C74];[_data_.C74];&quot;&quot;)">
            <text:p/>
          </table:table-cell>
          <table:table-cell table:style-name="ce45" table:formula="of:=IF([_data_.D74];[_data_.D74];&quot;&quot;)">
            <text:p/>
          </table:table-cell>
          <table:table-cell table:style-name="ce45" table:formula="of:=IF([_data_.E74];[_data_.E74];&quot;&quot;)">
            <text:p/>
          </table:table-cell>
          <table:table-cell table:style-name="ce45" table:formula="of:=IF([_data_.F74];[_data_.F74];&quot;&quot;)">
            <text:p/>
          </table:table-cell>
          <table:table-cell table:style-name="ce48" table:formula="of:=IF([_data_.G74];[_data_.G74];&quot;&quot;)">
            <text:p/>
          </table:table-cell>
          <table:table-cell table:style-name="ce48" table:formula="of:=IF([_data_.H74];[_data_.H74];&quot;&quot;)">
            <text:p/>
          </table:table-cell>
          <table:table-cell table:style-name="ce45" table:formula="of:=IF([_data_.I74];[_data_.I74];&quot;&quot;)">
            <text:p/>
          </table:table-cell>
          <table:table-cell table:style-name="ce51" table:formula="of:=IF([_data_.J74];[_data_.J74];&quot;&quot;)">
            <text:p/>
          </table:table-cell>
          <table:table-cell table:style-name="ce45" table:formula="of:=IF([_data_.K74];[_data_.K74];&quot;&quot;)">
            <text:p/>
          </table:table-cell>
          <table:table-cell table:style-name="ce45" table:formula="of:=IF([_data_.L74];[_data_.L74];&quot;&quot;)">
            <text:p/>
          </table:table-cell>
          <table:table-cell table:style-name="ce45" table:formula="of:=IF([_data_.M74];[_data_.M74];&quot;&quot;)">
            <text:p/>
          </table:table-cell>
          <table:table-cell table:style-name="ce45" table:formula="of:=IF([_data_.N74];[_data_.N74];&quot;&quot;)">
            <text:p/>
          </table:table-cell>
          <table:table-cell table:style-name="ce45" table:formula="of:=IF([_data_.O74];[_data_.O74];&quot;&quot;)">
            <text:p/>
          </table:table-cell>
          <table:table-cell table:style-name="ce45" table:formula="of:=IF([_data_.P74];[_data_.P74];&quot;&quot;)">
            <text:p/>
          </table:table-cell>
          <table:table-cell table:style-name="ce45" table:formula="of:=IF([_data_.Q74];[_data_.Q74];&quot;&quot;)">
            <text:p/>
          </table:table-cell>
          <table:table-cell table:style-name="ce45" table:formula="of:=IF([_data_.R74];[_data_.R74];&quot;&quot;)">
            <text:p/>
          </table:table-cell>
          <table:table-cell table:style-name="ce45" table:formula="of:=IF([_data_.S74];[_data_.S74];&quot;&quot;)">
            <text:p/>
          </table:table-cell>
          <table:table-cell table:style-name="ce51" table:formula="of:=IF([_data_.T74];[_data_.T74];&quot;&quot;)">
            <text:p/>
          </table:table-cell>
          <table:table-cell table:style-name="ce54" table:formula="of:=IF([_data_.U74];[_data_.U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formula="of:=SUM([Helm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formula="of:=SUM([Helm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Helmi.P3:.P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formula="of:=SUM([Helm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Helmi.Q3:.Q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formula="of:=SUMIFS([Helmi.F3:.F35];[Helm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Helmi.R3:.R35];[Helm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formula="of:=SUMIFS([Helmi.F3:.F35];[Helm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Helmi.F3:.F35];[Helmi.I3:.I35];&quot;=1&quot;;[Helm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formula="of:=SUM([Helm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Helmi.F3:.F35];[Helmi.I3:.I35];&quot;=1&quot;;[Helm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2];[_data_.A42];&quot;&quot;)">
            <text:p/>
          </table:table-cell>
          <table:table-cell table:style-name="ce27" table:formula="of:=IF([_data_.V42]=&quot;&quot;;&quot;&quot;;[_data_.V42])" table:number-columns-spanned="20" table:number-rows-spanned="1">
            <text:p/>
          </table:table-cell>
          <table:covered-table-cell table:style-name="ce2" table:formula="of:=IF([_data_.C86]=&quot;&quot;;&quot;&quot;;[_data_.C86])">
            <text:p/>
          </table:covered-table-cell>
          <table:covered-table-cell table:formula="of:=IF([_data_.D86]=&quot;&quot;;&quot;&quot;;[_data_.D86])">
            <text:p/>
          </table:covered-table-cell>
          <table:covered-table-cell table:formula="of:=IF([_data_.E86]=&quot;&quot;;&quot;&quot;;[_data_.E86])">
            <text:p/>
          </table:covered-table-cell>
          <table:covered-table-cell table:formula="of:=IF([_data_.F86]=&quot;&quot;;&quot;&quot;;[_data_.F86])">
            <text:p/>
          </table:covered-table-cell>
          <table:covered-table-cell table:formula="of:=IF([_data_.G86]=&quot;&quot;;&quot;&quot;;[_data_.G86])">
            <text:p/>
          </table:covered-table-cell>
          <table:covered-table-cell table:formula="of:=IF([_data_.H86]=&quot;&quot;;&quot;&quot;;[_data_.H86])">
            <text:p/>
          </table:covered-table-cell>
          <table:covered-table-cell table:formula="of:=IF([_data_.I86]=&quot;&quot;;&quot;&quot;;[_data_.I86])">
            <text:p/>
          </table:covered-table-cell>
          <table:covered-table-cell table:formula="of:=IF([_data_.J86]=&quot;&quot;;&quot;&quot;;[_data_.J86])">
            <text:p/>
          </table:covered-table-cell>
          <table:covered-table-cell table:formula="of:=IF([_data_.K86]=&quot;&quot;;&quot;&quot;;[_data_.K86])">
            <text:p/>
          </table:covered-table-cell>
          <table:covered-table-cell table:formula="of:=IF([_data_.L86]=&quot;&quot;;&quot;&quot;;[_data_.L86])">
            <text:p/>
          </table:covered-table-cell>
          <table:covered-table-cell table:formula="of:=IF([_data_.M86]=&quot;&quot;;&quot;&quot;;[_data_.M86])">
            <text:p/>
          </table:covered-table-cell>
          <table:covered-table-cell table:formula="of:=IF([_data_.N86]=&quot;&quot;;&quot;&quot;;[_data_.N86])">
            <text:p/>
          </table:covered-table-cell>
          <table:covered-table-cell table:formula="of:=IF([_data_.O86]=&quot;&quot;;&quot;&quot;;[_data_.O86])">
            <text:p/>
          </table:covered-table-cell>
          <table:covered-table-cell table:formula="of:=IF([_data_.P86]=&quot;&quot;;&quot;&quot;;[_data_.P86])">
            <text:p/>
          </table:covered-table-cell>
          <table:covered-table-cell table:formula="of:=IF([_data_.Q86]=&quot;&quot;;&quot;&quot;;[_data_.Q86])">
            <text:p/>
          </table:covered-table-cell>
          <table:covered-table-cell table:formula="of:=IF([_data_.R86]=&quot;&quot;;&quot;&quot;;[_data_.R86])">
            <text:p/>
          </table:covered-table-cell>
          <table:covered-table-cell table:formula="of:=IF([_data_.S86]=&quot;&quot;;&quot;&quot;;[_data_.S86])">
            <text:p/>
          </table:covered-table-cell>
          <table:covered-table-cell table:formula="of:=IF([_data_.T86]=&quot;&quot;;&quot;&quot;;[_data_.T86])">
            <text:p/>
          </table:covered-table-cell>
          <table:covered-table-cell table:formula="of:=IF([_data_.U86]=&quot;&quot;;&quot;&quot;;[_data_.U86])">
            <text:p/>
          </table:covered-table-cell>
        </table:table-row>
        <table:table-row table:style-name="ro1">
          <table:table-cell table:formula="of:=IF([_data_.A43];[_data_.A43];&quot;&quot;)">
            <text:p/>
          </table:table-cell>
          <table:table-cell table:style-name="ce28" table:formula="of:=IF([_data_.V43]=&quot;&quot;;&quot;&quot;;[_data_.V43])" table:number-columns-spanned="20" table:number-rows-spanned="1">
            <text:p/>
          </table:table-cell>
          <table:covered-table-cell table:style-name="ce2" table:formula="of:=IF([_data_.C87]=&quot;&quot;;&quot;&quot;;[_data_.C87])">
            <text:p/>
          </table:covered-table-cell>
          <table:covered-table-cell table:formula="of:=IF([_data_.D87]=&quot;&quot;;&quot;&quot;;[_data_.D87])">
            <text:p/>
          </table:covered-table-cell>
          <table:covered-table-cell table:formula="of:=IF([_data_.E87]=&quot;&quot;;&quot;&quot;;[_data_.E87])">
            <text:p/>
          </table:covered-table-cell>
          <table:covered-table-cell table:formula="of:=IF([_data_.F87]=&quot;&quot;;&quot;&quot;;[_data_.F87])">
            <text:p/>
          </table:covered-table-cell>
          <table:covered-table-cell table:formula="of:=IF([_data_.G87]=&quot;&quot;;&quot;&quot;;[_data_.G87])">
            <text:p/>
          </table:covered-table-cell>
          <table:covered-table-cell table:formula="of:=IF([_data_.H87]=&quot;&quot;;&quot;&quot;;[_data_.H87])">
            <text:p/>
          </table:covered-table-cell>
          <table:covered-table-cell table:formula="of:=IF([_data_.I87]=&quot;&quot;;&quot;&quot;;[_data_.I87])">
            <text:p/>
          </table:covered-table-cell>
          <table:covered-table-cell table:formula="of:=IF([_data_.J87]=&quot;&quot;;&quot;&quot;;[_data_.J87])">
            <text:p/>
          </table:covered-table-cell>
          <table:covered-table-cell table:formula="of:=IF([_data_.K87]=&quot;&quot;;&quot;&quot;;[_data_.K87])">
            <text:p/>
          </table:covered-table-cell>
          <table:covered-table-cell table:formula="of:=IF([_data_.L87]=&quot;&quot;;&quot;&quot;;[_data_.L87])">
            <text:p/>
          </table:covered-table-cell>
          <table:covered-table-cell table:formula="of:=IF([_data_.M87]=&quot;&quot;;&quot;&quot;;[_data_.M87])">
            <text:p/>
          </table:covered-table-cell>
          <table:covered-table-cell table:formula="of:=IF([_data_.N87]=&quot;&quot;;&quot;&quot;;[_data_.N87])">
            <text:p/>
          </table:covered-table-cell>
          <table:covered-table-cell table:formula="of:=IF([_data_.O87]=&quot;&quot;;&quot;&quot;;[_data_.O87])">
            <text:p/>
          </table:covered-table-cell>
          <table:covered-table-cell table:formula="of:=IF([_data_.P87]=&quot;&quot;;&quot;&quot;;[_data_.P87])">
            <text:p/>
          </table:covered-table-cell>
          <table:covered-table-cell table:formula="of:=IF([_data_.Q87]=&quot;&quot;;&quot;&quot;;[_data_.Q87])">
            <text:p/>
          </table:covered-table-cell>
          <table:covered-table-cell table:formula="of:=IF([_data_.R87]=&quot;&quot;;&quot;&quot;;[_data_.R87])">
            <text:p/>
          </table:covered-table-cell>
          <table:covered-table-cell table:formula="of:=IF([_data_.S87]=&quot;&quot;;&quot;&quot;;[_data_.S87])">
            <text:p/>
          </table:covered-table-cell>
          <table:covered-table-cell table:formula="of:=IF([_data_.T87]=&quot;&quot;;&quot;&quot;;[_data_.T87])">
            <text:p/>
          </table:covered-table-cell>
          <table:covered-table-cell table:formula="of:=IF([_data_.U87]=&quot;&quot;;&quot;&quot;;[_data_.U87])">
            <text:p/>
          </table:covered-table-cell>
        </table:table-row>
        <table:table-row table:style-name="ro1">
          <table:table-cell table:formula="of:=IF([_data_.A44];[_data_.A44];&quot;&quot;)">
            <text:p/>
          </table:table-cell>
          <table:table-cell table:style-name="ce28" table:formula="of:=IF([_data_.V44]=&quot;&quot;;&quot;&quot;;[_data_.V44])" table:number-columns-spanned="20" table:number-rows-spanned="1">
            <text:p/>
          </table:table-cell>
          <table:covered-table-cell table:style-name="ce2" table:formula="of:=IF([_data_.C88]=&quot;&quot;;&quot;&quot;;[_data_.C88])">
            <text:p/>
          </table:covered-table-cell>
          <table:covered-table-cell table:formula="of:=IF([_data_.D88]=&quot;&quot;;&quot;&quot;;[_data_.D88])">
            <text:p/>
          </table:covered-table-cell>
          <table:covered-table-cell table:formula="of:=IF([_data_.E88]=&quot;&quot;;&quot;&quot;;[_data_.E88])">
            <text:p/>
          </table:covered-table-cell>
          <table:covered-table-cell table:formula="of:=IF([_data_.F88]=&quot;&quot;;&quot;&quot;;[_data_.F88])">
            <text:p/>
          </table:covered-table-cell>
          <table:covered-table-cell table:formula="of:=IF([_data_.G88]=&quot;&quot;;&quot;&quot;;[_data_.G88])">
            <text:p/>
          </table:covered-table-cell>
          <table:covered-table-cell table:formula="of:=IF([_data_.H88]=&quot;&quot;;&quot;&quot;;[_data_.H88])">
            <text:p/>
          </table:covered-table-cell>
          <table:covered-table-cell table:formula="of:=IF([_data_.I88]=&quot;&quot;;&quot;&quot;;[_data_.I88])">
            <text:p/>
          </table:covered-table-cell>
          <table:covered-table-cell table:formula="of:=IF([_data_.J88]=&quot;&quot;;&quot;&quot;;[_data_.J88])">
            <text:p/>
          </table:covered-table-cell>
          <table:covered-table-cell table:formula="of:=IF([_data_.K88]=&quot;&quot;;&quot;&quot;;[_data_.K88])">
            <text:p/>
          </table:covered-table-cell>
          <table:covered-table-cell table:formula="of:=IF([_data_.L88]=&quot;&quot;;&quot;&quot;;[_data_.L88])">
            <text:p/>
          </table:covered-table-cell>
          <table:covered-table-cell table:formula="of:=IF([_data_.M88]=&quot;&quot;;&quot;&quot;;[_data_.M88])">
            <text:p/>
          </table:covered-table-cell>
          <table:covered-table-cell table:formula="of:=IF([_data_.N88]=&quot;&quot;;&quot;&quot;;[_data_.N88])">
            <text:p/>
          </table:covered-table-cell>
          <table:covered-table-cell table:formula="of:=IF([_data_.O88]=&quot;&quot;;&quot;&quot;;[_data_.O88])">
            <text:p/>
          </table:covered-table-cell>
          <table:covered-table-cell table:formula="of:=IF([_data_.P88]=&quot;&quot;;&quot;&quot;;[_data_.P88])">
            <text:p/>
          </table:covered-table-cell>
          <table:covered-table-cell table:formula="of:=IF([_data_.Q88]=&quot;&quot;;&quot;&quot;;[_data_.Q88])">
            <text:p/>
          </table:covered-table-cell>
          <table:covered-table-cell table:formula="of:=IF([_data_.R88]=&quot;&quot;;&quot;&quot;;[_data_.R88])">
            <text:p/>
          </table:covered-table-cell>
          <table:covered-table-cell table:formula="of:=IF([_data_.S88]=&quot;&quot;;&quot;&quot;;[_data_.S88])">
            <text:p/>
          </table:covered-table-cell>
          <table:covered-table-cell table:formula="of:=IF([_data_.T88]=&quot;&quot;;&quot;&quot;;[_data_.T88])">
            <text:p/>
          </table:covered-table-cell>
          <table:covered-table-cell table:formula="of:=IF([_data_.U88]=&quot;&quot;;&quot;&quot;;[_data_.U88])">
            <text:p/>
          </table:covered-table-cell>
        </table:table-row>
        <table:table-row table:style-name="ro1">
          <table:table-cell table:formula="of:=IF([_data_.A45];[_data_.A45];&quot;&quot;)">
            <text:p/>
          </table:table-cell>
          <table:table-cell table:style-name="ce28" table:formula="of:=IF([_data_.V45]=&quot;&quot;;&quot;&quot;;[_data_.V45])" table:number-columns-spanned="20" table:number-rows-spanned="1">
            <text:p/>
          </table:table-cell>
          <table:covered-table-cell table:style-name="ce2" table:formula="of:=IF([_data_.C89]=&quot;&quot;;&quot;&quot;;[_data_.C89])">
            <text:p/>
          </table:covered-table-cell>
          <table:covered-table-cell table:formula="of:=IF([_data_.D89]=&quot;&quot;;&quot;&quot;;[_data_.D89])">
            <text:p/>
          </table:covered-table-cell>
          <table:covered-table-cell table:formula="of:=IF([_data_.E89]=&quot;&quot;;&quot;&quot;;[_data_.E89])">
            <text:p/>
          </table:covered-table-cell>
          <table:covered-table-cell table:formula="of:=IF([_data_.F89]=&quot;&quot;;&quot;&quot;;[_data_.F89])">
            <text:p/>
          </table:covered-table-cell>
          <table:covered-table-cell table:formula="of:=IF([_data_.G89]=&quot;&quot;;&quot;&quot;;[_data_.G89])">
            <text:p/>
          </table:covered-table-cell>
          <table:covered-table-cell table:formula="of:=IF([_data_.H89]=&quot;&quot;;&quot;&quot;;[_data_.H89])">
            <text:p/>
          </table:covered-table-cell>
          <table:covered-table-cell table:formula="of:=IF([_data_.I89]=&quot;&quot;;&quot;&quot;;[_data_.I89])">
            <text:p/>
          </table:covered-table-cell>
          <table:covered-table-cell table:formula="of:=IF([_data_.J89]=&quot;&quot;;&quot;&quot;;[_data_.J89])">
            <text:p/>
          </table:covered-table-cell>
          <table:covered-table-cell table:formula="of:=IF([_data_.K89]=&quot;&quot;;&quot;&quot;;[_data_.K89])">
            <text:p/>
          </table:covered-table-cell>
          <table:covered-table-cell table:formula="of:=IF([_data_.L89]=&quot;&quot;;&quot;&quot;;[_data_.L89])">
            <text:p/>
          </table:covered-table-cell>
          <table:covered-table-cell table:formula="of:=IF([_data_.M89]=&quot;&quot;;&quot;&quot;;[_data_.M89])">
            <text:p/>
          </table:covered-table-cell>
          <table:covered-table-cell table:formula="of:=IF([_data_.N89]=&quot;&quot;;&quot;&quot;;[_data_.N89])">
            <text:p/>
          </table:covered-table-cell>
          <table:covered-table-cell table:formula="of:=IF([_data_.O89]=&quot;&quot;;&quot;&quot;;[_data_.O89])">
            <text:p/>
          </table:covered-table-cell>
          <table:covered-table-cell table:formula="of:=IF([_data_.P89]=&quot;&quot;;&quot;&quot;;[_data_.P89])">
            <text:p/>
          </table:covered-table-cell>
          <table:covered-table-cell table:formula="of:=IF([_data_.Q89]=&quot;&quot;;&quot;&quot;;[_data_.Q89])">
            <text:p/>
          </table:covered-table-cell>
          <table:covered-table-cell table:formula="of:=IF([_data_.R89]=&quot;&quot;;&quot;&quot;;[_data_.R89])">
            <text:p/>
          </table:covered-table-cell>
          <table:covered-table-cell table:formula="of:=IF([_data_.S89]=&quot;&quot;;&quot;&quot;;[_data_.S89])">
            <text:p/>
          </table:covered-table-cell>
          <table:covered-table-cell table:formula="of:=IF([_data_.T89]=&quot;&quot;;&quot;&quot;;[_data_.T89])">
            <text:p/>
          </table:covered-table-cell>
          <table:covered-table-cell table:formula="of:=IF([_data_.U89]=&quot;&quot;;&quot;&quot;;[_data_.U89])">
            <text:p/>
          </table:covered-table-cell>
        </table:table-row>
        <table:table-row table:style-name="ro1">
          <table:table-cell table:formula="of:=IF([_data_.A46];[_data_.A46];&quot;&quot;)">
            <text:p/>
          </table:table-cell>
          <table:table-cell table:style-name="ce28" table:formula="of:=IF([_data_.V46]=&quot;&quot;;&quot;&quot;;[_data_.V46])" table:number-columns-spanned="20" table:number-rows-spanned="1">
            <text:p/>
          </table:table-cell>
          <table:covered-table-cell table:style-name="ce2" table:formula="of:=IF([_data_.C90]=&quot;&quot;;&quot;&quot;;[_data_.C90])">
            <text:p/>
          </table:covered-table-cell>
          <table:covered-table-cell table:formula="of:=IF([_data_.D90]=&quot;&quot;;&quot;&quot;;[_data_.D90])">
            <text:p/>
          </table:covered-table-cell>
          <table:covered-table-cell table:formula="of:=IF([_data_.E90]=&quot;&quot;;&quot;&quot;;[_data_.E90])">
            <text:p/>
          </table:covered-table-cell>
          <table:covered-table-cell table:formula="of:=IF([_data_.F90]=&quot;&quot;;&quot;&quot;;[_data_.F90])">
            <text:p/>
          </table:covered-table-cell>
          <table:covered-table-cell table:formula="of:=IF([_data_.G90]=&quot;&quot;;&quot;&quot;;[_data_.G90])">
            <text:p/>
          </table:covered-table-cell>
          <table:covered-table-cell table:formula="of:=IF([_data_.H90]=&quot;&quot;;&quot;&quot;;[_data_.H90])">
            <text:p/>
          </table:covered-table-cell>
          <table:covered-table-cell table:formula="of:=IF([_data_.I90]=&quot;&quot;;&quot;&quot;;[_data_.I90])">
            <text:p/>
          </table:covered-table-cell>
          <table:covered-table-cell table:formula="of:=IF([_data_.J90]=&quot;&quot;;&quot;&quot;;[_data_.J90])">
            <text:p/>
          </table:covered-table-cell>
          <table:covered-table-cell table:formula="of:=IF([_data_.K90]=&quot;&quot;;&quot;&quot;;[_data_.K90])">
            <text:p/>
          </table:covered-table-cell>
          <table:covered-table-cell table:formula="of:=IF([_data_.L90]=&quot;&quot;;&quot;&quot;;[_data_.L90])">
            <text:p/>
          </table:covered-table-cell>
          <table:covered-table-cell table:formula="of:=IF([_data_.M90]=&quot;&quot;;&quot;&quot;;[_data_.M90])">
            <text:p/>
          </table:covered-table-cell>
          <table:covered-table-cell table:formula="of:=IF([_data_.N90]=&quot;&quot;;&quot;&quot;;[_data_.N90])">
            <text:p/>
          </table:covered-table-cell>
          <table:covered-table-cell table:formula="of:=IF([_data_.O90]=&quot;&quot;;&quot;&quot;;[_data_.O90])">
            <text:p/>
          </table:covered-table-cell>
          <table:covered-table-cell table:formula="of:=IF([_data_.P90]=&quot;&quot;;&quot;&quot;;[_data_.P90])">
            <text:p/>
          </table:covered-table-cell>
          <table:covered-table-cell table:formula="of:=IF([_data_.Q90]=&quot;&quot;;&quot;&quot;;[_data_.Q90])">
            <text:p/>
          </table:covered-table-cell>
          <table:covered-table-cell table:formula="of:=IF([_data_.R90]=&quot;&quot;;&quot;&quot;;[_data_.R90])">
            <text:p/>
          </table:covered-table-cell>
          <table:covered-table-cell table:formula="of:=IF([_data_.S90]=&quot;&quot;;&quot;&quot;;[_data_.S90])">
            <text:p/>
          </table:covered-table-cell>
          <table:covered-table-cell table:formula="of:=IF([_data_.T90]=&quot;&quot;;&quot;&quot;;[_data_.T90])">
            <text:p/>
          </table:covered-table-cell>
          <table:covered-table-cell table:formula="of:=IF([_data_.U90]=&quot;&quot;;&quot;&quot;;[_data_.U90])">
            <text:p/>
          </table:covered-table-cell>
        </table:table-row>
        <table:table-row table:style-name="ro1">
          <table:table-cell table:formula="of:=IF([_data_.A47];[_data_.A47];&quot;&quot;)">
            <text:p/>
          </table:table-cell>
          <table:table-cell table:style-name="ce28" table:formula="of:=IF([_data_.V47]=&quot;&quot;;&quot;&quot;;[_data_.V47])" table:number-columns-spanned="20" table:number-rows-spanned="1">
            <text:p/>
          </table:table-cell>
          <table:covered-table-cell table:style-name="ce2" table:formula="of:=IF([_data_.C91]=&quot;&quot;;&quot;&quot;;[_data_.C91])">
            <text:p/>
          </table:covered-table-cell>
          <table:covered-table-cell table:formula="of:=IF([_data_.D91]=&quot;&quot;;&quot;&quot;;[_data_.D91])">
            <text:p/>
          </table:covered-table-cell>
          <table:covered-table-cell table:formula="of:=IF([_data_.E91]=&quot;&quot;;&quot;&quot;;[_data_.E91])">
            <text:p/>
          </table:covered-table-cell>
          <table:covered-table-cell table:formula="of:=IF([_data_.F91]=&quot;&quot;;&quot;&quot;;[_data_.F91])">
            <text:p/>
          </table:covered-table-cell>
          <table:covered-table-cell table:formula="of:=IF([_data_.G91]=&quot;&quot;;&quot;&quot;;[_data_.G91])">
            <text:p/>
          </table:covered-table-cell>
          <table:covered-table-cell table:formula="of:=IF([_data_.H91]=&quot;&quot;;&quot;&quot;;[_data_.H91])">
            <text:p/>
          </table:covered-table-cell>
          <table:covered-table-cell table:formula="of:=IF([_data_.I91]=&quot;&quot;;&quot;&quot;;[_data_.I91])">
            <text:p/>
          </table:covered-table-cell>
          <table:covered-table-cell table:formula="of:=IF([_data_.J91]=&quot;&quot;;&quot;&quot;;[_data_.J91])">
            <text:p/>
          </table:covered-table-cell>
          <table:covered-table-cell table:formula="of:=IF([_data_.K91]=&quot;&quot;;&quot;&quot;;[_data_.K91])">
            <text:p/>
          </table:covered-table-cell>
          <table:covered-table-cell table:formula="of:=IF([_data_.L91]=&quot;&quot;;&quot;&quot;;[_data_.L91])">
            <text:p/>
          </table:covered-table-cell>
          <table:covered-table-cell table:formula="of:=IF([_data_.M91]=&quot;&quot;;&quot;&quot;;[_data_.M91])">
            <text:p/>
          </table:covered-table-cell>
          <table:covered-table-cell table:formula="of:=IF([_data_.N91]=&quot;&quot;;&quot;&quot;;[_data_.N91])">
            <text:p/>
          </table:covered-table-cell>
          <table:covered-table-cell table:formula="of:=IF([_data_.O91]=&quot;&quot;;&quot;&quot;;[_data_.O91])">
            <text:p/>
          </table:covered-table-cell>
          <table:covered-table-cell table:formula="of:=IF([_data_.P91]=&quot;&quot;;&quot;&quot;;[_data_.P91])">
            <text:p/>
          </table:covered-table-cell>
          <table:covered-table-cell table:formula="of:=IF([_data_.Q91]=&quot;&quot;;&quot;&quot;;[_data_.Q91])">
            <text:p/>
          </table:covered-table-cell>
          <table:covered-table-cell table:formula="of:=IF([_data_.R91]=&quot;&quot;;&quot;&quot;;[_data_.R91])">
            <text:p/>
          </table:covered-table-cell>
          <table:covered-table-cell table:formula="of:=IF([_data_.S91]=&quot;&quot;;&quot;&quot;;[_data_.S91])">
            <text:p/>
          </table:covered-table-cell>
          <table:covered-table-cell table:formula="of:=IF([_data_.T91]=&quot;&quot;;&quot;&quot;;[_data_.T91])">
            <text:p/>
          </table:covered-table-cell>
          <table:covered-table-cell table:formula="of:=IF([_data_.U91]=&quot;&quot;;&quot;&quot;;[_data_.U91])">
            <text:p/>
          </table:covered-table-cell>
        </table:table-row>
        <table:table-row table:style-name="ro1">
          <table:table-cell table:formula="of:=IF([_data_.A48];[_data_.A48];&quot;&quot;)">
            <text:p/>
          </table:table-cell>
          <table:table-cell table:style-name="ce28" table:formula="of:=IF([_data_.V48]=&quot;&quot;;&quot;&quot;;[_data_.V48])" table:number-columns-spanned="20" table:number-rows-spanned="1">
            <text:p/>
          </table:table-cell>
          <table:covered-table-cell table:style-name="ce2" table:formula="of:=IF([_data_.C92]=&quot;&quot;;&quot;&quot;;[_data_.C92])">
            <text:p/>
          </table:covered-table-cell>
          <table:covered-table-cell table:formula="of:=IF([_data_.D92]=&quot;&quot;;&quot;&quot;;[_data_.D92])">
            <text:p/>
          </table:covered-table-cell>
          <table:covered-table-cell table:formula="of:=IF([_data_.E92]=&quot;&quot;;&quot;&quot;;[_data_.E92])">
            <text:p/>
          </table:covered-table-cell>
          <table:covered-table-cell table:formula="of:=IF([_data_.F92]=&quot;&quot;;&quot;&quot;;[_data_.F92])">
            <text:p/>
          </table:covered-table-cell>
          <table:covered-table-cell table:formula="of:=IF([_data_.G92]=&quot;&quot;;&quot;&quot;;[_data_.G92])">
            <text:p/>
          </table:covered-table-cell>
          <table:covered-table-cell table:formula="of:=IF([_data_.H92]=&quot;&quot;;&quot;&quot;;[_data_.H92])">
            <text:p/>
          </table:covered-table-cell>
          <table:covered-table-cell table:formula="of:=IF([_data_.I92]=&quot;&quot;;&quot;&quot;;[_data_.I92])">
            <text:p/>
          </table:covered-table-cell>
          <table:covered-table-cell table:formula="of:=IF([_data_.J92]=&quot;&quot;;&quot;&quot;;[_data_.J92])">
            <text:p/>
          </table:covered-table-cell>
          <table:covered-table-cell table:formula="of:=IF([_data_.K92]=&quot;&quot;;&quot;&quot;;[_data_.K92])">
            <text:p/>
          </table:covered-table-cell>
          <table:covered-table-cell table:formula="of:=IF([_data_.L92]=&quot;&quot;;&quot;&quot;;[_data_.L92])">
            <text:p/>
          </table:covered-table-cell>
          <table:covered-table-cell table:formula="of:=IF([_data_.M92]=&quot;&quot;;&quot;&quot;;[_data_.M92])">
            <text:p/>
          </table:covered-table-cell>
          <table:covered-table-cell table:formula="of:=IF([_data_.N92]=&quot;&quot;;&quot;&quot;;[_data_.N92])">
            <text:p/>
          </table:covered-table-cell>
          <table:covered-table-cell table:formula="of:=IF([_data_.O92]=&quot;&quot;;&quot;&quot;;[_data_.O92])">
            <text:p/>
          </table:covered-table-cell>
          <table:covered-table-cell table:formula="of:=IF([_data_.P92]=&quot;&quot;;&quot;&quot;;[_data_.P92])">
            <text:p/>
          </table:covered-table-cell>
          <table:covered-table-cell table:formula="of:=IF([_data_.Q92]=&quot;&quot;;&quot;&quot;;[_data_.Q92])">
            <text:p/>
          </table:covered-table-cell>
          <table:covered-table-cell table:formula="of:=IF([_data_.R92]=&quot;&quot;;&quot;&quot;;[_data_.R92])">
            <text:p/>
          </table:covered-table-cell>
          <table:covered-table-cell table:formula="of:=IF([_data_.S92]=&quot;&quot;;&quot;&quot;;[_data_.S92])">
            <text:p/>
          </table:covered-table-cell>
          <table:covered-table-cell table:formula="of:=IF([_data_.T92]=&quot;&quot;;&quot;&quot;;[_data_.T92])">
            <text:p/>
          </table:covered-table-cell>
          <table:covered-table-cell table:formula="of:=IF([_data_.U92]=&quot;&quot;;&quot;&quot;;[_data_.U92])">
            <text:p/>
          </table:covered-table-cell>
        </table:table-row>
        <table:table-row table:style-name="ro1">
          <table:table-cell table:formula="of:=IF([_data_.A49];[_data_.A49];&quot;&quot;)">
            <text:p/>
          </table:table-cell>
          <table:table-cell table:style-name="ce28" table:formula="of:=IF([_data_.V49]=&quot;&quot;;&quot;&quot;;[_data_.V49])" table:number-columns-spanned="20" table:number-rows-spanned="1">
            <text:p/>
          </table:table-cell>
          <table:covered-table-cell table:style-name="ce2" table:formula="of:=IF([_data_.C93]=&quot;&quot;;&quot;&quot;;[_data_.C93])">
            <text:p/>
          </table:covered-table-cell>
          <table:covered-table-cell table:formula="of:=IF([_data_.D93]=&quot;&quot;;&quot;&quot;;[_data_.D93])">
            <text:p/>
          </table:covered-table-cell>
          <table:covered-table-cell table:formula="of:=IF([_data_.E93]=&quot;&quot;;&quot;&quot;;[_data_.E93])">
            <text:p/>
          </table:covered-table-cell>
          <table:covered-table-cell table:formula="of:=IF([_data_.F93]=&quot;&quot;;&quot;&quot;;[_data_.F93])">
            <text:p/>
          </table:covered-table-cell>
          <table:covered-table-cell table:formula="of:=IF([_data_.G93]=&quot;&quot;;&quot;&quot;;[_data_.G93])">
            <text:p/>
          </table:covered-table-cell>
          <table:covered-table-cell table:formula="of:=IF([_data_.H93]=&quot;&quot;;&quot;&quot;;[_data_.H93])">
            <text:p/>
          </table:covered-table-cell>
          <table:covered-table-cell table:formula="of:=IF([_data_.I93]=&quot;&quot;;&quot;&quot;;[_data_.I93])">
            <text:p/>
          </table:covered-table-cell>
          <table:covered-table-cell table:formula="of:=IF([_data_.J93]=&quot;&quot;;&quot;&quot;;[_data_.J93])">
            <text:p/>
          </table:covered-table-cell>
          <table:covered-table-cell table:formula="of:=IF([_data_.K93]=&quot;&quot;;&quot;&quot;;[_data_.K93])">
            <text:p/>
          </table:covered-table-cell>
          <table:covered-table-cell table:formula="of:=IF([_data_.L93]=&quot;&quot;;&quot;&quot;;[_data_.L93])">
            <text:p/>
          </table:covered-table-cell>
          <table:covered-table-cell table:formula="of:=IF([_data_.M93]=&quot;&quot;;&quot;&quot;;[_data_.M93])">
            <text:p/>
          </table:covered-table-cell>
          <table:covered-table-cell table:formula="of:=IF([_data_.N93]=&quot;&quot;;&quot;&quot;;[_data_.N93])">
            <text:p/>
          </table:covered-table-cell>
          <table:covered-table-cell table:formula="of:=IF([_data_.O93]=&quot;&quot;;&quot;&quot;;[_data_.O93])">
            <text:p/>
          </table:covered-table-cell>
          <table:covered-table-cell table:formula="of:=IF([_data_.P93]=&quot;&quot;;&quot;&quot;;[_data_.P93])">
            <text:p/>
          </table:covered-table-cell>
          <table:covered-table-cell table:formula="of:=IF([_data_.Q93]=&quot;&quot;;&quot;&quot;;[_data_.Q93])">
            <text:p/>
          </table:covered-table-cell>
          <table:covered-table-cell table:formula="of:=IF([_data_.R93]=&quot;&quot;;&quot;&quot;;[_data_.R93])">
            <text:p/>
          </table:covered-table-cell>
          <table:covered-table-cell table:formula="of:=IF([_data_.S93]=&quot;&quot;;&quot;&quot;;[_data_.S93])">
            <text:p/>
          </table:covered-table-cell>
          <table:covered-table-cell table:formula="of:=IF([_data_.T93]=&quot;&quot;;&quot;&quot;;[_data_.T93])">
            <text:p/>
          </table:covered-table-cell>
          <table:covered-table-cell table:formula="of:=IF([_data_.U93]=&quot;&quot;;&quot;&quot;;[_data_.U93])">
            <text:p/>
          </table:covered-table-cell>
        </table:table-row>
        <table:table-row table:style-name="ro1">
          <table:table-cell table:formula="of:=IF([_data_.A50];[_data_.A50];&quot;&quot;)">
            <text:p/>
          </table:table-cell>
          <table:table-cell table:style-name="ce28" table:formula="of:=IF([_data_.V50]=&quot;&quot;;&quot;&quot;;[_data_.V50])" table:number-columns-spanned="20" table:number-rows-spanned="1">
            <text:p/>
          </table:table-cell>
          <table:covered-table-cell table:style-name="ce2" table:formula="of:=IF([_data_.C94]=&quot;&quot;;&quot;&quot;;[_data_.C94])">
            <text:p/>
          </table:covered-table-cell>
          <table:covered-table-cell table:formula="of:=IF([_data_.D94]=&quot;&quot;;&quot;&quot;;[_data_.D94])">
            <text:p/>
          </table:covered-table-cell>
          <table:covered-table-cell table:formula="of:=IF([_data_.E94]=&quot;&quot;;&quot;&quot;;[_data_.E94])">
            <text:p/>
          </table:covered-table-cell>
          <table:covered-table-cell table:formula="of:=IF([_data_.F94]=&quot;&quot;;&quot;&quot;;[_data_.F94])">
            <text:p/>
          </table:covered-table-cell>
          <table:covered-table-cell table:formula="of:=IF([_data_.G94]=&quot;&quot;;&quot;&quot;;[_data_.G94])">
            <text:p/>
          </table:covered-table-cell>
          <table:covered-table-cell table:formula="of:=IF([_data_.H94]=&quot;&quot;;&quot;&quot;;[_data_.H94])">
            <text:p/>
          </table:covered-table-cell>
          <table:covered-table-cell table:formula="of:=IF([_data_.I94]=&quot;&quot;;&quot;&quot;;[_data_.I94])">
            <text:p/>
          </table:covered-table-cell>
          <table:covered-table-cell table:formula="of:=IF([_data_.J94]=&quot;&quot;;&quot;&quot;;[_data_.J94])">
            <text:p/>
          </table:covered-table-cell>
          <table:covered-table-cell table:formula="of:=IF([_data_.K94]=&quot;&quot;;&quot;&quot;;[_data_.K94])">
            <text:p/>
          </table:covered-table-cell>
          <table:covered-table-cell table:formula="of:=IF([_data_.L94]=&quot;&quot;;&quot;&quot;;[_data_.L94])">
            <text:p/>
          </table:covered-table-cell>
          <table:covered-table-cell table:formula="of:=IF([_data_.M94]=&quot;&quot;;&quot;&quot;;[_data_.M94])">
            <text:p/>
          </table:covered-table-cell>
          <table:covered-table-cell table:formula="of:=IF([_data_.N94]=&quot;&quot;;&quot;&quot;;[_data_.N94])">
            <text:p/>
          </table:covered-table-cell>
          <table:covered-table-cell table:formula="of:=IF([_data_.O94]=&quot;&quot;;&quot;&quot;;[_data_.O94])">
            <text:p/>
          </table:covered-table-cell>
          <table:covered-table-cell table:formula="of:=IF([_data_.P94]=&quot;&quot;;&quot;&quot;;[_data_.P94])">
            <text:p/>
          </table:covered-table-cell>
          <table:covered-table-cell table:formula="of:=IF([_data_.Q94]=&quot;&quot;;&quot;&quot;;[_data_.Q94])">
            <text:p/>
          </table:covered-table-cell>
          <table:covered-table-cell table:formula="of:=IF([_data_.R94]=&quot;&quot;;&quot;&quot;;[_data_.R94])">
            <text:p/>
          </table:covered-table-cell>
          <table:covered-table-cell table:formula="of:=IF([_data_.S94]=&quot;&quot;;&quot;&quot;;[_data_.S94])">
            <text:p/>
          </table:covered-table-cell>
          <table:covered-table-cell table:formula="of:=IF([_data_.T94]=&quot;&quot;;&quot;&quot;;[_data_.T94])">
            <text:p/>
          </table:covered-table-cell>
          <table:covered-table-cell table:formula="of:=IF([_data_.U94]=&quot;&quot;;&quot;&quot;;[_data_.U94])">
            <text:p/>
          </table:covered-table-cell>
        </table:table-row>
        <table:table-row table:style-name="ro1">
          <table:table-cell table:formula="of:=IF([_data_.A51];[_data_.A51];&quot;&quot;)">
            <text:p/>
          </table:table-cell>
          <table:table-cell table:style-name="ce28" table:formula="of:=IF([_data_.V51]=&quot;&quot;;&quot;&quot;;[_data_.V51])" table:number-columns-spanned="20" table:number-rows-spanned="1">
            <text:p/>
          </table:table-cell>
          <table:covered-table-cell table:style-name="ce2" table:formula="of:=IF([_data_.C95]=&quot;&quot;;&quot;&quot;;[_data_.C95])">
            <text:p/>
          </table:covered-table-cell>
          <table:covered-table-cell table:formula="of:=IF([_data_.D95]=&quot;&quot;;&quot;&quot;;[_data_.D95])">
            <text:p/>
          </table:covered-table-cell>
          <table:covered-table-cell table:formula="of:=IF([_data_.E95]=&quot;&quot;;&quot;&quot;;[_data_.E95])">
            <text:p/>
          </table:covered-table-cell>
          <table:covered-table-cell table:formula="of:=IF([_data_.F95]=&quot;&quot;;&quot;&quot;;[_data_.F95])">
            <text:p/>
          </table:covered-table-cell>
          <table:covered-table-cell table:formula="of:=IF([_data_.G95]=&quot;&quot;;&quot;&quot;;[_data_.G95])">
            <text:p/>
          </table:covered-table-cell>
          <table:covered-table-cell table:formula="of:=IF([_data_.H95]=&quot;&quot;;&quot;&quot;;[_data_.H95])">
            <text:p/>
          </table:covered-table-cell>
          <table:covered-table-cell table:formula="of:=IF([_data_.I95]=&quot;&quot;;&quot;&quot;;[_data_.I95])">
            <text:p/>
          </table:covered-table-cell>
          <table:covered-table-cell table:formula="of:=IF([_data_.J95]=&quot;&quot;;&quot;&quot;;[_data_.J95])">
            <text:p/>
          </table:covered-table-cell>
          <table:covered-table-cell table:formula="of:=IF([_data_.K95]=&quot;&quot;;&quot;&quot;;[_data_.K95])">
            <text:p/>
          </table:covered-table-cell>
          <table:covered-table-cell table:formula="of:=IF([_data_.L95]=&quot;&quot;;&quot;&quot;;[_data_.L95])">
            <text:p/>
          </table:covered-table-cell>
          <table:covered-table-cell table:formula="of:=IF([_data_.M95]=&quot;&quot;;&quot;&quot;;[_data_.M95])">
            <text:p/>
          </table:covered-table-cell>
          <table:covered-table-cell table:formula="of:=IF([_data_.N95]=&quot;&quot;;&quot;&quot;;[_data_.N95])">
            <text:p/>
          </table:covered-table-cell>
          <table:covered-table-cell table:formula="of:=IF([_data_.O95]=&quot;&quot;;&quot;&quot;;[_data_.O95])">
            <text:p/>
          </table:covered-table-cell>
          <table:covered-table-cell table:formula="of:=IF([_data_.P95]=&quot;&quot;;&quot;&quot;;[_data_.P95])">
            <text:p/>
          </table:covered-table-cell>
          <table:covered-table-cell table:formula="of:=IF([_data_.Q95]=&quot;&quot;;&quot;&quot;;[_data_.Q95])">
            <text:p/>
          </table:covered-table-cell>
          <table:covered-table-cell table:formula="of:=IF([_data_.R95]=&quot;&quot;;&quot;&quot;;[_data_.R95])">
            <text:p/>
          </table:covered-table-cell>
          <table:covered-table-cell table:formula="of:=IF([_data_.S95]=&quot;&quot;;&quot;&quot;;[_data_.S95])">
            <text:p/>
          </table:covered-table-cell>
          <table:covered-table-cell table:formula="of:=IF([_data_.T95]=&quot;&quot;;&quot;&quot;;[_data_.T95])">
            <text:p/>
          </table:covered-table-cell>
          <table:covered-table-cell table:formula="of:=IF([_data_.U95]=&quot;&quot;;&quot;&quot;;[_data_.U95])">
            <text:p/>
          </table:covered-table-cell>
        </table:table-row>
        <table:table-row table:style-name="ro1">
          <table:table-cell table:formula="of:=IF([_data_.A52];[_data_.A52];&quot;&quot;)">
            <text:p/>
          </table:table-cell>
          <table:table-cell table:style-name="ce28" table:formula="of:=IF([_data_.V52]=&quot;&quot;;&quot;&quot;;[_data_.V52])" table:number-columns-spanned="20" table:number-rows-spanned="1">
            <text:p/>
          </table:table-cell>
          <table:covered-table-cell table:style-name="ce2" table:formula="of:=IF([_data_.C96]=&quot;&quot;;&quot;&quot;;[_data_.C96])">
            <text:p/>
          </table:covered-table-cell>
          <table:covered-table-cell table:formula="of:=IF([_data_.D96]=&quot;&quot;;&quot;&quot;;[_data_.D96])">
            <text:p/>
          </table:covered-table-cell>
          <table:covered-table-cell table:formula="of:=IF([_data_.E96]=&quot;&quot;;&quot;&quot;;[_data_.E96])">
            <text:p/>
          </table:covered-table-cell>
          <table:covered-table-cell table:formula="of:=IF([_data_.F96]=&quot;&quot;;&quot;&quot;;[_data_.F96])">
            <text:p/>
          </table:covered-table-cell>
          <table:covered-table-cell table:formula="of:=IF([_data_.G96]=&quot;&quot;;&quot;&quot;;[_data_.G96])">
            <text:p/>
          </table:covered-table-cell>
          <table:covered-table-cell table:formula="of:=IF([_data_.H96]=&quot;&quot;;&quot;&quot;;[_data_.H96])">
            <text:p/>
          </table:covered-table-cell>
          <table:covered-table-cell table:formula="of:=IF([_data_.I96]=&quot;&quot;;&quot;&quot;;[_data_.I96])">
            <text:p/>
          </table:covered-table-cell>
          <table:covered-table-cell table:formula="of:=IF([_data_.J96]=&quot;&quot;;&quot;&quot;;[_data_.J96])">
            <text:p/>
          </table:covered-table-cell>
          <table:covered-table-cell table:formula="of:=IF([_data_.K96]=&quot;&quot;;&quot;&quot;;[_data_.K96])">
            <text:p/>
          </table:covered-table-cell>
          <table:covered-table-cell table:formula="of:=IF([_data_.L96]=&quot;&quot;;&quot;&quot;;[_data_.L96])">
            <text:p/>
          </table:covered-table-cell>
          <table:covered-table-cell table:formula="of:=IF([_data_.M96]=&quot;&quot;;&quot;&quot;;[_data_.M96])">
            <text:p/>
          </table:covered-table-cell>
          <table:covered-table-cell table:formula="of:=IF([_data_.N96]=&quot;&quot;;&quot;&quot;;[_data_.N96])">
            <text:p/>
          </table:covered-table-cell>
          <table:covered-table-cell table:formula="of:=IF([_data_.O96]=&quot;&quot;;&quot;&quot;;[_data_.O96])">
            <text:p/>
          </table:covered-table-cell>
          <table:covered-table-cell table:formula="of:=IF([_data_.P96]=&quot;&quot;;&quot;&quot;;[_data_.P96])">
            <text:p/>
          </table:covered-table-cell>
          <table:covered-table-cell table:formula="of:=IF([_data_.Q96]=&quot;&quot;;&quot;&quot;;[_data_.Q96])">
            <text:p/>
          </table:covered-table-cell>
          <table:covered-table-cell table:formula="of:=IF([_data_.R96]=&quot;&quot;;&quot;&quot;;[_data_.R96])">
            <text:p/>
          </table:covered-table-cell>
          <table:covered-table-cell table:formula="of:=IF([_data_.S96]=&quot;&quot;;&quot;&quot;;[_data_.S96])">
            <text:p/>
          </table:covered-table-cell>
          <table:covered-table-cell table:formula="of:=IF([_data_.T96]=&quot;&quot;;&quot;&quot;;[_data_.T96])">
            <text:p/>
          </table:covered-table-cell>
          <table:covered-table-cell table:formula="of:=IF([_data_.U96]=&quot;&quot;;&quot;&quot;;[_data_.U96])">
            <text:p/>
          </table:covered-table-cell>
        </table:table-row>
        <table:table-row table:style-name="ro1">
          <table:table-cell table:formula="of:=IF([_data_.A53];[_data_.A53];&quot;&quot;)">
            <text:p/>
          </table:table-cell>
          <table:table-cell table:style-name="ce28" table:formula="of:=IF([_data_.V53]=&quot;&quot;;&quot;&quot;;[_data_.V53])" table:number-columns-spanned="20" table:number-rows-spanned="1">
            <text:p/>
          </table:table-cell>
          <table:covered-table-cell table:style-name="ce2" table:formula="of:=IF([_data_.C97]=&quot;&quot;;&quot;&quot;;[_data_.C97])">
            <text:p/>
          </table:covered-table-cell>
          <table:covered-table-cell table:formula="of:=IF([_data_.D97]=&quot;&quot;;&quot;&quot;;[_data_.D97])">
            <text:p/>
          </table:covered-table-cell>
          <table:covered-table-cell table:formula="of:=IF([_data_.E97]=&quot;&quot;;&quot;&quot;;[_data_.E97])">
            <text:p/>
          </table:covered-table-cell>
          <table:covered-table-cell table:formula="of:=IF([_data_.F97]=&quot;&quot;;&quot;&quot;;[_data_.F97])">
            <text:p/>
          </table:covered-table-cell>
          <table:covered-table-cell table:formula="of:=IF([_data_.G97]=&quot;&quot;;&quot;&quot;;[_data_.G97])">
            <text:p/>
          </table:covered-table-cell>
          <table:covered-table-cell table:formula="of:=IF([_data_.H97]=&quot;&quot;;&quot;&quot;;[_data_.H97])">
            <text:p/>
          </table:covered-table-cell>
          <table:covered-table-cell table:formula="of:=IF([_data_.I97]=&quot;&quot;;&quot;&quot;;[_data_.I97])">
            <text:p/>
          </table:covered-table-cell>
          <table:covered-table-cell table:formula="of:=IF([_data_.J97]=&quot;&quot;;&quot;&quot;;[_data_.J97])">
            <text:p/>
          </table:covered-table-cell>
          <table:covered-table-cell table:formula="of:=IF([_data_.K97]=&quot;&quot;;&quot;&quot;;[_data_.K97])">
            <text:p/>
          </table:covered-table-cell>
          <table:covered-table-cell table:formula="of:=IF([_data_.L97]=&quot;&quot;;&quot;&quot;;[_data_.L97])">
            <text:p/>
          </table:covered-table-cell>
          <table:covered-table-cell table:formula="of:=IF([_data_.M97]=&quot;&quot;;&quot;&quot;;[_data_.M97])">
            <text:p/>
          </table:covered-table-cell>
          <table:covered-table-cell table:formula="of:=IF([_data_.N97]=&quot;&quot;;&quot;&quot;;[_data_.N97])">
            <text:p/>
          </table:covered-table-cell>
          <table:covered-table-cell table:formula="of:=IF([_data_.O97]=&quot;&quot;;&quot;&quot;;[_data_.O97])">
            <text:p/>
          </table:covered-table-cell>
          <table:covered-table-cell table:formula="of:=IF([_data_.P97]=&quot;&quot;;&quot;&quot;;[_data_.P97])">
            <text:p/>
          </table:covered-table-cell>
          <table:covered-table-cell table:formula="of:=IF([_data_.Q97]=&quot;&quot;;&quot;&quot;;[_data_.Q97])">
            <text:p/>
          </table:covered-table-cell>
          <table:covered-table-cell table:formula="of:=IF([_data_.R97]=&quot;&quot;;&quot;&quot;;[_data_.R97])">
            <text:p/>
          </table:covered-table-cell>
          <table:covered-table-cell table:formula="of:=IF([_data_.S97]=&quot;&quot;;&quot;&quot;;[_data_.S97])">
            <text:p/>
          </table:covered-table-cell>
          <table:covered-table-cell table:formula="of:=IF([_data_.T97]=&quot;&quot;;&quot;&quot;;[_data_.T97])">
            <text:p/>
          </table:covered-table-cell>
          <table:covered-table-cell table:formula="of:=IF([_data_.U97]=&quot;&quot;;&quot;&quot;;[_data_.U97])">
            <text:p/>
          </table:covered-table-cell>
        </table:table-row>
        <table:table-row table:style-name="ro1">
          <table:table-cell table:formula="of:=IF([_data_.A54];[_data_.A54];&quot;&quot;)">
            <text:p/>
          </table:table-cell>
          <table:table-cell table:style-name="ce28" table:formula="of:=IF([_data_.V54]=&quot;&quot;;&quot;&quot;;[_data_.V54])" table:number-columns-spanned="20" table:number-rows-spanned="1">
            <text:p/>
          </table:table-cell>
          <table:covered-table-cell table:style-name="ce2" table:formula="of:=IF([_data_.C98]=&quot;&quot;;&quot;&quot;;[_data_.C98])">
            <text:p/>
          </table:covered-table-cell>
          <table:covered-table-cell table:formula="of:=IF([_data_.D98]=&quot;&quot;;&quot;&quot;;[_data_.D98])">
            <text:p/>
          </table:covered-table-cell>
          <table:covered-table-cell table:formula="of:=IF([_data_.E98]=&quot;&quot;;&quot;&quot;;[_data_.E98])">
            <text:p/>
          </table:covered-table-cell>
          <table:covered-table-cell table:formula="of:=IF([_data_.F98]=&quot;&quot;;&quot;&quot;;[_data_.F98])">
            <text:p/>
          </table:covered-table-cell>
          <table:covered-table-cell table:formula="of:=IF([_data_.G98]=&quot;&quot;;&quot;&quot;;[_data_.G98])">
            <text:p/>
          </table:covered-table-cell>
          <table:covered-table-cell table:formula="of:=IF([_data_.H98]=&quot;&quot;;&quot;&quot;;[_data_.H98])">
            <text:p/>
          </table:covered-table-cell>
          <table:covered-table-cell table:formula="of:=IF([_data_.I98]=&quot;&quot;;&quot;&quot;;[_data_.I98])">
            <text:p/>
          </table:covered-table-cell>
          <table:covered-table-cell table:formula="of:=IF([_data_.J98]=&quot;&quot;;&quot;&quot;;[_data_.J98])">
            <text:p/>
          </table:covered-table-cell>
          <table:covered-table-cell table:formula="of:=IF([_data_.K98]=&quot;&quot;;&quot;&quot;;[_data_.K98])">
            <text:p/>
          </table:covered-table-cell>
          <table:covered-table-cell table:formula="of:=IF([_data_.L98]=&quot;&quot;;&quot;&quot;;[_data_.L98])">
            <text:p/>
          </table:covered-table-cell>
          <table:covered-table-cell table:formula="of:=IF([_data_.M98]=&quot;&quot;;&quot;&quot;;[_data_.M98])">
            <text:p/>
          </table:covered-table-cell>
          <table:covered-table-cell table:formula="of:=IF([_data_.N98]=&quot;&quot;;&quot;&quot;;[_data_.N98])">
            <text:p/>
          </table:covered-table-cell>
          <table:covered-table-cell table:formula="of:=IF([_data_.O98]=&quot;&quot;;&quot;&quot;;[_data_.O98])">
            <text:p/>
          </table:covered-table-cell>
          <table:covered-table-cell table:formula="of:=IF([_data_.P98]=&quot;&quot;;&quot;&quot;;[_data_.P98])">
            <text:p/>
          </table:covered-table-cell>
          <table:covered-table-cell table:formula="of:=IF([_data_.Q98]=&quot;&quot;;&quot;&quot;;[_data_.Q98])">
            <text:p/>
          </table:covered-table-cell>
          <table:covered-table-cell table:formula="of:=IF([_data_.R98]=&quot;&quot;;&quot;&quot;;[_data_.R98])">
            <text:p/>
          </table:covered-table-cell>
          <table:covered-table-cell table:formula="of:=IF([_data_.S98]=&quot;&quot;;&quot;&quot;;[_data_.S98])">
            <text:p/>
          </table:covered-table-cell>
          <table:covered-table-cell table:formula="of:=IF([_data_.T98]=&quot;&quot;;&quot;&quot;;[_data_.T98])">
            <text:p/>
          </table:covered-table-cell>
          <table:covered-table-cell table:formula="of:=IF([_data_.U98]=&quot;&quot;;&quot;&quot;;[_data_.U98])">
            <text:p/>
          </table:covered-table-cell>
        </table:table-row>
        <table:table-row table:style-name="ro1">
          <table:table-cell table:formula="of:=IF([_data_.A55];[_data_.A55];&quot;&quot;)">
            <text:p/>
          </table:table-cell>
          <table:table-cell table:style-name="ce28" table:formula="of:=IF([_data_.V55]=&quot;&quot;;&quot;&quot;;[_data_.V55])" table:number-columns-spanned="20" table:number-rows-spanned="1">
            <text:p/>
          </table:table-cell>
          <table:covered-table-cell table:style-name="ce2" table:formula="of:=IF([_data_.C99]=&quot;&quot;;&quot;&quot;;[_data_.C99])">
            <text:p/>
          </table:covered-table-cell>
          <table:covered-table-cell table:formula="of:=IF([_data_.D99]=&quot;&quot;;&quot;&quot;;[_data_.D99])">
            <text:p/>
          </table:covered-table-cell>
          <table:covered-table-cell table:formula="of:=IF([_data_.E99]=&quot;&quot;;&quot;&quot;;[_data_.E99])">
            <text:p/>
          </table:covered-table-cell>
          <table:covered-table-cell table:formula="of:=IF([_data_.F99]=&quot;&quot;;&quot;&quot;;[_data_.F99])">
            <text:p/>
          </table:covered-table-cell>
          <table:covered-table-cell table:formula="of:=IF([_data_.G99]=&quot;&quot;;&quot;&quot;;[_data_.G99])">
            <text:p/>
          </table:covered-table-cell>
          <table:covered-table-cell table:formula="of:=IF([_data_.H99]=&quot;&quot;;&quot;&quot;;[_data_.H99])">
            <text:p/>
          </table:covered-table-cell>
          <table:covered-table-cell table:formula="of:=IF([_data_.I99]=&quot;&quot;;&quot;&quot;;[_data_.I99])">
            <text:p/>
          </table:covered-table-cell>
          <table:covered-table-cell table:formula="of:=IF([_data_.J99]=&quot;&quot;;&quot;&quot;;[_data_.J99])">
            <text:p/>
          </table:covered-table-cell>
          <table:covered-table-cell table:formula="of:=IF([_data_.K99]=&quot;&quot;;&quot;&quot;;[_data_.K99])">
            <text:p/>
          </table:covered-table-cell>
          <table:covered-table-cell table:formula="of:=IF([_data_.L99]=&quot;&quot;;&quot;&quot;;[_data_.L99])">
            <text:p/>
          </table:covered-table-cell>
          <table:covered-table-cell table:formula="of:=IF([_data_.M99]=&quot;&quot;;&quot;&quot;;[_data_.M99])">
            <text:p/>
          </table:covered-table-cell>
          <table:covered-table-cell table:formula="of:=IF([_data_.N99]=&quot;&quot;;&quot;&quot;;[_data_.N99])">
            <text:p/>
          </table:covered-table-cell>
          <table:covered-table-cell table:formula="of:=IF([_data_.O99]=&quot;&quot;;&quot;&quot;;[_data_.O99])">
            <text:p/>
          </table:covered-table-cell>
          <table:covered-table-cell table:formula="of:=IF([_data_.P99]=&quot;&quot;;&quot;&quot;;[_data_.P99])">
            <text:p/>
          </table:covered-table-cell>
          <table:covered-table-cell table:formula="of:=IF([_data_.Q99]=&quot;&quot;;&quot;&quot;;[_data_.Q99])">
            <text:p/>
          </table:covered-table-cell>
          <table:covered-table-cell table:formula="of:=IF([_data_.R99]=&quot;&quot;;&quot;&quot;;[_data_.R99])">
            <text:p/>
          </table:covered-table-cell>
          <table:covered-table-cell table:formula="of:=IF([_data_.S99]=&quot;&quot;;&quot;&quot;;[_data_.S99])">
            <text:p/>
          </table:covered-table-cell>
          <table:covered-table-cell table:formula="of:=IF([_data_.T99]=&quot;&quot;;&quot;&quot;;[_data_.T99])">
            <text:p/>
          </table:covered-table-cell>
          <table:covered-table-cell table:formula="of:=IF([_data_.U99]=&quot;&quot;;&quot;&quot;;[_data_.U99])">
            <text:p/>
          </table:covered-table-cell>
        </table:table-row>
        <table:table-row table:style-name="ro1">
          <table:table-cell table:formula="of:=IF([_data_.A56];[_data_.A56];&quot;&quot;)">
            <text:p/>
          </table:table-cell>
          <table:table-cell table:style-name="ce28" table:formula="of:=IF([_data_.V56]=&quot;&quot;;&quot;&quot;;[_data_.V56])" table:number-columns-spanned="20" table:number-rows-spanned="1">
            <text:p/>
          </table:table-cell>
          <table:covered-table-cell table:style-name="ce2" table:formula="of:=IF([_data_.C100]=&quot;&quot;;&quot;&quot;;[_data_.C100])">
            <text:p/>
          </table:covered-table-cell>
          <table:covered-table-cell table:formula="of:=IF([_data_.D100]=&quot;&quot;;&quot;&quot;;[_data_.D100])">
            <text:p/>
          </table:covered-table-cell>
          <table:covered-table-cell table:formula="of:=IF([_data_.E100]=&quot;&quot;;&quot;&quot;;[_data_.E100])">
            <text:p/>
          </table:covered-table-cell>
          <table:covered-table-cell table:formula="of:=IF([_data_.F100]=&quot;&quot;;&quot;&quot;;[_data_.F100])">
            <text:p/>
          </table:covered-table-cell>
          <table:covered-table-cell table:formula="of:=IF([_data_.G100]=&quot;&quot;;&quot;&quot;;[_data_.G100])">
            <text:p/>
          </table:covered-table-cell>
          <table:covered-table-cell table:formula="of:=IF([_data_.H100]=&quot;&quot;;&quot;&quot;;[_data_.H100])">
            <text:p/>
          </table:covered-table-cell>
          <table:covered-table-cell table:formula="of:=IF([_data_.I100]=&quot;&quot;;&quot;&quot;;[_data_.I100])">
            <text:p/>
          </table:covered-table-cell>
          <table:covered-table-cell table:formula="of:=IF([_data_.J100]=&quot;&quot;;&quot;&quot;;[_data_.J100])">
            <text:p/>
          </table:covered-table-cell>
          <table:covered-table-cell table:formula="of:=IF([_data_.K100]=&quot;&quot;;&quot;&quot;;[_data_.K100])">
            <text:p/>
          </table:covered-table-cell>
          <table:covered-table-cell table:formula="of:=IF([_data_.L100]=&quot;&quot;;&quot;&quot;;[_data_.L100])">
            <text:p/>
          </table:covered-table-cell>
          <table:covered-table-cell table:formula="of:=IF([_data_.M100]=&quot;&quot;;&quot;&quot;;[_data_.M100])">
            <text:p/>
          </table:covered-table-cell>
          <table:covered-table-cell table:formula="of:=IF([_data_.N100]=&quot;&quot;;&quot;&quot;;[_data_.N100])">
            <text:p/>
          </table:covered-table-cell>
          <table:covered-table-cell table:formula="of:=IF([_data_.O100]=&quot;&quot;;&quot;&quot;;[_data_.O100])">
            <text:p/>
          </table:covered-table-cell>
          <table:covered-table-cell table:formula="of:=IF([_data_.P100]=&quot;&quot;;&quot;&quot;;[_data_.P100])">
            <text:p/>
          </table:covered-table-cell>
          <table:covered-table-cell table:formula="of:=IF([_data_.Q100]=&quot;&quot;;&quot;&quot;;[_data_.Q100])">
            <text:p/>
          </table:covered-table-cell>
          <table:covered-table-cell table:formula="of:=IF([_data_.R100]=&quot;&quot;;&quot;&quot;;[_data_.R100])">
            <text:p/>
          </table:covered-table-cell>
          <table:covered-table-cell table:formula="of:=IF([_data_.S100]=&quot;&quot;;&quot;&quot;;[_data_.S100])">
            <text:p/>
          </table:covered-table-cell>
          <table:covered-table-cell table:formula="of:=IF([_data_.T100]=&quot;&quot;;&quot;&quot;;[_data_.T100])">
            <text:p/>
          </table:covered-table-cell>
          <table:covered-table-cell table:formula="of:=IF([_data_.U100]=&quot;&quot;;&quot;&quot;;[_data_.U100])">
            <text:p/>
          </table:covered-table-cell>
        </table:table-row>
        <table:table-row table:style-name="ro1">
          <table:table-cell table:formula="of:=IF([_data_.A57];[_data_.A57];&quot;&quot;)">
            <text:p/>
          </table:table-cell>
          <table:table-cell table:style-name="ce28" table:formula="of:=IF([_data_.V57]=&quot;&quot;;&quot;&quot;;[_data_.V57])" table:number-columns-spanned="20" table:number-rows-spanned="1">
            <text:p/>
          </table:table-cell>
          <table:covered-table-cell table:style-name="ce2" table:formula="of:=IF([_data_.C101]=&quot;&quot;;&quot;&quot;;[_data_.C101])">
            <text:p/>
          </table:covered-table-cell>
          <table:covered-table-cell table:formula="of:=IF([_data_.D101]=&quot;&quot;;&quot;&quot;;[_data_.D101])">
            <text:p/>
          </table:covered-table-cell>
          <table:covered-table-cell table:formula="of:=IF([_data_.E101]=&quot;&quot;;&quot;&quot;;[_data_.E101])">
            <text:p/>
          </table:covered-table-cell>
          <table:covered-table-cell table:formula="of:=IF([_data_.F101]=&quot;&quot;;&quot;&quot;;[_data_.F101])">
            <text:p/>
          </table:covered-table-cell>
          <table:covered-table-cell table:formula="of:=IF([_data_.G101]=&quot;&quot;;&quot;&quot;;[_data_.G101])">
            <text:p/>
          </table:covered-table-cell>
          <table:covered-table-cell table:formula="of:=IF([_data_.H101]=&quot;&quot;;&quot;&quot;;[_data_.H101])">
            <text:p/>
          </table:covered-table-cell>
          <table:covered-table-cell table:formula="of:=IF([_data_.I101]=&quot;&quot;;&quot;&quot;;[_data_.I101])">
            <text:p/>
          </table:covered-table-cell>
          <table:covered-table-cell table:formula="of:=IF([_data_.J101]=&quot;&quot;;&quot;&quot;;[_data_.J101])">
            <text:p/>
          </table:covered-table-cell>
          <table:covered-table-cell table:formula="of:=IF([_data_.K101]=&quot;&quot;;&quot;&quot;;[_data_.K101])">
            <text:p/>
          </table:covered-table-cell>
          <table:covered-table-cell table:formula="of:=IF([_data_.L101]=&quot;&quot;;&quot;&quot;;[_data_.L101])">
            <text:p/>
          </table:covered-table-cell>
          <table:covered-table-cell table:formula="of:=IF([_data_.M101]=&quot;&quot;;&quot;&quot;;[_data_.M101])">
            <text:p/>
          </table:covered-table-cell>
          <table:covered-table-cell table:formula="of:=IF([_data_.N101]=&quot;&quot;;&quot;&quot;;[_data_.N101])">
            <text:p/>
          </table:covered-table-cell>
          <table:covered-table-cell table:formula="of:=IF([_data_.O101]=&quot;&quot;;&quot;&quot;;[_data_.O101])">
            <text:p/>
          </table:covered-table-cell>
          <table:covered-table-cell table:formula="of:=IF([_data_.P101]=&quot;&quot;;&quot;&quot;;[_data_.P101])">
            <text:p/>
          </table:covered-table-cell>
          <table:covered-table-cell table:formula="of:=IF([_data_.Q101]=&quot;&quot;;&quot;&quot;;[_data_.Q101])">
            <text:p/>
          </table:covered-table-cell>
          <table:covered-table-cell table:formula="of:=IF([_data_.R101]=&quot;&quot;;&quot;&quot;;[_data_.R101])">
            <text:p/>
          </table:covered-table-cell>
          <table:covered-table-cell table:formula="of:=IF([_data_.S101]=&quot;&quot;;&quot;&quot;;[_data_.S101])">
            <text:p/>
          </table:covered-table-cell>
          <table:covered-table-cell table:formula="of:=IF([_data_.T101]=&quot;&quot;;&quot;&quot;;[_data_.T101])">
            <text:p/>
          </table:covered-table-cell>
          <table:covered-table-cell table:formula="of:=IF([_data_.U101]=&quot;&quot;;&quot;&quot;;[_data_.U101])">
            <text:p/>
          </table:covered-table-cell>
        </table:table-row>
        <table:table-row table:style-name="ro1">
          <table:table-cell table:formula="of:=IF([_data_.A58];[_data_.A58];&quot;&quot;)">
            <text:p/>
          </table:table-cell>
          <table:table-cell table:style-name="ce28" table:formula="of:=IF([_data_.V58]=&quot;&quot;;&quot;&quot;;[_data_.V58])" table:number-columns-spanned="20" table:number-rows-spanned="1">
            <text:p/>
          </table:table-cell>
          <table:covered-table-cell table:style-name="ce2" table:formula="of:=IF([_data_.C102]=&quot;&quot;;&quot;&quot;;[_data_.C102])">
            <text:p/>
          </table:covered-table-cell>
          <table:covered-table-cell table:formula="of:=IF([_data_.D102]=&quot;&quot;;&quot;&quot;;[_data_.D102])">
            <text:p/>
          </table:covered-table-cell>
          <table:covered-table-cell table:formula="of:=IF([_data_.E102]=&quot;&quot;;&quot;&quot;;[_data_.E102])">
            <text:p/>
          </table:covered-table-cell>
          <table:covered-table-cell table:formula="of:=IF([_data_.F102]=&quot;&quot;;&quot;&quot;;[_data_.F102])">
            <text:p/>
          </table:covered-table-cell>
          <table:covered-table-cell table:formula="of:=IF([_data_.G102]=&quot;&quot;;&quot;&quot;;[_data_.G102])">
            <text:p/>
          </table:covered-table-cell>
          <table:covered-table-cell table:formula="of:=IF([_data_.H102]=&quot;&quot;;&quot;&quot;;[_data_.H102])">
            <text:p/>
          </table:covered-table-cell>
          <table:covered-table-cell table:formula="of:=IF([_data_.I102]=&quot;&quot;;&quot;&quot;;[_data_.I102])">
            <text:p/>
          </table:covered-table-cell>
          <table:covered-table-cell table:formula="of:=IF([_data_.J102]=&quot;&quot;;&quot;&quot;;[_data_.J102])">
            <text:p/>
          </table:covered-table-cell>
          <table:covered-table-cell table:formula="of:=IF([_data_.K102]=&quot;&quot;;&quot;&quot;;[_data_.K102])">
            <text:p/>
          </table:covered-table-cell>
          <table:covered-table-cell table:formula="of:=IF([_data_.L102]=&quot;&quot;;&quot;&quot;;[_data_.L102])">
            <text:p/>
          </table:covered-table-cell>
          <table:covered-table-cell table:formula="of:=IF([_data_.M102]=&quot;&quot;;&quot;&quot;;[_data_.M102])">
            <text:p/>
          </table:covered-table-cell>
          <table:covered-table-cell table:formula="of:=IF([_data_.N102]=&quot;&quot;;&quot;&quot;;[_data_.N102])">
            <text:p/>
          </table:covered-table-cell>
          <table:covered-table-cell table:formula="of:=IF([_data_.O102]=&quot;&quot;;&quot;&quot;;[_data_.O102])">
            <text:p/>
          </table:covered-table-cell>
          <table:covered-table-cell table:formula="of:=IF([_data_.P102]=&quot;&quot;;&quot;&quot;;[_data_.P102])">
            <text:p/>
          </table:covered-table-cell>
          <table:covered-table-cell table:formula="of:=IF([_data_.Q102]=&quot;&quot;;&quot;&quot;;[_data_.Q102])">
            <text:p/>
          </table:covered-table-cell>
          <table:covered-table-cell table:formula="of:=IF([_data_.R102]=&quot;&quot;;&quot;&quot;;[_data_.R102])">
            <text:p/>
          </table:covered-table-cell>
          <table:covered-table-cell table:formula="of:=IF([_data_.S102]=&quot;&quot;;&quot;&quot;;[_data_.S102])">
            <text:p/>
          </table:covered-table-cell>
          <table:covered-table-cell table:formula="of:=IF([_data_.T102]=&quot;&quot;;&quot;&quot;;[_data_.T102])">
            <text:p/>
          </table:covered-table-cell>
          <table:covered-table-cell table:formula="of:=IF([_data_.U102]=&quot;&quot;;&quot;&quot;;[_data_.U102])">
            <text:p/>
          </table:covered-table-cell>
        </table:table-row>
        <table:table-row table:style-name="ro1">
          <table:table-cell table:formula="of:=IF([_data_.A59];[_data_.A59];&quot;&quot;)">
            <text:p/>
          </table:table-cell>
          <table:table-cell table:style-name="ce28" table:formula="of:=IF([_data_.V59]=&quot;&quot;;&quot;&quot;;[_data_.V59])" table:number-columns-spanned="20" table:number-rows-spanned="1">
            <text:p/>
          </table:table-cell>
          <table:covered-table-cell table:style-name="ce2" table:formula="of:=IF([_data_.C103]=&quot;&quot;;&quot;&quot;;[_data_.C103])">
            <text:p/>
          </table:covered-table-cell>
          <table:covered-table-cell table:formula="of:=IF([_data_.D103]=&quot;&quot;;&quot;&quot;;[_data_.D103])">
            <text:p/>
          </table:covered-table-cell>
          <table:covered-table-cell table:formula="of:=IF([_data_.E103]=&quot;&quot;;&quot;&quot;;[_data_.E103])">
            <text:p/>
          </table:covered-table-cell>
          <table:covered-table-cell table:formula="of:=IF([_data_.F103]=&quot;&quot;;&quot;&quot;;[_data_.F103])">
            <text:p/>
          </table:covered-table-cell>
          <table:covered-table-cell table:formula="of:=IF([_data_.G103]=&quot;&quot;;&quot;&quot;;[_data_.G103])">
            <text:p/>
          </table:covered-table-cell>
          <table:covered-table-cell table:formula="of:=IF([_data_.H103]=&quot;&quot;;&quot;&quot;;[_data_.H103])">
            <text:p/>
          </table:covered-table-cell>
          <table:covered-table-cell table:formula="of:=IF([_data_.I103]=&quot;&quot;;&quot;&quot;;[_data_.I103])">
            <text:p/>
          </table:covered-table-cell>
          <table:covered-table-cell table:formula="of:=IF([_data_.J103]=&quot;&quot;;&quot;&quot;;[_data_.J103])">
            <text:p/>
          </table:covered-table-cell>
          <table:covered-table-cell table:formula="of:=IF([_data_.K103]=&quot;&quot;;&quot;&quot;;[_data_.K103])">
            <text:p/>
          </table:covered-table-cell>
          <table:covered-table-cell table:formula="of:=IF([_data_.L103]=&quot;&quot;;&quot;&quot;;[_data_.L103])">
            <text:p/>
          </table:covered-table-cell>
          <table:covered-table-cell table:formula="of:=IF([_data_.M103]=&quot;&quot;;&quot;&quot;;[_data_.M103])">
            <text:p/>
          </table:covered-table-cell>
          <table:covered-table-cell table:formula="of:=IF([_data_.N103]=&quot;&quot;;&quot;&quot;;[_data_.N103])">
            <text:p/>
          </table:covered-table-cell>
          <table:covered-table-cell table:formula="of:=IF([_data_.O103]=&quot;&quot;;&quot;&quot;;[_data_.O103])">
            <text:p/>
          </table:covered-table-cell>
          <table:covered-table-cell table:formula="of:=IF([_data_.P103]=&quot;&quot;;&quot;&quot;;[_data_.P103])">
            <text:p/>
          </table:covered-table-cell>
          <table:covered-table-cell table:formula="of:=IF([_data_.Q103]=&quot;&quot;;&quot;&quot;;[_data_.Q103])">
            <text:p/>
          </table:covered-table-cell>
          <table:covered-table-cell table:formula="of:=IF([_data_.R103]=&quot;&quot;;&quot;&quot;;[_data_.R103])">
            <text:p/>
          </table:covered-table-cell>
          <table:covered-table-cell table:formula="of:=IF([_data_.S103]=&quot;&quot;;&quot;&quot;;[_data_.S103])">
            <text:p/>
          </table:covered-table-cell>
          <table:covered-table-cell table:formula="of:=IF([_data_.T103]=&quot;&quot;;&quot;&quot;;[_data_.T103])">
            <text:p/>
          </table:covered-table-cell>
          <table:covered-table-cell table:formula="of:=IF([_data_.U103]=&quot;&quot;;&quot;&quot;;[_data_.U103])">
            <text:p/>
          </table:covered-table-cell>
        </table:table-row>
        <table:table-row table:style-name="ro1">
          <table:table-cell table:formula="of:=IF([_data_.A60];[_data_.A60];&quot;&quot;)">
            <text:p/>
          </table:table-cell>
          <table:table-cell table:style-name="ce28" table:formula="of:=IF([_data_.V60]=&quot;&quot;;&quot;&quot;;[_data_.V60])" table:number-columns-spanned="20" table:number-rows-spanned="1">
            <text:p/>
          </table:table-cell>
          <table:covered-table-cell table:style-name="ce2" table:formula="of:=IF([_data_.C104]=&quot;&quot;;&quot;&quot;;[_data_.C104])">
            <text:p/>
          </table:covered-table-cell>
          <table:covered-table-cell table:formula="of:=IF([_data_.D104]=&quot;&quot;;&quot;&quot;;[_data_.D104])">
            <text:p/>
          </table:covered-table-cell>
          <table:covered-table-cell table:formula="of:=IF([_data_.E104]=&quot;&quot;;&quot;&quot;;[_data_.E104])">
            <text:p/>
          </table:covered-table-cell>
          <table:covered-table-cell table:formula="of:=IF([_data_.F104]=&quot;&quot;;&quot;&quot;;[_data_.F104])">
            <text:p/>
          </table:covered-table-cell>
          <table:covered-table-cell table:formula="of:=IF([_data_.G104]=&quot;&quot;;&quot;&quot;;[_data_.G104])">
            <text:p/>
          </table:covered-table-cell>
          <table:covered-table-cell table:formula="of:=IF([_data_.H104]=&quot;&quot;;&quot;&quot;;[_data_.H104])">
            <text:p/>
          </table:covered-table-cell>
          <table:covered-table-cell table:formula="of:=IF([_data_.I104]=&quot;&quot;;&quot;&quot;;[_data_.I104])">
            <text:p/>
          </table:covered-table-cell>
          <table:covered-table-cell table:formula="of:=IF([_data_.J104]=&quot;&quot;;&quot;&quot;;[_data_.J104])">
            <text:p/>
          </table:covered-table-cell>
          <table:covered-table-cell table:formula="of:=IF([_data_.K104]=&quot;&quot;;&quot;&quot;;[_data_.K104])">
            <text:p/>
          </table:covered-table-cell>
          <table:covered-table-cell table:formula="of:=IF([_data_.L104]=&quot;&quot;;&quot;&quot;;[_data_.L104])">
            <text:p/>
          </table:covered-table-cell>
          <table:covered-table-cell table:formula="of:=IF([_data_.M104]=&quot;&quot;;&quot;&quot;;[_data_.M104])">
            <text:p/>
          </table:covered-table-cell>
          <table:covered-table-cell table:formula="of:=IF([_data_.N104]=&quot;&quot;;&quot;&quot;;[_data_.N104])">
            <text:p/>
          </table:covered-table-cell>
          <table:covered-table-cell table:formula="of:=IF([_data_.O104]=&quot;&quot;;&quot;&quot;;[_data_.O104])">
            <text:p/>
          </table:covered-table-cell>
          <table:covered-table-cell table:formula="of:=IF([_data_.P104]=&quot;&quot;;&quot;&quot;;[_data_.P104])">
            <text:p/>
          </table:covered-table-cell>
          <table:covered-table-cell table:formula="of:=IF([_data_.Q104]=&quot;&quot;;&quot;&quot;;[_data_.Q104])">
            <text:p/>
          </table:covered-table-cell>
          <table:covered-table-cell table:formula="of:=IF([_data_.R104]=&quot;&quot;;&quot;&quot;;[_data_.R104])">
            <text:p/>
          </table:covered-table-cell>
          <table:covered-table-cell table:formula="of:=IF([_data_.S104]=&quot;&quot;;&quot;&quot;;[_data_.S104])">
            <text:p/>
          </table:covered-table-cell>
          <table:covered-table-cell table:formula="of:=IF([_data_.T104]=&quot;&quot;;&quot;&quot;;[_data_.T104])">
            <text:p/>
          </table:covered-table-cell>
          <table:covered-table-cell table:formula="of:=IF([_data_.U104]=&quot;&quot;;&quot;&quot;;[_data_.U104])">
            <text:p/>
          </table:covered-table-cell>
        </table:table-row>
        <table:table-row table:style-name="ro1">
          <table:table-cell table:formula="of:=IF([_data_.A61];[_data_.A61];&quot;&quot;)">
            <text:p/>
          </table:table-cell>
          <table:table-cell table:style-name="ce28" table:formula="of:=IF([_data_.V61]=&quot;&quot;;&quot;&quot;;[_data_.V61])" table:number-columns-spanned="20" table:number-rows-spanned="1">
            <text:p/>
          </table:table-cell>
          <table:covered-table-cell table:style-name="ce2" table:formula="of:=IF([_data_.C105]=&quot;&quot;;&quot;&quot;;[_data_.C105])">
            <text:p/>
          </table:covered-table-cell>
          <table:covered-table-cell table:formula="of:=IF([_data_.D105]=&quot;&quot;;&quot;&quot;;[_data_.D105])">
            <text:p/>
          </table:covered-table-cell>
          <table:covered-table-cell table:formula="of:=IF([_data_.E105]=&quot;&quot;;&quot;&quot;;[_data_.E105])">
            <text:p/>
          </table:covered-table-cell>
          <table:covered-table-cell table:formula="of:=IF([_data_.F105]=&quot;&quot;;&quot;&quot;;[_data_.F105])">
            <text:p/>
          </table:covered-table-cell>
          <table:covered-table-cell table:formula="of:=IF([_data_.G105]=&quot;&quot;;&quot;&quot;;[_data_.G105])">
            <text:p/>
          </table:covered-table-cell>
          <table:covered-table-cell table:formula="of:=IF([_data_.H105]=&quot;&quot;;&quot;&quot;;[_data_.H105])">
            <text:p/>
          </table:covered-table-cell>
          <table:covered-table-cell table:formula="of:=IF([_data_.I105]=&quot;&quot;;&quot;&quot;;[_data_.I105])">
            <text:p/>
          </table:covered-table-cell>
          <table:covered-table-cell table:formula="of:=IF([_data_.J105]=&quot;&quot;;&quot;&quot;;[_data_.J105])">
            <text:p/>
          </table:covered-table-cell>
          <table:covered-table-cell table:formula="of:=IF([_data_.K105]=&quot;&quot;;&quot;&quot;;[_data_.K105])">
            <text:p/>
          </table:covered-table-cell>
          <table:covered-table-cell table:formula="of:=IF([_data_.L105]=&quot;&quot;;&quot;&quot;;[_data_.L105])">
            <text:p/>
          </table:covered-table-cell>
          <table:covered-table-cell table:formula="of:=IF([_data_.M105]=&quot;&quot;;&quot;&quot;;[_data_.M105])">
            <text:p/>
          </table:covered-table-cell>
          <table:covered-table-cell table:formula="of:=IF([_data_.N105]=&quot;&quot;;&quot;&quot;;[_data_.N105])">
            <text:p/>
          </table:covered-table-cell>
          <table:covered-table-cell table:formula="of:=IF([_data_.O105]=&quot;&quot;;&quot;&quot;;[_data_.O105])">
            <text:p/>
          </table:covered-table-cell>
          <table:covered-table-cell table:formula="of:=IF([_data_.P105]=&quot;&quot;;&quot;&quot;;[_data_.P105])">
            <text:p/>
          </table:covered-table-cell>
          <table:covered-table-cell table:formula="of:=IF([_data_.Q105]=&quot;&quot;;&quot;&quot;;[_data_.Q105])">
            <text:p/>
          </table:covered-table-cell>
          <table:covered-table-cell table:formula="of:=IF([_data_.R105]=&quot;&quot;;&quot;&quot;;[_data_.R105])">
            <text:p/>
          </table:covered-table-cell>
          <table:covered-table-cell table:formula="of:=IF([_data_.S105]=&quot;&quot;;&quot;&quot;;[_data_.S105])">
            <text:p/>
          </table:covered-table-cell>
          <table:covered-table-cell table:formula="of:=IF([_data_.T105]=&quot;&quot;;&quot;&quot;;[_data_.T105])">
            <text:p/>
          </table:covered-table-cell>
          <table:covered-table-cell table:formula="of:=IF([_data_.U105]=&quot;&quot;;&quot;&quot;;[_data_.U105])">
            <text:p/>
          </table:covered-table-cell>
        </table:table-row>
        <table:table-row table:style-name="ro1">
          <table:table-cell table:formula="of:=IF([_data_.A62];[_data_.A62];&quot;&quot;)">
            <text:p/>
          </table:table-cell>
          <table:table-cell table:style-name="ce28" table:formula="of:=IF([_data_.V62]=&quot;&quot;;&quot;&quot;;[_data_.V62])" table:number-columns-spanned="20" table:number-rows-spanned="1">
            <text:p/>
          </table:table-cell>
          <table:covered-table-cell table:style-name="ce2" table:formula="of:=IF([_data_.C106]=&quot;&quot;;&quot;&quot;;[_data_.C106])">
            <text:p/>
          </table:covered-table-cell>
          <table:covered-table-cell table:formula="of:=IF([_data_.D106]=&quot;&quot;;&quot;&quot;;[_data_.D106])">
            <text:p/>
          </table:covered-table-cell>
          <table:covered-table-cell table:formula="of:=IF([_data_.E106]=&quot;&quot;;&quot;&quot;;[_data_.E106])">
            <text:p/>
          </table:covered-table-cell>
          <table:covered-table-cell table:formula="of:=IF([_data_.F106]=&quot;&quot;;&quot;&quot;;[_data_.F106])">
            <text:p/>
          </table:covered-table-cell>
          <table:covered-table-cell table:formula="of:=IF([_data_.G106]=&quot;&quot;;&quot;&quot;;[_data_.G106])">
            <text:p/>
          </table:covered-table-cell>
          <table:covered-table-cell table:formula="of:=IF([_data_.H106]=&quot;&quot;;&quot;&quot;;[_data_.H106])">
            <text:p/>
          </table:covered-table-cell>
          <table:covered-table-cell table:formula="of:=IF([_data_.I106]=&quot;&quot;;&quot;&quot;;[_data_.I106])">
            <text:p/>
          </table:covered-table-cell>
          <table:covered-table-cell table:formula="of:=IF([_data_.J106]=&quot;&quot;;&quot;&quot;;[_data_.J106])">
            <text:p/>
          </table:covered-table-cell>
          <table:covered-table-cell table:formula="of:=IF([_data_.K106]=&quot;&quot;;&quot;&quot;;[_data_.K106])">
            <text:p/>
          </table:covered-table-cell>
          <table:covered-table-cell table:formula="of:=IF([_data_.L106]=&quot;&quot;;&quot;&quot;;[_data_.L106])">
            <text:p/>
          </table:covered-table-cell>
          <table:covered-table-cell table:formula="of:=IF([_data_.M106]=&quot;&quot;;&quot;&quot;;[_data_.M106])">
            <text:p/>
          </table:covered-table-cell>
          <table:covered-table-cell table:formula="of:=IF([_data_.N106]=&quot;&quot;;&quot;&quot;;[_data_.N106])">
            <text:p/>
          </table:covered-table-cell>
          <table:covered-table-cell table:formula="of:=IF([_data_.O106]=&quot;&quot;;&quot;&quot;;[_data_.O106])">
            <text:p/>
          </table:covered-table-cell>
          <table:covered-table-cell table:formula="of:=IF([_data_.P106]=&quot;&quot;;&quot;&quot;;[_data_.P106])">
            <text:p/>
          </table:covered-table-cell>
          <table:covered-table-cell table:formula="of:=IF([_data_.Q106]=&quot;&quot;;&quot;&quot;;[_data_.Q106])">
            <text:p/>
          </table:covered-table-cell>
          <table:covered-table-cell table:formula="of:=IF([_data_.R106]=&quot;&quot;;&quot;&quot;;[_data_.R106])">
            <text:p/>
          </table:covered-table-cell>
          <table:covered-table-cell table:formula="of:=IF([_data_.S106]=&quot;&quot;;&quot;&quot;;[_data_.S106])">
            <text:p/>
          </table:covered-table-cell>
          <table:covered-table-cell table:formula="of:=IF([_data_.T106]=&quot;&quot;;&quot;&quot;;[_data_.T106])">
            <text:p/>
          </table:covered-table-cell>
          <table:covered-table-cell table:formula="of:=IF([_data_.U106]=&quot;&quot;;&quot;&quot;;[_data_.U106])">
            <text:p/>
          </table:covered-table-cell>
        </table:table-row>
        <table:table-row table:style-name="ro1">
          <table:table-cell table:formula="of:=IF([_data_.A63];[_data_.A63];&quot;&quot;)">
            <text:p/>
          </table:table-cell>
          <table:table-cell table:style-name="ce28" table:formula="of:=IF([_data_.V63]=&quot;&quot;;&quot;&quot;;[_data_.V63])" table:number-columns-spanned="20" table:number-rows-spanned="1">
            <text:p/>
          </table:table-cell>
          <table:covered-table-cell table:style-name="ce2" table:formula="of:=IF([_data_.C107]=&quot;&quot;;&quot;&quot;;[_data_.C107])">
            <text:p/>
          </table:covered-table-cell>
          <table:covered-table-cell table:formula="of:=IF([_data_.D107]=&quot;&quot;;&quot;&quot;;[_data_.D107])">
            <text:p/>
          </table:covered-table-cell>
          <table:covered-table-cell table:formula="of:=IF([_data_.E107]=&quot;&quot;;&quot;&quot;;[_data_.E107])">
            <text:p/>
          </table:covered-table-cell>
          <table:covered-table-cell table:formula="of:=IF([_data_.F107]=&quot;&quot;;&quot;&quot;;[_data_.F107])">
            <text:p/>
          </table:covered-table-cell>
          <table:covered-table-cell table:formula="of:=IF([_data_.G107]=&quot;&quot;;&quot;&quot;;[_data_.G107])">
            <text:p/>
          </table:covered-table-cell>
          <table:covered-table-cell table:formula="of:=IF([_data_.H107]=&quot;&quot;;&quot;&quot;;[_data_.H107])">
            <text:p/>
          </table:covered-table-cell>
          <table:covered-table-cell table:formula="of:=IF([_data_.I107]=&quot;&quot;;&quot;&quot;;[_data_.I107])">
            <text:p/>
          </table:covered-table-cell>
          <table:covered-table-cell table:formula="of:=IF([_data_.J107]=&quot;&quot;;&quot;&quot;;[_data_.J107])">
            <text:p/>
          </table:covered-table-cell>
          <table:covered-table-cell table:formula="of:=IF([_data_.K107]=&quot;&quot;;&quot;&quot;;[_data_.K107])">
            <text:p/>
          </table:covered-table-cell>
          <table:covered-table-cell table:formula="of:=IF([_data_.L107]=&quot;&quot;;&quot;&quot;;[_data_.L107])">
            <text:p/>
          </table:covered-table-cell>
          <table:covered-table-cell table:formula="of:=IF([_data_.M107]=&quot;&quot;;&quot;&quot;;[_data_.M107])">
            <text:p/>
          </table:covered-table-cell>
          <table:covered-table-cell table:formula="of:=IF([_data_.N107]=&quot;&quot;;&quot;&quot;;[_data_.N107])">
            <text:p/>
          </table:covered-table-cell>
          <table:covered-table-cell table:formula="of:=IF([_data_.O107]=&quot;&quot;;&quot;&quot;;[_data_.O107])">
            <text:p/>
          </table:covered-table-cell>
          <table:covered-table-cell table:formula="of:=IF([_data_.P107]=&quot;&quot;;&quot;&quot;;[_data_.P107])">
            <text:p/>
          </table:covered-table-cell>
          <table:covered-table-cell table:formula="of:=IF([_data_.Q107]=&quot;&quot;;&quot;&quot;;[_data_.Q107])">
            <text:p/>
          </table:covered-table-cell>
          <table:covered-table-cell table:formula="of:=IF([_data_.R107]=&quot;&quot;;&quot;&quot;;[_data_.R107])">
            <text:p/>
          </table:covered-table-cell>
          <table:covered-table-cell table:formula="of:=IF([_data_.S107]=&quot;&quot;;&quot;&quot;;[_data_.S107])">
            <text:p/>
          </table:covered-table-cell>
          <table:covered-table-cell table:formula="of:=IF([_data_.T107]=&quot;&quot;;&quot;&quot;;[_data_.T107])">
            <text:p/>
          </table:covered-table-cell>
          <table:covered-table-cell table:formula="of:=IF([_data_.U107]=&quot;&quot;;&quot;&quot;;[_data_.U107])">
            <text:p/>
          </table:covered-table-cell>
        </table:table-row>
        <table:table-row table:style-name="ro1">
          <table:table-cell table:formula="of:=IF([_data_.A64];[_data_.A64];&quot;&quot;)">
            <text:p/>
          </table:table-cell>
          <table:table-cell table:style-name="ce28" table:formula="of:=IF([_data_.V64]=&quot;&quot;;&quot;&quot;;[_data_.V64])" table:number-columns-spanned="20" table:number-rows-spanned="1">
            <text:p/>
          </table:table-cell>
          <table:covered-table-cell table:style-name="ce2" table:formula="of:=IF([_data_.C108]=&quot;&quot;;&quot;&quot;;[_data_.C108])">
            <text:p/>
          </table:covered-table-cell>
          <table:covered-table-cell table:formula="of:=IF([_data_.D108]=&quot;&quot;;&quot;&quot;;[_data_.D108])">
            <text:p/>
          </table:covered-table-cell>
          <table:covered-table-cell table:formula="of:=IF([_data_.E108]=&quot;&quot;;&quot;&quot;;[_data_.E108])">
            <text:p/>
          </table:covered-table-cell>
          <table:covered-table-cell table:formula="of:=IF([_data_.F108]=&quot;&quot;;&quot;&quot;;[_data_.F108])">
            <text:p/>
          </table:covered-table-cell>
          <table:covered-table-cell table:formula="of:=IF([_data_.G108]=&quot;&quot;;&quot;&quot;;[_data_.G108])">
            <text:p/>
          </table:covered-table-cell>
          <table:covered-table-cell table:formula="of:=IF([_data_.H108]=&quot;&quot;;&quot;&quot;;[_data_.H108])">
            <text:p/>
          </table:covered-table-cell>
          <table:covered-table-cell table:formula="of:=IF([_data_.I108]=&quot;&quot;;&quot;&quot;;[_data_.I108])">
            <text:p/>
          </table:covered-table-cell>
          <table:covered-table-cell table:formula="of:=IF([_data_.J108]=&quot;&quot;;&quot;&quot;;[_data_.J108])">
            <text:p/>
          </table:covered-table-cell>
          <table:covered-table-cell table:formula="of:=IF([_data_.K108]=&quot;&quot;;&quot;&quot;;[_data_.K108])">
            <text:p/>
          </table:covered-table-cell>
          <table:covered-table-cell table:formula="of:=IF([_data_.L108]=&quot;&quot;;&quot;&quot;;[_data_.L108])">
            <text:p/>
          </table:covered-table-cell>
          <table:covered-table-cell table:formula="of:=IF([_data_.M108]=&quot;&quot;;&quot;&quot;;[_data_.M108])">
            <text:p/>
          </table:covered-table-cell>
          <table:covered-table-cell table:formula="of:=IF([_data_.N108]=&quot;&quot;;&quot;&quot;;[_data_.N108])">
            <text:p/>
          </table:covered-table-cell>
          <table:covered-table-cell table:formula="of:=IF([_data_.O108]=&quot;&quot;;&quot;&quot;;[_data_.O108])">
            <text:p/>
          </table:covered-table-cell>
          <table:covered-table-cell table:formula="of:=IF([_data_.P108]=&quot;&quot;;&quot;&quot;;[_data_.P108])">
            <text:p/>
          </table:covered-table-cell>
          <table:covered-table-cell table:formula="of:=IF([_data_.Q108]=&quot;&quot;;&quot;&quot;;[_data_.Q108])">
            <text:p/>
          </table:covered-table-cell>
          <table:covered-table-cell table:formula="of:=IF([_data_.R108]=&quot;&quot;;&quot;&quot;;[_data_.R108])">
            <text:p/>
          </table:covered-table-cell>
          <table:covered-table-cell table:formula="of:=IF([_data_.S108]=&quot;&quot;;&quot;&quot;;[_data_.S108])">
            <text:p/>
          </table:covered-table-cell>
          <table:covered-table-cell table:formula="of:=IF([_data_.T108]=&quot;&quot;;&quot;&quot;;[_data_.T108])">
            <text:p/>
          </table:covered-table-cell>
          <table:covered-table-cell table:formula="of:=IF([_data_.U108]=&quot;&quot;;&quot;&quot;;[_data_.U108])">
            <text:p/>
          </table:covered-table-cell>
        </table:table-row>
        <table:table-row table:style-name="ro1">
          <table:table-cell table:formula="of:=IF([_data_.A65];[_data_.A65];&quot;&quot;)">
            <text:p/>
          </table:table-cell>
          <table:table-cell table:style-name="ce28" table:formula="of:=IF([_data_.V65]=&quot;&quot;;&quot;&quot;;[_data_.V65])" table:number-columns-spanned="20" table:number-rows-spanned="1">
            <text:p/>
          </table:table-cell>
          <table:covered-table-cell table:style-name="ce2" table:formula="of:=IF([_data_.C109]=&quot;&quot;;&quot;&quot;;[_data_.C109])">
            <text:p/>
          </table:covered-table-cell>
          <table:covered-table-cell table:formula="of:=IF([_data_.D109]=&quot;&quot;;&quot;&quot;;[_data_.D109])">
            <text:p/>
          </table:covered-table-cell>
          <table:covered-table-cell table:formula="of:=IF([_data_.E109]=&quot;&quot;;&quot;&quot;;[_data_.E109])">
            <text:p/>
          </table:covered-table-cell>
          <table:covered-table-cell table:formula="of:=IF([_data_.F109]=&quot;&quot;;&quot;&quot;;[_data_.F109])">
            <text:p/>
          </table:covered-table-cell>
          <table:covered-table-cell table:formula="of:=IF([_data_.G109]=&quot;&quot;;&quot;&quot;;[_data_.G109])">
            <text:p/>
          </table:covered-table-cell>
          <table:covered-table-cell table:formula="of:=IF([_data_.H109]=&quot;&quot;;&quot;&quot;;[_data_.H109])">
            <text:p/>
          </table:covered-table-cell>
          <table:covered-table-cell table:formula="of:=IF([_data_.I109]=&quot;&quot;;&quot;&quot;;[_data_.I109])">
            <text:p/>
          </table:covered-table-cell>
          <table:covered-table-cell table:formula="of:=IF([_data_.J109]=&quot;&quot;;&quot;&quot;;[_data_.J109])">
            <text:p/>
          </table:covered-table-cell>
          <table:covered-table-cell table:formula="of:=IF([_data_.K109]=&quot;&quot;;&quot;&quot;;[_data_.K109])">
            <text:p/>
          </table:covered-table-cell>
          <table:covered-table-cell table:formula="of:=IF([_data_.L109]=&quot;&quot;;&quot;&quot;;[_data_.L109])">
            <text:p/>
          </table:covered-table-cell>
          <table:covered-table-cell table:formula="of:=IF([_data_.M109]=&quot;&quot;;&quot;&quot;;[_data_.M109])">
            <text:p/>
          </table:covered-table-cell>
          <table:covered-table-cell table:formula="of:=IF([_data_.N109]=&quot;&quot;;&quot;&quot;;[_data_.N109])">
            <text:p/>
          </table:covered-table-cell>
          <table:covered-table-cell table:formula="of:=IF([_data_.O109]=&quot;&quot;;&quot;&quot;;[_data_.O109])">
            <text:p/>
          </table:covered-table-cell>
          <table:covered-table-cell table:formula="of:=IF([_data_.P109]=&quot;&quot;;&quot;&quot;;[_data_.P109])">
            <text:p/>
          </table:covered-table-cell>
          <table:covered-table-cell table:formula="of:=IF([_data_.Q109]=&quot;&quot;;&quot;&quot;;[_data_.Q109])">
            <text:p/>
          </table:covered-table-cell>
          <table:covered-table-cell table:formula="of:=IF([_data_.R109]=&quot;&quot;;&quot;&quot;;[_data_.R109])">
            <text:p/>
          </table:covered-table-cell>
          <table:covered-table-cell table:formula="of:=IF([_data_.S109]=&quot;&quot;;&quot;&quot;;[_data_.S109])">
            <text:p/>
          </table:covered-table-cell>
          <table:covered-table-cell table:formula="of:=IF([_data_.T109]=&quot;&quot;;&quot;&quot;;[_data_.T109])">
            <text:p/>
          </table:covered-table-cell>
          <table:covered-table-cell table:formula="of:=IF([_data_.U109]=&quot;&quot;;&quot;&quot;;[_data_.U109])">
            <text:p/>
          </table:covered-table-cell>
        </table:table-row>
        <table:table-row table:style-name="ro1">
          <table:table-cell table:formula="of:=IF([_data_.A66];[_data_.A66];&quot;&quot;)">
            <text:p/>
          </table:table-cell>
          <table:table-cell table:style-name="ce28" table:formula="of:=IF([_data_.V66]=&quot;&quot;;&quot;&quot;;[_data_.V66])" table:number-columns-spanned="20" table:number-rows-spanned="1">
            <text:p/>
          </table:table-cell>
          <table:covered-table-cell table:style-name="ce2" table:formula="of:=IF([_data_.C110]=&quot;&quot;;&quot;&quot;;[_data_.C110])">
            <text:p/>
          </table:covered-table-cell>
          <table:covered-table-cell table:formula="of:=IF([_data_.D110]=&quot;&quot;;&quot;&quot;;[_data_.D110])">
            <text:p/>
          </table:covered-table-cell>
          <table:covered-table-cell table:formula="of:=IF([_data_.E110]=&quot;&quot;;&quot;&quot;;[_data_.E110])">
            <text:p/>
          </table:covered-table-cell>
          <table:covered-table-cell table:formula="of:=IF([_data_.F110]=&quot;&quot;;&quot;&quot;;[_data_.F110])">
            <text:p/>
          </table:covered-table-cell>
          <table:covered-table-cell table:formula="of:=IF([_data_.G110]=&quot;&quot;;&quot;&quot;;[_data_.G110])">
            <text:p/>
          </table:covered-table-cell>
          <table:covered-table-cell table:formula="of:=IF([_data_.H110]=&quot;&quot;;&quot;&quot;;[_data_.H110])">
            <text:p/>
          </table:covered-table-cell>
          <table:covered-table-cell table:formula="of:=IF([_data_.I110]=&quot;&quot;;&quot;&quot;;[_data_.I110])">
            <text:p/>
          </table:covered-table-cell>
          <table:covered-table-cell table:formula="of:=IF([_data_.J110]=&quot;&quot;;&quot;&quot;;[_data_.J110])">
            <text:p/>
          </table:covered-table-cell>
          <table:covered-table-cell table:formula="of:=IF([_data_.K110]=&quot;&quot;;&quot;&quot;;[_data_.K110])">
            <text:p/>
          </table:covered-table-cell>
          <table:covered-table-cell table:formula="of:=IF([_data_.L110]=&quot;&quot;;&quot;&quot;;[_data_.L110])">
            <text:p/>
          </table:covered-table-cell>
          <table:covered-table-cell table:formula="of:=IF([_data_.M110]=&quot;&quot;;&quot;&quot;;[_data_.M110])">
            <text:p/>
          </table:covered-table-cell>
          <table:covered-table-cell table:formula="of:=IF([_data_.N110]=&quot;&quot;;&quot;&quot;;[_data_.N110])">
            <text:p/>
          </table:covered-table-cell>
          <table:covered-table-cell table:formula="of:=IF([_data_.O110]=&quot;&quot;;&quot;&quot;;[_data_.O110])">
            <text:p/>
          </table:covered-table-cell>
          <table:covered-table-cell table:formula="of:=IF([_data_.P110]=&quot;&quot;;&quot;&quot;;[_data_.P110])">
            <text:p/>
          </table:covered-table-cell>
          <table:covered-table-cell table:formula="of:=IF([_data_.Q110]=&quot;&quot;;&quot;&quot;;[_data_.Q110])">
            <text:p/>
          </table:covered-table-cell>
          <table:covered-table-cell table:formula="of:=IF([_data_.R110]=&quot;&quot;;&quot;&quot;;[_data_.R110])">
            <text:p/>
          </table:covered-table-cell>
          <table:covered-table-cell table:formula="of:=IF([_data_.S110]=&quot;&quot;;&quot;&quot;;[_data_.S110])">
            <text:p/>
          </table:covered-table-cell>
          <table:covered-table-cell table:formula="of:=IF([_data_.T110]=&quot;&quot;;&quot;&quot;;[_data_.T110])">
            <text:p/>
          </table:covered-table-cell>
          <table:covered-table-cell table:formula="of:=IF([_data_.U110]=&quot;&quot;;&quot;&quot;;[_data_.U110])">
            <text:p/>
          </table:covered-table-cell>
        </table:table-row>
        <table:table-row table:style-name="ro1">
          <table:table-cell table:formula="of:=IF([_data_.A67];[_data_.A67];&quot;&quot;)">
            <text:p/>
          </table:table-cell>
          <table:table-cell table:style-name="ce28" table:formula="of:=IF([_data_.V67]=&quot;&quot;;&quot;&quot;;[_data_.V67])" table:number-columns-spanned="20" table:number-rows-spanned="1">
            <text:p/>
          </table:table-cell>
          <table:covered-table-cell table:style-name="ce2" table:formula="of:=IF([_data_.C111]=&quot;&quot;;&quot;&quot;;[_data_.C111])">
            <text:p/>
          </table:covered-table-cell>
          <table:covered-table-cell table:formula="of:=IF([_data_.D111]=&quot;&quot;;&quot;&quot;;[_data_.D111])">
            <text:p/>
          </table:covered-table-cell>
          <table:covered-table-cell table:formula="of:=IF([_data_.E111]=&quot;&quot;;&quot;&quot;;[_data_.E111])">
            <text:p/>
          </table:covered-table-cell>
          <table:covered-table-cell table:formula="of:=IF([_data_.F111]=&quot;&quot;;&quot;&quot;;[_data_.F111])">
            <text:p/>
          </table:covered-table-cell>
          <table:covered-table-cell table:formula="of:=IF([_data_.G111]=&quot;&quot;;&quot;&quot;;[_data_.G111])">
            <text:p/>
          </table:covered-table-cell>
          <table:covered-table-cell table:formula="of:=IF([_data_.H111]=&quot;&quot;;&quot;&quot;;[_data_.H111])">
            <text:p/>
          </table:covered-table-cell>
          <table:covered-table-cell table:formula="of:=IF([_data_.I111]=&quot;&quot;;&quot;&quot;;[_data_.I111])">
            <text:p/>
          </table:covered-table-cell>
          <table:covered-table-cell table:formula="of:=IF([_data_.J111]=&quot;&quot;;&quot;&quot;;[_data_.J111])">
            <text:p/>
          </table:covered-table-cell>
          <table:covered-table-cell table:formula="of:=IF([_data_.K111]=&quot;&quot;;&quot;&quot;;[_data_.K111])">
            <text:p/>
          </table:covered-table-cell>
          <table:covered-table-cell table:formula="of:=IF([_data_.L111]=&quot;&quot;;&quot;&quot;;[_data_.L111])">
            <text:p/>
          </table:covered-table-cell>
          <table:covered-table-cell table:formula="of:=IF([_data_.M111]=&quot;&quot;;&quot;&quot;;[_data_.M111])">
            <text:p/>
          </table:covered-table-cell>
          <table:covered-table-cell table:formula="of:=IF([_data_.N111]=&quot;&quot;;&quot;&quot;;[_data_.N111])">
            <text:p/>
          </table:covered-table-cell>
          <table:covered-table-cell table:formula="of:=IF([_data_.O111]=&quot;&quot;;&quot;&quot;;[_data_.O111])">
            <text:p/>
          </table:covered-table-cell>
          <table:covered-table-cell table:formula="of:=IF([_data_.P111]=&quot;&quot;;&quot;&quot;;[_data_.P111])">
            <text:p/>
          </table:covered-table-cell>
          <table:covered-table-cell table:formula="of:=IF([_data_.Q111]=&quot;&quot;;&quot;&quot;;[_data_.Q111])">
            <text:p/>
          </table:covered-table-cell>
          <table:covered-table-cell table:formula="of:=IF([_data_.R111]=&quot;&quot;;&quot;&quot;;[_data_.R111])">
            <text:p/>
          </table:covered-table-cell>
          <table:covered-table-cell table:formula="of:=IF([_data_.S111]=&quot;&quot;;&quot;&quot;;[_data_.S111])">
            <text:p/>
          </table:covered-table-cell>
          <table:covered-table-cell table:formula="of:=IF([_data_.T111]=&quot;&quot;;&quot;&quot;;[_data_.T111])">
            <text:p/>
          </table:covered-table-cell>
          <table:covered-table-cell table:formula="of:=IF([_data_.U111]=&quot;&quot;;&quot;&quot;;[_data_.U111])">
            <text:p/>
          </table:covered-table-cell>
        </table:table-row>
        <table:table-row table:style-name="ro1">
          <table:table-cell table:formula="of:=IF([_data_.A68];[_data_.A68];&quot;&quot;)">
            <text:p/>
          </table:table-cell>
          <table:table-cell table:style-name="ce28" table:formula="of:=IF([_data_.V68]=&quot;&quot;;&quot;&quot;;[_data_.V68])" table:number-columns-spanned="20" table:number-rows-spanned="1">
            <text:p/>
          </table:table-cell>
          <table:covered-table-cell table:style-name="ce2" table:formula="of:=IF([_data_.C112]=&quot;&quot;;&quot;&quot;;[_data_.C112])">
            <text:p/>
          </table:covered-table-cell>
          <table:covered-table-cell table:formula="of:=IF([_data_.D112]=&quot;&quot;;&quot;&quot;;[_data_.D112])">
            <text:p/>
          </table:covered-table-cell>
          <table:covered-table-cell table:formula="of:=IF([_data_.E112]=&quot;&quot;;&quot;&quot;;[_data_.E112])">
            <text:p/>
          </table:covered-table-cell>
          <table:covered-table-cell table:formula="of:=IF([_data_.F112]=&quot;&quot;;&quot;&quot;;[_data_.F112])">
            <text:p/>
          </table:covered-table-cell>
          <table:covered-table-cell table:formula="of:=IF([_data_.G112]=&quot;&quot;;&quot;&quot;;[_data_.G112])">
            <text:p/>
          </table:covered-table-cell>
          <table:covered-table-cell table:formula="of:=IF([_data_.H112]=&quot;&quot;;&quot;&quot;;[_data_.H112])">
            <text:p/>
          </table:covered-table-cell>
          <table:covered-table-cell table:formula="of:=IF([_data_.I112]=&quot;&quot;;&quot;&quot;;[_data_.I112])">
            <text:p/>
          </table:covered-table-cell>
          <table:covered-table-cell table:formula="of:=IF([_data_.J112]=&quot;&quot;;&quot;&quot;;[_data_.J112])">
            <text:p/>
          </table:covered-table-cell>
          <table:covered-table-cell table:formula="of:=IF([_data_.K112]=&quot;&quot;;&quot;&quot;;[_data_.K112])">
            <text:p/>
          </table:covered-table-cell>
          <table:covered-table-cell table:formula="of:=IF([_data_.L112]=&quot;&quot;;&quot;&quot;;[_data_.L112])">
            <text:p/>
          </table:covered-table-cell>
          <table:covered-table-cell table:formula="of:=IF([_data_.M112]=&quot;&quot;;&quot;&quot;;[_data_.M112])">
            <text:p/>
          </table:covered-table-cell>
          <table:covered-table-cell table:formula="of:=IF([_data_.N112]=&quot;&quot;;&quot;&quot;;[_data_.N112])">
            <text:p/>
          </table:covered-table-cell>
          <table:covered-table-cell table:formula="of:=IF([_data_.O112]=&quot;&quot;;&quot;&quot;;[_data_.O112])">
            <text:p/>
          </table:covered-table-cell>
          <table:covered-table-cell table:formula="of:=IF([_data_.P112]=&quot;&quot;;&quot;&quot;;[_data_.P112])">
            <text:p/>
          </table:covered-table-cell>
          <table:covered-table-cell table:formula="of:=IF([_data_.Q112]=&quot;&quot;;&quot;&quot;;[_data_.Q112])">
            <text:p/>
          </table:covered-table-cell>
          <table:covered-table-cell table:formula="of:=IF([_data_.R112]=&quot;&quot;;&quot;&quot;;[_data_.R112])">
            <text:p/>
          </table:covered-table-cell>
          <table:covered-table-cell table:formula="of:=IF([_data_.S112]=&quot;&quot;;&quot;&quot;;[_data_.S112])">
            <text:p/>
          </table:covered-table-cell>
          <table:covered-table-cell table:formula="of:=IF([_data_.T112]=&quot;&quot;;&quot;&quot;;[_data_.T112])">
            <text:p/>
          </table:covered-table-cell>
          <table:covered-table-cell table:formula="of:=IF([_data_.U112]=&quot;&quot;;&quot;&quot;;[_data_.U112])">
            <text:p/>
          </table:covered-table-cell>
        </table:table-row>
        <table:table-row table:style-name="ro1">
          <table:table-cell table:formula="of:=IF([_data_.A69];[_data_.A69];&quot;&quot;)">
            <text:p/>
          </table:table-cell>
          <table:table-cell table:style-name="ce28" table:formula="of:=IF([_data_.V69]=&quot;&quot;;&quot;&quot;;[_data_.V69])" table:number-columns-spanned="20" table:number-rows-spanned="1">
            <text:p/>
          </table:table-cell>
          <table:covered-table-cell table:style-name="ce2" table:formula="of:=IF([_data_.C113]=&quot;&quot;;&quot;&quot;;[_data_.C113])">
            <text:p/>
          </table:covered-table-cell>
          <table:covered-table-cell table:formula="of:=IF([_data_.D113]=&quot;&quot;;&quot;&quot;;[_data_.D113])">
            <text:p/>
          </table:covered-table-cell>
          <table:covered-table-cell table:formula="of:=IF([_data_.E113]=&quot;&quot;;&quot;&quot;;[_data_.E113])">
            <text:p/>
          </table:covered-table-cell>
          <table:covered-table-cell table:formula="of:=IF([_data_.F113]=&quot;&quot;;&quot;&quot;;[_data_.F113])">
            <text:p/>
          </table:covered-table-cell>
          <table:covered-table-cell table:formula="of:=IF([_data_.G113]=&quot;&quot;;&quot;&quot;;[_data_.G113])">
            <text:p/>
          </table:covered-table-cell>
          <table:covered-table-cell table:formula="of:=IF([_data_.H113]=&quot;&quot;;&quot;&quot;;[_data_.H113])">
            <text:p/>
          </table:covered-table-cell>
          <table:covered-table-cell table:formula="of:=IF([_data_.I113]=&quot;&quot;;&quot;&quot;;[_data_.I113])">
            <text:p/>
          </table:covered-table-cell>
          <table:covered-table-cell table:formula="of:=IF([_data_.J113]=&quot;&quot;;&quot;&quot;;[_data_.J113])">
            <text:p/>
          </table:covered-table-cell>
          <table:covered-table-cell table:formula="of:=IF([_data_.K113]=&quot;&quot;;&quot;&quot;;[_data_.K113])">
            <text:p/>
          </table:covered-table-cell>
          <table:covered-table-cell table:formula="of:=IF([_data_.L113]=&quot;&quot;;&quot;&quot;;[_data_.L113])">
            <text:p/>
          </table:covered-table-cell>
          <table:covered-table-cell table:formula="of:=IF([_data_.M113]=&quot;&quot;;&quot;&quot;;[_data_.M113])">
            <text:p/>
          </table:covered-table-cell>
          <table:covered-table-cell table:formula="of:=IF([_data_.N113]=&quot;&quot;;&quot;&quot;;[_data_.N113])">
            <text:p/>
          </table:covered-table-cell>
          <table:covered-table-cell table:formula="of:=IF([_data_.O113]=&quot;&quot;;&quot;&quot;;[_data_.O113])">
            <text:p/>
          </table:covered-table-cell>
          <table:covered-table-cell table:formula="of:=IF([_data_.P113]=&quot;&quot;;&quot;&quot;;[_data_.P113])">
            <text:p/>
          </table:covered-table-cell>
          <table:covered-table-cell table:formula="of:=IF([_data_.Q113]=&quot;&quot;;&quot;&quot;;[_data_.Q113])">
            <text:p/>
          </table:covered-table-cell>
          <table:covered-table-cell table:formula="of:=IF([_data_.R113]=&quot;&quot;;&quot;&quot;;[_data_.R113])">
            <text:p/>
          </table:covered-table-cell>
          <table:covered-table-cell table:formula="of:=IF([_data_.S113]=&quot;&quot;;&quot;&quot;;[_data_.S113])">
            <text:p/>
          </table:covered-table-cell>
          <table:covered-table-cell table:formula="of:=IF([_data_.T113]=&quot;&quot;;&quot;&quot;;[_data_.T113])">
            <text:p/>
          </table:covered-table-cell>
          <table:covered-table-cell table:formula="of:=IF([_data_.U113]=&quot;&quot;;&quot;&quot;;[_data_.U113])">
            <text:p/>
          </table:covered-table-cell>
        </table:table-row>
        <table:table-row table:style-name="ro1">
          <table:table-cell table:formula="of:=IF([_data_.A70];[_data_.A70];&quot;&quot;)">
            <text:p/>
          </table:table-cell>
          <table:table-cell table:style-name="ce28" table:formula="of:=IF([_data_.V70]=&quot;&quot;;&quot;&quot;;[_data_.V70])" table:number-columns-spanned="20" table:number-rows-spanned="1">
            <text:p/>
          </table:table-cell>
          <table:covered-table-cell table:style-name="ce2" table:formula="of:=IF([_data_.C114]=&quot;&quot;;&quot;&quot;;[_data_.C114])">
            <text:p/>
          </table:covered-table-cell>
          <table:covered-table-cell table:formula="of:=IF([_data_.D114]=&quot;&quot;;&quot;&quot;;[_data_.D114])">
            <text:p/>
          </table:covered-table-cell>
          <table:covered-table-cell table:formula="of:=IF([_data_.E114]=&quot;&quot;;&quot;&quot;;[_data_.E114])">
            <text:p/>
          </table:covered-table-cell>
          <table:covered-table-cell table:formula="of:=IF([_data_.F114]=&quot;&quot;;&quot;&quot;;[_data_.F114])">
            <text:p/>
          </table:covered-table-cell>
          <table:covered-table-cell table:formula="of:=IF([_data_.G114]=&quot;&quot;;&quot;&quot;;[_data_.G114])">
            <text:p/>
          </table:covered-table-cell>
          <table:covered-table-cell table:formula="of:=IF([_data_.H114]=&quot;&quot;;&quot;&quot;;[_data_.H114])">
            <text:p/>
          </table:covered-table-cell>
          <table:covered-table-cell table:formula="of:=IF([_data_.I114]=&quot;&quot;;&quot;&quot;;[_data_.I114])">
            <text:p/>
          </table:covered-table-cell>
          <table:covered-table-cell table:formula="of:=IF([_data_.J114]=&quot;&quot;;&quot;&quot;;[_data_.J114])">
            <text:p/>
          </table:covered-table-cell>
          <table:covered-table-cell table:formula="of:=IF([_data_.K114]=&quot;&quot;;&quot;&quot;;[_data_.K114])">
            <text:p/>
          </table:covered-table-cell>
          <table:covered-table-cell table:formula="of:=IF([_data_.L114]=&quot;&quot;;&quot;&quot;;[_data_.L114])">
            <text:p/>
          </table:covered-table-cell>
          <table:covered-table-cell table:formula="of:=IF([_data_.M114]=&quot;&quot;;&quot;&quot;;[_data_.M114])">
            <text:p/>
          </table:covered-table-cell>
          <table:covered-table-cell table:formula="of:=IF([_data_.N114]=&quot;&quot;;&quot;&quot;;[_data_.N114])">
            <text:p/>
          </table:covered-table-cell>
          <table:covered-table-cell table:formula="of:=IF([_data_.O114]=&quot;&quot;;&quot;&quot;;[_data_.O114])">
            <text:p/>
          </table:covered-table-cell>
          <table:covered-table-cell table:formula="of:=IF([_data_.P114]=&quot;&quot;;&quot;&quot;;[_data_.P114])">
            <text:p/>
          </table:covered-table-cell>
          <table:covered-table-cell table:formula="of:=IF([_data_.Q114]=&quot;&quot;;&quot;&quot;;[_data_.Q114])">
            <text:p/>
          </table:covered-table-cell>
          <table:covered-table-cell table:formula="of:=IF([_data_.R114]=&quot;&quot;;&quot;&quot;;[_data_.R114])">
            <text:p/>
          </table:covered-table-cell>
          <table:covered-table-cell table:formula="of:=IF([_data_.S114]=&quot;&quot;;&quot;&quot;;[_data_.S114])">
            <text:p/>
          </table:covered-table-cell>
          <table:covered-table-cell table:formula="of:=IF([_data_.T114]=&quot;&quot;;&quot;&quot;;[_data_.T114])">
            <text:p/>
          </table:covered-table-cell>
          <table:covered-table-cell table:formula="of:=IF([_data_.U114]=&quot;&quot;;&quot;&quot;;[_data_.U114])">
            <text:p/>
          </table:covered-table-cell>
        </table:table-row>
        <table:table-row table:style-name="ro1">
          <table:table-cell table:formula="of:=IF([_data_.A71];[_data_.A71];&quot;&quot;)">
            <text:p/>
          </table:table-cell>
          <table:table-cell table:style-name="ce28" table:formula="of:=IF([_data_.V71]=&quot;&quot;;&quot;&quot;;[_data_.V71])" table:number-columns-spanned="20" table:number-rows-spanned="1">
            <text:p/>
          </table:table-cell>
          <table:covered-table-cell table:style-name="ce2" table:formula="of:=IF([_data_.C115]=&quot;&quot;;&quot;&quot;;[_data_.C115])">
            <text:p/>
          </table:covered-table-cell>
          <table:covered-table-cell table:formula="of:=IF([_data_.D115]=&quot;&quot;;&quot;&quot;;[_data_.D115])">
            <text:p/>
          </table:covered-table-cell>
          <table:covered-table-cell table:formula="of:=IF([_data_.E115]=&quot;&quot;;&quot;&quot;;[_data_.E115])">
            <text:p/>
          </table:covered-table-cell>
          <table:covered-table-cell table:formula="of:=IF([_data_.F115]=&quot;&quot;;&quot;&quot;;[_data_.F115])">
            <text:p/>
          </table:covered-table-cell>
          <table:covered-table-cell table:formula="of:=IF([_data_.G115]=&quot;&quot;;&quot;&quot;;[_data_.G115])">
            <text:p/>
          </table:covered-table-cell>
          <table:covered-table-cell table:formula="of:=IF([_data_.H115]=&quot;&quot;;&quot;&quot;;[_data_.H115])">
            <text:p/>
          </table:covered-table-cell>
          <table:covered-table-cell table:formula="of:=IF([_data_.I115]=&quot;&quot;;&quot;&quot;;[_data_.I115])">
            <text:p/>
          </table:covered-table-cell>
          <table:covered-table-cell table:formula="of:=IF([_data_.J115]=&quot;&quot;;&quot;&quot;;[_data_.J115])">
            <text:p/>
          </table:covered-table-cell>
          <table:covered-table-cell table:formula="of:=IF([_data_.K115]=&quot;&quot;;&quot;&quot;;[_data_.K115])">
            <text:p/>
          </table:covered-table-cell>
          <table:covered-table-cell table:formula="of:=IF([_data_.L115]=&quot;&quot;;&quot;&quot;;[_data_.L115])">
            <text:p/>
          </table:covered-table-cell>
          <table:covered-table-cell table:formula="of:=IF([_data_.M115]=&quot;&quot;;&quot;&quot;;[_data_.M115])">
            <text:p/>
          </table:covered-table-cell>
          <table:covered-table-cell table:formula="of:=IF([_data_.N115]=&quot;&quot;;&quot;&quot;;[_data_.N115])">
            <text:p/>
          </table:covered-table-cell>
          <table:covered-table-cell table:formula="of:=IF([_data_.O115]=&quot;&quot;;&quot;&quot;;[_data_.O115])">
            <text:p/>
          </table:covered-table-cell>
          <table:covered-table-cell table:formula="of:=IF([_data_.P115]=&quot;&quot;;&quot;&quot;;[_data_.P115])">
            <text:p/>
          </table:covered-table-cell>
          <table:covered-table-cell table:formula="of:=IF([_data_.Q115]=&quot;&quot;;&quot;&quot;;[_data_.Q115])">
            <text:p/>
          </table:covered-table-cell>
          <table:covered-table-cell table:formula="of:=IF([_data_.R115]=&quot;&quot;;&quot;&quot;;[_data_.R115])">
            <text:p/>
          </table:covered-table-cell>
          <table:covered-table-cell table:formula="of:=IF([_data_.S115]=&quot;&quot;;&quot;&quot;;[_data_.S115])">
            <text:p/>
          </table:covered-table-cell>
          <table:covered-table-cell table:formula="of:=IF([_data_.T115]=&quot;&quot;;&quot;&quot;;[_data_.T115])">
            <text:p/>
          </table:covered-table-cell>
          <table:covered-table-cell table:formula="of:=IF([_data_.U115]=&quot;&quot;;&quot;&quot;;[_data_.U115])">
            <text:p/>
          </table:covered-table-cell>
        </table:table-row>
        <table:table-row table:style-name="ro1">
          <table:table-cell table:formula="of:=IF([_data_.A72];[_data_.A72];&quot;&quot;)">
            <text:p/>
          </table:table-cell>
          <table:table-cell table:style-name="ce28" table:formula="of:=IF([_data_.V72]=&quot;&quot;;&quot;&quot;;[_data_.V72])" table:number-columns-spanned="20" table:number-rows-spanned="1">
            <text:p/>
          </table:table-cell>
          <table:covered-table-cell table:style-name="ce2" table:formula="of:=IF([_data_.C116]=&quot;&quot;;&quot;&quot;;[_data_.C116])">
            <text:p/>
          </table:covered-table-cell>
          <table:covered-table-cell table:formula="of:=IF([_data_.D116]=&quot;&quot;;&quot;&quot;;[_data_.D116])">
            <text:p/>
          </table:covered-table-cell>
          <table:covered-table-cell table:formula="of:=IF([_data_.E116]=&quot;&quot;;&quot;&quot;;[_data_.E116])">
            <text:p/>
          </table:covered-table-cell>
          <table:covered-table-cell table:formula="of:=IF([_data_.F116]=&quot;&quot;;&quot;&quot;;[_data_.F116])">
            <text:p/>
          </table:covered-table-cell>
          <table:covered-table-cell table:formula="of:=IF([_data_.G116]=&quot;&quot;;&quot;&quot;;[_data_.G116])">
            <text:p/>
          </table:covered-table-cell>
          <table:covered-table-cell table:formula="of:=IF([_data_.H116]=&quot;&quot;;&quot;&quot;;[_data_.H116])">
            <text:p/>
          </table:covered-table-cell>
          <table:covered-table-cell table:formula="of:=IF([_data_.I116]=&quot;&quot;;&quot;&quot;;[_data_.I116])">
            <text:p/>
          </table:covered-table-cell>
          <table:covered-table-cell table:formula="of:=IF([_data_.J116]=&quot;&quot;;&quot;&quot;;[_data_.J116])">
            <text:p/>
          </table:covered-table-cell>
          <table:covered-table-cell table:formula="of:=IF([_data_.K116]=&quot;&quot;;&quot;&quot;;[_data_.K116])">
            <text:p/>
          </table:covered-table-cell>
          <table:covered-table-cell table:formula="of:=IF([_data_.L116]=&quot;&quot;;&quot;&quot;;[_data_.L116])">
            <text:p/>
          </table:covered-table-cell>
          <table:covered-table-cell table:formula="of:=IF([_data_.M116]=&quot;&quot;;&quot;&quot;;[_data_.M116])">
            <text:p/>
          </table:covered-table-cell>
          <table:covered-table-cell table:formula="of:=IF([_data_.N116]=&quot;&quot;;&quot;&quot;;[_data_.N116])">
            <text:p/>
          </table:covered-table-cell>
          <table:covered-table-cell table:formula="of:=IF([_data_.O116]=&quot;&quot;;&quot;&quot;;[_data_.O116])">
            <text:p/>
          </table:covered-table-cell>
          <table:covered-table-cell table:formula="of:=IF([_data_.P116]=&quot;&quot;;&quot;&quot;;[_data_.P116])">
            <text:p/>
          </table:covered-table-cell>
          <table:covered-table-cell table:formula="of:=IF([_data_.Q116]=&quot;&quot;;&quot;&quot;;[_data_.Q116])">
            <text:p/>
          </table:covered-table-cell>
          <table:covered-table-cell table:formula="of:=IF([_data_.R116]=&quot;&quot;;&quot;&quot;;[_data_.R116])">
            <text:p/>
          </table:covered-table-cell>
          <table:covered-table-cell table:formula="of:=IF([_data_.S116]=&quot;&quot;;&quot;&quot;;[_data_.S116])">
            <text:p/>
          </table:covered-table-cell>
          <table:covered-table-cell table:formula="of:=IF([_data_.T116]=&quot;&quot;;&quot;&quot;;[_data_.T116])">
            <text:p/>
          </table:covered-table-cell>
          <table:covered-table-cell table:formula="of:=IF([_data_.U116]=&quot;&quot;;&quot;&quot;;[_data_.U116])">
            <text:p/>
          </table:covered-table-cell>
        </table:table-row>
        <table:table-row table:style-name="ro1">
          <table:table-cell table:formula="of:=IF([_data_.A73];[_data_.A73];&quot;&quot;)">
            <text:p/>
          </table:table-cell>
          <table:table-cell table:style-name="ce28" table:formula="of:=IF([_data_.V73]=&quot;&quot;;&quot;&quot;;[_data_.V73])" table:number-columns-spanned="20" table:number-rows-spanned="1">
            <text:p/>
          </table:table-cell>
          <table:covered-table-cell table:style-name="ce2" table:formula="of:=IF([_data_.C117]=&quot;&quot;;&quot;&quot;;[_data_.C117])">
            <text:p/>
          </table:covered-table-cell>
          <table:covered-table-cell table:formula="of:=IF([_data_.D117]=&quot;&quot;;&quot;&quot;;[_data_.D117])">
            <text:p/>
          </table:covered-table-cell>
          <table:covered-table-cell table:formula="of:=IF([_data_.E117]=&quot;&quot;;&quot;&quot;;[_data_.E117])">
            <text:p/>
          </table:covered-table-cell>
          <table:covered-table-cell table:formula="of:=IF([_data_.F117]=&quot;&quot;;&quot;&quot;;[_data_.F117])">
            <text:p/>
          </table:covered-table-cell>
          <table:covered-table-cell table:formula="of:=IF([_data_.G117]=&quot;&quot;;&quot;&quot;;[_data_.G117])">
            <text:p/>
          </table:covered-table-cell>
          <table:covered-table-cell table:formula="of:=IF([_data_.H117]=&quot;&quot;;&quot;&quot;;[_data_.H117])">
            <text:p/>
          </table:covered-table-cell>
          <table:covered-table-cell table:formula="of:=IF([_data_.I117]=&quot;&quot;;&quot;&quot;;[_data_.I117])">
            <text:p/>
          </table:covered-table-cell>
          <table:covered-table-cell table:formula="of:=IF([_data_.J117]=&quot;&quot;;&quot;&quot;;[_data_.J117])">
            <text:p/>
          </table:covered-table-cell>
          <table:covered-table-cell table:formula="of:=IF([_data_.K117]=&quot;&quot;;&quot;&quot;;[_data_.K117])">
            <text:p/>
          </table:covered-table-cell>
          <table:covered-table-cell table:formula="of:=IF([_data_.L117]=&quot;&quot;;&quot;&quot;;[_data_.L117])">
            <text:p/>
          </table:covered-table-cell>
          <table:covered-table-cell table:formula="of:=IF([_data_.M117]=&quot;&quot;;&quot;&quot;;[_data_.M117])">
            <text:p/>
          </table:covered-table-cell>
          <table:covered-table-cell table:formula="of:=IF([_data_.N117]=&quot;&quot;;&quot;&quot;;[_data_.N117])">
            <text:p/>
          </table:covered-table-cell>
          <table:covered-table-cell table:formula="of:=IF([_data_.O117]=&quot;&quot;;&quot;&quot;;[_data_.O117])">
            <text:p/>
          </table:covered-table-cell>
          <table:covered-table-cell table:formula="of:=IF([_data_.P117]=&quot;&quot;;&quot;&quot;;[_data_.P117])">
            <text:p/>
          </table:covered-table-cell>
          <table:covered-table-cell table:formula="of:=IF([_data_.Q117]=&quot;&quot;;&quot;&quot;;[_data_.Q117])">
            <text:p/>
          </table:covered-table-cell>
          <table:covered-table-cell table:formula="of:=IF([_data_.R117]=&quot;&quot;;&quot;&quot;;[_data_.R117])">
            <text:p/>
          </table:covered-table-cell>
          <table:covered-table-cell table:formula="of:=IF([_data_.S117]=&quot;&quot;;&quot;&quot;;[_data_.S117])">
            <text:p/>
          </table:covered-table-cell>
          <table:covered-table-cell table:formula="of:=IF([_data_.T117]=&quot;&quot;;&quot;&quot;;[_data_.T117])">
            <text:p/>
          </table:covered-table-cell>
          <table:covered-table-cell table:formula="of:=IF([_data_.U117]=&quot;&quot;;&quot;&quot;;[_data_.U117])">
            <text:p/>
          </table:covered-table-cell>
        </table:table-row>
        <table:table-row table:style-name="ro1">
          <table:table-cell table:style-name="ce16" table:formula="of:=IF([_data_.A74];[_data_.A74];&quot;&quot;)">
            <text:p/>
          </table:table-cell>
          <table:table-cell table:style-name="ce29" table:formula="of:=IF([_data_.V74]=&quot;&quot;;&quot;&quot;;[_data_.V74])" table:number-columns-spanned="20" table:number-rows-spanned="1">
            <text:p/>
          </table:table-cell>
          <table:covered-table-cell table:style-name="ce2" table:formula="of:=IF([_data_.C118]=&quot;&quot;;&quot;&quot;;[_data_.C118])">
            <text:p/>
          </table:covered-table-cell>
          <table:covered-table-cell table:formula="of:=IF([_data_.D118]=&quot;&quot;;&quot;&quot;;[_data_.D118])">
            <text:p/>
          </table:covered-table-cell>
          <table:covered-table-cell table:formula="of:=IF([_data_.E118]=&quot;&quot;;&quot;&quot;;[_data_.E118])">
            <text:p/>
          </table:covered-table-cell>
          <table:covered-table-cell table:formula="of:=IF([_data_.F118]=&quot;&quot;;&quot;&quot;;[_data_.F118])">
            <text:p/>
          </table:covered-table-cell>
          <table:covered-table-cell table:formula="of:=IF([_data_.G118]=&quot;&quot;;&quot;&quot;;[_data_.G118])">
            <text:p/>
          </table:covered-table-cell>
          <table:covered-table-cell table:formula="of:=IF([_data_.H118]=&quot;&quot;;&quot;&quot;;[_data_.H118])">
            <text:p/>
          </table:covered-table-cell>
          <table:covered-table-cell table:formula="of:=IF([_data_.I118]=&quot;&quot;;&quot;&quot;;[_data_.I118])">
            <text:p/>
          </table:covered-table-cell>
          <table:covered-table-cell table:formula="of:=IF([_data_.J118]=&quot;&quot;;&quot;&quot;;[_data_.J118])">
            <text:p/>
          </table:covered-table-cell>
          <table:covered-table-cell table:formula="of:=IF([_data_.K118]=&quot;&quot;;&quot;&quot;;[_data_.K118])">
            <text:p/>
          </table:covered-table-cell>
          <table:covered-table-cell table:formula="of:=IF([_data_.L118]=&quot;&quot;;&quot;&quot;;[_data_.L118])">
            <text:p/>
          </table:covered-table-cell>
          <table:covered-table-cell table:formula="of:=IF([_data_.M118]=&quot;&quot;;&quot;&quot;;[_data_.M118])">
            <text:p/>
          </table:covered-table-cell>
          <table:covered-table-cell table:formula="of:=IF([_data_.N118]=&quot;&quot;;&quot;&quot;;[_data_.N118])">
            <text:p/>
          </table:covered-table-cell>
          <table:covered-table-cell table:formula="of:=IF([_data_.O118]=&quot;&quot;;&quot;&quot;;[_data_.O118])">
            <text:p/>
          </table:covered-table-cell>
          <table:covered-table-cell table:formula="of:=IF([_data_.P118]=&quot;&quot;;&quot;&quot;;[_data_.P118])">
            <text:p/>
          </table:covered-table-cell>
          <table:covered-table-cell table:formula="of:=IF([_data_.Q118]=&quot;&quot;;&quot;&quot;;[_data_.Q118])">
            <text:p/>
          </table:covered-table-cell>
          <table:covered-table-cell table:formula="of:=IF([_data_.R118]=&quot;&quot;;&quot;&quot;;[_data_.R118])">
            <text:p/>
          </table:covered-table-cell>
          <table:covered-table-cell table:formula="of:=IF([_data_.S118]=&quot;&quot;;&quot;&quot;;[_data_.S118])">
            <text:p/>
          </table:covered-table-cell>
          <table:covered-table-cell table:formula="of:=IF([_data_.T118]=&quot;&quot;;&quot;&quot;;[_data_.T118])">
            <text:p/>
          </table:covered-table-cell>
          <table:covered-table-cell table:formula="of:=IF([_data_.U118]=&quot;&quot;;&quot;&quot;;[_data_.U118])">
            <text:p/>
          </table:covered-table-cell>
        </table:table-row>
      </table:table>
      <table:table table:name="Maalis"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82];[_data_.A82];&quot;&quot;)">
            <text:p/>
          </table:table-cell>
          <table:table-cell table:style-name="ce22" table:formula="of:=IF([_data_.B82];[_data_.B82];&quot;&quot;)">
            <text:p/>
          </table:table-cell>
          <table:table-cell table:style-name="ce22" table:formula="of:=IF([_data_.C82];[_data_.C82];&quot;&quot;)">
            <text:p/>
          </table:table-cell>
          <table:table-cell table:style-name="ce22" table:formula="of:=IF([_data_.D82];[_data_.D82];&quot;&quot;)">
            <text:p/>
          </table:table-cell>
          <table:table-cell table:style-name="ce22" table:formula="of:=IF([_data_.E82];[_data_.E82];&quot;&quot;)">
            <text:p/>
          </table:table-cell>
          <table:table-cell table:style-name="ce22" table:formula="of:=IF([_data_.F82];[_data_.F82];&quot;&quot;)">
            <text:p/>
          </table:table-cell>
          <table:table-cell table:style-name="ce32" table:formula="of:=IF([_data_.G82];[_data_.G82];&quot;&quot;)">
            <text:p/>
          </table:table-cell>
          <table:table-cell table:style-name="ce32" table:formula="of:=IF([_data_.H82];[_data_.H82];&quot;&quot;)">
            <text:p/>
          </table:table-cell>
          <table:table-cell table:style-name="ce22" table:formula="of:=IF([_data_.I82];[_data_.I82];&quot;&quot;)">
            <text:p/>
          </table:table-cell>
          <table:table-cell table:style-name="ce36" table:formula="of:=IF([_data_.J82];[_data_.J82];&quot;&quot;)">
            <text:p/>
          </table:table-cell>
          <table:table-cell table:style-name="ce22" table:formula="of:=IF([_data_.K82];[_data_.K82];&quot;&quot;)">
            <text:p/>
          </table:table-cell>
          <table:table-cell table:style-name="ce22" table:formula="of:=IF([_data_.L82];[_data_.L82];&quot;&quot;)">
            <text:p/>
          </table:table-cell>
          <table:table-cell table:style-name="ce22" table:formula="of:=IF([_data_.M82];[_data_.M82];&quot;&quot;)">
            <text:p/>
          </table:table-cell>
          <table:table-cell table:style-name="ce22" table:formula="of:=IF([_data_.N82];[_data_.N82];&quot;&quot;)">
            <text:p/>
          </table:table-cell>
          <table:table-cell table:style-name="ce22" table:formula="of:=IF([_data_.O82];[_data_.O82];&quot;&quot;)">
            <text:p/>
          </table:table-cell>
          <table:table-cell table:style-name="ce22" table:formula="of:=IF([_data_.P82];[_data_.P82];&quot;&quot;)">
            <text:p/>
          </table:table-cell>
          <table:table-cell table:style-name="ce22" table:formula="of:=IF([_data_.Q82];[_data_.Q82];&quot;&quot;)">
            <text:p/>
          </table:table-cell>
          <table:table-cell table:style-name="ce22" table:formula="of:=IF([_data_.R82];[_data_.R82];&quot;&quot;)">
            <text:p/>
          </table:table-cell>
          <table:table-cell table:style-name="ce22" table:formula="of:=IF([_data_.S82];[_data_.S82];&quot;&quot;)">
            <text:p/>
          </table:table-cell>
          <table:table-cell table:style-name="ce55" table:formula="of:=IF([_data_.T82];[_data_.T82];&quot;&quot;)">
            <text:p/>
          </table:table-cell>
          <table:table-cell table:style-name="ce58" table:formula="of:=IF([_data_.U82];[_data_.U82];&quot;&quot;)">
            <text:p/>
          </table:table-cell>
        </table:table-row>
        <table:table-row table:style-name="ro1">
          <table:table-cell table:formula="of:=IF([_data_.A83];[_data_.A83];&quot;&quot;)">
            <text:p/>
          </table:table-cell>
          <table:table-cell table:formula="of:=IF([_data_.B83];[_data_.B83];&quot;&quot;)">
            <text:p/>
          </table:table-cell>
          <table:table-cell table:style-name="ce23" table:formula="of:=IF([_data_.C83];[_data_.C83];&quot;&quot;)">
            <text:p/>
          </table:table-cell>
          <table:table-cell table:style-name="ce23" table:formula="of:=IF([_data_.D83];[_data_.D83];&quot;&quot;)">
            <text:p/>
          </table:table-cell>
          <table:table-cell table:style-name="ce23" table:formula="of:=IF([_data_.E83];[_data_.E83];&quot;&quot;)">
            <text:p/>
          </table:table-cell>
          <table:table-cell table:style-name="ce23" table:formula="of:=IF([_data_.F83];[_data_.F83];&quot;&quot;)">
            <text:p/>
          </table:table-cell>
          <table:table-cell table:style-name="ce33" table:formula="of:=IF([_data_.G83];[_data_.G83];&quot;&quot;)">
            <text:p/>
          </table:table-cell>
          <table:table-cell table:style-name="ce33" table:formula="of:=IF([_data_.H83];[_data_.H83];&quot;&quot;)">
            <text:p/>
          </table:table-cell>
          <table:table-cell table:style-name="ce23" table:formula="of:=IF([_data_.I83];[_data_.I83];&quot;&quot;)">
            <text:p/>
          </table:table-cell>
          <table:table-cell table:style-name="ce37" table:formula="of:=IF([_data_.J83];[_data_.J83];&quot;&quot;)">
            <text:p/>
          </table:table-cell>
          <table:table-cell table:style-name="ce23" table:formula="of:=IF([_data_.K83];[_data_.K83];&quot;&quot;)">
            <text:p/>
          </table:table-cell>
          <table:table-cell table:style-name="ce23" table:formula="of:=IF([_data_.L83];[_data_.L83];&quot;&quot;)">
            <text:p/>
          </table:table-cell>
          <table:table-cell table:style-name="ce23" table:formula="of:=IF([_data_.M83];[_data_.M83];&quot;&quot;)">
            <text:p/>
          </table:table-cell>
          <table:table-cell table:style-name="ce23" table:formula="of:=IF([_data_.N83];[_data_.N83];&quot;&quot;)">
            <text:p/>
          </table:table-cell>
          <table:table-cell table:style-name="ce23" table:formula="of:=IF([_data_.O83];[_data_.O83];&quot;&quot;)">
            <text:p/>
          </table:table-cell>
          <table:table-cell table:style-name="ce23" table:formula="of:=IF([_data_.P83];[_data_.P83];&quot;&quot;)">
            <text:p/>
          </table:table-cell>
          <table:table-cell table:style-name="ce23" table:formula="of:=IF([_data_.Q83];[_data_.Q83];&quot;&quot;)">
            <text:p/>
          </table:table-cell>
          <table:table-cell table:style-name="ce23" table:formula="of:=IF([_data_.R83];[_data_.R83];&quot;&quot;)">
            <text:p/>
          </table:table-cell>
          <table:table-cell table:style-name="ce23" table:formula="of:=IF([_data_.S83];[_data_.S83];&quot;&quot;)">
            <text:p/>
          </table:table-cell>
          <table:table-cell table:style-name="ce56" table:formula="of:=IF([_data_.T83];[_data_.T83];&quot;&quot;)">
            <text:p/>
          </table:table-cell>
          <table:table-cell table:style-name="ce59" table:formula="of:=IF([_data_.U83];[_data_.U83];&quot;&quot;)">
            <text:p/>
          </table:table-cell>
        </table:table-row>
        <table:table-row table:style-name="ro1">
          <table:table-cell table:formula="of:=IF([_data_.A84];[_data_.A84];&quot;&quot;)">
            <text:p/>
          </table:table-cell>
          <table:table-cell table:formula="of:=IF([_data_.B84];[_data_.B84];&quot;&quot;)">
            <text:p/>
          </table:table-cell>
          <table:table-cell table:style-name="ce23" table:formula="of:=IF([_data_.C84];[_data_.C84];&quot;&quot;)">
            <text:p/>
          </table:table-cell>
          <table:table-cell table:style-name="ce23" table:formula="of:=IF([_data_.D84];[_data_.D84];&quot;&quot;)">
            <text:p/>
          </table:table-cell>
          <table:table-cell table:style-name="ce23" table:formula="of:=IF([_data_.E84];[_data_.E84];&quot;&quot;)">
            <text:p/>
          </table:table-cell>
          <table:table-cell table:style-name="ce23" table:formula="of:=IF([_data_.F84];[_data_.F84];&quot;&quot;)">
            <text:p/>
          </table:table-cell>
          <table:table-cell table:style-name="ce33" table:formula="of:=IF([_data_.G84];[_data_.G84];&quot;&quot;)">
            <text:p/>
          </table:table-cell>
          <table:table-cell table:style-name="ce33" table:formula="of:=IF([_data_.H84];[_data_.H84];&quot;&quot;)">
            <text:p/>
          </table:table-cell>
          <table:table-cell table:style-name="ce23" table:formula="of:=IF([_data_.I84];[_data_.I84];&quot;&quot;)">
            <text:p/>
          </table:table-cell>
          <table:table-cell table:style-name="ce37" table:formula="of:=IF([_data_.J84];[_data_.J84];&quot;&quot;)">
            <text:p/>
          </table:table-cell>
          <table:table-cell table:style-name="ce23" table:formula="of:=IF([_data_.K84];[_data_.K84];&quot;&quot;)">
            <text:p/>
          </table:table-cell>
          <table:table-cell table:style-name="ce23" table:formula="of:=IF([_data_.L84];[_data_.L84];&quot;&quot;)">
            <text:p/>
          </table:table-cell>
          <table:table-cell table:style-name="ce23" table:formula="of:=IF([_data_.M84];[_data_.M84];&quot;&quot;)">
            <text:p/>
          </table:table-cell>
          <table:table-cell table:style-name="ce23" table:formula="of:=IF([_data_.N84];[_data_.N84];&quot;&quot;)">
            <text:p/>
          </table:table-cell>
          <table:table-cell table:style-name="ce23" table:formula="of:=IF([_data_.O84];[_data_.O84];&quot;&quot;)">
            <text:p/>
          </table:table-cell>
          <table:table-cell table:style-name="ce23" table:formula="of:=IF([_data_.P84];[_data_.P84];&quot;&quot;)">
            <text:p/>
          </table:table-cell>
          <table:table-cell table:style-name="ce23" table:formula="of:=IF([_data_.Q84];[_data_.Q84];&quot;&quot;)">
            <text:p/>
          </table:table-cell>
          <table:table-cell table:style-name="ce23" table:formula="of:=IF([_data_.R84];[_data_.R84];&quot;&quot;)">
            <text:p/>
          </table:table-cell>
          <table:table-cell table:style-name="ce23" table:formula="of:=IF([_data_.S84];[_data_.S84];&quot;&quot;)">
            <text:p/>
          </table:table-cell>
          <table:table-cell table:style-name="ce56" table:formula="of:=IF([_data_.T84];[_data_.T84];&quot;&quot;)">
            <text:p/>
          </table:table-cell>
          <table:table-cell table:style-name="ce59" table:formula="of:=IF([_data_.U84];[_data_.U84];&quot;&quot;)">
            <text:p/>
          </table:table-cell>
        </table:table-row>
        <table:table-row table:style-name="ro1">
          <table:table-cell table:formula="of:=IF([_data_.A85];[_data_.A85];&quot;&quot;)">
            <text:p/>
          </table:table-cell>
          <table:table-cell table:formula="of:=IF([_data_.B85];[_data_.B85];&quot;&quot;)">
            <text:p/>
          </table:table-cell>
          <table:table-cell table:style-name="ce23" table:formula="of:=IF([_data_.C85];[_data_.C85];&quot;&quot;)">
            <text:p/>
          </table:table-cell>
          <table:table-cell table:style-name="ce23" table:formula="of:=IF([_data_.D85];[_data_.D85];&quot;&quot;)">
            <text:p/>
          </table:table-cell>
          <table:table-cell table:style-name="ce23" table:formula="of:=IF([_data_.E85];[_data_.E85];&quot;&quot;)">
            <text:p/>
          </table:table-cell>
          <table:table-cell table:style-name="ce23" table:formula="of:=IF([_data_.F85];[_data_.F85];&quot;&quot;)">
            <text:p/>
          </table:table-cell>
          <table:table-cell table:style-name="ce33" table:formula="of:=IF([_data_.G85];[_data_.G85];&quot;&quot;)">
            <text:p/>
          </table:table-cell>
          <table:table-cell table:style-name="ce33" table:formula="of:=IF([_data_.H85];[_data_.H85];&quot;&quot;)">
            <text:p/>
          </table:table-cell>
          <table:table-cell table:style-name="ce23" table:formula="of:=IF([_data_.I85];[_data_.I85];&quot;&quot;)">
            <text:p/>
          </table:table-cell>
          <table:table-cell table:style-name="ce37" table:formula="of:=IF([_data_.J85];[_data_.J85];&quot;&quot;)">
            <text:p/>
          </table:table-cell>
          <table:table-cell table:style-name="ce23" table:formula="of:=IF([_data_.K85];[_data_.K85];&quot;&quot;)">
            <text:p/>
          </table:table-cell>
          <table:table-cell table:style-name="ce23" table:formula="of:=IF([_data_.L85];[_data_.L85];&quot;&quot;)">
            <text:p/>
          </table:table-cell>
          <table:table-cell table:style-name="ce23" table:formula="of:=IF([_data_.M85];[_data_.M85];&quot;&quot;)">
            <text:p/>
          </table:table-cell>
          <table:table-cell table:style-name="ce23" table:formula="of:=IF([_data_.N85];[_data_.N85];&quot;&quot;)">
            <text:p/>
          </table:table-cell>
          <table:table-cell table:style-name="ce23" table:formula="of:=IF([_data_.O85];[_data_.O85];&quot;&quot;)">
            <text:p/>
          </table:table-cell>
          <table:table-cell table:style-name="ce23" table:formula="of:=IF([_data_.P85];[_data_.P85];&quot;&quot;)">
            <text:p/>
          </table:table-cell>
          <table:table-cell table:style-name="ce23" table:formula="of:=IF([_data_.Q85];[_data_.Q85];&quot;&quot;)">
            <text:p/>
          </table:table-cell>
          <table:table-cell table:style-name="ce23" table:formula="of:=IF([_data_.R85];[_data_.R85];&quot;&quot;)">
            <text:p/>
          </table:table-cell>
          <table:table-cell table:style-name="ce23" table:formula="of:=IF([_data_.S85];[_data_.S85];&quot;&quot;)">
            <text:p/>
          </table:table-cell>
          <table:table-cell table:style-name="ce56" table:formula="of:=IF([_data_.T85];[_data_.T85];&quot;&quot;)">
            <text:p/>
          </table:table-cell>
          <table:table-cell table:style-name="ce59" table:formula="of:=IF([_data_.U85];[_data_.U85];&quot;&quot;)">
            <text:p/>
          </table:table-cell>
        </table:table-row>
        <table:table-row table:style-name="ro1">
          <table:table-cell table:formula="of:=IF([_data_.A86];[_data_.A86];&quot;&quot;)">
            <text:p/>
          </table:table-cell>
          <table:table-cell table:formula="of:=IF([_data_.B86];[_data_.B86];&quot;&quot;)">
            <text:p/>
          </table:table-cell>
          <table:table-cell table:style-name="ce23" table:formula="of:=IF([_data_.C86];[_data_.C86];&quot;&quot;)">
            <text:p/>
          </table:table-cell>
          <table:table-cell table:style-name="ce23" table:formula="of:=IF([_data_.D86];[_data_.D86];&quot;&quot;)">
            <text:p/>
          </table:table-cell>
          <table:table-cell table:style-name="ce23" table:formula="of:=IF([_data_.E86];[_data_.E86];&quot;&quot;)">
            <text:p/>
          </table:table-cell>
          <table:table-cell table:style-name="ce23" table:formula="of:=IF([_data_.F86];[_data_.F86];&quot;&quot;)">
            <text:p/>
          </table:table-cell>
          <table:table-cell table:style-name="ce33" table:formula="of:=IF([_data_.G86];[_data_.G86];&quot;&quot;)">
            <text:p/>
          </table:table-cell>
          <table:table-cell table:style-name="ce33" table:formula="of:=IF([_data_.H86];[_data_.H86];&quot;&quot;)">
            <text:p/>
          </table:table-cell>
          <table:table-cell table:style-name="ce23" table:formula="of:=IF([_data_.I86];[_data_.I86];&quot;&quot;)">
            <text:p/>
          </table:table-cell>
          <table:table-cell table:style-name="ce37" table:formula="of:=IF([_data_.J86];[_data_.J86];&quot;&quot;)">
            <text:p/>
          </table:table-cell>
          <table:table-cell table:style-name="ce23" table:formula="of:=IF([_data_.K86];[_data_.K86];&quot;&quot;)">
            <text:p/>
          </table:table-cell>
          <table:table-cell table:style-name="ce23" table:formula="of:=IF([_data_.L86];[_data_.L86];&quot;&quot;)">
            <text:p/>
          </table:table-cell>
          <table:table-cell table:style-name="ce23" table:formula="of:=IF([_data_.M86];[_data_.M86];&quot;&quot;)">
            <text:p/>
          </table:table-cell>
          <table:table-cell table:style-name="ce23" table:formula="of:=IF([_data_.N86];[_data_.N86];&quot;&quot;)">
            <text:p/>
          </table:table-cell>
          <table:table-cell table:style-name="ce23" table:formula="of:=IF([_data_.O86];[_data_.O86];&quot;&quot;)">
            <text:p/>
          </table:table-cell>
          <table:table-cell table:style-name="ce23" table:formula="of:=IF([_data_.P86];[_data_.P86];&quot;&quot;)">
            <text:p/>
          </table:table-cell>
          <table:table-cell table:style-name="ce23" table:formula="of:=IF([_data_.Q86];[_data_.Q86];&quot;&quot;)">
            <text:p/>
          </table:table-cell>
          <table:table-cell table:style-name="ce23" table:formula="of:=IF([_data_.R86];[_data_.R86];&quot;&quot;)">
            <text:p/>
          </table:table-cell>
          <table:table-cell table:style-name="ce23" table:formula="of:=IF([_data_.S86];[_data_.S86];&quot;&quot;)">
            <text:p/>
          </table:table-cell>
          <table:table-cell table:style-name="ce56" table:formula="of:=IF([_data_.T86];[_data_.T86];&quot;&quot;)">
            <text:p/>
          </table:table-cell>
          <table:table-cell table:style-name="ce59" table:formula="of:=IF([_data_.U86];[_data_.U86];&quot;&quot;)">
            <text:p/>
          </table:table-cell>
        </table:table-row>
        <table:table-row table:style-name="ro1">
          <table:table-cell table:formula="of:=IF([_data_.A87];[_data_.A87];&quot;&quot;)">
            <text:p/>
          </table:table-cell>
          <table:table-cell table:formula="of:=IF([_data_.B87];[_data_.B87];&quot;&quot;)">
            <text:p/>
          </table:table-cell>
          <table:table-cell table:style-name="ce23" table:formula="of:=IF([_data_.C87];[_data_.C87];&quot;&quot;)">
            <text:p/>
          </table:table-cell>
          <table:table-cell table:style-name="ce23" table:formula="of:=IF([_data_.D87];[_data_.D87];&quot;&quot;)">
            <text:p/>
          </table:table-cell>
          <table:table-cell table:style-name="ce23" table:formula="of:=IF([_data_.E87];[_data_.E87];&quot;&quot;)">
            <text:p/>
          </table:table-cell>
          <table:table-cell table:style-name="ce23" table:formula="of:=IF([_data_.F87];[_data_.F87];&quot;&quot;)">
            <text:p/>
          </table:table-cell>
          <table:table-cell table:style-name="ce33" table:formula="of:=IF([_data_.G87];[_data_.G87];&quot;&quot;)">
            <text:p/>
          </table:table-cell>
          <table:table-cell table:style-name="ce33" table:formula="of:=IF([_data_.H87];[_data_.H87];&quot;&quot;)">
            <text:p/>
          </table:table-cell>
          <table:table-cell table:style-name="ce23" table:formula="of:=IF([_data_.I87];[_data_.I87];&quot;&quot;)">
            <text:p/>
          </table:table-cell>
          <table:table-cell table:style-name="ce37" table:formula="of:=IF([_data_.J87];[_data_.J87];&quot;&quot;)">
            <text:p/>
          </table:table-cell>
          <table:table-cell table:style-name="ce23" table:formula="of:=IF([_data_.K87];[_data_.K87];&quot;&quot;)">
            <text:p/>
          </table:table-cell>
          <table:table-cell table:style-name="ce23" table:formula="of:=IF([_data_.L87];[_data_.L87];&quot;&quot;)">
            <text:p/>
          </table:table-cell>
          <table:table-cell table:style-name="ce23" table:formula="of:=IF([_data_.M87];[_data_.M87];&quot;&quot;)">
            <text:p/>
          </table:table-cell>
          <table:table-cell table:style-name="ce23" table:formula="of:=IF([_data_.N87];[_data_.N87];&quot;&quot;)">
            <text:p/>
          </table:table-cell>
          <table:table-cell table:style-name="ce23" table:formula="of:=IF([_data_.O87];[_data_.O87];&quot;&quot;)">
            <text:p/>
          </table:table-cell>
          <table:table-cell table:style-name="ce23" table:formula="of:=IF([_data_.P87];[_data_.P87];&quot;&quot;)">
            <text:p/>
          </table:table-cell>
          <table:table-cell table:style-name="ce23" table:formula="of:=IF([_data_.Q87];[_data_.Q87];&quot;&quot;)">
            <text:p/>
          </table:table-cell>
          <table:table-cell table:style-name="ce23" table:formula="of:=IF([_data_.R87];[_data_.R87];&quot;&quot;)">
            <text:p/>
          </table:table-cell>
          <table:table-cell table:style-name="ce23" table:formula="of:=IF([_data_.S87];[_data_.S87];&quot;&quot;)">
            <text:p/>
          </table:table-cell>
          <table:table-cell table:style-name="ce56" table:formula="of:=IF([_data_.T87];[_data_.T87];&quot;&quot;)">
            <text:p/>
          </table:table-cell>
          <table:table-cell table:style-name="ce59" table:formula="of:=IF([_data_.U87];[_data_.U87];&quot;&quot;)">
            <text:p/>
          </table:table-cell>
        </table:table-row>
        <table:table-row table:style-name="ro1">
          <table:table-cell table:formula="of:=IF([_data_.A88];[_data_.A88];&quot;&quot;)">
            <text:p/>
          </table:table-cell>
          <table:table-cell table:formula="of:=IF([_data_.B88];[_data_.B88];&quot;&quot;)">
            <text:p/>
          </table:table-cell>
          <table:table-cell table:style-name="ce23" table:formula="of:=IF([_data_.C88];[_data_.C88];&quot;&quot;)">
            <text:p/>
          </table:table-cell>
          <table:table-cell table:style-name="ce23" table:formula="of:=IF([_data_.D88];[_data_.D88];&quot;&quot;)">
            <text:p/>
          </table:table-cell>
          <table:table-cell table:style-name="ce23" table:formula="of:=IF([_data_.E88];[_data_.E88];&quot;&quot;)">
            <text:p/>
          </table:table-cell>
          <table:table-cell table:style-name="ce23" table:formula="of:=IF([_data_.F88];[_data_.F88];&quot;&quot;)">
            <text:p/>
          </table:table-cell>
          <table:table-cell table:style-name="ce33" table:formula="of:=IF([_data_.G88];[_data_.G88];&quot;&quot;)">
            <text:p/>
          </table:table-cell>
          <table:table-cell table:style-name="ce33" table:formula="of:=IF([_data_.H88];[_data_.H88];&quot;&quot;)">
            <text:p/>
          </table:table-cell>
          <table:table-cell table:style-name="ce23" table:formula="of:=IF([_data_.I88];[_data_.I88];&quot;&quot;)">
            <text:p/>
          </table:table-cell>
          <table:table-cell table:style-name="ce37" table:formula="of:=IF([_data_.J88];[_data_.J88];&quot;&quot;)">
            <text:p/>
          </table:table-cell>
          <table:table-cell table:style-name="ce23" table:formula="of:=IF([_data_.K88];[_data_.K88];&quot;&quot;)">
            <text:p/>
          </table:table-cell>
          <table:table-cell table:style-name="ce23" table:formula="of:=IF([_data_.L88];[_data_.L88];&quot;&quot;)">
            <text:p/>
          </table:table-cell>
          <table:table-cell table:style-name="ce23" table:formula="of:=IF([_data_.M88];[_data_.M88];&quot;&quot;)">
            <text:p/>
          </table:table-cell>
          <table:table-cell table:style-name="ce23" table:formula="of:=IF([_data_.N88];[_data_.N88];&quot;&quot;)">
            <text:p/>
          </table:table-cell>
          <table:table-cell table:style-name="ce23" table:formula="of:=IF([_data_.O88];[_data_.O88];&quot;&quot;)">
            <text:p/>
          </table:table-cell>
          <table:table-cell table:style-name="ce23" table:formula="of:=IF([_data_.P88];[_data_.P88];&quot;&quot;)">
            <text:p/>
          </table:table-cell>
          <table:table-cell table:style-name="ce23" table:formula="of:=IF([_data_.Q88];[_data_.Q88];&quot;&quot;)">
            <text:p/>
          </table:table-cell>
          <table:table-cell table:style-name="ce23" table:formula="of:=IF([_data_.R88];[_data_.R88];&quot;&quot;)">
            <text:p/>
          </table:table-cell>
          <table:table-cell table:style-name="ce23" table:formula="of:=IF([_data_.S88];[_data_.S88];&quot;&quot;)">
            <text:p/>
          </table:table-cell>
          <table:table-cell table:style-name="ce56" table:formula="of:=IF([_data_.T88];[_data_.T88];&quot;&quot;)">
            <text:p/>
          </table:table-cell>
          <table:table-cell table:style-name="ce59" table:formula="of:=IF([_data_.U88];[_data_.U88];&quot;&quot;)">
            <text:p/>
          </table:table-cell>
        </table:table-row>
        <table:table-row table:style-name="ro1">
          <table:table-cell table:formula="of:=IF([_data_.A89];[_data_.A89];&quot;&quot;)">
            <text:p/>
          </table:table-cell>
          <table:table-cell table:formula="of:=IF([_data_.B89];[_data_.B89];&quot;&quot;)">
            <text:p/>
          </table:table-cell>
          <table:table-cell table:style-name="ce23" table:formula="of:=IF([_data_.C89];[_data_.C89];&quot;&quot;)">
            <text:p/>
          </table:table-cell>
          <table:table-cell table:style-name="ce23" table:formula="of:=IF([_data_.D89];[_data_.D89];&quot;&quot;)">
            <text:p/>
          </table:table-cell>
          <table:table-cell table:style-name="ce23" table:formula="of:=IF([_data_.E89];[_data_.E89];&quot;&quot;)">
            <text:p/>
          </table:table-cell>
          <table:table-cell table:style-name="ce23" table:formula="of:=IF([_data_.F89];[_data_.F89];&quot;&quot;)">
            <text:p/>
          </table:table-cell>
          <table:table-cell table:style-name="ce33" table:formula="of:=IF([_data_.G89];[_data_.G89];&quot;&quot;)">
            <text:p/>
          </table:table-cell>
          <table:table-cell table:style-name="ce33" table:formula="of:=IF([_data_.H89];[_data_.H89];&quot;&quot;)">
            <text:p/>
          </table:table-cell>
          <table:table-cell table:style-name="ce23" table:formula="of:=IF([_data_.I89];[_data_.I89];&quot;&quot;)">
            <text:p/>
          </table:table-cell>
          <table:table-cell table:style-name="ce37" table:formula="of:=IF([_data_.J89];[_data_.J89];&quot;&quot;)">
            <text:p/>
          </table:table-cell>
          <table:table-cell table:style-name="ce23" table:formula="of:=IF([_data_.K89];[_data_.K89];&quot;&quot;)">
            <text:p/>
          </table:table-cell>
          <table:table-cell table:style-name="ce23" table:formula="of:=IF([_data_.L89];[_data_.L89];&quot;&quot;)">
            <text:p/>
          </table:table-cell>
          <table:table-cell table:style-name="ce23" table:formula="of:=IF([_data_.M89];[_data_.M89];&quot;&quot;)">
            <text:p/>
          </table:table-cell>
          <table:table-cell table:style-name="ce23" table:formula="of:=IF([_data_.N89];[_data_.N89];&quot;&quot;)">
            <text:p/>
          </table:table-cell>
          <table:table-cell table:style-name="ce23" table:formula="of:=IF([_data_.O89];[_data_.O89];&quot;&quot;)">
            <text:p/>
          </table:table-cell>
          <table:table-cell table:style-name="ce23" table:formula="of:=IF([_data_.P89];[_data_.P89];&quot;&quot;)">
            <text:p/>
          </table:table-cell>
          <table:table-cell table:style-name="ce23" table:formula="of:=IF([_data_.Q89];[_data_.Q89];&quot;&quot;)">
            <text:p/>
          </table:table-cell>
          <table:table-cell table:style-name="ce23" table:formula="of:=IF([_data_.R89];[_data_.R89];&quot;&quot;)">
            <text:p/>
          </table:table-cell>
          <table:table-cell table:style-name="ce23" table:formula="of:=IF([_data_.S89];[_data_.S89];&quot;&quot;)">
            <text:p/>
          </table:table-cell>
          <table:table-cell table:style-name="ce56" table:formula="of:=IF([_data_.T89];[_data_.T89];&quot;&quot;)">
            <text:p/>
          </table:table-cell>
          <table:table-cell table:style-name="ce59" table:formula="of:=IF([_data_.U89];[_data_.U89];&quot;&quot;)">
            <text:p/>
          </table:table-cell>
        </table:table-row>
        <table:table-row table:style-name="ro1">
          <table:table-cell table:formula="of:=IF([_data_.A90];[_data_.A90];&quot;&quot;)">
            <text:p/>
          </table:table-cell>
          <table:table-cell table:formula="of:=IF([_data_.B90];[_data_.B90];&quot;&quot;)">
            <text:p/>
          </table:table-cell>
          <table:table-cell table:style-name="ce23" table:formula="of:=IF([_data_.C90];[_data_.C90];&quot;&quot;)">
            <text:p/>
          </table:table-cell>
          <table:table-cell table:style-name="ce23" table:formula="of:=IF([_data_.D90];[_data_.D90];&quot;&quot;)">
            <text:p/>
          </table:table-cell>
          <table:table-cell table:style-name="ce23" table:formula="of:=IF([_data_.E90];[_data_.E90];&quot;&quot;)">
            <text:p/>
          </table:table-cell>
          <table:table-cell table:style-name="ce23" table:formula="of:=IF([_data_.F90];[_data_.F90];&quot;&quot;)">
            <text:p/>
          </table:table-cell>
          <table:table-cell table:style-name="ce33" table:formula="of:=IF([_data_.G90];[_data_.G90];&quot;&quot;)">
            <text:p/>
          </table:table-cell>
          <table:table-cell table:style-name="ce33" table:formula="of:=IF([_data_.H90];[_data_.H90];&quot;&quot;)">
            <text:p/>
          </table:table-cell>
          <table:table-cell table:style-name="ce23" table:formula="of:=IF([_data_.I90];[_data_.I90];&quot;&quot;)">
            <text:p/>
          </table:table-cell>
          <table:table-cell table:style-name="ce37" table:formula="of:=IF([_data_.J90];[_data_.J90];&quot;&quot;)">
            <text:p/>
          </table:table-cell>
          <table:table-cell table:style-name="ce23" table:formula="of:=IF([_data_.K90];[_data_.K90];&quot;&quot;)">
            <text:p/>
          </table:table-cell>
          <table:table-cell table:style-name="ce23" table:formula="of:=IF([_data_.L90];[_data_.L90];&quot;&quot;)">
            <text:p/>
          </table:table-cell>
          <table:table-cell table:style-name="ce23" table:formula="of:=IF([_data_.M90];[_data_.M90];&quot;&quot;)">
            <text:p/>
          </table:table-cell>
          <table:table-cell table:style-name="ce23" table:formula="of:=IF([_data_.N90];[_data_.N90];&quot;&quot;)">
            <text:p/>
          </table:table-cell>
          <table:table-cell table:style-name="ce23" table:formula="of:=IF([_data_.O90];[_data_.O90];&quot;&quot;)">
            <text:p/>
          </table:table-cell>
          <table:table-cell table:style-name="ce23" table:formula="of:=IF([_data_.P90];[_data_.P90];&quot;&quot;)">
            <text:p/>
          </table:table-cell>
          <table:table-cell table:style-name="ce23" table:formula="of:=IF([_data_.Q90];[_data_.Q90];&quot;&quot;)">
            <text:p/>
          </table:table-cell>
          <table:table-cell table:style-name="ce23" table:formula="of:=IF([_data_.R90];[_data_.R90];&quot;&quot;)">
            <text:p/>
          </table:table-cell>
          <table:table-cell table:style-name="ce23" table:formula="of:=IF([_data_.S90];[_data_.S90];&quot;&quot;)">
            <text:p/>
          </table:table-cell>
          <table:table-cell table:style-name="ce56" table:formula="of:=IF([_data_.T90];[_data_.T90];&quot;&quot;)">
            <text:p/>
          </table:table-cell>
          <table:table-cell table:style-name="ce59" table:formula="of:=IF([_data_.U90];[_data_.U90];&quot;&quot;)">
            <text:p/>
          </table:table-cell>
        </table:table-row>
        <table:table-row table:style-name="ro1">
          <table:table-cell table:formula="of:=IF([_data_.A91];[_data_.A91];&quot;&quot;)">
            <text:p/>
          </table:table-cell>
          <table:table-cell table:formula="of:=IF([_data_.B91];[_data_.B91];&quot;&quot;)">
            <text:p/>
          </table:table-cell>
          <table:table-cell table:style-name="ce23" table:formula="of:=IF([_data_.C91];[_data_.C91];&quot;&quot;)">
            <text:p/>
          </table:table-cell>
          <table:table-cell table:style-name="ce23" table:formula="of:=IF([_data_.D91];[_data_.D91];&quot;&quot;)">
            <text:p/>
          </table:table-cell>
          <table:table-cell table:style-name="ce23" table:formula="of:=IF([_data_.E91];[_data_.E91];&quot;&quot;)">
            <text:p/>
          </table:table-cell>
          <table:table-cell table:style-name="ce23" table:formula="of:=IF([_data_.F91];[_data_.F91];&quot;&quot;)">
            <text:p/>
          </table:table-cell>
          <table:table-cell table:style-name="ce33" table:formula="of:=IF([_data_.G91];[_data_.G91];&quot;&quot;)">
            <text:p/>
          </table:table-cell>
          <table:table-cell table:style-name="ce33" table:formula="of:=IF([_data_.H91];[_data_.H91];&quot;&quot;)">
            <text:p/>
          </table:table-cell>
          <table:table-cell table:style-name="ce23" table:formula="of:=IF([_data_.I91];[_data_.I91];&quot;&quot;)">
            <text:p/>
          </table:table-cell>
          <table:table-cell table:style-name="ce37" table:formula="of:=IF([_data_.J91];[_data_.J91];&quot;&quot;)">
            <text:p/>
          </table:table-cell>
          <table:table-cell table:style-name="ce23" table:formula="of:=IF([_data_.K91];[_data_.K91];&quot;&quot;)">
            <text:p/>
          </table:table-cell>
          <table:table-cell table:style-name="ce23" table:formula="of:=IF([_data_.L91];[_data_.L91];&quot;&quot;)">
            <text:p/>
          </table:table-cell>
          <table:table-cell table:style-name="ce23" table:formula="of:=IF([_data_.M91];[_data_.M91];&quot;&quot;)">
            <text:p/>
          </table:table-cell>
          <table:table-cell table:style-name="ce23" table:formula="of:=IF([_data_.N91];[_data_.N91];&quot;&quot;)">
            <text:p/>
          </table:table-cell>
          <table:table-cell table:style-name="ce23" table:formula="of:=IF([_data_.O91];[_data_.O91];&quot;&quot;)">
            <text:p/>
          </table:table-cell>
          <table:table-cell table:style-name="ce23" table:formula="of:=IF([_data_.P91];[_data_.P91];&quot;&quot;)">
            <text:p/>
          </table:table-cell>
          <table:table-cell table:style-name="ce23" table:formula="of:=IF([_data_.Q91];[_data_.Q91];&quot;&quot;)">
            <text:p/>
          </table:table-cell>
          <table:table-cell table:style-name="ce23" table:formula="of:=IF([_data_.R91];[_data_.R91];&quot;&quot;)">
            <text:p/>
          </table:table-cell>
          <table:table-cell table:style-name="ce23" table:formula="of:=IF([_data_.S91];[_data_.S91];&quot;&quot;)">
            <text:p/>
          </table:table-cell>
          <table:table-cell table:style-name="ce56" table:formula="of:=IF([_data_.T91];[_data_.T91];&quot;&quot;)">
            <text:p/>
          </table:table-cell>
          <table:table-cell table:style-name="ce59" table:formula="of:=IF([_data_.U91];[_data_.U91];&quot;&quot;)">
            <text:p/>
          </table:table-cell>
        </table:table-row>
        <table:table-row table:style-name="ro1">
          <table:table-cell table:formula="of:=IF([_data_.A92];[_data_.A92];&quot;&quot;)">
            <text:p/>
          </table:table-cell>
          <table:table-cell table:formula="of:=IF([_data_.B92];[_data_.B92];&quot;&quot;)">
            <text:p/>
          </table:table-cell>
          <table:table-cell table:style-name="ce23" table:formula="of:=IF([_data_.C92];[_data_.C92];&quot;&quot;)">
            <text:p/>
          </table:table-cell>
          <table:table-cell table:style-name="ce23" table:formula="of:=IF([_data_.D92];[_data_.D92];&quot;&quot;)">
            <text:p/>
          </table:table-cell>
          <table:table-cell table:style-name="ce23" table:formula="of:=IF([_data_.E92];[_data_.E92];&quot;&quot;)">
            <text:p/>
          </table:table-cell>
          <table:table-cell table:style-name="ce23" table:formula="of:=IF([_data_.F92];[_data_.F92];&quot;&quot;)">
            <text:p/>
          </table:table-cell>
          <table:table-cell table:style-name="ce33" table:formula="of:=IF([_data_.G92];[_data_.G92];&quot;&quot;)">
            <text:p/>
          </table:table-cell>
          <table:table-cell table:style-name="ce33" table:formula="of:=IF([_data_.H92];[_data_.H92];&quot;&quot;)">
            <text:p/>
          </table:table-cell>
          <table:table-cell table:style-name="ce23" table:formula="of:=IF([_data_.I92];[_data_.I92];&quot;&quot;)">
            <text:p/>
          </table:table-cell>
          <table:table-cell table:style-name="ce37" table:formula="of:=IF([_data_.J92];[_data_.J92];&quot;&quot;)">
            <text:p/>
          </table:table-cell>
          <table:table-cell table:style-name="ce23" table:formula="of:=IF([_data_.K92];[_data_.K92];&quot;&quot;)">
            <text:p/>
          </table:table-cell>
          <table:table-cell table:style-name="ce23" table:formula="of:=IF([_data_.L92];[_data_.L92];&quot;&quot;)">
            <text:p/>
          </table:table-cell>
          <table:table-cell table:style-name="ce23" table:formula="of:=IF([_data_.M92];[_data_.M92];&quot;&quot;)">
            <text:p/>
          </table:table-cell>
          <table:table-cell table:style-name="ce23" table:formula="of:=IF([_data_.N92];[_data_.N92];&quot;&quot;)">
            <text:p/>
          </table:table-cell>
          <table:table-cell table:style-name="ce23" table:formula="of:=IF([_data_.O92];[_data_.O92];&quot;&quot;)">
            <text:p/>
          </table:table-cell>
          <table:table-cell table:style-name="ce23" table:formula="of:=IF([_data_.P92];[_data_.P92];&quot;&quot;)">
            <text:p/>
          </table:table-cell>
          <table:table-cell table:style-name="ce23" table:formula="of:=IF([_data_.Q92];[_data_.Q92];&quot;&quot;)">
            <text:p/>
          </table:table-cell>
          <table:table-cell table:style-name="ce23" table:formula="of:=IF([_data_.R92];[_data_.R92];&quot;&quot;)">
            <text:p/>
          </table:table-cell>
          <table:table-cell table:style-name="ce23" table:formula="of:=IF([_data_.S92];[_data_.S92];&quot;&quot;)">
            <text:p/>
          </table:table-cell>
          <table:table-cell table:style-name="ce56" table:formula="of:=IF([_data_.T92];[_data_.T92];&quot;&quot;)">
            <text:p/>
          </table:table-cell>
          <table:table-cell table:style-name="ce59" table:formula="of:=IF([_data_.U92];[_data_.U92];&quot;&quot;)">
            <text:p/>
          </table:table-cell>
        </table:table-row>
        <table:table-row table:style-name="ro1">
          <table:table-cell table:formula="of:=IF([_data_.A93];[_data_.A93];&quot;&quot;)">
            <text:p/>
          </table:table-cell>
          <table:table-cell table:formula="of:=IF([_data_.B93];[_data_.B93];&quot;&quot;)">
            <text:p/>
          </table:table-cell>
          <table:table-cell table:style-name="ce23" table:formula="of:=IF([_data_.C93];[_data_.C93];&quot;&quot;)">
            <text:p/>
          </table:table-cell>
          <table:table-cell table:style-name="ce23" table:formula="of:=IF([_data_.D93];[_data_.D93];&quot;&quot;)">
            <text:p/>
          </table:table-cell>
          <table:table-cell table:style-name="ce23" table:formula="of:=IF([_data_.E93];[_data_.E93];&quot;&quot;)">
            <text:p/>
          </table:table-cell>
          <table:table-cell table:style-name="ce23" table:formula="of:=IF([_data_.F93];[_data_.F93];&quot;&quot;)">
            <text:p/>
          </table:table-cell>
          <table:table-cell table:style-name="ce33" table:formula="of:=IF([_data_.G93];[_data_.G93];&quot;&quot;)">
            <text:p/>
          </table:table-cell>
          <table:table-cell table:style-name="ce33" table:formula="of:=IF([_data_.H93];[_data_.H93];&quot;&quot;)">
            <text:p/>
          </table:table-cell>
          <table:table-cell table:style-name="ce23" table:formula="of:=IF([_data_.I93];[_data_.I93];&quot;&quot;)">
            <text:p/>
          </table:table-cell>
          <table:table-cell table:style-name="ce37" table:formula="of:=IF([_data_.J93];[_data_.J93];&quot;&quot;)">
            <text:p/>
          </table:table-cell>
          <table:table-cell table:style-name="ce23" table:formula="of:=IF([_data_.K93];[_data_.K93];&quot;&quot;)">
            <text:p/>
          </table:table-cell>
          <table:table-cell table:style-name="ce23" table:formula="of:=IF([_data_.L93];[_data_.L93];&quot;&quot;)">
            <text:p/>
          </table:table-cell>
          <table:table-cell table:style-name="ce23" table:formula="of:=IF([_data_.M93];[_data_.M93];&quot;&quot;)">
            <text:p/>
          </table:table-cell>
          <table:table-cell table:style-name="ce23" table:formula="of:=IF([_data_.N93];[_data_.N93];&quot;&quot;)">
            <text:p/>
          </table:table-cell>
          <table:table-cell table:style-name="ce23" table:formula="of:=IF([_data_.O93];[_data_.O93];&quot;&quot;)">
            <text:p/>
          </table:table-cell>
          <table:table-cell table:style-name="ce23" table:formula="of:=IF([_data_.P93];[_data_.P93];&quot;&quot;)">
            <text:p/>
          </table:table-cell>
          <table:table-cell table:style-name="ce23" table:formula="of:=IF([_data_.Q93];[_data_.Q93];&quot;&quot;)">
            <text:p/>
          </table:table-cell>
          <table:table-cell table:style-name="ce23" table:formula="of:=IF([_data_.R93];[_data_.R93];&quot;&quot;)">
            <text:p/>
          </table:table-cell>
          <table:table-cell table:style-name="ce23" table:formula="of:=IF([_data_.S93];[_data_.S93];&quot;&quot;)">
            <text:p/>
          </table:table-cell>
          <table:table-cell table:style-name="ce56" table:formula="of:=IF([_data_.T93];[_data_.T93];&quot;&quot;)">
            <text:p/>
          </table:table-cell>
          <table:table-cell table:style-name="ce59" table:formula="of:=IF([_data_.U93];[_data_.U93];&quot;&quot;)">
            <text:p/>
          </table:table-cell>
        </table:table-row>
        <table:table-row table:style-name="ro1">
          <table:table-cell table:formula="of:=IF([_data_.A94];[_data_.A94];&quot;&quot;)">
            <text:p/>
          </table:table-cell>
          <table:table-cell table:formula="of:=IF([_data_.B94];[_data_.B94];&quot;&quot;)">
            <text:p/>
          </table:table-cell>
          <table:table-cell table:style-name="ce23" table:formula="of:=IF([_data_.C94];[_data_.C94];&quot;&quot;)">
            <text:p/>
          </table:table-cell>
          <table:table-cell table:style-name="ce23" table:formula="of:=IF([_data_.D94];[_data_.D94];&quot;&quot;)">
            <text:p/>
          </table:table-cell>
          <table:table-cell table:style-name="ce23" table:formula="of:=IF([_data_.E94];[_data_.E94];&quot;&quot;)">
            <text:p/>
          </table:table-cell>
          <table:table-cell table:style-name="ce23" table:formula="of:=IF([_data_.F94];[_data_.F94];&quot;&quot;)">
            <text:p/>
          </table:table-cell>
          <table:table-cell table:style-name="ce33" table:formula="of:=IF([_data_.G94];[_data_.G94];&quot;&quot;)">
            <text:p/>
          </table:table-cell>
          <table:table-cell table:style-name="ce33" table:formula="of:=IF([_data_.H94];[_data_.H94];&quot;&quot;)">
            <text:p/>
          </table:table-cell>
          <table:table-cell table:style-name="ce23" table:formula="of:=IF([_data_.I94];[_data_.I94];&quot;&quot;)">
            <text:p/>
          </table:table-cell>
          <table:table-cell table:style-name="ce37" table:formula="of:=IF([_data_.J94];[_data_.J94];&quot;&quot;)">
            <text:p/>
          </table:table-cell>
          <table:table-cell table:style-name="ce23" table:formula="of:=IF([_data_.K94];[_data_.K94];&quot;&quot;)">
            <text:p/>
          </table:table-cell>
          <table:table-cell table:style-name="ce23" table:formula="of:=IF([_data_.L94];[_data_.L94];&quot;&quot;)">
            <text:p/>
          </table:table-cell>
          <table:table-cell table:style-name="ce23" table:formula="of:=IF([_data_.M94];[_data_.M94];&quot;&quot;)">
            <text:p/>
          </table:table-cell>
          <table:table-cell table:style-name="ce23" table:formula="of:=IF([_data_.N94];[_data_.N94];&quot;&quot;)">
            <text:p/>
          </table:table-cell>
          <table:table-cell table:style-name="ce23" table:formula="of:=IF([_data_.O94];[_data_.O94];&quot;&quot;)">
            <text:p/>
          </table:table-cell>
          <table:table-cell table:style-name="ce23" table:formula="of:=IF([_data_.P94];[_data_.P94];&quot;&quot;)">
            <text:p/>
          </table:table-cell>
          <table:table-cell table:style-name="ce23" table:formula="of:=IF([_data_.Q94];[_data_.Q94];&quot;&quot;)">
            <text:p/>
          </table:table-cell>
          <table:table-cell table:style-name="ce23" table:formula="of:=IF([_data_.R94];[_data_.R94];&quot;&quot;)">
            <text:p/>
          </table:table-cell>
          <table:table-cell table:style-name="ce23" table:formula="of:=IF([_data_.S94];[_data_.S94];&quot;&quot;)">
            <text:p/>
          </table:table-cell>
          <table:table-cell table:style-name="ce56" table:formula="of:=IF([_data_.T94];[_data_.T94];&quot;&quot;)">
            <text:p/>
          </table:table-cell>
          <table:table-cell table:style-name="ce59" table:formula="of:=IF([_data_.U94];[_data_.U94];&quot;&quot;)">
            <text:p/>
          </table:table-cell>
        </table:table-row>
        <table:table-row table:style-name="ro1">
          <table:table-cell table:formula="of:=IF([_data_.A95];[_data_.A95];&quot;&quot;)">
            <text:p/>
          </table:table-cell>
          <table:table-cell table:formula="of:=IF([_data_.B95];[_data_.B95];&quot;&quot;)">
            <text:p/>
          </table:table-cell>
          <table:table-cell table:style-name="ce23" table:formula="of:=IF([_data_.C95];[_data_.C95];&quot;&quot;)">
            <text:p/>
          </table:table-cell>
          <table:table-cell table:style-name="ce23" table:formula="of:=IF([_data_.D95];[_data_.D95];&quot;&quot;)">
            <text:p/>
          </table:table-cell>
          <table:table-cell table:style-name="ce23" table:formula="of:=IF([_data_.E95];[_data_.E95];&quot;&quot;)">
            <text:p/>
          </table:table-cell>
          <table:table-cell table:style-name="ce23" table:formula="of:=IF([_data_.F95];[_data_.F95];&quot;&quot;)">
            <text:p/>
          </table:table-cell>
          <table:table-cell table:style-name="ce33" table:formula="of:=IF([_data_.G95];[_data_.G95];&quot;&quot;)">
            <text:p/>
          </table:table-cell>
          <table:table-cell table:style-name="ce33" table:formula="of:=IF([_data_.H95];[_data_.H95];&quot;&quot;)">
            <text:p/>
          </table:table-cell>
          <table:table-cell table:style-name="ce23" table:formula="of:=IF([_data_.I95];[_data_.I95];&quot;&quot;)">
            <text:p/>
          </table:table-cell>
          <table:table-cell table:style-name="ce37" table:formula="of:=IF([_data_.J95];[_data_.J95];&quot;&quot;)">
            <text:p/>
          </table:table-cell>
          <table:table-cell table:style-name="ce23" table:formula="of:=IF([_data_.K95];[_data_.K95];&quot;&quot;)">
            <text:p/>
          </table:table-cell>
          <table:table-cell table:style-name="ce23" table:formula="of:=IF([_data_.L95];[_data_.L95];&quot;&quot;)">
            <text:p/>
          </table:table-cell>
          <table:table-cell table:style-name="ce23" table:formula="of:=IF([_data_.M95];[_data_.M95];&quot;&quot;)">
            <text:p/>
          </table:table-cell>
          <table:table-cell table:style-name="ce23" table:formula="of:=IF([_data_.N95];[_data_.N95];&quot;&quot;)">
            <text:p/>
          </table:table-cell>
          <table:table-cell table:style-name="ce23" table:formula="of:=IF([_data_.O95];[_data_.O95];&quot;&quot;)">
            <text:p/>
          </table:table-cell>
          <table:table-cell table:style-name="ce23" table:formula="of:=IF([_data_.P95];[_data_.P95];&quot;&quot;)">
            <text:p/>
          </table:table-cell>
          <table:table-cell table:style-name="ce23" table:formula="of:=IF([_data_.Q95];[_data_.Q95];&quot;&quot;)">
            <text:p/>
          </table:table-cell>
          <table:table-cell table:style-name="ce23" table:formula="of:=IF([_data_.R95];[_data_.R95];&quot;&quot;)">
            <text:p/>
          </table:table-cell>
          <table:table-cell table:style-name="ce23" table:formula="of:=IF([_data_.S95];[_data_.S95];&quot;&quot;)">
            <text:p/>
          </table:table-cell>
          <table:table-cell table:style-name="ce56" table:formula="of:=IF([_data_.T95];[_data_.T95];&quot;&quot;)">
            <text:p/>
          </table:table-cell>
          <table:table-cell table:style-name="ce59" table:formula="of:=IF([_data_.U95];[_data_.U95];&quot;&quot;)">
            <text:p/>
          </table:table-cell>
        </table:table-row>
        <table:table-row table:style-name="ro1">
          <table:table-cell table:formula="of:=IF([_data_.A96];[_data_.A96];&quot;&quot;)">
            <text:p/>
          </table:table-cell>
          <table:table-cell table:formula="of:=IF([_data_.B96];[_data_.B96];&quot;&quot;)">
            <text:p/>
          </table:table-cell>
          <table:table-cell table:style-name="ce23" table:formula="of:=IF([_data_.C96];[_data_.C96];&quot;&quot;)">
            <text:p/>
          </table:table-cell>
          <table:table-cell table:style-name="ce23" table:formula="of:=IF([_data_.D96];[_data_.D96];&quot;&quot;)">
            <text:p/>
          </table:table-cell>
          <table:table-cell table:style-name="ce23" table:formula="of:=IF([_data_.E96];[_data_.E96];&quot;&quot;)">
            <text:p/>
          </table:table-cell>
          <table:table-cell table:style-name="ce23" table:formula="of:=IF([_data_.F96];[_data_.F96];&quot;&quot;)">
            <text:p/>
          </table:table-cell>
          <table:table-cell table:style-name="ce33" table:formula="of:=IF([_data_.G96];[_data_.G96];&quot;&quot;)">
            <text:p/>
          </table:table-cell>
          <table:table-cell table:style-name="ce33" table:formula="of:=IF([_data_.H96];[_data_.H96];&quot;&quot;)">
            <text:p/>
          </table:table-cell>
          <table:table-cell table:style-name="ce23" table:formula="of:=IF([_data_.I96];[_data_.I96];&quot;&quot;)">
            <text:p/>
          </table:table-cell>
          <table:table-cell table:style-name="ce37" table:formula="of:=IF([_data_.J96];[_data_.J96];&quot;&quot;)">
            <text:p/>
          </table:table-cell>
          <table:table-cell table:style-name="ce23" table:formula="of:=IF([_data_.K96];[_data_.K96];&quot;&quot;)">
            <text:p/>
          </table:table-cell>
          <table:table-cell table:style-name="ce23" table:formula="of:=IF([_data_.L96];[_data_.L96];&quot;&quot;)">
            <text:p/>
          </table:table-cell>
          <table:table-cell table:style-name="ce23" table:formula="of:=IF([_data_.M96];[_data_.M96];&quot;&quot;)">
            <text:p/>
          </table:table-cell>
          <table:table-cell table:style-name="ce23" table:formula="of:=IF([_data_.N96];[_data_.N96];&quot;&quot;)">
            <text:p/>
          </table:table-cell>
          <table:table-cell table:style-name="ce23" table:formula="of:=IF([_data_.O96];[_data_.O96];&quot;&quot;)">
            <text:p/>
          </table:table-cell>
          <table:table-cell table:style-name="ce23" table:formula="of:=IF([_data_.P96];[_data_.P96];&quot;&quot;)">
            <text:p/>
          </table:table-cell>
          <table:table-cell table:style-name="ce23" table:formula="of:=IF([_data_.Q96];[_data_.Q96];&quot;&quot;)">
            <text:p/>
          </table:table-cell>
          <table:table-cell table:style-name="ce23" table:formula="of:=IF([_data_.R96];[_data_.R96];&quot;&quot;)">
            <text:p/>
          </table:table-cell>
          <table:table-cell table:style-name="ce23" table:formula="of:=IF([_data_.S96];[_data_.S96];&quot;&quot;)">
            <text:p/>
          </table:table-cell>
          <table:table-cell table:style-name="ce56" table:formula="of:=IF([_data_.T96];[_data_.T96];&quot;&quot;)">
            <text:p/>
          </table:table-cell>
          <table:table-cell table:style-name="ce59" table:formula="of:=IF([_data_.U96];[_data_.U96];&quot;&quot;)">
            <text:p/>
          </table:table-cell>
        </table:table-row>
        <table:table-row table:style-name="ro1">
          <table:table-cell table:formula="of:=IF([_data_.A97];[_data_.A97];&quot;&quot;)">
            <text:p/>
          </table:table-cell>
          <table:table-cell table:formula="of:=IF([_data_.B97];[_data_.B97];&quot;&quot;)">
            <text:p/>
          </table:table-cell>
          <table:table-cell table:style-name="ce23" table:formula="of:=IF([_data_.C97];[_data_.C97];&quot;&quot;)">
            <text:p/>
          </table:table-cell>
          <table:table-cell table:style-name="ce23" table:formula="of:=IF([_data_.D97];[_data_.D97];&quot;&quot;)">
            <text:p/>
          </table:table-cell>
          <table:table-cell table:style-name="ce23" table:formula="of:=IF([_data_.E97];[_data_.E97];&quot;&quot;)">
            <text:p/>
          </table:table-cell>
          <table:table-cell table:style-name="ce23" table:formula="of:=IF([_data_.F97];[_data_.F97];&quot;&quot;)">
            <text:p/>
          </table:table-cell>
          <table:table-cell table:style-name="ce33" table:formula="of:=IF([_data_.G97];[_data_.G97];&quot;&quot;)">
            <text:p/>
          </table:table-cell>
          <table:table-cell table:style-name="ce33" table:formula="of:=IF([_data_.H97];[_data_.H97];&quot;&quot;)">
            <text:p/>
          </table:table-cell>
          <table:table-cell table:style-name="ce23" table:formula="of:=IF([_data_.I97];[_data_.I97];&quot;&quot;)">
            <text:p/>
          </table:table-cell>
          <table:table-cell table:style-name="ce37" table:formula="of:=IF([_data_.J97];[_data_.J97];&quot;&quot;)">
            <text:p/>
          </table:table-cell>
          <table:table-cell table:style-name="ce23" table:formula="of:=IF([_data_.K97];[_data_.K97];&quot;&quot;)">
            <text:p/>
          </table:table-cell>
          <table:table-cell table:style-name="ce23" table:formula="of:=IF([_data_.L97];[_data_.L97];&quot;&quot;)">
            <text:p/>
          </table:table-cell>
          <table:table-cell table:style-name="ce23" table:formula="of:=IF([_data_.M97];[_data_.M97];&quot;&quot;)">
            <text:p/>
          </table:table-cell>
          <table:table-cell table:style-name="ce23" table:formula="of:=IF([_data_.N97];[_data_.N97];&quot;&quot;)">
            <text:p/>
          </table:table-cell>
          <table:table-cell table:style-name="ce23" table:formula="of:=IF([_data_.O97];[_data_.O97];&quot;&quot;)">
            <text:p/>
          </table:table-cell>
          <table:table-cell table:style-name="ce23" table:formula="of:=IF([_data_.P97];[_data_.P97];&quot;&quot;)">
            <text:p/>
          </table:table-cell>
          <table:table-cell table:style-name="ce23" table:formula="of:=IF([_data_.Q97];[_data_.Q97];&quot;&quot;)">
            <text:p/>
          </table:table-cell>
          <table:table-cell table:style-name="ce23" table:formula="of:=IF([_data_.R97];[_data_.R97];&quot;&quot;)">
            <text:p/>
          </table:table-cell>
          <table:table-cell table:style-name="ce23" table:formula="of:=IF([_data_.S97];[_data_.S97];&quot;&quot;)">
            <text:p/>
          </table:table-cell>
          <table:table-cell table:style-name="ce56" table:formula="of:=IF([_data_.T97];[_data_.T97];&quot;&quot;)">
            <text:p/>
          </table:table-cell>
          <table:table-cell table:style-name="ce59" table:formula="of:=IF([_data_.U97];[_data_.U97];&quot;&quot;)">
            <text:p/>
          </table:table-cell>
        </table:table-row>
        <table:table-row table:style-name="ro1">
          <table:table-cell table:formula="of:=IF([_data_.A98];[_data_.A98];&quot;&quot;)">
            <text:p/>
          </table:table-cell>
          <table:table-cell table:formula="of:=IF([_data_.B98];[_data_.B98];&quot;&quot;)">
            <text:p/>
          </table:table-cell>
          <table:table-cell table:style-name="ce23" table:formula="of:=IF([_data_.C98];[_data_.C98];&quot;&quot;)">
            <text:p/>
          </table:table-cell>
          <table:table-cell table:style-name="ce23" table:formula="of:=IF([_data_.D98];[_data_.D98];&quot;&quot;)">
            <text:p/>
          </table:table-cell>
          <table:table-cell table:style-name="ce23" table:formula="of:=IF([_data_.E98];[_data_.E98];&quot;&quot;)">
            <text:p/>
          </table:table-cell>
          <table:table-cell table:style-name="ce23" table:formula="of:=IF([_data_.F98];[_data_.F98];&quot;&quot;)">
            <text:p/>
          </table:table-cell>
          <table:table-cell table:style-name="ce33" table:formula="of:=IF([_data_.G98];[_data_.G98];&quot;&quot;)">
            <text:p/>
          </table:table-cell>
          <table:table-cell table:style-name="ce33" table:formula="of:=IF([_data_.H98];[_data_.H98];&quot;&quot;)">
            <text:p/>
          </table:table-cell>
          <table:table-cell table:style-name="ce23" table:formula="of:=IF([_data_.I98];[_data_.I98];&quot;&quot;)">
            <text:p/>
          </table:table-cell>
          <table:table-cell table:style-name="ce37" table:formula="of:=IF([_data_.J98];[_data_.J98];&quot;&quot;)">
            <text:p/>
          </table:table-cell>
          <table:table-cell table:style-name="ce23" table:formula="of:=IF([_data_.K98];[_data_.K98];&quot;&quot;)">
            <text:p/>
          </table:table-cell>
          <table:table-cell table:style-name="ce23" table:formula="of:=IF([_data_.L98];[_data_.L98];&quot;&quot;)">
            <text:p/>
          </table:table-cell>
          <table:table-cell table:style-name="ce23" table:formula="of:=IF([_data_.M98];[_data_.M98];&quot;&quot;)">
            <text:p/>
          </table:table-cell>
          <table:table-cell table:style-name="ce23" table:formula="of:=IF([_data_.N98];[_data_.N98];&quot;&quot;)">
            <text:p/>
          </table:table-cell>
          <table:table-cell table:style-name="ce23" table:formula="of:=IF([_data_.O98];[_data_.O98];&quot;&quot;)">
            <text:p/>
          </table:table-cell>
          <table:table-cell table:style-name="ce23" table:formula="of:=IF([_data_.P98];[_data_.P98];&quot;&quot;)">
            <text:p/>
          </table:table-cell>
          <table:table-cell table:style-name="ce23" table:formula="of:=IF([_data_.Q98];[_data_.Q98];&quot;&quot;)">
            <text:p/>
          </table:table-cell>
          <table:table-cell table:style-name="ce23" table:formula="of:=IF([_data_.R98];[_data_.R98];&quot;&quot;)">
            <text:p/>
          </table:table-cell>
          <table:table-cell table:style-name="ce23" table:formula="of:=IF([_data_.S98];[_data_.S98];&quot;&quot;)">
            <text:p/>
          </table:table-cell>
          <table:table-cell table:style-name="ce56" table:formula="of:=IF([_data_.T98];[_data_.T98];&quot;&quot;)">
            <text:p/>
          </table:table-cell>
          <table:table-cell table:style-name="ce59" table:formula="of:=IF([_data_.U98];[_data_.U98];&quot;&quot;)">
            <text:p/>
          </table:table-cell>
        </table:table-row>
        <table:table-row table:style-name="ro1">
          <table:table-cell table:formula="of:=IF([_data_.A99];[_data_.A99];&quot;&quot;)">
            <text:p/>
          </table:table-cell>
          <table:table-cell table:formula="of:=IF([_data_.B99];[_data_.B99];&quot;&quot;)">
            <text:p/>
          </table:table-cell>
          <table:table-cell table:style-name="ce23" table:formula="of:=IF([_data_.C99];[_data_.C99];&quot;&quot;)">
            <text:p/>
          </table:table-cell>
          <table:table-cell table:style-name="ce23" table:formula="of:=IF([_data_.D99];[_data_.D99];&quot;&quot;)">
            <text:p/>
          </table:table-cell>
          <table:table-cell table:style-name="ce23" table:formula="of:=IF([_data_.E99];[_data_.E99];&quot;&quot;)">
            <text:p/>
          </table:table-cell>
          <table:table-cell table:style-name="ce23" table:formula="of:=IF([_data_.F99];[_data_.F99];&quot;&quot;)">
            <text:p/>
          </table:table-cell>
          <table:table-cell table:style-name="ce33" table:formula="of:=IF([_data_.G99];[_data_.G99];&quot;&quot;)">
            <text:p/>
          </table:table-cell>
          <table:table-cell table:style-name="ce33" table:formula="of:=IF([_data_.H99];[_data_.H99];&quot;&quot;)">
            <text:p/>
          </table:table-cell>
          <table:table-cell table:style-name="ce23" table:formula="of:=IF([_data_.I99];[_data_.I99];&quot;&quot;)">
            <text:p/>
          </table:table-cell>
          <table:table-cell table:style-name="ce37" table:formula="of:=IF([_data_.J99];[_data_.J99];&quot;&quot;)">
            <text:p/>
          </table:table-cell>
          <table:table-cell table:style-name="ce23" table:formula="of:=IF([_data_.K99];[_data_.K99];&quot;&quot;)">
            <text:p/>
          </table:table-cell>
          <table:table-cell table:style-name="ce23" table:formula="of:=IF([_data_.L99];[_data_.L99];&quot;&quot;)">
            <text:p/>
          </table:table-cell>
          <table:table-cell table:style-name="ce23" table:formula="of:=IF([_data_.M99];[_data_.M99];&quot;&quot;)">
            <text:p/>
          </table:table-cell>
          <table:table-cell table:style-name="ce23" table:formula="of:=IF([_data_.N99];[_data_.N99];&quot;&quot;)">
            <text:p/>
          </table:table-cell>
          <table:table-cell table:style-name="ce23" table:formula="of:=IF([_data_.O99];[_data_.O99];&quot;&quot;)">
            <text:p/>
          </table:table-cell>
          <table:table-cell table:style-name="ce23" table:formula="of:=IF([_data_.P99];[_data_.P99];&quot;&quot;)">
            <text:p/>
          </table:table-cell>
          <table:table-cell table:style-name="ce23" table:formula="of:=IF([_data_.Q99];[_data_.Q99];&quot;&quot;)">
            <text:p/>
          </table:table-cell>
          <table:table-cell table:style-name="ce23" table:formula="of:=IF([_data_.R99];[_data_.R99];&quot;&quot;)">
            <text:p/>
          </table:table-cell>
          <table:table-cell table:style-name="ce23" table:formula="of:=IF([_data_.S99];[_data_.S99];&quot;&quot;)">
            <text:p/>
          </table:table-cell>
          <table:table-cell table:style-name="ce56" table:formula="of:=IF([_data_.T99];[_data_.T99];&quot;&quot;)">
            <text:p/>
          </table:table-cell>
          <table:table-cell table:style-name="ce59" table:formula="of:=IF([_data_.U99];[_data_.U99];&quot;&quot;)">
            <text:p/>
          </table:table-cell>
        </table:table-row>
        <table:table-row table:style-name="ro1">
          <table:table-cell table:formula="of:=IF([_data_.A100];[_data_.A100];&quot;&quot;)">
            <text:p/>
          </table:table-cell>
          <table:table-cell table:formula="of:=IF([_data_.B100];[_data_.B100];&quot;&quot;)">
            <text:p/>
          </table:table-cell>
          <table:table-cell table:style-name="ce23" table:formula="of:=IF([_data_.C100];[_data_.C100];&quot;&quot;)">
            <text:p/>
          </table:table-cell>
          <table:table-cell table:style-name="ce23" table:formula="of:=IF([_data_.D100];[_data_.D100];&quot;&quot;)">
            <text:p/>
          </table:table-cell>
          <table:table-cell table:style-name="ce23" table:formula="of:=IF([_data_.E100];[_data_.E100];&quot;&quot;)">
            <text:p/>
          </table:table-cell>
          <table:table-cell table:style-name="ce23" table:formula="of:=IF([_data_.F100];[_data_.F100];&quot;&quot;)">
            <text:p/>
          </table:table-cell>
          <table:table-cell table:style-name="ce33" table:formula="of:=IF([_data_.G100];[_data_.G100];&quot;&quot;)">
            <text:p/>
          </table:table-cell>
          <table:table-cell table:style-name="ce33" table:formula="of:=IF([_data_.H100];[_data_.H100];&quot;&quot;)">
            <text:p/>
          </table:table-cell>
          <table:table-cell table:style-name="ce23" table:formula="of:=IF([_data_.I100];[_data_.I100];&quot;&quot;)">
            <text:p/>
          </table:table-cell>
          <table:table-cell table:style-name="ce37" table:formula="of:=IF([_data_.J100];[_data_.J100];&quot;&quot;)">
            <text:p/>
          </table:table-cell>
          <table:table-cell table:style-name="ce23" table:formula="of:=IF([_data_.K100];[_data_.K100];&quot;&quot;)">
            <text:p/>
          </table:table-cell>
          <table:table-cell table:style-name="ce23" table:formula="of:=IF([_data_.L100];[_data_.L100];&quot;&quot;)">
            <text:p/>
          </table:table-cell>
          <table:table-cell table:style-name="ce23" table:formula="of:=IF([_data_.M100];[_data_.M100];&quot;&quot;)">
            <text:p/>
          </table:table-cell>
          <table:table-cell table:style-name="ce23" table:formula="of:=IF([_data_.N100];[_data_.N100];&quot;&quot;)">
            <text:p/>
          </table:table-cell>
          <table:table-cell table:style-name="ce23" table:formula="of:=IF([_data_.O100];[_data_.O100];&quot;&quot;)">
            <text:p/>
          </table:table-cell>
          <table:table-cell table:style-name="ce23" table:formula="of:=IF([_data_.P100];[_data_.P100];&quot;&quot;)">
            <text:p/>
          </table:table-cell>
          <table:table-cell table:style-name="ce23" table:formula="of:=IF([_data_.Q100];[_data_.Q100];&quot;&quot;)">
            <text:p/>
          </table:table-cell>
          <table:table-cell table:style-name="ce23" table:formula="of:=IF([_data_.R100];[_data_.R100];&quot;&quot;)">
            <text:p/>
          </table:table-cell>
          <table:table-cell table:style-name="ce23" table:formula="of:=IF([_data_.S100];[_data_.S100];&quot;&quot;)">
            <text:p/>
          </table:table-cell>
          <table:table-cell table:style-name="ce56" table:formula="of:=IF([_data_.T100];[_data_.T100];&quot;&quot;)">
            <text:p/>
          </table:table-cell>
          <table:table-cell table:style-name="ce59" table:formula="of:=IF([_data_.U100];[_data_.U100];&quot;&quot;)">
            <text:p/>
          </table:table-cell>
        </table:table-row>
        <table:table-row table:style-name="ro1">
          <table:table-cell table:formula="of:=IF([_data_.A101];[_data_.A101];&quot;&quot;)">
            <text:p/>
          </table:table-cell>
          <table:table-cell table:formula="of:=IF([_data_.B101];[_data_.B101];&quot;&quot;)">
            <text:p/>
          </table:table-cell>
          <table:table-cell table:style-name="ce23" table:formula="of:=IF([_data_.C101];[_data_.C101];&quot;&quot;)">
            <text:p/>
          </table:table-cell>
          <table:table-cell table:style-name="ce23" table:formula="of:=IF([_data_.D101];[_data_.D101];&quot;&quot;)">
            <text:p/>
          </table:table-cell>
          <table:table-cell table:style-name="ce23" table:formula="of:=IF([_data_.E101];[_data_.E101];&quot;&quot;)">
            <text:p/>
          </table:table-cell>
          <table:table-cell table:style-name="ce23" table:formula="of:=IF([_data_.F101];[_data_.F101];&quot;&quot;)">
            <text:p/>
          </table:table-cell>
          <table:table-cell table:style-name="ce33" table:formula="of:=IF([_data_.G101];[_data_.G101];&quot;&quot;)">
            <text:p/>
          </table:table-cell>
          <table:table-cell table:style-name="ce33" table:formula="of:=IF([_data_.H101];[_data_.H101];&quot;&quot;)">
            <text:p/>
          </table:table-cell>
          <table:table-cell table:style-name="ce23" table:formula="of:=IF([_data_.I101];[_data_.I101];&quot;&quot;)">
            <text:p/>
          </table:table-cell>
          <table:table-cell table:style-name="ce37" table:formula="of:=IF([_data_.J101];[_data_.J101];&quot;&quot;)">
            <text:p/>
          </table:table-cell>
          <table:table-cell table:style-name="ce23" table:formula="of:=IF([_data_.K101];[_data_.K101];&quot;&quot;)">
            <text:p/>
          </table:table-cell>
          <table:table-cell table:style-name="ce23" table:formula="of:=IF([_data_.L101];[_data_.L101];&quot;&quot;)">
            <text:p/>
          </table:table-cell>
          <table:table-cell table:style-name="ce23" table:formula="of:=IF([_data_.M101];[_data_.M101];&quot;&quot;)">
            <text:p/>
          </table:table-cell>
          <table:table-cell table:style-name="ce23" table:formula="of:=IF([_data_.N101];[_data_.N101];&quot;&quot;)">
            <text:p/>
          </table:table-cell>
          <table:table-cell table:style-name="ce23" table:formula="of:=IF([_data_.O101];[_data_.O101];&quot;&quot;)">
            <text:p/>
          </table:table-cell>
          <table:table-cell table:style-name="ce23" table:formula="of:=IF([_data_.P101];[_data_.P101];&quot;&quot;)">
            <text:p/>
          </table:table-cell>
          <table:table-cell table:style-name="ce23" table:formula="of:=IF([_data_.Q101];[_data_.Q101];&quot;&quot;)">
            <text:p/>
          </table:table-cell>
          <table:table-cell table:style-name="ce23" table:formula="of:=IF([_data_.R101];[_data_.R101];&quot;&quot;)">
            <text:p/>
          </table:table-cell>
          <table:table-cell table:style-name="ce23" table:formula="of:=IF([_data_.S101];[_data_.S101];&quot;&quot;)">
            <text:p/>
          </table:table-cell>
          <table:table-cell table:style-name="ce56" table:formula="of:=IF([_data_.T101];[_data_.T101];&quot;&quot;)">
            <text:p/>
          </table:table-cell>
          <table:table-cell table:style-name="ce59" table:formula="of:=IF([_data_.U101];[_data_.U101];&quot;&quot;)">
            <text:p/>
          </table:table-cell>
        </table:table-row>
        <table:table-row table:style-name="ro1">
          <table:table-cell table:formula="of:=IF([_data_.A102];[_data_.A102];&quot;&quot;)">
            <text:p/>
          </table:table-cell>
          <table:table-cell table:formula="of:=IF([_data_.B102];[_data_.B102];&quot;&quot;)">
            <text:p/>
          </table:table-cell>
          <table:table-cell table:style-name="ce23" table:formula="of:=IF([_data_.C102];[_data_.C102];&quot;&quot;)">
            <text:p/>
          </table:table-cell>
          <table:table-cell table:style-name="ce23" table:formula="of:=IF([_data_.D102];[_data_.D102];&quot;&quot;)">
            <text:p/>
          </table:table-cell>
          <table:table-cell table:style-name="ce23" table:formula="of:=IF([_data_.E102];[_data_.E102];&quot;&quot;)">
            <text:p/>
          </table:table-cell>
          <table:table-cell table:style-name="ce23" table:formula="of:=IF([_data_.F102];[_data_.F102];&quot;&quot;)">
            <text:p/>
          </table:table-cell>
          <table:table-cell table:style-name="ce33" table:formula="of:=IF([_data_.G102];[_data_.G102];&quot;&quot;)">
            <text:p/>
          </table:table-cell>
          <table:table-cell table:style-name="ce33" table:formula="of:=IF([_data_.H102];[_data_.H102];&quot;&quot;)">
            <text:p/>
          </table:table-cell>
          <table:table-cell table:style-name="ce23" table:formula="of:=IF([_data_.I102];[_data_.I102];&quot;&quot;)">
            <text:p/>
          </table:table-cell>
          <table:table-cell table:style-name="ce37" table:formula="of:=IF([_data_.J102];[_data_.J102];&quot;&quot;)">
            <text:p/>
          </table:table-cell>
          <table:table-cell table:style-name="ce23" table:formula="of:=IF([_data_.K102];[_data_.K102];&quot;&quot;)">
            <text:p/>
          </table:table-cell>
          <table:table-cell table:style-name="ce23" table:formula="of:=IF([_data_.L102];[_data_.L102];&quot;&quot;)">
            <text:p/>
          </table:table-cell>
          <table:table-cell table:style-name="ce23" table:formula="of:=IF([_data_.M102];[_data_.M102];&quot;&quot;)">
            <text:p/>
          </table:table-cell>
          <table:table-cell table:style-name="ce23" table:formula="of:=IF([_data_.N102];[_data_.N102];&quot;&quot;)">
            <text:p/>
          </table:table-cell>
          <table:table-cell table:style-name="ce23" table:formula="of:=IF([_data_.O102];[_data_.O102];&quot;&quot;)">
            <text:p/>
          </table:table-cell>
          <table:table-cell table:style-name="ce23" table:formula="of:=IF([_data_.P102];[_data_.P102];&quot;&quot;)">
            <text:p/>
          </table:table-cell>
          <table:table-cell table:style-name="ce23" table:formula="of:=IF([_data_.Q102];[_data_.Q102];&quot;&quot;)">
            <text:p/>
          </table:table-cell>
          <table:table-cell table:style-name="ce23" table:formula="of:=IF([_data_.R102];[_data_.R102];&quot;&quot;)">
            <text:p/>
          </table:table-cell>
          <table:table-cell table:style-name="ce23" table:formula="of:=IF([_data_.S102];[_data_.S102];&quot;&quot;)">
            <text:p/>
          </table:table-cell>
          <table:table-cell table:style-name="ce56" table:formula="of:=IF([_data_.T102];[_data_.T102];&quot;&quot;)">
            <text:p/>
          </table:table-cell>
          <table:table-cell table:style-name="ce59" table:formula="of:=IF([_data_.U102];[_data_.U102];&quot;&quot;)">
            <text:p/>
          </table:table-cell>
        </table:table-row>
        <table:table-row table:style-name="ro1">
          <table:table-cell table:formula="of:=IF([_data_.A103];[_data_.A103];&quot;&quot;)">
            <text:p/>
          </table:table-cell>
          <table:table-cell table:formula="of:=IF([_data_.B103];[_data_.B103];&quot;&quot;)">
            <text:p/>
          </table:table-cell>
          <table:table-cell table:style-name="ce23" table:formula="of:=IF([_data_.C103];[_data_.C103];&quot;&quot;)">
            <text:p/>
          </table:table-cell>
          <table:table-cell table:style-name="ce23" table:formula="of:=IF([_data_.D103];[_data_.D103];&quot;&quot;)">
            <text:p/>
          </table:table-cell>
          <table:table-cell table:style-name="ce23" table:formula="of:=IF([_data_.E103];[_data_.E103];&quot;&quot;)">
            <text:p/>
          </table:table-cell>
          <table:table-cell table:style-name="ce23" table:formula="of:=IF([_data_.F103];[_data_.F103];&quot;&quot;)">
            <text:p/>
          </table:table-cell>
          <table:table-cell table:style-name="ce33" table:formula="of:=IF([_data_.G103];[_data_.G103];&quot;&quot;)">
            <text:p/>
          </table:table-cell>
          <table:table-cell table:style-name="ce33" table:formula="of:=IF([_data_.H103];[_data_.H103];&quot;&quot;)">
            <text:p/>
          </table:table-cell>
          <table:table-cell table:style-name="ce23" table:formula="of:=IF([_data_.I103];[_data_.I103];&quot;&quot;)">
            <text:p/>
          </table:table-cell>
          <table:table-cell table:style-name="ce37" table:formula="of:=IF([_data_.J103];[_data_.J103];&quot;&quot;)">
            <text:p/>
          </table:table-cell>
          <table:table-cell table:style-name="ce23" table:formula="of:=IF([_data_.K103];[_data_.K103];&quot;&quot;)">
            <text:p/>
          </table:table-cell>
          <table:table-cell table:style-name="ce23" table:formula="of:=IF([_data_.L103];[_data_.L103];&quot;&quot;)">
            <text:p/>
          </table:table-cell>
          <table:table-cell table:style-name="ce23" table:formula="of:=IF([_data_.M103];[_data_.M103];&quot;&quot;)">
            <text:p/>
          </table:table-cell>
          <table:table-cell table:style-name="ce23" table:formula="of:=IF([_data_.N103];[_data_.N103];&quot;&quot;)">
            <text:p/>
          </table:table-cell>
          <table:table-cell table:style-name="ce23" table:formula="of:=IF([_data_.O103];[_data_.O103];&quot;&quot;)">
            <text:p/>
          </table:table-cell>
          <table:table-cell table:style-name="ce23" table:formula="of:=IF([_data_.P103];[_data_.P103];&quot;&quot;)">
            <text:p/>
          </table:table-cell>
          <table:table-cell table:style-name="ce23" table:formula="of:=IF([_data_.Q103];[_data_.Q103];&quot;&quot;)">
            <text:p/>
          </table:table-cell>
          <table:table-cell table:style-name="ce23" table:formula="of:=IF([_data_.R103];[_data_.R103];&quot;&quot;)">
            <text:p/>
          </table:table-cell>
          <table:table-cell table:style-name="ce23" table:formula="of:=IF([_data_.S103];[_data_.S103];&quot;&quot;)">
            <text:p/>
          </table:table-cell>
          <table:table-cell table:style-name="ce56" table:formula="of:=IF([_data_.T103];[_data_.T103];&quot;&quot;)">
            <text:p/>
          </table:table-cell>
          <table:table-cell table:style-name="ce59" table:formula="of:=IF([_data_.U103];[_data_.U103];&quot;&quot;)">
            <text:p/>
          </table:table-cell>
        </table:table-row>
        <table:table-row table:style-name="ro1">
          <table:table-cell table:formula="of:=IF([_data_.A104];[_data_.A104];&quot;&quot;)">
            <text:p/>
          </table:table-cell>
          <table:table-cell table:formula="of:=IF([_data_.B104];[_data_.B104];&quot;&quot;)">
            <text:p/>
          </table:table-cell>
          <table:table-cell table:style-name="ce23" table:formula="of:=IF([_data_.C104];[_data_.C104];&quot;&quot;)">
            <text:p/>
          </table:table-cell>
          <table:table-cell table:style-name="ce23" table:formula="of:=IF([_data_.D104];[_data_.D104];&quot;&quot;)">
            <text:p/>
          </table:table-cell>
          <table:table-cell table:style-name="ce23" table:formula="of:=IF([_data_.E104];[_data_.E104];&quot;&quot;)">
            <text:p/>
          </table:table-cell>
          <table:table-cell table:style-name="ce23" table:formula="of:=IF([_data_.F104];[_data_.F104];&quot;&quot;)">
            <text:p/>
          </table:table-cell>
          <table:table-cell table:style-name="ce33" table:formula="of:=IF([_data_.G104];[_data_.G104];&quot;&quot;)">
            <text:p/>
          </table:table-cell>
          <table:table-cell table:style-name="ce33" table:formula="of:=IF([_data_.H104];[_data_.H104];&quot;&quot;)">
            <text:p/>
          </table:table-cell>
          <table:table-cell table:style-name="ce23" table:formula="of:=IF([_data_.I104];[_data_.I104];&quot;&quot;)">
            <text:p/>
          </table:table-cell>
          <table:table-cell table:style-name="ce37" table:formula="of:=IF([_data_.J104];[_data_.J104];&quot;&quot;)">
            <text:p/>
          </table:table-cell>
          <table:table-cell table:style-name="ce23" table:formula="of:=IF([_data_.K104];[_data_.K104];&quot;&quot;)">
            <text:p/>
          </table:table-cell>
          <table:table-cell table:style-name="ce23" table:formula="of:=IF([_data_.L104];[_data_.L104];&quot;&quot;)">
            <text:p/>
          </table:table-cell>
          <table:table-cell table:style-name="ce23" table:formula="of:=IF([_data_.M104];[_data_.M104];&quot;&quot;)">
            <text:p/>
          </table:table-cell>
          <table:table-cell table:style-name="ce23" table:formula="of:=IF([_data_.N104];[_data_.N104];&quot;&quot;)">
            <text:p/>
          </table:table-cell>
          <table:table-cell table:style-name="ce23" table:formula="of:=IF([_data_.O104];[_data_.O104];&quot;&quot;)">
            <text:p/>
          </table:table-cell>
          <table:table-cell table:style-name="ce23" table:formula="of:=IF([_data_.P104];[_data_.P104];&quot;&quot;)">
            <text:p/>
          </table:table-cell>
          <table:table-cell table:style-name="ce23" table:formula="of:=IF([_data_.Q104];[_data_.Q104];&quot;&quot;)">
            <text:p/>
          </table:table-cell>
          <table:table-cell table:style-name="ce23" table:formula="of:=IF([_data_.R104];[_data_.R104];&quot;&quot;)">
            <text:p/>
          </table:table-cell>
          <table:table-cell table:style-name="ce23" table:formula="of:=IF([_data_.S104];[_data_.S104];&quot;&quot;)">
            <text:p/>
          </table:table-cell>
          <table:table-cell table:style-name="ce56" table:formula="of:=IF([_data_.T104];[_data_.T104];&quot;&quot;)">
            <text:p/>
          </table:table-cell>
          <table:table-cell table:style-name="ce59" table:formula="of:=IF([_data_.U104];[_data_.U104];&quot;&quot;)">
            <text:p/>
          </table:table-cell>
        </table:table-row>
        <table:table-row table:style-name="ro1">
          <table:table-cell table:formula="of:=IF([_data_.A105];[_data_.A105];&quot;&quot;)">
            <text:p/>
          </table:table-cell>
          <table:table-cell table:formula="of:=IF([_data_.B105];[_data_.B105];&quot;&quot;)">
            <text:p/>
          </table:table-cell>
          <table:table-cell table:style-name="ce23" table:formula="of:=IF([_data_.C105];[_data_.C105];&quot;&quot;)">
            <text:p/>
          </table:table-cell>
          <table:table-cell table:style-name="ce23" table:formula="of:=IF([_data_.D105];[_data_.D105];&quot;&quot;)">
            <text:p/>
          </table:table-cell>
          <table:table-cell table:style-name="ce23" table:formula="of:=IF([_data_.E105];[_data_.E105];&quot;&quot;)">
            <text:p/>
          </table:table-cell>
          <table:table-cell table:style-name="ce23" table:formula="of:=IF([_data_.F105];[_data_.F105];&quot;&quot;)">
            <text:p/>
          </table:table-cell>
          <table:table-cell table:style-name="ce33" table:formula="of:=IF([_data_.G105];[_data_.G105];&quot;&quot;)">
            <text:p/>
          </table:table-cell>
          <table:table-cell table:style-name="ce33" table:formula="of:=IF([_data_.H105];[_data_.H105];&quot;&quot;)">
            <text:p/>
          </table:table-cell>
          <table:table-cell table:style-name="ce23" table:formula="of:=IF([_data_.I105];[_data_.I105];&quot;&quot;)">
            <text:p/>
          </table:table-cell>
          <table:table-cell table:style-name="ce37" table:formula="of:=IF([_data_.J105];[_data_.J105];&quot;&quot;)">
            <text:p/>
          </table:table-cell>
          <table:table-cell table:style-name="ce23" table:formula="of:=IF([_data_.K105];[_data_.K105];&quot;&quot;)">
            <text:p/>
          </table:table-cell>
          <table:table-cell table:style-name="ce23" table:formula="of:=IF([_data_.L105];[_data_.L105];&quot;&quot;)">
            <text:p/>
          </table:table-cell>
          <table:table-cell table:style-name="ce23" table:formula="of:=IF([_data_.M105];[_data_.M105];&quot;&quot;)">
            <text:p/>
          </table:table-cell>
          <table:table-cell table:style-name="ce23" table:formula="of:=IF([_data_.N105];[_data_.N105];&quot;&quot;)">
            <text:p/>
          </table:table-cell>
          <table:table-cell table:style-name="ce23" table:formula="of:=IF([_data_.O105];[_data_.O105];&quot;&quot;)">
            <text:p/>
          </table:table-cell>
          <table:table-cell table:style-name="ce23" table:formula="of:=IF([_data_.P105];[_data_.P105];&quot;&quot;)">
            <text:p/>
          </table:table-cell>
          <table:table-cell table:style-name="ce23" table:formula="of:=IF([_data_.Q105];[_data_.Q105];&quot;&quot;)">
            <text:p/>
          </table:table-cell>
          <table:table-cell table:style-name="ce23" table:formula="of:=IF([_data_.R105];[_data_.R105];&quot;&quot;)">
            <text:p/>
          </table:table-cell>
          <table:table-cell table:style-name="ce23" table:formula="of:=IF([_data_.S105];[_data_.S105];&quot;&quot;)">
            <text:p/>
          </table:table-cell>
          <table:table-cell table:style-name="ce56" table:formula="of:=IF([_data_.T105];[_data_.T105];&quot;&quot;)">
            <text:p/>
          </table:table-cell>
          <table:table-cell table:style-name="ce59" table:formula="of:=IF([_data_.U105];[_data_.U105];&quot;&quot;)">
            <text:p/>
          </table:table-cell>
        </table:table-row>
        <table:table-row table:style-name="ro1">
          <table:table-cell table:formula="of:=IF([_data_.A106];[_data_.A106];&quot;&quot;)">
            <text:p/>
          </table:table-cell>
          <table:table-cell table:formula="of:=IF([_data_.B106];[_data_.B106];&quot;&quot;)">
            <text:p/>
          </table:table-cell>
          <table:table-cell table:style-name="ce23" table:formula="of:=IF([_data_.C106];[_data_.C106];&quot;&quot;)">
            <text:p/>
          </table:table-cell>
          <table:table-cell table:style-name="ce23" table:formula="of:=IF([_data_.D106];[_data_.D106];&quot;&quot;)">
            <text:p/>
          </table:table-cell>
          <table:table-cell table:style-name="ce23" table:formula="of:=IF([_data_.E106];[_data_.E106];&quot;&quot;)">
            <text:p/>
          </table:table-cell>
          <table:table-cell table:style-name="ce23" table:formula="of:=IF([_data_.F106];[_data_.F106];&quot;&quot;)">
            <text:p/>
          </table:table-cell>
          <table:table-cell table:style-name="ce33" table:formula="of:=IF([_data_.G106];[_data_.G106];&quot;&quot;)">
            <text:p/>
          </table:table-cell>
          <table:table-cell table:style-name="ce33" table:formula="of:=IF([_data_.H106];[_data_.H106];&quot;&quot;)">
            <text:p/>
          </table:table-cell>
          <table:table-cell table:style-name="ce23" table:formula="of:=IF([_data_.I106];[_data_.I106];&quot;&quot;)">
            <text:p/>
          </table:table-cell>
          <table:table-cell table:style-name="ce37" table:formula="of:=IF([_data_.J106];[_data_.J106];&quot;&quot;)">
            <text:p/>
          </table:table-cell>
          <table:table-cell table:style-name="ce23" table:formula="of:=IF([_data_.K106];[_data_.K106];&quot;&quot;)">
            <text:p/>
          </table:table-cell>
          <table:table-cell table:style-name="ce23" table:formula="of:=IF([_data_.L106];[_data_.L106];&quot;&quot;)">
            <text:p/>
          </table:table-cell>
          <table:table-cell table:style-name="ce23" table:formula="of:=IF([_data_.M106];[_data_.M106];&quot;&quot;)">
            <text:p/>
          </table:table-cell>
          <table:table-cell table:style-name="ce23" table:formula="of:=IF([_data_.N106];[_data_.N106];&quot;&quot;)">
            <text:p/>
          </table:table-cell>
          <table:table-cell table:style-name="ce23" table:formula="of:=IF([_data_.O106];[_data_.O106];&quot;&quot;)">
            <text:p/>
          </table:table-cell>
          <table:table-cell table:style-name="ce23" table:formula="of:=IF([_data_.P106];[_data_.P106];&quot;&quot;)">
            <text:p/>
          </table:table-cell>
          <table:table-cell table:style-name="ce23" table:formula="of:=IF([_data_.Q106];[_data_.Q106];&quot;&quot;)">
            <text:p/>
          </table:table-cell>
          <table:table-cell table:style-name="ce23" table:formula="of:=IF([_data_.R106];[_data_.R106];&quot;&quot;)">
            <text:p/>
          </table:table-cell>
          <table:table-cell table:style-name="ce23" table:formula="of:=IF([_data_.S106];[_data_.S106];&quot;&quot;)">
            <text:p/>
          </table:table-cell>
          <table:table-cell table:style-name="ce56" table:formula="of:=IF([_data_.T106];[_data_.T106];&quot;&quot;)">
            <text:p/>
          </table:table-cell>
          <table:table-cell table:style-name="ce59" table:formula="of:=IF([_data_.U106];[_data_.U106];&quot;&quot;)">
            <text:p/>
          </table:table-cell>
        </table:table-row>
        <table:table-row table:style-name="ro1">
          <table:table-cell table:formula="of:=IF([_data_.A107];[_data_.A107];&quot;&quot;)">
            <text:p/>
          </table:table-cell>
          <table:table-cell table:formula="of:=IF([_data_.B107];[_data_.B107];&quot;&quot;)">
            <text:p/>
          </table:table-cell>
          <table:table-cell table:style-name="ce23" table:formula="of:=IF([_data_.C107];[_data_.C107];&quot;&quot;)">
            <text:p/>
          </table:table-cell>
          <table:table-cell table:style-name="ce23" table:formula="of:=IF([_data_.D107];[_data_.D107];&quot;&quot;)">
            <text:p/>
          </table:table-cell>
          <table:table-cell table:style-name="ce23" table:formula="of:=IF([_data_.E107];[_data_.E107];&quot;&quot;)">
            <text:p/>
          </table:table-cell>
          <table:table-cell table:style-name="ce23" table:formula="of:=IF([_data_.F107];[_data_.F107];&quot;&quot;)">
            <text:p/>
          </table:table-cell>
          <table:table-cell table:style-name="ce33" table:formula="of:=IF([_data_.G107];[_data_.G107];&quot;&quot;)">
            <text:p/>
          </table:table-cell>
          <table:table-cell table:style-name="ce33" table:formula="of:=IF([_data_.H107];[_data_.H107];&quot;&quot;)">
            <text:p/>
          </table:table-cell>
          <table:table-cell table:style-name="ce23" table:formula="of:=IF([_data_.I107];[_data_.I107];&quot;&quot;)">
            <text:p/>
          </table:table-cell>
          <table:table-cell table:style-name="ce37" table:formula="of:=IF([_data_.J107];[_data_.J107];&quot;&quot;)">
            <text:p/>
          </table:table-cell>
          <table:table-cell table:style-name="ce23" table:formula="of:=IF([_data_.K107];[_data_.K107];&quot;&quot;)">
            <text:p/>
          </table:table-cell>
          <table:table-cell table:style-name="ce23" table:formula="of:=IF([_data_.L107];[_data_.L107];&quot;&quot;)">
            <text:p/>
          </table:table-cell>
          <table:table-cell table:style-name="ce23" table:formula="of:=IF([_data_.M107];[_data_.M107];&quot;&quot;)">
            <text:p/>
          </table:table-cell>
          <table:table-cell table:style-name="ce23" table:formula="of:=IF([_data_.N107];[_data_.N107];&quot;&quot;)">
            <text:p/>
          </table:table-cell>
          <table:table-cell table:style-name="ce23" table:formula="of:=IF([_data_.O107];[_data_.O107];&quot;&quot;)">
            <text:p/>
          </table:table-cell>
          <table:table-cell table:style-name="ce23" table:formula="of:=IF([_data_.P107];[_data_.P107];&quot;&quot;)">
            <text:p/>
          </table:table-cell>
          <table:table-cell table:style-name="ce23" table:formula="of:=IF([_data_.Q107];[_data_.Q107];&quot;&quot;)">
            <text:p/>
          </table:table-cell>
          <table:table-cell table:style-name="ce23" table:formula="of:=IF([_data_.R107];[_data_.R107];&quot;&quot;)">
            <text:p/>
          </table:table-cell>
          <table:table-cell table:style-name="ce23" table:formula="of:=IF([_data_.S107];[_data_.S107];&quot;&quot;)">
            <text:p/>
          </table:table-cell>
          <table:table-cell table:style-name="ce56" table:formula="of:=IF([_data_.T107];[_data_.T107];&quot;&quot;)">
            <text:p/>
          </table:table-cell>
          <table:table-cell table:style-name="ce59" table:formula="of:=IF([_data_.U107];[_data_.U107];&quot;&quot;)">
            <text:p/>
          </table:table-cell>
        </table:table-row>
        <table:table-row table:style-name="ro1">
          <table:table-cell table:formula="of:=IF([_data_.A108];[_data_.A108];&quot;&quot;)">
            <text:p/>
          </table:table-cell>
          <table:table-cell table:formula="of:=IF([_data_.B108];[_data_.B108];&quot;&quot;)">
            <text:p/>
          </table:table-cell>
          <table:table-cell table:style-name="ce23" table:formula="of:=IF([_data_.C108];[_data_.C108];&quot;&quot;)">
            <text:p/>
          </table:table-cell>
          <table:table-cell table:style-name="ce23" table:formula="of:=IF([_data_.D108];[_data_.D108];&quot;&quot;)">
            <text:p/>
          </table:table-cell>
          <table:table-cell table:style-name="ce23" table:formula="of:=IF([_data_.E108];[_data_.E108];&quot;&quot;)">
            <text:p/>
          </table:table-cell>
          <table:table-cell table:style-name="ce23" table:formula="of:=IF([_data_.F108];[_data_.F108];&quot;&quot;)">
            <text:p/>
          </table:table-cell>
          <table:table-cell table:style-name="ce33" table:formula="of:=IF([_data_.G108];[_data_.G108];&quot;&quot;)">
            <text:p/>
          </table:table-cell>
          <table:table-cell table:style-name="ce33" table:formula="of:=IF([_data_.H108];[_data_.H108];&quot;&quot;)">
            <text:p/>
          </table:table-cell>
          <table:table-cell table:style-name="ce23" table:formula="of:=IF([_data_.I108];[_data_.I108];&quot;&quot;)">
            <text:p/>
          </table:table-cell>
          <table:table-cell table:style-name="ce37" table:formula="of:=IF([_data_.J108];[_data_.J108];&quot;&quot;)">
            <text:p/>
          </table:table-cell>
          <table:table-cell table:style-name="ce23" table:formula="of:=IF([_data_.K108];[_data_.K108];&quot;&quot;)">
            <text:p/>
          </table:table-cell>
          <table:table-cell table:style-name="ce23" table:formula="of:=IF([_data_.L108];[_data_.L108];&quot;&quot;)">
            <text:p/>
          </table:table-cell>
          <table:table-cell table:style-name="ce23" table:formula="of:=IF([_data_.M108];[_data_.M108];&quot;&quot;)">
            <text:p/>
          </table:table-cell>
          <table:table-cell table:style-name="ce23" table:formula="of:=IF([_data_.N108];[_data_.N108];&quot;&quot;)">
            <text:p/>
          </table:table-cell>
          <table:table-cell table:style-name="ce23" table:formula="of:=IF([_data_.O108];[_data_.O108];&quot;&quot;)">
            <text:p/>
          </table:table-cell>
          <table:table-cell table:style-name="ce23" table:formula="of:=IF([_data_.P108];[_data_.P108];&quot;&quot;)">
            <text:p/>
          </table:table-cell>
          <table:table-cell table:style-name="ce23" table:formula="of:=IF([_data_.Q108];[_data_.Q108];&quot;&quot;)">
            <text:p/>
          </table:table-cell>
          <table:table-cell table:style-name="ce23" table:formula="of:=IF([_data_.R108];[_data_.R108];&quot;&quot;)">
            <text:p/>
          </table:table-cell>
          <table:table-cell table:style-name="ce23" table:formula="of:=IF([_data_.S108];[_data_.S108];&quot;&quot;)">
            <text:p/>
          </table:table-cell>
          <table:table-cell table:style-name="ce56" table:formula="of:=IF([_data_.T108];[_data_.T108];&quot;&quot;)">
            <text:p/>
          </table:table-cell>
          <table:table-cell table:style-name="ce59" table:formula="of:=IF([_data_.U108];[_data_.U108];&quot;&quot;)">
            <text:p/>
          </table:table-cell>
        </table:table-row>
        <table:table-row table:style-name="ro1">
          <table:table-cell table:formula="of:=IF([_data_.A109];[_data_.A109];&quot;&quot;)">
            <text:p/>
          </table:table-cell>
          <table:table-cell table:formula="of:=IF([_data_.B109];[_data_.B109];&quot;&quot;)">
            <text:p/>
          </table:table-cell>
          <table:table-cell table:style-name="ce23" table:formula="of:=IF([_data_.C109];[_data_.C109];&quot;&quot;)">
            <text:p/>
          </table:table-cell>
          <table:table-cell table:style-name="ce23" table:formula="of:=IF([_data_.D109];[_data_.D109];&quot;&quot;)">
            <text:p/>
          </table:table-cell>
          <table:table-cell table:style-name="ce23" table:formula="of:=IF([_data_.E109];[_data_.E109];&quot;&quot;)">
            <text:p/>
          </table:table-cell>
          <table:table-cell table:style-name="ce23" table:formula="of:=IF([_data_.F109];[_data_.F109];&quot;&quot;)">
            <text:p/>
          </table:table-cell>
          <table:table-cell table:style-name="ce33" table:formula="of:=IF([_data_.G109];[_data_.G109];&quot;&quot;)">
            <text:p/>
          </table:table-cell>
          <table:table-cell table:style-name="ce33" table:formula="of:=IF([_data_.H109];[_data_.H109];&quot;&quot;)">
            <text:p/>
          </table:table-cell>
          <table:table-cell table:style-name="ce23" table:formula="of:=IF([_data_.I109];[_data_.I109];&quot;&quot;)">
            <text:p/>
          </table:table-cell>
          <table:table-cell table:style-name="ce37" table:formula="of:=IF([_data_.J109];[_data_.J109];&quot;&quot;)">
            <text:p/>
          </table:table-cell>
          <table:table-cell table:style-name="ce23" table:formula="of:=IF([_data_.K109];[_data_.K109];&quot;&quot;)">
            <text:p/>
          </table:table-cell>
          <table:table-cell table:style-name="ce23" table:formula="of:=IF([_data_.L109];[_data_.L109];&quot;&quot;)">
            <text:p/>
          </table:table-cell>
          <table:table-cell table:style-name="ce23" table:formula="of:=IF([_data_.M109];[_data_.M109];&quot;&quot;)">
            <text:p/>
          </table:table-cell>
          <table:table-cell table:style-name="ce23" table:formula="of:=IF([_data_.N109];[_data_.N109];&quot;&quot;)">
            <text:p/>
          </table:table-cell>
          <table:table-cell table:style-name="ce23" table:formula="of:=IF([_data_.O109];[_data_.O109];&quot;&quot;)">
            <text:p/>
          </table:table-cell>
          <table:table-cell table:style-name="ce23" table:formula="of:=IF([_data_.P109];[_data_.P109];&quot;&quot;)">
            <text:p/>
          </table:table-cell>
          <table:table-cell table:style-name="ce23" table:formula="of:=IF([_data_.Q109];[_data_.Q109];&quot;&quot;)">
            <text:p/>
          </table:table-cell>
          <table:table-cell table:style-name="ce23" table:formula="of:=IF([_data_.R109];[_data_.R109];&quot;&quot;)">
            <text:p/>
          </table:table-cell>
          <table:table-cell table:style-name="ce23" table:formula="of:=IF([_data_.S109];[_data_.S109];&quot;&quot;)">
            <text:p/>
          </table:table-cell>
          <table:table-cell table:style-name="ce56" table:formula="of:=IF([_data_.T109];[_data_.T109];&quot;&quot;)">
            <text:p/>
          </table:table-cell>
          <table:table-cell table:style-name="ce59" table:formula="of:=IF([_data_.U109];[_data_.U109];&quot;&quot;)">
            <text:p/>
          </table:table-cell>
        </table:table-row>
        <table:table-row table:style-name="ro1">
          <table:table-cell table:formula="of:=IF([_data_.A110];[_data_.A110];&quot;&quot;)">
            <text:p/>
          </table:table-cell>
          <table:table-cell table:formula="of:=IF([_data_.B110];[_data_.B110];&quot;&quot;)">
            <text:p/>
          </table:table-cell>
          <table:table-cell table:style-name="ce23" table:formula="of:=IF([_data_.C110];[_data_.C110];&quot;&quot;)">
            <text:p/>
          </table:table-cell>
          <table:table-cell table:style-name="ce23" table:formula="of:=IF([_data_.D110];[_data_.D110];&quot;&quot;)">
            <text:p/>
          </table:table-cell>
          <table:table-cell table:style-name="ce23" table:formula="of:=IF([_data_.E110];[_data_.E110];&quot;&quot;)">
            <text:p/>
          </table:table-cell>
          <table:table-cell table:style-name="ce23" table:formula="of:=IF([_data_.F110];[_data_.F110];&quot;&quot;)">
            <text:p/>
          </table:table-cell>
          <table:table-cell table:style-name="ce33" table:formula="of:=IF([_data_.G110];[_data_.G110];&quot;&quot;)">
            <text:p/>
          </table:table-cell>
          <table:table-cell table:style-name="ce33" table:formula="of:=IF([_data_.H110];[_data_.H110];&quot;&quot;)">
            <text:p/>
          </table:table-cell>
          <table:table-cell table:style-name="ce23" table:formula="of:=IF([_data_.I110];[_data_.I110];&quot;&quot;)">
            <text:p/>
          </table:table-cell>
          <table:table-cell table:style-name="ce37" table:formula="of:=IF([_data_.J110];[_data_.J110];&quot;&quot;)">
            <text:p/>
          </table:table-cell>
          <table:table-cell table:style-name="ce23" table:formula="of:=IF([_data_.K110];[_data_.K110];&quot;&quot;)">
            <text:p/>
          </table:table-cell>
          <table:table-cell table:style-name="ce23" table:formula="of:=IF([_data_.L110];[_data_.L110];&quot;&quot;)">
            <text:p/>
          </table:table-cell>
          <table:table-cell table:style-name="ce23" table:formula="of:=IF([_data_.M110];[_data_.M110];&quot;&quot;)">
            <text:p/>
          </table:table-cell>
          <table:table-cell table:style-name="ce23" table:formula="of:=IF([_data_.N110];[_data_.N110];&quot;&quot;)">
            <text:p/>
          </table:table-cell>
          <table:table-cell table:style-name="ce23" table:formula="of:=IF([_data_.O110];[_data_.O110];&quot;&quot;)">
            <text:p/>
          </table:table-cell>
          <table:table-cell table:style-name="ce23" table:formula="of:=IF([_data_.P110];[_data_.P110];&quot;&quot;)">
            <text:p/>
          </table:table-cell>
          <table:table-cell table:style-name="ce23" table:formula="of:=IF([_data_.Q110];[_data_.Q110];&quot;&quot;)">
            <text:p/>
          </table:table-cell>
          <table:table-cell table:style-name="ce23" table:formula="of:=IF([_data_.R110];[_data_.R110];&quot;&quot;)">
            <text:p/>
          </table:table-cell>
          <table:table-cell table:style-name="ce23" table:formula="of:=IF([_data_.S110];[_data_.S110];&quot;&quot;)">
            <text:p/>
          </table:table-cell>
          <table:table-cell table:style-name="ce56" table:formula="of:=IF([_data_.T110];[_data_.T110];&quot;&quot;)">
            <text:p/>
          </table:table-cell>
          <table:table-cell table:style-name="ce59" table:formula="of:=IF([_data_.U110];[_data_.U110];&quot;&quot;)">
            <text:p/>
          </table:table-cell>
        </table:table-row>
        <table:table-row table:style-name="ro1">
          <table:table-cell table:formula="of:=IF([_data_.A111];[_data_.A111];&quot;&quot;)">
            <text:p/>
          </table:table-cell>
          <table:table-cell table:formula="of:=IF([_data_.B111];[_data_.B111];&quot;&quot;)">
            <text:p/>
          </table:table-cell>
          <table:table-cell table:style-name="ce23" table:formula="of:=IF([_data_.C111];[_data_.C111];&quot;&quot;)">
            <text:p/>
          </table:table-cell>
          <table:table-cell table:style-name="ce23" table:formula="of:=IF([_data_.D111];[_data_.D111];&quot;&quot;)">
            <text:p/>
          </table:table-cell>
          <table:table-cell table:style-name="ce23" table:formula="of:=IF([_data_.E111];[_data_.E111];&quot;&quot;)">
            <text:p/>
          </table:table-cell>
          <table:table-cell table:style-name="ce23" table:formula="of:=IF([_data_.F111];[_data_.F111];&quot;&quot;)">
            <text:p/>
          </table:table-cell>
          <table:table-cell table:style-name="ce33" table:formula="of:=IF([_data_.G111];[_data_.G111];&quot;&quot;)">
            <text:p/>
          </table:table-cell>
          <table:table-cell table:style-name="ce33" table:formula="of:=IF([_data_.H111];[_data_.H111];&quot;&quot;)">
            <text:p/>
          </table:table-cell>
          <table:table-cell table:style-name="ce23" table:formula="of:=IF([_data_.I111];[_data_.I111];&quot;&quot;)">
            <text:p/>
          </table:table-cell>
          <table:table-cell table:style-name="ce37" table:formula="of:=IF([_data_.J111];[_data_.J111];&quot;&quot;)">
            <text:p/>
          </table:table-cell>
          <table:table-cell table:style-name="ce23" table:formula="of:=IF([_data_.K111];[_data_.K111];&quot;&quot;)">
            <text:p/>
          </table:table-cell>
          <table:table-cell table:style-name="ce23" table:formula="of:=IF([_data_.L111];[_data_.L111];&quot;&quot;)">
            <text:p/>
          </table:table-cell>
          <table:table-cell table:style-name="ce23" table:formula="of:=IF([_data_.M111];[_data_.M111];&quot;&quot;)">
            <text:p/>
          </table:table-cell>
          <table:table-cell table:style-name="ce23" table:formula="of:=IF([_data_.N111];[_data_.N111];&quot;&quot;)">
            <text:p/>
          </table:table-cell>
          <table:table-cell table:style-name="ce23" table:formula="of:=IF([_data_.O111];[_data_.O111];&quot;&quot;)">
            <text:p/>
          </table:table-cell>
          <table:table-cell table:style-name="ce23" table:formula="of:=IF([_data_.P111];[_data_.P111];&quot;&quot;)">
            <text:p/>
          </table:table-cell>
          <table:table-cell table:style-name="ce23" table:formula="of:=IF([_data_.Q111];[_data_.Q111];&quot;&quot;)">
            <text:p/>
          </table:table-cell>
          <table:table-cell table:style-name="ce23" table:formula="of:=IF([_data_.R111];[_data_.R111];&quot;&quot;)">
            <text:p/>
          </table:table-cell>
          <table:table-cell table:style-name="ce23" table:formula="of:=IF([_data_.S111];[_data_.S111];&quot;&quot;)">
            <text:p/>
          </table:table-cell>
          <table:table-cell table:style-name="ce56" table:formula="of:=IF([_data_.T111];[_data_.T111];&quot;&quot;)">
            <text:p/>
          </table:table-cell>
          <table:table-cell table:style-name="ce59" table:formula="of:=IF([_data_.U111];[_data_.U111];&quot;&quot;)">
            <text:p/>
          </table:table-cell>
        </table:table-row>
        <table:table-row table:style-name="ro1">
          <table:table-cell table:formula="of:=IF([_data_.A112];[_data_.A112];&quot;&quot;)">
            <text:p/>
          </table:table-cell>
          <table:table-cell table:formula="of:=IF([_data_.B112];[_data_.B112];&quot;&quot;)">
            <text:p/>
          </table:table-cell>
          <table:table-cell table:style-name="ce23" table:formula="of:=IF([_data_.C112];[_data_.C112];&quot;&quot;)">
            <text:p/>
          </table:table-cell>
          <table:table-cell table:style-name="ce23" table:formula="of:=IF([_data_.D112];[_data_.D112];&quot;&quot;)">
            <text:p/>
          </table:table-cell>
          <table:table-cell table:style-name="ce23" table:formula="of:=IF([_data_.E112];[_data_.E112];&quot;&quot;)">
            <text:p/>
          </table:table-cell>
          <table:table-cell table:style-name="ce23" table:formula="of:=IF([_data_.F112];[_data_.F112];&quot;&quot;)">
            <text:p/>
          </table:table-cell>
          <table:table-cell table:style-name="ce33" table:formula="of:=IF([_data_.G112];[_data_.G112];&quot;&quot;)">
            <text:p/>
          </table:table-cell>
          <table:table-cell table:style-name="ce33" table:formula="of:=IF([_data_.H112];[_data_.H112];&quot;&quot;)">
            <text:p/>
          </table:table-cell>
          <table:table-cell table:style-name="ce23" table:formula="of:=IF([_data_.I112];[_data_.I112];&quot;&quot;)">
            <text:p/>
          </table:table-cell>
          <table:table-cell table:style-name="ce37" table:formula="of:=IF([_data_.J112];[_data_.J112];&quot;&quot;)">
            <text:p/>
          </table:table-cell>
          <table:table-cell table:style-name="ce23" table:formula="of:=IF([_data_.K112];[_data_.K112];&quot;&quot;)">
            <text:p/>
          </table:table-cell>
          <table:table-cell table:style-name="ce23" table:formula="of:=IF([_data_.L112];[_data_.L112];&quot;&quot;)">
            <text:p/>
          </table:table-cell>
          <table:table-cell table:style-name="ce23" table:formula="of:=IF([_data_.M112];[_data_.M112];&quot;&quot;)">
            <text:p/>
          </table:table-cell>
          <table:table-cell table:style-name="ce23" table:formula="of:=IF([_data_.N112];[_data_.N112];&quot;&quot;)">
            <text:p/>
          </table:table-cell>
          <table:table-cell table:style-name="ce23" table:formula="of:=IF([_data_.O112];[_data_.O112];&quot;&quot;)">
            <text:p/>
          </table:table-cell>
          <table:table-cell table:style-name="ce23" table:formula="of:=IF([_data_.P112];[_data_.P112];&quot;&quot;)">
            <text:p/>
          </table:table-cell>
          <table:table-cell table:style-name="ce23" table:formula="of:=IF([_data_.Q112];[_data_.Q112];&quot;&quot;)">
            <text:p/>
          </table:table-cell>
          <table:table-cell table:style-name="ce23" table:formula="of:=IF([_data_.R112];[_data_.R112];&quot;&quot;)">
            <text:p/>
          </table:table-cell>
          <table:table-cell table:style-name="ce23" table:formula="of:=IF([_data_.S112];[_data_.S112];&quot;&quot;)">
            <text:p/>
          </table:table-cell>
          <table:table-cell table:style-name="ce56" table:formula="of:=IF([_data_.T112];[_data_.T112];&quot;&quot;)">
            <text:p/>
          </table:table-cell>
          <table:table-cell table:style-name="ce59" table:formula="of:=IF([_data_.U112];[_data_.U112];&quot;&quot;)">
            <text:p/>
          </table:table-cell>
        </table:table-row>
        <table:table-row table:style-name="ro1">
          <table:table-cell table:formula="of:=IF([_data_.A113];[_data_.A113];&quot;&quot;)">
            <text:p/>
          </table:table-cell>
          <table:table-cell table:formula="of:=IF([_data_.B113];[_data_.B113];&quot;&quot;)">
            <text:p/>
          </table:table-cell>
          <table:table-cell table:style-name="ce23" table:formula="of:=IF([_data_.C113];[_data_.C113];&quot;&quot;)">
            <text:p/>
          </table:table-cell>
          <table:table-cell table:style-name="ce23" table:formula="of:=IF([_data_.D113];[_data_.D113];&quot;&quot;)">
            <text:p/>
          </table:table-cell>
          <table:table-cell table:style-name="ce23" table:formula="of:=IF([_data_.E113];[_data_.E113];&quot;&quot;)">
            <text:p/>
          </table:table-cell>
          <table:table-cell table:style-name="ce23" table:formula="of:=IF([_data_.F113];[_data_.F113];&quot;&quot;)">
            <text:p/>
          </table:table-cell>
          <table:table-cell table:style-name="ce33" table:formula="of:=IF([_data_.G113];[_data_.G113];&quot;&quot;)">
            <text:p/>
          </table:table-cell>
          <table:table-cell table:style-name="ce33" table:formula="of:=IF([_data_.H113];[_data_.H113];&quot;&quot;)">
            <text:p/>
          </table:table-cell>
          <table:table-cell table:style-name="ce23" table:formula="of:=IF([_data_.I113];[_data_.I113];&quot;&quot;)">
            <text:p/>
          </table:table-cell>
          <table:table-cell table:style-name="ce37" table:formula="of:=IF([_data_.J113];[_data_.J113];&quot;&quot;)">
            <text:p/>
          </table:table-cell>
          <table:table-cell table:style-name="ce23" table:formula="of:=IF([_data_.K113];[_data_.K113];&quot;&quot;)">
            <text:p/>
          </table:table-cell>
          <table:table-cell table:style-name="ce23" table:formula="of:=IF([_data_.L113];[_data_.L113];&quot;&quot;)">
            <text:p/>
          </table:table-cell>
          <table:table-cell table:style-name="ce23" table:formula="of:=IF([_data_.M113];[_data_.M113];&quot;&quot;)">
            <text:p/>
          </table:table-cell>
          <table:table-cell table:style-name="ce23" table:formula="of:=IF([_data_.N113];[_data_.N113];&quot;&quot;)">
            <text:p/>
          </table:table-cell>
          <table:table-cell table:style-name="ce23" table:formula="of:=IF([_data_.O113];[_data_.O113];&quot;&quot;)">
            <text:p/>
          </table:table-cell>
          <table:table-cell table:style-name="ce23" table:formula="of:=IF([_data_.P113];[_data_.P113];&quot;&quot;)">
            <text:p/>
          </table:table-cell>
          <table:table-cell table:style-name="ce23" table:formula="of:=IF([_data_.Q113];[_data_.Q113];&quot;&quot;)">
            <text:p/>
          </table:table-cell>
          <table:table-cell table:style-name="ce23" table:formula="of:=IF([_data_.R113];[_data_.R113];&quot;&quot;)">
            <text:p/>
          </table:table-cell>
          <table:table-cell table:style-name="ce23" table:formula="of:=IF([_data_.S113];[_data_.S113];&quot;&quot;)">
            <text:p/>
          </table:table-cell>
          <table:table-cell table:style-name="ce56" table:formula="of:=IF([_data_.T113];[_data_.T113];&quot;&quot;)">
            <text:p/>
          </table:table-cell>
          <table:table-cell table:style-name="ce59" table:formula="of:=IF([_data_.U113];[_data_.U113];&quot;&quot;)">
            <text:p/>
          </table:table-cell>
        </table:table-row>
        <table:table-row table:style-name="ro1">
          <table:table-cell table:style-name="ce16" table:formula="of:=IF([_data_.A114];[_data_.A114];&quot;&quot;)">
            <text:p/>
          </table:table-cell>
          <table:table-cell table:style-name="ce24" table:formula="of:=IF([_data_.B114];[_data_.B114];&quot;&quot;)">
            <text:p/>
          </table:table-cell>
          <table:table-cell table:style-name="ce24" table:formula="of:=IF([_data_.C114];[_data_.C114];&quot;&quot;)">
            <text:p/>
          </table:table-cell>
          <table:table-cell table:style-name="ce24" table:formula="of:=IF([_data_.D114];[_data_.D114];&quot;&quot;)">
            <text:p/>
          </table:table-cell>
          <table:table-cell table:style-name="ce24" table:formula="of:=IF([_data_.E114];[_data_.E114];&quot;&quot;)">
            <text:p/>
          </table:table-cell>
          <table:table-cell table:style-name="ce24" table:formula="of:=IF([_data_.F114];[_data_.F114];&quot;&quot;)">
            <text:p/>
          </table:table-cell>
          <table:table-cell table:style-name="ce34" table:formula="of:=IF([_data_.G114];[_data_.G114];&quot;&quot;)">
            <text:p/>
          </table:table-cell>
          <table:table-cell table:style-name="ce34" table:formula="of:=IF([_data_.H114];[_data_.H114];&quot;&quot;)">
            <text:p/>
          </table:table-cell>
          <table:table-cell table:style-name="ce24" table:formula="of:=IF([_data_.I114];[_data_.I114];&quot;&quot;)">
            <text:p/>
          </table:table-cell>
          <table:table-cell table:style-name="ce38" table:formula="of:=IF([_data_.J114];[_data_.J114];&quot;&quot;)">
            <text:p/>
          </table:table-cell>
          <table:table-cell table:style-name="ce24" table:formula="of:=IF([_data_.K114];[_data_.K114];&quot;&quot;)">
            <text:p/>
          </table:table-cell>
          <table:table-cell table:style-name="ce24" table:formula="of:=IF([_data_.L114];[_data_.L114];&quot;&quot;)">
            <text:p/>
          </table:table-cell>
          <table:table-cell table:style-name="ce24" table:formula="of:=IF([_data_.M114];[_data_.M114];&quot;&quot;)">
            <text:p/>
          </table:table-cell>
          <table:table-cell table:style-name="ce24" table:formula="of:=IF([_data_.N114];[_data_.N114];&quot;&quot;)">
            <text:p/>
          </table:table-cell>
          <table:table-cell table:style-name="ce24" table:formula="of:=IF([_data_.O114];[_data_.O114];&quot;&quot;)">
            <text:p/>
          </table:table-cell>
          <table:table-cell table:style-name="ce24" table:formula="of:=IF([_data_.P114];[_data_.P114];&quot;&quot;)">
            <text:p/>
          </table:table-cell>
          <table:table-cell table:style-name="ce24" table:formula="of:=IF([_data_.Q114];[_data_.Q114];&quot;&quot;)">
            <text:p/>
          </table:table-cell>
          <table:table-cell table:style-name="ce24" table:formula="of:=IF([_data_.R114];[_data_.R114];&quot;&quot;)">
            <text:p/>
          </table:table-cell>
          <table:table-cell table:style-name="ce24" table:formula="of:=IF([_data_.S114];[_data_.S114];&quot;&quot;)">
            <text:p/>
          </table:table-cell>
          <table:table-cell table:style-name="ce57" table:formula="of:=IF([_data_.T114];[_data_.T114];&quot;&quot;)">
            <text:p/>
          </table:table-cell>
          <table:table-cell table:style-name="ce60" table:formula="of:=IF([_data_.U114];[_data_.U1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Maalis.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Maalis.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Maalis.P3:.P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Maalis.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Maalis.Q3:.Q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Maalis.F3:.F35];[Maalis.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Maalis.R3:.R35];[Maalis.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Maalis.F3:.F35];[Maalis.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Maalis.F3:.F35];[Maalis.I3:.I35];&quot;=1&quot;;[Maalis.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Maalis.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Maalis.F3:.F35];[Maalis.I3:.I35];&quot;=1&quot;;[Maalis.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82];[_data_.A82];&quot;&quot;)">
            <text:p/>
          </table:table-cell>
          <table:table-cell table:style-name="ce27" table:formula="of:=IF([_data_.V82]=&quot;&quot;;&quot;&quot;;[_data_.V82])" table:number-columns-spanned="20" table:number-rows-spanned="1">
            <text:p/>
          </table:table-cell>
          <table:covered-table-cell table:formula="of:=IF(#REF!.[Maalis.C86]=&quot;&quot;;&quot;&quot;;#REF!.[Maalis.C86])" office:value-type="string" office:string-value="" calcext:value-type="error">
            <text:p>Err:501</text:p>
          </table:covered-table-cell>
          <table:covered-table-cell table:formula="of:=IF(#REF!.[Maalis.D86]=&quot;&quot;;&quot;&quot;;#REF!.[Maalis.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Maalis.F86]=&quot;&quot;;&quot;&quot;;#REF!.[Maalis.F86])" office:value-type="string" office:string-value="" calcext:value-type="error">
            <text:p>Err:501</text:p>
          </table:covered-table-cell>
          <table:covered-table-cell table:formula="of:=IF(#REF!.[Maalis.G86]=&quot;&quot;;&quot;&quot;;#REF!.[Maalis.G86])" office:value-type="string" office:string-value="" calcext:value-type="error">
            <text:p>Err:501</text:p>
          </table:covered-table-cell>
          <table:covered-table-cell table:formula="of:=IF(#REF!.[Maalis.H86]=&quot;&quot;;&quot;&quot;;#REF!.[Maalis.H86])" office:value-type="string" office:string-value="" calcext:value-type="error">
            <text:p>Err:501</text:p>
          </table:covered-table-cell>
          <table:covered-table-cell table:formula="of:=IF(#REF!.[Maalis.I86]=&quot;&quot;;&quot;&quot;;#REF!.[Maalis.I86])" office:value-type="string" office:string-value="" calcext:value-type="error">
            <text:p>Err:501</text:p>
          </table:covered-table-cell>
          <table:covered-table-cell table:formula="of:=IF(#REF!.[Maalis.J86]=&quot;&quot;;&quot;&quot;;#REF!.[Maalis.J86])" office:value-type="string" office:string-value="" calcext:value-type="error">
            <text:p>Err:501</text:p>
          </table:covered-table-cell>
          <table:covered-table-cell table:formula="of:=IF(#REF!.[Maalis.K86]=&quot;&quot;;&quot;&quot;;#REF!.[Maalis.K86])" office:value-type="string" office:string-value="" calcext:value-type="error">
            <text:p>Err:501</text:p>
          </table:covered-table-cell>
          <table:covered-table-cell table:formula="of:=IF(#REF!.[Maalis.L86]=&quot;&quot;;&quot;&quot;;#REF!.[Maalis.L86])" office:value-type="string" office:string-value="" calcext:value-type="error">
            <text:p>Err:501</text:p>
          </table:covered-table-cell>
          <table:covered-table-cell table:formula="of:=IF(#REF!.[Maalis.M86]=&quot;&quot;;&quot;&quot;;#REF!.[Maalis.M86])" office:value-type="string" office:string-value="" calcext:value-type="error">
            <text:p>Err:501</text:p>
          </table:covered-table-cell>
          <table:covered-table-cell table:formula="of:=IF(#REF!.[Maalis.N86]=&quot;&quot;;&quot;&quot;;#REF!.[Maalis.N86])" office:value-type="string" office:string-value="" calcext:value-type="error">
            <text:p>Err:501</text:p>
          </table:covered-table-cell>
          <table:covered-table-cell table:formula="of:=IF(#REF!.[Maalis.O86]=&quot;&quot;;&quot;&quot;;#REF!.[Maalis.O86])" office:value-type="string" office:string-value="" calcext:value-type="error">
            <text:p>Err:501</text:p>
          </table:covered-table-cell>
          <table:covered-table-cell table:formula="of:=IF(#REF!.[Maalis.P86]=&quot;&quot;;&quot;&quot;;#REF!.[Maalis.P86])" office:value-type="string" office:string-value="" calcext:value-type="error">
            <text:p>Err:501</text:p>
          </table:covered-table-cell>
          <table:covered-table-cell table:formula="of:=IF(#REF!.[Maalis.Q86]=&quot;&quot;;&quot;&quot;;#REF!.[Maalis.Q86])" office:value-type="string" office:string-value="" calcext:value-type="error">
            <text:p>Err:501</text:p>
          </table:covered-table-cell>
          <table:covered-table-cell table:formula="of:=IF(#REF!.[Maalis.R86]=&quot;&quot;;&quot;&quot;;#REF!.[Maalis.R86])" office:value-type="string" office:string-value="" calcext:value-type="error">
            <text:p>Err:501</text:p>
          </table:covered-table-cell>
          <table:covered-table-cell table:formula="of:=IF(#REF!.[Maalis.S86]=&quot;&quot;;&quot;&quot;;#REF!.[Maalis.S86])" office:value-type="string" office:string-value="" calcext:value-type="error">
            <text:p>Err:501</text:p>
          </table:covered-table-cell>
          <table:covered-table-cell table:formula="of:=IF(#REF!.[Maalis.T86]=&quot;&quot;;&quot;&quot;;#REF!.[Maalis.T86])" office:value-type="string" office:string-value="" calcext:value-type="error">
            <text:p>Err:501</text:p>
          </table:covered-table-cell>
          <table:covered-table-cell table:formula="of:=IF(#REF!.[Maalis.U86]=&quot;&quot;;&quot;&quot;;#REF!.[Maalis.U86])" office:value-type="string" office:string-value="" calcext:value-type="error">
            <text:p>Err:501</text:p>
          </table:covered-table-cell>
        </table:table-row>
        <table:table-row table:style-name="ro1">
          <table:table-cell table:formula="of:=IF([_data_.A83];[_data_.A83];&quot;&quot;)">
            <text:p/>
          </table:table-cell>
          <table:table-cell table:style-name="ce28" table:formula="of:=IF([_data_.V83]=&quot;&quot;;&quot;&quot;;[_data_.V83])" table:number-columns-spanned="20" table:number-rows-spanned="1">
            <text:p/>
          </table:table-cell>
          <table:covered-table-cell table:formula="of:=IF(#REF!.[Maalis.C87]=&quot;&quot;;&quot;&quot;;#REF!.[Maalis.C87])" office:value-type="string" office:string-value="" calcext:value-type="error">
            <text:p>Err:501</text:p>
          </table:covered-table-cell>
          <table:covered-table-cell table:formula="of:=IF(#REF!.[Maalis.D87]=&quot;&quot;;&quot;&quot;;#REF!.[Maalis.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Maalis.F87]=&quot;&quot;;&quot;&quot;;#REF!.[Maalis.F87])" office:value-type="string" office:string-value="" calcext:value-type="error">
            <text:p>Err:501</text:p>
          </table:covered-table-cell>
          <table:covered-table-cell table:formula="of:=IF(#REF!.[Maalis.G87]=&quot;&quot;;&quot;&quot;;#REF!.[Maalis.G87])" office:value-type="string" office:string-value="" calcext:value-type="error">
            <text:p>Err:501</text:p>
          </table:covered-table-cell>
          <table:covered-table-cell table:formula="of:=IF(#REF!.[Maalis.H87]=&quot;&quot;;&quot;&quot;;#REF!.[Maalis.H87])" office:value-type="string" office:string-value="" calcext:value-type="error">
            <text:p>Err:501</text:p>
          </table:covered-table-cell>
          <table:covered-table-cell table:formula="of:=IF(#REF!.[Maalis.I87]=&quot;&quot;;&quot;&quot;;#REF!.[Maalis.I87])" office:value-type="string" office:string-value="" calcext:value-type="error">
            <text:p>Err:501</text:p>
          </table:covered-table-cell>
          <table:covered-table-cell table:formula="of:=IF(#REF!.[Maalis.J87]=&quot;&quot;;&quot;&quot;;#REF!.[Maalis.J87])" office:value-type="string" office:string-value="" calcext:value-type="error">
            <text:p>Err:501</text:p>
          </table:covered-table-cell>
          <table:covered-table-cell table:formula="of:=IF(#REF!.[Maalis.K87]=&quot;&quot;;&quot;&quot;;#REF!.[Maalis.K87])" office:value-type="string" office:string-value="" calcext:value-type="error">
            <text:p>Err:501</text:p>
          </table:covered-table-cell>
          <table:covered-table-cell table:formula="of:=IF(#REF!.[Maalis.L87]=&quot;&quot;;&quot;&quot;;#REF!.[Maalis.L87])" office:value-type="string" office:string-value="" calcext:value-type="error">
            <text:p>Err:501</text:p>
          </table:covered-table-cell>
          <table:covered-table-cell table:formula="of:=IF(#REF!.[Maalis.M87]=&quot;&quot;;&quot;&quot;;#REF!.[Maalis.M87])" office:value-type="string" office:string-value="" calcext:value-type="error">
            <text:p>Err:501</text:p>
          </table:covered-table-cell>
          <table:covered-table-cell table:formula="of:=IF(#REF!.[Maalis.N87]=&quot;&quot;;&quot;&quot;;#REF!.[Maalis.N87])" office:value-type="string" office:string-value="" calcext:value-type="error">
            <text:p>Err:501</text:p>
          </table:covered-table-cell>
          <table:covered-table-cell table:formula="of:=IF(#REF!.[Maalis.O87]=&quot;&quot;;&quot;&quot;;#REF!.[Maalis.O87])" office:value-type="string" office:string-value="" calcext:value-type="error">
            <text:p>Err:501</text:p>
          </table:covered-table-cell>
          <table:covered-table-cell table:formula="of:=IF(#REF!.[Maalis.P87]=&quot;&quot;;&quot;&quot;;#REF!.[Maalis.P87])" office:value-type="string" office:string-value="" calcext:value-type="error">
            <text:p>Err:501</text:p>
          </table:covered-table-cell>
          <table:covered-table-cell table:formula="of:=IF(#REF!.[Maalis.Q87]=&quot;&quot;;&quot;&quot;;#REF!.[Maalis.Q87])" office:value-type="string" office:string-value="" calcext:value-type="error">
            <text:p>Err:501</text:p>
          </table:covered-table-cell>
          <table:covered-table-cell table:formula="of:=IF(#REF!.[Maalis.R87]=&quot;&quot;;&quot;&quot;;#REF!.[Maalis.R87])" office:value-type="string" office:string-value="" calcext:value-type="error">
            <text:p>Err:501</text:p>
          </table:covered-table-cell>
          <table:covered-table-cell table:formula="of:=IF(#REF!.[Maalis.S87]=&quot;&quot;;&quot;&quot;;#REF!.[Maalis.S87])" office:value-type="string" office:string-value="" calcext:value-type="error">
            <text:p>Err:501</text:p>
          </table:covered-table-cell>
          <table:covered-table-cell table:formula="of:=IF(#REF!.[Maalis.T87]=&quot;&quot;;&quot;&quot;;#REF!.[Maalis.T87])" office:value-type="string" office:string-value="" calcext:value-type="error">
            <text:p>Err:501</text:p>
          </table:covered-table-cell>
          <table:covered-table-cell table:formula="of:=IF(#REF!.[Maalis.U87]=&quot;&quot;;&quot;&quot;;#REF!.[Maalis.U87])" office:value-type="string" office:string-value="" calcext:value-type="error">
            <text:p>Err:501</text:p>
          </table:covered-table-cell>
        </table:table-row>
        <table:table-row table:style-name="ro1">
          <table:table-cell table:formula="of:=IF([_data_.A84];[_data_.A84];&quot;&quot;)">
            <text:p/>
          </table:table-cell>
          <table:table-cell table:style-name="ce28" table:formula="of:=IF([_data_.V84]=&quot;&quot;;&quot;&quot;;[_data_.V84])" table:number-columns-spanned="20" table:number-rows-spanned="1">
            <text:p/>
          </table:table-cell>
          <table:covered-table-cell table:formula="of:=IF(#REF!.[Maalis.C88]=&quot;&quot;;&quot;&quot;;#REF!.[Maalis.C88])" office:value-type="string" office:string-value="" calcext:value-type="error">
            <text:p>Err:501</text:p>
          </table:covered-table-cell>
          <table:covered-table-cell table:formula="of:=IF(#REF!.[Maalis.D88]=&quot;&quot;;&quot;&quot;;#REF!.[Maalis.D88])" office:value-type="string" office:string-value="" calcext:value-type="error">
            <text:p>Err:501</text:p>
          </table:covered-table-cell>
          <table:covered-table-cell table:formula="of:=IF(#REF!.e88=&quot;&quot;;&quot;&quot;;#REF!.e88)" office:value-type="string" office:string-value="" calcext:value-type="error">
            <text:p>Err:508</text:p>
          </table:covered-table-cell>
          <table:covered-table-cell table:formula="of:=IF(#REF!.[Maalis.F88]=&quot;&quot;;&quot;&quot;;#REF!.[Maalis.F88])" office:value-type="string" office:string-value="" calcext:value-type="error">
            <text:p>Err:501</text:p>
          </table:covered-table-cell>
          <table:covered-table-cell table:formula="of:=IF(#REF!.[Maalis.G88]=&quot;&quot;;&quot;&quot;;#REF!.[Maalis.G88])" office:value-type="string" office:string-value="" calcext:value-type="error">
            <text:p>Err:501</text:p>
          </table:covered-table-cell>
          <table:covered-table-cell table:formula="of:=IF(#REF!.[Maalis.H88]=&quot;&quot;;&quot;&quot;;#REF!.[Maalis.H88])" office:value-type="string" office:string-value="" calcext:value-type="error">
            <text:p>Err:501</text:p>
          </table:covered-table-cell>
          <table:covered-table-cell table:formula="of:=IF(#REF!.[Maalis.I88]=&quot;&quot;;&quot;&quot;;#REF!.[Maalis.I88])" office:value-type="string" office:string-value="" calcext:value-type="error">
            <text:p>Err:501</text:p>
          </table:covered-table-cell>
          <table:covered-table-cell table:formula="of:=IF(#REF!.[Maalis.J88]=&quot;&quot;;&quot;&quot;;#REF!.[Maalis.J88])" office:value-type="string" office:string-value="" calcext:value-type="error">
            <text:p>Err:501</text:p>
          </table:covered-table-cell>
          <table:covered-table-cell table:formula="of:=IF(#REF!.[Maalis.K88]=&quot;&quot;;&quot;&quot;;#REF!.[Maalis.K88])" office:value-type="string" office:string-value="" calcext:value-type="error">
            <text:p>Err:501</text:p>
          </table:covered-table-cell>
          <table:covered-table-cell table:formula="of:=IF(#REF!.[Maalis.L88]=&quot;&quot;;&quot;&quot;;#REF!.[Maalis.L88])" office:value-type="string" office:string-value="" calcext:value-type="error">
            <text:p>Err:501</text:p>
          </table:covered-table-cell>
          <table:covered-table-cell table:formula="of:=IF(#REF!.[Maalis.M88]=&quot;&quot;;&quot;&quot;;#REF!.[Maalis.M88])" office:value-type="string" office:string-value="" calcext:value-type="error">
            <text:p>Err:501</text:p>
          </table:covered-table-cell>
          <table:covered-table-cell table:formula="of:=IF(#REF!.[Maalis.N88]=&quot;&quot;;&quot;&quot;;#REF!.[Maalis.N88])" office:value-type="string" office:string-value="" calcext:value-type="error">
            <text:p>Err:501</text:p>
          </table:covered-table-cell>
          <table:covered-table-cell table:formula="of:=IF(#REF!.[Maalis.O88]=&quot;&quot;;&quot;&quot;;#REF!.[Maalis.O88])" office:value-type="string" office:string-value="" calcext:value-type="error">
            <text:p>Err:501</text:p>
          </table:covered-table-cell>
          <table:covered-table-cell table:formula="of:=IF(#REF!.[Maalis.P88]=&quot;&quot;;&quot;&quot;;#REF!.[Maalis.P88])" office:value-type="string" office:string-value="" calcext:value-type="error">
            <text:p>Err:501</text:p>
          </table:covered-table-cell>
          <table:covered-table-cell table:formula="of:=IF(#REF!.[Maalis.Q88]=&quot;&quot;;&quot;&quot;;#REF!.[Maalis.Q88])" office:value-type="string" office:string-value="" calcext:value-type="error">
            <text:p>Err:501</text:p>
          </table:covered-table-cell>
          <table:covered-table-cell table:formula="of:=IF(#REF!.[Maalis.R88]=&quot;&quot;;&quot;&quot;;#REF!.[Maalis.R88])" office:value-type="string" office:string-value="" calcext:value-type="error">
            <text:p>Err:501</text:p>
          </table:covered-table-cell>
          <table:covered-table-cell table:formula="of:=IF(#REF!.[Maalis.S88]=&quot;&quot;;&quot;&quot;;#REF!.[Maalis.S88])" office:value-type="string" office:string-value="" calcext:value-type="error">
            <text:p>Err:501</text:p>
          </table:covered-table-cell>
          <table:covered-table-cell table:formula="of:=IF(#REF!.[Maalis.T88]=&quot;&quot;;&quot;&quot;;#REF!.[Maalis.T88])" office:value-type="string" office:string-value="" calcext:value-type="error">
            <text:p>Err:501</text:p>
          </table:covered-table-cell>
          <table:covered-table-cell table:formula="of:=IF(#REF!.[Maalis.U88]=&quot;&quot;;&quot;&quot;;#REF!.[Maalis.U88])" office:value-type="string" office:string-value="" calcext:value-type="error">
            <text:p>Err:501</text:p>
          </table:covered-table-cell>
        </table:table-row>
        <table:table-row table:style-name="ro1">
          <table:table-cell table:formula="of:=IF([_data_.A85];[_data_.A85];&quot;&quot;)">
            <text:p/>
          </table:table-cell>
          <table:table-cell table:style-name="ce28" table:formula="of:=IF([_data_.V85]=&quot;&quot;;&quot;&quot;;[_data_.V85])" table:number-columns-spanned="20" table:number-rows-spanned="1">
            <text:p/>
          </table:table-cell>
          <table:covered-table-cell table:formula="of:=IF(#REF!.[Maalis.C89]=&quot;&quot;;&quot;&quot;;#REF!.[Maalis.C89])" office:value-type="string" office:string-value="" calcext:value-type="error">
            <text:p>Err:501</text:p>
          </table:covered-table-cell>
          <table:covered-table-cell table:formula="of:=IF(#REF!.[Maalis.D89]=&quot;&quot;;&quot;&quot;;#REF!.[Maalis.D89])" office:value-type="string" office:string-value="" calcext:value-type="error">
            <text:p>Err:501</text:p>
          </table:covered-table-cell>
          <table:covered-table-cell table:formula="of:=IF(#REF!.e89=&quot;&quot;;&quot;&quot;;#REF!.e89)" office:value-type="string" office:string-value="" calcext:value-type="error">
            <text:p>Err:508</text:p>
          </table:covered-table-cell>
          <table:covered-table-cell table:formula="of:=IF(#REF!.[Maalis.F89]=&quot;&quot;;&quot;&quot;;#REF!.[Maalis.F89])" office:value-type="string" office:string-value="" calcext:value-type="error">
            <text:p>Err:501</text:p>
          </table:covered-table-cell>
          <table:covered-table-cell table:formula="of:=IF(#REF!.[Maalis.G89]=&quot;&quot;;&quot;&quot;;#REF!.[Maalis.G89])" office:value-type="string" office:string-value="" calcext:value-type="error">
            <text:p>Err:501</text:p>
          </table:covered-table-cell>
          <table:covered-table-cell table:formula="of:=IF(#REF!.[Maalis.H89]=&quot;&quot;;&quot;&quot;;#REF!.[Maalis.H89])" office:value-type="string" office:string-value="" calcext:value-type="error">
            <text:p>Err:501</text:p>
          </table:covered-table-cell>
          <table:covered-table-cell table:formula="of:=IF(#REF!.[Maalis.I89]=&quot;&quot;;&quot;&quot;;#REF!.[Maalis.I89])" office:value-type="string" office:string-value="" calcext:value-type="error">
            <text:p>Err:501</text:p>
          </table:covered-table-cell>
          <table:covered-table-cell table:formula="of:=IF(#REF!.[Maalis.J89]=&quot;&quot;;&quot;&quot;;#REF!.[Maalis.J89])" office:value-type="string" office:string-value="" calcext:value-type="error">
            <text:p>Err:501</text:p>
          </table:covered-table-cell>
          <table:covered-table-cell table:formula="of:=IF(#REF!.[Maalis.K89]=&quot;&quot;;&quot;&quot;;#REF!.[Maalis.K89])" office:value-type="string" office:string-value="" calcext:value-type="error">
            <text:p>Err:501</text:p>
          </table:covered-table-cell>
          <table:covered-table-cell table:formula="of:=IF(#REF!.[Maalis.L89]=&quot;&quot;;&quot;&quot;;#REF!.[Maalis.L89])" office:value-type="string" office:string-value="" calcext:value-type="error">
            <text:p>Err:501</text:p>
          </table:covered-table-cell>
          <table:covered-table-cell table:formula="of:=IF(#REF!.[Maalis.M89]=&quot;&quot;;&quot;&quot;;#REF!.[Maalis.M89])" office:value-type="string" office:string-value="" calcext:value-type="error">
            <text:p>Err:501</text:p>
          </table:covered-table-cell>
          <table:covered-table-cell table:formula="of:=IF(#REF!.[Maalis.N89]=&quot;&quot;;&quot;&quot;;#REF!.[Maalis.N89])" office:value-type="string" office:string-value="" calcext:value-type="error">
            <text:p>Err:501</text:p>
          </table:covered-table-cell>
          <table:covered-table-cell table:formula="of:=IF(#REF!.[Maalis.O89]=&quot;&quot;;&quot;&quot;;#REF!.[Maalis.O89])" office:value-type="string" office:string-value="" calcext:value-type="error">
            <text:p>Err:501</text:p>
          </table:covered-table-cell>
          <table:covered-table-cell table:formula="of:=IF(#REF!.[Maalis.P89]=&quot;&quot;;&quot;&quot;;#REF!.[Maalis.P89])" office:value-type="string" office:string-value="" calcext:value-type="error">
            <text:p>Err:501</text:p>
          </table:covered-table-cell>
          <table:covered-table-cell table:formula="of:=IF(#REF!.[Maalis.Q89]=&quot;&quot;;&quot;&quot;;#REF!.[Maalis.Q89])" office:value-type="string" office:string-value="" calcext:value-type="error">
            <text:p>Err:501</text:p>
          </table:covered-table-cell>
          <table:covered-table-cell table:formula="of:=IF(#REF!.[Maalis.R89]=&quot;&quot;;&quot;&quot;;#REF!.[Maalis.R89])" office:value-type="string" office:string-value="" calcext:value-type="error">
            <text:p>Err:501</text:p>
          </table:covered-table-cell>
          <table:covered-table-cell table:formula="of:=IF(#REF!.[Maalis.S89]=&quot;&quot;;&quot;&quot;;#REF!.[Maalis.S89])" office:value-type="string" office:string-value="" calcext:value-type="error">
            <text:p>Err:501</text:p>
          </table:covered-table-cell>
          <table:covered-table-cell table:formula="of:=IF(#REF!.[Maalis.T89]=&quot;&quot;;&quot;&quot;;#REF!.[Maalis.T89])" office:value-type="string" office:string-value="" calcext:value-type="error">
            <text:p>Err:501</text:p>
          </table:covered-table-cell>
          <table:covered-table-cell table:formula="of:=IF(#REF!.[Maalis.U89]=&quot;&quot;;&quot;&quot;;#REF!.[Maalis.U89])" office:value-type="string" office:string-value="" calcext:value-type="error">
            <text:p>Err:501</text:p>
          </table:covered-table-cell>
        </table:table-row>
        <table:table-row table:style-name="ro1">
          <table:table-cell table:formula="of:=IF([_data_.A86];[_data_.A86];&quot;&quot;)">
            <text:p/>
          </table:table-cell>
          <table:table-cell table:style-name="ce28" table:formula="of:=IF([_data_.V86]=&quot;&quot;;&quot;&quot;;[_data_.V86])" table:number-columns-spanned="20" table:number-rows-spanned="1">
            <text:p/>
          </table:table-cell>
          <table:covered-table-cell table:formula="of:=IF(#REF!.[Maalis.C90]=&quot;&quot;;&quot;&quot;;#REF!.[Maalis.C90])" office:value-type="string" office:string-value="" calcext:value-type="error">
            <text:p>Err:501</text:p>
          </table:covered-table-cell>
          <table:covered-table-cell table:formula="of:=IF(#REF!.[Maalis.D90]=&quot;&quot;;&quot;&quot;;#REF!.[Maalis.D90])" office:value-type="string" office:string-value="" calcext:value-type="error">
            <text:p>Err:501</text:p>
          </table:covered-table-cell>
          <table:covered-table-cell table:formula="of:=IF(#REF!.e90=&quot;&quot;;&quot;&quot;;#REF!.e90)" office:value-type="string" office:string-value="" calcext:value-type="error">
            <text:p>Err:508</text:p>
          </table:covered-table-cell>
          <table:covered-table-cell table:formula="of:=IF(#REF!.[Maalis.F90]=&quot;&quot;;&quot;&quot;;#REF!.[Maalis.F90])" office:value-type="string" office:string-value="" calcext:value-type="error">
            <text:p>Err:501</text:p>
          </table:covered-table-cell>
          <table:covered-table-cell table:formula="of:=IF(#REF!.[Maalis.G90]=&quot;&quot;;&quot;&quot;;#REF!.[Maalis.G90])" office:value-type="string" office:string-value="" calcext:value-type="error">
            <text:p>Err:501</text:p>
          </table:covered-table-cell>
          <table:covered-table-cell table:formula="of:=IF(#REF!.[Maalis.H90]=&quot;&quot;;&quot;&quot;;#REF!.[Maalis.H90])" office:value-type="string" office:string-value="" calcext:value-type="error">
            <text:p>Err:501</text:p>
          </table:covered-table-cell>
          <table:covered-table-cell table:formula="of:=IF(#REF!.[Maalis.I90]=&quot;&quot;;&quot;&quot;;#REF!.[Maalis.I90])" office:value-type="string" office:string-value="" calcext:value-type="error">
            <text:p>Err:501</text:p>
          </table:covered-table-cell>
          <table:covered-table-cell table:formula="of:=IF(#REF!.[Maalis.J90]=&quot;&quot;;&quot;&quot;;#REF!.[Maalis.J90])" office:value-type="string" office:string-value="" calcext:value-type="error">
            <text:p>Err:501</text:p>
          </table:covered-table-cell>
          <table:covered-table-cell table:formula="of:=IF(#REF!.[Maalis.K90]=&quot;&quot;;&quot;&quot;;#REF!.[Maalis.K90])" office:value-type="string" office:string-value="" calcext:value-type="error">
            <text:p>Err:501</text:p>
          </table:covered-table-cell>
          <table:covered-table-cell table:formula="of:=IF(#REF!.[Maalis.L90]=&quot;&quot;;&quot;&quot;;#REF!.[Maalis.L90])" office:value-type="string" office:string-value="" calcext:value-type="error">
            <text:p>Err:501</text:p>
          </table:covered-table-cell>
          <table:covered-table-cell table:formula="of:=IF(#REF!.[Maalis.M90]=&quot;&quot;;&quot;&quot;;#REF!.[Maalis.M90])" office:value-type="string" office:string-value="" calcext:value-type="error">
            <text:p>Err:501</text:p>
          </table:covered-table-cell>
          <table:covered-table-cell table:formula="of:=IF(#REF!.[Maalis.N90]=&quot;&quot;;&quot;&quot;;#REF!.[Maalis.N90])" office:value-type="string" office:string-value="" calcext:value-type="error">
            <text:p>Err:501</text:p>
          </table:covered-table-cell>
          <table:covered-table-cell table:formula="of:=IF(#REF!.[Maalis.O90]=&quot;&quot;;&quot;&quot;;#REF!.[Maalis.O90])" office:value-type="string" office:string-value="" calcext:value-type="error">
            <text:p>Err:501</text:p>
          </table:covered-table-cell>
          <table:covered-table-cell table:formula="of:=IF(#REF!.[Maalis.P90]=&quot;&quot;;&quot;&quot;;#REF!.[Maalis.P90])" office:value-type="string" office:string-value="" calcext:value-type="error">
            <text:p>Err:501</text:p>
          </table:covered-table-cell>
          <table:covered-table-cell table:formula="of:=IF(#REF!.[Maalis.Q90]=&quot;&quot;;&quot;&quot;;#REF!.[Maalis.Q90])" office:value-type="string" office:string-value="" calcext:value-type="error">
            <text:p>Err:501</text:p>
          </table:covered-table-cell>
          <table:covered-table-cell table:formula="of:=IF(#REF!.[Maalis.R90]=&quot;&quot;;&quot;&quot;;#REF!.[Maalis.R90])" office:value-type="string" office:string-value="" calcext:value-type="error">
            <text:p>Err:501</text:p>
          </table:covered-table-cell>
          <table:covered-table-cell table:formula="of:=IF(#REF!.[Maalis.S90]=&quot;&quot;;&quot;&quot;;#REF!.[Maalis.S90])" office:value-type="string" office:string-value="" calcext:value-type="error">
            <text:p>Err:501</text:p>
          </table:covered-table-cell>
          <table:covered-table-cell table:formula="of:=IF(#REF!.[Maalis.T90]=&quot;&quot;;&quot;&quot;;#REF!.[Maalis.T90])" office:value-type="string" office:string-value="" calcext:value-type="error">
            <text:p>Err:501</text:p>
          </table:covered-table-cell>
          <table:covered-table-cell table:formula="of:=IF(#REF!.[Maalis.U90]=&quot;&quot;;&quot;&quot;;#REF!.[Maalis.U90])" office:value-type="string" office:string-value="" calcext:value-type="error">
            <text:p>Err:501</text:p>
          </table:covered-table-cell>
        </table:table-row>
        <table:table-row table:style-name="ro1">
          <table:table-cell table:formula="of:=IF([_data_.A87];[_data_.A87];&quot;&quot;)">
            <text:p/>
          </table:table-cell>
          <table:table-cell table:style-name="ce28" table:formula="of:=IF([_data_.V87]=&quot;&quot;;&quot;&quot;;[_data_.V87])" table:number-columns-spanned="20" table:number-rows-spanned="1">
            <text:p/>
          </table:table-cell>
          <table:covered-table-cell table:formula="of:=IF(#REF!.[Maalis.C91]=&quot;&quot;;&quot;&quot;;#REF!.[Maalis.C91])" office:value-type="string" office:string-value="" calcext:value-type="error">
            <text:p>Err:501</text:p>
          </table:covered-table-cell>
          <table:covered-table-cell table:formula="of:=IF(#REF!.[Maalis.D91]=&quot;&quot;;&quot;&quot;;#REF!.[Maalis.D91])" office:value-type="string" office:string-value="" calcext:value-type="error">
            <text:p>Err:501</text:p>
          </table:covered-table-cell>
          <table:covered-table-cell table:formula="of:=IF(#REF!.e91=&quot;&quot;;&quot;&quot;;#REF!.e91)" office:value-type="string" office:string-value="" calcext:value-type="error">
            <text:p>Err:508</text:p>
          </table:covered-table-cell>
          <table:covered-table-cell table:formula="of:=IF(#REF!.[Maalis.F91]=&quot;&quot;;&quot;&quot;;#REF!.[Maalis.F91])" office:value-type="string" office:string-value="" calcext:value-type="error">
            <text:p>Err:501</text:p>
          </table:covered-table-cell>
          <table:covered-table-cell table:formula="of:=IF(#REF!.[Maalis.G91]=&quot;&quot;;&quot;&quot;;#REF!.[Maalis.G91])" office:value-type="string" office:string-value="" calcext:value-type="error">
            <text:p>Err:501</text:p>
          </table:covered-table-cell>
          <table:covered-table-cell table:formula="of:=IF(#REF!.[Maalis.H91]=&quot;&quot;;&quot;&quot;;#REF!.[Maalis.H91])" office:value-type="string" office:string-value="" calcext:value-type="error">
            <text:p>Err:501</text:p>
          </table:covered-table-cell>
          <table:covered-table-cell table:formula="of:=IF(#REF!.[Maalis.I91]=&quot;&quot;;&quot;&quot;;#REF!.[Maalis.I91])" office:value-type="string" office:string-value="" calcext:value-type="error">
            <text:p>Err:501</text:p>
          </table:covered-table-cell>
          <table:covered-table-cell table:formula="of:=IF(#REF!.[Maalis.J91]=&quot;&quot;;&quot;&quot;;#REF!.[Maalis.J91])" office:value-type="string" office:string-value="" calcext:value-type="error">
            <text:p>Err:501</text:p>
          </table:covered-table-cell>
          <table:covered-table-cell table:formula="of:=IF(#REF!.[Maalis.K91]=&quot;&quot;;&quot;&quot;;#REF!.[Maalis.K91])" office:value-type="string" office:string-value="" calcext:value-type="error">
            <text:p>Err:501</text:p>
          </table:covered-table-cell>
          <table:covered-table-cell table:formula="of:=IF(#REF!.[Maalis.L91]=&quot;&quot;;&quot;&quot;;#REF!.[Maalis.L91])" office:value-type="string" office:string-value="" calcext:value-type="error">
            <text:p>Err:501</text:p>
          </table:covered-table-cell>
          <table:covered-table-cell table:formula="of:=IF(#REF!.[Maalis.M91]=&quot;&quot;;&quot;&quot;;#REF!.[Maalis.M91])" office:value-type="string" office:string-value="" calcext:value-type="error">
            <text:p>Err:501</text:p>
          </table:covered-table-cell>
          <table:covered-table-cell table:formula="of:=IF(#REF!.[Maalis.N91]=&quot;&quot;;&quot;&quot;;#REF!.[Maalis.N91])" office:value-type="string" office:string-value="" calcext:value-type="error">
            <text:p>Err:501</text:p>
          </table:covered-table-cell>
          <table:covered-table-cell table:formula="of:=IF(#REF!.[Maalis.O91]=&quot;&quot;;&quot;&quot;;#REF!.[Maalis.O91])" office:value-type="string" office:string-value="" calcext:value-type="error">
            <text:p>Err:501</text:p>
          </table:covered-table-cell>
          <table:covered-table-cell table:formula="of:=IF(#REF!.[Maalis.P91]=&quot;&quot;;&quot;&quot;;#REF!.[Maalis.P91])" office:value-type="string" office:string-value="" calcext:value-type="error">
            <text:p>Err:501</text:p>
          </table:covered-table-cell>
          <table:covered-table-cell table:formula="of:=IF(#REF!.[Maalis.Q91]=&quot;&quot;;&quot;&quot;;#REF!.[Maalis.Q91])" office:value-type="string" office:string-value="" calcext:value-type="error">
            <text:p>Err:501</text:p>
          </table:covered-table-cell>
          <table:covered-table-cell table:formula="of:=IF(#REF!.[Maalis.R91]=&quot;&quot;;&quot;&quot;;#REF!.[Maalis.R91])" office:value-type="string" office:string-value="" calcext:value-type="error">
            <text:p>Err:501</text:p>
          </table:covered-table-cell>
          <table:covered-table-cell table:formula="of:=IF(#REF!.[Maalis.S91]=&quot;&quot;;&quot;&quot;;#REF!.[Maalis.S91])" office:value-type="string" office:string-value="" calcext:value-type="error">
            <text:p>Err:501</text:p>
          </table:covered-table-cell>
          <table:covered-table-cell table:formula="of:=IF(#REF!.[Maalis.T91]=&quot;&quot;;&quot;&quot;;#REF!.[Maalis.T91])" office:value-type="string" office:string-value="" calcext:value-type="error">
            <text:p>Err:501</text:p>
          </table:covered-table-cell>
          <table:covered-table-cell table:formula="of:=IF(#REF!.[Maalis.U91]=&quot;&quot;;&quot;&quot;;#REF!.[Maalis.U91])" office:value-type="string" office:string-value="" calcext:value-type="error">
            <text:p>Err:501</text:p>
          </table:covered-table-cell>
        </table:table-row>
        <table:table-row table:style-name="ro1">
          <table:table-cell table:formula="of:=IF([_data_.A88];[_data_.A88];&quot;&quot;)">
            <text:p/>
          </table:table-cell>
          <table:table-cell table:style-name="ce28" table:formula="of:=IF([_data_.V88]=&quot;&quot;;&quot;&quot;;[_data_.V88])" table:number-columns-spanned="20" table:number-rows-spanned="1">
            <text:p/>
          </table:table-cell>
          <table:covered-table-cell table:formula="of:=IF(#REF!.[Maalis.C92]=&quot;&quot;;&quot;&quot;;#REF!.[Maalis.C92])" office:value-type="string" office:string-value="" calcext:value-type="error">
            <text:p>Err:501</text:p>
          </table:covered-table-cell>
          <table:covered-table-cell table:formula="of:=IF(#REF!.[Maalis.D92]=&quot;&quot;;&quot;&quot;;#REF!.[Maalis.D92])" office:value-type="string" office:string-value="" calcext:value-type="error">
            <text:p>Err:501</text:p>
          </table:covered-table-cell>
          <table:covered-table-cell table:formula="of:=IF(#REF!.e92=&quot;&quot;;&quot;&quot;;#REF!.e92)" office:value-type="string" office:string-value="" calcext:value-type="error">
            <text:p>Err:508</text:p>
          </table:covered-table-cell>
          <table:covered-table-cell table:formula="of:=IF(#REF!.[Maalis.F92]=&quot;&quot;;&quot;&quot;;#REF!.[Maalis.F92])" office:value-type="string" office:string-value="" calcext:value-type="error">
            <text:p>Err:501</text:p>
          </table:covered-table-cell>
          <table:covered-table-cell table:formula="of:=IF(#REF!.[Maalis.G92]=&quot;&quot;;&quot;&quot;;#REF!.[Maalis.G92])" office:value-type="string" office:string-value="" calcext:value-type="error">
            <text:p>Err:501</text:p>
          </table:covered-table-cell>
          <table:covered-table-cell table:formula="of:=IF(#REF!.[Maalis.H92]=&quot;&quot;;&quot;&quot;;#REF!.[Maalis.H92])" office:value-type="string" office:string-value="" calcext:value-type="error">
            <text:p>Err:501</text:p>
          </table:covered-table-cell>
          <table:covered-table-cell table:formula="of:=IF(#REF!.[Maalis.I92]=&quot;&quot;;&quot;&quot;;#REF!.[Maalis.I92])" office:value-type="string" office:string-value="" calcext:value-type="error">
            <text:p>Err:501</text:p>
          </table:covered-table-cell>
          <table:covered-table-cell table:formula="of:=IF(#REF!.[Maalis.J92]=&quot;&quot;;&quot;&quot;;#REF!.[Maalis.J92])" office:value-type="string" office:string-value="" calcext:value-type="error">
            <text:p>Err:501</text:p>
          </table:covered-table-cell>
          <table:covered-table-cell table:formula="of:=IF(#REF!.[Maalis.K92]=&quot;&quot;;&quot;&quot;;#REF!.[Maalis.K92])" office:value-type="string" office:string-value="" calcext:value-type="error">
            <text:p>Err:501</text:p>
          </table:covered-table-cell>
          <table:covered-table-cell table:formula="of:=IF(#REF!.[Maalis.L92]=&quot;&quot;;&quot;&quot;;#REF!.[Maalis.L92])" office:value-type="string" office:string-value="" calcext:value-type="error">
            <text:p>Err:501</text:p>
          </table:covered-table-cell>
          <table:covered-table-cell table:formula="of:=IF(#REF!.[Maalis.M92]=&quot;&quot;;&quot;&quot;;#REF!.[Maalis.M92])" office:value-type="string" office:string-value="" calcext:value-type="error">
            <text:p>Err:501</text:p>
          </table:covered-table-cell>
          <table:covered-table-cell table:formula="of:=IF(#REF!.[Maalis.N92]=&quot;&quot;;&quot;&quot;;#REF!.[Maalis.N92])" office:value-type="string" office:string-value="" calcext:value-type="error">
            <text:p>Err:501</text:p>
          </table:covered-table-cell>
          <table:covered-table-cell table:formula="of:=IF(#REF!.[Maalis.O92]=&quot;&quot;;&quot;&quot;;#REF!.[Maalis.O92])" office:value-type="string" office:string-value="" calcext:value-type="error">
            <text:p>Err:501</text:p>
          </table:covered-table-cell>
          <table:covered-table-cell table:formula="of:=IF(#REF!.[Maalis.P92]=&quot;&quot;;&quot;&quot;;#REF!.[Maalis.P92])" office:value-type="string" office:string-value="" calcext:value-type="error">
            <text:p>Err:501</text:p>
          </table:covered-table-cell>
          <table:covered-table-cell table:formula="of:=IF(#REF!.[Maalis.Q92]=&quot;&quot;;&quot;&quot;;#REF!.[Maalis.Q92])" office:value-type="string" office:string-value="" calcext:value-type="error">
            <text:p>Err:501</text:p>
          </table:covered-table-cell>
          <table:covered-table-cell table:formula="of:=IF(#REF!.[Maalis.R92]=&quot;&quot;;&quot;&quot;;#REF!.[Maalis.R92])" office:value-type="string" office:string-value="" calcext:value-type="error">
            <text:p>Err:501</text:p>
          </table:covered-table-cell>
          <table:covered-table-cell table:formula="of:=IF(#REF!.[Maalis.S92]=&quot;&quot;;&quot;&quot;;#REF!.[Maalis.S92])" office:value-type="string" office:string-value="" calcext:value-type="error">
            <text:p>Err:501</text:p>
          </table:covered-table-cell>
          <table:covered-table-cell table:formula="of:=IF(#REF!.[Maalis.T92]=&quot;&quot;;&quot;&quot;;#REF!.[Maalis.T92])" office:value-type="string" office:string-value="" calcext:value-type="error">
            <text:p>Err:501</text:p>
          </table:covered-table-cell>
          <table:covered-table-cell table:formula="of:=IF(#REF!.[Maalis.U92]=&quot;&quot;;&quot;&quot;;#REF!.[Maalis.U92])" office:value-type="string" office:string-value="" calcext:value-type="error">
            <text:p>Err:501</text:p>
          </table:covered-table-cell>
        </table:table-row>
        <table:table-row table:style-name="ro1">
          <table:table-cell table:formula="of:=IF([_data_.A89];[_data_.A89];&quot;&quot;)">
            <text:p/>
          </table:table-cell>
          <table:table-cell table:style-name="ce28" table:formula="of:=IF([_data_.V89]=&quot;&quot;;&quot;&quot;;[_data_.V89])" table:number-columns-spanned="20" table:number-rows-spanned="1">
            <text:p/>
          </table:table-cell>
          <table:covered-table-cell table:formula="of:=IF(#REF!.[Maalis.C93]=&quot;&quot;;&quot;&quot;;#REF!.[Maalis.C93])" office:value-type="string" office:string-value="" calcext:value-type="error">
            <text:p>Err:501</text:p>
          </table:covered-table-cell>
          <table:covered-table-cell table:formula="of:=IF(#REF!.[Maalis.D93]=&quot;&quot;;&quot;&quot;;#REF!.[Maalis.D93])" office:value-type="string" office:string-value="" calcext:value-type="error">
            <text:p>Err:501</text:p>
          </table:covered-table-cell>
          <table:covered-table-cell table:formula="of:=IF(#REF!.e93=&quot;&quot;;&quot;&quot;;#REF!.e93)" office:value-type="string" office:string-value="" calcext:value-type="error">
            <text:p>Err:508</text:p>
          </table:covered-table-cell>
          <table:covered-table-cell table:formula="of:=IF(#REF!.[Maalis.F93]=&quot;&quot;;&quot;&quot;;#REF!.[Maalis.F93])" office:value-type="string" office:string-value="" calcext:value-type="error">
            <text:p>Err:501</text:p>
          </table:covered-table-cell>
          <table:covered-table-cell table:formula="of:=IF(#REF!.[Maalis.G93]=&quot;&quot;;&quot;&quot;;#REF!.[Maalis.G93])" office:value-type="string" office:string-value="" calcext:value-type="error">
            <text:p>Err:501</text:p>
          </table:covered-table-cell>
          <table:covered-table-cell table:formula="of:=IF(#REF!.[Maalis.H93]=&quot;&quot;;&quot;&quot;;#REF!.[Maalis.H93])" office:value-type="string" office:string-value="" calcext:value-type="error">
            <text:p>Err:501</text:p>
          </table:covered-table-cell>
          <table:covered-table-cell table:formula="of:=IF(#REF!.[Maalis.I93]=&quot;&quot;;&quot;&quot;;#REF!.[Maalis.I93])" office:value-type="string" office:string-value="" calcext:value-type="error">
            <text:p>Err:501</text:p>
          </table:covered-table-cell>
          <table:covered-table-cell table:formula="of:=IF(#REF!.[Maalis.J93]=&quot;&quot;;&quot;&quot;;#REF!.[Maalis.J93])" office:value-type="string" office:string-value="" calcext:value-type="error">
            <text:p>Err:501</text:p>
          </table:covered-table-cell>
          <table:covered-table-cell table:formula="of:=IF(#REF!.[Maalis.K93]=&quot;&quot;;&quot;&quot;;#REF!.[Maalis.K93])" office:value-type="string" office:string-value="" calcext:value-type="error">
            <text:p>Err:501</text:p>
          </table:covered-table-cell>
          <table:covered-table-cell table:formula="of:=IF(#REF!.[Maalis.L93]=&quot;&quot;;&quot;&quot;;#REF!.[Maalis.L93])" office:value-type="string" office:string-value="" calcext:value-type="error">
            <text:p>Err:501</text:p>
          </table:covered-table-cell>
          <table:covered-table-cell table:formula="of:=IF(#REF!.[Maalis.M93]=&quot;&quot;;&quot;&quot;;#REF!.[Maalis.M93])" office:value-type="string" office:string-value="" calcext:value-type="error">
            <text:p>Err:501</text:p>
          </table:covered-table-cell>
          <table:covered-table-cell table:formula="of:=IF(#REF!.[Maalis.N93]=&quot;&quot;;&quot;&quot;;#REF!.[Maalis.N93])" office:value-type="string" office:string-value="" calcext:value-type="error">
            <text:p>Err:501</text:p>
          </table:covered-table-cell>
          <table:covered-table-cell table:formula="of:=IF(#REF!.[Maalis.O93]=&quot;&quot;;&quot;&quot;;#REF!.[Maalis.O93])" office:value-type="string" office:string-value="" calcext:value-type="error">
            <text:p>Err:501</text:p>
          </table:covered-table-cell>
          <table:covered-table-cell table:formula="of:=IF(#REF!.[Maalis.P93]=&quot;&quot;;&quot;&quot;;#REF!.[Maalis.P93])" office:value-type="string" office:string-value="" calcext:value-type="error">
            <text:p>Err:501</text:p>
          </table:covered-table-cell>
          <table:covered-table-cell table:formula="of:=IF(#REF!.[Maalis.Q93]=&quot;&quot;;&quot;&quot;;#REF!.[Maalis.Q93])" office:value-type="string" office:string-value="" calcext:value-type="error">
            <text:p>Err:501</text:p>
          </table:covered-table-cell>
          <table:covered-table-cell table:formula="of:=IF(#REF!.[Maalis.R93]=&quot;&quot;;&quot;&quot;;#REF!.[Maalis.R93])" office:value-type="string" office:string-value="" calcext:value-type="error">
            <text:p>Err:501</text:p>
          </table:covered-table-cell>
          <table:covered-table-cell table:formula="of:=IF(#REF!.[Maalis.S93]=&quot;&quot;;&quot;&quot;;#REF!.[Maalis.S93])" office:value-type="string" office:string-value="" calcext:value-type="error">
            <text:p>Err:501</text:p>
          </table:covered-table-cell>
          <table:covered-table-cell table:formula="of:=IF(#REF!.[Maalis.T93]=&quot;&quot;;&quot;&quot;;#REF!.[Maalis.T93])" office:value-type="string" office:string-value="" calcext:value-type="error">
            <text:p>Err:501</text:p>
          </table:covered-table-cell>
          <table:covered-table-cell table:formula="of:=IF(#REF!.[Maalis.U93]=&quot;&quot;;&quot;&quot;;#REF!.[Maalis.U93])" office:value-type="string" office:string-value="" calcext:value-type="error">
            <text:p>Err:501</text:p>
          </table:covered-table-cell>
        </table:table-row>
        <table:table-row table:style-name="ro1">
          <table:table-cell table:formula="of:=IF([_data_.A90];[_data_.A90];&quot;&quot;)">
            <text:p/>
          </table:table-cell>
          <table:table-cell table:style-name="ce28" table:formula="of:=IF([_data_.V90]=&quot;&quot;;&quot;&quot;;[_data_.V90])" table:number-columns-spanned="20" table:number-rows-spanned="1">
            <text:p/>
          </table:table-cell>
          <table:covered-table-cell table:formula="of:=IF(#REF!.[Maalis.C94]=&quot;&quot;;&quot;&quot;;#REF!.[Maalis.C94])" office:value-type="string" office:string-value="" calcext:value-type="error">
            <text:p>Err:501</text:p>
          </table:covered-table-cell>
          <table:covered-table-cell table:formula="of:=IF(#REF!.[Maalis.D94]=&quot;&quot;;&quot;&quot;;#REF!.[Maalis.D94])" office:value-type="string" office:string-value="" calcext:value-type="error">
            <text:p>Err:501</text:p>
          </table:covered-table-cell>
          <table:covered-table-cell table:formula="of:=IF(#REF!.e94=&quot;&quot;;&quot;&quot;;#REF!.e94)" office:value-type="string" office:string-value="" calcext:value-type="error">
            <text:p>Err:508</text:p>
          </table:covered-table-cell>
          <table:covered-table-cell table:formula="of:=IF(#REF!.[Maalis.F94]=&quot;&quot;;&quot;&quot;;#REF!.[Maalis.F94])" office:value-type="string" office:string-value="" calcext:value-type="error">
            <text:p>Err:501</text:p>
          </table:covered-table-cell>
          <table:covered-table-cell table:formula="of:=IF(#REF!.[Maalis.G94]=&quot;&quot;;&quot;&quot;;#REF!.[Maalis.G94])" office:value-type="string" office:string-value="" calcext:value-type="error">
            <text:p>Err:501</text:p>
          </table:covered-table-cell>
          <table:covered-table-cell table:formula="of:=IF(#REF!.[Maalis.H94]=&quot;&quot;;&quot;&quot;;#REF!.[Maalis.H94])" office:value-type="string" office:string-value="" calcext:value-type="error">
            <text:p>Err:501</text:p>
          </table:covered-table-cell>
          <table:covered-table-cell table:formula="of:=IF(#REF!.[Maalis.I94]=&quot;&quot;;&quot;&quot;;#REF!.[Maalis.I94])" office:value-type="string" office:string-value="" calcext:value-type="error">
            <text:p>Err:501</text:p>
          </table:covered-table-cell>
          <table:covered-table-cell table:formula="of:=IF(#REF!.[Maalis.J94]=&quot;&quot;;&quot;&quot;;#REF!.[Maalis.J94])" office:value-type="string" office:string-value="" calcext:value-type="error">
            <text:p>Err:501</text:p>
          </table:covered-table-cell>
          <table:covered-table-cell table:formula="of:=IF(#REF!.[Maalis.K94]=&quot;&quot;;&quot;&quot;;#REF!.[Maalis.K94])" office:value-type="string" office:string-value="" calcext:value-type="error">
            <text:p>Err:501</text:p>
          </table:covered-table-cell>
          <table:covered-table-cell table:formula="of:=IF(#REF!.[Maalis.L94]=&quot;&quot;;&quot;&quot;;#REF!.[Maalis.L94])" office:value-type="string" office:string-value="" calcext:value-type="error">
            <text:p>Err:501</text:p>
          </table:covered-table-cell>
          <table:covered-table-cell table:formula="of:=IF(#REF!.[Maalis.M94]=&quot;&quot;;&quot;&quot;;#REF!.[Maalis.M94])" office:value-type="string" office:string-value="" calcext:value-type="error">
            <text:p>Err:501</text:p>
          </table:covered-table-cell>
          <table:covered-table-cell table:formula="of:=IF(#REF!.[Maalis.N94]=&quot;&quot;;&quot;&quot;;#REF!.[Maalis.N94])" office:value-type="string" office:string-value="" calcext:value-type="error">
            <text:p>Err:501</text:p>
          </table:covered-table-cell>
          <table:covered-table-cell table:formula="of:=IF(#REF!.[Maalis.O94]=&quot;&quot;;&quot;&quot;;#REF!.[Maalis.O94])" office:value-type="string" office:string-value="" calcext:value-type="error">
            <text:p>Err:501</text:p>
          </table:covered-table-cell>
          <table:covered-table-cell table:formula="of:=IF(#REF!.[Maalis.P94]=&quot;&quot;;&quot;&quot;;#REF!.[Maalis.P94])" office:value-type="string" office:string-value="" calcext:value-type="error">
            <text:p>Err:501</text:p>
          </table:covered-table-cell>
          <table:covered-table-cell table:formula="of:=IF(#REF!.[Maalis.Q94]=&quot;&quot;;&quot;&quot;;#REF!.[Maalis.Q94])" office:value-type="string" office:string-value="" calcext:value-type="error">
            <text:p>Err:501</text:p>
          </table:covered-table-cell>
          <table:covered-table-cell table:formula="of:=IF(#REF!.[Maalis.R94]=&quot;&quot;;&quot;&quot;;#REF!.[Maalis.R94])" office:value-type="string" office:string-value="" calcext:value-type="error">
            <text:p>Err:501</text:p>
          </table:covered-table-cell>
          <table:covered-table-cell table:formula="of:=IF(#REF!.[Maalis.S94]=&quot;&quot;;&quot;&quot;;#REF!.[Maalis.S94])" office:value-type="string" office:string-value="" calcext:value-type="error">
            <text:p>Err:501</text:p>
          </table:covered-table-cell>
          <table:covered-table-cell table:formula="of:=IF(#REF!.[Maalis.T94]=&quot;&quot;;&quot;&quot;;#REF!.[Maalis.T94])" office:value-type="string" office:string-value="" calcext:value-type="error">
            <text:p>Err:501</text:p>
          </table:covered-table-cell>
          <table:covered-table-cell table:formula="of:=IF(#REF!.[Maalis.U94]=&quot;&quot;;&quot;&quot;;#REF!.[Maalis.U94])" office:value-type="string" office:string-value="" calcext:value-type="error">
            <text:p>Err:501</text:p>
          </table:covered-table-cell>
        </table:table-row>
        <table:table-row table:style-name="ro1">
          <table:table-cell table:formula="of:=IF([_data_.A91];[_data_.A91];&quot;&quot;)">
            <text:p/>
          </table:table-cell>
          <table:table-cell table:style-name="ce28" table:formula="of:=IF([_data_.V91]=&quot;&quot;;&quot;&quot;;[_data_.V91])" table:number-columns-spanned="20" table:number-rows-spanned="1">
            <text:p/>
          </table:table-cell>
          <table:covered-table-cell table:formula="of:=IF(#REF!.[Maalis.C95]=&quot;&quot;;&quot;&quot;;#REF!.[Maalis.C95])" office:value-type="string" office:string-value="" calcext:value-type="error">
            <text:p>Err:501</text:p>
          </table:covered-table-cell>
          <table:covered-table-cell table:formula="of:=IF(#REF!.[Maalis.D95]=&quot;&quot;;&quot;&quot;;#REF!.[Maalis.D95])" office:value-type="string" office:string-value="" calcext:value-type="error">
            <text:p>Err:501</text:p>
          </table:covered-table-cell>
          <table:covered-table-cell table:formula="of:=IF(#REF!.e95=&quot;&quot;;&quot;&quot;;#REF!.e95)" office:value-type="string" office:string-value="" calcext:value-type="error">
            <text:p>Err:508</text:p>
          </table:covered-table-cell>
          <table:covered-table-cell table:formula="of:=IF(#REF!.[Maalis.F95]=&quot;&quot;;&quot;&quot;;#REF!.[Maalis.F95])" office:value-type="string" office:string-value="" calcext:value-type="error">
            <text:p>Err:501</text:p>
          </table:covered-table-cell>
          <table:covered-table-cell table:formula="of:=IF(#REF!.[Maalis.G95]=&quot;&quot;;&quot;&quot;;#REF!.[Maalis.G95])" office:value-type="string" office:string-value="" calcext:value-type="error">
            <text:p>Err:501</text:p>
          </table:covered-table-cell>
          <table:covered-table-cell table:formula="of:=IF(#REF!.[Maalis.H95]=&quot;&quot;;&quot;&quot;;#REF!.[Maalis.H95])" office:value-type="string" office:string-value="" calcext:value-type="error">
            <text:p>Err:501</text:p>
          </table:covered-table-cell>
          <table:covered-table-cell table:formula="of:=IF(#REF!.[Maalis.I95]=&quot;&quot;;&quot;&quot;;#REF!.[Maalis.I95])" office:value-type="string" office:string-value="" calcext:value-type="error">
            <text:p>Err:501</text:p>
          </table:covered-table-cell>
          <table:covered-table-cell table:formula="of:=IF(#REF!.[Maalis.J95]=&quot;&quot;;&quot;&quot;;#REF!.[Maalis.J95])" office:value-type="string" office:string-value="" calcext:value-type="error">
            <text:p>Err:501</text:p>
          </table:covered-table-cell>
          <table:covered-table-cell table:formula="of:=IF(#REF!.[Maalis.K95]=&quot;&quot;;&quot;&quot;;#REF!.[Maalis.K95])" office:value-type="string" office:string-value="" calcext:value-type="error">
            <text:p>Err:501</text:p>
          </table:covered-table-cell>
          <table:covered-table-cell table:formula="of:=IF(#REF!.[Maalis.L95]=&quot;&quot;;&quot;&quot;;#REF!.[Maalis.L95])" office:value-type="string" office:string-value="" calcext:value-type="error">
            <text:p>Err:501</text:p>
          </table:covered-table-cell>
          <table:covered-table-cell table:formula="of:=IF(#REF!.[Maalis.M95]=&quot;&quot;;&quot;&quot;;#REF!.[Maalis.M95])" office:value-type="string" office:string-value="" calcext:value-type="error">
            <text:p>Err:501</text:p>
          </table:covered-table-cell>
          <table:covered-table-cell table:formula="of:=IF(#REF!.[Maalis.N95]=&quot;&quot;;&quot;&quot;;#REF!.[Maalis.N95])" office:value-type="string" office:string-value="" calcext:value-type="error">
            <text:p>Err:501</text:p>
          </table:covered-table-cell>
          <table:covered-table-cell table:formula="of:=IF(#REF!.[Maalis.O95]=&quot;&quot;;&quot;&quot;;#REF!.[Maalis.O95])" office:value-type="string" office:string-value="" calcext:value-type="error">
            <text:p>Err:501</text:p>
          </table:covered-table-cell>
          <table:covered-table-cell table:formula="of:=IF(#REF!.[Maalis.P95]=&quot;&quot;;&quot;&quot;;#REF!.[Maalis.P95])" office:value-type="string" office:string-value="" calcext:value-type="error">
            <text:p>Err:501</text:p>
          </table:covered-table-cell>
          <table:covered-table-cell table:formula="of:=IF(#REF!.[Maalis.Q95]=&quot;&quot;;&quot;&quot;;#REF!.[Maalis.Q95])" office:value-type="string" office:string-value="" calcext:value-type="error">
            <text:p>Err:501</text:p>
          </table:covered-table-cell>
          <table:covered-table-cell table:formula="of:=IF(#REF!.[Maalis.R95]=&quot;&quot;;&quot;&quot;;#REF!.[Maalis.R95])" office:value-type="string" office:string-value="" calcext:value-type="error">
            <text:p>Err:501</text:p>
          </table:covered-table-cell>
          <table:covered-table-cell table:formula="of:=IF(#REF!.[Maalis.S95]=&quot;&quot;;&quot;&quot;;#REF!.[Maalis.S95])" office:value-type="string" office:string-value="" calcext:value-type="error">
            <text:p>Err:501</text:p>
          </table:covered-table-cell>
          <table:covered-table-cell table:formula="of:=IF(#REF!.[Maalis.T95]=&quot;&quot;;&quot;&quot;;#REF!.[Maalis.T95])" office:value-type="string" office:string-value="" calcext:value-type="error">
            <text:p>Err:501</text:p>
          </table:covered-table-cell>
          <table:covered-table-cell table:formula="of:=IF(#REF!.[Maalis.U95]=&quot;&quot;;&quot;&quot;;#REF!.[Maalis.U95])" office:value-type="string" office:string-value="" calcext:value-type="error">
            <text:p>Err:501</text:p>
          </table:covered-table-cell>
        </table:table-row>
        <table:table-row table:style-name="ro1">
          <table:table-cell table:formula="of:=IF([_data_.A92];[_data_.A92];&quot;&quot;)">
            <text:p/>
          </table:table-cell>
          <table:table-cell table:style-name="ce28" table:formula="of:=IF([_data_.V92]=&quot;&quot;;&quot;&quot;;[_data_.V92])" table:number-columns-spanned="20" table:number-rows-spanned="1">
            <text:p/>
          </table:table-cell>
          <table:covered-table-cell table:formula="of:=IF(#REF!.[Maalis.C96]=&quot;&quot;;&quot;&quot;;#REF!.[Maalis.C96])" office:value-type="string" office:string-value="" calcext:value-type="error">
            <text:p>Err:501</text:p>
          </table:covered-table-cell>
          <table:covered-table-cell table:formula="of:=IF(#REF!.[Maalis.D96]=&quot;&quot;;&quot;&quot;;#REF!.[Maalis.D96])" office:value-type="string" office:string-value="" calcext:value-type="error">
            <text:p>Err:501</text:p>
          </table:covered-table-cell>
          <table:covered-table-cell table:formula="of:=IF(#REF!.e96=&quot;&quot;;&quot;&quot;;#REF!.e96)" office:value-type="string" office:string-value="" calcext:value-type="error">
            <text:p>Err:508</text:p>
          </table:covered-table-cell>
          <table:covered-table-cell table:formula="of:=IF(#REF!.[Maalis.F96]=&quot;&quot;;&quot;&quot;;#REF!.[Maalis.F96])" office:value-type="string" office:string-value="" calcext:value-type="error">
            <text:p>Err:501</text:p>
          </table:covered-table-cell>
          <table:covered-table-cell table:formula="of:=IF(#REF!.[Maalis.G96]=&quot;&quot;;&quot;&quot;;#REF!.[Maalis.G96])" office:value-type="string" office:string-value="" calcext:value-type="error">
            <text:p>Err:501</text:p>
          </table:covered-table-cell>
          <table:covered-table-cell table:formula="of:=IF(#REF!.[Maalis.H96]=&quot;&quot;;&quot;&quot;;#REF!.[Maalis.H96])" office:value-type="string" office:string-value="" calcext:value-type="error">
            <text:p>Err:501</text:p>
          </table:covered-table-cell>
          <table:covered-table-cell table:formula="of:=IF(#REF!.[Maalis.I96]=&quot;&quot;;&quot;&quot;;#REF!.[Maalis.I96])" office:value-type="string" office:string-value="" calcext:value-type="error">
            <text:p>Err:501</text:p>
          </table:covered-table-cell>
          <table:covered-table-cell table:formula="of:=IF(#REF!.[Maalis.J96]=&quot;&quot;;&quot;&quot;;#REF!.[Maalis.J96])" office:value-type="string" office:string-value="" calcext:value-type="error">
            <text:p>Err:501</text:p>
          </table:covered-table-cell>
          <table:covered-table-cell table:formula="of:=IF(#REF!.[Maalis.K96]=&quot;&quot;;&quot;&quot;;#REF!.[Maalis.K96])" office:value-type="string" office:string-value="" calcext:value-type="error">
            <text:p>Err:501</text:p>
          </table:covered-table-cell>
          <table:covered-table-cell table:formula="of:=IF(#REF!.[Maalis.L96]=&quot;&quot;;&quot;&quot;;#REF!.[Maalis.L96])" office:value-type="string" office:string-value="" calcext:value-type="error">
            <text:p>Err:501</text:p>
          </table:covered-table-cell>
          <table:covered-table-cell table:formula="of:=IF(#REF!.[Maalis.M96]=&quot;&quot;;&quot;&quot;;#REF!.[Maalis.M96])" office:value-type="string" office:string-value="" calcext:value-type="error">
            <text:p>Err:501</text:p>
          </table:covered-table-cell>
          <table:covered-table-cell table:formula="of:=IF(#REF!.[Maalis.N96]=&quot;&quot;;&quot;&quot;;#REF!.[Maalis.N96])" office:value-type="string" office:string-value="" calcext:value-type="error">
            <text:p>Err:501</text:p>
          </table:covered-table-cell>
          <table:covered-table-cell table:formula="of:=IF(#REF!.[Maalis.O96]=&quot;&quot;;&quot;&quot;;#REF!.[Maalis.O96])" office:value-type="string" office:string-value="" calcext:value-type="error">
            <text:p>Err:501</text:p>
          </table:covered-table-cell>
          <table:covered-table-cell table:formula="of:=IF(#REF!.[Maalis.P96]=&quot;&quot;;&quot;&quot;;#REF!.[Maalis.P96])" office:value-type="string" office:string-value="" calcext:value-type="error">
            <text:p>Err:501</text:p>
          </table:covered-table-cell>
          <table:covered-table-cell table:formula="of:=IF(#REF!.[Maalis.Q96]=&quot;&quot;;&quot;&quot;;#REF!.[Maalis.Q96])" office:value-type="string" office:string-value="" calcext:value-type="error">
            <text:p>Err:501</text:p>
          </table:covered-table-cell>
          <table:covered-table-cell table:formula="of:=IF(#REF!.[Maalis.R96]=&quot;&quot;;&quot;&quot;;#REF!.[Maalis.R96])" office:value-type="string" office:string-value="" calcext:value-type="error">
            <text:p>Err:501</text:p>
          </table:covered-table-cell>
          <table:covered-table-cell table:formula="of:=IF(#REF!.[Maalis.S96]=&quot;&quot;;&quot;&quot;;#REF!.[Maalis.S96])" office:value-type="string" office:string-value="" calcext:value-type="error">
            <text:p>Err:501</text:p>
          </table:covered-table-cell>
          <table:covered-table-cell table:formula="of:=IF(#REF!.[Maalis.T96]=&quot;&quot;;&quot;&quot;;#REF!.[Maalis.T96])" office:value-type="string" office:string-value="" calcext:value-type="error">
            <text:p>Err:501</text:p>
          </table:covered-table-cell>
          <table:covered-table-cell table:formula="of:=IF(#REF!.[Maalis.U96]=&quot;&quot;;&quot;&quot;;#REF!.[Maalis.U96])" office:value-type="string" office:string-value="" calcext:value-type="error">
            <text:p>Err:501</text:p>
          </table:covered-table-cell>
        </table:table-row>
        <table:table-row table:style-name="ro1">
          <table:table-cell table:formula="of:=IF([_data_.A93];[_data_.A93];&quot;&quot;)">
            <text:p/>
          </table:table-cell>
          <table:table-cell table:style-name="ce28" table:formula="of:=IF([_data_.V93]=&quot;&quot;;&quot;&quot;;[_data_.V93])" table:number-columns-spanned="20" table:number-rows-spanned="1">
            <text:p/>
          </table:table-cell>
          <table:covered-table-cell table:formula="of:=IF(#REF!.[Maalis.C97]=&quot;&quot;;&quot;&quot;;#REF!.[Maalis.C97])" office:value-type="string" office:string-value="" calcext:value-type="error">
            <text:p>Err:501</text:p>
          </table:covered-table-cell>
          <table:covered-table-cell table:formula="of:=IF(#REF!.[Maalis.D97]=&quot;&quot;;&quot;&quot;;#REF!.[Maalis.D97])" office:value-type="string" office:string-value="" calcext:value-type="error">
            <text:p>Err:501</text:p>
          </table:covered-table-cell>
          <table:covered-table-cell table:formula="of:=IF(#REF!.e97=&quot;&quot;;&quot;&quot;;#REF!.e97)" office:value-type="string" office:string-value="" calcext:value-type="error">
            <text:p>Err:508</text:p>
          </table:covered-table-cell>
          <table:covered-table-cell table:formula="of:=IF(#REF!.[Maalis.F97]=&quot;&quot;;&quot;&quot;;#REF!.[Maalis.F97])" office:value-type="string" office:string-value="" calcext:value-type="error">
            <text:p>Err:501</text:p>
          </table:covered-table-cell>
          <table:covered-table-cell table:formula="of:=IF(#REF!.[Maalis.G97]=&quot;&quot;;&quot;&quot;;#REF!.[Maalis.G97])" office:value-type="string" office:string-value="" calcext:value-type="error">
            <text:p>Err:501</text:p>
          </table:covered-table-cell>
          <table:covered-table-cell table:formula="of:=IF(#REF!.[Maalis.H97]=&quot;&quot;;&quot;&quot;;#REF!.[Maalis.H97])" office:value-type="string" office:string-value="" calcext:value-type="error">
            <text:p>Err:501</text:p>
          </table:covered-table-cell>
          <table:covered-table-cell table:formula="of:=IF(#REF!.[Maalis.I97]=&quot;&quot;;&quot;&quot;;#REF!.[Maalis.I97])" office:value-type="string" office:string-value="" calcext:value-type="error">
            <text:p>Err:501</text:p>
          </table:covered-table-cell>
          <table:covered-table-cell table:formula="of:=IF(#REF!.[Maalis.J97]=&quot;&quot;;&quot;&quot;;#REF!.[Maalis.J97])" office:value-type="string" office:string-value="" calcext:value-type="error">
            <text:p>Err:501</text:p>
          </table:covered-table-cell>
          <table:covered-table-cell table:formula="of:=IF(#REF!.[Maalis.K97]=&quot;&quot;;&quot;&quot;;#REF!.[Maalis.K97])" office:value-type="string" office:string-value="" calcext:value-type="error">
            <text:p>Err:501</text:p>
          </table:covered-table-cell>
          <table:covered-table-cell table:formula="of:=IF(#REF!.[Maalis.L97]=&quot;&quot;;&quot;&quot;;#REF!.[Maalis.L97])" office:value-type="string" office:string-value="" calcext:value-type="error">
            <text:p>Err:501</text:p>
          </table:covered-table-cell>
          <table:covered-table-cell table:formula="of:=IF(#REF!.[Maalis.M97]=&quot;&quot;;&quot;&quot;;#REF!.[Maalis.M97])" office:value-type="string" office:string-value="" calcext:value-type="error">
            <text:p>Err:501</text:p>
          </table:covered-table-cell>
          <table:covered-table-cell table:formula="of:=IF(#REF!.[Maalis.N97]=&quot;&quot;;&quot;&quot;;#REF!.[Maalis.N97])" office:value-type="string" office:string-value="" calcext:value-type="error">
            <text:p>Err:501</text:p>
          </table:covered-table-cell>
          <table:covered-table-cell table:formula="of:=IF(#REF!.[Maalis.O97]=&quot;&quot;;&quot;&quot;;#REF!.[Maalis.O97])" office:value-type="string" office:string-value="" calcext:value-type="error">
            <text:p>Err:501</text:p>
          </table:covered-table-cell>
          <table:covered-table-cell table:formula="of:=IF(#REF!.[Maalis.P97]=&quot;&quot;;&quot;&quot;;#REF!.[Maalis.P97])" office:value-type="string" office:string-value="" calcext:value-type="error">
            <text:p>Err:501</text:p>
          </table:covered-table-cell>
          <table:covered-table-cell table:formula="of:=IF(#REF!.[Maalis.Q97]=&quot;&quot;;&quot;&quot;;#REF!.[Maalis.Q97])" office:value-type="string" office:string-value="" calcext:value-type="error">
            <text:p>Err:501</text:p>
          </table:covered-table-cell>
          <table:covered-table-cell table:formula="of:=IF(#REF!.[Maalis.R97]=&quot;&quot;;&quot;&quot;;#REF!.[Maalis.R97])" office:value-type="string" office:string-value="" calcext:value-type="error">
            <text:p>Err:501</text:p>
          </table:covered-table-cell>
          <table:covered-table-cell table:formula="of:=IF(#REF!.[Maalis.S97]=&quot;&quot;;&quot;&quot;;#REF!.[Maalis.S97])" office:value-type="string" office:string-value="" calcext:value-type="error">
            <text:p>Err:501</text:p>
          </table:covered-table-cell>
          <table:covered-table-cell table:formula="of:=IF(#REF!.[Maalis.T97]=&quot;&quot;;&quot;&quot;;#REF!.[Maalis.T97])" office:value-type="string" office:string-value="" calcext:value-type="error">
            <text:p>Err:501</text:p>
          </table:covered-table-cell>
          <table:covered-table-cell table:formula="of:=IF(#REF!.[Maalis.U97]=&quot;&quot;;&quot;&quot;;#REF!.[Maalis.U97])" office:value-type="string" office:string-value="" calcext:value-type="error">
            <text:p>Err:501</text:p>
          </table:covered-table-cell>
        </table:table-row>
        <table:table-row table:style-name="ro1">
          <table:table-cell table:formula="of:=IF([_data_.A94];[_data_.A94];&quot;&quot;)">
            <text:p/>
          </table:table-cell>
          <table:table-cell table:style-name="ce28" table:formula="of:=IF([_data_.V94]=&quot;&quot;;&quot;&quot;;[_data_.V94])" table:number-columns-spanned="20" table:number-rows-spanned="1">
            <text:p/>
          </table:table-cell>
          <table:covered-table-cell table:formula="of:=IF(#REF!.[Maalis.C98]=&quot;&quot;;&quot;&quot;;#REF!.[Maalis.C98])" office:value-type="string" office:string-value="" calcext:value-type="error">
            <text:p>Err:501</text:p>
          </table:covered-table-cell>
          <table:covered-table-cell table:formula="of:=IF(#REF!.[Maalis.D98]=&quot;&quot;;&quot;&quot;;#REF!.[Maalis.D98])" office:value-type="string" office:string-value="" calcext:value-type="error">
            <text:p>Err:501</text:p>
          </table:covered-table-cell>
          <table:covered-table-cell table:formula="of:=IF(#REF!.e98=&quot;&quot;;&quot;&quot;;#REF!.e98)" office:value-type="string" office:string-value="" calcext:value-type="error">
            <text:p>Err:508</text:p>
          </table:covered-table-cell>
          <table:covered-table-cell table:formula="of:=IF(#REF!.[Maalis.F98]=&quot;&quot;;&quot;&quot;;#REF!.[Maalis.F98])" office:value-type="string" office:string-value="" calcext:value-type="error">
            <text:p>Err:501</text:p>
          </table:covered-table-cell>
          <table:covered-table-cell table:formula="of:=IF(#REF!.[Maalis.G98]=&quot;&quot;;&quot;&quot;;#REF!.[Maalis.G98])" office:value-type="string" office:string-value="" calcext:value-type="error">
            <text:p>Err:501</text:p>
          </table:covered-table-cell>
          <table:covered-table-cell table:formula="of:=IF(#REF!.[Maalis.H98]=&quot;&quot;;&quot;&quot;;#REF!.[Maalis.H98])" office:value-type="string" office:string-value="" calcext:value-type="error">
            <text:p>Err:501</text:p>
          </table:covered-table-cell>
          <table:covered-table-cell table:formula="of:=IF(#REF!.[Maalis.I98]=&quot;&quot;;&quot;&quot;;#REF!.[Maalis.I98])" office:value-type="string" office:string-value="" calcext:value-type="error">
            <text:p>Err:501</text:p>
          </table:covered-table-cell>
          <table:covered-table-cell table:formula="of:=IF(#REF!.[Maalis.J98]=&quot;&quot;;&quot;&quot;;#REF!.[Maalis.J98])" office:value-type="string" office:string-value="" calcext:value-type="error">
            <text:p>Err:501</text:p>
          </table:covered-table-cell>
          <table:covered-table-cell table:formula="of:=IF(#REF!.[Maalis.K98]=&quot;&quot;;&quot;&quot;;#REF!.[Maalis.K98])" office:value-type="string" office:string-value="" calcext:value-type="error">
            <text:p>Err:501</text:p>
          </table:covered-table-cell>
          <table:covered-table-cell table:formula="of:=IF(#REF!.[Maalis.L98]=&quot;&quot;;&quot;&quot;;#REF!.[Maalis.L98])" office:value-type="string" office:string-value="" calcext:value-type="error">
            <text:p>Err:501</text:p>
          </table:covered-table-cell>
          <table:covered-table-cell table:formula="of:=IF(#REF!.[Maalis.M98]=&quot;&quot;;&quot;&quot;;#REF!.[Maalis.M98])" office:value-type="string" office:string-value="" calcext:value-type="error">
            <text:p>Err:501</text:p>
          </table:covered-table-cell>
          <table:covered-table-cell table:formula="of:=IF(#REF!.[Maalis.N98]=&quot;&quot;;&quot;&quot;;#REF!.[Maalis.N98])" office:value-type="string" office:string-value="" calcext:value-type="error">
            <text:p>Err:501</text:p>
          </table:covered-table-cell>
          <table:covered-table-cell table:formula="of:=IF(#REF!.[Maalis.O98]=&quot;&quot;;&quot;&quot;;#REF!.[Maalis.O98])" office:value-type="string" office:string-value="" calcext:value-type="error">
            <text:p>Err:501</text:p>
          </table:covered-table-cell>
          <table:covered-table-cell table:formula="of:=IF(#REF!.[Maalis.P98]=&quot;&quot;;&quot;&quot;;#REF!.[Maalis.P98])" office:value-type="string" office:string-value="" calcext:value-type="error">
            <text:p>Err:501</text:p>
          </table:covered-table-cell>
          <table:covered-table-cell table:formula="of:=IF(#REF!.[Maalis.Q98]=&quot;&quot;;&quot;&quot;;#REF!.[Maalis.Q98])" office:value-type="string" office:string-value="" calcext:value-type="error">
            <text:p>Err:501</text:p>
          </table:covered-table-cell>
          <table:covered-table-cell table:formula="of:=IF(#REF!.[Maalis.R98]=&quot;&quot;;&quot;&quot;;#REF!.[Maalis.R98])" office:value-type="string" office:string-value="" calcext:value-type="error">
            <text:p>Err:501</text:p>
          </table:covered-table-cell>
          <table:covered-table-cell table:formula="of:=IF(#REF!.[Maalis.S98]=&quot;&quot;;&quot;&quot;;#REF!.[Maalis.S98])" office:value-type="string" office:string-value="" calcext:value-type="error">
            <text:p>Err:501</text:p>
          </table:covered-table-cell>
          <table:covered-table-cell table:formula="of:=IF(#REF!.[Maalis.T98]=&quot;&quot;;&quot;&quot;;#REF!.[Maalis.T98])" office:value-type="string" office:string-value="" calcext:value-type="error">
            <text:p>Err:501</text:p>
          </table:covered-table-cell>
          <table:covered-table-cell table:formula="of:=IF(#REF!.[Maalis.U98]=&quot;&quot;;&quot;&quot;;#REF!.[Maalis.U98])" office:value-type="string" office:string-value="" calcext:value-type="error">
            <text:p>Err:501</text:p>
          </table:covered-table-cell>
        </table:table-row>
        <table:table-row table:style-name="ro1">
          <table:table-cell table:formula="of:=IF([_data_.A95];[_data_.A95];&quot;&quot;)">
            <text:p/>
          </table:table-cell>
          <table:table-cell table:style-name="ce28" table:formula="of:=IF([_data_.V95]=&quot;&quot;;&quot;&quot;;[_data_.V95])" table:number-columns-spanned="20" table:number-rows-spanned="1">
            <text:p/>
          </table:table-cell>
          <table:covered-table-cell table:formula="of:=IF(#REF!.[Maalis.C99]=&quot;&quot;;&quot;&quot;;#REF!.[Maalis.C99])" office:value-type="string" office:string-value="" calcext:value-type="error">
            <text:p>Err:501</text:p>
          </table:covered-table-cell>
          <table:covered-table-cell table:formula="of:=IF(#REF!.[Maalis.D99]=&quot;&quot;;&quot;&quot;;#REF!.[Maalis.D99])" office:value-type="string" office:string-value="" calcext:value-type="error">
            <text:p>Err:501</text:p>
          </table:covered-table-cell>
          <table:covered-table-cell table:formula="of:=IF(#REF!.e99=&quot;&quot;;&quot;&quot;;#REF!.e99)" office:value-type="string" office:string-value="" calcext:value-type="error">
            <text:p>Err:508</text:p>
          </table:covered-table-cell>
          <table:covered-table-cell table:formula="of:=IF(#REF!.[Maalis.F99]=&quot;&quot;;&quot;&quot;;#REF!.[Maalis.F99])" office:value-type="string" office:string-value="" calcext:value-type="error">
            <text:p>Err:501</text:p>
          </table:covered-table-cell>
          <table:covered-table-cell table:formula="of:=IF(#REF!.[Maalis.G99]=&quot;&quot;;&quot;&quot;;#REF!.[Maalis.G99])" office:value-type="string" office:string-value="" calcext:value-type="error">
            <text:p>Err:501</text:p>
          </table:covered-table-cell>
          <table:covered-table-cell table:formula="of:=IF(#REF!.[Maalis.H99]=&quot;&quot;;&quot;&quot;;#REF!.[Maalis.H99])" office:value-type="string" office:string-value="" calcext:value-type="error">
            <text:p>Err:501</text:p>
          </table:covered-table-cell>
          <table:covered-table-cell table:formula="of:=IF(#REF!.[Maalis.I99]=&quot;&quot;;&quot;&quot;;#REF!.[Maalis.I99])" office:value-type="string" office:string-value="" calcext:value-type="error">
            <text:p>Err:501</text:p>
          </table:covered-table-cell>
          <table:covered-table-cell table:formula="of:=IF(#REF!.[Maalis.J99]=&quot;&quot;;&quot;&quot;;#REF!.[Maalis.J99])" office:value-type="string" office:string-value="" calcext:value-type="error">
            <text:p>Err:501</text:p>
          </table:covered-table-cell>
          <table:covered-table-cell table:formula="of:=IF(#REF!.[Maalis.K99]=&quot;&quot;;&quot;&quot;;#REF!.[Maalis.K99])" office:value-type="string" office:string-value="" calcext:value-type="error">
            <text:p>Err:501</text:p>
          </table:covered-table-cell>
          <table:covered-table-cell table:formula="of:=IF(#REF!.[Maalis.L99]=&quot;&quot;;&quot;&quot;;#REF!.[Maalis.L99])" office:value-type="string" office:string-value="" calcext:value-type="error">
            <text:p>Err:501</text:p>
          </table:covered-table-cell>
          <table:covered-table-cell table:formula="of:=IF(#REF!.[Maalis.M99]=&quot;&quot;;&quot;&quot;;#REF!.[Maalis.M99])" office:value-type="string" office:string-value="" calcext:value-type="error">
            <text:p>Err:501</text:p>
          </table:covered-table-cell>
          <table:covered-table-cell table:formula="of:=IF(#REF!.[Maalis.N99]=&quot;&quot;;&quot;&quot;;#REF!.[Maalis.N99])" office:value-type="string" office:string-value="" calcext:value-type="error">
            <text:p>Err:501</text:p>
          </table:covered-table-cell>
          <table:covered-table-cell table:formula="of:=IF(#REF!.[Maalis.O99]=&quot;&quot;;&quot;&quot;;#REF!.[Maalis.O99])" office:value-type="string" office:string-value="" calcext:value-type="error">
            <text:p>Err:501</text:p>
          </table:covered-table-cell>
          <table:covered-table-cell table:formula="of:=IF(#REF!.[Maalis.P99]=&quot;&quot;;&quot;&quot;;#REF!.[Maalis.P99])" office:value-type="string" office:string-value="" calcext:value-type="error">
            <text:p>Err:501</text:p>
          </table:covered-table-cell>
          <table:covered-table-cell table:formula="of:=IF(#REF!.[Maalis.Q99]=&quot;&quot;;&quot;&quot;;#REF!.[Maalis.Q99])" office:value-type="string" office:string-value="" calcext:value-type="error">
            <text:p>Err:501</text:p>
          </table:covered-table-cell>
          <table:covered-table-cell table:formula="of:=IF(#REF!.[Maalis.R99]=&quot;&quot;;&quot;&quot;;#REF!.[Maalis.R99])" office:value-type="string" office:string-value="" calcext:value-type="error">
            <text:p>Err:501</text:p>
          </table:covered-table-cell>
          <table:covered-table-cell table:formula="of:=IF(#REF!.[Maalis.S99]=&quot;&quot;;&quot;&quot;;#REF!.[Maalis.S99])" office:value-type="string" office:string-value="" calcext:value-type="error">
            <text:p>Err:501</text:p>
          </table:covered-table-cell>
          <table:covered-table-cell table:formula="of:=IF(#REF!.[Maalis.T99]=&quot;&quot;;&quot;&quot;;#REF!.[Maalis.T99])" office:value-type="string" office:string-value="" calcext:value-type="error">
            <text:p>Err:501</text:p>
          </table:covered-table-cell>
          <table:covered-table-cell table:formula="of:=IF(#REF!.[Maalis.U99]=&quot;&quot;;&quot;&quot;;#REF!.[Maalis.U99])" office:value-type="string" office:string-value="" calcext:value-type="error">
            <text:p>Err:501</text:p>
          </table:covered-table-cell>
        </table:table-row>
        <table:table-row table:style-name="ro1">
          <table:table-cell table:formula="of:=IF([_data_.A96];[_data_.A96];&quot;&quot;)">
            <text:p/>
          </table:table-cell>
          <table:table-cell table:style-name="ce28" table:formula="of:=IF([_data_.V96]=&quot;&quot;;&quot;&quot;;[_data_.V96])" table:number-columns-spanned="20" table:number-rows-spanned="1">
            <text:p/>
          </table:table-cell>
          <table:covered-table-cell table:formula="of:=IF(#REF!.[Maalis.C100]=&quot;&quot;;&quot;&quot;;#REF!.[Maalis.C100])" office:value-type="string" office:string-value="" calcext:value-type="error">
            <text:p>Err:501</text:p>
          </table:covered-table-cell>
          <table:covered-table-cell table:formula="of:=IF(#REF!.[Maalis.D100]=&quot;&quot;;&quot;&quot;;#REF!.[Maalis.D100])" office:value-type="string" office:string-value="" calcext:value-type="error">
            <text:p>Err:501</text:p>
          </table:covered-table-cell>
          <table:covered-table-cell table:formula="of:=IF(#REF!.e100=&quot;&quot;;&quot;&quot;;#REF!.e100)" office:value-type="string" office:string-value="" calcext:value-type="error">
            <text:p>Err:508</text:p>
          </table:covered-table-cell>
          <table:covered-table-cell table:formula="of:=IF(#REF!.[Maalis.F100]=&quot;&quot;;&quot;&quot;;#REF!.[Maalis.F100])" office:value-type="string" office:string-value="" calcext:value-type="error">
            <text:p>Err:501</text:p>
          </table:covered-table-cell>
          <table:covered-table-cell table:formula="of:=IF(#REF!.[Maalis.G100]=&quot;&quot;;&quot;&quot;;#REF!.[Maalis.G100])" office:value-type="string" office:string-value="" calcext:value-type="error">
            <text:p>Err:501</text:p>
          </table:covered-table-cell>
          <table:covered-table-cell table:formula="of:=IF(#REF!.[Maalis.H100]=&quot;&quot;;&quot;&quot;;#REF!.[Maalis.H100])" office:value-type="string" office:string-value="" calcext:value-type="error">
            <text:p>Err:501</text:p>
          </table:covered-table-cell>
          <table:covered-table-cell table:formula="of:=IF(#REF!.[Maalis.I100]=&quot;&quot;;&quot;&quot;;#REF!.[Maalis.I100])" office:value-type="string" office:string-value="" calcext:value-type="error">
            <text:p>Err:501</text:p>
          </table:covered-table-cell>
          <table:covered-table-cell table:formula="of:=IF(#REF!.[Maalis.J100]=&quot;&quot;;&quot;&quot;;#REF!.[Maalis.J100])" office:value-type="string" office:string-value="" calcext:value-type="error">
            <text:p>Err:501</text:p>
          </table:covered-table-cell>
          <table:covered-table-cell table:formula="of:=IF(#REF!.[Maalis.K100]=&quot;&quot;;&quot;&quot;;#REF!.[Maalis.K100])" office:value-type="string" office:string-value="" calcext:value-type="error">
            <text:p>Err:501</text:p>
          </table:covered-table-cell>
          <table:covered-table-cell table:formula="of:=IF(#REF!.[Maalis.L100]=&quot;&quot;;&quot;&quot;;#REF!.[Maalis.L100])" office:value-type="string" office:string-value="" calcext:value-type="error">
            <text:p>Err:501</text:p>
          </table:covered-table-cell>
          <table:covered-table-cell table:formula="of:=IF(#REF!.[Maalis.M100]=&quot;&quot;;&quot;&quot;;#REF!.[Maalis.M100])" office:value-type="string" office:string-value="" calcext:value-type="error">
            <text:p>Err:501</text:p>
          </table:covered-table-cell>
          <table:covered-table-cell table:formula="of:=IF(#REF!.[Maalis.N100]=&quot;&quot;;&quot;&quot;;#REF!.[Maalis.N100])" office:value-type="string" office:string-value="" calcext:value-type="error">
            <text:p>Err:501</text:p>
          </table:covered-table-cell>
          <table:covered-table-cell table:formula="of:=IF(#REF!.[Maalis.O100]=&quot;&quot;;&quot;&quot;;#REF!.[Maalis.O100])" office:value-type="string" office:string-value="" calcext:value-type="error">
            <text:p>Err:501</text:p>
          </table:covered-table-cell>
          <table:covered-table-cell table:formula="of:=IF(#REF!.[Maalis.P100]=&quot;&quot;;&quot;&quot;;#REF!.[Maalis.P100])" office:value-type="string" office:string-value="" calcext:value-type="error">
            <text:p>Err:501</text:p>
          </table:covered-table-cell>
          <table:covered-table-cell table:formula="of:=IF(#REF!.[Maalis.Q100]=&quot;&quot;;&quot;&quot;;#REF!.[Maalis.Q100])" office:value-type="string" office:string-value="" calcext:value-type="error">
            <text:p>Err:501</text:p>
          </table:covered-table-cell>
          <table:covered-table-cell table:formula="of:=IF(#REF!.[Maalis.R100]=&quot;&quot;;&quot;&quot;;#REF!.[Maalis.R100])" office:value-type="string" office:string-value="" calcext:value-type="error">
            <text:p>Err:501</text:p>
          </table:covered-table-cell>
          <table:covered-table-cell table:formula="of:=IF(#REF!.[Maalis.S100]=&quot;&quot;;&quot;&quot;;#REF!.[Maalis.S100])" office:value-type="string" office:string-value="" calcext:value-type="error">
            <text:p>Err:501</text:p>
          </table:covered-table-cell>
          <table:covered-table-cell table:formula="of:=IF(#REF!.[Maalis.T100]=&quot;&quot;;&quot;&quot;;#REF!.[Maalis.T100])" office:value-type="string" office:string-value="" calcext:value-type="error">
            <text:p>Err:501</text:p>
          </table:covered-table-cell>
          <table:covered-table-cell table:formula="of:=IF(#REF!.[Maalis.U100]=&quot;&quot;;&quot;&quot;;#REF!.[Maalis.U100])" office:value-type="string" office:string-value="" calcext:value-type="error">
            <text:p>Err:501</text:p>
          </table:covered-table-cell>
        </table:table-row>
        <table:table-row table:style-name="ro1">
          <table:table-cell table:formula="of:=IF([_data_.A97];[_data_.A97];&quot;&quot;)">
            <text:p/>
          </table:table-cell>
          <table:table-cell table:style-name="ce28" table:formula="of:=IF([_data_.V97]=&quot;&quot;;&quot;&quot;;[_data_.V97])" table:number-columns-spanned="20" table:number-rows-spanned="1">
            <text:p/>
          </table:table-cell>
          <table:covered-table-cell table:formula="of:=IF(#REF!.[Maalis.C101]=&quot;&quot;;&quot;&quot;;#REF!.[Maalis.C101])" office:value-type="string" office:string-value="" calcext:value-type="error">
            <text:p>Err:501</text:p>
          </table:covered-table-cell>
          <table:covered-table-cell table:formula="of:=IF(#REF!.[Maalis.D101]=&quot;&quot;;&quot;&quot;;#REF!.[Maalis.D101])" office:value-type="string" office:string-value="" calcext:value-type="error">
            <text:p>Err:501</text:p>
          </table:covered-table-cell>
          <table:covered-table-cell table:formula="of:=IF(#REF!.e101=&quot;&quot;;&quot;&quot;;#REF!.e101)" office:value-type="string" office:string-value="" calcext:value-type="error">
            <text:p>Err:508</text:p>
          </table:covered-table-cell>
          <table:covered-table-cell table:formula="of:=IF(#REF!.[Maalis.F101]=&quot;&quot;;&quot;&quot;;#REF!.[Maalis.F101])" office:value-type="string" office:string-value="" calcext:value-type="error">
            <text:p>Err:501</text:p>
          </table:covered-table-cell>
          <table:covered-table-cell table:formula="of:=IF(#REF!.[Maalis.G101]=&quot;&quot;;&quot;&quot;;#REF!.[Maalis.G101])" office:value-type="string" office:string-value="" calcext:value-type="error">
            <text:p>Err:501</text:p>
          </table:covered-table-cell>
          <table:covered-table-cell table:formula="of:=IF(#REF!.[Maalis.H101]=&quot;&quot;;&quot;&quot;;#REF!.[Maalis.H101])" office:value-type="string" office:string-value="" calcext:value-type="error">
            <text:p>Err:501</text:p>
          </table:covered-table-cell>
          <table:covered-table-cell table:formula="of:=IF(#REF!.[Maalis.I101]=&quot;&quot;;&quot;&quot;;#REF!.[Maalis.I101])" office:value-type="string" office:string-value="" calcext:value-type="error">
            <text:p>Err:501</text:p>
          </table:covered-table-cell>
          <table:covered-table-cell table:formula="of:=IF(#REF!.[Maalis.J101]=&quot;&quot;;&quot;&quot;;#REF!.[Maalis.J101])" office:value-type="string" office:string-value="" calcext:value-type="error">
            <text:p>Err:501</text:p>
          </table:covered-table-cell>
          <table:covered-table-cell table:formula="of:=IF(#REF!.[Maalis.K101]=&quot;&quot;;&quot;&quot;;#REF!.[Maalis.K101])" office:value-type="string" office:string-value="" calcext:value-type="error">
            <text:p>Err:501</text:p>
          </table:covered-table-cell>
          <table:covered-table-cell table:formula="of:=IF(#REF!.[Maalis.L101]=&quot;&quot;;&quot;&quot;;#REF!.[Maalis.L101])" office:value-type="string" office:string-value="" calcext:value-type="error">
            <text:p>Err:501</text:p>
          </table:covered-table-cell>
          <table:covered-table-cell table:formula="of:=IF(#REF!.[Maalis.M101]=&quot;&quot;;&quot;&quot;;#REF!.[Maalis.M101])" office:value-type="string" office:string-value="" calcext:value-type="error">
            <text:p>Err:501</text:p>
          </table:covered-table-cell>
          <table:covered-table-cell table:formula="of:=IF(#REF!.[Maalis.N101]=&quot;&quot;;&quot;&quot;;#REF!.[Maalis.N101])" office:value-type="string" office:string-value="" calcext:value-type="error">
            <text:p>Err:501</text:p>
          </table:covered-table-cell>
          <table:covered-table-cell table:formula="of:=IF(#REF!.[Maalis.O101]=&quot;&quot;;&quot;&quot;;#REF!.[Maalis.O101])" office:value-type="string" office:string-value="" calcext:value-type="error">
            <text:p>Err:501</text:p>
          </table:covered-table-cell>
          <table:covered-table-cell table:formula="of:=IF(#REF!.[Maalis.P101]=&quot;&quot;;&quot;&quot;;#REF!.[Maalis.P101])" office:value-type="string" office:string-value="" calcext:value-type="error">
            <text:p>Err:501</text:p>
          </table:covered-table-cell>
          <table:covered-table-cell table:formula="of:=IF(#REF!.[Maalis.Q101]=&quot;&quot;;&quot;&quot;;#REF!.[Maalis.Q101])" office:value-type="string" office:string-value="" calcext:value-type="error">
            <text:p>Err:501</text:p>
          </table:covered-table-cell>
          <table:covered-table-cell table:formula="of:=IF(#REF!.[Maalis.R101]=&quot;&quot;;&quot;&quot;;#REF!.[Maalis.R101])" office:value-type="string" office:string-value="" calcext:value-type="error">
            <text:p>Err:501</text:p>
          </table:covered-table-cell>
          <table:covered-table-cell table:formula="of:=IF(#REF!.[Maalis.S101]=&quot;&quot;;&quot;&quot;;#REF!.[Maalis.S101])" office:value-type="string" office:string-value="" calcext:value-type="error">
            <text:p>Err:501</text:p>
          </table:covered-table-cell>
          <table:covered-table-cell table:formula="of:=IF(#REF!.[Maalis.T101]=&quot;&quot;;&quot;&quot;;#REF!.[Maalis.T101])" office:value-type="string" office:string-value="" calcext:value-type="error">
            <text:p>Err:501</text:p>
          </table:covered-table-cell>
          <table:covered-table-cell table:formula="of:=IF(#REF!.[Maalis.U101]=&quot;&quot;;&quot;&quot;;#REF!.[Maalis.U101])" office:value-type="string" office:string-value="" calcext:value-type="error">
            <text:p>Err:501</text:p>
          </table:covered-table-cell>
        </table:table-row>
        <table:table-row table:style-name="ro1">
          <table:table-cell table:formula="of:=IF([_data_.A98];[_data_.A98];&quot;&quot;)">
            <text:p/>
          </table:table-cell>
          <table:table-cell table:style-name="ce28" table:formula="of:=IF([_data_.V98]=&quot;&quot;;&quot;&quot;;[_data_.V98])" table:number-columns-spanned="20" table:number-rows-spanned="1">
            <text:p/>
          </table:table-cell>
          <table:covered-table-cell table:formula="of:=IF(#REF!.[Maalis.C102]=&quot;&quot;;&quot;&quot;;#REF!.[Maalis.C102])" office:value-type="string" office:string-value="" calcext:value-type="error">
            <text:p>Err:501</text:p>
          </table:covered-table-cell>
          <table:covered-table-cell table:formula="of:=IF(#REF!.[Maalis.D102]=&quot;&quot;;&quot;&quot;;#REF!.[Maalis.D102])" office:value-type="string" office:string-value="" calcext:value-type="error">
            <text:p>Err:501</text:p>
          </table:covered-table-cell>
          <table:covered-table-cell table:formula="of:=IF(#REF!.e102=&quot;&quot;;&quot;&quot;;#REF!.e102)" office:value-type="string" office:string-value="" calcext:value-type="error">
            <text:p>Err:508</text:p>
          </table:covered-table-cell>
          <table:covered-table-cell table:formula="of:=IF(#REF!.[Maalis.F102]=&quot;&quot;;&quot;&quot;;#REF!.[Maalis.F102])" office:value-type="string" office:string-value="" calcext:value-type="error">
            <text:p>Err:501</text:p>
          </table:covered-table-cell>
          <table:covered-table-cell table:formula="of:=IF(#REF!.[Maalis.G102]=&quot;&quot;;&quot;&quot;;#REF!.[Maalis.G102])" office:value-type="string" office:string-value="" calcext:value-type="error">
            <text:p>Err:501</text:p>
          </table:covered-table-cell>
          <table:covered-table-cell table:formula="of:=IF(#REF!.[Maalis.H102]=&quot;&quot;;&quot;&quot;;#REF!.[Maalis.H102])" office:value-type="string" office:string-value="" calcext:value-type="error">
            <text:p>Err:501</text:p>
          </table:covered-table-cell>
          <table:covered-table-cell table:formula="of:=IF(#REF!.[Maalis.I102]=&quot;&quot;;&quot;&quot;;#REF!.[Maalis.I102])" office:value-type="string" office:string-value="" calcext:value-type="error">
            <text:p>Err:501</text:p>
          </table:covered-table-cell>
          <table:covered-table-cell table:formula="of:=IF(#REF!.[Maalis.J102]=&quot;&quot;;&quot;&quot;;#REF!.[Maalis.J102])" office:value-type="string" office:string-value="" calcext:value-type="error">
            <text:p>Err:501</text:p>
          </table:covered-table-cell>
          <table:covered-table-cell table:formula="of:=IF(#REF!.[Maalis.K102]=&quot;&quot;;&quot;&quot;;#REF!.[Maalis.K102])" office:value-type="string" office:string-value="" calcext:value-type="error">
            <text:p>Err:501</text:p>
          </table:covered-table-cell>
          <table:covered-table-cell table:formula="of:=IF(#REF!.[Maalis.L102]=&quot;&quot;;&quot;&quot;;#REF!.[Maalis.L102])" office:value-type="string" office:string-value="" calcext:value-type="error">
            <text:p>Err:501</text:p>
          </table:covered-table-cell>
          <table:covered-table-cell table:formula="of:=IF(#REF!.[Maalis.M102]=&quot;&quot;;&quot;&quot;;#REF!.[Maalis.M102])" office:value-type="string" office:string-value="" calcext:value-type="error">
            <text:p>Err:501</text:p>
          </table:covered-table-cell>
          <table:covered-table-cell table:formula="of:=IF(#REF!.[Maalis.N102]=&quot;&quot;;&quot;&quot;;#REF!.[Maalis.N102])" office:value-type="string" office:string-value="" calcext:value-type="error">
            <text:p>Err:501</text:p>
          </table:covered-table-cell>
          <table:covered-table-cell table:formula="of:=IF(#REF!.[Maalis.O102]=&quot;&quot;;&quot;&quot;;#REF!.[Maalis.O102])" office:value-type="string" office:string-value="" calcext:value-type="error">
            <text:p>Err:501</text:p>
          </table:covered-table-cell>
          <table:covered-table-cell table:formula="of:=IF(#REF!.[Maalis.P102]=&quot;&quot;;&quot;&quot;;#REF!.[Maalis.P102])" office:value-type="string" office:string-value="" calcext:value-type="error">
            <text:p>Err:501</text:p>
          </table:covered-table-cell>
          <table:covered-table-cell table:formula="of:=IF(#REF!.[Maalis.Q102]=&quot;&quot;;&quot;&quot;;#REF!.[Maalis.Q102])" office:value-type="string" office:string-value="" calcext:value-type="error">
            <text:p>Err:501</text:p>
          </table:covered-table-cell>
          <table:covered-table-cell table:formula="of:=IF(#REF!.[Maalis.R102]=&quot;&quot;;&quot;&quot;;#REF!.[Maalis.R102])" office:value-type="string" office:string-value="" calcext:value-type="error">
            <text:p>Err:501</text:p>
          </table:covered-table-cell>
          <table:covered-table-cell table:formula="of:=IF(#REF!.[Maalis.S102]=&quot;&quot;;&quot;&quot;;#REF!.[Maalis.S102])" office:value-type="string" office:string-value="" calcext:value-type="error">
            <text:p>Err:501</text:p>
          </table:covered-table-cell>
          <table:covered-table-cell table:formula="of:=IF(#REF!.[Maalis.T102]=&quot;&quot;;&quot;&quot;;#REF!.[Maalis.T102])" office:value-type="string" office:string-value="" calcext:value-type="error">
            <text:p>Err:501</text:p>
          </table:covered-table-cell>
          <table:covered-table-cell table:formula="of:=IF(#REF!.[Maalis.U102]=&quot;&quot;;&quot;&quot;;#REF!.[Maalis.U102])" office:value-type="string" office:string-value="" calcext:value-type="error">
            <text:p>Err:501</text:p>
          </table:covered-table-cell>
        </table:table-row>
        <table:table-row table:style-name="ro1">
          <table:table-cell table:formula="of:=IF([_data_.A99];[_data_.A99];&quot;&quot;)">
            <text:p/>
          </table:table-cell>
          <table:table-cell table:style-name="ce28" table:formula="of:=IF([_data_.V99]=&quot;&quot;;&quot;&quot;;[_data_.V99])" table:number-columns-spanned="20" table:number-rows-spanned="1">
            <text:p/>
          </table:table-cell>
          <table:covered-table-cell table:formula="of:=IF(#REF!.[Maalis.C103]=&quot;&quot;;&quot;&quot;;#REF!.[Maalis.C103])" office:value-type="string" office:string-value="" calcext:value-type="error">
            <text:p>Err:501</text:p>
          </table:covered-table-cell>
          <table:covered-table-cell table:formula="of:=IF(#REF!.[Maalis.D103]=&quot;&quot;;&quot;&quot;;#REF!.[Maalis.D103])" office:value-type="string" office:string-value="" calcext:value-type="error">
            <text:p>Err:501</text:p>
          </table:covered-table-cell>
          <table:covered-table-cell table:formula="of:=IF(#REF!.e103=&quot;&quot;;&quot;&quot;;#REF!.e103)" office:value-type="string" office:string-value="" calcext:value-type="error">
            <text:p>Err:508</text:p>
          </table:covered-table-cell>
          <table:covered-table-cell table:formula="of:=IF(#REF!.[Maalis.F103]=&quot;&quot;;&quot;&quot;;#REF!.[Maalis.F103])" office:value-type="string" office:string-value="" calcext:value-type="error">
            <text:p>Err:501</text:p>
          </table:covered-table-cell>
          <table:covered-table-cell table:formula="of:=IF(#REF!.[Maalis.G103]=&quot;&quot;;&quot;&quot;;#REF!.[Maalis.G103])" office:value-type="string" office:string-value="" calcext:value-type="error">
            <text:p>Err:501</text:p>
          </table:covered-table-cell>
          <table:covered-table-cell table:formula="of:=IF(#REF!.[Maalis.H103]=&quot;&quot;;&quot;&quot;;#REF!.[Maalis.H103])" office:value-type="string" office:string-value="" calcext:value-type="error">
            <text:p>Err:501</text:p>
          </table:covered-table-cell>
          <table:covered-table-cell table:formula="of:=IF(#REF!.[Maalis.I103]=&quot;&quot;;&quot;&quot;;#REF!.[Maalis.I103])" office:value-type="string" office:string-value="" calcext:value-type="error">
            <text:p>Err:501</text:p>
          </table:covered-table-cell>
          <table:covered-table-cell table:formula="of:=IF(#REF!.[Maalis.J103]=&quot;&quot;;&quot;&quot;;#REF!.[Maalis.J103])" office:value-type="string" office:string-value="" calcext:value-type="error">
            <text:p>Err:501</text:p>
          </table:covered-table-cell>
          <table:covered-table-cell table:formula="of:=IF(#REF!.[Maalis.K103]=&quot;&quot;;&quot;&quot;;#REF!.[Maalis.K103])" office:value-type="string" office:string-value="" calcext:value-type="error">
            <text:p>Err:501</text:p>
          </table:covered-table-cell>
          <table:covered-table-cell table:formula="of:=IF(#REF!.[Maalis.L103]=&quot;&quot;;&quot;&quot;;#REF!.[Maalis.L103])" office:value-type="string" office:string-value="" calcext:value-type="error">
            <text:p>Err:501</text:p>
          </table:covered-table-cell>
          <table:covered-table-cell table:formula="of:=IF(#REF!.[Maalis.M103]=&quot;&quot;;&quot;&quot;;#REF!.[Maalis.M103])" office:value-type="string" office:string-value="" calcext:value-type="error">
            <text:p>Err:501</text:p>
          </table:covered-table-cell>
          <table:covered-table-cell table:formula="of:=IF(#REF!.[Maalis.N103]=&quot;&quot;;&quot;&quot;;#REF!.[Maalis.N103])" office:value-type="string" office:string-value="" calcext:value-type="error">
            <text:p>Err:501</text:p>
          </table:covered-table-cell>
          <table:covered-table-cell table:formula="of:=IF(#REF!.[Maalis.O103]=&quot;&quot;;&quot;&quot;;#REF!.[Maalis.O103])" office:value-type="string" office:string-value="" calcext:value-type="error">
            <text:p>Err:501</text:p>
          </table:covered-table-cell>
          <table:covered-table-cell table:formula="of:=IF(#REF!.[Maalis.P103]=&quot;&quot;;&quot;&quot;;#REF!.[Maalis.P103])" office:value-type="string" office:string-value="" calcext:value-type="error">
            <text:p>Err:501</text:p>
          </table:covered-table-cell>
          <table:covered-table-cell table:formula="of:=IF(#REF!.[Maalis.Q103]=&quot;&quot;;&quot;&quot;;#REF!.[Maalis.Q103])" office:value-type="string" office:string-value="" calcext:value-type="error">
            <text:p>Err:501</text:p>
          </table:covered-table-cell>
          <table:covered-table-cell table:formula="of:=IF(#REF!.[Maalis.R103]=&quot;&quot;;&quot;&quot;;#REF!.[Maalis.R103])" office:value-type="string" office:string-value="" calcext:value-type="error">
            <text:p>Err:501</text:p>
          </table:covered-table-cell>
          <table:covered-table-cell table:formula="of:=IF(#REF!.[Maalis.S103]=&quot;&quot;;&quot;&quot;;#REF!.[Maalis.S103])" office:value-type="string" office:string-value="" calcext:value-type="error">
            <text:p>Err:501</text:p>
          </table:covered-table-cell>
          <table:covered-table-cell table:formula="of:=IF(#REF!.[Maalis.T103]=&quot;&quot;;&quot;&quot;;#REF!.[Maalis.T103])" office:value-type="string" office:string-value="" calcext:value-type="error">
            <text:p>Err:501</text:p>
          </table:covered-table-cell>
          <table:covered-table-cell table:formula="of:=IF(#REF!.[Maalis.U103]=&quot;&quot;;&quot;&quot;;#REF!.[Maalis.U103])" office:value-type="string" office:string-value="" calcext:value-type="error">
            <text:p>Err:501</text:p>
          </table:covered-table-cell>
        </table:table-row>
        <table:table-row table:style-name="ro1">
          <table:table-cell table:formula="of:=IF([_data_.A100];[_data_.A100];&quot;&quot;)">
            <text:p/>
          </table:table-cell>
          <table:table-cell table:style-name="ce28" table:formula="of:=IF([_data_.V100]=&quot;&quot;;&quot;&quot;;[_data_.V100])" table:number-columns-spanned="20" table:number-rows-spanned="1">
            <text:p/>
          </table:table-cell>
          <table:covered-table-cell table:formula="of:=IF(#REF!.[Maalis.C104]=&quot;&quot;;&quot;&quot;;#REF!.[Maalis.C104])" office:value-type="string" office:string-value="" calcext:value-type="error">
            <text:p>Err:501</text:p>
          </table:covered-table-cell>
          <table:covered-table-cell table:formula="of:=IF(#REF!.[Maalis.D104]=&quot;&quot;;&quot;&quot;;#REF!.[Maalis.D104])" office:value-type="string" office:string-value="" calcext:value-type="error">
            <text:p>Err:501</text:p>
          </table:covered-table-cell>
          <table:covered-table-cell table:formula="of:=IF(#REF!.e104=&quot;&quot;;&quot;&quot;;#REF!.e104)" office:value-type="string" office:string-value="" calcext:value-type="error">
            <text:p>Err:508</text:p>
          </table:covered-table-cell>
          <table:covered-table-cell table:formula="of:=IF(#REF!.[Maalis.F104]=&quot;&quot;;&quot;&quot;;#REF!.[Maalis.F104])" office:value-type="string" office:string-value="" calcext:value-type="error">
            <text:p>Err:501</text:p>
          </table:covered-table-cell>
          <table:covered-table-cell table:formula="of:=IF(#REF!.[Maalis.G104]=&quot;&quot;;&quot;&quot;;#REF!.[Maalis.G104])" office:value-type="string" office:string-value="" calcext:value-type="error">
            <text:p>Err:501</text:p>
          </table:covered-table-cell>
          <table:covered-table-cell table:formula="of:=IF(#REF!.[Maalis.H104]=&quot;&quot;;&quot;&quot;;#REF!.[Maalis.H104])" office:value-type="string" office:string-value="" calcext:value-type="error">
            <text:p>Err:501</text:p>
          </table:covered-table-cell>
          <table:covered-table-cell table:formula="of:=IF(#REF!.[Maalis.I104]=&quot;&quot;;&quot;&quot;;#REF!.[Maalis.I104])" office:value-type="string" office:string-value="" calcext:value-type="error">
            <text:p>Err:501</text:p>
          </table:covered-table-cell>
          <table:covered-table-cell table:formula="of:=IF(#REF!.[Maalis.J104]=&quot;&quot;;&quot;&quot;;#REF!.[Maalis.J104])" office:value-type="string" office:string-value="" calcext:value-type="error">
            <text:p>Err:501</text:p>
          </table:covered-table-cell>
          <table:covered-table-cell table:formula="of:=IF(#REF!.[Maalis.K104]=&quot;&quot;;&quot;&quot;;#REF!.[Maalis.K104])" office:value-type="string" office:string-value="" calcext:value-type="error">
            <text:p>Err:501</text:p>
          </table:covered-table-cell>
          <table:covered-table-cell table:formula="of:=IF(#REF!.[Maalis.L104]=&quot;&quot;;&quot;&quot;;#REF!.[Maalis.L104])" office:value-type="string" office:string-value="" calcext:value-type="error">
            <text:p>Err:501</text:p>
          </table:covered-table-cell>
          <table:covered-table-cell table:formula="of:=IF(#REF!.[Maalis.M104]=&quot;&quot;;&quot;&quot;;#REF!.[Maalis.M104])" office:value-type="string" office:string-value="" calcext:value-type="error">
            <text:p>Err:501</text:p>
          </table:covered-table-cell>
          <table:covered-table-cell table:formula="of:=IF(#REF!.[Maalis.N104]=&quot;&quot;;&quot;&quot;;#REF!.[Maalis.N104])" office:value-type="string" office:string-value="" calcext:value-type="error">
            <text:p>Err:501</text:p>
          </table:covered-table-cell>
          <table:covered-table-cell table:formula="of:=IF(#REF!.[Maalis.O104]=&quot;&quot;;&quot;&quot;;#REF!.[Maalis.O104])" office:value-type="string" office:string-value="" calcext:value-type="error">
            <text:p>Err:501</text:p>
          </table:covered-table-cell>
          <table:covered-table-cell table:formula="of:=IF(#REF!.[Maalis.P104]=&quot;&quot;;&quot;&quot;;#REF!.[Maalis.P104])" office:value-type="string" office:string-value="" calcext:value-type="error">
            <text:p>Err:501</text:p>
          </table:covered-table-cell>
          <table:covered-table-cell table:formula="of:=IF(#REF!.[Maalis.Q104]=&quot;&quot;;&quot;&quot;;#REF!.[Maalis.Q104])" office:value-type="string" office:string-value="" calcext:value-type="error">
            <text:p>Err:501</text:p>
          </table:covered-table-cell>
          <table:covered-table-cell table:formula="of:=IF(#REF!.[Maalis.R104]=&quot;&quot;;&quot;&quot;;#REF!.[Maalis.R104])" office:value-type="string" office:string-value="" calcext:value-type="error">
            <text:p>Err:501</text:p>
          </table:covered-table-cell>
          <table:covered-table-cell table:formula="of:=IF(#REF!.[Maalis.S104]=&quot;&quot;;&quot;&quot;;#REF!.[Maalis.S104])" office:value-type="string" office:string-value="" calcext:value-type="error">
            <text:p>Err:501</text:p>
          </table:covered-table-cell>
          <table:covered-table-cell table:formula="of:=IF(#REF!.[Maalis.T104]=&quot;&quot;;&quot;&quot;;#REF!.[Maalis.T104])" office:value-type="string" office:string-value="" calcext:value-type="error">
            <text:p>Err:501</text:p>
          </table:covered-table-cell>
          <table:covered-table-cell table:formula="of:=IF(#REF!.[Maalis.U104]=&quot;&quot;;&quot;&quot;;#REF!.[Maalis.U104])" office:value-type="string" office:string-value="" calcext:value-type="error">
            <text:p>Err:501</text:p>
          </table:covered-table-cell>
        </table:table-row>
        <table:table-row table:style-name="ro1">
          <table:table-cell table:formula="of:=IF([_data_.A101];[_data_.A101];&quot;&quot;)">
            <text:p/>
          </table:table-cell>
          <table:table-cell table:style-name="ce28" table:formula="of:=IF([_data_.V101]=&quot;&quot;;&quot;&quot;;[_data_.V101])" table:number-columns-spanned="20" table:number-rows-spanned="1">
            <text:p/>
          </table:table-cell>
          <table:covered-table-cell table:formula="of:=IF(#REF!.[Maalis.C105]=&quot;&quot;;&quot;&quot;;#REF!.[Maalis.C105])" office:value-type="string" office:string-value="" calcext:value-type="error">
            <text:p>Err:501</text:p>
          </table:covered-table-cell>
          <table:covered-table-cell table:formula="of:=IF(#REF!.[Maalis.D105]=&quot;&quot;;&quot;&quot;;#REF!.[Maalis.D105])" office:value-type="string" office:string-value="" calcext:value-type="error">
            <text:p>Err:501</text:p>
          </table:covered-table-cell>
          <table:covered-table-cell table:formula="of:=IF(#REF!.e105=&quot;&quot;;&quot;&quot;;#REF!.e105)" office:value-type="string" office:string-value="" calcext:value-type="error">
            <text:p>Err:508</text:p>
          </table:covered-table-cell>
          <table:covered-table-cell table:formula="of:=IF(#REF!.[Maalis.F105]=&quot;&quot;;&quot;&quot;;#REF!.[Maalis.F105])" office:value-type="string" office:string-value="" calcext:value-type="error">
            <text:p>Err:501</text:p>
          </table:covered-table-cell>
          <table:covered-table-cell table:formula="of:=IF(#REF!.[Maalis.G105]=&quot;&quot;;&quot;&quot;;#REF!.[Maalis.G105])" office:value-type="string" office:string-value="" calcext:value-type="error">
            <text:p>Err:501</text:p>
          </table:covered-table-cell>
          <table:covered-table-cell table:formula="of:=IF(#REF!.[Maalis.H105]=&quot;&quot;;&quot;&quot;;#REF!.[Maalis.H105])" office:value-type="string" office:string-value="" calcext:value-type="error">
            <text:p>Err:501</text:p>
          </table:covered-table-cell>
          <table:covered-table-cell table:formula="of:=IF(#REF!.[Maalis.I105]=&quot;&quot;;&quot;&quot;;#REF!.[Maalis.I105])" office:value-type="string" office:string-value="" calcext:value-type="error">
            <text:p>Err:501</text:p>
          </table:covered-table-cell>
          <table:covered-table-cell table:formula="of:=IF(#REF!.[Maalis.J105]=&quot;&quot;;&quot;&quot;;#REF!.[Maalis.J105])" office:value-type="string" office:string-value="" calcext:value-type="error">
            <text:p>Err:501</text:p>
          </table:covered-table-cell>
          <table:covered-table-cell table:formula="of:=IF(#REF!.[Maalis.K105]=&quot;&quot;;&quot;&quot;;#REF!.[Maalis.K105])" office:value-type="string" office:string-value="" calcext:value-type="error">
            <text:p>Err:501</text:p>
          </table:covered-table-cell>
          <table:covered-table-cell table:formula="of:=IF(#REF!.[Maalis.L105]=&quot;&quot;;&quot;&quot;;#REF!.[Maalis.L105])" office:value-type="string" office:string-value="" calcext:value-type="error">
            <text:p>Err:501</text:p>
          </table:covered-table-cell>
          <table:covered-table-cell table:formula="of:=IF(#REF!.[Maalis.M105]=&quot;&quot;;&quot;&quot;;#REF!.[Maalis.M105])" office:value-type="string" office:string-value="" calcext:value-type="error">
            <text:p>Err:501</text:p>
          </table:covered-table-cell>
          <table:covered-table-cell table:formula="of:=IF(#REF!.[Maalis.N105]=&quot;&quot;;&quot;&quot;;#REF!.[Maalis.N105])" office:value-type="string" office:string-value="" calcext:value-type="error">
            <text:p>Err:501</text:p>
          </table:covered-table-cell>
          <table:covered-table-cell table:formula="of:=IF(#REF!.[Maalis.O105]=&quot;&quot;;&quot;&quot;;#REF!.[Maalis.O105])" office:value-type="string" office:string-value="" calcext:value-type="error">
            <text:p>Err:501</text:p>
          </table:covered-table-cell>
          <table:covered-table-cell table:formula="of:=IF(#REF!.[Maalis.P105]=&quot;&quot;;&quot;&quot;;#REF!.[Maalis.P105])" office:value-type="string" office:string-value="" calcext:value-type="error">
            <text:p>Err:501</text:p>
          </table:covered-table-cell>
          <table:covered-table-cell table:formula="of:=IF(#REF!.[Maalis.Q105]=&quot;&quot;;&quot;&quot;;#REF!.[Maalis.Q105])" office:value-type="string" office:string-value="" calcext:value-type="error">
            <text:p>Err:501</text:p>
          </table:covered-table-cell>
          <table:covered-table-cell table:formula="of:=IF(#REF!.[Maalis.R105]=&quot;&quot;;&quot;&quot;;#REF!.[Maalis.R105])" office:value-type="string" office:string-value="" calcext:value-type="error">
            <text:p>Err:501</text:p>
          </table:covered-table-cell>
          <table:covered-table-cell table:formula="of:=IF(#REF!.[Maalis.S105]=&quot;&quot;;&quot;&quot;;#REF!.[Maalis.S105])" office:value-type="string" office:string-value="" calcext:value-type="error">
            <text:p>Err:501</text:p>
          </table:covered-table-cell>
          <table:covered-table-cell table:formula="of:=IF(#REF!.[Maalis.T105]=&quot;&quot;;&quot;&quot;;#REF!.[Maalis.T105])" office:value-type="string" office:string-value="" calcext:value-type="error">
            <text:p>Err:501</text:p>
          </table:covered-table-cell>
          <table:covered-table-cell table:formula="of:=IF(#REF!.[Maalis.U105]=&quot;&quot;;&quot;&quot;;#REF!.[Maalis.U105])" office:value-type="string" office:string-value="" calcext:value-type="error">
            <text:p>Err:501</text:p>
          </table:covered-table-cell>
        </table:table-row>
        <table:table-row table:style-name="ro1">
          <table:table-cell table:formula="of:=IF([_data_.A102];[_data_.A102];&quot;&quot;)">
            <text:p/>
          </table:table-cell>
          <table:table-cell table:style-name="ce28" table:formula="of:=IF([_data_.V102]=&quot;&quot;;&quot;&quot;;[_data_.V102])" table:number-columns-spanned="20" table:number-rows-spanned="1">
            <text:p/>
          </table:table-cell>
          <table:covered-table-cell table:formula="of:=IF(#REF!.[Maalis.C106]=&quot;&quot;;&quot;&quot;;#REF!.[Maalis.C106])" office:value-type="string" office:string-value="" calcext:value-type="error">
            <text:p>Err:501</text:p>
          </table:covered-table-cell>
          <table:covered-table-cell table:formula="of:=IF(#REF!.[Maalis.D106]=&quot;&quot;;&quot;&quot;;#REF!.[Maalis.D106])" office:value-type="string" office:string-value="" calcext:value-type="error">
            <text:p>Err:501</text:p>
          </table:covered-table-cell>
          <table:covered-table-cell table:formula="of:=IF(#REF!.e106=&quot;&quot;;&quot;&quot;;#REF!.e106)" office:value-type="string" office:string-value="" calcext:value-type="error">
            <text:p>Err:508</text:p>
          </table:covered-table-cell>
          <table:covered-table-cell table:formula="of:=IF(#REF!.[Maalis.F106]=&quot;&quot;;&quot;&quot;;#REF!.[Maalis.F106])" office:value-type="string" office:string-value="" calcext:value-type="error">
            <text:p>Err:501</text:p>
          </table:covered-table-cell>
          <table:covered-table-cell table:formula="of:=IF(#REF!.[Maalis.G106]=&quot;&quot;;&quot;&quot;;#REF!.[Maalis.G106])" office:value-type="string" office:string-value="" calcext:value-type="error">
            <text:p>Err:501</text:p>
          </table:covered-table-cell>
          <table:covered-table-cell table:formula="of:=IF(#REF!.[Maalis.H106]=&quot;&quot;;&quot;&quot;;#REF!.[Maalis.H106])" office:value-type="string" office:string-value="" calcext:value-type="error">
            <text:p>Err:501</text:p>
          </table:covered-table-cell>
          <table:covered-table-cell table:formula="of:=IF(#REF!.[Maalis.I106]=&quot;&quot;;&quot;&quot;;#REF!.[Maalis.I106])" office:value-type="string" office:string-value="" calcext:value-type="error">
            <text:p>Err:501</text:p>
          </table:covered-table-cell>
          <table:covered-table-cell table:formula="of:=IF(#REF!.[Maalis.J106]=&quot;&quot;;&quot;&quot;;#REF!.[Maalis.J106])" office:value-type="string" office:string-value="" calcext:value-type="error">
            <text:p>Err:501</text:p>
          </table:covered-table-cell>
          <table:covered-table-cell table:formula="of:=IF(#REF!.[Maalis.K106]=&quot;&quot;;&quot;&quot;;#REF!.[Maalis.K106])" office:value-type="string" office:string-value="" calcext:value-type="error">
            <text:p>Err:501</text:p>
          </table:covered-table-cell>
          <table:covered-table-cell table:formula="of:=IF(#REF!.[Maalis.L106]=&quot;&quot;;&quot;&quot;;#REF!.[Maalis.L106])" office:value-type="string" office:string-value="" calcext:value-type="error">
            <text:p>Err:501</text:p>
          </table:covered-table-cell>
          <table:covered-table-cell table:formula="of:=IF(#REF!.[Maalis.M106]=&quot;&quot;;&quot;&quot;;#REF!.[Maalis.M106])" office:value-type="string" office:string-value="" calcext:value-type="error">
            <text:p>Err:501</text:p>
          </table:covered-table-cell>
          <table:covered-table-cell table:formula="of:=IF(#REF!.[Maalis.N106]=&quot;&quot;;&quot;&quot;;#REF!.[Maalis.N106])" office:value-type="string" office:string-value="" calcext:value-type="error">
            <text:p>Err:501</text:p>
          </table:covered-table-cell>
          <table:covered-table-cell table:formula="of:=IF(#REF!.[Maalis.O106]=&quot;&quot;;&quot;&quot;;#REF!.[Maalis.O106])" office:value-type="string" office:string-value="" calcext:value-type="error">
            <text:p>Err:501</text:p>
          </table:covered-table-cell>
          <table:covered-table-cell table:formula="of:=IF(#REF!.[Maalis.P106]=&quot;&quot;;&quot;&quot;;#REF!.[Maalis.P106])" office:value-type="string" office:string-value="" calcext:value-type="error">
            <text:p>Err:501</text:p>
          </table:covered-table-cell>
          <table:covered-table-cell table:formula="of:=IF(#REF!.[Maalis.Q106]=&quot;&quot;;&quot;&quot;;#REF!.[Maalis.Q106])" office:value-type="string" office:string-value="" calcext:value-type="error">
            <text:p>Err:501</text:p>
          </table:covered-table-cell>
          <table:covered-table-cell table:formula="of:=IF(#REF!.[Maalis.R106]=&quot;&quot;;&quot;&quot;;#REF!.[Maalis.R106])" office:value-type="string" office:string-value="" calcext:value-type="error">
            <text:p>Err:501</text:p>
          </table:covered-table-cell>
          <table:covered-table-cell table:formula="of:=IF(#REF!.[Maalis.S106]=&quot;&quot;;&quot;&quot;;#REF!.[Maalis.S106])" office:value-type="string" office:string-value="" calcext:value-type="error">
            <text:p>Err:501</text:p>
          </table:covered-table-cell>
          <table:covered-table-cell table:formula="of:=IF(#REF!.[Maalis.T106]=&quot;&quot;;&quot;&quot;;#REF!.[Maalis.T106])" office:value-type="string" office:string-value="" calcext:value-type="error">
            <text:p>Err:501</text:p>
          </table:covered-table-cell>
          <table:covered-table-cell table:formula="of:=IF(#REF!.[Maalis.U106]=&quot;&quot;;&quot;&quot;;#REF!.[Maalis.U106])" office:value-type="string" office:string-value="" calcext:value-type="error">
            <text:p>Err:501</text:p>
          </table:covered-table-cell>
        </table:table-row>
        <table:table-row table:style-name="ro1">
          <table:table-cell table:formula="of:=IF([_data_.A103];[_data_.A103];&quot;&quot;)">
            <text:p/>
          </table:table-cell>
          <table:table-cell table:style-name="ce28" table:formula="of:=IF([_data_.V103]=&quot;&quot;;&quot;&quot;;[_data_.V103])" table:number-columns-spanned="20" table:number-rows-spanned="1">
            <text:p/>
          </table:table-cell>
          <table:covered-table-cell table:formula="of:=IF(#REF!.[Maalis.C107]=&quot;&quot;;&quot;&quot;;#REF!.[Maalis.C107])" office:value-type="string" office:string-value="" calcext:value-type="error">
            <text:p>Err:501</text:p>
          </table:covered-table-cell>
          <table:covered-table-cell table:formula="of:=IF(#REF!.[Maalis.D107]=&quot;&quot;;&quot;&quot;;#REF!.[Maalis.D107])" office:value-type="string" office:string-value="" calcext:value-type="error">
            <text:p>Err:501</text:p>
          </table:covered-table-cell>
          <table:covered-table-cell table:formula="of:=IF(#REF!.e107=&quot;&quot;;&quot;&quot;;#REF!.e107)" office:value-type="string" office:string-value="" calcext:value-type="error">
            <text:p>Err:508</text:p>
          </table:covered-table-cell>
          <table:covered-table-cell table:formula="of:=IF(#REF!.[Maalis.F107]=&quot;&quot;;&quot;&quot;;#REF!.[Maalis.F107])" office:value-type="string" office:string-value="" calcext:value-type="error">
            <text:p>Err:501</text:p>
          </table:covered-table-cell>
          <table:covered-table-cell table:formula="of:=IF(#REF!.[Maalis.G107]=&quot;&quot;;&quot;&quot;;#REF!.[Maalis.G107])" office:value-type="string" office:string-value="" calcext:value-type="error">
            <text:p>Err:501</text:p>
          </table:covered-table-cell>
          <table:covered-table-cell table:formula="of:=IF(#REF!.[Maalis.H107]=&quot;&quot;;&quot;&quot;;#REF!.[Maalis.H107])" office:value-type="string" office:string-value="" calcext:value-type="error">
            <text:p>Err:501</text:p>
          </table:covered-table-cell>
          <table:covered-table-cell table:formula="of:=IF(#REF!.[Maalis.I107]=&quot;&quot;;&quot;&quot;;#REF!.[Maalis.I107])" office:value-type="string" office:string-value="" calcext:value-type="error">
            <text:p>Err:501</text:p>
          </table:covered-table-cell>
          <table:covered-table-cell table:formula="of:=IF(#REF!.[Maalis.J107]=&quot;&quot;;&quot;&quot;;#REF!.[Maalis.J107])" office:value-type="string" office:string-value="" calcext:value-type="error">
            <text:p>Err:501</text:p>
          </table:covered-table-cell>
          <table:covered-table-cell table:formula="of:=IF(#REF!.[Maalis.K107]=&quot;&quot;;&quot;&quot;;#REF!.[Maalis.K107])" office:value-type="string" office:string-value="" calcext:value-type="error">
            <text:p>Err:501</text:p>
          </table:covered-table-cell>
          <table:covered-table-cell table:formula="of:=IF(#REF!.[Maalis.L107]=&quot;&quot;;&quot;&quot;;#REF!.[Maalis.L107])" office:value-type="string" office:string-value="" calcext:value-type="error">
            <text:p>Err:501</text:p>
          </table:covered-table-cell>
          <table:covered-table-cell table:formula="of:=IF(#REF!.[Maalis.M107]=&quot;&quot;;&quot;&quot;;#REF!.[Maalis.M107])" office:value-type="string" office:string-value="" calcext:value-type="error">
            <text:p>Err:501</text:p>
          </table:covered-table-cell>
          <table:covered-table-cell table:formula="of:=IF(#REF!.[Maalis.N107]=&quot;&quot;;&quot;&quot;;#REF!.[Maalis.N107])" office:value-type="string" office:string-value="" calcext:value-type="error">
            <text:p>Err:501</text:p>
          </table:covered-table-cell>
          <table:covered-table-cell table:formula="of:=IF(#REF!.[Maalis.O107]=&quot;&quot;;&quot;&quot;;#REF!.[Maalis.O107])" office:value-type="string" office:string-value="" calcext:value-type="error">
            <text:p>Err:501</text:p>
          </table:covered-table-cell>
          <table:covered-table-cell table:formula="of:=IF(#REF!.[Maalis.P107]=&quot;&quot;;&quot;&quot;;#REF!.[Maalis.P107])" office:value-type="string" office:string-value="" calcext:value-type="error">
            <text:p>Err:501</text:p>
          </table:covered-table-cell>
          <table:covered-table-cell table:formula="of:=IF(#REF!.[Maalis.Q107]=&quot;&quot;;&quot;&quot;;#REF!.[Maalis.Q107])" office:value-type="string" office:string-value="" calcext:value-type="error">
            <text:p>Err:501</text:p>
          </table:covered-table-cell>
          <table:covered-table-cell table:formula="of:=IF(#REF!.[Maalis.R107]=&quot;&quot;;&quot;&quot;;#REF!.[Maalis.R107])" office:value-type="string" office:string-value="" calcext:value-type="error">
            <text:p>Err:501</text:p>
          </table:covered-table-cell>
          <table:covered-table-cell table:formula="of:=IF(#REF!.[Maalis.S107]=&quot;&quot;;&quot;&quot;;#REF!.[Maalis.S107])" office:value-type="string" office:string-value="" calcext:value-type="error">
            <text:p>Err:501</text:p>
          </table:covered-table-cell>
          <table:covered-table-cell table:formula="of:=IF(#REF!.[Maalis.T107]=&quot;&quot;;&quot;&quot;;#REF!.[Maalis.T107])" office:value-type="string" office:string-value="" calcext:value-type="error">
            <text:p>Err:501</text:p>
          </table:covered-table-cell>
          <table:covered-table-cell table:formula="of:=IF(#REF!.[Maalis.U107]=&quot;&quot;;&quot;&quot;;#REF!.[Maalis.U107])" office:value-type="string" office:string-value="" calcext:value-type="error">
            <text:p>Err:501</text:p>
          </table:covered-table-cell>
        </table:table-row>
        <table:table-row table:style-name="ro1">
          <table:table-cell table:formula="of:=IF([_data_.A104];[_data_.A104];&quot;&quot;)">
            <text:p/>
          </table:table-cell>
          <table:table-cell table:style-name="ce28" table:formula="of:=IF([_data_.V104]=&quot;&quot;;&quot;&quot;;[_data_.V104])" table:number-columns-spanned="20" table:number-rows-spanned="1">
            <text:p/>
          </table:table-cell>
          <table:covered-table-cell table:formula="of:=IF(#REF!.[Maalis.C108]=&quot;&quot;;&quot;&quot;;#REF!.[Maalis.C108])" office:value-type="string" office:string-value="" calcext:value-type="error">
            <text:p>Err:501</text:p>
          </table:covered-table-cell>
          <table:covered-table-cell table:formula="of:=IF(#REF!.[Maalis.D108]=&quot;&quot;;&quot;&quot;;#REF!.[Maalis.D108])" office:value-type="string" office:string-value="" calcext:value-type="error">
            <text:p>Err:501</text:p>
          </table:covered-table-cell>
          <table:covered-table-cell table:formula="of:=IF(#REF!.e108=&quot;&quot;;&quot;&quot;;#REF!.e108)" office:value-type="string" office:string-value="" calcext:value-type="error">
            <text:p>Err:508</text:p>
          </table:covered-table-cell>
          <table:covered-table-cell table:formula="of:=IF(#REF!.[Maalis.F108]=&quot;&quot;;&quot;&quot;;#REF!.[Maalis.F108])" office:value-type="string" office:string-value="" calcext:value-type="error">
            <text:p>Err:501</text:p>
          </table:covered-table-cell>
          <table:covered-table-cell table:formula="of:=IF(#REF!.[Maalis.G108]=&quot;&quot;;&quot;&quot;;#REF!.[Maalis.G108])" office:value-type="string" office:string-value="" calcext:value-type="error">
            <text:p>Err:501</text:p>
          </table:covered-table-cell>
          <table:covered-table-cell table:formula="of:=IF(#REF!.[Maalis.H108]=&quot;&quot;;&quot;&quot;;#REF!.[Maalis.H108])" office:value-type="string" office:string-value="" calcext:value-type="error">
            <text:p>Err:501</text:p>
          </table:covered-table-cell>
          <table:covered-table-cell table:formula="of:=IF(#REF!.[Maalis.I108]=&quot;&quot;;&quot;&quot;;#REF!.[Maalis.I108])" office:value-type="string" office:string-value="" calcext:value-type="error">
            <text:p>Err:501</text:p>
          </table:covered-table-cell>
          <table:covered-table-cell table:formula="of:=IF(#REF!.[Maalis.J108]=&quot;&quot;;&quot;&quot;;#REF!.[Maalis.J108])" office:value-type="string" office:string-value="" calcext:value-type="error">
            <text:p>Err:501</text:p>
          </table:covered-table-cell>
          <table:covered-table-cell table:formula="of:=IF(#REF!.[Maalis.K108]=&quot;&quot;;&quot;&quot;;#REF!.[Maalis.K108])" office:value-type="string" office:string-value="" calcext:value-type="error">
            <text:p>Err:501</text:p>
          </table:covered-table-cell>
          <table:covered-table-cell table:formula="of:=IF(#REF!.[Maalis.L108]=&quot;&quot;;&quot;&quot;;#REF!.[Maalis.L108])" office:value-type="string" office:string-value="" calcext:value-type="error">
            <text:p>Err:501</text:p>
          </table:covered-table-cell>
          <table:covered-table-cell table:formula="of:=IF(#REF!.[Maalis.M108]=&quot;&quot;;&quot;&quot;;#REF!.[Maalis.M108])" office:value-type="string" office:string-value="" calcext:value-type="error">
            <text:p>Err:501</text:p>
          </table:covered-table-cell>
          <table:covered-table-cell table:formula="of:=IF(#REF!.[Maalis.N108]=&quot;&quot;;&quot;&quot;;#REF!.[Maalis.N108])" office:value-type="string" office:string-value="" calcext:value-type="error">
            <text:p>Err:501</text:p>
          </table:covered-table-cell>
          <table:covered-table-cell table:formula="of:=IF(#REF!.[Maalis.O108]=&quot;&quot;;&quot;&quot;;#REF!.[Maalis.O108])" office:value-type="string" office:string-value="" calcext:value-type="error">
            <text:p>Err:501</text:p>
          </table:covered-table-cell>
          <table:covered-table-cell table:formula="of:=IF(#REF!.[Maalis.P108]=&quot;&quot;;&quot;&quot;;#REF!.[Maalis.P108])" office:value-type="string" office:string-value="" calcext:value-type="error">
            <text:p>Err:501</text:p>
          </table:covered-table-cell>
          <table:covered-table-cell table:formula="of:=IF(#REF!.[Maalis.Q108]=&quot;&quot;;&quot;&quot;;#REF!.[Maalis.Q108])" office:value-type="string" office:string-value="" calcext:value-type="error">
            <text:p>Err:501</text:p>
          </table:covered-table-cell>
          <table:covered-table-cell table:formula="of:=IF(#REF!.[Maalis.R108]=&quot;&quot;;&quot;&quot;;#REF!.[Maalis.R108])" office:value-type="string" office:string-value="" calcext:value-type="error">
            <text:p>Err:501</text:p>
          </table:covered-table-cell>
          <table:covered-table-cell table:formula="of:=IF(#REF!.[Maalis.S108]=&quot;&quot;;&quot;&quot;;#REF!.[Maalis.S108])" office:value-type="string" office:string-value="" calcext:value-type="error">
            <text:p>Err:501</text:p>
          </table:covered-table-cell>
          <table:covered-table-cell table:formula="of:=IF(#REF!.[Maalis.T108]=&quot;&quot;;&quot;&quot;;#REF!.[Maalis.T108])" office:value-type="string" office:string-value="" calcext:value-type="error">
            <text:p>Err:501</text:p>
          </table:covered-table-cell>
          <table:covered-table-cell table:formula="of:=IF(#REF!.[Maalis.U108]=&quot;&quot;;&quot;&quot;;#REF!.[Maalis.U108])" office:value-type="string" office:string-value="" calcext:value-type="error">
            <text:p>Err:501</text:p>
          </table:covered-table-cell>
        </table:table-row>
        <table:table-row table:style-name="ro1">
          <table:table-cell table:formula="of:=IF([_data_.A105];[_data_.A105];&quot;&quot;)">
            <text:p/>
          </table:table-cell>
          <table:table-cell table:style-name="ce28" table:formula="of:=IF([_data_.V105]=&quot;&quot;;&quot;&quot;;[_data_.V105])" table:number-columns-spanned="20" table:number-rows-spanned="1">
            <text:p/>
          </table:table-cell>
          <table:covered-table-cell table:formula="of:=IF(#REF!.[Maalis.C109]=&quot;&quot;;&quot;&quot;;#REF!.[Maalis.C109])" office:value-type="string" office:string-value="" calcext:value-type="error">
            <text:p>Err:501</text:p>
          </table:covered-table-cell>
          <table:covered-table-cell table:formula="of:=IF(#REF!.[Maalis.D109]=&quot;&quot;;&quot;&quot;;#REF!.[Maalis.D109])" office:value-type="string" office:string-value="" calcext:value-type="error">
            <text:p>Err:501</text:p>
          </table:covered-table-cell>
          <table:covered-table-cell table:formula="of:=IF(#REF!.e109=&quot;&quot;;&quot;&quot;;#REF!.e109)" office:value-type="string" office:string-value="" calcext:value-type="error">
            <text:p>Err:508</text:p>
          </table:covered-table-cell>
          <table:covered-table-cell table:formula="of:=IF(#REF!.[Maalis.F109]=&quot;&quot;;&quot;&quot;;#REF!.[Maalis.F109])" office:value-type="string" office:string-value="" calcext:value-type="error">
            <text:p>Err:501</text:p>
          </table:covered-table-cell>
          <table:covered-table-cell table:formula="of:=IF(#REF!.[Maalis.G109]=&quot;&quot;;&quot;&quot;;#REF!.[Maalis.G109])" office:value-type="string" office:string-value="" calcext:value-type="error">
            <text:p>Err:501</text:p>
          </table:covered-table-cell>
          <table:covered-table-cell table:formula="of:=IF(#REF!.[Maalis.H109]=&quot;&quot;;&quot;&quot;;#REF!.[Maalis.H109])" office:value-type="string" office:string-value="" calcext:value-type="error">
            <text:p>Err:501</text:p>
          </table:covered-table-cell>
          <table:covered-table-cell table:formula="of:=IF(#REF!.[Maalis.I109]=&quot;&quot;;&quot;&quot;;#REF!.[Maalis.I109])" office:value-type="string" office:string-value="" calcext:value-type="error">
            <text:p>Err:501</text:p>
          </table:covered-table-cell>
          <table:covered-table-cell table:formula="of:=IF(#REF!.[Maalis.J109]=&quot;&quot;;&quot;&quot;;#REF!.[Maalis.J109])" office:value-type="string" office:string-value="" calcext:value-type="error">
            <text:p>Err:501</text:p>
          </table:covered-table-cell>
          <table:covered-table-cell table:formula="of:=IF(#REF!.[Maalis.K109]=&quot;&quot;;&quot;&quot;;#REF!.[Maalis.K109])" office:value-type="string" office:string-value="" calcext:value-type="error">
            <text:p>Err:501</text:p>
          </table:covered-table-cell>
          <table:covered-table-cell table:formula="of:=IF(#REF!.[Maalis.L109]=&quot;&quot;;&quot;&quot;;#REF!.[Maalis.L109])" office:value-type="string" office:string-value="" calcext:value-type="error">
            <text:p>Err:501</text:p>
          </table:covered-table-cell>
          <table:covered-table-cell table:formula="of:=IF(#REF!.[Maalis.M109]=&quot;&quot;;&quot;&quot;;#REF!.[Maalis.M109])" office:value-type="string" office:string-value="" calcext:value-type="error">
            <text:p>Err:501</text:p>
          </table:covered-table-cell>
          <table:covered-table-cell table:formula="of:=IF(#REF!.[Maalis.N109]=&quot;&quot;;&quot;&quot;;#REF!.[Maalis.N109])" office:value-type="string" office:string-value="" calcext:value-type="error">
            <text:p>Err:501</text:p>
          </table:covered-table-cell>
          <table:covered-table-cell table:formula="of:=IF(#REF!.[Maalis.O109]=&quot;&quot;;&quot;&quot;;#REF!.[Maalis.O109])" office:value-type="string" office:string-value="" calcext:value-type="error">
            <text:p>Err:501</text:p>
          </table:covered-table-cell>
          <table:covered-table-cell table:formula="of:=IF(#REF!.[Maalis.P109]=&quot;&quot;;&quot;&quot;;#REF!.[Maalis.P109])" office:value-type="string" office:string-value="" calcext:value-type="error">
            <text:p>Err:501</text:p>
          </table:covered-table-cell>
          <table:covered-table-cell table:formula="of:=IF(#REF!.[Maalis.Q109]=&quot;&quot;;&quot;&quot;;#REF!.[Maalis.Q109])" office:value-type="string" office:string-value="" calcext:value-type="error">
            <text:p>Err:501</text:p>
          </table:covered-table-cell>
          <table:covered-table-cell table:formula="of:=IF(#REF!.[Maalis.R109]=&quot;&quot;;&quot;&quot;;#REF!.[Maalis.R109])" office:value-type="string" office:string-value="" calcext:value-type="error">
            <text:p>Err:501</text:p>
          </table:covered-table-cell>
          <table:covered-table-cell table:formula="of:=IF(#REF!.[Maalis.S109]=&quot;&quot;;&quot;&quot;;#REF!.[Maalis.S109])" office:value-type="string" office:string-value="" calcext:value-type="error">
            <text:p>Err:501</text:p>
          </table:covered-table-cell>
          <table:covered-table-cell table:formula="of:=IF(#REF!.[Maalis.T109]=&quot;&quot;;&quot;&quot;;#REF!.[Maalis.T109])" office:value-type="string" office:string-value="" calcext:value-type="error">
            <text:p>Err:501</text:p>
          </table:covered-table-cell>
          <table:covered-table-cell table:formula="of:=IF(#REF!.[Maalis.U109]=&quot;&quot;;&quot;&quot;;#REF!.[Maalis.U109])" office:value-type="string" office:string-value="" calcext:value-type="error">
            <text:p>Err:501</text:p>
          </table:covered-table-cell>
        </table:table-row>
        <table:table-row table:style-name="ro1">
          <table:table-cell table:formula="of:=IF([_data_.A106];[_data_.A106];&quot;&quot;)">
            <text:p/>
          </table:table-cell>
          <table:table-cell table:style-name="ce28" table:formula="of:=IF([_data_.V106]=&quot;&quot;;&quot;&quot;;[_data_.V106])" table:number-columns-spanned="20" table:number-rows-spanned="1">
            <text:p/>
          </table:table-cell>
          <table:covered-table-cell table:formula="of:=IF(#REF!.[Maalis.C110]=&quot;&quot;;&quot;&quot;;#REF!.[Maalis.C110])" office:value-type="string" office:string-value="" calcext:value-type="error">
            <text:p>Err:501</text:p>
          </table:covered-table-cell>
          <table:covered-table-cell table:formula="of:=IF(#REF!.[Maalis.D110]=&quot;&quot;;&quot;&quot;;#REF!.[Maalis.D110])" office:value-type="string" office:string-value="" calcext:value-type="error">
            <text:p>Err:501</text:p>
          </table:covered-table-cell>
          <table:covered-table-cell table:formula="of:=IF(#REF!.e110=&quot;&quot;;&quot;&quot;;#REF!.e110)" office:value-type="string" office:string-value="" calcext:value-type="error">
            <text:p>Err:508</text:p>
          </table:covered-table-cell>
          <table:covered-table-cell table:formula="of:=IF(#REF!.[Maalis.F110]=&quot;&quot;;&quot;&quot;;#REF!.[Maalis.F110])" office:value-type="string" office:string-value="" calcext:value-type="error">
            <text:p>Err:501</text:p>
          </table:covered-table-cell>
          <table:covered-table-cell table:formula="of:=IF(#REF!.[Maalis.G110]=&quot;&quot;;&quot;&quot;;#REF!.[Maalis.G110])" office:value-type="string" office:string-value="" calcext:value-type="error">
            <text:p>Err:501</text:p>
          </table:covered-table-cell>
          <table:covered-table-cell table:formula="of:=IF(#REF!.[Maalis.H110]=&quot;&quot;;&quot;&quot;;#REF!.[Maalis.H110])" office:value-type="string" office:string-value="" calcext:value-type="error">
            <text:p>Err:501</text:p>
          </table:covered-table-cell>
          <table:covered-table-cell table:formula="of:=IF(#REF!.[Maalis.I110]=&quot;&quot;;&quot;&quot;;#REF!.[Maalis.I110])" office:value-type="string" office:string-value="" calcext:value-type="error">
            <text:p>Err:501</text:p>
          </table:covered-table-cell>
          <table:covered-table-cell table:formula="of:=IF(#REF!.[Maalis.J110]=&quot;&quot;;&quot;&quot;;#REF!.[Maalis.J110])" office:value-type="string" office:string-value="" calcext:value-type="error">
            <text:p>Err:501</text:p>
          </table:covered-table-cell>
          <table:covered-table-cell table:formula="of:=IF(#REF!.[Maalis.K110]=&quot;&quot;;&quot;&quot;;#REF!.[Maalis.K110])" office:value-type="string" office:string-value="" calcext:value-type="error">
            <text:p>Err:501</text:p>
          </table:covered-table-cell>
          <table:covered-table-cell table:formula="of:=IF(#REF!.[Maalis.L110]=&quot;&quot;;&quot;&quot;;#REF!.[Maalis.L110])" office:value-type="string" office:string-value="" calcext:value-type="error">
            <text:p>Err:501</text:p>
          </table:covered-table-cell>
          <table:covered-table-cell table:formula="of:=IF(#REF!.[Maalis.M110]=&quot;&quot;;&quot;&quot;;#REF!.[Maalis.M110])" office:value-type="string" office:string-value="" calcext:value-type="error">
            <text:p>Err:501</text:p>
          </table:covered-table-cell>
          <table:covered-table-cell table:formula="of:=IF(#REF!.[Maalis.N110]=&quot;&quot;;&quot;&quot;;#REF!.[Maalis.N110])" office:value-type="string" office:string-value="" calcext:value-type="error">
            <text:p>Err:501</text:p>
          </table:covered-table-cell>
          <table:covered-table-cell table:formula="of:=IF(#REF!.[Maalis.O110]=&quot;&quot;;&quot;&quot;;#REF!.[Maalis.O110])" office:value-type="string" office:string-value="" calcext:value-type="error">
            <text:p>Err:501</text:p>
          </table:covered-table-cell>
          <table:covered-table-cell table:formula="of:=IF(#REF!.[Maalis.P110]=&quot;&quot;;&quot;&quot;;#REF!.[Maalis.P110])" office:value-type="string" office:string-value="" calcext:value-type="error">
            <text:p>Err:501</text:p>
          </table:covered-table-cell>
          <table:covered-table-cell table:formula="of:=IF(#REF!.[Maalis.Q110]=&quot;&quot;;&quot;&quot;;#REF!.[Maalis.Q110])" office:value-type="string" office:string-value="" calcext:value-type="error">
            <text:p>Err:501</text:p>
          </table:covered-table-cell>
          <table:covered-table-cell table:formula="of:=IF(#REF!.[Maalis.R110]=&quot;&quot;;&quot;&quot;;#REF!.[Maalis.R110])" office:value-type="string" office:string-value="" calcext:value-type="error">
            <text:p>Err:501</text:p>
          </table:covered-table-cell>
          <table:covered-table-cell table:formula="of:=IF(#REF!.[Maalis.S110]=&quot;&quot;;&quot;&quot;;#REF!.[Maalis.S110])" office:value-type="string" office:string-value="" calcext:value-type="error">
            <text:p>Err:501</text:p>
          </table:covered-table-cell>
          <table:covered-table-cell table:formula="of:=IF(#REF!.[Maalis.T110]=&quot;&quot;;&quot;&quot;;#REF!.[Maalis.T110])" office:value-type="string" office:string-value="" calcext:value-type="error">
            <text:p>Err:501</text:p>
          </table:covered-table-cell>
          <table:covered-table-cell table:formula="of:=IF(#REF!.[Maalis.U110]=&quot;&quot;;&quot;&quot;;#REF!.[Maalis.U110])" office:value-type="string" office:string-value="" calcext:value-type="error">
            <text:p>Err:501</text:p>
          </table:covered-table-cell>
        </table:table-row>
        <table:table-row table:style-name="ro1">
          <table:table-cell table:formula="of:=IF([_data_.A107];[_data_.A107];&quot;&quot;)">
            <text:p/>
          </table:table-cell>
          <table:table-cell table:style-name="ce28" table:formula="of:=IF([_data_.V107]=&quot;&quot;;&quot;&quot;;[_data_.V107])" table:number-columns-spanned="20" table:number-rows-spanned="1">
            <text:p/>
          </table:table-cell>
          <table:covered-table-cell table:formula="of:=IF(#REF!.[Maalis.C111]=&quot;&quot;;&quot;&quot;;#REF!.[Maalis.C111])" office:value-type="string" office:string-value="" calcext:value-type="error">
            <text:p>Err:501</text:p>
          </table:covered-table-cell>
          <table:covered-table-cell table:formula="of:=IF(#REF!.[Maalis.D111]=&quot;&quot;;&quot;&quot;;#REF!.[Maalis.D111])" office:value-type="string" office:string-value="" calcext:value-type="error">
            <text:p>Err:501</text:p>
          </table:covered-table-cell>
          <table:covered-table-cell table:formula="of:=IF(#REF!.e111=&quot;&quot;;&quot;&quot;;#REF!.e111)" office:value-type="string" office:string-value="" calcext:value-type="error">
            <text:p>Err:508</text:p>
          </table:covered-table-cell>
          <table:covered-table-cell table:formula="of:=IF(#REF!.[Maalis.F111]=&quot;&quot;;&quot;&quot;;#REF!.[Maalis.F111])" office:value-type="string" office:string-value="" calcext:value-type="error">
            <text:p>Err:501</text:p>
          </table:covered-table-cell>
          <table:covered-table-cell table:formula="of:=IF(#REF!.[Maalis.G111]=&quot;&quot;;&quot;&quot;;#REF!.[Maalis.G111])" office:value-type="string" office:string-value="" calcext:value-type="error">
            <text:p>Err:501</text:p>
          </table:covered-table-cell>
          <table:covered-table-cell table:formula="of:=IF(#REF!.[Maalis.H111]=&quot;&quot;;&quot;&quot;;#REF!.[Maalis.H111])" office:value-type="string" office:string-value="" calcext:value-type="error">
            <text:p>Err:501</text:p>
          </table:covered-table-cell>
          <table:covered-table-cell table:formula="of:=IF(#REF!.[Maalis.I111]=&quot;&quot;;&quot;&quot;;#REF!.[Maalis.I111])" office:value-type="string" office:string-value="" calcext:value-type="error">
            <text:p>Err:501</text:p>
          </table:covered-table-cell>
          <table:covered-table-cell table:formula="of:=IF(#REF!.[Maalis.J111]=&quot;&quot;;&quot;&quot;;#REF!.[Maalis.J111])" office:value-type="string" office:string-value="" calcext:value-type="error">
            <text:p>Err:501</text:p>
          </table:covered-table-cell>
          <table:covered-table-cell table:formula="of:=IF(#REF!.[Maalis.K111]=&quot;&quot;;&quot;&quot;;#REF!.[Maalis.K111])" office:value-type="string" office:string-value="" calcext:value-type="error">
            <text:p>Err:501</text:p>
          </table:covered-table-cell>
          <table:covered-table-cell table:formula="of:=IF(#REF!.[Maalis.L111]=&quot;&quot;;&quot;&quot;;#REF!.[Maalis.L111])" office:value-type="string" office:string-value="" calcext:value-type="error">
            <text:p>Err:501</text:p>
          </table:covered-table-cell>
          <table:covered-table-cell table:formula="of:=IF(#REF!.[Maalis.M111]=&quot;&quot;;&quot;&quot;;#REF!.[Maalis.M111])" office:value-type="string" office:string-value="" calcext:value-type="error">
            <text:p>Err:501</text:p>
          </table:covered-table-cell>
          <table:covered-table-cell table:formula="of:=IF(#REF!.[Maalis.N111]=&quot;&quot;;&quot;&quot;;#REF!.[Maalis.N111])" office:value-type="string" office:string-value="" calcext:value-type="error">
            <text:p>Err:501</text:p>
          </table:covered-table-cell>
          <table:covered-table-cell table:formula="of:=IF(#REF!.[Maalis.O111]=&quot;&quot;;&quot;&quot;;#REF!.[Maalis.O111])" office:value-type="string" office:string-value="" calcext:value-type="error">
            <text:p>Err:501</text:p>
          </table:covered-table-cell>
          <table:covered-table-cell table:formula="of:=IF(#REF!.[Maalis.P111]=&quot;&quot;;&quot;&quot;;#REF!.[Maalis.P111])" office:value-type="string" office:string-value="" calcext:value-type="error">
            <text:p>Err:501</text:p>
          </table:covered-table-cell>
          <table:covered-table-cell table:formula="of:=IF(#REF!.[Maalis.Q111]=&quot;&quot;;&quot;&quot;;#REF!.[Maalis.Q111])" office:value-type="string" office:string-value="" calcext:value-type="error">
            <text:p>Err:501</text:p>
          </table:covered-table-cell>
          <table:covered-table-cell table:formula="of:=IF(#REF!.[Maalis.R111]=&quot;&quot;;&quot;&quot;;#REF!.[Maalis.R111])" office:value-type="string" office:string-value="" calcext:value-type="error">
            <text:p>Err:501</text:p>
          </table:covered-table-cell>
          <table:covered-table-cell table:formula="of:=IF(#REF!.[Maalis.S111]=&quot;&quot;;&quot;&quot;;#REF!.[Maalis.S111])" office:value-type="string" office:string-value="" calcext:value-type="error">
            <text:p>Err:501</text:p>
          </table:covered-table-cell>
          <table:covered-table-cell table:formula="of:=IF(#REF!.[Maalis.T111]=&quot;&quot;;&quot;&quot;;#REF!.[Maalis.T111])" office:value-type="string" office:string-value="" calcext:value-type="error">
            <text:p>Err:501</text:p>
          </table:covered-table-cell>
          <table:covered-table-cell table:formula="of:=IF(#REF!.[Maalis.U111]=&quot;&quot;;&quot;&quot;;#REF!.[Maalis.U111])" office:value-type="string" office:string-value="" calcext:value-type="error">
            <text:p>Err:501</text:p>
          </table:covered-table-cell>
        </table:table-row>
        <table:table-row table:style-name="ro1">
          <table:table-cell table:formula="of:=IF([_data_.A108];[_data_.A108];&quot;&quot;)">
            <text:p/>
          </table:table-cell>
          <table:table-cell table:style-name="ce28" table:formula="of:=IF([_data_.V108]=&quot;&quot;;&quot;&quot;;[_data_.V108])" table:number-columns-spanned="20" table:number-rows-spanned="1">
            <text:p/>
          </table:table-cell>
          <table:covered-table-cell table:formula="of:=IF(#REF!.[Maalis.C112]=&quot;&quot;;&quot;&quot;;#REF!.[Maalis.C112])" office:value-type="string" office:string-value="" calcext:value-type="error">
            <text:p>Err:501</text:p>
          </table:covered-table-cell>
          <table:covered-table-cell table:formula="of:=IF(#REF!.[Maalis.D112]=&quot;&quot;;&quot;&quot;;#REF!.[Maalis.D112])" office:value-type="string" office:string-value="" calcext:value-type="error">
            <text:p>Err:501</text:p>
          </table:covered-table-cell>
          <table:covered-table-cell table:formula="of:=IF(#REF!.e112=&quot;&quot;;&quot;&quot;;#REF!.e112)" office:value-type="string" office:string-value="" calcext:value-type="error">
            <text:p>Err:508</text:p>
          </table:covered-table-cell>
          <table:covered-table-cell table:formula="of:=IF(#REF!.[Maalis.F112]=&quot;&quot;;&quot;&quot;;#REF!.[Maalis.F112])" office:value-type="string" office:string-value="" calcext:value-type="error">
            <text:p>Err:501</text:p>
          </table:covered-table-cell>
          <table:covered-table-cell table:formula="of:=IF(#REF!.[Maalis.G112]=&quot;&quot;;&quot;&quot;;#REF!.[Maalis.G112])" office:value-type="string" office:string-value="" calcext:value-type="error">
            <text:p>Err:501</text:p>
          </table:covered-table-cell>
          <table:covered-table-cell table:formula="of:=IF(#REF!.[Maalis.H112]=&quot;&quot;;&quot;&quot;;#REF!.[Maalis.H112])" office:value-type="string" office:string-value="" calcext:value-type="error">
            <text:p>Err:501</text:p>
          </table:covered-table-cell>
          <table:covered-table-cell table:formula="of:=IF(#REF!.[Maalis.I112]=&quot;&quot;;&quot;&quot;;#REF!.[Maalis.I112])" office:value-type="string" office:string-value="" calcext:value-type="error">
            <text:p>Err:501</text:p>
          </table:covered-table-cell>
          <table:covered-table-cell table:formula="of:=IF(#REF!.[Maalis.J112]=&quot;&quot;;&quot;&quot;;#REF!.[Maalis.J112])" office:value-type="string" office:string-value="" calcext:value-type="error">
            <text:p>Err:501</text:p>
          </table:covered-table-cell>
          <table:covered-table-cell table:formula="of:=IF(#REF!.[Maalis.K112]=&quot;&quot;;&quot;&quot;;#REF!.[Maalis.K112])" office:value-type="string" office:string-value="" calcext:value-type="error">
            <text:p>Err:501</text:p>
          </table:covered-table-cell>
          <table:covered-table-cell table:formula="of:=IF(#REF!.[Maalis.L112]=&quot;&quot;;&quot;&quot;;#REF!.[Maalis.L112])" office:value-type="string" office:string-value="" calcext:value-type="error">
            <text:p>Err:501</text:p>
          </table:covered-table-cell>
          <table:covered-table-cell table:formula="of:=IF(#REF!.[Maalis.M112]=&quot;&quot;;&quot;&quot;;#REF!.[Maalis.M112])" office:value-type="string" office:string-value="" calcext:value-type="error">
            <text:p>Err:501</text:p>
          </table:covered-table-cell>
          <table:covered-table-cell table:formula="of:=IF(#REF!.[Maalis.N112]=&quot;&quot;;&quot;&quot;;#REF!.[Maalis.N112])" office:value-type="string" office:string-value="" calcext:value-type="error">
            <text:p>Err:501</text:p>
          </table:covered-table-cell>
          <table:covered-table-cell table:formula="of:=IF(#REF!.[Maalis.O112]=&quot;&quot;;&quot;&quot;;#REF!.[Maalis.O112])" office:value-type="string" office:string-value="" calcext:value-type="error">
            <text:p>Err:501</text:p>
          </table:covered-table-cell>
          <table:covered-table-cell table:formula="of:=IF(#REF!.[Maalis.P112]=&quot;&quot;;&quot;&quot;;#REF!.[Maalis.P112])" office:value-type="string" office:string-value="" calcext:value-type="error">
            <text:p>Err:501</text:p>
          </table:covered-table-cell>
          <table:covered-table-cell table:formula="of:=IF(#REF!.[Maalis.Q112]=&quot;&quot;;&quot;&quot;;#REF!.[Maalis.Q112])" office:value-type="string" office:string-value="" calcext:value-type="error">
            <text:p>Err:501</text:p>
          </table:covered-table-cell>
          <table:covered-table-cell table:formula="of:=IF(#REF!.[Maalis.R112]=&quot;&quot;;&quot;&quot;;#REF!.[Maalis.R112])" office:value-type="string" office:string-value="" calcext:value-type="error">
            <text:p>Err:501</text:p>
          </table:covered-table-cell>
          <table:covered-table-cell table:formula="of:=IF(#REF!.[Maalis.S112]=&quot;&quot;;&quot;&quot;;#REF!.[Maalis.S112])" office:value-type="string" office:string-value="" calcext:value-type="error">
            <text:p>Err:501</text:p>
          </table:covered-table-cell>
          <table:covered-table-cell table:formula="of:=IF(#REF!.[Maalis.T112]=&quot;&quot;;&quot;&quot;;#REF!.[Maalis.T112])" office:value-type="string" office:string-value="" calcext:value-type="error">
            <text:p>Err:501</text:p>
          </table:covered-table-cell>
          <table:covered-table-cell table:formula="of:=IF(#REF!.[Maalis.U112]=&quot;&quot;;&quot;&quot;;#REF!.[Maalis.U112])" office:value-type="string" office:string-value="" calcext:value-type="error">
            <text:p>Err:501</text:p>
          </table:covered-table-cell>
        </table:table-row>
        <table:table-row table:style-name="ro1">
          <table:table-cell table:formula="of:=IF([_data_.A109];[_data_.A109];&quot;&quot;)">
            <text:p/>
          </table:table-cell>
          <table:table-cell table:style-name="ce28" table:formula="of:=IF([_data_.V109]=&quot;&quot;;&quot;&quot;;[_data_.V109])" table:number-columns-spanned="20" table:number-rows-spanned="1">
            <text:p/>
          </table:table-cell>
          <table:covered-table-cell table:formula="of:=IF(#REF!.[Maalis.C113]=&quot;&quot;;&quot;&quot;;#REF!.[Maalis.C113])" office:value-type="string" office:string-value="" calcext:value-type="error">
            <text:p>Err:501</text:p>
          </table:covered-table-cell>
          <table:covered-table-cell table:formula="of:=IF(#REF!.[Maalis.D113]=&quot;&quot;;&quot;&quot;;#REF!.[Maalis.D113])" office:value-type="string" office:string-value="" calcext:value-type="error">
            <text:p>Err:501</text:p>
          </table:covered-table-cell>
          <table:covered-table-cell table:formula="of:=IF(#REF!.e113=&quot;&quot;;&quot;&quot;;#REF!.e113)" office:value-type="string" office:string-value="" calcext:value-type="error">
            <text:p>Err:508</text:p>
          </table:covered-table-cell>
          <table:covered-table-cell table:formula="of:=IF(#REF!.[Maalis.F113]=&quot;&quot;;&quot;&quot;;#REF!.[Maalis.F113])" office:value-type="string" office:string-value="" calcext:value-type="error">
            <text:p>Err:501</text:p>
          </table:covered-table-cell>
          <table:covered-table-cell table:formula="of:=IF(#REF!.[Maalis.G113]=&quot;&quot;;&quot;&quot;;#REF!.[Maalis.G113])" office:value-type="string" office:string-value="" calcext:value-type="error">
            <text:p>Err:501</text:p>
          </table:covered-table-cell>
          <table:covered-table-cell table:formula="of:=IF(#REF!.[Maalis.H113]=&quot;&quot;;&quot;&quot;;#REF!.[Maalis.H113])" office:value-type="string" office:string-value="" calcext:value-type="error">
            <text:p>Err:501</text:p>
          </table:covered-table-cell>
          <table:covered-table-cell table:formula="of:=IF(#REF!.[Maalis.I113]=&quot;&quot;;&quot;&quot;;#REF!.[Maalis.I113])" office:value-type="string" office:string-value="" calcext:value-type="error">
            <text:p>Err:501</text:p>
          </table:covered-table-cell>
          <table:covered-table-cell table:formula="of:=IF(#REF!.[Maalis.J113]=&quot;&quot;;&quot;&quot;;#REF!.[Maalis.J113])" office:value-type="string" office:string-value="" calcext:value-type="error">
            <text:p>Err:501</text:p>
          </table:covered-table-cell>
          <table:covered-table-cell table:formula="of:=IF(#REF!.[Maalis.K113]=&quot;&quot;;&quot;&quot;;#REF!.[Maalis.K113])" office:value-type="string" office:string-value="" calcext:value-type="error">
            <text:p>Err:501</text:p>
          </table:covered-table-cell>
          <table:covered-table-cell table:formula="of:=IF(#REF!.[Maalis.L113]=&quot;&quot;;&quot;&quot;;#REF!.[Maalis.L113])" office:value-type="string" office:string-value="" calcext:value-type="error">
            <text:p>Err:501</text:p>
          </table:covered-table-cell>
          <table:covered-table-cell table:formula="of:=IF(#REF!.[Maalis.M113]=&quot;&quot;;&quot;&quot;;#REF!.[Maalis.M113])" office:value-type="string" office:string-value="" calcext:value-type="error">
            <text:p>Err:501</text:p>
          </table:covered-table-cell>
          <table:covered-table-cell table:formula="of:=IF(#REF!.[Maalis.N113]=&quot;&quot;;&quot;&quot;;#REF!.[Maalis.N113])" office:value-type="string" office:string-value="" calcext:value-type="error">
            <text:p>Err:501</text:p>
          </table:covered-table-cell>
          <table:covered-table-cell table:formula="of:=IF(#REF!.[Maalis.O113]=&quot;&quot;;&quot;&quot;;#REF!.[Maalis.O113])" office:value-type="string" office:string-value="" calcext:value-type="error">
            <text:p>Err:501</text:p>
          </table:covered-table-cell>
          <table:covered-table-cell table:formula="of:=IF(#REF!.[Maalis.P113]=&quot;&quot;;&quot;&quot;;#REF!.[Maalis.P113])" office:value-type="string" office:string-value="" calcext:value-type="error">
            <text:p>Err:501</text:p>
          </table:covered-table-cell>
          <table:covered-table-cell table:formula="of:=IF(#REF!.[Maalis.Q113]=&quot;&quot;;&quot;&quot;;#REF!.[Maalis.Q113])" office:value-type="string" office:string-value="" calcext:value-type="error">
            <text:p>Err:501</text:p>
          </table:covered-table-cell>
          <table:covered-table-cell table:formula="of:=IF(#REF!.[Maalis.R113]=&quot;&quot;;&quot;&quot;;#REF!.[Maalis.R113])" office:value-type="string" office:string-value="" calcext:value-type="error">
            <text:p>Err:501</text:p>
          </table:covered-table-cell>
          <table:covered-table-cell table:formula="of:=IF(#REF!.[Maalis.S113]=&quot;&quot;;&quot;&quot;;#REF!.[Maalis.S113])" office:value-type="string" office:string-value="" calcext:value-type="error">
            <text:p>Err:501</text:p>
          </table:covered-table-cell>
          <table:covered-table-cell table:formula="of:=IF(#REF!.[Maalis.T113]=&quot;&quot;;&quot;&quot;;#REF!.[Maalis.T113])" office:value-type="string" office:string-value="" calcext:value-type="error">
            <text:p>Err:501</text:p>
          </table:covered-table-cell>
          <table:covered-table-cell table:formula="of:=IF(#REF!.[Maalis.U113]=&quot;&quot;;&quot;&quot;;#REF!.[Maalis.U113])" office:value-type="string" office:string-value="" calcext:value-type="error">
            <text:p>Err:501</text:p>
          </table:covered-table-cell>
        </table:table-row>
        <table:table-row table:style-name="ro1">
          <table:table-cell table:formula="of:=IF([_data_.A110];[_data_.A110];&quot;&quot;)">
            <text:p/>
          </table:table-cell>
          <table:table-cell table:style-name="ce28" table:formula="of:=IF([_data_.V110]=&quot;&quot;;&quot;&quot;;[_data_.V110])" table:number-columns-spanned="20" table:number-rows-spanned="1">
            <text:p/>
          </table:table-cell>
          <table:covered-table-cell table:formula="of:=IF(#REF!.[Maalis.C114]=&quot;&quot;;&quot;&quot;;#REF!.[Maalis.C114])" office:value-type="string" office:string-value="" calcext:value-type="error">
            <text:p>Err:501</text:p>
          </table:covered-table-cell>
          <table:covered-table-cell table:formula="of:=IF(#REF!.[Maalis.D114]=&quot;&quot;;&quot;&quot;;#REF!.[Maalis.D114])" office:value-type="string" office:string-value="" calcext:value-type="error">
            <text:p>Err:501</text:p>
          </table:covered-table-cell>
          <table:covered-table-cell table:formula="of:=IF(#REF!.e114=&quot;&quot;;&quot;&quot;;#REF!.e114)" office:value-type="string" office:string-value="" calcext:value-type="error">
            <text:p>Err:508</text:p>
          </table:covered-table-cell>
          <table:covered-table-cell table:formula="of:=IF(#REF!.[Maalis.F114]=&quot;&quot;;&quot;&quot;;#REF!.[Maalis.F114])" office:value-type="string" office:string-value="" calcext:value-type="error">
            <text:p>Err:501</text:p>
          </table:covered-table-cell>
          <table:covered-table-cell table:formula="of:=IF(#REF!.[Maalis.G114]=&quot;&quot;;&quot;&quot;;#REF!.[Maalis.G114])" office:value-type="string" office:string-value="" calcext:value-type="error">
            <text:p>Err:501</text:p>
          </table:covered-table-cell>
          <table:covered-table-cell table:formula="of:=IF(#REF!.[Maalis.H114]=&quot;&quot;;&quot;&quot;;#REF!.[Maalis.H114])" office:value-type="string" office:string-value="" calcext:value-type="error">
            <text:p>Err:501</text:p>
          </table:covered-table-cell>
          <table:covered-table-cell table:formula="of:=IF(#REF!.[Maalis.I114]=&quot;&quot;;&quot;&quot;;#REF!.[Maalis.I114])" office:value-type="string" office:string-value="" calcext:value-type="error">
            <text:p>Err:501</text:p>
          </table:covered-table-cell>
          <table:covered-table-cell table:formula="of:=IF(#REF!.[Maalis.J114]=&quot;&quot;;&quot;&quot;;#REF!.[Maalis.J114])" office:value-type="string" office:string-value="" calcext:value-type="error">
            <text:p>Err:501</text:p>
          </table:covered-table-cell>
          <table:covered-table-cell table:formula="of:=IF(#REF!.[Maalis.K114]=&quot;&quot;;&quot;&quot;;#REF!.[Maalis.K114])" office:value-type="string" office:string-value="" calcext:value-type="error">
            <text:p>Err:501</text:p>
          </table:covered-table-cell>
          <table:covered-table-cell table:formula="of:=IF(#REF!.[Maalis.L114]=&quot;&quot;;&quot;&quot;;#REF!.[Maalis.L114])" office:value-type="string" office:string-value="" calcext:value-type="error">
            <text:p>Err:501</text:p>
          </table:covered-table-cell>
          <table:covered-table-cell table:formula="of:=IF(#REF!.[Maalis.M114]=&quot;&quot;;&quot;&quot;;#REF!.[Maalis.M114])" office:value-type="string" office:string-value="" calcext:value-type="error">
            <text:p>Err:501</text:p>
          </table:covered-table-cell>
          <table:covered-table-cell table:formula="of:=IF(#REF!.[Maalis.N114]=&quot;&quot;;&quot;&quot;;#REF!.[Maalis.N114])" office:value-type="string" office:string-value="" calcext:value-type="error">
            <text:p>Err:501</text:p>
          </table:covered-table-cell>
          <table:covered-table-cell table:formula="of:=IF(#REF!.[Maalis.O114]=&quot;&quot;;&quot;&quot;;#REF!.[Maalis.O114])" office:value-type="string" office:string-value="" calcext:value-type="error">
            <text:p>Err:501</text:p>
          </table:covered-table-cell>
          <table:covered-table-cell table:formula="of:=IF(#REF!.[Maalis.P114]=&quot;&quot;;&quot;&quot;;#REF!.[Maalis.P114])" office:value-type="string" office:string-value="" calcext:value-type="error">
            <text:p>Err:501</text:p>
          </table:covered-table-cell>
          <table:covered-table-cell table:formula="of:=IF(#REF!.[Maalis.Q114]=&quot;&quot;;&quot;&quot;;#REF!.[Maalis.Q114])" office:value-type="string" office:string-value="" calcext:value-type="error">
            <text:p>Err:501</text:p>
          </table:covered-table-cell>
          <table:covered-table-cell table:formula="of:=IF(#REF!.[Maalis.R114]=&quot;&quot;;&quot;&quot;;#REF!.[Maalis.R114])" office:value-type="string" office:string-value="" calcext:value-type="error">
            <text:p>Err:501</text:p>
          </table:covered-table-cell>
          <table:covered-table-cell table:formula="of:=IF(#REF!.[Maalis.S114]=&quot;&quot;;&quot;&quot;;#REF!.[Maalis.S114])" office:value-type="string" office:string-value="" calcext:value-type="error">
            <text:p>Err:501</text:p>
          </table:covered-table-cell>
          <table:covered-table-cell table:formula="of:=IF(#REF!.[Maalis.T114]=&quot;&quot;;&quot;&quot;;#REF!.[Maalis.T114])" office:value-type="string" office:string-value="" calcext:value-type="error">
            <text:p>Err:501</text:p>
          </table:covered-table-cell>
          <table:covered-table-cell table:formula="of:=IF(#REF!.[Maalis.U114]=&quot;&quot;;&quot;&quot;;#REF!.[Maalis.U114])" office:value-type="string" office:string-value="" calcext:value-type="error">
            <text:p>Err:501</text:p>
          </table:covered-table-cell>
        </table:table-row>
        <table:table-row table:style-name="ro1">
          <table:table-cell table:formula="of:=IF([_data_.A111];[_data_.A111];&quot;&quot;)">
            <text:p/>
          </table:table-cell>
          <table:table-cell table:style-name="ce28" table:formula="of:=IF([_data_.V111]=&quot;&quot;;&quot;&quot;;[_data_.V111])" table:number-columns-spanned="20" table:number-rows-spanned="1">
            <text:p/>
          </table:table-cell>
          <table:covered-table-cell table:formula="of:=IF(#REF!.[Maalis.C115]=&quot;&quot;;&quot;&quot;;#REF!.[Maalis.C115])" office:value-type="string" office:string-value="" calcext:value-type="error">
            <text:p>Err:501</text:p>
          </table:covered-table-cell>
          <table:covered-table-cell table:formula="of:=IF(#REF!.[Maalis.D115]=&quot;&quot;;&quot;&quot;;#REF!.[Maalis.D115])" office:value-type="string" office:string-value="" calcext:value-type="error">
            <text:p>Err:501</text:p>
          </table:covered-table-cell>
          <table:covered-table-cell table:formula="of:=IF(#REF!.e115=&quot;&quot;;&quot;&quot;;#REF!.e115)" office:value-type="string" office:string-value="" calcext:value-type="error">
            <text:p>Err:508</text:p>
          </table:covered-table-cell>
          <table:covered-table-cell table:formula="of:=IF(#REF!.[Maalis.F115]=&quot;&quot;;&quot;&quot;;#REF!.[Maalis.F115])" office:value-type="string" office:string-value="" calcext:value-type="error">
            <text:p>Err:501</text:p>
          </table:covered-table-cell>
          <table:covered-table-cell table:formula="of:=IF(#REF!.[Maalis.G115]=&quot;&quot;;&quot;&quot;;#REF!.[Maalis.G115])" office:value-type="string" office:string-value="" calcext:value-type="error">
            <text:p>Err:501</text:p>
          </table:covered-table-cell>
          <table:covered-table-cell table:formula="of:=IF(#REF!.[Maalis.H115]=&quot;&quot;;&quot;&quot;;#REF!.[Maalis.H115])" office:value-type="string" office:string-value="" calcext:value-type="error">
            <text:p>Err:501</text:p>
          </table:covered-table-cell>
          <table:covered-table-cell table:formula="of:=IF(#REF!.[Maalis.I115]=&quot;&quot;;&quot;&quot;;#REF!.[Maalis.I115])" office:value-type="string" office:string-value="" calcext:value-type="error">
            <text:p>Err:501</text:p>
          </table:covered-table-cell>
          <table:covered-table-cell table:formula="of:=IF(#REF!.[Maalis.J115]=&quot;&quot;;&quot;&quot;;#REF!.[Maalis.J115])" office:value-type="string" office:string-value="" calcext:value-type="error">
            <text:p>Err:501</text:p>
          </table:covered-table-cell>
          <table:covered-table-cell table:formula="of:=IF(#REF!.[Maalis.K115]=&quot;&quot;;&quot;&quot;;#REF!.[Maalis.K115])" office:value-type="string" office:string-value="" calcext:value-type="error">
            <text:p>Err:501</text:p>
          </table:covered-table-cell>
          <table:covered-table-cell table:formula="of:=IF(#REF!.[Maalis.L115]=&quot;&quot;;&quot;&quot;;#REF!.[Maalis.L115])" office:value-type="string" office:string-value="" calcext:value-type="error">
            <text:p>Err:501</text:p>
          </table:covered-table-cell>
          <table:covered-table-cell table:formula="of:=IF(#REF!.[Maalis.M115]=&quot;&quot;;&quot;&quot;;#REF!.[Maalis.M115])" office:value-type="string" office:string-value="" calcext:value-type="error">
            <text:p>Err:501</text:p>
          </table:covered-table-cell>
          <table:covered-table-cell table:formula="of:=IF(#REF!.[Maalis.N115]=&quot;&quot;;&quot;&quot;;#REF!.[Maalis.N115])" office:value-type="string" office:string-value="" calcext:value-type="error">
            <text:p>Err:501</text:p>
          </table:covered-table-cell>
          <table:covered-table-cell table:formula="of:=IF(#REF!.[Maalis.O115]=&quot;&quot;;&quot;&quot;;#REF!.[Maalis.O115])" office:value-type="string" office:string-value="" calcext:value-type="error">
            <text:p>Err:501</text:p>
          </table:covered-table-cell>
          <table:covered-table-cell table:formula="of:=IF(#REF!.[Maalis.P115]=&quot;&quot;;&quot;&quot;;#REF!.[Maalis.P115])" office:value-type="string" office:string-value="" calcext:value-type="error">
            <text:p>Err:501</text:p>
          </table:covered-table-cell>
          <table:covered-table-cell table:formula="of:=IF(#REF!.[Maalis.Q115]=&quot;&quot;;&quot;&quot;;#REF!.[Maalis.Q115])" office:value-type="string" office:string-value="" calcext:value-type="error">
            <text:p>Err:501</text:p>
          </table:covered-table-cell>
          <table:covered-table-cell table:formula="of:=IF(#REF!.[Maalis.R115]=&quot;&quot;;&quot;&quot;;#REF!.[Maalis.R115])" office:value-type="string" office:string-value="" calcext:value-type="error">
            <text:p>Err:501</text:p>
          </table:covered-table-cell>
          <table:covered-table-cell table:formula="of:=IF(#REF!.[Maalis.S115]=&quot;&quot;;&quot;&quot;;#REF!.[Maalis.S115])" office:value-type="string" office:string-value="" calcext:value-type="error">
            <text:p>Err:501</text:p>
          </table:covered-table-cell>
          <table:covered-table-cell table:formula="of:=IF(#REF!.[Maalis.T115]=&quot;&quot;;&quot;&quot;;#REF!.[Maalis.T115])" office:value-type="string" office:string-value="" calcext:value-type="error">
            <text:p>Err:501</text:p>
          </table:covered-table-cell>
          <table:covered-table-cell table:formula="of:=IF(#REF!.[Maalis.U115]=&quot;&quot;;&quot;&quot;;#REF!.[Maalis.U115])" office:value-type="string" office:string-value="" calcext:value-type="error">
            <text:p>Err:501</text:p>
          </table:covered-table-cell>
        </table:table-row>
        <table:table-row table:style-name="ro1">
          <table:table-cell table:formula="of:=IF([_data_.A112];[_data_.A112];&quot;&quot;)">
            <text:p/>
          </table:table-cell>
          <table:table-cell table:style-name="ce28" table:formula="of:=IF([_data_.V112]=&quot;&quot;;&quot;&quot;;[_data_.V112])" table:number-columns-spanned="20" table:number-rows-spanned="1">
            <text:p/>
          </table:table-cell>
          <table:covered-table-cell table:formula="of:=IF(#REF!.[Maalis.C116]=&quot;&quot;;&quot;&quot;;#REF!.[Maalis.C116])" office:value-type="string" office:string-value="" calcext:value-type="error">
            <text:p>Err:501</text:p>
          </table:covered-table-cell>
          <table:covered-table-cell table:formula="of:=IF(#REF!.[Maalis.D116]=&quot;&quot;;&quot;&quot;;#REF!.[Maalis.D116])" office:value-type="string" office:string-value="" calcext:value-type="error">
            <text:p>Err:501</text:p>
          </table:covered-table-cell>
          <table:covered-table-cell table:formula="of:=IF(#REF!.e116=&quot;&quot;;&quot;&quot;;#REF!.e116)" office:value-type="string" office:string-value="" calcext:value-type="error">
            <text:p>Err:508</text:p>
          </table:covered-table-cell>
          <table:covered-table-cell table:formula="of:=IF(#REF!.[Maalis.F116]=&quot;&quot;;&quot;&quot;;#REF!.[Maalis.F116])" office:value-type="string" office:string-value="" calcext:value-type="error">
            <text:p>Err:501</text:p>
          </table:covered-table-cell>
          <table:covered-table-cell table:formula="of:=IF(#REF!.[Maalis.G116]=&quot;&quot;;&quot;&quot;;#REF!.[Maalis.G116])" office:value-type="string" office:string-value="" calcext:value-type="error">
            <text:p>Err:501</text:p>
          </table:covered-table-cell>
          <table:covered-table-cell table:formula="of:=IF(#REF!.[Maalis.H116]=&quot;&quot;;&quot;&quot;;#REF!.[Maalis.H116])" office:value-type="string" office:string-value="" calcext:value-type="error">
            <text:p>Err:501</text:p>
          </table:covered-table-cell>
          <table:covered-table-cell table:formula="of:=IF(#REF!.[Maalis.I116]=&quot;&quot;;&quot;&quot;;#REF!.[Maalis.I116])" office:value-type="string" office:string-value="" calcext:value-type="error">
            <text:p>Err:501</text:p>
          </table:covered-table-cell>
          <table:covered-table-cell table:formula="of:=IF(#REF!.[Maalis.J116]=&quot;&quot;;&quot;&quot;;#REF!.[Maalis.J116])" office:value-type="string" office:string-value="" calcext:value-type="error">
            <text:p>Err:501</text:p>
          </table:covered-table-cell>
          <table:covered-table-cell table:formula="of:=IF(#REF!.[Maalis.K116]=&quot;&quot;;&quot;&quot;;#REF!.[Maalis.K116])" office:value-type="string" office:string-value="" calcext:value-type="error">
            <text:p>Err:501</text:p>
          </table:covered-table-cell>
          <table:covered-table-cell table:formula="of:=IF(#REF!.[Maalis.L116]=&quot;&quot;;&quot;&quot;;#REF!.[Maalis.L116])" office:value-type="string" office:string-value="" calcext:value-type="error">
            <text:p>Err:501</text:p>
          </table:covered-table-cell>
          <table:covered-table-cell table:formula="of:=IF(#REF!.[Maalis.M116]=&quot;&quot;;&quot;&quot;;#REF!.[Maalis.M116])" office:value-type="string" office:string-value="" calcext:value-type="error">
            <text:p>Err:501</text:p>
          </table:covered-table-cell>
          <table:covered-table-cell table:formula="of:=IF(#REF!.[Maalis.N116]=&quot;&quot;;&quot;&quot;;#REF!.[Maalis.N116])" office:value-type="string" office:string-value="" calcext:value-type="error">
            <text:p>Err:501</text:p>
          </table:covered-table-cell>
          <table:covered-table-cell table:formula="of:=IF(#REF!.[Maalis.O116]=&quot;&quot;;&quot;&quot;;#REF!.[Maalis.O116])" office:value-type="string" office:string-value="" calcext:value-type="error">
            <text:p>Err:501</text:p>
          </table:covered-table-cell>
          <table:covered-table-cell table:formula="of:=IF(#REF!.[Maalis.P116]=&quot;&quot;;&quot;&quot;;#REF!.[Maalis.P116])" office:value-type="string" office:string-value="" calcext:value-type="error">
            <text:p>Err:501</text:p>
          </table:covered-table-cell>
          <table:covered-table-cell table:formula="of:=IF(#REF!.[Maalis.Q116]=&quot;&quot;;&quot;&quot;;#REF!.[Maalis.Q116])" office:value-type="string" office:string-value="" calcext:value-type="error">
            <text:p>Err:501</text:p>
          </table:covered-table-cell>
          <table:covered-table-cell table:formula="of:=IF(#REF!.[Maalis.R116]=&quot;&quot;;&quot;&quot;;#REF!.[Maalis.R116])" office:value-type="string" office:string-value="" calcext:value-type="error">
            <text:p>Err:501</text:p>
          </table:covered-table-cell>
          <table:covered-table-cell table:formula="of:=IF(#REF!.[Maalis.S116]=&quot;&quot;;&quot;&quot;;#REF!.[Maalis.S116])" office:value-type="string" office:string-value="" calcext:value-type="error">
            <text:p>Err:501</text:p>
          </table:covered-table-cell>
          <table:covered-table-cell table:formula="of:=IF(#REF!.[Maalis.T116]=&quot;&quot;;&quot;&quot;;#REF!.[Maalis.T116])" office:value-type="string" office:string-value="" calcext:value-type="error">
            <text:p>Err:501</text:p>
          </table:covered-table-cell>
          <table:covered-table-cell table:formula="of:=IF(#REF!.[Maalis.U116]=&quot;&quot;;&quot;&quot;;#REF!.[Maalis.U116])" office:value-type="string" office:string-value="" calcext:value-type="error">
            <text:p>Err:501</text:p>
          </table:covered-table-cell>
        </table:table-row>
        <table:table-row table:style-name="ro1">
          <table:table-cell table:formula="of:=IF([_data_.A113];[_data_.A113];&quot;&quot;)">
            <text:p/>
          </table:table-cell>
          <table:table-cell table:style-name="ce28" table:formula="of:=IF([_data_.V113]=&quot;&quot;;&quot;&quot;;[_data_.V113])" table:number-columns-spanned="20" table:number-rows-spanned="1">
            <text:p/>
          </table:table-cell>
          <table:covered-table-cell table:formula="of:=IF(#REF!.[Maalis.C117]=&quot;&quot;;&quot;&quot;;#REF!.[Maalis.C117])" office:value-type="string" office:string-value="" calcext:value-type="error">
            <text:p>Err:501</text:p>
          </table:covered-table-cell>
          <table:covered-table-cell table:formula="of:=IF(#REF!.[Maalis.D117]=&quot;&quot;;&quot;&quot;;#REF!.[Maalis.D117])" office:value-type="string" office:string-value="" calcext:value-type="error">
            <text:p>Err:501</text:p>
          </table:covered-table-cell>
          <table:covered-table-cell table:formula="of:=IF(#REF!.e117=&quot;&quot;;&quot;&quot;;#REF!.e117)" office:value-type="string" office:string-value="" calcext:value-type="error">
            <text:p>Err:508</text:p>
          </table:covered-table-cell>
          <table:covered-table-cell table:formula="of:=IF(#REF!.[Maalis.F117]=&quot;&quot;;&quot;&quot;;#REF!.[Maalis.F117])" office:value-type="string" office:string-value="" calcext:value-type="error">
            <text:p>Err:501</text:p>
          </table:covered-table-cell>
          <table:covered-table-cell table:formula="of:=IF(#REF!.[Maalis.G117]=&quot;&quot;;&quot;&quot;;#REF!.[Maalis.G117])" office:value-type="string" office:string-value="" calcext:value-type="error">
            <text:p>Err:501</text:p>
          </table:covered-table-cell>
          <table:covered-table-cell table:formula="of:=IF(#REF!.[Maalis.H117]=&quot;&quot;;&quot;&quot;;#REF!.[Maalis.H117])" office:value-type="string" office:string-value="" calcext:value-type="error">
            <text:p>Err:501</text:p>
          </table:covered-table-cell>
          <table:covered-table-cell table:formula="of:=IF(#REF!.[Maalis.I117]=&quot;&quot;;&quot;&quot;;#REF!.[Maalis.I117])" office:value-type="string" office:string-value="" calcext:value-type="error">
            <text:p>Err:501</text:p>
          </table:covered-table-cell>
          <table:covered-table-cell table:formula="of:=IF(#REF!.[Maalis.J117]=&quot;&quot;;&quot;&quot;;#REF!.[Maalis.J117])" office:value-type="string" office:string-value="" calcext:value-type="error">
            <text:p>Err:501</text:p>
          </table:covered-table-cell>
          <table:covered-table-cell table:formula="of:=IF(#REF!.[Maalis.K117]=&quot;&quot;;&quot;&quot;;#REF!.[Maalis.K117])" office:value-type="string" office:string-value="" calcext:value-type="error">
            <text:p>Err:501</text:p>
          </table:covered-table-cell>
          <table:covered-table-cell table:formula="of:=IF(#REF!.[Maalis.L117]=&quot;&quot;;&quot;&quot;;#REF!.[Maalis.L117])" office:value-type="string" office:string-value="" calcext:value-type="error">
            <text:p>Err:501</text:p>
          </table:covered-table-cell>
          <table:covered-table-cell table:formula="of:=IF(#REF!.[Maalis.M117]=&quot;&quot;;&quot;&quot;;#REF!.[Maalis.M117])" office:value-type="string" office:string-value="" calcext:value-type="error">
            <text:p>Err:501</text:p>
          </table:covered-table-cell>
          <table:covered-table-cell table:formula="of:=IF(#REF!.[Maalis.N117]=&quot;&quot;;&quot;&quot;;#REF!.[Maalis.N117])" office:value-type="string" office:string-value="" calcext:value-type="error">
            <text:p>Err:501</text:p>
          </table:covered-table-cell>
          <table:covered-table-cell table:formula="of:=IF(#REF!.[Maalis.O117]=&quot;&quot;;&quot;&quot;;#REF!.[Maalis.O117])" office:value-type="string" office:string-value="" calcext:value-type="error">
            <text:p>Err:501</text:p>
          </table:covered-table-cell>
          <table:covered-table-cell table:formula="of:=IF(#REF!.[Maalis.P117]=&quot;&quot;;&quot;&quot;;#REF!.[Maalis.P117])" office:value-type="string" office:string-value="" calcext:value-type="error">
            <text:p>Err:501</text:p>
          </table:covered-table-cell>
          <table:covered-table-cell table:formula="of:=IF(#REF!.[Maalis.Q117]=&quot;&quot;;&quot;&quot;;#REF!.[Maalis.Q117])" office:value-type="string" office:string-value="" calcext:value-type="error">
            <text:p>Err:501</text:p>
          </table:covered-table-cell>
          <table:covered-table-cell table:formula="of:=IF(#REF!.[Maalis.R117]=&quot;&quot;;&quot;&quot;;#REF!.[Maalis.R117])" office:value-type="string" office:string-value="" calcext:value-type="error">
            <text:p>Err:501</text:p>
          </table:covered-table-cell>
          <table:covered-table-cell table:formula="of:=IF(#REF!.[Maalis.S117]=&quot;&quot;;&quot;&quot;;#REF!.[Maalis.S117])" office:value-type="string" office:string-value="" calcext:value-type="error">
            <text:p>Err:501</text:p>
          </table:covered-table-cell>
          <table:covered-table-cell table:formula="of:=IF(#REF!.[Maalis.T117]=&quot;&quot;;&quot;&quot;;#REF!.[Maalis.T117])" office:value-type="string" office:string-value="" calcext:value-type="error">
            <text:p>Err:501</text:p>
          </table:covered-table-cell>
          <table:covered-table-cell table:formula="of:=IF(#REF!.[Maalis.U117]=&quot;&quot;;&quot;&quot;;#REF!.[Maalis.U117])" office:value-type="string" office:string-value="" calcext:value-type="error">
            <text:p>Err:501</text:p>
          </table:covered-table-cell>
        </table:table-row>
        <table:table-row table:style-name="ro1">
          <table:table-cell table:style-name="ce16" table:formula="of:=IF([_data_.A114];[_data_.A114];&quot;&quot;)">
            <text:p/>
          </table:table-cell>
          <table:table-cell table:style-name="ce29" table:formula="of:=IF([_data_.V114]=&quot;&quot;;&quot;&quot;;[_data_.V114])" table:number-columns-spanned="20" table:number-rows-spanned="1">
            <text:p/>
          </table:table-cell>
          <table:covered-table-cell table:formula="of:=IF(#REF!.[Maalis.C118]=&quot;&quot;;&quot;&quot;;#REF!.[Maalis.C118])" office:value-type="string" office:string-value="" calcext:value-type="error">
            <text:p>Err:501</text:p>
          </table:covered-table-cell>
          <table:covered-table-cell table:formula="of:=IF(#REF!.[Maalis.D118]=&quot;&quot;;&quot;&quot;;#REF!.[Maalis.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Maalis.F118]=&quot;&quot;;&quot;&quot;;#REF!.[Maalis.F118])" office:value-type="string" office:string-value="" calcext:value-type="error">
            <text:p>Err:501</text:p>
          </table:covered-table-cell>
          <table:covered-table-cell table:formula="of:=IF(#REF!.[Maalis.G118]=&quot;&quot;;&quot;&quot;;#REF!.[Maalis.G118])" office:value-type="string" office:string-value="" calcext:value-type="error">
            <text:p>Err:501</text:p>
          </table:covered-table-cell>
          <table:covered-table-cell table:formula="of:=IF(#REF!.[Maalis.H118]=&quot;&quot;;&quot;&quot;;#REF!.[Maalis.H118])" office:value-type="string" office:string-value="" calcext:value-type="error">
            <text:p>Err:501</text:p>
          </table:covered-table-cell>
          <table:covered-table-cell table:formula="of:=IF(#REF!.[Maalis.I118]=&quot;&quot;;&quot;&quot;;#REF!.[Maalis.I118])" office:value-type="string" office:string-value="" calcext:value-type="error">
            <text:p>Err:501</text:p>
          </table:covered-table-cell>
          <table:covered-table-cell table:formula="of:=IF(#REF!.[Maalis.J118]=&quot;&quot;;&quot;&quot;;#REF!.[Maalis.J118])" office:value-type="string" office:string-value="" calcext:value-type="error">
            <text:p>Err:501</text:p>
          </table:covered-table-cell>
          <table:covered-table-cell table:formula="of:=IF(#REF!.[Maalis.K118]=&quot;&quot;;&quot;&quot;;#REF!.[Maalis.K118])" office:value-type="string" office:string-value="" calcext:value-type="error">
            <text:p>Err:501</text:p>
          </table:covered-table-cell>
          <table:covered-table-cell table:formula="of:=IF(#REF!.[Maalis.L118]=&quot;&quot;;&quot;&quot;;#REF!.[Maalis.L118])" office:value-type="string" office:string-value="" calcext:value-type="error">
            <text:p>Err:501</text:p>
          </table:covered-table-cell>
          <table:covered-table-cell table:formula="of:=IF(#REF!.[Maalis.M118]=&quot;&quot;;&quot;&quot;;#REF!.[Maalis.M118])" office:value-type="string" office:string-value="" calcext:value-type="error">
            <text:p>Err:501</text:p>
          </table:covered-table-cell>
          <table:covered-table-cell table:formula="of:=IF(#REF!.[Maalis.N118]=&quot;&quot;;&quot;&quot;;#REF!.[Maalis.N118])" office:value-type="string" office:string-value="" calcext:value-type="error">
            <text:p>Err:501</text:p>
          </table:covered-table-cell>
          <table:covered-table-cell table:formula="of:=IF(#REF!.[Maalis.O118]=&quot;&quot;;&quot;&quot;;#REF!.[Maalis.O118])" office:value-type="string" office:string-value="" calcext:value-type="error">
            <text:p>Err:501</text:p>
          </table:covered-table-cell>
          <table:covered-table-cell table:formula="of:=IF(#REF!.[Maalis.P118]=&quot;&quot;;&quot;&quot;;#REF!.[Maalis.P118])" office:value-type="string" office:string-value="" calcext:value-type="error">
            <text:p>Err:501</text:p>
          </table:covered-table-cell>
          <table:covered-table-cell table:formula="of:=IF(#REF!.[Maalis.Q118]=&quot;&quot;;&quot;&quot;;#REF!.[Maalis.Q118])" office:value-type="string" office:string-value="" calcext:value-type="error">
            <text:p>Err:501</text:p>
          </table:covered-table-cell>
          <table:covered-table-cell table:formula="of:=IF(#REF!.[Maalis.R118]=&quot;&quot;;&quot;&quot;;#REF!.[Maalis.R118])" office:value-type="string" office:string-value="" calcext:value-type="error">
            <text:p>Err:501</text:p>
          </table:covered-table-cell>
          <table:covered-table-cell table:formula="of:=IF(#REF!.[Maalis.S118]=&quot;&quot;;&quot;&quot;;#REF!.[Maalis.S118])" office:value-type="string" office:string-value="" calcext:value-type="error">
            <text:p>Err:501</text:p>
          </table:covered-table-cell>
          <table:covered-table-cell table:formula="of:=IF(#REF!.[Maalis.T118]=&quot;&quot;;&quot;&quot;;#REF!.[Maalis.T118])" office:value-type="string" office:string-value="" calcext:value-type="error">
            <text:p>Err:501</text:p>
          </table:covered-table-cell>
          <table:covered-table-cell table:formula="of:=IF(#REF!.[Maalis.U118]=&quot;&quot;;&quot;&quot;;#REF!.[Maalis.U118])" office:value-type="string" office:string-value="" calcext:value-type="error">
            <text:p>Err:501</text:p>
          </table:covered-table-cell>
        </table:table-row>
      </table:table>
      <table:table table:name="Huhti" table:style-name="ta1">
        <table:table-column table:style-name="co4" table:default-cell-style-name="ce15"/>
        <table:table-column table:style-name="co5" table:default-cell-style-name="ce23"/>
        <table:table-column table:style-name="co5" table:number-columns-repeated="4" table:default-cell-style-name="ce2"/>
        <table:table-column table:style-name="co6"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22];[$_data_.A122];&quot;&quot;)">
            <text:p/>
          </table:table-cell>
          <table:table-cell table:style-name="ce22" table:formula="of:=IF([$_data_.B122];[$_data_.B122];&quot;&quot;)">
            <text:p/>
          </table:table-cell>
          <table:table-cell table:style-name="ce22" table:formula="of:=IF([$_data_.C122];[$_data_.C122];&quot;&quot;)">
            <text:p/>
          </table:table-cell>
          <table:table-cell table:style-name="ce22" table:formula="of:=IF([$_data_.D122];[$_data_.D122];&quot;&quot;)">
            <text:p/>
          </table:table-cell>
          <table:table-cell table:style-name="ce22" table:formula="of:=IF([$_data_.E122];[$_data_.E122];&quot;&quot;)">
            <text:p/>
          </table:table-cell>
          <table:table-cell table:style-name="ce22" table:formula="of:=IF([$_data_.F122];[$_data_.F122];&quot;&quot;)">
            <text:p/>
          </table:table-cell>
          <table:table-cell table:style-name="ce32" table:formula="of:=IF([$_data_.G122];[$_data_.G122];&quot;&quot;)">
            <text:p/>
          </table:table-cell>
          <table:table-cell table:style-name="ce32" table:formula="of:=IF([$_data_.H122];[$_data_.H122];&quot;&quot;)">
            <text:p/>
          </table:table-cell>
          <table:table-cell table:style-name="ce22" table:formula="of:=IF([$_data_.I122];[$_data_.I122];&quot;&quot;)">
            <text:p/>
          </table:table-cell>
          <table:table-cell table:style-name="ce36" table:formula="of:=IF([$_data_.J122];[$_data_.J122];&quot;&quot;)">
            <text:p/>
          </table:table-cell>
          <table:table-cell table:style-name="ce22" table:formula="of:=IF([$_data_.K122];[$_data_.K122];&quot;&quot;)">
            <text:p/>
          </table:table-cell>
          <table:table-cell table:style-name="ce22" table:formula="of:=IF([$_data_.L122];[$_data_.L122];&quot;&quot;)">
            <text:p/>
          </table:table-cell>
          <table:table-cell table:style-name="ce22" table:formula="of:=IF([$_data_.M122];[$_data_.M122];&quot;&quot;)">
            <text:p/>
          </table:table-cell>
          <table:table-cell table:style-name="ce22" table:formula="of:=IF([$_data_.N122];[$_data_.N122];&quot;&quot;)">
            <text:p/>
          </table:table-cell>
          <table:table-cell table:style-name="ce22" table:formula="of:=IF([$_data_.O122];[$_data_.O122];&quot;&quot;)">
            <text:p/>
          </table:table-cell>
          <table:table-cell table:style-name="ce22" table:formula="of:=IF([$_data_.P122];[$_data_.P122];&quot;&quot;)">
            <text:p/>
          </table:table-cell>
          <table:table-cell table:style-name="ce22" table:formula="of:=IF([$_data_.Q122];[$_data_.Q122];&quot;&quot;)">
            <text:p/>
          </table:table-cell>
          <table:table-cell table:style-name="ce22" table:formula="of:=IF([$_data_.R122];[$_data_.R122];&quot;&quot;)">
            <text:p/>
          </table:table-cell>
          <table:table-cell table:style-name="ce22" table:formula="of:=IF([$_data_.S122];[$_data_.S122];&quot;&quot;)">
            <text:p/>
          </table:table-cell>
          <table:table-cell table:style-name="ce61" table:formula="of:=IF([$_data_.T122];[$_data_.T122];&quot;&quot;)">
            <text:p/>
          </table:table-cell>
          <table:table-cell table:style-name="ce64" table:formula="of:=IF([$_data_.U122];[$_data_.U122];&quot;&quot;)">
            <text:p/>
          </table:table-cell>
        </table:table-row>
        <table:table-row table:style-name="ro1">
          <table:table-cell table:formula="of:=IF([$_data_.A123];[$_data_.A123];&quot;&quot;)">
            <text:p/>
          </table:table-cell>
          <table:table-cell table:formula="of:=IF([$_data_.B123];[$_data_.B123];&quot;&quot;)">
            <text:p/>
          </table:table-cell>
          <table:table-cell table:style-name="ce23" table:formula="of:=IF([$_data_.C123];[$_data_.C123];&quot;&quot;)">
            <text:p/>
          </table:table-cell>
          <table:table-cell table:style-name="ce23" table:formula="of:=IF([$_data_.D123];[$_data_.D123];&quot;&quot;)">
            <text:p/>
          </table:table-cell>
          <table:table-cell table:style-name="ce23" table:formula="of:=IF([$_data_.E123];[$_data_.E123];&quot;&quot;)">
            <text:p/>
          </table:table-cell>
          <table:table-cell table:style-name="ce23" table:formula="of:=IF([$_data_.F123];[$_data_.F123];&quot;&quot;)">
            <text:p/>
          </table:table-cell>
          <table:table-cell table:style-name="ce33" table:formula="of:=IF([$_data_.G123];[$_data_.G123];&quot;&quot;)">
            <text:p/>
          </table:table-cell>
          <table:table-cell table:style-name="ce33" table:formula="of:=IF([$_data_.H123];[$_data_.H123];&quot;&quot;)">
            <text:p/>
          </table:table-cell>
          <table:table-cell table:style-name="ce23" table:formula="of:=IF([$_data_.I123];[$_data_.I123];&quot;&quot;)">
            <text:p/>
          </table:table-cell>
          <table:table-cell table:style-name="ce37" table:formula="of:=IF([$_data_.J123];[$_data_.J123];&quot;&quot;)">
            <text:p/>
          </table:table-cell>
          <table:table-cell table:style-name="ce23" table:formula="of:=IF([$_data_.K123];[$_data_.K123];&quot;&quot;)">
            <text:p/>
          </table:table-cell>
          <table:table-cell table:style-name="ce23" table:formula="of:=IF([$_data_.L123];[$_data_.L123];&quot;&quot;)">
            <text:p/>
          </table:table-cell>
          <table:table-cell table:style-name="ce23" table:formula="of:=IF([$_data_.M123];[$_data_.M123];&quot;&quot;)">
            <text:p/>
          </table:table-cell>
          <table:table-cell table:style-name="ce23" table:formula="of:=IF([$_data_.N123];[$_data_.N123];&quot;&quot;)">
            <text:p/>
          </table:table-cell>
          <table:table-cell table:style-name="ce23" table:formula="of:=IF([$_data_.O123];[$_data_.O123];&quot;&quot;)">
            <text:p/>
          </table:table-cell>
          <table:table-cell table:style-name="ce23" table:formula="of:=IF([$_data_.P123];[$_data_.P123];&quot;&quot;)">
            <text:p/>
          </table:table-cell>
          <table:table-cell table:style-name="ce23" table:formula="of:=IF([$_data_.Q123];[$_data_.Q123];&quot;&quot;)">
            <text:p/>
          </table:table-cell>
          <table:table-cell table:style-name="ce23" table:formula="of:=IF([$_data_.R123];[$_data_.R123];&quot;&quot;)">
            <text:p/>
          </table:table-cell>
          <table:table-cell table:style-name="ce23" table:formula="of:=IF([$_data_.S123];[$_data_.S123];&quot;&quot;)">
            <text:p/>
          </table:table-cell>
          <table:table-cell table:style-name="ce62" table:formula="of:=IF([$_data_.T123];[$_data_.T123];&quot;&quot;)">
            <text:p/>
          </table:table-cell>
          <table:table-cell table:style-name="ce65" table:formula="of:=IF([$_data_.U123];[$_data_.U123];&quot;&quot;)">
            <text:p/>
          </table:table-cell>
        </table:table-row>
        <table:table-row table:style-name="ro1">
          <table:table-cell table:formula="of:=IF([$_data_.A124];[$_data_.A124];&quot;&quot;)">
            <text:p/>
          </table:table-cell>
          <table:table-cell table:formula="of:=IF([$_data_.B124];[$_data_.B124];&quot;&quot;)">
            <text:p/>
          </table:table-cell>
          <table:table-cell table:style-name="ce23" table:formula="of:=IF([$_data_.C124];[$_data_.C124];&quot;&quot;)">
            <text:p/>
          </table:table-cell>
          <table:table-cell table:style-name="ce23" table:formula="of:=IF([$_data_.D124];[$_data_.D124];&quot;&quot;)">
            <text:p/>
          </table:table-cell>
          <table:table-cell table:style-name="ce23" table:formula="of:=IF([$_data_.E124];[$_data_.E124];&quot;&quot;)">
            <text:p/>
          </table:table-cell>
          <table:table-cell table:style-name="ce23" table:formula="of:=IF([$_data_.F124];[$_data_.F124];&quot;&quot;)">
            <text:p/>
          </table:table-cell>
          <table:table-cell table:style-name="ce33" table:formula="of:=IF([$_data_.G124];[$_data_.G124];&quot;&quot;)">
            <text:p/>
          </table:table-cell>
          <table:table-cell table:style-name="ce33" table:formula="of:=IF([$_data_.H124];[$_data_.H124];&quot;&quot;)">
            <text:p/>
          </table:table-cell>
          <table:table-cell table:style-name="ce23" table:formula="of:=IF([$_data_.I124];[$_data_.I124];&quot;&quot;)">
            <text:p/>
          </table:table-cell>
          <table:table-cell table:style-name="ce37" table:formula="of:=IF([$_data_.J124];[$_data_.J124];&quot;&quot;)">
            <text:p/>
          </table:table-cell>
          <table:table-cell table:style-name="ce23" table:formula="of:=IF([$_data_.K124];[$_data_.K124];&quot;&quot;)">
            <text:p/>
          </table:table-cell>
          <table:table-cell table:style-name="ce23" table:formula="of:=IF([$_data_.L124];[$_data_.L124];&quot;&quot;)">
            <text:p/>
          </table:table-cell>
          <table:table-cell table:style-name="ce23" table:formula="of:=IF([$_data_.M124];[$_data_.M124];&quot;&quot;)">
            <text:p/>
          </table:table-cell>
          <table:table-cell table:style-name="ce23" table:formula="of:=IF([$_data_.N124];[$_data_.N124];&quot;&quot;)">
            <text:p/>
          </table:table-cell>
          <table:table-cell table:style-name="ce23" table:formula="of:=IF([$_data_.O124];[$_data_.O124];&quot;&quot;)">
            <text:p/>
          </table:table-cell>
          <table:table-cell table:style-name="ce23" table:formula="of:=IF([$_data_.P124];[$_data_.P124];&quot;&quot;)">
            <text:p/>
          </table:table-cell>
          <table:table-cell table:style-name="ce23" table:formula="of:=IF([$_data_.Q124];[$_data_.Q124];&quot;&quot;)">
            <text:p/>
          </table:table-cell>
          <table:table-cell table:style-name="ce23" table:formula="of:=IF([$_data_.R124];[$_data_.R124];&quot;&quot;)">
            <text:p/>
          </table:table-cell>
          <table:table-cell table:style-name="ce23" table:formula="of:=IF([$_data_.S124];[$_data_.S124];&quot;&quot;)">
            <text:p/>
          </table:table-cell>
          <table:table-cell table:style-name="ce62" table:formula="of:=IF([$_data_.T124];[$_data_.T124];&quot;&quot;)">
            <text:p/>
          </table:table-cell>
          <table:table-cell table:style-name="ce65" table:formula="of:=IF([$_data_.U124];[$_data_.U124];&quot;&quot;)">
            <text:p/>
          </table:table-cell>
        </table:table-row>
        <table:table-row table:style-name="ro1">
          <table:table-cell table:formula="of:=IF([$_data_.A125];[$_data_.A125];&quot;&quot;)">
            <text:p/>
          </table:table-cell>
          <table:table-cell table:formula="of:=IF([$_data_.B125];[$_data_.B125];&quot;&quot;)">
            <text:p/>
          </table:table-cell>
          <table:table-cell table:style-name="ce23" table:formula="of:=IF([$_data_.C125];[$_data_.C125];&quot;&quot;)">
            <text:p/>
          </table:table-cell>
          <table:table-cell table:style-name="ce23" table:formula="of:=IF([$_data_.D125];[$_data_.D125];&quot;&quot;)">
            <text:p/>
          </table:table-cell>
          <table:table-cell table:style-name="ce23" table:formula="of:=IF([$_data_.E125];[$_data_.E125];&quot;&quot;)">
            <text:p/>
          </table:table-cell>
          <table:table-cell table:style-name="ce23" table:formula="of:=IF([$_data_.F125];[$_data_.F125];&quot;&quot;)">
            <text:p/>
          </table:table-cell>
          <table:table-cell table:style-name="ce33" table:formula="of:=IF([$_data_.G125];[$_data_.G125];&quot;&quot;)">
            <text:p/>
          </table:table-cell>
          <table:table-cell table:style-name="ce33" table:formula="of:=IF([$_data_.H125];[$_data_.H125];&quot;&quot;)">
            <text:p/>
          </table:table-cell>
          <table:table-cell table:style-name="ce23" table:formula="of:=IF([$_data_.I125];[$_data_.I125];&quot;&quot;)">
            <text:p/>
          </table:table-cell>
          <table:table-cell table:style-name="ce37" table:formula="of:=IF([$_data_.J125];[$_data_.J125];&quot;&quot;)">
            <text:p/>
          </table:table-cell>
          <table:table-cell table:style-name="ce23" table:formula="of:=IF([$_data_.K125];[$_data_.K125];&quot;&quot;)">
            <text:p/>
          </table:table-cell>
          <table:table-cell table:style-name="ce23" table:formula="of:=IF([$_data_.L125];[$_data_.L125];&quot;&quot;)">
            <text:p/>
          </table:table-cell>
          <table:table-cell table:style-name="ce23" table:formula="of:=IF([$_data_.M125];[$_data_.M125];&quot;&quot;)">
            <text:p/>
          </table:table-cell>
          <table:table-cell table:style-name="ce23" table:formula="of:=IF([$_data_.N125];[$_data_.N125];&quot;&quot;)">
            <text:p/>
          </table:table-cell>
          <table:table-cell table:style-name="ce23" table:formula="of:=IF([$_data_.O125];[$_data_.O125];&quot;&quot;)">
            <text:p/>
          </table:table-cell>
          <table:table-cell table:style-name="ce23" table:formula="of:=IF([$_data_.P125];[$_data_.P125];&quot;&quot;)">
            <text:p/>
          </table:table-cell>
          <table:table-cell table:style-name="ce23" table:formula="of:=IF([$_data_.Q125];[$_data_.Q125];&quot;&quot;)">
            <text:p/>
          </table:table-cell>
          <table:table-cell table:style-name="ce23" table:formula="of:=IF([$_data_.R125];[$_data_.R125];&quot;&quot;)">
            <text:p/>
          </table:table-cell>
          <table:table-cell table:style-name="ce23" table:formula="of:=IF([$_data_.S125];[$_data_.S125];&quot;&quot;)">
            <text:p/>
          </table:table-cell>
          <table:table-cell table:style-name="ce62" table:formula="of:=IF([$_data_.T125];[$_data_.T125];&quot;&quot;)">
            <text:p/>
          </table:table-cell>
          <table:table-cell table:style-name="ce65" table:formula="of:=IF([$_data_.U125];[$_data_.U125];&quot;&quot;)">
            <text:p/>
          </table:table-cell>
        </table:table-row>
        <table:table-row table:style-name="ro1">
          <table:table-cell table:formula="of:=IF([$_data_.A126];[$_data_.A126];&quot;&quot;)">
            <text:p/>
          </table:table-cell>
          <table:table-cell table:formula="of:=IF([$_data_.B126];[$_data_.B126];&quot;&quot;)">
            <text:p/>
          </table:table-cell>
          <table:table-cell table:style-name="ce23" table:formula="of:=IF([$_data_.C126];[$_data_.C126];&quot;&quot;)">
            <text:p/>
          </table:table-cell>
          <table:table-cell table:style-name="ce23" table:formula="of:=IF([$_data_.D126];[$_data_.D126];&quot;&quot;)">
            <text:p/>
          </table:table-cell>
          <table:table-cell table:style-name="ce23" table:formula="of:=IF([$_data_.E126];[$_data_.E126];&quot;&quot;)">
            <text:p/>
          </table:table-cell>
          <table:table-cell table:style-name="ce23" table:formula="of:=IF([$_data_.F126];[$_data_.F126];&quot;&quot;)">
            <text:p/>
          </table:table-cell>
          <table:table-cell table:style-name="ce33" table:formula="of:=IF([$_data_.G126];[$_data_.G126];&quot;&quot;)">
            <text:p/>
          </table:table-cell>
          <table:table-cell table:style-name="ce33" table:formula="of:=IF([$_data_.H126];[$_data_.H126];&quot;&quot;)">
            <text:p/>
          </table:table-cell>
          <table:table-cell table:style-name="ce23" table:formula="of:=IF([$_data_.I126];[$_data_.I126];&quot;&quot;)">
            <text:p/>
          </table:table-cell>
          <table:table-cell table:style-name="ce37" table:formula="of:=IF([$_data_.J126];[$_data_.J126];&quot;&quot;)">
            <text:p/>
          </table:table-cell>
          <table:table-cell table:style-name="ce23" table:formula="of:=IF([$_data_.K126];[$_data_.K126];&quot;&quot;)">
            <text:p/>
          </table:table-cell>
          <table:table-cell table:style-name="ce23" table:formula="of:=IF([$_data_.L126];[$_data_.L126];&quot;&quot;)">
            <text:p/>
          </table:table-cell>
          <table:table-cell table:style-name="ce23" table:formula="of:=IF([$_data_.M126];[$_data_.M126];&quot;&quot;)">
            <text:p/>
          </table:table-cell>
          <table:table-cell table:style-name="ce23" table:formula="of:=IF([$_data_.N126];[$_data_.N126];&quot;&quot;)">
            <text:p/>
          </table:table-cell>
          <table:table-cell table:style-name="ce23" table:formula="of:=IF([$_data_.O126];[$_data_.O126];&quot;&quot;)">
            <text:p/>
          </table:table-cell>
          <table:table-cell table:style-name="ce23" table:formula="of:=IF([$_data_.P126];[$_data_.P126];&quot;&quot;)">
            <text:p/>
          </table:table-cell>
          <table:table-cell table:style-name="ce23" table:formula="of:=IF([$_data_.Q126];[$_data_.Q126];&quot;&quot;)">
            <text:p/>
          </table:table-cell>
          <table:table-cell table:style-name="ce23" table:formula="of:=IF([$_data_.R126];[$_data_.R126];&quot;&quot;)">
            <text:p/>
          </table:table-cell>
          <table:table-cell table:style-name="ce23" table:formula="of:=IF([$_data_.S126];[$_data_.S126];&quot;&quot;)">
            <text:p/>
          </table:table-cell>
          <table:table-cell table:style-name="ce62" table:formula="of:=IF([$_data_.T126];[$_data_.T126];&quot;&quot;)">
            <text:p/>
          </table:table-cell>
          <table:table-cell table:style-name="ce65" table:formula="of:=IF([$_data_.U126];[$_data_.U126];&quot;&quot;)">
            <text:p/>
          </table:table-cell>
        </table:table-row>
        <table:table-row table:style-name="ro1">
          <table:table-cell table:formula="of:=IF([$_data_.A127];[$_data_.A127];&quot;&quot;)">
            <text:p/>
          </table:table-cell>
          <table:table-cell table:formula="of:=IF([$_data_.B127];[$_data_.B127];&quot;&quot;)">
            <text:p/>
          </table:table-cell>
          <table:table-cell table:style-name="ce23" table:formula="of:=IF([$_data_.C127];[$_data_.C127];&quot;&quot;)">
            <text:p/>
          </table:table-cell>
          <table:table-cell table:style-name="ce23" table:formula="of:=IF([$_data_.D127];[$_data_.D127];&quot;&quot;)">
            <text:p/>
          </table:table-cell>
          <table:table-cell table:style-name="ce23" table:formula="of:=IF([$_data_.E127];[$_data_.E127];&quot;&quot;)">
            <text:p/>
          </table:table-cell>
          <table:table-cell table:style-name="ce23" table:formula="of:=IF([$_data_.F127];[$_data_.F127];&quot;&quot;)">
            <text:p/>
          </table:table-cell>
          <table:table-cell table:style-name="ce33" table:formula="of:=IF([$_data_.G127];[$_data_.G127];&quot;&quot;)">
            <text:p/>
          </table:table-cell>
          <table:table-cell table:style-name="ce33" table:formula="of:=IF([$_data_.H127];[$_data_.H127];&quot;&quot;)">
            <text:p/>
          </table:table-cell>
          <table:table-cell table:style-name="ce23" table:formula="of:=IF([$_data_.I127];[$_data_.I127];&quot;&quot;)">
            <text:p/>
          </table:table-cell>
          <table:table-cell table:style-name="ce37" table:formula="of:=IF([$_data_.J127];[$_data_.J127];&quot;&quot;)">
            <text:p/>
          </table:table-cell>
          <table:table-cell table:style-name="ce23" table:formula="of:=IF([$_data_.K127];[$_data_.K127];&quot;&quot;)">
            <text:p/>
          </table:table-cell>
          <table:table-cell table:style-name="ce23" table:formula="of:=IF([$_data_.L127];[$_data_.L127];&quot;&quot;)">
            <text:p/>
          </table:table-cell>
          <table:table-cell table:style-name="ce23" table:formula="of:=IF([$_data_.M127];[$_data_.M127];&quot;&quot;)">
            <text:p/>
          </table:table-cell>
          <table:table-cell table:style-name="ce23" table:formula="of:=IF([$_data_.N127];[$_data_.N127];&quot;&quot;)">
            <text:p/>
          </table:table-cell>
          <table:table-cell table:style-name="ce23" table:formula="of:=IF([$_data_.O127];[$_data_.O127];&quot;&quot;)">
            <text:p/>
          </table:table-cell>
          <table:table-cell table:style-name="ce23" table:formula="of:=IF([$_data_.P127];[$_data_.P127];&quot;&quot;)">
            <text:p/>
          </table:table-cell>
          <table:table-cell table:style-name="ce23" table:formula="of:=IF([$_data_.Q127];[$_data_.Q127];&quot;&quot;)">
            <text:p/>
          </table:table-cell>
          <table:table-cell table:style-name="ce23" table:formula="of:=IF([$_data_.R127];[$_data_.R127];&quot;&quot;)">
            <text:p/>
          </table:table-cell>
          <table:table-cell table:style-name="ce23" table:formula="of:=IF([$_data_.S127];[$_data_.S127];&quot;&quot;)">
            <text:p/>
          </table:table-cell>
          <table:table-cell table:style-name="ce62" table:formula="of:=IF([$_data_.T127];[$_data_.T127];&quot;&quot;)">
            <text:p/>
          </table:table-cell>
          <table:table-cell table:style-name="ce65" table:formula="of:=IF([$_data_.U127];[$_data_.U127];&quot;&quot;)">
            <text:p/>
          </table:table-cell>
        </table:table-row>
        <table:table-row table:style-name="ro1">
          <table:table-cell table:formula="of:=IF([$_data_.A128];[$_data_.A128];&quot;&quot;)">
            <text:p/>
          </table:table-cell>
          <table:table-cell table:formula="of:=IF([$_data_.B128];[$_data_.B128];&quot;&quot;)">
            <text:p/>
          </table:table-cell>
          <table:table-cell table:style-name="ce23" table:formula="of:=IF([$_data_.C128];[$_data_.C128];&quot;&quot;)">
            <text:p/>
          </table:table-cell>
          <table:table-cell table:style-name="ce23" table:formula="of:=IF([$_data_.D128];[$_data_.D128];&quot;&quot;)">
            <text:p/>
          </table:table-cell>
          <table:table-cell table:style-name="ce23" table:formula="of:=IF([$_data_.E128];[$_data_.E128];&quot;&quot;)">
            <text:p/>
          </table:table-cell>
          <table:table-cell table:style-name="ce23" table:formula="of:=IF([$_data_.F128];[$_data_.F128];&quot;&quot;)">
            <text:p/>
          </table:table-cell>
          <table:table-cell table:style-name="ce33" table:formula="of:=IF([$_data_.G128];[$_data_.G128];&quot;&quot;)">
            <text:p/>
          </table:table-cell>
          <table:table-cell table:style-name="ce33" table:formula="of:=IF([$_data_.H128];[$_data_.H128];&quot;&quot;)">
            <text:p/>
          </table:table-cell>
          <table:table-cell table:style-name="ce23" table:formula="of:=IF([$_data_.I128];[$_data_.I128];&quot;&quot;)">
            <text:p/>
          </table:table-cell>
          <table:table-cell table:style-name="ce37" table:formula="of:=IF([$_data_.J128];[$_data_.J128];&quot;&quot;)">
            <text:p/>
          </table:table-cell>
          <table:table-cell table:style-name="ce23" table:formula="of:=IF([$_data_.K128];[$_data_.K128];&quot;&quot;)">
            <text:p/>
          </table:table-cell>
          <table:table-cell table:style-name="ce23" table:formula="of:=IF([$_data_.L128];[$_data_.L128];&quot;&quot;)">
            <text:p/>
          </table:table-cell>
          <table:table-cell table:style-name="ce23" table:formula="of:=IF([$_data_.M128];[$_data_.M128];&quot;&quot;)">
            <text:p/>
          </table:table-cell>
          <table:table-cell table:style-name="ce23" table:formula="of:=IF([$_data_.N128];[$_data_.N128];&quot;&quot;)">
            <text:p/>
          </table:table-cell>
          <table:table-cell table:style-name="ce23" table:formula="of:=IF([$_data_.O128];[$_data_.O128];&quot;&quot;)">
            <text:p/>
          </table:table-cell>
          <table:table-cell table:style-name="ce23" table:formula="of:=IF([$_data_.P128];[$_data_.P128];&quot;&quot;)">
            <text:p/>
          </table:table-cell>
          <table:table-cell table:style-name="ce23" table:formula="of:=IF([$_data_.Q128];[$_data_.Q128];&quot;&quot;)">
            <text:p/>
          </table:table-cell>
          <table:table-cell table:style-name="ce23" table:formula="of:=IF([$_data_.R128];[$_data_.R128];&quot;&quot;)">
            <text:p/>
          </table:table-cell>
          <table:table-cell table:style-name="ce23" table:formula="of:=IF([$_data_.S128];[$_data_.S128];&quot;&quot;)">
            <text:p/>
          </table:table-cell>
          <table:table-cell table:style-name="ce62" table:formula="of:=IF([$_data_.T128];[$_data_.T128];&quot;&quot;)">
            <text:p/>
          </table:table-cell>
          <table:table-cell table:style-name="ce65" table:formula="of:=IF([$_data_.U128];[$_data_.U128];&quot;&quot;)">
            <text:p/>
          </table:table-cell>
        </table:table-row>
        <table:table-row table:style-name="ro1">
          <table:table-cell table:formula="of:=IF([$_data_.A129];[$_data_.A129];&quot;&quot;)">
            <text:p/>
          </table:table-cell>
          <table:table-cell table:formula="of:=IF([$_data_.B129];[$_data_.B129];&quot;&quot;)">
            <text:p/>
          </table:table-cell>
          <table:table-cell table:style-name="ce23" table:formula="of:=IF([$_data_.C129];[$_data_.C129];&quot;&quot;)">
            <text:p/>
          </table:table-cell>
          <table:table-cell table:style-name="ce23" table:formula="of:=IF([$_data_.D129];[$_data_.D129];&quot;&quot;)">
            <text:p/>
          </table:table-cell>
          <table:table-cell table:style-name="ce23" table:formula="of:=IF([$_data_.E129];[$_data_.E129];&quot;&quot;)">
            <text:p/>
          </table:table-cell>
          <table:table-cell table:style-name="ce23" table:formula="of:=IF([$_data_.F129];[$_data_.F129];&quot;&quot;)">
            <text:p/>
          </table:table-cell>
          <table:table-cell table:style-name="ce33" table:formula="of:=IF([$_data_.G129];[$_data_.G129];&quot;&quot;)">
            <text:p/>
          </table:table-cell>
          <table:table-cell table:style-name="ce33" table:formula="of:=IF([$_data_.H129];[$_data_.H129];&quot;&quot;)">
            <text:p/>
          </table:table-cell>
          <table:table-cell table:style-name="ce23" table:formula="of:=IF([$_data_.I129];[$_data_.I129];&quot;&quot;)">
            <text:p/>
          </table:table-cell>
          <table:table-cell table:style-name="ce37" table:formula="of:=IF([$_data_.J129];[$_data_.J129];&quot;&quot;)">
            <text:p/>
          </table:table-cell>
          <table:table-cell table:style-name="ce23" table:formula="of:=IF([$_data_.K129];[$_data_.K129];&quot;&quot;)">
            <text:p/>
          </table:table-cell>
          <table:table-cell table:style-name="ce23" table:formula="of:=IF([$_data_.L129];[$_data_.L129];&quot;&quot;)">
            <text:p/>
          </table:table-cell>
          <table:table-cell table:style-name="ce23" table:formula="of:=IF([$_data_.M129];[$_data_.M129];&quot;&quot;)">
            <text:p/>
          </table:table-cell>
          <table:table-cell table:style-name="ce23" table:formula="of:=IF([$_data_.N129];[$_data_.N129];&quot;&quot;)">
            <text:p/>
          </table:table-cell>
          <table:table-cell table:style-name="ce23" table:formula="of:=IF([$_data_.O129];[$_data_.O129];&quot;&quot;)">
            <text:p/>
          </table:table-cell>
          <table:table-cell table:style-name="ce23" table:formula="of:=IF([$_data_.P129];[$_data_.P129];&quot;&quot;)">
            <text:p/>
          </table:table-cell>
          <table:table-cell table:style-name="ce23" table:formula="of:=IF([$_data_.Q129];[$_data_.Q129];&quot;&quot;)">
            <text:p/>
          </table:table-cell>
          <table:table-cell table:style-name="ce23" table:formula="of:=IF([$_data_.R129];[$_data_.R129];&quot;&quot;)">
            <text:p/>
          </table:table-cell>
          <table:table-cell table:style-name="ce23" table:formula="of:=IF([$_data_.S129];[$_data_.S129];&quot;&quot;)">
            <text:p/>
          </table:table-cell>
          <table:table-cell table:style-name="ce62" table:formula="of:=IF([$_data_.T129];[$_data_.T129];&quot;&quot;)">
            <text:p/>
          </table:table-cell>
          <table:table-cell table:style-name="ce65" table:formula="of:=IF([$_data_.U129];[$_data_.U129];&quot;&quot;)">
            <text:p/>
          </table:table-cell>
        </table:table-row>
        <table:table-row table:style-name="ro1">
          <table:table-cell table:formula="of:=IF([$_data_.A130];[$_data_.A130];&quot;&quot;)">
            <text:p/>
          </table:table-cell>
          <table:table-cell table:formula="of:=IF([$_data_.B130];[$_data_.B130];&quot;&quot;)">
            <text:p/>
          </table:table-cell>
          <table:table-cell table:style-name="ce23" table:formula="of:=IF([$_data_.C130];[$_data_.C130];&quot;&quot;)">
            <text:p/>
          </table:table-cell>
          <table:table-cell table:style-name="ce23" table:formula="of:=IF([$_data_.D130];[$_data_.D130];&quot;&quot;)">
            <text:p/>
          </table:table-cell>
          <table:table-cell table:style-name="ce23" table:formula="of:=IF([$_data_.E130];[$_data_.E130];&quot;&quot;)">
            <text:p/>
          </table:table-cell>
          <table:table-cell table:style-name="ce23" table:formula="of:=IF([$_data_.F130];[$_data_.F130];&quot;&quot;)">
            <text:p/>
          </table:table-cell>
          <table:table-cell table:style-name="ce33" table:formula="of:=IF([$_data_.G130];[$_data_.G130];&quot;&quot;)">
            <text:p/>
          </table:table-cell>
          <table:table-cell table:style-name="ce33" table:formula="of:=IF([$_data_.H130];[$_data_.H130];&quot;&quot;)">
            <text:p/>
          </table:table-cell>
          <table:table-cell table:style-name="ce23" table:formula="of:=IF([$_data_.I130];[$_data_.I130];&quot;&quot;)">
            <text:p/>
          </table:table-cell>
          <table:table-cell table:style-name="ce37" table:formula="of:=IF([$_data_.J130];[$_data_.J130];&quot;&quot;)">
            <text:p/>
          </table:table-cell>
          <table:table-cell table:style-name="ce23" table:formula="of:=IF([$_data_.K130];[$_data_.K130];&quot;&quot;)">
            <text:p/>
          </table:table-cell>
          <table:table-cell table:style-name="ce23" table:formula="of:=IF([$_data_.L130];[$_data_.L130];&quot;&quot;)">
            <text:p/>
          </table:table-cell>
          <table:table-cell table:style-name="ce23" table:formula="of:=IF([$_data_.M130];[$_data_.M130];&quot;&quot;)">
            <text:p/>
          </table:table-cell>
          <table:table-cell table:style-name="ce23" table:formula="of:=IF([$_data_.N130];[$_data_.N130];&quot;&quot;)">
            <text:p/>
          </table:table-cell>
          <table:table-cell table:style-name="ce23" table:formula="of:=IF([$_data_.O130];[$_data_.O130];&quot;&quot;)">
            <text:p/>
          </table:table-cell>
          <table:table-cell table:style-name="ce23" table:formula="of:=IF([$_data_.P130];[$_data_.P130];&quot;&quot;)">
            <text:p/>
          </table:table-cell>
          <table:table-cell table:style-name="ce23" table:formula="of:=IF([$_data_.Q130];[$_data_.Q130];&quot;&quot;)">
            <text:p/>
          </table:table-cell>
          <table:table-cell table:style-name="ce23" table:formula="of:=IF([$_data_.R130];[$_data_.R130];&quot;&quot;)">
            <text:p/>
          </table:table-cell>
          <table:table-cell table:style-name="ce23" table:formula="of:=IF([$_data_.S130];[$_data_.S130];&quot;&quot;)">
            <text:p/>
          </table:table-cell>
          <table:table-cell table:style-name="ce62" table:formula="of:=IF([$_data_.T130];[$_data_.T130];&quot;&quot;)">
            <text:p/>
          </table:table-cell>
          <table:table-cell table:style-name="ce65" table:formula="of:=IF([$_data_.U130];[$_data_.U130];&quot;&quot;)">
            <text:p/>
          </table:table-cell>
        </table:table-row>
        <table:table-row table:style-name="ro1">
          <table:table-cell table:formula="of:=IF([$_data_.A131];[$_data_.A131];&quot;&quot;)">
            <text:p/>
          </table:table-cell>
          <table:table-cell table:formula="of:=IF([$_data_.B131];[$_data_.B131];&quot;&quot;)">
            <text:p/>
          </table:table-cell>
          <table:table-cell table:style-name="ce23" table:formula="of:=IF([$_data_.C131];[$_data_.C131];&quot;&quot;)">
            <text:p/>
          </table:table-cell>
          <table:table-cell table:style-name="ce23" table:formula="of:=IF([$_data_.D131];[$_data_.D131];&quot;&quot;)">
            <text:p/>
          </table:table-cell>
          <table:table-cell table:style-name="ce23" table:formula="of:=IF([$_data_.E131];[$_data_.E131];&quot;&quot;)">
            <text:p/>
          </table:table-cell>
          <table:table-cell table:style-name="ce23" table:formula="of:=IF([$_data_.F131];[$_data_.F131];&quot;&quot;)">
            <text:p/>
          </table:table-cell>
          <table:table-cell table:style-name="ce33" table:formula="of:=IF([$_data_.G131];[$_data_.G131];&quot;&quot;)">
            <text:p/>
          </table:table-cell>
          <table:table-cell table:style-name="ce33" table:formula="of:=IF([$_data_.H131];[$_data_.H131];&quot;&quot;)">
            <text:p/>
          </table:table-cell>
          <table:table-cell table:style-name="ce23" table:formula="of:=IF([$_data_.I131];[$_data_.I131];&quot;&quot;)">
            <text:p/>
          </table:table-cell>
          <table:table-cell table:style-name="ce37" table:formula="of:=IF([$_data_.J131];[$_data_.J131];&quot;&quot;)">
            <text:p/>
          </table:table-cell>
          <table:table-cell table:style-name="ce23" table:formula="of:=IF([$_data_.K131];[$_data_.K131];&quot;&quot;)">
            <text:p/>
          </table:table-cell>
          <table:table-cell table:style-name="ce23" table:formula="of:=IF([$_data_.L131];[$_data_.L131];&quot;&quot;)">
            <text:p/>
          </table:table-cell>
          <table:table-cell table:style-name="ce23" table:formula="of:=IF([$_data_.M131];[$_data_.M131];&quot;&quot;)">
            <text:p/>
          </table:table-cell>
          <table:table-cell table:style-name="ce23" table:formula="of:=IF([$_data_.N131];[$_data_.N131];&quot;&quot;)">
            <text:p/>
          </table:table-cell>
          <table:table-cell table:style-name="ce23" table:formula="of:=IF([$_data_.O131];[$_data_.O131];&quot;&quot;)">
            <text:p/>
          </table:table-cell>
          <table:table-cell table:style-name="ce23" table:formula="of:=IF([$_data_.P131];[$_data_.P131];&quot;&quot;)">
            <text:p/>
          </table:table-cell>
          <table:table-cell table:style-name="ce23" table:formula="of:=IF([$_data_.Q131];[$_data_.Q131];&quot;&quot;)">
            <text:p/>
          </table:table-cell>
          <table:table-cell table:style-name="ce23" table:formula="of:=IF([$_data_.R131];[$_data_.R131];&quot;&quot;)">
            <text:p/>
          </table:table-cell>
          <table:table-cell table:style-name="ce23" table:formula="of:=IF([$_data_.S131];[$_data_.S131];&quot;&quot;)">
            <text:p/>
          </table:table-cell>
          <table:table-cell table:style-name="ce62" table:formula="of:=IF([$_data_.T131];[$_data_.T131];&quot;&quot;)">
            <text:p/>
          </table:table-cell>
          <table:table-cell table:style-name="ce65" table:formula="of:=IF([$_data_.U131];[$_data_.U131];&quot;&quot;)">
            <text:p/>
          </table:table-cell>
        </table:table-row>
        <table:table-row table:style-name="ro1">
          <table:table-cell table:formula="of:=IF([$_data_.A132];[$_data_.A132];&quot;&quot;)">
            <text:p/>
          </table:table-cell>
          <table:table-cell table:formula="of:=IF([$_data_.B132];[$_data_.B132];&quot;&quot;)">
            <text:p/>
          </table:table-cell>
          <table:table-cell table:style-name="ce23" table:formula="of:=IF([$_data_.C132];[$_data_.C132];&quot;&quot;)">
            <text:p/>
          </table:table-cell>
          <table:table-cell table:style-name="ce23" table:formula="of:=IF([$_data_.D132];[$_data_.D132];&quot;&quot;)">
            <text:p/>
          </table:table-cell>
          <table:table-cell table:style-name="ce23" table:formula="of:=IF([$_data_.E132];[$_data_.E132];&quot;&quot;)">
            <text:p/>
          </table:table-cell>
          <table:table-cell table:style-name="ce23" table:formula="of:=IF([$_data_.F132];[$_data_.F132];&quot;&quot;)">
            <text:p/>
          </table:table-cell>
          <table:table-cell table:style-name="ce33" table:formula="of:=IF([$_data_.G132];[$_data_.G132];&quot;&quot;)">
            <text:p/>
          </table:table-cell>
          <table:table-cell table:style-name="ce33" table:formula="of:=IF([$_data_.H132];[$_data_.H132];&quot;&quot;)">
            <text:p/>
          </table:table-cell>
          <table:table-cell table:style-name="ce23" table:formula="of:=IF([$_data_.I132];[$_data_.I132];&quot;&quot;)">
            <text:p/>
          </table:table-cell>
          <table:table-cell table:style-name="ce37" table:formula="of:=IF([$_data_.J132];[$_data_.J132];&quot;&quot;)">
            <text:p/>
          </table:table-cell>
          <table:table-cell table:style-name="ce23" table:formula="of:=IF([$_data_.K132];[$_data_.K132];&quot;&quot;)">
            <text:p/>
          </table:table-cell>
          <table:table-cell table:style-name="ce23" table:formula="of:=IF([$_data_.L132];[$_data_.L132];&quot;&quot;)">
            <text:p/>
          </table:table-cell>
          <table:table-cell table:style-name="ce23" table:formula="of:=IF([$_data_.M132];[$_data_.M132];&quot;&quot;)">
            <text:p/>
          </table:table-cell>
          <table:table-cell table:style-name="ce23" table:formula="of:=IF([$_data_.N132];[$_data_.N132];&quot;&quot;)">
            <text:p/>
          </table:table-cell>
          <table:table-cell table:style-name="ce23" table:formula="of:=IF([$_data_.O132];[$_data_.O132];&quot;&quot;)">
            <text:p/>
          </table:table-cell>
          <table:table-cell table:style-name="ce23" table:formula="of:=IF([$_data_.P132];[$_data_.P132];&quot;&quot;)">
            <text:p/>
          </table:table-cell>
          <table:table-cell table:style-name="ce23" table:formula="of:=IF([$_data_.Q132];[$_data_.Q132];&quot;&quot;)">
            <text:p/>
          </table:table-cell>
          <table:table-cell table:style-name="ce23" table:formula="of:=IF([$_data_.R132];[$_data_.R132];&quot;&quot;)">
            <text:p/>
          </table:table-cell>
          <table:table-cell table:style-name="ce23" table:formula="of:=IF([$_data_.S132];[$_data_.S132];&quot;&quot;)">
            <text:p/>
          </table:table-cell>
          <table:table-cell table:style-name="ce62" table:formula="of:=IF([$_data_.T132];[$_data_.T132];&quot;&quot;)">
            <text:p/>
          </table:table-cell>
          <table:table-cell table:style-name="ce65" table:formula="of:=IF([$_data_.U132];[$_data_.U132];&quot;&quot;)">
            <text:p/>
          </table:table-cell>
        </table:table-row>
        <table:table-row table:style-name="ro1">
          <table:table-cell table:formula="of:=IF([$_data_.A133];[$_data_.A133];&quot;&quot;)">
            <text:p/>
          </table:table-cell>
          <table:table-cell table:formula="of:=IF([$_data_.B133];[$_data_.B133];&quot;&quot;)">
            <text:p/>
          </table:table-cell>
          <table:table-cell table:style-name="ce23" table:formula="of:=IF([$_data_.C133];[$_data_.C133];&quot;&quot;)">
            <text:p/>
          </table:table-cell>
          <table:table-cell table:style-name="ce23" table:formula="of:=IF([$_data_.D133];[$_data_.D133];&quot;&quot;)">
            <text:p/>
          </table:table-cell>
          <table:table-cell table:style-name="ce23" table:formula="of:=IF([$_data_.E133];[$_data_.E133];&quot;&quot;)">
            <text:p/>
          </table:table-cell>
          <table:table-cell table:style-name="ce23" table:formula="of:=IF([$_data_.F133];[$_data_.F133];&quot;&quot;)">
            <text:p/>
          </table:table-cell>
          <table:table-cell table:style-name="ce33" table:formula="of:=IF([$_data_.G133];[$_data_.G133];&quot;&quot;)">
            <text:p/>
          </table:table-cell>
          <table:table-cell table:style-name="ce33" table:formula="of:=IF([$_data_.H133];[$_data_.H133];&quot;&quot;)">
            <text:p/>
          </table:table-cell>
          <table:table-cell table:style-name="ce23" table:formula="of:=IF([$_data_.I133];[$_data_.I133];&quot;&quot;)">
            <text:p/>
          </table:table-cell>
          <table:table-cell table:style-name="ce37" table:formula="of:=IF([$_data_.J133];[$_data_.J133];&quot;&quot;)">
            <text:p/>
          </table:table-cell>
          <table:table-cell table:style-name="ce23" table:formula="of:=IF([$_data_.K133];[$_data_.K133];&quot;&quot;)">
            <text:p/>
          </table:table-cell>
          <table:table-cell table:style-name="ce23" table:formula="of:=IF([$_data_.L133];[$_data_.L133];&quot;&quot;)">
            <text:p/>
          </table:table-cell>
          <table:table-cell table:style-name="ce23" table:formula="of:=IF([$_data_.M133];[$_data_.M133];&quot;&quot;)">
            <text:p/>
          </table:table-cell>
          <table:table-cell table:style-name="ce23" table:formula="of:=IF([$_data_.N133];[$_data_.N133];&quot;&quot;)">
            <text:p/>
          </table:table-cell>
          <table:table-cell table:style-name="ce23" table:formula="of:=IF([$_data_.O133];[$_data_.O133];&quot;&quot;)">
            <text:p/>
          </table:table-cell>
          <table:table-cell table:style-name="ce23" table:formula="of:=IF([$_data_.P133];[$_data_.P133];&quot;&quot;)">
            <text:p/>
          </table:table-cell>
          <table:table-cell table:style-name="ce23" table:formula="of:=IF([$_data_.Q133];[$_data_.Q133];&quot;&quot;)">
            <text:p/>
          </table:table-cell>
          <table:table-cell table:style-name="ce23" table:formula="of:=IF([$_data_.R133];[$_data_.R133];&quot;&quot;)">
            <text:p/>
          </table:table-cell>
          <table:table-cell table:style-name="ce23" table:formula="of:=IF([$_data_.S133];[$_data_.S133];&quot;&quot;)">
            <text:p/>
          </table:table-cell>
          <table:table-cell table:style-name="ce62" table:formula="of:=IF([$_data_.T133];[$_data_.T133];&quot;&quot;)">
            <text:p/>
          </table:table-cell>
          <table:table-cell table:style-name="ce65" table:formula="of:=IF([$_data_.U133];[$_data_.U133];&quot;&quot;)">
            <text:p/>
          </table:table-cell>
        </table:table-row>
        <table:table-row table:style-name="ro1">
          <table:table-cell table:formula="of:=IF([$_data_.A134];[$_data_.A134];&quot;&quot;)">
            <text:p/>
          </table:table-cell>
          <table:table-cell table:formula="of:=IF([$_data_.B134];[$_data_.B134];&quot;&quot;)">
            <text:p/>
          </table:table-cell>
          <table:table-cell table:style-name="ce23" table:formula="of:=IF([$_data_.C134];[$_data_.C134];&quot;&quot;)">
            <text:p/>
          </table:table-cell>
          <table:table-cell table:style-name="ce23" table:formula="of:=IF([$_data_.D134];[$_data_.D134];&quot;&quot;)">
            <text:p/>
          </table:table-cell>
          <table:table-cell table:style-name="ce23" table:formula="of:=IF([$_data_.E134];[$_data_.E134];&quot;&quot;)">
            <text:p/>
          </table:table-cell>
          <table:table-cell table:style-name="ce23" table:formula="of:=IF([$_data_.F134];[$_data_.F134];&quot;&quot;)">
            <text:p/>
          </table:table-cell>
          <table:table-cell table:style-name="ce33" table:formula="of:=IF([$_data_.G134];[$_data_.G134];&quot;&quot;)">
            <text:p/>
          </table:table-cell>
          <table:table-cell table:style-name="ce33" table:formula="of:=IF([$_data_.H134];[$_data_.H134];&quot;&quot;)">
            <text:p/>
          </table:table-cell>
          <table:table-cell table:style-name="ce23" table:formula="of:=IF([$_data_.I134];[$_data_.I134];&quot;&quot;)">
            <text:p/>
          </table:table-cell>
          <table:table-cell table:style-name="ce37" table:formula="of:=IF([$_data_.J134];[$_data_.J134];&quot;&quot;)">
            <text:p/>
          </table:table-cell>
          <table:table-cell table:style-name="ce23" table:formula="of:=IF([$_data_.K134];[$_data_.K134];&quot;&quot;)">
            <text:p/>
          </table:table-cell>
          <table:table-cell table:style-name="ce23" table:formula="of:=IF([$_data_.L134];[$_data_.L134];&quot;&quot;)">
            <text:p/>
          </table:table-cell>
          <table:table-cell table:style-name="ce23" table:formula="of:=IF([$_data_.M134];[$_data_.M134];&quot;&quot;)">
            <text:p/>
          </table:table-cell>
          <table:table-cell table:style-name="ce23" table:formula="of:=IF([$_data_.N134];[$_data_.N134];&quot;&quot;)">
            <text:p/>
          </table:table-cell>
          <table:table-cell table:style-name="ce23" table:formula="of:=IF([$_data_.O134];[$_data_.O134];&quot;&quot;)">
            <text:p/>
          </table:table-cell>
          <table:table-cell table:style-name="ce23" table:formula="of:=IF([$_data_.P134];[$_data_.P134];&quot;&quot;)">
            <text:p/>
          </table:table-cell>
          <table:table-cell table:style-name="ce23" table:formula="of:=IF([$_data_.Q134];[$_data_.Q134];&quot;&quot;)">
            <text:p/>
          </table:table-cell>
          <table:table-cell table:style-name="ce23" table:formula="of:=IF([$_data_.R134];[$_data_.R134];&quot;&quot;)">
            <text:p/>
          </table:table-cell>
          <table:table-cell table:style-name="ce23" table:formula="of:=IF([$_data_.S134];[$_data_.S134];&quot;&quot;)">
            <text:p/>
          </table:table-cell>
          <table:table-cell table:style-name="ce62" table:formula="of:=IF([$_data_.T134];[$_data_.T134];&quot;&quot;)">
            <text:p/>
          </table:table-cell>
          <table:table-cell table:style-name="ce65" table:formula="of:=IF([$_data_.U134];[$_data_.U134];&quot;&quot;)">
            <text:p/>
          </table:table-cell>
        </table:table-row>
        <table:table-row table:style-name="ro1">
          <table:table-cell table:formula="of:=IF([$_data_.A135];[$_data_.A135];&quot;&quot;)">
            <text:p/>
          </table:table-cell>
          <table:table-cell table:formula="of:=IF([$_data_.B135];[$_data_.B135];&quot;&quot;)">
            <text:p/>
          </table:table-cell>
          <table:table-cell table:style-name="ce23" table:formula="of:=IF([$_data_.C135];[$_data_.C135];&quot;&quot;)">
            <text:p/>
          </table:table-cell>
          <table:table-cell table:style-name="ce23" table:formula="of:=IF([$_data_.D135];[$_data_.D135];&quot;&quot;)">
            <text:p/>
          </table:table-cell>
          <table:table-cell table:style-name="ce23" table:formula="of:=IF([$_data_.E135];[$_data_.E135];&quot;&quot;)">
            <text:p/>
          </table:table-cell>
          <table:table-cell table:style-name="ce23" table:formula="of:=IF([$_data_.F135];[$_data_.F135];&quot;&quot;)">
            <text:p/>
          </table:table-cell>
          <table:table-cell table:style-name="ce33" table:formula="of:=IF([$_data_.G135];[$_data_.G135];&quot;&quot;)">
            <text:p/>
          </table:table-cell>
          <table:table-cell table:style-name="ce33" table:formula="of:=IF([$_data_.H135];[$_data_.H135];&quot;&quot;)">
            <text:p/>
          </table:table-cell>
          <table:table-cell table:style-name="ce23" table:formula="of:=IF([$_data_.I135];[$_data_.I135];&quot;&quot;)">
            <text:p/>
          </table:table-cell>
          <table:table-cell table:style-name="ce37" table:formula="of:=IF([$_data_.J135];[$_data_.J135];&quot;&quot;)">
            <text:p/>
          </table:table-cell>
          <table:table-cell table:style-name="ce23" table:formula="of:=IF([$_data_.K135];[$_data_.K135];&quot;&quot;)">
            <text:p/>
          </table:table-cell>
          <table:table-cell table:style-name="ce23" table:formula="of:=IF([$_data_.L135];[$_data_.L135];&quot;&quot;)">
            <text:p/>
          </table:table-cell>
          <table:table-cell table:style-name="ce23" table:formula="of:=IF([$_data_.M135];[$_data_.M135];&quot;&quot;)">
            <text:p/>
          </table:table-cell>
          <table:table-cell table:style-name="ce23" table:formula="of:=IF([$_data_.N135];[$_data_.N135];&quot;&quot;)">
            <text:p/>
          </table:table-cell>
          <table:table-cell table:style-name="ce23" table:formula="of:=IF([$_data_.O135];[$_data_.O135];&quot;&quot;)">
            <text:p/>
          </table:table-cell>
          <table:table-cell table:style-name="ce23" table:formula="of:=IF([$_data_.P135];[$_data_.P135];&quot;&quot;)">
            <text:p/>
          </table:table-cell>
          <table:table-cell table:style-name="ce23" table:formula="of:=IF([$_data_.Q135];[$_data_.Q135];&quot;&quot;)">
            <text:p/>
          </table:table-cell>
          <table:table-cell table:style-name="ce23" table:formula="of:=IF([$_data_.R135];[$_data_.R135];&quot;&quot;)">
            <text:p/>
          </table:table-cell>
          <table:table-cell table:style-name="ce23" table:formula="of:=IF([$_data_.S135];[$_data_.S135];&quot;&quot;)">
            <text:p/>
          </table:table-cell>
          <table:table-cell table:style-name="ce62" table:formula="of:=IF([$_data_.T135];[$_data_.T135];&quot;&quot;)">
            <text:p/>
          </table:table-cell>
          <table:table-cell table:style-name="ce65" table:formula="of:=IF([$_data_.U135];[$_data_.U135];&quot;&quot;)">
            <text:p/>
          </table:table-cell>
        </table:table-row>
        <table:table-row table:style-name="ro1">
          <table:table-cell table:formula="of:=IF([$_data_.A136];[$_data_.A136];&quot;&quot;)">
            <text:p/>
          </table:table-cell>
          <table:table-cell table:formula="of:=IF([$_data_.B136];[$_data_.B136];&quot;&quot;)">
            <text:p/>
          </table:table-cell>
          <table:table-cell table:style-name="ce23" table:formula="of:=IF([$_data_.C136];[$_data_.C136];&quot;&quot;)">
            <text:p/>
          </table:table-cell>
          <table:table-cell table:style-name="ce23" table:formula="of:=IF([$_data_.D136];[$_data_.D136];&quot;&quot;)">
            <text:p/>
          </table:table-cell>
          <table:table-cell table:style-name="ce23" table:formula="of:=IF([$_data_.E136];[$_data_.E136];&quot;&quot;)">
            <text:p/>
          </table:table-cell>
          <table:table-cell table:style-name="ce23" table:formula="of:=IF([$_data_.F136];[$_data_.F136];&quot;&quot;)">
            <text:p/>
          </table:table-cell>
          <table:table-cell table:style-name="ce33" table:formula="of:=IF([$_data_.G136];[$_data_.G136];&quot;&quot;)">
            <text:p/>
          </table:table-cell>
          <table:table-cell table:style-name="ce33" table:formula="of:=IF([$_data_.H136];[$_data_.H136];&quot;&quot;)">
            <text:p/>
          </table:table-cell>
          <table:table-cell table:style-name="ce23" table:formula="of:=IF([$_data_.I136];[$_data_.I136];&quot;&quot;)">
            <text:p/>
          </table:table-cell>
          <table:table-cell table:style-name="ce37" table:formula="of:=IF([$_data_.J136];[$_data_.J136];&quot;&quot;)">
            <text:p/>
          </table:table-cell>
          <table:table-cell table:style-name="ce23" table:formula="of:=IF([$_data_.K136];[$_data_.K136];&quot;&quot;)">
            <text:p/>
          </table:table-cell>
          <table:table-cell table:style-name="ce23" table:formula="of:=IF([$_data_.L136];[$_data_.L136];&quot;&quot;)">
            <text:p/>
          </table:table-cell>
          <table:table-cell table:style-name="ce23" table:formula="of:=IF([$_data_.M136];[$_data_.M136];&quot;&quot;)">
            <text:p/>
          </table:table-cell>
          <table:table-cell table:style-name="ce23" table:formula="of:=IF([$_data_.N136];[$_data_.N136];&quot;&quot;)">
            <text:p/>
          </table:table-cell>
          <table:table-cell table:style-name="ce23" table:formula="of:=IF([$_data_.O136];[$_data_.O136];&quot;&quot;)">
            <text:p/>
          </table:table-cell>
          <table:table-cell table:style-name="ce23" table:formula="of:=IF([$_data_.P136];[$_data_.P136];&quot;&quot;)">
            <text:p/>
          </table:table-cell>
          <table:table-cell table:style-name="ce23" table:formula="of:=IF([$_data_.Q136];[$_data_.Q136];&quot;&quot;)">
            <text:p/>
          </table:table-cell>
          <table:table-cell table:style-name="ce23" table:formula="of:=IF([$_data_.R136];[$_data_.R136];&quot;&quot;)">
            <text:p/>
          </table:table-cell>
          <table:table-cell table:style-name="ce23" table:formula="of:=IF([$_data_.S136];[$_data_.S136];&quot;&quot;)">
            <text:p/>
          </table:table-cell>
          <table:table-cell table:style-name="ce62" table:formula="of:=IF([$_data_.T136];[$_data_.T136];&quot;&quot;)">
            <text:p/>
          </table:table-cell>
          <table:table-cell table:style-name="ce65" table:formula="of:=IF([$_data_.U136];[$_data_.U136];&quot;&quot;)">
            <text:p/>
          </table:table-cell>
        </table:table-row>
        <table:table-row table:style-name="ro1">
          <table:table-cell table:formula="of:=IF([$_data_.A137];[$_data_.A137];&quot;&quot;)">
            <text:p/>
          </table:table-cell>
          <table:table-cell table:formula="of:=IF([$_data_.B137];[$_data_.B137];&quot;&quot;)">
            <text:p/>
          </table:table-cell>
          <table:table-cell table:style-name="ce23" table:formula="of:=IF([$_data_.C137];[$_data_.C137];&quot;&quot;)">
            <text:p/>
          </table:table-cell>
          <table:table-cell table:style-name="ce23" table:formula="of:=IF([$_data_.D137];[$_data_.D137];&quot;&quot;)">
            <text:p/>
          </table:table-cell>
          <table:table-cell table:style-name="ce23" table:formula="of:=IF([$_data_.E137];[$_data_.E137];&quot;&quot;)">
            <text:p/>
          </table:table-cell>
          <table:table-cell table:style-name="ce23" table:formula="of:=IF([$_data_.F137];[$_data_.F137];&quot;&quot;)">
            <text:p/>
          </table:table-cell>
          <table:table-cell table:style-name="ce33" table:formula="of:=IF([$_data_.G137];[$_data_.G137];&quot;&quot;)">
            <text:p/>
          </table:table-cell>
          <table:table-cell table:style-name="ce33" table:formula="of:=IF([$_data_.H137];[$_data_.H137];&quot;&quot;)">
            <text:p/>
          </table:table-cell>
          <table:table-cell table:style-name="ce23" table:formula="of:=IF([$_data_.I137];[$_data_.I137];&quot;&quot;)">
            <text:p/>
          </table:table-cell>
          <table:table-cell table:style-name="ce37" table:formula="of:=IF([$_data_.J137];[$_data_.J137];&quot;&quot;)">
            <text:p/>
          </table:table-cell>
          <table:table-cell table:style-name="ce23" table:formula="of:=IF([$_data_.K137];[$_data_.K137];&quot;&quot;)">
            <text:p/>
          </table:table-cell>
          <table:table-cell table:style-name="ce23" table:formula="of:=IF([$_data_.L137];[$_data_.L137];&quot;&quot;)">
            <text:p/>
          </table:table-cell>
          <table:table-cell table:style-name="ce23" table:formula="of:=IF([$_data_.M137];[$_data_.M137];&quot;&quot;)">
            <text:p/>
          </table:table-cell>
          <table:table-cell table:style-name="ce23" table:formula="of:=IF([$_data_.N137];[$_data_.N137];&quot;&quot;)">
            <text:p/>
          </table:table-cell>
          <table:table-cell table:style-name="ce23" table:formula="of:=IF([$_data_.O137];[$_data_.O137];&quot;&quot;)">
            <text:p/>
          </table:table-cell>
          <table:table-cell table:style-name="ce23" table:formula="of:=IF([$_data_.P137];[$_data_.P137];&quot;&quot;)">
            <text:p/>
          </table:table-cell>
          <table:table-cell table:style-name="ce23" table:formula="of:=IF([$_data_.Q137];[$_data_.Q137];&quot;&quot;)">
            <text:p/>
          </table:table-cell>
          <table:table-cell table:style-name="ce23" table:formula="of:=IF([$_data_.R137];[$_data_.R137];&quot;&quot;)">
            <text:p/>
          </table:table-cell>
          <table:table-cell table:style-name="ce23" table:formula="of:=IF([$_data_.S137];[$_data_.S137];&quot;&quot;)">
            <text:p/>
          </table:table-cell>
          <table:table-cell table:style-name="ce62" table:formula="of:=IF([$_data_.T137];[$_data_.T137];&quot;&quot;)">
            <text:p/>
          </table:table-cell>
          <table:table-cell table:style-name="ce65" table:formula="of:=IF([$_data_.U137];[$_data_.U137];&quot;&quot;)">
            <text:p/>
          </table:table-cell>
        </table:table-row>
        <table:table-row table:style-name="ro1">
          <table:table-cell table:formula="of:=IF([$_data_.A138];[$_data_.A138];&quot;&quot;)">
            <text:p/>
          </table:table-cell>
          <table:table-cell table:formula="of:=IF([$_data_.B138];[$_data_.B138];&quot;&quot;)">
            <text:p/>
          </table:table-cell>
          <table:table-cell table:style-name="ce23" table:formula="of:=IF([$_data_.C138];[$_data_.C138];&quot;&quot;)">
            <text:p/>
          </table:table-cell>
          <table:table-cell table:style-name="ce23" table:formula="of:=IF([$_data_.D138];[$_data_.D138];&quot;&quot;)">
            <text:p/>
          </table:table-cell>
          <table:table-cell table:style-name="ce23" table:formula="of:=IF([$_data_.E138];[$_data_.E138];&quot;&quot;)">
            <text:p/>
          </table:table-cell>
          <table:table-cell table:style-name="ce23" table:formula="of:=IF([$_data_.F138];[$_data_.F138];&quot;&quot;)">
            <text:p/>
          </table:table-cell>
          <table:table-cell table:style-name="ce33" table:formula="of:=IF([$_data_.G138];[$_data_.G138];&quot;&quot;)">
            <text:p/>
          </table:table-cell>
          <table:table-cell table:style-name="ce33" table:formula="of:=IF([$_data_.H138];[$_data_.H138];&quot;&quot;)">
            <text:p/>
          </table:table-cell>
          <table:table-cell table:style-name="ce23" table:formula="of:=IF([$_data_.I138];[$_data_.I138];&quot;&quot;)">
            <text:p/>
          </table:table-cell>
          <table:table-cell table:style-name="ce37" table:formula="of:=IF([$_data_.J138];[$_data_.J138];&quot;&quot;)">
            <text:p/>
          </table:table-cell>
          <table:table-cell table:style-name="ce23" table:formula="of:=IF([$_data_.K138];[$_data_.K138];&quot;&quot;)">
            <text:p/>
          </table:table-cell>
          <table:table-cell table:style-name="ce23" table:formula="of:=IF([$_data_.L138];[$_data_.L138];&quot;&quot;)">
            <text:p/>
          </table:table-cell>
          <table:table-cell table:style-name="ce23" table:formula="of:=IF([$_data_.M138];[$_data_.M138];&quot;&quot;)">
            <text:p/>
          </table:table-cell>
          <table:table-cell table:style-name="ce23" table:formula="of:=IF([$_data_.N138];[$_data_.N138];&quot;&quot;)">
            <text:p/>
          </table:table-cell>
          <table:table-cell table:style-name="ce23" table:formula="of:=IF([$_data_.O138];[$_data_.O138];&quot;&quot;)">
            <text:p/>
          </table:table-cell>
          <table:table-cell table:style-name="ce23" table:formula="of:=IF([$_data_.P138];[$_data_.P138];&quot;&quot;)">
            <text:p/>
          </table:table-cell>
          <table:table-cell table:style-name="ce23" table:formula="of:=IF([$_data_.Q138];[$_data_.Q138];&quot;&quot;)">
            <text:p/>
          </table:table-cell>
          <table:table-cell table:style-name="ce23" table:formula="of:=IF([$_data_.R138];[$_data_.R138];&quot;&quot;)">
            <text:p/>
          </table:table-cell>
          <table:table-cell table:style-name="ce23" table:formula="of:=IF([$_data_.S138];[$_data_.S138];&quot;&quot;)">
            <text:p/>
          </table:table-cell>
          <table:table-cell table:style-name="ce62" table:formula="of:=IF([$_data_.T138];[$_data_.T138];&quot;&quot;)">
            <text:p/>
          </table:table-cell>
          <table:table-cell table:style-name="ce65" table:formula="of:=IF([$_data_.U138];[$_data_.U138];&quot;&quot;)">
            <text:p/>
          </table:table-cell>
        </table:table-row>
        <table:table-row table:style-name="ro1">
          <table:table-cell table:formula="of:=IF([$_data_.A139];[$_data_.A139];&quot;&quot;)">
            <text:p/>
          </table:table-cell>
          <table:table-cell table:formula="of:=IF([$_data_.B139];[$_data_.B139];&quot;&quot;)">
            <text:p/>
          </table:table-cell>
          <table:table-cell table:style-name="ce23" table:formula="of:=IF([$_data_.C139];[$_data_.C139];&quot;&quot;)">
            <text:p/>
          </table:table-cell>
          <table:table-cell table:style-name="ce23" table:formula="of:=IF([$_data_.D139];[$_data_.D139];&quot;&quot;)">
            <text:p/>
          </table:table-cell>
          <table:table-cell table:style-name="ce23" table:formula="of:=IF([$_data_.E139];[$_data_.E139];&quot;&quot;)">
            <text:p/>
          </table:table-cell>
          <table:table-cell table:style-name="ce23" table:formula="of:=IF([$_data_.F139];[$_data_.F139];&quot;&quot;)">
            <text:p/>
          </table:table-cell>
          <table:table-cell table:style-name="ce33" table:formula="of:=IF([$_data_.G139];[$_data_.G139];&quot;&quot;)">
            <text:p/>
          </table:table-cell>
          <table:table-cell table:style-name="ce33" table:formula="of:=IF([$_data_.H139];[$_data_.H139];&quot;&quot;)">
            <text:p/>
          </table:table-cell>
          <table:table-cell table:style-name="ce23" table:formula="of:=IF([$_data_.I139];[$_data_.I139];&quot;&quot;)">
            <text:p/>
          </table:table-cell>
          <table:table-cell table:style-name="ce37" table:formula="of:=IF([$_data_.J139];[$_data_.J139];&quot;&quot;)">
            <text:p/>
          </table:table-cell>
          <table:table-cell table:style-name="ce23" table:formula="of:=IF([$_data_.K139];[$_data_.K139];&quot;&quot;)">
            <text:p/>
          </table:table-cell>
          <table:table-cell table:style-name="ce23" table:formula="of:=IF([$_data_.L139];[$_data_.L139];&quot;&quot;)">
            <text:p/>
          </table:table-cell>
          <table:table-cell table:style-name="ce23" table:formula="of:=IF([$_data_.M139];[$_data_.M139];&quot;&quot;)">
            <text:p/>
          </table:table-cell>
          <table:table-cell table:style-name="ce23" table:formula="of:=IF([$_data_.N139];[$_data_.N139];&quot;&quot;)">
            <text:p/>
          </table:table-cell>
          <table:table-cell table:style-name="ce23" table:formula="of:=IF([$_data_.O139];[$_data_.O139];&quot;&quot;)">
            <text:p/>
          </table:table-cell>
          <table:table-cell table:style-name="ce23" table:formula="of:=IF([$_data_.P139];[$_data_.P139];&quot;&quot;)">
            <text:p/>
          </table:table-cell>
          <table:table-cell table:style-name="ce23" table:formula="of:=IF([$_data_.Q139];[$_data_.Q139];&quot;&quot;)">
            <text:p/>
          </table:table-cell>
          <table:table-cell table:style-name="ce23" table:formula="of:=IF([$_data_.R139];[$_data_.R139];&quot;&quot;)">
            <text:p/>
          </table:table-cell>
          <table:table-cell table:style-name="ce23" table:formula="of:=IF([$_data_.S139];[$_data_.S139];&quot;&quot;)">
            <text:p/>
          </table:table-cell>
          <table:table-cell table:style-name="ce62" table:formula="of:=IF([$_data_.T139];[$_data_.T139];&quot;&quot;)">
            <text:p/>
          </table:table-cell>
          <table:table-cell table:style-name="ce65" table:formula="of:=IF([$_data_.U139];[$_data_.U139];&quot;&quot;)">
            <text:p/>
          </table:table-cell>
        </table:table-row>
        <table:table-row table:style-name="ro1">
          <table:table-cell table:formula="of:=IF([$_data_.A140];[$_data_.A140];&quot;&quot;)">
            <text:p/>
          </table:table-cell>
          <table:table-cell table:formula="of:=IF([$_data_.B140];[$_data_.B140];&quot;&quot;)">
            <text:p/>
          </table:table-cell>
          <table:table-cell table:style-name="ce23" table:formula="of:=IF([$_data_.C140];[$_data_.C140];&quot;&quot;)">
            <text:p/>
          </table:table-cell>
          <table:table-cell table:style-name="ce23" table:formula="of:=IF([$_data_.D140];[$_data_.D140];&quot;&quot;)">
            <text:p/>
          </table:table-cell>
          <table:table-cell table:style-name="ce23" table:formula="of:=IF([$_data_.E140];[$_data_.E140];&quot;&quot;)">
            <text:p/>
          </table:table-cell>
          <table:table-cell table:style-name="ce23" table:formula="of:=IF([$_data_.F140];[$_data_.F140];&quot;&quot;)">
            <text:p/>
          </table:table-cell>
          <table:table-cell table:style-name="ce33" table:formula="of:=IF([$_data_.G140];[$_data_.G140];&quot;&quot;)">
            <text:p/>
          </table:table-cell>
          <table:table-cell table:style-name="ce33" table:formula="of:=IF([$_data_.H140];[$_data_.H140];&quot;&quot;)">
            <text:p/>
          </table:table-cell>
          <table:table-cell table:style-name="ce23" table:formula="of:=IF([$_data_.I140];[$_data_.I140];&quot;&quot;)">
            <text:p/>
          </table:table-cell>
          <table:table-cell table:style-name="ce37" table:formula="of:=IF([$_data_.J140];[$_data_.J140];&quot;&quot;)">
            <text:p/>
          </table:table-cell>
          <table:table-cell table:style-name="ce23" table:formula="of:=IF([$_data_.K140];[$_data_.K140];&quot;&quot;)">
            <text:p/>
          </table:table-cell>
          <table:table-cell table:style-name="ce23" table:formula="of:=IF([$_data_.L140];[$_data_.L140];&quot;&quot;)">
            <text:p/>
          </table:table-cell>
          <table:table-cell table:style-name="ce23" table:formula="of:=IF([$_data_.M140];[$_data_.M140];&quot;&quot;)">
            <text:p/>
          </table:table-cell>
          <table:table-cell table:style-name="ce23" table:formula="of:=IF([$_data_.N140];[$_data_.N140];&quot;&quot;)">
            <text:p/>
          </table:table-cell>
          <table:table-cell table:style-name="ce23" table:formula="of:=IF([$_data_.O140];[$_data_.O140];&quot;&quot;)">
            <text:p/>
          </table:table-cell>
          <table:table-cell table:style-name="ce23" table:formula="of:=IF([$_data_.P140];[$_data_.P140];&quot;&quot;)">
            <text:p/>
          </table:table-cell>
          <table:table-cell table:style-name="ce23" table:formula="of:=IF([$_data_.Q140];[$_data_.Q140];&quot;&quot;)">
            <text:p/>
          </table:table-cell>
          <table:table-cell table:style-name="ce23" table:formula="of:=IF([$_data_.R140];[$_data_.R140];&quot;&quot;)">
            <text:p/>
          </table:table-cell>
          <table:table-cell table:style-name="ce23" table:formula="of:=IF([$_data_.S140];[$_data_.S140];&quot;&quot;)">
            <text:p/>
          </table:table-cell>
          <table:table-cell table:style-name="ce62" table:formula="of:=IF([$_data_.T140];[$_data_.T140];&quot;&quot;)">
            <text:p/>
          </table:table-cell>
          <table:table-cell table:style-name="ce65" table:formula="of:=IF([$_data_.U140];[$_data_.U140];&quot;&quot;)">
            <text:p/>
          </table:table-cell>
        </table:table-row>
        <table:table-row table:style-name="ro1">
          <table:table-cell table:formula="of:=IF([$_data_.A141];[$_data_.A141];&quot;&quot;)">
            <text:p/>
          </table:table-cell>
          <table:table-cell table:formula="of:=IF([$_data_.B141];[$_data_.B141];&quot;&quot;)">
            <text:p/>
          </table:table-cell>
          <table:table-cell table:style-name="ce23" table:formula="of:=IF([$_data_.C141];[$_data_.C141];&quot;&quot;)">
            <text:p/>
          </table:table-cell>
          <table:table-cell table:style-name="ce23" table:formula="of:=IF([$_data_.D141];[$_data_.D141];&quot;&quot;)">
            <text:p/>
          </table:table-cell>
          <table:table-cell table:style-name="ce23" table:formula="of:=IF([$_data_.E141];[$_data_.E141];&quot;&quot;)">
            <text:p/>
          </table:table-cell>
          <table:table-cell table:style-name="ce23" table:formula="of:=IF([$_data_.F141];[$_data_.F141];&quot;&quot;)">
            <text:p/>
          </table:table-cell>
          <table:table-cell table:style-name="ce33" table:formula="of:=IF([$_data_.G141];[$_data_.G141];&quot;&quot;)">
            <text:p/>
          </table:table-cell>
          <table:table-cell table:style-name="ce33" table:formula="of:=IF([$_data_.H141];[$_data_.H141];&quot;&quot;)">
            <text:p/>
          </table:table-cell>
          <table:table-cell table:style-name="ce23" table:formula="of:=IF([$_data_.I141];[$_data_.I141];&quot;&quot;)">
            <text:p/>
          </table:table-cell>
          <table:table-cell table:style-name="ce37" table:formula="of:=IF([$_data_.J141];[$_data_.J141];&quot;&quot;)">
            <text:p/>
          </table:table-cell>
          <table:table-cell table:style-name="ce23" table:formula="of:=IF([$_data_.K141];[$_data_.K141];&quot;&quot;)">
            <text:p/>
          </table:table-cell>
          <table:table-cell table:style-name="ce23" table:formula="of:=IF([$_data_.L141];[$_data_.L141];&quot;&quot;)">
            <text:p/>
          </table:table-cell>
          <table:table-cell table:style-name="ce23" table:formula="of:=IF([$_data_.M141];[$_data_.M141];&quot;&quot;)">
            <text:p/>
          </table:table-cell>
          <table:table-cell table:style-name="ce23" table:formula="of:=IF([$_data_.N141];[$_data_.N141];&quot;&quot;)">
            <text:p/>
          </table:table-cell>
          <table:table-cell table:style-name="ce23" table:formula="of:=IF([$_data_.O141];[$_data_.O141];&quot;&quot;)">
            <text:p/>
          </table:table-cell>
          <table:table-cell table:style-name="ce23" table:formula="of:=IF([$_data_.P141];[$_data_.P141];&quot;&quot;)">
            <text:p/>
          </table:table-cell>
          <table:table-cell table:style-name="ce23" table:formula="of:=IF([$_data_.Q141];[$_data_.Q141];&quot;&quot;)">
            <text:p/>
          </table:table-cell>
          <table:table-cell table:style-name="ce23" table:formula="of:=IF([$_data_.R141];[$_data_.R141];&quot;&quot;)">
            <text:p/>
          </table:table-cell>
          <table:table-cell table:style-name="ce23" table:formula="of:=IF([$_data_.S141];[$_data_.S141];&quot;&quot;)">
            <text:p/>
          </table:table-cell>
          <table:table-cell table:style-name="ce62" table:formula="of:=IF([$_data_.T141];[$_data_.T141];&quot;&quot;)">
            <text:p/>
          </table:table-cell>
          <table:table-cell table:style-name="ce65" table:formula="of:=IF([$_data_.U141];[$_data_.U141];&quot;&quot;)">
            <text:p/>
          </table:table-cell>
        </table:table-row>
        <table:table-row table:style-name="ro1">
          <table:table-cell table:formula="of:=IF([$_data_.A142];[$_data_.A142];&quot;&quot;)">
            <text:p/>
          </table:table-cell>
          <table:table-cell table:formula="of:=IF([$_data_.B142];[$_data_.B142];&quot;&quot;)">
            <text:p/>
          </table:table-cell>
          <table:table-cell table:style-name="ce23" table:formula="of:=IF([$_data_.C142];[$_data_.C142];&quot;&quot;)">
            <text:p/>
          </table:table-cell>
          <table:table-cell table:style-name="ce23" table:formula="of:=IF([$_data_.D142];[$_data_.D142];&quot;&quot;)">
            <text:p/>
          </table:table-cell>
          <table:table-cell table:style-name="ce23" table:formula="of:=IF([$_data_.E142];[$_data_.E142];&quot;&quot;)">
            <text:p/>
          </table:table-cell>
          <table:table-cell table:style-name="ce23" table:formula="of:=IF([$_data_.F142];[$_data_.F142];&quot;&quot;)">
            <text:p/>
          </table:table-cell>
          <table:table-cell table:style-name="ce33" table:formula="of:=IF([$_data_.G142];[$_data_.G142];&quot;&quot;)">
            <text:p/>
          </table:table-cell>
          <table:table-cell table:style-name="ce33" table:formula="of:=IF([$_data_.H142];[$_data_.H142];&quot;&quot;)">
            <text:p/>
          </table:table-cell>
          <table:table-cell table:style-name="ce23" table:formula="of:=IF([$_data_.I142];[$_data_.I142];&quot;&quot;)">
            <text:p/>
          </table:table-cell>
          <table:table-cell table:style-name="ce37" table:formula="of:=IF([$_data_.J142];[$_data_.J142];&quot;&quot;)">
            <text:p/>
          </table:table-cell>
          <table:table-cell table:style-name="ce23" table:formula="of:=IF([$_data_.K142];[$_data_.K142];&quot;&quot;)">
            <text:p/>
          </table:table-cell>
          <table:table-cell table:style-name="ce23" table:formula="of:=IF([$_data_.L142];[$_data_.L142];&quot;&quot;)">
            <text:p/>
          </table:table-cell>
          <table:table-cell table:style-name="ce23" table:formula="of:=IF([$_data_.M142];[$_data_.M142];&quot;&quot;)">
            <text:p/>
          </table:table-cell>
          <table:table-cell table:style-name="ce23" table:formula="of:=IF([$_data_.N142];[$_data_.N142];&quot;&quot;)">
            <text:p/>
          </table:table-cell>
          <table:table-cell table:style-name="ce23" table:formula="of:=IF([$_data_.O142];[$_data_.O142];&quot;&quot;)">
            <text:p/>
          </table:table-cell>
          <table:table-cell table:style-name="ce23" table:formula="of:=IF([$_data_.P142];[$_data_.P142];&quot;&quot;)">
            <text:p/>
          </table:table-cell>
          <table:table-cell table:style-name="ce23" table:formula="of:=IF([$_data_.Q142];[$_data_.Q142];&quot;&quot;)">
            <text:p/>
          </table:table-cell>
          <table:table-cell table:style-name="ce23" table:formula="of:=IF([$_data_.R142];[$_data_.R142];&quot;&quot;)">
            <text:p/>
          </table:table-cell>
          <table:table-cell table:style-name="ce23" table:formula="of:=IF([$_data_.S142];[$_data_.S142];&quot;&quot;)">
            <text:p/>
          </table:table-cell>
          <table:table-cell table:style-name="ce62" table:formula="of:=IF([$_data_.T142];[$_data_.T142];&quot;&quot;)">
            <text:p/>
          </table:table-cell>
          <table:table-cell table:style-name="ce65" table:formula="of:=IF([$_data_.U142];[$_data_.U142];&quot;&quot;)">
            <text:p/>
          </table:table-cell>
        </table:table-row>
        <table:table-row table:style-name="ro1">
          <table:table-cell table:formula="of:=IF([$_data_.A143];[$_data_.A143];&quot;&quot;)">
            <text:p/>
          </table:table-cell>
          <table:table-cell table:formula="of:=IF([$_data_.B143];[$_data_.B143];&quot;&quot;)">
            <text:p/>
          </table:table-cell>
          <table:table-cell table:style-name="ce23" table:formula="of:=IF([$_data_.C143];[$_data_.C143];&quot;&quot;)">
            <text:p/>
          </table:table-cell>
          <table:table-cell table:style-name="ce23" table:formula="of:=IF([$_data_.D143];[$_data_.D143];&quot;&quot;)">
            <text:p/>
          </table:table-cell>
          <table:table-cell table:style-name="ce23" table:formula="of:=IF([$_data_.E143];[$_data_.E143];&quot;&quot;)">
            <text:p/>
          </table:table-cell>
          <table:table-cell table:style-name="ce23" table:formula="of:=IF([$_data_.F143];[$_data_.F143];&quot;&quot;)">
            <text:p/>
          </table:table-cell>
          <table:table-cell table:style-name="ce33" table:formula="of:=IF([$_data_.G143];[$_data_.G143];&quot;&quot;)">
            <text:p/>
          </table:table-cell>
          <table:table-cell table:style-name="ce33" table:formula="of:=IF([$_data_.H143];[$_data_.H143];&quot;&quot;)">
            <text:p/>
          </table:table-cell>
          <table:table-cell table:style-name="ce23" table:formula="of:=IF([$_data_.I143];[$_data_.I143];&quot;&quot;)">
            <text:p/>
          </table:table-cell>
          <table:table-cell table:style-name="ce37" table:formula="of:=IF([$_data_.J143];[$_data_.J143];&quot;&quot;)">
            <text:p/>
          </table:table-cell>
          <table:table-cell table:style-name="ce23" table:formula="of:=IF([$_data_.K143];[$_data_.K143];&quot;&quot;)">
            <text:p/>
          </table:table-cell>
          <table:table-cell table:style-name="ce23" table:formula="of:=IF([$_data_.L143];[$_data_.L143];&quot;&quot;)">
            <text:p/>
          </table:table-cell>
          <table:table-cell table:style-name="ce23" table:formula="of:=IF([$_data_.M143];[$_data_.M143];&quot;&quot;)">
            <text:p/>
          </table:table-cell>
          <table:table-cell table:style-name="ce23" table:formula="of:=IF([$_data_.N143];[$_data_.N143];&quot;&quot;)">
            <text:p/>
          </table:table-cell>
          <table:table-cell table:style-name="ce23" table:formula="of:=IF([$_data_.O143];[$_data_.O143];&quot;&quot;)">
            <text:p/>
          </table:table-cell>
          <table:table-cell table:style-name="ce23" table:formula="of:=IF([$_data_.P143];[$_data_.P143];&quot;&quot;)">
            <text:p/>
          </table:table-cell>
          <table:table-cell table:style-name="ce23" table:formula="of:=IF([$_data_.Q143];[$_data_.Q143];&quot;&quot;)">
            <text:p/>
          </table:table-cell>
          <table:table-cell table:style-name="ce23" table:formula="of:=IF([$_data_.R143];[$_data_.R143];&quot;&quot;)">
            <text:p/>
          </table:table-cell>
          <table:table-cell table:style-name="ce23" table:formula="of:=IF([$_data_.S143];[$_data_.S143];&quot;&quot;)">
            <text:p/>
          </table:table-cell>
          <table:table-cell table:style-name="ce62" table:formula="of:=IF([$_data_.T143];[$_data_.T143];&quot;&quot;)">
            <text:p/>
          </table:table-cell>
          <table:table-cell table:style-name="ce65" table:formula="of:=IF([$_data_.U143];[$_data_.U143];&quot;&quot;)">
            <text:p/>
          </table:table-cell>
        </table:table-row>
        <table:table-row table:style-name="ro1">
          <table:table-cell table:formula="of:=IF([$_data_.A144];[$_data_.A144];&quot;&quot;)">
            <text:p/>
          </table:table-cell>
          <table:table-cell table:formula="of:=IF([$_data_.B144];[$_data_.B144];&quot;&quot;)">
            <text:p/>
          </table:table-cell>
          <table:table-cell table:style-name="ce23" table:formula="of:=IF([$_data_.C144];[$_data_.C144];&quot;&quot;)">
            <text:p/>
          </table:table-cell>
          <table:table-cell table:style-name="ce23" table:formula="of:=IF([$_data_.D144];[$_data_.D144];&quot;&quot;)">
            <text:p/>
          </table:table-cell>
          <table:table-cell table:style-name="ce23" table:formula="of:=IF([$_data_.E144];[$_data_.E144];&quot;&quot;)">
            <text:p/>
          </table:table-cell>
          <table:table-cell table:style-name="ce23" table:formula="of:=IF([$_data_.F144];[$_data_.F144];&quot;&quot;)">
            <text:p/>
          </table:table-cell>
          <table:table-cell table:style-name="ce33" table:formula="of:=IF([$_data_.G144];[$_data_.G144];&quot;&quot;)">
            <text:p/>
          </table:table-cell>
          <table:table-cell table:style-name="ce33" table:formula="of:=IF([$_data_.H144];[$_data_.H144];&quot;&quot;)">
            <text:p/>
          </table:table-cell>
          <table:table-cell table:style-name="ce23" table:formula="of:=IF([$_data_.I144];[$_data_.I144];&quot;&quot;)">
            <text:p/>
          </table:table-cell>
          <table:table-cell table:style-name="ce37" table:formula="of:=IF([$_data_.J144];[$_data_.J144];&quot;&quot;)">
            <text:p/>
          </table:table-cell>
          <table:table-cell table:style-name="ce23" table:formula="of:=IF([$_data_.K144];[$_data_.K144];&quot;&quot;)">
            <text:p/>
          </table:table-cell>
          <table:table-cell table:style-name="ce23" table:formula="of:=IF([$_data_.L144];[$_data_.L144];&quot;&quot;)">
            <text:p/>
          </table:table-cell>
          <table:table-cell table:style-name="ce23" table:formula="of:=IF([$_data_.M144];[$_data_.M144];&quot;&quot;)">
            <text:p/>
          </table:table-cell>
          <table:table-cell table:style-name="ce23" table:formula="of:=IF([$_data_.N144];[$_data_.N144];&quot;&quot;)">
            <text:p/>
          </table:table-cell>
          <table:table-cell table:style-name="ce23" table:formula="of:=IF([$_data_.O144];[$_data_.O144];&quot;&quot;)">
            <text:p/>
          </table:table-cell>
          <table:table-cell table:style-name="ce23" table:formula="of:=IF([$_data_.P144];[$_data_.P144];&quot;&quot;)">
            <text:p/>
          </table:table-cell>
          <table:table-cell table:style-name="ce23" table:formula="of:=IF([$_data_.Q144];[$_data_.Q144];&quot;&quot;)">
            <text:p/>
          </table:table-cell>
          <table:table-cell table:style-name="ce23" table:formula="of:=IF([$_data_.R144];[$_data_.R144];&quot;&quot;)">
            <text:p/>
          </table:table-cell>
          <table:table-cell table:style-name="ce23" table:formula="of:=IF([$_data_.S144];[$_data_.S144];&quot;&quot;)">
            <text:p/>
          </table:table-cell>
          <table:table-cell table:style-name="ce62" table:formula="of:=IF([$_data_.T144];[$_data_.T144];&quot;&quot;)">
            <text:p/>
          </table:table-cell>
          <table:table-cell table:style-name="ce65" table:formula="of:=IF([$_data_.U144];[$_data_.U144];&quot;&quot;)">
            <text:p/>
          </table:table-cell>
        </table:table-row>
        <table:table-row table:style-name="ro1">
          <table:table-cell table:formula="of:=IF([$_data_.A145];[$_data_.A145];&quot;&quot;)">
            <text:p/>
          </table:table-cell>
          <table:table-cell table:formula="of:=IF([$_data_.B145];[$_data_.B145];&quot;&quot;)">
            <text:p/>
          </table:table-cell>
          <table:table-cell table:style-name="ce23" table:formula="of:=IF([$_data_.C145];[$_data_.C145];&quot;&quot;)">
            <text:p/>
          </table:table-cell>
          <table:table-cell table:style-name="ce23" table:formula="of:=IF([$_data_.D145];[$_data_.D145];&quot;&quot;)">
            <text:p/>
          </table:table-cell>
          <table:table-cell table:style-name="ce23" table:formula="of:=IF([$_data_.E145];[$_data_.E145];&quot;&quot;)">
            <text:p/>
          </table:table-cell>
          <table:table-cell table:style-name="ce23" table:formula="of:=IF([$_data_.F145];[$_data_.F145];&quot;&quot;)">
            <text:p/>
          </table:table-cell>
          <table:table-cell table:style-name="ce33" table:formula="of:=IF([$_data_.G145];[$_data_.G145];&quot;&quot;)">
            <text:p/>
          </table:table-cell>
          <table:table-cell table:style-name="ce33" table:formula="of:=IF([$_data_.H145];[$_data_.H145];&quot;&quot;)">
            <text:p/>
          </table:table-cell>
          <table:table-cell table:style-name="ce23" table:formula="of:=IF([$_data_.I145];[$_data_.I145];&quot;&quot;)">
            <text:p/>
          </table:table-cell>
          <table:table-cell table:style-name="ce37" table:formula="of:=IF([$_data_.J145];[$_data_.J145];&quot;&quot;)">
            <text:p/>
          </table:table-cell>
          <table:table-cell table:style-name="ce23" table:formula="of:=IF([$_data_.K145];[$_data_.K145];&quot;&quot;)">
            <text:p/>
          </table:table-cell>
          <table:table-cell table:style-name="ce23" table:formula="of:=IF([$_data_.L145];[$_data_.L145];&quot;&quot;)">
            <text:p/>
          </table:table-cell>
          <table:table-cell table:style-name="ce23" table:formula="of:=IF([$_data_.M145];[$_data_.M145];&quot;&quot;)">
            <text:p/>
          </table:table-cell>
          <table:table-cell table:style-name="ce23" table:formula="of:=IF([$_data_.N145];[$_data_.N145];&quot;&quot;)">
            <text:p/>
          </table:table-cell>
          <table:table-cell table:style-name="ce23" table:formula="of:=IF([$_data_.O145];[$_data_.O145];&quot;&quot;)">
            <text:p/>
          </table:table-cell>
          <table:table-cell table:style-name="ce23" table:formula="of:=IF([$_data_.P145];[$_data_.P145];&quot;&quot;)">
            <text:p/>
          </table:table-cell>
          <table:table-cell table:style-name="ce23" table:formula="of:=IF([$_data_.Q145];[$_data_.Q145];&quot;&quot;)">
            <text:p/>
          </table:table-cell>
          <table:table-cell table:style-name="ce23" table:formula="of:=IF([$_data_.R145];[$_data_.R145];&quot;&quot;)">
            <text:p/>
          </table:table-cell>
          <table:table-cell table:style-name="ce23" table:formula="of:=IF([$_data_.S145];[$_data_.S145];&quot;&quot;)">
            <text:p/>
          </table:table-cell>
          <table:table-cell table:style-name="ce62" table:formula="of:=IF([$_data_.T145];[$_data_.T145];&quot;&quot;)">
            <text:p/>
          </table:table-cell>
          <table:table-cell table:style-name="ce65" table:formula="of:=IF([$_data_.U145];[$_data_.U145];&quot;&quot;)">
            <text:p/>
          </table:table-cell>
        </table:table-row>
        <table:table-row table:style-name="ro1">
          <table:table-cell table:formula="of:=IF([$_data_.A146];[$_data_.A146];&quot;&quot;)">
            <text:p/>
          </table:table-cell>
          <table:table-cell table:formula="of:=IF([$_data_.B146];[$_data_.B146];&quot;&quot;)">
            <text:p/>
          </table:table-cell>
          <table:table-cell table:style-name="ce23" table:formula="of:=IF([$_data_.C146];[$_data_.C146];&quot;&quot;)">
            <text:p/>
          </table:table-cell>
          <table:table-cell table:style-name="ce23" table:formula="of:=IF([$_data_.D146];[$_data_.D146];&quot;&quot;)">
            <text:p/>
          </table:table-cell>
          <table:table-cell table:style-name="ce23" table:formula="of:=IF([$_data_.E146];[$_data_.E146];&quot;&quot;)">
            <text:p/>
          </table:table-cell>
          <table:table-cell table:style-name="ce23" table:formula="of:=IF([$_data_.F146];[$_data_.F146];&quot;&quot;)">
            <text:p/>
          </table:table-cell>
          <table:table-cell table:style-name="ce33" table:formula="of:=IF([$_data_.G146];[$_data_.G146];&quot;&quot;)">
            <text:p/>
          </table:table-cell>
          <table:table-cell table:style-name="ce33" table:formula="of:=IF([$_data_.H146];[$_data_.H146];&quot;&quot;)">
            <text:p/>
          </table:table-cell>
          <table:table-cell table:style-name="ce23" table:formula="of:=IF([$_data_.I146];[$_data_.I146];&quot;&quot;)">
            <text:p/>
          </table:table-cell>
          <table:table-cell table:style-name="ce37" table:formula="of:=IF([$_data_.J146];[$_data_.J146];&quot;&quot;)">
            <text:p/>
          </table:table-cell>
          <table:table-cell table:style-name="ce23" table:formula="of:=IF([$_data_.K146];[$_data_.K146];&quot;&quot;)">
            <text:p/>
          </table:table-cell>
          <table:table-cell table:style-name="ce23" table:formula="of:=IF([$_data_.L146];[$_data_.L146];&quot;&quot;)">
            <text:p/>
          </table:table-cell>
          <table:table-cell table:style-name="ce23" table:formula="of:=IF([$_data_.M146];[$_data_.M146];&quot;&quot;)">
            <text:p/>
          </table:table-cell>
          <table:table-cell table:style-name="ce23" table:formula="of:=IF([$_data_.N146];[$_data_.N146];&quot;&quot;)">
            <text:p/>
          </table:table-cell>
          <table:table-cell table:style-name="ce23" table:formula="of:=IF([$_data_.O146];[$_data_.O146];&quot;&quot;)">
            <text:p/>
          </table:table-cell>
          <table:table-cell table:style-name="ce23" table:formula="of:=IF([$_data_.P146];[$_data_.P146];&quot;&quot;)">
            <text:p/>
          </table:table-cell>
          <table:table-cell table:style-name="ce23" table:formula="of:=IF([$_data_.Q146];[$_data_.Q146];&quot;&quot;)">
            <text:p/>
          </table:table-cell>
          <table:table-cell table:style-name="ce23" table:formula="of:=IF([$_data_.R146];[$_data_.R146];&quot;&quot;)">
            <text:p/>
          </table:table-cell>
          <table:table-cell table:style-name="ce23" table:formula="of:=IF([$_data_.S146];[$_data_.S146];&quot;&quot;)">
            <text:p/>
          </table:table-cell>
          <table:table-cell table:style-name="ce62" table:formula="of:=IF([$_data_.T146];[$_data_.T146];&quot;&quot;)">
            <text:p/>
          </table:table-cell>
          <table:table-cell table:style-name="ce65" table:formula="of:=IF([$_data_.U146];[$_data_.U146];&quot;&quot;)">
            <text:p/>
          </table:table-cell>
        </table:table-row>
        <table:table-row table:style-name="ro1">
          <table:table-cell table:formula="of:=IF([$_data_.A147];[$_data_.A147];&quot;&quot;)">
            <text:p/>
          </table:table-cell>
          <table:table-cell table:formula="of:=IF([$_data_.B147];[$_data_.B147];&quot;&quot;)">
            <text:p/>
          </table:table-cell>
          <table:table-cell table:style-name="ce23" table:formula="of:=IF([$_data_.C147];[$_data_.C147];&quot;&quot;)">
            <text:p/>
          </table:table-cell>
          <table:table-cell table:style-name="ce23" table:formula="of:=IF([$_data_.D147];[$_data_.D147];&quot;&quot;)">
            <text:p/>
          </table:table-cell>
          <table:table-cell table:style-name="ce23" table:formula="of:=IF([$_data_.E147];[$_data_.E147];&quot;&quot;)">
            <text:p/>
          </table:table-cell>
          <table:table-cell table:style-name="ce23" table:formula="of:=IF([$_data_.F147];[$_data_.F147];&quot;&quot;)">
            <text:p/>
          </table:table-cell>
          <table:table-cell table:style-name="ce33" table:formula="of:=IF([$_data_.G147];[$_data_.G147];&quot;&quot;)">
            <text:p/>
          </table:table-cell>
          <table:table-cell table:style-name="ce33" table:formula="of:=IF([$_data_.H147];[$_data_.H147];&quot;&quot;)">
            <text:p/>
          </table:table-cell>
          <table:table-cell table:style-name="ce23" table:formula="of:=IF([$_data_.I147];[$_data_.I147];&quot;&quot;)">
            <text:p/>
          </table:table-cell>
          <table:table-cell table:style-name="ce37" table:formula="of:=IF([$_data_.J147];[$_data_.J147];&quot;&quot;)">
            <text:p/>
          </table:table-cell>
          <table:table-cell table:style-name="ce23" table:formula="of:=IF([$_data_.K147];[$_data_.K147];&quot;&quot;)">
            <text:p/>
          </table:table-cell>
          <table:table-cell table:style-name="ce23" table:formula="of:=IF([$_data_.L147];[$_data_.L147];&quot;&quot;)">
            <text:p/>
          </table:table-cell>
          <table:table-cell table:style-name="ce23" table:formula="of:=IF([$_data_.M147];[$_data_.M147];&quot;&quot;)">
            <text:p/>
          </table:table-cell>
          <table:table-cell table:style-name="ce23" table:formula="of:=IF([$_data_.N147];[$_data_.N147];&quot;&quot;)">
            <text:p/>
          </table:table-cell>
          <table:table-cell table:style-name="ce23" table:formula="of:=IF([$_data_.O147];[$_data_.O147];&quot;&quot;)">
            <text:p/>
          </table:table-cell>
          <table:table-cell table:style-name="ce23" table:formula="of:=IF([$_data_.P147];[$_data_.P147];&quot;&quot;)">
            <text:p/>
          </table:table-cell>
          <table:table-cell table:style-name="ce23" table:formula="of:=IF([$_data_.Q147];[$_data_.Q147];&quot;&quot;)">
            <text:p/>
          </table:table-cell>
          <table:table-cell table:style-name="ce23" table:formula="of:=IF([$_data_.R147];[$_data_.R147];&quot;&quot;)">
            <text:p/>
          </table:table-cell>
          <table:table-cell table:style-name="ce23" table:formula="of:=IF([$_data_.S147];[$_data_.S147];&quot;&quot;)">
            <text:p/>
          </table:table-cell>
          <table:table-cell table:style-name="ce62" table:formula="of:=IF([$_data_.T147];[$_data_.T147];&quot;&quot;)">
            <text:p/>
          </table:table-cell>
          <table:table-cell table:style-name="ce65" table:formula="of:=IF([$_data_.U147];[$_data_.U147];&quot;&quot;)">
            <text:p/>
          </table:table-cell>
        </table:table-row>
        <table:table-row table:style-name="ro1">
          <table:table-cell table:formula="of:=IF([$_data_.A148];[$_data_.A148];&quot;&quot;)">
            <text:p/>
          </table:table-cell>
          <table:table-cell table:formula="of:=IF([$_data_.B148];[$_data_.B148];&quot;&quot;)">
            <text:p/>
          </table:table-cell>
          <table:table-cell table:style-name="ce23" table:formula="of:=IF([$_data_.C148];[$_data_.C148];&quot;&quot;)">
            <text:p/>
          </table:table-cell>
          <table:table-cell table:style-name="ce23" table:formula="of:=IF([$_data_.D148];[$_data_.D148];&quot;&quot;)">
            <text:p/>
          </table:table-cell>
          <table:table-cell table:style-name="ce23" table:formula="of:=IF([$_data_.E148];[$_data_.E148];&quot;&quot;)">
            <text:p/>
          </table:table-cell>
          <table:table-cell table:style-name="ce23" table:formula="of:=IF([$_data_.F148];[$_data_.F148];&quot;&quot;)">
            <text:p/>
          </table:table-cell>
          <table:table-cell table:style-name="ce33" table:formula="of:=IF([$_data_.G148];[$_data_.G148];&quot;&quot;)">
            <text:p/>
          </table:table-cell>
          <table:table-cell table:style-name="ce33" table:formula="of:=IF([$_data_.H148];[$_data_.H148];&quot;&quot;)">
            <text:p/>
          </table:table-cell>
          <table:table-cell table:style-name="ce23" table:formula="of:=IF([$_data_.I148];[$_data_.I148];&quot;&quot;)">
            <text:p/>
          </table:table-cell>
          <table:table-cell table:style-name="ce37" table:formula="of:=IF([$_data_.J148];[$_data_.J148];&quot;&quot;)">
            <text:p/>
          </table:table-cell>
          <table:table-cell table:style-name="ce23" table:formula="of:=IF([$_data_.K148];[$_data_.K148];&quot;&quot;)">
            <text:p/>
          </table:table-cell>
          <table:table-cell table:style-name="ce23" table:formula="of:=IF([$_data_.L148];[$_data_.L148];&quot;&quot;)">
            <text:p/>
          </table:table-cell>
          <table:table-cell table:style-name="ce23" table:formula="of:=IF([$_data_.M148];[$_data_.M148];&quot;&quot;)">
            <text:p/>
          </table:table-cell>
          <table:table-cell table:style-name="ce23" table:formula="of:=IF([$_data_.N148];[$_data_.N148];&quot;&quot;)">
            <text:p/>
          </table:table-cell>
          <table:table-cell table:style-name="ce23" table:formula="of:=IF([$_data_.O148];[$_data_.O148];&quot;&quot;)">
            <text:p/>
          </table:table-cell>
          <table:table-cell table:style-name="ce23" table:formula="of:=IF([$_data_.P148];[$_data_.P148];&quot;&quot;)">
            <text:p/>
          </table:table-cell>
          <table:table-cell table:style-name="ce23" table:formula="of:=IF([$_data_.Q148];[$_data_.Q148];&quot;&quot;)">
            <text:p/>
          </table:table-cell>
          <table:table-cell table:style-name="ce23" table:formula="of:=IF([$_data_.R148];[$_data_.R148];&quot;&quot;)">
            <text:p/>
          </table:table-cell>
          <table:table-cell table:style-name="ce23" table:formula="of:=IF([$_data_.S148];[$_data_.S148];&quot;&quot;)">
            <text:p/>
          </table:table-cell>
          <table:table-cell table:style-name="ce62" table:formula="of:=IF([$_data_.T148];[$_data_.T148];&quot;&quot;)">
            <text:p/>
          </table:table-cell>
          <table:table-cell table:style-name="ce65" table:formula="of:=IF([$_data_.U148];[$_data_.U148];&quot;&quot;)">
            <text:p/>
          </table:table-cell>
        </table:table-row>
        <table:table-row table:style-name="ro1">
          <table:table-cell table:formula="of:=IF([$_data_.A149];[$_data_.A149];&quot;&quot;)">
            <text:p/>
          </table:table-cell>
          <table:table-cell table:formula="of:=IF([$_data_.B149];[$_data_.B149];&quot;&quot;)">
            <text:p/>
          </table:table-cell>
          <table:table-cell table:style-name="ce23" table:formula="of:=IF([$_data_.C149];[$_data_.C149];&quot;&quot;)">
            <text:p/>
          </table:table-cell>
          <table:table-cell table:style-name="ce23" table:formula="of:=IF([$_data_.D149];[$_data_.D149];&quot;&quot;)">
            <text:p/>
          </table:table-cell>
          <table:table-cell table:style-name="ce23" table:formula="of:=IF([$_data_.E149];[$_data_.E149];&quot;&quot;)">
            <text:p/>
          </table:table-cell>
          <table:table-cell table:style-name="ce23" table:formula="of:=IF([$_data_.F149];[$_data_.F149];&quot;&quot;)">
            <text:p/>
          </table:table-cell>
          <table:table-cell table:style-name="ce33" table:formula="of:=IF([$_data_.G149];[$_data_.G149];&quot;&quot;)">
            <text:p/>
          </table:table-cell>
          <table:table-cell table:style-name="ce33" table:formula="of:=IF([$_data_.H149];[$_data_.H149];&quot;&quot;)">
            <text:p/>
          </table:table-cell>
          <table:table-cell table:style-name="ce23" table:formula="of:=IF([$_data_.I149];[$_data_.I149];&quot;&quot;)">
            <text:p/>
          </table:table-cell>
          <table:table-cell table:style-name="ce37" table:formula="of:=IF([$_data_.J149];[$_data_.J149];&quot;&quot;)">
            <text:p/>
          </table:table-cell>
          <table:table-cell table:style-name="ce23" table:formula="of:=IF([$_data_.K149];[$_data_.K149];&quot;&quot;)">
            <text:p/>
          </table:table-cell>
          <table:table-cell table:style-name="ce23" table:formula="of:=IF([$_data_.L149];[$_data_.L149];&quot;&quot;)">
            <text:p/>
          </table:table-cell>
          <table:table-cell table:style-name="ce23" table:formula="of:=IF([$_data_.M149];[$_data_.M149];&quot;&quot;)">
            <text:p/>
          </table:table-cell>
          <table:table-cell table:style-name="ce23" table:formula="of:=IF([$_data_.N149];[$_data_.N149];&quot;&quot;)">
            <text:p/>
          </table:table-cell>
          <table:table-cell table:style-name="ce23" table:formula="of:=IF([$_data_.O149];[$_data_.O149];&quot;&quot;)">
            <text:p/>
          </table:table-cell>
          <table:table-cell table:style-name="ce23" table:formula="of:=IF([$_data_.P149];[$_data_.P149];&quot;&quot;)">
            <text:p/>
          </table:table-cell>
          <table:table-cell table:style-name="ce23" table:formula="of:=IF([$_data_.Q149];[$_data_.Q149];&quot;&quot;)">
            <text:p/>
          </table:table-cell>
          <table:table-cell table:style-name="ce23" table:formula="of:=IF([$_data_.R149];[$_data_.R149];&quot;&quot;)">
            <text:p/>
          </table:table-cell>
          <table:table-cell table:style-name="ce23" table:formula="of:=IF([$_data_.S149];[$_data_.S149];&quot;&quot;)">
            <text:p/>
          </table:table-cell>
          <table:table-cell table:style-name="ce62" table:formula="of:=IF([$_data_.T149];[$_data_.T149];&quot;&quot;)">
            <text:p/>
          </table:table-cell>
          <table:table-cell table:style-name="ce65" table:formula="of:=IF([$_data_.U149];[$_data_.U149];&quot;&quot;)">
            <text:p/>
          </table:table-cell>
        </table:table-row>
        <table:table-row table:style-name="ro1">
          <table:table-cell table:formula="of:=IF([$_data_.A150];[$_data_.A150];&quot;&quot;)">
            <text:p/>
          </table:table-cell>
          <table:table-cell table:formula="of:=IF([$_data_.B150];[$_data_.B150];&quot;&quot;)">
            <text:p/>
          </table:table-cell>
          <table:table-cell table:style-name="ce23" table:formula="of:=IF([$_data_.C150];[$_data_.C150];&quot;&quot;)">
            <text:p/>
          </table:table-cell>
          <table:table-cell table:style-name="ce23" table:formula="of:=IF([$_data_.D150];[$_data_.D150];&quot;&quot;)">
            <text:p/>
          </table:table-cell>
          <table:table-cell table:style-name="ce23" table:formula="of:=IF([$_data_.E150];[$_data_.E150];&quot;&quot;)">
            <text:p/>
          </table:table-cell>
          <table:table-cell table:style-name="ce23" table:formula="of:=IF([$_data_.F150];[$_data_.F150];&quot;&quot;)">
            <text:p/>
          </table:table-cell>
          <table:table-cell table:style-name="ce33" table:formula="of:=IF([$_data_.G150];[$_data_.G150];&quot;&quot;)">
            <text:p/>
          </table:table-cell>
          <table:table-cell table:style-name="ce33" table:formula="of:=IF([$_data_.H150];[$_data_.H150];&quot;&quot;)">
            <text:p/>
          </table:table-cell>
          <table:table-cell table:style-name="ce23" table:formula="of:=IF([$_data_.I150];[$_data_.I150];&quot;&quot;)">
            <text:p/>
          </table:table-cell>
          <table:table-cell table:style-name="ce37" table:formula="of:=IF([$_data_.J150];[$_data_.J150];&quot;&quot;)">
            <text:p/>
          </table:table-cell>
          <table:table-cell table:style-name="ce23" table:formula="of:=IF([$_data_.K150];[$_data_.K150];&quot;&quot;)">
            <text:p/>
          </table:table-cell>
          <table:table-cell table:style-name="ce23" table:formula="of:=IF([$_data_.L150];[$_data_.L150];&quot;&quot;)">
            <text:p/>
          </table:table-cell>
          <table:table-cell table:style-name="ce23" table:formula="of:=IF([$_data_.M150];[$_data_.M150];&quot;&quot;)">
            <text:p/>
          </table:table-cell>
          <table:table-cell table:style-name="ce23" table:formula="of:=IF([$_data_.N150];[$_data_.N150];&quot;&quot;)">
            <text:p/>
          </table:table-cell>
          <table:table-cell table:style-name="ce23" table:formula="of:=IF([$_data_.O150];[$_data_.O150];&quot;&quot;)">
            <text:p/>
          </table:table-cell>
          <table:table-cell table:style-name="ce23" table:formula="of:=IF([$_data_.P150];[$_data_.P150];&quot;&quot;)">
            <text:p/>
          </table:table-cell>
          <table:table-cell table:style-name="ce23" table:formula="of:=IF([$_data_.Q150];[$_data_.Q150];&quot;&quot;)">
            <text:p/>
          </table:table-cell>
          <table:table-cell table:style-name="ce23" table:formula="of:=IF([$_data_.R150];[$_data_.R150];&quot;&quot;)">
            <text:p/>
          </table:table-cell>
          <table:table-cell table:style-name="ce23" table:formula="of:=IF([$_data_.S150];[$_data_.S150];&quot;&quot;)">
            <text:p/>
          </table:table-cell>
          <table:table-cell table:style-name="ce62" table:formula="of:=IF([$_data_.T150];[$_data_.T150];&quot;&quot;)">
            <text:p/>
          </table:table-cell>
          <table:table-cell table:style-name="ce65" table:formula="of:=IF([$_data_.U150];[$_data_.U150];&quot;&quot;)">
            <text:p/>
          </table:table-cell>
        </table:table-row>
        <table:table-row table:style-name="ro1">
          <table:table-cell table:formula="of:=IF([$_data_.A151];[$_data_.A151];&quot;&quot;)">
            <text:p/>
          </table:table-cell>
          <table:table-cell table:formula="of:=IF([$_data_.B151];[$_data_.B151];&quot;&quot;)">
            <text:p/>
          </table:table-cell>
          <table:table-cell table:style-name="ce23" table:formula="of:=IF([$_data_.C151];[$_data_.C151];&quot;&quot;)">
            <text:p/>
          </table:table-cell>
          <table:table-cell table:style-name="ce23" table:formula="of:=IF([$_data_.D151];[$_data_.D151];&quot;&quot;)">
            <text:p/>
          </table:table-cell>
          <table:table-cell table:style-name="ce23" table:formula="of:=IF([$_data_.E151];[$_data_.E151];&quot;&quot;)">
            <text:p/>
          </table:table-cell>
          <table:table-cell table:style-name="ce23" table:formula="of:=IF([$_data_.F151];[$_data_.F151];&quot;&quot;)">
            <text:p/>
          </table:table-cell>
          <table:table-cell table:style-name="ce33" table:formula="of:=IF([$_data_.G151];[$_data_.G151];&quot;&quot;)">
            <text:p/>
          </table:table-cell>
          <table:table-cell table:style-name="ce33" table:formula="of:=IF([$_data_.H151];[$_data_.H151];&quot;&quot;)">
            <text:p/>
          </table:table-cell>
          <table:table-cell table:style-name="ce23" table:formula="of:=IF([$_data_.I151];[$_data_.I151];&quot;&quot;)">
            <text:p/>
          </table:table-cell>
          <table:table-cell table:style-name="ce37" table:formula="of:=IF([$_data_.J151];[$_data_.J151];&quot;&quot;)">
            <text:p/>
          </table:table-cell>
          <table:table-cell table:style-name="ce23" table:formula="of:=IF([$_data_.K151];[$_data_.K151];&quot;&quot;)">
            <text:p/>
          </table:table-cell>
          <table:table-cell table:style-name="ce23" table:formula="of:=IF([$_data_.L151];[$_data_.L151];&quot;&quot;)">
            <text:p/>
          </table:table-cell>
          <table:table-cell table:style-name="ce23" table:formula="of:=IF([$_data_.M151];[$_data_.M151];&quot;&quot;)">
            <text:p/>
          </table:table-cell>
          <table:table-cell table:style-name="ce23" table:formula="of:=IF([$_data_.N151];[$_data_.N151];&quot;&quot;)">
            <text:p/>
          </table:table-cell>
          <table:table-cell table:style-name="ce23" table:formula="of:=IF([$_data_.O151];[$_data_.O151];&quot;&quot;)">
            <text:p/>
          </table:table-cell>
          <table:table-cell table:style-name="ce23" table:formula="of:=IF([$_data_.P151];[$_data_.P151];&quot;&quot;)">
            <text:p/>
          </table:table-cell>
          <table:table-cell table:style-name="ce23" table:formula="of:=IF([$_data_.Q151];[$_data_.Q151];&quot;&quot;)">
            <text:p/>
          </table:table-cell>
          <table:table-cell table:style-name="ce23" table:formula="of:=IF([$_data_.R151];[$_data_.R151];&quot;&quot;)">
            <text:p/>
          </table:table-cell>
          <table:table-cell table:style-name="ce23" table:formula="of:=IF([$_data_.S151];[$_data_.S151];&quot;&quot;)">
            <text:p/>
          </table:table-cell>
          <table:table-cell table:style-name="ce62" table:formula="of:=IF([$_data_.T151];[$_data_.T151];&quot;&quot;)">
            <text:p/>
          </table:table-cell>
          <table:table-cell table:style-name="ce65" table:formula="of:=IF([$_data_.U151];[$_data_.U151];&quot;&quot;)">
            <text:p/>
          </table:table-cell>
        </table:table-row>
        <table:table-row table:style-name="ro1">
          <table:table-cell table:formula="of:=IF([$_data_.A152];[$_data_.A152];&quot;&quot;)">
            <text:p/>
          </table:table-cell>
          <table:table-cell table:formula="of:=IF([$_data_.B152];[$_data_.B152];&quot;&quot;)">
            <text:p/>
          </table:table-cell>
          <table:table-cell table:style-name="ce23" table:formula="of:=IF([$_data_.C152];[$_data_.C152];&quot;&quot;)">
            <text:p/>
          </table:table-cell>
          <table:table-cell table:style-name="ce23" table:formula="of:=IF([$_data_.D152];[$_data_.D152];&quot;&quot;)">
            <text:p/>
          </table:table-cell>
          <table:table-cell table:style-name="ce23" table:formula="of:=IF([$_data_.E152];[$_data_.E152];&quot;&quot;)">
            <text:p/>
          </table:table-cell>
          <table:table-cell table:style-name="ce23" table:formula="of:=IF([$_data_.F152];[$_data_.F152];&quot;&quot;)">
            <text:p/>
          </table:table-cell>
          <table:table-cell table:style-name="ce33" table:formula="of:=IF([$_data_.G152];[$_data_.G152];&quot;&quot;)">
            <text:p/>
          </table:table-cell>
          <table:table-cell table:style-name="ce33" table:formula="of:=IF([$_data_.H152];[$_data_.H152];&quot;&quot;)">
            <text:p/>
          </table:table-cell>
          <table:table-cell table:style-name="ce23" table:formula="of:=IF([$_data_.I152];[$_data_.I152];&quot;&quot;)">
            <text:p/>
          </table:table-cell>
          <table:table-cell table:style-name="ce37" table:formula="of:=IF([$_data_.J152];[$_data_.J152];&quot;&quot;)">
            <text:p/>
          </table:table-cell>
          <table:table-cell table:style-name="ce23" table:formula="of:=IF([$_data_.K152];[$_data_.K152];&quot;&quot;)">
            <text:p/>
          </table:table-cell>
          <table:table-cell table:style-name="ce23" table:formula="of:=IF([$_data_.L152];[$_data_.L152];&quot;&quot;)">
            <text:p/>
          </table:table-cell>
          <table:table-cell table:style-name="ce23" table:formula="of:=IF([$_data_.M152];[$_data_.M152];&quot;&quot;)">
            <text:p/>
          </table:table-cell>
          <table:table-cell table:style-name="ce23" table:formula="of:=IF([$_data_.N152];[$_data_.N152];&quot;&quot;)">
            <text:p/>
          </table:table-cell>
          <table:table-cell table:style-name="ce23" table:formula="of:=IF([$_data_.O152];[$_data_.O152];&quot;&quot;)">
            <text:p/>
          </table:table-cell>
          <table:table-cell table:style-name="ce23" table:formula="of:=IF([$_data_.P152];[$_data_.P152];&quot;&quot;)">
            <text:p/>
          </table:table-cell>
          <table:table-cell table:style-name="ce23" table:formula="of:=IF([$_data_.Q152];[$_data_.Q152];&quot;&quot;)">
            <text:p/>
          </table:table-cell>
          <table:table-cell table:style-name="ce23" table:formula="of:=IF([$_data_.R152];[$_data_.R152];&quot;&quot;)">
            <text:p/>
          </table:table-cell>
          <table:table-cell table:style-name="ce23" table:formula="of:=IF([$_data_.S152];[$_data_.S152];&quot;&quot;)">
            <text:p/>
          </table:table-cell>
          <table:table-cell table:style-name="ce62" table:formula="of:=IF([$_data_.T152];[$_data_.T152];&quot;&quot;)">
            <text:p/>
          </table:table-cell>
          <table:table-cell table:style-name="ce65" table:formula="of:=IF([$_data_.U152];[$_data_.U152];&quot;&quot;)">
            <text:p/>
          </table:table-cell>
        </table:table-row>
        <table:table-row table:style-name="ro1">
          <table:table-cell table:formula="of:=IF([$_data_.A153];[$_data_.A153];&quot;&quot;)">
            <text:p/>
          </table:table-cell>
          <table:table-cell table:formula="of:=IF([$_data_.B153];[$_data_.B153];&quot;&quot;)">
            <text:p/>
          </table:table-cell>
          <table:table-cell table:style-name="ce23" table:formula="of:=IF([$_data_.C153];[$_data_.C153];&quot;&quot;)">
            <text:p/>
          </table:table-cell>
          <table:table-cell table:style-name="ce23" table:formula="of:=IF([$_data_.D153];[$_data_.D153];&quot;&quot;)">
            <text:p/>
          </table:table-cell>
          <table:table-cell table:style-name="ce23" table:formula="of:=IF([$_data_.E153];[$_data_.E153];&quot;&quot;)">
            <text:p/>
          </table:table-cell>
          <table:table-cell table:style-name="ce23" table:formula="of:=IF([$_data_.F153];[$_data_.F153];&quot;&quot;)">
            <text:p/>
          </table:table-cell>
          <table:table-cell table:style-name="ce33" table:formula="of:=IF([$_data_.G153];[$_data_.G153];&quot;&quot;)">
            <text:p/>
          </table:table-cell>
          <table:table-cell table:style-name="ce33" table:formula="of:=IF([$_data_.H153];[$_data_.H153];&quot;&quot;)">
            <text:p/>
          </table:table-cell>
          <table:table-cell table:style-name="ce23" table:formula="of:=IF([$_data_.I153];[$_data_.I153];&quot;&quot;)">
            <text:p/>
          </table:table-cell>
          <table:table-cell table:style-name="ce37" table:formula="of:=IF([$_data_.J153];[$_data_.J153];&quot;&quot;)">
            <text:p/>
          </table:table-cell>
          <table:table-cell table:style-name="ce23" table:formula="of:=IF([$_data_.K153];[$_data_.K153];&quot;&quot;)">
            <text:p/>
          </table:table-cell>
          <table:table-cell table:style-name="ce23" table:formula="of:=IF([$_data_.L153];[$_data_.L153];&quot;&quot;)">
            <text:p/>
          </table:table-cell>
          <table:table-cell table:style-name="ce23" table:formula="of:=IF([$_data_.M153];[$_data_.M153];&quot;&quot;)">
            <text:p/>
          </table:table-cell>
          <table:table-cell table:style-name="ce23" table:formula="of:=IF([$_data_.N153];[$_data_.N153];&quot;&quot;)">
            <text:p/>
          </table:table-cell>
          <table:table-cell table:style-name="ce23" table:formula="of:=IF([$_data_.O153];[$_data_.O153];&quot;&quot;)">
            <text:p/>
          </table:table-cell>
          <table:table-cell table:style-name="ce23" table:formula="of:=IF([$_data_.P153];[$_data_.P153];&quot;&quot;)">
            <text:p/>
          </table:table-cell>
          <table:table-cell table:style-name="ce23" table:formula="of:=IF([$_data_.Q153];[$_data_.Q153];&quot;&quot;)">
            <text:p/>
          </table:table-cell>
          <table:table-cell table:style-name="ce23" table:formula="of:=IF([$_data_.R153];[$_data_.R153];&quot;&quot;)">
            <text:p/>
          </table:table-cell>
          <table:table-cell table:style-name="ce23" table:formula="of:=IF([$_data_.S153];[$_data_.S153];&quot;&quot;)">
            <text:p/>
          </table:table-cell>
          <table:table-cell table:style-name="ce62" table:formula="of:=IF([$_data_.T153];[$_data_.T153];&quot;&quot;)">
            <text:p/>
          </table:table-cell>
          <table:table-cell table:style-name="ce65" table:formula="of:=IF([$_data_.U153];[$_data_.U153];&quot;&quot;)">
            <text:p/>
          </table:table-cell>
        </table:table-row>
        <table:table-row table:style-name="ro1">
          <table:table-cell table:style-name="ce16" table:formula="of:=IF([$_data_.A154];[$_data_.A154];&quot;&quot;)">
            <text:p/>
          </table:table-cell>
          <table:table-cell table:style-name="ce24" table:formula="of:=IF([$_data_.B154];[$_data_.B154];&quot;&quot;)">
            <text:p/>
          </table:table-cell>
          <table:table-cell table:style-name="ce24" table:formula="of:=IF([$_data_.C154];[$_data_.C154];&quot;&quot;)">
            <text:p/>
          </table:table-cell>
          <table:table-cell table:style-name="ce24" table:formula="of:=IF([$_data_.D154];[$_data_.D154];&quot;&quot;)">
            <text:p/>
          </table:table-cell>
          <table:table-cell table:style-name="ce24" table:formula="of:=IF([$_data_.E154];[$_data_.E154];&quot;&quot;)">
            <text:p/>
          </table:table-cell>
          <table:table-cell table:style-name="ce24" table:formula="of:=IF([$_data_.F154];[$_data_.F154];&quot;&quot;)">
            <text:p/>
          </table:table-cell>
          <table:table-cell table:style-name="ce34" table:formula="of:=IF([$_data_.G154];[$_data_.G154];&quot;&quot;)">
            <text:p/>
          </table:table-cell>
          <table:table-cell table:style-name="ce34" table:formula="of:=IF([$_data_.H154];[$_data_.H154];&quot;&quot;)">
            <text:p/>
          </table:table-cell>
          <table:table-cell table:style-name="ce24" table:formula="of:=IF([$_data_.I154];[$_data_.I154];&quot;&quot;)">
            <text:p/>
          </table:table-cell>
          <table:table-cell table:style-name="ce38" table:formula="of:=IF([$_data_.J154];[$_data_.J154];&quot;&quot;)">
            <text:p/>
          </table:table-cell>
          <table:table-cell table:style-name="ce24" table:formula="of:=IF([$_data_.K154];[$_data_.K154];&quot;&quot;)">
            <text:p/>
          </table:table-cell>
          <table:table-cell table:style-name="ce24" table:formula="of:=IF([$_data_.L154];[$_data_.L154];&quot;&quot;)">
            <text:p/>
          </table:table-cell>
          <table:table-cell table:style-name="ce24" table:formula="of:=IF([$_data_.M154];[$_data_.M154];&quot;&quot;)">
            <text:p/>
          </table:table-cell>
          <table:table-cell table:style-name="ce24" table:formula="of:=IF([$_data_.N154];[$_data_.N154];&quot;&quot;)">
            <text:p/>
          </table:table-cell>
          <table:table-cell table:style-name="ce24" table:formula="of:=IF([$_data_.O154];[$_data_.O154];&quot;&quot;)">
            <text:p/>
          </table:table-cell>
          <table:table-cell table:style-name="ce24" table:formula="of:=IF([$_data_.P154];[$_data_.P154];&quot;&quot;)">
            <text:p/>
          </table:table-cell>
          <table:table-cell table:style-name="ce24" table:formula="of:=IF([$_data_.Q154];[$_data_.Q154];&quot;&quot;)">
            <text:p/>
          </table:table-cell>
          <table:table-cell table:style-name="ce24" table:formula="of:=IF([$_data_.R154];[$_data_.R154];&quot;&quot;)">
            <text:p/>
          </table:table-cell>
          <table:table-cell table:style-name="ce24" table:formula="of:=IF([$_data_.S154];[$_data_.S154];&quot;&quot;)">
            <text:p/>
          </table:table-cell>
          <table:table-cell table:style-name="ce63" table:formula="of:=IF([$_data_.T154];[$_data_.T154];&quot;&quot;)">
            <text:p/>
          </table:table-cell>
          <table:table-cell table:style-name="ce66" table:formula="of:=IF([$_data_.U154];[$_data_.U1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Huhti.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Huhti.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Huhti.P3:.P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Huhti.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Huhti.Q3:.Q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Huhti.F3:.F35];[Huhti.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Huhti.R3:.R35];[Huhti.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Huhti.F3:.F35];[Huhti.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Huhti.F3:.F35];[Huhti.I3:.I35];&quot;=1&quot;;[Huhti.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Huhti.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Huhti.F3:.F35];[Huhti.I3:.I35];&quot;=1&quot;;[Huhti.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22];[$_data_.A122];&quot;&quot;)">
            <text:p/>
          </table:table-cell>
          <table:table-cell table:style-name="ce27" table:formula="of:=IF([$_data_.V122]=&quot;&quot;;&quot;&quot;;[$_data_.V122])" table:number-columns-spanned="20" table:number-rows-spanned="1">
            <text:p/>
          </table:table-cell>
          <table:covered-table-cell table:formula="of:=IF(#REF!.[Huhti.C86]=&quot;&quot;;&quot;&quot;;#REF!.[Huhti.C86])" office:value-type="string" office:string-value="" calcext:value-type="error">
            <text:p>Err:501</text:p>
          </table:covered-table-cell>
          <table:covered-table-cell table:formula="of:=IF(#REF!.[Huhti.D86]=&quot;&quot;;&quot;&quot;;#REF!.[Huhti.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Huhti.F86]=&quot;&quot;;&quot;&quot;;#REF!.[Huhti.F86])" office:value-type="string" office:string-value="" calcext:value-type="error">
            <text:p>Err:501</text:p>
          </table:covered-table-cell>
          <table:covered-table-cell table:formula="of:=IF(#REF!.[Huhti.G86]=&quot;&quot;;&quot;&quot;;#REF!.[Huhti.G86])" office:value-type="string" office:string-value="" calcext:value-type="error">
            <text:p>Err:501</text:p>
          </table:covered-table-cell>
          <table:covered-table-cell table:formula="of:=IF(#REF!.[Huhti.H86]=&quot;&quot;;&quot;&quot;;#REF!.[Huhti.H86])" office:value-type="string" office:string-value="" calcext:value-type="error">
            <text:p>Err:501</text:p>
          </table:covered-table-cell>
          <table:covered-table-cell table:formula="of:=IF(#REF!.[Huhti.I86]=&quot;&quot;;&quot;&quot;;#REF!.[Huhti.I86])" office:value-type="string" office:string-value="" calcext:value-type="error">
            <text:p>Err:501</text:p>
          </table:covered-table-cell>
          <table:covered-table-cell table:formula="of:=IF(#REF!.[Huhti.J86]=&quot;&quot;;&quot;&quot;;#REF!.[Huhti.J86])" office:value-type="string" office:string-value="" calcext:value-type="error">
            <text:p>Err:501</text:p>
          </table:covered-table-cell>
          <table:covered-table-cell table:formula="of:=IF(#REF!.[Huhti.K86]=&quot;&quot;;&quot;&quot;;#REF!.[Huhti.K86])" office:value-type="string" office:string-value="" calcext:value-type="error">
            <text:p>Err:501</text:p>
          </table:covered-table-cell>
          <table:covered-table-cell table:formula="of:=IF(#REF!.[Huhti.L86]=&quot;&quot;;&quot;&quot;;#REF!.[Huhti.L86])" office:value-type="string" office:string-value="" calcext:value-type="error">
            <text:p>Err:501</text:p>
          </table:covered-table-cell>
          <table:covered-table-cell table:formula="of:=IF(#REF!.[Huhti.M86]=&quot;&quot;;&quot;&quot;;#REF!.[Huhti.M86])" office:value-type="string" office:string-value="" calcext:value-type="error">
            <text:p>Err:501</text:p>
          </table:covered-table-cell>
          <table:covered-table-cell table:formula="of:=IF(#REF!.[Huhti.N86]=&quot;&quot;;&quot;&quot;;#REF!.[Huhti.N86])" office:value-type="string" office:string-value="" calcext:value-type="error">
            <text:p>Err:501</text:p>
          </table:covered-table-cell>
          <table:covered-table-cell table:formula="of:=IF(#REF!.[Huhti.O86]=&quot;&quot;;&quot;&quot;;#REF!.[Huhti.O86])" office:value-type="string" office:string-value="" calcext:value-type="error">
            <text:p>Err:501</text:p>
          </table:covered-table-cell>
          <table:covered-table-cell table:formula="of:=IF(#REF!.[Huhti.P86]=&quot;&quot;;&quot;&quot;;#REF!.[Huhti.P86])" office:value-type="string" office:string-value="" calcext:value-type="error">
            <text:p>Err:501</text:p>
          </table:covered-table-cell>
          <table:covered-table-cell table:formula="of:=IF(#REF!.[Huhti.Q86]=&quot;&quot;;&quot;&quot;;#REF!.[Huhti.Q86])" office:value-type="string" office:string-value="" calcext:value-type="error">
            <text:p>Err:501</text:p>
          </table:covered-table-cell>
          <table:covered-table-cell table:formula="of:=IF(#REF!.[Huhti.R86]=&quot;&quot;;&quot;&quot;;#REF!.[Huhti.R86])" office:value-type="string" office:string-value="" calcext:value-type="error">
            <text:p>Err:501</text:p>
          </table:covered-table-cell>
          <table:covered-table-cell table:formula="of:=IF(#REF!.[Huhti.S86]=&quot;&quot;;&quot;&quot;;#REF!.[Huhti.S86])" office:value-type="string" office:string-value="" calcext:value-type="error">
            <text:p>Err:501</text:p>
          </table:covered-table-cell>
          <table:covered-table-cell table:formula="of:=IF(#REF!.[Huhti.T86]=&quot;&quot;;&quot;&quot;;#REF!.[Huhti.T86])" office:value-type="string" office:string-value="" calcext:value-type="error">
            <text:p>Err:501</text:p>
          </table:covered-table-cell>
          <table:covered-table-cell table:formula="of:=IF(#REF!.[Huhti.U86]=&quot;&quot;;&quot;&quot;;#REF!.[Huhti.U86])" office:value-type="string" office:string-value="" calcext:value-type="error">
            <text:p>Err:501</text:p>
          </table:covered-table-cell>
        </table:table-row>
        <table:table-row table:style-name="ro1">
          <table:table-cell table:formula="of:=IF([$_data_.A123];[$_data_.A123];&quot;&quot;)">
            <text:p/>
          </table:table-cell>
          <table:table-cell table:style-name="ce28" table:formula="of:=IF([$_data_.V123]=&quot;&quot;;&quot;&quot;;[$_data_.V12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4];[$_data_.A124];&quot;&quot;)">
            <text:p/>
          </table:table-cell>
          <table:table-cell table:style-name="ce28" table:formula="of:=IF([$_data_.V124]=&quot;&quot;;&quot;&quot;;[$_data_.V12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5];[$_data_.A125];&quot;&quot;)">
            <text:p/>
          </table:table-cell>
          <table:table-cell table:style-name="ce28" table:formula="of:=IF([$_data_.V125]=&quot;&quot;;&quot;&quot;;[$_data_.V12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6];[$_data_.A126];&quot;&quot;)">
            <text:p/>
          </table:table-cell>
          <table:table-cell table:style-name="ce28" table:formula="of:=IF([$_data_.V126]=&quot;&quot;;&quot;&quot;;[$_data_.V12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7];[$_data_.A127];&quot;&quot;)">
            <text:p/>
          </table:table-cell>
          <table:table-cell table:style-name="ce28" table:formula="of:=IF([$_data_.V127]=&quot;&quot;;&quot;&quot;;[$_data_.V12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8];[$_data_.A128];&quot;&quot;)">
            <text:p/>
          </table:table-cell>
          <table:table-cell table:style-name="ce28" table:formula="of:=IF([$_data_.V128]=&quot;&quot;;&quot;&quot;;[$_data_.V12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29];[$_data_.A129];&quot;&quot;)">
            <text:p/>
          </table:table-cell>
          <table:table-cell table:style-name="ce28" table:formula="of:=IF([$_data_.V129]=&quot;&quot;;&quot;&quot;;[$_data_.V12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0];[$_data_.A130];&quot;&quot;)">
            <text:p/>
          </table:table-cell>
          <table:table-cell table:style-name="ce28" table:formula="of:=IF([$_data_.V130]=&quot;&quot;;&quot;&quot;;[$_data_.V13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1];[$_data_.A131];&quot;&quot;)">
            <text:p/>
          </table:table-cell>
          <table:table-cell table:style-name="ce28" table:formula="of:=IF([$_data_.V131]=&quot;&quot;;&quot;&quot;;[$_data_.V13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2];[$_data_.A132];&quot;&quot;)">
            <text:p/>
          </table:table-cell>
          <table:table-cell table:style-name="ce28" table:formula="of:=IF([$_data_.V132]=&quot;&quot;;&quot;&quot;;[$_data_.V13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3];[$_data_.A133];&quot;&quot;)">
            <text:p/>
          </table:table-cell>
          <table:table-cell table:style-name="ce28" table:formula="of:=IF([$_data_.V133]=&quot;&quot;;&quot;&quot;;[$_data_.V13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4];[$_data_.A134];&quot;&quot;)">
            <text:p/>
          </table:table-cell>
          <table:table-cell table:style-name="ce28" table:formula="of:=IF([$_data_.V134]=&quot;&quot;;&quot;&quot;;[$_data_.V13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5];[$_data_.A135];&quot;&quot;)">
            <text:p/>
          </table:table-cell>
          <table:table-cell table:style-name="ce28" table:formula="of:=IF([$_data_.V135]=&quot;&quot;;&quot;&quot;;[$_data_.V13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6];[$_data_.A136];&quot;&quot;)">
            <text:p/>
          </table:table-cell>
          <table:table-cell table:style-name="ce28" table:formula="of:=IF([$_data_.V136]=&quot;&quot;;&quot;&quot;;[$_data_.V13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7];[$_data_.A137];&quot;&quot;)">
            <text:p/>
          </table:table-cell>
          <table:table-cell table:style-name="ce28" table:formula="of:=IF([$_data_.V137]=&quot;&quot;;&quot;&quot;;[$_data_.V13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8];[$_data_.A138];&quot;&quot;)">
            <text:p/>
          </table:table-cell>
          <table:table-cell table:style-name="ce28" table:formula="of:=IF([$_data_.V138]=&quot;&quot;;&quot;&quot;;[$_data_.V13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39];[$_data_.A139];&quot;&quot;)">
            <text:p/>
          </table:table-cell>
          <table:table-cell table:style-name="ce28" table:formula="of:=IF([$_data_.V139]=&quot;&quot;;&quot;&quot;;[$_data_.V13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0];[$_data_.A140];&quot;&quot;)">
            <text:p/>
          </table:table-cell>
          <table:table-cell table:style-name="ce28" table:formula="of:=IF([$_data_.V140]=&quot;&quot;;&quot;&quot;;[$_data_.V14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1];[$_data_.A141];&quot;&quot;)">
            <text:p/>
          </table:table-cell>
          <table:table-cell table:style-name="ce28" table:formula="of:=IF([$_data_.V141]=&quot;&quot;;&quot;&quot;;[$_data_.V14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2];[$_data_.A142];&quot;&quot;)">
            <text:p/>
          </table:table-cell>
          <table:table-cell table:style-name="ce28" table:formula="of:=IF([$_data_.V142]=&quot;&quot;;&quot;&quot;;[$_data_.V14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3];[$_data_.A143];&quot;&quot;)">
            <text:p/>
          </table:table-cell>
          <table:table-cell table:style-name="ce28" table:formula="of:=IF([$_data_.V143]=&quot;&quot;;&quot;&quot;;[$_data_.V14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4];[$_data_.A144];&quot;&quot;)">
            <text:p/>
          </table:table-cell>
          <table:table-cell table:style-name="ce28" table:formula="of:=IF([$_data_.V144]=&quot;&quot;;&quot;&quot;;[$_data_.V144])"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5];[$_data_.A145];&quot;&quot;)">
            <text:p/>
          </table:table-cell>
          <table:table-cell table:style-name="ce28" table:formula="of:=IF([$_data_.V145]=&quot;&quot;;&quot;&quot;;[$_data_.V145])"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6];[$_data_.A146];&quot;&quot;)">
            <text:p/>
          </table:table-cell>
          <table:table-cell table:style-name="ce28" table:formula="of:=IF([$_data_.V146]=&quot;&quot;;&quot;&quot;;[$_data_.V146])"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7];[$_data_.A147];&quot;&quot;)">
            <text:p/>
          </table:table-cell>
          <table:table-cell table:style-name="ce28" table:formula="of:=IF([$_data_.V147]=&quot;&quot;;&quot;&quot;;[$_data_.V147])"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8];[$_data_.A148];&quot;&quot;)">
            <text:p/>
          </table:table-cell>
          <table:table-cell table:style-name="ce28" table:formula="of:=IF([$_data_.V148]=&quot;&quot;;&quot;&quot;;[$_data_.V148])"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49];[$_data_.A149];&quot;&quot;)">
            <text:p/>
          </table:table-cell>
          <table:table-cell table:style-name="ce28" table:formula="of:=IF([$_data_.V149]=&quot;&quot;;&quot;&quot;;[$_data_.V149])"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0];[$_data_.A150];&quot;&quot;)">
            <text:p/>
          </table:table-cell>
          <table:table-cell table:style-name="ce28" table:formula="of:=IF([$_data_.V150]=&quot;&quot;;&quot;&quot;;[$_data_.V150])"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1];[$_data_.A151];&quot;&quot;)">
            <text:p/>
          </table:table-cell>
          <table:table-cell table:style-name="ce28" table:formula="of:=IF([$_data_.V151]=&quot;&quot;;&quot;&quot;;[$_data_.V151])"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2];[$_data_.A152];&quot;&quot;)">
            <text:p/>
          </table:table-cell>
          <table:table-cell table:style-name="ce28" table:formula="of:=IF([$_data_.V152]=&quot;&quot;;&quot;&quot;;[$_data_.V152])"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formula="of:=IF([$_data_.A153];[$_data_.A153];&quot;&quot;)">
            <text:p/>
          </table:table-cell>
          <table:table-cell table:style-name="ce28" table:formula="of:=IF([$_data_.V153]=&quot;&quot;;&quot;&quot;;[$_data_.V153])" table:number-columns-spanned="20" table:number-rows-spanned="1">
            <text:p/>
          </table:table-cell>
          <table:covered-table-cell table:formula="of:=IF(#REF!.[Huhti.C87]=&quot;&quot;;&quot;&quot;;#REF!.[Huhti.C87])" office:value-type="string" office:string-value="" calcext:value-type="error">
            <text:p>Err:501</text:p>
          </table:covered-table-cell>
          <table:covered-table-cell table:formula="of:=IF(#REF!.[Huhti.D87]=&quot;&quot;;&quot;&quot;;#REF!.[Huhti.D87])" office:value-type="string" office:string-value="" calcext:value-type="error">
            <text:p>Err:501</text:p>
          </table:covered-table-cell>
          <table:covered-table-cell table:formula="of:=IF(#REF!.e87=&quot;&quot;;&quot;&quot;;#REF!.e87)" office:value-type="string" office:string-value="" calcext:value-type="error">
            <text:p>Err:508</text:p>
          </table:covered-table-cell>
          <table:covered-table-cell table:formula="of:=IF(#REF!.[Huhti.F87]=&quot;&quot;;&quot;&quot;;#REF!.[Huhti.F87])" office:value-type="string" office:string-value="" calcext:value-type="error">
            <text:p>Err:501</text:p>
          </table:covered-table-cell>
          <table:covered-table-cell table:formula="of:=IF(#REF!.[Huhti.G87]=&quot;&quot;;&quot;&quot;;#REF!.[Huhti.G87])" office:value-type="string" office:string-value="" calcext:value-type="error">
            <text:p>Err:501</text:p>
          </table:covered-table-cell>
          <table:covered-table-cell table:formula="of:=IF(#REF!.[Huhti.H87]=&quot;&quot;;&quot;&quot;;#REF!.[Huhti.H87])" office:value-type="string" office:string-value="" calcext:value-type="error">
            <text:p>Err:501</text:p>
          </table:covered-table-cell>
          <table:covered-table-cell table:formula="of:=IF(#REF!.[Huhti.I87]=&quot;&quot;;&quot;&quot;;#REF!.[Huhti.I87])" office:value-type="string" office:string-value="" calcext:value-type="error">
            <text:p>Err:501</text:p>
          </table:covered-table-cell>
          <table:covered-table-cell table:formula="of:=IF(#REF!.[Huhti.J87]=&quot;&quot;;&quot;&quot;;#REF!.[Huhti.J87])" office:value-type="string" office:string-value="" calcext:value-type="error">
            <text:p>Err:501</text:p>
          </table:covered-table-cell>
          <table:covered-table-cell table:formula="of:=IF(#REF!.[Huhti.K87]=&quot;&quot;;&quot;&quot;;#REF!.[Huhti.K87])" office:value-type="string" office:string-value="" calcext:value-type="error">
            <text:p>Err:501</text:p>
          </table:covered-table-cell>
          <table:covered-table-cell table:formula="of:=IF(#REF!.[Huhti.L87]=&quot;&quot;;&quot;&quot;;#REF!.[Huhti.L87])" office:value-type="string" office:string-value="" calcext:value-type="error">
            <text:p>Err:501</text:p>
          </table:covered-table-cell>
          <table:covered-table-cell table:formula="of:=IF(#REF!.[Huhti.M87]=&quot;&quot;;&quot;&quot;;#REF!.[Huhti.M87])" office:value-type="string" office:string-value="" calcext:value-type="error">
            <text:p>Err:501</text:p>
          </table:covered-table-cell>
          <table:covered-table-cell table:formula="of:=IF(#REF!.[Huhti.N87]=&quot;&quot;;&quot;&quot;;#REF!.[Huhti.N87])" office:value-type="string" office:string-value="" calcext:value-type="error">
            <text:p>Err:501</text:p>
          </table:covered-table-cell>
          <table:covered-table-cell table:formula="of:=IF(#REF!.[Huhti.O87]=&quot;&quot;;&quot;&quot;;#REF!.[Huhti.O87])" office:value-type="string" office:string-value="" calcext:value-type="error">
            <text:p>Err:501</text:p>
          </table:covered-table-cell>
          <table:covered-table-cell table:formula="of:=IF(#REF!.[Huhti.P87]=&quot;&quot;;&quot;&quot;;#REF!.[Huhti.P87])" office:value-type="string" office:string-value="" calcext:value-type="error">
            <text:p>Err:501</text:p>
          </table:covered-table-cell>
          <table:covered-table-cell table:formula="of:=IF(#REF!.[Huhti.Q87]=&quot;&quot;;&quot;&quot;;#REF!.[Huhti.Q87])" office:value-type="string" office:string-value="" calcext:value-type="error">
            <text:p>Err:501</text:p>
          </table:covered-table-cell>
          <table:covered-table-cell table:formula="of:=IF(#REF!.[Huhti.R87]=&quot;&quot;;&quot;&quot;;#REF!.[Huhti.R87])" office:value-type="string" office:string-value="" calcext:value-type="error">
            <text:p>Err:501</text:p>
          </table:covered-table-cell>
          <table:covered-table-cell table:formula="of:=IF(#REF!.[Huhti.S87]=&quot;&quot;;&quot;&quot;;#REF!.[Huhti.S87])" office:value-type="string" office:string-value="" calcext:value-type="error">
            <text:p>Err:501</text:p>
          </table:covered-table-cell>
          <table:covered-table-cell table:formula="of:=IF(#REF!.[Huhti.T87]=&quot;&quot;;&quot;&quot;;#REF!.[Huhti.T87])" office:value-type="string" office:string-value="" calcext:value-type="error">
            <text:p>Err:501</text:p>
          </table:covered-table-cell>
          <table:covered-table-cell table:formula="of:=IF(#REF!.[Huhti.U87]=&quot;&quot;;&quot;&quot;;#REF!.[Huhti.U87])" office:value-type="string" office:string-value="" calcext:value-type="error">
            <text:p>Err:501</text:p>
          </table:covered-table-cell>
        </table:table-row>
        <table:table-row table:style-name="ro1">
          <table:table-cell table:style-name="ce16" table:formula="of:=IF([$_data_.A154];[$_data_.A154];&quot;&quot;)">
            <text:p/>
          </table:table-cell>
          <table:table-cell table:style-name="ce29" table:formula="of:=IF([$_data_.V154]=&quot;&quot;;&quot;&quot;;[$_data_.V154])" table:number-columns-spanned="20" table:number-rows-spanned="1">
            <text:p/>
          </table:table-cell>
          <table:covered-table-cell table:formula="of:=IF(#REF!.[Huhti.C118]=&quot;&quot;;&quot;&quot;;#REF!.[Huhti.C118])" office:value-type="string" office:string-value="" calcext:value-type="error">
            <text:p>Err:501</text:p>
          </table:covered-table-cell>
          <table:covered-table-cell table:formula="of:=IF(#REF!.[Huhti.D118]=&quot;&quot;;&quot;&quot;;#REF!.[Huhti.D118])" office:value-type="string" office:string-value="" calcext:value-type="error">
            <text:p>Err:501</text:p>
          </table:covered-table-cell>
          <table:covered-table-cell table:formula="of:=IF(#REF!.e118=&quot;&quot;;&quot;&quot;;#REF!.e118)" office:value-type="string" office:string-value="" calcext:value-type="error">
            <text:p>Err:508</text:p>
          </table:covered-table-cell>
          <table:covered-table-cell table:formula="of:=IF(#REF!.[Huhti.F118]=&quot;&quot;;&quot;&quot;;#REF!.[Huhti.F118])" office:value-type="string" office:string-value="" calcext:value-type="error">
            <text:p>Err:501</text:p>
          </table:covered-table-cell>
          <table:covered-table-cell table:formula="of:=IF(#REF!.[Huhti.G118]=&quot;&quot;;&quot;&quot;;#REF!.[Huhti.G118])" office:value-type="string" office:string-value="" calcext:value-type="error">
            <text:p>Err:501</text:p>
          </table:covered-table-cell>
          <table:covered-table-cell table:formula="of:=IF(#REF!.[Huhti.H118]=&quot;&quot;;&quot;&quot;;#REF!.[Huhti.H118])" office:value-type="string" office:string-value="" calcext:value-type="error">
            <text:p>Err:501</text:p>
          </table:covered-table-cell>
          <table:covered-table-cell table:formula="of:=IF(#REF!.[Huhti.I118]=&quot;&quot;;&quot;&quot;;#REF!.[Huhti.I118])" office:value-type="string" office:string-value="" calcext:value-type="error">
            <text:p>Err:501</text:p>
          </table:covered-table-cell>
          <table:covered-table-cell table:formula="of:=IF(#REF!.[Huhti.J118]=&quot;&quot;;&quot;&quot;;#REF!.[Huhti.J118])" office:value-type="string" office:string-value="" calcext:value-type="error">
            <text:p>Err:501</text:p>
          </table:covered-table-cell>
          <table:covered-table-cell table:formula="of:=IF(#REF!.[Huhti.K118]=&quot;&quot;;&quot;&quot;;#REF!.[Huhti.K118])" office:value-type="string" office:string-value="" calcext:value-type="error">
            <text:p>Err:501</text:p>
          </table:covered-table-cell>
          <table:covered-table-cell table:formula="of:=IF(#REF!.[Huhti.L118]=&quot;&quot;;&quot;&quot;;#REF!.[Huhti.L118])" office:value-type="string" office:string-value="" calcext:value-type="error">
            <text:p>Err:501</text:p>
          </table:covered-table-cell>
          <table:covered-table-cell table:formula="of:=IF(#REF!.[Huhti.M118]=&quot;&quot;;&quot;&quot;;#REF!.[Huhti.M118])" office:value-type="string" office:string-value="" calcext:value-type="error">
            <text:p>Err:501</text:p>
          </table:covered-table-cell>
          <table:covered-table-cell table:formula="of:=IF(#REF!.[Huhti.N118]=&quot;&quot;;&quot;&quot;;#REF!.[Huhti.N118])" office:value-type="string" office:string-value="" calcext:value-type="error">
            <text:p>Err:501</text:p>
          </table:covered-table-cell>
          <table:covered-table-cell table:formula="of:=IF(#REF!.[Huhti.O118]=&quot;&quot;;&quot;&quot;;#REF!.[Huhti.O118])" office:value-type="string" office:string-value="" calcext:value-type="error">
            <text:p>Err:501</text:p>
          </table:covered-table-cell>
          <table:covered-table-cell table:formula="of:=IF(#REF!.[Huhti.P118]=&quot;&quot;;&quot;&quot;;#REF!.[Huhti.P118])" office:value-type="string" office:string-value="" calcext:value-type="error">
            <text:p>Err:501</text:p>
          </table:covered-table-cell>
          <table:covered-table-cell table:formula="of:=IF(#REF!.[Huhti.Q118]=&quot;&quot;;&quot;&quot;;#REF!.[Huhti.Q118])" office:value-type="string" office:string-value="" calcext:value-type="error">
            <text:p>Err:501</text:p>
          </table:covered-table-cell>
          <table:covered-table-cell table:formula="of:=IF(#REF!.[Huhti.R118]=&quot;&quot;;&quot;&quot;;#REF!.[Huhti.R118])" office:value-type="string" office:string-value="" calcext:value-type="error">
            <text:p>Err:501</text:p>
          </table:covered-table-cell>
          <table:covered-table-cell table:formula="of:=IF(#REF!.[Huhti.S118]=&quot;&quot;;&quot;&quot;;#REF!.[Huhti.S118])" office:value-type="string" office:string-value="" calcext:value-type="error">
            <text:p>Err:501</text:p>
          </table:covered-table-cell>
          <table:covered-table-cell table:formula="of:=IF(#REF!.[Huhti.T118]=&quot;&quot;;&quot;&quot;;#REF!.[Huhti.T118])" office:value-type="string" office:string-value="" calcext:value-type="error">
            <text:p>Err:501</text:p>
          </table:covered-table-cell>
          <table:covered-table-cell table:formula="of:=IF(#REF!.[Huhti.U118]=&quot;&quot;;&quot;&quot;;#REF!.[Huhti.U118])" office:value-type="string" office:string-value="" calcext:value-type="error">
            <text:p>Err:501</text:p>
          </table:covered-table-cell>
        </table:table-row>
      </table:table>
      <table:table table:name="Touko" table:style-name="ta1">
        <table:table-column table:style-name="co4" table:default-cell-style-name="ce15"/>
        <table:table-column table:style-name="co5" table:number-columns-repeated="5" table:default-cell-style-name="ce23"/>
        <table:table-column table:style-name="co3" table:number-columns-repeated="2" table:default-cell-style-name="ce33"/>
        <table:table-column table:style-name="co5" table:default-cell-style-name="ce23"/>
        <table:table-column table:style-name="co7" table:default-cell-style-name="ce37"/>
        <table:table-column table:style-name="co5" table:number-columns-repeated="9" table:default-cell-style-name="ce23"/>
        <table:table-column table:style-name="co7" table:default-cell-style-name="ce62"/>
        <table:table-column table:style-name="co7" table:default-cell-style-name="ce65"/>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162];[$_data_.A162];&quot;&quot;)">
            <text:p/>
          </table:table-cell>
          <table:table-cell table:style-name="ce22" table:formula="of:=IF([$_data_.B162];[$_data_.B162];&quot;&quot;)">
            <text:p/>
          </table:table-cell>
          <table:table-cell table:style-name="ce22" table:formula="of:=IF([$_data_.C162];[$_data_.C162];&quot;&quot;)">
            <text:p/>
          </table:table-cell>
          <table:table-cell table:style-name="ce22" table:formula="of:=IF([$_data_.D162];[$_data_.D162];&quot;&quot;)">
            <text:p/>
          </table:table-cell>
          <table:table-cell table:style-name="ce22" table:formula="of:=IF([$_data_.E162];[$_data_.E162];&quot;&quot;)">
            <text:p/>
          </table:table-cell>
          <table:table-cell table:style-name="ce22" table:formula="of:=IF([$_data_.F162];[$_data_.F162];&quot;&quot;)">
            <text:p/>
          </table:table-cell>
          <table:table-cell table:style-name="ce32" table:formula="of:=IF([$_data_.G162];[$_data_.G162];&quot;&quot;)">
            <text:p/>
          </table:table-cell>
          <table:table-cell table:style-name="ce32" table:formula="of:=IF([$_data_.H162];[$_data_.H162];&quot;&quot;)">
            <text:p/>
          </table:table-cell>
          <table:table-cell table:style-name="ce22" table:formula="of:=IF([$_data_.I162];[$_data_.I162];&quot;&quot;)">
            <text:p/>
          </table:table-cell>
          <table:table-cell table:style-name="ce36" table:formula="of:=IF([$_data_.J162];[$_data_.J162];&quot;&quot;)">
            <text:p/>
          </table:table-cell>
          <table:table-cell table:style-name="ce22" table:formula="of:=IF([$_data_.K162];[$_data_.K162];&quot;&quot;)">
            <text:p/>
          </table:table-cell>
          <table:table-cell table:style-name="ce22" table:formula="of:=IF([$_data_.L162];[$_data_.L162];&quot;&quot;)">
            <text:p/>
          </table:table-cell>
          <table:table-cell table:style-name="ce22" table:formula="of:=IF([$_data_.M162];[$_data_.M162];&quot;&quot;)">
            <text:p/>
          </table:table-cell>
          <table:table-cell table:style-name="ce22" table:formula="of:=IF([$_data_.N162];[$_data_.N162];&quot;&quot;)">
            <text:p/>
          </table:table-cell>
          <table:table-cell table:style-name="ce22" table:formula="of:=IF([$_data_.O162];[$_data_.O162];&quot;&quot;)">
            <text:p/>
          </table:table-cell>
          <table:table-cell table:style-name="ce22" table:formula="of:=IF([$_data_.P162];[$_data_.P162];&quot;&quot;)">
            <text:p/>
          </table:table-cell>
          <table:table-cell table:style-name="ce22" table:formula="of:=IF([$_data_.Q162];[$_data_.Q162];&quot;&quot;)">
            <text:p/>
          </table:table-cell>
          <table:table-cell table:style-name="ce22" table:formula="of:=IF([$_data_.R162];[$_data_.R162];&quot;&quot;)">
            <text:p/>
          </table:table-cell>
          <table:table-cell table:style-name="ce22" table:formula="of:=IF([$_data_.S162];[$_data_.S162];&quot;&quot;)">
            <text:p/>
          </table:table-cell>
          <table:table-cell table:style-name="ce61" table:formula="of:=IF([$_data_.T162];[$_data_.T162];&quot;&quot;)">
            <text:p/>
          </table:table-cell>
          <table:table-cell table:style-name="ce64" table:formula="of:=IF([$_data_.U162];[$_data_.U162];&quot;&quot;)">
            <text:p/>
          </table:table-cell>
        </table:table-row>
        <table:table-row table:style-name="ro1">
          <table:table-cell table:formula="of:=IF([$_data_.A163];[$_data_.A163];&quot;&quot;)">
            <text:p/>
          </table:table-cell>
          <table:table-cell table:formula="of:=IF([$_data_.B163];[$_data_.B163];&quot;&quot;)">
            <text:p/>
          </table:table-cell>
          <table:table-cell table:formula="of:=IF([$_data_.C163];[$_data_.C163];&quot;&quot;)">
            <text:p/>
          </table:table-cell>
          <table:table-cell table:formula="of:=IF([$_data_.D163];[$_data_.D163];&quot;&quot;)">
            <text:p/>
          </table:table-cell>
          <table:table-cell table:formula="of:=IF([$_data_.E163];[$_data_.E163];&quot;&quot;)">
            <text:p/>
          </table:table-cell>
          <table:table-cell table:formula="of:=IF([$_data_.F163];[$_data_.F163];&quot;&quot;)">
            <text:p/>
          </table:table-cell>
          <table:table-cell table:formula="of:=IF([$_data_.G163];[$_data_.G163];&quot;&quot;)">
            <text:p/>
          </table:table-cell>
          <table:table-cell table:formula="of:=IF([$_data_.H163];[$_data_.H163];&quot;&quot;)">
            <text:p/>
          </table:table-cell>
          <table:table-cell table:formula="of:=IF([$_data_.I163];[$_data_.I163];&quot;&quot;)">
            <text:p/>
          </table:table-cell>
          <table:table-cell table:formula="of:=IF([$_data_.J163];[$_data_.J163];&quot;&quot;)">
            <text:p/>
          </table:table-cell>
          <table:table-cell table:formula="of:=IF([$_data_.K163];[$_data_.K163];&quot;&quot;)">
            <text:p/>
          </table:table-cell>
          <table:table-cell table:formula="of:=IF([$_data_.L163];[$_data_.L163];&quot;&quot;)">
            <text:p/>
          </table:table-cell>
          <table:table-cell table:formula="of:=IF([$_data_.M163];[$_data_.M163];&quot;&quot;)">
            <text:p/>
          </table:table-cell>
          <table:table-cell table:formula="of:=IF([$_data_.N163];[$_data_.N163];&quot;&quot;)">
            <text:p/>
          </table:table-cell>
          <table:table-cell table:formula="of:=IF([$_data_.O163];[$_data_.O163];&quot;&quot;)">
            <text:p/>
          </table:table-cell>
          <table:table-cell table:formula="of:=IF([$_data_.P163];[$_data_.P163];&quot;&quot;)">
            <text:p/>
          </table:table-cell>
          <table:table-cell table:formula="of:=IF([$_data_.Q163];[$_data_.Q163];&quot;&quot;)">
            <text:p/>
          </table:table-cell>
          <table:table-cell table:formula="of:=IF([$_data_.R163];[$_data_.R163];&quot;&quot;)">
            <text:p/>
          </table:table-cell>
          <table:table-cell table:formula="of:=IF([$_data_.S163];[$_data_.S163];&quot;&quot;)">
            <text:p/>
          </table:table-cell>
          <table:table-cell table:formula="of:=IF([$_data_.T163];[$_data_.T163];&quot;&quot;)">
            <text:p/>
          </table:table-cell>
          <table:table-cell table:formula="of:=IF([$_data_.U163];[$_data_.U163];&quot;&quot;)">
            <text:p/>
          </table:table-cell>
        </table:table-row>
        <table:table-row table:style-name="ro1">
          <table:table-cell table:formula="of:=IF([$_data_.A164];[$_data_.A164];&quot;&quot;)">
            <text:p/>
          </table:table-cell>
          <table:table-cell table:formula="of:=IF([$_data_.B164];[$_data_.B164];&quot;&quot;)">
            <text:p/>
          </table:table-cell>
          <table:table-cell table:formula="of:=IF([$_data_.C164];[$_data_.C164];&quot;&quot;)">
            <text:p/>
          </table:table-cell>
          <table:table-cell table:formula="of:=IF([$_data_.D164];[$_data_.D164];&quot;&quot;)">
            <text:p/>
          </table:table-cell>
          <table:table-cell table:formula="of:=IF([$_data_.E164];[$_data_.E164];&quot;&quot;)">
            <text:p/>
          </table:table-cell>
          <table:table-cell table:formula="of:=IF([$_data_.F164];[$_data_.F164];&quot;&quot;)">
            <text:p/>
          </table:table-cell>
          <table:table-cell table:formula="of:=IF([$_data_.G164];[$_data_.G164];&quot;&quot;)">
            <text:p/>
          </table:table-cell>
          <table:table-cell table:formula="of:=IF([$_data_.H164];[$_data_.H164];&quot;&quot;)">
            <text:p/>
          </table:table-cell>
          <table:table-cell table:formula="of:=IF([$_data_.I164];[$_data_.I164];&quot;&quot;)">
            <text:p/>
          </table:table-cell>
          <table:table-cell table:formula="of:=IF([$_data_.J164];[$_data_.J164];&quot;&quot;)">
            <text:p/>
          </table:table-cell>
          <table:table-cell table:formula="of:=IF([$_data_.K164];[$_data_.K164];&quot;&quot;)">
            <text:p/>
          </table:table-cell>
          <table:table-cell table:formula="of:=IF([$_data_.L164];[$_data_.L164];&quot;&quot;)">
            <text:p/>
          </table:table-cell>
          <table:table-cell table:formula="of:=IF([$_data_.M164];[$_data_.M164];&quot;&quot;)">
            <text:p/>
          </table:table-cell>
          <table:table-cell table:formula="of:=IF([$_data_.N164];[$_data_.N164];&quot;&quot;)">
            <text:p/>
          </table:table-cell>
          <table:table-cell table:formula="of:=IF([$_data_.O164];[$_data_.O164];&quot;&quot;)">
            <text:p/>
          </table:table-cell>
          <table:table-cell table:formula="of:=IF([$_data_.P164];[$_data_.P164];&quot;&quot;)">
            <text:p/>
          </table:table-cell>
          <table:table-cell table:formula="of:=IF([$_data_.Q164];[$_data_.Q164];&quot;&quot;)">
            <text:p/>
          </table:table-cell>
          <table:table-cell table:formula="of:=IF([$_data_.R164];[$_data_.R164];&quot;&quot;)">
            <text:p/>
          </table:table-cell>
          <table:table-cell table:formula="of:=IF([$_data_.S164];[$_data_.S164];&quot;&quot;)">
            <text:p/>
          </table:table-cell>
          <table:table-cell table:formula="of:=IF([$_data_.T164];[$_data_.T164];&quot;&quot;)">
            <text:p/>
          </table:table-cell>
          <table:table-cell table:formula="of:=IF([$_data_.U164];[$_data_.U164];&quot;&quot;)">
            <text:p/>
          </table:table-cell>
        </table:table-row>
        <table:table-row table:style-name="ro1">
          <table:table-cell table:formula="of:=IF([$_data_.A165];[$_data_.A165];&quot;&quot;)">
            <text:p/>
          </table:table-cell>
          <table:table-cell table:formula="of:=IF([$_data_.B165];[$_data_.B165];&quot;&quot;)">
            <text:p/>
          </table:table-cell>
          <table:table-cell table:formula="of:=IF([$_data_.C165];[$_data_.C165];&quot;&quot;)">
            <text:p/>
          </table:table-cell>
          <table:table-cell table:formula="of:=IF([$_data_.D165];[$_data_.D165];&quot;&quot;)">
            <text:p/>
          </table:table-cell>
          <table:table-cell table:formula="of:=IF([$_data_.E165];[$_data_.E165];&quot;&quot;)">
            <text:p/>
          </table:table-cell>
          <table:table-cell table:formula="of:=IF([$_data_.F165];[$_data_.F165];&quot;&quot;)">
            <text:p/>
          </table:table-cell>
          <table:table-cell table:formula="of:=IF([$_data_.G165];[$_data_.G165];&quot;&quot;)">
            <text:p/>
          </table:table-cell>
          <table:table-cell table:formula="of:=IF([$_data_.H165];[$_data_.H165];&quot;&quot;)">
            <text:p/>
          </table:table-cell>
          <table:table-cell table:formula="of:=IF([$_data_.I165];[$_data_.I165];&quot;&quot;)">
            <text:p/>
          </table:table-cell>
          <table:table-cell table:formula="of:=IF([$_data_.J165];[$_data_.J165];&quot;&quot;)">
            <text:p/>
          </table:table-cell>
          <table:table-cell table:formula="of:=IF([$_data_.K165];[$_data_.K165];&quot;&quot;)">
            <text:p/>
          </table:table-cell>
          <table:table-cell table:formula="of:=IF([$_data_.L165];[$_data_.L165];&quot;&quot;)">
            <text:p/>
          </table:table-cell>
          <table:table-cell table:formula="of:=IF([$_data_.M165];[$_data_.M165];&quot;&quot;)">
            <text:p/>
          </table:table-cell>
          <table:table-cell table:formula="of:=IF([$_data_.N165];[$_data_.N165];&quot;&quot;)">
            <text:p/>
          </table:table-cell>
          <table:table-cell table:formula="of:=IF([$_data_.O165];[$_data_.O165];&quot;&quot;)">
            <text:p/>
          </table:table-cell>
          <table:table-cell table:formula="of:=IF([$_data_.P165];[$_data_.P165];&quot;&quot;)">
            <text:p/>
          </table:table-cell>
          <table:table-cell table:formula="of:=IF([$_data_.Q165];[$_data_.Q165];&quot;&quot;)">
            <text:p/>
          </table:table-cell>
          <table:table-cell table:formula="of:=IF([$_data_.R165];[$_data_.R165];&quot;&quot;)">
            <text:p/>
          </table:table-cell>
          <table:table-cell table:formula="of:=IF([$_data_.S165];[$_data_.S165];&quot;&quot;)">
            <text:p/>
          </table:table-cell>
          <table:table-cell table:formula="of:=IF([$_data_.T165];[$_data_.T165];&quot;&quot;)">
            <text:p/>
          </table:table-cell>
          <table:table-cell table:formula="of:=IF([$_data_.U165];[$_data_.U165];&quot;&quot;)">
            <text:p/>
          </table:table-cell>
        </table:table-row>
        <table:table-row table:style-name="ro1">
          <table:table-cell table:formula="of:=IF([$_data_.A166];[$_data_.A166];&quot;&quot;)">
            <text:p/>
          </table:table-cell>
          <table:table-cell table:formula="of:=IF([$_data_.B166];[$_data_.B166];&quot;&quot;)">
            <text:p/>
          </table:table-cell>
          <table:table-cell table:formula="of:=IF([$_data_.C166];[$_data_.C166];&quot;&quot;)">
            <text:p/>
          </table:table-cell>
          <table:table-cell table:formula="of:=IF([$_data_.D166];[$_data_.D166];&quot;&quot;)">
            <text:p/>
          </table:table-cell>
          <table:table-cell table:formula="of:=IF([$_data_.E166];[$_data_.E166];&quot;&quot;)">
            <text:p/>
          </table:table-cell>
          <table:table-cell table:formula="of:=IF([$_data_.F166];[$_data_.F166];&quot;&quot;)">
            <text:p/>
          </table:table-cell>
          <table:table-cell table:formula="of:=IF([$_data_.G166];[$_data_.G166];&quot;&quot;)">
            <text:p/>
          </table:table-cell>
          <table:table-cell table:formula="of:=IF([$_data_.H166];[$_data_.H166];&quot;&quot;)">
            <text:p/>
          </table:table-cell>
          <table:table-cell table:formula="of:=IF([$_data_.I166];[$_data_.I166];&quot;&quot;)">
            <text:p/>
          </table:table-cell>
          <table:table-cell table:formula="of:=IF([$_data_.J166];[$_data_.J166];&quot;&quot;)">
            <text:p/>
          </table:table-cell>
          <table:table-cell table:formula="of:=IF([$_data_.K166];[$_data_.K166];&quot;&quot;)">
            <text:p/>
          </table:table-cell>
          <table:table-cell table:formula="of:=IF([$_data_.L166];[$_data_.L166];&quot;&quot;)">
            <text:p/>
          </table:table-cell>
          <table:table-cell table:formula="of:=IF([$_data_.M166];[$_data_.M166];&quot;&quot;)">
            <text:p/>
          </table:table-cell>
          <table:table-cell table:formula="of:=IF([$_data_.N166];[$_data_.N166];&quot;&quot;)">
            <text:p/>
          </table:table-cell>
          <table:table-cell table:formula="of:=IF([$_data_.O166];[$_data_.O166];&quot;&quot;)">
            <text:p/>
          </table:table-cell>
          <table:table-cell table:formula="of:=IF([$_data_.P166];[$_data_.P166];&quot;&quot;)">
            <text:p/>
          </table:table-cell>
          <table:table-cell table:formula="of:=IF([$_data_.Q166];[$_data_.Q166];&quot;&quot;)">
            <text:p/>
          </table:table-cell>
          <table:table-cell table:formula="of:=IF([$_data_.R166];[$_data_.R166];&quot;&quot;)">
            <text:p/>
          </table:table-cell>
          <table:table-cell table:formula="of:=IF([$_data_.S166];[$_data_.S166];&quot;&quot;)">
            <text:p/>
          </table:table-cell>
          <table:table-cell table:formula="of:=IF([$_data_.T166];[$_data_.T166];&quot;&quot;)">
            <text:p/>
          </table:table-cell>
          <table:table-cell table:formula="of:=IF([$_data_.U166];[$_data_.U166];&quot;&quot;)">
            <text:p/>
          </table:table-cell>
        </table:table-row>
        <table:table-row table:style-name="ro1">
          <table:table-cell table:formula="of:=IF([$_data_.A167];[$_data_.A167];&quot;&quot;)">
            <text:p/>
          </table:table-cell>
          <table:table-cell table:formula="of:=IF([$_data_.B167];[$_data_.B167];&quot;&quot;)">
            <text:p/>
          </table:table-cell>
          <table:table-cell table:formula="of:=IF([$_data_.C167];[$_data_.C167];&quot;&quot;)">
            <text:p/>
          </table:table-cell>
          <table:table-cell table:formula="of:=IF([$_data_.D167];[$_data_.D167];&quot;&quot;)">
            <text:p/>
          </table:table-cell>
          <table:table-cell table:formula="of:=IF([$_data_.E167];[$_data_.E167];&quot;&quot;)">
            <text:p/>
          </table:table-cell>
          <table:table-cell table:formula="of:=IF([$_data_.F167];[$_data_.F167];&quot;&quot;)">
            <text:p/>
          </table:table-cell>
          <table:table-cell table:formula="of:=IF([$_data_.G167];[$_data_.G167];&quot;&quot;)">
            <text:p/>
          </table:table-cell>
          <table:table-cell table:formula="of:=IF([$_data_.H167];[$_data_.H167];&quot;&quot;)">
            <text:p/>
          </table:table-cell>
          <table:table-cell table:formula="of:=IF([$_data_.I167];[$_data_.I167];&quot;&quot;)">
            <text:p/>
          </table:table-cell>
          <table:table-cell table:formula="of:=IF([$_data_.J167];[$_data_.J167];&quot;&quot;)">
            <text:p/>
          </table:table-cell>
          <table:table-cell table:formula="of:=IF([$_data_.K167];[$_data_.K167];&quot;&quot;)">
            <text:p/>
          </table:table-cell>
          <table:table-cell table:formula="of:=IF([$_data_.L167];[$_data_.L167];&quot;&quot;)">
            <text:p/>
          </table:table-cell>
          <table:table-cell table:formula="of:=IF([$_data_.M167];[$_data_.M167];&quot;&quot;)">
            <text:p/>
          </table:table-cell>
          <table:table-cell table:formula="of:=IF([$_data_.N167];[$_data_.N167];&quot;&quot;)">
            <text:p/>
          </table:table-cell>
          <table:table-cell table:formula="of:=IF([$_data_.O167];[$_data_.O167];&quot;&quot;)">
            <text:p/>
          </table:table-cell>
          <table:table-cell table:formula="of:=IF([$_data_.P167];[$_data_.P167];&quot;&quot;)">
            <text:p/>
          </table:table-cell>
          <table:table-cell table:formula="of:=IF([$_data_.Q167];[$_data_.Q167];&quot;&quot;)">
            <text:p/>
          </table:table-cell>
          <table:table-cell table:formula="of:=IF([$_data_.R167];[$_data_.R167];&quot;&quot;)">
            <text:p/>
          </table:table-cell>
          <table:table-cell table:formula="of:=IF([$_data_.S167];[$_data_.S167];&quot;&quot;)">
            <text:p/>
          </table:table-cell>
          <table:table-cell table:formula="of:=IF([$_data_.T167];[$_data_.T167];&quot;&quot;)">
            <text:p/>
          </table:table-cell>
          <table:table-cell table:formula="of:=IF([$_data_.U167];[$_data_.U167];&quot;&quot;)">
            <text:p/>
          </table:table-cell>
        </table:table-row>
        <table:table-row table:style-name="ro1">
          <table:table-cell table:formula="of:=IF([$_data_.A168];[$_data_.A168];&quot;&quot;)">
            <text:p/>
          </table:table-cell>
          <table:table-cell table:formula="of:=IF([$_data_.B168];[$_data_.B168];&quot;&quot;)">
            <text:p/>
          </table:table-cell>
          <table:table-cell table:formula="of:=IF([$_data_.C168];[$_data_.C168];&quot;&quot;)">
            <text:p/>
          </table:table-cell>
          <table:table-cell table:formula="of:=IF([$_data_.D168];[$_data_.D168];&quot;&quot;)">
            <text:p/>
          </table:table-cell>
          <table:table-cell table:formula="of:=IF([$_data_.E168];[$_data_.E168];&quot;&quot;)">
            <text:p/>
          </table:table-cell>
          <table:table-cell table:formula="of:=IF([$_data_.F168];[$_data_.F168];&quot;&quot;)">
            <text:p/>
          </table:table-cell>
          <table:table-cell table:formula="of:=IF([$_data_.G168];[$_data_.G168];&quot;&quot;)">
            <text:p/>
          </table:table-cell>
          <table:table-cell table:formula="of:=IF([$_data_.H168];[$_data_.H168];&quot;&quot;)">
            <text:p/>
          </table:table-cell>
          <table:table-cell table:formula="of:=IF([$_data_.I168];[$_data_.I168];&quot;&quot;)">
            <text:p/>
          </table:table-cell>
          <table:table-cell table:formula="of:=IF([$_data_.J168];[$_data_.J168];&quot;&quot;)">
            <text:p/>
          </table:table-cell>
          <table:table-cell table:formula="of:=IF([$_data_.K168];[$_data_.K168];&quot;&quot;)">
            <text:p/>
          </table:table-cell>
          <table:table-cell table:formula="of:=IF([$_data_.L168];[$_data_.L168];&quot;&quot;)">
            <text:p/>
          </table:table-cell>
          <table:table-cell table:formula="of:=IF([$_data_.M168];[$_data_.M168];&quot;&quot;)">
            <text:p/>
          </table:table-cell>
          <table:table-cell table:formula="of:=IF([$_data_.N168];[$_data_.N168];&quot;&quot;)">
            <text:p/>
          </table:table-cell>
          <table:table-cell table:formula="of:=IF([$_data_.O168];[$_data_.O168];&quot;&quot;)">
            <text:p/>
          </table:table-cell>
          <table:table-cell table:formula="of:=IF([$_data_.P168];[$_data_.P168];&quot;&quot;)">
            <text:p/>
          </table:table-cell>
          <table:table-cell table:formula="of:=IF([$_data_.Q168];[$_data_.Q168];&quot;&quot;)">
            <text:p/>
          </table:table-cell>
          <table:table-cell table:formula="of:=IF([$_data_.R168];[$_data_.R168];&quot;&quot;)">
            <text:p/>
          </table:table-cell>
          <table:table-cell table:formula="of:=IF([$_data_.S168];[$_data_.S168];&quot;&quot;)">
            <text:p/>
          </table:table-cell>
          <table:table-cell table:formula="of:=IF([$_data_.T168];[$_data_.T168];&quot;&quot;)">
            <text:p/>
          </table:table-cell>
          <table:table-cell table:formula="of:=IF([$_data_.U168];[$_data_.U168];&quot;&quot;)">
            <text:p/>
          </table:table-cell>
        </table:table-row>
        <table:table-row table:style-name="ro1">
          <table:table-cell table:formula="of:=IF([$_data_.A169];[$_data_.A169];&quot;&quot;)">
            <text:p/>
          </table:table-cell>
          <table:table-cell table:formula="of:=IF([$_data_.B169];[$_data_.B169];&quot;&quot;)">
            <text:p/>
          </table:table-cell>
          <table:table-cell table:formula="of:=IF([$_data_.C169];[$_data_.C169];&quot;&quot;)">
            <text:p/>
          </table:table-cell>
          <table:table-cell table:formula="of:=IF([$_data_.D169];[$_data_.D169];&quot;&quot;)">
            <text:p/>
          </table:table-cell>
          <table:table-cell table:formula="of:=IF([$_data_.E169];[$_data_.E169];&quot;&quot;)">
            <text:p/>
          </table:table-cell>
          <table:table-cell table:formula="of:=IF([$_data_.F169];[$_data_.F169];&quot;&quot;)">
            <text:p/>
          </table:table-cell>
          <table:table-cell table:formula="of:=IF([$_data_.G169];[$_data_.G169];&quot;&quot;)">
            <text:p/>
          </table:table-cell>
          <table:table-cell table:formula="of:=IF([$_data_.H169];[$_data_.H169];&quot;&quot;)">
            <text:p/>
          </table:table-cell>
          <table:table-cell table:formula="of:=IF([$_data_.I169];[$_data_.I169];&quot;&quot;)">
            <text:p/>
          </table:table-cell>
          <table:table-cell table:formula="of:=IF([$_data_.J169];[$_data_.J169];&quot;&quot;)">
            <text:p/>
          </table:table-cell>
          <table:table-cell table:formula="of:=IF([$_data_.K169];[$_data_.K169];&quot;&quot;)">
            <text:p/>
          </table:table-cell>
          <table:table-cell table:formula="of:=IF([$_data_.L169];[$_data_.L169];&quot;&quot;)">
            <text:p/>
          </table:table-cell>
          <table:table-cell table:formula="of:=IF([$_data_.M169];[$_data_.M169];&quot;&quot;)">
            <text:p/>
          </table:table-cell>
          <table:table-cell table:formula="of:=IF([$_data_.N169];[$_data_.N169];&quot;&quot;)">
            <text:p/>
          </table:table-cell>
          <table:table-cell table:formula="of:=IF([$_data_.O169];[$_data_.O169];&quot;&quot;)">
            <text:p/>
          </table:table-cell>
          <table:table-cell table:formula="of:=IF([$_data_.P169];[$_data_.P169];&quot;&quot;)">
            <text:p/>
          </table:table-cell>
          <table:table-cell table:formula="of:=IF([$_data_.Q169];[$_data_.Q169];&quot;&quot;)">
            <text:p/>
          </table:table-cell>
          <table:table-cell table:formula="of:=IF([$_data_.R169];[$_data_.R169];&quot;&quot;)">
            <text:p/>
          </table:table-cell>
          <table:table-cell table:formula="of:=IF([$_data_.S169];[$_data_.S169];&quot;&quot;)">
            <text:p/>
          </table:table-cell>
          <table:table-cell table:formula="of:=IF([$_data_.T169];[$_data_.T169];&quot;&quot;)">
            <text:p/>
          </table:table-cell>
          <table:table-cell table:formula="of:=IF([$_data_.U169];[$_data_.U169];&quot;&quot;)">
            <text:p/>
          </table:table-cell>
        </table:table-row>
        <table:table-row table:style-name="ro1">
          <table:table-cell table:formula="of:=IF([$_data_.A170];[$_data_.A170];&quot;&quot;)">
            <text:p/>
          </table:table-cell>
          <table:table-cell table:formula="of:=IF([$_data_.B170];[$_data_.B170];&quot;&quot;)">
            <text:p/>
          </table:table-cell>
          <table:table-cell table:formula="of:=IF([$_data_.C170];[$_data_.C170];&quot;&quot;)">
            <text:p/>
          </table:table-cell>
          <table:table-cell table:formula="of:=IF([$_data_.D170];[$_data_.D170];&quot;&quot;)">
            <text:p/>
          </table:table-cell>
          <table:table-cell table:formula="of:=IF([$_data_.E170];[$_data_.E170];&quot;&quot;)">
            <text:p/>
          </table:table-cell>
          <table:table-cell table:formula="of:=IF([$_data_.F170];[$_data_.F170];&quot;&quot;)">
            <text:p/>
          </table:table-cell>
          <table:table-cell table:formula="of:=IF([$_data_.G170];[$_data_.G170];&quot;&quot;)">
            <text:p/>
          </table:table-cell>
          <table:table-cell table:formula="of:=IF([$_data_.H170];[$_data_.H170];&quot;&quot;)">
            <text:p/>
          </table:table-cell>
          <table:table-cell table:formula="of:=IF([$_data_.I170];[$_data_.I170];&quot;&quot;)">
            <text:p/>
          </table:table-cell>
          <table:table-cell table:formula="of:=IF([$_data_.J170];[$_data_.J170];&quot;&quot;)">
            <text:p/>
          </table:table-cell>
          <table:table-cell table:formula="of:=IF([$_data_.K170];[$_data_.K170];&quot;&quot;)">
            <text:p/>
          </table:table-cell>
          <table:table-cell table:formula="of:=IF([$_data_.L170];[$_data_.L170];&quot;&quot;)">
            <text:p/>
          </table:table-cell>
          <table:table-cell table:formula="of:=IF([$_data_.M170];[$_data_.M170];&quot;&quot;)">
            <text:p/>
          </table:table-cell>
          <table:table-cell table:formula="of:=IF([$_data_.N170];[$_data_.N170];&quot;&quot;)">
            <text:p/>
          </table:table-cell>
          <table:table-cell table:formula="of:=IF([$_data_.O170];[$_data_.O170];&quot;&quot;)">
            <text:p/>
          </table:table-cell>
          <table:table-cell table:formula="of:=IF([$_data_.P170];[$_data_.P170];&quot;&quot;)">
            <text:p/>
          </table:table-cell>
          <table:table-cell table:formula="of:=IF([$_data_.Q170];[$_data_.Q170];&quot;&quot;)">
            <text:p/>
          </table:table-cell>
          <table:table-cell table:formula="of:=IF([$_data_.R170];[$_data_.R170];&quot;&quot;)">
            <text:p/>
          </table:table-cell>
          <table:table-cell table:formula="of:=IF([$_data_.S170];[$_data_.S170];&quot;&quot;)">
            <text:p/>
          </table:table-cell>
          <table:table-cell table:formula="of:=IF([$_data_.T170];[$_data_.T170];&quot;&quot;)">
            <text:p/>
          </table:table-cell>
          <table:table-cell table:formula="of:=IF([$_data_.U170];[$_data_.U170];&quot;&quot;)">
            <text:p/>
          </table:table-cell>
        </table:table-row>
        <table:table-row table:style-name="ro1">
          <table:table-cell table:formula="of:=IF([$_data_.A171];[$_data_.A171];&quot;&quot;)">
            <text:p/>
          </table:table-cell>
          <table:table-cell table:formula="of:=IF([$_data_.B171];[$_data_.B171];&quot;&quot;)">
            <text:p/>
          </table:table-cell>
          <table:table-cell table:formula="of:=IF([$_data_.C171];[$_data_.C171];&quot;&quot;)">
            <text:p/>
          </table:table-cell>
          <table:table-cell table:formula="of:=IF([$_data_.D171];[$_data_.D171];&quot;&quot;)">
            <text:p/>
          </table:table-cell>
          <table:table-cell table:formula="of:=IF([$_data_.E171];[$_data_.E171];&quot;&quot;)">
            <text:p/>
          </table:table-cell>
          <table:table-cell table:formula="of:=IF([$_data_.F171];[$_data_.F171];&quot;&quot;)">
            <text:p/>
          </table:table-cell>
          <table:table-cell table:formula="of:=IF([$_data_.G171];[$_data_.G171];&quot;&quot;)">
            <text:p/>
          </table:table-cell>
          <table:table-cell table:formula="of:=IF([$_data_.H171];[$_data_.H171];&quot;&quot;)">
            <text:p/>
          </table:table-cell>
          <table:table-cell table:formula="of:=IF([$_data_.I171];[$_data_.I171];&quot;&quot;)">
            <text:p/>
          </table:table-cell>
          <table:table-cell table:formula="of:=IF([$_data_.J171];[$_data_.J171];&quot;&quot;)">
            <text:p/>
          </table:table-cell>
          <table:table-cell table:formula="of:=IF([$_data_.K171];[$_data_.K171];&quot;&quot;)">
            <text:p/>
          </table:table-cell>
          <table:table-cell table:formula="of:=IF([$_data_.L171];[$_data_.L171];&quot;&quot;)">
            <text:p/>
          </table:table-cell>
          <table:table-cell table:formula="of:=IF([$_data_.M171];[$_data_.M171];&quot;&quot;)">
            <text:p/>
          </table:table-cell>
          <table:table-cell table:formula="of:=IF([$_data_.N171];[$_data_.N171];&quot;&quot;)">
            <text:p/>
          </table:table-cell>
          <table:table-cell table:formula="of:=IF([$_data_.O171];[$_data_.O171];&quot;&quot;)">
            <text:p/>
          </table:table-cell>
          <table:table-cell table:formula="of:=IF([$_data_.P171];[$_data_.P171];&quot;&quot;)">
            <text:p/>
          </table:table-cell>
          <table:table-cell table:formula="of:=IF([$_data_.Q171];[$_data_.Q171];&quot;&quot;)">
            <text:p/>
          </table:table-cell>
          <table:table-cell table:formula="of:=IF([$_data_.R171];[$_data_.R171];&quot;&quot;)">
            <text:p/>
          </table:table-cell>
          <table:table-cell table:formula="of:=IF([$_data_.S171];[$_data_.S171];&quot;&quot;)">
            <text:p/>
          </table:table-cell>
          <table:table-cell table:formula="of:=IF([$_data_.T171];[$_data_.T171];&quot;&quot;)">
            <text:p/>
          </table:table-cell>
          <table:table-cell table:formula="of:=IF([$_data_.U171];[$_data_.U171];&quot;&quot;)">
            <text:p/>
          </table:table-cell>
        </table:table-row>
        <table:table-row table:style-name="ro1">
          <table:table-cell table:formula="of:=IF([$_data_.A172];[$_data_.A172];&quot;&quot;)">
            <text:p/>
          </table:table-cell>
          <table:table-cell table:formula="of:=IF([$_data_.B172];[$_data_.B172];&quot;&quot;)">
            <text:p/>
          </table:table-cell>
          <table:table-cell table:formula="of:=IF([$_data_.C172];[$_data_.C172];&quot;&quot;)">
            <text:p/>
          </table:table-cell>
          <table:table-cell table:formula="of:=IF([$_data_.D172];[$_data_.D172];&quot;&quot;)">
            <text:p/>
          </table:table-cell>
          <table:table-cell table:formula="of:=IF([$_data_.E172];[$_data_.E172];&quot;&quot;)">
            <text:p/>
          </table:table-cell>
          <table:table-cell table:formula="of:=IF([$_data_.F172];[$_data_.F172];&quot;&quot;)">
            <text:p/>
          </table:table-cell>
          <table:table-cell table:formula="of:=IF([$_data_.G172];[$_data_.G172];&quot;&quot;)">
            <text:p/>
          </table:table-cell>
          <table:table-cell table:formula="of:=IF([$_data_.H172];[$_data_.H172];&quot;&quot;)">
            <text:p/>
          </table:table-cell>
          <table:table-cell table:formula="of:=IF([$_data_.I172];[$_data_.I172];&quot;&quot;)">
            <text:p/>
          </table:table-cell>
          <table:table-cell table:formula="of:=IF([$_data_.J172];[$_data_.J172];&quot;&quot;)">
            <text:p/>
          </table:table-cell>
          <table:table-cell table:formula="of:=IF([$_data_.K172];[$_data_.K172];&quot;&quot;)">
            <text:p/>
          </table:table-cell>
          <table:table-cell table:formula="of:=IF([$_data_.L172];[$_data_.L172];&quot;&quot;)">
            <text:p/>
          </table:table-cell>
          <table:table-cell table:formula="of:=IF([$_data_.M172];[$_data_.M172];&quot;&quot;)">
            <text:p/>
          </table:table-cell>
          <table:table-cell table:formula="of:=IF([$_data_.N172];[$_data_.N172];&quot;&quot;)">
            <text:p/>
          </table:table-cell>
          <table:table-cell table:formula="of:=IF([$_data_.O172];[$_data_.O172];&quot;&quot;)">
            <text:p/>
          </table:table-cell>
          <table:table-cell table:formula="of:=IF([$_data_.P172];[$_data_.P172];&quot;&quot;)">
            <text:p/>
          </table:table-cell>
          <table:table-cell table:formula="of:=IF([$_data_.Q172];[$_data_.Q172];&quot;&quot;)">
            <text:p/>
          </table:table-cell>
          <table:table-cell table:formula="of:=IF([$_data_.R172];[$_data_.R172];&quot;&quot;)">
            <text:p/>
          </table:table-cell>
          <table:table-cell table:formula="of:=IF([$_data_.S172];[$_data_.S172];&quot;&quot;)">
            <text:p/>
          </table:table-cell>
          <table:table-cell table:formula="of:=IF([$_data_.T172];[$_data_.T172];&quot;&quot;)">
            <text:p/>
          </table:table-cell>
          <table:table-cell table:formula="of:=IF([$_data_.U172];[$_data_.U172];&quot;&quot;)">
            <text:p/>
          </table:table-cell>
        </table:table-row>
        <table:table-row table:style-name="ro1">
          <table:table-cell table:formula="of:=IF([$_data_.A173];[$_data_.A173];&quot;&quot;)">
            <text:p/>
          </table:table-cell>
          <table:table-cell table:formula="of:=IF([$_data_.B173];[$_data_.B173];&quot;&quot;)">
            <text:p/>
          </table:table-cell>
          <table:table-cell table:formula="of:=IF([$_data_.C173];[$_data_.C173];&quot;&quot;)">
            <text:p/>
          </table:table-cell>
          <table:table-cell table:formula="of:=IF([$_data_.D173];[$_data_.D173];&quot;&quot;)">
            <text:p/>
          </table:table-cell>
          <table:table-cell table:formula="of:=IF([$_data_.E173];[$_data_.E173];&quot;&quot;)">
            <text:p/>
          </table:table-cell>
          <table:table-cell table:formula="of:=IF([$_data_.F173];[$_data_.F173];&quot;&quot;)">
            <text:p/>
          </table:table-cell>
          <table:table-cell table:formula="of:=IF([$_data_.G173];[$_data_.G173];&quot;&quot;)">
            <text:p/>
          </table:table-cell>
          <table:table-cell table:formula="of:=IF([$_data_.H173];[$_data_.H173];&quot;&quot;)">
            <text:p/>
          </table:table-cell>
          <table:table-cell table:formula="of:=IF([$_data_.I173];[$_data_.I173];&quot;&quot;)">
            <text:p/>
          </table:table-cell>
          <table:table-cell table:formula="of:=IF([$_data_.J173];[$_data_.J173];&quot;&quot;)">
            <text:p/>
          </table:table-cell>
          <table:table-cell table:formula="of:=IF([$_data_.K173];[$_data_.K173];&quot;&quot;)">
            <text:p/>
          </table:table-cell>
          <table:table-cell table:formula="of:=IF([$_data_.L173];[$_data_.L173];&quot;&quot;)">
            <text:p/>
          </table:table-cell>
          <table:table-cell table:formula="of:=IF([$_data_.M173];[$_data_.M173];&quot;&quot;)">
            <text:p/>
          </table:table-cell>
          <table:table-cell table:formula="of:=IF([$_data_.N173];[$_data_.N173];&quot;&quot;)">
            <text:p/>
          </table:table-cell>
          <table:table-cell table:formula="of:=IF([$_data_.O173];[$_data_.O173];&quot;&quot;)">
            <text:p/>
          </table:table-cell>
          <table:table-cell table:formula="of:=IF([$_data_.P173];[$_data_.P173];&quot;&quot;)">
            <text:p/>
          </table:table-cell>
          <table:table-cell table:formula="of:=IF([$_data_.Q173];[$_data_.Q173];&quot;&quot;)">
            <text:p/>
          </table:table-cell>
          <table:table-cell table:formula="of:=IF([$_data_.R173];[$_data_.R173];&quot;&quot;)">
            <text:p/>
          </table:table-cell>
          <table:table-cell table:formula="of:=IF([$_data_.S173];[$_data_.S173];&quot;&quot;)">
            <text:p/>
          </table:table-cell>
          <table:table-cell table:formula="of:=IF([$_data_.T173];[$_data_.T173];&quot;&quot;)">
            <text:p/>
          </table:table-cell>
          <table:table-cell table:formula="of:=IF([$_data_.U173];[$_data_.U173];&quot;&quot;)">
            <text:p/>
          </table:table-cell>
        </table:table-row>
        <table:table-row table:style-name="ro1">
          <table:table-cell table:formula="of:=IF([$_data_.A174];[$_data_.A174];&quot;&quot;)">
            <text:p/>
          </table:table-cell>
          <table:table-cell table:formula="of:=IF([$_data_.B174];[$_data_.B174];&quot;&quot;)">
            <text:p/>
          </table:table-cell>
          <table:table-cell table:formula="of:=IF([$_data_.C174];[$_data_.C174];&quot;&quot;)">
            <text:p/>
          </table:table-cell>
          <table:table-cell table:formula="of:=IF([$_data_.D174];[$_data_.D174];&quot;&quot;)">
            <text:p/>
          </table:table-cell>
          <table:table-cell table:formula="of:=IF([$_data_.E174];[$_data_.E174];&quot;&quot;)">
            <text:p/>
          </table:table-cell>
          <table:table-cell table:formula="of:=IF([$_data_.F174];[$_data_.F174];&quot;&quot;)">
            <text:p/>
          </table:table-cell>
          <table:table-cell table:formula="of:=IF([$_data_.G174];[$_data_.G174];&quot;&quot;)">
            <text:p/>
          </table:table-cell>
          <table:table-cell table:formula="of:=IF([$_data_.H174];[$_data_.H174];&quot;&quot;)">
            <text:p/>
          </table:table-cell>
          <table:table-cell table:formula="of:=IF([$_data_.I174];[$_data_.I174];&quot;&quot;)">
            <text:p/>
          </table:table-cell>
          <table:table-cell table:formula="of:=IF([$_data_.J174];[$_data_.J174];&quot;&quot;)">
            <text:p/>
          </table:table-cell>
          <table:table-cell table:formula="of:=IF([$_data_.K174];[$_data_.K174];&quot;&quot;)">
            <text:p/>
          </table:table-cell>
          <table:table-cell table:formula="of:=IF([$_data_.L174];[$_data_.L174];&quot;&quot;)">
            <text:p/>
          </table:table-cell>
          <table:table-cell table:formula="of:=IF([$_data_.M174];[$_data_.M174];&quot;&quot;)">
            <text:p/>
          </table:table-cell>
          <table:table-cell table:formula="of:=IF([$_data_.N174];[$_data_.N174];&quot;&quot;)">
            <text:p/>
          </table:table-cell>
          <table:table-cell table:formula="of:=IF([$_data_.O174];[$_data_.O174];&quot;&quot;)">
            <text:p/>
          </table:table-cell>
          <table:table-cell table:formula="of:=IF([$_data_.P174];[$_data_.P174];&quot;&quot;)">
            <text:p/>
          </table:table-cell>
          <table:table-cell table:formula="of:=IF([$_data_.Q174];[$_data_.Q174];&quot;&quot;)">
            <text:p/>
          </table:table-cell>
          <table:table-cell table:formula="of:=IF([$_data_.R174];[$_data_.R174];&quot;&quot;)">
            <text:p/>
          </table:table-cell>
          <table:table-cell table:formula="of:=IF([$_data_.S174];[$_data_.S174];&quot;&quot;)">
            <text:p/>
          </table:table-cell>
          <table:table-cell table:formula="of:=IF([$_data_.T174];[$_data_.T174];&quot;&quot;)">
            <text:p/>
          </table:table-cell>
          <table:table-cell table:formula="of:=IF([$_data_.U174];[$_data_.U174];&quot;&quot;)">
            <text:p/>
          </table:table-cell>
        </table:table-row>
        <table:table-row table:style-name="ro1">
          <table:table-cell table:formula="of:=IF([$_data_.A175];[$_data_.A175];&quot;&quot;)">
            <text:p/>
          </table:table-cell>
          <table:table-cell table:formula="of:=IF([$_data_.B175];[$_data_.B175];&quot;&quot;)">
            <text:p/>
          </table:table-cell>
          <table:table-cell table:formula="of:=IF([$_data_.C175];[$_data_.C175];&quot;&quot;)">
            <text:p/>
          </table:table-cell>
          <table:table-cell table:formula="of:=IF([$_data_.D175];[$_data_.D175];&quot;&quot;)">
            <text:p/>
          </table:table-cell>
          <table:table-cell table:formula="of:=IF([$_data_.E175];[$_data_.E175];&quot;&quot;)">
            <text:p/>
          </table:table-cell>
          <table:table-cell table:formula="of:=IF([$_data_.F175];[$_data_.F175];&quot;&quot;)">
            <text:p/>
          </table:table-cell>
          <table:table-cell table:formula="of:=IF([$_data_.G175];[$_data_.G175];&quot;&quot;)">
            <text:p/>
          </table:table-cell>
          <table:table-cell table:formula="of:=IF([$_data_.H175];[$_data_.H175];&quot;&quot;)">
            <text:p/>
          </table:table-cell>
          <table:table-cell table:formula="of:=IF([$_data_.I175];[$_data_.I175];&quot;&quot;)">
            <text:p/>
          </table:table-cell>
          <table:table-cell table:formula="of:=IF([$_data_.J175];[$_data_.J175];&quot;&quot;)">
            <text:p/>
          </table:table-cell>
          <table:table-cell table:formula="of:=IF([$_data_.K175];[$_data_.K175];&quot;&quot;)">
            <text:p/>
          </table:table-cell>
          <table:table-cell table:formula="of:=IF([$_data_.L175];[$_data_.L175];&quot;&quot;)">
            <text:p/>
          </table:table-cell>
          <table:table-cell table:formula="of:=IF([$_data_.M175];[$_data_.M175];&quot;&quot;)">
            <text:p/>
          </table:table-cell>
          <table:table-cell table:formula="of:=IF([$_data_.N175];[$_data_.N175];&quot;&quot;)">
            <text:p/>
          </table:table-cell>
          <table:table-cell table:formula="of:=IF([$_data_.O175];[$_data_.O175];&quot;&quot;)">
            <text:p/>
          </table:table-cell>
          <table:table-cell table:formula="of:=IF([$_data_.P175];[$_data_.P175];&quot;&quot;)">
            <text:p/>
          </table:table-cell>
          <table:table-cell table:formula="of:=IF([$_data_.Q175];[$_data_.Q175];&quot;&quot;)">
            <text:p/>
          </table:table-cell>
          <table:table-cell table:formula="of:=IF([$_data_.R175];[$_data_.R175];&quot;&quot;)">
            <text:p/>
          </table:table-cell>
          <table:table-cell table:formula="of:=IF([$_data_.S175];[$_data_.S175];&quot;&quot;)">
            <text:p/>
          </table:table-cell>
          <table:table-cell table:formula="of:=IF([$_data_.T175];[$_data_.T175];&quot;&quot;)">
            <text:p/>
          </table:table-cell>
          <table:table-cell table:formula="of:=IF([$_data_.U175];[$_data_.U175];&quot;&quot;)">
            <text:p/>
          </table:table-cell>
        </table:table-row>
        <table:table-row table:style-name="ro1">
          <table:table-cell table:formula="of:=IF([$_data_.A176];[$_data_.A176];&quot;&quot;)">
            <text:p/>
          </table:table-cell>
          <table:table-cell table:formula="of:=IF([$_data_.B176];[$_data_.B176];&quot;&quot;)">
            <text:p/>
          </table:table-cell>
          <table:table-cell table:formula="of:=IF([$_data_.C176];[$_data_.C176];&quot;&quot;)">
            <text:p/>
          </table:table-cell>
          <table:table-cell table:formula="of:=IF([$_data_.D176];[$_data_.D176];&quot;&quot;)">
            <text:p/>
          </table:table-cell>
          <table:table-cell table:formula="of:=IF([$_data_.E176];[$_data_.E176];&quot;&quot;)">
            <text:p/>
          </table:table-cell>
          <table:table-cell table:formula="of:=IF([$_data_.F176];[$_data_.F176];&quot;&quot;)">
            <text:p/>
          </table:table-cell>
          <table:table-cell table:formula="of:=IF([$_data_.G176];[$_data_.G176];&quot;&quot;)">
            <text:p/>
          </table:table-cell>
          <table:table-cell table:formula="of:=IF([$_data_.H176];[$_data_.H176];&quot;&quot;)">
            <text:p/>
          </table:table-cell>
          <table:table-cell table:formula="of:=IF([$_data_.I176];[$_data_.I176];&quot;&quot;)">
            <text:p/>
          </table:table-cell>
          <table:table-cell table:formula="of:=IF([$_data_.J176];[$_data_.J176];&quot;&quot;)">
            <text:p/>
          </table:table-cell>
          <table:table-cell table:formula="of:=IF([$_data_.K176];[$_data_.K176];&quot;&quot;)">
            <text:p/>
          </table:table-cell>
          <table:table-cell table:formula="of:=IF([$_data_.L176];[$_data_.L176];&quot;&quot;)">
            <text:p/>
          </table:table-cell>
          <table:table-cell table:formula="of:=IF([$_data_.M176];[$_data_.M176];&quot;&quot;)">
            <text:p/>
          </table:table-cell>
          <table:table-cell table:formula="of:=IF([$_data_.N176];[$_data_.N176];&quot;&quot;)">
            <text:p/>
          </table:table-cell>
          <table:table-cell table:formula="of:=IF([$_data_.O176];[$_data_.O176];&quot;&quot;)">
            <text:p/>
          </table:table-cell>
          <table:table-cell table:formula="of:=IF([$_data_.P176];[$_data_.P176];&quot;&quot;)">
            <text:p/>
          </table:table-cell>
          <table:table-cell table:formula="of:=IF([$_data_.Q176];[$_data_.Q176];&quot;&quot;)">
            <text:p/>
          </table:table-cell>
          <table:table-cell table:formula="of:=IF([$_data_.R176];[$_data_.R176];&quot;&quot;)">
            <text:p/>
          </table:table-cell>
          <table:table-cell table:formula="of:=IF([$_data_.S176];[$_data_.S176];&quot;&quot;)">
            <text:p/>
          </table:table-cell>
          <table:table-cell table:formula="of:=IF([$_data_.T176];[$_data_.T176];&quot;&quot;)">
            <text:p/>
          </table:table-cell>
          <table:table-cell table:formula="of:=IF([$_data_.U176];[$_data_.U176];&quot;&quot;)">
            <text:p/>
          </table:table-cell>
        </table:table-row>
        <table:table-row table:style-name="ro1">
          <table:table-cell table:formula="of:=IF([$_data_.A177];[$_data_.A177];&quot;&quot;)">
            <text:p/>
          </table:table-cell>
          <table:table-cell table:formula="of:=IF([$_data_.B177];[$_data_.B177];&quot;&quot;)">
            <text:p/>
          </table:table-cell>
          <table:table-cell table:formula="of:=IF([$_data_.C177];[$_data_.C177];&quot;&quot;)">
            <text:p/>
          </table:table-cell>
          <table:table-cell table:formula="of:=IF([$_data_.D177];[$_data_.D177];&quot;&quot;)">
            <text:p/>
          </table:table-cell>
          <table:table-cell table:formula="of:=IF([$_data_.E177];[$_data_.E177];&quot;&quot;)">
            <text:p/>
          </table:table-cell>
          <table:table-cell table:formula="of:=IF([$_data_.F177];[$_data_.F177];&quot;&quot;)">
            <text:p/>
          </table:table-cell>
          <table:table-cell table:formula="of:=IF([$_data_.G177];[$_data_.G177];&quot;&quot;)">
            <text:p/>
          </table:table-cell>
          <table:table-cell table:formula="of:=IF([$_data_.H177];[$_data_.H177];&quot;&quot;)">
            <text:p/>
          </table:table-cell>
          <table:table-cell table:formula="of:=IF([$_data_.I177];[$_data_.I177];&quot;&quot;)">
            <text:p/>
          </table:table-cell>
          <table:table-cell table:formula="of:=IF([$_data_.J177];[$_data_.J177];&quot;&quot;)">
            <text:p/>
          </table:table-cell>
          <table:table-cell table:formula="of:=IF([$_data_.K177];[$_data_.K177];&quot;&quot;)">
            <text:p/>
          </table:table-cell>
          <table:table-cell table:formula="of:=IF([$_data_.L177];[$_data_.L177];&quot;&quot;)">
            <text:p/>
          </table:table-cell>
          <table:table-cell table:formula="of:=IF([$_data_.M177];[$_data_.M177];&quot;&quot;)">
            <text:p/>
          </table:table-cell>
          <table:table-cell table:formula="of:=IF([$_data_.N177];[$_data_.N177];&quot;&quot;)">
            <text:p/>
          </table:table-cell>
          <table:table-cell table:formula="of:=IF([$_data_.O177];[$_data_.O177];&quot;&quot;)">
            <text:p/>
          </table:table-cell>
          <table:table-cell table:formula="of:=IF([$_data_.P177];[$_data_.P177];&quot;&quot;)">
            <text:p/>
          </table:table-cell>
          <table:table-cell table:formula="of:=IF([$_data_.Q177];[$_data_.Q177];&quot;&quot;)">
            <text:p/>
          </table:table-cell>
          <table:table-cell table:formula="of:=IF([$_data_.R177];[$_data_.R177];&quot;&quot;)">
            <text:p/>
          </table:table-cell>
          <table:table-cell table:formula="of:=IF([$_data_.S177];[$_data_.S177];&quot;&quot;)">
            <text:p/>
          </table:table-cell>
          <table:table-cell table:formula="of:=IF([$_data_.T177];[$_data_.T177];&quot;&quot;)">
            <text:p/>
          </table:table-cell>
          <table:table-cell table:formula="of:=IF([$_data_.U177];[$_data_.U177];&quot;&quot;)">
            <text:p/>
          </table:table-cell>
        </table:table-row>
        <table:table-row table:style-name="ro1">
          <table:table-cell table:formula="of:=IF([$_data_.A178];[$_data_.A178];&quot;&quot;)">
            <text:p/>
          </table:table-cell>
          <table:table-cell table:formula="of:=IF([$_data_.B178];[$_data_.B178];&quot;&quot;)">
            <text:p/>
          </table:table-cell>
          <table:table-cell table:formula="of:=IF([$_data_.C178];[$_data_.C178];&quot;&quot;)">
            <text:p/>
          </table:table-cell>
          <table:table-cell table:formula="of:=IF([$_data_.D178];[$_data_.D178];&quot;&quot;)">
            <text:p/>
          </table:table-cell>
          <table:table-cell table:formula="of:=IF([$_data_.E178];[$_data_.E178];&quot;&quot;)">
            <text:p/>
          </table:table-cell>
          <table:table-cell table:formula="of:=IF([$_data_.F178];[$_data_.F178];&quot;&quot;)">
            <text:p/>
          </table:table-cell>
          <table:table-cell table:formula="of:=IF([$_data_.G178];[$_data_.G178];&quot;&quot;)">
            <text:p/>
          </table:table-cell>
          <table:table-cell table:formula="of:=IF([$_data_.H178];[$_data_.H178];&quot;&quot;)">
            <text:p/>
          </table:table-cell>
          <table:table-cell table:formula="of:=IF([$_data_.I178];[$_data_.I178];&quot;&quot;)">
            <text:p/>
          </table:table-cell>
          <table:table-cell table:formula="of:=IF([$_data_.J178];[$_data_.J178];&quot;&quot;)">
            <text:p/>
          </table:table-cell>
          <table:table-cell table:formula="of:=IF([$_data_.K178];[$_data_.K178];&quot;&quot;)">
            <text:p/>
          </table:table-cell>
          <table:table-cell table:formula="of:=IF([$_data_.L178];[$_data_.L178];&quot;&quot;)">
            <text:p/>
          </table:table-cell>
          <table:table-cell table:formula="of:=IF([$_data_.M178];[$_data_.M178];&quot;&quot;)">
            <text:p/>
          </table:table-cell>
          <table:table-cell table:formula="of:=IF([$_data_.N178];[$_data_.N178];&quot;&quot;)">
            <text:p/>
          </table:table-cell>
          <table:table-cell table:formula="of:=IF([$_data_.O178];[$_data_.O178];&quot;&quot;)">
            <text:p/>
          </table:table-cell>
          <table:table-cell table:formula="of:=IF([$_data_.P178];[$_data_.P178];&quot;&quot;)">
            <text:p/>
          </table:table-cell>
          <table:table-cell table:formula="of:=IF([$_data_.Q178];[$_data_.Q178];&quot;&quot;)">
            <text:p/>
          </table:table-cell>
          <table:table-cell table:formula="of:=IF([$_data_.R178];[$_data_.R178];&quot;&quot;)">
            <text:p/>
          </table:table-cell>
          <table:table-cell table:formula="of:=IF([$_data_.S178];[$_data_.S178];&quot;&quot;)">
            <text:p/>
          </table:table-cell>
          <table:table-cell table:formula="of:=IF([$_data_.T178];[$_data_.T178];&quot;&quot;)">
            <text:p/>
          </table:table-cell>
          <table:table-cell table:formula="of:=IF([$_data_.U178];[$_data_.U178];&quot;&quot;)">
            <text:p/>
          </table:table-cell>
        </table:table-row>
        <table:table-row table:style-name="ro1">
          <table:table-cell table:formula="of:=IF([$_data_.A179];[$_data_.A179];&quot;&quot;)">
            <text:p/>
          </table:table-cell>
          <table:table-cell table:formula="of:=IF([$_data_.B179];[$_data_.B179];&quot;&quot;)">
            <text:p/>
          </table:table-cell>
          <table:table-cell table:formula="of:=IF([$_data_.C179];[$_data_.C179];&quot;&quot;)">
            <text:p/>
          </table:table-cell>
          <table:table-cell table:formula="of:=IF([$_data_.D179];[$_data_.D179];&quot;&quot;)">
            <text:p/>
          </table:table-cell>
          <table:table-cell table:formula="of:=IF([$_data_.E179];[$_data_.E179];&quot;&quot;)">
            <text:p/>
          </table:table-cell>
          <table:table-cell table:formula="of:=IF([$_data_.F179];[$_data_.F179];&quot;&quot;)">
            <text:p/>
          </table:table-cell>
          <table:table-cell table:formula="of:=IF([$_data_.G179];[$_data_.G179];&quot;&quot;)">
            <text:p/>
          </table:table-cell>
          <table:table-cell table:formula="of:=IF([$_data_.H179];[$_data_.H179];&quot;&quot;)">
            <text:p/>
          </table:table-cell>
          <table:table-cell table:formula="of:=IF([$_data_.I179];[$_data_.I179];&quot;&quot;)">
            <text:p/>
          </table:table-cell>
          <table:table-cell table:formula="of:=IF([$_data_.J179];[$_data_.J179];&quot;&quot;)">
            <text:p/>
          </table:table-cell>
          <table:table-cell table:formula="of:=IF([$_data_.K179];[$_data_.K179];&quot;&quot;)">
            <text:p/>
          </table:table-cell>
          <table:table-cell table:formula="of:=IF([$_data_.L179];[$_data_.L179];&quot;&quot;)">
            <text:p/>
          </table:table-cell>
          <table:table-cell table:formula="of:=IF([$_data_.M179];[$_data_.M179];&quot;&quot;)">
            <text:p/>
          </table:table-cell>
          <table:table-cell table:formula="of:=IF([$_data_.N179];[$_data_.N179];&quot;&quot;)">
            <text:p/>
          </table:table-cell>
          <table:table-cell table:formula="of:=IF([$_data_.O179];[$_data_.O179];&quot;&quot;)">
            <text:p/>
          </table:table-cell>
          <table:table-cell table:formula="of:=IF([$_data_.P179];[$_data_.P179];&quot;&quot;)">
            <text:p/>
          </table:table-cell>
          <table:table-cell table:formula="of:=IF([$_data_.Q179];[$_data_.Q179];&quot;&quot;)">
            <text:p/>
          </table:table-cell>
          <table:table-cell table:formula="of:=IF([$_data_.R179];[$_data_.R179];&quot;&quot;)">
            <text:p/>
          </table:table-cell>
          <table:table-cell table:formula="of:=IF([$_data_.S179];[$_data_.S179];&quot;&quot;)">
            <text:p/>
          </table:table-cell>
          <table:table-cell table:formula="of:=IF([$_data_.T179];[$_data_.T179];&quot;&quot;)">
            <text:p/>
          </table:table-cell>
          <table:table-cell table:formula="of:=IF([$_data_.U179];[$_data_.U179];&quot;&quot;)">
            <text:p/>
          </table:table-cell>
        </table:table-row>
        <table:table-row table:style-name="ro1">
          <table:table-cell table:formula="of:=IF([$_data_.A180];[$_data_.A180];&quot;&quot;)">
            <text:p/>
          </table:table-cell>
          <table:table-cell table:formula="of:=IF([$_data_.B180];[$_data_.B180];&quot;&quot;)">
            <text:p/>
          </table:table-cell>
          <table:table-cell table:formula="of:=IF([$_data_.C180];[$_data_.C180];&quot;&quot;)">
            <text:p/>
          </table:table-cell>
          <table:table-cell table:formula="of:=IF([$_data_.D180];[$_data_.D180];&quot;&quot;)">
            <text:p/>
          </table:table-cell>
          <table:table-cell table:formula="of:=IF([$_data_.E180];[$_data_.E180];&quot;&quot;)">
            <text:p/>
          </table:table-cell>
          <table:table-cell table:formula="of:=IF([$_data_.F180];[$_data_.F180];&quot;&quot;)">
            <text:p/>
          </table:table-cell>
          <table:table-cell table:formula="of:=IF([$_data_.G180];[$_data_.G180];&quot;&quot;)">
            <text:p/>
          </table:table-cell>
          <table:table-cell table:formula="of:=IF([$_data_.H180];[$_data_.H180];&quot;&quot;)">
            <text:p/>
          </table:table-cell>
          <table:table-cell table:formula="of:=IF([$_data_.I180];[$_data_.I180];&quot;&quot;)">
            <text:p/>
          </table:table-cell>
          <table:table-cell table:formula="of:=IF([$_data_.J180];[$_data_.J180];&quot;&quot;)">
            <text:p/>
          </table:table-cell>
          <table:table-cell table:formula="of:=IF([$_data_.K180];[$_data_.K180];&quot;&quot;)">
            <text:p/>
          </table:table-cell>
          <table:table-cell table:formula="of:=IF([$_data_.L180];[$_data_.L180];&quot;&quot;)">
            <text:p/>
          </table:table-cell>
          <table:table-cell table:formula="of:=IF([$_data_.M180];[$_data_.M180];&quot;&quot;)">
            <text:p/>
          </table:table-cell>
          <table:table-cell table:formula="of:=IF([$_data_.N180];[$_data_.N180];&quot;&quot;)">
            <text:p/>
          </table:table-cell>
          <table:table-cell table:formula="of:=IF([$_data_.O180];[$_data_.O180];&quot;&quot;)">
            <text:p/>
          </table:table-cell>
          <table:table-cell table:formula="of:=IF([$_data_.P180];[$_data_.P180];&quot;&quot;)">
            <text:p/>
          </table:table-cell>
          <table:table-cell table:formula="of:=IF([$_data_.Q180];[$_data_.Q180];&quot;&quot;)">
            <text:p/>
          </table:table-cell>
          <table:table-cell table:formula="of:=IF([$_data_.R180];[$_data_.R180];&quot;&quot;)">
            <text:p/>
          </table:table-cell>
          <table:table-cell table:formula="of:=IF([$_data_.S180];[$_data_.S180];&quot;&quot;)">
            <text:p/>
          </table:table-cell>
          <table:table-cell table:formula="of:=IF([$_data_.T180];[$_data_.T180];&quot;&quot;)">
            <text:p/>
          </table:table-cell>
          <table:table-cell table:formula="of:=IF([$_data_.U180];[$_data_.U180];&quot;&quot;)">
            <text:p/>
          </table:table-cell>
        </table:table-row>
        <table:table-row table:style-name="ro1">
          <table:table-cell table:formula="of:=IF([$_data_.A181];[$_data_.A181];&quot;&quot;)">
            <text:p/>
          </table:table-cell>
          <table:table-cell table:formula="of:=IF([$_data_.B181];[$_data_.B181];&quot;&quot;)">
            <text:p/>
          </table:table-cell>
          <table:table-cell table:formula="of:=IF([$_data_.C181];[$_data_.C181];&quot;&quot;)">
            <text:p/>
          </table:table-cell>
          <table:table-cell table:formula="of:=IF([$_data_.D181];[$_data_.D181];&quot;&quot;)">
            <text:p/>
          </table:table-cell>
          <table:table-cell table:formula="of:=IF([$_data_.E181];[$_data_.E181];&quot;&quot;)">
            <text:p/>
          </table:table-cell>
          <table:table-cell table:formula="of:=IF([$_data_.F181];[$_data_.F181];&quot;&quot;)">
            <text:p/>
          </table:table-cell>
          <table:table-cell table:formula="of:=IF([$_data_.G181];[$_data_.G181];&quot;&quot;)">
            <text:p/>
          </table:table-cell>
          <table:table-cell table:formula="of:=IF([$_data_.H181];[$_data_.H181];&quot;&quot;)">
            <text:p/>
          </table:table-cell>
          <table:table-cell table:formula="of:=IF([$_data_.I181];[$_data_.I181];&quot;&quot;)">
            <text:p/>
          </table:table-cell>
          <table:table-cell table:formula="of:=IF([$_data_.J181];[$_data_.J181];&quot;&quot;)">
            <text:p/>
          </table:table-cell>
          <table:table-cell table:formula="of:=IF([$_data_.K181];[$_data_.K181];&quot;&quot;)">
            <text:p/>
          </table:table-cell>
          <table:table-cell table:formula="of:=IF([$_data_.L181];[$_data_.L181];&quot;&quot;)">
            <text:p/>
          </table:table-cell>
          <table:table-cell table:formula="of:=IF([$_data_.M181];[$_data_.M181];&quot;&quot;)">
            <text:p/>
          </table:table-cell>
          <table:table-cell table:formula="of:=IF([$_data_.N181];[$_data_.N181];&quot;&quot;)">
            <text:p/>
          </table:table-cell>
          <table:table-cell table:formula="of:=IF([$_data_.O181];[$_data_.O181];&quot;&quot;)">
            <text:p/>
          </table:table-cell>
          <table:table-cell table:formula="of:=IF([$_data_.P181];[$_data_.P181];&quot;&quot;)">
            <text:p/>
          </table:table-cell>
          <table:table-cell table:formula="of:=IF([$_data_.Q181];[$_data_.Q181];&quot;&quot;)">
            <text:p/>
          </table:table-cell>
          <table:table-cell table:formula="of:=IF([$_data_.R181];[$_data_.R181];&quot;&quot;)">
            <text:p/>
          </table:table-cell>
          <table:table-cell table:formula="of:=IF([$_data_.S181];[$_data_.S181];&quot;&quot;)">
            <text:p/>
          </table:table-cell>
          <table:table-cell table:formula="of:=IF([$_data_.T181];[$_data_.T181];&quot;&quot;)">
            <text:p/>
          </table:table-cell>
          <table:table-cell table:formula="of:=IF([$_data_.U181];[$_data_.U181];&quot;&quot;)">
            <text:p/>
          </table:table-cell>
        </table:table-row>
        <table:table-row table:style-name="ro1">
          <table:table-cell table:formula="of:=IF([$_data_.A182];[$_data_.A182];&quot;&quot;)">
            <text:p/>
          </table:table-cell>
          <table:table-cell table:formula="of:=IF([$_data_.B182];[$_data_.B182];&quot;&quot;)">
            <text:p/>
          </table:table-cell>
          <table:table-cell table:formula="of:=IF([$_data_.C182];[$_data_.C182];&quot;&quot;)">
            <text:p/>
          </table:table-cell>
          <table:table-cell table:formula="of:=IF([$_data_.D182];[$_data_.D182];&quot;&quot;)">
            <text:p/>
          </table:table-cell>
          <table:table-cell table:formula="of:=IF([$_data_.E182];[$_data_.E182];&quot;&quot;)">
            <text:p/>
          </table:table-cell>
          <table:table-cell table:formula="of:=IF([$_data_.F182];[$_data_.F182];&quot;&quot;)">
            <text:p/>
          </table:table-cell>
          <table:table-cell table:formula="of:=IF([$_data_.G182];[$_data_.G182];&quot;&quot;)">
            <text:p/>
          </table:table-cell>
          <table:table-cell table:formula="of:=IF([$_data_.H182];[$_data_.H182];&quot;&quot;)">
            <text:p/>
          </table:table-cell>
          <table:table-cell table:formula="of:=IF([$_data_.I182];[$_data_.I182];&quot;&quot;)">
            <text:p/>
          </table:table-cell>
          <table:table-cell table:formula="of:=IF([$_data_.J182];[$_data_.J182];&quot;&quot;)">
            <text:p/>
          </table:table-cell>
          <table:table-cell table:formula="of:=IF([$_data_.K182];[$_data_.K182];&quot;&quot;)">
            <text:p/>
          </table:table-cell>
          <table:table-cell table:formula="of:=IF([$_data_.L182];[$_data_.L182];&quot;&quot;)">
            <text:p/>
          </table:table-cell>
          <table:table-cell table:formula="of:=IF([$_data_.M182];[$_data_.M182];&quot;&quot;)">
            <text:p/>
          </table:table-cell>
          <table:table-cell table:formula="of:=IF([$_data_.N182];[$_data_.N182];&quot;&quot;)">
            <text:p/>
          </table:table-cell>
          <table:table-cell table:formula="of:=IF([$_data_.O182];[$_data_.O182];&quot;&quot;)">
            <text:p/>
          </table:table-cell>
          <table:table-cell table:formula="of:=IF([$_data_.P182];[$_data_.P182];&quot;&quot;)">
            <text:p/>
          </table:table-cell>
          <table:table-cell table:formula="of:=IF([$_data_.Q182];[$_data_.Q182];&quot;&quot;)">
            <text:p/>
          </table:table-cell>
          <table:table-cell table:formula="of:=IF([$_data_.R182];[$_data_.R182];&quot;&quot;)">
            <text:p/>
          </table:table-cell>
          <table:table-cell table:formula="of:=IF([$_data_.S182];[$_data_.S182];&quot;&quot;)">
            <text:p/>
          </table:table-cell>
          <table:table-cell table:formula="of:=IF([$_data_.T182];[$_data_.T182];&quot;&quot;)">
            <text:p/>
          </table:table-cell>
          <table:table-cell table:formula="of:=IF([$_data_.U182];[$_data_.U182];&quot;&quot;)">
            <text:p/>
          </table:table-cell>
        </table:table-row>
        <table:table-row table:style-name="ro1">
          <table:table-cell table:formula="of:=IF([$_data_.A183];[$_data_.A183];&quot;&quot;)">
            <text:p/>
          </table:table-cell>
          <table:table-cell table:formula="of:=IF([$_data_.B183];[$_data_.B183];&quot;&quot;)">
            <text:p/>
          </table:table-cell>
          <table:table-cell table:formula="of:=IF([$_data_.C183];[$_data_.C183];&quot;&quot;)">
            <text:p/>
          </table:table-cell>
          <table:table-cell table:formula="of:=IF([$_data_.D183];[$_data_.D183];&quot;&quot;)">
            <text:p/>
          </table:table-cell>
          <table:table-cell table:formula="of:=IF([$_data_.E183];[$_data_.E183];&quot;&quot;)">
            <text:p/>
          </table:table-cell>
          <table:table-cell table:formula="of:=IF([$_data_.F183];[$_data_.F183];&quot;&quot;)">
            <text:p/>
          </table:table-cell>
          <table:table-cell table:formula="of:=IF([$_data_.G183];[$_data_.G183];&quot;&quot;)">
            <text:p/>
          </table:table-cell>
          <table:table-cell table:formula="of:=IF([$_data_.H183];[$_data_.H183];&quot;&quot;)">
            <text:p/>
          </table:table-cell>
          <table:table-cell table:formula="of:=IF([$_data_.I183];[$_data_.I183];&quot;&quot;)">
            <text:p/>
          </table:table-cell>
          <table:table-cell table:formula="of:=IF([$_data_.J183];[$_data_.J183];&quot;&quot;)">
            <text:p/>
          </table:table-cell>
          <table:table-cell table:formula="of:=IF([$_data_.K183];[$_data_.K183];&quot;&quot;)">
            <text:p/>
          </table:table-cell>
          <table:table-cell table:formula="of:=IF([$_data_.L183];[$_data_.L183];&quot;&quot;)">
            <text:p/>
          </table:table-cell>
          <table:table-cell table:formula="of:=IF([$_data_.M183];[$_data_.M183];&quot;&quot;)">
            <text:p/>
          </table:table-cell>
          <table:table-cell table:formula="of:=IF([$_data_.N183];[$_data_.N183];&quot;&quot;)">
            <text:p/>
          </table:table-cell>
          <table:table-cell table:formula="of:=IF([$_data_.O183];[$_data_.O183];&quot;&quot;)">
            <text:p/>
          </table:table-cell>
          <table:table-cell table:formula="of:=IF([$_data_.P183];[$_data_.P183];&quot;&quot;)">
            <text:p/>
          </table:table-cell>
          <table:table-cell table:formula="of:=IF([$_data_.Q183];[$_data_.Q183];&quot;&quot;)">
            <text:p/>
          </table:table-cell>
          <table:table-cell table:formula="of:=IF([$_data_.R183];[$_data_.R183];&quot;&quot;)">
            <text:p/>
          </table:table-cell>
          <table:table-cell table:formula="of:=IF([$_data_.S183];[$_data_.S183];&quot;&quot;)">
            <text:p/>
          </table:table-cell>
          <table:table-cell table:formula="of:=IF([$_data_.T183];[$_data_.T183];&quot;&quot;)">
            <text:p/>
          </table:table-cell>
          <table:table-cell table:formula="of:=IF([$_data_.U183];[$_data_.U183];&quot;&quot;)">
            <text:p/>
          </table:table-cell>
        </table:table-row>
        <table:table-row table:style-name="ro1">
          <table:table-cell table:formula="of:=IF([$_data_.A184];[$_data_.A184];&quot;&quot;)">
            <text:p/>
          </table:table-cell>
          <table:table-cell table:formula="of:=IF([$_data_.B184];[$_data_.B184];&quot;&quot;)">
            <text:p/>
          </table:table-cell>
          <table:table-cell table:formula="of:=IF([$_data_.C184];[$_data_.C184];&quot;&quot;)">
            <text:p/>
          </table:table-cell>
          <table:table-cell table:formula="of:=IF([$_data_.D184];[$_data_.D184];&quot;&quot;)">
            <text:p/>
          </table:table-cell>
          <table:table-cell table:formula="of:=IF([$_data_.E184];[$_data_.E184];&quot;&quot;)">
            <text:p/>
          </table:table-cell>
          <table:table-cell table:formula="of:=IF([$_data_.F184];[$_data_.F184];&quot;&quot;)">
            <text:p/>
          </table:table-cell>
          <table:table-cell table:formula="of:=IF([$_data_.G184];[$_data_.G184];&quot;&quot;)">
            <text:p/>
          </table:table-cell>
          <table:table-cell table:formula="of:=IF([$_data_.H184];[$_data_.H184];&quot;&quot;)">
            <text:p/>
          </table:table-cell>
          <table:table-cell table:formula="of:=IF([$_data_.I184];[$_data_.I184];&quot;&quot;)">
            <text:p/>
          </table:table-cell>
          <table:table-cell table:formula="of:=IF([$_data_.J184];[$_data_.J184];&quot;&quot;)">
            <text:p/>
          </table:table-cell>
          <table:table-cell table:formula="of:=IF([$_data_.K184];[$_data_.K184];&quot;&quot;)">
            <text:p/>
          </table:table-cell>
          <table:table-cell table:formula="of:=IF([$_data_.L184];[$_data_.L184];&quot;&quot;)">
            <text:p/>
          </table:table-cell>
          <table:table-cell table:formula="of:=IF([$_data_.M184];[$_data_.M184];&quot;&quot;)">
            <text:p/>
          </table:table-cell>
          <table:table-cell table:formula="of:=IF([$_data_.N184];[$_data_.N184];&quot;&quot;)">
            <text:p/>
          </table:table-cell>
          <table:table-cell table:formula="of:=IF([$_data_.O184];[$_data_.O184];&quot;&quot;)">
            <text:p/>
          </table:table-cell>
          <table:table-cell table:formula="of:=IF([$_data_.P184];[$_data_.P184];&quot;&quot;)">
            <text:p/>
          </table:table-cell>
          <table:table-cell table:formula="of:=IF([$_data_.Q184];[$_data_.Q184];&quot;&quot;)">
            <text:p/>
          </table:table-cell>
          <table:table-cell table:formula="of:=IF([$_data_.R184];[$_data_.R184];&quot;&quot;)">
            <text:p/>
          </table:table-cell>
          <table:table-cell table:formula="of:=IF([$_data_.S184];[$_data_.S184];&quot;&quot;)">
            <text:p/>
          </table:table-cell>
          <table:table-cell table:formula="of:=IF([$_data_.T184];[$_data_.T184];&quot;&quot;)">
            <text:p/>
          </table:table-cell>
          <table:table-cell table:formula="of:=IF([$_data_.U184];[$_data_.U184];&quot;&quot;)">
            <text:p/>
          </table:table-cell>
        </table:table-row>
        <table:table-row table:style-name="ro1">
          <table:table-cell table:formula="of:=IF([$_data_.A185];[$_data_.A185];&quot;&quot;)">
            <text:p/>
          </table:table-cell>
          <table:table-cell table:formula="of:=IF([$_data_.B185];[$_data_.B185];&quot;&quot;)">
            <text:p/>
          </table:table-cell>
          <table:table-cell table:formula="of:=IF([$_data_.C185];[$_data_.C185];&quot;&quot;)">
            <text:p/>
          </table:table-cell>
          <table:table-cell table:formula="of:=IF([$_data_.D185];[$_data_.D185];&quot;&quot;)">
            <text:p/>
          </table:table-cell>
          <table:table-cell table:formula="of:=IF([$_data_.E185];[$_data_.E185];&quot;&quot;)">
            <text:p/>
          </table:table-cell>
          <table:table-cell table:formula="of:=IF([$_data_.F185];[$_data_.F185];&quot;&quot;)">
            <text:p/>
          </table:table-cell>
          <table:table-cell table:formula="of:=IF([$_data_.G185];[$_data_.G185];&quot;&quot;)">
            <text:p/>
          </table:table-cell>
          <table:table-cell table:formula="of:=IF([$_data_.H185];[$_data_.H185];&quot;&quot;)">
            <text:p/>
          </table:table-cell>
          <table:table-cell table:formula="of:=IF([$_data_.I185];[$_data_.I185];&quot;&quot;)">
            <text:p/>
          </table:table-cell>
          <table:table-cell table:formula="of:=IF([$_data_.J185];[$_data_.J185];&quot;&quot;)">
            <text:p/>
          </table:table-cell>
          <table:table-cell table:formula="of:=IF([$_data_.K185];[$_data_.K185];&quot;&quot;)">
            <text:p/>
          </table:table-cell>
          <table:table-cell table:formula="of:=IF([$_data_.L185];[$_data_.L185];&quot;&quot;)">
            <text:p/>
          </table:table-cell>
          <table:table-cell table:formula="of:=IF([$_data_.M185];[$_data_.M185];&quot;&quot;)">
            <text:p/>
          </table:table-cell>
          <table:table-cell table:formula="of:=IF([$_data_.N185];[$_data_.N185];&quot;&quot;)">
            <text:p/>
          </table:table-cell>
          <table:table-cell table:formula="of:=IF([$_data_.O185];[$_data_.O185];&quot;&quot;)">
            <text:p/>
          </table:table-cell>
          <table:table-cell table:formula="of:=IF([$_data_.P185];[$_data_.P185];&quot;&quot;)">
            <text:p/>
          </table:table-cell>
          <table:table-cell table:formula="of:=IF([$_data_.Q185];[$_data_.Q185];&quot;&quot;)">
            <text:p/>
          </table:table-cell>
          <table:table-cell table:formula="of:=IF([$_data_.R185];[$_data_.R185];&quot;&quot;)">
            <text:p/>
          </table:table-cell>
          <table:table-cell table:formula="of:=IF([$_data_.S185];[$_data_.S185];&quot;&quot;)">
            <text:p/>
          </table:table-cell>
          <table:table-cell table:formula="of:=IF([$_data_.T185];[$_data_.T185];&quot;&quot;)">
            <text:p/>
          </table:table-cell>
          <table:table-cell table:formula="of:=IF([$_data_.U185];[$_data_.U185];&quot;&quot;)">
            <text:p/>
          </table:table-cell>
        </table:table-row>
        <table:table-row table:style-name="ro1">
          <table:table-cell table:formula="of:=IF([$_data_.A186];[$_data_.A186];&quot;&quot;)">
            <text:p/>
          </table:table-cell>
          <table:table-cell table:formula="of:=IF([$_data_.B186];[$_data_.B186];&quot;&quot;)">
            <text:p/>
          </table:table-cell>
          <table:table-cell table:formula="of:=IF([$_data_.C186];[$_data_.C186];&quot;&quot;)">
            <text:p/>
          </table:table-cell>
          <table:table-cell table:formula="of:=IF([$_data_.D186];[$_data_.D186];&quot;&quot;)">
            <text:p/>
          </table:table-cell>
          <table:table-cell table:formula="of:=IF([$_data_.E186];[$_data_.E186];&quot;&quot;)">
            <text:p/>
          </table:table-cell>
          <table:table-cell table:formula="of:=IF([$_data_.F186];[$_data_.F186];&quot;&quot;)">
            <text:p/>
          </table:table-cell>
          <table:table-cell table:formula="of:=IF([$_data_.G186];[$_data_.G186];&quot;&quot;)">
            <text:p/>
          </table:table-cell>
          <table:table-cell table:formula="of:=IF([$_data_.H186];[$_data_.H186];&quot;&quot;)">
            <text:p/>
          </table:table-cell>
          <table:table-cell table:formula="of:=IF([$_data_.I186];[$_data_.I186];&quot;&quot;)">
            <text:p/>
          </table:table-cell>
          <table:table-cell table:formula="of:=IF([$_data_.J186];[$_data_.J186];&quot;&quot;)">
            <text:p/>
          </table:table-cell>
          <table:table-cell table:formula="of:=IF([$_data_.K186];[$_data_.K186];&quot;&quot;)">
            <text:p/>
          </table:table-cell>
          <table:table-cell table:formula="of:=IF([$_data_.L186];[$_data_.L186];&quot;&quot;)">
            <text:p/>
          </table:table-cell>
          <table:table-cell table:formula="of:=IF([$_data_.M186];[$_data_.M186];&quot;&quot;)">
            <text:p/>
          </table:table-cell>
          <table:table-cell table:formula="of:=IF([$_data_.N186];[$_data_.N186];&quot;&quot;)">
            <text:p/>
          </table:table-cell>
          <table:table-cell table:formula="of:=IF([$_data_.O186];[$_data_.O186];&quot;&quot;)">
            <text:p/>
          </table:table-cell>
          <table:table-cell table:formula="of:=IF([$_data_.P186];[$_data_.P186];&quot;&quot;)">
            <text:p/>
          </table:table-cell>
          <table:table-cell table:formula="of:=IF([$_data_.Q186];[$_data_.Q186];&quot;&quot;)">
            <text:p/>
          </table:table-cell>
          <table:table-cell table:formula="of:=IF([$_data_.R186];[$_data_.R186];&quot;&quot;)">
            <text:p/>
          </table:table-cell>
          <table:table-cell table:formula="of:=IF([$_data_.S186];[$_data_.S186];&quot;&quot;)">
            <text:p/>
          </table:table-cell>
          <table:table-cell table:formula="of:=IF([$_data_.T186];[$_data_.T186];&quot;&quot;)">
            <text:p/>
          </table:table-cell>
          <table:table-cell table:formula="of:=IF([$_data_.U186];[$_data_.U186];&quot;&quot;)">
            <text:p/>
          </table:table-cell>
        </table:table-row>
        <table:table-row table:style-name="ro1">
          <table:table-cell table:formula="of:=IF([$_data_.A187];[$_data_.A187];&quot;&quot;)">
            <text:p/>
          </table:table-cell>
          <table:table-cell table:formula="of:=IF([$_data_.B187];[$_data_.B187];&quot;&quot;)">
            <text:p/>
          </table:table-cell>
          <table:table-cell table:formula="of:=IF([$_data_.C187];[$_data_.C187];&quot;&quot;)">
            <text:p/>
          </table:table-cell>
          <table:table-cell table:formula="of:=IF([$_data_.D187];[$_data_.D187];&quot;&quot;)">
            <text:p/>
          </table:table-cell>
          <table:table-cell table:formula="of:=IF([$_data_.E187];[$_data_.E187];&quot;&quot;)">
            <text:p/>
          </table:table-cell>
          <table:table-cell table:formula="of:=IF([$_data_.F187];[$_data_.F187];&quot;&quot;)">
            <text:p/>
          </table:table-cell>
          <table:table-cell table:formula="of:=IF([$_data_.G187];[$_data_.G187];&quot;&quot;)">
            <text:p/>
          </table:table-cell>
          <table:table-cell table:formula="of:=IF([$_data_.H187];[$_data_.H187];&quot;&quot;)">
            <text:p/>
          </table:table-cell>
          <table:table-cell table:formula="of:=IF([$_data_.I187];[$_data_.I187];&quot;&quot;)">
            <text:p/>
          </table:table-cell>
          <table:table-cell table:formula="of:=IF([$_data_.J187];[$_data_.J187];&quot;&quot;)">
            <text:p/>
          </table:table-cell>
          <table:table-cell table:formula="of:=IF([$_data_.K187];[$_data_.K187];&quot;&quot;)">
            <text:p/>
          </table:table-cell>
          <table:table-cell table:formula="of:=IF([$_data_.L187];[$_data_.L187];&quot;&quot;)">
            <text:p/>
          </table:table-cell>
          <table:table-cell table:formula="of:=IF([$_data_.M187];[$_data_.M187];&quot;&quot;)">
            <text:p/>
          </table:table-cell>
          <table:table-cell table:formula="of:=IF([$_data_.N187];[$_data_.N187];&quot;&quot;)">
            <text:p/>
          </table:table-cell>
          <table:table-cell table:formula="of:=IF([$_data_.O187];[$_data_.O187];&quot;&quot;)">
            <text:p/>
          </table:table-cell>
          <table:table-cell table:formula="of:=IF([$_data_.P187];[$_data_.P187];&quot;&quot;)">
            <text:p/>
          </table:table-cell>
          <table:table-cell table:formula="of:=IF([$_data_.Q187];[$_data_.Q187];&quot;&quot;)">
            <text:p/>
          </table:table-cell>
          <table:table-cell table:formula="of:=IF([$_data_.R187];[$_data_.R187];&quot;&quot;)">
            <text:p/>
          </table:table-cell>
          <table:table-cell table:formula="of:=IF([$_data_.S187];[$_data_.S187];&quot;&quot;)">
            <text:p/>
          </table:table-cell>
          <table:table-cell table:formula="of:=IF([$_data_.T187];[$_data_.T187];&quot;&quot;)">
            <text:p/>
          </table:table-cell>
          <table:table-cell table:formula="of:=IF([$_data_.U187];[$_data_.U187];&quot;&quot;)">
            <text:p/>
          </table:table-cell>
        </table:table-row>
        <table:table-row table:style-name="ro1">
          <table:table-cell table:formula="of:=IF([$_data_.A188];[$_data_.A188];&quot;&quot;)">
            <text:p/>
          </table:table-cell>
          <table:table-cell table:formula="of:=IF([$_data_.B188];[$_data_.B188];&quot;&quot;)">
            <text:p/>
          </table:table-cell>
          <table:table-cell table:formula="of:=IF([$_data_.C188];[$_data_.C188];&quot;&quot;)">
            <text:p/>
          </table:table-cell>
          <table:table-cell table:formula="of:=IF([$_data_.D188];[$_data_.D188];&quot;&quot;)">
            <text:p/>
          </table:table-cell>
          <table:table-cell table:formula="of:=IF([$_data_.E188];[$_data_.E188];&quot;&quot;)">
            <text:p/>
          </table:table-cell>
          <table:table-cell table:formula="of:=IF([$_data_.F188];[$_data_.F188];&quot;&quot;)">
            <text:p/>
          </table:table-cell>
          <table:table-cell table:formula="of:=IF([$_data_.G188];[$_data_.G188];&quot;&quot;)">
            <text:p/>
          </table:table-cell>
          <table:table-cell table:formula="of:=IF([$_data_.H188];[$_data_.H188];&quot;&quot;)">
            <text:p/>
          </table:table-cell>
          <table:table-cell table:formula="of:=IF([$_data_.I188];[$_data_.I188];&quot;&quot;)">
            <text:p/>
          </table:table-cell>
          <table:table-cell table:formula="of:=IF([$_data_.J188];[$_data_.J188];&quot;&quot;)">
            <text:p/>
          </table:table-cell>
          <table:table-cell table:formula="of:=IF([$_data_.K188];[$_data_.K188];&quot;&quot;)">
            <text:p/>
          </table:table-cell>
          <table:table-cell table:formula="of:=IF([$_data_.L188];[$_data_.L188];&quot;&quot;)">
            <text:p/>
          </table:table-cell>
          <table:table-cell table:formula="of:=IF([$_data_.M188];[$_data_.M188];&quot;&quot;)">
            <text:p/>
          </table:table-cell>
          <table:table-cell table:formula="of:=IF([$_data_.N188];[$_data_.N188];&quot;&quot;)">
            <text:p/>
          </table:table-cell>
          <table:table-cell table:formula="of:=IF([$_data_.O188];[$_data_.O188];&quot;&quot;)">
            <text:p/>
          </table:table-cell>
          <table:table-cell table:formula="of:=IF([$_data_.P188];[$_data_.P188];&quot;&quot;)">
            <text:p/>
          </table:table-cell>
          <table:table-cell table:formula="of:=IF([$_data_.Q188];[$_data_.Q188];&quot;&quot;)">
            <text:p/>
          </table:table-cell>
          <table:table-cell table:formula="of:=IF([$_data_.R188];[$_data_.R188];&quot;&quot;)">
            <text:p/>
          </table:table-cell>
          <table:table-cell table:formula="of:=IF([$_data_.S188];[$_data_.S188];&quot;&quot;)">
            <text:p/>
          </table:table-cell>
          <table:table-cell table:formula="of:=IF([$_data_.T188];[$_data_.T188];&quot;&quot;)">
            <text:p/>
          </table:table-cell>
          <table:table-cell table:formula="of:=IF([$_data_.U188];[$_data_.U188];&quot;&quot;)">
            <text:p/>
          </table:table-cell>
        </table:table-row>
        <table:table-row table:style-name="ro1">
          <table:table-cell table:formula="of:=IF([$_data_.A189];[$_data_.A189];&quot;&quot;)">
            <text:p/>
          </table:table-cell>
          <table:table-cell table:formula="of:=IF([$_data_.B189];[$_data_.B189];&quot;&quot;)">
            <text:p/>
          </table:table-cell>
          <table:table-cell table:formula="of:=IF([$_data_.C189];[$_data_.C189];&quot;&quot;)">
            <text:p/>
          </table:table-cell>
          <table:table-cell table:formula="of:=IF([$_data_.D189];[$_data_.D189];&quot;&quot;)">
            <text:p/>
          </table:table-cell>
          <table:table-cell table:formula="of:=IF([$_data_.E189];[$_data_.E189];&quot;&quot;)">
            <text:p/>
          </table:table-cell>
          <table:table-cell table:formula="of:=IF([$_data_.F189];[$_data_.F189];&quot;&quot;)">
            <text:p/>
          </table:table-cell>
          <table:table-cell table:formula="of:=IF([$_data_.G189];[$_data_.G189];&quot;&quot;)">
            <text:p/>
          </table:table-cell>
          <table:table-cell table:formula="of:=IF([$_data_.H189];[$_data_.H189];&quot;&quot;)">
            <text:p/>
          </table:table-cell>
          <table:table-cell table:formula="of:=IF([$_data_.I189];[$_data_.I189];&quot;&quot;)">
            <text:p/>
          </table:table-cell>
          <table:table-cell table:formula="of:=IF([$_data_.J189];[$_data_.J189];&quot;&quot;)">
            <text:p/>
          </table:table-cell>
          <table:table-cell table:formula="of:=IF([$_data_.K189];[$_data_.K189];&quot;&quot;)">
            <text:p/>
          </table:table-cell>
          <table:table-cell table:formula="of:=IF([$_data_.L189];[$_data_.L189];&quot;&quot;)">
            <text:p/>
          </table:table-cell>
          <table:table-cell table:formula="of:=IF([$_data_.M189];[$_data_.M189];&quot;&quot;)">
            <text:p/>
          </table:table-cell>
          <table:table-cell table:formula="of:=IF([$_data_.N189];[$_data_.N189];&quot;&quot;)">
            <text:p/>
          </table:table-cell>
          <table:table-cell table:formula="of:=IF([$_data_.O189];[$_data_.O189];&quot;&quot;)">
            <text:p/>
          </table:table-cell>
          <table:table-cell table:formula="of:=IF([$_data_.P189];[$_data_.P189];&quot;&quot;)">
            <text:p/>
          </table:table-cell>
          <table:table-cell table:formula="of:=IF([$_data_.Q189];[$_data_.Q189];&quot;&quot;)">
            <text:p/>
          </table:table-cell>
          <table:table-cell table:formula="of:=IF([$_data_.R189];[$_data_.R189];&quot;&quot;)">
            <text:p/>
          </table:table-cell>
          <table:table-cell table:formula="of:=IF([$_data_.S189];[$_data_.S189];&quot;&quot;)">
            <text:p/>
          </table:table-cell>
          <table:table-cell table:formula="of:=IF([$_data_.T189];[$_data_.T189];&quot;&quot;)">
            <text:p/>
          </table:table-cell>
          <table:table-cell table:formula="of:=IF([$_data_.U189];[$_data_.U189];&quot;&quot;)">
            <text:p/>
          </table:table-cell>
        </table:table-row>
        <table:table-row table:style-name="ro1">
          <table:table-cell table:formula="of:=IF([$_data_.A190];[$_data_.A190];&quot;&quot;)">
            <text:p/>
          </table:table-cell>
          <table:table-cell table:formula="of:=IF([$_data_.B190];[$_data_.B190];&quot;&quot;)">
            <text:p/>
          </table:table-cell>
          <table:table-cell table:formula="of:=IF([$_data_.C190];[$_data_.C190];&quot;&quot;)">
            <text:p/>
          </table:table-cell>
          <table:table-cell table:formula="of:=IF([$_data_.D190];[$_data_.D190];&quot;&quot;)">
            <text:p/>
          </table:table-cell>
          <table:table-cell table:formula="of:=IF([$_data_.E190];[$_data_.E190];&quot;&quot;)">
            <text:p/>
          </table:table-cell>
          <table:table-cell table:formula="of:=IF([$_data_.F190];[$_data_.F190];&quot;&quot;)">
            <text:p/>
          </table:table-cell>
          <table:table-cell table:formula="of:=IF([$_data_.G190];[$_data_.G190];&quot;&quot;)">
            <text:p/>
          </table:table-cell>
          <table:table-cell table:formula="of:=IF([$_data_.H190];[$_data_.H190];&quot;&quot;)">
            <text:p/>
          </table:table-cell>
          <table:table-cell table:formula="of:=IF([$_data_.I190];[$_data_.I190];&quot;&quot;)">
            <text:p/>
          </table:table-cell>
          <table:table-cell table:formula="of:=IF([$_data_.J190];[$_data_.J190];&quot;&quot;)">
            <text:p/>
          </table:table-cell>
          <table:table-cell table:formula="of:=IF([$_data_.K190];[$_data_.K190];&quot;&quot;)">
            <text:p/>
          </table:table-cell>
          <table:table-cell table:formula="of:=IF([$_data_.L190];[$_data_.L190];&quot;&quot;)">
            <text:p/>
          </table:table-cell>
          <table:table-cell table:formula="of:=IF([$_data_.M190];[$_data_.M190];&quot;&quot;)">
            <text:p/>
          </table:table-cell>
          <table:table-cell table:formula="of:=IF([$_data_.N190];[$_data_.N190];&quot;&quot;)">
            <text:p/>
          </table:table-cell>
          <table:table-cell table:formula="of:=IF([$_data_.O190];[$_data_.O190];&quot;&quot;)">
            <text:p/>
          </table:table-cell>
          <table:table-cell table:formula="of:=IF([$_data_.P190];[$_data_.P190];&quot;&quot;)">
            <text:p/>
          </table:table-cell>
          <table:table-cell table:formula="of:=IF([$_data_.Q190];[$_data_.Q190];&quot;&quot;)">
            <text:p/>
          </table:table-cell>
          <table:table-cell table:formula="of:=IF([$_data_.R190];[$_data_.R190];&quot;&quot;)">
            <text:p/>
          </table:table-cell>
          <table:table-cell table:formula="of:=IF([$_data_.S190];[$_data_.S190];&quot;&quot;)">
            <text:p/>
          </table:table-cell>
          <table:table-cell table:formula="of:=IF([$_data_.T190];[$_data_.T190];&quot;&quot;)">
            <text:p/>
          </table:table-cell>
          <table:table-cell table:formula="of:=IF([$_data_.U190];[$_data_.U190];&quot;&quot;)">
            <text:p/>
          </table:table-cell>
        </table:table-row>
        <table:table-row table:style-name="ro1">
          <table:table-cell table:formula="of:=IF([$_data_.A191];[$_data_.A191];&quot;&quot;)">
            <text:p/>
          </table:table-cell>
          <table:table-cell table:formula="of:=IF([$_data_.B191];[$_data_.B191];&quot;&quot;)">
            <text:p/>
          </table:table-cell>
          <table:table-cell table:formula="of:=IF([$_data_.C191];[$_data_.C191];&quot;&quot;)">
            <text:p/>
          </table:table-cell>
          <table:table-cell table:formula="of:=IF([$_data_.D191];[$_data_.D191];&quot;&quot;)">
            <text:p/>
          </table:table-cell>
          <table:table-cell table:formula="of:=IF([$_data_.E191];[$_data_.E191];&quot;&quot;)">
            <text:p/>
          </table:table-cell>
          <table:table-cell table:formula="of:=IF([$_data_.F191];[$_data_.F191];&quot;&quot;)">
            <text:p/>
          </table:table-cell>
          <table:table-cell table:formula="of:=IF([$_data_.G191];[$_data_.G191];&quot;&quot;)">
            <text:p/>
          </table:table-cell>
          <table:table-cell table:formula="of:=IF([$_data_.H191];[$_data_.H191];&quot;&quot;)">
            <text:p/>
          </table:table-cell>
          <table:table-cell table:formula="of:=IF([$_data_.I191];[$_data_.I191];&quot;&quot;)">
            <text:p/>
          </table:table-cell>
          <table:table-cell table:formula="of:=IF([$_data_.J191];[$_data_.J191];&quot;&quot;)">
            <text:p/>
          </table:table-cell>
          <table:table-cell table:formula="of:=IF([$_data_.K191];[$_data_.K191];&quot;&quot;)">
            <text:p/>
          </table:table-cell>
          <table:table-cell table:formula="of:=IF([$_data_.L191];[$_data_.L191];&quot;&quot;)">
            <text:p/>
          </table:table-cell>
          <table:table-cell table:formula="of:=IF([$_data_.M191];[$_data_.M191];&quot;&quot;)">
            <text:p/>
          </table:table-cell>
          <table:table-cell table:formula="of:=IF([$_data_.N191];[$_data_.N191];&quot;&quot;)">
            <text:p/>
          </table:table-cell>
          <table:table-cell table:formula="of:=IF([$_data_.O191];[$_data_.O191];&quot;&quot;)">
            <text:p/>
          </table:table-cell>
          <table:table-cell table:formula="of:=IF([$_data_.P191];[$_data_.P191];&quot;&quot;)">
            <text:p/>
          </table:table-cell>
          <table:table-cell table:formula="of:=IF([$_data_.Q191];[$_data_.Q191];&quot;&quot;)">
            <text:p/>
          </table:table-cell>
          <table:table-cell table:formula="of:=IF([$_data_.R191];[$_data_.R191];&quot;&quot;)">
            <text:p/>
          </table:table-cell>
          <table:table-cell table:formula="of:=IF([$_data_.S191];[$_data_.S191];&quot;&quot;)">
            <text:p/>
          </table:table-cell>
          <table:table-cell table:formula="of:=IF([$_data_.T191];[$_data_.T191];&quot;&quot;)">
            <text:p/>
          </table:table-cell>
          <table:table-cell table:formula="of:=IF([$_data_.U191];[$_data_.U191];&quot;&quot;)">
            <text:p/>
          </table:table-cell>
        </table:table-row>
        <table:table-row table:style-name="ro1">
          <table:table-cell table:formula="of:=IF([$_data_.A192];[$_data_.A192];&quot;&quot;)">
            <text:p/>
          </table:table-cell>
          <table:table-cell table:formula="of:=IF([$_data_.B192];[$_data_.B192];&quot;&quot;)">
            <text:p/>
          </table:table-cell>
          <table:table-cell table:formula="of:=IF([$_data_.C192];[$_data_.C192];&quot;&quot;)">
            <text:p/>
          </table:table-cell>
          <table:table-cell table:formula="of:=IF([$_data_.D192];[$_data_.D192];&quot;&quot;)">
            <text:p/>
          </table:table-cell>
          <table:table-cell table:formula="of:=IF([$_data_.E192];[$_data_.E192];&quot;&quot;)">
            <text:p/>
          </table:table-cell>
          <table:table-cell table:formula="of:=IF([$_data_.F192];[$_data_.F192];&quot;&quot;)">
            <text:p/>
          </table:table-cell>
          <table:table-cell table:formula="of:=IF([$_data_.G192];[$_data_.G192];&quot;&quot;)">
            <text:p/>
          </table:table-cell>
          <table:table-cell table:formula="of:=IF([$_data_.H192];[$_data_.H192];&quot;&quot;)">
            <text:p/>
          </table:table-cell>
          <table:table-cell table:formula="of:=IF([$_data_.I192];[$_data_.I192];&quot;&quot;)">
            <text:p/>
          </table:table-cell>
          <table:table-cell table:formula="of:=IF([$_data_.J192];[$_data_.J192];&quot;&quot;)">
            <text:p/>
          </table:table-cell>
          <table:table-cell table:formula="of:=IF([$_data_.K192];[$_data_.K192];&quot;&quot;)">
            <text:p/>
          </table:table-cell>
          <table:table-cell table:formula="of:=IF([$_data_.L192];[$_data_.L192];&quot;&quot;)">
            <text:p/>
          </table:table-cell>
          <table:table-cell table:formula="of:=IF([$_data_.M192];[$_data_.M192];&quot;&quot;)">
            <text:p/>
          </table:table-cell>
          <table:table-cell table:formula="of:=IF([$_data_.N192];[$_data_.N192];&quot;&quot;)">
            <text:p/>
          </table:table-cell>
          <table:table-cell table:formula="of:=IF([$_data_.O192];[$_data_.O192];&quot;&quot;)">
            <text:p/>
          </table:table-cell>
          <table:table-cell table:formula="of:=IF([$_data_.P192];[$_data_.P192];&quot;&quot;)">
            <text:p/>
          </table:table-cell>
          <table:table-cell table:formula="of:=IF([$_data_.Q192];[$_data_.Q192];&quot;&quot;)">
            <text:p/>
          </table:table-cell>
          <table:table-cell table:formula="of:=IF([$_data_.R192];[$_data_.R192];&quot;&quot;)">
            <text:p/>
          </table:table-cell>
          <table:table-cell table:formula="of:=IF([$_data_.S192];[$_data_.S192];&quot;&quot;)">
            <text:p/>
          </table:table-cell>
          <table:table-cell table:formula="of:=IF([$_data_.T192];[$_data_.T192];&quot;&quot;)">
            <text:p/>
          </table:table-cell>
          <table:table-cell table:formula="of:=IF([$_data_.U192];[$_data_.U192];&quot;&quot;)">
            <text:p/>
          </table:table-cell>
        </table:table-row>
        <table:table-row table:style-name="ro1">
          <table:table-cell table:formula="of:=IF([$_data_.A193];[$_data_.A193];&quot;&quot;)">
            <text:p/>
          </table:table-cell>
          <table:table-cell table:formula="of:=IF([$_data_.B193];[$_data_.B193];&quot;&quot;)">
            <text:p/>
          </table:table-cell>
          <table:table-cell table:formula="of:=IF([$_data_.C193];[$_data_.C193];&quot;&quot;)">
            <text:p/>
          </table:table-cell>
          <table:table-cell table:formula="of:=IF([$_data_.D193];[$_data_.D193];&quot;&quot;)">
            <text:p/>
          </table:table-cell>
          <table:table-cell table:formula="of:=IF([$_data_.E193];[$_data_.E193];&quot;&quot;)">
            <text:p/>
          </table:table-cell>
          <table:table-cell table:formula="of:=IF([$_data_.F193];[$_data_.F193];&quot;&quot;)">
            <text:p/>
          </table:table-cell>
          <table:table-cell table:formula="of:=IF([$_data_.G193];[$_data_.G193];&quot;&quot;)">
            <text:p/>
          </table:table-cell>
          <table:table-cell table:formula="of:=IF([$_data_.H193];[$_data_.H193];&quot;&quot;)">
            <text:p/>
          </table:table-cell>
          <table:table-cell table:formula="of:=IF([$_data_.I193];[$_data_.I193];&quot;&quot;)">
            <text:p/>
          </table:table-cell>
          <table:table-cell table:formula="of:=IF([$_data_.J193];[$_data_.J193];&quot;&quot;)">
            <text:p/>
          </table:table-cell>
          <table:table-cell table:formula="of:=IF([$_data_.K193];[$_data_.K193];&quot;&quot;)">
            <text:p/>
          </table:table-cell>
          <table:table-cell table:formula="of:=IF([$_data_.L193];[$_data_.L193];&quot;&quot;)">
            <text:p/>
          </table:table-cell>
          <table:table-cell table:formula="of:=IF([$_data_.M193];[$_data_.M193];&quot;&quot;)">
            <text:p/>
          </table:table-cell>
          <table:table-cell table:formula="of:=IF([$_data_.N193];[$_data_.N193];&quot;&quot;)">
            <text:p/>
          </table:table-cell>
          <table:table-cell table:formula="of:=IF([$_data_.O193];[$_data_.O193];&quot;&quot;)">
            <text:p/>
          </table:table-cell>
          <table:table-cell table:formula="of:=IF([$_data_.P193];[$_data_.P193];&quot;&quot;)">
            <text:p/>
          </table:table-cell>
          <table:table-cell table:formula="of:=IF([$_data_.Q193];[$_data_.Q193];&quot;&quot;)">
            <text:p/>
          </table:table-cell>
          <table:table-cell table:formula="of:=IF([$_data_.R193];[$_data_.R193];&quot;&quot;)">
            <text:p/>
          </table:table-cell>
          <table:table-cell table:formula="of:=IF([$_data_.S193];[$_data_.S193];&quot;&quot;)">
            <text:p/>
          </table:table-cell>
          <table:table-cell table:formula="of:=IF([$_data_.T193];[$_data_.T193];&quot;&quot;)">
            <text:p/>
          </table:table-cell>
          <table:table-cell table:formula="of:=IF([$_data_.U193];[$_data_.U193];&quot;&quot;)">
            <text:p/>
          </table:table-cell>
        </table:table-row>
        <table:table-row table:style-name="ro1">
          <table:table-cell table:style-name="ce16" table:formula="of:=IF([$_data_.A194];[$_data_.A194];&quot;&quot;)">
            <text:p/>
          </table:table-cell>
          <table:table-cell table:style-name="ce24" table:formula="of:=IF([$_data_.B194];[$_data_.B194];&quot;&quot;)">
            <text:p/>
          </table:table-cell>
          <table:table-cell table:style-name="ce24" table:formula="of:=IF([$_data_.C194];[$_data_.C194];&quot;&quot;)">
            <text:p/>
          </table:table-cell>
          <table:table-cell table:style-name="ce24" table:formula="of:=IF([$_data_.D194];[$_data_.D194];&quot;&quot;)">
            <text:p/>
          </table:table-cell>
          <table:table-cell table:style-name="ce24" table:formula="of:=IF([$_data_.E194];[$_data_.E194];&quot;&quot;)">
            <text:p/>
          </table:table-cell>
          <table:table-cell table:style-name="ce24" table:formula="of:=IF([$_data_.F194];[$_data_.F194];&quot;&quot;)">
            <text:p/>
          </table:table-cell>
          <table:table-cell table:style-name="ce34" table:formula="of:=IF([$_data_.G194];[$_data_.G194];&quot;&quot;)">
            <text:p/>
          </table:table-cell>
          <table:table-cell table:style-name="ce34" table:formula="of:=IF([$_data_.H194];[$_data_.H194];&quot;&quot;)">
            <text:p/>
          </table:table-cell>
          <table:table-cell table:style-name="ce24" table:formula="of:=IF([$_data_.I194];[$_data_.I194];&quot;&quot;)">
            <text:p/>
          </table:table-cell>
          <table:table-cell table:style-name="ce38" table:formula="of:=IF([$_data_.J194];[$_data_.J194];&quot;&quot;)">
            <text:p/>
          </table:table-cell>
          <table:table-cell table:style-name="ce24" table:formula="of:=IF([$_data_.K194];[$_data_.K194];&quot;&quot;)">
            <text:p/>
          </table:table-cell>
          <table:table-cell table:style-name="ce24" table:formula="of:=IF([$_data_.L194];[$_data_.L194];&quot;&quot;)">
            <text:p/>
          </table:table-cell>
          <table:table-cell table:style-name="ce24" table:formula="of:=IF([$_data_.M194];[$_data_.M194];&quot;&quot;)">
            <text:p/>
          </table:table-cell>
          <table:table-cell table:style-name="ce24" table:formula="of:=IF([$_data_.N194];[$_data_.N194];&quot;&quot;)">
            <text:p/>
          </table:table-cell>
          <table:table-cell table:style-name="ce24" table:formula="of:=IF([$_data_.O194];[$_data_.O194];&quot;&quot;)">
            <text:p/>
          </table:table-cell>
          <table:table-cell table:style-name="ce24" table:formula="of:=IF([$_data_.P194];[$_data_.P194];&quot;&quot;)">
            <text:p/>
          </table:table-cell>
          <table:table-cell table:style-name="ce24" table:formula="of:=IF([$_data_.Q194];[$_data_.Q194];&quot;&quot;)">
            <text:p/>
          </table:table-cell>
          <table:table-cell table:style-name="ce24" table:formula="of:=IF([$_data_.R194];[$_data_.R194];&quot;&quot;)">
            <text:p/>
          </table:table-cell>
          <table:table-cell table:style-name="ce24" table:formula="of:=IF([$_data_.S194];[$_data_.S194];&quot;&quot;)">
            <text:p/>
          </table:table-cell>
          <table:table-cell table:style-name="ce63" table:formula="of:=IF([$_data_.T194];[$_data_.T194];&quot;&quot;)">
            <text:p/>
          </table:table-cell>
          <table:table-cell table:style-name="ce66" table:formula="of:=IF([$_data_.U194];[$_data_.U19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Touko.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Touko.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Touko.P3:.P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Touko.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Touko.Q3:.Q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Touko.F3:.F35];[Touko.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Touko.R3:.R35];[Touko.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Touko.F3:.F35];[Touko.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Touko.F3:.F35];[Touko.I3:.I35];&quot;=1&quot;;[Touko.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Touko.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Touko.F3:.F35];[Touko.I3:.I35];&quot;=1&quot;;[Touko.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162];[$_data_.A162];&quot;&quot;)">
            <text:p/>
          </table:table-cell>
          <table:table-cell table:style-name="ce27" table:formula="of:=IF([$_data_.V162]=&quot;&quot;;&quot;&quot;;[$_data_.V162])" table:number-columns-spanned="20" table:number-rows-spanned="1">
            <text:p/>
          </table:table-cell>
          <table:covered-table-cell table:style-name="ce67" table:formula="of:=IF(#REF!.[Touko.C86]=&quot;&quot;;&quot;&quot;;#REF!.[Touko.C86])" office:value-type="string" office:string-value="" calcext:value-type="error">
            <text:p>Err:501</text:p>
          </table:covered-table-cell>
          <table:covered-table-cell table:style-name="ce67" table:formula="of:=IF(#REF!.[Touko.D86]=&quot;&quot;;&quot;&quot;;#REF!.[Touko.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Touko.F86]=&quot;&quot;;&quot;&quot;;#REF!.[Touko.F86])" office:value-type="string" office:string-value="" calcext:value-type="error">
            <text:p>Err:501</text:p>
          </table:covered-table-cell>
          <table:covered-table-cell table:style-name="ce67" table:formula="of:=IF(#REF!.[Touko.G86]=&quot;&quot;;&quot;&quot;;#REF!.[Touko.G86])" office:value-type="string" office:string-value="" calcext:value-type="error">
            <text:p>Err:501</text:p>
          </table:covered-table-cell>
          <table:covered-table-cell table:style-name="ce67" table:formula="of:=IF(#REF!.[Touko.H86]=&quot;&quot;;&quot;&quot;;#REF!.[Touko.H86])" office:value-type="string" office:string-value="" calcext:value-type="error">
            <text:p>Err:501</text:p>
          </table:covered-table-cell>
          <table:covered-table-cell table:style-name="ce67" table:formula="of:=IF(#REF!.[Touko.I86]=&quot;&quot;;&quot;&quot;;#REF!.[Touko.I86])" office:value-type="string" office:string-value="" calcext:value-type="error">
            <text:p>Err:501</text:p>
          </table:covered-table-cell>
          <table:covered-table-cell table:style-name="ce67" table:formula="of:=IF(#REF!.[Touko.J86]=&quot;&quot;;&quot;&quot;;#REF!.[Touko.J86])" office:value-type="string" office:string-value="" calcext:value-type="error">
            <text:p>Err:501</text:p>
          </table:covered-table-cell>
          <table:covered-table-cell table:style-name="ce67" table:formula="of:=IF(#REF!.[Touko.K86]=&quot;&quot;;&quot;&quot;;#REF!.[Touko.K86])" office:value-type="string" office:string-value="" calcext:value-type="error">
            <text:p>Err:501</text:p>
          </table:covered-table-cell>
          <table:covered-table-cell table:style-name="ce67" table:formula="of:=IF(#REF!.[Touko.L86]=&quot;&quot;;&quot;&quot;;#REF!.[Touko.L86])" office:value-type="string" office:string-value="" calcext:value-type="error">
            <text:p>Err:501</text:p>
          </table:covered-table-cell>
          <table:covered-table-cell table:style-name="ce67" table:formula="of:=IF(#REF!.[Touko.M86]=&quot;&quot;;&quot;&quot;;#REF!.[Touko.M86])" office:value-type="string" office:string-value="" calcext:value-type="error">
            <text:p>Err:501</text:p>
          </table:covered-table-cell>
          <table:covered-table-cell table:style-name="ce67" table:formula="of:=IF(#REF!.[Touko.N86]=&quot;&quot;;&quot;&quot;;#REF!.[Touko.N86])" office:value-type="string" office:string-value="" calcext:value-type="error">
            <text:p>Err:501</text:p>
          </table:covered-table-cell>
          <table:covered-table-cell table:style-name="ce67" table:formula="of:=IF(#REF!.[Touko.O86]=&quot;&quot;;&quot;&quot;;#REF!.[Touko.O86])" office:value-type="string" office:string-value="" calcext:value-type="error">
            <text:p>Err:501</text:p>
          </table:covered-table-cell>
          <table:covered-table-cell table:style-name="ce67" table:formula="of:=IF(#REF!.[Touko.P86]=&quot;&quot;;&quot;&quot;;#REF!.[Touko.P86])" office:value-type="string" office:string-value="" calcext:value-type="error">
            <text:p>Err:501</text:p>
          </table:covered-table-cell>
          <table:covered-table-cell table:style-name="ce67" table:formula="of:=IF(#REF!.[Touko.Q86]=&quot;&quot;;&quot;&quot;;#REF!.[Touko.Q86])" office:value-type="string" office:string-value="" calcext:value-type="error">
            <text:p>Err:501</text:p>
          </table:covered-table-cell>
          <table:covered-table-cell table:style-name="ce67" table:formula="of:=IF(#REF!.[Touko.R86]=&quot;&quot;;&quot;&quot;;#REF!.[Touko.R86])" office:value-type="string" office:string-value="" calcext:value-type="error">
            <text:p>Err:501</text:p>
          </table:covered-table-cell>
          <table:covered-table-cell table:style-name="ce67" table:formula="of:=IF(#REF!.[Touko.S86]=&quot;&quot;;&quot;&quot;;#REF!.[Touko.S86])" office:value-type="string" office:string-value="" calcext:value-type="error">
            <text:p>Err:501</text:p>
          </table:covered-table-cell>
          <table:covered-table-cell table:style-name="ce67" table:formula="of:=IF(#REF!.[Touko.T86]=&quot;&quot;;&quot;&quot;;#REF!.[Touko.T86])" office:value-type="string" office:string-value="" calcext:value-type="error">
            <text:p>Err:501</text:p>
          </table:covered-table-cell>
          <table:covered-table-cell table:style-name="ce67" table:formula="of:=IF(#REF!.[Touko.U86]=&quot;&quot;;&quot;&quot;;#REF!.[Touko.U86])" office:value-type="string" office:string-value="" calcext:value-type="error">
            <text:p>Err:501</text:p>
          </table:covered-table-cell>
        </table:table-row>
        <table:table-row table:style-name="ro1">
          <table:table-cell table:formula="of:=IF([$_data_.A163];[$_data_.A163];&quot;&quot;)">
            <text:p/>
          </table:table-cell>
          <table:table-cell table:style-name="ce28" table:formula="of:=IF([$_data_.V163]=&quot;&quot;;&quot;&quot;;[$_data_.V16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4];[$_data_.A164];&quot;&quot;)">
            <text:p/>
          </table:table-cell>
          <table:table-cell table:style-name="ce28" table:formula="of:=IF([$_data_.V164]=&quot;&quot;;&quot;&quot;;[$_data_.V16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5];[$_data_.A165];&quot;&quot;)">
            <text:p/>
          </table:table-cell>
          <table:table-cell table:style-name="ce28" table:formula="of:=IF([$_data_.V165]=&quot;&quot;;&quot;&quot;;[$_data_.V16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6];[$_data_.A166];&quot;&quot;)">
            <text:p/>
          </table:table-cell>
          <table:table-cell table:style-name="ce28" table:formula="of:=IF([$_data_.V166]=&quot;&quot;;&quot;&quot;;[$_data_.V16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7];[$_data_.A167];&quot;&quot;)">
            <text:p/>
          </table:table-cell>
          <table:table-cell table:style-name="ce28" table:formula="of:=IF([$_data_.V167]=&quot;&quot;;&quot;&quot;;[$_data_.V16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8];[$_data_.A168];&quot;&quot;)">
            <text:p/>
          </table:table-cell>
          <table:table-cell table:style-name="ce28" table:formula="of:=IF([$_data_.V168]=&quot;&quot;;&quot;&quot;;[$_data_.V16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69];[$_data_.A169];&quot;&quot;)">
            <text:p/>
          </table:table-cell>
          <table:table-cell table:style-name="ce28" table:formula="of:=IF([$_data_.V169]=&quot;&quot;;&quot;&quot;;[$_data_.V16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0];[$_data_.A170];&quot;&quot;)">
            <text:p/>
          </table:table-cell>
          <table:table-cell table:style-name="ce28" table:formula="of:=IF([$_data_.V170]=&quot;&quot;;&quot;&quot;;[$_data_.V17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1];[$_data_.A171];&quot;&quot;)">
            <text:p/>
          </table:table-cell>
          <table:table-cell table:style-name="ce28" table:formula="of:=IF([$_data_.V171]=&quot;&quot;;&quot;&quot;;[$_data_.V17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2];[$_data_.A172];&quot;&quot;)">
            <text:p/>
          </table:table-cell>
          <table:table-cell table:style-name="ce28" table:formula="of:=IF([$_data_.V172]=&quot;&quot;;&quot;&quot;;[$_data_.V17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3];[$_data_.A173];&quot;&quot;)">
            <text:p/>
          </table:table-cell>
          <table:table-cell table:style-name="ce28" table:formula="of:=IF([$_data_.V173]=&quot;&quot;;&quot;&quot;;[$_data_.V17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4];[$_data_.A174];&quot;&quot;)">
            <text:p/>
          </table:table-cell>
          <table:table-cell table:style-name="ce28" table:formula="of:=IF([$_data_.V174]=&quot;&quot;;&quot;&quot;;[$_data_.V17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5];[$_data_.A175];&quot;&quot;)">
            <text:p/>
          </table:table-cell>
          <table:table-cell table:style-name="ce28" table:formula="of:=IF([$_data_.V175]=&quot;&quot;;&quot;&quot;;[$_data_.V17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6];[$_data_.A176];&quot;&quot;)">
            <text:p/>
          </table:table-cell>
          <table:table-cell table:style-name="ce28" table:formula="of:=IF([$_data_.V176]=&quot;&quot;;&quot;&quot;;[$_data_.V17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7];[$_data_.A177];&quot;&quot;)">
            <text:p/>
          </table:table-cell>
          <table:table-cell table:style-name="ce28" table:formula="of:=IF([$_data_.V177]=&quot;&quot;;&quot;&quot;;[$_data_.V17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8];[$_data_.A178];&quot;&quot;)">
            <text:p/>
          </table:table-cell>
          <table:table-cell table:style-name="ce28" table:formula="of:=IF([$_data_.V178]=&quot;&quot;;&quot;&quot;;[$_data_.V17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79];[$_data_.A179];&quot;&quot;)">
            <text:p/>
          </table:table-cell>
          <table:table-cell table:style-name="ce28" table:formula="of:=IF([$_data_.V179]=&quot;&quot;;&quot;&quot;;[$_data_.V17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0];[$_data_.A180];&quot;&quot;)">
            <text:p/>
          </table:table-cell>
          <table:table-cell table:style-name="ce28" table:formula="of:=IF([$_data_.V180]=&quot;&quot;;&quot;&quot;;[$_data_.V18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1];[$_data_.A181];&quot;&quot;)">
            <text:p/>
          </table:table-cell>
          <table:table-cell table:style-name="ce28" table:formula="of:=IF([$_data_.V181]=&quot;&quot;;&quot;&quot;;[$_data_.V18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2];[$_data_.A182];&quot;&quot;)">
            <text:p/>
          </table:table-cell>
          <table:table-cell table:style-name="ce28" table:formula="of:=IF([$_data_.V182]=&quot;&quot;;&quot;&quot;;[$_data_.V18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3];[$_data_.A183];&quot;&quot;)">
            <text:p/>
          </table:table-cell>
          <table:table-cell table:style-name="ce28" table:formula="of:=IF([$_data_.V183]=&quot;&quot;;&quot;&quot;;[$_data_.V18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4];[$_data_.A184];&quot;&quot;)">
            <text:p/>
          </table:table-cell>
          <table:table-cell table:style-name="ce28" table:formula="of:=IF([$_data_.V184]=&quot;&quot;;&quot;&quot;;[$_data_.V184])"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5];[$_data_.A185];&quot;&quot;)">
            <text:p/>
          </table:table-cell>
          <table:table-cell table:style-name="ce28" table:formula="of:=IF([$_data_.V185]=&quot;&quot;;&quot;&quot;;[$_data_.V185])"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6];[$_data_.A186];&quot;&quot;)">
            <text:p/>
          </table:table-cell>
          <table:table-cell table:style-name="ce28" table:formula="of:=IF([$_data_.V186]=&quot;&quot;;&quot;&quot;;[$_data_.V186])"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7];[$_data_.A187];&quot;&quot;)">
            <text:p/>
          </table:table-cell>
          <table:table-cell table:style-name="ce28" table:formula="of:=IF([$_data_.V187]=&quot;&quot;;&quot;&quot;;[$_data_.V187])"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8];[$_data_.A188];&quot;&quot;)">
            <text:p/>
          </table:table-cell>
          <table:table-cell table:style-name="ce28" table:formula="of:=IF([$_data_.V188]=&quot;&quot;;&quot;&quot;;[$_data_.V188])"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89];[$_data_.A189];&quot;&quot;)">
            <text:p/>
          </table:table-cell>
          <table:table-cell table:style-name="ce28" table:formula="of:=IF([$_data_.V189]=&quot;&quot;;&quot;&quot;;[$_data_.V189])"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0];[$_data_.A190];&quot;&quot;)">
            <text:p/>
          </table:table-cell>
          <table:table-cell table:style-name="ce28" table:formula="of:=IF([$_data_.V190]=&quot;&quot;;&quot;&quot;;[$_data_.V190])"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1];[$_data_.A191];&quot;&quot;)">
            <text:p/>
          </table:table-cell>
          <table:table-cell table:style-name="ce28" table:formula="of:=IF([$_data_.V191]=&quot;&quot;;&quot;&quot;;[$_data_.V191])"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2];[$_data_.A192];&quot;&quot;)">
            <text:p/>
          </table:table-cell>
          <table:table-cell table:style-name="ce28" table:formula="of:=IF([$_data_.V192]=&quot;&quot;;&quot;&quot;;[$_data_.V192])"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formula="of:=IF([$_data_.A193];[$_data_.A193];&quot;&quot;)">
            <text:p/>
          </table:table-cell>
          <table:table-cell table:style-name="ce28" table:formula="of:=IF([$_data_.V193]=&quot;&quot;;&quot;&quot;;[$_data_.V193])" table:number-columns-spanned="20" table:number-rows-spanned="1">
            <text:p/>
          </table:table-cell>
          <table:covered-table-cell table:style-name="ce2" table:formula="of:=IF(#REF!.[Touko.C86]=&quot;&quot;;&quot;&quot;;#REF!.[Touko.C86])" office:value-type="string" office:string-value="" calcext:value-type="error">
            <text:p>Err:501</text:p>
          </table:covered-table-cell>
          <table:covered-table-cell table:style-name="ce2" table:formula="of:=IF(#REF!.[Touko.D86]=&quot;&quot;;&quot;&quot;;#REF!.[Touko.D86])" office:value-type="string" office:string-value="" calcext:value-type="error">
            <text:p>Err:501</text:p>
          </table:covered-table-cell>
          <table:covered-table-cell table:style-name="ce2" table:formula="of:=IF(#REF!.e86=&quot;&quot;;&quot;&quot;;#REF!.e86)" office:value-type="string" office:string-value="" calcext:value-type="error">
            <text:p>Err:508</text:p>
          </table:covered-table-cell>
          <table:covered-table-cell table:style-name="ce2" table:formula="of:=IF(#REF!.[Touko.F86]=&quot;&quot;;&quot;&quot;;#REF!.[Touko.F86])" office:value-type="string" office:string-value="" calcext:value-type="error">
            <text:p>Err:501</text:p>
          </table:covered-table-cell>
          <table:covered-table-cell table:style-name="ce2" table:formula="of:=IF(#REF!.[Touko.G86]=&quot;&quot;;&quot;&quot;;#REF!.[Touko.G86])" office:value-type="string" office:string-value="" calcext:value-type="error">
            <text:p>Err:501</text:p>
          </table:covered-table-cell>
          <table:covered-table-cell table:style-name="ce2" table:formula="of:=IF(#REF!.[Touko.H86]=&quot;&quot;;&quot;&quot;;#REF!.[Touko.H86])" office:value-type="string" office:string-value="" calcext:value-type="error">
            <text:p>Err:501</text:p>
          </table:covered-table-cell>
          <table:covered-table-cell table:style-name="ce2" table:formula="of:=IF(#REF!.[Touko.I86]=&quot;&quot;;&quot;&quot;;#REF!.[Touko.I86])" office:value-type="string" office:string-value="" calcext:value-type="error">
            <text:p>Err:501</text:p>
          </table:covered-table-cell>
          <table:covered-table-cell table:style-name="ce2" table:formula="of:=IF(#REF!.[Touko.J86]=&quot;&quot;;&quot;&quot;;#REF!.[Touko.J86])" office:value-type="string" office:string-value="" calcext:value-type="error">
            <text:p>Err:501</text:p>
          </table:covered-table-cell>
          <table:covered-table-cell table:style-name="ce2" table:formula="of:=IF(#REF!.[Touko.K86]=&quot;&quot;;&quot;&quot;;#REF!.[Touko.K86])" office:value-type="string" office:string-value="" calcext:value-type="error">
            <text:p>Err:501</text:p>
          </table:covered-table-cell>
          <table:covered-table-cell table:style-name="ce2" table:formula="of:=IF(#REF!.[Touko.L86]=&quot;&quot;;&quot;&quot;;#REF!.[Touko.L86])" office:value-type="string" office:string-value="" calcext:value-type="error">
            <text:p>Err:501</text:p>
          </table:covered-table-cell>
          <table:covered-table-cell table:style-name="ce2" table:formula="of:=IF(#REF!.[Touko.M86]=&quot;&quot;;&quot;&quot;;#REF!.[Touko.M86])" office:value-type="string" office:string-value="" calcext:value-type="error">
            <text:p>Err:501</text:p>
          </table:covered-table-cell>
          <table:covered-table-cell table:style-name="ce2" table:formula="of:=IF(#REF!.[Touko.N86]=&quot;&quot;;&quot;&quot;;#REF!.[Touko.N86])" office:value-type="string" office:string-value="" calcext:value-type="error">
            <text:p>Err:501</text:p>
          </table:covered-table-cell>
          <table:covered-table-cell table:style-name="ce2" table:formula="of:=IF(#REF!.[Touko.O86]=&quot;&quot;;&quot;&quot;;#REF!.[Touko.O86])" office:value-type="string" office:string-value="" calcext:value-type="error">
            <text:p>Err:501</text:p>
          </table:covered-table-cell>
          <table:covered-table-cell table:style-name="ce2" table:formula="of:=IF(#REF!.[Touko.P86]=&quot;&quot;;&quot;&quot;;#REF!.[Touko.P86])" office:value-type="string" office:string-value="" calcext:value-type="error">
            <text:p>Err:501</text:p>
          </table:covered-table-cell>
          <table:covered-table-cell table:style-name="ce2" table:formula="of:=IF(#REF!.[Touko.Q86]=&quot;&quot;;&quot;&quot;;#REF!.[Touko.Q86])" office:value-type="string" office:string-value="" calcext:value-type="error">
            <text:p>Err:501</text:p>
          </table:covered-table-cell>
          <table:covered-table-cell table:style-name="ce2" table:formula="of:=IF(#REF!.[Touko.R86]=&quot;&quot;;&quot;&quot;;#REF!.[Touko.R86])" office:value-type="string" office:string-value="" calcext:value-type="error">
            <text:p>Err:501</text:p>
          </table:covered-table-cell>
          <table:covered-table-cell table:style-name="ce2" table:formula="of:=IF(#REF!.[Touko.S86]=&quot;&quot;;&quot;&quot;;#REF!.[Touko.S86])" office:value-type="string" office:string-value="" calcext:value-type="error">
            <text:p>Err:501</text:p>
          </table:covered-table-cell>
          <table:covered-table-cell table:style-name="ce2" table:formula="of:=IF(#REF!.[Touko.T86]=&quot;&quot;;&quot;&quot;;#REF!.[Touko.T86])" office:value-type="string" office:string-value="" calcext:value-type="error">
            <text:p>Err:501</text:p>
          </table:covered-table-cell>
          <table:covered-table-cell table:style-name="ce2" table:formula="of:=IF(#REF!.[Touko.U86]=&quot;&quot;;&quot;&quot;;#REF!.[Touko.U86])" office:value-type="string" office:string-value="" calcext:value-type="error">
            <text:p>Err:501</text:p>
          </table:covered-table-cell>
        </table:table-row>
        <table:table-row table:style-name="ro1">
          <table:table-cell table:style-name="ce16" table:formula="of:=IF([$_data_.A194];[$_data_.A194];&quot;&quot;)">
            <text:p/>
          </table:table-cell>
          <table:table-cell table:style-name="ce29" table:formula="of:=IF([$_data_.V194]=&quot;&quot;;&quot;&quot;;[$_data_.V194])" table:number-columns-spanned="20" table:number-rows-spanned="1">
            <text:p/>
          </table:table-cell>
          <table:covered-table-cell table:style-name="ce68" table:formula="of:=IF(#REF!.[Touko.C86]=&quot;&quot;;&quot;&quot;;#REF!.[Touko.C86])" office:value-type="string" office:string-value="" calcext:value-type="error">
            <text:p>Err:501</text:p>
          </table:covered-table-cell>
          <table:covered-table-cell table:style-name="ce68" table:formula="of:=IF(#REF!.[Touko.D86]=&quot;&quot;;&quot;&quot;;#REF!.[Touko.D86])" office:value-type="string" office:string-value="" calcext:value-type="error">
            <text:p>Err:501</text:p>
          </table:covered-table-cell>
          <table:covered-table-cell table:style-name="ce68" table:formula="of:=IF(#REF!.e86=&quot;&quot;;&quot;&quot;;#REF!.e86)" office:value-type="string" office:string-value="" calcext:value-type="error">
            <text:p>Err:508</text:p>
          </table:covered-table-cell>
          <table:covered-table-cell table:style-name="ce68" table:formula="of:=IF(#REF!.[Touko.F86]=&quot;&quot;;&quot;&quot;;#REF!.[Touko.F86])" office:value-type="string" office:string-value="" calcext:value-type="error">
            <text:p>Err:501</text:p>
          </table:covered-table-cell>
          <table:covered-table-cell table:style-name="ce68" table:formula="of:=IF(#REF!.[Touko.G86]=&quot;&quot;;&quot;&quot;;#REF!.[Touko.G86])" office:value-type="string" office:string-value="" calcext:value-type="error">
            <text:p>Err:501</text:p>
          </table:covered-table-cell>
          <table:covered-table-cell table:style-name="ce68" table:formula="of:=IF(#REF!.[Touko.H86]=&quot;&quot;;&quot;&quot;;#REF!.[Touko.H86])" office:value-type="string" office:string-value="" calcext:value-type="error">
            <text:p>Err:501</text:p>
          </table:covered-table-cell>
          <table:covered-table-cell table:style-name="ce68" table:formula="of:=IF(#REF!.[Touko.I86]=&quot;&quot;;&quot;&quot;;#REF!.[Touko.I86])" office:value-type="string" office:string-value="" calcext:value-type="error">
            <text:p>Err:501</text:p>
          </table:covered-table-cell>
          <table:covered-table-cell table:style-name="ce68" table:formula="of:=IF(#REF!.[Touko.J86]=&quot;&quot;;&quot;&quot;;#REF!.[Touko.J86])" office:value-type="string" office:string-value="" calcext:value-type="error">
            <text:p>Err:501</text:p>
          </table:covered-table-cell>
          <table:covered-table-cell table:style-name="ce68" table:formula="of:=IF(#REF!.[Touko.K86]=&quot;&quot;;&quot;&quot;;#REF!.[Touko.K86])" office:value-type="string" office:string-value="" calcext:value-type="error">
            <text:p>Err:501</text:p>
          </table:covered-table-cell>
          <table:covered-table-cell table:style-name="ce68" table:formula="of:=IF(#REF!.[Touko.L86]=&quot;&quot;;&quot;&quot;;#REF!.[Touko.L86])" office:value-type="string" office:string-value="" calcext:value-type="error">
            <text:p>Err:501</text:p>
          </table:covered-table-cell>
          <table:covered-table-cell table:style-name="ce68" table:formula="of:=IF(#REF!.[Touko.M86]=&quot;&quot;;&quot;&quot;;#REF!.[Touko.M86])" office:value-type="string" office:string-value="" calcext:value-type="error">
            <text:p>Err:501</text:p>
          </table:covered-table-cell>
          <table:covered-table-cell table:style-name="ce68" table:formula="of:=IF(#REF!.[Touko.N86]=&quot;&quot;;&quot;&quot;;#REF!.[Touko.N86])" office:value-type="string" office:string-value="" calcext:value-type="error">
            <text:p>Err:501</text:p>
          </table:covered-table-cell>
          <table:covered-table-cell table:style-name="ce68" table:formula="of:=IF(#REF!.[Touko.O86]=&quot;&quot;;&quot;&quot;;#REF!.[Touko.O86])" office:value-type="string" office:string-value="" calcext:value-type="error">
            <text:p>Err:501</text:p>
          </table:covered-table-cell>
          <table:covered-table-cell table:style-name="ce68" table:formula="of:=IF(#REF!.[Touko.P86]=&quot;&quot;;&quot;&quot;;#REF!.[Touko.P86])" office:value-type="string" office:string-value="" calcext:value-type="error">
            <text:p>Err:501</text:p>
          </table:covered-table-cell>
          <table:covered-table-cell table:style-name="ce68" table:formula="of:=IF(#REF!.[Touko.Q86]=&quot;&quot;;&quot;&quot;;#REF!.[Touko.Q86])" office:value-type="string" office:string-value="" calcext:value-type="error">
            <text:p>Err:501</text:p>
          </table:covered-table-cell>
          <table:covered-table-cell table:style-name="ce68" table:formula="of:=IF(#REF!.[Touko.R86]=&quot;&quot;;&quot;&quot;;#REF!.[Touko.R86])" office:value-type="string" office:string-value="" calcext:value-type="error">
            <text:p>Err:501</text:p>
          </table:covered-table-cell>
          <table:covered-table-cell table:style-name="ce68" table:formula="of:=IF(#REF!.[Touko.S86]=&quot;&quot;;&quot;&quot;;#REF!.[Touko.S86])" office:value-type="string" office:string-value="" calcext:value-type="error">
            <text:p>Err:501</text:p>
          </table:covered-table-cell>
          <table:covered-table-cell table:style-name="ce68" table:formula="of:=IF(#REF!.[Touko.T86]=&quot;&quot;;&quot;&quot;;#REF!.[Touko.T86])" office:value-type="string" office:string-value="" calcext:value-type="error">
            <text:p>Err:501</text:p>
          </table:covered-table-cell>
          <table:covered-table-cell table:style-name="ce68" table:formula="of:=IF(#REF!.[Touko.U86]=&quot;&quot;;&quot;&quot;;#REF!.[Touko.U86])" office:value-type="string" office:string-value="" calcext:value-type="error">
            <text:p>Err:501</text:p>
          </table:covered-table-cell>
        </table:table-row>
      </table:table>
      <table:table table:name="Kesä" table:style-name="ta1">
        <table:table-column table:style-name="co4" table:default-cell-style-name="ce15"/>
        <table:table-column table:style-name="co8" table:default-cell-style-name="ce28"/>
        <table:table-column table:style-name="co5" table:number-columns-repeated="4" table:default-cell-style-name="ce2"/>
        <table:table-column table:style-name="co3" table:number-columns-repeated="2" table:default-cell-style-name="ce2"/>
        <table:table-column table:style-name="co5" table:default-cell-style-name="ce2"/>
        <table:table-column table:style-name="co7" table:default-cell-style-name="ce2"/>
        <table:table-column table:style-name="co5" table:number-columns-repeated="9" table:default-cell-style-name="ce2"/>
        <table:table-column table:style-name="co7"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02];[$_data_.A202];&quot;&quot;)">
            <text:p/>
          </table:table-cell>
          <table:table-cell table:style-name="ce22" table:formula="of:=IF([$_data_.B202];[$_data_.B202];&quot;&quot;)">
            <text:p/>
          </table:table-cell>
          <table:table-cell table:style-name="ce22" table:formula="of:=IF([$_data_.C202];[$_data_.C202];&quot;&quot;)">
            <text:p/>
          </table:table-cell>
          <table:table-cell table:style-name="ce22" table:formula="of:=IF([$_data_.D202];[$_data_.D202];&quot;&quot;)">
            <text:p/>
          </table:table-cell>
          <table:table-cell table:style-name="ce22" table:formula="of:=IF([$_data_.E202];[$_data_.E202];&quot;&quot;)">
            <text:p/>
          </table:table-cell>
          <table:table-cell table:style-name="ce22" table:formula="of:=IF([$_data_.F202];[$_data_.F202];&quot;&quot;)">
            <text:p/>
          </table:table-cell>
          <table:table-cell table:style-name="ce32" table:formula="of:=IF([$_data_.G202];[$_data_.G202];&quot;&quot;)">
            <text:p/>
          </table:table-cell>
          <table:table-cell table:style-name="ce32" table:formula="of:=IF([$_data_.H202];[$_data_.H202];&quot;&quot;)">
            <text:p/>
          </table:table-cell>
          <table:table-cell table:style-name="ce22" table:formula="of:=IF([$_data_.I202];[$_data_.I202];&quot;&quot;)">
            <text:p/>
          </table:table-cell>
          <table:table-cell table:style-name="ce36" table:formula="of:=IF([$_data_.J202];[$_data_.J202];&quot;&quot;)">
            <text:p/>
          </table:table-cell>
          <table:table-cell table:style-name="ce22" table:formula="of:=IF([$_data_.K202];[$_data_.K202];&quot;&quot;)">
            <text:p/>
          </table:table-cell>
          <table:table-cell table:style-name="ce22" table:formula="of:=IF([$_data_.L202];[$_data_.L202];&quot;&quot;)">
            <text:p/>
          </table:table-cell>
          <table:table-cell table:style-name="ce22" table:formula="of:=IF([$_data_.M202];[$_data_.M202];&quot;&quot;)">
            <text:p/>
          </table:table-cell>
          <table:table-cell table:style-name="ce22" table:formula="of:=IF([$_data_.N202];[$_data_.N202];&quot;&quot;)">
            <text:p/>
          </table:table-cell>
          <table:table-cell table:style-name="ce22" table:formula="of:=IF([$_data_.O202];[$_data_.O202];&quot;&quot;)">
            <text:p/>
          </table:table-cell>
          <table:table-cell table:style-name="ce22" table:formula="of:=IF([$_data_.P202];[$_data_.P202];&quot;&quot;)">
            <text:p/>
          </table:table-cell>
          <table:table-cell table:style-name="ce22" table:formula="of:=IF([$_data_.Q202];[$_data_.Q202];&quot;&quot;)">
            <text:p/>
          </table:table-cell>
          <table:table-cell table:style-name="ce22" table:formula="of:=IF([$_data_.R202];[$_data_.R202];&quot;&quot;)">
            <text:p/>
          </table:table-cell>
          <table:table-cell table:style-name="ce22" table:formula="of:=IF([$_data_.S202];[$_data_.S202];&quot;&quot;)">
            <text:p/>
          </table:table-cell>
          <table:table-cell table:style-name="ce61" table:formula="of:=IF([$_data_.T202];[$_data_.T202];&quot;&quot;)">
            <text:p/>
          </table:table-cell>
          <table:table-cell table:style-name="ce64" table:formula="of:=IF([$_data_.U202];[$_data_.U202];&quot;&quot;)">
            <text:p/>
          </table:table-cell>
        </table:table-row>
        <table:table-row table:style-name="ro1">
          <table:table-cell table:formula="of:=IF([$_data_.A203];[$_data_.A203];&quot;&quot;)">
            <text:p/>
          </table:table-cell>
          <table:table-cell table:style-name="ce23" table:formula="of:=IF([$_data_.B203];[$_data_.B203];&quot;&quot;)">
            <text:p/>
          </table:table-cell>
          <table:table-cell table:style-name="ce23" table:formula="of:=IF([$_data_.C203];[$_data_.C203];&quot;&quot;)">
            <text:p/>
          </table:table-cell>
          <table:table-cell table:style-name="ce23" table:formula="of:=IF([$_data_.D203];[$_data_.D203];&quot;&quot;)">
            <text:p/>
          </table:table-cell>
          <table:table-cell table:style-name="ce23" table:formula="of:=IF([$_data_.E203];[$_data_.E203];&quot;&quot;)">
            <text:p/>
          </table:table-cell>
          <table:table-cell table:style-name="ce23" table:formula="of:=IF([$_data_.F203];[$_data_.F203];&quot;&quot;)">
            <text:p/>
          </table:table-cell>
          <table:table-cell table:style-name="ce33" table:formula="of:=IF([$_data_.G203];[$_data_.G203];&quot;&quot;)">
            <text:p/>
          </table:table-cell>
          <table:table-cell table:style-name="ce33" table:formula="of:=IF([$_data_.H203];[$_data_.H203];&quot;&quot;)">
            <text:p/>
          </table:table-cell>
          <table:table-cell table:style-name="ce23" table:formula="of:=IF([$_data_.I203];[$_data_.I203];&quot;&quot;)">
            <text:p/>
          </table:table-cell>
          <table:table-cell table:style-name="ce37" table:formula="of:=IF([$_data_.J203];[$_data_.J203];&quot;&quot;)">
            <text:p/>
          </table:table-cell>
          <table:table-cell table:style-name="ce23" table:formula="of:=IF([$_data_.K203];[$_data_.K203];&quot;&quot;)">
            <text:p/>
          </table:table-cell>
          <table:table-cell table:style-name="ce23" table:formula="of:=IF([$_data_.L203];[$_data_.L203];&quot;&quot;)">
            <text:p/>
          </table:table-cell>
          <table:table-cell table:style-name="ce23" table:formula="of:=IF([$_data_.M203];[$_data_.M203];&quot;&quot;)">
            <text:p/>
          </table:table-cell>
          <table:table-cell table:style-name="ce23" table:formula="of:=IF([$_data_.N203];[$_data_.N203];&quot;&quot;)">
            <text:p/>
          </table:table-cell>
          <table:table-cell table:style-name="ce23" table:formula="of:=IF([$_data_.O203];[$_data_.O203];&quot;&quot;)">
            <text:p/>
          </table:table-cell>
          <table:table-cell table:style-name="ce23" table:formula="of:=IF([$_data_.P203];[$_data_.P203];&quot;&quot;)">
            <text:p/>
          </table:table-cell>
          <table:table-cell table:style-name="ce23" table:formula="of:=IF([$_data_.Q203];[$_data_.Q203];&quot;&quot;)">
            <text:p/>
          </table:table-cell>
          <table:table-cell table:style-name="ce23" table:formula="of:=IF([$_data_.R203];[$_data_.R203];&quot;&quot;)">
            <text:p/>
          </table:table-cell>
          <table:table-cell table:style-name="ce23" table:formula="of:=IF([$_data_.S203];[$_data_.S203];&quot;&quot;)">
            <text:p/>
          </table:table-cell>
          <table:table-cell table:style-name="ce62" table:formula="of:=IF([$_data_.T203];[$_data_.T203];&quot;&quot;)">
            <text:p/>
          </table:table-cell>
          <table:table-cell table:style-name="ce65" table:formula="of:=IF([$_data_.U203];[$_data_.U203];&quot;&quot;)">
            <text:p/>
          </table:table-cell>
        </table:table-row>
        <table:table-row table:style-name="ro1">
          <table:table-cell table:formula="of:=IF([$_data_.A204];[$_data_.A204];&quot;&quot;)">
            <text:p/>
          </table:table-cell>
          <table:table-cell table:style-name="ce23" table:formula="of:=IF([$_data_.B204];[$_data_.B204];&quot;&quot;)">
            <text:p/>
          </table:table-cell>
          <table:table-cell table:style-name="ce23" table:formula="of:=IF([$_data_.C204];[$_data_.C204];&quot;&quot;)">
            <text:p/>
          </table:table-cell>
          <table:table-cell table:style-name="ce23" table:formula="of:=IF([$_data_.D204];[$_data_.D204];&quot;&quot;)">
            <text:p/>
          </table:table-cell>
          <table:table-cell table:style-name="ce23" table:formula="of:=IF([$_data_.E204];[$_data_.E204];&quot;&quot;)">
            <text:p/>
          </table:table-cell>
          <table:table-cell table:style-name="ce23" table:formula="of:=IF([$_data_.F204];[$_data_.F204];&quot;&quot;)">
            <text:p/>
          </table:table-cell>
          <table:table-cell table:style-name="ce33" table:formula="of:=IF([$_data_.G204];[$_data_.G204];&quot;&quot;)">
            <text:p/>
          </table:table-cell>
          <table:table-cell table:style-name="ce33" table:formula="of:=IF([$_data_.H204];[$_data_.H204];&quot;&quot;)">
            <text:p/>
          </table:table-cell>
          <table:table-cell table:style-name="ce23" table:formula="of:=IF([$_data_.I204];[$_data_.I204];&quot;&quot;)">
            <text:p/>
          </table:table-cell>
          <table:table-cell table:style-name="ce37" table:formula="of:=IF([$_data_.J204];[$_data_.J204];&quot;&quot;)">
            <text:p/>
          </table:table-cell>
          <table:table-cell table:style-name="ce23" table:formula="of:=IF([$_data_.K204];[$_data_.K204];&quot;&quot;)">
            <text:p/>
          </table:table-cell>
          <table:table-cell table:style-name="ce23" table:formula="of:=IF([$_data_.L204];[$_data_.L204];&quot;&quot;)">
            <text:p/>
          </table:table-cell>
          <table:table-cell table:style-name="ce23" table:formula="of:=IF([$_data_.M204];[$_data_.M204];&quot;&quot;)">
            <text:p/>
          </table:table-cell>
          <table:table-cell table:style-name="ce23" table:formula="of:=IF([$_data_.N204];[$_data_.N204];&quot;&quot;)">
            <text:p/>
          </table:table-cell>
          <table:table-cell table:style-name="ce23" table:formula="of:=IF([$_data_.O204];[$_data_.O204];&quot;&quot;)">
            <text:p/>
          </table:table-cell>
          <table:table-cell table:style-name="ce23" table:formula="of:=IF([$_data_.P204];[$_data_.P204];&quot;&quot;)">
            <text:p/>
          </table:table-cell>
          <table:table-cell table:style-name="ce23" table:formula="of:=IF([$_data_.Q204];[$_data_.Q204];&quot;&quot;)">
            <text:p/>
          </table:table-cell>
          <table:table-cell table:style-name="ce23" table:formula="of:=IF([$_data_.R204];[$_data_.R204];&quot;&quot;)">
            <text:p/>
          </table:table-cell>
          <table:table-cell table:style-name="ce23" table:formula="of:=IF([$_data_.S204];[$_data_.S204];&quot;&quot;)">
            <text:p/>
          </table:table-cell>
          <table:table-cell table:style-name="ce62" table:formula="of:=IF([$_data_.T204];[$_data_.T204];&quot;&quot;)">
            <text:p/>
          </table:table-cell>
          <table:table-cell table:style-name="ce65" table:formula="of:=IF([$_data_.U204];[$_data_.U204];&quot;&quot;)">
            <text:p/>
          </table:table-cell>
        </table:table-row>
        <table:table-row table:style-name="ro1">
          <table:table-cell table:formula="of:=IF([$_data_.A205];[$_data_.A205];&quot;&quot;)">
            <text:p/>
          </table:table-cell>
          <table:table-cell table:style-name="ce23" table:formula="of:=IF([$_data_.B205];[$_data_.B205];&quot;&quot;)">
            <text:p/>
          </table:table-cell>
          <table:table-cell table:style-name="ce23" table:formula="of:=IF([$_data_.C205];[$_data_.C205];&quot;&quot;)">
            <text:p/>
          </table:table-cell>
          <table:table-cell table:style-name="ce23" table:formula="of:=IF([$_data_.D205];[$_data_.D205];&quot;&quot;)">
            <text:p/>
          </table:table-cell>
          <table:table-cell table:style-name="ce23" table:formula="of:=IF([$_data_.E205];[$_data_.E205];&quot;&quot;)">
            <text:p/>
          </table:table-cell>
          <table:table-cell table:style-name="ce23" table:formula="of:=IF([$_data_.F205];[$_data_.F205];&quot;&quot;)">
            <text:p/>
          </table:table-cell>
          <table:table-cell table:style-name="ce33" table:formula="of:=IF([$_data_.G205];[$_data_.G205];&quot;&quot;)">
            <text:p/>
          </table:table-cell>
          <table:table-cell table:style-name="ce33" table:formula="of:=IF([$_data_.H205];[$_data_.H205];&quot;&quot;)">
            <text:p/>
          </table:table-cell>
          <table:table-cell table:style-name="ce23" table:formula="of:=IF([$_data_.I205];[$_data_.I205];&quot;&quot;)">
            <text:p/>
          </table:table-cell>
          <table:table-cell table:style-name="ce37" table:formula="of:=IF([$_data_.J205];[$_data_.J205];&quot;&quot;)">
            <text:p/>
          </table:table-cell>
          <table:table-cell table:style-name="ce23" table:formula="of:=IF([$_data_.K205];[$_data_.K205];&quot;&quot;)">
            <text:p/>
          </table:table-cell>
          <table:table-cell table:style-name="ce23" table:formula="of:=IF([$_data_.L205];[$_data_.L205];&quot;&quot;)">
            <text:p/>
          </table:table-cell>
          <table:table-cell table:style-name="ce23" table:formula="of:=IF([$_data_.M205];[$_data_.M205];&quot;&quot;)">
            <text:p/>
          </table:table-cell>
          <table:table-cell table:style-name="ce23" table:formula="of:=IF([$_data_.N205];[$_data_.N205];&quot;&quot;)">
            <text:p/>
          </table:table-cell>
          <table:table-cell table:style-name="ce23" table:formula="of:=IF([$_data_.O205];[$_data_.O205];&quot;&quot;)">
            <text:p/>
          </table:table-cell>
          <table:table-cell table:style-name="ce23" table:formula="of:=IF([$_data_.P205];[$_data_.P205];&quot;&quot;)">
            <text:p/>
          </table:table-cell>
          <table:table-cell table:style-name="ce23" table:formula="of:=IF([$_data_.Q205];[$_data_.Q205];&quot;&quot;)">
            <text:p/>
          </table:table-cell>
          <table:table-cell table:style-name="ce23" table:formula="of:=IF([$_data_.R205];[$_data_.R205];&quot;&quot;)">
            <text:p/>
          </table:table-cell>
          <table:table-cell table:style-name="ce23" table:formula="of:=IF([$_data_.S205];[$_data_.S205];&quot;&quot;)">
            <text:p/>
          </table:table-cell>
          <table:table-cell table:style-name="ce62" table:formula="of:=IF([$_data_.T205];[$_data_.T205];&quot;&quot;)">
            <text:p/>
          </table:table-cell>
          <table:table-cell table:style-name="ce65" table:formula="of:=IF([$_data_.U205];[$_data_.U205];&quot;&quot;)">
            <text:p/>
          </table:table-cell>
        </table:table-row>
        <table:table-row table:style-name="ro1">
          <table:table-cell table:formula="of:=IF([$_data_.A206];[$_data_.A206];&quot;&quot;)">
            <text:p/>
          </table:table-cell>
          <table:table-cell table:style-name="ce23" table:formula="of:=IF([$_data_.B206];[$_data_.B206];&quot;&quot;)">
            <text:p/>
          </table:table-cell>
          <table:table-cell table:style-name="ce23" table:formula="of:=IF([$_data_.C206];[$_data_.C206];&quot;&quot;)">
            <text:p/>
          </table:table-cell>
          <table:table-cell table:style-name="ce23" table:formula="of:=IF([$_data_.D206];[$_data_.D206];&quot;&quot;)">
            <text:p/>
          </table:table-cell>
          <table:table-cell table:style-name="ce23" table:formula="of:=IF([$_data_.E206];[$_data_.E206];&quot;&quot;)">
            <text:p/>
          </table:table-cell>
          <table:table-cell table:style-name="ce23" table:formula="of:=IF([$_data_.F206];[$_data_.F206];&quot;&quot;)">
            <text:p/>
          </table:table-cell>
          <table:table-cell table:style-name="ce33" table:formula="of:=IF([$_data_.G206];[$_data_.G206];&quot;&quot;)">
            <text:p/>
          </table:table-cell>
          <table:table-cell table:style-name="ce33" table:formula="of:=IF([$_data_.H206];[$_data_.H206];&quot;&quot;)">
            <text:p/>
          </table:table-cell>
          <table:table-cell table:style-name="ce23" table:formula="of:=IF([$_data_.I206];[$_data_.I206];&quot;&quot;)">
            <text:p/>
          </table:table-cell>
          <table:table-cell table:style-name="ce37" table:formula="of:=IF([$_data_.J206];[$_data_.J206];&quot;&quot;)">
            <text:p/>
          </table:table-cell>
          <table:table-cell table:style-name="ce23" table:formula="of:=IF([$_data_.K206];[$_data_.K206];&quot;&quot;)">
            <text:p/>
          </table:table-cell>
          <table:table-cell table:style-name="ce23" table:formula="of:=IF([$_data_.L206];[$_data_.L206];&quot;&quot;)">
            <text:p/>
          </table:table-cell>
          <table:table-cell table:style-name="ce23" table:formula="of:=IF([$_data_.M206];[$_data_.M206];&quot;&quot;)">
            <text:p/>
          </table:table-cell>
          <table:table-cell table:style-name="ce23" table:formula="of:=IF([$_data_.N206];[$_data_.N206];&quot;&quot;)">
            <text:p/>
          </table:table-cell>
          <table:table-cell table:style-name="ce23" table:formula="of:=IF([$_data_.O206];[$_data_.O206];&quot;&quot;)">
            <text:p/>
          </table:table-cell>
          <table:table-cell table:style-name="ce23" table:formula="of:=IF([$_data_.P206];[$_data_.P206];&quot;&quot;)">
            <text:p/>
          </table:table-cell>
          <table:table-cell table:style-name="ce23" table:formula="of:=IF([$_data_.Q206];[$_data_.Q206];&quot;&quot;)">
            <text:p/>
          </table:table-cell>
          <table:table-cell table:style-name="ce23" table:formula="of:=IF([$_data_.R206];[$_data_.R206];&quot;&quot;)">
            <text:p/>
          </table:table-cell>
          <table:table-cell table:style-name="ce23" table:formula="of:=IF([$_data_.S206];[$_data_.S206];&quot;&quot;)">
            <text:p/>
          </table:table-cell>
          <table:table-cell table:style-name="ce62" table:formula="of:=IF([$_data_.T206];[$_data_.T206];&quot;&quot;)">
            <text:p/>
          </table:table-cell>
          <table:table-cell table:style-name="ce65" table:formula="of:=IF([$_data_.U206];[$_data_.U206];&quot;&quot;)">
            <text:p/>
          </table:table-cell>
        </table:table-row>
        <table:table-row table:style-name="ro1">
          <table:table-cell table:formula="of:=IF([$_data_.A207];[$_data_.A207];&quot;&quot;)">
            <text:p/>
          </table:table-cell>
          <table:table-cell table:style-name="ce23" table:formula="of:=IF([$_data_.B207];[$_data_.B207];&quot;&quot;)">
            <text:p/>
          </table:table-cell>
          <table:table-cell table:style-name="ce23" table:formula="of:=IF([$_data_.C207];[$_data_.C207];&quot;&quot;)">
            <text:p/>
          </table:table-cell>
          <table:table-cell table:style-name="ce23" table:formula="of:=IF([$_data_.D207];[$_data_.D207];&quot;&quot;)">
            <text:p/>
          </table:table-cell>
          <table:table-cell table:style-name="ce23" table:formula="of:=IF([$_data_.E207];[$_data_.E207];&quot;&quot;)">
            <text:p/>
          </table:table-cell>
          <table:table-cell table:style-name="ce23" table:formula="of:=IF([$_data_.F207];[$_data_.F207];&quot;&quot;)">
            <text:p/>
          </table:table-cell>
          <table:table-cell table:style-name="ce33" table:formula="of:=IF([$_data_.G207];[$_data_.G207];&quot;&quot;)">
            <text:p/>
          </table:table-cell>
          <table:table-cell table:style-name="ce33" table:formula="of:=IF([$_data_.H207];[$_data_.H207];&quot;&quot;)">
            <text:p/>
          </table:table-cell>
          <table:table-cell table:style-name="ce23" table:formula="of:=IF([$_data_.I207];[$_data_.I207];&quot;&quot;)">
            <text:p/>
          </table:table-cell>
          <table:table-cell table:style-name="ce37" table:formula="of:=IF([$_data_.J207];[$_data_.J207];&quot;&quot;)">
            <text:p/>
          </table:table-cell>
          <table:table-cell table:style-name="ce23" table:formula="of:=IF([$_data_.K207];[$_data_.K207];&quot;&quot;)">
            <text:p/>
          </table:table-cell>
          <table:table-cell table:style-name="ce23" table:formula="of:=IF([$_data_.L207];[$_data_.L207];&quot;&quot;)">
            <text:p/>
          </table:table-cell>
          <table:table-cell table:style-name="ce23" table:formula="of:=IF([$_data_.M207];[$_data_.M207];&quot;&quot;)">
            <text:p/>
          </table:table-cell>
          <table:table-cell table:style-name="ce23" table:formula="of:=IF([$_data_.N207];[$_data_.N207];&quot;&quot;)">
            <text:p/>
          </table:table-cell>
          <table:table-cell table:style-name="ce23" table:formula="of:=IF([$_data_.O207];[$_data_.O207];&quot;&quot;)">
            <text:p/>
          </table:table-cell>
          <table:table-cell table:style-name="ce23" table:formula="of:=IF([$_data_.P207];[$_data_.P207];&quot;&quot;)">
            <text:p/>
          </table:table-cell>
          <table:table-cell table:style-name="ce23" table:formula="of:=IF([$_data_.Q207];[$_data_.Q207];&quot;&quot;)">
            <text:p/>
          </table:table-cell>
          <table:table-cell table:style-name="ce23" table:formula="of:=IF([$_data_.R207];[$_data_.R207];&quot;&quot;)">
            <text:p/>
          </table:table-cell>
          <table:table-cell table:style-name="ce23" table:formula="of:=IF([$_data_.S207];[$_data_.S207];&quot;&quot;)">
            <text:p/>
          </table:table-cell>
          <table:table-cell table:style-name="ce62" table:formula="of:=IF([$_data_.T207];[$_data_.T207];&quot;&quot;)">
            <text:p/>
          </table:table-cell>
          <table:table-cell table:style-name="ce65" table:formula="of:=IF([$_data_.U207];[$_data_.U207];&quot;&quot;)">
            <text:p/>
          </table:table-cell>
        </table:table-row>
        <table:table-row table:style-name="ro1">
          <table:table-cell table:formula="of:=IF([$_data_.A208];[$_data_.A208];&quot;&quot;)">
            <text:p/>
          </table:table-cell>
          <table:table-cell table:style-name="ce23" table:formula="of:=IF([$_data_.B208];[$_data_.B208];&quot;&quot;)">
            <text:p/>
          </table:table-cell>
          <table:table-cell table:style-name="ce23" table:formula="of:=IF([$_data_.C208];[$_data_.C208];&quot;&quot;)">
            <text:p/>
          </table:table-cell>
          <table:table-cell table:style-name="ce23" table:formula="of:=IF([$_data_.D208];[$_data_.D208];&quot;&quot;)">
            <text:p/>
          </table:table-cell>
          <table:table-cell table:style-name="ce23" table:formula="of:=IF([$_data_.E208];[$_data_.E208];&quot;&quot;)">
            <text:p/>
          </table:table-cell>
          <table:table-cell table:style-name="ce23" table:formula="of:=IF([$_data_.F208];[$_data_.F208];&quot;&quot;)">
            <text:p/>
          </table:table-cell>
          <table:table-cell table:style-name="ce33" table:formula="of:=IF([$_data_.G208];[$_data_.G208];&quot;&quot;)">
            <text:p/>
          </table:table-cell>
          <table:table-cell table:style-name="ce33" table:formula="of:=IF([$_data_.H208];[$_data_.H208];&quot;&quot;)">
            <text:p/>
          </table:table-cell>
          <table:table-cell table:style-name="ce23" table:formula="of:=IF([$_data_.I208];[$_data_.I208];&quot;&quot;)">
            <text:p/>
          </table:table-cell>
          <table:table-cell table:style-name="ce37" table:formula="of:=IF([$_data_.J208];[$_data_.J208];&quot;&quot;)">
            <text:p/>
          </table:table-cell>
          <table:table-cell table:style-name="ce23" table:formula="of:=IF([$_data_.K208];[$_data_.K208];&quot;&quot;)">
            <text:p/>
          </table:table-cell>
          <table:table-cell table:style-name="ce23" table:formula="of:=IF([$_data_.L208];[$_data_.L208];&quot;&quot;)">
            <text:p/>
          </table:table-cell>
          <table:table-cell table:style-name="ce23" table:formula="of:=IF([$_data_.M208];[$_data_.M208];&quot;&quot;)">
            <text:p/>
          </table:table-cell>
          <table:table-cell table:style-name="ce23" table:formula="of:=IF([$_data_.N208];[$_data_.N208];&quot;&quot;)">
            <text:p/>
          </table:table-cell>
          <table:table-cell table:style-name="ce23" table:formula="of:=IF([$_data_.O208];[$_data_.O208];&quot;&quot;)">
            <text:p/>
          </table:table-cell>
          <table:table-cell table:style-name="ce23" table:formula="of:=IF([$_data_.P208];[$_data_.P208];&quot;&quot;)">
            <text:p/>
          </table:table-cell>
          <table:table-cell table:style-name="ce23" table:formula="of:=IF([$_data_.Q208];[$_data_.Q208];&quot;&quot;)">
            <text:p/>
          </table:table-cell>
          <table:table-cell table:style-name="ce23" table:formula="of:=IF([$_data_.R208];[$_data_.R208];&quot;&quot;)">
            <text:p/>
          </table:table-cell>
          <table:table-cell table:style-name="ce23" table:formula="of:=IF([$_data_.S208];[$_data_.S208];&quot;&quot;)">
            <text:p/>
          </table:table-cell>
          <table:table-cell table:style-name="ce62" table:formula="of:=IF([$_data_.T208];[$_data_.T208];&quot;&quot;)">
            <text:p/>
          </table:table-cell>
          <table:table-cell table:style-name="ce65" table:formula="of:=IF([$_data_.U208];[$_data_.U208];&quot;&quot;)">
            <text:p/>
          </table:table-cell>
        </table:table-row>
        <table:table-row table:style-name="ro1">
          <table:table-cell table:formula="of:=IF([$_data_.A209];[$_data_.A209];&quot;&quot;)">
            <text:p/>
          </table:table-cell>
          <table:table-cell table:style-name="ce23" table:formula="of:=IF([$_data_.B209];[$_data_.B209];&quot;&quot;)">
            <text:p/>
          </table:table-cell>
          <table:table-cell table:style-name="ce23" table:formula="of:=IF([$_data_.C209];[$_data_.C209];&quot;&quot;)">
            <text:p/>
          </table:table-cell>
          <table:table-cell table:style-name="ce23" table:formula="of:=IF([$_data_.D209];[$_data_.D209];&quot;&quot;)">
            <text:p/>
          </table:table-cell>
          <table:table-cell table:style-name="ce23" table:formula="of:=IF([$_data_.E209];[$_data_.E209];&quot;&quot;)">
            <text:p/>
          </table:table-cell>
          <table:table-cell table:style-name="ce23" table:formula="of:=IF([$_data_.F209];[$_data_.F209];&quot;&quot;)">
            <text:p/>
          </table:table-cell>
          <table:table-cell table:style-name="ce33" table:formula="of:=IF([$_data_.G209];[$_data_.G209];&quot;&quot;)">
            <text:p/>
          </table:table-cell>
          <table:table-cell table:style-name="ce33" table:formula="of:=IF([$_data_.H209];[$_data_.H209];&quot;&quot;)">
            <text:p/>
          </table:table-cell>
          <table:table-cell table:style-name="ce23" table:formula="of:=IF([$_data_.I209];[$_data_.I209];&quot;&quot;)">
            <text:p/>
          </table:table-cell>
          <table:table-cell table:style-name="ce37" table:formula="of:=IF([$_data_.J209];[$_data_.J209];&quot;&quot;)">
            <text:p/>
          </table:table-cell>
          <table:table-cell table:style-name="ce23" table:formula="of:=IF([$_data_.K209];[$_data_.K209];&quot;&quot;)">
            <text:p/>
          </table:table-cell>
          <table:table-cell table:style-name="ce23" table:formula="of:=IF([$_data_.L209];[$_data_.L209];&quot;&quot;)">
            <text:p/>
          </table:table-cell>
          <table:table-cell table:style-name="ce23" table:formula="of:=IF([$_data_.M209];[$_data_.M209];&quot;&quot;)">
            <text:p/>
          </table:table-cell>
          <table:table-cell table:style-name="ce23" table:formula="of:=IF([$_data_.N209];[$_data_.N209];&quot;&quot;)">
            <text:p/>
          </table:table-cell>
          <table:table-cell table:style-name="ce23" table:formula="of:=IF([$_data_.O209];[$_data_.O209];&quot;&quot;)">
            <text:p/>
          </table:table-cell>
          <table:table-cell table:style-name="ce23" table:formula="of:=IF([$_data_.P209];[$_data_.P209];&quot;&quot;)">
            <text:p/>
          </table:table-cell>
          <table:table-cell table:style-name="ce23" table:formula="of:=IF([$_data_.Q209];[$_data_.Q209];&quot;&quot;)">
            <text:p/>
          </table:table-cell>
          <table:table-cell table:style-name="ce23" table:formula="of:=IF([$_data_.R209];[$_data_.R209];&quot;&quot;)">
            <text:p/>
          </table:table-cell>
          <table:table-cell table:style-name="ce23" table:formula="of:=IF([$_data_.S209];[$_data_.S209];&quot;&quot;)">
            <text:p/>
          </table:table-cell>
          <table:table-cell table:style-name="ce62" table:formula="of:=IF([$_data_.T209];[$_data_.T209];&quot;&quot;)">
            <text:p/>
          </table:table-cell>
          <table:table-cell table:style-name="ce65" table:formula="of:=IF([$_data_.U209];[$_data_.U209];&quot;&quot;)">
            <text:p/>
          </table:table-cell>
        </table:table-row>
        <table:table-row table:style-name="ro1">
          <table:table-cell table:formula="of:=IF([$_data_.A210];[$_data_.A210];&quot;&quot;)">
            <text:p/>
          </table:table-cell>
          <table:table-cell table:style-name="ce23" table:formula="of:=IF([$_data_.B210];[$_data_.B210];&quot;&quot;)">
            <text:p/>
          </table:table-cell>
          <table:table-cell table:style-name="ce23" table:formula="of:=IF([$_data_.C210];[$_data_.C210];&quot;&quot;)">
            <text:p/>
          </table:table-cell>
          <table:table-cell table:style-name="ce23" table:formula="of:=IF([$_data_.D210];[$_data_.D210];&quot;&quot;)">
            <text:p/>
          </table:table-cell>
          <table:table-cell table:style-name="ce23" table:formula="of:=IF([$_data_.E210];[$_data_.E210];&quot;&quot;)">
            <text:p/>
          </table:table-cell>
          <table:table-cell table:style-name="ce23" table:formula="of:=IF([$_data_.F210];[$_data_.F210];&quot;&quot;)">
            <text:p/>
          </table:table-cell>
          <table:table-cell table:style-name="ce33" table:formula="of:=IF([$_data_.G210];[$_data_.G210];&quot;&quot;)">
            <text:p/>
          </table:table-cell>
          <table:table-cell table:style-name="ce33" table:formula="of:=IF([$_data_.H210];[$_data_.H210];&quot;&quot;)">
            <text:p/>
          </table:table-cell>
          <table:table-cell table:style-name="ce23" table:formula="of:=IF([$_data_.I210];[$_data_.I210];&quot;&quot;)">
            <text:p/>
          </table:table-cell>
          <table:table-cell table:style-name="ce37" table:formula="of:=IF([$_data_.J210];[$_data_.J210];&quot;&quot;)">
            <text:p/>
          </table:table-cell>
          <table:table-cell table:style-name="ce23" table:formula="of:=IF([$_data_.K210];[$_data_.K210];&quot;&quot;)">
            <text:p/>
          </table:table-cell>
          <table:table-cell table:style-name="ce23" table:formula="of:=IF([$_data_.L210];[$_data_.L210];&quot;&quot;)">
            <text:p/>
          </table:table-cell>
          <table:table-cell table:style-name="ce23" table:formula="of:=IF([$_data_.M210];[$_data_.M210];&quot;&quot;)">
            <text:p/>
          </table:table-cell>
          <table:table-cell table:style-name="ce23" table:formula="of:=IF([$_data_.N210];[$_data_.N210];&quot;&quot;)">
            <text:p/>
          </table:table-cell>
          <table:table-cell table:style-name="ce23" table:formula="of:=IF([$_data_.O210];[$_data_.O210];&quot;&quot;)">
            <text:p/>
          </table:table-cell>
          <table:table-cell table:style-name="ce23" table:formula="of:=IF([$_data_.P210];[$_data_.P210];&quot;&quot;)">
            <text:p/>
          </table:table-cell>
          <table:table-cell table:style-name="ce23" table:formula="of:=IF([$_data_.Q210];[$_data_.Q210];&quot;&quot;)">
            <text:p/>
          </table:table-cell>
          <table:table-cell table:style-name="ce23" table:formula="of:=IF([$_data_.R210];[$_data_.R210];&quot;&quot;)">
            <text:p/>
          </table:table-cell>
          <table:table-cell table:style-name="ce23" table:formula="of:=IF([$_data_.S210];[$_data_.S210];&quot;&quot;)">
            <text:p/>
          </table:table-cell>
          <table:table-cell table:style-name="ce62" table:formula="of:=IF([$_data_.T210];[$_data_.T210];&quot;&quot;)">
            <text:p/>
          </table:table-cell>
          <table:table-cell table:style-name="ce65" table:formula="of:=IF([$_data_.U210];[$_data_.U210];&quot;&quot;)">
            <text:p/>
          </table:table-cell>
        </table:table-row>
        <table:table-row table:style-name="ro1">
          <table:table-cell table:formula="of:=IF([$_data_.A211];[$_data_.A211];&quot;&quot;)">
            <text:p/>
          </table:table-cell>
          <table:table-cell table:style-name="ce23" table:formula="of:=IF([$_data_.B211];[$_data_.B211];&quot;&quot;)">
            <text:p/>
          </table:table-cell>
          <table:table-cell table:style-name="ce23" table:formula="of:=IF([$_data_.C211];[$_data_.C211];&quot;&quot;)">
            <text:p/>
          </table:table-cell>
          <table:table-cell table:style-name="ce23" table:formula="of:=IF([$_data_.D211];[$_data_.D211];&quot;&quot;)">
            <text:p/>
          </table:table-cell>
          <table:table-cell table:style-name="ce23" table:formula="of:=IF([$_data_.E211];[$_data_.E211];&quot;&quot;)">
            <text:p/>
          </table:table-cell>
          <table:table-cell table:style-name="ce23" table:formula="of:=IF([$_data_.F211];[$_data_.F211];&quot;&quot;)">
            <text:p/>
          </table:table-cell>
          <table:table-cell table:style-name="ce33" table:formula="of:=IF([$_data_.G211];[$_data_.G211];&quot;&quot;)">
            <text:p/>
          </table:table-cell>
          <table:table-cell table:style-name="ce33" table:formula="of:=IF([$_data_.H211];[$_data_.H211];&quot;&quot;)">
            <text:p/>
          </table:table-cell>
          <table:table-cell table:style-name="ce23" table:formula="of:=IF([$_data_.I211];[$_data_.I211];&quot;&quot;)">
            <text:p/>
          </table:table-cell>
          <table:table-cell table:style-name="ce37" table:formula="of:=IF([$_data_.J211];[$_data_.J211];&quot;&quot;)">
            <text:p/>
          </table:table-cell>
          <table:table-cell table:style-name="ce23" table:formula="of:=IF([$_data_.K211];[$_data_.K211];&quot;&quot;)">
            <text:p/>
          </table:table-cell>
          <table:table-cell table:style-name="ce23" table:formula="of:=IF([$_data_.L211];[$_data_.L211];&quot;&quot;)">
            <text:p/>
          </table:table-cell>
          <table:table-cell table:style-name="ce23" table:formula="of:=IF([$_data_.M211];[$_data_.M211];&quot;&quot;)">
            <text:p/>
          </table:table-cell>
          <table:table-cell table:style-name="ce23" table:formula="of:=IF([$_data_.N211];[$_data_.N211];&quot;&quot;)">
            <text:p/>
          </table:table-cell>
          <table:table-cell table:style-name="ce23" table:formula="of:=IF([$_data_.O211];[$_data_.O211];&quot;&quot;)">
            <text:p/>
          </table:table-cell>
          <table:table-cell table:style-name="ce23" table:formula="of:=IF([$_data_.P211];[$_data_.P211];&quot;&quot;)">
            <text:p/>
          </table:table-cell>
          <table:table-cell table:style-name="ce23" table:formula="of:=IF([$_data_.Q211];[$_data_.Q211];&quot;&quot;)">
            <text:p/>
          </table:table-cell>
          <table:table-cell table:style-name="ce23" table:formula="of:=IF([$_data_.R211];[$_data_.R211];&quot;&quot;)">
            <text:p/>
          </table:table-cell>
          <table:table-cell table:style-name="ce23" table:formula="of:=IF([$_data_.S211];[$_data_.S211];&quot;&quot;)">
            <text:p/>
          </table:table-cell>
          <table:table-cell table:style-name="ce62" table:formula="of:=IF([$_data_.T211];[$_data_.T211];&quot;&quot;)">
            <text:p/>
          </table:table-cell>
          <table:table-cell table:style-name="ce65" table:formula="of:=IF([$_data_.U211];[$_data_.U211];&quot;&quot;)">
            <text:p/>
          </table:table-cell>
        </table:table-row>
        <table:table-row table:style-name="ro1">
          <table:table-cell table:formula="of:=IF([$_data_.A212];[$_data_.A212];&quot;&quot;)">
            <text:p/>
          </table:table-cell>
          <table:table-cell table:style-name="ce23" table:formula="of:=IF([$_data_.B212];[$_data_.B212];&quot;&quot;)">
            <text:p/>
          </table:table-cell>
          <table:table-cell table:style-name="ce23" table:formula="of:=IF([$_data_.C212];[$_data_.C212];&quot;&quot;)">
            <text:p/>
          </table:table-cell>
          <table:table-cell table:style-name="ce23" table:formula="of:=IF([$_data_.D212];[$_data_.D212];&quot;&quot;)">
            <text:p/>
          </table:table-cell>
          <table:table-cell table:style-name="ce23" table:formula="of:=IF([$_data_.E212];[$_data_.E212];&quot;&quot;)">
            <text:p/>
          </table:table-cell>
          <table:table-cell table:style-name="ce23" table:formula="of:=IF([$_data_.F212];[$_data_.F212];&quot;&quot;)">
            <text:p/>
          </table:table-cell>
          <table:table-cell table:style-name="ce33" table:formula="of:=IF([$_data_.G212];[$_data_.G212];&quot;&quot;)">
            <text:p/>
          </table:table-cell>
          <table:table-cell table:style-name="ce33" table:formula="of:=IF([$_data_.H212];[$_data_.H212];&quot;&quot;)">
            <text:p/>
          </table:table-cell>
          <table:table-cell table:style-name="ce23" table:formula="of:=IF([$_data_.I212];[$_data_.I212];&quot;&quot;)">
            <text:p/>
          </table:table-cell>
          <table:table-cell table:style-name="ce37" table:formula="of:=IF([$_data_.J212];[$_data_.J212];&quot;&quot;)">
            <text:p/>
          </table:table-cell>
          <table:table-cell table:style-name="ce23" table:formula="of:=IF([$_data_.K212];[$_data_.K212];&quot;&quot;)">
            <text:p/>
          </table:table-cell>
          <table:table-cell table:style-name="ce23" table:formula="of:=IF([$_data_.L212];[$_data_.L212];&quot;&quot;)">
            <text:p/>
          </table:table-cell>
          <table:table-cell table:style-name="ce23" table:formula="of:=IF([$_data_.M212];[$_data_.M212];&quot;&quot;)">
            <text:p/>
          </table:table-cell>
          <table:table-cell table:style-name="ce23" table:formula="of:=IF([$_data_.N212];[$_data_.N212];&quot;&quot;)">
            <text:p/>
          </table:table-cell>
          <table:table-cell table:style-name="ce23" table:formula="of:=IF([$_data_.O212];[$_data_.O212];&quot;&quot;)">
            <text:p/>
          </table:table-cell>
          <table:table-cell table:style-name="ce23" table:formula="of:=IF([$_data_.P212];[$_data_.P212];&quot;&quot;)">
            <text:p/>
          </table:table-cell>
          <table:table-cell table:style-name="ce23" table:formula="of:=IF([$_data_.Q212];[$_data_.Q212];&quot;&quot;)">
            <text:p/>
          </table:table-cell>
          <table:table-cell table:style-name="ce23" table:formula="of:=IF([$_data_.R212];[$_data_.R212];&quot;&quot;)">
            <text:p/>
          </table:table-cell>
          <table:table-cell table:style-name="ce23" table:formula="of:=IF([$_data_.S212];[$_data_.S212];&quot;&quot;)">
            <text:p/>
          </table:table-cell>
          <table:table-cell table:style-name="ce62" table:formula="of:=IF([$_data_.T212];[$_data_.T212];&quot;&quot;)">
            <text:p/>
          </table:table-cell>
          <table:table-cell table:style-name="ce65" table:formula="of:=IF([$_data_.U212];[$_data_.U212];&quot;&quot;)">
            <text:p/>
          </table:table-cell>
        </table:table-row>
        <table:table-row table:style-name="ro1">
          <table:table-cell table:formula="of:=IF([$_data_.A213];[$_data_.A213];&quot;&quot;)">
            <text:p/>
          </table:table-cell>
          <table:table-cell table:style-name="ce23" table:formula="of:=IF([$_data_.B213];[$_data_.B213];&quot;&quot;)">
            <text:p/>
          </table:table-cell>
          <table:table-cell table:style-name="ce23" table:formula="of:=IF([$_data_.C213];[$_data_.C213];&quot;&quot;)">
            <text:p/>
          </table:table-cell>
          <table:table-cell table:style-name="ce23" table:formula="of:=IF([$_data_.D213];[$_data_.D213];&quot;&quot;)">
            <text:p/>
          </table:table-cell>
          <table:table-cell table:style-name="ce23" table:formula="of:=IF([$_data_.E213];[$_data_.E213];&quot;&quot;)">
            <text:p/>
          </table:table-cell>
          <table:table-cell table:style-name="ce23" table:formula="of:=IF([$_data_.F213];[$_data_.F213];&quot;&quot;)">
            <text:p/>
          </table:table-cell>
          <table:table-cell table:style-name="ce33" table:formula="of:=IF([$_data_.G213];[$_data_.G213];&quot;&quot;)">
            <text:p/>
          </table:table-cell>
          <table:table-cell table:style-name="ce33" table:formula="of:=IF([$_data_.H213];[$_data_.H213];&quot;&quot;)">
            <text:p/>
          </table:table-cell>
          <table:table-cell table:style-name="ce23" table:formula="of:=IF([$_data_.I213];[$_data_.I213];&quot;&quot;)">
            <text:p/>
          </table:table-cell>
          <table:table-cell table:style-name="ce37" table:formula="of:=IF([$_data_.J213];[$_data_.J213];&quot;&quot;)">
            <text:p/>
          </table:table-cell>
          <table:table-cell table:style-name="ce23" table:formula="of:=IF([$_data_.K213];[$_data_.K213];&quot;&quot;)">
            <text:p/>
          </table:table-cell>
          <table:table-cell table:style-name="ce23" table:formula="of:=IF([$_data_.L213];[$_data_.L213];&quot;&quot;)">
            <text:p/>
          </table:table-cell>
          <table:table-cell table:style-name="ce23" table:formula="of:=IF([$_data_.M213];[$_data_.M213];&quot;&quot;)">
            <text:p/>
          </table:table-cell>
          <table:table-cell table:style-name="ce23" table:formula="of:=IF([$_data_.N213];[$_data_.N213];&quot;&quot;)">
            <text:p/>
          </table:table-cell>
          <table:table-cell table:style-name="ce23" table:formula="of:=IF([$_data_.O213];[$_data_.O213];&quot;&quot;)">
            <text:p/>
          </table:table-cell>
          <table:table-cell table:style-name="ce23" table:formula="of:=IF([$_data_.P213];[$_data_.P213];&quot;&quot;)">
            <text:p/>
          </table:table-cell>
          <table:table-cell table:style-name="ce23" table:formula="of:=IF([$_data_.Q213];[$_data_.Q213];&quot;&quot;)">
            <text:p/>
          </table:table-cell>
          <table:table-cell table:style-name="ce23" table:formula="of:=IF([$_data_.R213];[$_data_.R213];&quot;&quot;)">
            <text:p/>
          </table:table-cell>
          <table:table-cell table:style-name="ce23" table:formula="of:=IF([$_data_.S213];[$_data_.S213];&quot;&quot;)">
            <text:p/>
          </table:table-cell>
          <table:table-cell table:style-name="ce62" table:formula="of:=IF([$_data_.T213];[$_data_.T213];&quot;&quot;)">
            <text:p/>
          </table:table-cell>
          <table:table-cell table:style-name="ce65" table:formula="of:=IF([$_data_.U213];[$_data_.U213];&quot;&quot;)">
            <text:p/>
          </table:table-cell>
        </table:table-row>
        <table:table-row table:style-name="ro1">
          <table:table-cell table:formula="of:=IF([$_data_.A214];[$_data_.A214];&quot;&quot;)">
            <text:p/>
          </table:table-cell>
          <table:table-cell table:style-name="ce23" table:formula="of:=IF([$_data_.B214];[$_data_.B214];&quot;&quot;)">
            <text:p/>
          </table:table-cell>
          <table:table-cell table:style-name="ce23" table:formula="of:=IF([$_data_.C214];[$_data_.C214];&quot;&quot;)">
            <text:p/>
          </table:table-cell>
          <table:table-cell table:style-name="ce23" table:formula="of:=IF([$_data_.D214];[$_data_.D214];&quot;&quot;)">
            <text:p/>
          </table:table-cell>
          <table:table-cell table:style-name="ce23" table:formula="of:=IF([$_data_.E214];[$_data_.E214];&quot;&quot;)">
            <text:p/>
          </table:table-cell>
          <table:table-cell table:style-name="ce23" table:formula="of:=IF([$_data_.F214];[$_data_.F214];&quot;&quot;)">
            <text:p/>
          </table:table-cell>
          <table:table-cell table:style-name="ce33" table:formula="of:=IF([$_data_.G214];[$_data_.G214];&quot;&quot;)">
            <text:p/>
          </table:table-cell>
          <table:table-cell table:style-name="ce33" table:formula="of:=IF([$_data_.H214];[$_data_.H214];&quot;&quot;)">
            <text:p/>
          </table:table-cell>
          <table:table-cell table:style-name="ce23" table:formula="of:=IF([$_data_.I214];[$_data_.I214];&quot;&quot;)">
            <text:p/>
          </table:table-cell>
          <table:table-cell table:style-name="ce37" table:formula="of:=IF([$_data_.J214];[$_data_.J214];&quot;&quot;)">
            <text:p/>
          </table:table-cell>
          <table:table-cell table:style-name="ce23" table:formula="of:=IF([$_data_.K214];[$_data_.K214];&quot;&quot;)">
            <text:p/>
          </table:table-cell>
          <table:table-cell table:style-name="ce23" table:formula="of:=IF([$_data_.L214];[$_data_.L214];&quot;&quot;)">
            <text:p/>
          </table:table-cell>
          <table:table-cell table:style-name="ce23" table:formula="of:=IF([$_data_.M214];[$_data_.M214];&quot;&quot;)">
            <text:p/>
          </table:table-cell>
          <table:table-cell table:style-name="ce23" table:formula="of:=IF([$_data_.N214];[$_data_.N214];&quot;&quot;)">
            <text:p/>
          </table:table-cell>
          <table:table-cell table:style-name="ce23" table:formula="of:=IF([$_data_.O214];[$_data_.O214];&quot;&quot;)">
            <text:p/>
          </table:table-cell>
          <table:table-cell table:style-name="ce23" table:formula="of:=IF([$_data_.P214];[$_data_.P214];&quot;&quot;)">
            <text:p/>
          </table:table-cell>
          <table:table-cell table:style-name="ce23" table:formula="of:=IF([$_data_.Q214];[$_data_.Q214];&quot;&quot;)">
            <text:p/>
          </table:table-cell>
          <table:table-cell table:style-name="ce23" table:formula="of:=IF([$_data_.R214];[$_data_.R214];&quot;&quot;)">
            <text:p/>
          </table:table-cell>
          <table:table-cell table:style-name="ce23" table:formula="of:=IF([$_data_.S214];[$_data_.S214];&quot;&quot;)">
            <text:p/>
          </table:table-cell>
          <table:table-cell table:style-name="ce62" table:formula="of:=IF([$_data_.T214];[$_data_.T214];&quot;&quot;)">
            <text:p/>
          </table:table-cell>
          <table:table-cell table:style-name="ce65" table:formula="of:=IF([$_data_.U214];[$_data_.U214];&quot;&quot;)">
            <text:p/>
          </table:table-cell>
        </table:table-row>
        <table:table-row table:style-name="ro1">
          <table:table-cell table:formula="of:=IF([$_data_.A215];[$_data_.A215];&quot;&quot;)">
            <text:p/>
          </table:table-cell>
          <table:table-cell table:style-name="ce23" table:formula="of:=IF([$_data_.B215];[$_data_.B215];&quot;&quot;)">
            <text:p/>
          </table:table-cell>
          <table:table-cell table:style-name="ce23" table:formula="of:=IF([$_data_.C215];[$_data_.C215];&quot;&quot;)">
            <text:p/>
          </table:table-cell>
          <table:table-cell table:style-name="ce23" table:formula="of:=IF([$_data_.D215];[$_data_.D215];&quot;&quot;)">
            <text:p/>
          </table:table-cell>
          <table:table-cell table:style-name="ce23" table:formula="of:=IF([$_data_.E215];[$_data_.E215];&quot;&quot;)">
            <text:p/>
          </table:table-cell>
          <table:table-cell table:style-name="ce23" table:formula="of:=IF([$_data_.F215];[$_data_.F215];&quot;&quot;)">
            <text:p/>
          </table:table-cell>
          <table:table-cell table:style-name="ce33" table:formula="of:=IF([$_data_.G215];[$_data_.G215];&quot;&quot;)">
            <text:p/>
          </table:table-cell>
          <table:table-cell table:style-name="ce33" table:formula="of:=IF([$_data_.H215];[$_data_.H215];&quot;&quot;)">
            <text:p/>
          </table:table-cell>
          <table:table-cell table:style-name="ce23" table:formula="of:=IF([$_data_.I215];[$_data_.I215];&quot;&quot;)">
            <text:p/>
          </table:table-cell>
          <table:table-cell table:style-name="ce37" table:formula="of:=IF([$_data_.J215];[$_data_.J215];&quot;&quot;)">
            <text:p/>
          </table:table-cell>
          <table:table-cell table:style-name="ce23" table:formula="of:=IF([$_data_.K215];[$_data_.K215];&quot;&quot;)">
            <text:p/>
          </table:table-cell>
          <table:table-cell table:style-name="ce23" table:formula="of:=IF([$_data_.L215];[$_data_.L215];&quot;&quot;)">
            <text:p/>
          </table:table-cell>
          <table:table-cell table:style-name="ce23" table:formula="of:=IF([$_data_.M215];[$_data_.M215];&quot;&quot;)">
            <text:p/>
          </table:table-cell>
          <table:table-cell table:style-name="ce23" table:formula="of:=IF([$_data_.N215];[$_data_.N215];&quot;&quot;)">
            <text:p/>
          </table:table-cell>
          <table:table-cell table:style-name="ce23" table:formula="of:=IF([$_data_.O215];[$_data_.O215];&quot;&quot;)">
            <text:p/>
          </table:table-cell>
          <table:table-cell table:style-name="ce23" table:formula="of:=IF([$_data_.P215];[$_data_.P215];&quot;&quot;)">
            <text:p/>
          </table:table-cell>
          <table:table-cell table:style-name="ce23" table:formula="of:=IF([$_data_.Q215];[$_data_.Q215];&quot;&quot;)">
            <text:p/>
          </table:table-cell>
          <table:table-cell table:style-name="ce23" table:formula="of:=IF([$_data_.R215];[$_data_.R215];&quot;&quot;)">
            <text:p/>
          </table:table-cell>
          <table:table-cell table:style-name="ce23" table:formula="of:=IF([$_data_.S215];[$_data_.S215];&quot;&quot;)">
            <text:p/>
          </table:table-cell>
          <table:table-cell table:style-name="ce62" table:formula="of:=IF([$_data_.T215];[$_data_.T215];&quot;&quot;)">
            <text:p/>
          </table:table-cell>
          <table:table-cell table:style-name="ce65" table:formula="of:=IF([$_data_.U215];[$_data_.U215];&quot;&quot;)">
            <text:p/>
          </table:table-cell>
        </table:table-row>
        <table:table-row table:style-name="ro1">
          <table:table-cell table:formula="of:=IF([$_data_.A216];[$_data_.A216];&quot;&quot;)">
            <text:p/>
          </table:table-cell>
          <table:table-cell table:style-name="ce23" table:formula="of:=IF([$_data_.B216];[$_data_.B216];&quot;&quot;)">
            <text:p/>
          </table:table-cell>
          <table:table-cell table:style-name="ce23" table:formula="of:=IF([$_data_.C216];[$_data_.C216];&quot;&quot;)">
            <text:p/>
          </table:table-cell>
          <table:table-cell table:style-name="ce23" table:formula="of:=IF([$_data_.D216];[$_data_.D216];&quot;&quot;)">
            <text:p/>
          </table:table-cell>
          <table:table-cell table:style-name="ce23" table:formula="of:=IF([$_data_.E216];[$_data_.E216];&quot;&quot;)">
            <text:p/>
          </table:table-cell>
          <table:table-cell table:style-name="ce23" table:formula="of:=IF([$_data_.F216];[$_data_.F216];&quot;&quot;)">
            <text:p/>
          </table:table-cell>
          <table:table-cell table:style-name="ce33" table:formula="of:=IF([$_data_.G216];[$_data_.G216];&quot;&quot;)">
            <text:p/>
          </table:table-cell>
          <table:table-cell table:style-name="ce33" table:formula="of:=IF([$_data_.H216];[$_data_.H216];&quot;&quot;)">
            <text:p/>
          </table:table-cell>
          <table:table-cell table:style-name="ce23" table:formula="of:=IF([$_data_.I216];[$_data_.I216];&quot;&quot;)">
            <text:p/>
          </table:table-cell>
          <table:table-cell table:style-name="ce37" table:formula="of:=IF([$_data_.J216];[$_data_.J216];&quot;&quot;)">
            <text:p/>
          </table:table-cell>
          <table:table-cell table:style-name="ce23" table:formula="of:=IF([$_data_.K216];[$_data_.K216];&quot;&quot;)">
            <text:p/>
          </table:table-cell>
          <table:table-cell table:style-name="ce23" table:formula="of:=IF([$_data_.L216];[$_data_.L216];&quot;&quot;)">
            <text:p/>
          </table:table-cell>
          <table:table-cell table:style-name="ce23" table:formula="of:=IF([$_data_.M216];[$_data_.M216];&quot;&quot;)">
            <text:p/>
          </table:table-cell>
          <table:table-cell table:style-name="ce23" table:formula="of:=IF([$_data_.N216];[$_data_.N216];&quot;&quot;)">
            <text:p/>
          </table:table-cell>
          <table:table-cell table:style-name="ce23" table:formula="of:=IF([$_data_.O216];[$_data_.O216];&quot;&quot;)">
            <text:p/>
          </table:table-cell>
          <table:table-cell table:style-name="ce23" table:formula="of:=IF([$_data_.P216];[$_data_.P216];&quot;&quot;)">
            <text:p/>
          </table:table-cell>
          <table:table-cell table:style-name="ce23" table:formula="of:=IF([$_data_.Q216];[$_data_.Q216];&quot;&quot;)">
            <text:p/>
          </table:table-cell>
          <table:table-cell table:style-name="ce23" table:formula="of:=IF([$_data_.R216];[$_data_.R216];&quot;&quot;)">
            <text:p/>
          </table:table-cell>
          <table:table-cell table:style-name="ce23" table:formula="of:=IF([$_data_.S216];[$_data_.S216];&quot;&quot;)">
            <text:p/>
          </table:table-cell>
          <table:table-cell table:style-name="ce62" table:formula="of:=IF([$_data_.T216];[$_data_.T216];&quot;&quot;)">
            <text:p/>
          </table:table-cell>
          <table:table-cell table:style-name="ce65" table:formula="of:=IF([$_data_.U216];[$_data_.U216];&quot;&quot;)">
            <text:p/>
          </table:table-cell>
        </table:table-row>
        <table:table-row table:style-name="ro1">
          <table:table-cell table:formula="of:=IF([$_data_.A217];[$_data_.A217];&quot;&quot;)">
            <text:p/>
          </table:table-cell>
          <table:table-cell table:style-name="ce23" table:formula="of:=IF([$_data_.B217];[$_data_.B217];&quot;&quot;)">
            <text:p/>
          </table:table-cell>
          <table:table-cell table:style-name="ce23" table:formula="of:=IF([$_data_.C217];[$_data_.C217];&quot;&quot;)">
            <text:p/>
          </table:table-cell>
          <table:table-cell table:style-name="ce23" table:formula="of:=IF([$_data_.D217];[$_data_.D217];&quot;&quot;)">
            <text:p/>
          </table:table-cell>
          <table:table-cell table:style-name="ce23" table:formula="of:=IF([$_data_.E217];[$_data_.E217];&quot;&quot;)">
            <text:p/>
          </table:table-cell>
          <table:table-cell table:style-name="ce23" table:formula="of:=IF([$_data_.F217];[$_data_.F217];&quot;&quot;)">
            <text:p/>
          </table:table-cell>
          <table:table-cell table:style-name="ce33" table:formula="of:=IF([$_data_.G217];[$_data_.G217];&quot;&quot;)">
            <text:p/>
          </table:table-cell>
          <table:table-cell table:style-name="ce33" table:formula="of:=IF([$_data_.H217];[$_data_.H217];&quot;&quot;)">
            <text:p/>
          </table:table-cell>
          <table:table-cell table:style-name="ce23" table:formula="of:=IF([$_data_.I217];[$_data_.I217];&quot;&quot;)">
            <text:p/>
          </table:table-cell>
          <table:table-cell table:style-name="ce37" table:formula="of:=IF([$_data_.J217];[$_data_.J217];&quot;&quot;)">
            <text:p/>
          </table:table-cell>
          <table:table-cell table:style-name="ce23" table:formula="of:=IF([$_data_.K217];[$_data_.K217];&quot;&quot;)">
            <text:p/>
          </table:table-cell>
          <table:table-cell table:style-name="ce23" table:formula="of:=IF([$_data_.L217];[$_data_.L217];&quot;&quot;)">
            <text:p/>
          </table:table-cell>
          <table:table-cell table:style-name="ce23" table:formula="of:=IF([$_data_.M217];[$_data_.M217];&quot;&quot;)">
            <text:p/>
          </table:table-cell>
          <table:table-cell table:style-name="ce23" table:formula="of:=IF([$_data_.N217];[$_data_.N217];&quot;&quot;)">
            <text:p/>
          </table:table-cell>
          <table:table-cell table:style-name="ce23" table:formula="of:=IF([$_data_.O217];[$_data_.O217];&quot;&quot;)">
            <text:p/>
          </table:table-cell>
          <table:table-cell table:style-name="ce23" table:formula="of:=IF([$_data_.P217];[$_data_.P217];&quot;&quot;)">
            <text:p/>
          </table:table-cell>
          <table:table-cell table:style-name="ce23" table:formula="of:=IF([$_data_.Q217];[$_data_.Q217];&quot;&quot;)">
            <text:p/>
          </table:table-cell>
          <table:table-cell table:style-name="ce23" table:formula="of:=IF([$_data_.R217];[$_data_.R217];&quot;&quot;)">
            <text:p/>
          </table:table-cell>
          <table:table-cell table:style-name="ce23" table:formula="of:=IF([$_data_.S217];[$_data_.S217];&quot;&quot;)">
            <text:p/>
          </table:table-cell>
          <table:table-cell table:style-name="ce62" table:formula="of:=IF([$_data_.T217];[$_data_.T217];&quot;&quot;)">
            <text:p/>
          </table:table-cell>
          <table:table-cell table:style-name="ce65" table:formula="of:=IF([$_data_.U217];[$_data_.U217];&quot;&quot;)">
            <text:p/>
          </table:table-cell>
        </table:table-row>
        <table:table-row table:style-name="ro1">
          <table:table-cell table:formula="of:=IF([$_data_.A218];[$_data_.A218];&quot;&quot;)">
            <text:p/>
          </table:table-cell>
          <table:table-cell table:style-name="ce23" table:formula="of:=IF([$_data_.B218];[$_data_.B218];&quot;&quot;)">
            <text:p/>
          </table:table-cell>
          <table:table-cell table:style-name="ce23" table:formula="of:=IF([$_data_.C218];[$_data_.C218];&quot;&quot;)">
            <text:p/>
          </table:table-cell>
          <table:table-cell table:style-name="ce23" table:formula="of:=IF([$_data_.D218];[$_data_.D218];&quot;&quot;)">
            <text:p/>
          </table:table-cell>
          <table:table-cell table:style-name="ce23" table:formula="of:=IF([$_data_.E218];[$_data_.E218];&quot;&quot;)">
            <text:p/>
          </table:table-cell>
          <table:table-cell table:style-name="ce23" table:formula="of:=IF([$_data_.F218];[$_data_.F218];&quot;&quot;)">
            <text:p/>
          </table:table-cell>
          <table:table-cell table:style-name="ce33" table:formula="of:=IF([$_data_.G218];[$_data_.G218];&quot;&quot;)">
            <text:p/>
          </table:table-cell>
          <table:table-cell table:style-name="ce33" table:formula="of:=IF([$_data_.H218];[$_data_.H218];&quot;&quot;)">
            <text:p/>
          </table:table-cell>
          <table:table-cell table:style-name="ce23" table:formula="of:=IF([$_data_.I218];[$_data_.I218];&quot;&quot;)">
            <text:p/>
          </table:table-cell>
          <table:table-cell table:style-name="ce37" table:formula="of:=IF([$_data_.J218];[$_data_.J218];&quot;&quot;)">
            <text:p/>
          </table:table-cell>
          <table:table-cell table:style-name="ce23" table:formula="of:=IF([$_data_.K218];[$_data_.K218];&quot;&quot;)">
            <text:p/>
          </table:table-cell>
          <table:table-cell table:style-name="ce23" table:formula="of:=IF([$_data_.L218];[$_data_.L218];&quot;&quot;)">
            <text:p/>
          </table:table-cell>
          <table:table-cell table:style-name="ce23" table:formula="of:=IF([$_data_.M218];[$_data_.M218];&quot;&quot;)">
            <text:p/>
          </table:table-cell>
          <table:table-cell table:style-name="ce23" table:formula="of:=IF([$_data_.N218];[$_data_.N218];&quot;&quot;)">
            <text:p/>
          </table:table-cell>
          <table:table-cell table:style-name="ce23" table:formula="of:=IF([$_data_.O218];[$_data_.O218];&quot;&quot;)">
            <text:p/>
          </table:table-cell>
          <table:table-cell table:style-name="ce23" table:formula="of:=IF([$_data_.P218];[$_data_.P218];&quot;&quot;)">
            <text:p/>
          </table:table-cell>
          <table:table-cell table:style-name="ce23" table:formula="of:=IF([$_data_.Q218];[$_data_.Q218];&quot;&quot;)">
            <text:p/>
          </table:table-cell>
          <table:table-cell table:style-name="ce23" table:formula="of:=IF([$_data_.R218];[$_data_.R218];&quot;&quot;)">
            <text:p/>
          </table:table-cell>
          <table:table-cell table:style-name="ce23" table:formula="of:=IF([$_data_.S218];[$_data_.S218];&quot;&quot;)">
            <text:p/>
          </table:table-cell>
          <table:table-cell table:style-name="ce62" table:formula="of:=IF([$_data_.T218];[$_data_.T218];&quot;&quot;)">
            <text:p/>
          </table:table-cell>
          <table:table-cell table:style-name="ce65" table:formula="of:=IF([$_data_.U218];[$_data_.U218];&quot;&quot;)">
            <text:p/>
          </table:table-cell>
        </table:table-row>
        <table:table-row table:style-name="ro1">
          <table:table-cell table:formula="of:=IF([$_data_.A219];[$_data_.A219];&quot;&quot;)">
            <text:p/>
          </table:table-cell>
          <table:table-cell table:style-name="ce23" table:formula="of:=IF([$_data_.B219];[$_data_.B219];&quot;&quot;)">
            <text:p/>
          </table:table-cell>
          <table:table-cell table:style-name="ce23" table:formula="of:=IF([$_data_.C219];[$_data_.C219];&quot;&quot;)">
            <text:p/>
          </table:table-cell>
          <table:table-cell table:style-name="ce23" table:formula="of:=IF([$_data_.D219];[$_data_.D219];&quot;&quot;)">
            <text:p/>
          </table:table-cell>
          <table:table-cell table:style-name="ce23" table:formula="of:=IF([$_data_.E219];[$_data_.E219];&quot;&quot;)">
            <text:p/>
          </table:table-cell>
          <table:table-cell table:style-name="ce23" table:formula="of:=IF([$_data_.F219];[$_data_.F219];&quot;&quot;)">
            <text:p/>
          </table:table-cell>
          <table:table-cell table:style-name="ce33" table:formula="of:=IF([$_data_.G219];[$_data_.G219];&quot;&quot;)">
            <text:p/>
          </table:table-cell>
          <table:table-cell table:style-name="ce33" table:formula="of:=IF([$_data_.H219];[$_data_.H219];&quot;&quot;)">
            <text:p/>
          </table:table-cell>
          <table:table-cell table:style-name="ce23" table:formula="of:=IF([$_data_.I219];[$_data_.I219];&quot;&quot;)">
            <text:p/>
          </table:table-cell>
          <table:table-cell table:style-name="ce37" table:formula="of:=IF([$_data_.J219];[$_data_.J219];&quot;&quot;)">
            <text:p/>
          </table:table-cell>
          <table:table-cell table:style-name="ce23" table:formula="of:=IF([$_data_.K219];[$_data_.K219];&quot;&quot;)">
            <text:p/>
          </table:table-cell>
          <table:table-cell table:style-name="ce23" table:formula="of:=IF([$_data_.L219];[$_data_.L219];&quot;&quot;)">
            <text:p/>
          </table:table-cell>
          <table:table-cell table:style-name="ce23" table:formula="of:=IF([$_data_.M219];[$_data_.M219];&quot;&quot;)">
            <text:p/>
          </table:table-cell>
          <table:table-cell table:style-name="ce23" table:formula="of:=IF([$_data_.N219];[$_data_.N219];&quot;&quot;)">
            <text:p/>
          </table:table-cell>
          <table:table-cell table:style-name="ce23" table:formula="of:=IF([$_data_.O219];[$_data_.O219];&quot;&quot;)">
            <text:p/>
          </table:table-cell>
          <table:table-cell table:style-name="ce23" table:formula="of:=IF([$_data_.P219];[$_data_.P219];&quot;&quot;)">
            <text:p/>
          </table:table-cell>
          <table:table-cell table:style-name="ce23" table:formula="of:=IF([$_data_.Q219];[$_data_.Q219];&quot;&quot;)">
            <text:p/>
          </table:table-cell>
          <table:table-cell table:style-name="ce23" table:formula="of:=IF([$_data_.R219];[$_data_.R219];&quot;&quot;)">
            <text:p/>
          </table:table-cell>
          <table:table-cell table:style-name="ce23" table:formula="of:=IF([$_data_.S219];[$_data_.S219];&quot;&quot;)">
            <text:p/>
          </table:table-cell>
          <table:table-cell table:style-name="ce62" table:formula="of:=IF([$_data_.T219];[$_data_.T219];&quot;&quot;)">
            <text:p/>
          </table:table-cell>
          <table:table-cell table:style-name="ce65" table:formula="of:=IF([$_data_.U219];[$_data_.U219];&quot;&quot;)">
            <text:p/>
          </table:table-cell>
        </table:table-row>
        <table:table-row table:style-name="ro1">
          <table:table-cell table:formula="of:=IF([$_data_.A220];[$_data_.A220];&quot;&quot;)">
            <text:p/>
          </table:table-cell>
          <table:table-cell table:style-name="ce23" table:formula="of:=IF([$_data_.B220];[$_data_.B220];&quot;&quot;)">
            <text:p/>
          </table:table-cell>
          <table:table-cell table:style-name="ce23" table:formula="of:=IF([$_data_.C220];[$_data_.C220];&quot;&quot;)">
            <text:p/>
          </table:table-cell>
          <table:table-cell table:style-name="ce23" table:formula="of:=IF([$_data_.D220];[$_data_.D220];&quot;&quot;)">
            <text:p/>
          </table:table-cell>
          <table:table-cell table:style-name="ce23" table:formula="of:=IF([$_data_.E220];[$_data_.E220];&quot;&quot;)">
            <text:p/>
          </table:table-cell>
          <table:table-cell table:style-name="ce23" table:formula="of:=IF([$_data_.F220];[$_data_.F220];&quot;&quot;)">
            <text:p/>
          </table:table-cell>
          <table:table-cell table:style-name="ce33" table:formula="of:=IF([$_data_.G220];[$_data_.G220];&quot;&quot;)">
            <text:p/>
          </table:table-cell>
          <table:table-cell table:style-name="ce33" table:formula="of:=IF([$_data_.H220];[$_data_.H220];&quot;&quot;)">
            <text:p/>
          </table:table-cell>
          <table:table-cell table:style-name="ce23" table:formula="of:=IF([$_data_.I220];[$_data_.I220];&quot;&quot;)">
            <text:p/>
          </table:table-cell>
          <table:table-cell table:style-name="ce37" table:formula="of:=IF([$_data_.J220];[$_data_.J220];&quot;&quot;)">
            <text:p/>
          </table:table-cell>
          <table:table-cell table:style-name="ce23" table:formula="of:=IF([$_data_.K220];[$_data_.K220];&quot;&quot;)">
            <text:p/>
          </table:table-cell>
          <table:table-cell table:style-name="ce23" table:formula="of:=IF([$_data_.L220];[$_data_.L220];&quot;&quot;)">
            <text:p/>
          </table:table-cell>
          <table:table-cell table:style-name="ce23" table:formula="of:=IF([$_data_.M220];[$_data_.M220];&quot;&quot;)">
            <text:p/>
          </table:table-cell>
          <table:table-cell table:style-name="ce23" table:formula="of:=IF([$_data_.N220];[$_data_.N220];&quot;&quot;)">
            <text:p/>
          </table:table-cell>
          <table:table-cell table:style-name="ce23" table:formula="of:=IF([$_data_.O220];[$_data_.O220];&quot;&quot;)">
            <text:p/>
          </table:table-cell>
          <table:table-cell table:style-name="ce23" table:formula="of:=IF([$_data_.P220];[$_data_.P220];&quot;&quot;)">
            <text:p/>
          </table:table-cell>
          <table:table-cell table:style-name="ce23" table:formula="of:=IF([$_data_.Q220];[$_data_.Q220];&quot;&quot;)">
            <text:p/>
          </table:table-cell>
          <table:table-cell table:style-name="ce23" table:formula="of:=IF([$_data_.R220];[$_data_.R220];&quot;&quot;)">
            <text:p/>
          </table:table-cell>
          <table:table-cell table:style-name="ce23" table:formula="of:=IF([$_data_.S220];[$_data_.S220];&quot;&quot;)">
            <text:p/>
          </table:table-cell>
          <table:table-cell table:style-name="ce62" table:formula="of:=IF([$_data_.T220];[$_data_.T220];&quot;&quot;)">
            <text:p/>
          </table:table-cell>
          <table:table-cell table:style-name="ce65" table:formula="of:=IF([$_data_.U220];[$_data_.U220];&quot;&quot;)">
            <text:p/>
          </table:table-cell>
        </table:table-row>
        <table:table-row table:style-name="ro1">
          <table:table-cell table:formula="of:=IF([$_data_.A221];[$_data_.A221];&quot;&quot;)">
            <text:p/>
          </table:table-cell>
          <table:table-cell table:style-name="ce23" table:formula="of:=IF([$_data_.B221];[$_data_.B221];&quot;&quot;)">
            <text:p/>
          </table:table-cell>
          <table:table-cell table:style-name="ce23" table:formula="of:=IF([$_data_.C221];[$_data_.C221];&quot;&quot;)">
            <text:p/>
          </table:table-cell>
          <table:table-cell table:style-name="ce23" table:formula="of:=IF([$_data_.D221];[$_data_.D221];&quot;&quot;)">
            <text:p/>
          </table:table-cell>
          <table:table-cell table:style-name="ce23" table:formula="of:=IF([$_data_.E221];[$_data_.E221];&quot;&quot;)">
            <text:p/>
          </table:table-cell>
          <table:table-cell table:style-name="ce23" table:formula="of:=IF([$_data_.F221];[$_data_.F221];&quot;&quot;)">
            <text:p/>
          </table:table-cell>
          <table:table-cell table:style-name="ce33" table:formula="of:=IF([$_data_.G221];[$_data_.G221];&quot;&quot;)">
            <text:p/>
          </table:table-cell>
          <table:table-cell table:style-name="ce33" table:formula="of:=IF([$_data_.H221];[$_data_.H221];&quot;&quot;)">
            <text:p/>
          </table:table-cell>
          <table:table-cell table:style-name="ce23" table:formula="of:=IF([$_data_.I221];[$_data_.I221];&quot;&quot;)">
            <text:p/>
          </table:table-cell>
          <table:table-cell table:style-name="ce37" table:formula="of:=IF([$_data_.J221];[$_data_.J221];&quot;&quot;)">
            <text:p/>
          </table:table-cell>
          <table:table-cell table:style-name="ce23" table:formula="of:=IF([$_data_.K221];[$_data_.K221];&quot;&quot;)">
            <text:p/>
          </table:table-cell>
          <table:table-cell table:style-name="ce23" table:formula="of:=IF([$_data_.L221];[$_data_.L221];&quot;&quot;)">
            <text:p/>
          </table:table-cell>
          <table:table-cell table:style-name="ce23" table:formula="of:=IF([$_data_.M221];[$_data_.M221];&quot;&quot;)">
            <text:p/>
          </table:table-cell>
          <table:table-cell table:style-name="ce23" table:formula="of:=IF([$_data_.N221];[$_data_.N221];&quot;&quot;)">
            <text:p/>
          </table:table-cell>
          <table:table-cell table:style-name="ce23" table:formula="of:=IF([$_data_.O221];[$_data_.O221];&quot;&quot;)">
            <text:p/>
          </table:table-cell>
          <table:table-cell table:style-name="ce23" table:formula="of:=IF([$_data_.P221];[$_data_.P221];&quot;&quot;)">
            <text:p/>
          </table:table-cell>
          <table:table-cell table:style-name="ce23" table:formula="of:=IF([$_data_.Q221];[$_data_.Q221];&quot;&quot;)">
            <text:p/>
          </table:table-cell>
          <table:table-cell table:style-name="ce23" table:formula="of:=IF([$_data_.R221];[$_data_.R221];&quot;&quot;)">
            <text:p/>
          </table:table-cell>
          <table:table-cell table:style-name="ce23" table:formula="of:=IF([$_data_.S221];[$_data_.S221];&quot;&quot;)">
            <text:p/>
          </table:table-cell>
          <table:table-cell table:style-name="ce62" table:formula="of:=IF([$_data_.T221];[$_data_.T221];&quot;&quot;)">
            <text:p/>
          </table:table-cell>
          <table:table-cell table:style-name="ce65" table:formula="of:=IF([$_data_.U221];[$_data_.U221];&quot;&quot;)">
            <text:p/>
          </table:table-cell>
        </table:table-row>
        <table:table-row table:style-name="ro1">
          <table:table-cell table:formula="of:=IF([$_data_.A222];[$_data_.A222];&quot;&quot;)">
            <text:p/>
          </table:table-cell>
          <table:table-cell table:style-name="ce23" table:formula="of:=IF([$_data_.B222];[$_data_.B222];&quot;&quot;)">
            <text:p/>
          </table:table-cell>
          <table:table-cell table:style-name="ce23" table:formula="of:=IF([$_data_.C222];[$_data_.C222];&quot;&quot;)">
            <text:p/>
          </table:table-cell>
          <table:table-cell table:style-name="ce23" table:formula="of:=IF([$_data_.D222];[$_data_.D222];&quot;&quot;)">
            <text:p/>
          </table:table-cell>
          <table:table-cell table:style-name="ce23" table:formula="of:=IF([$_data_.E222];[$_data_.E222];&quot;&quot;)">
            <text:p/>
          </table:table-cell>
          <table:table-cell table:style-name="ce23" table:formula="of:=IF([$_data_.F222];[$_data_.F222];&quot;&quot;)">
            <text:p/>
          </table:table-cell>
          <table:table-cell table:style-name="ce33" table:formula="of:=IF([$_data_.G222];[$_data_.G222];&quot;&quot;)">
            <text:p/>
          </table:table-cell>
          <table:table-cell table:style-name="ce33" table:formula="of:=IF([$_data_.H222];[$_data_.H222];&quot;&quot;)">
            <text:p/>
          </table:table-cell>
          <table:table-cell table:style-name="ce23" table:formula="of:=IF([$_data_.I222];[$_data_.I222];&quot;&quot;)">
            <text:p/>
          </table:table-cell>
          <table:table-cell table:style-name="ce37" table:formula="of:=IF([$_data_.J222];[$_data_.J222];&quot;&quot;)">
            <text:p/>
          </table:table-cell>
          <table:table-cell table:style-name="ce23" table:formula="of:=IF([$_data_.K222];[$_data_.K222];&quot;&quot;)">
            <text:p/>
          </table:table-cell>
          <table:table-cell table:style-name="ce23" table:formula="of:=IF([$_data_.L222];[$_data_.L222];&quot;&quot;)">
            <text:p/>
          </table:table-cell>
          <table:table-cell table:style-name="ce23" table:formula="of:=IF([$_data_.M222];[$_data_.M222];&quot;&quot;)">
            <text:p/>
          </table:table-cell>
          <table:table-cell table:style-name="ce23" table:formula="of:=IF([$_data_.N222];[$_data_.N222];&quot;&quot;)">
            <text:p/>
          </table:table-cell>
          <table:table-cell table:style-name="ce23" table:formula="of:=IF([$_data_.O222];[$_data_.O222];&quot;&quot;)">
            <text:p/>
          </table:table-cell>
          <table:table-cell table:style-name="ce23" table:formula="of:=IF([$_data_.P222];[$_data_.P222];&quot;&quot;)">
            <text:p/>
          </table:table-cell>
          <table:table-cell table:style-name="ce23" table:formula="of:=IF([$_data_.Q222];[$_data_.Q222];&quot;&quot;)">
            <text:p/>
          </table:table-cell>
          <table:table-cell table:style-name="ce23" table:formula="of:=IF([$_data_.R222];[$_data_.R222];&quot;&quot;)">
            <text:p/>
          </table:table-cell>
          <table:table-cell table:style-name="ce23" table:formula="of:=IF([$_data_.S222];[$_data_.S222];&quot;&quot;)">
            <text:p/>
          </table:table-cell>
          <table:table-cell table:style-name="ce62" table:formula="of:=IF([$_data_.T222];[$_data_.T222];&quot;&quot;)">
            <text:p/>
          </table:table-cell>
          <table:table-cell table:style-name="ce65" table:formula="of:=IF([$_data_.U222];[$_data_.U222];&quot;&quot;)">
            <text:p/>
          </table:table-cell>
        </table:table-row>
        <table:table-row table:style-name="ro1">
          <table:table-cell table:formula="of:=IF([$_data_.A223];[$_data_.A223];&quot;&quot;)">
            <text:p/>
          </table:table-cell>
          <table:table-cell table:style-name="ce23" table:formula="of:=IF([$_data_.B223];[$_data_.B223];&quot;&quot;)">
            <text:p/>
          </table:table-cell>
          <table:table-cell table:style-name="ce23" table:formula="of:=IF([$_data_.C223];[$_data_.C223];&quot;&quot;)">
            <text:p/>
          </table:table-cell>
          <table:table-cell table:style-name="ce23" table:formula="of:=IF([$_data_.D223];[$_data_.D223];&quot;&quot;)">
            <text:p/>
          </table:table-cell>
          <table:table-cell table:style-name="ce23" table:formula="of:=IF([$_data_.E223];[$_data_.E223];&quot;&quot;)">
            <text:p/>
          </table:table-cell>
          <table:table-cell table:style-name="ce23" table:formula="of:=IF([$_data_.F223];[$_data_.F223];&quot;&quot;)">
            <text:p/>
          </table:table-cell>
          <table:table-cell table:style-name="ce33" table:formula="of:=IF([$_data_.G223];[$_data_.G223];&quot;&quot;)">
            <text:p/>
          </table:table-cell>
          <table:table-cell table:style-name="ce33" table:formula="of:=IF([$_data_.H223];[$_data_.H223];&quot;&quot;)">
            <text:p/>
          </table:table-cell>
          <table:table-cell table:style-name="ce23" table:formula="of:=IF([$_data_.I223];[$_data_.I223];&quot;&quot;)">
            <text:p/>
          </table:table-cell>
          <table:table-cell table:style-name="ce37" table:formula="of:=IF([$_data_.J223];[$_data_.J223];&quot;&quot;)">
            <text:p/>
          </table:table-cell>
          <table:table-cell table:style-name="ce23" table:formula="of:=IF([$_data_.K223];[$_data_.K223];&quot;&quot;)">
            <text:p/>
          </table:table-cell>
          <table:table-cell table:style-name="ce23" table:formula="of:=IF([$_data_.L223];[$_data_.L223];&quot;&quot;)">
            <text:p/>
          </table:table-cell>
          <table:table-cell table:style-name="ce23" table:formula="of:=IF([$_data_.M223];[$_data_.M223];&quot;&quot;)">
            <text:p/>
          </table:table-cell>
          <table:table-cell table:style-name="ce23" table:formula="of:=IF([$_data_.N223];[$_data_.N223];&quot;&quot;)">
            <text:p/>
          </table:table-cell>
          <table:table-cell table:style-name="ce23" table:formula="of:=IF([$_data_.O223];[$_data_.O223];&quot;&quot;)">
            <text:p/>
          </table:table-cell>
          <table:table-cell table:style-name="ce23" table:formula="of:=IF([$_data_.P223];[$_data_.P223];&quot;&quot;)">
            <text:p/>
          </table:table-cell>
          <table:table-cell table:style-name="ce23" table:formula="of:=IF([$_data_.Q223];[$_data_.Q223];&quot;&quot;)">
            <text:p/>
          </table:table-cell>
          <table:table-cell table:style-name="ce23" table:formula="of:=IF([$_data_.R223];[$_data_.R223];&quot;&quot;)">
            <text:p/>
          </table:table-cell>
          <table:table-cell table:style-name="ce23" table:formula="of:=IF([$_data_.S223];[$_data_.S223];&quot;&quot;)">
            <text:p/>
          </table:table-cell>
          <table:table-cell table:style-name="ce62" table:formula="of:=IF([$_data_.T223];[$_data_.T223];&quot;&quot;)">
            <text:p/>
          </table:table-cell>
          <table:table-cell table:style-name="ce65" table:formula="of:=IF([$_data_.U223];[$_data_.U223];&quot;&quot;)">
            <text:p/>
          </table:table-cell>
        </table:table-row>
        <table:table-row table:style-name="ro1">
          <table:table-cell table:formula="of:=IF([$_data_.A224];[$_data_.A224];&quot;&quot;)">
            <text:p/>
          </table:table-cell>
          <table:table-cell table:style-name="ce23" table:formula="of:=IF([$_data_.B224];[$_data_.B224];&quot;&quot;)">
            <text:p/>
          </table:table-cell>
          <table:table-cell table:style-name="ce23" table:formula="of:=IF([$_data_.C224];[$_data_.C224];&quot;&quot;)">
            <text:p/>
          </table:table-cell>
          <table:table-cell table:style-name="ce23" table:formula="of:=IF([$_data_.D224];[$_data_.D224];&quot;&quot;)">
            <text:p/>
          </table:table-cell>
          <table:table-cell table:style-name="ce23" table:formula="of:=IF([$_data_.E224];[$_data_.E224];&quot;&quot;)">
            <text:p/>
          </table:table-cell>
          <table:table-cell table:style-name="ce23" table:formula="of:=IF([$_data_.F224];[$_data_.F224];&quot;&quot;)">
            <text:p/>
          </table:table-cell>
          <table:table-cell table:style-name="ce33" table:formula="of:=IF([$_data_.G224];[$_data_.G224];&quot;&quot;)">
            <text:p/>
          </table:table-cell>
          <table:table-cell table:style-name="ce33" table:formula="of:=IF([$_data_.H224];[$_data_.H224];&quot;&quot;)">
            <text:p/>
          </table:table-cell>
          <table:table-cell table:style-name="ce23" table:formula="of:=IF([$_data_.I224];[$_data_.I224];&quot;&quot;)">
            <text:p/>
          </table:table-cell>
          <table:table-cell table:style-name="ce37" table:formula="of:=IF([$_data_.J224];[$_data_.J224];&quot;&quot;)">
            <text:p/>
          </table:table-cell>
          <table:table-cell table:style-name="ce23" table:formula="of:=IF([$_data_.K224];[$_data_.K224];&quot;&quot;)">
            <text:p/>
          </table:table-cell>
          <table:table-cell table:style-name="ce23" table:formula="of:=IF([$_data_.L224];[$_data_.L224];&quot;&quot;)">
            <text:p/>
          </table:table-cell>
          <table:table-cell table:style-name="ce23" table:formula="of:=IF([$_data_.M224];[$_data_.M224];&quot;&quot;)">
            <text:p/>
          </table:table-cell>
          <table:table-cell table:style-name="ce23" table:formula="of:=IF([$_data_.N224];[$_data_.N224];&quot;&quot;)">
            <text:p/>
          </table:table-cell>
          <table:table-cell table:style-name="ce23" table:formula="of:=IF([$_data_.O224];[$_data_.O224];&quot;&quot;)">
            <text:p/>
          </table:table-cell>
          <table:table-cell table:style-name="ce23" table:formula="of:=IF([$_data_.P224];[$_data_.P224];&quot;&quot;)">
            <text:p/>
          </table:table-cell>
          <table:table-cell table:style-name="ce23" table:formula="of:=IF([$_data_.Q224];[$_data_.Q224];&quot;&quot;)">
            <text:p/>
          </table:table-cell>
          <table:table-cell table:style-name="ce23" table:formula="of:=IF([$_data_.R224];[$_data_.R224];&quot;&quot;)">
            <text:p/>
          </table:table-cell>
          <table:table-cell table:style-name="ce23" table:formula="of:=IF([$_data_.S224];[$_data_.S224];&quot;&quot;)">
            <text:p/>
          </table:table-cell>
          <table:table-cell table:style-name="ce62" table:formula="of:=IF([$_data_.T224];[$_data_.T224];&quot;&quot;)">
            <text:p/>
          </table:table-cell>
          <table:table-cell table:style-name="ce65" table:formula="of:=IF([$_data_.U224];[$_data_.U224];&quot;&quot;)">
            <text:p/>
          </table:table-cell>
        </table:table-row>
        <table:table-row table:style-name="ro1">
          <table:table-cell table:formula="of:=IF([$_data_.A225];[$_data_.A225];&quot;&quot;)">
            <text:p/>
          </table:table-cell>
          <table:table-cell table:style-name="ce23" table:formula="of:=IF([$_data_.B225];[$_data_.B225];&quot;&quot;)">
            <text:p/>
          </table:table-cell>
          <table:table-cell table:style-name="ce23" table:formula="of:=IF([$_data_.C225];[$_data_.C225];&quot;&quot;)">
            <text:p/>
          </table:table-cell>
          <table:table-cell table:style-name="ce23" table:formula="of:=IF([$_data_.D225];[$_data_.D225];&quot;&quot;)">
            <text:p/>
          </table:table-cell>
          <table:table-cell table:style-name="ce23" table:formula="of:=IF([$_data_.E225];[$_data_.E225];&quot;&quot;)">
            <text:p/>
          </table:table-cell>
          <table:table-cell table:style-name="ce23" table:formula="of:=IF([$_data_.F225];[$_data_.F225];&quot;&quot;)">
            <text:p/>
          </table:table-cell>
          <table:table-cell table:style-name="ce33" table:formula="of:=IF([$_data_.G225];[$_data_.G225];&quot;&quot;)">
            <text:p/>
          </table:table-cell>
          <table:table-cell table:style-name="ce33" table:formula="of:=IF([$_data_.H225];[$_data_.H225];&quot;&quot;)">
            <text:p/>
          </table:table-cell>
          <table:table-cell table:style-name="ce23" table:formula="of:=IF([$_data_.I225];[$_data_.I225];&quot;&quot;)">
            <text:p/>
          </table:table-cell>
          <table:table-cell table:style-name="ce37" table:formula="of:=IF([$_data_.J225];[$_data_.J225];&quot;&quot;)">
            <text:p/>
          </table:table-cell>
          <table:table-cell table:style-name="ce23" table:formula="of:=IF([$_data_.K225];[$_data_.K225];&quot;&quot;)">
            <text:p/>
          </table:table-cell>
          <table:table-cell table:style-name="ce23" table:formula="of:=IF([$_data_.L225];[$_data_.L225];&quot;&quot;)">
            <text:p/>
          </table:table-cell>
          <table:table-cell table:style-name="ce23" table:formula="of:=IF([$_data_.M225];[$_data_.M225];&quot;&quot;)">
            <text:p/>
          </table:table-cell>
          <table:table-cell table:style-name="ce23" table:formula="of:=IF([$_data_.N225];[$_data_.N225];&quot;&quot;)">
            <text:p/>
          </table:table-cell>
          <table:table-cell table:style-name="ce23" table:formula="of:=IF([$_data_.O225];[$_data_.O225];&quot;&quot;)">
            <text:p/>
          </table:table-cell>
          <table:table-cell table:style-name="ce23" table:formula="of:=IF([$_data_.P225];[$_data_.P225];&quot;&quot;)">
            <text:p/>
          </table:table-cell>
          <table:table-cell table:style-name="ce23" table:formula="of:=IF([$_data_.Q225];[$_data_.Q225];&quot;&quot;)">
            <text:p/>
          </table:table-cell>
          <table:table-cell table:style-name="ce23" table:formula="of:=IF([$_data_.R225];[$_data_.R225];&quot;&quot;)">
            <text:p/>
          </table:table-cell>
          <table:table-cell table:style-name="ce23" table:formula="of:=IF([$_data_.S225];[$_data_.S225];&quot;&quot;)">
            <text:p/>
          </table:table-cell>
          <table:table-cell table:style-name="ce62" table:formula="of:=IF([$_data_.T225];[$_data_.T225];&quot;&quot;)">
            <text:p/>
          </table:table-cell>
          <table:table-cell table:style-name="ce65" table:formula="of:=IF([$_data_.U225];[$_data_.U225];&quot;&quot;)">
            <text:p/>
          </table:table-cell>
        </table:table-row>
        <table:table-row table:style-name="ro1">
          <table:table-cell table:formula="of:=IF([$_data_.A226];[$_data_.A226];&quot;&quot;)">
            <text:p/>
          </table:table-cell>
          <table:table-cell table:style-name="ce23" table:formula="of:=IF([$_data_.B226];[$_data_.B226];&quot;&quot;)">
            <text:p/>
          </table:table-cell>
          <table:table-cell table:style-name="ce23" table:formula="of:=IF([$_data_.C226];[$_data_.C226];&quot;&quot;)">
            <text:p/>
          </table:table-cell>
          <table:table-cell table:style-name="ce23" table:formula="of:=IF([$_data_.D226];[$_data_.D226];&quot;&quot;)">
            <text:p/>
          </table:table-cell>
          <table:table-cell table:style-name="ce23" table:formula="of:=IF([$_data_.E226];[$_data_.E226];&quot;&quot;)">
            <text:p/>
          </table:table-cell>
          <table:table-cell table:style-name="ce23" table:formula="of:=IF([$_data_.F226];[$_data_.F226];&quot;&quot;)">
            <text:p/>
          </table:table-cell>
          <table:table-cell table:style-name="ce33" table:formula="of:=IF([$_data_.G226];[$_data_.G226];&quot;&quot;)">
            <text:p/>
          </table:table-cell>
          <table:table-cell table:style-name="ce33" table:formula="of:=IF([$_data_.H226];[$_data_.H226];&quot;&quot;)">
            <text:p/>
          </table:table-cell>
          <table:table-cell table:style-name="ce23" table:formula="of:=IF([$_data_.I226];[$_data_.I226];&quot;&quot;)">
            <text:p/>
          </table:table-cell>
          <table:table-cell table:style-name="ce37" table:formula="of:=IF([$_data_.J226];[$_data_.J226];&quot;&quot;)">
            <text:p/>
          </table:table-cell>
          <table:table-cell table:style-name="ce23" table:formula="of:=IF([$_data_.K226];[$_data_.K226];&quot;&quot;)">
            <text:p/>
          </table:table-cell>
          <table:table-cell table:style-name="ce23" table:formula="of:=IF([$_data_.L226];[$_data_.L226];&quot;&quot;)">
            <text:p/>
          </table:table-cell>
          <table:table-cell table:style-name="ce23" table:formula="of:=IF([$_data_.M226];[$_data_.M226];&quot;&quot;)">
            <text:p/>
          </table:table-cell>
          <table:table-cell table:style-name="ce23" table:formula="of:=IF([$_data_.N226];[$_data_.N226];&quot;&quot;)">
            <text:p/>
          </table:table-cell>
          <table:table-cell table:style-name="ce23" table:formula="of:=IF([$_data_.O226];[$_data_.O226];&quot;&quot;)">
            <text:p/>
          </table:table-cell>
          <table:table-cell table:style-name="ce23" table:formula="of:=IF([$_data_.P226];[$_data_.P226];&quot;&quot;)">
            <text:p/>
          </table:table-cell>
          <table:table-cell table:style-name="ce23" table:formula="of:=IF([$_data_.Q226];[$_data_.Q226];&quot;&quot;)">
            <text:p/>
          </table:table-cell>
          <table:table-cell table:style-name="ce23" table:formula="of:=IF([$_data_.R226];[$_data_.R226];&quot;&quot;)">
            <text:p/>
          </table:table-cell>
          <table:table-cell table:style-name="ce23" table:formula="of:=IF([$_data_.S226];[$_data_.S226];&quot;&quot;)">
            <text:p/>
          </table:table-cell>
          <table:table-cell table:style-name="ce62" table:formula="of:=IF([$_data_.T226];[$_data_.T226];&quot;&quot;)">
            <text:p/>
          </table:table-cell>
          <table:table-cell table:style-name="ce65" table:formula="of:=IF([$_data_.U226];[$_data_.U226];&quot;&quot;)">
            <text:p/>
          </table:table-cell>
        </table:table-row>
        <table:table-row table:style-name="ro1">
          <table:table-cell table:formula="of:=IF([$_data_.A227];[$_data_.A227];&quot;&quot;)">
            <text:p/>
          </table:table-cell>
          <table:table-cell table:style-name="ce23" table:formula="of:=IF([$_data_.B227];[$_data_.B227];&quot;&quot;)">
            <text:p/>
          </table:table-cell>
          <table:table-cell table:style-name="ce23" table:formula="of:=IF([$_data_.C227];[$_data_.C227];&quot;&quot;)">
            <text:p/>
          </table:table-cell>
          <table:table-cell table:style-name="ce23" table:formula="of:=IF([$_data_.D227];[$_data_.D227];&quot;&quot;)">
            <text:p/>
          </table:table-cell>
          <table:table-cell table:style-name="ce23" table:formula="of:=IF([$_data_.E227];[$_data_.E227];&quot;&quot;)">
            <text:p/>
          </table:table-cell>
          <table:table-cell table:style-name="ce23" table:formula="of:=IF([$_data_.F227];[$_data_.F227];&quot;&quot;)">
            <text:p/>
          </table:table-cell>
          <table:table-cell table:style-name="ce33" table:formula="of:=IF([$_data_.G227];[$_data_.G227];&quot;&quot;)">
            <text:p/>
          </table:table-cell>
          <table:table-cell table:style-name="ce33" table:formula="of:=IF([$_data_.H227];[$_data_.H227];&quot;&quot;)">
            <text:p/>
          </table:table-cell>
          <table:table-cell table:style-name="ce23" table:formula="of:=IF([$_data_.I227];[$_data_.I227];&quot;&quot;)">
            <text:p/>
          </table:table-cell>
          <table:table-cell table:style-name="ce37" table:formula="of:=IF([$_data_.J227];[$_data_.J227];&quot;&quot;)">
            <text:p/>
          </table:table-cell>
          <table:table-cell table:style-name="ce23" table:formula="of:=IF([$_data_.K227];[$_data_.K227];&quot;&quot;)">
            <text:p/>
          </table:table-cell>
          <table:table-cell table:style-name="ce23" table:formula="of:=IF([$_data_.L227];[$_data_.L227];&quot;&quot;)">
            <text:p/>
          </table:table-cell>
          <table:table-cell table:style-name="ce23" table:formula="of:=IF([$_data_.M227];[$_data_.M227];&quot;&quot;)">
            <text:p/>
          </table:table-cell>
          <table:table-cell table:style-name="ce23" table:formula="of:=IF([$_data_.N227];[$_data_.N227];&quot;&quot;)">
            <text:p/>
          </table:table-cell>
          <table:table-cell table:style-name="ce23" table:formula="of:=IF([$_data_.O227];[$_data_.O227];&quot;&quot;)">
            <text:p/>
          </table:table-cell>
          <table:table-cell table:style-name="ce23" table:formula="of:=IF([$_data_.P227];[$_data_.P227];&quot;&quot;)">
            <text:p/>
          </table:table-cell>
          <table:table-cell table:style-name="ce23" table:formula="of:=IF([$_data_.Q227];[$_data_.Q227];&quot;&quot;)">
            <text:p/>
          </table:table-cell>
          <table:table-cell table:style-name="ce23" table:formula="of:=IF([$_data_.R227];[$_data_.R227];&quot;&quot;)">
            <text:p/>
          </table:table-cell>
          <table:table-cell table:style-name="ce23" table:formula="of:=IF([$_data_.S227];[$_data_.S227];&quot;&quot;)">
            <text:p/>
          </table:table-cell>
          <table:table-cell table:style-name="ce62" table:formula="of:=IF([$_data_.T227];[$_data_.T227];&quot;&quot;)">
            <text:p/>
          </table:table-cell>
          <table:table-cell table:style-name="ce65" table:formula="of:=IF([$_data_.U227];[$_data_.U227];&quot;&quot;)">
            <text:p/>
          </table:table-cell>
        </table:table-row>
        <table:table-row table:style-name="ro1">
          <table:table-cell table:formula="of:=IF([$_data_.A228];[$_data_.A228];&quot;&quot;)">
            <text:p/>
          </table:table-cell>
          <table:table-cell table:style-name="ce23" table:formula="of:=IF([$_data_.B228];[$_data_.B228];&quot;&quot;)">
            <text:p/>
          </table:table-cell>
          <table:table-cell table:style-name="ce23" table:formula="of:=IF([$_data_.C228];[$_data_.C228];&quot;&quot;)">
            <text:p/>
          </table:table-cell>
          <table:table-cell table:style-name="ce23" table:formula="of:=IF([$_data_.D228];[$_data_.D228];&quot;&quot;)">
            <text:p/>
          </table:table-cell>
          <table:table-cell table:style-name="ce23" table:formula="of:=IF([$_data_.E228];[$_data_.E228];&quot;&quot;)">
            <text:p/>
          </table:table-cell>
          <table:table-cell table:style-name="ce23" table:formula="of:=IF([$_data_.F228];[$_data_.F228];&quot;&quot;)">
            <text:p/>
          </table:table-cell>
          <table:table-cell table:style-name="ce33" table:formula="of:=IF([$_data_.G228];[$_data_.G228];&quot;&quot;)">
            <text:p/>
          </table:table-cell>
          <table:table-cell table:style-name="ce33" table:formula="of:=IF([$_data_.H228];[$_data_.H228];&quot;&quot;)">
            <text:p/>
          </table:table-cell>
          <table:table-cell table:style-name="ce23" table:formula="of:=IF([$_data_.I228];[$_data_.I228];&quot;&quot;)">
            <text:p/>
          </table:table-cell>
          <table:table-cell table:style-name="ce37" table:formula="of:=IF([$_data_.J228];[$_data_.J228];&quot;&quot;)">
            <text:p/>
          </table:table-cell>
          <table:table-cell table:style-name="ce23" table:formula="of:=IF([$_data_.K228];[$_data_.K228];&quot;&quot;)">
            <text:p/>
          </table:table-cell>
          <table:table-cell table:style-name="ce23" table:formula="of:=IF([$_data_.L228];[$_data_.L228];&quot;&quot;)">
            <text:p/>
          </table:table-cell>
          <table:table-cell table:style-name="ce23" table:formula="of:=IF([$_data_.M228];[$_data_.M228];&quot;&quot;)">
            <text:p/>
          </table:table-cell>
          <table:table-cell table:style-name="ce23" table:formula="of:=IF([$_data_.N228];[$_data_.N228];&quot;&quot;)">
            <text:p/>
          </table:table-cell>
          <table:table-cell table:style-name="ce23" table:formula="of:=IF([$_data_.O228];[$_data_.O228];&quot;&quot;)">
            <text:p/>
          </table:table-cell>
          <table:table-cell table:style-name="ce23" table:formula="of:=IF([$_data_.P228];[$_data_.P228];&quot;&quot;)">
            <text:p/>
          </table:table-cell>
          <table:table-cell table:style-name="ce23" table:formula="of:=IF([$_data_.Q228];[$_data_.Q228];&quot;&quot;)">
            <text:p/>
          </table:table-cell>
          <table:table-cell table:style-name="ce23" table:formula="of:=IF([$_data_.R228];[$_data_.R228];&quot;&quot;)">
            <text:p/>
          </table:table-cell>
          <table:table-cell table:style-name="ce23" table:formula="of:=IF([$_data_.S228];[$_data_.S228];&quot;&quot;)">
            <text:p/>
          </table:table-cell>
          <table:table-cell table:style-name="ce62" table:formula="of:=IF([$_data_.T228];[$_data_.T228];&quot;&quot;)">
            <text:p/>
          </table:table-cell>
          <table:table-cell table:style-name="ce65" table:formula="of:=IF([$_data_.U228];[$_data_.U228];&quot;&quot;)">
            <text:p/>
          </table:table-cell>
        </table:table-row>
        <table:table-row table:style-name="ro1">
          <table:table-cell table:formula="of:=IF([$_data_.A229];[$_data_.A229];&quot;&quot;)">
            <text:p/>
          </table:table-cell>
          <table:table-cell table:style-name="ce23" table:formula="of:=IF([$_data_.B229];[$_data_.B229];&quot;&quot;)">
            <text:p/>
          </table:table-cell>
          <table:table-cell table:style-name="ce23" table:formula="of:=IF([$_data_.C229];[$_data_.C229];&quot;&quot;)">
            <text:p/>
          </table:table-cell>
          <table:table-cell table:style-name="ce23" table:formula="of:=IF([$_data_.D229];[$_data_.D229];&quot;&quot;)">
            <text:p/>
          </table:table-cell>
          <table:table-cell table:style-name="ce23" table:formula="of:=IF([$_data_.E229];[$_data_.E229];&quot;&quot;)">
            <text:p/>
          </table:table-cell>
          <table:table-cell table:style-name="ce23" table:formula="of:=IF([$_data_.F229];[$_data_.F229];&quot;&quot;)">
            <text:p/>
          </table:table-cell>
          <table:table-cell table:style-name="ce33" table:formula="of:=IF([$_data_.G229];[$_data_.G229];&quot;&quot;)">
            <text:p/>
          </table:table-cell>
          <table:table-cell table:style-name="ce33" table:formula="of:=IF([$_data_.H229];[$_data_.H229];&quot;&quot;)">
            <text:p/>
          </table:table-cell>
          <table:table-cell table:style-name="ce23" table:formula="of:=IF([$_data_.I229];[$_data_.I229];&quot;&quot;)">
            <text:p/>
          </table:table-cell>
          <table:table-cell table:style-name="ce37" table:formula="of:=IF([$_data_.J229];[$_data_.J229];&quot;&quot;)">
            <text:p/>
          </table:table-cell>
          <table:table-cell table:style-name="ce23" table:formula="of:=IF([$_data_.K229];[$_data_.K229];&quot;&quot;)">
            <text:p/>
          </table:table-cell>
          <table:table-cell table:style-name="ce23" table:formula="of:=IF([$_data_.L229];[$_data_.L229];&quot;&quot;)">
            <text:p/>
          </table:table-cell>
          <table:table-cell table:style-name="ce23" table:formula="of:=IF([$_data_.M229];[$_data_.M229];&quot;&quot;)">
            <text:p/>
          </table:table-cell>
          <table:table-cell table:style-name="ce23" table:formula="of:=IF([$_data_.N229];[$_data_.N229];&quot;&quot;)">
            <text:p/>
          </table:table-cell>
          <table:table-cell table:style-name="ce23" table:formula="of:=IF([$_data_.O229];[$_data_.O229];&quot;&quot;)">
            <text:p/>
          </table:table-cell>
          <table:table-cell table:style-name="ce23" table:formula="of:=IF([$_data_.P229];[$_data_.P229];&quot;&quot;)">
            <text:p/>
          </table:table-cell>
          <table:table-cell table:style-name="ce23" table:formula="of:=IF([$_data_.Q229];[$_data_.Q229];&quot;&quot;)">
            <text:p/>
          </table:table-cell>
          <table:table-cell table:style-name="ce23" table:formula="of:=IF([$_data_.R229];[$_data_.R229];&quot;&quot;)">
            <text:p/>
          </table:table-cell>
          <table:table-cell table:style-name="ce23" table:formula="of:=IF([$_data_.S229];[$_data_.S229];&quot;&quot;)">
            <text:p/>
          </table:table-cell>
          <table:table-cell table:style-name="ce62" table:formula="of:=IF([$_data_.T229];[$_data_.T229];&quot;&quot;)">
            <text:p/>
          </table:table-cell>
          <table:table-cell table:style-name="ce65" table:formula="of:=IF([$_data_.U229];[$_data_.U229];&quot;&quot;)">
            <text:p/>
          </table:table-cell>
        </table:table-row>
        <table:table-row table:style-name="ro1">
          <table:table-cell table:formula="of:=IF([$_data_.A230];[$_data_.A230];&quot;&quot;)">
            <text:p/>
          </table:table-cell>
          <table:table-cell table:style-name="ce23" table:formula="of:=IF([$_data_.B230];[$_data_.B230];&quot;&quot;)">
            <text:p/>
          </table:table-cell>
          <table:table-cell table:style-name="ce23" table:formula="of:=IF([$_data_.C230];[$_data_.C230];&quot;&quot;)">
            <text:p/>
          </table:table-cell>
          <table:table-cell table:style-name="ce23" table:formula="of:=IF([$_data_.D230];[$_data_.D230];&quot;&quot;)">
            <text:p/>
          </table:table-cell>
          <table:table-cell table:style-name="ce23" table:formula="of:=IF([$_data_.E230];[$_data_.E230];&quot;&quot;)">
            <text:p/>
          </table:table-cell>
          <table:table-cell table:style-name="ce23" table:formula="of:=IF([$_data_.F230];[$_data_.F230];&quot;&quot;)">
            <text:p/>
          </table:table-cell>
          <table:table-cell table:style-name="ce33" table:formula="of:=IF([$_data_.G230];[$_data_.G230];&quot;&quot;)">
            <text:p/>
          </table:table-cell>
          <table:table-cell table:style-name="ce33" table:formula="of:=IF([$_data_.H230];[$_data_.H230];&quot;&quot;)">
            <text:p/>
          </table:table-cell>
          <table:table-cell table:style-name="ce23" table:formula="of:=IF([$_data_.I230];[$_data_.I230];&quot;&quot;)">
            <text:p/>
          </table:table-cell>
          <table:table-cell table:style-name="ce37" table:formula="of:=IF([$_data_.J230];[$_data_.J230];&quot;&quot;)">
            <text:p/>
          </table:table-cell>
          <table:table-cell table:style-name="ce23" table:formula="of:=IF([$_data_.K230];[$_data_.K230];&quot;&quot;)">
            <text:p/>
          </table:table-cell>
          <table:table-cell table:style-name="ce23" table:formula="of:=IF([$_data_.L230];[$_data_.L230];&quot;&quot;)">
            <text:p/>
          </table:table-cell>
          <table:table-cell table:style-name="ce23" table:formula="of:=IF([$_data_.M230];[$_data_.M230];&quot;&quot;)">
            <text:p/>
          </table:table-cell>
          <table:table-cell table:style-name="ce23" table:formula="of:=IF([$_data_.N230];[$_data_.N230];&quot;&quot;)">
            <text:p/>
          </table:table-cell>
          <table:table-cell table:style-name="ce23" table:formula="of:=IF([$_data_.O230];[$_data_.O230];&quot;&quot;)">
            <text:p/>
          </table:table-cell>
          <table:table-cell table:style-name="ce23" table:formula="of:=IF([$_data_.P230];[$_data_.P230];&quot;&quot;)">
            <text:p/>
          </table:table-cell>
          <table:table-cell table:style-name="ce23" table:formula="of:=IF([$_data_.Q230];[$_data_.Q230];&quot;&quot;)">
            <text:p/>
          </table:table-cell>
          <table:table-cell table:style-name="ce23" table:formula="of:=IF([$_data_.R230];[$_data_.R230];&quot;&quot;)">
            <text:p/>
          </table:table-cell>
          <table:table-cell table:style-name="ce23" table:formula="of:=IF([$_data_.S230];[$_data_.S230];&quot;&quot;)">
            <text:p/>
          </table:table-cell>
          <table:table-cell table:style-name="ce62" table:formula="of:=IF([$_data_.T230];[$_data_.T230];&quot;&quot;)">
            <text:p/>
          </table:table-cell>
          <table:table-cell table:style-name="ce65" table:formula="of:=IF([$_data_.U230];[$_data_.U230];&quot;&quot;)">
            <text:p/>
          </table:table-cell>
        </table:table-row>
        <table:table-row table:style-name="ro1">
          <table:table-cell table:formula="of:=IF([$_data_.A231];[$_data_.A231];&quot;&quot;)">
            <text:p/>
          </table:table-cell>
          <table:table-cell table:style-name="ce23" table:formula="of:=IF([$_data_.B231];[$_data_.B231];&quot;&quot;)">
            <text:p/>
          </table:table-cell>
          <table:table-cell table:style-name="ce23" table:formula="of:=IF([$_data_.C231];[$_data_.C231];&quot;&quot;)">
            <text:p/>
          </table:table-cell>
          <table:table-cell table:style-name="ce23" table:formula="of:=IF([$_data_.D231];[$_data_.D231];&quot;&quot;)">
            <text:p/>
          </table:table-cell>
          <table:table-cell table:style-name="ce23" table:formula="of:=IF([$_data_.E231];[$_data_.E231];&quot;&quot;)">
            <text:p/>
          </table:table-cell>
          <table:table-cell table:style-name="ce23" table:formula="of:=IF([$_data_.F231];[$_data_.F231];&quot;&quot;)">
            <text:p/>
          </table:table-cell>
          <table:table-cell table:style-name="ce33" table:formula="of:=IF([$_data_.G231];[$_data_.G231];&quot;&quot;)">
            <text:p/>
          </table:table-cell>
          <table:table-cell table:style-name="ce33" table:formula="of:=IF([$_data_.H231];[$_data_.H231];&quot;&quot;)">
            <text:p/>
          </table:table-cell>
          <table:table-cell table:style-name="ce23" table:formula="of:=IF([$_data_.I231];[$_data_.I231];&quot;&quot;)">
            <text:p/>
          </table:table-cell>
          <table:table-cell table:style-name="ce37" table:formula="of:=IF([$_data_.J231];[$_data_.J231];&quot;&quot;)">
            <text:p/>
          </table:table-cell>
          <table:table-cell table:style-name="ce23" table:formula="of:=IF([$_data_.K231];[$_data_.K231];&quot;&quot;)">
            <text:p/>
          </table:table-cell>
          <table:table-cell table:style-name="ce23" table:formula="of:=IF([$_data_.L231];[$_data_.L231];&quot;&quot;)">
            <text:p/>
          </table:table-cell>
          <table:table-cell table:style-name="ce23" table:formula="of:=IF([$_data_.M231];[$_data_.M231];&quot;&quot;)">
            <text:p/>
          </table:table-cell>
          <table:table-cell table:style-name="ce23" table:formula="of:=IF([$_data_.N231];[$_data_.N231];&quot;&quot;)">
            <text:p/>
          </table:table-cell>
          <table:table-cell table:style-name="ce23" table:formula="of:=IF([$_data_.O231];[$_data_.O231];&quot;&quot;)">
            <text:p/>
          </table:table-cell>
          <table:table-cell table:style-name="ce23" table:formula="of:=IF([$_data_.P231];[$_data_.P231];&quot;&quot;)">
            <text:p/>
          </table:table-cell>
          <table:table-cell table:style-name="ce23" table:formula="of:=IF([$_data_.Q231];[$_data_.Q231];&quot;&quot;)">
            <text:p/>
          </table:table-cell>
          <table:table-cell table:style-name="ce23" table:formula="of:=IF([$_data_.R231];[$_data_.R231];&quot;&quot;)">
            <text:p/>
          </table:table-cell>
          <table:table-cell table:style-name="ce23" table:formula="of:=IF([$_data_.S231];[$_data_.S231];&quot;&quot;)">
            <text:p/>
          </table:table-cell>
          <table:table-cell table:style-name="ce62" table:formula="of:=IF([$_data_.T231];[$_data_.T231];&quot;&quot;)">
            <text:p/>
          </table:table-cell>
          <table:table-cell table:style-name="ce65" table:formula="of:=IF([$_data_.U231];[$_data_.U231];&quot;&quot;)">
            <text:p/>
          </table:table-cell>
        </table:table-row>
        <table:table-row table:style-name="ro1">
          <table:table-cell table:formula="of:=IF([$_data_.A232];[$_data_.A232];&quot;&quot;)">
            <text:p/>
          </table:table-cell>
          <table:table-cell table:style-name="ce23" table:formula="of:=IF([$_data_.B232];[$_data_.B232];&quot;&quot;)">
            <text:p/>
          </table:table-cell>
          <table:table-cell table:style-name="ce23" table:formula="of:=IF([$_data_.C232];[$_data_.C232];&quot;&quot;)">
            <text:p/>
          </table:table-cell>
          <table:table-cell table:style-name="ce23" table:formula="of:=IF([$_data_.D232];[$_data_.D232];&quot;&quot;)">
            <text:p/>
          </table:table-cell>
          <table:table-cell table:style-name="ce23" table:formula="of:=IF([$_data_.E232];[$_data_.E232];&quot;&quot;)">
            <text:p/>
          </table:table-cell>
          <table:table-cell table:style-name="ce23" table:formula="of:=IF([$_data_.F232];[$_data_.F232];&quot;&quot;)">
            <text:p/>
          </table:table-cell>
          <table:table-cell table:style-name="ce33" table:formula="of:=IF([$_data_.G232];[$_data_.G232];&quot;&quot;)">
            <text:p/>
          </table:table-cell>
          <table:table-cell table:style-name="ce33" table:formula="of:=IF([$_data_.H232];[$_data_.H232];&quot;&quot;)">
            <text:p/>
          </table:table-cell>
          <table:table-cell table:style-name="ce23" table:formula="of:=IF([$_data_.I232];[$_data_.I232];&quot;&quot;)">
            <text:p/>
          </table:table-cell>
          <table:table-cell table:style-name="ce37" table:formula="of:=IF([$_data_.J232];[$_data_.J232];&quot;&quot;)">
            <text:p/>
          </table:table-cell>
          <table:table-cell table:style-name="ce23" table:formula="of:=IF([$_data_.K232];[$_data_.K232];&quot;&quot;)">
            <text:p/>
          </table:table-cell>
          <table:table-cell table:style-name="ce23" table:formula="of:=IF([$_data_.L232];[$_data_.L232];&quot;&quot;)">
            <text:p/>
          </table:table-cell>
          <table:table-cell table:style-name="ce23" table:formula="of:=IF([$_data_.M232];[$_data_.M232];&quot;&quot;)">
            <text:p/>
          </table:table-cell>
          <table:table-cell table:style-name="ce23" table:formula="of:=IF([$_data_.N232];[$_data_.N232];&quot;&quot;)">
            <text:p/>
          </table:table-cell>
          <table:table-cell table:style-name="ce23" table:formula="of:=IF([$_data_.O232];[$_data_.O232];&quot;&quot;)">
            <text:p/>
          </table:table-cell>
          <table:table-cell table:style-name="ce23" table:formula="of:=IF([$_data_.P232];[$_data_.P232];&quot;&quot;)">
            <text:p/>
          </table:table-cell>
          <table:table-cell table:style-name="ce23" table:formula="of:=IF([$_data_.Q232];[$_data_.Q232];&quot;&quot;)">
            <text:p/>
          </table:table-cell>
          <table:table-cell table:style-name="ce23" table:formula="of:=IF([$_data_.R232];[$_data_.R232];&quot;&quot;)">
            <text:p/>
          </table:table-cell>
          <table:table-cell table:style-name="ce23" table:formula="of:=IF([$_data_.S232];[$_data_.S232];&quot;&quot;)">
            <text:p/>
          </table:table-cell>
          <table:table-cell table:style-name="ce62" table:formula="of:=IF([$_data_.T232];[$_data_.T232];&quot;&quot;)">
            <text:p/>
          </table:table-cell>
          <table:table-cell table:style-name="ce65" table:formula="of:=IF([$_data_.U232];[$_data_.U232];&quot;&quot;)">
            <text:p/>
          </table:table-cell>
        </table:table-row>
        <table:table-row table:style-name="ro1">
          <table:table-cell table:formula="of:=IF([$_data_.A233];[$_data_.A233];&quot;&quot;)">
            <text:p/>
          </table:table-cell>
          <table:table-cell table:style-name="ce23" table:formula="of:=IF([$_data_.B233];[$_data_.B233];&quot;&quot;)">
            <text:p/>
          </table:table-cell>
          <table:table-cell table:style-name="ce23" table:formula="of:=IF([$_data_.C233];[$_data_.C233];&quot;&quot;)">
            <text:p/>
          </table:table-cell>
          <table:table-cell table:style-name="ce23" table:formula="of:=IF([$_data_.D233];[$_data_.D233];&quot;&quot;)">
            <text:p/>
          </table:table-cell>
          <table:table-cell table:style-name="ce23" table:formula="of:=IF([$_data_.E233];[$_data_.E233];&quot;&quot;)">
            <text:p/>
          </table:table-cell>
          <table:table-cell table:style-name="ce23" table:formula="of:=IF([$_data_.F233];[$_data_.F233];&quot;&quot;)">
            <text:p/>
          </table:table-cell>
          <table:table-cell table:style-name="ce33" table:formula="of:=IF([$_data_.G233];[$_data_.G233];&quot;&quot;)">
            <text:p/>
          </table:table-cell>
          <table:table-cell table:style-name="ce33" table:formula="of:=IF([$_data_.H233];[$_data_.H233];&quot;&quot;)">
            <text:p/>
          </table:table-cell>
          <table:table-cell table:style-name="ce23" table:formula="of:=IF([$_data_.I233];[$_data_.I233];&quot;&quot;)">
            <text:p/>
          </table:table-cell>
          <table:table-cell table:style-name="ce37" table:formula="of:=IF([$_data_.J233];[$_data_.J233];&quot;&quot;)">
            <text:p/>
          </table:table-cell>
          <table:table-cell table:style-name="ce23" table:formula="of:=IF([$_data_.K233];[$_data_.K233];&quot;&quot;)">
            <text:p/>
          </table:table-cell>
          <table:table-cell table:style-name="ce23" table:formula="of:=IF([$_data_.L233];[$_data_.L233];&quot;&quot;)">
            <text:p/>
          </table:table-cell>
          <table:table-cell table:style-name="ce23" table:formula="of:=IF([$_data_.M233];[$_data_.M233];&quot;&quot;)">
            <text:p/>
          </table:table-cell>
          <table:table-cell table:style-name="ce23" table:formula="of:=IF([$_data_.N233];[$_data_.N233];&quot;&quot;)">
            <text:p/>
          </table:table-cell>
          <table:table-cell table:style-name="ce23" table:formula="of:=IF([$_data_.O233];[$_data_.O233];&quot;&quot;)">
            <text:p/>
          </table:table-cell>
          <table:table-cell table:style-name="ce23" table:formula="of:=IF([$_data_.P233];[$_data_.P233];&quot;&quot;)">
            <text:p/>
          </table:table-cell>
          <table:table-cell table:style-name="ce23" table:formula="of:=IF([$_data_.Q233];[$_data_.Q233];&quot;&quot;)">
            <text:p/>
          </table:table-cell>
          <table:table-cell table:style-name="ce23" table:formula="of:=IF([$_data_.R233];[$_data_.R233];&quot;&quot;)">
            <text:p/>
          </table:table-cell>
          <table:table-cell table:style-name="ce23" table:formula="of:=IF([$_data_.S233];[$_data_.S233];&quot;&quot;)">
            <text:p/>
          </table:table-cell>
          <table:table-cell table:style-name="ce62" table:formula="of:=IF([$_data_.T233];[$_data_.T233];&quot;&quot;)">
            <text:p/>
          </table:table-cell>
          <table:table-cell table:style-name="ce65" table:formula="of:=IF([$_data_.U233];[$_data_.U233];&quot;&quot;)">
            <text:p/>
          </table:table-cell>
        </table:table-row>
        <table:table-row table:style-name="ro1">
          <table:table-cell table:style-name="ce16" table:formula="of:=IF([$_data_.A234];[$_data_.A234];&quot;&quot;)">
            <text:p/>
          </table:table-cell>
          <table:table-cell table:style-name="ce24" table:formula="of:=IF([$_data_.B234];[$_data_.B234];&quot;&quot;)">
            <text:p/>
          </table:table-cell>
          <table:table-cell table:style-name="ce24" table:formula="of:=IF([$_data_.C234];[$_data_.C234];&quot;&quot;)">
            <text:p/>
          </table:table-cell>
          <table:table-cell table:style-name="ce24" table:formula="of:=IF([$_data_.D234];[$_data_.D234];&quot;&quot;)">
            <text:p/>
          </table:table-cell>
          <table:table-cell table:style-name="ce24" table:formula="of:=IF([$_data_.E234];[$_data_.E234];&quot;&quot;)">
            <text:p/>
          </table:table-cell>
          <table:table-cell table:style-name="ce24" table:formula="of:=IF([$_data_.F234];[$_data_.F234];&quot;&quot;)">
            <text:p/>
          </table:table-cell>
          <table:table-cell table:style-name="ce34" table:formula="of:=IF([$_data_.G234];[$_data_.G234];&quot;&quot;)">
            <text:p/>
          </table:table-cell>
          <table:table-cell table:style-name="ce34" table:formula="of:=IF([$_data_.H234];[$_data_.H234];&quot;&quot;)">
            <text:p/>
          </table:table-cell>
          <table:table-cell table:style-name="ce24" table:formula="of:=IF([$_data_.I234];[$_data_.I234];&quot;&quot;)">
            <text:p/>
          </table:table-cell>
          <table:table-cell table:style-name="ce38" table:formula="of:=IF([$_data_.J234];[$_data_.J234];&quot;&quot;)">
            <text:p/>
          </table:table-cell>
          <table:table-cell table:style-name="ce24" table:formula="of:=IF([$_data_.K234];[$_data_.K234];&quot;&quot;)">
            <text:p/>
          </table:table-cell>
          <table:table-cell table:style-name="ce24" table:formula="of:=IF([$_data_.L234];[$_data_.L234];&quot;&quot;)">
            <text:p/>
          </table:table-cell>
          <table:table-cell table:style-name="ce24" table:formula="of:=IF([$_data_.M234];[$_data_.M234];&quot;&quot;)">
            <text:p/>
          </table:table-cell>
          <table:table-cell table:style-name="ce24" table:formula="of:=IF([$_data_.N234];[$_data_.N234];&quot;&quot;)">
            <text:p/>
          </table:table-cell>
          <table:table-cell table:style-name="ce24" table:formula="of:=IF([$_data_.O234];[$_data_.O234];&quot;&quot;)">
            <text:p/>
          </table:table-cell>
          <table:table-cell table:style-name="ce24" table:formula="of:=IF([$_data_.P234];[$_data_.P234];&quot;&quot;)">
            <text:p/>
          </table:table-cell>
          <table:table-cell table:style-name="ce24" table:formula="of:=IF([$_data_.Q234];[$_data_.Q234];&quot;&quot;)">
            <text:p/>
          </table:table-cell>
          <table:table-cell table:style-name="ce24" table:formula="of:=IF([$_data_.R234];[$_data_.R234];&quot;&quot;)">
            <text:p/>
          </table:table-cell>
          <table:table-cell table:style-name="ce24" table:formula="of:=IF([$_data_.S234];[$_data_.S234];&quot;&quot;)">
            <text:p/>
          </table:table-cell>
          <table:table-cell table:style-name="ce63" table:formula="of:=IF([$_data_.T234];[$_data_.T234];&quot;&quot;)">
            <text:p/>
          </table:table-cell>
          <table:table-cell table:style-name="ce66" table:formula="of:=IF([$_data_.U234];[$_data_.U2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02];[$_data_.A202];&quot;&quot;)">
            <text:p/>
          </table:table-cell>
          <table:table-cell table:style-name="ce27" table:formula="of:=IF([$_data_.V202]=&quot;&quot;;&quot;&quot;;[$_data_.V202])" table:number-columns-spanned="20" table:number-rows-spanned="1">
            <text:p/>
          </table:table-cell>
          <table:covered-table-cell table:style-name="ce67" table:formula="of:=IF(#REF!.[Kesä.C86]=&quot;&quot;;&quot;&quot;;#REF!.[Kesä.C86])" office:value-type="string" office:string-value="" calcext:value-type="error">
            <text:p>Err:501</text:p>
          </table:covered-table-cell>
          <table:covered-table-cell table:style-name="ce67" table:formula="of:=IF(#REF!.[Kesä.D86]=&quot;&quot;;&quot;&quot;;#REF!.[Kesä.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1</text:p>
          </table:covered-table-cell>
          <table:covered-table-cell table:style-name="ce67" table:formula="of:=IF(#REF!.[Kesä.G86]=&quot;&quot;;&quot;&quot;;#REF!.[Kesä.G86])" office:value-type="string" office:string-value="" calcext:value-type="error">
            <text:p>Err:501</text:p>
          </table:covered-table-cell>
          <table:covered-table-cell table:style-name="ce67" table:formula="of:=IF(#REF!.[Kesä.H86]=&quot;&quot;;&quot;&quot;;#REF!.[Kesä.H86])" office:value-type="string" office:string-value="" calcext:value-type="error">
            <text:p>Err:501</text:p>
          </table:covered-table-cell>
          <table:covered-table-cell table:style-name="ce67" table:formula="of:=IF(#REF!.[Kesä.I86]=&quot;&quot;;&quot;&quot;;#REF!.[Kesä.I86])" office:value-type="string" office:string-value="" calcext:value-type="error">
            <text:p>Err:501</text:p>
          </table:covered-table-cell>
          <table:covered-table-cell table:style-name="ce67" table:formula="of:=IF(#REF!.[Kesä.J86]=&quot;&quot;;&quot;&quot;;#REF!.[Kesä.J86])" office:value-type="string" office:string-value="" calcext:value-type="error">
            <text:p>Err:501</text:p>
          </table:covered-table-cell>
          <table:covered-table-cell table:style-name="ce67" table:formula="of:=IF(#REF!.[Kesä.K86]=&quot;&quot;;&quot;&quot;;#REF!.[Kesä.K86])" office:value-type="string" office:string-value="" calcext:value-type="error">
            <text:p>Err:501</text:p>
          </table:covered-table-cell>
          <table:covered-table-cell table:style-name="ce67" table:formula="of:=IF(#REF!.[Kesä.L86]=&quot;&quot;;&quot;&quot;;#REF!.[Kesä.L86])" office:value-type="string" office:string-value="" calcext:value-type="error">
            <text:p>Err:501</text:p>
          </table:covered-table-cell>
          <table:covered-table-cell table:style-name="ce67" table:formula="of:=IF(#REF!.[Kesä.M86]=&quot;&quot;;&quot;&quot;;#REF!.[Kesä.M86])" office:value-type="string" office:string-value="" calcext:value-type="error">
            <text:p>Err:501</text:p>
          </table:covered-table-cell>
          <table:covered-table-cell table:style-name="ce67" table:formula="of:=IF(#REF!.[Kesä.N86]=&quot;&quot;;&quot;&quot;;#REF!.[Kesä.N86])" office:value-type="string" office:string-value="" calcext:value-type="error">
            <text:p>Err:501</text:p>
          </table:covered-table-cell>
          <table:covered-table-cell table:style-name="ce67" table:formula="of:=IF(#REF!.[Kesä.O86]=&quot;&quot;;&quot;&quot;;#REF!.[Kesä.O86])" office:value-type="string" office:string-value="" calcext:value-type="error">
            <text:p>Err:501</text:p>
          </table:covered-table-cell>
          <table:covered-table-cell table:style-name="ce67" table:formula="of:=IF(#REF!.[Kesä.P86]=&quot;&quot;;&quot;&quot;;#REF!.[Kesä.P86])" office:value-type="string" office:string-value="" calcext:value-type="error">
            <text:p>Err:501</text:p>
          </table:covered-table-cell>
          <table:covered-table-cell table:style-name="ce67" table:formula="of:=IF(#REF!.[Kesä.Q86]=&quot;&quot;;&quot;&quot;;#REF!.[Kesä.Q86])" office:value-type="string" office:string-value="" calcext:value-type="error">
            <text:p>Err:501</text:p>
          </table:covered-table-cell>
          <table:covered-table-cell table:style-name="ce67" table:formula="of:=IF(#REF!.[Kesä.R86]=&quot;&quot;;&quot;&quot;;#REF!.[Kesä.R86])" office:value-type="string" office:string-value="" calcext:value-type="error">
            <text:p>Err:501</text:p>
          </table:covered-table-cell>
          <table:covered-table-cell table:style-name="ce67" table:formula="of:=IF(#REF!.[Kesä.S86]=&quot;&quot;;&quot;&quot;;#REF!.[Kesä.S86])" office:value-type="string" office:string-value="" calcext:value-type="error">
            <text:p>Err:501</text:p>
          </table:covered-table-cell>
          <table:covered-table-cell table:style-name="ce67" table:formula="of:=IF(#REF!.[Kesä.T86]=&quot;&quot;;&quot;&quot;;#REF!.[Kesä.T86])" office:value-type="string" office:string-value="" calcext:value-type="error">
            <text:p>Err:501</text:p>
          </table:covered-table-cell>
          <table:covered-table-cell table:style-name="ce67" table:formula="of:=IF(#REF!.[Kesä.U86]=&quot;&quot;;&quot;&quot;;#REF!.[Kesä.U86])" office:value-type="string" office:string-value="" calcext:value-type="error">
            <text:p>Err:501</text:p>
          </table:covered-table-cell>
        </table:table-row>
        <table:table-row table:style-name="ro1">
          <table:table-cell table:formula="of:=IF([$_data_.A203];[$_data_.A203];&quot;&quot;)">
            <text:p/>
          </table:table-cell>
          <table:table-cell table:formula="of:=IF([$_data_.V203]=&quot;&quot;;&quot;&quot;;[$_data_.V203])" table:number-columns-spanned="20" table:number-rows-spanned="1">
            <text:p/>
          </table:table-cell>
          <table:covered-table-cell table:formula="of:=IF(#REF!.[Kesä.C86]=&quot;&quot;;&quot;&quot;;#REF!.[Kesä.C86])" office:value-type="string" office:string-value="" calcext:value-type="error">
            <text:p>Err:501</text:p>
          </table:covered-table-cell>
          <table:covered-table-cell table:formula="of:=IF(#REF!.[Kesä.D86]=&quot;&quot;;&quot;&quot;;#REF!.[Kesä.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1</text:p>
          </table:covered-table-cell>
          <table:covered-table-cell table:formula="of:=IF(#REF!.[Kesä.G86]=&quot;&quot;;&quot;&quot;;#REF!.[Kesä.G86])" office:value-type="string" office:string-value="" calcext:value-type="error">
            <text:p>Err:501</text:p>
          </table:covered-table-cell>
          <table:covered-table-cell table:formula="of:=IF(#REF!.[Kesä.H86]=&quot;&quot;;&quot;&quot;;#REF!.[Kesä.H86])" office:value-type="string" office:string-value="" calcext:value-type="error">
            <text:p>Err:501</text:p>
          </table:covered-table-cell>
          <table:covered-table-cell table:formula="of:=IF(#REF!.[Kesä.I86]=&quot;&quot;;&quot;&quot;;#REF!.[Kesä.I86])" office:value-type="string" office:string-value="" calcext:value-type="error">
            <text:p>Err:501</text:p>
          </table:covered-table-cell>
          <table:covered-table-cell table:formula="of:=IF(#REF!.[Kesä.J86]=&quot;&quot;;&quot;&quot;;#REF!.[Kesä.J86])" office:value-type="string" office:string-value="" calcext:value-type="error">
            <text:p>Err:501</text:p>
          </table:covered-table-cell>
          <table:covered-table-cell table:formula="of:=IF(#REF!.[Kesä.K86]=&quot;&quot;;&quot;&quot;;#REF!.[Kesä.K86])" office:value-type="string" office:string-value="" calcext:value-type="error">
            <text:p>Err:501</text:p>
          </table:covered-table-cell>
          <table:covered-table-cell table:formula="of:=IF(#REF!.[Kesä.L86]=&quot;&quot;;&quot;&quot;;#REF!.[Kesä.L86])" office:value-type="string" office:string-value="" calcext:value-type="error">
            <text:p>Err:501</text:p>
          </table:covered-table-cell>
          <table:covered-table-cell table:formula="of:=IF(#REF!.[Kesä.M86]=&quot;&quot;;&quot;&quot;;#REF!.[Kesä.M86])" office:value-type="string" office:string-value="" calcext:value-type="error">
            <text:p>Err:501</text:p>
          </table:covered-table-cell>
          <table:covered-table-cell table:formula="of:=IF(#REF!.[Kesä.N86]=&quot;&quot;;&quot;&quot;;#REF!.[Kesä.N86])" office:value-type="string" office:string-value="" calcext:value-type="error">
            <text:p>Err:501</text:p>
          </table:covered-table-cell>
          <table:covered-table-cell table:formula="of:=IF(#REF!.[Kesä.O86]=&quot;&quot;;&quot;&quot;;#REF!.[Kesä.O86])" office:value-type="string" office:string-value="" calcext:value-type="error">
            <text:p>Err:501</text:p>
          </table:covered-table-cell>
          <table:covered-table-cell table:formula="of:=IF(#REF!.[Kesä.P86]=&quot;&quot;;&quot;&quot;;#REF!.[Kesä.P86])" office:value-type="string" office:string-value="" calcext:value-type="error">
            <text:p>Err:501</text:p>
          </table:covered-table-cell>
          <table:covered-table-cell table:formula="of:=IF(#REF!.[Kesä.Q86]=&quot;&quot;;&quot;&quot;;#REF!.[Kesä.Q86])" office:value-type="string" office:string-value="" calcext:value-type="error">
            <text:p>Err:501</text:p>
          </table:covered-table-cell>
          <table:covered-table-cell table:formula="of:=IF(#REF!.[Kesä.R86]=&quot;&quot;;&quot;&quot;;#REF!.[Kesä.R86])" office:value-type="string" office:string-value="" calcext:value-type="error">
            <text:p>Err:501</text:p>
          </table:covered-table-cell>
          <table:covered-table-cell table:formula="of:=IF(#REF!.[Kesä.S86]=&quot;&quot;;&quot;&quot;;#REF!.[Kesä.S86])" office:value-type="string" office:string-value="" calcext:value-type="error">
            <text:p>Err:501</text:p>
          </table:covered-table-cell>
          <table:covered-table-cell table:formula="of:=IF(#REF!.[Kesä.T86]=&quot;&quot;;&quot;&quot;;#REF!.[Kesä.T86])" office:value-type="string" office:string-value="" calcext:value-type="error">
            <text:p>Err:501</text:p>
          </table:covered-table-cell>
          <table:covered-table-cell table:formula="of:=IF(#REF!.[Kesä.U86]=&quot;&quot;;&quot;&quot;;#REF!.[Kesä.U86])" office:value-type="string" office:string-value="" calcext:value-type="error">
            <text:p>Err:501</text:p>
          </table:covered-table-cell>
        </table:table-row>
        <table:table-row table:style-name="ro1">
          <table:table-cell table:formula="of:=IF([$_data_.A204];[$_data_.A204];&quot;&quot;)">
            <text:p/>
          </table:table-cell>
          <table:table-cell table:formula="of:=IF([$_data_.V204]=&quot;&quot;;&quot;&quot;;[$_data_.V204])" table:number-columns-spanned="20" table:number-rows-spanned="1">
            <text:p/>
          </table:table-cell>
          <table:covered-table-cell table:formula="of:=IF(#REF!.[Kesä.C87]=&quot;&quot;;&quot;&quot;;#REF!.[Kesä.C87])" office:value-type="string" office:string-value="" calcext:value-type="error">
            <text:p>Err:501</text:p>
          </table:covered-table-cell>
          <table:covered-table-cell table:formula="of:=IF(#REF!.[Kesä.D87]=&quot;&quot;;&quot;&quot;;#REF!.[Kesä.D8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1</text:p>
          </table:covered-table-cell>
          <table:covered-table-cell table:formula="of:=IF(#REF!.[Kesä.G87]=&quot;&quot;;&quot;&quot;;#REF!.[Kesä.G87])" office:value-type="string" office:string-value="" calcext:value-type="error">
            <text:p>Err:501</text:p>
          </table:covered-table-cell>
          <table:covered-table-cell table:formula="of:=IF(#REF!.[Kesä.H87]=&quot;&quot;;&quot;&quot;;#REF!.[Kesä.H87])" office:value-type="string" office:string-value="" calcext:value-type="error">
            <text:p>Err:501</text:p>
          </table:covered-table-cell>
          <table:covered-table-cell table:formula="of:=IF(#REF!.[Kesä.I87]=&quot;&quot;;&quot;&quot;;#REF!.[Kesä.I87])" office:value-type="string" office:string-value="" calcext:value-type="error">
            <text:p>Err:501</text:p>
          </table:covered-table-cell>
          <table:covered-table-cell table:formula="of:=IF(#REF!.[Kesä.J87]=&quot;&quot;;&quot;&quot;;#REF!.[Kesä.J87])" office:value-type="string" office:string-value="" calcext:value-type="error">
            <text:p>Err:501</text:p>
          </table:covered-table-cell>
          <table:covered-table-cell table:formula="of:=IF(#REF!.[Kesä.K87]=&quot;&quot;;&quot;&quot;;#REF!.[Kesä.K87])" office:value-type="string" office:string-value="" calcext:value-type="error">
            <text:p>Err:501</text:p>
          </table:covered-table-cell>
          <table:covered-table-cell table:formula="of:=IF(#REF!.[Kesä.L87]=&quot;&quot;;&quot;&quot;;#REF!.[Kesä.L87])" office:value-type="string" office:string-value="" calcext:value-type="error">
            <text:p>Err:501</text:p>
          </table:covered-table-cell>
          <table:covered-table-cell table:formula="of:=IF(#REF!.[Kesä.M87]=&quot;&quot;;&quot;&quot;;#REF!.[Kesä.M87])" office:value-type="string" office:string-value="" calcext:value-type="error">
            <text:p>Err:501</text:p>
          </table:covered-table-cell>
          <table:covered-table-cell table:formula="of:=IF(#REF!.[Kesä.N87]=&quot;&quot;;&quot;&quot;;#REF!.[Kesä.N87])" office:value-type="string" office:string-value="" calcext:value-type="error">
            <text:p>Err:501</text:p>
          </table:covered-table-cell>
          <table:covered-table-cell table:formula="of:=IF(#REF!.[Kesä.O87]=&quot;&quot;;&quot;&quot;;#REF!.[Kesä.O87])" office:value-type="string" office:string-value="" calcext:value-type="error">
            <text:p>Err:501</text:p>
          </table:covered-table-cell>
          <table:covered-table-cell table:formula="of:=IF(#REF!.[Kesä.P87]=&quot;&quot;;&quot;&quot;;#REF!.[Kesä.P87])" office:value-type="string" office:string-value="" calcext:value-type="error">
            <text:p>Err:501</text:p>
          </table:covered-table-cell>
          <table:covered-table-cell table:formula="of:=IF(#REF!.[Kesä.Q87]=&quot;&quot;;&quot;&quot;;#REF!.[Kesä.Q87])" office:value-type="string" office:string-value="" calcext:value-type="error">
            <text:p>Err:501</text:p>
          </table:covered-table-cell>
          <table:covered-table-cell table:formula="of:=IF(#REF!.[Kesä.R87]=&quot;&quot;;&quot;&quot;;#REF!.[Kesä.R87])" office:value-type="string" office:string-value="" calcext:value-type="error">
            <text:p>Err:501</text:p>
          </table:covered-table-cell>
          <table:covered-table-cell table:formula="of:=IF(#REF!.[Kesä.S87]=&quot;&quot;;&quot;&quot;;#REF!.[Kesä.S87])" office:value-type="string" office:string-value="" calcext:value-type="error">
            <text:p>Err:501</text:p>
          </table:covered-table-cell>
          <table:covered-table-cell table:formula="of:=IF(#REF!.[Kesä.T87]=&quot;&quot;;&quot;&quot;;#REF!.[Kesä.T87])" office:value-type="string" office:string-value="" calcext:value-type="error">
            <text:p>Err:501</text:p>
          </table:covered-table-cell>
          <table:covered-table-cell table:formula="of:=IF(#REF!.[Kesä.U87]=&quot;&quot;;&quot;&quot;;#REF!.[Kesä.U87])" office:value-type="string" office:string-value="" calcext:value-type="error">
            <text:p>Err:501</text:p>
          </table:covered-table-cell>
        </table:table-row>
        <table:table-row table:style-name="ro1">
          <table:table-cell table:formula="of:=IF([$_data_.A205];[$_data_.A205];&quot;&quot;)">
            <text:p/>
          </table:table-cell>
          <table:table-cell table:formula="of:=IF([$_data_.V205]=&quot;&quot;;&quot;&quot;;[$_data_.V205])" table:number-columns-spanned="20" table:number-rows-spanned="1">
            <text:p/>
          </table:table-cell>
          <table:covered-table-cell table:formula="of:=IF(#REF!.[Kesä.C88]=&quot;&quot;;&quot;&quot;;#REF!.[Kesä.C88])" office:value-type="string" office:string-value="" calcext:value-type="error">
            <text:p>Err:501</text:p>
          </table:covered-table-cell>
          <table:covered-table-cell table:formula="of:=IF(#REF!.[Kesä.D88]=&quot;&quot;;&quot;&quot;;#REF!.[Kesä.D8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1</text:p>
          </table:covered-table-cell>
          <table:covered-table-cell table:formula="of:=IF(#REF!.[Kesä.G88]=&quot;&quot;;&quot;&quot;;#REF!.[Kesä.G88])" office:value-type="string" office:string-value="" calcext:value-type="error">
            <text:p>Err:501</text:p>
          </table:covered-table-cell>
          <table:covered-table-cell table:formula="of:=IF(#REF!.[Kesä.H88]=&quot;&quot;;&quot;&quot;;#REF!.[Kesä.H88])" office:value-type="string" office:string-value="" calcext:value-type="error">
            <text:p>Err:501</text:p>
          </table:covered-table-cell>
          <table:covered-table-cell table:formula="of:=IF(#REF!.[Kesä.I88]=&quot;&quot;;&quot;&quot;;#REF!.[Kesä.I88])" office:value-type="string" office:string-value="" calcext:value-type="error">
            <text:p>Err:501</text:p>
          </table:covered-table-cell>
          <table:covered-table-cell table:formula="of:=IF(#REF!.[Kesä.J88]=&quot;&quot;;&quot;&quot;;#REF!.[Kesä.J88])" office:value-type="string" office:string-value="" calcext:value-type="error">
            <text:p>Err:501</text:p>
          </table:covered-table-cell>
          <table:covered-table-cell table:formula="of:=IF(#REF!.[Kesä.K88]=&quot;&quot;;&quot;&quot;;#REF!.[Kesä.K88])" office:value-type="string" office:string-value="" calcext:value-type="error">
            <text:p>Err:501</text:p>
          </table:covered-table-cell>
          <table:covered-table-cell table:formula="of:=IF(#REF!.[Kesä.L88]=&quot;&quot;;&quot;&quot;;#REF!.[Kesä.L88])" office:value-type="string" office:string-value="" calcext:value-type="error">
            <text:p>Err:501</text:p>
          </table:covered-table-cell>
          <table:covered-table-cell table:formula="of:=IF(#REF!.[Kesä.M88]=&quot;&quot;;&quot;&quot;;#REF!.[Kesä.M88])" office:value-type="string" office:string-value="" calcext:value-type="error">
            <text:p>Err:501</text:p>
          </table:covered-table-cell>
          <table:covered-table-cell table:formula="of:=IF(#REF!.[Kesä.N88]=&quot;&quot;;&quot;&quot;;#REF!.[Kesä.N88])" office:value-type="string" office:string-value="" calcext:value-type="error">
            <text:p>Err:501</text:p>
          </table:covered-table-cell>
          <table:covered-table-cell table:formula="of:=IF(#REF!.[Kesä.O88]=&quot;&quot;;&quot;&quot;;#REF!.[Kesä.O88])" office:value-type="string" office:string-value="" calcext:value-type="error">
            <text:p>Err:501</text:p>
          </table:covered-table-cell>
          <table:covered-table-cell table:formula="of:=IF(#REF!.[Kesä.P88]=&quot;&quot;;&quot;&quot;;#REF!.[Kesä.P88])" office:value-type="string" office:string-value="" calcext:value-type="error">
            <text:p>Err:501</text:p>
          </table:covered-table-cell>
          <table:covered-table-cell table:formula="of:=IF(#REF!.[Kesä.Q88]=&quot;&quot;;&quot;&quot;;#REF!.[Kesä.Q88])" office:value-type="string" office:string-value="" calcext:value-type="error">
            <text:p>Err:501</text:p>
          </table:covered-table-cell>
          <table:covered-table-cell table:formula="of:=IF(#REF!.[Kesä.R88]=&quot;&quot;;&quot;&quot;;#REF!.[Kesä.R88])" office:value-type="string" office:string-value="" calcext:value-type="error">
            <text:p>Err:501</text:p>
          </table:covered-table-cell>
          <table:covered-table-cell table:formula="of:=IF(#REF!.[Kesä.S88]=&quot;&quot;;&quot;&quot;;#REF!.[Kesä.S88])" office:value-type="string" office:string-value="" calcext:value-type="error">
            <text:p>Err:501</text:p>
          </table:covered-table-cell>
          <table:covered-table-cell table:formula="of:=IF(#REF!.[Kesä.T88]=&quot;&quot;;&quot;&quot;;#REF!.[Kesä.T88])" office:value-type="string" office:string-value="" calcext:value-type="error">
            <text:p>Err:501</text:p>
          </table:covered-table-cell>
          <table:covered-table-cell table:formula="of:=IF(#REF!.[Kesä.U88]=&quot;&quot;;&quot;&quot;;#REF!.[Kesä.U88])" office:value-type="string" office:string-value="" calcext:value-type="error">
            <text:p>Err:501</text:p>
          </table:covered-table-cell>
        </table:table-row>
        <table:table-row table:style-name="ro1">
          <table:table-cell table:formula="of:=IF([$_data_.A206];[$_data_.A206];&quot;&quot;)">
            <text:p/>
          </table:table-cell>
          <table:table-cell table:formula="of:=IF([$_data_.V206]=&quot;&quot;;&quot;&quot;;[$_data_.V206])" table:number-columns-spanned="20" table:number-rows-spanned="1">
            <text:p/>
          </table:table-cell>
          <table:covered-table-cell table:formula="of:=IF(#REF!.[Kesä.C89]=&quot;&quot;;&quot;&quot;;#REF!.[Kesä.C89])" office:value-type="string" office:string-value="" calcext:value-type="error">
            <text:p>Err:501</text:p>
          </table:covered-table-cell>
          <table:covered-table-cell table:formula="of:=IF(#REF!.[Kesä.D89]=&quot;&quot;;&quot;&quot;;#REF!.[Kesä.D8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1</text:p>
          </table:covered-table-cell>
          <table:covered-table-cell table:formula="of:=IF(#REF!.[Kesä.G89]=&quot;&quot;;&quot;&quot;;#REF!.[Kesä.G89])" office:value-type="string" office:string-value="" calcext:value-type="error">
            <text:p>Err:501</text:p>
          </table:covered-table-cell>
          <table:covered-table-cell table:formula="of:=IF(#REF!.[Kesä.H89]=&quot;&quot;;&quot;&quot;;#REF!.[Kesä.H89])" office:value-type="string" office:string-value="" calcext:value-type="error">
            <text:p>Err:501</text:p>
          </table:covered-table-cell>
          <table:covered-table-cell table:formula="of:=IF(#REF!.[Kesä.I89]=&quot;&quot;;&quot;&quot;;#REF!.[Kesä.I89])" office:value-type="string" office:string-value="" calcext:value-type="error">
            <text:p>Err:501</text:p>
          </table:covered-table-cell>
          <table:covered-table-cell table:formula="of:=IF(#REF!.[Kesä.J89]=&quot;&quot;;&quot;&quot;;#REF!.[Kesä.J89])" office:value-type="string" office:string-value="" calcext:value-type="error">
            <text:p>Err:501</text:p>
          </table:covered-table-cell>
          <table:covered-table-cell table:formula="of:=IF(#REF!.[Kesä.K89]=&quot;&quot;;&quot;&quot;;#REF!.[Kesä.K89])" office:value-type="string" office:string-value="" calcext:value-type="error">
            <text:p>Err:501</text:p>
          </table:covered-table-cell>
          <table:covered-table-cell table:formula="of:=IF(#REF!.[Kesä.L89]=&quot;&quot;;&quot;&quot;;#REF!.[Kesä.L89])" office:value-type="string" office:string-value="" calcext:value-type="error">
            <text:p>Err:501</text:p>
          </table:covered-table-cell>
          <table:covered-table-cell table:formula="of:=IF(#REF!.[Kesä.M89]=&quot;&quot;;&quot;&quot;;#REF!.[Kesä.M89])" office:value-type="string" office:string-value="" calcext:value-type="error">
            <text:p>Err:501</text:p>
          </table:covered-table-cell>
          <table:covered-table-cell table:formula="of:=IF(#REF!.[Kesä.N89]=&quot;&quot;;&quot;&quot;;#REF!.[Kesä.N89])" office:value-type="string" office:string-value="" calcext:value-type="error">
            <text:p>Err:501</text:p>
          </table:covered-table-cell>
          <table:covered-table-cell table:formula="of:=IF(#REF!.[Kesä.O89]=&quot;&quot;;&quot;&quot;;#REF!.[Kesä.O89])" office:value-type="string" office:string-value="" calcext:value-type="error">
            <text:p>Err:501</text:p>
          </table:covered-table-cell>
          <table:covered-table-cell table:formula="of:=IF(#REF!.[Kesä.P89]=&quot;&quot;;&quot;&quot;;#REF!.[Kesä.P89])" office:value-type="string" office:string-value="" calcext:value-type="error">
            <text:p>Err:501</text:p>
          </table:covered-table-cell>
          <table:covered-table-cell table:formula="of:=IF(#REF!.[Kesä.Q89]=&quot;&quot;;&quot;&quot;;#REF!.[Kesä.Q89])" office:value-type="string" office:string-value="" calcext:value-type="error">
            <text:p>Err:501</text:p>
          </table:covered-table-cell>
          <table:covered-table-cell table:formula="of:=IF(#REF!.[Kesä.R89]=&quot;&quot;;&quot;&quot;;#REF!.[Kesä.R89])" office:value-type="string" office:string-value="" calcext:value-type="error">
            <text:p>Err:501</text:p>
          </table:covered-table-cell>
          <table:covered-table-cell table:formula="of:=IF(#REF!.[Kesä.S89]=&quot;&quot;;&quot;&quot;;#REF!.[Kesä.S89])" office:value-type="string" office:string-value="" calcext:value-type="error">
            <text:p>Err:501</text:p>
          </table:covered-table-cell>
          <table:covered-table-cell table:formula="of:=IF(#REF!.[Kesä.T89]=&quot;&quot;;&quot;&quot;;#REF!.[Kesä.T89])" office:value-type="string" office:string-value="" calcext:value-type="error">
            <text:p>Err:501</text:p>
          </table:covered-table-cell>
          <table:covered-table-cell table:formula="of:=IF(#REF!.[Kesä.U89]=&quot;&quot;;&quot;&quot;;#REF!.[Kesä.U89])" office:value-type="string" office:string-value="" calcext:value-type="error">
            <text:p>Err:501</text:p>
          </table:covered-table-cell>
        </table:table-row>
        <table:table-row table:style-name="ro1">
          <table:table-cell table:formula="of:=IF([$_data_.A207];[$_data_.A207];&quot;&quot;)">
            <text:p/>
          </table:table-cell>
          <table:table-cell table:formula="of:=IF([$_data_.V207]=&quot;&quot;;&quot;&quot;;[$_data_.V207])" table:number-columns-spanned="20" table:number-rows-spanned="1">
            <text:p/>
          </table:table-cell>
          <table:covered-table-cell table:formula="of:=IF(#REF!.[Kesä.C90]=&quot;&quot;;&quot;&quot;;#REF!.[Kesä.C90])" office:value-type="string" office:string-value="" calcext:value-type="error">
            <text:p>Err:501</text:p>
          </table:covered-table-cell>
          <table:covered-table-cell table:formula="of:=IF(#REF!.[Kesä.D90]=&quot;&quot;;&quot;&quot;;#REF!.[Kesä.D9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1</text:p>
          </table:covered-table-cell>
          <table:covered-table-cell table:formula="of:=IF(#REF!.[Kesä.G90]=&quot;&quot;;&quot;&quot;;#REF!.[Kesä.G90])" office:value-type="string" office:string-value="" calcext:value-type="error">
            <text:p>Err:501</text:p>
          </table:covered-table-cell>
          <table:covered-table-cell table:formula="of:=IF(#REF!.[Kesä.H90]=&quot;&quot;;&quot;&quot;;#REF!.[Kesä.H90])" office:value-type="string" office:string-value="" calcext:value-type="error">
            <text:p>Err:501</text:p>
          </table:covered-table-cell>
          <table:covered-table-cell table:formula="of:=IF(#REF!.[Kesä.I90]=&quot;&quot;;&quot;&quot;;#REF!.[Kesä.I90])" office:value-type="string" office:string-value="" calcext:value-type="error">
            <text:p>Err:501</text:p>
          </table:covered-table-cell>
          <table:covered-table-cell table:formula="of:=IF(#REF!.[Kesä.J90]=&quot;&quot;;&quot;&quot;;#REF!.[Kesä.J90])" office:value-type="string" office:string-value="" calcext:value-type="error">
            <text:p>Err:501</text:p>
          </table:covered-table-cell>
          <table:covered-table-cell table:formula="of:=IF(#REF!.[Kesä.K90]=&quot;&quot;;&quot;&quot;;#REF!.[Kesä.K90])" office:value-type="string" office:string-value="" calcext:value-type="error">
            <text:p>Err:501</text:p>
          </table:covered-table-cell>
          <table:covered-table-cell table:formula="of:=IF(#REF!.[Kesä.L90]=&quot;&quot;;&quot;&quot;;#REF!.[Kesä.L90])" office:value-type="string" office:string-value="" calcext:value-type="error">
            <text:p>Err:501</text:p>
          </table:covered-table-cell>
          <table:covered-table-cell table:formula="of:=IF(#REF!.[Kesä.M90]=&quot;&quot;;&quot;&quot;;#REF!.[Kesä.M90])" office:value-type="string" office:string-value="" calcext:value-type="error">
            <text:p>Err:501</text:p>
          </table:covered-table-cell>
          <table:covered-table-cell table:formula="of:=IF(#REF!.[Kesä.N90]=&quot;&quot;;&quot;&quot;;#REF!.[Kesä.N90])" office:value-type="string" office:string-value="" calcext:value-type="error">
            <text:p>Err:501</text:p>
          </table:covered-table-cell>
          <table:covered-table-cell table:formula="of:=IF(#REF!.[Kesä.O90]=&quot;&quot;;&quot;&quot;;#REF!.[Kesä.O90])" office:value-type="string" office:string-value="" calcext:value-type="error">
            <text:p>Err:501</text:p>
          </table:covered-table-cell>
          <table:covered-table-cell table:formula="of:=IF(#REF!.[Kesä.P90]=&quot;&quot;;&quot;&quot;;#REF!.[Kesä.P90])" office:value-type="string" office:string-value="" calcext:value-type="error">
            <text:p>Err:501</text:p>
          </table:covered-table-cell>
          <table:covered-table-cell table:formula="of:=IF(#REF!.[Kesä.Q90]=&quot;&quot;;&quot;&quot;;#REF!.[Kesä.Q90])" office:value-type="string" office:string-value="" calcext:value-type="error">
            <text:p>Err:501</text:p>
          </table:covered-table-cell>
          <table:covered-table-cell table:formula="of:=IF(#REF!.[Kesä.R90]=&quot;&quot;;&quot;&quot;;#REF!.[Kesä.R90])" office:value-type="string" office:string-value="" calcext:value-type="error">
            <text:p>Err:501</text:p>
          </table:covered-table-cell>
          <table:covered-table-cell table:formula="of:=IF(#REF!.[Kesä.S90]=&quot;&quot;;&quot;&quot;;#REF!.[Kesä.S90])" office:value-type="string" office:string-value="" calcext:value-type="error">
            <text:p>Err:501</text:p>
          </table:covered-table-cell>
          <table:covered-table-cell table:formula="of:=IF(#REF!.[Kesä.T90]=&quot;&quot;;&quot;&quot;;#REF!.[Kesä.T90])" office:value-type="string" office:string-value="" calcext:value-type="error">
            <text:p>Err:501</text:p>
          </table:covered-table-cell>
          <table:covered-table-cell table:formula="of:=IF(#REF!.[Kesä.U90]=&quot;&quot;;&quot;&quot;;#REF!.[Kesä.U90])" office:value-type="string" office:string-value="" calcext:value-type="error">
            <text:p>Err:501</text:p>
          </table:covered-table-cell>
        </table:table-row>
        <table:table-row table:style-name="ro1">
          <table:table-cell table:formula="of:=IF([$_data_.A208];[$_data_.A208];&quot;&quot;)">
            <text:p/>
          </table:table-cell>
          <table:table-cell table:formula="of:=IF([$_data_.V208]=&quot;&quot;;&quot;&quot;;[$_data_.V208])" table:number-columns-spanned="20" table:number-rows-spanned="1">
            <text:p/>
          </table:table-cell>
          <table:covered-table-cell table:formula="of:=IF(#REF!.[Kesä.C91]=&quot;&quot;;&quot;&quot;;#REF!.[Kesä.C91])" office:value-type="string" office:string-value="" calcext:value-type="error">
            <text:p>Err:501</text:p>
          </table:covered-table-cell>
          <table:covered-table-cell table:formula="of:=IF(#REF!.[Kesä.D91]=&quot;&quot;;&quot;&quot;;#REF!.[Kesä.D9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1</text:p>
          </table:covered-table-cell>
          <table:covered-table-cell table:formula="of:=IF(#REF!.[Kesä.G91]=&quot;&quot;;&quot;&quot;;#REF!.[Kesä.G91])" office:value-type="string" office:string-value="" calcext:value-type="error">
            <text:p>Err:501</text:p>
          </table:covered-table-cell>
          <table:covered-table-cell table:formula="of:=IF(#REF!.[Kesä.H91]=&quot;&quot;;&quot;&quot;;#REF!.[Kesä.H91])" office:value-type="string" office:string-value="" calcext:value-type="error">
            <text:p>Err:501</text:p>
          </table:covered-table-cell>
          <table:covered-table-cell table:formula="of:=IF(#REF!.[Kesä.I91]=&quot;&quot;;&quot;&quot;;#REF!.[Kesä.I91])" office:value-type="string" office:string-value="" calcext:value-type="error">
            <text:p>Err:501</text:p>
          </table:covered-table-cell>
          <table:covered-table-cell table:formula="of:=IF(#REF!.[Kesä.J91]=&quot;&quot;;&quot;&quot;;#REF!.[Kesä.J91])" office:value-type="string" office:string-value="" calcext:value-type="error">
            <text:p>Err:501</text:p>
          </table:covered-table-cell>
          <table:covered-table-cell table:formula="of:=IF(#REF!.[Kesä.K91]=&quot;&quot;;&quot;&quot;;#REF!.[Kesä.K91])" office:value-type="string" office:string-value="" calcext:value-type="error">
            <text:p>Err:501</text:p>
          </table:covered-table-cell>
          <table:covered-table-cell table:formula="of:=IF(#REF!.[Kesä.L91]=&quot;&quot;;&quot;&quot;;#REF!.[Kesä.L91])" office:value-type="string" office:string-value="" calcext:value-type="error">
            <text:p>Err:501</text:p>
          </table:covered-table-cell>
          <table:covered-table-cell table:formula="of:=IF(#REF!.[Kesä.M91]=&quot;&quot;;&quot;&quot;;#REF!.[Kesä.M91])" office:value-type="string" office:string-value="" calcext:value-type="error">
            <text:p>Err:501</text:p>
          </table:covered-table-cell>
          <table:covered-table-cell table:formula="of:=IF(#REF!.[Kesä.N91]=&quot;&quot;;&quot;&quot;;#REF!.[Kesä.N91])" office:value-type="string" office:string-value="" calcext:value-type="error">
            <text:p>Err:501</text:p>
          </table:covered-table-cell>
          <table:covered-table-cell table:formula="of:=IF(#REF!.[Kesä.O91]=&quot;&quot;;&quot;&quot;;#REF!.[Kesä.O91])" office:value-type="string" office:string-value="" calcext:value-type="error">
            <text:p>Err:501</text:p>
          </table:covered-table-cell>
          <table:covered-table-cell table:formula="of:=IF(#REF!.[Kesä.P91]=&quot;&quot;;&quot;&quot;;#REF!.[Kesä.P91])" office:value-type="string" office:string-value="" calcext:value-type="error">
            <text:p>Err:501</text:p>
          </table:covered-table-cell>
          <table:covered-table-cell table:formula="of:=IF(#REF!.[Kesä.Q91]=&quot;&quot;;&quot;&quot;;#REF!.[Kesä.Q91])" office:value-type="string" office:string-value="" calcext:value-type="error">
            <text:p>Err:501</text:p>
          </table:covered-table-cell>
          <table:covered-table-cell table:formula="of:=IF(#REF!.[Kesä.R91]=&quot;&quot;;&quot;&quot;;#REF!.[Kesä.R91])" office:value-type="string" office:string-value="" calcext:value-type="error">
            <text:p>Err:501</text:p>
          </table:covered-table-cell>
          <table:covered-table-cell table:formula="of:=IF(#REF!.[Kesä.S91]=&quot;&quot;;&quot;&quot;;#REF!.[Kesä.S91])" office:value-type="string" office:string-value="" calcext:value-type="error">
            <text:p>Err:501</text:p>
          </table:covered-table-cell>
          <table:covered-table-cell table:formula="of:=IF(#REF!.[Kesä.T91]=&quot;&quot;;&quot;&quot;;#REF!.[Kesä.T91])" office:value-type="string" office:string-value="" calcext:value-type="error">
            <text:p>Err:501</text:p>
          </table:covered-table-cell>
          <table:covered-table-cell table:formula="of:=IF(#REF!.[Kesä.U91]=&quot;&quot;;&quot;&quot;;#REF!.[Kesä.U91])" office:value-type="string" office:string-value="" calcext:value-type="error">
            <text:p>Err:501</text:p>
          </table:covered-table-cell>
        </table:table-row>
        <table:table-row table:style-name="ro1">
          <table:table-cell table:formula="of:=IF([$_data_.A209];[$_data_.A209];&quot;&quot;)">
            <text:p/>
          </table:table-cell>
          <table:table-cell table:formula="of:=IF([$_data_.V209]=&quot;&quot;;&quot;&quot;;[$_data_.V209])" table:number-columns-spanned="20" table:number-rows-spanned="1">
            <text:p/>
          </table:table-cell>
          <table:covered-table-cell table:formula="of:=IF(#REF!.[Kesä.C92]=&quot;&quot;;&quot;&quot;;#REF!.[Kesä.C92])" office:value-type="string" office:string-value="" calcext:value-type="error">
            <text:p>Err:501</text:p>
          </table:covered-table-cell>
          <table:covered-table-cell table:formula="of:=IF(#REF!.[Kesä.D92]=&quot;&quot;;&quot;&quot;;#REF!.[Kesä.D9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1</text:p>
          </table:covered-table-cell>
          <table:covered-table-cell table:formula="of:=IF(#REF!.[Kesä.G92]=&quot;&quot;;&quot;&quot;;#REF!.[Kesä.G92])" office:value-type="string" office:string-value="" calcext:value-type="error">
            <text:p>Err:501</text:p>
          </table:covered-table-cell>
          <table:covered-table-cell table:formula="of:=IF(#REF!.[Kesä.H92]=&quot;&quot;;&quot;&quot;;#REF!.[Kesä.H92])" office:value-type="string" office:string-value="" calcext:value-type="error">
            <text:p>Err:501</text:p>
          </table:covered-table-cell>
          <table:covered-table-cell table:formula="of:=IF(#REF!.[Kesä.I92]=&quot;&quot;;&quot;&quot;;#REF!.[Kesä.I92])" office:value-type="string" office:string-value="" calcext:value-type="error">
            <text:p>Err:501</text:p>
          </table:covered-table-cell>
          <table:covered-table-cell table:formula="of:=IF(#REF!.[Kesä.J92]=&quot;&quot;;&quot;&quot;;#REF!.[Kesä.J92])" office:value-type="string" office:string-value="" calcext:value-type="error">
            <text:p>Err:501</text:p>
          </table:covered-table-cell>
          <table:covered-table-cell table:formula="of:=IF(#REF!.[Kesä.K92]=&quot;&quot;;&quot;&quot;;#REF!.[Kesä.K92])" office:value-type="string" office:string-value="" calcext:value-type="error">
            <text:p>Err:501</text:p>
          </table:covered-table-cell>
          <table:covered-table-cell table:formula="of:=IF(#REF!.[Kesä.L92]=&quot;&quot;;&quot;&quot;;#REF!.[Kesä.L92])" office:value-type="string" office:string-value="" calcext:value-type="error">
            <text:p>Err:501</text:p>
          </table:covered-table-cell>
          <table:covered-table-cell table:formula="of:=IF(#REF!.[Kesä.M92]=&quot;&quot;;&quot;&quot;;#REF!.[Kesä.M92])" office:value-type="string" office:string-value="" calcext:value-type="error">
            <text:p>Err:501</text:p>
          </table:covered-table-cell>
          <table:covered-table-cell table:formula="of:=IF(#REF!.[Kesä.N92]=&quot;&quot;;&quot;&quot;;#REF!.[Kesä.N92])" office:value-type="string" office:string-value="" calcext:value-type="error">
            <text:p>Err:501</text:p>
          </table:covered-table-cell>
          <table:covered-table-cell table:formula="of:=IF(#REF!.[Kesä.O92]=&quot;&quot;;&quot;&quot;;#REF!.[Kesä.O92])" office:value-type="string" office:string-value="" calcext:value-type="error">
            <text:p>Err:501</text:p>
          </table:covered-table-cell>
          <table:covered-table-cell table:formula="of:=IF(#REF!.[Kesä.P92]=&quot;&quot;;&quot;&quot;;#REF!.[Kesä.P92])" office:value-type="string" office:string-value="" calcext:value-type="error">
            <text:p>Err:501</text:p>
          </table:covered-table-cell>
          <table:covered-table-cell table:formula="of:=IF(#REF!.[Kesä.Q92]=&quot;&quot;;&quot;&quot;;#REF!.[Kesä.Q92])" office:value-type="string" office:string-value="" calcext:value-type="error">
            <text:p>Err:501</text:p>
          </table:covered-table-cell>
          <table:covered-table-cell table:formula="of:=IF(#REF!.[Kesä.R92]=&quot;&quot;;&quot;&quot;;#REF!.[Kesä.R92])" office:value-type="string" office:string-value="" calcext:value-type="error">
            <text:p>Err:501</text:p>
          </table:covered-table-cell>
          <table:covered-table-cell table:formula="of:=IF(#REF!.[Kesä.S92]=&quot;&quot;;&quot;&quot;;#REF!.[Kesä.S92])" office:value-type="string" office:string-value="" calcext:value-type="error">
            <text:p>Err:501</text:p>
          </table:covered-table-cell>
          <table:covered-table-cell table:formula="of:=IF(#REF!.[Kesä.T92]=&quot;&quot;;&quot;&quot;;#REF!.[Kesä.T92])" office:value-type="string" office:string-value="" calcext:value-type="error">
            <text:p>Err:501</text:p>
          </table:covered-table-cell>
          <table:covered-table-cell table:formula="of:=IF(#REF!.[Kesä.U92]=&quot;&quot;;&quot;&quot;;#REF!.[Kesä.U92])" office:value-type="string" office:string-value="" calcext:value-type="error">
            <text:p>Err:501</text:p>
          </table:covered-table-cell>
        </table:table-row>
        <table:table-row table:style-name="ro1">
          <table:table-cell table:formula="of:=IF([$_data_.A210];[$_data_.A210];&quot;&quot;)">
            <text:p/>
          </table:table-cell>
          <table:table-cell table:formula="of:=IF([$_data_.V210]=&quot;&quot;;&quot;&quot;;[$_data_.V210])" table:number-columns-spanned="20" table:number-rows-spanned="1">
            <text:p/>
          </table:table-cell>
          <table:covered-table-cell table:formula="of:=IF(#REF!.[Kesä.C93]=&quot;&quot;;&quot;&quot;;#REF!.[Kesä.C93])" office:value-type="string" office:string-value="" calcext:value-type="error">
            <text:p>Err:501</text:p>
          </table:covered-table-cell>
          <table:covered-table-cell table:formula="of:=IF(#REF!.[Kesä.D93]=&quot;&quot;;&quot;&quot;;#REF!.[Kesä.D9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1</text:p>
          </table:covered-table-cell>
          <table:covered-table-cell table:formula="of:=IF(#REF!.[Kesä.G93]=&quot;&quot;;&quot;&quot;;#REF!.[Kesä.G93])" office:value-type="string" office:string-value="" calcext:value-type="error">
            <text:p>Err:501</text:p>
          </table:covered-table-cell>
          <table:covered-table-cell table:formula="of:=IF(#REF!.[Kesä.H93]=&quot;&quot;;&quot;&quot;;#REF!.[Kesä.H93])" office:value-type="string" office:string-value="" calcext:value-type="error">
            <text:p>Err:501</text:p>
          </table:covered-table-cell>
          <table:covered-table-cell table:formula="of:=IF(#REF!.[Kesä.I93]=&quot;&quot;;&quot;&quot;;#REF!.[Kesä.I93])" office:value-type="string" office:string-value="" calcext:value-type="error">
            <text:p>Err:501</text:p>
          </table:covered-table-cell>
          <table:covered-table-cell table:formula="of:=IF(#REF!.[Kesä.J93]=&quot;&quot;;&quot;&quot;;#REF!.[Kesä.J93])" office:value-type="string" office:string-value="" calcext:value-type="error">
            <text:p>Err:501</text:p>
          </table:covered-table-cell>
          <table:covered-table-cell table:formula="of:=IF(#REF!.[Kesä.K93]=&quot;&quot;;&quot;&quot;;#REF!.[Kesä.K93])" office:value-type="string" office:string-value="" calcext:value-type="error">
            <text:p>Err:501</text:p>
          </table:covered-table-cell>
          <table:covered-table-cell table:formula="of:=IF(#REF!.[Kesä.L93]=&quot;&quot;;&quot;&quot;;#REF!.[Kesä.L93])" office:value-type="string" office:string-value="" calcext:value-type="error">
            <text:p>Err:501</text:p>
          </table:covered-table-cell>
          <table:covered-table-cell table:formula="of:=IF(#REF!.[Kesä.M93]=&quot;&quot;;&quot;&quot;;#REF!.[Kesä.M93])" office:value-type="string" office:string-value="" calcext:value-type="error">
            <text:p>Err:501</text:p>
          </table:covered-table-cell>
          <table:covered-table-cell table:formula="of:=IF(#REF!.[Kesä.N93]=&quot;&quot;;&quot;&quot;;#REF!.[Kesä.N93])" office:value-type="string" office:string-value="" calcext:value-type="error">
            <text:p>Err:501</text:p>
          </table:covered-table-cell>
          <table:covered-table-cell table:formula="of:=IF(#REF!.[Kesä.O93]=&quot;&quot;;&quot;&quot;;#REF!.[Kesä.O93])" office:value-type="string" office:string-value="" calcext:value-type="error">
            <text:p>Err:501</text:p>
          </table:covered-table-cell>
          <table:covered-table-cell table:formula="of:=IF(#REF!.[Kesä.P93]=&quot;&quot;;&quot;&quot;;#REF!.[Kesä.P93])" office:value-type="string" office:string-value="" calcext:value-type="error">
            <text:p>Err:501</text:p>
          </table:covered-table-cell>
          <table:covered-table-cell table:formula="of:=IF(#REF!.[Kesä.Q93]=&quot;&quot;;&quot;&quot;;#REF!.[Kesä.Q93])" office:value-type="string" office:string-value="" calcext:value-type="error">
            <text:p>Err:501</text:p>
          </table:covered-table-cell>
          <table:covered-table-cell table:formula="of:=IF(#REF!.[Kesä.R93]=&quot;&quot;;&quot;&quot;;#REF!.[Kesä.R93])" office:value-type="string" office:string-value="" calcext:value-type="error">
            <text:p>Err:501</text:p>
          </table:covered-table-cell>
          <table:covered-table-cell table:formula="of:=IF(#REF!.[Kesä.S93]=&quot;&quot;;&quot;&quot;;#REF!.[Kesä.S93])" office:value-type="string" office:string-value="" calcext:value-type="error">
            <text:p>Err:501</text:p>
          </table:covered-table-cell>
          <table:covered-table-cell table:formula="of:=IF(#REF!.[Kesä.T93]=&quot;&quot;;&quot;&quot;;#REF!.[Kesä.T93])" office:value-type="string" office:string-value="" calcext:value-type="error">
            <text:p>Err:501</text:p>
          </table:covered-table-cell>
          <table:covered-table-cell table:formula="of:=IF(#REF!.[Kesä.U93]=&quot;&quot;;&quot;&quot;;#REF!.[Kesä.U93])" office:value-type="string" office:string-value="" calcext:value-type="error">
            <text:p>Err:501</text:p>
          </table:covered-table-cell>
        </table:table-row>
        <table:table-row table:style-name="ro1">
          <table:table-cell table:formula="of:=IF([$_data_.A211];[$_data_.A211];&quot;&quot;)">
            <text:p/>
          </table:table-cell>
          <table:table-cell table:formula="of:=IF([$_data_.V211]=&quot;&quot;;&quot;&quot;;[$_data_.V211])" table:number-columns-spanned="20" table:number-rows-spanned="1">
            <text:p/>
          </table:table-cell>
          <table:covered-table-cell table:formula="of:=IF(#REF!.[Kesä.C94]=&quot;&quot;;&quot;&quot;;#REF!.[Kesä.C94])" office:value-type="string" office:string-value="" calcext:value-type="error">
            <text:p>Err:501</text:p>
          </table:covered-table-cell>
          <table:covered-table-cell table:formula="of:=IF(#REF!.[Kesä.D94]=&quot;&quot;;&quot;&quot;;#REF!.[Kesä.D9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1</text:p>
          </table:covered-table-cell>
          <table:covered-table-cell table:formula="of:=IF(#REF!.[Kesä.G94]=&quot;&quot;;&quot;&quot;;#REF!.[Kesä.G94])" office:value-type="string" office:string-value="" calcext:value-type="error">
            <text:p>Err:501</text:p>
          </table:covered-table-cell>
          <table:covered-table-cell table:formula="of:=IF(#REF!.[Kesä.H94]=&quot;&quot;;&quot;&quot;;#REF!.[Kesä.H94])" office:value-type="string" office:string-value="" calcext:value-type="error">
            <text:p>Err:501</text:p>
          </table:covered-table-cell>
          <table:covered-table-cell table:formula="of:=IF(#REF!.[Kesä.I94]=&quot;&quot;;&quot;&quot;;#REF!.[Kesä.I94])" office:value-type="string" office:string-value="" calcext:value-type="error">
            <text:p>Err:501</text:p>
          </table:covered-table-cell>
          <table:covered-table-cell table:formula="of:=IF(#REF!.[Kesä.J94]=&quot;&quot;;&quot;&quot;;#REF!.[Kesä.J94])" office:value-type="string" office:string-value="" calcext:value-type="error">
            <text:p>Err:501</text:p>
          </table:covered-table-cell>
          <table:covered-table-cell table:formula="of:=IF(#REF!.[Kesä.K94]=&quot;&quot;;&quot;&quot;;#REF!.[Kesä.K94])" office:value-type="string" office:string-value="" calcext:value-type="error">
            <text:p>Err:501</text:p>
          </table:covered-table-cell>
          <table:covered-table-cell table:formula="of:=IF(#REF!.[Kesä.L94]=&quot;&quot;;&quot;&quot;;#REF!.[Kesä.L94])" office:value-type="string" office:string-value="" calcext:value-type="error">
            <text:p>Err:501</text:p>
          </table:covered-table-cell>
          <table:covered-table-cell table:formula="of:=IF(#REF!.[Kesä.M94]=&quot;&quot;;&quot;&quot;;#REF!.[Kesä.M94])" office:value-type="string" office:string-value="" calcext:value-type="error">
            <text:p>Err:501</text:p>
          </table:covered-table-cell>
          <table:covered-table-cell table:formula="of:=IF(#REF!.[Kesä.N94]=&quot;&quot;;&quot;&quot;;#REF!.[Kesä.N94])" office:value-type="string" office:string-value="" calcext:value-type="error">
            <text:p>Err:501</text:p>
          </table:covered-table-cell>
          <table:covered-table-cell table:formula="of:=IF(#REF!.[Kesä.O94]=&quot;&quot;;&quot;&quot;;#REF!.[Kesä.O94])" office:value-type="string" office:string-value="" calcext:value-type="error">
            <text:p>Err:501</text:p>
          </table:covered-table-cell>
          <table:covered-table-cell table:formula="of:=IF(#REF!.[Kesä.P94]=&quot;&quot;;&quot;&quot;;#REF!.[Kesä.P94])" office:value-type="string" office:string-value="" calcext:value-type="error">
            <text:p>Err:501</text:p>
          </table:covered-table-cell>
          <table:covered-table-cell table:formula="of:=IF(#REF!.[Kesä.Q94]=&quot;&quot;;&quot;&quot;;#REF!.[Kesä.Q94])" office:value-type="string" office:string-value="" calcext:value-type="error">
            <text:p>Err:501</text:p>
          </table:covered-table-cell>
          <table:covered-table-cell table:formula="of:=IF(#REF!.[Kesä.R94]=&quot;&quot;;&quot;&quot;;#REF!.[Kesä.R94])" office:value-type="string" office:string-value="" calcext:value-type="error">
            <text:p>Err:501</text:p>
          </table:covered-table-cell>
          <table:covered-table-cell table:formula="of:=IF(#REF!.[Kesä.S94]=&quot;&quot;;&quot;&quot;;#REF!.[Kesä.S94])" office:value-type="string" office:string-value="" calcext:value-type="error">
            <text:p>Err:501</text:p>
          </table:covered-table-cell>
          <table:covered-table-cell table:formula="of:=IF(#REF!.[Kesä.T94]=&quot;&quot;;&quot;&quot;;#REF!.[Kesä.T94])" office:value-type="string" office:string-value="" calcext:value-type="error">
            <text:p>Err:501</text:p>
          </table:covered-table-cell>
          <table:covered-table-cell table:formula="of:=IF(#REF!.[Kesä.U94]=&quot;&quot;;&quot;&quot;;#REF!.[Kesä.U94])" office:value-type="string" office:string-value="" calcext:value-type="error">
            <text:p>Err:501</text:p>
          </table:covered-table-cell>
        </table:table-row>
        <table:table-row table:style-name="ro1">
          <table:table-cell table:formula="of:=IF([$_data_.A212];[$_data_.A212];&quot;&quot;)">
            <text:p/>
          </table:table-cell>
          <table:table-cell table:formula="of:=IF([$_data_.V212]=&quot;&quot;;&quot;&quot;;[$_data_.V212])" table:number-columns-spanned="20" table:number-rows-spanned="1">
            <text:p/>
          </table:table-cell>
          <table:covered-table-cell table:formula="of:=IF(#REF!.[Kesä.C95]=&quot;&quot;;&quot;&quot;;#REF!.[Kesä.C95])" office:value-type="string" office:string-value="" calcext:value-type="error">
            <text:p>Err:501</text:p>
          </table:covered-table-cell>
          <table:covered-table-cell table:formula="of:=IF(#REF!.[Kesä.D95]=&quot;&quot;;&quot;&quot;;#REF!.[Kesä.D9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1</text:p>
          </table:covered-table-cell>
          <table:covered-table-cell table:formula="of:=IF(#REF!.[Kesä.G95]=&quot;&quot;;&quot;&quot;;#REF!.[Kesä.G95])" office:value-type="string" office:string-value="" calcext:value-type="error">
            <text:p>Err:501</text:p>
          </table:covered-table-cell>
          <table:covered-table-cell table:formula="of:=IF(#REF!.[Kesä.H95]=&quot;&quot;;&quot;&quot;;#REF!.[Kesä.H95])" office:value-type="string" office:string-value="" calcext:value-type="error">
            <text:p>Err:501</text:p>
          </table:covered-table-cell>
          <table:covered-table-cell table:formula="of:=IF(#REF!.[Kesä.I95]=&quot;&quot;;&quot;&quot;;#REF!.[Kesä.I95])" office:value-type="string" office:string-value="" calcext:value-type="error">
            <text:p>Err:501</text:p>
          </table:covered-table-cell>
          <table:covered-table-cell table:formula="of:=IF(#REF!.[Kesä.J95]=&quot;&quot;;&quot;&quot;;#REF!.[Kesä.J95])" office:value-type="string" office:string-value="" calcext:value-type="error">
            <text:p>Err:501</text:p>
          </table:covered-table-cell>
          <table:covered-table-cell table:formula="of:=IF(#REF!.[Kesä.K95]=&quot;&quot;;&quot;&quot;;#REF!.[Kesä.K95])" office:value-type="string" office:string-value="" calcext:value-type="error">
            <text:p>Err:501</text:p>
          </table:covered-table-cell>
          <table:covered-table-cell table:formula="of:=IF(#REF!.[Kesä.L95]=&quot;&quot;;&quot;&quot;;#REF!.[Kesä.L95])" office:value-type="string" office:string-value="" calcext:value-type="error">
            <text:p>Err:501</text:p>
          </table:covered-table-cell>
          <table:covered-table-cell table:formula="of:=IF(#REF!.[Kesä.M95]=&quot;&quot;;&quot;&quot;;#REF!.[Kesä.M95])" office:value-type="string" office:string-value="" calcext:value-type="error">
            <text:p>Err:501</text:p>
          </table:covered-table-cell>
          <table:covered-table-cell table:formula="of:=IF(#REF!.[Kesä.N95]=&quot;&quot;;&quot;&quot;;#REF!.[Kesä.N95])" office:value-type="string" office:string-value="" calcext:value-type="error">
            <text:p>Err:501</text:p>
          </table:covered-table-cell>
          <table:covered-table-cell table:formula="of:=IF(#REF!.[Kesä.O95]=&quot;&quot;;&quot;&quot;;#REF!.[Kesä.O95])" office:value-type="string" office:string-value="" calcext:value-type="error">
            <text:p>Err:501</text:p>
          </table:covered-table-cell>
          <table:covered-table-cell table:formula="of:=IF(#REF!.[Kesä.P95]=&quot;&quot;;&quot;&quot;;#REF!.[Kesä.P95])" office:value-type="string" office:string-value="" calcext:value-type="error">
            <text:p>Err:501</text:p>
          </table:covered-table-cell>
          <table:covered-table-cell table:formula="of:=IF(#REF!.[Kesä.Q95]=&quot;&quot;;&quot;&quot;;#REF!.[Kesä.Q95])" office:value-type="string" office:string-value="" calcext:value-type="error">
            <text:p>Err:501</text:p>
          </table:covered-table-cell>
          <table:covered-table-cell table:formula="of:=IF(#REF!.[Kesä.R95]=&quot;&quot;;&quot;&quot;;#REF!.[Kesä.R95])" office:value-type="string" office:string-value="" calcext:value-type="error">
            <text:p>Err:501</text:p>
          </table:covered-table-cell>
          <table:covered-table-cell table:formula="of:=IF(#REF!.[Kesä.S95]=&quot;&quot;;&quot;&quot;;#REF!.[Kesä.S95])" office:value-type="string" office:string-value="" calcext:value-type="error">
            <text:p>Err:501</text:p>
          </table:covered-table-cell>
          <table:covered-table-cell table:formula="of:=IF(#REF!.[Kesä.T95]=&quot;&quot;;&quot;&quot;;#REF!.[Kesä.T95])" office:value-type="string" office:string-value="" calcext:value-type="error">
            <text:p>Err:501</text:p>
          </table:covered-table-cell>
          <table:covered-table-cell table:formula="of:=IF(#REF!.[Kesä.U95]=&quot;&quot;;&quot;&quot;;#REF!.[Kesä.U95])" office:value-type="string" office:string-value="" calcext:value-type="error">
            <text:p>Err:501</text:p>
          </table:covered-table-cell>
        </table:table-row>
        <table:table-row table:style-name="ro1">
          <table:table-cell table:formula="of:=IF([$_data_.A213];[$_data_.A213];&quot;&quot;)">
            <text:p/>
          </table:table-cell>
          <table:table-cell table:formula="of:=IF([$_data_.V213]=&quot;&quot;;&quot;&quot;;[$_data_.V213])" table:number-columns-spanned="20" table:number-rows-spanned="1">
            <text:p/>
          </table:table-cell>
          <table:covered-table-cell table:formula="of:=IF(#REF!.[Kesä.C96]=&quot;&quot;;&quot;&quot;;#REF!.[Kesä.C96])" office:value-type="string" office:string-value="" calcext:value-type="error">
            <text:p>Err:501</text:p>
          </table:covered-table-cell>
          <table:covered-table-cell table:formula="of:=IF(#REF!.[Kesä.D96]=&quot;&quot;;&quot;&quot;;#REF!.[Kesä.D9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1</text:p>
          </table:covered-table-cell>
          <table:covered-table-cell table:formula="of:=IF(#REF!.[Kesä.G96]=&quot;&quot;;&quot;&quot;;#REF!.[Kesä.G96])" office:value-type="string" office:string-value="" calcext:value-type="error">
            <text:p>Err:501</text:p>
          </table:covered-table-cell>
          <table:covered-table-cell table:formula="of:=IF(#REF!.[Kesä.H96]=&quot;&quot;;&quot;&quot;;#REF!.[Kesä.H96])" office:value-type="string" office:string-value="" calcext:value-type="error">
            <text:p>Err:501</text:p>
          </table:covered-table-cell>
          <table:covered-table-cell table:formula="of:=IF(#REF!.[Kesä.I96]=&quot;&quot;;&quot;&quot;;#REF!.[Kesä.I96])" office:value-type="string" office:string-value="" calcext:value-type="error">
            <text:p>Err:501</text:p>
          </table:covered-table-cell>
          <table:covered-table-cell table:formula="of:=IF(#REF!.[Kesä.J96]=&quot;&quot;;&quot;&quot;;#REF!.[Kesä.J96])" office:value-type="string" office:string-value="" calcext:value-type="error">
            <text:p>Err:501</text:p>
          </table:covered-table-cell>
          <table:covered-table-cell table:formula="of:=IF(#REF!.[Kesä.K96]=&quot;&quot;;&quot;&quot;;#REF!.[Kesä.K96])" office:value-type="string" office:string-value="" calcext:value-type="error">
            <text:p>Err:501</text:p>
          </table:covered-table-cell>
          <table:covered-table-cell table:formula="of:=IF(#REF!.[Kesä.L96]=&quot;&quot;;&quot;&quot;;#REF!.[Kesä.L96])" office:value-type="string" office:string-value="" calcext:value-type="error">
            <text:p>Err:501</text:p>
          </table:covered-table-cell>
          <table:covered-table-cell table:formula="of:=IF(#REF!.[Kesä.M96]=&quot;&quot;;&quot;&quot;;#REF!.[Kesä.M96])" office:value-type="string" office:string-value="" calcext:value-type="error">
            <text:p>Err:501</text:p>
          </table:covered-table-cell>
          <table:covered-table-cell table:formula="of:=IF(#REF!.[Kesä.N96]=&quot;&quot;;&quot;&quot;;#REF!.[Kesä.N96])" office:value-type="string" office:string-value="" calcext:value-type="error">
            <text:p>Err:501</text:p>
          </table:covered-table-cell>
          <table:covered-table-cell table:formula="of:=IF(#REF!.[Kesä.O96]=&quot;&quot;;&quot;&quot;;#REF!.[Kesä.O96])" office:value-type="string" office:string-value="" calcext:value-type="error">
            <text:p>Err:501</text:p>
          </table:covered-table-cell>
          <table:covered-table-cell table:formula="of:=IF(#REF!.[Kesä.P96]=&quot;&quot;;&quot;&quot;;#REF!.[Kesä.P96])" office:value-type="string" office:string-value="" calcext:value-type="error">
            <text:p>Err:501</text:p>
          </table:covered-table-cell>
          <table:covered-table-cell table:formula="of:=IF(#REF!.[Kesä.Q96]=&quot;&quot;;&quot;&quot;;#REF!.[Kesä.Q96])" office:value-type="string" office:string-value="" calcext:value-type="error">
            <text:p>Err:501</text:p>
          </table:covered-table-cell>
          <table:covered-table-cell table:formula="of:=IF(#REF!.[Kesä.R96]=&quot;&quot;;&quot;&quot;;#REF!.[Kesä.R96])" office:value-type="string" office:string-value="" calcext:value-type="error">
            <text:p>Err:501</text:p>
          </table:covered-table-cell>
          <table:covered-table-cell table:formula="of:=IF(#REF!.[Kesä.S96]=&quot;&quot;;&quot;&quot;;#REF!.[Kesä.S96])" office:value-type="string" office:string-value="" calcext:value-type="error">
            <text:p>Err:501</text:p>
          </table:covered-table-cell>
          <table:covered-table-cell table:formula="of:=IF(#REF!.[Kesä.T96]=&quot;&quot;;&quot;&quot;;#REF!.[Kesä.T96])" office:value-type="string" office:string-value="" calcext:value-type="error">
            <text:p>Err:501</text:p>
          </table:covered-table-cell>
          <table:covered-table-cell table:formula="of:=IF(#REF!.[Kesä.U96]=&quot;&quot;;&quot;&quot;;#REF!.[Kesä.U96])" office:value-type="string" office:string-value="" calcext:value-type="error">
            <text:p>Err:501</text:p>
          </table:covered-table-cell>
        </table:table-row>
        <table:table-row table:style-name="ro1">
          <table:table-cell table:formula="of:=IF([$_data_.A214];[$_data_.A214];&quot;&quot;)">
            <text:p/>
          </table:table-cell>
          <table:table-cell table:formula="of:=IF([$_data_.V214]=&quot;&quot;;&quot;&quot;;[$_data_.V214])" table:number-columns-spanned="20" table:number-rows-spanned="1">
            <text:p/>
          </table:table-cell>
          <table:covered-table-cell table:formula="of:=IF(#REF!.[Kesä.C97]=&quot;&quot;;&quot;&quot;;#REF!.[Kesä.C97])" office:value-type="string" office:string-value="" calcext:value-type="error">
            <text:p>Err:501</text:p>
          </table:covered-table-cell>
          <table:covered-table-cell table:formula="of:=IF(#REF!.[Kesä.D97]=&quot;&quot;;&quot;&quot;;#REF!.[Kesä.D9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1</text:p>
          </table:covered-table-cell>
          <table:covered-table-cell table:formula="of:=IF(#REF!.[Kesä.G97]=&quot;&quot;;&quot;&quot;;#REF!.[Kesä.G97])" office:value-type="string" office:string-value="" calcext:value-type="error">
            <text:p>Err:501</text:p>
          </table:covered-table-cell>
          <table:covered-table-cell table:formula="of:=IF(#REF!.[Kesä.H97]=&quot;&quot;;&quot;&quot;;#REF!.[Kesä.H97])" office:value-type="string" office:string-value="" calcext:value-type="error">
            <text:p>Err:501</text:p>
          </table:covered-table-cell>
          <table:covered-table-cell table:formula="of:=IF(#REF!.[Kesä.I97]=&quot;&quot;;&quot;&quot;;#REF!.[Kesä.I97])" office:value-type="string" office:string-value="" calcext:value-type="error">
            <text:p>Err:501</text:p>
          </table:covered-table-cell>
          <table:covered-table-cell table:formula="of:=IF(#REF!.[Kesä.J97]=&quot;&quot;;&quot;&quot;;#REF!.[Kesä.J97])" office:value-type="string" office:string-value="" calcext:value-type="error">
            <text:p>Err:501</text:p>
          </table:covered-table-cell>
          <table:covered-table-cell table:formula="of:=IF(#REF!.[Kesä.K97]=&quot;&quot;;&quot;&quot;;#REF!.[Kesä.K97])" office:value-type="string" office:string-value="" calcext:value-type="error">
            <text:p>Err:501</text:p>
          </table:covered-table-cell>
          <table:covered-table-cell table:formula="of:=IF(#REF!.[Kesä.L97]=&quot;&quot;;&quot;&quot;;#REF!.[Kesä.L97])" office:value-type="string" office:string-value="" calcext:value-type="error">
            <text:p>Err:501</text:p>
          </table:covered-table-cell>
          <table:covered-table-cell table:formula="of:=IF(#REF!.[Kesä.M97]=&quot;&quot;;&quot;&quot;;#REF!.[Kesä.M97])" office:value-type="string" office:string-value="" calcext:value-type="error">
            <text:p>Err:501</text:p>
          </table:covered-table-cell>
          <table:covered-table-cell table:formula="of:=IF(#REF!.[Kesä.N97]=&quot;&quot;;&quot;&quot;;#REF!.[Kesä.N97])" office:value-type="string" office:string-value="" calcext:value-type="error">
            <text:p>Err:501</text:p>
          </table:covered-table-cell>
          <table:covered-table-cell table:formula="of:=IF(#REF!.[Kesä.O97]=&quot;&quot;;&quot;&quot;;#REF!.[Kesä.O97])" office:value-type="string" office:string-value="" calcext:value-type="error">
            <text:p>Err:501</text:p>
          </table:covered-table-cell>
          <table:covered-table-cell table:formula="of:=IF(#REF!.[Kesä.P97]=&quot;&quot;;&quot;&quot;;#REF!.[Kesä.P97])" office:value-type="string" office:string-value="" calcext:value-type="error">
            <text:p>Err:501</text:p>
          </table:covered-table-cell>
          <table:covered-table-cell table:formula="of:=IF(#REF!.[Kesä.Q97]=&quot;&quot;;&quot;&quot;;#REF!.[Kesä.Q97])" office:value-type="string" office:string-value="" calcext:value-type="error">
            <text:p>Err:501</text:p>
          </table:covered-table-cell>
          <table:covered-table-cell table:formula="of:=IF(#REF!.[Kesä.R97]=&quot;&quot;;&quot;&quot;;#REF!.[Kesä.R97])" office:value-type="string" office:string-value="" calcext:value-type="error">
            <text:p>Err:501</text:p>
          </table:covered-table-cell>
          <table:covered-table-cell table:formula="of:=IF(#REF!.[Kesä.S97]=&quot;&quot;;&quot;&quot;;#REF!.[Kesä.S97])" office:value-type="string" office:string-value="" calcext:value-type="error">
            <text:p>Err:501</text:p>
          </table:covered-table-cell>
          <table:covered-table-cell table:formula="of:=IF(#REF!.[Kesä.T97]=&quot;&quot;;&quot;&quot;;#REF!.[Kesä.T97])" office:value-type="string" office:string-value="" calcext:value-type="error">
            <text:p>Err:501</text:p>
          </table:covered-table-cell>
          <table:covered-table-cell table:formula="of:=IF(#REF!.[Kesä.U97]=&quot;&quot;;&quot;&quot;;#REF!.[Kesä.U97])" office:value-type="string" office:string-value="" calcext:value-type="error">
            <text:p>Err:501</text:p>
          </table:covered-table-cell>
        </table:table-row>
        <table:table-row table:style-name="ro1">
          <table:table-cell table:formula="of:=IF([$_data_.A215];[$_data_.A215];&quot;&quot;)">
            <text:p/>
          </table:table-cell>
          <table:table-cell table:formula="of:=IF([$_data_.V215]=&quot;&quot;;&quot;&quot;;[$_data_.V215])" table:number-columns-spanned="20" table:number-rows-spanned="1">
            <text:p/>
          </table:table-cell>
          <table:covered-table-cell table:formula="of:=IF(#REF!.[Kesä.C98]=&quot;&quot;;&quot;&quot;;#REF!.[Kesä.C98])" office:value-type="string" office:string-value="" calcext:value-type="error">
            <text:p>Err:501</text:p>
          </table:covered-table-cell>
          <table:covered-table-cell table:formula="of:=IF(#REF!.[Kesä.D98]=&quot;&quot;;&quot;&quot;;#REF!.[Kesä.D9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1</text:p>
          </table:covered-table-cell>
          <table:covered-table-cell table:formula="of:=IF(#REF!.[Kesä.G98]=&quot;&quot;;&quot;&quot;;#REF!.[Kesä.G98])" office:value-type="string" office:string-value="" calcext:value-type="error">
            <text:p>Err:501</text:p>
          </table:covered-table-cell>
          <table:covered-table-cell table:formula="of:=IF(#REF!.[Kesä.H98]=&quot;&quot;;&quot;&quot;;#REF!.[Kesä.H98])" office:value-type="string" office:string-value="" calcext:value-type="error">
            <text:p>Err:501</text:p>
          </table:covered-table-cell>
          <table:covered-table-cell table:formula="of:=IF(#REF!.[Kesä.I98]=&quot;&quot;;&quot;&quot;;#REF!.[Kesä.I98])" office:value-type="string" office:string-value="" calcext:value-type="error">
            <text:p>Err:501</text:p>
          </table:covered-table-cell>
          <table:covered-table-cell table:formula="of:=IF(#REF!.[Kesä.J98]=&quot;&quot;;&quot;&quot;;#REF!.[Kesä.J98])" office:value-type="string" office:string-value="" calcext:value-type="error">
            <text:p>Err:501</text:p>
          </table:covered-table-cell>
          <table:covered-table-cell table:formula="of:=IF(#REF!.[Kesä.K98]=&quot;&quot;;&quot;&quot;;#REF!.[Kesä.K98])" office:value-type="string" office:string-value="" calcext:value-type="error">
            <text:p>Err:501</text:p>
          </table:covered-table-cell>
          <table:covered-table-cell table:formula="of:=IF(#REF!.[Kesä.L98]=&quot;&quot;;&quot;&quot;;#REF!.[Kesä.L98])" office:value-type="string" office:string-value="" calcext:value-type="error">
            <text:p>Err:501</text:p>
          </table:covered-table-cell>
          <table:covered-table-cell table:formula="of:=IF(#REF!.[Kesä.M98]=&quot;&quot;;&quot;&quot;;#REF!.[Kesä.M98])" office:value-type="string" office:string-value="" calcext:value-type="error">
            <text:p>Err:501</text:p>
          </table:covered-table-cell>
          <table:covered-table-cell table:formula="of:=IF(#REF!.[Kesä.N98]=&quot;&quot;;&quot;&quot;;#REF!.[Kesä.N98])" office:value-type="string" office:string-value="" calcext:value-type="error">
            <text:p>Err:501</text:p>
          </table:covered-table-cell>
          <table:covered-table-cell table:formula="of:=IF(#REF!.[Kesä.O98]=&quot;&quot;;&quot;&quot;;#REF!.[Kesä.O98])" office:value-type="string" office:string-value="" calcext:value-type="error">
            <text:p>Err:501</text:p>
          </table:covered-table-cell>
          <table:covered-table-cell table:formula="of:=IF(#REF!.[Kesä.P98]=&quot;&quot;;&quot;&quot;;#REF!.[Kesä.P98])" office:value-type="string" office:string-value="" calcext:value-type="error">
            <text:p>Err:501</text:p>
          </table:covered-table-cell>
          <table:covered-table-cell table:formula="of:=IF(#REF!.[Kesä.Q98]=&quot;&quot;;&quot;&quot;;#REF!.[Kesä.Q98])" office:value-type="string" office:string-value="" calcext:value-type="error">
            <text:p>Err:501</text:p>
          </table:covered-table-cell>
          <table:covered-table-cell table:formula="of:=IF(#REF!.[Kesä.R98]=&quot;&quot;;&quot;&quot;;#REF!.[Kesä.R98])" office:value-type="string" office:string-value="" calcext:value-type="error">
            <text:p>Err:501</text:p>
          </table:covered-table-cell>
          <table:covered-table-cell table:formula="of:=IF(#REF!.[Kesä.S98]=&quot;&quot;;&quot;&quot;;#REF!.[Kesä.S98])" office:value-type="string" office:string-value="" calcext:value-type="error">
            <text:p>Err:501</text:p>
          </table:covered-table-cell>
          <table:covered-table-cell table:formula="of:=IF(#REF!.[Kesä.T98]=&quot;&quot;;&quot;&quot;;#REF!.[Kesä.T98])" office:value-type="string" office:string-value="" calcext:value-type="error">
            <text:p>Err:501</text:p>
          </table:covered-table-cell>
          <table:covered-table-cell table:formula="of:=IF(#REF!.[Kesä.U98]=&quot;&quot;;&quot;&quot;;#REF!.[Kesä.U98])" office:value-type="string" office:string-value="" calcext:value-type="error">
            <text:p>Err:501</text:p>
          </table:covered-table-cell>
        </table:table-row>
        <table:table-row table:style-name="ro1">
          <table:table-cell table:formula="of:=IF([$_data_.A216];[$_data_.A216];&quot;&quot;)">
            <text:p/>
          </table:table-cell>
          <table:table-cell table:formula="of:=IF([$_data_.V216]=&quot;&quot;;&quot;&quot;;[$_data_.V216])" table:number-columns-spanned="20" table:number-rows-spanned="1">
            <text:p/>
          </table:table-cell>
          <table:covered-table-cell table:formula="of:=IF(#REF!.[Kesä.C99]=&quot;&quot;;&quot;&quot;;#REF!.[Kesä.C99])" office:value-type="string" office:string-value="" calcext:value-type="error">
            <text:p>Err:501</text:p>
          </table:covered-table-cell>
          <table:covered-table-cell table:formula="of:=IF(#REF!.[Kesä.D99]=&quot;&quot;;&quot;&quot;;#REF!.[Kesä.D9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1</text:p>
          </table:covered-table-cell>
          <table:covered-table-cell table:formula="of:=IF(#REF!.[Kesä.G99]=&quot;&quot;;&quot;&quot;;#REF!.[Kesä.G99])" office:value-type="string" office:string-value="" calcext:value-type="error">
            <text:p>Err:501</text:p>
          </table:covered-table-cell>
          <table:covered-table-cell table:formula="of:=IF(#REF!.[Kesä.H99]=&quot;&quot;;&quot;&quot;;#REF!.[Kesä.H99])" office:value-type="string" office:string-value="" calcext:value-type="error">
            <text:p>Err:501</text:p>
          </table:covered-table-cell>
          <table:covered-table-cell table:formula="of:=IF(#REF!.[Kesä.I99]=&quot;&quot;;&quot;&quot;;#REF!.[Kesä.I99])" office:value-type="string" office:string-value="" calcext:value-type="error">
            <text:p>Err:501</text:p>
          </table:covered-table-cell>
          <table:covered-table-cell table:formula="of:=IF(#REF!.[Kesä.J99]=&quot;&quot;;&quot;&quot;;#REF!.[Kesä.J99])" office:value-type="string" office:string-value="" calcext:value-type="error">
            <text:p>Err:501</text:p>
          </table:covered-table-cell>
          <table:covered-table-cell table:formula="of:=IF(#REF!.[Kesä.K99]=&quot;&quot;;&quot;&quot;;#REF!.[Kesä.K99])" office:value-type="string" office:string-value="" calcext:value-type="error">
            <text:p>Err:501</text:p>
          </table:covered-table-cell>
          <table:covered-table-cell table:formula="of:=IF(#REF!.[Kesä.L99]=&quot;&quot;;&quot;&quot;;#REF!.[Kesä.L99])" office:value-type="string" office:string-value="" calcext:value-type="error">
            <text:p>Err:501</text:p>
          </table:covered-table-cell>
          <table:covered-table-cell table:formula="of:=IF(#REF!.[Kesä.M99]=&quot;&quot;;&quot;&quot;;#REF!.[Kesä.M99])" office:value-type="string" office:string-value="" calcext:value-type="error">
            <text:p>Err:501</text:p>
          </table:covered-table-cell>
          <table:covered-table-cell table:formula="of:=IF(#REF!.[Kesä.N99]=&quot;&quot;;&quot;&quot;;#REF!.[Kesä.N99])" office:value-type="string" office:string-value="" calcext:value-type="error">
            <text:p>Err:501</text:p>
          </table:covered-table-cell>
          <table:covered-table-cell table:formula="of:=IF(#REF!.[Kesä.O99]=&quot;&quot;;&quot;&quot;;#REF!.[Kesä.O99])" office:value-type="string" office:string-value="" calcext:value-type="error">
            <text:p>Err:501</text:p>
          </table:covered-table-cell>
          <table:covered-table-cell table:formula="of:=IF(#REF!.[Kesä.P99]=&quot;&quot;;&quot;&quot;;#REF!.[Kesä.P99])" office:value-type="string" office:string-value="" calcext:value-type="error">
            <text:p>Err:501</text:p>
          </table:covered-table-cell>
          <table:covered-table-cell table:formula="of:=IF(#REF!.[Kesä.Q99]=&quot;&quot;;&quot;&quot;;#REF!.[Kesä.Q99])" office:value-type="string" office:string-value="" calcext:value-type="error">
            <text:p>Err:501</text:p>
          </table:covered-table-cell>
          <table:covered-table-cell table:formula="of:=IF(#REF!.[Kesä.R99]=&quot;&quot;;&quot;&quot;;#REF!.[Kesä.R99])" office:value-type="string" office:string-value="" calcext:value-type="error">
            <text:p>Err:501</text:p>
          </table:covered-table-cell>
          <table:covered-table-cell table:formula="of:=IF(#REF!.[Kesä.S99]=&quot;&quot;;&quot;&quot;;#REF!.[Kesä.S99])" office:value-type="string" office:string-value="" calcext:value-type="error">
            <text:p>Err:501</text:p>
          </table:covered-table-cell>
          <table:covered-table-cell table:formula="of:=IF(#REF!.[Kesä.T99]=&quot;&quot;;&quot;&quot;;#REF!.[Kesä.T99])" office:value-type="string" office:string-value="" calcext:value-type="error">
            <text:p>Err:501</text:p>
          </table:covered-table-cell>
          <table:covered-table-cell table:formula="of:=IF(#REF!.[Kesä.U99]=&quot;&quot;;&quot;&quot;;#REF!.[Kesä.U99])" office:value-type="string" office:string-value="" calcext:value-type="error">
            <text:p>Err:501</text:p>
          </table:covered-table-cell>
        </table:table-row>
        <table:table-row table:style-name="ro1">
          <table:table-cell table:formula="of:=IF([$_data_.A217];[$_data_.A217];&quot;&quot;)">
            <text:p/>
          </table:table-cell>
          <table:table-cell table:formula="of:=IF([$_data_.V217]=&quot;&quot;;&quot;&quot;;[$_data_.V217])" table:number-columns-spanned="20" table:number-rows-spanned="1">
            <text:p/>
          </table:table-cell>
          <table:covered-table-cell table:formula="of:=IF(#REF!.[Kesä.C100]=&quot;&quot;;&quot;&quot;;#REF!.[Kesä.C100])" office:value-type="string" office:string-value="" calcext:value-type="error">
            <text:p>Err:501</text:p>
          </table:covered-table-cell>
          <table:covered-table-cell table:formula="of:=IF(#REF!.[Kesä.D100]=&quot;&quot;;&quot;&quot;;#REF!.[Kesä.D10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1</text:p>
          </table:covered-table-cell>
          <table:covered-table-cell table:formula="of:=IF(#REF!.[Kesä.G100]=&quot;&quot;;&quot;&quot;;#REF!.[Kesä.G100])" office:value-type="string" office:string-value="" calcext:value-type="error">
            <text:p>Err:501</text:p>
          </table:covered-table-cell>
          <table:covered-table-cell table:formula="of:=IF(#REF!.[Kesä.H100]=&quot;&quot;;&quot;&quot;;#REF!.[Kesä.H100])" office:value-type="string" office:string-value="" calcext:value-type="error">
            <text:p>Err:501</text:p>
          </table:covered-table-cell>
          <table:covered-table-cell table:formula="of:=IF(#REF!.[Kesä.I100]=&quot;&quot;;&quot;&quot;;#REF!.[Kesä.I100])" office:value-type="string" office:string-value="" calcext:value-type="error">
            <text:p>Err:501</text:p>
          </table:covered-table-cell>
          <table:covered-table-cell table:formula="of:=IF(#REF!.[Kesä.J100]=&quot;&quot;;&quot;&quot;;#REF!.[Kesä.J100])" office:value-type="string" office:string-value="" calcext:value-type="error">
            <text:p>Err:501</text:p>
          </table:covered-table-cell>
          <table:covered-table-cell table:formula="of:=IF(#REF!.[Kesä.K100]=&quot;&quot;;&quot;&quot;;#REF!.[Kesä.K100])" office:value-type="string" office:string-value="" calcext:value-type="error">
            <text:p>Err:501</text:p>
          </table:covered-table-cell>
          <table:covered-table-cell table:formula="of:=IF(#REF!.[Kesä.L100]=&quot;&quot;;&quot;&quot;;#REF!.[Kesä.L100])" office:value-type="string" office:string-value="" calcext:value-type="error">
            <text:p>Err:501</text:p>
          </table:covered-table-cell>
          <table:covered-table-cell table:formula="of:=IF(#REF!.[Kesä.M100]=&quot;&quot;;&quot;&quot;;#REF!.[Kesä.M100])" office:value-type="string" office:string-value="" calcext:value-type="error">
            <text:p>Err:501</text:p>
          </table:covered-table-cell>
          <table:covered-table-cell table:formula="of:=IF(#REF!.[Kesä.N100]=&quot;&quot;;&quot;&quot;;#REF!.[Kesä.N100])" office:value-type="string" office:string-value="" calcext:value-type="error">
            <text:p>Err:501</text:p>
          </table:covered-table-cell>
          <table:covered-table-cell table:formula="of:=IF(#REF!.[Kesä.O100]=&quot;&quot;;&quot;&quot;;#REF!.[Kesä.O100])" office:value-type="string" office:string-value="" calcext:value-type="error">
            <text:p>Err:501</text:p>
          </table:covered-table-cell>
          <table:covered-table-cell table:formula="of:=IF(#REF!.[Kesä.P100]=&quot;&quot;;&quot;&quot;;#REF!.[Kesä.P100])" office:value-type="string" office:string-value="" calcext:value-type="error">
            <text:p>Err:501</text:p>
          </table:covered-table-cell>
          <table:covered-table-cell table:formula="of:=IF(#REF!.[Kesä.Q100]=&quot;&quot;;&quot;&quot;;#REF!.[Kesä.Q100])" office:value-type="string" office:string-value="" calcext:value-type="error">
            <text:p>Err:501</text:p>
          </table:covered-table-cell>
          <table:covered-table-cell table:formula="of:=IF(#REF!.[Kesä.R100]=&quot;&quot;;&quot;&quot;;#REF!.[Kesä.R100])" office:value-type="string" office:string-value="" calcext:value-type="error">
            <text:p>Err:501</text:p>
          </table:covered-table-cell>
          <table:covered-table-cell table:formula="of:=IF(#REF!.[Kesä.S100]=&quot;&quot;;&quot;&quot;;#REF!.[Kesä.S100])" office:value-type="string" office:string-value="" calcext:value-type="error">
            <text:p>Err:501</text:p>
          </table:covered-table-cell>
          <table:covered-table-cell table:formula="of:=IF(#REF!.[Kesä.T100]=&quot;&quot;;&quot;&quot;;#REF!.[Kesä.T100])" office:value-type="string" office:string-value="" calcext:value-type="error">
            <text:p>Err:501</text:p>
          </table:covered-table-cell>
          <table:covered-table-cell table:formula="of:=IF(#REF!.[Kesä.U100]=&quot;&quot;;&quot;&quot;;#REF!.[Kesä.U100])" office:value-type="string" office:string-value="" calcext:value-type="error">
            <text:p>Err:501</text:p>
          </table:covered-table-cell>
        </table:table-row>
        <table:table-row table:style-name="ro1">
          <table:table-cell table:formula="of:=IF([$_data_.A218];[$_data_.A218];&quot;&quot;)">
            <text:p/>
          </table:table-cell>
          <table:table-cell table:formula="of:=IF([$_data_.V218]=&quot;&quot;;&quot;&quot;;[$_data_.V218])" table:number-columns-spanned="20" table:number-rows-spanned="1">
            <text:p/>
          </table:table-cell>
          <table:covered-table-cell table:formula="of:=IF(#REF!.[Kesä.C101]=&quot;&quot;;&quot;&quot;;#REF!.[Kesä.C101])" office:value-type="string" office:string-value="" calcext:value-type="error">
            <text:p>Err:501</text:p>
          </table:covered-table-cell>
          <table:covered-table-cell table:formula="of:=IF(#REF!.[Kesä.D101]=&quot;&quot;;&quot;&quot;;#REF!.[Kesä.D10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1</text:p>
          </table:covered-table-cell>
          <table:covered-table-cell table:formula="of:=IF(#REF!.[Kesä.G101]=&quot;&quot;;&quot;&quot;;#REF!.[Kesä.G101])" office:value-type="string" office:string-value="" calcext:value-type="error">
            <text:p>Err:501</text:p>
          </table:covered-table-cell>
          <table:covered-table-cell table:formula="of:=IF(#REF!.[Kesä.H101]=&quot;&quot;;&quot;&quot;;#REF!.[Kesä.H101])" office:value-type="string" office:string-value="" calcext:value-type="error">
            <text:p>Err:501</text:p>
          </table:covered-table-cell>
          <table:covered-table-cell table:formula="of:=IF(#REF!.[Kesä.I101]=&quot;&quot;;&quot;&quot;;#REF!.[Kesä.I101])" office:value-type="string" office:string-value="" calcext:value-type="error">
            <text:p>Err:501</text:p>
          </table:covered-table-cell>
          <table:covered-table-cell table:formula="of:=IF(#REF!.[Kesä.J101]=&quot;&quot;;&quot;&quot;;#REF!.[Kesä.J101])" office:value-type="string" office:string-value="" calcext:value-type="error">
            <text:p>Err:501</text:p>
          </table:covered-table-cell>
          <table:covered-table-cell table:formula="of:=IF(#REF!.[Kesä.K101]=&quot;&quot;;&quot;&quot;;#REF!.[Kesä.K101])" office:value-type="string" office:string-value="" calcext:value-type="error">
            <text:p>Err:501</text:p>
          </table:covered-table-cell>
          <table:covered-table-cell table:formula="of:=IF(#REF!.[Kesä.L101]=&quot;&quot;;&quot;&quot;;#REF!.[Kesä.L101])" office:value-type="string" office:string-value="" calcext:value-type="error">
            <text:p>Err:501</text:p>
          </table:covered-table-cell>
          <table:covered-table-cell table:formula="of:=IF(#REF!.[Kesä.M101]=&quot;&quot;;&quot;&quot;;#REF!.[Kesä.M101])" office:value-type="string" office:string-value="" calcext:value-type="error">
            <text:p>Err:501</text:p>
          </table:covered-table-cell>
          <table:covered-table-cell table:formula="of:=IF(#REF!.[Kesä.N101]=&quot;&quot;;&quot;&quot;;#REF!.[Kesä.N101])" office:value-type="string" office:string-value="" calcext:value-type="error">
            <text:p>Err:501</text:p>
          </table:covered-table-cell>
          <table:covered-table-cell table:formula="of:=IF(#REF!.[Kesä.O101]=&quot;&quot;;&quot;&quot;;#REF!.[Kesä.O101])" office:value-type="string" office:string-value="" calcext:value-type="error">
            <text:p>Err:501</text:p>
          </table:covered-table-cell>
          <table:covered-table-cell table:formula="of:=IF(#REF!.[Kesä.P101]=&quot;&quot;;&quot;&quot;;#REF!.[Kesä.P101])" office:value-type="string" office:string-value="" calcext:value-type="error">
            <text:p>Err:501</text:p>
          </table:covered-table-cell>
          <table:covered-table-cell table:formula="of:=IF(#REF!.[Kesä.Q101]=&quot;&quot;;&quot;&quot;;#REF!.[Kesä.Q101])" office:value-type="string" office:string-value="" calcext:value-type="error">
            <text:p>Err:501</text:p>
          </table:covered-table-cell>
          <table:covered-table-cell table:formula="of:=IF(#REF!.[Kesä.R101]=&quot;&quot;;&quot;&quot;;#REF!.[Kesä.R101])" office:value-type="string" office:string-value="" calcext:value-type="error">
            <text:p>Err:501</text:p>
          </table:covered-table-cell>
          <table:covered-table-cell table:formula="of:=IF(#REF!.[Kesä.S101]=&quot;&quot;;&quot;&quot;;#REF!.[Kesä.S101])" office:value-type="string" office:string-value="" calcext:value-type="error">
            <text:p>Err:501</text:p>
          </table:covered-table-cell>
          <table:covered-table-cell table:formula="of:=IF(#REF!.[Kesä.T101]=&quot;&quot;;&quot;&quot;;#REF!.[Kesä.T101])" office:value-type="string" office:string-value="" calcext:value-type="error">
            <text:p>Err:501</text:p>
          </table:covered-table-cell>
          <table:covered-table-cell table:formula="of:=IF(#REF!.[Kesä.U101]=&quot;&quot;;&quot;&quot;;#REF!.[Kesä.U101])" office:value-type="string" office:string-value="" calcext:value-type="error">
            <text:p>Err:501</text:p>
          </table:covered-table-cell>
        </table:table-row>
        <table:table-row table:style-name="ro1">
          <table:table-cell table:formula="of:=IF([$_data_.A219];[$_data_.A219];&quot;&quot;)">
            <text:p/>
          </table:table-cell>
          <table:table-cell table:formula="of:=IF([$_data_.V219]=&quot;&quot;;&quot;&quot;;[$_data_.V219])" table:number-columns-spanned="20" table:number-rows-spanned="1">
            <text:p/>
          </table:table-cell>
          <table:covered-table-cell table:formula="of:=IF(#REF!.[Kesä.C102]=&quot;&quot;;&quot;&quot;;#REF!.[Kesä.C102])" office:value-type="string" office:string-value="" calcext:value-type="error">
            <text:p>Err:501</text:p>
          </table:covered-table-cell>
          <table:covered-table-cell table:formula="of:=IF(#REF!.[Kesä.D102]=&quot;&quot;;&quot;&quot;;#REF!.[Kesä.D10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1</text:p>
          </table:covered-table-cell>
          <table:covered-table-cell table:formula="of:=IF(#REF!.[Kesä.G102]=&quot;&quot;;&quot;&quot;;#REF!.[Kesä.G102])" office:value-type="string" office:string-value="" calcext:value-type="error">
            <text:p>Err:501</text:p>
          </table:covered-table-cell>
          <table:covered-table-cell table:formula="of:=IF(#REF!.[Kesä.H102]=&quot;&quot;;&quot;&quot;;#REF!.[Kesä.H102])" office:value-type="string" office:string-value="" calcext:value-type="error">
            <text:p>Err:501</text:p>
          </table:covered-table-cell>
          <table:covered-table-cell table:formula="of:=IF(#REF!.[Kesä.I102]=&quot;&quot;;&quot;&quot;;#REF!.[Kesä.I102])" office:value-type="string" office:string-value="" calcext:value-type="error">
            <text:p>Err:501</text:p>
          </table:covered-table-cell>
          <table:covered-table-cell table:formula="of:=IF(#REF!.[Kesä.J102]=&quot;&quot;;&quot;&quot;;#REF!.[Kesä.J102])" office:value-type="string" office:string-value="" calcext:value-type="error">
            <text:p>Err:501</text:p>
          </table:covered-table-cell>
          <table:covered-table-cell table:formula="of:=IF(#REF!.[Kesä.K102]=&quot;&quot;;&quot;&quot;;#REF!.[Kesä.K102])" office:value-type="string" office:string-value="" calcext:value-type="error">
            <text:p>Err:501</text:p>
          </table:covered-table-cell>
          <table:covered-table-cell table:formula="of:=IF(#REF!.[Kesä.L102]=&quot;&quot;;&quot;&quot;;#REF!.[Kesä.L102])" office:value-type="string" office:string-value="" calcext:value-type="error">
            <text:p>Err:501</text:p>
          </table:covered-table-cell>
          <table:covered-table-cell table:formula="of:=IF(#REF!.[Kesä.M102]=&quot;&quot;;&quot;&quot;;#REF!.[Kesä.M102])" office:value-type="string" office:string-value="" calcext:value-type="error">
            <text:p>Err:501</text:p>
          </table:covered-table-cell>
          <table:covered-table-cell table:formula="of:=IF(#REF!.[Kesä.N102]=&quot;&quot;;&quot;&quot;;#REF!.[Kesä.N102])" office:value-type="string" office:string-value="" calcext:value-type="error">
            <text:p>Err:501</text:p>
          </table:covered-table-cell>
          <table:covered-table-cell table:formula="of:=IF(#REF!.[Kesä.O102]=&quot;&quot;;&quot;&quot;;#REF!.[Kesä.O102])" office:value-type="string" office:string-value="" calcext:value-type="error">
            <text:p>Err:501</text:p>
          </table:covered-table-cell>
          <table:covered-table-cell table:formula="of:=IF(#REF!.[Kesä.P102]=&quot;&quot;;&quot;&quot;;#REF!.[Kesä.P102])" office:value-type="string" office:string-value="" calcext:value-type="error">
            <text:p>Err:501</text:p>
          </table:covered-table-cell>
          <table:covered-table-cell table:formula="of:=IF(#REF!.[Kesä.Q102]=&quot;&quot;;&quot;&quot;;#REF!.[Kesä.Q102])" office:value-type="string" office:string-value="" calcext:value-type="error">
            <text:p>Err:501</text:p>
          </table:covered-table-cell>
          <table:covered-table-cell table:formula="of:=IF(#REF!.[Kesä.R102]=&quot;&quot;;&quot;&quot;;#REF!.[Kesä.R102])" office:value-type="string" office:string-value="" calcext:value-type="error">
            <text:p>Err:501</text:p>
          </table:covered-table-cell>
          <table:covered-table-cell table:formula="of:=IF(#REF!.[Kesä.S102]=&quot;&quot;;&quot;&quot;;#REF!.[Kesä.S102])" office:value-type="string" office:string-value="" calcext:value-type="error">
            <text:p>Err:501</text:p>
          </table:covered-table-cell>
          <table:covered-table-cell table:formula="of:=IF(#REF!.[Kesä.T102]=&quot;&quot;;&quot;&quot;;#REF!.[Kesä.T102])" office:value-type="string" office:string-value="" calcext:value-type="error">
            <text:p>Err:501</text:p>
          </table:covered-table-cell>
          <table:covered-table-cell table:formula="of:=IF(#REF!.[Kesä.U102]=&quot;&quot;;&quot;&quot;;#REF!.[Kesä.U102])" office:value-type="string" office:string-value="" calcext:value-type="error">
            <text:p>Err:501</text:p>
          </table:covered-table-cell>
        </table:table-row>
        <table:table-row table:style-name="ro1">
          <table:table-cell table:formula="of:=IF([$_data_.A220];[$_data_.A220];&quot;&quot;)">
            <text:p/>
          </table:table-cell>
          <table:table-cell table:formula="of:=IF([$_data_.V220]=&quot;&quot;;&quot;&quot;;[$_data_.V220])" table:number-columns-spanned="20" table:number-rows-spanned="1">
            <text:p/>
          </table:table-cell>
          <table:covered-table-cell table:formula="of:=IF(#REF!.[Kesä.C103]=&quot;&quot;;&quot;&quot;;#REF!.[Kesä.C103])" office:value-type="string" office:string-value="" calcext:value-type="error">
            <text:p>Err:501</text:p>
          </table:covered-table-cell>
          <table:covered-table-cell table:formula="of:=IF(#REF!.[Kesä.D103]=&quot;&quot;;&quot;&quot;;#REF!.[Kesä.D10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1</text:p>
          </table:covered-table-cell>
          <table:covered-table-cell table:formula="of:=IF(#REF!.[Kesä.G103]=&quot;&quot;;&quot;&quot;;#REF!.[Kesä.G103])" office:value-type="string" office:string-value="" calcext:value-type="error">
            <text:p>Err:501</text:p>
          </table:covered-table-cell>
          <table:covered-table-cell table:formula="of:=IF(#REF!.[Kesä.H103]=&quot;&quot;;&quot;&quot;;#REF!.[Kesä.H103])" office:value-type="string" office:string-value="" calcext:value-type="error">
            <text:p>Err:501</text:p>
          </table:covered-table-cell>
          <table:covered-table-cell table:formula="of:=IF(#REF!.[Kesä.I103]=&quot;&quot;;&quot;&quot;;#REF!.[Kesä.I103])" office:value-type="string" office:string-value="" calcext:value-type="error">
            <text:p>Err:501</text:p>
          </table:covered-table-cell>
          <table:covered-table-cell table:formula="of:=IF(#REF!.[Kesä.J103]=&quot;&quot;;&quot;&quot;;#REF!.[Kesä.J103])" office:value-type="string" office:string-value="" calcext:value-type="error">
            <text:p>Err:501</text:p>
          </table:covered-table-cell>
          <table:covered-table-cell table:formula="of:=IF(#REF!.[Kesä.K103]=&quot;&quot;;&quot;&quot;;#REF!.[Kesä.K103])" office:value-type="string" office:string-value="" calcext:value-type="error">
            <text:p>Err:501</text:p>
          </table:covered-table-cell>
          <table:covered-table-cell table:formula="of:=IF(#REF!.[Kesä.L103]=&quot;&quot;;&quot;&quot;;#REF!.[Kesä.L103])" office:value-type="string" office:string-value="" calcext:value-type="error">
            <text:p>Err:501</text:p>
          </table:covered-table-cell>
          <table:covered-table-cell table:formula="of:=IF(#REF!.[Kesä.M103]=&quot;&quot;;&quot;&quot;;#REF!.[Kesä.M103])" office:value-type="string" office:string-value="" calcext:value-type="error">
            <text:p>Err:501</text:p>
          </table:covered-table-cell>
          <table:covered-table-cell table:formula="of:=IF(#REF!.[Kesä.N103]=&quot;&quot;;&quot;&quot;;#REF!.[Kesä.N103])" office:value-type="string" office:string-value="" calcext:value-type="error">
            <text:p>Err:501</text:p>
          </table:covered-table-cell>
          <table:covered-table-cell table:formula="of:=IF(#REF!.[Kesä.O103]=&quot;&quot;;&quot;&quot;;#REF!.[Kesä.O103])" office:value-type="string" office:string-value="" calcext:value-type="error">
            <text:p>Err:501</text:p>
          </table:covered-table-cell>
          <table:covered-table-cell table:formula="of:=IF(#REF!.[Kesä.P103]=&quot;&quot;;&quot;&quot;;#REF!.[Kesä.P103])" office:value-type="string" office:string-value="" calcext:value-type="error">
            <text:p>Err:501</text:p>
          </table:covered-table-cell>
          <table:covered-table-cell table:formula="of:=IF(#REF!.[Kesä.Q103]=&quot;&quot;;&quot;&quot;;#REF!.[Kesä.Q103])" office:value-type="string" office:string-value="" calcext:value-type="error">
            <text:p>Err:501</text:p>
          </table:covered-table-cell>
          <table:covered-table-cell table:formula="of:=IF(#REF!.[Kesä.R103]=&quot;&quot;;&quot;&quot;;#REF!.[Kesä.R103])" office:value-type="string" office:string-value="" calcext:value-type="error">
            <text:p>Err:501</text:p>
          </table:covered-table-cell>
          <table:covered-table-cell table:formula="of:=IF(#REF!.[Kesä.S103]=&quot;&quot;;&quot;&quot;;#REF!.[Kesä.S103])" office:value-type="string" office:string-value="" calcext:value-type="error">
            <text:p>Err:501</text:p>
          </table:covered-table-cell>
          <table:covered-table-cell table:formula="of:=IF(#REF!.[Kesä.T103]=&quot;&quot;;&quot;&quot;;#REF!.[Kesä.T103])" office:value-type="string" office:string-value="" calcext:value-type="error">
            <text:p>Err:501</text:p>
          </table:covered-table-cell>
          <table:covered-table-cell table:formula="of:=IF(#REF!.[Kesä.U103]=&quot;&quot;;&quot;&quot;;#REF!.[Kesä.U103])" office:value-type="string" office:string-value="" calcext:value-type="error">
            <text:p>Err:501</text:p>
          </table:covered-table-cell>
        </table:table-row>
        <table:table-row table:style-name="ro1">
          <table:table-cell table:formula="of:=IF([$_data_.A221];[$_data_.A221];&quot;&quot;)">
            <text:p/>
          </table:table-cell>
          <table:table-cell table:formula="of:=IF([$_data_.V221]=&quot;&quot;;&quot;&quot;;[$_data_.V221])" table:number-columns-spanned="20" table:number-rows-spanned="1">
            <text:p/>
          </table:table-cell>
          <table:covered-table-cell table:formula="of:=IF(#REF!.[Kesä.C104]=&quot;&quot;;&quot;&quot;;#REF!.[Kesä.C104])" office:value-type="string" office:string-value="" calcext:value-type="error">
            <text:p>Err:501</text:p>
          </table:covered-table-cell>
          <table:covered-table-cell table:formula="of:=IF(#REF!.[Kesä.D104]=&quot;&quot;;&quot;&quot;;#REF!.[Kesä.D10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1</text:p>
          </table:covered-table-cell>
          <table:covered-table-cell table:formula="of:=IF(#REF!.[Kesä.G104]=&quot;&quot;;&quot;&quot;;#REF!.[Kesä.G104])" office:value-type="string" office:string-value="" calcext:value-type="error">
            <text:p>Err:501</text:p>
          </table:covered-table-cell>
          <table:covered-table-cell table:formula="of:=IF(#REF!.[Kesä.H104]=&quot;&quot;;&quot;&quot;;#REF!.[Kesä.H104])" office:value-type="string" office:string-value="" calcext:value-type="error">
            <text:p>Err:501</text:p>
          </table:covered-table-cell>
          <table:covered-table-cell table:formula="of:=IF(#REF!.[Kesä.I104]=&quot;&quot;;&quot;&quot;;#REF!.[Kesä.I104])" office:value-type="string" office:string-value="" calcext:value-type="error">
            <text:p>Err:501</text:p>
          </table:covered-table-cell>
          <table:covered-table-cell table:formula="of:=IF(#REF!.[Kesä.J104]=&quot;&quot;;&quot;&quot;;#REF!.[Kesä.J104])" office:value-type="string" office:string-value="" calcext:value-type="error">
            <text:p>Err:501</text:p>
          </table:covered-table-cell>
          <table:covered-table-cell table:formula="of:=IF(#REF!.[Kesä.K104]=&quot;&quot;;&quot;&quot;;#REF!.[Kesä.K104])" office:value-type="string" office:string-value="" calcext:value-type="error">
            <text:p>Err:501</text:p>
          </table:covered-table-cell>
          <table:covered-table-cell table:formula="of:=IF(#REF!.[Kesä.L104]=&quot;&quot;;&quot;&quot;;#REF!.[Kesä.L104])" office:value-type="string" office:string-value="" calcext:value-type="error">
            <text:p>Err:501</text:p>
          </table:covered-table-cell>
          <table:covered-table-cell table:formula="of:=IF(#REF!.[Kesä.M104]=&quot;&quot;;&quot;&quot;;#REF!.[Kesä.M104])" office:value-type="string" office:string-value="" calcext:value-type="error">
            <text:p>Err:501</text:p>
          </table:covered-table-cell>
          <table:covered-table-cell table:formula="of:=IF(#REF!.[Kesä.N104]=&quot;&quot;;&quot;&quot;;#REF!.[Kesä.N104])" office:value-type="string" office:string-value="" calcext:value-type="error">
            <text:p>Err:501</text:p>
          </table:covered-table-cell>
          <table:covered-table-cell table:formula="of:=IF(#REF!.[Kesä.O104]=&quot;&quot;;&quot;&quot;;#REF!.[Kesä.O104])" office:value-type="string" office:string-value="" calcext:value-type="error">
            <text:p>Err:501</text:p>
          </table:covered-table-cell>
          <table:covered-table-cell table:formula="of:=IF(#REF!.[Kesä.P104]=&quot;&quot;;&quot;&quot;;#REF!.[Kesä.P104])" office:value-type="string" office:string-value="" calcext:value-type="error">
            <text:p>Err:501</text:p>
          </table:covered-table-cell>
          <table:covered-table-cell table:formula="of:=IF(#REF!.[Kesä.Q104]=&quot;&quot;;&quot;&quot;;#REF!.[Kesä.Q104])" office:value-type="string" office:string-value="" calcext:value-type="error">
            <text:p>Err:501</text:p>
          </table:covered-table-cell>
          <table:covered-table-cell table:formula="of:=IF(#REF!.[Kesä.R104]=&quot;&quot;;&quot;&quot;;#REF!.[Kesä.R104])" office:value-type="string" office:string-value="" calcext:value-type="error">
            <text:p>Err:501</text:p>
          </table:covered-table-cell>
          <table:covered-table-cell table:formula="of:=IF(#REF!.[Kesä.S104]=&quot;&quot;;&quot;&quot;;#REF!.[Kesä.S104])" office:value-type="string" office:string-value="" calcext:value-type="error">
            <text:p>Err:501</text:p>
          </table:covered-table-cell>
          <table:covered-table-cell table:formula="of:=IF(#REF!.[Kesä.T104]=&quot;&quot;;&quot;&quot;;#REF!.[Kesä.T104])" office:value-type="string" office:string-value="" calcext:value-type="error">
            <text:p>Err:501</text:p>
          </table:covered-table-cell>
          <table:covered-table-cell table:formula="of:=IF(#REF!.[Kesä.U104]=&quot;&quot;;&quot;&quot;;#REF!.[Kesä.U104])" office:value-type="string" office:string-value="" calcext:value-type="error">
            <text:p>Err:501</text:p>
          </table:covered-table-cell>
        </table:table-row>
        <table:table-row table:style-name="ro1">
          <table:table-cell table:formula="of:=IF([$_data_.A222];[$_data_.A222];&quot;&quot;)">
            <text:p/>
          </table:table-cell>
          <table:table-cell table:formula="of:=IF([$_data_.V222]=&quot;&quot;;&quot;&quot;;[$_data_.V222])" table:number-columns-spanned="20" table:number-rows-spanned="1">
            <text:p/>
          </table:table-cell>
          <table:covered-table-cell table:formula="of:=IF(#REF!.[Kesä.C105]=&quot;&quot;;&quot;&quot;;#REF!.[Kesä.C105])" office:value-type="string" office:string-value="" calcext:value-type="error">
            <text:p>Err:501</text:p>
          </table:covered-table-cell>
          <table:covered-table-cell table:formula="of:=IF(#REF!.[Kesä.D105]=&quot;&quot;;&quot;&quot;;#REF!.[Kesä.D10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1</text:p>
          </table:covered-table-cell>
          <table:covered-table-cell table:formula="of:=IF(#REF!.[Kesä.G105]=&quot;&quot;;&quot;&quot;;#REF!.[Kesä.G105])" office:value-type="string" office:string-value="" calcext:value-type="error">
            <text:p>Err:501</text:p>
          </table:covered-table-cell>
          <table:covered-table-cell table:formula="of:=IF(#REF!.[Kesä.H105]=&quot;&quot;;&quot;&quot;;#REF!.[Kesä.H105])" office:value-type="string" office:string-value="" calcext:value-type="error">
            <text:p>Err:501</text:p>
          </table:covered-table-cell>
          <table:covered-table-cell table:formula="of:=IF(#REF!.[Kesä.I105]=&quot;&quot;;&quot;&quot;;#REF!.[Kesä.I105])" office:value-type="string" office:string-value="" calcext:value-type="error">
            <text:p>Err:501</text:p>
          </table:covered-table-cell>
          <table:covered-table-cell table:formula="of:=IF(#REF!.[Kesä.J105]=&quot;&quot;;&quot;&quot;;#REF!.[Kesä.J105])" office:value-type="string" office:string-value="" calcext:value-type="error">
            <text:p>Err:501</text:p>
          </table:covered-table-cell>
          <table:covered-table-cell table:formula="of:=IF(#REF!.[Kesä.K105]=&quot;&quot;;&quot;&quot;;#REF!.[Kesä.K105])" office:value-type="string" office:string-value="" calcext:value-type="error">
            <text:p>Err:501</text:p>
          </table:covered-table-cell>
          <table:covered-table-cell table:formula="of:=IF(#REF!.[Kesä.L105]=&quot;&quot;;&quot;&quot;;#REF!.[Kesä.L105])" office:value-type="string" office:string-value="" calcext:value-type="error">
            <text:p>Err:501</text:p>
          </table:covered-table-cell>
          <table:covered-table-cell table:formula="of:=IF(#REF!.[Kesä.M105]=&quot;&quot;;&quot;&quot;;#REF!.[Kesä.M105])" office:value-type="string" office:string-value="" calcext:value-type="error">
            <text:p>Err:501</text:p>
          </table:covered-table-cell>
          <table:covered-table-cell table:formula="of:=IF(#REF!.[Kesä.N105]=&quot;&quot;;&quot;&quot;;#REF!.[Kesä.N105])" office:value-type="string" office:string-value="" calcext:value-type="error">
            <text:p>Err:501</text:p>
          </table:covered-table-cell>
          <table:covered-table-cell table:formula="of:=IF(#REF!.[Kesä.O105]=&quot;&quot;;&quot;&quot;;#REF!.[Kesä.O105])" office:value-type="string" office:string-value="" calcext:value-type="error">
            <text:p>Err:501</text:p>
          </table:covered-table-cell>
          <table:covered-table-cell table:formula="of:=IF(#REF!.[Kesä.P105]=&quot;&quot;;&quot;&quot;;#REF!.[Kesä.P105])" office:value-type="string" office:string-value="" calcext:value-type="error">
            <text:p>Err:501</text:p>
          </table:covered-table-cell>
          <table:covered-table-cell table:formula="of:=IF(#REF!.[Kesä.Q105]=&quot;&quot;;&quot;&quot;;#REF!.[Kesä.Q105])" office:value-type="string" office:string-value="" calcext:value-type="error">
            <text:p>Err:501</text:p>
          </table:covered-table-cell>
          <table:covered-table-cell table:formula="of:=IF(#REF!.[Kesä.R105]=&quot;&quot;;&quot;&quot;;#REF!.[Kesä.R105])" office:value-type="string" office:string-value="" calcext:value-type="error">
            <text:p>Err:501</text:p>
          </table:covered-table-cell>
          <table:covered-table-cell table:formula="of:=IF(#REF!.[Kesä.S105]=&quot;&quot;;&quot;&quot;;#REF!.[Kesä.S105])" office:value-type="string" office:string-value="" calcext:value-type="error">
            <text:p>Err:501</text:p>
          </table:covered-table-cell>
          <table:covered-table-cell table:formula="of:=IF(#REF!.[Kesä.T105]=&quot;&quot;;&quot;&quot;;#REF!.[Kesä.T105])" office:value-type="string" office:string-value="" calcext:value-type="error">
            <text:p>Err:501</text:p>
          </table:covered-table-cell>
          <table:covered-table-cell table:formula="of:=IF(#REF!.[Kesä.U105]=&quot;&quot;;&quot;&quot;;#REF!.[Kesä.U105])" office:value-type="string" office:string-value="" calcext:value-type="error">
            <text:p>Err:501</text:p>
          </table:covered-table-cell>
        </table:table-row>
        <table:table-row table:style-name="ro1">
          <table:table-cell table:formula="of:=IF([$_data_.A223];[$_data_.A223];&quot;&quot;)">
            <text:p/>
          </table:table-cell>
          <table:table-cell table:formula="of:=IF([$_data_.V223]=&quot;&quot;;&quot;&quot;;[$_data_.V223])" table:number-columns-spanned="20" table:number-rows-spanned="1">
            <text:p/>
          </table:table-cell>
          <table:covered-table-cell table:formula="of:=IF(#REF!.[Kesä.C106]=&quot;&quot;;&quot;&quot;;#REF!.[Kesä.C106])" office:value-type="string" office:string-value="" calcext:value-type="error">
            <text:p>Err:501</text:p>
          </table:covered-table-cell>
          <table:covered-table-cell table:formula="of:=IF(#REF!.[Kesä.D106]=&quot;&quot;;&quot;&quot;;#REF!.[Kesä.D10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1</text:p>
          </table:covered-table-cell>
          <table:covered-table-cell table:formula="of:=IF(#REF!.[Kesä.G106]=&quot;&quot;;&quot;&quot;;#REF!.[Kesä.G106])" office:value-type="string" office:string-value="" calcext:value-type="error">
            <text:p>Err:501</text:p>
          </table:covered-table-cell>
          <table:covered-table-cell table:formula="of:=IF(#REF!.[Kesä.H106]=&quot;&quot;;&quot;&quot;;#REF!.[Kesä.H106])" office:value-type="string" office:string-value="" calcext:value-type="error">
            <text:p>Err:501</text:p>
          </table:covered-table-cell>
          <table:covered-table-cell table:formula="of:=IF(#REF!.[Kesä.I106]=&quot;&quot;;&quot;&quot;;#REF!.[Kesä.I106])" office:value-type="string" office:string-value="" calcext:value-type="error">
            <text:p>Err:501</text:p>
          </table:covered-table-cell>
          <table:covered-table-cell table:formula="of:=IF(#REF!.[Kesä.J106]=&quot;&quot;;&quot;&quot;;#REF!.[Kesä.J106])" office:value-type="string" office:string-value="" calcext:value-type="error">
            <text:p>Err:501</text:p>
          </table:covered-table-cell>
          <table:covered-table-cell table:formula="of:=IF(#REF!.[Kesä.K106]=&quot;&quot;;&quot;&quot;;#REF!.[Kesä.K106])" office:value-type="string" office:string-value="" calcext:value-type="error">
            <text:p>Err:501</text:p>
          </table:covered-table-cell>
          <table:covered-table-cell table:formula="of:=IF(#REF!.[Kesä.L106]=&quot;&quot;;&quot;&quot;;#REF!.[Kesä.L106])" office:value-type="string" office:string-value="" calcext:value-type="error">
            <text:p>Err:501</text:p>
          </table:covered-table-cell>
          <table:covered-table-cell table:formula="of:=IF(#REF!.[Kesä.M106]=&quot;&quot;;&quot;&quot;;#REF!.[Kesä.M106])" office:value-type="string" office:string-value="" calcext:value-type="error">
            <text:p>Err:501</text:p>
          </table:covered-table-cell>
          <table:covered-table-cell table:formula="of:=IF(#REF!.[Kesä.N106]=&quot;&quot;;&quot;&quot;;#REF!.[Kesä.N106])" office:value-type="string" office:string-value="" calcext:value-type="error">
            <text:p>Err:501</text:p>
          </table:covered-table-cell>
          <table:covered-table-cell table:formula="of:=IF(#REF!.[Kesä.O106]=&quot;&quot;;&quot;&quot;;#REF!.[Kesä.O106])" office:value-type="string" office:string-value="" calcext:value-type="error">
            <text:p>Err:501</text:p>
          </table:covered-table-cell>
          <table:covered-table-cell table:formula="of:=IF(#REF!.[Kesä.P106]=&quot;&quot;;&quot;&quot;;#REF!.[Kesä.P106])" office:value-type="string" office:string-value="" calcext:value-type="error">
            <text:p>Err:501</text:p>
          </table:covered-table-cell>
          <table:covered-table-cell table:formula="of:=IF(#REF!.[Kesä.Q106]=&quot;&quot;;&quot;&quot;;#REF!.[Kesä.Q106])" office:value-type="string" office:string-value="" calcext:value-type="error">
            <text:p>Err:501</text:p>
          </table:covered-table-cell>
          <table:covered-table-cell table:formula="of:=IF(#REF!.[Kesä.R106]=&quot;&quot;;&quot;&quot;;#REF!.[Kesä.R106])" office:value-type="string" office:string-value="" calcext:value-type="error">
            <text:p>Err:501</text:p>
          </table:covered-table-cell>
          <table:covered-table-cell table:formula="of:=IF(#REF!.[Kesä.S106]=&quot;&quot;;&quot;&quot;;#REF!.[Kesä.S106])" office:value-type="string" office:string-value="" calcext:value-type="error">
            <text:p>Err:501</text:p>
          </table:covered-table-cell>
          <table:covered-table-cell table:formula="of:=IF(#REF!.[Kesä.T106]=&quot;&quot;;&quot;&quot;;#REF!.[Kesä.T106])" office:value-type="string" office:string-value="" calcext:value-type="error">
            <text:p>Err:501</text:p>
          </table:covered-table-cell>
          <table:covered-table-cell table:formula="of:=IF(#REF!.[Kesä.U106]=&quot;&quot;;&quot;&quot;;#REF!.[Kesä.U106])" office:value-type="string" office:string-value="" calcext:value-type="error">
            <text:p>Err:501</text:p>
          </table:covered-table-cell>
        </table:table-row>
        <table:table-row table:style-name="ro1">
          <table:table-cell table:formula="of:=IF([$_data_.A224];[$_data_.A224];&quot;&quot;)">
            <text:p/>
          </table:table-cell>
          <table:table-cell table:formula="of:=IF([$_data_.V224]=&quot;&quot;;&quot;&quot;;[$_data_.V224])" table:number-columns-spanned="20" table:number-rows-spanned="1">
            <text:p/>
          </table:table-cell>
          <table:covered-table-cell table:formula="of:=IF(#REF!.[Kesä.C107]=&quot;&quot;;&quot;&quot;;#REF!.[Kesä.C107])" office:value-type="string" office:string-value="" calcext:value-type="error">
            <text:p>Err:501</text:p>
          </table:covered-table-cell>
          <table:covered-table-cell table:formula="of:=IF(#REF!.[Kesä.D107]=&quot;&quot;;&quot;&quot;;#REF!.[Kesä.D10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1</text:p>
          </table:covered-table-cell>
          <table:covered-table-cell table:formula="of:=IF(#REF!.[Kesä.G107]=&quot;&quot;;&quot;&quot;;#REF!.[Kesä.G107])" office:value-type="string" office:string-value="" calcext:value-type="error">
            <text:p>Err:501</text:p>
          </table:covered-table-cell>
          <table:covered-table-cell table:formula="of:=IF(#REF!.[Kesä.H107]=&quot;&quot;;&quot;&quot;;#REF!.[Kesä.H107])" office:value-type="string" office:string-value="" calcext:value-type="error">
            <text:p>Err:501</text:p>
          </table:covered-table-cell>
          <table:covered-table-cell table:formula="of:=IF(#REF!.[Kesä.I107]=&quot;&quot;;&quot;&quot;;#REF!.[Kesä.I107])" office:value-type="string" office:string-value="" calcext:value-type="error">
            <text:p>Err:501</text:p>
          </table:covered-table-cell>
          <table:covered-table-cell table:formula="of:=IF(#REF!.[Kesä.J107]=&quot;&quot;;&quot;&quot;;#REF!.[Kesä.J107])" office:value-type="string" office:string-value="" calcext:value-type="error">
            <text:p>Err:501</text:p>
          </table:covered-table-cell>
          <table:covered-table-cell table:formula="of:=IF(#REF!.[Kesä.K107]=&quot;&quot;;&quot;&quot;;#REF!.[Kesä.K107])" office:value-type="string" office:string-value="" calcext:value-type="error">
            <text:p>Err:501</text:p>
          </table:covered-table-cell>
          <table:covered-table-cell table:formula="of:=IF(#REF!.[Kesä.L107]=&quot;&quot;;&quot;&quot;;#REF!.[Kesä.L107])" office:value-type="string" office:string-value="" calcext:value-type="error">
            <text:p>Err:501</text:p>
          </table:covered-table-cell>
          <table:covered-table-cell table:formula="of:=IF(#REF!.[Kesä.M107]=&quot;&quot;;&quot;&quot;;#REF!.[Kesä.M107])" office:value-type="string" office:string-value="" calcext:value-type="error">
            <text:p>Err:501</text:p>
          </table:covered-table-cell>
          <table:covered-table-cell table:formula="of:=IF(#REF!.[Kesä.N107]=&quot;&quot;;&quot;&quot;;#REF!.[Kesä.N107])" office:value-type="string" office:string-value="" calcext:value-type="error">
            <text:p>Err:501</text:p>
          </table:covered-table-cell>
          <table:covered-table-cell table:formula="of:=IF(#REF!.[Kesä.O107]=&quot;&quot;;&quot;&quot;;#REF!.[Kesä.O107])" office:value-type="string" office:string-value="" calcext:value-type="error">
            <text:p>Err:501</text:p>
          </table:covered-table-cell>
          <table:covered-table-cell table:formula="of:=IF(#REF!.[Kesä.P107]=&quot;&quot;;&quot;&quot;;#REF!.[Kesä.P107])" office:value-type="string" office:string-value="" calcext:value-type="error">
            <text:p>Err:501</text:p>
          </table:covered-table-cell>
          <table:covered-table-cell table:formula="of:=IF(#REF!.[Kesä.Q107]=&quot;&quot;;&quot;&quot;;#REF!.[Kesä.Q107])" office:value-type="string" office:string-value="" calcext:value-type="error">
            <text:p>Err:501</text:p>
          </table:covered-table-cell>
          <table:covered-table-cell table:formula="of:=IF(#REF!.[Kesä.R107]=&quot;&quot;;&quot;&quot;;#REF!.[Kesä.R107])" office:value-type="string" office:string-value="" calcext:value-type="error">
            <text:p>Err:501</text:p>
          </table:covered-table-cell>
          <table:covered-table-cell table:formula="of:=IF(#REF!.[Kesä.S107]=&quot;&quot;;&quot;&quot;;#REF!.[Kesä.S107])" office:value-type="string" office:string-value="" calcext:value-type="error">
            <text:p>Err:501</text:p>
          </table:covered-table-cell>
          <table:covered-table-cell table:formula="of:=IF(#REF!.[Kesä.T107]=&quot;&quot;;&quot;&quot;;#REF!.[Kesä.T107])" office:value-type="string" office:string-value="" calcext:value-type="error">
            <text:p>Err:501</text:p>
          </table:covered-table-cell>
          <table:covered-table-cell table:formula="of:=IF(#REF!.[Kesä.U107]=&quot;&quot;;&quot;&quot;;#REF!.[Kesä.U107])" office:value-type="string" office:string-value="" calcext:value-type="error">
            <text:p>Err:501</text:p>
          </table:covered-table-cell>
        </table:table-row>
        <table:table-row table:style-name="ro1">
          <table:table-cell table:formula="of:=IF([$_data_.A225];[$_data_.A225];&quot;&quot;)">
            <text:p/>
          </table:table-cell>
          <table:table-cell table:formula="of:=IF([$_data_.V225]=&quot;&quot;;&quot;&quot;;[$_data_.V225])" table:number-columns-spanned="20" table:number-rows-spanned="1">
            <text:p/>
          </table:table-cell>
          <table:covered-table-cell table:formula="of:=IF(#REF!.[Kesä.C108]=&quot;&quot;;&quot;&quot;;#REF!.[Kesä.C108])" office:value-type="string" office:string-value="" calcext:value-type="error">
            <text:p>Err:501</text:p>
          </table:covered-table-cell>
          <table:covered-table-cell table:formula="of:=IF(#REF!.[Kesä.D108]=&quot;&quot;;&quot;&quot;;#REF!.[Kesä.D10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1</text:p>
          </table:covered-table-cell>
          <table:covered-table-cell table:formula="of:=IF(#REF!.[Kesä.G108]=&quot;&quot;;&quot;&quot;;#REF!.[Kesä.G108])" office:value-type="string" office:string-value="" calcext:value-type="error">
            <text:p>Err:501</text:p>
          </table:covered-table-cell>
          <table:covered-table-cell table:formula="of:=IF(#REF!.[Kesä.H108]=&quot;&quot;;&quot;&quot;;#REF!.[Kesä.H108])" office:value-type="string" office:string-value="" calcext:value-type="error">
            <text:p>Err:501</text:p>
          </table:covered-table-cell>
          <table:covered-table-cell table:formula="of:=IF(#REF!.[Kesä.I108]=&quot;&quot;;&quot;&quot;;#REF!.[Kesä.I108])" office:value-type="string" office:string-value="" calcext:value-type="error">
            <text:p>Err:501</text:p>
          </table:covered-table-cell>
          <table:covered-table-cell table:formula="of:=IF(#REF!.[Kesä.J108]=&quot;&quot;;&quot;&quot;;#REF!.[Kesä.J108])" office:value-type="string" office:string-value="" calcext:value-type="error">
            <text:p>Err:501</text:p>
          </table:covered-table-cell>
          <table:covered-table-cell table:formula="of:=IF(#REF!.[Kesä.K108]=&quot;&quot;;&quot;&quot;;#REF!.[Kesä.K108])" office:value-type="string" office:string-value="" calcext:value-type="error">
            <text:p>Err:501</text:p>
          </table:covered-table-cell>
          <table:covered-table-cell table:formula="of:=IF(#REF!.[Kesä.L108]=&quot;&quot;;&quot;&quot;;#REF!.[Kesä.L108])" office:value-type="string" office:string-value="" calcext:value-type="error">
            <text:p>Err:501</text:p>
          </table:covered-table-cell>
          <table:covered-table-cell table:formula="of:=IF(#REF!.[Kesä.M108]=&quot;&quot;;&quot;&quot;;#REF!.[Kesä.M108])" office:value-type="string" office:string-value="" calcext:value-type="error">
            <text:p>Err:501</text:p>
          </table:covered-table-cell>
          <table:covered-table-cell table:formula="of:=IF(#REF!.[Kesä.N108]=&quot;&quot;;&quot;&quot;;#REF!.[Kesä.N108])" office:value-type="string" office:string-value="" calcext:value-type="error">
            <text:p>Err:501</text:p>
          </table:covered-table-cell>
          <table:covered-table-cell table:formula="of:=IF(#REF!.[Kesä.O108]=&quot;&quot;;&quot;&quot;;#REF!.[Kesä.O108])" office:value-type="string" office:string-value="" calcext:value-type="error">
            <text:p>Err:501</text:p>
          </table:covered-table-cell>
          <table:covered-table-cell table:formula="of:=IF(#REF!.[Kesä.P108]=&quot;&quot;;&quot;&quot;;#REF!.[Kesä.P108])" office:value-type="string" office:string-value="" calcext:value-type="error">
            <text:p>Err:501</text:p>
          </table:covered-table-cell>
          <table:covered-table-cell table:formula="of:=IF(#REF!.[Kesä.Q108]=&quot;&quot;;&quot;&quot;;#REF!.[Kesä.Q108])" office:value-type="string" office:string-value="" calcext:value-type="error">
            <text:p>Err:501</text:p>
          </table:covered-table-cell>
          <table:covered-table-cell table:formula="of:=IF(#REF!.[Kesä.R108]=&quot;&quot;;&quot;&quot;;#REF!.[Kesä.R108])" office:value-type="string" office:string-value="" calcext:value-type="error">
            <text:p>Err:501</text:p>
          </table:covered-table-cell>
          <table:covered-table-cell table:formula="of:=IF(#REF!.[Kesä.S108]=&quot;&quot;;&quot;&quot;;#REF!.[Kesä.S108])" office:value-type="string" office:string-value="" calcext:value-type="error">
            <text:p>Err:501</text:p>
          </table:covered-table-cell>
          <table:covered-table-cell table:formula="of:=IF(#REF!.[Kesä.T108]=&quot;&quot;;&quot;&quot;;#REF!.[Kesä.T108])" office:value-type="string" office:string-value="" calcext:value-type="error">
            <text:p>Err:501</text:p>
          </table:covered-table-cell>
          <table:covered-table-cell table:formula="of:=IF(#REF!.[Kesä.U108]=&quot;&quot;;&quot;&quot;;#REF!.[Kesä.U108])" office:value-type="string" office:string-value="" calcext:value-type="error">
            <text:p>Err:501</text:p>
          </table:covered-table-cell>
        </table:table-row>
        <table:table-row table:style-name="ro1">
          <table:table-cell table:formula="of:=IF([$_data_.A226];[$_data_.A226];&quot;&quot;)">
            <text:p/>
          </table:table-cell>
          <table:table-cell table:formula="of:=IF([$_data_.V226]=&quot;&quot;;&quot;&quot;;[$_data_.V226])" table:number-columns-spanned="20" table:number-rows-spanned="1">
            <text:p/>
          </table:table-cell>
          <table:covered-table-cell table:formula="of:=IF(#REF!.[Kesä.C109]=&quot;&quot;;&quot;&quot;;#REF!.[Kesä.C109])" office:value-type="string" office:string-value="" calcext:value-type="error">
            <text:p>Err:501</text:p>
          </table:covered-table-cell>
          <table:covered-table-cell table:formula="of:=IF(#REF!.[Kesä.D109]=&quot;&quot;;&quot;&quot;;#REF!.[Kesä.D10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1</text:p>
          </table:covered-table-cell>
          <table:covered-table-cell table:formula="of:=IF(#REF!.[Kesä.G109]=&quot;&quot;;&quot;&quot;;#REF!.[Kesä.G109])" office:value-type="string" office:string-value="" calcext:value-type="error">
            <text:p>Err:501</text:p>
          </table:covered-table-cell>
          <table:covered-table-cell table:formula="of:=IF(#REF!.[Kesä.H109]=&quot;&quot;;&quot;&quot;;#REF!.[Kesä.H109])" office:value-type="string" office:string-value="" calcext:value-type="error">
            <text:p>Err:501</text:p>
          </table:covered-table-cell>
          <table:covered-table-cell table:formula="of:=IF(#REF!.[Kesä.I109]=&quot;&quot;;&quot;&quot;;#REF!.[Kesä.I109])" office:value-type="string" office:string-value="" calcext:value-type="error">
            <text:p>Err:501</text:p>
          </table:covered-table-cell>
          <table:covered-table-cell table:formula="of:=IF(#REF!.[Kesä.J109]=&quot;&quot;;&quot;&quot;;#REF!.[Kesä.J109])" office:value-type="string" office:string-value="" calcext:value-type="error">
            <text:p>Err:501</text:p>
          </table:covered-table-cell>
          <table:covered-table-cell table:formula="of:=IF(#REF!.[Kesä.K109]=&quot;&quot;;&quot;&quot;;#REF!.[Kesä.K109])" office:value-type="string" office:string-value="" calcext:value-type="error">
            <text:p>Err:501</text:p>
          </table:covered-table-cell>
          <table:covered-table-cell table:formula="of:=IF(#REF!.[Kesä.L109]=&quot;&quot;;&quot;&quot;;#REF!.[Kesä.L109])" office:value-type="string" office:string-value="" calcext:value-type="error">
            <text:p>Err:501</text:p>
          </table:covered-table-cell>
          <table:covered-table-cell table:formula="of:=IF(#REF!.[Kesä.M109]=&quot;&quot;;&quot;&quot;;#REF!.[Kesä.M109])" office:value-type="string" office:string-value="" calcext:value-type="error">
            <text:p>Err:501</text:p>
          </table:covered-table-cell>
          <table:covered-table-cell table:formula="of:=IF(#REF!.[Kesä.N109]=&quot;&quot;;&quot;&quot;;#REF!.[Kesä.N109])" office:value-type="string" office:string-value="" calcext:value-type="error">
            <text:p>Err:501</text:p>
          </table:covered-table-cell>
          <table:covered-table-cell table:formula="of:=IF(#REF!.[Kesä.O109]=&quot;&quot;;&quot;&quot;;#REF!.[Kesä.O109])" office:value-type="string" office:string-value="" calcext:value-type="error">
            <text:p>Err:501</text:p>
          </table:covered-table-cell>
          <table:covered-table-cell table:formula="of:=IF(#REF!.[Kesä.P109]=&quot;&quot;;&quot;&quot;;#REF!.[Kesä.P109])" office:value-type="string" office:string-value="" calcext:value-type="error">
            <text:p>Err:501</text:p>
          </table:covered-table-cell>
          <table:covered-table-cell table:formula="of:=IF(#REF!.[Kesä.Q109]=&quot;&quot;;&quot;&quot;;#REF!.[Kesä.Q109])" office:value-type="string" office:string-value="" calcext:value-type="error">
            <text:p>Err:501</text:p>
          </table:covered-table-cell>
          <table:covered-table-cell table:formula="of:=IF(#REF!.[Kesä.R109]=&quot;&quot;;&quot;&quot;;#REF!.[Kesä.R109])" office:value-type="string" office:string-value="" calcext:value-type="error">
            <text:p>Err:501</text:p>
          </table:covered-table-cell>
          <table:covered-table-cell table:formula="of:=IF(#REF!.[Kesä.S109]=&quot;&quot;;&quot;&quot;;#REF!.[Kesä.S109])" office:value-type="string" office:string-value="" calcext:value-type="error">
            <text:p>Err:501</text:p>
          </table:covered-table-cell>
          <table:covered-table-cell table:formula="of:=IF(#REF!.[Kesä.T109]=&quot;&quot;;&quot;&quot;;#REF!.[Kesä.T109])" office:value-type="string" office:string-value="" calcext:value-type="error">
            <text:p>Err:501</text:p>
          </table:covered-table-cell>
          <table:covered-table-cell table:formula="of:=IF(#REF!.[Kesä.U109]=&quot;&quot;;&quot;&quot;;#REF!.[Kesä.U109])" office:value-type="string" office:string-value="" calcext:value-type="error">
            <text:p>Err:501</text:p>
          </table:covered-table-cell>
        </table:table-row>
        <table:table-row table:style-name="ro1">
          <table:table-cell table:formula="of:=IF([$_data_.A227];[$_data_.A227];&quot;&quot;)">
            <text:p/>
          </table:table-cell>
          <table:table-cell table:formula="of:=IF([$_data_.V227]=&quot;&quot;;&quot;&quot;;[$_data_.V227])" table:number-columns-spanned="20" table:number-rows-spanned="1">
            <text:p/>
          </table:table-cell>
          <table:covered-table-cell table:formula="of:=IF(#REF!.[Kesä.C110]=&quot;&quot;;&quot;&quot;;#REF!.[Kesä.C110])" office:value-type="string" office:string-value="" calcext:value-type="error">
            <text:p>Err:501</text:p>
          </table:covered-table-cell>
          <table:covered-table-cell table:formula="of:=IF(#REF!.[Kesä.D110]=&quot;&quot;;&quot;&quot;;#REF!.[Kesä.D11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1</text:p>
          </table:covered-table-cell>
          <table:covered-table-cell table:formula="of:=IF(#REF!.[Kesä.G110]=&quot;&quot;;&quot;&quot;;#REF!.[Kesä.G110])" office:value-type="string" office:string-value="" calcext:value-type="error">
            <text:p>Err:501</text:p>
          </table:covered-table-cell>
          <table:covered-table-cell table:formula="of:=IF(#REF!.[Kesä.H110]=&quot;&quot;;&quot;&quot;;#REF!.[Kesä.H110])" office:value-type="string" office:string-value="" calcext:value-type="error">
            <text:p>Err:501</text:p>
          </table:covered-table-cell>
          <table:covered-table-cell table:formula="of:=IF(#REF!.[Kesä.I110]=&quot;&quot;;&quot;&quot;;#REF!.[Kesä.I110])" office:value-type="string" office:string-value="" calcext:value-type="error">
            <text:p>Err:501</text:p>
          </table:covered-table-cell>
          <table:covered-table-cell table:formula="of:=IF(#REF!.[Kesä.J110]=&quot;&quot;;&quot;&quot;;#REF!.[Kesä.J110])" office:value-type="string" office:string-value="" calcext:value-type="error">
            <text:p>Err:501</text:p>
          </table:covered-table-cell>
          <table:covered-table-cell table:formula="of:=IF(#REF!.[Kesä.K110]=&quot;&quot;;&quot;&quot;;#REF!.[Kesä.K110])" office:value-type="string" office:string-value="" calcext:value-type="error">
            <text:p>Err:501</text:p>
          </table:covered-table-cell>
          <table:covered-table-cell table:formula="of:=IF(#REF!.[Kesä.L110]=&quot;&quot;;&quot;&quot;;#REF!.[Kesä.L110])" office:value-type="string" office:string-value="" calcext:value-type="error">
            <text:p>Err:501</text:p>
          </table:covered-table-cell>
          <table:covered-table-cell table:formula="of:=IF(#REF!.[Kesä.M110]=&quot;&quot;;&quot;&quot;;#REF!.[Kesä.M110])" office:value-type="string" office:string-value="" calcext:value-type="error">
            <text:p>Err:501</text:p>
          </table:covered-table-cell>
          <table:covered-table-cell table:formula="of:=IF(#REF!.[Kesä.N110]=&quot;&quot;;&quot;&quot;;#REF!.[Kesä.N110])" office:value-type="string" office:string-value="" calcext:value-type="error">
            <text:p>Err:501</text:p>
          </table:covered-table-cell>
          <table:covered-table-cell table:formula="of:=IF(#REF!.[Kesä.O110]=&quot;&quot;;&quot;&quot;;#REF!.[Kesä.O110])" office:value-type="string" office:string-value="" calcext:value-type="error">
            <text:p>Err:501</text:p>
          </table:covered-table-cell>
          <table:covered-table-cell table:formula="of:=IF(#REF!.[Kesä.P110]=&quot;&quot;;&quot;&quot;;#REF!.[Kesä.P110])" office:value-type="string" office:string-value="" calcext:value-type="error">
            <text:p>Err:501</text:p>
          </table:covered-table-cell>
          <table:covered-table-cell table:formula="of:=IF(#REF!.[Kesä.Q110]=&quot;&quot;;&quot;&quot;;#REF!.[Kesä.Q110])" office:value-type="string" office:string-value="" calcext:value-type="error">
            <text:p>Err:501</text:p>
          </table:covered-table-cell>
          <table:covered-table-cell table:formula="of:=IF(#REF!.[Kesä.R110]=&quot;&quot;;&quot;&quot;;#REF!.[Kesä.R110])" office:value-type="string" office:string-value="" calcext:value-type="error">
            <text:p>Err:501</text:p>
          </table:covered-table-cell>
          <table:covered-table-cell table:formula="of:=IF(#REF!.[Kesä.S110]=&quot;&quot;;&quot;&quot;;#REF!.[Kesä.S110])" office:value-type="string" office:string-value="" calcext:value-type="error">
            <text:p>Err:501</text:p>
          </table:covered-table-cell>
          <table:covered-table-cell table:formula="of:=IF(#REF!.[Kesä.T110]=&quot;&quot;;&quot;&quot;;#REF!.[Kesä.T110])" office:value-type="string" office:string-value="" calcext:value-type="error">
            <text:p>Err:501</text:p>
          </table:covered-table-cell>
          <table:covered-table-cell table:formula="of:=IF(#REF!.[Kesä.U110]=&quot;&quot;;&quot;&quot;;#REF!.[Kesä.U110])" office:value-type="string" office:string-value="" calcext:value-type="error">
            <text:p>Err:501</text:p>
          </table:covered-table-cell>
        </table:table-row>
        <table:table-row table:style-name="ro1">
          <table:table-cell table:formula="of:=IF([$_data_.A228];[$_data_.A228];&quot;&quot;)">
            <text:p/>
          </table:table-cell>
          <table:table-cell table:formula="of:=IF([$_data_.V228]=&quot;&quot;;&quot;&quot;;[$_data_.V228])" table:number-columns-spanned="20" table:number-rows-spanned="1">
            <text:p/>
          </table:table-cell>
          <table:covered-table-cell table:formula="of:=IF(#REF!.[Kesä.C111]=&quot;&quot;;&quot;&quot;;#REF!.[Kesä.C111])" office:value-type="string" office:string-value="" calcext:value-type="error">
            <text:p>Err:501</text:p>
          </table:covered-table-cell>
          <table:covered-table-cell table:formula="of:=IF(#REF!.[Kesä.D111]=&quot;&quot;;&quot;&quot;;#REF!.[Kesä.D11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1</text:p>
          </table:covered-table-cell>
          <table:covered-table-cell table:formula="of:=IF(#REF!.[Kesä.G111]=&quot;&quot;;&quot;&quot;;#REF!.[Kesä.G111])" office:value-type="string" office:string-value="" calcext:value-type="error">
            <text:p>Err:501</text:p>
          </table:covered-table-cell>
          <table:covered-table-cell table:formula="of:=IF(#REF!.[Kesä.H111]=&quot;&quot;;&quot;&quot;;#REF!.[Kesä.H111])" office:value-type="string" office:string-value="" calcext:value-type="error">
            <text:p>Err:501</text:p>
          </table:covered-table-cell>
          <table:covered-table-cell table:formula="of:=IF(#REF!.[Kesä.I111]=&quot;&quot;;&quot;&quot;;#REF!.[Kesä.I111])" office:value-type="string" office:string-value="" calcext:value-type="error">
            <text:p>Err:501</text:p>
          </table:covered-table-cell>
          <table:covered-table-cell table:formula="of:=IF(#REF!.[Kesä.J111]=&quot;&quot;;&quot;&quot;;#REF!.[Kesä.J111])" office:value-type="string" office:string-value="" calcext:value-type="error">
            <text:p>Err:501</text:p>
          </table:covered-table-cell>
          <table:covered-table-cell table:formula="of:=IF(#REF!.[Kesä.K111]=&quot;&quot;;&quot;&quot;;#REF!.[Kesä.K111])" office:value-type="string" office:string-value="" calcext:value-type="error">
            <text:p>Err:501</text:p>
          </table:covered-table-cell>
          <table:covered-table-cell table:formula="of:=IF(#REF!.[Kesä.L111]=&quot;&quot;;&quot;&quot;;#REF!.[Kesä.L111])" office:value-type="string" office:string-value="" calcext:value-type="error">
            <text:p>Err:501</text:p>
          </table:covered-table-cell>
          <table:covered-table-cell table:formula="of:=IF(#REF!.[Kesä.M111]=&quot;&quot;;&quot;&quot;;#REF!.[Kesä.M111])" office:value-type="string" office:string-value="" calcext:value-type="error">
            <text:p>Err:501</text:p>
          </table:covered-table-cell>
          <table:covered-table-cell table:formula="of:=IF(#REF!.[Kesä.N111]=&quot;&quot;;&quot;&quot;;#REF!.[Kesä.N111])" office:value-type="string" office:string-value="" calcext:value-type="error">
            <text:p>Err:501</text:p>
          </table:covered-table-cell>
          <table:covered-table-cell table:formula="of:=IF(#REF!.[Kesä.O111]=&quot;&quot;;&quot;&quot;;#REF!.[Kesä.O111])" office:value-type="string" office:string-value="" calcext:value-type="error">
            <text:p>Err:501</text:p>
          </table:covered-table-cell>
          <table:covered-table-cell table:formula="of:=IF(#REF!.[Kesä.P111]=&quot;&quot;;&quot;&quot;;#REF!.[Kesä.P111])" office:value-type="string" office:string-value="" calcext:value-type="error">
            <text:p>Err:501</text:p>
          </table:covered-table-cell>
          <table:covered-table-cell table:formula="of:=IF(#REF!.[Kesä.Q111]=&quot;&quot;;&quot;&quot;;#REF!.[Kesä.Q111])" office:value-type="string" office:string-value="" calcext:value-type="error">
            <text:p>Err:501</text:p>
          </table:covered-table-cell>
          <table:covered-table-cell table:formula="of:=IF(#REF!.[Kesä.R111]=&quot;&quot;;&quot;&quot;;#REF!.[Kesä.R111])" office:value-type="string" office:string-value="" calcext:value-type="error">
            <text:p>Err:501</text:p>
          </table:covered-table-cell>
          <table:covered-table-cell table:formula="of:=IF(#REF!.[Kesä.S111]=&quot;&quot;;&quot;&quot;;#REF!.[Kesä.S111])" office:value-type="string" office:string-value="" calcext:value-type="error">
            <text:p>Err:501</text:p>
          </table:covered-table-cell>
          <table:covered-table-cell table:formula="of:=IF(#REF!.[Kesä.T111]=&quot;&quot;;&quot;&quot;;#REF!.[Kesä.T111])" office:value-type="string" office:string-value="" calcext:value-type="error">
            <text:p>Err:501</text:p>
          </table:covered-table-cell>
          <table:covered-table-cell table:formula="of:=IF(#REF!.[Kesä.U111]=&quot;&quot;;&quot;&quot;;#REF!.[Kesä.U111])" office:value-type="string" office:string-value="" calcext:value-type="error">
            <text:p>Err:501</text:p>
          </table:covered-table-cell>
        </table:table-row>
        <table:table-row table:style-name="ro1">
          <table:table-cell table:formula="of:=IF([$_data_.A229];[$_data_.A229];&quot;&quot;)">
            <text:p/>
          </table:table-cell>
          <table:table-cell table:formula="of:=IF([$_data_.V229]=&quot;&quot;;&quot;&quot;;[$_data_.V229])" table:number-columns-spanned="20" table:number-rows-spanned="1">
            <text:p/>
          </table:table-cell>
          <table:covered-table-cell table:formula="of:=IF(#REF!.[Kesä.C112]=&quot;&quot;;&quot;&quot;;#REF!.[Kesä.C112])" office:value-type="string" office:string-value="" calcext:value-type="error">
            <text:p>Err:501</text:p>
          </table:covered-table-cell>
          <table:covered-table-cell table:formula="of:=IF(#REF!.[Kesä.D112]=&quot;&quot;;&quot;&quot;;#REF!.[Kesä.D11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1</text:p>
          </table:covered-table-cell>
          <table:covered-table-cell table:formula="of:=IF(#REF!.[Kesä.G112]=&quot;&quot;;&quot;&quot;;#REF!.[Kesä.G112])" office:value-type="string" office:string-value="" calcext:value-type="error">
            <text:p>Err:501</text:p>
          </table:covered-table-cell>
          <table:covered-table-cell table:formula="of:=IF(#REF!.[Kesä.H112]=&quot;&quot;;&quot;&quot;;#REF!.[Kesä.H112])" office:value-type="string" office:string-value="" calcext:value-type="error">
            <text:p>Err:501</text:p>
          </table:covered-table-cell>
          <table:covered-table-cell table:formula="of:=IF(#REF!.[Kesä.I112]=&quot;&quot;;&quot;&quot;;#REF!.[Kesä.I112])" office:value-type="string" office:string-value="" calcext:value-type="error">
            <text:p>Err:501</text:p>
          </table:covered-table-cell>
          <table:covered-table-cell table:formula="of:=IF(#REF!.[Kesä.J112]=&quot;&quot;;&quot;&quot;;#REF!.[Kesä.J112])" office:value-type="string" office:string-value="" calcext:value-type="error">
            <text:p>Err:501</text:p>
          </table:covered-table-cell>
          <table:covered-table-cell table:formula="of:=IF(#REF!.[Kesä.K112]=&quot;&quot;;&quot;&quot;;#REF!.[Kesä.K112])" office:value-type="string" office:string-value="" calcext:value-type="error">
            <text:p>Err:501</text:p>
          </table:covered-table-cell>
          <table:covered-table-cell table:formula="of:=IF(#REF!.[Kesä.L112]=&quot;&quot;;&quot;&quot;;#REF!.[Kesä.L112])" office:value-type="string" office:string-value="" calcext:value-type="error">
            <text:p>Err:501</text:p>
          </table:covered-table-cell>
          <table:covered-table-cell table:formula="of:=IF(#REF!.[Kesä.M112]=&quot;&quot;;&quot;&quot;;#REF!.[Kesä.M112])" office:value-type="string" office:string-value="" calcext:value-type="error">
            <text:p>Err:501</text:p>
          </table:covered-table-cell>
          <table:covered-table-cell table:formula="of:=IF(#REF!.[Kesä.N112]=&quot;&quot;;&quot;&quot;;#REF!.[Kesä.N112])" office:value-type="string" office:string-value="" calcext:value-type="error">
            <text:p>Err:501</text:p>
          </table:covered-table-cell>
          <table:covered-table-cell table:formula="of:=IF(#REF!.[Kesä.O112]=&quot;&quot;;&quot;&quot;;#REF!.[Kesä.O112])" office:value-type="string" office:string-value="" calcext:value-type="error">
            <text:p>Err:501</text:p>
          </table:covered-table-cell>
          <table:covered-table-cell table:formula="of:=IF(#REF!.[Kesä.P112]=&quot;&quot;;&quot;&quot;;#REF!.[Kesä.P112])" office:value-type="string" office:string-value="" calcext:value-type="error">
            <text:p>Err:501</text:p>
          </table:covered-table-cell>
          <table:covered-table-cell table:formula="of:=IF(#REF!.[Kesä.Q112]=&quot;&quot;;&quot;&quot;;#REF!.[Kesä.Q112])" office:value-type="string" office:string-value="" calcext:value-type="error">
            <text:p>Err:501</text:p>
          </table:covered-table-cell>
          <table:covered-table-cell table:formula="of:=IF(#REF!.[Kesä.R112]=&quot;&quot;;&quot;&quot;;#REF!.[Kesä.R112])" office:value-type="string" office:string-value="" calcext:value-type="error">
            <text:p>Err:501</text:p>
          </table:covered-table-cell>
          <table:covered-table-cell table:formula="of:=IF(#REF!.[Kesä.S112]=&quot;&quot;;&quot;&quot;;#REF!.[Kesä.S112])" office:value-type="string" office:string-value="" calcext:value-type="error">
            <text:p>Err:501</text:p>
          </table:covered-table-cell>
          <table:covered-table-cell table:formula="of:=IF(#REF!.[Kesä.T112]=&quot;&quot;;&quot;&quot;;#REF!.[Kesä.T112])" office:value-type="string" office:string-value="" calcext:value-type="error">
            <text:p>Err:501</text:p>
          </table:covered-table-cell>
          <table:covered-table-cell table:formula="of:=IF(#REF!.[Kesä.U112]=&quot;&quot;;&quot;&quot;;#REF!.[Kesä.U112])" office:value-type="string" office:string-value="" calcext:value-type="error">
            <text:p>Err:501</text:p>
          </table:covered-table-cell>
        </table:table-row>
        <table:table-row table:style-name="ro1">
          <table:table-cell table:formula="of:=IF([$_data_.A230];[$_data_.A230];&quot;&quot;)">
            <text:p/>
          </table:table-cell>
          <table:table-cell table:formula="of:=IF([$_data_.V230]=&quot;&quot;;&quot;&quot;;[$_data_.V230])" table:number-columns-spanned="20" table:number-rows-spanned="1">
            <text:p/>
          </table:table-cell>
          <table:covered-table-cell table:formula="of:=IF(#REF!.[Kesä.C113]=&quot;&quot;;&quot;&quot;;#REF!.[Kesä.C113])" office:value-type="string" office:string-value="" calcext:value-type="error">
            <text:p>Err:501</text:p>
          </table:covered-table-cell>
          <table:covered-table-cell table:formula="of:=IF(#REF!.[Kesä.D113]=&quot;&quot;;&quot;&quot;;#REF!.[Kesä.D11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1</text:p>
          </table:covered-table-cell>
          <table:covered-table-cell table:formula="of:=IF(#REF!.[Kesä.G113]=&quot;&quot;;&quot;&quot;;#REF!.[Kesä.G113])" office:value-type="string" office:string-value="" calcext:value-type="error">
            <text:p>Err:501</text:p>
          </table:covered-table-cell>
          <table:covered-table-cell table:formula="of:=IF(#REF!.[Kesä.H113]=&quot;&quot;;&quot;&quot;;#REF!.[Kesä.H113])" office:value-type="string" office:string-value="" calcext:value-type="error">
            <text:p>Err:501</text:p>
          </table:covered-table-cell>
          <table:covered-table-cell table:formula="of:=IF(#REF!.[Kesä.I113]=&quot;&quot;;&quot;&quot;;#REF!.[Kesä.I113])" office:value-type="string" office:string-value="" calcext:value-type="error">
            <text:p>Err:501</text:p>
          </table:covered-table-cell>
          <table:covered-table-cell table:formula="of:=IF(#REF!.[Kesä.J113]=&quot;&quot;;&quot;&quot;;#REF!.[Kesä.J113])" office:value-type="string" office:string-value="" calcext:value-type="error">
            <text:p>Err:501</text:p>
          </table:covered-table-cell>
          <table:covered-table-cell table:formula="of:=IF(#REF!.[Kesä.K113]=&quot;&quot;;&quot;&quot;;#REF!.[Kesä.K113])" office:value-type="string" office:string-value="" calcext:value-type="error">
            <text:p>Err:501</text:p>
          </table:covered-table-cell>
          <table:covered-table-cell table:formula="of:=IF(#REF!.[Kesä.L113]=&quot;&quot;;&quot;&quot;;#REF!.[Kesä.L113])" office:value-type="string" office:string-value="" calcext:value-type="error">
            <text:p>Err:501</text:p>
          </table:covered-table-cell>
          <table:covered-table-cell table:formula="of:=IF(#REF!.[Kesä.M113]=&quot;&quot;;&quot;&quot;;#REF!.[Kesä.M113])" office:value-type="string" office:string-value="" calcext:value-type="error">
            <text:p>Err:501</text:p>
          </table:covered-table-cell>
          <table:covered-table-cell table:formula="of:=IF(#REF!.[Kesä.N113]=&quot;&quot;;&quot;&quot;;#REF!.[Kesä.N113])" office:value-type="string" office:string-value="" calcext:value-type="error">
            <text:p>Err:501</text:p>
          </table:covered-table-cell>
          <table:covered-table-cell table:formula="of:=IF(#REF!.[Kesä.O113]=&quot;&quot;;&quot;&quot;;#REF!.[Kesä.O113])" office:value-type="string" office:string-value="" calcext:value-type="error">
            <text:p>Err:501</text:p>
          </table:covered-table-cell>
          <table:covered-table-cell table:formula="of:=IF(#REF!.[Kesä.P113]=&quot;&quot;;&quot;&quot;;#REF!.[Kesä.P113])" office:value-type="string" office:string-value="" calcext:value-type="error">
            <text:p>Err:501</text:p>
          </table:covered-table-cell>
          <table:covered-table-cell table:formula="of:=IF(#REF!.[Kesä.Q113]=&quot;&quot;;&quot;&quot;;#REF!.[Kesä.Q113])" office:value-type="string" office:string-value="" calcext:value-type="error">
            <text:p>Err:501</text:p>
          </table:covered-table-cell>
          <table:covered-table-cell table:formula="of:=IF(#REF!.[Kesä.R113]=&quot;&quot;;&quot;&quot;;#REF!.[Kesä.R113])" office:value-type="string" office:string-value="" calcext:value-type="error">
            <text:p>Err:501</text:p>
          </table:covered-table-cell>
          <table:covered-table-cell table:formula="of:=IF(#REF!.[Kesä.S113]=&quot;&quot;;&quot;&quot;;#REF!.[Kesä.S113])" office:value-type="string" office:string-value="" calcext:value-type="error">
            <text:p>Err:501</text:p>
          </table:covered-table-cell>
          <table:covered-table-cell table:formula="of:=IF(#REF!.[Kesä.T113]=&quot;&quot;;&quot;&quot;;#REF!.[Kesä.T113])" office:value-type="string" office:string-value="" calcext:value-type="error">
            <text:p>Err:501</text:p>
          </table:covered-table-cell>
          <table:covered-table-cell table:formula="of:=IF(#REF!.[Kesä.U113]=&quot;&quot;;&quot;&quot;;#REF!.[Kesä.U113])" office:value-type="string" office:string-value="" calcext:value-type="error">
            <text:p>Err:501</text:p>
          </table:covered-table-cell>
        </table:table-row>
        <table:table-row table:style-name="ro1">
          <table:table-cell table:formula="of:=IF([$_data_.A231];[$_data_.A231];&quot;&quot;)">
            <text:p/>
          </table:table-cell>
          <table:table-cell table:formula="of:=IF([$_data_.V231]=&quot;&quot;;&quot;&quot;;[$_data_.V231])" table:number-columns-spanned="20" table:number-rows-spanned="1">
            <text:p/>
          </table:table-cell>
          <table:covered-table-cell table:formula="of:=IF(#REF!.[Kesä.C114]=&quot;&quot;;&quot;&quot;;#REF!.[Kesä.C114])" office:value-type="string" office:string-value="" calcext:value-type="error">
            <text:p>Err:501</text:p>
          </table:covered-table-cell>
          <table:covered-table-cell table:formula="of:=IF(#REF!.[Kesä.D114]=&quot;&quot;;&quot;&quot;;#REF!.[Kesä.D11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1</text:p>
          </table:covered-table-cell>
          <table:covered-table-cell table:formula="of:=IF(#REF!.[Kesä.G114]=&quot;&quot;;&quot;&quot;;#REF!.[Kesä.G114])" office:value-type="string" office:string-value="" calcext:value-type="error">
            <text:p>Err:501</text:p>
          </table:covered-table-cell>
          <table:covered-table-cell table:formula="of:=IF(#REF!.[Kesä.H114]=&quot;&quot;;&quot;&quot;;#REF!.[Kesä.H114])" office:value-type="string" office:string-value="" calcext:value-type="error">
            <text:p>Err:501</text:p>
          </table:covered-table-cell>
          <table:covered-table-cell table:formula="of:=IF(#REF!.[Kesä.I114]=&quot;&quot;;&quot;&quot;;#REF!.[Kesä.I114])" office:value-type="string" office:string-value="" calcext:value-type="error">
            <text:p>Err:501</text:p>
          </table:covered-table-cell>
          <table:covered-table-cell table:formula="of:=IF(#REF!.[Kesä.J114]=&quot;&quot;;&quot;&quot;;#REF!.[Kesä.J114])" office:value-type="string" office:string-value="" calcext:value-type="error">
            <text:p>Err:501</text:p>
          </table:covered-table-cell>
          <table:covered-table-cell table:formula="of:=IF(#REF!.[Kesä.K114]=&quot;&quot;;&quot;&quot;;#REF!.[Kesä.K114])" office:value-type="string" office:string-value="" calcext:value-type="error">
            <text:p>Err:501</text:p>
          </table:covered-table-cell>
          <table:covered-table-cell table:formula="of:=IF(#REF!.[Kesä.L114]=&quot;&quot;;&quot;&quot;;#REF!.[Kesä.L114])" office:value-type="string" office:string-value="" calcext:value-type="error">
            <text:p>Err:501</text:p>
          </table:covered-table-cell>
          <table:covered-table-cell table:formula="of:=IF(#REF!.[Kesä.M114]=&quot;&quot;;&quot;&quot;;#REF!.[Kesä.M114])" office:value-type="string" office:string-value="" calcext:value-type="error">
            <text:p>Err:501</text:p>
          </table:covered-table-cell>
          <table:covered-table-cell table:formula="of:=IF(#REF!.[Kesä.N114]=&quot;&quot;;&quot;&quot;;#REF!.[Kesä.N114])" office:value-type="string" office:string-value="" calcext:value-type="error">
            <text:p>Err:501</text:p>
          </table:covered-table-cell>
          <table:covered-table-cell table:formula="of:=IF(#REF!.[Kesä.O114]=&quot;&quot;;&quot;&quot;;#REF!.[Kesä.O114])" office:value-type="string" office:string-value="" calcext:value-type="error">
            <text:p>Err:501</text:p>
          </table:covered-table-cell>
          <table:covered-table-cell table:formula="of:=IF(#REF!.[Kesä.P114]=&quot;&quot;;&quot;&quot;;#REF!.[Kesä.P114])" office:value-type="string" office:string-value="" calcext:value-type="error">
            <text:p>Err:501</text:p>
          </table:covered-table-cell>
          <table:covered-table-cell table:formula="of:=IF(#REF!.[Kesä.Q114]=&quot;&quot;;&quot;&quot;;#REF!.[Kesä.Q114])" office:value-type="string" office:string-value="" calcext:value-type="error">
            <text:p>Err:501</text:p>
          </table:covered-table-cell>
          <table:covered-table-cell table:formula="of:=IF(#REF!.[Kesä.R114]=&quot;&quot;;&quot;&quot;;#REF!.[Kesä.R114])" office:value-type="string" office:string-value="" calcext:value-type="error">
            <text:p>Err:501</text:p>
          </table:covered-table-cell>
          <table:covered-table-cell table:formula="of:=IF(#REF!.[Kesä.S114]=&quot;&quot;;&quot;&quot;;#REF!.[Kesä.S114])" office:value-type="string" office:string-value="" calcext:value-type="error">
            <text:p>Err:501</text:p>
          </table:covered-table-cell>
          <table:covered-table-cell table:formula="of:=IF(#REF!.[Kesä.T114]=&quot;&quot;;&quot;&quot;;#REF!.[Kesä.T114])" office:value-type="string" office:string-value="" calcext:value-type="error">
            <text:p>Err:501</text:p>
          </table:covered-table-cell>
          <table:covered-table-cell table:formula="of:=IF(#REF!.[Kesä.U114]=&quot;&quot;;&quot;&quot;;#REF!.[Kesä.U114])" office:value-type="string" office:string-value="" calcext:value-type="error">
            <text:p>Err:501</text:p>
          </table:covered-table-cell>
        </table:table-row>
        <table:table-row table:style-name="ro1">
          <table:table-cell table:formula="of:=IF([$_data_.A232];[$_data_.A232];&quot;&quot;)">
            <text:p/>
          </table:table-cell>
          <table:table-cell table:formula="of:=IF([$_data_.V232]=&quot;&quot;;&quot;&quot;;[$_data_.V232])" table:number-columns-spanned="20" table:number-rows-spanned="1">
            <text:p/>
          </table:table-cell>
          <table:covered-table-cell table:formula="of:=IF(#REF!.[Kesä.C115]=&quot;&quot;;&quot;&quot;;#REF!.[Kesä.C115])" office:value-type="string" office:string-value="" calcext:value-type="error">
            <text:p>Err:501</text:p>
          </table:covered-table-cell>
          <table:covered-table-cell table:formula="of:=IF(#REF!.[Kesä.D115]=&quot;&quot;;&quot;&quot;;#REF!.[Kesä.D11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1</text:p>
          </table:covered-table-cell>
          <table:covered-table-cell table:formula="of:=IF(#REF!.[Kesä.G115]=&quot;&quot;;&quot;&quot;;#REF!.[Kesä.G115])" office:value-type="string" office:string-value="" calcext:value-type="error">
            <text:p>Err:501</text:p>
          </table:covered-table-cell>
          <table:covered-table-cell table:formula="of:=IF(#REF!.[Kesä.H115]=&quot;&quot;;&quot;&quot;;#REF!.[Kesä.H115])" office:value-type="string" office:string-value="" calcext:value-type="error">
            <text:p>Err:501</text:p>
          </table:covered-table-cell>
          <table:covered-table-cell table:formula="of:=IF(#REF!.[Kesä.I115]=&quot;&quot;;&quot;&quot;;#REF!.[Kesä.I115])" office:value-type="string" office:string-value="" calcext:value-type="error">
            <text:p>Err:501</text:p>
          </table:covered-table-cell>
          <table:covered-table-cell table:formula="of:=IF(#REF!.[Kesä.J115]=&quot;&quot;;&quot;&quot;;#REF!.[Kesä.J115])" office:value-type="string" office:string-value="" calcext:value-type="error">
            <text:p>Err:501</text:p>
          </table:covered-table-cell>
          <table:covered-table-cell table:formula="of:=IF(#REF!.[Kesä.K115]=&quot;&quot;;&quot;&quot;;#REF!.[Kesä.K115])" office:value-type="string" office:string-value="" calcext:value-type="error">
            <text:p>Err:501</text:p>
          </table:covered-table-cell>
          <table:covered-table-cell table:formula="of:=IF(#REF!.[Kesä.L115]=&quot;&quot;;&quot;&quot;;#REF!.[Kesä.L115])" office:value-type="string" office:string-value="" calcext:value-type="error">
            <text:p>Err:501</text:p>
          </table:covered-table-cell>
          <table:covered-table-cell table:formula="of:=IF(#REF!.[Kesä.M115]=&quot;&quot;;&quot;&quot;;#REF!.[Kesä.M115])" office:value-type="string" office:string-value="" calcext:value-type="error">
            <text:p>Err:501</text:p>
          </table:covered-table-cell>
          <table:covered-table-cell table:formula="of:=IF(#REF!.[Kesä.N115]=&quot;&quot;;&quot;&quot;;#REF!.[Kesä.N115])" office:value-type="string" office:string-value="" calcext:value-type="error">
            <text:p>Err:501</text:p>
          </table:covered-table-cell>
          <table:covered-table-cell table:formula="of:=IF(#REF!.[Kesä.O115]=&quot;&quot;;&quot;&quot;;#REF!.[Kesä.O115])" office:value-type="string" office:string-value="" calcext:value-type="error">
            <text:p>Err:501</text:p>
          </table:covered-table-cell>
          <table:covered-table-cell table:formula="of:=IF(#REF!.[Kesä.P115]=&quot;&quot;;&quot;&quot;;#REF!.[Kesä.P115])" office:value-type="string" office:string-value="" calcext:value-type="error">
            <text:p>Err:501</text:p>
          </table:covered-table-cell>
          <table:covered-table-cell table:formula="of:=IF(#REF!.[Kesä.Q115]=&quot;&quot;;&quot;&quot;;#REF!.[Kesä.Q115])" office:value-type="string" office:string-value="" calcext:value-type="error">
            <text:p>Err:501</text:p>
          </table:covered-table-cell>
          <table:covered-table-cell table:formula="of:=IF(#REF!.[Kesä.R115]=&quot;&quot;;&quot;&quot;;#REF!.[Kesä.R115])" office:value-type="string" office:string-value="" calcext:value-type="error">
            <text:p>Err:501</text:p>
          </table:covered-table-cell>
          <table:covered-table-cell table:formula="of:=IF(#REF!.[Kesä.S115]=&quot;&quot;;&quot;&quot;;#REF!.[Kesä.S115])" office:value-type="string" office:string-value="" calcext:value-type="error">
            <text:p>Err:501</text:p>
          </table:covered-table-cell>
          <table:covered-table-cell table:formula="of:=IF(#REF!.[Kesä.T115]=&quot;&quot;;&quot;&quot;;#REF!.[Kesä.T115])" office:value-type="string" office:string-value="" calcext:value-type="error">
            <text:p>Err:501</text:p>
          </table:covered-table-cell>
          <table:covered-table-cell table:formula="of:=IF(#REF!.[Kesä.U115]=&quot;&quot;;&quot;&quot;;#REF!.[Kesä.U115])" office:value-type="string" office:string-value="" calcext:value-type="error">
            <text:p>Err:501</text:p>
          </table:covered-table-cell>
        </table:table-row>
        <table:table-row table:style-name="ro1">
          <table:table-cell table:formula="of:=IF([$_data_.A233];[$_data_.A233];&quot;&quot;)">
            <text:p/>
          </table:table-cell>
          <table:table-cell table:formula="of:=IF([$_data_.V233]=&quot;&quot;;&quot;&quot;;[$_data_.V233])" table:number-columns-spanned="20" table:number-rows-spanned="1">
            <text:p/>
          </table:table-cell>
          <table:covered-table-cell table:formula="of:=IF(#REF!.[Kesä.C116]=&quot;&quot;;&quot;&quot;;#REF!.[Kesä.C116])" office:value-type="string" office:string-value="" calcext:value-type="error">
            <text:p>Err:501</text:p>
          </table:covered-table-cell>
          <table:covered-table-cell table:formula="of:=IF(#REF!.[Kesä.D116]=&quot;&quot;;&quot;&quot;;#REF!.[Kesä.D11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1</text:p>
          </table:covered-table-cell>
          <table:covered-table-cell table:formula="of:=IF(#REF!.[Kesä.G116]=&quot;&quot;;&quot;&quot;;#REF!.[Kesä.G116])" office:value-type="string" office:string-value="" calcext:value-type="error">
            <text:p>Err:501</text:p>
          </table:covered-table-cell>
          <table:covered-table-cell table:formula="of:=IF(#REF!.[Kesä.H116]=&quot;&quot;;&quot;&quot;;#REF!.[Kesä.H116])" office:value-type="string" office:string-value="" calcext:value-type="error">
            <text:p>Err:501</text:p>
          </table:covered-table-cell>
          <table:covered-table-cell table:formula="of:=IF(#REF!.[Kesä.I116]=&quot;&quot;;&quot;&quot;;#REF!.[Kesä.I116])" office:value-type="string" office:string-value="" calcext:value-type="error">
            <text:p>Err:501</text:p>
          </table:covered-table-cell>
          <table:covered-table-cell table:formula="of:=IF(#REF!.[Kesä.J116]=&quot;&quot;;&quot;&quot;;#REF!.[Kesä.J116])" office:value-type="string" office:string-value="" calcext:value-type="error">
            <text:p>Err:501</text:p>
          </table:covered-table-cell>
          <table:covered-table-cell table:formula="of:=IF(#REF!.[Kesä.K116]=&quot;&quot;;&quot;&quot;;#REF!.[Kesä.K116])" office:value-type="string" office:string-value="" calcext:value-type="error">
            <text:p>Err:501</text:p>
          </table:covered-table-cell>
          <table:covered-table-cell table:formula="of:=IF(#REF!.[Kesä.L116]=&quot;&quot;;&quot;&quot;;#REF!.[Kesä.L116])" office:value-type="string" office:string-value="" calcext:value-type="error">
            <text:p>Err:501</text:p>
          </table:covered-table-cell>
          <table:covered-table-cell table:formula="of:=IF(#REF!.[Kesä.M116]=&quot;&quot;;&quot;&quot;;#REF!.[Kesä.M116])" office:value-type="string" office:string-value="" calcext:value-type="error">
            <text:p>Err:501</text:p>
          </table:covered-table-cell>
          <table:covered-table-cell table:formula="of:=IF(#REF!.[Kesä.N116]=&quot;&quot;;&quot;&quot;;#REF!.[Kesä.N116])" office:value-type="string" office:string-value="" calcext:value-type="error">
            <text:p>Err:501</text:p>
          </table:covered-table-cell>
          <table:covered-table-cell table:formula="of:=IF(#REF!.[Kesä.O116]=&quot;&quot;;&quot;&quot;;#REF!.[Kesä.O116])" office:value-type="string" office:string-value="" calcext:value-type="error">
            <text:p>Err:501</text:p>
          </table:covered-table-cell>
          <table:covered-table-cell table:formula="of:=IF(#REF!.[Kesä.P116]=&quot;&quot;;&quot;&quot;;#REF!.[Kesä.P116])" office:value-type="string" office:string-value="" calcext:value-type="error">
            <text:p>Err:501</text:p>
          </table:covered-table-cell>
          <table:covered-table-cell table:formula="of:=IF(#REF!.[Kesä.Q116]=&quot;&quot;;&quot;&quot;;#REF!.[Kesä.Q116])" office:value-type="string" office:string-value="" calcext:value-type="error">
            <text:p>Err:501</text:p>
          </table:covered-table-cell>
          <table:covered-table-cell table:formula="of:=IF(#REF!.[Kesä.R116]=&quot;&quot;;&quot;&quot;;#REF!.[Kesä.R116])" office:value-type="string" office:string-value="" calcext:value-type="error">
            <text:p>Err:501</text:p>
          </table:covered-table-cell>
          <table:covered-table-cell table:formula="of:=IF(#REF!.[Kesä.S116]=&quot;&quot;;&quot;&quot;;#REF!.[Kesä.S116])" office:value-type="string" office:string-value="" calcext:value-type="error">
            <text:p>Err:501</text:p>
          </table:covered-table-cell>
          <table:covered-table-cell table:formula="of:=IF(#REF!.[Kesä.T116]=&quot;&quot;;&quot;&quot;;#REF!.[Kesä.T116])" office:value-type="string" office:string-value="" calcext:value-type="error">
            <text:p>Err:501</text:p>
          </table:covered-table-cell>
          <table:covered-table-cell table:formula="of:=IF(#REF!.[Kesä.U116]=&quot;&quot;;&quot;&quot;;#REF!.[Kesä.U116])" office:value-type="string" office:string-value="" calcext:value-type="error">
            <text:p>Err:501</text:p>
          </table:covered-table-cell>
        </table:table-row>
        <table:table-row table:style-name="ro1">
          <table:table-cell table:formula="of:=IF([$_data_.A234];[$_data_.A234];&quot;&quot;)">
            <text:p/>
          </table:table-cell>
          <table:table-cell table:formula="of:=IF([$_data_.V234]=&quot;&quot;;&quot;&quot;;[$_data_.V234])" table:number-columns-spanned="20" table:number-rows-spanned="1">
            <text:p/>
          </table:table-cell>
          <table:covered-table-cell table:formula="of:=IF(#REF!.[Kesä.C117]=&quot;&quot;;&quot;&quot;;#REF!.[Kesä.C117])" office:value-type="string" office:string-value="" calcext:value-type="error">
            <text:p>Err:501</text:p>
          </table:covered-table-cell>
          <table:covered-table-cell table:formula="of:=IF(#REF!.[Kesä.D117]=&quot;&quot;;&quot;&quot;;#REF!.[Kesä.D11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1</text:p>
          </table:covered-table-cell>
          <table:covered-table-cell table:formula="of:=IF(#REF!.[Kesä.G117]=&quot;&quot;;&quot;&quot;;#REF!.[Kesä.G117])" office:value-type="string" office:string-value="" calcext:value-type="error">
            <text:p>Err:501</text:p>
          </table:covered-table-cell>
          <table:covered-table-cell table:formula="of:=IF(#REF!.[Kesä.H117]=&quot;&quot;;&quot;&quot;;#REF!.[Kesä.H117])" office:value-type="string" office:string-value="" calcext:value-type="error">
            <text:p>Err:501</text:p>
          </table:covered-table-cell>
          <table:covered-table-cell table:formula="of:=IF(#REF!.[Kesä.I117]=&quot;&quot;;&quot;&quot;;#REF!.[Kesä.I117])" office:value-type="string" office:string-value="" calcext:value-type="error">
            <text:p>Err:501</text:p>
          </table:covered-table-cell>
          <table:covered-table-cell table:formula="of:=IF(#REF!.[Kesä.J117]=&quot;&quot;;&quot;&quot;;#REF!.[Kesä.J117])" office:value-type="string" office:string-value="" calcext:value-type="error">
            <text:p>Err:501</text:p>
          </table:covered-table-cell>
          <table:covered-table-cell table:formula="of:=IF(#REF!.[Kesä.K117]=&quot;&quot;;&quot;&quot;;#REF!.[Kesä.K117])" office:value-type="string" office:string-value="" calcext:value-type="error">
            <text:p>Err:501</text:p>
          </table:covered-table-cell>
          <table:covered-table-cell table:formula="of:=IF(#REF!.[Kesä.L117]=&quot;&quot;;&quot;&quot;;#REF!.[Kesä.L117])" office:value-type="string" office:string-value="" calcext:value-type="error">
            <text:p>Err:501</text:p>
          </table:covered-table-cell>
          <table:covered-table-cell table:formula="of:=IF(#REF!.[Kesä.M117]=&quot;&quot;;&quot;&quot;;#REF!.[Kesä.M117])" office:value-type="string" office:string-value="" calcext:value-type="error">
            <text:p>Err:501</text:p>
          </table:covered-table-cell>
          <table:covered-table-cell table:formula="of:=IF(#REF!.[Kesä.N117]=&quot;&quot;;&quot;&quot;;#REF!.[Kesä.N117])" office:value-type="string" office:string-value="" calcext:value-type="error">
            <text:p>Err:501</text:p>
          </table:covered-table-cell>
          <table:covered-table-cell table:formula="of:=IF(#REF!.[Kesä.O117]=&quot;&quot;;&quot;&quot;;#REF!.[Kesä.O117])" office:value-type="string" office:string-value="" calcext:value-type="error">
            <text:p>Err:501</text:p>
          </table:covered-table-cell>
          <table:covered-table-cell table:formula="of:=IF(#REF!.[Kesä.P117]=&quot;&quot;;&quot;&quot;;#REF!.[Kesä.P117])" office:value-type="string" office:string-value="" calcext:value-type="error">
            <text:p>Err:501</text:p>
          </table:covered-table-cell>
          <table:covered-table-cell table:formula="of:=IF(#REF!.[Kesä.Q117]=&quot;&quot;;&quot;&quot;;#REF!.[Kesä.Q117])" office:value-type="string" office:string-value="" calcext:value-type="error">
            <text:p>Err:501</text:p>
          </table:covered-table-cell>
          <table:covered-table-cell table:formula="of:=IF(#REF!.[Kesä.R117]=&quot;&quot;;&quot;&quot;;#REF!.[Kesä.R117])" office:value-type="string" office:string-value="" calcext:value-type="error">
            <text:p>Err:501</text:p>
          </table:covered-table-cell>
          <table:covered-table-cell table:formula="of:=IF(#REF!.[Kesä.S117]=&quot;&quot;;&quot;&quot;;#REF!.[Kesä.S117])" office:value-type="string" office:string-value="" calcext:value-type="error">
            <text:p>Err:501</text:p>
          </table:covered-table-cell>
          <table:covered-table-cell table:formula="of:=IF(#REF!.[Kesä.T117]=&quot;&quot;;&quot;&quot;;#REF!.[Kesä.T117])" office:value-type="string" office:string-value="" calcext:value-type="error">
            <text:p>Err:501</text:p>
          </table:covered-table-cell>
          <table:covered-table-cell table:formula="of:=IF(#REF!.[Kesä.U117]=&quot;&quot;;&quot;&quot;;#REF!.[Kesä.U117])" office:value-type="string" office:string-value="" calcext:value-type="error">
            <text:p>Err:501</text:p>
          </table:covered-table-cell>
        </table:table-row>
      </table:table>
      <table:table table:name="Heinä"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42];[$_data_.A242];&quot;&quot;)">
            <text:p/>
          </table:table-cell>
          <table:table-cell table:style-name="ce22" table:formula="of:=IF([$_data_.B242];[$_data_.B242];&quot;&quot;)">
            <text:p/>
          </table:table-cell>
          <table:table-cell table:style-name="ce22" table:formula="of:=IF([$_data_.C242];[$_data_.C242];&quot;&quot;)">
            <text:p/>
          </table:table-cell>
          <table:table-cell table:style-name="ce22" table:formula="of:=IF([$_data_.D242];[$_data_.D242];&quot;&quot;)">
            <text:p/>
          </table:table-cell>
          <table:table-cell table:style-name="ce22" table:formula="of:=IF([$_data_.E242];[$_data_.E242];&quot;&quot;)">
            <text:p/>
          </table:table-cell>
          <table:table-cell table:style-name="ce22" table:formula="of:=IF([$_data_.F242];[$_data_.F242];&quot;&quot;)">
            <text:p/>
          </table:table-cell>
          <table:table-cell table:style-name="ce32" table:formula="of:=IF([$_data_.G242];[$_data_.G242];&quot;&quot;)">
            <text:p/>
          </table:table-cell>
          <table:table-cell table:style-name="ce32" table:formula="of:=IF([$_data_.H242];[$_data_.H242];&quot;&quot;)">
            <text:p/>
          </table:table-cell>
          <table:table-cell table:style-name="ce22" table:formula="of:=IF([$_data_.I242];[$_data_.I242];&quot;&quot;)">
            <text:p/>
          </table:table-cell>
          <table:table-cell table:style-name="ce36" table:formula="of:=IF([$_data_.J242];[$_data_.J242];&quot;&quot;)">
            <text:p/>
          </table:table-cell>
          <table:table-cell table:style-name="ce22" table:formula="of:=IF([$_data_.K242];[$_data_.K242];&quot;&quot;)">
            <text:p/>
          </table:table-cell>
          <table:table-cell table:style-name="ce22" table:formula="of:=IF([$_data_.L242];[$_data_.L242];&quot;&quot;)">
            <text:p/>
          </table:table-cell>
          <table:table-cell table:style-name="ce22" table:formula="of:=IF([$_data_.M242];[$_data_.M242];&quot;&quot;)">
            <text:p/>
          </table:table-cell>
          <table:table-cell table:style-name="ce22" table:formula="of:=IF([$_data_.N242];[$_data_.N242];&quot;&quot;)">
            <text:p/>
          </table:table-cell>
          <table:table-cell table:style-name="ce22" table:formula="of:=IF([$_data_.O242];[$_data_.O242];&quot;&quot;)">
            <text:p/>
          </table:table-cell>
          <table:table-cell table:style-name="ce22" table:formula="of:=IF([$_data_.P242];[$_data_.P242];&quot;&quot;)">
            <text:p/>
          </table:table-cell>
          <table:table-cell table:style-name="ce22" table:formula="of:=IF([$_data_.Q242];[$_data_.Q242];&quot;&quot;)">
            <text:p/>
          </table:table-cell>
          <table:table-cell table:style-name="ce22" table:formula="of:=IF([$_data_.R242];[$_data_.R242];&quot;&quot;)">
            <text:p/>
          </table:table-cell>
          <table:table-cell table:style-name="ce22" table:formula="of:=IF([$_data_.S242];[$_data_.S242];&quot;&quot;)">
            <text:p/>
          </table:table-cell>
          <table:table-cell table:style-name="ce61" table:formula="of:=IF([$_data_.T242];[$_data_.T242];&quot;&quot;)">
            <text:p/>
          </table:table-cell>
          <table:table-cell table:style-name="ce64" table:formula="of:=IF([$_data_.U242];[$_data_.U242];&quot;&quot;)">
            <text:p/>
          </table:table-cell>
        </table:table-row>
        <table:table-row table:style-name="ro1">
          <table:table-cell table:formula="of:=IF([$_data_.A243];[$_data_.A243];&quot;&quot;)">
            <text:p/>
          </table:table-cell>
          <table:table-cell table:style-name="ce23" table:formula="of:=IF([$_data_.B243];[$_data_.B243];&quot;&quot;)">
            <text:p/>
          </table:table-cell>
          <table:table-cell table:style-name="ce23" table:formula="of:=IF([$_data_.C243];[$_data_.C243];&quot;&quot;)">
            <text:p/>
          </table:table-cell>
          <table:table-cell table:style-name="ce23" table:formula="of:=IF([$_data_.D243];[$_data_.D243];&quot;&quot;)">
            <text:p/>
          </table:table-cell>
          <table:table-cell table:style-name="ce23" table:formula="of:=IF([$_data_.E243];[$_data_.E243];&quot;&quot;)">
            <text:p/>
          </table:table-cell>
          <table:table-cell table:style-name="ce23" table:formula="of:=IF([$_data_.F243];[$_data_.F243];&quot;&quot;)">
            <text:p/>
          </table:table-cell>
          <table:table-cell table:style-name="ce33" table:formula="of:=IF([$_data_.G243];[$_data_.G243];&quot;&quot;)">
            <text:p/>
          </table:table-cell>
          <table:table-cell table:style-name="ce33" table:formula="of:=IF([$_data_.H243];[$_data_.H243];&quot;&quot;)">
            <text:p/>
          </table:table-cell>
          <table:table-cell table:style-name="ce23" table:formula="of:=IF([$_data_.I243];[$_data_.I243];&quot;&quot;)">
            <text:p/>
          </table:table-cell>
          <table:table-cell table:style-name="ce37" table:formula="of:=IF([$_data_.J243];[$_data_.J243];&quot;&quot;)">
            <text:p/>
          </table:table-cell>
          <table:table-cell table:style-name="ce23" table:formula="of:=IF([$_data_.K243];[$_data_.K243];&quot;&quot;)">
            <text:p/>
          </table:table-cell>
          <table:table-cell table:style-name="ce23" table:formula="of:=IF([$_data_.L243];[$_data_.L243];&quot;&quot;)">
            <text:p/>
          </table:table-cell>
          <table:table-cell table:style-name="ce23" table:formula="of:=IF([$_data_.M243];[$_data_.M243];&quot;&quot;)">
            <text:p/>
          </table:table-cell>
          <table:table-cell table:style-name="ce23" table:formula="of:=IF([$_data_.N243];[$_data_.N243];&quot;&quot;)">
            <text:p/>
          </table:table-cell>
          <table:table-cell table:style-name="ce23" table:formula="of:=IF([$_data_.O243];[$_data_.O243];&quot;&quot;)">
            <text:p/>
          </table:table-cell>
          <table:table-cell table:style-name="ce23" table:formula="of:=IF([$_data_.P243];[$_data_.P243];&quot;&quot;)">
            <text:p/>
          </table:table-cell>
          <table:table-cell table:style-name="ce23" table:formula="of:=IF([$_data_.Q243];[$_data_.Q243];&quot;&quot;)">
            <text:p/>
          </table:table-cell>
          <table:table-cell table:style-name="ce23" table:formula="of:=IF([$_data_.R243];[$_data_.R243];&quot;&quot;)">
            <text:p/>
          </table:table-cell>
          <table:table-cell table:style-name="ce23" table:formula="of:=IF([$_data_.S243];[$_data_.S243];&quot;&quot;)">
            <text:p/>
          </table:table-cell>
          <table:table-cell table:style-name="ce62" table:formula="of:=IF([$_data_.T243];[$_data_.T243];&quot;&quot;)">
            <text:p/>
          </table:table-cell>
          <table:table-cell table:style-name="ce65" table:formula="of:=IF([$_data_.U243];[$_data_.U243];&quot;&quot;)">
            <text:p/>
          </table:table-cell>
        </table:table-row>
        <table:table-row table:style-name="ro1">
          <table:table-cell table:formula="of:=IF([$_data_.A244];[$_data_.A244];&quot;&quot;)">
            <text:p/>
          </table:table-cell>
          <table:table-cell table:style-name="ce23" table:formula="of:=IF([$_data_.B244];[$_data_.B244];&quot;&quot;)">
            <text:p/>
          </table:table-cell>
          <table:table-cell table:style-name="ce23" table:formula="of:=IF([$_data_.C244];[$_data_.C244];&quot;&quot;)">
            <text:p/>
          </table:table-cell>
          <table:table-cell table:style-name="ce23" table:formula="of:=IF([$_data_.D244];[$_data_.D244];&quot;&quot;)">
            <text:p/>
          </table:table-cell>
          <table:table-cell table:style-name="ce23" table:formula="of:=IF([$_data_.E244];[$_data_.E244];&quot;&quot;)">
            <text:p/>
          </table:table-cell>
          <table:table-cell table:style-name="ce23" table:formula="of:=IF([$_data_.F244];[$_data_.F244];&quot;&quot;)">
            <text:p/>
          </table:table-cell>
          <table:table-cell table:style-name="ce33" table:formula="of:=IF([$_data_.G244];[$_data_.G244];&quot;&quot;)">
            <text:p/>
          </table:table-cell>
          <table:table-cell table:style-name="ce33" table:formula="of:=IF([$_data_.H244];[$_data_.H244];&quot;&quot;)">
            <text:p/>
          </table:table-cell>
          <table:table-cell table:style-name="ce23" table:formula="of:=IF([$_data_.I244];[$_data_.I244];&quot;&quot;)">
            <text:p/>
          </table:table-cell>
          <table:table-cell table:style-name="ce37" table:formula="of:=IF([$_data_.J244];[$_data_.J244];&quot;&quot;)">
            <text:p/>
          </table:table-cell>
          <table:table-cell table:style-name="ce23" table:formula="of:=IF([$_data_.K244];[$_data_.K244];&quot;&quot;)">
            <text:p/>
          </table:table-cell>
          <table:table-cell table:style-name="ce23" table:formula="of:=IF([$_data_.L244];[$_data_.L244];&quot;&quot;)">
            <text:p/>
          </table:table-cell>
          <table:table-cell table:style-name="ce23" table:formula="of:=IF([$_data_.M244];[$_data_.M244];&quot;&quot;)">
            <text:p/>
          </table:table-cell>
          <table:table-cell table:style-name="ce23" table:formula="of:=IF([$_data_.N244];[$_data_.N244];&quot;&quot;)">
            <text:p/>
          </table:table-cell>
          <table:table-cell table:style-name="ce23" table:formula="of:=IF([$_data_.O244];[$_data_.O244];&quot;&quot;)">
            <text:p/>
          </table:table-cell>
          <table:table-cell table:style-name="ce23" table:formula="of:=IF([$_data_.P244];[$_data_.P244];&quot;&quot;)">
            <text:p/>
          </table:table-cell>
          <table:table-cell table:style-name="ce23" table:formula="of:=IF([$_data_.Q244];[$_data_.Q244];&quot;&quot;)">
            <text:p/>
          </table:table-cell>
          <table:table-cell table:style-name="ce23" table:formula="of:=IF([$_data_.R244];[$_data_.R244];&quot;&quot;)">
            <text:p/>
          </table:table-cell>
          <table:table-cell table:style-name="ce23" table:formula="of:=IF([$_data_.S244];[$_data_.S244];&quot;&quot;)">
            <text:p/>
          </table:table-cell>
          <table:table-cell table:style-name="ce62" table:formula="of:=IF([$_data_.T244];[$_data_.T244];&quot;&quot;)">
            <text:p/>
          </table:table-cell>
          <table:table-cell table:style-name="ce65" table:formula="of:=IF([$_data_.U244];[$_data_.U244];&quot;&quot;)">
            <text:p/>
          </table:table-cell>
        </table:table-row>
        <table:table-row table:style-name="ro1">
          <table:table-cell table:formula="of:=IF([$_data_.A245];[$_data_.A245];&quot;&quot;)">
            <text:p/>
          </table:table-cell>
          <table:table-cell table:style-name="ce23" table:formula="of:=IF([$_data_.B245];[$_data_.B245];&quot;&quot;)">
            <text:p/>
          </table:table-cell>
          <table:table-cell table:style-name="ce23" table:formula="of:=IF([$_data_.C245];[$_data_.C245];&quot;&quot;)">
            <text:p/>
          </table:table-cell>
          <table:table-cell table:style-name="ce23" table:formula="of:=IF([$_data_.D245];[$_data_.D245];&quot;&quot;)">
            <text:p/>
          </table:table-cell>
          <table:table-cell table:style-name="ce23" table:formula="of:=IF([$_data_.E245];[$_data_.E245];&quot;&quot;)">
            <text:p/>
          </table:table-cell>
          <table:table-cell table:style-name="ce23" table:formula="of:=IF([$_data_.F245];[$_data_.F245];&quot;&quot;)">
            <text:p/>
          </table:table-cell>
          <table:table-cell table:style-name="ce33" table:formula="of:=IF([$_data_.G245];[$_data_.G245];&quot;&quot;)">
            <text:p/>
          </table:table-cell>
          <table:table-cell table:style-name="ce33" table:formula="of:=IF([$_data_.H245];[$_data_.H245];&quot;&quot;)">
            <text:p/>
          </table:table-cell>
          <table:table-cell table:style-name="ce23" table:formula="of:=IF([$_data_.I245];[$_data_.I245];&quot;&quot;)">
            <text:p/>
          </table:table-cell>
          <table:table-cell table:style-name="ce37" table:formula="of:=IF([$_data_.J245];[$_data_.J245];&quot;&quot;)">
            <text:p/>
          </table:table-cell>
          <table:table-cell table:style-name="ce23" table:formula="of:=IF([$_data_.K245];[$_data_.K245];&quot;&quot;)">
            <text:p/>
          </table:table-cell>
          <table:table-cell table:style-name="ce23" table:formula="of:=IF([$_data_.L245];[$_data_.L245];&quot;&quot;)">
            <text:p/>
          </table:table-cell>
          <table:table-cell table:style-name="ce23" table:formula="of:=IF([$_data_.M245];[$_data_.M245];&quot;&quot;)">
            <text:p/>
          </table:table-cell>
          <table:table-cell table:style-name="ce23" table:formula="of:=IF([$_data_.N245];[$_data_.N245];&quot;&quot;)">
            <text:p/>
          </table:table-cell>
          <table:table-cell table:style-name="ce23" table:formula="of:=IF([$_data_.O245];[$_data_.O245];&quot;&quot;)">
            <text:p/>
          </table:table-cell>
          <table:table-cell table:style-name="ce23" table:formula="of:=IF([$_data_.P245];[$_data_.P245];&quot;&quot;)">
            <text:p/>
          </table:table-cell>
          <table:table-cell table:style-name="ce23" table:formula="of:=IF([$_data_.Q245];[$_data_.Q245];&quot;&quot;)">
            <text:p/>
          </table:table-cell>
          <table:table-cell table:style-name="ce23" table:formula="of:=IF([$_data_.R245];[$_data_.R245];&quot;&quot;)">
            <text:p/>
          </table:table-cell>
          <table:table-cell table:style-name="ce23" table:formula="of:=IF([$_data_.S245];[$_data_.S245];&quot;&quot;)">
            <text:p/>
          </table:table-cell>
          <table:table-cell table:style-name="ce62" table:formula="of:=IF([$_data_.T245];[$_data_.T245];&quot;&quot;)">
            <text:p/>
          </table:table-cell>
          <table:table-cell table:style-name="ce65" table:formula="of:=IF([$_data_.U245];[$_data_.U245];&quot;&quot;)">
            <text:p/>
          </table:table-cell>
        </table:table-row>
        <table:table-row table:style-name="ro1">
          <table:table-cell table:formula="of:=IF([$_data_.A246];[$_data_.A246];&quot;&quot;)">
            <text:p/>
          </table:table-cell>
          <table:table-cell table:style-name="ce23" table:formula="of:=IF([$_data_.B246];[$_data_.B246];&quot;&quot;)">
            <text:p/>
          </table:table-cell>
          <table:table-cell table:style-name="ce23" table:formula="of:=IF([$_data_.C246];[$_data_.C246];&quot;&quot;)">
            <text:p/>
          </table:table-cell>
          <table:table-cell table:style-name="ce23" table:formula="of:=IF([$_data_.D246];[$_data_.D246];&quot;&quot;)">
            <text:p/>
          </table:table-cell>
          <table:table-cell table:style-name="ce23" table:formula="of:=IF([$_data_.E246];[$_data_.E246];&quot;&quot;)">
            <text:p/>
          </table:table-cell>
          <table:table-cell table:style-name="ce23" table:formula="of:=IF([$_data_.F246];[$_data_.F246];&quot;&quot;)">
            <text:p/>
          </table:table-cell>
          <table:table-cell table:style-name="ce33" table:formula="of:=IF([$_data_.G246];[$_data_.G246];&quot;&quot;)">
            <text:p/>
          </table:table-cell>
          <table:table-cell table:style-name="ce33" table:formula="of:=IF([$_data_.H246];[$_data_.H246];&quot;&quot;)">
            <text:p/>
          </table:table-cell>
          <table:table-cell table:style-name="ce23" table:formula="of:=IF([$_data_.I246];[$_data_.I246];&quot;&quot;)">
            <text:p/>
          </table:table-cell>
          <table:table-cell table:style-name="ce37" table:formula="of:=IF([$_data_.J246];[$_data_.J246];&quot;&quot;)">
            <text:p/>
          </table:table-cell>
          <table:table-cell table:style-name="ce23" table:formula="of:=IF([$_data_.K246];[$_data_.K246];&quot;&quot;)">
            <text:p/>
          </table:table-cell>
          <table:table-cell table:style-name="ce23" table:formula="of:=IF([$_data_.L246];[$_data_.L246];&quot;&quot;)">
            <text:p/>
          </table:table-cell>
          <table:table-cell table:style-name="ce23" table:formula="of:=IF([$_data_.M246];[$_data_.M246];&quot;&quot;)">
            <text:p/>
          </table:table-cell>
          <table:table-cell table:style-name="ce23" table:formula="of:=IF([$_data_.N246];[$_data_.N246];&quot;&quot;)">
            <text:p/>
          </table:table-cell>
          <table:table-cell table:style-name="ce23" table:formula="of:=IF([$_data_.O246];[$_data_.O246];&quot;&quot;)">
            <text:p/>
          </table:table-cell>
          <table:table-cell table:style-name="ce23" table:formula="of:=IF([$_data_.P246];[$_data_.P246];&quot;&quot;)">
            <text:p/>
          </table:table-cell>
          <table:table-cell table:style-name="ce23" table:formula="of:=IF([$_data_.Q246];[$_data_.Q246];&quot;&quot;)">
            <text:p/>
          </table:table-cell>
          <table:table-cell table:style-name="ce23" table:formula="of:=IF([$_data_.R246];[$_data_.R246];&quot;&quot;)">
            <text:p/>
          </table:table-cell>
          <table:table-cell table:style-name="ce23" table:formula="of:=IF([$_data_.S246];[$_data_.S246];&quot;&quot;)">
            <text:p/>
          </table:table-cell>
          <table:table-cell table:style-name="ce62" table:formula="of:=IF([$_data_.T246];[$_data_.T246];&quot;&quot;)">
            <text:p/>
          </table:table-cell>
          <table:table-cell table:style-name="ce65" table:formula="of:=IF([$_data_.U246];[$_data_.U246];&quot;&quot;)">
            <text:p/>
          </table:table-cell>
        </table:table-row>
        <table:table-row table:style-name="ro1">
          <table:table-cell table:formula="of:=IF([$_data_.A247];[$_data_.A247];&quot;&quot;)">
            <text:p/>
          </table:table-cell>
          <table:table-cell table:style-name="ce23" table:formula="of:=IF([$_data_.B247];[$_data_.B247];&quot;&quot;)">
            <text:p/>
          </table:table-cell>
          <table:table-cell table:style-name="ce23" table:formula="of:=IF([$_data_.C247];[$_data_.C247];&quot;&quot;)">
            <text:p/>
          </table:table-cell>
          <table:table-cell table:style-name="ce23" table:formula="of:=IF([$_data_.D247];[$_data_.D247];&quot;&quot;)">
            <text:p/>
          </table:table-cell>
          <table:table-cell table:style-name="ce23" table:formula="of:=IF([$_data_.E247];[$_data_.E247];&quot;&quot;)">
            <text:p/>
          </table:table-cell>
          <table:table-cell table:style-name="ce23" table:formula="of:=IF([$_data_.F247];[$_data_.F247];&quot;&quot;)">
            <text:p/>
          </table:table-cell>
          <table:table-cell table:style-name="ce33" table:formula="of:=IF([$_data_.G247];[$_data_.G247];&quot;&quot;)">
            <text:p/>
          </table:table-cell>
          <table:table-cell table:style-name="ce33" table:formula="of:=IF([$_data_.H247];[$_data_.H247];&quot;&quot;)">
            <text:p/>
          </table:table-cell>
          <table:table-cell table:style-name="ce23" table:formula="of:=IF([$_data_.I247];[$_data_.I247];&quot;&quot;)">
            <text:p/>
          </table:table-cell>
          <table:table-cell table:style-name="ce37" table:formula="of:=IF([$_data_.J247];[$_data_.J247];&quot;&quot;)">
            <text:p/>
          </table:table-cell>
          <table:table-cell table:style-name="ce23" table:formula="of:=IF([$_data_.K247];[$_data_.K247];&quot;&quot;)">
            <text:p/>
          </table:table-cell>
          <table:table-cell table:style-name="ce23" table:formula="of:=IF([$_data_.L247];[$_data_.L247];&quot;&quot;)">
            <text:p/>
          </table:table-cell>
          <table:table-cell table:style-name="ce23" table:formula="of:=IF([$_data_.M247];[$_data_.M247];&quot;&quot;)">
            <text:p/>
          </table:table-cell>
          <table:table-cell table:style-name="ce23" table:formula="of:=IF([$_data_.N247];[$_data_.N247];&quot;&quot;)">
            <text:p/>
          </table:table-cell>
          <table:table-cell table:style-name="ce23" table:formula="of:=IF([$_data_.O247];[$_data_.O247];&quot;&quot;)">
            <text:p/>
          </table:table-cell>
          <table:table-cell table:style-name="ce23" table:formula="of:=IF([$_data_.P247];[$_data_.P247];&quot;&quot;)">
            <text:p/>
          </table:table-cell>
          <table:table-cell table:style-name="ce23" table:formula="of:=IF([$_data_.Q247];[$_data_.Q247];&quot;&quot;)">
            <text:p/>
          </table:table-cell>
          <table:table-cell table:style-name="ce23" table:formula="of:=IF([$_data_.R247];[$_data_.R247];&quot;&quot;)">
            <text:p/>
          </table:table-cell>
          <table:table-cell table:style-name="ce23" table:formula="of:=IF([$_data_.S247];[$_data_.S247];&quot;&quot;)">
            <text:p/>
          </table:table-cell>
          <table:table-cell table:style-name="ce62" table:formula="of:=IF([$_data_.T247];[$_data_.T247];&quot;&quot;)">
            <text:p/>
          </table:table-cell>
          <table:table-cell table:style-name="ce65" table:formula="of:=IF([$_data_.U247];[$_data_.U247];&quot;&quot;)">
            <text:p/>
          </table:table-cell>
        </table:table-row>
        <table:table-row table:style-name="ro1">
          <table:table-cell table:formula="of:=IF([$_data_.A248];[$_data_.A248];&quot;&quot;)">
            <text:p/>
          </table:table-cell>
          <table:table-cell table:style-name="ce23" table:formula="of:=IF([$_data_.B248];[$_data_.B248];&quot;&quot;)">
            <text:p/>
          </table:table-cell>
          <table:table-cell table:style-name="ce23" table:formula="of:=IF([$_data_.C248];[$_data_.C248];&quot;&quot;)">
            <text:p/>
          </table:table-cell>
          <table:table-cell table:style-name="ce23" table:formula="of:=IF([$_data_.D248];[$_data_.D248];&quot;&quot;)">
            <text:p/>
          </table:table-cell>
          <table:table-cell table:style-name="ce23" table:formula="of:=IF([$_data_.E248];[$_data_.E248];&quot;&quot;)">
            <text:p/>
          </table:table-cell>
          <table:table-cell table:style-name="ce23" table:formula="of:=IF([$_data_.F248];[$_data_.F248];&quot;&quot;)">
            <text:p/>
          </table:table-cell>
          <table:table-cell table:style-name="ce33" table:formula="of:=IF([$_data_.G248];[$_data_.G248];&quot;&quot;)">
            <text:p/>
          </table:table-cell>
          <table:table-cell table:style-name="ce33" table:formula="of:=IF([$_data_.H248];[$_data_.H248];&quot;&quot;)">
            <text:p/>
          </table:table-cell>
          <table:table-cell table:style-name="ce23" table:formula="of:=IF([$_data_.I248];[$_data_.I248];&quot;&quot;)">
            <text:p/>
          </table:table-cell>
          <table:table-cell table:style-name="ce37" table:formula="of:=IF([$_data_.J248];[$_data_.J248];&quot;&quot;)">
            <text:p/>
          </table:table-cell>
          <table:table-cell table:style-name="ce23" table:formula="of:=IF([$_data_.K248];[$_data_.K248];&quot;&quot;)">
            <text:p/>
          </table:table-cell>
          <table:table-cell table:style-name="ce23" table:formula="of:=IF([$_data_.L248];[$_data_.L248];&quot;&quot;)">
            <text:p/>
          </table:table-cell>
          <table:table-cell table:style-name="ce23" table:formula="of:=IF([$_data_.M248];[$_data_.M248];&quot;&quot;)">
            <text:p/>
          </table:table-cell>
          <table:table-cell table:style-name="ce23" table:formula="of:=IF([$_data_.N248];[$_data_.N248];&quot;&quot;)">
            <text:p/>
          </table:table-cell>
          <table:table-cell table:style-name="ce23" table:formula="of:=IF([$_data_.O248];[$_data_.O248];&quot;&quot;)">
            <text:p/>
          </table:table-cell>
          <table:table-cell table:style-name="ce23" table:formula="of:=IF([$_data_.P248];[$_data_.P248];&quot;&quot;)">
            <text:p/>
          </table:table-cell>
          <table:table-cell table:style-name="ce23" table:formula="of:=IF([$_data_.Q248];[$_data_.Q248];&quot;&quot;)">
            <text:p/>
          </table:table-cell>
          <table:table-cell table:style-name="ce23" table:formula="of:=IF([$_data_.R248];[$_data_.R248];&quot;&quot;)">
            <text:p/>
          </table:table-cell>
          <table:table-cell table:style-name="ce23" table:formula="of:=IF([$_data_.S248];[$_data_.S248];&quot;&quot;)">
            <text:p/>
          </table:table-cell>
          <table:table-cell table:style-name="ce62" table:formula="of:=IF([$_data_.T248];[$_data_.T248];&quot;&quot;)">
            <text:p/>
          </table:table-cell>
          <table:table-cell table:style-name="ce65" table:formula="of:=IF([$_data_.U248];[$_data_.U248];&quot;&quot;)">
            <text:p/>
          </table:table-cell>
        </table:table-row>
        <table:table-row table:style-name="ro1">
          <table:table-cell table:formula="of:=IF([$_data_.A249];[$_data_.A249];&quot;&quot;)">
            <text:p/>
          </table:table-cell>
          <table:table-cell table:style-name="ce23" table:formula="of:=IF([$_data_.B249];[$_data_.B249];&quot;&quot;)">
            <text:p/>
          </table:table-cell>
          <table:table-cell table:style-name="ce23" table:formula="of:=IF([$_data_.C249];[$_data_.C249];&quot;&quot;)">
            <text:p/>
          </table:table-cell>
          <table:table-cell table:style-name="ce23" table:formula="of:=IF([$_data_.D249];[$_data_.D249];&quot;&quot;)">
            <text:p/>
          </table:table-cell>
          <table:table-cell table:style-name="ce23" table:formula="of:=IF([$_data_.E249];[$_data_.E249];&quot;&quot;)">
            <text:p/>
          </table:table-cell>
          <table:table-cell table:style-name="ce23" table:formula="of:=IF([$_data_.F249];[$_data_.F249];&quot;&quot;)">
            <text:p/>
          </table:table-cell>
          <table:table-cell table:style-name="ce33" table:formula="of:=IF([$_data_.G249];[$_data_.G249];&quot;&quot;)">
            <text:p/>
          </table:table-cell>
          <table:table-cell table:style-name="ce33" table:formula="of:=IF([$_data_.H249];[$_data_.H249];&quot;&quot;)">
            <text:p/>
          </table:table-cell>
          <table:table-cell table:style-name="ce23" table:formula="of:=IF([$_data_.I249];[$_data_.I249];&quot;&quot;)">
            <text:p/>
          </table:table-cell>
          <table:table-cell table:style-name="ce37" table:formula="of:=IF([$_data_.J249];[$_data_.J249];&quot;&quot;)">
            <text:p/>
          </table:table-cell>
          <table:table-cell table:style-name="ce23" table:formula="of:=IF([$_data_.K249];[$_data_.K249];&quot;&quot;)">
            <text:p/>
          </table:table-cell>
          <table:table-cell table:style-name="ce23" table:formula="of:=IF([$_data_.L249];[$_data_.L249];&quot;&quot;)">
            <text:p/>
          </table:table-cell>
          <table:table-cell table:style-name="ce23" table:formula="of:=IF([$_data_.M249];[$_data_.M249];&quot;&quot;)">
            <text:p/>
          </table:table-cell>
          <table:table-cell table:style-name="ce23" table:formula="of:=IF([$_data_.N249];[$_data_.N249];&quot;&quot;)">
            <text:p/>
          </table:table-cell>
          <table:table-cell table:style-name="ce23" table:formula="of:=IF([$_data_.O249];[$_data_.O249];&quot;&quot;)">
            <text:p/>
          </table:table-cell>
          <table:table-cell table:style-name="ce23" table:formula="of:=IF([$_data_.P249];[$_data_.P249];&quot;&quot;)">
            <text:p/>
          </table:table-cell>
          <table:table-cell table:style-name="ce23" table:formula="of:=IF([$_data_.Q249];[$_data_.Q249];&quot;&quot;)">
            <text:p/>
          </table:table-cell>
          <table:table-cell table:style-name="ce23" table:formula="of:=IF([$_data_.R249];[$_data_.R249];&quot;&quot;)">
            <text:p/>
          </table:table-cell>
          <table:table-cell table:style-name="ce23" table:formula="of:=IF([$_data_.S249];[$_data_.S249];&quot;&quot;)">
            <text:p/>
          </table:table-cell>
          <table:table-cell table:style-name="ce62" table:formula="of:=IF([$_data_.T249];[$_data_.T249];&quot;&quot;)">
            <text:p/>
          </table:table-cell>
          <table:table-cell table:style-name="ce65" table:formula="of:=IF([$_data_.U249];[$_data_.U249];&quot;&quot;)">
            <text:p/>
          </table:table-cell>
        </table:table-row>
        <table:table-row table:style-name="ro1">
          <table:table-cell table:formula="of:=IF([$_data_.A250];[$_data_.A250];&quot;&quot;)">
            <text:p/>
          </table:table-cell>
          <table:table-cell table:style-name="ce23" table:formula="of:=IF([$_data_.B250];[$_data_.B250];&quot;&quot;)">
            <text:p/>
          </table:table-cell>
          <table:table-cell table:style-name="ce23" table:formula="of:=IF([$_data_.C250];[$_data_.C250];&quot;&quot;)">
            <text:p/>
          </table:table-cell>
          <table:table-cell table:style-name="ce23" table:formula="of:=IF([$_data_.D250];[$_data_.D250];&quot;&quot;)">
            <text:p/>
          </table:table-cell>
          <table:table-cell table:style-name="ce23" table:formula="of:=IF([$_data_.E250];[$_data_.E250];&quot;&quot;)">
            <text:p/>
          </table:table-cell>
          <table:table-cell table:style-name="ce23" table:formula="of:=IF([$_data_.F250];[$_data_.F250];&quot;&quot;)">
            <text:p/>
          </table:table-cell>
          <table:table-cell table:style-name="ce33" table:formula="of:=IF([$_data_.G250];[$_data_.G250];&quot;&quot;)">
            <text:p/>
          </table:table-cell>
          <table:table-cell table:style-name="ce33" table:formula="of:=IF([$_data_.H250];[$_data_.H250];&quot;&quot;)">
            <text:p/>
          </table:table-cell>
          <table:table-cell table:style-name="ce23" table:formula="of:=IF([$_data_.I250];[$_data_.I250];&quot;&quot;)">
            <text:p/>
          </table:table-cell>
          <table:table-cell table:style-name="ce37" table:formula="of:=IF([$_data_.J250];[$_data_.J250];&quot;&quot;)">
            <text:p/>
          </table:table-cell>
          <table:table-cell table:style-name="ce23" table:formula="of:=IF([$_data_.K250];[$_data_.K250];&quot;&quot;)">
            <text:p/>
          </table:table-cell>
          <table:table-cell table:style-name="ce23" table:formula="of:=IF([$_data_.L250];[$_data_.L250];&quot;&quot;)">
            <text:p/>
          </table:table-cell>
          <table:table-cell table:style-name="ce23" table:formula="of:=IF([$_data_.M250];[$_data_.M250];&quot;&quot;)">
            <text:p/>
          </table:table-cell>
          <table:table-cell table:style-name="ce23" table:formula="of:=IF([$_data_.N250];[$_data_.N250];&quot;&quot;)">
            <text:p/>
          </table:table-cell>
          <table:table-cell table:style-name="ce23" table:formula="of:=IF([$_data_.O250];[$_data_.O250];&quot;&quot;)">
            <text:p/>
          </table:table-cell>
          <table:table-cell table:style-name="ce23" table:formula="of:=IF([$_data_.P250];[$_data_.P250];&quot;&quot;)">
            <text:p/>
          </table:table-cell>
          <table:table-cell table:style-name="ce23" table:formula="of:=IF([$_data_.Q250];[$_data_.Q250];&quot;&quot;)">
            <text:p/>
          </table:table-cell>
          <table:table-cell table:style-name="ce23" table:formula="of:=IF([$_data_.R250];[$_data_.R250];&quot;&quot;)">
            <text:p/>
          </table:table-cell>
          <table:table-cell table:style-name="ce23" table:formula="of:=IF([$_data_.S250];[$_data_.S250];&quot;&quot;)">
            <text:p/>
          </table:table-cell>
          <table:table-cell table:style-name="ce62" table:formula="of:=IF([$_data_.T250];[$_data_.T250];&quot;&quot;)">
            <text:p/>
          </table:table-cell>
          <table:table-cell table:style-name="ce65" table:formula="of:=IF([$_data_.U250];[$_data_.U250];&quot;&quot;)">
            <text:p/>
          </table:table-cell>
        </table:table-row>
        <table:table-row table:style-name="ro1">
          <table:table-cell table:formula="of:=IF([$_data_.A251];[$_data_.A251];&quot;&quot;)">
            <text:p/>
          </table:table-cell>
          <table:table-cell table:style-name="ce23" table:formula="of:=IF([$_data_.B251];[$_data_.B251];&quot;&quot;)">
            <text:p/>
          </table:table-cell>
          <table:table-cell table:style-name="ce23" table:formula="of:=IF([$_data_.C251];[$_data_.C251];&quot;&quot;)">
            <text:p/>
          </table:table-cell>
          <table:table-cell table:style-name="ce23" table:formula="of:=IF([$_data_.D251];[$_data_.D251];&quot;&quot;)">
            <text:p/>
          </table:table-cell>
          <table:table-cell table:style-name="ce23" table:formula="of:=IF([$_data_.E251];[$_data_.E251];&quot;&quot;)">
            <text:p/>
          </table:table-cell>
          <table:table-cell table:style-name="ce23" table:formula="of:=IF([$_data_.F251];[$_data_.F251];&quot;&quot;)">
            <text:p/>
          </table:table-cell>
          <table:table-cell table:style-name="ce33" table:formula="of:=IF([$_data_.G251];[$_data_.G251];&quot;&quot;)">
            <text:p/>
          </table:table-cell>
          <table:table-cell table:style-name="ce33" table:formula="of:=IF([$_data_.H251];[$_data_.H251];&quot;&quot;)">
            <text:p/>
          </table:table-cell>
          <table:table-cell table:style-name="ce23" table:formula="of:=IF([$_data_.I251];[$_data_.I251];&quot;&quot;)">
            <text:p/>
          </table:table-cell>
          <table:table-cell table:style-name="ce37" table:formula="of:=IF([$_data_.J251];[$_data_.J251];&quot;&quot;)">
            <text:p/>
          </table:table-cell>
          <table:table-cell table:style-name="ce23" table:formula="of:=IF([$_data_.K251];[$_data_.K251];&quot;&quot;)">
            <text:p/>
          </table:table-cell>
          <table:table-cell table:style-name="ce23" table:formula="of:=IF([$_data_.L251];[$_data_.L251];&quot;&quot;)">
            <text:p/>
          </table:table-cell>
          <table:table-cell table:style-name="ce23" table:formula="of:=IF([$_data_.M251];[$_data_.M251];&quot;&quot;)">
            <text:p/>
          </table:table-cell>
          <table:table-cell table:style-name="ce23" table:formula="of:=IF([$_data_.N251];[$_data_.N251];&quot;&quot;)">
            <text:p/>
          </table:table-cell>
          <table:table-cell table:style-name="ce23" table:formula="of:=IF([$_data_.O251];[$_data_.O251];&quot;&quot;)">
            <text:p/>
          </table:table-cell>
          <table:table-cell table:style-name="ce23" table:formula="of:=IF([$_data_.P251];[$_data_.P251];&quot;&quot;)">
            <text:p/>
          </table:table-cell>
          <table:table-cell table:style-name="ce23" table:formula="of:=IF([$_data_.Q251];[$_data_.Q251];&quot;&quot;)">
            <text:p/>
          </table:table-cell>
          <table:table-cell table:style-name="ce23" table:formula="of:=IF([$_data_.R251];[$_data_.R251];&quot;&quot;)">
            <text:p/>
          </table:table-cell>
          <table:table-cell table:style-name="ce23" table:formula="of:=IF([$_data_.S251];[$_data_.S251];&quot;&quot;)">
            <text:p/>
          </table:table-cell>
          <table:table-cell table:style-name="ce62" table:formula="of:=IF([$_data_.T251];[$_data_.T251];&quot;&quot;)">
            <text:p/>
          </table:table-cell>
          <table:table-cell table:style-name="ce65" table:formula="of:=IF([$_data_.U251];[$_data_.U251];&quot;&quot;)">
            <text:p/>
          </table:table-cell>
        </table:table-row>
        <table:table-row table:style-name="ro1">
          <table:table-cell table:formula="of:=IF([$_data_.A252];[$_data_.A252];&quot;&quot;)">
            <text:p/>
          </table:table-cell>
          <table:table-cell table:style-name="ce23" table:formula="of:=IF([$_data_.B252];[$_data_.B252];&quot;&quot;)">
            <text:p/>
          </table:table-cell>
          <table:table-cell table:style-name="ce23" table:formula="of:=IF([$_data_.C252];[$_data_.C252];&quot;&quot;)">
            <text:p/>
          </table:table-cell>
          <table:table-cell table:style-name="ce23" table:formula="of:=IF([$_data_.D252];[$_data_.D252];&quot;&quot;)">
            <text:p/>
          </table:table-cell>
          <table:table-cell table:style-name="ce23" table:formula="of:=IF([$_data_.E252];[$_data_.E252];&quot;&quot;)">
            <text:p/>
          </table:table-cell>
          <table:table-cell table:style-name="ce23" table:formula="of:=IF([$_data_.F252];[$_data_.F252];&quot;&quot;)">
            <text:p/>
          </table:table-cell>
          <table:table-cell table:style-name="ce33" table:formula="of:=IF([$_data_.G252];[$_data_.G252];&quot;&quot;)">
            <text:p/>
          </table:table-cell>
          <table:table-cell table:style-name="ce33" table:formula="of:=IF([$_data_.H252];[$_data_.H252];&quot;&quot;)">
            <text:p/>
          </table:table-cell>
          <table:table-cell table:style-name="ce23" table:formula="of:=IF([$_data_.I252];[$_data_.I252];&quot;&quot;)">
            <text:p/>
          </table:table-cell>
          <table:table-cell table:style-name="ce37" table:formula="of:=IF([$_data_.J252];[$_data_.J252];&quot;&quot;)">
            <text:p/>
          </table:table-cell>
          <table:table-cell table:style-name="ce23" table:formula="of:=IF([$_data_.K252];[$_data_.K252];&quot;&quot;)">
            <text:p/>
          </table:table-cell>
          <table:table-cell table:style-name="ce23" table:formula="of:=IF([$_data_.L252];[$_data_.L252];&quot;&quot;)">
            <text:p/>
          </table:table-cell>
          <table:table-cell table:style-name="ce23" table:formula="of:=IF([$_data_.M252];[$_data_.M252];&quot;&quot;)">
            <text:p/>
          </table:table-cell>
          <table:table-cell table:style-name="ce23" table:formula="of:=IF([$_data_.N252];[$_data_.N252];&quot;&quot;)">
            <text:p/>
          </table:table-cell>
          <table:table-cell table:style-name="ce23" table:formula="of:=IF([$_data_.O252];[$_data_.O252];&quot;&quot;)">
            <text:p/>
          </table:table-cell>
          <table:table-cell table:style-name="ce23" table:formula="of:=IF([$_data_.P252];[$_data_.P252];&quot;&quot;)">
            <text:p/>
          </table:table-cell>
          <table:table-cell table:style-name="ce23" table:formula="of:=IF([$_data_.Q252];[$_data_.Q252];&quot;&quot;)">
            <text:p/>
          </table:table-cell>
          <table:table-cell table:style-name="ce23" table:formula="of:=IF([$_data_.R252];[$_data_.R252];&quot;&quot;)">
            <text:p/>
          </table:table-cell>
          <table:table-cell table:style-name="ce23" table:formula="of:=IF([$_data_.S252];[$_data_.S252];&quot;&quot;)">
            <text:p/>
          </table:table-cell>
          <table:table-cell table:style-name="ce62" table:formula="of:=IF([$_data_.T252];[$_data_.T252];&quot;&quot;)">
            <text:p/>
          </table:table-cell>
          <table:table-cell table:style-name="ce65" table:formula="of:=IF([$_data_.U252];[$_data_.U252];&quot;&quot;)">
            <text:p/>
          </table:table-cell>
        </table:table-row>
        <table:table-row table:style-name="ro1">
          <table:table-cell table:formula="of:=IF([$_data_.A253];[$_data_.A253];&quot;&quot;)">
            <text:p/>
          </table:table-cell>
          <table:table-cell table:style-name="ce23" table:formula="of:=IF([$_data_.B253];[$_data_.B253];&quot;&quot;)">
            <text:p/>
          </table:table-cell>
          <table:table-cell table:style-name="ce23" table:formula="of:=IF([$_data_.C253];[$_data_.C253];&quot;&quot;)">
            <text:p/>
          </table:table-cell>
          <table:table-cell table:style-name="ce23" table:formula="of:=IF([$_data_.D253];[$_data_.D253];&quot;&quot;)">
            <text:p/>
          </table:table-cell>
          <table:table-cell table:style-name="ce23" table:formula="of:=IF([$_data_.E253];[$_data_.E253];&quot;&quot;)">
            <text:p/>
          </table:table-cell>
          <table:table-cell table:style-name="ce23" table:formula="of:=IF([$_data_.F253];[$_data_.F253];&quot;&quot;)">
            <text:p/>
          </table:table-cell>
          <table:table-cell table:style-name="ce33" table:formula="of:=IF([$_data_.G253];[$_data_.G253];&quot;&quot;)">
            <text:p/>
          </table:table-cell>
          <table:table-cell table:style-name="ce33" table:formula="of:=IF([$_data_.H253];[$_data_.H253];&quot;&quot;)">
            <text:p/>
          </table:table-cell>
          <table:table-cell table:style-name="ce23" table:formula="of:=IF([$_data_.I253];[$_data_.I253];&quot;&quot;)">
            <text:p/>
          </table:table-cell>
          <table:table-cell table:style-name="ce37" table:formula="of:=IF([$_data_.J253];[$_data_.J253];&quot;&quot;)">
            <text:p/>
          </table:table-cell>
          <table:table-cell table:style-name="ce23" table:formula="of:=IF([$_data_.K253];[$_data_.K253];&quot;&quot;)">
            <text:p/>
          </table:table-cell>
          <table:table-cell table:style-name="ce23" table:formula="of:=IF([$_data_.L253];[$_data_.L253];&quot;&quot;)">
            <text:p/>
          </table:table-cell>
          <table:table-cell table:style-name="ce23" table:formula="of:=IF([$_data_.M253];[$_data_.M253];&quot;&quot;)">
            <text:p/>
          </table:table-cell>
          <table:table-cell table:style-name="ce23" table:formula="of:=IF([$_data_.N253];[$_data_.N253];&quot;&quot;)">
            <text:p/>
          </table:table-cell>
          <table:table-cell table:style-name="ce23" table:formula="of:=IF([$_data_.O253];[$_data_.O253];&quot;&quot;)">
            <text:p/>
          </table:table-cell>
          <table:table-cell table:style-name="ce23" table:formula="of:=IF([$_data_.P253];[$_data_.P253];&quot;&quot;)">
            <text:p/>
          </table:table-cell>
          <table:table-cell table:style-name="ce23" table:formula="of:=IF([$_data_.Q253];[$_data_.Q253];&quot;&quot;)">
            <text:p/>
          </table:table-cell>
          <table:table-cell table:style-name="ce23" table:formula="of:=IF([$_data_.R253];[$_data_.R253];&quot;&quot;)">
            <text:p/>
          </table:table-cell>
          <table:table-cell table:style-name="ce23" table:formula="of:=IF([$_data_.S253];[$_data_.S253];&quot;&quot;)">
            <text:p/>
          </table:table-cell>
          <table:table-cell table:style-name="ce62" table:formula="of:=IF([$_data_.T253];[$_data_.T253];&quot;&quot;)">
            <text:p/>
          </table:table-cell>
          <table:table-cell table:style-name="ce65" table:formula="of:=IF([$_data_.U253];[$_data_.U253];&quot;&quot;)">
            <text:p/>
          </table:table-cell>
        </table:table-row>
        <table:table-row table:style-name="ro1">
          <table:table-cell table:formula="of:=IF([$_data_.A254];[$_data_.A254];&quot;&quot;)">
            <text:p/>
          </table:table-cell>
          <table:table-cell table:style-name="ce23" table:formula="of:=IF([$_data_.B254];[$_data_.B254];&quot;&quot;)">
            <text:p/>
          </table:table-cell>
          <table:table-cell table:style-name="ce23" table:formula="of:=IF([$_data_.C254];[$_data_.C254];&quot;&quot;)">
            <text:p/>
          </table:table-cell>
          <table:table-cell table:style-name="ce23" table:formula="of:=IF([$_data_.D254];[$_data_.D254];&quot;&quot;)">
            <text:p/>
          </table:table-cell>
          <table:table-cell table:style-name="ce23" table:formula="of:=IF([$_data_.E254];[$_data_.E254];&quot;&quot;)">
            <text:p/>
          </table:table-cell>
          <table:table-cell table:style-name="ce23" table:formula="of:=IF([$_data_.F254];[$_data_.F254];&quot;&quot;)">
            <text:p/>
          </table:table-cell>
          <table:table-cell table:style-name="ce33" table:formula="of:=IF([$_data_.G254];[$_data_.G254];&quot;&quot;)">
            <text:p/>
          </table:table-cell>
          <table:table-cell table:style-name="ce33" table:formula="of:=IF([$_data_.H254];[$_data_.H254];&quot;&quot;)">
            <text:p/>
          </table:table-cell>
          <table:table-cell table:style-name="ce23" table:formula="of:=IF([$_data_.I254];[$_data_.I254];&quot;&quot;)">
            <text:p/>
          </table:table-cell>
          <table:table-cell table:style-name="ce37" table:formula="of:=IF([$_data_.J254];[$_data_.J254];&quot;&quot;)">
            <text:p/>
          </table:table-cell>
          <table:table-cell table:style-name="ce23" table:formula="of:=IF([$_data_.K254];[$_data_.K254];&quot;&quot;)">
            <text:p/>
          </table:table-cell>
          <table:table-cell table:style-name="ce23" table:formula="of:=IF([$_data_.L254];[$_data_.L254];&quot;&quot;)">
            <text:p/>
          </table:table-cell>
          <table:table-cell table:style-name="ce23" table:formula="of:=IF([$_data_.M254];[$_data_.M254];&quot;&quot;)">
            <text:p/>
          </table:table-cell>
          <table:table-cell table:style-name="ce23" table:formula="of:=IF([$_data_.N254];[$_data_.N254];&quot;&quot;)">
            <text:p/>
          </table:table-cell>
          <table:table-cell table:style-name="ce23" table:formula="of:=IF([$_data_.O254];[$_data_.O254];&quot;&quot;)">
            <text:p/>
          </table:table-cell>
          <table:table-cell table:style-name="ce23" table:formula="of:=IF([$_data_.P254];[$_data_.P254];&quot;&quot;)">
            <text:p/>
          </table:table-cell>
          <table:table-cell table:style-name="ce23" table:formula="of:=IF([$_data_.Q254];[$_data_.Q254];&quot;&quot;)">
            <text:p/>
          </table:table-cell>
          <table:table-cell table:style-name="ce23" table:formula="of:=IF([$_data_.R254];[$_data_.R254];&quot;&quot;)">
            <text:p/>
          </table:table-cell>
          <table:table-cell table:style-name="ce23" table:formula="of:=IF([$_data_.S254];[$_data_.S254];&quot;&quot;)">
            <text:p/>
          </table:table-cell>
          <table:table-cell table:style-name="ce62" table:formula="of:=IF([$_data_.T254];[$_data_.T254];&quot;&quot;)">
            <text:p/>
          </table:table-cell>
          <table:table-cell table:style-name="ce65" table:formula="of:=IF([$_data_.U254];[$_data_.U254];&quot;&quot;)">
            <text:p/>
          </table:table-cell>
        </table:table-row>
        <table:table-row table:style-name="ro1">
          <table:table-cell table:formula="of:=IF([$_data_.A255];[$_data_.A255];&quot;&quot;)">
            <text:p/>
          </table:table-cell>
          <table:table-cell table:style-name="ce23" table:formula="of:=IF([$_data_.B255];[$_data_.B255];&quot;&quot;)">
            <text:p/>
          </table:table-cell>
          <table:table-cell table:style-name="ce23" table:formula="of:=IF([$_data_.C255];[$_data_.C255];&quot;&quot;)">
            <text:p/>
          </table:table-cell>
          <table:table-cell table:style-name="ce23" table:formula="of:=IF([$_data_.D255];[$_data_.D255];&quot;&quot;)">
            <text:p/>
          </table:table-cell>
          <table:table-cell table:style-name="ce23" table:formula="of:=IF([$_data_.E255];[$_data_.E255];&quot;&quot;)">
            <text:p/>
          </table:table-cell>
          <table:table-cell table:style-name="ce23" table:formula="of:=IF([$_data_.F255];[$_data_.F255];&quot;&quot;)">
            <text:p/>
          </table:table-cell>
          <table:table-cell table:style-name="ce33" table:formula="of:=IF([$_data_.G255];[$_data_.G255];&quot;&quot;)">
            <text:p/>
          </table:table-cell>
          <table:table-cell table:style-name="ce33" table:formula="of:=IF([$_data_.H255];[$_data_.H255];&quot;&quot;)">
            <text:p/>
          </table:table-cell>
          <table:table-cell table:style-name="ce23" table:formula="of:=IF([$_data_.I255];[$_data_.I255];&quot;&quot;)">
            <text:p/>
          </table:table-cell>
          <table:table-cell table:style-name="ce37" table:formula="of:=IF([$_data_.J255];[$_data_.J255];&quot;&quot;)">
            <text:p/>
          </table:table-cell>
          <table:table-cell table:style-name="ce23" table:formula="of:=IF([$_data_.K255];[$_data_.K255];&quot;&quot;)">
            <text:p/>
          </table:table-cell>
          <table:table-cell table:style-name="ce23" table:formula="of:=IF([$_data_.L255];[$_data_.L255];&quot;&quot;)">
            <text:p/>
          </table:table-cell>
          <table:table-cell table:style-name="ce23" table:formula="of:=IF([$_data_.M255];[$_data_.M255];&quot;&quot;)">
            <text:p/>
          </table:table-cell>
          <table:table-cell table:style-name="ce23" table:formula="of:=IF([$_data_.N255];[$_data_.N255];&quot;&quot;)">
            <text:p/>
          </table:table-cell>
          <table:table-cell table:style-name="ce23" table:formula="of:=IF([$_data_.O255];[$_data_.O255];&quot;&quot;)">
            <text:p/>
          </table:table-cell>
          <table:table-cell table:style-name="ce23" table:formula="of:=IF([$_data_.P255];[$_data_.P255];&quot;&quot;)">
            <text:p/>
          </table:table-cell>
          <table:table-cell table:style-name="ce23" table:formula="of:=IF([$_data_.Q255];[$_data_.Q255];&quot;&quot;)">
            <text:p/>
          </table:table-cell>
          <table:table-cell table:style-name="ce23" table:formula="of:=IF([$_data_.R255];[$_data_.R255];&quot;&quot;)">
            <text:p/>
          </table:table-cell>
          <table:table-cell table:style-name="ce23" table:formula="of:=IF([$_data_.S255];[$_data_.S255];&quot;&quot;)">
            <text:p/>
          </table:table-cell>
          <table:table-cell table:style-name="ce62" table:formula="of:=IF([$_data_.T255];[$_data_.T255];&quot;&quot;)">
            <text:p/>
          </table:table-cell>
          <table:table-cell table:style-name="ce65" table:formula="of:=IF([$_data_.U255];[$_data_.U255];&quot;&quot;)">
            <text:p/>
          </table:table-cell>
        </table:table-row>
        <table:table-row table:style-name="ro1">
          <table:table-cell table:formula="of:=IF([$_data_.A256];[$_data_.A256];&quot;&quot;)">
            <text:p/>
          </table:table-cell>
          <table:table-cell table:style-name="ce23" table:formula="of:=IF([$_data_.B256];[$_data_.B256];&quot;&quot;)">
            <text:p/>
          </table:table-cell>
          <table:table-cell table:style-name="ce23" table:formula="of:=IF([$_data_.C256];[$_data_.C256];&quot;&quot;)">
            <text:p/>
          </table:table-cell>
          <table:table-cell table:style-name="ce23" table:formula="of:=IF([$_data_.D256];[$_data_.D256];&quot;&quot;)">
            <text:p/>
          </table:table-cell>
          <table:table-cell table:style-name="ce23" table:formula="of:=IF([$_data_.E256];[$_data_.E256];&quot;&quot;)">
            <text:p/>
          </table:table-cell>
          <table:table-cell table:style-name="ce23" table:formula="of:=IF([$_data_.F256];[$_data_.F256];&quot;&quot;)">
            <text:p/>
          </table:table-cell>
          <table:table-cell table:style-name="ce33" table:formula="of:=IF([$_data_.G256];[$_data_.G256];&quot;&quot;)">
            <text:p/>
          </table:table-cell>
          <table:table-cell table:style-name="ce33" table:formula="of:=IF([$_data_.H256];[$_data_.H256];&quot;&quot;)">
            <text:p/>
          </table:table-cell>
          <table:table-cell table:style-name="ce23" table:formula="of:=IF([$_data_.I256];[$_data_.I256];&quot;&quot;)">
            <text:p/>
          </table:table-cell>
          <table:table-cell table:style-name="ce37" table:formula="of:=IF([$_data_.J256];[$_data_.J256];&quot;&quot;)">
            <text:p/>
          </table:table-cell>
          <table:table-cell table:style-name="ce23" table:formula="of:=IF([$_data_.K256];[$_data_.K256];&quot;&quot;)">
            <text:p/>
          </table:table-cell>
          <table:table-cell table:style-name="ce23" table:formula="of:=IF([$_data_.L256];[$_data_.L256];&quot;&quot;)">
            <text:p/>
          </table:table-cell>
          <table:table-cell table:style-name="ce23" table:formula="of:=IF([$_data_.M256];[$_data_.M256];&quot;&quot;)">
            <text:p/>
          </table:table-cell>
          <table:table-cell table:style-name="ce23" table:formula="of:=IF([$_data_.N256];[$_data_.N256];&quot;&quot;)">
            <text:p/>
          </table:table-cell>
          <table:table-cell table:style-name="ce23" table:formula="of:=IF([$_data_.O256];[$_data_.O256];&quot;&quot;)">
            <text:p/>
          </table:table-cell>
          <table:table-cell table:style-name="ce23" table:formula="of:=IF([$_data_.P256];[$_data_.P256];&quot;&quot;)">
            <text:p/>
          </table:table-cell>
          <table:table-cell table:style-name="ce23" table:formula="of:=IF([$_data_.Q256];[$_data_.Q256];&quot;&quot;)">
            <text:p/>
          </table:table-cell>
          <table:table-cell table:style-name="ce23" table:formula="of:=IF([$_data_.R256];[$_data_.R256];&quot;&quot;)">
            <text:p/>
          </table:table-cell>
          <table:table-cell table:style-name="ce23" table:formula="of:=IF([$_data_.S256];[$_data_.S256];&quot;&quot;)">
            <text:p/>
          </table:table-cell>
          <table:table-cell table:style-name="ce62" table:formula="of:=IF([$_data_.T256];[$_data_.T256];&quot;&quot;)">
            <text:p/>
          </table:table-cell>
          <table:table-cell table:style-name="ce65" table:formula="of:=IF([$_data_.U256];[$_data_.U256];&quot;&quot;)">
            <text:p/>
          </table:table-cell>
        </table:table-row>
        <table:table-row table:style-name="ro1">
          <table:table-cell table:formula="of:=IF([$_data_.A257];[$_data_.A257];&quot;&quot;)">
            <text:p/>
          </table:table-cell>
          <table:table-cell table:style-name="ce23" table:formula="of:=IF([$_data_.B257];[$_data_.B257];&quot;&quot;)">
            <text:p/>
          </table:table-cell>
          <table:table-cell table:style-name="ce23" table:formula="of:=IF([$_data_.C257];[$_data_.C257];&quot;&quot;)">
            <text:p/>
          </table:table-cell>
          <table:table-cell table:style-name="ce23" table:formula="of:=IF([$_data_.D257];[$_data_.D257];&quot;&quot;)">
            <text:p/>
          </table:table-cell>
          <table:table-cell table:style-name="ce23" table:formula="of:=IF([$_data_.E257];[$_data_.E257];&quot;&quot;)">
            <text:p/>
          </table:table-cell>
          <table:table-cell table:style-name="ce23" table:formula="of:=IF([$_data_.F257];[$_data_.F257];&quot;&quot;)">
            <text:p/>
          </table:table-cell>
          <table:table-cell table:style-name="ce33" table:formula="of:=IF([$_data_.G257];[$_data_.G257];&quot;&quot;)">
            <text:p/>
          </table:table-cell>
          <table:table-cell table:style-name="ce33" table:formula="of:=IF([$_data_.H257];[$_data_.H257];&quot;&quot;)">
            <text:p/>
          </table:table-cell>
          <table:table-cell table:style-name="ce23" table:formula="of:=IF([$_data_.I257];[$_data_.I257];&quot;&quot;)">
            <text:p/>
          </table:table-cell>
          <table:table-cell table:style-name="ce37" table:formula="of:=IF([$_data_.J257];[$_data_.J257];&quot;&quot;)">
            <text:p/>
          </table:table-cell>
          <table:table-cell table:style-name="ce23" table:formula="of:=IF([$_data_.K257];[$_data_.K257];&quot;&quot;)">
            <text:p/>
          </table:table-cell>
          <table:table-cell table:style-name="ce23" table:formula="of:=IF([$_data_.L257];[$_data_.L257];&quot;&quot;)">
            <text:p/>
          </table:table-cell>
          <table:table-cell table:style-name="ce23" table:formula="of:=IF([$_data_.M257];[$_data_.M257];&quot;&quot;)">
            <text:p/>
          </table:table-cell>
          <table:table-cell table:style-name="ce23" table:formula="of:=IF([$_data_.N257];[$_data_.N257];&quot;&quot;)">
            <text:p/>
          </table:table-cell>
          <table:table-cell table:style-name="ce23" table:formula="of:=IF([$_data_.O257];[$_data_.O257];&quot;&quot;)">
            <text:p/>
          </table:table-cell>
          <table:table-cell table:style-name="ce23" table:formula="of:=IF([$_data_.P257];[$_data_.P257];&quot;&quot;)">
            <text:p/>
          </table:table-cell>
          <table:table-cell table:style-name="ce23" table:formula="of:=IF([$_data_.Q257];[$_data_.Q257];&quot;&quot;)">
            <text:p/>
          </table:table-cell>
          <table:table-cell table:style-name="ce23" table:formula="of:=IF([$_data_.R257];[$_data_.R257];&quot;&quot;)">
            <text:p/>
          </table:table-cell>
          <table:table-cell table:style-name="ce23" table:formula="of:=IF([$_data_.S257];[$_data_.S257];&quot;&quot;)">
            <text:p/>
          </table:table-cell>
          <table:table-cell table:style-name="ce62" table:formula="of:=IF([$_data_.T257];[$_data_.T257];&quot;&quot;)">
            <text:p/>
          </table:table-cell>
          <table:table-cell table:style-name="ce65" table:formula="of:=IF([$_data_.U257];[$_data_.U257];&quot;&quot;)">
            <text:p/>
          </table:table-cell>
        </table:table-row>
        <table:table-row table:style-name="ro1">
          <table:table-cell table:formula="of:=IF([$_data_.A258];[$_data_.A258];&quot;&quot;)">
            <text:p/>
          </table:table-cell>
          <table:table-cell table:style-name="ce23" table:formula="of:=IF([$_data_.B258];[$_data_.B258];&quot;&quot;)">
            <text:p/>
          </table:table-cell>
          <table:table-cell table:style-name="ce23" table:formula="of:=IF([$_data_.C258];[$_data_.C258];&quot;&quot;)">
            <text:p/>
          </table:table-cell>
          <table:table-cell table:style-name="ce23" table:formula="of:=IF([$_data_.D258];[$_data_.D258];&quot;&quot;)">
            <text:p/>
          </table:table-cell>
          <table:table-cell table:style-name="ce23" table:formula="of:=IF([$_data_.E258];[$_data_.E258];&quot;&quot;)">
            <text:p/>
          </table:table-cell>
          <table:table-cell table:style-name="ce23" table:formula="of:=IF([$_data_.F258];[$_data_.F258];&quot;&quot;)">
            <text:p/>
          </table:table-cell>
          <table:table-cell table:style-name="ce33" table:formula="of:=IF([$_data_.G258];[$_data_.G258];&quot;&quot;)">
            <text:p/>
          </table:table-cell>
          <table:table-cell table:style-name="ce33" table:formula="of:=IF([$_data_.H258];[$_data_.H258];&quot;&quot;)">
            <text:p/>
          </table:table-cell>
          <table:table-cell table:style-name="ce23" table:formula="of:=IF([$_data_.I258];[$_data_.I258];&quot;&quot;)">
            <text:p/>
          </table:table-cell>
          <table:table-cell table:style-name="ce37" table:formula="of:=IF([$_data_.J258];[$_data_.J258];&quot;&quot;)">
            <text:p/>
          </table:table-cell>
          <table:table-cell table:style-name="ce23" table:formula="of:=IF([$_data_.K258];[$_data_.K258];&quot;&quot;)">
            <text:p/>
          </table:table-cell>
          <table:table-cell table:style-name="ce23" table:formula="of:=IF([$_data_.L258];[$_data_.L258];&quot;&quot;)">
            <text:p/>
          </table:table-cell>
          <table:table-cell table:style-name="ce23" table:formula="of:=IF([$_data_.M258];[$_data_.M258];&quot;&quot;)">
            <text:p/>
          </table:table-cell>
          <table:table-cell table:style-name="ce23" table:formula="of:=IF([$_data_.N258];[$_data_.N258];&quot;&quot;)">
            <text:p/>
          </table:table-cell>
          <table:table-cell table:style-name="ce23" table:formula="of:=IF([$_data_.O258];[$_data_.O258];&quot;&quot;)">
            <text:p/>
          </table:table-cell>
          <table:table-cell table:style-name="ce23" table:formula="of:=IF([$_data_.P258];[$_data_.P258];&quot;&quot;)">
            <text:p/>
          </table:table-cell>
          <table:table-cell table:style-name="ce23" table:formula="of:=IF([$_data_.Q258];[$_data_.Q258];&quot;&quot;)">
            <text:p/>
          </table:table-cell>
          <table:table-cell table:style-name="ce23" table:formula="of:=IF([$_data_.R258];[$_data_.R258];&quot;&quot;)">
            <text:p/>
          </table:table-cell>
          <table:table-cell table:style-name="ce23" table:formula="of:=IF([$_data_.S258];[$_data_.S258];&quot;&quot;)">
            <text:p/>
          </table:table-cell>
          <table:table-cell table:style-name="ce62" table:formula="of:=IF([$_data_.T258];[$_data_.T258];&quot;&quot;)">
            <text:p/>
          </table:table-cell>
          <table:table-cell table:style-name="ce65" table:formula="of:=IF([$_data_.U258];[$_data_.U258];&quot;&quot;)">
            <text:p/>
          </table:table-cell>
        </table:table-row>
        <table:table-row table:style-name="ro1">
          <table:table-cell table:formula="of:=IF([$_data_.A259];[$_data_.A259];&quot;&quot;)">
            <text:p/>
          </table:table-cell>
          <table:table-cell table:style-name="ce23" table:formula="of:=IF([$_data_.B259];[$_data_.B259];&quot;&quot;)">
            <text:p/>
          </table:table-cell>
          <table:table-cell table:style-name="ce23" table:formula="of:=IF([$_data_.C259];[$_data_.C259];&quot;&quot;)">
            <text:p/>
          </table:table-cell>
          <table:table-cell table:style-name="ce23" table:formula="of:=IF([$_data_.D259];[$_data_.D259];&quot;&quot;)">
            <text:p/>
          </table:table-cell>
          <table:table-cell table:style-name="ce23" table:formula="of:=IF([$_data_.E259];[$_data_.E259];&quot;&quot;)">
            <text:p/>
          </table:table-cell>
          <table:table-cell table:style-name="ce23" table:formula="of:=IF([$_data_.F259];[$_data_.F259];&quot;&quot;)">
            <text:p/>
          </table:table-cell>
          <table:table-cell table:style-name="ce33" table:formula="of:=IF([$_data_.G259];[$_data_.G259];&quot;&quot;)">
            <text:p/>
          </table:table-cell>
          <table:table-cell table:style-name="ce33" table:formula="of:=IF([$_data_.H259];[$_data_.H259];&quot;&quot;)">
            <text:p/>
          </table:table-cell>
          <table:table-cell table:style-name="ce23" table:formula="of:=IF([$_data_.I259];[$_data_.I259];&quot;&quot;)">
            <text:p/>
          </table:table-cell>
          <table:table-cell table:style-name="ce37" table:formula="of:=IF([$_data_.J259];[$_data_.J259];&quot;&quot;)">
            <text:p/>
          </table:table-cell>
          <table:table-cell table:style-name="ce23" table:formula="of:=IF([$_data_.K259];[$_data_.K259];&quot;&quot;)">
            <text:p/>
          </table:table-cell>
          <table:table-cell table:style-name="ce23" table:formula="of:=IF([$_data_.L259];[$_data_.L259];&quot;&quot;)">
            <text:p/>
          </table:table-cell>
          <table:table-cell table:style-name="ce23" table:formula="of:=IF([$_data_.M259];[$_data_.M259];&quot;&quot;)">
            <text:p/>
          </table:table-cell>
          <table:table-cell table:style-name="ce23" table:formula="of:=IF([$_data_.N259];[$_data_.N259];&quot;&quot;)">
            <text:p/>
          </table:table-cell>
          <table:table-cell table:style-name="ce23" table:formula="of:=IF([$_data_.O259];[$_data_.O259];&quot;&quot;)">
            <text:p/>
          </table:table-cell>
          <table:table-cell table:style-name="ce23" table:formula="of:=IF([$_data_.P259];[$_data_.P259];&quot;&quot;)">
            <text:p/>
          </table:table-cell>
          <table:table-cell table:style-name="ce23" table:formula="of:=IF([$_data_.Q259];[$_data_.Q259];&quot;&quot;)">
            <text:p/>
          </table:table-cell>
          <table:table-cell table:style-name="ce23" table:formula="of:=IF([$_data_.R259];[$_data_.R259];&quot;&quot;)">
            <text:p/>
          </table:table-cell>
          <table:table-cell table:style-name="ce23" table:formula="of:=IF([$_data_.S259];[$_data_.S259];&quot;&quot;)">
            <text:p/>
          </table:table-cell>
          <table:table-cell table:style-name="ce62" table:formula="of:=IF([$_data_.T259];[$_data_.T259];&quot;&quot;)">
            <text:p/>
          </table:table-cell>
          <table:table-cell table:style-name="ce65" table:formula="of:=IF([$_data_.U259];[$_data_.U259];&quot;&quot;)">
            <text:p/>
          </table:table-cell>
        </table:table-row>
        <table:table-row table:style-name="ro1">
          <table:table-cell table:formula="of:=IF([$_data_.A260];[$_data_.A260];&quot;&quot;)">
            <text:p/>
          </table:table-cell>
          <table:table-cell table:style-name="ce23" table:formula="of:=IF([$_data_.B260];[$_data_.B260];&quot;&quot;)">
            <text:p/>
          </table:table-cell>
          <table:table-cell table:style-name="ce23" table:formula="of:=IF([$_data_.C260];[$_data_.C260];&quot;&quot;)">
            <text:p/>
          </table:table-cell>
          <table:table-cell table:style-name="ce23" table:formula="of:=IF([$_data_.D260];[$_data_.D260];&quot;&quot;)">
            <text:p/>
          </table:table-cell>
          <table:table-cell table:style-name="ce23" table:formula="of:=IF([$_data_.E260];[$_data_.E260];&quot;&quot;)">
            <text:p/>
          </table:table-cell>
          <table:table-cell table:style-name="ce23" table:formula="of:=IF([$_data_.F260];[$_data_.F260];&quot;&quot;)">
            <text:p/>
          </table:table-cell>
          <table:table-cell table:style-name="ce33" table:formula="of:=IF([$_data_.G260];[$_data_.G260];&quot;&quot;)">
            <text:p/>
          </table:table-cell>
          <table:table-cell table:style-name="ce33" table:formula="of:=IF([$_data_.H260];[$_data_.H260];&quot;&quot;)">
            <text:p/>
          </table:table-cell>
          <table:table-cell table:style-name="ce23" table:formula="of:=IF([$_data_.I260];[$_data_.I260];&quot;&quot;)">
            <text:p/>
          </table:table-cell>
          <table:table-cell table:style-name="ce37" table:formula="of:=IF([$_data_.J260];[$_data_.J260];&quot;&quot;)">
            <text:p/>
          </table:table-cell>
          <table:table-cell table:style-name="ce23" table:formula="of:=IF([$_data_.K260];[$_data_.K260];&quot;&quot;)">
            <text:p/>
          </table:table-cell>
          <table:table-cell table:style-name="ce23" table:formula="of:=IF([$_data_.L260];[$_data_.L260];&quot;&quot;)">
            <text:p/>
          </table:table-cell>
          <table:table-cell table:style-name="ce23" table:formula="of:=IF([$_data_.M260];[$_data_.M260];&quot;&quot;)">
            <text:p/>
          </table:table-cell>
          <table:table-cell table:style-name="ce23" table:formula="of:=IF([$_data_.N260];[$_data_.N260];&quot;&quot;)">
            <text:p/>
          </table:table-cell>
          <table:table-cell table:style-name="ce23" table:formula="of:=IF([$_data_.O260];[$_data_.O260];&quot;&quot;)">
            <text:p/>
          </table:table-cell>
          <table:table-cell table:style-name="ce23" table:formula="of:=IF([$_data_.P260];[$_data_.P260];&quot;&quot;)">
            <text:p/>
          </table:table-cell>
          <table:table-cell table:style-name="ce23" table:formula="of:=IF([$_data_.Q260];[$_data_.Q260];&quot;&quot;)">
            <text:p/>
          </table:table-cell>
          <table:table-cell table:style-name="ce23" table:formula="of:=IF([$_data_.R260];[$_data_.R260];&quot;&quot;)">
            <text:p/>
          </table:table-cell>
          <table:table-cell table:style-name="ce23" table:formula="of:=IF([$_data_.S260];[$_data_.S260];&quot;&quot;)">
            <text:p/>
          </table:table-cell>
          <table:table-cell table:style-name="ce62" table:formula="of:=IF([$_data_.T260];[$_data_.T260];&quot;&quot;)">
            <text:p/>
          </table:table-cell>
          <table:table-cell table:style-name="ce65" table:formula="of:=IF([$_data_.U260];[$_data_.U260];&quot;&quot;)">
            <text:p/>
          </table:table-cell>
        </table:table-row>
        <table:table-row table:style-name="ro1">
          <table:table-cell table:formula="of:=IF([$_data_.A261];[$_data_.A261];&quot;&quot;)">
            <text:p/>
          </table:table-cell>
          <table:table-cell table:style-name="ce23" table:formula="of:=IF([$_data_.B261];[$_data_.B261];&quot;&quot;)">
            <text:p/>
          </table:table-cell>
          <table:table-cell table:style-name="ce23" table:formula="of:=IF([$_data_.C261];[$_data_.C261];&quot;&quot;)">
            <text:p/>
          </table:table-cell>
          <table:table-cell table:style-name="ce23" table:formula="of:=IF([$_data_.D261];[$_data_.D261];&quot;&quot;)">
            <text:p/>
          </table:table-cell>
          <table:table-cell table:style-name="ce23" table:formula="of:=IF([$_data_.E261];[$_data_.E261];&quot;&quot;)">
            <text:p/>
          </table:table-cell>
          <table:table-cell table:style-name="ce23" table:formula="of:=IF([$_data_.F261];[$_data_.F261];&quot;&quot;)">
            <text:p/>
          </table:table-cell>
          <table:table-cell table:style-name="ce33" table:formula="of:=IF([$_data_.G261];[$_data_.G261];&quot;&quot;)">
            <text:p/>
          </table:table-cell>
          <table:table-cell table:style-name="ce33" table:formula="of:=IF([$_data_.H261];[$_data_.H261];&quot;&quot;)">
            <text:p/>
          </table:table-cell>
          <table:table-cell table:style-name="ce23" table:formula="of:=IF([$_data_.I261];[$_data_.I261];&quot;&quot;)">
            <text:p/>
          </table:table-cell>
          <table:table-cell table:style-name="ce37" table:formula="of:=IF([$_data_.J261];[$_data_.J261];&quot;&quot;)">
            <text:p/>
          </table:table-cell>
          <table:table-cell table:style-name="ce23" table:formula="of:=IF([$_data_.K261];[$_data_.K261];&quot;&quot;)">
            <text:p/>
          </table:table-cell>
          <table:table-cell table:style-name="ce23" table:formula="of:=IF([$_data_.L261];[$_data_.L261];&quot;&quot;)">
            <text:p/>
          </table:table-cell>
          <table:table-cell table:style-name="ce23" table:formula="of:=IF([$_data_.M261];[$_data_.M261];&quot;&quot;)">
            <text:p/>
          </table:table-cell>
          <table:table-cell table:style-name="ce23" table:formula="of:=IF([$_data_.N261];[$_data_.N261];&quot;&quot;)">
            <text:p/>
          </table:table-cell>
          <table:table-cell table:style-name="ce23" table:formula="of:=IF([$_data_.O261];[$_data_.O261];&quot;&quot;)">
            <text:p/>
          </table:table-cell>
          <table:table-cell table:style-name="ce23" table:formula="of:=IF([$_data_.P261];[$_data_.P261];&quot;&quot;)">
            <text:p/>
          </table:table-cell>
          <table:table-cell table:style-name="ce23" table:formula="of:=IF([$_data_.Q261];[$_data_.Q261];&quot;&quot;)">
            <text:p/>
          </table:table-cell>
          <table:table-cell table:style-name="ce23" table:formula="of:=IF([$_data_.R261];[$_data_.R261];&quot;&quot;)">
            <text:p/>
          </table:table-cell>
          <table:table-cell table:style-name="ce23" table:formula="of:=IF([$_data_.S261];[$_data_.S261];&quot;&quot;)">
            <text:p/>
          </table:table-cell>
          <table:table-cell table:style-name="ce62" table:formula="of:=IF([$_data_.T261];[$_data_.T261];&quot;&quot;)">
            <text:p/>
          </table:table-cell>
          <table:table-cell table:style-name="ce65" table:formula="of:=IF([$_data_.U261];[$_data_.U261];&quot;&quot;)">
            <text:p/>
          </table:table-cell>
        </table:table-row>
        <table:table-row table:style-name="ro1">
          <table:table-cell table:formula="of:=IF([$_data_.A262];[$_data_.A262];&quot;&quot;)">
            <text:p/>
          </table:table-cell>
          <table:table-cell table:style-name="ce23" table:formula="of:=IF([$_data_.B262];[$_data_.B262];&quot;&quot;)">
            <text:p/>
          </table:table-cell>
          <table:table-cell table:style-name="ce23" table:formula="of:=IF([$_data_.C262];[$_data_.C262];&quot;&quot;)">
            <text:p/>
          </table:table-cell>
          <table:table-cell table:style-name="ce23" table:formula="of:=IF([$_data_.D262];[$_data_.D262];&quot;&quot;)">
            <text:p/>
          </table:table-cell>
          <table:table-cell table:style-name="ce23" table:formula="of:=IF([$_data_.E262];[$_data_.E262];&quot;&quot;)">
            <text:p/>
          </table:table-cell>
          <table:table-cell table:style-name="ce23" table:formula="of:=IF([$_data_.F262];[$_data_.F262];&quot;&quot;)">
            <text:p/>
          </table:table-cell>
          <table:table-cell table:style-name="ce33" table:formula="of:=IF([$_data_.G262];[$_data_.G262];&quot;&quot;)">
            <text:p/>
          </table:table-cell>
          <table:table-cell table:style-name="ce33" table:formula="of:=IF([$_data_.H262];[$_data_.H262];&quot;&quot;)">
            <text:p/>
          </table:table-cell>
          <table:table-cell table:style-name="ce23" table:formula="of:=IF([$_data_.I262];[$_data_.I262];&quot;&quot;)">
            <text:p/>
          </table:table-cell>
          <table:table-cell table:style-name="ce37" table:formula="of:=IF([$_data_.J262];[$_data_.J262];&quot;&quot;)">
            <text:p/>
          </table:table-cell>
          <table:table-cell table:style-name="ce23" table:formula="of:=IF([$_data_.K262];[$_data_.K262];&quot;&quot;)">
            <text:p/>
          </table:table-cell>
          <table:table-cell table:style-name="ce23" table:formula="of:=IF([$_data_.L262];[$_data_.L262];&quot;&quot;)">
            <text:p/>
          </table:table-cell>
          <table:table-cell table:style-name="ce23" table:formula="of:=IF([$_data_.M262];[$_data_.M262];&quot;&quot;)">
            <text:p/>
          </table:table-cell>
          <table:table-cell table:style-name="ce23" table:formula="of:=IF([$_data_.N262];[$_data_.N262];&quot;&quot;)">
            <text:p/>
          </table:table-cell>
          <table:table-cell table:style-name="ce23" table:formula="of:=IF([$_data_.O262];[$_data_.O262];&quot;&quot;)">
            <text:p/>
          </table:table-cell>
          <table:table-cell table:style-name="ce23" table:formula="of:=IF([$_data_.P262];[$_data_.P262];&quot;&quot;)">
            <text:p/>
          </table:table-cell>
          <table:table-cell table:style-name="ce23" table:formula="of:=IF([$_data_.Q262];[$_data_.Q262];&quot;&quot;)">
            <text:p/>
          </table:table-cell>
          <table:table-cell table:style-name="ce23" table:formula="of:=IF([$_data_.R262];[$_data_.R262];&quot;&quot;)">
            <text:p/>
          </table:table-cell>
          <table:table-cell table:style-name="ce23" table:formula="of:=IF([$_data_.S262];[$_data_.S262];&quot;&quot;)">
            <text:p/>
          </table:table-cell>
          <table:table-cell table:style-name="ce62" table:formula="of:=IF([$_data_.T262];[$_data_.T262];&quot;&quot;)">
            <text:p/>
          </table:table-cell>
          <table:table-cell table:style-name="ce65" table:formula="of:=IF([$_data_.U262];[$_data_.U262];&quot;&quot;)">
            <text:p/>
          </table:table-cell>
        </table:table-row>
        <table:table-row table:style-name="ro1">
          <table:table-cell table:formula="of:=IF([$_data_.A263];[$_data_.A263];&quot;&quot;)">
            <text:p/>
          </table:table-cell>
          <table:table-cell table:style-name="ce23" table:formula="of:=IF([$_data_.B263];[$_data_.B263];&quot;&quot;)">
            <text:p/>
          </table:table-cell>
          <table:table-cell table:style-name="ce23" table:formula="of:=IF([$_data_.C263];[$_data_.C263];&quot;&quot;)">
            <text:p/>
          </table:table-cell>
          <table:table-cell table:style-name="ce23" table:formula="of:=IF([$_data_.D263];[$_data_.D263];&quot;&quot;)">
            <text:p/>
          </table:table-cell>
          <table:table-cell table:style-name="ce23" table:formula="of:=IF([$_data_.E263];[$_data_.E263];&quot;&quot;)">
            <text:p/>
          </table:table-cell>
          <table:table-cell table:style-name="ce23" table:formula="of:=IF([$_data_.F263];[$_data_.F263];&quot;&quot;)">
            <text:p/>
          </table:table-cell>
          <table:table-cell table:style-name="ce33" table:formula="of:=IF([$_data_.G263];[$_data_.G263];&quot;&quot;)">
            <text:p/>
          </table:table-cell>
          <table:table-cell table:style-name="ce33" table:formula="of:=IF([$_data_.H263];[$_data_.H263];&quot;&quot;)">
            <text:p/>
          </table:table-cell>
          <table:table-cell table:style-name="ce23" table:formula="of:=IF([$_data_.I263];[$_data_.I263];&quot;&quot;)">
            <text:p/>
          </table:table-cell>
          <table:table-cell table:style-name="ce37" table:formula="of:=IF([$_data_.J263];[$_data_.J263];&quot;&quot;)">
            <text:p/>
          </table:table-cell>
          <table:table-cell table:style-name="ce23" table:formula="of:=IF([$_data_.K263];[$_data_.K263];&quot;&quot;)">
            <text:p/>
          </table:table-cell>
          <table:table-cell table:style-name="ce23" table:formula="of:=IF([$_data_.L263];[$_data_.L263];&quot;&quot;)">
            <text:p/>
          </table:table-cell>
          <table:table-cell table:style-name="ce23" table:formula="of:=IF([$_data_.M263];[$_data_.M263];&quot;&quot;)">
            <text:p/>
          </table:table-cell>
          <table:table-cell table:style-name="ce23" table:formula="of:=IF([$_data_.N263];[$_data_.N263];&quot;&quot;)">
            <text:p/>
          </table:table-cell>
          <table:table-cell table:style-name="ce23" table:formula="of:=IF([$_data_.O263];[$_data_.O263];&quot;&quot;)">
            <text:p/>
          </table:table-cell>
          <table:table-cell table:style-name="ce23" table:formula="of:=IF([$_data_.P263];[$_data_.P263];&quot;&quot;)">
            <text:p/>
          </table:table-cell>
          <table:table-cell table:style-name="ce23" table:formula="of:=IF([$_data_.Q263];[$_data_.Q263];&quot;&quot;)">
            <text:p/>
          </table:table-cell>
          <table:table-cell table:style-name="ce23" table:formula="of:=IF([$_data_.R263];[$_data_.R263];&quot;&quot;)">
            <text:p/>
          </table:table-cell>
          <table:table-cell table:style-name="ce23" table:formula="of:=IF([$_data_.S263];[$_data_.S263];&quot;&quot;)">
            <text:p/>
          </table:table-cell>
          <table:table-cell table:style-name="ce62" table:formula="of:=IF([$_data_.T263];[$_data_.T263];&quot;&quot;)">
            <text:p/>
          </table:table-cell>
          <table:table-cell table:style-name="ce65" table:formula="of:=IF([$_data_.U263];[$_data_.U263];&quot;&quot;)">
            <text:p/>
          </table:table-cell>
        </table:table-row>
        <table:table-row table:style-name="ro1">
          <table:table-cell table:formula="of:=IF([$_data_.A264];[$_data_.A264];&quot;&quot;)">
            <text:p/>
          </table:table-cell>
          <table:table-cell table:style-name="ce23" table:formula="of:=IF([$_data_.B264];[$_data_.B264];&quot;&quot;)">
            <text:p/>
          </table:table-cell>
          <table:table-cell table:style-name="ce23" table:formula="of:=IF([$_data_.C264];[$_data_.C264];&quot;&quot;)">
            <text:p/>
          </table:table-cell>
          <table:table-cell table:style-name="ce23" table:formula="of:=IF([$_data_.D264];[$_data_.D264];&quot;&quot;)">
            <text:p/>
          </table:table-cell>
          <table:table-cell table:style-name="ce23" table:formula="of:=IF([$_data_.E264];[$_data_.E264];&quot;&quot;)">
            <text:p/>
          </table:table-cell>
          <table:table-cell table:style-name="ce23" table:formula="of:=IF([$_data_.F264];[$_data_.F264];&quot;&quot;)">
            <text:p/>
          </table:table-cell>
          <table:table-cell table:style-name="ce33" table:formula="of:=IF([$_data_.G264];[$_data_.G264];&quot;&quot;)">
            <text:p/>
          </table:table-cell>
          <table:table-cell table:style-name="ce33" table:formula="of:=IF([$_data_.H264];[$_data_.H264];&quot;&quot;)">
            <text:p/>
          </table:table-cell>
          <table:table-cell table:style-name="ce23" table:formula="of:=IF([$_data_.I264];[$_data_.I264];&quot;&quot;)">
            <text:p/>
          </table:table-cell>
          <table:table-cell table:style-name="ce37" table:formula="of:=IF([$_data_.J264];[$_data_.J264];&quot;&quot;)">
            <text:p/>
          </table:table-cell>
          <table:table-cell table:style-name="ce23" table:formula="of:=IF([$_data_.K264];[$_data_.K264];&quot;&quot;)">
            <text:p/>
          </table:table-cell>
          <table:table-cell table:style-name="ce23" table:formula="of:=IF([$_data_.L264];[$_data_.L264];&quot;&quot;)">
            <text:p/>
          </table:table-cell>
          <table:table-cell table:style-name="ce23" table:formula="of:=IF([$_data_.M264];[$_data_.M264];&quot;&quot;)">
            <text:p/>
          </table:table-cell>
          <table:table-cell table:style-name="ce23" table:formula="of:=IF([$_data_.N264];[$_data_.N264];&quot;&quot;)">
            <text:p/>
          </table:table-cell>
          <table:table-cell table:style-name="ce23" table:formula="of:=IF([$_data_.O264];[$_data_.O264];&quot;&quot;)">
            <text:p/>
          </table:table-cell>
          <table:table-cell table:style-name="ce23" table:formula="of:=IF([$_data_.P264];[$_data_.P264];&quot;&quot;)">
            <text:p/>
          </table:table-cell>
          <table:table-cell table:style-name="ce23" table:formula="of:=IF([$_data_.Q264];[$_data_.Q264];&quot;&quot;)">
            <text:p/>
          </table:table-cell>
          <table:table-cell table:style-name="ce23" table:formula="of:=IF([$_data_.R264];[$_data_.R264];&quot;&quot;)">
            <text:p/>
          </table:table-cell>
          <table:table-cell table:style-name="ce23" table:formula="of:=IF([$_data_.S264];[$_data_.S264];&quot;&quot;)">
            <text:p/>
          </table:table-cell>
          <table:table-cell table:style-name="ce62" table:formula="of:=IF([$_data_.T264];[$_data_.T264];&quot;&quot;)">
            <text:p/>
          </table:table-cell>
          <table:table-cell table:style-name="ce65" table:formula="of:=IF([$_data_.U264];[$_data_.U264];&quot;&quot;)">
            <text:p/>
          </table:table-cell>
        </table:table-row>
        <table:table-row table:style-name="ro1">
          <table:table-cell table:formula="of:=IF([$_data_.A265];[$_data_.A265];&quot;&quot;)">
            <text:p/>
          </table:table-cell>
          <table:table-cell table:style-name="ce23" table:formula="of:=IF([$_data_.B265];[$_data_.B265];&quot;&quot;)">
            <text:p/>
          </table:table-cell>
          <table:table-cell table:style-name="ce23" table:formula="of:=IF([$_data_.C265];[$_data_.C265];&quot;&quot;)">
            <text:p/>
          </table:table-cell>
          <table:table-cell table:style-name="ce23" table:formula="of:=IF([$_data_.D265];[$_data_.D265];&quot;&quot;)">
            <text:p/>
          </table:table-cell>
          <table:table-cell table:style-name="ce23" table:formula="of:=IF([$_data_.E265];[$_data_.E265];&quot;&quot;)">
            <text:p/>
          </table:table-cell>
          <table:table-cell table:style-name="ce23" table:formula="of:=IF([$_data_.F265];[$_data_.F265];&quot;&quot;)">
            <text:p/>
          </table:table-cell>
          <table:table-cell table:style-name="ce33" table:formula="of:=IF([$_data_.G265];[$_data_.G265];&quot;&quot;)">
            <text:p/>
          </table:table-cell>
          <table:table-cell table:style-name="ce33" table:formula="of:=IF([$_data_.H265];[$_data_.H265];&quot;&quot;)">
            <text:p/>
          </table:table-cell>
          <table:table-cell table:style-name="ce23" table:formula="of:=IF([$_data_.I265];[$_data_.I265];&quot;&quot;)">
            <text:p/>
          </table:table-cell>
          <table:table-cell table:style-name="ce37" table:formula="of:=IF([$_data_.J265];[$_data_.J265];&quot;&quot;)">
            <text:p/>
          </table:table-cell>
          <table:table-cell table:style-name="ce23" table:formula="of:=IF([$_data_.K265];[$_data_.K265];&quot;&quot;)">
            <text:p/>
          </table:table-cell>
          <table:table-cell table:style-name="ce23" table:formula="of:=IF([$_data_.L265];[$_data_.L265];&quot;&quot;)">
            <text:p/>
          </table:table-cell>
          <table:table-cell table:style-name="ce23" table:formula="of:=IF([$_data_.M265];[$_data_.M265];&quot;&quot;)">
            <text:p/>
          </table:table-cell>
          <table:table-cell table:style-name="ce23" table:formula="of:=IF([$_data_.N265];[$_data_.N265];&quot;&quot;)">
            <text:p/>
          </table:table-cell>
          <table:table-cell table:style-name="ce23" table:formula="of:=IF([$_data_.O265];[$_data_.O265];&quot;&quot;)">
            <text:p/>
          </table:table-cell>
          <table:table-cell table:style-name="ce23" table:formula="of:=IF([$_data_.P265];[$_data_.P265];&quot;&quot;)">
            <text:p/>
          </table:table-cell>
          <table:table-cell table:style-name="ce23" table:formula="of:=IF([$_data_.Q265];[$_data_.Q265];&quot;&quot;)">
            <text:p/>
          </table:table-cell>
          <table:table-cell table:style-name="ce23" table:formula="of:=IF([$_data_.R265];[$_data_.R265];&quot;&quot;)">
            <text:p/>
          </table:table-cell>
          <table:table-cell table:style-name="ce23" table:formula="of:=IF([$_data_.S265];[$_data_.S265];&quot;&quot;)">
            <text:p/>
          </table:table-cell>
          <table:table-cell table:style-name="ce62" table:formula="of:=IF([$_data_.T265];[$_data_.T265];&quot;&quot;)">
            <text:p/>
          </table:table-cell>
          <table:table-cell table:style-name="ce65" table:formula="of:=IF([$_data_.U265];[$_data_.U265];&quot;&quot;)">
            <text:p/>
          </table:table-cell>
        </table:table-row>
        <table:table-row table:style-name="ro1">
          <table:table-cell table:formula="of:=IF([$_data_.A266];[$_data_.A266];&quot;&quot;)">
            <text:p/>
          </table:table-cell>
          <table:table-cell table:style-name="ce23" table:formula="of:=IF([$_data_.B266];[$_data_.B266];&quot;&quot;)">
            <text:p/>
          </table:table-cell>
          <table:table-cell table:style-name="ce23" table:formula="of:=IF([$_data_.C266];[$_data_.C266];&quot;&quot;)">
            <text:p/>
          </table:table-cell>
          <table:table-cell table:style-name="ce23" table:formula="of:=IF([$_data_.D266];[$_data_.D266];&quot;&quot;)">
            <text:p/>
          </table:table-cell>
          <table:table-cell table:style-name="ce23" table:formula="of:=IF([$_data_.E266];[$_data_.E266];&quot;&quot;)">
            <text:p/>
          </table:table-cell>
          <table:table-cell table:style-name="ce23" table:formula="of:=IF([$_data_.F266];[$_data_.F266];&quot;&quot;)">
            <text:p/>
          </table:table-cell>
          <table:table-cell table:style-name="ce33" table:formula="of:=IF([$_data_.G266];[$_data_.G266];&quot;&quot;)">
            <text:p/>
          </table:table-cell>
          <table:table-cell table:style-name="ce33" table:formula="of:=IF([$_data_.H266];[$_data_.H266];&quot;&quot;)">
            <text:p/>
          </table:table-cell>
          <table:table-cell table:style-name="ce23" table:formula="of:=IF([$_data_.I266];[$_data_.I266];&quot;&quot;)">
            <text:p/>
          </table:table-cell>
          <table:table-cell table:style-name="ce37" table:formula="of:=IF([$_data_.J266];[$_data_.J266];&quot;&quot;)">
            <text:p/>
          </table:table-cell>
          <table:table-cell table:style-name="ce23" table:formula="of:=IF([$_data_.K266];[$_data_.K266];&quot;&quot;)">
            <text:p/>
          </table:table-cell>
          <table:table-cell table:style-name="ce23" table:formula="of:=IF([$_data_.L266];[$_data_.L266];&quot;&quot;)">
            <text:p/>
          </table:table-cell>
          <table:table-cell table:style-name="ce23" table:formula="of:=IF([$_data_.M266];[$_data_.M266];&quot;&quot;)">
            <text:p/>
          </table:table-cell>
          <table:table-cell table:style-name="ce23" table:formula="of:=IF([$_data_.N266];[$_data_.N266];&quot;&quot;)">
            <text:p/>
          </table:table-cell>
          <table:table-cell table:style-name="ce23" table:formula="of:=IF([$_data_.O266];[$_data_.O266];&quot;&quot;)">
            <text:p/>
          </table:table-cell>
          <table:table-cell table:style-name="ce23" table:formula="of:=IF([$_data_.P266];[$_data_.P266];&quot;&quot;)">
            <text:p/>
          </table:table-cell>
          <table:table-cell table:style-name="ce23" table:formula="of:=IF([$_data_.Q266];[$_data_.Q266];&quot;&quot;)">
            <text:p/>
          </table:table-cell>
          <table:table-cell table:style-name="ce23" table:formula="of:=IF([$_data_.R266];[$_data_.R266];&quot;&quot;)">
            <text:p/>
          </table:table-cell>
          <table:table-cell table:style-name="ce23" table:formula="of:=IF([$_data_.S266];[$_data_.S266];&quot;&quot;)">
            <text:p/>
          </table:table-cell>
          <table:table-cell table:style-name="ce62" table:formula="of:=IF([$_data_.T266];[$_data_.T266];&quot;&quot;)">
            <text:p/>
          </table:table-cell>
          <table:table-cell table:style-name="ce65" table:formula="of:=IF([$_data_.U266];[$_data_.U266];&quot;&quot;)">
            <text:p/>
          </table:table-cell>
        </table:table-row>
        <table:table-row table:style-name="ro1">
          <table:table-cell table:formula="of:=IF([$_data_.A267];[$_data_.A267];&quot;&quot;)">
            <text:p/>
          </table:table-cell>
          <table:table-cell table:style-name="ce23" table:formula="of:=IF([$_data_.B267];[$_data_.B267];&quot;&quot;)">
            <text:p/>
          </table:table-cell>
          <table:table-cell table:style-name="ce23" table:formula="of:=IF([$_data_.C267];[$_data_.C267];&quot;&quot;)">
            <text:p/>
          </table:table-cell>
          <table:table-cell table:style-name="ce23" table:formula="of:=IF([$_data_.D267];[$_data_.D267];&quot;&quot;)">
            <text:p/>
          </table:table-cell>
          <table:table-cell table:style-name="ce23" table:formula="of:=IF([$_data_.E267];[$_data_.E267];&quot;&quot;)">
            <text:p/>
          </table:table-cell>
          <table:table-cell table:style-name="ce23" table:formula="of:=IF([$_data_.F267];[$_data_.F267];&quot;&quot;)">
            <text:p/>
          </table:table-cell>
          <table:table-cell table:style-name="ce33" table:formula="of:=IF([$_data_.G267];[$_data_.G267];&quot;&quot;)">
            <text:p/>
          </table:table-cell>
          <table:table-cell table:style-name="ce33" table:formula="of:=IF([$_data_.H267];[$_data_.H267];&quot;&quot;)">
            <text:p/>
          </table:table-cell>
          <table:table-cell table:style-name="ce23" table:formula="of:=IF([$_data_.I267];[$_data_.I267];&quot;&quot;)">
            <text:p/>
          </table:table-cell>
          <table:table-cell table:style-name="ce37" table:formula="of:=IF([$_data_.J267];[$_data_.J267];&quot;&quot;)">
            <text:p/>
          </table:table-cell>
          <table:table-cell table:style-name="ce23" table:formula="of:=IF([$_data_.K267];[$_data_.K267];&quot;&quot;)">
            <text:p/>
          </table:table-cell>
          <table:table-cell table:style-name="ce23" table:formula="of:=IF([$_data_.L267];[$_data_.L267];&quot;&quot;)">
            <text:p/>
          </table:table-cell>
          <table:table-cell table:style-name="ce23" table:formula="of:=IF([$_data_.M267];[$_data_.M267];&quot;&quot;)">
            <text:p/>
          </table:table-cell>
          <table:table-cell table:style-name="ce23" table:formula="of:=IF([$_data_.N267];[$_data_.N267];&quot;&quot;)">
            <text:p/>
          </table:table-cell>
          <table:table-cell table:style-name="ce23" table:formula="of:=IF([$_data_.O267];[$_data_.O267];&quot;&quot;)">
            <text:p/>
          </table:table-cell>
          <table:table-cell table:style-name="ce23" table:formula="of:=IF([$_data_.P267];[$_data_.P267];&quot;&quot;)">
            <text:p/>
          </table:table-cell>
          <table:table-cell table:style-name="ce23" table:formula="of:=IF([$_data_.Q267];[$_data_.Q267];&quot;&quot;)">
            <text:p/>
          </table:table-cell>
          <table:table-cell table:style-name="ce23" table:formula="of:=IF([$_data_.R267];[$_data_.R267];&quot;&quot;)">
            <text:p/>
          </table:table-cell>
          <table:table-cell table:style-name="ce23" table:formula="of:=IF([$_data_.S267];[$_data_.S267];&quot;&quot;)">
            <text:p/>
          </table:table-cell>
          <table:table-cell table:style-name="ce62" table:formula="of:=IF([$_data_.T267];[$_data_.T267];&quot;&quot;)">
            <text:p/>
          </table:table-cell>
          <table:table-cell table:style-name="ce65" table:formula="of:=IF([$_data_.U267];[$_data_.U267];&quot;&quot;)">
            <text:p/>
          </table:table-cell>
        </table:table-row>
        <table:table-row table:style-name="ro1">
          <table:table-cell table:formula="of:=IF([$_data_.A268];[$_data_.A268];&quot;&quot;)">
            <text:p/>
          </table:table-cell>
          <table:table-cell table:style-name="ce23" table:formula="of:=IF([$_data_.B268];[$_data_.B268];&quot;&quot;)">
            <text:p/>
          </table:table-cell>
          <table:table-cell table:style-name="ce23" table:formula="of:=IF([$_data_.C268];[$_data_.C268];&quot;&quot;)">
            <text:p/>
          </table:table-cell>
          <table:table-cell table:style-name="ce23" table:formula="of:=IF([$_data_.D268];[$_data_.D268];&quot;&quot;)">
            <text:p/>
          </table:table-cell>
          <table:table-cell table:style-name="ce23" table:formula="of:=IF([$_data_.E268];[$_data_.E268];&quot;&quot;)">
            <text:p/>
          </table:table-cell>
          <table:table-cell table:style-name="ce23" table:formula="of:=IF([$_data_.F268];[$_data_.F268];&quot;&quot;)">
            <text:p/>
          </table:table-cell>
          <table:table-cell table:style-name="ce33" table:formula="of:=IF([$_data_.G268];[$_data_.G268];&quot;&quot;)">
            <text:p/>
          </table:table-cell>
          <table:table-cell table:style-name="ce33" table:formula="of:=IF([$_data_.H268];[$_data_.H268];&quot;&quot;)">
            <text:p/>
          </table:table-cell>
          <table:table-cell table:style-name="ce23" table:formula="of:=IF([$_data_.I268];[$_data_.I268];&quot;&quot;)">
            <text:p/>
          </table:table-cell>
          <table:table-cell table:style-name="ce37" table:formula="of:=IF([$_data_.J268];[$_data_.J268];&quot;&quot;)">
            <text:p/>
          </table:table-cell>
          <table:table-cell table:style-name="ce23" table:formula="of:=IF([$_data_.K268];[$_data_.K268];&quot;&quot;)">
            <text:p/>
          </table:table-cell>
          <table:table-cell table:style-name="ce23" table:formula="of:=IF([$_data_.L268];[$_data_.L268];&quot;&quot;)">
            <text:p/>
          </table:table-cell>
          <table:table-cell table:style-name="ce23" table:formula="of:=IF([$_data_.M268];[$_data_.M268];&quot;&quot;)">
            <text:p/>
          </table:table-cell>
          <table:table-cell table:style-name="ce23" table:formula="of:=IF([$_data_.N268];[$_data_.N268];&quot;&quot;)">
            <text:p/>
          </table:table-cell>
          <table:table-cell table:style-name="ce23" table:formula="of:=IF([$_data_.O268];[$_data_.O268];&quot;&quot;)">
            <text:p/>
          </table:table-cell>
          <table:table-cell table:style-name="ce23" table:formula="of:=IF([$_data_.P268];[$_data_.P268];&quot;&quot;)">
            <text:p/>
          </table:table-cell>
          <table:table-cell table:style-name="ce23" table:formula="of:=IF([$_data_.Q268];[$_data_.Q268];&quot;&quot;)">
            <text:p/>
          </table:table-cell>
          <table:table-cell table:style-name="ce23" table:formula="of:=IF([$_data_.R268];[$_data_.R268];&quot;&quot;)">
            <text:p/>
          </table:table-cell>
          <table:table-cell table:style-name="ce23" table:formula="of:=IF([$_data_.S268];[$_data_.S268];&quot;&quot;)">
            <text:p/>
          </table:table-cell>
          <table:table-cell table:style-name="ce62" table:formula="of:=IF([$_data_.T268];[$_data_.T268];&quot;&quot;)">
            <text:p/>
          </table:table-cell>
          <table:table-cell table:style-name="ce65" table:formula="of:=IF([$_data_.U268];[$_data_.U268];&quot;&quot;)">
            <text:p/>
          </table:table-cell>
        </table:table-row>
        <table:table-row table:style-name="ro1">
          <table:table-cell table:formula="of:=IF([$_data_.A269];[$_data_.A269];&quot;&quot;)">
            <text:p/>
          </table:table-cell>
          <table:table-cell table:style-name="ce23" table:formula="of:=IF([$_data_.B269];[$_data_.B269];&quot;&quot;)">
            <text:p/>
          </table:table-cell>
          <table:table-cell table:style-name="ce23" table:formula="of:=IF([$_data_.C269];[$_data_.C269];&quot;&quot;)">
            <text:p/>
          </table:table-cell>
          <table:table-cell table:style-name="ce23" table:formula="of:=IF([$_data_.D269];[$_data_.D269];&quot;&quot;)">
            <text:p/>
          </table:table-cell>
          <table:table-cell table:style-name="ce23" table:formula="of:=IF([$_data_.E269];[$_data_.E269];&quot;&quot;)">
            <text:p/>
          </table:table-cell>
          <table:table-cell table:style-name="ce23" table:formula="of:=IF([$_data_.F269];[$_data_.F269];&quot;&quot;)">
            <text:p/>
          </table:table-cell>
          <table:table-cell table:style-name="ce33" table:formula="of:=IF([$_data_.G269];[$_data_.G269];&quot;&quot;)">
            <text:p/>
          </table:table-cell>
          <table:table-cell table:style-name="ce33" table:formula="of:=IF([$_data_.H269];[$_data_.H269];&quot;&quot;)">
            <text:p/>
          </table:table-cell>
          <table:table-cell table:style-name="ce23" table:formula="of:=IF([$_data_.I269];[$_data_.I269];&quot;&quot;)">
            <text:p/>
          </table:table-cell>
          <table:table-cell table:style-name="ce37" table:formula="of:=IF([$_data_.J269];[$_data_.J269];&quot;&quot;)">
            <text:p/>
          </table:table-cell>
          <table:table-cell table:style-name="ce23" table:formula="of:=IF([$_data_.K269];[$_data_.K269];&quot;&quot;)">
            <text:p/>
          </table:table-cell>
          <table:table-cell table:style-name="ce23" table:formula="of:=IF([$_data_.L269];[$_data_.L269];&quot;&quot;)">
            <text:p/>
          </table:table-cell>
          <table:table-cell table:style-name="ce23" table:formula="of:=IF([$_data_.M269];[$_data_.M269];&quot;&quot;)">
            <text:p/>
          </table:table-cell>
          <table:table-cell table:style-name="ce23" table:formula="of:=IF([$_data_.N269];[$_data_.N269];&quot;&quot;)">
            <text:p/>
          </table:table-cell>
          <table:table-cell table:style-name="ce23" table:formula="of:=IF([$_data_.O269];[$_data_.O269];&quot;&quot;)">
            <text:p/>
          </table:table-cell>
          <table:table-cell table:style-name="ce23" table:formula="of:=IF([$_data_.P269];[$_data_.P269];&quot;&quot;)">
            <text:p/>
          </table:table-cell>
          <table:table-cell table:style-name="ce23" table:formula="of:=IF([$_data_.Q269];[$_data_.Q269];&quot;&quot;)">
            <text:p/>
          </table:table-cell>
          <table:table-cell table:style-name="ce23" table:formula="of:=IF([$_data_.R269];[$_data_.R269];&quot;&quot;)">
            <text:p/>
          </table:table-cell>
          <table:table-cell table:style-name="ce23" table:formula="of:=IF([$_data_.S269];[$_data_.S269];&quot;&quot;)">
            <text:p/>
          </table:table-cell>
          <table:table-cell table:style-name="ce62" table:formula="of:=IF([$_data_.T269];[$_data_.T269];&quot;&quot;)">
            <text:p/>
          </table:table-cell>
          <table:table-cell table:style-name="ce65" table:formula="of:=IF([$_data_.U269];[$_data_.U269];&quot;&quot;)">
            <text:p/>
          </table:table-cell>
        </table:table-row>
        <table:table-row table:style-name="ro1">
          <table:table-cell table:formula="of:=IF([$_data_.A270];[$_data_.A270];&quot;&quot;)">
            <text:p/>
          </table:table-cell>
          <table:table-cell table:style-name="ce23" table:formula="of:=IF([$_data_.B270];[$_data_.B270];&quot;&quot;)">
            <text:p/>
          </table:table-cell>
          <table:table-cell table:style-name="ce23" table:formula="of:=IF([$_data_.C270];[$_data_.C270];&quot;&quot;)">
            <text:p/>
          </table:table-cell>
          <table:table-cell table:style-name="ce23" table:formula="of:=IF([$_data_.D270];[$_data_.D270];&quot;&quot;)">
            <text:p/>
          </table:table-cell>
          <table:table-cell table:style-name="ce23" table:formula="of:=IF([$_data_.E270];[$_data_.E270];&quot;&quot;)">
            <text:p/>
          </table:table-cell>
          <table:table-cell table:style-name="ce23" table:formula="of:=IF([$_data_.F270];[$_data_.F270];&quot;&quot;)">
            <text:p/>
          </table:table-cell>
          <table:table-cell table:style-name="ce33" table:formula="of:=IF([$_data_.G270];[$_data_.G270];&quot;&quot;)">
            <text:p/>
          </table:table-cell>
          <table:table-cell table:style-name="ce33" table:formula="of:=IF([$_data_.H270];[$_data_.H270];&quot;&quot;)">
            <text:p/>
          </table:table-cell>
          <table:table-cell table:style-name="ce23" table:formula="of:=IF([$_data_.I270];[$_data_.I270];&quot;&quot;)">
            <text:p/>
          </table:table-cell>
          <table:table-cell table:style-name="ce37" table:formula="of:=IF([$_data_.J270];[$_data_.J270];&quot;&quot;)">
            <text:p/>
          </table:table-cell>
          <table:table-cell table:style-name="ce23" table:formula="of:=IF([$_data_.K270];[$_data_.K270];&quot;&quot;)">
            <text:p/>
          </table:table-cell>
          <table:table-cell table:style-name="ce23" table:formula="of:=IF([$_data_.L270];[$_data_.L270];&quot;&quot;)">
            <text:p/>
          </table:table-cell>
          <table:table-cell table:style-name="ce23" table:formula="of:=IF([$_data_.M270];[$_data_.M270];&quot;&quot;)">
            <text:p/>
          </table:table-cell>
          <table:table-cell table:style-name="ce23" table:formula="of:=IF([$_data_.N270];[$_data_.N270];&quot;&quot;)">
            <text:p/>
          </table:table-cell>
          <table:table-cell table:style-name="ce23" table:formula="of:=IF([$_data_.O270];[$_data_.O270];&quot;&quot;)">
            <text:p/>
          </table:table-cell>
          <table:table-cell table:style-name="ce23" table:formula="of:=IF([$_data_.P270];[$_data_.P270];&quot;&quot;)">
            <text:p/>
          </table:table-cell>
          <table:table-cell table:style-name="ce23" table:formula="of:=IF([$_data_.Q270];[$_data_.Q270];&quot;&quot;)">
            <text:p/>
          </table:table-cell>
          <table:table-cell table:style-name="ce23" table:formula="of:=IF([$_data_.R270];[$_data_.R270];&quot;&quot;)">
            <text:p/>
          </table:table-cell>
          <table:table-cell table:style-name="ce23" table:formula="of:=IF([$_data_.S270];[$_data_.S270];&quot;&quot;)">
            <text:p/>
          </table:table-cell>
          <table:table-cell table:style-name="ce62" table:formula="of:=IF([$_data_.T270];[$_data_.T270];&quot;&quot;)">
            <text:p/>
          </table:table-cell>
          <table:table-cell table:style-name="ce65" table:formula="of:=IF([$_data_.U270];[$_data_.U270];&quot;&quot;)">
            <text:p/>
          </table:table-cell>
        </table:table-row>
        <table:table-row table:style-name="ro1">
          <table:table-cell table:formula="of:=IF([$_data_.A271];[$_data_.A271];&quot;&quot;)">
            <text:p/>
          </table:table-cell>
          <table:table-cell table:style-name="ce23" table:formula="of:=IF([$_data_.B271];[$_data_.B271];&quot;&quot;)">
            <text:p/>
          </table:table-cell>
          <table:table-cell table:style-name="ce23" table:formula="of:=IF([$_data_.C271];[$_data_.C271];&quot;&quot;)">
            <text:p/>
          </table:table-cell>
          <table:table-cell table:style-name="ce23" table:formula="of:=IF([$_data_.D271];[$_data_.D271];&quot;&quot;)">
            <text:p/>
          </table:table-cell>
          <table:table-cell table:style-name="ce23" table:formula="of:=IF([$_data_.E271];[$_data_.E271];&quot;&quot;)">
            <text:p/>
          </table:table-cell>
          <table:table-cell table:style-name="ce23" table:formula="of:=IF([$_data_.F271];[$_data_.F271];&quot;&quot;)">
            <text:p/>
          </table:table-cell>
          <table:table-cell table:style-name="ce33" table:formula="of:=IF([$_data_.G271];[$_data_.G271];&quot;&quot;)">
            <text:p/>
          </table:table-cell>
          <table:table-cell table:style-name="ce33" table:formula="of:=IF([$_data_.H271];[$_data_.H271];&quot;&quot;)">
            <text:p/>
          </table:table-cell>
          <table:table-cell table:style-name="ce23" table:formula="of:=IF([$_data_.I271];[$_data_.I271];&quot;&quot;)">
            <text:p/>
          </table:table-cell>
          <table:table-cell table:style-name="ce37" table:formula="of:=IF([$_data_.J271];[$_data_.J271];&quot;&quot;)">
            <text:p/>
          </table:table-cell>
          <table:table-cell table:style-name="ce23" table:formula="of:=IF([$_data_.K271];[$_data_.K271];&quot;&quot;)">
            <text:p/>
          </table:table-cell>
          <table:table-cell table:style-name="ce23" table:formula="of:=IF([$_data_.L271];[$_data_.L271];&quot;&quot;)">
            <text:p/>
          </table:table-cell>
          <table:table-cell table:style-name="ce23" table:formula="of:=IF([$_data_.M271];[$_data_.M271];&quot;&quot;)">
            <text:p/>
          </table:table-cell>
          <table:table-cell table:style-name="ce23" table:formula="of:=IF([$_data_.N271];[$_data_.N271];&quot;&quot;)">
            <text:p/>
          </table:table-cell>
          <table:table-cell table:style-name="ce23" table:formula="of:=IF([$_data_.O271];[$_data_.O271];&quot;&quot;)">
            <text:p/>
          </table:table-cell>
          <table:table-cell table:style-name="ce23" table:formula="of:=IF([$_data_.P271];[$_data_.P271];&quot;&quot;)">
            <text:p/>
          </table:table-cell>
          <table:table-cell table:style-name="ce23" table:formula="of:=IF([$_data_.Q271];[$_data_.Q271];&quot;&quot;)">
            <text:p/>
          </table:table-cell>
          <table:table-cell table:style-name="ce23" table:formula="of:=IF([$_data_.R271];[$_data_.R271];&quot;&quot;)">
            <text:p/>
          </table:table-cell>
          <table:table-cell table:style-name="ce23" table:formula="of:=IF([$_data_.S271];[$_data_.S271];&quot;&quot;)">
            <text:p/>
          </table:table-cell>
          <table:table-cell table:style-name="ce62" table:formula="of:=IF([$_data_.T271];[$_data_.T271];&quot;&quot;)">
            <text:p/>
          </table:table-cell>
          <table:table-cell table:style-name="ce65" table:formula="of:=IF([$_data_.U271];[$_data_.U271];&quot;&quot;)">
            <text:p/>
          </table:table-cell>
        </table:table-row>
        <table:table-row table:style-name="ro1">
          <table:table-cell table:formula="of:=IF([$_data_.A272];[$_data_.A272];&quot;&quot;)">
            <text:p/>
          </table:table-cell>
          <table:table-cell table:style-name="ce23" table:formula="of:=IF([$_data_.B272];[$_data_.B272];&quot;&quot;)">
            <text:p/>
          </table:table-cell>
          <table:table-cell table:style-name="ce23" table:formula="of:=IF([$_data_.C272];[$_data_.C272];&quot;&quot;)">
            <text:p/>
          </table:table-cell>
          <table:table-cell table:style-name="ce23" table:formula="of:=IF([$_data_.D272];[$_data_.D272];&quot;&quot;)">
            <text:p/>
          </table:table-cell>
          <table:table-cell table:style-name="ce23" table:formula="of:=IF([$_data_.E272];[$_data_.E272];&quot;&quot;)">
            <text:p/>
          </table:table-cell>
          <table:table-cell table:style-name="ce23" table:formula="of:=IF([$_data_.F272];[$_data_.F272];&quot;&quot;)">
            <text:p/>
          </table:table-cell>
          <table:table-cell table:style-name="ce33" table:formula="of:=IF([$_data_.G272];[$_data_.G272];&quot;&quot;)">
            <text:p/>
          </table:table-cell>
          <table:table-cell table:style-name="ce33" table:formula="of:=IF([$_data_.H272];[$_data_.H272];&quot;&quot;)">
            <text:p/>
          </table:table-cell>
          <table:table-cell table:style-name="ce23" table:formula="of:=IF([$_data_.I272];[$_data_.I272];&quot;&quot;)">
            <text:p/>
          </table:table-cell>
          <table:table-cell table:style-name="ce37" table:formula="of:=IF([$_data_.J272];[$_data_.J272];&quot;&quot;)">
            <text:p/>
          </table:table-cell>
          <table:table-cell table:style-name="ce23" table:formula="of:=IF([$_data_.K272];[$_data_.K272];&quot;&quot;)">
            <text:p/>
          </table:table-cell>
          <table:table-cell table:style-name="ce23" table:formula="of:=IF([$_data_.L272];[$_data_.L272];&quot;&quot;)">
            <text:p/>
          </table:table-cell>
          <table:table-cell table:style-name="ce23" table:formula="of:=IF([$_data_.M272];[$_data_.M272];&quot;&quot;)">
            <text:p/>
          </table:table-cell>
          <table:table-cell table:style-name="ce23" table:formula="of:=IF([$_data_.N272];[$_data_.N272];&quot;&quot;)">
            <text:p/>
          </table:table-cell>
          <table:table-cell table:style-name="ce23" table:formula="of:=IF([$_data_.O272];[$_data_.O272];&quot;&quot;)">
            <text:p/>
          </table:table-cell>
          <table:table-cell table:style-name="ce23" table:formula="of:=IF([$_data_.P272];[$_data_.P272];&quot;&quot;)">
            <text:p/>
          </table:table-cell>
          <table:table-cell table:style-name="ce23" table:formula="of:=IF([$_data_.Q272];[$_data_.Q272];&quot;&quot;)">
            <text:p/>
          </table:table-cell>
          <table:table-cell table:style-name="ce23" table:formula="of:=IF([$_data_.R272];[$_data_.R272];&quot;&quot;)">
            <text:p/>
          </table:table-cell>
          <table:table-cell table:style-name="ce23" table:formula="of:=IF([$_data_.S272];[$_data_.S272];&quot;&quot;)">
            <text:p/>
          </table:table-cell>
          <table:table-cell table:style-name="ce62" table:formula="of:=IF([$_data_.T272];[$_data_.T272];&quot;&quot;)">
            <text:p/>
          </table:table-cell>
          <table:table-cell table:style-name="ce65" table:formula="of:=IF([$_data_.U272];[$_data_.U272];&quot;&quot;)">
            <text:p/>
          </table:table-cell>
        </table:table-row>
        <table:table-row table:style-name="ro1">
          <table:table-cell table:formula="of:=IF([$_data_.A273];[$_data_.A273];&quot;&quot;)">
            <text:p/>
          </table:table-cell>
          <table:table-cell table:style-name="ce23" table:formula="of:=IF([$_data_.B273];[$_data_.B273];&quot;&quot;)">
            <text:p/>
          </table:table-cell>
          <table:table-cell table:style-name="ce23" table:formula="of:=IF([$_data_.C273];[$_data_.C273];&quot;&quot;)">
            <text:p/>
          </table:table-cell>
          <table:table-cell table:style-name="ce23" table:formula="of:=IF([$_data_.D273];[$_data_.D273];&quot;&quot;)">
            <text:p/>
          </table:table-cell>
          <table:table-cell table:style-name="ce23" table:formula="of:=IF([$_data_.E273];[$_data_.E273];&quot;&quot;)">
            <text:p/>
          </table:table-cell>
          <table:table-cell table:style-name="ce23" table:formula="of:=IF([$_data_.F273];[$_data_.F273];&quot;&quot;)">
            <text:p/>
          </table:table-cell>
          <table:table-cell table:style-name="ce33" table:formula="of:=IF([$_data_.G273];[$_data_.G273];&quot;&quot;)">
            <text:p/>
          </table:table-cell>
          <table:table-cell table:style-name="ce33" table:formula="of:=IF([$_data_.H273];[$_data_.H273];&quot;&quot;)">
            <text:p/>
          </table:table-cell>
          <table:table-cell table:style-name="ce23" table:formula="of:=IF([$_data_.I273];[$_data_.I273];&quot;&quot;)">
            <text:p/>
          </table:table-cell>
          <table:table-cell table:style-name="ce37" table:formula="of:=IF([$_data_.J273];[$_data_.J273];&quot;&quot;)">
            <text:p/>
          </table:table-cell>
          <table:table-cell table:style-name="ce23" table:formula="of:=IF([$_data_.K273];[$_data_.K273];&quot;&quot;)">
            <text:p/>
          </table:table-cell>
          <table:table-cell table:style-name="ce23" table:formula="of:=IF([$_data_.L273];[$_data_.L273];&quot;&quot;)">
            <text:p/>
          </table:table-cell>
          <table:table-cell table:style-name="ce23" table:formula="of:=IF([$_data_.M273];[$_data_.M273];&quot;&quot;)">
            <text:p/>
          </table:table-cell>
          <table:table-cell table:style-name="ce23" table:formula="of:=IF([$_data_.N273];[$_data_.N273];&quot;&quot;)">
            <text:p/>
          </table:table-cell>
          <table:table-cell table:style-name="ce23" table:formula="of:=IF([$_data_.O273];[$_data_.O273];&quot;&quot;)">
            <text:p/>
          </table:table-cell>
          <table:table-cell table:style-name="ce23" table:formula="of:=IF([$_data_.P273];[$_data_.P273];&quot;&quot;)">
            <text:p/>
          </table:table-cell>
          <table:table-cell table:style-name="ce23" table:formula="of:=IF([$_data_.Q273];[$_data_.Q273];&quot;&quot;)">
            <text:p/>
          </table:table-cell>
          <table:table-cell table:style-name="ce23" table:formula="of:=IF([$_data_.R273];[$_data_.R273];&quot;&quot;)">
            <text:p/>
          </table:table-cell>
          <table:table-cell table:style-name="ce23" table:formula="of:=IF([$_data_.S273];[$_data_.S273];&quot;&quot;)">
            <text:p/>
          </table:table-cell>
          <table:table-cell table:style-name="ce62" table:formula="of:=IF([$_data_.T273];[$_data_.T273];&quot;&quot;)">
            <text:p/>
          </table:table-cell>
          <table:table-cell table:style-name="ce65" table:formula="of:=IF([$_data_.U273];[$_data_.U273];&quot;&quot;)">
            <text:p/>
          </table:table-cell>
        </table:table-row>
        <table:table-row table:style-name="ro1">
          <table:table-cell table:style-name="ce16" table:formula="of:=IF([$_data_.A274];[$_data_.A274];&quot;&quot;)">
            <text:p/>
          </table:table-cell>
          <table:table-cell table:style-name="ce24" table:formula="of:=IF([$_data_.B274];[$_data_.B274];&quot;&quot;)">
            <text:p/>
          </table:table-cell>
          <table:table-cell table:style-name="ce24" table:formula="of:=IF([$_data_.C274];[$_data_.C274];&quot;&quot;)">
            <text:p/>
          </table:table-cell>
          <table:table-cell table:style-name="ce24" table:formula="of:=IF([$_data_.D274];[$_data_.D274];&quot;&quot;)">
            <text:p/>
          </table:table-cell>
          <table:table-cell table:style-name="ce24" table:formula="of:=IF([$_data_.E274];[$_data_.E274];&quot;&quot;)">
            <text:p/>
          </table:table-cell>
          <table:table-cell table:style-name="ce24" table:formula="of:=IF([$_data_.F274];[$_data_.F274];&quot;&quot;)">
            <text:p/>
          </table:table-cell>
          <table:table-cell table:style-name="ce34" table:formula="of:=IF([$_data_.G274];[$_data_.G274];&quot;&quot;)">
            <text:p/>
          </table:table-cell>
          <table:table-cell table:style-name="ce34" table:formula="of:=IF([$_data_.H274];[$_data_.H274];&quot;&quot;)">
            <text:p/>
          </table:table-cell>
          <table:table-cell table:style-name="ce24" table:formula="of:=IF([$_data_.I274];[$_data_.I274];&quot;&quot;)">
            <text:p/>
          </table:table-cell>
          <table:table-cell table:style-name="ce38" table:formula="of:=IF([$_data_.J274];[$_data_.J274];&quot;&quot;)">
            <text:p/>
          </table:table-cell>
          <table:table-cell table:style-name="ce24" table:formula="of:=IF([$_data_.K274];[$_data_.K274];&quot;&quot;)">
            <text:p/>
          </table:table-cell>
          <table:table-cell table:style-name="ce24" table:formula="of:=IF([$_data_.L274];[$_data_.L274];&quot;&quot;)">
            <text:p/>
          </table:table-cell>
          <table:table-cell table:style-name="ce24" table:formula="of:=IF([$_data_.M274];[$_data_.M274];&quot;&quot;)">
            <text:p/>
          </table:table-cell>
          <table:table-cell table:style-name="ce24" table:formula="of:=IF([$_data_.N274];[$_data_.N274];&quot;&quot;)">
            <text:p/>
          </table:table-cell>
          <table:table-cell table:style-name="ce24" table:formula="of:=IF([$_data_.O274];[$_data_.O274];&quot;&quot;)">
            <text:p/>
          </table:table-cell>
          <table:table-cell table:style-name="ce24" table:formula="of:=IF([$_data_.P274];[$_data_.P274];&quot;&quot;)">
            <text:p/>
          </table:table-cell>
          <table:table-cell table:style-name="ce24" table:formula="of:=IF([$_data_.Q274];[$_data_.Q274];&quot;&quot;)">
            <text:p/>
          </table:table-cell>
          <table:table-cell table:style-name="ce24" table:formula="of:=IF([$_data_.R274];[$_data_.R274];&quot;&quot;)">
            <text:p/>
          </table:table-cell>
          <table:table-cell table:style-name="ce24" table:formula="of:=IF([$_data_.S274];[$_data_.S274];&quot;&quot;)">
            <text:p/>
          </table:table-cell>
          <table:table-cell table:style-name="ce63" table:formula="of:=IF([$_data_.T274];[$_data_.T274];&quot;&quot;)">
            <text:p/>
          </table:table-cell>
          <table:table-cell table:style-name="ce66" table:formula="of:=IF([$_data_.U274];[$_data_.U2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42];[$_data_.A242];&quot;&quot;)">
            <text:p/>
          </table:table-cell>
          <table:table-cell table:style-name="ce27" table:formula="of:=IF([$_data_.V242]=&quot;&quot;;&quot;&quot;;[$_data_.V242])" table:number-columns-spanned="20" table:number-rows-spanned="1">
            <text:p/>
          </table:table-cell>
          <table:covered-table-cell table:style-name="ce67" table:formula="of:=IF(#REF!.[Kesä.C86]=&quot;&quot;;&quot;&quot;;#REF!.[Kesä.C86])" office:value-type="string" office:string-value="" calcext:value-type="error">
            <text:p>Err:501</text:p>
          </table:covered-table-cell>
          <table:covered-table-cell table:style-name="ce67" table:formula="of:=IF(#REF!.[Kesä.D86]=&quot;&quot;;&quot;&quot;;#REF!.[Kesä.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1</text:p>
          </table:covered-table-cell>
          <table:covered-table-cell table:style-name="ce67" table:formula="of:=IF(#REF!.[Kesä.G86]=&quot;&quot;;&quot;&quot;;#REF!.[Kesä.G86])" office:value-type="string" office:string-value="" calcext:value-type="error">
            <text:p>Err:501</text:p>
          </table:covered-table-cell>
          <table:covered-table-cell table:style-name="ce67" table:formula="of:=IF(#REF!.[Kesä.H86]=&quot;&quot;;&quot;&quot;;#REF!.[Kesä.H86])" office:value-type="string" office:string-value="" calcext:value-type="error">
            <text:p>Err:501</text:p>
          </table:covered-table-cell>
          <table:covered-table-cell table:style-name="ce67" table:formula="of:=IF(#REF!.[Kesä.I86]=&quot;&quot;;&quot;&quot;;#REF!.[Kesä.I86])" office:value-type="string" office:string-value="" calcext:value-type="error">
            <text:p>Err:501</text:p>
          </table:covered-table-cell>
          <table:covered-table-cell table:style-name="ce67" table:formula="of:=IF(#REF!.[Kesä.J86]=&quot;&quot;;&quot;&quot;;#REF!.[Kesä.J86])" office:value-type="string" office:string-value="" calcext:value-type="error">
            <text:p>Err:501</text:p>
          </table:covered-table-cell>
          <table:covered-table-cell table:style-name="ce67" table:formula="of:=IF(#REF!.[Kesä.K86]=&quot;&quot;;&quot;&quot;;#REF!.[Kesä.K86])" office:value-type="string" office:string-value="" calcext:value-type="error">
            <text:p>Err:501</text:p>
          </table:covered-table-cell>
          <table:covered-table-cell table:style-name="ce67" table:formula="of:=IF(#REF!.[Kesä.L86]=&quot;&quot;;&quot;&quot;;#REF!.[Kesä.L86])" office:value-type="string" office:string-value="" calcext:value-type="error">
            <text:p>Err:501</text:p>
          </table:covered-table-cell>
          <table:covered-table-cell table:style-name="ce67" table:formula="of:=IF(#REF!.[Kesä.M86]=&quot;&quot;;&quot;&quot;;#REF!.[Kesä.M86])" office:value-type="string" office:string-value="" calcext:value-type="error">
            <text:p>Err:501</text:p>
          </table:covered-table-cell>
          <table:covered-table-cell table:style-name="ce67" table:formula="of:=IF(#REF!.[Kesä.N86]=&quot;&quot;;&quot;&quot;;#REF!.[Kesä.N86])" office:value-type="string" office:string-value="" calcext:value-type="error">
            <text:p>Err:501</text:p>
          </table:covered-table-cell>
          <table:covered-table-cell table:style-name="ce67" table:formula="of:=IF(#REF!.[Kesä.O86]=&quot;&quot;;&quot;&quot;;#REF!.[Kesä.O86])" office:value-type="string" office:string-value="" calcext:value-type="error">
            <text:p>Err:501</text:p>
          </table:covered-table-cell>
          <table:covered-table-cell table:style-name="ce67" table:formula="of:=IF(#REF!.[Kesä.P86]=&quot;&quot;;&quot;&quot;;#REF!.[Kesä.P86])" office:value-type="string" office:string-value="" calcext:value-type="error">
            <text:p>Err:501</text:p>
          </table:covered-table-cell>
          <table:covered-table-cell table:style-name="ce67" table:formula="of:=IF(#REF!.[Kesä.Q86]=&quot;&quot;;&quot;&quot;;#REF!.[Kesä.Q86])" office:value-type="string" office:string-value="" calcext:value-type="error">
            <text:p>Err:501</text:p>
          </table:covered-table-cell>
          <table:covered-table-cell table:style-name="ce67" table:formula="of:=IF(#REF!.[Kesä.R86]=&quot;&quot;;&quot;&quot;;#REF!.[Kesä.R86])" office:value-type="string" office:string-value="" calcext:value-type="error">
            <text:p>Err:501</text:p>
          </table:covered-table-cell>
          <table:covered-table-cell table:style-name="ce67" table:formula="of:=IF(#REF!.[Kesä.S86]=&quot;&quot;;&quot;&quot;;#REF!.[Kesä.S86])" office:value-type="string" office:string-value="" calcext:value-type="error">
            <text:p>Err:501</text:p>
          </table:covered-table-cell>
          <table:covered-table-cell table:style-name="ce67" table:formula="of:=IF(#REF!.[Kesä.T86]=&quot;&quot;;&quot;&quot;;#REF!.[Kesä.T86])" office:value-type="string" office:string-value="" calcext:value-type="error">
            <text:p>Err:501</text:p>
          </table:covered-table-cell>
          <table:covered-table-cell table:style-name="ce67" table:formula="of:=IF(#REF!.[Kesä.U86]=&quot;&quot;;&quot;&quot;;#REF!.[Kesä.U86])" office:value-type="string" office:string-value="" calcext:value-type="error">
            <text:p>Err:501</text:p>
          </table:covered-table-cell>
        </table:table-row>
        <table:table-row table:style-name="ro1">
          <table:table-cell table:formula="of:=IF([$_data_.A243];[$_data_.A243];&quot;&quot;)">
            <text:p/>
          </table:table-cell>
          <table:table-cell table:formula="of:=IF([$_data_.V243]=&quot;&quot;;&quot;&quot;;[$_data_.V243])" table:number-columns-spanned="20" table:number-rows-spanned="1">
            <text:p/>
          </table:table-cell>
          <table:covered-table-cell table:formula="of:=IF(#REF!.[Kesä.C86]=&quot;&quot;;&quot;&quot;;#REF!.[Kesä.C86])" office:value-type="string" office:string-value="" calcext:value-type="error">
            <text:p>Err:501</text:p>
          </table:covered-table-cell>
          <table:covered-table-cell table:formula="of:=IF(#REF!.[Kesä.D86]=&quot;&quot;;&quot;&quot;;#REF!.[Kesä.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1</text:p>
          </table:covered-table-cell>
          <table:covered-table-cell table:formula="of:=IF(#REF!.[Kesä.G86]=&quot;&quot;;&quot;&quot;;#REF!.[Kesä.G86])" office:value-type="string" office:string-value="" calcext:value-type="error">
            <text:p>Err:501</text:p>
          </table:covered-table-cell>
          <table:covered-table-cell table:formula="of:=IF(#REF!.[Kesä.H86]=&quot;&quot;;&quot;&quot;;#REF!.[Kesä.H86])" office:value-type="string" office:string-value="" calcext:value-type="error">
            <text:p>Err:501</text:p>
          </table:covered-table-cell>
          <table:covered-table-cell table:formula="of:=IF(#REF!.[Kesä.I86]=&quot;&quot;;&quot;&quot;;#REF!.[Kesä.I86])" office:value-type="string" office:string-value="" calcext:value-type="error">
            <text:p>Err:501</text:p>
          </table:covered-table-cell>
          <table:covered-table-cell table:formula="of:=IF(#REF!.[Kesä.J86]=&quot;&quot;;&quot;&quot;;#REF!.[Kesä.J86])" office:value-type="string" office:string-value="" calcext:value-type="error">
            <text:p>Err:501</text:p>
          </table:covered-table-cell>
          <table:covered-table-cell table:formula="of:=IF(#REF!.[Kesä.K86]=&quot;&quot;;&quot;&quot;;#REF!.[Kesä.K86])" office:value-type="string" office:string-value="" calcext:value-type="error">
            <text:p>Err:501</text:p>
          </table:covered-table-cell>
          <table:covered-table-cell table:formula="of:=IF(#REF!.[Kesä.L86]=&quot;&quot;;&quot;&quot;;#REF!.[Kesä.L86])" office:value-type="string" office:string-value="" calcext:value-type="error">
            <text:p>Err:501</text:p>
          </table:covered-table-cell>
          <table:covered-table-cell table:formula="of:=IF(#REF!.[Kesä.M86]=&quot;&quot;;&quot;&quot;;#REF!.[Kesä.M86])" office:value-type="string" office:string-value="" calcext:value-type="error">
            <text:p>Err:501</text:p>
          </table:covered-table-cell>
          <table:covered-table-cell table:formula="of:=IF(#REF!.[Kesä.N86]=&quot;&quot;;&quot;&quot;;#REF!.[Kesä.N86])" office:value-type="string" office:string-value="" calcext:value-type="error">
            <text:p>Err:501</text:p>
          </table:covered-table-cell>
          <table:covered-table-cell table:formula="of:=IF(#REF!.[Kesä.O86]=&quot;&quot;;&quot;&quot;;#REF!.[Kesä.O86])" office:value-type="string" office:string-value="" calcext:value-type="error">
            <text:p>Err:501</text:p>
          </table:covered-table-cell>
          <table:covered-table-cell table:formula="of:=IF(#REF!.[Kesä.P86]=&quot;&quot;;&quot;&quot;;#REF!.[Kesä.P86])" office:value-type="string" office:string-value="" calcext:value-type="error">
            <text:p>Err:501</text:p>
          </table:covered-table-cell>
          <table:covered-table-cell table:formula="of:=IF(#REF!.[Kesä.Q86]=&quot;&quot;;&quot;&quot;;#REF!.[Kesä.Q86])" office:value-type="string" office:string-value="" calcext:value-type="error">
            <text:p>Err:501</text:p>
          </table:covered-table-cell>
          <table:covered-table-cell table:formula="of:=IF(#REF!.[Kesä.R86]=&quot;&quot;;&quot;&quot;;#REF!.[Kesä.R86])" office:value-type="string" office:string-value="" calcext:value-type="error">
            <text:p>Err:501</text:p>
          </table:covered-table-cell>
          <table:covered-table-cell table:formula="of:=IF(#REF!.[Kesä.S86]=&quot;&quot;;&quot;&quot;;#REF!.[Kesä.S86])" office:value-type="string" office:string-value="" calcext:value-type="error">
            <text:p>Err:501</text:p>
          </table:covered-table-cell>
          <table:covered-table-cell table:formula="of:=IF(#REF!.[Kesä.T86]=&quot;&quot;;&quot;&quot;;#REF!.[Kesä.T86])" office:value-type="string" office:string-value="" calcext:value-type="error">
            <text:p>Err:501</text:p>
          </table:covered-table-cell>
          <table:covered-table-cell table:formula="of:=IF(#REF!.[Kesä.U86]=&quot;&quot;;&quot;&quot;;#REF!.[Kesä.U86])" office:value-type="string" office:string-value="" calcext:value-type="error">
            <text:p>Err:501</text:p>
          </table:covered-table-cell>
        </table:table-row>
        <table:table-row table:style-name="ro1">
          <table:table-cell table:formula="of:=IF([$_data_.A244];[$_data_.A244];&quot;&quot;)">
            <text:p/>
          </table:table-cell>
          <table:table-cell table:formula="of:=IF([$_data_.V244]=&quot;&quot;;&quot;&quot;;[$_data_.V244])" table:number-columns-spanned="20" table:number-rows-spanned="1">
            <text:p/>
          </table:table-cell>
          <table:covered-table-cell table:formula="of:=IF(#REF!.[Kesä.C87]=&quot;&quot;;&quot;&quot;;#REF!.[Kesä.C87])" office:value-type="string" office:string-value="" calcext:value-type="error">
            <text:p>Err:501</text:p>
          </table:covered-table-cell>
          <table:covered-table-cell table:formula="of:=IF(#REF!.[Kesä.D87]=&quot;&quot;;&quot;&quot;;#REF!.[Kesä.D8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1</text:p>
          </table:covered-table-cell>
          <table:covered-table-cell table:formula="of:=IF(#REF!.[Kesä.G87]=&quot;&quot;;&quot;&quot;;#REF!.[Kesä.G87])" office:value-type="string" office:string-value="" calcext:value-type="error">
            <text:p>Err:501</text:p>
          </table:covered-table-cell>
          <table:covered-table-cell table:formula="of:=IF(#REF!.[Kesä.H87]=&quot;&quot;;&quot;&quot;;#REF!.[Kesä.H87])" office:value-type="string" office:string-value="" calcext:value-type="error">
            <text:p>Err:501</text:p>
          </table:covered-table-cell>
          <table:covered-table-cell table:formula="of:=IF(#REF!.[Kesä.I87]=&quot;&quot;;&quot;&quot;;#REF!.[Kesä.I87])" office:value-type="string" office:string-value="" calcext:value-type="error">
            <text:p>Err:501</text:p>
          </table:covered-table-cell>
          <table:covered-table-cell table:formula="of:=IF(#REF!.[Kesä.J87]=&quot;&quot;;&quot;&quot;;#REF!.[Kesä.J87])" office:value-type="string" office:string-value="" calcext:value-type="error">
            <text:p>Err:501</text:p>
          </table:covered-table-cell>
          <table:covered-table-cell table:formula="of:=IF(#REF!.[Kesä.K87]=&quot;&quot;;&quot;&quot;;#REF!.[Kesä.K87])" office:value-type="string" office:string-value="" calcext:value-type="error">
            <text:p>Err:501</text:p>
          </table:covered-table-cell>
          <table:covered-table-cell table:formula="of:=IF(#REF!.[Kesä.L87]=&quot;&quot;;&quot;&quot;;#REF!.[Kesä.L87])" office:value-type="string" office:string-value="" calcext:value-type="error">
            <text:p>Err:501</text:p>
          </table:covered-table-cell>
          <table:covered-table-cell table:formula="of:=IF(#REF!.[Kesä.M87]=&quot;&quot;;&quot;&quot;;#REF!.[Kesä.M87])" office:value-type="string" office:string-value="" calcext:value-type="error">
            <text:p>Err:501</text:p>
          </table:covered-table-cell>
          <table:covered-table-cell table:formula="of:=IF(#REF!.[Kesä.N87]=&quot;&quot;;&quot;&quot;;#REF!.[Kesä.N87])" office:value-type="string" office:string-value="" calcext:value-type="error">
            <text:p>Err:501</text:p>
          </table:covered-table-cell>
          <table:covered-table-cell table:formula="of:=IF(#REF!.[Kesä.O87]=&quot;&quot;;&quot;&quot;;#REF!.[Kesä.O87])" office:value-type="string" office:string-value="" calcext:value-type="error">
            <text:p>Err:501</text:p>
          </table:covered-table-cell>
          <table:covered-table-cell table:formula="of:=IF(#REF!.[Kesä.P87]=&quot;&quot;;&quot;&quot;;#REF!.[Kesä.P87])" office:value-type="string" office:string-value="" calcext:value-type="error">
            <text:p>Err:501</text:p>
          </table:covered-table-cell>
          <table:covered-table-cell table:formula="of:=IF(#REF!.[Kesä.Q87]=&quot;&quot;;&quot;&quot;;#REF!.[Kesä.Q87])" office:value-type="string" office:string-value="" calcext:value-type="error">
            <text:p>Err:501</text:p>
          </table:covered-table-cell>
          <table:covered-table-cell table:formula="of:=IF(#REF!.[Kesä.R87]=&quot;&quot;;&quot;&quot;;#REF!.[Kesä.R87])" office:value-type="string" office:string-value="" calcext:value-type="error">
            <text:p>Err:501</text:p>
          </table:covered-table-cell>
          <table:covered-table-cell table:formula="of:=IF(#REF!.[Kesä.S87]=&quot;&quot;;&quot;&quot;;#REF!.[Kesä.S87])" office:value-type="string" office:string-value="" calcext:value-type="error">
            <text:p>Err:501</text:p>
          </table:covered-table-cell>
          <table:covered-table-cell table:formula="of:=IF(#REF!.[Kesä.T87]=&quot;&quot;;&quot;&quot;;#REF!.[Kesä.T87])" office:value-type="string" office:string-value="" calcext:value-type="error">
            <text:p>Err:501</text:p>
          </table:covered-table-cell>
          <table:covered-table-cell table:formula="of:=IF(#REF!.[Kesä.U87]=&quot;&quot;;&quot;&quot;;#REF!.[Kesä.U87])" office:value-type="string" office:string-value="" calcext:value-type="error">
            <text:p>Err:501</text:p>
          </table:covered-table-cell>
        </table:table-row>
        <table:table-row table:style-name="ro1">
          <table:table-cell table:formula="of:=IF([$_data_.A245];[$_data_.A245];&quot;&quot;)">
            <text:p/>
          </table:table-cell>
          <table:table-cell table:formula="of:=IF([$_data_.V245]=&quot;&quot;;&quot;&quot;;[$_data_.V245])" table:number-columns-spanned="20" table:number-rows-spanned="1">
            <text:p/>
          </table:table-cell>
          <table:covered-table-cell table:formula="of:=IF(#REF!.[Kesä.C88]=&quot;&quot;;&quot;&quot;;#REF!.[Kesä.C88])" office:value-type="string" office:string-value="" calcext:value-type="error">
            <text:p>Err:501</text:p>
          </table:covered-table-cell>
          <table:covered-table-cell table:formula="of:=IF(#REF!.[Kesä.D88]=&quot;&quot;;&quot;&quot;;#REF!.[Kesä.D8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1</text:p>
          </table:covered-table-cell>
          <table:covered-table-cell table:formula="of:=IF(#REF!.[Kesä.G88]=&quot;&quot;;&quot;&quot;;#REF!.[Kesä.G88])" office:value-type="string" office:string-value="" calcext:value-type="error">
            <text:p>Err:501</text:p>
          </table:covered-table-cell>
          <table:covered-table-cell table:formula="of:=IF(#REF!.[Kesä.H88]=&quot;&quot;;&quot;&quot;;#REF!.[Kesä.H88])" office:value-type="string" office:string-value="" calcext:value-type="error">
            <text:p>Err:501</text:p>
          </table:covered-table-cell>
          <table:covered-table-cell table:formula="of:=IF(#REF!.[Kesä.I88]=&quot;&quot;;&quot;&quot;;#REF!.[Kesä.I88])" office:value-type="string" office:string-value="" calcext:value-type="error">
            <text:p>Err:501</text:p>
          </table:covered-table-cell>
          <table:covered-table-cell table:formula="of:=IF(#REF!.[Kesä.J88]=&quot;&quot;;&quot;&quot;;#REF!.[Kesä.J88])" office:value-type="string" office:string-value="" calcext:value-type="error">
            <text:p>Err:501</text:p>
          </table:covered-table-cell>
          <table:covered-table-cell table:formula="of:=IF(#REF!.[Kesä.K88]=&quot;&quot;;&quot;&quot;;#REF!.[Kesä.K88])" office:value-type="string" office:string-value="" calcext:value-type="error">
            <text:p>Err:501</text:p>
          </table:covered-table-cell>
          <table:covered-table-cell table:formula="of:=IF(#REF!.[Kesä.L88]=&quot;&quot;;&quot;&quot;;#REF!.[Kesä.L88])" office:value-type="string" office:string-value="" calcext:value-type="error">
            <text:p>Err:501</text:p>
          </table:covered-table-cell>
          <table:covered-table-cell table:formula="of:=IF(#REF!.[Kesä.M88]=&quot;&quot;;&quot;&quot;;#REF!.[Kesä.M88])" office:value-type="string" office:string-value="" calcext:value-type="error">
            <text:p>Err:501</text:p>
          </table:covered-table-cell>
          <table:covered-table-cell table:formula="of:=IF(#REF!.[Kesä.N88]=&quot;&quot;;&quot;&quot;;#REF!.[Kesä.N88])" office:value-type="string" office:string-value="" calcext:value-type="error">
            <text:p>Err:501</text:p>
          </table:covered-table-cell>
          <table:covered-table-cell table:formula="of:=IF(#REF!.[Kesä.O88]=&quot;&quot;;&quot;&quot;;#REF!.[Kesä.O88])" office:value-type="string" office:string-value="" calcext:value-type="error">
            <text:p>Err:501</text:p>
          </table:covered-table-cell>
          <table:covered-table-cell table:formula="of:=IF(#REF!.[Kesä.P88]=&quot;&quot;;&quot;&quot;;#REF!.[Kesä.P88])" office:value-type="string" office:string-value="" calcext:value-type="error">
            <text:p>Err:501</text:p>
          </table:covered-table-cell>
          <table:covered-table-cell table:formula="of:=IF(#REF!.[Kesä.Q88]=&quot;&quot;;&quot;&quot;;#REF!.[Kesä.Q88])" office:value-type="string" office:string-value="" calcext:value-type="error">
            <text:p>Err:501</text:p>
          </table:covered-table-cell>
          <table:covered-table-cell table:formula="of:=IF(#REF!.[Kesä.R88]=&quot;&quot;;&quot;&quot;;#REF!.[Kesä.R88])" office:value-type="string" office:string-value="" calcext:value-type="error">
            <text:p>Err:501</text:p>
          </table:covered-table-cell>
          <table:covered-table-cell table:formula="of:=IF(#REF!.[Kesä.S88]=&quot;&quot;;&quot;&quot;;#REF!.[Kesä.S88])" office:value-type="string" office:string-value="" calcext:value-type="error">
            <text:p>Err:501</text:p>
          </table:covered-table-cell>
          <table:covered-table-cell table:formula="of:=IF(#REF!.[Kesä.T88]=&quot;&quot;;&quot;&quot;;#REF!.[Kesä.T88])" office:value-type="string" office:string-value="" calcext:value-type="error">
            <text:p>Err:501</text:p>
          </table:covered-table-cell>
          <table:covered-table-cell table:formula="of:=IF(#REF!.[Kesä.U88]=&quot;&quot;;&quot;&quot;;#REF!.[Kesä.U88])" office:value-type="string" office:string-value="" calcext:value-type="error">
            <text:p>Err:501</text:p>
          </table:covered-table-cell>
        </table:table-row>
        <table:table-row table:style-name="ro1">
          <table:table-cell table:formula="of:=IF([$_data_.A246];[$_data_.A246];&quot;&quot;)">
            <text:p/>
          </table:table-cell>
          <table:table-cell table:formula="of:=IF([$_data_.V246]=&quot;&quot;;&quot;&quot;;[$_data_.V246])" table:number-columns-spanned="20" table:number-rows-spanned="1">
            <text:p/>
          </table:table-cell>
          <table:covered-table-cell table:formula="of:=IF(#REF!.[Kesä.C89]=&quot;&quot;;&quot;&quot;;#REF!.[Kesä.C89])" office:value-type="string" office:string-value="" calcext:value-type="error">
            <text:p>Err:501</text:p>
          </table:covered-table-cell>
          <table:covered-table-cell table:formula="of:=IF(#REF!.[Kesä.D89]=&quot;&quot;;&quot;&quot;;#REF!.[Kesä.D8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1</text:p>
          </table:covered-table-cell>
          <table:covered-table-cell table:formula="of:=IF(#REF!.[Kesä.G89]=&quot;&quot;;&quot;&quot;;#REF!.[Kesä.G89])" office:value-type="string" office:string-value="" calcext:value-type="error">
            <text:p>Err:501</text:p>
          </table:covered-table-cell>
          <table:covered-table-cell table:formula="of:=IF(#REF!.[Kesä.H89]=&quot;&quot;;&quot;&quot;;#REF!.[Kesä.H89])" office:value-type="string" office:string-value="" calcext:value-type="error">
            <text:p>Err:501</text:p>
          </table:covered-table-cell>
          <table:covered-table-cell table:formula="of:=IF(#REF!.[Kesä.I89]=&quot;&quot;;&quot;&quot;;#REF!.[Kesä.I89])" office:value-type="string" office:string-value="" calcext:value-type="error">
            <text:p>Err:501</text:p>
          </table:covered-table-cell>
          <table:covered-table-cell table:formula="of:=IF(#REF!.[Kesä.J89]=&quot;&quot;;&quot;&quot;;#REF!.[Kesä.J89])" office:value-type="string" office:string-value="" calcext:value-type="error">
            <text:p>Err:501</text:p>
          </table:covered-table-cell>
          <table:covered-table-cell table:formula="of:=IF(#REF!.[Kesä.K89]=&quot;&quot;;&quot;&quot;;#REF!.[Kesä.K89])" office:value-type="string" office:string-value="" calcext:value-type="error">
            <text:p>Err:501</text:p>
          </table:covered-table-cell>
          <table:covered-table-cell table:formula="of:=IF(#REF!.[Kesä.L89]=&quot;&quot;;&quot;&quot;;#REF!.[Kesä.L89])" office:value-type="string" office:string-value="" calcext:value-type="error">
            <text:p>Err:501</text:p>
          </table:covered-table-cell>
          <table:covered-table-cell table:formula="of:=IF(#REF!.[Kesä.M89]=&quot;&quot;;&quot;&quot;;#REF!.[Kesä.M89])" office:value-type="string" office:string-value="" calcext:value-type="error">
            <text:p>Err:501</text:p>
          </table:covered-table-cell>
          <table:covered-table-cell table:formula="of:=IF(#REF!.[Kesä.N89]=&quot;&quot;;&quot;&quot;;#REF!.[Kesä.N89])" office:value-type="string" office:string-value="" calcext:value-type="error">
            <text:p>Err:501</text:p>
          </table:covered-table-cell>
          <table:covered-table-cell table:formula="of:=IF(#REF!.[Kesä.O89]=&quot;&quot;;&quot;&quot;;#REF!.[Kesä.O89])" office:value-type="string" office:string-value="" calcext:value-type="error">
            <text:p>Err:501</text:p>
          </table:covered-table-cell>
          <table:covered-table-cell table:formula="of:=IF(#REF!.[Kesä.P89]=&quot;&quot;;&quot;&quot;;#REF!.[Kesä.P89])" office:value-type="string" office:string-value="" calcext:value-type="error">
            <text:p>Err:501</text:p>
          </table:covered-table-cell>
          <table:covered-table-cell table:formula="of:=IF(#REF!.[Kesä.Q89]=&quot;&quot;;&quot;&quot;;#REF!.[Kesä.Q89])" office:value-type="string" office:string-value="" calcext:value-type="error">
            <text:p>Err:501</text:p>
          </table:covered-table-cell>
          <table:covered-table-cell table:formula="of:=IF(#REF!.[Kesä.R89]=&quot;&quot;;&quot;&quot;;#REF!.[Kesä.R89])" office:value-type="string" office:string-value="" calcext:value-type="error">
            <text:p>Err:501</text:p>
          </table:covered-table-cell>
          <table:covered-table-cell table:formula="of:=IF(#REF!.[Kesä.S89]=&quot;&quot;;&quot;&quot;;#REF!.[Kesä.S89])" office:value-type="string" office:string-value="" calcext:value-type="error">
            <text:p>Err:501</text:p>
          </table:covered-table-cell>
          <table:covered-table-cell table:formula="of:=IF(#REF!.[Kesä.T89]=&quot;&quot;;&quot;&quot;;#REF!.[Kesä.T89])" office:value-type="string" office:string-value="" calcext:value-type="error">
            <text:p>Err:501</text:p>
          </table:covered-table-cell>
          <table:covered-table-cell table:formula="of:=IF(#REF!.[Kesä.U89]=&quot;&quot;;&quot;&quot;;#REF!.[Kesä.U89])" office:value-type="string" office:string-value="" calcext:value-type="error">
            <text:p>Err:501</text:p>
          </table:covered-table-cell>
        </table:table-row>
        <table:table-row table:style-name="ro1">
          <table:table-cell table:formula="of:=IF([$_data_.A247];[$_data_.A247];&quot;&quot;)">
            <text:p/>
          </table:table-cell>
          <table:table-cell table:formula="of:=IF([$_data_.V247]=&quot;&quot;;&quot;&quot;;[$_data_.V247])" table:number-columns-spanned="20" table:number-rows-spanned="1">
            <text:p/>
          </table:table-cell>
          <table:covered-table-cell table:formula="of:=IF(#REF!.[Kesä.C90]=&quot;&quot;;&quot;&quot;;#REF!.[Kesä.C90])" office:value-type="string" office:string-value="" calcext:value-type="error">
            <text:p>Err:501</text:p>
          </table:covered-table-cell>
          <table:covered-table-cell table:formula="of:=IF(#REF!.[Kesä.D90]=&quot;&quot;;&quot;&quot;;#REF!.[Kesä.D9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1</text:p>
          </table:covered-table-cell>
          <table:covered-table-cell table:formula="of:=IF(#REF!.[Kesä.G90]=&quot;&quot;;&quot;&quot;;#REF!.[Kesä.G90])" office:value-type="string" office:string-value="" calcext:value-type="error">
            <text:p>Err:501</text:p>
          </table:covered-table-cell>
          <table:covered-table-cell table:formula="of:=IF(#REF!.[Kesä.H90]=&quot;&quot;;&quot;&quot;;#REF!.[Kesä.H90])" office:value-type="string" office:string-value="" calcext:value-type="error">
            <text:p>Err:501</text:p>
          </table:covered-table-cell>
          <table:covered-table-cell table:formula="of:=IF(#REF!.[Kesä.I90]=&quot;&quot;;&quot;&quot;;#REF!.[Kesä.I90])" office:value-type="string" office:string-value="" calcext:value-type="error">
            <text:p>Err:501</text:p>
          </table:covered-table-cell>
          <table:covered-table-cell table:formula="of:=IF(#REF!.[Kesä.J90]=&quot;&quot;;&quot;&quot;;#REF!.[Kesä.J90])" office:value-type="string" office:string-value="" calcext:value-type="error">
            <text:p>Err:501</text:p>
          </table:covered-table-cell>
          <table:covered-table-cell table:formula="of:=IF(#REF!.[Kesä.K90]=&quot;&quot;;&quot;&quot;;#REF!.[Kesä.K90])" office:value-type="string" office:string-value="" calcext:value-type="error">
            <text:p>Err:501</text:p>
          </table:covered-table-cell>
          <table:covered-table-cell table:formula="of:=IF(#REF!.[Kesä.L90]=&quot;&quot;;&quot;&quot;;#REF!.[Kesä.L90])" office:value-type="string" office:string-value="" calcext:value-type="error">
            <text:p>Err:501</text:p>
          </table:covered-table-cell>
          <table:covered-table-cell table:formula="of:=IF(#REF!.[Kesä.M90]=&quot;&quot;;&quot;&quot;;#REF!.[Kesä.M90])" office:value-type="string" office:string-value="" calcext:value-type="error">
            <text:p>Err:501</text:p>
          </table:covered-table-cell>
          <table:covered-table-cell table:formula="of:=IF(#REF!.[Kesä.N90]=&quot;&quot;;&quot;&quot;;#REF!.[Kesä.N90])" office:value-type="string" office:string-value="" calcext:value-type="error">
            <text:p>Err:501</text:p>
          </table:covered-table-cell>
          <table:covered-table-cell table:formula="of:=IF(#REF!.[Kesä.O90]=&quot;&quot;;&quot;&quot;;#REF!.[Kesä.O90])" office:value-type="string" office:string-value="" calcext:value-type="error">
            <text:p>Err:501</text:p>
          </table:covered-table-cell>
          <table:covered-table-cell table:formula="of:=IF(#REF!.[Kesä.P90]=&quot;&quot;;&quot;&quot;;#REF!.[Kesä.P90])" office:value-type="string" office:string-value="" calcext:value-type="error">
            <text:p>Err:501</text:p>
          </table:covered-table-cell>
          <table:covered-table-cell table:formula="of:=IF(#REF!.[Kesä.Q90]=&quot;&quot;;&quot;&quot;;#REF!.[Kesä.Q90])" office:value-type="string" office:string-value="" calcext:value-type="error">
            <text:p>Err:501</text:p>
          </table:covered-table-cell>
          <table:covered-table-cell table:formula="of:=IF(#REF!.[Kesä.R90]=&quot;&quot;;&quot;&quot;;#REF!.[Kesä.R90])" office:value-type="string" office:string-value="" calcext:value-type="error">
            <text:p>Err:501</text:p>
          </table:covered-table-cell>
          <table:covered-table-cell table:formula="of:=IF(#REF!.[Kesä.S90]=&quot;&quot;;&quot;&quot;;#REF!.[Kesä.S90])" office:value-type="string" office:string-value="" calcext:value-type="error">
            <text:p>Err:501</text:p>
          </table:covered-table-cell>
          <table:covered-table-cell table:formula="of:=IF(#REF!.[Kesä.T90]=&quot;&quot;;&quot;&quot;;#REF!.[Kesä.T90])" office:value-type="string" office:string-value="" calcext:value-type="error">
            <text:p>Err:501</text:p>
          </table:covered-table-cell>
          <table:covered-table-cell table:formula="of:=IF(#REF!.[Kesä.U90]=&quot;&quot;;&quot;&quot;;#REF!.[Kesä.U90])" office:value-type="string" office:string-value="" calcext:value-type="error">
            <text:p>Err:501</text:p>
          </table:covered-table-cell>
        </table:table-row>
        <table:table-row table:style-name="ro1">
          <table:table-cell table:formula="of:=IF([$_data_.A248];[$_data_.A248];&quot;&quot;)">
            <text:p/>
          </table:table-cell>
          <table:table-cell table:formula="of:=IF([$_data_.V248]=&quot;&quot;;&quot;&quot;;[$_data_.V248])" table:number-columns-spanned="20" table:number-rows-spanned="1">
            <text:p/>
          </table:table-cell>
          <table:covered-table-cell table:formula="of:=IF(#REF!.[Kesä.C91]=&quot;&quot;;&quot;&quot;;#REF!.[Kesä.C91])" office:value-type="string" office:string-value="" calcext:value-type="error">
            <text:p>Err:501</text:p>
          </table:covered-table-cell>
          <table:covered-table-cell table:formula="of:=IF(#REF!.[Kesä.D91]=&quot;&quot;;&quot;&quot;;#REF!.[Kesä.D9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1</text:p>
          </table:covered-table-cell>
          <table:covered-table-cell table:formula="of:=IF(#REF!.[Kesä.G91]=&quot;&quot;;&quot;&quot;;#REF!.[Kesä.G91])" office:value-type="string" office:string-value="" calcext:value-type="error">
            <text:p>Err:501</text:p>
          </table:covered-table-cell>
          <table:covered-table-cell table:formula="of:=IF(#REF!.[Kesä.H91]=&quot;&quot;;&quot;&quot;;#REF!.[Kesä.H91])" office:value-type="string" office:string-value="" calcext:value-type="error">
            <text:p>Err:501</text:p>
          </table:covered-table-cell>
          <table:covered-table-cell table:formula="of:=IF(#REF!.[Kesä.I91]=&quot;&quot;;&quot;&quot;;#REF!.[Kesä.I91])" office:value-type="string" office:string-value="" calcext:value-type="error">
            <text:p>Err:501</text:p>
          </table:covered-table-cell>
          <table:covered-table-cell table:formula="of:=IF(#REF!.[Kesä.J91]=&quot;&quot;;&quot;&quot;;#REF!.[Kesä.J91])" office:value-type="string" office:string-value="" calcext:value-type="error">
            <text:p>Err:501</text:p>
          </table:covered-table-cell>
          <table:covered-table-cell table:formula="of:=IF(#REF!.[Kesä.K91]=&quot;&quot;;&quot;&quot;;#REF!.[Kesä.K91])" office:value-type="string" office:string-value="" calcext:value-type="error">
            <text:p>Err:501</text:p>
          </table:covered-table-cell>
          <table:covered-table-cell table:formula="of:=IF(#REF!.[Kesä.L91]=&quot;&quot;;&quot;&quot;;#REF!.[Kesä.L91])" office:value-type="string" office:string-value="" calcext:value-type="error">
            <text:p>Err:501</text:p>
          </table:covered-table-cell>
          <table:covered-table-cell table:formula="of:=IF(#REF!.[Kesä.M91]=&quot;&quot;;&quot;&quot;;#REF!.[Kesä.M91])" office:value-type="string" office:string-value="" calcext:value-type="error">
            <text:p>Err:501</text:p>
          </table:covered-table-cell>
          <table:covered-table-cell table:formula="of:=IF(#REF!.[Kesä.N91]=&quot;&quot;;&quot;&quot;;#REF!.[Kesä.N91])" office:value-type="string" office:string-value="" calcext:value-type="error">
            <text:p>Err:501</text:p>
          </table:covered-table-cell>
          <table:covered-table-cell table:formula="of:=IF(#REF!.[Kesä.O91]=&quot;&quot;;&quot;&quot;;#REF!.[Kesä.O91])" office:value-type="string" office:string-value="" calcext:value-type="error">
            <text:p>Err:501</text:p>
          </table:covered-table-cell>
          <table:covered-table-cell table:formula="of:=IF(#REF!.[Kesä.P91]=&quot;&quot;;&quot;&quot;;#REF!.[Kesä.P91])" office:value-type="string" office:string-value="" calcext:value-type="error">
            <text:p>Err:501</text:p>
          </table:covered-table-cell>
          <table:covered-table-cell table:formula="of:=IF(#REF!.[Kesä.Q91]=&quot;&quot;;&quot;&quot;;#REF!.[Kesä.Q91])" office:value-type="string" office:string-value="" calcext:value-type="error">
            <text:p>Err:501</text:p>
          </table:covered-table-cell>
          <table:covered-table-cell table:formula="of:=IF(#REF!.[Kesä.R91]=&quot;&quot;;&quot;&quot;;#REF!.[Kesä.R91])" office:value-type="string" office:string-value="" calcext:value-type="error">
            <text:p>Err:501</text:p>
          </table:covered-table-cell>
          <table:covered-table-cell table:formula="of:=IF(#REF!.[Kesä.S91]=&quot;&quot;;&quot;&quot;;#REF!.[Kesä.S91])" office:value-type="string" office:string-value="" calcext:value-type="error">
            <text:p>Err:501</text:p>
          </table:covered-table-cell>
          <table:covered-table-cell table:formula="of:=IF(#REF!.[Kesä.T91]=&quot;&quot;;&quot;&quot;;#REF!.[Kesä.T91])" office:value-type="string" office:string-value="" calcext:value-type="error">
            <text:p>Err:501</text:p>
          </table:covered-table-cell>
          <table:covered-table-cell table:formula="of:=IF(#REF!.[Kesä.U91]=&quot;&quot;;&quot;&quot;;#REF!.[Kesä.U91])" office:value-type="string" office:string-value="" calcext:value-type="error">
            <text:p>Err:501</text:p>
          </table:covered-table-cell>
        </table:table-row>
        <table:table-row table:style-name="ro1">
          <table:table-cell table:formula="of:=IF([$_data_.A249];[$_data_.A249];&quot;&quot;)">
            <text:p/>
          </table:table-cell>
          <table:table-cell table:formula="of:=IF([$_data_.V249]=&quot;&quot;;&quot;&quot;;[$_data_.V249])" table:number-columns-spanned="20" table:number-rows-spanned="1">
            <text:p/>
          </table:table-cell>
          <table:covered-table-cell table:formula="of:=IF(#REF!.[Kesä.C92]=&quot;&quot;;&quot;&quot;;#REF!.[Kesä.C92])" office:value-type="string" office:string-value="" calcext:value-type="error">
            <text:p>Err:501</text:p>
          </table:covered-table-cell>
          <table:covered-table-cell table:formula="of:=IF(#REF!.[Kesä.D92]=&quot;&quot;;&quot;&quot;;#REF!.[Kesä.D9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1</text:p>
          </table:covered-table-cell>
          <table:covered-table-cell table:formula="of:=IF(#REF!.[Kesä.G92]=&quot;&quot;;&quot;&quot;;#REF!.[Kesä.G92])" office:value-type="string" office:string-value="" calcext:value-type="error">
            <text:p>Err:501</text:p>
          </table:covered-table-cell>
          <table:covered-table-cell table:formula="of:=IF(#REF!.[Kesä.H92]=&quot;&quot;;&quot;&quot;;#REF!.[Kesä.H92])" office:value-type="string" office:string-value="" calcext:value-type="error">
            <text:p>Err:501</text:p>
          </table:covered-table-cell>
          <table:covered-table-cell table:formula="of:=IF(#REF!.[Kesä.I92]=&quot;&quot;;&quot;&quot;;#REF!.[Kesä.I92])" office:value-type="string" office:string-value="" calcext:value-type="error">
            <text:p>Err:501</text:p>
          </table:covered-table-cell>
          <table:covered-table-cell table:formula="of:=IF(#REF!.[Kesä.J92]=&quot;&quot;;&quot;&quot;;#REF!.[Kesä.J92])" office:value-type="string" office:string-value="" calcext:value-type="error">
            <text:p>Err:501</text:p>
          </table:covered-table-cell>
          <table:covered-table-cell table:formula="of:=IF(#REF!.[Kesä.K92]=&quot;&quot;;&quot;&quot;;#REF!.[Kesä.K92])" office:value-type="string" office:string-value="" calcext:value-type="error">
            <text:p>Err:501</text:p>
          </table:covered-table-cell>
          <table:covered-table-cell table:formula="of:=IF(#REF!.[Kesä.L92]=&quot;&quot;;&quot;&quot;;#REF!.[Kesä.L92])" office:value-type="string" office:string-value="" calcext:value-type="error">
            <text:p>Err:501</text:p>
          </table:covered-table-cell>
          <table:covered-table-cell table:formula="of:=IF(#REF!.[Kesä.M92]=&quot;&quot;;&quot;&quot;;#REF!.[Kesä.M92])" office:value-type="string" office:string-value="" calcext:value-type="error">
            <text:p>Err:501</text:p>
          </table:covered-table-cell>
          <table:covered-table-cell table:formula="of:=IF(#REF!.[Kesä.N92]=&quot;&quot;;&quot;&quot;;#REF!.[Kesä.N92])" office:value-type="string" office:string-value="" calcext:value-type="error">
            <text:p>Err:501</text:p>
          </table:covered-table-cell>
          <table:covered-table-cell table:formula="of:=IF(#REF!.[Kesä.O92]=&quot;&quot;;&quot;&quot;;#REF!.[Kesä.O92])" office:value-type="string" office:string-value="" calcext:value-type="error">
            <text:p>Err:501</text:p>
          </table:covered-table-cell>
          <table:covered-table-cell table:formula="of:=IF(#REF!.[Kesä.P92]=&quot;&quot;;&quot;&quot;;#REF!.[Kesä.P92])" office:value-type="string" office:string-value="" calcext:value-type="error">
            <text:p>Err:501</text:p>
          </table:covered-table-cell>
          <table:covered-table-cell table:formula="of:=IF(#REF!.[Kesä.Q92]=&quot;&quot;;&quot;&quot;;#REF!.[Kesä.Q92])" office:value-type="string" office:string-value="" calcext:value-type="error">
            <text:p>Err:501</text:p>
          </table:covered-table-cell>
          <table:covered-table-cell table:formula="of:=IF(#REF!.[Kesä.R92]=&quot;&quot;;&quot;&quot;;#REF!.[Kesä.R92])" office:value-type="string" office:string-value="" calcext:value-type="error">
            <text:p>Err:501</text:p>
          </table:covered-table-cell>
          <table:covered-table-cell table:formula="of:=IF(#REF!.[Kesä.S92]=&quot;&quot;;&quot;&quot;;#REF!.[Kesä.S92])" office:value-type="string" office:string-value="" calcext:value-type="error">
            <text:p>Err:501</text:p>
          </table:covered-table-cell>
          <table:covered-table-cell table:formula="of:=IF(#REF!.[Kesä.T92]=&quot;&quot;;&quot;&quot;;#REF!.[Kesä.T92])" office:value-type="string" office:string-value="" calcext:value-type="error">
            <text:p>Err:501</text:p>
          </table:covered-table-cell>
          <table:covered-table-cell table:formula="of:=IF(#REF!.[Kesä.U92]=&quot;&quot;;&quot;&quot;;#REF!.[Kesä.U92])" office:value-type="string" office:string-value="" calcext:value-type="error">
            <text:p>Err:501</text:p>
          </table:covered-table-cell>
        </table:table-row>
        <table:table-row table:style-name="ro1">
          <table:table-cell table:formula="of:=IF([$_data_.A250];[$_data_.A250];&quot;&quot;)">
            <text:p/>
          </table:table-cell>
          <table:table-cell table:formula="of:=IF([$_data_.V250]=&quot;&quot;;&quot;&quot;;[$_data_.V250])" table:number-columns-spanned="20" table:number-rows-spanned="1">
            <text:p/>
          </table:table-cell>
          <table:covered-table-cell table:formula="of:=IF(#REF!.[Kesä.C93]=&quot;&quot;;&quot;&quot;;#REF!.[Kesä.C93])" office:value-type="string" office:string-value="" calcext:value-type="error">
            <text:p>Err:501</text:p>
          </table:covered-table-cell>
          <table:covered-table-cell table:formula="of:=IF(#REF!.[Kesä.D93]=&quot;&quot;;&quot;&quot;;#REF!.[Kesä.D9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1</text:p>
          </table:covered-table-cell>
          <table:covered-table-cell table:formula="of:=IF(#REF!.[Kesä.G93]=&quot;&quot;;&quot;&quot;;#REF!.[Kesä.G93])" office:value-type="string" office:string-value="" calcext:value-type="error">
            <text:p>Err:501</text:p>
          </table:covered-table-cell>
          <table:covered-table-cell table:formula="of:=IF(#REF!.[Kesä.H93]=&quot;&quot;;&quot;&quot;;#REF!.[Kesä.H93])" office:value-type="string" office:string-value="" calcext:value-type="error">
            <text:p>Err:501</text:p>
          </table:covered-table-cell>
          <table:covered-table-cell table:formula="of:=IF(#REF!.[Kesä.I93]=&quot;&quot;;&quot;&quot;;#REF!.[Kesä.I93])" office:value-type="string" office:string-value="" calcext:value-type="error">
            <text:p>Err:501</text:p>
          </table:covered-table-cell>
          <table:covered-table-cell table:formula="of:=IF(#REF!.[Kesä.J93]=&quot;&quot;;&quot;&quot;;#REF!.[Kesä.J93])" office:value-type="string" office:string-value="" calcext:value-type="error">
            <text:p>Err:501</text:p>
          </table:covered-table-cell>
          <table:covered-table-cell table:formula="of:=IF(#REF!.[Kesä.K93]=&quot;&quot;;&quot;&quot;;#REF!.[Kesä.K93])" office:value-type="string" office:string-value="" calcext:value-type="error">
            <text:p>Err:501</text:p>
          </table:covered-table-cell>
          <table:covered-table-cell table:formula="of:=IF(#REF!.[Kesä.L93]=&quot;&quot;;&quot;&quot;;#REF!.[Kesä.L93])" office:value-type="string" office:string-value="" calcext:value-type="error">
            <text:p>Err:501</text:p>
          </table:covered-table-cell>
          <table:covered-table-cell table:formula="of:=IF(#REF!.[Kesä.M93]=&quot;&quot;;&quot;&quot;;#REF!.[Kesä.M93])" office:value-type="string" office:string-value="" calcext:value-type="error">
            <text:p>Err:501</text:p>
          </table:covered-table-cell>
          <table:covered-table-cell table:formula="of:=IF(#REF!.[Kesä.N93]=&quot;&quot;;&quot;&quot;;#REF!.[Kesä.N93])" office:value-type="string" office:string-value="" calcext:value-type="error">
            <text:p>Err:501</text:p>
          </table:covered-table-cell>
          <table:covered-table-cell table:formula="of:=IF(#REF!.[Kesä.O93]=&quot;&quot;;&quot;&quot;;#REF!.[Kesä.O93])" office:value-type="string" office:string-value="" calcext:value-type="error">
            <text:p>Err:501</text:p>
          </table:covered-table-cell>
          <table:covered-table-cell table:formula="of:=IF(#REF!.[Kesä.P93]=&quot;&quot;;&quot;&quot;;#REF!.[Kesä.P93])" office:value-type="string" office:string-value="" calcext:value-type="error">
            <text:p>Err:501</text:p>
          </table:covered-table-cell>
          <table:covered-table-cell table:formula="of:=IF(#REF!.[Kesä.Q93]=&quot;&quot;;&quot;&quot;;#REF!.[Kesä.Q93])" office:value-type="string" office:string-value="" calcext:value-type="error">
            <text:p>Err:501</text:p>
          </table:covered-table-cell>
          <table:covered-table-cell table:formula="of:=IF(#REF!.[Kesä.R93]=&quot;&quot;;&quot;&quot;;#REF!.[Kesä.R93])" office:value-type="string" office:string-value="" calcext:value-type="error">
            <text:p>Err:501</text:p>
          </table:covered-table-cell>
          <table:covered-table-cell table:formula="of:=IF(#REF!.[Kesä.S93]=&quot;&quot;;&quot;&quot;;#REF!.[Kesä.S93])" office:value-type="string" office:string-value="" calcext:value-type="error">
            <text:p>Err:501</text:p>
          </table:covered-table-cell>
          <table:covered-table-cell table:formula="of:=IF(#REF!.[Kesä.T93]=&quot;&quot;;&quot;&quot;;#REF!.[Kesä.T93])" office:value-type="string" office:string-value="" calcext:value-type="error">
            <text:p>Err:501</text:p>
          </table:covered-table-cell>
          <table:covered-table-cell table:formula="of:=IF(#REF!.[Kesä.U93]=&quot;&quot;;&quot;&quot;;#REF!.[Kesä.U93])" office:value-type="string" office:string-value="" calcext:value-type="error">
            <text:p>Err:501</text:p>
          </table:covered-table-cell>
        </table:table-row>
        <table:table-row table:style-name="ro1">
          <table:table-cell table:formula="of:=IF([$_data_.A251];[$_data_.A251];&quot;&quot;)">
            <text:p/>
          </table:table-cell>
          <table:table-cell table:formula="of:=IF([$_data_.V251]=&quot;&quot;;&quot;&quot;;[$_data_.V251])" table:number-columns-spanned="20" table:number-rows-spanned="1">
            <text:p/>
          </table:table-cell>
          <table:covered-table-cell table:formula="of:=IF(#REF!.[Kesä.C94]=&quot;&quot;;&quot;&quot;;#REF!.[Kesä.C94])" office:value-type="string" office:string-value="" calcext:value-type="error">
            <text:p>Err:501</text:p>
          </table:covered-table-cell>
          <table:covered-table-cell table:formula="of:=IF(#REF!.[Kesä.D94]=&quot;&quot;;&quot;&quot;;#REF!.[Kesä.D9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1</text:p>
          </table:covered-table-cell>
          <table:covered-table-cell table:formula="of:=IF(#REF!.[Kesä.G94]=&quot;&quot;;&quot;&quot;;#REF!.[Kesä.G94])" office:value-type="string" office:string-value="" calcext:value-type="error">
            <text:p>Err:501</text:p>
          </table:covered-table-cell>
          <table:covered-table-cell table:formula="of:=IF(#REF!.[Kesä.H94]=&quot;&quot;;&quot;&quot;;#REF!.[Kesä.H94])" office:value-type="string" office:string-value="" calcext:value-type="error">
            <text:p>Err:501</text:p>
          </table:covered-table-cell>
          <table:covered-table-cell table:formula="of:=IF(#REF!.[Kesä.I94]=&quot;&quot;;&quot;&quot;;#REF!.[Kesä.I94])" office:value-type="string" office:string-value="" calcext:value-type="error">
            <text:p>Err:501</text:p>
          </table:covered-table-cell>
          <table:covered-table-cell table:formula="of:=IF(#REF!.[Kesä.J94]=&quot;&quot;;&quot;&quot;;#REF!.[Kesä.J94])" office:value-type="string" office:string-value="" calcext:value-type="error">
            <text:p>Err:501</text:p>
          </table:covered-table-cell>
          <table:covered-table-cell table:formula="of:=IF(#REF!.[Kesä.K94]=&quot;&quot;;&quot;&quot;;#REF!.[Kesä.K94])" office:value-type="string" office:string-value="" calcext:value-type="error">
            <text:p>Err:501</text:p>
          </table:covered-table-cell>
          <table:covered-table-cell table:formula="of:=IF(#REF!.[Kesä.L94]=&quot;&quot;;&quot;&quot;;#REF!.[Kesä.L94])" office:value-type="string" office:string-value="" calcext:value-type="error">
            <text:p>Err:501</text:p>
          </table:covered-table-cell>
          <table:covered-table-cell table:formula="of:=IF(#REF!.[Kesä.M94]=&quot;&quot;;&quot;&quot;;#REF!.[Kesä.M94])" office:value-type="string" office:string-value="" calcext:value-type="error">
            <text:p>Err:501</text:p>
          </table:covered-table-cell>
          <table:covered-table-cell table:formula="of:=IF(#REF!.[Kesä.N94]=&quot;&quot;;&quot;&quot;;#REF!.[Kesä.N94])" office:value-type="string" office:string-value="" calcext:value-type="error">
            <text:p>Err:501</text:p>
          </table:covered-table-cell>
          <table:covered-table-cell table:formula="of:=IF(#REF!.[Kesä.O94]=&quot;&quot;;&quot;&quot;;#REF!.[Kesä.O94])" office:value-type="string" office:string-value="" calcext:value-type="error">
            <text:p>Err:501</text:p>
          </table:covered-table-cell>
          <table:covered-table-cell table:formula="of:=IF(#REF!.[Kesä.P94]=&quot;&quot;;&quot;&quot;;#REF!.[Kesä.P94])" office:value-type="string" office:string-value="" calcext:value-type="error">
            <text:p>Err:501</text:p>
          </table:covered-table-cell>
          <table:covered-table-cell table:formula="of:=IF(#REF!.[Kesä.Q94]=&quot;&quot;;&quot;&quot;;#REF!.[Kesä.Q94])" office:value-type="string" office:string-value="" calcext:value-type="error">
            <text:p>Err:501</text:p>
          </table:covered-table-cell>
          <table:covered-table-cell table:formula="of:=IF(#REF!.[Kesä.R94]=&quot;&quot;;&quot;&quot;;#REF!.[Kesä.R94])" office:value-type="string" office:string-value="" calcext:value-type="error">
            <text:p>Err:501</text:p>
          </table:covered-table-cell>
          <table:covered-table-cell table:formula="of:=IF(#REF!.[Kesä.S94]=&quot;&quot;;&quot;&quot;;#REF!.[Kesä.S94])" office:value-type="string" office:string-value="" calcext:value-type="error">
            <text:p>Err:501</text:p>
          </table:covered-table-cell>
          <table:covered-table-cell table:formula="of:=IF(#REF!.[Kesä.T94]=&quot;&quot;;&quot;&quot;;#REF!.[Kesä.T94])" office:value-type="string" office:string-value="" calcext:value-type="error">
            <text:p>Err:501</text:p>
          </table:covered-table-cell>
          <table:covered-table-cell table:formula="of:=IF(#REF!.[Kesä.U94]=&quot;&quot;;&quot;&quot;;#REF!.[Kesä.U94])" office:value-type="string" office:string-value="" calcext:value-type="error">
            <text:p>Err:501</text:p>
          </table:covered-table-cell>
        </table:table-row>
        <table:table-row table:style-name="ro1">
          <table:table-cell table:formula="of:=IF([$_data_.A252];[$_data_.A252];&quot;&quot;)">
            <text:p/>
          </table:table-cell>
          <table:table-cell table:formula="of:=IF([$_data_.V252]=&quot;&quot;;&quot;&quot;;[$_data_.V252])" table:number-columns-spanned="20" table:number-rows-spanned="1">
            <text:p/>
          </table:table-cell>
          <table:covered-table-cell table:formula="of:=IF(#REF!.[Kesä.C95]=&quot;&quot;;&quot;&quot;;#REF!.[Kesä.C95])" office:value-type="string" office:string-value="" calcext:value-type="error">
            <text:p>Err:501</text:p>
          </table:covered-table-cell>
          <table:covered-table-cell table:formula="of:=IF(#REF!.[Kesä.D95]=&quot;&quot;;&quot;&quot;;#REF!.[Kesä.D9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1</text:p>
          </table:covered-table-cell>
          <table:covered-table-cell table:formula="of:=IF(#REF!.[Kesä.G95]=&quot;&quot;;&quot;&quot;;#REF!.[Kesä.G95])" office:value-type="string" office:string-value="" calcext:value-type="error">
            <text:p>Err:501</text:p>
          </table:covered-table-cell>
          <table:covered-table-cell table:formula="of:=IF(#REF!.[Kesä.H95]=&quot;&quot;;&quot;&quot;;#REF!.[Kesä.H95])" office:value-type="string" office:string-value="" calcext:value-type="error">
            <text:p>Err:501</text:p>
          </table:covered-table-cell>
          <table:covered-table-cell table:formula="of:=IF(#REF!.[Kesä.I95]=&quot;&quot;;&quot;&quot;;#REF!.[Kesä.I95])" office:value-type="string" office:string-value="" calcext:value-type="error">
            <text:p>Err:501</text:p>
          </table:covered-table-cell>
          <table:covered-table-cell table:formula="of:=IF(#REF!.[Kesä.J95]=&quot;&quot;;&quot;&quot;;#REF!.[Kesä.J95])" office:value-type="string" office:string-value="" calcext:value-type="error">
            <text:p>Err:501</text:p>
          </table:covered-table-cell>
          <table:covered-table-cell table:formula="of:=IF(#REF!.[Kesä.K95]=&quot;&quot;;&quot;&quot;;#REF!.[Kesä.K95])" office:value-type="string" office:string-value="" calcext:value-type="error">
            <text:p>Err:501</text:p>
          </table:covered-table-cell>
          <table:covered-table-cell table:formula="of:=IF(#REF!.[Kesä.L95]=&quot;&quot;;&quot;&quot;;#REF!.[Kesä.L95])" office:value-type="string" office:string-value="" calcext:value-type="error">
            <text:p>Err:501</text:p>
          </table:covered-table-cell>
          <table:covered-table-cell table:formula="of:=IF(#REF!.[Kesä.M95]=&quot;&quot;;&quot;&quot;;#REF!.[Kesä.M95])" office:value-type="string" office:string-value="" calcext:value-type="error">
            <text:p>Err:501</text:p>
          </table:covered-table-cell>
          <table:covered-table-cell table:formula="of:=IF(#REF!.[Kesä.N95]=&quot;&quot;;&quot;&quot;;#REF!.[Kesä.N95])" office:value-type="string" office:string-value="" calcext:value-type="error">
            <text:p>Err:501</text:p>
          </table:covered-table-cell>
          <table:covered-table-cell table:formula="of:=IF(#REF!.[Kesä.O95]=&quot;&quot;;&quot;&quot;;#REF!.[Kesä.O95])" office:value-type="string" office:string-value="" calcext:value-type="error">
            <text:p>Err:501</text:p>
          </table:covered-table-cell>
          <table:covered-table-cell table:formula="of:=IF(#REF!.[Kesä.P95]=&quot;&quot;;&quot;&quot;;#REF!.[Kesä.P95])" office:value-type="string" office:string-value="" calcext:value-type="error">
            <text:p>Err:501</text:p>
          </table:covered-table-cell>
          <table:covered-table-cell table:formula="of:=IF(#REF!.[Kesä.Q95]=&quot;&quot;;&quot;&quot;;#REF!.[Kesä.Q95])" office:value-type="string" office:string-value="" calcext:value-type="error">
            <text:p>Err:501</text:p>
          </table:covered-table-cell>
          <table:covered-table-cell table:formula="of:=IF(#REF!.[Kesä.R95]=&quot;&quot;;&quot;&quot;;#REF!.[Kesä.R95])" office:value-type="string" office:string-value="" calcext:value-type="error">
            <text:p>Err:501</text:p>
          </table:covered-table-cell>
          <table:covered-table-cell table:formula="of:=IF(#REF!.[Kesä.S95]=&quot;&quot;;&quot;&quot;;#REF!.[Kesä.S95])" office:value-type="string" office:string-value="" calcext:value-type="error">
            <text:p>Err:501</text:p>
          </table:covered-table-cell>
          <table:covered-table-cell table:formula="of:=IF(#REF!.[Kesä.T95]=&quot;&quot;;&quot;&quot;;#REF!.[Kesä.T95])" office:value-type="string" office:string-value="" calcext:value-type="error">
            <text:p>Err:501</text:p>
          </table:covered-table-cell>
          <table:covered-table-cell table:formula="of:=IF(#REF!.[Kesä.U95]=&quot;&quot;;&quot;&quot;;#REF!.[Kesä.U95])" office:value-type="string" office:string-value="" calcext:value-type="error">
            <text:p>Err:501</text:p>
          </table:covered-table-cell>
        </table:table-row>
        <table:table-row table:style-name="ro1">
          <table:table-cell table:formula="of:=IF([$_data_.A253];[$_data_.A253];&quot;&quot;)">
            <text:p/>
          </table:table-cell>
          <table:table-cell table:formula="of:=IF([$_data_.V253]=&quot;&quot;;&quot;&quot;;[$_data_.V253])" table:number-columns-spanned="20" table:number-rows-spanned="1">
            <text:p/>
          </table:table-cell>
          <table:covered-table-cell table:formula="of:=IF(#REF!.[Kesä.C96]=&quot;&quot;;&quot;&quot;;#REF!.[Kesä.C96])" office:value-type="string" office:string-value="" calcext:value-type="error">
            <text:p>Err:501</text:p>
          </table:covered-table-cell>
          <table:covered-table-cell table:formula="of:=IF(#REF!.[Kesä.D96]=&quot;&quot;;&quot;&quot;;#REF!.[Kesä.D9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1</text:p>
          </table:covered-table-cell>
          <table:covered-table-cell table:formula="of:=IF(#REF!.[Kesä.G96]=&quot;&quot;;&quot;&quot;;#REF!.[Kesä.G96])" office:value-type="string" office:string-value="" calcext:value-type="error">
            <text:p>Err:501</text:p>
          </table:covered-table-cell>
          <table:covered-table-cell table:formula="of:=IF(#REF!.[Kesä.H96]=&quot;&quot;;&quot;&quot;;#REF!.[Kesä.H96])" office:value-type="string" office:string-value="" calcext:value-type="error">
            <text:p>Err:501</text:p>
          </table:covered-table-cell>
          <table:covered-table-cell table:formula="of:=IF(#REF!.[Kesä.I96]=&quot;&quot;;&quot;&quot;;#REF!.[Kesä.I96])" office:value-type="string" office:string-value="" calcext:value-type="error">
            <text:p>Err:501</text:p>
          </table:covered-table-cell>
          <table:covered-table-cell table:formula="of:=IF(#REF!.[Kesä.J96]=&quot;&quot;;&quot;&quot;;#REF!.[Kesä.J96])" office:value-type="string" office:string-value="" calcext:value-type="error">
            <text:p>Err:501</text:p>
          </table:covered-table-cell>
          <table:covered-table-cell table:formula="of:=IF(#REF!.[Kesä.K96]=&quot;&quot;;&quot;&quot;;#REF!.[Kesä.K96])" office:value-type="string" office:string-value="" calcext:value-type="error">
            <text:p>Err:501</text:p>
          </table:covered-table-cell>
          <table:covered-table-cell table:formula="of:=IF(#REF!.[Kesä.L96]=&quot;&quot;;&quot;&quot;;#REF!.[Kesä.L96])" office:value-type="string" office:string-value="" calcext:value-type="error">
            <text:p>Err:501</text:p>
          </table:covered-table-cell>
          <table:covered-table-cell table:formula="of:=IF(#REF!.[Kesä.M96]=&quot;&quot;;&quot;&quot;;#REF!.[Kesä.M96])" office:value-type="string" office:string-value="" calcext:value-type="error">
            <text:p>Err:501</text:p>
          </table:covered-table-cell>
          <table:covered-table-cell table:formula="of:=IF(#REF!.[Kesä.N96]=&quot;&quot;;&quot;&quot;;#REF!.[Kesä.N96])" office:value-type="string" office:string-value="" calcext:value-type="error">
            <text:p>Err:501</text:p>
          </table:covered-table-cell>
          <table:covered-table-cell table:formula="of:=IF(#REF!.[Kesä.O96]=&quot;&quot;;&quot;&quot;;#REF!.[Kesä.O96])" office:value-type="string" office:string-value="" calcext:value-type="error">
            <text:p>Err:501</text:p>
          </table:covered-table-cell>
          <table:covered-table-cell table:formula="of:=IF(#REF!.[Kesä.P96]=&quot;&quot;;&quot;&quot;;#REF!.[Kesä.P96])" office:value-type="string" office:string-value="" calcext:value-type="error">
            <text:p>Err:501</text:p>
          </table:covered-table-cell>
          <table:covered-table-cell table:formula="of:=IF(#REF!.[Kesä.Q96]=&quot;&quot;;&quot;&quot;;#REF!.[Kesä.Q96])" office:value-type="string" office:string-value="" calcext:value-type="error">
            <text:p>Err:501</text:p>
          </table:covered-table-cell>
          <table:covered-table-cell table:formula="of:=IF(#REF!.[Kesä.R96]=&quot;&quot;;&quot;&quot;;#REF!.[Kesä.R96])" office:value-type="string" office:string-value="" calcext:value-type="error">
            <text:p>Err:501</text:p>
          </table:covered-table-cell>
          <table:covered-table-cell table:formula="of:=IF(#REF!.[Kesä.S96]=&quot;&quot;;&quot;&quot;;#REF!.[Kesä.S96])" office:value-type="string" office:string-value="" calcext:value-type="error">
            <text:p>Err:501</text:p>
          </table:covered-table-cell>
          <table:covered-table-cell table:formula="of:=IF(#REF!.[Kesä.T96]=&quot;&quot;;&quot;&quot;;#REF!.[Kesä.T96])" office:value-type="string" office:string-value="" calcext:value-type="error">
            <text:p>Err:501</text:p>
          </table:covered-table-cell>
          <table:covered-table-cell table:formula="of:=IF(#REF!.[Kesä.U96]=&quot;&quot;;&quot;&quot;;#REF!.[Kesä.U96])" office:value-type="string" office:string-value="" calcext:value-type="error">
            <text:p>Err:501</text:p>
          </table:covered-table-cell>
        </table:table-row>
        <table:table-row table:style-name="ro1">
          <table:table-cell table:formula="of:=IF([$_data_.A254];[$_data_.A254];&quot;&quot;)">
            <text:p/>
          </table:table-cell>
          <table:table-cell table:formula="of:=IF([$_data_.V254]=&quot;&quot;;&quot;&quot;;[$_data_.V254])" table:number-columns-spanned="20" table:number-rows-spanned="1">
            <text:p/>
          </table:table-cell>
          <table:covered-table-cell table:formula="of:=IF(#REF!.[Kesä.C97]=&quot;&quot;;&quot;&quot;;#REF!.[Kesä.C97])" office:value-type="string" office:string-value="" calcext:value-type="error">
            <text:p>Err:501</text:p>
          </table:covered-table-cell>
          <table:covered-table-cell table:formula="of:=IF(#REF!.[Kesä.D97]=&quot;&quot;;&quot;&quot;;#REF!.[Kesä.D9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1</text:p>
          </table:covered-table-cell>
          <table:covered-table-cell table:formula="of:=IF(#REF!.[Kesä.G97]=&quot;&quot;;&quot;&quot;;#REF!.[Kesä.G97])" office:value-type="string" office:string-value="" calcext:value-type="error">
            <text:p>Err:501</text:p>
          </table:covered-table-cell>
          <table:covered-table-cell table:formula="of:=IF(#REF!.[Kesä.H97]=&quot;&quot;;&quot;&quot;;#REF!.[Kesä.H97])" office:value-type="string" office:string-value="" calcext:value-type="error">
            <text:p>Err:501</text:p>
          </table:covered-table-cell>
          <table:covered-table-cell table:formula="of:=IF(#REF!.[Kesä.I97]=&quot;&quot;;&quot;&quot;;#REF!.[Kesä.I97])" office:value-type="string" office:string-value="" calcext:value-type="error">
            <text:p>Err:501</text:p>
          </table:covered-table-cell>
          <table:covered-table-cell table:formula="of:=IF(#REF!.[Kesä.J97]=&quot;&quot;;&quot;&quot;;#REF!.[Kesä.J97])" office:value-type="string" office:string-value="" calcext:value-type="error">
            <text:p>Err:501</text:p>
          </table:covered-table-cell>
          <table:covered-table-cell table:formula="of:=IF(#REF!.[Kesä.K97]=&quot;&quot;;&quot;&quot;;#REF!.[Kesä.K97])" office:value-type="string" office:string-value="" calcext:value-type="error">
            <text:p>Err:501</text:p>
          </table:covered-table-cell>
          <table:covered-table-cell table:formula="of:=IF(#REF!.[Kesä.L97]=&quot;&quot;;&quot;&quot;;#REF!.[Kesä.L97])" office:value-type="string" office:string-value="" calcext:value-type="error">
            <text:p>Err:501</text:p>
          </table:covered-table-cell>
          <table:covered-table-cell table:formula="of:=IF(#REF!.[Kesä.M97]=&quot;&quot;;&quot;&quot;;#REF!.[Kesä.M97])" office:value-type="string" office:string-value="" calcext:value-type="error">
            <text:p>Err:501</text:p>
          </table:covered-table-cell>
          <table:covered-table-cell table:formula="of:=IF(#REF!.[Kesä.N97]=&quot;&quot;;&quot;&quot;;#REF!.[Kesä.N97])" office:value-type="string" office:string-value="" calcext:value-type="error">
            <text:p>Err:501</text:p>
          </table:covered-table-cell>
          <table:covered-table-cell table:formula="of:=IF(#REF!.[Kesä.O97]=&quot;&quot;;&quot;&quot;;#REF!.[Kesä.O97])" office:value-type="string" office:string-value="" calcext:value-type="error">
            <text:p>Err:501</text:p>
          </table:covered-table-cell>
          <table:covered-table-cell table:formula="of:=IF(#REF!.[Kesä.P97]=&quot;&quot;;&quot;&quot;;#REF!.[Kesä.P97])" office:value-type="string" office:string-value="" calcext:value-type="error">
            <text:p>Err:501</text:p>
          </table:covered-table-cell>
          <table:covered-table-cell table:formula="of:=IF(#REF!.[Kesä.Q97]=&quot;&quot;;&quot;&quot;;#REF!.[Kesä.Q97])" office:value-type="string" office:string-value="" calcext:value-type="error">
            <text:p>Err:501</text:p>
          </table:covered-table-cell>
          <table:covered-table-cell table:formula="of:=IF(#REF!.[Kesä.R97]=&quot;&quot;;&quot;&quot;;#REF!.[Kesä.R97])" office:value-type="string" office:string-value="" calcext:value-type="error">
            <text:p>Err:501</text:p>
          </table:covered-table-cell>
          <table:covered-table-cell table:formula="of:=IF(#REF!.[Kesä.S97]=&quot;&quot;;&quot;&quot;;#REF!.[Kesä.S97])" office:value-type="string" office:string-value="" calcext:value-type="error">
            <text:p>Err:501</text:p>
          </table:covered-table-cell>
          <table:covered-table-cell table:formula="of:=IF(#REF!.[Kesä.T97]=&quot;&quot;;&quot;&quot;;#REF!.[Kesä.T97])" office:value-type="string" office:string-value="" calcext:value-type="error">
            <text:p>Err:501</text:p>
          </table:covered-table-cell>
          <table:covered-table-cell table:formula="of:=IF(#REF!.[Kesä.U97]=&quot;&quot;;&quot;&quot;;#REF!.[Kesä.U97])" office:value-type="string" office:string-value="" calcext:value-type="error">
            <text:p>Err:501</text:p>
          </table:covered-table-cell>
        </table:table-row>
        <table:table-row table:style-name="ro1">
          <table:table-cell table:formula="of:=IF([$_data_.A255];[$_data_.A255];&quot;&quot;)">
            <text:p/>
          </table:table-cell>
          <table:table-cell table:formula="of:=IF([$_data_.V255]=&quot;&quot;;&quot;&quot;;[$_data_.V255])" table:number-columns-spanned="20" table:number-rows-spanned="1">
            <text:p/>
          </table:table-cell>
          <table:covered-table-cell table:formula="of:=IF(#REF!.[Kesä.C98]=&quot;&quot;;&quot;&quot;;#REF!.[Kesä.C98])" office:value-type="string" office:string-value="" calcext:value-type="error">
            <text:p>Err:501</text:p>
          </table:covered-table-cell>
          <table:covered-table-cell table:formula="of:=IF(#REF!.[Kesä.D98]=&quot;&quot;;&quot;&quot;;#REF!.[Kesä.D9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1</text:p>
          </table:covered-table-cell>
          <table:covered-table-cell table:formula="of:=IF(#REF!.[Kesä.G98]=&quot;&quot;;&quot;&quot;;#REF!.[Kesä.G98])" office:value-type="string" office:string-value="" calcext:value-type="error">
            <text:p>Err:501</text:p>
          </table:covered-table-cell>
          <table:covered-table-cell table:formula="of:=IF(#REF!.[Kesä.H98]=&quot;&quot;;&quot;&quot;;#REF!.[Kesä.H98])" office:value-type="string" office:string-value="" calcext:value-type="error">
            <text:p>Err:501</text:p>
          </table:covered-table-cell>
          <table:covered-table-cell table:formula="of:=IF(#REF!.[Kesä.I98]=&quot;&quot;;&quot;&quot;;#REF!.[Kesä.I98])" office:value-type="string" office:string-value="" calcext:value-type="error">
            <text:p>Err:501</text:p>
          </table:covered-table-cell>
          <table:covered-table-cell table:formula="of:=IF(#REF!.[Kesä.J98]=&quot;&quot;;&quot;&quot;;#REF!.[Kesä.J98])" office:value-type="string" office:string-value="" calcext:value-type="error">
            <text:p>Err:501</text:p>
          </table:covered-table-cell>
          <table:covered-table-cell table:formula="of:=IF(#REF!.[Kesä.K98]=&quot;&quot;;&quot;&quot;;#REF!.[Kesä.K98])" office:value-type="string" office:string-value="" calcext:value-type="error">
            <text:p>Err:501</text:p>
          </table:covered-table-cell>
          <table:covered-table-cell table:formula="of:=IF(#REF!.[Kesä.L98]=&quot;&quot;;&quot;&quot;;#REF!.[Kesä.L98])" office:value-type="string" office:string-value="" calcext:value-type="error">
            <text:p>Err:501</text:p>
          </table:covered-table-cell>
          <table:covered-table-cell table:formula="of:=IF(#REF!.[Kesä.M98]=&quot;&quot;;&quot;&quot;;#REF!.[Kesä.M98])" office:value-type="string" office:string-value="" calcext:value-type="error">
            <text:p>Err:501</text:p>
          </table:covered-table-cell>
          <table:covered-table-cell table:formula="of:=IF(#REF!.[Kesä.N98]=&quot;&quot;;&quot;&quot;;#REF!.[Kesä.N98])" office:value-type="string" office:string-value="" calcext:value-type="error">
            <text:p>Err:501</text:p>
          </table:covered-table-cell>
          <table:covered-table-cell table:formula="of:=IF(#REF!.[Kesä.O98]=&quot;&quot;;&quot;&quot;;#REF!.[Kesä.O98])" office:value-type="string" office:string-value="" calcext:value-type="error">
            <text:p>Err:501</text:p>
          </table:covered-table-cell>
          <table:covered-table-cell table:formula="of:=IF(#REF!.[Kesä.P98]=&quot;&quot;;&quot;&quot;;#REF!.[Kesä.P98])" office:value-type="string" office:string-value="" calcext:value-type="error">
            <text:p>Err:501</text:p>
          </table:covered-table-cell>
          <table:covered-table-cell table:formula="of:=IF(#REF!.[Kesä.Q98]=&quot;&quot;;&quot;&quot;;#REF!.[Kesä.Q98])" office:value-type="string" office:string-value="" calcext:value-type="error">
            <text:p>Err:501</text:p>
          </table:covered-table-cell>
          <table:covered-table-cell table:formula="of:=IF(#REF!.[Kesä.R98]=&quot;&quot;;&quot;&quot;;#REF!.[Kesä.R98])" office:value-type="string" office:string-value="" calcext:value-type="error">
            <text:p>Err:501</text:p>
          </table:covered-table-cell>
          <table:covered-table-cell table:formula="of:=IF(#REF!.[Kesä.S98]=&quot;&quot;;&quot;&quot;;#REF!.[Kesä.S98])" office:value-type="string" office:string-value="" calcext:value-type="error">
            <text:p>Err:501</text:p>
          </table:covered-table-cell>
          <table:covered-table-cell table:formula="of:=IF(#REF!.[Kesä.T98]=&quot;&quot;;&quot;&quot;;#REF!.[Kesä.T98])" office:value-type="string" office:string-value="" calcext:value-type="error">
            <text:p>Err:501</text:p>
          </table:covered-table-cell>
          <table:covered-table-cell table:formula="of:=IF(#REF!.[Kesä.U98]=&quot;&quot;;&quot;&quot;;#REF!.[Kesä.U98])" office:value-type="string" office:string-value="" calcext:value-type="error">
            <text:p>Err:501</text:p>
          </table:covered-table-cell>
        </table:table-row>
        <table:table-row table:style-name="ro1">
          <table:table-cell table:formula="of:=IF([$_data_.A256];[$_data_.A256];&quot;&quot;)">
            <text:p/>
          </table:table-cell>
          <table:table-cell table:formula="of:=IF([$_data_.V256]=&quot;&quot;;&quot;&quot;;[$_data_.V256])" table:number-columns-spanned="20" table:number-rows-spanned="1">
            <text:p/>
          </table:table-cell>
          <table:covered-table-cell table:formula="of:=IF(#REF!.[Kesä.C99]=&quot;&quot;;&quot;&quot;;#REF!.[Kesä.C99])" office:value-type="string" office:string-value="" calcext:value-type="error">
            <text:p>Err:501</text:p>
          </table:covered-table-cell>
          <table:covered-table-cell table:formula="of:=IF(#REF!.[Kesä.D99]=&quot;&quot;;&quot;&quot;;#REF!.[Kesä.D9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1</text:p>
          </table:covered-table-cell>
          <table:covered-table-cell table:formula="of:=IF(#REF!.[Kesä.G99]=&quot;&quot;;&quot;&quot;;#REF!.[Kesä.G99])" office:value-type="string" office:string-value="" calcext:value-type="error">
            <text:p>Err:501</text:p>
          </table:covered-table-cell>
          <table:covered-table-cell table:formula="of:=IF(#REF!.[Kesä.H99]=&quot;&quot;;&quot;&quot;;#REF!.[Kesä.H99])" office:value-type="string" office:string-value="" calcext:value-type="error">
            <text:p>Err:501</text:p>
          </table:covered-table-cell>
          <table:covered-table-cell table:formula="of:=IF(#REF!.[Kesä.I99]=&quot;&quot;;&quot;&quot;;#REF!.[Kesä.I99])" office:value-type="string" office:string-value="" calcext:value-type="error">
            <text:p>Err:501</text:p>
          </table:covered-table-cell>
          <table:covered-table-cell table:formula="of:=IF(#REF!.[Kesä.J99]=&quot;&quot;;&quot;&quot;;#REF!.[Kesä.J99])" office:value-type="string" office:string-value="" calcext:value-type="error">
            <text:p>Err:501</text:p>
          </table:covered-table-cell>
          <table:covered-table-cell table:formula="of:=IF(#REF!.[Kesä.K99]=&quot;&quot;;&quot;&quot;;#REF!.[Kesä.K99])" office:value-type="string" office:string-value="" calcext:value-type="error">
            <text:p>Err:501</text:p>
          </table:covered-table-cell>
          <table:covered-table-cell table:formula="of:=IF(#REF!.[Kesä.L99]=&quot;&quot;;&quot;&quot;;#REF!.[Kesä.L99])" office:value-type="string" office:string-value="" calcext:value-type="error">
            <text:p>Err:501</text:p>
          </table:covered-table-cell>
          <table:covered-table-cell table:formula="of:=IF(#REF!.[Kesä.M99]=&quot;&quot;;&quot;&quot;;#REF!.[Kesä.M99])" office:value-type="string" office:string-value="" calcext:value-type="error">
            <text:p>Err:501</text:p>
          </table:covered-table-cell>
          <table:covered-table-cell table:formula="of:=IF(#REF!.[Kesä.N99]=&quot;&quot;;&quot;&quot;;#REF!.[Kesä.N99])" office:value-type="string" office:string-value="" calcext:value-type="error">
            <text:p>Err:501</text:p>
          </table:covered-table-cell>
          <table:covered-table-cell table:formula="of:=IF(#REF!.[Kesä.O99]=&quot;&quot;;&quot;&quot;;#REF!.[Kesä.O99])" office:value-type="string" office:string-value="" calcext:value-type="error">
            <text:p>Err:501</text:p>
          </table:covered-table-cell>
          <table:covered-table-cell table:formula="of:=IF(#REF!.[Kesä.P99]=&quot;&quot;;&quot;&quot;;#REF!.[Kesä.P99])" office:value-type="string" office:string-value="" calcext:value-type="error">
            <text:p>Err:501</text:p>
          </table:covered-table-cell>
          <table:covered-table-cell table:formula="of:=IF(#REF!.[Kesä.Q99]=&quot;&quot;;&quot;&quot;;#REF!.[Kesä.Q99])" office:value-type="string" office:string-value="" calcext:value-type="error">
            <text:p>Err:501</text:p>
          </table:covered-table-cell>
          <table:covered-table-cell table:formula="of:=IF(#REF!.[Kesä.R99]=&quot;&quot;;&quot;&quot;;#REF!.[Kesä.R99])" office:value-type="string" office:string-value="" calcext:value-type="error">
            <text:p>Err:501</text:p>
          </table:covered-table-cell>
          <table:covered-table-cell table:formula="of:=IF(#REF!.[Kesä.S99]=&quot;&quot;;&quot;&quot;;#REF!.[Kesä.S99])" office:value-type="string" office:string-value="" calcext:value-type="error">
            <text:p>Err:501</text:p>
          </table:covered-table-cell>
          <table:covered-table-cell table:formula="of:=IF(#REF!.[Kesä.T99]=&quot;&quot;;&quot;&quot;;#REF!.[Kesä.T99])" office:value-type="string" office:string-value="" calcext:value-type="error">
            <text:p>Err:501</text:p>
          </table:covered-table-cell>
          <table:covered-table-cell table:formula="of:=IF(#REF!.[Kesä.U99]=&quot;&quot;;&quot;&quot;;#REF!.[Kesä.U99])" office:value-type="string" office:string-value="" calcext:value-type="error">
            <text:p>Err:501</text:p>
          </table:covered-table-cell>
        </table:table-row>
        <table:table-row table:style-name="ro1">
          <table:table-cell table:formula="of:=IF([$_data_.A257];[$_data_.A257];&quot;&quot;)">
            <text:p/>
          </table:table-cell>
          <table:table-cell table:formula="of:=IF([$_data_.V257]=&quot;&quot;;&quot;&quot;;[$_data_.V257])" table:number-columns-spanned="20" table:number-rows-spanned="1">
            <text:p/>
          </table:table-cell>
          <table:covered-table-cell table:formula="of:=IF(#REF!.[Kesä.C100]=&quot;&quot;;&quot;&quot;;#REF!.[Kesä.C100])" office:value-type="string" office:string-value="" calcext:value-type="error">
            <text:p>Err:501</text:p>
          </table:covered-table-cell>
          <table:covered-table-cell table:formula="of:=IF(#REF!.[Kesä.D100]=&quot;&quot;;&quot;&quot;;#REF!.[Kesä.D10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1</text:p>
          </table:covered-table-cell>
          <table:covered-table-cell table:formula="of:=IF(#REF!.[Kesä.G100]=&quot;&quot;;&quot;&quot;;#REF!.[Kesä.G100])" office:value-type="string" office:string-value="" calcext:value-type="error">
            <text:p>Err:501</text:p>
          </table:covered-table-cell>
          <table:covered-table-cell table:formula="of:=IF(#REF!.[Kesä.H100]=&quot;&quot;;&quot;&quot;;#REF!.[Kesä.H100])" office:value-type="string" office:string-value="" calcext:value-type="error">
            <text:p>Err:501</text:p>
          </table:covered-table-cell>
          <table:covered-table-cell table:formula="of:=IF(#REF!.[Kesä.I100]=&quot;&quot;;&quot;&quot;;#REF!.[Kesä.I100])" office:value-type="string" office:string-value="" calcext:value-type="error">
            <text:p>Err:501</text:p>
          </table:covered-table-cell>
          <table:covered-table-cell table:formula="of:=IF(#REF!.[Kesä.J100]=&quot;&quot;;&quot;&quot;;#REF!.[Kesä.J100])" office:value-type="string" office:string-value="" calcext:value-type="error">
            <text:p>Err:501</text:p>
          </table:covered-table-cell>
          <table:covered-table-cell table:formula="of:=IF(#REF!.[Kesä.K100]=&quot;&quot;;&quot;&quot;;#REF!.[Kesä.K100])" office:value-type="string" office:string-value="" calcext:value-type="error">
            <text:p>Err:501</text:p>
          </table:covered-table-cell>
          <table:covered-table-cell table:formula="of:=IF(#REF!.[Kesä.L100]=&quot;&quot;;&quot;&quot;;#REF!.[Kesä.L100])" office:value-type="string" office:string-value="" calcext:value-type="error">
            <text:p>Err:501</text:p>
          </table:covered-table-cell>
          <table:covered-table-cell table:formula="of:=IF(#REF!.[Kesä.M100]=&quot;&quot;;&quot;&quot;;#REF!.[Kesä.M100])" office:value-type="string" office:string-value="" calcext:value-type="error">
            <text:p>Err:501</text:p>
          </table:covered-table-cell>
          <table:covered-table-cell table:formula="of:=IF(#REF!.[Kesä.N100]=&quot;&quot;;&quot;&quot;;#REF!.[Kesä.N100])" office:value-type="string" office:string-value="" calcext:value-type="error">
            <text:p>Err:501</text:p>
          </table:covered-table-cell>
          <table:covered-table-cell table:formula="of:=IF(#REF!.[Kesä.O100]=&quot;&quot;;&quot;&quot;;#REF!.[Kesä.O100])" office:value-type="string" office:string-value="" calcext:value-type="error">
            <text:p>Err:501</text:p>
          </table:covered-table-cell>
          <table:covered-table-cell table:formula="of:=IF(#REF!.[Kesä.P100]=&quot;&quot;;&quot;&quot;;#REF!.[Kesä.P100])" office:value-type="string" office:string-value="" calcext:value-type="error">
            <text:p>Err:501</text:p>
          </table:covered-table-cell>
          <table:covered-table-cell table:formula="of:=IF(#REF!.[Kesä.Q100]=&quot;&quot;;&quot;&quot;;#REF!.[Kesä.Q100])" office:value-type="string" office:string-value="" calcext:value-type="error">
            <text:p>Err:501</text:p>
          </table:covered-table-cell>
          <table:covered-table-cell table:formula="of:=IF(#REF!.[Kesä.R100]=&quot;&quot;;&quot;&quot;;#REF!.[Kesä.R100])" office:value-type="string" office:string-value="" calcext:value-type="error">
            <text:p>Err:501</text:p>
          </table:covered-table-cell>
          <table:covered-table-cell table:formula="of:=IF(#REF!.[Kesä.S100]=&quot;&quot;;&quot;&quot;;#REF!.[Kesä.S100])" office:value-type="string" office:string-value="" calcext:value-type="error">
            <text:p>Err:501</text:p>
          </table:covered-table-cell>
          <table:covered-table-cell table:formula="of:=IF(#REF!.[Kesä.T100]=&quot;&quot;;&quot;&quot;;#REF!.[Kesä.T100])" office:value-type="string" office:string-value="" calcext:value-type="error">
            <text:p>Err:501</text:p>
          </table:covered-table-cell>
          <table:covered-table-cell table:formula="of:=IF(#REF!.[Kesä.U100]=&quot;&quot;;&quot;&quot;;#REF!.[Kesä.U100])" office:value-type="string" office:string-value="" calcext:value-type="error">
            <text:p>Err:501</text:p>
          </table:covered-table-cell>
        </table:table-row>
        <table:table-row table:style-name="ro1">
          <table:table-cell table:formula="of:=IF([$_data_.A258];[$_data_.A258];&quot;&quot;)">
            <text:p/>
          </table:table-cell>
          <table:table-cell table:formula="of:=IF([$_data_.V258]=&quot;&quot;;&quot;&quot;;[$_data_.V258])" table:number-columns-spanned="20" table:number-rows-spanned="1">
            <text:p/>
          </table:table-cell>
          <table:covered-table-cell table:formula="of:=IF(#REF!.[Kesä.C101]=&quot;&quot;;&quot;&quot;;#REF!.[Kesä.C101])" office:value-type="string" office:string-value="" calcext:value-type="error">
            <text:p>Err:501</text:p>
          </table:covered-table-cell>
          <table:covered-table-cell table:formula="of:=IF(#REF!.[Kesä.D101]=&quot;&quot;;&quot;&quot;;#REF!.[Kesä.D10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1</text:p>
          </table:covered-table-cell>
          <table:covered-table-cell table:formula="of:=IF(#REF!.[Kesä.G101]=&quot;&quot;;&quot;&quot;;#REF!.[Kesä.G101])" office:value-type="string" office:string-value="" calcext:value-type="error">
            <text:p>Err:501</text:p>
          </table:covered-table-cell>
          <table:covered-table-cell table:formula="of:=IF(#REF!.[Kesä.H101]=&quot;&quot;;&quot;&quot;;#REF!.[Kesä.H101])" office:value-type="string" office:string-value="" calcext:value-type="error">
            <text:p>Err:501</text:p>
          </table:covered-table-cell>
          <table:covered-table-cell table:formula="of:=IF(#REF!.[Kesä.I101]=&quot;&quot;;&quot;&quot;;#REF!.[Kesä.I101])" office:value-type="string" office:string-value="" calcext:value-type="error">
            <text:p>Err:501</text:p>
          </table:covered-table-cell>
          <table:covered-table-cell table:formula="of:=IF(#REF!.[Kesä.J101]=&quot;&quot;;&quot;&quot;;#REF!.[Kesä.J101])" office:value-type="string" office:string-value="" calcext:value-type="error">
            <text:p>Err:501</text:p>
          </table:covered-table-cell>
          <table:covered-table-cell table:formula="of:=IF(#REF!.[Kesä.K101]=&quot;&quot;;&quot;&quot;;#REF!.[Kesä.K101])" office:value-type="string" office:string-value="" calcext:value-type="error">
            <text:p>Err:501</text:p>
          </table:covered-table-cell>
          <table:covered-table-cell table:formula="of:=IF(#REF!.[Kesä.L101]=&quot;&quot;;&quot;&quot;;#REF!.[Kesä.L101])" office:value-type="string" office:string-value="" calcext:value-type="error">
            <text:p>Err:501</text:p>
          </table:covered-table-cell>
          <table:covered-table-cell table:formula="of:=IF(#REF!.[Kesä.M101]=&quot;&quot;;&quot;&quot;;#REF!.[Kesä.M101])" office:value-type="string" office:string-value="" calcext:value-type="error">
            <text:p>Err:501</text:p>
          </table:covered-table-cell>
          <table:covered-table-cell table:formula="of:=IF(#REF!.[Kesä.N101]=&quot;&quot;;&quot;&quot;;#REF!.[Kesä.N101])" office:value-type="string" office:string-value="" calcext:value-type="error">
            <text:p>Err:501</text:p>
          </table:covered-table-cell>
          <table:covered-table-cell table:formula="of:=IF(#REF!.[Kesä.O101]=&quot;&quot;;&quot;&quot;;#REF!.[Kesä.O101])" office:value-type="string" office:string-value="" calcext:value-type="error">
            <text:p>Err:501</text:p>
          </table:covered-table-cell>
          <table:covered-table-cell table:formula="of:=IF(#REF!.[Kesä.P101]=&quot;&quot;;&quot;&quot;;#REF!.[Kesä.P101])" office:value-type="string" office:string-value="" calcext:value-type="error">
            <text:p>Err:501</text:p>
          </table:covered-table-cell>
          <table:covered-table-cell table:formula="of:=IF(#REF!.[Kesä.Q101]=&quot;&quot;;&quot;&quot;;#REF!.[Kesä.Q101])" office:value-type="string" office:string-value="" calcext:value-type="error">
            <text:p>Err:501</text:p>
          </table:covered-table-cell>
          <table:covered-table-cell table:formula="of:=IF(#REF!.[Kesä.R101]=&quot;&quot;;&quot;&quot;;#REF!.[Kesä.R101])" office:value-type="string" office:string-value="" calcext:value-type="error">
            <text:p>Err:501</text:p>
          </table:covered-table-cell>
          <table:covered-table-cell table:formula="of:=IF(#REF!.[Kesä.S101]=&quot;&quot;;&quot;&quot;;#REF!.[Kesä.S101])" office:value-type="string" office:string-value="" calcext:value-type="error">
            <text:p>Err:501</text:p>
          </table:covered-table-cell>
          <table:covered-table-cell table:formula="of:=IF(#REF!.[Kesä.T101]=&quot;&quot;;&quot;&quot;;#REF!.[Kesä.T101])" office:value-type="string" office:string-value="" calcext:value-type="error">
            <text:p>Err:501</text:p>
          </table:covered-table-cell>
          <table:covered-table-cell table:formula="of:=IF(#REF!.[Kesä.U101]=&quot;&quot;;&quot;&quot;;#REF!.[Kesä.U101])" office:value-type="string" office:string-value="" calcext:value-type="error">
            <text:p>Err:501</text:p>
          </table:covered-table-cell>
        </table:table-row>
        <table:table-row table:style-name="ro1">
          <table:table-cell table:formula="of:=IF([$_data_.A259];[$_data_.A259];&quot;&quot;)">
            <text:p/>
          </table:table-cell>
          <table:table-cell table:formula="of:=IF([$_data_.V259]=&quot;&quot;;&quot;&quot;;[$_data_.V259])" table:number-columns-spanned="20" table:number-rows-spanned="1">
            <text:p/>
          </table:table-cell>
          <table:covered-table-cell table:formula="of:=IF(#REF!.[Kesä.C102]=&quot;&quot;;&quot;&quot;;#REF!.[Kesä.C102])" office:value-type="string" office:string-value="" calcext:value-type="error">
            <text:p>Err:501</text:p>
          </table:covered-table-cell>
          <table:covered-table-cell table:formula="of:=IF(#REF!.[Kesä.D102]=&quot;&quot;;&quot;&quot;;#REF!.[Kesä.D10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1</text:p>
          </table:covered-table-cell>
          <table:covered-table-cell table:formula="of:=IF(#REF!.[Kesä.G102]=&quot;&quot;;&quot;&quot;;#REF!.[Kesä.G102])" office:value-type="string" office:string-value="" calcext:value-type="error">
            <text:p>Err:501</text:p>
          </table:covered-table-cell>
          <table:covered-table-cell table:formula="of:=IF(#REF!.[Kesä.H102]=&quot;&quot;;&quot;&quot;;#REF!.[Kesä.H102])" office:value-type="string" office:string-value="" calcext:value-type="error">
            <text:p>Err:501</text:p>
          </table:covered-table-cell>
          <table:covered-table-cell table:formula="of:=IF(#REF!.[Kesä.I102]=&quot;&quot;;&quot;&quot;;#REF!.[Kesä.I102])" office:value-type="string" office:string-value="" calcext:value-type="error">
            <text:p>Err:501</text:p>
          </table:covered-table-cell>
          <table:covered-table-cell table:formula="of:=IF(#REF!.[Kesä.J102]=&quot;&quot;;&quot;&quot;;#REF!.[Kesä.J102])" office:value-type="string" office:string-value="" calcext:value-type="error">
            <text:p>Err:501</text:p>
          </table:covered-table-cell>
          <table:covered-table-cell table:formula="of:=IF(#REF!.[Kesä.K102]=&quot;&quot;;&quot;&quot;;#REF!.[Kesä.K102])" office:value-type="string" office:string-value="" calcext:value-type="error">
            <text:p>Err:501</text:p>
          </table:covered-table-cell>
          <table:covered-table-cell table:formula="of:=IF(#REF!.[Kesä.L102]=&quot;&quot;;&quot;&quot;;#REF!.[Kesä.L102])" office:value-type="string" office:string-value="" calcext:value-type="error">
            <text:p>Err:501</text:p>
          </table:covered-table-cell>
          <table:covered-table-cell table:formula="of:=IF(#REF!.[Kesä.M102]=&quot;&quot;;&quot;&quot;;#REF!.[Kesä.M102])" office:value-type="string" office:string-value="" calcext:value-type="error">
            <text:p>Err:501</text:p>
          </table:covered-table-cell>
          <table:covered-table-cell table:formula="of:=IF(#REF!.[Kesä.N102]=&quot;&quot;;&quot;&quot;;#REF!.[Kesä.N102])" office:value-type="string" office:string-value="" calcext:value-type="error">
            <text:p>Err:501</text:p>
          </table:covered-table-cell>
          <table:covered-table-cell table:formula="of:=IF(#REF!.[Kesä.O102]=&quot;&quot;;&quot;&quot;;#REF!.[Kesä.O102])" office:value-type="string" office:string-value="" calcext:value-type="error">
            <text:p>Err:501</text:p>
          </table:covered-table-cell>
          <table:covered-table-cell table:formula="of:=IF(#REF!.[Kesä.P102]=&quot;&quot;;&quot;&quot;;#REF!.[Kesä.P102])" office:value-type="string" office:string-value="" calcext:value-type="error">
            <text:p>Err:501</text:p>
          </table:covered-table-cell>
          <table:covered-table-cell table:formula="of:=IF(#REF!.[Kesä.Q102]=&quot;&quot;;&quot;&quot;;#REF!.[Kesä.Q102])" office:value-type="string" office:string-value="" calcext:value-type="error">
            <text:p>Err:501</text:p>
          </table:covered-table-cell>
          <table:covered-table-cell table:formula="of:=IF(#REF!.[Kesä.R102]=&quot;&quot;;&quot;&quot;;#REF!.[Kesä.R102])" office:value-type="string" office:string-value="" calcext:value-type="error">
            <text:p>Err:501</text:p>
          </table:covered-table-cell>
          <table:covered-table-cell table:formula="of:=IF(#REF!.[Kesä.S102]=&quot;&quot;;&quot;&quot;;#REF!.[Kesä.S102])" office:value-type="string" office:string-value="" calcext:value-type="error">
            <text:p>Err:501</text:p>
          </table:covered-table-cell>
          <table:covered-table-cell table:formula="of:=IF(#REF!.[Kesä.T102]=&quot;&quot;;&quot;&quot;;#REF!.[Kesä.T102])" office:value-type="string" office:string-value="" calcext:value-type="error">
            <text:p>Err:501</text:p>
          </table:covered-table-cell>
          <table:covered-table-cell table:formula="of:=IF(#REF!.[Kesä.U102]=&quot;&quot;;&quot;&quot;;#REF!.[Kesä.U102])" office:value-type="string" office:string-value="" calcext:value-type="error">
            <text:p>Err:501</text:p>
          </table:covered-table-cell>
        </table:table-row>
        <table:table-row table:style-name="ro1">
          <table:table-cell table:formula="of:=IF([$_data_.A260];[$_data_.A260];&quot;&quot;)">
            <text:p/>
          </table:table-cell>
          <table:table-cell table:formula="of:=IF([$_data_.V260]=&quot;&quot;;&quot;&quot;;[$_data_.V260])" table:number-columns-spanned="20" table:number-rows-spanned="1">
            <text:p/>
          </table:table-cell>
          <table:covered-table-cell table:formula="of:=IF(#REF!.[Kesä.C103]=&quot;&quot;;&quot;&quot;;#REF!.[Kesä.C103])" office:value-type="string" office:string-value="" calcext:value-type="error">
            <text:p>Err:501</text:p>
          </table:covered-table-cell>
          <table:covered-table-cell table:formula="of:=IF(#REF!.[Kesä.D103]=&quot;&quot;;&quot;&quot;;#REF!.[Kesä.D10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1</text:p>
          </table:covered-table-cell>
          <table:covered-table-cell table:formula="of:=IF(#REF!.[Kesä.G103]=&quot;&quot;;&quot;&quot;;#REF!.[Kesä.G103])" office:value-type="string" office:string-value="" calcext:value-type="error">
            <text:p>Err:501</text:p>
          </table:covered-table-cell>
          <table:covered-table-cell table:formula="of:=IF(#REF!.[Kesä.H103]=&quot;&quot;;&quot;&quot;;#REF!.[Kesä.H103])" office:value-type="string" office:string-value="" calcext:value-type="error">
            <text:p>Err:501</text:p>
          </table:covered-table-cell>
          <table:covered-table-cell table:formula="of:=IF(#REF!.[Kesä.I103]=&quot;&quot;;&quot;&quot;;#REF!.[Kesä.I103])" office:value-type="string" office:string-value="" calcext:value-type="error">
            <text:p>Err:501</text:p>
          </table:covered-table-cell>
          <table:covered-table-cell table:formula="of:=IF(#REF!.[Kesä.J103]=&quot;&quot;;&quot;&quot;;#REF!.[Kesä.J103])" office:value-type="string" office:string-value="" calcext:value-type="error">
            <text:p>Err:501</text:p>
          </table:covered-table-cell>
          <table:covered-table-cell table:formula="of:=IF(#REF!.[Kesä.K103]=&quot;&quot;;&quot;&quot;;#REF!.[Kesä.K103])" office:value-type="string" office:string-value="" calcext:value-type="error">
            <text:p>Err:501</text:p>
          </table:covered-table-cell>
          <table:covered-table-cell table:formula="of:=IF(#REF!.[Kesä.L103]=&quot;&quot;;&quot;&quot;;#REF!.[Kesä.L103])" office:value-type="string" office:string-value="" calcext:value-type="error">
            <text:p>Err:501</text:p>
          </table:covered-table-cell>
          <table:covered-table-cell table:formula="of:=IF(#REF!.[Kesä.M103]=&quot;&quot;;&quot;&quot;;#REF!.[Kesä.M103])" office:value-type="string" office:string-value="" calcext:value-type="error">
            <text:p>Err:501</text:p>
          </table:covered-table-cell>
          <table:covered-table-cell table:formula="of:=IF(#REF!.[Kesä.N103]=&quot;&quot;;&quot;&quot;;#REF!.[Kesä.N103])" office:value-type="string" office:string-value="" calcext:value-type="error">
            <text:p>Err:501</text:p>
          </table:covered-table-cell>
          <table:covered-table-cell table:formula="of:=IF(#REF!.[Kesä.O103]=&quot;&quot;;&quot;&quot;;#REF!.[Kesä.O103])" office:value-type="string" office:string-value="" calcext:value-type="error">
            <text:p>Err:501</text:p>
          </table:covered-table-cell>
          <table:covered-table-cell table:formula="of:=IF(#REF!.[Kesä.P103]=&quot;&quot;;&quot;&quot;;#REF!.[Kesä.P103])" office:value-type="string" office:string-value="" calcext:value-type="error">
            <text:p>Err:501</text:p>
          </table:covered-table-cell>
          <table:covered-table-cell table:formula="of:=IF(#REF!.[Kesä.Q103]=&quot;&quot;;&quot;&quot;;#REF!.[Kesä.Q103])" office:value-type="string" office:string-value="" calcext:value-type="error">
            <text:p>Err:501</text:p>
          </table:covered-table-cell>
          <table:covered-table-cell table:formula="of:=IF(#REF!.[Kesä.R103]=&quot;&quot;;&quot;&quot;;#REF!.[Kesä.R103])" office:value-type="string" office:string-value="" calcext:value-type="error">
            <text:p>Err:501</text:p>
          </table:covered-table-cell>
          <table:covered-table-cell table:formula="of:=IF(#REF!.[Kesä.S103]=&quot;&quot;;&quot;&quot;;#REF!.[Kesä.S103])" office:value-type="string" office:string-value="" calcext:value-type="error">
            <text:p>Err:501</text:p>
          </table:covered-table-cell>
          <table:covered-table-cell table:formula="of:=IF(#REF!.[Kesä.T103]=&quot;&quot;;&quot;&quot;;#REF!.[Kesä.T103])" office:value-type="string" office:string-value="" calcext:value-type="error">
            <text:p>Err:501</text:p>
          </table:covered-table-cell>
          <table:covered-table-cell table:formula="of:=IF(#REF!.[Kesä.U103]=&quot;&quot;;&quot;&quot;;#REF!.[Kesä.U103])" office:value-type="string" office:string-value="" calcext:value-type="error">
            <text:p>Err:501</text:p>
          </table:covered-table-cell>
        </table:table-row>
        <table:table-row table:style-name="ro1">
          <table:table-cell table:formula="of:=IF([$_data_.A261];[$_data_.A261];&quot;&quot;)">
            <text:p/>
          </table:table-cell>
          <table:table-cell table:formula="of:=IF([$_data_.V261]=&quot;&quot;;&quot;&quot;;[$_data_.V261])" table:number-columns-spanned="20" table:number-rows-spanned="1">
            <text:p/>
          </table:table-cell>
          <table:covered-table-cell table:formula="of:=IF(#REF!.[Kesä.C104]=&quot;&quot;;&quot;&quot;;#REF!.[Kesä.C104])" office:value-type="string" office:string-value="" calcext:value-type="error">
            <text:p>Err:501</text:p>
          </table:covered-table-cell>
          <table:covered-table-cell table:formula="of:=IF(#REF!.[Kesä.D104]=&quot;&quot;;&quot;&quot;;#REF!.[Kesä.D10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1</text:p>
          </table:covered-table-cell>
          <table:covered-table-cell table:formula="of:=IF(#REF!.[Kesä.G104]=&quot;&quot;;&quot;&quot;;#REF!.[Kesä.G104])" office:value-type="string" office:string-value="" calcext:value-type="error">
            <text:p>Err:501</text:p>
          </table:covered-table-cell>
          <table:covered-table-cell table:formula="of:=IF(#REF!.[Kesä.H104]=&quot;&quot;;&quot;&quot;;#REF!.[Kesä.H104])" office:value-type="string" office:string-value="" calcext:value-type="error">
            <text:p>Err:501</text:p>
          </table:covered-table-cell>
          <table:covered-table-cell table:formula="of:=IF(#REF!.[Kesä.I104]=&quot;&quot;;&quot;&quot;;#REF!.[Kesä.I104])" office:value-type="string" office:string-value="" calcext:value-type="error">
            <text:p>Err:501</text:p>
          </table:covered-table-cell>
          <table:covered-table-cell table:formula="of:=IF(#REF!.[Kesä.J104]=&quot;&quot;;&quot;&quot;;#REF!.[Kesä.J104])" office:value-type="string" office:string-value="" calcext:value-type="error">
            <text:p>Err:501</text:p>
          </table:covered-table-cell>
          <table:covered-table-cell table:formula="of:=IF(#REF!.[Kesä.K104]=&quot;&quot;;&quot;&quot;;#REF!.[Kesä.K104])" office:value-type="string" office:string-value="" calcext:value-type="error">
            <text:p>Err:501</text:p>
          </table:covered-table-cell>
          <table:covered-table-cell table:formula="of:=IF(#REF!.[Kesä.L104]=&quot;&quot;;&quot;&quot;;#REF!.[Kesä.L104])" office:value-type="string" office:string-value="" calcext:value-type="error">
            <text:p>Err:501</text:p>
          </table:covered-table-cell>
          <table:covered-table-cell table:formula="of:=IF(#REF!.[Kesä.M104]=&quot;&quot;;&quot;&quot;;#REF!.[Kesä.M104])" office:value-type="string" office:string-value="" calcext:value-type="error">
            <text:p>Err:501</text:p>
          </table:covered-table-cell>
          <table:covered-table-cell table:formula="of:=IF(#REF!.[Kesä.N104]=&quot;&quot;;&quot;&quot;;#REF!.[Kesä.N104])" office:value-type="string" office:string-value="" calcext:value-type="error">
            <text:p>Err:501</text:p>
          </table:covered-table-cell>
          <table:covered-table-cell table:formula="of:=IF(#REF!.[Kesä.O104]=&quot;&quot;;&quot;&quot;;#REF!.[Kesä.O104])" office:value-type="string" office:string-value="" calcext:value-type="error">
            <text:p>Err:501</text:p>
          </table:covered-table-cell>
          <table:covered-table-cell table:formula="of:=IF(#REF!.[Kesä.P104]=&quot;&quot;;&quot;&quot;;#REF!.[Kesä.P104])" office:value-type="string" office:string-value="" calcext:value-type="error">
            <text:p>Err:501</text:p>
          </table:covered-table-cell>
          <table:covered-table-cell table:formula="of:=IF(#REF!.[Kesä.Q104]=&quot;&quot;;&quot;&quot;;#REF!.[Kesä.Q104])" office:value-type="string" office:string-value="" calcext:value-type="error">
            <text:p>Err:501</text:p>
          </table:covered-table-cell>
          <table:covered-table-cell table:formula="of:=IF(#REF!.[Kesä.R104]=&quot;&quot;;&quot;&quot;;#REF!.[Kesä.R104])" office:value-type="string" office:string-value="" calcext:value-type="error">
            <text:p>Err:501</text:p>
          </table:covered-table-cell>
          <table:covered-table-cell table:formula="of:=IF(#REF!.[Kesä.S104]=&quot;&quot;;&quot;&quot;;#REF!.[Kesä.S104])" office:value-type="string" office:string-value="" calcext:value-type="error">
            <text:p>Err:501</text:p>
          </table:covered-table-cell>
          <table:covered-table-cell table:formula="of:=IF(#REF!.[Kesä.T104]=&quot;&quot;;&quot;&quot;;#REF!.[Kesä.T104])" office:value-type="string" office:string-value="" calcext:value-type="error">
            <text:p>Err:501</text:p>
          </table:covered-table-cell>
          <table:covered-table-cell table:formula="of:=IF(#REF!.[Kesä.U104]=&quot;&quot;;&quot;&quot;;#REF!.[Kesä.U104])" office:value-type="string" office:string-value="" calcext:value-type="error">
            <text:p>Err:501</text:p>
          </table:covered-table-cell>
        </table:table-row>
        <table:table-row table:style-name="ro1">
          <table:table-cell table:formula="of:=IF([$_data_.A262];[$_data_.A262];&quot;&quot;)">
            <text:p/>
          </table:table-cell>
          <table:table-cell table:formula="of:=IF([$_data_.V262]=&quot;&quot;;&quot;&quot;;[$_data_.V262])" table:number-columns-spanned="20" table:number-rows-spanned="1">
            <text:p/>
          </table:table-cell>
          <table:covered-table-cell table:formula="of:=IF(#REF!.[Kesä.C105]=&quot;&quot;;&quot;&quot;;#REF!.[Kesä.C105])" office:value-type="string" office:string-value="" calcext:value-type="error">
            <text:p>Err:501</text:p>
          </table:covered-table-cell>
          <table:covered-table-cell table:formula="of:=IF(#REF!.[Kesä.D105]=&quot;&quot;;&quot;&quot;;#REF!.[Kesä.D10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1</text:p>
          </table:covered-table-cell>
          <table:covered-table-cell table:formula="of:=IF(#REF!.[Kesä.G105]=&quot;&quot;;&quot;&quot;;#REF!.[Kesä.G105])" office:value-type="string" office:string-value="" calcext:value-type="error">
            <text:p>Err:501</text:p>
          </table:covered-table-cell>
          <table:covered-table-cell table:formula="of:=IF(#REF!.[Kesä.H105]=&quot;&quot;;&quot;&quot;;#REF!.[Kesä.H105])" office:value-type="string" office:string-value="" calcext:value-type="error">
            <text:p>Err:501</text:p>
          </table:covered-table-cell>
          <table:covered-table-cell table:formula="of:=IF(#REF!.[Kesä.I105]=&quot;&quot;;&quot;&quot;;#REF!.[Kesä.I105])" office:value-type="string" office:string-value="" calcext:value-type="error">
            <text:p>Err:501</text:p>
          </table:covered-table-cell>
          <table:covered-table-cell table:formula="of:=IF(#REF!.[Kesä.J105]=&quot;&quot;;&quot;&quot;;#REF!.[Kesä.J105])" office:value-type="string" office:string-value="" calcext:value-type="error">
            <text:p>Err:501</text:p>
          </table:covered-table-cell>
          <table:covered-table-cell table:formula="of:=IF(#REF!.[Kesä.K105]=&quot;&quot;;&quot;&quot;;#REF!.[Kesä.K105])" office:value-type="string" office:string-value="" calcext:value-type="error">
            <text:p>Err:501</text:p>
          </table:covered-table-cell>
          <table:covered-table-cell table:formula="of:=IF(#REF!.[Kesä.L105]=&quot;&quot;;&quot;&quot;;#REF!.[Kesä.L105])" office:value-type="string" office:string-value="" calcext:value-type="error">
            <text:p>Err:501</text:p>
          </table:covered-table-cell>
          <table:covered-table-cell table:formula="of:=IF(#REF!.[Kesä.M105]=&quot;&quot;;&quot;&quot;;#REF!.[Kesä.M105])" office:value-type="string" office:string-value="" calcext:value-type="error">
            <text:p>Err:501</text:p>
          </table:covered-table-cell>
          <table:covered-table-cell table:formula="of:=IF(#REF!.[Kesä.N105]=&quot;&quot;;&quot;&quot;;#REF!.[Kesä.N105])" office:value-type="string" office:string-value="" calcext:value-type="error">
            <text:p>Err:501</text:p>
          </table:covered-table-cell>
          <table:covered-table-cell table:formula="of:=IF(#REF!.[Kesä.O105]=&quot;&quot;;&quot;&quot;;#REF!.[Kesä.O105])" office:value-type="string" office:string-value="" calcext:value-type="error">
            <text:p>Err:501</text:p>
          </table:covered-table-cell>
          <table:covered-table-cell table:formula="of:=IF(#REF!.[Kesä.P105]=&quot;&quot;;&quot;&quot;;#REF!.[Kesä.P105])" office:value-type="string" office:string-value="" calcext:value-type="error">
            <text:p>Err:501</text:p>
          </table:covered-table-cell>
          <table:covered-table-cell table:formula="of:=IF(#REF!.[Kesä.Q105]=&quot;&quot;;&quot;&quot;;#REF!.[Kesä.Q105])" office:value-type="string" office:string-value="" calcext:value-type="error">
            <text:p>Err:501</text:p>
          </table:covered-table-cell>
          <table:covered-table-cell table:formula="of:=IF(#REF!.[Kesä.R105]=&quot;&quot;;&quot;&quot;;#REF!.[Kesä.R105])" office:value-type="string" office:string-value="" calcext:value-type="error">
            <text:p>Err:501</text:p>
          </table:covered-table-cell>
          <table:covered-table-cell table:formula="of:=IF(#REF!.[Kesä.S105]=&quot;&quot;;&quot;&quot;;#REF!.[Kesä.S105])" office:value-type="string" office:string-value="" calcext:value-type="error">
            <text:p>Err:501</text:p>
          </table:covered-table-cell>
          <table:covered-table-cell table:formula="of:=IF(#REF!.[Kesä.T105]=&quot;&quot;;&quot;&quot;;#REF!.[Kesä.T105])" office:value-type="string" office:string-value="" calcext:value-type="error">
            <text:p>Err:501</text:p>
          </table:covered-table-cell>
          <table:covered-table-cell table:formula="of:=IF(#REF!.[Kesä.U105]=&quot;&quot;;&quot;&quot;;#REF!.[Kesä.U105])" office:value-type="string" office:string-value="" calcext:value-type="error">
            <text:p>Err:501</text:p>
          </table:covered-table-cell>
        </table:table-row>
        <table:table-row table:style-name="ro1">
          <table:table-cell table:formula="of:=IF([$_data_.A263];[$_data_.A263];&quot;&quot;)">
            <text:p/>
          </table:table-cell>
          <table:table-cell table:formula="of:=IF([$_data_.V263]=&quot;&quot;;&quot;&quot;;[$_data_.V263])" table:number-columns-spanned="20" table:number-rows-spanned="1">
            <text:p/>
          </table:table-cell>
          <table:covered-table-cell table:formula="of:=IF(#REF!.[Kesä.C106]=&quot;&quot;;&quot;&quot;;#REF!.[Kesä.C106])" office:value-type="string" office:string-value="" calcext:value-type="error">
            <text:p>Err:501</text:p>
          </table:covered-table-cell>
          <table:covered-table-cell table:formula="of:=IF(#REF!.[Kesä.D106]=&quot;&quot;;&quot;&quot;;#REF!.[Kesä.D10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1</text:p>
          </table:covered-table-cell>
          <table:covered-table-cell table:formula="of:=IF(#REF!.[Kesä.G106]=&quot;&quot;;&quot;&quot;;#REF!.[Kesä.G106])" office:value-type="string" office:string-value="" calcext:value-type="error">
            <text:p>Err:501</text:p>
          </table:covered-table-cell>
          <table:covered-table-cell table:formula="of:=IF(#REF!.[Kesä.H106]=&quot;&quot;;&quot;&quot;;#REF!.[Kesä.H106])" office:value-type="string" office:string-value="" calcext:value-type="error">
            <text:p>Err:501</text:p>
          </table:covered-table-cell>
          <table:covered-table-cell table:formula="of:=IF(#REF!.[Kesä.I106]=&quot;&quot;;&quot;&quot;;#REF!.[Kesä.I106])" office:value-type="string" office:string-value="" calcext:value-type="error">
            <text:p>Err:501</text:p>
          </table:covered-table-cell>
          <table:covered-table-cell table:formula="of:=IF(#REF!.[Kesä.J106]=&quot;&quot;;&quot;&quot;;#REF!.[Kesä.J106])" office:value-type="string" office:string-value="" calcext:value-type="error">
            <text:p>Err:501</text:p>
          </table:covered-table-cell>
          <table:covered-table-cell table:formula="of:=IF(#REF!.[Kesä.K106]=&quot;&quot;;&quot;&quot;;#REF!.[Kesä.K106])" office:value-type="string" office:string-value="" calcext:value-type="error">
            <text:p>Err:501</text:p>
          </table:covered-table-cell>
          <table:covered-table-cell table:formula="of:=IF(#REF!.[Kesä.L106]=&quot;&quot;;&quot;&quot;;#REF!.[Kesä.L106])" office:value-type="string" office:string-value="" calcext:value-type="error">
            <text:p>Err:501</text:p>
          </table:covered-table-cell>
          <table:covered-table-cell table:formula="of:=IF(#REF!.[Kesä.M106]=&quot;&quot;;&quot;&quot;;#REF!.[Kesä.M106])" office:value-type="string" office:string-value="" calcext:value-type="error">
            <text:p>Err:501</text:p>
          </table:covered-table-cell>
          <table:covered-table-cell table:formula="of:=IF(#REF!.[Kesä.N106]=&quot;&quot;;&quot;&quot;;#REF!.[Kesä.N106])" office:value-type="string" office:string-value="" calcext:value-type="error">
            <text:p>Err:501</text:p>
          </table:covered-table-cell>
          <table:covered-table-cell table:formula="of:=IF(#REF!.[Kesä.O106]=&quot;&quot;;&quot;&quot;;#REF!.[Kesä.O106])" office:value-type="string" office:string-value="" calcext:value-type="error">
            <text:p>Err:501</text:p>
          </table:covered-table-cell>
          <table:covered-table-cell table:formula="of:=IF(#REF!.[Kesä.P106]=&quot;&quot;;&quot;&quot;;#REF!.[Kesä.P106])" office:value-type="string" office:string-value="" calcext:value-type="error">
            <text:p>Err:501</text:p>
          </table:covered-table-cell>
          <table:covered-table-cell table:formula="of:=IF(#REF!.[Kesä.Q106]=&quot;&quot;;&quot;&quot;;#REF!.[Kesä.Q106])" office:value-type="string" office:string-value="" calcext:value-type="error">
            <text:p>Err:501</text:p>
          </table:covered-table-cell>
          <table:covered-table-cell table:formula="of:=IF(#REF!.[Kesä.R106]=&quot;&quot;;&quot;&quot;;#REF!.[Kesä.R106])" office:value-type="string" office:string-value="" calcext:value-type="error">
            <text:p>Err:501</text:p>
          </table:covered-table-cell>
          <table:covered-table-cell table:formula="of:=IF(#REF!.[Kesä.S106]=&quot;&quot;;&quot;&quot;;#REF!.[Kesä.S106])" office:value-type="string" office:string-value="" calcext:value-type="error">
            <text:p>Err:501</text:p>
          </table:covered-table-cell>
          <table:covered-table-cell table:formula="of:=IF(#REF!.[Kesä.T106]=&quot;&quot;;&quot;&quot;;#REF!.[Kesä.T106])" office:value-type="string" office:string-value="" calcext:value-type="error">
            <text:p>Err:501</text:p>
          </table:covered-table-cell>
          <table:covered-table-cell table:formula="of:=IF(#REF!.[Kesä.U106]=&quot;&quot;;&quot;&quot;;#REF!.[Kesä.U106])" office:value-type="string" office:string-value="" calcext:value-type="error">
            <text:p>Err:501</text:p>
          </table:covered-table-cell>
        </table:table-row>
        <table:table-row table:style-name="ro1">
          <table:table-cell table:formula="of:=IF([$_data_.A264];[$_data_.A264];&quot;&quot;)">
            <text:p/>
          </table:table-cell>
          <table:table-cell table:formula="of:=IF([$_data_.V264]=&quot;&quot;;&quot;&quot;;[$_data_.V264])" table:number-columns-spanned="20" table:number-rows-spanned="1">
            <text:p/>
          </table:table-cell>
          <table:covered-table-cell table:formula="of:=IF(#REF!.[Kesä.C107]=&quot;&quot;;&quot;&quot;;#REF!.[Kesä.C107])" office:value-type="string" office:string-value="" calcext:value-type="error">
            <text:p>Err:501</text:p>
          </table:covered-table-cell>
          <table:covered-table-cell table:formula="of:=IF(#REF!.[Kesä.D107]=&quot;&quot;;&quot;&quot;;#REF!.[Kesä.D10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1</text:p>
          </table:covered-table-cell>
          <table:covered-table-cell table:formula="of:=IF(#REF!.[Kesä.G107]=&quot;&quot;;&quot;&quot;;#REF!.[Kesä.G107])" office:value-type="string" office:string-value="" calcext:value-type="error">
            <text:p>Err:501</text:p>
          </table:covered-table-cell>
          <table:covered-table-cell table:formula="of:=IF(#REF!.[Kesä.H107]=&quot;&quot;;&quot;&quot;;#REF!.[Kesä.H107])" office:value-type="string" office:string-value="" calcext:value-type="error">
            <text:p>Err:501</text:p>
          </table:covered-table-cell>
          <table:covered-table-cell table:formula="of:=IF(#REF!.[Kesä.I107]=&quot;&quot;;&quot;&quot;;#REF!.[Kesä.I107])" office:value-type="string" office:string-value="" calcext:value-type="error">
            <text:p>Err:501</text:p>
          </table:covered-table-cell>
          <table:covered-table-cell table:formula="of:=IF(#REF!.[Kesä.J107]=&quot;&quot;;&quot;&quot;;#REF!.[Kesä.J107])" office:value-type="string" office:string-value="" calcext:value-type="error">
            <text:p>Err:501</text:p>
          </table:covered-table-cell>
          <table:covered-table-cell table:formula="of:=IF(#REF!.[Kesä.K107]=&quot;&quot;;&quot;&quot;;#REF!.[Kesä.K107])" office:value-type="string" office:string-value="" calcext:value-type="error">
            <text:p>Err:501</text:p>
          </table:covered-table-cell>
          <table:covered-table-cell table:formula="of:=IF(#REF!.[Kesä.L107]=&quot;&quot;;&quot;&quot;;#REF!.[Kesä.L107])" office:value-type="string" office:string-value="" calcext:value-type="error">
            <text:p>Err:501</text:p>
          </table:covered-table-cell>
          <table:covered-table-cell table:formula="of:=IF(#REF!.[Kesä.M107]=&quot;&quot;;&quot;&quot;;#REF!.[Kesä.M107])" office:value-type="string" office:string-value="" calcext:value-type="error">
            <text:p>Err:501</text:p>
          </table:covered-table-cell>
          <table:covered-table-cell table:formula="of:=IF(#REF!.[Kesä.N107]=&quot;&quot;;&quot;&quot;;#REF!.[Kesä.N107])" office:value-type="string" office:string-value="" calcext:value-type="error">
            <text:p>Err:501</text:p>
          </table:covered-table-cell>
          <table:covered-table-cell table:formula="of:=IF(#REF!.[Kesä.O107]=&quot;&quot;;&quot;&quot;;#REF!.[Kesä.O107])" office:value-type="string" office:string-value="" calcext:value-type="error">
            <text:p>Err:501</text:p>
          </table:covered-table-cell>
          <table:covered-table-cell table:formula="of:=IF(#REF!.[Kesä.P107]=&quot;&quot;;&quot;&quot;;#REF!.[Kesä.P107])" office:value-type="string" office:string-value="" calcext:value-type="error">
            <text:p>Err:501</text:p>
          </table:covered-table-cell>
          <table:covered-table-cell table:formula="of:=IF(#REF!.[Kesä.Q107]=&quot;&quot;;&quot;&quot;;#REF!.[Kesä.Q107])" office:value-type="string" office:string-value="" calcext:value-type="error">
            <text:p>Err:501</text:p>
          </table:covered-table-cell>
          <table:covered-table-cell table:formula="of:=IF(#REF!.[Kesä.R107]=&quot;&quot;;&quot;&quot;;#REF!.[Kesä.R107])" office:value-type="string" office:string-value="" calcext:value-type="error">
            <text:p>Err:501</text:p>
          </table:covered-table-cell>
          <table:covered-table-cell table:formula="of:=IF(#REF!.[Kesä.S107]=&quot;&quot;;&quot;&quot;;#REF!.[Kesä.S107])" office:value-type="string" office:string-value="" calcext:value-type="error">
            <text:p>Err:501</text:p>
          </table:covered-table-cell>
          <table:covered-table-cell table:formula="of:=IF(#REF!.[Kesä.T107]=&quot;&quot;;&quot;&quot;;#REF!.[Kesä.T107])" office:value-type="string" office:string-value="" calcext:value-type="error">
            <text:p>Err:501</text:p>
          </table:covered-table-cell>
          <table:covered-table-cell table:formula="of:=IF(#REF!.[Kesä.U107]=&quot;&quot;;&quot;&quot;;#REF!.[Kesä.U107])" office:value-type="string" office:string-value="" calcext:value-type="error">
            <text:p>Err:501</text:p>
          </table:covered-table-cell>
        </table:table-row>
        <table:table-row table:style-name="ro1">
          <table:table-cell table:formula="of:=IF([$_data_.A265];[$_data_.A265];&quot;&quot;)">
            <text:p/>
          </table:table-cell>
          <table:table-cell table:formula="of:=IF([$_data_.V265]=&quot;&quot;;&quot;&quot;;[$_data_.V265])" table:number-columns-spanned="20" table:number-rows-spanned="1">
            <text:p/>
          </table:table-cell>
          <table:covered-table-cell table:formula="of:=IF(#REF!.[Kesä.C108]=&quot;&quot;;&quot;&quot;;#REF!.[Kesä.C108])" office:value-type="string" office:string-value="" calcext:value-type="error">
            <text:p>Err:501</text:p>
          </table:covered-table-cell>
          <table:covered-table-cell table:formula="of:=IF(#REF!.[Kesä.D108]=&quot;&quot;;&quot;&quot;;#REF!.[Kesä.D10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1</text:p>
          </table:covered-table-cell>
          <table:covered-table-cell table:formula="of:=IF(#REF!.[Kesä.G108]=&quot;&quot;;&quot;&quot;;#REF!.[Kesä.G108])" office:value-type="string" office:string-value="" calcext:value-type="error">
            <text:p>Err:501</text:p>
          </table:covered-table-cell>
          <table:covered-table-cell table:formula="of:=IF(#REF!.[Kesä.H108]=&quot;&quot;;&quot;&quot;;#REF!.[Kesä.H108])" office:value-type="string" office:string-value="" calcext:value-type="error">
            <text:p>Err:501</text:p>
          </table:covered-table-cell>
          <table:covered-table-cell table:formula="of:=IF(#REF!.[Kesä.I108]=&quot;&quot;;&quot;&quot;;#REF!.[Kesä.I108])" office:value-type="string" office:string-value="" calcext:value-type="error">
            <text:p>Err:501</text:p>
          </table:covered-table-cell>
          <table:covered-table-cell table:formula="of:=IF(#REF!.[Kesä.J108]=&quot;&quot;;&quot;&quot;;#REF!.[Kesä.J108])" office:value-type="string" office:string-value="" calcext:value-type="error">
            <text:p>Err:501</text:p>
          </table:covered-table-cell>
          <table:covered-table-cell table:formula="of:=IF(#REF!.[Kesä.K108]=&quot;&quot;;&quot;&quot;;#REF!.[Kesä.K108])" office:value-type="string" office:string-value="" calcext:value-type="error">
            <text:p>Err:501</text:p>
          </table:covered-table-cell>
          <table:covered-table-cell table:formula="of:=IF(#REF!.[Kesä.L108]=&quot;&quot;;&quot;&quot;;#REF!.[Kesä.L108])" office:value-type="string" office:string-value="" calcext:value-type="error">
            <text:p>Err:501</text:p>
          </table:covered-table-cell>
          <table:covered-table-cell table:formula="of:=IF(#REF!.[Kesä.M108]=&quot;&quot;;&quot;&quot;;#REF!.[Kesä.M108])" office:value-type="string" office:string-value="" calcext:value-type="error">
            <text:p>Err:501</text:p>
          </table:covered-table-cell>
          <table:covered-table-cell table:formula="of:=IF(#REF!.[Kesä.N108]=&quot;&quot;;&quot;&quot;;#REF!.[Kesä.N108])" office:value-type="string" office:string-value="" calcext:value-type="error">
            <text:p>Err:501</text:p>
          </table:covered-table-cell>
          <table:covered-table-cell table:formula="of:=IF(#REF!.[Kesä.O108]=&quot;&quot;;&quot;&quot;;#REF!.[Kesä.O108])" office:value-type="string" office:string-value="" calcext:value-type="error">
            <text:p>Err:501</text:p>
          </table:covered-table-cell>
          <table:covered-table-cell table:formula="of:=IF(#REF!.[Kesä.P108]=&quot;&quot;;&quot;&quot;;#REF!.[Kesä.P108])" office:value-type="string" office:string-value="" calcext:value-type="error">
            <text:p>Err:501</text:p>
          </table:covered-table-cell>
          <table:covered-table-cell table:formula="of:=IF(#REF!.[Kesä.Q108]=&quot;&quot;;&quot;&quot;;#REF!.[Kesä.Q108])" office:value-type="string" office:string-value="" calcext:value-type="error">
            <text:p>Err:501</text:p>
          </table:covered-table-cell>
          <table:covered-table-cell table:formula="of:=IF(#REF!.[Kesä.R108]=&quot;&quot;;&quot;&quot;;#REF!.[Kesä.R108])" office:value-type="string" office:string-value="" calcext:value-type="error">
            <text:p>Err:501</text:p>
          </table:covered-table-cell>
          <table:covered-table-cell table:formula="of:=IF(#REF!.[Kesä.S108]=&quot;&quot;;&quot;&quot;;#REF!.[Kesä.S108])" office:value-type="string" office:string-value="" calcext:value-type="error">
            <text:p>Err:501</text:p>
          </table:covered-table-cell>
          <table:covered-table-cell table:formula="of:=IF(#REF!.[Kesä.T108]=&quot;&quot;;&quot;&quot;;#REF!.[Kesä.T108])" office:value-type="string" office:string-value="" calcext:value-type="error">
            <text:p>Err:501</text:p>
          </table:covered-table-cell>
          <table:covered-table-cell table:formula="of:=IF(#REF!.[Kesä.U108]=&quot;&quot;;&quot;&quot;;#REF!.[Kesä.U108])" office:value-type="string" office:string-value="" calcext:value-type="error">
            <text:p>Err:501</text:p>
          </table:covered-table-cell>
        </table:table-row>
        <table:table-row table:style-name="ro1">
          <table:table-cell table:formula="of:=IF([$_data_.A266];[$_data_.A266];&quot;&quot;)">
            <text:p/>
          </table:table-cell>
          <table:table-cell table:formula="of:=IF([$_data_.V266]=&quot;&quot;;&quot;&quot;;[$_data_.V266])" table:number-columns-spanned="20" table:number-rows-spanned="1">
            <text:p/>
          </table:table-cell>
          <table:covered-table-cell table:formula="of:=IF(#REF!.[Kesä.C109]=&quot;&quot;;&quot;&quot;;#REF!.[Kesä.C109])" office:value-type="string" office:string-value="" calcext:value-type="error">
            <text:p>Err:501</text:p>
          </table:covered-table-cell>
          <table:covered-table-cell table:formula="of:=IF(#REF!.[Kesä.D109]=&quot;&quot;;&quot;&quot;;#REF!.[Kesä.D10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1</text:p>
          </table:covered-table-cell>
          <table:covered-table-cell table:formula="of:=IF(#REF!.[Kesä.G109]=&quot;&quot;;&quot;&quot;;#REF!.[Kesä.G109])" office:value-type="string" office:string-value="" calcext:value-type="error">
            <text:p>Err:501</text:p>
          </table:covered-table-cell>
          <table:covered-table-cell table:formula="of:=IF(#REF!.[Kesä.H109]=&quot;&quot;;&quot;&quot;;#REF!.[Kesä.H109])" office:value-type="string" office:string-value="" calcext:value-type="error">
            <text:p>Err:501</text:p>
          </table:covered-table-cell>
          <table:covered-table-cell table:formula="of:=IF(#REF!.[Kesä.I109]=&quot;&quot;;&quot;&quot;;#REF!.[Kesä.I109])" office:value-type="string" office:string-value="" calcext:value-type="error">
            <text:p>Err:501</text:p>
          </table:covered-table-cell>
          <table:covered-table-cell table:formula="of:=IF(#REF!.[Kesä.J109]=&quot;&quot;;&quot;&quot;;#REF!.[Kesä.J109])" office:value-type="string" office:string-value="" calcext:value-type="error">
            <text:p>Err:501</text:p>
          </table:covered-table-cell>
          <table:covered-table-cell table:formula="of:=IF(#REF!.[Kesä.K109]=&quot;&quot;;&quot;&quot;;#REF!.[Kesä.K109])" office:value-type="string" office:string-value="" calcext:value-type="error">
            <text:p>Err:501</text:p>
          </table:covered-table-cell>
          <table:covered-table-cell table:formula="of:=IF(#REF!.[Kesä.L109]=&quot;&quot;;&quot;&quot;;#REF!.[Kesä.L109])" office:value-type="string" office:string-value="" calcext:value-type="error">
            <text:p>Err:501</text:p>
          </table:covered-table-cell>
          <table:covered-table-cell table:formula="of:=IF(#REF!.[Kesä.M109]=&quot;&quot;;&quot;&quot;;#REF!.[Kesä.M109])" office:value-type="string" office:string-value="" calcext:value-type="error">
            <text:p>Err:501</text:p>
          </table:covered-table-cell>
          <table:covered-table-cell table:formula="of:=IF(#REF!.[Kesä.N109]=&quot;&quot;;&quot;&quot;;#REF!.[Kesä.N109])" office:value-type="string" office:string-value="" calcext:value-type="error">
            <text:p>Err:501</text:p>
          </table:covered-table-cell>
          <table:covered-table-cell table:formula="of:=IF(#REF!.[Kesä.O109]=&quot;&quot;;&quot;&quot;;#REF!.[Kesä.O109])" office:value-type="string" office:string-value="" calcext:value-type="error">
            <text:p>Err:501</text:p>
          </table:covered-table-cell>
          <table:covered-table-cell table:formula="of:=IF(#REF!.[Kesä.P109]=&quot;&quot;;&quot;&quot;;#REF!.[Kesä.P109])" office:value-type="string" office:string-value="" calcext:value-type="error">
            <text:p>Err:501</text:p>
          </table:covered-table-cell>
          <table:covered-table-cell table:formula="of:=IF(#REF!.[Kesä.Q109]=&quot;&quot;;&quot;&quot;;#REF!.[Kesä.Q109])" office:value-type="string" office:string-value="" calcext:value-type="error">
            <text:p>Err:501</text:p>
          </table:covered-table-cell>
          <table:covered-table-cell table:formula="of:=IF(#REF!.[Kesä.R109]=&quot;&quot;;&quot;&quot;;#REF!.[Kesä.R109])" office:value-type="string" office:string-value="" calcext:value-type="error">
            <text:p>Err:501</text:p>
          </table:covered-table-cell>
          <table:covered-table-cell table:formula="of:=IF(#REF!.[Kesä.S109]=&quot;&quot;;&quot;&quot;;#REF!.[Kesä.S109])" office:value-type="string" office:string-value="" calcext:value-type="error">
            <text:p>Err:501</text:p>
          </table:covered-table-cell>
          <table:covered-table-cell table:formula="of:=IF(#REF!.[Kesä.T109]=&quot;&quot;;&quot;&quot;;#REF!.[Kesä.T109])" office:value-type="string" office:string-value="" calcext:value-type="error">
            <text:p>Err:501</text:p>
          </table:covered-table-cell>
          <table:covered-table-cell table:formula="of:=IF(#REF!.[Kesä.U109]=&quot;&quot;;&quot;&quot;;#REF!.[Kesä.U109])" office:value-type="string" office:string-value="" calcext:value-type="error">
            <text:p>Err:501</text:p>
          </table:covered-table-cell>
        </table:table-row>
        <table:table-row table:style-name="ro1">
          <table:table-cell table:formula="of:=IF([$_data_.A267];[$_data_.A267];&quot;&quot;)">
            <text:p/>
          </table:table-cell>
          <table:table-cell table:formula="of:=IF([$_data_.V267]=&quot;&quot;;&quot;&quot;;[$_data_.V267])" table:number-columns-spanned="20" table:number-rows-spanned="1">
            <text:p/>
          </table:table-cell>
          <table:covered-table-cell table:formula="of:=IF(#REF!.[Kesä.C110]=&quot;&quot;;&quot;&quot;;#REF!.[Kesä.C110])" office:value-type="string" office:string-value="" calcext:value-type="error">
            <text:p>Err:501</text:p>
          </table:covered-table-cell>
          <table:covered-table-cell table:formula="of:=IF(#REF!.[Kesä.D110]=&quot;&quot;;&quot;&quot;;#REF!.[Kesä.D11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1</text:p>
          </table:covered-table-cell>
          <table:covered-table-cell table:formula="of:=IF(#REF!.[Kesä.G110]=&quot;&quot;;&quot;&quot;;#REF!.[Kesä.G110])" office:value-type="string" office:string-value="" calcext:value-type="error">
            <text:p>Err:501</text:p>
          </table:covered-table-cell>
          <table:covered-table-cell table:formula="of:=IF(#REF!.[Kesä.H110]=&quot;&quot;;&quot;&quot;;#REF!.[Kesä.H110])" office:value-type="string" office:string-value="" calcext:value-type="error">
            <text:p>Err:501</text:p>
          </table:covered-table-cell>
          <table:covered-table-cell table:formula="of:=IF(#REF!.[Kesä.I110]=&quot;&quot;;&quot;&quot;;#REF!.[Kesä.I110])" office:value-type="string" office:string-value="" calcext:value-type="error">
            <text:p>Err:501</text:p>
          </table:covered-table-cell>
          <table:covered-table-cell table:formula="of:=IF(#REF!.[Kesä.J110]=&quot;&quot;;&quot;&quot;;#REF!.[Kesä.J110])" office:value-type="string" office:string-value="" calcext:value-type="error">
            <text:p>Err:501</text:p>
          </table:covered-table-cell>
          <table:covered-table-cell table:formula="of:=IF(#REF!.[Kesä.K110]=&quot;&quot;;&quot;&quot;;#REF!.[Kesä.K110])" office:value-type="string" office:string-value="" calcext:value-type="error">
            <text:p>Err:501</text:p>
          </table:covered-table-cell>
          <table:covered-table-cell table:formula="of:=IF(#REF!.[Kesä.L110]=&quot;&quot;;&quot;&quot;;#REF!.[Kesä.L110])" office:value-type="string" office:string-value="" calcext:value-type="error">
            <text:p>Err:501</text:p>
          </table:covered-table-cell>
          <table:covered-table-cell table:formula="of:=IF(#REF!.[Kesä.M110]=&quot;&quot;;&quot;&quot;;#REF!.[Kesä.M110])" office:value-type="string" office:string-value="" calcext:value-type="error">
            <text:p>Err:501</text:p>
          </table:covered-table-cell>
          <table:covered-table-cell table:formula="of:=IF(#REF!.[Kesä.N110]=&quot;&quot;;&quot;&quot;;#REF!.[Kesä.N110])" office:value-type="string" office:string-value="" calcext:value-type="error">
            <text:p>Err:501</text:p>
          </table:covered-table-cell>
          <table:covered-table-cell table:formula="of:=IF(#REF!.[Kesä.O110]=&quot;&quot;;&quot;&quot;;#REF!.[Kesä.O110])" office:value-type="string" office:string-value="" calcext:value-type="error">
            <text:p>Err:501</text:p>
          </table:covered-table-cell>
          <table:covered-table-cell table:formula="of:=IF(#REF!.[Kesä.P110]=&quot;&quot;;&quot;&quot;;#REF!.[Kesä.P110])" office:value-type="string" office:string-value="" calcext:value-type="error">
            <text:p>Err:501</text:p>
          </table:covered-table-cell>
          <table:covered-table-cell table:formula="of:=IF(#REF!.[Kesä.Q110]=&quot;&quot;;&quot;&quot;;#REF!.[Kesä.Q110])" office:value-type="string" office:string-value="" calcext:value-type="error">
            <text:p>Err:501</text:p>
          </table:covered-table-cell>
          <table:covered-table-cell table:formula="of:=IF(#REF!.[Kesä.R110]=&quot;&quot;;&quot;&quot;;#REF!.[Kesä.R110])" office:value-type="string" office:string-value="" calcext:value-type="error">
            <text:p>Err:501</text:p>
          </table:covered-table-cell>
          <table:covered-table-cell table:formula="of:=IF(#REF!.[Kesä.S110]=&quot;&quot;;&quot;&quot;;#REF!.[Kesä.S110])" office:value-type="string" office:string-value="" calcext:value-type="error">
            <text:p>Err:501</text:p>
          </table:covered-table-cell>
          <table:covered-table-cell table:formula="of:=IF(#REF!.[Kesä.T110]=&quot;&quot;;&quot;&quot;;#REF!.[Kesä.T110])" office:value-type="string" office:string-value="" calcext:value-type="error">
            <text:p>Err:501</text:p>
          </table:covered-table-cell>
          <table:covered-table-cell table:formula="of:=IF(#REF!.[Kesä.U110]=&quot;&quot;;&quot;&quot;;#REF!.[Kesä.U110])" office:value-type="string" office:string-value="" calcext:value-type="error">
            <text:p>Err:501</text:p>
          </table:covered-table-cell>
        </table:table-row>
        <table:table-row table:style-name="ro1">
          <table:table-cell table:formula="of:=IF([$_data_.A268];[$_data_.A268];&quot;&quot;)">
            <text:p/>
          </table:table-cell>
          <table:table-cell table:formula="of:=IF([$_data_.V268]=&quot;&quot;;&quot;&quot;;[$_data_.V268])" table:number-columns-spanned="20" table:number-rows-spanned="1">
            <text:p/>
          </table:table-cell>
          <table:covered-table-cell table:formula="of:=IF(#REF!.[Kesä.C111]=&quot;&quot;;&quot;&quot;;#REF!.[Kesä.C111])" office:value-type="string" office:string-value="" calcext:value-type="error">
            <text:p>Err:501</text:p>
          </table:covered-table-cell>
          <table:covered-table-cell table:formula="of:=IF(#REF!.[Kesä.D111]=&quot;&quot;;&quot;&quot;;#REF!.[Kesä.D11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1</text:p>
          </table:covered-table-cell>
          <table:covered-table-cell table:formula="of:=IF(#REF!.[Kesä.G111]=&quot;&quot;;&quot;&quot;;#REF!.[Kesä.G111])" office:value-type="string" office:string-value="" calcext:value-type="error">
            <text:p>Err:501</text:p>
          </table:covered-table-cell>
          <table:covered-table-cell table:formula="of:=IF(#REF!.[Kesä.H111]=&quot;&quot;;&quot;&quot;;#REF!.[Kesä.H111])" office:value-type="string" office:string-value="" calcext:value-type="error">
            <text:p>Err:501</text:p>
          </table:covered-table-cell>
          <table:covered-table-cell table:formula="of:=IF(#REF!.[Kesä.I111]=&quot;&quot;;&quot;&quot;;#REF!.[Kesä.I111])" office:value-type="string" office:string-value="" calcext:value-type="error">
            <text:p>Err:501</text:p>
          </table:covered-table-cell>
          <table:covered-table-cell table:formula="of:=IF(#REF!.[Kesä.J111]=&quot;&quot;;&quot;&quot;;#REF!.[Kesä.J111])" office:value-type="string" office:string-value="" calcext:value-type="error">
            <text:p>Err:501</text:p>
          </table:covered-table-cell>
          <table:covered-table-cell table:formula="of:=IF(#REF!.[Kesä.K111]=&quot;&quot;;&quot;&quot;;#REF!.[Kesä.K111])" office:value-type="string" office:string-value="" calcext:value-type="error">
            <text:p>Err:501</text:p>
          </table:covered-table-cell>
          <table:covered-table-cell table:formula="of:=IF(#REF!.[Kesä.L111]=&quot;&quot;;&quot;&quot;;#REF!.[Kesä.L111])" office:value-type="string" office:string-value="" calcext:value-type="error">
            <text:p>Err:501</text:p>
          </table:covered-table-cell>
          <table:covered-table-cell table:formula="of:=IF(#REF!.[Kesä.M111]=&quot;&quot;;&quot;&quot;;#REF!.[Kesä.M111])" office:value-type="string" office:string-value="" calcext:value-type="error">
            <text:p>Err:501</text:p>
          </table:covered-table-cell>
          <table:covered-table-cell table:formula="of:=IF(#REF!.[Kesä.N111]=&quot;&quot;;&quot;&quot;;#REF!.[Kesä.N111])" office:value-type="string" office:string-value="" calcext:value-type="error">
            <text:p>Err:501</text:p>
          </table:covered-table-cell>
          <table:covered-table-cell table:formula="of:=IF(#REF!.[Kesä.O111]=&quot;&quot;;&quot;&quot;;#REF!.[Kesä.O111])" office:value-type="string" office:string-value="" calcext:value-type="error">
            <text:p>Err:501</text:p>
          </table:covered-table-cell>
          <table:covered-table-cell table:formula="of:=IF(#REF!.[Kesä.P111]=&quot;&quot;;&quot;&quot;;#REF!.[Kesä.P111])" office:value-type="string" office:string-value="" calcext:value-type="error">
            <text:p>Err:501</text:p>
          </table:covered-table-cell>
          <table:covered-table-cell table:formula="of:=IF(#REF!.[Kesä.Q111]=&quot;&quot;;&quot;&quot;;#REF!.[Kesä.Q111])" office:value-type="string" office:string-value="" calcext:value-type="error">
            <text:p>Err:501</text:p>
          </table:covered-table-cell>
          <table:covered-table-cell table:formula="of:=IF(#REF!.[Kesä.R111]=&quot;&quot;;&quot;&quot;;#REF!.[Kesä.R111])" office:value-type="string" office:string-value="" calcext:value-type="error">
            <text:p>Err:501</text:p>
          </table:covered-table-cell>
          <table:covered-table-cell table:formula="of:=IF(#REF!.[Kesä.S111]=&quot;&quot;;&quot;&quot;;#REF!.[Kesä.S111])" office:value-type="string" office:string-value="" calcext:value-type="error">
            <text:p>Err:501</text:p>
          </table:covered-table-cell>
          <table:covered-table-cell table:formula="of:=IF(#REF!.[Kesä.T111]=&quot;&quot;;&quot;&quot;;#REF!.[Kesä.T111])" office:value-type="string" office:string-value="" calcext:value-type="error">
            <text:p>Err:501</text:p>
          </table:covered-table-cell>
          <table:covered-table-cell table:formula="of:=IF(#REF!.[Kesä.U111]=&quot;&quot;;&quot;&quot;;#REF!.[Kesä.U111])" office:value-type="string" office:string-value="" calcext:value-type="error">
            <text:p>Err:501</text:p>
          </table:covered-table-cell>
        </table:table-row>
        <table:table-row table:style-name="ro1">
          <table:table-cell table:formula="of:=IF([$_data_.A269];[$_data_.A269];&quot;&quot;)">
            <text:p/>
          </table:table-cell>
          <table:table-cell table:formula="of:=IF([$_data_.V269]=&quot;&quot;;&quot;&quot;;[$_data_.V269])" table:number-columns-spanned="20" table:number-rows-spanned="1">
            <text:p/>
          </table:table-cell>
          <table:covered-table-cell table:formula="of:=IF(#REF!.[Kesä.C112]=&quot;&quot;;&quot;&quot;;#REF!.[Kesä.C112])" office:value-type="string" office:string-value="" calcext:value-type="error">
            <text:p>Err:501</text:p>
          </table:covered-table-cell>
          <table:covered-table-cell table:formula="of:=IF(#REF!.[Kesä.D112]=&quot;&quot;;&quot;&quot;;#REF!.[Kesä.D11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1</text:p>
          </table:covered-table-cell>
          <table:covered-table-cell table:formula="of:=IF(#REF!.[Kesä.G112]=&quot;&quot;;&quot;&quot;;#REF!.[Kesä.G112])" office:value-type="string" office:string-value="" calcext:value-type="error">
            <text:p>Err:501</text:p>
          </table:covered-table-cell>
          <table:covered-table-cell table:formula="of:=IF(#REF!.[Kesä.H112]=&quot;&quot;;&quot;&quot;;#REF!.[Kesä.H112])" office:value-type="string" office:string-value="" calcext:value-type="error">
            <text:p>Err:501</text:p>
          </table:covered-table-cell>
          <table:covered-table-cell table:formula="of:=IF(#REF!.[Kesä.I112]=&quot;&quot;;&quot;&quot;;#REF!.[Kesä.I112])" office:value-type="string" office:string-value="" calcext:value-type="error">
            <text:p>Err:501</text:p>
          </table:covered-table-cell>
          <table:covered-table-cell table:formula="of:=IF(#REF!.[Kesä.J112]=&quot;&quot;;&quot;&quot;;#REF!.[Kesä.J112])" office:value-type="string" office:string-value="" calcext:value-type="error">
            <text:p>Err:501</text:p>
          </table:covered-table-cell>
          <table:covered-table-cell table:formula="of:=IF(#REF!.[Kesä.K112]=&quot;&quot;;&quot;&quot;;#REF!.[Kesä.K112])" office:value-type="string" office:string-value="" calcext:value-type="error">
            <text:p>Err:501</text:p>
          </table:covered-table-cell>
          <table:covered-table-cell table:formula="of:=IF(#REF!.[Kesä.L112]=&quot;&quot;;&quot;&quot;;#REF!.[Kesä.L112])" office:value-type="string" office:string-value="" calcext:value-type="error">
            <text:p>Err:501</text:p>
          </table:covered-table-cell>
          <table:covered-table-cell table:formula="of:=IF(#REF!.[Kesä.M112]=&quot;&quot;;&quot;&quot;;#REF!.[Kesä.M112])" office:value-type="string" office:string-value="" calcext:value-type="error">
            <text:p>Err:501</text:p>
          </table:covered-table-cell>
          <table:covered-table-cell table:formula="of:=IF(#REF!.[Kesä.N112]=&quot;&quot;;&quot;&quot;;#REF!.[Kesä.N112])" office:value-type="string" office:string-value="" calcext:value-type="error">
            <text:p>Err:501</text:p>
          </table:covered-table-cell>
          <table:covered-table-cell table:formula="of:=IF(#REF!.[Kesä.O112]=&quot;&quot;;&quot;&quot;;#REF!.[Kesä.O112])" office:value-type="string" office:string-value="" calcext:value-type="error">
            <text:p>Err:501</text:p>
          </table:covered-table-cell>
          <table:covered-table-cell table:formula="of:=IF(#REF!.[Kesä.P112]=&quot;&quot;;&quot;&quot;;#REF!.[Kesä.P112])" office:value-type="string" office:string-value="" calcext:value-type="error">
            <text:p>Err:501</text:p>
          </table:covered-table-cell>
          <table:covered-table-cell table:formula="of:=IF(#REF!.[Kesä.Q112]=&quot;&quot;;&quot;&quot;;#REF!.[Kesä.Q112])" office:value-type="string" office:string-value="" calcext:value-type="error">
            <text:p>Err:501</text:p>
          </table:covered-table-cell>
          <table:covered-table-cell table:formula="of:=IF(#REF!.[Kesä.R112]=&quot;&quot;;&quot;&quot;;#REF!.[Kesä.R112])" office:value-type="string" office:string-value="" calcext:value-type="error">
            <text:p>Err:501</text:p>
          </table:covered-table-cell>
          <table:covered-table-cell table:formula="of:=IF(#REF!.[Kesä.S112]=&quot;&quot;;&quot;&quot;;#REF!.[Kesä.S112])" office:value-type="string" office:string-value="" calcext:value-type="error">
            <text:p>Err:501</text:p>
          </table:covered-table-cell>
          <table:covered-table-cell table:formula="of:=IF(#REF!.[Kesä.T112]=&quot;&quot;;&quot;&quot;;#REF!.[Kesä.T112])" office:value-type="string" office:string-value="" calcext:value-type="error">
            <text:p>Err:501</text:p>
          </table:covered-table-cell>
          <table:covered-table-cell table:formula="of:=IF(#REF!.[Kesä.U112]=&quot;&quot;;&quot;&quot;;#REF!.[Kesä.U112])" office:value-type="string" office:string-value="" calcext:value-type="error">
            <text:p>Err:501</text:p>
          </table:covered-table-cell>
        </table:table-row>
        <table:table-row table:style-name="ro1">
          <table:table-cell table:formula="of:=IF([$_data_.A270];[$_data_.A270];&quot;&quot;)">
            <text:p/>
          </table:table-cell>
          <table:table-cell table:formula="of:=IF([$_data_.V270]=&quot;&quot;;&quot;&quot;;[$_data_.V270])" table:number-columns-spanned="20" table:number-rows-spanned="1">
            <text:p/>
          </table:table-cell>
          <table:covered-table-cell table:formula="of:=IF(#REF!.[Kesä.C113]=&quot;&quot;;&quot;&quot;;#REF!.[Kesä.C113])" office:value-type="string" office:string-value="" calcext:value-type="error">
            <text:p>Err:501</text:p>
          </table:covered-table-cell>
          <table:covered-table-cell table:formula="of:=IF(#REF!.[Kesä.D113]=&quot;&quot;;&quot;&quot;;#REF!.[Kesä.D11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1</text:p>
          </table:covered-table-cell>
          <table:covered-table-cell table:formula="of:=IF(#REF!.[Kesä.G113]=&quot;&quot;;&quot;&quot;;#REF!.[Kesä.G113])" office:value-type="string" office:string-value="" calcext:value-type="error">
            <text:p>Err:501</text:p>
          </table:covered-table-cell>
          <table:covered-table-cell table:formula="of:=IF(#REF!.[Kesä.H113]=&quot;&quot;;&quot;&quot;;#REF!.[Kesä.H113])" office:value-type="string" office:string-value="" calcext:value-type="error">
            <text:p>Err:501</text:p>
          </table:covered-table-cell>
          <table:covered-table-cell table:formula="of:=IF(#REF!.[Kesä.I113]=&quot;&quot;;&quot;&quot;;#REF!.[Kesä.I113])" office:value-type="string" office:string-value="" calcext:value-type="error">
            <text:p>Err:501</text:p>
          </table:covered-table-cell>
          <table:covered-table-cell table:formula="of:=IF(#REF!.[Kesä.J113]=&quot;&quot;;&quot;&quot;;#REF!.[Kesä.J113])" office:value-type="string" office:string-value="" calcext:value-type="error">
            <text:p>Err:501</text:p>
          </table:covered-table-cell>
          <table:covered-table-cell table:formula="of:=IF(#REF!.[Kesä.K113]=&quot;&quot;;&quot;&quot;;#REF!.[Kesä.K113])" office:value-type="string" office:string-value="" calcext:value-type="error">
            <text:p>Err:501</text:p>
          </table:covered-table-cell>
          <table:covered-table-cell table:formula="of:=IF(#REF!.[Kesä.L113]=&quot;&quot;;&quot;&quot;;#REF!.[Kesä.L113])" office:value-type="string" office:string-value="" calcext:value-type="error">
            <text:p>Err:501</text:p>
          </table:covered-table-cell>
          <table:covered-table-cell table:formula="of:=IF(#REF!.[Kesä.M113]=&quot;&quot;;&quot;&quot;;#REF!.[Kesä.M113])" office:value-type="string" office:string-value="" calcext:value-type="error">
            <text:p>Err:501</text:p>
          </table:covered-table-cell>
          <table:covered-table-cell table:formula="of:=IF(#REF!.[Kesä.N113]=&quot;&quot;;&quot;&quot;;#REF!.[Kesä.N113])" office:value-type="string" office:string-value="" calcext:value-type="error">
            <text:p>Err:501</text:p>
          </table:covered-table-cell>
          <table:covered-table-cell table:formula="of:=IF(#REF!.[Kesä.O113]=&quot;&quot;;&quot;&quot;;#REF!.[Kesä.O113])" office:value-type="string" office:string-value="" calcext:value-type="error">
            <text:p>Err:501</text:p>
          </table:covered-table-cell>
          <table:covered-table-cell table:formula="of:=IF(#REF!.[Kesä.P113]=&quot;&quot;;&quot;&quot;;#REF!.[Kesä.P113])" office:value-type="string" office:string-value="" calcext:value-type="error">
            <text:p>Err:501</text:p>
          </table:covered-table-cell>
          <table:covered-table-cell table:formula="of:=IF(#REF!.[Kesä.Q113]=&quot;&quot;;&quot;&quot;;#REF!.[Kesä.Q113])" office:value-type="string" office:string-value="" calcext:value-type="error">
            <text:p>Err:501</text:p>
          </table:covered-table-cell>
          <table:covered-table-cell table:formula="of:=IF(#REF!.[Kesä.R113]=&quot;&quot;;&quot;&quot;;#REF!.[Kesä.R113])" office:value-type="string" office:string-value="" calcext:value-type="error">
            <text:p>Err:501</text:p>
          </table:covered-table-cell>
          <table:covered-table-cell table:formula="of:=IF(#REF!.[Kesä.S113]=&quot;&quot;;&quot;&quot;;#REF!.[Kesä.S113])" office:value-type="string" office:string-value="" calcext:value-type="error">
            <text:p>Err:501</text:p>
          </table:covered-table-cell>
          <table:covered-table-cell table:formula="of:=IF(#REF!.[Kesä.T113]=&quot;&quot;;&quot;&quot;;#REF!.[Kesä.T113])" office:value-type="string" office:string-value="" calcext:value-type="error">
            <text:p>Err:501</text:p>
          </table:covered-table-cell>
          <table:covered-table-cell table:formula="of:=IF(#REF!.[Kesä.U113]=&quot;&quot;;&quot;&quot;;#REF!.[Kesä.U113])" office:value-type="string" office:string-value="" calcext:value-type="error">
            <text:p>Err:501</text:p>
          </table:covered-table-cell>
        </table:table-row>
        <table:table-row table:style-name="ro1">
          <table:table-cell table:formula="of:=IF([$_data_.A271];[$_data_.A271];&quot;&quot;)">
            <text:p/>
          </table:table-cell>
          <table:table-cell table:formula="of:=IF([$_data_.V271]=&quot;&quot;;&quot;&quot;;[$_data_.V271])" table:number-columns-spanned="20" table:number-rows-spanned="1">
            <text:p/>
          </table:table-cell>
          <table:covered-table-cell table:formula="of:=IF(#REF!.[Kesä.C114]=&quot;&quot;;&quot;&quot;;#REF!.[Kesä.C114])" office:value-type="string" office:string-value="" calcext:value-type="error">
            <text:p>Err:501</text:p>
          </table:covered-table-cell>
          <table:covered-table-cell table:formula="of:=IF(#REF!.[Kesä.D114]=&quot;&quot;;&quot;&quot;;#REF!.[Kesä.D11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1</text:p>
          </table:covered-table-cell>
          <table:covered-table-cell table:formula="of:=IF(#REF!.[Kesä.G114]=&quot;&quot;;&quot;&quot;;#REF!.[Kesä.G114])" office:value-type="string" office:string-value="" calcext:value-type="error">
            <text:p>Err:501</text:p>
          </table:covered-table-cell>
          <table:covered-table-cell table:formula="of:=IF(#REF!.[Kesä.H114]=&quot;&quot;;&quot;&quot;;#REF!.[Kesä.H114])" office:value-type="string" office:string-value="" calcext:value-type="error">
            <text:p>Err:501</text:p>
          </table:covered-table-cell>
          <table:covered-table-cell table:formula="of:=IF(#REF!.[Kesä.I114]=&quot;&quot;;&quot;&quot;;#REF!.[Kesä.I114])" office:value-type="string" office:string-value="" calcext:value-type="error">
            <text:p>Err:501</text:p>
          </table:covered-table-cell>
          <table:covered-table-cell table:formula="of:=IF(#REF!.[Kesä.J114]=&quot;&quot;;&quot;&quot;;#REF!.[Kesä.J114])" office:value-type="string" office:string-value="" calcext:value-type="error">
            <text:p>Err:501</text:p>
          </table:covered-table-cell>
          <table:covered-table-cell table:formula="of:=IF(#REF!.[Kesä.K114]=&quot;&quot;;&quot;&quot;;#REF!.[Kesä.K114])" office:value-type="string" office:string-value="" calcext:value-type="error">
            <text:p>Err:501</text:p>
          </table:covered-table-cell>
          <table:covered-table-cell table:formula="of:=IF(#REF!.[Kesä.L114]=&quot;&quot;;&quot;&quot;;#REF!.[Kesä.L114])" office:value-type="string" office:string-value="" calcext:value-type="error">
            <text:p>Err:501</text:p>
          </table:covered-table-cell>
          <table:covered-table-cell table:formula="of:=IF(#REF!.[Kesä.M114]=&quot;&quot;;&quot;&quot;;#REF!.[Kesä.M114])" office:value-type="string" office:string-value="" calcext:value-type="error">
            <text:p>Err:501</text:p>
          </table:covered-table-cell>
          <table:covered-table-cell table:formula="of:=IF(#REF!.[Kesä.N114]=&quot;&quot;;&quot;&quot;;#REF!.[Kesä.N114])" office:value-type="string" office:string-value="" calcext:value-type="error">
            <text:p>Err:501</text:p>
          </table:covered-table-cell>
          <table:covered-table-cell table:formula="of:=IF(#REF!.[Kesä.O114]=&quot;&quot;;&quot;&quot;;#REF!.[Kesä.O114])" office:value-type="string" office:string-value="" calcext:value-type="error">
            <text:p>Err:501</text:p>
          </table:covered-table-cell>
          <table:covered-table-cell table:formula="of:=IF(#REF!.[Kesä.P114]=&quot;&quot;;&quot;&quot;;#REF!.[Kesä.P114])" office:value-type="string" office:string-value="" calcext:value-type="error">
            <text:p>Err:501</text:p>
          </table:covered-table-cell>
          <table:covered-table-cell table:formula="of:=IF(#REF!.[Kesä.Q114]=&quot;&quot;;&quot;&quot;;#REF!.[Kesä.Q114])" office:value-type="string" office:string-value="" calcext:value-type="error">
            <text:p>Err:501</text:p>
          </table:covered-table-cell>
          <table:covered-table-cell table:formula="of:=IF(#REF!.[Kesä.R114]=&quot;&quot;;&quot;&quot;;#REF!.[Kesä.R114])" office:value-type="string" office:string-value="" calcext:value-type="error">
            <text:p>Err:501</text:p>
          </table:covered-table-cell>
          <table:covered-table-cell table:formula="of:=IF(#REF!.[Kesä.S114]=&quot;&quot;;&quot;&quot;;#REF!.[Kesä.S114])" office:value-type="string" office:string-value="" calcext:value-type="error">
            <text:p>Err:501</text:p>
          </table:covered-table-cell>
          <table:covered-table-cell table:formula="of:=IF(#REF!.[Kesä.T114]=&quot;&quot;;&quot;&quot;;#REF!.[Kesä.T114])" office:value-type="string" office:string-value="" calcext:value-type="error">
            <text:p>Err:501</text:p>
          </table:covered-table-cell>
          <table:covered-table-cell table:formula="of:=IF(#REF!.[Kesä.U114]=&quot;&quot;;&quot;&quot;;#REF!.[Kesä.U114])" office:value-type="string" office:string-value="" calcext:value-type="error">
            <text:p>Err:501</text:p>
          </table:covered-table-cell>
        </table:table-row>
        <table:table-row table:style-name="ro1">
          <table:table-cell table:formula="of:=IF([$_data_.A272];[$_data_.A272];&quot;&quot;)">
            <text:p/>
          </table:table-cell>
          <table:table-cell table:formula="of:=IF([$_data_.V272]=&quot;&quot;;&quot;&quot;;[$_data_.V272])" table:number-columns-spanned="20" table:number-rows-spanned="1">
            <text:p/>
          </table:table-cell>
          <table:covered-table-cell table:formula="of:=IF(#REF!.[Kesä.C115]=&quot;&quot;;&quot;&quot;;#REF!.[Kesä.C115])" office:value-type="string" office:string-value="" calcext:value-type="error">
            <text:p>Err:501</text:p>
          </table:covered-table-cell>
          <table:covered-table-cell table:formula="of:=IF(#REF!.[Kesä.D115]=&quot;&quot;;&quot;&quot;;#REF!.[Kesä.D11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1</text:p>
          </table:covered-table-cell>
          <table:covered-table-cell table:formula="of:=IF(#REF!.[Kesä.G115]=&quot;&quot;;&quot;&quot;;#REF!.[Kesä.G115])" office:value-type="string" office:string-value="" calcext:value-type="error">
            <text:p>Err:501</text:p>
          </table:covered-table-cell>
          <table:covered-table-cell table:formula="of:=IF(#REF!.[Kesä.H115]=&quot;&quot;;&quot;&quot;;#REF!.[Kesä.H115])" office:value-type="string" office:string-value="" calcext:value-type="error">
            <text:p>Err:501</text:p>
          </table:covered-table-cell>
          <table:covered-table-cell table:formula="of:=IF(#REF!.[Kesä.I115]=&quot;&quot;;&quot;&quot;;#REF!.[Kesä.I115])" office:value-type="string" office:string-value="" calcext:value-type="error">
            <text:p>Err:501</text:p>
          </table:covered-table-cell>
          <table:covered-table-cell table:formula="of:=IF(#REF!.[Kesä.J115]=&quot;&quot;;&quot;&quot;;#REF!.[Kesä.J115])" office:value-type="string" office:string-value="" calcext:value-type="error">
            <text:p>Err:501</text:p>
          </table:covered-table-cell>
          <table:covered-table-cell table:formula="of:=IF(#REF!.[Kesä.K115]=&quot;&quot;;&quot;&quot;;#REF!.[Kesä.K115])" office:value-type="string" office:string-value="" calcext:value-type="error">
            <text:p>Err:501</text:p>
          </table:covered-table-cell>
          <table:covered-table-cell table:formula="of:=IF(#REF!.[Kesä.L115]=&quot;&quot;;&quot;&quot;;#REF!.[Kesä.L115])" office:value-type="string" office:string-value="" calcext:value-type="error">
            <text:p>Err:501</text:p>
          </table:covered-table-cell>
          <table:covered-table-cell table:formula="of:=IF(#REF!.[Kesä.M115]=&quot;&quot;;&quot;&quot;;#REF!.[Kesä.M115])" office:value-type="string" office:string-value="" calcext:value-type="error">
            <text:p>Err:501</text:p>
          </table:covered-table-cell>
          <table:covered-table-cell table:formula="of:=IF(#REF!.[Kesä.N115]=&quot;&quot;;&quot;&quot;;#REF!.[Kesä.N115])" office:value-type="string" office:string-value="" calcext:value-type="error">
            <text:p>Err:501</text:p>
          </table:covered-table-cell>
          <table:covered-table-cell table:formula="of:=IF(#REF!.[Kesä.O115]=&quot;&quot;;&quot;&quot;;#REF!.[Kesä.O115])" office:value-type="string" office:string-value="" calcext:value-type="error">
            <text:p>Err:501</text:p>
          </table:covered-table-cell>
          <table:covered-table-cell table:formula="of:=IF(#REF!.[Kesä.P115]=&quot;&quot;;&quot;&quot;;#REF!.[Kesä.P115])" office:value-type="string" office:string-value="" calcext:value-type="error">
            <text:p>Err:501</text:p>
          </table:covered-table-cell>
          <table:covered-table-cell table:formula="of:=IF(#REF!.[Kesä.Q115]=&quot;&quot;;&quot;&quot;;#REF!.[Kesä.Q115])" office:value-type="string" office:string-value="" calcext:value-type="error">
            <text:p>Err:501</text:p>
          </table:covered-table-cell>
          <table:covered-table-cell table:formula="of:=IF(#REF!.[Kesä.R115]=&quot;&quot;;&quot;&quot;;#REF!.[Kesä.R115])" office:value-type="string" office:string-value="" calcext:value-type="error">
            <text:p>Err:501</text:p>
          </table:covered-table-cell>
          <table:covered-table-cell table:formula="of:=IF(#REF!.[Kesä.S115]=&quot;&quot;;&quot;&quot;;#REF!.[Kesä.S115])" office:value-type="string" office:string-value="" calcext:value-type="error">
            <text:p>Err:501</text:p>
          </table:covered-table-cell>
          <table:covered-table-cell table:formula="of:=IF(#REF!.[Kesä.T115]=&quot;&quot;;&quot;&quot;;#REF!.[Kesä.T115])" office:value-type="string" office:string-value="" calcext:value-type="error">
            <text:p>Err:501</text:p>
          </table:covered-table-cell>
          <table:covered-table-cell table:formula="of:=IF(#REF!.[Kesä.U115]=&quot;&quot;;&quot;&quot;;#REF!.[Kesä.U115])" office:value-type="string" office:string-value="" calcext:value-type="error">
            <text:p>Err:501</text:p>
          </table:covered-table-cell>
        </table:table-row>
        <table:table-row table:style-name="ro1">
          <table:table-cell table:formula="of:=IF([$_data_.A273];[$_data_.A273];&quot;&quot;)">
            <text:p/>
          </table:table-cell>
          <table:table-cell table:formula="of:=IF([$_data_.V273]=&quot;&quot;;&quot;&quot;;[$_data_.V273])" table:number-columns-spanned="20" table:number-rows-spanned="1">
            <text:p/>
          </table:table-cell>
          <table:covered-table-cell table:formula="of:=IF(#REF!.[Kesä.C116]=&quot;&quot;;&quot;&quot;;#REF!.[Kesä.C116])" office:value-type="string" office:string-value="" calcext:value-type="error">
            <text:p>Err:501</text:p>
          </table:covered-table-cell>
          <table:covered-table-cell table:formula="of:=IF(#REF!.[Kesä.D116]=&quot;&quot;;&quot;&quot;;#REF!.[Kesä.D11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1</text:p>
          </table:covered-table-cell>
          <table:covered-table-cell table:formula="of:=IF(#REF!.[Kesä.G116]=&quot;&quot;;&quot;&quot;;#REF!.[Kesä.G116])" office:value-type="string" office:string-value="" calcext:value-type="error">
            <text:p>Err:501</text:p>
          </table:covered-table-cell>
          <table:covered-table-cell table:formula="of:=IF(#REF!.[Kesä.H116]=&quot;&quot;;&quot;&quot;;#REF!.[Kesä.H116])" office:value-type="string" office:string-value="" calcext:value-type="error">
            <text:p>Err:501</text:p>
          </table:covered-table-cell>
          <table:covered-table-cell table:formula="of:=IF(#REF!.[Kesä.I116]=&quot;&quot;;&quot;&quot;;#REF!.[Kesä.I116])" office:value-type="string" office:string-value="" calcext:value-type="error">
            <text:p>Err:501</text:p>
          </table:covered-table-cell>
          <table:covered-table-cell table:formula="of:=IF(#REF!.[Kesä.J116]=&quot;&quot;;&quot;&quot;;#REF!.[Kesä.J116])" office:value-type="string" office:string-value="" calcext:value-type="error">
            <text:p>Err:501</text:p>
          </table:covered-table-cell>
          <table:covered-table-cell table:formula="of:=IF(#REF!.[Kesä.K116]=&quot;&quot;;&quot;&quot;;#REF!.[Kesä.K116])" office:value-type="string" office:string-value="" calcext:value-type="error">
            <text:p>Err:501</text:p>
          </table:covered-table-cell>
          <table:covered-table-cell table:formula="of:=IF(#REF!.[Kesä.L116]=&quot;&quot;;&quot;&quot;;#REF!.[Kesä.L116])" office:value-type="string" office:string-value="" calcext:value-type="error">
            <text:p>Err:501</text:p>
          </table:covered-table-cell>
          <table:covered-table-cell table:formula="of:=IF(#REF!.[Kesä.M116]=&quot;&quot;;&quot;&quot;;#REF!.[Kesä.M116])" office:value-type="string" office:string-value="" calcext:value-type="error">
            <text:p>Err:501</text:p>
          </table:covered-table-cell>
          <table:covered-table-cell table:formula="of:=IF(#REF!.[Kesä.N116]=&quot;&quot;;&quot;&quot;;#REF!.[Kesä.N116])" office:value-type="string" office:string-value="" calcext:value-type="error">
            <text:p>Err:501</text:p>
          </table:covered-table-cell>
          <table:covered-table-cell table:formula="of:=IF(#REF!.[Kesä.O116]=&quot;&quot;;&quot;&quot;;#REF!.[Kesä.O116])" office:value-type="string" office:string-value="" calcext:value-type="error">
            <text:p>Err:501</text:p>
          </table:covered-table-cell>
          <table:covered-table-cell table:formula="of:=IF(#REF!.[Kesä.P116]=&quot;&quot;;&quot;&quot;;#REF!.[Kesä.P116])" office:value-type="string" office:string-value="" calcext:value-type="error">
            <text:p>Err:501</text:p>
          </table:covered-table-cell>
          <table:covered-table-cell table:formula="of:=IF(#REF!.[Kesä.Q116]=&quot;&quot;;&quot;&quot;;#REF!.[Kesä.Q116])" office:value-type="string" office:string-value="" calcext:value-type="error">
            <text:p>Err:501</text:p>
          </table:covered-table-cell>
          <table:covered-table-cell table:formula="of:=IF(#REF!.[Kesä.R116]=&quot;&quot;;&quot;&quot;;#REF!.[Kesä.R116])" office:value-type="string" office:string-value="" calcext:value-type="error">
            <text:p>Err:501</text:p>
          </table:covered-table-cell>
          <table:covered-table-cell table:formula="of:=IF(#REF!.[Kesä.S116]=&quot;&quot;;&quot;&quot;;#REF!.[Kesä.S116])" office:value-type="string" office:string-value="" calcext:value-type="error">
            <text:p>Err:501</text:p>
          </table:covered-table-cell>
          <table:covered-table-cell table:formula="of:=IF(#REF!.[Kesä.T116]=&quot;&quot;;&quot;&quot;;#REF!.[Kesä.T116])" office:value-type="string" office:string-value="" calcext:value-type="error">
            <text:p>Err:501</text:p>
          </table:covered-table-cell>
          <table:covered-table-cell table:formula="of:=IF(#REF!.[Kesä.U116]=&quot;&quot;;&quot;&quot;;#REF!.[Kesä.U116])" office:value-type="string" office:string-value="" calcext:value-type="error">
            <text:p>Err:501</text:p>
          </table:covered-table-cell>
        </table:table-row>
        <table:table-row table:style-name="ro1">
          <table:table-cell table:formula="of:=IF([$_data_.A274];[$_data_.A274];&quot;&quot;)">
            <text:p/>
          </table:table-cell>
          <table:table-cell table:formula="of:=IF([$_data_.V274]=&quot;&quot;;&quot;&quot;;[$_data_.V274])" table:number-columns-spanned="20" table:number-rows-spanned="1">
            <text:p/>
          </table:table-cell>
          <table:covered-table-cell table:formula="of:=IF(#REF!.[Kesä.C117]=&quot;&quot;;&quot;&quot;;#REF!.[Kesä.C117])" office:value-type="string" office:string-value="" calcext:value-type="error">
            <text:p>Err:501</text:p>
          </table:covered-table-cell>
          <table:covered-table-cell table:formula="of:=IF(#REF!.[Kesä.D117]=&quot;&quot;;&quot;&quot;;#REF!.[Kesä.D11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1</text:p>
          </table:covered-table-cell>
          <table:covered-table-cell table:formula="of:=IF(#REF!.[Kesä.G117]=&quot;&quot;;&quot;&quot;;#REF!.[Kesä.G117])" office:value-type="string" office:string-value="" calcext:value-type="error">
            <text:p>Err:501</text:p>
          </table:covered-table-cell>
          <table:covered-table-cell table:formula="of:=IF(#REF!.[Kesä.H117]=&quot;&quot;;&quot;&quot;;#REF!.[Kesä.H117])" office:value-type="string" office:string-value="" calcext:value-type="error">
            <text:p>Err:501</text:p>
          </table:covered-table-cell>
          <table:covered-table-cell table:formula="of:=IF(#REF!.[Kesä.I117]=&quot;&quot;;&quot;&quot;;#REF!.[Kesä.I117])" office:value-type="string" office:string-value="" calcext:value-type="error">
            <text:p>Err:501</text:p>
          </table:covered-table-cell>
          <table:covered-table-cell table:formula="of:=IF(#REF!.[Kesä.J117]=&quot;&quot;;&quot;&quot;;#REF!.[Kesä.J117])" office:value-type="string" office:string-value="" calcext:value-type="error">
            <text:p>Err:501</text:p>
          </table:covered-table-cell>
          <table:covered-table-cell table:formula="of:=IF(#REF!.[Kesä.K117]=&quot;&quot;;&quot;&quot;;#REF!.[Kesä.K117])" office:value-type="string" office:string-value="" calcext:value-type="error">
            <text:p>Err:501</text:p>
          </table:covered-table-cell>
          <table:covered-table-cell table:formula="of:=IF(#REF!.[Kesä.L117]=&quot;&quot;;&quot;&quot;;#REF!.[Kesä.L117])" office:value-type="string" office:string-value="" calcext:value-type="error">
            <text:p>Err:501</text:p>
          </table:covered-table-cell>
          <table:covered-table-cell table:formula="of:=IF(#REF!.[Kesä.M117]=&quot;&quot;;&quot;&quot;;#REF!.[Kesä.M117])" office:value-type="string" office:string-value="" calcext:value-type="error">
            <text:p>Err:501</text:p>
          </table:covered-table-cell>
          <table:covered-table-cell table:formula="of:=IF(#REF!.[Kesä.N117]=&quot;&quot;;&quot;&quot;;#REF!.[Kesä.N117])" office:value-type="string" office:string-value="" calcext:value-type="error">
            <text:p>Err:501</text:p>
          </table:covered-table-cell>
          <table:covered-table-cell table:formula="of:=IF(#REF!.[Kesä.O117]=&quot;&quot;;&quot;&quot;;#REF!.[Kesä.O117])" office:value-type="string" office:string-value="" calcext:value-type="error">
            <text:p>Err:501</text:p>
          </table:covered-table-cell>
          <table:covered-table-cell table:formula="of:=IF(#REF!.[Kesä.P117]=&quot;&quot;;&quot;&quot;;#REF!.[Kesä.P117])" office:value-type="string" office:string-value="" calcext:value-type="error">
            <text:p>Err:501</text:p>
          </table:covered-table-cell>
          <table:covered-table-cell table:formula="of:=IF(#REF!.[Kesä.Q117]=&quot;&quot;;&quot;&quot;;#REF!.[Kesä.Q117])" office:value-type="string" office:string-value="" calcext:value-type="error">
            <text:p>Err:501</text:p>
          </table:covered-table-cell>
          <table:covered-table-cell table:formula="of:=IF(#REF!.[Kesä.R117]=&quot;&quot;;&quot;&quot;;#REF!.[Kesä.R117])" office:value-type="string" office:string-value="" calcext:value-type="error">
            <text:p>Err:501</text:p>
          </table:covered-table-cell>
          <table:covered-table-cell table:formula="of:=IF(#REF!.[Kesä.S117]=&quot;&quot;;&quot;&quot;;#REF!.[Kesä.S117])" office:value-type="string" office:string-value="" calcext:value-type="error">
            <text:p>Err:501</text:p>
          </table:covered-table-cell>
          <table:covered-table-cell table:formula="of:=IF(#REF!.[Kesä.T117]=&quot;&quot;;&quot;&quot;;#REF!.[Kesä.T117])" office:value-type="string" office:string-value="" calcext:value-type="error">
            <text:p>Err:501</text:p>
          </table:covered-table-cell>
          <table:covered-table-cell table:formula="of:=IF(#REF!.[Kesä.U117]=&quot;&quot;;&quot;&quot;;#REF!.[Kesä.U117])" office:value-type="string" office:string-value="" calcext:value-type="error">
            <text:p>Err:501</text:p>
          </table:covered-table-cell>
        </table:table-row>
      </table:table>
      <table:table table:name="Elo"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282];[$_data_.A282];&quot;&quot;)">
            <text:p/>
          </table:table-cell>
          <table:table-cell table:style-name="ce22" table:formula="of:=IF([$_data_.B282];[$_data_.B282];&quot;&quot;)">
            <text:p/>
          </table:table-cell>
          <table:table-cell table:style-name="ce22" table:formula="of:=IF([$_data_.C282];[$_data_.C282];&quot;&quot;)">
            <text:p/>
          </table:table-cell>
          <table:table-cell table:style-name="ce22" table:formula="of:=IF([$_data_.D282];[$_data_.D282];&quot;&quot;)">
            <text:p/>
          </table:table-cell>
          <table:table-cell table:style-name="ce22" table:formula="of:=IF([$_data_.E282];[$_data_.E282];&quot;&quot;)">
            <text:p/>
          </table:table-cell>
          <table:table-cell table:style-name="ce22" table:formula="of:=IF([$_data_.F282];[$_data_.F282];&quot;&quot;)">
            <text:p/>
          </table:table-cell>
          <table:table-cell table:style-name="ce32" table:formula="of:=IF([$_data_.G282];[$_data_.G282];&quot;&quot;)">
            <text:p/>
          </table:table-cell>
          <table:table-cell table:style-name="ce32" table:formula="of:=IF([$_data_.H282];[$_data_.H282];&quot;&quot;)">
            <text:p/>
          </table:table-cell>
          <table:table-cell table:style-name="ce22" table:formula="of:=IF([$_data_.I282];[$_data_.I282];&quot;&quot;)">
            <text:p/>
          </table:table-cell>
          <table:table-cell table:style-name="ce36" table:formula="of:=IF([$_data_.J282];[$_data_.J282];&quot;&quot;)">
            <text:p/>
          </table:table-cell>
          <table:table-cell table:style-name="ce22" table:formula="of:=IF([$_data_.K282];[$_data_.K282];&quot;&quot;)">
            <text:p/>
          </table:table-cell>
          <table:table-cell table:style-name="ce22" table:formula="of:=IF([$_data_.L282];[$_data_.L282];&quot;&quot;)">
            <text:p/>
          </table:table-cell>
          <table:table-cell table:style-name="ce22" table:formula="of:=IF([$_data_.M282];[$_data_.M282];&quot;&quot;)">
            <text:p/>
          </table:table-cell>
          <table:table-cell table:style-name="ce22" table:formula="of:=IF([$_data_.N282];[$_data_.N282];&quot;&quot;)">
            <text:p/>
          </table:table-cell>
          <table:table-cell table:style-name="ce22" table:formula="of:=IF([$_data_.O282];[$_data_.O282];&quot;&quot;)">
            <text:p/>
          </table:table-cell>
          <table:table-cell table:style-name="ce22" table:formula="of:=IF([$_data_.P282];[$_data_.P282];&quot;&quot;)">
            <text:p/>
          </table:table-cell>
          <table:table-cell table:style-name="ce22" table:formula="of:=IF([$_data_.Q282];[$_data_.Q282];&quot;&quot;)">
            <text:p/>
          </table:table-cell>
          <table:table-cell table:style-name="ce22" table:formula="of:=IF([$_data_.R282];[$_data_.R282];&quot;&quot;)">
            <text:p/>
          </table:table-cell>
          <table:table-cell table:style-name="ce22" table:formula="of:=IF([$_data_.S282];[$_data_.S282];&quot;&quot;)">
            <text:p/>
          </table:table-cell>
          <table:table-cell table:style-name="ce61" table:formula="of:=IF([$_data_.T282];[$_data_.T282];&quot;&quot;)">
            <text:p/>
          </table:table-cell>
          <table:table-cell table:style-name="ce64" table:formula="of:=IF([$_data_.U282];[$_data_.U282];&quot;&quot;)">
            <text:p/>
          </table:table-cell>
        </table:table-row>
        <table:table-row table:style-name="ro1">
          <table:table-cell table:formula="of:=IF([$_data_.A283];[$_data_.A283];&quot;&quot;)">
            <text:p/>
          </table:table-cell>
          <table:table-cell table:style-name="ce23" table:formula="of:=IF([$_data_.B283];[$_data_.B283];&quot;&quot;)">
            <text:p/>
          </table:table-cell>
          <table:table-cell table:style-name="ce23" table:formula="of:=IF([$_data_.C283];[$_data_.C283];&quot;&quot;)">
            <text:p/>
          </table:table-cell>
          <table:table-cell table:style-name="ce23" table:formula="of:=IF([$_data_.D283];[$_data_.D283];&quot;&quot;)">
            <text:p/>
          </table:table-cell>
          <table:table-cell table:style-name="ce23" table:formula="of:=IF([$_data_.E283];[$_data_.E283];&quot;&quot;)">
            <text:p/>
          </table:table-cell>
          <table:table-cell table:style-name="ce23" table:formula="of:=IF([$_data_.F283];[$_data_.F283];&quot;&quot;)">
            <text:p/>
          </table:table-cell>
          <table:table-cell table:style-name="ce33" table:formula="of:=IF([$_data_.G283];[$_data_.G283];&quot;&quot;)">
            <text:p/>
          </table:table-cell>
          <table:table-cell table:style-name="ce33" table:formula="of:=IF([$_data_.H283];[$_data_.H283];&quot;&quot;)">
            <text:p/>
          </table:table-cell>
          <table:table-cell table:style-name="ce23" table:formula="of:=IF([$_data_.I283];[$_data_.I283];&quot;&quot;)">
            <text:p/>
          </table:table-cell>
          <table:table-cell table:style-name="ce37" table:formula="of:=IF([$_data_.J283];[$_data_.J283];&quot;&quot;)">
            <text:p/>
          </table:table-cell>
          <table:table-cell table:style-name="ce23" table:formula="of:=IF([$_data_.K283];[$_data_.K283];&quot;&quot;)">
            <text:p/>
          </table:table-cell>
          <table:table-cell table:style-name="ce23" table:formula="of:=IF([$_data_.L283];[$_data_.L283];&quot;&quot;)">
            <text:p/>
          </table:table-cell>
          <table:table-cell table:style-name="ce23" table:formula="of:=IF([$_data_.M283];[$_data_.M283];&quot;&quot;)">
            <text:p/>
          </table:table-cell>
          <table:table-cell table:style-name="ce23" table:formula="of:=IF([$_data_.N283];[$_data_.N283];&quot;&quot;)">
            <text:p/>
          </table:table-cell>
          <table:table-cell table:style-name="ce23" table:formula="of:=IF([$_data_.O283];[$_data_.O283];&quot;&quot;)">
            <text:p/>
          </table:table-cell>
          <table:table-cell table:style-name="ce23" table:formula="of:=IF([$_data_.P283];[$_data_.P283];&quot;&quot;)">
            <text:p/>
          </table:table-cell>
          <table:table-cell table:style-name="ce23" table:formula="of:=IF([$_data_.Q283];[$_data_.Q283];&quot;&quot;)">
            <text:p/>
          </table:table-cell>
          <table:table-cell table:style-name="ce23" table:formula="of:=IF([$_data_.R283];[$_data_.R283];&quot;&quot;)">
            <text:p/>
          </table:table-cell>
          <table:table-cell table:style-name="ce23" table:formula="of:=IF([$_data_.S283];[$_data_.S283];&quot;&quot;)">
            <text:p/>
          </table:table-cell>
          <table:table-cell table:style-name="ce62" table:formula="of:=IF([$_data_.T283];[$_data_.T283];&quot;&quot;)">
            <text:p/>
          </table:table-cell>
          <table:table-cell table:style-name="ce65" table:formula="of:=IF([$_data_.U283];[$_data_.U283];&quot;&quot;)">
            <text:p/>
          </table:table-cell>
        </table:table-row>
        <table:table-row table:style-name="ro1">
          <table:table-cell table:formula="of:=IF([$_data_.A284];[$_data_.A284];&quot;&quot;)">
            <text:p/>
          </table:table-cell>
          <table:table-cell table:style-name="ce23" table:formula="of:=IF([$_data_.B284];[$_data_.B284];&quot;&quot;)">
            <text:p/>
          </table:table-cell>
          <table:table-cell table:style-name="ce23" table:formula="of:=IF([$_data_.C284];[$_data_.C284];&quot;&quot;)">
            <text:p/>
          </table:table-cell>
          <table:table-cell table:style-name="ce23" table:formula="of:=IF([$_data_.D284];[$_data_.D284];&quot;&quot;)">
            <text:p/>
          </table:table-cell>
          <table:table-cell table:style-name="ce23" table:formula="of:=IF([$_data_.E284];[$_data_.E284];&quot;&quot;)">
            <text:p/>
          </table:table-cell>
          <table:table-cell table:style-name="ce23" table:formula="of:=IF([$_data_.F284];[$_data_.F284];&quot;&quot;)">
            <text:p/>
          </table:table-cell>
          <table:table-cell table:style-name="ce33" table:formula="of:=IF([$_data_.G284];[$_data_.G284];&quot;&quot;)">
            <text:p/>
          </table:table-cell>
          <table:table-cell table:style-name="ce33" table:formula="of:=IF([$_data_.H284];[$_data_.H284];&quot;&quot;)">
            <text:p/>
          </table:table-cell>
          <table:table-cell table:style-name="ce23" table:formula="of:=IF([$_data_.I284];[$_data_.I284];&quot;&quot;)">
            <text:p/>
          </table:table-cell>
          <table:table-cell table:style-name="ce37" table:formula="of:=IF([$_data_.J284];[$_data_.J284];&quot;&quot;)">
            <text:p/>
          </table:table-cell>
          <table:table-cell table:style-name="ce23" table:formula="of:=IF([$_data_.K284];[$_data_.K284];&quot;&quot;)">
            <text:p/>
          </table:table-cell>
          <table:table-cell table:style-name="ce23" table:formula="of:=IF([$_data_.L284];[$_data_.L284];&quot;&quot;)">
            <text:p/>
          </table:table-cell>
          <table:table-cell table:style-name="ce23" table:formula="of:=IF([$_data_.M284];[$_data_.M284];&quot;&quot;)">
            <text:p/>
          </table:table-cell>
          <table:table-cell table:style-name="ce23" table:formula="of:=IF([$_data_.N284];[$_data_.N284];&quot;&quot;)">
            <text:p/>
          </table:table-cell>
          <table:table-cell table:style-name="ce23" table:formula="of:=IF([$_data_.O284];[$_data_.O284];&quot;&quot;)">
            <text:p/>
          </table:table-cell>
          <table:table-cell table:style-name="ce23" table:formula="of:=IF([$_data_.P284];[$_data_.P284];&quot;&quot;)">
            <text:p/>
          </table:table-cell>
          <table:table-cell table:style-name="ce23" table:formula="of:=IF([$_data_.Q284];[$_data_.Q284];&quot;&quot;)">
            <text:p/>
          </table:table-cell>
          <table:table-cell table:style-name="ce23" table:formula="of:=IF([$_data_.R284];[$_data_.R284];&quot;&quot;)">
            <text:p/>
          </table:table-cell>
          <table:table-cell table:style-name="ce23" table:formula="of:=IF([$_data_.S284];[$_data_.S284];&quot;&quot;)">
            <text:p/>
          </table:table-cell>
          <table:table-cell table:style-name="ce62" table:formula="of:=IF([$_data_.T284];[$_data_.T284];&quot;&quot;)">
            <text:p/>
          </table:table-cell>
          <table:table-cell table:style-name="ce65" table:formula="of:=IF([$_data_.U284];[$_data_.U284];&quot;&quot;)">
            <text:p/>
          </table:table-cell>
        </table:table-row>
        <table:table-row table:style-name="ro1">
          <table:table-cell table:formula="of:=IF([$_data_.A285];[$_data_.A285];&quot;&quot;)">
            <text:p/>
          </table:table-cell>
          <table:table-cell table:style-name="ce23" table:formula="of:=IF([$_data_.B285];[$_data_.B285];&quot;&quot;)">
            <text:p/>
          </table:table-cell>
          <table:table-cell table:style-name="ce23" table:formula="of:=IF([$_data_.C285];[$_data_.C285];&quot;&quot;)">
            <text:p/>
          </table:table-cell>
          <table:table-cell table:style-name="ce23" table:formula="of:=IF([$_data_.D285];[$_data_.D285];&quot;&quot;)">
            <text:p/>
          </table:table-cell>
          <table:table-cell table:style-name="ce23" table:formula="of:=IF([$_data_.E285];[$_data_.E285];&quot;&quot;)">
            <text:p/>
          </table:table-cell>
          <table:table-cell table:style-name="ce23" table:formula="of:=IF([$_data_.F285];[$_data_.F285];&quot;&quot;)">
            <text:p/>
          </table:table-cell>
          <table:table-cell table:style-name="ce33" table:formula="of:=IF([$_data_.G285];[$_data_.G285];&quot;&quot;)">
            <text:p/>
          </table:table-cell>
          <table:table-cell table:style-name="ce33" table:formula="of:=IF([$_data_.H285];[$_data_.H285];&quot;&quot;)">
            <text:p/>
          </table:table-cell>
          <table:table-cell table:style-name="ce23" table:formula="of:=IF([$_data_.I285];[$_data_.I285];&quot;&quot;)">
            <text:p/>
          </table:table-cell>
          <table:table-cell table:style-name="ce37" table:formula="of:=IF([$_data_.J285];[$_data_.J285];&quot;&quot;)">
            <text:p/>
          </table:table-cell>
          <table:table-cell table:style-name="ce23" table:formula="of:=IF([$_data_.K285];[$_data_.K285];&quot;&quot;)">
            <text:p/>
          </table:table-cell>
          <table:table-cell table:style-name="ce23" table:formula="of:=IF([$_data_.L285];[$_data_.L285];&quot;&quot;)">
            <text:p/>
          </table:table-cell>
          <table:table-cell table:style-name="ce23" table:formula="of:=IF([$_data_.M285];[$_data_.M285];&quot;&quot;)">
            <text:p/>
          </table:table-cell>
          <table:table-cell table:style-name="ce23" table:formula="of:=IF([$_data_.N285];[$_data_.N285];&quot;&quot;)">
            <text:p/>
          </table:table-cell>
          <table:table-cell table:style-name="ce23" table:formula="of:=IF([$_data_.O285];[$_data_.O285];&quot;&quot;)">
            <text:p/>
          </table:table-cell>
          <table:table-cell table:style-name="ce23" table:formula="of:=IF([$_data_.P285];[$_data_.P285];&quot;&quot;)">
            <text:p/>
          </table:table-cell>
          <table:table-cell table:style-name="ce23" table:formula="of:=IF([$_data_.Q285];[$_data_.Q285];&quot;&quot;)">
            <text:p/>
          </table:table-cell>
          <table:table-cell table:style-name="ce23" table:formula="of:=IF([$_data_.R285];[$_data_.R285];&quot;&quot;)">
            <text:p/>
          </table:table-cell>
          <table:table-cell table:style-name="ce23" table:formula="of:=IF([$_data_.S285];[$_data_.S285];&quot;&quot;)">
            <text:p/>
          </table:table-cell>
          <table:table-cell table:style-name="ce62" table:formula="of:=IF([$_data_.T285];[$_data_.T285];&quot;&quot;)">
            <text:p/>
          </table:table-cell>
          <table:table-cell table:style-name="ce65" table:formula="of:=IF([$_data_.U285];[$_data_.U285];&quot;&quot;)">
            <text:p/>
          </table:table-cell>
        </table:table-row>
        <table:table-row table:style-name="ro1">
          <table:table-cell table:formula="of:=IF([$_data_.A286];[$_data_.A286];&quot;&quot;)">
            <text:p/>
          </table:table-cell>
          <table:table-cell table:style-name="ce23" table:formula="of:=IF([$_data_.B286];[$_data_.B286];&quot;&quot;)">
            <text:p/>
          </table:table-cell>
          <table:table-cell table:style-name="ce23" table:formula="of:=IF([$_data_.C286];[$_data_.C286];&quot;&quot;)">
            <text:p/>
          </table:table-cell>
          <table:table-cell table:style-name="ce23" table:formula="of:=IF([$_data_.D286];[$_data_.D286];&quot;&quot;)">
            <text:p/>
          </table:table-cell>
          <table:table-cell table:style-name="ce23" table:formula="of:=IF([$_data_.E286];[$_data_.E286];&quot;&quot;)">
            <text:p/>
          </table:table-cell>
          <table:table-cell table:style-name="ce23" table:formula="of:=IF([$_data_.F286];[$_data_.F286];&quot;&quot;)">
            <text:p/>
          </table:table-cell>
          <table:table-cell table:style-name="ce33" table:formula="of:=IF([$_data_.G286];[$_data_.G286];&quot;&quot;)">
            <text:p/>
          </table:table-cell>
          <table:table-cell table:style-name="ce33" table:formula="of:=IF([$_data_.H286];[$_data_.H286];&quot;&quot;)">
            <text:p/>
          </table:table-cell>
          <table:table-cell table:style-name="ce23" table:formula="of:=IF([$_data_.I286];[$_data_.I286];&quot;&quot;)">
            <text:p/>
          </table:table-cell>
          <table:table-cell table:style-name="ce37" table:formula="of:=IF([$_data_.J286];[$_data_.J286];&quot;&quot;)">
            <text:p/>
          </table:table-cell>
          <table:table-cell table:style-name="ce23" table:formula="of:=IF([$_data_.K286];[$_data_.K286];&quot;&quot;)">
            <text:p/>
          </table:table-cell>
          <table:table-cell table:style-name="ce23" table:formula="of:=IF([$_data_.L286];[$_data_.L286];&quot;&quot;)">
            <text:p/>
          </table:table-cell>
          <table:table-cell table:style-name="ce23" table:formula="of:=IF([$_data_.M286];[$_data_.M286];&quot;&quot;)">
            <text:p/>
          </table:table-cell>
          <table:table-cell table:style-name="ce23" table:formula="of:=IF([$_data_.N286];[$_data_.N286];&quot;&quot;)">
            <text:p/>
          </table:table-cell>
          <table:table-cell table:style-name="ce23" table:formula="of:=IF([$_data_.O286];[$_data_.O286];&quot;&quot;)">
            <text:p/>
          </table:table-cell>
          <table:table-cell table:style-name="ce23" table:formula="of:=IF([$_data_.P286];[$_data_.P286];&quot;&quot;)">
            <text:p/>
          </table:table-cell>
          <table:table-cell table:style-name="ce23" table:formula="of:=IF([$_data_.Q286];[$_data_.Q286];&quot;&quot;)">
            <text:p/>
          </table:table-cell>
          <table:table-cell table:style-name="ce23" table:formula="of:=IF([$_data_.R286];[$_data_.R286];&quot;&quot;)">
            <text:p/>
          </table:table-cell>
          <table:table-cell table:style-name="ce23" table:formula="of:=IF([$_data_.S286];[$_data_.S286];&quot;&quot;)">
            <text:p/>
          </table:table-cell>
          <table:table-cell table:style-name="ce62" table:formula="of:=IF([$_data_.T286];[$_data_.T286];&quot;&quot;)">
            <text:p/>
          </table:table-cell>
          <table:table-cell table:style-name="ce65" table:formula="of:=IF([$_data_.U286];[$_data_.U286];&quot;&quot;)">
            <text:p/>
          </table:table-cell>
        </table:table-row>
        <table:table-row table:style-name="ro1">
          <table:table-cell table:formula="of:=IF([$_data_.A287];[$_data_.A287];&quot;&quot;)">
            <text:p/>
          </table:table-cell>
          <table:table-cell table:style-name="ce23" table:formula="of:=IF([$_data_.B287];[$_data_.B287];&quot;&quot;)">
            <text:p/>
          </table:table-cell>
          <table:table-cell table:style-name="ce23" table:formula="of:=IF([$_data_.C287];[$_data_.C287];&quot;&quot;)">
            <text:p/>
          </table:table-cell>
          <table:table-cell table:style-name="ce23" table:formula="of:=IF([$_data_.D287];[$_data_.D287];&quot;&quot;)">
            <text:p/>
          </table:table-cell>
          <table:table-cell table:style-name="ce23" table:formula="of:=IF([$_data_.E287];[$_data_.E287];&quot;&quot;)">
            <text:p/>
          </table:table-cell>
          <table:table-cell table:style-name="ce23" table:formula="of:=IF([$_data_.F287];[$_data_.F287];&quot;&quot;)">
            <text:p/>
          </table:table-cell>
          <table:table-cell table:style-name="ce33" table:formula="of:=IF([$_data_.G287];[$_data_.G287];&quot;&quot;)">
            <text:p/>
          </table:table-cell>
          <table:table-cell table:style-name="ce33" table:formula="of:=IF([$_data_.H287];[$_data_.H287];&quot;&quot;)">
            <text:p/>
          </table:table-cell>
          <table:table-cell table:style-name="ce23" table:formula="of:=IF([$_data_.I287];[$_data_.I287];&quot;&quot;)">
            <text:p/>
          </table:table-cell>
          <table:table-cell table:style-name="ce37" table:formula="of:=IF([$_data_.J287];[$_data_.J287];&quot;&quot;)">
            <text:p/>
          </table:table-cell>
          <table:table-cell table:style-name="ce23" table:formula="of:=IF([$_data_.K287];[$_data_.K287];&quot;&quot;)">
            <text:p/>
          </table:table-cell>
          <table:table-cell table:style-name="ce23" table:formula="of:=IF([$_data_.L287];[$_data_.L287];&quot;&quot;)">
            <text:p/>
          </table:table-cell>
          <table:table-cell table:style-name="ce23" table:formula="of:=IF([$_data_.M287];[$_data_.M287];&quot;&quot;)">
            <text:p/>
          </table:table-cell>
          <table:table-cell table:style-name="ce23" table:formula="of:=IF([$_data_.N287];[$_data_.N287];&quot;&quot;)">
            <text:p/>
          </table:table-cell>
          <table:table-cell table:style-name="ce23" table:formula="of:=IF([$_data_.O287];[$_data_.O287];&quot;&quot;)">
            <text:p/>
          </table:table-cell>
          <table:table-cell table:style-name="ce23" table:formula="of:=IF([$_data_.P287];[$_data_.P287];&quot;&quot;)">
            <text:p/>
          </table:table-cell>
          <table:table-cell table:style-name="ce23" table:formula="of:=IF([$_data_.Q287];[$_data_.Q287];&quot;&quot;)">
            <text:p/>
          </table:table-cell>
          <table:table-cell table:style-name="ce23" table:formula="of:=IF([$_data_.R287];[$_data_.R287];&quot;&quot;)">
            <text:p/>
          </table:table-cell>
          <table:table-cell table:style-name="ce23" table:formula="of:=IF([$_data_.S287];[$_data_.S287];&quot;&quot;)">
            <text:p/>
          </table:table-cell>
          <table:table-cell table:style-name="ce62" table:formula="of:=IF([$_data_.T287];[$_data_.T287];&quot;&quot;)">
            <text:p/>
          </table:table-cell>
          <table:table-cell table:style-name="ce65" table:formula="of:=IF([$_data_.U287];[$_data_.U287];&quot;&quot;)">
            <text:p/>
          </table:table-cell>
        </table:table-row>
        <table:table-row table:style-name="ro1">
          <table:table-cell table:formula="of:=IF([$_data_.A288];[$_data_.A288];&quot;&quot;)">
            <text:p/>
          </table:table-cell>
          <table:table-cell table:style-name="ce23" table:formula="of:=IF([$_data_.B288];[$_data_.B288];&quot;&quot;)">
            <text:p/>
          </table:table-cell>
          <table:table-cell table:style-name="ce23" table:formula="of:=IF([$_data_.C288];[$_data_.C288];&quot;&quot;)">
            <text:p/>
          </table:table-cell>
          <table:table-cell table:style-name="ce23" table:formula="of:=IF([$_data_.D288];[$_data_.D288];&quot;&quot;)">
            <text:p/>
          </table:table-cell>
          <table:table-cell table:style-name="ce23" table:formula="of:=IF([$_data_.E288];[$_data_.E288];&quot;&quot;)">
            <text:p/>
          </table:table-cell>
          <table:table-cell table:style-name="ce23" table:formula="of:=IF([$_data_.F288];[$_data_.F288];&quot;&quot;)">
            <text:p/>
          </table:table-cell>
          <table:table-cell table:style-name="ce33" table:formula="of:=IF([$_data_.G288];[$_data_.G288];&quot;&quot;)">
            <text:p/>
          </table:table-cell>
          <table:table-cell table:style-name="ce33" table:formula="of:=IF([$_data_.H288];[$_data_.H288];&quot;&quot;)">
            <text:p/>
          </table:table-cell>
          <table:table-cell table:style-name="ce23" table:formula="of:=IF([$_data_.I288];[$_data_.I288];&quot;&quot;)">
            <text:p/>
          </table:table-cell>
          <table:table-cell table:style-name="ce37" table:formula="of:=IF([$_data_.J288];[$_data_.J288];&quot;&quot;)">
            <text:p/>
          </table:table-cell>
          <table:table-cell table:style-name="ce23" table:formula="of:=IF([$_data_.K288];[$_data_.K288];&quot;&quot;)">
            <text:p/>
          </table:table-cell>
          <table:table-cell table:style-name="ce23" table:formula="of:=IF([$_data_.L288];[$_data_.L288];&quot;&quot;)">
            <text:p/>
          </table:table-cell>
          <table:table-cell table:style-name="ce23" table:formula="of:=IF([$_data_.M288];[$_data_.M288];&quot;&quot;)">
            <text:p/>
          </table:table-cell>
          <table:table-cell table:style-name="ce23" table:formula="of:=IF([$_data_.N288];[$_data_.N288];&quot;&quot;)">
            <text:p/>
          </table:table-cell>
          <table:table-cell table:style-name="ce23" table:formula="of:=IF([$_data_.O288];[$_data_.O288];&quot;&quot;)">
            <text:p/>
          </table:table-cell>
          <table:table-cell table:style-name="ce23" table:formula="of:=IF([$_data_.P288];[$_data_.P288];&quot;&quot;)">
            <text:p/>
          </table:table-cell>
          <table:table-cell table:style-name="ce23" table:formula="of:=IF([$_data_.Q288];[$_data_.Q288];&quot;&quot;)">
            <text:p/>
          </table:table-cell>
          <table:table-cell table:style-name="ce23" table:formula="of:=IF([$_data_.R288];[$_data_.R288];&quot;&quot;)">
            <text:p/>
          </table:table-cell>
          <table:table-cell table:style-name="ce23" table:formula="of:=IF([$_data_.S288];[$_data_.S288];&quot;&quot;)">
            <text:p/>
          </table:table-cell>
          <table:table-cell table:style-name="ce62" table:formula="of:=IF([$_data_.T288];[$_data_.T288];&quot;&quot;)">
            <text:p/>
          </table:table-cell>
          <table:table-cell table:style-name="ce65" table:formula="of:=IF([$_data_.U288];[$_data_.U288];&quot;&quot;)">
            <text:p/>
          </table:table-cell>
        </table:table-row>
        <table:table-row table:style-name="ro1">
          <table:table-cell table:formula="of:=IF([$_data_.A289];[$_data_.A289];&quot;&quot;)">
            <text:p/>
          </table:table-cell>
          <table:table-cell table:style-name="ce23" table:formula="of:=IF([$_data_.B289];[$_data_.B289];&quot;&quot;)">
            <text:p/>
          </table:table-cell>
          <table:table-cell table:style-name="ce23" table:formula="of:=IF([$_data_.C289];[$_data_.C289];&quot;&quot;)">
            <text:p/>
          </table:table-cell>
          <table:table-cell table:style-name="ce23" table:formula="of:=IF([$_data_.D289];[$_data_.D289];&quot;&quot;)">
            <text:p/>
          </table:table-cell>
          <table:table-cell table:style-name="ce23" table:formula="of:=IF([$_data_.E289];[$_data_.E289];&quot;&quot;)">
            <text:p/>
          </table:table-cell>
          <table:table-cell table:style-name="ce23" table:formula="of:=IF([$_data_.F289];[$_data_.F289];&quot;&quot;)">
            <text:p/>
          </table:table-cell>
          <table:table-cell table:style-name="ce33" table:formula="of:=IF([$_data_.G289];[$_data_.G289];&quot;&quot;)">
            <text:p/>
          </table:table-cell>
          <table:table-cell table:style-name="ce33" table:formula="of:=IF([$_data_.H289];[$_data_.H289];&quot;&quot;)">
            <text:p/>
          </table:table-cell>
          <table:table-cell table:style-name="ce23" table:formula="of:=IF([$_data_.I289];[$_data_.I289];&quot;&quot;)">
            <text:p/>
          </table:table-cell>
          <table:table-cell table:style-name="ce37" table:formula="of:=IF([$_data_.J289];[$_data_.J289];&quot;&quot;)">
            <text:p/>
          </table:table-cell>
          <table:table-cell table:style-name="ce23" table:formula="of:=IF([$_data_.K289];[$_data_.K289];&quot;&quot;)">
            <text:p/>
          </table:table-cell>
          <table:table-cell table:style-name="ce23" table:formula="of:=IF([$_data_.L289];[$_data_.L289];&quot;&quot;)">
            <text:p/>
          </table:table-cell>
          <table:table-cell table:style-name="ce23" table:formula="of:=IF([$_data_.M289];[$_data_.M289];&quot;&quot;)">
            <text:p/>
          </table:table-cell>
          <table:table-cell table:style-name="ce23" table:formula="of:=IF([$_data_.N289];[$_data_.N289];&quot;&quot;)">
            <text:p/>
          </table:table-cell>
          <table:table-cell table:style-name="ce23" table:formula="of:=IF([$_data_.O289];[$_data_.O289];&quot;&quot;)">
            <text:p/>
          </table:table-cell>
          <table:table-cell table:style-name="ce23" table:formula="of:=IF([$_data_.P289];[$_data_.P289];&quot;&quot;)">
            <text:p/>
          </table:table-cell>
          <table:table-cell table:style-name="ce23" table:formula="of:=IF([$_data_.Q289];[$_data_.Q289];&quot;&quot;)">
            <text:p/>
          </table:table-cell>
          <table:table-cell table:style-name="ce23" table:formula="of:=IF([$_data_.R289];[$_data_.R289];&quot;&quot;)">
            <text:p/>
          </table:table-cell>
          <table:table-cell table:style-name="ce23" table:formula="of:=IF([$_data_.S289];[$_data_.S289];&quot;&quot;)">
            <text:p/>
          </table:table-cell>
          <table:table-cell table:style-name="ce62" table:formula="of:=IF([$_data_.T289];[$_data_.T289];&quot;&quot;)">
            <text:p/>
          </table:table-cell>
          <table:table-cell table:style-name="ce65" table:formula="of:=IF([$_data_.U289];[$_data_.U289];&quot;&quot;)">
            <text:p/>
          </table:table-cell>
        </table:table-row>
        <table:table-row table:style-name="ro1">
          <table:table-cell table:formula="of:=IF([$_data_.A290];[$_data_.A290];&quot;&quot;)">
            <text:p/>
          </table:table-cell>
          <table:table-cell table:style-name="ce23" table:formula="of:=IF([$_data_.B290];[$_data_.B290];&quot;&quot;)">
            <text:p/>
          </table:table-cell>
          <table:table-cell table:style-name="ce23" table:formula="of:=IF([$_data_.C290];[$_data_.C290];&quot;&quot;)">
            <text:p/>
          </table:table-cell>
          <table:table-cell table:style-name="ce23" table:formula="of:=IF([$_data_.D290];[$_data_.D290];&quot;&quot;)">
            <text:p/>
          </table:table-cell>
          <table:table-cell table:style-name="ce23" table:formula="of:=IF([$_data_.E290];[$_data_.E290];&quot;&quot;)">
            <text:p/>
          </table:table-cell>
          <table:table-cell table:style-name="ce23" table:formula="of:=IF([$_data_.F290];[$_data_.F290];&quot;&quot;)">
            <text:p/>
          </table:table-cell>
          <table:table-cell table:style-name="ce33" table:formula="of:=IF([$_data_.G290];[$_data_.G290];&quot;&quot;)">
            <text:p/>
          </table:table-cell>
          <table:table-cell table:style-name="ce33" table:formula="of:=IF([$_data_.H290];[$_data_.H290];&quot;&quot;)">
            <text:p/>
          </table:table-cell>
          <table:table-cell table:style-name="ce23" table:formula="of:=IF([$_data_.I290];[$_data_.I290];&quot;&quot;)">
            <text:p/>
          </table:table-cell>
          <table:table-cell table:style-name="ce37" table:formula="of:=IF([$_data_.J290];[$_data_.J290];&quot;&quot;)">
            <text:p/>
          </table:table-cell>
          <table:table-cell table:style-name="ce23" table:formula="of:=IF([$_data_.K290];[$_data_.K290];&quot;&quot;)">
            <text:p/>
          </table:table-cell>
          <table:table-cell table:style-name="ce23" table:formula="of:=IF([$_data_.L290];[$_data_.L290];&quot;&quot;)">
            <text:p/>
          </table:table-cell>
          <table:table-cell table:style-name="ce23" table:formula="of:=IF([$_data_.M290];[$_data_.M290];&quot;&quot;)">
            <text:p/>
          </table:table-cell>
          <table:table-cell table:style-name="ce23" table:formula="of:=IF([$_data_.N290];[$_data_.N290];&quot;&quot;)">
            <text:p/>
          </table:table-cell>
          <table:table-cell table:style-name="ce23" table:formula="of:=IF([$_data_.O290];[$_data_.O290];&quot;&quot;)">
            <text:p/>
          </table:table-cell>
          <table:table-cell table:style-name="ce23" table:formula="of:=IF([$_data_.P290];[$_data_.P290];&quot;&quot;)">
            <text:p/>
          </table:table-cell>
          <table:table-cell table:style-name="ce23" table:formula="of:=IF([$_data_.Q290];[$_data_.Q290];&quot;&quot;)">
            <text:p/>
          </table:table-cell>
          <table:table-cell table:style-name="ce23" table:formula="of:=IF([$_data_.R290];[$_data_.R290];&quot;&quot;)">
            <text:p/>
          </table:table-cell>
          <table:table-cell table:style-name="ce23" table:formula="of:=IF([$_data_.S290];[$_data_.S290];&quot;&quot;)">
            <text:p/>
          </table:table-cell>
          <table:table-cell table:style-name="ce62" table:formula="of:=IF([$_data_.T290];[$_data_.T290];&quot;&quot;)">
            <text:p/>
          </table:table-cell>
          <table:table-cell table:style-name="ce65" table:formula="of:=IF([$_data_.U290];[$_data_.U290];&quot;&quot;)">
            <text:p/>
          </table:table-cell>
        </table:table-row>
        <table:table-row table:style-name="ro1">
          <table:table-cell table:formula="of:=IF([$_data_.A291];[$_data_.A291];&quot;&quot;)">
            <text:p/>
          </table:table-cell>
          <table:table-cell table:style-name="ce23" table:formula="of:=IF([$_data_.B291];[$_data_.B291];&quot;&quot;)">
            <text:p/>
          </table:table-cell>
          <table:table-cell table:style-name="ce23" table:formula="of:=IF([$_data_.C291];[$_data_.C291];&quot;&quot;)">
            <text:p/>
          </table:table-cell>
          <table:table-cell table:style-name="ce23" table:formula="of:=IF([$_data_.D291];[$_data_.D291];&quot;&quot;)">
            <text:p/>
          </table:table-cell>
          <table:table-cell table:style-name="ce23" table:formula="of:=IF([$_data_.E291];[$_data_.E291];&quot;&quot;)">
            <text:p/>
          </table:table-cell>
          <table:table-cell table:style-name="ce23" table:formula="of:=IF([$_data_.F291];[$_data_.F291];&quot;&quot;)">
            <text:p/>
          </table:table-cell>
          <table:table-cell table:style-name="ce33" table:formula="of:=IF([$_data_.G291];[$_data_.G291];&quot;&quot;)">
            <text:p/>
          </table:table-cell>
          <table:table-cell table:style-name="ce33" table:formula="of:=IF([$_data_.H291];[$_data_.H291];&quot;&quot;)">
            <text:p/>
          </table:table-cell>
          <table:table-cell table:style-name="ce23" table:formula="of:=IF([$_data_.I291];[$_data_.I291];&quot;&quot;)">
            <text:p/>
          </table:table-cell>
          <table:table-cell table:style-name="ce37" table:formula="of:=IF([$_data_.J291];[$_data_.J291];&quot;&quot;)">
            <text:p/>
          </table:table-cell>
          <table:table-cell table:style-name="ce23" table:formula="of:=IF([$_data_.K291];[$_data_.K291];&quot;&quot;)">
            <text:p/>
          </table:table-cell>
          <table:table-cell table:style-name="ce23" table:formula="of:=IF([$_data_.L291];[$_data_.L291];&quot;&quot;)">
            <text:p/>
          </table:table-cell>
          <table:table-cell table:style-name="ce23" table:formula="of:=IF([$_data_.M291];[$_data_.M291];&quot;&quot;)">
            <text:p/>
          </table:table-cell>
          <table:table-cell table:style-name="ce23" table:formula="of:=IF([$_data_.N291];[$_data_.N291];&quot;&quot;)">
            <text:p/>
          </table:table-cell>
          <table:table-cell table:style-name="ce23" table:formula="of:=IF([$_data_.O291];[$_data_.O291];&quot;&quot;)">
            <text:p/>
          </table:table-cell>
          <table:table-cell table:style-name="ce23" table:formula="of:=IF([$_data_.P291];[$_data_.P291];&quot;&quot;)">
            <text:p/>
          </table:table-cell>
          <table:table-cell table:style-name="ce23" table:formula="of:=IF([$_data_.Q291];[$_data_.Q291];&quot;&quot;)">
            <text:p/>
          </table:table-cell>
          <table:table-cell table:style-name="ce23" table:formula="of:=IF([$_data_.R291];[$_data_.R291];&quot;&quot;)">
            <text:p/>
          </table:table-cell>
          <table:table-cell table:style-name="ce23" table:formula="of:=IF([$_data_.S291];[$_data_.S291];&quot;&quot;)">
            <text:p/>
          </table:table-cell>
          <table:table-cell table:style-name="ce62" table:formula="of:=IF([$_data_.T291];[$_data_.T291];&quot;&quot;)">
            <text:p/>
          </table:table-cell>
          <table:table-cell table:style-name="ce65" table:formula="of:=IF([$_data_.U291];[$_data_.U291];&quot;&quot;)">
            <text:p/>
          </table:table-cell>
        </table:table-row>
        <table:table-row table:style-name="ro1">
          <table:table-cell table:formula="of:=IF([$_data_.A292];[$_data_.A292];&quot;&quot;)">
            <text:p/>
          </table:table-cell>
          <table:table-cell table:style-name="ce23" table:formula="of:=IF([$_data_.B292];[$_data_.B292];&quot;&quot;)">
            <text:p/>
          </table:table-cell>
          <table:table-cell table:style-name="ce23" table:formula="of:=IF([$_data_.C292];[$_data_.C292];&quot;&quot;)">
            <text:p/>
          </table:table-cell>
          <table:table-cell table:style-name="ce23" table:formula="of:=IF([$_data_.D292];[$_data_.D292];&quot;&quot;)">
            <text:p/>
          </table:table-cell>
          <table:table-cell table:style-name="ce23" table:formula="of:=IF([$_data_.E292];[$_data_.E292];&quot;&quot;)">
            <text:p/>
          </table:table-cell>
          <table:table-cell table:style-name="ce23" table:formula="of:=IF([$_data_.F292];[$_data_.F292];&quot;&quot;)">
            <text:p/>
          </table:table-cell>
          <table:table-cell table:style-name="ce33" table:formula="of:=IF([$_data_.G292];[$_data_.G292];&quot;&quot;)">
            <text:p/>
          </table:table-cell>
          <table:table-cell table:style-name="ce33" table:formula="of:=IF([$_data_.H292];[$_data_.H292];&quot;&quot;)">
            <text:p/>
          </table:table-cell>
          <table:table-cell table:style-name="ce23" table:formula="of:=IF([$_data_.I292];[$_data_.I292];&quot;&quot;)">
            <text:p/>
          </table:table-cell>
          <table:table-cell table:style-name="ce37" table:formula="of:=IF([$_data_.J292];[$_data_.J292];&quot;&quot;)">
            <text:p/>
          </table:table-cell>
          <table:table-cell table:style-name="ce23" table:formula="of:=IF([$_data_.K292];[$_data_.K292];&quot;&quot;)">
            <text:p/>
          </table:table-cell>
          <table:table-cell table:style-name="ce23" table:formula="of:=IF([$_data_.L292];[$_data_.L292];&quot;&quot;)">
            <text:p/>
          </table:table-cell>
          <table:table-cell table:style-name="ce23" table:formula="of:=IF([$_data_.M292];[$_data_.M292];&quot;&quot;)">
            <text:p/>
          </table:table-cell>
          <table:table-cell table:style-name="ce23" table:formula="of:=IF([$_data_.N292];[$_data_.N292];&quot;&quot;)">
            <text:p/>
          </table:table-cell>
          <table:table-cell table:style-name="ce23" table:formula="of:=IF([$_data_.O292];[$_data_.O292];&quot;&quot;)">
            <text:p/>
          </table:table-cell>
          <table:table-cell table:style-name="ce23" table:formula="of:=IF([$_data_.P292];[$_data_.P292];&quot;&quot;)">
            <text:p/>
          </table:table-cell>
          <table:table-cell table:style-name="ce23" table:formula="of:=IF([$_data_.Q292];[$_data_.Q292];&quot;&quot;)">
            <text:p/>
          </table:table-cell>
          <table:table-cell table:style-name="ce23" table:formula="of:=IF([$_data_.R292];[$_data_.R292];&quot;&quot;)">
            <text:p/>
          </table:table-cell>
          <table:table-cell table:style-name="ce23" table:formula="of:=IF([$_data_.S292];[$_data_.S292];&quot;&quot;)">
            <text:p/>
          </table:table-cell>
          <table:table-cell table:style-name="ce62" table:formula="of:=IF([$_data_.T292];[$_data_.T292];&quot;&quot;)">
            <text:p/>
          </table:table-cell>
          <table:table-cell table:style-name="ce65" table:formula="of:=IF([$_data_.U292];[$_data_.U292];&quot;&quot;)">
            <text:p/>
          </table:table-cell>
        </table:table-row>
        <table:table-row table:style-name="ro1">
          <table:table-cell table:formula="of:=IF([$_data_.A293];[$_data_.A293];&quot;&quot;)">
            <text:p/>
          </table:table-cell>
          <table:table-cell table:style-name="ce23" table:formula="of:=IF([$_data_.B293];[$_data_.B293];&quot;&quot;)">
            <text:p/>
          </table:table-cell>
          <table:table-cell table:style-name="ce23" table:formula="of:=IF([$_data_.C293];[$_data_.C293];&quot;&quot;)">
            <text:p/>
          </table:table-cell>
          <table:table-cell table:style-name="ce23" table:formula="of:=IF([$_data_.D293];[$_data_.D293];&quot;&quot;)">
            <text:p/>
          </table:table-cell>
          <table:table-cell table:style-name="ce23" table:formula="of:=IF([$_data_.E293];[$_data_.E293];&quot;&quot;)">
            <text:p/>
          </table:table-cell>
          <table:table-cell table:style-name="ce23" table:formula="of:=IF([$_data_.F293];[$_data_.F293];&quot;&quot;)">
            <text:p/>
          </table:table-cell>
          <table:table-cell table:style-name="ce33" table:formula="of:=IF([$_data_.G293];[$_data_.G293];&quot;&quot;)">
            <text:p/>
          </table:table-cell>
          <table:table-cell table:style-name="ce33" table:formula="of:=IF([$_data_.H293];[$_data_.H293];&quot;&quot;)">
            <text:p/>
          </table:table-cell>
          <table:table-cell table:style-name="ce23" table:formula="of:=IF([$_data_.I293];[$_data_.I293];&quot;&quot;)">
            <text:p/>
          </table:table-cell>
          <table:table-cell table:style-name="ce37" table:formula="of:=IF([$_data_.J293];[$_data_.J293];&quot;&quot;)">
            <text:p/>
          </table:table-cell>
          <table:table-cell table:style-name="ce23" table:formula="of:=IF([$_data_.K293];[$_data_.K293];&quot;&quot;)">
            <text:p/>
          </table:table-cell>
          <table:table-cell table:style-name="ce23" table:formula="of:=IF([$_data_.L293];[$_data_.L293];&quot;&quot;)">
            <text:p/>
          </table:table-cell>
          <table:table-cell table:style-name="ce23" table:formula="of:=IF([$_data_.M293];[$_data_.M293];&quot;&quot;)">
            <text:p/>
          </table:table-cell>
          <table:table-cell table:style-name="ce23" table:formula="of:=IF([$_data_.N293];[$_data_.N293];&quot;&quot;)">
            <text:p/>
          </table:table-cell>
          <table:table-cell table:style-name="ce23" table:formula="of:=IF([$_data_.O293];[$_data_.O293];&quot;&quot;)">
            <text:p/>
          </table:table-cell>
          <table:table-cell table:style-name="ce23" table:formula="of:=IF([$_data_.P293];[$_data_.P293];&quot;&quot;)">
            <text:p/>
          </table:table-cell>
          <table:table-cell table:style-name="ce23" table:formula="of:=IF([$_data_.Q293];[$_data_.Q293];&quot;&quot;)">
            <text:p/>
          </table:table-cell>
          <table:table-cell table:style-name="ce23" table:formula="of:=IF([$_data_.R293];[$_data_.R293];&quot;&quot;)">
            <text:p/>
          </table:table-cell>
          <table:table-cell table:style-name="ce23" table:formula="of:=IF([$_data_.S293];[$_data_.S293];&quot;&quot;)">
            <text:p/>
          </table:table-cell>
          <table:table-cell table:style-name="ce62" table:formula="of:=IF([$_data_.T293];[$_data_.T293];&quot;&quot;)">
            <text:p/>
          </table:table-cell>
          <table:table-cell table:style-name="ce65" table:formula="of:=IF([$_data_.U293];[$_data_.U293];&quot;&quot;)">
            <text:p/>
          </table:table-cell>
        </table:table-row>
        <table:table-row table:style-name="ro1">
          <table:table-cell table:formula="of:=IF([$_data_.A294];[$_data_.A294];&quot;&quot;)">
            <text:p/>
          </table:table-cell>
          <table:table-cell table:style-name="ce23" table:formula="of:=IF([$_data_.B294];[$_data_.B294];&quot;&quot;)">
            <text:p/>
          </table:table-cell>
          <table:table-cell table:style-name="ce23" table:formula="of:=IF([$_data_.C294];[$_data_.C294];&quot;&quot;)">
            <text:p/>
          </table:table-cell>
          <table:table-cell table:style-name="ce23" table:formula="of:=IF([$_data_.D294];[$_data_.D294];&quot;&quot;)">
            <text:p/>
          </table:table-cell>
          <table:table-cell table:style-name="ce23" table:formula="of:=IF([$_data_.E294];[$_data_.E294];&quot;&quot;)">
            <text:p/>
          </table:table-cell>
          <table:table-cell table:style-name="ce23" table:formula="of:=IF([$_data_.F294];[$_data_.F294];&quot;&quot;)">
            <text:p/>
          </table:table-cell>
          <table:table-cell table:style-name="ce33" table:formula="of:=IF([$_data_.G294];[$_data_.G294];&quot;&quot;)">
            <text:p/>
          </table:table-cell>
          <table:table-cell table:style-name="ce33" table:formula="of:=IF([$_data_.H294];[$_data_.H294];&quot;&quot;)">
            <text:p/>
          </table:table-cell>
          <table:table-cell table:style-name="ce23" table:formula="of:=IF([$_data_.I294];[$_data_.I294];&quot;&quot;)">
            <text:p/>
          </table:table-cell>
          <table:table-cell table:style-name="ce37" table:formula="of:=IF([$_data_.J294];[$_data_.J294];&quot;&quot;)">
            <text:p/>
          </table:table-cell>
          <table:table-cell table:style-name="ce23" table:formula="of:=IF([$_data_.K294];[$_data_.K294];&quot;&quot;)">
            <text:p/>
          </table:table-cell>
          <table:table-cell table:style-name="ce23" table:formula="of:=IF([$_data_.L294];[$_data_.L294];&quot;&quot;)">
            <text:p/>
          </table:table-cell>
          <table:table-cell table:style-name="ce23" table:formula="of:=IF([$_data_.M294];[$_data_.M294];&quot;&quot;)">
            <text:p/>
          </table:table-cell>
          <table:table-cell table:style-name="ce23" table:formula="of:=IF([$_data_.N294];[$_data_.N294];&quot;&quot;)">
            <text:p/>
          </table:table-cell>
          <table:table-cell table:style-name="ce23" table:formula="of:=IF([$_data_.O294];[$_data_.O294];&quot;&quot;)">
            <text:p/>
          </table:table-cell>
          <table:table-cell table:style-name="ce23" table:formula="of:=IF([$_data_.P294];[$_data_.P294];&quot;&quot;)">
            <text:p/>
          </table:table-cell>
          <table:table-cell table:style-name="ce23" table:formula="of:=IF([$_data_.Q294];[$_data_.Q294];&quot;&quot;)">
            <text:p/>
          </table:table-cell>
          <table:table-cell table:style-name="ce23" table:formula="of:=IF([$_data_.R294];[$_data_.R294];&quot;&quot;)">
            <text:p/>
          </table:table-cell>
          <table:table-cell table:style-name="ce23" table:formula="of:=IF([$_data_.S294];[$_data_.S294];&quot;&quot;)">
            <text:p/>
          </table:table-cell>
          <table:table-cell table:style-name="ce62" table:formula="of:=IF([$_data_.T294];[$_data_.T294];&quot;&quot;)">
            <text:p/>
          </table:table-cell>
          <table:table-cell table:style-name="ce65" table:formula="of:=IF([$_data_.U294];[$_data_.U294];&quot;&quot;)">
            <text:p/>
          </table:table-cell>
        </table:table-row>
        <table:table-row table:style-name="ro1">
          <table:table-cell table:formula="of:=IF([$_data_.A295];[$_data_.A295];&quot;&quot;)">
            <text:p/>
          </table:table-cell>
          <table:table-cell table:style-name="ce23" table:formula="of:=IF([$_data_.B295];[$_data_.B295];&quot;&quot;)">
            <text:p/>
          </table:table-cell>
          <table:table-cell table:style-name="ce23" table:formula="of:=IF([$_data_.C295];[$_data_.C295];&quot;&quot;)">
            <text:p/>
          </table:table-cell>
          <table:table-cell table:style-name="ce23" table:formula="of:=IF([$_data_.D295];[$_data_.D295];&quot;&quot;)">
            <text:p/>
          </table:table-cell>
          <table:table-cell table:style-name="ce23" table:formula="of:=IF([$_data_.E295];[$_data_.E295];&quot;&quot;)">
            <text:p/>
          </table:table-cell>
          <table:table-cell table:style-name="ce23" table:formula="of:=IF([$_data_.F295];[$_data_.F295];&quot;&quot;)">
            <text:p/>
          </table:table-cell>
          <table:table-cell table:style-name="ce33" table:formula="of:=IF([$_data_.G295];[$_data_.G295];&quot;&quot;)">
            <text:p/>
          </table:table-cell>
          <table:table-cell table:style-name="ce33" table:formula="of:=IF([$_data_.H295];[$_data_.H295];&quot;&quot;)">
            <text:p/>
          </table:table-cell>
          <table:table-cell table:style-name="ce23" table:formula="of:=IF([$_data_.I295];[$_data_.I295];&quot;&quot;)">
            <text:p/>
          </table:table-cell>
          <table:table-cell table:style-name="ce37" table:formula="of:=IF([$_data_.J295];[$_data_.J295];&quot;&quot;)">
            <text:p/>
          </table:table-cell>
          <table:table-cell table:style-name="ce23" table:formula="of:=IF([$_data_.K295];[$_data_.K295];&quot;&quot;)">
            <text:p/>
          </table:table-cell>
          <table:table-cell table:style-name="ce23" table:formula="of:=IF([$_data_.L295];[$_data_.L295];&quot;&quot;)">
            <text:p/>
          </table:table-cell>
          <table:table-cell table:style-name="ce23" table:formula="of:=IF([$_data_.M295];[$_data_.M295];&quot;&quot;)">
            <text:p/>
          </table:table-cell>
          <table:table-cell table:style-name="ce23" table:formula="of:=IF([$_data_.N295];[$_data_.N295];&quot;&quot;)">
            <text:p/>
          </table:table-cell>
          <table:table-cell table:style-name="ce23" table:formula="of:=IF([$_data_.O295];[$_data_.O295];&quot;&quot;)">
            <text:p/>
          </table:table-cell>
          <table:table-cell table:style-name="ce23" table:formula="of:=IF([$_data_.P295];[$_data_.P295];&quot;&quot;)">
            <text:p/>
          </table:table-cell>
          <table:table-cell table:style-name="ce23" table:formula="of:=IF([$_data_.Q295];[$_data_.Q295];&quot;&quot;)">
            <text:p/>
          </table:table-cell>
          <table:table-cell table:style-name="ce23" table:formula="of:=IF([$_data_.R295];[$_data_.R295];&quot;&quot;)">
            <text:p/>
          </table:table-cell>
          <table:table-cell table:style-name="ce23" table:formula="of:=IF([$_data_.S295];[$_data_.S295];&quot;&quot;)">
            <text:p/>
          </table:table-cell>
          <table:table-cell table:style-name="ce62" table:formula="of:=IF([$_data_.T295];[$_data_.T295];&quot;&quot;)">
            <text:p/>
          </table:table-cell>
          <table:table-cell table:style-name="ce65" table:formula="of:=IF([$_data_.U295];[$_data_.U295];&quot;&quot;)">
            <text:p/>
          </table:table-cell>
        </table:table-row>
        <table:table-row table:style-name="ro1">
          <table:table-cell table:formula="of:=IF([$_data_.A296];[$_data_.A296];&quot;&quot;)">
            <text:p/>
          </table:table-cell>
          <table:table-cell table:style-name="ce23" table:formula="of:=IF([$_data_.B296];[$_data_.B296];&quot;&quot;)">
            <text:p/>
          </table:table-cell>
          <table:table-cell table:style-name="ce23" table:formula="of:=IF([$_data_.C296];[$_data_.C296];&quot;&quot;)">
            <text:p/>
          </table:table-cell>
          <table:table-cell table:style-name="ce23" table:formula="of:=IF([$_data_.D296];[$_data_.D296];&quot;&quot;)">
            <text:p/>
          </table:table-cell>
          <table:table-cell table:style-name="ce23" table:formula="of:=IF([$_data_.E296];[$_data_.E296];&quot;&quot;)">
            <text:p/>
          </table:table-cell>
          <table:table-cell table:style-name="ce23" table:formula="of:=IF([$_data_.F296];[$_data_.F296];&quot;&quot;)">
            <text:p/>
          </table:table-cell>
          <table:table-cell table:style-name="ce33" table:formula="of:=IF([$_data_.G296];[$_data_.G296];&quot;&quot;)">
            <text:p/>
          </table:table-cell>
          <table:table-cell table:style-name="ce33" table:formula="of:=IF([$_data_.H296];[$_data_.H296];&quot;&quot;)">
            <text:p/>
          </table:table-cell>
          <table:table-cell table:style-name="ce23" table:formula="of:=IF([$_data_.I296];[$_data_.I296];&quot;&quot;)">
            <text:p/>
          </table:table-cell>
          <table:table-cell table:style-name="ce37" table:formula="of:=IF([$_data_.J296];[$_data_.J296];&quot;&quot;)">
            <text:p/>
          </table:table-cell>
          <table:table-cell table:style-name="ce23" table:formula="of:=IF([$_data_.K296];[$_data_.K296];&quot;&quot;)">
            <text:p/>
          </table:table-cell>
          <table:table-cell table:style-name="ce23" table:formula="of:=IF([$_data_.L296];[$_data_.L296];&quot;&quot;)">
            <text:p/>
          </table:table-cell>
          <table:table-cell table:style-name="ce23" table:formula="of:=IF([$_data_.M296];[$_data_.M296];&quot;&quot;)">
            <text:p/>
          </table:table-cell>
          <table:table-cell table:style-name="ce23" table:formula="of:=IF([$_data_.N296];[$_data_.N296];&quot;&quot;)">
            <text:p/>
          </table:table-cell>
          <table:table-cell table:style-name="ce23" table:formula="of:=IF([$_data_.O296];[$_data_.O296];&quot;&quot;)">
            <text:p/>
          </table:table-cell>
          <table:table-cell table:style-name="ce23" table:formula="of:=IF([$_data_.P296];[$_data_.P296];&quot;&quot;)">
            <text:p/>
          </table:table-cell>
          <table:table-cell table:style-name="ce23" table:formula="of:=IF([$_data_.Q296];[$_data_.Q296];&quot;&quot;)">
            <text:p/>
          </table:table-cell>
          <table:table-cell table:style-name="ce23" table:formula="of:=IF([$_data_.R296];[$_data_.R296];&quot;&quot;)">
            <text:p/>
          </table:table-cell>
          <table:table-cell table:style-name="ce23" table:formula="of:=IF([$_data_.S296];[$_data_.S296];&quot;&quot;)">
            <text:p/>
          </table:table-cell>
          <table:table-cell table:style-name="ce62" table:formula="of:=IF([$_data_.T296];[$_data_.T296];&quot;&quot;)">
            <text:p/>
          </table:table-cell>
          <table:table-cell table:style-name="ce65" table:formula="of:=IF([$_data_.U296];[$_data_.U296];&quot;&quot;)">
            <text:p/>
          </table:table-cell>
        </table:table-row>
        <table:table-row table:style-name="ro1">
          <table:table-cell table:formula="of:=IF([$_data_.A297];[$_data_.A297];&quot;&quot;)">
            <text:p/>
          </table:table-cell>
          <table:table-cell table:style-name="ce23" table:formula="of:=IF([$_data_.B297];[$_data_.B297];&quot;&quot;)">
            <text:p/>
          </table:table-cell>
          <table:table-cell table:style-name="ce23" table:formula="of:=IF([$_data_.C297];[$_data_.C297];&quot;&quot;)">
            <text:p/>
          </table:table-cell>
          <table:table-cell table:style-name="ce23" table:formula="of:=IF([$_data_.D297];[$_data_.D297];&quot;&quot;)">
            <text:p/>
          </table:table-cell>
          <table:table-cell table:style-name="ce23" table:formula="of:=IF([$_data_.E297];[$_data_.E297];&quot;&quot;)">
            <text:p/>
          </table:table-cell>
          <table:table-cell table:style-name="ce23" table:formula="of:=IF([$_data_.F297];[$_data_.F297];&quot;&quot;)">
            <text:p/>
          </table:table-cell>
          <table:table-cell table:style-name="ce33" table:formula="of:=IF([$_data_.G297];[$_data_.G297];&quot;&quot;)">
            <text:p/>
          </table:table-cell>
          <table:table-cell table:style-name="ce33" table:formula="of:=IF([$_data_.H297];[$_data_.H297];&quot;&quot;)">
            <text:p/>
          </table:table-cell>
          <table:table-cell table:style-name="ce23" table:formula="of:=IF([$_data_.I297];[$_data_.I297];&quot;&quot;)">
            <text:p/>
          </table:table-cell>
          <table:table-cell table:style-name="ce37" table:formula="of:=IF([$_data_.J297];[$_data_.J297];&quot;&quot;)">
            <text:p/>
          </table:table-cell>
          <table:table-cell table:style-name="ce23" table:formula="of:=IF([$_data_.K297];[$_data_.K297];&quot;&quot;)">
            <text:p/>
          </table:table-cell>
          <table:table-cell table:style-name="ce23" table:formula="of:=IF([$_data_.L297];[$_data_.L297];&quot;&quot;)">
            <text:p/>
          </table:table-cell>
          <table:table-cell table:style-name="ce23" table:formula="of:=IF([$_data_.M297];[$_data_.M297];&quot;&quot;)">
            <text:p/>
          </table:table-cell>
          <table:table-cell table:style-name="ce23" table:formula="of:=IF([$_data_.N297];[$_data_.N297];&quot;&quot;)">
            <text:p/>
          </table:table-cell>
          <table:table-cell table:style-name="ce23" table:formula="of:=IF([$_data_.O297];[$_data_.O297];&quot;&quot;)">
            <text:p/>
          </table:table-cell>
          <table:table-cell table:style-name="ce23" table:formula="of:=IF([$_data_.P297];[$_data_.P297];&quot;&quot;)">
            <text:p/>
          </table:table-cell>
          <table:table-cell table:style-name="ce23" table:formula="of:=IF([$_data_.Q297];[$_data_.Q297];&quot;&quot;)">
            <text:p/>
          </table:table-cell>
          <table:table-cell table:style-name="ce23" table:formula="of:=IF([$_data_.R297];[$_data_.R297];&quot;&quot;)">
            <text:p/>
          </table:table-cell>
          <table:table-cell table:style-name="ce23" table:formula="of:=IF([$_data_.S297];[$_data_.S297];&quot;&quot;)">
            <text:p/>
          </table:table-cell>
          <table:table-cell table:style-name="ce62" table:formula="of:=IF([$_data_.T297];[$_data_.T297];&quot;&quot;)">
            <text:p/>
          </table:table-cell>
          <table:table-cell table:style-name="ce65" table:formula="of:=IF([$_data_.U297];[$_data_.U297];&quot;&quot;)">
            <text:p/>
          </table:table-cell>
        </table:table-row>
        <table:table-row table:style-name="ro1">
          <table:table-cell table:formula="of:=IF([$_data_.A298];[$_data_.A298];&quot;&quot;)">
            <text:p/>
          </table:table-cell>
          <table:table-cell table:style-name="ce23" table:formula="of:=IF([$_data_.B298];[$_data_.B298];&quot;&quot;)">
            <text:p/>
          </table:table-cell>
          <table:table-cell table:style-name="ce23" table:formula="of:=IF([$_data_.C298];[$_data_.C298];&quot;&quot;)">
            <text:p/>
          </table:table-cell>
          <table:table-cell table:style-name="ce23" table:formula="of:=IF([$_data_.D298];[$_data_.D298];&quot;&quot;)">
            <text:p/>
          </table:table-cell>
          <table:table-cell table:style-name="ce23" table:formula="of:=IF([$_data_.E298];[$_data_.E298];&quot;&quot;)">
            <text:p/>
          </table:table-cell>
          <table:table-cell table:style-name="ce23" table:formula="of:=IF([$_data_.F298];[$_data_.F298];&quot;&quot;)">
            <text:p/>
          </table:table-cell>
          <table:table-cell table:style-name="ce33" table:formula="of:=IF([$_data_.G298];[$_data_.G298];&quot;&quot;)">
            <text:p/>
          </table:table-cell>
          <table:table-cell table:style-name="ce33" table:formula="of:=IF([$_data_.H298];[$_data_.H298];&quot;&quot;)">
            <text:p/>
          </table:table-cell>
          <table:table-cell table:style-name="ce23" table:formula="of:=IF([$_data_.I298];[$_data_.I298];&quot;&quot;)">
            <text:p/>
          </table:table-cell>
          <table:table-cell table:style-name="ce37" table:formula="of:=IF([$_data_.J298];[$_data_.J298];&quot;&quot;)">
            <text:p/>
          </table:table-cell>
          <table:table-cell table:style-name="ce23" table:formula="of:=IF([$_data_.K298];[$_data_.K298];&quot;&quot;)">
            <text:p/>
          </table:table-cell>
          <table:table-cell table:style-name="ce23" table:formula="of:=IF([$_data_.L298];[$_data_.L298];&quot;&quot;)">
            <text:p/>
          </table:table-cell>
          <table:table-cell table:style-name="ce23" table:formula="of:=IF([$_data_.M298];[$_data_.M298];&quot;&quot;)">
            <text:p/>
          </table:table-cell>
          <table:table-cell table:style-name="ce23" table:formula="of:=IF([$_data_.N298];[$_data_.N298];&quot;&quot;)">
            <text:p/>
          </table:table-cell>
          <table:table-cell table:style-name="ce23" table:formula="of:=IF([$_data_.O298];[$_data_.O298];&quot;&quot;)">
            <text:p/>
          </table:table-cell>
          <table:table-cell table:style-name="ce23" table:formula="of:=IF([$_data_.P298];[$_data_.P298];&quot;&quot;)">
            <text:p/>
          </table:table-cell>
          <table:table-cell table:style-name="ce23" table:formula="of:=IF([$_data_.Q298];[$_data_.Q298];&quot;&quot;)">
            <text:p/>
          </table:table-cell>
          <table:table-cell table:style-name="ce23" table:formula="of:=IF([$_data_.R298];[$_data_.R298];&quot;&quot;)">
            <text:p/>
          </table:table-cell>
          <table:table-cell table:style-name="ce23" table:formula="of:=IF([$_data_.S298];[$_data_.S298];&quot;&quot;)">
            <text:p/>
          </table:table-cell>
          <table:table-cell table:style-name="ce62" table:formula="of:=IF([$_data_.T298];[$_data_.T298];&quot;&quot;)">
            <text:p/>
          </table:table-cell>
          <table:table-cell table:style-name="ce65" table:formula="of:=IF([$_data_.U298];[$_data_.U298];&quot;&quot;)">
            <text:p/>
          </table:table-cell>
        </table:table-row>
        <table:table-row table:style-name="ro1">
          <table:table-cell table:formula="of:=IF([$_data_.A299];[$_data_.A299];&quot;&quot;)">
            <text:p/>
          </table:table-cell>
          <table:table-cell table:style-name="ce23" table:formula="of:=IF([$_data_.B299];[$_data_.B299];&quot;&quot;)">
            <text:p/>
          </table:table-cell>
          <table:table-cell table:style-name="ce23" table:formula="of:=IF([$_data_.C299];[$_data_.C299];&quot;&quot;)">
            <text:p/>
          </table:table-cell>
          <table:table-cell table:style-name="ce23" table:formula="of:=IF([$_data_.D299];[$_data_.D299];&quot;&quot;)">
            <text:p/>
          </table:table-cell>
          <table:table-cell table:style-name="ce23" table:formula="of:=IF([$_data_.E299];[$_data_.E299];&quot;&quot;)">
            <text:p/>
          </table:table-cell>
          <table:table-cell table:style-name="ce23" table:formula="of:=IF([$_data_.F299];[$_data_.F299];&quot;&quot;)">
            <text:p/>
          </table:table-cell>
          <table:table-cell table:style-name="ce33" table:formula="of:=IF([$_data_.G299];[$_data_.G299];&quot;&quot;)">
            <text:p/>
          </table:table-cell>
          <table:table-cell table:style-name="ce33" table:formula="of:=IF([$_data_.H299];[$_data_.H299];&quot;&quot;)">
            <text:p/>
          </table:table-cell>
          <table:table-cell table:style-name="ce23" table:formula="of:=IF([$_data_.I299];[$_data_.I299];&quot;&quot;)">
            <text:p/>
          </table:table-cell>
          <table:table-cell table:style-name="ce37" table:formula="of:=IF([$_data_.J299];[$_data_.J299];&quot;&quot;)">
            <text:p/>
          </table:table-cell>
          <table:table-cell table:style-name="ce23" table:formula="of:=IF([$_data_.K299];[$_data_.K299];&quot;&quot;)">
            <text:p/>
          </table:table-cell>
          <table:table-cell table:style-name="ce23" table:formula="of:=IF([$_data_.L299];[$_data_.L299];&quot;&quot;)">
            <text:p/>
          </table:table-cell>
          <table:table-cell table:style-name="ce23" table:formula="of:=IF([$_data_.M299];[$_data_.M299];&quot;&quot;)">
            <text:p/>
          </table:table-cell>
          <table:table-cell table:style-name="ce23" table:formula="of:=IF([$_data_.N299];[$_data_.N299];&quot;&quot;)">
            <text:p/>
          </table:table-cell>
          <table:table-cell table:style-name="ce23" table:formula="of:=IF([$_data_.O299];[$_data_.O299];&quot;&quot;)">
            <text:p/>
          </table:table-cell>
          <table:table-cell table:style-name="ce23" table:formula="of:=IF([$_data_.P299];[$_data_.P299];&quot;&quot;)">
            <text:p/>
          </table:table-cell>
          <table:table-cell table:style-name="ce23" table:formula="of:=IF([$_data_.Q299];[$_data_.Q299];&quot;&quot;)">
            <text:p/>
          </table:table-cell>
          <table:table-cell table:style-name="ce23" table:formula="of:=IF([$_data_.R299];[$_data_.R299];&quot;&quot;)">
            <text:p/>
          </table:table-cell>
          <table:table-cell table:style-name="ce23" table:formula="of:=IF([$_data_.S299];[$_data_.S299];&quot;&quot;)">
            <text:p/>
          </table:table-cell>
          <table:table-cell table:style-name="ce62" table:formula="of:=IF([$_data_.T299];[$_data_.T299];&quot;&quot;)">
            <text:p/>
          </table:table-cell>
          <table:table-cell table:style-name="ce65" table:formula="of:=IF([$_data_.U299];[$_data_.U299];&quot;&quot;)">
            <text:p/>
          </table:table-cell>
        </table:table-row>
        <table:table-row table:style-name="ro1">
          <table:table-cell table:formula="of:=IF([$_data_.A300];[$_data_.A300];&quot;&quot;)">
            <text:p/>
          </table:table-cell>
          <table:table-cell table:style-name="ce23" table:formula="of:=IF([$_data_.B300];[$_data_.B300];&quot;&quot;)">
            <text:p/>
          </table:table-cell>
          <table:table-cell table:style-name="ce23" table:formula="of:=IF([$_data_.C300];[$_data_.C300];&quot;&quot;)">
            <text:p/>
          </table:table-cell>
          <table:table-cell table:style-name="ce23" table:formula="of:=IF([$_data_.D300];[$_data_.D300];&quot;&quot;)">
            <text:p/>
          </table:table-cell>
          <table:table-cell table:style-name="ce23" table:formula="of:=IF([$_data_.E300];[$_data_.E300];&quot;&quot;)">
            <text:p/>
          </table:table-cell>
          <table:table-cell table:style-name="ce23" table:formula="of:=IF([$_data_.F300];[$_data_.F300];&quot;&quot;)">
            <text:p/>
          </table:table-cell>
          <table:table-cell table:style-name="ce33" table:formula="of:=IF([$_data_.G300];[$_data_.G300];&quot;&quot;)">
            <text:p/>
          </table:table-cell>
          <table:table-cell table:style-name="ce33" table:formula="of:=IF([$_data_.H300];[$_data_.H300];&quot;&quot;)">
            <text:p/>
          </table:table-cell>
          <table:table-cell table:style-name="ce23" table:formula="of:=IF([$_data_.I300];[$_data_.I300];&quot;&quot;)">
            <text:p/>
          </table:table-cell>
          <table:table-cell table:style-name="ce37" table:formula="of:=IF([$_data_.J300];[$_data_.J300];&quot;&quot;)">
            <text:p/>
          </table:table-cell>
          <table:table-cell table:style-name="ce23" table:formula="of:=IF([$_data_.K300];[$_data_.K300];&quot;&quot;)">
            <text:p/>
          </table:table-cell>
          <table:table-cell table:style-name="ce23" table:formula="of:=IF([$_data_.L300];[$_data_.L300];&quot;&quot;)">
            <text:p/>
          </table:table-cell>
          <table:table-cell table:style-name="ce23" table:formula="of:=IF([$_data_.M300];[$_data_.M300];&quot;&quot;)">
            <text:p/>
          </table:table-cell>
          <table:table-cell table:style-name="ce23" table:formula="of:=IF([$_data_.N300];[$_data_.N300];&quot;&quot;)">
            <text:p/>
          </table:table-cell>
          <table:table-cell table:style-name="ce23" table:formula="of:=IF([$_data_.O300];[$_data_.O300];&quot;&quot;)">
            <text:p/>
          </table:table-cell>
          <table:table-cell table:style-name="ce23" table:formula="of:=IF([$_data_.P300];[$_data_.P300];&quot;&quot;)">
            <text:p/>
          </table:table-cell>
          <table:table-cell table:style-name="ce23" table:formula="of:=IF([$_data_.Q300];[$_data_.Q300];&quot;&quot;)">
            <text:p/>
          </table:table-cell>
          <table:table-cell table:style-name="ce23" table:formula="of:=IF([$_data_.R300];[$_data_.R300];&quot;&quot;)">
            <text:p/>
          </table:table-cell>
          <table:table-cell table:style-name="ce23" table:formula="of:=IF([$_data_.S300];[$_data_.S300];&quot;&quot;)">
            <text:p/>
          </table:table-cell>
          <table:table-cell table:style-name="ce62" table:formula="of:=IF([$_data_.T300];[$_data_.T300];&quot;&quot;)">
            <text:p/>
          </table:table-cell>
          <table:table-cell table:style-name="ce65" table:formula="of:=IF([$_data_.U300];[$_data_.U300];&quot;&quot;)">
            <text:p/>
          </table:table-cell>
        </table:table-row>
        <table:table-row table:style-name="ro1">
          <table:table-cell table:formula="of:=IF([$_data_.A301];[$_data_.A301];&quot;&quot;)">
            <text:p/>
          </table:table-cell>
          <table:table-cell table:style-name="ce23" table:formula="of:=IF([$_data_.B301];[$_data_.B301];&quot;&quot;)">
            <text:p/>
          </table:table-cell>
          <table:table-cell table:style-name="ce23" table:formula="of:=IF([$_data_.C301];[$_data_.C301];&quot;&quot;)">
            <text:p/>
          </table:table-cell>
          <table:table-cell table:style-name="ce23" table:formula="of:=IF([$_data_.D301];[$_data_.D301];&quot;&quot;)">
            <text:p/>
          </table:table-cell>
          <table:table-cell table:style-name="ce23" table:formula="of:=IF([$_data_.E301];[$_data_.E301];&quot;&quot;)">
            <text:p/>
          </table:table-cell>
          <table:table-cell table:style-name="ce23" table:formula="of:=IF([$_data_.F301];[$_data_.F301];&quot;&quot;)">
            <text:p/>
          </table:table-cell>
          <table:table-cell table:style-name="ce33" table:formula="of:=IF([$_data_.G301];[$_data_.G301];&quot;&quot;)">
            <text:p/>
          </table:table-cell>
          <table:table-cell table:style-name="ce33" table:formula="of:=IF([$_data_.H301];[$_data_.H301];&quot;&quot;)">
            <text:p/>
          </table:table-cell>
          <table:table-cell table:style-name="ce23" table:formula="of:=IF([$_data_.I301];[$_data_.I301];&quot;&quot;)">
            <text:p/>
          </table:table-cell>
          <table:table-cell table:style-name="ce37" table:formula="of:=IF([$_data_.J301];[$_data_.J301];&quot;&quot;)">
            <text:p/>
          </table:table-cell>
          <table:table-cell table:style-name="ce23" table:formula="of:=IF([$_data_.K301];[$_data_.K301];&quot;&quot;)">
            <text:p/>
          </table:table-cell>
          <table:table-cell table:style-name="ce23" table:formula="of:=IF([$_data_.L301];[$_data_.L301];&quot;&quot;)">
            <text:p/>
          </table:table-cell>
          <table:table-cell table:style-name="ce23" table:formula="of:=IF([$_data_.M301];[$_data_.M301];&quot;&quot;)">
            <text:p/>
          </table:table-cell>
          <table:table-cell table:style-name="ce23" table:formula="of:=IF([$_data_.N301];[$_data_.N301];&quot;&quot;)">
            <text:p/>
          </table:table-cell>
          <table:table-cell table:style-name="ce23" table:formula="of:=IF([$_data_.O301];[$_data_.O301];&quot;&quot;)">
            <text:p/>
          </table:table-cell>
          <table:table-cell table:style-name="ce23" table:formula="of:=IF([$_data_.P301];[$_data_.P301];&quot;&quot;)">
            <text:p/>
          </table:table-cell>
          <table:table-cell table:style-name="ce23" table:formula="of:=IF([$_data_.Q301];[$_data_.Q301];&quot;&quot;)">
            <text:p/>
          </table:table-cell>
          <table:table-cell table:style-name="ce23" table:formula="of:=IF([$_data_.R301];[$_data_.R301];&quot;&quot;)">
            <text:p/>
          </table:table-cell>
          <table:table-cell table:style-name="ce23" table:formula="of:=IF([$_data_.S301];[$_data_.S301];&quot;&quot;)">
            <text:p/>
          </table:table-cell>
          <table:table-cell table:style-name="ce62" table:formula="of:=IF([$_data_.T301];[$_data_.T301];&quot;&quot;)">
            <text:p/>
          </table:table-cell>
          <table:table-cell table:style-name="ce65" table:formula="of:=IF([$_data_.U301];[$_data_.U301];&quot;&quot;)">
            <text:p/>
          </table:table-cell>
        </table:table-row>
        <table:table-row table:style-name="ro1">
          <table:table-cell table:formula="of:=IF([$_data_.A302];[$_data_.A302];&quot;&quot;)">
            <text:p/>
          </table:table-cell>
          <table:table-cell table:style-name="ce23" table:formula="of:=IF([$_data_.B302];[$_data_.B302];&quot;&quot;)">
            <text:p/>
          </table:table-cell>
          <table:table-cell table:style-name="ce23" table:formula="of:=IF([$_data_.C302];[$_data_.C302];&quot;&quot;)">
            <text:p/>
          </table:table-cell>
          <table:table-cell table:style-name="ce23" table:formula="of:=IF([$_data_.D302];[$_data_.D302];&quot;&quot;)">
            <text:p/>
          </table:table-cell>
          <table:table-cell table:style-name="ce23" table:formula="of:=IF([$_data_.E302];[$_data_.E302];&quot;&quot;)">
            <text:p/>
          </table:table-cell>
          <table:table-cell table:style-name="ce23" table:formula="of:=IF([$_data_.F302];[$_data_.F302];&quot;&quot;)">
            <text:p/>
          </table:table-cell>
          <table:table-cell table:style-name="ce33" table:formula="of:=IF([$_data_.G302];[$_data_.G302];&quot;&quot;)">
            <text:p/>
          </table:table-cell>
          <table:table-cell table:style-name="ce33" table:formula="of:=IF([$_data_.H302];[$_data_.H302];&quot;&quot;)">
            <text:p/>
          </table:table-cell>
          <table:table-cell table:style-name="ce23" table:formula="of:=IF([$_data_.I302];[$_data_.I302];&quot;&quot;)">
            <text:p/>
          </table:table-cell>
          <table:table-cell table:style-name="ce37" table:formula="of:=IF([$_data_.J302];[$_data_.J302];&quot;&quot;)">
            <text:p/>
          </table:table-cell>
          <table:table-cell table:style-name="ce23" table:formula="of:=IF([$_data_.K302];[$_data_.K302];&quot;&quot;)">
            <text:p/>
          </table:table-cell>
          <table:table-cell table:style-name="ce23" table:formula="of:=IF([$_data_.L302];[$_data_.L302];&quot;&quot;)">
            <text:p/>
          </table:table-cell>
          <table:table-cell table:style-name="ce23" table:formula="of:=IF([$_data_.M302];[$_data_.M302];&quot;&quot;)">
            <text:p/>
          </table:table-cell>
          <table:table-cell table:style-name="ce23" table:formula="of:=IF([$_data_.N302];[$_data_.N302];&quot;&quot;)">
            <text:p/>
          </table:table-cell>
          <table:table-cell table:style-name="ce23" table:formula="of:=IF([$_data_.O302];[$_data_.O302];&quot;&quot;)">
            <text:p/>
          </table:table-cell>
          <table:table-cell table:style-name="ce23" table:formula="of:=IF([$_data_.P302];[$_data_.P302];&quot;&quot;)">
            <text:p/>
          </table:table-cell>
          <table:table-cell table:style-name="ce23" table:formula="of:=IF([$_data_.Q302];[$_data_.Q302];&quot;&quot;)">
            <text:p/>
          </table:table-cell>
          <table:table-cell table:style-name="ce23" table:formula="of:=IF([$_data_.R302];[$_data_.R302];&quot;&quot;)">
            <text:p/>
          </table:table-cell>
          <table:table-cell table:style-name="ce23" table:formula="of:=IF([$_data_.S302];[$_data_.S302];&quot;&quot;)">
            <text:p/>
          </table:table-cell>
          <table:table-cell table:style-name="ce62" table:formula="of:=IF([$_data_.T302];[$_data_.T302];&quot;&quot;)">
            <text:p/>
          </table:table-cell>
          <table:table-cell table:style-name="ce65" table:formula="of:=IF([$_data_.U302];[$_data_.U302];&quot;&quot;)">
            <text:p/>
          </table:table-cell>
        </table:table-row>
        <table:table-row table:style-name="ro1">
          <table:table-cell table:formula="of:=IF([$_data_.A303];[$_data_.A303];&quot;&quot;)">
            <text:p/>
          </table:table-cell>
          <table:table-cell table:style-name="ce23" table:formula="of:=IF([$_data_.B303];[$_data_.B303];&quot;&quot;)">
            <text:p/>
          </table:table-cell>
          <table:table-cell table:style-name="ce23" table:formula="of:=IF([$_data_.C303];[$_data_.C303];&quot;&quot;)">
            <text:p/>
          </table:table-cell>
          <table:table-cell table:style-name="ce23" table:formula="of:=IF([$_data_.D303];[$_data_.D303];&quot;&quot;)">
            <text:p/>
          </table:table-cell>
          <table:table-cell table:style-name="ce23" table:formula="of:=IF([$_data_.E303];[$_data_.E303];&quot;&quot;)">
            <text:p/>
          </table:table-cell>
          <table:table-cell table:style-name="ce23" table:formula="of:=IF([$_data_.F303];[$_data_.F303];&quot;&quot;)">
            <text:p/>
          </table:table-cell>
          <table:table-cell table:style-name="ce33" table:formula="of:=IF([$_data_.G303];[$_data_.G303];&quot;&quot;)">
            <text:p/>
          </table:table-cell>
          <table:table-cell table:style-name="ce33" table:formula="of:=IF([$_data_.H303];[$_data_.H303];&quot;&quot;)">
            <text:p/>
          </table:table-cell>
          <table:table-cell table:style-name="ce23" table:formula="of:=IF([$_data_.I303];[$_data_.I303];&quot;&quot;)">
            <text:p/>
          </table:table-cell>
          <table:table-cell table:style-name="ce37" table:formula="of:=IF([$_data_.J303];[$_data_.J303];&quot;&quot;)">
            <text:p/>
          </table:table-cell>
          <table:table-cell table:style-name="ce23" table:formula="of:=IF([$_data_.K303];[$_data_.K303];&quot;&quot;)">
            <text:p/>
          </table:table-cell>
          <table:table-cell table:style-name="ce23" table:formula="of:=IF([$_data_.L303];[$_data_.L303];&quot;&quot;)">
            <text:p/>
          </table:table-cell>
          <table:table-cell table:style-name="ce23" table:formula="of:=IF([$_data_.M303];[$_data_.M303];&quot;&quot;)">
            <text:p/>
          </table:table-cell>
          <table:table-cell table:style-name="ce23" table:formula="of:=IF([$_data_.N303];[$_data_.N303];&quot;&quot;)">
            <text:p/>
          </table:table-cell>
          <table:table-cell table:style-name="ce23" table:formula="of:=IF([$_data_.O303];[$_data_.O303];&quot;&quot;)">
            <text:p/>
          </table:table-cell>
          <table:table-cell table:style-name="ce23" table:formula="of:=IF([$_data_.P303];[$_data_.P303];&quot;&quot;)">
            <text:p/>
          </table:table-cell>
          <table:table-cell table:style-name="ce23" table:formula="of:=IF([$_data_.Q303];[$_data_.Q303];&quot;&quot;)">
            <text:p/>
          </table:table-cell>
          <table:table-cell table:style-name="ce23" table:formula="of:=IF([$_data_.R303];[$_data_.R303];&quot;&quot;)">
            <text:p/>
          </table:table-cell>
          <table:table-cell table:style-name="ce23" table:formula="of:=IF([$_data_.S303];[$_data_.S303];&quot;&quot;)">
            <text:p/>
          </table:table-cell>
          <table:table-cell table:style-name="ce62" table:formula="of:=IF([$_data_.T303];[$_data_.T303];&quot;&quot;)">
            <text:p/>
          </table:table-cell>
          <table:table-cell table:style-name="ce65" table:formula="of:=IF([$_data_.U303];[$_data_.U303];&quot;&quot;)">
            <text:p/>
          </table:table-cell>
        </table:table-row>
        <table:table-row table:style-name="ro1">
          <table:table-cell table:formula="of:=IF([$_data_.A304];[$_data_.A304];&quot;&quot;)">
            <text:p/>
          </table:table-cell>
          <table:table-cell table:style-name="ce23" table:formula="of:=IF([$_data_.B304];[$_data_.B304];&quot;&quot;)">
            <text:p/>
          </table:table-cell>
          <table:table-cell table:style-name="ce23" table:formula="of:=IF([$_data_.C304];[$_data_.C304];&quot;&quot;)">
            <text:p/>
          </table:table-cell>
          <table:table-cell table:style-name="ce23" table:formula="of:=IF([$_data_.D304];[$_data_.D304];&quot;&quot;)">
            <text:p/>
          </table:table-cell>
          <table:table-cell table:style-name="ce23" table:formula="of:=IF([$_data_.E304];[$_data_.E304];&quot;&quot;)">
            <text:p/>
          </table:table-cell>
          <table:table-cell table:style-name="ce23" table:formula="of:=IF([$_data_.F304];[$_data_.F304];&quot;&quot;)">
            <text:p/>
          </table:table-cell>
          <table:table-cell table:style-name="ce33" table:formula="of:=IF([$_data_.G304];[$_data_.G304];&quot;&quot;)">
            <text:p/>
          </table:table-cell>
          <table:table-cell table:style-name="ce33" table:formula="of:=IF([$_data_.H304];[$_data_.H304];&quot;&quot;)">
            <text:p/>
          </table:table-cell>
          <table:table-cell table:style-name="ce23" table:formula="of:=IF([$_data_.I304];[$_data_.I304];&quot;&quot;)">
            <text:p/>
          </table:table-cell>
          <table:table-cell table:style-name="ce37" table:formula="of:=IF([$_data_.J304];[$_data_.J304];&quot;&quot;)">
            <text:p/>
          </table:table-cell>
          <table:table-cell table:style-name="ce23" table:formula="of:=IF([$_data_.K304];[$_data_.K304];&quot;&quot;)">
            <text:p/>
          </table:table-cell>
          <table:table-cell table:style-name="ce23" table:formula="of:=IF([$_data_.L304];[$_data_.L304];&quot;&quot;)">
            <text:p/>
          </table:table-cell>
          <table:table-cell table:style-name="ce23" table:formula="of:=IF([$_data_.M304];[$_data_.M304];&quot;&quot;)">
            <text:p/>
          </table:table-cell>
          <table:table-cell table:style-name="ce23" table:formula="of:=IF([$_data_.N304];[$_data_.N304];&quot;&quot;)">
            <text:p/>
          </table:table-cell>
          <table:table-cell table:style-name="ce23" table:formula="of:=IF([$_data_.O304];[$_data_.O304];&quot;&quot;)">
            <text:p/>
          </table:table-cell>
          <table:table-cell table:style-name="ce23" table:formula="of:=IF([$_data_.P304];[$_data_.P304];&quot;&quot;)">
            <text:p/>
          </table:table-cell>
          <table:table-cell table:style-name="ce23" table:formula="of:=IF([$_data_.Q304];[$_data_.Q304];&quot;&quot;)">
            <text:p/>
          </table:table-cell>
          <table:table-cell table:style-name="ce23" table:formula="of:=IF([$_data_.R304];[$_data_.R304];&quot;&quot;)">
            <text:p/>
          </table:table-cell>
          <table:table-cell table:style-name="ce23" table:formula="of:=IF([$_data_.S304];[$_data_.S304];&quot;&quot;)">
            <text:p/>
          </table:table-cell>
          <table:table-cell table:style-name="ce62" table:formula="of:=IF([$_data_.T304];[$_data_.T304];&quot;&quot;)">
            <text:p/>
          </table:table-cell>
          <table:table-cell table:style-name="ce65" table:formula="of:=IF([$_data_.U304];[$_data_.U304];&quot;&quot;)">
            <text:p/>
          </table:table-cell>
        </table:table-row>
        <table:table-row table:style-name="ro1">
          <table:table-cell table:formula="of:=IF([$_data_.A305];[$_data_.A305];&quot;&quot;)">
            <text:p/>
          </table:table-cell>
          <table:table-cell table:style-name="ce23" table:formula="of:=IF([$_data_.B305];[$_data_.B305];&quot;&quot;)">
            <text:p/>
          </table:table-cell>
          <table:table-cell table:style-name="ce23" table:formula="of:=IF([$_data_.C305];[$_data_.C305];&quot;&quot;)">
            <text:p/>
          </table:table-cell>
          <table:table-cell table:style-name="ce23" table:formula="of:=IF([$_data_.D305];[$_data_.D305];&quot;&quot;)">
            <text:p/>
          </table:table-cell>
          <table:table-cell table:style-name="ce23" table:formula="of:=IF([$_data_.E305];[$_data_.E305];&quot;&quot;)">
            <text:p/>
          </table:table-cell>
          <table:table-cell table:style-name="ce23" table:formula="of:=IF([$_data_.F305];[$_data_.F305];&quot;&quot;)">
            <text:p/>
          </table:table-cell>
          <table:table-cell table:style-name="ce33" table:formula="of:=IF([$_data_.G305];[$_data_.G305];&quot;&quot;)">
            <text:p/>
          </table:table-cell>
          <table:table-cell table:style-name="ce33" table:formula="of:=IF([$_data_.H305];[$_data_.H305];&quot;&quot;)">
            <text:p/>
          </table:table-cell>
          <table:table-cell table:style-name="ce23" table:formula="of:=IF([$_data_.I305];[$_data_.I305];&quot;&quot;)">
            <text:p/>
          </table:table-cell>
          <table:table-cell table:style-name="ce37" table:formula="of:=IF([$_data_.J305];[$_data_.J305];&quot;&quot;)">
            <text:p/>
          </table:table-cell>
          <table:table-cell table:style-name="ce23" table:formula="of:=IF([$_data_.K305];[$_data_.K305];&quot;&quot;)">
            <text:p/>
          </table:table-cell>
          <table:table-cell table:style-name="ce23" table:formula="of:=IF([$_data_.L305];[$_data_.L305];&quot;&quot;)">
            <text:p/>
          </table:table-cell>
          <table:table-cell table:style-name="ce23" table:formula="of:=IF([$_data_.M305];[$_data_.M305];&quot;&quot;)">
            <text:p/>
          </table:table-cell>
          <table:table-cell table:style-name="ce23" table:formula="of:=IF([$_data_.N305];[$_data_.N305];&quot;&quot;)">
            <text:p/>
          </table:table-cell>
          <table:table-cell table:style-name="ce23" table:formula="of:=IF([$_data_.O305];[$_data_.O305];&quot;&quot;)">
            <text:p/>
          </table:table-cell>
          <table:table-cell table:style-name="ce23" table:formula="of:=IF([$_data_.P305];[$_data_.P305];&quot;&quot;)">
            <text:p/>
          </table:table-cell>
          <table:table-cell table:style-name="ce23" table:formula="of:=IF([$_data_.Q305];[$_data_.Q305];&quot;&quot;)">
            <text:p/>
          </table:table-cell>
          <table:table-cell table:style-name="ce23" table:formula="of:=IF([$_data_.R305];[$_data_.R305];&quot;&quot;)">
            <text:p/>
          </table:table-cell>
          <table:table-cell table:style-name="ce23" table:formula="of:=IF([$_data_.S305];[$_data_.S305];&quot;&quot;)">
            <text:p/>
          </table:table-cell>
          <table:table-cell table:style-name="ce62" table:formula="of:=IF([$_data_.T305];[$_data_.T305];&quot;&quot;)">
            <text:p/>
          </table:table-cell>
          <table:table-cell table:style-name="ce65" table:formula="of:=IF([$_data_.U305];[$_data_.U305];&quot;&quot;)">
            <text:p/>
          </table:table-cell>
        </table:table-row>
        <table:table-row table:style-name="ro1">
          <table:table-cell table:formula="of:=IF([$_data_.A306];[$_data_.A306];&quot;&quot;)">
            <text:p/>
          </table:table-cell>
          <table:table-cell table:style-name="ce23" table:formula="of:=IF([$_data_.B306];[$_data_.B306];&quot;&quot;)">
            <text:p/>
          </table:table-cell>
          <table:table-cell table:style-name="ce23" table:formula="of:=IF([$_data_.C306];[$_data_.C306];&quot;&quot;)">
            <text:p/>
          </table:table-cell>
          <table:table-cell table:style-name="ce23" table:formula="of:=IF([$_data_.D306];[$_data_.D306];&quot;&quot;)">
            <text:p/>
          </table:table-cell>
          <table:table-cell table:style-name="ce23" table:formula="of:=IF([$_data_.E306];[$_data_.E306];&quot;&quot;)">
            <text:p/>
          </table:table-cell>
          <table:table-cell table:style-name="ce23" table:formula="of:=IF([$_data_.F306];[$_data_.F306];&quot;&quot;)">
            <text:p/>
          </table:table-cell>
          <table:table-cell table:style-name="ce33" table:formula="of:=IF([$_data_.G306];[$_data_.G306];&quot;&quot;)">
            <text:p/>
          </table:table-cell>
          <table:table-cell table:style-name="ce33" table:formula="of:=IF([$_data_.H306];[$_data_.H306];&quot;&quot;)">
            <text:p/>
          </table:table-cell>
          <table:table-cell table:style-name="ce23" table:formula="of:=IF([$_data_.I306];[$_data_.I306];&quot;&quot;)">
            <text:p/>
          </table:table-cell>
          <table:table-cell table:style-name="ce37" table:formula="of:=IF([$_data_.J306];[$_data_.J306];&quot;&quot;)">
            <text:p/>
          </table:table-cell>
          <table:table-cell table:style-name="ce23" table:formula="of:=IF([$_data_.K306];[$_data_.K306];&quot;&quot;)">
            <text:p/>
          </table:table-cell>
          <table:table-cell table:style-name="ce23" table:formula="of:=IF([$_data_.L306];[$_data_.L306];&quot;&quot;)">
            <text:p/>
          </table:table-cell>
          <table:table-cell table:style-name="ce23" table:formula="of:=IF([$_data_.M306];[$_data_.M306];&quot;&quot;)">
            <text:p/>
          </table:table-cell>
          <table:table-cell table:style-name="ce23" table:formula="of:=IF([$_data_.N306];[$_data_.N306];&quot;&quot;)">
            <text:p/>
          </table:table-cell>
          <table:table-cell table:style-name="ce23" table:formula="of:=IF([$_data_.O306];[$_data_.O306];&quot;&quot;)">
            <text:p/>
          </table:table-cell>
          <table:table-cell table:style-name="ce23" table:formula="of:=IF([$_data_.P306];[$_data_.P306];&quot;&quot;)">
            <text:p/>
          </table:table-cell>
          <table:table-cell table:style-name="ce23" table:formula="of:=IF([$_data_.Q306];[$_data_.Q306];&quot;&quot;)">
            <text:p/>
          </table:table-cell>
          <table:table-cell table:style-name="ce23" table:formula="of:=IF([$_data_.R306];[$_data_.R306];&quot;&quot;)">
            <text:p/>
          </table:table-cell>
          <table:table-cell table:style-name="ce23" table:formula="of:=IF([$_data_.S306];[$_data_.S306];&quot;&quot;)">
            <text:p/>
          </table:table-cell>
          <table:table-cell table:style-name="ce62" table:formula="of:=IF([$_data_.T306];[$_data_.T306];&quot;&quot;)">
            <text:p/>
          </table:table-cell>
          <table:table-cell table:style-name="ce65" table:formula="of:=IF([$_data_.U306];[$_data_.U306];&quot;&quot;)">
            <text:p/>
          </table:table-cell>
        </table:table-row>
        <table:table-row table:style-name="ro1">
          <table:table-cell table:formula="of:=IF([$_data_.A307];[$_data_.A307];&quot;&quot;)">
            <text:p/>
          </table:table-cell>
          <table:table-cell table:style-name="ce23" table:formula="of:=IF([$_data_.B307];[$_data_.B307];&quot;&quot;)">
            <text:p/>
          </table:table-cell>
          <table:table-cell table:style-name="ce23" table:formula="of:=IF([$_data_.C307];[$_data_.C307];&quot;&quot;)">
            <text:p/>
          </table:table-cell>
          <table:table-cell table:style-name="ce23" table:formula="of:=IF([$_data_.D307];[$_data_.D307];&quot;&quot;)">
            <text:p/>
          </table:table-cell>
          <table:table-cell table:style-name="ce23" table:formula="of:=IF([$_data_.E307];[$_data_.E307];&quot;&quot;)">
            <text:p/>
          </table:table-cell>
          <table:table-cell table:style-name="ce23" table:formula="of:=IF([$_data_.F307];[$_data_.F307];&quot;&quot;)">
            <text:p/>
          </table:table-cell>
          <table:table-cell table:style-name="ce33" table:formula="of:=IF([$_data_.G307];[$_data_.G307];&quot;&quot;)">
            <text:p/>
          </table:table-cell>
          <table:table-cell table:style-name="ce33" table:formula="of:=IF([$_data_.H307];[$_data_.H307];&quot;&quot;)">
            <text:p/>
          </table:table-cell>
          <table:table-cell table:style-name="ce23" table:formula="of:=IF([$_data_.I307];[$_data_.I307];&quot;&quot;)">
            <text:p/>
          </table:table-cell>
          <table:table-cell table:style-name="ce37" table:formula="of:=IF([$_data_.J307];[$_data_.J307];&quot;&quot;)">
            <text:p/>
          </table:table-cell>
          <table:table-cell table:style-name="ce23" table:formula="of:=IF([$_data_.K307];[$_data_.K307];&quot;&quot;)">
            <text:p/>
          </table:table-cell>
          <table:table-cell table:style-name="ce23" table:formula="of:=IF([$_data_.L307];[$_data_.L307];&quot;&quot;)">
            <text:p/>
          </table:table-cell>
          <table:table-cell table:style-name="ce23" table:formula="of:=IF([$_data_.M307];[$_data_.M307];&quot;&quot;)">
            <text:p/>
          </table:table-cell>
          <table:table-cell table:style-name="ce23" table:formula="of:=IF([$_data_.N307];[$_data_.N307];&quot;&quot;)">
            <text:p/>
          </table:table-cell>
          <table:table-cell table:style-name="ce23" table:formula="of:=IF([$_data_.O307];[$_data_.O307];&quot;&quot;)">
            <text:p/>
          </table:table-cell>
          <table:table-cell table:style-name="ce23" table:formula="of:=IF([$_data_.P307];[$_data_.P307];&quot;&quot;)">
            <text:p/>
          </table:table-cell>
          <table:table-cell table:style-name="ce23" table:formula="of:=IF([$_data_.Q307];[$_data_.Q307];&quot;&quot;)">
            <text:p/>
          </table:table-cell>
          <table:table-cell table:style-name="ce23" table:formula="of:=IF([$_data_.R307];[$_data_.R307];&quot;&quot;)">
            <text:p/>
          </table:table-cell>
          <table:table-cell table:style-name="ce23" table:formula="of:=IF([$_data_.S307];[$_data_.S307];&quot;&quot;)">
            <text:p/>
          </table:table-cell>
          <table:table-cell table:style-name="ce62" table:formula="of:=IF([$_data_.T307];[$_data_.T307];&quot;&quot;)">
            <text:p/>
          </table:table-cell>
          <table:table-cell table:style-name="ce65" table:formula="of:=IF([$_data_.U307];[$_data_.U307];&quot;&quot;)">
            <text:p/>
          </table:table-cell>
        </table:table-row>
        <table:table-row table:style-name="ro1">
          <table:table-cell table:formula="of:=IF([$_data_.A308];[$_data_.A308];&quot;&quot;)">
            <text:p/>
          </table:table-cell>
          <table:table-cell table:style-name="ce23" table:formula="of:=IF([$_data_.B308];[$_data_.B308];&quot;&quot;)">
            <text:p/>
          </table:table-cell>
          <table:table-cell table:style-name="ce23" table:formula="of:=IF([$_data_.C308];[$_data_.C308];&quot;&quot;)">
            <text:p/>
          </table:table-cell>
          <table:table-cell table:style-name="ce23" table:formula="of:=IF([$_data_.D308];[$_data_.D308];&quot;&quot;)">
            <text:p/>
          </table:table-cell>
          <table:table-cell table:style-name="ce23" table:formula="of:=IF([$_data_.E308];[$_data_.E308];&quot;&quot;)">
            <text:p/>
          </table:table-cell>
          <table:table-cell table:style-name="ce23" table:formula="of:=IF([$_data_.F308];[$_data_.F308];&quot;&quot;)">
            <text:p/>
          </table:table-cell>
          <table:table-cell table:style-name="ce33" table:formula="of:=IF([$_data_.G308];[$_data_.G308];&quot;&quot;)">
            <text:p/>
          </table:table-cell>
          <table:table-cell table:style-name="ce33" table:formula="of:=IF([$_data_.H308];[$_data_.H308];&quot;&quot;)">
            <text:p/>
          </table:table-cell>
          <table:table-cell table:style-name="ce23" table:formula="of:=IF([$_data_.I308];[$_data_.I308];&quot;&quot;)">
            <text:p/>
          </table:table-cell>
          <table:table-cell table:style-name="ce37" table:formula="of:=IF([$_data_.J308];[$_data_.J308];&quot;&quot;)">
            <text:p/>
          </table:table-cell>
          <table:table-cell table:style-name="ce23" table:formula="of:=IF([$_data_.K308];[$_data_.K308];&quot;&quot;)">
            <text:p/>
          </table:table-cell>
          <table:table-cell table:style-name="ce23" table:formula="of:=IF([$_data_.L308];[$_data_.L308];&quot;&quot;)">
            <text:p/>
          </table:table-cell>
          <table:table-cell table:style-name="ce23" table:formula="of:=IF([$_data_.M308];[$_data_.M308];&quot;&quot;)">
            <text:p/>
          </table:table-cell>
          <table:table-cell table:style-name="ce23" table:formula="of:=IF([$_data_.N308];[$_data_.N308];&quot;&quot;)">
            <text:p/>
          </table:table-cell>
          <table:table-cell table:style-name="ce23" table:formula="of:=IF([$_data_.O308];[$_data_.O308];&quot;&quot;)">
            <text:p/>
          </table:table-cell>
          <table:table-cell table:style-name="ce23" table:formula="of:=IF([$_data_.P308];[$_data_.P308];&quot;&quot;)">
            <text:p/>
          </table:table-cell>
          <table:table-cell table:style-name="ce23" table:formula="of:=IF([$_data_.Q308];[$_data_.Q308];&quot;&quot;)">
            <text:p/>
          </table:table-cell>
          <table:table-cell table:style-name="ce23" table:formula="of:=IF([$_data_.R308];[$_data_.R308];&quot;&quot;)">
            <text:p/>
          </table:table-cell>
          <table:table-cell table:style-name="ce23" table:formula="of:=IF([$_data_.S308];[$_data_.S308];&quot;&quot;)">
            <text:p/>
          </table:table-cell>
          <table:table-cell table:style-name="ce62" table:formula="of:=IF([$_data_.T308];[$_data_.T308];&quot;&quot;)">
            <text:p/>
          </table:table-cell>
          <table:table-cell table:style-name="ce65" table:formula="of:=IF([$_data_.U308];[$_data_.U308];&quot;&quot;)">
            <text:p/>
          </table:table-cell>
        </table:table-row>
        <table:table-row table:style-name="ro1">
          <table:table-cell table:formula="of:=IF([$_data_.A309];[$_data_.A309];&quot;&quot;)">
            <text:p/>
          </table:table-cell>
          <table:table-cell table:style-name="ce23" table:formula="of:=IF([$_data_.B309];[$_data_.B309];&quot;&quot;)">
            <text:p/>
          </table:table-cell>
          <table:table-cell table:style-name="ce23" table:formula="of:=IF([$_data_.C309];[$_data_.C309];&quot;&quot;)">
            <text:p/>
          </table:table-cell>
          <table:table-cell table:style-name="ce23" table:formula="of:=IF([$_data_.D309];[$_data_.D309];&quot;&quot;)">
            <text:p/>
          </table:table-cell>
          <table:table-cell table:style-name="ce23" table:formula="of:=IF([$_data_.E309];[$_data_.E309];&quot;&quot;)">
            <text:p/>
          </table:table-cell>
          <table:table-cell table:style-name="ce23" table:formula="of:=IF([$_data_.F309];[$_data_.F309];&quot;&quot;)">
            <text:p/>
          </table:table-cell>
          <table:table-cell table:style-name="ce33" table:formula="of:=IF([$_data_.G309];[$_data_.G309];&quot;&quot;)">
            <text:p/>
          </table:table-cell>
          <table:table-cell table:style-name="ce33" table:formula="of:=IF([$_data_.H309];[$_data_.H309];&quot;&quot;)">
            <text:p/>
          </table:table-cell>
          <table:table-cell table:style-name="ce23" table:formula="of:=IF([$_data_.I309];[$_data_.I309];&quot;&quot;)">
            <text:p/>
          </table:table-cell>
          <table:table-cell table:style-name="ce37" table:formula="of:=IF([$_data_.J309];[$_data_.J309];&quot;&quot;)">
            <text:p/>
          </table:table-cell>
          <table:table-cell table:style-name="ce23" table:formula="of:=IF([$_data_.K309];[$_data_.K309];&quot;&quot;)">
            <text:p/>
          </table:table-cell>
          <table:table-cell table:style-name="ce23" table:formula="of:=IF([$_data_.L309];[$_data_.L309];&quot;&quot;)">
            <text:p/>
          </table:table-cell>
          <table:table-cell table:style-name="ce23" table:formula="of:=IF([$_data_.M309];[$_data_.M309];&quot;&quot;)">
            <text:p/>
          </table:table-cell>
          <table:table-cell table:style-name="ce23" table:formula="of:=IF([$_data_.N309];[$_data_.N309];&quot;&quot;)">
            <text:p/>
          </table:table-cell>
          <table:table-cell table:style-name="ce23" table:formula="of:=IF([$_data_.O309];[$_data_.O309];&quot;&quot;)">
            <text:p/>
          </table:table-cell>
          <table:table-cell table:style-name="ce23" table:formula="of:=IF([$_data_.P309];[$_data_.P309];&quot;&quot;)">
            <text:p/>
          </table:table-cell>
          <table:table-cell table:style-name="ce23" table:formula="of:=IF([$_data_.Q309];[$_data_.Q309];&quot;&quot;)">
            <text:p/>
          </table:table-cell>
          <table:table-cell table:style-name="ce23" table:formula="of:=IF([$_data_.R309];[$_data_.R309];&quot;&quot;)">
            <text:p/>
          </table:table-cell>
          <table:table-cell table:style-name="ce23" table:formula="of:=IF([$_data_.S309];[$_data_.S309];&quot;&quot;)">
            <text:p/>
          </table:table-cell>
          <table:table-cell table:style-name="ce62" table:formula="of:=IF([$_data_.T309];[$_data_.T309];&quot;&quot;)">
            <text:p/>
          </table:table-cell>
          <table:table-cell table:style-name="ce65" table:formula="of:=IF([$_data_.U309];[$_data_.U309];&quot;&quot;)">
            <text:p/>
          </table:table-cell>
        </table:table-row>
        <table:table-row table:style-name="ro1">
          <table:table-cell table:formula="of:=IF([$_data_.A310];[$_data_.A310];&quot;&quot;)">
            <text:p/>
          </table:table-cell>
          <table:table-cell table:style-name="ce23" table:formula="of:=IF([$_data_.B310];[$_data_.B310];&quot;&quot;)">
            <text:p/>
          </table:table-cell>
          <table:table-cell table:style-name="ce23" table:formula="of:=IF([$_data_.C310];[$_data_.C310];&quot;&quot;)">
            <text:p/>
          </table:table-cell>
          <table:table-cell table:style-name="ce23" table:formula="of:=IF([$_data_.D310];[$_data_.D310];&quot;&quot;)">
            <text:p/>
          </table:table-cell>
          <table:table-cell table:style-name="ce23" table:formula="of:=IF([$_data_.E310];[$_data_.E310];&quot;&quot;)">
            <text:p/>
          </table:table-cell>
          <table:table-cell table:style-name="ce23" table:formula="of:=IF([$_data_.F310];[$_data_.F310];&quot;&quot;)">
            <text:p/>
          </table:table-cell>
          <table:table-cell table:style-name="ce33" table:formula="of:=IF([$_data_.G310];[$_data_.G310];&quot;&quot;)">
            <text:p/>
          </table:table-cell>
          <table:table-cell table:style-name="ce33" table:formula="of:=IF([$_data_.H310];[$_data_.H310];&quot;&quot;)">
            <text:p/>
          </table:table-cell>
          <table:table-cell table:style-name="ce23" table:formula="of:=IF([$_data_.I310];[$_data_.I310];&quot;&quot;)">
            <text:p/>
          </table:table-cell>
          <table:table-cell table:style-name="ce37" table:formula="of:=IF([$_data_.J310];[$_data_.J310];&quot;&quot;)">
            <text:p/>
          </table:table-cell>
          <table:table-cell table:style-name="ce23" table:formula="of:=IF([$_data_.K310];[$_data_.K310];&quot;&quot;)">
            <text:p/>
          </table:table-cell>
          <table:table-cell table:style-name="ce23" table:formula="of:=IF([$_data_.L310];[$_data_.L310];&quot;&quot;)">
            <text:p/>
          </table:table-cell>
          <table:table-cell table:style-name="ce23" table:formula="of:=IF([$_data_.M310];[$_data_.M310];&quot;&quot;)">
            <text:p/>
          </table:table-cell>
          <table:table-cell table:style-name="ce23" table:formula="of:=IF([$_data_.N310];[$_data_.N310];&quot;&quot;)">
            <text:p/>
          </table:table-cell>
          <table:table-cell table:style-name="ce23" table:formula="of:=IF([$_data_.O310];[$_data_.O310];&quot;&quot;)">
            <text:p/>
          </table:table-cell>
          <table:table-cell table:style-name="ce23" table:formula="of:=IF([$_data_.P310];[$_data_.P310];&quot;&quot;)">
            <text:p/>
          </table:table-cell>
          <table:table-cell table:style-name="ce23" table:formula="of:=IF([$_data_.Q310];[$_data_.Q310];&quot;&quot;)">
            <text:p/>
          </table:table-cell>
          <table:table-cell table:style-name="ce23" table:formula="of:=IF([$_data_.R310];[$_data_.R310];&quot;&quot;)">
            <text:p/>
          </table:table-cell>
          <table:table-cell table:style-name="ce23" table:formula="of:=IF([$_data_.S310];[$_data_.S310];&quot;&quot;)">
            <text:p/>
          </table:table-cell>
          <table:table-cell table:style-name="ce62" table:formula="of:=IF([$_data_.T310];[$_data_.T310];&quot;&quot;)">
            <text:p/>
          </table:table-cell>
          <table:table-cell table:style-name="ce65" table:formula="of:=IF([$_data_.U310];[$_data_.U310];&quot;&quot;)">
            <text:p/>
          </table:table-cell>
        </table:table-row>
        <table:table-row table:style-name="ro1">
          <table:table-cell table:formula="of:=IF([$_data_.A311];[$_data_.A311];&quot;&quot;)">
            <text:p/>
          </table:table-cell>
          <table:table-cell table:style-name="ce23" table:formula="of:=IF([$_data_.B311];[$_data_.B311];&quot;&quot;)">
            <text:p/>
          </table:table-cell>
          <table:table-cell table:style-name="ce23" table:formula="of:=IF([$_data_.C311];[$_data_.C311];&quot;&quot;)">
            <text:p/>
          </table:table-cell>
          <table:table-cell table:style-name="ce23" table:formula="of:=IF([$_data_.D311];[$_data_.D311];&quot;&quot;)">
            <text:p/>
          </table:table-cell>
          <table:table-cell table:style-name="ce23" table:formula="of:=IF([$_data_.E311];[$_data_.E311];&quot;&quot;)">
            <text:p/>
          </table:table-cell>
          <table:table-cell table:style-name="ce23" table:formula="of:=IF([$_data_.F311];[$_data_.F311];&quot;&quot;)">
            <text:p/>
          </table:table-cell>
          <table:table-cell table:style-name="ce33" table:formula="of:=IF([$_data_.G311];[$_data_.G311];&quot;&quot;)">
            <text:p/>
          </table:table-cell>
          <table:table-cell table:style-name="ce33" table:formula="of:=IF([$_data_.H311];[$_data_.H311];&quot;&quot;)">
            <text:p/>
          </table:table-cell>
          <table:table-cell table:style-name="ce23" table:formula="of:=IF([$_data_.I311];[$_data_.I311];&quot;&quot;)">
            <text:p/>
          </table:table-cell>
          <table:table-cell table:style-name="ce37" table:formula="of:=IF([$_data_.J311];[$_data_.J311];&quot;&quot;)">
            <text:p/>
          </table:table-cell>
          <table:table-cell table:style-name="ce23" table:formula="of:=IF([$_data_.K311];[$_data_.K311];&quot;&quot;)">
            <text:p/>
          </table:table-cell>
          <table:table-cell table:style-name="ce23" table:formula="of:=IF([$_data_.L311];[$_data_.L311];&quot;&quot;)">
            <text:p/>
          </table:table-cell>
          <table:table-cell table:style-name="ce23" table:formula="of:=IF([$_data_.M311];[$_data_.M311];&quot;&quot;)">
            <text:p/>
          </table:table-cell>
          <table:table-cell table:style-name="ce23" table:formula="of:=IF([$_data_.N311];[$_data_.N311];&quot;&quot;)">
            <text:p/>
          </table:table-cell>
          <table:table-cell table:style-name="ce23" table:formula="of:=IF([$_data_.O311];[$_data_.O311];&quot;&quot;)">
            <text:p/>
          </table:table-cell>
          <table:table-cell table:style-name="ce23" table:formula="of:=IF([$_data_.P311];[$_data_.P311];&quot;&quot;)">
            <text:p/>
          </table:table-cell>
          <table:table-cell table:style-name="ce23" table:formula="of:=IF([$_data_.Q311];[$_data_.Q311];&quot;&quot;)">
            <text:p/>
          </table:table-cell>
          <table:table-cell table:style-name="ce23" table:formula="of:=IF([$_data_.R311];[$_data_.R311];&quot;&quot;)">
            <text:p/>
          </table:table-cell>
          <table:table-cell table:style-name="ce23" table:formula="of:=IF([$_data_.S311];[$_data_.S311];&quot;&quot;)">
            <text:p/>
          </table:table-cell>
          <table:table-cell table:style-name="ce62" table:formula="of:=IF([$_data_.T311];[$_data_.T311];&quot;&quot;)">
            <text:p/>
          </table:table-cell>
          <table:table-cell table:style-name="ce65" table:formula="of:=IF([$_data_.U311];[$_data_.U311];&quot;&quot;)">
            <text:p/>
          </table:table-cell>
        </table:table-row>
        <table:table-row table:style-name="ro1">
          <table:table-cell table:formula="of:=IF([$_data_.A312];[$_data_.A312];&quot;&quot;)">
            <text:p/>
          </table:table-cell>
          <table:table-cell table:style-name="ce23" table:formula="of:=IF([$_data_.B312];[$_data_.B312];&quot;&quot;)">
            <text:p/>
          </table:table-cell>
          <table:table-cell table:style-name="ce23" table:formula="of:=IF([$_data_.C312];[$_data_.C312];&quot;&quot;)">
            <text:p/>
          </table:table-cell>
          <table:table-cell table:style-name="ce23" table:formula="of:=IF([$_data_.D312];[$_data_.D312];&quot;&quot;)">
            <text:p/>
          </table:table-cell>
          <table:table-cell table:style-name="ce23" table:formula="of:=IF([$_data_.E312];[$_data_.E312];&quot;&quot;)">
            <text:p/>
          </table:table-cell>
          <table:table-cell table:style-name="ce23" table:formula="of:=IF([$_data_.F312];[$_data_.F312];&quot;&quot;)">
            <text:p/>
          </table:table-cell>
          <table:table-cell table:style-name="ce33" table:formula="of:=IF([$_data_.G312];[$_data_.G312];&quot;&quot;)">
            <text:p/>
          </table:table-cell>
          <table:table-cell table:style-name="ce33" table:formula="of:=IF([$_data_.H312];[$_data_.H312];&quot;&quot;)">
            <text:p/>
          </table:table-cell>
          <table:table-cell table:style-name="ce23" table:formula="of:=IF([$_data_.I312];[$_data_.I312];&quot;&quot;)">
            <text:p/>
          </table:table-cell>
          <table:table-cell table:style-name="ce37" table:formula="of:=IF([$_data_.J312];[$_data_.J312];&quot;&quot;)">
            <text:p/>
          </table:table-cell>
          <table:table-cell table:style-name="ce23" table:formula="of:=IF([$_data_.K312];[$_data_.K312];&quot;&quot;)">
            <text:p/>
          </table:table-cell>
          <table:table-cell table:style-name="ce23" table:formula="of:=IF([$_data_.L312];[$_data_.L312];&quot;&quot;)">
            <text:p/>
          </table:table-cell>
          <table:table-cell table:style-name="ce23" table:formula="of:=IF([$_data_.M312];[$_data_.M312];&quot;&quot;)">
            <text:p/>
          </table:table-cell>
          <table:table-cell table:style-name="ce23" table:formula="of:=IF([$_data_.N312];[$_data_.N312];&quot;&quot;)">
            <text:p/>
          </table:table-cell>
          <table:table-cell table:style-name="ce23" table:formula="of:=IF([$_data_.O312];[$_data_.O312];&quot;&quot;)">
            <text:p/>
          </table:table-cell>
          <table:table-cell table:style-name="ce23" table:formula="of:=IF([$_data_.P312];[$_data_.P312];&quot;&quot;)">
            <text:p/>
          </table:table-cell>
          <table:table-cell table:style-name="ce23" table:formula="of:=IF([$_data_.Q312];[$_data_.Q312];&quot;&quot;)">
            <text:p/>
          </table:table-cell>
          <table:table-cell table:style-name="ce23" table:formula="of:=IF([$_data_.R312];[$_data_.R312];&quot;&quot;)">
            <text:p/>
          </table:table-cell>
          <table:table-cell table:style-name="ce23" table:formula="of:=IF([$_data_.S312];[$_data_.S312];&quot;&quot;)">
            <text:p/>
          </table:table-cell>
          <table:table-cell table:style-name="ce62" table:formula="of:=IF([$_data_.T312];[$_data_.T312];&quot;&quot;)">
            <text:p/>
          </table:table-cell>
          <table:table-cell table:style-name="ce65" table:formula="of:=IF([$_data_.U312];[$_data_.U312];&quot;&quot;)">
            <text:p/>
          </table:table-cell>
        </table:table-row>
        <table:table-row table:style-name="ro1">
          <table:table-cell table:formula="of:=IF([$_data_.A313];[$_data_.A313];&quot;&quot;)">
            <text:p/>
          </table:table-cell>
          <table:table-cell table:style-name="ce23" table:formula="of:=IF([$_data_.B313];[$_data_.B313];&quot;&quot;)">
            <text:p/>
          </table:table-cell>
          <table:table-cell table:style-name="ce23" table:formula="of:=IF([$_data_.C313];[$_data_.C313];&quot;&quot;)">
            <text:p/>
          </table:table-cell>
          <table:table-cell table:style-name="ce23" table:formula="of:=IF([$_data_.D313];[$_data_.D313];&quot;&quot;)">
            <text:p/>
          </table:table-cell>
          <table:table-cell table:style-name="ce23" table:formula="of:=IF([$_data_.E313];[$_data_.E313];&quot;&quot;)">
            <text:p/>
          </table:table-cell>
          <table:table-cell table:style-name="ce23" table:formula="of:=IF([$_data_.F313];[$_data_.F313];&quot;&quot;)">
            <text:p/>
          </table:table-cell>
          <table:table-cell table:style-name="ce33" table:formula="of:=IF([$_data_.G313];[$_data_.G313];&quot;&quot;)">
            <text:p/>
          </table:table-cell>
          <table:table-cell table:style-name="ce33" table:formula="of:=IF([$_data_.H313];[$_data_.H313];&quot;&quot;)">
            <text:p/>
          </table:table-cell>
          <table:table-cell table:style-name="ce23" table:formula="of:=IF([$_data_.I313];[$_data_.I313];&quot;&quot;)">
            <text:p/>
          </table:table-cell>
          <table:table-cell table:style-name="ce37" table:formula="of:=IF([$_data_.J313];[$_data_.J313];&quot;&quot;)">
            <text:p/>
          </table:table-cell>
          <table:table-cell table:style-name="ce23" table:formula="of:=IF([$_data_.K313];[$_data_.K313];&quot;&quot;)">
            <text:p/>
          </table:table-cell>
          <table:table-cell table:style-name="ce23" table:formula="of:=IF([$_data_.L313];[$_data_.L313];&quot;&quot;)">
            <text:p/>
          </table:table-cell>
          <table:table-cell table:style-name="ce23" table:formula="of:=IF([$_data_.M313];[$_data_.M313];&quot;&quot;)">
            <text:p/>
          </table:table-cell>
          <table:table-cell table:style-name="ce23" table:formula="of:=IF([$_data_.N313];[$_data_.N313];&quot;&quot;)">
            <text:p/>
          </table:table-cell>
          <table:table-cell table:style-name="ce23" table:formula="of:=IF([$_data_.O313];[$_data_.O313];&quot;&quot;)">
            <text:p/>
          </table:table-cell>
          <table:table-cell table:style-name="ce23" table:formula="of:=IF([$_data_.P313];[$_data_.P313];&quot;&quot;)">
            <text:p/>
          </table:table-cell>
          <table:table-cell table:style-name="ce23" table:formula="of:=IF([$_data_.Q313];[$_data_.Q313];&quot;&quot;)">
            <text:p/>
          </table:table-cell>
          <table:table-cell table:style-name="ce23" table:formula="of:=IF([$_data_.R313];[$_data_.R313];&quot;&quot;)">
            <text:p/>
          </table:table-cell>
          <table:table-cell table:style-name="ce23" table:formula="of:=IF([$_data_.S313];[$_data_.S313];&quot;&quot;)">
            <text:p/>
          </table:table-cell>
          <table:table-cell table:style-name="ce62" table:formula="of:=IF([$_data_.T313];[$_data_.T313];&quot;&quot;)">
            <text:p/>
          </table:table-cell>
          <table:table-cell table:style-name="ce65" table:formula="of:=IF([$_data_.U313];[$_data_.U313];&quot;&quot;)">
            <text:p/>
          </table:table-cell>
        </table:table-row>
        <table:table-row table:style-name="ro1">
          <table:table-cell table:style-name="ce16" table:formula="of:=IF([$_data_.A314];[$_data_.A314];&quot;&quot;)">
            <text:p/>
          </table:table-cell>
          <table:table-cell table:style-name="ce24" table:formula="of:=IF([$_data_.B314];[$_data_.B314];&quot;&quot;)">
            <text:p/>
          </table:table-cell>
          <table:table-cell table:style-name="ce24" table:formula="of:=IF([$_data_.C314];[$_data_.C314];&quot;&quot;)">
            <text:p/>
          </table:table-cell>
          <table:table-cell table:style-name="ce24" table:formula="of:=IF([$_data_.D314];[$_data_.D314];&quot;&quot;)">
            <text:p/>
          </table:table-cell>
          <table:table-cell table:style-name="ce24" table:formula="of:=IF([$_data_.E314];[$_data_.E314];&quot;&quot;)">
            <text:p/>
          </table:table-cell>
          <table:table-cell table:style-name="ce24" table:formula="of:=IF([$_data_.F314];[$_data_.F314];&quot;&quot;)">
            <text:p/>
          </table:table-cell>
          <table:table-cell table:style-name="ce34" table:formula="of:=IF([$_data_.G314];[$_data_.G314];&quot;&quot;)">
            <text:p/>
          </table:table-cell>
          <table:table-cell table:style-name="ce34" table:formula="of:=IF([$_data_.H314];[$_data_.H314];&quot;&quot;)">
            <text:p/>
          </table:table-cell>
          <table:table-cell table:style-name="ce24" table:formula="of:=IF([$_data_.I314];[$_data_.I314];&quot;&quot;)">
            <text:p/>
          </table:table-cell>
          <table:table-cell table:style-name="ce38" table:formula="of:=IF([$_data_.J314];[$_data_.J314];&quot;&quot;)">
            <text:p/>
          </table:table-cell>
          <table:table-cell table:style-name="ce24" table:formula="of:=IF([$_data_.K314];[$_data_.K314];&quot;&quot;)">
            <text:p/>
          </table:table-cell>
          <table:table-cell table:style-name="ce24" table:formula="of:=IF([$_data_.L314];[$_data_.L314];&quot;&quot;)">
            <text:p/>
          </table:table-cell>
          <table:table-cell table:style-name="ce24" table:formula="of:=IF([$_data_.M314];[$_data_.M314];&quot;&quot;)">
            <text:p/>
          </table:table-cell>
          <table:table-cell table:style-name="ce24" table:formula="of:=IF([$_data_.N314];[$_data_.N314];&quot;&quot;)">
            <text:p/>
          </table:table-cell>
          <table:table-cell table:style-name="ce24" table:formula="of:=IF([$_data_.O314];[$_data_.O314];&quot;&quot;)">
            <text:p/>
          </table:table-cell>
          <table:table-cell table:style-name="ce24" table:formula="of:=IF([$_data_.P314];[$_data_.P314];&quot;&quot;)">
            <text:p/>
          </table:table-cell>
          <table:table-cell table:style-name="ce24" table:formula="of:=IF([$_data_.Q314];[$_data_.Q314];&quot;&quot;)">
            <text:p/>
          </table:table-cell>
          <table:table-cell table:style-name="ce24" table:formula="of:=IF([$_data_.R314];[$_data_.R314];&quot;&quot;)">
            <text:p/>
          </table:table-cell>
          <table:table-cell table:style-name="ce24" table:formula="of:=IF([$_data_.S314];[$_data_.S314];&quot;&quot;)">
            <text:p/>
          </table:table-cell>
          <table:table-cell table:style-name="ce63" table:formula="of:=IF([$_data_.T314];[$_data_.T314];&quot;&quot;)">
            <text:p/>
          </table:table-cell>
          <table:table-cell table:style-name="ce66" table:formula="of:=IF([$_data_.U314];[$_data_.U31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282];[$_data_.A282];&quot;&quot;)">
            <text:p/>
          </table:table-cell>
          <table:table-cell table:style-name="ce27" table:formula="of:=IF([$_data_.V282]=&quot;&quot;;&quot;&quot;;[$_data_.V282])" table:number-columns-spanned="20" table:number-rows-spanned="1">
            <text:p/>
          </table:table-cell>
          <table:covered-table-cell table:style-name="ce67" table:formula="of:=IF(#REF!.[Kesä.C86]=&quot;&quot;;&quot;&quot;;#REF!.[Kesä.C86])" office:value-type="string" office:string-value="" calcext:value-type="error">
            <text:p>Err:501</text:p>
          </table:covered-table-cell>
          <table:covered-table-cell table:style-name="ce67" table:formula="of:=IF(#REF!.[Kesä.D86]=&quot;&quot;;&quot;&quot;;#REF!.[Kesä.D86])" office:value-type="string" office:string-value="" calcext:value-type="error">
            <text:p>Err:501</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1</text:p>
          </table:covered-table-cell>
          <table:covered-table-cell table:style-name="ce67" table:formula="of:=IF(#REF!.[Kesä.G86]=&quot;&quot;;&quot;&quot;;#REF!.[Kesä.G86])" office:value-type="string" office:string-value="" calcext:value-type="error">
            <text:p>Err:501</text:p>
          </table:covered-table-cell>
          <table:covered-table-cell table:style-name="ce67" table:formula="of:=IF(#REF!.[Kesä.H86]=&quot;&quot;;&quot;&quot;;#REF!.[Kesä.H86])" office:value-type="string" office:string-value="" calcext:value-type="error">
            <text:p>Err:501</text:p>
          </table:covered-table-cell>
          <table:covered-table-cell table:style-name="ce67" table:formula="of:=IF(#REF!.[Kesä.I86]=&quot;&quot;;&quot;&quot;;#REF!.[Kesä.I86])" office:value-type="string" office:string-value="" calcext:value-type="error">
            <text:p>Err:501</text:p>
          </table:covered-table-cell>
          <table:covered-table-cell table:style-name="ce67" table:formula="of:=IF(#REF!.[Kesä.J86]=&quot;&quot;;&quot;&quot;;#REF!.[Kesä.J86])" office:value-type="string" office:string-value="" calcext:value-type="error">
            <text:p>Err:501</text:p>
          </table:covered-table-cell>
          <table:covered-table-cell table:style-name="ce67" table:formula="of:=IF(#REF!.[Kesä.K86]=&quot;&quot;;&quot;&quot;;#REF!.[Kesä.K86])" office:value-type="string" office:string-value="" calcext:value-type="error">
            <text:p>Err:501</text:p>
          </table:covered-table-cell>
          <table:covered-table-cell table:style-name="ce67" table:formula="of:=IF(#REF!.[Kesä.L86]=&quot;&quot;;&quot;&quot;;#REF!.[Kesä.L86])" office:value-type="string" office:string-value="" calcext:value-type="error">
            <text:p>Err:501</text:p>
          </table:covered-table-cell>
          <table:covered-table-cell table:style-name="ce67" table:formula="of:=IF(#REF!.[Kesä.M86]=&quot;&quot;;&quot;&quot;;#REF!.[Kesä.M86])" office:value-type="string" office:string-value="" calcext:value-type="error">
            <text:p>Err:501</text:p>
          </table:covered-table-cell>
          <table:covered-table-cell table:style-name="ce67" table:formula="of:=IF(#REF!.[Kesä.N86]=&quot;&quot;;&quot;&quot;;#REF!.[Kesä.N86])" office:value-type="string" office:string-value="" calcext:value-type="error">
            <text:p>Err:501</text:p>
          </table:covered-table-cell>
          <table:covered-table-cell table:style-name="ce67" table:formula="of:=IF(#REF!.[Kesä.O86]=&quot;&quot;;&quot;&quot;;#REF!.[Kesä.O86])" office:value-type="string" office:string-value="" calcext:value-type="error">
            <text:p>Err:501</text:p>
          </table:covered-table-cell>
          <table:covered-table-cell table:style-name="ce67" table:formula="of:=IF(#REF!.[Kesä.P86]=&quot;&quot;;&quot;&quot;;#REF!.[Kesä.P86])" office:value-type="string" office:string-value="" calcext:value-type="error">
            <text:p>Err:501</text:p>
          </table:covered-table-cell>
          <table:covered-table-cell table:style-name="ce67" table:formula="of:=IF(#REF!.[Kesä.Q86]=&quot;&quot;;&quot;&quot;;#REF!.[Kesä.Q86])" office:value-type="string" office:string-value="" calcext:value-type="error">
            <text:p>Err:501</text:p>
          </table:covered-table-cell>
          <table:covered-table-cell table:style-name="ce67" table:formula="of:=IF(#REF!.[Kesä.R86]=&quot;&quot;;&quot;&quot;;#REF!.[Kesä.R86])" office:value-type="string" office:string-value="" calcext:value-type="error">
            <text:p>Err:501</text:p>
          </table:covered-table-cell>
          <table:covered-table-cell table:style-name="ce67" table:formula="of:=IF(#REF!.[Kesä.S86]=&quot;&quot;;&quot;&quot;;#REF!.[Kesä.S86])" office:value-type="string" office:string-value="" calcext:value-type="error">
            <text:p>Err:501</text:p>
          </table:covered-table-cell>
          <table:covered-table-cell table:style-name="ce67" table:formula="of:=IF(#REF!.[Kesä.T86]=&quot;&quot;;&quot;&quot;;#REF!.[Kesä.T86])" office:value-type="string" office:string-value="" calcext:value-type="error">
            <text:p>Err:501</text:p>
          </table:covered-table-cell>
          <table:covered-table-cell table:style-name="ce67" table:formula="of:=IF(#REF!.[Kesä.U86]=&quot;&quot;;&quot;&quot;;#REF!.[Kesä.U86])" office:value-type="string" office:string-value="" calcext:value-type="error">
            <text:p>Err:501</text:p>
          </table:covered-table-cell>
        </table:table-row>
        <table:table-row table:style-name="ro1">
          <table:table-cell table:formula="of:=IF([$_data_.A283];[$_data_.A283];&quot;&quot;)">
            <text:p/>
          </table:table-cell>
          <table:table-cell table:formula="of:=IF([$_data_.V283]=&quot;&quot;;&quot;&quot;;[$_data_.V283])" table:number-columns-spanned="20" table:number-rows-spanned="1">
            <text:p/>
          </table:table-cell>
          <table:covered-table-cell table:formula="of:=IF(#REF!.[Kesä.C86]=&quot;&quot;;&quot;&quot;;#REF!.[Kesä.C86])" office:value-type="string" office:string-value="" calcext:value-type="error">
            <text:p>Err:501</text:p>
          </table:covered-table-cell>
          <table:covered-table-cell table:formula="of:=IF(#REF!.[Kesä.D86]=&quot;&quot;;&quot;&quot;;#REF!.[Kesä.D8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1</text:p>
          </table:covered-table-cell>
          <table:covered-table-cell table:formula="of:=IF(#REF!.[Kesä.G86]=&quot;&quot;;&quot;&quot;;#REF!.[Kesä.G86])" office:value-type="string" office:string-value="" calcext:value-type="error">
            <text:p>Err:501</text:p>
          </table:covered-table-cell>
          <table:covered-table-cell table:formula="of:=IF(#REF!.[Kesä.H86]=&quot;&quot;;&quot;&quot;;#REF!.[Kesä.H86])" office:value-type="string" office:string-value="" calcext:value-type="error">
            <text:p>Err:501</text:p>
          </table:covered-table-cell>
          <table:covered-table-cell table:formula="of:=IF(#REF!.[Kesä.I86]=&quot;&quot;;&quot;&quot;;#REF!.[Kesä.I86])" office:value-type="string" office:string-value="" calcext:value-type="error">
            <text:p>Err:501</text:p>
          </table:covered-table-cell>
          <table:covered-table-cell table:formula="of:=IF(#REF!.[Kesä.J86]=&quot;&quot;;&quot;&quot;;#REF!.[Kesä.J86])" office:value-type="string" office:string-value="" calcext:value-type="error">
            <text:p>Err:501</text:p>
          </table:covered-table-cell>
          <table:covered-table-cell table:formula="of:=IF(#REF!.[Kesä.K86]=&quot;&quot;;&quot;&quot;;#REF!.[Kesä.K86])" office:value-type="string" office:string-value="" calcext:value-type="error">
            <text:p>Err:501</text:p>
          </table:covered-table-cell>
          <table:covered-table-cell table:formula="of:=IF(#REF!.[Kesä.L86]=&quot;&quot;;&quot;&quot;;#REF!.[Kesä.L86])" office:value-type="string" office:string-value="" calcext:value-type="error">
            <text:p>Err:501</text:p>
          </table:covered-table-cell>
          <table:covered-table-cell table:formula="of:=IF(#REF!.[Kesä.M86]=&quot;&quot;;&quot;&quot;;#REF!.[Kesä.M86])" office:value-type="string" office:string-value="" calcext:value-type="error">
            <text:p>Err:501</text:p>
          </table:covered-table-cell>
          <table:covered-table-cell table:formula="of:=IF(#REF!.[Kesä.N86]=&quot;&quot;;&quot;&quot;;#REF!.[Kesä.N86])" office:value-type="string" office:string-value="" calcext:value-type="error">
            <text:p>Err:501</text:p>
          </table:covered-table-cell>
          <table:covered-table-cell table:formula="of:=IF(#REF!.[Kesä.O86]=&quot;&quot;;&quot;&quot;;#REF!.[Kesä.O86])" office:value-type="string" office:string-value="" calcext:value-type="error">
            <text:p>Err:501</text:p>
          </table:covered-table-cell>
          <table:covered-table-cell table:formula="of:=IF(#REF!.[Kesä.P86]=&quot;&quot;;&quot;&quot;;#REF!.[Kesä.P86])" office:value-type="string" office:string-value="" calcext:value-type="error">
            <text:p>Err:501</text:p>
          </table:covered-table-cell>
          <table:covered-table-cell table:formula="of:=IF(#REF!.[Kesä.Q86]=&quot;&quot;;&quot;&quot;;#REF!.[Kesä.Q86])" office:value-type="string" office:string-value="" calcext:value-type="error">
            <text:p>Err:501</text:p>
          </table:covered-table-cell>
          <table:covered-table-cell table:formula="of:=IF(#REF!.[Kesä.R86]=&quot;&quot;;&quot;&quot;;#REF!.[Kesä.R86])" office:value-type="string" office:string-value="" calcext:value-type="error">
            <text:p>Err:501</text:p>
          </table:covered-table-cell>
          <table:covered-table-cell table:formula="of:=IF(#REF!.[Kesä.S86]=&quot;&quot;;&quot;&quot;;#REF!.[Kesä.S86])" office:value-type="string" office:string-value="" calcext:value-type="error">
            <text:p>Err:501</text:p>
          </table:covered-table-cell>
          <table:covered-table-cell table:formula="of:=IF(#REF!.[Kesä.T86]=&quot;&quot;;&quot;&quot;;#REF!.[Kesä.T86])" office:value-type="string" office:string-value="" calcext:value-type="error">
            <text:p>Err:501</text:p>
          </table:covered-table-cell>
          <table:covered-table-cell table:formula="of:=IF(#REF!.[Kesä.U86]=&quot;&quot;;&quot;&quot;;#REF!.[Kesä.U86])" office:value-type="string" office:string-value="" calcext:value-type="error">
            <text:p>Err:501</text:p>
          </table:covered-table-cell>
        </table:table-row>
        <table:table-row table:style-name="ro1">
          <table:table-cell table:formula="of:=IF([$_data_.A284];[$_data_.A284];&quot;&quot;)">
            <text:p/>
          </table:table-cell>
          <table:table-cell table:formula="of:=IF([$_data_.V284]=&quot;&quot;;&quot;&quot;;[$_data_.V284])" table:number-columns-spanned="20" table:number-rows-spanned="1">
            <text:p/>
          </table:table-cell>
          <table:covered-table-cell table:formula="of:=IF(#REF!.[Kesä.C87]=&quot;&quot;;&quot;&quot;;#REF!.[Kesä.C87])" office:value-type="string" office:string-value="" calcext:value-type="error">
            <text:p>Err:501</text:p>
          </table:covered-table-cell>
          <table:covered-table-cell table:formula="of:=IF(#REF!.[Kesä.D87]=&quot;&quot;;&quot;&quot;;#REF!.[Kesä.D8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1</text:p>
          </table:covered-table-cell>
          <table:covered-table-cell table:formula="of:=IF(#REF!.[Kesä.G87]=&quot;&quot;;&quot;&quot;;#REF!.[Kesä.G87])" office:value-type="string" office:string-value="" calcext:value-type="error">
            <text:p>Err:501</text:p>
          </table:covered-table-cell>
          <table:covered-table-cell table:formula="of:=IF(#REF!.[Kesä.H87]=&quot;&quot;;&quot;&quot;;#REF!.[Kesä.H87])" office:value-type="string" office:string-value="" calcext:value-type="error">
            <text:p>Err:501</text:p>
          </table:covered-table-cell>
          <table:covered-table-cell table:formula="of:=IF(#REF!.[Kesä.I87]=&quot;&quot;;&quot;&quot;;#REF!.[Kesä.I87])" office:value-type="string" office:string-value="" calcext:value-type="error">
            <text:p>Err:501</text:p>
          </table:covered-table-cell>
          <table:covered-table-cell table:formula="of:=IF(#REF!.[Kesä.J87]=&quot;&quot;;&quot;&quot;;#REF!.[Kesä.J87])" office:value-type="string" office:string-value="" calcext:value-type="error">
            <text:p>Err:501</text:p>
          </table:covered-table-cell>
          <table:covered-table-cell table:formula="of:=IF(#REF!.[Kesä.K87]=&quot;&quot;;&quot;&quot;;#REF!.[Kesä.K87])" office:value-type="string" office:string-value="" calcext:value-type="error">
            <text:p>Err:501</text:p>
          </table:covered-table-cell>
          <table:covered-table-cell table:formula="of:=IF(#REF!.[Kesä.L87]=&quot;&quot;;&quot;&quot;;#REF!.[Kesä.L87])" office:value-type="string" office:string-value="" calcext:value-type="error">
            <text:p>Err:501</text:p>
          </table:covered-table-cell>
          <table:covered-table-cell table:formula="of:=IF(#REF!.[Kesä.M87]=&quot;&quot;;&quot;&quot;;#REF!.[Kesä.M87])" office:value-type="string" office:string-value="" calcext:value-type="error">
            <text:p>Err:501</text:p>
          </table:covered-table-cell>
          <table:covered-table-cell table:formula="of:=IF(#REF!.[Kesä.N87]=&quot;&quot;;&quot;&quot;;#REF!.[Kesä.N87])" office:value-type="string" office:string-value="" calcext:value-type="error">
            <text:p>Err:501</text:p>
          </table:covered-table-cell>
          <table:covered-table-cell table:formula="of:=IF(#REF!.[Kesä.O87]=&quot;&quot;;&quot;&quot;;#REF!.[Kesä.O87])" office:value-type="string" office:string-value="" calcext:value-type="error">
            <text:p>Err:501</text:p>
          </table:covered-table-cell>
          <table:covered-table-cell table:formula="of:=IF(#REF!.[Kesä.P87]=&quot;&quot;;&quot;&quot;;#REF!.[Kesä.P87])" office:value-type="string" office:string-value="" calcext:value-type="error">
            <text:p>Err:501</text:p>
          </table:covered-table-cell>
          <table:covered-table-cell table:formula="of:=IF(#REF!.[Kesä.Q87]=&quot;&quot;;&quot;&quot;;#REF!.[Kesä.Q87])" office:value-type="string" office:string-value="" calcext:value-type="error">
            <text:p>Err:501</text:p>
          </table:covered-table-cell>
          <table:covered-table-cell table:formula="of:=IF(#REF!.[Kesä.R87]=&quot;&quot;;&quot;&quot;;#REF!.[Kesä.R87])" office:value-type="string" office:string-value="" calcext:value-type="error">
            <text:p>Err:501</text:p>
          </table:covered-table-cell>
          <table:covered-table-cell table:formula="of:=IF(#REF!.[Kesä.S87]=&quot;&quot;;&quot;&quot;;#REF!.[Kesä.S87])" office:value-type="string" office:string-value="" calcext:value-type="error">
            <text:p>Err:501</text:p>
          </table:covered-table-cell>
          <table:covered-table-cell table:formula="of:=IF(#REF!.[Kesä.T87]=&quot;&quot;;&quot;&quot;;#REF!.[Kesä.T87])" office:value-type="string" office:string-value="" calcext:value-type="error">
            <text:p>Err:501</text:p>
          </table:covered-table-cell>
          <table:covered-table-cell table:formula="of:=IF(#REF!.[Kesä.U87]=&quot;&quot;;&quot;&quot;;#REF!.[Kesä.U87])" office:value-type="string" office:string-value="" calcext:value-type="error">
            <text:p>Err:501</text:p>
          </table:covered-table-cell>
        </table:table-row>
        <table:table-row table:style-name="ro1">
          <table:table-cell table:formula="of:=IF([$_data_.A285];[$_data_.A285];&quot;&quot;)">
            <text:p/>
          </table:table-cell>
          <table:table-cell table:formula="of:=IF([$_data_.V285]=&quot;&quot;;&quot;&quot;;[$_data_.V285])" table:number-columns-spanned="20" table:number-rows-spanned="1">
            <text:p/>
          </table:table-cell>
          <table:covered-table-cell table:formula="of:=IF(#REF!.[Kesä.C88]=&quot;&quot;;&quot;&quot;;#REF!.[Kesä.C88])" office:value-type="string" office:string-value="" calcext:value-type="error">
            <text:p>Err:501</text:p>
          </table:covered-table-cell>
          <table:covered-table-cell table:formula="of:=IF(#REF!.[Kesä.D88]=&quot;&quot;;&quot;&quot;;#REF!.[Kesä.D8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1</text:p>
          </table:covered-table-cell>
          <table:covered-table-cell table:formula="of:=IF(#REF!.[Kesä.G88]=&quot;&quot;;&quot;&quot;;#REF!.[Kesä.G88])" office:value-type="string" office:string-value="" calcext:value-type="error">
            <text:p>Err:501</text:p>
          </table:covered-table-cell>
          <table:covered-table-cell table:formula="of:=IF(#REF!.[Kesä.H88]=&quot;&quot;;&quot;&quot;;#REF!.[Kesä.H88])" office:value-type="string" office:string-value="" calcext:value-type="error">
            <text:p>Err:501</text:p>
          </table:covered-table-cell>
          <table:covered-table-cell table:formula="of:=IF(#REF!.[Kesä.I88]=&quot;&quot;;&quot;&quot;;#REF!.[Kesä.I88])" office:value-type="string" office:string-value="" calcext:value-type="error">
            <text:p>Err:501</text:p>
          </table:covered-table-cell>
          <table:covered-table-cell table:formula="of:=IF(#REF!.[Kesä.J88]=&quot;&quot;;&quot;&quot;;#REF!.[Kesä.J88])" office:value-type="string" office:string-value="" calcext:value-type="error">
            <text:p>Err:501</text:p>
          </table:covered-table-cell>
          <table:covered-table-cell table:formula="of:=IF(#REF!.[Kesä.K88]=&quot;&quot;;&quot;&quot;;#REF!.[Kesä.K88])" office:value-type="string" office:string-value="" calcext:value-type="error">
            <text:p>Err:501</text:p>
          </table:covered-table-cell>
          <table:covered-table-cell table:formula="of:=IF(#REF!.[Kesä.L88]=&quot;&quot;;&quot;&quot;;#REF!.[Kesä.L88])" office:value-type="string" office:string-value="" calcext:value-type="error">
            <text:p>Err:501</text:p>
          </table:covered-table-cell>
          <table:covered-table-cell table:formula="of:=IF(#REF!.[Kesä.M88]=&quot;&quot;;&quot;&quot;;#REF!.[Kesä.M88])" office:value-type="string" office:string-value="" calcext:value-type="error">
            <text:p>Err:501</text:p>
          </table:covered-table-cell>
          <table:covered-table-cell table:formula="of:=IF(#REF!.[Kesä.N88]=&quot;&quot;;&quot;&quot;;#REF!.[Kesä.N88])" office:value-type="string" office:string-value="" calcext:value-type="error">
            <text:p>Err:501</text:p>
          </table:covered-table-cell>
          <table:covered-table-cell table:formula="of:=IF(#REF!.[Kesä.O88]=&quot;&quot;;&quot;&quot;;#REF!.[Kesä.O88])" office:value-type="string" office:string-value="" calcext:value-type="error">
            <text:p>Err:501</text:p>
          </table:covered-table-cell>
          <table:covered-table-cell table:formula="of:=IF(#REF!.[Kesä.P88]=&quot;&quot;;&quot;&quot;;#REF!.[Kesä.P88])" office:value-type="string" office:string-value="" calcext:value-type="error">
            <text:p>Err:501</text:p>
          </table:covered-table-cell>
          <table:covered-table-cell table:formula="of:=IF(#REF!.[Kesä.Q88]=&quot;&quot;;&quot;&quot;;#REF!.[Kesä.Q88])" office:value-type="string" office:string-value="" calcext:value-type="error">
            <text:p>Err:501</text:p>
          </table:covered-table-cell>
          <table:covered-table-cell table:formula="of:=IF(#REF!.[Kesä.R88]=&quot;&quot;;&quot;&quot;;#REF!.[Kesä.R88])" office:value-type="string" office:string-value="" calcext:value-type="error">
            <text:p>Err:501</text:p>
          </table:covered-table-cell>
          <table:covered-table-cell table:formula="of:=IF(#REF!.[Kesä.S88]=&quot;&quot;;&quot;&quot;;#REF!.[Kesä.S88])" office:value-type="string" office:string-value="" calcext:value-type="error">
            <text:p>Err:501</text:p>
          </table:covered-table-cell>
          <table:covered-table-cell table:formula="of:=IF(#REF!.[Kesä.T88]=&quot;&quot;;&quot;&quot;;#REF!.[Kesä.T88])" office:value-type="string" office:string-value="" calcext:value-type="error">
            <text:p>Err:501</text:p>
          </table:covered-table-cell>
          <table:covered-table-cell table:formula="of:=IF(#REF!.[Kesä.U88]=&quot;&quot;;&quot;&quot;;#REF!.[Kesä.U88])" office:value-type="string" office:string-value="" calcext:value-type="error">
            <text:p>Err:501</text:p>
          </table:covered-table-cell>
        </table:table-row>
        <table:table-row table:style-name="ro1">
          <table:table-cell table:formula="of:=IF([$_data_.A286];[$_data_.A286];&quot;&quot;)">
            <text:p/>
          </table:table-cell>
          <table:table-cell table:formula="of:=IF([$_data_.V286]=&quot;&quot;;&quot;&quot;;[$_data_.V286])" table:number-columns-spanned="20" table:number-rows-spanned="1">
            <text:p/>
          </table:table-cell>
          <table:covered-table-cell table:formula="of:=IF(#REF!.[Kesä.C89]=&quot;&quot;;&quot;&quot;;#REF!.[Kesä.C89])" office:value-type="string" office:string-value="" calcext:value-type="error">
            <text:p>Err:501</text:p>
          </table:covered-table-cell>
          <table:covered-table-cell table:formula="of:=IF(#REF!.[Kesä.D89]=&quot;&quot;;&quot;&quot;;#REF!.[Kesä.D8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1</text:p>
          </table:covered-table-cell>
          <table:covered-table-cell table:formula="of:=IF(#REF!.[Kesä.G89]=&quot;&quot;;&quot;&quot;;#REF!.[Kesä.G89])" office:value-type="string" office:string-value="" calcext:value-type="error">
            <text:p>Err:501</text:p>
          </table:covered-table-cell>
          <table:covered-table-cell table:formula="of:=IF(#REF!.[Kesä.H89]=&quot;&quot;;&quot;&quot;;#REF!.[Kesä.H89])" office:value-type="string" office:string-value="" calcext:value-type="error">
            <text:p>Err:501</text:p>
          </table:covered-table-cell>
          <table:covered-table-cell table:formula="of:=IF(#REF!.[Kesä.I89]=&quot;&quot;;&quot;&quot;;#REF!.[Kesä.I89])" office:value-type="string" office:string-value="" calcext:value-type="error">
            <text:p>Err:501</text:p>
          </table:covered-table-cell>
          <table:covered-table-cell table:formula="of:=IF(#REF!.[Kesä.J89]=&quot;&quot;;&quot;&quot;;#REF!.[Kesä.J89])" office:value-type="string" office:string-value="" calcext:value-type="error">
            <text:p>Err:501</text:p>
          </table:covered-table-cell>
          <table:covered-table-cell table:formula="of:=IF(#REF!.[Kesä.K89]=&quot;&quot;;&quot;&quot;;#REF!.[Kesä.K89])" office:value-type="string" office:string-value="" calcext:value-type="error">
            <text:p>Err:501</text:p>
          </table:covered-table-cell>
          <table:covered-table-cell table:formula="of:=IF(#REF!.[Kesä.L89]=&quot;&quot;;&quot;&quot;;#REF!.[Kesä.L89])" office:value-type="string" office:string-value="" calcext:value-type="error">
            <text:p>Err:501</text:p>
          </table:covered-table-cell>
          <table:covered-table-cell table:formula="of:=IF(#REF!.[Kesä.M89]=&quot;&quot;;&quot;&quot;;#REF!.[Kesä.M89])" office:value-type="string" office:string-value="" calcext:value-type="error">
            <text:p>Err:501</text:p>
          </table:covered-table-cell>
          <table:covered-table-cell table:formula="of:=IF(#REF!.[Kesä.N89]=&quot;&quot;;&quot;&quot;;#REF!.[Kesä.N89])" office:value-type="string" office:string-value="" calcext:value-type="error">
            <text:p>Err:501</text:p>
          </table:covered-table-cell>
          <table:covered-table-cell table:formula="of:=IF(#REF!.[Kesä.O89]=&quot;&quot;;&quot;&quot;;#REF!.[Kesä.O89])" office:value-type="string" office:string-value="" calcext:value-type="error">
            <text:p>Err:501</text:p>
          </table:covered-table-cell>
          <table:covered-table-cell table:formula="of:=IF(#REF!.[Kesä.P89]=&quot;&quot;;&quot;&quot;;#REF!.[Kesä.P89])" office:value-type="string" office:string-value="" calcext:value-type="error">
            <text:p>Err:501</text:p>
          </table:covered-table-cell>
          <table:covered-table-cell table:formula="of:=IF(#REF!.[Kesä.Q89]=&quot;&quot;;&quot;&quot;;#REF!.[Kesä.Q89])" office:value-type="string" office:string-value="" calcext:value-type="error">
            <text:p>Err:501</text:p>
          </table:covered-table-cell>
          <table:covered-table-cell table:formula="of:=IF(#REF!.[Kesä.R89]=&quot;&quot;;&quot;&quot;;#REF!.[Kesä.R89])" office:value-type="string" office:string-value="" calcext:value-type="error">
            <text:p>Err:501</text:p>
          </table:covered-table-cell>
          <table:covered-table-cell table:formula="of:=IF(#REF!.[Kesä.S89]=&quot;&quot;;&quot;&quot;;#REF!.[Kesä.S89])" office:value-type="string" office:string-value="" calcext:value-type="error">
            <text:p>Err:501</text:p>
          </table:covered-table-cell>
          <table:covered-table-cell table:formula="of:=IF(#REF!.[Kesä.T89]=&quot;&quot;;&quot;&quot;;#REF!.[Kesä.T89])" office:value-type="string" office:string-value="" calcext:value-type="error">
            <text:p>Err:501</text:p>
          </table:covered-table-cell>
          <table:covered-table-cell table:formula="of:=IF(#REF!.[Kesä.U89]=&quot;&quot;;&quot;&quot;;#REF!.[Kesä.U89])" office:value-type="string" office:string-value="" calcext:value-type="error">
            <text:p>Err:501</text:p>
          </table:covered-table-cell>
        </table:table-row>
        <table:table-row table:style-name="ro1">
          <table:table-cell table:formula="of:=IF([$_data_.A287];[$_data_.A287];&quot;&quot;)">
            <text:p/>
          </table:table-cell>
          <table:table-cell table:formula="of:=IF([$_data_.V287]=&quot;&quot;;&quot;&quot;;[$_data_.V287])" table:number-columns-spanned="20" table:number-rows-spanned="1">
            <text:p/>
          </table:table-cell>
          <table:covered-table-cell table:formula="of:=IF(#REF!.[Kesä.C90]=&quot;&quot;;&quot;&quot;;#REF!.[Kesä.C90])" office:value-type="string" office:string-value="" calcext:value-type="error">
            <text:p>Err:501</text:p>
          </table:covered-table-cell>
          <table:covered-table-cell table:formula="of:=IF(#REF!.[Kesä.D90]=&quot;&quot;;&quot;&quot;;#REF!.[Kesä.D9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1</text:p>
          </table:covered-table-cell>
          <table:covered-table-cell table:formula="of:=IF(#REF!.[Kesä.G90]=&quot;&quot;;&quot;&quot;;#REF!.[Kesä.G90])" office:value-type="string" office:string-value="" calcext:value-type="error">
            <text:p>Err:501</text:p>
          </table:covered-table-cell>
          <table:covered-table-cell table:formula="of:=IF(#REF!.[Kesä.H90]=&quot;&quot;;&quot;&quot;;#REF!.[Kesä.H90])" office:value-type="string" office:string-value="" calcext:value-type="error">
            <text:p>Err:501</text:p>
          </table:covered-table-cell>
          <table:covered-table-cell table:formula="of:=IF(#REF!.[Kesä.I90]=&quot;&quot;;&quot;&quot;;#REF!.[Kesä.I90])" office:value-type="string" office:string-value="" calcext:value-type="error">
            <text:p>Err:501</text:p>
          </table:covered-table-cell>
          <table:covered-table-cell table:formula="of:=IF(#REF!.[Kesä.J90]=&quot;&quot;;&quot;&quot;;#REF!.[Kesä.J90])" office:value-type="string" office:string-value="" calcext:value-type="error">
            <text:p>Err:501</text:p>
          </table:covered-table-cell>
          <table:covered-table-cell table:formula="of:=IF(#REF!.[Kesä.K90]=&quot;&quot;;&quot;&quot;;#REF!.[Kesä.K90])" office:value-type="string" office:string-value="" calcext:value-type="error">
            <text:p>Err:501</text:p>
          </table:covered-table-cell>
          <table:covered-table-cell table:formula="of:=IF(#REF!.[Kesä.L90]=&quot;&quot;;&quot;&quot;;#REF!.[Kesä.L90])" office:value-type="string" office:string-value="" calcext:value-type="error">
            <text:p>Err:501</text:p>
          </table:covered-table-cell>
          <table:covered-table-cell table:formula="of:=IF(#REF!.[Kesä.M90]=&quot;&quot;;&quot;&quot;;#REF!.[Kesä.M90])" office:value-type="string" office:string-value="" calcext:value-type="error">
            <text:p>Err:501</text:p>
          </table:covered-table-cell>
          <table:covered-table-cell table:formula="of:=IF(#REF!.[Kesä.N90]=&quot;&quot;;&quot;&quot;;#REF!.[Kesä.N90])" office:value-type="string" office:string-value="" calcext:value-type="error">
            <text:p>Err:501</text:p>
          </table:covered-table-cell>
          <table:covered-table-cell table:formula="of:=IF(#REF!.[Kesä.O90]=&quot;&quot;;&quot;&quot;;#REF!.[Kesä.O90])" office:value-type="string" office:string-value="" calcext:value-type="error">
            <text:p>Err:501</text:p>
          </table:covered-table-cell>
          <table:covered-table-cell table:formula="of:=IF(#REF!.[Kesä.P90]=&quot;&quot;;&quot;&quot;;#REF!.[Kesä.P90])" office:value-type="string" office:string-value="" calcext:value-type="error">
            <text:p>Err:501</text:p>
          </table:covered-table-cell>
          <table:covered-table-cell table:formula="of:=IF(#REF!.[Kesä.Q90]=&quot;&quot;;&quot;&quot;;#REF!.[Kesä.Q90])" office:value-type="string" office:string-value="" calcext:value-type="error">
            <text:p>Err:501</text:p>
          </table:covered-table-cell>
          <table:covered-table-cell table:formula="of:=IF(#REF!.[Kesä.R90]=&quot;&quot;;&quot;&quot;;#REF!.[Kesä.R90])" office:value-type="string" office:string-value="" calcext:value-type="error">
            <text:p>Err:501</text:p>
          </table:covered-table-cell>
          <table:covered-table-cell table:formula="of:=IF(#REF!.[Kesä.S90]=&quot;&quot;;&quot;&quot;;#REF!.[Kesä.S90])" office:value-type="string" office:string-value="" calcext:value-type="error">
            <text:p>Err:501</text:p>
          </table:covered-table-cell>
          <table:covered-table-cell table:formula="of:=IF(#REF!.[Kesä.T90]=&quot;&quot;;&quot;&quot;;#REF!.[Kesä.T90])" office:value-type="string" office:string-value="" calcext:value-type="error">
            <text:p>Err:501</text:p>
          </table:covered-table-cell>
          <table:covered-table-cell table:formula="of:=IF(#REF!.[Kesä.U90]=&quot;&quot;;&quot;&quot;;#REF!.[Kesä.U90])" office:value-type="string" office:string-value="" calcext:value-type="error">
            <text:p>Err:501</text:p>
          </table:covered-table-cell>
        </table:table-row>
        <table:table-row table:style-name="ro1">
          <table:table-cell table:formula="of:=IF([$_data_.A288];[$_data_.A288];&quot;&quot;)">
            <text:p/>
          </table:table-cell>
          <table:table-cell table:formula="of:=IF([$_data_.V288]=&quot;&quot;;&quot;&quot;;[$_data_.V288])" table:number-columns-spanned="20" table:number-rows-spanned="1">
            <text:p/>
          </table:table-cell>
          <table:covered-table-cell table:formula="of:=IF(#REF!.[Kesä.C91]=&quot;&quot;;&quot;&quot;;#REF!.[Kesä.C91])" office:value-type="string" office:string-value="" calcext:value-type="error">
            <text:p>Err:501</text:p>
          </table:covered-table-cell>
          <table:covered-table-cell table:formula="of:=IF(#REF!.[Kesä.D91]=&quot;&quot;;&quot;&quot;;#REF!.[Kesä.D9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1</text:p>
          </table:covered-table-cell>
          <table:covered-table-cell table:formula="of:=IF(#REF!.[Kesä.G91]=&quot;&quot;;&quot;&quot;;#REF!.[Kesä.G91])" office:value-type="string" office:string-value="" calcext:value-type="error">
            <text:p>Err:501</text:p>
          </table:covered-table-cell>
          <table:covered-table-cell table:formula="of:=IF(#REF!.[Kesä.H91]=&quot;&quot;;&quot;&quot;;#REF!.[Kesä.H91])" office:value-type="string" office:string-value="" calcext:value-type="error">
            <text:p>Err:501</text:p>
          </table:covered-table-cell>
          <table:covered-table-cell table:formula="of:=IF(#REF!.[Kesä.I91]=&quot;&quot;;&quot;&quot;;#REF!.[Kesä.I91])" office:value-type="string" office:string-value="" calcext:value-type="error">
            <text:p>Err:501</text:p>
          </table:covered-table-cell>
          <table:covered-table-cell table:formula="of:=IF(#REF!.[Kesä.J91]=&quot;&quot;;&quot;&quot;;#REF!.[Kesä.J91])" office:value-type="string" office:string-value="" calcext:value-type="error">
            <text:p>Err:501</text:p>
          </table:covered-table-cell>
          <table:covered-table-cell table:formula="of:=IF(#REF!.[Kesä.K91]=&quot;&quot;;&quot;&quot;;#REF!.[Kesä.K91])" office:value-type="string" office:string-value="" calcext:value-type="error">
            <text:p>Err:501</text:p>
          </table:covered-table-cell>
          <table:covered-table-cell table:formula="of:=IF(#REF!.[Kesä.L91]=&quot;&quot;;&quot;&quot;;#REF!.[Kesä.L91])" office:value-type="string" office:string-value="" calcext:value-type="error">
            <text:p>Err:501</text:p>
          </table:covered-table-cell>
          <table:covered-table-cell table:formula="of:=IF(#REF!.[Kesä.M91]=&quot;&quot;;&quot;&quot;;#REF!.[Kesä.M91])" office:value-type="string" office:string-value="" calcext:value-type="error">
            <text:p>Err:501</text:p>
          </table:covered-table-cell>
          <table:covered-table-cell table:formula="of:=IF(#REF!.[Kesä.N91]=&quot;&quot;;&quot;&quot;;#REF!.[Kesä.N91])" office:value-type="string" office:string-value="" calcext:value-type="error">
            <text:p>Err:501</text:p>
          </table:covered-table-cell>
          <table:covered-table-cell table:formula="of:=IF(#REF!.[Kesä.O91]=&quot;&quot;;&quot;&quot;;#REF!.[Kesä.O91])" office:value-type="string" office:string-value="" calcext:value-type="error">
            <text:p>Err:501</text:p>
          </table:covered-table-cell>
          <table:covered-table-cell table:formula="of:=IF(#REF!.[Kesä.P91]=&quot;&quot;;&quot;&quot;;#REF!.[Kesä.P91])" office:value-type="string" office:string-value="" calcext:value-type="error">
            <text:p>Err:501</text:p>
          </table:covered-table-cell>
          <table:covered-table-cell table:formula="of:=IF(#REF!.[Kesä.Q91]=&quot;&quot;;&quot;&quot;;#REF!.[Kesä.Q91])" office:value-type="string" office:string-value="" calcext:value-type="error">
            <text:p>Err:501</text:p>
          </table:covered-table-cell>
          <table:covered-table-cell table:formula="of:=IF(#REF!.[Kesä.R91]=&quot;&quot;;&quot;&quot;;#REF!.[Kesä.R91])" office:value-type="string" office:string-value="" calcext:value-type="error">
            <text:p>Err:501</text:p>
          </table:covered-table-cell>
          <table:covered-table-cell table:formula="of:=IF(#REF!.[Kesä.S91]=&quot;&quot;;&quot;&quot;;#REF!.[Kesä.S91])" office:value-type="string" office:string-value="" calcext:value-type="error">
            <text:p>Err:501</text:p>
          </table:covered-table-cell>
          <table:covered-table-cell table:formula="of:=IF(#REF!.[Kesä.T91]=&quot;&quot;;&quot;&quot;;#REF!.[Kesä.T91])" office:value-type="string" office:string-value="" calcext:value-type="error">
            <text:p>Err:501</text:p>
          </table:covered-table-cell>
          <table:covered-table-cell table:formula="of:=IF(#REF!.[Kesä.U91]=&quot;&quot;;&quot;&quot;;#REF!.[Kesä.U91])" office:value-type="string" office:string-value="" calcext:value-type="error">
            <text:p>Err:501</text:p>
          </table:covered-table-cell>
        </table:table-row>
        <table:table-row table:style-name="ro1">
          <table:table-cell table:formula="of:=IF([$_data_.A289];[$_data_.A289];&quot;&quot;)">
            <text:p/>
          </table:table-cell>
          <table:table-cell table:formula="of:=IF([$_data_.V289]=&quot;&quot;;&quot;&quot;;[$_data_.V289])" table:number-columns-spanned="20" table:number-rows-spanned="1">
            <text:p/>
          </table:table-cell>
          <table:covered-table-cell table:formula="of:=IF(#REF!.[Kesä.C92]=&quot;&quot;;&quot;&quot;;#REF!.[Kesä.C92])" office:value-type="string" office:string-value="" calcext:value-type="error">
            <text:p>Err:501</text:p>
          </table:covered-table-cell>
          <table:covered-table-cell table:formula="of:=IF(#REF!.[Kesä.D92]=&quot;&quot;;&quot;&quot;;#REF!.[Kesä.D9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1</text:p>
          </table:covered-table-cell>
          <table:covered-table-cell table:formula="of:=IF(#REF!.[Kesä.G92]=&quot;&quot;;&quot;&quot;;#REF!.[Kesä.G92])" office:value-type="string" office:string-value="" calcext:value-type="error">
            <text:p>Err:501</text:p>
          </table:covered-table-cell>
          <table:covered-table-cell table:formula="of:=IF(#REF!.[Kesä.H92]=&quot;&quot;;&quot;&quot;;#REF!.[Kesä.H92])" office:value-type="string" office:string-value="" calcext:value-type="error">
            <text:p>Err:501</text:p>
          </table:covered-table-cell>
          <table:covered-table-cell table:formula="of:=IF(#REF!.[Kesä.I92]=&quot;&quot;;&quot;&quot;;#REF!.[Kesä.I92])" office:value-type="string" office:string-value="" calcext:value-type="error">
            <text:p>Err:501</text:p>
          </table:covered-table-cell>
          <table:covered-table-cell table:formula="of:=IF(#REF!.[Kesä.J92]=&quot;&quot;;&quot;&quot;;#REF!.[Kesä.J92])" office:value-type="string" office:string-value="" calcext:value-type="error">
            <text:p>Err:501</text:p>
          </table:covered-table-cell>
          <table:covered-table-cell table:formula="of:=IF(#REF!.[Kesä.K92]=&quot;&quot;;&quot;&quot;;#REF!.[Kesä.K92])" office:value-type="string" office:string-value="" calcext:value-type="error">
            <text:p>Err:501</text:p>
          </table:covered-table-cell>
          <table:covered-table-cell table:formula="of:=IF(#REF!.[Kesä.L92]=&quot;&quot;;&quot;&quot;;#REF!.[Kesä.L92])" office:value-type="string" office:string-value="" calcext:value-type="error">
            <text:p>Err:501</text:p>
          </table:covered-table-cell>
          <table:covered-table-cell table:formula="of:=IF(#REF!.[Kesä.M92]=&quot;&quot;;&quot;&quot;;#REF!.[Kesä.M92])" office:value-type="string" office:string-value="" calcext:value-type="error">
            <text:p>Err:501</text:p>
          </table:covered-table-cell>
          <table:covered-table-cell table:formula="of:=IF(#REF!.[Kesä.N92]=&quot;&quot;;&quot;&quot;;#REF!.[Kesä.N92])" office:value-type="string" office:string-value="" calcext:value-type="error">
            <text:p>Err:501</text:p>
          </table:covered-table-cell>
          <table:covered-table-cell table:formula="of:=IF(#REF!.[Kesä.O92]=&quot;&quot;;&quot;&quot;;#REF!.[Kesä.O92])" office:value-type="string" office:string-value="" calcext:value-type="error">
            <text:p>Err:501</text:p>
          </table:covered-table-cell>
          <table:covered-table-cell table:formula="of:=IF(#REF!.[Kesä.P92]=&quot;&quot;;&quot;&quot;;#REF!.[Kesä.P92])" office:value-type="string" office:string-value="" calcext:value-type="error">
            <text:p>Err:501</text:p>
          </table:covered-table-cell>
          <table:covered-table-cell table:formula="of:=IF(#REF!.[Kesä.Q92]=&quot;&quot;;&quot;&quot;;#REF!.[Kesä.Q92])" office:value-type="string" office:string-value="" calcext:value-type="error">
            <text:p>Err:501</text:p>
          </table:covered-table-cell>
          <table:covered-table-cell table:formula="of:=IF(#REF!.[Kesä.R92]=&quot;&quot;;&quot;&quot;;#REF!.[Kesä.R92])" office:value-type="string" office:string-value="" calcext:value-type="error">
            <text:p>Err:501</text:p>
          </table:covered-table-cell>
          <table:covered-table-cell table:formula="of:=IF(#REF!.[Kesä.S92]=&quot;&quot;;&quot;&quot;;#REF!.[Kesä.S92])" office:value-type="string" office:string-value="" calcext:value-type="error">
            <text:p>Err:501</text:p>
          </table:covered-table-cell>
          <table:covered-table-cell table:formula="of:=IF(#REF!.[Kesä.T92]=&quot;&quot;;&quot;&quot;;#REF!.[Kesä.T92])" office:value-type="string" office:string-value="" calcext:value-type="error">
            <text:p>Err:501</text:p>
          </table:covered-table-cell>
          <table:covered-table-cell table:formula="of:=IF(#REF!.[Kesä.U92]=&quot;&quot;;&quot;&quot;;#REF!.[Kesä.U92])" office:value-type="string" office:string-value="" calcext:value-type="error">
            <text:p>Err:501</text:p>
          </table:covered-table-cell>
        </table:table-row>
        <table:table-row table:style-name="ro1">
          <table:table-cell table:formula="of:=IF([$_data_.A290];[$_data_.A290];&quot;&quot;)">
            <text:p/>
          </table:table-cell>
          <table:table-cell table:formula="of:=IF([$_data_.V290]=&quot;&quot;;&quot;&quot;;[$_data_.V290])" table:number-columns-spanned="20" table:number-rows-spanned="1">
            <text:p/>
          </table:table-cell>
          <table:covered-table-cell table:formula="of:=IF(#REF!.[Kesä.C93]=&quot;&quot;;&quot;&quot;;#REF!.[Kesä.C93])" office:value-type="string" office:string-value="" calcext:value-type="error">
            <text:p>Err:501</text:p>
          </table:covered-table-cell>
          <table:covered-table-cell table:formula="of:=IF(#REF!.[Kesä.D93]=&quot;&quot;;&quot;&quot;;#REF!.[Kesä.D9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1</text:p>
          </table:covered-table-cell>
          <table:covered-table-cell table:formula="of:=IF(#REF!.[Kesä.G93]=&quot;&quot;;&quot;&quot;;#REF!.[Kesä.G93])" office:value-type="string" office:string-value="" calcext:value-type="error">
            <text:p>Err:501</text:p>
          </table:covered-table-cell>
          <table:covered-table-cell table:formula="of:=IF(#REF!.[Kesä.H93]=&quot;&quot;;&quot;&quot;;#REF!.[Kesä.H93])" office:value-type="string" office:string-value="" calcext:value-type="error">
            <text:p>Err:501</text:p>
          </table:covered-table-cell>
          <table:covered-table-cell table:formula="of:=IF(#REF!.[Kesä.I93]=&quot;&quot;;&quot;&quot;;#REF!.[Kesä.I93])" office:value-type="string" office:string-value="" calcext:value-type="error">
            <text:p>Err:501</text:p>
          </table:covered-table-cell>
          <table:covered-table-cell table:formula="of:=IF(#REF!.[Kesä.J93]=&quot;&quot;;&quot;&quot;;#REF!.[Kesä.J93])" office:value-type="string" office:string-value="" calcext:value-type="error">
            <text:p>Err:501</text:p>
          </table:covered-table-cell>
          <table:covered-table-cell table:formula="of:=IF(#REF!.[Kesä.K93]=&quot;&quot;;&quot;&quot;;#REF!.[Kesä.K93])" office:value-type="string" office:string-value="" calcext:value-type="error">
            <text:p>Err:501</text:p>
          </table:covered-table-cell>
          <table:covered-table-cell table:formula="of:=IF(#REF!.[Kesä.L93]=&quot;&quot;;&quot;&quot;;#REF!.[Kesä.L93])" office:value-type="string" office:string-value="" calcext:value-type="error">
            <text:p>Err:501</text:p>
          </table:covered-table-cell>
          <table:covered-table-cell table:formula="of:=IF(#REF!.[Kesä.M93]=&quot;&quot;;&quot;&quot;;#REF!.[Kesä.M93])" office:value-type="string" office:string-value="" calcext:value-type="error">
            <text:p>Err:501</text:p>
          </table:covered-table-cell>
          <table:covered-table-cell table:formula="of:=IF(#REF!.[Kesä.N93]=&quot;&quot;;&quot;&quot;;#REF!.[Kesä.N93])" office:value-type="string" office:string-value="" calcext:value-type="error">
            <text:p>Err:501</text:p>
          </table:covered-table-cell>
          <table:covered-table-cell table:formula="of:=IF(#REF!.[Kesä.O93]=&quot;&quot;;&quot;&quot;;#REF!.[Kesä.O93])" office:value-type="string" office:string-value="" calcext:value-type="error">
            <text:p>Err:501</text:p>
          </table:covered-table-cell>
          <table:covered-table-cell table:formula="of:=IF(#REF!.[Kesä.P93]=&quot;&quot;;&quot;&quot;;#REF!.[Kesä.P93])" office:value-type="string" office:string-value="" calcext:value-type="error">
            <text:p>Err:501</text:p>
          </table:covered-table-cell>
          <table:covered-table-cell table:formula="of:=IF(#REF!.[Kesä.Q93]=&quot;&quot;;&quot;&quot;;#REF!.[Kesä.Q93])" office:value-type="string" office:string-value="" calcext:value-type="error">
            <text:p>Err:501</text:p>
          </table:covered-table-cell>
          <table:covered-table-cell table:formula="of:=IF(#REF!.[Kesä.R93]=&quot;&quot;;&quot;&quot;;#REF!.[Kesä.R93])" office:value-type="string" office:string-value="" calcext:value-type="error">
            <text:p>Err:501</text:p>
          </table:covered-table-cell>
          <table:covered-table-cell table:formula="of:=IF(#REF!.[Kesä.S93]=&quot;&quot;;&quot;&quot;;#REF!.[Kesä.S93])" office:value-type="string" office:string-value="" calcext:value-type="error">
            <text:p>Err:501</text:p>
          </table:covered-table-cell>
          <table:covered-table-cell table:formula="of:=IF(#REF!.[Kesä.T93]=&quot;&quot;;&quot;&quot;;#REF!.[Kesä.T93])" office:value-type="string" office:string-value="" calcext:value-type="error">
            <text:p>Err:501</text:p>
          </table:covered-table-cell>
          <table:covered-table-cell table:formula="of:=IF(#REF!.[Kesä.U93]=&quot;&quot;;&quot;&quot;;#REF!.[Kesä.U93])" office:value-type="string" office:string-value="" calcext:value-type="error">
            <text:p>Err:501</text:p>
          </table:covered-table-cell>
        </table:table-row>
        <table:table-row table:style-name="ro1">
          <table:table-cell table:formula="of:=IF([$_data_.A291];[$_data_.A291];&quot;&quot;)">
            <text:p/>
          </table:table-cell>
          <table:table-cell table:formula="of:=IF([$_data_.V291]=&quot;&quot;;&quot;&quot;;[$_data_.V291])" table:number-columns-spanned="20" table:number-rows-spanned="1">
            <text:p/>
          </table:table-cell>
          <table:covered-table-cell table:formula="of:=IF(#REF!.[Kesä.C94]=&quot;&quot;;&quot;&quot;;#REF!.[Kesä.C94])" office:value-type="string" office:string-value="" calcext:value-type="error">
            <text:p>Err:501</text:p>
          </table:covered-table-cell>
          <table:covered-table-cell table:formula="of:=IF(#REF!.[Kesä.D94]=&quot;&quot;;&quot;&quot;;#REF!.[Kesä.D9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1</text:p>
          </table:covered-table-cell>
          <table:covered-table-cell table:formula="of:=IF(#REF!.[Kesä.G94]=&quot;&quot;;&quot;&quot;;#REF!.[Kesä.G94])" office:value-type="string" office:string-value="" calcext:value-type="error">
            <text:p>Err:501</text:p>
          </table:covered-table-cell>
          <table:covered-table-cell table:formula="of:=IF(#REF!.[Kesä.H94]=&quot;&quot;;&quot;&quot;;#REF!.[Kesä.H94])" office:value-type="string" office:string-value="" calcext:value-type="error">
            <text:p>Err:501</text:p>
          </table:covered-table-cell>
          <table:covered-table-cell table:formula="of:=IF(#REF!.[Kesä.I94]=&quot;&quot;;&quot;&quot;;#REF!.[Kesä.I94])" office:value-type="string" office:string-value="" calcext:value-type="error">
            <text:p>Err:501</text:p>
          </table:covered-table-cell>
          <table:covered-table-cell table:formula="of:=IF(#REF!.[Kesä.J94]=&quot;&quot;;&quot;&quot;;#REF!.[Kesä.J94])" office:value-type="string" office:string-value="" calcext:value-type="error">
            <text:p>Err:501</text:p>
          </table:covered-table-cell>
          <table:covered-table-cell table:formula="of:=IF(#REF!.[Kesä.K94]=&quot;&quot;;&quot;&quot;;#REF!.[Kesä.K94])" office:value-type="string" office:string-value="" calcext:value-type="error">
            <text:p>Err:501</text:p>
          </table:covered-table-cell>
          <table:covered-table-cell table:formula="of:=IF(#REF!.[Kesä.L94]=&quot;&quot;;&quot;&quot;;#REF!.[Kesä.L94])" office:value-type="string" office:string-value="" calcext:value-type="error">
            <text:p>Err:501</text:p>
          </table:covered-table-cell>
          <table:covered-table-cell table:formula="of:=IF(#REF!.[Kesä.M94]=&quot;&quot;;&quot;&quot;;#REF!.[Kesä.M94])" office:value-type="string" office:string-value="" calcext:value-type="error">
            <text:p>Err:501</text:p>
          </table:covered-table-cell>
          <table:covered-table-cell table:formula="of:=IF(#REF!.[Kesä.N94]=&quot;&quot;;&quot;&quot;;#REF!.[Kesä.N94])" office:value-type="string" office:string-value="" calcext:value-type="error">
            <text:p>Err:501</text:p>
          </table:covered-table-cell>
          <table:covered-table-cell table:formula="of:=IF(#REF!.[Kesä.O94]=&quot;&quot;;&quot;&quot;;#REF!.[Kesä.O94])" office:value-type="string" office:string-value="" calcext:value-type="error">
            <text:p>Err:501</text:p>
          </table:covered-table-cell>
          <table:covered-table-cell table:formula="of:=IF(#REF!.[Kesä.P94]=&quot;&quot;;&quot;&quot;;#REF!.[Kesä.P94])" office:value-type="string" office:string-value="" calcext:value-type="error">
            <text:p>Err:501</text:p>
          </table:covered-table-cell>
          <table:covered-table-cell table:formula="of:=IF(#REF!.[Kesä.Q94]=&quot;&quot;;&quot;&quot;;#REF!.[Kesä.Q94])" office:value-type="string" office:string-value="" calcext:value-type="error">
            <text:p>Err:501</text:p>
          </table:covered-table-cell>
          <table:covered-table-cell table:formula="of:=IF(#REF!.[Kesä.R94]=&quot;&quot;;&quot;&quot;;#REF!.[Kesä.R94])" office:value-type="string" office:string-value="" calcext:value-type="error">
            <text:p>Err:501</text:p>
          </table:covered-table-cell>
          <table:covered-table-cell table:formula="of:=IF(#REF!.[Kesä.S94]=&quot;&quot;;&quot;&quot;;#REF!.[Kesä.S94])" office:value-type="string" office:string-value="" calcext:value-type="error">
            <text:p>Err:501</text:p>
          </table:covered-table-cell>
          <table:covered-table-cell table:formula="of:=IF(#REF!.[Kesä.T94]=&quot;&quot;;&quot;&quot;;#REF!.[Kesä.T94])" office:value-type="string" office:string-value="" calcext:value-type="error">
            <text:p>Err:501</text:p>
          </table:covered-table-cell>
          <table:covered-table-cell table:formula="of:=IF(#REF!.[Kesä.U94]=&quot;&quot;;&quot;&quot;;#REF!.[Kesä.U94])" office:value-type="string" office:string-value="" calcext:value-type="error">
            <text:p>Err:501</text:p>
          </table:covered-table-cell>
        </table:table-row>
        <table:table-row table:style-name="ro1">
          <table:table-cell table:formula="of:=IF([$_data_.A292];[$_data_.A292];&quot;&quot;)">
            <text:p/>
          </table:table-cell>
          <table:table-cell table:formula="of:=IF([$_data_.V292]=&quot;&quot;;&quot;&quot;;[$_data_.V292])" table:number-columns-spanned="20" table:number-rows-spanned="1">
            <text:p/>
          </table:table-cell>
          <table:covered-table-cell table:formula="of:=IF(#REF!.[Kesä.C95]=&quot;&quot;;&quot;&quot;;#REF!.[Kesä.C95])" office:value-type="string" office:string-value="" calcext:value-type="error">
            <text:p>Err:501</text:p>
          </table:covered-table-cell>
          <table:covered-table-cell table:formula="of:=IF(#REF!.[Kesä.D95]=&quot;&quot;;&quot;&quot;;#REF!.[Kesä.D9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1</text:p>
          </table:covered-table-cell>
          <table:covered-table-cell table:formula="of:=IF(#REF!.[Kesä.G95]=&quot;&quot;;&quot;&quot;;#REF!.[Kesä.G95])" office:value-type="string" office:string-value="" calcext:value-type="error">
            <text:p>Err:501</text:p>
          </table:covered-table-cell>
          <table:covered-table-cell table:formula="of:=IF(#REF!.[Kesä.H95]=&quot;&quot;;&quot;&quot;;#REF!.[Kesä.H95])" office:value-type="string" office:string-value="" calcext:value-type="error">
            <text:p>Err:501</text:p>
          </table:covered-table-cell>
          <table:covered-table-cell table:formula="of:=IF(#REF!.[Kesä.I95]=&quot;&quot;;&quot;&quot;;#REF!.[Kesä.I95])" office:value-type="string" office:string-value="" calcext:value-type="error">
            <text:p>Err:501</text:p>
          </table:covered-table-cell>
          <table:covered-table-cell table:formula="of:=IF(#REF!.[Kesä.J95]=&quot;&quot;;&quot;&quot;;#REF!.[Kesä.J95])" office:value-type="string" office:string-value="" calcext:value-type="error">
            <text:p>Err:501</text:p>
          </table:covered-table-cell>
          <table:covered-table-cell table:formula="of:=IF(#REF!.[Kesä.K95]=&quot;&quot;;&quot;&quot;;#REF!.[Kesä.K95])" office:value-type="string" office:string-value="" calcext:value-type="error">
            <text:p>Err:501</text:p>
          </table:covered-table-cell>
          <table:covered-table-cell table:formula="of:=IF(#REF!.[Kesä.L95]=&quot;&quot;;&quot;&quot;;#REF!.[Kesä.L95])" office:value-type="string" office:string-value="" calcext:value-type="error">
            <text:p>Err:501</text:p>
          </table:covered-table-cell>
          <table:covered-table-cell table:formula="of:=IF(#REF!.[Kesä.M95]=&quot;&quot;;&quot;&quot;;#REF!.[Kesä.M95])" office:value-type="string" office:string-value="" calcext:value-type="error">
            <text:p>Err:501</text:p>
          </table:covered-table-cell>
          <table:covered-table-cell table:formula="of:=IF(#REF!.[Kesä.N95]=&quot;&quot;;&quot;&quot;;#REF!.[Kesä.N95])" office:value-type="string" office:string-value="" calcext:value-type="error">
            <text:p>Err:501</text:p>
          </table:covered-table-cell>
          <table:covered-table-cell table:formula="of:=IF(#REF!.[Kesä.O95]=&quot;&quot;;&quot;&quot;;#REF!.[Kesä.O95])" office:value-type="string" office:string-value="" calcext:value-type="error">
            <text:p>Err:501</text:p>
          </table:covered-table-cell>
          <table:covered-table-cell table:formula="of:=IF(#REF!.[Kesä.P95]=&quot;&quot;;&quot;&quot;;#REF!.[Kesä.P95])" office:value-type="string" office:string-value="" calcext:value-type="error">
            <text:p>Err:501</text:p>
          </table:covered-table-cell>
          <table:covered-table-cell table:formula="of:=IF(#REF!.[Kesä.Q95]=&quot;&quot;;&quot;&quot;;#REF!.[Kesä.Q95])" office:value-type="string" office:string-value="" calcext:value-type="error">
            <text:p>Err:501</text:p>
          </table:covered-table-cell>
          <table:covered-table-cell table:formula="of:=IF(#REF!.[Kesä.R95]=&quot;&quot;;&quot;&quot;;#REF!.[Kesä.R95])" office:value-type="string" office:string-value="" calcext:value-type="error">
            <text:p>Err:501</text:p>
          </table:covered-table-cell>
          <table:covered-table-cell table:formula="of:=IF(#REF!.[Kesä.S95]=&quot;&quot;;&quot;&quot;;#REF!.[Kesä.S95])" office:value-type="string" office:string-value="" calcext:value-type="error">
            <text:p>Err:501</text:p>
          </table:covered-table-cell>
          <table:covered-table-cell table:formula="of:=IF(#REF!.[Kesä.T95]=&quot;&quot;;&quot;&quot;;#REF!.[Kesä.T95])" office:value-type="string" office:string-value="" calcext:value-type="error">
            <text:p>Err:501</text:p>
          </table:covered-table-cell>
          <table:covered-table-cell table:formula="of:=IF(#REF!.[Kesä.U95]=&quot;&quot;;&quot;&quot;;#REF!.[Kesä.U95])" office:value-type="string" office:string-value="" calcext:value-type="error">
            <text:p>Err:501</text:p>
          </table:covered-table-cell>
        </table:table-row>
        <table:table-row table:style-name="ro1">
          <table:table-cell table:formula="of:=IF([$_data_.A293];[$_data_.A293];&quot;&quot;)">
            <text:p/>
          </table:table-cell>
          <table:table-cell table:formula="of:=IF([$_data_.V293]=&quot;&quot;;&quot;&quot;;[$_data_.V293])" table:number-columns-spanned="20" table:number-rows-spanned="1">
            <text:p/>
          </table:table-cell>
          <table:covered-table-cell table:formula="of:=IF(#REF!.[Kesä.C96]=&quot;&quot;;&quot;&quot;;#REF!.[Kesä.C96])" office:value-type="string" office:string-value="" calcext:value-type="error">
            <text:p>Err:501</text:p>
          </table:covered-table-cell>
          <table:covered-table-cell table:formula="of:=IF(#REF!.[Kesä.D96]=&quot;&quot;;&quot;&quot;;#REF!.[Kesä.D9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1</text:p>
          </table:covered-table-cell>
          <table:covered-table-cell table:formula="of:=IF(#REF!.[Kesä.G96]=&quot;&quot;;&quot;&quot;;#REF!.[Kesä.G96])" office:value-type="string" office:string-value="" calcext:value-type="error">
            <text:p>Err:501</text:p>
          </table:covered-table-cell>
          <table:covered-table-cell table:formula="of:=IF(#REF!.[Kesä.H96]=&quot;&quot;;&quot;&quot;;#REF!.[Kesä.H96])" office:value-type="string" office:string-value="" calcext:value-type="error">
            <text:p>Err:501</text:p>
          </table:covered-table-cell>
          <table:covered-table-cell table:formula="of:=IF(#REF!.[Kesä.I96]=&quot;&quot;;&quot;&quot;;#REF!.[Kesä.I96])" office:value-type="string" office:string-value="" calcext:value-type="error">
            <text:p>Err:501</text:p>
          </table:covered-table-cell>
          <table:covered-table-cell table:formula="of:=IF(#REF!.[Kesä.J96]=&quot;&quot;;&quot;&quot;;#REF!.[Kesä.J96])" office:value-type="string" office:string-value="" calcext:value-type="error">
            <text:p>Err:501</text:p>
          </table:covered-table-cell>
          <table:covered-table-cell table:formula="of:=IF(#REF!.[Kesä.K96]=&quot;&quot;;&quot;&quot;;#REF!.[Kesä.K96])" office:value-type="string" office:string-value="" calcext:value-type="error">
            <text:p>Err:501</text:p>
          </table:covered-table-cell>
          <table:covered-table-cell table:formula="of:=IF(#REF!.[Kesä.L96]=&quot;&quot;;&quot;&quot;;#REF!.[Kesä.L96])" office:value-type="string" office:string-value="" calcext:value-type="error">
            <text:p>Err:501</text:p>
          </table:covered-table-cell>
          <table:covered-table-cell table:formula="of:=IF(#REF!.[Kesä.M96]=&quot;&quot;;&quot;&quot;;#REF!.[Kesä.M96])" office:value-type="string" office:string-value="" calcext:value-type="error">
            <text:p>Err:501</text:p>
          </table:covered-table-cell>
          <table:covered-table-cell table:formula="of:=IF(#REF!.[Kesä.N96]=&quot;&quot;;&quot;&quot;;#REF!.[Kesä.N96])" office:value-type="string" office:string-value="" calcext:value-type="error">
            <text:p>Err:501</text:p>
          </table:covered-table-cell>
          <table:covered-table-cell table:formula="of:=IF(#REF!.[Kesä.O96]=&quot;&quot;;&quot;&quot;;#REF!.[Kesä.O96])" office:value-type="string" office:string-value="" calcext:value-type="error">
            <text:p>Err:501</text:p>
          </table:covered-table-cell>
          <table:covered-table-cell table:formula="of:=IF(#REF!.[Kesä.P96]=&quot;&quot;;&quot;&quot;;#REF!.[Kesä.P96])" office:value-type="string" office:string-value="" calcext:value-type="error">
            <text:p>Err:501</text:p>
          </table:covered-table-cell>
          <table:covered-table-cell table:formula="of:=IF(#REF!.[Kesä.Q96]=&quot;&quot;;&quot;&quot;;#REF!.[Kesä.Q96])" office:value-type="string" office:string-value="" calcext:value-type="error">
            <text:p>Err:501</text:p>
          </table:covered-table-cell>
          <table:covered-table-cell table:formula="of:=IF(#REF!.[Kesä.R96]=&quot;&quot;;&quot;&quot;;#REF!.[Kesä.R96])" office:value-type="string" office:string-value="" calcext:value-type="error">
            <text:p>Err:501</text:p>
          </table:covered-table-cell>
          <table:covered-table-cell table:formula="of:=IF(#REF!.[Kesä.S96]=&quot;&quot;;&quot;&quot;;#REF!.[Kesä.S96])" office:value-type="string" office:string-value="" calcext:value-type="error">
            <text:p>Err:501</text:p>
          </table:covered-table-cell>
          <table:covered-table-cell table:formula="of:=IF(#REF!.[Kesä.T96]=&quot;&quot;;&quot;&quot;;#REF!.[Kesä.T96])" office:value-type="string" office:string-value="" calcext:value-type="error">
            <text:p>Err:501</text:p>
          </table:covered-table-cell>
          <table:covered-table-cell table:formula="of:=IF(#REF!.[Kesä.U96]=&quot;&quot;;&quot;&quot;;#REF!.[Kesä.U96])" office:value-type="string" office:string-value="" calcext:value-type="error">
            <text:p>Err:501</text:p>
          </table:covered-table-cell>
        </table:table-row>
        <table:table-row table:style-name="ro1">
          <table:table-cell table:formula="of:=IF([$_data_.A294];[$_data_.A294];&quot;&quot;)">
            <text:p/>
          </table:table-cell>
          <table:table-cell table:formula="of:=IF([$_data_.V294]=&quot;&quot;;&quot;&quot;;[$_data_.V294])" table:number-columns-spanned="20" table:number-rows-spanned="1">
            <text:p/>
          </table:table-cell>
          <table:covered-table-cell table:formula="of:=IF(#REF!.[Kesä.C97]=&quot;&quot;;&quot;&quot;;#REF!.[Kesä.C97])" office:value-type="string" office:string-value="" calcext:value-type="error">
            <text:p>Err:501</text:p>
          </table:covered-table-cell>
          <table:covered-table-cell table:formula="of:=IF(#REF!.[Kesä.D97]=&quot;&quot;;&quot;&quot;;#REF!.[Kesä.D9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1</text:p>
          </table:covered-table-cell>
          <table:covered-table-cell table:formula="of:=IF(#REF!.[Kesä.G97]=&quot;&quot;;&quot;&quot;;#REF!.[Kesä.G97])" office:value-type="string" office:string-value="" calcext:value-type="error">
            <text:p>Err:501</text:p>
          </table:covered-table-cell>
          <table:covered-table-cell table:formula="of:=IF(#REF!.[Kesä.H97]=&quot;&quot;;&quot;&quot;;#REF!.[Kesä.H97])" office:value-type="string" office:string-value="" calcext:value-type="error">
            <text:p>Err:501</text:p>
          </table:covered-table-cell>
          <table:covered-table-cell table:formula="of:=IF(#REF!.[Kesä.I97]=&quot;&quot;;&quot;&quot;;#REF!.[Kesä.I97])" office:value-type="string" office:string-value="" calcext:value-type="error">
            <text:p>Err:501</text:p>
          </table:covered-table-cell>
          <table:covered-table-cell table:formula="of:=IF(#REF!.[Kesä.J97]=&quot;&quot;;&quot;&quot;;#REF!.[Kesä.J97])" office:value-type="string" office:string-value="" calcext:value-type="error">
            <text:p>Err:501</text:p>
          </table:covered-table-cell>
          <table:covered-table-cell table:formula="of:=IF(#REF!.[Kesä.K97]=&quot;&quot;;&quot;&quot;;#REF!.[Kesä.K97])" office:value-type="string" office:string-value="" calcext:value-type="error">
            <text:p>Err:501</text:p>
          </table:covered-table-cell>
          <table:covered-table-cell table:formula="of:=IF(#REF!.[Kesä.L97]=&quot;&quot;;&quot;&quot;;#REF!.[Kesä.L97])" office:value-type="string" office:string-value="" calcext:value-type="error">
            <text:p>Err:501</text:p>
          </table:covered-table-cell>
          <table:covered-table-cell table:formula="of:=IF(#REF!.[Kesä.M97]=&quot;&quot;;&quot;&quot;;#REF!.[Kesä.M97])" office:value-type="string" office:string-value="" calcext:value-type="error">
            <text:p>Err:501</text:p>
          </table:covered-table-cell>
          <table:covered-table-cell table:formula="of:=IF(#REF!.[Kesä.N97]=&quot;&quot;;&quot;&quot;;#REF!.[Kesä.N97])" office:value-type="string" office:string-value="" calcext:value-type="error">
            <text:p>Err:501</text:p>
          </table:covered-table-cell>
          <table:covered-table-cell table:formula="of:=IF(#REF!.[Kesä.O97]=&quot;&quot;;&quot;&quot;;#REF!.[Kesä.O97])" office:value-type="string" office:string-value="" calcext:value-type="error">
            <text:p>Err:501</text:p>
          </table:covered-table-cell>
          <table:covered-table-cell table:formula="of:=IF(#REF!.[Kesä.P97]=&quot;&quot;;&quot;&quot;;#REF!.[Kesä.P97])" office:value-type="string" office:string-value="" calcext:value-type="error">
            <text:p>Err:501</text:p>
          </table:covered-table-cell>
          <table:covered-table-cell table:formula="of:=IF(#REF!.[Kesä.Q97]=&quot;&quot;;&quot;&quot;;#REF!.[Kesä.Q97])" office:value-type="string" office:string-value="" calcext:value-type="error">
            <text:p>Err:501</text:p>
          </table:covered-table-cell>
          <table:covered-table-cell table:formula="of:=IF(#REF!.[Kesä.R97]=&quot;&quot;;&quot;&quot;;#REF!.[Kesä.R97])" office:value-type="string" office:string-value="" calcext:value-type="error">
            <text:p>Err:501</text:p>
          </table:covered-table-cell>
          <table:covered-table-cell table:formula="of:=IF(#REF!.[Kesä.S97]=&quot;&quot;;&quot;&quot;;#REF!.[Kesä.S97])" office:value-type="string" office:string-value="" calcext:value-type="error">
            <text:p>Err:501</text:p>
          </table:covered-table-cell>
          <table:covered-table-cell table:formula="of:=IF(#REF!.[Kesä.T97]=&quot;&quot;;&quot;&quot;;#REF!.[Kesä.T97])" office:value-type="string" office:string-value="" calcext:value-type="error">
            <text:p>Err:501</text:p>
          </table:covered-table-cell>
          <table:covered-table-cell table:formula="of:=IF(#REF!.[Kesä.U97]=&quot;&quot;;&quot;&quot;;#REF!.[Kesä.U97])" office:value-type="string" office:string-value="" calcext:value-type="error">
            <text:p>Err:501</text:p>
          </table:covered-table-cell>
        </table:table-row>
        <table:table-row table:style-name="ro1">
          <table:table-cell table:formula="of:=IF([$_data_.A295];[$_data_.A295];&quot;&quot;)">
            <text:p/>
          </table:table-cell>
          <table:table-cell table:formula="of:=IF([$_data_.V295]=&quot;&quot;;&quot;&quot;;[$_data_.V295])" table:number-columns-spanned="20" table:number-rows-spanned="1">
            <text:p/>
          </table:table-cell>
          <table:covered-table-cell table:formula="of:=IF(#REF!.[Kesä.C98]=&quot;&quot;;&quot;&quot;;#REF!.[Kesä.C98])" office:value-type="string" office:string-value="" calcext:value-type="error">
            <text:p>Err:501</text:p>
          </table:covered-table-cell>
          <table:covered-table-cell table:formula="of:=IF(#REF!.[Kesä.D98]=&quot;&quot;;&quot;&quot;;#REF!.[Kesä.D9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1</text:p>
          </table:covered-table-cell>
          <table:covered-table-cell table:formula="of:=IF(#REF!.[Kesä.G98]=&quot;&quot;;&quot;&quot;;#REF!.[Kesä.G98])" office:value-type="string" office:string-value="" calcext:value-type="error">
            <text:p>Err:501</text:p>
          </table:covered-table-cell>
          <table:covered-table-cell table:formula="of:=IF(#REF!.[Kesä.H98]=&quot;&quot;;&quot;&quot;;#REF!.[Kesä.H98])" office:value-type="string" office:string-value="" calcext:value-type="error">
            <text:p>Err:501</text:p>
          </table:covered-table-cell>
          <table:covered-table-cell table:formula="of:=IF(#REF!.[Kesä.I98]=&quot;&quot;;&quot;&quot;;#REF!.[Kesä.I98])" office:value-type="string" office:string-value="" calcext:value-type="error">
            <text:p>Err:501</text:p>
          </table:covered-table-cell>
          <table:covered-table-cell table:formula="of:=IF(#REF!.[Kesä.J98]=&quot;&quot;;&quot;&quot;;#REF!.[Kesä.J98])" office:value-type="string" office:string-value="" calcext:value-type="error">
            <text:p>Err:501</text:p>
          </table:covered-table-cell>
          <table:covered-table-cell table:formula="of:=IF(#REF!.[Kesä.K98]=&quot;&quot;;&quot;&quot;;#REF!.[Kesä.K98])" office:value-type="string" office:string-value="" calcext:value-type="error">
            <text:p>Err:501</text:p>
          </table:covered-table-cell>
          <table:covered-table-cell table:formula="of:=IF(#REF!.[Kesä.L98]=&quot;&quot;;&quot;&quot;;#REF!.[Kesä.L98])" office:value-type="string" office:string-value="" calcext:value-type="error">
            <text:p>Err:501</text:p>
          </table:covered-table-cell>
          <table:covered-table-cell table:formula="of:=IF(#REF!.[Kesä.M98]=&quot;&quot;;&quot;&quot;;#REF!.[Kesä.M98])" office:value-type="string" office:string-value="" calcext:value-type="error">
            <text:p>Err:501</text:p>
          </table:covered-table-cell>
          <table:covered-table-cell table:formula="of:=IF(#REF!.[Kesä.N98]=&quot;&quot;;&quot;&quot;;#REF!.[Kesä.N98])" office:value-type="string" office:string-value="" calcext:value-type="error">
            <text:p>Err:501</text:p>
          </table:covered-table-cell>
          <table:covered-table-cell table:formula="of:=IF(#REF!.[Kesä.O98]=&quot;&quot;;&quot;&quot;;#REF!.[Kesä.O98])" office:value-type="string" office:string-value="" calcext:value-type="error">
            <text:p>Err:501</text:p>
          </table:covered-table-cell>
          <table:covered-table-cell table:formula="of:=IF(#REF!.[Kesä.P98]=&quot;&quot;;&quot;&quot;;#REF!.[Kesä.P98])" office:value-type="string" office:string-value="" calcext:value-type="error">
            <text:p>Err:501</text:p>
          </table:covered-table-cell>
          <table:covered-table-cell table:formula="of:=IF(#REF!.[Kesä.Q98]=&quot;&quot;;&quot;&quot;;#REF!.[Kesä.Q98])" office:value-type="string" office:string-value="" calcext:value-type="error">
            <text:p>Err:501</text:p>
          </table:covered-table-cell>
          <table:covered-table-cell table:formula="of:=IF(#REF!.[Kesä.R98]=&quot;&quot;;&quot;&quot;;#REF!.[Kesä.R98])" office:value-type="string" office:string-value="" calcext:value-type="error">
            <text:p>Err:501</text:p>
          </table:covered-table-cell>
          <table:covered-table-cell table:formula="of:=IF(#REF!.[Kesä.S98]=&quot;&quot;;&quot;&quot;;#REF!.[Kesä.S98])" office:value-type="string" office:string-value="" calcext:value-type="error">
            <text:p>Err:501</text:p>
          </table:covered-table-cell>
          <table:covered-table-cell table:formula="of:=IF(#REF!.[Kesä.T98]=&quot;&quot;;&quot;&quot;;#REF!.[Kesä.T98])" office:value-type="string" office:string-value="" calcext:value-type="error">
            <text:p>Err:501</text:p>
          </table:covered-table-cell>
          <table:covered-table-cell table:formula="of:=IF(#REF!.[Kesä.U98]=&quot;&quot;;&quot;&quot;;#REF!.[Kesä.U98])" office:value-type="string" office:string-value="" calcext:value-type="error">
            <text:p>Err:501</text:p>
          </table:covered-table-cell>
        </table:table-row>
        <table:table-row table:style-name="ro1">
          <table:table-cell table:formula="of:=IF([$_data_.A296];[$_data_.A296];&quot;&quot;)">
            <text:p/>
          </table:table-cell>
          <table:table-cell table:formula="of:=IF([$_data_.V296]=&quot;&quot;;&quot;&quot;;[$_data_.V296])" table:number-columns-spanned="20" table:number-rows-spanned="1">
            <text:p/>
          </table:table-cell>
          <table:covered-table-cell table:formula="of:=IF(#REF!.[Kesä.C99]=&quot;&quot;;&quot;&quot;;#REF!.[Kesä.C99])" office:value-type="string" office:string-value="" calcext:value-type="error">
            <text:p>Err:501</text:p>
          </table:covered-table-cell>
          <table:covered-table-cell table:formula="of:=IF(#REF!.[Kesä.D99]=&quot;&quot;;&quot;&quot;;#REF!.[Kesä.D9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1</text:p>
          </table:covered-table-cell>
          <table:covered-table-cell table:formula="of:=IF(#REF!.[Kesä.G99]=&quot;&quot;;&quot;&quot;;#REF!.[Kesä.G99])" office:value-type="string" office:string-value="" calcext:value-type="error">
            <text:p>Err:501</text:p>
          </table:covered-table-cell>
          <table:covered-table-cell table:formula="of:=IF(#REF!.[Kesä.H99]=&quot;&quot;;&quot;&quot;;#REF!.[Kesä.H99])" office:value-type="string" office:string-value="" calcext:value-type="error">
            <text:p>Err:501</text:p>
          </table:covered-table-cell>
          <table:covered-table-cell table:formula="of:=IF(#REF!.[Kesä.I99]=&quot;&quot;;&quot;&quot;;#REF!.[Kesä.I99])" office:value-type="string" office:string-value="" calcext:value-type="error">
            <text:p>Err:501</text:p>
          </table:covered-table-cell>
          <table:covered-table-cell table:formula="of:=IF(#REF!.[Kesä.J99]=&quot;&quot;;&quot;&quot;;#REF!.[Kesä.J99])" office:value-type="string" office:string-value="" calcext:value-type="error">
            <text:p>Err:501</text:p>
          </table:covered-table-cell>
          <table:covered-table-cell table:formula="of:=IF(#REF!.[Kesä.K99]=&quot;&quot;;&quot;&quot;;#REF!.[Kesä.K99])" office:value-type="string" office:string-value="" calcext:value-type="error">
            <text:p>Err:501</text:p>
          </table:covered-table-cell>
          <table:covered-table-cell table:formula="of:=IF(#REF!.[Kesä.L99]=&quot;&quot;;&quot;&quot;;#REF!.[Kesä.L99])" office:value-type="string" office:string-value="" calcext:value-type="error">
            <text:p>Err:501</text:p>
          </table:covered-table-cell>
          <table:covered-table-cell table:formula="of:=IF(#REF!.[Kesä.M99]=&quot;&quot;;&quot;&quot;;#REF!.[Kesä.M99])" office:value-type="string" office:string-value="" calcext:value-type="error">
            <text:p>Err:501</text:p>
          </table:covered-table-cell>
          <table:covered-table-cell table:formula="of:=IF(#REF!.[Kesä.N99]=&quot;&quot;;&quot;&quot;;#REF!.[Kesä.N99])" office:value-type="string" office:string-value="" calcext:value-type="error">
            <text:p>Err:501</text:p>
          </table:covered-table-cell>
          <table:covered-table-cell table:formula="of:=IF(#REF!.[Kesä.O99]=&quot;&quot;;&quot;&quot;;#REF!.[Kesä.O99])" office:value-type="string" office:string-value="" calcext:value-type="error">
            <text:p>Err:501</text:p>
          </table:covered-table-cell>
          <table:covered-table-cell table:formula="of:=IF(#REF!.[Kesä.P99]=&quot;&quot;;&quot;&quot;;#REF!.[Kesä.P99])" office:value-type="string" office:string-value="" calcext:value-type="error">
            <text:p>Err:501</text:p>
          </table:covered-table-cell>
          <table:covered-table-cell table:formula="of:=IF(#REF!.[Kesä.Q99]=&quot;&quot;;&quot;&quot;;#REF!.[Kesä.Q99])" office:value-type="string" office:string-value="" calcext:value-type="error">
            <text:p>Err:501</text:p>
          </table:covered-table-cell>
          <table:covered-table-cell table:formula="of:=IF(#REF!.[Kesä.R99]=&quot;&quot;;&quot;&quot;;#REF!.[Kesä.R99])" office:value-type="string" office:string-value="" calcext:value-type="error">
            <text:p>Err:501</text:p>
          </table:covered-table-cell>
          <table:covered-table-cell table:formula="of:=IF(#REF!.[Kesä.S99]=&quot;&quot;;&quot;&quot;;#REF!.[Kesä.S99])" office:value-type="string" office:string-value="" calcext:value-type="error">
            <text:p>Err:501</text:p>
          </table:covered-table-cell>
          <table:covered-table-cell table:formula="of:=IF(#REF!.[Kesä.T99]=&quot;&quot;;&quot;&quot;;#REF!.[Kesä.T99])" office:value-type="string" office:string-value="" calcext:value-type="error">
            <text:p>Err:501</text:p>
          </table:covered-table-cell>
          <table:covered-table-cell table:formula="of:=IF(#REF!.[Kesä.U99]=&quot;&quot;;&quot;&quot;;#REF!.[Kesä.U99])" office:value-type="string" office:string-value="" calcext:value-type="error">
            <text:p>Err:501</text:p>
          </table:covered-table-cell>
        </table:table-row>
        <table:table-row table:style-name="ro1">
          <table:table-cell table:formula="of:=IF([$_data_.A297];[$_data_.A297];&quot;&quot;)">
            <text:p/>
          </table:table-cell>
          <table:table-cell table:formula="of:=IF([$_data_.V297]=&quot;&quot;;&quot;&quot;;[$_data_.V297])" table:number-columns-spanned="20" table:number-rows-spanned="1">
            <text:p/>
          </table:table-cell>
          <table:covered-table-cell table:formula="of:=IF(#REF!.[Kesä.C100]=&quot;&quot;;&quot;&quot;;#REF!.[Kesä.C100])" office:value-type="string" office:string-value="" calcext:value-type="error">
            <text:p>Err:501</text:p>
          </table:covered-table-cell>
          <table:covered-table-cell table:formula="of:=IF(#REF!.[Kesä.D100]=&quot;&quot;;&quot;&quot;;#REF!.[Kesä.D10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1</text:p>
          </table:covered-table-cell>
          <table:covered-table-cell table:formula="of:=IF(#REF!.[Kesä.G100]=&quot;&quot;;&quot;&quot;;#REF!.[Kesä.G100])" office:value-type="string" office:string-value="" calcext:value-type="error">
            <text:p>Err:501</text:p>
          </table:covered-table-cell>
          <table:covered-table-cell table:formula="of:=IF(#REF!.[Kesä.H100]=&quot;&quot;;&quot;&quot;;#REF!.[Kesä.H100])" office:value-type="string" office:string-value="" calcext:value-type="error">
            <text:p>Err:501</text:p>
          </table:covered-table-cell>
          <table:covered-table-cell table:formula="of:=IF(#REF!.[Kesä.I100]=&quot;&quot;;&quot;&quot;;#REF!.[Kesä.I100])" office:value-type="string" office:string-value="" calcext:value-type="error">
            <text:p>Err:501</text:p>
          </table:covered-table-cell>
          <table:covered-table-cell table:formula="of:=IF(#REF!.[Kesä.J100]=&quot;&quot;;&quot;&quot;;#REF!.[Kesä.J100])" office:value-type="string" office:string-value="" calcext:value-type="error">
            <text:p>Err:501</text:p>
          </table:covered-table-cell>
          <table:covered-table-cell table:formula="of:=IF(#REF!.[Kesä.K100]=&quot;&quot;;&quot;&quot;;#REF!.[Kesä.K100])" office:value-type="string" office:string-value="" calcext:value-type="error">
            <text:p>Err:501</text:p>
          </table:covered-table-cell>
          <table:covered-table-cell table:formula="of:=IF(#REF!.[Kesä.L100]=&quot;&quot;;&quot;&quot;;#REF!.[Kesä.L100])" office:value-type="string" office:string-value="" calcext:value-type="error">
            <text:p>Err:501</text:p>
          </table:covered-table-cell>
          <table:covered-table-cell table:formula="of:=IF(#REF!.[Kesä.M100]=&quot;&quot;;&quot;&quot;;#REF!.[Kesä.M100])" office:value-type="string" office:string-value="" calcext:value-type="error">
            <text:p>Err:501</text:p>
          </table:covered-table-cell>
          <table:covered-table-cell table:formula="of:=IF(#REF!.[Kesä.N100]=&quot;&quot;;&quot;&quot;;#REF!.[Kesä.N100])" office:value-type="string" office:string-value="" calcext:value-type="error">
            <text:p>Err:501</text:p>
          </table:covered-table-cell>
          <table:covered-table-cell table:formula="of:=IF(#REF!.[Kesä.O100]=&quot;&quot;;&quot;&quot;;#REF!.[Kesä.O100])" office:value-type="string" office:string-value="" calcext:value-type="error">
            <text:p>Err:501</text:p>
          </table:covered-table-cell>
          <table:covered-table-cell table:formula="of:=IF(#REF!.[Kesä.P100]=&quot;&quot;;&quot;&quot;;#REF!.[Kesä.P100])" office:value-type="string" office:string-value="" calcext:value-type="error">
            <text:p>Err:501</text:p>
          </table:covered-table-cell>
          <table:covered-table-cell table:formula="of:=IF(#REF!.[Kesä.Q100]=&quot;&quot;;&quot;&quot;;#REF!.[Kesä.Q100])" office:value-type="string" office:string-value="" calcext:value-type="error">
            <text:p>Err:501</text:p>
          </table:covered-table-cell>
          <table:covered-table-cell table:formula="of:=IF(#REF!.[Kesä.R100]=&quot;&quot;;&quot;&quot;;#REF!.[Kesä.R100])" office:value-type="string" office:string-value="" calcext:value-type="error">
            <text:p>Err:501</text:p>
          </table:covered-table-cell>
          <table:covered-table-cell table:formula="of:=IF(#REF!.[Kesä.S100]=&quot;&quot;;&quot;&quot;;#REF!.[Kesä.S100])" office:value-type="string" office:string-value="" calcext:value-type="error">
            <text:p>Err:501</text:p>
          </table:covered-table-cell>
          <table:covered-table-cell table:formula="of:=IF(#REF!.[Kesä.T100]=&quot;&quot;;&quot;&quot;;#REF!.[Kesä.T100])" office:value-type="string" office:string-value="" calcext:value-type="error">
            <text:p>Err:501</text:p>
          </table:covered-table-cell>
          <table:covered-table-cell table:formula="of:=IF(#REF!.[Kesä.U100]=&quot;&quot;;&quot;&quot;;#REF!.[Kesä.U100])" office:value-type="string" office:string-value="" calcext:value-type="error">
            <text:p>Err:501</text:p>
          </table:covered-table-cell>
        </table:table-row>
        <table:table-row table:style-name="ro1">
          <table:table-cell table:formula="of:=IF([$_data_.A298];[$_data_.A298];&quot;&quot;)">
            <text:p/>
          </table:table-cell>
          <table:table-cell table:formula="of:=IF([$_data_.V298]=&quot;&quot;;&quot;&quot;;[$_data_.V298])" table:number-columns-spanned="20" table:number-rows-spanned="1">
            <text:p/>
          </table:table-cell>
          <table:covered-table-cell table:formula="of:=IF(#REF!.[Kesä.C101]=&quot;&quot;;&quot;&quot;;#REF!.[Kesä.C101])" office:value-type="string" office:string-value="" calcext:value-type="error">
            <text:p>Err:501</text:p>
          </table:covered-table-cell>
          <table:covered-table-cell table:formula="of:=IF(#REF!.[Kesä.D101]=&quot;&quot;;&quot;&quot;;#REF!.[Kesä.D10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1</text:p>
          </table:covered-table-cell>
          <table:covered-table-cell table:formula="of:=IF(#REF!.[Kesä.G101]=&quot;&quot;;&quot;&quot;;#REF!.[Kesä.G101])" office:value-type="string" office:string-value="" calcext:value-type="error">
            <text:p>Err:501</text:p>
          </table:covered-table-cell>
          <table:covered-table-cell table:formula="of:=IF(#REF!.[Kesä.H101]=&quot;&quot;;&quot;&quot;;#REF!.[Kesä.H101])" office:value-type="string" office:string-value="" calcext:value-type="error">
            <text:p>Err:501</text:p>
          </table:covered-table-cell>
          <table:covered-table-cell table:formula="of:=IF(#REF!.[Kesä.I101]=&quot;&quot;;&quot;&quot;;#REF!.[Kesä.I101])" office:value-type="string" office:string-value="" calcext:value-type="error">
            <text:p>Err:501</text:p>
          </table:covered-table-cell>
          <table:covered-table-cell table:formula="of:=IF(#REF!.[Kesä.J101]=&quot;&quot;;&quot;&quot;;#REF!.[Kesä.J101])" office:value-type="string" office:string-value="" calcext:value-type="error">
            <text:p>Err:501</text:p>
          </table:covered-table-cell>
          <table:covered-table-cell table:formula="of:=IF(#REF!.[Kesä.K101]=&quot;&quot;;&quot;&quot;;#REF!.[Kesä.K101])" office:value-type="string" office:string-value="" calcext:value-type="error">
            <text:p>Err:501</text:p>
          </table:covered-table-cell>
          <table:covered-table-cell table:formula="of:=IF(#REF!.[Kesä.L101]=&quot;&quot;;&quot;&quot;;#REF!.[Kesä.L101])" office:value-type="string" office:string-value="" calcext:value-type="error">
            <text:p>Err:501</text:p>
          </table:covered-table-cell>
          <table:covered-table-cell table:formula="of:=IF(#REF!.[Kesä.M101]=&quot;&quot;;&quot;&quot;;#REF!.[Kesä.M101])" office:value-type="string" office:string-value="" calcext:value-type="error">
            <text:p>Err:501</text:p>
          </table:covered-table-cell>
          <table:covered-table-cell table:formula="of:=IF(#REF!.[Kesä.N101]=&quot;&quot;;&quot;&quot;;#REF!.[Kesä.N101])" office:value-type="string" office:string-value="" calcext:value-type="error">
            <text:p>Err:501</text:p>
          </table:covered-table-cell>
          <table:covered-table-cell table:formula="of:=IF(#REF!.[Kesä.O101]=&quot;&quot;;&quot;&quot;;#REF!.[Kesä.O101])" office:value-type="string" office:string-value="" calcext:value-type="error">
            <text:p>Err:501</text:p>
          </table:covered-table-cell>
          <table:covered-table-cell table:formula="of:=IF(#REF!.[Kesä.P101]=&quot;&quot;;&quot;&quot;;#REF!.[Kesä.P101])" office:value-type="string" office:string-value="" calcext:value-type="error">
            <text:p>Err:501</text:p>
          </table:covered-table-cell>
          <table:covered-table-cell table:formula="of:=IF(#REF!.[Kesä.Q101]=&quot;&quot;;&quot;&quot;;#REF!.[Kesä.Q101])" office:value-type="string" office:string-value="" calcext:value-type="error">
            <text:p>Err:501</text:p>
          </table:covered-table-cell>
          <table:covered-table-cell table:formula="of:=IF(#REF!.[Kesä.R101]=&quot;&quot;;&quot;&quot;;#REF!.[Kesä.R101])" office:value-type="string" office:string-value="" calcext:value-type="error">
            <text:p>Err:501</text:p>
          </table:covered-table-cell>
          <table:covered-table-cell table:formula="of:=IF(#REF!.[Kesä.S101]=&quot;&quot;;&quot;&quot;;#REF!.[Kesä.S101])" office:value-type="string" office:string-value="" calcext:value-type="error">
            <text:p>Err:501</text:p>
          </table:covered-table-cell>
          <table:covered-table-cell table:formula="of:=IF(#REF!.[Kesä.T101]=&quot;&quot;;&quot;&quot;;#REF!.[Kesä.T101])" office:value-type="string" office:string-value="" calcext:value-type="error">
            <text:p>Err:501</text:p>
          </table:covered-table-cell>
          <table:covered-table-cell table:formula="of:=IF(#REF!.[Kesä.U101]=&quot;&quot;;&quot;&quot;;#REF!.[Kesä.U101])" office:value-type="string" office:string-value="" calcext:value-type="error">
            <text:p>Err:501</text:p>
          </table:covered-table-cell>
        </table:table-row>
        <table:table-row table:style-name="ro1">
          <table:table-cell table:formula="of:=IF([$_data_.A299];[$_data_.A299];&quot;&quot;)">
            <text:p/>
          </table:table-cell>
          <table:table-cell table:formula="of:=IF([$_data_.V299]=&quot;&quot;;&quot;&quot;;[$_data_.V299])" table:number-columns-spanned="20" table:number-rows-spanned="1">
            <text:p/>
          </table:table-cell>
          <table:covered-table-cell table:formula="of:=IF(#REF!.[Kesä.C102]=&quot;&quot;;&quot;&quot;;#REF!.[Kesä.C102])" office:value-type="string" office:string-value="" calcext:value-type="error">
            <text:p>Err:501</text:p>
          </table:covered-table-cell>
          <table:covered-table-cell table:formula="of:=IF(#REF!.[Kesä.D102]=&quot;&quot;;&quot;&quot;;#REF!.[Kesä.D10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1</text:p>
          </table:covered-table-cell>
          <table:covered-table-cell table:formula="of:=IF(#REF!.[Kesä.G102]=&quot;&quot;;&quot;&quot;;#REF!.[Kesä.G102])" office:value-type="string" office:string-value="" calcext:value-type="error">
            <text:p>Err:501</text:p>
          </table:covered-table-cell>
          <table:covered-table-cell table:formula="of:=IF(#REF!.[Kesä.H102]=&quot;&quot;;&quot;&quot;;#REF!.[Kesä.H102])" office:value-type="string" office:string-value="" calcext:value-type="error">
            <text:p>Err:501</text:p>
          </table:covered-table-cell>
          <table:covered-table-cell table:formula="of:=IF(#REF!.[Kesä.I102]=&quot;&quot;;&quot;&quot;;#REF!.[Kesä.I102])" office:value-type="string" office:string-value="" calcext:value-type="error">
            <text:p>Err:501</text:p>
          </table:covered-table-cell>
          <table:covered-table-cell table:formula="of:=IF(#REF!.[Kesä.J102]=&quot;&quot;;&quot;&quot;;#REF!.[Kesä.J102])" office:value-type="string" office:string-value="" calcext:value-type="error">
            <text:p>Err:501</text:p>
          </table:covered-table-cell>
          <table:covered-table-cell table:formula="of:=IF(#REF!.[Kesä.K102]=&quot;&quot;;&quot;&quot;;#REF!.[Kesä.K102])" office:value-type="string" office:string-value="" calcext:value-type="error">
            <text:p>Err:501</text:p>
          </table:covered-table-cell>
          <table:covered-table-cell table:formula="of:=IF(#REF!.[Kesä.L102]=&quot;&quot;;&quot;&quot;;#REF!.[Kesä.L102])" office:value-type="string" office:string-value="" calcext:value-type="error">
            <text:p>Err:501</text:p>
          </table:covered-table-cell>
          <table:covered-table-cell table:formula="of:=IF(#REF!.[Kesä.M102]=&quot;&quot;;&quot;&quot;;#REF!.[Kesä.M102])" office:value-type="string" office:string-value="" calcext:value-type="error">
            <text:p>Err:501</text:p>
          </table:covered-table-cell>
          <table:covered-table-cell table:formula="of:=IF(#REF!.[Kesä.N102]=&quot;&quot;;&quot;&quot;;#REF!.[Kesä.N102])" office:value-type="string" office:string-value="" calcext:value-type="error">
            <text:p>Err:501</text:p>
          </table:covered-table-cell>
          <table:covered-table-cell table:formula="of:=IF(#REF!.[Kesä.O102]=&quot;&quot;;&quot;&quot;;#REF!.[Kesä.O102])" office:value-type="string" office:string-value="" calcext:value-type="error">
            <text:p>Err:501</text:p>
          </table:covered-table-cell>
          <table:covered-table-cell table:formula="of:=IF(#REF!.[Kesä.P102]=&quot;&quot;;&quot;&quot;;#REF!.[Kesä.P102])" office:value-type="string" office:string-value="" calcext:value-type="error">
            <text:p>Err:501</text:p>
          </table:covered-table-cell>
          <table:covered-table-cell table:formula="of:=IF(#REF!.[Kesä.Q102]=&quot;&quot;;&quot;&quot;;#REF!.[Kesä.Q102])" office:value-type="string" office:string-value="" calcext:value-type="error">
            <text:p>Err:501</text:p>
          </table:covered-table-cell>
          <table:covered-table-cell table:formula="of:=IF(#REF!.[Kesä.R102]=&quot;&quot;;&quot;&quot;;#REF!.[Kesä.R102])" office:value-type="string" office:string-value="" calcext:value-type="error">
            <text:p>Err:501</text:p>
          </table:covered-table-cell>
          <table:covered-table-cell table:formula="of:=IF(#REF!.[Kesä.S102]=&quot;&quot;;&quot;&quot;;#REF!.[Kesä.S102])" office:value-type="string" office:string-value="" calcext:value-type="error">
            <text:p>Err:501</text:p>
          </table:covered-table-cell>
          <table:covered-table-cell table:formula="of:=IF(#REF!.[Kesä.T102]=&quot;&quot;;&quot;&quot;;#REF!.[Kesä.T102])" office:value-type="string" office:string-value="" calcext:value-type="error">
            <text:p>Err:501</text:p>
          </table:covered-table-cell>
          <table:covered-table-cell table:formula="of:=IF(#REF!.[Kesä.U102]=&quot;&quot;;&quot;&quot;;#REF!.[Kesä.U102])" office:value-type="string" office:string-value="" calcext:value-type="error">
            <text:p>Err:501</text:p>
          </table:covered-table-cell>
        </table:table-row>
        <table:table-row table:style-name="ro1">
          <table:table-cell table:formula="of:=IF([$_data_.A300];[$_data_.A300];&quot;&quot;)">
            <text:p/>
          </table:table-cell>
          <table:table-cell table:formula="of:=IF([$_data_.V300]=&quot;&quot;;&quot;&quot;;[$_data_.V300])" table:number-columns-spanned="20" table:number-rows-spanned="1">
            <text:p/>
          </table:table-cell>
          <table:covered-table-cell table:formula="of:=IF(#REF!.[Kesä.C103]=&quot;&quot;;&quot;&quot;;#REF!.[Kesä.C103])" office:value-type="string" office:string-value="" calcext:value-type="error">
            <text:p>Err:501</text:p>
          </table:covered-table-cell>
          <table:covered-table-cell table:formula="of:=IF(#REF!.[Kesä.D103]=&quot;&quot;;&quot;&quot;;#REF!.[Kesä.D10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1</text:p>
          </table:covered-table-cell>
          <table:covered-table-cell table:formula="of:=IF(#REF!.[Kesä.G103]=&quot;&quot;;&quot;&quot;;#REF!.[Kesä.G103])" office:value-type="string" office:string-value="" calcext:value-type="error">
            <text:p>Err:501</text:p>
          </table:covered-table-cell>
          <table:covered-table-cell table:formula="of:=IF(#REF!.[Kesä.H103]=&quot;&quot;;&quot;&quot;;#REF!.[Kesä.H103])" office:value-type="string" office:string-value="" calcext:value-type="error">
            <text:p>Err:501</text:p>
          </table:covered-table-cell>
          <table:covered-table-cell table:formula="of:=IF(#REF!.[Kesä.I103]=&quot;&quot;;&quot;&quot;;#REF!.[Kesä.I103])" office:value-type="string" office:string-value="" calcext:value-type="error">
            <text:p>Err:501</text:p>
          </table:covered-table-cell>
          <table:covered-table-cell table:formula="of:=IF(#REF!.[Kesä.J103]=&quot;&quot;;&quot;&quot;;#REF!.[Kesä.J103])" office:value-type="string" office:string-value="" calcext:value-type="error">
            <text:p>Err:501</text:p>
          </table:covered-table-cell>
          <table:covered-table-cell table:formula="of:=IF(#REF!.[Kesä.K103]=&quot;&quot;;&quot;&quot;;#REF!.[Kesä.K103])" office:value-type="string" office:string-value="" calcext:value-type="error">
            <text:p>Err:501</text:p>
          </table:covered-table-cell>
          <table:covered-table-cell table:formula="of:=IF(#REF!.[Kesä.L103]=&quot;&quot;;&quot;&quot;;#REF!.[Kesä.L103])" office:value-type="string" office:string-value="" calcext:value-type="error">
            <text:p>Err:501</text:p>
          </table:covered-table-cell>
          <table:covered-table-cell table:formula="of:=IF(#REF!.[Kesä.M103]=&quot;&quot;;&quot;&quot;;#REF!.[Kesä.M103])" office:value-type="string" office:string-value="" calcext:value-type="error">
            <text:p>Err:501</text:p>
          </table:covered-table-cell>
          <table:covered-table-cell table:formula="of:=IF(#REF!.[Kesä.N103]=&quot;&quot;;&quot;&quot;;#REF!.[Kesä.N103])" office:value-type="string" office:string-value="" calcext:value-type="error">
            <text:p>Err:501</text:p>
          </table:covered-table-cell>
          <table:covered-table-cell table:formula="of:=IF(#REF!.[Kesä.O103]=&quot;&quot;;&quot;&quot;;#REF!.[Kesä.O103])" office:value-type="string" office:string-value="" calcext:value-type="error">
            <text:p>Err:501</text:p>
          </table:covered-table-cell>
          <table:covered-table-cell table:formula="of:=IF(#REF!.[Kesä.P103]=&quot;&quot;;&quot;&quot;;#REF!.[Kesä.P103])" office:value-type="string" office:string-value="" calcext:value-type="error">
            <text:p>Err:501</text:p>
          </table:covered-table-cell>
          <table:covered-table-cell table:formula="of:=IF(#REF!.[Kesä.Q103]=&quot;&quot;;&quot;&quot;;#REF!.[Kesä.Q103])" office:value-type="string" office:string-value="" calcext:value-type="error">
            <text:p>Err:501</text:p>
          </table:covered-table-cell>
          <table:covered-table-cell table:formula="of:=IF(#REF!.[Kesä.R103]=&quot;&quot;;&quot;&quot;;#REF!.[Kesä.R103])" office:value-type="string" office:string-value="" calcext:value-type="error">
            <text:p>Err:501</text:p>
          </table:covered-table-cell>
          <table:covered-table-cell table:formula="of:=IF(#REF!.[Kesä.S103]=&quot;&quot;;&quot;&quot;;#REF!.[Kesä.S103])" office:value-type="string" office:string-value="" calcext:value-type="error">
            <text:p>Err:501</text:p>
          </table:covered-table-cell>
          <table:covered-table-cell table:formula="of:=IF(#REF!.[Kesä.T103]=&quot;&quot;;&quot;&quot;;#REF!.[Kesä.T103])" office:value-type="string" office:string-value="" calcext:value-type="error">
            <text:p>Err:501</text:p>
          </table:covered-table-cell>
          <table:covered-table-cell table:formula="of:=IF(#REF!.[Kesä.U103]=&quot;&quot;;&quot;&quot;;#REF!.[Kesä.U103])" office:value-type="string" office:string-value="" calcext:value-type="error">
            <text:p>Err:501</text:p>
          </table:covered-table-cell>
        </table:table-row>
        <table:table-row table:style-name="ro1">
          <table:table-cell table:formula="of:=IF([$_data_.A301];[$_data_.A301];&quot;&quot;)">
            <text:p/>
          </table:table-cell>
          <table:table-cell table:formula="of:=IF([$_data_.V301]=&quot;&quot;;&quot;&quot;;[$_data_.V301])" table:number-columns-spanned="20" table:number-rows-spanned="1">
            <text:p/>
          </table:table-cell>
          <table:covered-table-cell table:formula="of:=IF(#REF!.[Kesä.C104]=&quot;&quot;;&quot;&quot;;#REF!.[Kesä.C104])" office:value-type="string" office:string-value="" calcext:value-type="error">
            <text:p>Err:501</text:p>
          </table:covered-table-cell>
          <table:covered-table-cell table:formula="of:=IF(#REF!.[Kesä.D104]=&quot;&quot;;&quot;&quot;;#REF!.[Kesä.D10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1</text:p>
          </table:covered-table-cell>
          <table:covered-table-cell table:formula="of:=IF(#REF!.[Kesä.G104]=&quot;&quot;;&quot;&quot;;#REF!.[Kesä.G104])" office:value-type="string" office:string-value="" calcext:value-type="error">
            <text:p>Err:501</text:p>
          </table:covered-table-cell>
          <table:covered-table-cell table:formula="of:=IF(#REF!.[Kesä.H104]=&quot;&quot;;&quot;&quot;;#REF!.[Kesä.H104])" office:value-type="string" office:string-value="" calcext:value-type="error">
            <text:p>Err:501</text:p>
          </table:covered-table-cell>
          <table:covered-table-cell table:formula="of:=IF(#REF!.[Kesä.I104]=&quot;&quot;;&quot;&quot;;#REF!.[Kesä.I104])" office:value-type="string" office:string-value="" calcext:value-type="error">
            <text:p>Err:501</text:p>
          </table:covered-table-cell>
          <table:covered-table-cell table:formula="of:=IF(#REF!.[Kesä.J104]=&quot;&quot;;&quot;&quot;;#REF!.[Kesä.J104])" office:value-type="string" office:string-value="" calcext:value-type="error">
            <text:p>Err:501</text:p>
          </table:covered-table-cell>
          <table:covered-table-cell table:formula="of:=IF(#REF!.[Kesä.K104]=&quot;&quot;;&quot;&quot;;#REF!.[Kesä.K104])" office:value-type="string" office:string-value="" calcext:value-type="error">
            <text:p>Err:501</text:p>
          </table:covered-table-cell>
          <table:covered-table-cell table:formula="of:=IF(#REF!.[Kesä.L104]=&quot;&quot;;&quot;&quot;;#REF!.[Kesä.L104])" office:value-type="string" office:string-value="" calcext:value-type="error">
            <text:p>Err:501</text:p>
          </table:covered-table-cell>
          <table:covered-table-cell table:formula="of:=IF(#REF!.[Kesä.M104]=&quot;&quot;;&quot;&quot;;#REF!.[Kesä.M104])" office:value-type="string" office:string-value="" calcext:value-type="error">
            <text:p>Err:501</text:p>
          </table:covered-table-cell>
          <table:covered-table-cell table:formula="of:=IF(#REF!.[Kesä.N104]=&quot;&quot;;&quot;&quot;;#REF!.[Kesä.N104])" office:value-type="string" office:string-value="" calcext:value-type="error">
            <text:p>Err:501</text:p>
          </table:covered-table-cell>
          <table:covered-table-cell table:formula="of:=IF(#REF!.[Kesä.O104]=&quot;&quot;;&quot;&quot;;#REF!.[Kesä.O104])" office:value-type="string" office:string-value="" calcext:value-type="error">
            <text:p>Err:501</text:p>
          </table:covered-table-cell>
          <table:covered-table-cell table:formula="of:=IF(#REF!.[Kesä.P104]=&quot;&quot;;&quot;&quot;;#REF!.[Kesä.P104])" office:value-type="string" office:string-value="" calcext:value-type="error">
            <text:p>Err:501</text:p>
          </table:covered-table-cell>
          <table:covered-table-cell table:formula="of:=IF(#REF!.[Kesä.Q104]=&quot;&quot;;&quot;&quot;;#REF!.[Kesä.Q104])" office:value-type="string" office:string-value="" calcext:value-type="error">
            <text:p>Err:501</text:p>
          </table:covered-table-cell>
          <table:covered-table-cell table:formula="of:=IF(#REF!.[Kesä.R104]=&quot;&quot;;&quot;&quot;;#REF!.[Kesä.R104])" office:value-type="string" office:string-value="" calcext:value-type="error">
            <text:p>Err:501</text:p>
          </table:covered-table-cell>
          <table:covered-table-cell table:formula="of:=IF(#REF!.[Kesä.S104]=&quot;&quot;;&quot;&quot;;#REF!.[Kesä.S104])" office:value-type="string" office:string-value="" calcext:value-type="error">
            <text:p>Err:501</text:p>
          </table:covered-table-cell>
          <table:covered-table-cell table:formula="of:=IF(#REF!.[Kesä.T104]=&quot;&quot;;&quot;&quot;;#REF!.[Kesä.T104])" office:value-type="string" office:string-value="" calcext:value-type="error">
            <text:p>Err:501</text:p>
          </table:covered-table-cell>
          <table:covered-table-cell table:formula="of:=IF(#REF!.[Kesä.U104]=&quot;&quot;;&quot;&quot;;#REF!.[Kesä.U104])" office:value-type="string" office:string-value="" calcext:value-type="error">
            <text:p>Err:501</text:p>
          </table:covered-table-cell>
        </table:table-row>
        <table:table-row table:style-name="ro1">
          <table:table-cell table:formula="of:=IF([$_data_.A302];[$_data_.A302];&quot;&quot;)">
            <text:p/>
          </table:table-cell>
          <table:table-cell table:formula="of:=IF([$_data_.V302]=&quot;&quot;;&quot;&quot;;[$_data_.V302])" table:number-columns-spanned="20" table:number-rows-spanned="1">
            <text:p/>
          </table:table-cell>
          <table:covered-table-cell table:formula="of:=IF(#REF!.[Kesä.C105]=&quot;&quot;;&quot;&quot;;#REF!.[Kesä.C105])" office:value-type="string" office:string-value="" calcext:value-type="error">
            <text:p>Err:501</text:p>
          </table:covered-table-cell>
          <table:covered-table-cell table:formula="of:=IF(#REF!.[Kesä.D105]=&quot;&quot;;&quot;&quot;;#REF!.[Kesä.D10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1</text:p>
          </table:covered-table-cell>
          <table:covered-table-cell table:formula="of:=IF(#REF!.[Kesä.G105]=&quot;&quot;;&quot;&quot;;#REF!.[Kesä.G105])" office:value-type="string" office:string-value="" calcext:value-type="error">
            <text:p>Err:501</text:p>
          </table:covered-table-cell>
          <table:covered-table-cell table:formula="of:=IF(#REF!.[Kesä.H105]=&quot;&quot;;&quot;&quot;;#REF!.[Kesä.H105])" office:value-type="string" office:string-value="" calcext:value-type="error">
            <text:p>Err:501</text:p>
          </table:covered-table-cell>
          <table:covered-table-cell table:formula="of:=IF(#REF!.[Kesä.I105]=&quot;&quot;;&quot;&quot;;#REF!.[Kesä.I105])" office:value-type="string" office:string-value="" calcext:value-type="error">
            <text:p>Err:501</text:p>
          </table:covered-table-cell>
          <table:covered-table-cell table:formula="of:=IF(#REF!.[Kesä.J105]=&quot;&quot;;&quot;&quot;;#REF!.[Kesä.J105])" office:value-type="string" office:string-value="" calcext:value-type="error">
            <text:p>Err:501</text:p>
          </table:covered-table-cell>
          <table:covered-table-cell table:formula="of:=IF(#REF!.[Kesä.K105]=&quot;&quot;;&quot;&quot;;#REF!.[Kesä.K105])" office:value-type="string" office:string-value="" calcext:value-type="error">
            <text:p>Err:501</text:p>
          </table:covered-table-cell>
          <table:covered-table-cell table:formula="of:=IF(#REF!.[Kesä.L105]=&quot;&quot;;&quot;&quot;;#REF!.[Kesä.L105])" office:value-type="string" office:string-value="" calcext:value-type="error">
            <text:p>Err:501</text:p>
          </table:covered-table-cell>
          <table:covered-table-cell table:formula="of:=IF(#REF!.[Kesä.M105]=&quot;&quot;;&quot;&quot;;#REF!.[Kesä.M105])" office:value-type="string" office:string-value="" calcext:value-type="error">
            <text:p>Err:501</text:p>
          </table:covered-table-cell>
          <table:covered-table-cell table:formula="of:=IF(#REF!.[Kesä.N105]=&quot;&quot;;&quot;&quot;;#REF!.[Kesä.N105])" office:value-type="string" office:string-value="" calcext:value-type="error">
            <text:p>Err:501</text:p>
          </table:covered-table-cell>
          <table:covered-table-cell table:formula="of:=IF(#REF!.[Kesä.O105]=&quot;&quot;;&quot;&quot;;#REF!.[Kesä.O105])" office:value-type="string" office:string-value="" calcext:value-type="error">
            <text:p>Err:501</text:p>
          </table:covered-table-cell>
          <table:covered-table-cell table:formula="of:=IF(#REF!.[Kesä.P105]=&quot;&quot;;&quot;&quot;;#REF!.[Kesä.P105])" office:value-type="string" office:string-value="" calcext:value-type="error">
            <text:p>Err:501</text:p>
          </table:covered-table-cell>
          <table:covered-table-cell table:formula="of:=IF(#REF!.[Kesä.Q105]=&quot;&quot;;&quot;&quot;;#REF!.[Kesä.Q105])" office:value-type="string" office:string-value="" calcext:value-type="error">
            <text:p>Err:501</text:p>
          </table:covered-table-cell>
          <table:covered-table-cell table:formula="of:=IF(#REF!.[Kesä.R105]=&quot;&quot;;&quot;&quot;;#REF!.[Kesä.R105])" office:value-type="string" office:string-value="" calcext:value-type="error">
            <text:p>Err:501</text:p>
          </table:covered-table-cell>
          <table:covered-table-cell table:formula="of:=IF(#REF!.[Kesä.S105]=&quot;&quot;;&quot;&quot;;#REF!.[Kesä.S105])" office:value-type="string" office:string-value="" calcext:value-type="error">
            <text:p>Err:501</text:p>
          </table:covered-table-cell>
          <table:covered-table-cell table:formula="of:=IF(#REF!.[Kesä.T105]=&quot;&quot;;&quot;&quot;;#REF!.[Kesä.T105])" office:value-type="string" office:string-value="" calcext:value-type="error">
            <text:p>Err:501</text:p>
          </table:covered-table-cell>
          <table:covered-table-cell table:formula="of:=IF(#REF!.[Kesä.U105]=&quot;&quot;;&quot;&quot;;#REF!.[Kesä.U105])" office:value-type="string" office:string-value="" calcext:value-type="error">
            <text:p>Err:501</text:p>
          </table:covered-table-cell>
        </table:table-row>
        <table:table-row table:style-name="ro1">
          <table:table-cell table:formula="of:=IF([$_data_.A303];[$_data_.A303];&quot;&quot;)">
            <text:p/>
          </table:table-cell>
          <table:table-cell table:formula="of:=IF([$_data_.V303]=&quot;&quot;;&quot;&quot;;[$_data_.V303])" table:number-columns-spanned="20" table:number-rows-spanned="1">
            <text:p/>
          </table:table-cell>
          <table:covered-table-cell table:formula="of:=IF(#REF!.[Kesä.C106]=&quot;&quot;;&quot;&quot;;#REF!.[Kesä.C106])" office:value-type="string" office:string-value="" calcext:value-type="error">
            <text:p>Err:501</text:p>
          </table:covered-table-cell>
          <table:covered-table-cell table:formula="of:=IF(#REF!.[Kesä.D106]=&quot;&quot;;&quot;&quot;;#REF!.[Kesä.D10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1</text:p>
          </table:covered-table-cell>
          <table:covered-table-cell table:formula="of:=IF(#REF!.[Kesä.G106]=&quot;&quot;;&quot;&quot;;#REF!.[Kesä.G106])" office:value-type="string" office:string-value="" calcext:value-type="error">
            <text:p>Err:501</text:p>
          </table:covered-table-cell>
          <table:covered-table-cell table:formula="of:=IF(#REF!.[Kesä.H106]=&quot;&quot;;&quot;&quot;;#REF!.[Kesä.H106])" office:value-type="string" office:string-value="" calcext:value-type="error">
            <text:p>Err:501</text:p>
          </table:covered-table-cell>
          <table:covered-table-cell table:formula="of:=IF(#REF!.[Kesä.I106]=&quot;&quot;;&quot;&quot;;#REF!.[Kesä.I106])" office:value-type="string" office:string-value="" calcext:value-type="error">
            <text:p>Err:501</text:p>
          </table:covered-table-cell>
          <table:covered-table-cell table:formula="of:=IF(#REF!.[Kesä.J106]=&quot;&quot;;&quot;&quot;;#REF!.[Kesä.J106])" office:value-type="string" office:string-value="" calcext:value-type="error">
            <text:p>Err:501</text:p>
          </table:covered-table-cell>
          <table:covered-table-cell table:formula="of:=IF(#REF!.[Kesä.K106]=&quot;&quot;;&quot;&quot;;#REF!.[Kesä.K106])" office:value-type="string" office:string-value="" calcext:value-type="error">
            <text:p>Err:501</text:p>
          </table:covered-table-cell>
          <table:covered-table-cell table:formula="of:=IF(#REF!.[Kesä.L106]=&quot;&quot;;&quot;&quot;;#REF!.[Kesä.L106])" office:value-type="string" office:string-value="" calcext:value-type="error">
            <text:p>Err:501</text:p>
          </table:covered-table-cell>
          <table:covered-table-cell table:formula="of:=IF(#REF!.[Kesä.M106]=&quot;&quot;;&quot;&quot;;#REF!.[Kesä.M106])" office:value-type="string" office:string-value="" calcext:value-type="error">
            <text:p>Err:501</text:p>
          </table:covered-table-cell>
          <table:covered-table-cell table:formula="of:=IF(#REF!.[Kesä.N106]=&quot;&quot;;&quot;&quot;;#REF!.[Kesä.N106])" office:value-type="string" office:string-value="" calcext:value-type="error">
            <text:p>Err:501</text:p>
          </table:covered-table-cell>
          <table:covered-table-cell table:formula="of:=IF(#REF!.[Kesä.O106]=&quot;&quot;;&quot;&quot;;#REF!.[Kesä.O106])" office:value-type="string" office:string-value="" calcext:value-type="error">
            <text:p>Err:501</text:p>
          </table:covered-table-cell>
          <table:covered-table-cell table:formula="of:=IF(#REF!.[Kesä.P106]=&quot;&quot;;&quot;&quot;;#REF!.[Kesä.P106])" office:value-type="string" office:string-value="" calcext:value-type="error">
            <text:p>Err:501</text:p>
          </table:covered-table-cell>
          <table:covered-table-cell table:formula="of:=IF(#REF!.[Kesä.Q106]=&quot;&quot;;&quot;&quot;;#REF!.[Kesä.Q106])" office:value-type="string" office:string-value="" calcext:value-type="error">
            <text:p>Err:501</text:p>
          </table:covered-table-cell>
          <table:covered-table-cell table:formula="of:=IF(#REF!.[Kesä.R106]=&quot;&quot;;&quot;&quot;;#REF!.[Kesä.R106])" office:value-type="string" office:string-value="" calcext:value-type="error">
            <text:p>Err:501</text:p>
          </table:covered-table-cell>
          <table:covered-table-cell table:formula="of:=IF(#REF!.[Kesä.S106]=&quot;&quot;;&quot;&quot;;#REF!.[Kesä.S106])" office:value-type="string" office:string-value="" calcext:value-type="error">
            <text:p>Err:501</text:p>
          </table:covered-table-cell>
          <table:covered-table-cell table:formula="of:=IF(#REF!.[Kesä.T106]=&quot;&quot;;&quot;&quot;;#REF!.[Kesä.T106])" office:value-type="string" office:string-value="" calcext:value-type="error">
            <text:p>Err:501</text:p>
          </table:covered-table-cell>
          <table:covered-table-cell table:formula="of:=IF(#REF!.[Kesä.U106]=&quot;&quot;;&quot;&quot;;#REF!.[Kesä.U106])" office:value-type="string" office:string-value="" calcext:value-type="error">
            <text:p>Err:501</text:p>
          </table:covered-table-cell>
        </table:table-row>
        <table:table-row table:style-name="ro1">
          <table:table-cell table:formula="of:=IF([$_data_.A304];[$_data_.A304];&quot;&quot;)">
            <text:p/>
          </table:table-cell>
          <table:table-cell table:formula="of:=IF([$_data_.V304]=&quot;&quot;;&quot;&quot;;[$_data_.V304])" table:number-columns-spanned="20" table:number-rows-spanned="1">
            <text:p/>
          </table:table-cell>
          <table:covered-table-cell table:formula="of:=IF(#REF!.[Kesä.C107]=&quot;&quot;;&quot;&quot;;#REF!.[Kesä.C107])" office:value-type="string" office:string-value="" calcext:value-type="error">
            <text:p>Err:501</text:p>
          </table:covered-table-cell>
          <table:covered-table-cell table:formula="of:=IF(#REF!.[Kesä.D107]=&quot;&quot;;&quot;&quot;;#REF!.[Kesä.D10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1</text:p>
          </table:covered-table-cell>
          <table:covered-table-cell table:formula="of:=IF(#REF!.[Kesä.G107]=&quot;&quot;;&quot;&quot;;#REF!.[Kesä.G107])" office:value-type="string" office:string-value="" calcext:value-type="error">
            <text:p>Err:501</text:p>
          </table:covered-table-cell>
          <table:covered-table-cell table:formula="of:=IF(#REF!.[Kesä.H107]=&quot;&quot;;&quot;&quot;;#REF!.[Kesä.H107])" office:value-type="string" office:string-value="" calcext:value-type="error">
            <text:p>Err:501</text:p>
          </table:covered-table-cell>
          <table:covered-table-cell table:formula="of:=IF(#REF!.[Kesä.I107]=&quot;&quot;;&quot;&quot;;#REF!.[Kesä.I107])" office:value-type="string" office:string-value="" calcext:value-type="error">
            <text:p>Err:501</text:p>
          </table:covered-table-cell>
          <table:covered-table-cell table:formula="of:=IF(#REF!.[Kesä.J107]=&quot;&quot;;&quot;&quot;;#REF!.[Kesä.J107])" office:value-type="string" office:string-value="" calcext:value-type="error">
            <text:p>Err:501</text:p>
          </table:covered-table-cell>
          <table:covered-table-cell table:formula="of:=IF(#REF!.[Kesä.K107]=&quot;&quot;;&quot;&quot;;#REF!.[Kesä.K107])" office:value-type="string" office:string-value="" calcext:value-type="error">
            <text:p>Err:501</text:p>
          </table:covered-table-cell>
          <table:covered-table-cell table:formula="of:=IF(#REF!.[Kesä.L107]=&quot;&quot;;&quot;&quot;;#REF!.[Kesä.L107])" office:value-type="string" office:string-value="" calcext:value-type="error">
            <text:p>Err:501</text:p>
          </table:covered-table-cell>
          <table:covered-table-cell table:formula="of:=IF(#REF!.[Kesä.M107]=&quot;&quot;;&quot;&quot;;#REF!.[Kesä.M107])" office:value-type="string" office:string-value="" calcext:value-type="error">
            <text:p>Err:501</text:p>
          </table:covered-table-cell>
          <table:covered-table-cell table:formula="of:=IF(#REF!.[Kesä.N107]=&quot;&quot;;&quot;&quot;;#REF!.[Kesä.N107])" office:value-type="string" office:string-value="" calcext:value-type="error">
            <text:p>Err:501</text:p>
          </table:covered-table-cell>
          <table:covered-table-cell table:formula="of:=IF(#REF!.[Kesä.O107]=&quot;&quot;;&quot;&quot;;#REF!.[Kesä.O107])" office:value-type="string" office:string-value="" calcext:value-type="error">
            <text:p>Err:501</text:p>
          </table:covered-table-cell>
          <table:covered-table-cell table:formula="of:=IF(#REF!.[Kesä.P107]=&quot;&quot;;&quot;&quot;;#REF!.[Kesä.P107])" office:value-type="string" office:string-value="" calcext:value-type="error">
            <text:p>Err:501</text:p>
          </table:covered-table-cell>
          <table:covered-table-cell table:formula="of:=IF(#REF!.[Kesä.Q107]=&quot;&quot;;&quot;&quot;;#REF!.[Kesä.Q107])" office:value-type="string" office:string-value="" calcext:value-type="error">
            <text:p>Err:501</text:p>
          </table:covered-table-cell>
          <table:covered-table-cell table:formula="of:=IF(#REF!.[Kesä.R107]=&quot;&quot;;&quot;&quot;;#REF!.[Kesä.R107])" office:value-type="string" office:string-value="" calcext:value-type="error">
            <text:p>Err:501</text:p>
          </table:covered-table-cell>
          <table:covered-table-cell table:formula="of:=IF(#REF!.[Kesä.S107]=&quot;&quot;;&quot;&quot;;#REF!.[Kesä.S107])" office:value-type="string" office:string-value="" calcext:value-type="error">
            <text:p>Err:501</text:p>
          </table:covered-table-cell>
          <table:covered-table-cell table:formula="of:=IF(#REF!.[Kesä.T107]=&quot;&quot;;&quot;&quot;;#REF!.[Kesä.T107])" office:value-type="string" office:string-value="" calcext:value-type="error">
            <text:p>Err:501</text:p>
          </table:covered-table-cell>
          <table:covered-table-cell table:formula="of:=IF(#REF!.[Kesä.U107]=&quot;&quot;;&quot;&quot;;#REF!.[Kesä.U107])" office:value-type="string" office:string-value="" calcext:value-type="error">
            <text:p>Err:501</text:p>
          </table:covered-table-cell>
        </table:table-row>
        <table:table-row table:style-name="ro1">
          <table:table-cell table:formula="of:=IF([$_data_.A305];[$_data_.A305];&quot;&quot;)">
            <text:p/>
          </table:table-cell>
          <table:table-cell table:formula="of:=IF([$_data_.V305]=&quot;&quot;;&quot;&quot;;[$_data_.V305])" table:number-columns-spanned="20" table:number-rows-spanned="1">
            <text:p/>
          </table:table-cell>
          <table:covered-table-cell table:formula="of:=IF(#REF!.[Kesä.C108]=&quot;&quot;;&quot;&quot;;#REF!.[Kesä.C108])" office:value-type="string" office:string-value="" calcext:value-type="error">
            <text:p>Err:501</text:p>
          </table:covered-table-cell>
          <table:covered-table-cell table:formula="of:=IF(#REF!.[Kesä.D108]=&quot;&quot;;&quot;&quot;;#REF!.[Kesä.D108])"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1</text:p>
          </table:covered-table-cell>
          <table:covered-table-cell table:formula="of:=IF(#REF!.[Kesä.G108]=&quot;&quot;;&quot;&quot;;#REF!.[Kesä.G108])" office:value-type="string" office:string-value="" calcext:value-type="error">
            <text:p>Err:501</text:p>
          </table:covered-table-cell>
          <table:covered-table-cell table:formula="of:=IF(#REF!.[Kesä.H108]=&quot;&quot;;&quot;&quot;;#REF!.[Kesä.H108])" office:value-type="string" office:string-value="" calcext:value-type="error">
            <text:p>Err:501</text:p>
          </table:covered-table-cell>
          <table:covered-table-cell table:formula="of:=IF(#REF!.[Kesä.I108]=&quot;&quot;;&quot;&quot;;#REF!.[Kesä.I108])" office:value-type="string" office:string-value="" calcext:value-type="error">
            <text:p>Err:501</text:p>
          </table:covered-table-cell>
          <table:covered-table-cell table:formula="of:=IF(#REF!.[Kesä.J108]=&quot;&quot;;&quot;&quot;;#REF!.[Kesä.J108])" office:value-type="string" office:string-value="" calcext:value-type="error">
            <text:p>Err:501</text:p>
          </table:covered-table-cell>
          <table:covered-table-cell table:formula="of:=IF(#REF!.[Kesä.K108]=&quot;&quot;;&quot;&quot;;#REF!.[Kesä.K108])" office:value-type="string" office:string-value="" calcext:value-type="error">
            <text:p>Err:501</text:p>
          </table:covered-table-cell>
          <table:covered-table-cell table:formula="of:=IF(#REF!.[Kesä.L108]=&quot;&quot;;&quot;&quot;;#REF!.[Kesä.L108])" office:value-type="string" office:string-value="" calcext:value-type="error">
            <text:p>Err:501</text:p>
          </table:covered-table-cell>
          <table:covered-table-cell table:formula="of:=IF(#REF!.[Kesä.M108]=&quot;&quot;;&quot;&quot;;#REF!.[Kesä.M108])" office:value-type="string" office:string-value="" calcext:value-type="error">
            <text:p>Err:501</text:p>
          </table:covered-table-cell>
          <table:covered-table-cell table:formula="of:=IF(#REF!.[Kesä.N108]=&quot;&quot;;&quot;&quot;;#REF!.[Kesä.N108])" office:value-type="string" office:string-value="" calcext:value-type="error">
            <text:p>Err:501</text:p>
          </table:covered-table-cell>
          <table:covered-table-cell table:formula="of:=IF(#REF!.[Kesä.O108]=&quot;&quot;;&quot;&quot;;#REF!.[Kesä.O108])" office:value-type="string" office:string-value="" calcext:value-type="error">
            <text:p>Err:501</text:p>
          </table:covered-table-cell>
          <table:covered-table-cell table:formula="of:=IF(#REF!.[Kesä.P108]=&quot;&quot;;&quot;&quot;;#REF!.[Kesä.P108])" office:value-type="string" office:string-value="" calcext:value-type="error">
            <text:p>Err:501</text:p>
          </table:covered-table-cell>
          <table:covered-table-cell table:formula="of:=IF(#REF!.[Kesä.Q108]=&quot;&quot;;&quot;&quot;;#REF!.[Kesä.Q108])" office:value-type="string" office:string-value="" calcext:value-type="error">
            <text:p>Err:501</text:p>
          </table:covered-table-cell>
          <table:covered-table-cell table:formula="of:=IF(#REF!.[Kesä.R108]=&quot;&quot;;&quot;&quot;;#REF!.[Kesä.R108])" office:value-type="string" office:string-value="" calcext:value-type="error">
            <text:p>Err:501</text:p>
          </table:covered-table-cell>
          <table:covered-table-cell table:formula="of:=IF(#REF!.[Kesä.S108]=&quot;&quot;;&quot;&quot;;#REF!.[Kesä.S108])" office:value-type="string" office:string-value="" calcext:value-type="error">
            <text:p>Err:501</text:p>
          </table:covered-table-cell>
          <table:covered-table-cell table:formula="of:=IF(#REF!.[Kesä.T108]=&quot;&quot;;&quot;&quot;;#REF!.[Kesä.T108])" office:value-type="string" office:string-value="" calcext:value-type="error">
            <text:p>Err:501</text:p>
          </table:covered-table-cell>
          <table:covered-table-cell table:formula="of:=IF(#REF!.[Kesä.U108]=&quot;&quot;;&quot;&quot;;#REF!.[Kesä.U108])" office:value-type="string" office:string-value="" calcext:value-type="error">
            <text:p>Err:501</text:p>
          </table:covered-table-cell>
        </table:table-row>
        <table:table-row table:style-name="ro1">
          <table:table-cell table:formula="of:=IF([$_data_.A306];[$_data_.A306];&quot;&quot;)">
            <text:p/>
          </table:table-cell>
          <table:table-cell table:formula="of:=IF([$_data_.V306]=&quot;&quot;;&quot;&quot;;[$_data_.V306])" table:number-columns-spanned="20" table:number-rows-spanned="1">
            <text:p/>
          </table:table-cell>
          <table:covered-table-cell table:formula="of:=IF(#REF!.[Kesä.C109]=&quot;&quot;;&quot;&quot;;#REF!.[Kesä.C109])" office:value-type="string" office:string-value="" calcext:value-type="error">
            <text:p>Err:501</text:p>
          </table:covered-table-cell>
          <table:covered-table-cell table:formula="of:=IF(#REF!.[Kesä.D109]=&quot;&quot;;&quot;&quot;;#REF!.[Kesä.D109])"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1</text:p>
          </table:covered-table-cell>
          <table:covered-table-cell table:formula="of:=IF(#REF!.[Kesä.G109]=&quot;&quot;;&quot;&quot;;#REF!.[Kesä.G109])" office:value-type="string" office:string-value="" calcext:value-type="error">
            <text:p>Err:501</text:p>
          </table:covered-table-cell>
          <table:covered-table-cell table:formula="of:=IF(#REF!.[Kesä.H109]=&quot;&quot;;&quot;&quot;;#REF!.[Kesä.H109])" office:value-type="string" office:string-value="" calcext:value-type="error">
            <text:p>Err:501</text:p>
          </table:covered-table-cell>
          <table:covered-table-cell table:formula="of:=IF(#REF!.[Kesä.I109]=&quot;&quot;;&quot;&quot;;#REF!.[Kesä.I109])" office:value-type="string" office:string-value="" calcext:value-type="error">
            <text:p>Err:501</text:p>
          </table:covered-table-cell>
          <table:covered-table-cell table:formula="of:=IF(#REF!.[Kesä.J109]=&quot;&quot;;&quot;&quot;;#REF!.[Kesä.J109])" office:value-type="string" office:string-value="" calcext:value-type="error">
            <text:p>Err:501</text:p>
          </table:covered-table-cell>
          <table:covered-table-cell table:formula="of:=IF(#REF!.[Kesä.K109]=&quot;&quot;;&quot;&quot;;#REF!.[Kesä.K109])" office:value-type="string" office:string-value="" calcext:value-type="error">
            <text:p>Err:501</text:p>
          </table:covered-table-cell>
          <table:covered-table-cell table:formula="of:=IF(#REF!.[Kesä.L109]=&quot;&quot;;&quot;&quot;;#REF!.[Kesä.L109])" office:value-type="string" office:string-value="" calcext:value-type="error">
            <text:p>Err:501</text:p>
          </table:covered-table-cell>
          <table:covered-table-cell table:formula="of:=IF(#REF!.[Kesä.M109]=&quot;&quot;;&quot;&quot;;#REF!.[Kesä.M109])" office:value-type="string" office:string-value="" calcext:value-type="error">
            <text:p>Err:501</text:p>
          </table:covered-table-cell>
          <table:covered-table-cell table:formula="of:=IF(#REF!.[Kesä.N109]=&quot;&quot;;&quot;&quot;;#REF!.[Kesä.N109])" office:value-type="string" office:string-value="" calcext:value-type="error">
            <text:p>Err:501</text:p>
          </table:covered-table-cell>
          <table:covered-table-cell table:formula="of:=IF(#REF!.[Kesä.O109]=&quot;&quot;;&quot;&quot;;#REF!.[Kesä.O109])" office:value-type="string" office:string-value="" calcext:value-type="error">
            <text:p>Err:501</text:p>
          </table:covered-table-cell>
          <table:covered-table-cell table:formula="of:=IF(#REF!.[Kesä.P109]=&quot;&quot;;&quot;&quot;;#REF!.[Kesä.P109])" office:value-type="string" office:string-value="" calcext:value-type="error">
            <text:p>Err:501</text:p>
          </table:covered-table-cell>
          <table:covered-table-cell table:formula="of:=IF(#REF!.[Kesä.Q109]=&quot;&quot;;&quot;&quot;;#REF!.[Kesä.Q109])" office:value-type="string" office:string-value="" calcext:value-type="error">
            <text:p>Err:501</text:p>
          </table:covered-table-cell>
          <table:covered-table-cell table:formula="of:=IF(#REF!.[Kesä.R109]=&quot;&quot;;&quot;&quot;;#REF!.[Kesä.R109])" office:value-type="string" office:string-value="" calcext:value-type="error">
            <text:p>Err:501</text:p>
          </table:covered-table-cell>
          <table:covered-table-cell table:formula="of:=IF(#REF!.[Kesä.S109]=&quot;&quot;;&quot;&quot;;#REF!.[Kesä.S109])" office:value-type="string" office:string-value="" calcext:value-type="error">
            <text:p>Err:501</text:p>
          </table:covered-table-cell>
          <table:covered-table-cell table:formula="of:=IF(#REF!.[Kesä.T109]=&quot;&quot;;&quot;&quot;;#REF!.[Kesä.T109])" office:value-type="string" office:string-value="" calcext:value-type="error">
            <text:p>Err:501</text:p>
          </table:covered-table-cell>
          <table:covered-table-cell table:formula="of:=IF(#REF!.[Kesä.U109]=&quot;&quot;;&quot;&quot;;#REF!.[Kesä.U109])" office:value-type="string" office:string-value="" calcext:value-type="error">
            <text:p>Err:501</text:p>
          </table:covered-table-cell>
        </table:table-row>
        <table:table-row table:style-name="ro1">
          <table:table-cell table:formula="of:=IF([$_data_.A307];[$_data_.A307];&quot;&quot;)">
            <text:p/>
          </table:table-cell>
          <table:table-cell table:formula="of:=IF([$_data_.V307]=&quot;&quot;;&quot;&quot;;[$_data_.V307])" table:number-columns-spanned="20" table:number-rows-spanned="1">
            <text:p/>
          </table:table-cell>
          <table:covered-table-cell table:formula="of:=IF(#REF!.[Kesä.C110]=&quot;&quot;;&quot;&quot;;#REF!.[Kesä.C110])" office:value-type="string" office:string-value="" calcext:value-type="error">
            <text:p>Err:501</text:p>
          </table:covered-table-cell>
          <table:covered-table-cell table:formula="of:=IF(#REF!.[Kesä.D110]=&quot;&quot;;&quot;&quot;;#REF!.[Kesä.D110])"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1</text:p>
          </table:covered-table-cell>
          <table:covered-table-cell table:formula="of:=IF(#REF!.[Kesä.G110]=&quot;&quot;;&quot;&quot;;#REF!.[Kesä.G110])" office:value-type="string" office:string-value="" calcext:value-type="error">
            <text:p>Err:501</text:p>
          </table:covered-table-cell>
          <table:covered-table-cell table:formula="of:=IF(#REF!.[Kesä.H110]=&quot;&quot;;&quot;&quot;;#REF!.[Kesä.H110])" office:value-type="string" office:string-value="" calcext:value-type="error">
            <text:p>Err:501</text:p>
          </table:covered-table-cell>
          <table:covered-table-cell table:formula="of:=IF(#REF!.[Kesä.I110]=&quot;&quot;;&quot;&quot;;#REF!.[Kesä.I110])" office:value-type="string" office:string-value="" calcext:value-type="error">
            <text:p>Err:501</text:p>
          </table:covered-table-cell>
          <table:covered-table-cell table:formula="of:=IF(#REF!.[Kesä.J110]=&quot;&quot;;&quot;&quot;;#REF!.[Kesä.J110])" office:value-type="string" office:string-value="" calcext:value-type="error">
            <text:p>Err:501</text:p>
          </table:covered-table-cell>
          <table:covered-table-cell table:formula="of:=IF(#REF!.[Kesä.K110]=&quot;&quot;;&quot;&quot;;#REF!.[Kesä.K110])" office:value-type="string" office:string-value="" calcext:value-type="error">
            <text:p>Err:501</text:p>
          </table:covered-table-cell>
          <table:covered-table-cell table:formula="of:=IF(#REF!.[Kesä.L110]=&quot;&quot;;&quot;&quot;;#REF!.[Kesä.L110])" office:value-type="string" office:string-value="" calcext:value-type="error">
            <text:p>Err:501</text:p>
          </table:covered-table-cell>
          <table:covered-table-cell table:formula="of:=IF(#REF!.[Kesä.M110]=&quot;&quot;;&quot;&quot;;#REF!.[Kesä.M110])" office:value-type="string" office:string-value="" calcext:value-type="error">
            <text:p>Err:501</text:p>
          </table:covered-table-cell>
          <table:covered-table-cell table:formula="of:=IF(#REF!.[Kesä.N110]=&quot;&quot;;&quot;&quot;;#REF!.[Kesä.N110])" office:value-type="string" office:string-value="" calcext:value-type="error">
            <text:p>Err:501</text:p>
          </table:covered-table-cell>
          <table:covered-table-cell table:formula="of:=IF(#REF!.[Kesä.O110]=&quot;&quot;;&quot;&quot;;#REF!.[Kesä.O110])" office:value-type="string" office:string-value="" calcext:value-type="error">
            <text:p>Err:501</text:p>
          </table:covered-table-cell>
          <table:covered-table-cell table:formula="of:=IF(#REF!.[Kesä.P110]=&quot;&quot;;&quot;&quot;;#REF!.[Kesä.P110])" office:value-type="string" office:string-value="" calcext:value-type="error">
            <text:p>Err:501</text:p>
          </table:covered-table-cell>
          <table:covered-table-cell table:formula="of:=IF(#REF!.[Kesä.Q110]=&quot;&quot;;&quot;&quot;;#REF!.[Kesä.Q110])" office:value-type="string" office:string-value="" calcext:value-type="error">
            <text:p>Err:501</text:p>
          </table:covered-table-cell>
          <table:covered-table-cell table:formula="of:=IF(#REF!.[Kesä.R110]=&quot;&quot;;&quot;&quot;;#REF!.[Kesä.R110])" office:value-type="string" office:string-value="" calcext:value-type="error">
            <text:p>Err:501</text:p>
          </table:covered-table-cell>
          <table:covered-table-cell table:formula="of:=IF(#REF!.[Kesä.S110]=&quot;&quot;;&quot;&quot;;#REF!.[Kesä.S110])" office:value-type="string" office:string-value="" calcext:value-type="error">
            <text:p>Err:501</text:p>
          </table:covered-table-cell>
          <table:covered-table-cell table:formula="of:=IF(#REF!.[Kesä.T110]=&quot;&quot;;&quot;&quot;;#REF!.[Kesä.T110])" office:value-type="string" office:string-value="" calcext:value-type="error">
            <text:p>Err:501</text:p>
          </table:covered-table-cell>
          <table:covered-table-cell table:formula="of:=IF(#REF!.[Kesä.U110]=&quot;&quot;;&quot;&quot;;#REF!.[Kesä.U110])" office:value-type="string" office:string-value="" calcext:value-type="error">
            <text:p>Err:501</text:p>
          </table:covered-table-cell>
        </table:table-row>
        <table:table-row table:style-name="ro1">
          <table:table-cell table:formula="of:=IF([$_data_.A308];[$_data_.A308];&quot;&quot;)">
            <text:p/>
          </table:table-cell>
          <table:table-cell table:formula="of:=IF([$_data_.V308]=&quot;&quot;;&quot;&quot;;[$_data_.V308])" table:number-columns-spanned="20" table:number-rows-spanned="1">
            <text:p/>
          </table:table-cell>
          <table:covered-table-cell table:formula="of:=IF(#REF!.[Kesä.C111]=&quot;&quot;;&quot;&quot;;#REF!.[Kesä.C111])" office:value-type="string" office:string-value="" calcext:value-type="error">
            <text:p>Err:501</text:p>
          </table:covered-table-cell>
          <table:covered-table-cell table:formula="of:=IF(#REF!.[Kesä.D111]=&quot;&quot;;&quot;&quot;;#REF!.[Kesä.D111])"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1</text:p>
          </table:covered-table-cell>
          <table:covered-table-cell table:formula="of:=IF(#REF!.[Kesä.G111]=&quot;&quot;;&quot;&quot;;#REF!.[Kesä.G111])" office:value-type="string" office:string-value="" calcext:value-type="error">
            <text:p>Err:501</text:p>
          </table:covered-table-cell>
          <table:covered-table-cell table:formula="of:=IF(#REF!.[Kesä.H111]=&quot;&quot;;&quot;&quot;;#REF!.[Kesä.H111])" office:value-type="string" office:string-value="" calcext:value-type="error">
            <text:p>Err:501</text:p>
          </table:covered-table-cell>
          <table:covered-table-cell table:formula="of:=IF(#REF!.[Kesä.I111]=&quot;&quot;;&quot;&quot;;#REF!.[Kesä.I111])" office:value-type="string" office:string-value="" calcext:value-type="error">
            <text:p>Err:501</text:p>
          </table:covered-table-cell>
          <table:covered-table-cell table:formula="of:=IF(#REF!.[Kesä.J111]=&quot;&quot;;&quot;&quot;;#REF!.[Kesä.J111])" office:value-type="string" office:string-value="" calcext:value-type="error">
            <text:p>Err:501</text:p>
          </table:covered-table-cell>
          <table:covered-table-cell table:formula="of:=IF(#REF!.[Kesä.K111]=&quot;&quot;;&quot;&quot;;#REF!.[Kesä.K111])" office:value-type="string" office:string-value="" calcext:value-type="error">
            <text:p>Err:501</text:p>
          </table:covered-table-cell>
          <table:covered-table-cell table:formula="of:=IF(#REF!.[Kesä.L111]=&quot;&quot;;&quot;&quot;;#REF!.[Kesä.L111])" office:value-type="string" office:string-value="" calcext:value-type="error">
            <text:p>Err:501</text:p>
          </table:covered-table-cell>
          <table:covered-table-cell table:formula="of:=IF(#REF!.[Kesä.M111]=&quot;&quot;;&quot;&quot;;#REF!.[Kesä.M111])" office:value-type="string" office:string-value="" calcext:value-type="error">
            <text:p>Err:501</text:p>
          </table:covered-table-cell>
          <table:covered-table-cell table:formula="of:=IF(#REF!.[Kesä.N111]=&quot;&quot;;&quot;&quot;;#REF!.[Kesä.N111])" office:value-type="string" office:string-value="" calcext:value-type="error">
            <text:p>Err:501</text:p>
          </table:covered-table-cell>
          <table:covered-table-cell table:formula="of:=IF(#REF!.[Kesä.O111]=&quot;&quot;;&quot;&quot;;#REF!.[Kesä.O111])" office:value-type="string" office:string-value="" calcext:value-type="error">
            <text:p>Err:501</text:p>
          </table:covered-table-cell>
          <table:covered-table-cell table:formula="of:=IF(#REF!.[Kesä.P111]=&quot;&quot;;&quot;&quot;;#REF!.[Kesä.P111])" office:value-type="string" office:string-value="" calcext:value-type="error">
            <text:p>Err:501</text:p>
          </table:covered-table-cell>
          <table:covered-table-cell table:formula="of:=IF(#REF!.[Kesä.Q111]=&quot;&quot;;&quot;&quot;;#REF!.[Kesä.Q111])" office:value-type="string" office:string-value="" calcext:value-type="error">
            <text:p>Err:501</text:p>
          </table:covered-table-cell>
          <table:covered-table-cell table:formula="of:=IF(#REF!.[Kesä.R111]=&quot;&quot;;&quot;&quot;;#REF!.[Kesä.R111])" office:value-type="string" office:string-value="" calcext:value-type="error">
            <text:p>Err:501</text:p>
          </table:covered-table-cell>
          <table:covered-table-cell table:formula="of:=IF(#REF!.[Kesä.S111]=&quot;&quot;;&quot;&quot;;#REF!.[Kesä.S111])" office:value-type="string" office:string-value="" calcext:value-type="error">
            <text:p>Err:501</text:p>
          </table:covered-table-cell>
          <table:covered-table-cell table:formula="of:=IF(#REF!.[Kesä.T111]=&quot;&quot;;&quot;&quot;;#REF!.[Kesä.T111])" office:value-type="string" office:string-value="" calcext:value-type="error">
            <text:p>Err:501</text:p>
          </table:covered-table-cell>
          <table:covered-table-cell table:formula="of:=IF(#REF!.[Kesä.U111]=&quot;&quot;;&quot;&quot;;#REF!.[Kesä.U111])" office:value-type="string" office:string-value="" calcext:value-type="error">
            <text:p>Err:501</text:p>
          </table:covered-table-cell>
        </table:table-row>
        <table:table-row table:style-name="ro1">
          <table:table-cell table:formula="of:=IF([$_data_.A309];[$_data_.A309];&quot;&quot;)">
            <text:p/>
          </table:table-cell>
          <table:table-cell table:formula="of:=IF([$_data_.V309]=&quot;&quot;;&quot;&quot;;[$_data_.V309])" table:number-columns-spanned="20" table:number-rows-spanned="1">
            <text:p/>
          </table:table-cell>
          <table:covered-table-cell table:formula="of:=IF(#REF!.[Kesä.C112]=&quot;&quot;;&quot;&quot;;#REF!.[Kesä.C112])" office:value-type="string" office:string-value="" calcext:value-type="error">
            <text:p>Err:501</text:p>
          </table:covered-table-cell>
          <table:covered-table-cell table:formula="of:=IF(#REF!.[Kesä.D112]=&quot;&quot;;&quot;&quot;;#REF!.[Kesä.D112])"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1</text:p>
          </table:covered-table-cell>
          <table:covered-table-cell table:formula="of:=IF(#REF!.[Kesä.G112]=&quot;&quot;;&quot;&quot;;#REF!.[Kesä.G112])" office:value-type="string" office:string-value="" calcext:value-type="error">
            <text:p>Err:501</text:p>
          </table:covered-table-cell>
          <table:covered-table-cell table:formula="of:=IF(#REF!.[Kesä.H112]=&quot;&quot;;&quot;&quot;;#REF!.[Kesä.H112])" office:value-type="string" office:string-value="" calcext:value-type="error">
            <text:p>Err:501</text:p>
          </table:covered-table-cell>
          <table:covered-table-cell table:formula="of:=IF(#REF!.[Kesä.I112]=&quot;&quot;;&quot;&quot;;#REF!.[Kesä.I112])" office:value-type="string" office:string-value="" calcext:value-type="error">
            <text:p>Err:501</text:p>
          </table:covered-table-cell>
          <table:covered-table-cell table:formula="of:=IF(#REF!.[Kesä.J112]=&quot;&quot;;&quot;&quot;;#REF!.[Kesä.J112])" office:value-type="string" office:string-value="" calcext:value-type="error">
            <text:p>Err:501</text:p>
          </table:covered-table-cell>
          <table:covered-table-cell table:formula="of:=IF(#REF!.[Kesä.K112]=&quot;&quot;;&quot;&quot;;#REF!.[Kesä.K112])" office:value-type="string" office:string-value="" calcext:value-type="error">
            <text:p>Err:501</text:p>
          </table:covered-table-cell>
          <table:covered-table-cell table:formula="of:=IF(#REF!.[Kesä.L112]=&quot;&quot;;&quot;&quot;;#REF!.[Kesä.L112])" office:value-type="string" office:string-value="" calcext:value-type="error">
            <text:p>Err:501</text:p>
          </table:covered-table-cell>
          <table:covered-table-cell table:formula="of:=IF(#REF!.[Kesä.M112]=&quot;&quot;;&quot;&quot;;#REF!.[Kesä.M112])" office:value-type="string" office:string-value="" calcext:value-type="error">
            <text:p>Err:501</text:p>
          </table:covered-table-cell>
          <table:covered-table-cell table:formula="of:=IF(#REF!.[Kesä.N112]=&quot;&quot;;&quot;&quot;;#REF!.[Kesä.N112])" office:value-type="string" office:string-value="" calcext:value-type="error">
            <text:p>Err:501</text:p>
          </table:covered-table-cell>
          <table:covered-table-cell table:formula="of:=IF(#REF!.[Kesä.O112]=&quot;&quot;;&quot;&quot;;#REF!.[Kesä.O112])" office:value-type="string" office:string-value="" calcext:value-type="error">
            <text:p>Err:501</text:p>
          </table:covered-table-cell>
          <table:covered-table-cell table:formula="of:=IF(#REF!.[Kesä.P112]=&quot;&quot;;&quot;&quot;;#REF!.[Kesä.P112])" office:value-type="string" office:string-value="" calcext:value-type="error">
            <text:p>Err:501</text:p>
          </table:covered-table-cell>
          <table:covered-table-cell table:formula="of:=IF(#REF!.[Kesä.Q112]=&quot;&quot;;&quot;&quot;;#REF!.[Kesä.Q112])" office:value-type="string" office:string-value="" calcext:value-type="error">
            <text:p>Err:501</text:p>
          </table:covered-table-cell>
          <table:covered-table-cell table:formula="of:=IF(#REF!.[Kesä.R112]=&quot;&quot;;&quot;&quot;;#REF!.[Kesä.R112])" office:value-type="string" office:string-value="" calcext:value-type="error">
            <text:p>Err:501</text:p>
          </table:covered-table-cell>
          <table:covered-table-cell table:formula="of:=IF(#REF!.[Kesä.S112]=&quot;&quot;;&quot;&quot;;#REF!.[Kesä.S112])" office:value-type="string" office:string-value="" calcext:value-type="error">
            <text:p>Err:501</text:p>
          </table:covered-table-cell>
          <table:covered-table-cell table:formula="of:=IF(#REF!.[Kesä.T112]=&quot;&quot;;&quot;&quot;;#REF!.[Kesä.T112])" office:value-type="string" office:string-value="" calcext:value-type="error">
            <text:p>Err:501</text:p>
          </table:covered-table-cell>
          <table:covered-table-cell table:formula="of:=IF(#REF!.[Kesä.U112]=&quot;&quot;;&quot;&quot;;#REF!.[Kesä.U112])" office:value-type="string" office:string-value="" calcext:value-type="error">
            <text:p>Err:501</text:p>
          </table:covered-table-cell>
        </table:table-row>
        <table:table-row table:style-name="ro1">
          <table:table-cell table:formula="of:=IF([$_data_.A310];[$_data_.A310];&quot;&quot;)">
            <text:p/>
          </table:table-cell>
          <table:table-cell table:formula="of:=IF([$_data_.V310]=&quot;&quot;;&quot;&quot;;[$_data_.V310])" table:number-columns-spanned="20" table:number-rows-spanned="1">
            <text:p/>
          </table:table-cell>
          <table:covered-table-cell table:formula="of:=IF(#REF!.[Kesä.C113]=&quot;&quot;;&quot;&quot;;#REF!.[Kesä.C113])" office:value-type="string" office:string-value="" calcext:value-type="error">
            <text:p>Err:501</text:p>
          </table:covered-table-cell>
          <table:covered-table-cell table:formula="of:=IF(#REF!.[Kesä.D113]=&quot;&quot;;&quot;&quot;;#REF!.[Kesä.D113])"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1</text:p>
          </table:covered-table-cell>
          <table:covered-table-cell table:formula="of:=IF(#REF!.[Kesä.G113]=&quot;&quot;;&quot;&quot;;#REF!.[Kesä.G113])" office:value-type="string" office:string-value="" calcext:value-type="error">
            <text:p>Err:501</text:p>
          </table:covered-table-cell>
          <table:covered-table-cell table:formula="of:=IF(#REF!.[Kesä.H113]=&quot;&quot;;&quot;&quot;;#REF!.[Kesä.H113])" office:value-type="string" office:string-value="" calcext:value-type="error">
            <text:p>Err:501</text:p>
          </table:covered-table-cell>
          <table:covered-table-cell table:formula="of:=IF(#REF!.[Kesä.I113]=&quot;&quot;;&quot;&quot;;#REF!.[Kesä.I113])" office:value-type="string" office:string-value="" calcext:value-type="error">
            <text:p>Err:501</text:p>
          </table:covered-table-cell>
          <table:covered-table-cell table:formula="of:=IF(#REF!.[Kesä.J113]=&quot;&quot;;&quot;&quot;;#REF!.[Kesä.J113])" office:value-type="string" office:string-value="" calcext:value-type="error">
            <text:p>Err:501</text:p>
          </table:covered-table-cell>
          <table:covered-table-cell table:formula="of:=IF(#REF!.[Kesä.K113]=&quot;&quot;;&quot;&quot;;#REF!.[Kesä.K113])" office:value-type="string" office:string-value="" calcext:value-type="error">
            <text:p>Err:501</text:p>
          </table:covered-table-cell>
          <table:covered-table-cell table:formula="of:=IF(#REF!.[Kesä.L113]=&quot;&quot;;&quot;&quot;;#REF!.[Kesä.L113])" office:value-type="string" office:string-value="" calcext:value-type="error">
            <text:p>Err:501</text:p>
          </table:covered-table-cell>
          <table:covered-table-cell table:formula="of:=IF(#REF!.[Kesä.M113]=&quot;&quot;;&quot;&quot;;#REF!.[Kesä.M113])" office:value-type="string" office:string-value="" calcext:value-type="error">
            <text:p>Err:501</text:p>
          </table:covered-table-cell>
          <table:covered-table-cell table:formula="of:=IF(#REF!.[Kesä.N113]=&quot;&quot;;&quot;&quot;;#REF!.[Kesä.N113])" office:value-type="string" office:string-value="" calcext:value-type="error">
            <text:p>Err:501</text:p>
          </table:covered-table-cell>
          <table:covered-table-cell table:formula="of:=IF(#REF!.[Kesä.O113]=&quot;&quot;;&quot;&quot;;#REF!.[Kesä.O113])" office:value-type="string" office:string-value="" calcext:value-type="error">
            <text:p>Err:501</text:p>
          </table:covered-table-cell>
          <table:covered-table-cell table:formula="of:=IF(#REF!.[Kesä.P113]=&quot;&quot;;&quot;&quot;;#REF!.[Kesä.P113])" office:value-type="string" office:string-value="" calcext:value-type="error">
            <text:p>Err:501</text:p>
          </table:covered-table-cell>
          <table:covered-table-cell table:formula="of:=IF(#REF!.[Kesä.Q113]=&quot;&quot;;&quot;&quot;;#REF!.[Kesä.Q113])" office:value-type="string" office:string-value="" calcext:value-type="error">
            <text:p>Err:501</text:p>
          </table:covered-table-cell>
          <table:covered-table-cell table:formula="of:=IF(#REF!.[Kesä.R113]=&quot;&quot;;&quot;&quot;;#REF!.[Kesä.R113])" office:value-type="string" office:string-value="" calcext:value-type="error">
            <text:p>Err:501</text:p>
          </table:covered-table-cell>
          <table:covered-table-cell table:formula="of:=IF(#REF!.[Kesä.S113]=&quot;&quot;;&quot;&quot;;#REF!.[Kesä.S113])" office:value-type="string" office:string-value="" calcext:value-type="error">
            <text:p>Err:501</text:p>
          </table:covered-table-cell>
          <table:covered-table-cell table:formula="of:=IF(#REF!.[Kesä.T113]=&quot;&quot;;&quot;&quot;;#REF!.[Kesä.T113])" office:value-type="string" office:string-value="" calcext:value-type="error">
            <text:p>Err:501</text:p>
          </table:covered-table-cell>
          <table:covered-table-cell table:formula="of:=IF(#REF!.[Kesä.U113]=&quot;&quot;;&quot;&quot;;#REF!.[Kesä.U113])" office:value-type="string" office:string-value="" calcext:value-type="error">
            <text:p>Err:501</text:p>
          </table:covered-table-cell>
        </table:table-row>
        <table:table-row table:style-name="ro1">
          <table:table-cell table:formula="of:=IF([$_data_.A311];[$_data_.A311];&quot;&quot;)">
            <text:p/>
          </table:table-cell>
          <table:table-cell table:formula="of:=IF([$_data_.V311]=&quot;&quot;;&quot;&quot;;[$_data_.V311])" table:number-columns-spanned="20" table:number-rows-spanned="1">
            <text:p/>
          </table:table-cell>
          <table:covered-table-cell table:formula="of:=IF(#REF!.[Kesä.C114]=&quot;&quot;;&quot;&quot;;#REF!.[Kesä.C114])" office:value-type="string" office:string-value="" calcext:value-type="error">
            <text:p>Err:501</text:p>
          </table:covered-table-cell>
          <table:covered-table-cell table:formula="of:=IF(#REF!.[Kesä.D114]=&quot;&quot;;&quot;&quot;;#REF!.[Kesä.D114])"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1</text:p>
          </table:covered-table-cell>
          <table:covered-table-cell table:formula="of:=IF(#REF!.[Kesä.G114]=&quot;&quot;;&quot;&quot;;#REF!.[Kesä.G114])" office:value-type="string" office:string-value="" calcext:value-type="error">
            <text:p>Err:501</text:p>
          </table:covered-table-cell>
          <table:covered-table-cell table:formula="of:=IF(#REF!.[Kesä.H114]=&quot;&quot;;&quot;&quot;;#REF!.[Kesä.H114])" office:value-type="string" office:string-value="" calcext:value-type="error">
            <text:p>Err:501</text:p>
          </table:covered-table-cell>
          <table:covered-table-cell table:formula="of:=IF(#REF!.[Kesä.I114]=&quot;&quot;;&quot;&quot;;#REF!.[Kesä.I114])" office:value-type="string" office:string-value="" calcext:value-type="error">
            <text:p>Err:501</text:p>
          </table:covered-table-cell>
          <table:covered-table-cell table:formula="of:=IF(#REF!.[Kesä.J114]=&quot;&quot;;&quot;&quot;;#REF!.[Kesä.J114])" office:value-type="string" office:string-value="" calcext:value-type="error">
            <text:p>Err:501</text:p>
          </table:covered-table-cell>
          <table:covered-table-cell table:formula="of:=IF(#REF!.[Kesä.K114]=&quot;&quot;;&quot;&quot;;#REF!.[Kesä.K114])" office:value-type="string" office:string-value="" calcext:value-type="error">
            <text:p>Err:501</text:p>
          </table:covered-table-cell>
          <table:covered-table-cell table:formula="of:=IF(#REF!.[Kesä.L114]=&quot;&quot;;&quot;&quot;;#REF!.[Kesä.L114])" office:value-type="string" office:string-value="" calcext:value-type="error">
            <text:p>Err:501</text:p>
          </table:covered-table-cell>
          <table:covered-table-cell table:formula="of:=IF(#REF!.[Kesä.M114]=&quot;&quot;;&quot;&quot;;#REF!.[Kesä.M114])" office:value-type="string" office:string-value="" calcext:value-type="error">
            <text:p>Err:501</text:p>
          </table:covered-table-cell>
          <table:covered-table-cell table:formula="of:=IF(#REF!.[Kesä.N114]=&quot;&quot;;&quot;&quot;;#REF!.[Kesä.N114])" office:value-type="string" office:string-value="" calcext:value-type="error">
            <text:p>Err:501</text:p>
          </table:covered-table-cell>
          <table:covered-table-cell table:formula="of:=IF(#REF!.[Kesä.O114]=&quot;&quot;;&quot;&quot;;#REF!.[Kesä.O114])" office:value-type="string" office:string-value="" calcext:value-type="error">
            <text:p>Err:501</text:p>
          </table:covered-table-cell>
          <table:covered-table-cell table:formula="of:=IF(#REF!.[Kesä.P114]=&quot;&quot;;&quot;&quot;;#REF!.[Kesä.P114])" office:value-type="string" office:string-value="" calcext:value-type="error">
            <text:p>Err:501</text:p>
          </table:covered-table-cell>
          <table:covered-table-cell table:formula="of:=IF(#REF!.[Kesä.Q114]=&quot;&quot;;&quot;&quot;;#REF!.[Kesä.Q114])" office:value-type="string" office:string-value="" calcext:value-type="error">
            <text:p>Err:501</text:p>
          </table:covered-table-cell>
          <table:covered-table-cell table:formula="of:=IF(#REF!.[Kesä.R114]=&quot;&quot;;&quot;&quot;;#REF!.[Kesä.R114])" office:value-type="string" office:string-value="" calcext:value-type="error">
            <text:p>Err:501</text:p>
          </table:covered-table-cell>
          <table:covered-table-cell table:formula="of:=IF(#REF!.[Kesä.S114]=&quot;&quot;;&quot;&quot;;#REF!.[Kesä.S114])" office:value-type="string" office:string-value="" calcext:value-type="error">
            <text:p>Err:501</text:p>
          </table:covered-table-cell>
          <table:covered-table-cell table:formula="of:=IF(#REF!.[Kesä.T114]=&quot;&quot;;&quot;&quot;;#REF!.[Kesä.T114])" office:value-type="string" office:string-value="" calcext:value-type="error">
            <text:p>Err:501</text:p>
          </table:covered-table-cell>
          <table:covered-table-cell table:formula="of:=IF(#REF!.[Kesä.U114]=&quot;&quot;;&quot;&quot;;#REF!.[Kesä.U114])" office:value-type="string" office:string-value="" calcext:value-type="error">
            <text:p>Err:501</text:p>
          </table:covered-table-cell>
        </table:table-row>
        <table:table-row table:style-name="ro1">
          <table:table-cell table:formula="of:=IF([$_data_.A312];[$_data_.A312];&quot;&quot;)">
            <text:p/>
          </table:table-cell>
          <table:table-cell table:formula="of:=IF([$_data_.V312]=&quot;&quot;;&quot;&quot;;[$_data_.V312])" table:number-columns-spanned="20" table:number-rows-spanned="1">
            <text:p/>
          </table:table-cell>
          <table:covered-table-cell table:formula="of:=IF(#REF!.[Kesä.C115]=&quot;&quot;;&quot;&quot;;#REF!.[Kesä.C115])" office:value-type="string" office:string-value="" calcext:value-type="error">
            <text:p>Err:501</text:p>
          </table:covered-table-cell>
          <table:covered-table-cell table:formula="of:=IF(#REF!.[Kesä.D115]=&quot;&quot;;&quot;&quot;;#REF!.[Kesä.D115])"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1</text:p>
          </table:covered-table-cell>
          <table:covered-table-cell table:formula="of:=IF(#REF!.[Kesä.G115]=&quot;&quot;;&quot;&quot;;#REF!.[Kesä.G115])" office:value-type="string" office:string-value="" calcext:value-type="error">
            <text:p>Err:501</text:p>
          </table:covered-table-cell>
          <table:covered-table-cell table:formula="of:=IF(#REF!.[Kesä.H115]=&quot;&quot;;&quot;&quot;;#REF!.[Kesä.H115])" office:value-type="string" office:string-value="" calcext:value-type="error">
            <text:p>Err:501</text:p>
          </table:covered-table-cell>
          <table:covered-table-cell table:formula="of:=IF(#REF!.[Kesä.I115]=&quot;&quot;;&quot;&quot;;#REF!.[Kesä.I115])" office:value-type="string" office:string-value="" calcext:value-type="error">
            <text:p>Err:501</text:p>
          </table:covered-table-cell>
          <table:covered-table-cell table:formula="of:=IF(#REF!.[Kesä.J115]=&quot;&quot;;&quot;&quot;;#REF!.[Kesä.J115])" office:value-type="string" office:string-value="" calcext:value-type="error">
            <text:p>Err:501</text:p>
          </table:covered-table-cell>
          <table:covered-table-cell table:formula="of:=IF(#REF!.[Kesä.K115]=&quot;&quot;;&quot;&quot;;#REF!.[Kesä.K115])" office:value-type="string" office:string-value="" calcext:value-type="error">
            <text:p>Err:501</text:p>
          </table:covered-table-cell>
          <table:covered-table-cell table:formula="of:=IF(#REF!.[Kesä.L115]=&quot;&quot;;&quot;&quot;;#REF!.[Kesä.L115])" office:value-type="string" office:string-value="" calcext:value-type="error">
            <text:p>Err:501</text:p>
          </table:covered-table-cell>
          <table:covered-table-cell table:formula="of:=IF(#REF!.[Kesä.M115]=&quot;&quot;;&quot;&quot;;#REF!.[Kesä.M115])" office:value-type="string" office:string-value="" calcext:value-type="error">
            <text:p>Err:501</text:p>
          </table:covered-table-cell>
          <table:covered-table-cell table:formula="of:=IF(#REF!.[Kesä.N115]=&quot;&quot;;&quot;&quot;;#REF!.[Kesä.N115])" office:value-type="string" office:string-value="" calcext:value-type="error">
            <text:p>Err:501</text:p>
          </table:covered-table-cell>
          <table:covered-table-cell table:formula="of:=IF(#REF!.[Kesä.O115]=&quot;&quot;;&quot;&quot;;#REF!.[Kesä.O115])" office:value-type="string" office:string-value="" calcext:value-type="error">
            <text:p>Err:501</text:p>
          </table:covered-table-cell>
          <table:covered-table-cell table:formula="of:=IF(#REF!.[Kesä.P115]=&quot;&quot;;&quot;&quot;;#REF!.[Kesä.P115])" office:value-type="string" office:string-value="" calcext:value-type="error">
            <text:p>Err:501</text:p>
          </table:covered-table-cell>
          <table:covered-table-cell table:formula="of:=IF(#REF!.[Kesä.Q115]=&quot;&quot;;&quot;&quot;;#REF!.[Kesä.Q115])" office:value-type="string" office:string-value="" calcext:value-type="error">
            <text:p>Err:501</text:p>
          </table:covered-table-cell>
          <table:covered-table-cell table:formula="of:=IF(#REF!.[Kesä.R115]=&quot;&quot;;&quot;&quot;;#REF!.[Kesä.R115])" office:value-type="string" office:string-value="" calcext:value-type="error">
            <text:p>Err:501</text:p>
          </table:covered-table-cell>
          <table:covered-table-cell table:formula="of:=IF(#REF!.[Kesä.S115]=&quot;&quot;;&quot;&quot;;#REF!.[Kesä.S115])" office:value-type="string" office:string-value="" calcext:value-type="error">
            <text:p>Err:501</text:p>
          </table:covered-table-cell>
          <table:covered-table-cell table:formula="of:=IF(#REF!.[Kesä.T115]=&quot;&quot;;&quot;&quot;;#REF!.[Kesä.T115])" office:value-type="string" office:string-value="" calcext:value-type="error">
            <text:p>Err:501</text:p>
          </table:covered-table-cell>
          <table:covered-table-cell table:formula="of:=IF(#REF!.[Kesä.U115]=&quot;&quot;;&quot;&quot;;#REF!.[Kesä.U115])" office:value-type="string" office:string-value="" calcext:value-type="error">
            <text:p>Err:501</text:p>
          </table:covered-table-cell>
        </table:table-row>
        <table:table-row table:style-name="ro1">
          <table:table-cell table:formula="of:=IF([$_data_.A313];[$_data_.A313];&quot;&quot;)">
            <text:p/>
          </table:table-cell>
          <table:table-cell table:formula="of:=IF([$_data_.V313]=&quot;&quot;;&quot;&quot;;[$_data_.V313])" table:number-columns-spanned="20" table:number-rows-spanned="1">
            <text:p/>
          </table:table-cell>
          <table:covered-table-cell table:formula="of:=IF(#REF!.[Kesä.C116]=&quot;&quot;;&quot;&quot;;#REF!.[Kesä.C116])" office:value-type="string" office:string-value="" calcext:value-type="error">
            <text:p>Err:501</text:p>
          </table:covered-table-cell>
          <table:covered-table-cell table:formula="of:=IF(#REF!.[Kesä.D116]=&quot;&quot;;&quot;&quot;;#REF!.[Kesä.D116])"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1</text:p>
          </table:covered-table-cell>
          <table:covered-table-cell table:formula="of:=IF(#REF!.[Kesä.G116]=&quot;&quot;;&quot;&quot;;#REF!.[Kesä.G116])" office:value-type="string" office:string-value="" calcext:value-type="error">
            <text:p>Err:501</text:p>
          </table:covered-table-cell>
          <table:covered-table-cell table:formula="of:=IF(#REF!.[Kesä.H116]=&quot;&quot;;&quot;&quot;;#REF!.[Kesä.H116])" office:value-type="string" office:string-value="" calcext:value-type="error">
            <text:p>Err:501</text:p>
          </table:covered-table-cell>
          <table:covered-table-cell table:formula="of:=IF(#REF!.[Kesä.I116]=&quot;&quot;;&quot;&quot;;#REF!.[Kesä.I116])" office:value-type="string" office:string-value="" calcext:value-type="error">
            <text:p>Err:501</text:p>
          </table:covered-table-cell>
          <table:covered-table-cell table:formula="of:=IF(#REF!.[Kesä.J116]=&quot;&quot;;&quot;&quot;;#REF!.[Kesä.J116])" office:value-type="string" office:string-value="" calcext:value-type="error">
            <text:p>Err:501</text:p>
          </table:covered-table-cell>
          <table:covered-table-cell table:formula="of:=IF(#REF!.[Kesä.K116]=&quot;&quot;;&quot;&quot;;#REF!.[Kesä.K116])" office:value-type="string" office:string-value="" calcext:value-type="error">
            <text:p>Err:501</text:p>
          </table:covered-table-cell>
          <table:covered-table-cell table:formula="of:=IF(#REF!.[Kesä.L116]=&quot;&quot;;&quot;&quot;;#REF!.[Kesä.L116])" office:value-type="string" office:string-value="" calcext:value-type="error">
            <text:p>Err:501</text:p>
          </table:covered-table-cell>
          <table:covered-table-cell table:formula="of:=IF(#REF!.[Kesä.M116]=&quot;&quot;;&quot;&quot;;#REF!.[Kesä.M116])" office:value-type="string" office:string-value="" calcext:value-type="error">
            <text:p>Err:501</text:p>
          </table:covered-table-cell>
          <table:covered-table-cell table:formula="of:=IF(#REF!.[Kesä.N116]=&quot;&quot;;&quot;&quot;;#REF!.[Kesä.N116])" office:value-type="string" office:string-value="" calcext:value-type="error">
            <text:p>Err:501</text:p>
          </table:covered-table-cell>
          <table:covered-table-cell table:formula="of:=IF(#REF!.[Kesä.O116]=&quot;&quot;;&quot;&quot;;#REF!.[Kesä.O116])" office:value-type="string" office:string-value="" calcext:value-type="error">
            <text:p>Err:501</text:p>
          </table:covered-table-cell>
          <table:covered-table-cell table:formula="of:=IF(#REF!.[Kesä.P116]=&quot;&quot;;&quot;&quot;;#REF!.[Kesä.P116])" office:value-type="string" office:string-value="" calcext:value-type="error">
            <text:p>Err:501</text:p>
          </table:covered-table-cell>
          <table:covered-table-cell table:formula="of:=IF(#REF!.[Kesä.Q116]=&quot;&quot;;&quot;&quot;;#REF!.[Kesä.Q116])" office:value-type="string" office:string-value="" calcext:value-type="error">
            <text:p>Err:501</text:p>
          </table:covered-table-cell>
          <table:covered-table-cell table:formula="of:=IF(#REF!.[Kesä.R116]=&quot;&quot;;&quot;&quot;;#REF!.[Kesä.R116])" office:value-type="string" office:string-value="" calcext:value-type="error">
            <text:p>Err:501</text:p>
          </table:covered-table-cell>
          <table:covered-table-cell table:formula="of:=IF(#REF!.[Kesä.S116]=&quot;&quot;;&quot;&quot;;#REF!.[Kesä.S116])" office:value-type="string" office:string-value="" calcext:value-type="error">
            <text:p>Err:501</text:p>
          </table:covered-table-cell>
          <table:covered-table-cell table:formula="of:=IF(#REF!.[Kesä.T116]=&quot;&quot;;&quot;&quot;;#REF!.[Kesä.T116])" office:value-type="string" office:string-value="" calcext:value-type="error">
            <text:p>Err:501</text:p>
          </table:covered-table-cell>
          <table:covered-table-cell table:formula="of:=IF(#REF!.[Kesä.U116]=&quot;&quot;;&quot;&quot;;#REF!.[Kesä.U116])" office:value-type="string" office:string-value="" calcext:value-type="error">
            <text:p>Err:501</text:p>
          </table:covered-table-cell>
        </table:table-row>
        <table:table-row table:style-name="ro1">
          <table:table-cell table:formula="of:=IF([$_data_.A314];[$_data_.A314];&quot;&quot;)">
            <text:p/>
          </table:table-cell>
          <table:table-cell table:formula="of:=IF([$_data_.V314]=&quot;&quot;;&quot;&quot;;[$_data_.V314])" table:number-columns-spanned="20" table:number-rows-spanned="1">
            <text:p/>
          </table:table-cell>
          <table:covered-table-cell table:formula="of:=IF(#REF!.[Kesä.C117]=&quot;&quot;;&quot;&quot;;#REF!.[Kesä.C117])" office:value-type="string" office:string-value="" calcext:value-type="error">
            <text:p>Err:501</text:p>
          </table:covered-table-cell>
          <table:covered-table-cell table:formula="of:=IF(#REF!.[Kesä.D117]=&quot;&quot;;&quot;&quot;;#REF!.[Kesä.D117])" office:value-type="string" office:string-value="" calcext:value-type="error">
            <text:p>Err:501</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1</text:p>
          </table:covered-table-cell>
          <table:covered-table-cell table:formula="of:=IF(#REF!.[Kesä.G117]=&quot;&quot;;&quot;&quot;;#REF!.[Kesä.G117])" office:value-type="string" office:string-value="" calcext:value-type="error">
            <text:p>Err:501</text:p>
          </table:covered-table-cell>
          <table:covered-table-cell table:formula="of:=IF(#REF!.[Kesä.H117]=&quot;&quot;;&quot;&quot;;#REF!.[Kesä.H117])" office:value-type="string" office:string-value="" calcext:value-type="error">
            <text:p>Err:501</text:p>
          </table:covered-table-cell>
          <table:covered-table-cell table:formula="of:=IF(#REF!.[Kesä.I117]=&quot;&quot;;&quot;&quot;;#REF!.[Kesä.I117])" office:value-type="string" office:string-value="" calcext:value-type="error">
            <text:p>Err:501</text:p>
          </table:covered-table-cell>
          <table:covered-table-cell table:formula="of:=IF(#REF!.[Kesä.J117]=&quot;&quot;;&quot;&quot;;#REF!.[Kesä.J117])" office:value-type="string" office:string-value="" calcext:value-type="error">
            <text:p>Err:501</text:p>
          </table:covered-table-cell>
          <table:covered-table-cell table:formula="of:=IF(#REF!.[Kesä.K117]=&quot;&quot;;&quot;&quot;;#REF!.[Kesä.K117])" office:value-type="string" office:string-value="" calcext:value-type="error">
            <text:p>Err:501</text:p>
          </table:covered-table-cell>
          <table:covered-table-cell table:formula="of:=IF(#REF!.[Kesä.L117]=&quot;&quot;;&quot;&quot;;#REF!.[Kesä.L117])" office:value-type="string" office:string-value="" calcext:value-type="error">
            <text:p>Err:501</text:p>
          </table:covered-table-cell>
          <table:covered-table-cell table:formula="of:=IF(#REF!.[Kesä.M117]=&quot;&quot;;&quot;&quot;;#REF!.[Kesä.M117])" office:value-type="string" office:string-value="" calcext:value-type="error">
            <text:p>Err:501</text:p>
          </table:covered-table-cell>
          <table:covered-table-cell table:formula="of:=IF(#REF!.[Kesä.N117]=&quot;&quot;;&quot;&quot;;#REF!.[Kesä.N117])" office:value-type="string" office:string-value="" calcext:value-type="error">
            <text:p>Err:501</text:p>
          </table:covered-table-cell>
          <table:covered-table-cell table:formula="of:=IF(#REF!.[Kesä.O117]=&quot;&quot;;&quot;&quot;;#REF!.[Kesä.O117])" office:value-type="string" office:string-value="" calcext:value-type="error">
            <text:p>Err:501</text:p>
          </table:covered-table-cell>
          <table:covered-table-cell table:formula="of:=IF(#REF!.[Kesä.P117]=&quot;&quot;;&quot;&quot;;#REF!.[Kesä.P117])" office:value-type="string" office:string-value="" calcext:value-type="error">
            <text:p>Err:501</text:p>
          </table:covered-table-cell>
          <table:covered-table-cell table:formula="of:=IF(#REF!.[Kesä.Q117]=&quot;&quot;;&quot;&quot;;#REF!.[Kesä.Q117])" office:value-type="string" office:string-value="" calcext:value-type="error">
            <text:p>Err:501</text:p>
          </table:covered-table-cell>
          <table:covered-table-cell table:formula="of:=IF(#REF!.[Kesä.R117]=&quot;&quot;;&quot;&quot;;#REF!.[Kesä.R117])" office:value-type="string" office:string-value="" calcext:value-type="error">
            <text:p>Err:501</text:p>
          </table:covered-table-cell>
          <table:covered-table-cell table:formula="of:=IF(#REF!.[Kesä.S117]=&quot;&quot;;&quot;&quot;;#REF!.[Kesä.S117])" office:value-type="string" office:string-value="" calcext:value-type="error">
            <text:p>Err:501</text:p>
          </table:covered-table-cell>
          <table:covered-table-cell table:formula="of:=IF(#REF!.[Kesä.T117]=&quot;&quot;;&quot;&quot;;#REF!.[Kesä.T117])" office:value-type="string" office:string-value="" calcext:value-type="error">
            <text:p>Err:501</text:p>
          </table:covered-table-cell>
          <table:covered-table-cell table:formula="of:=IF(#REF!.[Kesä.U117]=&quot;&quot;;&quot;&quot;;#REF!.[Kesä.U117])" office:value-type="string" office:string-value="" calcext:value-type="error">
            <text:p>Err:501</text:p>
          </table:covered-table-cell>
        </table:table-row>
      </table:table>
      <table:table table:name="Syys" table:style-name="ta1">
        <table:table-column table:style-name="co9" table:default-cell-style-name="ce15"/>
        <table:table-column table:style-name="co8" table:default-cell-style-name="ce28"/>
        <table:table-column table:style-name="co8" table:number-columns-repeated="4" table:default-cell-style-name="ce2"/>
        <table:table-column table:style-name="co3" table:number-columns-repeated="2" table:default-cell-style-name="ce2"/>
        <table:table-column table:style-name="co8" table:default-cell-style-name="ce2"/>
        <table:table-column table:style-name="co10" table:default-cell-style-name="ce2"/>
        <table:table-column table:style-name="co8" table:number-columns-repeated="9" table:default-cell-style-name="ce2"/>
        <table:table-column table:style-name="co10" table:number-columns-repeated="2" table:default-cell-style-name="ce2"/>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322];[$_data_.A322];&quot;&quot;)">
            <text:p/>
          </table:table-cell>
          <table:table-cell table:style-name="ce22" table:formula="of:=IF([$_data_.B322];[$_data_.B322];&quot;&quot;)">
            <text:p/>
          </table:table-cell>
          <table:table-cell table:style-name="ce22" table:formula="of:=IF([$_data_.C322];[$_data_.C322];&quot;&quot;)">
            <text:p/>
          </table:table-cell>
          <table:table-cell table:style-name="ce22" table:formula="of:=IF([$_data_.D322];[$_data_.D322];&quot;&quot;)">
            <text:p/>
          </table:table-cell>
          <table:table-cell table:style-name="ce22" table:formula="of:=IF([$_data_.E322];[$_data_.E322];&quot;&quot;)">
            <text:p/>
          </table:table-cell>
          <table:table-cell table:style-name="ce22" table:formula="of:=IF([$_data_.F322];[$_data_.F322];&quot;&quot;)">
            <text:p/>
          </table:table-cell>
          <table:table-cell table:style-name="ce32" table:formula="of:=IF([$_data_.G322];[$_data_.G322];&quot;&quot;)">
            <text:p/>
          </table:table-cell>
          <table:table-cell table:style-name="ce32" table:formula="of:=IF([$_data_.H322];[$_data_.H322];&quot;&quot;)">
            <text:p/>
          </table:table-cell>
          <table:table-cell table:style-name="ce22" table:formula="of:=IF([$_data_.I322];[$_data_.I322];&quot;&quot;)">
            <text:p/>
          </table:table-cell>
          <table:table-cell table:style-name="ce36" table:formula="of:=IF([$_data_.J322];[$_data_.J322];&quot;&quot;)">
            <text:p/>
          </table:table-cell>
          <table:table-cell table:style-name="ce22" table:formula="of:=IF([$_data_.K322];[$_data_.K322];&quot;&quot;)">
            <text:p/>
          </table:table-cell>
          <table:table-cell table:style-name="ce22" table:formula="of:=IF([$_data_.L322];[$_data_.L322];&quot;&quot;)">
            <text:p/>
          </table:table-cell>
          <table:table-cell table:style-name="ce22" table:formula="of:=IF([$_data_.M322];[$_data_.M322];&quot;&quot;)">
            <text:p/>
          </table:table-cell>
          <table:table-cell table:style-name="ce22" table:formula="of:=IF([$_data_.N322];[$_data_.N322];&quot;&quot;)">
            <text:p/>
          </table:table-cell>
          <table:table-cell table:style-name="ce22" table:formula="of:=IF([$_data_.O322];[$_data_.O322];&quot;&quot;)">
            <text:p/>
          </table:table-cell>
          <table:table-cell table:style-name="ce22" table:formula="of:=IF([$_data_.P322];[$_data_.P322];&quot;&quot;)">
            <text:p/>
          </table:table-cell>
          <table:table-cell table:style-name="ce22" table:formula="of:=IF([$_data_.Q322];[$_data_.Q322];&quot;&quot;)">
            <text:p/>
          </table:table-cell>
          <table:table-cell table:style-name="ce22" table:formula="of:=IF([$_data_.R322];[$_data_.R322];&quot;&quot;)">
            <text:p/>
          </table:table-cell>
          <table:table-cell table:style-name="ce22" table:formula="of:=IF([$_data_.S322];[$_data_.S322];&quot;&quot;)">
            <text:p/>
          </table:table-cell>
          <table:table-cell table:style-name="ce61" table:formula="of:=IF([$_data_.T322];[$_data_.T322];&quot;&quot;)">
            <text:p/>
          </table:table-cell>
          <table:table-cell table:style-name="ce64" table:formula="of:=IF([$_data_.U322];[$_data_.U322];&quot;&quot;)">
            <text:p/>
          </table:table-cell>
        </table:table-row>
        <table:table-row table:style-name="ro1">
          <table:table-cell table:formula="of:=IF([$_data_.A323];[$_data_.A323];&quot;&quot;)">
            <text:p/>
          </table:table-cell>
          <table:table-cell table:style-name="ce23" table:formula="of:=IF([$_data_.B323];[$_data_.B323];&quot;&quot;)">
            <text:p/>
          </table:table-cell>
          <table:table-cell table:style-name="ce23" table:formula="of:=IF([$_data_.C323];[$_data_.C323];&quot;&quot;)">
            <text:p/>
          </table:table-cell>
          <table:table-cell table:style-name="ce23" table:formula="of:=IF([$_data_.D323];[$_data_.D323];&quot;&quot;)">
            <text:p/>
          </table:table-cell>
          <table:table-cell table:style-name="ce23" table:formula="of:=IF([$_data_.E323];[$_data_.E323];&quot;&quot;)">
            <text:p/>
          </table:table-cell>
          <table:table-cell table:style-name="ce23" table:formula="of:=IF([$_data_.F323];[$_data_.F323];&quot;&quot;)">
            <text:p/>
          </table:table-cell>
          <table:table-cell table:style-name="ce33" table:formula="of:=IF([$_data_.G323];[$_data_.G323];&quot;&quot;)">
            <text:p/>
          </table:table-cell>
          <table:table-cell table:style-name="ce33" table:formula="of:=IF([$_data_.H323];[$_data_.H323];&quot;&quot;)">
            <text:p/>
          </table:table-cell>
          <table:table-cell table:style-name="ce23" table:formula="of:=IF([$_data_.I323];[$_data_.I323];&quot;&quot;)">
            <text:p/>
          </table:table-cell>
          <table:table-cell table:style-name="ce37" table:formula="of:=IF([$_data_.J323];[$_data_.J323];&quot;&quot;)">
            <text:p/>
          </table:table-cell>
          <table:table-cell table:style-name="ce23" table:formula="of:=IF([$_data_.K323];[$_data_.K323];&quot;&quot;)">
            <text:p/>
          </table:table-cell>
          <table:table-cell table:style-name="ce23" table:formula="of:=IF([$_data_.L323];[$_data_.L323];&quot;&quot;)">
            <text:p/>
          </table:table-cell>
          <table:table-cell table:style-name="ce23" table:formula="of:=IF([$_data_.M323];[$_data_.M323];&quot;&quot;)">
            <text:p/>
          </table:table-cell>
          <table:table-cell table:style-name="ce23" table:formula="of:=IF([$_data_.N323];[$_data_.N323];&quot;&quot;)">
            <text:p/>
          </table:table-cell>
          <table:table-cell table:style-name="ce23" table:formula="of:=IF([$_data_.O323];[$_data_.O323];&quot;&quot;)">
            <text:p/>
          </table:table-cell>
          <table:table-cell table:style-name="ce23" table:formula="of:=IF([$_data_.P323];[$_data_.P323];&quot;&quot;)">
            <text:p/>
          </table:table-cell>
          <table:table-cell table:style-name="ce23" table:formula="of:=IF([$_data_.Q323];[$_data_.Q323];&quot;&quot;)">
            <text:p/>
          </table:table-cell>
          <table:table-cell table:style-name="ce23" table:formula="of:=IF([$_data_.R323];[$_data_.R323];&quot;&quot;)">
            <text:p/>
          </table:table-cell>
          <table:table-cell table:style-name="ce23" table:formula="of:=IF([$_data_.S323];[$_data_.S323];&quot;&quot;)">
            <text:p/>
          </table:table-cell>
          <table:table-cell table:style-name="ce62" table:formula="of:=IF([$_data_.T323];[$_data_.T323];&quot;&quot;)">
            <text:p/>
          </table:table-cell>
          <table:table-cell table:style-name="ce65" table:formula="of:=IF([$_data_.U323];[$_data_.U323];&quot;&quot;)">
            <text:p/>
          </table:table-cell>
        </table:table-row>
        <table:table-row table:style-name="ro1">
          <table:table-cell table:formula="of:=IF([$_data_.A324];[$_data_.A324];&quot;&quot;)">
            <text:p/>
          </table:table-cell>
          <table:table-cell table:style-name="ce23" table:formula="of:=IF([$_data_.B324];[$_data_.B324];&quot;&quot;)">
            <text:p/>
          </table:table-cell>
          <table:table-cell table:style-name="ce23" table:formula="of:=IF([$_data_.C324];[$_data_.C324];&quot;&quot;)">
            <text:p/>
          </table:table-cell>
          <table:table-cell table:style-name="ce23" table:formula="of:=IF([$_data_.D324];[$_data_.D324];&quot;&quot;)">
            <text:p/>
          </table:table-cell>
          <table:table-cell table:style-name="ce23" table:formula="of:=IF([$_data_.E324];[$_data_.E324];&quot;&quot;)">
            <text:p/>
          </table:table-cell>
          <table:table-cell table:style-name="ce23" table:formula="of:=IF([$_data_.F324];[$_data_.F324];&quot;&quot;)">
            <text:p/>
          </table:table-cell>
          <table:table-cell table:style-name="ce33" table:formula="of:=IF([$_data_.G324];[$_data_.G324];&quot;&quot;)">
            <text:p/>
          </table:table-cell>
          <table:table-cell table:style-name="ce33" table:formula="of:=IF([$_data_.H324];[$_data_.H324];&quot;&quot;)">
            <text:p/>
          </table:table-cell>
          <table:table-cell table:style-name="ce23" table:formula="of:=IF([$_data_.I324];[$_data_.I324];&quot;&quot;)">
            <text:p/>
          </table:table-cell>
          <table:table-cell table:style-name="ce37" table:formula="of:=IF([$_data_.J324];[$_data_.J324];&quot;&quot;)">
            <text:p/>
          </table:table-cell>
          <table:table-cell table:style-name="ce23" table:formula="of:=IF([$_data_.K324];[$_data_.K324];&quot;&quot;)">
            <text:p/>
          </table:table-cell>
          <table:table-cell table:style-name="ce23" table:formula="of:=IF([$_data_.L324];[$_data_.L324];&quot;&quot;)">
            <text:p/>
          </table:table-cell>
          <table:table-cell table:style-name="ce23" table:formula="of:=IF([$_data_.M324];[$_data_.M324];&quot;&quot;)">
            <text:p/>
          </table:table-cell>
          <table:table-cell table:style-name="ce23" table:formula="of:=IF([$_data_.N324];[$_data_.N324];&quot;&quot;)">
            <text:p/>
          </table:table-cell>
          <table:table-cell table:style-name="ce23" table:formula="of:=IF([$_data_.O324];[$_data_.O324];&quot;&quot;)">
            <text:p/>
          </table:table-cell>
          <table:table-cell table:style-name="ce23" table:formula="of:=IF([$_data_.P324];[$_data_.P324];&quot;&quot;)">
            <text:p/>
          </table:table-cell>
          <table:table-cell table:style-name="ce23" table:formula="of:=IF([$_data_.Q324];[$_data_.Q324];&quot;&quot;)">
            <text:p/>
          </table:table-cell>
          <table:table-cell table:style-name="ce23" table:formula="of:=IF([$_data_.R324];[$_data_.R324];&quot;&quot;)">
            <text:p/>
          </table:table-cell>
          <table:table-cell table:style-name="ce23" table:formula="of:=IF([$_data_.S324];[$_data_.S324];&quot;&quot;)">
            <text:p/>
          </table:table-cell>
          <table:table-cell table:style-name="ce62" table:formula="of:=IF([$_data_.T324];[$_data_.T324];&quot;&quot;)">
            <text:p/>
          </table:table-cell>
          <table:table-cell table:style-name="ce65" table:formula="of:=IF([$_data_.U324];[$_data_.U324];&quot;&quot;)">
            <text:p/>
          </table:table-cell>
        </table:table-row>
        <table:table-row table:style-name="ro1">
          <table:table-cell table:formula="of:=IF([$_data_.A325];[$_data_.A325];&quot;&quot;)">
            <text:p/>
          </table:table-cell>
          <table:table-cell table:style-name="ce23" table:formula="of:=IF([$_data_.B325];[$_data_.B325];&quot;&quot;)">
            <text:p/>
          </table:table-cell>
          <table:table-cell table:style-name="ce23" table:formula="of:=IF([$_data_.C325];[$_data_.C325];&quot;&quot;)">
            <text:p/>
          </table:table-cell>
          <table:table-cell table:style-name="ce23" table:formula="of:=IF([$_data_.D325];[$_data_.D325];&quot;&quot;)">
            <text:p/>
          </table:table-cell>
          <table:table-cell table:style-name="ce23" table:formula="of:=IF([$_data_.E325];[$_data_.E325];&quot;&quot;)">
            <text:p/>
          </table:table-cell>
          <table:table-cell table:style-name="ce23" table:formula="of:=IF([$_data_.F325];[$_data_.F325];&quot;&quot;)">
            <text:p/>
          </table:table-cell>
          <table:table-cell table:style-name="ce33" table:formula="of:=IF([$_data_.G325];[$_data_.G325];&quot;&quot;)">
            <text:p/>
          </table:table-cell>
          <table:table-cell table:style-name="ce33" table:formula="of:=IF([$_data_.H325];[$_data_.H325];&quot;&quot;)">
            <text:p/>
          </table:table-cell>
          <table:table-cell table:style-name="ce23" table:formula="of:=IF([$_data_.I325];[$_data_.I325];&quot;&quot;)">
            <text:p/>
          </table:table-cell>
          <table:table-cell table:style-name="ce37" table:formula="of:=IF([$_data_.J325];[$_data_.J325];&quot;&quot;)">
            <text:p/>
          </table:table-cell>
          <table:table-cell table:style-name="ce23" table:formula="of:=IF([$_data_.K325];[$_data_.K325];&quot;&quot;)">
            <text:p/>
          </table:table-cell>
          <table:table-cell table:style-name="ce23" table:formula="of:=IF([$_data_.L325];[$_data_.L325];&quot;&quot;)">
            <text:p/>
          </table:table-cell>
          <table:table-cell table:style-name="ce23" table:formula="of:=IF([$_data_.M325];[$_data_.M325];&quot;&quot;)">
            <text:p/>
          </table:table-cell>
          <table:table-cell table:style-name="ce23" table:formula="of:=IF([$_data_.N325];[$_data_.N325];&quot;&quot;)">
            <text:p/>
          </table:table-cell>
          <table:table-cell table:style-name="ce23" table:formula="of:=IF([$_data_.O325];[$_data_.O325];&quot;&quot;)">
            <text:p/>
          </table:table-cell>
          <table:table-cell table:style-name="ce23" table:formula="of:=IF([$_data_.P325];[$_data_.P325];&quot;&quot;)">
            <text:p/>
          </table:table-cell>
          <table:table-cell table:style-name="ce23" table:formula="of:=IF([$_data_.Q325];[$_data_.Q325];&quot;&quot;)">
            <text:p/>
          </table:table-cell>
          <table:table-cell table:style-name="ce23" table:formula="of:=IF([$_data_.R325];[$_data_.R325];&quot;&quot;)">
            <text:p/>
          </table:table-cell>
          <table:table-cell table:style-name="ce23" table:formula="of:=IF([$_data_.S325];[$_data_.S325];&quot;&quot;)">
            <text:p/>
          </table:table-cell>
          <table:table-cell table:style-name="ce62" table:formula="of:=IF([$_data_.T325];[$_data_.T325];&quot;&quot;)">
            <text:p/>
          </table:table-cell>
          <table:table-cell table:style-name="ce65" table:formula="of:=IF([$_data_.U325];[$_data_.U325];&quot;&quot;)">
            <text:p/>
          </table:table-cell>
        </table:table-row>
        <table:table-row table:style-name="ro1">
          <table:table-cell table:formula="of:=IF([$_data_.A326];[$_data_.A326];&quot;&quot;)">
            <text:p/>
          </table:table-cell>
          <table:table-cell table:style-name="ce23" table:formula="of:=IF([$_data_.B326];[$_data_.B326];&quot;&quot;)">
            <text:p/>
          </table:table-cell>
          <table:table-cell table:style-name="ce23" table:formula="of:=IF([$_data_.C326];[$_data_.C326];&quot;&quot;)">
            <text:p/>
          </table:table-cell>
          <table:table-cell table:style-name="ce23" table:formula="of:=IF([$_data_.D326];[$_data_.D326];&quot;&quot;)">
            <text:p/>
          </table:table-cell>
          <table:table-cell table:style-name="ce23" table:formula="of:=IF([$_data_.E326];[$_data_.E326];&quot;&quot;)">
            <text:p/>
          </table:table-cell>
          <table:table-cell table:style-name="ce23" table:formula="of:=IF([$_data_.F326];[$_data_.F326];&quot;&quot;)">
            <text:p/>
          </table:table-cell>
          <table:table-cell table:style-name="ce33" table:formula="of:=IF([$_data_.G326];[$_data_.G326];&quot;&quot;)">
            <text:p/>
          </table:table-cell>
          <table:table-cell table:style-name="ce33" table:formula="of:=IF([$_data_.H326];[$_data_.H326];&quot;&quot;)">
            <text:p/>
          </table:table-cell>
          <table:table-cell table:style-name="ce23" table:formula="of:=IF([$_data_.I326];[$_data_.I326];&quot;&quot;)">
            <text:p/>
          </table:table-cell>
          <table:table-cell table:style-name="ce37" table:formula="of:=IF([$_data_.J326];[$_data_.J326];&quot;&quot;)">
            <text:p/>
          </table:table-cell>
          <table:table-cell table:style-name="ce23" table:formula="of:=IF([$_data_.K326];[$_data_.K326];&quot;&quot;)">
            <text:p/>
          </table:table-cell>
          <table:table-cell table:style-name="ce23" table:formula="of:=IF([$_data_.L326];[$_data_.L326];&quot;&quot;)">
            <text:p/>
          </table:table-cell>
          <table:table-cell table:style-name="ce23" table:formula="of:=IF([$_data_.M326];[$_data_.M326];&quot;&quot;)">
            <text:p/>
          </table:table-cell>
          <table:table-cell table:style-name="ce23" table:formula="of:=IF([$_data_.N326];[$_data_.N326];&quot;&quot;)">
            <text:p/>
          </table:table-cell>
          <table:table-cell table:style-name="ce23" table:formula="of:=IF([$_data_.O326];[$_data_.O326];&quot;&quot;)">
            <text:p/>
          </table:table-cell>
          <table:table-cell table:style-name="ce23" table:formula="of:=IF([$_data_.P326];[$_data_.P326];&quot;&quot;)">
            <text:p/>
          </table:table-cell>
          <table:table-cell table:style-name="ce23" table:formula="of:=IF([$_data_.Q326];[$_data_.Q326];&quot;&quot;)">
            <text:p/>
          </table:table-cell>
          <table:table-cell table:style-name="ce23" table:formula="of:=IF([$_data_.R326];[$_data_.R326];&quot;&quot;)">
            <text:p/>
          </table:table-cell>
          <table:table-cell table:style-name="ce23" table:formula="of:=IF([$_data_.S326];[$_data_.S326];&quot;&quot;)">
            <text:p/>
          </table:table-cell>
          <table:table-cell table:style-name="ce62" table:formula="of:=IF([$_data_.T326];[$_data_.T326];&quot;&quot;)">
            <text:p/>
          </table:table-cell>
          <table:table-cell table:style-name="ce65" table:formula="of:=IF([$_data_.U326];[$_data_.U326];&quot;&quot;)">
            <text:p/>
          </table:table-cell>
        </table:table-row>
        <table:table-row table:style-name="ro1">
          <table:table-cell table:formula="of:=IF([$_data_.A327];[$_data_.A327];&quot;&quot;)">
            <text:p/>
          </table:table-cell>
          <table:table-cell table:style-name="ce23" table:formula="of:=IF([$_data_.B327];[$_data_.B327];&quot;&quot;)">
            <text:p/>
          </table:table-cell>
          <table:table-cell table:style-name="ce23" table:formula="of:=IF([$_data_.C327];[$_data_.C327];&quot;&quot;)">
            <text:p/>
          </table:table-cell>
          <table:table-cell table:style-name="ce23" table:formula="of:=IF([$_data_.D327];[$_data_.D327];&quot;&quot;)">
            <text:p/>
          </table:table-cell>
          <table:table-cell table:style-name="ce23" table:formula="of:=IF([$_data_.E327];[$_data_.E327];&quot;&quot;)">
            <text:p/>
          </table:table-cell>
          <table:table-cell table:style-name="ce23" table:formula="of:=IF([$_data_.F327];[$_data_.F327];&quot;&quot;)">
            <text:p/>
          </table:table-cell>
          <table:table-cell table:style-name="ce33" table:formula="of:=IF([$_data_.G327];[$_data_.G327];&quot;&quot;)">
            <text:p/>
          </table:table-cell>
          <table:table-cell table:style-name="ce33" table:formula="of:=IF([$_data_.H327];[$_data_.H327];&quot;&quot;)">
            <text:p/>
          </table:table-cell>
          <table:table-cell table:style-name="ce23" table:formula="of:=IF([$_data_.I327];[$_data_.I327];&quot;&quot;)">
            <text:p/>
          </table:table-cell>
          <table:table-cell table:style-name="ce37" table:formula="of:=IF([$_data_.J327];[$_data_.J327];&quot;&quot;)">
            <text:p/>
          </table:table-cell>
          <table:table-cell table:style-name="ce23" table:formula="of:=IF([$_data_.K327];[$_data_.K327];&quot;&quot;)">
            <text:p/>
          </table:table-cell>
          <table:table-cell table:style-name="ce23" table:formula="of:=IF([$_data_.L327];[$_data_.L327];&quot;&quot;)">
            <text:p/>
          </table:table-cell>
          <table:table-cell table:style-name="ce23" table:formula="of:=IF([$_data_.M327];[$_data_.M327];&quot;&quot;)">
            <text:p/>
          </table:table-cell>
          <table:table-cell table:style-name="ce23" table:formula="of:=IF([$_data_.N327];[$_data_.N327];&quot;&quot;)">
            <text:p/>
          </table:table-cell>
          <table:table-cell table:style-name="ce23" table:formula="of:=IF([$_data_.O327];[$_data_.O327];&quot;&quot;)">
            <text:p/>
          </table:table-cell>
          <table:table-cell table:style-name="ce23" table:formula="of:=IF([$_data_.P327];[$_data_.P327];&quot;&quot;)">
            <text:p/>
          </table:table-cell>
          <table:table-cell table:style-name="ce23" table:formula="of:=IF([$_data_.Q327];[$_data_.Q327];&quot;&quot;)">
            <text:p/>
          </table:table-cell>
          <table:table-cell table:style-name="ce23" table:formula="of:=IF([$_data_.R327];[$_data_.R327];&quot;&quot;)">
            <text:p/>
          </table:table-cell>
          <table:table-cell table:style-name="ce23" table:formula="of:=IF([$_data_.S327];[$_data_.S327];&quot;&quot;)">
            <text:p/>
          </table:table-cell>
          <table:table-cell table:style-name="ce62" table:formula="of:=IF([$_data_.T327];[$_data_.T327];&quot;&quot;)">
            <text:p/>
          </table:table-cell>
          <table:table-cell table:style-name="ce65" table:formula="of:=IF([$_data_.U327];[$_data_.U327];&quot;&quot;)">
            <text:p/>
          </table:table-cell>
        </table:table-row>
        <table:table-row table:style-name="ro1">
          <table:table-cell table:formula="of:=IF([$_data_.A328];[$_data_.A328];&quot;&quot;)">
            <text:p/>
          </table:table-cell>
          <table:table-cell table:style-name="ce23" table:formula="of:=IF([$_data_.B328];[$_data_.B328];&quot;&quot;)">
            <text:p/>
          </table:table-cell>
          <table:table-cell table:style-name="ce23" table:formula="of:=IF([$_data_.C328];[$_data_.C328];&quot;&quot;)">
            <text:p/>
          </table:table-cell>
          <table:table-cell table:style-name="ce23" table:formula="of:=IF([$_data_.D328];[$_data_.D328];&quot;&quot;)">
            <text:p/>
          </table:table-cell>
          <table:table-cell table:style-name="ce23" table:formula="of:=IF([$_data_.E328];[$_data_.E328];&quot;&quot;)">
            <text:p/>
          </table:table-cell>
          <table:table-cell table:style-name="ce23" table:formula="of:=IF([$_data_.F328];[$_data_.F328];&quot;&quot;)">
            <text:p/>
          </table:table-cell>
          <table:table-cell table:style-name="ce33" table:formula="of:=IF([$_data_.G328];[$_data_.G328];&quot;&quot;)">
            <text:p/>
          </table:table-cell>
          <table:table-cell table:style-name="ce33" table:formula="of:=IF([$_data_.H328];[$_data_.H328];&quot;&quot;)">
            <text:p/>
          </table:table-cell>
          <table:table-cell table:style-name="ce23" table:formula="of:=IF([$_data_.I328];[$_data_.I328];&quot;&quot;)">
            <text:p/>
          </table:table-cell>
          <table:table-cell table:style-name="ce37" table:formula="of:=IF([$_data_.J328];[$_data_.J328];&quot;&quot;)">
            <text:p/>
          </table:table-cell>
          <table:table-cell table:style-name="ce23" table:formula="of:=IF([$_data_.K328];[$_data_.K328];&quot;&quot;)">
            <text:p/>
          </table:table-cell>
          <table:table-cell table:style-name="ce23" table:formula="of:=IF([$_data_.L328];[$_data_.L328];&quot;&quot;)">
            <text:p/>
          </table:table-cell>
          <table:table-cell table:style-name="ce23" table:formula="of:=IF([$_data_.M328];[$_data_.M328];&quot;&quot;)">
            <text:p/>
          </table:table-cell>
          <table:table-cell table:style-name="ce23" table:formula="of:=IF([$_data_.N328];[$_data_.N328];&quot;&quot;)">
            <text:p/>
          </table:table-cell>
          <table:table-cell table:style-name="ce23" table:formula="of:=IF([$_data_.O328];[$_data_.O328];&quot;&quot;)">
            <text:p/>
          </table:table-cell>
          <table:table-cell table:style-name="ce23" table:formula="of:=IF([$_data_.P328];[$_data_.P328];&quot;&quot;)">
            <text:p/>
          </table:table-cell>
          <table:table-cell table:style-name="ce23" table:formula="of:=IF([$_data_.Q328];[$_data_.Q328];&quot;&quot;)">
            <text:p/>
          </table:table-cell>
          <table:table-cell table:style-name="ce23" table:formula="of:=IF([$_data_.R328];[$_data_.R328];&quot;&quot;)">
            <text:p/>
          </table:table-cell>
          <table:table-cell table:style-name="ce23" table:formula="of:=IF([$_data_.S328];[$_data_.S328];&quot;&quot;)">
            <text:p/>
          </table:table-cell>
          <table:table-cell table:style-name="ce62" table:formula="of:=IF([$_data_.T328];[$_data_.T328];&quot;&quot;)">
            <text:p/>
          </table:table-cell>
          <table:table-cell table:style-name="ce65" table:formula="of:=IF([$_data_.U328];[$_data_.U328];&quot;&quot;)">
            <text:p/>
          </table:table-cell>
        </table:table-row>
        <table:table-row table:style-name="ro1">
          <table:table-cell table:formula="of:=IF([$_data_.A329];[$_data_.A329];&quot;&quot;)">
            <text:p/>
          </table:table-cell>
          <table:table-cell table:style-name="ce23" table:formula="of:=IF([$_data_.B329];[$_data_.B329];&quot;&quot;)">
            <text:p/>
          </table:table-cell>
          <table:table-cell table:style-name="ce23" table:formula="of:=IF([$_data_.C329];[$_data_.C329];&quot;&quot;)">
            <text:p/>
          </table:table-cell>
          <table:table-cell table:style-name="ce23" table:formula="of:=IF([$_data_.D329];[$_data_.D329];&quot;&quot;)">
            <text:p/>
          </table:table-cell>
          <table:table-cell table:style-name="ce23" table:formula="of:=IF([$_data_.E329];[$_data_.E329];&quot;&quot;)">
            <text:p/>
          </table:table-cell>
          <table:table-cell table:style-name="ce23" table:formula="of:=IF([$_data_.F329];[$_data_.F329];&quot;&quot;)">
            <text:p/>
          </table:table-cell>
          <table:table-cell table:style-name="ce33" table:formula="of:=IF([$_data_.G329];[$_data_.G329];&quot;&quot;)">
            <text:p/>
          </table:table-cell>
          <table:table-cell table:style-name="ce33" table:formula="of:=IF([$_data_.H329];[$_data_.H329];&quot;&quot;)">
            <text:p/>
          </table:table-cell>
          <table:table-cell table:style-name="ce23" table:formula="of:=IF([$_data_.I329];[$_data_.I329];&quot;&quot;)">
            <text:p/>
          </table:table-cell>
          <table:table-cell table:style-name="ce37" table:formula="of:=IF([$_data_.J329];[$_data_.J329];&quot;&quot;)">
            <text:p/>
          </table:table-cell>
          <table:table-cell table:style-name="ce23" table:formula="of:=IF([$_data_.K329];[$_data_.K329];&quot;&quot;)">
            <text:p/>
          </table:table-cell>
          <table:table-cell table:style-name="ce23" table:formula="of:=IF([$_data_.L329];[$_data_.L329];&quot;&quot;)">
            <text:p/>
          </table:table-cell>
          <table:table-cell table:style-name="ce23" table:formula="of:=IF([$_data_.M329];[$_data_.M329];&quot;&quot;)">
            <text:p/>
          </table:table-cell>
          <table:table-cell table:style-name="ce23" table:formula="of:=IF([$_data_.N329];[$_data_.N329];&quot;&quot;)">
            <text:p/>
          </table:table-cell>
          <table:table-cell table:style-name="ce23" table:formula="of:=IF([$_data_.O329];[$_data_.O329];&quot;&quot;)">
            <text:p/>
          </table:table-cell>
          <table:table-cell table:style-name="ce23" table:formula="of:=IF([$_data_.P329];[$_data_.P329];&quot;&quot;)">
            <text:p/>
          </table:table-cell>
          <table:table-cell table:style-name="ce23" table:formula="of:=IF([$_data_.Q329];[$_data_.Q329];&quot;&quot;)">
            <text:p/>
          </table:table-cell>
          <table:table-cell table:style-name="ce23" table:formula="of:=IF([$_data_.R329];[$_data_.R329];&quot;&quot;)">
            <text:p/>
          </table:table-cell>
          <table:table-cell table:style-name="ce23" table:formula="of:=IF([$_data_.S329];[$_data_.S329];&quot;&quot;)">
            <text:p/>
          </table:table-cell>
          <table:table-cell table:style-name="ce62" table:formula="of:=IF([$_data_.T329];[$_data_.T329];&quot;&quot;)">
            <text:p/>
          </table:table-cell>
          <table:table-cell table:style-name="ce65" table:formula="of:=IF([$_data_.U329];[$_data_.U329];&quot;&quot;)">
            <text:p/>
          </table:table-cell>
        </table:table-row>
        <table:table-row table:style-name="ro1">
          <table:table-cell table:formula="of:=IF([$_data_.A330];[$_data_.A330];&quot;&quot;)">
            <text:p/>
          </table:table-cell>
          <table:table-cell table:style-name="ce23" table:formula="of:=IF([$_data_.B330];[$_data_.B330];&quot;&quot;)">
            <text:p/>
          </table:table-cell>
          <table:table-cell table:style-name="ce23" table:formula="of:=IF([$_data_.C330];[$_data_.C330];&quot;&quot;)">
            <text:p/>
          </table:table-cell>
          <table:table-cell table:style-name="ce23" table:formula="of:=IF([$_data_.D330];[$_data_.D330];&quot;&quot;)">
            <text:p/>
          </table:table-cell>
          <table:table-cell table:style-name="ce23" table:formula="of:=IF([$_data_.E330];[$_data_.E330];&quot;&quot;)">
            <text:p/>
          </table:table-cell>
          <table:table-cell table:style-name="ce23" table:formula="of:=IF([$_data_.F330];[$_data_.F330];&quot;&quot;)">
            <text:p/>
          </table:table-cell>
          <table:table-cell table:style-name="ce33" table:formula="of:=IF([$_data_.G330];[$_data_.G330];&quot;&quot;)">
            <text:p/>
          </table:table-cell>
          <table:table-cell table:style-name="ce33" table:formula="of:=IF([$_data_.H330];[$_data_.H330];&quot;&quot;)">
            <text:p/>
          </table:table-cell>
          <table:table-cell table:style-name="ce23" table:formula="of:=IF([$_data_.I330];[$_data_.I330];&quot;&quot;)">
            <text:p/>
          </table:table-cell>
          <table:table-cell table:style-name="ce37" table:formula="of:=IF([$_data_.J330];[$_data_.J330];&quot;&quot;)">
            <text:p/>
          </table:table-cell>
          <table:table-cell table:style-name="ce23" table:formula="of:=IF([$_data_.K330];[$_data_.K330];&quot;&quot;)">
            <text:p/>
          </table:table-cell>
          <table:table-cell table:style-name="ce23" table:formula="of:=IF([$_data_.L330];[$_data_.L330];&quot;&quot;)">
            <text:p/>
          </table:table-cell>
          <table:table-cell table:style-name="ce23" table:formula="of:=IF([$_data_.M330];[$_data_.M330];&quot;&quot;)">
            <text:p/>
          </table:table-cell>
          <table:table-cell table:style-name="ce23" table:formula="of:=IF([$_data_.N330];[$_data_.N330];&quot;&quot;)">
            <text:p/>
          </table:table-cell>
          <table:table-cell table:style-name="ce23" table:formula="of:=IF([$_data_.O330];[$_data_.O330];&quot;&quot;)">
            <text:p/>
          </table:table-cell>
          <table:table-cell table:style-name="ce23" table:formula="of:=IF([$_data_.P330];[$_data_.P330];&quot;&quot;)">
            <text:p/>
          </table:table-cell>
          <table:table-cell table:style-name="ce23" table:formula="of:=IF([$_data_.Q330];[$_data_.Q330];&quot;&quot;)">
            <text:p/>
          </table:table-cell>
          <table:table-cell table:style-name="ce23" table:formula="of:=IF([$_data_.R330];[$_data_.R330];&quot;&quot;)">
            <text:p/>
          </table:table-cell>
          <table:table-cell table:style-name="ce23" table:formula="of:=IF([$_data_.S330];[$_data_.S330];&quot;&quot;)">
            <text:p/>
          </table:table-cell>
          <table:table-cell table:style-name="ce62" table:formula="of:=IF([$_data_.T330];[$_data_.T330];&quot;&quot;)">
            <text:p/>
          </table:table-cell>
          <table:table-cell table:style-name="ce65" table:formula="of:=IF([$_data_.U330];[$_data_.U330];&quot;&quot;)">
            <text:p/>
          </table:table-cell>
        </table:table-row>
        <table:table-row table:style-name="ro1">
          <table:table-cell table:formula="of:=IF([$_data_.A331];[$_data_.A331];&quot;&quot;)">
            <text:p/>
          </table:table-cell>
          <table:table-cell table:style-name="ce23" table:formula="of:=IF([$_data_.B331];[$_data_.B331];&quot;&quot;)">
            <text:p/>
          </table:table-cell>
          <table:table-cell table:style-name="ce23" table:formula="of:=IF([$_data_.C331];[$_data_.C331];&quot;&quot;)">
            <text:p/>
          </table:table-cell>
          <table:table-cell table:style-name="ce23" table:formula="of:=IF([$_data_.D331];[$_data_.D331];&quot;&quot;)">
            <text:p/>
          </table:table-cell>
          <table:table-cell table:style-name="ce23" table:formula="of:=IF([$_data_.E331];[$_data_.E331];&quot;&quot;)">
            <text:p/>
          </table:table-cell>
          <table:table-cell table:style-name="ce23" table:formula="of:=IF([$_data_.F331];[$_data_.F331];&quot;&quot;)">
            <text:p/>
          </table:table-cell>
          <table:table-cell table:style-name="ce33" table:formula="of:=IF([$_data_.G331];[$_data_.G331];&quot;&quot;)">
            <text:p/>
          </table:table-cell>
          <table:table-cell table:style-name="ce33" table:formula="of:=IF([$_data_.H331];[$_data_.H331];&quot;&quot;)">
            <text:p/>
          </table:table-cell>
          <table:table-cell table:style-name="ce23" table:formula="of:=IF([$_data_.I331];[$_data_.I331];&quot;&quot;)">
            <text:p/>
          </table:table-cell>
          <table:table-cell table:style-name="ce37" table:formula="of:=IF([$_data_.J331];[$_data_.J331];&quot;&quot;)">
            <text:p/>
          </table:table-cell>
          <table:table-cell table:style-name="ce23" table:formula="of:=IF([$_data_.K331];[$_data_.K331];&quot;&quot;)">
            <text:p/>
          </table:table-cell>
          <table:table-cell table:style-name="ce23" table:formula="of:=IF([$_data_.L331];[$_data_.L331];&quot;&quot;)">
            <text:p/>
          </table:table-cell>
          <table:table-cell table:style-name="ce23" table:formula="of:=IF([$_data_.M331];[$_data_.M331];&quot;&quot;)">
            <text:p/>
          </table:table-cell>
          <table:table-cell table:style-name="ce23" table:formula="of:=IF([$_data_.N331];[$_data_.N331];&quot;&quot;)">
            <text:p/>
          </table:table-cell>
          <table:table-cell table:style-name="ce23" table:formula="of:=IF([$_data_.O331];[$_data_.O331];&quot;&quot;)">
            <text:p/>
          </table:table-cell>
          <table:table-cell table:style-name="ce23" table:formula="of:=IF([$_data_.P331];[$_data_.P331];&quot;&quot;)">
            <text:p/>
          </table:table-cell>
          <table:table-cell table:style-name="ce23" table:formula="of:=IF([$_data_.Q331];[$_data_.Q331];&quot;&quot;)">
            <text:p/>
          </table:table-cell>
          <table:table-cell table:style-name="ce23" table:formula="of:=IF([$_data_.R331];[$_data_.R331];&quot;&quot;)">
            <text:p/>
          </table:table-cell>
          <table:table-cell table:style-name="ce23" table:formula="of:=IF([$_data_.S331];[$_data_.S331];&quot;&quot;)">
            <text:p/>
          </table:table-cell>
          <table:table-cell table:style-name="ce62" table:formula="of:=IF([$_data_.T331];[$_data_.T331];&quot;&quot;)">
            <text:p/>
          </table:table-cell>
          <table:table-cell table:style-name="ce65" table:formula="of:=IF([$_data_.U331];[$_data_.U331];&quot;&quot;)">
            <text:p/>
          </table:table-cell>
        </table:table-row>
        <table:table-row table:style-name="ro1">
          <table:table-cell table:formula="of:=IF([$_data_.A332];[$_data_.A332];&quot;&quot;)">
            <text:p/>
          </table:table-cell>
          <table:table-cell table:style-name="ce23" table:formula="of:=IF([$_data_.B332];[$_data_.B332];&quot;&quot;)">
            <text:p/>
          </table:table-cell>
          <table:table-cell table:style-name="ce23" table:formula="of:=IF([$_data_.C332];[$_data_.C332];&quot;&quot;)">
            <text:p/>
          </table:table-cell>
          <table:table-cell table:style-name="ce23" table:formula="of:=IF([$_data_.D332];[$_data_.D332];&quot;&quot;)">
            <text:p/>
          </table:table-cell>
          <table:table-cell table:style-name="ce23" table:formula="of:=IF([$_data_.E332];[$_data_.E332];&quot;&quot;)">
            <text:p/>
          </table:table-cell>
          <table:table-cell table:style-name="ce23" table:formula="of:=IF([$_data_.F332];[$_data_.F332];&quot;&quot;)">
            <text:p/>
          </table:table-cell>
          <table:table-cell table:style-name="ce33" table:formula="of:=IF([$_data_.G332];[$_data_.G332];&quot;&quot;)">
            <text:p/>
          </table:table-cell>
          <table:table-cell table:style-name="ce33" table:formula="of:=IF([$_data_.H332];[$_data_.H332];&quot;&quot;)">
            <text:p/>
          </table:table-cell>
          <table:table-cell table:style-name="ce23" table:formula="of:=IF([$_data_.I332];[$_data_.I332];&quot;&quot;)">
            <text:p/>
          </table:table-cell>
          <table:table-cell table:style-name="ce37" table:formula="of:=IF([$_data_.J332];[$_data_.J332];&quot;&quot;)">
            <text:p/>
          </table:table-cell>
          <table:table-cell table:style-name="ce23" table:formula="of:=IF([$_data_.K332];[$_data_.K332];&quot;&quot;)">
            <text:p/>
          </table:table-cell>
          <table:table-cell table:style-name="ce23" table:formula="of:=IF([$_data_.L332];[$_data_.L332];&quot;&quot;)">
            <text:p/>
          </table:table-cell>
          <table:table-cell table:style-name="ce23" table:formula="of:=IF([$_data_.M332];[$_data_.M332];&quot;&quot;)">
            <text:p/>
          </table:table-cell>
          <table:table-cell table:style-name="ce23" table:formula="of:=IF([$_data_.N332];[$_data_.N332];&quot;&quot;)">
            <text:p/>
          </table:table-cell>
          <table:table-cell table:style-name="ce23" table:formula="of:=IF([$_data_.O332];[$_data_.O332];&quot;&quot;)">
            <text:p/>
          </table:table-cell>
          <table:table-cell table:style-name="ce23" table:formula="of:=IF([$_data_.P332];[$_data_.P332];&quot;&quot;)">
            <text:p/>
          </table:table-cell>
          <table:table-cell table:style-name="ce23" table:formula="of:=IF([$_data_.Q332];[$_data_.Q332];&quot;&quot;)">
            <text:p/>
          </table:table-cell>
          <table:table-cell table:style-name="ce23" table:formula="of:=IF([$_data_.R332];[$_data_.R332];&quot;&quot;)">
            <text:p/>
          </table:table-cell>
          <table:table-cell table:style-name="ce23" table:formula="of:=IF([$_data_.S332];[$_data_.S332];&quot;&quot;)">
            <text:p/>
          </table:table-cell>
          <table:table-cell table:style-name="ce62" table:formula="of:=IF([$_data_.T332];[$_data_.T332];&quot;&quot;)">
            <text:p/>
          </table:table-cell>
          <table:table-cell table:style-name="ce65" table:formula="of:=IF([$_data_.U332];[$_data_.U332];&quot;&quot;)">
            <text:p/>
          </table:table-cell>
        </table:table-row>
        <table:table-row table:style-name="ro1">
          <table:table-cell table:formula="of:=IF([$_data_.A333];[$_data_.A333];&quot;&quot;)">
            <text:p/>
          </table:table-cell>
          <table:table-cell table:style-name="ce23" table:formula="of:=IF([$_data_.B333];[$_data_.B333];&quot;&quot;)">
            <text:p/>
          </table:table-cell>
          <table:table-cell table:style-name="ce23" table:formula="of:=IF([$_data_.C333];[$_data_.C333];&quot;&quot;)">
            <text:p/>
          </table:table-cell>
          <table:table-cell table:style-name="ce23" table:formula="of:=IF([$_data_.D333];[$_data_.D333];&quot;&quot;)">
            <text:p/>
          </table:table-cell>
          <table:table-cell table:style-name="ce23" table:formula="of:=IF([$_data_.E333];[$_data_.E333];&quot;&quot;)">
            <text:p/>
          </table:table-cell>
          <table:table-cell table:style-name="ce23" table:formula="of:=IF([$_data_.F333];[$_data_.F333];&quot;&quot;)">
            <text:p/>
          </table:table-cell>
          <table:table-cell table:style-name="ce33" table:formula="of:=IF([$_data_.G333];[$_data_.G333];&quot;&quot;)">
            <text:p/>
          </table:table-cell>
          <table:table-cell table:style-name="ce33" table:formula="of:=IF([$_data_.H333];[$_data_.H333];&quot;&quot;)">
            <text:p/>
          </table:table-cell>
          <table:table-cell table:style-name="ce23" table:formula="of:=IF([$_data_.I333];[$_data_.I333];&quot;&quot;)">
            <text:p/>
          </table:table-cell>
          <table:table-cell table:style-name="ce37" table:formula="of:=IF([$_data_.J333];[$_data_.J333];&quot;&quot;)">
            <text:p/>
          </table:table-cell>
          <table:table-cell table:style-name="ce23" table:formula="of:=IF([$_data_.K333];[$_data_.K333];&quot;&quot;)">
            <text:p/>
          </table:table-cell>
          <table:table-cell table:style-name="ce23" table:formula="of:=IF([$_data_.L333];[$_data_.L333];&quot;&quot;)">
            <text:p/>
          </table:table-cell>
          <table:table-cell table:style-name="ce23" table:formula="of:=IF([$_data_.M333];[$_data_.M333];&quot;&quot;)">
            <text:p/>
          </table:table-cell>
          <table:table-cell table:style-name="ce23" table:formula="of:=IF([$_data_.N333];[$_data_.N333];&quot;&quot;)">
            <text:p/>
          </table:table-cell>
          <table:table-cell table:style-name="ce23" table:formula="of:=IF([$_data_.O333];[$_data_.O333];&quot;&quot;)">
            <text:p/>
          </table:table-cell>
          <table:table-cell table:style-name="ce23" table:formula="of:=IF([$_data_.P333];[$_data_.P333];&quot;&quot;)">
            <text:p/>
          </table:table-cell>
          <table:table-cell table:style-name="ce23" table:formula="of:=IF([$_data_.Q333];[$_data_.Q333];&quot;&quot;)">
            <text:p/>
          </table:table-cell>
          <table:table-cell table:style-name="ce23" table:formula="of:=IF([$_data_.R333];[$_data_.R333];&quot;&quot;)">
            <text:p/>
          </table:table-cell>
          <table:table-cell table:style-name="ce23" table:formula="of:=IF([$_data_.S333];[$_data_.S333];&quot;&quot;)">
            <text:p/>
          </table:table-cell>
          <table:table-cell table:style-name="ce62" table:formula="of:=IF([$_data_.T333];[$_data_.T333];&quot;&quot;)">
            <text:p/>
          </table:table-cell>
          <table:table-cell table:style-name="ce65" table:formula="of:=IF([$_data_.U333];[$_data_.U333];&quot;&quot;)">
            <text:p/>
          </table:table-cell>
        </table:table-row>
        <table:table-row table:style-name="ro1">
          <table:table-cell table:formula="of:=IF([$_data_.A334];[$_data_.A334];&quot;&quot;)">
            <text:p/>
          </table:table-cell>
          <table:table-cell table:style-name="ce23" table:formula="of:=IF([$_data_.B334];[$_data_.B334];&quot;&quot;)">
            <text:p/>
          </table:table-cell>
          <table:table-cell table:style-name="ce23" table:formula="of:=IF([$_data_.C334];[$_data_.C334];&quot;&quot;)">
            <text:p/>
          </table:table-cell>
          <table:table-cell table:style-name="ce23" table:formula="of:=IF([$_data_.D334];[$_data_.D334];&quot;&quot;)">
            <text:p/>
          </table:table-cell>
          <table:table-cell table:style-name="ce23" table:formula="of:=IF([$_data_.E334];[$_data_.E334];&quot;&quot;)">
            <text:p/>
          </table:table-cell>
          <table:table-cell table:style-name="ce23" table:formula="of:=IF([$_data_.F334];[$_data_.F334];&quot;&quot;)">
            <text:p/>
          </table:table-cell>
          <table:table-cell table:style-name="ce33" table:formula="of:=IF([$_data_.G334];[$_data_.G334];&quot;&quot;)">
            <text:p/>
          </table:table-cell>
          <table:table-cell table:style-name="ce33" table:formula="of:=IF([$_data_.H334];[$_data_.H334];&quot;&quot;)">
            <text:p/>
          </table:table-cell>
          <table:table-cell table:style-name="ce23" table:formula="of:=IF([$_data_.I334];[$_data_.I334];&quot;&quot;)">
            <text:p/>
          </table:table-cell>
          <table:table-cell table:style-name="ce37" table:formula="of:=IF([$_data_.J334];[$_data_.J334];&quot;&quot;)">
            <text:p/>
          </table:table-cell>
          <table:table-cell table:style-name="ce23" table:formula="of:=IF([$_data_.K334];[$_data_.K334];&quot;&quot;)">
            <text:p/>
          </table:table-cell>
          <table:table-cell table:style-name="ce23" table:formula="of:=IF([$_data_.L334];[$_data_.L334];&quot;&quot;)">
            <text:p/>
          </table:table-cell>
          <table:table-cell table:style-name="ce23" table:formula="of:=IF([$_data_.M334];[$_data_.M334];&quot;&quot;)">
            <text:p/>
          </table:table-cell>
          <table:table-cell table:style-name="ce23" table:formula="of:=IF([$_data_.N334];[$_data_.N334];&quot;&quot;)">
            <text:p/>
          </table:table-cell>
          <table:table-cell table:style-name="ce23" table:formula="of:=IF([$_data_.O334];[$_data_.O334];&quot;&quot;)">
            <text:p/>
          </table:table-cell>
          <table:table-cell table:style-name="ce23" table:formula="of:=IF([$_data_.P334];[$_data_.P334];&quot;&quot;)">
            <text:p/>
          </table:table-cell>
          <table:table-cell table:style-name="ce23" table:formula="of:=IF([$_data_.Q334];[$_data_.Q334];&quot;&quot;)">
            <text:p/>
          </table:table-cell>
          <table:table-cell table:style-name="ce23" table:formula="of:=IF([$_data_.R334];[$_data_.R334];&quot;&quot;)">
            <text:p/>
          </table:table-cell>
          <table:table-cell table:style-name="ce23" table:formula="of:=IF([$_data_.S334];[$_data_.S334];&quot;&quot;)">
            <text:p/>
          </table:table-cell>
          <table:table-cell table:style-name="ce62" table:formula="of:=IF([$_data_.T334];[$_data_.T334];&quot;&quot;)">
            <text:p/>
          </table:table-cell>
          <table:table-cell table:style-name="ce65" table:formula="of:=IF([$_data_.U334];[$_data_.U334];&quot;&quot;)">
            <text:p/>
          </table:table-cell>
        </table:table-row>
        <table:table-row table:style-name="ro1">
          <table:table-cell table:formula="of:=IF([$_data_.A335];[$_data_.A335];&quot;&quot;)">
            <text:p/>
          </table:table-cell>
          <table:table-cell table:style-name="ce23" table:formula="of:=IF([$_data_.B335];[$_data_.B335];&quot;&quot;)">
            <text:p/>
          </table:table-cell>
          <table:table-cell table:style-name="ce23" table:formula="of:=IF([$_data_.C335];[$_data_.C335];&quot;&quot;)">
            <text:p/>
          </table:table-cell>
          <table:table-cell table:style-name="ce23" table:formula="of:=IF([$_data_.D335];[$_data_.D335];&quot;&quot;)">
            <text:p/>
          </table:table-cell>
          <table:table-cell table:style-name="ce23" table:formula="of:=IF([$_data_.E335];[$_data_.E335];&quot;&quot;)">
            <text:p/>
          </table:table-cell>
          <table:table-cell table:style-name="ce23" table:formula="of:=IF([$_data_.F335];[$_data_.F335];&quot;&quot;)">
            <text:p/>
          </table:table-cell>
          <table:table-cell table:style-name="ce33" table:formula="of:=IF([$_data_.G335];[$_data_.G335];&quot;&quot;)">
            <text:p/>
          </table:table-cell>
          <table:table-cell table:style-name="ce33" table:formula="of:=IF([$_data_.H335];[$_data_.H335];&quot;&quot;)">
            <text:p/>
          </table:table-cell>
          <table:table-cell table:style-name="ce23" table:formula="of:=IF([$_data_.I335];[$_data_.I335];&quot;&quot;)">
            <text:p/>
          </table:table-cell>
          <table:table-cell table:style-name="ce37" table:formula="of:=IF([$_data_.J335];[$_data_.J335];&quot;&quot;)">
            <text:p/>
          </table:table-cell>
          <table:table-cell table:style-name="ce23" table:formula="of:=IF([$_data_.K335];[$_data_.K335];&quot;&quot;)">
            <text:p/>
          </table:table-cell>
          <table:table-cell table:style-name="ce23" table:formula="of:=IF([$_data_.L335];[$_data_.L335];&quot;&quot;)">
            <text:p/>
          </table:table-cell>
          <table:table-cell table:style-name="ce23" table:formula="of:=IF([$_data_.M335];[$_data_.M335];&quot;&quot;)">
            <text:p/>
          </table:table-cell>
          <table:table-cell table:style-name="ce23" table:formula="of:=IF([$_data_.N335];[$_data_.N335];&quot;&quot;)">
            <text:p/>
          </table:table-cell>
          <table:table-cell table:style-name="ce23" table:formula="of:=IF([$_data_.O335];[$_data_.O335];&quot;&quot;)">
            <text:p/>
          </table:table-cell>
          <table:table-cell table:style-name="ce23" table:formula="of:=IF([$_data_.P335];[$_data_.P335];&quot;&quot;)">
            <text:p/>
          </table:table-cell>
          <table:table-cell table:style-name="ce23" table:formula="of:=IF([$_data_.Q335];[$_data_.Q335];&quot;&quot;)">
            <text:p/>
          </table:table-cell>
          <table:table-cell table:style-name="ce23" table:formula="of:=IF([$_data_.R335];[$_data_.R335];&quot;&quot;)">
            <text:p/>
          </table:table-cell>
          <table:table-cell table:style-name="ce23" table:formula="of:=IF([$_data_.S335];[$_data_.S335];&quot;&quot;)">
            <text:p/>
          </table:table-cell>
          <table:table-cell table:style-name="ce62" table:formula="of:=IF([$_data_.T335];[$_data_.T335];&quot;&quot;)">
            <text:p/>
          </table:table-cell>
          <table:table-cell table:style-name="ce65" table:formula="of:=IF([$_data_.U335];[$_data_.U335];&quot;&quot;)">
            <text:p/>
          </table:table-cell>
        </table:table-row>
        <table:table-row table:style-name="ro1">
          <table:table-cell table:formula="of:=IF([$_data_.A336];[$_data_.A336];&quot;&quot;)">
            <text:p/>
          </table:table-cell>
          <table:table-cell table:style-name="ce23" table:formula="of:=IF([$_data_.B336];[$_data_.B336];&quot;&quot;)">
            <text:p/>
          </table:table-cell>
          <table:table-cell table:style-name="ce23" table:formula="of:=IF([$_data_.C336];[$_data_.C336];&quot;&quot;)">
            <text:p/>
          </table:table-cell>
          <table:table-cell table:style-name="ce23" table:formula="of:=IF([$_data_.D336];[$_data_.D336];&quot;&quot;)">
            <text:p/>
          </table:table-cell>
          <table:table-cell table:style-name="ce23" table:formula="of:=IF([$_data_.E336];[$_data_.E336];&quot;&quot;)">
            <text:p/>
          </table:table-cell>
          <table:table-cell table:style-name="ce23" table:formula="of:=IF([$_data_.F336];[$_data_.F336];&quot;&quot;)">
            <text:p/>
          </table:table-cell>
          <table:table-cell table:style-name="ce33" table:formula="of:=IF([$_data_.G336];[$_data_.G336];&quot;&quot;)">
            <text:p/>
          </table:table-cell>
          <table:table-cell table:style-name="ce33" table:formula="of:=IF([$_data_.H336];[$_data_.H336];&quot;&quot;)">
            <text:p/>
          </table:table-cell>
          <table:table-cell table:style-name="ce23" table:formula="of:=IF([$_data_.I336];[$_data_.I336];&quot;&quot;)">
            <text:p/>
          </table:table-cell>
          <table:table-cell table:style-name="ce37" table:formula="of:=IF([$_data_.J336];[$_data_.J336];&quot;&quot;)">
            <text:p/>
          </table:table-cell>
          <table:table-cell table:style-name="ce23" table:formula="of:=IF([$_data_.K336];[$_data_.K336];&quot;&quot;)">
            <text:p/>
          </table:table-cell>
          <table:table-cell table:style-name="ce23" table:formula="of:=IF([$_data_.L336];[$_data_.L336];&quot;&quot;)">
            <text:p/>
          </table:table-cell>
          <table:table-cell table:style-name="ce23" table:formula="of:=IF([$_data_.M336];[$_data_.M336];&quot;&quot;)">
            <text:p/>
          </table:table-cell>
          <table:table-cell table:style-name="ce23" table:formula="of:=IF([$_data_.N336];[$_data_.N336];&quot;&quot;)">
            <text:p/>
          </table:table-cell>
          <table:table-cell table:style-name="ce23" table:formula="of:=IF([$_data_.O336];[$_data_.O336];&quot;&quot;)">
            <text:p/>
          </table:table-cell>
          <table:table-cell table:style-name="ce23" table:formula="of:=IF([$_data_.P336];[$_data_.P336];&quot;&quot;)">
            <text:p/>
          </table:table-cell>
          <table:table-cell table:style-name="ce23" table:formula="of:=IF([$_data_.Q336];[$_data_.Q336];&quot;&quot;)">
            <text:p/>
          </table:table-cell>
          <table:table-cell table:style-name="ce23" table:formula="of:=IF([$_data_.R336];[$_data_.R336];&quot;&quot;)">
            <text:p/>
          </table:table-cell>
          <table:table-cell table:style-name="ce23" table:formula="of:=IF([$_data_.S336];[$_data_.S336];&quot;&quot;)">
            <text:p/>
          </table:table-cell>
          <table:table-cell table:style-name="ce62" table:formula="of:=IF([$_data_.T336];[$_data_.T336];&quot;&quot;)">
            <text:p/>
          </table:table-cell>
          <table:table-cell table:style-name="ce65" table:formula="of:=IF([$_data_.U336];[$_data_.U336];&quot;&quot;)">
            <text:p/>
          </table:table-cell>
        </table:table-row>
        <table:table-row table:style-name="ro1">
          <table:table-cell table:formula="of:=IF([$_data_.A337];[$_data_.A337];&quot;&quot;)">
            <text:p/>
          </table:table-cell>
          <table:table-cell table:style-name="ce23" table:formula="of:=IF([$_data_.B337];[$_data_.B337];&quot;&quot;)">
            <text:p/>
          </table:table-cell>
          <table:table-cell table:style-name="ce23" table:formula="of:=IF([$_data_.C337];[$_data_.C337];&quot;&quot;)">
            <text:p/>
          </table:table-cell>
          <table:table-cell table:style-name="ce23" table:formula="of:=IF([$_data_.D337];[$_data_.D337];&quot;&quot;)">
            <text:p/>
          </table:table-cell>
          <table:table-cell table:style-name="ce23" table:formula="of:=IF([$_data_.E337];[$_data_.E337];&quot;&quot;)">
            <text:p/>
          </table:table-cell>
          <table:table-cell table:style-name="ce23" table:formula="of:=IF([$_data_.F337];[$_data_.F337];&quot;&quot;)">
            <text:p/>
          </table:table-cell>
          <table:table-cell table:style-name="ce33" table:formula="of:=IF([$_data_.G337];[$_data_.G337];&quot;&quot;)">
            <text:p/>
          </table:table-cell>
          <table:table-cell table:style-name="ce33" table:formula="of:=IF([$_data_.H337];[$_data_.H337];&quot;&quot;)">
            <text:p/>
          </table:table-cell>
          <table:table-cell table:style-name="ce23" table:formula="of:=IF([$_data_.I337];[$_data_.I337];&quot;&quot;)">
            <text:p/>
          </table:table-cell>
          <table:table-cell table:style-name="ce37" table:formula="of:=IF([$_data_.J337];[$_data_.J337];&quot;&quot;)">
            <text:p/>
          </table:table-cell>
          <table:table-cell table:style-name="ce23" table:formula="of:=IF([$_data_.K337];[$_data_.K337];&quot;&quot;)">
            <text:p/>
          </table:table-cell>
          <table:table-cell table:style-name="ce23" table:formula="of:=IF([$_data_.L337];[$_data_.L337];&quot;&quot;)">
            <text:p/>
          </table:table-cell>
          <table:table-cell table:style-name="ce23" table:formula="of:=IF([$_data_.M337];[$_data_.M337];&quot;&quot;)">
            <text:p/>
          </table:table-cell>
          <table:table-cell table:style-name="ce23" table:formula="of:=IF([$_data_.N337];[$_data_.N337];&quot;&quot;)">
            <text:p/>
          </table:table-cell>
          <table:table-cell table:style-name="ce23" table:formula="of:=IF([$_data_.O337];[$_data_.O337];&quot;&quot;)">
            <text:p/>
          </table:table-cell>
          <table:table-cell table:style-name="ce23" table:formula="of:=IF([$_data_.P337];[$_data_.P337];&quot;&quot;)">
            <text:p/>
          </table:table-cell>
          <table:table-cell table:style-name="ce23" table:formula="of:=IF([$_data_.Q337];[$_data_.Q337];&quot;&quot;)">
            <text:p/>
          </table:table-cell>
          <table:table-cell table:style-name="ce23" table:formula="of:=IF([$_data_.R337];[$_data_.R337];&quot;&quot;)">
            <text:p/>
          </table:table-cell>
          <table:table-cell table:style-name="ce23" table:formula="of:=IF([$_data_.S337];[$_data_.S337];&quot;&quot;)">
            <text:p/>
          </table:table-cell>
          <table:table-cell table:style-name="ce62" table:formula="of:=IF([$_data_.T337];[$_data_.T337];&quot;&quot;)">
            <text:p/>
          </table:table-cell>
          <table:table-cell table:style-name="ce65" table:formula="of:=IF([$_data_.U337];[$_data_.U337];&quot;&quot;)">
            <text:p/>
          </table:table-cell>
        </table:table-row>
        <table:table-row table:style-name="ro1">
          <table:table-cell table:formula="of:=IF([$_data_.A338];[$_data_.A338];&quot;&quot;)">
            <text:p/>
          </table:table-cell>
          <table:table-cell table:style-name="ce23" table:formula="of:=IF([$_data_.B338];[$_data_.B338];&quot;&quot;)">
            <text:p/>
          </table:table-cell>
          <table:table-cell table:style-name="ce23" table:formula="of:=IF([$_data_.C338];[$_data_.C338];&quot;&quot;)">
            <text:p/>
          </table:table-cell>
          <table:table-cell table:style-name="ce23" table:formula="of:=IF([$_data_.D338];[$_data_.D338];&quot;&quot;)">
            <text:p/>
          </table:table-cell>
          <table:table-cell table:style-name="ce23" table:formula="of:=IF([$_data_.E338];[$_data_.E338];&quot;&quot;)">
            <text:p/>
          </table:table-cell>
          <table:table-cell table:style-name="ce23" table:formula="of:=IF([$_data_.F338];[$_data_.F338];&quot;&quot;)">
            <text:p/>
          </table:table-cell>
          <table:table-cell table:style-name="ce33" table:formula="of:=IF([$_data_.G338];[$_data_.G338];&quot;&quot;)">
            <text:p/>
          </table:table-cell>
          <table:table-cell table:style-name="ce33" table:formula="of:=IF([$_data_.H338];[$_data_.H338];&quot;&quot;)">
            <text:p/>
          </table:table-cell>
          <table:table-cell table:style-name="ce23" table:formula="of:=IF([$_data_.I338];[$_data_.I338];&quot;&quot;)">
            <text:p/>
          </table:table-cell>
          <table:table-cell table:style-name="ce37" table:formula="of:=IF([$_data_.J338];[$_data_.J338];&quot;&quot;)">
            <text:p/>
          </table:table-cell>
          <table:table-cell table:style-name="ce23" table:formula="of:=IF([$_data_.K338];[$_data_.K338];&quot;&quot;)">
            <text:p/>
          </table:table-cell>
          <table:table-cell table:style-name="ce23" table:formula="of:=IF([$_data_.L338];[$_data_.L338];&quot;&quot;)">
            <text:p/>
          </table:table-cell>
          <table:table-cell table:style-name="ce23" table:formula="of:=IF([$_data_.M338];[$_data_.M338];&quot;&quot;)">
            <text:p/>
          </table:table-cell>
          <table:table-cell table:style-name="ce23" table:formula="of:=IF([$_data_.N338];[$_data_.N338];&quot;&quot;)">
            <text:p/>
          </table:table-cell>
          <table:table-cell table:style-name="ce23" table:formula="of:=IF([$_data_.O338];[$_data_.O338];&quot;&quot;)">
            <text:p/>
          </table:table-cell>
          <table:table-cell table:style-name="ce23" table:formula="of:=IF([$_data_.P338];[$_data_.P338];&quot;&quot;)">
            <text:p/>
          </table:table-cell>
          <table:table-cell table:style-name="ce23" table:formula="of:=IF([$_data_.Q338];[$_data_.Q338];&quot;&quot;)">
            <text:p/>
          </table:table-cell>
          <table:table-cell table:style-name="ce23" table:formula="of:=IF([$_data_.R338];[$_data_.R338];&quot;&quot;)">
            <text:p/>
          </table:table-cell>
          <table:table-cell table:style-name="ce23" table:formula="of:=IF([$_data_.S338];[$_data_.S338];&quot;&quot;)">
            <text:p/>
          </table:table-cell>
          <table:table-cell table:style-name="ce62" table:formula="of:=IF([$_data_.T338];[$_data_.T338];&quot;&quot;)">
            <text:p/>
          </table:table-cell>
          <table:table-cell table:style-name="ce65" table:formula="of:=IF([$_data_.U338];[$_data_.U338];&quot;&quot;)">
            <text:p/>
          </table:table-cell>
        </table:table-row>
        <table:table-row table:style-name="ro1">
          <table:table-cell table:formula="of:=IF([$_data_.A339];[$_data_.A339];&quot;&quot;)">
            <text:p/>
          </table:table-cell>
          <table:table-cell table:style-name="ce23" table:formula="of:=IF([$_data_.B339];[$_data_.B339];&quot;&quot;)">
            <text:p/>
          </table:table-cell>
          <table:table-cell table:style-name="ce23" table:formula="of:=IF([$_data_.C339];[$_data_.C339];&quot;&quot;)">
            <text:p/>
          </table:table-cell>
          <table:table-cell table:style-name="ce23" table:formula="of:=IF([$_data_.D339];[$_data_.D339];&quot;&quot;)">
            <text:p/>
          </table:table-cell>
          <table:table-cell table:style-name="ce23" table:formula="of:=IF([$_data_.E339];[$_data_.E339];&quot;&quot;)">
            <text:p/>
          </table:table-cell>
          <table:table-cell table:style-name="ce23" table:formula="of:=IF([$_data_.F339];[$_data_.F339];&quot;&quot;)">
            <text:p/>
          </table:table-cell>
          <table:table-cell table:style-name="ce33" table:formula="of:=IF([$_data_.G339];[$_data_.G339];&quot;&quot;)">
            <text:p/>
          </table:table-cell>
          <table:table-cell table:style-name="ce33" table:formula="of:=IF([$_data_.H339];[$_data_.H339];&quot;&quot;)">
            <text:p/>
          </table:table-cell>
          <table:table-cell table:style-name="ce23" table:formula="of:=IF([$_data_.I339];[$_data_.I339];&quot;&quot;)">
            <text:p/>
          </table:table-cell>
          <table:table-cell table:style-name="ce37" table:formula="of:=IF([$_data_.J339];[$_data_.J339];&quot;&quot;)">
            <text:p/>
          </table:table-cell>
          <table:table-cell table:style-name="ce23" table:formula="of:=IF([$_data_.K339];[$_data_.K339];&quot;&quot;)">
            <text:p/>
          </table:table-cell>
          <table:table-cell table:style-name="ce23" table:formula="of:=IF([$_data_.L339];[$_data_.L339];&quot;&quot;)">
            <text:p/>
          </table:table-cell>
          <table:table-cell table:style-name="ce23" table:formula="of:=IF([$_data_.M339];[$_data_.M339];&quot;&quot;)">
            <text:p/>
          </table:table-cell>
          <table:table-cell table:style-name="ce23" table:formula="of:=IF([$_data_.N339];[$_data_.N339];&quot;&quot;)">
            <text:p/>
          </table:table-cell>
          <table:table-cell table:style-name="ce23" table:formula="of:=IF([$_data_.O339];[$_data_.O339];&quot;&quot;)">
            <text:p/>
          </table:table-cell>
          <table:table-cell table:style-name="ce23" table:formula="of:=IF([$_data_.P339];[$_data_.P339];&quot;&quot;)">
            <text:p/>
          </table:table-cell>
          <table:table-cell table:style-name="ce23" table:formula="of:=IF([$_data_.Q339];[$_data_.Q339];&quot;&quot;)">
            <text:p/>
          </table:table-cell>
          <table:table-cell table:style-name="ce23" table:formula="of:=IF([$_data_.R339];[$_data_.R339];&quot;&quot;)">
            <text:p/>
          </table:table-cell>
          <table:table-cell table:style-name="ce23" table:formula="of:=IF([$_data_.S339];[$_data_.S339];&quot;&quot;)">
            <text:p/>
          </table:table-cell>
          <table:table-cell table:style-name="ce62" table:formula="of:=IF([$_data_.T339];[$_data_.T339];&quot;&quot;)">
            <text:p/>
          </table:table-cell>
          <table:table-cell table:style-name="ce65" table:formula="of:=IF([$_data_.U339];[$_data_.U339];&quot;&quot;)">
            <text:p/>
          </table:table-cell>
        </table:table-row>
        <table:table-row table:style-name="ro1">
          <table:table-cell table:formula="of:=IF([$_data_.A340];[$_data_.A340];&quot;&quot;)">
            <text:p/>
          </table:table-cell>
          <table:table-cell table:style-name="ce23" table:formula="of:=IF([$_data_.B340];[$_data_.B340];&quot;&quot;)">
            <text:p/>
          </table:table-cell>
          <table:table-cell table:style-name="ce23" table:formula="of:=IF([$_data_.C340];[$_data_.C340];&quot;&quot;)">
            <text:p/>
          </table:table-cell>
          <table:table-cell table:style-name="ce23" table:formula="of:=IF([$_data_.D340];[$_data_.D340];&quot;&quot;)">
            <text:p/>
          </table:table-cell>
          <table:table-cell table:style-name="ce23" table:formula="of:=IF([$_data_.E340];[$_data_.E340];&quot;&quot;)">
            <text:p/>
          </table:table-cell>
          <table:table-cell table:style-name="ce23" table:formula="of:=IF([$_data_.F340];[$_data_.F340];&quot;&quot;)">
            <text:p/>
          </table:table-cell>
          <table:table-cell table:style-name="ce33" table:formula="of:=IF([$_data_.G340];[$_data_.G340];&quot;&quot;)">
            <text:p/>
          </table:table-cell>
          <table:table-cell table:style-name="ce33" table:formula="of:=IF([$_data_.H340];[$_data_.H340];&quot;&quot;)">
            <text:p/>
          </table:table-cell>
          <table:table-cell table:style-name="ce23" table:formula="of:=IF([$_data_.I340];[$_data_.I340];&quot;&quot;)">
            <text:p/>
          </table:table-cell>
          <table:table-cell table:style-name="ce37" table:formula="of:=IF([$_data_.J340];[$_data_.J340];&quot;&quot;)">
            <text:p/>
          </table:table-cell>
          <table:table-cell table:style-name="ce23" table:formula="of:=IF([$_data_.K340];[$_data_.K340];&quot;&quot;)">
            <text:p/>
          </table:table-cell>
          <table:table-cell table:style-name="ce23" table:formula="of:=IF([$_data_.L340];[$_data_.L340];&quot;&quot;)">
            <text:p/>
          </table:table-cell>
          <table:table-cell table:style-name="ce23" table:formula="of:=IF([$_data_.M340];[$_data_.M340];&quot;&quot;)">
            <text:p/>
          </table:table-cell>
          <table:table-cell table:style-name="ce23" table:formula="of:=IF([$_data_.N340];[$_data_.N340];&quot;&quot;)">
            <text:p/>
          </table:table-cell>
          <table:table-cell table:style-name="ce23" table:formula="of:=IF([$_data_.O340];[$_data_.O340];&quot;&quot;)">
            <text:p/>
          </table:table-cell>
          <table:table-cell table:style-name="ce23" table:formula="of:=IF([$_data_.P340];[$_data_.P340];&quot;&quot;)">
            <text:p/>
          </table:table-cell>
          <table:table-cell table:style-name="ce23" table:formula="of:=IF([$_data_.Q340];[$_data_.Q340];&quot;&quot;)">
            <text:p/>
          </table:table-cell>
          <table:table-cell table:style-name="ce23" table:formula="of:=IF([$_data_.R340];[$_data_.R340];&quot;&quot;)">
            <text:p/>
          </table:table-cell>
          <table:table-cell table:style-name="ce23" table:formula="of:=IF([$_data_.S340];[$_data_.S340];&quot;&quot;)">
            <text:p/>
          </table:table-cell>
          <table:table-cell table:style-name="ce62" table:formula="of:=IF([$_data_.T340];[$_data_.T340];&quot;&quot;)">
            <text:p/>
          </table:table-cell>
          <table:table-cell table:style-name="ce65" table:formula="of:=IF([$_data_.U340];[$_data_.U340];&quot;&quot;)">
            <text:p/>
          </table:table-cell>
        </table:table-row>
        <table:table-row table:style-name="ro1">
          <table:table-cell table:formula="of:=IF([$_data_.A341];[$_data_.A341];&quot;&quot;)">
            <text:p/>
          </table:table-cell>
          <table:table-cell table:style-name="ce23" table:formula="of:=IF([$_data_.B341];[$_data_.B341];&quot;&quot;)">
            <text:p/>
          </table:table-cell>
          <table:table-cell table:style-name="ce23" table:formula="of:=IF([$_data_.C341];[$_data_.C341];&quot;&quot;)">
            <text:p/>
          </table:table-cell>
          <table:table-cell table:style-name="ce23" table:formula="of:=IF([$_data_.D341];[$_data_.D341];&quot;&quot;)">
            <text:p/>
          </table:table-cell>
          <table:table-cell table:style-name="ce23" table:formula="of:=IF([$_data_.E341];[$_data_.E341];&quot;&quot;)">
            <text:p/>
          </table:table-cell>
          <table:table-cell table:style-name="ce23" table:formula="of:=IF([$_data_.F341];[$_data_.F341];&quot;&quot;)">
            <text:p/>
          </table:table-cell>
          <table:table-cell table:style-name="ce33" table:formula="of:=IF([$_data_.G341];[$_data_.G341];&quot;&quot;)">
            <text:p/>
          </table:table-cell>
          <table:table-cell table:style-name="ce33" table:formula="of:=IF([$_data_.H341];[$_data_.H341];&quot;&quot;)">
            <text:p/>
          </table:table-cell>
          <table:table-cell table:style-name="ce23" table:formula="of:=IF([$_data_.I341];[$_data_.I341];&quot;&quot;)">
            <text:p/>
          </table:table-cell>
          <table:table-cell table:style-name="ce37" table:formula="of:=IF([$_data_.J341];[$_data_.J341];&quot;&quot;)">
            <text:p/>
          </table:table-cell>
          <table:table-cell table:style-name="ce23" table:formula="of:=IF([$_data_.K341];[$_data_.K341];&quot;&quot;)">
            <text:p/>
          </table:table-cell>
          <table:table-cell table:style-name="ce23" table:formula="of:=IF([$_data_.L341];[$_data_.L341];&quot;&quot;)">
            <text:p/>
          </table:table-cell>
          <table:table-cell table:style-name="ce23" table:formula="of:=IF([$_data_.M341];[$_data_.M341];&quot;&quot;)">
            <text:p/>
          </table:table-cell>
          <table:table-cell table:style-name="ce23" table:formula="of:=IF([$_data_.N341];[$_data_.N341];&quot;&quot;)">
            <text:p/>
          </table:table-cell>
          <table:table-cell table:style-name="ce23" table:formula="of:=IF([$_data_.O341];[$_data_.O341];&quot;&quot;)">
            <text:p/>
          </table:table-cell>
          <table:table-cell table:style-name="ce23" table:formula="of:=IF([$_data_.P341];[$_data_.P341];&quot;&quot;)">
            <text:p/>
          </table:table-cell>
          <table:table-cell table:style-name="ce23" table:formula="of:=IF([$_data_.Q341];[$_data_.Q341];&quot;&quot;)">
            <text:p/>
          </table:table-cell>
          <table:table-cell table:style-name="ce23" table:formula="of:=IF([$_data_.R341];[$_data_.R341];&quot;&quot;)">
            <text:p/>
          </table:table-cell>
          <table:table-cell table:style-name="ce23" table:formula="of:=IF([$_data_.S341];[$_data_.S341];&quot;&quot;)">
            <text:p/>
          </table:table-cell>
          <table:table-cell table:style-name="ce62" table:formula="of:=IF([$_data_.T341];[$_data_.T341];&quot;&quot;)">
            <text:p/>
          </table:table-cell>
          <table:table-cell table:style-name="ce65" table:formula="of:=IF([$_data_.U341];[$_data_.U341];&quot;&quot;)">
            <text:p/>
          </table:table-cell>
        </table:table-row>
        <table:table-row table:style-name="ro1">
          <table:table-cell table:formula="of:=IF([$_data_.A342];[$_data_.A342];&quot;&quot;)">
            <text:p/>
          </table:table-cell>
          <table:table-cell table:style-name="ce23" table:formula="of:=IF([$_data_.B342];[$_data_.B342];&quot;&quot;)">
            <text:p/>
          </table:table-cell>
          <table:table-cell table:style-name="ce23" table:formula="of:=IF([$_data_.C342];[$_data_.C342];&quot;&quot;)">
            <text:p/>
          </table:table-cell>
          <table:table-cell table:style-name="ce23" table:formula="of:=IF([$_data_.D342];[$_data_.D342];&quot;&quot;)">
            <text:p/>
          </table:table-cell>
          <table:table-cell table:style-name="ce23" table:formula="of:=IF([$_data_.E342];[$_data_.E342];&quot;&quot;)">
            <text:p/>
          </table:table-cell>
          <table:table-cell table:style-name="ce23" table:formula="of:=IF([$_data_.F342];[$_data_.F342];&quot;&quot;)">
            <text:p/>
          </table:table-cell>
          <table:table-cell table:style-name="ce33" table:formula="of:=IF([$_data_.G342];[$_data_.G342];&quot;&quot;)">
            <text:p/>
          </table:table-cell>
          <table:table-cell table:style-name="ce33" table:formula="of:=IF([$_data_.H342];[$_data_.H342];&quot;&quot;)">
            <text:p/>
          </table:table-cell>
          <table:table-cell table:style-name="ce23" table:formula="of:=IF([$_data_.I342];[$_data_.I342];&quot;&quot;)">
            <text:p/>
          </table:table-cell>
          <table:table-cell table:style-name="ce37" table:formula="of:=IF([$_data_.J342];[$_data_.J342];&quot;&quot;)">
            <text:p/>
          </table:table-cell>
          <table:table-cell table:style-name="ce23" table:formula="of:=IF([$_data_.K342];[$_data_.K342];&quot;&quot;)">
            <text:p/>
          </table:table-cell>
          <table:table-cell table:style-name="ce23" table:formula="of:=IF([$_data_.L342];[$_data_.L342];&quot;&quot;)">
            <text:p/>
          </table:table-cell>
          <table:table-cell table:style-name="ce23" table:formula="of:=IF([$_data_.M342];[$_data_.M342];&quot;&quot;)">
            <text:p/>
          </table:table-cell>
          <table:table-cell table:style-name="ce23" table:formula="of:=IF([$_data_.N342];[$_data_.N342];&quot;&quot;)">
            <text:p/>
          </table:table-cell>
          <table:table-cell table:style-name="ce23" table:formula="of:=IF([$_data_.O342];[$_data_.O342];&quot;&quot;)">
            <text:p/>
          </table:table-cell>
          <table:table-cell table:style-name="ce23" table:formula="of:=IF([$_data_.P342];[$_data_.P342];&quot;&quot;)">
            <text:p/>
          </table:table-cell>
          <table:table-cell table:style-name="ce23" table:formula="of:=IF([$_data_.Q342];[$_data_.Q342];&quot;&quot;)">
            <text:p/>
          </table:table-cell>
          <table:table-cell table:style-name="ce23" table:formula="of:=IF([$_data_.R342];[$_data_.R342];&quot;&quot;)">
            <text:p/>
          </table:table-cell>
          <table:table-cell table:style-name="ce23" table:formula="of:=IF([$_data_.S342];[$_data_.S342];&quot;&quot;)">
            <text:p/>
          </table:table-cell>
          <table:table-cell table:style-name="ce62" table:formula="of:=IF([$_data_.T342];[$_data_.T342];&quot;&quot;)">
            <text:p/>
          </table:table-cell>
          <table:table-cell table:style-name="ce65" table:formula="of:=IF([$_data_.U342];[$_data_.U342];&quot;&quot;)">
            <text:p/>
          </table:table-cell>
        </table:table-row>
        <table:table-row table:style-name="ro1">
          <table:table-cell table:formula="of:=IF([$_data_.A343];[$_data_.A343];&quot;&quot;)">
            <text:p/>
          </table:table-cell>
          <table:table-cell table:style-name="ce23" table:formula="of:=IF([$_data_.B343];[$_data_.B343];&quot;&quot;)">
            <text:p/>
          </table:table-cell>
          <table:table-cell table:style-name="ce23" table:formula="of:=IF([$_data_.C343];[$_data_.C343];&quot;&quot;)">
            <text:p/>
          </table:table-cell>
          <table:table-cell table:style-name="ce23" table:formula="of:=IF([$_data_.D343];[$_data_.D343];&quot;&quot;)">
            <text:p/>
          </table:table-cell>
          <table:table-cell table:style-name="ce23" table:formula="of:=IF([$_data_.E343];[$_data_.E343];&quot;&quot;)">
            <text:p/>
          </table:table-cell>
          <table:table-cell table:style-name="ce23" table:formula="of:=IF([$_data_.F343];[$_data_.F343];&quot;&quot;)">
            <text:p/>
          </table:table-cell>
          <table:table-cell table:style-name="ce33" table:formula="of:=IF([$_data_.G343];[$_data_.G343];&quot;&quot;)">
            <text:p/>
          </table:table-cell>
          <table:table-cell table:style-name="ce33" table:formula="of:=IF([$_data_.H343];[$_data_.H343];&quot;&quot;)">
            <text:p/>
          </table:table-cell>
          <table:table-cell table:style-name="ce23" table:formula="of:=IF([$_data_.I343];[$_data_.I343];&quot;&quot;)">
            <text:p/>
          </table:table-cell>
          <table:table-cell table:style-name="ce37" table:formula="of:=IF([$_data_.J343];[$_data_.J343];&quot;&quot;)">
            <text:p/>
          </table:table-cell>
          <table:table-cell table:style-name="ce23" table:formula="of:=IF([$_data_.K343];[$_data_.K343];&quot;&quot;)">
            <text:p/>
          </table:table-cell>
          <table:table-cell table:style-name="ce23" table:formula="of:=IF([$_data_.L343];[$_data_.L343];&quot;&quot;)">
            <text:p/>
          </table:table-cell>
          <table:table-cell table:style-name="ce23" table:formula="of:=IF([$_data_.M343];[$_data_.M343];&quot;&quot;)">
            <text:p/>
          </table:table-cell>
          <table:table-cell table:style-name="ce23" table:formula="of:=IF([$_data_.N343];[$_data_.N343];&quot;&quot;)">
            <text:p/>
          </table:table-cell>
          <table:table-cell table:style-name="ce23" table:formula="of:=IF([$_data_.O343];[$_data_.O343];&quot;&quot;)">
            <text:p/>
          </table:table-cell>
          <table:table-cell table:style-name="ce23" table:formula="of:=IF([$_data_.P343];[$_data_.P343];&quot;&quot;)">
            <text:p/>
          </table:table-cell>
          <table:table-cell table:style-name="ce23" table:formula="of:=IF([$_data_.Q343];[$_data_.Q343];&quot;&quot;)">
            <text:p/>
          </table:table-cell>
          <table:table-cell table:style-name="ce23" table:formula="of:=IF([$_data_.R343];[$_data_.R343];&quot;&quot;)">
            <text:p/>
          </table:table-cell>
          <table:table-cell table:style-name="ce23" table:formula="of:=IF([$_data_.S343];[$_data_.S343];&quot;&quot;)">
            <text:p/>
          </table:table-cell>
          <table:table-cell table:style-name="ce62" table:formula="of:=IF([$_data_.T343];[$_data_.T343];&quot;&quot;)">
            <text:p/>
          </table:table-cell>
          <table:table-cell table:style-name="ce65" table:formula="of:=IF([$_data_.U343];[$_data_.U343];&quot;&quot;)">
            <text:p/>
          </table:table-cell>
        </table:table-row>
        <table:table-row table:style-name="ro1">
          <table:table-cell table:formula="of:=IF([$_data_.A344];[$_data_.A344];&quot;&quot;)">
            <text:p/>
          </table:table-cell>
          <table:table-cell table:style-name="ce23" table:formula="of:=IF([$_data_.B344];[$_data_.B344];&quot;&quot;)">
            <text:p/>
          </table:table-cell>
          <table:table-cell table:style-name="ce23" table:formula="of:=IF([$_data_.C344];[$_data_.C344];&quot;&quot;)">
            <text:p/>
          </table:table-cell>
          <table:table-cell table:style-name="ce23" table:formula="of:=IF([$_data_.D344];[$_data_.D344];&quot;&quot;)">
            <text:p/>
          </table:table-cell>
          <table:table-cell table:style-name="ce23" table:formula="of:=IF([$_data_.E344];[$_data_.E344];&quot;&quot;)">
            <text:p/>
          </table:table-cell>
          <table:table-cell table:style-name="ce23" table:formula="of:=IF([$_data_.F344];[$_data_.F344];&quot;&quot;)">
            <text:p/>
          </table:table-cell>
          <table:table-cell table:style-name="ce33" table:formula="of:=IF([$_data_.G344];[$_data_.G344];&quot;&quot;)">
            <text:p/>
          </table:table-cell>
          <table:table-cell table:style-name="ce33" table:formula="of:=IF([$_data_.H344];[$_data_.H344];&quot;&quot;)">
            <text:p/>
          </table:table-cell>
          <table:table-cell table:style-name="ce23" table:formula="of:=IF([$_data_.I344];[$_data_.I344];&quot;&quot;)">
            <text:p/>
          </table:table-cell>
          <table:table-cell table:style-name="ce37" table:formula="of:=IF([$_data_.J344];[$_data_.J344];&quot;&quot;)">
            <text:p/>
          </table:table-cell>
          <table:table-cell table:style-name="ce23" table:formula="of:=IF([$_data_.K344];[$_data_.K344];&quot;&quot;)">
            <text:p/>
          </table:table-cell>
          <table:table-cell table:style-name="ce23" table:formula="of:=IF([$_data_.L344];[$_data_.L344];&quot;&quot;)">
            <text:p/>
          </table:table-cell>
          <table:table-cell table:style-name="ce23" table:formula="of:=IF([$_data_.M344];[$_data_.M344];&quot;&quot;)">
            <text:p/>
          </table:table-cell>
          <table:table-cell table:style-name="ce23" table:formula="of:=IF([$_data_.N344];[$_data_.N344];&quot;&quot;)">
            <text:p/>
          </table:table-cell>
          <table:table-cell table:style-name="ce23" table:formula="of:=IF([$_data_.O344];[$_data_.O344];&quot;&quot;)">
            <text:p/>
          </table:table-cell>
          <table:table-cell table:style-name="ce23" table:formula="of:=IF([$_data_.P344];[$_data_.P344];&quot;&quot;)">
            <text:p/>
          </table:table-cell>
          <table:table-cell table:style-name="ce23" table:formula="of:=IF([$_data_.Q344];[$_data_.Q344];&quot;&quot;)">
            <text:p/>
          </table:table-cell>
          <table:table-cell table:style-name="ce23" table:formula="of:=IF([$_data_.R344];[$_data_.R344];&quot;&quot;)">
            <text:p/>
          </table:table-cell>
          <table:table-cell table:style-name="ce23" table:formula="of:=IF([$_data_.S344];[$_data_.S344];&quot;&quot;)">
            <text:p/>
          </table:table-cell>
          <table:table-cell table:style-name="ce62" table:formula="of:=IF([$_data_.T344];[$_data_.T344];&quot;&quot;)">
            <text:p/>
          </table:table-cell>
          <table:table-cell table:style-name="ce65" table:formula="of:=IF([$_data_.U344];[$_data_.U344];&quot;&quot;)">
            <text:p/>
          </table:table-cell>
        </table:table-row>
        <table:table-row table:style-name="ro1">
          <table:table-cell table:formula="of:=IF([$_data_.A345];[$_data_.A345];&quot;&quot;)">
            <text:p/>
          </table:table-cell>
          <table:table-cell table:style-name="ce23" table:formula="of:=IF([$_data_.B345];[$_data_.B345];&quot;&quot;)">
            <text:p/>
          </table:table-cell>
          <table:table-cell table:style-name="ce23" table:formula="of:=IF([$_data_.C345];[$_data_.C345];&quot;&quot;)">
            <text:p/>
          </table:table-cell>
          <table:table-cell table:style-name="ce23" table:formula="of:=IF([$_data_.D345];[$_data_.D345];&quot;&quot;)">
            <text:p/>
          </table:table-cell>
          <table:table-cell table:style-name="ce23" table:formula="of:=IF([$_data_.E345];[$_data_.E345];&quot;&quot;)">
            <text:p/>
          </table:table-cell>
          <table:table-cell table:style-name="ce23" table:formula="of:=IF([$_data_.F345];[$_data_.F345];&quot;&quot;)">
            <text:p/>
          </table:table-cell>
          <table:table-cell table:style-name="ce33" table:formula="of:=IF([$_data_.G345];[$_data_.G345];&quot;&quot;)">
            <text:p/>
          </table:table-cell>
          <table:table-cell table:style-name="ce33" table:formula="of:=IF([$_data_.H345];[$_data_.H345];&quot;&quot;)">
            <text:p/>
          </table:table-cell>
          <table:table-cell table:style-name="ce23" table:formula="of:=IF([$_data_.I345];[$_data_.I345];&quot;&quot;)">
            <text:p/>
          </table:table-cell>
          <table:table-cell table:style-name="ce37" table:formula="of:=IF([$_data_.J345];[$_data_.J345];&quot;&quot;)">
            <text:p/>
          </table:table-cell>
          <table:table-cell table:style-name="ce23" table:formula="of:=IF([$_data_.K345];[$_data_.K345];&quot;&quot;)">
            <text:p/>
          </table:table-cell>
          <table:table-cell table:style-name="ce23" table:formula="of:=IF([$_data_.L345];[$_data_.L345];&quot;&quot;)">
            <text:p/>
          </table:table-cell>
          <table:table-cell table:style-name="ce23" table:formula="of:=IF([$_data_.M345];[$_data_.M345];&quot;&quot;)">
            <text:p/>
          </table:table-cell>
          <table:table-cell table:style-name="ce23" table:formula="of:=IF([$_data_.N345];[$_data_.N345];&quot;&quot;)">
            <text:p/>
          </table:table-cell>
          <table:table-cell table:style-name="ce23" table:formula="of:=IF([$_data_.O345];[$_data_.O345];&quot;&quot;)">
            <text:p/>
          </table:table-cell>
          <table:table-cell table:style-name="ce23" table:formula="of:=IF([$_data_.P345];[$_data_.P345];&quot;&quot;)">
            <text:p/>
          </table:table-cell>
          <table:table-cell table:style-name="ce23" table:formula="of:=IF([$_data_.Q345];[$_data_.Q345];&quot;&quot;)">
            <text:p/>
          </table:table-cell>
          <table:table-cell table:style-name="ce23" table:formula="of:=IF([$_data_.R345];[$_data_.R345];&quot;&quot;)">
            <text:p/>
          </table:table-cell>
          <table:table-cell table:style-name="ce23" table:formula="of:=IF([$_data_.S345];[$_data_.S345];&quot;&quot;)">
            <text:p/>
          </table:table-cell>
          <table:table-cell table:style-name="ce62" table:formula="of:=IF([$_data_.T345];[$_data_.T345];&quot;&quot;)">
            <text:p/>
          </table:table-cell>
          <table:table-cell table:style-name="ce65" table:formula="of:=IF([$_data_.U345];[$_data_.U345];&quot;&quot;)">
            <text:p/>
          </table:table-cell>
        </table:table-row>
        <table:table-row table:style-name="ro1">
          <table:table-cell table:formula="of:=IF([$_data_.A346];[$_data_.A346];&quot;&quot;)">
            <text:p/>
          </table:table-cell>
          <table:table-cell table:style-name="ce23" table:formula="of:=IF([$_data_.B346];[$_data_.B346];&quot;&quot;)">
            <text:p/>
          </table:table-cell>
          <table:table-cell table:style-name="ce23" table:formula="of:=IF([$_data_.C346];[$_data_.C346];&quot;&quot;)">
            <text:p/>
          </table:table-cell>
          <table:table-cell table:style-name="ce23" table:formula="of:=IF([$_data_.D346];[$_data_.D346];&quot;&quot;)">
            <text:p/>
          </table:table-cell>
          <table:table-cell table:style-name="ce23" table:formula="of:=IF([$_data_.E346];[$_data_.E346];&quot;&quot;)">
            <text:p/>
          </table:table-cell>
          <table:table-cell table:style-name="ce23" table:formula="of:=IF([$_data_.F346];[$_data_.F346];&quot;&quot;)">
            <text:p/>
          </table:table-cell>
          <table:table-cell table:style-name="ce33" table:formula="of:=IF([$_data_.G346];[$_data_.G346];&quot;&quot;)">
            <text:p/>
          </table:table-cell>
          <table:table-cell table:style-name="ce33" table:formula="of:=IF([$_data_.H346];[$_data_.H346];&quot;&quot;)">
            <text:p/>
          </table:table-cell>
          <table:table-cell table:style-name="ce23" table:formula="of:=IF([$_data_.I346];[$_data_.I346];&quot;&quot;)">
            <text:p/>
          </table:table-cell>
          <table:table-cell table:style-name="ce37" table:formula="of:=IF([$_data_.J346];[$_data_.J346];&quot;&quot;)">
            <text:p/>
          </table:table-cell>
          <table:table-cell table:style-name="ce23" table:formula="of:=IF([$_data_.K346];[$_data_.K346];&quot;&quot;)">
            <text:p/>
          </table:table-cell>
          <table:table-cell table:style-name="ce23" table:formula="of:=IF([$_data_.L346];[$_data_.L346];&quot;&quot;)">
            <text:p/>
          </table:table-cell>
          <table:table-cell table:style-name="ce23" table:formula="of:=IF([$_data_.M346];[$_data_.M346];&quot;&quot;)">
            <text:p/>
          </table:table-cell>
          <table:table-cell table:style-name="ce23" table:formula="of:=IF([$_data_.N346];[$_data_.N346];&quot;&quot;)">
            <text:p/>
          </table:table-cell>
          <table:table-cell table:style-name="ce23" table:formula="of:=IF([$_data_.O346];[$_data_.O346];&quot;&quot;)">
            <text:p/>
          </table:table-cell>
          <table:table-cell table:style-name="ce23" table:formula="of:=IF([$_data_.P346];[$_data_.P346];&quot;&quot;)">
            <text:p/>
          </table:table-cell>
          <table:table-cell table:style-name="ce23" table:formula="of:=IF([$_data_.Q346];[$_data_.Q346];&quot;&quot;)">
            <text:p/>
          </table:table-cell>
          <table:table-cell table:style-name="ce23" table:formula="of:=IF([$_data_.R346];[$_data_.R346];&quot;&quot;)">
            <text:p/>
          </table:table-cell>
          <table:table-cell table:style-name="ce23" table:formula="of:=IF([$_data_.S346];[$_data_.S346];&quot;&quot;)">
            <text:p/>
          </table:table-cell>
          <table:table-cell table:style-name="ce62" table:formula="of:=IF([$_data_.T346];[$_data_.T346];&quot;&quot;)">
            <text:p/>
          </table:table-cell>
          <table:table-cell table:style-name="ce65" table:formula="of:=IF([$_data_.U346];[$_data_.U346];&quot;&quot;)">
            <text:p/>
          </table:table-cell>
        </table:table-row>
        <table:table-row table:style-name="ro1">
          <table:table-cell table:formula="of:=IF([$_data_.A347];[$_data_.A347];&quot;&quot;)">
            <text:p/>
          </table:table-cell>
          <table:table-cell table:style-name="ce23" table:formula="of:=IF([$_data_.B347];[$_data_.B347];&quot;&quot;)">
            <text:p/>
          </table:table-cell>
          <table:table-cell table:style-name="ce23" table:formula="of:=IF([$_data_.C347];[$_data_.C347];&quot;&quot;)">
            <text:p/>
          </table:table-cell>
          <table:table-cell table:style-name="ce23" table:formula="of:=IF([$_data_.D347];[$_data_.D347];&quot;&quot;)">
            <text:p/>
          </table:table-cell>
          <table:table-cell table:style-name="ce23" table:formula="of:=IF([$_data_.E347];[$_data_.E347];&quot;&quot;)">
            <text:p/>
          </table:table-cell>
          <table:table-cell table:style-name="ce23" table:formula="of:=IF([$_data_.F347];[$_data_.F347];&quot;&quot;)">
            <text:p/>
          </table:table-cell>
          <table:table-cell table:style-name="ce33" table:formula="of:=IF([$_data_.G347];[$_data_.G347];&quot;&quot;)">
            <text:p/>
          </table:table-cell>
          <table:table-cell table:style-name="ce33" table:formula="of:=IF([$_data_.H347];[$_data_.H347];&quot;&quot;)">
            <text:p/>
          </table:table-cell>
          <table:table-cell table:style-name="ce23" table:formula="of:=IF([$_data_.I347];[$_data_.I347];&quot;&quot;)">
            <text:p/>
          </table:table-cell>
          <table:table-cell table:style-name="ce37" table:formula="of:=IF([$_data_.J347];[$_data_.J347];&quot;&quot;)">
            <text:p/>
          </table:table-cell>
          <table:table-cell table:style-name="ce23" table:formula="of:=IF([$_data_.K347];[$_data_.K347];&quot;&quot;)">
            <text:p/>
          </table:table-cell>
          <table:table-cell table:style-name="ce23" table:formula="of:=IF([$_data_.L347];[$_data_.L347];&quot;&quot;)">
            <text:p/>
          </table:table-cell>
          <table:table-cell table:style-name="ce23" table:formula="of:=IF([$_data_.M347];[$_data_.M347];&quot;&quot;)">
            <text:p/>
          </table:table-cell>
          <table:table-cell table:style-name="ce23" table:formula="of:=IF([$_data_.N347];[$_data_.N347];&quot;&quot;)">
            <text:p/>
          </table:table-cell>
          <table:table-cell table:style-name="ce23" table:formula="of:=IF([$_data_.O347];[$_data_.O347];&quot;&quot;)">
            <text:p/>
          </table:table-cell>
          <table:table-cell table:style-name="ce23" table:formula="of:=IF([$_data_.P347];[$_data_.P347];&quot;&quot;)">
            <text:p/>
          </table:table-cell>
          <table:table-cell table:style-name="ce23" table:formula="of:=IF([$_data_.Q347];[$_data_.Q347];&quot;&quot;)">
            <text:p/>
          </table:table-cell>
          <table:table-cell table:style-name="ce23" table:formula="of:=IF([$_data_.R347];[$_data_.R347];&quot;&quot;)">
            <text:p/>
          </table:table-cell>
          <table:table-cell table:style-name="ce23" table:formula="of:=IF([$_data_.S347];[$_data_.S347];&quot;&quot;)">
            <text:p/>
          </table:table-cell>
          <table:table-cell table:style-name="ce62" table:formula="of:=IF([$_data_.T347];[$_data_.T347];&quot;&quot;)">
            <text:p/>
          </table:table-cell>
          <table:table-cell table:style-name="ce65" table:formula="of:=IF([$_data_.U347];[$_data_.U347];&quot;&quot;)">
            <text:p/>
          </table:table-cell>
        </table:table-row>
        <table:table-row table:style-name="ro1">
          <table:table-cell table:formula="of:=IF([$_data_.A348];[$_data_.A348];&quot;&quot;)">
            <text:p/>
          </table:table-cell>
          <table:table-cell table:style-name="ce23" table:formula="of:=IF([$_data_.B348];[$_data_.B348];&quot;&quot;)">
            <text:p/>
          </table:table-cell>
          <table:table-cell table:style-name="ce23" table:formula="of:=IF([$_data_.C348];[$_data_.C348];&quot;&quot;)">
            <text:p/>
          </table:table-cell>
          <table:table-cell table:style-name="ce23" table:formula="of:=IF([$_data_.D348];[$_data_.D348];&quot;&quot;)">
            <text:p/>
          </table:table-cell>
          <table:table-cell table:style-name="ce23" table:formula="of:=IF([$_data_.E348];[$_data_.E348];&quot;&quot;)">
            <text:p/>
          </table:table-cell>
          <table:table-cell table:style-name="ce23" table:formula="of:=IF([$_data_.F348];[$_data_.F348];&quot;&quot;)">
            <text:p/>
          </table:table-cell>
          <table:table-cell table:style-name="ce33" table:formula="of:=IF([$_data_.G348];[$_data_.G348];&quot;&quot;)">
            <text:p/>
          </table:table-cell>
          <table:table-cell table:style-name="ce33" table:formula="of:=IF([$_data_.H348];[$_data_.H348];&quot;&quot;)">
            <text:p/>
          </table:table-cell>
          <table:table-cell table:style-name="ce23" table:formula="of:=IF([$_data_.I348];[$_data_.I348];&quot;&quot;)">
            <text:p/>
          </table:table-cell>
          <table:table-cell table:style-name="ce37" table:formula="of:=IF([$_data_.J348];[$_data_.J348];&quot;&quot;)">
            <text:p/>
          </table:table-cell>
          <table:table-cell table:style-name="ce23" table:formula="of:=IF([$_data_.K348];[$_data_.K348];&quot;&quot;)">
            <text:p/>
          </table:table-cell>
          <table:table-cell table:style-name="ce23" table:formula="of:=IF([$_data_.L348];[$_data_.L348];&quot;&quot;)">
            <text:p/>
          </table:table-cell>
          <table:table-cell table:style-name="ce23" table:formula="of:=IF([$_data_.M348];[$_data_.M348];&quot;&quot;)">
            <text:p/>
          </table:table-cell>
          <table:table-cell table:style-name="ce23" table:formula="of:=IF([$_data_.N348];[$_data_.N348];&quot;&quot;)">
            <text:p/>
          </table:table-cell>
          <table:table-cell table:style-name="ce23" table:formula="of:=IF([$_data_.O348];[$_data_.O348];&quot;&quot;)">
            <text:p/>
          </table:table-cell>
          <table:table-cell table:style-name="ce23" table:formula="of:=IF([$_data_.P348];[$_data_.P348];&quot;&quot;)">
            <text:p/>
          </table:table-cell>
          <table:table-cell table:style-name="ce23" table:formula="of:=IF([$_data_.Q348];[$_data_.Q348];&quot;&quot;)">
            <text:p/>
          </table:table-cell>
          <table:table-cell table:style-name="ce23" table:formula="of:=IF([$_data_.R348];[$_data_.R348];&quot;&quot;)">
            <text:p/>
          </table:table-cell>
          <table:table-cell table:style-name="ce23" table:formula="of:=IF([$_data_.S348];[$_data_.S348];&quot;&quot;)">
            <text:p/>
          </table:table-cell>
          <table:table-cell table:style-name="ce62" table:formula="of:=IF([$_data_.T348];[$_data_.T348];&quot;&quot;)">
            <text:p/>
          </table:table-cell>
          <table:table-cell table:style-name="ce65" table:formula="of:=IF([$_data_.U348];[$_data_.U348];&quot;&quot;)">
            <text:p/>
          </table:table-cell>
        </table:table-row>
        <table:table-row table:style-name="ro1">
          <table:table-cell table:formula="of:=IF([$_data_.A349];[$_data_.A349];&quot;&quot;)">
            <text:p/>
          </table:table-cell>
          <table:table-cell table:style-name="ce23" table:formula="of:=IF([$_data_.B349];[$_data_.B349];&quot;&quot;)">
            <text:p/>
          </table:table-cell>
          <table:table-cell table:style-name="ce23" table:formula="of:=IF([$_data_.C349];[$_data_.C349];&quot;&quot;)">
            <text:p/>
          </table:table-cell>
          <table:table-cell table:style-name="ce23" table:formula="of:=IF([$_data_.D349];[$_data_.D349];&quot;&quot;)">
            <text:p/>
          </table:table-cell>
          <table:table-cell table:style-name="ce23" table:formula="of:=IF([$_data_.E349];[$_data_.E349];&quot;&quot;)">
            <text:p/>
          </table:table-cell>
          <table:table-cell table:style-name="ce23" table:formula="of:=IF([$_data_.F349];[$_data_.F349];&quot;&quot;)">
            <text:p/>
          </table:table-cell>
          <table:table-cell table:style-name="ce33" table:formula="of:=IF([$_data_.G349];[$_data_.G349];&quot;&quot;)">
            <text:p/>
          </table:table-cell>
          <table:table-cell table:style-name="ce33" table:formula="of:=IF([$_data_.H349];[$_data_.H349];&quot;&quot;)">
            <text:p/>
          </table:table-cell>
          <table:table-cell table:style-name="ce23" table:formula="of:=IF([$_data_.I349];[$_data_.I349];&quot;&quot;)">
            <text:p/>
          </table:table-cell>
          <table:table-cell table:style-name="ce37" table:formula="of:=IF([$_data_.J349];[$_data_.J349];&quot;&quot;)">
            <text:p/>
          </table:table-cell>
          <table:table-cell table:style-name="ce23" table:formula="of:=IF([$_data_.K349];[$_data_.K349];&quot;&quot;)">
            <text:p/>
          </table:table-cell>
          <table:table-cell table:style-name="ce23" table:formula="of:=IF([$_data_.L349];[$_data_.L349];&quot;&quot;)">
            <text:p/>
          </table:table-cell>
          <table:table-cell table:style-name="ce23" table:formula="of:=IF([$_data_.M349];[$_data_.M349];&quot;&quot;)">
            <text:p/>
          </table:table-cell>
          <table:table-cell table:style-name="ce23" table:formula="of:=IF([$_data_.N349];[$_data_.N349];&quot;&quot;)">
            <text:p/>
          </table:table-cell>
          <table:table-cell table:style-name="ce23" table:formula="of:=IF([$_data_.O349];[$_data_.O349];&quot;&quot;)">
            <text:p/>
          </table:table-cell>
          <table:table-cell table:style-name="ce23" table:formula="of:=IF([$_data_.P349];[$_data_.P349];&quot;&quot;)">
            <text:p/>
          </table:table-cell>
          <table:table-cell table:style-name="ce23" table:formula="of:=IF([$_data_.Q349];[$_data_.Q349];&quot;&quot;)">
            <text:p/>
          </table:table-cell>
          <table:table-cell table:style-name="ce23" table:formula="of:=IF([$_data_.R349];[$_data_.R349];&quot;&quot;)">
            <text:p/>
          </table:table-cell>
          <table:table-cell table:style-name="ce23" table:formula="of:=IF([$_data_.S349];[$_data_.S349];&quot;&quot;)">
            <text:p/>
          </table:table-cell>
          <table:table-cell table:style-name="ce62" table:formula="of:=IF([$_data_.T349];[$_data_.T349];&quot;&quot;)">
            <text:p/>
          </table:table-cell>
          <table:table-cell table:style-name="ce65" table:formula="of:=IF([$_data_.U349];[$_data_.U349];&quot;&quot;)">
            <text:p/>
          </table:table-cell>
        </table:table-row>
        <table:table-row table:style-name="ro1">
          <table:table-cell table:formula="of:=IF([$_data_.A350];[$_data_.A350];&quot;&quot;)">
            <text:p/>
          </table:table-cell>
          <table:table-cell table:style-name="ce23" table:formula="of:=IF([$_data_.B350];[$_data_.B350];&quot;&quot;)">
            <text:p/>
          </table:table-cell>
          <table:table-cell table:style-name="ce23" table:formula="of:=IF([$_data_.C350];[$_data_.C350];&quot;&quot;)">
            <text:p/>
          </table:table-cell>
          <table:table-cell table:style-name="ce23" table:formula="of:=IF([$_data_.D350];[$_data_.D350];&quot;&quot;)">
            <text:p/>
          </table:table-cell>
          <table:table-cell table:style-name="ce23" table:formula="of:=IF([$_data_.E350];[$_data_.E350];&quot;&quot;)">
            <text:p/>
          </table:table-cell>
          <table:table-cell table:style-name="ce23" table:formula="of:=IF([$_data_.F350];[$_data_.F350];&quot;&quot;)">
            <text:p/>
          </table:table-cell>
          <table:table-cell table:style-name="ce33" table:formula="of:=IF([$_data_.G350];[$_data_.G350];&quot;&quot;)">
            <text:p/>
          </table:table-cell>
          <table:table-cell table:style-name="ce33" table:formula="of:=IF([$_data_.H350];[$_data_.H350];&quot;&quot;)">
            <text:p/>
          </table:table-cell>
          <table:table-cell table:style-name="ce23" table:formula="of:=IF([$_data_.I350];[$_data_.I350];&quot;&quot;)">
            <text:p/>
          </table:table-cell>
          <table:table-cell table:style-name="ce37" table:formula="of:=IF([$_data_.J350];[$_data_.J350];&quot;&quot;)">
            <text:p/>
          </table:table-cell>
          <table:table-cell table:style-name="ce23" table:formula="of:=IF([$_data_.K350];[$_data_.K350];&quot;&quot;)">
            <text:p/>
          </table:table-cell>
          <table:table-cell table:style-name="ce23" table:formula="of:=IF([$_data_.L350];[$_data_.L350];&quot;&quot;)">
            <text:p/>
          </table:table-cell>
          <table:table-cell table:style-name="ce23" table:formula="of:=IF([$_data_.M350];[$_data_.M350];&quot;&quot;)">
            <text:p/>
          </table:table-cell>
          <table:table-cell table:style-name="ce23" table:formula="of:=IF([$_data_.N350];[$_data_.N350];&quot;&quot;)">
            <text:p/>
          </table:table-cell>
          <table:table-cell table:style-name="ce23" table:formula="of:=IF([$_data_.O350];[$_data_.O350];&quot;&quot;)">
            <text:p/>
          </table:table-cell>
          <table:table-cell table:style-name="ce23" table:formula="of:=IF([$_data_.P350];[$_data_.P350];&quot;&quot;)">
            <text:p/>
          </table:table-cell>
          <table:table-cell table:style-name="ce23" table:formula="of:=IF([$_data_.Q350];[$_data_.Q350];&quot;&quot;)">
            <text:p/>
          </table:table-cell>
          <table:table-cell table:style-name="ce23" table:formula="of:=IF([$_data_.R350];[$_data_.R350];&quot;&quot;)">
            <text:p/>
          </table:table-cell>
          <table:table-cell table:style-name="ce23" table:formula="of:=IF([$_data_.S350];[$_data_.S350];&quot;&quot;)">
            <text:p/>
          </table:table-cell>
          <table:table-cell table:style-name="ce62" table:formula="of:=IF([$_data_.T350];[$_data_.T350];&quot;&quot;)">
            <text:p/>
          </table:table-cell>
          <table:table-cell table:style-name="ce65" table:formula="of:=IF([$_data_.U350];[$_data_.U350];&quot;&quot;)">
            <text:p/>
          </table:table-cell>
        </table:table-row>
        <table:table-row table:style-name="ro1">
          <table:table-cell table:formula="of:=IF([$_data_.A351];[$_data_.A351];&quot;&quot;)">
            <text:p/>
          </table:table-cell>
          <table:table-cell table:style-name="ce23" table:formula="of:=IF([$_data_.B351];[$_data_.B351];&quot;&quot;)">
            <text:p/>
          </table:table-cell>
          <table:table-cell table:style-name="ce23" table:formula="of:=IF([$_data_.C351];[$_data_.C351];&quot;&quot;)">
            <text:p/>
          </table:table-cell>
          <table:table-cell table:style-name="ce23" table:formula="of:=IF([$_data_.D351];[$_data_.D351];&quot;&quot;)">
            <text:p/>
          </table:table-cell>
          <table:table-cell table:style-name="ce23" table:formula="of:=IF([$_data_.E351];[$_data_.E351];&quot;&quot;)">
            <text:p/>
          </table:table-cell>
          <table:table-cell table:style-name="ce23" table:formula="of:=IF([$_data_.F351];[$_data_.F351];&quot;&quot;)">
            <text:p/>
          </table:table-cell>
          <table:table-cell table:style-name="ce33" table:formula="of:=IF([$_data_.G351];[$_data_.G351];&quot;&quot;)">
            <text:p/>
          </table:table-cell>
          <table:table-cell table:style-name="ce33" table:formula="of:=IF([$_data_.H351];[$_data_.H351];&quot;&quot;)">
            <text:p/>
          </table:table-cell>
          <table:table-cell table:style-name="ce23" table:formula="of:=IF([$_data_.I351];[$_data_.I351];&quot;&quot;)">
            <text:p/>
          </table:table-cell>
          <table:table-cell table:style-name="ce37" table:formula="of:=IF([$_data_.J351];[$_data_.J351];&quot;&quot;)">
            <text:p/>
          </table:table-cell>
          <table:table-cell table:style-name="ce23" table:formula="of:=IF([$_data_.K351];[$_data_.K351];&quot;&quot;)">
            <text:p/>
          </table:table-cell>
          <table:table-cell table:style-name="ce23" table:formula="of:=IF([$_data_.L351];[$_data_.L351];&quot;&quot;)">
            <text:p/>
          </table:table-cell>
          <table:table-cell table:style-name="ce23" table:formula="of:=IF([$_data_.M351];[$_data_.M351];&quot;&quot;)">
            <text:p/>
          </table:table-cell>
          <table:table-cell table:style-name="ce23" table:formula="of:=IF([$_data_.N351];[$_data_.N351];&quot;&quot;)">
            <text:p/>
          </table:table-cell>
          <table:table-cell table:style-name="ce23" table:formula="of:=IF([$_data_.O351];[$_data_.O351];&quot;&quot;)">
            <text:p/>
          </table:table-cell>
          <table:table-cell table:style-name="ce23" table:formula="of:=IF([$_data_.P351];[$_data_.P351];&quot;&quot;)">
            <text:p/>
          </table:table-cell>
          <table:table-cell table:style-name="ce23" table:formula="of:=IF([$_data_.Q351];[$_data_.Q351];&quot;&quot;)">
            <text:p/>
          </table:table-cell>
          <table:table-cell table:style-name="ce23" table:formula="of:=IF([$_data_.R351];[$_data_.R351];&quot;&quot;)">
            <text:p/>
          </table:table-cell>
          <table:table-cell table:style-name="ce23" table:formula="of:=IF([$_data_.S351];[$_data_.S351];&quot;&quot;)">
            <text:p/>
          </table:table-cell>
          <table:table-cell table:style-name="ce62" table:formula="of:=IF([$_data_.T351];[$_data_.T351];&quot;&quot;)">
            <text:p/>
          </table:table-cell>
          <table:table-cell table:style-name="ce65" table:formula="of:=IF([$_data_.U351];[$_data_.U351];&quot;&quot;)">
            <text:p/>
          </table:table-cell>
        </table:table-row>
        <table:table-row table:style-name="ro1">
          <table:table-cell table:formula="of:=IF([$_data_.A352];[$_data_.A352];&quot;&quot;)">
            <text:p/>
          </table:table-cell>
          <table:table-cell table:style-name="ce23" table:formula="of:=IF([$_data_.B352];[$_data_.B352];&quot;&quot;)">
            <text:p/>
          </table:table-cell>
          <table:table-cell table:style-name="ce23" table:formula="of:=IF([$_data_.C352];[$_data_.C352];&quot;&quot;)">
            <text:p/>
          </table:table-cell>
          <table:table-cell table:style-name="ce23" table:formula="of:=IF([$_data_.D352];[$_data_.D352];&quot;&quot;)">
            <text:p/>
          </table:table-cell>
          <table:table-cell table:style-name="ce23" table:formula="of:=IF([$_data_.E352];[$_data_.E352];&quot;&quot;)">
            <text:p/>
          </table:table-cell>
          <table:table-cell table:style-name="ce23" table:formula="of:=IF([$_data_.F352];[$_data_.F352];&quot;&quot;)">
            <text:p/>
          </table:table-cell>
          <table:table-cell table:style-name="ce33" table:formula="of:=IF([$_data_.G352];[$_data_.G352];&quot;&quot;)">
            <text:p/>
          </table:table-cell>
          <table:table-cell table:style-name="ce33" table:formula="of:=IF([$_data_.H352];[$_data_.H352];&quot;&quot;)">
            <text:p/>
          </table:table-cell>
          <table:table-cell table:style-name="ce23" table:formula="of:=IF([$_data_.I352];[$_data_.I352];&quot;&quot;)">
            <text:p/>
          </table:table-cell>
          <table:table-cell table:style-name="ce37" table:formula="of:=IF([$_data_.J352];[$_data_.J352];&quot;&quot;)">
            <text:p/>
          </table:table-cell>
          <table:table-cell table:style-name="ce23" table:formula="of:=IF([$_data_.K352];[$_data_.K352];&quot;&quot;)">
            <text:p/>
          </table:table-cell>
          <table:table-cell table:style-name="ce23" table:formula="of:=IF([$_data_.L352];[$_data_.L352];&quot;&quot;)">
            <text:p/>
          </table:table-cell>
          <table:table-cell table:style-name="ce23" table:formula="of:=IF([$_data_.M352];[$_data_.M352];&quot;&quot;)">
            <text:p/>
          </table:table-cell>
          <table:table-cell table:style-name="ce23" table:formula="of:=IF([$_data_.N352];[$_data_.N352];&quot;&quot;)">
            <text:p/>
          </table:table-cell>
          <table:table-cell table:style-name="ce23" table:formula="of:=IF([$_data_.O352];[$_data_.O352];&quot;&quot;)">
            <text:p/>
          </table:table-cell>
          <table:table-cell table:style-name="ce23" table:formula="of:=IF([$_data_.P352];[$_data_.P352];&quot;&quot;)">
            <text:p/>
          </table:table-cell>
          <table:table-cell table:style-name="ce23" table:formula="of:=IF([$_data_.Q352];[$_data_.Q352];&quot;&quot;)">
            <text:p/>
          </table:table-cell>
          <table:table-cell table:style-name="ce23" table:formula="of:=IF([$_data_.R352];[$_data_.R352];&quot;&quot;)">
            <text:p/>
          </table:table-cell>
          <table:table-cell table:style-name="ce23" table:formula="of:=IF([$_data_.S352];[$_data_.S352];&quot;&quot;)">
            <text:p/>
          </table:table-cell>
          <table:table-cell table:style-name="ce62" table:formula="of:=IF([$_data_.T352];[$_data_.T352];&quot;&quot;)">
            <text:p/>
          </table:table-cell>
          <table:table-cell table:style-name="ce65" table:formula="of:=IF([$_data_.U352];[$_data_.U352];&quot;&quot;)">
            <text:p/>
          </table:table-cell>
        </table:table-row>
        <table:table-row table:style-name="ro1">
          <table:table-cell table:formula="of:=IF([$_data_.A353];[$_data_.A353];&quot;&quot;)">
            <text:p/>
          </table:table-cell>
          <table:table-cell table:style-name="ce23" table:formula="of:=IF([$_data_.B353];[$_data_.B353];&quot;&quot;)">
            <text:p/>
          </table:table-cell>
          <table:table-cell table:style-name="ce23" table:formula="of:=IF([$_data_.C353];[$_data_.C353];&quot;&quot;)">
            <text:p/>
          </table:table-cell>
          <table:table-cell table:style-name="ce23" table:formula="of:=IF([$_data_.D353];[$_data_.D353];&quot;&quot;)">
            <text:p/>
          </table:table-cell>
          <table:table-cell table:style-name="ce23" table:formula="of:=IF([$_data_.E353];[$_data_.E353];&quot;&quot;)">
            <text:p/>
          </table:table-cell>
          <table:table-cell table:style-name="ce23" table:formula="of:=IF([$_data_.F353];[$_data_.F353];&quot;&quot;)">
            <text:p/>
          </table:table-cell>
          <table:table-cell table:style-name="ce33" table:formula="of:=IF([$_data_.G353];[$_data_.G353];&quot;&quot;)">
            <text:p/>
          </table:table-cell>
          <table:table-cell table:style-name="ce33" table:formula="of:=IF([$_data_.H353];[$_data_.H353];&quot;&quot;)">
            <text:p/>
          </table:table-cell>
          <table:table-cell table:style-name="ce23" table:formula="of:=IF([$_data_.I353];[$_data_.I353];&quot;&quot;)">
            <text:p/>
          </table:table-cell>
          <table:table-cell table:style-name="ce37" table:formula="of:=IF([$_data_.J353];[$_data_.J353];&quot;&quot;)">
            <text:p/>
          </table:table-cell>
          <table:table-cell table:style-name="ce23" table:formula="of:=IF([$_data_.K353];[$_data_.K353];&quot;&quot;)">
            <text:p/>
          </table:table-cell>
          <table:table-cell table:style-name="ce23" table:formula="of:=IF([$_data_.L353];[$_data_.L353];&quot;&quot;)">
            <text:p/>
          </table:table-cell>
          <table:table-cell table:style-name="ce23" table:formula="of:=IF([$_data_.M353];[$_data_.M353];&quot;&quot;)">
            <text:p/>
          </table:table-cell>
          <table:table-cell table:style-name="ce23" table:formula="of:=IF([$_data_.N353];[$_data_.N353];&quot;&quot;)">
            <text:p/>
          </table:table-cell>
          <table:table-cell table:style-name="ce23" table:formula="of:=IF([$_data_.O353];[$_data_.O353];&quot;&quot;)">
            <text:p/>
          </table:table-cell>
          <table:table-cell table:style-name="ce23" table:formula="of:=IF([$_data_.P353];[$_data_.P353];&quot;&quot;)">
            <text:p/>
          </table:table-cell>
          <table:table-cell table:style-name="ce23" table:formula="of:=IF([$_data_.Q353];[$_data_.Q353];&quot;&quot;)">
            <text:p/>
          </table:table-cell>
          <table:table-cell table:style-name="ce23" table:formula="of:=IF([$_data_.R353];[$_data_.R353];&quot;&quot;)">
            <text:p/>
          </table:table-cell>
          <table:table-cell table:style-name="ce23" table:formula="of:=IF([$_data_.S353];[$_data_.S353];&quot;&quot;)">
            <text:p/>
          </table:table-cell>
          <table:table-cell table:style-name="ce62" table:formula="of:=IF([$_data_.T353];[$_data_.T353];&quot;&quot;)">
            <text:p/>
          </table:table-cell>
          <table:table-cell table:style-name="ce65" table:formula="of:=IF([$_data_.U353];[$_data_.U353];&quot;&quot;)">
            <text:p/>
          </table:table-cell>
        </table:table-row>
        <table:table-row table:style-name="ro1">
          <table:table-cell table:style-name="ce16" table:formula="of:=IF([$_data_.A354];[$_data_.A354];&quot;&quot;)">
            <text:p/>
          </table:table-cell>
          <table:table-cell table:style-name="ce24" table:formula="of:=IF([$_data_.B354];[$_data_.B354];&quot;&quot;)">
            <text:p/>
          </table:table-cell>
          <table:table-cell table:style-name="ce24" table:formula="of:=IF([$_data_.C354];[$_data_.C354];&quot;&quot;)">
            <text:p/>
          </table:table-cell>
          <table:table-cell table:style-name="ce24" table:formula="of:=IF([$_data_.D354];[$_data_.D354];&quot;&quot;)">
            <text:p/>
          </table:table-cell>
          <table:table-cell table:style-name="ce24" table:formula="of:=IF([$_data_.E354];[$_data_.E354];&quot;&quot;)">
            <text:p/>
          </table:table-cell>
          <table:table-cell table:style-name="ce24" table:formula="of:=IF([$_data_.F354];[$_data_.F354];&quot;&quot;)">
            <text:p/>
          </table:table-cell>
          <table:table-cell table:style-name="ce34" table:formula="of:=IF([$_data_.G354];[$_data_.G354];&quot;&quot;)">
            <text:p/>
          </table:table-cell>
          <table:table-cell table:style-name="ce34" table:formula="of:=IF([$_data_.H354];[$_data_.H354];&quot;&quot;)">
            <text:p/>
          </table:table-cell>
          <table:table-cell table:style-name="ce24" table:formula="of:=IF([$_data_.I354];[$_data_.I354];&quot;&quot;)">
            <text:p/>
          </table:table-cell>
          <table:table-cell table:style-name="ce38" table:formula="of:=IF([$_data_.J354];[$_data_.J354];&quot;&quot;)">
            <text:p/>
          </table:table-cell>
          <table:table-cell table:style-name="ce24" table:formula="of:=IF([$_data_.K354];[$_data_.K354];&quot;&quot;)">
            <text:p/>
          </table:table-cell>
          <table:table-cell table:style-name="ce24" table:formula="of:=IF([$_data_.L354];[$_data_.L354];&quot;&quot;)">
            <text:p/>
          </table:table-cell>
          <table:table-cell table:style-name="ce24" table:formula="of:=IF([$_data_.M354];[$_data_.M354];&quot;&quot;)">
            <text:p/>
          </table:table-cell>
          <table:table-cell table:style-name="ce24" table:formula="of:=IF([$_data_.N354];[$_data_.N354];&quot;&quot;)">
            <text:p/>
          </table:table-cell>
          <table:table-cell table:style-name="ce24" table:formula="of:=IF([$_data_.O354];[$_data_.O354];&quot;&quot;)">
            <text:p/>
          </table:table-cell>
          <table:table-cell table:style-name="ce24" table:formula="of:=IF([$_data_.P354];[$_data_.P354];&quot;&quot;)">
            <text:p/>
          </table:table-cell>
          <table:table-cell table:style-name="ce24" table:formula="of:=IF([$_data_.Q354];[$_data_.Q354];&quot;&quot;)">
            <text:p/>
          </table:table-cell>
          <table:table-cell table:style-name="ce24" table:formula="of:=IF([$_data_.R354];[$_data_.R354];&quot;&quot;)">
            <text:p/>
          </table:table-cell>
          <table:table-cell table:style-name="ce24" table:formula="of:=IF([$_data_.S354];[$_data_.S354];&quot;&quot;)">
            <text:p/>
          </table:table-cell>
          <table:table-cell table:style-name="ce63" table:formula="of:=IF([$_data_.T354];[$_data_.T354];&quot;&quot;)">
            <text:p/>
          </table:table-cell>
          <table:table-cell table:style-name="ce66" table:formula="of:=IF([$_data_.U354];[$_data_.U35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322];[$_data_.A322];&quot;&quot;)">
            <text:p/>
          </table:table-cell>
          <table:table-cell table:style-name="ce27" table:formula="of:=IF([$_data_.V322]=&quot;&quot;;&quot;&quot;;[$_data_.V32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323];[$_data_.A323];&quot;&quot;)">
            <text:p/>
          </table:table-cell>
          <table:table-cell table:formula="of:=IF([$_data_.V323]=&quot;&quot;;&quot;&quot;;[$_data_.V323])" table:number-columns-spanned="20" table:number-rows-spanned="1">
            <text:p/>
          </table:table-cell>
          <table:covered-table-cell table:formula="of:=IF(#REF!.[Kesä.C86]=&quot;&quot;;&quot;&quot;;#REF!.[Kesä.C86])" office:value-type="string" office:string-value="" calcext:value-type="error">
            <text:p>Err:508</text:p>
          </table:covered-table-cell>
          <table:covered-table-cell table:formula="of:=IF(#REF!.[Kesä.D86]=&quot;&quot;;&quot;&quot;;#REF!.[Kesä.D8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6]=&quot;&quot;;&quot;&quot;;#REF!.[Kesä.F86])" office:value-type="string" office:string-value="" calcext:value-type="error">
            <text:p>Err:508</text:p>
          </table:covered-table-cell>
          <table:covered-table-cell table:formula="of:=IF(#REF!.[Kesä.G86]=&quot;&quot;;&quot;&quot;;#REF!.[Kesä.G86])" office:value-type="string" office:string-value="" calcext:value-type="error">
            <text:p>Err:508</text:p>
          </table:covered-table-cell>
          <table:covered-table-cell table:formula="of:=IF(#REF!.[Kesä.H86]=&quot;&quot;;&quot;&quot;;#REF!.[Kesä.H86])" office:value-type="string" office:string-value="" calcext:value-type="error">
            <text:p>Err:508</text:p>
          </table:covered-table-cell>
          <table:covered-table-cell table:formula="of:=IF(#REF!.[Kesä.I86]=&quot;&quot;;&quot;&quot;;#REF!.[Kesä.I86])" office:value-type="string" office:string-value="" calcext:value-type="error">
            <text:p>Err:508</text:p>
          </table:covered-table-cell>
          <table:covered-table-cell table:formula="of:=IF(#REF!.[Kesä.J86]=&quot;&quot;;&quot;&quot;;#REF!.[Kesä.J86])" office:value-type="string" office:string-value="" calcext:value-type="error">
            <text:p>Err:508</text:p>
          </table:covered-table-cell>
          <table:covered-table-cell table:formula="of:=IF(#REF!.[Kesä.K86]=&quot;&quot;;&quot;&quot;;#REF!.[Kesä.K86])" office:value-type="string" office:string-value="" calcext:value-type="error">
            <text:p>Err:508</text:p>
          </table:covered-table-cell>
          <table:covered-table-cell table:formula="of:=IF(#REF!.[Kesä.L86]=&quot;&quot;;&quot;&quot;;#REF!.[Kesä.L86])" office:value-type="string" office:string-value="" calcext:value-type="error">
            <text:p>Err:508</text:p>
          </table:covered-table-cell>
          <table:covered-table-cell table:formula="of:=IF(#REF!.[Kesä.M86]=&quot;&quot;;&quot;&quot;;#REF!.[Kesä.M86])" office:value-type="string" office:string-value="" calcext:value-type="error">
            <text:p>Err:508</text:p>
          </table:covered-table-cell>
          <table:covered-table-cell table:formula="of:=IF(#REF!.[Kesä.N86]=&quot;&quot;;&quot;&quot;;#REF!.[Kesä.N86])" office:value-type="string" office:string-value="" calcext:value-type="error">
            <text:p>Err:508</text:p>
          </table:covered-table-cell>
          <table:covered-table-cell table:formula="of:=IF(#REF!.[Kesä.O86]=&quot;&quot;;&quot;&quot;;#REF!.[Kesä.O86])" office:value-type="string" office:string-value="" calcext:value-type="error">
            <text:p>Err:508</text:p>
          </table:covered-table-cell>
          <table:covered-table-cell table:formula="of:=IF(#REF!.[Kesä.P86]=&quot;&quot;;&quot;&quot;;#REF!.[Kesä.P86])" office:value-type="string" office:string-value="" calcext:value-type="error">
            <text:p>Err:508</text:p>
          </table:covered-table-cell>
          <table:covered-table-cell table:formula="of:=IF(#REF!.[Kesä.Q86]=&quot;&quot;;&quot;&quot;;#REF!.[Kesä.Q86])" office:value-type="string" office:string-value="" calcext:value-type="error">
            <text:p>Err:508</text:p>
          </table:covered-table-cell>
          <table:covered-table-cell table:formula="of:=IF(#REF!.[Kesä.R86]=&quot;&quot;;&quot;&quot;;#REF!.[Kesä.R86])" office:value-type="string" office:string-value="" calcext:value-type="error">
            <text:p>Err:508</text:p>
          </table:covered-table-cell>
          <table:covered-table-cell table:formula="of:=IF(#REF!.[Kesä.S86]=&quot;&quot;;&quot;&quot;;#REF!.[Kesä.S86])" office:value-type="string" office:string-value="" calcext:value-type="error">
            <text:p>Err:508</text:p>
          </table:covered-table-cell>
          <table:covered-table-cell table:formula="of:=IF(#REF!.[Kesä.T86]=&quot;&quot;;&quot;&quot;;#REF!.[Kesä.T86])" office:value-type="string" office:string-value="" calcext:value-type="error">
            <text:p>Err:508</text:p>
          </table:covered-table-cell>
          <table:covered-table-cell table:formula="of:=IF(#REF!.[Kesä.U86]=&quot;&quot;;&quot;&quot;;#REF!.[Kesä.U86])" office:value-type="string" office:string-value="" calcext:value-type="error">
            <text:p>Err:508</text:p>
          </table:covered-table-cell>
        </table:table-row>
        <table:table-row table:style-name="ro1">
          <table:table-cell table:formula="of:=IF([$_data_.A324];[$_data_.A324];&quot;&quot;)">
            <text:p/>
          </table:table-cell>
          <table:table-cell table:formula="of:=IF([$_data_.V324]=&quot;&quot;;&quot;&quot;;[$_data_.V324])" table:number-columns-spanned="20" table:number-rows-spanned="1">
            <text:p/>
          </table:table-cell>
          <table:covered-table-cell table:formula="of:=IF(#REF!.[Kesä.C87]=&quot;&quot;;&quot;&quot;;#REF!.[Kesä.C87])" office:value-type="string" office:string-value="" calcext:value-type="error">
            <text:p>Err:508</text:p>
          </table:covered-table-cell>
          <table:covered-table-cell table:formula="of:=IF(#REF!.[Kesä.D87]=&quot;&quot;;&quot;&quot;;#REF!.[Kesä.D8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7]=&quot;&quot;;&quot;&quot;;#REF!.[Kesä.F87])" office:value-type="string" office:string-value="" calcext:value-type="error">
            <text:p>Err:508</text:p>
          </table:covered-table-cell>
          <table:covered-table-cell table:formula="of:=IF(#REF!.[Kesä.G87]=&quot;&quot;;&quot;&quot;;#REF!.[Kesä.G87])" office:value-type="string" office:string-value="" calcext:value-type="error">
            <text:p>Err:508</text:p>
          </table:covered-table-cell>
          <table:covered-table-cell table:formula="of:=IF(#REF!.[Kesä.H87]=&quot;&quot;;&quot;&quot;;#REF!.[Kesä.H87])" office:value-type="string" office:string-value="" calcext:value-type="error">
            <text:p>Err:508</text:p>
          </table:covered-table-cell>
          <table:covered-table-cell table:formula="of:=IF(#REF!.[Kesä.I87]=&quot;&quot;;&quot;&quot;;#REF!.[Kesä.I87])" office:value-type="string" office:string-value="" calcext:value-type="error">
            <text:p>Err:508</text:p>
          </table:covered-table-cell>
          <table:covered-table-cell table:formula="of:=IF(#REF!.[Kesä.J87]=&quot;&quot;;&quot;&quot;;#REF!.[Kesä.J87])" office:value-type="string" office:string-value="" calcext:value-type="error">
            <text:p>Err:508</text:p>
          </table:covered-table-cell>
          <table:covered-table-cell table:formula="of:=IF(#REF!.[Kesä.K87]=&quot;&quot;;&quot;&quot;;#REF!.[Kesä.K87])" office:value-type="string" office:string-value="" calcext:value-type="error">
            <text:p>Err:508</text:p>
          </table:covered-table-cell>
          <table:covered-table-cell table:formula="of:=IF(#REF!.[Kesä.L87]=&quot;&quot;;&quot;&quot;;#REF!.[Kesä.L87])" office:value-type="string" office:string-value="" calcext:value-type="error">
            <text:p>Err:508</text:p>
          </table:covered-table-cell>
          <table:covered-table-cell table:formula="of:=IF(#REF!.[Kesä.M87]=&quot;&quot;;&quot;&quot;;#REF!.[Kesä.M87])" office:value-type="string" office:string-value="" calcext:value-type="error">
            <text:p>Err:508</text:p>
          </table:covered-table-cell>
          <table:covered-table-cell table:formula="of:=IF(#REF!.[Kesä.N87]=&quot;&quot;;&quot;&quot;;#REF!.[Kesä.N87])" office:value-type="string" office:string-value="" calcext:value-type="error">
            <text:p>Err:508</text:p>
          </table:covered-table-cell>
          <table:covered-table-cell table:formula="of:=IF(#REF!.[Kesä.O87]=&quot;&quot;;&quot;&quot;;#REF!.[Kesä.O87])" office:value-type="string" office:string-value="" calcext:value-type="error">
            <text:p>Err:508</text:p>
          </table:covered-table-cell>
          <table:covered-table-cell table:formula="of:=IF(#REF!.[Kesä.P87]=&quot;&quot;;&quot;&quot;;#REF!.[Kesä.P87])" office:value-type="string" office:string-value="" calcext:value-type="error">
            <text:p>Err:508</text:p>
          </table:covered-table-cell>
          <table:covered-table-cell table:formula="of:=IF(#REF!.[Kesä.Q87]=&quot;&quot;;&quot;&quot;;#REF!.[Kesä.Q87])" office:value-type="string" office:string-value="" calcext:value-type="error">
            <text:p>Err:508</text:p>
          </table:covered-table-cell>
          <table:covered-table-cell table:formula="of:=IF(#REF!.[Kesä.R87]=&quot;&quot;;&quot;&quot;;#REF!.[Kesä.R87])" office:value-type="string" office:string-value="" calcext:value-type="error">
            <text:p>Err:508</text:p>
          </table:covered-table-cell>
          <table:covered-table-cell table:formula="of:=IF(#REF!.[Kesä.S87]=&quot;&quot;;&quot;&quot;;#REF!.[Kesä.S87])" office:value-type="string" office:string-value="" calcext:value-type="error">
            <text:p>Err:508</text:p>
          </table:covered-table-cell>
          <table:covered-table-cell table:formula="of:=IF(#REF!.[Kesä.T87]=&quot;&quot;;&quot;&quot;;#REF!.[Kesä.T87])" office:value-type="string" office:string-value="" calcext:value-type="error">
            <text:p>Err:508</text:p>
          </table:covered-table-cell>
          <table:covered-table-cell table:formula="of:=IF(#REF!.[Kesä.U87]=&quot;&quot;;&quot;&quot;;#REF!.[Kesä.U87])" office:value-type="string" office:string-value="" calcext:value-type="error">
            <text:p>Err:508</text:p>
          </table:covered-table-cell>
        </table:table-row>
        <table:table-row table:style-name="ro1">
          <table:table-cell table:formula="of:=IF([$_data_.A325];[$_data_.A325];&quot;&quot;)">
            <text:p/>
          </table:table-cell>
          <table:table-cell table:formula="of:=IF([$_data_.V325]=&quot;&quot;;&quot;&quot;;[$_data_.V325])" table:number-columns-spanned="20" table:number-rows-spanned="1">
            <text:p/>
          </table:table-cell>
          <table:covered-table-cell table:formula="of:=IF(#REF!.[Kesä.C88]=&quot;&quot;;&quot;&quot;;#REF!.[Kesä.C88])" office:value-type="string" office:string-value="" calcext:value-type="error">
            <text:p>Err:508</text:p>
          </table:covered-table-cell>
          <table:covered-table-cell table:formula="of:=IF(#REF!.[Kesä.D88]=&quot;&quot;;&quot;&quot;;#REF!.[Kesä.D8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8]=&quot;&quot;;&quot;&quot;;#REF!.[Kesä.F88])" office:value-type="string" office:string-value="" calcext:value-type="error">
            <text:p>Err:508</text:p>
          </table:covered-table-cell>
          <table:covered-table-cell table:formula="of:=IF(#REF!.[Kesä.G88]=&quot;&quot;;&quot;&quot;;#REF!.[Kesä.G88])" office:value-type="string" office:string-value="" calcext:value-type="error">
            <text:p>Err:508</text:p>
          </table:covered-table-cell>
          <table:covered-table-cell table:formula="of:=IF(#REF!.[Kesä.H88]=&quot;&quot;;&quot;&quot;;#REF!.[Kesä.H88])" office:value-type="string" office:string-value="" calcext:value-type="error">
            <text:p>Err:508</text:p>
          </table:covered-table-cell>
          <table:covered-table-cell table:formula="of:=IF(#REF!.[Kesä.I88]=&quot;&quot;;&quot;&quot;;#REF!.[Kesä.I88])" office:value-type="string" office:string-value="" calcext:value-type="error">
            <text:p>Err:508</text:p>
          </table:covered-table-cell>
          <table:covered-table-cell table:formula="of:=IF(#REF!.[Kesä.J88]=&quot;&quot;;&quot;&quot;;#REF!.[Kesä.J88])" office:value-type="string" office:string-value="" calcext:value-type="error">
            <text:p>Err:508</text:p>
          </table:covered-table-cell>
          <table:covered-table-cell table:formula="of:=IF(#REF!.[Kesä.K88]=&quot;&quot;;&quot;&quot;;#REF!.[Kesä.K88])" office:value-type="string" office:string-value="" calcext:value-type="error">
            <text:p>Err:508</text:p>
          </table:covered-table-cell>
          <table:covered-table-cell table:formula="of:=IF(#REF!.[Kesä.L88]=&quot;&quot;;&quot;&quot;;#REF!.[Kesä.L88])" office:value-type="string" office:string-value="" calcext:value-type="error">
            <text:p>Err:508</text:p>
          </table:covered-table-cell>
          <table:covered-table-cell table:formula="of:=IF(#REF!.[Kesä.M88]=&quot;&quot;;&quot;&quot;;#REF!.[Kesä.M88])" office:value-type="string" office:string-value="" calcext:value-type="error">
            <text:p>Err:508</text:p>
          </table:covered-table-cell>
          <table:covered-table-cell table:formula="of:=IF(#REF!.[Kesä.N88]=&quot;&quot;;&quot;&quot;;#REF!.[Kesä.N88])" office:value-type="string" office:string-value="" calcext:value-type="error">
            <text:p>Err:508</text:p>
          </table:covered-table-cell>
          <table:covered-table-cell table:formula="of:=IF(#REF!.[Kesä.O88]=&quot;&quot;;&quot;&quot;;#REF!.[Kesä.O88])" office:value-type="string" office:string-value="" calcext:value-type="error">
            <text:p>Err:508</text:p>
          </table:covered-table-cell>
          <table:covered-table-cell table:formula="of:=IF(#REF!.[Kesä.P88]=&quot;&quot;;&quot;&quot;;#REF!.[Kesä.P88])" office:value-type="string" office:string-value="" calcext:value-type="error">
            <text:p>Err:508</text:p>
          </table:covered-table-cell>
          <table:covered-table-cell table:formula="of:=IF(#REF!.[Kesä.Q88]=&quot;&quot;;&quot;&quot;;#REF!.[Kesä.Q88])" office:value-type="string" office:string-value="" calcext:value-type="error">
            <text:p>Err:508</text:p>
          </table:covered-table-cell>
          <table:covered-table-cell table:formula="of:=IF(#REF!.[Kesä.R88]=&quot;&quot;;&quot;&quot;;#REF!.[Kesä.R88])" office:value-type="string" office:string-value="" calcext:value-type="error">
            <text:p>Err:508</text:p>
          </table:covered-table-cell>
          <table:covered-table-cell table:formula="of:=IF(#REF!.[Kesä.S88]=&quot;&quot;;&quot;&quot;;#REF!.[Kesä.S88])" office:value-type="string" office:string-value="" calcext:value-type="error">
            <text:p>Err:508</text:p>
          </table:covered-table-cell>
          <table:covered-table-cell table:formula="of:=IF(#REF!.[Kesä.T88]=&quot;&quot;;&quot;&quot;;#REF!.[Kesä.T88])" office:value-type="string" office:string-value="" calcext:value-type="error">
            <text:p>Err:508</text:p>
          </table:covered-table-cell>
          <table:covered-table-cell table:formula="of:=IF(#REF!.[Kesä.U88]=&quot;&quot;;&quot;&quot;;#REF!.[Kesä.U88])" office:value-type="string" office:string-value="" calcext:value-type="error">
            <text:p>Err:508</text:p>
          </table:covered-table-cell>
        </table:table-row>
        <table:table-row table:style-name="ro1">
          <table:table-cell table:formula="of:=IF([$_data_.A326];[$_data_.A326];&quot;&quot;)">
            <text:p/>
          </table:table-cell>
          <table:table-cell table:formula="of:=IF([$_data_.V326]=&quot;&quot;;&quot;&quot;;[$_data_.V326])" table:number-columns-spanned="20" table:number-rows-spanned="1">
            <text:p/>
          </table:table-cell>
          <table:covered-table-cell table:formula="of:=IF(#REF!.[Kesä.C89]=&quot;&quot;;&quot;&quot;;#REF!.[Kesä.C89])" office:value-type="string" office:string-value="" calcext:value-type="error">
            <text:p>Err:508</text:p>
          </table:covered-table-cell>
          <table:covered-table-cell table:formula="of:=IF(#REF!.[Kesä.D89]=&quot;&quot;;&quot;&quot;;#REF!.[Kesä.D8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89]=&quot;&quot;;&quot;&quot;;#REF!.[Kesä.F89])" office:value-type="string" office:string-value="" calcext:value-type="error">
            <text:p>Err:508</text:p>
          </table:covered-table-cell>
          <table:covered-table-cell table:formula="of:=IF(#REF!.[Kesä.G89]=&quot;&quot;;&quot;&quot;;#REF!.[Kesä.G89])" office:value-type="string" office:string-value="" calcext:value-type="error">
            <text:p>Err:508</text:p>
          </table:covered-table-cell>
          <table:covered-table-cell table:formula="of:=IF(#REF!.[Kesä.H89]=&quot;&quot;;&quot;&quot;;#REF!.[Kesä.H89])" office:value-type="string" office:string-value="" calcext:value-type="error">
            <text:p>Err:508</text:p>
          </table:covered-table-cell>
          <table:covered-table-cell table:formula="of:=IF(#REF!.[Kesä.I89]=&quot;&quot;;&quot;&quot;;#REF!.[Kesä.I89])" office:value-type="string" office:string-value="" calcext:value-type="error">
            <text:p>Err:508</text:p>
          </table:covered-table-cell>
          <table:covered-table-cell table:formula="of:=IF(#REF!.[Kesä.J89]=&quot;&quot;;&quot;&quot;;#REF!.[Kesä.J89])" office:value-type="string" office:string-value="" calcext:value-type="error">
            <text:p>Err:508</text:p>
          </table:covered-table-cell>
          <table:covered-table-cell table:formula="of:=IF(#REF!.[Kesä.K89]=&quot;&quot;;&quot;&quot;;#REF!.[Kesä.K89])" office:value-type="string" office:string-value="" calcext:value-type="error">
            <text:p>Err:508</text:p>
          </table:covered-table-cell>
          <table:covered-table-cell table:formula="of:=IF(#REF!.[Kesä.L89]=&quot;&quot;;&quot;&quot;;#REF!.[Kesä.L89])" office:value-type="string" office:string-value="" calcext:value-type="error">
            <text:p>Err:508</text:p>
          </table:covered-table-cell>
          <table:covered-table-cell table:formula="of:=IF(#REF!.[Kesä.M89]=&quot;&quot;;&quot;&quot;;#REF!.[Kesä.M89])" office:value-type="string" office:string-value="" calcext:value-type="error">
            <text:p>Err:508</text:p>
          </table:covered-table-cell>
          <table:covered-table-cell table:formula="of:=IF(#REF!.[Kesä.N89]=&quot;&quot;;&quot;&quot;;#REF!.[Kesä.N89])" office:value-type="string" office:string-value="" calcext:value-type="error">
            <text:p>Err:508</text:p>
          </table:covered-table-cell>
          <table:covered-table-cell table:formula="of:=IF(#REF!.[Kesä.O89]=&quot;&quot;;&quot;&quot;;#REF!.[Kesä.O89])" office:value-type="string" office:string-value="" calcext:value-type="error">
            <text:p>Err:508</text:p>
          </table:covered-table-cell>
          <table:covered-table-cell table:formula="of:=IF(#REF!.[Kesä.P89]=&quot;&quot;;&quot;&quot;;#REF!.[Kesä.P89])" office:value-type="string" office:string-value="" calcext:value-type="error">
            <text:p>Err:508</text:p>
          </table:covered-table-cell>
          <table:covered-table-cell table:formula="of:=IF(#REF!.[Kesä.Q89]=&quot;&quot;;&quot;&quot;;#REF!.[Kesä.Q89])" office:value-type="string" office:string-value="" calcext:value-type="error">
            <text:p>Err:508</text:p>
          </table:covered-table-cell>
          <table:covered-table-cell table:formula="of:=IF(#REF!.[Kesä.R89]=&quot;&quot;;&quot;&quot;;#REF!.[Kesä.R89])" office:value-type="string" office:string-value="" calcext:value-type="error">
            <text:p>Err:508</text:p>
          </table:covered-table-cell>
          <table:covered-table-cell table:formula="of:=IF(#REF!.[Kesä.S89]=&quot;&quot;;&quot;&quot;;#REF!.[Kesä.S89])" office:value-type="string" office:string-value="" calcext:value-type="error">
            <text:p>Err:508</text:p>
          </table:covered-table-cell>
          <table:covered-table-cell table:formula="of:=IF(#REF!.[Kesä.T89]=&quot;&quot;;&quot;&quot;;#REF!.[Kesä.T89])" office:value-type="string" office:string-value="" calcext:value-type="error">
            <text:p>Err:508</text:p>
          </table:covered-table-cell>
          <table:covered-table-cell table:formula="of:=IF(#REF!.[Kesä.U89]=&quot;&quot;;&quot;&quot;;#REF!.[Kesä.U89])" office:value-type="string" office:string-value="" calcext:value-type="error">
            <text:p>Err:508</text:p>
          </table:covered-table-cell>
        </table:table-row>
        <table:table-row table:style-name="ro1">
          <table:table-cell table:formula="of:=IF([$_data_.A327];[$_data_.A327];&quot;&quot;)">
            <text:p/>
          </table:table-cell>
          <table:table-cell table:formula="of:=IF([$_data_.V327]=&quot;&quot;;&quot;&quot;;[$_data_.V327])" table:number-columns-spanned="20" table:number-rows-spanned="1">
            <text:p/>
          </table:table-cell>
          <table:covered-table-cell table:formula="of:=IF(#REF!.[Kesä.C90]=&quot;&quot;;&quot;&quot;;#REF!.[Kesä.C90])" office:value-type="string" office:string-value="" calcext:value-type="error">
            <text:p>Err:508</text:p>
          </table:covered-table-cell>
          <table:covered-table-cell table:formula="of:=IF(#REF!.[Kesä.D90]=&quot;&quot;;&quot;&quot;;#REF!.[Kesä.D9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0]=&quot;&quot;;&quot;&quot;;#REF!.[Kesä.F90])" office:value-type="string" office:string-value="" calcext:value-type="error">
            <text:p>Err:508</text:p>
          </table:covered-table-cell>
          <table:covered-table-cell table:formula="of:=IF(#REF!.[Kesä.G90]=&quot;&quot;;&quot;&quot;;#REF!.[Kesä.G90])" office:value-type="string" office:string-value="" calcext:value-type="error">
            <text:p>Err:508</text:p>
          </table:covered-table-cell>
          <table:covered-table-cell table:formula="of:=IF(#REF!.[Kesä.H90]=&quot;&quot;;&quot;&quot;;#REF!.[Kesä.H90])" office:value-type="string" office:string-value="" calcext:value-type="error">
            <text:p>Err:508</text:p>
          </table:covered-table-cell>
          <table:covered-table-cell table:formula="of:=IF(#REF!.[Kesä.I90]=&quot;&quot;;&quot;&quot;;#REF!.[Kesä.I90])" office:value-type="string" office:string-value="" calcext:value-type="error">
            <text:p>Err:508</text:p>
          </table:covered-table-cell>
          <table:covered-table-cell table:formula="of:=IF(#REF!.[Kesä.J90]=&quot;&quot;;&quot;&quot;;#REF!.[Kesä.J90])" office:value-type="string" office:string-value="" calcext:value-type="error">
            <text:p>Err:508</text:p>
          </table:covered-table-cell>
          <table:covered-table-cell table:formula="of:=IF(#REF!.[Kesä.K90]=&quot;&quot;;&quot;&quot;;#REF!.[Kesä.K90])" office:value-type="string" office:string-value="" calcext:value-type="error">
            <text:p>Err:508</text:p>
          </table:covered-table-cell>
          <table:covered-table-cell table:formula="of:=IF(#REF!.[Kesä.L90]=&quot;&quot;;&quot;&quot;;#REF!.[Kesä.L90])" office:value-type="string" office:string-value="" calcext:value-type="error">
            <text:p>Err:508</text:p>
          </table:covered-table-cell>
          <table:covered-table-cell table:formula="of:=IF(#REF!.[Kesä.M90]=&quot;&quot;;&quot;&quot;;#REF!.[Kesä.M90])" office:value-type="string" office:string-value="" calcext:value-type="error">
            <text:p>Err:508</text:p>
          </table:covered-table-cell>
          <table:covered-table-cell table:formula="of:=IF(#REF!.[Kesä.N90]=&quot;&quot;;&quot;&quot;;#REF!.[Kesä.N90])" office:value-type="string" office:string-value="" calcext:value-type="error">
            <text:p>Err:508</text:p>
          </table:covered-table-cell>
          <table:covered-table-cell table:formula="of:=IF(#REF!.[Kesä.O90]=&quot;&quot;;&quot;&quot;;#REF!.[Kesä.O90])" office:value-type="string" office:string-value="" calcext:value-type="error">
            <text:p>Err:508</text:p>
          </table:covered-table-cell>
          <table:covered-table-cell table:formula="of:=IF(#REF!.[Kesä.P90]=&quot;&quot;;&quot;&quot;;#REF!.[Kesä.P90])" office:value-type="string" office:string-value="" calcext:value-type="error">
            <text:p>Err:508</text:p>
          </table:covered-table-cell>
          <table:covered-table-cell table:formula="of:=IF(#REF!.[Kesä.Q90]=&quot;&quot;;&quot;&quot;;#REF!.[Kesä.Q90])" office:value-type="string" office:string-value="" calcext:value-type="error">
            <text:p>Err:508</text:p>
          </table:covered-table-cell>
          <table:covered-table-cell table:formula="of:=IF(#REF!.[Kesä.R90]=&quot;&quot;;&quot;&quot;;#REF!.[Kesä.R90])" office:value-type="string" office:string-value="" calcext:value-type="error">
            <text:p>Err:508</text:p>
          </table:covered-table-cell>
          <table:covered-table-cell table:formula="of:=IF(#REF!.[Kesä.S90]=&quot;&quot;;&quot;&quot;;#REF!.[Kesä.S90])" office:value-type="string" office:string-value="" calcext:value-type="error">
            <text:p>Err:508</text:p>
          </table:covered-table-cell>
          <table:covered-table-cell table:formula="of:=IF(#REF!.[Kesä.T90]=&quot;&quot;;&quot;&quot;;#REF!.[Kesä.T90])" office:value-type="string" office:string-value="" calcext:value-type="error">
            <text:p>Err:508</text:p>
          </table:covered-table-cell>
          <table:covered-table-cell table:formula="of:=IF(#REF!.[Kesä.U90]=&quot;&quot;;&quot;&quot;;#REF!.[Kesä.U90])" office:value-type="string" office:string-value="" calcext:value-type="error">
            <text:p>Err:508</text:p>
          </table:covered-table-cell>
        </table:table-row>
        <table:table-row table:style-name="ro1">
          <table:table-cell table:formula="of:=IF([$_data_.A328];[$_data_.A328];&quot;&quot;)">
            <text:p/>
          </table:table-cell>
          <table:table-cell table:formula="of:=IF([$_data_.V328]=&quot;&quot;;&quot;&quot;;[$_data_.V328])" table:number-columns-spanned="20" table:number-rows-spanned="1">
            <text:p/>
          </table:table-cell>
          <table:covered-table-cell table:formula="of:=IF(#REF!.[Kesä.C91]=&quot;&quot;;&quot;&quot;;#REF!.[Kesä.C91])" office:value-type="string" office:string-value="" calcext:value-type="error">
            <text:p>Err:508</text:p>
          </table:covered-table-cell>
          <table:covered-table-cell table:formula="of:=IF(#REF!.[Kesä.D91]=&quot;&quot;;&quot;&quot;;#REF!.[Kesä.D9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1]=&quot;&quot;;&quot;&quot;;#REF!.[Kesä.F91])" office:value-type="string" office:string-value="" calcext:value-type="error">
            <text:p>Err:508</text:p>
          </table:covered-table-cell>
          <table:covered-table-cell table:formula="of:=IF(#REF!.[Kesä.G91]=&quot;&quot;;&quot;&quot;;#REF!.[Kesä.G91])" office:value-type="string" office:string-value="" calcext:value-type="error">
            <text:p>Err:508</text:p>
          </table:covered-table-cell>
          <table:covered-table-cell table:formula="of:=IF(#REF!.[Kesä.H91]=&quot;&quot;;&quot;&quot;;#REF!.[Kesä.H91])" office:value-type="string" office:string-value="" calcext:value-type="error">
            <text:p>Err:508</text:p>
          </table:covered-table-cell>
          <table:covered-table-cell table:formula="of:=IF(#REF!.[Kesä.I91]=&quot;&quot;;&quot;&quot;;#REF!.[Kesä.I91])" office:value-type="string" office:string-value="" calcext:value-type="error">
            <text:p>Err:508</text:p>
          </table:covered-table-cell>
          <table:covered-table-cell table:formula="of:=IF(#REF!.[Kesä.J91]=&quot;&quot;;&quot;&quot;;#REF!.[Kesä.J91])" office:value-type="string" office:string-value="" calcext:value-type="error">
            <text:p>Err:508</text:p>
          </table:covered-table-cell>
          <table:covered-table-cell table:formula="of:=IF(#REF!.[Kesä.K91]=&quot;&quot;;&quot;&quot;;#REF!.[Kesä.K91])" office:value-type="string" office:string-value="" calcext:value-type="error">
            <text:p>Err:508</text:p>
          </table:covered-table-cell>
          <table:covered-table-cell table:formula="of:=IF(#REF!.[Kesä.L91]=&quot;&quot;;&quot;&quot;;#REF!.[Kesä.L91])" office:value-type="string" office:string-value="" calcext:value-type="error">
            <text:p>Err:508</text:p>
          </table:covered-table-cell>
          <table:covered-table-cell table:formula="of:=IF(#REF!.[Kesä.M91]=&quot;&quot;;&quot;&quot;;#REF!.[Kesä.M91])" office:value-type="string" office:string-value="" calcext:value-type="error">
            <text:p>Err:508</text:p>
          </table:covered-table-cell>
          <table:covered-table-cell table:formula="of:=IF(#REF!.[Kesä.N91]=&quot;&quot;;&quot;&quot;;#REF!.[Kesä.N91])" office:value-type="string" office:string-value="" calcext:value-type="error">
            <text:p>Err:508</text:p>
          </table:covered-table-cell>
          <table:covered-table-cell table:formula="of:=IF(#REF!.[Kesä.O91]=&quot;&quot;;&quot;&quot;;#REF!.[Kesä.O91])" office:value-type="string" office:string-value="" calcext:value-type="error">
            <text:p>Err:508</text:p>
          </table:covered-table-cell>
          <table:covered-table-cell table:formula="of:=IF(#REF!.[Kesä.P91]=&quot;&quot;;&quot;&quot;;#REF!.[Kesä.P91])" office:value-type="string" office:string-value="" calcext:value-type="error">
            <text:p>Err:508</text:p>
          </table:covered-table-cell>
          <table:covered-table-cell table:formula="of:=IF(#REF!.[Kesä.Q91]=&quot;&quot;;&quot;&quot;;#REF!.[Kesä.Q91])" office:value-type="string" office:string-value="" calcext:value-type="error">
            <text:p>Err:508</text:p>
          </table:covered-table-cell>
          <table:covered-table-cell table:formula="of:=IF(#REF!.[Kesä.R91]=&quot;&quot;;&quot;&quot;;#REF!.[Kesä.R91])" office:value-type="string" office:string-value="" calcext:value-type="error">
            <text:p>Err:508</text:p>
          </table:covered-table-cell>
          <table:covered-table-cell table:formula="of:=IF(#REF!.[Kesä.S91]=&quot;&quot;;&quot;&quot;;#REF!.[Kesä.S91])" office:value-type="string" office:string-value="" calcext:value-type="error">
            <text:p>Err:508</text:p>
          </table:covered-table-cell>
          <table:covered-table-cell table:formula="of:=IF(#REF!.[Kesä.T91]=&quot;&quot;;&quot;&quot;;#REF!.[Kesä.T91])" office:value-type="string" office:string-value="" calcext:value-type="error">
            <text:p>Err:508</text:p>
          </table:covered-table-cell>
          <table:covered-table-cell table:formula="of:=IF(#REF!.[Kesä.U91]=&quot;&quot;;&quot;&quot;;#REF!.[Kesä.U91])" office:value-type="string" office:string-value="" calcext:value-type="error">
            <text:p>Err:508</text:p>
          </table:covered-table-cell>
        </table:table-row>
        <table:table-row table:style-name="ro1">
          <table:table-cell table:formula="of:=IF([$_data_.A329];[$_data_.A329];&quot;&quot;)">
            <text:p/>
          </table:table-cell>
          <table:table-cell table:formula="of:=IF([$_data_.V329]=&quot;&quot;;&quot;&quot;;[$_data_.V329])" table:number-columns-spanned="20" table:number-rows-spanned="1">
            <text:p/>
          </table:table-cell>
          <table:covered-table-cell table:formula="of:=IF(#REF!.[Kesä.C92]=&quot;&quot;;&quot;&quot;;#REF!.[Kesä.C92])" office:value-type="string" office:string-value="" calcext:value-type="error">
            <text:p>Err:508</text:p>
          </table:covered-table-cell>
          <table:covered-table-cell table:formula="of:=IF(#REF!.[Kesä.D92]=&quot;&quot;;&quot;&quot;;#REF!.[Kesä.D9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2]=&quot;&quot;;&quot;&quot;;#REF!.[Kesä.F92])" office:value-type="string" office:string-value="" calcext:value-type="error">
            <text:p>Err:508</text:p>
          </table:covered-table-cell>
          <table:covered-table-cell table:formula="of:=IF(#REF!.[Kesä.G92]=&quot;&quot;;&quot;&quot;;#REF!.[Kesä.G92])" office:value-type="string" office:string-value="" calcext:value-type="error">
            <text:p>Err:508</text:p>
          </table:covered-table-cell>
          <table:covered-table-cell table:formula="of:=IF(#REF!.[Kesä.H92]=&quot;&quot;;&quot;&quot;;#REF!.[Kesä.H92])" office:value-type="string" office:string-value="" calcext:value-type="error">
            <text:p>Err:508</text:p>
          </table:covered-table-cell>
          <table:covered-table-cell table:formula="of:=IF(#REF!.[Kesä.I92]=&quot;&quot;;&quot;&quot;;#REF!.[Kesä.I92])" office:value-type="string" office:string-value="" calcext:value-type="error">
            <text:p>Err:508</text:p>
          </table:covered-table-cell>
          <table:covered-table-cell table:formula="of:=IF(#REF!.[Kesä.J92]=&quot;&quot;;&quot;&quot;;#REF!.[Kesä.J92])" office:value-type="string" office:string-value="" calcext:value-type="error">
            <text:p>Err:508</text:p>
          </table:covered-table-cell>
          <table:covered-table-cell table:formula="of:=IF(#REF!.[Kesä.K92]=&quot;&quot;;&quot;&quot;;#REF!.[Kesä.K92])" office:value-type="string" office:string-value="" calcext:value-type="error">
            <text:p>Err:508</text:p>
          </table:covered-table-cell>
          <table:covered-table-cell table:formula="of:=IF(#REF!.[Kesä.L92]=&quot;&quot;;&quot;&quot;;#REF!.[Kesä.L92])" office:value-type="string" office:string-value="" calcext:value-type="error">
            <text:p>Err:508</text:p>
          </table:covered-table-cell>
          <table:covered-table-cell table:formula="of:=IF(#REF!.[Kesä.M92]=&quot;&quot;;&quot;&quot;;#REF!.[Kesä.M92])" office:value-type="string" office:string-value="" calcext:value-type="error">
            <text:p>Err:508</text:p>
          </table:covered-table-cell>
          <table:covered-table-cell table:formula="of:=IF(#REF!.[Kesä.N92]=&quot;&quot;;&quot;&quot;;#REF!.[Kesä.N92])" office:value-type="string" office:string-value="" calcext:value-type="error">
            <text:p>Err:508</text:p>
          </table:covered-table-cell>
          <table:covered-table-cell table:formula="of:=IF(#REF!.[Kesä.O92]=&quot;&quot;;&quot;&quot;;#REF!.[Kesä.O92])" office:value-type="string" office:string-value="" calcext:value-type="error">
            <text:p>Err:508</text:p>
          </table:covered-table-cell>
          <table:covered-table-cell table:formula="of:=IF(#REF!.[Kesä.P92]=&quot;&quot;;&quot;&quot;;#REF!.[Kesä.P92])" office:value-type="string" office:string-value="" calcext:value-type="error">
            <text:p>Err:508</text:p>
          </table:covered-table-cell>
          <table:covered-table-cell table:formula="of:=IF(#REF!.[Kesä.Q92]=&quot;&quot;;&quot;&quot;;#REF!.[Kesä.Q92])" office:value-type="string" office:string-value="" calcext:value-type="error">
            <text:p>Err:508</text:p>
          </table:covered-table-cell>
          <table:covered-table-cell table:formula="of:=IF(#REF!.[Kesä.R92]=&quot;&quot;;&quot;&quot;;#REF!.[Kesä.R92])" office:value-type="string" office:string-value="" calcext:value-type="error">
            <text:p>Err:508</text:p>
          </table:covered-table-cell>
          <table:covered-table-cell table:formula="of:=IF(#REF!.[Kesä.S92]=&quot;&quot;;&quot;&quot;;#REF!.[Kesä.S92])" office:value-type="string" office:string-value="" calcext:value-type="error">
            <text:p>Err:508</text:p>
          </table:covered-table-cell>
          <table:covered-table-cell table:formula="of:=IF(#REF!.[Kesä.T92]=&quot;&quot;;&quot;&quot;;#REF!.[Kesä.T92])" office:value-type="string" office:string-value="" calcext:value-type="error">
            <text:p>Err:508</text:p>
          </table:covered-table-cell>
          <table:covered-table-cell table:formula="of:=IF(#REF!.[Kesä.U92]=&quot;&quot;;&quot;&quot;;#REF!.[Kesä.U92])" office:value-type="string" office:string-value="" calcext:value-type="error">
            <text:p>Err:508</text:p>
          </table:covered-table-cell>
        </table:table-row>
        <table:table-row table:style-name="ro1">
          <table:table-cell table:formula="of:=IF([$_data_.A330];[$_data_.A330];&quot;&quot;)">
            <text:p/>
          </table:table-cell>
          <table:table-cell table:formula="of:=IF([$_data_.V330]=&quot;&quot;;&quot;&quot;;[$_data_.V330])" table:number-columns-spanned="20" table:number-rows-spanned="1">
            <text:p/>
          </table:table-cell>
          <table:covered-table-cell table:formula="of:=IF(#REF!.[Kesä.C93]=&quot;&quot;;&quot;&quot;;#REF!.[Kesä.C93])" office:value-type="string" office:string-value="" calcext:value-type="error">
            <text:p>Err:508</text:p>
          </table:covered-table-cell>
          <table:covered-table-cell table:formula="of:=IF(#REF!.[Kesä.D93]=&quot;&quot;;&quot;&quot;;#REF!.[Kesä.D9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3]=&quot;&quot;;&quot;&quot;;#REF!.[Kesä.F93])" office:value-type="string" office:string-value="" calcext:value-type="error">
            <text:p>Err:508</text:p>
          </table:covered-table-cell>
          <table:covered-table-cell table:formula="of:=IF(#REF!.[Kesä.G93]=&quot;&quot;;&quot;&quot;;#REF!.[Kesä.G93])" office:value-type="string" office:string-value="" calcext:value-type="error">
            <text:p>Err:508</text:p>
          </table:covered-table-cell>
          <table:covered-table-cell table:formula="of:=IF(#REF!.[Kesä.H93]=&quot;&quot;;&quot;&quot;;#REF!.[Kesä.H93])" office:value-type="string" office:string-value="" calcext:value-type="error">
            <text:p>Err:508</text:p>
          </table:covered-table-cell>
          <table:covered-table-cell table:formula="of:=IF(#REF!.[Kesä.I93]=&quot;&quot;;&quot;&quot;;#REF!.[Kesä.I93])" office:value-type="string" office:string-value="" calcext:value-type="error">
            <text:p>Err:508</text:p>
          </table:covered-table-cell>
          <table:covered-table-cell table:formula="of:=IF(#REF!.[Kesä.J93]=&quot;&quot;;&quot;&quot;;#REF!.[Kesä.J93])" office:value-type="string" office:string-value="" calcext:value-type="error">
            <text:p>Err:508</text:p>
          </table:covered-table-cell>
          <table:covered-table-cell table:formula="of:=IF(#REF!.[Kesä.K93]=&quot;&quot;;&quot;&quot;;#REF!.[Kesä.K93])" office:value-type="string" office:string-value="" calcext:value-type="error">
            <text:p>Err:508</text:p>
          </table:covered-table-cell>
          <table:covered-table-cell table:formula="of:=IF(#REF!.[Kesä.L93]=&quot;&quot;;&quot;&quot;;#REF!.[Kesä.L93])" office:value-type="string" office:string-value="" calcext:value-type="error">
            <text:p>Err:508</text:p>
          </table:covered-table-cell>
          <table:covered-table-cell table:formula="of:=IF(#REF!.[Kesä.M93]=&quot;&quot;;&quot;&quot;;#REF!.[Kesä.M93])" office:value-type="string" office:string-value="" calcext:value-type="error">
            <text:p>Err:508</text:p>
          </table:covered-table-cell>
          <table:covered-table-cell table:formula="of:=IF(#REF!.[Kesä.N93]=&quot;&quot;;&quot;&quot;;#REF!.[Kesä.N93])" office:value-type="string" office:string-value="" calcext:value-type="error">
            <text:p>Err:508</text:p>
          </table:covered-table-cell>
          <table:covered-table-cell table:formula="of:=IF(#REF!.[Kesä.O93]=&quot;&quot;;&quot;&quot;;#REF!.[Kesä.O93])" office:value-type="string" office:string-value="" calcext:value-type="error">
            <text:p>Err:508</text:p>
          </table:covered-table-cell>
          <table:covered-table-cell table:formula="of:=IF(#REF!.[Kesä.P93]=&quot;&quot;;&quot;&quot;;#REF!.[Kesä.P93])" office:value-type="string" office:string-value="" calcext:value-type="error">
            <text:p>Err:508</text:p>
          </table:covered-table-cell>
          <table:covered-table-cell table:formula="of:=IF(#REF!.[Kesä.Q93]=&quot;&quot;;&quot;&quot;;#REF!.[Kesä.Q93])" office:value-type="string" office:string-value="" calcext:value-type="error">
            <text:p>Err:508</text:p>
          </table:covered-table-cell>
          <table:covered-table-cell table:formula="of:=IF(#REF!.[Kesä.R93]=&quot;&quot;;&quot;&quot;;#REF!.[Kesä.R93])" office:value-type="string" office:string-value="" calcext:value-type="error">
            <text:p>Err:508</text:p>
          </table:covered-table-cell>
          <table:covered-table-cell table:formula="of:=IF(#REF!.[Kesä.S93]=&quot;&quot;;&quot;&quot;;#REF!.[Kesä.S93])" office:value-type="string" office:string-value="" calcext:value-type="error">
            <text:p>Err:508</text:p>
          </table:covered-table-cell>
          <table:covered-table-cell table:formula="of:=IF(#REF!.[Kesä.T93]=&quot;&quot;;&quot;&quot;;#REF!.[Kesä.T93])" office:value-type="string" office:string-value="" calcext:value-type="error">
            <text:p>Err:508</text:p>
          </table:covered-table-cell>
          <table:covered-table-cell table:formula="of:=IF(#REF!.[Kesä.U93]=&quot;&quot;;&quot;&quot;;#REF!.[Kesä.U93])" office:value-type="string" office:string-value="" calcext:value-type="error">
            <text:p>Err:508</text:p>
          </table:covered-table-cell>
        </table:table-row>
        <table:table-row table:style-name="ro1">
          <table:table-cell table:formula="of:=IF([$_data_.A331];[$_data_.A331];&quot;&quot;)">
            <text:p/>
          </table:table-cell>
          <table:table-cell table:formula="of:=IF([$_data_.V331]=&quot;&quot;;&quot;&quot;;[$_data_.V331])" table:number-columns-spanned="20" table:number-rows-spanned="1">
            <text:p/>
          </table:table-cell>
          <table:covered-table-cell table:formula="of:=IF(#REF!.[Kesä.C94]=&quot;&quot;;&quot;&quot;;#REF!.[Kesä.C94])" office:value-type="string" office:string-value="" calcext:value-type="error">
            <text:p>Err:508</text:p>
          </table:covered-table-cell>
          <table:covered-table-cell table:formula="of:=IF(#REF!.[Kesä.D94]=&quot;&quot;;&quot;&quot;;#REF!.[Kesä.D9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4]=&quot;&quot;;&quot;&quot;;#REF!.[Kesä.F94])" office:value-type="string" office:string-value="" calcext:value-type="error">
            <text:p>Err:508</text:p>
          </table:covered-table-cell>
          <table:covered-table-cell table:formula="of:=IF(#REF!.[Kesä.G94]=&quot;&quot;;&quot;&quot;;#REF!.[Kesä.G94])" office:value-type="string" office:string-value="" calcext:value-type="error">
            <text:p>Err:508</text:p>
          </table:covered-table-cell>
          <table:covered-table-cell table:formula="of:=IF(#REF!.[Kesä.H94]=&quot;&quot;;&quot;&quot;;#REF!.[Kesä.H94])" office:value-type="string" office:string-value="" calcext:value-type="error">
            <text:p>Err:508</text:p>
          </table:covered-table-cell>
          <table:covered-table-cell table:formula="of:=IF(#REF!.[Kesä.I94]=&quot;&quot;;&quot;&quot;;#REF!.[Kesä.I94])" office:value-type="string" office:string-value="" calcext:value-type="error">
            <text:p>Err:508</text:p>
          </table:covered-table-cell>
          <table:covered-table-cell table:formula="of:=IF(#REF!.[Kesä.J94]=&quot;&quot;;&quot;&quot;;#REF!.[Kesä.J94])" office:value-type="string" office:string-value="" calcext:value-type="error">
            <text:p>Err:508</text:p>
          </table:covered-table-cell>
          <table:covered-table-cell table:formula="of:=IF(#REF!.[Kesä.K94]=&quot;&quot;;&quot;&quot;;#REF!.[Kesä.K94])" office:value-type="string" office:string-value="" calcext:value-type="error">
            <text:p>Err:508</text:p>
          </table:covered-table-cell>
          <table:covered-table-cell table:formula="of:=IF(#REF!.[Kesä.L94]=&quot;&quot;;&quot;&quot;;#REF!.[Kesä.L94])" office:value-type="string" office:string-value="" calcext:value-type="error">
            <text:p>Err:508</text:p>
          </table:covered-table-cell>
          <table:covered-table-cell table:formula="of:=IF(#REF!.[Kesä.M94]=&quot;&quot;;&quot;&quot;;#REF!.[Kesä.M94])" office:value-type="string" office:string-value="" calcext:value-type="error">
            <text:p>Err:508</text:p>
          </table:covered-table-cell>
          <table:covered-table-cell table:formula="of:=IF(#REF!.[Kesä.N94]=&quot;&quot;;&quot;&quot;;#REF!.[Kesä.N94])" office:value-type="string" office:string-value="" calcext:value-type="error">
            <text:p>Err:508</text:p>
          </table:covered-table-cell>
          <table:covered-table-cell table:formula="of:=IF(#REF!.[Kesä.O94]=&quot;&quot;;&quot;&quot;;#REF!.[Kesä.O94])" office:value-type="string" office:string-value="" calcext:value-type="error">
            <text:p>Err:508</text:p>
          </table:covered-table-cell>
          <table:covered-table-cell table:formula="of:=IF(#REF!.[Kesä.P94]=&quot;&quot;;&quot;&quot;;#REF!.[Kesä.P94])" office:value-type="string" office:string-value="" calcext:value-type="error">
            <text:p>Err:508</text:p>
          </table:covered-table-cell>
          <table:covered-table-cell table:formula="of:=IF(#REF!.[Kesä.Q94]=&quot;&quot;;&quot;&quot;;#REF!.[Kesä.Q94])" office:value-type="string" office:string-value="" calcext:value-type="error">
            <text:p>Err:508</text:p>
          </table:covered-table-cell>
          <table:covered-table-cell table:formula="of:=IF(#REF!.[Kesä.R94]=&quot;&quot;;&quot;&quot;;#REF!.[Kesä.R94])" office:value-type="string" office:string-value="" calcext:value-type="error">
            <text:p>Err:508</text:p>
          </table:covered-table-cell>
          <table:covered-table-cell table:formula="of:=IF(#REF!.[Kesä.S94]=&quot;&quot;;&quot;&quot;;#REF!.[Kesä.S94])" office:value-type="string" office:string-value="" calcext:value-type="error">
            <text:p>Err:508</text:p>
          </table:covered-table-cell>
          <table:covered-table-cell table:formula="of:=IF(#REF!.[Kesä.T94]=&quot;&quot;;&quot;&quot;;#REF!.[Kesä.T94])" office:value-type="string" office:string-value="" calcext:value-type="error">
            <text:p>Err:508</text:p>
          </table:covered-table-cell>
          <table:covered-table-cell table:formula="of:=IF(#REF!.[Kesä.U94]=&quot;&quot;;&quot;&quot;;#REF!.[Kesä.U94])" office:value-type="string" office:string-value="" calcext:value-type="error">
            <text:p>Err:508</text:p>
          </table:covered-table-cell>
        </table:table-row>
        <table:table-row table:style-name="ro1">
          <table:table-cell table:formula="of:=IF([$_data_.A332];[$_data_.A332];&quot;&quot;)">
            <text:p/>
          </table:table-cell>
          <table:table-cell table:formula="of:=IF([$_data_.V332]=&quot;&quot;;&quot;&quot;;[$_data_.V332])" table:number-columns-spanned="20" table:number-rows-spanned="1">
            <text:p/>
          </table:table-cell>
          <table:covered-table-cell table:formula="of:=IF(#REF!.[Kesä.C95]=&quot;&quot;;&quot;&quot;;#REF!.[Kesä.C95])" office:value-type="string" office:string-value="" calcext:value-type="error">
            <text:p>Err:508</text:p>
          </table:covered-table-cell>
          <table:covered-table-cell table:formula="of:=IF(#REF!.[Kesä.D95]=&quot;&quot;;&quot;&quot;;#REF!.[Kesä.D9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5]=&quot;&quot;;&quot;&quot;;#REF!.[Kesä.F95])" office:value-type="string" office:string-value="" calcext:value-type="error">
            <text:p>Err:508</text:p>
          </table:covered-table-cell>
          <table:covered-table-cell table:formula="of:=IF(#REF!.[Kesä.G95]=&quot;&quot;;&quot;&quot;;#REF!.[Kesä.G95])" office:value-type="string" office:string-value="" calcext:value-type="error">
            <text:p>Err:508</text:p>
          </table:covered-table-cell>
          <table:covered-table-cell table:formula="of:=IF(#REF!.[Kesä.H95]=&quot;&quot;;&quot;&quot;;#REF!.[Kesä.H95])" office:value-type="string" office:string-value="" calcext:value-type="error">
            <text:p>Err:508</text:p>
          </table:covered-table-cell>
          <table:covered-table-cell table:formula="of:=IF(#REF!.[Kesä.I95]=&quot;&quot;;&quot;&quot;;#REF!.[Kesä.I95])" office:value-type="string" office:string-value="" calcext:value-type="error">
            <text:p>Err:508</text:p>
          </table:covered-table-cell>
          <table:covered-table-cell table:formula="of:=IF(#REF!.[Kesä.J95]=&quot;&quot;;&quot;&quot;;#REF!.[Kesä.J95])" office:value-type="string" office:string-value="" calcext:value-type="error">
            <text:p>Err:508</text:p>
          </table:covered-table-cell>
          <table:covered-table-cell table:formula="of:=IF(#REF!.[Kesä.K95]=&quot;&quot;;&quot;&quot;;#REF!.[Kesä.K95])" office:value-type="string" office:string-value="" calcext:value-type="error">
            <text:p>Err:508</text:p>
          </table:covered-table-cell>
          <table:covered-table-cell table:formula="of:=IF(#REF!.[Kesä.L95]=&quot;&quot;;&quot;&quot;;#REF!.[Kesä.L95])" office:value-type="string" office:string-value="" calcext:value-type="error">
            <text:p>Err:508</text:p>
          </table:covered-table-cell>
          <table:covered-table-cell table:formula="of:=IF(#REF!.[Kesä.M95]=&quot;&quot;;&quot;&quot;;#REF!.[Kesä.M95])" office:value-type="string" office:string-value="" calcext:value-type="error">
            <text:p>Err:508</text:p>
          </table:covered-table-cell>
          <table:covered-table-cell table:formula="of:=IF(#REF!.[Kesä.N95]=&quot;&quot;;&quot;&quot;;#REF!.[Kesä.N95])" office:value-type="string" office:string-value="" calcext:value-type="error">
            <text:p>Err:508</text:p>
          </table:covered-table-cell>
          <table:covered-table-cell table:formula="of:=IF(#REF!.[Kesä.O95]=&quot;&quot;;&quot;&quot;;#REF!.[Kesä.O95])" office:value-type="string" office:string-value="" calcext:value-type="error">
            <text:p>Err:508</text:p>
          </table:covered-table-cell>
          <table:covered-table-cell table:formula="of:=IF(#REF!.[Kesä.P95]=&quot;&quot;;&quot;&quot;;#REF!.[Kesä.P95])" office:value-type="string" office:string-value="" calcext:value-type="error">
            <text:p>Err:508</text:p>
          </table:covered-table-cell>
          <table:covered-table-cell table:formula="of:=IF(#REF!.[Kesä.Q95]=&quot;&quot;;&quot;&quot;;#REF!.[Kesä.Q95])" office:value-type="string" office:string-value="" calcext:value-type="error">
            <text:p>Err:508</text:p>
          </table:covered-table-cell>
          <table:covered-table-cell table:formula="of:=IF(#REF!.[Kesä.R95]=&quot;&quot;;&quot;&quot;;#REF!.[Kesä.R95])" office:value-type="string" office:string-value="" calcext:value-type="error">
            <text:p>Err:508</text:p>
          </table:covered-table-cell>
          <table:covered-table-cell table:formula="of:=IF(#REF!.[Kesä.S95]=&quot;&quot;;&quot;&quot;;#REF!.[Kesä.S95])" office:value-type="string" office:string-value="" calcext:value-type="error">
            <text:p>Err:508</text:p>
          </table:covered-table-cell>
          <table:covered-table-cell table:formula="of:=IF(#REF!.[Kesä.T95]=&quot;&quot;;&quot;&quot;;#REF!.[Kesä.T95])" office:value-type="string" office:string-value="" calcext:value-type="error">
            <text:p>Err:508</text:p>
          </table:covered-table-cell>
          <table:covered-table-cell table:formula="of:=IF(#REF!.[Kesä.U95]=&quot;&quot;;&quot;&quot;;#REF!.[Kesä.U95])" office:value-type="string" office:string-value="" calcext:value-type="error">
            <text:p>Err:508</text:p>
          </table:covered-table-cell>
        </table:table-row>
        <table:table-row table:style-name="ro1">
          <table:table-cell table:formula="of:=IF([$_data_.A333];[$_data_.A333];&quot;&quot;)">
            <text:p/>
          </table:table-cell>
          <table:table-cell table:formula="of:=IF([$_data_.V333]=&quot;&quot;;&quot;&quot;;[$_data_.V333])" table:number-columns-spanned="20" table:number-rows-spanned="1">
            <text:p/>
          </table:table-cell>
          <table:covered-table-cell table:formula="of:=IF(#REF!.[Kesä.C96]=&quot;&quot;;&quot;&quot;;#REF!.[Kesä.C96])" office:value-type="string" office:string-value="" calcext:value-type="error">
            <text:p>Err:508</text:p>
          </table:covered-table-cell>
          <table:covered-table-cell table:formula="of:=IF(#REF!.[Kesä.D96]=&quot;&quot;;&quot;&quot;;#REF!.[Kesä.D9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6]=&quot;&quot;;&quot;&quot;;#REF!.[Kesä.F96])" office:value-type="string" office:string-value="" calcext:value-type="error">
            <text:p>Err:508</text:p>
          </table:covered-table-cell>
          <table:covered-table-cell table:formula="of:=IF(#REF!.[Kesä.G96]=&quot;&quot;;&quot;&quot;;#REF!.[Kesä.G96])" office:value-type="string" office:string-value="" calcext:value-type="error">
            <text:p>Err:508</text:p>
          </table:covered-table-cell>
          <table:covered-table-cell table:formula="of:=IF(#REF!.[Kesä.H96]=&quot;&quot;;&quot;&quot;;#REF!.[Kesä.H96])" office:value-type="string" office:string-value="" calcext:value-type="error">
            <text:p>Err:508</text:p>
          </table:covered-table-cell>
          <table:covered-table-cell table:formula="of:=IF(#REF!.[Kesä.I96]=&quot;&quot;;&quot;&quot;;#REF!.[Kesä.I96])" office:value-type="string" office:string-value="" calcext:value-type="error">
            <text:p>Err:508</text:p>
          </table:covered-table-cell>
          <table:covered-table-cell table:formula="of:=IF(#REF!.[Kesä.J96]=&quot;&quot;;&quot;&quot;;#REF!.[Kesä.J96])" office:value-type="string" office:string-value="" calcext:value-type="error">
            <text:p>Err:508</text:p>
          </table:covered-table-cell>
          <table:covered-table-cell table:formula="of:=IF(#REF!.[Kesä.K96]=&quot;&quot;;&quot;&quot;;#REF!.[Kesä.K96])" office:value-type="string" office:string-value="" calcext:value-type="error">
            <text:p>Err:508</text:p>
          </table:covered-table-cell>
          <table:covered-table-cell table:formula="of:=IF(#REF!.[Kesä.L96]=&quot;&quot;;&quot;&quot;;#REF!.[Kesä.L96])" office:value-type="string" office:string-value="" calcext:value-type="error">
            <text:p>Err:508</text:p>
          </table:covered-table-cell>
          <table:covered-table-cell table:formula="of:=IF(#REF!.[Kesä.M96]=&quot;&quot;;&quot;&quot;;#REF!.[Kesä.M96])" office:value-type="string" office:string-value="" calcext:value-type="error">
            <text:p>Err:508</text:p>
          </table:covered-table-cell>
          <table:covered-table-cell table:formula="of:=IF(#REF!.[Kesä.N96]=&quot;&quot;;&quot;&quot;;#REF!.[Kesä.N96])" office:value-type="string" office:string-value="" calcext:value-type="error">
            <text:p>Err:508</text:p>
          </table:covered-table-cell>
          <table:covered-table-cell table:formula="of:=IF(#REF!.[Kesä.O96]=&quot;&quot;;&quot;&quot;;#REF!.[Kesä.O96])" office:value-type="string" office:string-value="" calcext:value-type="error">
            <text:p>Err:508</text:p>
          </table:covered-table-cell>
          <table:covered-table-cell table:formula="of:=IF(#REF!.[Kesä.P96]=&quot;&quot;;&quot;&quot;;#REF!.[Kesä.P96])" office:value-type="string" office:string-value="" calcext:value-type="error">
            <text:p>Err:508</text:p>
          </table:covered-table-cell>
          <table:covered-table-cell table:formula="of:=IF(#REF!.[Kesä.Q96]=&quot;&quot;;&quot;&quot;;#REF!.[Kesä.Q96])" office:value-type="string" office:string-value="" calcext:value-type="error">
            <text:p>Err:508</text:p>
          </table:covered-table-cell>
          <table:covered-table-cell table:formula="of:=IF(#REF!.[Kesä.R96]=&quot;&quot;;&quot;&quot;;#REF!.[Kesä.R96])" office:value-type="string" office:string-value="" calcext:value-type="error">
            <text:p>Err:508</text:p>
          </table:covered-table-cell>
          <table:covered-table-cell table:formula="of:=IF(#REF!.[Kesä.S96]=&quot;&quot;;&quot;&quot;;#REF!.[Kesä.S96])" office:value-type="string" office:string-value="" calcext:value-type="error">
            <text:p>Err:508</text:p>
          </table:covered-table-cell>
          <table:covered-table-cell table:formula="of:=IF(#REF!.[Kesä.T96]=&quot;&quot;;&quot;&quot;;#REF!.[Kesä.T96])" office:value-type="string" office:string-value="" calcext:value-type="error">
            <text:p>Err:508</text:p>
          </table:covered-table-cell>
          <table:covered-table-cell table:formula="of:=IF(#REF!.[Kesä.U96]=&quot;&quot;;&quot;&quot;;#REF!.[Kesä.U96])" office:value-type="string" office:string-value="" calcext:value-type="error">
            <text:p>Err:508</text:p>
          </table:covered-table-cell>
        </table:table-row>
        <table:table-row table:style-name="ro1">
          <table:table-cell table:formula="of:=IF([$_data_.A334];[$_data_.A334];&quot;&quot;)">
            <text:p/>
          </table:table-cell>
          <table:table-cell table:formula="of:=IF([$_data_.V334]=&quot;&quot;;&quot;&quot;;[$_data_.V334])" table:number-columns-spanned="20" table:number-rows-spanned="1">
            <text:p/>
          </table:table-cell>
          <table:covered-table-cell table:formula="of:=IF(#REF!.[Kesä.C97]=&quot;&quot;;&quot;&quot;;#REF!.[Kesä.C97])" office:value-type="string" office:string-value="" calcext:value-type="error">
            <text:p>Err:508</text:p>
          </table:covered-table-cell>
          <table:covered-table-cell table:formula="of:=IF(#REF!.[Kesä.D97]=&quot;&quot;;&quot;&quot;;#REF!.[Kesä.D9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7]=&quot;&quot;;&quot;&quot;;#REF!.[Kesä.F97])" office:value-type="string" office:string-value="" calcext:value-type="error">
            <text:p>Err:508</text:p>
          </table:covered-table-cell>
          <table:covered-table-cell table:formula="of:=IF(#REF!.[Kesä.G97]=&quot;&quot;;&quot;&quot;;#REF!.[Kesä.G97])" office:value-type="string" office:string-value="" calcext:value-type="error">
            <text:p>Err:508</text:p>
          </table:covered-table-cell>
          <table:covered-table-cell table:formula="of:=IF(#REF!.[Kesä.H97]=&quot;&quot;;&quot;&quot;;#REF!.[Kesä.H97])" office:value-type="string" office:string-value="" calcext:value-type="error">
            <text:p>Err:508</text:p>
          </table:covered-table-cell>
          <table:covered-table-cell table:formula="of:=IF(#REF!.[Kesä.I97]=&quot;&quot;;&quot;&quot;;#REF!.[Kesä.I97])" office:value-type="string" office:string-value="" calcext:value-type="error">
            <text:p>Err:508</text:p>
          </table:covered-table-cell>
          <table:covered-table-cell table:formula="of:=IF(#REF!.[Kesä.J97]=&quot;&quot;;&quot;&quot;;#REF!.[Kesä.J97])" office:value-type="string" office:string-value="" calcext:value-type="error">
            <text:p>Err:508</text:p>
          </table:covered-table-cell>
          <table:covered-table-cell table:formula="of:=IF(#REF!.[Kesä.K97]=&quot;&quot;;&quot;&quot;;#REF!.[Kesä.K97])" office:value-type="string" office:string-value="" calcext:value-type="error">
            <text:p>Err:508</text:p>
          </table:covered-table-cell>
          <table:covered-table-cell table:formula="of:=IF(#REF!.[Kesä.L97]=&quot;&quot;;&quot;&quot;;#REF!.[Kesä.L97])" office:value-type="string" office:string-value="" calcext:value-type="error">
            <text:p>Err:508</text:p>
          </table:covered-table-cell>
          <table:covered-table-cell table:formula="of:=IF(#REF!.[Kesä.M97]=&quot;&quot;;&quot;&quot;;#REF!.[Kesä.M97])" office:value-type="string" office:string-value="" calcext:value-type="error">
            <text:p>Err:508</text:p>
          </table:covered-table-cell>
          <table:covered-table-cell table:formula="of:=IF(#REF!.[Kesä.N97]=&quot;&quot;;&quot;&quot;;#REF!.[Kesä.N97])" office:value-type="string" office:string-value="" calcext:value-type="error">
            <text:p>Err:508</text:p>
          </table:covered-table-cell>
          <table:covered-table-cell table:formula="of:=IF(#REF!.[Kesä.O97]=&quot;&quot;;&quot;&quot;;#REF!.[Kesä.O97])" office:value-type="string" office:string-value="" calcext:value-type="error">
            <text:p>Err:508</text:p>
          </table:covered-table-cell>
          <table:covered-table-cell table:formula="of:=IF(#REF!.[Kesä.P97]=&quot;&quot;;&quot;&quot;;#REF!.[Kesä.P97])" office:value-type="string" office:string-value="" calcext:value-type="error">
            <text:p>Err:508</text:p>
          </table:covered-table-cell>
          <table:covered-table-cell table:formula="of:=IF(#REF!.[Kesä.Q97]=&quot;&quot;;&quot;&quot;;#REF!.[Kesä.Q97])" office:value-type="string" office:string-value="" calcext:value-type="error">
            <text:p>Err:508</text:p>
          </table:covered-table-cell>
          <table:covered-table-cell table:formula="of:=IF(#REF!.[Kesä.R97]=&quot;&quot;;&quot;&quot;;#REF!.[Kesä.R97])" office:value-type="string" office:string-value="" calcext:value-type="error">
            <text:p>Err:508</text:p>
          </table:covered-table-cell>
          <table:covered-table-cell table:formula="of:=IF(#REF!.[Kesä.S97]=&quot;&quot;;&quot;&quot;;#REF!.[Kesä.S97])" office:value-type="string" office:string-value="" calcext:value-type="error">
            <text:p>Err:508</text:p>
          </table:covered-table-cell>
          <table:covered-table-cell table:formula="of:=IF(#REF!.[Kesä.T97]=&quot;&quot;;&quot;&quot;;#REF!.[Kesä.T97])" office:value-type="string" office:string-value="" calcext:value-type="error">
            <text:p>Err:508</text:p>
          </table:covered-table-cell>
          <table:covered-table-cell table:formula="of:=IF(#REF!.[Kesä.U97]=&quot;&quot;;&quot;&quot;;#REF!.[Kesä.U97])" office:value-type="string" office:string-value="" calcext:value-type="error">
            <text:p>Err:508</text:p>
          </table:covered-table-cell>
        </table:table-row>
        <table:table-row table:style-name="ro1">
          <table:table-cell table:formula="of:=IF([$_data_.A335];[$_data_.A335];&quot;&quot;)">
            <text:p/>
          </table:table-cell>
          <table:table-cell table:formula="of:=IF([$_data_.V335]=&quot;&quot;;&quot;&quot;;[$_data_.V335])" table:number-columns-spanned="20" table:number-rows-spanned="1">
            <text:p/>
          </table:table-cell>
          <table:covered-table-cell table:formula="of:=IF(#REF!.[Kesä.C98]=&quot;&quot;;&quot;&quot;;#REF!.[Kesä.C98])" office:value-type="string" office:string-value="" calcext:value-type="error">
            <text:p>Err:508</text:p>
          </table:covered-table-cell>
          <table:covered-table-cell table:formula="of:=IF(#REF!.[Kesä.D98]=&quot;&quot;;&quot;&quot;;#REF!.[Kesä.D9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8]=&quot;&quot;;&quot;&quot;;#REF!.[Kesä.F98])" office:value-type="string" office:string-value="" calcext:value-type="error">
            <text:p>Err:508</text:p>
          </table:covered-table-cell>
          <table:covered-table-cell table:formula="of:=IF(#REF!.[Kesä.G98]=&quot;&quot;;&quot;&quot;;#REF!.[Kesä.G98])" office:value-type="string" office:string-value="" calcext:value-type="error">
            <text:p>Err:508</text:p>
          </table:covered-table-cell>
          <table:covered-table-cell table:formula="of:=IF(#REF!.[Kesä.H98]=&quot;&quot;;&quot;&quot;;#REF!.[Kesä.H98])" office:value-type="string" office:string-value="" calcext:value-type="error">
            <text:p>Err:508</text:p>
          </table:covered-table-cell>
          <table:covered-table-cell table:formula="of:=IF(#REF!.[Kesä.I98]=&quot;&quot;;&quot;&quot;;#REF!.[Kesä.I98])" office:value-type="string" office:string-value="" calcext:value-type="error">
            <text:p>Err:508</text:p>
          </table:covered-table-cell>
          <table:covered-table-cell table:formula="of:=IF(#REF!.[Kesä.J98]=&quot;&quot;;&quot;&quot;;#REF!.[Kesä.J98])" office:value-type="string" office:string-value="" calcext:value-type="error">
            <text:p>Err:508</text:p>
          </table:covered-table-cell>
          <table:covered-table-cell table:formula="of:=IF(#REF!.[Kesä.K98]=&quot;&quot;;&quot;&quot;;#REF!.[Kesä.K98])" office:value-type="string" office:string-value="" calcext:value-type="error">
            <text:p>Err:508</text:p>
          </table:covered-table-cell>
          <table:covered-table-cell table:formula="of:=IF(#REF!.[Kesä.L98]=&quot;&quot;;&quot;&quot;;#REF!.[Kesä.L98])" office:value-type="string" office:string-value="" calcext:value-type="error">
            <text:p>Err:508</text:p>
          </table:covered-table-cell>
          <table:covered-table-cell table:formula="of:=IF(#REF!.[Kesä.M98]=&quot;&quot;;&quot;&quot;;#REF!.[Kesä.M98])" office:value-type="string" office:string-value="" calcext:value-type="error">
            <text:p>Err:508</text:p>
          </table:covered-table-cell>
          <table:covered-table-cell table:formula="of:=IF(#REF!.[Kesä.N98]=&quot;&quot;;&quot;&quot;;#REF!.[Kesä.N98])" office:value-type="string" office:string-value="" calcext:value-type="error">
            <text:p>Err:508</text:p>
          </table:covered-table-cell>
          <table:covered-table-cell table:formula="of:=IF(#REF!.[Kesä.O98]=&quot;&quot;;&quot;&quot;;#REF!.[Kesä.O98])" office:value-type="string" office:string-value="" calcext:value-type="error">
            <text:p>Err:508</text:p>
          </table:covered-table-cell>
          <table:covered-table-cell table:formula="of:=IF(#REF!.[Kesä.P98]=&quot;&quot;;&quot;&quot;;#REF!.[Kesä.P98])" office:value-type="string" office:string-value="" calcext:value-type="error">
            <text:p>Err:508</text:p>
          </table:covered-table-cell>
          <table:covered-table-cell table:formula="of:=IF(#REF!.[Kesä.Q98]=&quot;&quot;;&quot;&quot;;#REF!.[Kesä.Q98])" office:value-type="string" office:string-value="" calcext:value-type="error">
            <text:p>Err:508</text:p>
          </table:covered-table-cell>
          <table:covered-table-cell table:formula="of:=IF(#REF!.[Kesä.R98]=&quot;&quot;;&quot;&quot;;#REF!.[Kesä.R98])" office:value-type="string" office:string-value="" calcext:value-type="error">
            <text:p>Err:508</text:p>
          </table:covered-table-cell>
          <table:covered-table-cell table:formula="of:=IF(#REF!.[Kesä.S98]=&quot;&quot;;&quot;&quot;;#REF!.[Kesä.S98])" office:value-type="string" office:string-value="" calcext:value-type="error">
            <text:p>Err:508</text:p>
          </table:covered-table-cell>
          <table:covered-table-cell table:formula="of:=IF(#REF!.[Kesä.T98]=&quot;&quot;;&quot;&quot;;#REF!.[Kesä.T98])" office:value-type="string" office:string-value="" calcext:value-type="error">
            <text:p>Err:508</text:p>
          </table:covered-table-cell>
          <table:covered-table-cell table:formula="of:=IF(#REF!.[Kesä.U98]=&quot;&quot;;&quot;&quot;;#REF!.[Kesä.U98])" office:value-type="string" office:string-value="" calcext:value-type="error">
            <text:p>Err:508</text:p>
          </table:covered-table-cell>
        </table:table-row>
        <table:table-row table:style-name="ro1">
          <table:table-cell table:formula="of:=IF([$_data_.A336];[$_data_.A336];&quot;&quot;)">
            <text:p/>
          </table:table-cell>
          <table:table-cell table:formula="of:=IF([$_data_.V336]=&quot;&quot;;&quot;&quot;;[$_data_.V336])" table:number-columns-spanned="20" table:number-rows-spanned="1">
            <text:p/>
          </table:table-cell>
          <table:covered-table-cell table:formula="of:=IF(#REF!.[Kesä.C99]=&quot;&quot;;&quot;&quot;;#REF!.[Kesä.C99])" office:value-type="string" office:string-value="" calcext:value-type="error">
            <text:p>Err:508</text:p>
          </table:covered-table-cell>
          <table:covered-table-cell table:formula="of:=IF(#REF!.[Kesä.D99]=&quot;&quot;;&quot;&quot;;#REF!.[Kesä.D9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99]=&quot;&quot;;&quot;&quot;;#REF!.[Kesä.F99])" office:value-type="string" office:string-value="" calcext:value-type="error">
            <text:p>Err:508</text:p>
          </table:covered-table-cell>
          <table:covered-table-cell table:formula="of:=IF(#REF!.[Kesä.G99]=&quot;&quot;;&quot;&quot;;#REF!.[Kesä.G99])" office:value-type="string" office:string-value="" calcext:value-type="error">
            <text:p>Err:508</text:p>
          </table:covered-table-cell>
          <table:covered-table-cell table:formula="of:=IF(#REF!.[Kesä.H99]=&quot;&quot;;&quot;&quot;;#REF!.[Kesä.H99])" office:value-type="string" office:string-value="" calcext:value-type="error">
            <text:p>Err:508</text:p>
          </table:covered-table-cell>
          <table:covered-table-cell table:formula="of:=IF(#REF!.[Kesä.I99]=&quot;&quot;;&quot;&quot;;#REF!.[Kesä.I99])" office:value-type="string" office:string-value="" calcext:value-type="error">
            <text:p>Err:508</text:p>
          </table:covered-table-cell>
          <table:covered-table-cell table:formula="of:=IF(#REF!.[Kesä.J99]=&quot;&quot;;&quot;&quot;;#REF!.[Kesä.J99])" office:value-type="string" office:string-value="" calcext:value-type="error">
            <text:p>Err:508</text:p>
          </table:covered-table-cell>
          <table:covered-table-cell table:formula="of:=IF(#REF!.[Kesä.K99]=&quot;&quot;;&quot;&quot;;#REF!.[Kesä.K99])" office:value-type="string" office:string-value="" calcext:value-type="error">
            <text:p>Err:508</text:p>
          </table:covered-table-cell>
          <table:covered-table-cell table:formula="of:=IF(#REF!.[Kesä.L99]=&quot;&quot;;&quot;&quot;;#REF!.[Kesä.L99])" office:value-type="string" office:string-value="" calcext:value-type="error">
            <text:p>Err:508</text:p>
          </table:covered-table-cell>
          <table:covered-table-cell table:formula="of:=IF(#REF!.[Kesä.M99]=&quot;&quot;;&quot;&quot;;#REF!.[Kesä.M99])" office:value-type="string" office:string-value="" calcext:value-type="error">
            <text:p>Err:508</text:p>
          </table:covered-table-cell>
          <table:covered-table-cell table:formula="of:=IF(#REF!.[Kesä.N99]=&quot;&quot;;&quot;&quot;;#REF!.[Kesä.N99])" office:value-type="string" office:string-value="" calcext:value-type="error">
            <text:p>Err:508</text:p>
          </table:covered-table-cell>
          <table:covered-table-cell table:formula="of:=IF(#REF!.[Kesä.O99]=&quot;&quot;;&quot;&quot;;#REF!.[Kesä.O99])" office:value-type="string" office:string-value="" calcext:value-type="error">
            <text:p>Err:508</text:p>
          </table:covered-table-cell>
          <table:covered-table-cell table:formula="of:=IF(#REF!.[Kesä.P99]=&quot;&quot;;&quot;&quot;;#REF!.[Kesä.P99])" office:value-type="string" office:string-value="" calcext:value-type="error">
            <text:p>Err:508</text:p>
          </table:covered-table-cell>
          <table:covered-table-cell table:formula="of:=IF(#REF!.[Kesä.Q99]=&quot;&quot;;&quot;&quot;;#REF!.[Kesä.Q99])" office:value-type="string" office:string-value="" calcext:value-type="error">
            <text:p>Err:508</text:p>
          </table:covered-table-cell>
          <table:covered-table-cell table:formula="of:=IF(#REF!.[Kesä.R99]=&quot;&quot;;&quot;&quot;;#REF!.[Kesä.R99])" office:value-type="string" office:string-value="" calcext:value-type="error">
            <text:p>Err:508</text:p>
          </table:covered-table-cell>
          <table:covered-table-cell table:formula="of:=IF(#REF!.[Kesä.S99]=&quot;&quot;;&quot;&quot;;#REF!.[Kesä.S99])" office:value-type="string" office:string-value="" calcext:value-type="error">
            <text:p>Err:508</text:p>
          </table:covered-table-cell>
          <table:covered-table-cell table:formula="of:=IF(#REF!.[Kesä.T99]=&quot;&quot;;&quot;&quot;;#REF!.[Kesä.T99])" office:value-type="string" office:string-value="" calcext:value-type="error">
            <text:p>Err:508</text:p>
          </table:covered-table-cell>
          <table:covered-table-cell table:formula="of:=IF(#REF!.[Kesä.U99]=&quot;&quot;;&quot;&quot;;#REF!.[Kesä.U99])" office:value-type="string" office:string-value="" calcext:value-type="error">
            <text:p>Err:508</text:p>
          </table:covered-table-cell>
        </table:table-row>
        <table:table-row table:style-name="ro1">
          <table:table-cell table:formula="of:=IF([$_data_.A337];[$_data_.A337];&quot;&quot;)">
            <text:p/>
          </table:table-cell>
          <table:table-cell table:formula="of:=IF([$_data_.V337]=&quot;&quot;;&quot;&quot;;[$_data_.V337])" table:number-columns-spanned="20" table:number-rows-spanned="1">
            <text:p/>
          </table:table-cell>
          <table:covered-table-cell table:formula="of:=IF(#REF!.[Kesä.C100]=&quot;&quot;;&quot;&quot;;#REF!.[Kesä.C100])" office:value-type="string" office:string-value="" calcext:value-type="error">
            <text:p>Err:508</text:p>
          </table:covered-table-cell>
          <table:covered-table-cell table:formula="of:=IF(#REF!.[Kesä.D100]=&quot;&quot;;&quot;&quot;;#REF!.[Kesä.D10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0]=&quot;&quot;;&quot;&quot;;#REF!.[Kesä.F100])" office:value-type="string" office:string-value="" calcext:value-type="error">
            <text:p>Err:508</text:p>
          </table:covered-table-cell>
          <table:covered-table-cell table:formula="of:=IF(#REF!.[Kesä.G100]=&quot;&quot;;&quot;&quot;;#REF!.[Kesä.G100])" office:value-type="string" office:string-value="" calcext:value-type="error">
            <text:p>Err:508</text:p>
          </table:covered-table-cell>
          <table:covered-table-cell table:formula="of:=IF(#REF!.[Kesä.H100]=&quot;&quot;;&quot;&quot;;#REF!.[Kesä.H100])" office:value-type="string" office:string-value="" calcext:value-type="error">
            <text:p>Err:508</text:p>
          </table:covered-table-cell>
          <table:covered-table-cell table:formula="of:=IF(#REF!.[Kesä.I100]=&quot;&quot;;&quot;&quot;;#REF!.[Kesä.I100])" office:value-type="string" office:string-value="" calcext:value-type="error">
            <text:p>Err:508</text:p>
          </table:covered-table-cell>
          <table:covered-table-cell table:formula="of:=IF(#REF!.[Kesä.J100]=&quot;&quot;;&quot;&quot;;#REF!.[Kesä.J100])" office:value-type="string" office:string-value="" calcext:value-type="error">
            <text:p>Err:508</text:p>
          </table:covered-table-cell>
          <table:covered-table-cell table:formula="of:=IF(#REF!.[Kesä.K100]=&quot;&quot;;&quot;&quot;;#REF!.[Kesä.K100])" office:value-type="string" office:string-value="" calcext:value-type="error">
            <text:p>Err:508</text:p>
          </table:covered-table-cell>
          <table:covered-table-cell table:formula="of:=IF(#REF!.[Kesä.L100]=&quot;&quot;;&quot;&quot;;#REF!.[Kesä.L100])" office:value-type="string" office:string-value="" calcext:value-type="error">
            <text:p>Err:508</text:p>
          </table:covered-table-cell>
          <table:covered-table-cell table:formula="of:=IF(#REF!.[Kesä.M100]=&quot;&quot;;&quot;&quot;;#REF!.[Kesä.M100])" office:value-type="string" office:string-value="" calcext:value-type="error">
            <text:p>Err:508</text:p>
          </table:covered-table-cell>
          <table:covered-table-cell table:formula="of:=IF(#REF!.[Kesä.N100]=&quot;&quot;;&quot;&quot;;#REF!.[Kesä.N100])" office:value-type="string" office:string-value="" calcext:value-type="error">
            <text:p>Err:508</text:p>
          </table:covered-table-cell>
          <table:covered-table-cell table:formula="of:=IF(#REF!.[Kesä.O100]=&quot;&quot;;&quot;&quot;;#REF!.[Kesä.O100])" office:value-type="string" office:string-value="" calcext:value-type="error">
            <text:p>Err:508</text:p>
          </table:covered-table-cell>
          <table:covered-table-cell table:formula="of:=IF(#REF!.[Kesä.P100]=&quot;&quot;;&quot;&quot;;#REF!.[Kesä.P100])" office:value-type="string" office:string-value="" calcext:value-type="error">
            <text:p>Err:508</text:p>
          </table:covered-table-cell>
          <table:covered-table-cell table:formula="of:=IF(#REF!.[Kesä.Q100]=&quot;&quot;;&quot;&quot;;#REF!.[Kesä.Q100])" office:value-type="string" office:string-value="" calcext:value-type="error">
            <text:p>Err:508</text:p>
          </table:covered-table-cell>
          <table:covered-table-cell table:formula="of:=IF(#REF!.[Kesä.R100]=&quot;&quot;;&quot;&quot;;#REF!.[Kesä.R100])" office:value-type="string" office:string-value="" calcext:value-type="error">
            <text:p>Err:508</text:p>
          </table:covered-table-cell>
          <table:covered-table-cell table:formula="of:=IF(#REF!.[Kesä.S100]=&quot;&quot;;&quot;&quot;;#REF!.[Kesä.S100])" office:value-type="string" office:string-value="" calcext:value-type="error">
            <text:p>Err:508</text:p>
          </table:covered-table-cell>
          <table:covered-table-cell table:formula="of:=IF(#REF!.[Kesä.T100]=&quot;&quot;;&quot;&quot;;#REF!.[Kesä.T100])" office:value-type="string" office:string-value="" calcext:value-type="error">
            <text:p>Err:508</text:p>
          </table:covered-table-cell>
          <table:covered-table-cell table:formula="of:=IF(#REF!.[Kesä.U100]=&quot;&quot;;&quot;&quot;;#REF!.[Kesä.U100])" office:value-type="string" office:string-value="" calcext:value-type="error">
            <text:p>Err:508</text:p>
          </table:covered-table-cell>
        </table:table-row>
        <table:table-row table:style-name="ro1">
          <table:table-cell table:formula="of:=IF([$_data_.A338];[$_data_.A338];&quot;&quot;)">
            <text:p/>
          </table:table-cell>
          <table:table-cell table:formula="of:=IF([$_data_.V338]=&quot;&quot;;&quot;&quot;;[$_data_.V338])" table:number-columns-spanned="20" table:number-rows-spanned="1">
            <text:p/>
          </table:table-cell>
          <table:covered-table-cell table:formula="of:=IF(#REF!.[Kesä.C101]=&quot;&quot;;&quot;&quot;;#REF!.[Kesä.C101])" office:value-type="string" office:string-value="" calcext:value-type="error">
            <text:p>Err:508</text:p>
          </table:covered-table-cell>
          <table:covered-table-cell table:formula="of:=IF(#REF!.[Kesä.D101]=&quot;&quot;;&quot;&quot;;#REF!.[Kesä.D10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1]=&quot;&quot;;&quot;&quot;;#REF!.[Kesä.F101])" office:value-type="string" office:string-value="" calcext:value-type="error">
            <text:p>Err:508</text:p>
          </table:covered-table-cell>
          <table:covered-table-cell table:formula="of:=IF(#REF!.[Kesä.G101]=&quot;&quot;;&quot;&quot;;#REF!.[Kesä.G101])" office:value-type="string" office:string-value="" calcext:value-type="error">
            <text:p>Err:508</text:p>
          </table:covered-table-cell>
          <table:covered-table-cell table:formula="of:=IF(#REF!.[Kesä.H101]=&quot;&quot;;&quot;&quot;;#REF!.[Kesä.H101])" office:value-type="string" office:string-value="" calcext:value-type="error">
            <text:p>Err:508</text:p>
          </table:covered-table-cell>
          <table:covered-table-cell table:formula="of:=IF(#REF!.[Kesä.I101]=&quot;&quot;;&quot;&quot;;#REF!.[Kesä.I101])" office:value-type="string" office:string-value="" calcext:value-type="error">
            <text:p>Err:508</text:p>
          </table:covered-table-cell>
          <table:covered-table-cell table:formula="of:=IF(#REF!.[Kesä.J101]=&quot;&quot;;&quot;&quot;;#REF!.[Kesä.J101])" office:value-type="string" office:string-value="" calcext:value-type="error">
            <text:p>Err:508</text:p>
          </table:covered-table-cell>
          <table:covered-table-cell table:formula="of:=IF(#REF!.[Kesä.K101]=&quot;&quot;;&quot;&quot;;#REF!.[Kesä.K101])" office:value-type="string" office:string-value="" calcext:value-type="error">
            <text:p>Err:508</text:p>
          </table:covered-table-cell>
          <table:covered-table-cell table:formula="of:=IF(#REF!.[Kesä.L101]=&quot;&quot;;&quot;&quot;;#REF!.[Kesä.L101])" office:value-type="string" office:string-value="" calcext:value-type="error">
            <text:p>Err:508</text:p>
          </table:covered-table-cell>
          <table:covered-table-cell table:formula="of:=IF(#REF!.[Kesä.M101]=&quot;&quot;;&quot;&quot;;#REF!.[Kesä.M101])" office:value-type="string" office:string-value="" calcext:value-type="error">
            <text:p>Err:508</text:p>
          </table:covered-table-cell>
          <table:covered-table-cell table:formula="of:=IF(#REF!.[Kesä.N101]=&quot;&quot;;&quot;&quot;;#REF!.[Kesä.N101])" office:value-type="string" office:string-value="" calcext:value-type="error">
            <text:p>Err:508</text:p>
          </table:covered-table-cell>
          <table:covered-table-cell table:formula="of:=IF(#REF!.[Kesä.O101]=&quot;&quot;;&quot;&quot;;#REF!.[Kesä.O101])" office:value-type="string" office:string-value="" calcext:value-type="error">
            <text:p>Err:508</text:p>
          </table:covered-table-cell>
          <table:covered-table-cell table:formula="of:=IF(#REF!.[Kesä.P101]=&quot;&quot;;&quot;&quot;;#REF!.[Kesä.P101])" office:value-type="string" office:string-value="" calcext:value-type="error">
            <text:p>Err:508</text:p>
          </table:covered-table-cell>
          <table:covered-table-cell table:formula="of:=IF(#REF!.[Kesä.Q101]=&quot;&quot;;&quot;&quot;;#REF!.[Kesä.Q101])" office:value-type="string" office:string-value="" calcext:value-type="error">
            <text:p>Err:508</text:p>
          </table:covered-table-cell>
          <table:covered-table-cell table:formula="of:=IF(#REF!.[Kesä.R101]=&quot;&quot;;&quot;&quot;;#REF!.[Kesä.R101])" office:value-type="string" office:string-value="" calcext:value-type="error">
            <text:p>Err:508</text:p>
          </table:covered-table-cell>
          <table:covered-table-cell table:formula="of:=IF(#REF!.[Kesä.S101]=&quot;&quot;;&quot;&quot;;#REF!.[Kesä.S101])" office:value-type="string" office:string-value="" calcext:value-type="error">
            <text:p>Err:508</text:p>
          </table:covered-table-cell>
          <table:covered-table-cell table:formula="of:=IF(#REF!.[Kesä.T101]=&quot;&quot;;&quot;&quot;;#REF!.[Kesä.T101])" office:value-type="string" office:string-value="" calcext:value-type="error">
            <text:p>Err:508</text:p>
          </table:covered-table-cell>
          <table:covered-table-cell table:formula="of:=IF(#REF!.[Kesä.U101]=&quot;&quot;;&quot;&quot;;#REF!.[Kesä.U101])" office:value-type="string" office:string-value="" calcext:value-type="error">
            <text:p>Err:508</text:p>
          </table:covered-table-cell>
        </table:table-row>
        <table:table-row table:style-name="ro1">
          <table:table-cell table:formula="of:=IF([$_data_.A339];[$_data_.A339];&quot;&quot;)">
            <text:p/>
          </table:table-cell>
          <table:table-cell table:formula="of:=IF([$_data_.V339]=&quot;&quot;;&quot;&quot;;[$_data_.V339])" table:number-columns-spanned="20" table:number-rows-spanned="1">
            <text:p/>
          </table:table-cell>
          <table:covered-table-cell table:formula="of:=IF(#REF!.[Kesä.C102]=&quot;&quot;;&quot;&quot;;#REF!.[Kesä.C102])" office:value-type="string" office:string-value="" calcext:value-type="error">
            <text:p>Err:508</text:p>
          </table:covered-table-cell>
          <table:covered-table-cell table:formula="of:=IF(#REF!.[Kesä.D102]=&quot;&quot;;&quot;&quot;;#REF!.[Kesä.D10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2]=&quot;&quot;;&quot;&quot;;#REF!.[Kesä.F102])" office:value-type="string" office:string-value="" calcext:value-type="error">
            <text:p>Err:508</text:p>
          </table:covered-table-cell>
          <table:covered-table-cell table:formula="of:=IF(#REF!.[Kesä.G102]=&quot;&quot;;&quot;&quot;;#REF!.[Kesä.G102])" office:value-type="string" office:string-value="" calcext:value-type="error">
            <text:p>Err:508</text:p>
          </table:covered-table-cell>
          <table:covered-table-cell table:formula="of:=IF(#REF!.[Kesä.H102]=&quot;&quot;;&quot;&quot;;#REF!.[Kesä.H102])" office:value-type="string" office:string-value="" calcext:value-type="error">
            <text:p>Err:508</text:p>
          </table:covered-table-cell>
          <table:covered-table-cell table:formula="of:=IF(#REF!.[Kesä.I102]=&quot;&quot;;&quot;&quot;;#REF!.[Kesä.I102])" office:value-type="string" office:string-value="" calcext:value-type="error">
            <text:p>Err:508</text:p>
          </table:covered-table-cell>
          <table:covered-table-cell table:formula="of:=IF(#REF!.[Kesä.J102]=&quot;&quot;;&quot;&quot;;#REF!.[Kesä.J102])" office:value-type="string" office:string-value="" calcext:value-type="error">
            <text:p>Err:508</text:p>
          </table:covered-table-cell>
          <table:covered-table-cell table:formula="of:=IF(#REF!.[Kesä.K102]=&quot;&quot;;&quot;&quot;;#REF!.[Kesä.K102])" office:value-type="string" office:string-value="" calcext:value-type="error">
            <text:p>Err:508</text:p>
          </table:covered-table-cell>
          <table:covered-table-cell table:formula="of:=IF(#REF!.[Kesä.L102]=&quot;&quot;;&quot;&quot;;#REF!.[Kesä.L102])" office:value-type="string" office:string-value="" calcext:value-type="error">
            <text:p>Err:508</text:p>
          </table:covered-table-cell>
          <table:covered-table-cell table:formula="of:=IF(#REF!.[Kesä.M102]=&quot;&quot;;&quot;&quot;;#REF!.[Kesä.M102])" office:value-type="string" office:string-value="" calcext:value-type="error">
            <text:p>Err:508</text:p>
          </table:covered-table-cell>
          <table:covered-table-cell table:formula="of:=IF(#REF!.[Kesä.N102]=&quot;&quot;;&quot;&quot;;#REF!.[Kesä.N102])" office:value-type="string" office:string-value="" calcext:value-type="error">
            <text:p>Err:508</text:p>
          </table:covered-table-cell>
          <table:covered-table-cell table:formula="of:=IF(#REF!.[Kesä.O102]=&quot;&quot;;&quot;&quot;;#REF!.[Kesä.O102])" office:value-type="string" office:string-value="" calcext:value-type="error">
            <text:p>Err:508</text:p>
          </table:covered-table-cell>
          <table:covered-table-cell table:formula="of:=IF(#REF!.[Kesä.P102]=&quot;&quot;;&quot;&quot;;#REF!.[Kesä.P102])" office:value-type="string" office:string-value="" calcext:value-type="error">
            <text:p>Err:508</text:p>
          </table:covered-table-cell>
          <table:covered-table-cell table:formula="of:=IF(#REF!.[Kesä.Q102]=&quot;&quot;;&quot;&quot;;#REF!.[Kesä.Q102])" office:value-type="string" office:string-value="" calcext:value-type="error">
            <text:p>Err:508</text:p>
          </table:covered-table-cell>
          <table:covered-table-cell table:formula="of:=IF(#REF!.[Kesä.R102]=&quot;&quot;;&quot;&quot;;#REF!.[Kesä.R102])" office:value-type="string" office:string-value="" calcext:value-type="error">
            <text:p>Err:508</text:p>
          </table:covered-table-cell>
          <table:covered-table-cell table:formula="of:=IF(#REF!.[Kesä.S102]=&quot;&quot;;&quot;&quot;;#REF!.[Kesä.S102])" office:value-type="string" office:string-value="" calcext:value-type="error">
            <text:p>Err:508</text:p>
          </table:covered-table-cell>
          <table:covered-table-cell table:formula="of:=IF(#REF!.[Kesä.T102]=&quot;&quot;;&quot;&quot;;#REF!.[Kesä.T102])" office:value-type="string" office:string-value="" calcext:value-type="error">
            <text:p>Err:508</text:p>
          </table:covered-table-cell>
          <table:covered-table-cell table:formula="of:=IF(#REF!.[Kesä.U102]=&quot;&quot;;&quot;&quot;;#REF!.[Kesä.U102])" office:value-type="string" office:string-value="" calcext:value-type="error">
            <text:p>Err:508</text:p>
          </table:covered-table-cell>
        </table:table-row>
        <table:table-row table:style-name="ro1">
          <table:table-cell table:formula="of:=IF([$_data_.A340];[$_data_.A340];&quot;&quot;)">
            <text:p/>
          </table:table-cell>
          <table:table-cell table:formula="of:=IF([$_data_.V340]=&quot;&quot;;&quot;&quot;;[$_data_.V340])" table:number-columns-spanned="20" table:number-rows-spanned="1">
            <text:p/>
          </table:table-cell>
          <table:covered-table-cell table:formula="of:=IF(#REF!.[Kesä.C103]=&quot;&quot;;&quot;&quot;;#REF!.[Kesä.C103])" office:value-type="string" office:string-value="" calcext:value-type="error">
            <text:p>Err:508</text:p>
          </table:covered-table-cell>
          <table:covered-table-cell table:formula="of:=IF(#REF!.[Kesä.D103]=&quot;&quot;;&quot;&quot;;#REF!.[Kesä.D10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3]=&quot;&quot;;&quot;&quot;;#REF!.[Kesä.F103])" office:value-type="string" office:string-value="" calcext:value-type="error">
            <text:p>Err:508</text:p>
          </table:covered-table-cell>
          <table:covered-table-cell table:formula="of:=IF(#REF!.[Kesä.G103]=&quot;&quot;;&quot;&quot;;#REF!.[Kesä.G103])" office:value-type="string" office:string-value="" calcext:value-type="error">
            <text:p>Err:508</text:p>
          </table:covered-table-cell>
          <table:covered-table-cell table:formula="of:=IF(#REF!.[Kesä.H103]=&quot;&quot;;&quot;&quot;;#REF!.[Kesä.H103])" office:value-type="string" office:string-value="" calcext:value-type="error">
            <text:p>Err:508</text:p>
          </table:covered-table-cell>
          <table:covered-table-cell table:formula="of:=IF(#REF!.[Kesä.I103]=&quot;&quot;;&quot;&quot;;#REF!.[Kesä.I103])" office:value-type="string" office:string-value="" calcext:value-type="error">
            <text:p>Err:508</text:p>
          </table:covered-table-cell>
          <table:covered-table-cell table:formula="of:=IF(#REF!.[Kesä.J103]=&quot;&quot;;&quot;&quot;;#REF!.[Kesä.J103])" office:value-type="string" office:string-value="" calcext:value-type="error">
            <text:p>Err:508</text:p>
          </table:covered-table-cell>
          <table:covered-table-cell table:formula="of:=IF(#REF!.[Kesä.K103]=&quot;&quot;;&quot;&quot;;#REF!.[Kesä.K103])" office:value-type="string" office:string-value="" calcext:value-type="error">
            <text:p>Err:508</text:p>
          </table:covered-table-cell>
          <table:covered-table-cell table:formula="of:=IF(#REF!.[Kesä.L103]=&quot;&quot;;&quot;&quot;;#REF!.[Kesä.L103])" office:value-type="string" office:string-value="" calcext:value-type="error">
            <text:p>Err:508</text:p>
          </table:covered-table-cell>
          <table:covered-table-cell table:formula="of:=IF(#REF!.[Kesä.M103]=&quot;&quot;;&quot;&quot;;#REF!.[Kesä.M103])" office:value-type="string" office:string-value="" calcext:value-type="error">
            <text:p>Err:508</text:p>
          </table:covered-table-cell>
          <table:covered-table-cell table:formula="of:=IF(#REF!.[Kesä.N103]=&quot;&quot;;&quot;&quot;;#REF!.[Kesä.N103])" office:value-type="string" office:string-value="" calcext:value-type="error">
            <text:p>Err:508</text:p>
          </table:covered-table-cell>
          <table:covered-table-cell table:formula="of:=IF(#REF!.[Kesä.O103]=&quot;&quot;;&quot;&quot;;#REF!.[Kesä.O103])" office:value-type="string" office:string-value="" calcext:value-type="error">
            <text:p>Err:508</text:p>
          </table:covered-table-cell>
          <table:covered-table-cell table:formula="of:=IF(#REF!.[Kesä.P103]=&quot;&quot;;&quot;&quot;;#REF!.[Kesä.P103])" office:value-type="string" office:string-value="" calcext:value-type="error">
            <text:p>Err:508</text:p>
          </table:covered-table-cell>
          <table:covered-table-cell table:formula="of:=IF(#REF!.[Kesä.Q103]=&quot;&quot;;&quot;&quot;;#REF!.[Kesä.Q103])" office:value-type="string" office:string-value="" calcext:value-type="error">
            <text:p>Err:508</text:p>
          </table:covered-table-cell>
          <table:covered-table-cell table:formula="of:=IF(#REF!.[Kesä.R103]=&quot;&quot;;&quot;&quot;;#REF!.[Kesä.R103])" office:value-type="string" office:string-value="" calcext:value-type="error">
            <text:p>Err:508</text:p>
          </table:covered-table-cell>
          <table:covered-table-cell table:formula="of:=IF(#REF!.[Kesä.S103]=&quot;&quot;;&quot;&quot;;#REF!.[Kesä.S103])" office:value-type="string" office:string-value="" calcext:value-type="error">
            <text:p>Err:508</text:p>
          </table:covered-table-cell>
          <table:covered-table-cell table:formula="of:=IF(#REF!.[Kesä.T103]=&quot;&quot;;&quot;&quot;;#REF!.[Kesä.T103])" office:value-type="string" office:string-value="" calcext:value-type="error">
            <text:p>Err:508</text:p>
          </table:covered-table-cell>
          <table:covered-table-cell table:formula="of:=IF(#REF!.[Kesä.U103]=&quot;&quot;;&quot;&quot;;#REF!.[Kesä.U103])" office:value-type="string" office:string-value="" calcext:value-type="error">
            <text:p>Err:508</text:p>
          </table:covered-table-cell>
        </table:table-row>
        <table:table-row table:style-name="ro1">
          <table:table-cell table:formula="of:=IF([$_data_.A341];[$_data_.A341];&quot;&quot;)">
            <text:p/>
          </table:table-cell>
          <table:table-cell table:formula="of:=IF([$_data_.V341]=&quot;&quot;;&quot;&quot;;[$_data_.V341])" table:number-columns-spanned="20" table:number-rows-spanned="1">
            <text:p/>
          </table:table-cell>
          <table:covered-table-cell table:formula="of:=IF(#REF!.[Kesä.C104]=&quot;&quot;;&quot;&quot;;#REF!.[Kesä.C104])" office:value-type="string" office:string-value="" calcext:value-type="error">
            <text:p>Err:508</text:p>
          </table:covered-table-cell>
          <table:covered-table-cell table:formula="of:=IF(#REF!.[Kesä.D104]=&quot;&quot;;&quot;&quot;;#REF!.[Kesä.D10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4]=&quot;&quot;;&quot;&quot;;#REF!.[Kesä.F104])" office:value-type="string" office:string-value="" calcext:value-type="error">
            <text:p>Err:508</text:p>
          </table:covered-table-cell>
          <table:covered-table-cell table:formula="of:=IF(#REF!.[Kesä.G104]=&quot;&quot;;&quot;&quot;;#REF!.[Kesä.G104])" office:value-type="string" office:string-value="" calcext:value-type="error">
            <text:p>Err:508</text:p>
          </table:covered-table-cell>
          <table:covered-table-cell table:formula="of:=IF(#REF!.[Kesä.H104]=&quot;&quot;;&quot;&quot;;#REF!.[Kesä.H104])" office:value-type="string" office:string-value="" calcext:value-type="error">
            <text:p>Err:508</text:p>
          </table:covered-table-cell>
          <table:covered-table-cell table:formula="of:=IF(#REF!.[Kesä.I104]=&quot;&quot;;&quot;&quot;;#REF!.[Kesä.I104])" office:value-type="string" office:string-value="" calcext:value-type="error">
            <text:p>Err:508</text:p>
          </table:covered-table-cell>
          <table:covered-table-cell table:formula="of:=IF(#REF!.[Kesä.J104]=&quot;&quot;;&quot;&quot;;#REF!.[Kesä.J104])" office:value-type="string" office:string-value="" calcext:value-type="error">
            <text:p>Err:508</text:p>
          </table:covered-table-cell>
          <table:covered-table-cell table:formula="of:=IF(#REF!.[Kesä.K104]=&quot;&quot;;&quot;&quot;;#REF!.[Kesä.K104])" office:value-type="string" office:string-value="" calcext:value-type="error">
            <text:p>Err:508</text:p>
          </table:covered-table-cell>
          <table:covered-table-cell table:formula="of:=IF(#REF!.[Kesä.L104]=&quot;&quot;;&quot;&quot;;#REF!.[Kesä.L104])" office:value-type="string" office:string-value="" calcext:value-type="error">
            <text:p>Err:508</text:p>
          </table:covered-table-cell>
          <table:covered-table-cell table:formula="of:=IF(#REF!.[Kesä.M104]=&quot;&quot;;&quot;&quot;;#REF!.[Kesä.M104])" office:value-type="string" office:string-value="" calcext:value-type="error">
            <text:p>Err:508</text:p>
          </table:covered-table-cell>
          <table:covered-table-cell table:formula="of:=IF(#REF!.[Kesä.N104]=&quot;&quot;;&quot;&quot;;#REF!.[Kesä.N104])" office:value-type="string" office:string-value="" calcext:value-type="error">
            <text:p>Err:508</text:p>
          </table:covered-table-cell>
          <table:covered-table-cell table:formula="of:=IF(#REF!.[Kesä.O104]=&quot;&quot;;&quot;&quot;;#REF!.[Kesä.O104])" office:value-type="string" office:string-value="" calcext:value-type="error">
            <text:p>Err:508</text:p>
          </table:covered-table-cell>
          <table:covered-table-cell table:formula="of:=IF(#REF!.[Kesä.P104]=&quot;&quot;;&quot;&quot;;#REF!.[Kesä.P104])" office:value-type="string" office:string-value="" calcext:value-type="error">
            <text:p>Err:508</text:p>
          </table:covered-table-cell>
          <table:covered-table-cell table:formula="of:=IF(#REF!.[Kesä.Q104]=&quot;&quot;;&quot;&quot;;#REF!.[Kesä.Q104])" office:value-type="string" office:string-value="" calcext:value-type="error">
            <text:p>Err:508</text:p>
          </table:covered-table-cell>
          <table:covered-table-cell table:formula="of:=IF(#REF!.[Kesä.R104]=&quot;&quot;;&quot;&quot;;#REF!.[Kesä.R104])" office:value-type="string" office:string-value="" calcext:value-type="error">
            <text:p>Err:508</text:p>
          </table:covered-table-cell>
          <table:covered-table-cell table:formula="of:=IF(#REF!.[Kesä.S104]=&quot;&quot;;&quot;&quot;;#REF!.[Kesä.S104])" office:value-type="string" office:string-value="" calcext:value-type="error">
            <text:p>Err:508</text:p>
          </table:covered-table-cell>
          <table:covered-table-cell table:formula="of:=IF(#REF!.[Kesä.T104]=&quot;&quot;;&quot;&quot;;#REF!.[Kesä.T104])" office:value-type="string" office:string-value="" calcext:value-type="error">
            <text:p>Err:508</text:p>
          </table:covered-table-cell>
          <table:covered-table-cell table:formula="of:=IF(#REF!.[Kesä.U104]=&quot;&quot;;&quot;&quot;;#REF!.[Kesä.U104])" office:value-type="string" office:string-value="" calcext:value-type="error">
            <text:p>Err:508</text:p>
          </table:covered-table-cell>
        </table:table-row>
        <table:table-row table:style-name="ro1">
          <table:table-cell table:formula="of:=IF([$_data_.A342];[$_data_.A342];&quot;&quot;)">
            <text:p/>
          </table:table-cell>
          <table:table-cell table:formula="of:=IF([$_data_.V342]=&quot;&quot;;&quot;&quot;;[$_data_.V342])" table:number-columns-spanned="20" table:number-rows-spanned="1">
            <text:p/>
          </table:table-cell>
          <table:covered-table-cell table:formula="of:=IF(#REF!.[Kesä.C105]=&quot;&quot;;&quot;&quot;;#REF!.[Kesä.C105])" office:value-type="string" office:string-value="" calcext:value-type="error">
            <text:p>Err:508</text:p>
          </table:covered-table-cell>
          <table:covered-table-cell table:formula="of:=IF(#REF!.[Kesä.D105]=&quot;&quot;;&quot;&quot;;#REF!.[Kesä.D10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5]=&quot;&quot;;&quot;&quot;;#REF!.[Kesä.F105])" office:value-type="string" office:string-value="" calcext:value-type="error">
            <text:p>Err:508</text:p>
          </table:covered-table-cell>
          <table:covered-table-cell table:formula="of:=IF(#REF!.[Kesä.G105]=&quot;&quot;;&quot;&quot;;#REF!.[Kesä.G105])" office:value-type="string" office:string-value="" calcext:value-type="error">
            <text:p>Err:508</text:p>
          </table:covered-table-cell>
          <table:covered-table-cell table:formula="of:=IF(#REF!.[Kesä.H105]=&quot;&quot;;&quot;&quot;;#REF!.[Kesä.H105])" office:value-type="string" office:string-value="" calcext:value-type="error">
            <text:p>Err:508</text:p>
          </table:covered-table-cell>
          <table:covered-table-cell table:formula="of:=IF(#REF!.[Kesä.I105]=&quot;&quot;;&quot;&quot;;#REF!.[Kesä.I105])" office:value-type="string" office:string-value="" calcext:value-type="error">
            <text:p>Err:508</text:p>
          </table:covered-table-cell>
          <table:covered-table-cell table:formula="of:=IF(#REF!.[Kesä.J105]=&quot;&quot;;&quot;&quot;;#REF!.[Kesä.J105])" office:value-type="string" office:string-value="" calcext:value-type="error">
            <text:p>Err:508</text:p>
          </table:covered-table-cell>
          <table:covered-table-cell table:formula="of:=IF(#REF!.[Kesä.K105]=&quot;&quot;;&quot;&quot;;#REF!.[Kesä.K105])" office:value-type="string" office:string-value="" calcext:value-type="error">
            <text:p>Err:508</text:p>
          </table:covered-table-cell>
          <table:covered-table-cell table:formula="of:=IF(#REF!.[Kesä.L105]=&quot;&quot;;&quot;&quot;;#REF!.[Kesä.L105])" office:value-type="string" office:string-value="" calcext:value-type="error">
            <text:p>Err:508</text:p>
          </table:covered-table-cell>
          <table:covered-table-cell table:formula="of:=IF(#REF!.[Kesä.M105]=&quot;&quot;;&quot;&quot;;#REF!.[Kesä.M105])" office:value-type="string" office:string-value="" calcext:value-type="error">
            <text:p>Err:508</text:p>
          </table:covered-table-cell>
          <table:covered-table-cell table:formula="of:=IF(#REF!.[Kesä.N105]=&quot;&quot;;&quot;&quot;;#REF!.[Kesä.N105])" office:value-type="string" office:string-value="" calcext:value-type="error">
            <text:p>Err:508</text:p>
          </table:covered-table-cell>
          <table:covered-table-cell table:formula="of:=IF(#REF!.[Kesä.O105]=&quot;&quot;;&quot;&quot;;#REF!.[Kesä.O105])" office:value-type="string" office:string-value="" calcext:value-type="error">
            <text:p>Err:508</text:p>
          </table:covered-table-cell>
          <table:covered-table-cell table:formula="of:=IF(#REF!.[Kesä.P105]=&quot;&quot;;&quot;&quot;;#REF!.[Kesä.P105])" office:value-type="string" office:string-value="" calcext:value-type="error">
            <text:p>Err:508</text:p>
          </table:covered-table-cell>
          <table:covered-table-cell table:formula="of:=IF(#REF!.[Kesä.Q105]=&quot;&quot;;&quot;&quot;;#REF!.[Kesä.Q105])" office:value-type="string" office:string-value="" calcext:value-type="error">
            <text:p>Err:508</text:p>
          </table:covered-table-cell>
          <table:covered-table-cell table:formula="of:=IF(#REF!.[Kesä.R105]=&quot;&quot;;&quot;&quot;;#REF!.[Kesä.R105])" office:value-type="string" office:string-value="" calcext:value-type="error">
            <text:p>Err:508</text:p>
          </table:covered-table-cell>
          <table:covered-table-cell table:formula="of:=IF(#REF!.[Kesä.S105]=&quot;&quot;;&quot;&quot;;#REF!.[Kesä.S105])" office:value-type="string" office:string-value="" calcext:value-type="error">
            <text:p>Err:508</text:p>
          </table:covered-table-cell>
          <table:covered-table-cell table:formula="of:=IF(#REF!.[Kesä.T105]=&quot;&quot;;&quot;&quot;;#REF!.[Kesä.T105])" office:value-type="string" office:string-value="" calcext:value-type="error">
            <text:p>Err:508</text:p>
          </table:covered-table-cell>
          <table:covered-table-cell table:formula="of:=IF(#REF!.[Kesä.U105]=&quot;&quot;;&quot;&quot;;#REF!.[Kesä.U105])" office:value-type="string" office:string-value="" calcext:value-type="error">
            <text:p>Err:508</text:p>
          </table:covered-table-cell>
        </table:table-row>
        <table:table-row table:style-name="ro1">
          <table:table-cell table:formula="of:=IF([$_data_.A343];[$_data_.A343];&quot;&quot;)">
            <text:p/>
          </table:table-cell>
          <table:table-cell table:formula="of:=IF([$_data_.V343]=&quot;&quot;;&quot;&quot;;[$_data_.V343])" table:number-columns-spanned="20" table:number-rows-spanned="1">
            <text:p/>
          </table:table-cell>
          <table:covered-table-cell table:formula="of:=IF(#REF!.[Kesä.C106]=&quot;&quot;;&quot;&quot;;#REF!.[Kesä.C106])" office:value-type="string" office:string-value="" calcext:value-type="error">
            <text:p>Err:508</text:p>
          </table:covered-table-cell>
          <table:covered-table-cell table:formula="of:=IF(#REF!.[Kesä.D106]=&quot;&quot;;&quot;&quot;;#REF!.[Kesä.D10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6]=&quot;&quot;;&quot;&quot;;#REF!.[Kesä.F106])" office:value-type="string" office:string-value="" calcext:value-type="error">
            <text:p>Err:508</text:p>
          </table:covered-table-cell>
          <table:covered-table-cell table:formula="of:=IF(#REF!.[Kesä.G106]=&quot;&quot;;&quot;&quot;;#REF!.[Kesä.G106])" office:value-type="string" office:string-value="" calcext:value-type="error">
            <text:p>Err:508</text:p>
          </table:covered-table-cell>
          <table:covered-table-cell table:formula="of:=IF(#REF!.[Kesä.H106]=&quot;&quot;;&quot;&quot;;#REF!.[Kesä.H106])" office:value-type="string" office:string-value="" calcext:value-type="error">
            <text:p>Err:508</text:p>
          </table:covered-table-cell>
          <table:covered-table-cell table:formula="of:=IF(#REF!.[Kesä.I106]=&quot;&quot;;&quot;&quot;;#REF!.[Kesä.I106])" office:value-type="string" office:string-value="" calcext:value-type="error">
            <text:p>Err:508</text:p>
          </table:covered-table-cell>
          <table:covered-table-cell table:formula="of:=IF(#REF!.[Kesä.J106]=&quot;&quot;;&quot;&quot;;#REF!.[Kesä.J106])" office:value-type="string" office:string-value="" calcext:value-type="error">
            <text:p>Err:508</text:p>
          </table:covered-table-cell>
          <table:covered-table-cell table:formula="of:=IF(#REF!.[Kesä.K106]=&quot;&quot;;&quot;&quot;;#REF!.[Kesä.K106])" office:value-type="string" office:string-value="" calcext:value-type="error">
            <text:p>Err:508</text:p>
          </table:covered-table-cell>
          <table:covered-table-cell table:formula="of:=IF(#REF!.[Kesä.L106]=&quot;&quot;;&quot;&quot;;#REF!.[Kesä.L106])" office:value-type="string" office:string-value="" calcext:value-type="error">
            <text:p>Err:508</text:p>
          </table:covered-table-cell>
          <table:covered-table-cell table:formula="of:=IF(#REF!.[Kesä.M106]=&quot;&quot;;&quot;&quot;;#REF!.[Kesä.M106])" office:value-type="string" office:string-value="" calcext:value-type="error">
            <text:p>Err:508</text:p>
          </table:covered-table-cell>
          <table:covered-table-cell table:formula="of:=IF(#REF!.[Kesä.N106]=&quot;&quot;;&quot;&quot;;#REF!.[Kesä.N106])" office:value-type="string" office:string-value="" calcext:value-type="error">
            <text:p>Err:508</text:p>
          </table:covered-table-cell>
          <table:covered-table-cell table:formula="of:=IF(#REF!.[Kesä.O106]=&quot;&quot;;&quot;&quot;;#REF!.[Kesä.O106])" office:value-type="string" office:string-value="" calcext:value-type="error">
            <text:p>Err:508</text:p>
          </table:covered-table-cell>
          <table:covered-table-cell table:formula="of:=IF(#REF!.[Kesä.P106]=&quot;&quot;;&quot;&quot;;#REF!.[Kesä.P106])" office:value-type="string" office:string-value="" calcext:value-type="error">
            <text:p>Err:508</text:p>
          </table:covered-table-cell>
          <table:covered-table-cell table:formula="of:=IF(#REF!.[Kesä.Q106]=&quot;&quot;;&quot;&quot;;#REF!.[Kesä.Q106])" office:value-type="string" office:string-value="" calcext:value-type="error">
            <text:p>Err:508</text:p>
          </table:covered-table-cell>
          <table:covered-table-cell table:formula="of:=IF(#REF!.[Kesä.R106]=&quot;&quot;;&quot;&quot;;#REF!.[Kesä.R106])" office:value-type="string" office:string-value="" calcext:value-type="error">
            <text:p>Err:508</text:p>
          </table:covered-table-cell>
          <table:covered-table-cell table:formula="of:=IF(#REF!.[Kesä.S106]=&quot;&quot;;&quot;&quot;;#REF!.[Kesä.S106])" office:value-type="string" office:string-value="" calcext:value-type="error">
            <text:p>Err:508</text:p>
          </table:covered-table-cell>
          <table:covered-table-cell table:formula="of:=IF(#REF!.[Kesä.T106]=&quot;&quot;;&quot;&quot;;#REF!.[Kesä.T106])" office:value-type="string" office:string-value="" calcext:value-type="error">
            <text:p>Err:508</text:p>
          </table:covered-table-cell>
          <table:covered-table-cell table:formula="of:=IF(#REF!.[Kesä.U106]=&quot;&quot;;&quot;&quot;;#REF!.[Kesä.U106])" office:value-type="string" office:string-value="" calcext:value-type="error">
            <text:p>Err:508</text:p>
          </table:covered-table-cell>
        </table:table-row>
        <table:table-row table:style-name="ro1">
          <table:table-cell table:formula="of:=IF([$_data_.A344];[$_data_.A344];&quot;&quot;)">
            <text:p/>
          </table:table-cell>
          <table:table-cell table:formula="of:=IF([$_data_.V344]=&quot;&quot;;&quot;&quot;;[$_data_.V344])" table:number-columns-spanned="20" table:number-rows-spanned="1">
            <text:p/>
          </table:table-cell>
          <table:covered-table-cell table:formula="of:=IF(#REF!.[Kesä.C107]=&quot;&quot;;&quot;&quot;;#REF!.[Kesä.C107])" office:value-type="string" office:string-value="" calcext:value-type="error">
            <text:p>Err:508</text:p>
          </table:covered-table-cell>
          <table:covered-table-cell table:formula="of:=IF(#REF!.[Kesä.D107]=&quot;&quot;;&quot;&quot;;#REF!.[Kesä.D10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7]=&quot;&quot;;&quot;&quot;;#REF!.[Kesä.F107])" office:value-type="string" office:string-value="" calcext:value-type="error">
            <text:p>Err:508</text:p>
          </table:covered-table-cell>
          <table:covered-table-cell table:formula="of:=IF(#REF!.[Kesä.G107]=&quot;&quot;;&quot;&quot;;#REF!.[Kesä.G107])" office:value-type="string" office:string-value="" calcext:value-type="error">
            <text:p>Err:508</text:p>
          </table:covered-table-cell>
          <table:covered-table-cell table:formula="of:=IF(#REF!.[Kesä.H107]=&quot;&quot;;&quot;&quot;;#REF!.[Kesä.H107])" office:value-type="string" office:string-value="" calcext:value-type="error">
            <text:p>Err:508</text:p>
          </table:covered-table-cell>
          <table:covered-table-cell table:formula="of:=IF(#REF!.[Kesä.I107]=&quot;&quot;;&quot;&quot;;#REF!.[Kesä.I107])" office:value-type="string" office:string-value="" calcext:value-type="error">
            <text:p>Err:508</text:p>
          </table:covered-table-cell>
          <table:covered-table-cell table:formula="of:=IF(#REF!.[Kesä.J107]=&quot;&quot;;&quot;&quot;;#REF!.[Kesä.J107])" office:value-type="string" office:string-value="" calcext:value-type="error">
            <text:p>Err:508</text:p>
          </table:covered-table-cell>
          <table:covered-table-cell table:formula="of:=IF(#REF!.[Kesä.K107]=&quot;&quot;;&quot;&quot;;#REF!.[Kesä.K107])" office:value-type="string" office:string-value="" calcext:value-type="error">
            <text:p>Err:508</text:p>
          </table:covered-table-cell>
          <table:covered-table-cell table:formula="of:=IF(#REF!.[Kesä.L107]=&quot;&quot;;&quot;&quot;;#REF!.[Kesä.L107])" office:value-type="string" office:string-value="" calcext:value-type="error">
            <text:p>Err:508</text:p>
          </table:covered-table-cell>
          <table:covered-table-cell table:formula="of:=IF(#REF!.[Kesä.M107]=&quot;&quot;;&quot;&quot;;#REF!.[Kesä.M107])" office:value-type="string" office:string-value="" calcext:value-type="error">
            <text:p>Err:508</text:p>
          </table:covered-table-cell>
          <table:covered-table-cell table:formula="of:=IF(#REF!.[Kesä.N107]=&quot;&quot;;&quot;&quot;;#REF!.[Kesä.N107])" office:value-type="string" office:string-value="" calcext:value-type="error">
            <text:p>Err:508</text:p>
          </table:covered-table-cell>
          <table:covered-table-cell table:formula="of:=IF(#REF!.[Kesä.O107]=&quot;&quot;;&quot;&quot;;#REF!.[Kesä.O107])" office:value-type="string" office:string-value="" calcext:value-type="error">
            <text:p>Err:508</text:p>
          </table:covered-table-cell>
          <table:covered-table-cell table:formula="of:=IF(#REF!.[Kesä.P107]=&quot;&quot;;&quot;&quot;;#REF!.[Kesä.P107])" office:value-type="string" office:string-value="" calcext:value-type="error">
            <text:p>Err:508</text:p>
          </table:covered-table-cell>
          <table:covered-table-cell table:formula="of:=IF(#REF!.[Kesä.Q107]=&quot;&quot;;&quot;&quot;;#REF!.[Kesä.Q107])" office:value-type="string" office:string-value="" calcext:value-type="error">
            <text:p>Err:508</text:p>
          </table:covered-table-cell>
          <table:covered-table-cell table:formula="of:=IF(#REF!.[Kesä.R107]=&quot;&quot;;&quot;&quot;;#REF!.[Kesä.R107])" office:value-type="string" office:string-value="" calcext:value-type="error">
            <text:p>Err:508</text:p>
          </table:covered-table-cell>
          <table:covered-table-cell table:formula="of:=IF(#REF!.[Kesä.S107]=&quot;&quot;;&quot;&quot;;#REF!.[Kesä.S107])" office:value-type="string" office:string-value="" calcext:value-type="error">
            <text:p>Err:508</text:p>
          </table:covered-table-cell>
          <table:covered-table-cell table:formula="of:=IF(#REF!.[Kesä.T107]=&quot;&quot;;&quot;&quot;;#REF!.[Kesä.T107])" office:value-type="string" office:string-value="" calcext:value-type="error">
            <text:p>Err:508</text:p>
          </table:covered-table-cell>
          <table:covered-table-cell table:formula="of:=IF(#REF!.[Kesä.U107]=&quot;&quot;;&quot;&quot;;#REF!.[Kesä.U107])" office:value-type="string" office:string-value="" calcext:value-type="error">
            <text:p>Err:508</text:p>
          </table:covered-table-cell>
        </table:table-row>
        <table:table-row table:style-name="ro1">
          <table:table-cell table:formula="of:=IF([$_data_.A345];[$_data_.A345];&quot;&quot;)">
            <text:p/>
          </table:table-cell>
          <table:table-cell table:formula="of:=IF([$_data_.V345]=&quot;&quot;;&quot;&quot;;[$_data_.V345])" table:number-columns-spanned="20" table:number-rows-spanned="1">
            <text:p/>
          </table:table-cell>
          <table:covered-table-cell table:formula="of:=IF(#REF!.[Kesä.C108]=&quot;&quot;;&quot;&quot;;#REF!.[Kesä.C108])" office:value-type="string" office:string-value="" calcext:value-type="error">
            <text:p>Err:508</text:p>
          </table:covered-table-cell>
          <table:covered-table-cell table:formula="of:=IF(#REF!.[Kesä.D108]=&quot;&quot;;&quot;&quot;;#REF!.[Kesä.D108])"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8]=&quot;&quot;;&quot;&quot;;#REF!.[Kesä.F108])" office:value-type="string" office:string-value="" calcext:value-type="error">
            <text:p>Err:508</text:p>
          </table:covered-table-cell>
          <table:covered-table-cell table:formula="of:=IF(#REF!.[Kesä.G108]=&quot;&quot;;&quot;&quot;;#REF!.[Kesä.G108])" office:value-type="string" office:string-value="" calcext:value-type="error">
            <text:p>Err:508</text:p>
          </table:covered-table-cell>
          <table:covered-table-cell table:formula="of:=IF(#REF!.[Kesä.H108]=&quot;&quot;;&quot;&quot;;#REF!.[Kesä.H108])" office:value-type="string" office:string-value="" calcext:value-type="error">
            <text:p>Err:508</text:p>
          </table:covered-table-cell>
          <table:covered-table-cell table:formula="of:=IF(#REF!.[Kesä.I108]=&quot;&quot;;&quot;&quot;;#REF!.[Kesä.I108])" office:value-type="string" office:string-value="" calcext:value-type="error">
            <text:p>Err:508</text:p>
          </table:covered-table-cell>
          <table:covered-table-cell table:formula="of:=IF(#REF!.[Kesä.J108]=&quot;&quot;;&quot;&quot;;#REF!.[Kesä.J108])" office:value-type="string" office:string-value="" calcext:value-type="error">
            <text:p>Err:508</text:p>
          </table:covered-table-cell>
          <table:covered-table-cell table:formula="of:=IF(#REF!.[Kesä.K108]=&quot;&quot;;&quot;&quot;;#REF!.[Kesä.K108])" office:value-type="string" office:string-value="" calcext:value-type="error">
            <text:p>Err:508</text:p>
          </table:covered-table-cell>
          <table:covered-table-cell table:formula="of:=IF(#REF!.[Kesä.L108]=&quot;&quot;;&quot;&quot;;#REF!.[Kesä.L108])" office:value-type="string" office:string-value="" calcext:value-type="error">
            <text:p>Err:508</text:p>
          </table:covered-table-cell>
          <table:covered-table-cell table:formula="of:=IF(#REF!.[Kesä.M108]=&quot;&quot;;&quot;&quot;;#REF!.[Kesä.M108])" office:value-type="string" office:string-value="" calcext:value-type="error">
            <text:p>Err:508</text:p>
          </table:covered-table-cell>
          <table:covered-table-cell table:formula="of:=IF(#REF!.[Kesä.N108]=&quot;&quot;;&quot;&quot;;#REF!.[Kesä.N108])" office:value-type="string" office:string-value="" calcext:value-type="error">
            <text:p>Err:508</text:p>
          </table:covered-table-cell>
          <table:covered-table-cell table:formula="of:=IF(#REF!.[Kesä.O108]=&quot;&quot;;&quot;&quot;;#REF!.[Kesä.O108])" office:value-type="string" office:string-value="" calcext:value-type="error">
            <text:p>Err:508</text:p>
          </table:covered-table-cell>
          <table:covered-table-cell table:formula="of:=IF(#REF!.[Kesä.P108]=&quot;&quot;;&quot;&quot;;#REF!.[Kesä.P108])" office:value-type="string" office:string-value="" calcext:value-type="error">
            <text:p>Err:508</text:p>
          </table:covered-table-cell>
          <table:covered-table-cell table:formula="of:=IF(#REF!.[Kesä.Q108]=&quot;&quot;;&quot;&quot;;#REF!.[Kesä.Q108])" office:value-type="string" office:string-value="" calcext:value-type="error">
            <text:p>Err:508</text:p>
          </table:covered-table-cell>
          <table:covered-table-cell table:formula="of:=IF(#REF!.[Kesä.R108]=&quot;&quot;;&quot;&quot;;#REF!.[Kesä.R108])" office:value-type="string" office:string-value="" calcext:value-type="error">
            <text:p>Err:508</text:p>
          </table:covered-table-cell>
          <table:covered-table-cell table:formula="of:=IF(#REF!.[Kesä.S108]=&quot;&quot;;&quot;&quot;;#REF!.[Kesä.S108])" office:value-type="string" office:string-value="" calcext:value-type="error">
            <text:p>Err:508</text:p>
          </table:covered-table-cell>
          <table:covered-table-cell table:formula="of:=IF(#REF!.[Kesä.T108]=&quot;&quot;;&quot;&quot;;#REF!.[Kesä.T108])" office:value-type="string" office:string-value="" calcext:value-type="error">
            <text:p>Err:508</text:p>
          </table:covered-table-cell>
          <table:covered-table-cell table:formula="of:=IF(#REF!.[Kesä.U108]=&quot;&quot;;&quot;&quot;;#REF!.[Kesä.U108])" office:value-type="string" office:string-value="" calcext:value-type="error">
            <text:p>Err:508</text:p>
          </table:covered-table-cell>
        </table:table-row>
        <table:table-row table:style-name="ro1">
          <table:table-cell table:formula="of:=IF([$_data_.A346];[$_data_.A346];&quot;&quot;)">
            <text:p/>
          </table:table-cell>
          <table:table-cell table:formula="of:=IF([$_data_.V346]=&quot;&quot;;&quot;&quot;;[$_data_.V346])" table:number-columns-spanned="20" table:number-rows-spanned="1">
            <text:p/>
          </table:table-cell>
          <table:covered-table-cell table:formula="of:=IF(#REF!.[Kesä.C109]=&quot;&quot;;&quot;&quot;;#REF!.[Kesä.C109])" office:value-type="string" office:string-value="" calcext:value-type="error">
            <text:p>Err:508</text:p>
          </table:covered-table-cell>
          <table:covered-table-cell table:formula="of:=IF(#REF!.[Kesä.D109]=&quot;&quot;;&quot;&quot;;#REF!.[Kesä.D109])"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09]=&quot;&quot;;&quot;&quot;;#REF!.[Kesä.F109])" office:value-type="string" office:string-value="" calcext:value-type="error">
            <text:p>Err:508</text:p>
          </table:covered-table-cell>
          <table:covered-table-cell table:formula="of:=IF(#REF!.[Kesä.G109]=&quot;&quot;;&quot;&quot;;#REF!.[Kesä.G109])" office:value-type="string" office:string-value="" calcext:value-type="error">
            <text:p>Err:508</text:p>
          </table:covered-table-cell>
          <table:covered-table-cell table:formula="of:=IF(#REF!.[Kesä.H109]=&quot;&quot;;&quot;&quot;;#REF!.[Kesä.H109])" office:value-type="string" office:string-value="" calcext:value-type="error">
            <text:p>Err:508</text:p>
          </table:covered-table-cell>
          <table:covered-table-cell table:formula="of:=IF(#REF!.[Kesä.I109]=&quot;&quot;;&quot;&quot;;#REF!.[Kesä.I109])" office:value-type="string" office:string-value="" calcext:value-type="error">
            <text:p>Err:508</text:p>
          </table:covered-table-cell>
          <table:covered-table-cell table:formula="of:=IF(#REF!.[Kesä.J109]=&quot;&quot;;&quot;&quot;;#REF!.[Kesä.J109])" office:value-type="string" office:string-value="" calcext:value-type="error">
            <text:p>Err:508</text:p>
          </table:covered-table-cell>
          <table:covered-table-cell table:formula="of:=IF(#REF!.[Kesä.K109]=&quot;&quot;;&quot;&quot;;#REF!.[Kesä.K109])" office:value-type="string" office:string-value="" calcext:value-type="error">
            <text:p>Err:508</text:p>
          </table:covered-table-cell>
          <table:covered-table-cell table:formula="of:=IF(#REF!.[Kesä.L109]=&quot;&quot;;&quot;&quot;;#REF!.[Kesä.L109])" office:value-type="string" office:string-value="" calcext:value-type="error">
            <text:p>Err:508</text:p>
          </table:covered-table-cell>
          <table:covered-table-cell table:formula="of:=IF(#REF!.[Kesä.M109]=&quot;&quot;;&quot;&quot;;#REF!.[Kesä.M109])" office:value-type="string" office:string-value="" calcext:value-type="error">
            <text:p>Err:508</text:p>
          </table:covered-table-cell>
          <table:covered-table-cell table:formula="of:=IF(#REF!.[Kesä.N109]=&quot;&quot;;&quot;&quot;;#REF!.[Kesä.N109])" office:value-type="string" office:string-value="" calcext:value-type="error">
            <text:p>Err:508</text:p>
          </table:covered-table-cell>
          <table:covered-table-cell table:formula="of:=IF(#REF!.[Kesä.O109]=&quot;&quot;;&quot;&quot;;#REF!.[Kesä.O109])" office:value-type="string" office:string-value="" calcext:value-type="error">
            <text:p>Err:508</text:p>
          </table:covered-table-cell>
          <table:covered-table-cell table:formula="of:=IF(#REF!.[Kesä.P109]=&quot;&quot;;&quot;&quot;;#REF!.[Kesä.P109])" office:value-type="string" office:string-value="" calcext:value-type="error">
            <text:p>Err:508</text:p>
          </table:covered-table-cell>
          <table:covered-table-cell table:formula="of:=IF(#REF!.[Kesä.Q109]=&quot;&quot;;&quot;&quot;;#REF!.[Kesä.Q109])" office:value-type="string" office:string-value="" calcext:value-type="error">
            <text:p>Err:508</text:p>
          </table:covered-table-cell>
          <table:covered-table-cell table:formula="of:=IF(#REF!.[Kesä.R109]=&quot;&quot;;&quot;&quot;;#REF!.[Kesä.R109])" office:value-type="string" office:string-value="" calcext:value-type="error">
            <text:p>Err:508</text:p>
          </table:covered-table-cell>
          <table:covered-table-cell table:formula="of:=IF(#REF!.[Kesä.S109]=&quot;&quot;;&quot;&quot;;#REF!.[Kesä.S109])" office:value-type="string" office:string-value="" calcext:value-type="error">
            <text:p>Err:508</text:p>
          </table:covered-table-cell>
          <table:covered-table-cell table:formula="of:=IF(#REF!.[Kesä.T109]=&quot;&quot;;&quot;&quot;;#REF!.[Kesä.T109])" office:value-type="string" office:string-value="" calcext:value-type="error">
            <text:p>Err:508</text:p>
          </table:covered-table-cell>
          <table:covered-table-cell table:formula="of:=IF(#REF!.[Kesä.U109]=&quot;&quot;;&quot;&quot;;#REF!.[Kesä.U109])" office:value-type="string" office:string-value="" calcext:value-type="error">
            <text:p>Err:508</text:p>
          </table:covered-table-cell>
        </table:table-row>
        <table:table-row table:style-name="ro1">
          <table:table-cell table:formula="of:=IF([$_data_.A347];[$_data_.A347];&quot;&quot;)">
            <text:p/>
          </table:table-cell>
          <table:table-cell table:formula="of:=IF([$_data_.V347]=&quot;&quot;;&quot;&quot;;[$_data_.V347])" table:number-columns-spanned="20" table:number-rows-spanned="1">
            <text:p/>
          </table:table-cell>
          <table:covered-table-cell table:formula="of:=IF(#REF!.[Kesä.C110]=&quot;&quot;;&quot;&quot;;#REF!.[Kesä.C110])" office:value-type="string" office:string-value="" calcext:value-type="error">
            <text:p>Err:508</text:p>
          </table:covered-table-cell>
          <table:covered-table-cell table:formula="of:=IF(#REF!.[Kesä.D110]=&quot;&quot;;&quot;&quot;;#REF!.[Kesä.D110])"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0]=&quot;&quot;;&quot;&quot;;#REF!.[Kesä.F110])" office:value-type="string" office:string-value="" calcext:value-type="error">
            <text:p>Err:508</text:p>
          </table:covered-table-cell>
          <table:covered-table-cell table:formula="of:=IF(#REF!.[Kesä.G110]=&quot;&quot;;&quot;&quot;;#REF!.[Kesä.G110])" office:value-type="string" office:string-value="" calcext:value-type="error">
            <text:p>Err:508</text:p>
          </table:covered-table-cell>
          <table:covered-table-cell table:formula="of:=IF(#REF!.[Kesä.H110]=&quot;&quot;;&quot;&quot;;#REF!.[Kesä.H110])" office:value-type="string" office:string-value="" calcext:value-type="error">
            <text:p>Err:508</text:p>
          </table:covered-table-cell>
          <table:covered-table-cell table:formula="of:=IF(#REF!.[Kesä.I110]=&quot;&quot;;&quot;&quot;;#REF!.[Kesä.I110])" office:value-type="string" office:string-value="" calcext:value-type="error">
            <text:p>Err:508</text:p>
          </table:covered-table-cell>
          <table:covered-table-cell table:formula="of:=IF(#REF!.[Kesä.J110]=&quot;&quot;;&quot;&quot;;#REF!.[Kesä.J110])" office:value-type="string" office:string-value="" calcext:value-type="error">
            <text:p>Err:508</text:p>
          </table:covered-table-cell>
          <table:covered-table-cell table:formula="of:=IF(#REF!.[Kesä.K110]=&quot;&quot;;&quot;&quot;;#REF!.[Kesä.K110])" office:value-type="string" office:string-value="" calcext:value-type="error">
            <text:p>Err:508</text:p>
          </table:covered-table-cell>
          <table:covered-table-cell table:formula="of:=IF(#REF!.[Kesä.L110]=&quot;&quot;;&quot;&quot;;#REF!.[Kesä.L110])" office:value-type="string" office:string-value="" calcext:value-type="error">
            <text:p>Err:508</text:p>
          </table:covered-table-cell>
          <table:covered-table-cell table:formula="of:=IF(#REF!.[Kesä.M110]=&quot;&quot;;&quot;&quot;;#REF!.[Kesä.M110])" office:value-type="string" office:string-value="" calcext:value-type="error">
            <text:p>Err:508</text:p>
          </table:covered-table-cell>
          <table:covered-table-cell table:formula="of:=IF(#REF!.[Kesä.N110]=&quot;&quot;;&quot;&quot;;#REF!.[Kesä.N110])" office:value-type="string" office:string-value="" calcext:value-type="error">
            <text:p>Err:508</text:p>
          </table:covered-table-cell>
          <table:covered-table-cell table:formula="of:=IF(#REF!.[Kesä.O110]=&quot;&quot;;&quot;&quot;;#REF!.[Kesä.O110])" office:value-type="string" office:string-value="" calcext:value-type="error">
            <text:p>Err:508</text:p>
          </table:covered-table-cell>
          <table:covered-table-cell table:formula="of:=IF(#REF!.[Kesä.P110]=&quot;&quot;;&quot;&quot;;#REF!.[Kesä.P110])" office:value-type="string" office:string-value="" calcext:value-type="error">
            <text:p>Err:508</text:p>
          </table:covered-table-cell>
          <table:covered-table-cell table:formula="of:=IF(#REF!.[Kesä.Q110]=&quot;&quot;;&quot;&quot;;#REF!.[Kesä.Q110])" office:value-type="string" office:string-value="" calcext:value-type="error">
            <text:p>Err:508</text:p>
          </table:covered-table-cell>
          <table:covered-table-cell table:formula="of:=IF(#REF!.[Kesä.R110]=&quot;&quot;;&quot;&quot;;#REF!.[Kesä.R110])" office:value-type="string" office:string-value="" calcext:value-type="error">
            <text:p>Err:508</text:p>
          </table:covered-table-cell>
          <table:covered-table-cell table:formula="of:=IF(#REF!.[Kesä.S110]=&quot;&quot;;&quot;&quot;;#REF!.[Kesä.S110])" office:value-type="string" office:string-value="" calcext:value-type="error">
            <text:p>Err:508</text:p>
          </table:covered-table-cell>
          <table:covered-table-cell table:formula="of:=IF(#REF!.[Kesä.T110]=&quot;&quot;;&quot;&quot;;#REF!.[Kesä.T110])" office:value-type="string" office:string-value="" calcext:value-type="error">
            <text:p>Err:508</text:p>
          </table:covered-table-cell>
          <table:covered-table-cell table:formula="of:=IF(#REF!.[Kesä.U110]=&quot;&quot;;&quot;&quot;;#REF!.[Kesä.U110])" office:value-type="string" office:string-value="" calcext:value-type="error">
            <text:p>Err:508</text:p>
          </table:covered-table-cell>
        </table:table-row>
        <table:table-row table:style-name="ro1">
          <table:table-cell table:formula="of:=IF([$_data_.A348];[$_data_.A348];&quot;&quot;)">
            <text:p/>
          </table:table-cell>
          <table:table-cell table:formula="of:=IF([$_data_.V348]=&quot;&quot;;&quot;&quot;;[$_data_.V348])" table:number-columns-spanned="20" table:number-rows-spanned="1">
            <text:p/>
          </table:table-cell>
          <table:covered-table-cell table:formula="of:=IF(#REF!.[Kesä.C111]=&quot;&quot;;&quot;&quot;;#REF!.[Kesä.C111])" office:value-type="string" office:string-value="" calcext:value-type="error">
            <text:p>Err:508</text:p>
          </table:covered-table-cell>
          <table:covered-table-cell table:formula="of:=IF(#REF!.[Kesä.D111]=&quot;&quot;;&quot;&quot;;#REF!.[Kesä.D111])"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1]=&quot;&quot;;&quot;&quot;;#REF!.[Kesä.F111])" office:value-type="string" office:string-value="" calcext:value-type="error">
            <text:p>Err:508</text:p>
          </table:covered-table-cell>
          <table:covered-table-cell table:formula="of:=IF(#REF!.[Kesä.G111]=&quot;&quot;;&quot;&quot;;#REF!.[Kesä.G111])" office:value-type="string" office:string-value="" calcext:value-type="error">
            <text:p>Err:508</text:p>
          </table:covered-table-cell>
          <table:covered-table-cell table:formula="of:=IF(#REF!.[Kesä.H111]=&quot;&quot;;&quot;&quot;;#REF!.[Kesä.H111])" office:value-type="string" office:string-value="" calcext:value-type="error">
            <text:p>Err:508</text:p>
          </table:covered-table-cell>
          <table:covered-table-cell table:formula="of:=IF(#REF!.[Kesä.I111]=&quot;&quot;;&quot;&quot;;#REF!.[Kesä.I111])" office:value-type="string" office:string-value="" calcext:value-type="error">
            <text:p>Err:508</text:p>
          </table:covered-table-cell>
          <table:covered-table-cell table:formula="of:=IF(#REF!.[Kesä.J111]=&quot;&quot;;&quot;&quot;;#REF!.[Kesä.J111])" office:value-type="string" office:string-value="" calcext:value-type="error">
            <text:p>Err:508</text:p>
          </table:covered-table-cell>
          <table:covered-table-cell table:formula="of:=IF(#REF!.[Kesä.K111]=&quot;&quot;;&quot;&quot;;#REF!.[Kesä.K111])" office:value-type="string" office:string-value="" calcext:value-type="error">
            <text:p>Err:508</text:p>
          </table:covered-table-cell>
          <table:covered-table-cell table:formula="of:=IF(#REF!.[Kesä.L111]=&quot;&quot;;&quot;&quot;;#REF!.[Kesä.L111])" office:value-type="string" office:string-value="" calcext:value-type="error">
            <text:p>Err:508</text:p>
          </table:covered-table-cell>
          <table:covered-table-cell table:formula="of:=IF(#REF!.[Kesä.M111]=&quot;&quot;;&quot;&quot;;#REF!.[Kesä.M111])" office:value-type="string" office:string-value="" calcext:value-type="error">
            <text:p>Err:508</text:p>
          </table:covered-table-cell>
          <table:covered-table-cell table:formula="of:=IF(#REF!.[Kesä.N111]=&quot;&quot;;&quot;&quot;;#REF!.[Kesä.N111])" office:value-type="string" office:string-value="" calcext:value-type="error">
            <text:p>Err:508</text:p>
          </table:covered-table-cell>
          <table:covered-table-cell table:formula="of:=IF(#REF!.[Kesä.O111]=&quot;&quot;;&quot;&quot;;#REF!.[Kesä.O111])" office:value-type="string" office:string-value="" calcext:value-type="error">
            <text:p>Err:508</text:p>
          </table:covered-table-cell>
          <table:covered-table-cell table:formula="of:=IF(#REF!.[Kesä.P111]=&quot;&quot;;&quot;&quot;;#REF!.[Kesä.P111])" office:value-type="string" office:string-value="" calcext:value-type="error">
            <text:p>Err:508</text:p>
          </table:covered-table-cell>
          <table:covered-table-cell table:formula="of:=IF(#REF!.[Kesä.Q111]=&quot;&quot;;&quot;&quot;;#REF!.[Kesä.Q111])" office:value-type="string" office:string-value="" calcext:value-type="error">
            <text:p>Err:508</text:p>
          </table:covered-table-cell>
          <table:covered-table-cell table:formula="of:=IF(#REF!.[Kesä.R111]=&quot;&quot;;&quot;&quot;;#REF!.[Kesä.R111])" office:value-type="string" office:string-value="" calcext:value-type="error">
            <text:p>Err:508</text:p>
          </table:covered-table-cell>
          <table:covered-table-cell table:formula="of:=IF(#REF!.[Kesä.S111]=&quot;&quot;;&quot;&quot;;#REF!.[Kesä.S111])" office:value-type="string" office:string-value="" calcext:value-type="error">
            <text:p>Err:508</text:p>
          </table:covered-table-cell>
          <table:covered-table-cell table:formula="of:=IF(#REF!.[Kesä.T111]=&quot;&quot;;&quot;&quot;;#REF!.[Kesä.T111])" office:value-type="string" office:string-value="" calcext:value-type="error">
            <text:p>Err:508</text:p>
          </table:covered-table-cell>
          <table:covered-table-cell table:formula="of:=IF(#REF!.[Kesä.U111]=&quot;&quot;;&quot;&quot;;#REF!.[Kesä.U111])" office:value-type="string" office:string-value="" calcext:value-type="error">
            <text:p>Err:508</text:p>
          </table:covered-table-cell>
        </table:table-row>
        <table:table-row table:style-name="ro1">
          <table:table-cell table:formula="of:=IF([$_data_.A349];[$_data_.A349];&quot;&quot;)">
            <text:p/>
          </table:table-cell>
          <table:table-cell table:formula="of:=IF([$_data_.V349]=&quot;&quot;;&quot;&quot;;[$_data_.V349])" table:number-columns-spanned="20" table:number-rows-spanned="1">
            <text:p/>
          </table:table-cell>
          <table:covered-table-cell table:formula="of:=IF(#REF!.[Kesä.C112]=&quot;&quot;;&quot;&quot;;#REF!.[Kesä.C112])" office:value-type="string" office:string-value="" calcext:value-type="error">
            <text:p>Err:508</text:p>
          </table:covered-table-cell>
          <table:covered-table-cell table:formula="of:=IF(#REF!.[Kesä.D112]=&quot;&quot;;&quot;&quot;;#REF!.[Kesä.D112])"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2]=&quot;&quot;;&quot;&quot;;#REF!.[Kesä.F112])" office:value-type="string" office:string-value="" calcext:value-type="error">
            <text:p>Err:508</text:p>
          </table:covered-table-cell>
          <table:covered-table-cell table:formula="of:=IF(#REF!.[Kesä.G112]=&quot;&quot;;&quot;&quot;;#REF!.[Kesä.G112])" office:value-type="string" office:string-value="" calcext:value-type="error">
            <text:p>Err:508</text:p>
          </table:covered-table-cell>
          <table:covered-table-cell table:formula="of:=IF(#REF!.[Kesä.H112]=&quot;&quot;;&quot;&quot;;#REF!.[Kesä.H112])" office:value-type="string" office:string-value="" calcext:value-type="error">
            <text:p>Err:508</text:p>
          </table:covered-table-cell>
          <table:covered-table-cell table:formula="of:=IF(#REF!.[Kesä.I112]=&quot;&quot;;&quot;&quot;;#REF!.[Kesä.I112])" office:value-type="string" office:string-value="" calcext:value-type="error">
            <text:p>Err:508</text:p>
          </table:covered-table-cell>
          <table:covered-table-cell table:formula="of:=IF(#REF!.[Kesä.J112]=&quot;&quot;;&quot;&quot;;#REF!.[Kesä.J112])" office:value-type="string" office:string-value="" calcext:value-type="error">
            <text:p>Err:508</text:p>
          </table:covered-table-cell>
          <table:covered-table-cell table:formula="of:=IF(#REF!.[Kesä.K112]=&quot;&quot;;&quot;&quot;;#REF!.[Kesä.K112])" office:value-type="string" office:string-value="" calcext:value-type="error">
            <text:p>Err:508</text:p>
          </table:covered-table-cell>
          <table:covered-table-cell table:formula="of:=IF(#REF!.[Kesä.L112]=&quot;&quot;;&quot;&quot;;#REF!.[Kesä.L112])" office:value-type="string" office:string-value="" calcext:value-type="error">
            <text:p>Err:508</text:p>
          </table:covered-table-cell>
          <table:covered-table-cell table:formula="of:=IF(#REF!.[Kesä.M112]=&quot;&quot;;&quot;&quot;;#REF!.[Kesä.M112])" office:value-type="string" office:string-value="" calcext:value-type="error">
            <text:p>Err:508</text:p>
          </table:covered-table-cell>
          <table:covered-table-cell table:formula="of:=IF(#REF!.[Kesä.N112]=&quot;&quot;;&quot;&quot;;#REF!.[Kesä.N112])" office:value-type="string" office:string-value="" calcext:value-type="error">
            <text:p>Err:508</text:p>
          </table:covered-table-cell>
          <table:covered-table-cell table:formula="of:=IF(#REF!.[Kesä.O112]=&quot;&quot;;&quot;&quot;;#REF!.[Kesä.O112])" office:value-type="string" office:string-value="" calcext:value-type="error">
            <text:p>Err:508</text:p>
          </table:covered-table-cell>
          <table:covered-table-cell table:formula="of:=IF(#REF!.[Kesä.P112]=&quot;&quot;;&quot;&quot;;#REF!.[Kesä.P112])" office:value-type="string" office:string-value="" calcext:value-type="error">
            <text:p>Err:508</text:p>
          </table:covered-table-cell>
          <table:covered-table-cell table:formula="of:=IF(#REF!.[Kesä.Q112]=&quot;&quot;;&quot;&quot;;#REF!.[Kesä.Q112])" office:value-type="string" office:string-value="" calcext:value-type="error">
            <text:p>Err:508</text:p>
          </table:covered-table-cell>
          <table:covered-table-cell table:formula="of:=IF(#REF!.[Kesä.R112]=&quot;&quot;;&quot;&quot;;#REF!.[Kesä.R112])" office:value-type="string" office:string-value="" calcext:value-type="error">
            <text:p>Err:508</text:p>
          </table:covered-table-cell>
          <table:covered-table-cell table:formula="of:=IF(#REF!.[Kesä.S112]=&quot;&quot;;&quot;&quot;;#REF!.[Kesä.S112])" office:value-type="string" office:string-value="" calcext:value-type="error">
            <text:p>Err:508</text:p>
          </table:covered-table-cell>
          <table:covered-table-cell table:formula="of:=IF(#REF!.[Kesä.T112]=&quot;&quot;;&quot;&quot;;#REF!.[Kesä.T112])" office:value-type="string" office:string-value="" calcext:value-type="error">
            <text:p>Err:508</text:p>
          </table:covered-table-cell>
          <table:covered-table-cell table:formula="of:=IF(#REF!.[Kesä.U112]=&quot;&quot;;&quot;&quot;;#REF!.[Kesä.U112])" office:value-type="string" office:string-value="" calcext:value-type="error">
            <text:p>Err:508</text:p>
          </table:covered-table-cell>
        </table:table-row>
        <table:table-row table:style-name="ro1">
          <table:table-cell table:formula="of:=IF([$_data_.A350];[$_data_.A350];&quot;&quot;)">
            <text:p/>
          </table:table-cell>
          <table:table-cell table:formula="of:=IF([$_data_.V350]=&quot;&quot;;&quot;&quot;;[$_data_.V350])" table:number-columns-spanned="20" table:number-rows-spanned="1">
            <text:p/>
          </table:table-cell>
          <table:covered-table-cell table:formula="of:=IF(#REF!.[Kesä.C113]=&quot;&quot;;&quot;&quot;;#REF!.[Kesä.C113])" office:value-type="string" office:string-value="" calcext:value-type="error">
            <text:p>Err:508</text:p>
          </table:covered-table-cell>
          <table:covered-table-cell table:formula="of:=IF(#REF!.[Kesä.D113]=&quot;&quot;;&quot;&quot;;#REF!.[Kesä.D113])"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3]=&quot;&quot;;&quot;&quot;;#REF!.[Kesä.F113])" office:value-type="string" office:string-value="" calcext:value-type="error">
            <text:p>Err:508</text:p>
          </table:covered-table-cell>
          <table:covered-table-cell table:formula="of:=IF(#REF!.[Kesä.G113]=&quot;&quot;;&quot;&quot;;#REF!.[Kesä.G113])" office:value-type="string" office:string-value="" calcext:value-type="error">
            <text:p>Err:508</text:p>
          </table:covered-table-cell>
          <table:covered-table-cell table:formula="of:=IF(#REF!.[Kesä.H113]=&quot;&quot;;&quot;&quot;;#REF!.[Kesä.H113])" office:value-type="string" office:string-value="" calcext:value-type="error">
            <text:p>Err:508</text:p>
          </table:covered-table-cell>
          <table:covered-table-cell table:formula="of:=IF(#REF!.[Kesä.I113]=&quot;&quot;;&quot;&quot;;#REF!.[Kesä.I113])" office:value-type="string" office:string-value="" calcext:value-type="error">
            <text:p>Err:508</text:p>
          </table:covered-table-cell>
          <table:covered-table-cell table:formula="of:=IF(#REF!.[Kesä.J113]=&quot;&quot;;&quot;&quot;;#REF!.[Kesä.J113])" office:value-type="string" office:string-value="" calcext:value-type="error">
            <text:p>Err:508</text:p>
          </table:covered-table-cell>
          <table:covered-table-cell table:formula="of:=IF(#REF!.[Kesä.K113]=&quot;&quot;;&quot;&quot;;#REF!.[Kesä.K113])" office:value-type="string" office:string-value="" calcext:value-type="error">
            <text:p>Err:508</text:p>
          </table:covered-table-cell>
          <table:covered-table-cell table:formula="of:=IF(#REF!.[Kesä.L113]=&quot;&quot;;&quot;&quot;;#REF!.[Kesä.L113])" office:value-type="string" office:string-value="" calcext:value-type="error">
            <text:p>Err:508</text:p>
          </table:covered-table-cell>
          <table:covered-table-cell table:formula="of:=IF(#REF!.[Kesä.M113]=&quot;&quot;;&quot;&quot;;#REF!.[Kesä.M113])" office:value-type="string" office:string-value="" calcext:value-type="error">
            <text:p>Err:508</text:p>
          </table:covered-table-cell>
          <table:covered-table-cell table:formula="of:=IF(#REF!.[Kesä.N113]=&quot;&quot;;&quot;&quot;;#REF!.[Kesä.N113])" office:value-type="string" office:string-value="" calcext:value-type="error">
            <text:p>Err:508</text:p>
          </table:covered-table-cell>
          <table:covered-table-cell table:formula="of:=IF(#REF!.[Kesä.O113]=&quot;&quot;;&quot;&quot;;#REF!.[Kesä.O113])" office:value-type="string" office:string-value="" calcext:value-type="error">
            <text:p>Err:508</text:p>
          </table:covered-table-cell>
          <table:covered-table-cell table:formula="of:=IF(#REF!.[Kesä.P113]=&quot;&quot;;&quot;&quot;;#REF!.[Kesä.P113])" office:value-type="string" office:string-value="" calcext:value-type="error">
            <text:p>Err:508</text:p>
          </table:covered-table-cell>
          <table:covered-table-cell table:formula="of:=IF(#REF!.[Kesä.Q113]=&quot;&quot;;&quot;&quot;;#REF!.[Kesä.Q113])" office:value-type="string" office:string-value="" calcext:value-type="error">
            <text:p>Err:508</text:p>
          </table:covered-table-cell>
          <table:covered-table-cell table:formula="of:=IF(#REF!.[Kesä.R113]=&quot;&quot;;&quot;&quot;;#REF!.[Kesä.R113])" office:value-type="string" office:string-value="" calcext:value-type="error">
            <text:p>Err:508</text:p>
          </table:covered-table-cell>
          <table:covered-table-cell table:formula="of:=IF(#REF!.[Kesä.S113]=&quot;&quot;;&quot;&quot;;#REF!.[Kesä.S113])" office:value-type="string" office:string-value="" calcext:value-type="error">
            <text:p>Err:508</text:p>
          </table:covered-table-cell>
          <table:covered-table-cell table:formula="of:=IF(#REF!.[Kesä.T113]=&quot;&quot;;&quot;&quot;;#REF!.[Kesä.T113])" office:value-type="string" office:string-value="" calcext:value-type="error">
            <text:p>Err:508</text:p>
          </table:covered-table-cell>
          <table:covered-table-cell table:formula="of:=IF(#REF!.[Kesä.U113]=&quot;&quot;;&quot;&quot;;#REF!.[Kesä.U113])" office:value-type="string" office:string-value="" calcext:value-type="error">
            <text:p>Err:508</text:p>
          </table:covered-table-cell>
        </table:table-row>
        <table:table-row table:style-name="ro1">
          <table:table-cell table:formula="of:=IF([$_data_.A351];[$_data_.A351];&quot;&quot;)">
            <text:p/>
          </table:table-cell>
          <table:table-cell table:formula="of:=IF([$_data_.V351]=&quot;&quot;;&quot;&quot;;[$_data_.V351])" table:number-columns-spanned="20" table:number-rows-spanned="1">
            <text:p/>
          </table:table-cell>
          <table:covered-table-cell table:formula="of:=IF(#REF!.[Kesä.C114]=&quot;&quot;;&quot;&quot;;#REF!.[Kesä.C114])" office:value-type="string" office:string-value="" calcext:value-type="error">
            <text:p>Err:508</text:p>
          </table:covered-table-cell>
          <table:covered-table-cell table:formula="of:=IF(#REF!.[Kesä.D114]=&quot;&quot;;&quot;&quot;;#REF!.[Kesä.D114])"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4]=&quot;&quot;;&quot;&quot;;#REF!.[Kesä.F114])" office:value-type="string" office:string-value="" calcext:value-type="error">
            <text:p>Err:508</text:p>
          </table:covered-table-cell>
          <table:covered-table-cell table:formula="of:=IF(#REF!.[Kesä.G114]=&quot;&quot;;&quot;&quot;;#REF!.[Kesä.G114])" office:value-type="string" office:string-value="" calcext:value-type="error">
            <text:p>Err:508</text:p>
          </table:covered-table-cell>
          <table:covered-table-cell table:formula="of:=IF(#REF!.[Kesä.H114]=&quot;&quot;;&quot;&quot;;#REF!.[Kesä.H114])" office:value-type="string" office:string-value="" calcext:value-type="error">
            <text:p>Err:508</text:p>
          </table:covered-table-cell>
          <table:covered-table-cell table:formula="of:=IF(#REF!.[Kesä.I114]=&quot;&quot;;&quot;&quot;;#REF!.[Kesä.I114])" office:value-type="string" office:string-value="" calcext:value-type="error">
            <text:p>Err:508</text:p>
          </table:covered-table-cell>
          <table:covered-table-cell table:formula="of:=IF(#REF!.[Kesä.J114]=&quot;&quot;;&quot;&quot;;#REF!.[Kesä.J114])" office:value-type="string" office:string-value="" calcext:value-type="error">
            <text:p>Err:508</text:p>
          </table:covered-table-cell>
          <table:covered-table-cell table:formula="of:=IF(#REF!.[Kesä.K114]=&quot;&quot;;&quot;&quot;;#REF!.[Kesä.K114])" office:value-type="string" office:string-value="" calcext:value-type="error">
            <text:p>Err:508</text:p>
          </table:covered-table-cell>
          <table:covered-table-cell table:formula="of:=IF(#REF!.[Kesä.L114]=&quot;&quot;;&quot;&quot;;#REF!.[Kesä.L114])" office:value-type="string" office:string-value="" calcext:value-type="error">
            <text:p>Err:508</text:p>
          </table:covered-table-cell>
          <table:covered-table-cell table:formula="of:=IF(#REF!.[Kesä.M114]=&quot;&quot;;&quot;&quot;;#REF!.[Kesä.M114])" office:value-type="string" office:string-value="" calcext:value-type="error">
            <text:p>Err:508</text:p>
          </table:covered-table-cell>
          <table:covered-table-cell table:formula="of:=IF(#REF!.[Kesä.N114]=&quot;&quot;;&quot;&quot;;#REF!.[Kesä.N114])" office:value-type="string" office:string-value="" calcext:value-type="error">
            <text:p>Err:508</text:p>
          </table:covered-table-cell>
          <table:covered-table-cell table:formula="of:=IF(#REF!.[Kesä.O114]=&quot;&quot;;&quot;&quot;;#REF!.[Kesä.O114])" office:value-type="string" office:string-value="" calcext:value-type="error">
            <text:p>Err:508</text:p>
          </table:covered-table-cell>
          <table:covered-table-cell table:formula="of:=IF(#REF!.[Kesä.P114]=&quot;&quot;;&quot;&quot;;#REF!.[Kesä.P114])" office:value-type="string" office:string-value="" calcext:value-type="error">
            <text:p>Err:508</text:p>
          </table:covered-table-cell>
          <table:covered-table-cell table:formula="of:=IF(#REF!.[Kesä.Q114]=&quot;&quot;;&quot;&quot;;#REF!.[Kesä.Q114])" office:value-type="string" office:string-value="" calcext:value-type="error">
            <text:p>Err:508</text:p>
          </table:covered-table-cell>
          <table:covered-table-cell table:formula="of:=IF(#REF!.[Kesä.R114]=&quot;&quot;;&quot;&quot;;#REF!.[Kesä.R114])" office:value-type="string" office:string-value="" calcext:value-type="error">
            <text:p>Err:508</text:p>
          </table:covered-table-cell>
          <table:covered-table-cell table:formula="of:=IF(#REF!.[Kesä.S114]=&quot;&quot;;&quot;&quot;;#REF!.[Kesä.S114])" office:value-type="string" office:string-value="" calcext:value-type="error">
            <text:p>Err:508</text:p>
          </table:covered-table-cell>
          <table:covered-table-cell table:formula="of:=IF(#REF!.[Kesä.T114]=&quot;&quot;;&quot;&quot;;#REF!.[Kesä.T114])" office:value-type="string" office:string-value="" calcext:value-type="error">
            <text:p>Err:508</text:p>
          </table:covered-table-cell>
          <table:covered-table-cell table:formula="of:=IF(#REF!.[Kesä.U114]=&quot;&quot;;&quot;&quot;;#REF!.[Kesä.U114])" office:value-type="string" office:string-value="" calcext:value-type="error">
            <text:p>Err:508</text:p>
          </table:covered-table-cell>
        </table:table-row>
        <table:table-row table:style-name="ro1">
          <table:table-cell table:formula="of:=IF([$_data_.A352];[$_data_.A352];&quot;&quot;)">
            <text:p/>
          </table:table-cell>
          <table:table-cell table:formula="of:=IF([$_data_.V352]=&quot;&quot;;&quot;&quot;;[$_data_.V352])" table:number-columns-spanned="20" table:number-rows-spanned="1">
            <text:p/>
          </table:table-cell>
          <table:covered-table-cell table:formula="of:=IF(#REF!.[Kesä.C115]=&quot;&quot;;&quot;&quot;;#REF!.[Kesä.C115])" office:value-type="string" office:string-value="" calcext:value-type="error">
            <text:p>Err:508</text:p>
          </table:covered-table-cell>
          <table:covered-table-cell table:formula="of:=IF(#REF!.[Kesä.D115]=&quot;&quot;;&quot;&quot;;#REF!.[Kesä.D115])"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5]=&quot;&quot;;&quot;&quot;;#REF!.[Kesä.F115])" office:value-type="string" office:string-value="" calcext:value-type="error">
            <text:p>Err:508</text:p>
          </table:covered-table-cell>
          <table:covered-table-cell table:formula="of:=IF(#REF!.[Kesä.G115]=&quot;&quot;;&quot;&quot;;#REF!.[Kesä.G115])" office:value-type="string" office:string-value="" calcext:value-type="error">
            <text:p>Err:508</text:p>
          </table:covered-table-cell>
          <table:covered-table-cell table:formula="of:=IF(#REF!.[Kesä.H115]=&quot;&quot;;&quot;&quot;;#REF!.[Kesä.H115])" office:value-type="string" office:string-value="" calcext:value-type="error">
            <text:p>Err:508</text:p>
          </table:covered-table-cell>
          <table:covered-table-cell table:formula="of:=IF(#REF!.[Kesä.I115]=&quot;&quot;;&quot;&quot;;#REF!.[Kesä.I115])" office:value-type="string" office:string-value="" calcext:value-type="error">
            <text:p>Err:508</text:p>
          </table:covered-table-cell>
          <table:covered-table-cell table:formula="of:=IF(#REF!.[Kesä.J115]=&quot;&quot;;&quot;&quot;;#REF!.[Kesä.J115])" office:value-type="string" office:string-value="" calcext:value-type="error">
            <text:p>Err:508</text:p>
          </table:covered-table-cell>
          <table:covered-table-cell table:formula="of:=IF(#REF!.[Kesä.K115]=&quot;&quot;;&quot;&quot;;#REF!.[Kesä.K115])" office:value-type="string" office:string-value="" calcext:value-type="error">
            <text:p>Err:508</text:p>
          </table:covered-table-cell>
          <table:covered-table-cell table:formula="of:=IF(#REF!.[Kesä.L115]=&quot;&quot;;&quot;&quot;;#REF!.[Kesä.L115])" office:value-type="string" office:string-value="" calcext:value-type="error">
            <text:p>Err:508</text:p>
          </table:covered-table-cell>
          <table:covered-table-cell table:formula="of:=IF(#REF!.[Kesä.M115]=&quot;&quot;;&quot;&quot;;#REF!.[Kesä.M115])" office:value-type="string" office:string-value="" calcext:value-type="error">
            <text:p>Err:508</text:p>
          </table:covered-table-cell>
          <table:covered-table-cell table:formula="of:=IF(#REF!.[Kesä.N115]=&quot;&quot;;&quot;&quot;;#REF!.[Kesä.N115])" office:value-type="string" office:string-value="" calcext:value-type="error">
            <text:p>Err:508</text:p>
          </table:covered-table-cell>
          <table:covered-table-cell table:formula="of:=IF(#REF!.[Kesä.O115]=&quot;&quot;;&quot;&quot;;#REF!.[Kesä.O115])" office:value-type="string" office:string-value="" calcext:value-type="error">
            <text:p>Err:508</text:p>
          </table:covered-table-cell>
          <table:covered-table-cell table:formula="of:=IF(#REF!.[Kesä.P115]=&quot;&quot;;&quot;&quot;;#REF!.[Kesä.P115])" office:value-type="string" office:string-value="" calcext:value-type="error">
            <text:p>Err:508</text:p>
          </table:covered-table-cell>
          <table:covered-table-cell table:formula="of:=IF(#REF!.[Kesä.Q115]=&quot;&quot;;&quot;&quot;;#REF!.[Kesä.Q115])" office:value-type="string" office:string-value="" calcext:value-type="error">
            <text:p>Err:508</text:p>
          </table:covered-table-cell>
          <table:covered-table-cell table:formula="of:=IF(#REF!.[Kesä.R115]=&quot;&quot;;&quot;&quot;;#REF!.[Kesä.R115])" office:value-type="string" office:string-value="" calcext:value-type="error">
            <text:p>Err:508</text:p>
          </table:covered-table-cell>
          <table:covered-table-cell table:formula="of:=IF(#REF!.[Kesä.S115]=&quot;&quot;;&quot;&quot;;#REF!.[Kesä.S115])" office:value-type="string" office:string-value="" calcext:value-type="error">
            <text:p>Err:508</text:p>
          </table:covered-table-cell>
          <table:covered-table-cell table:formula="of:=IF(#REF!.[Kesä.T115]=&quot;&quot;;&quot;&quot;;#REF!.[Kesä.T115])" office:value-type="string" office:string-value="" calcext:value-type="error">
            <text:p>Err:508</text:p>
          </table:covered-table-cell>
          <table:covered-table-cell table:formula="of:=IF(#REF!.[Kesä.U115]=&quot;&quot;;&quot;&quot;;#REF!.[Kesä.U115])" office:value-type="string" office:string-value="" calcext:value-type="error">
            <text:p>Err:508</text:p>
          </table:covered-table-cell>
        </table:table-row>
        <table:table-row table:style-name="ro1">
          <table:table-cell table:formula="of:=IF([$_data_.A353];[$_data_.A353];&quot;&quot;)">
            <text:p/>
          </table:table-cell>
          <table:table-cell table:formula="of:=IF([$_data_.V353]=&quot;&quot;;&quot;&quot;;[$_data_.V353])" table:number-columns-spanned="20" table:number-rows-spanned="1">
            <text:p/>
          </table:table-cell>
          <table:covered-table-cell table:formula="of:=IF(#REF!.[Kesä.C116]=&quot;&quot;;&quot;&quot;;#REF!.[Kesä.C116])" office:value-type="string" office:string-value="" calcext:value-type="error">
            <text:p>Err:508</text:p>
          </table:covered-table-cell>
          <table:covered-table-cell table:formula="of:=IF(#REF!.[Kesä.D116]=&quot;&quot;;&quot;&quot;;#REF!.[Kesä.D116])"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6]=&quot;&quot;;&quot;&quot;;#REF!.[Kesä.F116])" office:value-type="string" office:string-value="" calcext:value-type="error">
            <text:p>Err:508</text:p>
          </table:covered-table-cell>
          <table:covered-table-cell table:formula="of:=IF(#REF!.[Kesä.G116]=&quot;&quot;;&quot;&quot;;#REF!.[Kesä.G116])" office:value-type="string" office:string-value="" calcext:value-type="error">
            <text:p>Err:508</text:p>
          </table:covered-table-cell>
          <table:covered-table-cell table:formula="of:=IF(#REF!.[Kesä.H116]=&quot;&quot;;&quot;&quot;;#REF!.[Kesä.H116])" office:value-type="string" office:string-value="" calcext:value-type="error">
            <text:p>Err:508</text:p>
          </table:covered-table-cell>
          <table:covered-table-cell table:formula="of:=IF(#REF!.[Kesä.I116]=&quot;&quot;;&quot;&quot;;#REF!.[Kesä.I116])" office:value-type="string" office:string-value="" calcext:value-type="error">
            <text:p>Err:508</text:p>
          </table:covered-table-cell>
          <table:covered-table-cell table:formula="of:=IF(#REF!.[Kesä.J116]=&quot;&quot;;&quot;&quot;;#REF!.[Kesä.J116])" office:value-type="string" office:string-value="" calcext:value-type="error">
            <text:p>Err:508</text:p>
          </table:covered-table-cell>
          <table:covered-table-cell table:formula="of:=IF(#REF!.[Kesä.K116]=&quot;&quot;;&quot;&quot;;#REF!.[Kesä.K116])" office:value-type="string" office:string-value="" calcext:value-type="error">
            <text:p>Err:508</text:p>
          </table:covered-table-cell>
          <table:covered-table-cell table:formula="of:=IF(#REF!.[Kesä.L116]=&quot;&quot;;&quot;&quot;;#REF!.[Kesä.L116])" office:value-type="string" office:string-value="" calcext:value-type="error">
            <text:p>Err:508</text:p>
          </table:covered-table-cell>
          <table:covered-table-cell table:formula="of:=IF(#REF!.[Kesä.M116]=&quot;&quot;;&quot;&quot;;#REF!.[Kesä.M116])" office:value-type="string" office:string-value="" calcext:value-type="error">
            <text:p>Err:508</text:p>
          </table:covered-table-cell>
          <table:covered-table-cell table:formula="of:=IF(#REF!.[Kesä.N116]=&quot;&quot;;&quot;&quot;;#REF!.[Kesä.N116])" office:value-type="string" office:string-value="" calcext:value-type="error">
            <text:p>Err:508</text:p>
          </table:covered-table-cell>
          <table:covered-table-cell table:formula="of:=IF(#REF!.[Kesä.O116]=&quot;&quot;;&quot;&quot;;#REF!.[Kesä.O116])" office:value-type="string" office:string-value="" calcext:value-type="error">
            <text:p>Err:508</text:p>
          </table:covered-table-cell>
          <table:covered-table-cell table:formula="of:=IF(#REF!.[Kesä.P116]=&quot;&quot;;&quot;&quot;;#REF!.[Kesä.P116])" office:value-type="string" office:string-value="" calcext:value-type="error">
            <text:p>Err:508</text:p>
          </table:covered-table-cell>
          <table:covered-table-cell table:formula="of:=IF(#REF!.[Kesä.Q116]=&quot;&quot;;&quot;&quot;;#REF!.[Kesä.Q116])" office:value-type="string" office:string-value="" calcext:value-type="error">
            <text:p>Err:508</text:p>
          </table:covered-table-cell>
          <table:covered-table-cell table:formula="of:=IF(#REF!.[Kesä.R116]=&quot;&quot;;&quot;&quot;;#REF!.[Kesä.R116])" office:value-type="string" office:string-value="" calcext:value-type="error">
            <text:p>Err:508</text:p>
          </table:covered-table-cell>
          <table:covered-table-cell table:formula="of:=IF(#REF!.[Kesä.S116]=&quot;&quot;;&quot;&quot;;#REF!.[Kesä.S116])" office:value-type="string" office:string-value="" calcext:value-type="error">
            <text:p>Err:508</text:p>
          </table:covered-table-cell>
          <table:covered-table-cell table:formula="of:=IF(#REF!.[Kesä.T116]=&quot;&quot;;&quot;&quot;;#REF!.[Kesä.T116])" office:value-type="string" office:string-value="" calcext:value-type="error">
            <text:p>Err:508</text:p>
          </table:covered-table-cell>
          <table:covered-table-cell table:formula="of:=IF(#REF!.[Kesä.U116]=&quot;&quot;;&quot;&quot;;#REF!.[Kesä.U116])" office:value-type="string" office:string-value="" calcext:value-type="error">
            <text:p>Err:508</text:p>
          </table:covered-table-cell>
        </table:table-row>
        <table:table-row table:style-name="ro1">
          <table:table-cell table:formula="of:=IF([$_data_.A354];[$_data_.A354];&quot;&quot;)">
            <text:p/>
          </table:table-cell>
          <table:table-cell table:formula="of:=IF([$_data_.V354]=&quot;&quot;;&quot;&quot;;[$_data_.V354])" table:number-columns-spanned="20" table:number-rows-spanned="1">
            <text:p/>
          </table:table-cell>
          <table:covered-table-cell table:formula="of:=IF(#REF!.[Kesä.C117]=&quot;&quot;;&quot;&quot;;#REF!.[Kesä.C117])" office:value-type="string" office:string-value="" calcext:value-type="error">
            <text:p>Err:508</text:p>
          </table:covered-table-cell>
          <table:covered-table-cell table:formula="of:=IF(#REF!.[Kesä.D117]=&quot;&quot;;&quot;&quot;;#REF!.[Kesä.D117])" office:value-type="string" office:string-value="" calcext:value-type="error">
            <text:p>Err:508</text:p>
          </table:covered-table-cell>
          <table:covered-table-cell table:formula="of:=IF(#REF!.e86=&quot;&quot;;&quot;&quot;;#REF!.e86)" office:value-type="string" office:string-value="" calcext:value-type="error">
            <text:p>Err:508</text:p>
          </table:covered-table-cell>
          <table:covered-table-cell table:formula="of:=IF(#REF!.[Kesä.F117]=&quot;&quot;;&quot;&quot;;#REF!.[Kesä.F117])" office:value-type="string" office:string-value="" calcext:value-type="error">
            <text:p>Err:508</text:p>
          </table:covered-table-cell>
          <table:covered-table-cell table:formula="of:=IF(#REF!.[Kesä.G117]=&quot;&quot;;&quot;&quot;;#REF!.[Kesä.G117])" office:value-type="string" office:string-value="" calcext:value-type="error">
            <text:p>Err:508</text:p>
          </table:covered-table-cell>
          <table:covered-table-cell table:formula="of:=IF(#REF!.[Kesä.H117]=&quot;&quot;;&quot;&quot;;#REF!.[Kesä.H117])" office:value-type="string" office:string-value="" calcext:value-type="error">
            <text:p>Err:508</text:p>
          </table:covered-table-cell>
          <table:covered-table-cell table:formula="of:=IF(#REF!.[Kesä.I117]=&quot;&quot;;&quot;&quot;;#REF!.[Kesä.I117])" office:value-type="string" office:string-value="" calcext:value-type="error">
            <text:p>Err:508</text:p>
          </table:covered-table-cell>
          <table:covered-table-cell table:formula="of:=IF(#REF!.[Kesä.J117]=&quot;&quot;;&quot;&quot;;#REF!.[Kesä.J117])" office:value-type="string" office:string-value="" calcext:value-type="error">
            <text:p>Err:508</text:p>
          </table:covered-table-cell>
          <table:covered-table-cell table:formula="of:=IF(#REF!.[Kesä.K117]=&quot;&quot;;&quot;&quot;;#REF!.[Kesä.K117])" office:value-type="string" office:string-value="" calcext:value-type="error">
            <text:p>Err:508</text:p>
          </table:covered-table-cell>
          <table:covered-table-cell table:formula="of:=IF(#REF!.[Kesä.L117]=&quot;&quot;;&quot;&quot;;#REF!.[Kesä.L117])" office:value-type="string" office:string-value="" calcext:value-type="error">
            <text:p>Err:508</text:p>
          </table:covered-table-cell>
          <table:covered-table-cell table:formula="of:=IF(#REF!.[Kesä.M117]=&quot;&quot;;&quot;&quot;;#REF!.[Kesä.M117])" office:value-type="string" office:string-value="" calcext:value-type="error">
            <text:p>Err:508</text:p>
          </table:covered-table-cell>
          <table:covered-table-cell table:formula="of:=IF(#REF!.[Kesä.N117]=&quot;&quot;;&quot;&quot;;#REF!.[Kesä.N117])" office:value-type="string" office:string-value="" calcext:value-type="error">
            <text:p>Err:508</text:p>
          </table:covered-table-cell>
          <table:covered-table-cell table:formula="of:=IF(#REF!.[Kesä.O117]=&quot;&quot;;&quot;&quot;;#REF!.[Kesä.O117])" office:value-type="string" office:string-value="" calcext:value-type="error">
            <text:p>Err:508</text:p>
          </table:covered-table-cell>
          <table:covered-table-cell table:formula="of:=IF(#REF!.[Kesä.P117]=&quot;&quot;;&quot;&quot;;#REF!.[Kesä.P117])" office:value-type="string" office:string-value="" calcext:value-type="error">
            <text:p>Err:508</text:p>
          </table:covered-table-cell>
          <table:covered-table-cell table:formula="of:=IF(#REF!.[Kesä.Q117]=&quot;&quot;;&quot;&quot;;#REF!.[Kesä.Q117])" office:value-type="string" office:string-value="" calcext:value-type="error">
            <text:p>Err:508</text:p>
          </table:covered-table-cell>
          <table:covered-table-cell table:formula="of:=IF(#REF!.[Kesä.R117]=&quot;&quot;;&quot;&quot;;#REF!.[Kesä.R117])" office:value-type="string" office:string-value="" calcext:value-type="error">
            <text:p>Err:508</text:p>
          </table:covered-table-cell>
          <table:covered-table-cell table:formula="of:=IF(#REF!.[Kesä.S117]=&quot;&quot;;&quot;&quot;;#REF!.[Kesä.S117])" office:value-type="string" office:string-value="" calcext:value-type="error">
            <text:p>Err:508</text:p>
          </table:covered-table-cell>
          <table:covered-table-cell table:formula="of:=IF(#REF!.[Kesä.T117]=&quot;&quot;;&quot;&quot;;#REF!.[Kesä.T117])" office:value-type="string" office:string-value="" calcext:value-type="error">
            <text:p>Err:508</text:p>
          </table:covered-table-cell>
          <table:covered-table-cell table:formula="of:=IF(#REF!.[Kesä.U117]=&quot;&quot;;&quot;&quot;;#REF!.[Kesä.U117])" office:value-type="string" office:string-value="" calcext:value-type="error">
            <text:p>Err:508</text:p>
          </table:covered-table-cell>
        </table:table-row>
      </table:table>
      <table:table table:name="Loka" table:style-name="ta1">
        <table:table-column table:style-name="co9" table:default-cell-style-name="ce15"/>
        <table:table-column table:style-name="co8" table:number-columns-repeated="5" table:default-cell-style-name="ce23"/>
        <table:table-column table:style-name="co3" table:number-columns-repeated="2" table:default-cell-style-name="ce33"/>
        <table:table-column table:style-name="co8" table:default-cell-style-name="ce23"/>
        <table:table-column table:style-name="co10" table:default-cell-style-name="ce23"/>
        <table:table-column table:style-name="co8" table:number-columns-repeated="9" table:default-cell-style-name="ce23"/>
        <table:table-column table:style-name="co10" table:default-cell-style-name="ce23"/>
        <table:table-column table:style-name="co10" table:default-cell-style-name="ce65"/>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362];[$_data_.A362];&quot;&quot;)">
            <text:p/>
          </table:table-cell>
          <table:table-cell table:style-name="ce22" table:formula="of:=IF([$_data_.B362];[$_data_.B362];&quot;&quot;)">
            <text:p/>
          </table:table-cell>
          <table:table-cell table:style-name="ce22" table:formula="of:=IF([$_data_.C362];[$_data_.C362];&quot;&quot;)">
            <text:p/>
          </table:table-cell>
          <table:table-cell table:style-name="ce22" table:formula="of:=IF([$_data_.D362];[$_data_.D362];&quot;&quot;)">
            <text:p/>
          </table:table-cell>
          <table:table-cell table:style-name="ce22" table:formula="of:=IF([$_data_.E362];[$_data_.E362];&quot;&quot;)">
            <text:p/>
          </table:table-cell>
          <table:table-cell table:style-name="ce22" table:formula="of:=IF([$_data_.F362];[$_data_.F362];&quot;&quot;)">
            <text:p/>
          </table:table-cell>
          <table:table-cell table:style-name="ce32" table:formula="of:=IF([$_data_.G362];[$_data_.G362];&quot;&quot;)">
            <text:p/>
          </table:table-cell>
          <table:table-cell table:style-name="ce32" table:formula="of:=IF([$_data_.H362];[$_data_.H362];&quot;&quot;)">
            <text:p/>
          </table:table-cell>
          <table:table-cell table:style-name="ce22" table:formula="of:=IF([$_data_.I362];[$_data_.I362];&quot;&quot;)">
            <text:p/>
          </table:table-cell>
          <table:table-cell table:style-name="ce22" table:formula="of:=IF([$_data_.J362];[$_data_.J362];&quot;&quot;)">
            <text:p/>
          </table:table-cell>
          <table:table-cell table:style-name="ce22" table:formula="of:=IF([$_data_.K362];[$_data_.K362];&quot;&quot;)">
            <text:p/>
          </table:table-cell>
          <table:table-cell table:style-name="ce22" table:formula="of:=IF([$_data_.L362];[$_data_.L362];&quot;&quot;)">
            <text:p/>
          </table:table-cell>
          <table:table-cell table:style-name="ce22" table:formula="of:=IF([$_data_.M362];[$_data_.M362];&quot;&quot;)">
            <text:p/>
          </table:table-cell>
          <table:table-cell table:style-name="ce22" table:formula="of:=IF([$_data_.N362];[$_data_.N362];&quot;&quot;)">
            <text:p/>
          </table:table-cell>
          <table:table-cell table:style-name="ce22" table:formula="of:=IF([$_data_.O362];[$_data_.O362];&quot;&quot;)">
            <text:p/>
          </table:table-cell>
          <table:table-cell table:style-name="ce22" table:formula="of:=IF([$_data_.P362];[$_data_.P362];&quot;&quot;)">
            <text:p/>
          </table:table-cell>
          <table:table-cell table:style-name="ce22" table:formula="of:=IF([$_data_.Q362];[$_data_.Q362];&quot;&quot;)">
            <text:p/>
          </table:table-cell>
          <table:table-cell table:style-name="ce22" table:formula="of:=IF([$_data_.R362];[$_data_.R362];&quot;&quot;)">
            <text:p/>
          </table:table-cell>
          <table:table-cell table:style-name="ce22" table:formula="of:=IF([$_data_.S362];[$_data_.S362];&quot;&quot;)">
            <text:p/>
          </table:table-cell>
          <table:table-cell table:style-name="ce22" table:formula="of:=IF([$_data_.T362];[$_data_.T362];&quot;&quot;)">
            <text:p/>
          </table:table-cell>
          <table:table-cell table:style-name="ce64" table:formula="of:=IF([$_data_.U362];[$_data_.U362];&quot;&quot;)">
            <text:p/>
          </table:table-cell>
        </table:table-row>
        <table:table-row table:style-name="ro1">
          <table:table-cell table:formula="of:=IF([$_data_.A363];[$_data_.A363];&quot;&quot;)">
            <text:p/>
          </table:table-cell>
          <table:table-cell table:formula="of:=IF([$_data_.B363];[$_data_.B363];&quot;&quot;)">
            <text:p/>
          </table:table-cell>
          <table:table-cell table:formula="of:=IF([$_data_.C363];[$_data_.C363];&quot;&quot;)">
            <text:p/>
          </table:table-cell>
          <table:table-cell table:formula="of:=IF([$_data_.D363];[$_data_.D363];&quot;&quot;)">
            <text:p/>
          </table:table-cell>
          <table:table-cell table:formula="of:=IF([$_data_.E363];[$_data_.E363];&quot;&quot;)">
            <text:p/>
          </table:table-cell>
          <table:table-cell table:formula="of:=IF([$_data_.F363];[$_data_.F363];&quot;&quot;)">
            <text:p/>
          </table:table-cell>
          <table:table-cell table:formula="of:=IF([$_data_.G363];[$_data_.G363];&quot;&quot;)">
            <text:p/>
          </table:table-cell>
          <table:table-cell table:formula="of:=IF([$_data_.H363];[$_data_.H363];&quot;&quot;)">
            <text:p/>
          </table:table-cell>
          <table:table-cell table:formula="of:=IF([$_data_.I363];[$_data_.I363];&quot;&quot;)">
            <text:p/>
          </table:table-cell>
          <table:table-cell table:formula="of:=IF([$_data_.J363];[$_data_.J363];&quot;&quot;)">
            <text:p/>
          </table:table-cell>
          <table:table-cell table:formula="of:=IF([$_data_.K363];[$_data_.K363];&quot;&quot;)">
            <text:p/>
          </table:table-cell>
          <table:table-cell table:formula="of:=IF([$_data_.L363];[$_data_.L363];&quot;&quot;)">
            <text:p/>
          </table:table-cell>
          <table:table-cell table:formula="of:=IF([$_data_.M363];[$_data_.M363];&quot;&quot;)">
            <text:p/>
          </table:table-cell>
          <table:table-cell table:formula="of:=IF([$_data_.N363];[$_data_.N363];&quot;&quot;)">
            <text:p/>
          </table:table-cell>
          <table:table-cell table:formula="of:=IF([$_data_.O363];[$_data_.O363];&quot;&quot;)">
            <text:p/>
          </table:table-cell>
          <table:table-cell table:formula="of:=IF([$_data_.P363];[$_data_.P363];&quot;&quot;)">
            <text:p/>
          </table:table-cell>
          <table:table-cell table:formula="of:=IF([$_data_.Q363];[$_data_.Q363];&quot;&quot;)">
            <text:p/>
          </table:table-cell>
          <table:table-cell table:formula="of:=IF([$_data_.R363];[$_data_.R363];&quot;&quot;)">
            <text:p/>
          </table:table-cell>
          <table:table-cell table:formula="of:=IF([$_data_.S363];[$_data_.S363];&quot;&quot;)">
            <text:p/>
          </table:table-cell>
          <table:table-cell table:formula="of:=IF([$_data_.T363];[$_data_.T363];&quot;&quot;)">
            <text:p/>
          </table:table-cell>
          <table:table-cell table:formula="of:=IF([$_data_.U363];[$_data_.U363];&quot;&quot;)">
            <text:p/>
          </table:table-cell>
        </table:table-row>
        <table:table-row table:style-name="ro1">
          <table:table-cell table:formula="of:=IF([$_data_.A364];[$_data_.A364];&quot;&quot;)">
            <text:p/>
          </table:table-cell>
          <table:table-cell table:formula="of:=IF([$_data_.B364];[$_data_.B364];&quot;&quot;)">
            <text:p/>
          </table:table-cell>
          <table:table-cell table:formula="of:=IF([$_data_.C364];[$_data_.C364];&quot;&quot;)">
            <text:p/>
          </table:table-cell>
          <table:table-cell table:formula="of:=IF([$_data_.D364];[$_data_.D364];&quot;&quot;)">
            <text:p/>
          </table:table-cell>
          <table:table-cell table:formula="of:=IF([$_data_.E364];[$_data_.E364];&quot;&quot;)">
            <text:p/>
          </table:table-cell>
          <table:table-cell table:formula="of:=IF([$_data_.F364];[$_data_.F364];&quot;&quot;)">
            <text:p/>
          </table:table-cell>
          <table:table-cell table:formula="of:=IF([$_data_.G364];[$_data_.G364];&quot;&quot;)">
            <text:p/>
          </table:table-cell>
          <table:table-cell table:formula="of:=IF([$_data_.H364];[$_data_.H364];&quot;&quot;)">
            <text:p/>
          </table:table-cell>
          <table:table-cell table:formula="of:=IF([$_data_.I364];[$_data_.I364];&quot;&quot;)">
            <text:p/>
          </table:table-cell>
          <table:table-cell table:formula="of:=IF([$_data_.J364];[$_data_.J364];&quot;&quot;)">
            <text:p/>
          </table:table-cell>
          <table:table-cell table:formula="of:=IF([$_data_.K364];[$_data_.K364];&quot;&quot;)">
            <text:p/>
          </table:table-cell>
          <table:table-cell table:formula="of:=IF([$_data_.L364];[$_data_.L364];&quot;&quot;)">
            <text:p/>
          </table:table-cell>
          <table:table-cell table:formula="of:=IF([$_data_.M364];[$_data_.M364];&quot;&quot;)">
            <text:p/>
          </table:table-cell>
          <table:table-cell table:formula="of:=IF([$_data_.N364];[$_data_.N364];&quot;&quot;)">
            <text:p/>
          </table:table-cell>
          <table:table-cell table:formula="of:=IF([$_data_.O364];[$_data_.O364];&quot;&quot;)">
            <text:p/>
          </table:table-cell>
          <table:table-cell table:formula="of:=IF([$_data_.P364];[$_data_.P364];&quot;&quot;)">
            <text:p/>
          </table:table-cell>
          <table:table-cell table:formula="of:=IF([$_data_.Q364];[$_data_.Q364];&quot;&quot;)">
            <text:p/>
          </table:table-cell>
          <table:table-cell table:formula="of:=IF([$_data_.R364];[$_data_.R364];&quot;&quot;)">
            <text:p/>
          </table:table-cell>
          <table:table-cell table:formula="of:=IF([$_data_.S364];[$_data_.S364];&quot;&quot;)">
            <text:p/>
          </table:table-cell>
          <table:table-cell table:formula="of:=IF([$_data_.T364];[$_data_.T364];&quot;&quot;)">
            <text:p/>
          </table:table-cell>
          <table:table-cell table:formula="of:=IF([$_data_.U364];[$_data_.U364];&quot;&quot;)">
            <text:p/>
          </table:table-cell>
        </table:table-row>
        <table:table-row table:style-name="ro1">
          <table:table-cell table:formula="of:=IF([$_data_.A365];[$_data_.A365];&quot;&quot;)">
            <text:p/>
          </table:table-cell>
          <table:table-cell table:formula="of:=IF([$_data_.B365];[$_data_.B365];&quot;&quot;)">
            <text:p/>
          </table:table-cell>
          <table:table-cell table:formula="of:=IF([$_data_.C365];[$_data_.C365];&quot;&quot;)">
            <text:p/>
          </table:table-cell>
          <table:table-cell table:formula="of:=IF([$_data_.D365];[$_data_.D365];&quot;&quot;)">
            <text:p/>
          </table:table-cell>
          <table:table-cell table:formula="of:=IF([$_data_.E365];[$_data_.E365];&quot;&quot;)">
            <text:p/>
          </table:table-cell>
          <table:table-cell table:formula="of:=IF([$_data_.F365];[$_data_.F365];&quot;&quot;)">
            <text:p/>
          </table:table-cell>
          <table:table-cell table:formula="of:=IF([$_data_.G365];[$_data_.G365];&quot;&quot;)">
            <text:p/>
          </table:table-cell>
          <table:table-cell table:formula="of:=IF([$_data_.H365];[$_data_.H365];&quot;&quot;)">
            <text:p/>
          </table:table-cell>
          <table:table-cell table:formula="of:=IF([$_data_.I365];[$_data_.I365];&quot;&quot;)">
            <text:p/>
          </table:table-cell>
          <table:table-cell table:formula="of:=IF([$_data_.J365];[$_data_.J365];&quot;&quot;)">
            <text:p/>
          </table:table-cell>
          <table:table-cell table:formula="of:=IF([$_data_.K365];[$_data_.K365];&quot;&quot;)">
            <text:p/>
          </table:table-cell>
          <table:table-cell table:formula="of:=IF([$_data_.L365];[$_data_.L365];&quot;&quot;)">
            <text:p/>
          </table:table-cell>
          <table:table-cell table:formula="of:=IF([$_data_.M365];[$_data_.M365];&quot;&quot;)">
            <text:p/>
          </table:table-cell>
          <table:table-cell table:formula="of:=IF([$_data_.N365];[$_data_.N365];&quot;&quot;)">
            <text:p/>
          </table:table-cell>
          <table:table-cell table:formula="of:=IF([$_data_.O365];[$_data_.O365];&quot;&quot;)">
            <text:p/>
          </table:table-cell>
          <table:table-cell table:formula="of:=IF([$_data_.P365];[$_data_.P365];&quot;&quot;)">
            <text:p/>
          </table:table-cell>
          <table:table-cell table:formula="of:=IF([$_data_.Q365];[$_data_.Q365];&quot;&quot;)">
            <text:p/>
          </table:table-cell>
          <table:table-cell table:formula="of:=IF([$_data_.R365];[$_data_.R365];&quot;&quot;)">
            <text:p/>
          </table:table-cell>
          <table:table-cell table:formula="of:=IF([$_data_.S365];[$_data_.S365];&quot;&quot;)">
            <text:p/>
          </table:table-cell>
          <table:table-cell table:formula="of:=IF([$_data_.T365];[$_data_.T365];&quot;&quot;)">
            <text:p/>
          </table:table-cell>
          <table:table-cell table:formula="of:=IF([$_data_.U365];[$_data_.U365];&quot;&quot;)">
            <text:p/>
          </table:table-cell>
        </table:table-row>
        <table:table-row table:style-name="ro1">
          <table:table-cell table:formula="of:=IF([$_data_.A366];[$_data_.A366];&quot;&quot;)">
            <text:p/>
          </table:table-cell>
          <table:table-cell table:formula="of:=IF([$_data_.B366];[$_data_.B366];&quot;&quot;)">
            <text:p/>
          </table:table-cell>
          <table:table-cell table:formula="of:=IF([$_data_.C366];[$_data_.C366];&quot;&quot;)">
            <text:p/>
          </table:table-cell>
          <table:table-cell table:formula="of:=IF([$_data_.D366];[$_data_.D366];&quot;&quot;)">
            <text:p/>
          </table:table-cell>
          <table:table-cell table:formula="of:=IF([$_data_.E366];[$_data_.E366];&quot;&quot;)">
            <text:p/>
          </table:table-cell>
          <table:table-cell table:formula="of:=IF([$_data_.F366];[$_data_.F366];&quot;&quot;)">
            <text:p/>
          </table:table-cell>
          <table:table-cell table:formula="of:=IF([$_data_.G366];[$_data_.G366];&quot;&quot;)">
            <text:p/>
          </table:table-cell>
          <table:table-cell table:formula="of:=IF([$_data_.H366];[$_data_.H366];&quot;&quot;)">
            <text:p/>
          </table:table-cell>
          <table:table-cell table:formula="of:=IF([$_data_.I366];[$_data_.I366];&quot;&quot;)">
            <text:p/>
          </table:table-cell>
          <table:table-cell table:formula="of:=IF([$_data_.J366];[$_data_.J366];&quot;&quot;)">
            <text:p/>
          </table:table-cell>
          <table:table-cell table:formula="of:=IF([$_data_.K366];[$_data_.K366];&quot;&quot;)">
            <text:p/>
          </table:table-cell>
          <table:table-cell table:formula="of:=IF([$_data_.L366];[$_data_.L366];&quot;&quot;)">
            <text:p/>
          </table:table-cell>
          <table:table-cell table:formula="of:=IF([$_data_.M366];[$_data_.M366];&quot;&quot;)">
            <text:p/>
          </table:table-cell>
          <table:table-cell table:formula="of:=IF([$_data_.N366];[$_data_.N366];&quot;&quot;)">
            <text:p/>
          </table:table-cell>
          <table:table-cell table:formula="of:=IF([$_data_.O366];[$_data_.O366];&quot;&quot;)">
            <text:p/>
          </table:table-cell>
          <table:table-cell table:formula="of:=IF([$_data_.P366];[$_data_.P366];&quot;&quot;)">
            <text:p/>
          </table:table-cell>
          <table:table-cell table:formula="of:=IF([$_data_.Q366];[$_data_.Q366];&quot;&quot;)">
            <text:p/>
          </table:table-cell>
          <table:table-cell table:formula="of:=IF([$_data_.R366];[$_data_.R366];&quot;&quot;)">
            <text:p/>
          </table:table-cell>
          <table:table-cell table:formula="of:=IF([$_data_.S366];[$_data_.S366];&quot;&quot;)">
            <text:p/>
          </table:table-cell>
          <table:table-cell table:formula="of:=IF([$_data_.T366];[$_data_.T366];&quot;&quot;)">
            <text:p/>
          </table:table-cell>
          <table:table-cell table:formula="of:=IF([$_data_.U366];[$_data_.U366];&quot;&quot;)">
            <text:p/>
          </table:table-cell>
        </table:table-row>
        <table:table-row table:style-name="ro1">
          <table:table-cell table:formula="of:=IF([$_data_.A367];[$_data_.A367];&quot;&quot;)">
            <text:p/>
          </table:table-cell>
          <table:table-cell table:formula="of:=IF([$_data_.B367];[$_data_.B367];&quot;&quot;)">
            <text:p/>
          </table:table-cell>
          <table:table-cell table:formula="of:=IF([$_data_.C367];[$_data_.C367];&quot;&quot;)">
            <text:p/>
          </table:table-cell>
          <table:table-cell table:formula="of:=IF([$_data_.D367];[$_data_.D367];&quot;&quot;)">
            <text:p/>
          </table:table-cell>
          <table:table-cell table:formula="of:=IF([$_data_.E367];[$_data_.E367];&quot;&quot;)">
            <text:p/>
          </table:table-cell>
          <table:table-cell table:formula="of:=IF([$_data_.F367];[$_data_.F367];&quot;&quot;)">
            <text:p/>
          </table:table-cell>
          <table:table-cell table:formula="of:=IF([$_data_.G367];[$_data_.G367];&quot;&quot;)">
            <text:p/>
          </table:table-cell>
          <table:table-cell table:formula="of:=IF([$_data_.H367];[$_data_.H367];&quot;&quot;)">
            <text:p/>
          </table:table-cell>
          <table:table-cell table:formula="of:=IF([$_data_.I367];[$_data_.I367];&quot;&quot;)">
            <text:p/>
          </table:table-cell>
          <table:table-cell table:formula="of:=IF([$_data_.J367];[$_data_.J367];&quot;&quot;)">
            <text:p/>
          </table:table-cell>
          <table:table-cell table:formula="of:=IF([$_data_.K367];[$_data_.K367];&quot;&quot;)">
            <text:p/>
          </table:table-cell>
          <table:table-cell table:formula="of:=IF([$_data_.L367];[$_data_.L367];&quot;&quot;)">
            <text:p/>
          </table:table-cell>
          <table:table-cell table:formula="of:=IF([$_data_.M367];[$_data_.M367];&quot;&quot;)">
            <text:p/>
          </table:table-cell>
          <table:table-cell table:formula="of:=IF([$_data_.N367];[$_data_.N367];&quot;&quot;)">
            <text:p/>
          </table:table-cell>
          <table:table-cell table:formula="of:=IF([$_data_.O367];[$_data_.O367];&quot;&quot;)">
            <text:p/>
          </table:table-cell>
          <table:table-cell table:formula="of:=IF([$_data_.P367];[$_data_.P367];&quot;&quot;)">
            <text:p/>
          </table:table-cell>
          <table:table-cell table:formula="of:=IF([$_data_.Q367];[$_data_.Q367];&quot;&quot;)">
            <text:p/>
          </table:table-cell>
          <table:table-cell table:formula="of:=IF([$_data_.R367];[$_data_.R367];&quot;&quot;)">
            <text:p/>
          </table:table-cell>
          <table:table-cell table:formula="of:=IF([$_data_.S367];[$_data_.S367];&quot;&quot;)">
            <text:p/>
          </table:table-cell>
          <table:table-cell table:formula="of:=IF([$_data_.T367];[$_data_.T367];&quot;&quot;)">
            <text:p/>
          </table:table-cell>
          <table:table-cell table:formula="of:=IF([$_data_.U367];[$_data_.U367];&quot;&quot;)">
            <text:p/>
          </table:table-cell>
        </table:table-row>
        <table:table-row table:style-name="ro1">
          <table:table-cell table:formula="of:=IF([$_data_.A368];[$_data_.A368];&quot;&quot;)">
            <text:p/>
          </table:table-cell>
          <table:table-cell table:formula="of:=IF([$_data_.B368];[$_data_.B368];&quot;&quot;)">
            <text:p/>
          </table:table-cell>
          <table:table-cell table:formula="of:=IF([$_data_.C368];[$_data_.C368];&quot;&quot;)">
            <text:p/>
          </table:table-cell>
          <table:table-cell table:formula="of:=IF([$_data_.D368];[$_data_.D368];&quot;&quot;)">
            <text:p/>
          </table:table-cell>
          <table:table-cell table:formula="of:=IF([$_data_.E368];[$_data_.E368];&quot;&quot;)">
            <text:p/>
          </table:table-cell>
          <table:table-cell table:formula="of:=IF([$_data_.F368];[$_data_.F368];&quot;&quot;)">
            <text:p/>
          </table:table-cell>
          <table:table-cell table:formula="of:=IF([$_data_.G368];[$_data_.G368];&quot;&quot;)">
            <text:p/>
          </table:table-cell>
          <table:table-cell table:formula="of:=IF([$_data_.H368];[$_data_.H368];&quot;&quot;)">
            <text:p/>
          </table:table-cell>
          <table:table-cell table:formula="of:=IF([$_data_.I368];[$_data_.I368];&quot;&quot;)">
            <text:p/>
          </table:table-cell>
          <table:table-cell table:formula="of:=IF([$_data_.J368];[$_data_.J368];&quot;&quot;)">
            <text:p/>
          </table:table-cell>
          <table:table-cell table:formula="of:=IF([$_data_.K368];[$_data_.K368];&quot;&quot;)">
            <text:p/>
          </table:table-cell>
          <table:table-cell table:formula="of:=IF([$_data_.L368];[$_data_.L368];&quot;&quot;)">
            <text:p/>
          </table:table-cell>
          <table:table-cell table:formula="of:=IF([$_data_.M368];[$_data_.M368];&quot;&quot;)">
            <text:p/>
          </table:table-cell>
          <table:table-cell table:formula="of:=IF([$_data_.N368];[$_data_.N368];&quot;&quot;)">
            <text:p/>
          </table:table-cell>
          <table:table-cell table:formula="of:=IF([$_data_.O368];[$_data_.O368];&quot;&quot;)">
            <text:p/>
          </table:table-cell>
          <table:table-cell table:formula="of:=IF([$_data_.P368];[$_data_.P368];&quot;&quot;)">
            <text:p/>
          </table:table-cell>
          <table:table-cell table:formula="of:=IF([$_data_.Q368];[$_data_.Q368];&quot;&quot;)">
            <text:p/>
          </table:table-cell>
          <table:table-cell table:formula="of:=IF([$_data_.R368];[$_data_.R368];&quot;&quot;)">
            <text:p/>
          </table:table-cell>
          <table:table-cell table:formula="of:=IF([$_data_.S368];[$_data_.S368];&quot;&quot;)">
            <text:p/>
          </table:table-cell>
          <table:table-cell table:formula="of:=IF([$_data_.T368];[$_data_.T368];&quot;&quot;)">
            <text:p/>
          </table:table-cell>
          <table:table-cell table:formula="of:=IF([$_data_.U368];[$_data_.U368];&quot;&quot;)">
            <text:p/>
          </table:table-cell>
        </table:table-row>
        <table:table-row table:style-name="ro1">
          <table:table-cell table:formula="of:=IF([$_data_.A369];[$_data_.A369];&quot;&quot;)">
            <text:p/>
          </table:table-cell>
          <table:table-cell table:formula="of:=IF([$_data_.B369];[$_data_.B369];&quot;&quot;)">
            <text:p/>
          </table:table-cell>
          <table:table-cell table:formula="of:=IF([$_data_.C369];[$_data_.C369];&quot;&quot;)">
            <text:p/>
          </table:table-cell>
          <table:table-cell table:formula="of:=IF([$_data_.D369];[$_data_.D369];&quot;&quot;)">
            <text:p/>
          </table:table-cell>
          <table:table-cell table:formula="of:=IF([$_data_.E369];[$_data_.E369];&quot;&quot;)">
            <text:p/>
          </table:table-cell>
          <table:table-cell table:formula="of:=IF([$_data_.F369];[$_data_.F369];&quot;&quot;)">
            <text:p/>
          </table:table-cell>
          <table:table-cell table:formula="of:=IF([$_data_.G369];[$_data_.G369];&quot;&quot;)">
            <text:p/>
          </table:table-cell>
          <table:table-cell table:formula="of:=IF([$_data_.H369];[$_data_.H369];&quot;&quot;)">
            <text:p/>
          </table:table-cell>
          <table:table-cell table:formula="of:=IF([$_data_.I369];[$_data_.I369];&quot;&quot;)">
            <text:p/>
          </table:table-cell>
          <table:table-cell table:formula="of:=IF([$_data_.J369];[$_data_.J369];&quot;&quot;)">
            <text:p/>
          </table:table-cell>
          <table:table-cell table:formula="of:=IF([$_data_.K369];[$_data_.K369];&quot;&quot;)">
            <text:p/>
          </table:table-cell>
          <table:table-cell table:formula="of:=IF([$_data_.L369];[$_data_.L369];&quot;&quot;)">
            <text:p/>
          </table:table-cell>
          <table:table-cell table:formula="of:=IF([$_data_.M369];[$_data_.M369];&quot;&quot;)">
            <text:p/>
          </table:table-cell>
          <table:table-cell table:formula="of:=IF([$_data_.N369];[$_data_.N369];&quot;&quot;)">
            <text:p/>
          </table:table-cell>
          <table:table-cell table:formula="of:=IF([$_data_.O369];[$_data_.O369];&quot;&quot;)">
            <text:p/>
          </table:table-cell>
          <table:table-cell table:formula="of:=IF([$_data_.P369];[$_data_.P369];&quot;&quot;)">
            <text:p/>
          </table:table-cell>
          <table:table-cell table:formula="of:=IF([$_data_.Q369];[$_data_.Q369];&quot;&quot;)">
            <text:p/>
          </table:table-cell>
          <table:table-cell table:formula="of:=IF([$_data_.R369];[$_data_.R369];&quot;&quot;)">
            <text:p/>
          </table:table-cell>
          <table:table-cell table:formula="of:=IF([$_data_.S369];[$_data_.S369];&quot;&quot;)">
            <text:p/>
          </table:table-cell>
          <table:table-cell table:formula="of:=IF([$_data_.T369];[$_data_.T369];&quot;&quot;)">
            <text:p/>
          </table:table-cell>
          <table:table-cell table:formula="of:=IF([$_data_.U369];[$_data_.U369];&quot;&quot;)">
            <text:p/>
          </table:table-cell>
        </table:table-row>
        <table:table-row table:style-name="ro1">
          <table:table-cell table:formula="of:=IF([$_data_.A370];[$_data_.A370];&quot;&quot;)">
            <text:p/>
          </table:table-cell>
          <table:table-cell table:formula="of:=IF([$_data_.B370];[$_data_.B370];&quot;&quot;)">
            <text:p/>
          </table:table-cell>
          <table:table-cell table:formula="of:=IF([$_data_.C370];[$_data_.C370];&quot;&quot;)">
            <text:p/>
          </table:table-cell>
          <table:table-cell table:formula="of:=IF([$_data_.D370];[$_data_.D370];&quot;&quot;)">
            <text:p/>
          </table:table-cell>
          <table:table-cell table:formula="of:=IF([$_data_.E370];[$_data_.E370];&quot;&quot;)">
            <text:p/>
          </table:table-cell>
          <table:table-cell table:formula="of:=IF([$_data_.F370];[$_data_.F370];&quot;&quot;)">
            <text:p/>
          </table:table-cell>
          <table:table-cell table:formula="of:=IF([$_data_.G370];[$_data_.G370];&quot;&quot;)">
            <text:p/>
          </table:table-cell>
          <table:table-cell table:formula="of:=IF([$_data_.H370];[$_data_.H370];&quot;&quot;)">
            <text:p/>
          </table:table-cell>
          <table:table-cell table:formula="of:=IF([$_data_.I370];[$_data_.I370];&quot;&quot;)">
            <text:p/>
          </table:table-cell>
          <table:table-cell table:formula="of:=IF([$_data_.J370];[$_data_.J370];&quot;&quot;)">
            <text:p/>
          </table:table-cell>
          <table:table-cell table:formula="of:=IF([$_data_.K370];[$_data_.K370];&quot;&quot;)">
            <text:p/>
          </table:table-cell>
          <table:table-cell table:formula="of:=IF([$_data_.L370];[$_data_.L370];&quot;&quot;)">
            <text:p/>
          </table:table-cell>
          <table:table-cell table:formula="of:=IF([$_data_.M370];[$_data_.M370];&quot;&quot;)">
            <text:p/>
          </table:table-cell>
          <table:table-cell table:formula="of:=IF([$_data_.N370];[$_data_.N370];&quot;&quot;)">
            <text:p/>
          </table:table-cell>
          <table:table-cell table:formula="of:=IF([$_data_.O370];[$_data_.O370];&quot;&quot;)">
            <text:p/>
          </table:table-cell>
          <table:table-cell table:formula="of:=IF([$_data_.P370];[$_data_.P370];&quot;&quot;)">
            <text:p/>
          </table:table-cell>
          <table:table-cell table:formula="of:=IF([$_data_.Q370];[$_data_.Q370];&quot;&quot;)">
            <text:p/>
          </table:table-cell>
          <table:table-cell table:formula="of:=IF([$_data_.R370];[$_data_.R370];&quot;&quot;)">
            <text:p/>
          </table:table-cell>
          <table:table-cell table:formula="of:=IF([$_data_.S370];[$_data_.S370];&quot;&quot;)">
            <text:p/>
          </table:table-cell>
          <table:table-cell table:formula="of:=IF([$_data_.T370];[$_data_.T370];&quot;&quot;)">
            <text:p/>
          </table:table-cell>
          <table:table-cell table:formula="of:=IF([$_data_.U370];[$_data_.U370];&quot;&quot;)">
            <text:p/>
          </table:table-cell>
        </table:table-row>
        <table:table-row table:style-name="ro1">
          <table:table-cell table:formula="of:=IF([$_data_.A371];[$_data_.A371];&quot;&quot;)">
            <text:p/>
          </table:table-cell>
          <table:table-cell table:formula="of:=IF([$_data_.B371];[$_data_.B371];&quot;&quot;)">
            <text:p/>
          </table:table-cell>
          <table:table-cell table:formula="of:=IF([$_data_.C371];[$_data_.C371];&quot;&quot;)">
            <text:p/>
          </table:table-cell>
          <table:table-cell table:formula="of:=IF([$_data_.D371];[$_data_.D371];&quot;&quot;)">
            <text:p/>
          </table:table-cell>
          <table:table-cell table:formula="of:=IF([$_data_.E371];[$_data_.E371];&quot;&quot;)">
            <text:p/>
          </table:table-cell>
          <table:table-cell table:formula="of:=IF([$_data_.F371];[$_data_.F371];&quot;&quot;)">
            <text:p/>
          </table:table-cell>
          <table:table-cell table:formula="of:=IF([$_data_.G371];[$_data_.G371];&quot;&quot;)">
            <text:p/>
          </table:table-cell>
          <table:table-cell table:formula="of:=IF([$_data_.H371];[$_data_.H371];&quot;&quot;)">
            <text:p/>
          </table:table-cell>
          <table:table-cell table:formula="of:=IF([$_data_.I371];[$_data_.I371];&quot;&quot;)">
            <text:p/>
          </table:table-cell>
          <table:table-cell table:formula="of:=IF([$_data_.J371];[$_data_.J371];&quot;&quot;)">
            <text:p/>
          </table:table-cell>
          <table:table-cell table:formula="of:=IF([$_data_.K371];[$_data_.K371];&quot;&quot;)">
            <text:p/>
          </table:table-cell>
          <table:table-cell table:formula="of:=IF([$_data_.L371];[$_data_.L371];&quot;&quot;)">
            <text:p/>
          </table:table-cell>
          <table:table-cell table:formula="of:=IF([$_data_.M371];[$_data_.M371];&quot;&quot;)">
            <text:p/>
          </table:table-cell>
          <table:table-cell table:formula="of:=IF([$_data_.N371];[$_data_.N371];&quot;&quot;)">
            <text:p/>
          </table:table-cell>
          <table:table-cell table:formula="of:=IF([$_data_.O371];[$_data_.O371];&quot;&quot;)">
            <text:p/>
          </table:table-cell>
          <table:table-cell table:formula="of:=IF([$_data_.P371];[$_data_.P371];&quot;&quot;)">
            <text:p/>
          </table:table-cell>
          <table:table-cell table:formula="of:=IF([$_data_.Q371];[$_data_.Q371];&quot;&quot;)">
            <text:p/>
          </table:table-cell>
          <table:table-cell table:formula="of:=IF([$_data_.R371];[$_data_.R371];&quot;&quot;)">
            <text:p/>
          </table:table-cell>
          <table:table-cell table:formula="of:=IF([$_data_.S371];[$_data_.S371];&quot;&quot;)">
            <text:p/>
          </table:table-cell>
          <table:table-cell table:formula="of:=IF([$_data_.T371];[$_data_.T371];&quot;&quot;)">
            <text:p/>
          </table:table-cell>
          <table:table-cell table:formula="of:=IF([$_data_.U371];[$_data_.U371];&quot;&quot;)">
            <text:p/>
          </table:table-cell>
        </table:table-row>
        <table:table-row table:style-name="ro1">
          <table:table-cell table:formula="of:=IF([$_data_.A372];[$_data_.A372];&quot;&quot;)">
            <text:p/>
          </table:table-cell>
          <table:table-cell table:formula="of:=IF([$_data_.B372];[$_data_.B372];&quot;&quot;)">
            <text:p/>
          </table:table-cell>
          <table:table-cell table:formula="of:=IF([$_data_.C372];[$_data_.C372];&quot;&quot;)">
            <text:p/>
          </table:table-cell>
          <table:table-cell table:formula="of:=IF([$_data_.D372];[$_data_.D372];&quot;&quot;)">
            <text:p/>
          </table:table-cell>
          <table:table-cell table:formula="of:=IF([$_data_.E372];[$_data_.E372];&quot;&quot;)">
            <text:p/>
          </table:table-cell>
          <table:table-cell table:formula="of:=IF([$_data_.F372];[$_data_.F372];&quot;&quot;)">
            <text:p/>
          </table:table-cell>
          <table:table-cell table:formula="of:=IF([$_data_.G372];[$_data_.G372];&quot;&quot;)">
            <text:p/>
          </table:table-cell>
          <table:table-cell table:formula="of:=IF([$_data_.H372];[$_data_.H372];&quot;&quot;)">
            <text:p/>
          </table:table-cell>
          <table:table-cell table:formula="of:=IF([$_data_.I372];[$_data_.I372];&quot;&quot;)">
            <text:p/>
          </table:table-cell>
          <table:table-cell table:formula="of:=IF([$_data_.J372];[$_data_.J372];&quot;&quot;)">
            <text:p/>
          </table:table-cell>
          <table:table-cell table:formula="of:=IF([$_data_.K372];[$_data_.K372];&quot;&quot;)">
            <text:p/>
          </table:table-cell>
          <table:table-cell table:formula="of:=IF([$_data_.L372];[$_data_.L372];&quot;&quot;)">
            <text:p/>
          </table:table-cell>
          <table:table-cell table:formula="of:=IF([$_data_.M372];[$_data_.M372];&quot;&quot;)">
            <text:p/>
          </table:table-cell>
          <table:table-cell table:formula="of:=IF([$_data_.N372];[$_data_.N372];&quot;&quot;)">
            <text:p/>
          </table:table-cell>
          <table:table-cell table:formula="of:=IF([$_data_.O372];[$_data_.O372];&quot;&quot;)">
            <text:p/>
          </table:table-cell>
          <table:table-cell table:formula="of:=IF([$_data_.P372];[$_data_.P372];&quot;&quot;)">
            <text:p/>
          </table:table-cell>
          <table:table-cell table:formula="of:=IF([$_data_.Q372];[$_data_.Q372];&quot;&quot;)">
            <text:p/>
          </table:table-cell>
          <table:table-cell table:formula="of:=IF([$_data_.R372];[$_data_.R372];&quot;&quot;)">
            <text:p/>
          </table:table-cell>
          <table:table-cell table:formula="of:=IF([$_data_.S372];[$_data_.S372];&quot;&quot;)">
            <text:p/>
          </table:table-cell>
          <table:table-cell table:formula="of:=IF([$_data_.T372];[$_data_.T372];&quot;&quot;)">
            <text:p/>
          </table:table-cell>
          <table:table-cell table:formula="of:=IF([$_data_.U372];[$_data_.U372];&quot;&quot;)">
            <text:p/>
          </table:table-cell>
        </table:table-row>
        <table:table-row table:style-name="ro1">
          <table:table-cell table:formula="of:=IF([$_data_.A373];[$_data_.A373];&quot;&quot;)">
            <text:p/>
          </table:table-cell>
          <table:table-cell table:formula="of:=IF([$_data_.B373];[$_data_.B373];&quot;&quot;)">
            <text:p/>
          </table:table-cell>
          <table:table-cell table:formula="of:=IF([$_data_.C373];[$_data_.C373];&quot;&quot;)">
            <text:p/>
          </table:table-cell>
          <table:table-cell table:formula="of:=IF([$_data_.D373];[$_data_.D373];&quot;&quot;)">
            <text:p/>
          </table:table-cell>
          <table:table-cell table:formula="of:=IF([$_data_.E373];[$_data_.E373];&quot;&quot;)">
            <text:p/>
          </table:table-cell>
          <table:table-cell table:formula="of:=IF([$_data_.F373];[$_data_.F373];&quot;&quot;)">
            <text:p/>
          </table:table-cell>
          <table:table-cell table:formula="of:=IF([$_data_.G373];[$_data_.G373];&quot;&quot;)">
            <text:p/>
          </table:table-cell>
          <table:table-cell table:formula="of:=IF([$_data_.H373];[$_data_.H373];&quot;&quot;)">
            <text:p/>
          </table:table-cell>
          <table:table-cell table:formula="of:=IF([$_data_.I373];[$_data_.I373];&quot;&quot;)">
            <text:p/>
          </table:table-cell>
          <table:table-cell table:formula="of:=IF([$_data_.J373];[$_data_.J373];&quot;&quot;)">
            <text:p/>
          </table:table-cell>
          <table:table-cell table:formula="of:=IF([$_data_.K373];[$_data_.K373];&quot;&quot;)">
            <text:p/>
          </table:table-cell>
          <table:table-cell table:formula="of:=IF([$_data_.L373];[$_data_.L373];&quot;&quot;)">
            <text:p/>
          </table:table-cell>
          <table:table-cell table:formula="of:=IF([$_data_.M373];[$_data_.M373];&quot;&quot;)">
            <text:p/>
          </table:table-cell>
          <table:table-cell table:formula="of:=IF([$_data_.N373];[$_data_.N373];&quot;&quot;)">
            <text:p/>
          </table:table-cell>
          <table:table-cell table:formula="of:=IF([$_data_.O373];[$_data_.O373];&quot;&quot;)">
            <text:p/>
          </table:table-cell>
          <table:table-cell table:formula="of:=IF([$_data_.P373];[$_data_.P373];&quot;&quot;)">
            <text:p/>
          </table:table-cell>
          <table:table-cell table:formula="of:=IF([$_data_.Q373];[$_data_.Q373];&quot;&quot;)">
            <text:p/>
          </table:table-cell>
          <table:table-cell table:formula="of:=IF([$_data_.R373];[$_data_.R373];&quot;&quot;)">
            <text:p/>
          </table:table-cell>
          <table:table-cell table:formula="of:=IF([$_data_.S373];[$_data_.S373];&quot;&quot;)">
            <text:p/>
          </table:table-cell>
          <table:table-cell table:formula="of:=IF([$_data_.T373];[$_data_.T373];&quot;&quot;)">
            <text:p/>
          </table:table-cell>
          <table:table-cell table:formula="of:=IF([$_data_.U373];[$_data_.U373];&quot;&quot;)">
            <text:p/>
          </table:table-cell>
        </table:table-row>
        <table:table-row table:style-name="ro1">
          <table:table-cell table:formula="of:=IF([$_data_.A374];[$_data_.A374];&quot;&quot;)">
            <text:p/>
          </table:table-cell>
          <table:table-cell table:formula="of:=IF([$_data_.B374];[$_data_.B374];&quot;&quot;)">
            <text:p/>
          </table:table-cell>
          <table:table-cell table:formula="of:=IF([$_data_.C374];[$_data_.C374];&quot;&quot;)">
            <text:p/>
          </table:table-cell>
          <table:table-cell table:formula="of:=IF([$_data_.D374];[$_data_.D374];&quot;&quot;)">
            <text:p/>
          </table:table-cell>
          <table:table-cell table:formula="of:=IF([$_data_.E374];[$_data_.E374];&quot;&quot;)">
            <text:p/>
          </table:table-cell>
          <table:table-cell table:formula="of:=IF([$_data_.F374];[$_data_.F374];&quot;&quot;)">
            <text:p/>
          </table:table-cell>
          <table:table-cell table:formula="of:=IF([$_data_.G374];[$_data_.G374];&quot;&quot;)">
            <text:p/>
          </table:table-cell>
          <table:table-cell table:formula="of:=IF([$_data_.H374];[$_data_.H374];&quot;&quot;)">
            <text:p/>
          </table:table-cell>
          <table:table-cell table:formula="of:=IF([$_data_.I374];[$_data_.I374];&quot;&quot;)">
            <text:p/>
          </table:table-cell>
          <table:table-cell table:formula="of:=IF([$_data_.J374];[$_data_.J374];&quot;&quot;)">
            <text:p/>
          </table:table-cell>
          <table:table-cell table:formula="of:=IF([$_data_.K374];[$_data_.K374];&quot;&quot;)">
            <text:p/>
          </table:table-cell>
          <table:table-cell table:formula="of:=IF([$_data_.L374];[$_data_.L374];&quot;&quot;)">
            <text:p/>
          </table:table-cell>
          <table:table-cell table:formula="of:=IF([$_data_.M374];[$_data_.M374];&quot;&quot;)">
            <text:p/>
          </table:table-cell>
          <table:table-cell table:formula="of:=IF([$_data_.N374];[$_data_.N374];&quot;&quot;)">
            <text:p/>
          </table:table-cell>
          <table:table-cell table:formula="of:=IF([$_data_.O374];[$_data_.O374];&quot;&quot;)">
            <text:p/>
          </table:table-cell>
          <table:table-cell table:formula="of:=IF([$_data_.P374];[$_data_.P374];&quot;&quot;)">
            <text:p/>
          </table:table-cell>
          <table:table-cell table:formula="of:=IF([$_data_.Q374];[$_data_.Q374];&quot;&quot;)">
            <text:p/>
          </table:table-cell>
          <table:table-cell table:formula="of:=IF([$_data_.R374];[$_data_.R374];&quot;&quot;)">
            <text:p/>
          </table:table-cell>
          <table:table-cell table:formula="of:=IF([$_data_.S374];[$_data_.S374];&quot;&quot;)">
            <text:p/>
          </table:table-cell>
          <table:table-cell table:formula="of:=IF([$_data_.T374];[$_data_.T374];&quot;&quot;)">
            <text:p/>
          </table:table-cell>
          <table:table-cell table:formula="of:=IF([$_data_.U374];[$_data_.U374];&quot;&quot;)">
            <text:p/>
          </table:table-cell>
        </table:table-row>
        <table:table-row table:style-name="ro1">
          <table:table-cell table:formula="of:=IF([$_data_.A375];[$_data_.A375];&quot;&quot;)">
            <text:p/>
          </table:table-cell>
          <table:table-cell table:formula="of:=IF([$_data_.B375];[$_data_.B375];&quot;&quot;)">
            <text:p/>
          </table:table-cell>
          <table:table-cell table:formula="of:=IF([$_data_.C375];[$_data_.C375];&quot;&quot;)">
            <text:p/>
          </table:table-cell>
          <table:table-cell table:formula="of:=IF([$_data_.D375];[$_data_.D375];&quot;&quot;)">
            <text:p/>
          </table:table-cell>
          <table:table-cell table:formula="of:=IF([$_data_.E375];[$_data_.E375];&quot;&quot;)">
            <text:p/>
          </table:table-cell>
          <table:table-cell table:formula="of:=IF([$_data_.F375];[$_data_.F375];&quot;&quot;)">
            <text:p/>
          </table:table-cell>
          <table:table-cell table:formula="of:=IF([$_data_.G375];[$_data_.G375];&quot;&quot;)">
            <text:p/>
          </table:table-cell>
          <table:table-cell table:formula="of:=IF([$_data_.H375];[$_data_.H375];&quot;&quot;)">
            <text:p/>
          </table:table-cell>
          <table:table-cell table:formula="of:=IF([$_data_.I375];[$_data_.I375];&quot;&quot;)">
            <text:p/>
          </table:table-cell>
          <table:table-cell table:formula="of:=IF([$_data_.J375];[$_data_.J375];&quot;&quot;)">
            <text:p/>
          </table:table-cell>
          <table:table-cell table:formula="of:=IF([$_data_.K375];[$_data_.K375];&quot;&quot;)">
            <text:p/>
          </table:table-cell>
          <table:table-cell table:formula="of:=IF([$_data_.L375];[$_data_.L375];&quot;&quot;)">
            <text:p/>
          </table:table-cell>
          <table:table-cell table:formula="of:=IF([$_data_.M375];[$_data_.M375];&quot;&quot;)">
            <text:p/>
          </table:table-cell>
          <table:table-cell table:formula="of:=IF([$_data_.N375];[$_data_.N375];&quot;&quot;)">
            <text:p/>
          </table:table-cell>
          <table:table-cell table:formula="of:=IF([$_data_.O375];[$_data_.O375];&quot;&quot;)">
            <text:p/>
          </table:table-cell>
          <table:table-cell table:formula="of:=IF([$_data_.P375];[$_data_.P375];&quot;&quot;)">
            <text:p/>
          </table:table-cell>
          <table:table-cell table:formula="of:=IF([$_data_.Q375];[$_data_.Q375];&quot;&quot;)">
            <text:p/>
          </table:table-cell>
          <table:table-cell table:formula="of:=IF([$_data_.R375];[$_data_.R375];&quot;&quot;)">
            <text:p/>
          </table:table-cell>
          <table:table-cell table:formula="of:=IF([$_data_.S375];[$_data_.S375];&quot;&quot;)">
            <text:p/>
          </table:table-cell>
          <table:table-cell table:formula="of:=IF([$_data_.T375];[$_data_.T375];&quot;&quot;)">
            <text:p/>
          </table:table-cell>
          <table:table-cell table:formula="of:=IF([$_data_.U375];[$_data_.U375];&quot;&quot;)">
            <text:p/>
          </table:table-cell>
        </table:table-row>
        <table:table-row table:style-name="ro1">
          <table:table-cell table:formula="of:=IF([$_data_.A376];[$_data_.A376];&quot;&quot;)">
            <text:p/>
          </table:table-cell>
          <table:table-cell table:formula="of:=IF([$_data_.B376];[$_data_.B376];&quot;&quot;)">
            <text:p/>
          </table:table-cell>
          <table:table-cell table:formula="of:=IF([$_data_.C376];[$_data_.C376];&quot;&quot;)">
            <text:p/>
          </table:table-cell>
          <table:table-cell table:formula="of:=IF([$_data_.D376];[$_data_.D376];&quot;&quot;)">
            <text:p/>
          </table:table-cell>
          <table:table-cell table:formula="of:=IF([$_data_.E376];[$_data_.E376];&quot;&quot;)">
            <text:p/>
          </table:table-cell>
          <table:table-cell table:formula="of:=IF([$_data_.F376];[$_data_.F376];&quot;&quot;)">
            <text:p/>
          </table:table-cell>
          <table:table-cell table:formula="of:=IF([$_data_.G376];[$_data_.G376];&quot;&quot;)">
            <text:p/>
          </table:table-cell>
          <table:table-cell table:formula="of:=IF([$_data_.H376];[$_data_.H376];&quot;&quot;)">
            <text:p/>
          </table:table-cell>
          <table:table-cell table:formula="of:=IF([$_data_.I376];[$_data_.I376];&quot;&quot;)">
            <text:p/>
          </table:table-cell>
          <table:table-cell table:formula="of:=IF([$_data_.J376];[$_data_.J376];&quot;&quot;)">
            <text:p/>
          </table:table-cell>
          <table:table-cell table:formula="of:=IF([$_data_.K376];[$_data_.K376];&quot;&quot;)">
            <text:p/>
          </table:table-cell>
          <table:table-cell table:formula="of:=IF([$_data_.L376];[$_data_.L376];&quot;&quot;)">
            <text:p/>
          </table:table-cell>
          <table:table-cell table:formula="of:=IF([$_data_.M376];[$_data_.M376];&quot;&quot;)">
            <text:p/>
          </table:table-cell>
          <table:table-cell table:formula="of:=IF([$_data_.N376];[$_data_.N376];&quot;&quot;)">
            <text:p/>
          </table:table-cell>
          <table:table-cell table:formula="of:=IF([$_data_.O376];[$_data_.O376];&quot;&quot;)">
            <text:p/>
          </table:table-cell>
          <table:table-cell table:formula="of:=IF([$_data_.P376];[$_data_.P376];&quot;&quot;)">
            <text:p/>
          </table:table-cell>
          <table:table-cell table:formula="of:=IF([$_data_.Q376];[$_data_.Q376];&quot;&quot;)">
            <text:p/>
          </table:table-cell>
          <table:table-cell table:formula="of:=IF([$_data_.R376];[$_data_.R376];&quot;&quot;)">
            <text:p/>
          </table:table-cell>
          <table:table-cell table:formula="of:=IF([$_data_.S376];[$_data_.S376];&quot;&quot;)">
            <text:p/>
          </table:table-cell>
          <table:table-cell table:formula="of:=IF([$_data_.T376];[$_data_.T376];&quot;&quot;)">
            <text:p/>
          </table:table-cell>
          <table:table-cell table:formula="of:=IF([$_data_.U376];[$_data_.U376];&quot;&quot;)">
            <text:p/>
          </table:table-cell>
        </table:table-row>
        <table:table-row table:style-name="ro1">
          <table:table-cell table:formula="of:=IF([$_data_.A377];[$_data_.A377];&quot;&quot;)">
            <text:p/>
          </table:table-cell>
          <table:table-cell table:formula="of:=IF([$_data_.B377];[$_data_.B377];&quot;&quot;)">
            <text:p/>
          </table:table-cell>
          <table:table-cell table:formula="of:=IF([$_data_.C377];[$_data_.C377];&quot;&quot;)">
            <text:p/>
          </table:table-cell>
          <table:table-cell table:formula="of:=IF([$_data_.D377];[$_data_.D377];&quot;&quot;)">
            <text:p/>
          </table:table-cell>
          <table:table-cell table:formula="of:=IF([$_data_.E377];[$_data_.E377];&quot;&quot;)">
            <text:p/>
          </table:table-cell>
          <table:table-cell table:formula="of:=IF([$_data_.F377];[$_data_.F377];&quot;&quot;)">
            <text:p/>
          </table:table-cell>
          <table:table-cell table:formula="of:=IF([$_data_.G377];[$_data_.G377];&quot;&quot;)">
            <text:p/>
          </table:table-cell>
          <table:table-cell table:formula="of:=IF([$_data_.H377];[$_data_.H377];&quot;&quot;)">
            <text:p/>
          </table:table-cell>
          <table:table-cell table:formula="of:=IF([$_data_.I377];[$_data_.I377];&quot;&quot;)">
            <text:p/>
          </table:table-cell>
          <table:table-cell table:formula="of:=IF([$_data_.J377];[$_data_.J377];&quot;&quot;)">
            <text:p/>
          </table:table-cell>
          <table:table-cell table:formula="of:=IF([$_data_.K377];[$_data_.K377];&quot;&quot;)">
            <text:p/>
          </table:table-cell>
          <table:table-cell table:formula="of:=IF([$_data_.L377];[$_data_.L377];&quot;&quot;)">
            <text:p/>
          </table:table-cell>
          <table:table-cell table:formula="of:=IF([$_data_.M377];[$_data_.M377];&quot;&quot;)">
            <text:p/>
          </table:table-cell>
          <table:table-cell table:formula="of:=IF([$_data_.N377];[$_data_.N377];&quot;&quot;)">
            <text:p/>
          </table:table-cell>
          <table:table-cell table:formula="of:=IF([$_data_.O377];[$_data_.O377];&quot;&quot;)">
            <text:p/>
          </table:table-cell>
          <table:table-cell table:formula="of:=IF([$_data_.P377];[$_data_.P377];&quot;&quot;)">
            <text:p/>
          </table:table-cell>
          <table:table-cell table:formula="of:=IF([$_data_.Q377];[$_data_.Q377];&quot;&quot;)">
            <text:p/>
          </table:table-cell>
          <table:table-cell table:formula="of:=IF([$_data_.R377];[$_data_.R377];&quot;&quot;)">
            <text:p/>
          </table:table-cell>
          <table:table-cell table:formula="of:=IF([$_data_.S377];[$_data_.S377];&quot;&quot;)">
            <text:p/>
          </table:table-cell>
          <table:table-cell table:formula="of:=IF([$_data_.T377];[$_data_.T377];&quot;&quot;)">
            <text:p/>
          </table:table-cell>
          <table:table-cell table:formula="of:=IF([$_data_.U377];[$_data_.U377];&quot;&quot;)">
            <text:p/>
          </table:table-cell>
        </table:table-row>
        <table:table-row table:style-name="ro1">
          <table:table-cell table:formula="of:=IF([$_data_.A378];[$_data_.A378];&quot;&quot;)">
            <text:p/>
          </table:table-cell>
          <table:table-cell table:formula="of:=IF([$_data_.B378];[$_data_.B378];&quot;&quot;)">
            <text:p/>
          </table:table-cell>
          <table:table-cell table:formula="of:=IF([$_data_.C378];[$_data_.C378];&quot;&quot;)">
            <text:p/>
          </table:table-cell>
          <table:table-cell table:formula="of:=IF([$_data_.D378];[$_data_.D378];&quot;&quot;)">
            <text:p/>
          </table:table-cell>
          <table:table-cell table:formula="of:=IF([$_data_.E378];[$_data_.E378];&quot;&quot;)">
            <text:p/>
          </table:table-cell>
          <table:table-cell table:formula="of:=IF([$_data_.F378];[$_data_.F378];&quot;&quot;)">
            <text:p/>
          </table:table-cell>
          <table:table-cell table:formula="of:=IF([$_data_.G378];[$_data_.G378];&quot;&quot;)">
            <text:p/>
          </table:table-cell>
          <table:table-cell table:formula="of:=IF([$_data_.H378];[$_data_.H378];&quot;&quot;)">
            <text:p/>
          </table:table-cell>
          <table:table-cell table:formula="of:=IF([$_data_.I378];[$_data_.I378];&quot;&quot;)">
            <text:p/>
          </table:table-cell>
          <table:table-cell table:formula="of:=IF([$_data_.J378];[$_data_.J378];&quot;&quot;)">
            <text:p/>
          </table:table-cell>
          <table:table-cell table:formula="of:=IF([$_data_.K378];[$_data_.K378];&quot;&quot;)">
            <text:p/>
          </table:table-cell>
          <table:table-cell table:formula="of:=IF([$_data_.L378];[$_data_.L378];&quot;&quot;)">
            <text:p/>
          </table:table-cell>
          <table:table-cell table:formula="of:=IF([$_data_.M378];[$_data_.M378];&quot;&quot;)">
            <text:p/>
          </table:table-cell>
          <table:table-cell table:formula="of:=IF([$_data_.N378];[$_data_.N378];&quot;&quot;)">
            <text:p/>
          </table:table-cell>
          <table:table-cell table:formula="of:=IF([$_data_.O378];[$_data_.O378];&quot;&quot;)">
            <text:p/>
          </table:table-cell>
          <table:table-cell table:formula="of:=IF([$_data_.P378];[$_data_.P378];&quot;&quot;)">
            <text:p/>
          </table:table-cell>
          <table:table-cell table:formula="of:=IF([$_data_.Q378];[$_data_.Q378];&quot;&quot;)">
            <text:p/>
          </table:table-cell>
          <table:table-cell table:formula="of:=IF([$_data_.R378];[$_data_.R378];&quot;&quot;)">
            <text:p/>
          </table:table-cell>
          <table:table-cell table:formula="of:=IF([$_data_.S378];[$_data_.S378];&quot;&quot;)">
            <text:p/>
          </table:table-cell>
          <table:table-cell table:formula="of:=IF([$_data_.T378];[$_data_.T378];&quot;&quot;)">
            <text:p/>
          </table:table-cell>
          <table:table-cell table:formula="of:=IF([$_data_.U378];[$_data_.U378];&quot;&quot;)">
            <text:p/>
          </table:table-cell>
        </table:table-row>
        <table:table-row table:style-name="ro1">
          <table:table-cell table:formula="of:=IF([$_data_.A379];[$_data_.A379];&quot;&quot;)">
            <text:p/>
          </table:table-cell>
          <table:table-cell table:formula="of:=IF([$_data_.B379];[$_data_.B379];&quot;&quot;)">
            <text:p/>
          </table:table-cell>
          <table:table-cell table:formula="of:=IF([$_data_.C379];[$_data_.C379];&quot;&quot;)">
            <text:p/>
          </table:table-cell>
          <table:table-cell table:formula="of:=IF([$_data_.D379];[$_data_.D379];&quot;&quot;)">
            <text:p/>
          </table:table-cell>
          <table:table-cell table:formula="of:=IF([$_data_.E379];[$_data_.E379];&quot;&quot;)">
            <text:p/>
          </table:table-cell>
          <table:table-cell table:formula="of:=IF([$_data_.F379];[$_data_.F379];&quot;&quot;)">
            <text:p/>
          </table:table-cell>
          <table:table-cell table:formula="of:=IF([$_data_.G379];[$_data_.G379];&quot;&quot;)">
            <text:p/>
          </table:table-cell>
          <table:table-cell table:formula="of:=IF([$_data_.H379];[$_data_.H379];&quot;&quot;)">
            <text:p/>
          </table:table-cell>
          <table:table-cell table:formula="of:=IF([$_data_.I379];[$_data_.I379];&quot;&quot;)">
            <text:p/>
          </table:table-cell>
          <table:table-cell table:formula="of:=IF([$_data_.J379];[$_data_.J379];&quot;&quot;)">
            <text:p/>
          </table:table-cell>
          <table:table-cell table:formula="of:=IF([$_data_.K379];[$_data_.K379];&quot;&quot;)">
            <text:p/>
          </table:table-cell>
          <table:table-cell table:formula="of:=IF([$_data_.L379];[$_data_.L379];&quot;&quot;)">
            <text:p/>
          </table:table-cell>
          <table:table-cell table:formula="of:=IF([$_data_.M379];[$_data_.M379];&quot;&quot;)">
            <text:p/>
          </table:table-cell>
          <table:table-cell table:formula="of:=IF([$_data_.N379];[$_data_.N379];&quot;&quot;)">
            <text:p/>
          </table:table-cell>
          <table:table-cell table:formula="of:=IF([$_data_.O379];[$_data_.O379];&quot;&quot;)">
            <text:p/>
          </table:table-cell>
          <table:table-cell table:formula="of:=IF([$_data_.P379];[$_data_.P379];&quot;&quot;)">
            <text:p/>
          </table:table-cell>
          <table:table-cell table:formula="of:=IF([$_data_.Q379];[$_data_.Q379];&quot;&quot;)">
            <text:p/>
          </table:table-cell>
          <table:table-cell table:formula="of:=IF([$_data_.R379];[$_data_.R379];&quot;&quot;)">
            <text:p/>
          </table:table-cell>
          <table:table-cell table:formula="of:=IF([$_data_.S379];[$_data_.S379];&quot;&quot;)">
            <text:p/>
          </table:table-cell>
          <table:table-cell table:formula="of:=IF([$_data_.T379];[$_data_.T379];&quot;&quot;)">
            <text:p/>
          </table:table-cell>
          <table:table-cell table:formula="of:=IF([$_data_.U379];[$_data_.U379];&quot;&quot;)">
            <text:p/>
          </table:table-cell>
        </table:table-row>
        <table:table-row table:style-name="ro1">
          <table:table-cell table:formula="of:=IF([$_data_.A380];[$_data_.A380];&quot;&quot;)">
            <text:p/>
          </table:table-cell>
          <table:table-cell table:formula="of:=IF([$_data_.B380];[$_data_.B380];&quot;&quot;)">
            <text:p/>
          </table:table-cell>
          <table:table-cell table:formula="of:=IF([$_data_.C380];[$_data_.C380];&quot;&quot;)">
            <text:p/>
          </table:table-cell>
          <table:table-cell table:formula="of:=IF([$_data_.D380];[$_data_.D380];&quot;&quot;)">
            <text:p/>
          </table:table-cell>
          <table:table-cell table:formula="of:=IF([$_data_.E380];[$_data_.E380];&quot;&quot;)">
            <text:p/>
          </table:table-cell>
          <table:table-cell table:formula="of:=IF([$_data_.F380];[$_data_.F380];&quot;&quot;)">
            <text:p/>
          </table:table-cell>
          <table:table-cell table:formula="of:=IF([$_data_.G380];[$_data_.G380];&quot;&quot;)">
            <text:p/>
          </table:table-cell>
          <table:table-cell table:formula="of:=IF([$_data_.H380];[$_data_.H380];&quot;&quot;)">
            <text:p/>
          </table:table-cell>
          <table:table-cell table:formula="of:=IF([$_data_.I380];[$_data_.I380];&quot;&quot;)">
            <text:p/>
          </table:table-cell>
          <table:table-cell table:formula="of:=IF([$_data_.J380];[$_data_.J380];&quot;&quot;)">
            <text:p/>
          </table:table-cell>
          <table:table-cell table:formula="of:=IF([$_data_.K380];[$_data_.K380];&quot;&quot;)">
            <text:p/>
          </table:table-cell>
          <table:table-cell table:formula="of:=IF([$_data_.L380];[$_data_.L380];&quot;&quot;)">
            <text:p/>
          </table:table-cell>
          <table:table-cell table:formula="of:=IF([$_data_.M380];[$_data_.M380];&quot;&quot;)">
            <text:p/>
          </table:table-cell>
          <table:table-cell table:formula="of:=IF([$_data_.N380];[$_data_.N380];&quot;&quot;)">
            <text:p/>
          </table:table-cell>
          <table:table-cell table:formula="of:=IF([$_data_.O380];[$_data_.O380];&quot;&quot;)">
            <text:p/>
          </table:table-cell>
          <table:table-cell table:formula="of:=IF([$_data_.P380];[$_data_.P380];&quot;&quot;)">
            <text:p/>
          </table:table-cell>
          <table:table-cell table:formula="of:=IF([$_data_.Q380];[$_data_.Q380];&quot;&quot;)">
            <text:p/>
          </table:table-cell>
          <table:table-cell table:formula="of:=IF([$_data_.R380];[$_data_.R380];&quot;&quot;)">
            <text:p/>
          </table:table-cell>
          <table:table-cell table:formula="of:=IF([$_data_.S380];[$_data_.S380];&quot;&quot;)">
            <text:p/>
          </table:table-cell>
          <table:table-cell table:formula="of:=IF([$_data_.T380];[$_data_.T380];&quot;&quot;)">
            <text:p/>
          </table:table-cell>
          <table:table-cell table:formula="of:=IF([$_data_.U380];[$_data_.U380];&quot;&quot;)">
            <text:p/>
          </table:table-cell>
        </table:table-row>
        <table:table-row table:style-name="ro1">
          <table:table-cell table:formula="of:=IF([$_data_.A381];[$_data_.A381];&quot;&quot;)">
            <text:p/>
          </table:table-cell>
          <table:table-cell table:formula="of:=IF([$_data_.B381];[$_data_.B381];&quot;&quot;)">
            <text:p/>
          </table:table-cell>
          <table:table-cell table:formula="of:=IF([$_data_.C381];[$_data_.C381];&quot;&quot;)">
            <text:p/>
          </table:table-cell>
          <table:table-cell table:formula="of:=IF([$_data_.D381];[$_data_.D381];&quot;&quot;)">
            <text:p/>
          </table:table-cell>
          <table:table-cell table:formula="of:=IF([$_data_.E381];[$_data_.E381];&quot;&quot;)">
            <text:p/>
          </table:table-cell>
          <table:table-cell table:formula="of:=IF([$_data_.F381];[$_data_.F381];&quot;&quot;)">
            <text:p/>
          </table:table-cell>
          <table:table-cell table:formula="of:=IF([$_data_.G381];[$_data_.G381];&quot;&quot;)">
            <text:p/>
          </table:table-cell>
          <table:table-cell table:formula="of:=IF([$_data_.H381];[$_data_.H381];&quot;&quot;)">
            <text:p/>
          </table:table-cell>
          <table:table-cell table:formula="of:=IF([$_data_.I381];[$_data_.I381];&quot;&quot;)">
            <text:p/>
          </table:table-cell>
          <table:table-cell table:formula="of:=IF([$_data_.J381];[$_data_.J381];&quot;&quot;)">
            <text:p/>
          </table:table-cell>
          <table:table-cell table:formula="of:=IF([$_data_.K381];[$_data_.K381];&quot;&quot;)">
            <text:p/>
          </table:table-cell>
          <table:table-cell table:formula="of:=IF([$_data_.L381];[$_data_.L381];&quot;&quot;)">
            <text:p/>
          </table:table-cell>
          <table:table-cell table:formula="of:=IF([$_data_.M381];[$_data_.M381];&quot;&quot;)">
            <text:p/>
          </table:table-cell>
          <table:table-cell table:formula="of:=IF([$_data_.N381];[$_data_.N381];&quot;&quot;)">
            <text:p/>
          </table:table-cell>
          <table:table-cell table:formula="of:=IF([$_data_.O381];[$_data_.O381];&quot;&quot;)">
            <text:p/>
          </table:table-cell>
          <table:table-cell table:formula="of:=IF([$_data_.P381];[$_data_.P381];&quot;&quot;)">
            <text:p/>
          </table:table-cell>
          <table:table-cell table:formula="of:=IF([$_data_.Q381];[$_data_.Q381];&quot;&quot;)">
            <text:p/>
          </table:table-cell>
          <table:table-cell table:formula="of:=IF([$_data_.R381];[$_data_.R381];&quot;&quot;)">
            <text:p/>
          </table:table-cell>
          <table:table-cell table:formula="of:=IF([$_data_.S381];[$_data_.S381];&quot;&quot;)">
            <text:p/>
          </table:table-cell>
          <table:table-cell table:formula="of:=IF([$_data_.T381];[$_data_.T381];&quot;&quot;)">
            <text:p/>
          </table:table-cell>
          <table:table-cell table:formula="of:=IF([$_data_.U381];[$_data_.U381];&quot;&quot;)">
            <text:p/>
          </table:table-cell>
        </table:table-row>
        <table:table-row table:style-name="ro1">
          <table:table-cell table:formula="of:=IF([$_data_.A382];[$_data_.A382];&quot;&quot;)">
            <text:p/>
          </table:table-cell>
          <table:table-cell table:formula="of:=IF([$_data_.B382];[$_data_.B382];&quot;&quot;)">
            <text:p/>
          </table:table-cell>
          <table:table-cell table:formula="of:=IF([$_data_.C382];[$_data_.C382];&quot;&quot;)">
            <text:p/>
          </table:table-cell>
          <table:table-cell table:formula="of:=IF([$_data_.D382];[$_data_.D382];&quot;&quot;)">
            <text:p/>
          </table:table-cell>
          <table:table-cell table:formula="of:=IF([$_data_.E382];[$_data_.E382];&quot;&quot;)">
            <text:p/>
          </table:table-cell>
          <table:table-cell table:formula="of:=IF([$_data_.F382];[$_data_.F382];&quot;&quot;)">
            <text:p/>
          </table:table-cell>
          <table:table-cell table:formula="of:=IF([$_data_.G382];[$_data_.G382];&quot;&quot;)">
            <text:p/>
          </table:table-cell>
          <table:table-cell table:formula="of:=IF([$_data_.H382];[$_data_.H382];&quot;&quot;)">
            <text:p/>
          </table:table-cell>
          <table:table-cell table:formula="of:=IF([$_data_.I382];[$_data_.I382];&quot;&quot;)">
            <text:p/>
          </table:table-cell>
          <table:table-cell table:formula="of:=IF([$_data_.J382];[$_data_.J382];&quot;&quot;)">
            <text:p/>
          </table:table-cell>
          <table:table-cell table:formula="of:=IF([$_data_.K382];[$_data_.K382];&quot;&quot;)">
            <text:p/>
          </table:table-cell>
          <table:table-cell table:formula="of:=IF([$_data_.L382];[$_data_.L382];&quot;&quot;)">
            <text:p/>
          </table:table-cell>
          <table:table-cell table:formula="of:=IF([$_data_.M382];[$_data_.M382];&quot;&quot;)">
            <text:p/>
          </table:table-cell>
          <table:table-cell table:formula="of:=IF([$_data_.N382];[$_data_.N382];&quot;&quot;)">
            <text:p/>
          </table:table-cell>
          <table:table-cell table:formula="of:=IF([$_data_.O382];[$_data_.O382];&quot;&quot;)">
            <text:p/>
          </table:table-cell>
          <table:table-cell table:formula="of:=IF([$_data_.P382];[$_data_.P382];&quot;&quot;)">
            <text:p/>
          </table:table-cell>
          <table:table-cell table:formula="of:=IF([$_data_.Q382];[$_data_.Q382];&quot;&quot;)">
            <text:p/>
          </table:table-cell>
          <table:table-cell table:formula="of:=IF([$_data_.R382];[$_data_.R382];&quot;&quot;)">
            <text:p/>
          </table:table-cell>
          <table:table-cell table:formula="of:=IF([$_data_.S382];[$_data_.S382];&quot;&quot;)">
            <text:p/>
          </table:table-cell>
          <table:table-cell table:formula="of:=IF([$_data_.T382];[$_data_.T382];&quot;&quot;)">
            <text:p/>
          </table:table-cell>
          <table:table-cell table:formula="of:=IF([$_data_.U382];[$_data_.U382];&quot;&quot;)">
            <text:p/>
          </table:table-cell>
        </table:table-row>
        <table:table-row table:style-name="ro1">
          <table:table-cell table:formula="of:=IF([$_data_.A383];[$_data_.A383];&quot;&quot;)">
            <text:p/>
          </table:table-cell>
          <table:table-cell table:formula="of:=IF([$_data_.B383];[$_data_.B383];&quot;&quot;)">
            <text:p/>
          </table:table-cell>
          <table:table-cell table:formula="of:=IF([$_data_.C383];[$_data_.C383];&quot;&quot;)">
            <text:p/>
          </table:table-cell>
          <table:table-cell table:formula="of:=IF([$_data_.D383];[$_data_.D383];&quot;&quot;)">
            <text:p/>
          </table:table-cell>
          <table:table-cell table:formula="of:=IF([$_data_.E383];[$_data_.E383];&quot;&quot;)">
            <text:p/>
          </table:table-cell>
          <table:table-cell table:formula="of:=IF([$_data_.F383];[$_data_.F383];&quot;&quot;)">
            <text:p/>
          </table:table-cell>
          <table:table-cell table:formula="of:=IF([$_data_.G383];[$_data_.G383];&quot;&quot;)">
            <text:p/>
          </table:table-cell>
          <table:table-cell table:formula="of:=IF([$_data_.H383];[$_data_.H383];&quot;&quot;)">
            <text:p/>
          </table:table-cell>
          <table:table-cell table:formula="of:=IF([$_data_.I383];[$_data_.I383];&quot;&quot;)">
            <text:p/>
          </table:table-cell>
          <table:table-cell table:formula="of:=IF([$_data_.J383];[$_data_.J383];&quot;&quot;)">
            <text:p/>
          </table:table-cell>
          <table:table-cell table:formula="of:=IF([$_data_.K383];[$_data_.K383];&quot;&quot;)">
            <text:p/>
          </table:table-cell>
          <table:table-cell table:formula="of:=IF([$_data_.L383];[$_data_.L383];&quot;&quot;)">
            <text:p/>
          </table:table-cell>
          <table:table-cell table:formula="of:=IF([$_data_.M383];[$_data_.M383];&quot;&quot;)">
            <text:p/>
          </table:table-cell>
          <table:table-cell table:formula="of:=IF([$_data_.N383];[$_data_.N383];&quot;&quot;)">
            <text:p/>
          </table:table-cell>
          <table:table-cell table:formula="of:=IF([$_data_.O383];[$_data_.O383];&quot;&quot;)">
            <text:p/>
          </table:table-cell>
          <table:table-cell table:formula="of:=IF([$_data_.P383];[$_data_.P383];&quot;&quot;)">
            <text:p/>
          </table:table-cell>
          <table:table-cell table:formula="of:=IF([$_data_.Q383];[$_data_.Q383];&quot;&quot;)">
            <text:p/>
          </table:table-cell>
          <table:table-cell table:formula="of:=IF([$_data_.R383];[$_data_.R383];&quot;&quot;)">
            <text:p/>
          </table:table-cell>
          <table:table-cell table:formula="of:=IF([$_data_.S383];[$_data_.S383];&quot;&quot;)">
            <text:p/>
          </table:table-cell>
          <table:table-cell table:formula="of:=IF([$_data_.T383];[$_data_.T383];&quot;&quot;)">
            <text:p/>
          </table:table-cell>
          <table:table-cell table:formula="of:=IF([$_data_.U383];[$_data_.U383];&quot;&quot;)">
            <text:p/>
          </table:table-cell>
        </table:table-row>
        <table:table-row table:style-name="ro1">
          <table:table-cell table:formula="of:=IF([$_data_.A384];[$_data_.A384];&quot;&quot;)">
            <text:p/>
          </table:table-cell>
          <table:table-cell table:formula="of:=IF([$_data_.B384];[$_data_.B384];&quot;&quot;)">
            <text:p/>
          </table:table-cell>
          <table:table-cell table:formula="of:=IF([$_data_.C384];[$_data_.C384];&quot;&quot;)">
            <text:p/>
          </table:table-cell>
          <table:table-cell table:formula="of:=IF([$_data_.D384];[$_data_.D384];&quot;&quot;)">
            <text:p/>
          </table:table-cell>
          <table:table-cell table:formula="of:=IF([$_data_.E384];[$_data_.E384];&quot;&quot;)">
            <text:p/>
          </table:table-cell>
          <table:table-cell table:formula="of:=IF([$_data_.F384];[$_data_.F384];&quot;&quot;)">
            <text:p/>
          </table:table-cell>
          <table:table-cell table:formula="of:=IF([$_data_.G384];[$_data_.G384];&quot;&quot;)">
            <text:p/>
          </table:table-cell>
          <table:table-cell table:formula="of:=IF([$_data_.H384];[$_data_.H384];&quot;&quot;)">
            <text:p/>
          </table:table-cell>
          <table:table-cell table:formula="of:=IF([$_data_.I384];[$_data_.I384];&quot;&quot;)">
            <text:p/>
          </table:table-cell>
          <table:table-cell table:formula="of:=IF([$_data_.J384];[$_data_.J384];&quot;&quot;)">
            <text:p/>
          </table:table-cell>
          <table:table-cell table:formula="of:=IF([$_data_.K384];[$_data_.K384];&quot;&quot;)">
            <text:p/>
          </table:table-cell>
          <table:table-cell table:formula="of:=IF([$_data_.L384];[$_data_.L384];&quot;&quot;)">
            <text:p/>
          </table:table-cell>
          <table:table-cell table:formula="of:=IF([$_data_.M384];[$_data_.M384];&quot;&quot;)">
            <text:p/>
          </table:table-cell>
          <table:table-cell table:formula="of:=IF([$_data_.N384];[$_data_.N384];&quot;&quot;)">
            <text:p/>
          </table:table-cell>
          <table:table-cell table:formula="of:=IF([$_data_.O384];[$_data_.O384];&quot;&quot;)">
            <text:p/>
          </table:table-cell>
          <table:table-cell table:formula="of:=IF([$_data_.P384];[$_data_.P384];&quot;&quot;)">
            <text:p/>
          </table:table-cell>
          <table:table-cell table:formula="of:=IF([$_data_.Q384];[$_data_.Q384];&quot;&quot;)">
            <text:p/>
          </table:table-cell>
          <table:table-cell table:formula="of:=IF([$_data_.R384];[$_data_.R384];&quot;&quot;)">
            <text:p/>
          </table:table-cell>
          <table:table-cell table:formula="of:=IF([$_data_.S384];[$_data_.S384];&quot;&quot;)">
            <text:p/>
          </table:table-cell>
          <table:table-cell table:formula="of:=IF([$_data_.T384];[$_data_.T384];&quot;&quot;)">
            <text:p/>
          </table:table-cell>
          <table:table-cell table:formula="of:=IF([$_data_.U384];[$_data_.U384];&quot;&quot;)">
            <text:p/>
          </table:table-cell>
        </table:table-row>
        <table:table-row table:style-name="ro1">
          <table:table-cell table:formula="of:=IF([$_data_.A385];[$_data_.A385];&quot;&quot;)">
            <text:p/>
          </table:table-cell>
          <table:table-cell table:formula="of:=IF([$_data_.B385];[$_data_.B385];&quot;&quot;)">
            <text:p/>
          </table:table-cell>
          <table:table-cell table:formula="of:=IF([$_data_.C385];[$_data_.C385];&quot;&quot;)">
            <text:p/>
          </table:table-cell>
          <table:table-cell table:formula="of:=IF([$_data_.D385];[$_data_.D385];&quot;&quot;)">
            <text:p/>
          </table:table-cell>
          <table:table-cell table:formula="of:=IF([$_data_.E385];[$_data_.E385];&quot;&quot;)">
            <text:p/>
          </table:table-cell>
          <table:table-cell table:formula="of:=IF([$_data_.F385];[$_data_.F385];&quot;&quot;)">
            <text:p/>
          </table:table-cell>
          <table:table-cell table:formula="of:=IF([$_data_.G385];[$_data_.G385];&quot;&quot;)">
            <text:p/>
          </table:table-cell>
          <table:table-cell table:formula="of:=IF([$_data_.H385];[$_data_.H385];&quot;&quot;)">
            <text:p/>
          </table:table-cell>
          <table:table-cell table:formula="of:=IF([$_data_.I385];[$_data_.I385];&quot;&quot;)">
            <text:p/>
          </table:table-cell>
          <table:table-cell table:formula="of:=IF([$_data_.J385];[$_data_.J385];&quot;&quot;)">
            <text:p/>
          </table:table-cell>
          <table:table-cell table:formula="of:=IF([$_data_.K385];[$_data_.K385];&quot;&quot;)">
            <text:p/>
          </table:table-cell>
          <table:table-cell table:formula="of:=IF([$_data_.L385];[$_data_.L385];&quot;&quot;)">
            <text:p/>
          </table:table-cell>
          <table:table-cell table:formula="of:=IF([$_data_.M385];[$_data_.M385];&quot;&quot;)">
            <text:p/>
          </table:table-cell>
          <table:table-cell table:formula="of:=IF([$_data_.N385];[$_data_.N385];&quot;&quot;)">
            <text:p/>
          </table:table-cell>
          <table:table-cell table:formula="of:=IF([$_data_.O385];[$_data_.O385];&quot;&quot;)">
            <text:p/>
          </table:table-cell>
          <table:table-cell table:formula="of:=IF([$_data_.P385];[$_data_.P385];&quot;&quot;)">
            <text:p/>
          </table:table-cell>
          <table:table-cell table:formula="of:=IF([$_data_.Q385];[$_data_.Q385];&quot;&quot;)">
            <text:p/>
          </table:table-cell>
          <table:table-cell table:formula="of:=IF([$_data_.R385];[$_data_.R385];&quot;&quot;)">
            <text:p/>
          </table:table-cell>
          <table:table-cell table:formula="of:=IF([$_data_.S385];[$_data_.S385];&quot;&quot;)">
            <text:p/>
          </table:table-cell>
          <table:table-cell table:formula="of:=IF([$_data_.T385];[$_data_.T385];&quot;&quot;)">
            <text:p/>
          </table:table-cell>
          <table:table-cell table:formula="of:=IF([$_data_.U385];[$_data_.U385];&quot;&quot;)">
            <text:p/>
          </table:table-cell>
        </table:table-row>
        <table:table-row table:style-name="ro1">
          <table:table-cell table:formula="of:=IF([$_data_.A386];[$_data_.A386];&quot;&quot;)">
            <text:p/>
          </table:table-cell>
          <table:table-cell table:formula="of:=IF([$_data_.B386];[$_data_.B386];&quot;&quot;)">
            <text:p/>
          </table:table-cell>
          <table:table-cell table:formula="of:=IF([$_data_.C386];[$_data_.C386];&quot;&quot;)">
            <text:p/>
          </table:table-cell>
          <table:table-cell table:formula="of:=IF([$_data_.D386];[$_data_.D386];&quot;&quot;)">
            <text:p/>
          </table:table-cell>
          <table:table-cell table:formula="of:=IF([$_data_.E386];[$_data_.E386];&quot;&quot;)">
            <text:p/>
          </table:table-cell>
          <table:table-cell table:formula="of:=IF([$_data_.F386];[$_data_.F386];&quot;&quot;)">
            <text:p/>
          </table:table-cell>
          <table:table-cell table:formula="of:=IF([$_data_.G386];[$_data_.G386];&quot;&quot;)">
            <text:p/>
          </table:table-cell>
          <table:table-cell table:formula="of:=IF([$_data_.H386];[$_data_.H386];&quot;&quot;)">
            <text:p/>
          </table:table-cell>
          <table:table-cell table:formula="of:=IF([$_data_.I386];[$_data_.I386];&quot;&quot;)">
            <text:p/>
          </table:table-cell>
          <table:table-cell table:formula="of:=IF([$_data_.J386];[$_data_.J386];&quot;&quot;)">
            <text:p/>
          </table:table-cell>
          <table:table-cell table:formula="of:=IF([$_data_.K386];[$_data_.K386];&quot;&quot;)">
            <text:p/>
          </table:table-cell>
          <table:table-cell table:formula="of:=IF([$_data_.L386];[$_data_.L386];&quot;&quot;)">
            <text:p/>
          </table:table-cell>
          <table:table-cell table:formula="of:=IF([$_data_.M386];[$_data_.M386];&quot;&quot;)">
            <text:p/>
          </table:table-cell>
          <table:table-cell table:formula="of:=IF([$_data_.N386];[$_data_.N386];&quot;&quot;)">
            <text:p/>
          </table:table-cell>
          <table:table-cell table:formula="of:=IF([$_data_.O386];[$_data_.O386];&quot;&quot;)">
            <text:p/>
          </table:table-cell>
          <table:table-cell table:formula="of:=IF([$_data_.P386];[$_data_.P386];&quot;&quot;)">
            <text:p/>
          </table:table-cell>
          <table:table-cell table:formula="of:=IF([$_data_.Q386];[$_data_.Q386];&quot;&quot;)">
            <text:p/>
          </table:table-cell>
          <table:table-cell table:formula="of:=IF([$_data_.R386];[$_data_.R386];&quot;&quot;)">
            <text:p/>
          </table:table-cell>
          <table:table-cell table:formula="of:=IF([$_data_.S386];[$_data_.S386];&quot;&quot;)">
            <text:p/>
          </table:table-cell>
          <table:table-cell table:formula="of:=IF([$_data_.T386];[$_data_.T386];&quot;&quot;)">
            <text:p/>
          </table:table-cell>
          <table:table-cell table:formula="of:=IF([$_data_.U386];[$_data_.U386];&quot;&quot;)">
            <text:p/>
          </table:table-cell>
        </table:table-row>
        <table:table-row table:style-name="ro1">
          <table:table-cell table:formula="of:=IF([$_data_.A387];[$_data_.A387];&quot;&quot;)">
            <text:p/>
          </table:table-cell>
          <table:table-cell table:formula="of:=IF([$_data_.B387];[$_data_.B387];&quot;&quot;)">
            <text:p/>
          </table:table-cell>
          <table:table-cell table:formula="of:=IF([$_data_.C387];[$_data_.C387];&quot;&quot;)">
            <text:p/>
          </table:table-cell>
          <table:table-cell table:formula="of:=IF([$_data_.D387];[$_data_.D387];&quot;&quot;)">
            <text:p/>
          </table:table-cell>
          <table:table-cell table:formula="of:=IF([$_data_.E387];[$_data_.E387];&quot;&quot;)">
            <text:p/>
          </table:table-cell>
          <table:table-cell table:formula="of:=IF([$_data_.F387];[$_data_.F387];&quot;&quot;)">
            <text:p/>
          </table:table-cell>
          <table:table-cell table:formula="of:=IF([$_data_.G387];[$_data_.G387];&quot;&quot;)">
            <text:p/>
          </table:table-cell>
          <table:table-cell table:formula="of:=IF([$_data_.H387];[$_data_.H387];&quot;&quot;)">
            <text:p/>
          </table:table-cell>
          <table:table-cell table:formula="of:=IF([$_data_.I387];[$_data_.I387];&quot;&quot;)">
            <text:p/>
          </table:table-cell>
          <table:table-cell table:formula="of:=IF([$_data_.J387];[$_data_.J387];&quot;&quot;)">
            <text:p/>
          </table:table-cell>
          <table:table-cell table:formula="of:=IF([$_data_.K387];[$_data_.K387];&quot;&quot;)">
            <text:p/>
          </table:table-cell>
          <table:table-cell table:formula="of:=IF([$_data_.L387];[$_data_.L387];&quot;&quot;)">
            <text:p/>
          </table:table-cell>
          <table:table-cell table:formula="of:=IF([$_data_.M387];[$_data_.M387];&quot;&quot;)">
            <text:p/>
          </table:table-cell>
          <table:table-cell table:formula="of:=IF([$_data_.N387];[$_data_.N387];&quot;&quot;)">
            <text:p/>
          </table:table-cell>
          <table:table-cell table:formula="of:=IF([$_data_.O387];[$_data_.O387];&quot;&quot;)">
            <text:p/>
          </table:table-cell>
          <table:table-cell table:formula="of:=IF([$_data_.P387];[$_data_.P387];&quot;&quot;)">
            <text:p/>
          </table:table-cell>
          <table:table-cell table:formula="of:=IF([$_data_.Q387];[$_data_.Q387];&quot;&quot;)">
            <text:p/>
          </table:table-cell>
          <table:table-cell table:formula="of:=IF([$_data_.R387];[$_data_.R387];&quot;&quot;)">
            <text:p/>
          </table:table-cell>
          <table:table-cell table:formula="of:=IF([$_data_.S387];[$_data_.S387];&quot;&quot;)">
            <text:p/>
          </table:table-cell>
          <table:table-cell table:formula="of:=IF([$_data_.T387];[$_data_.T387];&quot;&quot;)">
            <text:p/>
          </table:table-cell>
          <table:table-cell table:formula="of:=IF([$_data_.U387];[$_data_.U387];&quot;&quot;)">
            <text:p/>
          </table:table-cell>
        </table:table-row>
        <table:table-row table:style-name="ro1">
          <table:table-cell table:formula="of:=IF([$_data_.A388];[$_data_.A388];&quot;&quot;)">
            <text:p/>
          </table:table-cell>
          <table:table-cell table:formula="of:=IF([$_data_.B388];[$_data_.B388];&quot;&quot;)">
            <text:p/>
          </table:table-cell>
          <table:table-cell table:formula="of:=IF([$_data_.C388];[$_data_.C388];&quot;&quot;)">
            <text:p/>
          </table:table-cell>
          <table:table-cell table:formula="of:=IF([$_data_.D388];[$_data_.D388];&quot;&quot;)">
            <text:p/>
          </table:table-cell>
          <table:table-cell table:formula="of:=IF([$_data_.E388];[$_data_.E388];&quot;&quot;)">
            <text:p/>
          </table:table-cell>
          <table:table-cell table:formula="of:=IF([$_data_.F388];[$_data_.F388];&quot;&quot;)">
            <text:p/>
          </table:table-cell>
          <table:table-cell table:formula="of:=IF([$_data_.G388];[$_data_.G388];&quot;&quot;)">
            <text:p/>
          </table:table-cell>
          <table:table-cell table:formula="of:=IF([$_data_.H388];[$_data_.H388];&quot;&quot;)">
            <text:p/>
          </table:table-cell>
          <table:table-cell table:formula="of:=IF([$_data_.I388];[$_data_.I388];&quot;&quot;)">
            <text:p/>
          </table:table-cell>
          <table:table-cell table:formula="of:=IF([$_data_.J388];[$_data_.J388];&quot;&quot;)">
            <text:p/>
          </table:table-cell>
          <table:table-cell table:formula="of:=IF([$_data_.K388];[$_data_.K388];&quot;&quot;)">
            <text:p/>
          </table:table-cell>
          <table:table-cell table:formula="of:=IF([$_data_.L388];[$_data_.L388];&quot;&quot;)">
            <text:p/>
          </table:table-cell>
          <table:table-cell table:formula="of:=IF([$_data_.M388];[$_data_.M388];&quot;&quot;)">
            <text:p/>
          </table:table-cell>
          <table:table-cell table:formula="of:=IF([$_data_.N388];[$_data_.N388];&quot;&quot;)">
            <text:p/>
          </table:table-cell>
          <table:table-cell table:formula="of:=IF([$_data_.O388];[$_data_.O388];&quot;&quot;)">
            <text:p/>
          </table:table-cell>
          <table:table-cell table:formula="of:=IF([$_data_.P388];[$_data_.P388];&quot;&quot;)">
            <text:p/>
          </table:table-cell>
          <table:table-cell table:formula="of:=IF([$_data_.Q388];[$_data_.Q388];&quot;&quot;)">
            <text:p/>
          </table:table-cell>
          <table:table-cell table:formula="of:=IF([$_data_.R388];[$_data_.R388];&quot;&quot;)">
            <text:p/>
          </table:table-cell>
          <table:table-cell table:formula="of:=IF([$_data_.S388];[$_data_.S388];&quot;&quot;)">
            <text:p/>
          </table:table-cell>
          <table:table-cell table:formula="of:=IF([$_data_.T388];[$_data_.T388];&quot;&quot;)">
            <text:p/>
          </table:table-cell>
          <table:table-cell table:formula="of:=IF([$_data_.U388];[$_data_.U388];&quot;&quot;)">
            <text:p/>
          </table:table-cell>
        </table:table-row>
        <table:table-row table:style-name="ro1">
          <table:table-cell table:formula="of:=IF([$_data_.A389];[$_data_.A389];&quot;&quot;)">
            <text:p/>
          </table:table-cell>
          <table:table-cell table:formula="of:=IF([$_data_.B389];[$_data_.B389];&quot;&quot;)">
            <text:p/>
          </table:table-cell>
          <table:table-cell table:formula="of:=IF([$_data_.C389];[$_data_.C389];&quot;&quot;)">
            <text:p/>
          </table:table-cell>
          <table:table-cell table:formula="of:=IF([$_data_.D389];[$_data_.D389];&quot;&quot;)">
            <text:p/>
          </table:table-cell>
          <table:table-cell table:formula="of:=IF([$_data_.E389];[$_data_.E389];&quot;&quot;)">
            <text:p/>
          </table:table-cell>
          <table:table-cell table:formula="of:=IF([$_data_.F389];[$_data_.F389];&quot;&quot;)">
            <text:p/>
          </table:table-cell>
          <table:table-cell table:formula="of:=IF([$_data_.G389];[$_data_.G389];&quot;&quot;)">
            <text:p/>
          </table:table-cell>
          <table:table-cell table:formula="of:=IF([$_data_.H389];[$_data_.H389];&quot;&quot;)">
            <text:p/>
          </table:table-cell>
          <table:table-cell table:formula="of:=IF([$_data_.I389];[$_data_.I389];&quot;&quot;)">
            <text:p/>
          </table:table-cell>
          <table:table-cell table:formula="of:=IF([$_data_.J389];[$_data_.J389];&quot;&quot;)">
            <text:p/>
          </table:table-cell>
          <table:table-cell table:formula="of:=IF([$_data_.K389];[$_data_.K389];&quot;&quot;)">
            <text:p/>
          </table:table-cell>
          <table:table-cell table:formula="of:=IF([$_data_.L389];[$_data_.L389];&quot;&quot;)">
            <text:p/>
          </table:table-cell>
          <table:table-cell table:formula="of:=IF([$_data_.M389];[$_data_.M389];&quot;&quot;)">
            <text:p/>
          </table:table-cell>
          <table:table-cell table:formula="of:=IF([$_data_.N389];[$_data_.N389];&quot;&quot;)">
            <text:p/>
          </table:table-cell>
          <table:table-cell table:formula="of:=IF([$_data_.O389];[$_data_.O389];&quot;&quot;)">
            <text:p/>
          </table:table-cell>
          <table:table-cell table:formula="of:=IF([$_data_.P389];[$_data_.P389];&quot;&quot;)">
            <text:p/>
          </table:table-cell>
          <table:table-cell table:formula="of:=IF([$_data_.Q389];[$_data_.Q389];&quot;&quot;)">
            <text:p/>
          </table:table-cell>
          <table:table-cell table:formula="of:=IF([$_data_.R389];[$_data_.R389];&quot;&quot;)">
            <text:p/>
          </table:table-cell>
          <table:table-cell table:formula="of:=IF([$_data_.S389];[$_data_.S389];&quot;&quot;)">
            <text:p/>
          </table:table-cell>
          <table:table-cell table:formula="of:=IF([$_data_.T389];[$_data_.T389];&quot;&quot;)">
            <text:p/>
          </table:table-cell>
          <table:table-cell table:formula="of:=IF([$_data_.U389];[$_data_.U389];&quot;&quot;)">
            <text:p/>
          </table:table-cell>
        </table:table-row>
        <table:table-row table:style-name="ro1">
          <table:table-cell table:formula="of:=IF([$_data_.A390];[$_data_.A390];&quot;&quot;)">
            <text:p/>
          </table:table-cell>
          <table:table-cell table:formula="of:=IF([$_data_.B390];[$_data_.B390];&quot;&quot;)">
            <text:p/>
          </table:table-cell>
          <table:table-cell table:formula="of:=IF([$_data_.C390];[$_data_.C390];&quot;&quot;)">
            <text:p/>
          </table:table-cell>
          <table:table-cell table:formula="of:=IF([$_data_.D390];[$_data_.D390];&quot;&quot;)">
            <text:p/>
          </table:table-cell>
          <table:table-cell table:formula="of:=IF([$_data_.E390];[$_data_.E390];&quot;&quot;)">
            <text:p/>
          </table:table-cell>
          <table:table-cell table:formula="of:=IF([$_data_.F390];[$_data_.F390];&quot;&quot;)">
            <text:p/>
          </table:table-cell>
          <table:table-cell table:formula="of:=IF([$_data_.G390];[$_data_.G390];&quot;&quot;)">
            <text:p/>
          </table:table-cell>
          <table:table-cell table:formula="of:=IF([$_data_.H390];[$_data_.H390];&quot;&quot;)">
            <text:p/>
          </table:table-cell>
          <table:table-cell table:formula="of:=IF([$_data_.I390];[$_data_.I390];&quot;&quot;)">
            <text:p/>
          </table:table-cell>
          <table:table-cell table:formula="of:=IF([$_data_.J390];[$_data_.J390];&quot;&quot;)">
            <text:p/>
          </table:table-cell>
          <table:table-cell table:formula="of:=IF([$_data_.K390];[$_data_.K390];&quot;&quot;)">
            <text:p/>
          </table:table-cell>
          <table:table-cell table:formula="of:=IF([$_data_.L390];[$_data_.L390];&quot;&quot;)">
            <text:p/>
          </table:table-cell>
          <table:table-cell table:formula="of:=IF([$_data_.M390];[$_data_.M390];&quot;&quot;)">
            <text:p/>
          </table:table-cell>
          <table:table-cell table:formula="of:=IF([$_data_.N390];[$_data_.N390];&quot;&quot;)">
            <text:p/>
          </table:table-cell>
          <table:table-cell table:formula="of:=IF([$_data_.O390];[$_data_.O390];&quot;&quot;)">
            <text:p/>
          </table:table-cell>
          <table:table-cell table:formula="of:=IF([$_data_.P390];[$_data_.P390];&quot;&quot;)">
            <text:p/>
          </table:table-cell>
          <table:table-cell table:formula="of:=IF([$_data_.Q390];[$_data_.Q390];&quot;&quot;)">
            <text:p/>
          </table:table-cell>
          <table:table-cell table:formula="of:=IF([$_data_.R390];[$_data_.R390];&quot;&quot;)">
            <text:p/>
          </table:table-cell>
          <table:table-cell table:formula="of:=IF([$_data_.S390];[$_data_.S390];&quot;&quot;)">
            <text:p/>
          </table:table-cell>
          <table:table-cell table:formula="of:=IF([$_data_.T390];[$_data_.T390];&quot;&quot;)">
            <text:p/>
          </table:table-cell>
          <table:table-cell table:formula="of:=IF([$_data_.U390];[$_data_.U390];&quot;&quot;)">
            <text:p/>
          </table:table-cell>
        </table:table-row>
        <table:table-row table:style-name="ro1">
          <table:table-cell table:formula="of:=IF([$_data_.A391];[$_data_.A391];&quot;&quot;)">
            <text:p/>
          </table:table-cell>
          <table:table-cell table:formula="of:=IF([$_data_.B391];[$_data_.B391];&quot;&quot;)">
            <text:p/>
          </table:table-cell>
          <table:table-cell table:formula="of:=IF([$_data_.C391];[$_data_.C391];&quot;&quot;)">
            <text:p/>
          </table:table-cell>
          <table:table-cell table:formula="of:=IF([$_data_.D391];[$_data_.D391];&quot;&quot;)">
            <text:p/>
          </table:table-cell>
          <table:table-cell table:formula="of:=IF([$_data_.E391];[$_data_.E391];&quot;&quot;)">
            <text:p/>
          </table:table-cell>
          <table:table-cell table:formula="of:=IF([$_data_.F391];[$_data_.F391];&quot;&quot;)">
            <text:p/>
          </table:table-cell>
          <table:table-cell table:formula="of:=IF([$_data_.G391];[$_data_.G391];&quot;&quot;)">
            <text:p/>
          </table:table-cell>
          <table:table-cell table:formula="of:=IF([$_data_.H391];[$_data_.H391];&quot;&quot;)">
            <text:p/>
          </table:table-cell>
          <table:table-cell table:formula="of:=IF([$_data_.I391];[$_data_.I391];&quot;&quot;)">
            <text:p/>
          </table:table-cell>
          <table:table-cell table:formula="of:=IF([$_data_.J391];[$_data_.J391];&quot;&quot;)">
            <text:p/>
          </table:table-cell>
          <table:table-cell table:formula="of:=IF([$_data_.K391];[$_data_.K391];&quot;&quot;)">
            <text:p/>
          </table:table-cell>
          <table:table-cell table:formula="of:=IF([$_data_.L391];[$_data_.L391];&quot;&quot;)">
            <text:p/>
          </table:table-cell>
          <table:table-cell table:formula="of:=IF([$_data_.M391];[$_data_.M391];&quot;&quot;)">
            <text:p/>
          </table:table-cell>
          <table:table-cell table:formula="of:=IF([$_data_.N391];[$_data_.N391];&quot;&quot;)">
            <text:p/>
          </table:table-cell>
          <table:table-cell table:formula="of:=IF([$_data_.O391];[$_data_.O391];&quot;&quot;)">
            <text:p/>
          </table:table-cell>
          <table:table-cell table:formula="of:=IF([$_data_.P391];[$_data_.P391];&quot;&quot;)">
            <text:p/>
          </table:table-cell>
          <table:table-cell table:formula="of:=IF([$_data_.Q391];[$_data_.Q391];&quot;&quot;)">
            <text:p/>
          </table:table-cell>
          <table:table-cell table:formula="of:=IF([$_data_.R391];[$_data_.R391];&quot;&quot;)">
            <text:p/>
          </table:table-cell>
          <table:table-cell table:formula="of:=IF([$_data_.S391];[$_data_.S391];&quot;&quot;)">
            <text:p/>
          </table:table-cell>
          <table:table-cell table:formula="of:=IF([$_data_.T391];[$_data_.T391];&quot;&quot;)">
            <text:p/>
          </table:table-cell>
          <table:table-cell table:formula="of:=IF([$_data_.U391];[$_data_.U391];&quot;&quot;)">
            <text:p/>
          </table:table-cell>
        </table:table-row>
        <table:table-row table:style-name="ro1">
          <table:table-cell table:formula="of:=IF([$_data_.A392];[$_data_.A392];&quot;&quot;)">
            <text:p/>
          </table:table-cell>
          <table:table-cell table:formula="of:=IF([$_data_.B392];[$_data_.B392];&quot;&quot;)">
            <text:p/>
          </table:table-cell>
          <table:table-cell table:formula="of:=IF([$_data_.C392];[$_data_.C392];&quot;&quot;)">
            <text:p/>
          </table:table-cell>
          <table:table-cell table:formula="of:=IF([$_data_.D392];[$_data_.D392];&quot;&quot;)">
            <text:p/>
          </table:table-cell>
          <table:table-cell table:formula="of:=IF([$_data_.E392];[$_data_.E392];&quot;&quot;)">
            <text:p/>
          </table:table-cell>
          <table:table-cell table:formula="of:=IF([$_data_.F392];[$_data_.F392];&quot;&quot;)">
            <text:p/>
          </table:table-cell>
          <table:table-cell table:formula="of:=IF([$_data_.G392];[$_data_.G392];&quot;&quot;)">
            <text:p/>
          </table:table-cell>
          <table:table-cell table:formula="of:=IF([$_data_.H392];[$_data_.H392];&quot;&quot;)">
            <text:p/>
          </table:table-cell>
          <table:table-cell table:formula="of:=IF([$_data_.I392];[$_data_.I392];&quot;&quot;)">
            <text:p/>
          </table:table-cell>
          <table:table-cell table:formula="of:=IF([$_data_.J392];[$_data_.J392];&quot;&quot;)">
            <text:p/>
          </table:table-cell>
          <table:table-cell table:formula="of:=IF([$_data_.K392];[$_data_.K392];&quot;&quot;)">
            <text:p/>
          </table:table-cell>
          <table:table-cell table:formula="of:=IF([$_data_.L392];[$_data_.L392];&quot;&quot;)">
            <text:p/>
          </table:table-cell>
          <table:table-cell table:formula="of:=IF([$_data_.M392];[$_data_.M392];&quot;&quot;)">
            <text:p/>
          </table:table-cell>
          <table:table-cell table:formula="of:=IF([$_data_.N392];[$_data_.N392];&quot;&quot;)">
            <text:p/>
          </table:table-cell>
          <table:table-cell table:formula="of:=IF([$_data_.O392];[$_data_.O392];&quot;&quot;)">
            <text:p/>
          </table:table-cell>
          <table:table-cell table:formula="of:=IF([$_data_.P392];[$_data_.P392];&quot;&quot;)">
            <text:p/>
          </table:table-cell>
          <table:table-cell table:formula="of:=IF([$_data_.Q392];[$_data_.Q392];&quot;&quot;)">
            <text:p/>
          </table:table-cell>
          <table:table-cell table:formula="of:=IF([$_data_.R392];[$_data_.R392];&quot;&quot;)">
            <text:p/>
          </table:table-cell>
          <table:table-cell table:formula="of:=IF([$_data_.S392];[$_data_.S392];&quot;&quot;)">
            <text:p/>
          </table:table-cell>
          <table:table-cell table:formula="of:=IF([$_data_.T392];[$_data_.T392];&quot;&quot;)">
            <text:p/>
          </table:table-cell>
          <table:table-cell table:formula="of:=IF([$_data_.U392];[$_data_.U392];&quot;&quot;)">
            <text:p/>
          </table:table-cell>
        </table:table-row>
        <table:table-row table:style-name="ro1">
          <table:table-cell table:formula="of:=IF([$_data_.A393];[$_data_.A393];&quot;&quot;)">
            <text:p/>
          </table:table-cell>
          <table:table-cell table:formula="of:=IF([$_data_.B393];[$_data_.B393];&quot;&quot;)">
            <text:p/>
          </table:table-cell>
          <table:table-cell table:formula="of:=IF([$_data_.C393];[$_data_.C393];&quot;&quot;)">
            <text:p/>
          </table:table-cell>
          <table:table-cell table:formula="of:=IF([$_data_.D393];[$_data_.D393];&quot;&quot;)">
            <text:p/>
          </table:table-cell>
          <table:table-cell table:formula="of:=IF([$_data_.E393];[$_data_.E393];&quot;&quot;)">
            <text:p/>
          </table:table-cell>
          <table:table-cell table:formula="of:=IF([$_data_.F393];[$_data_.F393];&quot;&quot;)">
            <text:p/>
          </table:table-cell>
          <table:table-cell table:formula="of:=IF([$_data_.G393];[$_data_.G393];&quot;&quot;)">
            <text:p/>
          </table:table-cell>
          <table:table-cell table:formula="of:=IF([$_data_.H393];[$_data_.H393];&quot;&quot;)">
            <text:p/>
          </table:table-cell>
          <table:table-cell table:formula="of:=IF([$_data_.I393];[$_data_.I393];&quot;&quot;)">
            <text:p/>
          </table:table-cell>
          <table:table-cell table:formula="of:=IF([$_data_.J393];[$_data_.J393];&quot;&quot;)">
            <text:p/>
          </table:table-cell>
          <table:table-cell table:formula="of:=IF([$_data_.K393];[$_data_.K393];&quot;&quot;)">
            <text:p/>
          </table:table-cell>
          <table:table-cell table:formula="of:=IF([$_data_.L393];[$_data_.L393];&quot;&quot;)">
            <text:p/>
          </table:table-cell>
          <table:table-cell table:formula="of:=IF([$_data_.M393];[$_data_.M393];&quot;&quot;)">
            <text:p/>
          </table:table-cell>
          <table:table-cell table:formula="of:=IF([$_data_.N393];[$_data_.N393];&quot;&quot;)">
            <text:p/>
          </table:table-cell>
          <table:table-cell table:formula="of:=IF([$_data_.O393];[$_data_.O393];&quot;&quot;)">
            <text:p/>
          </table:table-cell>
          <table:table-cell table:formula="of:=IF([$_data_.P393];[$_data_.P393];&quot;&quot;)">
            <text:p/>
          </table:table-cell>
          <table:table-cell table:formula="of:=IF([$_data_.Q393];[$_data_.Q393];&quot;&quot;)">
            <text:p/>
          </table:table-cell>
          <table:table-cell table:formula="of:=IF([$_data_.R393];[$_data_.R393];&quot;&quot;)">
            <text:p/>
          </table:table-cell>
          <table:table-cell table:formula="of:=IF([$_data_.S393];[$_data_.S393];&quot;&quot;)">
            <text:p/>
          </table:table-cell>
          <table:table-cell table:formula="of:=IF([$_data_.T393];[$_data_.T393];&quot;&quot;)">
            <text:p/>
          </table:table-cell>
          <table:table-cell table:formula="of:=IF([$_data_.U393];[$_data_.U393];&quot;&quot;)">
            <text:p/>
          </table:table-cell>
        </table:table-row>
        <table:table-row table:style-name="ro1">
          <table:table-cell table:style-name="ce16" table:formula="of:=IF([$_data_.A394];[$_data_.A394];&quot;&quot;)">
            <text:p/>
          </table:table-cell>
          <table:table-cell table:style-name="ce24" table:formula="of:=IF([$_data_.B394];[$_data_.B394];&quot;&quot;)">
            <text:p/>
          </table:table-cell>
          <table:table-cell table:style-name="ce24" table:formula="of:=IF([$_data_.C394];[$_data_.C394];&quot;&quot;)">
            <text:p/>
          </table:table-cell>
          <table:table-cell table:style-name="ce24" table:formula="of:=IF([$_data_.D394];[$_data_.D394];&quot;&quot;)">
            <text:p/>
          </table:table-cell>
          <table:table-cell table:style-name="ce24" table:formula="of:=IF([$_data_.E394];[$_data_.E394];&quot;&quot;)">
            <text:p/>
          </table:table-cell>
          <table:table-cell table:style-name="ce24" table:formula="of:=IF([$_data_.F394];[$_data_.F394];&quot;&quot;)">
            <text:p/>
          </table:table-cell>
          <table:table-cell table:style-name="ce34" table:formula="of:=IF([$_data_.G394];[$_data_.G394];&quot;&quot;)">
            <text:p/>
          </table:table-cell>
          <table:table-cell table:style-name="ce34" table:formula="of:=IF([$_data_.H394];[$_data_.H394];&quot;&quot;)">
            <text:p/>
          </table:table-cell>
          <table:table-cell table:style-name="ce24" table:formula="of:=IF([$_data_.I394];[$_data_.I394];&quot;&quot;)">
            <text:p/>
          </table:table-cell>
          <table:table-cell table:style-name="ce24" table:formula="of:=IF([$_data_.J394];[$_data_.J394];&quot;&quot;)">
            <text:p/>
          </table:table-cell>
          <table:table-cell table:style-name="ce24" table:formula="of:=IF([$_data_.K394];[$_data_.K394];&quot;&quot;)">
            <text:p/>
          </table:table-cell>
          <table:table-cell table:style-name="ce24" table:formula="of:=IF([$_data_.L394];[$_data_.L394];&quot;&quot;)">
            <text:p/>
          </table:table-cell>
          <table:table-cell table:style-name="ce24" table:formula="of:=IF([$_data_.M394];[$_data_.M394];&quot;&quot;)">
            <text:p/>
          </table:table-cell>
          <table:table-cell table:style-name="ce24" table:formula="of:=IF([$_data_.N394];[$_data_.N394];&quot;&quot;)">
            <text:p/>
          </table:table-cell>
          <table:table-cell table:style-name="ce24" table:formula="of:=IF([$_data_.O394];[$_data_.O394];&quot;&quot;)">
            <text:p/>
          </table:table-cell>
          <table:table-cell table:style-name="ce24" table:formula="of:=IF([$_data_.P394];[$_data_.P394];&quot;&quot;)">
            <text:p/>
          </table:table-cell>
          <table:table-cell table:style-name="ce24" table:formula="of:=IF([$_data_.Q394];[$_data_.Q394];&quot;&quot;)">
            <text:p/>
          </table:table-cell>
          <table:table-cell table:style-name="ce24" table:formula="of:=IF([$_data_.R394];[$_data_.R394];&quot;&quot;)">
            <text:p/>
          </table:table-cell>
          <table:table-cell table:style-name="ce24" table:formula="of:=IF([$_data_.S394];[$_data_.S394];&quot;&quot;)">
            <text:p/>
          </table:table-cell>
          <table:table-cell table:style-name="ce24" table:formula="of:=IF([$_data_.T394];[$_data_.T394];&quot;&quot;)">
            <text:p/>
          </table:table-cell>
          <table:table-cell table:style-name="ce66" table:formula="of:=IF([$_data_.U394];[$_data_.U39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Loka.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Loka.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Loka.P3:.P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Loka.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Loka.Q3:.Q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Loka.F3:.F35];[Loka.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Loka.R3:.R35];[Loka.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Loka.F3:.F35];[Loka.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Loka.F3:.F35];[Loka.I3:.I35];&quot;=1&quot;;[Loka.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Loka.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Loka.F3:.F35];[Loka.I3:.I35];&quot;=1&quot;;[Loka.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362];[$_data_.A362];&quot;&quot;)">
            <text:p/>
          </table:table-cell>
          <table:table-cell table:style-name="ce27" table:formula="of:=IF([$_data_.V362]=&quot;&quot;;&quot;&quot;;[$_data_.V362])" table:number-columns-spanned="20" table:number-rows-spanned="1">
            <text:p/>
          </table:table-cell>
          <table:covered-table-cell table:style-name="ce67" table:formula="of:=IF(#REF!.[Kesä.C86]=&quot;&quot;;&quot;&quot;;#REF!.[Kesä.C86])" office:value-type="string" office:string-value="" calcext:value-type="error">
            <text:p>Err:508</text:p>
          </table:covered-table-cell>
          <table:covered-table-cell table:style-name="ce67" table:formula="of:=IF(#REF!.[Kesä.D86]=&quot;&quot;;&quot;&quot;;#REF!.[Kes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Kesä.F86]=&quot;&quot;;&quot;&quot;;#REF!.[Kesä.F86])" office:value-type="string" office:string-value="" calcext:value-type="error">
            <text:p>Err:508</text:p>
          </table:covered-table-cell>
          <table:covered-table-cell table:style-name="ce67" table:formula="of:=IF(#REF!.[Kesä.G86]=&quot;&quot;;&quot;&quot;;#REF!.[Kesä.G86])" office:value-type="string" office:string-value="" calcext:value-type="error">
            <text:p>Err:508</text:p>
          </table:covered-table-cell>
          <table:covered-table-cell table:style-name="ce67" table:formula="of:=IF(#REF!.[Kesä.H86]=&quot;&quot;;&quot;&quot;;#REF!.[Kesä.H86])" office:value-type="string" office:string-value="" calcext:value-type="error">
            <text:p>Err:508</text:p>
          </table:covered-table-cell>
          <table:covered-table-cell table:style-name="ce67" table:formula="of:=IF(#REF!.[Kesä.I86]=&quot;&quot;;&quot;&quot;;#REF!.[Kesä.I86])" office:value-type="string" office:string-value="" calcext:value-type="error">
            <text:p>Err:508</text:p>
          </table:covered-table-cell>
          <table:covered-table-cell table:style-name="ce67" table:formula="of:=IF(#REF!.[Kesä.J86]=&quot;&quot;;&quot;&quot;;#REF!.[Kesä.J86])" office:value-type="string" office:string-value="" calcext:value-type="error">
            <text:p>Err:508</text:p>
          </table:covered-table-cell>
          <table:covered-table-cell table:style-name="ce67" table:formula="of:=IF(#REF!.[Kesä.K86]=&quot;&quot;;&quot;&quot;;#REF!.[Kesä.K86])" office:value-type="string" office:string-value="" calcext:value-type="error">
            <text:p>Err:508</text:p>
          </table:covered-table-cell>
          <table:covered-table-cell table:style-name="ce67" table:formula="of:=IF(#REF!.[Kesä.L86]=&quot;&quot;;&quot;&quot;;#REF!.[Kesä.L86])" office:value-type="string" office:string-value="" calcext:value-type="error">
            <text:p>Err:508</text:p>
          </table:covered-table-cell>
          <table:covered-table-cell table:style-name="ce67" table:formula="of:=IF(#REF!.[Kesä.M86]=&quot;&quot;;&quot;&quot;;#REF!.[Kesä.M86])" office:value-type="string" office:string-value="" calcext:value-type="error">
            <text:p>Err:508</text:p>
          </table:covered-table-cell>
          <table:covered-table-cell table:style-name="ce67" table:formula="of:=IF(#REF!.[Kesä.N86]=&quot;&quot;;&quot;&quot;;#REF!.[Kesä.N86])" office:value-type="string" office:string-value="" calcext:value-type="error">
            <text:p>Err:508</text:p>
          </table:covered-table-cell>
          <table:covered-table-cell table:style-name="ce67" table:formula="of:=IF(#REF!.[Kesä.O86]=&quot;&quot;;&quot;&quot;;#REF!.[Kesä.O86])" office:value-type="string" office:string-value="" calcext:value-type="error">
            <text:p>Err:508</text:p>
          </table:covered-table-cell>
          <table:covered-table-cell table:style-name="ce67" table:formula="of:=IF(#REF!.[Kesä.P86]=&quot;&quot;;&quot;&quot;;#REF!.[Kesä.P86])" office:value-type="string" office:string-value="" calcext:value-type="error">
            <text:p>Err:508</text:p>
          </table:covered-table-cell>
          <table:covered-table-cell table:style-name="ce67" table:formula="of:=IF(#REF!.[Kesä.Q86]=&quot;&quot;;&quot;&quot;;#REF!.[Kesä.Q86])" office:value-type="string" office:string-value="" calcext:value-type="error">
            <text:p>Err:508</text:p>
          </table:covered-table-cell>
          <table:covered-table-cell table:style-name="ce67" table:formula="of:=IF(#REF!.[Kesä.R86]=&quot;&quot;;&quot;&quot;;#REF!.[Kesä.R86])" office:value-type="string" office:string-value="" calcext:value-type="error">
            <text:p>Err:508</text:p>
          </table:covered-table-cell>
          <table:covered-table-cell table:style-name="ce67" table:formula="of:=IF(#REF!.[Kesä.S86]=&quot;&quot;;&quot;&quot;;#REF!.[Kesä.S86])" office:value-type="string" office:string-value="" calcext:value-type="error">
            <text:p>Err:508</text:p>
          </table:covered-table-cell>
          <table:covered-table-cell table:style-name="ce67" table:formula="of:=IF(#REF!.[Kesä.T86]=&quot;&quot;;&quot;&quot;;#REF!.[Kesä.T86])" office:value-type="string" office:string-value="" calcext:value-type="error">
            <text:p>Err:508</text:p>
          </table:covered-table-cell>
          <table:covered-table-cell table:style-name="ce67" table:formula="of:=IF(#REF!.[Kesä.U86]=&quot;&quot;;&quot;&quot;;#REF!.[Kesä.U86])" office:value-type="string" office:string-value="" calcext:value-type="error">
            <text:p>Err:508</text:p>
          </table:covered-table-cell>
        </table:table-row>
        <table:table-row table:style-name="ro1">
          <table:table-cell table:formula="of:=IF([$_data_.A363];[$_data_.A363];&quot;&quot;)">
            <text:p/>
          </table:table-cell>
          <table:table-cell table:style-name="ce28" table:formula="of:=IF([$_data_.V363]=&quot;&quot;;&quot;&quot;;[$_data_.V363])" table:number-columns-spanned="20" table:number-rows-spanned="1">
            <text:p/>
          </table:table-cell>
          <table:covered-table-cell table:style-name="ce2" table:formula="of:=IF(#REF!.[Kesä.C86]=&quot;&quot;;&quot;&quot;;#REF!.[Kesä.C86])" office:value-type="string" office:string-value="" calcext:value-type="error">
            <text:p>Err:508</text:p>
          </table:covered-table-cell>
          <table:covered-table-cell table:style-name="ce2" table:formula="of:=IF(#REF!.[Kesä.D86]=&quot;&quot;;&quot;&quot;;#REF!.[Kesä.D8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6]=&quot;&quot;;&quot;&quot;;#REF!.[Kesä.F86])" office:value-type="string" office:string-value="" calcext:value-type="error">
            <text:p>Err:508</text:p>
          </table:covered-table-cell>
          <table:covered-table-cell table:style-name="ce2" table:formula="of:=IF(#REF!.[Kesä.G86]=&quot;&quot;;&quot;&quot;;#REF!.[Kesä.G86])" office:value-type="string" office:string-value="" calcext:value-type="error">
            <text:p>Err:508</text:p>
          </table:covered-table-cell>
          <table:covered-table-cell table:style-name="ce2" table:formula="of:=IF(#REF!.[Kesä.H86]=&quot;&quot;;&quot;&quot;;#REF!.[Kesä.H86])" office:value-type="string" office:string-value="" calcext:value-type="error">
            <text:p>Err:508</text:p>
          </table:covered-table-cell>
          <table:covered-table-cell table:style-name="ce2" table:formula="of:=IF(#REF!.[Kesä.I86]=&quot;&quot;;&quot;&quot;;#REF!.[Kesä.I86])" office:value-type="string" office:string-value="" calcext:value-type="error">
            <text:p>Err:508</text:p>
          </table:covered-table-cell>
          <table:covered-table-cell table:style-name="ce2" table:formula="of:=IF(#REF!.[Kesä.J86]=&quot;&quot;;&quot;&quot;;#REF!.[Kesä.J86])" office:value-type="string" office:string-value="" calcext:value-type="error">
            <text:p>Err:508</text:p>
          </table:covered-table-cell>
          <table:covered-table-cell table:style-name="ce2" table:formula="of:=IF(#REF!.[Kesä.K86]=&quot;&quot;;&quot;&quot;;#REF!.[Kesä.K86])" office:value-type="string" office:string-value="" calcext:value-type="error">
            <text:p>Err:508</text:p>
          </table:covered-table-cell>
          <table:covered-table-cell table:style-name="ce2" table:formula="of:=IF(#REF!.[Kesä.L86]=&quot;&quot;;&quot;&quot;;#REF!.[Kesä.L86])" office:value-type="string" office:string-value="" calcext:value-type="error">
            <text:p>Err:508</text:p>
          </table:covered-table-cell>
          <table:covered-table-cell table:style-name="ce2" table:formula="of:=IF(#REF!.[Kesä.M86]=&quot;&quot;;&quot;&quot;;#REF!.[Kesä.M86])" office:value-type="string" office:string-value="" calcext:value-type="error">
            <text:p>Err:508</text:p>
          </table:covered-table-cell>
          <table:covered-table-cell table:style-name="ce2" table:formula="of:=IF(#REF!.[Kesä.N86]=&quot;&quot;;&quot;&quot;;#REF!.[Kesä.N86])" office:value-type="string" office:string-value="" calcext:value-type="error">
            <text:p>Err:508</text:p>
          </table:covered-table-cell>
          <table:covered-table-cell table:style-name="ce2" table:formula="of:=IF(#REF!.[Kesä.O86]=&quot;&quot;;&quot;&quot;;#REF!.[Kesä.O86])" office:value-type="string" office:string-value="" calcext:value-type="error">
            <text:p>Err:508</text:p>
          </table:covered-table-cell>
          <table:covered-table-cell table:style-name="ce2" table:formula="of:=IF(#REF!.[Kesä.P86]=&quot;&quot;;&quot;&quot;;#REF!.[Kesä.P86])" office:value-type="string" office:string-value="" calcext:value-type="error">
            <text:p>Err:508</text:p>
          </table:covered-table-cell>
          <table:covered-table-cell table:style-name="ce2" table:formula="of:=IF(#REF!.[Kesä.Q86]=&quot;&quot;;&quot;&quot;;#REF!.[Kesä.Q86])" office:value-type="string" office:string-value="" calcext:value-type="error">
            <text:p>Err:508</text:p>
          </table:covered-table-cell>
          <table:covered-table-cell table:style-name="ce2" table:formula="of:=IF(#REF!.[Kesä.R86]=&quot;&quot;;&quot;&quot;;#REF!.[Kesä.R86])" office:value-type="string" office:string-value="" calcext:value-type="error">
            <text:p>Err:508</text:p>
          </table:covered-table-cell>
          <table:covered-table-cell table:style-name="ce2" table:formula="of:=IF(#REF!.[Kesä.S86]=&quot;&quot;;&quot;&quot;;#REF!.[Kesä.S86])" office:value-type="string" office:string-value="" calcext:value-type="error">
            <text:p>Err:508</text:p>
          </table:covered-table-cell>
          <table:covered-table-cell table:style-name="ce2" table:formula="of:=IF(#REF!.[Kesä.T86]=&quot;&quot;;&quot;&quot;;#REF!.[Kesä.T86])" office:value-type="string" office:string-value="" calcext:value-type="error">
            <text:p>Err:508</text:p>
          </table:covered-table-cell>
          <table:covered-table-cell table:style-name="ce2" table:formula="of:=IF(#REF!.[Kesä.U86]=&quot;&quot;;&quot;&quot;;#REF!.[Kesä.U86])" office:value-type="string" office:string-value="" calcext:value-type="error">
            <text:p>Err:508</text:p>
          </table:covered-table-cell>
        </table:table-row>
        <table:table-row table:style-name="ro1">
          <table:table-cell table:formula="of:=IF([$_data_.A364];[$_data_.A364];&quot;&quot;)">
            <text:p/>
          </table:table-cell>
          <table:table-cell table:style-name="ce28" table:formula="of:=IF([$_data_.V364]=&quot;&quot;;&quot;&quot;;[$_data_.V364])" table:number-columns-spanned="20" table:number-rows-spanned="1">
            <text:p/>
          </table:table-cell>
          <table:covered-table-cell table:style-name="ce2" table:formula="of:=IF(#REF!.[Kesä.C87]=&quot;&quot;;&quot;&quot;;#REF!.[Kesä.C87])" office:value-type="string" office:string-value="" calcext:value-type="error">
            <text:p>Err:508</text:p>
          </table:covered-table-cell>
          <table:covered-table-cell table:style-name="ce2" table:formula="of:=IF(#REF!.[Kesä.D87]=&quot;&quot;;&quot;&quot;;#REF!.[Kesä.D87])"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7]=&quot;&quot;;&quot;&quot;;#REF!.[Kesä.F87])" office:value-type="string" office:string-value="" calcext:value-type="error">
            <text:p>Err:508</text:p>
          </table:covered-table-cell>
          <table:covered-table-cell table:style-name="ce2" table:formula="of:=IF(#REF!.[Kesä.G87]=&quot;&quot;;&quot;&quot;;#REF!.[Kesä.G87])" office:value-type="string" office:string-value="" calcext:value-type="error">
            <text:p>Err:508</text:p>
          </table:covered-table-cell>
          <table:covered-table-cell table:style-name="ce2" table:formula="of:=IF(#REF!.[Kesä.H87]=&quot;&quot;;&quot;&quot;;#REF!.[Kesä.H87])" office:value-type="string" office:string-value="" calcext:value-type="error">
            <text:p>Err:508</text:p>
          </table:covered-table-cell>
          <table:covered-table-cell table:style-name="ce2" table:formula="of:=IF(#REF!.[Kesä.I87]=&quot;&quot;;&quot;&quot;;#REF!.[Kesä.I87])" office:value-type="string" office:string-value="" calcext:value-type="error">
            <text:p>Err:508</text:p>
          </table:covered-table-cell>
          <table:covered-table-cell table:style-name="ce2" table:formula="of:=IF(#REF!.[Kesä.J87]=&quot;&quot;;&quot;&quot;;#REF!.[Kesä.J87])" office:value-type="string" office:string-value="" calcext:value-type="error">
            <text:p>Err:508</text:p>
          </table:covered-table-cell>
          <table:covered-table-cell table:style-name="ce2" table:formula="of:=IF(#REF!.[Kesä.K87]=&quot;&quot;;&quot;&quot;;#REF!.[Kesä.K87])" office:value-type="string" office:string-value="" calcext:value-type="error">
            <text:p>Err:508</text:p>
          </table:covered-table-cell>
          <table:covered-table-cell table:style-name="ce2" table:formula="of:=IF(#REF!.[Kesä.L87]=&quot;&quot;;&quot;&quot;;#REF!.[Kesä.L87])" office:value-type="string" office:string-value="" calcext:value-type="error">
            <text:p>Err:508</text:p>
          </table:covered-table-cell>
          <table:covered-table-cell table:style-name="ce2" table:formula="of:=IF(#REF!.[Kesä.M87]=&quot;&quot;;&quot;&quot;;#REF!.[Kesä.M87])" office:value-type="string" office:string-value="" calcext:value-type="error">
            <text:p>Err:508</text:p>
          </table:covered-table-cell>
          <table:covered-table-cell table:style-name="ce2" table:formula="of:=IF(#REF!.[Kesä.N87]=&quot;&quot;;&quot;&quot;;#REF!.[Kesä.N87])" office:value-type="string" office:string-value="" calcext:value-type="error">
            <text:p>Err:508</text:p>
          </table:covered-table-cell>
          <table:covered-table-cell table:style-name="ce2" table:formula="of:=IF(#REF!.[Kesä.O87]=&quot;&quot;;&quot;&quot;;#REF!.[Kesä.O87])" office:value-type="string" office:string-value="" calcext:value-type="error">
            <text:p>Err:508</text:p>
          </table:covered-table-cell>
          <table:covered-table-cell table:style-name="ce2" table:formula="of:=IF(#REF!.[Kesä.P87]=&quot;&quot;;&quot;&quot;;#REF!.[Kesä.P87])" office:value-type="string" office:string-value="" calcext:value-type="error">
            <text:p>Err:508</text:p>
          </table:covered-table-cell>
          <table:covered-table-cell table:style-name="ce2" table:formula="of:=IF(#REF!.[Kesä.Q87]=&quot;&quot;;&quot;&quot;;#REF!.[Kesä.Q87])" office:value-type="string" office:string-value="" calcext:value-type="error">
            <text:p>Err:508</text:p>
          </table:covered-table-cell>
          <table:covered-table-cell table:style-name="ce2" table:formula="of:=IF(#REF!.[Kesä.R87]=&quot;&quot;;&quot;&quot;;#REF!.[Kesä.R87])" office:value-type="string" office:string-value="" calcext:value-type="error">
            <text:p>Err:508</text:p>
          </table:covered-table-cell>
          <table:covered-table-cell table:style-name="ce2" table:formula="of:=IF(#REF!.[Kesä.S87]=&quot;&quot;;&quot;&quot;;#REF!.[Kesä.S87])" office:value-type="string" office:string-value="" calcext:value-type="error">
            <text:p>Err:508</text:p>
          </table:covered-table-cell>
          <table:covered-table-cell table:style-name="ce2" table:formula="of:=IF(#REF!.[Kesä.T87]=&quot;&quot;;&quot;&quot;;#REF!.[Kesä.T87])" office:value-type="string" office:string-value="" calcext:value-type="error">
            <text:p>Err:508</text:p>
          </table:covered-table-cell>
          <table:covered-table-cell table:style-name="ce2" table:formula="of:=IF(#REF!.[Kesä.U87]=&quot;&quot;;&quot;&quot;;#REF!.[Kesä.U87])" office:value-type="string" office:string-value="" calcext:value-type="error">
            <text:p>Err:508</text:p>
          </table:covered-table-cell>
        </table:table-row>
        <table:table-row table:style-name="ro1">
          <table:table-cell table:formula="of:=IF([$_data_.A365];[$_data_.A365];&quot;&quot;)">
            <text:p/>
          </table:table-cell>
          <table:table-cell table:style-name="ce28" table:formula="of:=IF([$_data_.V365]=&quot;&quot;;&quot;&quot;;[$_data_.V365])" table:number-columns-spanned="20" table:number-rows-spanned="1">
            <text:p/>
          </table:table-cell>
          <table:covered-table-cell table:style-name="ce2" table:formula="of:=IF(#REF!.[Kesä.C88]=&quot;&quot;;&quot;&quot;;#REF!.[Kesä.C88])" office:value-type="string" office:string-value="" calcext:value-type="error">
            <text:p>Err:508</text:p>
          </table:covered-table-cell>
          <table:covered-table-cell table:style-name="ce2" table:formula="of:=IF(#REF!.[Kesä.D88]=&quot;&quot;;&quot;&quot;;#REF!.[Kesä.D88])"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8]=&quot;&quot;;&quot;&quot;;#REF!.[Kesä.F88])" office:value-type="string" office:string-value="" calcext:value-type="error">
            <text:p>Err:508</text:p>
          </table:covered-table-cell>
          <table:covered-table-cell table:style-name="ce2" table:formula="of:=IF(#REF!.[Kesä.G88]=&quot;&quot;;&quot;&quot;;#REF!.[Kesä.G88])" office:value-type="string" office:string-value="" calcext:value-type="error">
            <text:p>Err:508</text:p>
          </table:covered-table-cell>
          <table:covered-table-cell table:style-name="ce2" table:formula="of:=IF(#REF!.[Kesä.H88]=&quot;&quot;;&quot;&quot;;#REF!.[Kesä.H88])" office:value-type="string" office:string-value="" calcext:value-type="error">
            <text:p>Err:508</text:p>
          </table:covered-table-cell>
          <table:covered-table-cell table:style-name="ce2" table:formula="of:=IF(#REF!.[Kesä.I88]=&quot;&quot;;&quot;&quot;;#REF!.[Kesä.I88])" office:value-type="string" office:string-value="" calcext:value-type="error">
            <text:p>Err:508</text:p>
          </table:covered-table-cell>
          <table:covered-table-cell table:style-name="ce2" table:formula="of:=IF(#REF!.[Kesä.J88]=&quot;&quot;;&quot;&quot;;#REF!.[Kesä.J88])" office:value-type="string" office:string-value="" calcext:value-type="error">
            <text:p>Err:508</text:p>
          </table:covered-table-cell>
          <table:covered-table-cell table:style-name="ce2" table:formula="of:=IF(#REF!.[Kesä.K88]=&quot;&quot;;&quot;&quot;;#REF!.[Kesä.K88])" office:value-type="string" office:string-value="" calcext:value-type="error">
            <text:p>Err:508</text:p>
          </table:covered-table-cell>
          <table:covered-table-cell table:style-name="ce2" table:formula="of:=IF(#REF!.[Kesä.L88]=&quot;&quot;;&quot;&quot;;#REF!.[Kesä.L88])" office:value-type="string" office:string-value="" calcext:value-type="error">
            <text:p>Err:508</text:p>
          </table:covered-table-cell>
          <table:covered-table-cell table:style-name="ce2" table:formula="of:=IF(#REF!.[Kesä.M88]=&quot;&quot;;&quot;&quot;;#REF!.[Kesä.M88])" office:value-type="string" office:string-value="" calcext:value-type="error">
            <text:p>Err:508</text:p>
          </table:covered-table-cell>
          <table:covered-table-cell table:style-name="ce2" table:formula="of:=IF(#REF!.[Kesä.N88]=&quot;&quot;;&quot;&quot;;#REF!.[Kesä.N88])" office:value-type="string" office:string-value="" calcext:value-type="error">
            <text:p>Err:508</text:p>
          </table:covered-table-cell>
          <table:covered-table-cell table:style-name="ce2" table:formula="of:=IF(#REF!.[Kesä.O88]=&quot;&quot;;&quot;&quot;;#REF!.[Kesä.O88])" office:value-type="string" office:string-value="" calcext:value-type="error">
            <text:p>Err:508</text:p>
          </table:covered-table-cell>
          <table:covered-table-cell table:style-name="ce2" table:formula="of:=IF(#REF!.[Kesä.P88]=&quot;&quot;;&quot;&quot;;#REF!.[Kesä.P88])" office:value-type="string" office:string-value="" calcext:value-type="error">
            <text:p>Err:508</text:p>
          </table:covered-table-cell>
          <table:covered-table-cell table:style-name="ce2" table:formula="of:=IF(#REF!.[Kesä.Q88]=&quot;&quot;;&quot;&quot;;#REF!.[Kesä.Q88])" office:value-type="string" office:string-value="" calcext:value-type="error">
            <text:p>Err:508</text:p>
          </table:covered-table-cell>
          <table:covered-table-cell table:style-name="ce2" table:formula="of:=IF(#REF!.[Kesä.R88]=&quot;&quot;;&quot;&quot;;#REF!.[Kesä.R88])" office:value-type="string" office:string-value="" calcext:value-type="error">
            <text:p>Err:508</text:p>
          </table:covered-table-cell>
          <table:covered-table-cell table:style-name="ce2" table:formula="of:=IF(#REF!.[Kesä.S88]=&quot;&quot;;&quot;&quot;;#REF!.[Kesä.S88])" office:value-type="string" office:string-value="" calcext:value-type="error">
            <text:p>Err:508</text:p>
          </table:covered-table-cell>
          <table:covered-table-cell table:style-name="ce2" table:formula="of:=IF(#REF!.[Kesä.T88]=&quot;&quot;;&quot;&quot;;#REF!.[Kesä.T88])" office:value-type="string" office:string-value="" calcext:value-type="error">
            <text:p>Err:508</text:p>
          </table:covered-table-cell>
          <table:covered-table-cell table:style-name="ce2" table:formula="of:=IF(#REF!.[Kesä.U88]=&quot;&quot;;&quot;&quot;;#REF!.[Kesä.U88])" office:value-type="string" office:string-value="" calcext:value-type="error">
            <text:p>Err:508</text:p>
          </table:covered-table-cell>
        </table:table-row>
        <table:table-row table:style-name="ro1">
          <table:table-cell table:formula="of:=IF([$_data_.A366];[$_data_.A366];&quot;&quot;)">
            <text:p/>
          </table:table-cell>
          <table:table-cell table:style-name="ce28" table:formula="of:=IF([$_data_.V366]=&quot;&quot;;&quot;&quot;;[$_data_.V366])" table:number-columns-spanned="20" table:number-rows-spanned="1">
            <text:p/>
          </table:table-cell>
          <table:covered-table-cell table:style-name="ce2" table:formula="of:=IF(#REF!.[Kesä.C89]=&quot;&quot;;&quot;&quot;;#REF!.[Kesä.C89])" office:value-type="string" office:string-value="" calcext:value-type="error">
            <text:p>Err:508</text:p>
          </table:covered-table-cell>
          <table:covered-table-cell table:style-name="ce2" table:formula="of:=IF(#REF!.[Kesä.D89]=&quot;&quot;;&quot;&quot;;#REF!.[Kesä.D89])"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89]=&quot;&quot;;&quot;&quot;;#REF!.[Kesä.F89])" office:value-type="string" office:string-value="" calcext:value-type="error">
            <text:p>Err:508</text:p>
          </table:covered-table-cell>
          <table:covered-table-cell table:style-name="ce2" table:formula="of:=IF(#REF!.[Kesä.G89]=&quot;&quot;;&quot;&quot;;#REF!.[Kesä.G89])" office:value-type="string" office:string-value="" calcext:value-type="error">
            <text:p>Err:508</text:p>
          </table:covered-table-cell>
          <table:covered-table-cell table:style-name="ce2" table:formula="of:=IF(#REF!.[Kesä.H89]=&quot;&quot;;&quot;&quot;;#REF!.[Kesä.H89])" office:value-type="string" office:string-value="" calcext:value-type="error">
            <text:p>Err:508</text:p>
          </table:covered-table-cell>
          <table:covered-table-cell table:style-name="ce2" table:formula="of:=IF(#REF!.[Kesä.I89]=&quot;&quot;;&quot;&quot;;#REF!.[Kesä.I89])" office:value-type="string" office:string-value="" calcext:value-type="error">
            <text:p>Err:508</text:p>
          </table:covered-table-cell>
          <table:covered-table-cell table:style-name="ce2" table:formula="of:=IF(#REF!.[Kesä.J89]=&quot;&quot;;&quot;&quot;;#REF!.[Kesä.J89])" office:value-type="string" office:string-value="" calcext:value-type="error">
            <text:p>Err:508</text:p>
          </table:covered-table-cell>
          <table:covered-table-cell table:style-name="ce2" table:formula="of:=IF(#REF!.[Kesä.K89]=&quot;&quot;;&quot;&quot;;#REF!.[Kesä.K89])" office:value-type="string" office:string-value="" calcext:value-type="error">
            <text:p>Err:508</text:p>
          </table:covered-table-cell>
          <table:covered-table-cell table:style-name="ce2" table:formula="of:=IF(#REF!.[Kesä.L89]=&quot;&quot;;&quot;&quot;;#REF!.[Kesä.L89])" office:value-type="string" office:string-value="" calcext:value-type="error">
            <text:p>Err:508</text:p>
          </table:covered-table-cell>
          <table:covered-table-cell table:style-name="ce2" table:formula="of:=IF(#REF!.[Kesä.M89]=&quot;&quot;;&quot;&quot;;#REF!.[Kesä.M89])" office:value-type="string" office:string-value="" calcext:value-type="error">
            <text:p>Err:508</text:p>
          </table:covered-table-cell>
          <table:covered-table-cell table:style-name="ce2" table:formula="of:=IF(#REF!.[Kesä.N89]=&quot;&quot;;&quot;&quot;;#REF!.[Kesä.N89])" office:value-type="string" office:string-value="" calcext:value-type="error">
            <text:p>Err:508</text:p>
          </table:covered-table-cell>
          <table:covered-table-cell table:style-name="ce2" table:formula="of:=IF(#REF!.[Kesä.O89]=&quot;&quot;;&quot;&quot;;#REF!.[Kesä.O89])" office:value-type="string" office:string-value="" calcext:value-type="error">
            <text:p>Err:508</text:p>
          </table:covered-table-cell>
          <table:covered-table-cell table:style-name="ce2" table:formula="of:=IF(#REF!.[Kesä.P89]=&quot;&quot;;&quot;&quot;;#REF!.[Kesä.P89])" office:value-type="string" office:string-value="" calcext:value-type="error">
            <text:p>Err:508</text:p>
          </table:covered-table-cell>
          <table:covered-table-cell table:style-name="ce2" table:formula="of:=IF(#REF!.[Kesä.Q89]=&quot;&quot;;&quot;&quot;;#REF!.[Kesä.Q89])" office:value-type="string" office:string-value="" calcext:value-type="error">
            <text:p>Err:508</text:p>
          </table:covered-table-cell>
          <table:covered-table-cell table:style-name="ce2" table:formula="of:=IF(#REF!.[Kesä.R89]=&quot;&quot;;&quot;&quot;;#REF!.[Kesä.R89])" office:value-type="string" office:string-value="" calcext:value-type="error">
            <text:p>Err:508</text:p>
          </table:covered-table-cell>
          <table:covered-table-cell table:style-name="ce2" table:formula="of:=IF(#REF!.[Kesä.S89]=&quot;&quot;;&quot;&quot;;#REF!.[Kesä.S89])" office:value-type="string" office:string-value="" calcext:value-type="error">
            <text:p>Err:508</text:p>
          </table:covered-table-cell>
          <table:covered-table-cell table:style-name="ce2" table:formula="of:=IF(#REF!.[Kesä.T89]=&quot;&quot;;&quot;&quot;;#REF!.[Kesä.T89])" office:value-type="string" office:string-value="" calcext:value-type="error">
            <text:p>Err:508</text:p>
          </table:covered-table-cell>
          <table:covered-table-cell table:style-name="ce2" table:formula="of:=IF(#REF!.[Kesä.U89]=&quot;&quot;;&quot;&quot;;#REF!.[Kesä.U89])" office:value-type="string" office:string-value="" calcext:value-type="error">
            <text:p>Err:508</text:p>
          </table:covered-table-cell>
        </table:table-row>
        <table:table-row table:style-name="ro1">
          <table:table-cell table:formula="of:=IF([$_data_.A367];[$_data_.A367];&quot;&quot;)">
            <text:p/>
          </table:table-cell>
          <table:table-cell table:style-name="ce28" table:formula="of:=IF([$_data_.V367]=&quot;&quot;;&quot;&quot;;[$_data_.V367])" table:number-columns-spanned="20" table:number-rows-spanned="1">
            <text:p/>
          </table:table-cell>
          <table:covered-table-cell table:style-name="ce2" table:formula="of:=IF(#REF!.[Kesä.C90]=&quot;&quot;;&quot;&quot;;#REF!.[Kesä.C90])" office:value-type="string" office:string-value="" calcext:value-type="error">
            <text:p>Err:508</text:p>
          </table:covered-table-cell>
          <table:covered-table-cell table:style-name="ce2" table:formula="of:=IF(#REF!.[Kesä.D90]=&quot;&quot;;&quot;&quot;;#REF!.[Kesä.D90])"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0]=&quot;&quot;;&quot;&quot;;#REF!.[Kesä.F90])" office:value-type="string" office:string-value="" calcext:value-type="error">
            <text:p>Err:508</text:p>
          </table:covered-table-cell>
          <table:covered-table-cell table:style-name="ce2" table:formula="of:=IF(#REF!.[Kesä.G90]=&quot;&quot;;&quot;&quot;;#REF!.[Kesä.G90])" office:value-type="string" office:string-value="" calcext:value-type="error">
            <text:p>Err:508</text:p>
          </table:covered-table-cell>
          <table:covered-table-cell table:style-name="ce2" table:formula="of:=IF(#REF!.[Kesä.H90]=&quot;&quot;;&quot;&quot;;#REF!.[Kesä.H90])" office:value-type="string" office:string-value="" calcext:value-type="error">
            <text:p>Err:508</text:p>
          </table:covered-table-cell>
          <table:covered-table-cell table:style-name="ce2" table:formula="of:=IF(#REF!.[Kesä.I90]=&quot;&quot;;&quot;&quot;;#REF!.[Kesä.I90])" office:value-type="string" office:string-value="" calcext:value-type="error">
            <text:p>Err:508</text:p>
          </table:covered-table-cell>
          <table:covered-table-cell table:style-name="ce2" table:formula="of:=IF(#REF!.[Kesä.J90]=&quot;&quot;;&quot;&quot;;#REF!.[Kesä.J90])" office:value-type="string" office:string-value="" calcext:value-type="error">
            <text:p>Err:508</text:p>
          </table:covered-table-cell>
          <table:covered-table-cell table:style-name="ce2" table:formula="of:=IF(#REF!.[Kesä.K90]=&quot;&quot;;&quot;&quot;;#REF!.[Kesä.K90])" office:value-type="string" office:string-value="" calcext:value-type="error">
            <text:p>Err:508</text:p>
          </table:covered-table-cell>
          <table:covered-table-cell table:style-name="ce2" table:formula="of:=IF(#REF!.[Kesä.L90]=&quot;&quot;;&quot;&quot;;#REF!.[Kesä.L90])" office:value-type="string" office:string-value="" calcext:value-type="error">
            <text:p>Err:508</text:p>
          </table:covered-table-cell>
          <table:covered-table-cell table:style-name="ce2" table:formula="of:=IF(#REF!.[Kesä.M90]=&quot;&quot;;&quot;&quot;;#REF!.[Kesä.M90])" office:value-type="string" office:string-value="" calcext:value-type="error">
            <text:p>Err:508</text:p>
          </table:covered-table-cell>
          <table:covered-table-cell table:style-name="ce2" table:formula="of:=IF(#REF!.[Kesä.N90]=&quot;&quot;;&quot;&quot;;#REF!.[Kesä.N90])" office:value-type="string" office:string-value="" calcext:value-type="error">
            <text:p>Err:508</text:p>
          </table:covered-table-cell>
          <table:covered-table-cell table:style-name="ce2" table:formula="of:=IF(#REF!.[Kesä.O90]=&quot;&quot;;&quot;&quot;;#REF!.[Kesä.O90])" office:value-type="string" office:string-value="" calcext:value-type="error">
            <text:p>Err:508</text:p>
          </table:covered-table-cell>
          <table:covered-table-cell table:style-name="ce2" table:formula="of:=IF(#REF!.[Kesä.P90]=&quot;&quot;;&quot;&quot;;#REF!.[Kesä.P90])" office:value-type="string" office:string-value="" calcext:value-type="error">
            <text:p>Err:508</text:p>
          </table:covered-table-cell>
          <table:covered-table-cell table:style-name="ce2" table:formula="of:=IF(#REF!.[Kesä.Q90]=&quot;&quot;;&quot;&quot;;#REF!.[Kesä.Q90])" office:value-type="string" office:string-value="" calcext:value-type="error">
            <text:p>Err:508</text:p>
          </table:covered-table-cell>
          <table:covered-table-cell table:style-name="ce2" table:formula="of:=IF(#REF!.[Kesä.R90]=&quot;&quot;;&quot;&quot;;#REF!.[Kesä.R90])" office:value-type="string" office:string-value="" calcext:value-type="error">
            <text:p>Err:508</text:p>
          </table:covered-table-cell>
          <table:covered-table-cell table:style-name="ce2" table:formula="of:=IF(#REF!.[Kesä.S90]=&quot;&quot;;&quot;&quot;;#REF!.[Kesä.S90])" office:value-type="string" office:string-value="" calcext:value-type="error">
            <text:p>Err:508</text:p>
          </table:covered-table-cell>
          <table:covered-table-cell table:style-name="ce2" table:formula="of:=IF(#REF!.[Kesä.T90]=&quot;&quot;;&quot;&quot;;#REF!.[Kesä.T90])" office:value-type="string" office:string-value="" calcext:value-type="error">
            <text:p>Err:508</text:p>
          </table:covered-table-cell>
          <table:covered-table-cell table:style-name="ce2" table:formula="of:=IF(#REF!.[Kesä.U90]=&quot;&quot;;&quot;&quot;;#REF!.[Kesä.U90])" office:value-type="string" office:string-value="" calcext:value-type="error">
            <text:p>Err:508</text:p>
          </table:covered-table-cell>
        </table:table-row>
        <table:table-row table:style-name="ro1">
          <table:table-cell table:formula="of:=IF([$_data_.A368];[$_data_.A368];&quot;&quot;)">
            <text:p/>
          </table:table-cell>
          <table:table-cell table:style-name="ce28" table:formula="of:=IF([$_data_.V368]=&quot;&quot;;&quot;&quot;;[$_data_.V368])" table:number-columns-spanned="20" table:number-rows-spanned="1">
            <text:p/>
          </table:table-cell>
          <table:covered-table-cell table:style-name="ce2" table:formula="of:=IF(#REF!.[Kesä.C91]=&quot;&quot;;&quot;&quot;;#REF!.[Kesä.C91])" office:value-type="string" office:string-value="" calcext:value-type="error">
            <text:p>Err:508</text:p>
          </table:covered-table-cell>
          <table:covered-table-cell table:style-name="ce2" table:formula="of:=IF(#REF!.[Kesä.D91]=&quot;&quot;;&quot;&quot;;#REF!.[Kesä.D91])"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1]=&quot;&quot;;&quot;&quot;;#REF!.[Kesä.F91])" office:value-type="string" office:string-value="" calcext:value-type="error">
            <text:p>Err:508</text:p>
          </table:covered-table-cell>
          <table:covered-table-cell table:style-name="ce2" table:formula="of:=IF(#REF!.[Kesä.G91]=&quot;&quot;;&quot;&quot;;#REF!.[Kesä.G91])" office:value-type="string" office:string-value="" calcext:value-type="error">
            <text:p>Err:508</text:p>
          </table:covered-table-cell>
          <table:covered-table-cell table:style-name="ce2" table:formula="of:=IF(#REF!.[Kesä.H91]=&quot;&quot;;&quot;&quot;;#REF!.[Kesä.H91])" office:value-type="string" office:string-value="" calcext:value-type="error">
            <text:p>Err:508</text:p>
          </table:covered-table-cell>
          <table:covered-table-cell table:style-name="ce2" table:formula="of:=IF(#REF!.[Kesä.I91]=&quot;&quot;;&quot;&quot;;#REF!.[Kesä.I91])" office:value-type="string" office:string-value="" calcext:value-type="error">
            <text:p>Err:508</text:p>
          </table:covered-table-cell>
          <table:covered-table-cell table:style-name="ce2" table:formula="of:=IF(#REF!.[Kesä.J91]=&quot;&quot;;&quot;&quot;;#REF!.[Kesä.J91])" office:value-type="string" office:string-value="" calcext:value-type="error">
            <text:p>Err:508</text:p>
          </table:covered-table-cell>
          <table:covered-table-cell table:style-name="ce2" table:formula="of:=IF(#REF!.[Kesä.K91]=&quot;&quot;;&quot;&quot;;#REF!.[Kesä.K91])" office:value-type="string" office:string-value="" calcext:value-type="error">
            <text:p>Err:508</text:p>
          </table:covered-table-cell>
          <table:covered-table-cell table:style-name="ce2" table:formula="of:=IF(#REF!.[Kesä.L91]=&quot;&quot;;&quot;&quot;;#REF!.[Kesä.L91])" office:value-type="string" office:string-value="" calcext:value-type="error">
            <text:p>Err:508</text:p>
          </table:covered-table-cell>
          <table:covered-table-cell table:style-name="ce2" table:formula="of:=IF(#REF!.[Kesä.M91]=&quot;&quot;;&quot;&quot;;#REF!.[Kesä.M91])" office:value-type="string" office:string-value="" calcext:value-type="error">
            <text:p>Err:508</text:p>
          </table:covered-table-cell>
          <table:covered-table-cell table:style-name="ce2" table:formula="of:=IF(#REF!.[Kesä.N91]=&quot;&quot;;&quot;&quot;;#REF!.[Kesä.N91])" office:value-type="string" office:string-value="" calcext:value-type="error">
            <text:p>Err:508</text:p>
          </table:covered-table-cell>
          <table:covered-table-cell table:style-name="ce2" table:formula="of:=IF(#REF!.[Kesä.O91]=&quot;&quot;;&quot;&quot;;#REF!.[Kesä.O91])" office:value-type="string" office:string-value="" calcext:value-type="error">
            <text:p>Err:508</text:p>
          </table:covered-table-cell>
          <table:covered-table-cell table:style-name="ce2" table:formula="of:=IF(#REF!.[Kesä.P91]=&quot;&quot;;&quot;&quot;;#REF!.[Kesä.P91])" office:value-type="string" office:string-value="" calcext:value-type="error">
            <text:p>Err:508</text:p>
          </table:covered-table-cell>
          <table:covered-table-cell table:style-name="ce2" table:formula="of:=IF(#REF!.[Kesä.Q91]=&quot;&quot;;&quot;&quot;;#REF!.[Kesä.Q91])" office:value-type="string" office:string-value="" calcext:value-type="error">
            <text:p>Err:508</text:p>
          </table:covered-table-cell>
          <table:covered-table-cell table:style-name="ce2" table:formula="of:=IF(#REF!.[Kesä.R91]=&quot;&quot;;&quot;&quot;;#REF!.[Kesä.R91])" office:value-type="string" office:string-value="" calcext:value-type="error">
            <text:p>Err:508</text:p>
          </table:covered-table-cell>
          <table:covered-table-cell table:style-name="ce2" table:formula="of:=IF(#REF!.[Kesä.S91]=&quot;&quot;;&quot;&quot;;#REF!.[Kesä.S91])" office:value-type="string" office:string-value="" calcext:value-type="error">
            <text:p>Err:508</text:p>
          </table:covered-table-cell>
          <table:covered-table-cell table:style-name="ce2" table:formula="of:=IF(#REF!.[Kesä.T91]=&quot;&quot;;&quot;&quot;;#REF!.[Kesä.T91])" office:value-type="string" office:string-value="" calcext:value-type="error">
            <text:p>Err:508</text:p>
          </table:covered-table-cell>
          <table:covered-table-cell table:style-name="ce2" table:formula="of:=IF(#REF!.[Kesä.U91]=&quot;&quot;;&quot;&quot;;#REF!.[Kesä.U91])" office:value-type="string" office:string-value="" calcext:value-type="error">
            <text:p>Err:508</text:p>
          </table:covered-table-cell>
        </table:table-row>
        <table:table-row table:style-name="ro1">
          <table:table-cell table:formula="of:=IF([$_data_.A369];[$_data_.A369];&quot;&quot;)">
            <text:p/>
          </table:table-cell>
          <table:table-cell table:style-name="ce28" table:formula="of:=IF([$_data_.V369]=&quot;&quot;;&quot;&quot;;[$_data_.V369])" table:number-columns-spanned="20" table:number-rows-spanned="1">
            <text:p/>
          </table:table-cell>
          <table:covered-table-cell table:style-name="ce2" table:formula="of:=IF(#REF!.[Kesä.C92]=&quot;&quot;;&quot;&quot;;#REF!.[Kesä.C92])" office:value-type="string" office:string-value="" calcext:value-type="error">
            <text:p>Err:508</text:p>
          </table:covered-table-cell>
          <table:covered-table-cell table:style-name="ce2" table:formula="of:=IF(#REF!.[Kesä.D92]=&quot;&quot;;&quot;&quot;;#REF!.[Kesä.D92])"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2]=&quot;&quot;;&quot;&quot;;#REF!.[Kesä.F92])" office:value-type="string" office:string-value="" calcext:value-type="error">
            <text:p>Err:508</text:p>
          </table:covered-table-cell>
          <table:covered-table-cell table:style-name="ce2" table:formula="of:=IF(#REF!.[Kesä.G92]=&quot;&quot;;&quot;&quot;;#REF!.[Kesä.G92])" office:value-type="string" office:string-value="" calcext:value-type="error">
            <text:p>Err:508</text:p>
          </table:covered-table-cell>
          <table:covered-table-cell table:style-name="ce2" table:formula="of:=IF(#REF!.[Kesä.H92]=&quot;&quot;;&quot;&quot;;#REF!.[Kesä.H92])" office:value-type="string" office:string-value="" calcext:value-type="error">
            <text:p>Err:508</text:p>
          </table:covered-table-cell>
          <table:covered-table-cell table:style-name="ce2" table:formula="of:=IF(#REF!.[Kesä.I92]=&quot;&quot;;&quot;&quot;;#REF!.[Kesä.I92])" office:value-type="string" office:string-value="" calcext:value-type="error">
            <text:p>Err:508</text:p>
          </table:covered-table-cell>
          <table:covered-table-cell table:style-name="ce2" table:formula="of:=IF(#REF!.[Kesä.J92]=&quot;&quot;;&quot;&quot;;#REF!.[Kesä.J92])" office:value-type="string" office:string-value="" calcext:value-type="error">
            <text:p>Err:508</text:p>
          </table:covered-table-cell>
          <table:covered-table-cell table:style-name="ce2" table:formula="of:=IF(#REF!.[Kesä.K92]=&quot;&quot;;&quot;&quot;;#REF!.[Kesä.K92])" office:value-type="string" office:string-value="" calcext:value-type="error">
            <text:p>Err:508</text:p>
          </table:covered-table-cell>
          <table:covered-table-cell table:style-name="ce2" table:formula="of:=IF(#REF!.[Kesä.L92]=&quot;&quot;;&quot;&quot;;#REF!.[Kesä.L92])" office:value-type="string" office:string-value="" calcext:value-type="error">
            <text:p>Err:508</text:p>
          </table:covered-table-cell>
          <table:covered-table-cell table:style-name="ce2" table:formula="of:=IF(#REF!.[Kesä.M92]=&quot;&quot;;&quot;&quot;;#REF!.[Kesä.M92])" office:value-type="string" office:string-value="" calcext:value-type="error">
            <text:p>Err:508</text:p>
          </table:covered-table-cell>
          <table:covered-table-cell table:style-name="ce2" table:formula="of:=IF(#REF!.[Kesä.N92]=&quot;&quot;;&quot;&quot;;#REF!.[Kesä.N92])" office:value-type="string" office:string-value="" calcext:value-type="error">
            <text:p>Err:508</text:p>
          </table:covered-table-cell>
          <table:covered-table-cell table:style-name="ce2" table:formula="of:=IF(#REF!.[Kesä.O92]=&quot;&quot;;&quot;&quot;;#REF!.[Kesä.O92])" office:value-type="string" office:string-value="" calcext:value-type="error">
            <text:p>Err:508</text:p>
          </table:covered-table-cell>
          <table:covered-table-cell table:style-name="ce2" table:formula="of:=IF(#REF!.[Kesä.P92]=&quot;&quot;;&quot;&quot;;#REF!.[Kesä.P92])" office:value-type="string" office:string-value="" calcext:value-type="error">
            <text:p>Err:508</text:p>
          </table:covered-table-cell>
          <table:covered-table-cell table:style-name="ce2" table:formula="of:=IF(#REF!.[Kesä.Q92]=&quot;&quot;;&quot;&quot;;#REF!.[Kesä.Q92])" office:value-type="string" office:string-value="" calcext:value-type="error">
            <text:p>Err:508</text:p>
          </table:covered-table-cell>
          <table:covered-table-cell table:style-name="ce2" table:formula="of:=IF(#REF!.[Kesä.R92]=&quot;&quot;;&quot;&quot;;#REF!.[Kesä.R92])" office:value-type="string" office:string-value="" calcext:value-type="error">
            <text:p>Err:508</text:p>
          </table:covered-table-cell>
          <table:covered-table-cell table:style-name="ce2" table:formula="of:=IF(#REF!.[Kesä.S92]=&quot;&quot;;&quot;&quot;;#REF!.[Kesä.S92])" office:value-type="string" office:string-value="" calcext:value-type="error">
            <text:p>Err:508</text:p>
          </table:covered-table-cell>
          <table:covered-table-cell table:style-name="ce2" table:formula="of:=IF(#REF!.[Kesä.T92]=&quot;&quot;;&quot;&quot;;#REF!.[Kesä.T92])" office:value-type="string" office:string-value="" calcext:value-type="error">
            <text:p>Err:508</text:p>
          </table:covered-table-cell>
          <table:covered-table-cell table:style-name="ce2" table:formula="of:=IF(#REF!.[Kesä.U92]=&quot;&quot;;&quot;&quot;;#REF!.[Kesä.U92])" office:value-type="string" office:string-value="" calcext:value-type="error">
            <text:p>Err:508</text:p>
          </table:covered-table-cell>
        </table:table-row>
        <table:table-row table:style-name="ro1">
          <table:table-cell table:formula="of:=IF([$_data_.A370];[$_data_.A370];&quot;&quot;)">
            <text:p/>
          </table:table-cell>
          <table:table-cell table:style-name="ce28" table:formula="of:=IF([$_data_.V370]=&quot;&quot;;&quot;&quot;;[$_data_.V370])" table:number-columns-spanned="20" table:number-rows-spanned="1">
            <text:p/>
          </table:table-cell>
          <table:covered-table-cell table:style-name="ce2" table:formula="of:=IF(#REF!.[Kesä.C93]=&quot;&quot;;&quot;&quot;;#REF!.[Kesä.C93])" office:value-type="string" office:string-value="" calcext:value-type="error">
            <text:p>Err:508</text:p>
          </table:covered-table-cell>
          <table:covered-table-cell table:style-name="ce2" table:formula="of:=IF(#REF!.[Kesä.D93]=&quot;&quot;;&quot;&quot;;#REF!.[Kesä.D93])"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3]=&quot;&quot;;&quot;&quot;;#REF!.[Kesä.F93])" office:value-type="string" office:string-value="" calcext:value-type="error">
            <text:p>Err:508</text:p>
          </table:covered-table-cell>
          <table:covered-table-cell table:style-name="ce2" table:formula="of:=IF(#REF!.[Kesä.G93]=&quot;&quot;;&quot;&quot;;#REF!.[Kesä.G93])" office:value-type="string" office:string-value="" calcext:value-type="error">
            <text:p>Err:508</text:p>
          </table:covered-table-cell>
          <table:covered-table-cell table:style-name="ce2" table:formula="of:=IF(#REF!.[Kesä.H93]=&quot;&quot;;&quot;&quot;;#REF!.[Kesä.H93])" office:value-type="string" office:string-value="" calcext:value-type="error">
            <text:p>Err:508</text:p>
          </table:covered-table-cell>
          <table:covered-table-cell table:style-name="ce2" table:formula="of:=IF(#REF!.[Kesä.I93]=&quot;&quot;;&quot;&quot;;#REF!.[Kesä.I93])" office:value-type="string" office:string-value="" calcext:value-type="error">
            <text:p>Err:508</text:p>
          </table:covered-table-cell>
          <table:covered-table-cell table:style-name="ce2" table:formula="of:=IF(#REF!.[Kesä.J93]=&quot;&quot;;&quot;&quot;;#REF!.[Kesä.J93])" office:value-type="string" office:string-value="" calcext:value-type="error">
            <text:p>Err:508</text:p>
          </table:covered-table-cell>
          <table:covered-table-cell table:style-name="ce2" table:formula="of:=IF(#REF!.[Kesä.K93]=&quot;&quot;;&quot;&quot;;#REF!.[Kesä.K93])" office:value-type="string" office:string-value="" calcext:value-type="error">
            <text:p>Err:508</text:p>
          </table:covered-table-cell>
          <table:covered-table-cell table:style-name="ce2" table:formula="of:=IF(#REF!.[Kesä.L93]=&quot;&quot;;&quot;&quot;;#REF!.[Kesä.L93])" office:value-type="string" office:string-value="" calcext:value-type="error">
            <text:p>Err:508</text:p>
          </table:covered-table-cell>
          <table:covered-table-cell table:style-name="ce2" table:formula="of:=IF(#REF!.[Kesä.M93]=&quot;&quot;;&quot;&quot;;#REF!.[Kesä.M93])" office:value-type="string" office:string-value="" calcext:value-type="error">
            <text:p>Err:508</text:p>
          </table:covered-table-cell>
          <table:covered-table-cell table:style-name="ce2" table:formula="of:=IF(#REF!.[Kesä.N93]=&quot;&quot;;&quot;&quot;;#REF!.[Kesä.N93])" office:value-type="string" office:string-value="" calcext:value-type="error">
            <text:p>Err:508</text:p>
          </table:covered-table-cell>
          <table:covered-table-cell table:style-name="ce2" table:formula="of:=IF(#REF!.[Kesä.O93]=&quot;&quot;;&quot;&quot;;#REF!.[Kesä.O93])" office:value-type="string" office:string-value="" calcext:value-type="error">
            <text:p>Err:508</text:p>
          </table:covered-table-cell>
          <table:covered-table-cell table:style-name="ce2" table:formula="of:=IF(#REF!.[Kesä.P93]=&quot;&quot;;&quot;&quot;;#REF!.[Kesä.P93])" office:value-type="string" office:string-value="" calcext:value-type="error">
            <text:p>Err:508</text:p>
          </table:covered-table-cell>
          <table:covered-table-cell table:style-name="ce2" table:formula="of:=IF(#REF!.[Kesä.Q93]=&quot;&quot;;&quot;&quot;;#REF!.[Kesä.Q93])" office:value-type="string" office:string-value="" calcext:value-type="error">
            <text:p>Err:508</text:p>
          </table:covered-table-cell>
          <table:covered-table-cell table:style-name="ce2" table:formula="of:=IF(#REF!.[Kesä.R93]=&quot;&quot;;&quot;&quot;;#REF!.[Kesä.R93])" office:value-type="string" office:string-value="" calcext:value-type="error">
            <text:p>Err:508</text:p>
          </table:covered-table-cell>
          <table:covered-table-cell table:style-name="ce2" table:formula="of:=IF(#REF!.[Kesä.S93]=&quot;&quot;;&quot;&quot;;#REF!.[Kesä.S93])" office:value-type="string" office:string-value="" calcext:value-type="error">
            <text:p>Err:508</text:p>
          </table:covered-table-cell>
          <table:covered-table-cell table:style-name="ce2" table:formula="of:=IF(#REF!.[Kesä.T93]=&quot;&quot;;&quot;&quot;;#REF!.[Kesä.T93])" office:value-type="string" office:string-value="" calcext:value-type="error">
            <text:p>Err:508</text:p>
          </table:covered-table-cell>
          <table:covered-table-cell table:style-name="ce2" table:formula="of:=IF(#REF!.[Kesä.U93]=&quot;&quot;;&quot;&quot;;#REF!.[Kesä.U93])" office:value-type="string" office:string-value="" calcext:value-type="error">
            <text:p>Err:508</text:p>
          </table:covered-table-cell>
        </table:table-row>
        <table:table-row table:style-name="ro1">
          <table:table-cell table:formula="of:=IF([$_data_.A371];[$_data_.A371];&quot;&quot;)">
            <text:p/>
          </table:table-cell>
          <table:table-cell table:style-name="ce28" table:formula="of:=IF([$_data_.V371]=&quot;&quot;;&quot;&quot;;[$_data_.V371])" table:number-columns-spanned="20" table:number-rows-spanned="1">
            <text:p/>
          </table:table-cell>
          <table:covered-table-cell table:style-name="ce2" table:formula="of:=IF(#REF!.[Kesä.C94]=&quot;&quot;;&quot;&quot;;#REF!.[Kesä.C94])" office:value-type="string" office:string-value="" calcext:value-type="error">
            <text:p>Err:508</text:p>
          </table:covered-table-cell>
          <table:covered-table-cell table:style-name="ce2" table:formula="of:=IF(#REF!.[Kesä.D94]=&quot;&quot;;&quot;&quot;;#REF!.[Kesä.D94])"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4]=&quot;&quot;;&quot;&quot;;#REF!.[Kesä.F94])" office:value-type="string" office:string-value="" calcext:value-type="error">
            <text:p>Err:508</text:p>
          </table:covered-table-cell>
          <table:covered-table-cell table:style-name="ce2" table:formula="of:=IF(#REF!.[Kesä.G94]=&quot;&quot;;&quot;&quot;;#REF!.[Kesä.G94])" office:value-type="string" office:string-value="" calcext:value-type="error">
            <text:p>Err:508</text:p>
          </table:covered-table-cell>
          <table:covered-table-cell table:style-name="ce2" table:formula="of:=IF(#REF!.[Kesä.H94]=&quot;&quot;;&quot;&quot;;#REF!.[Kesä.H94])" office:value-type="string" office:string-value="" calcext:value-type="error">
            <text:p>Err:508</text:p>
          </table:covered-table-cell>
          <table:covered-table-cell table:style-name="ce2" table:formula="of:=IF(#REF!.[Kesä.I94]=&quot;&quot;;&quot;&quot;;#REF!.[Kesä.I94])" office:value-type="string" office:string-value="" calcext:value-type="error">
            <text:p>Err:508</text:p>
          </table:covered-table-cell>
          <table:covered-table-cell table:style-name="ce2" table:formula="of:=IF(#REF!.[Kesä.J94]=&quot;&quot;;&quot;&quot;;#REF!.[Kesä.J94])" office:value-type="string" office:string-value="" calcext:value-type="error">
            <text:p>Err:508</text:p>
          </table:covered-table-cell>
          <table:covered-table-cell table:style-name="ce2" table:formula="of:=IF(#REF!.[Kesä.K94]=&quot;&quot;;&quot;&quot;;#REF!.[Kesä.K94])" office:value-type="string" office:string-value="" calcext:value-type="error">
            <text:p>Err:508</text:p>
          </table:covered-table-cell>
          <table:covered-table-cell table:style-name="ce2" table:formula="of:=IF(#REF!.[Kesä.L94]=&quot;&quot;;&quot;&quot;;#REF!.[Kesä.L94])" office:value-type="string" office:string-value="" calcext:value-type="error">
            <text:p>Err:508</text:p>
          </table:covered-table-cell>
          <table:covered-table-cell table:style-name="ce2" table:formula="of:=IF(#REF!.[Kesä.M94]=&quot;&quot;;&quot;&quot;;#REF!.[Kesä.M94])" office:value-type="string" office:string-value="" calcext:value-type="error">
            <text:p>Err:508</text:p>
          </table:covered-table-cell>
          <table:covered-table-cell table:style-name="ce2" table:formula="of:=IF(#REF!.[Kesä.N94]=&quot;&quot;;&quot;&quot;;#REF!.[Kesä.N94])" office:value-type="string" office:string-value="" calcext:value-type="error">
            <text:p>Err:508</text:p>
          </table:covered-table-cell>
          <table:covered-table-cell table:style-name="ce2" table:formula="of:=IF(#REF!.[Kesä.O94]=&quot;&quot;;&quot;&quot;;#REF!.[Kesä.O94])" office:value-type="string" office:string-value="" calcext:value-type="error">
            <text:p>Err:508</text:p>
          </table:covered-table-cell>
          <table:covered-table-cell table:style-name="ce2" table:formula="of:=IF(#REF!.[Kesä.P94]=&quot;&quot;;&quot;&quot;;#REF!.[Kesä.P94])" office:value-type="string" office:string-value="" calcext:value-type="error">
            <text:p>Err:508</text:p>
          </table:covered-table-cell>
          <table:covered-table-cell table:style-name="ce2" table:formula="of:=IF(#REF!.[Kesä.Q94]=&quot;&quot;;&quot;&quot;;#REF!.[Kesä.Q94])" office:value-type="string" office:string-value="" calcext:value-type="error">
            <text:p>Err:508</text:p>
          </table:covered-table-cell>
          <table:covered-table-cell table:style-name="ce2" table:formula="of:=IF(#REF!.[Kesä.R94]=&quot;&quot;;&quot;&quot;;#REF!.[Kesä.R94])" office:value-type="string" office:string-value="" calcext:value-type="error">
            <text:p>Err:508</text:p>
          </table:covered-table-cell>
          <table:covered-table-cell table:style-name="ce2" table:formula="of:=IF(#REF!.[Kesä.S94]=&quot;&quot;;&quot;&quot;;#REF!.[Kesä.S94])" office:value-type="string" office:string-value="" calcext:value-type="error">
            <text:p>Err:508</text:p>
          </table:covered-table-cell>
          <table:covered-table-cell table:style-name="ce2" table:formula="of:=IF(#REF!.[Kesä.T94]=&quot;&quot;;&quot;&quot;;#REF!.[Kesä.T94])" office:value-type="string" office:string-value="" calcext:value-type="error">
            <text:p>Err:508</text:p>
          </table:covered-table-cell>
          <table:covered-table-cell table:style-name="ce2" table:formula="of:=IF(#REF!.[Kesä.U94]=&quot;&quot;;&quot;&quot;;#REF!.[Kesä.U94])" office:value-type="string" office:string-value="" calcext:value-type="error">
            <text:p>Err:508</text:p>
          </table:covered-table-cell>
        </table:table-row>
        <table:table-row table:style-name="ro1">
          <table:table-cell table:formula="of:=IF([$_data_.A372];[$_data_.A372];&quot;&quot;)">
            <text:p/>
          </table:table-cell>
          <table:table-cell table:style-name="ce28" table:formula="of:=IF([$_data_.V372]=&quot;&quot;;&quot;&quot;;[$_data_.V372])" table:number-columns-spanned="20" table:number-rows-spanned="1">
            <text:p/>
          </table:table-cell>
          <table:covered-table-cell table:style-name="ce2" table:formula="of:=IF(#REF!.[Kesä.C95]=&quot;&quot;;&quot;&quot;;#REF!.[Kesä.C95])" office:value-type="string" office:string-value="" calcext:value-type="error">
            <text:p>Err:508</text:p>
          </table:covered-table-cell>
          <table:covered-table-cell table:style-name="ce2" table:formula="of:=IF(#REF!.[Kesä.D95]=&quot;&quot;;&quot;&quot;;#REF!.[Kesä.D95])"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5]=&quot;&quot;;&quot;&quot;;#REF!.[Kesä.F95])" office:value-type="string" office:string-value="" calcext:value-type="error">
            <text:p>Err:508</text:p>
          </table:covered-table-cell>
          <table:covered-table-cell table:style-name="ce2" table:formula="of:=IF(#REF!.[Kesä.G95]=&quot;&quot;;&quot;&quot;;#REF!.[Kesä.G95])" office:value-type="string" office:string-value="" calcext:value-type="error">
            <text:p>Err:508</text:p>
          </table:covered-table-cell>
          <table:covered-table-cell table:style-name="ce2" table:formula="of:=IF(#REF!.[Kesä.H95]=&quot;&quot;;&quot;&quot;;#REF!.[Kesä.H95])" office:value-type="string" office:string-value="" calcext:value-type="error">
            <text:p>Err:508</text:p>
          </table:covered-table-cell>
          <table:covered-table-cell table:style-name="ce2" table:formula="of:=IF(#REF!.[Kesä.I95]=&quot;&quot;;&quot;&quot;;#REF!.[Kesä.I95])" office:value-type="string" office:string-value="" calcext:value-type="error">
            <text:p>Err:508</text:p>
          </table:covered-table-cell>
          <table:covered-table-cell table:style-name="ce2" table:formula="of:=IF(#REF!.[Kesä.J95]=&quot;&quot;;&quot;&quot;;#REF!.[Kesä.J95])" office:value-type="string" office:string-value="" calcext:value-type="error">
            <text:p>Err:508</text:p>
          </table:covered-table-cell>
          <table:covered-table-cell table:style-name="ce2" table:formula="of:=IF(#REF!.[Kesä.K95]=&quot;&quot;;&quot;&quot;;#REF!.[Kesä.K95])" office:value-type="string" office:string-value="" calcext:value-type="error">
            <text:p>Err:508</text:p>
          </table:covered-table-cell>
          <table:covered-table-cell table:style-name="ce2" table:formula="of:=IF(#REF!.[Kesä.L95]=&quot;&quot;;&quot;&quot;;#REF!.[Kesä.L95])" office:value-type="string" office:string-value="" calcext:value-type="error">
            <text:p>Err:508</text:p>
          </table:covered-table-cell>
          <table:covered-table-cell table:style-name="ce2" table:formula="of:=IF(#REF!.[Kesä.M95]=&quot;&quot;;&quot;&quot;;#REF!.[Kesä.M95])" office:value-type="string" office:string-value="" calcext:value-type="error">
            <text:p>Err:508</text:p>
          </table:covered-table-cell>
          <table:covered-table-cell table:style-name="ce2" table:formula="of:=IF(#REF!.[Kesä.N95]=&quot;&quot;;&quot;&quot;;#REF!.[Kesä.N95])" office:value-type="string" office:string-value="" calcext:value-type="error">
            <text:p>Err:508</text:p>
          </table:covered-table-cell>
          <table:covered-table-cell table:style-name="ce2" table:formula="of:=IF(#REF!.[Kesä.O95]=&quot;&quot;;&quot;&quot;;#REF!.[Kesä.O95])" office:value-type="string" office:string-value="" calcext:value-type="error">
            <text:p>Err:508</text:p>
          </table:covered-table-cell>
          <table:covered-table-cell table:style-name="ce2" table:formula="of:=IF(#REF!.[Kesä.P95]=&quot;&quot;;&quot;&quot;;#REF!.[Kesä.P95])" office:value-type="string" office:string-value="" calcext:value-type="error">
            <text:p>Err:508</text:p>
          </table:covered-table-cell>
          <table:covered-table-cell table:style-name="ce2" table:formula="of:=IF(#REF!.[Kesä.Q95]=&quot;&quot;;&quot;&quot;;#REF!.[Kesä.Q95])" office:value-type="string" office:string-value="" calcext:value-type="error">
            <text:p>Err:508</text:p>
          </table:covered-table-cell>
          <table:covered-table-cell table:style-name="ce2" table:formula="of:=IF(#REF!.[Kesä.R95]=&quot;&quot;;&quot;&quot;;#REF!.[Kesä.R95])" office:value-type="string" office:string-value="" calcext:value-type="error">
            <text:p>Err:508</text:p>
          </table:covered-table-cell>
          <table:covered-table-cell table:style-name="ce2" table:formula="of:=IF(#REF!.[Kesä.S95]=&quot;&quot;;&quot;&quot;;#REF!.[Kesä.S95])" office:value-type="string" office:string-value="" calcext:value-type="error">
            <text:p>Err:508</text:p>
          </table:covered-table-cell>
          <table:covered-table-cell table:style-name="ce2" table:formula="of:=IF(#REF!.[Kesä.T95]=&quot;&quot;;&quot;&quot;;#REF!.[Kesä.T95])" office:value-type="string" office:string-value="" calcext:value-type="error">
            <text:p>Err:508</text:p>
          </table:covered-table-cell>
          <table:covered-table-cell table:style-name="ce2" table:formula="of:=IF(#REF!.[Kesä.U95]=&quot;&quot;;&quot;&quot;;#REF!.[Kesä.U95])" office:value-type="string" office:string-value="" calcext:value-type="error">
            <text:p>Err:508</text:p>
          </table:covered-table-cell>
        </table:table-row>
        <table:table-row table:style-name="ro1">
          <table:table-cell table:formula="of:=IF([$_data_.A373];[$_data_.A373];&quot;&quot;)">
            <text:p/>
          </table:table-cell>
          <table:table-cell table:style-name="ce28" table:formula="of:=IF([$_data_.V373]=&quot;&quot;;&quot;&quot;;[$_data_.V373])" table:number-columns-spanned="20" table:number-rows-spanned="1">
            <text:p/>
          </table:table-cell>
          <table:covered-table-cell table:style-name="ce2" table:formula="of:=IF(#REF!.[Kesä.C96]=&quot;&quot;;&quot;&quot;;#REF!.[Kesä.C96])" office:value-type="string" office:string-value="" calcext:value-type="error">
            <text:p>Err:508</text:p>
          </table:covered-table-cell>
          <table:covered-table-cell table:style-name="ce2" table:formula="of:=IF(#REF!.[Kesä.D96]=&quot;&quot;;&quot;&quot;;#REF!.[Kesä.D9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6]=&quot;&quot;;&quot;&quot;;#REF!.[Kesä.F96])" office:value-type="string" office:string-value="" calcext:value-type="error">
            <text:p>Err:508</text:p>
          </table:covered-table-cell>
          <table:covered-table-cell table:style-name="ce2" table:formula="of:=IF(#REF!.[Kesä.G96]=&quot;&quot;;&quot;&quot;;#REF!.[Kesä.G96])" office:value-type="string" office:string-value="" calcext:value-type="error">
            <text:p>Err:508</text:p>
          </table:covered-table-cell>
          <table:covered-table-cell table:style-name="ce2" table:formula="of:=IF(#REF!.[Kesä.H96]=&quot;&quot;;&quot;&quot;;#REF!.[Kesä.H96])" office:value-type="string" office:string-value="" calcext:value-type="error">
            <text:p>Err:508</text:p>
          </table:covered-table-cell>
          <table:covered-table-cell table:style-name="ce2" table:formula="of:=IF(#REF!.[Kesä.I96]=&quot;&quot;;&quot;&quot;;#REF!.[Kesä.I96])" office:value-type="string" office:string-value="" calcext:value-type="error">
            <text:p>Err:508</text:p>
          </table:covered-table-cell>
          <table:covered-table-cell table:style-name="ce2" table:formula="of:=IF(#REF!.[Kesä.J96]=&quot;&quot;;&quot;&quot;;#REF!.[Kesä.J96])" office:value-type="string" office:string-value="" calcext:value-type="error">
            <text:p>Err:508</text:p>
          </table:covered-table-cell>
          <table:covered-table-cell table:style-name="ce2" table:formula="of:=IF(#REF!.[Kesä.K96]=&quot;&quot;;&quot;&quot;;#REF!.[Kesä.K96])" office:value-type="string" office:string-value="" calcext:value-type="error">
            <text:p>Err:508</text:p>
          </table:covered-table-cell>
          <table:covered-table-cell table:style-name="ce2" table:formula="of:=IF(#REF!.[Kesä.L96]=&quot;&quot;;&quot;&quot;;#REF!.[Kesä.L96])" office:value-type="string" office:string-value="" calcext:value-type="error">
            <text:p>Err:508</text:p>
          </table:covered-table-cell>
          <table:covered-table-cell table:style-name="ce2" table:formula="of:=IF(#REF!.[Kesä.M96]=&quot;&quot;;&quot;&quot;;#REF!.[Kesä.M96])" office:value-type="string" office:string-value="" calcext:value-type="error">
            <text:p>Err:508</text:p>
          </table:covered-table-cell>
          <table:covered-table-cell table:style-name="ce2" table:formula="of:=IF(#REF!.[Kesä.N96]=&quot;&quot;;&quot;&quot;;#REF!.[Kesä.N96])" office:value-type="string" office:string-value="" calcext:value-type="error">
            <text:p>Err:508</text:p>
          </table:covered-table-cell>
          <table:covered-table-cell table:style-name="ce2" table:formula="of:=IF(#REF!.[Kesä.O96]=&quot;&quot;;&quot;&quot;;#REF!.[Kesä.O96])" office:value-type="string" office:string-value="" calcext:value-type="error">
            <text:p>Err:508</text:p>
          </table:covered-table-cell>
          <table:covered-table-cell table:style-name="ce2" table:formula="of:=IF(#REF!.[Kesä.P96]=&quot;&quot;;&quot;&quot;;#REF!.[Kesä.P96])" office:value-type="string" office:string-value="" calcext:value-type="error">
            <text:p>Err:508</text:p>
          </table:covered-table-cell>
          <table:covered-table-cell table:style-name="ce2" table:formula="of:=IF(#REF!.[Kesä.Q96]=&quot;&quot;;&quot;&quot;;#REF!.[Kesä.Q96])" office:value-type="string" office:string-value="" calcext:value-type="error">
            <text:p>Err:508</text:p>
          </table:covered-table-cell>
          <table:covered-table-cell table:style-name="ce2" table:formula="of:=IF(#REF!.[Kesä.R96]=&quot;&quot;;&quot;&quot;;#REF!.[Kesä.R96])" office:value-type="string" office:string-value="" calcext:value-type="error">
            <text:p>Err:508</text:p>
          </table:covered-table-cell>
          <table:covered-table-cell table:style-name="ce2" table:formula="of:=IF(#REF!.[Kesä.S96]=&quot;&quot;;&quot;&quot;;#REF!.[Kesä.S96])" office:value-type="string" office:string-value="" calcext:value-type="error">
            <text:p>Err:508</text:p>
          </table:covered-table-cell>
          <table:covered-table-cell table:style-name="ce2" table:formula="of:=IF(#REF!.[Kesä.T96]=&quot;&quot;;&quot;&quot;;#REF!.[Kesä.T96])" office:value-type="string" office:string-value="" calcext:value-type="error">
            <text:p>Err:508</text:p>
          </table:covered-table-cell>
          <table:covered-table-cell table:style-name="ce2" table:formula="of:=IF(#REF!.[Kesä.U96]=&quot;&quot;;&quot;&quot;;#REF!.[Kesä.U96])" office:value-type="string" office:string-value="" calcext:value-type="error">
            <text:p>Err:508</text:p>
          </table:covered-table-cell>
        </table:table-row>
        <table:table-row table:style-name="ro1">
          <table:table-cell table:formula="of:=IF([$_data_.A374];[$_data_.A374];&quot;&quot;)">
            <text:p/>
          </table:table-cell>
          <table:table-cell table:style-name="ce28" table:formula="of:=IF([$_data_.V374]=&quot;&quot;;&quot;&quot;;[$_data_.V374])" table:number-columns-spanned="20" table:number-rows-spanned="1">
            <text:p/>
          </table:table-cell>
          <table:covered-table-cell table:style-name="ce2" table:formula="of:=IF(#REF!.[Kesä.C97]=&quot;&quot;;&quot;&quot;;#REF!.[Kesä.C97])" office:value-type="string" office:string-value="" calcext:value-type="error">
            <text:p>Err:508</text:p>
          </table:covered-table-cell>
          <table:covered-table-cell table:style-name="ce2" table:formula="of:=IF(#REF!.[Kesä.D97]=&quot;&quot;;&quot;&quot;;#REF!.[Kesä.D97])"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7]=&quot;&quot;;&quot;&quot;;#REF!.[Kesä.F97])" office:value-type="string" office:string-value="" calcext:value-type="error">
            <text:p>Err:508</text:p>
          </table:covered-table-cell>
          <table:covered-table-cell table:style-name="ce2" table:formula="of:=IF(#REF!.[Kesä.G97]=&quot;&quot;;&quot;&quot;;#REF!.[Kesä.G97])" office:value-type="string" office:string-value="" calcext:value-type="error">
            <text:p>Err:508</text:p>
          </table:covered-table-cell>
          <table:covered-table-cell table:style-name="ce2" table:formula="of:=IF(#REF!.[Kesä.H97]=&quot;&quot;;&quot;&quot;;#REF!.[Kesä.H97])" office:value-type="string" office:string-value="" calcext:value-type="error">
            <text:p>Err:508</text:p>
          </table:covered-table-cell>
          <table:covered-table-cell table:style-name="ce2" table:formula="of:=IF(#REF!.[Kesä.I97]=&quot;&quot;;&quot;&quot;;#REF!.[Kesä.I97])" office:value-type="string" office:string-value="" calcext:value-type="error">
            <text:p>Err:508</text:p>
          </table:covered-table-cell>
          <table:covered-table-cell table:style-name="ce2" table:formula="of:=IF(#REF!.[Kesä.J97]=&quot;&quot;;&quot;&quot;;#REF!.[Kesä.J97])" office:value-type="string" office:string-value="" calcext:value-type="error">
            <text:p>Err:508</text:p>
          </table:covered-table-cell>
          <table:covered-table-cell table:style-name="ce2" table:formula="of:=IF(#REF!.[Kesä.K97]=&quot;&quot;;&quot;&quot;;#REF!.[Kesä.K97])" office:value-type="string" office:string-value="" calcext:value-type="error">
            <text:p>Err:508</text:p>
          </table:covered-table-cell>
          <table:covered-table-cell table:style-name="ce2" table:formula="of:=IF(#REF!.[Kesä.L97]=&quot;&quot;;&quot;&quot;;#REF!.[Kesä.L97])" office:value-type="string" office:string-value="" calcext:value-type="error">
            <text:p>Err:508</text:p>
          </table:covered-table-cell>
          <table:covered-table-cell table:style-name="ce2" table:formula="of:=IF(#REF!.[Kesä.M97]=&quot;&quot;;&quot;&quot;;#REF!.[Kesä.M97])" office:value-type="string" office:string-value="" calcext:value-type="error">
            <text:p>Err:508</text:p>
          </table:covered-table-cell>
          <table:covered-table-cell table:style-name="ce2" table:formula="of:=IF(#REF!.[Kesä.N97]=&quot;&quot;;&quot;&quot;;#REF!.[Kesä.N97])" office:value-type="string" office:string-value="" calcext:value-type="error">
            <text:p>Err:508</text:p>
          </table:covered-table-cell>
          <table:covered-table-cell table:style-name="ce2" table:formula="of:=IF(#REF!.[Kesä.O97]=&quot;&quot;;&quot;&quot;;#REF!.[Kesä.O97])" office:value-type="string" office:string-value="" calcext:value-type="error">
            <text:p>Err:508</text:p>
          </table:covered-table-cell>
          <table:covered-table-cell table:style-name="ce2" table:formula="of:=IF(#REF!.[Kesä.P97]=&quot;&quot;;&quot;&quot;;#REF!.[Kesä.P97])" office:value-type="string" office:string-value="" calcext:value-type="error">
            <text:p>Err:508</text:p>
          </table:covered-table-cell>
          <table:covered-table-cell table:style-name="ce2" table:formula="of:=IF(#REF!.[Kesä.Q97]=&quot;&quot;;&quot;&quot;;#REF!.[Kesä.Q97])" office:value-type="string" office:string-value="" calcext:value-type="error">
            <text:p>Err:508</text:p>
          </table:covered-table-cell>
          <table:covered-table-cell table:style-name="ce2" table:formula="of:=IF(#REF!.[Kesä.R97]=&quot;&quot;;&quot;&quot;;#REF!.[Kesä.R97])" office:value-type="string" office:string-value="" calcext:value-type="error">
            <text:p>Err:508</text:p>
          </table:covered-table-cell>
          <table:covered-table-cell table:style-name="ce2" table:formula="of:=IF(#REF!.[Kesä.S97]=&quot;&quot;;&quot;&quot;;#REF!.[Kesä.S97])" office:value-type="string" office:string-value="" calcext:value-type="error">
            <text:p>Err:508</text:p>
          </table:covered-table-cell>
          <table:covered-table-cell table:style-name="ce2" table:formula="of:=IF(#REF!.[Kesä.T97]=&quot;&quot;;&quot;&quot;;#REF!.[Kesä.T97])" office:value-type="string" office:string-value="" calcext:value-type="error">
            <text:p>Err:508</text:p>
          </table:covered-table-cell>
          <table:covered-table-cell table:style-name="ce2" table:formula="of:=IF(#REF!.[Kesä.U97]=&quot;&quot;;&quot;&quot;;#REF!.[Kesä.U97])" office:value-type="string" office:string-value="" calcext:value-type="error">
            <text:p>Err:508</text:p>
          </table:covered-table-cell>
        </table:table-row>
        <table:table-row table:style-name="ro1">
          <table:table-cell table:formula="of:=IF([$_data_.A375];[$_data_.A375];&quot;&quot;)">
            <text:p/>
          </table:table-cell>
          <table:table-cell table:style-name="ce28" table:formula="of:=IF([$_data_.V375]=&quot;&quot;;&quot;&quot;;[$_data_.V375])" table:number-columns-spanned="20" table:number-rows-spanned="1">
            <text:p/>
          </table:table-cell>
          <table:covered-table-cell table:style-name="ce2" table:formula="of:=IF(#REF!.[Kesä.C98]=&quot;&quot;;&quot;&quot;;#REF!.[Kesä.C98])" office:value-type="string" office:string-value="" calcext:value-type="error">
            <text:p>Err:508</text:p>
          </table:covered-table-cell>
          <table:covered-table-cell table:style-name="ce2" table:formula="of:=IF(#REF!.[Kesä.D98]=&quot;&quot;;&quot;&quot;;#REF!.[Kesä.D98])"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8]=&quot;&quot;;&quot;&quot;;#REF!.[Kesä.F98])" office:value-type="string" office:string-value="" calcext:value-type="error">
            <text:p>Err:508</text:p>
          </table:covered-table-cell>
          <table:covered-table-cell table:style-name="ce2" table:formula="of:=IF(#REF!.[Kesä.G98]=&quot;&quot;;&quot;&quot;;#REF!.[Kesä.G98])" office:value-type="string" office:string-value="" calcext:value-type="error">
            <text:p>Err:508</text:p>
          </table:covered-table-cell>
          <table:covered-table-cell table:style-name="ce2" table:formula="of:=IF(#REF!.[Kesä.H98]=&quot;&quot;;&quot;&quot;;#REF!.[Kesä.H98])" office:value-type="string" office:string-value="" calcext:value-type="error">
            <text:p>Err:508</text:p>
          </table:covered-table-cell>
          <table:covered-table-cell table:style-name="ce2" table:formula="of:=IF(#REF!.[Kesä.I98]=&quot;&quot;;&quot;&quot;;#REF!.[Kesä.I98])" office:value-type="string" office:string-value="" calcext:value-type="error">
            <text:p>Err:508</text:p>
          </table:covered-table-cell>
          <table:covered-table-cell table:style-name="ce2" table:formula="of:=IF(#REF!.[Kesä.J98]=&quot;&quot;;&quot;&quot;;#REF!.[Kesä.J98])" office:value-type="string" office:string-value="" calcext:value-type="error">
            <text:p>Err:508</text:p>
          </table:covered-table-cell>
          <table:covered-table-cell table:style-name="ce2" table:formula="of:=IF(#REF!.[Kesä.K98]=&quot;&quot;;&quot;&quot;;#REF!.[Kesä.K98])" office:value-type="string" office:string-value="" calcext:value-type="error">
            <text:p>Err:508</text:p>
          </table:covered-table-cell>
          <table:covered-table-cell table:style-name="ce2" table:formula="of:=IF(#REF!.[Kesä.L98]=&quot;&quot;;&quot;&quot;;#REF!.[Kesä.L98])" office:value-type="string" office:string-value="" calcext:value-type="error">
            <text:p>Err:508</text:p>
          </table:covered-table-cell>
          <table:covered-table-cell table:style-name="ce2" table:formula="of:=IF(#REF!.[Kesä.M98]=&quot;&quot;;&quot;&quot;;#REF!.[Kesä.M98])" office:value-type="string" office:string-value="" calcext:value-type="error">
            <text:p>Err:508</text:p>
          </table:covered-table-cell>
          <table:covered-table-cell table:style-name="ce2" table:formula="of:=IF(#REF!.[Kesä.N98]=&quot;&quot;;&quot;&quot;;#REF!.[Kesä.N98])" office:value-type="string" office:string-value="" calcext:value-type="error">
            <text:p>Err:508</text:p>
          </table:covered-table-cell>
          <table:covered-table-cell table:style-name="ce2" table:formula="of:=IF(#REF!.[Kesä.O98]=&quot;&quot;;&quot;&quot;;#REF!.[Kesä.O98])" office:value-type="string" office:string-value="" calcext:value-type="error">
            <text:p>Err:508</text:p>
          </table:covered-table-cell>
          <table:covered-table-cell table:style-name="ce2" table:formula="of:=IF(#REF!.[Kesä.P98]=&quot;&quot;;&quot;&quot;;#REF!.[Kesä.P98])" office:value-type="string" office:string-value="" calcext:value-type="error">
            <text:p>Err:508</text:p>
          </table:covered-table-cell>
          <table:covered-table-cell table:style-name="ce2" table:formula="of:=IF(#REF!.[Kesä.Q98]=&quot;&quot;;&quot;&quot;;#REF!.[Kesä.Q98])" office:value-type="string" office:string-value="" calcext:value-type="error">
            <text:p>Err:508</text:p>
          </table:covered-table-cell>
          <table:covered-table-cell table:style-name="ce2" table:formula="of:=IF(#REF!.[Kesä.R98]=&quot;&quot;;&quot;&quot;;#REF!.[Kesä.R98])" office:value-type="string" office:string-value="" calcext:value-type="error">
            <text:p>Err:508</text:p>
          </table:covered-table-cell>
          <table:covered-table-cell table:style-name="ce2" table:formula="of:=IF(#REF!.[Kesä.S98]=&quot;&quot;;&quot;&quot;;#REF!.[Kesä.S98])" office:value-type="string" office:string-value="" calcext:value-type="error">
            <text:p>Err:508</text:p>
          </table:covered-table-cell>
          <table:covered-table-cell table:style-name="ce2" table:formula="of:=IF(#REF!.[Kesä.T98]=&quot;&quot;;&quot;&quot;;#REF!.[Kesä.T98])" office:value-type="string" office:string-value="" calcext:value-type="error">
            <text:p>Err:508</text:p>
          </table:covered-table-cell>
          <table:covered-table-cell table:style-name="ce2" table:formula="of:=IF(#REF!.[Kesä.U98]=&quot;&quot;;&quot;&quot;;#REF!.[Kesä.U98])" office:value-type="string" office:string-value="" calcext:value-type="error">
            <text:p>Err:508</text:p>
          </table:covered-table-cell>
        </table:table-row>
        <table:table-row table:style-name="ro1">
          <table:table-cell table:formula="of:=IF([$_data_.A376];[$_data_.A376];&quot;&quot;)">
            <text:p/>
          </table:table-cell>
          <table:table-cell table:style-name="ce28" table:formula="of:=IF([$_data_.V376]=&quot;&quot;;&quot;&quot;;[$_data_.V376])" table:number-columns-spanned="20" table:number-rows-spanned="1">
            <text:p/>
          </table:table-cell>
          <table:covered-table-cell table:style-name="ce2" table:formula="of:=IF(#REF!.[Kesä.C99]=&quot;&quot;;&quot;&quot;;#REF!.[Kesä.C99])" office:value-type="string" office:string-value="" calcext:value-type="error">
            <text:p>Err:508</text:p>
          </table:covered-table-cell>
          <table:covered-table-cell table:style-name="ce2" table:formula="of:=IF(#REF!.[Kesä.D99]=&quot;&quot;;&quot;&quot;;#REF!.[Kesä.D99])"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99]=&quot;&quot;;&quot;&quot;;#REF!.[Kesä.F99])" office:value-type="string" office:string-value="" calcext:value-type="error">
            <text:p>Err:508</text:p>
          </table:covered-table-cell>
          <table:covered-table-cell table:style-name="ce2" table:formula="of:=IF(#REF!.[Kesä.G99]=&quot;&quot;;&quot;&quot;;#REF!.[Kesä.G99])" office:value-type="string" office:string-value="" calcext:value-type="error">
            <text:p>Err:508</text:p>
          </table:covered-table-cell>
          <table:covered-table-cell table:style-name="ce2" table:formula="of:=IF(#REF!.[Kesä.H99]=&quot;&quot;;&quot;&quot;;#REF!.[Kesä.H99])" office:value-type="string" office:string-value="" calcext:value-type="error">
            <text:p>Err:508</text:p>
          </table:covered-table-cell>
          <table:covered-table-cell table:style-name="ce2" table:formula="of:=IF(#REF!.[Kesä.I99]=&quot;&quot;;&quot;&quot;;#REF!.[Kesä.I99])" office:value-type="string" office:string-value="" calcext:value-type="error">
            <text:p>Err:508</text:p>
          </table:covered-table-cell>
          <table:covered-table-cell table:style-name="ce2" table:formula="of:=IF(#REF!.[Kesä.J99]=&quot;&quot;;&quot;&quot;;#REF!.[Kesä.J99])" office:value-type="string" office:string-value="" calcext:value-type="error">
            <text:p>Err:508</text:p>
          </table:covered-table-cell>
          <table:covered-table-cell table:style-name="ce2" table:formula="of:=IF(#REF!.[Kesä.K99]=&quot;&quot;;&quot;&quot;;#REF!.[Kesä.K99])" office:value-type="string" office:string-value="" calcext:value-type="error">
            <text:p>Err:508</text:p>
          </table:covered-table-cell>
          <table:covered-table-cell table:style-name="ce2" table:formula="of:=IF(#REF!.[Kesä.L99]=&quot;&quot;;&quot;&quot;;#REF!.[Kesä.L99])" office:value-type="string" office:string-value="" calcext:value-type="error">
            <text:p>Err:508</text:p>
          </table:covered-table-cell>
          <table:covered-table-cell table:style-name="ce2" table:formula="of:=IF(#REF!.[Kesä.M99]=&quot;&quot;;&quot;&quot;;#REF!.[Kesä.M99])" office:value-type="string" office:string-value="" calcext:value-type="error">
            <text:p>Err:508</text:p>
          </table:covered-table-cell>
          <table:covered-table-cell table:style-name="ce2" table:formula="of:=IF(#REF!.[Kesä.N99]=&quot;&quot;;&quot;&quot;;#REF!.[Kesä.N99])" office:value-type="string" office:string-value="" calcext:value-type="error">
            <text:p>Err:508</text:p>
          </table:covered-table-cell>
          <table:covered-table-cell table:style-name="ce2" table:formula="of:=IF(#REF!.[Kesä.O99]=&quot;&quot;;&quot;&quot;;#REF!.[Kesä.O99])" office:value-type="string" office:string-value="" calcext:value-type="error">
            <text:p>Err:508</text:p>
          </table:covered-table-cell>
          <table:covered-table-cell table:style-name="ce2" table:formula="of:=IF(#REF!.[Kesä.P99]=&quot;&quot;;&quot;&quot;;#REF!.[Kesä.P99])" office:value-type="string" office:string-value="" calcext:value-type="error">
            <text:p>Err:508</text:p>
          </table:covered-table-cell>
          <table:covered-table-cell table:style-name="ce2" table:formula="of:=IF(#REF!.[Kesä.Q99]=&quot;&quot;;&quot;&quot;;#REF!.[Kesä.Q99])" office:value-type="string" office:string-value="" calcext:value-type="error">
            <text:p>Err:508</text:p>
          </table:covered-table-cell>
          <table:covered-table-cell table:style-name="ce2" table:formula="of:=IF(#REF!.[Kesä.R99]=&quot;&quot;;&quot;&quot;;#REF!.[Kesä.R99])" office:value-type="string" office:string-value="" calcext:value-type="error">
            <text:p>Err:508</text:p>
          </table:covered-table-cell>
          <table:covered-table-cell table:style-name="ce2" table:formula="of:=IF(#REF!.[Kesä.S99]=&quot;&quot;;&quot;&quot;;#REF!.[Kesä.S99])" office:value-type="string" office:string-value="" calcext:value-type="error">
            <text:p>Err:508</text:p>
          </table:covered-table-cell>
          <table:covered-table-cell table:style-name="ce2" table:formula="of:=IF(#REF!.[Kesä.T99]=&quot;&quot;;&quot;&quot;;#REF!.[Kesä.T99])" office:value-type="string" office:string-value="" calcext:value-type="error">
            <text:p>Err:508</text:p>
          </table:covered-table-cell>
          <table:covered-table-cell table:style-name="ce2" table:formula="of:=IF(#REF!.[Kesä.U99]=&quot;&quot;;&quot;&quot;;#REF!.[Kesä.U99])" office:value-type="string" office:string-value="" calcext:value-type="error">
            <text:p>Err:508</text:p>
          </table:covered-table-cell>
        </table:table-row>
        <table:table-row table:style-name="ro1">
          <table:table-cell table:formula="of:=IF([$_data_.A377];[$_data_.A377];&quot;&quot;)">
            <text:p/>
          </table:table-cell>
          <table:table-cell table:style-name="ce28" table:formula="of:=IF([$_data_.V377]=&quot;&quot;;&quot;&quot;;[$_data_.V377])" table:number-columns-spanned="20" table:number-rows-spanned="1">
            <text:p/>
          </table:table-cell>
          <table:covered-table-cell table:style-name="ce2" table:formula="of:=IF(#REF!.[Kesä.C100]=&quot;&quot;;&quot;&quot;;#REF!.[Kesä.C100])" office:value-type="string" office:string-value="" calcext:value-type="error">
            <text:p>Err:508</text:p>
          </table:covered-table-cell>
          <table:covered-table-cell table:style-name="ce2" table:formula="of:=IF(#REF!.[Kesä.D100]=&quot;&quot;;&quot;&quot;;#REF!.[Kesä.D100])"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0]=&quot;&quot;;&quot;&quot;;#REF!.[Kesä.F100])" office:value-type="string" office:string-value="" calcext:value-type="error">
            <text:p>Err:508</text:p>
          </table:covered-table-cell>
          <table:covered-table-cell table:style-name="ce2" table:formula="of:=IF(#REF!.[Kesä.G100]=&quot;&quot;;&quot;&quot;;#REF!.[Kesä.G100])" office:value-type="string" office:string-value="" calcext:value-type="error">
            <text:p>Err:508</text:p>
          </table:covered-table-cell>
          <table:covered-table-cell table:style-name="ce2" table:formula="of:=IF(#REF!.[Kesä.H100]=&quot;&quot;;&quot;&quot;;#REF!.[Kesä.H100])" office:value-type="string" office:string-value="" calcext:value-type="error">
            <text:p>Err:508</text:p>
          </table:covered-table-cell>
          <table:covered-table-cell table:style-name="ce2" table:formula="of:=IF(#REF!.[Kesä.I100]=&quot;&quot;;&quot;&quot;;#REF!.[Kesä.I100])" office:value-type="string" office:string-value="" calcext:value-type="error">
            <text:p>Err:508</text:p>
          </table:covered-table-cell>
          <table:covered-table-cell table:style-name="ce2" table:formula="of:=IF(#REF!.[Kesä.J100]=&quot;&quot;;&quot;&quot;;#REF!.[Kesä.J100])" office:value-type="string" office:string-value="" calcext:value-type="error">
            <text:p>Err:508</text:p>
          </table:covered-table-cell>
          <table:covered-table-cell table:style-name="ce2" table:formula="of:=IF(#REF!.[Kesä.K100]=&quot;&quot;;&quot;&quot;;#REF!.[Kesä.K100])" office:value-type="string" office:string-value="" calcext:value-type="error">
            <text:p>Err:508</text:p>
          </table:covered-table-cell>
          <table:covered-table-cell table:style-name="ce2" table:formula="of:=IF(#REF!.[Kesä.L100]=&quot;&quot;;&quot;&quot;;#REF!.[Kesä.L100])" office:value-type="string" office:string-value="" calcext:value-type="error">
            <text:p>Err:508</text:p>
          </table:covered-table-cell>
          <table:covered-table-cell table:style-name="ce2" table:formula="of:=IF(#REF!.[Kesä.M100]=&quot;&quot;;&quot;&quot;;#REF!.[Kesä.M100])" office:value-type="string" office:string-value="" calcext:value-type="error">
            <text:p>Err:508</text:p>
          </table:covered-table-cell>
          <table:covered-table-cell table:style-name="ce2" table:formula="of:=IF(#REF!.[Kesä.N100]=&quot;&quot;;&quot;&quot;;#REF!.[Kesä.N100])" office:value-type="string" office:string-value="" calcext:value-type="error">
            <text:p>Err:508</text:p>
          </table:covered-table-cell>
          <table:covered-table-cell table:style-name="ce2" table:formula="of:=IF(#REF!.[Kesä.O100]=&quot;&quot;;&quot;&quot;;#REF!.[Kesä.O100])" office:value-type="string" office:string-value="" calcext:value-type="error">
            <text:p>Err:508</text:p>
          </table:covered-table-cell>
          <table:covered-table-cell table:style-name="ce2" table:formula="of:=IF(#REF!.[Kesä.P100]=&quot;&quot;;&quot;&quot;;#REF!.[Kesä.P100])" office:value-type="string" office:string-value="" calcext:value-type="error">
            <text:p>Err:508</text:p>
          </table:covered-table-cell>
          <table:covered-table-cell table:style-name="ce2" table:formula="of:=IF(#REF!.[Kesä.Q100]=&quot;&quot;;&quot;&quot;;#REF!.[Kesä.Q100])" office:value-type="string" office:string-value="" calcext:value-type="error">
            <text:p>Err:508</text:p>
          </table:covered-table-cell>
          <table:covered-table-cell table:style-name="ce2" table:formula="of:=IF(#REF!.[Kesä.R100]=&quot;&quot;;&quot;&quot;;#REF!.[Kesä.R100])" office:value-type="string" office:string-value="" calcext:value-type="error">
            <text:p>Err:508</text:p>
          </table:covered-table-cell>
          <table:covered-table-cell table:style-name="ce2" table:formula="of:=IF(#REF!.[Kesä.S100]=&quot;&quot;;&quot;&quot;;#REF!.[Kesä.S100])" office:value-type="string" office:string-value="" calcext:value-type="error">
            <text:p>Err:508</text:p>
          </table:covered-table-cell>
          <table:covered-table-cell table:style-name="ce2" table:formula="of:=IF(#REF!.[Kesä.T100]=&quot;&quot;;&quot;&quot;;#REF!.[Kesä.T100])" office:value-type="string" office:string-value="" calcext:value-type="error">
            <text:p>Err:508</text:p>
          </table:covered-table-cell>
          <table:covered-table-cell table:style-name="ce2" table:formula="of:=IF(#REF!.[Kesä.U100]=&quot;&quot;;&quot;&quot;;#REF!.[Kesä.U100])" office:value-type="string" office:string-value="" calcext:value-type="error">
            <text:p>Err:508</text:p>
          </table:covered-table-cell>
        </table:table-row>
        <table:table-row table:style-name="ro1">
          <table:table-cell table:formula="of:=IF([$_data_.A378];[$_data_.A378];&quot;&quot;)">
            <text:p/>
          </table:table-cell>
          <table:table-cell table:style-name="ce28" table:formula="of:=IF([$_data_.V378]=&quot;&quot;;&quot;&quot;;[$_data_.V378])" table:number-columns-spanned="20" table:number-rows-spanned="1">
            <text:p/>
          </table:table-cell>
          <table:covered-table-cell table:style-name="ce2" table:formula="of:=IF(#REF!.[Kesä.C101]=&quot;&quot;;&quot;&quot;;#REF!.[Kesä.C101])" office:value-type="string" office:string-value="" calcext:value-type="error">
            <text:p>Err:508</text:p>
          </table:covered-table-cell>
          <table:covered-table-cell table:style-name="ce2" table:formula="of:=IF(#REF!.[Kesä.D101]=&quot;&quot;;&quot;&quot;;#REF!.[Kesä.D101])"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1]=&quot;&quot;;&quot;&quot;;#REF!.[Kesä.F101])" office:value-type="string" office:string-value="" calcext:value-type="error">
            <text:p>Err:508</text:p>
          </table:covered-table-cell>
          <table:covered-table-cell table:style-name="ce2" table:formula="of:=IF(#REF!.[Kesä.G101]=&quot;&quot;;&quot;&quot;;#REF!.[Kesä.G101])" office:value-type="string" office:string-value="" calcext:value-type="error">
            <text:p>Err:508</text:p>
          </table:covered-table-cell>
          <table:covered-table-cell table:style-name="ce2" table:formula="of:=IF(#REF!.[Kesä.H101]=&quot;&quot;;&quot;&quot;;#REF!.[Kesä.H101])" office:value-type="string" office:string-value="" calcext:value-type="error">
            <text:p>Err:508</text:p>
          </table:covered-table-cell>
          <table:covered-table-cell table:style-name="ce2" table:formula="of:=IF(#REF!.[Kesä.I101]=&quot;&quot;;&quot;&quot;;#REF!.[Kesä.I101])" office:value-type="string" office:string-value="" calcext:value-type="error">
            <text:p>Err:508</text:p>
          </table:covered-table-cell>
          <table:covered-table-cell table:style-name="ce2" table:formula="of:=IF(#REF!.[Kesä.J101]=&quot;&quot;;&quot;&quot;;#REF!.[Kesä.J101])" office:value-type="string" office:string-value="" calcext:value-type="error">
            <text:p>Err:508</text:p>
          </table:covered-table-cell>
          <table:covered-table-cell table:style-name="ce2" table:formula="of:=IF(#REF!.[Kesä.K101]=&quot;&quot;;&quot;&quot;;#REF!.[Kesä.K101])" office:value-type="string" office:string-value="" calcext:value-type="error">
            <text:p>Err:508</text:p>
          </table:covered-table-cell>
          <table:covered-table-cell table:style-name="ce2" table:formula="of:=IF(#REF!.[Kesä.L101]=&quot;&quot;;&quot;&quot;;#REF!.[Kesä.L101])" office:value-type="string" office:string-value="" calcext:value-type="error">
            <text:p>Err:508</text:p>
          </table:covered-table-cell>
          <table:covered-table-cell table:style-name="ce2" table:formula="of:=IF(#REF!.[Kesä.M101]=&quot;&quot;;&quot;&quot;;#REF!.[Kesä.M101])" office:value-type="string" office:string-value="" calcext:value-type="error">
            <text:p>Err:508</text:p>
          </table:covered-table-cell>
          <table:covered-table-cell table:style-name="ce2" table:formula="of:=IF(#REF!.[Kesä.N101]=&quot;&quot;;&quot;&quot;;#REF!.[Kesä.N101])" office:value-type="string" office:string-value="" calcext:value-type="error">
            <text:p>Err:508</text:p>
          </table:covered-table-cell>
          <table:covered-table-cell table:style-name="ce2" table:formula="of:=IF(#REF!.[Kesä.O101]=&quot;&quot;;&quot;&quot;;#REF!.[Kesä.O101])" office:value-type="string" office:string-value="" calcext:value-type="error">
            <text:p>Err:508</text:p>
          </table:covered-table-cell>
          <table:covered-table-cell table:style-name="ce2" table:formula="of:=IF(#REF!.[Kesä.P101]=&quot;&quot;;&quot;&quot;;#REF!.[Kesä.P101])" office:value-type="string" office:string-value="" calcext:value-type="error">
            <text:p>Err:508</text:p>
          </table:covered-table-cell>
          <table:covered-table-cell table:style-name="ce2" table:formula="of:=IF(#REF!.[Kesä.Q101]=&quot;&quot;;&quot;&quot;;#REF!.[Kesä.Q101])" office:value-type="string" office:string-value="" calcext:value-type="error">
            <text:p>Err:508</text:p>
          </table:covered-table-cell>
          <table:covered-table-cell table:style-name="ce2" table:formula="of:=IF(#REF!.[Kesä.R101]=&quot;&quot;;&quot;&quot;;#REF!.[Kesä.R101])" office:value-type="string" office:string-value="" calcext:value-type="error">
            <text:p>Err:508</text:p>
          </table:covered-table-cell>
          <table:covered-table-cell table:style-name="ce2" table:formula="of:=IF(#REF!.[Kesä.S101]=&quot;&quot;;&quot;&quot;;#REF!.[Kesä.S101])" office:value-type="string" office:string-value="" calcext:value-type="error">
            <text:p>Err:508</text:p>
          </table:covered-table-cell>
          <table:covered-table-cell table:style-name="ce2" table:formula="of:=IF(#REF!.[Kesä.T101]=&quot;&quot;;&quot;&quot;;#REF!.[Kesä.T101])" office:value-type="string" office:string-value="" calcext:value-type="error">
            <text:p>Err:508</text:p>
          </table:covered-table-cell>
          <table:covered-table-cell table:style-name="ce2" table:formula="of:=IF(#REF!.[Kesä.U101]=&quot;&quot;;&quot;&quot;;#REF!.[Kesä.U101])" office:value-type="string" office:string-value="" calcext:value-type="error">
            <text:p>Err:508</text:p>
          </table:covered-table-cell>
        </table:table-row>
        <table:table-row table:style-name="ro1">
          <table:table-cell table:formula="of:=IF([$_data_.A379];[$_data_.A379];&quot;&quot;)">
            <text:p/>
          </table:table-cell>
          <table:table-cell table:style-name="ce28" table:formula="of:=IF([$_data_.V379]=&quot;&quot;;&quot;&quot;;[$_data_.V379])" table:number-columns-spanned="20" table:number-rows-spanned="1">
            <text:p/>
          </table:table-cell>
          <table:covered-table-cell table:style-name="ce2" table:formula="of:=IF(#REF!.[Kesä.C102]=&quot;&quot;;&quot;&quot;;#REF!.[Kesä.C102])" office:value-type="string" office:string-value="" calcext:value-type="error">
            <text:p>Err:508</text:p>
          </table:covered-table-cell>
          <table:covered-table-cell table:style-name="ce2" table:formula="of:=IF(#REF!.[Kesä.D102]=&quot;&quot;;&quot;&quot;;#REF!.[Kesä.D102])"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2]=&quot;&quot;;&quot;&quot;;#REF!.[Kesä.F102])" office:value-type="string" office:string-value="" calcext:value-type="error">
            <text:p>Err:508</text:p>
          </table:covered-table-cell>
          <table:covered-table-cell table:style-name="ce2" table:formula="of:=IF(#REF!.[Kesä.G102]=&quot;&quot;;&quot;&quot;;#REF!.[Kesä.G102])" office:value-type="string" office:string-value="" calcext:value-type="error">
            <text:p>Err:508</text:p>
          </table:covered-table-cell>
          <table:covered-table-cell table:style-name="ce2" table:formula="of:=IF(#REF!.[Kesä.H102]=&quot;&quot;;&quot;&quot;;#REF!.[Kesä.H102])" office:value-type="string" office:string-value="" calcext:value-type="error">
            <text:p>Err:508</text:p>
          </table:covered-table-cell>
          <table:covered-table-cell table:style-name="ce2" table:formula="of:=IF(#REF!.[Kesä.I102]=&quot;&quot;;&quot;&quot;;#REF!.[Kesä.I102])" office:value-type="string" office:string-value="" calcext:value-type="error">
            <text:p>Err:508</text:p>
          </table:covered-table-cell>
          <table:covered-table-cell table:style-name="ce2" table:formula="of:=IF(#REF!.[Kesä.J102]=&quot;&quot;;&quot;&quot;;#REF!.[Kesä.J102])" office:value-type="string" office:string-value="" calcext:value-type="error">
            <text:p>Err:508</text:p>
          </table:covered-table-cell>
          <table:covered-table-cell table:style-name="ce2" table:formula="of:=IF(#REF!.[Kesä.K102]=&quot;&quot;;&quot;&quot;;#REF!.[Kesä.K102])" office:value-type="string" office:string-value="" calcext:value-type="error">
            <text:p>Err:508</text:p>
          </table:covered-table-cell>
          <table:covered-table-cell table:style-name="ce2" table:formula="of:=IF(#REF!.[Kesä.L102]=&quot;&quot;;&quot;&quot;;#REF!.[Kesä.L102])" office:value-type="string" office:string-value="" calcext:value-type="error">
            <text:p>Err:508</text:p>
          </table:covered-table-cell>
          <table:covered-table-cell table:style-name="ce2" table:formula="of:=IF(#REF!.[Kesä.M102]=&quot;&quot;;&quot;&quot;;#REF!.[Kesä.M102])" office:value-type="string" office:string-value="" calcext:value-type="error">
            <text:p>Err:508</text:p>
          </table:covered-table-cell>
          <table:covered-table-cell table:style-name="ce2" table:formula="of:=IF(#REF!.[Kesä.N102]=&quot;&quot;;&quot;&quot;;#REF!.[Kesä.N102])" office:value-type="string" office:string-value="" calcext:value-type="error">
            <text:p>Err:508</text:p>
          </table:covered-table-cell>
          <table:covered-table-cell table:style-name="ce2" table:formula="of:=IF(#REF!.[Kesä.O102]=&quot;&quot;;&quot;&quot;;#REF!.[Kesä.O102])" office:value-type="string" office:string-value="" calcext:value-type="error">
            <text:p>Err:508</text:p>
          </table:covered-table-cell>
          <table:covered-table-cell table:style-name="ce2" table:formula="of:=IF(#REF!.[Kesä.P102]=&quot;&quot;;&quot;&quot;;#REF!.[Kesä.P102])" office:value-type="string" office:string-value="" calcext:value-type="error">
            <text:p>Err:508</text:p>
          </table:covered-table-cell>
          <table:covered-table-cell table:style-name="ce2" table:formula="of:=IF(#REF!.[Kesä.Q102]=&quot;&quot;;&quot;&quot;;#REF!.[Kesä.Q102])" office:value-type="string" office:string-value="" calcext:value-type="error">
            <text:p>Err:508</text:p>
          </table:covered-table-cell>
          <table:covered-table-cell table:style-name="ce2" table:formula="of:=IF(#REF!.[Kesä.R102]=&quot;&quot;;&quot;&quot;;#REF!.[Kesä.R102])" office:value-type="string" office:string-value="" calcext:value-type="error">
            <text:p>Err:508</text:p>
          </table:covered-table-cell>
          <table:covered-table-cell table:style-name="ce2" table:formula="of:=IF(#REF!.[Kesä.S102]=&quot;&quot;;&quot;&quot;;#REF!.[Kesä.S102])" office:value-type="string" office:string-value="" calcext:value-type="error">
            <text:p>Err:508</text:p>
          </table:covered-table-cell>
          <table:covered-table-cell table:style-name="ce2" table:formula="of:=IF(#REF!.[Kesä.T102]=&quot;&quot;;&quot;&quot;;#REF!.[Kesä.T102])" office:value-type="string" office:string-value="" calcext:value-type="error">
            <text:p>Err:508</text:p>
          </table:covered-table-cell>
          <table:covered-table-cell table:style-name="ce2" table:formula="of:=IF(#REF!.[Kesä.U102]=&quot;&quot;;&quot;&quot;;#REF!.[Kesä.U102])" office:value-type="string" office:string-value="" calcext:value-type="error">
            <text:p>Err:508</text:p>
          </table:covered-table-cell>
        </table:table-row>
        <table:table-row table:style-name="ro1">
          <table:table-cell table:formula="of:=IF([$_data_.A380];[$_data_.A380];&quot;&quot;)">
            <text:p/>
          </table:table-cell>
          <table:table-cell table:style-name="ce28" table:formula="of:=IF([$_data_.V380]=&quot;&quot;;&quot;&quot;;[$_data_.V380])" table:number-columns-spanned="20" table:number-rows-spanned="1">
            <text:p/>
          </table:table-cell>
          <table:covered-table-cell table:style-name="ce2" table:formula="of:=IF(#REF!.[Kesä.C103]=&quot;&quot;;&quot;&quot;;#REF!.[Kesä.C103])" office:value-type="string" office:string-value="" calcext:value-type="error">
            <text:p>Err:508</text:p>
          </table:covered-table-cell>
          <table:covered-table-cell table:style-name="ce2" table:formula="of:=IF(#REF!.[Kesä.D103]=&quot;&quot;;&quot;&quot;;#REF!.[Kesä.D103])"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3]=&quot;&quot;;&quot;&quot;;#REF!.[Kesä.F103])" office:value-type="string" office:string-value="" calcext:value-type="error">
            <text:p>Err:508</text:p>
          </table:covered-table-cell>
          <table:covered-table-cell table:style-name="ce2" table:formula="of:=IF(#REF!.[Kesä.G103]=&quot;&quot;;&quot;&quot;;#REF!.[Kesä.G103])" office:value-type="string" office:string-value="" calcext:value-type="error">
            <text:p>Err:508</text:p>
          </table:covered-table-cell>
          <table:covered-table-cell table:style-name="ce2" table:formula="of:=IF(#REF!.[Kesä.H103]=&quot;&quot;;&quot;&quot;;#REF!.[Kesä.H103])" office:value-type="string" office:string-value="" calcext:value-type="error">
            <text:p>Err:508</text:p>
          </table:covered-table-cell>
          <table:covered-table-cell table:style-name="ce2" table:formula="of:=IF(#REF!.[Kesä.I103]=&quot;&quot;;&quot;&quot;;#REF!.[Kesä.I103])" office:value-type="string" office:string-value="" calcext:value-type="error">
            <text:p>Err:508</text:p>
          </table:covered-table-cell>
          <table:covered-table-cell table:style-name="ce2" table:formula="of:=IF(#REF!.[Kesä.J103]=&quot;&quot;;&quot;&quot;;#REF!.[Kesä.J103])" office:value-type="string" office:string-value="" calcext:value-type="error">
            <text:p>Err:508</text:p>
          </table:covered-table-cell>
          <table:covered-table-cell table:style-name="ce2" table:formula="of:=IF(#REF!.[Kesä.K103]=&quot;&quot;;&quot;&quot;;#REF!.[Kesä.K103])" office:value-type="string" office:string-value="" calcext:value-type="error">
            <text:p>Err:508</text:p>
          </table:covered-table-cell>
          <table:covered-table-cell table:style-name="ce2" table:formula="of:=IF(#REF!.[Kesä.L103]=&quot;&quot;;&quot;&quot;;#REF!.[Kesä.L103])" office:value-type="string" office:string-value="" calcext:value-type="error">
            <text:p>Err:508</text:p>
          </table:covered-table-cell>
          <table:covered-table-cell table:style-name="ce2" table:formula="of:=IF(#REF!.[Kesä.M103]=&quot;&quot;;&quot;&quot;;#REF!.[Kesä.M103])" office:value-type="string" office:string-value="" calcext:value-type="error">
            <text:p>Err:508</text:p>
          </table:covered-table-cell>
          <table:covered-table-cell table:style-name="ce2" table:formula="of:=IF(#REF!.[Kesä.N103]=&quot;&quot;;&quot;&quot;;#REF!.[Kesä.N103])" office:value-type="string" office:string-value="" calcext:value-type="error">
            <text:p>Err:508</text:p>
          </table:covered-table-cell>
          <table:covered-table-cell table:style-name="ce2" table:formula="of:=IF(#REF!.[Kesä.O103]=&quot;&quot;;&quot;&quot;;#REF!.[Kesä.O103])" office:value-type="string" office:string-value="" calcext:value-type="error">
            <text:p>Err:508</text:p>
          </table:covered-table-cell>
          <table:covered-table-cell table:style-name="ce2" table:formula="of:=IF(#REF!.[Kesä.P103]=&quot;&quot;;&quot;&quot;;#REF!.[Kesä.P103])" office:value-type="string" office:string-value="" calcext:value-type="error">
            <text:p>Err:508</text:p>
          </table:covered-table-cell>
          <table:covered-table-cell table:style-name="ce2" table:formula="of:=IF(#REF!.[Kesä.Q103]=&quot;&quot;;&quot;&quot;;#REF!.[Kesä.Q103])" office:value-type="string" office:string-value="" calcext:value-type="error">
            <text:p>Err:508</text:p>
          </table:covered-table-cell>
          <table:covered-table-cell table:style-name="ce2" table:formula="of:=IF(#REF!.[Kesä.R103]=&quot;&quot;;&quot;&quot;;#REF!.[Kesä.R103])" office:value-type="string" office:string-value="" calcext:value-type="error">
            <text:p>Err:508</text:p>
          </table:covered-table-cell>
          <table:covered-table-cell table:style-name="ce2" table:formula="of:=IF(#REF!.[Kesä.S103]=&quot;&quot;;&quot;&quot;;#REF!.[Kesä.S103])" office:value-type="string" office:string-value="" calcext:value-type="error">
            <text:p>Err:508</text:p>
          </table:covered-table-cell>
          <table:covered-table-cell table:style-name="ce2" table:formula="of:=IF(#REF!.[Kesä.T103]=&quot;&quot;;&quot;&quot;;#REF!.[Kesä.T103])" office:value-type="string" office:string-value="" calcext:value-type="error">
            <text:p>Err:508</text:p>
          </table:covered-table-cell>
          <table:covered-table-cell table:style-name="ce2" table:formula="of:=IF(#REF!.[Kesä.U103]=&quot;&quot;;&quot;&quot;;#REF!.[Kesä.U103])" office:value-type="string" office:string-value="" calcext:value-type="error">
            <text:p>Err:508</text:p>
          </table:covered-table-cell>
        </table:table-row>
        <table:table-row table:style-name="ro1">
          <table:table-cell table:formula="of:=IF([$_data_.A381];[$_data_.A381];&quot;&quot;)">
            <text:p/>
          </table:table-cell>
          <table:table-cell table:style-name="ce28" table:formula="of:=IF([$_data_.V381]=&quot;&quot;;&quot;&quot;;[$_data_.V381])" table:number-columns-spanned="20" table:number-rows-spanned="1">
            <text:p/>
          </table:table-cell>
          <table:covered-table-cell table:style-name="ce2" table:formula="of:=IF(#REF!.[Kesä.C104]=&quot;&quot;;&quot;&quot;;#REF!.[Kesä.C104])" office:value-type="string" office:string-value="" calcext:value-type="error">
            <text:p>Err:508</text:p>
          </table:covered-table-cell>
          <table:covered-table-cell table:style-name="ce2" table:formula="of:=IF(#REF!.[Kesä.D104]=&quot;&quot;;&quot;&quot;;#REF!.[Kesä.D104])"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4]=&quot;&quot;;&quot;&quot;;#REF!.[Kesä.F104])" office:value-type="string" office:string-value="" calcext:value-type="error">
            <text:p>Err:508</text:p>
          </table:covered-table-cell>
          <table:covered-table-cell table:style-name="ce2" table:formula="of:=IF(#REF!.[Kesä.G104]=&quot;&quot;;&quot;&quot;;#REF!.[Kesä.G104])" office:value-type="string" office:string-value="" calcext:value-type="error">
            <text:p>Err:508</text:p>
          </table:covered-table-cell>
          <table:covered-table-cell table:style-name="ce2" table:formula="of:=IF(#REF!.[Kesä.H104]=&quot;&quot;;&quot;&quot;;#REF!.[Kesä.H104])" office:value-type="string" office:string-value="" calcext:value-type="error">
            <text:p>Err:508</text:p>
          </table:covered-table-cell>
          <table:covered-table-cell table:style-name="ce2" table:formula="of:=IF(#REF!.[Kesä.I104]=&quot;&quot;;&quot;&quot;;#REF!.[Kesä.I104])" office:value-type="string" office:string-value="" calcext:value-type="error">
            <text:p>Err:508</text:p>
          </table:covered-table-cell>
          <table:covered-table-cell table:style-name="ce2" table:formula="of:=IF(#REF!.[Kesä.J104]=&quot;&quot;;&quot;&quot;;#REF!.[Kesä.J104])" office:value-type="string" office:string-value="" calcext:value-type="error">
            <text:p>Err:508</text:p>
          </table:covered-table-cell>
          <table:covered-table-cell table:style-name="ce2" table:formula="of:=IF(#REF!.[Kesä.K104]=&quot;&quot;;&quot;&quot;;#REF!.[Kesä.K104])" office:value-type="string" office:string-value="" calcext:value-type="error">
            <text:p>Err:508</text:p>
          </table:covered-table-cell>
          <table:covered-table-cell table:style-name="ce2" table:formula="of:=IF(#REF!.[Kesä.L104]=&quot;&quot;;&quot;&quot;;#REF!.[Kesä.L104])" office:value-type="string" office:string-value="" calcext:value-type="error">
            <text:p>Err:508</text:p>
          </table:covered-table-cell>
          <table:covered-table-cell table:style-name="ce2" table:formula="of:=IF(#REF!.[Kesä.M104]=&quot;&quot;;&quot;&quot;;#REF!.[Kesä.M104])" office:value-type="string" office:string-value="" calcext:value-type="error">
            <text:p>Err:508</text:p>
          </table:covered-table-cell>
          <table:covered-table-cell table:style-name="ce2" table:formula="of:=IF(#REF!.[Kesä.N104]=&quot;&quot;;&quot;&quot;;#REF!.[Kesä.N104])" office:value-type="string" office:string-value="" calcext:value-type="error">
            <text:p>Err:508</text:p>
          </table:covered-table-cell>
          <table:covered-table-cell table:style-name="ce2" table:formula="of:=IF(#REF!.[Kesä.O104]=&quot;&quot;;&quot;&quot;;#REF!.[Kesä.O104])" office:value-type="string" office:string-value="" calcext:value-type="error">
            <text:p>Err:508</text:p>
          </table:covered-table-cell>
          <table:covered-table-cell table:style-name="ce2" table:formula="of:=IF(#REF!.[Kesä.P104]=&quot;&quot;;&quot;&quot;;#REF!.[Kesä.P104])" office:value-type="string" office:string-value="" calcext:value-type="error">
            <text:p>Err:508</text:p>
          </table:covered-table-cell>
          <table:covered-table-cell table:style-name="ce2" table:formula="of:=IF(#REF!.[Kesä.Q104]=&quot;&quot;;&quot;&quot;;#REF!.[Kesä.Q104])" office:value-type="string" office:string-value="" calcext:value-type="error">
            <text:p>Err:508</text:p>
          </table:covered-table-cell>
          <table:covered-table-cell table:style-name="ce2" table:formula="of:=IF(#REF!.[Kesä.R104]=&quot;&quot;;&quot;&quot;;#REF!.[Kesä.R104])" office:value-type="string" office:string-value="" calcext:value-type="error">
            <text:p>Err:508</text:p>
          </table:covered-table-cell>
          <table:covered-table-cell table:style-name="ce2" table:formula="of:=IF(#REF!.[Kesä.S104]=&quot;&quot;;&quot;&quot;;#REF!.[Kesä.S104])" office:value-type="string" office:string-value="" calcext:value-type="error">
            <text:p>Err:508</text:p>
          </table:covered-table-cell>
          <table:covered-table-cell table:style-name="ce2" table:formula="of:=IF(#REF!.[Kesä.T104]=&quot;&quot;;&quot;&quot;;#REF!.[Kesä.T104])" office:value-type="string" office:string-value="" calcext:value-type="error">
            <text:p>Err:508</text:p>
          </table:covered-table-cell>
          <table:covered-table-cell table:style-name="ce2" table:formula="of:=IF(#REF!.[Kesä.U104]=&quot;&quot;;&quot;&quot;;#REF!.[Kesä.U104])" office:value-type="string" office:string-value="" calcext:value-type="error">
            <text:p>Err:508</text:p>
          </table:covered-table-cell>
        </table:table-row>
        <table:table-row table:style-name="ro1">
          <table:table-cell table:formula="of:=IF([$_data_.A382];[$_data_.A382];&quot;&quot;)">
            <text:p/>
          </table:table-cell>
          <table:table-cell table:style-name="ce28" table:formula="of:=IF([$_data_.V382]=&quot;&quot;;&quot;&quot;;[$_data_.V382])" table:number-columns-spanned="20" table:number-rows-spanned="1">
            <text:p/>
          </table:table-cell>
          <table:covered-table-cell table:style-name="ce2" table:formula="of:=IF(#REF!.[Kesä.C105]=&quot;&quot;;&quot;&quot;;#REF!.[Kesä.C105])" office:value-type="string" office:string-value="" calcext:value-type="error">
            <text:p>Err:508</text:p>
          </table:covered-table-cell>
          <table:covered-table-cell table:style-name="ce2" table:formula="of:=IF(#REF!.[Kesä.D105]=&quot;&quot;;&quot;&quot;;#REF!.[Kesä.D105])"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5]=&quot;&quot;;&quot;&quot;;#REF!.[Kesä.F105])" office:value-type="string" office:string-value="" calcext:value-type="error">
            <text:p>Err:508</text:p>
          </table:covered-table-cell>
          <table:covered-table-cell table:style-name="ce2" table:formula="of:=IF(#REF!.[Kesä.G105]=&quot;&quot;;&quot;&quot;;#REF!.[Kesä.G105])" office:value-type="string" office:string-value="" calcext:value-type="error">
            <text:p>Err:508</text:p>
          </table:covered-table-cell>
          <table:covered-table-cell table:style-name="ce2" table:formula="of:=IF(#REF!.[Kesä.H105]=&quot;&quot;;&quot;&quot;;#REF!.[Kesä.H105])" office:value-type="string" office:string-value="" calcext:value-type="error">
            <text:p>Err:508</text:p>
          </table:covered-table-cell>
          <table:covered-table-cell table:style-name="ce2" table:formula="of:=IF(#REF!.[Kesä.I105]=&quot;&quot;;&quot;&quot;;#REF!.[Kesä.I105])" office:value-type="string" office:string-value="" calcext:value-type="error">
            <text:p>Err:508</text:p>
          </table:covered-table-cell>
          <table:covered-table-cell table:style-name="ce2" table:formula="of:=IF(#REF!.[Kesä.J105]=&quot;&quot;;&quot;&quot;;#REF!.[Kesä.J105])" office:value-type="string" office:string-value="" calcext:value-type="error">
            <text:p>Err:508</text:p>
          </table:covered-table-cell>
          <table:covered-table-cell table:style-name="ce2" table:formula="of:=IF(#REF!.[Kesä.K105]=&quot;&quot;;&quot;&quot;;#REF!.[Kesä.K105])" office:value-type="string" office:string-value="" calcext:value-type="error">
            <text:p>Err:508</text:p>
          </table:covered-table-cell>
          <table:covered-table-cell table:style-name="ce2" table:formula="of:=IF(#REF!.[Kesä.L105]=&quot;&quot;;&quot;&quot;;#REF!.[Kesä.L105])" office:value-type="string" office:string-value="" calcext:value-type="error">
            <text:p>Err:508</text:p>
          </table:covered-table-cell>
          <table:covered-table-cell table:style-name="ce2" table:formula="of:=IF(#REF!.[Kesä.M105]=&quot;&quot;;&quot;&quot;;#REF!.[Kesä.M105])" office:value-type="string" office:string-value="" calcext:value-type="error">
            <text:p>Err:508</text:p>
          </table:covered-table-cell>
          <table:covered-table-cell table:style-name="ce2" table:formula="of:=IF(#REF!.[Kesä.N105]=&quot;&quot;;&quot;&quot;;#REF!.[Kesä.N105])" office:value-type="string" office:string-value="" calcext:value-type="error">
            <text:p>Err:508</text:p>
          </table:covered-table-cell>
          <table:covered-table-cell table:style-name="ce2" table:formula="of:=IF(#REF!.[Kesä.O105]=&quot;&quot;;&quot;&quot;;#REF!.[Kesä.O105])" office:value-type="string" office:string-value="" calcext:value-type="error">
            <text:p>Err:508</text:p>
          </table:covered-table-cell>
          <table:covered-table-cell table:style-name="ce2" table:formula="of:=IF(#REF!.[Kesä.P105]=&quot;&quot;;&quot;&quot;;#REF!.[Kesä.P105])" office:value-type="string" office:string-value="" calcext:value-type="error">
            <text:p>Err:508</text:p>
          </table:covered-table-cell>
          <table:covered-table-cell table:style-name="ce2" table:formula="of:=IF(#REF!.[Kesä.Q105]=&quot;&quot;;&quot;&quot;;#REF!.[Kesä.Q105])" office:value-type="string" office:string-value="" calcext:value-type="error">
            <text:p>Err:508</text:p>
          </table:covered-table-cell>
          <table:covered-table-cell table:style-name="ce2" table:formula="of:=IF(#REF!.[Kesä.R105]=&quot;&quot;;&quot;&quot;;#REF!.[Kesä.R105])" office:value-type="string" office:string-value="" calcext:value-type="error">
            <text:p>Err:508</text:p>
          </table:covered-table-cell>
          <table:covered-table-cell table:style-name="ce2" table:formula="of:=IF(#REF!.[Kesä.S105]=&quot;&quot;;&quot;&quot;;#REF!.[Kesä.S105])" office:value-type="string" office:string-value="" calcext:value-type="error">
            <text:p>Err:508</text:p>
          </table:covered-table-cell>
          <table:covered-table-cell table:style-name="ce2" table:formula="of:=IF(#REF!.[Kesä.T105]=&quot;&quot;;&quot;&quot;;#REF!.[Kesä.T105])" office:value-type="string" office:string-value="" calcext:value-type="error">
            <text:p>Err:508</text:p>
          </table:covered-table-cell>
          <table:covered-table-cell table:style-name="ce2" table:formula="of:=IF(#REF!.[Kesä.U105]=&quot;&quot;;&quot;&quot;;#REF!.[Kesä.U105])" office:value-type="string" office:string-value="" calcext:value-type="error">
            <text:p>Err:508</text:p>
          </table:covered-table-cell>
        </table:table-row>
        <table:table-row table:style-name="ro1">
          <table:table-cell table:formula="of:=IF([$_data_.A383];[$_data_.A383];&quot;&quot;)">
            <text:p/>
          </table:table-cell>
          <table:table-cell table:style-name="ce28" table:formula="of:=IF([$_data_.V383]=&quot;&quot;;&quot;&quot;;[$_data_.V383])" table:number-columns-spanned="20" table:number-rows-spanned="1">
            <text:p/>
          </table:table-cell>
          <table:covered-table-cell table:style-name="ce2" table:formula="of:=IF(#REF!.[Kesä.C106]=&quot;&quot;;&quot;&quot;;#REF!.[Kesä.C106])" office:value-type="string" office:string-value="" calcext:value-type="error">
            <text:p>Err:508</text:p>
          </table:covered-table-cell>
          <table:covered-table-cell table:style-name="ce2" table:formula="of:=IF(#REF!.[Kesä.D106]=&quot;&quot;;&quot;&quot;;#REF!.[Kesä.D10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6]=&quot;&quot;;&quot;&quot;;#REF!.[Kesä.F106])" office:value-type="string" office:string-value="" calcext:value-type="error">
            <text:p>Err:508</text:p>
          </table:covered-table-cell>
          <table:covered-table-cell table:style-name="ce2" table:formula="of:=IF(#REF!.[Kesä.G106]=&quot;&quot;;&quot;&quot;;#REF!.[Kesä.G106])" office:value-type="string" office:string-value="" calcext:value-type="error">
            <text:p>Err:508</text:p>
          </table:covered-table-cell>
          <table:covered-table-cell table:style-name="ce2" table:formula="of:=IF(#REF!.[Kesä.H106]=&quot;&quot;;&quot;&quot;;#REF!.[Kesä.H106])" office:value-type="string" office:string-value="" calcext:value-type="error">
            <text:p>Err:508</text:p>
          </table:covered-table-cell>
          <table:covered-table-cell table:style-name="ce2" table:formula="of:=IF(#REF!.[Kesä.I106]=&quot;&quot;;&quot;&quot;;#REF!.[Kesä.I106])" office:value-type="string" office:string-value="" calcext:value-type="error">
            <text:p>Err:508</text:p>
          </table:covered-table-cell>
          <table:covered-table-cell table:style-name="ce2" table:formula="of:=IF(#REF!.[Kesä.J106]=&quot;&quot;;&quot;&quot;;#REF!.[Kesä.J106])" office:value-type="string" office:string-value="" calcext:value-type="error">
            <text:p>Err:508</text:p>
          </table:covered-table-cell>
          <table:covered-table-cell table:style-name="ce2" table:formula="of:=IF(#REF!.[Kesä.K106]=&quot;&quot;;&quot;&quot;;#REF!.[Kesä.K106])" office:value-type="string" office:string-value="" calcext:value-type="error">
            <text:p>Err:508</text:p>
          </table:covered-table-cell>
          <table:covered-table-cell table:style-name="ce2" table:formula="of:=IF(#REF!.[Kesä.L106]=&quot;&quot;;&quot;&quot;;#REF!.[Kesä.L106])" office:value-type="string" office:string-value="" calcext:value-type="error">
            <text:p>Err:508</text:p>
          </table:covered-table-cell>
          <table:covered-table-cell table:style-name="ce2" table:formula="of:=IF(#REF!.[Kesä.M106]=&quot;&quot;;&quot;&quot;;#REF!.[Kesä.M106])" office:value-type="string" office:string-value="" calcext:value-type="error">
            <text:p>Err:508</text:p>
          </table:covered-table-cell>
          <table:covered-table-cell table:style-name="ce2" table:formula="of:=IF(#REF!.[Kesä.N106]=&quot;&quot;;&quot;&quot;;#REF!.[Kesä.N106])" office:value-type="string" office:string-value="" calcext:value-type="error">
            <text:p>Err:508</text:p>
          </table:covered-table-cell>
          <table:covered-table-cell table:style-name="ce2" table:formula="of:=IF(#REF!.[Kesä.O106]=&quot;&quot;;&quot;&quot;;#REF!.[Kesä.O106])" office:value-type="string" office:string-value="" calcext:value-type="error">
            <text:p>Err:508</text:p>
          </table:covered-table-cell>
          <table:covered-table-cell table:style-name="ce2" table:formula="of:=IF(#REF!.[Kesä.P106]=&quot;&quot;;&quot;&quot;;#REF!.[Kesä.P106])" office:value-type="string" office:string-value="" calcext:value-type="error">
            <text:p>Err:508</text:p>
          </table:covered-table-cell>
          <table:covered-table-cell table:style-name="ce2" table:formula="of:=IF(#REF!.[Kesä.Q106]=&quot;&quot;;&quot;&quot;;#REF!.[Kesä.Q106])" office:value-type="string" office:string-value="" calcext:value-type="error">
            <text:p>Err:508</text:p>
          </table:covered-table-cell>
          <table:covered-table-cell table:style-name="ce2" table:formula="of:=IF(#REF!.[Kesä.R106]=&quot;&quot;;&quot;&quot;;#REF!.[Kesä.R106])" office:value-type="string" office:string-value="" calcext:value-type="error">
            <text:p>Err:508</text:p>
          </table:covered-table-cell>
          <table:covered-table-cell table:style-name="ce2" table:formula="of:=IF(#REF!.[Kesä.S106]=&quot;&quot;;&quot;&quot;;#REF!.[Kesä.S106])" office:value-type="string" office:string-value="" calcext:value-type="error">
            <text:p>Err:508</text:p>
          </table:covered-table-cell>
          <table:covered-table-cell table:style-name="ce2" table:formula="of:=IF(#REF!.[Kesä.T106]=&quot;&quot;;&quot;&quot;;#REF!.[Kesä.T106])" office:value-type="string" office:string-value="" calcext:value-type="error">
            <text:p>Err:508</text:p>
          </table:covered-table-cell>
          <table:covered-table-cell table:style-name="ce2" table:formula="of:=IF(#REF!.[Kesä.U106]=&quot;&quot;;&quot;&quot;;#REF!.[Kesä.U106])" office:value-type="string" office:string-value="" calcext:value-type="error">
            <text:p>Err:508</text:p>
          </table:covered-table-cell>
        </table:table-row>
        <table:table-row table:style-name="ro1">
          <table:table-cell table:formula="of:=IF([$_data_.A384];[$_data_.A384];&quot;&quot;)">
            <text:p/>
          </table:table-cell>
          <table:table-cell table:style-name="ce28" table:formula="of:=IF([$_data_.V384]=&quot;&quot;;&quot;&quot;;[$_data_.V384])" table:number-columns-spanned="20" table:number-rows-spanned="1">
            <text:p/>
          </table:table-cell>
          <table:covered-table-cell table:style-name="ce2" table:formula="of:=IF(#REF!.[Kesä.C107]=&quot;&quot;;&quot;&quot;;#REF!.[Kesä.C107])" office:value-type="string" office:string-value="" calcext:value-type="error">
            <text:p>Err:508</text:p>
          </table:covered-table-cell>
          <table:covered-table-cell table:style-name="ce2" table:formula="of:=IF(#REF!.[Kesä.D107]=&quot;&quot;;&quot;&quot;;#REF!.[Kesä.D107])"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7]=&quot;&quot;;&quot;&quot;;#REF!.[Kesä.F107])" office:value-type="string" office:string-value="" calcext:value-type="error">
            <text:p>Err:508</text:p>
          </table:covered-table-cell>
          <table:covered-table-cell table:style-name="ce2" table:formula="of:=IF(#REF!.[Kesä.G107]=&quot;&quot;;&quot;&quot;;#REF!.[Kesä.G107])" office:value-type="string" office:string-value="" calcext:value-type="error">
            <text:p>Err:508</text:p>
          </table:covered-table-cell>
          <table:covered-table-cell table:style-name="ce2" table:formula="of:=IF(#REF!.[Kesä.H107]=&quot;&quot;;&quot;&quot;;#REF!.[Kesä.H107])" office:value-type="string" office:string-value="" calcext:value-type="error">
            <text:p>Err:508</text:p>
          </table:covered-table-cell>
          <table:covered-table-cell table:style-name="ce2" table:formula="of:=IF(#REF!.[Kesä.I107]=&quot;&quot;;&quot;&quot;;#REF!.[Kesä.I107])" office:value-type="string" office:string-value="" calcext:value-type="error">
            <text:p>Err:508</text:p>
          </table:covered-table-cell>
          <table:covered-table-cell table:style-name="ce2" table:formula="of:=IF(#REF!.[Kesä.J107]=&quot;&quot;;&quot;&quot;;#REF!.[Kesä.J107])" office:value-type="string" office:string-value="" calcext:value-type="error">
            <text:p>Err:508</text:p>
          </table:covered-table-cell>
          <table:covered-table-cell table:style-name="ce2" table:formula="of:=IF(#REF!.[Kesä.K107]=&quot;&quot;;&quot;&quot;;#REF!.[Kesä.K107])" office:value-type="string" office:string-value="" calcext:value-type="error">
            <text:p>Err:508</text:p>
          </table:covered-table-cell>
          <table:covered-table-cell table:style-name="ce2" table:formula="of:=IF(#REF!.[Kesä.L107]=&quot;&quot;;&quot;&quot;;#REF!.[Kesä.L107])" office:value-type="string" office:string-value="" calcext:value-type="error">
            <text:p>Err:508</text:p>
          </table:covered-table-cell>
          <table:covered-table-cell table:style-name="ce2" table:formula="of:=IF(#REF!.[Kesä.M107]=&quot;&quot;;&quot;&quot;;#REF!.[Kesä.M107])" office:value-type="string" office:string-value="" calcext:value-type="error">
            <text:p>Err:508</text:p>
          </table:covered-table-cell>
          <table:covered-table-cell table:style-name="ce2" table:formula="of:=IF(#REF!.[Kesä.N107]=&quot;&quot;;&quot;&quot;;#REF!.[Kesä.N107])" office:value-type="string" office:string-value="" calcext:value-type="error">
            <text:p>Err:508</text:p>
          </table:covered-table-cell>
          <table:covered-table-cell table:style-name="ce2" table:formula="of:=IF(#REF!.[Kesä.O107]=&quot;&quot;;&quot;&quot;;#REF!.[Kesä.O107])" office:value-type="string" office:string-value="" calcext:value-type="error">
            <text:p>Err:508</text:p>
          </table:covered-table-cell>
          <table:covered-table-cell table:style-name="ce2" table:formula="of:=IF(#REF!.[Kesä.P107]=&quot;&quot;;&quot;&quot;;#REF!.[Kesä.P107])" office:value-type="string" office:string-value="" calcext:value-type="error">
            <text:p>Err:508</text:p>
          </table:covered-table-cell>
          <table:covered-table-cell table:style-name="ce2" table:formula="of:=IF(#REF!.[Kesä.Q107]=&quot;&quot;;&quot;&quot;;#REF!.[Kesä.Q107])" office:value-type="string" office:string-value="" calcext:value-type="error">
            <text:p>Err:508</text:p>
          </table:covered-table-cell>
          <table:covered-table-cell table:style-name="ce2" table:formula="of:=IF(#REF!.[Kesä.R107]=&quot;&quot;;&quot;&quot;;#REF!.[Kesä.R107])" office:value-type="string" office:string-value="" calcext:value-type="error">
            <text:p>Err:508</text:p>
          </table:covered-table-cell>
          <table:covered-table-cell table:style-name="ce2" table:formula="of:=IF(#REF!.[Kesä.S107]=&quot;&quot;;&quot;&quot;;#REF!.[Kesä.S107])" office:value-type="string" office:string-value="" calcext:value-type="error">
            <text:p>Err:508</text:p>
          </table:covered-table-cell>
          <table:covered-table-cell table:style-name="ce2" table:formula="of:=IF(#REF!.[Kesä.T107]=&quot;&quot;;&quot;&quot;;#REF!.[Kesä.T107])" office:value-type="string" office:string-value="" calcext:value-type="error">
            <text:p>Err:508</text:p>
          </table:covered-table-cell>
          <table:covered-table-cell table:style-name="ce2" table:formula="of:=IF(#REF!.[Kesä.U107]=&quot;&quot;;&quot;&quot;;#REF!.[Kesä.U107])" office:value-type="string" office:string-value="" calcext:value-type="error">
            <text:p>Err:508</text:p>
          </table:covered-table-cell>
        </table:table-row>
        <table:table-row table:style-name="ro1">
          <table:table-cell table:formula="of:=IF([$_data_.A385];[$_data_.A385];&quot;&quot;)">
            <text:p/>
          </table:table-cell>
          <table:table-cell table:style-name="ce28" table:formula="of:=IF([$_data_.V385]=&quot;&quot;;&quot;&quot;;[$_data_.V385])" table:number-columns-spanned="20" table:number-rows-spanned="1">
            <text:p/>
          </table:table-cell>
          <table:covered-table-cell table:style-name="ce2" table:formula="of:=IF(#REF!.[Kesä.C108]=&quot;&quot;;&quot;&quot;;#REF!.[Kesä.C108])" office:value-type="string" office:string-value="" calcext:value-type="error">
            <text:p>Err:508</text:p>
          </table:covered-table-cell>
          <table:covered-table-cell table:style-name="ce2" table:formula="of:=IF(#REF!.[Kesä.D108]=&quot;&quot;;&quot;&quot;;#REF!.[Kesä.D108])"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8]=&quot;&quot;;&quot;&quot;;#REF!.[Kesä.F108])" office:value-type="string" office:string-value="" calcext:value-type="error">
            <text:p>Err:508</text:p>
          </table:covered-table-cell>
          <table:covered-table-cell table:style-name="ce2" table:formula="of:=IF(#REF!.[Kesä.G108]=&quot;&quot;;&quot;&quot;;#REF!.[Kesä.G108])" office:value-type="string" office:string-value="" calcext:value-type="error">
            <text:p>Err:508</text:p>
          </table:covered-table-cell>
          <table:covered-table-cell table:style-name="ce2" table:formula="of:=IF(#REF!.[Kesä.H108]=&quot;&quot;;&quot;&quot;;#REF!.[Kesä.H108])" office:value-type="string" office:string-value="" calcext:value-type="error">
            <text:p>Err:508</text:p>
          </table:covered-table-cell>
          <table:covered-table-cell table:style-name="ce2" table:formula="of:=IF(#REF!.[Kesä.I108]=&quot;&quot;;&quot;&quot;;#REF!.[Kesä.I108])" office:value-type="string" office:string-value="" calcext:value-type="error">
            <text:p>Err:508</text:p>
          </table:covered-table-cell>
          <table:covered-table-cell table:style-name="ce2" table:formula="of:=IF(#REF!.[Kesä.J108]=&quot;&quot;;&quot;&quot;;#REF!.[Kesä.J108])" office:value-type="string" office:string-value="" calcext:value-type="error">
            <text:p>Err:508</text:p>
          </table:covered-table-cell>
          <table:covered-table-cell table:style-name="ce2" table:formula="of:=IF(#REF!.[Kesä.K108]=&quot;&quot;;&quot;&quot;;#REF!.[Kesä.K108])" office:value-type="string" office:string-value="" calcext:value-type="error">
            <text:p>Err:508</text:p>
          </table:covered-table-cell>
          <table:covered-table-cell table:style-name="ce2" table:formula="of:=IF(#REF!.[Kesä.L108]=&quot;&quot;;&quot;&quot;;#REF!.[Kesä.L108])" office:value-type="string" office:string-value="" calcext:value-type="error">
            <text:p>Err:508</text:p>
          </table:covered-table-cell>
          <table:covered-table-cell table:style-name="ce2" table:formula="of:=IF(#REF!.[Kesä.M108]=&quot;&quot;;&quot;&quot;;#REF!.[Kesä.M108])" office:value-type="string" office:string-value="" calcext:value-type="error">
            <text:p>Err:508</text:p>
          </table:covered-table-cell>
          <table:covered-table-cell table:style-name="ce2" table:formula="of:=IF(#REF!.[Kesä.N108]=&quot;&quot;;&quot;&quot;;#REF!.[Kesä.N108])" office:value-type="string" office:string-value="" calcext:value-type="error">
            <text:p>Err:508</text:p>
          </table:covered-table-cell>
          <table:covered-table-cell table:style-name="ce2" table:formula="of:=IF(#REF!.[Kesä.O108]=&quot;&quot;;&quot;&quot;;#REF!.[Kesä.O108])" office:value-type="string" office:string-value="" calcext:value-type="error">
            <text:p>Err:508</text:p>
          </table:covered-table-cell>
          <table:covered-table-cell table:style-name="ce2" table:formula="of:=IF(#REF!.[Kesä.P108]=&quot;&quot;;&quot;&quot;;#REF!.[Kesä.P108])" office:value-type="string" office:string-value="" calcext:value-type="error">
            <text:p>Err:508</text:p>
          </table:covered-table-cell>
          <table:covered-table-cell table:style-name="ce2" table:formula="of:=IF(#REF!.[Kesä.Q108]=&quot;&quot;;&quot;&quot;;#REF!.[Kesä.Q108])" office:value-type="string" office:string-value="" calcext:value-type="error">
            <text:p>Err:508</text:p>
          </table:covered-table-cell>
          <table:covered-table-cell table:style-name="ce2" table:formula="of:=IF(#REF!.[Kesä.R108]=&quot;&quot;;&quot;&quot;;#REF!.[Kesä.R108])" office:value-type="string" office:string-value="" calcext:value-type="error">
            <text:p>Err:508</text:p>
          </table:covered-table-cell>
          <table:covered-table-cell table:style-name="ce2" table:formula="of:=IF(#REF!.[Kesä.S108]=&quot;&quot;;&quot;&quot;;#REF!.[Kesä.S108])" office:value-type="string" office:string-value="" calcext:value-type="error">
            <text:p>Err:508</text:p>
          </table:covered-table-cell>
          <table:covered-table-cell table:style-name="ce2" table:formula="of:=IF(#REF!.[Kesä.T108]=&quot;&quot;;&quot;&quot;;#REF!.[Kesä.T108])" office:value-type="string" office:string-value="" calcext:value-type="error">
            <text:p>Err:508</text:p>
          </table:covered-table-cell>
          <table:covered-table-cell table:style-name="ce2" table:formula="of:=IF(#REF!.[Kesä.U108]=&quot;&quot;;&quot;&quot;;#REF!.[Kesä.U108])" office:value-type="string" office:string-value="" calcext:value-type="error">
            <text:p>Err:508</text:p>
          </table:covered-table-cell>
        </table:table-row>
        <table:table-row table:style-name="ro1">
          <table:table-cell table:formula="of:=IF([$_data_.A386];[$_data_.A386];&quot;&quot;)">
            <text:p/>
          </table:table-cell>
          <table:table-cell table:style-name="ce28" table:formula="of:=IF([$_data_.V386]=&quot;&quot;;&quot;&quot;;[$_data_.V386])" table:number-columns-spanned="20" table:number-rows-spanned="1">
            <text:p/>
          </table:table-cell>
          <table:covered-table-cell table:style-name="ce2" table:formula="of:=IF(#REF!.[Kesä.C109]=&quot;&quot;;&quot;&quot;;#REF!.[Kesä.C109])" office:value-type="string" office:string-value="" calcext:value-type="error">
            <text:p>Err:508</text:p>
          </table:covered-table-cell>
          <table:covered-table-cell table:style-name="ce2" table:formula="of:=IF(#REF!.[Kesä.D109]=&quot;&quot;;&quot;&quot;;#REF!.[Kesä.D109])"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09]=&quot;&quot;;&quot;&quot;;#REF!.[Kesä.F109])" office:value-type="string" office:string-value="" calcext:value-type="error">
            <text:p>Err:508</text:p>
          </table:covered-table-cell>
          <table:covered-table-cell table:style-name="ce2" table:formula="of:=IF(#REF!.[Kesä.G109]=&quot;&quot;;&quot;&quot;;#REF!.[Kesä.G109])" office:value-type="string" office:string-value="" calcext:value-type="error">
            <text:p>Err:508</text:p>
          </table:covered-table-cell>
          <table:covered-table-cell table:style-name="ce2" table:formula="of:=IF(#REF!.[Kesä.H109]=&quot;&quot;;&quot;&quot;;#REF!.[Kesä.H109])" office:value-type="string" office:string-value="" calcext:value-type="error">
            <text:p>Err:508</text:p>
          </table:covered-table-cell>
          <table:covered-table-cell table:style-name="ce2" table:formula="of:=IF(#REF!.[Kesä.I109]=&quot;&quot;;&quot;&quot;;#REF!.[Kesä.I109])" office:value-type="string" office:string-value="" calcext:value-type="error">
            <text:p>Err:508</text:p>
          </table:covered-table-cell>
          <table:covered-table-cell table:style-name="ce2" table:formula="of:=IF(#REF!.[Kesä.J109]=&quot;&quot;;&quot;&quot;;#REF!.[Kesä.J109])" office:value-type="string" office:string-value="" calcext:value-type="error">
            <text:p>Err:508</text:p>
          </table:covered-table-cell>
          <table:covered-table-cell table:style-name="ce2" table:formula="of:=IF(#REF!.[Kesä.K109]=&quot;&quot;;&quot;&quot;;#REF!.[Kesä.K109])" office:value-type="string" office:string-value="" calcext:value-type="error">
            <text:p>Err:508</text:p>
          </table:covered-table-cell>
          <table:covered-table-cell table:style-name="ce2" table:formula="of:=IF(#REF!.[Kesä.L109]=&quot;&quot;;&quot;&quot;;#REF!.[Kesä.L109])" office:value-type="string" office:string-value="" calcext:value-type="error">
            <text:p>Err:508</text:p>
          </table:covered-table-cell>
          <table:covered-table-cell table:style-name="ce2" table:formula="of:=IF(#REF!.[Kesä.M109]=&quot;&quot;;&quot;&quot;;#REF!.[Kesä.M109])" office:value-type="string" office:string-value="" calcext:value-type="error">
            <text:p>Err:508</text:p>
          </table:covered-table-cell>
          <table:covered-table-cell table:style-name="ce2" table:formula="of:=IF(#REF!.[Kesä.N109]=&quot;&quot;;&quot;&quot;;#REF!.[Kesä.N109])" office:value-type="string" office:string-value="" calcext:value-type="error">
            <text:p>Err:508</text:p>
          </table:covered-table-cell>
          <table:covered-table-cell table:style-name="ce2" table:formula="of:=IF(#REF!.[Kesä.O109]=&quot;&quot;;&quot;&quot;;#REF!.[Kesä.O109])" office:value-type="string" office:string-value="" calcext:value-type="error">
            <text:p>Err:508</text:p>
          </table:covered-table-cell>
          <table:covered-table-cell table:style-name="ce2" table:formula="of:=IF(#REF!.[Kesä.P109]=&quot;&quot;;&quot;&quot;;#REF!.[Kesä.P109])" office:value-type="string" office:string-value="" calcext:value-type="error">
            <text:p>Err:508</text:p>
          </table:covered-table-cell>
          <table:covered-table-cell table:style-name="ce2" table:formula="of:=IF(#REF!.[Kesä.Q109]=&quot;&quot;;&quot;&quot;;#REF!.[Kesä.Q109])" office:value-type="string" office:string-value="" calcext:value-type="error">
            <text:p>Err:508</text:p>
          </table:covered-table-cell>
          <table:covered-table-cell table:style-name="ce2" table:formula="of:=IF(#REF!.[Kesä.R109]=&quot;&quot;;&quot;&quot;;#REF!.[Kesä.R109])" office:value-type="string" office:string-value="" calcext:value-type="error">
            <text:p>Err:508</text:p>
          </table:covered-table-cell>
          <table:covered-table-cell table:style-name="ce2" table:formula="of:=IF(#REF!.[Kesä.S109]=&quot;&quot;;&quot;&quot;;#REF!.[Kesä.S109])" office:value-type="string" office:string-value="" calcext:value-type="error">
            <text:p>Err:508</text:p>
          </table:covered-table-cell>
          <table:covered-table-cell table:style-name="ce2" table:formula="of:=IF(#REF!.[Kesä.T109]=&quot;&quot;;&quot;&quot;;#REF!.[Kesä.T109])" office:value-type="string" office:string-value="" calcext:value-type="error">
            <text:p>Err:508</text:p>
          </table:covered-table-cell>
          <table:covered-table-cell table:style-name="ce2" table:formula="of:=IF(#REF!.[Kesä.U109]=&quot;&quot;;&quot;&quot;;#REF!.[Kesä.U109])" office:value-type="string" office:string-value="" calcext:value-type="error">
            <text:p>Err:508</text:p>
          </table:covered-table-cell>
        </table:table-row>
        <table:table-row table:style-name="ro1">
          <table:table-cell table:formula="of:=IF([$_data_.A387];[$_data_.A387];&quot;&quot;)">
            <text:p/>
          </table:table-cell>
          <table:table-cell table:style-name="ce28" table:formula="of:=IF([$_data_.V387]=&quot;&quot;;&quot;&quot;;[$_data_.V387])" table:number-columns-spanned="20" table:number-rows-spanned="1">
            <text:p/>
          </table:table-cell>
          <table:covered-table-cell table:style-name="ce2" table:formula="of:=IF(#REF!.[Kesä.C110]=&quot;&quot;;&quot;&quot;;#REF!.[Kesä.C110])" office:value-type="string" office:string-value="" calcext:value-type="error">
            <text:p>Err:508</text:p>
          </table:covered-table-cell>
          <table:covered-table-cell table:style-name="ce2" table:formula="of:=IF(#REF!.[Kesä.D110]=&quot;&quot;;&quot;&quot;;#REF!.[Kesä.D110])"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0]=&quot;&quot;;&quot;&quot;;#REF!.[Kesä.F110])" office:value-type="string" office:string-value="" calcext:value-type="error">
            <text:p>Err:508</text:p>
          </table:covered-table-cell>
          <table:covered-table-cell table:style-name="ce2" table:formula="of:=IF(#REF!.[Kesä.G110]=&quot;&quot;;&quot;&quot;;#REF!.[Kesä.G110])" office:value-type="string" office:string-value="" calcext:value-type="error">
            <text:p>Err:508</text:p>
          </table:covered-table-cell>
          <table:covered-table-cell table:style-name="ce2" table:formula="of:=IF(#REF!.[Kesä.H110]=&quot;&quot;;&quot;&quot;;#REF!.[Kesä.H110])" office:value-type="string" office:string-value="" calcext:value-type="error">
            <text:p>Err:508</text:p>
          </table:covered-table-cell>
          <table:covered-table-cell table:style-name="ce2" table:formula="of:=IF(#REF!.[Kesä.I110]=&quot;&quot;;&quot;&quot;;#REF!.[Kesä.I110])" office:value-type="string" office:string-value="" calcext:value-type="error">
            <text:p>Err:508</text:p>
          </table:covered-table-cell>
          <table:covered-table-cell table:style-name="ce2" table:formula="of:=IF(#REF!.[Kesä.J110]=&quot;&quot;;&quot;&quot;;#REF!.[Kesä.J110])" office:value-type="string" office:string-value="" calcext:value-type="error">
            <text:p>Err:508</text:p>
          </table:covered-table-cell>
          <table:covered-table-cell table:style-name="ce2" table:formula="of:=IF(#REF!.[Kesä.K110]=&quot;&quot;;&quot;&quot;;#REF!.[Kesä.K110])" office:value-type="string" office:string-value="" calcext:value-type="error">
            <text:p>Err:508</text:p>
          </table:covered-table-cell>
          <table:covered-table-cell table:style-name="ce2" table:formula="of:=IF(#REF!.[Kesä.L110]=&quot;&quot;;&quot;&quot;;#REF!.[Kesä.L110])" office:value-type="string" office:string-value="" calcext:value-type="error">
            <text:p>Err:508</text:p>
          </table:covered-table-cell>
          <table:covered-table-cell table:style-name="ce2" table:formula="of:=IF(#REF!.[Kesä.M110]=&quot;&quot;;&quot;&quot;;#REF!.[Kesä.M110])" office:value-type="string" office:string-value="" calcext:value-type="error">
            <text:p>Err:508</text:p>
          </table:covered-table-cell>
          <table:covered-table-cell table:style-name="ce2" table:formula="of:=IF(#REF!.[Kesä.N110]=&quot;&quot;;&quot;&quot;;#REF!.[Kesä.N110])" office:value-type="string" office:string-value="" calcext:value-type="error">
            <text:p>Err:508</text:p>
          </table:covered-table-cell>
          <table:covered-table-cell table:style-name="ce2" table:formula="of:=IF(#REF!.[Kesä.O110]=&quot;&quot;;&quot;&quot;;#REF!.[Kesä.O110])" office:value-type="string" office:string-value="" calcext:value-type="error">
            <text:p>Err:508</text:p>
          </table:covered-table-cell>
          <table:covered-table-cell table:style-name="ce2" table:formula="of:=IF(#REF!.[Kesä.P110]=&quot;&quot;;&quot;&quot;;#REF!.[Kesä.P110])" office:value-type="string" office:string-value="" calcext:value-type="error">
            <text:p>Err:508</text:p>
          </table:covered-table-cell>
          <table:covered-table-cell table:style-name="ce2" table:formula="of:=IF(#REF!.[Kesä.Q110]=&quot;&quot;;&quot;&quot;;#REF!.[Kesä.Q110])" office:value-type="string" office:string-value="" calcext:value-type="error">
            <text:p>Err:508</text:p>
          </table:covered-table-cell>
          <table:covered-table-cell table:style-name="ce2" table:formula="of:=IF(#REF!.[Kesä.R110]=&quot;&quot;;&quot;&quot;;#REF!.[Kesä.R110])" office:value-type="string" office:string-value="" calcext:value-type="error">
            <text:p>Err:508</text:p>
          </table:covered-table-cell>
          <table:covered-table-cell table:style-name="ce2" table:formula="of:=IF(#REF!.[Kesä.S110]=&quot;&quot;;&quot;&quot;;#REF!.[Kesä.S110])" office:value-type="string" office:string-value="" calcext:value-type="error">
            <text:p>Err:508</text:p>
          </table:covered-table-cell>
          <table:covered-table-cell table:style-name="ce2" table:formula="of:=IF(#REF!.[Kesä.T110]=&quot;&quot;;&quot;&quot;;#REF!.[Kesä.T110])" office:value-type="string" office:string-value="" calcext:value-type="error">
            <text:p>Err:508</text:p>
          </table:covered-table-cell>
          <table:covered-table-cell table:style-name="ce2" table:formula="of:=IF(#REF!.[Kesä.U110]=&quot;&quot;;&quot;&quot;;#REF!.[Kesä.U110])" office:value-type="string" office:string-value="" calcext:value-type="error">
            <text:p>Err:508</text:p>
          </table:covered-table-cell>
        </table:table-row>
        <table:table-row table:style-name="ro1">
          <table:table-cell table:formula="of:=IF([$_data_.A388];[$_data_.A388];&quot;&quot;)">
            <text:p/>
          </table:table-cell>
          <table:table-cell table:style-name="ce28" table:formula="of:=IF([$_data_.V388]=&quot;&quot;;&quot;&quot;;[$_data_.V388])" table:number-columns-spanned="20" table:number-rows-spanned="1">
            <text:p/>
          </table:table-cell>
          <table:covered-table-cell table:style-name="ce2" table:formula="of:=IF(#REF!.[Kesä.C111]=&quot;&quot;;&quot;&quot;;#REF!.[Kesä.C111])" office:value-type="string" office:string-value="" calcext:value-type="error">
            <text:p>Err:508</text:p>
          </table:covered-table-cell>
          <table:covered-table-cell table:style-name="ce2" table:formula="of:=IF(#REF!.[Kesä.D111]=&quot;&quot;;&quot;&quot;;#REF!.[Kesä.D111])"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1]=&quot;&quot;;&quot;&quot;;#REF!.[Kesä.F111])" office:value-type="string" office:string-value="" calcext:value-type="error">
            <text:p>Err:508</text:p>
          </table:covered-table-cell>
          <table:covered-table-cell table:style-name="ce2" table:formula="of:=IF(#REF!.[Kesä.G111]=&quot;&quot;;&quot;&quot;;#REF!.[Kesä.G111])" office:value-type="string" office:string-value="" calcext:value-type="error">
            <text:p>Err:508</text:p>
          </table:covered-table-cell>
          <table:covered-table-cell table:style-name="ce2" table:formula="of:=IF(#REF!.[Kesä.H111]=&quot;&quot;;&quot;&quot;;#REF!.[Kesä.H111])" office:value-type="string" office:string-value="" calcext:value-type="error">
            <text:p>Err:508</text:p>
          </table:covered-table-cell>
          <table:covered-table-cell table:style-name="ce2" table:formula="of:=IF(#REF!.[Kesä.I111]=&quot;&quot;;&quot;&quot;;#REF!.[Kesä.I111])" office:value-type="string" office:string-value="" calcext:value-type="error">
            <text:p>Err:508</text:p>
          </table:covered-table-cell>
          <table:covered-table-cell table:style-name="ce2" table:formula="of:=IF(#REF!.[Kesä.J111]=&quot;&quot;;&quot;&quot;;#REF!.[Kesä.J111])" office:value-type="string" office:string-value="" calcext:value-type="error">
            <text:p>Err:508</text:p>
          </table:covered-table-cell>
          <table:covered-table-cell table:style-name="ce2" table:formula="of:=IF(#REF!.[Kesä.K111]=&quot;&quot;;&quot;&quot;;#REF!.[Kesä.K111])" office:value-type="string" office:string-value="" calcext:value-type="error">
            <text:p>Err:508</text:p>
          </table:covered-table-cell>
          <table:covered-table-cell table:style-name="ce2" table:formula="of:=IF(#REF!.[Kesä.L111]=&quot;&quot;;&quot;&quot;;#REF!.[Kesä.L111])" office:value-type="string" office:string-value="" calcext:value-type="error">
            <text:p>Err:508</text:p>
          </table:covered-table-cell>
          <table:covered-table-cell table:style-name="ce2" table:formula="of:=IF(#REF!.[Kesä.M111]=&quot;&quot;;&quot;&quot;;#REF!.[Kesä.M111])" office:value-type="string" office:string-value="" calcext:value-type="error">
            <text:p>Err:508</text:p>
          </table:covered-table-cell>
          <table:covered-table-cell table:style-name="ce2" table:formula="of:=IF(#REF!.[Kesä.N111]=&quot;&quot;;&quot;&quot;;#REF!.[Kesä.N111])" office:value-type="string" office:string-value="" calcext:value-type="error">
            <text:p>Err:508</text:p>
          </table:covered-table-cell>
          <table:covered-table-cell table:style-name="ce2" table:formula="of:=IF(#REF!.[Kesä.O111]=&quot;&quot;;&quot;&quot;;#REF!.[Kesä.O111])" office:value-type="string" office:string-value="" calcext:value-type="error">
            <text:p>Err:508</text:p>
          </table:covered-table-cell>
          <table:covered-table-cell table:style-name="ce2" table:formula="of:=IF(#REF!.[Kesä.P111]=&quot;&quot;;&quot;&quot;;#REF!.[Kesä.P111])" office:value-type="string" office:string-value="" calcext:value-type="error">
            <text:p>Err:508</text:p>
          </table:covered-table-cell>
          <table:covered-table-cell table:style-name="ce2" table:formula="of:=IF(#REF!.[Kesä.Q111]=&quot;&quot;;&quot;&quot;;#REF!.[Kesä.Q111])" office:value-type="string" office:string-value="" calcext:value-type="error">
            <text:p>Err:508</text:p>
          </table:covered-table-cell>
          <table:covered-table-cell table:style-name="ce2" table:formula="of:=IF(#REF!.[Kesä.R111]=&quot;&quot;;&quot;&quot;;#REF!.[Kesä.R111])" office:value-type="string" office:string-value="" calcext:value-type="error">
            <text:p>Err:508</text:p>
          </table:covered-table-cell>
          <table:covered-table-cell table:style-name="ce2" table:formula="of:=IF(#REF!.[Kesä.S111]=&quot;&quot;;&quot;&quot;;#REF!.[Kesä.S111])" office:value-type="string" office:string-value="" calcext:value-type="error">
            <text:p>Err:508</text:p>
          </table:covered-table-cell>
          <table:covered-table-cell table:style-name="ce2" table:formula="of:=IF(#REF!.[Kesä.T111]=&quot;&quot;;&quot;&quot;;#REF!.[Kesä.T111])" office:value-type="string" office:string-value="" calcext:value-type="error">
            <text:p>Err:508</text:p>
          </table:covered-table-cell>
          <table:covered-table-cell table:style-name="ce2" table:formula="of:=IF(#REF!.[Kesä.U111]=&quot;&quot;;&quot;&quot;;#REF!.[Kesä.U111])" office:value-type="string" office:string-value="" calcext:value-type="error">
            <text:p>Err:508</text:p>
          </table:covered-table-cell>
        </table:table-row>
        <table:table-row table:style-name="ro1">
          <table:table-cell table:formula="of:=IF([$_data_.A389];[$_data_.A389];&quot;&quot;)">
            <text:p/>
          </table:table-cell>
          <table:table-cell table:style-name="ce28" table:formula="of:=IF([$_data_.V389]=&quot;&quot;;&quot;&quot;;[$_data_.V389])" table:number-columns-spanned="20" table:number-rows-spanned="1">
            <text:p/>
          </table:table-cell>
          <table:covered-table-cell table:style-name="ce2" table:formula="of:=IF(#REF!.[Kesä.C112]=&quot;&quot;;&quot;&quot;;#REF!.[Kesä.C112])" office:value-type="string" office:string-value="" calcext:value-type="error">
            <text:p>Err:508</text:p>
          </table:covered-table-cell>
          <table:covered-table-cell table:style-name="ce2" table:formula="of:=IF(#REF!.[Kesä.D112]=&quot;&quot;;&quot;&quot;;#REF!.[Kesä.D112])"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2]=&quot;&quot;;&quot;&quot;;#REF!.[Kesä.F112])" office:value-type="string" office:string-value="" calcext:value-type="error">
            <text:p>Err:508</text:p>
          </table:covered-table-cell>
          <table:covered-table-cell table:style-name="ce2" table:formula="of:=IF(#REF!.[Kesä.G112]=&quot;&quot;;&quot;&quot;;#REF!.[Kesä.G112])" office:value-type="string" office:string-value="" calcext:value-type="error">
            <text:p>Err:508</text:p>
          </table:covered-table-cell>
          <table:covered-table-cell table:style-name="ce2" table:formula="of:=IF(#REF!.[Kesä.H112]=&quot;&quot;;&quot;&quot;;#REF!.[Kesä.H112])" office:value-type="string" office:string-value="" calcext:value-type="error">
            <text:p>Err:508</text:p>
          </table:covered-table-cell>
          <table:covered-table-cell table:style-name="ce2" table:formula="of:=IF(#REF!.[Kesä.I112]=&quot;&quot;;&quot;&quot;;#REF!.[Kesä.I112])" office:value-type="string" office:string-value="" calcext:value-type="error">
            <text:p>Err:508</text:p>
          </table:covered-table-cell>
          <table:covered-table-cell table:style-name="ce2" table:formula="of:=IF(#REF!.[Kesä.J112]=&quot;&quot;;&quot;&quot;;#REF!.[Kesä.J112])" office:value-type="string" office:string-value="" calcext:value-type="error">
            <text:p>Err:508</text:p>
          </table:covered-table-cell>
          <table:covered-table-cell table:style-name="ce2" table:formula="of:=IF(#REF!.[Kesä.K112]=&quot;&quot;;&quot;&quot;;#REF!.[Kesä.K112])" office:value-type="string" office:string-value="" calcext:value-type="error">
            <text:p>Err:508</text:p>
          </table:covered-table-cell>
          <table:covered-table-cell table:style-name="ce2" table:formula="of:=IF(#REF!.[Kesä.L112]=&quot;&quot;;&quot;&quot;;#REF!.[Kesä.L112])" office:value-type="string" office:string-value="" calcext:value-type="error">
            <text:p>Err:508</text:p>
          </table:covered-table-cell>
          <table:covered-table-cell table:style-name="ce2" table:formula="of:=IF(#REF!.[Kesä.M112]=&quot;&quot;;&quot;&quot;;#REF!.[Kesä.M112])" office:value-type="string" office:string-value="" calcext:value-type="error">
            <text:p>Err:508</text:p>
          </table:covered-table-cell>
          <table:covered-table-cell table:style-name="ce2" table:formula="of:=IF(#REF!.[Kesä.N112]=&quot;&quot;;&quot;&quot;;#REF!.[Kesä.N112])" office:value-type="string" office:string-value="" calcext:value-type="error">
            <text:p>Err:508</text:p>
          </table:covered-table-cell>
          <table:covered-table-cell table:style-name="ce2" table:formula="of:=IF(#REF!.[Kesä.O112]=&quot;&quot;;&quot;&quot;;#REF!.[Kesä.O112])" office:value-type="string" office:string-value="" calcext:value-type="error">
            <text:p>Err:508</text:p>
          </table:covered-table-cell>
          <table:covered-table-cell table:style-name="ce2" table:formula="of:=IF(#REF!.[Kesä.P112]=&quot;&quot;;&quot;&quot;;#REF!.[Kesä.P112])" office:value-type="string" office:string-value="" calcext:value-type="error">
            <text:p>Err:508</text:p>
          </table:covered-table-cell>
          <table:covered-table-cell table:style-name="ce2" table:formula="of:=IF(#REF!.[Kesä.Q112]=&quot;&quot;;&quot;&quot;;#REF!.[Kesä.Q112])" office:value-type="string" office:string-value="" calcext:value-type="error">
            <text:p>Err:508</text:p>
          </table:covered-table-cell>
          <table:covered-table-cell table:style-name="ce2" table:formula="of:=IF(#REF!.[Kesä.R112]=&quot;&quot;;&quot;&quot;;#REF!.[Kesä.R112])" office:value-type="string" office:string-value="" calcext:value-type="error">
            <text:p>Err:508</text:p>
          </table:covered-table-cell>
          <table:covered-table-cell table:style-name="ce2" table:formula="of:=IF(#REF!.[Kesä.S112]=&quot;&quot;;&quot;&quot;;#REF!.[Kesä.S112])" office:value-type="string" office:string-value="" calcext:value-type="error">
            <text:p>Err:508</text:p>
          </table:covered-table-cell>
          <table:covered-table-cell table:style-name="ce2" table:formula="of:=IF(#REF!.[Kesä.T112]=&quot;&quot;;&quot;&quot;;#REF!.[Kesä.T112])" office:value-type="string" office:string-value="" calcext:value-type="error">
            <text:p>Err:508</text:p>
          </table:covered-table-cell>
          <table:covered-table-cell table:style-name="ce2" table:formula="of:=IF(#REF!.[Kesä.U112]=&quot;&quot;;&quot;&quot;;#REF!.[Kesä.U112])" office:value-type="string" office:string-value="" calcext:value-type="error">
            <text:p>Err:508</text:p>
          </table:covered-table-cell>
        </table:table-row>
        <table:table-row table:style-name="ro1">
          <table:table-cell table:formula="of:=IF([$_data_.A390];[$_data_.A390];&quot;&quot;)">
            <text:p/>
          </table:table-cell>
          <table:table-cell table:style-name="ce28" table:formula="of:=IF([$_data_.V390]=&quot;&quot;;&quot;&quot;;[$_data_.V390])" table:number-columns-spanned="20" table:number-rows-spanned="1">
            <text:p/>
          </table:table-cell>
          <table:covered-table-cell table:style-name="ce2" table:formula="of:=IF(#REF!.[Kesä.C113]=&quot;&quot;;&quot;&quot;;#REF!.[Kesä.C113])" office:value-type="string" office:string-value="" calcext:value-type="error">
            <text:p>Err:508</text:p>
          </table:covered-table-cell>
          <table:covered-table-cell table:style-name="ce2" table:formula="of:=IF(#REF!.[Kesä.D113]=&quot;&quot;;&quot;&quot;;#REF!.[Kesä.D113])"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3]=&quot;&quot;;&quot;&quot;;#REF!.[Kesä.F113])" office:value-type="string" office:string-value="" calcext:value-type="error">
            <text:p>Err:508</text:p>
          </table:covered-table-cell>
          <table:covered-table-cell table:style-name="ce2" table:formula="of:=IF(#REF!.[Kesä.G113]=&quot;&quot;;&quot;&quot;;#REF!.[Kesä.G113])" office:value-type="string" office:string-value="" calcext:value-type="error">
            <text:p>Err:508</text:p>
          </table:covered-table-cell>
          <table:covered-table-cell table:style-name="ce2" table:formula="of:=IF(#REF!.[Kesä.H113]=&quot;&quot;;&quot;&quot;;#REF!.[Kesä.H113])" office:value-type="string" office:string-value="" calcext:value-type="error">
            <text:p>Err:508</text:p>
          </table:covered-table-cell>
          <table:covered-table-cell table:style-name="ce2" table:formula="of:=IF(#REF!.[Kesä.I113]=&quot;&quot;;&quot;&quot;;#REF!.[Kesä.I113])" office:value-type="string" office:string-value="" calcext:value-type="error">
            <text:p>Err:508</text:p>
          </table:covered-table-cell>
          <table:covered-table-cell table:style-name="ce2" table:formula="of:=IF(#REF!.[Kesä.J113]=&quot;&quot;;&quot;&quot;;#REF!.[Kesä.J113])" office:value-type="string" office:string-value="" calcext:value-type="error">
            <text:p>Err:508</text:p>
          </table:covered-table-cell>
          <table:covered-table-cell table:style-name="ce2" table:formula="of:=IF(#REF!.[Kesä.K113]=&quot;&quot;;&quot;&quot;;#REF!.[Kesä.K113])" office:value-type="string" office:string-value="" calcext:value-type="error">
            <text:p>Err:508</text:p>
          </table:covered-table-cell>
          <table:covered-table-cell table:style-name="ce2" table:formula="of:=IF(#REF!.[Kesä.L113]=&quot;&quot;;&quot;&quot;;#REF!.[Kesä.L113])" office:value-type="string" office:string-value="" calcext:value-type="error">
            <text:p>Err:508</text:p>
          </table:covered-table-cell>
          <table:covered-table-cell table:style-name="ce2" table:formula="of:=IF(#REF!.[Kesä.M113]=&quot;&quot;;&quot;&quot;;#REF!.[Kesä.M113])" office:value-type="string" office:string-value="" calcext:value-type="error">
            <text:p>Err:508</text:p>
          </table:covered-table-cell>
          <table:covered-table-cell table:style-name="ce2" table:formula="of:=IF(#REF!.[Kesä.N113]=&quot;&quot;;&quot;&quot;;#REF!.[Kesä.N113])" office:value-type="string" office:string-value="" calcext:value-type="error">
            <text:p>Err:508</text:p>
          </table:covered-table-cell>
          <table:covered-table-cell table:style-name="ce2" table:formula="of:=IF(#REF!.[Kesä.O113]=&quot;&quot;;&quot;&quot;;#REF!.[Kesä.O113])" office:value-type="string" office:string-value="" calcext:value-type="error">
            <text:p>Err:508</text:p>
          </table:covered-table-cell>
          <table:covered-table-cell table:style-name="ce2" table:formula="of:=IF(#REF!.[Kesä.P113]=&quot;&quot;;&quot;&quot;;#REF!.[Kesä.P113])" office:value-type="string" office:string-value="" calcext:value-type="error">
            <text:p>Err:508</text:p>
          </table:covered-table-cell>
          <table:covered-table-cell table:style-name="ce2" table:formula="of:=IF(#REF!.[Kesä.Q113]=&quot;&quot;;&quot;&quot;;#REF!.[Kesä.Q113])" office:value-type="string" office:string-value="" calcext:value-type="error">
            <text:p>Err:508</text:p>
          </table:covered-table-cell>
          <table:covered-table-cell table:style-name="ce2" table:formula="of:=IF(#REF!.[Kesä.R113]=&quot;&quot;;&quot;&quot;;#REF!.[Kesä.R113])" office:value-type="string" office:string-value="" calcext:value-type="error">
            <text:p>Err:508</text:p>
          </table:covered-table-cell>
          <table:covered-table-cell table:style-name="ce2" table:formula="of:=IF(#REF!.[Kesä.S113]=&quot;&quot;;&quot;&quot;;#REF!.[Kesä.S113])" office:value-type="string" office:string-value="" calcext:value-type="error">
            <text:p>Err:508</text:p>
          </table:covered-table-cell>
          <table:covered-table-cell table:style-name="ce2" table:formula="of:=IF(#REF!.[Kesä.T113]=&quot;&quot;;&quot;&quot;;#REF!.[Kesä.T113])" office:value-type="string" office:string-value="" calcext:value-type="error">
            <text:p>Err:508</text:p>
          </table:covered-table-cell>
          <table:covered-table-cell table:style-name="ce2" table:formula="of:=IF(#REF!.[Kesä.U113]=&quot;&quot;;&quot;&quot;;#REF!.[Kesä.U113])" office:value-type="string" office:string-value="" calcext:value-type="error">
            <text:p>Err:508</text:p>
          </table:covered-table-cell>
        </table:table-row>
        <table:table-row table:style-name="ro1">
          <table:table-cell table:formula="of:=IF([$_data_.A391];[$_data_.A391];&quot;&quot;)">
            <text:p/>
          </table:table-cell>
          <table:table-cell table:style-name="ce28" table:formula="of:=IF([$_data_.V391]=&quot;&quot;;&quot;&quot;;[$_data_.V391])" table:number-columns-spanned="20" table:number-rows-spanned="1">
            <text:p/>
          </table:table-cell>
          <table:covered-table-cell table:style-name="ce2" table:formula="of:=IF(#REF!.[Kesä.C114]=&quot;&quot;;&quot;&quot;;#REF!.[Kesä.C114])" office:value-type="string" office:string-value="" calcext:value-type="error">
            <text:p>Err:508</text:p>
          </table:covered-table-cell>
          <table:covered-table-cell table:style-name="ce2" table:formula="of:=IF(#REF!.[Kesä.D114]=&quot;&quot;;&quot;&quot;;#REF!.[Kesä.D114])"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4]=&quot;&quot;;&quot;&quot;;#REF!.[Kesä.F114])" office:value-type="string" office:string-value="" calcext:value-type="error">
            <text:p>Err:508</text:p>
          </table:covered-table-cell>
          <table:covered-table-cell table:style-name="ce2" table:formula="of:=IF(#REF!.[Kesä.G114]=&quot;&quot;;&quot;&quot;;#REF!.[Kesä.G114])" office:value-type="string" office:string-value="" calcext:value-type="error">
            <text:p>Err:508</text:p>
          </table:covered-table-cell>
          <table:covered-table-cell table:style-name="ce2" table:formula="of:=IF(#REF!.[Kesä.H114]=&quot;&quot;;&quot;&quot;;#REF!.[Kesä.H114])" office:value-type="string" office:string-value="" calcext:value-type="error">
            <text:p>Err:508</text:p>
          </table:covered-table-cell>
          <table:covered-table-cell table:style-name="ce2" table:formula="of:=IF(#REF!.[Kesä.I114]=&quot;&quot;;&quot;&quot;;#REF!.[Kesä.I114])" office:value-type="string" office:string-value="" calcext:value-type="error">
            <text:p>Err:508</text:p>
          </table:covered-table-cell>
          <table:covered-table-cell table:style-name="ce2" table:formula="of:=IF(#REF!.[Kesä.J114]=&quot;&quot;;&quot;&quot;;#REF!.[Kesä.J114])" office:value-type="string" office:string-value="" calcext:value-type="error">
            <text:p>Err:508</text:p>
          </table:covered-table-cell>
          <table:covered-table-cell table:style-name="ce2" table:formula="of:=IF(#REF!.[Kesä.K114]=&quot;&quot;;&quot;&quot;;#REF!.[Kesä.K114])" office:value-type="string" office:string-value="" calcext:value-type="error">
            <text:p>Err:508</text:p>
          </table:covered-table-cell>
          <table:covered-table-cell table:style-name="ce2" table:formula="of:=IF(#REF!.[Kesä.L114]=&quot;&quot;;&quot;&quot;;#REF!.[Kesä.L114])" office:value-type="string" office:string-value="" calcext:value-type="error">
            <text:p>Err:508</text:p>
          </table:covered-table-cell>
          <table:covered-table-cell table:style-name="ce2" table:formula="of:=IF(#REF!.[Kesä.M114]=&quot;&quot;;&quot;&quot;;#REF!.[Kesä.M114])" office:value-type="string" office:string-value="" calcext:value-type="error">
            <text:p>Err:508</text:p>
          </table:covered-table-cell>
          <table:covered-table-cell table:style-name="ce2" table:formula="of:=IF(#REF!.[Kesä.N114]=&quot;&quot;;&quot;&quot;;#REF!.[Kesä.N114])" office:value-type="string" office:string-value="" calcext:value-type="error">
            <text:p>Err:508</text:p>
          </table:covered-table-cell>
          <table:covered-table-cell table:style-name="ce2" table:formula="of:=IF(#REF!.[Kesä.O114]=&quot;&quot;;&quot;&quot;;#REF!.[Kesä.O114])" office:value-type="string" office:string-value="" calcext:value-type="error">
            <text:p>Err:508</text:p>
          </table:covered-table-cell>
          <table:covered-table-cell table:style-name="ce2" table:formula="of:=IF(#REF!.[Kesä.P114]=&quot;&quot;;&quot;&quot;;#REF!.[Kesä.P114])" office:value-type="string" office:string-value="" calcext:value-type="error">
            <text:p>Err:508</text:p>
          </table:covered-table-cell>
          <table:covered-table-cell table:style-name="ce2" table:formula="of:=IF(#REF!.[Kesä.Q114]=&quot;&quot;;&quot;&quot;;#REF!.[Kesä.Q114])" office:value-type="string" office:string-value="" calcext:value-type="error">
            <text:p>Err:508</text:p>
          </table:covered-table-cell>
          <table:covered-table-cell table:style-name="ce2" table:formula="of:=IF(#REF!.[Kesä.R114]=&quot;&quot;;&quot;&quot;;#REF!.[Kesä.R114])" office:value-type="string" office:string-value="" calcext:value-type="error">
            <text:p>Err:508</text:p>
          </table:covered-table-cell>
          <table:covered-table-cell table:style-name="ce2" table:formula="of:=IF(#REF!.[Kesä.S114]=&quot;&quot;;&quot;&quot;;#REF!.[Kesä.S114])" office:value-type="string" office:string-value="" calcext:value-type="error">
            <text:p>Err:508</text:p>
          </table:covered-table-cell>
          <table:covered-table-cell table:style-name="ce2" table:formula="of:=IF(#REF!.[Kesä.T114]=&quot;&quot;;&quot;&quot;;#REF!.[Kesä.T114])" office:value-type="string" office:string-value="" calcext:value-type="error">
            <text:p>Err:508</text:p>
          </table:covered-table-cell>
          <table:covered-table-cell table:style-name="ce2" table:formula="of:=IF(#REF!.[Kesä.U114]=&quot;&quot;;&quot;&quot;;#REF!.[Kesä.U114])" office:value-type="string" office:string-value="" calcext:value-type="error">
            <text:p>Err:508</text:p>
          </table:covered-table-cell>
        </table:table-row>
        <table:table-row table:style-name="ro1">
          <table:table-cell table:formula="of:=IF([$_data_.A392];[$_data_.A392];&quot;&quot;)">
            <text:p/>
          </table:table-cell>
          <table:table-cell table:style-name="ce28" table:formula="of:=IF([$_data_.V392]=&quot;&quot;;&quot;&quot;;[$_data_.V392])" table:number-columns-spanned="20" table:number-rows-spanned="1">
            <text:p/>
          </table:table-cell>
          <table:covered-table-cell table:style-name="ce2" table:formula="of:=IF(#REF!.[Kesä.C115]=&quot;&quot;;&quot;&quot;;#REF!.[Kesä.C115])" office:value-type="string" office:string-value="" calcext:value-type="error">
            <text:p>Err:508</text:p>
          </table:covered-table-cell>
          <table:covered-table-cell table:style-name="ce2" table:formula="of:=IF(#REF!.[Kesä.D115]=&quot;&quot;;&quot;&quot;;#REF!.[Kesä.D115])"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5]=&quot;&quot;;&quot;&quot;;#REF!.[Kesä.F115])" office:value-type="string" office:string-value="" calcext:value-type="error">
            <text:p>Err:508</text:p>
          </table:covered-table-cell>
          <table:covered-table-cell table:style-name="ce2" table:formula="of:=IF(#REF!.[Kesä.G115]=&quot;&quot;;&quot;&quot;;#REF!.[Kesä.G115])" office:value-type="string" office:string-value="" calcext:value-type="error">
            <text:p>Err:508</text:p>
          </table:covered-table-cell>
          <table:covered-table-cell table:style-name="ce2" table:formula="of:=IF(#REF!.[Kesä.H115]=&quot;&quot;;&quot;&quot;;#REF!.[Kesä.H115])" office:value-type="string" office:string-value="" calcext:value-type="error">
            <text:p>Err:508</text:p>
          </table:covered-table-cell>
          <table:covered-table-cell table:style-name="ce2" table:formula="of:=IF(#REF!.[Kesä.I115]=&quot;&quot;;&quot;&quot;;#REF!.[Kesä.I115])" office:value-type="string" office:string-value="" calcext:value-type="error">
            <text:p>Err:508</text:p>
          </table:covered-table-cell>
          <table:covered-table-cell table:style-name="ce2" table:formula="of:=IF(#REF!.[Kesä.J115]=&quot;&quot;;&quot;&quot;;#REF!.[Kesä.J115])" office:value-type="string" office:string-value="" calcext:value-type="error">
            <text:p>Err:508</text:p>
          </table:covered-table-cell>
          <table:covered-table-cell table:style-name="ce2" table:formula="of:=IF(#REF!.[Kesä.K115]=&quot;&quot;;&quot;&quot;;#REF!.[Kesä.K115])" office:value-type="string" office:string-value="" calcext:value-type="error">
            <text:p>Err:508</text:p>
          </table:covered-table-cell>
          <table:covered-table-cell table:style-name="ce2" table:formula="of:=IF(#REF!.[Kesä.L115]=&quot;&quot;;&quot;&quot;;#REF!.[Kesä.L115])" office:value-type="string" office:string-value="" calcext:value-type="error">
            <text:p>Err:508</text:p>
          </table:covered-table-cell>
          <table:covered-table-cell table:style-name="ce2" table:formula="of:=IF(#REF!.[Kesä.M115]=&quot;&quot;;&quot;&quot;;#REF!.[Kesä.M115])" office:value-type="string" office:string-value="" calcext:value-type="error">
            <text:p>Err:508</text:p>
          </table:covered-table-cell>
          <table:covered-table-cell table:style-name="ce2" table:formula="of:=IF(#REF!.[Kesä.N115]=&quot;&quot;;&quot;&quot;;#REF!.[Kesä.N115])" office:value-type="string" office:string-value="" calcext:value-type="error">
            <text:p>Err:508</text:p>
          </table:covered-table-cell>
          <table:covered-table-cell table:style-name="ce2" table:formula="of:=IF(#REF!.[Kesä.O115]=&quot;&quot;;&quot;&quot;;#REF!.[Kesä.O115])" office:value-type="string" office:string-value="" calcext:value-type="error">
            <text:p>Err:508</text:p>
          </table:covered-table-cell>
          <table:covered-table-cell table:style-name="ce2" table:formula="of:=IF(#REF!.[Kesä.P115]=&quot;&quot;;&quot;&quot;;#REF!.[Kesä.P115])" office:value-type="string" office:string-value="" calcext:value-type="error">
            <text:p>Err:508</text:p>
          </table:covered-table-cell>
          <table:covered-table-cell table:style-name="ce2" table:formula="of:=IF(#REF!.[Kesä.Q115]=&quot;&quot;;&quot;&quot;;#REF!.[Kesä.Q115])" office:value-type="string" office:string-value="" calcext:value-type="error">
            <text:p>Err:508</text:p>
          </table:covered-table-cell>
          <table:covered-table-cell table:style-name="ce2" table:formula="of:=IF(#REF!.[Kesä.R115]=&quot;&quot;;&quot;&quot;;#REF!.[Kesä.R115])" office:value-type="string" office:string-value="" calcext:value-type="error">
            <text:p>Err:508</text:p>
          </table:covered-table-cell>
          <table:covered-table-cell table:style-name="ce2" table:formula="of:=IF(#REF!.[Kesä.S115]=&quot;&quot;;&quot;&quot;;#REF!.[Kesä.S115])" office:value-type="string" office:string-value="" calcext:value-type="error">
            <text:p>Err:508</text:p>
          </table:covered-table-cell>
          <table:covered-table-cell table:style-name="ce2" table:formula="of:=IF(#REF!.[Kesä.T115]=&quot;&quot;;&quot;&quot;;#REF!.[Kesä.T115])" office:value-type="string" office:string-value="" calcext:value-type="error">
            <text:p>Err:508</text:p>
          </table:covered-table-cell>
          <table:covered-table-cell table:style-name="ce2" table:formula="of:=IF(#REF!.[Kesä.U115]=&quot;&quot;;&quot;&quot;;#REF!.[Kesä.U115])" office:value-type="string" office:string-value="" calcext:value-type="error">
            <text:p>Err:508</text:p>
          </table:covered-table-cell>
        </table:table-row>
        <table:table-row table:style-name="ro1">
          <table:table-cell table:formula="of:=IF([$_data_.A393];[$_data_.A393];&quot;&quot;)">
            <text:p/>
          </table:table-cell>
          <table:table-cell table:style-name="ce28" table:formula="of:=IF([$_data_.V393]=&quot;&quot;;&quot;&quot;;[$_data_.V393])" table:number-columns-spanned="20" table:number-rows-spanned="1">
            <text:p/>
          </table:table-cell>
          <table:covered-table-cell table:style-name="ce2" table:formula="of:=IF(#REF!.[Kesä.C116]=&quot;&quot;;&quot;&quot;;#REF!.[Kesä.C116])" office:value-type="string" office:string-value="" calcext:value-type="error">
            <text:p>Err:508</text:p>
          </table:covered-table-cell>
          <table:covered-table-cell table:style-name="ce2" table:formula="of:=IF(#REF!.[Kesä.D116]=&quot;&quot;;&quot;&quot;;#REF!.[Kesä.D116])" office:value-type="string" office:string-value="" calcext:value-type="error">
            <text:p>Err:508</text:p>
          </table:covered-table-cell>
          <table:covered-table-cell table:style-name="ce2" table:formula="of:=IF(#REF!.e86=&quot;&quot;;&quot;&quot;;#REF!.e86)" office:value-type="string" office:string-value="" calcext:value-type="error">
            <text:p>Err:508</text:p>
          </table:covered-table-cell>
          <table:covered-table-cell table:style-name="ce2" table:formula="of:=IF(#REF!.[Kesä.F116]=&quot;&quot;;&quot;&quot;;#REF!.[Kesä.F116])" office:value-type="string" office:string-value="" calcext:value-type="error">
            <text:p>Err:508</text:p>
          </table:covered-table-cell>
          <table:covered-table-cell table:style-name="ce2" table:formula="of:=IF(#REF!.[Kesä.G116]=&quot;&quot;;&quot;&quot;;#REF!.[Kesä.G116])" office:value-type="string" office:string-value="" calcext:value-type="error">
            <text:p>Err:508</text:p>
          </table:covered-table-cell>
          <table:covered-table-cell table:style-name="ce2" table:formula="of:=IF(#REF!.[Kesä.H116]=&quot;&quot;;&quot;&quot;;#REF!.[Kesä.H116])" office:value-type="string" office:string-value="" calcext:value-type="error">
            <text:p>Err:508</text:p>
          </table:covered-table-cell>
          <table:covered-table-cell table:style-name="ce2" table:formula="of:=IF(#REF!.[Kesä.I116]=&quot;&quot;;&quot;&quot;;#REF!.[Kesä.I116])" office:value-type="string" office:string-value="" calcext:value-type="error">
            <text:p>Err:508</text:p>
          </table:covered-table-cell>
          <table:covered-table-cell table:style-name="ce2" table:formula="of:=IF(#REF!.[Kesä.J116]=&quot;&quot;;&quot;&quot;;#REF!.[Kesä.J116])" office:value-type="string" office:string-value="" calcext:value-type="error">
            <text:p>Err:508</text:p>
          </table:covered-table-cell>
          <table:covered-table-cell table:style-name="ce2" table:formula="of:=IF(#REF!.[Kesä.K116]=&quot;&quot;;&quot;&quot;;#REF!.[Kesä.K116])" office:value-type="string" office:string-value="" calcext:value-type="error">
            <text:p>Err:508</text:p>
          </table:covered-table-cell>
          <table:covered-table-cell table:style-name="ce2" table:formula="of:=IF(#REF!.[Kesä.L116]=&quot;&quot;;&quot;&quot;;#REF!.[Kesä.L116])" office:value-type="string" office:string-value="" calcext:value-type="error">
            <text:p>Err:508</text:p>
          </table:covered-table-cell>
          <table:covered-table-cell table:style-name="ce2" table:formula="of:=IF(#REF!.[Kesä.M116]=&quot;&quot;;&quot;&quot;;#REF!.[Kesä.M116])" office:value-type="string" office:string-value="" calcext:value-type="error">
            <text:p>Err:508</text:p>
          </table:covered-table-cell>
          <table:covered-table-cell table:style-name="ce2" table:formula="of:=IF(#REF!.[Kesä.N116]=&quot;&quot;;&quot;&quot;;#REF!.[Kesä.N116])" office:value-type="string" office:string-value="" calcext:value-type="error">
            <text:p>Err:508</text:p>
          </table:covered-table-cell>
          <table:covered-table-cell table:style-name="ce2" table:formula="of:=IF(#REF!.[Kesä.O116]=&quot;&quot;;&quot;&quot;;#REF!.[Kesä.O116])" office:value-type="string" office:string-value="" calcext:value-type="error">
            <text:p>Err:508</text:p>
          </table:covered-table-cell>
          <table:covered-table-cell table:style-name="ce2" table:formula="of:=IF(#REF!.[Kesä.P116]=&quot;&quot;;&quot;&quot;;#REF!.[Kesä.P116])" office:value-type="string" office:string-value="" calcext:value-type="error">
            <text:p>Err:508</text:p>
          </table:covered-table-cell>
          <table:covered-table-cell table:style-name="ce2" table:formula="of:=IF(#REF!.[Kesä.Q116]=&quot;&quot;;&quot;&quot;;#REF!.[Kesä.Q116])" office:value-type="string" office:string-value="" calcext:value-type="error">
            <text:p>Err:508</text:p>
          </table:covered-table-cell>
          <table:covered-table-cell table:style-name="ce2" table:formula="of:=IF(#REF!.[Kesä.R116]=&quot;&quot;;&quot;&quot;;#REF!.[Kesä.R116])" office:value-type="string" office:string-value="" calcext:value-type="error">
            <text:p>Err:508</text:p>
          </table:covered-table-cell>
          <table:covered-table-cell table:style-name="ce2" table:formula="of:=IF(#REF!.[Kesä.S116]=&quot;&quot;;&quot;&quot;;#REF!.[Kesä.S116])" office:value-type="string" office:string-value="" calcext:value-type="error">
            <text:p>Err:508</text:p>
          </table:covered-table-cell>
          <table:covered-table-cell table:style-name="ce2" table:formula="of:=IF(#REF!.[Kesä.T116]=&quot;&quot;;&quot;&quot;;#REF!.[Kesä.T116])" office:value-type="string" office:string-value="" calcext:value-type="error">
            <text:p>Err:508</text:p>
          </table:covered-table-cell>
          <table:covered-table-cell table:style-name="ce2" table:formula="of:=IF(#REF!.[Kesä.U116]=&quot;&quot;;&quot;&quot;;#REF!.[Kesä.U116])" office:value-type="string" office:string-value="" calcext:value-type="error">
            <text:p>Err:508</text:p>
          </table:covered-table-cell>
        </table:table-row>
        <table:table-row table:style-name="ro1">
          <table:table-cell table:style-name="ce16" table:formula="of:=IF([$_data_.A394];[$_data_.A394];&quot;&quot;)">
            <text:p/>
          </table:table-cell>
          <table:table-cell table:style-name="ce29" table:formula="of:=IF([$_data_.V394]=&quot;&quot;;&quot;&quot;;[$_data_.V394])" table:number-columns-spanned="20" table:number-rows-spanned="1">
            <text:p/>
          </table:table-cell>
          <table:covered-table-cell table:style-name="ce68" table:formula="of:=IF(#REF!.[Kesä.C117]=&quot;&quot;;&quot;&quot;;#REF!.[Kesä.C117])" office:value-type="string" office:string-value="" calcext:value-type="error">
            <text:p>Err:508</text:p>
          </table:covered-table-cell>
          <table:covered-table-cell table:style-name="ce68" table:formula="of:=IF(#REF!.[Kesä.D117]=&quot;&quot;;&quot;&quot;;#REF!.[Kesä.D117])" office:value-type="string" office:string-value="" calcext:value-type="error">
            <text:p>Err:508</text:p>
          </table:covered-table-cell>
          <table:covered-table-cell table:style-name="ce68" table:formula="of:=IF(#REF!.e86=&quot;&quot;;&quot;&quot;;#REF!.e86)" office:value-type="string" office:string-value="" calcext:value-type="error">
            <text:p>Err:508</text:p>
          </table:covered-table-cell>
          <table:covered-table-cell table:style-name="ce68" table:formula="of:=IF(#REF!.[Kesä.F117]=&quot;&quot;;&quot;&quot;;#REF!.[Kesä.F117])" office:value-type="string" office:string-value="" calcext:value-type="error">
            <text:p>Err:508</text:p>
          </table:covered-table-cell>
          <table:covered-table-cell table:style-name="ce68" table:formula="of:=IF(#REF!.[Kesä.G117]=&quot;&quot;;&quot;&quot;;#REF!.[Kesä.G117])" office:value-type="string" office:string-value="" calcext:value-type="error">
            <text:p>Err:508</text:p>
          </table:covered-table-cell>
          <table:covered-table-cell table:style-name="ce68" table:formula="of:=IF(#REF!.[Kesä.H117]=&quot;&quot;;&quot;&quot;;#REF!.[Kesä.H117])" office:value-type="string" office:string-value="" calcext:value-type="error">
            <text:p>Err:508</text:p>
          </table:covered-table-cell>
          <table:covered-table-cell table:style-name="ce68" table:formula="of:=IF(#REF!.[Kesä.I117]=&quot;&quot;;&quot;&quot;;#REF!.[Kesä.I117])" office:value-type="string" office:string-value="" calcext:value-type="error">
            <text:p>Err:508</text:p>
          </table:covered-table-cell>
          <table:covered-table-cell table:style-name="ce68" table:formula="of:=IF(#REF!.[Kesä.J117]=&quot;&quot;;&quot;&quot;;#REF!.[Kesä.J117])" office:value-type="string" office:string-value="" calcext:value-type="error">
            <text:p>Err:508</text:p>
          </table:covered-table-cell>
          <table:covered-table-cell table:style-name="ce68" table:formula="of:=IF(#REF!.[Kesä.K117]=&quot;&quot;;&quot;&quot;;#REF!.[Kesä.K117])" office:value-type="string" office:string-value="" calcext:value-type="error">
            <text:p>Err:508</text:p>
          </table:covered-table-cell>
          <table:covered-table-cell table:style-name="ce68" table:formula="of:=IF(#REF!.[Kesä.L117]=&quot;&quot;;&quot;&quot;;#REF!.[Kesä.L117])" office:value-type="string" office:string-value="" calcext:value-type="error">
            <text:p>Err:508</text:p>
          </table:covered-table-cell>
          <table:covered-table-cell table:style-name="ce68" table:formula="of:=IF(#REF!.[Kesä.M117]=&quot;&quot;;&quot;&quot;;#REF!.[Kesä.M117])" office:value-type="string" office:string-value="" calcext:value-type="error">
            <text:p>Err:508</text:p>
          </table:covered-table-cell>
          <table:covered-table-cell table:style-name="ce68" table:formula="of:=IF(#REF!.[Kesä.N117]=&quot;&quot;;&quot;&quot;;#REF!.[Kesä.N117])" office:value-type="string" office:string-value="" calcext:value-type="error">
            <text:p>Err:508</text:p>
          </table:covered-table-cell>
          <table:covered-table-cell table:style-name="ce68" table:formula="of:=IF(#REF!.[Kesä.O117]=&quot;&quot;;&quot;&quot;;#REF!.[Kesä.O117])" office:value-type="string" office:string-value="" calcext:value-type="error">
            <text:p>Err:508</text:p>
          </table:covered-table-cell>
          <table:covered-table-cell table:style-name="ce68" table:formula="of:=IF(#REF!.[Kesä.P117]=&quot;&quot;;&quot;&quot;;#REF!.[Kesä.P117])" office:value-type="string" office:string-value="" calcext:value-type="error">
            <text:p>Err:508</text:p>
          </table:covered-table-cell>
          <table:covered-table-cell table:style-name="ce68" table:formula="of:=IF(#REF!.[Kesä.Q117]=&quot;&quot;;&quot;&quot;;#REF!.[Kesä.Q117])" office:value-type="string" office:string-value="" calcext:value-type="error">
            <text:p>Err:508</text:p>
          </table:covered-table-cell>
          <table:covered-table-cell table:style-name="ce68" table:formula="of:=IF(#REF!.[Kesä.R117]=&quot;&quot;;&quot;&quot;;#REF!.[Kesä.R117])" office:value-type="string" office:string-value="" calcext:value-type="error">
            <text:p>Err:508</text:p>
          </table:covered-table-cell>
          <table:covered-table-cell table:style-name="ce68" table:formula="of:=IF(#REF!.[Kesä.S117]=&quot;&quot;;&quot;&quot;;#REF!.[Kesä.S117])" office:value-type="string" office:string-value="" calcext:value-type="error">
            <text:p>Err:508</text:p>
          </table:covered-table-cell>
          <table:covered-table-cell table:style-name="ce68" table:formula="of:=IF(#REF!.[Kesä.T117]=&quot;&quot;;&quot;&quot;;#REF!.[Kesä.T117])" office:value-type="string" office:string-value="" calcext:value-type="error">
            <text:p>Err:508</text:p>
          </table:covered-table-cell>
          <table:covered-table-cell table:style-name="ce68" table:formula="of:=IF(#REF!.[Kesä.U117]=&quot;&quot;;&quot;&quot;;#REF!.[Kesä.U117])" office:value-type="string" office:string-value="" calcext:value-type="error">
            <text:p>Err:508</text:p>
          </table:covered-table-cell>
        </table:table-row>
      </table:table>
      <table:table table:name="Marras" table:style-name="ta1">
        <table:table-column table:style-name="co9" table:default-cell-style-name="ce15"/>
        <table:table-column table:style-name="co8" table:number-columns-repeated="5" table:default-cell-style-name="ce70"/>
        <table:table-column table:style-name="co3" table:number-columns-repeated="2" table:default-cell-style-name="ce33"/>
        <table:table-column table:style-name="co8" table:default-cell-style-name="ce70"/>
        <table:table-column table:style-name="co10" table:default-cell-style-name="ce70"/>
        <table:table-column table:style-name="co8" table:number-columns-repeated="9" table:default-cell-style-name="ce70"/>
        <table:table-column table:style-name="co10" table:default-cell-style-name="ce70"/>
        <table:table-column table:style-name="co10" table:default-cell-style-name="ce74"/>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02];[$_data_.A402];&quot;&quot;)">
            <text:p/>
          </table:table-cell>
          <table:table-cell table:style-name="ce69" table:formula="of:=IF([$_data_.B402];[$_data_.B402];&quot;&quot;)">
            <text:p/>
          </table:table-cell>
          <table:table-cell table:style-name="ce69" table:formula="of:=IF([$_data_.C402];[$_data_.C402];&quot;&quot;)">
            <text:p/>
          </table:table-cell>
          <table:table-cell table:style-name="ce69" table:formula="of:=IF([$_data_.D402];[$_data_.D402];&quot;&quot;)">
            <text:p/>
          </table:table-cell>
          <table:table-cell table:style-name="ce69" table:formula="of:=IF([$_data_.E402];[$_data_.E402];&quot;&quot;)">
            <text:p/>
          </table:table-cell>
          <table:table-cell table:style-name="ce69" table:formula="of:=IF([$_data_.F402];[$_data_.F402];&quot;&quot;)">
            <text:p/>
          </table:table-cell>
          <table:table-cell table:style-name="ce32" table:formula="of:=IF([$_data_.G402];[$_data_.G402];&quot;&quot;)">
            <text:p/>
          </table:table-cell>
          <table:table-cell table:style-name="ce32" table:formula="of:=IF([$_data_.H402];[$_data_.H402];&quot;&quot;)">
            <text:p/>
          </table:table-cell>
          <table:table-cell table:style-name="ce69" table:formula="of:=IF([$_data_.I402];[$_data_.I402];&quot;&quot;)">
            <text:p/>
          </table:table-cell>
          <table:table-cell table:style-name="ce69" table:formula="of:=IF([$_data_.J402];[$_data_.J402];&quot;&quot;)">
            <text:p/>
          </table:table-cell>
          <table:table-cell table:style-name="ce69" table:formula="of:=IF([$_data_.K402];[$_data_.K402];&quot;&quot;)">
            <text:p/>
          </table:table-cell>
          <table:table-cell table:style-name="ce69" table:formula="of:=IF([$_data_.L402];[$_data_.L402];&quot;&quot;)">
            <text:p/>
          </table:table-cell>
          <table:table-cell table:style-name="ce69" table:formula="of:=IF([$_data_.M402];[$_data_.M402];&quot;&quot;)">
            <text:p/>
          </table:table-cell>
          <table:table-cell table:style-name="ce69" table:formula="of:=IF([$_data_.N402];[$_data_.N402];&quot;&quot;)">
            <text:p/>
          </table:table-cell>
          <table:table-cell table:style-name="ce69" table:formula="of:=IF([$_data_.O402];[$_data_.O402];&quot;&quot;)">
            <text:p/>
          </table:table-cell>
          <table:table-cell table:style-name="ce69" table:formula="of:=IF([$_data_.P402];[$_data_.P402];&quot;&quot;)">
            <text:p/>
          </table:table-cell>
          <table:table-cell table:style-name="ce69" table:formula="of:=IF([$_data_.Q402];[$_data_.Q402];&quot;&quot;)">
            <text:p/>
          </table:table-cell>
          <table:table-cell table:style-name="ce69" table:formula="of:=IF([$_data_.R402];[$_data_.R402];&quot;&quot;)">
            <text:p/>
          </table:table-cell>
          <table:table-cell table:style-name="ce69" table:formula="of:=IF([$_data_.S402];[$_data_.S402];&quot;&quot;)">
            <text:p/>
          </table:table-cell>
          <table:table-cell table:style-name="ce69" table:formula="of:=IF([$_data_.T402];[$_data_.T402];&quot;&quot;)">
            <text:p/>
          </table:table-cell>
          <table:table-cell table:style-name="ce73" table:formula="of:=IF([$_data_.U402];[$_data_.U402];&quot;&quot;)">
            <text:p/>
          </table:table-cell>
        </table:table-row>
        <table:table-row table:style-name="ro1">
          <table:table-cell table:formula="of:=IF([$_data_.A403];[$_data_.A403];&quot;&quot;)">
            <text:p/>
          </table:table-cell>
          <table:table-cell table:formula="of:=IF([$_data_.B403];[$_data_.B403];&quot;&quot;)">
            <text:p/>
          </table:table-cell>
          <table:table-cell table:formula="of:=IF([$_data_.C403];[$_data_.C403];&quot;&quot;)">
            <text:p/>
          </table:table-cell>
          <table:table-cell table:formula="of:=IF([$_data_.D403];[$_data_.D403];&quot;&quot;)">
            <text:p/>
          </table:table-cell>
          <table:table-cell table:formula="of:=IF([$_data_.E403];[$_data_.E403];&quot;&quot;)">
            <text:p/>
          </table:table-cell>
          <table:table-cell table:formula="of:=IF([$_data_.F403];[$_data_.F403];&quot;&quot;)">
            <text:p/>
          </table:table-cell>
          <table:table-cell table:formula="of:=IF([$_data_.G403];[$_data_.G403];&quot;&quot;)">
            <text:p/>
          </table:table-cell>
          <table:table-cell table:formula="of:=IF([$_data_.H403];[$_data_.H403];&quot;&quot;)">
            <text:p/>
          </table:table-cell>
          <table:table-cell table:formula="of:=IF([$_data_.I403];[$_data_.I403];&quot;&quot;)">
            <text:p/>
          </table:table-cell>
          <table:table-cell table:formula="of:=IF([$_data_.J403];[$_data_.J403];&quot;&quot;)">
            <text:p/>
          </table:table-cell>
          <table:table-cell table:formula="of:=IF([$_data_.K403];[$_data_.K403];&quot;&quot;)">
            <text:p/>
          </table:table-cell>
          <table:table-cell table:formula="of:=IF([$_data_.L403];[$_data_.L403];&quot;&quot;)">
            <text:p/>
          </table:table-cell>
          <table:table-cell table:formula="of:=IF([$_data_.M403];[$_data_.M403];&quot;&quot;)">
            <text:p/>
          </table:table-cell>
          <table:table-cell table:formula="of:=IF([$_data_.N403];[$_data_.N403];&quot;&quot;)">
            <text:p/>
          </table:table-cell>
          <table:table-cell table:formula="of:=IF([$_data_.O403];[$_data_.O403];&quot;&quot;)">
            <text:p/>
          </table:table-cell>
          <table:table-cell table:formula="of:=IF([$_data_.P403];[$_data_.P403];&quot;&quot;)">
            <text:p/>
          </table:table-cell>
          <table:table-cell table:formula="of:=IF([$_data_.Q403];[$_data_.Q403];&quot;&quot;)">
            <text:p/>
          </table:table-cell>
          <table:table-cell table:formula="of:=IF([$_data_.R403];[$_data_.R403];&quot;&quot;)">
            <text:p/>
          </table:table-cell>
          <table:table-cell table:formula="of:=IF([$_data_.S403];[$_data_.S403];&quot;&quot;)">
            <text:p/>
          </table:table-cell>
          <table:table-cell table:formula="of:=IF([$_data_.T403];[$_data_.T403];&quot;&quot;)">
            <text:p/>
          </table:table-cell>
          <table:table-cell table:formula="of:=IF([$_data_.U403];[$_data_.U403];&quot;&quot;)">
            <text:p/>
          </table:table-cell>
        </table:table-row>
        <table:table-row table:style-name="ro1">
          <table:table-cell table:formula="of:=IF([$_data_.A404];[$_data_.A404];&quot;&quot;)">
            <text:p/>
          </table:table-cell>
          <table:table-cell table:formula="of:=IF([$_data_.B404];[$_data_.B404];&quot;&quot;)">
            <text:p/>
          </table:table-cell>
          <table:table-cell table:formula="of:=IF([$_data_.C404];[$_data_.C404];&quot;&quot;)">
            <text:p/>
          </table:table-cell>
          <table:table-cell table:formula="of:=IF([$_data_.D404];[$_data_.D404];&quot;&quot;)">
            <text:p/>
          </table:table-cell>
          <table:table-cell table:formula="of:=IF([$_data_.E404];[$_data_.E404];&quot;&quot;)">
            <text:p/>
          </table:table-cell>
          <table:table-cell table:formula="of:=IF([$_data_.F404];[$_data_.F404];&quot;&quot;)">
            <text:p/>
          </table:table-cell>
          <table:table-cell table:formula="of:=IF([$_data_.G404];[$_data_.G404];&quot;&quot;)">
            <text:p/>
          </table:table-cell>
          <table:table-cell table:formula="of:=IF([$_data_.H404];[$_data_.H404];&quot;&quot;)">
            <text:p/>
          </table:table-cell>
          <table:table-cell table:formula="of:=IF([$_data_.I404];[$_data_.I404];&quot;&quot;)">
            <text:p/>
          </table:table-cell>
          <table:table-cell table:formula="of:=IF([$_data_.J404];[$_data_.J404];&quot;&quot;)">
            <text:p/>
          </table:table-cell>
          <table:table-cell table:formula="of:=IF([$_data_.K404];[$_data_.K404];&quot;&quot;)">
            <text:p/>
          </table:table-cell>
          <table:table-cell table:formula="of:=IF([$_data_.L404];[$_data_.L404];&quot;&quot;)">
            <text:p/>
          </table:table-cell>
          <table:table-cell table:formula="of:=IF([$_data_.M404];[$_data_.M404];&quot;&quot;)">
            <text:p/>
          </table:table-cell>
          <table:table-cell table:formula="of:=IF([$_data_.N404];[$_data_.N404];&quot;&quot;)">
            <text:p/>
          </table:table-cell>
          <table:table-cell table:formula="of:=IF([$_data_.O404];[$_data_.O404];&quot;&quot;)">
            <text:p/>
          </table:table-cell>
          <table:table-cell table:formula="of:=IF([$_data_.P404];[$_data_.P404];&quot;&quot;)">
            <text:p/>
          </table:table-cell>
          <table:table-cell table:formula="of:=IF([$_data_.Q404];[$_data_.Q404];&quot;&quot;)">
            <text:p/>
          </table:table-cell>
          <table:table-cell table:formula="of:=IF([$_data_.R404];[$_data_.R404];&quot;&quot;)">
            <text:p/>
          </table:table-cell>
          <table:table-cell table:formula="of:=IF([$_data_.S404];[$_data_.S404];&quot;&quot;)">
            <text:p/>
          </table:table-cell>
          <table:table-cell table:formula="of:=IF([$_data_.T404];[$_data_.T404];&quot;&quot;)">
            <text:p/>
          </table:table-cell>
          <table:table-cell table:formula="of:=IF([$_data_.U404];[$_data_.U404];&quot;&quot;)">
            <text:p/>
          </table:table-cell>
        </table:table-row>
        <table:table-row table:style-name="ro1">
          <table:table-cell table:formula="of:=IF([$_data_.A405];[$_data_.A405];&quot;&quot;)">
            <text:p/>
          </table:table-cell>
          <table:table-cell table:formula="of:=IF([$_data_.B405];[$_data_.B405];&quot;&quot;)">
            <text:p/>
          </table:table-cell>
          <table:table-cell table:formula="of:=IF([$_data_.C405];[$_data_.C405];&quot;&quot;)">
            <text:p/>
          </table:table-cell>
          <table:table-cell table:formula="of:=IF([$_data_.D405];[$_data_.D405];&quot;&quot;)">
            <text:p/>
          </table:table-cell>
          <table:table-cell table:formula="of:=IF([$_data_.E405];[$_data_.E405];&quot;&quot;)">
            <text:p/>
          </table:table-cell>
          <table:table-cell table:formula="of:=IF([$_data_.F405];[$_data_.F405];&quot;&quot;)">
            <text:p/>
          </table:table-cell>
          <table:table-cell table:formula="of:=IF([$_data_.G405];[$_data_.G405];&quot;&quot;)">
            <text:p/>
          </table:table-cell>
          <table:table-cell table:formula="of:=IF([$_data_.H405];[$_data_.H405];&quot;&quot;)">
            <text:p/>
          </table:table-cell>
          <table:table-cell table:formula="of:=IF([$_data_.I405];[$_data_.I405];&quot;&quot;)">
            <text:p/>
          </table:table-cell>
          <table:table-cell table:formula="of:=IF([$_data_.J405];[$_data_.J405];&quot;&quot;)">
            <text:p/>
          </table:table-cell>
          <table:table-cell table:formula="of:=IF([$_data_.K405];[$_data_.K405];&quot;&quot;)">
            <text:p/>
          </table:table-cell>
          <table:table-cell table:formula="of:=IF([$_data_.L405];[$_data_.L405];&quot;&quot;)">
            <text:p/>
          </table:table-cell>
          <table:table-cell table:formula="of:=IF([$_data_.M405];[$_data_.M405];&quot;&quot;)">
            <text:p/>
          </table:table-cell>
          <table:table-cell table:formula="of:=IF([$_data_.N405];[$_data_.N405];&quot;&quot;)">
            <text:p/>
          </table:table-cell>
          <table:table-cell table:formula="of:=IF([$_data_.O405];[$_data_.O405];&quot;&quot;)">
            <text:p/>
          </table:table-cell>
          <table:table-cell table:formula="of:=IF([$_data_.P405];[$_data_.P405];&quot;&quot;)">
            <text:p/>
          </table:table-cell>
          <table:table-cell table:formula="of:=IF([$_data_.Q405];[$_data_.Q405];&quot;&quot;)">
            <text:p/>
          </table:table-cell>
          <table:table-cell table:formula="of:=IF([$_data_.R405];[$_data_.R405];&quot;&quot;)">
            <text:p/>
          </table:table-cell>
          <table:table-cell table:formula="of:=IF([$_data_.S405];[$_data_.S405];&quot;&quot;)">
            <text:p/>
          </table:table-cell>
          <table:table-cell table:formula="of:=IF([$_data_.T405];[$_data_.T405];&quot;&quot;)">
            <text:p/>
          </table:table-cell>
          <table:table-cell table:formula="of:=IF([$_data_.U405];[$_data_.U405];&quot;&quot;)">
            <text:p/>
          </table:table-cell>
        </table:table-row>
        <table:table-row table:style-name="ro1">
          <table:table-cell table:formula="of:=IF([$_data_.A406];[$_data_.A406];&quot;&quot;)">
            <text:p/>
          </table:table-cell>
          <table:table-cell table:formula="of:=IF([$_data_.B406];[$_data_.B406];&quot;&quot;)">
            <text:p/>
          </table:table-cell>
          <table:table-cell table:formula="of:=IF([$_data_.C406];[$_data_.C406];&quot;&quot;)">
            <text:p/>
          </table:table-cell>
          <table:table-cell table:formula="of:=IF([$_data_.D406];[$_data_.D406];&quot;&quot;)">
            <text:p/>
          </table:table-cell>
          <table:table-cell table:formula="of:=IF([$_data_.E406];[$_data_.E406];&quot;&quot;)">
            <text:p/>
          </table:table-cell>
          <table:table-cell table:formula="of:=IF([$_data_.F406];[$_data_.F406];&quot;&quot;)">
            <text:p/>
          </table:table-cell>
          <table:table-cell table:formula="of:=IF([$_data_.G406];[$_data_.G406];&quot;&quot;)">
            <text:p/>
          </table:table-cell>
          <table:table-cell table:formula="of:=IF([$_data_.H406];[$_data_.H406];&quot;&quot;)">
            <text:p/>
          </table:table-cell>
          <table:table-cell table:formula="of:=IF([$_data_.I406];[$_data_.I406];&quot;&quot;)">
            <text:p/>
          </table:table-cell>
          <table:table-cell table:formula="of:=IF([$_data_.J406];[$_data_.J406];&quot;&quot;)">
            <text:p/>
          </table:table-cell>
          <table:table-cell table:formula="of:=IF([$_data_.K406];[$_data_.K406];&quot;&quot;)">
            <text:p/>
          </table:table-cell>
          <table:table-cell table:formula="of:=IF([$_data_.L406];[$_data_.L406];&quot;&quot;)">
            <text:p/>
          </table:table-cell>
          <table:table-cell table:formula="of:=IF([$_data_.M406];[$_data_.M406];&quot;&quot;)">
            <text:p/>
          </table:table-cell>
          <table:table-cell table:formula="of:=IF([$_data_.N406];[$_data_.N406];&quot;&quot;)">
            <text:p/>
          </table:table-cell>
          <table:table-cell table:formula="of:=IF([$_data_.O406];[$_data_.O406];&quot;&quot;)">
            <text:p/>
          </table:table-cell>
          <table:table-cell table:formula="of:=IF([$_data_.P406];[$_data_.P406];&quot;&quot;)">
            <text:p/>
          </table:table-cell>
          <table:table-cell table:formula="of:=IF([$_data_.Q406];[$_data_.Q406];&quot;&quot;)">
            <text:p/>
          </table:table-cell>
          <table:table-cell table:formula="of:=IF([$_data_.R406];[$_data_.R406];&quot;&quot;)">
            <text:p/>
          </table:table-cell>
          <table:table-cell table:formula="of:=IF([$_data_.S406];[$_data_.S406];&quot;&quot;)">
            <text:p/>
          </table:table-cell>
          <table:table-cell table:formula="of:=IF([$_data_.T406];[$_data_.T406];&quot;&quot;)">
            <text:p/>
          </table:table-cell>
          <table:table-cell table:formula="of:=IF([$_data_.U406];[$_data_.U406];&quot;&quot;)">
            <text:p/>
          </table:table-cell>
        </table:table-row>
        <table:table-row table:style-name="ro1">
          <table:table-cell table:formula="of:=IF([$_data_.A407];[$_data_.A407];&quot;&quot;)">
            <text:p/>
          </table:table-cell>
          <table:table-cell table:formula="of:=IF([$_data_.B407];[$_data_.B407];&quot;&quot;)">
            <text:p/>
          </table:table-cell>
          <table:table-cell table:formula="of:=IF([$_data_.C407];[$_data_.C407];&quot;&quot;)">
            <text:p/>
          </table:table-cell>
          <table:table-cell table:formula="of:=IF([$_data_.D407];[$_data_.D407];&quot;&quot;)">
            <text:p/>
          </table:table-cell>
          <table:table-cell table:formula="of:=IF([$_data_.E407];[$_data_.E407];&quot;&quot;)">
            <text:p/>
          </table:table-cell>
          <table:table-cell table:formula="of:=IF([$_data_.F407];[$_data_.F407];&quot;&quot;)">
            <text:p/>
          </table:table-cell>
          <table:table-cell table:formula="of:=IF([$_data_.G407];[$_data_.G407];&quot;&quot;)">
            <text:p/>
          </table:table-cell>
          <table:table-cell table:formula="of:=IF([$_data_.H407];[$_data_.H407];&quot;&quot;)">
            <text:p/>
          </table:table-cell>
          <table:table-cell table:formula="of:=IF([$_data_.I407];[$_data_.I407];&quot;&quot;)">
            <text:p/>
          </table:table-cell>
          <table:table-cell table:formula="of:=IF([$_data_.J407];[$_data_.J407];&quot;&quot;)">
            <text:p/>
          </table:table-cell>
          <table:table-cell table:formula="of:=IF([$_data_.K407];[$_data_.K407];&quot;&quot;)">
            <text:p/>
          </table:table-cell>
          <table:table-cell table:formula="of:=IF([$_data_.L407];[$_data_.L407];&quot;&quot;)">
            <text:p/>
          </table:table-cell>
          <table:table-cell table:formula="of:=IF([$_data_.M407];[$_data_.M407];&quot;&quot;)">
            <text:p/>
          </table:table-cell>
          <table:table-cell table:formula="of:=IF([$_data_.N407];[$_data_.N407];&quot;&quot;)">
            <text:p/>
          </table:table-cell>
          <table:table-cell table:formula="of:=IF([$_data_.O407];[$_data_.O407];&quot;&quot;)">
            <text:p/>
          </table:table-cell>
          <table:table-cell table:formula="of:=IF([$_data_.P407];[$_data_.P407];&quot;&quot;)">
            <text:p/>
          </table:table-cell>
          <table:table-cell table:formula="of:=IF([$_data_.Q407];[$_data_.Q407];&quot;&quot;)">
            <text:p/>
          </table:table-cell>
          <table:table-cell table:formula="of:=IF([$_data_.R407];[$_data_.R407];&quot;&quot;)">
            <text:p/>
          </table:table-cell>
          <table:table-cell table:formula="of:=IF([$_data_.S407];[$_data_.S407];&quot;&quot;)">
            <text:p/>
          </table:table-cell>
          <table:table-cell table:formula="of:=IF([$_data_.T407];[$_data_.T407];&quot;&quot;)">
            <text:p/>
          </table:table-cell>
          <table:table-cell table:formula="of:=IF([$_data_.U407];[$_data_.U407];&quot;&quot;)">
            <text:p/>
          </table:table-cell>
        </table:table-row>
        <table:table-row table:style-name="ro1">
          <table:table-cell table:formula="of:=IF([$_data_.A408];[$_data_.A408];&quot;&quot;)">
            <text:p/>
          </table:table-cell>
          <table:table-cell table:formula="of:=IF([$_data_.B408];[$_data_.B408];&quot;&quot;)">
            <text:p/>
          </table:table-cell>
          <table:table-cell table:formula="of:=IF([$_data_.C408];[$_data_.C408];&quot;&quot;)">
            <text:p/>
          </table:table-cell>
          <table:table-cell table:formula="of:=IF([$_data_.D408];[$_data_.D408];&quot;&quot;)">
            <text:p/>
          </table:table-cell>
          <table:table-cell table:formula="of:=IF([$_data_.E408];[$_data_.E408];&quot;&quot;)">
            <text:p/>
          </table:table-cell>
          <table:table-cell table:formula="of:=IF([$_data_.F408];[$_data_.F408];&quot;&quot;)">
            <text:p/>
          </table:table-cell>
          <table:table-cell table:formula="of:=IF([$_data_.G408];[$_data_.G408];&quot;&quot;)">
            <text:p/>
          </table:table-cell>
          <table:table-cell table:formula="of:=IF([$_data_.H408];[$_data_.H408];&quot;&quot;)">
            <text:p/>
          </table:table-cell>
          <table:table-cell table:formula="of:=IF([$_data_.I408];[$_data_.I408];&quot;&quot;)">
            <text:p/>
          </table:table-cell>
          <table:table-cell table:formula="of:=IF([$_data_.J408];[$_data_.J408];&quot;&quot;)">
            <text:p/>
          </table:table-cell>
          <table:table-cell table:formula="of:=IF([$_data_.K408];[$_data_.K408];&quot;&quot;)">
            <text:p/>
          </table:table-cell>
          <table:table-cell table:formula="of:=IF([$_data_.L408];[$_data_.L408];&quot;&quot;)">
            <text:p/>
          </table:table-cell>
          <table:table-cell table:formula="of:=IF([$_data_.M408];[$_data_.M408];&quot;&quot;)">
            <text:p/>
          </table:table-cell>
          <table:table-cell table:formula="of:=IF([$_data_.N408];[$_data_.N408];&quot;&quot;)">
            <text:p/>
          </table:table-cell>
          <table:table-cell table:formula="of:=IF([$_data_.O408];[$_data_.O408];&quot;&quot;)">
            <text:p/>
          </table:table-cell>
          <table:table-cell table:formula="of:=IF([$_data_.P408];[$_data_.P408];&quot;&quot;)">
            <text:p/>
          </table:table-cell>
          <table:table-cell table:formula="of:=IF([$_data_.Q408];[$_data_.Q408];&quot;&quot;)">
            <text:p/>
          </table:table-cell>
          <table:table-cell table:formula="of:=IF([$_data_.R408];[$_data_.R408];&quot;&quot;)">
            <text:p/>
          </table:table-cell>
          <table:table-cell table:formula="of:=IF([$_data_.S408];[$_data_.S408];&quot;&quot;)">
            <text:p/>
          </table:table-cell>
          <table:table-cell table:formula="of:=IF([$_data_.T408];[$_data_.T408];&quot;&quot;)">
            <text:p/>
          </table:table-cell>
          <table:table-cell table:formula="of:=IF([$_data_.U408];[$_data_.U408];&quot;&quot;)">
            <text:p/>
          </table:table-cell>
        </table:table-row>
        <table:table-row table:style-name="ro1">
          <table:table-cell table:formula="of:=IF([$_data_.A409];[$_data_.A409];&quot;&quot;)">
            <text:p/>
          </table:table-cell>
          <table:table-cell table:formula="of:=IF([$_data_.B409];[$_data_.B409];&quot;&quot;)">
            <text:p/>
          </table:table-cell>
          <table:table-cell table:formula="of:=IF([$_data_.C409];[$_data_.C409];&quot;&quot;)">
            <text:p/>
          </table:table-cell>
          <table:table-cell table:formula="of:=IF([$_data_.D409];[$_data_.D409];&quot;&quot;)">
            <text:p/>
          </table:table-cell>
          <table:table-cell table:formula="of:=IF([$_data_.E409];[$_data_.E409];&quot;&quot;)">
            <text:p/>
          </table:table-cell>
          <table:table-cell table:formula="of:=IF([$_data_.F409];[$_data_.F409];&quot;&quot;)">
            <text:p/>
          </table:table-cell>
          <table:table-cell table:formula="of:=IF([$_data_.G409];[$_data_.G409];&quot;&quot;)">
            <text:p/>
          </table:table-cell>
          <table:table-cell table:formula="of:=IF([$_data_.H409];[$_data_.H409];&quot;&quot;)">
            <text:p/>
          </table:table-cell>
          <table:table-cell table:formula="of:=IF([$_data_.I409];[$_data_.I409];&quot;&quot;)">
            <text:p/>
          </table:table-cell>
          <table:table-cell table:formula="of:=IF([$_data_.J409];[$_data_.J409];&quot;&quot;)">
            <text:p/>
          </table:table-cell>
          <table:table-cell table:formula="of:=IF([$_data_.K409];[$_data_.K409];&quot;&quot;)">
            <text:p/>
          </table:table-cell>
          <table:table-cell table:formula="of:=IF([$_data_.L409];[$_data_.L409];&quot;&quot;)">
            <text:p/>
          </table:table-cell>
          <table:table-cell table:formula="of:=IF([$_data_.M409];[$_data_.M409];&quot;&quot;)">
            <text:p/>
          </table:table-cell>
          <table:table-cell table:formula="of:=IF([$_data_.N409];[$_data_.N409];&quot;&quot;)">
            <text:p/>
          </table:table-cell>
          <table:table-cell table:formula="of:=IF([$_data_.O409];[$_data_.O409];&quot;&quot;)">
            <text:p/>
          </table:table-cell>
          <table:table-cell table:formula="of:=IF([$_data_.P409];[$_data_.P409];&quot;&quot;)">
            <text:p/>
          </table:table-cell>
          <table:table-cell table:formula="of:=IF([$_data_.Q409];[$_data_.Q409];&quot;&quot;)">
            <text:p/>
          </table:table-cell>
          <table:table-cell table:formula="of:=IF([$_data_.R409];[$_data_.R409];&quot;&quot;)">
            <text:p/>
          </table:table-cell>
          <table:table-cell table:formula="of:=IF([$_data_.S409];[$_data_.S409];&quot;&quot;)">
            <text:p/>
          </table:table-cell>
          <table:table-cell table:formula="of:=IF([$_data_.T409];[$_data_.T409];&quot;&quot;)">
            <text:p/>
          </table:table-cell>
          <table:table-cell table:formula="of:=IF([$_data_.U409];[$_data_.U409];&quot;&quot;)">
            <text:p/>
          </table:table-cell>
        </table:table-row>
        <table:table-row table:style-name="ro1">
          <table:table-cell table:formula="of:=IF([$_data_.A410];[$_data_.A410];&quot;&quot;)">
            <text:p/>
          </table:table-cell>
          <table:table-cell table:formula="of:=IF([$_data_.B410];[$_data_.B410];&quot;&quot;)">
            <text:p/>
          </table:table-cell>
          <table:table-cell table:formula="of:=IF([$_data_.C410];[$_data_.C410];&quot;&quot;)">
            <text:p/>
          </table:table-cell>
          <table:table-cell table:formula="of:=IF([$_data_.D410];[$_data_.D410];&quot;&quot;)">
            <text:p/>
          </table:table-cell>
          <table:table-cell table:formula="of:=IF([$_data_.E410];[$_data_.E410];&quot;&quot;)">
            <text:p/>
          </table:table-cell>
          <table:table-cell table:formula="of:=IF([$_data_.F410];[$_data_.F410];&quot;&quot;)">
            <text:p/>
          </table:table-cell>
          <table:table-cell table:formula="of:=IF([$_data_.G410];[$_data_.G410];&quot;&quot;)">
            <text:p/>
          </table:table-cell>
          <table:table-cell table:formula="of:=IF([$_data_.H410];[$_data_.H410];&quot;&quot;)">
            <text:p/>
          </table:table-cell>
          <table:table-cell table:formula="of:=IF([$_data_.I410];[$_data_.I410];&quot;&quot;)">
            <text:p/>
          </table:table-cell>
          <table:table-cell table:formula="of:=IF([$_data_.J410];[$_data_.J410];&quot;&quot;)">
            <text:p/>
          </table:table-cell>
          <table:table-cell table:formula="of:=IF([$_data_.K410];[$_data_.K410];&quot;&quot;)">
            <text:p/>
          </table:table-cell>
          <table:table-cell table:formula="of:=IF([$_data_.L410];[$_data_.L410];&quot;&quot;)">
            <text:p/>
          </table:table-cell>
          <table:table-cell table:formula="of:=IF([$_data_.M410];[$_data_.M410];&quot;&quot;)">
            <text:p/>
          </table:table-cell>
          <table:table-cell table:formula="of:=IF([$_data_.N410];[$_data_.N410];&quot;&quot;)">
            <text:p/>
          </table:table-cell>
          <table:table-cell table:formula="of:=IF([$_data_.O410];[$_data_.O410];&quot;&quot;)">
            <text:p/>
          </table:table-cell>
          <table:table-cell table:formula="of:=IF([$_data_.P410];[$_data_.P410];&quot;&quot;)">
            <text:p/>
          </table:table-cell>
          <table:table-cell table:formula="of:=IF([$_data_.Q410];[$_data_.Q410];&quot;&quot;)">
            <text:p/>
          </table:table-cell>
          <table:table-cell table:formula="of:=IF([$_data_.R410];[$_data_.R410];&quot;&quot;)">
            <text:p/>
          </table:table-cell>
          <table:table-cell table:formula="of:=IF([$_data_.S410];[$_data_.S410];&quot;&quot;)">
            <text:p/>
          </table:table-cell>
          <table:table-cell table:formula="of:=IF([$_data_.T410];[$_data_.T410];&quot;&quot;)">
            <text:p/>
          </table:table-cell>
          <table:table-cell table:formula="of:=IF([$_data_.U410];[$_data_.U410];&quot;&quot;)">
            <text:p/>
          </table:table-cell>
        </table:table-row>
        <table:table-row table:style-name="ro1">
          <table:table-cell table:formula="of:=IF([$_data_.A411];[$_data_.A411];&quot;&quot;)">
            <text:p/>
          </table:table-cell>
          <table:table-cell table:formula="of:=IF([$_data_.B411];[$_data_.B411];&quot;&quot;)">
            <text:p/>
          </table:table-cell>
          <table:table-cell table:formula="of:=IF([$_data_.C411];[$_data_.C411];&quot;&quot;)">
            <text:p/>
          </table:table-cell>
          <table:table-cell table:formula="of:=IF([$_data_.D411];[$_data_.D411];&quot;&quot;)">
            <text:p/>
          </table:table-cell>
          <table:table-cell table:formula="of:=IF([$_data_.E411];[$_data_.E411];&quot;&quot;)">
            <text:p/>
          </table:table-cell>
          <table:table-cell table:formula="of:=IF([$_data_.F411];[$_data_.F411];&quot;&quot;)">
            <text:p/>
          </table:table-cell>
          <table:table-cell table:formula="of:=IF([$_data_.G411];[$_data_.G411];&quot;&quot;)">
            <text:p/>
          </table:table-cell>
          <table:table-cell table:formula="of:=IF([$_data_.H411];[$_data_.H411];&quot;&quot;)">
            <text:p/>
          </table:table-cell>
          <table:table-cell table:formula="of:=IF([$_data_.I411];[$_data_.I411];&quot;&quot;)">
            <text:p/>
          </table:table-cell>
          <table:table-cell table:formula="of:=IF([$_data_.J411];[$_data_.J411];&quot;&quot;)">
            <text:p/>
          </table:table-cell>
          <table:table-cell table:formula="of:=IF([$_data_.K411];[$_data_.K411];&quot;&quot;)">
            <text:p/>
          </table:table-cell>
          <table:table-cell table:formula="of:=IF([$_data_.L411];[$_data_.L411];&quot;&quot;)">
            <text:p/>
          </table:table-cell>
          <table:table-cell table:formula="of:=IF([$_data_.M411];[$_data_.M411];&quot;&quot;)">
            <text:p/>
          </table:table-cell>
          <table:table-cell table:formula="of:=IF([$_data_.N411];[$_data_.N411];&quot;&quot;)">
            <text:p/>
          </table:table-cell>
          <table:table-cell table:formula="of:=IF([$_data_.O411];[$_data_.O411];&quot;&quot;)">
            <text:p/>
          </table:table-cell>
          <table:table-cell table:formula="of:=IF([$_data_.P411];[$_data_.P411];&quot;&quot;)">
            <text:p/>
          </table:table-cell>
          <table:table-cell table:formula="of:=IF([$_data_.Q411];[$_data_.Q411];&quot;&quot;)">
            <text:p/>
          </table:table-cell>
          <table:table-cell table:formula="of:=IF([$_data_.R411];[$_data_.R411];&quot;&quot;)">
            <text:p/>
          </table:table-cell>
          <table:table-cell table:formula="of:=IF([$_data_.S411];[$_data_.S411];&quot;&quot;)">
            <text:p/>
          </table:table-cell>
          <table:table-cell table:formula="of:=IF([$_data_.T411];[$_data_.T411];&quot;&quot;)">
            <text:p/>
          </table:table-cell>
          <table:table-cell table:formula="of:=IF([$_data_.U411];[$_data_.U411];&quot;&quot;)">
            <text:p/>
          </table:table-cell>
        </table:table-row>
        <table:table-row table:style-name="ro1">
          <table:table-cell table:formula="of:=IF([$_data_.A412];[$_data_.A412];&quot;&quot;)">
            <text:p/>
          </table:table-cell>
          <table:table-cell table:formula="of:=IF([$_data_.B412];[$_data_.B412];&quot;&quot;)">
            <text:p/>
          </table:table-cell>
          <table:table-cell table:formula="of:=IF([$_data_.C412];[$_data_.C412];&quot;&quot;)">
            <text:p/>
          </table:table-cell>
          <table:table-cell table:formula="of:=IF([$_data_.D412];[$_data_.D412];&quot;&quot;)">
            <text:p/>
          </table:table-cell>
          <table:table-cell table:formula="of:=IF([$_data_.E412];[$_data_.E412];&quot;&quot;)">
            <text:p/>
          </table:table-cell>
          <table:table-cell table:formula="of:=IF([$_data_.F412];[$_data_.F412];&quot;&quot;)">
            <text:p/>
          </table:table-cell>
          <table:table-cell table:formula="of:=IF([$_data_.G412];[$_data_.G412];&quot;&quot;)">
            <text:p/>
          </table:table-cell>
          <table:table-cell table:formula="of:=IF([$_data_.H412];[$_data_.H412];&quot;&quot;)">
            <text:p/>
          </table:table-cell>
          <table:table-cell table:formula="of:=IF([$_data_.I412];[$_data_.I412];&quot;&quot;)">
            <text:p/>
          </table:table-cell>
          <table:table-cell table:formula="of:=IF([$_data_.J412];[$_data_.J412];&quot;&quot;)">
            <text:p/>
          </table:table-cell>
          <table:table-cell table:formula="of:=IF([$_data_.K412];[$_data_.K412];&quot;&quot;)">
            <text:p/>
          </table:table-cell>
          <table:table-cell table:formula="of:=IF([$_data_.L412];[$_data_.L412];&quot;&quot;)">
            <text:p/>
          </table:table-cell>
          <table:table-cell table:formula="of:=IF([$_data_.M412];[$_data_.M412];&quot;&quot;)">
            <text:p/>
          </table:table-cell>
          <table:table-cell table:formula="of:=IF([$_data_.N412];[$_data_.N412];&quot;&quot;)">
            <text:p/>
          </table:table-cell>
          <table:table-cell table:formula="of:=IF([$_data_.O412];[$_data_.O412];&quot;&quot;)">
            <text:p/>
          </table:table-cell>
          <table:table-cell table:formula="of:=IF([$_data_.P412];[$_data_.P412];&quot;&quot;)">
            <text:p/>
          </table:table-cell>
          <table:table-cell table:formula="of:=IF([$_data_.Q412];[$_data_.Q412];&quot;&quot;)">
            <text:p/>
          </table:table-cell>
          <table:table-cell table:formula="of:=IF([$_data_.R412];[$_data_.R412];&quot;&quot;)">
            <text:p/>
          </table:table-cell>
          <table:table-cell table:formula="of:=IF([$_data_.S412];[$_data_.S412];&quot;&quot;)">
            <text:p/>
          </table:table-cell>
          <table:table-cell table:formula="of:=IF([$_data_.T412];[$_data_.T412];&quot;&quot;)">
            <text:p/>
          </table:table-cell>
          <table:table-cell table:formula="of:=IF([$_data_.U412];[$_data_.U412];&quot;&quot;)">
            <text:p/>
          </table:table-cell>
        </table:table-row>
        <table:table-row table:style-name="ro1">
          <table:table-cell table:formula="of:=IF([$_data_.A413];[$_data_.A413];&quot;&quot;)">
            <text:p/>
          </table:table-cell>
          <table:table-cell table:formula="of:=IF([$_data_.B413];[$_data_.B413];&quot;&quot;)">
            <text:p/>
          </table:table-cell>
          <table:table-cell table:formula="of:=IF([$_data_.C413];[$_data_.C413];&quot;&quot;)">
            <text:p/>
          </table:table-cell>
          <table:table-cell table:formula="of:=IF([$_data_.D413];[$_data_.D413];&quot;&quot;)">
            <text:p/>
          </table:table-cell>
          <table:table-cell table:formula="of:=IF([$_data_.E413];[$_data_.E413];&quot;&quot;)">
            <text:p/>
          </table:table-cell>
          <table:table-cell table:formula="of:=IF([$_data_.F413];[$_data_.F413];&quot;&quot;)">
            <text:p/>
          </table:table-cell>
          <table:table-cell table:formula="of:=IF([$_data_.G413];[$_data_.G413];&quot;&quot;)">
            <text:p/>
          </table:table-cell>
          <table:table-cell table:formula="of:=IF([$_data_.H413];[$_data_.H413];&quot;&quot;)">
            <text:p/>
          </table:table-cell>
          <table:table-cell table:formula="of:=IF([$_data_.I413];[$_data_.I413];&quot;&quot;)">
            <text:p/>
          </table:table-cell>
          <table:table-cell table:formula="of:=IF([$_data_.J413];[$_data_.J413];&quot;&quot;)">
            <text:p/>
          </table:table-cell>
          <table:table-cell table:formula="of:=IF([$_data_.K413];[$_data_.K413];&quot;&quot;)">
            <text:p/>
          </table:table-cell>
          <table:table-cell table:formula="of:=IF([$_data_.L413];[$_data_.L413];&quot;&quot;)">
            <text:p/>
          </table:table-cell>
          <table:table-cell table:formula="of:=IF([$_data_.M413];[$_data_.M413];&quot;&quot;)">
            <text:p/>
          </table:table-cell>
          <table:table-cell table:formula="of:=IF([$_data_.N413];[$_data_.N413];&quot;&quot;)">
            <text:p/>
          </table:table-cell>
          <table:table-cell table:formula="of:=IF([$_data_.O413];[$_data_.O413];&quot;&quot;)">
            <text:p/>
          </table:table-cell>
          <table:table-cell table:formula="of:=IF([$_data_.P413];[$_data_.P413];&quot;&quot;)">
            <text:p/>
          </table:table-cell>
          <table:table-cell table:formula="of:=IF([$_data_.Q413];[$_data_.Q413];&quot;&quot;)">
            <text:p/>
          </table:table-cell>
          <table:table-cell table:formula="of:=IF([$_data_.R413];[$_data_.R413];&quot;&quot;)">
            <text:p/>
          </table:table-cell>
          <table:table-cell table:formula="of:=IF([$_data_.S413];[$_data_.S413];&quot;&quot;)">
            <text:p/>
          </table:table-cell>
          <table:table-cell table:formula="of:=IF([$_data_.T413];[$_data_.T413];&quot;&quot;)">
            <text:p/>
          </table:table-cell>
          <table:table-cell table:formula="of:=IF([$_data_.U413];[$_data_.U413];&quot;&quot;)">
            <text:p/>
          </table:table-cell>
        </table:table-row>
        <table:table-row table:style-name="ro1">
          <table:table-cell table:formula="of:=IF([$_data_.A414];[$_data_.A414];&quot;&quot;)">
            <text:p/>
          </table:table-cell>
          <table:table-cell table:formula="of:=IF([$_data_.B414];[$_data_.B414];&quot;&quot;)">
            <text:p/>
          </table:table-cell>
          <table:table-cell table:formula="of:=IF([$_data_.C414];[$_data_.C414];&quot;&quot;)">
            <text:p/>
          </table:table-cell>
          <table:table-cell table:formula="of:=IF([$_data_.D414];[$_data_.D414];&quot;&quot;)">
            <text:p/>
          </table:table-cell>
          <table:table-cell table:formula="of:=IF([$_data_.E414];[$_data_.E414];&quot;&quot;)">
            <text:p/>
          </table:table-cell>
          <table:table-cell table:formula="of:=IF([$_data_.F414];[$_data_.F414];&quot;&quot;)">
            <text:p/>
          </table:table-cell>
          <table:table-cell table:formula="of:=IF([$_data_.G414];[$_data_.G414];&quot;&quot;)">
            <text:p/>
          </table:table-cell>
          <table:table-cell table:formula="of:=IF([$_data_.H414];[$_data_.H414];&quot;&quot;)">
            <text:p/>
          </table:table-cell>
          <table:table-cell table:formula="of:=IF([$_data_.I414];[$_data_.I414];&quot;&quot;)">
            <text:p/>
          </table:table-cell>
          <table:table-cell table:formula="of:=IF([$_data_.J414];[$_data_.J414];&quot;&quot;)">
            <text:p/>
          </table:table-cell>
          <table:table-cell table:formula="of:=IF([$_data_.K414];[$_data_.K414];&quot;&quot;)">
            <text:p/>
          </table:table-cell>
          <table:table-cell table:formula="of:=IF([$_data_.L414];[$_data_.L414];&quot;&quot;)">
            <text:p/>
          </table:table-cell>
          <table:table-cell table:formula="of:=IF([$_data_.M414];[$_data_.M414];&quot;&quot;)">
            <text:p/>
          </table:table-cell>
          <table:table-cell table:formula="of:=IF([$_data_.N414];[$_data_.N414];&quot;&quot;)">
            <text:p/>
          </table:table-cell>
          <table:table-cell table:formula="of:=IF([$_data_.O414];[$_data_.O414];&quot;&quot;)">
            <text:p/>
          </table:table-cell>
          <table:table-cell table:formula="of:=IF([$_data_.P414];[$_data_.P414];&quot;&quot;)">
            <text:p/>
          </table:table-cell>
          <table:table-cell table:formula="of:=IF([$_data_.Q414];[$_data_.Q414];&quot;&quot;)">
            <text:p/>
          </table:table-cell>
          <table:table-cell table:formula="of:=IF([$_data_.R414];[$_data_.R414];&quot;&quot;)">
            <text:p/>
          </table:table-cell>
          <table:table-cell table:formula="of:=IF([$_data_.S414];[$_data_.S414];&quot;&quot;)">
            <text:p/>
          </table:table-cell>
          <table:table-cell table:formula="of:=IF([$_data_.T414];[$_data_.T414];&quot;&quot;)">
            <text:p/>
          </table:table-cell>
          <table:table-cell table:formula="of:=IF([$_data_.U414];[$_data_.U414];&quot;&quot;)">
            <text:p/>
          </table:table-cell>
        </table:table-row>
        <table:table-row table:style-name="ro1">
          <table:table-cell table:formula="of:=IF([$_data_.A415];[$_data_.A415];&quot;&quot;)">
            <text:p/>
          </table:table-cell>
          <table:table-cell table:formula="of:=IF([$_data_.B415];[$_data_.B415];&quot;&quot;)">
            <text:p/>
          </table:table-cell>
          <table:table-cell table:formula="of:=IF([$_data_.C415];[$_data_.C415];&quot;&quot;)">
            <text:p/>
          </table:table-cell>
          <table:table-cell table:formula="of:=IF([$_data_.D415];[$_data_.D415];&quot;&quot;)">
            <text:p/>
          </table:table-cell>
          <table:table-cell table:formula="of:=IF([$_data_.E415];[$_data_.E415];&quot;&quot;)">
            <text:p/>
          </table:table-cell>
          <table:table-cell table:formula="of:=IF([$_data_.F415];[$_data_.F415];&quot;&quot;)">
            <text:p/>
          </table:table-cell>
          <table:table-cell table:formula="of:=IF([$_data_.G415];[$_data_.G415];&quot;&quot;)">
            <text:p/>
          </table:table-cell>
          <table:table-cell table:formula="of:=IF([$_data_.H415];[$_data_.H415];&quot;&quot;)">
            <text:p/>
          </table:table-cell>
          <table:table-cell table:formula="of:=IF([$_data_.I415];[$_data_.I415];&quot;&quot;)">
            <text:p/>
          </table:table-cell>
          <table:table-cell table:formula="of:=IF([$_data_.J415];[$_data_.J415];&quot;&quot;)">
            <text:p/>
          </table:table-cell>
          <table:table-cell table:formula="of:=IF([$_data_.K415];[$_data_.K415];&quot;&quot;)">
            <text:p/>
          </table:table-cell>
          <table:table-cell table:formula="of:=IF([$_data_.L415];[$_data_.L415];&quot;&quot;)">
            <text:p/>
          </table:table-cell>
          <table:table-cell table:formula="of:=IF([$_data_.M415];[$_data_.M415];&quot;&quot;)">
            <text:p/>
          </table:table-cell>
          <table:table-cell table:formula="of:=IF([$_data_.N415];[$_data_.N415];&quot;&quot;)">
            <text:p/>
          </table:table-cell>
          <table:table-cell table:formula="of:=IF([$_data_.O415];[$_data_.O415];&quot;&quot;)">
            <text:p/>
          </table:table-cell>
          <table:table-cell table:formula="of:=IF([$_data_.P415];[$_data_.P415];&quot;&quot;)">
            <text:p/>
          </table:table-cell>
          <table:table-cell table:formula="of:=IF([$_data_.Q415];[$_data_.Q415];&quot;&quot;)">
            <text:p/>
          </table:table-cell>
          <table:table-cell table:formula="of:=IF([$_data_.R415];[$_data_.R415];&quot;&quot;)">
            <text:p/>
          </table:table-cell>
          <table:table-cell table:formula="of:=IF([$_data_.S415];[$_data_.S415];&quot;&quot;)">
            <text:p/>
          </table:table-cell>
          <table:table-cell table:formula="of:=IF([$_data_.T415];[$_data_.T415];&quot;&quot;)">
            <text:p/>
          </table:table-cell>
          <table:table-cell table:formula="of:=IF([$_data_.U415];[$_data_.U415];&quot;&quot;)">
            <text:p/>
          </table:table-cell>
        </table:table-row>
        <table:table-row table:style-name="ro1">
          <table:table-cell table:formula="of:=IF([$_data_.A416];[$_data_.A416];&quot;&quot;)">
            <text:p/>
          </table:table-cell>
          <table:table-cell table:formula="of:=IF([$_data_.B416];[$_data_.B416];&quot;&quot;)">
            <text:p/>
          </table:table-cell>
          <table:table-cell table:formula="of:=IF([$_data_.C416];[$_data_.C416];&quot;&quot;)">
            <text:p/>
          </table:table-cell>
          <table:table-cell table:formula="of:=IF([$_data_.D416];[$_data_.D416];&quot;&quot;)">
            <text:p/>
          </table:table-cell>
          <table:table-cell table:formula="of:=IF([$_data_.E416];[$_data_.E416];&quot;&quot;)">
            <text:p/>
          </table:table-cell>
          <table:table-cell table:formula="of:=IF([$_data_.F416];[$_data_.F416];&quot;&quot;)">
            <text:p/>
          </table:table-cell>
          <table:table-cell table:formula="of:=IF([$_data_.G416];[$_data_.G416];&quot;&quot;)">
            <text:p/>
          </table:table-cell>
          <table:table-cell table:formula="of:=IF([$_data_.H416];[$_data_.H416];&quot;&quot;)">
            <text:p/>
          </table:table-cell>
          <table:table-cell table:formula="of:=IF([$_data_.I416];[$_data_.I416];&quot;&quot;)">
            <text:p/>
          </table:table-cell>
          <table:table-cell table:formula="of:=IF([$_data_.J416];[$_data_.J416];&quot;&quot;)">
            <text:p/>
          </table:table-cell>
          <table:table-cell table:formula="of:=IF([$_data_.K416];[$_data_.K416];&quot;&quot;)">
            <text:p/>
          </table:table-cell>
          <table:table-cell table:formula="of:=IF([$_data_.L416];[$_data_.L416];&quot;&quot;)">
            <text:p/>
          </table:table-cell>
          <table:table-cell table:formula="of:=IF([$_data_.M416];[$_data_.M416];&quot;&quot;)">
            <text:p/>
          </table:table-cell>
          <table:table-cell table:formula="of:=IF([$_data_.N416];[$_data_.N416];&quot;&quot;)">
            <text:p/>
          </table:table-cell>
          <table:table-cell table:formula="of:=IF([$_data_.O416];[$_data_.O416];&quot;&quot;)">
            <text:p/>
          </table:table-cell>
          <table:table-cell table:formula="of:=IF([$_data_.P416];[$_data_.P416];&quot;&quot;)">
            <text:p/>
          </table:table-cell>
          <table:table-cell table:formula="of:=IF([$_data_.Q416];[$_data_.Q416];&quot;&quot;)">
            <text:p/>
          </table:table-cell>
          <table:table-cell table:formula="of:=IF([$_data_.R416];[$_data_.R416];&quot;&quot;)">
            <text:p/>
          </table:table-cell>
          <table:table-cell table:formula="of:=IF([$_data_.S416];[$_data_.S416];&quot;&quot;)">
            <text:p/>
          </table:table-cell>
          <table:table-cell table:formula="of:=IF([$_data_.T416];[$_data_.T416];&quot;&quot;)">
            <text:p/>
          </table:table-cell>
          <table:table-cell table:formula="of:=IF([$_data_.U416];[$_data_.U416];&quot;&quot;)">
            <text:p/>
          </table:table-cell>
        </table:table-row>
        <table:table-row table:style-name="ro1">
          <table:table-cell table:formula="of:=IF([$_data_.A417];[$_data_.A417];&quot;&quot;)">
            <text:p/>
          </table:table-cell>
          <table:table-cell table:formula="of:=IF([$_data_.B417];[$_data_.B417];&quot;&quot;)">
            <text:p/>
          </table:table-cell>
          <table:table-cell table:formula="of:=IF([$_data_.C417];[$_data_.C417];&quot;&quot;)">
            <text:p/>
          </table:table-cell>
          <table:table-cell table:formula="of:=IF([$_data_.D417];[$_data_.D417];&quot;&quot;)">
            <text:p/>
          </table:table-cell>
          <table:table-cell table:formula="of:=IF([$_data_.E417];[$_data_.E417];&quot;&quot;)">
            <text:p/>
          </table:table-cell>
          <table:table-cell table:formula="of:=IF([$_data_.F417];[$_data_.F417];&quot;&quot;)">
            <text:p/>
          </table:table-cell>
          <table:table-cell table:formula="of:=IF([$_data_.G417];[$_data_.G417];&quot;&quot;)">
            <text:p/>
          </table:table-cell>
          <table:table-cell table:formula="of:=IF([$_data_.H417];[$_data_.H417];&quot;&quot;)">
            <text:p/>
          </table:table-cell>
          <table:table-cell table:formula="of:=IF([$_data_.I417];[$_data_.I417];&quot;&quot;)">
            <text:p/>
          </table:table-cell>
          <table:table-cell table:formula="of:=IF([$_data_.J417];[$_data_.J417];&quot;&quot;)">
            <text:p/>
          </table:table-cell>
          <table:table-cell table:formula="of:=IF([$_data_.K417];[$_data_.K417];&quot;&quot;)">
            <text:p/>
          </table:table-cell>
          <table:table-cell table:formula="of:=IF([$_data_.L417];[$_data_.L417];&quot;&quot;)">
            <text:p/>
          </table:table-cell>
          <table:table-cell table:formula="of:=IF([$_data_.M417];[$_data_.M417];&quot;&quot;)">
            <text:p/>
          </table:table-cell>
          <table:table-cell table:formula="of:=IF([$_data_.N417];[$_data_.N417];&quot;&quot;)">
            <text:p/>
          </table:table-cell>
          <table:table-cell table:formula="of:=IF([$_data_.O417];[$_data_.O417];&quot;&quot;)">
            <text:p/>
          </table:table-cell>
          <table:table-cell table:formula="of:=IF([$_data_.P417];[$_data_.P417];&quot;&quot;)">
            <text:p/>
          </table:table-cell>
          <table:table-cell table:formula="of:=IF([$_data_.Q417];[$_data_.Q417];&quot;&quot;)">
            <text:p/>
          </table:table-cell>
          <table:table-cell table:formula="of:=IF([$_data_.R417];[$_data_.R417];&quot;&quot;)">
            <text:p/>
          </table:table-cell>
          <table:table-cell table:formula="of:=IF([$_data_.S417];[$_data_.S417];&quot;&quot;)">
            <text:p/>
          </table:table-cell>
          <table:table-cell table:formula="of:=IF([$_data_.T417];[$_data_.T417];&quot;&quot;)">
            <text:p/>
          </table:table-cell>
          <table:table-cell table:formula="of:=IF([$_data_.U417];[$_data_.U417];&quot;&quot;)">
            <text:p/>
          </table:table-cell>
        </table:table-row>
        <table:table-row table:style-name="ro1">
          <table:table-cell table:formula="of:=IF([$_data_.A418];[$_data_.A418];&quot;&quot;)">
            <text:p/>
          </table:table-cell>
          <table:table-cell table:formula="of:=IF([$_data_.B418];[$_data_.B418];&quot;&quot;)">
            <text:p/>
          </table:table-cell>
          <table:table-cell table:formula="of:=IF([$_data_.C418];[$_data_.C418];&quot;&quot;)">
            <text:p/>
          </table:table-cell>
          <table:table-cell table:formula="of:=IF([$_data_.D418];[$_data_.D418];&quot;&quot;)">
            <text:p/>
          </table:table-cell>
          <table:table-cell table:formula="of:=IF([$_data_.E418];[$_data_.E418];&quot;&quot;)">
            <text:p/>
          </table:table-cell>
          <table:table-cell table:formula="of:=IF([$_data_.F418];[$_data_.F418];&quot;&quot;)">
            <text:p/>
          </table:table-cell>
          <table:table-cell table:formula="of:=IF([$_data_.G418];[$_data_.G418];&quot;&quot;)">
            <text:p/>
          </table:table-cell>
          <table:table-cell table:formula="of:=IF([$_data_.H418];[$_data_.H418];&quot;&quot;)">
            <text:p/>
          </table:table-cell>
          <table:table-cell table:formula="of:=IF([$_data_.I418];[$_data_.I418];&quot;&quot;)">
            <text:p/>
          </table:table-cell>
          <table:table-cell table:formula="of:=IF([$_data_.J418];[$_data_.J418];&quot;&quot;)">
            <text:p/>
          </table:table-cell>
          <table:table-cell table:formula="of:=IF([$_data_.K418];[$_data_.K418];&quot;&quot;)">
            <text:p/>
          </table:table-cell>
          <table:table-cell table:formula="of:=IF([$_data_.L418];[$_data_.L418];&quot;&quot;)">
            <text:p/>
          </table:table-cell>
          <table:table-cell table:formula="of:=IF([$_data_.M418];[$_data_.M418];&quot;&quot;)">
            <text:p/>
          </table:table-cell>
          <table:table-cell table:formula="of:=IF([$_data_.N418];[$_data_.N418];&quot;&quot;)">
            <text:p/>
          </table:table-cell>
          <table:table-cell table:formula="of:=IF([$_data_.O418];[$_data_.O418];&quot;&quot;)">
            <text:p/>
          </table:table-cell>
          <table:table-cell table:formula="of:=IF([$_data_.P418];[$_data_.P418];&quot;&quot;)">
            <text:p/>
          </table:table-cell>
          <table:table-cell table:formula="of:=IF([$_data_.Q418];[$_data_.Q418];&quot;&quot;)">
            <text:p/>
          </table:table-cell>
          <table:table-cell table:formula="of:=IF([$_data_.R418];[$_data_.R418];&quot;&quot;)">
            <text:p/>
          </table:table-cell>
          <table:table-cell table:formula="of:=IF([$_data_.S418];[$_data_.S418];&quot;&quot;)">
            <text:p/>
          </table:table-cell>
          <table:table-cell table:formula="of:=IF([$_data_.T418];[$_data_.T418];&quot;&quot;)">
            <text:p/>
          </table:table-cell>
          <table:table-cell table:formula="of:=IF([$_data_.U418];[$_data_.U418];&quot;&quot;)">
            <text:p/>
          </table:table-cell>
        </table:table-row>
        <table:table-row table:style-name="ro1">
          <table:table-cell table:formula="of:=IF([$_data_.A419];[$_data_.A419];&quot;&quot;)">
            <text:p/>
          </table:table-cell>
          <table:table-cell table:formula="of:=IF([$_data_.B419];[$_data_.B419];&quot;&quot;)">
            <text:p/>
          </table:table-cell>
          <table:table-cell table:formula="of:=IF([$_data_.C419];[$_data_.C419];&quot;&quot;)">
            <text:p/>
          </table:table-cell>
          <table:table-cell table:formula="of:=IF([$_data_.D419];[$_data_.D419];&quot;&quot;)">
            <text:p/>
          </table:table-cell>
          <table:table-cell table:formula="of:=IF([$_data_.E419];[$_data_.E419];&quot;&quot;)">
            <text:p/>
          </table:table-cell>
          <table:table-cell table:formula="of:=IF([$_data_.F419];[$_data_.F419];&quot;&quot;)">
            <text:p/>
          </table:table-cell>
          <table:table-cell table:formula="of:=IF([$_data_.G419];[$_data_.G419];&quot;&quot;)">
            <text:p/>
          </table:table-cell>
          <table:table-cell table:formula="of:=IF([$_data_.H419];[$_data_.H419];&quot;&quot;)">
            <text:p/>
          </table:table-cell>
          <table:table-cell table:formula="of:=IF([$_data_.I419];[$_data_.I419];&quot;&quot;)">
            <text:p/>
          </table:table-cell>
          <table:table-cell table:formula="of:=IF([$_data_.J419];[$_data_.J419];&quot;&quot;)">
            <text:p/>
          </table:table-cell>
          <table:table-cell table:formula="of:=IF([$_data_.K419];[$_data_.K419];&quot;&quot;)">
            <text:p/>
          </table:table-cell>
          <table:table-cell table:formula="of:=IF([$_data_.L419];[$_data_.L419];&quot;&quot;)">
            <text:p/>
          </table:table-cell>
          <table:table-cell table:formula="of:=IF([$_data_.M419];[$_data_.M419];&quot;&quot;)">
            <text:p/>
          </table:table-cell>
          <table:table-cell table:formula="of:=IF([$_data_.N419];[$_data_.N419];&quot;&quot;)">
            <text:p/>
          </table:table-cell>
          <table:table-cell table:formula="of:=IF([$_data_.O419];[$_data_.O419];&quot;&quot;)">
            <text:p/>
          </table:table-cell>
          <table:table-cell table:formula="of:=IF([$_data_.P419];[$_data_.P419];&quot;&quot;)">
            <text:p/>
          </table:table-cell>
          <table:table-cell table:formula="of:=IF([$_data_.Q419];[$_data_.Q419];&quot;&quot;)">
            <text:p/>
          </table:table-cell>
          <table:table-cell table:formula="of:=IF([$_data_.R419];[$_data_.R419];&quot;&quot;)">
            <text:p/>
          </table:table-cell>
          <table:table-cell table:formula="of:=IF([$_data_.S419];[$_data_.S419];&quot;&quot;)">
            <text:p/>
          </table:table-cell>
          <table:table-cell table:formula="of:=IF([$_data_.T419];[$_data_.T419];&quot;&quot;)">
            <text:p/>
          </table:table-cell>
          <table:table-cell table:formula="of:=IF([$_data_.U419];[$_data_.U419];&quot;&quot;)">
            <text:p/>
          </table:table-cell>
        </table:table-row>
        <table:table-row table:style-name="ro1">
          <table:table-cell table:formula="of:=IF([$_data_.A420];[$_data_.A420];&quot;&quot;)">
            <text:p/>
          </table:table-cell>
          <table:table-cell table:formula="of:=IF([$_data_.B420];[$_data_.B420];&quot;&quot;)">
            <text:p/>
          </table:table-cell>
          <table:table-cell table:formula="of:=IF([$_data_.C420];[$_data_.C420];&quot;&quot;)">
            <text:p/>
          </table:table-cell>
          <table:table-cell table:formula="of:=IF([$_data_.D420];[$_data_.D420];&quot;&quot;)">
            <text:p/>
          </table:table-cell>
          <table:table-cell table:formula="of:=IF([$_data_.E420];[$_data_.E420];&quot;&quot;)">
            <text:p/>
          </table:table-cell>
          <table:table-cell table:formula="of:=IF([$_data_.F420];[$_data_.F420];&quot;&quot;)">
            <text:p/>
          </table:table-cell>
          <table:table-cell table:formula="of:=IF([$_data_.G420];[$_data_.G420];&quot;&quot;)">
            <text:p/>
          </table:table-cell>
          <table:table-cell table:formula="of:=IF([$_data_.H420];[$_data_.H420];&quot;&quot;)">
            <text:p/>
          </table:table-cell>
          <table:table-cell table:formula="of:=IF([$_data_.I420];[$_data_.I420];&quot;&quot;)">
            <text:p/>
          </table:table-cell>
          <table:table-cell table:formula="of:=IF([$_data_.J420];[$_data_.J420];&quot;&quot;)">
            <text:p/>
          </table:table-cell>
          <table:table-cell table:formula="of:=IF([$_data_.K420];[$_data_.K420];&quot;&quot;)">
            <text:p/>
          </table:table-cell>
          <table:table-cell table:formula="of:=IF([$_data_.L420];[$_data_.L420];&quot;&quot;)">
            <text:p/>
          </table:table-cell>
          <table:table-cell table:formula="of:=IF([$_data_.M420];[$_data_.M420];&quot;&quot;)">
            <text:p/>
          </table:table-cell>
          <table:table-cell table:formula="of:=IF([$_data_.N420];[$_data_.N420];&quot;&quot;)">
            <text:p/>
          </table:table-cell>
          <table:table-cell table:formula="of:=IF([$_data_.O420];[$_data_.O420];&quot;&quot;)">
            <text:p/>
          </table:table-cell>
          <table:table-cell table:formula="of:=IF([$_data_.P420];[$_data_.P420];&quot;&quot;)">
            <text:p/>
          </table:table-cell>
          <table:table-cell table:formula="of:=IF([$_data_.Q420];[$_data_.Q420];&quot;&quot;)">
            <text:p/>
          </table:table-cell>
          <table:table-cell table:formula="of:=IF([$_data_.R420];[$_data_.R420];&quot;&quot;)">
            <text:p/>
          </table:table-cell>
          <table:table-cell table:formula="of:=IF([$_data_.S420];[$_data_.S420];&quot;&quot;)">
            <text:p/>
          </table:table-cell>
          <table:table-cell table:formula="of:=IF([$_data_.T420];[$_data_.T420];&quot;&quot;)">
            <text:p/>
          </table:table-cell>
          <table:table-cell table:formula="of:=IF([$_data_.U420];[$_data_.U420];&quot;&quot;)">
            <text:p/>
          </table:table-cell>
        </table:table-row>
        <table:table-row table:style-name="ro1">
          <table:table-cell table:formula="of:=IF([$_data_.A421];[$_data_.A421];&quot;&quot;)">
            <text:p/>
          </table:table-cell>
          <table:table-cell table:formula="of:=IF([$_data_.B421];[$_data_.B421];&quot;&quot;)">
            <text:p/>
          </table:table-cell>
          <table:table-cell table:formula="of:=IF([$_data_.C421];[$_data_.C421];&quot;&quot;)">
            <text:p/>
          </table:table-cell>
          <table:table-cell table:formula="of:=IF([$_data_.D421];[$_data_.D421];&quot;&quot;)">
            <text:p/>
          </table:table-cell>
          <table:table-cell table:formula="of:=IF([$_data_.E421];[$_data_.E421];&quot;&quot;)">
            <text:p/>
          </table:table-cell>
          <table:table-cell table:formula="of:=IF([$_data_.F421];[$_data_.F421];&quot;&quot;)">
            <text:p/>
          </table:table-cell>
          <table:table-cell table:formula="of:=IF([$_data_.G421];[$_data_.G421];&quot;&quot;)">
            <text:p/>
          </table:table-cell>
          <table:table-cell table:formula="of:=IF([$_data_.H421];[$_data_.H421];&quot;&quot;)">
            <text:p/>
          </table:table-cell>
          <table:table-cell table:formula="of:=IF([$_data_.I421];[$_data_.I421];&quot;&quot;)">
            <text:p/>
          </table:table-cell>
          <table:table-cell table:formula="of:=IF([$_data_.J421];[$_data_.J421];&quot;&quot;)">
            <text:p/>
          </table:table-cell>
          <table:table-cell table:formula="of:=IF([$_data_.K421];[$_data_.K421];&quot;&quot;)">
            <text:p/>
          </table:table-cell>
          <table:table-cell table:formula="of:=IF([$_data_.L421];[$_data_.L421];&quot;&quot;)">
            <text:p/>
          </table:table-cell>
          <table:table-cell table:formula="of:=IF([$_data_.M421];[$_data_.M421];&quot;&quot;)">
            <text:p/>
          </table:table-cell>
          <table:table-cell table:formula="of:=IF([$_data_.N421];[$_data_.N421];&quot;&quot;)">
            <text:p/>
          </table:table-cell>
          <table:table-cell table:formula="of:=IF([$_data_.O421];[$_data_.O421];&quot;&quot;)">
            <text:p/>
          </table:table-cell>
          <table:table-cell table:formula="of:=IF([$_data_.P421];[$_data_.P421];&quot;&quot;)">
            <text:p/>
          </table:table-cell>
          <table:table-cell table:formula="of:=IF([$_data_.Q421];[$_data_.Q421];&quot;&quot;)">
            <text:p/>
          </table:table-cell>
          <table:table-cell table:formula="of:=IF([$_data_.R421];[$_data_.R421];&quot;&quot;)">
            <text:p/>
          </table:table-cell>
          <table:table-cell table:formula="of:=IF([$_data_.S421];[$_data_.S421];&quot;&quot;)">
            <text:p/>
          </table:table-cell>
          <table:table-cell table:formula="of:=IF([$_data_.T421];[$_data_.T421];&quot;&quot;)">
            <text:p/>
          </table:table-cell>
          <table:table-cell table:formula="of:=IF([$_data_.U421];[$_data_.U421];&quot;&quot;)">
            <text:p/>
          </table:table-cell>
        </table:table-row>
        <table:table-row table:style-name="ro1">
          <table:table-cell table:formula="of:=IF([$_data_.A422];[$_data_.A422];&quot;&quot;)">
            <text:p/>
          </table:table-cell>
          <table:table-cell table:formula="of:=IF([$_data_.B422];[$_data_.B422];&quot;&quot;)">
            <text:p/>
          </table:table-cell>
          <table:table-cell table:formula="of:=IF([$_data_.C422];[$_data_.C422];&quot;&quot;)">
            <text:p/>
          </table:table-cell>
          <table:table-cell table:formula="of:=IF([$_data_.D422];[$_data_.D422];&quot;&quot;)">
            <text:p/>
          </table:table-cell>
          <table:table-cell table:formula="of:=IF([$_data_.E422];[$_data_.E422];&quot;&quot;)">
            <text:p/>
          </table:table-cell>
          <table:table-cell table:formula="of:=IF([$_data_.F422];[$_data_.F422];&quot;&quot;)">
            <text:p/>
          </table:table-cell>
          <table:table-cell table:formula="of:=IF([$_data_.G422];[$_data_.G422];&quot;&quot;)">
            <text:p/>
          </table:table-cell>
          <table:table-cell table:formula="of:=IF([$_data_.H422];[$_data_.H422];&quot;&quot;)">
            <text:p/>
          </table:table-cell>
          <table:table-cell table:formula="of:=IF([$_data_.I422];[$_data_.I422];&quot;&quot;)">
            <text:p/>
          </table:table-cell>
          <table:table-cell table:formula="of:=IF([$_data_.J422];[$_data_.J422];&quot;&quot;)">
            <text:p/>
          </table:table-cell>
          <table:table-cell table:formula="of:=IF([$_data_.K422];[$_data_.K422];&quot;&quot;)">
            <text:p/>
          </table:table-cell>
          <table:table-cell table:formula="of:=IF([$_data_.L422];[$_data_.L422];&quot;&quot;)">
            <text:p/>
          </table:table-cell>
          <table:table-cell table:formula="of:=IF([$_data_.M422];[$_data_.M422];&quot;&quot;)">
            <text:p/>
          </table:table-cell>
          <table:table-cell table:formula="of:=IF([$_data_.N422];[$_data_.N422];&quot;&quot;)">
            <text:p/>
          </table:table-cell>
          <table:table-cell table:formula="of:=IF([$_data_.O422];[$_data_.O422];&quot;&quot;)">
            <text:p/>
          </table:table-cell>
          <table:table-cell table:formula="of:=IF([$_data_.P422];[$_data_.P422];&quot;&quot;)">
            <text:p/>
          </table:table-cell>
          <table:table-cell table:formula="of:=IF([$_data_.Q422];[$_data_.Q422];&quot;&quot;)">
            <text:p/>
          </table:table-cell>
          <table:table-cell table:formula="of:=IF([$_data_.R422];[$_data_.R422];&quot;&quot;)">
            <text:p/>
          </table:table-cell>
          <table:table-cell table:formula="of:=IF([$_data_.S422];[$_data_.S422];&quot;&quot;)">
            <text:p/>
          </table:table-cell>
          <table:table-cell table:formula="of:=IF([$_data_.T422];[$_data_.T422];&quot;&quot;)">
            <text:p/>
          </table:table-cell>
          <table:table-cell table:formula="of:=IF([$_data_.U422];[$_data_.U422];&quot;&quot;)">
            <text:p/>
          </table:table-cell>
        </table:table-row>
        <table:table-row table:style-name="ro1">
          <table:table-cell table:formula="of:=IF([$_data_.A423];[$_data_.A423];&quot;&quot;)">
            <text:p/>
          </table:table-cell>
          <table:table-cell table:formula="of:=IF([$_data_.B423];[$_data_.B423];&quot;&quot;)">
            <text:p/>
          </table:table-cell>
          <table:table-cell table:formula="of:=IF([$_data_.C423];[$_data_.C423];&quot;&quot;)">
            <text:p/>
          </table:table-cell>
          <table:table-cell table:formula="of:=IF([$_data_.D423];[$_data_.D423];&quot;&quot;)">
            <text:p/>
          </table:table-cell>
          <table:table-cell table:formula="of:=IF([$_data_.E423];[$_data_.E423];&quot;&quot;)">
            <text:p/>
          </table:table-cell>
          <table:table-cell table:formula="of:=IF([$_data_.F423];[$_data_.F423];&quot;&quot;)">
            <text:p/>
          </table:table-cell>
          <table:table-cell table:formula="of:=IF([$_data_.G423];[$_data_.G423];&quot;&quot;)">
            <text:p/>
          </table:table-cell>
          <table:table-cell table:formula="of:=IF([$_data_.H423];[$_data_.H423];&quot;&quot;)">
            <text:p/>
          </table:table-cell>
          <table:table-cell table:formula="of:=IF([$_data_.I423];[$_data_.I423];&quot;&quot;)">
            <text:p/>
          </table:table-cell>
          <table:table-cell table:formula="of:=IF([$_data_.J423];[$_data_.J423];&quot;&quot;)">
            <text:p/>
          </table:table-cell>
          <table:table-cell table:formula="of:=IF([$_data_.K423];[$_data_.K423];&quot;&quot;)">
            <text:p/>
          </table:table-cell>
          <table:table-cell table:formula="of:=IF([$_data_.L423];[$_data_.L423];&quot;&quot;)">
            <text:p/>
          </table:table-cell>
          <table:table-cell table:formula="of:=IF([$_data_.M423];[$_data_.M423];&quot;&quot;)">
            <text:p/>
          </table:table-cell>
          <table:table-cell table:formula="of:=IF([$_data_.N423];[$_data_.N423];&quot;&quot;)">
            <text:p/>
          </table:table-cell>
          <table:table-cell table:formula="of:=IF([$_data_.O423];[$_data_.O423];&quot;&quot;)">
            <text:p/>
          </table:table-cell>
          <table:table-cell table:formula="of:=IF([$_data_.P423];[$_data_.P423];&quot;&quot;)">
            <text:p/>
          </table:table-cell>
          <table:table-cell table:formula="of:=IF([$_data_.Q423];[$_data_.Q423];&quot;&quot;)">
            <text:p/>
          </table:table-cell>
          <table:table-cell table:formula="of:=IF([$_data_.R423];[$_data_.R423];&quot;&quot;)">
            <text:p/>
          </table:table-cell>
          <table:table-cell table:formula="of:=IF([$_data_.S423];[$_data_.S423];&quot;&quot;)">
            <text:p/>
          </table:table-cell>
          <table:table-cell table:formula="of:=IF([$_data_.T423];[$_data_.T423];&quot;&quot;)">
            <text:p/>
          </table:table-cell>
          <table:table-cell table:formula="of:=IF([$_data_.U423];[$_data_.U423];&quot;&quot;)">
            <text:p/>
          </table:table-cell>
        </table:table-row>
        <table:table-row table:style-name="ro1">
          <table:table-cell table:formula="of:=IF([$_data_.A424];[$_data_.A424];&quot;&quot;)">
            <text:p/>
          </table:table-cell>
          <table:table-cell table:formula="of:=IF([$_data_.B424];[$_data_.B424];&quot;&quot;)">
            <text:p/>
          </table:table-cell>
          <table:table-cell table:formula="of:=IF([$_data_.C424];[$_data_.C424];&quot;&quot;)">
            <text:p/>
          </table:table-cell>
          <table:table-cell table:formula="of:=IF([$_data_.D424];[$_data_.D424];&quot;&quot;)">
            <text:p/>
          </table:table-cell>
          <table:table-cell table:formula="of:=IF([$_data_.E424];[$_data_.E424];&quot;&quot;)">
            <text:p/>
          </table:table-cell>
          <table:table-cell table:formula="of:=IF([$_data_.F424];[$_data_.F424];&quot;&quot;)">
            <text:p/>
          </table:table-cell>
          <table:table-cell table:formula="of:=IF([$_data_.G424];[$_data_.G424];&quot;&quot;)">
            <text:p/>
          </table:table-cell>
          <table:table-cell table:formula="of:=IF([$_data_.H424];[$_data_.H424];&quot;&quot;)">
            <text:p/>
          </table:table-cell>
          <table:table-cell table:formula="of:=IF([$_data_.I424];[$_data_.I424];&quot;&quot;)">
            <text:p/>
          </table:table-cell>
          <table:table-cell table:formula="of:=IF([$_data_.J424];[$_data_.J424];&quot;&quot;)">
            <text:p/>
          </table:table-cell>
          <table:table-cell table:formula="of:=IF([$_data_.K424];[$_data_.K424];&quot;&quot;)">
            <text:p/>
          </table:table-cell>
          <table:table-cell table:formula="of:=IF([$_data_.L424];[$_data_.L424];&quot;&quot;)">
            <text:p/>
          </table:table-cell>
          <table:table-cell table:formula="of:=IF([$_data_.M424];[$_data_.M424];&quot;&quot;)">
            <text:p/>
          </table:table-cell>
          <table:table-cell table:formula="of:=IF([$_data_.N424];[$_data_.N424];&quot;&quot;)">
            <text:p/>
          </table:table-cell>
          <table:table-cell table:formula="of:=IF([$_data_.O424];[$_data_.O424];&quot;&quot;)">
            <text:p/>
          </table:table-cell>
          <table:table-cell table:formula="of:=IF([$_data_.P424];[$_data_.P424];&quot;&quot;)">
            <text:p/>
          </table:table-cell>
          <table:table-cell table:formula="of:=IF([$_data_.Q424];[$_data_.Q424];&quot;&quot;)">
            <text:p/>
          </table:table-cell>
          <table:table-cell table:formula="of:=IF([$_data_.R424];[$_data_.R424];&quot;&quot;)">
            <text:p/>
          </table:table-cell>
          <table:table-cell table:formula="of:=IF([$_data_.S424];[$_data_.S424];&quot;&quot;)">
            <text:p/>
          </table:table-cell>
          <table:table-cell table:formula="of:=IF([$_data_.T424];[$_data_.T424];&quot;&quot;)">
            <text:p/>
          </table:table-cell>
          <table:table-cell table:formula="of:=IF([$_data_.U424];[$_data_.U424];&quot;&quot;)">
            <text:p/>
          </table:table-cell>
        </table:table-row>
        <table:table-row table:style-name="ro1">
          <table:table-cell table:formula="of:=IF([$_data_.A425];[$_data_.A425];&quot;&quot;)">
            <text:p/>
          </table:table-cell>
          <table:table-cell table:formula="of:=IF([$_data_.B425];[$_data_.B425];&quot;&quot;)">
            <text:p/>
          </table:table-cell>
          <table:table-cell table:formula="of:=IF([$_data_.C425];[$_data_.C425];&quot;&quot;)">
            <text:p/>
          </table:table-cell>
          <table:table-cell table:formula="of:=IF([$_data_.D425];[$_data_.D425];&quot;&quot;)">
            <text:p/>
          </table:table-cell>
          <table:table-cell table:formula="of:=IF([$_data_.E425];[$_data_.E425];&quot;&quot;)">
            <text:p/>
          </table:table-cell>
          <table:table-cell table:formula="of:=IF([$_data_.F425];[$_data_.F425];&quot;&quot;)">
            <text:p/>
          </table:table-cell>
          <table:table-cell table:formula="of:=IF([$_data_.G425];[$_data_.G425];&quot;&quot;)">
            <text:p/>
          </table:table-cell>
          <table:table-cell table:formula="of:=IF([$_data_.H425];[$_data_.H425];&quot;&quot;)">
            <text:p/>
          </table:table-cell>
          <table:table-cell table:formula="of:=IF([$_data_.I425];[$_data_.I425];&quot;&quot;)">
            <text:p/>
          </table:table-cell>
          <table:table-cell table:formula="of:=IF([$_data_.J425];[$_data_.J425];&quot;&quot;)">
            <text:p/>
          </table:table-cell>
          <table:table-cell table:formula="of:=IF([$_data_.K425];[$_data_.K425];&quot;&quot;)">
            <text:p/>
          </table:table-cell>
          <table:table-cell table:formula="of:=IF([$_data_.L425];[$_data_.L425];&quot;&quot;)">
            <text:p/>
          </table:table-cell>
          <table:table-cell table:formula="of:=IF([$_data_.M425];[$_data_.M425];&quot;&quot;)">
            <text:p/>
          </table:table-cell>
          <table:table-cell table:formula="of:=IF([$_data_.N425];[$_data_.N425];&quot;&quot;)">
            <text:p/>
          </table:table-cell>
          <table:table-cell table:formula="of:=IF([$_data_.O425];[$_data_.O425];&quot;&quot;)">
            <text:p/>
          </table:table-cell>
          <table:table-cell table:formula="of:=IF([$_data_.P425];[$_data_.P425];&quot;&quot;)">
            <text:p/>
          </table:table-cell>
          <table:table-cell table:formula="of:=IF([$_data_.Q425];[$_data_.Q425];&quot;&quot;)">
            <text:p/>
          </table:table-cell>
          <table:table-cell table:formula="of:=IF([$_data_.R425];[$_data_.R425];&quot;&quot;)">
            <text:p/>
          </table:table-cell>
          <table:table-cell table:formula="of:=IF([$_data_.S425];[$_data_.S425];&quot;&quot;)">
            <text:p/>
          </table:table-cell>
          <table:table-cell table:formula="of:=IF([$_data_.T425];[$_data_.T425];&quot;&quot;)">
            <text:p/>
          </table:table-cell>
          <table:table-cell table:formula="of:=IF([$_data_.U425];[$_data_.U425];&quot;&quot;)">
            <text:p/>
          </table:table-cell>
        </table:table-row>
        <table:table-row table:style-name="ro1">
          <table:table-cell table:formula="of:=IF([$_data_.A426];[$_data_.A426];&quot;&quot;)">
            <text:p/>
          </table:table-cell>
          <table:table-cell table:formula="of:=IF([$_data_.B426];[$_data_.B426];&quot;&quot;)">
            <text:p/>
          </table:table-cell>
          <table:table-cell table:formula="of:=IF([$_data_.C426];[$_data_.C426];&quot;&quot;)">
            <text:p/>
          </table:table-cell>
          <table:table-cell table:formula="of:=IF([$_data_.D426];[$_data_.D426];&quot;&quot;)">
            <text:p/>
          </table:table-cell>
          <table:table-cell table:formula="of:=IF([$_data_.E426];[$_data_.E426];&quot;&quot;)">
            <text:p/>
          </table:table-cell>
          <table:table-cell table:formula="of:=IF([$_data_.F426];[$_data_.F426];&quot;&quot;)">
            <text:p/>
          </table:table-cell>
          <table:table-cell table:formula="of:=IF([$_data_.G426];[$_data_.G426];&quot;&quot;)">
            <text:p/>
          </table:table-cell>
          <table:table-cell table:formula="of:=IF([$_data_.H426];[$_data_.H426];&quot;&quot;)">
            <text:p/>
          </table:table-cell>
          <table:table-cell table:formula="of:=IF([$_data_.I426];[$_data_.I426];&quot;&quot;)">
            <text:p/>
          </table:table-cell>
          <table:table-cell table:formula="of:=IF([$_data_.J426];[$_data_.J426];&quot;&quot;)">
            <text:p/>
          </table:table-cell>
          <table:table-cell table:formula="of:=IF([$_data_.K426];[$_data_.K426];&quot;&quot;)">
            <text:p/>
          </table:table-cell>
          <table:table-cell table:formula="of:=IF([$_data_.L426];[$_data_.L426];&quot;&quot;)">
            <text:p/>
          </table:table-cell>
          <table:table-cell table:formula="of:=IF([$_data_.M426];[$_data_.M426];&quot;&quot;)">
            <text:p/>
          </table:table-cell>
          <table:table-cell table:formula="of:=IF([$_data_.N426];[$_data_.N426];&quot;&quot;)">
            <text:p/>
          </table:table-cell>
          <table:table-cell table:formula="of:=IF([$_data_.O426];[$_data_.O426];&quot;&quot;)">
            <text:p/>
          </table:table-cell>
          <table:table-cell table:formula="of:=IF([$_data_.P426];[$_data_.P426];&quot;&quot;)">
            <text:p/>
          </table:table-cell>
          <table:table-cell table:formula="of:=IF([$_data_.Q426];[$_data_.Q426];&quot;&quot;)">
            <text:p/>
          </table:table-cell>
          <table:table-cell table:formula="of:=IF([$_data_.R426];[$_data_.R426];&quot;&quot;)">
            <text:p/>
          </table:table-cell>
          <table:table-cell table:formula="of:=IF([$_data_.S426];[$_data_.S426];&quot;&quot;)">
            <text:p/>
          </table:table-cell>
          <table:table-cell table:formula="of:=IF([$_data_.T426];[$_data_.T426];&quot;&quot;)">
            <text:p/>
          </table:table-cell>
          <table:table-cell table:formula="of:=IF([$_data_.U426];[$_data_.U426];&quot;&quot;)">
            <text:p/>
          </table:table-cell>
        </table:table-row>
        <table:table-row table:style-name="ro1">
          <table:table-cell table:formula="of:=IF([$_data_.A427];[$_data_.A427];&quot;&quot;)">
            <text:p/>
          </table:table-cell>
          <table:table-cell table:formula="of:=IF([$_data_.B427];[$_data_.B427];&quot;&quot;)">
            <text:p/>
          </table:table-cell>
          <table:table-cell table:formula="of:=IF([$_data_.C427];[$_data_.C427];&quot;&quot;)">
            <text:p/>
          </table:table-cell>
          <table:table-cell table:formula="of:=IF([$_data_.D427];[$_data_.D427];&quot;&quot;)">
            <text:p/>
          </table:table-cell>
          <table:table-cell table:formula="of:=IF([$_data_.E427];[$_data_.E427];&quot;&quot;)">
            <text:p/>
          </table:table-cell>
          <table:table-cell table:formula="of:=IF([$_data_.F427];[$_data_.F427];&quot;&quot;)">
            <text:p/>
          </table:table-cell>
          <table:table-cell table:formula="of:=IF([$_data_.G427];[$_data_.G427];&quot;&quot;)">
            <text:p/>
          </table:table-cell>
          <table:table-cell table:formula="of:=IF([$_data_.H427];[$_data_.H427];&quot;&quot;)">
            <text:p/>
          </table:table-cell>
          <table:table-cell table:formula="of:=IF([$_data_.I427];[$_data_.I427];&quot;&quot;)">
            <text:p/>
          </table:table-cell>
          <table:table-cell table:formula="of:=IF([$_data_.J427];[$_data_.J427];&quot;&quot;)">
            <text:p/>
          </table:table-cell>
          <table:table-cell table:formula="of:=IF([$_data_.K427];[$_data_.K427];&quot;&quot;)">
            <text:p/>
          </table:table-cell>
          <table:table-cell table:formula="of:=IF([$_data_.L427];[$_data_.L427];&quot;&quot;)">
            <text:p/>
          </table:table-cell>
          <table:table-cell table:formula="of:=IF([$_data_.M427];[$_data_.M427];&quot;&quot;)">
            <text:p/>
          </table:table-cell>
          <table:table-cell table:formula="of:=IF([$_data_.N427];[$_data_.N427];&quot;&quot;)">
            <text:p/>
          </table:table-cell>
          <table:table-cell table:formula="of:=IF([$_data_.O427];[$_data_.O427];&quot;&quot;)">
            <text:p/>
          </table:table-cell>
          <table:table-cell table:formula="of:=IF([$_data_.P427];[$_data_.P427];&quot;&quot;)">
            <text:p/>
          </table:table-cell>
          <table:table-cell table:formula="of:=IF([$_data_.Q427];[$_data_.Q427];&quot;&quot;)">
            <text:p/>
          </table:table-cell>
          <table:table-cell table:formula="of:=IF([$_data_.R427];[$_data_.R427];&quot;&quot;)">
            <text:p/>
          </table:table-cell>
          <table:table-cell table:formula="of:=IF([$_data_.S427];[$_data_.S427];&quot;&quot;)">
            <text:p/>
          </table:table-cell>
          <table:table-cell table:formula="of:=IF([$_data_.T427];[$_data_.T427];&quot;&quot;)">
            <text:p/>
          </table:table-cell>
          <table:table-cell table:formula="of:=IF([$_data_.U427];[$_data_.U427];&quot;&quot;)">
            <text:p/>
          </table:table-cell>
        </table:table-row>
        <table:table-row table:style-name="ro1">
          <table:table-cell table:formula="of:=IF([$_data_.A428];[$_data_.A428];&quot;&quot;)">
            <text:p/>
          </table:table-cell>
          <table:table-cell table:formula="of:=IF([$_data_.B428];[$_data_.B428];&quot;&quot;)">
            <text:p/>
          </table:table-cell>
          <table:table-cell table:formula="of:=IF([$_data_.C428];[$_data_.C428];&quot;&quot;)">
            <text:p/>
          </table:table-cell>
          <table:table-cell table:formula="of:=IF([$_data_.D428];[$_data_.D428];&quot;&quot;)">
            <text:p/>
          </table:table-cell>
          <table:table-cell table:formula="of:=IF([$_data_.E428];[$_data_.E428];&quot;&quot;)">
            <text:p/>
          </table:table-cell>
          <table:table-cell table:formula="of:=IF([$_data_.F428];[$_data_.F428];&quot;&quot;)">
            <text:p/>
          </table:table-cell>
          <table:table-cell table:formula="of:=IF([$_data_.G428];[$_data_.G428];&quot;&quot;)">
            <text:p/>
          </table:table-cell>
          <table:table-cell table:formula="of:=IF([$_data_.H428];[$_data_.H428];&quot;&quot;)">
            <text:p/>
          </table:table-cell>
          <table:table-cell table:formula="of:=IF([$_data_.I428];[$_data_.I428];&quot;&quot;)">
            <text:p/>
          </table:table-cell>
          <table:table-cell table:formula="of:=IF([$_data_.J428];[$_data_.J428];&quot;&quot;)">
            <text:p/>
          </table:table-cell>
          <table:table-cell table:formula="of:=IF([$_data_.K428];[$_data_.K428];&quot;&quot;)">
            <text:p/>
          </table:table-cell>
          <table:table-cell table:formula="of:=IF([$_data_.L428];[$_data_.L428];&quot;&quot;)">
            <text:p/>
          </table:table-cell>
          <table:table-cell table:formula="of:=IF([$_data_.M428];[$_data_.M428];&quot;&quot;)">
            <text:p/>
          </table:table-cell>
          <table:table-cell table:formula="of:=IF([$_data_.N428];[$_data_.N428];&quot;&quot;)">
            <text:p/>
          </table:table-cell>
          <table:table-cell table:formula="of:=IF([$_data_.O428];[$_data_.O428];&quot;&quot;)">
            <text:p/>
          </table:table-cell>
          <table:table-cell table:formula="of:=IF([$_data_.P428];[$_data_.P428];&quot;&quot;)">
            <text:p/>
          </table:table-cell>
          <table:table-cell table:formula="of:=IF([$_data_.Q428];[$_data_.Q428];&quot;&quot;)">
            <text:p/>
          </table:table-cell>
          <table:table-cell table:formula="of:=IF([$_data_.R428];[$_data_.R428];&quot;&quot;)">
            <text:p/>
          </table:table-cell>
          <table:table-cell table:formula="of:=IF([$_data_.S428];[$_data_.S428];&quot;&quot;)">
            <text:p/>
          </table:table-cell>
          <table:table-cell table:formula="of:=IF([$_data_.T428];[$_data_.T428];&quot;&quot;)">
            <text:p/>
          </table:table-cell>
          <table:table-cell table:formula="of:=IF([$_data_.U428];[$_data_.U428];&quot;&quot;)">
            <text:p/>
          </table:table-cell>
        </table:table-row>
        <table:table-row table:style-name="ro1">
          <table:table-cell table:formula="of:=IF([$_data_.A429];[$_data_.A429];&quot;&quot;)">
            <text:p/>
          </table:table-cell>
          <table:table-cell table:formula="of:=IF([$_data_.B429];[$_data_.B429];&quot;&quot;)">
            <text:p/>
          </table:table-cell>
          <table:table-cell table:formula="of:=IF([$_data_.C429];[$_data_.C429];&quot;&quot;)">
            <text:p/>
          </table:table-cell>
          <table:table-cell table:formula="of:=IF([$_data_.D429];[$_data_.D429];&quot;&quot;)">
            <text:p/>
          </table:table-cell>
          <table:table-cell table:formula="of:=IF([$_data_.E429];[$_data_.E429];&quot;&quot;)">
            <text:p/>
          </table:table-cell>
          <table:table-cell table:formula="of:=IF([$_data_.F429];[$_data_.F429];&quot;&quot;)">
            <text:p/>
          </table:table-cell>
          <table:table-cell table:formula="of:=IF([$_data_.G429];[$_data_.G429];&quot;&quot;)">
            <text:p/>
          </table:table-cell>
          <table:table-cell table:formula="of:=IF([$_data_.H429];[$_data_.H429];&quot;&quot;)">
            <text:p/>
          </table:table-cell>
          <table:table-cell table:formula="of:=IF([$_data_.I429];[$_data_.I429];&quot;&quot;)">
            <text:p/>
          </table:table-cell>
          <table:table-cell table:formula="of:=IF([$_data_.J429];[$_data_.J429];&quot;&quot;)">
            <text:p/>
          </table:table-cell>
          <table:table-cell table:formula="of:=IF([$_data_.K429];[$_data_.K429];&quot;&quot;)">
            <text:p/>
          </table:table-cell>
          <table:table-cell table:formula="of:=IF([$_data_.L429];[$_data_.L429];&quot;&quot;)">
            <text:p/>
          </table:table-cell>
          <table:table-cell table:formula="of:=IF([$_data_.M429];[$_data_.M429];&quot;&quot;)">
            <text:p/>
          </table:table-cell>
          <table:table-cell table:formula="of:=IF([$_data_.N429];[$_data_.N429];&quot;&quot;)">
            <text:p/>
          </table:table-cell>
          <table:table-cell table:formula="of:=IF([$_data_.O429];[$_data_.O429];&quot;&quot;)">
            <text:p/>
          </table:table-cell>
          <table:table-cell table:formula="of:=IF([$_data_.P429];[$_data_.P429];&quot;&quot;)">
            <text:p/>
          </table:table-cell>
          <table:table-cell table:formula="of:=IF([$_data_.Q429];[$_data_.Q429];&quot;&quot;)">
            <text:p/>
          </table:table-cell>
          <table:table-cell table:formula="of:=IF([$_data_.R429];[$_data_.R429];&quot;&quot;)">
            <text:p/>
          </table:table-cell>
          <table:table-cell table:formula="of:=IF([$_data_.S429];[$_data_.S429];&quot;&quot;)">
            <text:p/>
          </table:table-cell>
          <table:table-cell table:formula="of:=IF([$_data_.T429];[$_data_.T429];&quot;&quot;)">
            <text:p/>
          </table:table-cell>
          <table:table-cell table:formula="of:=IF([$_data_.U429];[$_data_.U429];&quot;&quot;)">
            <text:p/>
          </table:table-cell>
        </table:table-row>
        <table:table-row table:style-name="ro1">
          <table:table-cell table:formula="of:=IF([$_data_.A430];[$_data_.A430];&quot;&quot;)">
            <text:p/>
          </table:table-cell>
          <table:table-cell table:formula="of:=IF([$_data_.B430];[$_data_.B430];&quot;&quot;)">
            <text:p/>
          </table:table-cell>
          <table:table-cell table:formula="of:=IF([$_data_.C430];[$_data_.C430];&quot;&quot;)">
            <text:p/>
          </table:table-cell>
          <table:table-cell table:formula="of:=IF([$_data_.D430];[$_data_.D430];&quot;&quot;)">
            <text:p/>
          </table:table-cell>
          <table:table-cell table:formula="of:=IF([$_data_.E430];[$_data_.E430];&quot;&quot;)">
            <text:p/>
          </table:table-cell>
          <table:table-cell table:formula="of:=IF([$_data_.F430];[$_data_.F430];&quot;&quot;)">
            <text:p/>
          </table:table-cell>
          <table:table-cell table:formula="of:=IF([$_data_.G430];[$_data_.G430];&quot;&quot;)">
            <text:p/>
          </table:table-cell>
          <table:table-cell table:formula="of:=IF([$_data_.H430];[$_data_.H430];&quot;&quot;)">
            <text:p/>
          </table:table-cell>
          <table:table-cell table:formula="of:=IF([$_data_.I430];[$_data_.I430];&quot;&quot;)">
            <text:p/>
          </table:table-cell>
          <table:table-cell table:formula="of:=IF([$_data_.J430];[$_data_.J430];&quot;&quot;)">
            <text:p/>
          </table:table-cell>
          <table:table-cell table:formula="of:=IF([$_data_.K430];[$_data_.K430];&quot;&quot;)">
            <text:p/>
          </table:table-cell>
          <table:table-cell table:formula="of:=IF([$_data_.L430];[$_data_.L430];&quot;&quot;)">
            <text:p/>
          </table:table-cell>
          <table:table-cell table:formula="of:=IF([$_data_.M430];[$_data_.M430];&quot;&quot;)">
            <text:p/>
          </table:table-cell>
          <table:table-cell table:formula="of:=IF([$_data_.N430];[$_data_.N430];&quot;&quot;)">
            <text:p/>
          </table:table-cell>
          <table:table-cell table:formula="of:=IF([$_data_.O430];[$_data_.O430];&quot;&quot;)">
            <text:p/>
          </table:table-cell>
          <table:table-cell table:formula="of:=IF([$_data_.P430];[$_data_.P430];&quot;&quot;)">
            <text:p/>
          </table:table-cell>
          <table:table-cell table:formula="of:=IF([$_data_.Q430];[$_data_.Q430];&quot;&quot;)">
            <text:p/>
          </table:table-cell>
          <table:table-cell table:formula="of:=IF([$_data_.R430];[$_data_.R430];&quot;&quot;)">
            <text:p/>
          </table:table-cell>
          <table:table-cell table:formula="of:=IF([$_data_.S430];[$_data_.S430];&quot;&quot;)">
            <text:p/>
          </table:table-cell>
          <table:table-cell table:formula="of:=IF([$_data_.T430];[$_data_.T430];&quot;&quot;)">
            <text:p/>
          </table:table-cell>
          <table:table-cell table:formula="of:=IF([$_data_.U430];[$_data_.U430];&quot;&quot;)">
            <text:p/>
          </table:table-cell>
        </table:table-row>
        <table:table-row table:style-name="ro1">
          <table:table-cell table:formula="of:=IF([$_data_.A431];[$_data_.A431];&quot;&quot;)">
            <text:p/>
          </table:table-cell>
          <table:table-cell table:formula="of:=IF([$_data_.B431];[$_data_.B431];&quot;&quot;)">
            <text:p/>
          </table:table-cell>
          <table:table-cell table:formula="of:=IF([$_data_.C431];[$_data_.C431];&quot;&quot;)">
            <text:p/>
          </table:table-cell>
          <table:table-cell table:formula="of:=IF([$_data_.D431];[$_data_.D431];&quot;&quot;)">
            <text:p/>
          </table:table-cell>
          <table:table-cell table:formula="of:=IF([$_data_.E431];[$_data_.E431];&quot;&quot;)">
            <text:p/>
          </table:table-cell>
          <table:table-cell table:formula="of:=IF([$_data_.F431];[$_data_.F431];&quot;&quot;)">
            <text:p/>
          </table:table-cell>
          <table:table-cell table:formula="of:=IF([$_data_.G431];[$_data_.G431];&quot;&quot;)">
            <text:p/>
          </table:table-cell>
          <table:table-cell table:formula="of:=IF([$_data_.H431];[$_data_.H431];&quot;&quot;)">
            <text:p/>
          </table:table-cell>
          <table:table-cell table:formula="of:=IF([$_data_.I431];[$_data_.I431];&quot;&quot;)">
            <text:p/>
          </table:table-cell>
          <table:table-cell table:formula="of:=IF([$_data_.J431];[$_data_.J431];&quot;&quot;)">
            <text:p/>
          </table:table-cell>
          <table:table-cell table:formula="of:=IF([$_data_.K431];[$_data_.K431];&quot;&quot;)">
            <text:p/>
          </table:table-cell>
          <table:table-cell table:formula="of:=IF([$_data_.L431];[$_data_.L431];&quot;&quot;)">
            <text:p/>
          </table:table-cell>
          <table:table-cell table:formula="of:=IF([$_data_.M431];[$_data_.M431];&quot;&quot;)">
            <text:p/>
          </table:table-cell>
          <table:table-cell table:formula="of:=IF([$_data_.N431];[$_data_.N431];&quot;&quot;)">
            <text:p/>
          </table:table-cell>
          <table:table-cell table:formula="of:=IF([$_data_.O431];[$_data_.O431];&quot;&quot;)">
            <text:p/>
          </table:table-cell>
          <table:table-cell table:formula="of:=IF([$_data_.P431];[$_data_.P431];&quot;&quot;)">
            <text:p/>
          </table:table-cell>
          <table:table-cell table:formula="of:=IF([$_data_.Q431];[$_data_.Q431];&quot;&quot;)">
            <text:p/>
          </table:table-cell>
          <table:table-cell table:formula="of:=IF([$_data_.R431];[$_data_.R431];&quot;&quot;)">
            <text:p/>
          </table:table-cell>
          <table:table-cell table:formula="of:=IF([$_data_.S431];[$_data_.S431];&quot;&quot;)">
            <text:p/>
          </table:table-cell>
          <table:table-cell table:formula="of:=IF([$_data_.T431];[$_data_.T431];&quot;&quot;)">
            <text:p/>
          </table:table-cell>
          <table:table-cell table:formula="of:=IF([$_data_.U431];[$_data_.U431];&quot;&quot;)">
            <text:p/>
          </table:table-cell>
        </table:table-row>
        <table:table-row table:style-name="ro1">
          <table:table-cell table:formula="of:=IF([$_data_.A432];[$_data_.A432];&quot;&quot;)">
            <text:p/>
          </table:table-cell>
          <table:table-cell table:formula="of:=IF([$_data_.B432];[$_data_.B432];&quot;&quot;)">
            <text:p/>
          </table:table-cell>
          <table:table-cell table:formula="of:=IF([$_data_.C432];[$_data_.C432];&quot;&quot;)">
            <text:p/>
          </table:table-cell>
          <table:table-cell table:formula="of:=IF([$_data_.D432];[$_data_.D432];&quot;&quot;)">
            <text:p/>
          </table:table-cell>
          <table:table-cell table:formula="of:=IF([$_data_.E432];[$_data_.E432];&quot;&quot;)">
            <text:p/>
          </table:table-cell>
          <table:table-cell table:formula="of:=IF([$_data_.F432];[$_data_.F432];&quot;&quot;)">
            <text:p/>
          </table:table-cell>
          <table:table-cell table:formula="of:=IF([$_data_.G432];[$_data_.G432];&quot;&quot;)">
            <text:p/>
          </table:table-cell>
          <table:table-cell table:formula="of:=IF([$_data_.H432];[$_data_.H432];&quot;&quot;)">
            <text:p/>
          </table:table-cell>
          <table:table-cell table:formula="of:=IF([$_data_.I432];[$_data_.I432];&quot;&quot;)">
            <text:p/>
          </table:table-cell>
          <table:table-cell table:formula="of:=IF([$_data_.J432];[$_data_.J432];&quot;&quot;)">
            <text:p/>
          </table:table-cell>
          <table:table-cell table:formula="of:=IF([$_data_.K432];[$_data_.K432];&quot;&quot;)">
            <text:p/>
          </table:table-cell>
          <table:table-cell table:formula="of:=IF([$_data_.L432];[$_data_.L432];&quot;&quot;)">
            <text:p/>
          </table:table-cell>
          <table:table-cell table:formula="of:=IF([$_data_.M432];[$_data_.M432];&quot;&quot;)">
            <text:p/>
          </table:table-cell>
          <table:table-cell table:formula="of:=IF([$_data_.N432];[$_data_.N432];&quot;&quot;)">
            <text:p/>
          </table:table-cell>
          <table:table-cell table:formula="of:=IF([$_data_.O432];[$_data_.O432];&quot;&quot;)">
            <text:p/>
          </table:table-cell>
          <table:table-cell table:formula="of:=IF([$_data_.P432];[$_data_.P432];&quot;&quot;)">
            <text:p/>
          </table:table-cell>
          <table:table-cell table:formula="of:=IF([$_data_.Q432];[$_data_.Q432];&quot;&quot;)">
            <text:p/>
          </table:table-cell>
          <table:table-cell table:formula="of:=IF([$_data_.R432];[$_data_.R432];&quot;&quot;)">
            <text:p/>
          </table:table-cell>
          <table:table-cell table:formula="of:=IF([$_data_.S432];[$_data_.S432];&quot;&quot;)">
            <text:p/>
          </table:table-cell>
          <table:table-cell table:formula="of:=IF([$_data_.T432];[$_data_.T432];&quot;&quot;)">
            <text:p/>
          </table:table-cell>
          <table:table-cell table:formula="of:=IF([$_data_.U432];[$_data_.U432];&quot;&quot;)">
            <text:p/>
          </table:table-cell>
        </table:table-row>
        <table:table-row table:style-name="ro1">
          <table:table-cell table:formula="of:=IF([$_data_.A433];[$_data_.A433];&quot;&quot;)">
            <text:p/>
          </table:table-cell>
          <table:table-cell table:formula="of:=IF([$_data_.B433];[$_data_.B433];&quot;&quot;)">
            <text:p/>
          </table:table-cell>
          <table:table-cell table:formula="of:=IF([$_data_.C433];[$_data_.C433];&quot;&quot;)">
            <text:p/>
          </table:table-cell>
          <table:table-cell table:formula="of:=IF([$_data_.D433];[$_data_.D433];&quot;&quot;)">
            <text:p/>
          </table:table-cell>
          <table:table-cell table:formula="of:=IF([$_data_.E433];[$_data_.E433];&quot;&quot;)">
            <text:p/>
          </table:table-cell>
          <table:table-cell table:formula="of:=IF([$_data_.F433];[$_data_.F433];&quot;&quot;)">
            <text:p/>
          </table:table-cell>
          <table:table-cell table:formula="of:=IF([$_data_.G433];[$_data_.G433];&quot;&quot;)">
            <text:p/>
          </table:table-cell>
          <table:table-cell table:formula="of:=IF([$_data_.H433];[$_data_.H433];&quot;&quot;)">
            <text:p/>
          </table:table-cell>
          <table:table-cell table:formula="of:=IF([$_data_.I433];[$_data_.I433];&quot;&quot;)">
            <text:p/>
          </table:table-cell>
          <table:table-cell table:formula="of:=IF([$_data_.J433];[$_data_.J433];&quot;&quot;)">
            <text:p/>
          </table:table-cell>
          <table:table-cell table:formula="of:=IF([$_data_.K433];[$_data_.K433];&quot;&quot;)">
            <text:p/>
          </table:table-cell>
          <table:table-cell table:formula="of:=IF([$_data_.L433];[$_data_.L433];&quot;&quot;)">
            <text:p/>
          </table:table-cell>
          <table:table-cell table:formula="of:=IF([$_data_.M433];[$_data_.M433];&quot;&quot;)">
            <text:p/>
          </table:table-cell>
          <table:table-cell table:formula="of:=IF([$_data_.N433];[$_data_.N433];&quot;&quot;)">
            <text:p/>
          </table:table-cell>
          <table:table-cell table:formula="of:=IF([$_data_.O433];[$_data_.O433];&quot;&quot;)">
            <text:p/>
          </table:table-cell>
          <table:table-cell table:formula="of:=IF([$_data_.P433];[$_data_.P433];&quot;&quot;)">
            <text:p/>
          </table:table-cell>
          <table:table-cell table:formula="of:=IF([$_data_.Q433];[$_data_.Q433];&quot;&quot;)">
            <text:p/>
          </table:table-cell>
          <table:table-cell table:formula="of:=IF([$_data_.R433];[$_data_.R433];&quot;&quot;)">
            <text:p/>
          </table:table-cell>
          <table:table-cell table:formula="of:=IF([$_data_.S433];[$_data_.S433];&quot;&quot;)">
            <text:p/>
          </table:table-cell>
          <table:table-cell table:formula="of:=IF([$_data_.T433];[$_data_.T433];&quot;&quot;)">
            <text:p/>
          </table:table-cell>
          <table:table-cell table:formula="of:=IF([$_data_.U433];[$_data_.U433];&quot;&quot;)">
            <text:p/>
          </table:table-cell>
        </table:table-row>
        <table:table-row table:style-name="ro1">
          <table:table-cell table:style-name="ce16" table:formula="of:=IF([$_data_.A434];[$_data_.A434];&quot;&quot;)">
            <text:p/>
          </table:table-cell>
          <table:table-cell table:style-name="ce71" table:formula="of:=IF([$_data_.B434];[$_data_.B434];&quot;&quot;)">
            <text:p/>
          </table:table-cell>
          <table:table-cell table:style-name="ce71" table:formula="of:=IF([$_data_.C434];[$_data_.C434];&quot;&quot;)">
            <text:p/>
          </table:table-cell>
          <table:table-cell table:style-name="ce71" table:formula="of:=IF([$_data_.D434];[$_data_.D434];&quot;&quot;)">
            <text:p/>
          </table:table-cell>
          <table:table-cell table:style-name="ce71" table:formula="of:=IF([$_data_.E434];[$_data_.E434];&quot;&quot;)">
            <text:p/>
          </table:table-cell>
          <table:table-cell table:style-name="ce71" table:formula="of:=IF([$_data_.F434];[$_data_.F434];&quot;&quot;)">
            <text:p/>
          </table:table-cell>
          <table:table-cell table:style-name="ce34" table:formula="of:=IF([$_data_.G434];[$_data_.G434];&quot;&quot;)">
            <text:p/>
          </table:table-cell>
          <table:table-cell table:style-name="ce34" table:formula="of:=IF([$_data_.H434];[$_data_.H434];&quot;&quot;)">
            <text:p/>
          </table:table-cell>
          <table:table-cell table:style-name="ce71" table:formula="of:=IF([$_data_.I434];[$_data_.I434];&quot;&quot;)">
            <text:p/>
          </table:table-cell>
          <table:table-cell table:style-name="ce71" table:formula="of:=IF([$_data_.J434];[$_data_.J434];&quot;&quot;)">
            <text:p/>
          </table:table-cell>
          <table:table-cell table:style-name="ce71" table:formula="of:=IF([$_data_.K434];[$_data_.K434];&quot;&quot;)">
            <text:p/>
          </table:table-cell>
          <table:table-cell table:style-name="ce71" table:formula="of:=IF([$_data_.L434];[$_data_.L434];&quot;&quot;)">
            <text:p/>
          </table:table-cell>
          <table:table-cell table:style-name="ce71" table:formula="of:=IF([$_data_.M434];[$_data_.M434];&quot;&quot;)">
            <text:p/>
          </table:table-cell>
          <table:table-cell table:style-name="ce71" table:formula="of:=IF([$_data_.N434];[$_data_.N434];&quot;&quot;)">
            <text:p/>
          </table:table-cell>
          <table:table-cell table:style-name="ce71" table:formula="of:=IF([$_data_.O434];[$_data_.O434];&quot;&quot;)">
            <text:p/>
          </table:table-cell>
          <table:table-cell table:style-name="ce71" table:formula="of:=IF([$_data_.P434];[$_data_.P434];&quot;&quot;)">
            <text:p/>
          </table:table-cell>
          <table:table-cell table:style-name="ce71" table:formula="of:=IF([$_data_.Q434];[$_data_.Q434];&quot;&quot;)">
            <text:p/>
          </table:table-cell>
          <table:table-cell table:style-name="ce71" table:formula="of:=IF([$_data_.R434];[$_data_.R434];&quot;&quot;)">
            <text:p/>
          </table:table-cell>
          <table:table-cell table:style-name="ce71" table:formula="of:=IF([$_data_.S434];[$_data_.S434];&quot;&quot;)">
            <text:p/>
          </table:table-cell>
          <table:table-cell table:style-name="ce71" table:formula="of:=IF([$_data_.T434];[$_data_.T434];&quot;&quot;)">
            <text:p/>
          </table:table-cell>
          <table:table-cell table:style-name="ce75" table:formula="of:=IF([$_data_.U434];[$_data_.U43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Joulu.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Joulu.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Joulu.P3:.P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Joulu.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Joulu.Q3:.Q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Joulu.F3:.F35];[Joulu.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Joulu.R3:.R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Joulu.F3:.F35];[Joulu.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Joulu.F3:.F35];[Joulu.I3:.I35];&quot;=1&quot;;[Joulu.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oulu.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Joulu.F3:.F35];[Joulu.I3:.I35];&quot;=1&quot;;[Joulu.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02];[$_data_.A402];&quot;&quot;)">
            <text:p/>
          </table:table-cell>
          <table:table-cell table:style-name="ce27" table:formula="of:=IF([$_data_.V402]=&quot;&quot;;&quot;&quot;;[$_data_.V402])" table:number-columns-spanned="20" table:number-rows-spanned="1">
            <text:p/>
          </table:table-cell>
          <table:covered-table-cell table:style-name="ce67" table:formula="of:=IF(#REF!.[Heinä.C86]=&quot;&quot;;&quot;&quot;;#REF!.[Heinä.C86])" office:value-type="string" office:string-value="" calcext:value-type="error">
            <text:p>Err:508</text:p>
          </table:covered-table-cell>
          <table:covered-table-cell table:style-name="ce67" table:formula="of:=IF(#REF!.[Heinä.D86]=&quot;&quot;;&quot;&quot;;#REF!.[Hein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Heinä.F86]=&quot;&quot;;&quot;&quot;;#REF!.[Heinä.F86])" office:value-type="string" office:string-value="" calcext:value-type="error">
            <text:p>Err:508</text:p>
          </table:covered-table-cell>
          <table:covered-table-cell table:style-name="ce67" table:formula="of:=IF(#REF!.[Heinä.G86]=&quot;&quot;;&quot;&quot;;#REF!.[Heinä.G86])" office:value-type="string" office:string-value="" calcext:value-type="error">
            <text:p>Err:508</text:p>
          </table:covered-table-cell>
          <table:covered-table-cell table:style-name="ce67" table:formula="of:=IF(#REF!.[Heinä.H86]=&quot;&quot;;&quot;&quot;;#REF!.[Heinä.H86])" office:value-type="string" office:string-value="" calcext:value-type="error">
            <text:p>Err:508</text:p>
          </table:covered-table-cell>
          <table:covered-table-cell table:style-name="ce67" table:formula="of:=IF(#REF!.[Heinä.I86]=&quot;&quot;;&quot;&quot;;#REF!.[Heinä.I86])" office:value-type="string" office:string-value="" calcext:value-type="error">
            <text:p>Err:508</text:p>
          </table:covered-table-cell>
          <table:covered-table-cell table:style-name="ce67" table:formula="of:=IF(#REF!.[Heinä.J86]=&quot;&quot;;&quot;&quot;;#REF!.[Heinä.J86])" office:value-type="string" office:string-value="" calcext:value-type="error">
            <text:p>Err:508</text:p>
          </table:covered-table-cell>
          <table:covered-table-cell table:style-name="ce67" table:formula="of:=IF(#REF!.[Heinä.K86]=&quot;&quot;;&quot;&quot;;#REF!.[Heinä.K86])" office:value-type="string" office:string-value="" calcext:value-type="error">
            <text:p>Err:508</text:p>
          </table:covered-table-cell>
          <table:covered-table-cell table:style-name="ce67" table:formula="of:=IF(#REF!.[Heinä.L86]=&quot;&quot;;&quot;&quot;;#REF!.[Heinä.L86])" office:value-type="string" office:string-value="" calcext:value-type="error">
            <text:p>Err:508</text:p>
          </table:covered-table-cell>
          <table:covered-table-cell table:style-name="ce67" table:formula="of:=IF(#REF!.[Heinä.M86]=&quot;&quot;;&quot;&quot;;#REF!.[Heinä.M86])" office:value-type="string" office:string-value="" calcext:value-type="error">
            <text:p>Err:508</text:p>
          </table:covered-table-cell>
          <table:covered-table-cell table:style-name="ce67" table:formula="of:=IF(#REF!.[Heinä.N86]=&quot;&quot;;&quot;&quot;;#REF!.[Heinä.N86])" office:value-type="string" office:string-value="" calcext:value-type="error">
            <text:p>Err:508</text:p>
          </table:covered-table-cell>
          <table:covered-table-cell table:style-name="ce67" table:formula="of:=IF(#REF!.[Heinä.O86]=&quot;&quot;;&quot;&quot;;#REF!.[Heinä.O86])" office:value-type="string" office:string-value="" calcext:value-type="error">
            <text:p>Err:508</text:p>
          </table:covered-table-cell>
          <table:covered-table-cell table:style-name="ce67" table:formula="of:=IF(#REF!.[Heinä.P86]=&quot;&quot;;&quot;&quot;;#REF!.[Heinä.P86])" office:value-type="string" office:string-value="" calcext:value-type="error">
            <text:p>Err:508</text:p>
          </table:covered-table-cell>
          <table:covered-table-cell table:style-name="ce67" table:formula="of:=IF(#REF!.[Heinä.Q86]=&quot;&quot;;&quot;&quot;;#REF!.[Heinä.Q86])" office:value-type="string" office:string-value="" calcext:value-type="error">
            <text:p>Err:508</text:p>
          </table:covered-table-cell>
          <table:covered-table-cell table:style-name="ce67" table:formula="of:=IF(#REF!.[Heinä.R86]=&quot;&quot;;&quot;&quot;;#REF!.[Heinä.R86])" office:value-type="string" office:string-value="" calcext:value-type="error">
            <text:p>Err:508</text:p>
          </table:covered-table-cell>
          <table:covered-table-cell table:style-name="ce67" table:formula="of:=IF(#REF!.[Heinä.S86]=&quot;&quot;;&quot;&quot;;#REF!.[Heinä.S86])" office:value-type="string" office:string-value="" calcext:value-type="error">
            <text:p>Err:508</text:p>
          </table:covered-table-cell>
          <table:covered-table-cell table:style-name="ce67" table:formula="of:=IF(#REF!.[Heinä.T86]=&quot;&quot;;&quot;&quot;;#REF!.[Heinä.T86])" office:value-type="string" office:string-value="" calcext:value-type="error">
            <text:p>Err:508</text:p>
          </table:covered-table-cell>
          <table:covered-table-cell table:style-name="ce76" table:formula="of:=IF(#REF!.[Heinä.U86]=&quot;&quot;;&quot;&quot;;#REF!.[Heinä.U86])" office:value-type="string" office:string-value="" calcext:value-type="error">
            <text:p>Err:508</text:p>
          </table:covered-table-cell>
        </table:table-row>
        <table:table-row table:style-name="ro1">
          <table:table-cell table:formula="of:=IF([$_data_.A403];[$_data_.A403];&quot;&quot;)">
            <text:p/>
          </table:table-cell>
          <table:table-cell table:style-name="ce28" table:formula="of:=IF([$_data_.V403]=&quot;&quot;;&quot;&quot;;[$_data_.V403])" table:number-columns-spanned="20" table:number-rows-spanned="1">
            <text:p/>
          </table:table-cell>
          <table:covered-table-cell table:style-name="ce72" table:formula="of:=IF(#REF!.[Heinä.C87]=&quot;&quot;;&quot;&quot;;#REF!.[Heinä.C87])" office:value-type="string" office:string-value="" calcext:value-type="error">
            <text:p>Err:508</text:p>
          </table:covered-table-cell>
          <table:covered-table-cell table:style-name="ce72" table:formula="of:=IF(#REF!.[Heinä.D87]=&quot;&quot;;&quot;&quot;;#REF!.[Heinä.D8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7]=&quot;&quot;;&quot;&quot;;#REF!.[Heinä.F87])" office:value-type="string" office:string-value="" calcext:value-type="error">
            <text:p>Err:508</text:p>
          </table:covered-table-cell>
          <table:covered-table-cell table:style-name="ce72" table:formula="of:=IF(#REF!.[Heinä.G87]=&quot;&quot;;&quot;&quot;;#REF!.[Heinä.G87])" office:value-type="string" office:string-value="" calcext:value-type="error">
            <text:p>Err:508</text:p>
          </table:covered-table-cell>
          <table:covered-table-cell table:style-name="ce72" table:formula="of:=IF(#REF!.[Heinä.H87]=&quot;&quot;;&quot;&quot;;#REF!.[Heinä.H87])" office:value-type="string" office:string-value="" calcext:value-type="error">
            <text:p>Err:508</text:p>
          </table:covered-table-cell>
          <table:covered-table-cell table:style-name="ce72" table:formula="of:=IF(#REF!.[Heinä.I87]=&quot;&quot;;&quot;&quot;;#REF!.[Heinä.I87])" office:value-type="string" office:string-value="" calcext:value-type="error">
            <text:p>Err:508</text:p>
          </table:covered-table-cell>
          <table:covered-table-cell table:style-name="ce72" table:formula="of:=IF(#REF!.[Heinä.J87]=&quot;&quot;;&quot;&quot;;#REF!.[Heinä.J87])" office:value-type="string" office:string-value="" calcext:value-type="error">
            <text:p>Err:508</text:p>
          </table:covered-table-cell>
          <table:covered-table-cell table:style-name="ce72" table:formula="of:=IF(#REF!.[Heinä.K87]=&quot;&quot;;&quot;&quot;;#REF!.[Heinä.K87])" office:value-type="string" office:string-value="" calcext:value-type="error">
            <text:p>Err:508</text:p>
          </table:covered-table-cell>
          <table:covered-table-cell table:style-name="ce72" table:formula="of:=IF(#REF!.[Heinä.L87]=&quot;&quot;;&quot;&quot;;#REF!.[Heinä.L87])" office:value-type="string" office:string-value="" calcext:value-type="error">
            <text:p>Err:508</text:p>
          </table:covered-table-cell>
          <table:covered-table-cell table:style-name="ce72" table:formula="of:=IF(#REF!.[Heinä.M87]=&quot;&quot;;&quot;&quot;;#REF!.[Heinä.M87])" office:value-type="string" office:string-value="" calcext:value-type="error">
            <text:p>Err:508</text:p>
          </table:covered-table-cell>
          <table:covered-table-cell table:style-name="ce72" table:formula="of:=IF(#REF!.[Heinä.N87]=&quot;&quot;;&quot;&quot;;#REF!.[Heinä.N87])" office:value-type="string" office:string-value="" calcext:value-type="error">
            <text:p>Err:508</text:p>
          </table:covered-table-cell>
          <table:covered-table-cell table:style-name="ce72" table:formula="of:=IF(#REF!.[Heinä.O87]=&quot;&quot;;&quot;&quot;;#REF!.[Heinä.O87])" office:value-type="string" office:string-value="" calcext:value-type="error">
            <text:p>Err:508</text:p>
          </table:covered-table-cell>
          <table:covered-table-cell table:style-name="ce72" table:formula="of:=IF(#REF!.[Heinä.P87]=&quot;&quot;;&quot;&quot;;#REF!.[Heinä.P87])" office:value-type="string" office:string-value="" calcext:value-type="error">
            <text:p>Err:508</text:p>
          </table:covered-table-cell>
          <table:covered-table-cell table:style-name="ce72" table:formula="of:=IF(#REF!.[Heinä.Q87]=&quot;&quot;;&quot;&quot;;#REF!.[Heinä.Q87])" office:value-type="string" office:string-value="" calcext:value-type="error">
            <text:p>Err:508</text:p>
          </table:covered-table-cell>
          <table:covered-table-cell table:style-name="ce72" table:formula="of:=IF(#REF!.[Heinä.R87]=&quot;&quot;;&quot;&quot;;#REF!.[Heinä.R87])" office:value-type="string" office:string-value="" calcext:value-type="error">
            <text:p>Err:508</text:p>
          </table:covered-table-cell>
          <table:covered-table-cell table:style-name="ce72" table:formula="of:=IF(#REF!.[Heinä.S87]=&quot;&quot;;&quot;&quot;;#REF!.[Heinä.S87])" office:value-type="string" office:string-value="" calcext:value-type="error">
            <text:p>Err:508</text:p>
          </table:covered-table-cell>
          <table:covered-table-cell table:style-name="ce72" table:formula="of:=IF(#REF!.[Heinä.T87]=&quot;&quot;;&quot;&quot;;#REF!.[Heinä.T87])" office:value-type="string" office:string-value="" calcext:value-type="error">
            <text:p>Err:508</text:p>
          </table:covered-table-cell>
          <table:covered-table-cell table:style-name="ce77" table:formula="of:=IF(#REF!.[Heinä.U87]=&quot;&quot;;&quot;&quot;;#REF!.[Heinä.U87])" office:value-type="string" office:string-value="" calcext:value-type="error">
            <text:p>Err:508</text:p>
          </table:covered-table-cell>
        </table:table-row>
        <table:table-row table:style-name="ro1">
          <table:table-cell table:formula="of:=IF([$_data_.A404];[$_data_.A404];&quot;&quot;)">
            <text:p/>
          </table:table-cell>
          <table:table-cell table:style-name="ce28" table:formula="of:=IF([$_data_.V404]=&quot;&quot;;&quot;&quot;;[$_data_.V404])" table:number-columns-spanned="20" table:number-rows-spanned="1">
            <text:p/>
          </table:table-cell>
          <table:covered-table-cell table:style-name="ce72" table:formula="of:=IF(#REF!.[Heinä.C88]=&quot;&quot;;&quot;&quot;;#REF!.[Heinä.C88])" office:value-type="string" office:string-value="" calcext:value-type="error">
            <text:p>Err:508</text:p>
          </table:covered-table-cell>
          <table:covered-table-cell table:style-name="ce72" table:formula="of:=IF(#REF!.[Heinä.D88]=&quot;&quot;;&quot;&quot;;#REF!.[Heinä.D8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8]=&quot;&quot;;&quot;&quot;;#REF!.[Heinä.F88])" office:value-type="string" office:string-value="" calcext:value-type="error">
            <text:p>Err:508</text:p>
          </table:covered-table-cell>
          <table:covered-table-cell table:style-name="ce72" table:formula="of:=IF(#REF!.[Heinä.G88]=&quot;&quot;;&quot;&quot;;#REF!.[Heinä.G88])" office:value-type="string" office:string-value="" calcext:value-type="error">
            <text:p>Err:508</text:p>
          </table:covered-table-cell>
          <table:covered-table-cell table:style-name="ce72" table:formula="of:=IF(#REF!.[Heinä.H88]=&quot;&quot;;&quot;&quot;;#REF!.[Heinä.H88])" office:value-type="string" office:string-value="" calcext:value-type="error">
            <text:p>Err:508</text:p>
          </table:covered-table-cell>
          <table:covered-table-cell table:style-name="ce72" table:formula="of:=IF(#REF!.[Heinä.I88]=&quot;&quot;;&quot;&quot;;#REF!.[Heinä.I88])" office:value-type="string" office:string-value="" calcext:value-type="error">
            <text:p>Err:508</text:p>
          </table:covered-table-cell>
          <table:covered-table-cell table:style-name="ce72" table:formula="of:=IF(#REF!.[Heinä.J88]=&quot;&quot;;&quot;&quot;;#REF!.[Heinä.J88])" office:value-type="string" office:string-value="" calcext:value-type="error">
            <text:p>Err:508</text:p>
          </table:covered-table-cell>
          <table:covered-table-cell table:style-name="ce72" table:formula="of:=IF(#REF!.[Heinä.K88]=&quot;&quot;;&quot;&quot;;#REF!.[Heinä.K88])" office:value-type="string" office:string-value="" calcext:value-type="error">
            <text:p>Err:508</text:p>
          </table:covered-table-cell>
          <table:covered-table-cell table:style-name="ce72" table:formula="of:=IF(#REF!.[Heinä.L88]=&quot;&quot;;&quot;&quot;;#REF!.[Heinä.L88])" office:value-type="string" office:string-value="" calcext:value-type="error">
            <text:p>Err:508</text:p>
          </table:covered-table-cell>
          <table:covered-table-cell table:style-name="ce72" table:formula="of:=IF(#REF!.[Heinä.M88]=&quot;&quot;;&quot;&quot;;#REF!.[Heinä.M88])" office:value-type="string" office:string-value="" calcext:value-type="error">
            <text:p>Err:508</text:p>
          </table:covered-table-cell>
          <table:covered-table-cell table:style-name="ce72" table:formula="of:=IF(#REF!.[Heinä.N88]=&quot;&quot;;&quot;&quot;;#REF!.[Heinä.N88])" office:value-type="string" office:string-value="" calcext:value-type="error">
            <text:p>Err:508</text:p>
          </table:covered-table-cell>
          <table:covered-table-cell table:style-name="ce72" table:formula="of:=IF(#REF!.[Heinä.O88]=&quot;&quot;;&quot;&quot;;#REF!.[Heinä.O88])" office:value-type="string" office:string-value="" calcext:value-type="error">
            <text:p>Err:508</text:p>
          </table:covered-table-cell>
          <table:covered-table-cell table:style-name="ce72" table:formula="of:=IF(#REF!.[Heinä.P88]=&quot;&quot;;&quot;&quot;;#REF!.[Heinä.P88])" office:value-type="string" office:string-value="" calcext:value-type="error">
            <text:p>Err:508</text:p>
          </table:covered-table-cell>
          <table:covered-table-cell table:style-name="ce72" table:formula="of:=IF(#REF!.[Heinä.Q88]=&quot;&quot;;&quot;&quot;;#REF!.[Heinä.Q88])" office:value-type="string" office:string-value="" calcext:value-type="error">
            <text:p>Err:508</text:p>
          </table:covered-table-cell>
          <table:covered-table-cell table:style-name="ce72" table:formula="of:=IF(#REF!.[Heinä.R88]=&quot;&quot;;&quot;&quot;;#REF!.[Heinä.R88])" office:value-type="string" office:string-value="" calcext:value-type="error">
            <text:p>Err:508</text:p>
          </table:covered-table-cell>
          <table:covered-table-cell table:style-name="ce72" table:formula="of:=IF(#REF!.[Heinä.S88]=&quot;&quot;;&quot;&quot;;#REF!.[Heinä.S88])" office:value-type="string" office:string-value="" calcext:value-type="error">
            <text:p>Err:508</text:p>
          </table:covered-table-cell>
          <table:covered-table-cell table:style-name="ce72" table:formula="of:=IF(#REF!.[Heinä.T88]=&quot;&quot;;&quot;&quot;;#REF!.[Heinä.T88])" office:value-type="string" office:string-value="" calcext:value-type="error">
            <text:p>Err:508</text:p>
          </table:covered-table-cell>
          <table:covered-table-cell table:style-name="ce77" table:formula="of:=IF(#REF!.[Heinä.U88]=&quot;&quot;;&quot;&quot;;#REF!.[Heinä.U88])" office:value-type="string" office:string-value="" calcext:value-type="error">
            <text:p>Err:508</text:p>
          </table:covered-table-cell>
        </table:table-row>
        <table:table-row table:style-name="ro1">
          <table:table-cell table:formula="of:=IF([$_data_.A405];[$_data_.A405];&quot;&quot;)">
            <text:p/>
          </table:table-cell>
          <table:table-cell table:style-name="ce28" table:formula="of:=IF([$_data_.V405]=&quot;&quot;;&quot;&quot;;[$_data_.V405])" table:number-columns-spanned="20" table:number-rows-spanned="1">
            <text:p/>
          </table:table-cell>
          <table:covered-table-cell table:style-name="ce72" table:formula="of:=IF(#REF!.[Heinä.C89]=&quot;&quot;;&quot;&quot;;#REF!.[Heinä.C89])" office:value-type="string" office:string-value="" calcext:value-type="error">
            <text:p>Err:508</text:p>
          </table:covered-table-cell>
          <table:covered-table-cell table:style-name="ce72" table:formula="of:=IF(#REF!.[Heinä.D89]=&quot;&quot;;&quot;&quot;;#REF!.[Heinä.D8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9]=&quot;&quot;;&quot;&quot;;#REF!.[Heinä.F89])" office:value-type="string" office:string-value="" calcext:value-type="error">
            <text:p>Err:508</text:p>
          </table:covered-table-cell>
          <table:covered-table-cell table:style-name="ce72" table:formula="of:=IF(#REF!.[Heinä.G89]=&quot;&quot;;&quot;&quot;;#REF!.[Heinä.G89])" office:value-type="string" office:string-value="" calcext:value-type="error">
            <text:p>Err:508</text:p>
          </table:covered-table-cell>
          <table:covered-table-cell table:style-name="ce72" table:formula="of:=IF(#REF!.[Heinä.H89]=&quot;&quot;;&quot;&quot;;#REF!.[Heinä.H89])" office:value-type="string" office:string-value="" calcext:value-type="error">
            <text:p>Err:508</text:p>
          </table:covered-table-cell>
          <table:covered-table-cell table:style-name="ce72" table:formula="of:=IF(#REF!.[Heinä.I89]=&quot;&quot;;&quot;&quot;;#REF!.[Heinä.I89])" office:value-type="string" office:string-value="" calcext:value-type="error">
            <text:p>Err:508</text:p>
          </table:covered-table-cell>
          <table:covered-table-cell table:style-name="ce72" table:formula="of:=IF(#REF!.[Heinä.J89]=&quot;&quot;;&quot;&quot;;#REF!.[Heinä.J89])" office:value-type="string" office:string-value="" calcext:value-type="error">
            <text:p>Err:508</text:p>
          </table:covered-table-cell>
          <table:covered-table-cell table:style-name="ce72" table:formula="of:=IF(#REF!.[Heinä.K89]=&quot;&quot;;&quot;&quot;;#REF!.[Heinä.K89])" office:value-type="string" office:string-value="" calcext:value-type="error">
            <text:p>Err:508</text:p>
          </table:covered-table-cell>
          <table:covered-table-cell table:style-name="ce72" table:formula="of:=IF(#REF!.[Heinä.L89]=&quot;&quot;;&quot;&quot;;#REF!.[Heinä.L89])" office:value-type="string" office:string-value="" calcext:value-type="error">
            <text:p>Err:508</text:p>
          </table:covered-table-cell>
          <table:covered-table-cell table:style-name="ce72" table:formula="of:=IF(#REF!.[Heinä.M89]=&quot;&quot;;&quot;&quot;;#REF!.[Heinä.M89])" office:value-type="string" office:string-value="" calcext:value-type="error">
            <text:p>Err:508</text:p>
          </table:covered-table-cell>
          <table:covered-table-cell table:style-name="ce72" table:formula="of:=IF(#REF!.[Heinä.N89]=&quot;&quot;;&quot;&quot;;#REF!.[Heinä.N89])" office:value-type="string" office:string-value="" calcext:value-type="error">
            <text:p>Err:508</text:p>
          </table:covered-table-cell>
          <table:covered-table-cell table:style-name="ce72" table:formula="of:=IF(#REF!.[Heinä.O89]=&quot;&quot;;&quot;&quot;;#REF!.[Heinä.O89])" office:value-type="string" office:string-value="" calcext:value-type="error">
            <text:p>Err:508</text:p>
          </table:covered-table-cell>
          <table:covered-table-cell table:style-name="ce72" table:formula="of:=IF(#REF!.[Heinä.P89]=&quot;&quot;;&quot;&quot;;#REF!.[Heinä.P89])" office:value-type="string" office:string-value="" calcext:value-type="error">
            <text:p>Err:508</text:p>
          </table:covered-table-cell>
          <table:covered-table-cell table:style-name="ce72" table:formula="of:=IF(#REF!.[Heinä.Q89]=&quot;&quot;;&quot;&quot;;#REF!.[Heinä.Q89])" office:value-type="string" office:string-value="" calcext:value-type="error">
            <text:p>Err:508</text:p>
          </table:covered-table-cell>
          <table:covered-table-cell table:style-name="ce72" table:formula="of:=IF(#REF!.[Heinä.R89]=&quot;&quot;;&quot;&quot;;#REF!.[Heinä.R89])" office:value-type="string" office:string-value="" calcext:value-type="error">
            <text:p>Err:508</text:p>
          </table:covered-table-cell>
          <table:covered-table-cell table:style-name="ce72" table:formula="of:=IF(#REF!.[Heinä.S89]=&quot;&quot;;&quot;&quot;;#REF!.[Heinä.S89])" office:value-type="string" office:string-value="" calcext:value-type="error">
            <text:p>Err:508</text:p>
          </table:covered-table-cell>
          <table:covered-table-cell table:style-name="ce72" table:formula="of:=IF(#REF!.[Heinä.T89]=&quot;&quot;;&quot;&quot;;#REF!.[Heinä.T89])" office:value-type="string" office:string-value="" calcext:value-type="error">
            <text:p>Err:508</text:p>
          </table:covered-table-cell>
          <table:covered-table-cell table:style-name="ce77" table:formula="of:=IF(#REF!.[Heinä.U89]=&quot;&quot;;&quot;&quot;;#REF!.[Heinä.U89])" office:value-type="string" office:string-value="" calcext:value-type="error">
            <text:p>Err:508</text:p>
          </table:covered-table-cell>
        </table:table-row>
        <table:table-row table:style-name="ro1">
          <table:table-cell table:formula="of:=IF([$_data_.A406];[$_data_.A406];&quot;&quot;)">
            <text:p/>
          </table:table-cell>
          <table:table-cell table:style-name="ce28" table:formula="of:=IF([$_data_.V406]=&quot;&quot;;&quot;&quot;;[$_data_.V406])" table:number-columns-spanned="20" table:number-rows-spanned="1">
            <text:p/>
          </table:table-cell>
          <table:covered-table-cell table:style-name="ce72" table:formula="of:=IF(#REF!.[Heinä.C90]=&quot;&quot;;&quot;&quot;;#REF!.[Heinä.C90])" office:value-type="string" office:string-value="" calcext:value-type="error">
            <text:p>Err:508</text:p>
          </table:covered-table-cell>
          <table:covered-table-cell table:style-name="ce72" table:formula="of:=IF(#REF!.[Heinä.D90]=&quot;&quot;;&quot;&quot;;#REF!.[Heinä.D9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0]=&quot;&quot;;&quot;&quot;;#REF!.[Heinä.F90])" office:value-type="string" office:string-value="" calcext:value-type="error">
            <text:p>Err:508</text:p>
          </table:covered-table-cell>
          <table:covered-table-cell table:style-name="ce72" table:formula="of:=IF(#REF!.[Heinä.G90]=&quot;&quot;;&quot;&quot;;#REF!.[Heinä.G90])" office:value-type="string" office:string-value="" calcext:value-type="error">
            <text:p>Err:508</text:p>
          </table:covered-table-cell>
          <table:covered-table-cell table:style-name="ce72" table:formula="of:=IF(#REF!.[Heinä.H90]=&quot;&quot;;&quot;&quot;;#REF!.[Heinä.H90])" office:value-type="string" office:string-value="" calcext:value-type="error">
            <text:p>Err:508</text:p>
          </table:covered-table-cell>
          <table:covered-table-cell table:style-name="ce72" table:formula="of:=IF(#REF!.[Heinä.I90]=&quot;&quot;;&quot;&quot;;#REF!.[Heinä.I90])" office:value-type="string" office:string-value="" calcext:value-type="error">
            <text:p>Err:508</text:p>
          </table:covered-table-cell>
          <table:covered-table-cell table:style-name="ce72" table:formula="of:=IF(#REF!.[Heinä.J90]=&quot;&quot;;&quot;&quot;;#REF!.[Heinä.J90])" office:value-type="string" office:string-value="" calcext:value-type="error">
            <text:p>Err:508</text:p>
          </table:covered-table-cell>
          <table:covered-table-cell table:style-name="ce72" table:formula="of:=IF(#REF!.[Heinä.K90]=&quot;&quot;;&quot;&quot;;#REF!.[Heinä.K90])" office:value-type="string" office:string-value="" calcext:value-type="error">
            <text:p>Err:508</text:p>
          </table:covered-table-cell>
          <table:covered-table-cell table:style-name="ce72" table:formula="of:=IF(#REF!.[Heinä.L90]=&quot;&quot;;&quot;&quot;;#REF!.[Heinä.L90])" office:value-type="string" office:string-value="" calcext:value-type="error">
            <text:p>Err:508</text:p>
          </table:covered-table-cell>
          <table:covered-table-cell table:style-name="ce72" table:formula="of:=IF(#REF!.[Heinä.M90]=&quot;&quot;;&quot;&quot;;#REF!.[Heinä.M90])" office:value-type="string" office:string-value="" calcext:value-type="error">
            <text:p>Err:508</text:p>
          </table:covered-table-cell>
          <table:covered-table-cell table:style-name="ce72" table:formula="of:=IF(#REF!.[Heinä.N90]=&quot;&quot;;&quot;&quot;;#REF!.[Heinä.N90])" office:value-type="string" office:string-value="" calcext:value-type="error">
            <text:p>Err:508</text:p>
          </table:covered-table-cell>
          <table:covered-table-cell table:style-name="ce72" table:formula="of:=IF(#REF!.[Heinä.O90]=&quot;&quot;;&quot;&quot;;#REF!.[Heinä.O90])" office:value-type="string" office:string-value="" calcext:value-type="error">
            <text:p>Err:508</text:p>
          </table:covered-table-cell>
          <table:covered-table-cell table:style-name="ce72" table:formula="of:=IF(#REF!.[Heinä.P90]=&quot;&quot;;&quot;&quot;;#REF!.[Heinä.P90])" office:value-type="string" office:string-value="" calcext:value-type="error">
            <text:p>Err:508</text:p>
          </table:covered-table-cell>
          <table:covered-table-cell table:style-name="ce72" table:formula="of:=IF(#REF!.[Heinä.Q90]=&quot;&quot;;&quot;&quot;;#REF!.[Heinä.Q90])" office:value-type="string" office:string-value="" calcext:value-type="error">
            <text:p>Err:508</text:p>
          </table:covered-table-cell>
          <table:covered-table-cell table:style-name="ce72" table:formula="of:=IF(#REF!.[Heinä.R90]=&quot;&quot;;&quot;&quot;;#REF!.[Heinä.R90])" office:value-type="string" office:string-value="" calcext:value-type="error">
            <text:p>Err:508</text:p>
          </table:covered-table-cell>
          <table:covered-table-cell table:style-name="ce72" table:formula="of:=IF(#REF!.[Heinä.S90]=&quot;&quot;;&quot;&quot;;#REF!.[Heinä.S90])" office:value-type="string" office:string-value="" calcext:value-type="error">
            <text:p>Err:508</text:p>
          </table:covered-table-cell>
          <table:covered-table-cell table:style-name="ce72" table:formula="of:=IF(#REF!.[Heinä.T90]=&quot;&quot;;&quot;&quot;;#REF!.[Heinä.T90])" office:value-type="string" office:string-value="" calcext:value-type="error">
            <text:p>Err:508</text:p>
          </table:covered-table-cell>
          <table:covered-table-cell table:style-name="ce77" table:formula="of:=IF(#REF!.[Heinä.U90]=&quot;&quot;;&quot;&quot;;#REF!.[Heinä.U90])" office:value-type="string" office:string-value="" calcext:value-type="error">
            <text:p>Err:508</text:p>
          </table:covered-table-cell>
        </table:table-row>
        <table:table-row table:style-name="ro1">
          <table:table-cell table:formula="of:=IF([$_data_.A407];[$_data_.A407];&quot;&quot;)">
            <text:p/>
          </table:table-cell>
          <table:table-cell table:style-name="ce28" table:formula="of:=IF([$_data_.V407]=&quot;&quot;;&quot;&quot;;[$_data_.V407])" table:number-columns-spanned="20" table:number-rows-spanned="1">
            <text:p/>
          </table:table-cell>
          <table:covered-table-cell table:style-name="ce72" table:formula="of:=IF(#REF!.[Heinä.C91]=&quot;&quot;;&quot;&quot;;#REF!.[Heinä.C91])" office:value-type="string" office:string-value="" calcext:value-type="error">
            <text:p>Err:508</text:p>
          </table:covered-table-cell>
          <table:covered-table-cell table:style-name="ce72" table:formula="of:=IF(#REF!.[Heinä.D91]=&quot;&quot;;&quot;&quot;;#REF!.[Heinä.D9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1]=&quot;&quot;;&quot;&quot;;#REF!.[Heinä.F91])" office:value-type="string" office:string-value="" calcext:value-type="error">
            <text:p>Err:508</text:p>
          </table:covered-table-cell>
          <table:covered-table-cell table:style-name="ce72" table:formula="of:=IF(#REF!.[Heinä.G91]=&quot;&quot;;&quot;&quot;;#REF!.[Heinä.G91])" office:value-type="string" office:string-value="" calcext:value-type="error">
            <text:p>Err:508</text:p>
          </table:covered-table-cell>
          <table:covered-table-cell table:style-name="ce72" table:formula="of:=IF(#REF!.[Heinä.H91]=&quot;&quot;;&quot;&quot;;#REF!.[Heinä.H91])" office:value-type="string" office:string-value="" calcext:value-type="error">
            <text:p>Err:508</text:p>
          </table:covered-table-cell>
          <table:covered-table-cell table:style-name="ce72" table:formula="of:=IF(#REF!.[Heinä.I91]=&quot;&quot;;&quot;&quot;;#REF!.[Heinä.I91])" office:value-type="string" office:string-value="" calcext:value-type="error">
            <text:p>Err:508</text:p>
          </table:covered-table-cell>
          <table:covered-table-cell table:style-name="ce72" table:formula="of:=IF(#REF!.[Heinä.J91]=&quot;&quot;;&quot;&quot;;#REF!.[Heinä.J91])" office:value-type="string" office:string-value="" calcext:value-type="error">
            <text:p>Err:508</text:p>
          </table:covered-table-cell>
          <table:covered-table-cell table:style-name="ce72" table:formula="of:=IF(#REF!.[Heinä.K91]=&quot;&quot;;&quot;&quot;;#REF!.[Heinä.K91])" office:value-type="string" office:string-value="" calcext:value-type="error">
            <text:p>Err:508</text:p>
          </table:covered-table-cell>
          <table:covered-table-cell table:style-name="ce72" table:formula="of:=IF(#REF!.[Heinä.L91]=&quot;&quot;;&quot;&quot;;#REF!.[Heinä.L91])" office:value-type="string" office:string-value="" calcext:value-type="error">
            <text:p>Err:508</text:p>
          </table:covered-table-cell>
          <table:covered-table-cell table:style-name="ce72" table:formula="of:=IF(#REF!.[Heinä.M91]=&quot;&quot;;&quot;&quot;;#REF!.[Heinä.M91])" office:value-type="string" office:string-value="" calcext:value-type="error">
            <text:p>Err:508</text:p>
          </table:covered-table-cell>
          <table:covered-table-cell table:style-name="ce72" table:formula="of:=IF(#REF!.[Heinä.N91]=&quot;&quot;;&quot;&quot;;#REF!.[Heinä.N91])" office:value-type="string" office:string-value="" calcext:value-type="error">
            <text:p>Err:508</text:p>
          </table:covered-table-cell>
          <table:covered-table-cell table:style-name="ce72" table:formula="of:=IF(#REF!.[Heinä.O91]=&quot;&quot;;&quot;&quot;;#REF!.[Heinä.O91])" office:value-type="string" office:string-value="" calcext:value-type="error">
            <text:p>Err:508</text:p>
          </table:covered-table-cell>
          <table:covered-table-cell table:style-name="ce72" table:formula="of:=IF(#REF!.[Heinä.P91]=&quot;&quot;;&quot;&quot;;#REF!.[Heinä.P91])" office:value-type="string" office:string-value="" calcext:value-type="error">
            <text:p>Err:508</text:p>
          </table:covered-table-cell>
          <table:covered-table-cell table:style-name="ce72" table:formula="of:=IF(#REF!.[Heinä.Q91]=&quot;&quot;;&quot;&quot;;#REF!.[Heinä.Q91])" office:value-type="string" office:string-value="" calcext:value-type="error">
            <text:p>Err:508</text:p>
          </table:covered-table-cell>
          <table:covered-table-cell table:style-name="ce72" table:formula="of:=IF(#REF!.[Heinä.R91]=&quot;&quot;;&quot;&quot;;#REF!.[Heinä.R91])" office:value-type="string" office:string-value="" calcext:value-type="error">
            <text:p>Err:508</text:p>
          </table:covered-table-cell>
          <table:covered-table-cell table:style-name="ce72" table:formula="of:=IF(#REF!.[Heinä.S91]=&quot;&quot;;&quot;&quot;;#REF!.[Heinä.S91])" office:value-type="string" office:string-value="" calcext:value-type="error">
            <text:p>Err:508</text:p>
          </table:covered-table-cell>
          <table:covered-table-cell table:style-name="ce72" table:formula="of:=IF(#REF!.[Heinä.T91]=&quot;&quot;;&quot;&quot;;#REF!.[Heinä.T91])" office:value-type="string" office:string-value="" calcext:value-type="error">
            <text:p>Err:508</text:p>
          </table:covered-table-cell>
          <table:covered-table-cell table:style-name="ce77" table:formula="of:=IF(#REF!.[Heinä.U91]=&quot;&quot;;&quot;&quot;;#REF!.[Heinä.U91])" office:value-type="string" office:string-value="" calcext:value-type="error">
            <text:p>Err:508</text:p>
          </table:covered-table-cell>
        </table:table-row>
        <table:table-row table:style-name="ro1">
          <table:table-cell table:formula="of:=IF([$_data_.A408];[$_data_.A408];&quot;&quot;)">
            <text:p/>
          </table:table-cell>
          <table:table-cell table:style-name="ce28" table:formula="of:=IF([$_data_.V408]=&quot;&quot;;&quot;&quot;;[$_data_.V408])" table:number-columns-spanned="20" table:number-rows-spanned="1">
            <text:p/>
          </table:table-cell>
          <table:covered-table-cell table:style-name="ce72" table:formula="of:=IF(#REF!.[Heinä.C92]=&quot;&quot;;&quot;&quot;;#REF!.[Heinä.C92])" office:value-type="string" office:string-value="" calcext:value-type="error">
            <text:p>Err:508</text:p>
          </table:covered-table-cell>
          <table:covered-table-cell table:style-name="ce72" table:formula="of:=IF(#REF!.[Heinä.D92]=&quot;&quot;;&quot;&quot;;#REF!.[Heinä.D9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2]=&quot;&quot;;&quot;&quot;;#REF!.[Heinä.F92])" office:value-type="string" office:string-value="" calcext:value-type="error">
            <text:p>Err:508</text:p>
          </table:covered-table-cell>
          <table:covered-table-cell table:style-name="ce72" table:formula="of:=IF(#REF!.[Heinä.G92]=&quot;&quot;;&quot;&quot;;#REF!.[Heinä.G92])" office:value-type="string" office:string-value="" calcext:value-type="error">
            <text:p>Err:508</text:p>
          </table:covered-table-cell>
          <table:covered-table-cell table:style-name="ce72" table:formula="of:=IF(#REF!.[Heinä.H92]=&quot;&quot;;&quot;&quot;;#REF!.[Heinä.H92])" office:value-type="string" office:string-value="" calcext:value-type="error">
            <text:p>Err:508</text:p>
          </table:covered-table-cell>
          <table:covered-table-cell table:style-name="ce72" table:formula="of:=IF(#REF!.[Heinä.I92]=&quot;&quot;;&quot;&quot;;#REF!.[Heinä.I92])" office:value-type="string" office:string-value="" calcext:value-type="error">
            <text:p>Err:508</text:p>
          </table:covered-table-cell>
          <table:covered-table-cell table:style-name="ce72" table:formula="of:=IF(#REF!.[Heinä.J92]=&quot;&quot;;&quot;&quot;;#REF!.[Heinä.J92])" office:value-type="string" office:string-value="" calcext:value-type="error">
            <text:p>Err:508</text:p>
          </table:covered-table-cell>
          <table:covered-table-cell table:style-name="ce72" table:formula="of:=IF(#REF!.[Heinä.K92]=&quot;&quot;;&quot;&quot;;#REF!.[Heinä.K92])" office:value-type="string" office:string-value="" calcext:value-type="error">
            <text:p>Err:508</text:p>
          </table:covered-table-cell>
          <table:covered-table-cell table:style-name="ce72" table:formula="of:=IF(#REF!.[Heinä.L92]=&quot;&quot;;&quot;&quot;;#REF!.[Heinä.L92])" office:value-type="string" office:string-value="" calcext:value-type="error">
            <text:p>Err:508</text:p>
          </table:covered-table-cell>
          <table:covered-table-cell table:style-name="ce72" table:formula="of:=IF(#REF!.[Heinä.M92]=&quot;&quot;;&quot;&quot;;#REF!.[Heinä.M92])" office:value-type="string" office:string-value="" calcext:value-type="error">
            <text:p>Err:508</text:p>
          </table:covered-table-cell>
          <table:covered-table-cell table:style-name="ce72" table:formula="of:=IF(#REF!.[Heinä.N92]=&quot;&quot;;&quot;&quot;;#REF!.[Heinä.N92])" office:value-type="string" office:string-value="" calcext:value-type="error">
            <text:p>Err:508</text:p>
          </table:covered-table-cell>
          <table:covered-table-cell table:style-name="ce72" table:formula="of:=IF(#REF!.[Heinä.O92]=&quot;&quot;;&quot;&quot;;#REF!.[Heinä.O92])" office:value-type="string" office:string-value="" calcext:value-type="error">
            <text:p>Err:508</text:p>
          </table:covered-table-cell>
          <table:covered-table-cell table:style-name="ce72" table:formula="of:=IF(#REF!.[Heinä.P92]=&quot;&quot;;&quot;&quot;;#REF!.[Heinä.P92])" office:value-type="string" office:string-value="" calcext:value-type="error">
            <text:p>Err:508</text:p>
          </table:covered-table-cell>
          <table:covered-table-cell table:style-name="ce72" table:formula="of:=IF(#REF!.[Heinä.Q92]=&quot;&quot;;&quot;&quot;;#REF!.[Heinä.Q92])" office:value-type="string" office:string-value="" calcext:value-type="error">
            <text:p>Err:508</text:p>
          </table:covered-table-cell>
          <table:covered-table-cell table:style-name="ce72" table:formula="of:=IF(#REF!.[Heinä.R92]=&quot;&quot;;&quot;&quot;;#REF!.[Heinä.R92])" office:value-type="string" office:string-value="" calcext:value-type="error">
            <text:p>Err:508</text:p>
          </table:covered-table-cell>
          <table:covered-table-cell table:style-name="ce72" table:formula="of:=IF(#REF!.[Heinä.S92]=&quot;&quot;;&quot;&quot;;#REF!.[Heinä.S92])" office:value-type="string" office:string-value="" calcext:value-type="error">
            <text:p>Err:508</text:p>
          </table:covered-table-cell>
          <table:covered-table-cell table:style-name="ce72" table:formula="of:=IF(#REF!.[Heinä.T92]=&quot;&quot;;&quot;&quot;;#REF!.[Heinä.T92])" office:value-type="string" office:string-value="" calcext:value-type="error">
            <text:p>Err:508</text:p>
          </table:covered-table-cell>
          <table:covered-table-cell table:style-name="ce77" table:formula="of:=IF(#REF!.[Heinä.U92]=&quot;&quot;;&quot;&quot;;#REF!.[Heinä.U92])" office:value-type="string" office:string-value="" calcext:value-type="error">
            <text:p>Err:508</text:p>
          </table:covered-table-cell>
        </table:table-row>
        <table:table-row table:style-name="ro1">
          <table:table-cell table:formula="of:=IF([$_data_.A409];[$_data_.A409];&quot;&quot;)">
            <text:p/>
          </table:table-cell>
          <table:table-cell table:style-name="ce28" table:formula="of:=IF([$_data_.V409]=&quot;&quot;;&quot;&quot;;[$_data_.V409])" table:number-columns-spanned="20" table:number-rows-spanned="1">
            <text:p/>
          </table:table-cell>
          <table:covered-table-cell table:style-name="ce72" table:formula="of:=IF(#REF!.[Heinä.C93]=&quot;&quot;;&quot;&quot;;#REF!.[Heinä.C93])" office:value-type="string" office:string-value="" calcext:value-type="error">
            <text:p>Err:508</text:p>
          </table:covered-table-cell>
          <table:covered-table-cell table:style-name="ce72" table:formula="of:=IF(#REF!.[Heinä.D93]=&quot;&quot;;&quot;&quot;;#REF!.[Heinä.D9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3]=&quot;&quot;;&quot;&quot;;#REF!.[Heinä.F93])" office:value-type="string" office:string-value="" calcext:value-type="error">
            <text:p>Err:508</text:p>
          </table:covered-table-cell>
          <table:covered-table-cell table:style-name="ce72" table:formula="of:=IF(#REF!.[Heinä.G93]=&quot;&quot;;&quot;&quot;;#REF!.[Heinä.G93])" office:value-type="string" office:string-value="" calcext:value-type="error">
            <text:p>Err:508</text:p>
          </table:covered-table-cell>
          <table:covered-table-cell table:style-name="ce72" table:formula="of:=IF(#REF!.[Heinä.H93]=&quot;&quot;;&quot;&quot;;#REF!.[Heinä.H93])" office:value-type="string" office:string-value="" calcext:value-type="error">
            <text:p>Err:508</text:p>
          </table:covered-table-cell>
          <table:covered-table-cell table:style-name="ce72" table:formula="of:=IF(#REF!.[Heinä.I93]=&quot;&quot;;&quot;&quot;;#REF!.[Heinä.I93])" office:value-type="string" office:string-value="" calcext:value-type="error">
            <text:p>Err:508</text:p>
          </table:covered-table-cell>
          <table:covered-table-cell table:style-name="ce72" table:formula="of:=IF(#REF!.[Heinä.J93]=&quot;&quot;;&quot;&quot;;#REF!.[Heinä.J93])" office:value-type="string" office:string-value="" calcext:value-type="error">
            <text:p>Err:508</text:p>
          </table:covered-table-cell>
          <table:covered-table-cell table:style-name="ce72" table:formula="of:=IF(#REF!.[Heinä.K93]=&quot;&quot;;&quot;&quot;;#REF!.[Heinä.K93])" office:value-type="string" office:string-value="" calcext:value-type="error">
            <text:p>Err:508</text:p>
          </table:covered-table-cell>
          <table:covered-table-cell table:style-name="ce72" table:formula="of:=IF(#REF!.[Heinä.L93]=&quot;&quot;;&quot;&quot;;#REF!.[Heinä.L93])" office:value-type="string" office:string-value="" calcext:value-type="error">
            <text:p>Err:508</text:p>
          </table:covered-table-cell>
          <table:covered-table-cell table:style-name="ce72" table:formula="of:=IF(#REF!.[Heinä.M93]=&quot;&quot;;&quot;&quot;;#REF!.[Heinä.M93])" office:value-type="string" office:string-value="" calcext:value-type="error">
            <text:p>Err:508</text:p>
          </table:covered-table-cell>
          <table:covered-table-cell table:style-name="ce72" table:formula="of:=IF(#REF!.[Heinä.N93]=&quot;&quot;;&quot;&quot;;#REF!.[Heinä.N93])" office:value-type="string" office:string-value="" calcext:value-type="error">
            <text:p>Err:508</text:p>
          </table:covered-table-cell>
          <table:covered-table-cell table:style-name="ce72" table:formula="of:=IF(#REF!.[Heinä.O93]=&quot;&quot;;&quot;&quot;;#REF!.[Heinä.O93])" office:value-type="string" office:string-value="" calcext:value-type="error">
            <text:p>Err:508</text:p>
          </table:covered-table-cell>
          <table:covered-table-cell table:style-name="ce72" table:formula="of:=IF(#REF!.[Heinä.P93]=&quot;&quot;;&quot;&quot;;#REF!.[Heinä.P93])" office:value-type="string" office:string-value="" calcext:value-type="error">
            <text:p>Err:508</text:p>
          </table:covered-table-cell>
          <table:covered-table-cell table:style-name="ce72" table:formula="of:=IF(#REF!.[Heinä.Q93]=&quot;&quot;;&quot;&quot;;#REF!.[Heinä.Q93])" office:value-type="string" office:string-value="" calcext:value-type="error">
            <text:p>Err:508</text:p>
          </table:covered-table-cell>
          <table:covered-table-cell table:style-name="ce72" table:formula="of:=IF(#REF!.[Heinä.R93]=&quot;&quot;;&quot;&quot;;#REF!.[Heinä.R93])" office:value-type="string" office:string-value="" calcext:value-type="error">
            <text:p>Err:508</text:p>
          </table:covered-table-cell>
          <table:covered-table-cell table:style-name="ce72" table:formula="of:=IF(#REF!.[Heinä.S93]=&quot;&quot;;&quot;&quot;;#REF!.[Heinä.S93])" office:value-type="string" office:string-value="" calcext:value-type="error">
            <text:p>Err:508</text:p>
          </table:covered-table-cell>
          <table:covered-table-cell table:style-name="ce72" table:formula="of:=IF(#REF!.[Heinä.T93]=&quot;&quot;;&quot;&quot;;#REF!.[Heinä.T93])" office:value-type="string" office:string-value="" calcext:value-type="error">
            <text:p>Err:508</text:p>
          </table:covered-table-cell>
          <table:covered-table-cell table:style-name="ce77" table:formula="of:=IF(#REF!.[Heinä.U93]=&quot;&quot;;&quot;&quot;;#REF!.[Heinä.U93])" office:value-type="string" office:string-value="" calcext:value-type="error">
            <text:p>Err:508</text:p>
          </table:covered-table-cell>
        </table:table-row>
        <table:table-row table:style-name="ro1">
          <table:table-cell table:formula="of:=IF([$_data_.A410];[$_data_.A410];&quot;&quot;)">
            <text:p/>
          </table:table-cell>
          <table:table-cell table:style-name="ce28" table:formula="of:=IF([$_data_.V410]=&quot;&quot;;&quot;&quot;;[$_data_.V410])" table:number-columns-spanned="20" table:number-rows-spanned="1">
            <text:p/>
          </table:table-cell>
          <table:covered-table-cell table:style-name="ce72" table:formula="of:=IF(#REF!.[Heinä.C94]=&quot;&quot;;&quot;&quot;;#REF!.[Heinä.C94])" office:value-type="string" office:string-value="" calcext:value-type="error">
            <text:p>Err:508</text:p>
          </table:covered-table-cell>
          <table:covered-table-cell table:style-name="ce72" table:formula="of:=IF(#REF!.[Heinä.D94]=&quot;&quot;;&quot;&quot;;#REF!.[Heinä.D9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4]=&quot;&quot;;&quot;&quot;;#REF!.[Heinä.F94])" office:value-type="string" office:string-value="" calcext:value-type="error">
            <text:p>Err:508</text:p>
          </table:covered-table-cell>
          <table:covered-table-cell table:style-name="ce72" table:formula="of:=IF(#REF!.[Heinä.G94]=&quot;&quot;;&quot;&quot;;#REF!.[Heinä.G94])" office:value-type="string" office:string-value="" calcext:value-type="error">
            <text:p>Err:508</text:p>
          </table:covered-table-cell>
          <table:covered-table-cell table:style-name="ce72" table:formula="of:=IF(#REF!.[Heinä.H94]=&quot;&quot;;&quot;&quot;;#REF!.[Heinä.H94])" office:value-type="string" office:string-value="" calcext:value-type="error">
            <text:p>Err:508</text:p>
          </table:covered-table-cell>
          <table:covered-table-cell table:style-name="ce72" table:formula="of:=IF(#REF!.[Heinä.I94]=&quot;&quot;;&quot;&quot;;#REF!.[Heinä.I94])" office:value-type="string" office:string-value="" calcext:value-type="error">
            <text:p>Err:508</text:p>
          </table:covered-table-cell>
          <table:covered-table-cell table:style-name="ce72" table:formula="of:=IF(#REF!.[Heinä.J94]=&quot;&quot;;&quot;&quot;;#REF!.[Heinä.J94])" office:value-type="string" office:string-value="" calcext:value-type="error">
            <text:p>Err:508</text:p>
          </table:covered-table-cell>
          <table:covered-table-cell table:style-name="ce72" table:formula="of:=IF(#REF!.[Heinä.K94]=&quot;&quot;;&quot;&quot;;#REF!.[Heinä.K94])" office:value-type="string" office:string-value="" calcext:value-type="error">
            <text:p>Err:508</text:p>
          </table:covered-table-cell>
          <table:covered-table-cell table:style-name="ce72" table:formula="of:=IF(#REF!.[Heinä.L94]=&quot;&quot;;&quot;&quot;;#REF!.[Heinä.L94])" office:value-type="string" office:string-value="" calcext:value-type="error">
            <text:p>Err:508</text:p>
          </table:covered-table-cell>
          <table:covered-table-cell table:style-name="ce72" table:formula="of:=IF(#REF!.[Heinä.M94]=&quot;&quot;;&quot;&quot;;#REF!.[Heinä.M94])" office:value-type="string" office:string-value="" calcext:value-type="error">
            <text:p>Err:508</text:p>
          </table:covered-table-cell>
          <table:covered-table-cell table:style-name="ce72" table:formula="of:=IF(#REF!.[Heinä.N94]=&quot;&quot;;&quot;&quot;;#REF!.[Heinä.N94])" office:value-type="string" office:string-value="" calcext:value-type="error">
            <text:p>Err:508</text:p>
          </table:covered-table-cell>
          <table:covered-table-cell table:style-name="ce72" table:formula="of:=IF(#REF!.[Heinä.O94]=&quot;&quot;;&quot;&quot;;#REF!.[Heinä.O94])" office:value-type="string" office:string-value="" calcext:value-type="error">
            <text:p>Err:508</text:p>
          </table:covered-table-cell>
          <table:covered-table-cell table:style-name="ce72" table:formula="of:=IF(#REF!.[Heinä.P94]=&quot;&quot;;&quot;&quot;;#REF!.[Heinä.P94])" office:value-type="string" office:string-value="" calcext:value-type="error">
            <text:p>Err:508</text:p>
          </table:covered-table-cell>
          <table:covered-table-cell table:style-name="ce72" table:formula="of:=IF(#REF!.[Heinä.Q94]=&quot;&quot;;&quot;&quot;;#REF!.[Heinä.Q94])" office:value-type="string" office:string-value="" calcext:value-type="error">
            <text:p>Err:508</text:p>
          </table:covered-table-cell>
          <table:covered-table-cell table:style-name="ce72" table:formula="of:=IF(#REF!.[Heinä.R94]=&quot;&quot;;&quot;&quot;;#REF!.[Heinä.R94])" office:value-type="string" office:string-value="" calcext:value-type="error">
            <text:p>Err:508</text:p>
          </table:covered-table-cell>
          <table:covered-table-cell table:style-name="ce72" table:formula="of:=IF(#REF!.[Heinä.S94]=&quot;&quot;;&quot;&quot;;#REF!.[Heinä.S94])" office:value-type="string" office:string-value="" calcext:value-type="error">
            <text:p>Err:508</text:p>
          </table:covered-table-cell>
          <table:covered-table-cell table:style-name="ce72" table:formula="of:=IF(#REF!.[Heinä.T94]=&quot;&quot;;&quot;&quot;;#REF!.[Heinä.T94])" office:value-type="string" office:string-value="" calcext:value-type="error">
            <text:p>Err:508</text:p>
          </table:covered-table-cell>
          <table:covered-table-cell table:style-name="ce77" table:formula="of:=IF(#REF!.[Heinä.U94]=&quot;&quot;;&quot;&quot;;#REF!.[Heinä.U94])" office:value-type="string" office:string-value="" calcext:value-type="error">
            <text:p>Err:508</text:p>
          </table:covered-table-cell>
        </table:table-row>
        <table:table-row table:style-name="ro1">
          <table:table-cell table:formula="of:=IF([$_data_.A411];[$_data_.A411];&quot;&quot;)">
            <text:p/>
          </table:table-cell>
          <table:table-cell table:style-name="ce28" table:formula="of:=IF([$_data_.V411]=&quot;&quot;;&quot;&quot;;[$_data_.V411])" table:number-columns-spanned="20" table:number-rows-spanned="1">
            <text:p/>
          </table:table-cell>
          <table:covered-table-cell table:style-name="ce72" table:formula="of:=IF(#REF!.[Heinä.C95]=&quot;&quot;;&quot;&quot;;#REF!.[Heinä.C95])" office:value-type="string" office:string-value="" calcext:value-type="error">
            <text:p>Err:508</text:p>
          </table:covered-table-cell>
          <table:covered-table-cell table:style-name="ce72" table:formula="of:=IF(#REF!.[Heinä.D95]=&quot;&quot;;&quot;&quot;;#REF!.[Heinä.D9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5]=&quot;&quot;;&quot;&quot;;#REF!.[Heinä.F95])" office:value-type="string" office:string-value="" calcext:value-type="error">
            <text:p>Err:508</text:p>
          </table:covered-table-cell>
          <table:covered-table-cell table:style-name="ce72" table:formula="of:=IF(#REF!.[Heinä.G95]=&quot;&quot;;&quot;&quot;;#REF!.[Heinä.G95])" office:value-type="string" office:string-value="" calcext:value-type="error">
            <text:p>Err:508</text:p>
          </table:covered-table-cell>
          <table:covered-table-cell table:style-name="ce72" table:formula="of:=IF(#REF!.[Heinä.H95]=&quot;&quot;;&quot;&quot;;#REF!.[Heinä.H95])" office:value-type="string" office:string-value="" calcext:value-type="error">
            <text:p>Err:508</text:p>
          </table:covered-table-cell>
          <table:covered-table-cell table:style-name="ce72" table:formula="of:=IF(#REF!.[Heinä.I95]=&quot;&quot;;&quot;&quot;;#REF!.[Heinä.I95])" office:value-type="string" office:string-value="" calcext:value-type="error">
            <text:p>Err:508</text:p>
          </table:covered-table-cell>
          <table:covered-table-cell table:style-name="ce72" table:formula="of:=IF(#REF!.[Heinä.J95]=&quot;&quot;;&quot;&quot;;#REF!.[Heinä.J95])" office:value-type="string" office:string-value="" calcext:value-type="error">
            <text:p>Err:508</text:p>
          </table:covered-table-cell>
          <table:covered-table-cell table:style-name="ce72" table:formula="of:=IF(#REF!.[Heinä.K95]=&quot;&quot;;&quot;&quot;;#REF!.[Heinä.K95])" office:value-type="string" office:string-value="" calcext:value-type="error">
            <text:p>Err:508</text:p>
          </table:covered-table-cell>
          <table:covered-table-cell table:style-name="ce72" table:formula="of:=IF(#REF!.[Heinä.L95]=&quot;&quot;;&quot;&quot;;#REF!.[Heinä.L95])" office:value-type="string" office:string-value="" calcext:value-type="error">
            <text:p>Err:508</text:p>
          </table:covered-table-cell>
          <table:covered-table-cell table:style-name="ce72" table:formula="of:=IF(#REF!.[Heinä.M95]=&quot;&quot;;&quot;&quot;;#REF!.[Heinä.M95])" office:value-type="string" office:string-value="" calcext:value-type="error">
            <text:p>Err:508</text:p>
          </table:covered-table-cell>
          <table:covered-table-cell table:style-name="ce72" table:formula="of:=IF(#REF!.[Heinä.N95]=&quot;&quot;;&quot;&quot;;#REF!.[Heinä.N95])" office:value-type="string" office:string-value="" calcext:value-type="error">
            <text:p>Err:508</text:p>
          </table:covered-table-cell>
          <table:covered-table-cell table:style-name="ce72" table:formula="of:=IF(#REF!.[Heinä.O95]=&quot;&quot;;&quot;&quot;;#REF!.[Heinä.O95])" office:value-type="string" office:string-value="" calcext:value-type="error">
            <text:p>Err:508</text:p>
          </table:covered-table-cell>
          <table:covered-table-cell table:style-name="ce72" table:formula="of:=IF(#REF!.[Heinä.P95]=&quot;&quot;;&quot;&quot;;#REF!.[Heinä.P95])" office:value-type="string" office:string-value="" calcext:value-type="error">
            <text:p>Err:508</text:p>
          </table:covered-table-cell>
          <table:covered-table-cell table:style-name="ce72" table:formula="of:=IF(#REF!.[Heinä.Q95]=&quot;&quot;;&quot;&quot;;#REF!.[Heinä.Q95])" office:value-type="string" office:string-value="" calcext:value-type="error">
            <text:p>Err:508</text:p>
          </table:covered-table-cell>
          <table:covered-table-cell table:style-name="ce72" table:formula="of:=IF(#REF!.[Heinä.R95]=&quot;&quot;;&quot;&quot;;#REF!.[Heinä.R95])" office:value-type="string" office:string-value="" calcext:value-type="error">
            <text:p>Err:508</text:p>
          </table:covered-table-cell>
          <table:covered-table-cell table:style-name="ce72" table:formula="of:=IF(#REF!.[Heinä.S95]=&quot;&quot;;&quot;&quot;;#REF!.[Heinä.S95])" office:value-type="string" office:string-value="" calcext:value-type="error">
            <text:p>Err:508</text:p>
          </table:covered-table-cell>
          <table:covered-table-cell table:style-name="ce72" table:formula="of:=IF(#REF!.[Heinä.T95]=&quot;&quot;;&quot;&quot;;#REF!.[Heinä.T95])" office:value-type="string" office:string-value="" calcext:value-type="error">
            <text:p>Err:508</text:p>
          </table:covered-table-cell>
          <table:covered-table-cell table:style-name="ce77" table:formula="of:=IF(#REF!.[Heinä.U95]=&quot;&quot;;&quot;&quot;;#REF!.[Heinä.U95])" office:value-type="string" office:string-value="" calcext:value-type="error">
            <text:p>Err:508</text:p>
          </table:covered-table-cell>
        </table:table-row>
        <table:table-row table:style-name="ro1">
          <table:table-cell table:formula="of:=IF([$_data_.A412];[$_data_.A412];&quot;&quot;)">
            <text:p/>
          </table:table-cell>
          <table:table-cell table:style-name="ce28" table:formula="of:=IF([$_data_.V412]=&quot;&quot;;&quot;&quot;;[$_data_.V412])" table:number-columns-spanned="20" table:number-rows-spanned="1">
            <text:p/>
          </table:table-cell>
          <table:covered-table-cell table:style-name="ce72" table:formula="of:=IF(#REF!.[Heinä.C96]=&quot;&quot;;&quot;&quot;;#REF!.[Heinä.C96])" office:value-type="string" office:string-value="" calcext:value-type="error">
            <text:p>Err:508</text:p>
          </table:covered-table-cell>
          <table:covered-table-cell table:style-name="ce72" table:formula="of:=IF(#REF!.[Heinä.D96]=&quot;&quot;;&quot;&quot;;#REF!.[Heinä.D9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6]=&quot;&quot;;&quot;&quot;;#REF!.[Heinä.F96])" office:value-type="string" office:string-value="" calcext:value-type="error">
            <text:p>Err:508</text:p>
          </table:covered-table-cell>
          <table:covered-table-cell table:style-name="ce72" table:formula="of:=IF(#REF!.[Heinä.G96]=&quot;&quot;;&quot;&quot;;#REF!.[Heinä.G96])" office:value-type="string" office:string-value="" calcext:value-type="error">
            <text:p>Err:508</text:p>
          </table:covered-table-cell>
          <table:covered-table-cell table:style-name="ce72" table:formula="of:=IF(#REF!.[Heinä.H96]=&quot;&quot;;&quot;&quot;;#REF!.[Heinä.H96])" office:value-type="string" office:string-value="" calcext:value-type="error">
            <text:p>Err:508</text:p>
          </table:covered-table-cell>
          <table:covered-table-cell table:style-name="ce72" table:formula="of:=IF(#REF!.[Heinä.I96]=&quot;&quot;;&quot;&quot;;#REF!.[Heinä.I96])" office:value-type="string" office:string-value="" calcext:value-type="error">
            <text:p>Err:508</text:p>
          </table:covered-table-cell>
          <table:covered-table-cell table:style-name="ce72" table:formula="of:=IF(#REF!.[Heinä.J96]=&quot;&quot;;&quot;&quot;;#REF!.[Heinä.J96])" office:value-type="string" office:string-value="" calcext:value-type="error">
            <text:p>Err:508</text:p>
          </table:covered-table-cell>
          <table:covered-table-cell table:style-name="ce72" table:formula="of:=IF(#REF!.[Heinä.K96]=&quot;&quot;;&quot;&quot;;#REF!.[Heinä.K96])" office:value-type="string" office:string-value="" calcext:value-type="error">
            <text:p>Err:508</text:p>
          </table:covered-table-cell>
          <table:covered-table-cell table:style-name="ce72" table:formula="of:=IF(#REF!.[Heinä.L96]=&quot;&quot;;&quot;&quot;;#REF!.[Heinä.L96])" office:value-type="string" office:string-value="" calcext:value-type="error">
            <text:p>Err:508</text:p>
          </table:covered-table-cell>
          <table:covered-table-cell table:style-name="ce72" table:formula="of:=IF(#REF!.[Heinä.M96]=&quot;&quot;;&quot;&quot;;#REF!.[Heinä.M96])" office:value-type="string" office:string-value="" calcext:value-type="error">
            <text:p>Err:508</text:p>
          </table:covered-table-cell>
          <table:covered-table-cell table:style-name="ce72" table:formula="of:=IF(#REF!.[Heinä.N96]=&quot;&quot;;&quot;&quot;;#REF!.[Heinä.N96])" office:value-type="string" office:string-value="" calcext:value-type="error">
            <text:p>Err:508</text:p>
          </table:covered-table-cell>
          <table:covered-table-cell table:style-name="ce72" table:formula="of:=IF(#REF!.[Heinä.O96]=&quot;&quot;;&quot;&quot;;#REF!.[Heinä.O96])" office:value-type="string" office:string-value="" calcext:value-type="error">
            <text:p>Err:508</text:p>
          </table:covered-table-cell>
          <table:covered-table-cell table:style-name="ce72" table:formula="of:=IF(#REF!.[Heinä.P96]=&quot;&quot;;&quot;&quot;;#REF!.[Heinä.P96])" office:value-type="string" office:string-value="" calcext:value-type="error">
            <text:p>Err:508</text:p>
          </table:covered-table-cell>
          <table:covered-table-cell table:style-name="ce72" table:formula="of:=IF(#REF!.[Heinä.Q96]=&quot;&quot;;&quot;&quot;;#REF!.[Heinä.Q96])" office:value-type="string" office:string-value="" calcext:value-type="error">
            <text:p>Err:508</text:p>
          </table:covered-table-cell>
          <table:covered-table-cell table:style-name="ce72" table:formula="of:=IF(#REF!.[Heinä.R96]=&quot;&quot;;&quot;&quot;;#REF!.[Heinä.R96])" office:value-type="string" office:string-value="" calcext:value-type="error">
            <text:p>Err:508</text:p>
          </table:covered-table-cell>
          <table:covered-table-cell table:style-name="ce72" table:formula="of:=IF(#REF!.[Heinä.S96]=&quot;&quot;;&quot;&quot;;#REF!.[Heinä.S96])" office:value-type="string" office:string-value="" calcext:value-type="error">
            <text:p>Err:508</text:p>
          </table:covered-table-cell>
          <table:covered-table-cell table:style-name="ce72" table:formula="of:=IF(#REF!.[Heinä.T96]=&quot;&quot;;&quot;&quot;;#REF!.[Heinä.T96])" office:value-type="string" office:string-value="" calcext:value-type="error">
            <text:p>Err:508</text:p>
          </table:covered-table-cell>
          <table:covered-table-cell table:style-name="ce77" table:formula="of:=IF(#REF!.[Heinä.U96]=&quot;&quot;;&quot;&quot;;#REF!.[Heinä.U96])" office:value-type="string" office:string-value="" calcext:value-type="error">
            <text:p>Err:508</text:p>
          </table:covered-table-cell>
        </table:table-row>
        <table:table-row table:style-name="ro1">
          <table:table-cell table:formula="of:=IF([$_data_.A413];[$_data_.A413];&quot;&quot;)">
            <text:p/>
          </table:table-cell>
          <table:table-cell table:style-name="ce28" table:formula="of:=IF([$_data_.V413]=&quot;&quot;;&quot;&quot;;[$_data_.V413])" table:number-columns-spanned="20" table:number-rows-spanned="1">
            <text:p/>
          </table:table-cell>
          <table:covered-table-cell table:style-name="ce72" table:formula="of:=IF(#REF!.[Heinä.C97]=&quot;&quot;;&quot;&quot;;#REF!.[Heinä.C97])" office:value-type="string" office:string-value="" calcext:value-type="error">
            <text:p>Err:508</text:p>
          </table:covered-table-cell>
          <table:covered-table-cell table:style-name="ce72" table:formula="of:=IF(#REF!.[Heinä.D97]=&quot;&quot;;&quot;&quot;;#REF!.[Heinä.D9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7]=&quot;&quot;;&quot;&quot;;#REF!.[Heinä.F97])" office:value-type="string" office:string-value="" calcext:value-type="error">
            <text:p>Err:508</text:p>
          </table:covered-table-cell>
          <table:covered-table-cell table:style-name="ce72" table:formula="of:=IF(#REF!.[Heinä.G97]=&quot;&quot;;&quot;&quot;;#REF!.[Heinä.G97])" office:value-type="string" office:string-value="" calcext:value-type="error">
            <text:p>Err:508</text:p>
          </table:covered-table-cell>
          <table:covered-table-cell table:style-name="ce72" table:formula="of:=IF(#REF!.[Heinä.H97]=&quot;&quot;;&quot;&quot;;#REF!.[Heinä.H97])" office:value-type="string" office:string-value="" calcext:value-type="error">
            <text:p>Err:508</text:p>
          </table:covered-table-cell>
          <table:covered-table-cell table:style-name="ce72" table:formula="of:=IF(#REF!.[Heinä.I97]=&quot;&quot;;&quot;&quot;;#REF!.[Heinä.I97])" office:value-type="string" office:string-value="" calcext:value-type="error">
            <text:p>Err:508</text:p>
          </table:covered-table-cell>
          <table:covered-table-cell table:style-name="ce72" table:formula="of:=IF(#REF!.[Heinä.J97]=&quot;&quot;;&quot;&quot;;#REF!.[Heinä.J97])" office:value-type="string" office:string-value="" calcext:value-type="error">
            <text:p>Err:508</text:p>
          </table:covered-table-cell>
          <table:covered-table-cell table:style-name="ce72" table:formula="of:=IF(#REF!.[Heinä.K97]=&quot;&quot;;&quot;&quot;;#REF!.[Heinä.K97])" office:value-type="string" office:string-value="" calcext:value-type="error">
            <text:p>Err:508</text:p>
          </table:covered-table-cell>
          <table:covered-table-cell table:style-name="ce72" table:formula="of:=IF(#REF!.[Heinä.L97]=&quot;&quot;;&quot;&quot;;#REF!.[Heinä.L97])" office:value-type="string" office:string-value="" calcext:value-type="error">
            <text:p>Err:508</text:p>
          </table:covered-table-cell>
          <table:covered-table-cell table:style-name="ce72" table:formula="of:=IF(#REF!.[Heinä.M97]=&quot;&quot;;&quot;&quot;;#REF!.[Heinä.M97])" office:value-type="string" office:string-value="" calcext:value-type="error">
            <text:p>Err:508</text:p>
          </table:covered-table-cell>
          <table:covered-table-cell table:style-name="ce72" table:formula="of:=IF(#REF!.[Heinä.N97]=&quot;&quot;;&quot;&quot;;#REF!.[Heinä.N97])" office:value-type="string" office:string-value="" calcext:value-type="error">
            <text:p>Err:508</text:p>
          </table:covered-table-cell>
          <table:covered-table-cell table:style-name="ce72" table:formula="of:=IF(#REF!.[Heinä.O97]=&quot;&quot;;&quot;&quot;;#REF!.[Heinä.O97])" office:value-type="string" office:string-value="" calcext:value-type="error">
            <text:p>Err:508</text:p>
          </table:covered-table-cell>
          <table:covered-table-cell table:style-name="ce72" table:formula="of:=IF(#REF!.[Heinä.P97]=&quot;&quot;;&quot;&quot;;#REF!.[Heinä.P97])" office:value-type="string" office:string-value="" calcext:value-type="error">
            <text:p>Err:508</text:p>
          </table:covered-table-cell>
          <table:covered-table-cell table:style-name="ce72" table:formula="of:=IF(#REF!.[Heinä.Q97]=&quot;&quot;;&quot;&quot;;#REF!.[Heinä.Q97])" office:value-type="string" office:string-value="" calcext:value-type="error">
            <text:p>Err:508</text:p>
          </table:covered-table-cell>
          <table:covered-table-cell table:style-name="ce72" table:formula="of:=IF(#REF!.[Heinä.R97]=&quot;&quot;;&quot;&quot;;#REF!.[Heinä.R97])" office:value-type="string" office:string-value="" calcext:value-type="error">
            <text:p>Err:508</text:p>
          </table:covered-table-cell>
          <table:covered-table-cell table:style-name="ce72" table:formula="of:=IF(#REF!.[Heinä.S97]=&quot;&quot;;&quot;&quot;;#REF!.[Heinä.S97])" office:value-type="string" office:string-value="" calcext:value-type="error">
            <text:p>Err:508</text:p>
          </table:covered-table-cell>
          <table:covered-table-cell table:style-name="ce72" table:formula="of:=IF(#REF!.[Heinä.T97]=&quot;&quot;;&quot;&quot;;#REF!.[Heinä.T97])" office:value-type="string" office:string-value="" calcext:value-type="error">
            <text:p>Err:508</text:p>
          </table:covered-table-cell>
          <table:covered-table-cell table:style-name="ce77" table:formula="of:=IF(#REF!.[Heinä.U97]=&quot;&quot;;&quot;&quot;;#REF!.[Heinä.U97])" office:value-type="string" office:string-value="" calcext:value-type="error">
            <text:p>Err:508</text:p>
          </table:covered-table-cell>
        </table:table-row>
        <table:table-row table:style-name="ro1">
          <table:table-cell table:formula="of:=IF([$_data_.A414];[$_data_.A414];&quot;&quot;)">
            <text:p/>
          </table:table-cell>
          <table:table-cell table:style-name="ce28" table:formula="of:=IF([$_data_.V414]=&quot;&quot;;&quot;&quot;;[$_data_.V414])" table:number-columns-spanned="20" table:number-rows-spanned="1">
            <text:p/>
          </table:table-cell>
          <table:covered-table-cell table:style-name="ce72" table:formula="of:=IF(#REF!.[Heinä.C98]=&quot;&quot;;&quot;&quot;;#REF!.[Heinä.C98])" office:value-type="string" office:string-value="" calcext:value-type="error">
            <text:p>Err:508</text:p>
          </table:covered-table-cell>
          <table:covered-table-cell table:style-name="ce72" table:formula="of:=IF(#REF!.[Heinä.D98]=&quot;&quot;;&quot;&quot;;#REF!.[Heinä.D9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8]=&quot;&quot;;&quot;&quot;;#REF!.[Heinä.F98])" office:value-type="string" office:string-value="" calcext:value-type="error">
            <text:p>Err:508</text:p>
          </table:covered-table-cell>
          <table:covered-table-cell table:style-name="ce72" table:formula="of:=IF(#REF!.[Heinä.G98]=&quot;&quot;;&quot;&quot;;#REF!.[Heinä.G98])" office:value-type="string" office:string-value="" calcext:value-type="error">
            <text:p>Err:508</text:p>
          </table:covered-table-cell>
          <table:covered-table-cell table:style-name="ce72" table:formula="of:=IF(#REF!.[Heinä.H98]=&quot;&quot;;&quot;&quot;;#REF!.[Heinä.H98])" office:value-type="string" office:string-value="" calcext:value-type="error">
            <text:p>Err:508</text:p>
          </table:covered-table-cell>
          <table:covered-table-cell table:style-name="ce72" table:formula="of:=IF(#REF!.[Heinä.I98]=&quot;&quot;;&quot;&quot;;#REF!.[Heinä.I98])" office:value-type="string" office:string-value="" calcext:value-type="error">
            <text:p>Err:508</text:p>
          </table:covered-table-cell>
          <table:covered-table-cell table:style-name="ce72" table:formula="of:=IF(#REF!.[Heinä.J98]=&quot;&quot;;&quot;&quot;;#REF!.[Heinä.J98])" office:value-type="string" office:string-value="" calcext:value-type="error">
            <text:p>Err:508</text:p>
          </table:covered-table-cell>
          <table:covered-table-cell table:style-name="ce72" table:formula="of:=IF(#REF!.[Heinä.K98]=&quot;&quot;;&quot;&quot;;#REF!.[Heinä.K98])" office:value-type="string" office:string-value="" calcext:value-type="error">
            <text:p>Err:508</text:p>
          </table:covered-table-cell>
          <table:covered-table-cell table:style-name="ce72" table:formula="of:=IF(#REF!.[Heinä.L98]=&quot;&quot;;&quot;&quot;;#REF!.[Heinä.L98])" office:value-type="string" office:string-value="" calcext:value-type="error">
            <text:p>Err:508</text:p>
          </table:covered-table-cell>
          <table:covered-table-cell table:style-name="ce72" table:formula="of:=IF(#REF!.[Heinä.M98]=&quot;&quot;;&quot;&quot;;#REF!.[Heinä.M98])" office:value-type="string" office:string-value="" calcext:value-type="error">
            <text:p>Err:508</text:p>
          </table:covered-table-cell>
          <table:covered-table-cell table:style-name="ce72" table:formula="of:=IF(#REF!.[Heinä.N98]=&quot;&quot;;&quot;&quot;;#REF!.[Heinä.N98])" office:value-type="string" office:string-value="" calcext:value-type="error">
            <text:p>Err:508</text:p>
          </table:covered-table-cell>
          <table:covered-table-cell table:style-name="ce72" table:formula="of:=IF(#REF!.[Heinä.O98]=&quot;&quot;;&quot;&quot;;#REF!.[Heinä.O98])" office:value-type="string" office:string-value="" calcext:value-type="error">
            <text:p>Err:508</text:p>
          </table:covered-table-cell>
          <table:covered-table-cell table:style-name="ce72" table:formula="of:=IF(#REF!.[Heinä.P98]=&quot;&quot;;&quot;&quot;;#REF!.[Heinä.P98])" office:value-type="string" office:string-value="" calcext:value-type="error">
            <text:p>Err:508</text:p>
          </table:covered-table-cell>
          <table:covered-table-cell table:style-name="ce72" table:formula="of:=IF(#REF!.[Heinä.Q98]=&quot;&quot;;&quot;&quot;;#REF!.[Heinä.Q98])" office:value-type="string" office:string-value="" calcext:value-type="error">
            <text:p>Err:508</text:p>
          </table:covered-table-cell>
          <table:covered-table-cell table:style-name="ce72" table:formula="of:=IF(#REF!.[Heinä.R98]=&quot;&quot;;&quot;&quot;;#REF!.[Heinä.R98])" office:value-type="string" office:string-value="" calcext:value-type="error">
            <text:p>Err:508</text:p>
          </table:covered-table-cell>
          <table:covered-table-cell table:style-name="ce72" table:formula="of:=IF(#REF!.[Heinä.S98]=&quot;&quot;;&quot;&quot;;#REF!.[Heinä.S98])" office:value-type="string" office:string-value="" calcext:value-type="error">
            <text:p>Err:508</text:p>
          </table:covered-table-cell>
          <table:covered-table-cell table:style-name="ce72" table:formula="of:=IF(#REF!.[Heinä.T98]=&quot;&quot;;&quot;&quot;;#REF!.[Heinä.T98])" office:value-type="string" office:string-value="" calcext:value-type="error">
            <text:p>Err:508</text:p>
          </table:covered-table-cell>
          <table:covered-table-cell table:style-name="ce77" table:formula="of:=IF(#REF!.[Heinä.U98]=&quot;&quot;;&quot;&quot;;#REF!.[Heinä.U98])" office:value-type="string" office:string-value="" calcext:value-type="error">
            <text:p>Err:508</text:p>
          </table:covered-table-cell>
        </table:table-row>
        <table:table-row table:style-name="ro1">
          <table:table-cell table:formula="of:=IF([$_data_.A415];[$_data_.A415];&quot;&quot;)">
            <text:p/>
          </table:table-cell>
          <table:table-cell table:style-name="ce28" table:formula="of:=IF([$_data_.V415]=&quot;&quot;;&quot;&quot;;[$_data_.V415])" table:number-columns-spanned="20" table:number-rows-spanned="1">
            <text:p/>
          </table:table-cell>
          <table:covered-table-cell table:style-name="ce72" table:formula="of:=IF(#REF!.[Heinä.C99]=&quot;&quot;;&quot;&quot;;#REF!.[Heinä.C99])" office:value-type="string" office:string-value="" calcext:value-type="error">
            <text:p>Err:508</text:p>
          </table:covered-table-cell>
          <table:covered-table-cell table:style-name="ce72" table:formula="of:=IF(#REF!.[Heinä.D99]=&quot;&quot;;&quot;&quot;;#REF!.[Heinä.D9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9]=&quot;&quot;;&quot;&quot;;#REF!.[Heinä.F99])" office:value-type="string" office:string-value="" calcext:value-type="error">
            <text:p>Err:508</text:p>
          </table:covered-table-cell>
          <table:covered-table-cell table:style-name="ce72" table:formula="of:=IF(#REF!.[Heinä.G99]=&quot;&quot;;&quot;&quot;;#REF!.[Heinä.G99])" office:value-type="string" office:string-value="" calcext:value-type="error">
            <text:p>Err:508</text:p>
          </table:covered-table-cell>
          <table:covered-table-cell table:style-name="ce72" table:formula="of:=IF(#REF!.[Heinä.H99]=&quot;&quot;;&quot;&quot;;#REF!.[Heinä.H99])" office:value-type="string" office:string-value="" calcext:value-type="error">
            <text:p>Err:508</text:p>
          </table:covered-table-cell>
          <table:covered-table-cell table:style-name="ce72" table:formula="of:=IF(#REF!.[Heinä.I99]=&quot;&quot;;&quot;&quot;;#REF!.[Heinä.I99])" office:value-type="string" office:string-value="" calcext:value-type="error">
            <text:p>Err:508</text:p>
          </table:covered-table-cell>
          <table:covered-table-cell table:style-name="ce72" table:formula="of:=IF(#REF!.[Heinä.J99]=&quot;&quot;;&quot;&quot;;#REF!.[Heinä.J99])" office:value-type="string" office:string-value="" calcext:value-type="error">
            <text:p>Err:508</text:p>
          </table:covered-table-cell>
          <table:covered-table-cell table:style-name="ce72" table:formula="of:=IF(#REF!.[Heinä.K99]=&quot;&quot;;&quot;&quot;;#REF!.[Heinä.K99])" office:value-type="string" office:string-value="" calcext:value-type="error">
            <text:p>Err:508</text:p>
          </table:covered-table-cell>
          <table:covered-table-cell table:style-name="ce72" table:formula="of:=IF(#REF!.[Heinä.L99]=&quot;&quot;;&quot;&quot;;#REF!.[Heinä.L99])" office:value-type="string" office:string-value="" calcext:value-type="error">
            <text:p>Err:508</text:p>
          </table:covered-table-cell>
          <table:covered-table-cell table:style-name="ce72" table:formula="of:=IF(#REF!.[Heinä.M99]=&quot;&quot;;&quot;&quot;;#REF!.[Heinä.M99])" office:value-type="string" office:string-value="" calcext:value-type="error">
            <text:p>Err:508</text:p>
          </table:covered-table-cell>
          <table:covered-table-cell table:style-name="ce72" table:formula="of:=IF(#REF!.[Heinä.N99]=&quot;&quot;;&quot;&quot;;#REF!.[Heinä.N99])" office:value-type="string" office:string-value="" calcext:value-type="error">
            <text:p>Err:508</text:p>
          </table:covered-table-cell>
          <table:covered-table-cell table:style-name="ce72" table:formula="of:=IF(#REF!.[Heinä.O99]=&quot;&quot;;&quot;&quot;;#REF!.[Heinä.O99])" office:value-type="string" office:string-value="" calcext:value-type="error">
            <text:p>Err:508</text:p>
          </table:covered-table-cell>
          <table:covered-table-cell table:style-name="ce72" table:formula="of:=IF(#REF!.[Heinä.P99]=&quot;&quot;;&quot;&quot;;#REF!.[Heinä.P99])" office:value-type="string" office:string-value="" calcext:value-type="error">
            <text:p>Err:508</text:p>
          </table:covered-table-cell>
          <table:covered-table-cell table:style-name="ce72" table:formula="of:=IF(#REF!.[Heinä.Q99]=&quot;&quot;;&quot;&quot;;#REF!.[Heinä.Q99])" office:value-type="string" office:string-value="" calcext:value-type="error">
            <text:p>Err:508</text:p>
          </table:covered-table-cell>
          <table:covered-table-cell table:style-name="ce72" table:formula="of:=IF(#REF!.[Heinä.R99]=&quot;&quot;;&quot;&quot;;#REF!.[Heinä.R99])" office:value-type="string" office:string-value="" calcext:value-type="error">
            <text:p>Err:508</text:p>
          </table:covered-table-cell>
          <table:covered-table-cell table:style-name="ce72" table:formula="of:=IF(#REF!.[Heinä.S99]=&quot;&quot;;&quot;&quot;;#REF!.[Heinä.S99])" office:value-type="string" office:string-value="" calcext:value-type="error">
            <text:p>Err:508</text:p>
          </table:covered-table-cell>
          <table:covered-table-cell table:style-name="ce72" table:formula="of:=IF(#REF!.[Heinä.T99]=&quot;&quot;;&quot;&quot;;#REF!.[Heinä.T99])" office:value-type="string" office:string-value="" calcext:value-type="error">
            <text:p>Err:508</text:p>
          </table:covered-table-cell>
          <table:covered-table-cell table:style-name="ce77" table:formula="of:=IF(#REF!.[Heinä.U99]=&quot;&quot;;&quot;&quot;;#REF!.[Heinä.U99])" office:value-type="string" office:string-value="" calcext:value-type="error">
            <text:p>Err:508</text:p>
          </table:covered-table-cell>
        </table:table-row>
        <table:table-row table:style-name="ro1">
          <table:table-cell table:formula="of:=IF([$_data_.A416];[$_data_.A416];&quot;&quot;)">
            <text:p/>
          </table:table-cell>
          <table:table-cell table:style-name="ce28" table:formula="of:=IF([$_data_.V416]=&quot;&quot;;&quot;&quot;;[$_data_.V416])" table:number-columns-spanned="20" table:number-rows-spanned="1">
            <text:p/>
          </table:table-cell>
          <table:covered-table-cell table:style-name="ce72" table:formula="of:=IF(#REF!.[Heinä.C100]=&quot;&quot;;&quot;&quot;;#REF!.[Heinä.C100])" office:value-type="string" office:string-value="" calcext:value-type="error">
            <text:p>Err:508</text:p>
          </table:covered-table-cell>
          <table:covered-table-cell table:style-name="ce72" table:formula="of:=IF(#REF!.[Heinä.D100]=&quot;&quot;;&quot;&quot;;#REF!.[Heinä.D10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0]=&quot;&quot;;&quot;&quot;;#REF!.[Heinä.F100])" office:value-type="string" office:string-value="" calcext:value-type="error">
            <text:p>Err:508</text:p>
          </table:covered-table-cell>
          <table:covered-table-cell table:style-name="ce72" table:formula="of:=IF(#REF!.[Heinä.G100]=&quot;&quot;;&quot;&quot;;#REF!.[Heinä.G100])" office:value-type="string" office:string-value="" calcext:value-type="error">
            <text:p>Err:508</text:p>
          </table:covered-table-cell>
          <table:covered-table-cell table:style-name="ce72" table:formula="of:=IF(#REF!.[Heinä.H100]=&quot;&quot;;&quot;&quot;;#REF!.[Heinä.H100])" office:value-type="string" office:string-value="" calcext:value-type="error">
            <text:p>Err:508</text:p>
          </table:covered-table-cell>
          <table:covered-table-cell table:style-name="ce72" table:formula="of:=IF(#REF!.[Heinä.I100]=&quot;&quot;;&quot;&quot;;#REF!.[Heinä.I100])" office:value-type="string" office:string-value="" calcext:value-type="error">
            <text:p>Err:508</text:p>
          </table:covered-table-cell>
          <table:covered-table-cell table:style-name="ce72" table:formula="of:=IF(#REF!.[Heinä.J100]=&quot;&quot;;&quot;&quot;;#REF!.[Heinä.J100])" office:value-type="string" office:string-value="" calcext:value-type="error">
            <text:p>Err:508</text:p>
          </table:covered-table-cell>
          <table:covered-table-cell table:style-name="ce72" table:formula="of:=IF(#REF!.[Heinä.K100]=&quot;&quot;;&quot;&quot;;#REF!.[Heinä.K100])" office:value-type="string" office:string-value="" calcext:value-type="error">
            <text:p>Err:508</text:p>
          </table:covered-table-cell>
          <table:covered-table-cell table:style-name="ce72" table:formula="of:=IF(#REF!.[Heinä.L100]=&quot;&quot;;&quot;&quot;;#REF!.[Heinä.L100])" office:value-type="string" office:string-value="" calcext:value-type="error">
            <text:p>Err:508</text:p>
          </table:covered-table-cell>
          <table:covered-table-cell table:style-name="ce72" table:formula="of:=IF(#REF!.[Heinä.M100]=&quot;&quot;;&quot;&quot;;#REF!.[Heinä.M100])" office:value-type="string" office:string-value="" calcext:value-type="error">
            <text:p>Err:508</text:p>
          </table:covered-table-cell>
          <table:covered-table-cell table:style-name="ce72" table:formula="of:=IF(#REF!.[Heinä.N100]=&quot;&quot;;&quot;&quot;;#REF!.[Heinä.N100])" office:value-type="string" office:string-value="" calcext:value-type="error">
            <text:p>Err:508</text:p>
          </table:covered-table-cell>
          <table:covered-table-cell table:style-name="ce72" table:formula="of:=IF(#REF!.[Heinä.O100]=&quot;&quot;;&quot;&quot;;#REF!.[Heinä.O100])" office:value-type="string" office:string-value="" calcext:value-type="error">
            <text:p>Err:508</text:p>
          </table:covered-table-cell>
          <table:covered-table-cell table:style-name="ce72" table:formula="of:=IF(#REF!.[Heinä.P100]=&quot;&quot;;&quot;&quot;;#REF!.[Heinä.P100])" office:value-type="string" office:string-value="" calcext:value-type="error">
            <text:p>Err:508</text:p>
          </table:covered-table-cell>
          <table:covered-table-cell table:style-name="ce72" table:formula="of:=IF(#REF!.[Heinä.Q100]=&quot;&quot;;&quot;&quot;;#REF!.[Heinä.Q100])" office:value-type="string" office:string-value="" calcext:value-type="error">
            <text:p>Err:508</text:p>
          </table:covered-table-cell>
          <table:covered-table-cell table:style-name="ce72" table:formula="of:=IF(#REF!.[Heinä.R100]=&quot;&quot;;&quot;&quot;;#REF!.[Heinä.R100])" office:value-type="string" office:string-value="" calcext:value-type="error">
            <text:p>Err:508</text:p>
          </table:covered-table-cell>
          <table:covered-table-cell table:style-name="ce72" table:formula="of:=IF(#REF!.[Heinä.S100]=&quot;&quot;;&quot;&quot;;#REF!.[Heinä.S100])" office:value-type="string" office:string-value="" calcext:value-type="error">
            <text:p>Err:508</text:p>
          </table:covered-table-cell>
          <table:covered-table-cell table:style-name="ce72" table:formula="of:=IF(#REF!.[Heinä.T100]=&quot;&quot;;&quot;&quot;;#REF!.[Heinä.T100])" office:value-type="string" office:string-value="" calcext:value-type="error">
            <text:p>Err:508</text:p>
          </table:covered-table-cell>
          <table:covered-table-cell table:style-name="ce77" table:formula="of:=IF(#REF!.[Heinä.U100]=&quot;&quot;;&quot;&quot;;#REF!.[Heinä.U100])" office:value-type="string" office:string-value="" calcext:value-type="error">
            <text:p>Err:508</text:p>
          </table:covered-table-cell>
        </table:table-row>
        <table:table-row table:style-name="ro1">
          <table:table-cell table:formula="of:=IF([$_data_.A417];[$_data_.A417];&quot;&quot;)">
            <text:p/>
          </table:table-cell>
          <table:table-cell table:style-name="ce28" table:formula="of:=IF([$_data_.V417]=&quot;&quot;;&quot;&quot;;[$_data_.V417])" table:number-columns-spanned="20" table:number-rows-spanned="1">
            <text:p/>
          </table:table-cell>
          <table:covered-table-cell table:style-name="ce72" table:formula="of:=IF(#REF!.[Heinä.C101]=&quot;&quot;;&quot;&quot;;#REF!.[Heinä.C101])" office:value-type="string" office:string-value="" calcext:value-type="error">
            <text:p>Err:508</text:p>
          </table:covered-table-cell>
          <table:covered-table-cell table:style-name="ce72" table:formula="of:=IF(#REF!.[Heinä.D101]=&quot;&quot;;&quot;&quot;;#REF!.[Heinä.D10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1]=&quot;&quot;;&quot;&quot;;#REF!.[Heinä.F101])" office:value-type="string" office:string-value="" calcext:value-type="error">
            <text:p>Err:508</text:p>
          </table:covered-table-cell>
          <table:covered-table-cell table:style-name="ce72" table:formula="of:=IF(#REF!.[Heinä.G101]=&quot;&quot;;&quot;&quot;;#REF!.[Heinä.G101])" office:value-type="string" office:string-value="" calcext:value-type="error">
            <text:p>Err:508</text:p>
          </table:covered-table-cell>
          <table:covered-table-cell table:style-name="ce72" table:formula="of:=IF(#REF!.[Heinä.H101]=&quot;&quot;;&quot;&quot;;#REF!.[Heinä.H101])" office:value-type="string" office:string-value="" calcext:value-type="error">
            <text:p>Err:508</text:p>
          </table:covered-table-cell>
          <table:covered-table-cell table:style-name="ce72" table:formula="of:=IF(#REF!.[Heinä.I101]=&quot;&quot;;&quot;&quot;;#REF!.[Heinä.I101])" office:value-type="string" office:string-value="" calcext:value-type="error">
            <text:p>Err:508</text:p>
          </table:covered-table-cell>
          <table:covered-table-cell table:style-name="ce72" table:formula="of:=IF(#REF!.[Heinä.J101]=&quot;&quot;;&quot;&quot;;#REF!.[Heinä.J101])" office:value-type="string" office:string-value="" calcext:value-type="error">
            <text:p>Err:508</text:p>
          </table:covered-table-cell>
          <table:covered-table-cell table:style-name="ce72" table:formula="of:=IF(#REF!.[Heinä.K101]=&quot;&quot;;&quot;&quot;;#REF!.[Heinä.K101])" office:value-type="string" office:string-value="" calcext:value-type="error">
            <text:p>Err:508</text:p>
          </table:covered-table-cell>
          <table:covered-table-cell table:style-name="ce72" table:formula="of:=IF(#REF!.[Heinä.L101]=&quot;&quot;;&quot;&quot;;#REF!.[Heinä.L101])" office:value-type="string" office:string-value="" calcext:value-type="error">
            <text:p>Err:508</text:p>
          </table:covered-table-cell>
          <table:covered-table-cell table:style-name="ce72" table:formula="of:=IF(#REF!.[Heinä.M101]=&quot;&quot;;&quot;&quot;;#REF!.[Heinä.M101])" office:value-type="string" office:string-value="" calcext:value-type="error">
            <text:p>Err:508</text:p>
          </table:covered-table-cell>
          <table:covered-table-cell table:style-name="ce72" table:formula="of:=IF(#REF!.[Heinä.N101]=&quot;&quot;;&quot;&quot;;#REF!.[Heinä.N101])" office:value-type="string" office:string-value="" calcext:value-type="error">
            <text:p>Err:508</text:p>
          </table:covered-table-cell>
          <table:covered-table-cell table:style-name="ce72" table:formula="of:=IF(#REF!.[Heinä.O101]=&quot;&quot;;&quot;&quot;;#REF!.[Heinä.O101])" office:value-type="string" office:string-value="" calcext:value-type="error">
            <text:p>Err:508</text:p>
          </table:covered-table-cell>
          <table:covered-table-cell table:style-name="ce72" table:formula="of:=IF(#REF!.[Heinä.P101]=&quot;&quot;;&quot;&quot;;#REF!.[Heinä.P101])" office:value-type="string" office:string-value="" calcext:value-type="error">
            <text:p>Err:508</text:p>
          </table:covered-table-cell>
          <table:covered-table-cell table:style-name="ce72" table:formula="of:=IF(#REF!.[Heinä.Q101]=&quot;&quot;;&quot;&quot;;#REF!.[Heinä.Q101])" office:value-type="string" office:string-value="" calcext:value-type="error">
            <text:p>Err:508</text:p>
          </table:covered-table-cell>
          <table:covered-table-cell table:style-name="ce72" table:formula="of:=IF(#REF!.[Heinä.R101]=&quot;&quot;;&quot;&quot;;#REF!.[Heinä.R101])" office:value-type="string" office:string-value="" calcext:value-type="error">
            <text:p>Err:508</text:p>
          </table:covered-table-cell>
          <table:covered-table-cell table:style-name="ce72" table:formula="of:=IF(#REF!.[Heinä.S101]=&quot;&quot;;&quot;&quot;;#REF!.[Heinä.S101])" office:value-type="string" office:string-value="" calcext:value-type="error">
            <text:p>Err:508</text:p>
          </table:covered-table-cell>
          <table:covered-table-cell table:style-name="ce72" table:formula="of:=IF(#REF!.[Heinä.T101]=&quot;&quot;;&quot;&quot;;#REF!.[Heinä.T101])" office:value-type="string" office:string-value="" calcext:value-type="error">
            <text:p>Err:508</text:p>
          </table:covered-table-cell>
          <table:covered-table-cell table:style-name="ce77" table:formula="of:=IF(#REF!.[Heinä.U101]=&quot;&quot;;&quot;&quot;;#REF!.[Heinä.U101])" office:value-type="string" office:string-value="" calcext:value-type="error">
            <text:p>Err:508</text:p>
          </table:covered-table-cell>
        </table:table-row>
        <table:table-row table:style-name="ro1">
          <table:table-cell table:formula="of:=IF([$_data_.A418];[$_data_.A418];&quot;&quot;)">
            <text:p/>
          </table:table-cell>
          <table:table-cell table:style-name="ce28" table:formula="of:=IF([$_data_.V418]=&quot;&quot;;&quot;&quot;;[$_data_.V418])" table:number-columns-spanned="20" table:number-rows-spanned="1">
            <text:p/>
          </table:table-cell>
          <table:covered-table-cell table:style-name="ce72" table:formula="of:=IF(#REF!.[Heinä.C102]=&quot;&quot;;&quot;&quot;;#REF!.[Heinä.C102])" office:value-type="string" office:string-value="" calcext:value-type="error">
            <text:p>Err:508</text:p>
          </table:covered-table-cell>
          <table:covered-table-cell table:style-name="ce72" table:formula="of:=IF(#REF!.[Heinä.D102]=&quot;&quot;;&quot;&quot;;#REF!.[Heinä.D10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2]=&quot;&quot;;&quot;&quot;;#REF!.[Heinä.F102])" office:value-type="string" office:string-value="" calcext:value-type="error">
            <text:p>Err:508</text:p>
          </table:covered-table-cell>
          <table:covered-table-cell table:style-name="ce72" table:formula="of:=IF(#REF!.[Heinä.G102]=&quot;&quot;;&quot;&quot;;#REF!.[Heinä.G102])" office:value-type="string" office:string-value="" calcext:value-type="error">
            <text:p>Err:508</text:p>
          </table:covered-table-cell>
          <table:covered-table-cell table:style-name="ce72" table:formula="of:=IF(#REF!.[Heinä.H102]=&quot;&quot;;&quot;&quot;;#REF!.[Heinä.H102])" office:value-type="string" office:string-value="" calcext:value-type="error">
            <text:p>Err:508</text:p>
          </table:covered-table-cell>
          <table:covered-table-cell table:style-name="ce72" table:formula="of:=IF(#REF!.[Heinä.I102]=&quot;&quot;;&quot;&quot;;#REF!.[Heinä.I102])" office:value-type="string" office:string-value="" calcext:value-type="error">
            <text:p>Err:508</text:p>
          </table:covered-table-cell>
          <table:covered-table-cell table:style-name="ce72" table:formula="of:=IF(#REF!.[Heinä.J102]=&quot;&quot;;&quot;&quot;;#REF!.[Heinä.J102])" office:value-type="string" office:string-value="" calcext:value-type="error">
            <text:p>Err:508</text:p>
          </table:covered-table-cell>
          <table:covered-table-cell table:style-name="ce72" table:formula="of:=IF(#REF!.[Heinä.K102]=&quot;&quot;;&quot;&quot;;#REF!.[Heinä.K102])" office:value-type="string" office:string-value="" calcext:value-type="error">
            <text:p>Err:508</text:p>
          </table:covered-table-cell>
          <table:covered-table-cell table:style-name="ce72" table:formula="of:=IF(#REF!.[Heinä.L102]=&quot;&quot;;&quot;&quot;;#REF!.[Heinä.L102])" office:value-type="string" office:string-value="" calcext:value-type="error">
            <text:p>Err:508</text:p>
          </table:covered-table-cell>
          <table:covered-table-cell table:style-name="ce72" table:formula="of:=IF(#REF!.[Heinä.M102]=&quot;&quot;;&quot;&quot;;#REF!.[Heinä.M102])" office:value-type="string" office:string-value="" calcext:value-type="error">
            <text:p>Err:508</text:p>
          </table:covered-table-cell>
          <table:covered-table-cell table:style-name="ce72" table:formula="of:=IF(#REF!.[Heinä.N102]=&quot;&quot;;&quot;&quot;;#REF!.[Heinä.N102])" office:value-type="string" office:string-value="" calcext:value-type="error">
            <text:p>Err:508</text:p>
          </table:covered-table-cell>
          <table:covered-table-cell table:style-name="ce72" table:formula="of:=IF(#REF!.[Heinä.O102]=&quot;&quot;;&quot;&quot;;#REF!.[Heinä.O102])" office:value-type="string" office:string-value="" calcext:value-type="error">
            <text:p>Err:508</text:p>
          </table:covered-table-cell>
          <table:covered-table-cell table:style-name="ce72" table:formula="of:=IF(#REF!.[Heinä.P102]=&quot;&quot;;&quot;&quot;;#REF!.[Heinä.P102])" office:value-type="string" office:string-value="" calcext:value-type="error">
            <text:p>Err:508</text:p>
          </table:covered-table-cell>
          <table:covered-table-cell table:style-name="ce72" table:formula="of:=IF(#REF!.[Heinä.Q102]=&quot;&quot;;&quot;&quot;;#REF!.[Heinä.Q102])" office:value-type="string" office:string-value="" calcext:value-type="error">
            <text:p>Err:508</text:p>
          </table:covered-table-cell>
          <table:covered-table-cell table:style-name="ce72" table:formula="of:=IF(#REF!.[Heinä.R102]=&quot;&quot;;&quot;&quot;;#REF!.[Heinä.R102])" office:value-type="string" office:string-value="" calcext:value-type="error">
            <text:p>Err:508</text:p>
          </table:covered-table-cell>
          <table:covered-table-cell table:style-name="ce72" table:formula="of:=IF(#REF!.[Heinä.S102]=&quot;&quot;;&quot;&quot;;#REF!.[Heinä.S102])" office:value-type="string" office:string-value="" calcext:value-type="error">
            <text:p>Err:508</text:p>
          </table:covered-table-cell>
          <table:covered-table-cell table:style-name="ce72" table:formula="of:=IF(#REF!.[Heinä.T102]=&quot;&quot;;&quot;&quot;;#REF!.[Heinä.T102])" office:value-type="string" office:string-value="" calcext:value-type="error">
            <text:p>Err:508</text:p>
          </table:covered-table-cell>
          <table:covered-table-cell table:style-name="ce77" table:formula="of:=IF(#REF!.[Heinä.U102]=&quot;&quot;;&quot;&quot;;#REF!.[Heinä.U102])" office:value-type="string" office:string-value="" calcext:value-type="error">
            <text:p>Err:508</text:p>
          </table:covered-table-cell>
        </table:table-row>
        <table:table-row table:style-name="ro1">
          <table:table-cell table:formula="of:=IF([$_data_.A419];[$_data_.A419];&quot;&quot;)">
            <text:p/>
          </table:table-cell>
          <table:table-cell table:style-name="ce28" table:formula="of:=IF([$_data_.V419]=&quot;&quot;;&quot;&quot;;[$_data_.V419])" table:number-columns-spanned="20" table:number-rows-spanned="1">
            <text:p/>
          </table:table-cell>
          <table:covered-table-cell table:style-name="ce72" table:formula="of:=IF(#REF!.[Heinä.C103]=&quot;&quot;;&quot;&quot;;#REF!.[Heinä.C103])" office:value-type="string" office:string-value="" calcext:value-type="error">
            <text:p>Err:508</text:p>
          </table:covered-table-cell>
          <table:covered-table-cell table:style-name="ce72" table:formula="of:=IF(#REF!.[Heinä.D103]=&quot;&quot;;&quot;&quot;;#REF!.[Heinä.D10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3]=&quot;&quot;;&quot;&quot;;#REF!.[Heinä.F103])" office:value-type="string" office:string-value="" calcext:value-type="error">
            <text:p>Err:508</text:p>
          </table:covered-table-cell>
          <table:covered-table-cell table:style-name="ce72" table:formula="of:=IF(#REF!.[Heinä.G103]=&quot;&quot;;&quot;&quot;;#REF!.[Heinä.G103])" office:value-type="string" office:string-value="" calcext:value-type="error">
            <text:p>Err:508</text:p>
          </table:covered-table-cell>
          <table:covered-table-cell table:style-name="ce72" table:formula="of:=IF(#REF!.[Heinä.H103]=&quot;&quot;;&quot;&quot;;#REF!.[Heinä.H103])" office:value-type="string" office:string-value="" calcext:value-type="error">
            <text:p>Err:508</text:p>
          </table:covered-table-cell>
          <table:covered-table-cell table:style-name="ce72" table:formula="of:=IF(#REF!.[Heinä.I103]=&quot;&quot;;&quot;&quot;;#REF!.[Heinä.I103])" office:value-type="string" office:string-value="" calcext:value-type="error">
            <text:p>Err:508</text:p>
          </table:covered-table-cell>
          <table:covered-table-cell table:style-name="ce72" table:formula="of:=IF(#REF!.[Heinä.J103]=&quot;&quot;;&quot;&quot;;#REF!.[Heinä.J103])" office:value-type="string" office:string-value="" calcext:value-type="error">
            <text:p>Err:508</text:p>
          </table:covered-table-cell>
          <table:covered-table-cell table:style-name="ce72" table:formula="of:=IF(#REF!.[Heinä.K103]=&quot;&quot;;&quot;&quot;;#REF!.[Heinä.K103])" office:value-type="string" office:string-value="" calcext:value-type="error">
            <text:p>Err:508</text:p>
          </table:covered-table-cell>
          <table:covered-table-cell table:style-name="ce72" table:formula="of:=IF(#REF!.[Heinä.L103]=&quot;&quot;;&quot;&quot;;#REF!.[Heinä.L103])" office:value-type="string" office:string-value="" calcext:value-type="error">
            <text:p>Err:508</text:p>
          </table:covered-table-cell>
          <table:covered-table-cell table:style-name="ce72" table:formula="of:=IF(#REF!.[Heinä.M103]=&quot;&quot;;&quot;&quot;;#REF!.[Heinä.M103])" office:value-type="string" office:string-value="" calcext:value-type="error">
            <text:p>Err:508</text:p>
          </table:covered-table-cell>
          <table:covered-table-cell table:style-name="ce72" table:formula="of:=IF(#REF!.[Heinä.N103]=&quot;&quot;;&quot;&quot;;#REF!.[Heinä.N103])" office:value-type="string" office:string-value="" calcext:value-type="error">
            <text:p>Err:508</text:p>
          </table:covered-table-cell>
          <table:covered-table-cell table:style-name="ce72" table:formula="of:=IF(#REF!.[Heinä.O103]=&quot;&quot;;&quot;&quot;;#REF!.[Heinä.O103])" office:value-type="string" office:string-value="" calcext:value-type="error">
            <text:p>Err:508</text:p>
          </table:covered-table-cell>
          <table:covered-table-cell table:style-name="ce72" table:formula="of:=IF(#REF!.[Heinä.P103]=&quot;&quot;;&quot;&quot;;#REF!.[Heinä.P103])" office:value-type="string" office:string-value="" calcext:value-type="error">
            <text:p>Err:508</text:p>
          </table:covered-table-cell>
          <table:covered-table-cell table:style-name="ce72" table:formula="of:=IF(#REF!.[Heinä.Q103]=&quot;&quot;;&quot;&quot;;#REF!.[Heinä.Q103])" office:value-type="string" office:string-value="" calcext:value-type="error">
            <text:p>Err:508</text:p>
          </table:covered-table-cell>
          <table:covered-table-cell table:style-name="ce72" table:formula="of:=IF(#REF!.[Heinä.R103]=&quot;&quot;;&quot;&quot;;#REF!.[Heinä.R103])" office:value-type="string" office:string-value="" calcext:value-type="error">
            <text:p>Err:508</text:p>
          </table:covered-table-cell>
          <table:covered-table-cell table:style-name="ce72" table:formula="of:=IF(#REF!.[Heinä.S103]=&quot;&quot;;&quot;&quot;;#REF!.[Heinä.S103])" office:value-type="string" office:string-value="" calcext:value-type="error">
            <text:p>Err:508</text:p>
          </table:covered-table-cell>
          <table:covered-table-cell table:style-name="ce72" table:formula="of:=IF(#REF!.[Heinä.T103]=&quot;&quot;;&quot;&quot;;#REF!.[Heinä.T103])" office:value-type="string" office:string-value="" calcext:value-type="error">
            <text:p>Err:508</text:p>
          </table:covered-table-cell>
          <table:covered-table-cell table:style-name="ce77" table:formula="of:=IF(#REF!.[Heinä.U103]=&quot;&quot;;&quot;&quot;;#REF!.[Heinä.U103])" office:value-type="string" office:string-value="" calcext:value-type="error">
            <text:p>Err:508</text:p>
          </table:covered-table-cell>
        </table:table-row>
        <table:table-row table:style-name="ro1">
          <table:table-cell table:formula="of:=IF([$_data_.A420];[$_data_.A420];&quot;&quot;)">
            <text:p/>
          </table:table-cell>
          <table:table-cell table:style-name="ce28" table:formula="of:=IF([$_data_.V420]=&quot;&quot;;&quot;&quot;;[$_data_.V420])" table:number-columns-spanned="20" table:number-rows-spanned="1">
            <text:p/>
          </table:table-cell>
          <table:covered-table-cell table:style-name="ce72" table:formula="of:=IF(#REF!.[Heinä.C104]=&quot;&quot;;&quot;&quot;;#REF!.[Heinä.C104])" office:value-type="string" office:string-value="" calcext:value-type="error">
            <text:p>Err:508</text:p>
          </table:covered-table-cell>
          <table:covered-table-cell table:style-name="ce72" table:formula="of:=IF(#REF!.[Heinä.D104]=&quot;&quot;;&quot;&quot;;#REF!.[Heinä.D10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4]=&quot;&quot;;&quot;&quot;;#REF!.[Heinä.F104])" office:value-type="string" office:string-value="" calcext:value-type="error">
            <text:p>Err:508</text:p>
          </table:covered-table-cell>
          <table:covered-table-cell table:style-name="ce72" table:formula="of:=IF(#REF!.[Heinä.G104]=&quot;&quot;;&quot;&quot;;#REF!.[Heinä.G104])" office:value-type="string" office:string-value="" calcext:value-type="error">
            <text:p>Err:508</text:p>
          </table:covered-table-cell>
          <table:covered-table-cell table:style-name="ce72" table:formula="of:=IF(#REF!.[Heinä.H104]=&quot;&quot;;&quot;&quot;;#REF!.[Heinä.H104])" office:value-type="string" office:string-value="" calcext:value-type="error">
            <text:p>Err:508</text:p>
          </table:covered-table-cell>
          <table:covered-table-cell table:style-name="ce72" table:formula="of:=IF(#REF!.[Heinä.I104]=&quot;&quot;;&quot;&quot;;#REF!.[Heinä.I104])" office:value-type="string" office:string-value="" calcext:value-type="error">
            <text:p>Err:508</text:p>
          </table:covered-table-cell>
          <table:covered-table-cell table:style-name="ce72" table:formula="of:=IF(#REF!.[Heinä.J104]=&quot;&quot;;&quot;&quot;;#REF!.[Heinä.J104])" office:value-type="string" office:string-value="" calcext:value-type="error">
            <text:p>Err:508</text:p>
          </table:covered-table-cell>
          <table:covered-table-cell table:style-name="ce72" table:formula="of:=IF(#REF!.[Heinä.K104]=&quot;&quot;;&quot;&quot;;#REF!.[Heinä.K104])" office:value-type="string" office:string-value="" calcext:value-type="error">
            <text:p>Err:508</text:p>
          </table:covered-table-cell>
          <table:covered-table-cell table:style-name="ce72" table:formula="of:=IF(#REF!.[Heinä.L104]=&quot;&quot;;&quot;&quot;;#REF!.[Heinä.L104])" office:value-type="string" office:string-value="" calcext:value-type="error">
            <text:p>Err:508</text:p>
          </table:covered-table-cell>
          <table:covered-table-cell table:style-name="ce72" table:formula="of:=IF(#REF!.[Heinä.M104]=&quot;&quot;;&quot;&quot;;#REF!.[Heinä.M104])" office:value-type="string" office:string-value="" calcext:value-type="error">
            <text:p>Err:508</text:p>
          </table:covered-table-cell>
          <table:covered-table-cell table:style-name="ce72" table:formula="of:=IF(#REF!.[Heinä.N104]=&quot;&quot;;&quot;&quot;;#REF!.[Heinä.N104])" office:value-type="string" office:string-value="" calcext:value-type="error">
            <text:p>Err:508</text:p>
          </table:covered-table-cell>
          <table:covered-table-cell table:style-name="ce72" table:formula="of:=IF(#REF!.[Heinä.O104]=&quot;&quot;;&quot;&quot;;#REF!.[Heinä.O104])" office:value-type="string" office:string-value="" calcext:value-type="error">
            <text:p>Err:508</text:p>
          </table:covered-table-cell>
          <table:covered-table-cell table:style-name="ce72" table:formula="of:=IF(#REF!.[Heinä.P104]=&quot;&quot;;&quot;&quot;;#REF!.[Heinä.P104])" office:value-type="string" office:string-value="" calcext:value-type="error">
            <text:p>Err:508</text:p>
          </table:covered-table-cell>
          <table:covered-table-cell table:style-name="ce72" table:formula="of:=IF(#REF!.[Heinä.Q104]=&quot;&quot;;&quot;&quot;;#REF!.[Heinä.Q104])" office:value-type="string" office:string-value="" calcext:value-type="error">
            <text:p>Err:508</text:p>
          </table:covered-table-cell>
          <table:covered-table-cell table:style-name="ce72" table:formula="of:=IF(#REF!.[Heinä.R104]=&quot;&quot;;&quot;&quot;;#REF!.[Heinä.R104])" office:value-type="string" office:string-value="" calcext:value-type="error">
            <text:p>Err:508</text:p>
          </table:covered-table-cell>
          <table:covered-table-cell table:style-name="ce72" table:formula="of:=IF(#REF!.[Heinä.S104]=&quot;&quot;;&quot;&quot;;#REF!.[Heinä.S104])" office:value-type="string" office:string-value="" calcext:value-type="error">
            <text:p>Err:508</text:p>
          </table:covered-table-cell>
          <table:covered-table-cell table:style-name="ce72" table:formula="of:=IF(#REF!.[Heinä.T104]=&quot;&quot;;&quot;&quot;;#REF!.[Heinä.T104])" office:value-type="string" office:string-value="" calcext:value-type="error">
            <text:p>Err:508</text:p>
          </table:covered-table-cell>
          <table:covered-table-cell table:style-name="ce77" table:formula="of:=IF(#REF!.[Heinä.U104]=&quot;&quot;;&quot;&quot;;#REF!.[Heinä.U104])" office:value-type="string" office:string-value="" calcext:value-type="error">
            <text:p>Err:508</text:p>
          </table:covered-table-cell>
        </table:table-row>
        <table:table-row table:style-name="ro1">
          <table:table-cell table:formula="of:=IF([$_data_.A421];[$_data_.A421];&quot;&quot;)">
            <text:p/>
          </table:table-cell>
          <table:table-cell table:style-name="ce28" table:formula="of:=IF([$_data_.V421]=&quot;&quot;;&quot;&quot;;[$_data_.V421])" table:number-columns-spanned="20" table:number-rows-spanned="1">
            <text:p/>
          </table:table-cell>
          <table:covered-table-cell table:style-name="ce72" table:formula="of:=IF(#REF!.[Heinä.C105]=&quot;&quot;;&quot;&quot;;#REF!.[Heinä.C105])" office:value-type="string" office:string-value="" calcext:value-type="error">
            <text:p>Err:508</text:p>
          </table:covered-table-cell>
          <table:covered-table-cell table:style-name="ce72" table:formula="of:=IF(#REF!.[Heinä.D105]=&quot;&quot;;&quot;&quot;;#REF!.[Heinä.D10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5]=&quot;&quot;;&quot;&quot;;#REF!.[Heinä.F105])" office:value-type="string" office:string-value="" calcext:value-type="error">
            <text:p>Err:508</text:p>
          </table:covered-table-cell>
          <table:covered-table-cell table:style-name="ce72" table:formula="of:=IF(#REF!.[Heinä.G105]=&quot;&quot;;&quot;&quot;;#REF!.[Heinä.G105])" office:value-type="string" office:string-value="" calcext:value-type="error">
            <text:p>Err:508</text:p>
          </table:covered-table-cell>
          <table:covered-table-cell table:style-name="ce72" table:formula="of:=IF(#REF!.[Heinä.H105]=&quot;&quot;;&quot;&quot;;#REF!.[Heinä.H105])" office:value-type="string" office:string-value="" calcext:value-type="error">
            <text:p>Err:508</text:p>
          </table:covered-table-cell>
          <table:covered-table-cell table:style-name="ce72" table:formula="of:=IF(#REF!.[Heinä.I105]=&quot;&quot;;&quot;&quot;;#REF!.[Heinä.I105])" office:value-type="string" office:string-value="" calcext:value-type="error">
            <text:p>Err:508</text:p>
          </table:covered-table-cell>
          <table:covered-table-cell table:style-name="ce72" table:formula="of:=IF(#REF!.[Heinä.J105]=&quot;&quot;;&quot;&quot;;#REF!.[Heinä.J105])" office:value-type="string" office:string-value="" calcext:value-type="error">
            <text:p>Err:508</text:p>
          </table:covered-table-cell>
          <table:covered-table-cell table:style-name="ce72" table:formula="of:=IF(#REF!.[Heinä.K105]=&quot;&quot;;&quot;&quot;;#REF!.[Heinä.K105])" office:value-type="string" office:string-value="" calcext:value-type="error">
            <text:p>Err:508</text:p>
          </table:covered-table-cell>
          <table:covered-table-cell table:style-name="ce72" table:formula="of:=IF(#REF!.[Heinä.L105]=&quot;&quot;;&quot;&quot;;#REF!.[Heinä.L105])" office:value-type="string" office:string-value="" calcext:value-type="error">
            <text:p>Err:508</text:p>
          </table:covered-table-cell>
          <table:covered-table-cell table:style-name="ce72" table:formula="of:=IF(#REF!.[Heinä.M105]=&quot;&quot;;&quot;&quot;;#REF!.[Heinä.M105])" office:value-type="string" office:string-value="" calcext:value-type="error">
            <text:p>Err:508</text:p>
          </table:covered-table-cell>
          <table:covered-table-cell table:style-name="ce72" table:formula="of:=IF(#REF!.[Heinä.N105]=&quot;&quot;;&quot;&quot;;#REF!.[Heinä.N105])" office:value-type="string" office:string-value="" calcext:value-type="error">
            <text:p>Err:508</text:p>
          </table:covered-table-cell>
          <table:covered-table-cell table:style-name="ce72" table:formula="of:=IF(#REF!.[Heinä.O105]=&quot;&quot;;&quot;&quot;;#REF!.[Heinä.O105])" office:value-type="string" office:string-value="" calcext:value-type="error">
            <text:p>Err:508</text:p>
          </table:covered-table-cell>
          <table:covered-table-cell table:style-name="ce72" table:formula="of:=IF(#REF!.[Heinä.P105]=&quot;&quot;;&quot;&quot;;#REF!.[Heinä.P105])" office:value-type="string" office:string-value="" calcext:value-type="error">
            <text:p>Err:508</text:p>
          </table:covered-table-cell>
          <table:covered-table-cell table:style-name="ce72" table:formula="of:=IF(#REF!.[Heinä.Q105]=&quot;&quot;;&quot;&quot;;#REF!.[Heinä.Q105])" office:value-type="string" office:string-value="" calcext:value-type="error">
            <text:p>Err:508</text:p>
          </table:covered-table-cell>
          <table:covered-table-cell table:style-name="ce72" table:formula="of:=IF(#REF!.[Heinä.R105]=&quot;&quot;;&quot;&quot;;#REF!.[Heinä.R105])" office:value-type="string" office:string-value="" calcext:value-type="error">
            <text:p>Err:508</text:p>
          </table:covered-table-cell>
          <table:covered-table-cell table:style-name="ce72" table:formula="of:=IF(#REF!.[Heinä.S105]=&quot;&quot;;&quot;&quot;;#REF!.[Heinä.S105])" office:value-type="string" office:string-value="" calcext:value-type="error">
            <text:p>Err:508</text:p>
          </table:covered-table-cell>
          <table:covered-table-cell table:style-name="ce72" table:formula="of:=IF(#REF!.[Heinä.T105]=&quot;&quot;;&quot;&quot;;#REF!.[Heinä.T105])" office:value-type="string" office:string-value="" calcext:value-type="error">
            <text:p>Err:508</text:p>
          </table:covered-table-cell>
          <table:covered-table-cell table:style-name="ce77" table:formula="of:=IF(#REF!.[Heinä.U105]=&quot;&quot;;&quot;&quot;;#REF!.[Heinä.U105])" office:value-type="string" office:string-value="" calcext:value-type="error">
            <text:p>Err:508</text:p>
          </table:covered-table-cell>
        </table:table-row>
        <table:table-row table:style-name="ro1">
          <table:table-cell table:formula="of:=IF([$_data_.A422];[$_data_.A422];&quot;&quot;)">
            <text:p/>
          </table:table-cell>
          <table:table-cell table:style-name="ce28" table:formula="of:=IF([$_data_.V422]=&quot;&quot;;&quot;&quot;;[$_data_.V422])" table:number-columns-spanned="20" table:number-rows-spanned="1">
            <text:p/>
          </table:table-cell>
          <table:covered-table-cell table:style-name="ce72" table:formula="of:=IF(#REF!.[Heinä.C106]=&quot;&quot;;&quot;&quot;;#REF!.[Heinä.C106])" office:value-type="string" office:string-value="" calcext:value-type="error">
            <text:p>Err:508</text:p>
          </table:covered-table-cell>
          <table:covered-table-cell table:style-name="ce72" table:formula="of:=IF(#REF!.[Heinä.D106]=&quot;&quot;;&quot;&quot;;#REF!.[Heinä.D10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6]=&quot;&quot;;&quot;&quot;;#REF!.[Heinä.F106])" office:value-type="string" office:string-value="" calcext:value-type="error">
            <text:p>Err:508</text:p>
          </table:covered-table-cell>
          <table:covered-table-cell table:style-name="ce72" table:formula="of:=IF(#REF!.[Heinä.G106]=&quot;&quot;;&quot;&quot;;#REF!.[Heinä.G106])" office:value-type="string" office:string-value="" calcext:value-type="error">
            <text:p>Err:508</text:p>
          </table:covered-table-cell>
          <table:covered-table-cell table:style-name="ce72" table:formula="of:=IF(#REF!.[Heinä.H106]=&quot;&quot;;&quot;&quot;;#REF!.[Heinä.H106])" office:value-type="string" office:string-value="" calcext:value-type="error">
            <text:p>Err:508</text:p>
          </table:covered-table-cell>
          <table:covered-table-cell table:style-name="ce72" table:formula="of:=IF(#REF!.[Heinä.I106]=&quot;&quot;;&quot;&quot;;#REF!.[Heinä.I106])" office:value-type="string" office:string-value="" calcext:value-type="error">
            <text:p>Err:508</text:p>
          </table:covered-table-cell>
          <table:covered-table-cell table:style-name="ce72" table:formula="of:=IF(#REF!.[Heinä.J106]=&quot;&quot;;&quot;&quot;;#REF!.[Heinä.J106])" office:value-type="string" office:string-value="" calcext:value-type="error">
            <text:p>Err:508</text:p>
          </table:covered-table-cell>
          <table:covered-table-cell table:style-name="ce72" table:formula="of:=IF(#REF!.[Heinä.K106]=&quot;&quot;;&quot;&quot;;#REF!.[Heinä.K106])" office:value-type="string" office:string-value="" calcext:value-type="error">
            <text:p>Err:508</text:p>
          </table:covered-table-cell>
          <table:covered-table-cell table:style-name="ce72" table:formula="of:=IF(#REF!.[Heinä.L106]=&quot;&quot;;&quot;&quot;;#REF!.[Heinä.L106])" office:value-type="string" office:string-value="" calcext:value-type="error">
            <text:p>Err:508</text:p>
          </table:covered-table-cell>
          <table:covered-table-cell table:style-name="ce72" table:formula="of:=IF(#REF!.[Heinä.M106]=&quot;&quot;;&quot;&quot;;#REF!.[Heinä.M106])" office:value-type="string" office:string-value="" calcext:value-type="error">
            <text:p>Err:508</text:p>
          </table:covered-table-cell>
          <table:covered-table-cell table:style-name="ce72" table:formula="of:=IF(#REF!.[Heinä.N106]=&quot;&quot;;&quot;&quot;;#REF!.[Heinä.N106])" office:value-type="string" office:string-value="" calcext:value-type="error">
            <text:p>Err:508</text:p>
          </table:covered-table-cell>
          <table:covered-table-cell table:style-name="ce72" table:formula="of:=IF(#REF!.[Heinä.O106]=&quot;&quot;;&quot;&quot;;#REF!.[Heinä.O106])" office:value-type="string" office:string-value="" calcext:value-type="error">
            <text:p>Err:508</text:p>
          </table:covered-table-cell>
          <table:covered-table-cell table:style-name="ce72" table:formula="of:=IF(#REF!.[Heinä.P106]=&quot;&quot;;&quot;&quot;;#REF!.[Heinä.P106])" office:value-type="string" office:string-value="" calcext:value-type="error">
            <text:p>Err:508</text:p>
          </table:covered-table-cell>
          <table:covered-table-cell table:style-name="ce72" table:formula="of:=IF(#REF!.[Heinä.Q106]=&quot;&quot;;&quot;&quot;;#REF!.[Heinä.Q106])" office:value-type="string" office:string-value="" calcext:value-type="error">
            <text:p>Err:508</text:p>
          </table:covered-table-cell>
          <table:covered-table-cell table:style-name="ce72" table:formula="of:=IF(#REF!.[Heinä.R106]=&quot;&quot;;&quot;&quot;;#REF!.[Heinä.R106])" office:value-type="string" office:string-value="" calcext:value-type="error">
            <text:p>Err:508</text:p>
          </table:covered-table-cell>
          <table:covered-table-cell table:style-name="ce72" table:formula="of:=IF(#REF!.[Heinä.S106]=&quot;&quot;;&quot;&quot;;#REF!.[Heinä.S106])" office:value-type="string" office:string-value="" calcext:value-type="error">
            <text:p>Err:508</text:p>
          </table:covered-table-cell>
          <table:covered-table-cell table:style-name="ce72" table:formula="of:=IF(#REF!.[Heinä.T106]=&quot;&quot;;&quot;&quot;;#REF!.[Heinä.T106])" office:value-type="string" office:string-value="" calcext:value-type="error">
            <text:p>Err:508</text:p>
          </table:covered-table-cell>
          <table:covered-table-cell table:style-name="ce77" table:formula="of:=IF(#REF!.[Heinä.U106]=&quot;&quot;;&quot;&quot;;#REF!.[Heinä.U106])" office:value-type="string" office:string-value="" calcext:value-type="error">
            <text:p>Err:508</text:p>
          </table:covered-table-cell>
        </table:table-row>
        <table:table-row table:style-name="ro1">
          <table:table-cell table:formula="of:=IF([$_data_.A423];[$_data_.A423];&quot;&quot;)">
            <text:p/>
          </table:table-cell>
          <table:table-cell table:style-name="ce28" table:formula="of:=IF([$_data_.V423]=&quot;&quot;;&quot;&quot;;[$_data_.V423])" table:number-columns-spanned="20" table:number-rows-spanned="1">
            <text:p/>
          </table:table-cell>
          <table:covered-table-cell table:style-name="ce72" table:formula="of:=IF(#REF!.[Heinä.C107]=&quot;&quot;;&quot;&quot;;#REF!.[Heinä.C107])" office:value-type="string" office:string-value="" calcext:value-type="error">
            <text:p>Err:508</text:p>
          </table:covered-table-cell>
          <table:covered-table-cell table:style-name="ce72" table:formula="of:=IF(#REF!.[Heinä.D107]=&quot;&quot;;&quot;&quot;;#REF!.[Heinä.D10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7]=&quot;&quot;;&quot;&quot;;#REF!.[Heinä.F107])" office:value-type="string" office:string-value="" calcext:value-type="error">
            <text:p>Err:508</text:p>
          </table:covered-table-cell>
          <table:covered-table-cell table:style-name="ce72" table:formula="of:=IF(#REF!.[Heinä.G107]=&quot;&quot;;&quot;&quot;;#REF!.[Heinä.G107])" office:value-type="string" office:string-value="" calcext:value-type="error">
            <text:p>Err:508</text:p>
          </table:covered-table-cell>
          <table:covered-table-cell table:style-name="ce72" table:formula="of:=IF(#REF!.[Heinä.H107]=&quot;&quot;;&quot;&quot;;#REF!.[Heinä.H107])" office:value-type="string" office:string-value="" calcext:value-type="error">
            <text:p>Err:508</text:p>
          </table:covered-table-cell>
          <table:covered-table-cell table:style-name="ce72" table:formula="of:=IF(#REF!.[Heinä.I107]=&quot;&quot;;&quot;&quot;;#REF!.[Heinä.I107])" office:value-type="string" office:string-value="" calcext:value-type="error">
            <text:p>Err:508</text:p>
          </table:covered-table-cell>
          <table:covered-table-cell table:style-name="ce72" table:formula="of:=IF(#REF!.[Heinä.J107]=&quot;&quot;;&quot;&quot;;#REF!.[Heinä.J107])" office:value-type="string" office:string-value="" calcext:value-type="error">
            <text:p>Err:508</text:p>
          </table:covered-table-cell>
          <table:covered-table-cell table:style-name="ce72" table:formula="of:=IF(#REF!.[Heinä.K107]=&quot;&quot;;&quot;&quot;;#REF!.[Heinä.K107])" office:value-type="string" office:string-value="" calcext:value-type="error">
            <text:p>Err:508</text:p>
          </table:covered-table-cell>
          <table:covered-table-cell table:style-name="ce72" table:formula="of:=IF(#REF!.[Heinä.L107]=&quot;&quot;;&quot;&quot;;#REF!.[Heinä.L107])" office:value-type="string" office:string-value="" calcext:value-type="error">
            <text:p>Err:508</text:p>
          </table:covered-table-cell>
          <table:covered-table-cell table:style-name="ce72" table:formula="of:=IF(#REF!.[Heinä.M107]=&quot;&quot;;&quot;&quot;;#REF!.[Heinä.M107])" office:value-type="string" office:string-value="" calcext:value-type="error">
            <text:p>Err:508</text:p>
          </table:covered-table-cell>
          <table:covered-table-cell table:style-name="ce72" table:formula="of:=IF(#REF!.[Heinä.N107]=&quot;&quot;;&quot;&quot;;#REF!.[Heinä.N107])" office:value-type="string" office:string-value="" calcext:value-type="error">
            <text:p>Err:508</text:p>
          </table:covered-table-cell>
          <table:covered-table-cell table:style-name="ce72" table:formula="of:=IF(#REF!.[Heinä.O107]=&quot;&quot;;&quot;&quot;;#REF!.[Heinä.O107])" office:value-type="string" office:string-value="" calcext:value-type="error">
            <text:p>Err:508</text:p>
          </table:covered-table-cell>
          <table:covered-table-cell table:style-name="ce72" table:formula="of:=IF(#REF!.[Heinä.P107]=&quot;&quot;;&quot;&quot;;#REF!.[Heinä.P107])" office:value-type="string" office:string-value="" calcext:value-type="error">
            <text:p>Err:508</text:p>
          </table:covered-table-cell>
          <table:covered-table-cell table:style-name="ce72" table:formula="of:=IF(#REF!.[Heinä.Q107]=&quot;&quot;;&quot;&quot;;#REF!.[Heinä.Q107])" office:value-type="string" office:string-value="" calcext:value-type="error">
            <text:p>Err:508</text:p>
          </table:covered-table-cell>
          <table:covered-table-cell table:style-name="ce72" table:formula="of:=IF(#REF!.[Heinä.R107]=&quot;&quot;;&quot;&quot;;#REF!.[Heinä.R107])" office:value-type="string" office:string-value="" calcext:value-type="error">
            <text:p>Err:508</text:p>
          </table:covered-table-cell>
          <table:covered-table-cell table:style-name="ce72" table:formula="of:=IF(#REF!.[Heinä.S107]=&quot;&quot;;&quot;&quot;;#REF!.[Heinä.S107])" office:value-type="string" office:string-value="" calcext:value-type="error">
            <text:p>Err:508</text:p>
          </table:covered-table-cell>
          <table:covered-table-cell table:style-name="ce72" table:formula="of:=IF(#REF!.[Heinä.T107]=&quot;&quot;;&quot;&quot;;#REF!.[Heinä.T107])" office:value-type="string" office:string-value="" calcext:value-type="error">
            <text:p>Err:508</text:p>
          </table:covered-table-cell>
          <table:covered-table-cell table:style-name="ce77" table:formula="of:=IF(#REF!.[Heinä.U107]=&quot;&quot;;&quot;&quot;;#REF!.[Heinä.U107])" office:value-type="string" office:string-value="" calcext:value-type="error">
            <text:p>Err:508</text:p>
          </table:covered-table-cell>
        </table:table-row>
        <table:table-row table:style-name="ro1">
          <table:table-cell table:formula="of:=IF([$_data_.A424];[$_data_.A424];&quot;&quot;)">
            <text:p/>
          </table:table-cell>
          <table:table-cell table:style-name="ce28" table:formula="of:=IF([$_data_.V424]=&quot;&quot;;&quot;&quot;;[$_data_.V424])" table:number-columns-spanned="20" table:number-rows-spanned="1">
            <text:p/>
          </table:table-cell>
          <table:covered-table-cell table:style-name="ce72" table:formula="of:=IF(#REF!.[Heinä.C108]=&quot;&quot;;&quot;&quot;;#REF!.[Heinä.C108])" office:value-type="string" office:string-value="" calcext:value-type="error">
            <text:p>Err:508</text:p>
          </table:covered-table-cell>
          <table:covered-table-cell table:style-name="ce72" table:formula="of:=IF(#REF!.[Heinä.D108]=&quot;&quot;;&quot;&quot;;#REF!.[Heinä.D10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8]=&quot;&quot;;&quot;&quot;;#REF!.[Heinä.F108])" office:value-type="string" office:string-value="" calcext:value-type="error">
            <text:p>Err:508</text:p>
          </table:covered-table-cell>
          <table:covered-table-cell table:style-name="ce72" table:formula="of:=IF(#REF!.[Heinä.G108]=&quot;&quot;;&quot;&quot;;#REF!.[Heinä.G108])" office:value-type="string" office:string-value="" calcext:value-type="error">
            <text:p>Err:508</text:p>
          </table:covered-table-cell>
          <table:covered-table-cell table:style-name="ce72" table:formula="of:=IF(#REF!.[Heinä.H108]=&quot;&quot;;&quot;&quot;;#REF!.[Heinä.H108])" office:value-type="string" office:string-value="" calcext:value-type="error">
            <text:p>Err:508</text:p>
          </table:covered-table-cell>
          <table:covered-table-cell table:style-name="ce72" table:formula="of:=IF(#REF!.[Heinä.I108]=&quot;&quot;;&quot;&quot;;#REF!.[Heinä.I108])" office:value-type="string" office:string-value="" calcext:value-type="error">
            <text:p>Err:508</text:p>
          </table:covered-table-cell>
          <table:covered-table-cell table:style-name="ce72" table:formula="of:=IF(#REF!.[Heinä.J108]=&quot;&quot;;&quot;&quot;;#REF!.[Heinä.J108])" office:value-type="string" office:string-value="" calcext:value-type="error">
            <text:p>Err:508</text:p>
          </table:covered-table-cell>
          <table:covered-table-cell table:style-name="ce72" table:formula="of:=IF(#REF!.[Heinä.K108]=&quot;&quot;;&quot;&quot;;#REF!.[Heinä.K108])" office:value-type="string" office:string-value="" calcext:value-type="error">
            <text:p>Err:508</text:p>
          </table:covered-table-cell>
          <table:covered-table-cell table:style-name="ce72" table:formula="of:=IF(#REF!.[Heinä.L108]=&quot;&quot;;&quot;&quot;;#REF!.[Heinä.L108])" office:value-type="string" office:string-value="" calcext:value-type="error">
            <text:p>Err:508</text:p>
          </table:covered-table-cell>
          <table:covered-table-cell table:style-name="ce72" table:formula="of:=IF(#REF!.[Heinä.M108]=&quot;&quot;;&quot;&quot;;#REF!.[Heinä.M108])" office:value-type="string" office:string-value="" calcext:value-type="error">
            <text:p>Err:508</text:p>
          </table:covered-table-cell>
          <table:covered-table-cell table:style-name="ce72" table:formula="of:=IF(#REF!.[Heinä.N108]=&quot;&quot;;&quot;&quot;;#REF!.[Heinä.N108])" office:value-type="string" office:string-value="" calcext:value-type="error">
            <text:p>Err:508</text:p>
          </table:covered-table-cell>
          <table:covered-table-cell table:style-name="ce72" table:formula="of:=IF(#REF!.[Heinä.O108]=&quot;&quot;;&quot;&quot;;#REF!.[Heinä.O108])" office:value-type="string" office:string-value="" calcext:value-type="error">
            <text:p>Err:508</text:p>
          </table:covered-table-cell>
          <table:covered-table-cell table:style-name="ce72" table:formula="of:=IF(#REF!.[Heinä.P108]=&quot;&quot;;&quot;&quot;;#REF!.[Heinä.P108])" office:value-type="string" office:string-value="" calcext:value-type="error">
            <text:p>Err:508</text:p>
          </table:covered-table-cell>
          <table:covered-table-cell table:style-name="ce72" table:formula="of:=IF(#REF!.[Heinä.Q108]=&quot;&quot;;&quot;&quot;;#REF!.[Heinä.Q108])" office:value-type="string" office:string-value="" calcext:value-type="error">
            <text:p>Err:508</text:p>
          </table:covered-table-cell>
          <table:covered-table-cell table:style-name="ce72" table:formula="of:=IF(#REF!.[Heinä.R108]=&quot;&quot;;&quot;&quot;;#REF!.[Heinä.R108])" office:value-type="string" office:string-value="" calcext:value-type="error">
            <text:p>Err:508</text:p>
          </table:covered-table-cell>
          <table:covered-table-cell table:style-name="ce72" table:formula="of:=IF(#REF!.[Heinä.S108]=&quot;&quot;;&quot;&quot;;#REF!.[Heinä.S108])" office:value-type="string" office:string-value="" calcext:value-type="error">
            <text:p>Err:508</text:p>
          </table:covered-table-cell>
          <table:covered-table-cell table:style-name="ce72" table:formula="of:=IF(#REF!.[Heinä.T108]=&quot;&quot;;&quot;&quot;;#REF!.[Heinä.T108])" office:value-type="string" office:string-value="" calcext:value-type="error">
            <text:p>Err:508</text:p>
          </table:covered-table-cell>
          <table:covered-table-cell table:style-name="ce77" table:formula="of:=IF(#REF!.[Heinä.U108]=&quot;&quot;;&quot;&quot;;#REF!.[Heinä.U108])" office:value-type="string" office:string-value="" calcext:value-type="error">
            <text:p>Err:508</text:p>
          </table:covered-table-cell>
        </table:table-row>
        <table:table-row table:style-name="ro1">
          <table:table-cell table:formula="of:=IF([$_data_.A425];[$_data_.A425];&quot;&quot;)">
            <text:p/>
          </table:table-cell>
          <table:table-cell table:style-name="ce28" table:formula="of:=IF([$_data_.V425]=&quot;&quot;;&quot;&quot;;[$_data_.V425])" table:number-columns-spanned="20" table:number-rows-spanned="1">
            <text:p/>
          </table:table-cell>
          <table:covered-table-cell table:style-name="ce72" table:formula="of:=IF(#REF!.[Heinä.C109]=&quot;&quot;;&quot;&quot;;#REF!.[Heinä.C109])" office:value-type="string" office:string-value="" calcext:value-type="error">
            <text:p>Err:508</text:p>
          </table:covered-table-cell>
          <table:covered-table-cell table:style-name="ce72" table:formula="of:=IF(#REF!.[Heinä.D109]=&quot;&quot;;&quot;&quot;;#REF!.[Heinä.D10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9]=&quot;&quot;;&quot;&quot;;#REF!.[Heinä.F109])" office:value-type="string" office:string-value="" calcext:value-type="error">
            <text:p>Err:508</text:p>
          </table:covered-table-cell>
          <table:covered-table-cell table:style-name="ce72" table:formula="of:=IF(#REF!.[Heinä.G109]=&quot;&quot;;&quot;&quot;;#REF!.[Heinä.G109])" office:value-type="string" office:string-value="" calcext:value-type="error">
            <text:p>Err:508</text:p>
          </table:covered-table-cell>
          <table:covered-table-cell table:style-name="ce72" table:formula="of:=IF(#REF!.[Heinä.H109]=&quot;&quot;;&quot;&quot;;#REF!.[Heinä.H109])" office:value-type="string" office:string-value="" calcext:value-type="error">
            <text:p>Err:508</text:p>
          </table:covered-table-cell>
          <table:covered-table-cell table:style-name="ce72" table:formula="of:=IF(#REF!.[Heinä.I109]=&quot;&quot;;&quot;&quot;;#REF!.[Heinä.I109])" office:value-type="string" office:string-value="" calcext:value-type="error">
            <text:p>Err:508</text:p>
          </table:covered-table-cell>
          <table:covered-table-cell table:style-name="ce72" table:formula="of:=IF(#REF!.[Heinä.J109]=&quot;&quot;;&quot;&quot;;#REF!.[Heinä.J109])" office:value-type="string" office:string-value="" calcext:value-type="error">
            <text:p>Err:508</text:p>
          </table:covered-table-cell>
          <table:covered-table-cell table:style-name="ce72" table:formula="of:=IF(#REF!.[Heinä.K109]=&quot;&quot;;&quot;&quot;;#REF!.[Heinä.K109])" office:value-type="string" office:string-value="" calcext:value-type="error">
            <text:p>Err:508</text:p>
          </table:covered-table-cell>
          <table:covered-table-cell table:style-name="ce72" table:formula="of:=IF(#REF!.[Heinä.L109]=&quot;&quot;;&quot;&quot;;#REF!.[Heinä.L109])" office:value-type="string" office:string-value="" calcext:value-type="error">
            <text:p>Err:508</text:p>
          </table:covered-table-cell>
          <table:covered-table-cell table:style-name="ce72" table:formula="of:=IF(#REF!.[Heinä.M109]=&quot;&quot;;&quot;&quot;;#REF!.[Heinä.M109])" office:value-type="string" office:string-value="" calcext:value-type="error">
            <text:p>Err:508</text:p>
          </table:covered-table-cell>
          <table:covered-table-cell table:style-name="ce72" table:formula="of:=IF(#REF!.[Heinä.N109]=&quot;&quot;;&quot;&quot;;#REF!.[Heinä.N109])" office:value-type="string" office:string-value="" calcext:value-type="error">
            <text:p>Err:508</text:p>
          </table:covered-table-cell>
          <table:covered-table-cell table:style-name="ce72" table:formula="of:=IF(#REF!.[Heinä.O109]=&quot;&quot;;&quot;&quot;;#REF!.[Heinä.O109])" office:value-type="string" office:string-value="" calcext:value-type="error">
            <text:p>Err:508</text:p>
          </table:covered-table-cell>
          <table:covered-table-cell table:style-name="ce72" table:formula="of:=IF(#REF!.[Heinä.P109]=&quot;&quot;;&quot;&quot;;#REF!.[Heinä.P109])" office:value-type="string" office:string-value="" calcext:value-type="error">
            <text:p>Err:508</text:p>
          </table:covered-table-cell>
          <table:covered-table-cell table:style-name="ce72" table:formula="of:=IF(#REF!.[Heinä.Q109]=&quot;&quot;;&quot;&quot;;#REF!.[Heinä.Q109])" office:value-type="string" office:string-value="" calcext:value-type="error">
            <text:p>Err:508</text:p>
          </table:covered-table-cell>
          <table:covered-table-cell table:style-name="ce72" table:formula="of:=IF(#REF!.[Heinä.R109]=&quot;&quot;;&quot;&quot;;#REF!.[Heinä.R109])" office:value-type="string" office:string-value="" calcext:value-type="error">
            <text:p>Err:508</text:p>
          </table:covered-table-cell>
          <table:covered-table-cell table:style-name="ce72" table:formula="of:=IF(#REF!.[Heinä.S109]=&quot;&quot;;&quot;&quot;;#REF!.[Heinä.S109])" office:value-type="string" office:string-value="" calcext:value-type="error">
            <text:p>Err:508</text:p>
          </table:covered-table-cell>
          <table:covered-table-cell table:style-name="ce72" table:formula="of:=IF(#REF!.[Heinä.T109]=&quot;&quot;;&quot;&quot;;#REF!.[Heinä.T109])" office:value-type="string" office:string-value="" calcext:value-type="error">
            <text:p>Err:508</text:p>
          </table:covered-table-cell>
          <table:covered-table-cell table:style-name="ce77" table:formula="of:=IF(#REF!.[Heinä.U109]=&quot;&quot;;&quot;&quot;;#REF!.[Heinä.U109])" office:value-type="string" office:string-value="" calcext:value-type="error">
            <text:p>Err:508</text:p>
          </table:covered-table-cell>
        </table:table-row>
        <table:table-row table:style-name="ro1">
          <table:table-cell table:formula="of:=IF([$_data_.A426];[$_data_.A426];&quot;&quot;)">
            <text:p/>
          </table:table-cell>
          <table:table-cell table:style-name="ce28" table:formula="of:=IF([$_data_.V426]=&quot;&quot;;&quot;&quot;;[$_data_.V426])" table:number-columns-spanned="20" table:number-rows-spanned="1">
            <text:p/>
          </table:table-cell>
          <table:covered-table-cell table:style-name="ce72" table:formula="of:=IF(#REF!.[Heinä.C110]=&quot;&quot;;&quot;&quot;;#REF!.[Heinä.C110])" office:value-type="string" office:string-value="" calcext:value-type="error">
            <text:p>Err:508</text:p>
          </table:covered-table-cell>
          <table:covered-table-cell table:style-name="ce72" table:formula="of:=IF(#REF!.[Heinä.D110]=&quot;&quot;;&quot;&quot;;#REF!.[Heinä.D11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0]=&quot;&quot;;&quot;&quot;;#REF!.[Heinä.F110])" office:value-type="string" office:string-value="" calcext:value-type="error">
            <text:p>Err:508</text:p>
          </table:covered-table-cell>
          <table:covered-table-cell table:style-name="ce72" table:formula="of:=IF(#REF!.[Heinä.G110]=&quot;&quot;;&quot;&quot;;#REF!.[Heinä.G110])" office:value-type="string" office:string-value="" calcext:value-type="error">
            <text:p>Err:508</text:p>
          </table:covered-table-cell>
          <table:covered-table-cell table:style-name="ce72" table:formula="of:=IF(#REF!.[Heinä.H110]=&quot;&quot;;&quot;&quot;;#REF!.[Heinä.H110])" office:value-type="string" office:string-value="" calcext:value-type="error">
            <text:p>Err:508</text:p>
          </table:covered-table-cell>
          <table:covered-table-cell table:style-name="ce72" table:formula="of:=IF(#REF!.[Heinä.I110]=&quot;&quot;;&quot;&quot;;#REF!.[Heinä.I110])" office:value-type="string" office:string-value="" calcext:value-type="error">
            <text:p>Err:508</text:p>
          </table:covered-table-cell>
          <table:covered-table-cell table:style-name="ce72" table:formula="of:=IF(#REF!.[Heinä.J110]=&quot;&quot;;&quot;&quot;;#REF!.[Heinä.J110])" office:value-type="string" office:string-value="" calcext:value-type="error">
            <text:p>Err:508</text:p>
          </table:covered-table-cell>
          <table:covered-table-cell table:style-name="ce72" table:formula="of:=IF(#REF!.[Heinä.K110]=&quot;&quot;;&quot;&quot;;#REF!.[Heinä.K110])" office:value-type="string" office:string-value="" calcext:value-type="error">
            <text:p>Err:508</text:p>
          </table:covered-table-cell>
          <table:covered-table-cell table:style-name="ce72" table:formula="of:=IF(#REF!.[Heinä.L110]=&quot;&quot;;&quot;&quot;;#REF!.[Heinä.L110])" office:value-type="string" office:string-value="" calcext:value-type="error">
            <text:p>Err:508</text:p>
          </table:covered-table-cell>
          <table:covered-table-cell table:style-name="ce72" table:formula="of:=IF(#REF!.[Heinä.M110]=&quot;&quot;;&quot;&quot;;#REF!.[Heinä.M110])" office:value-type="string" office:string-value="" calcext:value-type="error">
            <text:p>Err:508</text:p>
          </table:covered-table-cell>
          <table:covered-table-cell table:style-name="ce72" table:formula="of:=IF(#REF!.[Heinä.N110]=&quot;&quot;;&quot;&quot;;#REF!.[Heinä.N110])" office:value-type="string" office:string-value="" calcext:value-type="error">
            <text:p>Err:508</text:p>
          </table:covered-table-cell>
          <table:covered-table-cell table:style-name="ce72" table:formula="of:=IF(#REF!.[Heinä.O110]=&quot;&quot;;&quot;&quot;;#REF!.[Heinä.O110])" office:value-type="string" office:string-value="" calcext:value-type="error">
            <text:p>Err:508</text:p>
          </table:covered-table-cell>
          <table:covered-table-cell table:style-name="ce72" table:formula="of:=IF(#REF!.[Heinä.P110]=&quot;&quot;;&quot;&quot;;#REF!.[Heinä.P110])" office:value-type="string" office:string-value="" calcext:value-type="error">
            <text:p>Err:508</text:p>
          </table:covered-table-cell>
          <table:covered-table-cell table:style-name="ce72" table:formula="of:=IF(#REF!.[Heinä.Q110]=&quot;&quot;;&quot;&quot;;#REF!.[Heinä.Q110])" office:value-type="string" office:string-value="" calcext:value-type="error">
            <text:p>Err:508</text:p>
          </table:covered-table-cell>
          <table:covered-table-cell table:style-name="ce72" table:formula="of:=IF(#REF!.[Heinä.R110]=&quot;&quot;;&quot;&quot;;#REF!.[Heinä.R110])" office:value-type="string" office:string-value="" calcext:value-type="error">
            <text:p>Err:508</text:p>
          </table:covered-table-cell>
          <table:covered-table-cell table:style-name="ce72" table:formula="of:=IF(#REF!.[Heinä.S110]=&quot;&quot;;&quot;&quot;;#REF!.[Heinä.S110])" office:value-type="string" office:string-value="" calcext:value-type="error">
            <text:p>Err:508</text:p>
          </table:covered-table-cell>
          <table:covered-table-cell table:style-name="ce72" table:formula="of:=IF(#REF!.[Heinä.T110]=&quot;&quot;;&quot;&quot;;#REF!.[Heinä.T110])" office:value-type="string" office:string-value="" calcext:value-type="error">
            <text:p>Err:508</text:p>
          </table:covered-table-cell>
          <table:covered-table-cell table:style-name="ce77" table:formula="of:=IF(#REF!.[Heinä.U110]=&quot;&quot;;&quot;&quot;;#REF!.[Heinä.U110])" office:value-type="string" office:string-value="" calcext:value-type="error">
            <text:p>Err:508</text:p>
          </table:covered-table-cell>
        </table:table-row>
        <table:table-row table:style-name="ro1">
          <table:table-cell table:formula="of:=IF([$_data_.A427];[$_data_.A427];&quot;&quot;)">
            <text:p/>
          </table:table-cell>
          <table:table-cell table:style-name="ce28" table:formula="of:=IF([$_data_.V427]=&quot;&quot;;&quot;&quot;;[$_data_.V427])" table:number-columns-spanned="20" table:number-rows-spanned="1">
            <text:p/>
          </table:table-cell>
          <table:covered-table-cell table:style-name="ce72" table:formula="of:=IF(#REF!.[Heinä.C111]=&quot;&quot;;&quot;&quot;;#REF!.[Heinä.C111])" office:value-type="string" office:string-value="" calcext:value-type="error">
            <text:p>Err:508</text:p>
          </table:covered-table-cell>
          <table:covered-table-cell table:style-name="ce72" table:formula="of:=IF(#REF!.[Heinä.D111]=&quot;&quot;;&quot;&quot;;#REF!.[Heinä.D11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1]=&quot;&quot;;&quot;&quot;;#REF!.[Heinä.F111])" office:value-type="string" office:string-value="" calcext:value-type="error">
            <text:p>Err:508</text:p>
          </table:covered-table-cell>
          <table:covered-table-cell table:style-name="ce72" table:formula="of:=IF(#REF!.[Heinä.G111]=&quot;&quot;;&quot;&quot;;#REF!.[Heinä.G111])" office:value-type="string" office:string-value="" calcext:value-type="error">
            <text:p>Err:508</text:p>
          </table:covered-table-cell>
          <table:covered-table-cell table:style-name="ce72" table:formula="of:=IF(#REF!.[Heinä.H111]=&quot;&quot;;&quot;&quot;;#REF!.[Heinä.H111])" office:value-type="string" office:string-value="" calcext:value-type="error">
            <text:p>Err:508</text:p>
          </table:covered-table-cell>
          <table:covered-table-cell table:style-name="ce72" table:formula="of:=IF(#REF!.[Heinä.I111]=&quot;&quot;;&quot;&quot;;#REF!.[Heinä.I111])" office:value-type="string" office:string-value="" calcext:value-type="error">
            <text:p>Err:508</text:p>
          </table:covered-table-cell>
          <table:covered-table-cell table:style-name="ce72" table:formula="of:=IF(#REF!.[Heinä.J111]=&quot;&quot;;&quot;&quot;;#REF!.[Heinä.J111])" office:value-type="string" office:string-value="" calcext:value-type="error">
            <text:p>Err:508</text:p>
          </table:covered-table-cell>
          <table:covered-table-cell table:style-name="ce72" table:formula="of:=IF(#REF!.[Heinä.K111]=&quot;&quot;;&quot;&quot;;#REF!.[Heinä.K111])" office:value-type="string" office:string-value="" calcext:value-type="error">
            <text:p>Err:508</text:p>
          </table:covered-table-cell>
          <table:covered-table-cell table:style-name="ce72" table:formula="of:=IF(#REF!.[Heinä.L111]=&quot;&quot;;&quot;&quot;;#REF!.[Heinä.L111])" office:value-type="string" office:string-value="" calcext:value-type="error">
            <text:p>Err:508</text:p>
          </table:covered-table-cell>
          <table:covered-table-cell table:style-name="ce72" table:formula="of:=IF(#REF!.[Heinä.M111]=&quot;&quot;;&quot;&quot;;#REF!.[Heinä.M111])" office:value-type="string" office:string-value="" calcext:value-type="error">
            <text:p>Err:508</text:p>
          </table:covered-table-cell>
          <table:covered-table-cell table:style-name="ce72" table:formula="of:=IF(#REF!.[Heinä.N111]=&quot;&quot;;&quot;&quot;;#REF!.[Heinä.N111])" office:value-type="string" office:string-value="" calcext:value-type="error">
            <text:p>Err:508</text:p>
          </table:covered-table-cell>
          <table:covered-table-cell table:style-name="ce72" table:formula="of:=IF(#REF!.[Heinä.O111]=&quot;&quot;;&quot;&quot;;#REF!.[Heinä.O111])" office:value-type="string" office:string-value="" calcext:value-type="error">
            <text:p>Err:508</text:p>
          </table:covered-table-cell>
          <table:covered-table-cell table:style-name="ce72" table:formula="of:=IF(#REF!.[Heinä.P111]=&quot;&quot;;&quot;&quot;;#REF!.[Heinä.P111])" office:value-type="string" office:string-value="" calcext:value-type="error">
            <text:p>Err:508</text:p>
          </table:covered-table-cell>
          <table:covered-table-cell table:style-name="ce72" table:formula="of:=IF(#REF!.[Heinä.Q111]=&quot;&quot;;&quot;&quot;;#REF!.[Heinä.Q111])" office:value-type="string" office:string-value="" calcext:value-type="error">
            <text:p>Err:508</text:p>
          </table:covered-table-cell>
          <table:covered-table-cell table:style-name="ce72" table:formula="of:=IF(#REF!.[Heinä.R111]=&quot;&quot;;&quot;&quot;;#REF!.[Heinä.R111])" office:value-type="string" office:string-value="" calcext:value-type="error">
            <text:p>Err:508</text:p>
          </table:covered-table-cell>
          <table:covered-table-cell table:style-name="ce72" table:formula="of:=IF(#REF!.[Heinä.S111]=&quot;&quot;;&quot;&quot;;#REF!.[Heinä.S111])" office:value-type="string" office:string-value="" calcext:value-type="error">
            <text:p>Err:508</text:p>
          </table:covered-table-cell>
          <table:covered-table-cell table:style-name="ce72" table:formula="of:=IF(#REF!.[Heinä.T111]=&quot;&quot;;&quot;&quot;;#REF!.[Heinä.T111])" office:value-type="string" office:string-value="" calcext:value-type="error">
            <text:p>Err:508</text:p>
          </table:covered-table-cell>
          <table:covered-table-cell table:style-name="ce77" table:formula="of:=IF(#REF!.[Heinä.U111]=&quot;&quot;;&quot;&quot;;#REF!.[Heinä.U111])" office:value-type="string" office:string-value="" calcext:value-type="error">
            <text:p>Err:508</text:p>
          </table:covered-table-cell>
        </table:table-row>
        <table:table-row table:style-name="ro1">
          <table:table-cell table:formula="of:=IF([$_data_.A428];[$_data_.A428];&quot;&quot;)">
            <text:p/>
          </table:table-cell>
          <table:table-cell table:style-name="ce28" table:formula="of:=IF([$_data_.V428]=&quot;&quot;;&quot;&quot;;[$_data_.V428])" table:number-columns-spanned="20" table:number-rows-spanned="1">
            <text:p/>
          </table:table-cell>
          <table:covered-table-cell table:style-name="ce72" table:formula="of:=IF(#REF!.[Heinä.C112]=&quot;&quot;;&quot;&quot;;#REF!.[Heinä.C112])" office:value-type="string" office:string-value="" calcext:value-type="error">
            <text:p>Err:508</text:p>
          </table:covered-table-cell>
          <table:covered-table-cell table:style-name="ce72" table:formula="of:=IF(#REF!.[Heinä.D112]=&quot;&quot;;&quot;&quot;;#REF!.[Heinä.D11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2]=&quot;&quot;;&quot;&quot;;#REF!.[Heinä.F112])" office:value-type="string" office:string-value="" calcext:value-type="error">
            <text:p>Err:508</text:p>
          </table:covered-table-cell>
          <table:covered-table-cell table:style-name="ce72" table:formula="of:=IF(#REF!.[Heinä.G112]=&quot;&quot;;&quot;&quot;;#REF!.[Heinä.G112])" office:value-type="string" office:string-value="" calcext:value-type="error">
            <text:p>Err:508</text:p>
          </table:covered-table-cell>
          <table:covered-table-cell table:style-name="ce72" table:formula="of:=IF(#REF!.[Heinä.H112]=&quot;&quot;;&quot;&quot;;#REF!.[Heinä.H112])" office:value-type="string" office:string-value="" calcext:value-type="error">
            <text:p>Err:508</text:p>
          </table:covered-table-cell>
          <table:covered-table-cell table:style-name="ce72" table:formula="of:=IF(#REF!.[Heinä.I112]=&quot;&quot;;&quot;&quot;;#REF!.[Heinä.I112])" office:value-type="string" office:string-value="" calcext:value-type="error">
            <text:p>Err:508</text:p>
          </table:covered-table-cell>
          <table:covered-table-cell table:style-name="ce72" table:formula="of:=IF(#REF!.[Heinä.J112]=&quot;&quot;;&quot;&quot;;#REF!.[Heinä.J112])" office:value-type="string" office:string-value="" calcext:value-type="error">
            <text:p>Err:508</text:p>
          </table:covered-table-cell>
          <table:covered-table-cell table:style-name="ce72" table:formula="of:=IF(#REF!.[Heinä.K112]=&quot;&quot;;&quot;&quot;;#REF!.[Heinä.K112])" office:value-type="string" office:string-value="" calcext:value-type="error">
            <text:p>Err:508</text:p>
          </table:covered-table-cell>
          <table:covered-table-cell table:style-name="ce72" table:formula="of:=IF(#REF!.[Heinä.L112]=&quot;&quot;;&quot;&quot;;#REF!.[Heinä.L112])" office:value-type="string" office:string-value="" calcext:value-type="error">
            <text:p>Err:508</text:p>
          </table:covered-table-cell>
          <table:covered-table-cell table:style-name="ce72" table:formula="of:=IF(#REF!.[Heinä.M112]=&quot;&quot;;&quot;&quot;;#REF!.[Heinä.M112])" office:value-type="string" office:string-value="" calcext:value-type="error">
            <text:p>Err:508</text:p>
          </table:covered-table-cell>
          <table:covered-table-cell table:style-name="ce72" table:formula="of:=IF(#REF!.[Heinä.N112]=&quot;&quot;;&quot;&quot;;#REF!.[Heinä.N112])" office:value-type="string" office:string-value="" calcext:value-type="error">
            <text:p>Err:508</text:p>
          </table:covered-table-cell>
          <table:covered-table-cell table:style-name="ce72" table:formula="of:=IF(#REF!.[Heinä.O112]=&quot;&quot;;&quot;&quot;;#REF!.[Heinä.O112])" office:value-type="string" office:string-value="" calcext:value-type="error">
            <text:p>Err:508</text:p>
          </table:covered-table-cell>
          <table:covered-table-cell table:style-name="ce72" table:formula="of:=IF(#REF!.[Heinä.P112]=&quot;&quot;;&quot;&quot;;#REF!.[Heinä.P112])" office:value-type="string" office:string-value="" calcext:value-type="error">
            <text:p>Err:508</text:p>
          </table:covered-table-cell>
          <table:covered-table-cell table:style-name="ce72" table:formula="of:=IF(#REF!.[Heinä.Q112]=&quot;&quot;;&quot;&quot;;#REF!.[Heinä.Q112])" office:value-type="string" office:string-value="" calcext:value-type="error">
            <text:p>Err:508</text:p>
          </table:covered-table-cell>
          <table:covered-table-cell table:style-name="ce72" table:formula="of:=IF(#REF!.[Heinä.R112]=&quot;&quot;;&quot;&quot;;#REF!.[Heinä.R112])" office:value-type="string" office:string-value="" calcext:value-type="error">
            <text:p>Err:508</text:p>
          </table:covered-table-cell>
          <table:covered-table-cell table:style-name="ce72" table:formula="of:=IF(#REF!.[Heinä.S112]=&quot;&quot;;&quot;&quot;;#REF!.[Heinä.S112])" office:value-type="string" office:string-value="" calcext:value-type="error">
            <text:p>Err:508</text:p>
          </table:covered-table-cell>
          <table:covered-table-cell table:style-name="ce72" table:formula="of:=IF(#REF!.[Heinä.T112]=&quot;&quot;;&quot;&quot;;#REF!.[Heinä.T112])" office:value-type="string" office:string-value="" calcext:value-type="error">
            <text:p>Err:508</text:p>
          </table:covered-table-cell>
          <table:covered-table-cell table:style-name="ce77" table:formula="of:=IF(#REF!.[Heinä.U112]=&quot;&quot;;&quot;&quot;;#REF!.[Heinä.U112])" office:value-type="string" office:string-value="" calcext:value-type="error">
            <text:p>Err:508</text:p>
          </table:covered-table-cell>
        </table:table-row>
        <table:table-row table:style-name="ro1">
          <table:table-cell table:formula="of:=IF([$_data_.A429];[$_data_.A429];&quot;&quot;)">
            <text:p/>
          </table:table-cell>
          <table:table-cell table:style-name="ce28" table:formula="of:=IF([$_data_.V429]=&quot;&quot;;&quot;&quot;;[$_data_.V429])" table:number-columns-spanned="20" table:number-rows-spanned="1">
            <text:p/>
          </table:table-cell>
          <table:covered-table-cell table:style-name="ce72" table:formula="of:=IF(#REF!.[Heinä.C113]=&quot;&quot;;&quot;&quot;;#REF!.[Heinä.C113])" office:value-type="string" office:string-value="" calcext:value-type="error">
            <text:p>Err:508</text:p>
          </table:covered-table-cell>
          <table:covered-table-cell table:style-name="ce72" table:formula="of:=IF(#REF!.[Heinä.D113]=&quot;&quot;;&quot;&quot;;#REF!.[Heinä.D11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3]=&quot;&quot;;&quot;&quot;;#REF!.[Heinä.F113])" office:value-type="string" office:string-value="" calcext:value-type="error">
            <text:p>Err:508</text:p>
          </table:covered-table-cell>
          <table:covered-table-cell table:style-name="ce72" table:formula="of:=IF(#REF!.[Heinä.G113]=&quot;&quot;;&quot;&quot;;#REF!.[Heinä.G113])" office:value-type="string" office:string-value="" calcext:value-type="error">
            <text:p>Err:508</text:p>
          </table:covered-table-cell>
          <table:covered-table-cell table:style-name="ce72" table:formula="of:=IF(#REF!.[Heinä.H113]=&quot;&quot;;&quot;&quot;;#REF!.[Heinä.H113])" office:value-type="string" office:string-value="" calcext:value-type="error">
            <text:p>Err:508</text:p>
          </table:covered-table-cell>
          <table:covered-table-cell table:style-name="ce72" table:formula="of:=IF(#REF!.[Heinä.I113]=&quot;&quot;;&quot;&quot;;#REF!.[Heinä.I113])" office:value-type="string" office:string-value="" calcext:value-type="error">
            <text:p>Err:508</text:p>
          </table:covered-table-cell>
          <table:covered-table-cell table:style-name="ce72" table:formula="of:=IF(#REF!.[Heinä.J113]=&quot;&quot;;&quot;&quot;;#REF!.[Heinä.J113])" office:value-type="string" office:string-value="" calcext:value-type="error">
            <text:p>Err:508</text:p>
          </table:covered-table-cell>
          <table:covered-table-cell table:style-name="ce72" table:formula="of:=IF(#REF!.[Heinä.K113]=&quot;&quot;;&quot;&quot;;#REF!.[Heinä.K113])" office:value-type="string" office:string-value="" calcext:value-type="error">
            <text:p>Err:508</text:p>
          </table:covered-table-cell>
          <table:covered-table-cell table:style-name="ce72" table:formula="of:=IF(#REF!.[Heinä.L113]=&quot;&quot;;&quot;&quot;;#REF!.[Heinä.L113])" office:value-type="string" office:string-value="" calcext:value-type="error">
            <text:p>Err:508</text:p>
          </table:covered-table-cell>
          <table:covered-table-cell table:style-name="ce72" table:formula="of:=IF(#REF!.[Heinä.M113]=&quot;&quot;;&quot;&quot;;#REF!.[Heinä.M113])" office:value-type="string" office:string-value="" calcext:value-type="error">
            <text:p>Err:508</text:p>
          </table:covered-table-cell>
          <table:covered-table-cell table:style-name="ce72" table:formula="of:=IF(#REF!.[Heinä.N113]=&quot;&quot;;&quot;&quot;;#REF!.[Heinä.N113])" office:value-type="string" office:string-value="" calcext:value-type="error">
            <text:p>Err:508</text:p>
          </table:covered-table-cell>
          <table:covered-table-cell table:style-name="ce72" table:formula="of:=IF(#REF!.[Heinä.O113]=&quot;&quot;;&quot;&quot;;#REF!.[Heinä.O113])" office:value-type="string" office:string-value="" calcext:value-type="error">
            <text:p>Err:508</text:p>
          </table:covered-table-cell>
          <table:covered-table-cell table:style-name="ce72" table:formula="of:=IF(#REF!.[Heinä.P113]=&quot;&quot;;&quot;&quot;;#REF!.[Heinä.P113])" office:value-type="string" office:string-value="" calcext:value-type="error">
            <text:p>Err:508</text:p>
          </table:covered-table-cell>
          <table:covered-table-cell table:style-name="ce72" table:formula="of:=IF(#REF!.[Heinä.Q113]=&quot;&quot;;&quot;&quot;;#REF!.[Heinä.Q113])" office:value-type="string" office:string-value="" calcext:value-type="error">
            <text:p>Err:508</text:p>
          </table:covered-table-cell>
          <table:covered-table-cell table:style-name="ce72" table:formula="of:=IF(#REF!.[Heinä.R113]=&quot;&quot;;&quot;&quot;;#REF!.[Heinä.R113])" office:value-type="string" office:string-value="" calcext:value-type="error">
            <text:p>Err:508</text:p>
          </table:covered-table-cell>
          <table:covered-table-cell table:style-name="ce72" table:formula="of:=IF(#REF!.[Heinä.S113]=&quot;&quot;;&quot;&quot;;#REF!.[Heinä.S113])" office:value-type="string" office:string-value="" calcext:value-type="error">
            <text:p>Err:508</text:p>
          </table:covered-table-cell>
          <table:covered-table-cell table:style-name="ce72" table:formula="of:=IF(#REF!.[Heinä.T113]=&quot;&quot;;&quot;&quot;;#REF!.[Heinä.T113])" office:value-type="string" office:string-value="" calcext:value-type="error">
            <text:p>Err:508</text:p>
          </table:covered-table-cell>
          <table:covered-table-cell table:style-name="ce77" table:formula="of:=IF(#REF!.[Heinä.U113]=&quot;&quot;;&quot;&quot;;#REF!.[Heinä.U113])" office:value-type="string" office:string-value="" calcext:value-type="error">
            <text:p>Err:508</text:p>
          </table:covered-table-cell>
        </table:table-row>
        <table:table-row table:style-name="ro1">
          <table:table-cell table:formula="of:=IF([$_data_.A430];[$_data_.A430];&quot;&quot;)">
            <text:p/>
          </table:table-cell>
          <table:table-cell table:style-name="ce28" table:formula="of:=IF([$_data_.V430]=&quot;&quot;;&quot;&quot;;[$_data_.V430])" table:number-columns-spanned="20" table:number-rows-spanned="1">
            <text:p/>
          </table:table-cell>
          <table:covered-table-cell table:style-name="ce72" table:formula="of:=IF(#REF!.[Heinä.C114]=&quot;&quot;;&quot;&quot;;#REF!.[Heinä.C114])" office:value-type="string" office:string-value="" calcext:value-type="error">
            <text:p>Err:508</text:p>
          </table:covered-table-cell>
          <table:covered-table-cell table:style-name="ce72" table:formula="of:=IF(#REF!.[Heinä.D114]=&quot;&quot;;&quot;&quot;;#REF!.[Heinä.D11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4]=&quot;&quot;;&quot;&quot;;#REF!.[Heinä.F114])" office:value-type="string" office:string-value="" calcext:value-type="error">
            <text:p>Err:508</text:p>
          </table:covered-table-cell>
          <table:covered-table-cell table:style-name="ce72" table:formula="of:=IF(#REF!.[Heinä.G114]=&quot;&quot;;&quot;&quot;;#REF!.[Heinä.G114])" office:value-type="string" office:string-value="" calcext:value-type="error">
            <text:p>Err:508</text:p>
          </table:covered-table-cell>
          <table:covered-table-cell table:style-name="ce72" table:formula="of:=IF(#REF!.[Heinä.H114]=&quot;&quot;;&quot;&quot;;#REF!.[Heinä.H114])" office:value-type="string" office:string-value="" calcext:value-type="error">
            <text:p>Err:508</text:p>
          </table:covered-table-cell>
          <table:covered-table-cell table:style-name="ce72" table:formula="of:=IF(#REF!.[Heinä.I114]=&quot;&quot;;&quot;&quot;;#REF!.[Heinä.I114])" office:value-type="string" office:string-value="" calcext:value-type="error">
            <text:p>Err:508</text:p>
          </table:covered-table-cell>
          <table:covered-table-cell table:style-name="ce72" table:formula="of:=IF(#REF!.[Heinä.J114]=&quot;&quot;;&quot;&quot;;#REF!.[Heinä.J114])" office:value-type="string" office:string-value="" calcext:value-type="error">
            <text:p>Err:508</text:p>
          </table:covered-table-cell>
          <table:covered-table-cell table:style-name="ce72" table:formula="of:=IF(#REF!.[Heinä.K114]=&quot;&quot;;&quot;&quot;;#REF!.[Heinä.K114])" office:value-type="string" office:string-value="" calcext:value-type="error">
            <text:p>Err:508</text:p>
          </table:covered-table-cell>
          <table:covered-table-cell table:style-name="ce72" table:formula="of:=IF(#REF!.[Heinä.L114]=&quot;&quot;;&quot;&quot;;#REF!.[Heinä.L114])" office:value-type="string" office:string-value="" calcext:value-type="error">
            <text:p>Err:508</text:p>
          </table:covered-table-cell>
          <table:covered-table-cell table:style-name="ce72" table:formula="of:=IF(#REF!.[Heinä.M114]=&quot;&quot;;&quot;&quot;;#REF!.[Heinä.M114])" office:value-type="string" office:string-value="" calcext:value-type="error">
            <text:p>Err:508</text:p>
          </table:covered-table-cell>
          <table:covered-table-cell table:style-name="ce72" table:formula="of:=IF(#REF!.[Heinä.N114]=&quot;&quot;;&quot;&quot;;#REF!.[Heinä.N114])" office:value-type="string" office:string-value="" calcext:value-type="error">
            <text:p>Err:508</text:p>
          </table:covered-table-cell>
          <table:covered-table-cell table:style-name="ce72" table:formula="of:=IF(#REF!.[Heinä.O114]=&quot;&quot;;&quot;&quot;;#REF!.[Heinä.O114])" office:value-type="string" office:string-value="" calcext:value-type="error">
            <text:p>Err:508</text:p>
          </table:covered-table-cell>
          <table:covered-table-cell table:style-name="ce72" table:formula="of:=IF(#REF!.[Heinä.P114]=&quot;&quot;;&quot;&quot;;#REF!.[Heinä.P114])" office:value-type="string" office:string-value="" calcext:value-type="error">
            <text:p>Err:508</text:p>
          </table:covered-table-cell>
          <table:covered-table-cell table:style-name="ce72" table:formula="of:=IF(#REF!.[Heinä.Q114]=&quot;&quot;;&quot;&quot;;#REF!.[Heinä.Q114])" office:value-type="string" office:string-value="" calcext:value-type="error">
            <text:p>Err:508</text:p>
          </table:covered-table-cell>
          <table:covered-table-cell table:style-name="ce72" table:formula="of:=IF(#REF!.[Heinä.R114]=&quot;&quot;;&quot;&quot;;#REF!.[Heinä.R114])" office:value-type="string" office:string-value="" calcext:value-type="error">
            <text:p>Err:508</text:p>
          </table:covered-table-cell>
          <table:covered-table-cell table:style-name="ce72" table:formula="of:=IF(#REF!.[Heinä.S114]=&quot;&quot;;&quot;&quot;;#REF!.[Heinä.S114])" office:value-type="string" office:string-value="" calcext:value-type="error">
            <text:p>Err:508</text:p>
          </table:covered-table-cell>
          <table:covered-table-cell table:style-name="ce72" table:formula="of:=IF(#REF!.[Heinä.T114]=&quot;&quot;;&quot;&quot;;#REF!.[Heinä.T114])" office:value-type="string" office:string-value="" calcext:value-type="error">
            <text:p>Err:508</text:p>
          </table:covered-table-cell>
          <table:covered-table-cell table:style-name="ce77" table:formula="of:=IF(#REF!.[Heinä.U114]=&quot;&quot;;&quot;&quot;;#REF!.[Heinä.U114])" office:value-type="string" office:string-value="" calcext:value-type="error">
            <text:p>Err:508</text:p>
          </table:covered-table-cell>
        </table:table-row>
        <table:table-row table:style-name="ro1">
          <table:table-cell table:formula="of:=IF([$_data_.A431];[$_data_.A431];&quot;&quot;)">
            <text:p/>
          </table:table-cell>
          <table:table-cell table:style-name="ce28" table:formula="of:=IF([$_data_.V431]=&quot;&quot;;&quot;&quot;;[$_data_.V431])" table:number-columns-spanned="20" table:number-rows-spanned="1">
            <text:p/>
          </table:table-cell>
          <table:covered-table-cell table:style-name="ce72" table:formula="of:=IF(#REF!.[Heinä.C115]=&quot;&quot;;&quot;&quot;;#REF!.[Heinä.C115])" office:value-type="string" office:string-value="" calcext:value-type="error">
            <text:p>Err:508</text:p>
          </table:covered-table-cell>
          <table:covered-table-cell table:style-name="ce72" table:formula="of:=IF(#REF!.[Heinä.D115]=&quot;&quot;;&quot;&quot;;#REF!.[Heinä.D11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5]=&quot;&quot;;&quot;&quot;;#REF!.[Heinä.F115])" office:value-type="string" office:string-value="" calcext:value-type="error">
            <text:p>Err:508</text:p>
          </table:covered-table-cell>
          <table:covered-table-cell table:style-name="ce72" table:formula="of:=IF(#REF!.[Heinä.G115]=&quot;&quot;;&quot;&quot;;#REF!.[Heinä.G115])" office:value-type="string" office:string-value="" calcext:value-type="error">
            <text:p>Err:508</text:p>
          </table:covered-table-cell>
          <table:covered-table-cell table:style-name="ce72" table:formula="of:=IF(#REF!.[Heinä.H115]=&quot;&quot;;&quot;&quot;;#REF!.[Heinä.H115])" office:value-type="string" office:string-value="" calcext:value-type="error">
            <text:p>Err:508</text:p>
          </table:covered-table-cell>
          <table:covered-table-cell table:style-name="ce72" table:formula="of:=IF(#REF!.[Heinä.I115]=&quot;&quot;;&quot;&quot;;#REF!.[Heinä.I115])" office:value-type="string" office:string-value="" calcext:value-type="error">
            <text:p>Err:508</text:p>
          </table:covered-table-cell>
          <table:covered-table-cell table:style-name="ce72" table:formula="of:=IF(#REF!.[Heinä.J115]=&quot;&quot;;&quot;&quot;;#REF!.[Heinä.J115])" office:value-type="string" office:string-value="" calcext:value-type="error">
            <text:p>Err:508</text:p>
          </table:covered-table-cell>
          <table:covered-table-cell table:style-name="ce72" table:formula="of:=IF(#REF!.[Heinä.K115]=&quot;&quot;;&quot;&quot;;#REF!.[Heinä.K115])" office:value-type="string" office:string-value="" calcext:value-type="error">
            <text:p>Err:508</text:p>
          </table:covered-table-cell>
          <table:covered-table-cell table:style-name="ce72" table:formula="of:=IF(#REF!.[Heinä.L115]=&quot;&quot;;&quot;&quot;;#REF!.[Heinä.L115])" office:value-type="string" office:string-value="" calcext:value-type="error">
            <text:p>Err:508</text:p>
          </table:covered-table-cell>
          <table:covered-table-cell table:style-name="ce72" table:formula="of:=IF(#REF!.[Heinä.M115]=&quot;&quot;;&quot;&quot;;#REF!.[Heinä.M115])" office:value-type="string" office:string-value="" calcext:value-type="error">
            <text:p>Err:508</text:p>
          </table:covered-table-cell>
          <table:covered-table-cell table:style-name="ce72" table:formula="of:=IF(#REF!.[Heinä.N115]=&quot;&quot;;&quot;&quot;;#REF!.[Heinä.N115])" office:value-type="string" office:string-value="" calcext:value-type="error">
            <text:p>Err:508</text:p>
          </table:covered-table-cell>
          <table:covered-table-cell table:style-name="ce72" table:formula="of:=IF(#REF!.[Heinä.O115]=&quot;&quot;;&quot;&quot;;#REF!.[Heinä.O115])" office:value-type="string" office:string-value="" calcext:value-type="error">
            <text:p>Err:508</text:p>
          </table:covered-table-cell>
          <table:covered-table-cell table:style-name="ce72" table:formula="of:=IF(#REF!.[Heinä.P115]=&quot;&quot;;&quot;&quot;;#REF!.[Heinä.P115])" office:value-type="string" office:string-value="" calcext:value-type="error">
            <text:p>Err:508</text:p>
          </table:covered-table-cell>
          <table:covered-table-cell table:style-name="ce72" table:formula="of:=IF(#REF!.[Heinä.Q115]=&quot;&quot;;&quot;&quot;;#REF!.[Heinä.Q115])" office:value-type="string" office:string-value="" calcext:value-type="error">
            <text:p>Err:508</text:p>
          </table:covered-table-cell>
          <table:covered-table-cell table:style-name="ce72" table:formula="of:=IF(#REF!.[Heinä.R115]=&quot;&quot;;&quot;&quot;;#REF!.[Heinä.R115])" office:value-type="string" office:string-value="" calcext:value-type="error">
            <text:p>Err:508</text:p>
          </table:covered-table-cell>
          <table:covered-table-cell table:style-name="ce72" table:formula="of:=IF(#REF!.[Heinä.S115]=&quot;&quot;;&quot;&quot;;#REF!.[Heinä.S115])" office:value-type="string" office:string-value="" calcext:value-type="error">
            <text:p>Err:508</text:p>
          </table:covered-table-cell>
          <table:covered-table-cell table:style-name="ce72" table:formula="of:=IF(#REF!.[Heinä.T115]=&quot;&quot;;&quot;&quot;;#REF!.[Heinä.T115])" office:value-type="string" office:string-value="" calcext:value-type="error">
            <text:p>Err:508</text:p>
          </table:covered-table-cell>
          <table:covered-table-cell table:style-name="ce77" table:formula="of:=IF(#REF!.[Heinä.U115]=&quot;&quot;;&quot;&quot;;#REF!.[Heinä.U115])" office:value-type="string" office:string-value="" calcext:value-type="error">
            <text:p>Err:508</text:p>
          </table:covered-table-cell>
        </table:table-row>
        <table:table-row table:style-name="ro1">
          <table:table-cell table:formula="of:=IF([$_data_.A432];[$_data_.A432];&quot;&quot;)">
            <text:p/>
          </table:table-cell>
          <table:table-cell table:style-name="ce28" table:formula="of:=IF([$_data_.V432]=&quot;&quot;;&quot;&quot;;[$_data_.V432])" table:number-columns-spanned="20" table:number-rows-spanned="1">
            <text:p/>
          </table:table-cell>
          <table:covered-table-cell table:style-name="ce72" table:formula="of:=IF(#REF!.[Heinä.C116]=&quot;&quot;;&quot;&quot;;#REF!.[Heinä.C116])" office:value-type="string" office:string-value="" calcext:value-type="error">
            <text:p>Err:508</text:p>
          </table:covered-table-cell>
          <table:covered-table-cell table:style-name="ce72" table:formula="of:=IF(#REF!.[Heinä.D116]=&quot;&quot;;&quot;&quot;;#REF!.[Heinä.D11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6]=&quot;&quot;;&quot;&quot;;#REF!.[Heinä.F116])" office:value-type="string" office:string-value="" calcext:value-type="error">
            <text:p>Err:508</text:p>
          </table:covered-table-cell>
          <table:covered-table-cell table:style-name="ce72" table:formula="of:=IF(#REF!.[Heinä.G116]=&quot;&quot;;&quot;&quot;;#REF!.[Heinä.G116])" office:value-type="string" office:string-value="" calcext:value-type="error">
            <text:p>Err:508</text:p>
          </table:covered-table-cell>
          <table:covered-table-cell table:style-name="ce72" table:formula="of:=IF(#REF!.[Heinä.H116]=&quot;&quot;;&quot;&quot;;#REF!.[Heinä.H116])" office:value-type="string" office:string-value="" calcext:value-type="error">
            <text:p>Err:508</text:p>
          </table:covered-table-cell>
          <table:covered-table-cell table:style-name="ce72" table:formula="of:=IF(#REF!.[Heinä.I116]=&quot;&quot;;&quot;&quot;;#REF!.[Heinä.I116])" office:value-type="string" office:string-value="" calcext:value-type="error">
            <text:p>Err:508</text:p>
          </table:covered-table-cell>
          <table:covered-table-cell table:style-name="ce72" table:formula="of:=IF(#REF!.[Heinä.J116]=&quot;&quot;;&quot;&quot;;#REF!.[Heinä.J116])" office:value-type="string" office:string-value="" calcext:value-type="error">
            <text:p>Err:508</text:p>
          </table:covered-table-cell>
          <table:covered-table-cell table:style-name="ce72" table:formula="of:=IF(#REF!.[Heinä.K116]=&quot;&quot;;&quot;&quot;;#REF!.[Heinä.K116])" office:value-type="string" office:string-value="" calcext:value-type="error">
            <text:p>Err:508</text:p>
          </table:covered-table-cell>
          <table:covered-table-cell table:style-name="ce72" table:formula="of:=IF(#REF!.[Heinä.L116]=&quot;&quot;;&quot;&quot;;#REF!.[Heinä.L116])" office:value-type="string" office:string-value="" calcext:value-type="error">
            <text:p>Err:508</text:p>
          </table:covered-table-cell>
          <table:covered-table-cell table:style-name="ce72" table:formula="of:=IF(#REF!.[Heinä.M116]=&quot;&quot;;&quot;&quot;;#REF!.[Heinä.M116])" office:value-type="string" office:string-value="" calcext:value-type="error">
            <text:p>Err:508</text:p>
          </table:covered-table-cell>
          <table:covered-table-cell table:style-name="ce72" table:formula="of:=IF(#REF!.[Heinä.N116]=&quot;&quot;;&quot;&quot;;#REF!.[Heinä.N116])" office:value-type="string" office:string-value="" calcext:value-type="error">
            <text:p>Err:508</text:p>
          </table:covered-table-cell>
          <table:covered-table-cell table:style-name="ce72" table:formula="of:=IF(#REF!.[Heinä.O116]=&quot;&quot;;&quot;&quot;;#REF!.[Heinä.O116])" office:value-type="string" office:string-value="" calcext:value-type="error">
            <text:p>Err:508</text:p>
          </table:covered-table-cell>
          <table:covered-table-cell table:style-name="ce72" table:formula="of:=IF(#REF!.[Heinä.P116]=&quot;&quot;;&quot;&quot;;#REF!.[Heinä.P116])" office:value-type="string" office:string-value="" calcext:value-type="error">
            <text:p>Err:508</text:p>
          </table:covered-table-cell>
          <table:covered-table-cell table:style-name="ce72" table:formula="of:=IF(#REF!.[Heinä.Q116]=&quot;&quot;;&quot;&quot;;#REF!.[Heinä.Q116])" office:value-type="string" office:string-value="" calcext:value-type="error">
            <text:p>Err:508</text:p>
          </table:covered-table-cell>
          <table:covered-table-cell table:style-name="ce72" table:formula="of:=IF(#REF!.[Heinä.R116]=&quot;&quot;;&quot;&quot;;#REF!.[Heinä.R116])" office:value-type="string" office:string-value="" calcext:value-type="error">
            <text:p>Err:508</text:p>
          </table:covered-table-cell>
          <table:covered-table-cell table:style-name="ce72" table:formula="of:=IF(#REF!.[Heinä.S116]=&quot;&quot;;&quot;&quot;;#REF!.[Heinä.S116])" office:value-type="string" office:string-value="" calcext:value-type="error">
            <text:p>Err:508</text:p>
          </table:covered-table-cell>
          <table:covered-table-cell table:style-name="ce72" table:formula="of:=IF(#REF!.[Heinä.T116]=&quot;&quot;;&quot;&quot;;#REF!.[Heinä.T116])" office:value-type="string" office:string-value="" calcext:value-type="error">
            <text:p>Err:508</text:p>
          </table:covered-table-cell>
          <table:covered-table-cell table:style-name="ce77" table:formula="of:=IF(#REF!.[Heinä.U116]=&quot;&quot;;&quot;&quot;;#REF!.[Heinä.U116])" office:value-type="string" office:string-value="" calcext:value-type="error">
            <text:p>Err:508</text:p>
          </table:covered-table-cell>
        </table:table-row>
        <table:table-row table:style-name="ro1">
          <table:table-cell table:formula="of:=IF([$_data_.A433];[$_data_.A433];&quot;&quot;)">
            <text:p/>
          </table:table-cell>
          <table:table-cell table:style-name="ce28" table:formula="of:=IF([$_data_.V433]=&quot;&quot;;&quot;&quot;;[$_data_.V433])" table:number-columns-spanned="20" table:number-rows-spanned="1">
            <text:p/>
          </table:table-cell>
          <table:covered-table-cell table:style-name="ce72" table:formula="of:=IF(#REF!.[Heinä.C117]=&quot;&quot;;&quot;&quot;;#REF!.[Heinä.C117])" office:value-type="string" office:string-value="" calcext:value-type="error">
            <text:p>Err:508</text:p>
          </table:covered-table-cell>
          <table:covered-table-cell table:style-name="ce72" table:formula="of:=IF(#REF!.[Heinä.D117]=&quot;&quot;;&quot;&quot;;#REF!.[Heinä.D11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7]=&quot;&quot;;&quot;&quot;;#REF!.[Heinä.F117])" office:value-type="string" office:string-value="" calcext:value-type="error">
            <text:p>Err:508</text:p>
          </table:covered-table-cell>
          <table:covered-table-cell table:style-name="ce72" table:formula="of:=IF(#REF!.[Heinä.G117]=&quot;&quot;;&quot;&quot;;#REF!.[Heinä.G117])" office:value-type="string" office:string-value="" calcext:value-type="error">
            <text:p>Err:508</text:p>
          </table:covered-table-cell>
          <table:covered-table-cell table:style-name="ce72" table:formula="of:=IF(#REF!.[Heinä.H117]=&quot;&quot;;&quot;&quot;;#REF!.[Heinä.H117])" office:value-type="string" office:string-value="" calcext:value-type="error">
            <text:p>Err:508</text:p>
          </table:covered-table-cell>
          <table:covered-table-cell table:style-name="ce72" table:formula="of:=IF(#REF!.[Heinä.I117]=&quot;&quot;;&quot;&quot;;#REF!.[Heinä.I117])" office:value-type="string" office:string-value="" calcext:value-type="error">
            <text:p>Err:508</text:p>
          </table:covered-table-cell>
          <table:covered-table-cell table:style-name="ce72" table:formula="of:=IF(#REF!.[Heinä.J117]=&quot;&quot;;&quot;&quot;;#REF!.[Heinä.J117])" office:value-type="string" office:string-value="" calcext:value-type="error">
            <text:p>Err:508</text:p>
          </table:covered-table-cell>
          <table:covered-table-cell table:style-name="ce72" table:formula="of:=IF(#REF!.[Heinä.K117]=&quot;&quot;;&quot;&quot;;#REF!.[Heinä.K117])" office:value-type="string" office:string-value="" calcext:value-type="error">
            <text:p>Err:508</text:p>
          </table:covered-table-cell>
          <table:covered-table-cell table:style-name="ce72" table:formula="of:=IF(#REF!.[Heinä.L117]=&quot;&quot;;&quot;&quot;;#REF!.[Heinä.L117])" office:value-type="string" office:string-value="" calcext:value-type="error">
            <text:p>Err:508</text:p>
          </table:covered-table-cell>
          <table:covered-table-cell table:style-name="ce72" table:formula="of:=IF(#REF!.[Heinä.M117]=&quot;&quot;;&quot;&quot;;#REF!.[Heinä.M117])" office:value-type="string" office:string-value="" calcext:value-type="error">
            <text:p>Err:508</text:p>
          </table:covered-table-cell>
          <table:covered-table-cell table:style-name="ce72" table:formula="of:=IF(#REF!.[Heinä.N117]=&quot;&quot;;&quot;&quot;;#REF!.[Heinä.N117])" office:value-type="string" office:string-value="" calcext:value-type="error">
            <text:p>Err:508</text:p>
          </table:covered-table-cell>
          <table:covered-table-cell table:style-name="ce72" table:formula="of:=IF(#REF!.[Heinä.O117]=&quot;&quot;;&quot;&quot;;#REF!.[Heinä.O117])" office:value-type="string" office:string-value="" calcext:value-type="error">
            <text:p>Err:508</text:p>
          </table:covered-table-cell>
          <table:covered-table-cell table:style-name="ce72" table:formula="of:=IF(#REF!.[Heinä.P117]=&quot;&quot;;&quot;&quot;;#REF!.[Heinä.P117])" office:value-type="string" office:string-value="" calcext:value-type="error">
            <text:p>Err:508</text:p>
          </table:covered-table-cell>
          <table:covered-table-cell table:style-name="ce72" table:formula="of:=IF(#REF!.[Heinä.Q117]=&quot;&quot;;&quot;&quot;;#REF!.[Heinä.Q117])" office:value-type="string" office:string-value="" calcext:value-type="error">
            <text:p>Err:508</text:p>
          </table:covered-table-cell>
          <table:covered-table-cell table:style-name="ce72" table:formula="of:=IF(#REF!.[Heinä.R117]=&quot;&quot;;&quot;&quot;;#REF!.[Heinä.R117])" office:value-type="string" office:string-value="" calcext:value-type="error">
            <text:p>Err:508</text:p>
          </table:covered-table-cell>
          <table:covered-table-cell table:style-name="ce72" table:formula="of:=IF(#REF!.[Heinä.S117]=&quot;&quot;;&quot;&quot;;#REF!.[Heinä.S117])" office:value-type="string" office:string-value="" calcext:value-type="error">
            <text:p>Err:508</text:p>
          </table:covered-table-cell>
          <table:covered-table-cell table:style-name="ce72" table:formula="of:=IF(#REF!.[Heinä.T117]=&quot;&quot;;&quot;&quot;;#REF!.[Heinä.T117])" office:value-type="string" office:string-value="" calcext:value-type="error">
            <text:p>Err:508</text:p>
          </table:covered-table-cell>
          <table:covered-table-cell table:style-name="ce77" table:formula="of:=IF(#REF!.[Heinä.U117]=&quot;&quot;;&quot;&quot;;#REF!.[Heinä.U117])" office:value-type="string" office:string-value="" calcext:value-type="error">
            <text:p>Err:508</text:p>
          </table:covered-table-cell>
        </table:table-row>
        <table:table-row table:style-name="ro1">
          <table:table-cell table:style-name="ce16" table:formula="of:=IF([$_data_.A434];[$_data_.A434];&quot;&quot;)">
            <text:p/>
          </table:table-cell>
          <table:table-cell table:style-name="ce29" table:formula="of:=IF([$_data_.V434]=&quot;&quot;;&quot;&quot;;[$_data_.V434])" table:number-columns-spanned="20" table:number-rows-spanned="1">
            <text:p/>
          </table:table-cell>
          <table:covered-table-cell table:style-name="ce68" table:formula="of:=IF(#REF!.[Heinä.C118]=&quot;&quot;;&quot;&quot;;#REF!.[Heinä.C118])" office:value-type="string" office:string-value="" calcext:value-type="error">
            <text:p>Err:508</text:p>
          </table:covered-table-cell>
          <table:covered-table-cell table:style-name="ce68" table:formula="of:=IF(#REF!.[Heinä.D118]=&quot;&quot;;&quot;&quot;;#REF!.[Heinä.D118])" office:value-type="string" office:string-value="" calcext:value-type="error">
            <text:p>Err:508</text:p>
          </table:covered-table-cell>
          <table:covered-table-cell table:style-name="ce68" table:formula="of:=IF(#REF!.e86=&quot;&quot;;&quot;&quot;;#REF!.e86)" office:value-type="string" office:string-value="" calcext:value-type="error">
            <text:p>Err:508</text:p>
          </table:covered-table-cell>
          <table:covered-table-cell table:style-name="ce68" table:formula="of:=IF(#REF!.[Heinä.F118]=&quot;&quot;;&quot;&quot;;#REF!.[Heinä.F118])" office:value-type="string" office:string-value="" calcext:value-type="error">
            <text:p>Err:508</text:p>
          </table:covered-table-cell>
          <table:covered-table-cell table:style-name="ce68" table:formula="of:=IF(#REF!.[Heinä.G118]=&quot;&quot;;&quot;&quot;;#REF!.[Heinä.G118])" office:value-type="string" office:string-value="" calcext:value-type="error">
            <text:p>Err:508</text:p>
          </table:covered-table-cell>
          <table:covered-table-cell table:style-name="ce68" table:formula="of:=IF(#REF!.[Heinä.H118]=&quot;&quot;;&quot;&quot;;#REF!.[Heinä.H118])" office:value-type="string" office:string-value="" calcext:value-type="error">
            <text:p>Err:508</text:p>
          </table:covered-table-cell>
          <table:covered-table-cell table:style-name="ce68" table:formula="of:=IF(#REF!.[Heinä.I118]=&quot;&quot;;&quot;&quot;;#REF!.[Heinä.I118])" office:value-type="string" office:string-value="" calcext:value-type="error">
            <text:p>Err:508</text:p>
          </table:covered-table-cell>
          <table:covered-table-cell table:style-name="ce68" table:formula="of:=IF(#REF!.[Heinä.J118]=&quot;&quot;;&quot;&quot;;#REF!.[Heinä.J118])" office:value-type="string" office:string-value="" calcext:value-type="error">
            <text:p>Err:508</text:p>
          </table:covered-table-cell>
          <table:covered-table-cell table:style-name="ce68" table:formula="of:=IF(#REF!.[Heinä.K118]=&quot;&quot;;&quot;&quot;;#REF!.[Heinä.K118])" office:value-type="string" office:string-value="" calcext:value-type="error">
            <text:p>Err:508</text:p>
          </table:covered-table-cell>
          <table:covered-table-cell table:style-name="ce68" table:formula="of:=IF(#REF!.[Heinä.L118]=&quot;&quot;;&quot;&quot;;#REF!.[Heinä.L118])" office:value-type="string" office:string-value="" calcext:value-type="error">
            <text:p>Err:508</text:p>
          </table:covered-table-cell>
          <table:covered-table-cell table:style-name="ce68" table:formula="of:=IF(#REF!.[Heinä.M118]=&quot;&quot;;&quot;&quot;;#REF!.[Heinä.M118])" office:value-type="string" office:string-value="" calcext:value-type="error">
            <text:p>Err:508</text:p>
          </table:covered-table-cell>
          <table:covered-table-cell table:style-name="ce68" table:formula="of:=IF(#REF!.[Heinä.N118]=&quot;&quot;;&quot;&quot;;#REF!.[Heinä.N118])" office:value-type="string" office:string-value="" calcext:value-type="error">
            <text:p>Err:508</text:p>
          </table:covered-table-cell>
          <table:covered-table-cell table:style-name="ce68" table:formula="of:=IF(#REF!.[Heinä.O118]=&quot;&quot;;&quot;&quot;;#REF!.[Heinä.O118])" office:value-type="string" office:string-value="" calcext:value-type="error">
            <text:p>Err:508</text:p>
          </table:covered-table-cell>
          <table:covered-table-cell table:style-name="ce68" table:formula="of:=IF(#REF!.[Heinä.P118]=&quot;&quot;;&quot;&quot;;#REF!.[Heinä.P118])" office:value-type="string" office:string-value="" calcext:value-type="error">
            <text:p>Err:508</text:p>
          </table:covered-table-cell>
          <table:covered-table-cell table:style-name="ce68" table:formula="of:=IF(#REF!.[Heinä.Q118]=&quot;&quot;;&quot;&quot;;#REF!.[Heinä.Q118])" office:value-type="string" office:string-value="" calcext:value-type="error">
            <text:p>Err:508</text:p>
          </table:covered-table-cell>
          <table:covered-table-cell table:style-name="ce68" table:formula="of:=IF(#REF!.[Heinä.R118]=&quot;&quot;;&quot;&quot;;#REF!.[Heinä.R118])" office:value-type="string" office:string-value="" calcext:value-type="error">
            <text:p>Err:508</text:p>
          </table:covered-table-cell>
          <table:covered-table-cell table:style-name="ce68" table:formula="of:=IF(#REF!.[Heinä.S118]=&quot;&quot;;&quot;&quot;;#REF!.[Heinä.S118])" office:value-type="string" office:string-value="" calcext:value-type="error">
            <text:p>Err:508</text:p>
          </table:covered-table-cell>
          <table:covered-table-cell table:style-name="ce68" table:formula="of:=IF(#REF!.[Heinä.T118]=&quot;&quot;;&quot;&quot;;#REF!.[Heinä.T118])" office:value-type="string" office:string-value="" calcext:value-type="error">
            <text:p>Err:508</text:p>
          </table:covered-table-cell>
          <table:covered-table-cell table:style-name="ce78" table:formula="of:=IF(#REF!.[Heinä.U118]=&quot;&quot;;&quot;&quot;;#REF!.[Heinä.U118])" office:value-type="string" office:string-value="" calcext:value-type="error">
            <text:p>Err:508</text:p>
          </table:covered-table-cell>
        </table:table-row>
      </table:table>
      <table:table table:name="Joulu" table:style-name="ta1">
        <table:table-column table:style-name="co3" table:default-cell-style-name="ce15"/>
        <table:table-column table:style-name="co3" table:number-columns-repeated="5" table:default-cell-style-name="ce70"/>
        <table:table-column table:style-name="co3" table:number-columns-repeated="2" table:default-cell-style-name="ce33"/>
        <table:table-column table:style-name="co3" table:number-columns-repeated="12" table:default-cell-style-name="ce70"/>
        <table:table-column table:style-name="co3" table:default-cell-style-name="ce74"/>
        <table:table-row table:style-name="ro1">
          <table:table-cell table:style-name="ce13" table:number-columns-repeated="5"/>
          <table:table-cell table:style-name="ce13" office:value-type="string" calcext:value-type="string">
            <text:p>duration</text:p>
          </table:table-cell>
          <table:table-cell table:style-name="ce13"/>
          <table:table-cell table:style-name="ce13" office:value-type="string" calcext:value-type="string">
            <text:p>vacation-accumulation</text:p>
          </table:table-cell>
          <table:table-cell table:style-name="ce13"/>
          <table:table-cell table:style-name="ce13" office:value-type="string" calcext:value-type="string">
            <text:p>benefits?</text:p>
          </table:table-cell>
          <table:table-cell table:style-name="ce13"/>
          <table:table-cell table:style-name="ce13" office:value-type="string" calcext:value-type="string">
            <text:p>paid-leave</text:p>
          </table:table-cell>
          <table:table-cell table:style-name="ce13"/>
          <table:table-cell table:style-name="ce13" office:value-type="string" calcext:value-type="string">
            <text:p>sick-leave</text:p>
          </table:table-cell>
          <table:table-cell table:style-name="ce13"/>
          <table:table-cell table:style-name="ce13" office:value-type="string" calcext:value-type="string">
            <text:p>training</text:p>
          </table:table-cell>
          <table:table-cell table:style-name="ce13"/>
          <table:table-cell table:style-name="ce13" office:value-type="string" calcext:value-type="string">
            <text:p>dailyOverwork1</text:p>
          </table:table-cell>
          <table:table-cell table:style-name="ce13"/>
          <table:table-cell table:style-name="ce13" office:value-type="string" calcext:value-type="string">
            <text:p>sat?</text:p>
          </table:table-cell>
          <table:table-cell table:style-name="ce40"/>
        </table:table-row>
        <table:table-row table:style-name="ro1">
          <table:table-cell table:style-name="ce13" office:value-type="string" calcext:value-type="string">
            <text:p>day</text:p>
          </table:table-cell>
          <table:table-cell table:style-name="ce13" office:value-type="string" calcext:value-type="string">
            <text:p>start</text:p>
          </table:table-cell>
          <table:table-cell table:style-name="ce13" office:value-type="string" calcext:value-type="string">
            <text:p>end</text:p>
          </table:table-cell>
          <table:table-cell table:style-name="ce13" office:value-type="string" calcext:value-type="string">
            <text:p>break</text:p>
          </table:table-cell>
          <table:table-cell table:style-name="ce13" office:value-type="string" calcext:value-type="string">
            <text:p>+/-</text:p>
          </table:table-cell>
          <table:table-cell table:style-name="ce13"/>
          <table:table-cell table:style-name="ce13" office:value-type="string" calcext:value-type="string">
            <text:p>accumulation</text:p>
          </table:table-cell>
          <table:table-cell table:style-name="ce13"/>
          <table:table-cell table:style-name="ce13" office:value-type="string" calcext:value-type="string">
            <text:p>remote</text:p>
          </table:table-cell>
          <table:table-cell table:style-name="ce13"/>
          <table:table-cell table:style-name="ce13" office:value-type="string" calcext:value-type="string">
            <text:p>vacation</text:p>
          </table:table-cell>
          <table:table-cell table:style-name="ce13"/>
          <table:table-cell table:style-name="ce13" office:value-type="string" calcext:value-type="string">
            <text:p>non-paid-leave</text:p>
          </table:table-cell>
          <table:table-cell table:style-name="ce13"/>
          <table:table-cell table:style-name="ce13" office:value-type="string" calcext:value-type="string">
            <text:p>care-leave</text:p>
          </table:table-cell>
          <table:table-cell table:style-name="ce13"/>
          <table:table-cell table:style-name="ce13" office:value-type="string" calcext:value-type="string">
            <text:p>eveningWork</text:p>
          </table:table-cell>
          <table:table-cell table:style-name="ce13"/>
          <table:table-cell table:style-name="ce13" office:value-type="string" calcext:value-type="string">
            <text:p>dailyOverwork2</text:p>
          </table:table-cell>
          <table:table-cell table:style-name="ce13"/>
          <table:table-cell table:style-name="ce40" office:value-type="string" calcext:value-type="string">
            <text:p>sun?</text:p>
          </table:table-cell>
        </table:table-row>
        <table:table-row table:style-name="ro1">
          <table:table-cell table:style-name="ce14" table:formula="of:=IF([$_data_.A442];[$_data_.A442];&quot;&quot;)">
            <text:p/>
          </table:table-cell>
          <table:table-cell table:style-name="ce69" table:formula="of:=IF([$_data_.B442];[$_data_.B442];&quot;&quot;)">
            <text:p/>
          </table:table-cell>
          <table:table-cell table:style-name="ce69" table:formula="of:=IF([$_data_.C442];[$_data_.C442];&quot;&quot;)">
            <text:p/>
          </table:table-cell>
          <table:table-cell table:style-name="ce69" table:formula="of:=IF([$_data_.D442];[$_data_.D442];&quot;&quot;)">
            <text:p/>
          </table:table-cell>
          <table:table-cell table:style-name="ce69" table:formula="of:=IF([$_data_.E442];[$_data_.E442];&quot;&quot;)">
            <text:p/>
          </table:table-cell>
          <table:table-cell table:style-name="ce69" table:formula="of:=IF([$_data_.F442];[$_data_.F442];&quot;&quot;)">
            <text:p/>
          </table:table-cell>
          <table:table-cell table:style-name="ce32" table:formula="of:=IF([$_data_.G442];[$_data_.G442];&quot;&quot;)">
            <text:p/>
          </table:table-cell>
          <table:table-cell table:style-name="ce32" table:formula="of:=IF([$_data_.H442];[$_data_.H442];&quot;&quot;)">
            <text:p/>
          </table:table-cell>
          <table:table-cell table:style-name="ce69" table:formula="of:=IF([$_data_.I442];[$_data_.I442];&quot;&quot;)">
            <text:p/>
          </table:table-cell>
          <table:table-cell table:style-name="ce69" table:formula="of:=IF([$_data_.J442];[$_data_.J442];&quot;&quot;)">
            <text:p/>
          </table:table-cell>
          <table:table-cell table:style-name="ce69" table:formula="of:=IF([$_data_.K442];[$_data_.K442];&quot;&quot;)">
            <text:p/>
          </table:table-cell>
          <table:table-cell table:style-name="ce69" table:formula="of:=IF([$_data_.L442];[$_data_.L442];&quot;&quot;)">
            <text:p/>
          </table:table-cell>
          <table:table-cell table:style-name="ce69" table:formula="of:=IF([$_data_.M442];[$_data_.M442];&quot;&quot;)">
            <text:p/>
          </table:table-cell>
          <table:table-cell table:style-name="ce69" table:formula="of:=IF([$_data_.N442];[$_data_.N442];&quot;&quot;)">
            <text:p/>
          </table:table-cell>
          <table:table-cell table:style-name="ce69" table:formula="of:=IF([$_data_.O442];[$_data_.O442];&quot;&quot;)">
            <text:p/>
          </table:table-cell>
          <table:table-cell table:style-name="ce69" table:formula="of:=IF([$_data_.P442];[$_data_.P442];&quot;&quot;)">
            <text:p/>
          </table:table-cell>
          <table:table-cell table:style-name="ce69" table:formula="of:=IF([$_data_.Q442];[$_data_.Q442];&quot;&quot;)">
            <text:p/>
          </table:table-cell>
          <table:table-cell table:style-name="ce69" table:formula="of:=IF([$_data_.R442];[$_data_.R442];&quot;&quot;)">
            <text:p/>
          </table:table-cell>
          <table:table-cell table:style-name="ce69" table:formula="of:=IF([$_data_.S442];[$_data_.S442];&quot;&quot;)">
            <text:p/>
          </table:table-cell>
          <table:table-cell table:style-name="ce69" table:formula="of:=IF([$_data_.T442];[$_data_.T442];&quot;&quot;)">
            <text:p/>
          </table:table-cell>
          <table:table-cell table:style-name="ce73" table:formula="of:=IF([$_data_.U442];[$_data_.U442];&quot;&quot;)">
            <text:p/>
          </table:table-cell>
        </table:table-row>
        <table:table-row table:style-name="ro1">
          <table:table-cell table:formula="of:=IF([$_data_.A443];[$_data_.A443];&quot;&quot;)">
            <text:p/>
          </table:table-cell>
          <table:table-cell table:formula="of:=IF([$_data_.B443];[$_data_.B443];&quot;&quot;)">
            <text:p/>
          </table:table-cell>
          <table:table-cell table:formula="of:=IF([$_data_.C443];[$_data_.C443];&quot;&quot;)">
            <text:p/>
          </table:table-cell>
          <table:table-cell table:formula="of:=IF([$_data_.D443];[$_data_.D443];&quot;&quot;)">
            <text:p/>
          </table:table-cell>
          <table:table-cell table:formula="of:=IF([$_data_.E443];[$_data_.E443];&quot;&quot;)">
            <text:p/>
          </table:table-cell>
          <table:table-cell table:formula="of:=IF([$_data_.F443];[$_data_.F443];&quot;&quot;)">
            <text:p/>
          </table:table-cell>
          <table:table-cell table:formula="of:=IF([$_data_.G443];[$_data_.G443];&quot;&quot;)">
            <text:p/>
          </table:table-cell>
          <table:table-cell table:formula="of:=IF([$_data_.H443];[$_data_.H443];&quot;&quot;)">
            <text:p/>
          </table:table-cell>
          <table:table-cell table:formula="of:=IF([$_data_.I443];[$_data_.I443];&quot;&quot;)">
            <text:p/>
          </table:table-cell>
          <table:table-cell table:formula="of:=IF([$_data_.J443];[$_data_.J443];&quot;&quot;)">
            <text:p/>
          </table:table-cell>
          <table:table-cell table:formula="of:=IF([$_data_.K443];[$_data_.K443];&quot;&quot;)">
            <text:p/>
          </table:table-cell>
          <table:table-cell table:formula="of:=IF([$_data_.L443];[$_data_.L443];&quot;&quot;)">
            <text:p/>
          </table:table-cell>
          <table:table-cell table:formula="of:=IF([$_data_.M443];[$_data_.M443];&quot;&quot;)">
            <text:p/>
          </table:table-cell>
          <table:table-cell table:formula="of:=IF([$_data_.N443];[$_data_.N443];&quot;&quot;)">
            <text:p/>
          </table:table-cell>
          <table:table-cell table:formula="of:=IF([$_data_.O443];[$_data_.O443];&quot;&quot;)">
            <text:p/>
          </table:table-cell>
          <table:table-cell table:formula="of:=IF([$_data_.P443];[$_data_.P443];&quot;&quot;)">
            <text:p/>
          </table:table-cell>
          <table:table-cell table:formula="of:=IF([$_data_.Q443];[$_data_.Q443];&quot;&quot;)">
            <text:p/>
          </table:table-cell>
          <table:table-cell table:formula="of:=IF([$_data_.R443];[$_data_.R443];&quot;&quot;)">
            <text:p/>
          </table:table-cell>
          <table:table-cell table:formula="of:=IF([$_data_.S443];[$_data_.S443];&quot;&quot;)">
            <text:p/>
          </table:table-cell>
          <table:table-cell table:formula="of:=IF([$_data_.T443];[$_data_.T443];&quot;&quot;)">
            <text:p/>
          </table:table-cell>
          <table:table-cell table:formula="of:=IF([$_data_.U443];[$_data_.U443];&quot;&quot;)">
            <text:p/>
          </table:table-cell>
        </table:table-row>
        <table:table-row table:style-name="ro1">
          <table:table-cell table:formula="of:=IF([$_data_.A444];[$_data_.A444];&quot;&quot;)">
            <text:p/>
          </table:table-cell>
          <table:table-cell table:formula="of:=IF([$_data_.B444];[$_data_.B444];&quot;&quot;)">
            <text:p/>
          </table:table-cell>
          <table:table-cell table:formula="of:=IF([$_data_.C444];[$_data_.C444];&quot;&quot;)">
            <text:p/>
          </table:table-cell>
          <table:table-cell table:formula="of:=IF([$_data_.D444];[$_data_.D444];&quot;&quot;)">
            <text:p/>
          </table:table-cell>
          <table:table-cell table:formula="of:=IF([$_data_.E444];[$_data_.E444];&quot;&quot;)">
            <text:p/>
          </table:table-cell>
          <table:table-cell table:formula="of:=IF([$_data_.F444];[$_data_.F444];&quot;&quot;)">
            <text:p/>
          </table:table-cell>
          <table:table-cell table:formula="of:=IF([$_data_.G444];[$_data_.G444];&quot;&quot;)">
            <text:p/>
          </table:table-cell>
          <table:table-cell table:formula="of:=IF([$_data_.H444];[$_data_.H444];&quot;&quot;)">
            <text:p/>
          </table:table-cell>
          <table:table-cell table:formula="of:=IF([$_data_.I444];[$_data_.I444];&quot;&quot;)">
            <text:p/>
          </table:table-cell>
          <table:table-cell table:formula="of:=IF([$_data_.J444];[$_data_.J444];&quot;&quot;)">
            <text:p/>
          </table:table-cell>
          <table:table-cell table:formula="of:=IF([$_data_.K444];[$_data_.K444];&quot;&quot;)">
            <text:p/>
          </table:table-cell>
          <table:table-cell table:formula="of:=IF([$_data_.L444];[$_data_.L444];&quot;&quot;)">
            <text:p/>
          </table:table-cell>
          <table:table-cell table:formula="of:=IF([$_data_.M444];[$_data_.M444];&quot;&quot;)">
            <text:p/>
          </table:table-cell>
          <table:table-cell table:formula="of:=IF([$_data_.N444];[$_data_.N444];&quot;&quot;)">
            <text:p/>
          </table:table-cell>
          <table:table-cell table:formula="of:=IF([$_data_.O444];[$_data_.O444];&quot;&quot;)">
            <text:p/>
          </table:table-cell>
          <table:table-cell table:formula="of:=IF([$_data_.P444];[$_data_.P444];&quot;&quot;)">
            <text:p/>
          </table:table-cell>
          <table:table-cell table:formula="of:=IF([$_data_.Q444];[$_data_.Q444];&quot;&quot;)">
            <text:p/>
          </table:table-cell>
          <table:table-cell table:formula="of:=IF([$_data_.R444];[$_data_.R444];&quot;&quot;)">
            <text:p/>
          </table:table-cell>
          <table:table-cell table:formula="of:=IF([$_data_.S444];[$_data_.S444];&quot;&quot;)">
            <text:p/>
          </table:table-cell>
          <table:table-cell table:formula="of:=IF([$_data_.T444];[$_data_.T444];&quot;&quot;)">
            <text:p/>
          </table:table-cell>
          <table:table-cell table:formula="of:=IF([$_data_.U444];[$_data_.U444];&quot;&quot;)">
            <text:p/>
          </table:table-cell>
        </table:table-row>
        <table:table-row table:style-name="ro1">
          <table:table-cell table:formula="of:=IF([$_data_.A445];[$_data_.A445];&quot;&quot;)">
            <text:p/>
          </table:table-cell>
          <table:table-cell table:formula="of:=IF([$_data_.B445];[$_data_.B445];&quot;&quot;)">
            <text:p/>
          </table:table-cell>
          <table:table-cell table:formula="of:=IF([$_data_.C445];[$_data_.C445];&quot;&quot;)">
            <text:p/>
          </table:table-cell>
          <table:table-cell table:formula="of:=IF([$_data_.D445];[$_data_.D445];&quot;&quot;)">
            <text:p/>
          </table:table-cell>
          <table:table-cell table:formula="of:=IF([$_data_.E445];[$_data_.E445];&quot;&quot;)">
            <text:p/>
          </table:table-cell>
          <table:table-cell table:formula="of:=IF([$_data_.F445];[$_data_.F445];&quot;&quot;)">
            <text:p/>
          </table:table-cell>
          <table:table-cell table:formula="of:=IF([$_data_.G445];[$_data_.G445];&quot;&quot;)">
            <text:p/>
          </table:table-cell>
          <table:table-cell table:formula="of:=IF([$_data_.H445];[$_data_.H445];&quot;&quot;)">
            <text:p/>
          </table:table-cell>
          <table:table-cell table:formula="of:=IF([$_data_.I445];[$_data_.I445];&quot;&quot;)">
            <text:p/>
          </table:table-cell>
          <table:table-cell table:formula="of:=IF([$_data_.J445];[$_data_.J445];&quot;&quot;)">
            <text:p/>
          </table:table-cell>
          <table:table-cell table:formula="of:=IF([$_data_.K445];[$_data_.K445];&quot;&quot;)">
            <text:p/>
          </table:table-cell>
          <table:table-cell table:formula="of:=IF([$_data_.L445];[$_data_.L445];&quot;&quot;)">
            <text:p/>
          </table:table-cell>
          <table:table-cell table:formula="of:=IF([$_data_.M445];[$_data_.M445];&quot;&quot;)">
            <text:p/>
          </table:table-cell>
          <table:table-cell table:formula="of:=IF([$_data_.N445];[$_data_.N445];&quot;&quot;)">
            <text:p/>
          </table:table-cell>
          <table:table-cell table:formula="of:=IF([$_data_.O445];[$_data_.O445];&quot;&quot;)">
            <text:p/>
          </table:table-cell>
          <table:table-cell table:formula="of:=IF([$_data_.P445];[$_data_.P445];&quot;&quot;)">
            <text:p/>
          </table:table-cell>
          <table:table-cell table:formula="of:=IF([$_data_.Q445];[$_data_.Q445];&quot;&quot;)">
            <text:p/>
          </table:table-cell>
          <table:table-cell table:formula="of:=IF([$_data_.R445];[$_data_.R445];&quot;&quot;)">
            <text:p/>
          </table:table-cell>
          <table:table-cell table:formula="of:=IF([$_data_.S445];[$_data_.S445];&quot;&quot;)">
            <text:p/>
          </table:table-cell>
          <table:table-cell table:formula="of:=IF([$_data_.T445];[$_data_.T445];&quot;&quot;)">
            <text:p/>
          </table:table-cell>
          <table:table-cell table:formula="of:=IF([$_data_.U445];[$_data_.U445];&quot;&quot;)">
            <text:p/>
          </table:table-cell>
        </table:table-row>
        <table:table-row table:style-name="ro1">
          <table:table-cell table:formula="of:=IF([$_data_.A446];[$_data_.A446];&quot;&quot;)">
            <text:p/>
          </table:table-cell>
          <table:table-cell table:formula="of:=IF([$_data_.B446];[$_data_.B446];&quot;&quot;)">
            <text:p/>
          </table:table-cell>
          <table:table-cell table:formula="of:=IF([$_data_.C446];[$_data_.C446];&quot;&quot;)">
            <text:p/>
          </table:table-cell>
          <table:table-cell table:formula="of:=IF([$_data_.D446];[$_data_.D446];&quot;&quot;)">
            <text:p/>
          </table:table-cell>
          <table:table-cell table:formula="of:=IF([$_data_.E446];[$_data_.E446];&quot;&quot;)">
            <text:p/>
          </table:table-cell>
          <table:table-cell table:formula="of:=IF([$_data_.F446];[$_data_.F446];&quot;&quot;)">
            <text:p/>
          </table:table-cell>
          <table:table-cell table:formula="of:=IF([$_data_.G446];[$_data_.G446];&quot;&quot;)">
            <text:p/>
          </table:table-cell>
          <table:table-cell table:formula="of:=IF([$_data_.H446];[$_data_.H446];&quot;&quot;)">
            <text:p/>
          </table:table-cell>
          <table:table-cell table:formula="of:=IF([$_data_.I446];[$_data_.I446];&quot;&quot;)">
            <text:p/>
          </table:table-cell>
          <table:table-cell table:formula="of:=IF([$_data_.J446];[$_data_.J446];&quot;&quot;)">
            <text:p/>
          </table:table-cell>
          <table:table-cell table:formula="of:=IF([$_data_.K446];[$_data_.K446];&quot;&quot;)">
            <text:p/>
          </table:table-cell>
          <table:table-cell table:formula="of:=IF([$_data_.L446];[$_data_.L446];&quot;&quot;)">
            <text:p/>
          </table:table-cell>
          <table:table-cell table:formula="of:=IF([$_data_.M446];[$_data_.M446];&quot;&quot;)">
            <text:p/>
          </table:table-cell>
          <table:table-cell table:formula="of:=IF([$_data_.N446];[$_data_.N446];&quot;&quot;)">
            <text:p/>
          </table:table-cell>
          <table:table-cell table:formula="of:=IF([$_data_.O446];[$_data_.O446];&quot;&quot;)">
            <text:p/>
          </table:table-cell>
          <table:table-cell table:formula="of:=IF([$_data_.P446];[$_data_.P446];&quot;&quot;)">
            <text:p/>
          </table:table-cell>
          <table:table-cell table:formula="of:=IF([$_data_.Q446];[$_data_.Q446];&quot;&quot;)">
            <text:p/>
          </table:table-cell>
          <table:table-cell table:formula="of:=IF([$_data_.R446];[$_data_.R446];&quot;&quot;)">
            <text:p/>
          </table:table-cell>
          <table:table-cell table:formula="of:=IF([$_data_.S446];[$_data_.S446];&quot;&quot;)">
            <text:p/>
          </table:table-cell>
          <table:table-cell table:formula="of:=IF([$_data_.T446];[$_data_.T446];&quot;&quot;)">
            <text:p/>
          </table:table-cell>
          <table:table-cell table:formula="of:=IF([$_data_.U446];[$_data_.U446];&quot;&quot;)">
            <text:p/>
          </table:table-cell>
        </table:table-row>
        <table:table-row table:style-name="ro1">
          <table:table-cell table:formula="of:=IF([$_data_.A447];[$_data_.A447];&quot;&quot;)">
            <text:p/>
          </table:table-cell>
          <table:table-cell table:formula="of:=IF([$_data_.B447];[$_data_.B447];&quot;&quot;)">
            <text:p/>
          </table:table-cell>
          <table:table-cell table:formula="of:=IF([$_data_.C447];[$_data_.C447];&quot;&quot;)">
            <text:p/>
          </table:table-cell>
          <table:table-cell table:formula="of:=IF([$_data_.D447];[$_data_.D447];&quot;&quot;)">
            <text:p/>
          </table:table-cell>
          <table:table-cell table:formula="of:=IF([$_data_.E447];[$_data_.E447];&quot;&quot;)">
            <text:p/>
          </table:table-cell>
          <table:table-cell table:formula="of:=IF([$_data_.F447];[$_data_.F447];&quot;&quot;)">
            <text:p/>
          </table:table-cell>
          <table:table-cell table:formula="of:=IF([$_data_.G447];[$_data_.G447];&quot;&quot;)">
            <text:p/>
          </table:table-cell>
          <table:table-cell table:formula="of:=IF([$_data_.H447];[$_data_.H447];&quot;&quot;)">
            <text:p/>
          </table:table-cell>
          <table:table-cell table:formula="of:=IF([$_data_.I447];[$_data_.I447];&quot;&quot;)">
            <text:p/>
          </table:table-cell>
          <table:table-cell table:formula="of:=IF([$_data_.J447];[$_data_.J447];&quot;&quot;)">
            <text:p/>
          </table:table-cell>
          <table:table-cell table:formula="of:=IF([$_data_.K447];[$_data_.K447];&quot;&quot;)">
            <text:p/>
          </table:table-cell>
          <table:table-cell table:formula="of:=IF([$_data_.L447];[$_data_.L447];&quot;&quot;)">
            <text:p/>
          </table:table-cell>
          <table:table-cell table:formula="of:=IF([$_data_.M447];[$_data_.M447];&quot;&quot;)">
            <text:p/>
          </table:table-cell>
          <table:table-cell table:formula="of:=IF([$_data_.N447];[$_data_.N447];&quot;&quot;)">
            <text:p/>
          </table:table-cell>
          <table:table-cell table:formula="of:=IF([$_data_.O447];[$_data_.O447];&quot;&quot;)">
            <text:p/>
          </table:table-cell>
          <table:table-cell table:formula="of:=IF([$_data_.P447];[$_data_.P447];&quot;&quot;)">
            <text:p/>
          </table:table-cell>
          <table:table-cell table:formula="of:=IF([$_data_.Q447];[$_data_.Q447];&quot;&quot;)">
            <text:p/>
          </table:table-cell>
          <table:table-cell table:formula="of:=IF([$_data_.R447];[$_data_.R447];&quot;&quot;)">
            <text:p/>
          </table:table-cell>
          <table:table-cell table:formula="of:=IF([$_data_.S447];[$_data_.S447];&quot;&quot;)">
            <text:p/>
          </table:table-cell>
          <table:table-cell table:formula="of:=IF([$_data_.T447];[$_data_.T447];&quot;&quot;)">
            <text:p/>
          </table:table-cell>
          <table:table-cell table:formula="of:=IF([$_data_.U447];[$_data_.U447];&quot;&quot;)">
            <text:p/>
          </table:table-cell>
        </table:table-row>
        <table:table-row table:style-name="ro1">
          <table:table-cell table:formula="of:=IF([$_data_.A448];[$_data_.A448];&quot;&quot;)">
            <text:p/>
          </table:table-cell>
          <table:table-cell table:formula="of:=IF([$_data_.B448];[$_data_.B448];&quot;&quot;)">
            <text:p/>
          </table:table-cell>
          <table:table-cell table:formula="of:=IF([$_data_.C448];[$_data_.C448];&quot;&quot;)">
            <text:p/>
          </table:table-cell>
          <table:table-cell table:formula="of:=IF([$_data_.D448];[$_data_.D448];&quot;&quot;)">
            <text:p/>
          </table:table-cell>
          <table:table-cell table:formula="of:=IF([$_data_.E448];[$_data_.E448];&quot;&quot;)">
            <text:p/>
          </table:table-cell>
          <table:table-cell table:formula="of:=IF([$_data_.F448];[$_data_.F448];&quot;&quot;)">
            <text:p/>
          </table:table-cell>
          <table:table-cell table:formula="of:=IF([$_data_.G448];[$_data_.G448];&quot;&quot;)">
            <text:p/>
          </table:table-cell>
          <table:table-cell table:formula="of:=IF([$_data_.H448];[$_data_.H448];&quot;&quot;)">
            <text:p/>
          </table:table-cell>
          <table:table-cell table:formula="of:=IF([$_data_.I448];[$_data_.I448];&quot;&quot;)">
            <text:p/>
          </table:table-cell>
          <table:table-cell table:formula="of:=IF([$_data_.J448];[$_data_.J448];&quot;&quot;)">
            <text:p/>
          </table:table-cell>
          <table:table-cell table:formula="of:=IF([$_data_.K448];[$_data_.K448];&quot;&quot;)">
            <text:p/>
          </table:table-cell>
          <table:table-cell table:formula="of:=IF([$_data_.L448];[$_data_.L448];&quot;&quot;)">
            <text:p/>
          </table:table-cell>
          <table:table-cell table:formula="of:=IF([$_data_.M448];[$_data_.M448];&quot;&quot;)">
            <text:p/>
          </table:table-cell>
          <table:table-cell table:formula="of:=IF([$_data_.N448];[$_data_.N448];&quot;&quot;)">
            <text:p/>
          </table:table-cell>
          <table:table-cell table:formula="of:=IF([$_data_.O448];[$_data_.O448];&quot;&quot;)">
            <text:p/>
          </table:table-cell>
          <table:table-cell table:formula="of:=IF([$_data_.P448];[$_data_.P448];&quot;&quot;)">
            <text:p/>
          </table:table-cell>
          <table:table-cell table:formula="of:=IF([$_data_.Q448];[$_data_.Q448];&quot;&quot;)">
            <text:p/>
          </table:table-cell>
          <table:table-cell table:formula="of:=IF([$_data_.R448];[$_data_.R448];&quot;&quot;)">
            <text:p/>
          </table:table-cell>
          <table:table-cell table:formula="of:=IF([$_data_.S448];[$_data_.S448];&quot;&quot;)">
            <text:p/>
          </table:table-cell>
          <table:table-cell table:formula="of:=IF([$_data_.T448];[$_data_.T448];&quot;&quot;)">
            <text:p/>
          </table:table-cell>
          <table:table-cell table:formula="of:=IF([$_data_.U448];[$_data_.U448];&quot;&quot;)">
            <text:p/>
          </table:table-cell>
        </table:table-row>
        <table:table-row table:style-name="ro1">
          <table:table-cell table:formula="of:=IF([$_data_.A449];[$_data_.A449];&quot;&quot;)">
            <text:p/>
          </table:table-cell>
          <table:table-cell table:formula="of:=IF([$_data_.B449];[$_data_.B449];&quot;&quot;)">
            <text:p/>
          </table:table-cell>
          <table:table-cell table:formula="of:=IF([$_data_.C449];[$_data_.C449];&quot;&quot;)">
            <text:p/>
          </table:table-cell>
          <table:table-cell table:formula="of:=IF([$_data_.D449];[$_data_.D449];&quot;&quot;)">
            <text:p/>
          </table:table-cell>
          <table:table-cell table:formula="of:=IF([$_data_.E449];[$_data_.E449];&quot;&quot;)">
            <text:p/>
          </table:table-cell>
          <table:table-cell table:formula="of:=IF([$_data_.F449];[$_data_.F449];&quot;&quot;)">
            <text:p/>
          </table:table-cell>
          <table:table-cell table:formula="of:=IF([$_data_.G449];[$_data_.G449];&quot;&quot;)">
            <text:p/>
          </table:table-cell>
          <table:table-cell table:formula="of:=IF([$_data_.H449];[$_data_.H449];&quot;&quot;)">
            <text:p/>
          </table:table-cell>
          <table:table-cell table:formula="of:=IF([$_data_.I449];[$_data_.I449];&quot;&quot;)">
            <text:p/>
          </table:table-cell>
          <table:table-cell table:formula="of:=IF([$_data_.J449];[$_data_.J449];&quot;&quot;)">
            <text:p/>
          </table:table-cell>
          <table:table-cell table:formula="of:=IF([$_data_.K449];[$_data_.K449];&quot;&quot;)">
            <text:p/>
          </table:table-cell>
          <table:table-cell table:formula="of:=IF([$_data_.L449];[$_data_.L449];&quot;&quot;)">
            <text:p/>
          </table:table-cell>
          <table:table-cell table:formula="of:=IF([$_data_.M449];[$_data_.M449];&quot;&quot;)">
            <text:p/>
          </table:table-cell>
          <table:table-cell table:formula="of:=IF([$_data_.N449];[$_data_.N449];&quot;&quot;)">
            <text:p/>
          </table:table-cell>
          <table:table-cell table:formula="of:=IF([$_data_.O449];[$_data_.O449];&quot;&quot;)">
            <text:p/>
          </table:table-cell>
          <table:table-cell table:formula="of:=IF([$_data_.P449];[$_data_.P449];&quot;&quot;)">
            <text:p/>
          </table:table-cell>
          <table:table-cell table:formula="of:=IF([$_data_.Q449];[$_data_.Q449];&quot;&quot;)">
            <text:p/>
          </table:table-cell>
          <table:table-cell table:formula="of:=IF([$_data_.R449];[$_data_.R449];&quot;&quot;)">
            <text:p/>
          </table:table-cell>
          <table:table-cell table:formula="of:=IF([$_data_.S449];[$_data_.S449];&quot;&quot;)">
            <text:p/>
          </table:table-cell>
          <table:table-cell table:formula="of:=IF([$_data_.T449];[$_data_.T449];&quot;&quot;)">
            <text:p/>
          </table:table-cell>
          <table:table-cell table:formula="of:=IF([$_data_.U449];[$_data_.U449];&quot;&quot;)">
            <text:p/>
          </table:table-cell>
        </table:table-row>
        <table:table-row table:style-name="ro1">
          <table:table-cell table:formula="of:=IF([$_data_.A450];[$_data_.A450];&quot;&quot;)">
            <text:p/>
          </table:table-cell>
          <table:table-cell table:formula="of:=IF([$_data_.B450];[$_data_.B450];&quot;&quot;)">
            <text:p/>
          </table:table-cell>
          <table:table-cell table:formula="of:=IF([$_data_.C450];[$_data_.C450];&quot;&quot;)">
            <text:p/>
          </table:table-cell>
          <table:table-cell table:formula="of:=IF([$_data_.D450];[$_data_.D450];&quot;&quot;)">
            <text:p/>
          </table:table-cell>
          <table:table-cell table:formula="of:=IF([$_data_.E450];[$_data_.E450];&quot;&quot;)">
            <text:p/>
          </table:table-cell>
          <table:table-cell table:formula="of:=IF([$_data_.F450];[$_data_.F450];&quot;&quot;)">
            <text:p/>
          </table:table-cell>
          <table:table-cell table:formula="of:=IF([$_data_.G450];[$_data_.G450];&quot;&quot;)">
            <text:p/>
          </table:table-cell>
          <table:table-cell table:formula="of:=IF([$_data_.H450];[$_data_.H450];&quot;&quot;)">
            <text:p/>
          </table:table-cell>
          <table:table-cell table:formula="of:=IF([$_data_.I450];[$_data_.I450];&quot;&quot;)">
            <text:p/>
          </table:table-cell>
          <table:table-cell table:formula="of:=IF([$_data_.J450];[$_data_.J450];&quot;&quot;)">
            <text:p/>
          </table:table-cell>
          <table:table-cell table:formula="of:=IF([$_data_.K450];[$_data_.K450];&quot;&quot;)">
            <text:p/>
          </table:table-cell>
          <table:table-cell table:formula="of:=IF([$_data_.L450];[$_data_.L450];&quot;&quot;)">
            <text:p/>
          </table:table-cell>
          <table:table-cell table:formula="of:=IF([$_data_.M450];[$_data_.M450];&quot;&quot;)">
            <text:p/>
          </table:table-cell>
          <table:table-cell table:formula="of:=IF([$_data_.N450];[$_data_.N450];&quot;&quot;)">
            <text:p/>
          </table:table-cell>
          <table:table-cell table:formula="of:=IF([$_data_.O450];[$_data_.O450];&quot;&quot;)">
            <text:p/>
          </table:table-cell>
          <table:table-cell table:formula="of:=IF([$_data_.P450];[$_data_.P450];&quot;&quot;)">
            <text:p/>
          </table:table-cell>
          <table:table-cell table:formula="of:=IF([$_data_.Q450];[$_data_.Q450];&quot;&quot;)">
            <text:p/>
          </table:table-cell>
          <table:table-cell table:formula="of:=IF([$_data_.R450];[$_data_.R450];&quot;&quot;)">
            <text:p/>
          </table:table-cell>
          <table:table-cell table:formula="of:=IF([$_data_.S450];[$_data_.S450];&quot;&quot;)">
            <text:p/>
          </table:table-cell>
          <table:table-cell table:formula="of:=IF([$_data_.T450];[$_data_.T450];&quot;&quot;)">
            <text:p/>
          </table:table-cell>
          <table:table-cell table:formula="of:=IF([$_data_.U450];[$_data_.U450];&quot;&quot;)">
            <text:p/>
          </table:table-cell>
        </table:table-row>
        <table:table-row table:style-name="ro1">
          <table:table-cell table:formula="of:=IF([$_data_.A451];[$_data_.A451];&quot;&quot;)">
            <text:p/>
          </table:table-cell>
          <table:table-cell table:formula="of:=IF([$_data_.B451];[$_data_.B451];&quot;&quot;)">
            <text:p/>
          </table:table-cell>
          <table:table-cell table:formula="of:=IF([$_data_.C451];[$_data_.C451];&quot;&quot;)">
            <text:p/>
          </table:table-cell>
          <table:table-cell table:formula="of:=IF([$_data_.D451];[$_data_.D451];&quot;&quot;)">
            <text:p/>
          </table:table-cell>
          <table:table-cell table:formula="of:=IF([$_data_.E451];[$_data_.E451];&quot;&quot;)">
            <text:p/>
          </table:table-cell>
          <table:table-cell table:formula="of:=IF([$_data_.F451];[$_data_.F451];&quot;&quot;)">
            <text:p/>
          </table:table-cell>
          <table:table-cell table:formula="of:=IF([$_data_.G451];[$_data_.G451];&quot;&quot;)">
            <text:p/>
          </table:table-cell>
          <table:table-cell table:formula="of:=IF([$_data_.H451];[$_data_.H451];&quot;&quot;)">
            <text:p/>
          </table:table-cell>
          <table:table-cell table:formula="of:=IF([$_data_.I451];[$_data_.I451];&quot;&quot;)">
            <text:p/>
          </table:table-cell>
          <table:table-cell table:formula="of:=IF([$_data_.J451];[$_data_.J451];&quot;&quot;)">
            <text:p/>
          </table:table-cell>
          <table:table-cell table:formula="of:=IF([$_data_.K451];[$_data_.K451];&quot;&quot;)">
            <text:p/>
          </table:table-cell>
          <table:table-cell table:formula="of:=IF([$_data_.L451];[$_data_.L451];&quot;&quot;)">
            <text:p/>
          </table:table-cell>
          <table:table-cell table:formula="of:=IF([$_data_.M451];[$_data_.M451];&quot;&quot;)">
            <text:p/>
          </table:table-cell>
          <table:table-cell table:formula="of:=IF([$_data_.N451];[$_data_.N451];&quot;&quot;)">
            <text:p/>
          </table:table-cell>
          <table:table-cell table:formula="of:=IF([$_data_.O451];[$_data_.O451];&quot;&quot;)">
            <text:p/>
          </table:table-cell>
          <table:table-cell table:formula="of:=IF([$_data_.P451];[$_data_.P451];&quot;&quot;)">
            <text:p/>
          </table:table-cell>
          <table:table-cell table:formula="of:=IF([$_data_.Q451];[$_data_.Q451];&quot;&quot;)">
            <text:p/>
          </table:table-cell>
          <table:table-cell table:formula="of:=IF([$_data_.R451];[$_data_.R451];&quot;&quot;)">
            <text:p/>
          </table:table-cell>
          <table:table-cell table:formula="of:=IF([$_data_.S451];[$_data_.S451];&quot;&quot;)">
            <text:p/>
          </table:table-cell>
          <table:table-cell table:formula="of:=IF([$_data_.T451];[$_data_.T451];&quot;&quot;)">
            <text:p/>
          </table:table-cell>
          <table:table-cell table:formula="of:=IF([$_data_.U451];[$_data_.U451];&quot;&quot;)">
            <text:p/>
          </table:table-cell>
        </table:table-row>
        <table:table-row table:style-name="ro1">
          <table:table-cell table:formula="of:=IF([$_data_.A452];[$_data_.A452];&quot;&quot;)">
            <text:p/>
          </table:table-cell>
          <table:table-cell table:formula="of:=IF([$_data_.B452];[$_data_.B452];&quot;&quot;)">
            <text:p/>
          </table:table-cell>
          <table:table-cell table:formula="of:=IF([$_data_.C452];[$_data_.C452];&quot;&quot;)">
            <text:p/>
          </table:table-cell>
          <table:table-cell table:formula="of:=IF([$_data_.D452];[$_data_.D452];&quot;&quot;)">
            <text:p/>
          </table:table-cell>
          <table:table-cell table:formula="of:=IF([$_data_.E452];[$_data_.E452];&quot;&quot;)">
            <text:p/>
          </table:table-cell>
          <table:table-cell table:formula="of:=IF([$_data_.F452];[$_data_.F452];&quot;&quot;)">
            <text:p/>
          </table:table-cell>
          <table:table-cell table:formula="of:=IF([$_data_.G452];[$_data_.G452];&quot;&quot;)">
            <text:p/>
          </table:table-cell>
          <table:table-cell table:formula="of:=IF([$_data_.H452];[$_data_.H452];&quot;&quot;)">
            <text:p/>
          </table:table-cell>
          <table:table-cell table:formula="of:=IF([$_data_.I452];[$_data_.I452];&quot;&quot;)">
            <text:p/>
          </table:table-cell>
          <table:table-cell table:formula="of:=IF([$_data_.J452];[$_data_.J452];&quot;&quot;)">
            <text:p/>
          </table:table-cell>
          <table:table-cell table:formula="of:=IF([$_data_.K452];[$_data_.K452];&quot;&quot;)">
            <text:p/>
          </table:table-cell>
          <table:table-cell table:formula="of:=IF([$_data_.L452];[$_data_.L452];&quot;&quot;)">
            <text:p/>
          </table:table-cell>
          <table:table-cell table:formula="of:=IF([$_data_.M452];[$_data_.M452];&quot;&quot;)">
            <text:p/>
          </table:table-cell>
          <table:table-cell table:formula="of:=IF([$_data_.N452];[$_data_.N452];&quot;&quot;)">
            <text:p/>
          </table:table-cell>
          <table:table-cell table:formula="of:=IF([$_data_.O452];[$_data_.O452];&quot;&quot;)">
            <text:p/>
          </table:table-cell>
          <table:table-cell table:formula="of:=IF([$_data_.P452];[$_data_.P452];&quot;&quot;)">
            <text:p/>
          </table:table-cell>
          <table:table-cell table:formula="of:=IF([$_data_.Q452];[$_data_.Q452];&quot;&quot;)">
            <text:p/>
          </table:table-cell>
          <table:table-cell table:formula="of:=IF([$_data_.R452];[$_data_.R452];&quot;&quot;)">
            <text:p/>
          </table:table-cell>
          <table:table-cell table:formula="of:=IF([$_data_.S452];[$_data_.S452];&quot;&quot;)">
            <text:p/>
          </table:table-cell>
          <table:table-cell table:formula="of:=IF([$_data_.T452];[$_data_.T452];&quot;&quot;)">
            <text:p/>
          </table:table-cell>
          <table:table-cell table:formula="of:=IF([$_data_.U452];[$_data_.U452];&quot;&quot;)">
            <text:p/>
          </table:table-cell>
        </table:table-row>
        <table:table-row table:style-name="ro1">
          <table:table-cell table:formula="of:=IF([$_data_.A453];[$_data_.A453];&quot;&quot;)">
            <text:p/>
          </table:table-cell>
          <table:table-cell table:formula="of:=IF([$_data_.B453];[$_data_.B453];&quot;&quot;)">
            <text:p/>
          </table:table-cell>
          <table:table-cell table:formula="of:=IF([$_data_.C453];[$_data_.C453];&quot;&quot;)">
            <text:p/>
          </table:table-cell>
          <table:table-cell table:formula="of:=IF([$_data_.D453];[$_data_.D453];&quot;&quot;)">
            <text:p/>
          </table:table-cell>
          <table:table-cell table:formula="of:=IF([$_data_.E453];[$_data_.E453];&quot;&quot;)">
            <text:p/>
          </table:table-cell>
          <table:table-cell table:formula="of:=IF([$_data_.F453];[$_data_.F453];&quot;&quot;)">
            <text:p/>
          </table:table-cell>
          <table:table-cell table:formula="of:=IF([$_data_.G453];[$_data_.G453];&quot;&quot;)">
            <text:p/>
          </table:table-cell>
          <table:table-cell table:formula="of:=IF([$_data_.H453];[$_data_.H453];&quot;&quot;)">
            <text:p/>
          </table:table-cell>
          <table:table-cell table:formula="of:=IF([$_data_.I453];[$_data_.I453];&quot;&quot;)">
            <text:p/>
          </table:table-cell>
          <table:table-cell table:formula="of:=IF([$_data_.J453];[$_data_.J453];&quot;&quot;)">
            <text:p/>
          </table:table-cell>
          <table:table-cell table:formula="of:=IF([$_data_.K453];[$_data_.K453];&quot;&quot;)">
            <text:p/>
          </table:table-cell>
          <table:table-cell table:formula="of:=IF([$_data_.L453];[$_data_.L453];&quot;&quot;)">
            <text:p/>
          </table:table-cell>
          <table:table-cell table:formula="of:=IF([$_data_.M453];[$_data_.M453];&quot;&quot;)">
            <text:p/>
          </table:table-cell>
          <table:table-cell table:formula="of:=IF([$_data_.N453];[$_data_.N453];&quot;&quot;)">
            <text:p/>
          </table:table-cell>
          <table:table-cell table:formula="of:=IF([$_data_.O453];[$_data_.O453];&quot;&quot;)">
            <text:p/>
          </table:table-cell>
          <table:table-cell table:formula="of:=IF([$_data_.P453];[$_data_.P453];&quot;&quot;)">
            <text:p/>
          </table:table-cell>
          <table:table-cell table:formula="of:=IF([$_data_.Q453];[$_data_.Q453];&quot;&quot;)">
            <text:p/>
          </table:table-cell>
          <table:table-cell table:formula="of:=IF([$_data_.R453];[$_data_.R453];&quot;&quot;)">
            <text:p/>
          </table:table-cell>
          <table:table-cell table:formula="of:=IF([$_data_.S453];[$_data_.S453];&quot;&quot;)">
            <text:p/>
          </table:table-cell>
          <table:table-cell table:formula="of:=IF([$_data_.T453];[$_data_.T453];&quot;&quot;)">
            <text:p/>
          </table:table-cell>
          <table:table-cell table:formula="of:=IF([$_data_.U453];[$_data_.U453];&quot;&quot;)">
            <text:p/>
          </table:table-cell>
        </table:table-row>
        <table:table-row table:style-name="ro1">
          <table:table-cell table:formula="of:=IF([$_data_.A454];[$_data_.A454];&quot;&quot;)">
            <text:p/>
          </table:table-cell>
          <table:table-cell table:formula="of:=IF([$_data_.B454];[$_data_.B454];&quot;&quot;)">
            <text:p/>
          </table:table-cell>
          <table:table-cell table:formula="of:=IF([$_data_.C454];[$_data_.C454];&quot;&quot;)">
            <text:p/>
          </table:table-cell>
          <table:table-cell table:formula="of:=IF([$_data_.D454];[$_data_.D454];&quot;&quot;)">
            <text:p/>
          </table:table-cell>
          <table:table-cell table:formula="of:=IF([$_data_.E454];[$_data_.E454];&quot;&quot;)">
            <text:p/>
          </table:table-cell>
          <table:table-cell table:formula="of:=IF([$_data_.F454];[$_data_.F454];&quot;&quot;)">
            <text:p/>
          </table:table-cell>
          <table:table-cell table:formula="of:=IF([$_data_.G454];[$_data_.G454];&quot;&quot;)">
            <text:p/>
          </table:table-cell>
          <table:table-cell table:formula="of:=IF([$_data_.H454];[$_data_.H454];&quot;&quot;)">
            <text:p/>
          </table:table-cell>
          <table:table-cell table:formula="of:=IF([$_data_.I454];[$_data_.I454];&quot;&quot;)">
            <text:p/>
          </table:table-cell>
          <table:table-cell table:formula="of:=IF([$_data_.J454];[$_data_.J454];&quot;&quot;)">
            <text:p/>
          </table:table-cell>
          <table:table-cell table:formula="of:=IF([$_data_.K454];[$_data_.K454];&quot;&quot;)">
            <text:p/>
          </table:table-cell>
          <table:table-cell table:formula="of:=IF([$_data_.L454];[$_data_.L454];&quot;&quot;)">
            <text:p/>
          </table:table-cell>
          <table:table-cell table:formula="of:=IF([$_data_.M454];[$_data_.M454];&quot;&quot;)">
            <text:p/>
          </table:table-cell>
          <table:table-cell table:formula="of:=IF([$_data_.N454];[$_data_.N454];&quot;&quot;)">
            <text:p/>
          </table:table-cell>
          <table:table-cell table:formula="of:=IF([$_data_.O454];[$_data_.O454];&quot;&quot;)">
            <text:p/>
          </table:table-cell>
          <table:table-cell table:formula="of:=IF([$_data_.P454];[$_data_.P454];&quot;&quot;)">
            <text:p/>
          </table:table-cell>
          <table:table-cell table:formula="of:=IF([$_data_.Q454];[$_data_.Q454];&quot;&quot;)">
            <text:p/>
          </table:table-cell>
          <table:table-cell table:formula="of:=IF([$_data_.R454];[$_data_.R454];&quot;&quot;)">
            <text:p/>
          </table:table-cell>
          <table:table-cell table:formula="of:=IF([$_data_.S454];[$_data_.S454];&quot;&quot;)">
            <text:p/>
          </table:table-cell>
          <table:table-cell table:formula="of:=IF([$_data_.T454];[$_data_.T454];&quot;&quot;)">
            <text:p/>
          </table:table-cell>
          <table:table-cell table:formula="of:=IF([$_data_.U454];[$_data_.U454];&quot;&quot;)">
            <text:p/>
          </table:table-cell>
        </table:table-row>
        <table:table-row table:style-name="ro1">
          <table:table-cell table:formula="of:=IF([$_data_.A455];[$_data_.A455];&quot;&quot;)">
            <text:p/>
          </table:table-cell>
          <table:table-cell table:formula="of:=IF([$_data_.B455];[$_data_.B455];&quot;&quot;)">
            <text:p/>
          </table:table-cell>
          <table:table-cell table:formula="of:=IF([$_data_.C455];[$_data_.C455];&quot;&quot;)">
            <text:p/>
          </table:table-cell>
          <table:table-cell table:formula="of:=IF([$_data_.D455];[$_data_.D455];&quot;&quot;)">
            <text:p/>
          </table:table-cell>
          <table:table-cell table:formula="of:=IF([$_data_.E455];[$_data_.E455];&quot;&quot;)">
            <text:p/>
          </table:table-cell>
          <table:table-cell table:formula="of:=IF([$_data_.F455];[$_data_.F455];&quot;&quot;)">
            <text:p/>
          </table:table-cell>
          <table:table-cell table:formula="of:=IF([$_data_.G455];[$_data_.G455];&quot;&quot;)">
            <text:p/>
          </table:table-cell>
          <table:table-cell table:formula="of:=IF([$_data_.H455];[$_data_.H455];&quot;&quot;)">
            <text:p/>
          </table:table-cell>
          <table:table-cell table:formula="of:=IF([$_data_.I455];[$_data_.I455];&quot;&quot;)">
            <text:p/>
          </table:table-cell>
          <table:table-cell table:formula="of:=IF([$_data_.J455];[$_data_.J455];&quot;&quot;)">
            <text:p/>
          </table:table-cell>
          <table:table-cell table:formula="of:=IF([$_data_.K455];[$_data_.K455];&quot;&quot;)">
            <text:p/>
          </table:table-cell>
          <table:table-cell table:formula="of:=IF([$_data_.L455];[$_data_.L455];&quot;&quot;)">
            <text:p/>
          </table:table-cell>
          <table:table-cell table:formula="of:=IF([$_data_.M455];[$_data_.M455];&quot;&quot;)">
            <text:p/>
          </table:table-cell>
          <table:table-cell table:formula="of:=IF([$_data_.N455];[$_data_.N455];&quot;&quot;)">
            <text:p/>
          </table:table-cell>
          <table:table-cell table:formula="of:=IF([$_data_.O455];[$_data_.O455];&quot;&quot;)">
            <text:p/>
          </table:table-cell>
          <table:table-cell table:formula="of:=IF([$_data_.P455];[$_data_.P455];&quot;&quot;)">
            <text:p/>
          </table:table-cell>
          <table:table-cell table:formula="of:=IF([$_data_.Q455];[$_data_.Q455];&quot;&quot;)">
            <text:p/>
          </table:table-cell>
          <table:table-cell table:formula="of:=IF([$_data_.R455];[$_data_.R455];&quot;&quot;)">
            <text:p/>
          </table:table-cell>
          <table:table-cell table:formula="of:=IF([$_data_.S455];[$_data_.S455];&quot;&quot;)">
            <text:p/>
          </table:table-cell>
          <table:table-cell table:formula="of:=IF([$_data_.T455];[$_data_.T455];&quot;&quot;)">
            <text:p/>
          </table:table-cell>
          <table:table-cell table:formula="of:=IF([$_data_.U455];[$_data_.U455];&quot;&quot;)">
            <text:p/>
          </table:table-cell>
        </table:table-row>
        <table:table-row table:style-name="ro1">
          <table:table-cell table:formula="of:=IF([$_data_.A456];[$_data_.A456];&quot;&quot;)">
            <text:p/>
          </table:table-cell>
          <table:table-cell table:formula="of:=IF([$_data_.B456];[$_data_.B456];&quot;&quot;)">
            <text:p/>
          </table:table-cell>
          <table:table-cell table:formula="of:=IF([$_data_.C456];[$_data_.C456];&quot;&quot;)">
            <text:p/>
          </table:table-cell>
          <table:table-cell table:formula="of:=IF([$_data_.D456];[$_data_.D456];&quot;&quot;)">
            <text:p/>
          </table:table-cell>
          <table:table-cell table:formula="of:=IF([$_data_.E456];[$_data_.E456];&quot;&quot;)">
            <text:p/>
          </table:table-cell>
          <table:table-cell table:formula="of:=IF([$_data_.F456];[$_data_.F456];&quot;&quot;)">
            <text:p/>
          </table:table-cell>
          <table:table-cell table:formula="of:=IF([$_data_.G456];[$_data_.G456];&quot;&quot;)">
            <text:p/>
          </table:table-cell>
          <table:table-cell table:formula="of:=IF([$_data_.H456];[$_data_.H456];&quot;&quot;)">
            <text:p/>
          </table:table-cell>
          <table:table-cell table:formula="of:=IF([$_data_.I456];[$_data_.I456];&quot;&quot;)">
            <text:p/>
          </table:table-cell>
          <table:table-cell table:formula="of:=IF([$_data_.J456];[$_data_.J456];&quot;&quot;)">
            <text:p/>
          </table:table-cell>
          <table:table-cell table:formula="of:=IF([$_data_.K456];[$_data_.K456];&quot;&quot;)">
            <text:p/>
          </table:table-cell>
          <table:table-cell table:formula="of:=IF([$_data_.L456];[$_data_.L456];&quot;&quot;)">
            <text:p/>
          </table:table-cell>
          <table:table-cell table:formula="of:=IF([$_data_.M456];[$_data_.M456];&quot;&quot;)">
            <text:p/>
          </table:table-cell>
          <table:table-cell table:formula="of:=IF([$_data_.N456];[$_data_.N456];&quot;&quot;)">
            <text:p/>
          </table:table-cell>
          <table:table-cell table:formula="of:=IF([$_data_.O456];[$_data_.O456];&quot;&quot;)">
            <text:p/>
          </table:table-cell>
          <table:table-cell table:formula="of:=IF([$_data_.P456];[$_data_.P456];&quot;&quot;)">
            <text:p/>
          </table:table-cell>
          <table:table-cell table:formula="of:=IF([$_data_.Q456];[$_data_.Q456];&quot;&quot;)">
            <text:p/>
          </table:table-cell>
          <table:table-cell table:formula="of:=IF([$_data_.R456];[$_data_.R456];&quot;&quot;)">
            <text:p/>
          </table:table-cell>
          <table:table-cell table:formula="of:=IF([$_data_.S456];[$_data_.S456];&quot;&quot;)">
            <text:p/>
          </table:table-cell>
          <table:table-cell table:formula="of:=IF([$_data_.T456];[$_data_.T456];&quot;&quot;)">
            <text:p/>
          </table:table-cell>
          <table:table-cell table:formula="of:=IF([$_data_.U456];[$_data_.U456];&quot;&quot;)">
            <text:p/>
          </table:table-cell>
        </table:table-row>
        <table:table-row table:style-name="ro1">
          <table:table-cell table:formula="of:=IF([$_data_.A457];[$_data_.A457];&quot;&quot;)">
            <text:p/>
          </table:table-cell>
          <table:table-cell table:formula="of:=IF([$_data_.B457];[$_data_.B457];&quot;&quot;)">
            <text:p/>
          </table:table-cell>
          <table:table-cell table:formula="of:=IF([$_data_.C457];[$_data_.C457];&quot;&quot;)">
            <text:p/>
          </table:table-cell>
          <table:table-cell table:formula="of:=IF([$_data_.D457];[$_data_.D457];&quot;&quot;)">
            <text:p/>
          </table:table-cell>
          <table:table-cell table:formula="of:=IF([$_data_.E457];[$_data_.E457];&quot;&quot;)">
            <text:p/>
          </table:table-cell>
          <table:table-cell table:formula="of:=IF([$_data_.F457];[$_data_.F457];&quot;&quot;)">
            <text:p/>
          </table:table-cell>
          <table:table-cell table:formula="of:=IF([$_data_.G457];[$_data_.G457];&quot;&quot;)">
            <text:p/>
          </table:table-cell>
          <table:table-cell table:formula="of:=IF([$_data_.H457];[$_data_.H457];&quot;&quot;)">
            <text:p/>
          </table:table-cell>
          <table:table-cell table:formula="of:=IF([$_data_.I457];[$_data_.I457];&quot;&quot;)">
            <text:p/>
          </table:table-cell>
          <table:table-cell table:formula="of:=IF([$_data_.J457];[$_data_.J457];&quot;&quot;)">
            <text:p/>
          </table:table-cell>
          <table:table-cell table:formula="of:=IF([$_data_.K457];[$_data_.K457];&quot;&quot;)">
            <text:p/>
          </table:table-cell>
          <table:table-cell table:formula="of:=IF([$_data_.L457];[$_data_.L457];&quot;&quot;)">
            <text:p/>
          </table:table-cell>
          <table:table-cell table:formula="of:=IF([$_data_.M457];[$_data_.M457];&quot;&quot;)">
            <text:p/>
          </table:table-cell>
          <table:table-cell table:formula="of:=IF([$_data_.N457];[$_data_.N457];&quot;&quot;)">
            <text:p/>
          </table:table-cell>
          <table:table-cell table:formula="of:=IF([$_data_.O457];[$_data_.O457];&quot;&quot;)">
            <text:p/>
          </table:table-cell>
          <table:table-cell table:formula="of:=IF([$_data_.P457];[$_data_.P457];&quot;&quot;)">
            <text:p/>
          </table:table-cell>
          <table:table-cell table:formula="of:=IF([$_data_.Q457];[$_data_.Q457];&quot;&quot;)">
            <text:p/>
          </table:table-cell>
          <table:table-cell table:formula="of:=IF([$_data_.R457];[$_data_.R457];&quot;&quot;)">
            <text:p/>
          </table:table-cell>
          <table:table-cell table:formula="of:=IF([$_data_.S457];[$_data_.S457];&quot;&quot;)">
            <text:p/>
          </table:table-cell>
          <table:table-cell table:formula="of:=IF([$_data_.T457];[$_data_.T457];&quot;&quot;)">
            <text:p/>
          </table:table-cell>
          <table:table-cell table:formula="of:=IF([$_data_.U457];[$_data_.U457];&quot;&quot;)">
            <text:p/>
          </table:table-cell>
        </table:table-row>
        <table:table-row table:style-name="ro1">
          <table:table-cell table:formula="of:=IF([$_data_.A458];[$_data_.A458];&quot;&quot;)">
            <text:p/>
          </table:table-cell>
          <table:table-cell table:formula="of:=IF([$_data_.B458];[$_data_.B458];&quot;&quot;)">
            <text:p/>
          </table:table-cell>
          <table:table-cell table:formula="of:=IF([$_data_.C458];[$_data_.C458];&quot;&quot;)">
            <text:p/>
          </table:table-cell>
          <table:table-cell table:formula="of:=IF([$_data_.D458];[$_data_.D458];&quot;&quot;)">
            <text:p/>
          </table:table-cell>
          <table:table-cell table:formula="of:=IF([$_data_.E458];[$_data_.E458];&quot;&quot;)">
            <text:p/>
          </table:table-cell>
          <table:table-cell table:formula="of:=IF([$_data_.F458];[$_data_.F458];&quot;&quot;)">
            <text:p/>
          </table:table-cell>
          <table:table-cell table:formula="of:=IF([$_data_.G458];[$_data_.G458];&quot;&quot;)">
            <text:p/>
          </table:table-cell>
          <table:table-cell table:formula="of:=IF([$_data_.H458];[$_data_.H458];&quot;&quot;)">
            <text:p/>
          </table:table-cell>
          <table:table-cell table:formula="of:=IF([$_data_.I458];[$_data_.I458];&quot;&quot;)">
            <text:p/>
          </table:table-cell>
          <table:table-cell table:formula="of:=IF([$_data_.J458];[$_data_.J458];&quot;&quot;)">
            <text:p/>
          </table:table-cell>
          <table:table-cell table:formula="of:=IF([$_data_.K458];[$_data_.K458];&quot;&quot;)">
            <text:p/>
          </table:table-cell>
          <table:table-cell table:formula="of:=IF([$_data_.L458];[$_data_.L458];&quot;&quot;)">
            <text:p/>
          </table:table-cell>
          <table:table-cell table:formula="of:=IF([$_data_.M458];[$_data_.M458];&quot;&quot;)">
            <text:p/>
          </table:table-cell>
          <table:table-cell table:formula="of:=IF([$_data_.N458];[$_data_.N458];&quot;&quot;)">
            <text:p/>
          </table:table-cell>
          <table:table-cell table:formula="of:=IF([$_data_.O458];[$_data_.O458];&quot;&quot;)">
            <text:p/>
          </table:table-cell>
          <table:table-cell table:formula="of:=IF([$_data_.P458];[$_data_.P458];&quot;&quot;)">
            <text:p/>
          </table:table-cell>
          <table:table-cell table:formula="of:=IF([$_data_.Q458];[$_data_.Q458];&quot;&quot;)">
            <text:p/>
          </table:table-cell>
          <table:table-cell table:formula="of:=IF([$_data_.R458];[$_data_.R458];&quot;&quot;)">
            <text:p/>
          </table:table-cell>
          <table:table-cell table:formula="of:=IF([$_data_.S458];[$_data_.S458];&quot;&quot;)">
            <text:p/>
          </table:table-cell>
          <table:table-cell table:formula="of:=IF([$_data_.T458];[$_data_.T458];&quot;&quot;)">
            <text:p/>
          </table:table-cell>
          <table:table-cell table:formula="of:=IF([$_data_.U458];[$_data_.U458];&quot;&quot;)">
            <text:p/>
          </table:table-cell>
        </table:table-row>
        <table:table-row table:style-name="ro1">
          <table:table-cell table:formula="of:=IF([$_data_.A459];[$_data_.A459];&quot;&quot;)">
            <text:p/>
          </table:table-cell>
          <table:table-cell table:formula="of:=IF([$_data_.B459];[$_data_.B459];&quot;&quot;)">
            <text:p/>
          </table:table-cell>
          <table:table-cell table:formula="of:=IF([$_data_.C459];[$_data_.C459];&quot;&quot;)">
            <text:p/>
          </table:table-cell>
          <table:table-cell table:formula="of:=IF([$_data_.D459];[$_data_.D459];&quot;&quot;)">
            <text:p/>
          </table:table-cell>
          <table:table-cell table:formula="of:=IF([$_data_.E459];[$_data_.E459];&quot;&quot;)">
            <text:p/>
          </table:table-cell>
          <table:table-cell table:formula="of:=IF([$_data_.F459];[$_data_.F459];&quot;&quot;)">
            <text:p/>
          </table:table-cell>
          <table:table-cell table:formula="of:=IF([$_data_.G459];[$_data_.G459];&quot;&quot;)">
            <text:p/>
          </table:table-cell>
          <table:table-cell table:formula="of:=IF([$_data_.H459];[$_data_.H459];&quot;&quot;)">
            <text:p/>
          </table:table-cell>
          <table:table-cell table:formula="of:=IF([$_data_.I459];[$_data_.I459];&quot;&quot;)">
            <text:p/>
          </table:table-cell>
          <table:table-cell table:formula="of:=IF([$_data_.J459];[$_data_.J459];&quot;&quot;)">
            <text:p/>
          </table:table-cell>
          <table:table-cell table:formula="of:=IF([$_data_.K459];[$_data_.K459];&quot;&quot;)">
            <text:p/>
          </table:table-cell>
          <table:table-cell table:formula="of:=IF([$_data_.L459];[$_data_.L459];&quot;&quot;)">
            <text:p/>
          </table:table-cell>
          <table:table-cell table:formula="of:=IF([$_data_.M459];[$_data_.M459];&quot;&quot;)">
            <text:p/>
          </table:table-cell>
          <table:table-cell table:formula="of:=IF([$_data_.N459];[$_data_.N459];&quot;&quot;)">
            <text:p/>
          </table:table-cell>
          <table:table-cell table:formula="of:=IF([$_data_.O459];[$_data_.O459];&quot;&quot;)">
            <text:p/>
          </table:table-cell>
          <table:table-cell table:formula="of:=IF([$_data_.P459];[$_data_.P459];&quot;&quot;)">
            <text:p/>
          </table:table-cell>
          <table:table-cell table:formula="of:=IF([$_data_.Q459];[$_data_.Q459];&quot;&quot;)">
            <text:p/>
          </table:table-cell>
          <table:table-cell table:formula="of:=IF([$_data_.R459];[$_data_.R459];&quot;&quot;)">
            <text:p/>
          </table:table-cell>
          <table:table-cell table:formula="of:=IF([$_data_.S459];[$_data_.S459];&quot;&quot;)">
            <text:p/>
          </table:table-cell>
          <table:table-cell table:formula="of:=IF([$_data_.T459];[$_data_.T459];&quot;&quot;)">
            <text:p/>
          </table:table-cell>
          <table:table-cell table:formula="of:=IF([$_data_.U459];[$_data_.U459];&quot;&quot;)">
            <text:p/>
          </table:table-cell>
        </table:table-row>
        <table:table-row table:style-name="ro1">
          <table:table-cell table:formula="of:=IF([$_data_.A460];[$_data_.A460];&quot;&quot;)">
            <text:p/>
          </table:table-cell>
          <table:table-cell table:formula="of:=IF([$_data_.B460];[$_data_.B460];&quot;&quot;)">
            <text:p/>
          </table:table-cell>
          <table:table-cell table:formula="of:=IF([$_data_.C460];[$_data_.C460];&quot;&quot;)">
            <text:p/>
          </table:table-cell>
          <table:table-cell table:formula="of:=IF([$_data_.D460];[$_data_.D460];&quot;&quot;)">
            <text:p/>
          </table:table-cell>
          <table:table-cell table:formula="of:=IF([$_data_.E460];[$_data_.E460];&quot;&quot;)">
            <text:p/>
          </table:table-cell>
          <table:table-cell table:formula="of:=IF([$_data_.F460];[$_data_.F460];&quot;&quot;)">
            <text:p/>
          </table:table-cell>
          <table:table-cell table:formula="of:=IF([$_data_.G460];[$_data_.G460];&quot;&quot;)">
            <text:p/>
          </table:table-cell>
          <table:table-cell table:formula="of:=IF([$_data_.H460];[$_data_.H460];&quot;&quot;)">
            <text:p/>
          </table:table-cell>
          <table:table-cell table:formula="of:=IF([$_data_.I460];[$_data_.I460];&quot;&quot;)">
            <text:p/>
          </table:table-cell>
          <table:table-cell table:formula="of:=IF([$_data_.J460];[$_data_.J460];&quot;&quot;)">
            <text:p/>
          </table:table-cell>
          <table:table-cell table:formula="of:=IF([$_data_.K460];[$_data_.K460];&quot;&quot;)">
            <text:p/>
          </table:table-cell>
          <table:table-cell table:formula="of:=IF([$_data_.L460];[$_data_.L460];&quot;&quot;)">
            <text:p/>
          </table:table-cell>
          <table:table-cell table:formula="of:=IF([$_data_.M460];[$_data_.M460];&quot;&quot;)">
            <text:p/>
          </table:table-cell>
          <table:table-cell table:formula="of:=IF([$_data_.N460];[$_data_.N460];&quot;&quot;)">
            <text:p/>
          </table:table-cell>
          <table:table-cell table:formula="of:=IF([$_data_.O460];[$_data_.O460];&quot;&quot;)">
            <text:p/>
          </table:table-cell>
          <table:table-cell table:formula="of:=IF([$_data_.P460];[$_data_.P460];&quot;&quot;)">
            <text:p/>
          </table:table-cell>
          <table:table-cell table:formula="of:=IF([$_data_.Q460];[$_data_.Q460];&quot;&quot;)">
            <text:p/>
          </table:table-cell>
          <table:table-cell table:formula="of:=IF([$_data_.R460];[$_data_.R460];&quot;&quot;)">
            <text:p/>
          </table:table-cell>
          <table:table-cell table:formula="of:=IF([$_data_.S460];[$_data_.S460];&quot;&quot;)">
            <text:p/>
          </table:table-cell>
          <table:table-cell table:formula="of:=IF([$_data_.T460];[$_data_.T460];&quot;&quot;)">
            <text:p/>
          </table:table-cell>
          <table:table-cell table:formula="of:=IF([$_data_.U460];[$_data_.U460];&quot;&quot;)">
            <text:p/>
          </table:table-cell>
        </table:table-row>
        <table:table-row table:style-name="ro1">
          <table:table-cell table:formula="of:=IF([$_data_.A461];[$_data_.A461];&quot;&quot;)">
            <text:p/>
          </table:table-cell>
          <table:table-cell table:formula="of:=IF([$_data_.B461];[$_data_.B461];&quot;&quot;)">
            <text:p/>
          </table:table-cell>
          <table:table-cell table:formula="of:=IF([$_data_.C461];[$_data_.C461];&quot;&quot;)">
            <text:p/>
          </table:table-cell>
          <table:table-cell table:formula="of:=IF([$_data_.D461];[$_data_.D461];&quot;&quot;)">
            <text:p/>
          </table:table-cell>
          <table:table-cell table:formula="of:=IF([$_data_.E461];[$_data_.E461];&quot;&quot;)">
            <text:p/>
          </table:table-cell>
          <table:table-cell table:formula="of:=IF([$_data_.F461];[$_data_.F461];&quot;&quot;)">
            <text:p/>
          </table:table-cell>
          <table:table-cell table:formula="of:=IF([$_data_.G461];[$_data_.G461];&quot;&quot;)">
            <text:p/>
          </table:table-cell>
          <table:table-cell table:formula="of:=IF([$_data_.H461];[$_data_.H461];&quot;&quot;)">
            <text:p/>
          </table:table-cell>
          <table:table-cell table:formula="of:=IF([$_data_.I461];[$_data_.I461];&quot;&quot;)">
            <text:p/>
          </table:table-cell>
          <table:table-cell table:formula="of:=IF([$_data_.J461];[$_data_.J461];&quot;&quot;)">
            <text:p/>
          </table:table-cell>
          <table:table-cell table:formula="of:=IF([$_data_.K461];[$_data_.K461];&quot;&quot;)">
            <text:p/>
          </table:table-cell>
          <table:table-cell table:formula="of:=IF([$_data_.L461];[$_data_.L461];&quot;&quot;)">
            <text:p/>
          </table:table-cell>
          <table:table-cell table:formula="of:=IF([$_data_.M461];[$_data_.M461];&quot;&quot;)">
            <text:p/>
          </table:table-cell>
          <table:table-cell table:formula="of:=IF([$_data_.N461];[$_data_.N461];&quot;&quot;)">
            <text:p/>
          </table:table-cell>
          <table:table-cell table:formula="of:=IF([$_data_.O461];[$_data_.O461];&quot;&quot;)">
            <text:p/>
          </table:table-cell>
          <table:table-cell table:formula="of:=IF([$_data_.P461];[$_data_.P461];&quot;&quot;)">
            <text:p/>
          </table:table-cell>
          <table:table-cell table:formula="of:=IF([$_data_.Q461];[$_data_.Q461];&quot;&quot;)">
            <text:p/>
          </table:table-cell>
          <table:table-cell table:formula="of:=IF([$_data_.R461];[$_data_.R461];&quot;&quot;)">
            <text:p/>
          </table:table-cell>
          <table:table-cell table:formula="of:=IF([$_data_.S461];[$_data_.S461];&quot;&quot;)">
            <text:p/>
          </table:table-cell>
          <table:table-cell table:formula="of:=IF([$_data_.T461];[$_data_.T461];&quot;&quot;)">
            <text:p/>
          </table:table-cell>
          <table:table-cell table:formula="of:=IF([$_data_.U461];[$_data_.U461];&quot;&quot;)">
            <text:p/>
          </table:table-cell>
        </table:table-row>
        <table:table-row table:style-name="ro1">
          <table:table-cell table:formula="of:=IF([$_data_.A462];[$_data_.A462];&quot;&quot;)">
            <text:p/>
          </table:table-cell>
          <table:table-cell table:formula="of:=IF([$_data_.B462];[$_data_.B462];&quot;&quot;)">
            <text:p/>
          </table:table-cell>
          <table:table-cell table:formula="of:=IF([$_data_.C462];[$_data_.C462];&quot;&quot;)">
            <text:p/>
          </table:table-cell>
          <table:table-cell table:formula="of:=IF([$_data_.D462];[$_data_.D462];&quot;&quot;)">
            <text:p/>
          </table:table-cell>
          <table:table-cell table:formula="of:=IF([$_data_.E462];[$_data_.E462];&quot;&quot;)">
            <text:p/>
          </table:table-cell>
          <table:table-cell table:formula="of:=IF([$_data_.F462];[$_data_.F462];&quot;&quot;)">
            <text:p/>
          </table:table-cell>
          <table:table-cell table:formula="of:=IF([$_data_.G462];[$_data_.G462];&quot;&quot;)">
            <text:p/>
          </table:table-cell>
          <table:table-cell table:formula="of:=IF([$_data_.H462];[$_data_.H462];&quot;&quot;)">
            <text:p/>
          </table:table-cell>
          <table:table-cell table:formula="of:=IF([$_data_.I462];[$_data_.I462];&quot;&quot;)">
            <text:p/>
          </table:table-cell>
          <table:table-cell table:formula="of:=IF([$_data_.J462];[$_data_.J462];&quot;&quot;)">
            <text:p/>
          </table:table-cell>
          <table:table-cell table:formula="of:=IF([$_data_.K462];[$_data_.K462];&quot;&quot;)">
            <text:p/>
          </table:table-cell>
          <table:table-cell table:formula="of:=IF([$_data_.L462];[$_data_.L462];&quot;&quot;)">
            <text:p/>
          </table:table-cell>
          <table:table-cell table:formula="of:=IF([$_data_.M462];[$_data_.M462];&quot;&quot;)">
            <text:p/>
          </table:table-cell>
          <table:table-cell table:formula="of:=IF([$_data_.N462];[$_data_.N462];&quot;&quot;)">
            <text:p/>
          </table:table-cell>
          <table:table-cell table:formula="of:=IF([$_data_.O462];[$_data_.O462];&quot;&quot;)">
            <text:p/>
          </table:table-cell>
          <table:table-cell table:formula="of:=IF([$_data_.P462];[$_data_.P462];&quot;&quot;)">
            <text:p/>
          </table:table-cell>
          <table:table-cell table:formula="of:=IF([$_data_.Q462];[$_data_.Q462];&quot;&quot;)">
            <text:p/>
          </table:table-cell>
          <table:table-cell table:formula="of:=IF([$_data_.R462];[$_data_.R462];&quot;&quot;)">
            <text:p/>
          </table:table-cell>
          <table:table-cell table:formula="of:=IF([$_data_.S462];[$_data_.S462];&quot;&quot;)">
            <text:p/>
          </table:table-cell>
          <table:table-cell table:formula="of:=IF([$_data_.T462];[$_data_.T462];&quot;&quot;)">
            <text:p/>
          </table:table-cell>
          <table:table-cell table:formula="of:=IF([$_data_.U462];[$_data_.U462];&quot;&quot;)">
            <text:p/>
          </table:table-cell>
        </table:table-row>
        <table:table-row table:style-name="ro1">
          <table:table-cell table:formula="of:=IF([$_data_.A463];[$_data_.A463];&quot;&quot;)">
            <text:p/>
          </table:table-cell>
          <table:table-cell table:formula="of:=IF([$_data_.B463];[$_data_.B463];&quot;&quot;)">
            <text:p/>
          </table:table-cell>
          <table:table-cell table:formula="of:=IF([$_data_.C463];[$_data_.C463];&quot;&quot;)">
            <text:p/>
          </table:table-cell>
          <table:table-cell table:formula="of:=IF([$_data_.D463];[$_data_.D463];&quot;&quot;)">
            <text:p/>
          </table:table-cell>
          <table:table-cell table:formula="of:=IF([$_data_.E463];[$_data_.E463];&quot;&quot;)">
            <text:p/>
          </table:table-cell>
          <table:table-cell table:formula="of:=IF([$_data_.F463];[$_data_.F463];&quot;&quot;)">
            <text:p/>
          </table:table-cell>
          <table:table-cell table:formula="of:=IF([$_data_.G463];[$_data_.G463];&quot;&quot;)">
            <text:p/>
          </table:table-cell>
          <table:table-cell table:formula="of:=IF([$_data_.H463];[$_data_.H463];&quot;&quot;)">
            <text:p/>
          </table:table-cell>
          <table:table-cell table:formula="of:=IF([$_data_.I463];[$_data_.I463];&quot;&quot;)">
            <text:p/>
          </table:table-cell>
          <table:table-cell table:formula="of:=IF([$_data_.J463];[$_data_.J463];&quot;&quot;)">
            <text:p/>
          </table:table-cell>
          <table:table-cell table:formula="of:=IF([$_data_.K463];[$_data_.K463];&quot;&quot;)">
            <text:p/>
          </table:table-cell>
          <table:table-cell table:formula="of:=IF([$_data_.L463];[$_data_.L463];&quot;&quot;)">
            <text:p/>
          </table:table-cell>
          <table:table-cell table:formula="of:=IF([$_data_.M463];[$_data_.M463];&quot;&quot;)">
            <text:p/>
          </table:table-cell>
          <table:table-cell table:formula="of:=IF([$_data_.N463];[$_data_.N463];&quot;&quot;)">
            <text:p/>
          </table:table-cell>
          <table:table-cell table:formula="of:=IF([$_data_.O463];[$_data_.O463];&quot;&quot;)">
            <text:p/>
          </table:table-cell>
          <table:table-cell table:formula="of:=IF([$_data_.P463];[$_data_.P463];&quot;&quot;)">
            <text:p/>
          </table:table-cell>
          <table:table-cell table:formula="of:=IF([$_data_.Q463];[$_data_.Q463];&quot;&quot;)">
            <text:p/>
          </table:table-cell>
          <table:table-cell table:formula="of:=IF([$_data_.R463];[$_data_.R463];&quot;&quot;)">
            <text:p/>
          </table:table-cell>
          <table:table-cell table:formula="of:=IF([$_data_.S463];[$_data_.S463];&quot;&quot;)">
            <text:p/>
          </table:table-cell>
          <table:table-cell table:formula="of:=IF([$_data_.T463];[$_data_.T463];&quot;&quot;)">
            <text:p/>
          </table:table-cell>
          <table:table-cell table:formula="of:=IF([$_data_.U463];[$_data_.U463];&quot;&quot;)">
            <text:p/>
          </table:table-cell>
        </table:table-row>
        <table:table-row table:style-name="ro1">
          <table:table-cell table:formula="of:=IF([$_data_.A464];[$_data_.A464];&quot;&quot;)">
            <text:p/>
          </table:table-cell>
          <table:table-cell table:formula="of:=IF([$_data_.B464];[$_data_.B464];&quot;&quot;)">
            <text:p/>
          </table:table-cell>
          <table:table-cell table:formula="of:=IF([$_data_.C464];[$_data_.C464];&quot;&quot;)">
            <text:p/>
          </table:table-cell>
          <table:table-cell table:formula="of:=IF([$_data_.D464];[$_data_.D464];&quot;&quot;)">
            <text:p/>
          </table:table-cell>
          <table:table-cell table:formula="of:=IF([$_data_.E464];[$_data_.E464];&quot;&quot;)">
            <text:p/>
          </table:table-cell>
          <table:table-cell table:formula="of:=IF([$_data_.F464];[$_data_.F464];&quot;&quot;)">
            <text:p/>
          </table:table-cell>
          <table:table-cell table:formula="of:=IF([$_data_.G464];[$_data_.G464];&quot;&quot;)">
            <text:p/>
          </table:table-cell>
          <table:table-cell table:formula="of:=IF([$_data_.H464];[$_data_.H464];&quot;&quot;)">
            <text:p/>
          </table:table-cell>
          <table:table-cell table:formula="of:=IF([$_data_.I464];[$_data_.I464];&quot;&quot;)">
            <text:p/>
          </table:table-cell>
          <table:table-cell table:formula="of:=IF([$_data_.J464];[$_data_.J464];&quot;&quot;)">
            <text:p/>
          </table:table-cell>
          <table:table-cell table:formula="of:=IF([$_data_.K464];[$_data_.K464];&quot;&quot;)">
            <text:p/>
          </table:table-cell>
          <table:table-cell table:formula="of:=IF([$_data_.L464];[$_data_.L464];&quot;&quot;)">
            <text:p/>
          </table:table-cell>
          <table:table-cell table:formula="of:=IF([$_data_.M464];[$_data_.M464];&quot;&quot;)">
            <text:p/>
          </table:table-cell>
          <table:table-cell table:formula="of:=IF([$_data_.N464];[$_data_.N464];&quot;&quot;)">
            <text:p/>
          </table:table-cell>
          <table:table-cell table:formula="of:=IF([$_data_.O464];[$_data_.O464];&quot;&quot;)">
            <text:p/>
          </table:table-cell>
          <table:table-cell table:formula="of:=IF([$_data_.P464];[$_data_.P464];&quot;&quot;)">
            <text:p/>
          </table:table-cell>
          <table:table-cell table:formula="of:=IF([$_data_.Q464];[$_data_.Q464];&quot;&quot;)">
            <text:p/>
          </table:table-cell>
          <table:table-cell table:formula="of:=IF([$_data_.R464];[$_data_.R464];&quot;&quot;)">
            <text:p/>
          </table:table-cell>
          <table:table-cell table:formula="of:=IF([$_data_.S464];[$_data_.S464];&quot;&quot;)">
            <text:p/>
          </table:table-cell>
          <table:table-cell table:formula="of:=IF([$_data_.T464];[$_data_.T464];&quot;&quot;)">
            <text:p/>
          </table:table-cell>
          <table:table-cell table:formula="of:=IF([$_data_.U464];[$_data_.U464];&quot;&quot;)">
            <text:p/>
          </table:table-cell>
        </table:table-row>
        <table:table-row table:style-name="ro1">
          <table:table-cell table:formula="of:=IF([$_data_.A465];[$_data_.A465];&quot;&quot;)">
            <text:p/>
          </table:table-cell>
          <table:table-cell table:formula="of:=IF([$_data_.B465];[$_data_.B465];&quot;&quot;)">
            <text:p/>
          </table:table-cell>
          <table:table-cell table:formula="of:=IF([$_data_.C465];[$_data_.C465];&quot;&quot;)">
            <text:p/>
          </table:table-cell>
          <table:table-cell table:formula="of:=IF([$_data_.D465];[$_data_.D465];&quot;&quot;)">
            <text:p/>
          </table:table-cell>
          <table:table-cell table:formula="of:=IF([$_data_.E465];[$_data_.E465];&quot;&quot;)">
            <text:p/>
          </table:table-cell>
          <table:table-cell table:formula="of:=IF([$_data_.F465];[$_data_.F465];&quot;&quot;)">
            <text:p/>
          </table:table-cell>
          <table:table-cell table:formula="of:=IF([$_data_.G465];[$_data_.G465];&quot;&quot;)">
            <text:p/>
          </table:table-cell>
          <table:table-cell table:formula="of:=IF([$_data_.H465];[$_data_.H465];&quot;&quot;)">
            <text:p/>
          </table:table-cell>
          <table:table-cell table:formula="of:=IF([$_data_.I465];[$_data_.I465];&quot;&quot;)">
            <text:p/>
          </table:table-cell>
          <table:table-cell table:formula="of:=IF([$_data_.J465];[$_data_.J465];&quot;&quot;)">
            <text:p/>
          </table:table-cell>
          <table:table-cell table:formula="of:=IF([$_data_.K465];[$_data_.K465];&quot;&quot;)">
            <text:p/>
          </table:table-cell>
          <table:table-cell table:formula="of:=IF([$_data_.L465];[$_data_.L465];&quot;&quot;)">
            <text:p/>
          </table:table-cell>
          <table:table-cell table:formula="of:=IF([$_data_.M465];[$_data_.M465];&quot;&quot;)">
            <text:p/>
          </table:table-cell>
          <table:table-cell table:formula="of:=IF([$_data_.N465];[$_data_.N465];&quot;&quot;)">
            <text:p/>
          </table:table-cell>
          <table:table-cell table:formula="of:=IF([$_data_.O465];[$_data_.O465];&quot;&quot;)">
            <text:p/>
          </table:table-cell>
          <table:table-cell table:formula="of:=IF([$_data_.P465];[$_data_.P465];&quot;&quot;)">
            <text:p/>
          </table:table-cell>
          <table:table-cell table:formula="of:=IF([$_data_.Q465];[$_data_.Q465];&quot;&quot;)">
            <text:p/>
          </table:table-cell>
          <table:table-cell table:formula="of:=IF([$_data_.R465];[$_data_.R465];&quot;&quot;)">
            <text:p/>
          </table:table-cell>
          <table:table-cell table:formula="of:=IF([$_data_.S465];[$_data_.S465];&quot;&quot;)">
            <text:p/>
          </table:table-cell>
          <table:table-cell table:formula="of:=IF([$_data_.T465];[$_data_.T465];&quot;&quot;)">
            <text:p/>
          </table:table-cell>
          <table:table-cell table:formula="of:=IF([$_data_.U465];[$_data_.U465];&quot;&quot;)">
            <text:p/>
          </table:table-cell>
        </table:table-row>
        <table:table-row table:style-name="ro1">
          <table:table-cell table:formula="of:=IF([$_data_.A466];[$_data_.A466];&quot;&quot;)">
            <text:p/>
          </table:table-cell>
          <table:table-cell table:formula="of:=IF([$_data_.B466];[$_data_.B466];&quot;&quot;)">
            <text:p/>
          </table:table-cell>
          <table:table-cell table:formula="of:=IF([$_data_.C466];[$_data_.C466];&quot;&quot;)">
            <text:p/>
          </table:table-cell>
          <table:table-cell table:formula="of:=IF([$_data_.D466];[$_data_.D466];&quot;&quot;)">
            <text:p/>
          </table:table-cell>
          <table:table-cell table:formula="of:=IF([$_data_.E466];[$_data_.E466];&quot;&quot;)">
            <text:p/>
          </table:table-cell>
          <table:table-cell table:formula="of:=IF([$_data_.F466];[$_data_.F466];&quot;&quot;)">
            <text:p/>
          </table:table-cell>
          <table:table-cell table:formula="of:=IF([$_data_.G466];[$_data_.G466];&quot;&quot;)">
            <text:p/>
          </table:table-cell>
          <table:table-cell table:formula="of:=IF([$_data_.H466];[$_data_.H466];&quot;&quot;)">
            <text:p/>
          </table:table-cell>
          <table:table-cell table:formula="of:=IF([$_data_.I466];[$_data_.I466];&quot;&quot;)">
            <text:p/>
          </table:table-cell>
          <table:table-cell table:formula="of:=IF([$_data_.J466];[$_data_.J466];&quot;&quot;)">
            <text:p/>
          </table:table-cell>
          <table:table-cell table:formula="of:=IF([$_data_.K466];[$_data_.K466];&quot;&quot;)">
            <text:p/>
          </table:table-cell>
          <table:table-cell table:formula="of:=IF([$_data_.L466];[$_data_.L466];&quot;&quot;)">
            <text:p/>
          </table:table-cell>
          <table:table-cell table:formula="of:=IF([$_data_.M466];[$_data_.M466];&quot;&quot;)">
            <text:p/>
          </table:table-cell>
          <table:table-cell table:formula="of:=IF([$_data_.N466];[$_data_.N466];&quot;&quot;)">
            <text:p/>
          </table:table-cell>
          <table:table-cell table:formula="of:=IF([$_data_.O466];[$_data_.O466];&quot;&quot;)">
            <text:p/>
          </table:table-cell>
          <table:table-cell table:formula="of:=IF([$_data_.P466];[$_data_.P466];&quot;&quot;)">
            <text:p/>
          </table:table-cell>
          <table:table-cell table:formula="of:=IF([$_data_.Q466];[$_data_.Q466];&quot;&quot;)">
            <text:p/>
          </table:table-cell>
          <table:table-cell table:formula="of:=IF([$_data_.R466];[$_data_.R466];&quot;&quot;)">
            <text:p/>
          </table:table-cell>
          <table:table-cell table:formula="of:=IF([$_data_.S466];[$_data_.S466];&quot;&quot;)">
            <text:p/>
          </table:table-cell>
          <table:table-cell table:formula="of:=IF([$_data_.T466];[$_data_.T466];&quot;&quot;)">
            <text:p/>
          </table:table-cell>
          <table:table-cell table:formula="of:=IF([$_data_.U466];[$_data_.U466];&quot;&quot;)">
            <text:p/>
          </table:table-cell>
        </table:table-row>
        <table:table-row table:style-name="ro1">
          <table:table-cell table:formula="of:=IF([$_data_.A467];[$_data_.A467];&quot;&quot;)">
            <text:p/>
          </table:table-cell>
          <table:table-cell table:formula="of:=IF([$_data_.B467];[$_data_.B467];&quot;&quot;)">
            <text:p/>
          </table:table-cell>
          <table:table-cell table:formula="of:=IF([$_data_.C467];[$_data_.C467];&quot;&quot;)">
            <text:p/>
          </table:table-cell>
          <table:table-cell table:formula="of:=IF([$_data_.D467];[$_data_.D467];&quot;&quot;)">
            <text:p/>
          </table:table-cell>
          <table:table-cell table:formula="of:=IF([$_data_.E467];[$_data_.E467];&quot;&quot;)">
            <text:p/>
          </table:table-cell>
          <table:table-cell table:formula="of:=IF([$_data_.F467];[$_data_.F467];&quot;&quot;)">
            <text:p/>
          </table:table-cell>
          <table:table-cell table:formula="of:=IF([$_data_.G467];[$_data_.G467];&quot;&quot;)">
            <text:p/>
          </table:table-cell>
          <table:table-cell table:formula="of:=IF([$_data_.H467];[$_data_.H467];&quot;&quot;)">
            <text:p/>
          </table:table-cell>
          <table:table-cell table:formula="of:=IF([$_data_.I467];[$_data_.I467];&quot;&quot;)">
            <text:p/>
          </table:table-cell>
          <table:table-cell table:formula="of:=IF([$_data_.J467];[$_data_.J467];&quot;&quot;)">
            <text:p/>
          </table:table-cell>
          <table:table-cell table:formula="of:=IF([$_data_.K467];[$_data_.K467];&quot;&quot;)">
            <text:p/>
          </table:table-cell>
          <table:table-cell table:formula="of:=IF([$_data_.L467];[$_data_.L467];&quot;&quot;)">
            <text:p/>
          </table:table-cell>
          <table:table-cell table:formula="of:=IF([$_data_.M467];[$_data_.M467];&quot;&quot;)">
            <text:p/>
          </table:table-cell>
          <table:table-cell table:formula="of:=IF([$_data_.N467];[$_data_.N467];&quot;&quot;)">
            <text:p/>
          </table:table-cell>
          <table:table-cell table:formula="of:=IF([$_data_.O467];[$_data_.O467];&quot;&quot;)">
            <text:p/>
          </table:table-cell>
          <table:table-cell table:formula="of:=IF([$_data_.P467];[$_data_.P467];&quot;&quot;)">
            <text:p/>
          </table:table-cell>
          <table:table-cell table:formula="of:=IF([$_data_.Q467];[$_data_.Q467];&quot;&quot;)">
            <text:p/>
          </table:table-cell>
          <table:table-cell table:formula="of:=IF([$_data_.R467];[$_data_.R467];&quot;&quot;)">
            <text:p/>
          </table:table-cell>
          <table:table-cell table:formula="of:=IF([$_data_.S467];[$_data_.S467];&quot;&quot;)">
            <text:p/>
          </table:table-cell>
          <table:table-cell table:formula="of:=IF([$_data_.T467];[$_data_.T467];&quot;&quot;)">
            <text:p/>
          </table:table-cell>
          <table:table-cell table:formula="of:=IF([$_data_.U467];[$_data_.U467];&quot;&quot;)">
            <text:p/>
          </table:table-cell>
        </table:table-row>
        <table:table-row table:style-name="ro1">
          <table:table-cell table:formula="of:=IF([$_data_.A468];[$_data_.A468];&quot;&quot;)">
            <text:p/>
          </table:table-cell>
          <table:table-cell table:formula="of:=IF([$_data_.B468];[$_data_.B468];&quot;&quot;)">
            <text:p/>
          </table:table-cell>
          <table:table-cell table:formula="of:=IF([$_data_.C468];[$_data_.C468];&quot;&quot;)">
            <text:p/>
          </table:table-cell>
          <table:table-cell table:formula="of:=IF([$_data_.D468];[$_data_.D468];&quot;&quot;)">
            <text:p/>
          </table:table-cell>
          <table:table-cell table:formula="of:=IF([$_data_.E468];[$_data_.E468];&quot;&quot;)">
            <text:p/>
          </table:table-cell>
          <table:table-cell table:formula="of:=IF([$_data_.F468];[$_data_.F468];&quot;&quot;)">
            <text:p/>
          </table:table-cell>
          <table:table-cell table:formula="of:=IF([$_data_.G468];[$_data_.G468];&quot;&quot;)">
            <text:p/>
          </table:table-cell>
          <table:table-cell table:formula="of:=IF([$_data_.H468];[$_data_.H468];&quot;&quot;)">
            <text:p/>
          </table:table-cell>
          <table:table-cell table:formula="of:=IF([$_data_.I468];[$_data_.I468];&quot;&quot;)">
            <text:p/>
          </table:table-cell>
          <table:table-cell table:formula="of:=IF([$_data_.J468];[$_data_.J468];&quot;&quot;)">
            <text:p/>
          </table:table-cell>
          <table:table-cell table:formula="of:=IF([$_data_.K468];[$_data_.K468];&quot;&quot;)">
            <text:p/>
          </table:table-cell>
          <table:table-cell table:formula="of:=IF([$_data_.L468];[$_data_.L468];&quot;&quot;)">
            <text:p/>
          </table:table-cell>
          <table:table-cell table:formula="of:=IF([$_data_.M468];[$_data_.M468];&quot;&quot;)">
            <text:p/>
          </table:table-cell>
          <table:table-cell table:formula="of:=IF([$_data_.N468];[$_data_.N468];&quot;&quot;)">
            <text:p/>
          </table:table-cell>
          <table:table-cell table:formula="of:=IF([$_data_.O468];[$_data_.O468];&quot;&quot;)">
            <text:p/>
          </table:table-cell>
          <table:table-cell table:formula="of:=IF([$_data_.P468];[$_data_.P468];&quot;&quot;)">
            <text:p/>
          </table:table-cell>
          <table:table-cell table:formula="of:=IF([$_data_.Q468];[$_data_.Q468];&quot;&quot;)">
            <text:p/>
          </table:table-cell>
          <table:table-cell table:formula="of:=IF([$_data_.R468];[$_data_.R468];&quot;&quot;)">
            <text:p/>
          </table:table-cell>
          <table:table-cell table:formula="of:=IF([$_data_.S468];[$_data_.S468];&quot;&quot;)">
            <text:p/>
          </table:table-cell>
          <table:table-cell table:formula="of:=IF([$_data_.T468];[$_data_.T468];&quot;&quot;)">
            <text:p/>
          </table:table-cell>
          <table:table-cell table:formula="of:=IF([$_data_.U468];[$_data_.U468];&quot;&quot;)">
            <text:p/>
          </table:table-cell>
        </table:table-row>
        <table:table-row table:style-name="ro1">
          <table:table-cell table:formula="of:=IF([$_data_.A469];[$_data_.A469];&quot;&quot;)">
            <text:p/>
          </table:table-cell>
          <table:table-cell table:formula="of:=IF([$_data_.B469];[$_data_.B469];&quot;&quot;)">
            <text:p/>
          </table:table-cell>
          <table:table-cell table:formula="of:=IF([$_data_.C469];[$_data_.C469];&quot;&quot;)">
            <text:p/>
          </table:table-cell>
          <table:table-cell table:formula="of:=IF([$_data_.D469];[$_data_.D469];&quot;&quot;)">
            <text:p/>
          </table:table-cell>
          <table:table-cell table:formula="of:=IF([$_data_.E469];[$_data_.E469];&quot;&quot;)">
            <text:p/>
          </table:table-cell>
          <table:table-cell table:formula="of:=IF([$_data_.F469];[$_data_.F469];&quot;&quot;)">
            <text:p/>
          </table:table-cell>
          <table:table-cell table:formula="of:=IF([$_data_.G469];[$_data_.G469];&quot;&quot;)">
            <text:p/>
          </table:table-cell>
          <table:table-cell table:formula="of:=IF([$_data_.H469];[$_data_.H469];&quot;&quot;)">
            <text:p/>
          </table:table-cell>
          <table:table-cell table:formula="of:=IF([$_data_.I469];[$_data_.I469];&quot;&quot;)">
            <text:p/>
          </table:table-cell>
          <table:table-cell table:formula="of:=IF([$_data_.J469];[$_data_.J469];&quot;&quot;)">
            <text:p/>
          </table:table-cell>
          <table:table-cell table:formula="of:=IF([$_data_.K469];[$_data_.K469];&quot;&quot;)">
            <text:p/>
          </table:table-cell>
          <table:table-cell table:formula="of:=IF([$_data_.L469];[$_data_.L469];&quot;&quot;)">
            <text:p/>
          </table:table-cell>
          <table:table-cell table:formula="of:=IF([$_data_.M469];[$_data_.M469];&quot;&quot;)">
            <text:p/>
          </table:table-cell>
          <table:table-cell table:formula="of:=IF([$_data_.N469];[$_data_.N469];&quot;&quot;)">
            <text:p/>
          </table:table-cell>
          <table:table-cell table:formula="of:=IF([$_data_.O469];[$_data_.O469];&quot;&quot;)">
            <text:p/>
          </table:table-cell>
          <table:table-cell table:formula="of:=IF([$_data_.P469];[$_data_.P469];&quot;&quot;)">
            <text:p/>
          </table:table-cell>
          <table:table-cell table:formula="of:=IF([$_data_.Q469];[$_data_.Q469];&quot;&quot;)">
            <text:p/>
          </table:table-cell>
          <table:table-cell table:formula="of:=IF([$_data_.R469];[$_data_.R469];&quot;&quot;)">
            <text:p/>
          </table:table-cell>
          <table:table-cell table:formula="of:=IF([$_data_.S469];[$_data_.S469];&quot;&quot;)">
            <text:p/>
          </table:table-cell>
          <table:table-cell table:formula="of:=IF([$_data_.T469];[$_data_.T469];&quot;&quot;)">
            <text:p/>
          </table:table-cell>
          <table:table-cell table:formula="of:=IF([$_data_.U469];[$_data_.U469];&quot;&quot;)">
            <text:p/>
          </table:table-cell>
        </table:table-row>
        <table:table-row table:style-name="ro1">
          <table:table-cell table:formula="of:=IF([$_data_.A470];[$_data_.A470];&quot;&quot;)">
            <text:p/>
          </table:table-cell>
          <table:table-cell table:formula="of:=IF([$_data_.B470];[$_data_.B470];&quot;&quot;)">
            <text:p/>
          </table:table-cell>
          <table:table-cell table:formula="of:=IF([$_data_.C470];[$_data_.C470];&quot;&quot;)">
            <text:p/>
          </table:table-cell>
          <table:table-cell table:formula="of:=IF([$_data_.D470];[$_data_.D470];&quot;&quot;)">
            <text:p/>
          </table:table-cell>
          <table:table-cell table:formula="of:=IF([$_data_.E470];[$_data_.E470];&quot;&quot;)">
            <text:p/>
          </table:table-cell>
          <table:table-cell table:formula="of:=IF([$_data_.F470];[$_data_.F470];&quot;&quot;)">
            <text:p/>
          </table:table-cell>
          <table:table-cell table:formula="of:=IF([$_data_.G470];[$_data_.G470];&quot;&quot;)">
            <text:p/>
          </table:table-cell>
          <table:table-cell table:formula="of:=IF([$_data_.H470];[$_data_.H470];&quot;&quot;)">
            <text:p/>
          </table:table-cell>
          <table:table-cell table:formula="of:=IF([$_data_.I470];[$_data_.I470];&quot;&quot;)">
            <text:p/>
          </table:table-cell>
          <table:table-cell table:formula="of:=IF([$_data_.J470];[$_data_.J470];&quot;&quot;)">
            <text:p/>
          </table:table-cell>
          <table:table-cell table:formula="of:=IF([$_data_.K470];[$_data_.K470];&quot;&quot;)">
            <text:p/>
          </table:table-cell>
          <table:table-cell table:formula="of:=IF([$_data_.L470];[$_data_.L470];&quot;&quot;)">
            <text:p/>
          </table:table-cell>
          <table:table-cell table:formula="of:=IF([$_data_.M470];[$_data_.M470];&quot;&quot;)">
            <text:p/>
          </table:table-cell>
          <table:table-cell table:formula="of:=IF([$_data_.N470];[$_data_.N470];&quot;&quot;)">
            <text:p/>
          </table:table-cell>
          <table:table-cell table:formula="of:=IF([$_data_.O470];[$_data_.O470];&quot;&quot;)">
            <text:p/>
          </table:table-cell>
          <table:table-cell table:formula="of:=IF([$_data_.P470];[$_data_.P470];&quot;&quot;)">
            <text:p/>
          </table:table-cell>
          <table:table-cell table:formula="of:=IF([$_data_.Q470];[$_data_.Q470];&quot;&quot;)">
            <text:p/>
          </table:table-cell>
          <table:table-cell table:formula="of:=IF([$_data_.R470];[$_data_.R470];&quot;&quot;)">
            <text:p/>
          </table:table-cell>
          <table:table-cell table:formula="of:=IF([$_data_.S470];[$_data_.S470];&quot;&quot;)">
            <text:p/>
          </table:table-cell>
          <table:table-cell table:formula="of:=IF([$_data_.T470];[$_data_.T470];&quot;&quot;)">
            <text:p/>
          </table:table-cell>
          <table:table-cell table:formula="of:=IF([$_data_.U470];[$_data_.U470];&quot;&quot;)">
            <text:p/>
          </table:table-cell>
        </table:table-row>
        <table:table-row table:style-name="ro1">
          <table:table-cell table:formula="of:=IF([$_data_.A471];[$_data_.A471];&quot;&quot;)">
            <text:p/>
          </table:table-cell>
          <table:table-cell table:formula="of:=IF([$_data_.B471];[$_data_.B471];&quot;&quot;)">
            <text:p/>
          </table:table-cell>
          <table:table-cell table:formula="of:=IF([$_data_.C471];[$_data_.C471];&quot;&quot;)">
            <text:p/>
          </table:table-cell>
          <table:table-cell table:formula="of:=IF([$_data_.D471];[$_data_.D471];&quot;&quot;)">
            <text:p/>
          </table:table-cell>
          <table:table-cell table:formula="of:=IF([$_data_.E471];[$_data_.E471];&quot;&quot;)">
            <text:p/>
          </table:table-cell>
          <table:table-cell table:formula="of:=IF([$_data_.F471];[$_data_.F471];&quot;&quot;)">
            <text:p/>
          </table:table-cell>
          <table:table-cell table:formula="of:=IF([$_data_.G471];[$_data_.G471];&quot;&quot;)">
            <text:p/>
          </table:table-cell>
          <table:table-cell table:formula="of:=IF([$_data_.H471];[$_data_.H471];&quot;&quot;)">
            <text:p/>
          </table:table-cell>
          <table:table-cell table:formula="of:=IF([$_data_.I471];[$_data_.I471];&quot;&quot;)">
            <text:p/>
          </table:table-cell>
          <table:table-cell table:formula="of:=IF([$_data_.J471];[$_data_.J471];&quot;&quot;)">
            <text:p/>
          </table:table-cell>
          <table:table-cell table:formula="of:=IF([$_data_.K471];[$_data_.K471];&quot;&quot;)">
            <text:p/>
          </table:table-cell>
          <table:table-cell table:formula="of:=IF([$_data_.L471];[$_data_.L471];&quot;&quot;)">
            <text:p/>
          </table:table-cell>
          <table:table-cell table:formula="of:=IF([$_data_.M471];[$_data_.M471];&quot;&quot;)">
            <text:p/>
          </table:table-cell>
          <table:table-cell table:formula="of:=IF([$_data_.N471];[$_data_.N471];&quot;&quot;)">
            <text:p/>
          </table:table-cell>
          <table:table-cell table:formula="of:=IF([$_data_.O471];[$_data_.O471];&quot;&quot;)">
            <text:p/>
          </table:table-cell>
          <table:table-cell table:formula="of:=IF([$_data_.P471];[$_data_.P471];&quot;&quot;)">
            <text:p/>
          </table:table-cell>
          <table:table-cell table:formula="of:=IF([$_data_.Q471];[$_data_.Q471];&quot;&quot;)">
            <text:p/>
          </table:table-cell>
          <table:table-cell table:formula="of:=IF([$_data_.R471];[$_data_.R471];&quot;&quot;)">
            <text:p/>
          </table:table-cell>
          <table:table-cell table:formula="of:=IF([$_data_.S471];[$_data_.S471];&quot;&quot;)">
            <text:p/>
          </table:table-cell>
          <table:table-cell table:formula="of:=IF([$_data_.T471];[$_data_.T471];&quot;&quot;)">
            <text:p/>
          </table:table-cell>
          <table:table-cell table:formula="of:=IF([$_data_.U471];[$_data_.U471];&quot;&quot;)">
            <text:p/>
          </table:table-cell>
        </table:table-row>
        <table:table-row table:style-name="ro1">
          <table:table-cell table:formula="of:=IF([$_data_.A472];[$_data_.A472];&quot;&quot;)">
            <text:p/>
          </table:table-cell>
          <table:table-cell table:formula="of:=IF([$_data_.B472];[$_data_.B472];&quot;&quot;)">
            <text:p/>
          </table:table-cell>
          <table:table-cell table:formula="of:=IF([$_data_.C472];[$_data_.C472];&quot;&quot;)">
            <text:p/>
          </table:table-cell>
          <table:table-cell table:formula="of:=IF([$_data_.D472];[$_data_.D472];&quot;&quot;)">
            <text:p/>
          </table:table-cell>
          <table:table-cell table:formula="of:=IF([$_data_.E472];[$_data_.E472];&quot;&quot;)">
            <text:p/>
          </table:table-cell>
          <table:table-cell table:formula="of:=IF([$_data_.F472];[$_data_.F472];&quot;&quot;)">
            <text:p/>
          </table:table-cell>
          <table:table-cell table:formula="of:=IF([$_data_.G472];[$_data_.G472];&quot;&quot;)">
            <text:p/>
          </table:table-cell>
          <table:table-cell table:formula="of:=IF([$_data_.H472];[$_data_.H472];&quot;&quot;)">
            <text:p/>
          </table:table-cell>
          <table:table-cell table:formula="of:=IF([$_data_.I472];[$_data_.I472];&quot;&quot;)">
            <text:p/>
          </table:table-cell>
          <table:table-cell table:formula="of:=IF([$_data_.J472];[$_data_.J472];&quot;&quot;)">
            <text:p/>
          </table:table-cell>
          <table:table-cell table:formula="of:=IF([$_data_.K472];[$_data_.K472];&quot;&quot;)">
            <text:p/>
          </table:table-cell>
          <table:table-cell table:formula="of:=IF([$_data_.L472];[$_data_.L472];&quot;&quot;)">
            <text:p/>
          </table:table-cell>
          <table:table-cell table:formula="of:=IF([$_data_.M472];[$_data_.M472];&quot;&quot;)">
            <text:p/>
          </table:table-cell>
          <table:table-cell table:formula="of:=IF([$_data_.N472];[$_data_.N472];&quot;&quot;)">
            <text:p/>
          </table:table-cell>
          <table:table-cell table:formula="of:=IF([$_data_.O472];[$_data_.O472];&quot;&quot;)">
            <text:p/>
          </table:table-cell>
          <table:table-cell table:formula="of:=IF([$_data_.P472];[$_data_.P472];&quot;&quot;)">
            <text:p/>
          </table:table-cell>
          <table:table-cell table:formula="of:=IF([$_data_.Q472];[$_data_.Q472];&quot;&quot;)">
            <text:p/>
          </table:table-cell>
          <table:table-cell table:formula="of:=IF([$_data_.R472];[$_data_.R472];&quot;&quot;)">
            <text:p/>
          </table:table-cell>
          <table:table-cell table:formula="of:=IF([$_data_.S472];[$_data_.S472];&quot;&quot;)">
            <text:p/>
          </table:table-cell>
          <table:table-cell table:formula="of:=IF([$_data_.T472];[$_data_.T472];&quot;&quot;)">
            <text:p/>
          </table:table-cell>
          <table:table-cell table:formula="of:=IF([$_data_.U472];[$_data_.U472];&quot;&quot;)">
            <text:p/>
          </table:table-cell>
        </table:table-row>
        <table:table-row table:style-name="ro1">
          <table:table-cell table:formula="of:=IF([$_data_.A473];[$_data_.A473];&quot;&quot;)">
            <text:p/>
          </table:table-cell>
          <table:table-cell table:formula="of:=IF([$_data_.B473];[$_data_.B473];&quot;&quot;)">
            <text:p/>
          </table:table-cell>
          <table:table-cell table:formula="of:=IF([$_data_.C473];[$_data_.C473];&quot;&quot;)">
            <text:p/>
          </table:table-cell>
          <table:table-cell table:formula="of:=IF([$_data_.D473];[$_data_.D473];&quot;&quot;)">
            <text:p/>
          </table:table-cell>
          <table:table-cell table:formula="of:=IF([$_data_.E473];[$_data_.E473];&quot;&quot;)">
            <text:p/>
          </table:table-cell>
          <table:table-cell table:formula="of:=IF([$_data_.F473];[$_data_.F473];&quot;&quot;)">
            <text:p/>
          </table:table-cell>
          <table:table-cell table:formula="of:=IF([$_data_.G473];[$_data_.G473];&quot;&quot;)">
            <text:p/>
          </table:table-cell>
          <table:table-cell table:formula="of:=IF([$_data_.H473];[$_data_.H473];&quot;&quot;)">
            <text:p/>
          </table:table-cell>
          <table:table-cell table:formula="of:=IF([$_data_.I473];[$_data_.I473];&quot;&quot;)">
            <text:p/>
          </table:table-cell>
          <table:table-cell table:formula="of:=IF([$_data_.J473];[$_data_.J473];&quot;&quot;)">
            <text:p/>
          </table:table-cell>
          <table:table-cell table:formula="of:=IF([$_data_.K473];[$_data_.K473];&quot;&quot;)">
            <text:p/>
          </table:table-cell>
          <table:table-cell table:formula="of:=IF([$_data_.L473];[$_data_.L473];&quot;&quot;)">
            <text:p/>
          </table:table-cell>
          <table:table-cell table:formula="of:=IF([$_data_.M473];[$_data_.M473];&quot;&quot;)">
            <text:p/>
          </table:table-cell>
          <table:table-cell table:formula="of:=IF([$_data_.N473];[$_data_.N473];&quot;&quot;)">
            <text:p/>
          </table:table-cell>
          <table:table-cell table:formula="of:=IF([$_data_.O473];[$_data_.O473];&quot;&quot;)">
            <text:p/>
          </table:table-cell>
          <table:table-cell table:formula="of:=IF([$_data_.P473];[$_data_.P473];&quot;&quot;)">
            <text:p/>
          </table:table-cell>
          <table:table-cell table:formula="of:=IF([$_data_.Q473];[$_data_.Q473];&quot;&quot;)">
            <text:p/>
          </table:table-cell>
          <table:table-cell table:formula="of:=IF([$_data_.R473];[$_data_.R473];&quot;&quot;)">
            <text:p/>
          </table:table-cell>
          <table:table-cell table:formula="of:=IF([$_data_.S473];[$_data_.S473];&quot;&quot;)">
            <text:p/>
          </table:table-cell>
          <table:table-cell table:formula="of:=IF([$_data_.T473];[$_data_.T473];&quot;&quot;)">
            <text:p/>
          </table:table-cell>
          <table:table-cell table:formula="of:=IF([$_data_.U473];[$_data_.U473];&quot;&quot;)">
            <text:p/>
          </table:table-cell>
        </table:table-row>
        <table:table-row table:style-name="ro1">
          <table:table-cell table:style-name="ce16" table:formula="of:=IF([$_data_.A474];[$_data_.A474];&quot;&quot;)">
            <text:p/>
          </table:table-cell>
          <table:table-cell table:style-name="ce71" table:formula="of:=IF([$_data_.B474];[$_data_.B474];&quot;&quot;)">
            <text:p/>
          </table:table-cell>
          <table:table-cell table:style-name="ce71" table:formula="of:=IF([$_data_.C474];[$_data_.C474];&quot;&quot;)">
            <text:p/>
          </table:table-cell>
          <table:table-cell table:style-name="ce71" table:formula="of:=IF([$_data_.D474];[$_data_.D474];&quot;&quot;)">
            <text:p/>
          </table:table-cell>
          <table:table-cell table:style-name="ce71" table:formula="of:=IF([$_data_.E474];[$_data_.E474];&quot;&quot;)">
            <text:p/>
          </table:table-cell>
          <table:table-cell table:style-name="ce71" table:formula="of:=IF([$_data_.F474];[$_data_.F474];&quot;&quot;)">
            <text:p/>
          </table:table-cell>
          <table:table-cell table:style-name="ce34" table:formula="of:=IF([$_data_.G474];[$_data_.G474];&quot;&quot;)">
            <text:p/>
          </table:table-cell>
          <table:table-cell table:style-name="ce34" table:formula="of:=IF([$_data_.H474];[$_data_.H474];&quot;&quot;)">
            <text:p/>
          </table:table-cell>
          <table:table-cell table:style-name="ce71" table:formula="of:=IF([$_data_.I474];[$_data_.I474];&quot;&quot;)">
            <text:p/>
          </table:table-cell>
          <table:table-cell table:style-name="ce71" table:formula="of:=IF([$_data_.J474];[$_data_.J474];&quot;&quot;)">
            <text:p/>
          </table:table-cell>
          <table:table-cell table:style-name="ce71" table:formula="of:=IF([$_data_.K474];[$_data_.K474];&quot;&quot;)">
            <text:p/>
          </table:table-cell>
          <table:table-cell table:style-name="ce71" table:formula="of:=IF([$_data_.L474];[$_data_.L474];&quot;&quot;)">
            <text:p/>
          </table:table-cell>
          <table:table-cell table:style-name="ce71" table:formula="of:=IF([$_data_.M474];[$_data_.M474];&quot;&quot;)">
            <text:p/>
          </table:table-cell>
          <table:table-cell table:style-name="ce71" table:formula="of:=IF([$_data_.N474];[$_data_.N474];&quot;&quot;)">
            <text:p/>
          </table:table-cell>
          <table:table-cell table:style-name="ce71" table:formula="of:=IF([$_data_.O474];[$_data_.O474];&quot;&quot;)">
            <text:p/>
          </table:table-cell>
          <table:table-cell table:style-name="ce71" table:formula="of:=IF([$_data_.P474];[$_data_.P474];&quot;&quot;)">
            <text:p/>
          </table:table-cell>
          <table:table-cell table:style-name="ce71" table:formula="of:=IF([$_data_.Q474];[$_data_.Q474];&quot;&quot;)">
            <text:p/>
          </table:table-cell>
          <table:table-cell table:style-name="ce71" table:formula="of:=IF([$_data_.R474];[$_data_.R474];&quot;&quot;)">
            <text:p/>
          </table:table-cell>
          <table:table-cell table:style-name="ce71" table:formula="of:=IF([$_data_.S474];[$_data_.S474];&quot;&quot;)">
            <text:p/>
          </table:table-cell>
          <table:table-cell table:style-name="ce71" table:formula="of:=IF([$_data_.T474];[$_data_.T474];&quot;&quot;)">
            <text:p/>
          </table:table-cell>
          <table:table-cell table:style-name="ce75" table:formula="of:=IF([$_data_.U474];[$_data_.U474];&quot;&quot;)">
            <text:p/>
          </table:table-cell>
        </table:table-row>
        <table:table-row table:style-name="ro1">
          <table:table-cell table:style-name="Default" table:number-columns-repeated="21"/>
        </table:table-row>
        <table:table-row table:style-name="ro1">
          <table:table-cell table:style-name="ce17" office:value-type="string" calcext:value-type="string" table:number-columns-spanned="2" table:number-rows-spanned="1">
            <text:p>Tunnit yht.</text:p>
          </table:table-cell>
          <table:covered-table-cell table:style-name="ce25"/>
          <table:table-cell table:style-name="ce30" table:formula="of:=SUM([Joulu.F3:.F35])" office:value-type="time" office:time-value="PT00H00M00S" calcext:value-type="time">
            <text:p>00:00</text:p>
          </table:table-cell>
          <table:table-cell table:style-name="Default"/>
          <table:table-cell table:style-name="ce31" office:value-type="string" calcext:value-type="string">
            <text:p>Yli- ja lisätyökorvaukset</text:p>
          </table:table-cell>
          <table:table-cell table:style-name="Default" table:number-columns-repeated="4"/>
          <table:table-cell table:style-name="ce31" office:value-type="string" calcext:value-type="string">
            <text:p>Allekirjoitukset</text:p>
          </table:table-cell>
          <table:table-cell table:style-name="Default" table:number-columns-repeated="11"/>
        </table:table-row>
        <table:table-row table:style-name="ro1">
          <table:table-cell table:style-name="ce18" office:value-type="string" calcext:value-type="string" table:number-columns-spanned="2" table:number-rows-spanned="1">
            <text:p>Ylityöt yht.</text:p>
          </table:table-cell>
          <table:covered-table-cell table:style-name="Default"/>
          <table:table-cell table:style-name="ce30" table:formula="of:=SUM([Joulu.E3:.E35])" office:value-type="time" office:time-value="PT00H00M00S" calcext:value-type="time">
            <text:p>00:00</text:p>
          </table:table-cell>
          <table:table-cell table:style-name="Default"/>
          <table:table-cell table:style-name="Default" office:value-type="string" calcext:value-type="string">
            <text:p>Iltatyö</text:p>
          </table:table-cell>
          <table:table-cell table:style-name="Default"/>
          <table:table-cell table:style-name="ce35" table:formula="of:=SUMIFS([Joulu.P3:.P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Iltatunnit yht.</text:p>
          </table:table-cell>
          <table:covered-table-cell table:style-name="ce25"/>
          <table:table-cell table:style-name="ce30" table:formula="of:=SUM([Joulu.Q3:.Q35])" office:value-type="time" office:time-value="PT00H00M00S" calcext:value-type="time">
            <text:p>00:00</text:p>
          </table:table-cell>
          <table:table-cell table:style-name="Default"/>
          <table:table-cell table:style-name="Default" office:value-type="string" calcext:value-type="string">
            <text:p>Ylityö 1 yht</text:p>
          </table:table-cell>
          <table:table-cell table:style-name="Default"/>
          <table:table-cell table:style-name="ce30" table:formula="of:=SUMIFS([Joulu.Q3:.Q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Lauantaitunnit yht.</text:p>
          </table:table-cell>
          <table:covered-table-cell table:style-name="ce25"/>
          <table:table-cell table:style-name="ce30" table:formula="of:=SUMIFS([Joulu.F3:.F35];[Joulu.T3:.T35];&quot;=1&quot;)" office:value-type="time" office:time-value="PT00H00M00S" calcext:value-type="time">
            <text:p>00:00</text:p>
          </table:table-cell>
          <table:table-cell table:style-name="Default"/>
          <table:table-cell table:style-name="Default" office:value-type="string" calcext:value-type="string">
            <text:p>Ylityö 2 yht</text:p>
          </table:table-cell>
          <table:table-cell table:style-name="Default"/>
          <table:table-cell table:style-name="ce30" table:formula="of:=SUMIFS([Joulu.R3:.R35];[Joulu.I3:.I35];&quot;=1&quot;)" office:value-type="time" office:time-value="PT00H00M00S" calcext:value-type="time">
            <text:p>00:00</text:p>
          </table:table-cell>
          <table:table-cell table:style-name="Default" table:number-columns-repeated="14"/>
        </table:table-row>
        <table:table-row table:style-name="ro1">
          <table:table-cell table:style-name="ce18" office:value-type="string" calcext:value-type="string" table:number-columns-spanned="2" table:number-rows-spanned="1">
            <text:p>Sunnuntaitunnit yht.</text:p>
          </table:table-cell>
          <table:covered-table-cell table:style-name="ce25"/>
          <table:table-cell table:style-name="ce30" table:formula="of:=SUMIFS([Joulu.F3:.F35];[Joulu.U3:.U35];&quot;=1&quot;)" office:value-type="time" office:time-value="PT00H00M00S" calcext:value-type="time">
            <text:p>00:00</text:p>
          </table:table-cell>
          <table:table-cell table:style-name="Default"/>
          <table:table-cell table:style-name="Default" office:value-type="string" calcext:value-type="string">
            <text:p>Lauantaityö</text:p>
          </table:table-cell>
          <table:table-cell table:style-name="Default"/>
          <table:table-cell table:style-name="ce30" table:formula="of:=SUMIFS([Joulu.F3:.F35];[Joulu.I3:.I35];&quot;=1&quot;;[Joulu.S3:.S35];&quot;=1&quot;)" office:value-type="time" office:time-value="PT00H00M00S" calcext:value-type="time">
            <text:p>00:00</text:p>
          </table:table-cell>
          <table:table-cell table:style-name="Default" table:number-columns-repeated="2"/>
          <table:table-cell table:style-name="ce39" table:number-columns-repeated="5"/>
          <table:table-cell table:style-name="Default"/>
          <table:table-cell table:style-name="ce39" table:number-columns-repeated="5"/>
          <table:table-cell table:style-name="Default"/>
        </table:table-row>
        <table:table-row table:style-name="ro1">
          <table:table-cell table:style-name="ce18" office:value-type="string" calcext:value-type="string" table:number-columns-spanned="2" table:number-rows-spanned="1">
            <text:p>Lomia käytetty</text:p>
          </table:table-cell>
          <table:covered-table-cell table:style-name="Default"/>
          <table:table-cell table:style-name="ce30" table:formula="of:=SUM([Joulu.J3:.J35])" office:value-type="time" office:time-value="PT00H00M00S" calcext:value-type="time">
            <text:p>00:00</text:p>
          </table:table-cell>
          <table:table-cell table:style-name="Default"/>
          <table:table-cell table:style-name="Default" office:value-type="string" calcext:value-type="string">
            <text:p>Sunnuntaityö</text:p>
          </table:table-cell>
          <table:table-cell table:style-name="Default"/>
          <table:table-cell table:style-name="ce30" table:formula="of:=SUMIFS([Joulu.F3:.F35];[Joulu.I3:.I35];&quot;=1&quot;;[Joulu.T3:.T35];&quot;=1&quot;)" office:value-type="time" office:time-value="PT00H00M00S" calcext:value-type="time">
            <text:p>00:00</text:p>
          </table:table-cell>
          <table:table-cell table:style-name="Default" table:number-columns-repeated="2"/>
          <table:table-cell table:style-name="Default" office:value-type="string" calcext:value-type="string">
            <text:p>&lt;työntekijä&gt;</text:p>
          </table:table-cell>
          <table:table-cell table:style-name="Default" table:number-columns-repeated="5"/>
          <table:table-cell table:style-name="Default" office:value-type="string" calcext:value-type="string">
            <text:p>&lt;työnantaja&gt;</text:p>
          </table:table-cell>
          <table:table-cell table:style-name="Default" table:number-columns-repeated="5"/>
        </table:table-row>
        <table:table-row table:style-name="ro1" table:number-rows-repeated="3">
          <table:table-cell table:style-name="Default" table:number-columns-repeated="21"/>
        </table:table-row>
        <table:table-row table:style-name="ro1">
          <table:table-cell table:style-name="ce13" office:value-type="string" calcext:value-type="string">
            <text:p>day</text:p>
          </table:table-cell>
          <table:table-cell table:style-name="ce26" office:value-type="string" calcext:value-type="string" table:number-columns-spanned="20" table:number-rows-spanned="1">
            <text:p>comments</text:p>
          </table:table-cell>
          <table:covered-table-cell table:number-columns-repeated="19" table:style-name="Default"/>
        </table:table-row>
        <table:table-row table:style-name="ro1">
          <table:table-cell table:style-name="ce14" table:formula="of:=IF([$_data_.A442];[$_data_.A442];&quot;&quot;)">
            <text:p/>
          </table:table-cell>
          <table:table-cell table:style-name="ce27" table:formula="of:=IF([$_data_.V442]=&quot;&quot;;&quot;&quot;;[$_data_.V442])" table:number-columns-spanned="20" table:number-rows-spanned="1">
            <text:p/>
          </table:table-cell>
          <table:covered-table-cell table:style-name="ce67" table:formula="of:=IF(#REF!.[Heinä.C86]=&quot;&quot;;&quot;&quot;;#REF!.[Heinä.C86])" office:value-type="string" office:string-value="" calcext:value-type="error">
            <text:p>Err:508</text:p>
          </table:covered-table-cell>
          <table:covered-table-cell table:style-name="ce67" table:formula="of:=IF(#REF!.[Heinä.D86]=&quot;&quot;;&quot;&quot;;#REF!.[Heinä.D86])" office:value-type="string" office:string-value="" calcext:value-type="error">
            <text:p>Err:508</text:p>
          </table:covered-table-cell>
          <table:covered-table-cell table:style-name="ce67" table:formula="of:=IF(#REF!.e86=&quot;&quot;;&quot;&quot;;#REF!.e86)" office:value-type="string" office:string-value="" calcext:value-type="error">
            <text:p>Err:508</text:p>
          </table:covered-table-cell>
          <table:covered-table-cell table:style-name="ce67" table:formula="of:=IF(#REF!.[Heinä.F86]=&quot;&quot;;&quot;&quot;;#REF!.[Heinä.F86])" office:value-type="string" office:string-value="" calcext:value-type="error">
            <text:p>Err:508</text:p>
          </table:covered-table-cell>
          <table:covered-table-cell table:style-name="ce67" table:formula="of:=IF(#REF!.[Heinä.G86]=&quot;&quot;;&quot;&quot;;#REF!.[Heinä.G86])" office:value-type="string" office:string-value="" calcext:value-type="error">
            <text:p>Err:508</text:p>
          </table:covered-table-cell>
          <table:covered-table-cell table:style-name="ce67" table:formula="of:=IF(#REF!.[Heinä.H86]=&quot;&quot;;&quot;&quot;;#REF!.[Heinä.H86])" office:value-type="string" office:string-value="" calcext:value-type="error">
            <text:p>Err:508</text:p>
          </table:covered-table-cell>
          <table:covered-table-cell table:style-name="ce67" table:formula="of:=IF(#REF!.[Heinä.I86]=&quot;&quot;;&quot;&quot;;#REF!.[Heinä.I86])" office:value-type="string" office:string-value="" calcext:value-type="error">
            <text:p>Err:508</text:p>
          </table:covered-table-cell>
          <table:covered-table-cell table:style-name="ce67" table:formula="of:=IF(#REF!.[Heinä.J86]=&quot;&quot;;&quot;&quot;;#REF!.[Heinä.J86])" office:value-type="string" office:string-value="" calcext:value-type="error">
            <text:p>Err:508</text:p>
          </table:covered-table-cell>
          <table:covered-table-cell table:style-name="ce67" table:formula="of:=IF(#REF!.[Heinä.K86]=&quot;&quot;;&quot;&quot;;#REF!.[Heinä.K86])" office:value-type="string" office:string-value="" calcext:value-type="error">
            <text:p>Err:508</text:p>
          </table:covered-table-cell>
          <table:covered-table-cell table:style-name="ce67" table:formula="of:=IF(#REF!.[Heinä.L86]=&quot;&quot;;&quot;&quot;;#REF!.[Heinä.L86])" office:value-type="string" office:string-value="" calcext:value-type="error">
            <text:p>Err:508</text:p>
          </table:covered-table-cell>
          <table:covered-table-cell table:style-name="ce67" table:formula="of:=IF(#REF!.[Heinä.M86]=&quot;&quot;;&quot;&quot;;#REF!.[Heinä.M86])" office:value-type="string" office:string-value="" calcext:value-type="error">
            <text:p>Err:508</text:p>
          </table:covered-table-cell>
          <table:covered-table-cell table:style-name="ce67" table:formula="of:=IF(#REF!.[Heinä.N86]=&quot;&quot;;&quot;&quot;;#REF!.[Heinä.N86])" office:value-type="string" office:string-value="" calcext:value-type="error">
            <text:p>Err:508</text:p>
          </table:covered-table-cell>
          <table:covered-table-cell table:style-name="ce67" table:formula="of:=IF(#REF!.[Heinä.O86]=&quot;&quot;;&quot;&quot;;#REF!.[Heinä.O86])" office:value-type="string" office:string-value="" calcext:value-type="error">
            <text:p>Err:508</text:p>
          </table:covered-table-cell>
          <table:covered-table-cell table:style-name="ce67" table:formula="of:=IF(#REF!.[Heinä.P86]=&quot;&quot;;&quot;&quot;;#REF!.[Heinä.P86])" office:value-type="string" office:string-value="" calcext:value-type="error">
            <text:p>Err:508</text:p>
          </table:covered-table-cell>
          <table:covered-table-cell table:style-name="ce67" table:formula="of:=IF(#REF!.[Heinä.Q86]=&quot;&quot;;&quot;&quot;;#REF!.[Heinä.Q86])" office:value-type="string" office:string-value="" calcext:value-type="error">
            <text:p>Err:508</text:p>
          </table:covered-table-cell>
          <table:covered-table-cell table:style-name="ce67" table:formula="of:=IF(#REF!.[Heinä.R86]=&quot;&quot;;&quot;&quot;;#REF!.[Heinä.R86])" office:value-type="string" office:string-value="" calcext:value-type="error">
            <text:p>Err:508</text:p>
          </table:covered-table-cell>
          <table:covered-table-cell table:style-name="ce67" table:formula="of:=IF(#REF!.[Heinä.S86]=&quot;&quot;;&quot;&quot;;#REF!.[Heinä.S86])" office:value-type="string" office:string-value="" calcext:value-type="error">
            <text:p>Err:508</text:p>
          </table:covered-table-cell>
          <table:covered-table-cell table:style-name="ce67" table:formula="of:=IF(#REF!.[Heinä.T86]=&quot;&quot;;&quot;&quot;;#REF!.[Heinä.T86])" office:value-type="string" office:string-value="" calcext:value-type="error">
            <text:p>Err:508</text:p>
          </table:covered-table-cell>
          <table:covered-table-cell table:style-name="ce76" table:formula="of:=IF(#REF!.[Heinä.U86]=&quot;&quot;;&quot;&quot;;#REF!.[Heinä.U86])" office:value-type="string" office:string-value="" calcext:value-type="error">
            <text:p>Err:508</text:p>
          </table:covered-table-cell>
        </table:table-row>
        <table:table-row table:style-name="ro1">
          <table:table-cell table:formula="of:=IF([$_data_.A443];[$_data_.A443];&quot;&quot;)">
            <text:p/>
          </table:table-cell>
          <table:table-cell table:style-name="ce28" table:formula="of:=IF([$_data_.V443]=&quot;&quot;;&quot;&quot;;[$_data_.V443])" table:number-columns-spanned="20" table:number-rows-spanned="1">
            <text:p/>
          </table:table-cell>
          <table:covered-table-cell table:style-name="ce72" table:formula="of:=IF(#REF!.[Heinä.C87]=&quot;&quot;;&quot;&quot;;#REF!.[Heinä.C87])" office:value-type="string" office:string-value="" calcext:value-type="error">
            <text:p>Err:508</text:p>
          </table:covered-table-cell>
          <table:covered-table-cell table:style-name="ce72" table:formula="of:=IF(#REF!.[Heinä.D87]=&quot;&quot;;&quot;&quot;;#REF!.[Heinä.D8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7]=&quot;&quot;;&quot;&quot;;#REF!.[Heinä.F87])" office:value-type="string" office:string-value="" calcext:value-type="error">
            <text:p>Err:508</text:p>
          </table:covered-table-cell>
          <table:covered-table-cell table:style-name="ce72" table:formula="of:=IF(#REF!.[Heinä.G87]=&quot;&quot;;&quot;&quot;;#REF!.[Heinä.G87])" office:value-type="string" office:string-value="" calcext:value-type="error">
            <text:p>Err:508</text:p>
          </table:covered-table-cell>
          <table:covered-table-cell table:style-name="ce72" table:formula="of:=IF(#REF!.[Heinä.H87]=&quot;&quot;;&quot;&quot;;#REF!.[Heinä.H87])" office:value-type="string" office:string-value="" calcext:value-type="error">
            <text:p>Err:508</text:p>
          </table:covered-table-cell>
          <table:covered-table-cell table:style-name="ce72" table:formula="of:=IF(#REF!.[Heinä.I87]=&quot;&quot;;&quot;&quot;;#REF!.[Heinä.I87])" office:value-type="string" office:string-value="" calcext:value-type="error">
            <text:p>Err:508</text:p>
          </table:covered-table-cell>
          <table:covered-table-cell table:style-name="ce72" table:formula="of:=IF(#REF!.[Heinä.J87]=&quot;&quot;;&quot;&quot;;#REF!.[Heinä.J87])" office:value-type="string" office:string-value="" calcext:value-type="error">
            <text:p>Err:508</text:p>
          </table:covered-table-cell>
          <table:covered-table-cell table:style-name="ce72" table:formula="of:=IF(#REF!.[Heinä.K87]=&quot;&quot;;&quot;&quot;;#REF!.[Heinä.K87])" office:value-type="string" office:string-value="" calcext:value-type="error">
            <text:p>Err:508</text:p>
          </table:covered-table-cell>
          <table:covered-table-cell table:style-name="ce72" table:formula="of:=IF(#REF!.[Heinä.L87]=&quot;&quot;;&quot;&quot;;#REF!.[Heinä.L87])" office:value-type="string" office:string-value="" calcext:value-type="error">
            <text:p>Err:508</text:p>
          </table:covered-table-cell>
          <table:covered-table-cell table:style-name="ce72" table:formula="of:=IF(#REF!.[Heinä.M87]=&quot;&quot;;&quot;&quot;;#REF!.[Heinä.M87])" office:value-type="string" office:string-value="" calcext:value-type="error">
            <text:p>Err:508</text:p>
          </table:covered-table-cell>
          <table:covered-table-cell table:style-name="ce72" table:formula="of:=IF(#REF!.[Heinä.N87]=&quot;&quot;;&quot;&quot;;#REF!.[Heinä.N87])" office:value-type="string" office:string-value="" calcext:value-type="error">
            <text:p>Err:508</text:p>
          </table:covered-table-cell>
          <table:covered-table-cell table:style-name="ce72" table:formula="of:=IF(#REF!.[Heinä.O87]=&quot;&quot;;&quot;&quot;;#REF!.[Heinä.O87])" office:value-type="string" office:string-value="" calcext:value-type="error">
            <text:p>Err:508</text:p>
          </table:covered-table-cell>
          <table:covered-table-cell table:style-name="ce72" table:formula="of:=IF(#REF!.[Heinä.P87]=&quot;&quot;;&quot;&quot;;#REF!.[Heinä.P87])" office:value-type="string" office:string-value="" calcext:value-type="error">
            <text:p>Err:508</text:p>
          </table:covered-table-cell>
          <table:covered-table-cell table:style-name="ce72" table:formula="of:=IF(#REF!.[Heinä.Q87]=&quot;&quot;;&quot;&quot;;#REF!.[Heinä.Q87])" office:value-type="string" office:string-value="" calcext:value-type="error">
            <text:p>Err:508</text:p>
          </table:covered-table-cell>
          <table:covered-table-cell table:style-name="ce72" table:formula="of:=IF(#REF!.[Heinä.R87]=&quot;&quot;;&quot;&quot;;#REF!.[Heinä.R87])" office:value-type="string" office:string-value="" calcext:value-type="error">
            <text:p>Err:508</text:p>
          </table:covered-table-cell>
          <table:covered-table-cell table:style-name="ce72" table:formula="of:=IF(#REF!.[Heinä.S87]=&quot;&quot;;&quot;&quot;;#REF!.[Heinä.S87])" office:value-type="string" office:string-value="" calcext:value-type="error">
            <text:p>Err:508</text:p>
          </table:covered-table-cell>
          <table:covered-table-cell table:style-name="ce72" table:formula="of:=IF(#REF!.[Heinä.T87]=&quot;&quot;;&quot;&quot;;#REF!.[Heinä.T87])" office:value-type="string" office:string-value="" calcext:value-type="error">
            <text:p>Err:508</text:p>
          </table:covered-table-cell>
          <table:covered-table-cell table:style-name="ce77" table:formula="of:=IF(#REF!.[Heinä.U87]=&quot;&quot;;&quot;&quot;;#REF!.[Heinä.U87])" office:value-type="string" office:string-value="" calcext:value-type="error">
            <text:p>Err:508</text:p>
          </table:covered-table-cell>
        </table:table-row>
        <table:table-row table:style-name="ro1">
          <table:table-cell table:formula="of:=IF([$_data_.A444];[$_data_.A444];&quot;&quot;)">
            <text:p/>
          </table:table-cell>
          <table:table-cell table:style-name="ce28" table:formula="of:=IF([$_data_.V444]=&quot;&quot;;&quot;&quot;;[$_data_.V444])" table:number-columns-spanned="20" table:number-rows-spanned="1">
            <text:p/>
          </table:table-cell>
          <table:covered-table-cell table:style-name="ce72" table:formula="of:=IF(#REF!.[Heinä.C88]=&quot;&quot;;&quot;&quot;;#REF!.[Heinä.C88])" office:value-type="string" office:string-value="" calcext:value-type="error">
            <text:p>Err:508</text:p>
          </table:covered-table-cell>
          <table:covered-table-cell table:style-name="ce72" table:formula="of:=IF(#REF!.[Heinä.D88]=&quot;&quot;;&quot;&quot;;#REF!.[Heinä.D8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8]=&quot;&quot;;&quot;&quot;;#REF!.[Heinä.F88])" office:value-type="string" office:string-value="" calcext:value-type="error">
            <text:p>Err:508</text:p>
          </table:covered-table-cell>
          <table:covered-table-cell table:style-name="ce72" table:formula="of:=IF(#REF!.[Heinä.G88]=&quot;&quot;;&quot;&quot;;#REF!.[Heinä.G88])" office:value-type="string" office:string-value="" calcext:value-type="error">
            <text:p>Err:508</text:p>
          </table:covered-table-cell>
          <table:covered-table-cell table:style-name="ce72" table:formula="of:=IF(#REF!.[Heinä.H88]=&quot;&quot;;&quot;&quot;;#REF!.[Heinä.H88])" office:value-type="string" office:string-value="" calcext:value-type="error">
            <text:p>Err:508</text:p>
          </table:covered-table-cell>
          <table:covered-table-cell table:style-name="ce72" table:formula="of:=IF(#REF!.[Heinä.I88]=&quot;&quot;;&quot;&quot;;#REF!.[Heinä.I88])" office:value-type="string" office:string-value="" calcext:value-type="error">
            <text:p>Err:508</text:p>
          </table:covered-table-cell>
          <table:covered-table-cell table:style-name="ce72" table:formula="of:=IF(#REF!.[Heinä.J88]=&quot;&quot;;&quot;&quot;;#REF!.[Heinä.J88])" office:value-type="string" office:string-value="" calcext:value-type="error">
            <text:p>Err:508</text:p>
          </table:covered-table-cell>
          <table:covered-table-cell table:style-name="ce72" table:formula="of:=IF(#REF!.[Heinä.K88]=&quot;&quot;;&quot;&quot;;#REF!.[Heinä.K88])" office:value-type="string" office:string-value="" calcext:value-type="error">
            <text:p>Err:508</text:p>
          </table:covered-table-cell>
          <table:covered-table-cell table:style-name="ce72" table:formula="of:=IF(#REF!.[Heinä.L88]=&quot;&quot;;&quot;&quot;;#REF!.[Heinä.L88])" office:value-type="string" office:string-value="" calcext:value-type="error">
            <text:p>Err:508</text:p>
          </table:covered-table-cell>
          <table:covered-table-cell table:style-name="ce72" table:formula="of:=IF(#REF!.[Heinä.M88]=&quot;&quot;;&quot;&quot;;#REF!.[Heinä.M88])" office:value-type="string" office:string-value="" calcext:value-type="error">
            <text:p>Err:508</text:p>
          </table:covered-table-cell>
          <table:covered-table-cell table:style-name="ce72" table:formula="of:=IF(#REF!.[Heinä.N88]=&quot;&quot;;&quot;&quot;;#REF!.[Heinä.N88])" office:value-type="string" office:string-value="" calcext:value-type="error">
            <text:p>Err:508</text:p>
          </table:covered-table-cell>
          <table:covered-table-cell table:style-name="ce72" table:formula="of:=IF(#REF!.[Heinä.O88]=&quot;&quot;;&quot;&quot;;#REF!.[Heinä.O88])" office:value-type="string" office:string-value="" calcext:value-type="error">
            <text:p>Err:508</text:p>
          </table:covered-table-cell>
          <table:covered-table-cell table:style-name="ce72" table:formula="of:=IF(#REF!.[Heinä.P88]=&quot;&quot;;&quot;&quot;;#REF!.[Heinä.P88])" office:value-type="string" office:string-value="" calcext:value-type="error">
            <text:p>Err:508</text:p>
          </table:covered-table-cell>
          <table:covered-table-cell table:style-name="ce72" table:formula="of:=IF(#REF!.[Heinä.Q88]=&quot;&quot;;&quot;&quot;;#REF!.[Heinä.Q88])" office:value-type="string" office:string-value="" calcext:value-type="error">
            <text:p>Err:508</text:p>
          </table:covered-table-cell>
          <table:covered-table-cell table:style-name="ce72" table:formula="of:=IF(#REF!.[Heinä.R88]=&quot;&quot;;&quot;&quot;;#REF!.[Heinä.R88])" office:value-type="string" office:string-value="" calcext:value-type="error">
            <text:p>Err:508</text:p>
          </table:covered-table-cell>
          <table:covered-table-cell table:style-name="ce72" table:formula="of:=IF(#REF!.[Heinä.S88]=&quot;&quot;;&quot;&quot;;#REF!.[Heinä.S88])" office:value-type="string" office:string-value="" calcext:value-type="error">
            <text:p>Err:508</text:p>
          </table:covered-table-cell>
          <table:covered-table-cell table:style-name="ce72" table:formula="of:=IF(#REF!.[Heinä.T88]=&quot;&quot;;&quot;&quot;;#REF!.[Heinä.T88])" office:value-type="string" office:string-value="" calcext:value-type="error">
            <text:p>Err:508</text:p>
          </table:covered-table-cell>
          <table:covered-table-cell table:style-name="ce77" table:formula="of:=IF(#REF!.[Heinä.U88]=&quot;&quot;;&quot;&quot;;#REF!.[Heinä.U88])" office:value-type="string" office:string-value="" calcext:value-type="error">
            <text:p>Err:508</text:p>
          </table:covered-table-cell>
        </table:table-row>
        <table:table-row table:style-name="ro1">
          <table:table-cell table:formula="of:=IF([$_data_.A445];[$_data_.A445];&quot;&quot;)">
            <text:p/>
          </table:table-cell>
          <table:table-cell table:style-name="ce28" table:formula="of:=IF([$_data_.V445]=&quot;&quot;;&quot;&quot;;[$_data_.V445])" table:number-columns-spanned="20" table:number-rows-spanned="1">
            <text:p/>
          </table:table-cell>
          <table:covered-table-cell table:style-name="ce72" table:formula="of:=IF(#REF!.[Heinä.C89]=&quot;&quot;;&quot;&quot;;#REF!.[Heinä.C89])" office:value-type="string" office:string-value="" calcext:value-type="error">
            <text:p>Err:508</text:p>
          </table:covered-table-cell>
          <table:covered-table-cell table:style-name="ce72" table:formula="of:=IF(#REF!.[Heinä.D89]=&quot;&quot;;&quot;&quot;;#REF!.[Heinä.D8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89]=&quot;&quot;;&quot;&quot;;#REF!.[Heinä.F89])" office:value-type="string" office:string-value="" calcext:value-type="error">
            <text:p>Err:508</text:p>
          </table:covered-table-cell>
          <table:covered-table-cell table:style-name="ce72" table:formula="of:=IF(#REF!.[Heinä.G89]=&quot;&quot;;&quot;&quot;;#REF!.[Heinä.G89])" office:value-type="string" office:string-value="" calcext:value-type="error">
            <text:p>Err:508</text:p>
          </table:covered-table-cell>
          <table:covered-table-cell table:style-name="ce72" table:formula="of:=IF(#REF!.[Heinä.H89]=&quot;&quot;;&quot;&quot;;#REF!.[Heinä.H89])" office:value-type="string" office:string-value="" calcext:value-type="error">
            <text:p>Err:508</text:p>
          </table:covered-table-cell>
          <table:covered-table-cell table:style-name="ce72" table:formula="of:=IF(#REF!.[Heinä.I89]=&quot;&quot;;&quot;&quot;;#REF!.[Heinä.I89])" office:value-type="string" office:string-value="" calcext:value-type="error">
            <text:p>Err:508</text:p>
          </table:covered-table-cell>
          <table:covered-table-cell table:style-name="ce72" table:formula="of:=IF(#REF!.[Heinä.J89]=&quot;&quot;;&quot;&quot;;#REF!.[Heinä.J89])" office:value-type="string" office:string-value="" calcext:value-type="error">
            <text:p>Err:508</text:p>
          </table:covered-table-cell>
          <table:covered-table-cell table:style-name="ce72" table:formula="of:=IF(#REF!.[Heinä.K89]=&quot;&quot;;&quot;&quot;;#REF!.[Heinä.K89])" office:value-type="string" office:string-value="" calcext:value-type="error">
            <text:p>Err:508</text:p>
          </table:covered-table-cell>
          <table:covered-table-cell table:style-name="ce72" table:formula="of:=IF(#REF!.[Heinä.L89]=&quot;&quot;;&quot;&quot;;#REF!.[Heinä.L89])" office:value-type="string" office:string-value="" calcext:value-type="error">
            <text:p>Err:508</text:p>
          </table:covered-table-cell>
          <table:covered-table-cell table:style-name="ce72" table:formula="of:=IF(#REF!.[Heinä.M89]=&quot;&quot;;&quot;&quot;;#REF!.[Heinä.M89])" office:value-type="string" office:string-value="" calcext:value-type="error">
            <text:p>Err:508</text:p>
          </table:covered-table-cell>
          <table:covered-table-cell table:style-name="ce72" table:formula="of:=IF(#REF!.[Heinä.N89]=&quot;&quot;;&quot;&quot;;#REF!.[Heinä.N89])" office:value-type="string" office:string-value="" calcext:value-type="error">
            <text:p>Err:508</text:p>
          </table:covered-table-cell>
          <table:covered-table-cell table:style-name="ce72" table:formula="of:=IF(#REF!.[Heinä.O89]=&quot;&quot;;&quot;&quot;;#REF!.[Heinä.O89])" office:value-type="string" office:string-value="" calcext:value-type="error">
            <text:p>Err:508</text:p>
          </table:covered-table-cell>
          <table:covered-table-cell table:style-name="ce72" table:formula="of:=IF(#REF!.[Heinä.P89]=&quot;&quot;;&quot;&quot;;#REF!.[Heinä.P89])" office:value-type="string" office:string-value="" calcext:value-type="error">
            <text:p>Err:508</text:p>
          </table:covered-table-cell>
          <table:covered-table-cell table:style-name="ce72" table:formula="of:=IF(#REF!.[Heinä.Q89]=&quot;&quot;;&quot;&quot;;#REF!.[Heinä.Q89])" office:value-type="string" office:string-value="" calcext:value-type="error">
            <text:p>Err:508</text:p>
          </table:covered-table-cell>
          <table:covered-table-cell table:style-name="ce72" table:formula="of:=IF(#REF!.[Heinä.R89]=&quot;&quot;;&quot;&quot;;#REF!.[Heinä.R89])" office:value-type="string" office:string-value="" calcext:value-type="error">
            <text:p>Err:508</text:p>
          </table:covered-table-cell>
          <table:covered-table-cell table:style-name="ce72" table:formula="of:=IF(#REF!.[Heinä.S89]=&quot;&quot;;&quot;&quot;;#REF!.[Heinä.S89])" office:value-type="string" office:string-value="" calcext:value-type="error">
            <text:p>Err:508</text:p>
          </table:covered-table-cell>
          <table:covered-table-cell table:style-name="ce72" table:formula="of:=IF(#REF!.[Heinä.T89]=&quot;&quot;;&quot;&quot;;#REF!.[Heinä.T89])" office:value-type="string" office:string-value="" calcext:value-type="error">
            <text:p>Err:508</text:p>
          </table:covered-table-cell>
          <table:covered-table-cell table:style-name="ce77" table:formula="of:=IF(#REF!.[Heinä.U89]=&quot;&quot;;&quot;&quot;;#REF!.[Heinä.U89])" office:value-type="string" office:string-value="" calcext:value-type="error">
            <text:p>Err:508</text:p>
          </table:covered-table-cell>
        </table:table-row>
        <table:table-row table:style-name="ro1">
          <table:table-cell table:formula="of:=IF([$_data_.A446];[$_data_.A446];&quot;&quot;)">
            <text:p/>
          </table:table-cell>
          <table:table-cell table:style-name="ce28" table:formula="of:=IF([$_data_.V446]=&quot;&quot;;&quot;&quot;;[$_data_.V446])" table:number-columns-spanned="20" table:number-rows-spanned="1">
            <text:p/>
          </table:table-cell>
          <table:covered-table-cell table:style-name="ce72" table:formula="of:=IF(#REF!.[Heinä.C90]=&quot;&quot;;&quot;&quot;;#REF!.[Heinä.C90])" office:value-type="string" office:string-value="" calcext:value-type="error">
            <text:p>Err:508</text:p>
          </table:covered-table-cell>
          <table:covered-table-cell table:style-name="ce72" table:formula="of:=IF(#REF!.[Heinä.D90]=&quot;&quot;;&quot;&quot;;#REF!.[Heinä.D9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0]=&quot;&quot;;&quot;&quot;;#REF!.[Heinä.F90])" office:value-type="string" office:string-value="" calcext:value-type="error">
            <text:p>Err:508</text:p>
          </table:covered-table-cell>
          <table:covered-table-cell table:style-name="ce72" table:formula="of:=IF(#REF!.[Heinä.G90]=&quot;&quot;;&quot;&quot;;#REF!.[Heinä.G90])" office:value-type="string" office:string-value="" calcext:value-type="error">
            <text:p>Err:508</text:p>
          </table:covered-table-cell>
          <table:covered-table-cell table:style-name="ce72" table:formula="of:=IF(#REF!.[Heinä.H90]=&quot;&quot;;&quot;&quot;;#REF!.[Heinä.H90])" office:value-type="string" office:string-value="" calcext:value-type="error">
            <text:p>Err:508</text:p>
          </table:covered-table-cell>
          <table:covered-table-cell table:style-name="ce72" table:formula="of:=IF(#REF!.[Heinä.I90]=&quot;&quot;;&quot;&quot;;#REF!.[Heinä.I90])" office:value-type="string" office:string-value="" calcext:value-type="error">
            <text:p>Err:508</text:p>
          </table:covered-table-cell>
          <table:covered-table-cell table:style-name="ce72" table:formula="of:=IF(#REF!.[Heinä.J90]=&quot;&quot;;&quot;&quot;;#REF!.[Heinä.J90])" office:value-type="string" office:string-value="" calcext:value-type="error">
            <text:p>Err:508</text:p>
          </table:covered-table-cell>
          <table:covered-table-cell table:style-name="ce72" table:formula="of:=IF(#REF!.[Heinä.K90]=&quot;&quot;;&quot;&quot;;#REF!.[Heinä.K90])" office:value-type="string" office:string-value="" calcext:value-type="error">
            <text:p>Err:508</text:p>
          </table:covered-table-cell>
          <table:covered-table-cell table:style-name="ce72" table:formula="of:=IF(#REF!.[Heinä.L90]=&quot;&quot;;&quot;&quot;;#REF!.[Heinä.L90])" office:value-type="string" office:string-value="" calcext:value-type="error">
            <text:p>Err:508</text:p>
          </table:covered-table-cell>
          <table:covered-table-cell table:style-name="ce72" table:formula="of:=IF(#REF!.[Heinä.M90]=&quot;&quot;;&quot;&quot;;#REF!.[Heinä.M90])" office:value-type="string" office:string-value="" calcext:value-type="error">
            <text:p>Err:508</text:p>
          </table:covered-table-cell>
          <table:covered-table-cell table:style-name="ce72" table:formula="of:=IF(#REF!.[Heinä.N90]=&quot;&quot;;&quot;&quot;;#REF!.[Heinä.N90])" office:value-type="string" office:string-value="" calcext:value-type="error">
            <text:p>Err:508</text:p>
          </table:covered-table-cell>
          <table:covered-table-cell table:style-name="ce72" table:formula="of:=IF(#REF!.[Heinä.O90]=&quot;&quot;;&quot;&quot;;#REF!.[Heinä.O90])" office:value-type="string" office:string-value="" calcext:value-type="error">
            <text:p>Err:508</text:p>
          </table:covered-table-cell>
          <table:covered-table-cell table:style-name="ce72" table:formula="of:=IF(#REF!.[Heinä.P90]=&quot;&quot;;&quot;&quot;;#REF!.[Heinä.P90])" office:value-type="string" office:string-value="" calcext:value-type="error">
            <text:p>Err:508</text:p>
          </table:covered-table-cell>
          <table:covered-table-cell table:style-name="ce72" table:formula="of:=IF(#REF!.[Heinä.Q90]=&quot;&quot;;&quot;&quot;;#REF!.[Heinä.Q90])" office:value-type="string" office:string-value="" calcext:value-type="error">
            <text:p>Err:508</text:p>
          </table:covered-table-cell>
          <table:covered-table-cell table:style-name="ce72" table:formula="of:=IF(#REF!.[Heinä.R90]=&quot;&quot;;&quot;&quot;;#REF!.[Heinä.R90])" office:value-type="string" office:string-value="" calcext:value-type="error">
            <text:p>Err:508</text:p>
          </table:covered-table-cell>
          <table:covered-table-cell table:style-name="ce72" table:formula="of:=IF(#REF!.[Heinä.S90]=&quot;&quot;;&quot;&quot;;#REF!.[Heinä.S90])" office:value-type="string" office:string-value="" calcext:value-type="error">
            <text:p>Err:508</text:p>
          </table:covered-table-cell>
          <table:covered-table-cell table:style-name="ce72" table:formula="of:=IF(#REF!.[Heinä.T90]=&quot;&quot;;&quot;&quot;;#REF!.[Heinä.T90])" office:value-type="string" office:string-value="" calcext:value-type="error">
            <text:p>Err:508</text:p>
          </table:covered-table-cell>
          <table:covered-table-cell table:style-name="ce77" table:formula="of:=IF(#REF!.[Heinä.U90]=&quot;&quot;;&quot;&quot;;#REF!.[Heinä.U90])" office:value-type="string" office:string-value="" calcext:value-type="error">
            <text:p>Err:508</text:p>
          </table:covered-table-cell>
        </table:table-row>
        <table:table-row table:style-name="ro1">
          <table:table-cell table:formula="of:=IF([$_data_.A447];[$_data_.A447];&quot;&quot;)">
            <text:p/>
          </table:table-cell>
          <table:table-cell table:style-name="ce28" table:formula="of:=IF([$_data_.V447]=&quot;&quot;;&quot;&quot;;[$_data_.V447])" table:number-columns-spanned="20" table:number-rows-spanned="1">
            <text:p/>
          </table:table-cell>
          <table:covered-table-cell table:style-name="ce72" table:formula="of:=IF(#REF!.[Heinä.C91]=&quot;&quot;;&quot;&quot;;#REF!.[Heinä.C91])" office:value-type="string" office:string-value="" calcext:value-type="error">
            <text:p>Err:508</text:p>
          </table:covered-table-cell>
          <table:covered-table-cell table:style-name="ce72" table:formula="of:=IF(#REF!.[Heinä.D91]=&quot;&quot;;&quot;&quot;;#REF!.[Heinä.D9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1]=&quot;&quot;;&quot;&quot;;#REF!.[Heinä.F91])" office:value-type="string" office:string-value="" calcext:value-type="error">
            <text:p>Err:508</text:p>
          </table:covered-table-cell>
          <table:covered-table-cell table:style-name="ce72" table:formula="of:=IF(#REF!.[Heinä.G91]=&quot;&quot;;&quot;&quot;;#REF!.[Heinä.G91])" office:value-type="string" office:string-value="" calcext:value-type="error">
            <text:p>Err:508</text:p>
          </table:covered-table-cell>
          <table:covered-table-cell table:style-name="ce72" table:formula="of:=IF(#REF!.[Heinä.H91]=&quot;&quot;;&quot;&quot;;#REF!.[Heinä.H91])" office:value-type="string" office:string-value="" calcext:value-type="error">
            <text:p>Err:508</text:p>
          </table:covered-table-cell>
          <table:covered-table-cell table:style-name="ce72" table:formula="of:=IF(#REF!.[Heinä.I91]=&quot;&quot;;&quot;&quot;;#REF!.[Heinä.I91])" office:value-type="string" office:string-value="" calcext:value-type="error">
            <text:p>Err:508</text:p>
          </table:covered-table-cell>
          <table:covered-table-cell table:style-name="ce72" table:formula="of:=IF(#REF!.[Heinä.J91]=&quot;&quot;;&quot;&quot;;#REF!.[Heinä.J91])" office:value-type="string" office:string-value="" calcext:value-type="error">
            <text:p>Err:508</text:p>
          </table:covered-table-cell>
          <table:covered-table-cell table:style-name="ce72" table:formula="of:=IF(#REF!.[Heinä.K91]=&quot;&quot;;&quot;&quot;;#REF!.[Heinä.K91])" office:value-type="string" office:string-value="" calcext:value-type="error">
            <text:p>Err:508</text:p>
          </table:covered-table-cell>
          <table:covered-table-cell table:style-name="ce72" table:formula="of:=IF(#REF!.[Heinä.L91]=&quot;&quot;;&quot;&quot;;#REF!.[Heinä.L91])" office:value-type="string" office:string-value="" calcext:value-type="error">
            <text:p>Err:508</text:p>
          </table:covered-table-cell>
          <table:covered-table-cell table:style-name="ce72" table:formula="of:=IF(#REF!.[Heinä.M91]=&quot;&quot;;&quot;&quot;;#REF!.[Heinä.M91])" office:value-type="string" office:string-value="" calcext:value-type="error">
            <text:p>Err:508</text:p>
          </table:covered-table-cell>
          <table:covered-table-cell table:style-name="ce72" table:formula="of:=IF(#REF!.[Heinä.N91]=&quot;&quot;;&quot;&quot;;#REF!.[Heinä.N91])" office:value-type="string" office:string-value="" calcext:value-type="error">
            <text:p>Err:508</text:p>
          </table:covered-table-cell>
          <table:covered-table-cell table:style-name="ce72" table:formula="of:=IF(#REF!.[Heinä.O91]=&quot;&quot;;&quot;&quot;;#REF!.[Heinä.O91])" office:value-type="string" office:string-value="" calcext:value-type="error">
            <text:p>Err:508</text:p>
          </table:covered-table-cell>
          <table:covered-table-cell table:style-name="ce72" table:formula="of:=IF(#REF!.[Heinä.P91]=&quot;&quot;;&quot;&quot;;#REF!.[Heinä.P91])" office:value-type="string" office:string-value="" calcext:value-type="error">
            <text:p>Err:508</text:p>
          </table:covered-table-cell>
          <table:covered-table-cell table:style-name="ce72" table:formula="of:=IF(#REF!.[Heinä.Q91]=&quot;&quot;;&quot;&quot;;#REF!.[Heinä.Q91])" office:value-type="string" office:string-value="" calcext:value-type="error">
            <text:p>Err:508</text:p>
          </table:covered-table-cell>
          <table:covered-table-cell table:style-name="ce72" table:formula="of:=IF(#REF!.[Heinä.R91]=&quot;&quot;;&quot;&quot;;#REF!.[Heinä.R91])" office:value-type="string" office:string-value="" calcext:value-type="error">
            <text:p>Err:508</text:p>
          </table:covered-table-cell>
          <table:covered-table-cell table:style-name="ce72" table:formula="of:=IF(#REF!.[Heinä.S91]=&quot;&quot;;&quot;&quot;;#REF!.[Heinä.S91])" office:value-type="string" office:string-value="" calcext:value-type="error">
            <text:p>Err:508</text:p>
          </table:covered-table-cell>
          <table:covered-table-cell table:style-name="ce72" table:formula="of:=IF(#REF!.[Heinä.T91]=&quot;&quot;;&quot;&quot;;#REF!.[Heinä.T91])" office:value-type="string" office:string-value="" calcext:value-type="error">
            <text:p>Err:508</text:p>
          </table:covered-table-cell>
          <table:covered-table-cell table:style-name="ce77" table:formula="of:=IF(#REF!.[Heinä.U91]=&quot;&quot;;&quot;&quot;;#REF!.[Heinä.U91])" office:value-type="string" office:string-value="" calcext:value-type="error">
            <text:p>Err:508</text:p>
          </table:covered-table-cell>
        </table:table-row>
        <table:table-row table:style-name="ro1">
          <table:table-cell table:formula="of:=IF([$_data_.A448];[$_data_.A448];&quot;&quot;)">
            <text:p/>
          </table:table-cell>
          <table:table-cell table:style-name="ce28" table:formula="of:=IF([$_data_.V448]=&quot;&quot;;&quot;&quot;;[$_data_.V448])" table:number-columns-spanned="20" table:number-rows-spanned="1">
            <text:p/>
          </table:table-cell>
          <table:covered-table-cell table:style-name="ce72" table:formula="of:=IF(#REF!.[Heinä.C92]=&quot;&quot;;&quot;&quot;;#REF!.[Heinä.C92])" office:value-type="string" office:string-value="" calcext:value-type="error">
            <text:p>Err:508</text:p>
          </table:covered-table-cell>
          <table:covered-table-cell table:style-name="ce72" table:formula="of:=IF(#REF!.[Heinä.D92]=&quot;&quot;;&quot;&quot;;#REF!.[Heinä.D9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2]=&quot;&quot;;&quot;&quot;;#REF!.[Heinä.F92])" office:value-type="string" office:string-value="" calcext:value-type="error">
            <text:p>Err:508</text:p>
          </table:covered-table-cell>
          <table:covered-table-cell table:style-name="ce72" table:formula="of:=IF(#REF!.[Heinä.G92]=&quot;&quot;;&quot;&quot;;#REF!.[Heinä.G92])" office:value-type="string" office:string-value="" calcext:value-type="error">
            <text:p>Err:508</text:p>
          </table:covered-table-cell>
          <table:covered-table-cell table:style-name="ce72" table:formula="of:=IF(#REF!.[Heinä.H92]=&quot;&quot;;&quot;&quot;;#REF!.[Heinä.H92])" office:value-type="string" office:string-value="" calcext:value-type="error">
            <text:p>Err:508</text:p>
          </table:covered-table-cell>
          <table:covered-table-cell table:style-name="ce72" table:formula="of:=IF(#REF!.[Heinä.I92]=&quot;&quot;;&quot;&quot;;#REF!.[Heinä.I92])" office:value-type="string" office:string-value="" calcext:value-type="error">
            <text:p>Err:508</text:p>
          </table:covered-table-cell>
          <table:covered-table-cell table:style-name="ce72" table:formula="of:=IF(#REF!.[Heinä.J92]=&quot;&quot;;&quot;&quot;;#REF!.[Heinä.J92])" office:value-type="string" office:string-value="" calcext:value-type="error">
            <text:p>Err:508</text:p>
          </table:covered-table-cell>
          <table:covered-table-cell table:style-name="ce72" table:formula="of:=IF(#REF!.[Heinä.K92]=&quot;&quot;;&quot;&quot;;#REF!.[Heinä.K92])" office:value-type="string" office:string-value="" calcext:value-type="error">
            <text:p>Err:508</text:p>
          </table:covered-table-cell>
          <table:covered-table-cell table:style-name="ce72" table:formula="of:=IF(#REF!.[Heinä.L92]=&quot;&quot;;&quot;&quot;;#REF!.[Heinä.L92])" office:value-type="string" office:string-value="" calcext:value-type="error">
            <text:p>Err:508</text:p>
          </table:covered-table-cell>
          <table:covered-table-cell table:style-name="ce72" table:formula="of:=IF(#REF!.[Heinä.M92]=&quot;&quot;;&quot;&quot;;#REF!.[Heinä.M92])" office:value-type="string" office:string-value="" calcext:value-type="error">
            <text:p>Err:508</text:p>
          </table:covered-table-cell>
          <table:covered-table-cell table:style-name="ce72" table:formula="of:=IF(#REF!.[Heinä.N92]=&quot;&quot;;&quot;&quot;;#REF!.[Heinä.N92])" office:value-type="string" office:string-value="" calcext:value-type="error">
            <text:p>Err:508</text:p>
          </table:covered-table-cell>
          <table:covered-table-cell table:style-name="ce72" table:formula="of:=IF(#REF!.[Heinä.O92]=&quot;&quot;;&quot;&quot;;#REF!.[Heinä.O92])" office:value-type="string" office:string-value="" calcext:value-type="error">
            <text:p>Err:508</text:p>
          </table:covered-table-cell>
          <table:covered-table-cell table:style-name="ce72" table:formula="of:=IF(#REF!.[Heinä.P92]=&quot;&quot;;&quot;&quot;;#REF!.[Heinä.P92])" office:value-type="string" office:string-value="" calcext:value-type="error">
            <text:p>Err:508</text:p>
          </table:covered-table-cell>
          <table:covered-table-cell table:style-name="ce72" table:formula="of:=IF(#REF!.[Heinä.Q92]=&quot;&quot;;&quot;&quot;;#REF!.[Heinä.Q92])" office:value-type="string" office:string-value="" calcext:value-type="error">
            <text:p>Err:508</text:p>
          </table:covered-table-cell>
          <table:covered-table-cell table:style-name="ce72" table:formula="of:=IF(#REF!.[Heinä.R92]=&quot;&quot;;&quot;&quot;;#REF!.[Heinä.R92])" office:value-type="string" office:string-value="" calcext:value-type="error">
            <text:p>Err:508</text:p>
          </table:covered-table-cell>
          <table:covered-table-cell table:style-name="ce72" table:formula="of:=IF(#REF!.[Heinä.S92]=&quot;&quot;;&quot;&quot;;#REF!.[Heinä.S92])" office:value-type="string" office:string-value="" calcext:value-type="error">
            <text:p>Err:508</text:p>
          </table:covered-table-cell>
          <table:covered-table-cell table:style-name="ce72" table:formula="of:=IF(#REF!.[Heinä.T92]=&quot;&quot;;&quot;&quot;;#REF!.[Heinä.T92])" office:value-type="string" office:string-value="" calcext:value-type="error">
            <text:p>Err:508</text:p>
          </table:covered-table-cell>
          <table:covered-table-cell table:style-name="ce77" table:formula="of:=IF(#REF!.[Heinä.U92]=&quot;&quot;;&quot;&quot;;#REF!.[Heinä.U92])" office:value-type="string" office:string-value="" calcext:value-type="error">
            <text:p>Err:508</text:p>
          </table:covered-table-cell>
        </table:table-row>
        <table:table-row table:style-name="ro1">
          <table:table-cell table:formula="of:=IF([$_data_.A449];[$_data_.A449];&quot;&quot;)">
            <text:p/>
          </table:table-cell>
          <table:table-cell table:style-name="ce28" table:formula="of:=IF([$_data_.V449]=&quot;&quot;;&quot;&quot;;[$_data_.V449])" table:number-columns-spanned="20" table:number-rows-spanned="1">
            <text:p/>
          </table:table-cell>
          <table:covered-table-cell table:style-name="ce72" table:formula="of:=IF(#REF!.[Heinä.C93]=&quot;&quot;;&quot;&quot;;#REF!.[Heinä.C93])" office:value-type="string" office:string-value="" calcext:value-type="error">
            <text:p>Err:508</text:p>
          </table:covered-table-cell>
          <table:covered-table-cell table:style-name="ce72" table:formula="of:=IF(#REF!.[Heinä.D93]=&quot;&quot;;&quot;&quot;;#REF!.[Heinä.D9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3]=&quot;&quot;;&quot;&quot;;#REF!.[Heinä.F93])" office:value-type="string" office:string-value="" calcext:value-type="error">
            <text:p>Err:508</text:p>
          </table:covered-table-cell>
          <table:covered-table-cell table:style-name="ce72" table:formula="of:=IF(#REF!.[Heinä.G93]=&quot;&quot;;&quot;&quot;;#REF!.[Heinä.G93])" office:value-type="string" office:string-value="" calcext:value-type="error">
            <text:p>Err:508</text:p>
          </table:covered-table-cell>
          <table:covered-table-cell table:style-name="ce72" table:formula="of:=IF(#REF!.[Heinä.H93]=&quot;&quot;;&quot;&quot;;#REF!.[Heinä.H93])" office:value-type="string" office:string-value="" calcext:value-type="error">
            <text:p>Err:508</text:p>
          </table:covered-table-cell>
          <table:covered-table-cell table:style-name="ce72" table:formula="of:=IF(#REF!.[Heinä.I93]=&quot;&quot;;&quot;&quot;;#REF!.[Heinä.I93])" office:value-type="string" office:string-value="" calcext:value-type="error">
            <text:p>Err:508</text:p>
          </table:covered-table-cell>
          <table:covered-table-cell table:style-name="ce72" table:formula="of:=IF(#REF!.[Heinä.J93]=&quot;&quot;;&quot;&quot;;#REF!.[Heinä.J93])" office:value-type="string" office:string-value="" calcext:value-type="error">
            <text:p>Err:508</text:p>
          </table:covered-table-cell>
          <table:covered-table-cell table:style-name="ce72" table:formula="of:=IF(#REF!.[Heinä.K93]=&quot;&quot;;&quot;&quot;;#REF!.[Heinä.K93])" office:value-type="string" office:string-value="" calcext:value-type="error">
            <text:p>Err:508</text:p>
          </table:covered-table-cell>
          <table:covered-table-cell table:style-name="ce72" table:formula="of:=IF(#REF!.[Heinä.L93]=&quot;&quot;;&quot;&quot;;#REF!.[Heinä.L93])" office:value-type="string" office:string-value="" calcext:value-type="error">
            <text:p>Err:508</text:p>
          </table:covered-table-cell>
          <table:covered-table-cell table:style-name="ce72" table:formula="of:=IF(#REF!.[Heinä.M93]=&quot;&quot;;&quot;&quot;;#REF!.[Heinä.M93])" office:value-type="string" office:string-value="" calcext:value-type="error">
            <text:p>Err:508</text:p>
          </table:covered-table-cell>
          <table:covered-table-cell table:style-name="ce72" table:formula="of:=IF(#REF!.[Heinä.N93]=&quot;&quot;;&quot;&quot;;#REF!.[Heinä.N93])" office:value-type="string" office:string-value="" calcext:value-type="error">
            <text:p>Err:508</text:p>
          </table:covered-table-cell>
          <table:covered-table-cell table:style-name="ce72" table:formula="of:=IF(#REF!.[Heinä.O93]=&quot;&quot;;&quot;&quot;;#REF!.[Heinä.O93])" office:value-type="string" office:string-value="" calcext:value-type="error">
            <text:p>Err:508</text:p>
          </table:covered-table-cell>
          <table:covered-table-cell table:style-name="ce72" table:formula="of:=IF(#REF!.[Heinä.P93]=&quot;&quot;;&quot;&quot;;#REF!.[Heinä.P93])" office:value-type="string" office:string-value="" calcext:value-type="error">
            <text:p>Err:508</text:p>
          </table:covered-table-cell>
          <table:covered-table-cell table:style-name="ce72" table:formula="of:=IF(#REF!.[Heinä.Q93]=&quot;&quot;;&quot;&quot;;#REF!.[Heinä.Q93])" office:value-type="string" office:string-value="" calcext:value-type="error">
            <text:p>Err:508</text:p>
          </table:covered-table-cell>
          <table:covered-table-cell table:style-name="ce72" table:formula="of:=IF(#REF!.[Heinä.R93]=&quot;&quot;;&quot;&quot;;#REF!.[Heinä.R93])" office:value-type="string" office:string-value="" calcext:value-type="error">
            <text:p>Err:508</text:p>
          </table:covered-table-cell>
          <table:covered-table-cell table:style-name="ce72" table:formula="of:=IF(#REF!.[Heinä.S93]=&quot;&quot;;&quot;&quot;;#REF!.[Heinä.S93])" office:value-type="string" office:string-value="" calcext:value-type="error">
            <text:p>Err:508</text:p>
          </table:covered-table-cell>
          <table:covered-table-cell table:style-name="ce72" table:formula="of:=IF(#REF!.[Heinä.T93]=&quot;&quot;;&quot;&quot;;#REF!.[Heinä.T93])" office:value-type="string" office:string-value="" calcext:value-type="error">
            <text:p>Err:508</text:p>
          </table:covered-table-cell>
          <table:covered-table-cell table:style-name="ce77" table:formula="of:=IF(#REF!.[Heinä.U93]=&quot;&quot;;&quot;&quot;;#REF!.[Heinä.U93])" office:value-type="string" office:string-value="" calcext:value-type="error">
            <text:p>Err:508</text:p>
          </table:covered-table-cell>
        </table:table-row>
        <table:table-row table:style-name="ro1">
          <table:table-cell table:formula="of:=IF([$_data_.A450];[$_data_.A450];&quot;&quot;)">
            <text:p/>
          </table:table-cell>
          <table:table-cell table:style-name="ce28" table:formula="of:=IF([$_data_.V450]=&quot;&quot;;&quot;&quot;;[$_data_.V450])" table:number-columns-spanned="20" table:number-rows-spanned="1">
            <text:p/>
          </table:table-cell>
          <table:covered-table-cell table:style-name="ce72" table:formula="of:=IF(#REF!.[Heinä.C94]=&quot;&quot;;&quot;&quot;;#REF!.[Heinä.C94])" office:value-type="string" office:string-value="" calcext:value-type="error">
            <text:p>Err:508</text:p>
          </table:covered-table-cell>
          <table:covered-table-cell table:style-name="ce72" table:formula="of:=IF(#REF!.[Heinä.D94]=&quot;&quot;;&quot;&quot;;#REF!.[Heinä.D9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4]=&quot;&quot;;&quot;&quot;;#REF!.[Heinä.F94])" office:value-type="string" office:string-value="" calcext:value-type="error">
            <text:p>Err:508</text:p>
          </table:covered-table-cell>
          <table:covered-table-cell table:style-name="ce72" table:formula="of:=IF(#REF!.[Heinä.G94]=&quot;&quot;;&quot;&quot;;#REF!.[Heinä.G94])" office:value-type="string" office:string-value="" calcext:value-type="error">
            <text:p>Err:508</text:p>
          </table:covered-table-cell>
          <table:covered-table-cell table:style-name="ce72" table:formula="of:=IF(#REF!.[Heinä.H94]=&quot;&quot;;&quot;&quot;;#REF!.[Heinä.H94])" office:value-type="string" office:string-value="" calcext:value-type="error">
            <text:p>Err:508</text:p>
          </table:covered-table-cell>
          <table:covered-table-cell table:style-name="ce72" table:formula="of:=IF(#REF!.[Heinä.I94]=&quot;&quot;;&quot;&quot;;#REF!.[Heinä.I94])" office:value-type="string" office:string-value="" calcext:value-type="error">
            <text:p>Err:508</text:p>
          </table:covered-table-cell>
          <table:covered-table-cell table:style-name="ce72" table:formula="of:=IF(#REF!.[Heinä.J94]=&quot;&quot;;&quot;&quot;;#REF!.[Heinä.J94])" office:value-type="string" office:string-value="" calcext:value-type="error">
            <text:p>Err:508</text:p>
          </table:covered-table-cell>
          <table:covered-table-cell table:style-name="ce72" table:formula="of:=IF(#REF!.[Heinä.K94]=&quot;&quot;;&quot;&quot;;#REF!.[Heinä.K94])" office:value-type="string" office:string-value="" calcext:value-type="error">
            <text:p>Err:508</text:p>
          </table:covered-table-cell>
          <table:covered-table-cell table:style-name="ce72" table:formula="of:=IF(#REF!.[Heinä.L94]=&quot;&quot;;&quot;&quot;;#REF!.[Heinä.L94])" office:value-type="string" office:string-value="" calcext:value-type="error">
            <text:p>Err:508</text:p>
          </table:covered-table-cell>
          <table:covered-table-cell table:style-name="ce72" table:formula="of:=IF(#REF!.[Heinä.M94]=&quot;&quot;;&quot;&quot;;#REF!.[Heinä.M94])" office:value-type="string" office:string-value="" calcext:value-type="error">
            <text:p>Err:508</text:p>
          </table:covered-table-cell>
          <table:covered-table-cell table:style-name="ce72" table:formula="of:=IF(#REF!.[Heinä.N94]=&quot;&quot;;&quot;&quot;;#REF!.[Heinä.N94])" office:value-type="string" office:string-value="" calcext:value-type="error">
            <text:p>Err:508</text:p>
          </table:covered-table-cell>
          <table:covered-table-cell table:style-name="ce72" table:formula="of:=IF(#REF!.[Heinä.O94]=&quot;&quot;;&quot;&quot;;#REF!.[Heinä.O94])" office:value-type="string" office:string-value="" calcext:value-type="error">
            <text:p>Err:508</text:p>
          </table:covered-table-cell>
          <table:covered-table-cell table:style-name="ce72" table:formula="of:=IF(#REF!.[Heinä.P94]=&quot;&quot;;&quot;&quot;;#REF!.[Heinä.P94])" office:value-type="string" office:string-value="" calcext:value-type="error">
            <text:p>Err:508</text:p>
          </table:covered-table-cell>
          <table:covered-table-cell table:style-name="ce72" table:formula="of:=IF(#REF!.[Heinä.Q94]=&quot;&quot;;&quot;&quot;;#REF!.[Heinä.Q94])" office:value-type="string" office:string-value="" calcext:value-type="error">
            <text:p>Err:508</text:p>
          </table:covered-table-cell>
          <table:covered-table-cell table:style-name="ce72" table:formula="of:=IF(#REF!.[Heinä.R94]=&quot;&quot;;&quot;&quot;;#REF!.[Heinä.R94])" office:value-type="string" office:string-value="" calcext:value-type="error">
            <text:p>Err:508</text:p>
          </table:covered-table-cell>
          <table:covered-table-cell table:style-name="ce72" table:formula="of:=IF(#REF!.[Heinä.S94]=&quot;&quot;;&quot;&quot;;#REF!.[Heinä.S94])" office:value-type="string" office:string-value="" calcext:value-type="error">
            <text:p>Err:508</text:p>
          </table:covered-table-cell>
          <table:covered-table-cell table:style-name="ce72" table:formula="of:=IF(#REF!.[Heinä.T94]=&quot;&quot;;&quot;&quot;;#REF!.[Heinä.T94])" office:value-type="string" office:string-value="" calcext:value-type="error">
            <text:p>Err:508</text:p>
          </table:covered-table-cell>
          <table:covered-table-cell table:style-name="ce77" table:formula="of:=IF(#REF!.[Heinä.U94]=&quot;&quot;;&quot;&quot;;#REF!.[Heinä.U94])" office:value-type="string" office:string-value="" calcext:value-type="error">
            <text:p>Err:508</text:p>
          </table:covered-table-cell>
        </table:table-row>
        <table:table-row table:style-name="ro1">
          <table:table-cell table:formula="of:=IF([$_data_.A451];[$_data_.A451];&quot;&quot;)">
            <text:p/>
          </table:table-cell>
          <table:table-cell table:style-name="ce28" table:formula="of:=IF([$_data_.V451]=&quot;&quot;;&quot;&quot;;[$_data_.V451])" table:number-columns-spanned="20" table:number-rows-spanned="1">
            <text:p/>
          </table:table-cell>
          <table:covered-table-cell table:style-name="ce72" table:formula="of:=IF(#REF!.[Heinä.C95]=&quot;&quot;;&quot;&quot;;#REF!.[Heinä.C95])" office:value-type="string" office:string-value="" calcext:value-type="error">
            <text:p>Err:508</text:p>
          </table:covered-table-cell>
          <table:covered-table-cell table:style-name="ce72" table:formula="of:=IF(#REF!.[Heinä.D95]=&quot;&quot;;&quot;&quot;;#REF!.[Heinä.D9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5]=&quot;&quot;;&quot;&quot;;#REF!.[Heinä.F95])" office:value-type="string" office:string-value="" calcext:value-type="error">
            <text:p>Err:508</text:p>
          </table:covered-table-cell>
          <table:covered-table-cell table:style-name="ce72" table:formula="of:=IF(#REF!.[Heinä.G95]=&quot;&quot;;&quot;&quot;;#REF!.[Heinä.G95])" office:value-type="string" office:string-value="" calcext:value-type="error">
            <text:p>Err:508</text:p>
          </table:covered-table-cell>
          <table:covered-table-cell table:style-name="ce72" table:formula="of:=IF(#REF!.[Heinä.H95]=&quot;&quot;;&quot;&quot;;#REF!.[Heinä.H95])" office:value-type="string" office:string-value="" calcext:value-type="error">
            <text:p>Err:508</text:p>
          </table:covered-table-cell>
          <table:covered-table-cell table:style-name="ce72" table:formula="of:=IF(#REF!.[Heinä.I95]=&quot;&quot;;&quot;&quot;;#REF!.[Heinä.I95])" office:value-type="string" office:string-value="" calcext:value-type="error">
            <text:p>Err:508</text:p>
          </table:covered-table-cell>
          <table:covered-table-cell table:style-name="ce72" table:formula="of:=IF(#REF!.[Heinä.J95]=&quot;&quot;;&quot;&quot;;#REF!.[Heinä.J95])" office:value-type="string" office:string-value="" calcext:value-type="error">
            <text:p>Err:508</text:p>
          </table:covered-table-cell>
          <table:covered-table-cell table:style-name="ce72" table:formula="of:=IF(#REF!.[Heinä.K95]=&quot;&quot;;&quot;&quot;;#REF!.[Heinä.K95])" office:value-type="string" office:string-value="" calcext:value-type="error">
            <text:p>Err:508</text:p>
          </table:covered-table-cell>
          <table:covered-table-cell table:style-name="ce72" table:formula="of:=IF(#REF!.[Heinä.L95]=&quot;&quot;;&quot;&quot;;#REF!.[Heinä.L95])" office:value-type="string" office:string-value="" calcext:value-type="error">
            <text:p>Err:508</text:p>
          </table:covered-table-cell>
          <table:covered-table-cell table:style-name="ce72" table:formula="of:=IF(#REF!.[Heinä.M95]=&quot;&quot;;&quot;&quot;;#REF!.[Heinä.M95])" office:value-type="string" office:string-value="" calcext:value-type="error">
            <text:p>Err:508</text:p>
          </table:covered-table-cell>
          <table:covered-table-cell table:style-name="ce72" table:formula="of:=IF(#REF!.[Heinä.N95]=&quot;&quot;;&quot;&quot;;#REF!.[Heinä.N95])" office:value-type="string" office:string-value="" calcext:value-type="error">
            <text:p>Err:508</text:p>
          </table:covered-table-cell>
          <table:covered-table-cell table:style-name="ce72" table:formula="of:=IF(#REF!.[Heinä.O95]=&quot;&quot;;&quot;&quot;;#REF!.[Heinä.O95])" office:value-type="string" office:string-value="" calcext:value-type="error">
            <text:p>Err:508</text:p>
          </table:covered-table-cell>
          <table:covered-table-cell table:style-name="ce72" table:formula="of:=IF(#REF!.[Heinä.P95]=&quot;&quot;;&quot;&quot;;#REF!.[Heinä.P95])" office:value-type="string" office:string-value="" calcext:value-type="error">
            <text:p>Err:508</text:p>
          </table:covered-table-cell>
          <table:covered-table-cell table:style-name="ce72" table:formula="of:=IF(#REF!.[Heinä.Q95]=&quot;&quot;;&quot;&quot;;#REF!.[Heinä.Q95])" office:value-type="string" office:string-value="" calcext:value-type="error">
            <text:p>Err:508</text:p>
          </table:covered-table-cell>
          <table:covered-table-cell table:style-name="ce72" table:formula="of:=IF(#REF!.[Heinä.R95]=&quot;&quot;;&quot;&quot;;#REF!.[Heinä.R95])" office:value-type="string" office:string-value="" calcext:value-type="error">
            <text:p>Err:508</text:p>
          </table:covered-table-cell>
          <table:covered-table-cell table:style-name="ce72" table:formula="of:=IF(#REF!.[Heinä.S95]=&quot;&quot;;&quot;&quot;;#REF!.[Heinä.S95])" office:value-type="string" office:string-value="" calcext:value-type="error">
            <text:p>Err:508</text:p>
          </table:covered-table-cell>
          <table:covered-table-cell table:style-name="ce72" table:formula="of:=IF(#REF!.[Heinä.T95]=&quot;&quot;;&quot;&quot;;#REF!.[Heinä.T95])" office:value-type="string" office:string-value="" calcext:value-type="error">
            <text:p>Err:508</text:p>
          </table:covered-table-cell>
          <table:covered-table-cell table:style-name="ce77" table:formula="of:=IF(#REF!.[Heinä.U95]=&quot;&quot;;&quot;&quot;;#REF!.[Heinä.U95])" office:value-type="string" office:string-value="" calcext:value-type="error">
            <text:p>Err:508</text:p>
          </table:covered-table-cell>
        </table:table-row>
        <table:table-row table:style-name="ro1">
          <table:table-cell table:formula="of:=IF([$_data_.A452];[$_data_.A452];&quot;&quot;)">
            <text:p/>
          </table:table-cell>
          <table:table-cell table:style-name="ce28" table:formula="of:=IF([$_data_.V452]=&quot;&quot;;&quot;&quot;;[$_data_.V452])" table:number-columns-spanned="20" table:number-rows-spanned="1">
            <text:p/>
          </table:table-cell>
          <table:covered-table-cell table:style-name="ce72" table:formula="of:=IF(#REF!.[Heinä.C96]=&quot;&quot;;&quot;&quot;;#REF!.[Heinä.C96])" office:value-type="string" office:string-value="" calcext:value-type="error">
            <text:p>Err:508</text:p>
          </table:covered-table-cell>
          <table:covered-table-cell table:style-name="ce72" table:formula="of:=IF(#REF!.[Heinä.D96]=&quot;&quot;;&quot;&quot;;#REF!.[Heinä.D9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6]=&quot;&quot;;&quot;&quot;;#REF!.[Heinä.F96])" office:value-type="string" office:string-value="" calcext:value-type="error">
            <text:p>Err:508</text:p>
          </table:covered-table-cell>
          <table:covered-table-cell table:style-name="ce72" table:formula="of:=IF(#REF!.[Heinä.G96]=&quot;&quot;;&quot;&quot;;#REF!.[Heinä.G96])" office:value-type="string" office:string-value="" calcext:value-type="error">
            <text:p>Err:508</text:p>
          </table:covered-table-cell>
          <table:covered-table-cell table:style-name="ce72" table:formula="of:=IF(#REF!.[Heinä.H96]=&quot;&quot;;&quot;&quot;;#REF!.[Heinä.H96])" office:value-type="string" office:string-value="" calcext:value-type="error">
            <text:p>Err:508</text:p>
          </table:covered-table-cell>
          <table:covered-table-cell table:style-name="ce72" table:formula="of:=IF(#REF!.[Heinä.I96]=&quot;&quot;;&quot;&quot;;#REF!.[Heinä.I96])" office:value-type="string" office:string-value="" calcext:value-type="error">
            <text:p>Err:508</text:p>
          </table:covered-table-cell>
          <table:covered-table-cell table:style-name="ce72" table:formula="of:=IF(#REF!.[Heinä.J96]=&quot;&quot;;&quot;&quot;;#REF!.[Heinä.J96])" office:value-type="string" office:string-value="" calcext:value-type="error">
            <text:p>Err:508</text:p>
          </table:covered-table-cell>
          <table:covered-table-cell table:style-name="ce72" table:formula="of:=IF(#REF!.[Heinä.K96]=&quot;&quot;;&quot;&quot;;#REF!.[Heinä.K96])" office:value-type="string" office:string-value="" calcext:value-type="error">
            <text:p>Err:508</text:p>
          </table:covered-table-cell>
          <table:covered-table-cell table:style-name="ce72" table:formula="of:=IF(#REF!.[Heinä.L96]=&quot;&quot;;&quot;&quot;;#REF!.[Heinä.L96])" office:value-type="string" office:string-value="" calcext:value-type="error">
            <text:p>Err:508</text:p>
          </table:covered-table-cell>
          <table:covered-table-cell table:style-name="ce72" table:formula="of:=IF(#REF!.[Heinä.M96]=&quot;&quot;;&quot;&quot;;#REF!.[Heinä.M96])" office:value-type="string" office:string-value="" calcext:value-type="error">
            <text:p>Err:508</text:p>
          </table:covered-table-cell>
          <table:covered-table-cell table:style-name="ce72" table:formula="of:=IF(#REF!.[Heinä.N96]=&quot;&quot;;&quot;&quot;;#REF!.[Heinä.N96])" office:value-type="string" office:string-value="" calcext:value-type="error">
            <text:p>Err:508</text:p>
          </table:covered-table-cell>
          <table:covered-table-cell table:style-name="ce72" table:formula="of:=IF(#REF!.[Heinä.O96]=&quot;&quot;;&quot;&quot;;#REF!.[Heinä.O96])" office:value-type="string" office:string-value="" calcext:value-type="error">
            <text:p>Err:508</text:p>
          </table:covered-table-cell>
          <table:covered-table-cell table:style-name="ce72" table:formula="of:=IF(#REF!.[Heinä.P96]=&quot;&quot;;&quot;&quot;;#REF!.[Heinä.P96])" office:value-type="string" office:string-value="" calcext:value-type="error">
            <text:p>Err:508</text:p>
          </table:covered-table-cell>
          <table:covered-table-cell table:style-name="ce72" table:formula="of:=IF(#REF!.[Heinä.Q96]=&quot;&quot;;&quot;&quot;;#REF!.[Heinä.Q96])" office:value-type="string" office:string-value="" calcext:value-type="error">
            <text:p>Err:508</text:p>
          </table:covered-table-cell>
          <table:covered-table-cell table:style-name="ce72" table:formula="of:=IF(#REF!.[Heinä.R96]=&quot;&quot;;&quot;&quot;;#REF!.[Heinä.R96])" office:value-type="string" office:string-value="" calcext:value-type="error">
            <text:p>Err:508</text:p>
          </table:covered-table-cell>
          <table:covered-table-cell table:style-name="ce72" table:formula="of:=IF(#REF!.[Heinä.S96]=&quot;&quot;;&quot;&quot;;#REF!.[Heinä.S96])" office:value-type="string" office:string-value="" calcext:value-type="error">
            <text:p>Err:508</text:p>
          </table:covered-table-cell>
          <table:covered-table-cell table:style-name="ce72" table:formula="of:=IF(#REF!.[Heinä.T96]=&quot;&quot;;&quot;&quot;;#REF!.[Heinä.T96])" office:value-type="string" office:string-value="" calcext:value-type="error">
            <text:p>Err:508</text:p>
          </table:covered-table-cell>
          <table:covered-table-cell table:style-name="ce77" table:formula="of:=IF(#REF!.[Heinä.U96]=&quot;&quot;;&quot;&quot;;#REF!.[Heinä.U96])" office:value-type="string" office:string-value="" calcext:value-type="error">
            <text:p>Err:508</text:p>
          </table:covered-table-cell>
        </table:table-row>
        <table:table-row table:style-name="ro1">
          <table:table-cell table:formula="of:=IF([$_data_.A453];[$_data_.A453];&quot;&quot;)">
            <text:p/>
          </table:table-cell>
          <table:table-cell table:style-name="ce28" table:formula="of:=IF([$_data_.V453]=&quot;&quot;;&quot;&quot;;[$_data_.V453])" table:number-columns-spanned="20" table:number-rows-spanned="1">
            <text:p/>
          </table:table-cell>
          <table:covered-table-cell table:style-name="ce72" table:formula="of:=IF(#REF!.[Heinä.C97]=&quot;&quot;;&quot;&quot;;#REF!.[Heinä.C97])" office:value-type="string" office:string-value="" calcext:value-type="error">
            <text:p>Err:508</text:p>
          </table:covered-table-cell>
          <table:covered-table-cell table:style-name="ce72" table:formula="of:=IF(#REF!.[Heinä.D97]=&quot;&quot;;&quot;&quot;;#REF!.[Heinä.D9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7]=&quot;&quot;;&quot;&quot;;#REF!.[Heinä.F97])" office:value-type="string" office:string-value="" calcext:value-type="error">
            <text:p>Err:508</text:p>
          </table:covered-table-cell>
          <table:covered-table-cell table:style-name="ce72" table:formula="of:=IF(#REF!.[Heinä.G97]=&quot;&quot;;&quot;&quot;;#REF!.[Heinä.G97])" office:value-type="string" office:string-value="" calcext:value-type="error">
            <text:p>Err:508</text:p>
          </table:covered-table-cell>
          <table:covered-table-cell table:style-name="ce72" table:formula="of:=IF(#REF!.[Heinä.H97]=&quot;&quot;;&quot;&quot;;#REF!.[Heinä.H97])" office:value-type="string" office:string-value="" calcext:value-type="error">
            <text:p>Err:508</text:p>
          </table:covered-table-cell>
          <table:covered-table-cell table:style-name="ce72" table:formula="of:=IF(#REF!.[Heinä.I97]=&quot;&quot;;&quot;&quot;;#REF!.[Heinä.I97])" office:value-type="string" office:string-value="" calcext:value-type="error">
            <text:p>Err:508</text:p>
          </table:covered-table-cell>
          <table:covered-table-cell table:style-name="ce72" table:formula="of:=IF(#REF!.[Heinä.J97]=&quot;&quot;;&quot;&quot;;#REF!.[Heinä.J97])" office:value-type="string" office:string-value="" calcext:value-type="error">
            <text:p>Err:508</text:p>
          </table:covered-table-cell>
          <table:covered-table-cell table:style-name="ce72" table:formula="of:=IF(#REF!.[Heinä.K97]=&quot;&quot;;&quot;&quot;;#REF!.[Heinä.K97])" office:value-type="string" office:string-value="" calcext:value-type="error">
            <text:p>Err:508</text:p>
          </table:covered-table-cell>
          <table:covered-table-cell table:style-name="ce72" table:formula="of:=IF(#REF!.[Heinä.L97]=&quot;&quot;;&quot;&quot;;#REF!.[Heinä.L97])" office:value-type="string" office:string-value="" calcext:value-type="error">
            <text:p>Err:508</text:p>
          </table:covered-table-cell>
          <table:covered-table-cell table:style-name="ce72" table:formula="of:=IF(#REF!.[Heinä.M97]=&quot;&quot;;&quot;&quot;;#REF!.[Heinä.M97])" office:value-type="string" office:string-value="" calcext:value-type="error">
            <text:p>Err:508</text:p>
          </table:covered-table-cell>
          <table:covered-table-cell table:style-name="ce72" table:formula="of:=IF(#REF!.[Heinä.N97]=&quot;&quot;;&quot;&quot;;#REF!.[Heinä.N97])" office:value-type="string" office:string-value="" calcext:value-type="error">
            <text:p>Err:508</text:p>
          </table:covered-table-cell>
          <table:covered-table-cell table:style-name="ce72" table:formula="of:=IF(#REF!.[Heinä.O97]=&quot;&quot;;&quot;&quot;;#REF!.[Heinä.O97])" office:value-type="string" office:string-value="" calcext:value-type="error">
            <text:p>Err:508</text:p>
          </table:covered-table-cell>
          <table:covered-table-cell table:style-name="ce72" table:formula="of:=IF(#REF!.[Heinä.P97]=&quot;&quot;;&quot;&quot;;#REF!.[Heinä.P97])" office:value-type="string" office:string-value="" calcext:value-type="error">
            <text:p>Err:508</text:p>
          </table:covered-table-cell>
          <table:covered-table-cell table:style-name="ce72" table:formula="of:=IF(#REF!.[Heinä.Q97]=&quot;&quot;;&quot;&quot;;#REF!.[Heinä.Q97])" office:value-type="string" office:string-value="" calcext:value-type="error">
            <text:p>Err:508</text:p>
          </table:covered-table-cell>
          <table:covered-table-cell table:style-name="ce72" table:formula="of:=IF(#REF!.[Heinä.R97]=&quot;&quot;;&quot;&quot;;#REF!.[Heinä.R97])" office:value-type="string" office:string-value="" calcext:value-type="error">
            <text:p>Err:508</text:p>
          </table:covered-table-cell>
          <table:covered-table-cell table:style-name="ce72" table:formula="of:=IF(#REF!.[Heinä.S97]=&quot;&quot;;&quot;&quot;;#REF!.[Heinä.S97])" office:value-type="string" office:string-value="" calcext:value-type="error">
            <text:p>Err:508</text:p>
          </table:covered-table-cell>
          <table:covered-table-cell table:style-name="ce72" table:formula="of:=IF(#REF!.[Heinä.T97]=&quot;&quot;;&quot;&quot;;#REF!.[Heinä.T97])" office:value-type="string" office:string-value="" calcext:value-type="error">
            <text:p>Err:508</text:p>
          </table:covered-table-cell>
          <table:covered-table-cell table:style-name="ce77" table:formula="of:=IF(#REF!.[Heinä.U97]=&quot;&quot;;&quot;&quot;;#REF!.[Heinä.U97])" office:value-type="string" office:string-value="" calcext:value-type="error">
            <text:p>Err:508</text:p>
          </table:covered-table-cell>
        </table:table-row>
        <table:table-row table:style-name="ro1">
          <table:table-cell table:formula="of:=IF([$_data_.A454];[$_data_.A454];&quot;&quot;)">
            <text:p/>
          </table:table-cell>
          <table:table-cell table:style-name="ce28" table:formula="of:=IF([$_data_.V454]=&quot;&quot;;&quot;&quot;;[$_data_.V454])" table:number-columns-spanned="20" table:number-rows-spanned="1">
            <text:p/>
          </table:table-cell>
          <table:covered-table-cell table:style-name="ce72" table:formula="of:=IF(#REF!.[Heinä.C98]=&quot;&quot;;&quot;&quot;;#REF!.[Heinä.C98])" office:value-type="string" office:string-value="" calcext:value-type="error">
            <text:p>Err:508</text:p>
          </table:covered-table-cell>
          <table:covered-table-cell table:style-name="ce72" table:formula="of:=IF(#REF!.[Heinä.D98]=&quot;&quot;;&quot;&quot;;#REF!.[Heinä.D9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8]=&quot;&quot;;&quot;&quot;;#REF!.[Heinä.F98])" office:value-type="string" office:string-value="" calcext:value-type="error">
            <text:p>Err:508</text:p>
          </table:covered-table-cell>
          <table:covered-table-cell table:style-name="ce72" table:formula="of:=IF(#REF!.[Heinä.G98]=&quot;&quot;;&quot;&quot;;#REF!.[Heinä.G98])" office:value-type="string" office:string-value="" calcext:value-type="error">
            <text:p>Err:508</text:p>
          </table:covered-table-cell>
          <table:covered-table-cell table:style-name="ce72" table:formula="of:=IF(#REF!.[Heinä.H98]=&quot;&quot;;&quot;&quot;;#REF!.[Heinä.H98])" office:value-type="string" office:string-value="" calcext:value-type="error">
            <text:p>Err:508</text:p>
          </table:covered-table-cell>
          <table:covered-table-cell table:style-name="ce72" table:formula="of:=IF(#REF!.[Heinä.I98]=&quot;&quot;;&quot;&quot;;#REF!.[Heinä.I98])" office:value-type="string" office:string-value="" calcext:value-type="error">
            <text:p>Err:508</text:p>
          </table:covered-table-cell>
          <table:covered-table-cell table:style-name="ce72" table:formula="of:=IF(#REF!.[Heinä.J98]=&quot;&quot;;&quot;&quot;;#REF!.[Heinä.J98])" office:value-type="string" office:string-value="" calcext:value-type="error">
            <text:p>Err:508</text:p>
          </table:covered-table-cell>
          <table:covered-table-cell table:style-name="ce72" table:formula="of:=IF(#REF!.[Heinä.K98]=&quot;&quot;;&quot;&quot;;#REF!.[Heinä.K98])" office:value-type="string" office:string-value="" calcext:value-type="error">
            <text:p>Err:508</text:p>
          </table:covered-table-cell>
          <table:covered-table-cell table:style-name="ce72" table:formula="of:=IF(#REF!.[Heinä.L98]=&quot;&quot;;&quot;&quot;;#REF!.[Heinä.L98])" office:value-type="string" office:string-value="" calcext:value-type="error">
            <text:p>Err:508</text:p>
          </table:covered-table-cell>
          <table:covered-table-cell table:style-name="ce72" table:formula="of:=IF(#REF!.[Heinä.M98]=&quot;&quot;;&quot;&quot;;#REF!.[Heinä.M98])" office:value-type="string" office:string-value="" calcext:value-type="error">
            <text:p>Err:508</text:p>
          </table:covered-table-cell>
          <table:covered-table-cell table:style-name="ce72" table:formula="of:=IF(#REF!.[Heinä.N98]=&quot;&quot;;&quot;&quot;;#REF!.[Heinä.N98])" office:value-type="string" office:string-value="" calcext:value-type="error">
            <text:p>Err:508</text:p>
          </table:covered-table-cell>
          <table:covered-table-cell table:style-name="ce72" table:formula="of:=IF(#REF!.[Heinä.O98]=&quot;&quot;;&quot;&quot;;#REF!.[Heinä.O98])" office:value-type="string" office:string-value="" calcext:value-type="error">
            <text:p>Err:508</text:p>
          </table:covered-table-cell>
          <table:covered-table-cell table:style-name="ce72" table:formula="of:=IF(#REF!.[Heinä.P98]=&quot;&quot;;&quot;&quot;;#REF!.[Heinä.P98])" office:value-type="string" office:string-value="" calcext:value-type="error">
            <text:p>Err:508</text:p>
          </table:covered-table-cell>
          <table:covered-table-cell table:style-name="ce72" table:formula="of:=IF(#REF!.[Heinä.Q98]=&quot;&quot;;&quot;&quot;;#REF!.[Heinä.Q98])" office:value-type="string" office:string-value="" calcext:value-type="error">
            <text:p>Err:508</text:p>
          </table:covered-table-cell>
          <table:covered-table-cell table:style-name="ce72" table:formula="of:=IF(#REF!.[Heinä.R98]=&quot;&quot;;&quot;&quot;;#REF!.[Heinä.R98])" office:value-type="string" office:string-value="" calcext:value-type="error">
            <text:p>Err:508</text:p>
          </table:covered-table-cell>
          <table:covered-table-cell table:style-name="ce72" table:formula="of:=IF(#REF!.[Heinä.S98]=&quot;&quot;;&quot;&quot;;#REF!.[Heinä.S98])" office:value-type="string" office:string-value="" calcext:value-type="error">
            <text:p>Err:508</text:p>
          </table:covered-table-cell>
          <table:covered-table-cell table:style-name="ce72" table:formula="of:=IF(#REF!.[Heinä.T98]=&quot;&quot;;&quot;&quot;;#REF!.[Heinä.T98])" office:value-type="string" office:string-value="" calcext:value-type="error">
            <text:p>Err:508</text:p>
          </table:covered-table-cell>
          <table:covered-table-cell table:style-name="ce77" table:formula="of:=IF(#REF!.[Heinä.U98]=&quot;&quot;;&quot;&quot;;#REF!.[Heinä.U98])" office:value-type="string" office:string-value="" calcext:value-type="error">
            <text:p>Err:508</text:p>
          </table:covered-table-cell>
        </table:table-row>
        <table:table-row table:style-name="ro1">
          <table:table-cell table:formula="of:=IF([$_data_.A455];[$_data_.A455];&quot;&quot;)">
            <text:p/>
          </table:table-cell>
          <table:table-cell table:style-name="ce28" table:formula="of:=IF([$_data_.V455]=&quot;&quot;;&quot;&quot;;[$_data_.V455])" table:number-columns-spanned="20" table:number-rows-spanned="1">
            <text:p/>
          </table:table-cell>
          <table:covered-table-cell table:style-name="ce72" table:formula="of:=IF(#REF!.[Heinä.C99]=&quot;&quot;;&quot;&quot;;#REF!.[Heinä.C99])" office:value-type="string" office:string-value="" calcext:value-type="error">
            <text:p>Err:508</text:p>
          </table:covered-table-cell>
          <table:covered-table-cell table:style-name="ce72" table:formula="of:=IF(#REF!.[Heinä.D99]=&quot;&quot;;&quot;&quot;;#REF!.[Heinä.D9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99]=&quot;&quot;;&quot;&quot;;#REF!.[Heinä.F99])" office:value-type="string" office:string-value="" calcext:value-type="error">
            <text:p>Err:508</text:p>
          </table:covered-table-cell>
          <table:covered-table-cell table:style-name="ce72" table:formula="of:=IF(#REF!.[Heinä.G99]=&quot;&quot;;&quot;&quot;;#REF!.[Heinä.G99])" office:value-type="string" office:string-value="" calcext:value-type="error">
            <text:p>Err:508</text:p>
          </table:covered-table-cell>
          <table:covered-table-cell table:style-name="ce72" table:formula="of:=IF(#REF!.[Heinä.H99]=&quot;&quot;;&quot;&quot;;#REF!.[Heinä.H99])" office:value-type="string" office:string-value="" calcext:value-type="error">
            <text:p>Err:508</text:p>
          </table:covered-table-cell>
          <table:covered-table-cell table:style-name="ce72" table:formula="of:=IF(#REF!.[Heinä.I99]=&quot;&quot;;&quot;&quot;;#REF!.[Heinä.I99])" office:value-type="string" office:string-value="" calcext:value-type="error">
            <text:p>Err:508</text:p>
          </table:covered-table-cell>
          <table:covered-table-cell table:style-name="ce72" table:formula="of:=IF(#REF!.[Heinä.J99]=&quot;&quot;;&quot;&quot;;#REF!.[Heinä.J99])" office:value-type="string" office:string-value="" calcext:value-type="error">
            <text:p>Err:508</text:p>
          </table:covered-table-cell>
          <table:covered-table-cell table:style-name="ce72" table:formula="of:=IF(#REF!.[Heinä.K99]=&quot;&quot;;&quot;&quot;;#REF!.[Heinä.K99])" office:value-type="string" office:string-value="" calcext:value-type="error">
            <text:p>Err:508</text:p>
          </table:covered-table-cell>
          <table:covered-table-cell table:style-name="ce72" table:formula="of:=IF(#REF!.[Heinä.L99]=&quot;&quot;;&quot;&quot;;#REF!.[Heinä.L99])" office:value-type="string" office:string-value="" calcext:value-type="error">
            <text:p>Err:508</text:p>
          </table:covered-table-cell>
          <table:covered-table-cell table:style-name="ce72" table:formula="of:=IF(#REF!.[Heinä.M99]=&quot;&quot;;&quot;&quot;;#REF!.[Heinä.M99])" office:value-type="string" office:string-value="" calcext:value-type="error">
            <text:p>Err:508</text:p>
          </table:covered-table-cell>
          <table:covered-table-cell table:style-name="ce72" table:formula="of:=IF(#REF!.[Heinä.N99]=&quot;&quot;;&quot;&quot;;#REF!.[Heinä.N99])" office:value-type="string" office:string-value="" calcext:value-type="error">
            <text:p>Err:508</text:p>
          </table:covered-table-cell>
          <table:covered-table-cell table:style-name="ce72" table:formula="of:=IF(#REF!.[Heinä.O99]=&quot;&quot;;&quot;&quot;;#REF!.[Heinä.O99])" office:value-type="string" office:string-value="" calcext:value-type="error">
            <text:p>Err:508</text:p>
          </table:covered-table-cell>
          <table:covered-table-cell table:style-name="ce72" table:formula="of:=IF(#REF!.[Heinä.P99]=&quot;&quot;;&quot;&quot;;#REF!.[Heinä.P99])" office:value-type="string" office:string-value="" calcext:value-type="error">
            <text:p>Err:508</text:p>
          </table:covered-table-cell>
          <table:covered-table-cell table:style-name="ce72" table:formula="of:=IF(#REF!.[Heinä.Q99]=&quot;&quot;;&quot;&quot;;#REF!.[Heinä.Q99])" office:value-type="string" office:string-value="" calcext:value-type="error">
            <text:p>Err:508</text:p>
          </table:covered-table-cell>
          <table:covered-table-cell table:style-name="ce72" table:formula="of:=IF(#REF!.[Heinä.R99]=&quot;&quot;;&quot;&quot;;#REF!.[Heinä.R99])" office:value-type="string" office:string-value="" calcext:value-type="error">
            <text:p>Err:508</text:p>
          </table:covered-table-cell>
          <table:covered-table-cell table:style-name="ce72" table:formula="of:=IF(#REF!.[Heinä.S99]=&quot;&quot;;&quot;&quot;;#REF!.[Heinä.S99])" office:value-type="string" office:string-value="" calcext:value-type="error">
            <text:p>Err:508</text:p>
          </table:covered-table-cell>
          <table:covered-table-cell table:style-name="ce72" table:formula="of:=IF(#REF!.[Heinä.T99]=&quot;&quot;;&quot;&quot;;#REF!.[Heinä.T99])" office:value-type="string" office:string-value="" calcext:value-type="error">
            <text:p>Err:508</text:p>
          </table:covered-table-cell>
          <table:covered-table-cell table:style-name="ce77" table:formula="of:=IF(#REF!.[Heinä.U99]=&quot;&quot;;&quot;&quot;;#REF!.[Heinä.U99])" office:value-type="string" office:string-value="" calcext:value-type="error">
            <text:p>Err:508</text:p>
          </table:covered-table-cell>
        </table:table-row>
        <table:table-row table:style-name="ro1">
          <table:table-cell table:formula="of:=IF([$_data_.A456];[$_data_.A456];&quot;&quot;)">
            <text:p/>
          </table:table-cell>
          <table:table-cell table:style-name="ce28" table:formula="of:=IF([$_data_.V456]=&quot;&quot;;&quot;&quot;;[$_data_.V456])" table:number-columns-spanned="20" table:number-rows-spanned="1">
            <text:p/>
          </table:table-cell>
          <table:covered-table-cell table:style-name="ce72" table:formula="of:=IF(#REF!.[Heinä.C100]=&quot;&quot;;&quot;&quot;;#REF!.[Heinä.C100])" office:value-type="string" office:string-value="" calcext:value-type="error">
            <text:p>Err:508</text:p>
          </table:covered-table-cell>
          <table:covered-table-cell table:style-name="ce72" table:formula="of:=IF(#REF!.[Heinä.D100]=&quot;&quot;;&quot;&quot;;#REF!.[Heinä.D10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0]=&quot;&quot;;&quot;&quot;;#REF!.[Heinä.F100])" office:value-type="string" office:string-value="" calcext:value-type="error">
            <text:p>Err:508</text:p>
          </table:covered-table-cell>
          <table:covered-table-cell table:style-name="ce72" table:formula="of:=IF(#REF!.[Heinä.G100]=&quot;&quot;;&quot;&quot;;#REF!.[Heinä.G100])" office:value-type="string" office:string-value="" calcext:value-type="error">
            <text:p>Err:508</text:p>
          </table:covered-table-cell>
          <table:covered-table-cell table:style-name="ce72" table:formula="of:=IF(#REF!.[Heinä.H100]=&quot;&quot;;&quot;&quot;;#REF!.[Heinä.H100])" office:value-type="string" office:string-value="" calcext:value-type="error">
            <text:p>Err:508</text:p>
          </table:covered-table-cell>
          <table:covered-table-cell table:style-name="ce72" table:formula="of:=IF(#REF!.[Heinä.I100]=&quot;&quot;;&quot;&quot;;#REF!.[Heinä.I100])" office:value-type="string" office:string-value="" calcext:value-type="error">
            <text:p>Err:508</text:p>
          </table:covered-table-cell>
          <table:covered-table-cell table:style-name="ce72" table:formula="of:=IF(#REF!.[Heinä.J100]=&quot;&quot;;&quot;&quot;;#REF!.[Heinä.J100])" office:value-type="string" office:string-value="" calcext:value-type="error">
            <text:p>Err:508</text:p>
          </table:covered-table-cell>
          <table:covered-table-cell table:style-name="ce72" table:formula="of:=IF(#REF!.[Heinä.K100]=&quot;&quot;;&quot;&quot;;#REF!.[Heinä.K100])" office:value-type="string" office:string-value="" calcext:value-type="error">
            <text:p>Err:508</text:p>
          </table:covered-table-cell>
          <table:covered-table-cell table:style-name="ce72" table:formula="of:=IF(#REF!.[Heinä.L100]=&quot;&quot;;&quot;&quot;;#REF!.[Heinä.L100])" office:value-type="string" office:string-value="" calcext:value-type="error">
            <text:p>Err:508</text:p>
          </table:covered-table-cell>
          <table:covered-table-cell table:style-name="ce72" table:formula="of:=IF(#REF!.[Heinä.M100]=&quot;&quot;;&quot;&quot;;#REF!.[Heinä.M100])" office:value-type="string" office:string-value="" calcext:value-type="error">
            <text:p>Err:508</text:p>
          </table:covered-table-cell>
          <table:covered-table-cell table:style-name="ce72" table:formula="of:=IF(#REF!.[Heinä.N100]=&quot;&quot;;&quot;&quot;;#REF!.[Heinä.N100])" office:value-type="string" office:string-value="" calcext:value-type="error">
            <text:p>Err:508</text:p>
          </table:covered-table-cell>
          <table:covered-table-cell table:style-name="ce72" table:formula="of:=IF(#REF!.[Heinä.O100]=&quot;&quot;;&quot;&quot;;#REF!.[Heinä.O100])" office:value-type="string" office:string-value="" calcext:value-type="error">
            <text:p>Err:508</text:p>
          </table:covered-table-cell>
          <table:covered-table-cell table:style-name="ce72" table:formula="of:=IF(#REF!.[Heinä.P100]=&quot;&quot;;&quot;&quot;;#REF!.[Heinä.P100])" office:value-type="string" office:string-value="" calcext:value-type="error">
            <text:p>Err:508</text:p>
          </table:covered-table-cell>
          <table:covered-table-cell table:style-name="ce72" table:formula="of:=IF(#REF!.[Heinä.Q100]=&quot;&quot;;&quot;&quot;;#REF!.[Heinä.Q100])" office:value-type="string" office:string-value="" calcext:value-type="error">
            <text:p>Err:508</text:p>
          </table:covered-table-cell>
          <table:covered-table-cell table:style-name="ce72" table:formula="of:=IF(#REF!.[Heinä.R100]=&quot;&quot;;&quot;&quot;;#REF!.[Heinä.R100])" office:value-type="string" office:string-value="" calcext:value-type="error">
            <text:p>Err:508</text:p>
          </table:covered-table-cell>
          <table:covered-table-cell table:style-name="ce72" table:formula="of:=IF(#REF!.[Heinä.S100]=&quot;&quot;;&quot;&quot;;#REF!.[Heinä.S100])" office:value-type="string" office:string-value="" calcext:value-type="error">
            <text:p>Err:508</text:p>
          </table:covered-table-cell>
          <table:covered-table-cell table:style-name="ce72" table:formula="of:=IF(#REF!.[Heinä.T100]=&quot;&quot;;&quot;&quot;;#REF!.[Heinä.T100])" office:value-type="string" office:string-value="" calcext:value-type="error">
            <text:p>Err:508</text:p>
          </table:covered-table-cell>
          <table:covered-table-cell table:style-name="ce77" table:formula="of:=IF(#REF!.[Heinä.U100]=&quot;&quot;;&quot;&quot;;#REF!.[Heinä.U100])" office:value-type="string" office:string-value="" calcext:value-type="error">
            <text:p>Err:508</text:p>
          </table:covered-table-cell>
        </table:table-row>
        <table:table-row table:style-name="ro1">
          <table:table-cell table:formula="of:=IF([$_data_.A457];[$_data_.A457];&quot;&quot;)">
            <text:p/>
          </table:table-cell>
          <table:table-cell table:style-name="ce28" table:formula="of:=IF([$_data_.V457]=&quot;&quot;;&quot;&quot;;[$_data_.V457])" table:number-columns-spanned="20" table:number-rows-spanned="1">
            <text:p/>
          </table:table-cell>
          <table:covered-table-cell table:style-name="ce72" table:formula="of:=IF(#REF!.[Heinä.C101]=&quot;&quot;;&quot;&quot;;#REF!.[Heinä.C101])" office:value-type="string" office:string-value="" calcext:value-type="error">
            <text:p>Err:508</text:p>
          </table:covered-table-cell>
          <table:covered-table-cell table:style-name="ce72" table:formula="of:=IF(#REF!.[Heinä.D101]=&quot;&quot;;&quot;&quot;;#REF!.[Heinä.D10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1]=&quot;&quot;;&quot;&quot;;#REF!.[Heinä.F101])" office:value-type="string" office:string-value="" calcext:value-type="error">
            <text:p>Err:508</text:p>
          </table:covered-table-cell>
          <table:covered-table-cell table:style-name="ce72" table:formula="of:=IF(#REF!.[Heinä.G101]=&quot;&quot;;&quot;&quot;;#REF!.[Heinä.G101])" office:value-type="string" office:string-value="" calcext:value-type="error">
            <text:p>Err:508</text:p>
          </table:covered-table-cell>
          <table:covered-table-cell table:style-name="ce72" table:formula="of:=IF(#REF!.[Heinä.H101]=&quot;&quot;;&quot;&quot;;#REF!.[Heinä.H101])" office:value-type="string" office:string-value="" calcext:value-type="error">
            <text:p>Err:508</text:p>
          </table:covered-table-cell>
          <table:covered-table-cell table:style-name="ce72" table:formula="of:=IF(#REF!.[Heinä.I101]=&quot;&quot;;&quot;&quot;;#REF!.[Heinä.I101])" office:value-type="string" office:string-value="" calcext:value-type="error">
            <text:p>Err:508</text:p>
          </table:covered-table-cell>
          <table:covered-table-cell table:style-name="ce72" table:formula="of:=IF(#REF!.[Heinä.J101]=&quot;&quot;;&quot;&quot;;#REF!.[Heinä.J101])" office:value-type="string" office:string-value="" calcext:value-type="error">
            <text:p>Err:508</text:p>
          </table:covered-table-cell>
          <table:covered-table-cell table:style-name="ce72" table:formula="of:=IF(#REF!.[Heinä.K101]=&quot;&quot;;&quot;&quot;;#REF!.[Heinä.K101])" office:value-type="string" office:string-value="" calcext:value-type="error">
            <text:p>Err:508</text:p>
          </table:covered-table-cell>
          <table:covered-table-cell table:style-name="ce72" table:formula="of:=IF(#REF!.[Heinä.L101]=&quot;&quot;;&quot;&quot;;#REF!.[Heinä.L101])" office:value-type="string" office:string-value="" calcext:value-type="error">
            <text:p>Err:508</text:p>
          </table:covered-table-cell>
          <table:covered-table-cell table:style-name="ce72" table:formula="of:=IF(#REF!.[Heinä.M101]=&quot;&quot;;&quot;&quot;;#REF!.[Heinä.M101])" office:value-type="string" office:string-value="" calcext:value-type="error">
            <text:p>Err:508</text:p>
          </table:covered-table-cell>
          <table:covered-table-cell table:style-name="ce72" table:formula="of:=IF(#REF!.[Heinä.N101]=&quot;&quot;;&quot;&quot;;#REF!.[Heinä.N101])" office:value-type="string" office:string-value="" calcext:value-type="error">
            <text:p>Err:508</text:p>
          </table:covered-table-cell>
          <table:covered-table-cell table:style-name="ce72" table:formula="of:=IF(#REF!.[Heinä.O101]=&quot;&quot;;&quot;&quot;;#REF!.[Heinä.O101])" office:value-type="string" office:string-value="" calcext:value-type="error">
            <text:p>Err:508</text:p>
          </table:covered-table-cell>
          <table:covered-table-cell table:style-name="ce72" table:formula="of:=IF(#REF!.[Heinä.P101]=&quot;&quot;;&quot;&quot;;#REF!.[Heinä.P101])" office:value-type="string" office:string-value="" calcext:value-type="error">
            <text:p>Err:508</text:p>
          </table:covered-table-cell>
          <table:covered-table-cell table:style-name="ce72" table:formula="of:=IF(#REF!.[Heinä.Q101]=&quot;&quot;;&quot;&quot;;#REF!.[Heinä.Q101])" office:value-type="string" office:string-value="" calcext:value-type="error">
            <text:p>Err:508</text:p>
          </table:covered-table-cell>
          <table:covered-table-cell table:style-name="ce72" table:formula="of:=IF(#REF!.[Heinä.R101]=&quot;&quot;;&quot;&quot;;#REF!.[Heinä.R101])" office:value-type="string" office:string-value="" calcext:value-type="error">
            <text:p>Err:508</text:p>
          </table:covered-table-cell>
          <table:covered-table-cell table:style-name="ce72" table:formula="of:=IF(#REF!.[Heinä.S101]=&quot;&quot;;&quot;&quot;;#REF!.[Heinä.S101])" office:value-type="string" office:string-value="" calcext:value-type="error">
            <text:p>Err:508</text:p>
          </table:covered-table-cell>
          <table:covered-table-cell table:style-name="ce72" table:formula="of:=IF(#REF!.[Heinä.T101]=&quot;&quot;;&quot;&quot;;#REF!.[Heinä.T101])" office:value-type="string" office:string-value="" calcext:value-type="error">
            <text:p>Err:508</text:p>
          </table:covered-table-cell>
          <table:covered-table-cell table:style-name="ce77" table:formula="of:=IF(#REF!.[Heinä.U101]=&quot;&quot;;&quot;&quot;;#REF!.[Heinä.U101])" office:value-type="string" office:string-value="" calcext:value-type="error">
            <text:p>Err:508</text:p>
          </table:covered-table-cell>
        </table:table-row>
        <table:table-row table:style-name="ro1">
          <table:table-cell table:formula="of:=IF([$_data_.A458];[$_data_.A458];&quot;&quot;)">
            <text:p/>
          </table:table-cell>
          <table:table-cell table:style-name="ce28" table:formula="of:=IF([$_data_.V458]=&quot;&quot;;&quot;&quot;;[$_data_.V458])" table:number-columns-spanned="20" table:number-rows-spanned="1">
            <text:p/>
          </table:table-cell>
          <table:covered-table-cell table:style-name="ce72" table:formula="of:=IF(#REF!.[Heinä.C102]=&quot;&quot;;&quot;&quot;;#REF!.[Heinä.C102])" office:value-type="string" office:string-value="" calcext:value-type="error">
            <text:p>Err:508</text:p>
          </table:covered-table-cell>
          <table:covered-table-cell table:style-name="ce72" table:formula="of:=IF(#REF!.[Heinä.D102]=&quot;&quot;;&quot;&quot;;#REF!.[Heinä.D10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2]=&quot;&quot;;&quot;&quot;;#REF!.[Heinä.F102])" office:value-type="string" office:string-value="" calcext:value-type="error">
            <text:p>Err:508</text:p>
          </table:covered-table-cell>
          <table:covered-table-cell table:style-name="ce72" table:formula="of:=IF(#REF!.[Heinä.G102]=&quot;&quot;;&quot;&quot;;#REF!.[Heinä.G102])" office:value-type="string" office:string-value="" calcext:value-type="error">
            <text:p>Err:508</text:p>
          </table:covered-table-cell>
          <table:covered-table-cell table:style-name="ce72" table:formula="of:=IF(#REF!.[Heinä.H102]=&quot;&quot;;&quot;&quot;;#REF!.[Heinä.H102])" office:value-type="string" office:string-value="" calcext:value-type="error">
            <text:p>Err:508</text:p>
          </table:covered-table-cell>
          <table:covered-table-cell table:style-name="ce72" table:formula="of:=IF(#REF!.[Heinä.I102]=&quot;&quot;;&quot;&quot;;#REF!.[Heinä.I102])" office:value-type="string" office:string-value="" calcext:value-type="error">
            <text:p>Err:508</text:p>
          </table:covered-table-cell>
          <table:covered-table-cell table:style-name="ce72" table:formula="of:=IF(#REF!.[Heinä.J102]=&quot;&quot;;&quot;&quot;;#REF!.[Heinä.J102])" office:value-type="string" office:string-value="" calcext:value-type="error">
            <text:p>Err:508</text:p>
          </table:covered-table-cell>
          <table:covered-table-cell table:style-name="ce72" table:formula="of:=IF(#REF!.[Heinä.K102]=&quot;&quot;;&quot;&quot;;#REF!.[Heinä.K102])" office:value-type="string" office:string-value="" calcext:value-type="error">
            <text:p>Err:508</text:p>
          </table:covered-table-cell>
          <table:covered-table-cell table:style-name="ce72" table:formula="of:=IF(#REF!.[Heinä.L102]=&quot;&quot;;&quot;&quot;;#REF!.[Heinä.L102])" office:value-type="string" office:string-value="" calcext:value-type="error">
            <text:p>Err:508</text:p>
          </table:covered-table-cell>
          <table:covered-table-cell table:style-name="ce72" table:formula="of:=IF(#REF!.[Heinä.M102]=&quot;&quot;;&quot;&quot;;#REF!.[Heinä.M102])" office:value-type="string" office:string-value="" calcext:value-type="error">
            <text:p>Err:508</text:p>
          </table:covered-table-cell>
          <table:covered-table-cell table:style-name="ce72" table:formula="of:=IF(#REF!.[Heinä.N102]=&quot;&quot;;&quot;&quot;;#REF!.[Heinä.N102])" office:value-type="string" office:string-value="" calcext:value-type="error">
            <text:p>Err:508</text:p>
          </table:covered-table-cell>
          <table:covered-table-cell table:style-name="ce72" table:formula="of:=IF(#REF!.[Heinä.O102]=&quot;&quot;;&quot;&quot;;#REF!.[Heinä.O102])" office:value-type="string" office:string-value="" calcext:value-type="error">
            <text:p>Err:508</text:p>
          </table:covered-table-cell>
          <table:covered-table-cell table:style-name="ce72" table:formula="of:=IF(#REF!.[Heinä.P102]=&quot;&quot;;&quot;&quot;;#REF!.[Heinä.P102])" office:value-type="string" office:string-value="" calcext:value-type="error">
            <text:p>Err:508</text:p>
          </table:covered-table-cell>
          <table:covered-table-cell table:style-name="ce72" table:formula="of:=IF(#REF!.[Heinä.Q102]=&quot;&quot;;&quot;&quot;;#REF!.[Heinä.Q102])" office:value-type="string" office:string-value="" calcext:value-type="error">
            <text:p>Err:508</text:p>
          </table:covered-table-cell>
          <table:covered-table-cell table:style-name="ce72" table:formula="of:=IF(#REF!.[Heinä.R102]=&quot;&quot;;&quot;&quot;;#REF!.[Heinä.R102])" office:value-type="string" office:string-value="" calcext:value-type="error">
            <text:p>Err:508</text:p>
          </table:covered-table-cell>
          <table:covered-table-cell table:style-name="ce72" table:formula="of:=IF(#REF!.[Heinä.S102]=&quot;&quot;;&quot;&quot;;#REF!.[Heinä.S102])" office:value-type="string" office:string-value="" calcext:value-type="error">
            <text:p>Err:508</text:p>
          </table:covered-table-cell>
          <table:covered-table-cell table:style-name="ce72" table:formula="of:=IF(#REF!.[Heinä.T102]=&quot;&quot;;&quot;&quot;;#REF!.[Heinä.T102])" office:value-type="string" office:string-value="" calcext:value-type="error">
            <text:p>Err:508</text:p>
          </table:covered-table-cell>
          <table:covered-table-cell table:style-name="ce77" table:formula="of:=IF(#REF!.[Heinä.U102]=&quot;&quot;;&quot;&quot;;#REF!.[Heinä.U102])" office:value-type="string" office:string-value="" calcext:value-type="error">
            <text:p>Err:508</text:p>
          </table:covered-table-cell>
        </table:table-row>
        <table:table-row table:style-name="ro1">
          <table:table-cell table:formula="of:=IF([$_data_.A459];[$_data_.A459];&quot;&quot;)">
            <text:p/>
          </table:table-cell>
          <table:table-cell table:style-name="ce28" table:formula="of:=IF([$_data_.V459]=&quot;&quot;;&quot;&quot;;[$_data_.V459])" table:number-columns-spanned="20" table:number-rows-spanned="1">
            <text:p/>
          </table:table-cell>
          <table:covered-table-cell table:style-name="ce72" table:formula="of:=IF(#REF!.[Heinä.C103]=&quot;&quot;;&quot;&quot;;#REF!.[Heinä.C103])" office:value-type="string" office:string-value="" calcext:value-type="error">
            <text:p>Err:508</text:p>
          </table:covered-table-cell>
          <table:covered-table-cell table:style-name="ce72" table:formula="of:=IF(#REF!.[Heinä.D103]=&quot;&quot;;&quot;&quot;;#REF!.[Heinä.D10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3]=&quot;&quot;;&quot;&quot;;#REF!.[Heinä.F103])" office:value-type="string" office:string-value="" calcext:value-type="error">
            <text:p>Err:508</text:p>
          </table:covered-table-cell>
          <table:covered-table-cell table:style-name="ce72" table:formula="of:=IF(#REF!.[Heinä.G103]=&quot;&quot;;&quot;&quot;;#REF!.[Heinä.G103])" office:value-type="string" office:string-value="" calcext:value-type="error">
            <text:p>Err:508</text:p>
          </table:covered-table-cell>
          <table:covered-table-cell table:style-name="ce72" table:formula="of:=IF(#REF!.[Heinä.H103]=&quot;&quot;;&quot;&quot;;#REF!.[Heinä.H103])" office:value-type="string" office:string-value="" calcext:value-type="error">
            <text:p>Err:508</text:p>
          </table:covered-table-cell>
          <table:covered-table-cell table:style-name="ce72" table:formula="of:=IF(#REF!.[Heinä.I103]=&quot;&quot;;&quot;&quot;;#REF!.[Heinä.I103])" office:value-type="string" office:string-value="" calcext:value-type="error">
            <text:p>Err:508</text:p>
          </table:covered-table-cell>
          <table:covered-table-cell table:style-name="ce72" table:formula="of:=IF(#REF!.[Heinä.J103]=&quot;&quot;;&quot;&quot;;#REF!.[Heinä.J103])" office:value-type="string" office:string-value="" calcext:value-type="error">
            <text:p>Err:508</text:p>
          </table:covered-table-cell>
          <table:covered-table-cell table:style-name="ce72" table:formula="of:=IF(#REF!.[Heinä.K103]=&quot;&quot;;&quot;&quot;;#REF!.[Heinä.K103])" office:value-type="string" office:string-value="" calcext:value-type="error">
            <text:p>Err:508</text:p>
          </table:covered-table-cell>
          <table:covered-table-cell table:style-name="ce72" table:formula="of:=IF(#REF!.[Heinä.L103]=&quot;&quot;;&quot;&quot;;#REF!.[Heinä.L103])" office:value-type="string" office:string-value="" calcext:value-type="error">
            <text:p>Err:508</text:p>
          </table:covered-table-cell>
          <table:covered-table-cell table:style-name="ce72" table:formula="of:=IF(#REF!.[Heinä.M103]=&quot;&quot;;&quot;&quot;;#REF!.[Heinä.M103])" office:value-type="string" office:string-value="" calcext:value-type="error">
            <text:p>Err:508</text:p>
          </table:covered-table-cell>
          <table:covered-table-cell table:style-name="ce72" table:formula="of:=IF(#REF!.[Heinä.N103]=&quot;&quot;;&quot;&quot;;#REF!.[Heinä.N103])" office:value-type="string" office:string-value="" calcext:value-type="error">
            <text:p>Err:508</text:p>
          </table:covered-table-cell>
          <table:covered-table-cell table:style-name="ce72" table:formula="of:=IF(#REF!.[Heinä.O103]=&quot;&quot;;&quot;&quot;;#REF!.[Heinä.O103])" office:value-type="string" office:string-value="" calcext:value-type="error">
            <text:p>Err:508</text:p>
          </table:covered-table-cell>
          <table:covered-table-cell table:style-name="ce72" table:formula="of:=IF(#REF!.[Heinä.P103]=&quot;&quot;;&quot;&quot;;#REF!.[Heinä.P103])" office:value-type="string" office:string-value="" calcext:value-type="error">
            <text:p>Err:508</text:p>
          </table:covered-table-cell>
          <table:covered-table-cell table:style-name="ce72" table:formula="of:=IF(#REF!.[Heinä.Q103]=&quot;&quot;;&quot;&quot;;#REF!.[Heinä.Q103])" office:value-type="string" office:string-value="" calcext:value-type="error">
            <text:p>Err:508</text:p>
          </table:covered-table-cell>
          <table:covered-table-cell table:style-name="ce72" table:formula="of:=IF(#REF!.[Heinä.R103]=&quot;&quot;;&quot;&quot;;#REF!.[Heinä.R103])" office:value-type="string" office:string-value="" calcext:value-type="error">
            <text:p>Err:508</text:p>
          </table:covered-table-cell>
          <table:covered-table-cell table:style-name="ce72" table:formula="of:=IF(#REF!.[Heinä.S103]=&quot;&quot;;&quot;&quot;;#REF!.[Heinä.S103])" office:value-type="string" office:string-value="" calcext:value-type="error">
            <text:p>Err:508</text:p>
          </table:covered-table-cell>
          <table:covered-table-cell table:style-name="ce72" table:formula="of:=IF(#REF!.[Heinä.T103]=&quot;&quot;;&quot;&quot;;#REF!.[Heinä.T103])" office:value-type="string" office:string-value="" calcext:value-type="error">
            <text:p>Err:508</text:p>
          </table:covered-table-cell>
          <table:covered-table-cell table:style-name="ce77" table:formula="of:=IF(#REF!.[Heinä.U103]=&quot;&quot;;&quot;&quot;;#REF!.[Heinä.U103])" office:value-type="string" office:string-value="" calcext:value-type="error">
            <text:p>Err:508</text:p>
          </table:covered-table-cell>
        </table:table-row>
        <table:table-row table:style-name="ro1">
          <table:table-cell table:formula="of:=IF([$_data_.A460];[$_data_.A460];&quot;&quot;)">
            <text:p/>
          </table:table-cell>
          <table:table-cell table:style-name="ce28" table:formula="of:=IF([$_data_.V460]=&quot;&quot;;&quot;&quot;;[$_data_.V460])" table:number-columns-spanned="20" table:number-rows-spanned="1">
            <text:p/>
          </table:table-cell>
          <table:covered-table-cell table:style-name="ce72" table:formula="of:=IF(#REF!.[Heinä.C104]=&quot;&quot;;&quot;&quot;;#REF!.[Heinä.C104])" office:value-type="string" office:string-value="" calcext:value-type="error">
            <text:p>Err:508</text:p>
          </table:covered-table-cell>
          <table:covered-table-cell table:style-name="ce72" table:formula="of:=IF(#REF!.[Heinä.D104]=&quot;&quot;;&quot;&quot;;#REF!.[Heinä.D10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4]=&quot;&quot;;&quot;&quot;;#REF!.[Heinä.F104])" office:value-type="string" office:string-value="" calcext:value-type="error">
            <text:p>Err:508</text:p>
          </table:covered-table-cell>
          <table:covered-table-cell table:style-name="ce72" table:formula="of:=IF(#REF!.[Heinä.G104]=&quot;&quot;;&quot;&quot;;#REF!.[Heinä.G104])" office:value-type="string" office:string-value="" calcext:value-type="error">
            <text:p>Err:508</text:p>
          </table:covered-table-cell>
          <table:covered-table-cell table:style-name="ce72" table:formula="of:=IF(#REF!.[Heinä.H104]=&quot;&quot;;&quot;&quot;;#REF!.[Heinä.H104])" office:value-type="string" office:string-value="" calcext:value-type="error">
            <text:p>Err:508</text:p>
          </table:covered-table-cell>
          <table:covered-table-cell table:style-name="ce72" table:formula="of:=IF(#REF!.[Heinä.I104]=&quot;&quot;;&quot;&quot;;#REF!.[Heinä.I104])" office:value-type="string" office:string-value="" calcext:value-type="error">
            <text:p>Err:508</text:p>
          </table:covered-table-cell>
          <table:covered-table-cell table:style-name="ce72" table:formula="of:=IF(#REF!.[Heinä.J104]=&quot;&quot;;&quot;&quot;;#REF!.[Heinä.J104])" office:value-type="string" office:string-value="" calcext:value-type="error">
            <text:p>Err:508</text:p>
          </table:covered-table-cell>
          <table:covered-table-cell table:style-name="ce72" table:formula="of:=IF(#REF!.[Heinä.K104]=&quot;&quot;;&quot;&quot;;#REF!.[Heinä.K104])" office:value-type="string" office:string-value="" calcext:value-type="error">
            <text:p>Err:508</text:p>
          </table:covered-table-cell>
          <table:covered-table-cell table:style-name="ce72" table:formula="of:=IF(#REF!.[Heinä.L104]=&quot;&quot;;&quot;&quot;;#REF!.[Heinä.L104])" office:value-type="string" office:string-value="" calcext:value-type="error">
            <text:p>Err:508</text:p>
          </table:covered-table-cell>
          <table:covered-table-cell table:style-name="ce72" table:formula="of:=IF(#REF!.[Heinä.M104]=&quot;&quot;;&quot;&quot;;#REF!.[Heinä.M104])" office:value-type="string" office:string-value="" calcext:value-type="error">
            <text:p>Err:508</text:p>
          </table:covered-table-cell>
          <table:covered-table-cell table:style-name="ce72" table:formula="of:=IF(#REF!.[Heinä.N104]=&quot;&quot;;&quot;&quot;;#REF!.[Heinä.N104])" office:value-type="string" office:string-value="" calcext:value-type="error">
            <text:p>Err:508</text:p>
          </table:covered-table-cell>
          <table:covered-table-cell table:style-name="ce72" table:formula="of:=IF(#REF!.[Heinä.O104]=&quot;&quot;;&quot;&quot;;#REF!.[Heinä.O104])" office:value-type="string" office:string-value="" calcext:value-type="error">
            <text:p>Err:508</text:p>
          </table:covered-table-cell>
          <table:covered-table-cell table:style-name="ce72" table:formula="of:=IF(#REF!.[Heinä.P104]=&quot;&quot;;&quot;&quot;;#REF!.[Heinä.P104])" office:value-type="string" office:string-value="" calcext:value-type="error">
            <text:p>Err:508</text:p>
          </table:covered-table-cell>
          <table:covered-table-cell table:style-name="ce72" table:formula="of:=IF(#REF!.[Heinä.Q104]=&quot;&quot;;&quot;&quot;;#REF!.[Heinä.Q104])" office:value-type="string" office:string-value="" calcext:value-type="error">
            <text:p>Err:508</text:p>
          </table:covered-table-cell>
          <table:covered-table-cell table:style-name="ce72" table:formula="of:=IF(#REF!.[Heinä.R104]=&quot;&quot;;&quot;&quot;;#REF!.[Heinä.R104])" office:value-type="string" office:string-value="" calcext:value-type="error">
            <text:p>Err:508</text:p>
          </table:covered-table-cell>
          <table:covered-table-cell table:style-name="ce72" table:formula="of:=IF(#REF!.[Heinä.S104]=&quot;&quot;;&quot;&quot;;#REF!.[Heinä.S104])" office:value-type="string" office:string-value="" calcext:value-type="error">
            <text:p>Err:508</text:p>
          </table:covered-table-cell>
          <table:covered-table-cell table:style-name="ce72" table:formula="of:=IF(#REF!.[Heinä.T104]=&quot;&quot;;&quot;&quot;;#REF!.[Heinä.T104])" office:value-type="string" office:string-value="" calcext:value-type="error">
            <text:p>Err:508</text:p>
          </table:covered-table-cell>
          <table:covered-table-cell table:style-name="ce77" table:formula="of:=IF(#REF!.[Heinä.U104]=&quot;&quot;;&quot;&quot;;#REF!.[Heinä.U104])" office:value-type="string" office:string-value="" calcext:value-type="error">
            <text:p>Err:508</text:p>
          </table:covered-table-cell>
        </table:table-row>
        <table:table-row table:style-name="ro1">
          <table:table-cell table:formula="of:=IF([$_data_.A461];[$_data_.A461];&quot;&quot;)">
            <text:p/>
          </table:table-cell>
          <table:table-cell table:style-name="ce28" table:formula="of:=IF([$_data_.V461]=&quot;&quot;;&quot;&quot;;[$_data_.V461])" table:number-columns-spanned="20" table:number-rows-spanned="1">
            <text:p/>
          </table:table-cell>
          <table:covered-table-cell table:style-name="ce72" table:formula="of:=IF(#REF!.[Heinä.C105]=&quot;&quot;;&quot;&quot;;#REF!.[Heinä.C105])" office:value-type="string" office:string-value="" calcext:value-type="error">
            <text:p>Err:508</text:p>
          </table:covered-table-cell>
          <table:covered-table-cell table:style-name="ce72" table:formula="of:=IF(#REF!.[Heinä.D105]=&quot;&quot;;&quot;&quot;;#REF!.[Heinä.D10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5]=&quot;&quot;;&quot;&quot;;#REF!.[Heinä.F105])" office:value-type="string" office:string-value="" calcext:value-type="error">
            <text:p>Err:508</text:p>
          </table:covered-table-cell>
          <table:covered-table-cell table:style-name="ce72" table:formula="of:=IF(#REF!.[Heinä.G105]=&quot;&quot;;&quot;&quot;;#REF!.[Heinä.G105])" office:value-type="string" office:string-value="" calcext:value-type="error">
            <text:p>Err:508</text:p>
          </table:covered-table-cell>
          <table:covered-table-cell table:style-name="ce72" table:formula="of:=IF(#REF!.[Heinä.H105]=&quot;&quot;;&quot;&quot;;#REF!.[Heinä.H105])" office:value-type="string" office:string-value="" calcext:value-type="error">
            <text:p>Err:508</text:p>
          </table:covered-table-cell>
          <table:covered-table-cell table:style-name="ce72" table:formula="of:=IF(#REF!.[Heinä.I105]=&quot;&quot;;&quot;&quot;;#REF!.[Heinä.I105])" office:value-type="string" office:string-value="" calcext:value-type="error">
            <text:p>Err:508</text:p>
          </table:covered-table-cell>
          <table:covered-table-cell table:style-name="ce72" table:formula="of:=IF(#REF!.[Heinä.J105]=&quot;&quot;;&quot;&quot;;#REF!.[Heinä.J105])" office:value-type="string" office:string-value="" calcext:value-type="error">
            <text:p>Err:508</text:p>
          </table:covered-table-cell>
          <table:covered-table-cell table:style-name="ce72" table:formula="of:=IF(#REF!.[Heinä.K105]=&quot;&quot;;&quot;&quot;;#REF!.[Heinä.K105])" office:value-type="string" office:string-value="" calcext:value-type="error">
            <text:p>Err:508</text:p>
          </table:covered-table-cell>
          <table:covered-table-cell table:style-name="ce72" table:formula="of:=IF(#REF!.[Heinä.L105]=&quot;&quot;;&quot;&quot;;#REF!.[Heinä.L105])" office:value-type="string" office:string-value="" calcext:value-type="error">
            <text:p>Err:508</text:p>
          </table:covered-table-cell>
          <table:covered-table-cell table:style-name="ce72" table:formula="of:=IF(#REF!.[Heinä.M105]=&quot;&quot;;&quot;&quot;;#REF!.[Heinä.M105])" office:value-type="string" office:string-value="" calcext:value-type="error">
            <text:p>Err:508</text:p>
          </table:covered-table-cell>
          <table:covered-table-cell table:style-name="ce72" table:formula="of:=IF(#REF!.[Heinä.N105]=&quot;&quot;;&quot;&quot;;#REF!.[Heinä.N105])" office:value-type="string" office:string-value="" calcext:value-type="error">
            <text:p>Err:508</text:p>
          </table:covered-table-cell>
          <table:covered-table-cell table:style-name="ce72" table:formula="of:=IF(#REF!.[Heinä.O105]=&quot;&quot;;&quot;&quot;;#REF!.[Heinä.O105])" office:value-type="string" office:string-value="" calcext:value-type="error">
            <text:p>Err:508</text:p>
          </table:covered-table-cell>
          <table:covered-table-cell table:style-name="ce72" table:formula="of:=IF(#REF!.[Heinä.P105]=&quot;&quot;;&quot;&quot;;#REF!.[Heinä.P105])" office:value-type="string" office:string-value="" calcext:value-type="error">
            <text:p>Err:508</text:p>
          </table:covered-table-cell>
          <table:covered-table-cell table:style-name="ce72" table:formula="of:=IF(#REF!.[Heinä.Q105]=&quot;&quot;;&quot;&quot;;#REF!.[Heinä.Q105])" office:value-type="string" office:string-value="" calcext:value-type="error">
            <text:p>Err:508</text:p>
          </table:covered-table-cell>
          <table:covered-table-cell table:style-name="ce72" table:formula="of:=IF(#REF!.[Heinä.R105]=&quot;&quot;;&quot;&quot;;#REF!.[Heinä.R105])" office:value-type="string" office:string-value="" calcext:value-type="error">
            <text:p>Err:508</text:p>
          </table:covered-table-cell>
          <table:covered-table-cell table:style-name="ce72" table:formula="of:=IF(#REF!.[Heinä.S105]=&quot;&quot;;&quot;&quot;;#REF!.[Heinä.S105])" office:value-type="string" office:string-value="" calcext:value-type="error">
            <text:p>Err:508</text:p>
          </table:covered-table-cell>
          <table:covered-table-cell table:style-name="ce72" table:formula="of:=IF(#REF!.[Heinä.T105]=&quot;&quot;;&quot;&quot;;#REF!.[Heinä.T105])" office:value-type="string" office:string-value="" calcext:value-type="error">
            <text:p>Err:508</text:p>
          </table:covered-table-cell>
          <table:covered-table-cell table:style-name="ce77" table:formula="of:=IF(#REF!.[Heinä.U105]=&quot;&quot;;&quot;&quot;;#REF!.[Heinä.U105])" office:value-type="string" office:string-value="" calcext:value-type="error">
            <text:p>Err:508</text:p>
          </table:covered-table-cell>
        </table:table-row>
        <table:table-row table:style-name="ro1">
          <table:table-cell table:formula="of:=IF([$_data_.A462];[$_data_.A462];&quot;&quot;)">
            <text:p/>
          </table:table-cell>
          <table:table-cell table:style-name="ce28" table:formula="of:=IF([$_data_.V462]=&quot;&quot;;&quot;&quot;;[$_data_.V462])" table:number-columns-spanned="20" table:number-rows-spanned="1">
            <text:p/>
          </table:table-cell>
          <table:covered-table-cell table:style-name="ce72" table:formula="of:=IF(#REF!.[Heinä.C106]=&quot;&quot;;&quot;&quot;;#REF!.[Heinä.C106])" office:value-type="string" office:string-value="" calcext:value-type="error">
            <text:p>Err:508</text:p>
          </table:covered-table-cell>
          <table:covered-table-cell table:style-name="ce72" table:formula="of:=IF(#REF!.[Heinä.D106]=&quot;&quot;;&quot;&quot;;#REF!.[Heinä.D10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6]=&quot;&quot;;&quot;&quot;;#REF!.[Heinä.F106])" office:value-type="string" office:string-value="" calcext:value-type="error">
            <text:p>Err:508</text:p>
          </table:covered-table-cell>
          <table:covered-table-cell table:style-name="ce72" table:formula="of:=IF(#REF!.[Heinä.G106]=&quot;&quot;;&quot;&quot;;#REF!.[Heinä.G106])" office:value-type="string" office:string-value="" calcext:value-type="error">
            <text:p>Err:508</text:p>
          </table:covered-table-cell>
          <table:covered-table-cell table:style-name="ce72" table:formula="of:=IF(#REF!.[Heinä.H106]=&quot;&quot;;&quot;&quot;;#REF!.[Heinä.H106])" office:value-type="string" office:string-value="" calcext:value-type="error">
            <text:p>Err:508</text:p>
          </table:covered-table-cell>
          <table:covered-table-cell table:style-name="ce72" table:formula="of:=IF(#REF!.[Heinä.I106]=&quot;&quot;;&quot;&quot;;#REF!.[Heinä.I106])" office:value-type="string" office:string-value="" calcext:value-type="error">
            <text:p>Err:508</text:p>
          </table:covered-table-cell>
          <table:covered-table-cell table:style-name="ce72" table:formula="of:=IF(#REF!.[Heinä.J106]=&quot;&quot;;&quot;&quot;;#REF!.[Heinä.J106])" office:value-type="string" office:string-value="" calcext:value-type="error">
            <text:p>Err:508</text:p>
          </table:covered-table-cell>
          <table:covered-table-cell table:style-name="ce72" table:formula="of:=IF(#REF!.[Heinä.K106]=&quot;&quot;;&quot;&quot;;#REF!.[Heinä.K106])" office:value-type="string" office:string-value="" calcext:value-type="error">
            <text:p>Err:508</text:p>
          </table:covered-table-cell>
          <table:covered-table-cell table:style-name="ce72" table:formula="of:=IF(#REF!.[Heinä.L106]=&quot;&quot;;&quot;&quot;;#REF!.[Heinä.L106])" office:value-type="string" office:string-value="" calcext:value-type="error">
            <text:p>Err:508</text:p>
          </table:covered-table-cell>
          <table:covered-table-cell table:style-name="ce72" table:formula="of:=IF(#REF!.[Heinä.M106]=&quot;&quot;;&quot;&quot;;#REF!.[Heinä.M106])" office:value-type="string" office:string-value="" calcext:value-type="error">
            <text:p>Err:508</text:p>
          </table:covered-table-cell>
          <table:covered-table-cell table:style-name="ce72" table:formula="of:=IF(#REF!.[Heinä.N106]=&quot;&quot;;&quot;&quot;;#REF!.[Heinä.N106])" office:value-type="string" office:string-value="" calcext:value-type="error">
            <text:p>Err:508</text:p>
          </table:covered-table-cell>
          <table:covered-table-cell table:style-name="ce72" table:formula="of:=IF(#REF!.[Heinä.O106]=&quot;&quot;;&quot;&quot;;#REF!.[Heinä.O106])" office:value-type="string" office:string-value="" calcext:value-type="error">
            <text:p>Err:508</text:p>
          </table:covered-table-cell>
          <table:covered-table-cell table:style-name="ce72" table:formula="of:=IF(#REF!.[Heinä.P106]=&quot;&quot;;&quot;&quot;;#REF!.[Heinä.P106])" office:value-type="string" office:string-value="" calcext:value-type="error">
            <text:p>Err:508</text:p>
          </table:covered-table-cell>
          <table:covered-table-cell table:style-name="ce72" table:formula="of:=IF(#REF!.[Heinä.Q106]=&quot;&quot;;&quot;&quot;;#REF!.[Heinä.Q106])" office:value-type="string" office:string-value="" calcext:value-type="error">
            <text:p>Err:508</text:p>
          </table:covered-table-cell>
          <table:covered-table-cell table:style-name="ce72" table:formula="of:=IF(#REF!.[Heinä.R106]=&quot;&quot;;&quot;&quot;;#REF!.[Heinä.R106])" office:value-type="string" office:string-value="" calcext:value-type="error">
            <text:p>Err:508</text:p>
          </table:covered-table-cell>
          <table:covered-table-cell table:style-name="ce72" table:formula="of:=IF(#REF!.[Heinä.S106]=&quot;&quot;;&quot;&quot;;#REF!.[Heinä.S106])" office:value-type="string" office:string-value="" calcext:value-type="error">
            <text:p>Err:508</text:p>
          </table:covered-table-cell>
          <table:covered-table-cell table:style-name="ce72" table:formula="of:=IF(#REF!.[Heinä.T106]=&quot;&quot;;&quot;&quot;;#REF!.[Heinä.T106])" office:value-type="string" office:string-value="" calcext:value-type="error">
            <text:p>Err:508</text:p>
          </table:covered-table-cell>
          <table:covered-table-cell table:style-name="ce77" table:formula="of:=IF(#REF!.[Heinä.U106]=&quot;&quot;;&quot;&quot;;#REF!.[Heinä.U106])" office:value-type="string" office:string-value="" calcext:value-type="error">
            <text:p>Err:508</text:p>
          </table:covered-table-cell>
        </table:table-row>
        <table:table-row table:style-name="ro1">
          <table:table-cell table:formula="of:=IF([$_data_.A463];[$_data_.A463];&quot;&quot;)">
            <text:p/>
          </table:table-cell>
          <table:table-cell table:style-name="ce28" table:formula="of:=IF([$_data_.V463]=&quot;&quot;;&quot;&quot;;[$_data_.V463])" table:number-columns-spanned="20" table:number-rows-spanned="1">
            <text:p/>
          </table:table-cell>
          <table:covered-table-cell table:style-name="ce72" table:formula="of:=IF(#REF!.[Heinä.C107]=&quot;&quot;;&quot;&quot;;#REF!.[Heinä.C107])" office:value-type="string" office:string-value="" calcext:value-type="error">
            <text:p>Err:508</text:p>
          </table:covered-table-cell>
          <table:covered-table-cell table:style-name="ce72" table:formula="of:=IF(#REF!.[Heinä.D107]=&quot;&quot;;&quot;&quot;;#REF!.[Heinä.D10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7]=&quot;&quot;;&quot;&quot;;#REF!.[Heinä.F107])" office:value-type="string" office:string-value="" calcext:value-type="error">
            <text:p>Err:508</text:p>
          </table:covered-table-cell>
          <table:covered-table-cell table:style-name="ce72" table:formula="of:=IF(#REF!.[Heinä.G107]=&quot;&quot;;&quot;&quot;;#REF!.[Heinä.G107])" office:value-type="string" office:string-value="" calcext:value-type="error">
            <text:p>Err:508</text:p>
          </table:covered-table-cell>
          <table:covered-table-cell table:style-name="ce72" table:formula="of:=IF(#REF!.[Heinä.H107]=&quot;&quot;;&quot;&quot;;#REF!.[Heinä.H107])" office:value-type="string" office:string-value="" calcext:value-type="error">
            <text:p>Err:508</text:p>
          </table:covered-table-cell>
          <table:covered-table-cell table:style-name="ce72" table:formula="of:=IF(#REF!.[Heinä.I107]=&quot;&quot;;&quot;&quot;;#REF!.[Heinä.I107])" office:value-type="string" office:string-value="" calcext:value-type="error">
            <text:p>Err:508</text:p>
          </table:covered-table-cell>
          <table:covered-table-cell table:style-name="ce72" table:formula="of:=IF(#REF!.[Heinä.J107]=&quot;&quot;;&quot;&quot;;#REF!.[Heinä.J107])" office:value-type="string" office:string-value="" calcext:value-type="error">
            <text:p>Err:508</text:p>
          </table:covered-table-cell>
          <table:covered-table-cell table:style-name="ce72" table:formula="of:=IF(#REF!.[Heinä.K107]=&quot;&quot;;&quot;&quot;;#REF!.[Heinä.K107])" office:value-type="string" office:string-value="" calcext:value-type="error">
            <text:p>Err:508</text:p>
          </table:covered-table-cell>
          <table:covered-table-cell table:style-name="ce72" table:formula="of:=IF(#REF!.[Heinä.L107]=&quot;&quot;;&quot;&quot;;#REF!.[Heinä.L107])" office:value-type="string" office:string-value="" calcext:value-type="error">
            <text:p>Err:508</text:p>
          </table:covered-table-cell>
          <table:covered-table-cell table:style-name="ce72" table:formula="of:=IF(#REF!.[Heinä.M107]=&quot;&quot;;&quot;&quot;;#REF!.[Heinä.M107])" office:value-type="string" office:string-value="" calcext:value-type="error">
            <text:p>Err:508</text:p>
          </table:covered-table-cell>
          <table:covered-table-cell table:style-name="ce72" table:formula="of:=IF(#REF!.[Heinä.N107]=&quot;&quot;;&quot;&quot;;#REF!.[Heinä.N107])" office:value-type="string" office:string-value="" calcext:value-type="error">
            <text:p>Err:508</text:p>
          </table:covered-table-cell>
          <table:covered-table-cell table:style-name="ce72" table:formula="of:=IF(#REF!.[Heinä.O107]=&quot;&quot;;&quot;&quot;;#REF!.[Heinä.O107])" office:value-type="string" office:string-value="" calcext:value-type="error">
            <text:p>Err:508</text:p>
          </table:covered-table-cell>
          <table:covered-table-cell table:style-name="ce72" table:formula="of:=IF(#REF!.[Heinä.P107]=&quot;&quot;;&quot;&quot;;#REF!.[Heinä.P107])" office:value-type="string" office:string-value="" calcext:value-type="error">
            <text:p>Err:508</text:p>
          </table:covered-table-cell>
          <table:covered-table-cell table:style-name="ce72" table:formula="of:=IF(#REF!.[Heinä.Q107]=&quot;&quot;;&quot;&quot;;#REF!.[Heinä.Q107])" office:value-type="string" office:string-value="" calcext:value-type="error">
            <text:p>Err:508</text:p>
          </table:covered-table-cell>
          <table:covered-table-cell table:style-name="ce72" table:formula="of:=IF(#REF!.[Heinä.R107]=&quot;&quot;;&quot;&quot;;#REF!.[Heinä.R107])" office:value-type="string" office:string-value="" calcext:value-type="error">
            <text:p>Err:508</text:p>
          </table:covered-table-cell>
          <table:covered-table-cell table:style-name="ce72" table:formula="of:=IF(#REF!.[Heinä.S107]=&quot;&quot;;&quot;&quot;;#REF!.[Heinä.S107])" office:value-type="string" office:string-value="" calcext:value-type="error">
            <text:p>Err:508</text:p>
          </table:covered-table-cell>
          <table:covered-table-cell table:style-name="ce72" table:formula="of:=IF(#REF!.[Heinä.T107]=&quot;&quot;;&quot;&quot;;#REF!.[Heinä.T107])" office:value-type="string" office:string-value="" calcext:value-type="error">
            <text:p>Err:508</text:p>
          </table:covered-table-cell>
          <table:covered-table-cell table:style-name="ce77" table:formula="of:=IF(#REF!.[Heinä.U107]=&quot;&quot;;&quot;&quot;;#REF!.[Heinä.U107])" office:value-type="string" office:string-value="" calcext:value-type="error">
            <text:p>Err:508</text:p>
          </table:covered-table-cell>
        </table:table-row>
        <table:table-row table:style-name="ro1">
          <table:table-cell table:formula="of:=IF([$_data_.A464];[$_data_.A464];&quot;&quot;)">
            <text:p/>
          </table:table-cell>
          <table:table-cell table:style-name="ce28" table:formula="of:=IF([$_data_.V464]=&quot;&quot;;&quot;&quot;;[$_data_.V464])" table:number-columns-spanned="20" table:number-rows-spanned="1">
            <text:p/>
          </table:table-cell>
          <table:covered-table-cell table:style-name="ce72" table:formula="of:=IF(#REF!.[Heinä.C108]=&quot;&quot;;&quot;&quot;;#REF!.[Heinä.C108])" office:value-type="string" office:string-value="" calcext:value-type="error">
            <text:p>Err:508</text:p>
          </table:covered-table-cell>
          <table:covered-table-cell table:style-name="ce72" table:formula="of:=IF(#REF!.[Heinä.D108]=&quot;&quot;;&quot;&quot;;#REF!.[Heinä.D108])"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8]=&quot;&quot;;&quot;&quot;;#REF!.[Heinä.F108])" office:value-type="string" office:string-value="" calcext:value-type="error">
            <text:p>Err:508</text:p>
          </table:covered-table-cell>
          <table:covered-table-cell table:style-name="ce72" table:formula="of:=IF(#REF!.[Heinä.G108]=&quot;&quot;;&quot;&quot;;#REF!.[Heinä.G108])" office:value-type="string" office:string-value="" calcext:value-type="error">
            <text:p>Err:508</text:p>
          </table:covered-table-cell>
          <table:covered-table-cell table:style-name="ce72" table:formula="of:=IF(#REF!.[Heinä.H108]=&quot;&quot;;&quot;&quot;;#REF!.[Heinä.H108])" office:value-type="string" office:string-value="" calcext:value-type="error">
            <text:p>Err:508</text:p>
          </table:covered-table-cell>
          <table:covered-table-cell table:style-name="ce72" table:formula="of:=IF(#REF!.[Heinä.I108]=&quot;&quot;;&quot;&quot;;#REF!.[Heinä.I108])" office:value-type="string" office:string-value="" calcext:value-type="error">
            <text:p>Err:508</text:p>
          </table:covered-table-cell>
          <table:covered-table-cell table:style-name="ce72" table:formula="of:=IF(#REF!.[Heinä.J108]=&quot;&quot;;&quot;&quot;;#REF!.[Heinä.J108])" office:value-type="string" office:string-value="" calcext:value-type="error">
            <text:p>Err:508</text:p>
          </table:covered-table-cell>
          <table:covered-table-cell table:style-name="ce72" table:formula="of:=IF(#REF!.[Heinä.K108]=&quot;&quot;;&quot;&quot;;#REF!.[Heinä.K108])" office:value-type="string" office:string-value="" calcext:value-type="error">
            <text:p>Err:508</text:p>
          </table:covered-table-cell>
          <table:covered-table-cell table:style-name="ce72" table:formula="of:=IF(#REF!.[Heinä.L108]=&quot;&quot;;&quot;&quot;;#REF!.[Heinä.L108])" office:value-type="string" office:string-value="" calcext:value-type="error">
            <text:p>Err:508</text:p>
          </table:covered-table-cell>
          <table:covered-table-cell table:style-name="ce72" table:formula="of:=IF(#REF!.[Heinä.M108]=&quot;&quot;;&quot;&quot;;#REF!.[Heinä.M108])" office:value-type="string" office:string-value="" calcext:value-type="error">
            <text:p>Err:508</text:p>
          </table:covered-table-cell>
          <table:covered-table-cell table:style-name="ce72" table:formula="of:=IF(#REF!.[Heinä.N108]=&quot;&quot;;&quot;&quot;;#REF!.[Heinä.N108])" office:value-type="string" office:string-value="" calcext:value-type="error">
            <text:p>Err:508</text:p>
          </table:covered-table-cell>
          <table:covered-table-cell table:style-name="ce72" table:formula="of:=IF(#REF!.[Heinä.O108]=&quot;&quot;;&quot;&quot;;#REF!.[Heinä.O108])" office:value-type="string" office:string-value="" calcext:value-type="error">
            <text:p>Err:508</text:p>
          </table:covered-table-cell>
          <table:covered-table-cell table:style-name="ce72" table:formula="of:=IF(#REF!.[Heinä.P108]=&quot;&quot;;&quot;&quot;;#REF!.[Heinä.P108])" office:value-type="string" office:string-value="" calcext:value-type="error">
            <text:p>Err:508</text:p>
          </table:covered-table-cell>
          <table:covered-table-cell table:style-name="ce72" table:formula="of:=IF(#REF!.[Heinä.Q108]=&quot;&quot;;&quot;&quot;;#REF!.[Heinä.Q108])" office:value-type="string" office:string-value="" calcext:value-type="error">
            <text:p>Err:508</text:p>
          </table:covered-table-cell>
          <table:covered-table-cell table:style-name="ce72" table:formula="of:=IF(#REF!.[Heinä.R108]=&quot;&quot;;&quot;&quot;;#REF!.[Heinä.R108])" office:value-type="string" office:string-value="" calcext:value-type="error">
            <text:p>Err:508</text:p>
          </table:covered-table-cell>
          <table:covered-table-cell table:style-name="ce72" table:formula="of:=IF(#REF!.[Heinä.S108]=&quot;&quot;;&quot;&quot;;#REF!.[Heinä.S108])" office:value-type="string" office:string-value="" calcext:value-type="error">
            <text:p>Err:508</text:p>
          </table:covered-table-cell>
          <table:covered-table-cell table:style-name="ce72" table:formula="of:=IF(#REF!.[Heinä.T108]=&quot;&quot;;&quot;&quot;;#REF!.[Heinä.T108])" office:value-type="string" office:string-value="" calcext:value-type="error">
            <text:p>Err:508</text:p>
          </table:covered-table-cell>
          <table:covered-table-cell table:style-name="ce77" table:formula="of:=IF(#REF!.[Heinä.U108]=&quot;&quot;;&quot;&quot;;#REF!.[Heinä.U108])" office:value-type="string" office:string-value="" calcext:value-type="error">
            <text:p>Err:508</text:p>
          </table:covered-table-cell>
        </table:table-row>
        <table:table-row table:style-name="ro1">
          <table:table-cell table:formula="of:=IF([$_data_.A465];[$_data_.A465];&quot;&quot;)">
            <text:p/>
          </table:table-cell>
          <table:table-cell table:style-name="ce28" table:formula="of:=IF([$_data_.V465]=&quot;&quot;;&quot;&quot;;[$_data_.V465])" table:number-columns-spanned="20" table:number-rows-spanned="1">
            <text:p/>
          </table:table-cell>
          <table:covered-table-cell table:style-name="ce72" table:formula="of:=IF(#REF!.[Heinä.C109]=&quot;&quot;;&quot;&quot;;#REF!.[Heinä.C109])" office:value-type="string" office:string-value="" calcext:value-type="error">
            <text:p>Err:508</text:p>
          </table:covered-table-cell>
          <table:covered-table-cell table:style-name="ce72" table:formula="of:=IF(#REF!.[Heinä.D109]=&quot;&quot;;&quot;&quot;;#REF!.[Heinä.D109])"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09]=&quot;&quot;;&quot;&quot;;#REF!.[Heinä.F109])" office:value-type="string" office:string-value="" calcext:value-type="error">
            <text:p>Err:508</text:p>
          </table:covered-table-cell>
          <table:covered-table-cell table:style-name="ce72" table:formula="of:=IF(#REF!.[Heinä.G109]=&quot;&quot;;&quot;&quot;;#REF!.[Heinä.G109])" office:value-type="string" office:string-value="" calcext:value-type="error">
            <text:p>Err:508</text:p>
          </table:covered-table-cell>
          <table:covered-table-cell table:style-name="ce72" table:formula="of:=IF(#REF!.[Heinä.H109]=&quot;&quot;;&quot;&quot;;#REF!.[Heinä.H109])" office:value-type="string" office:string-value="" calcext:value-type="error">
            <text:p>Err:508</text:p>
          </table:covered-table-cell>
          <table:covered-table-cell table:style-name="ce72" table:formula="of:=IF(#REF!.[Heinä.I109]=&quot;&quot;;&quot;&quot;;#REF!.[Heinä.I109])" office:value-type="string" office:string-value="" calcext:value-type="error">
            <text:p>Err:508</text:p>
          </table:covered-table-cell>
          <table:covered-table-cell table:style-name="ce72" table:formula="of:=IF(#REF!.[Heinä.J109]=&quot;&quot;;&quot;&quot;;#REF!.[Heinä.J109])" office:value-type="string" office:string-value="" calcext:value-type="error">
            <text:p>Err:508</text:p>
          </table:covered-table-cell>
          <table:covered-table-cell table:style-name="ce72" table:formula="of:=IF(#REF!.[Heinä.K109]=&quot;&quot;;&quot;&quot;;#REF!.[Heinä.K109])" office:value-type="string" office:string-value="" calcext:value-type="error">
            <text:p>Err:508</text:p>
          </table:covered-table-cell>
          <table:covered-table-cell table:style-name="ce72" table:formula="of:=IF(#REF!.[Heinä.L109]=&quot;&quot;;&quot;&quot;;#REF!.[Heinä.L109])" office:value-type="string" office:string-value="" calcext:value-type="error">
            <text:p>Err:508</text:p>
          </table:covered-table-cell>
          <table:covered-table-cell table:style-name="ce72" table:formula="of:=IF(#REF!.[Heinä.M109]=&quot;&quot;;&quot;&quot;;#REF!.[Heinä.M109])" office:value-type="string" office:string-value="" calcext:value-type="error">
            <text:p>Err:508</text:p>
          </table:covered-table-cell>
          <table:covered-table-cell table:style-name="ce72" table:formula="of:=IF(#REF!.[Heinä.N109]=&quot;&quot;;&quot;&quot;;#REF!.[Heinä.N109])" office:value-type="string" office:string-value="" calcext:value-type="error">
            <text:p>Err:508</text:p>
          </table:covered-table-cell>
          <table:covered-table-cell table:style-name="ce72" table:formula="of:=IF(#REF!.[Heinä.O109]=&quot;&quot;;&quot;&quot;;#REF!.[Heinä.O109])" office:value-type="string" office:string-value="" calcext:value-type="error">
            <text:p>Err:508</text:p>
          </table:covered-table-cell>
          <table:covered-table-cell table:style-name="ce72" table:formula="of:=IF(#REF!.[Heinä.P109]=&quot;&quot;;&quot;&quot;;#REF!.[Heinä.P109])" office:value-type="string" office:string-value="" calcext:value-type="error">
            <text:p>Err:508</text:p>
          </table:covered-table-cell>
          <table:covered-table-cell table:style-name="ce72" table:formula="of:=IF(#REF!.[Heinä.Q109]=&quot;&quot;;&quot;&quot;;#REF!.[Heinä.Q109])" office:value-type="string" office:string-value="" calcext:value-type="error">
            <text:p>Err:508</text:p>
          </table:covered-table-cell>
          <table:covered-table-cell table:style-name="ce72" table:formula="of:=IF(#REF!.[Heinä.R109]=&quot;&quot;;&quot;&quot;;#REF!.[Heinä.R109])" office:value-type="string" office:string-value="" calcext:value-type="error">
            <text:p>Err:508</text:p>
          </table:covered-table-cell>
          <table:covered-table-cell table:style-name="ce72" table:formula="of:=IF(#REF!.[Heinä.S109]=&quot;&quot;;&quot;&quot;;#REF!.[Heinä.S109])" office:value-type="string" office:string-value="" calcext:value-type="error">
            <text:p>Err:508</text:p>
          </table:covered-table-cell>
          <table:covered-table-cell table:style-name="ce72" table:formula="of:=IF(#REF!.[Heinä.T109]=&quot;&quot;;&quot;&quot;;#REF!.[Heinä.T109])" office:value-type="string" office:string-value="" calcext:value-type="error">
            <text:p>Err:508</text:p>
          </table:covered-table-cell>
          <table:covered-table-cell table:style-name="ce77" table:formula="of:=IF(#REF!.[Heinä.U109]=&quot;&quot;;&quot;&quot;;#REF!.[Heinä.U109])" office:value-type="string" office:string-value="" calcext:value-type="error">
            <text:p>Err:508</text:p>
          </table:covered-table-cell>
        </table:table-row>
        <table:table-row table:style-name="ro1">
          <table:table-cell table:formula="of:=IF([$_data_.A466];[$_data_.A466];&quot;&quot;)">
            <text:p/>
          </table:table-cell>
          <table:table-cell table:style-name="ce28" table:formula="of:=IF([$_data_.V466]=&quot;&quot;;&quot;&quot;;[$_data_.V466])" table:number-columns-spanned="20" table:number-rows-spanned="1">
            <text:p/>
          </table:table-cell>
          <table:covered-table-cell table:style-name="ce72" table:formula="of:=IF(#REF!.[Heinä.C110]=&quot;&quot;;&quot;&quot;;#REF!.[Heinä.C110])" office:value-type="string" office:string-value="" calcext:value-type="error">
            <text:p>Err:508</text:p>
          </table:covered-table-cell>
          <table:covered-table-cell table:style-name="ce72" table:formula="of:=IF(#REF!.[Heinä.D110]=&quot;&quot;;&quot;&quot;;#REF!.[Heinä.D110])"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0]=&quot;&quot;;&quot;&quot;;#REF!.[Heinä.F110])" office:value-type="string" office:string-value="" calcext:value-type="error">
            <text:p>Err:508</text:p>
          </table:covered-table-cell>
          <table:covered-table-cell table:style-name="ce72" table:formula="of:=IF(#REF!.[Heinä.G110]=&quot;&quot;;&quot;&quot;;#REF!.[Heinä.G110])" office:value-type="string" office:string-value="" calcext:value-type="error">
            <text:p>Err:508</text:p>
          </table:covered-table-cell>
          <table:covered-table-cell table:style-name="ce72" table:formula="of:=IF(#REF!.[Heinä.H110]=&quot;&quot;;&quot;&quot;;#REF!.[Heinä.H110])" office:value-type="string" office:string-value="" calcext:value-type="error">
            <text:p>Err:508</text:p>
          </table:covered-table-cell>
          <table:covered-table-cell table:style-name="ce72" table:formula="of:=IF(#REF!.[Heinä.I110]=&quot;&quot;;&quot;&quot;;#REF!.[Heinä.I110])" office:value-type="string" office:string-value="" calcext:value-type="error">
            <text:p>Err:508</text:p>
          </table:covered-table-cell>
          <table:covered-table-cell table:style-name="ce72" table:formula="of:=IF(#REF!.[Heinä.J110]=&quot;&quot;;&quot;&quot;;#REF!.[Heinä.J110])" office:value-type="string" office:string-value="" calcext:value-type="error">
            <text:p>Err:508</text:p>
          </table:covered-table-cell>
          <table:covered-table-cell table:style-name="ce72" table:formula="of:=IF(#REF!.[Heinä.K110]=&quot;&quot;;&quot;&quot;;#REF!.[Heinä.K110])" office:value-type="string" office:string-value="" calcext:value-type="error">
            <text:p>Err:508</text:p>
          </table:covered-table-cell>
          <table:covered-table-cell table:style-name="ce72" table:formula="of:=IF(#REF!.[Heinä.L110]=&quot;&quot;;&quot;&quot;;#REF!.[Heinä.L110])" office:value-type="string" office:string-value="" calcext:value-type="error">
            <text:p>Err:508</text:p>
          </table:covered-table-cell>
          <table:covered-table-cell table:style-name="ce72" table:formula="of:=IF(#REF!.[Heinä.M110]=&quot;&quot;;&quot;&quot;;#REF!.[Heinä.M110])" office:value-type="string" office:string-value="" calcext:value-type="error">
            <text:p>Err:508</text:p>
          </table:covered-table-cell>
          <table:covered-table-cell table:style-name="ce72" table:formula="of:=IF(#REF!.[Heinä.N110]=&quot;&quot;;&quot;&quot;;#REF!.[Heinä.N110])" office:value-type="string" office:string-value="" calcext:value-type="error">
            <text:p>Err:508</text:p>
          </table:covered-table-cell>
          <table:covered-table-cell table:style-name="ce72" table:formula="of:=IF(#REF!.[Heinä.O110]=&quot;&quot;;&quot;&quot;;#REF!.[Heinä.O110])" office:value-type="string" office:string-value="" calcext:value-type="error">
            <text:p>Err:508</text:p>
          </table:covered-table-cell>
          <table:covered-table-cell table:style-name="ce72" table:formula="of:=IF(#REF!.[Heinä.P110]=&quot;&quot;;&quot;&quot;;#REF!.[Heinä.P110])" office:value-type="string" office:string-value="" calcext:value-type="error">
            <text:p>Err:508</text:p>
          </table:covered-table-cell>
          <table:covered-table-cell table:style-name="ce72" table:formula="of:=IF(#REF!.[Heinä.Q110]=&quot;&quot;;&quot;&quot;;#REF!.[Heinä.Q110])" office:value-type="string" office:string-value="" calcext:value-type="error">
            <text:p>Err:508</text:p>
          </table:covered-table-cell>
          <table:covered-table-cell table:style-name="ce72" table:formula="of:=IF(#REF!.[Heinä.R110]=&quot;&quot;;&quot;&quot;;#REF!.[Heinä.R110])" office:value-type="string" office:string-value="" calcext:value-type="error">
            <text:p>Err:508</text:p>
          </table:covered-table-cell>
          <table:covered-table-cell table:style-name="ce72" table:formula="of:=IF(#REF!.[Heinä.S110]=&quot;&quot;;&quot;&quot;;#REF!.[Heinä.S110])" office:value-type="string" office:string-value="" calcext:value-type="error">
            <text:p>Err:508</text:p>
          </table:covered-table-cell>
          <table:covered-table-cell table:style-name="ce72" table:formula="of:=IF(#REF!.[Heinä.T110]=&quot;&quot;;&quot;&quot;;#REF!.[Heinä.T110])" office:value-type="string" office:string-value="" calcext:value-type="error">
            <text:p>Err:508</text:p>
          </table:covered-table-cell>
          <table:covered-table-cell table:style-name="ce77" table:formula="of:=IF(#REF!.[Heinä.U110]=&quot;&quot;;&quot;&quot;;#REF!.[Heinä.U110])" office:value-type="string" office:string-value="" calcext:value-type="error">
            <text:p>Err:508</text:p>
          </table:covered-table-cell>
        </table:table-row>
        <table:table-row table:style-name="ro1">
          <table:table-cell table:formula="of:=IF([$_data_.A467];[$_data_.A467];&quot;&quot;)">
            <text:p/>
          </table:table-cell>
          <table:table-cell table:style-name="ce28" table:formula="of:=IF([$_data_.V467]=&quot;&quot;;&quot;&quot;;[$_data_.V467])" table:number-columns-spanned="20" table:number-rows-spanned="1">
            <text:p/>
          </table:table-cell>
          <table:covered-table-cell table:style-name="ce72" table:formula="of:=IF(#REF!.[Heinä.C111]=&quot;&quot;;&quot;&quot;;#REF!.[Heinä.C111])" office:value-type="string" office:string-value="" calcext:value-type="error">
            <text:p>Err:508</text:p>
          </table:covered-table-cell>
          <table:covered-table-cell table:style-name="ce72" table:formula="of:=IF(#REF!.[Heinä.D111]=&quot;&quot;;&quot;&quot;;#REF!.[Heinä.D111])"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1]=&quot;&quot;;&quot;&quot;;#REF!.[Heinä.F111])" office:value-type="string" office:string-value="" calcext:value-type="error">
            <text:p>Err:508</text:p>
          </table:covered-table-cell>
          <table:covered-table-cell table:style-name="ce72" table:formula="of:=IF(#REF!.[Heinä.G111]=&quot;&quot;;&quot;&quot;;#REF!.[Heinä.G111])" office:value-type="string" office:string-value="" calcext:value-type="error">
            <text:p>Err:508</text:p>
          </table:covered-table-cell>
          <table:covered-table-cell table:style-name="ce72" table:formula="of:=IF(#REF!.[Heinä.H111]=&quot;&quot;;&quot;&quot;;#REF!.[Heinä.H111])" office:value-type="string" office:string-value="" calcext:value-type="error">
            <text:p>Err:508</text:p>
          </table:covered-table-cell>
          <table:covered-table-cell table:style-name="ce72" table:formula="of:=IF(#REF!.[Heinä.I111]=&quot;&quot;;&quot;&quot;;#REF!.[Heinä.I111])" office:value-type="string" office:string-value="" calcext:value-type="error">
            <text:p>Err:508</text:p>
          </table:covered-table-cell>
          <table:covered-table-cell table:style-name="ce72" table:formula="of:=IF(#REF!.[Heinä.J111]=&quot;&quot;;&quot;&quot;;#REF!.[Heinä.J111])" office:value-type="string" office:string-value="" calcext:value-type="error">
            <text:p>Err:508</text:p>
          </table:covered-table-cell>
          <table:covered-table-cell table:style-name="ce72" table:formula="of:=IF(#REF!.[Heinä.K111]=&quot;&quot;;&quot;&quot;;#REF!.[Heinä.K111])" office:value-type="string" office:string-value="" calcext:value-type="error">
            <text:p>Err:508</text:p>
          </table:covered-table-cell>
          <table:covered-table-cell table:style-name="ce72" table:formula="of:=IF(#REF!.[Heinä.L111]=&quot;&quot;;&quot;&quot;;#REF!.[Heinä.L111])" office:value-type="string" office:string-value="" calcext:value-type="error">
            <text:p>Err:508</text:p>
          </table:covered-table-cell>
          <table:covered-table-cell table:style-name="ce72" table:formula="of:=IF(#REF!.[Heinä.M111]=&quot;&quot;;&quot;&quot;;#REF!.[Heinä.M111])" office:value-type="string" office:string-value="" calcext:value-type="error">
            <text:p>Err:508</text:p>
          </table:covered-table-cell>
          <table:covered-table-cell table:style-name="ce72" table:formula="of:=IF(#REF!.[Heinä.N111]=&quot;&quot;;&quot;&quot;;#REF!.[Heinä.N111])" office:value-type="string" office:string-value="" calcext:value-type="error">
            <text:p>Err:508</text:p>
          </table:covered-table-cell>
          <table:covered-table-cell table:style-name="ce72" table:formula="of:=IF(#REF!.[Heinä.O111]=&quot;&quot;;&quot;&quot;;#REF!.[Heinä.O111])" office:value-type="string" office:string-value="" calcext:value-type="error">
            <text:p>Err:508</text:p>
          </table:covered-table-cell>
          <table:covered-table-cell table:style-name="ce72" table:formula="of:=IF(#REF!.[Heinä.P111]=&quot;&quot;;&quot;&quot;;#REF!.[Heinä.P111])" office:value-type="string" office:string-value="" calcext:value-type="error">
            <text:p>Err:508</text:p>
          </table:covered-table-cell>
          <table:covered-table-cell table:style-name="ce72" table:formula="of:=IF(#REF!.[Heinä.Q111]=&quot;&quot;;&quot;&quot;;#REF!.[Heinä.Q111])" office:value-type="string" office:string-value="" calcext:value-type="error">
            <text:p>Err:508</text:p>
          </table:covered-table-cell>
          <table:covered-table-cell table:style-name="ce72" table:formula="of:=IF(#REF!.[Heinä.R111]=&quot;&quot;;&quot;&quot;;#REF!.[Heinä.R111])" office:value-type="string" office:string-value="" calcext:value-type="error">
            <text:p>Err:508</text:p>
          </table:covered-table-cell>
          <table:covered-table-cell table:style-name="ce72" table:formula="of:=IF(#REF!.[Heinä.S111]=&quot;&quot;;&quot;&quot;;#REF!.[Heinä.S111])" office:value-type="string" office:string-value="" calcext:value-type="error">
            <text:p>Err:508</text:p>
          </table:covered-table-cell>
          <table:covered-table-cell table:style-name="ce72" table:formula="of:=IF(#REF!.[Heinä.T111]=&quot;&quot;;&quot;&quot;;#REF!.[Heinä.T111])" office:value-type="string" office:string-value="" calcext:value-type="error">
            <text:p>Err:508</text:p>
          </table:covered-table-cell>
          <table:covered-table-cell table:style-name="ce77" table:formula="of:=IF(#REF!.[Heinä.U111]=&quot;&quot;;&quot;&quot;;#REF!.[Heinä.U111])" office:value-type="string" office:string-value="" calcext:value-type="error">
            <text:p>Err:508</text:p>
          </table:covered-table-cell>
        </table:table-row>
        <table:table-row table:style-name="ro1">
          <table:table-cell table:formula="of:=IF([$_data_.A468];[$_data_.A468];&quot;&quot;)">
            <text:p/>
          </table:table-cell>
          <table:table-cell table:style-name="ce28" table:formula="of:=IF([$_data_.V468]=&quot;&quot;;&quot;&quot;;[$_data_.V468])" table:number-columns-spanned="20" table:number-rows-spanned="1">
            <text:p/>
          </table:table-cell>
          <table:covered-table-cell table:style-name="ce72" table:formula="of:=IF(#REF!.[Heinä.C112]=&quot;&quot;;&quot;&quot;;#REF!.[Heinä.C112])" office:value-type="string" office:string-value="" calcext:value-type="error">
            <text:p>Err:508</text:p>
          </table:covered-table-cell>
          <table:covered-table-cell table:style-name="ce72" table:formula="of:=IF(#REF!.[Heinä.D112]=&quot;&quot;;&quot;&quot;;#REF!.[Heinä.D112])"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2]=&quot;&quot;;&quot;&quot;;#REF!.[Heinä.F112])" office:value-type="string" office:string-value="" calcext:value-type="error">
            <text:p>Err:508</text:p>
          </table:covered-table-cell>
          <table:covered-table-cell table:style-name="ce72" table:formula="of:=IF(#REF!.[Heinä.G112]=&quot;&quot;;&quot;&quot;;#REF!.[Heinä.G112])" office:value-type="string" office:string-value="" calcext:value-type="error">
            <text:p>Err:508</text:p>
          </table:covered-table-cell>
          <table:covered-table-cell table:style-name="ce72" table:formula="of:=IF(#REF!.[Heinä.H112]=&quot;&quot;;&quot;&quot;;#REF!.[Heinä.H112])" office:value-type="string" office:string-value="" calcext:value-type="error">
            <text:p>Err:508</text:p>
          </table:covered-table-cell>
          <table:covered-table-cell table:style-name="ce72" table:formula="of:=IF(#REF!.[Heinä.I112]=&quot;&quot;;&quot;&quot;;#REF!.[Heinä.I112])" office:value-type="string" office:string-value="" calcext:value-type="error">
            <text:p>Err:508</text:p>
          </table:covered-table-cell>
          <table:covered-table-cell table:style-name="ce72" table:formula="of:=IF(#REF!.[Heinä.J112]=&quot;&quot;;&quot;&quot;;#REF!.[Heinä.J112])" office:value-type="string" office:string-value="" calcext:value-type="error">
            <text:p>Err:508</text:p>
          </table:covered-table-cell>
          <table:covered-table-cell table:style-name="ce72" table:formula="of:=IF(#REF!.[Heinä.K112]=&quot;&quot;;&quot;&quot;;#REF!.[Heinä.K112])" office:value-type="string" office:string-value="" calcext:value-type="error">
            <text:p>Err:508</text:p>
          </table:covered-table-cell>
          <table:covered-table-cell table:style-name="ce72" table:formula="of:=IF(#REF!.[Heinä.L112]=&quot;&quot;;&quot;&quot;;#REF!.[Heinä.L112])" office:value-type="string" office:string-value="" calcext:value-type="error">
            <text:p>Err:508</text:p>
          </table:covered-table-cell>
          <table:covered-table-cell table:style-name="ce72" table:formula="of:=IF(#REF!.[Heinä.M112]=&quot;&quot;;&quot;&quot;;#REF!.[Heinä.M112])" office:value-type="string" office:string-value="" calcext:value-type="error">
            <text:p>Err:508</text:p>
          </table:covered-table-cell>
          <table:covered-table-cell table:style-name="ce72" table:formula="of:=IF(#REF!.[Heinä.N112]=&quot;&quot;;&quot;&quot;;#REF!.[Heinä.N112])" office:value-type="string" office:string-value="" calcext:value-type="error">
            <text:p>Err:508</text:p>
          </table:covered-table-cell>
          <table:covered-table-cell table:style-name="ce72" table:formula="of:=IF(#REF!.[Heinä.O112]=&quot;&quot;;&quot;&quot;;#REF!.[Heinä.O112])" office:value-type="string" office:string-value="" calcext:value-type="error">
            <text:p>Err:508</text:p>
          </table:covered-table-cell>
          <table:covered-table-cell table:style-name="ce72" table:formula="of:=IF(#REF!.[Heinä.P112]=&quot;&quot;;&quot;&quot;;#REF!.[Heinä.P112])" office:value-type="string" office:string-value="" calcext:value-type="error">
            <text:p>Err:508</text:p>
          </table:covered-table-cell>
          <table:covered-table-cell table:style-name="ce72" table:formula="of:=IF(#REF!.[Heinä.Q112]=&quot;&quot;;&quot;&quot;;#REF!.[Heinä.Q112])" office:value-type="string" office:string-value="" calcext:value-type="error">
            <text:p>Err:508</text:p>
          </table:covered-table-cell>
          <table:covered-table-cell table:style-name="ce72" table:formula="of:=IF(#REF!.[Heinä.R112]=&quot;&quot;;&quot;&quot;;#REF!.[Heinä.R112])" office:value-type="string" office:string-value="" calcext:value-type="error">
            <text:p>Err:508</text:p>
          </table:covered-table-cell>
          <table:covered-table-cell table:style-name="ce72" table:formula="of:=IF(#REF!.[Heinä.S112]=&quot;&quot;;&quot;&quot;;#REF!.[Heinä.S112])" office:value-type="string" office:string-value="" calcext:value-type="error">
            <text:p>Err:508</text:p>
          </table:covered-table-cell>
          <table:covered-table-cell table:style-name="ce72" table:formula="of:=IF(#REF!.[Heinä.T112]=&quot;&quot;;&quot;&quot;;#REF!.[Heinä.T112])" office:value-type="string" office:string-value="" calcext:value-type="error">
            <text:p>Err:508</text:p>
          </table:covered-table-cell>
          <table:covered-table-cell table:style-name="ce77" table:formula="of:=IF(#REF!.[Heinä.U112]=&quot;&quot;;&quot;&quot;;#REF!.[Heinä.U112])" office:value-type="string" office:string-value="" calcext:value-type="error">
            <text:p>Err:508</text:p>
          </table:covered-table-cell>
        </table:table-row>
        <table:table-row table:style-name="ro1">
          <table:table-cell table:formula="of:=IF([$_data_.A469];[$_data_.A469];&quot;&quot;)">
            <text:p/>
          </table:table-cell>
          <table:table-cell table:style-name="ce28" table:formula="of:=IF([$_data_.V469]=&quot;&quot;;&quot;&quot;;[$_data_.V469])" table:number-columns-spanned="20" table:number-rows-spanned="1">
            <text:p/>
          </table:table-cell>
          <table:covered-table-cell table:style-name="ce72" table:formula="of:=IF(#REF!.[Heinä.C113]=&quot;&quot;;&quot;&quot;;#REF!.[Heinä.C113])" office:value-type="string" office:string-value="" calcext:value-type="error">
            <text:p>Err:508</text:p>
          </table:covered-table-cell>
          <table:covered-table-cell table:style-name="ce72" table:formula="of:=IF(#REF!.[Heinä.D113]=&quot;&quot;;&quot;&quot;;#REF!.[Heinä.D113])"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3]=&quot;&quot;;&quot;&quot;;#REF!.[Heinä.F113])" office:value-type="string" office:string-value="" calcext:value-type="error">
            <text:p>Err:508</text:p>
          </table:covered-table-cell>
          <table:covered-table-cell table:style-name="ce72" table:formula="of:=IF(#REF!.[Heinä.G113]=&quot;&quot;;&quot;&quot;;#REF!.[Heinä.G113])" office:value-type="string" office:string-value="" calcext:value-type="error">
            <text:p>Err:508</text:p>
          </table:covered-table-cell>
          <table:covered-table-cell table:style-name="ce72" table:formula="of:=IF(#REF!.[Heinä.H113]=&quot;&quot;;&quot;&quot;;#REF!.[Heinä.H113])" office:value-type="string" office:string-value="" calcext:value-type="error">
            <text:p>Err:508</text:p>
          </table:covered-table-cell>
          <table:covered-table-cell table:style-name="ce72" table:formula="of:=IF(#REF!.[Heinä.I113]=&quot;&quot;;&quot;&quot;;#REF!.[Heinä.I113])" office:value-type="string" office:string-value="" calcext:value-type="error">
            <text:p>Err:508</text:p>
          </table:covered-table-cell>
          <table:covered-table-cell table:style-name="ce72" table:formula="of:=IF(#REF!.[Heinä.J113]=&quot;&quot;;&quot;&quot;;#REF!.[Heinä.J113])" office:value-type="string" office:string-value="" calcext:value-type="error">
            <text:p>Err:508</text:p>
          </table:covered-table-cell>
          <table:covered-table-cell table:style-name="ce72" table:formula="of:=IF(#REF!.[Heinä.K113]=&quot;&quot;;&quot;&quot;;#REF!.[Heinä.K113])" office:value-type="string" office:string-value="" calcext:value-type="error">
            <text:p>Err:508</text:p>
          </table:covered-table-cell>
          <table:covered-table-cell table:style-name="ce72" table:formula="of:=IF(#REF!.[Heinä.L113]=&quot;&quot;;&quot;&quot;;#REF!.[Heinä.L113])" office:value-type="string" office:string-value="" calcext:value-type="error">
            <text:p>Err:508</text:p>
          </table:covered-table-cell>
          <table:covered-table-cell table:style-name="ce72" table:formula="of:=IF(#REF!.[Heinä.M113]=&quot;&quot;;&quot;&quot;;#REF!.[Heinä.M113])" office:value-type="string" office:string-value="" calcext:value-type="error">
            <text:p>Err:508</text:p>
          </table:covered-table-cell>
          <table:covered-table-cell table:style-name="ce72" table:formula="of:=IF(#REF!.[Heinä.N113]=&quot;&quot;;&quot;&quot;;#REF!.[Heinä.N113])" office:value-type="string" office:string-value="" calcext:value-type="error">
            <text:p>Err:508</text:p>
          </table:covered-table-cell>
          <table:covered-table-cell table:style-name="ce72" table:formula="of:=IF(#REF!.[Heinä.O113]=&quot;&quot;;&quot;&quot;;#REF!.[Heinä.O113])" office:value-type="string" office:string-value="" calcext:value-type="error">
            <text:p>Err:508</text:p>
          </table:covered-table-cell>
          <table:covered-table-cell table:style-name="ce72" table:formula="of:=IF(#REF!.[Heinä.P113]=&quot;&quot;;&quot;&quot;;#REF!.[Heinä.P113])" office:value-type="string" office:string-value="" calcext:value-type="error">
            <text:p>Err:508</text:p>
          </table:covered-table-cell>
          <table:covered-table-cell table:style-name="ce72" table:formula="of:=IF(#REF!.[Heinä.Q113]=&quot;&quot;;&quot;&quot;;#REF!.[Heinä.Q113])" office:value-type="string" office:string-value="" calcext:value-type="error">
            <text:p>Err:508</text:p>
          </table:covered-table-cell>
          <table:covered-table-cell table:style-name="ce72" table:formula="of:=IF(#REF!.[Heinä.R113]=&quot;&quot;;&quot;&quot;;#REF!.[Heinä.R113])" office:value-type="string" office:string-value="" calcext:value-type="error">
            <text:p>Err:508</text:p>
          </table:covered-table-cell>
          <table:covered-table-cell table:style-name="ce72" table:formula="of:=IF(#REF!.[Heinä.S113]=&quot;&quot;;&quot;&quot;;#REF!.[Heinä.S113])" office:value-type="string" office:string-value="" calcext:value-type="error">
            <text:p>Err:508</text:p>
          </table:covered-table-cell>
          <table:covered-table-cell table:style-name="ce72" table:formula="of:=IF(#REF!.[Heinä.T113]=&quot;&quot;;&quot;&quot;;#REF!.[Heinä.T113])" office:value-type="string" office:string-value="" calcext:value-type="error">
            <text:p>Err:508</text:p>
          </table:covered-table-cell>
          <table:covered-table-cell table:style-name="ce77" table:formula="of:=IF(#REF!.[Heinä.U113]=&quot;&quot;;&quot;&quot;;#REF!.[Heinä.U113])" office:value-type="string" office:string-value="" calcext:value-type="error">
            <text:p>Err:508</text:p>
          </table:covered-table-cell>
        </table:table-row>
        <table:table-row table:style-name="ro1">
          <table:table-cell table:formula="of:=IF([$_data_.A470];[$_data_.A470];&quot;&quot;)">
            <text:p/>
          </table:table-cell>
          <table:table-cell table:style-name="ce28" table:formula="of:=IF([$_data_.V470]=&quot;&quot;;&quot;&quot;;[$_data_.V470])" table:number-columns-spanned="20" table:number-rows-spanned="1">
            <text:p/>
          </table:table-cell>
          <table:covered-table-cell table:style-name="ce72" table:formula="of:=IF(#REF!.[Heinä.C114]=&quot;&quot;;&quot;&quot;;#REF!.[Heinä.C114])" office:value-type="string" office:string-value="" calcext:value-type="error">
            <text:p>Err:508</text:p>
          </table:covered-table-cell>
          <table:covered-table-cell table:style-name="ce72" table:formula="of:=IF(#REF!.[Heinä.D114]=&quot;&quot;;&quot;&quot;;#REF!.[Heinä.D114])"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4]=&quot;&quot;;&quot;&quot;;#REF!.[Heinä.F114])" office:value-type="string" office:string-value="" calcext:value-type="error">
            <text:p>Err:508</text:p>
          </table:covered-table-cell>
          <table:covered-table-cell table:style-name="ce72" table:formula="of:=IF(#REF!.[Heinä.G114]=&quot;&quot;;&quot;&quot;;#REF!.[Heinä.G114])" office:value-type="string" office:string-value="" calcext:value-type="error">
            <text:p>Err:508</text:p>
          </table:covered-table-cell>
          <table:covered-table-cell table:style-name="ce72" table:formula="of:=IF(#REF!.[Heinä.H114]=&quot;&quot;;&quot;&quot;;#REF!.[Heinä.H114])" office:value-type="string" office:string-value="" calcext:value-type="error">
            <text:p>Err:508</text:p>
          </table:covered-table-cell>
          <table:covered-table-cell table:style-name="ce72" table:formula="of:=IF(#REF!.[Heinä.I114]=&quot;&quot;;&quot;&quot;;#REF!.[Heinä.I114])" office:value-type="string" office:string-value="" calcext:value-type="error">
            <text:p>Err:508</text:p>
          </table:covered-table-cell>
          <table:covered-table-cell table:style-name="ce72" table:formula="of:=IF(#REF!.[Heinä.J114]=&quot;&quot;;&quot;&quot;;#REF!.[Heinä.J114])" office:value-type="string" office:string-value="" calcext:value-type="error">
            <text:p>Err:508</text:p>
          </table:covered-table-cell>
          <table:covered-table-cell table:style-name="ce72" table:formula="of:=IF(#REF!.[Heinä.K114]=&quot;&quot;;&quot;&quot;;#REF!.[Heinä.K114])" office:value-type="string" office:string-value="" calcext:value-type="error">
            <text:p>Err:508</text:p>
          </table:covered-table-cell>
          <table:covered-table-cell table:style-name="ce72" table:formula="of:=IF(#REF!.[Heinä.L114]=&quot;&quot;;&quot;&quot;;#REF!.[Heinä.L114])" office:value-type="string" office:string-value="" calcext:value-type="error">
            <text:p>Err:508</text:p>
          </table:covered-table-cell>
          <table:covered-table-cell table:style-name="ce72" table:formula="of:=IF(#REF!.[Heinä.M114]=&quot;&quot;;&quot;&quot;;#REF!.[Heinä.M114])" office:value-type="string" office:string-value="" calcext:value-type="error">
            <text:p>Err:508</text:p>
          </table:covered-table-cell>
          <table:covered-table-cell table:style-name="ce72" table:formula="of:=IF(#REF!.[Heinä.N114]=&quot;&quot;;&quot;&quot;;#REF!.[Heinä.N114])" office:value-type="string" office:string-value="" calcext:value-type="error">
            <text:p>Err:508</text:p>
          </table:covered-table-cell>
          <table:covered-table-cell table:style-name="ce72" table:formula="of:=IF(#REF!.[Heinä.O114]=&quot;&quot;;&quot;&quot;;#REF!.[Heinä.O114])" office:value-type="string" office:string-value="" calcext:value-type="error">
            <text:p>Err:508</text:p>
          </table:covered-table-cell>
          <table:covered-table-cell table:style-name="ce72" table:formula="of:=IF(#REF!.[Heinä.P114]=&quot;&quot;;&quot;&quot;;#REF!.[Heinä.P114])" office:value-type="string" office:string-value="" calcext:value-type="error">
            <text:p>Err:508</text:p>
          </table:covered-table-cell>
          <table:covered-table-cell table:style-name="ce72" table:formula="of:=IF(#REF!.[Heinä.Q114]=&quot;&quot;;&quot;&quot;;#REF!.[Heinä.Q114])" office:value-type="string" office:string-value="" calcext:value-type="error">
            <text:p>Err:508</text:p>
          </table:covered-table-cell>
          <table:covered-table-cell table:style-name="ce72" table:formula="of:=IF(#REF!.[Heinä.R114]=&quot;&quot;;&quot;&quot;;#REF!.[Heinä.R114])" office:value-type="string" office:string-value="" calcext:value-type="error">
            <text:p>Err:508</text:p>
          </table:covered-table-cell>
          <table:covered-table-cell table:style-name="ce72" table:formula="of:=IF(#REF!.[Heinä.S114]=&quot;&quot;;&quot;&quot;;#REF!.[Heinä.S114])" office:value-type="string" office:string-value="" calcext:value-type="error">
            <text:p>Err:508</text:p>
          </table:covered-table-cell>
          <table:covered-table-cell table:style-name="ce72" table:formula="of:=IF(#REF!.[Heinä.T114]=&quot;&quot;;&quot;&quot;;#REF!.[Heinä.T114])" office:value-type="string" office:string-value="" calcext:value-type="error">
            <text:p>Err:508</text:p>
          </table:covered-table-cell>
          <table:covered-table-cell table:style-name="ce77" table:formula="of:=IF(#REF!.[Heinä.U114]=&quot;&quot;;&quot;&quot;;#REF!.[Heinä.U114])" office:value-type="string" office:string-value="" calcext:value-type="error">
            <text:p>Err:508</text:p>
          </table:covered-table-cell>
        </table:table-row>
        <table:table-row table:style-name="ro1">
          <table:table-cell table:formula="of:=IF([$_data_.A471];[$_data_.A471];&quot;&quot;)">
            <text:p/>
          </table:table-cell>
          <table:table-cell table:style-name="ce28" table:formula="of:=IF([$_data_.V471]=&quot;&quot;;&quot;&quot;;[$_data_.V471])" table:number-columns-spanned="20" table:number-rows-spanned="1">
            <text:p/>
          </table:table-cell>
          <table:covered-table-cell table:style-name="ce72" table:formula="of:=IF(#REF!.[Heinä.C115]=&quot;&quot;;&quot;&quot;;#REF!.[Heinä.C115])" office:value-type="string" office:string-value="" calcext:value-type="error">
            <text:p>Err:508</text:p>
          </table:covered-table-cell>
          <table:covered-table-cell table:style-name="ce72" table:formula="of:=IF(#REF!.[Heinä.D115]=&quot;&quot;;&quot;&quot;;#REF!.[Heinä.D115])"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5]=&quot;&quot;;&quot;&quot;;#REF!.[Heinä.F115])" office:value-type="string" office:string-value="" calcext:value-type="error">
            <text:p>Err:508</text:p>
          </table:covered-table-cell>
          <table:covered-table-cell table:style-name="ce72" table:formula="of:=IF(#REF!.[Heinä.G115]=&quot;&quot;;&quot;&quot;;#REF!.[Heinä.G115])" office:value-type="string" office:string-value="" calcext:value-type="error">
            <text:p>Err:508</text:p>
          </table:covered-table-cell>
          <table:covered-table-cell table:style-name="ce72" table:formula="of:=IF(#REF!.[Heinä.H115]=&quot;&quot;;&quot;&quot;;#REF!.[Heinä.H115])" office:value-type="string" office:string-value="" calcext:value-type="error">
            <text:p>Err:508</text:p>
          </table:covered-table-cell>
          <table:covered-table-cell table:style-name="ce72" table:formula="of:=IF(#REF!.[Heinä.I115]=&quot;&quot;;&quot;&quot;;#REF!.[Heinä.I115])" office:value-type="string" office:string-value="" calcext:value-type="error">
            <text:p>Err:508</text:p>
          </table:covered-table-cell>
          <table:covered-table-cell table:style-name="ce72" table:formula="of:=IF(#REF!.[Heinä.J115]=&quot;&quot;;&quot;&quot;;#REF!.[Heinä.J115])" office:value-type="string" office:string-value="" calcext:value-type="error">
            <text:p>Err:508</text:p>
          </table:covered-table-cell>
          <table:covered-table-cell table:style-name="ce72" table:formula="of:=IF(#REF!.[Heinä.K115]=&quot;&quot;;&quot;&quot;;#REF!.[Heinä.K115])" office:value-type="string" office:string-value="" calcext:value-type="error">
            <text:p>Err:508</text:p>
          </table:covered-table-cell>
          <table:covered-table-cell table:style-name="ce72" table:formula="of:=IF(#REF!.[Heinä.L115]=&quot;&quot;;&quot;&quot;;#REF!.[Heinä.L115])" office:value-type="string" office:string-value="" calcext:value-type="error">
            <text:p>Err:508</text:p>
          </table:covered-table-cell>
          <table:covered-table-cell table:style-name="ce72" table:formula="of:=IF(#REF!.[Heinä.M115]=&quot;&quot;;&quot;&quot;;#REF!.[Heinä.M115])" office:value-type="string" office:string-value="" calcext:value-type="error">
            <text:p>Err:508</text:p>
          </table:covered-table-cell>
          <table:covered-table-cell table:style-name="ce72" table:formula="of:=IF(#REF!.[Heinä.N115]=&quot;&quot;;&quot;&quot;;#REF!.[Heinä.N115])" office:value-type="string" office:string-value="" calcext:value-type="error">
            <text:p>Err:508</text:p>
          </table:covered-table-cell>
          <table:covered-table-cell table:style-name="ce72" table:formula="of:=IF(#REF!.[Heinä.O115]=&quot;&quot;;&quot;&quot;;#REF!.[Heinä.O115])" office:value-type="string" office:string-value="" calcext:value-type="error">
            <text:p>Err:508</text:p>
          </table:covered-table-cell>
          <table:covered-table-cell table:style-name="ce72" table:formula="of:=IF(#REF!.[Heinä.P115]=&quot;&quot;;&quot;&quot;;#REF!.[Heinä.P115])" office:value-type="string" office:string-value="" calcext:value-type="error">
            <text:p>Err:508</text:p>
          </table:covered-table-cell>
          <table:covered-table-cell table:style-name="ce72" table:formula="of:=IF(#REF!.[Heinä.Q115]=&quot;&quot;;&quot;&quot;;#REF!.[Heinä.Q115])" office:value-type="string" office:string-value="" calcext:value-type="error">
            <text:p>Err:508</text:p>
          </table:covered-table-cell>
          <table:covered-table-cell table:style-name="ce72" table:formula="of:=IF(#REF!.[Heinä.R115]=&quot;&quot;;&quot;&quot;;#REF!.[Heinä.R115])" office:value-type="string" office:string-value="" calcext:value-type="error">
            <text:p>Err:508</text:p>
          </table:covered-table-cell>
          <table:covered-table-cell table:style-name="ce72" table:formula="of:=IF(#REF!.[Heinä.S115]=&quot;&quot;;&quot;&quot;;#REF!.[Heinä.S115])" office:value-type="string" office:string-value="" calcext:value-type="error">
            <text:p>Err:508</text:p>
          </table:covered-table-cell>
          <table:covered-table-cell table:style-name="ce72" table:formula="of:=IF(#REF!.[Heinä.T115]=&quot;&quot;;&quot;&quot;;#REF!.[Heinä.T115])" office:value-type="string" office:string-value="" calcext:value-type="error">
            <text:p>Err:508</text:p>
          </table:covered-table-cell>
          <table:covered-table-cell table:style-name="ce77" table:formula="of:=IF(#REF!.[Heinä.U115]=&quot;&quot;;&quot;&quot;;#REF!.[Heinä.U115])" office:value-type="string" office:string-value="" calcext:value-type="error">
            <text:p>Err:508</text:p>
          </table:covered-table-cell>
        </table:table-row>
        <table:table-row table:style-name="ro1">
          <table:table-cell table:formula="of:=IF([$_data_.A472];[$_data_.A472];&quot;&quot;)">
            <text:p/>
          </table:table-cell>
          <table:table-cell table:style-name="ce28" table:formula="of:=IF([$_data_.V472]=&quot;&quot;;&quot;&quot;;[$_data_.V472])" table:number-columns-spanned="20" table:number-rows-spanned="1">
            <text:p/>
          </table:table-cell>
          <table:covered-table-cell table:style-name="ce72" table:formula="of:=IF(#REF!.[Heinä.C116]=&quot;&quot;;&quot;&quot;;#REF!.[Heinä.C116])" office:value-type="string" office:string-value="" calcext:value-type="error">
            <text:p>Err:508</text:p>
          </table:covered-table-cell>
          <table:covered-table-cell table:style-name="ce72" table:formula="of:=IF(#REF!.[Heinä.D116]=&quot;&quot;;&quot;&quot;;#REF!.[Heinä.D116])"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6]=&quot;&quot;;&quot;&quot;;#REF!.[Heinä.F116])" office:value-type="string" office:string-value="" calcext:value-type="error">
            <text:p>Err:508</text:p>
          </table:covered-table-cell>
          <table:covered-table-cell table:style-name="ce72" table:formula="of:=IF(#REF!.[Heinä.G116]=&quot;&quot;;&quot;&quot;;#REF!.[Heinä.G116])" office:value-type="string" office:string-value="" calcext:value-type="error">
            <text:p>Err:508</text:p>
          </table:covered-table-cell>
          <table:covered-table-cell table:style-name="ce72" table:formula="of:=IF(#REF!.[Heinä.H116]=&quot;&quot;;&quot;&quot;;#REF!.[Heinä.H116])" office:value-type="string" office:string-value="" calcext:value-type="error">
            <text:p>Err:508</text:p>
          </table:covered-table-cell>
          <table:covered-table-cell table:style-name="ce72" table:formula="of:=IF(#REF!.[Heinä.I116]=&quot;&quot;;&quot;&quot;;#REF!.[Heinä.I116])" office:value-type="string" office:string-value="" calcext:value-type="error">
            <text:p>Err:508</text:p>
          </table:covered-table-cell>
          <table:covered-table-cell table:style-name="ce72" table:formula="of:=IF(#REF!.[Heinä.J116]=&quot;&quot;;&quot;&quot;;#REF!.[Heinä.J116])" office:value-type="string" office:string-value="" calcext:value-type="error">
            <text:p>Err:508</text:p>
          </table:covered-table-cell>
          <table:covered-table-cell table:style-name="ce72" table:formula="of:=IF(#REF!.[Heinä.K116]=&quot;&quot;;&quot;&quot;;#REF!.[Heinä.K116])" office:value-type="string" office:string-value="" calcext:value-type="error">
            <text:p>Err:508</text:p>
          </table:covered-table-cell>
          <table:covered-table-cell table:style-name="ce72" table:formula="of:=IF(#REF!.[Heinä.L116]=&quot;&quot;;&quot;&quot;;#REF!.[Heinä.L116])" office:value-type="string" office:string-value="" calcext:value-type="error">
            <text:p>Err:508</text:p>
          </table:covered-table-cell>
          <table:covered-table-cell table:style-name="ce72" table:formula="of:=IF(#REF!.[Heinä.M116]=&quot;&quot;;&quot;&quot;;#REF!.[Heinä.M116])" office:value-type="string" office:string-value="" calcext:value-type="error">
            <text:p>Err:508</text:p>
          </table:covered-table-cell>
          <table:covered-table-cell table:style-name="ce72" table:formula="of:=IF(#REF!.[Heinä.N116]=&quot;&quot;;&quot;&quot;;#REF!.[Heinä.N116])" office:value-type="string" office:string-value="" calcext:value-type="error">
            <text:p>Err:508</text:p>
          </table:covered-table-cell>
          <table:covered-table-cell table:style-name="ce72" table:formula="of:=IF(#REF!.[Heinä.O116]=&quot;&quot;;&quot;&quot;;#REF!.[Heinä.O116])" office:value-type="string" office:string-value="" calcext:value-type="error">
            <text:p>Err:508</text:p>
          </table:covered-table-cell>
          <table:covered-table-cell table:style-name="ce72" table:formula="of:=IF(#REF!.[Heinä.P116]=&quot;&quot;;&quot;&quot;;#REF!.[Heinä.P116])" office:value-type="string" office:string-value="" calcext:value-type="error">
            <text:p>Err:508</text:p>
          </table:covered-table-cell>
          <table:covered-table-cell table:style-name="ce72" table:formula="of:=IF(#REF!.[Heinä.Q116]=&quot;&quot;;&quot;&quot;;#REF!.[Heinä.Q116])" office:value-type="string" office:string-value="" calcext:value-type="error">
            <text:p>Err:508</text:p>
          </table:covered-table-cell>
          <table:covered-table-cell table:style-name="ce72" table:formula="of:=IF(#REF!.[Heinä.R116]=&quot;&quot;;&quot;&quot;;#REF!.[Heinä.R116])" office:value-type="string" office:string-value="" calcext:value-type="error">
            <text:p>Err:508</text:p>
          </table:covered-table-cell>
          <table:covered-table-cell table:style-name="ce72" table:formula="of:=IF(#REF!.[Heinä.S116]=&quot;&quot;;&quot;&quot;;#REF!.[Heinä.S116])" office:value-type="string" office:string-value="" calcext:value-type="error">
            <text:p>Err:508</text:p>
          </table:covered-table-cell>
          <table:covered-table-cell table:style-name="ce72" table:formula="of:=IF(#REF!.[Heinä.T116]=&quot;&quot;;&quot;&quot;;#REF!.[Heinä.T116])" office:value-type="string" office:string-value="" calcext:value-type="error">
            <text:p>Err:508</text:p>
          </table:covered-table-cell>
          <table:covered-table-cell table:style-name="ce77" table:formula="of:=IF(#REF!.[Heinä.U116]=&quot;&quot;;&quot;&quot;;#REF!.[Heinä.U116])" office:value-type="string" office:string-value="" calcext:value-type="error">
            <text:p>Err:508</text:p>
          </table:covered-table-cell>
        </table:table-row>
        <table:table-row table:style-name="ro1">
          <table:table-cell table:formula="of:=IF([$_data_.A473];[$_data_.A473];&quot;&quot;)">
            <text:p/>
          </table:table-cell>
          <table:table-cell table:style-name="ce28" table:formula="of:=IF([$_data_.V473]=&quot;&quot;;&quot;&quot;;[$_data_.V473])" table:number-columns-spanned="20" table:number-rows-spanned="1">
            <text:p/>
          </table:table-cell>
          <table:covered-table-cell table:style-name="ce72" table:formula="of:=IF(#REF!.[Heinä.C117]=&quot;&quot;;&quot;&quot;;#REF!.[Heinä.C117])" office:value-type="string" office:string-value="" calcext:value-type="error">
            <text:p>Err:508</text:p>
          </table:covered-table-cell>
          <table:covered-table-cell table:style-name="ce72" table:formula="of:=IF(#REF!.[Heinä.D117]=&quot;&quot;;&quot;&quot;;#REF!.[Heinä.D117])" office:value-type="string" office:string-value="" calcext:value-type="error">
            <text:p>Err:508</text:p>
          </table:covered-table-cell>
          <table:covered-table-cell table:style-name="ce72" table:formula="of:=IF(#REF!.e86=&quot;&quot;;&quot;&quot;;#REF!.e86)" office:value-type="string" office:string-value="" calcext:value-type="error">
            <text:p>Err:508</text:p>
          </table:covered-table-cell>
          <table:covered-table-cell table:style-name="ce72" table:formula="of:=IF(#REF!.[Heinä.F117]=&quot;&quot;;&quot;&quot;;#REF!.[Heinä.F117])" office:value-type="string" office:string-value="" calcext:value-type="error">
            <text:p>Err:508</text:p>
          </table:covered-table-cell>
          <table:covered-table-cell table:style-name="ce72" table:formula="of:=IF(#REF!.[Heinä.G117]=&quot;&quot;;&quot;&quot;;#REF!.[Heinä.G117])" office:value-type="string" office:string-value="" calcext:value-type="error">
            <text:p>Err:508</text:p>
          </table:covered-table-cell>
          <table:covered-table-cell table:style-name="ce72" table:formula="of:=IF(#REF!.[Heinä.H117]=&quot;&quot;;&quot;&quot;;#REF!.[Heinä.H117])" office:value-type="string" office:string-value="" calcext:value-type="error">
            <text:p>Err:508</text:p>
          </table:covered-table-cell>
          <table:covered-table-cell table:style-name="ce72" table:formula="of:=IF(#REF!.[Heinä.I117]=&quot;&quot;;&quot;&quot;;#REF!.[Heinä.I117])" office:value-type="string" office:string-value="" calcext:value-type="error">
            <text:p>Err:508</text:p>
          </table:covered-table-cell>
          <table:covered-table-cell table:style-name="ce72" table:formula="of:=IF(#REF!.[Heinä.J117]=&quot;&quot;;&quot;&quot;;#REF!.[Heinä.J117])" office:value-type="string" office:string-value="" calcext:value-type="error">
            <text:p>Err:508</text:p>
          </table:covered-table-cell>
          <table:covered-table-cell table:style-name="ce72" table:formula="of:=IF(#REF!.[Heinä.K117]=&quot;&quot;;&quot;&quot;;#REF!.[Heinä.K117])" office:value-type="string" office:string-value="" calcext:value-type="error">
            <text:p>Err:508</text:p>
          </table:covered-table-cell>
          <table:covered-table-cell table:style-name="ce72" table:formula="of:=IF(#REF!.[Heinä.L117]=&quot;&quot;;&quot;&quot;;#REF!.[Heinä.L117])" office:value-type="string" office:string-value="" calcext:value-type="error">
            <text:p>Err:508</text:p>
          </table:covered-table-cell>
          <table:covered-table-cell table:style-name="ce72" table:formula="of:=IF(#REF!.[Heinä.M117]=&quot;&quot;;&quot;&quot;;#REF!.[Heinä.M117])" office:value-type="string" office:string-value="" calcext:value-type="error">
            <text:p>Err:508</text:p>
          </table:covered-table-cell>
          <table:covered-table-cell table:style-name="ce72" table:formula="of:=IF(#REF!.[Heinä.N117]=&quot;&quot;;&quot;&quot;;#REF!.[Heinä.N117])" office:value-type="string" office:string-value="" calcext:value-type="error">
            <text:p>Err:508</text:p>
          </table:covered-table-cell>
          <table:covered-table-cell table:style-name="ce72" table:formula="of:=IF(#REF!.[Heinä.O117]=&quot;&quot;;&quot;&quot;;#REF!.[Heinä.O117])" office:value-type="string" office:string-value="" calcext:value-type="error">
            <text:p>Err:508</text:p>
          </table:covered-table-cell>
          <table:covered-table-cell table:style-name="ce72" table:formula="of:=IF(#REF!.[Heinä.P117]=&quot;&quot;;&quot;&quot;;#REF!.[Heinä.P117])" office:value-type="string" office:string-value="" calcext:value-type="error">
            <text:p>Err:508</text:p>
          </table:covered-table-cell>
          <table:covered-table-cell table:style-name="ce72" table:formula="of:=IF(#REF!.[Heinä.Q117]=&quot;&quot;;&quot;&quot;;#REF!.[Heinä.Q117])" office:value-type="string" office:string-value="" calcext:value-type="error">
            <text:p>Err:508</text:p>
          </table:covered-table-cell>
          <table:covered-table-cell table:style-name="ce72" table:formula="of:=IF(#REF!.[Heinä.R117]=&quot;&quot;;&quot;&quot;;#REF!.[Heinä.R117])" office:value-type="string" office:string-value="" calcext:value-type="error">
            <text:p>Err:508</text:p>
          </table:covered-table-cell>
          <table:covered-table-cell table:style-name="ce72" table:formula="of:=IF(#REF!.[Heinä.S117]=&quot;&quot;;&quot;&quot;;#REF!.[Heinä.S117])" office:value-type="string" office:string-value="" calcext:value-type="error">
            <text:p>Err:508</text:p>
          </table:covered-table-cell>
          <table:covered-table-cell table:style-name="ce72" table:formula="of:=IF(#REF!.[Heinä.T117]=&quot;&quot;;&quot;&quot;;#REF!.[Heinä.T117])" office:value-type="string" office:string-value="" calcext:value-type="error">
            <text:p>Err:508</text:p>
          </table:covered-table-cell>
          <table:covered-table-cell table:style-name="ce77" table:formula="of:=IF(#REF!.[Heinä.U117]=&quot;&quot;;&quot;&quot;;#REF!.[Heinä.U117])" office:value-type="string" office:string-value="" calcext:value-type="error">
            <text:p>Err:508</text:p>
          </table:covered-table-cell>
        </table:table-row>
        <table:table-row table:style-name="ro1">
          <table:table-cell table:style-name="ce16" table:formula="of:=IF([$_data_.A474];[$_data_.A474];&quot;&quot;)">
            <text:p/>
          </table:table-cell>
          <table:table-cell table:style-name="ce29" table:formula="of:=IF([$_data_.V474]=&quot;&quot;;&quot;&quot;;[$_data_.V474])" table:number-columns-spanned="20" table:number-rows-spanned="1">
            <text:p/>
          </table:table-cell>
          <table:covered-table-cell table:style-name="ce68" table:formula="of:=IF(#REF!.[Heinä.C118]=&quot;&quot;;&quot;&quot;;#REF!.[Heinä.C118])" office:value-type="string" office:string-value="" calcext:value-type="error">
            <text:p>Err:508</text:p>
          </table:covered-table-cell>
          <table:covered-table-cell table:style-name="ce68" table:formula="of:=IF(#REF!.[Heinä.D118]=&quot;&quot;;&quot;&quot;;#REF!.[Heinä.D118])" office:value-type="string" office:string-value="" calcext:value-type="error">
            <text:p>Err:508</text:p>
          </table:covered-table-cell>
          <table:covered-table-cell table:style-name="ce68" table:formula="of:=IF(#REF!.e86=&quot;&quot;;&quot;&quot;;#REF!.e86)" office:value-type="string" office:string-value="" calcext:value-type="error">
            <text:p>Err:508</text:p>
          </table:covered-table-cell>
          <table:covered-table-cell table:style-name="ce68" table:formula="of:=IF(#REF!.[Heinä.F118]=&quot;&quot;;&quot;&quot;;#REF!.[Heinä.F118])" office:value-type="string" office:string-value="" calcext:value-type="error">
            <text:p>Err:508</text:p>
          </table:covered-table-cell>
          <table:covered-table-cell table:style-name="ce68" table:formula="of:=IF(#REF!.[Heinä.G118]=&quot;&quot;;&quot;&quot;;#REF!.[Heinä.G118])" office:value-type="string" office:string-value="" calcext:value-type="error">
            <text:p>Err:508</text:p>
          </table:covered-table-cell>
          <table:covered-table-cell table:style-name="ce68" table:formula="of:=IF(#REF!.[Heinä.H118]=&quot;&quot;;&quot;&quot;;#REF!.[Heinä.H118])" office:value-type="string" office:string-value="" calcext:value-type="error">
            <text:p>Err:508</text:p>
          </table:covered-table-cell>
          <table:covered-table-cell table:style-name="ce68" table:formula="of:=IF(#REF!.[Heinä.I118]=&quot;&quot;;&quot;&quot;;#REF!.[Heinä.I118])" office:value-type="string" office:string-value="" calcext:value-type="error">
            <text:p>Err:508</text:p>
          </table:covered-table-cell>
          <table:covered-table-cell table:style-name="ce68" table:formula="of:=IF(#REF!.[Heinä.J118]=&quot;&quot;;&quot;&quot;;#REF!.[Heinä.J118])" office:value-type="string" office:string-value="" calcext:value-type="error">
            <text:p>Err:508</text:p>
          </table:covered-table-cell>
          <table:covered-table-cell table:style-name="ce68" table:formula="of:=IF(#REF!.[Heinä.K118]=&quot;&quot;;&quot;&quot;;#REF!.[Heinä.K118])" office:value-type="string" office:string-value="" calcext:value-type="error">
            <text:p>Err:508</text:p>
          </table:covered-table-cell>
          <table:covered-table-cell table:style-name="ce68" table:formula="of:=IF(#REF!.[Heinä.L118]=&quot;&quot;;&quot;&quot;;#REF!.[Heinä.L118])" office:value-type="string" office:string-value="" calcext:value-type="error">
            <text:p>Err:508</text:p>
          </table:covered-table-cell>
          <table:covered-table-cell table:style-name="ce68" table:formula="of:=IF(#REF!.[Heinä.M118]=&quot;&quot;;&quot;&quot;;#REF!.[Heinä.M118])" office:value-type="string" office:string-value="" calcext:value-type="error">
            <text:p>Err:508</text:p>
          </table:covered-table-cell>
          <table:covered-table-cell table:style-name="ce68" table:formula="of:=IF(#REF!.[Heinä.N118]=&quot;&quot;;&quot;&quot;;#REF!.[Heinä.N118])" office:value-type="string" office:string-value="" calcext:value-type="error">
            <text:p>Err:508</text:p>
          </table:covered-table-cell>
          <table:covered-table-cell table:style-name="ce68" table:formula="of:=IF(#REF!.[Heinä.O118]=&quot;&quot;;&quot;&quot;;#REF!.[Heinä.O118])" office:value-type="string" office:string-value="" calcext:value-type="error">
            <text:p>Err:508</text:p>
          </table:covered-table-cell>
          <table:covered-table-cell table:style-name="ce68" table:formula="of:=IF(#REF!.[Heinä.P118]=&quot;&quot;;&quot;&quot;;#REF!.[Heinä.P118])" office:value-type="string" office:string-value="" calcext:value-type="error">
            <text:p>Err:508</text:p>
          </table:covered-table-cell>
          <table:covered-table-cell table:style-name="ce68" table:formula="of:=IF(#REF!.[Heinä.Q118]=&quot;&quot;;&quot;&quot;;#REF!.[Heinä.Q118])" office:value-type="string" office:string-value="" calcext:value-type="error">
            <text:p>Err:508</text:p>
          </table:covered-table-cell>
          <table:covered-table-cell table:style-name="ce68" table:formula="of:=IF(#REF!.[Heinä.R118]=&quot;&quot;;&quot;&quot;;#REF!.[Heinä.R118])" office:value-type="string" office:string-value="" calcext:value-type="error">
            <text:p>Err:508</text:p>
          </table:covered-table-cell>
          <table:covered-table-cell table:style-name="ce68" table:formula="of:=IF(#REF!.[Heinä.S118]=&quot;&quot;;&quot;&quot;;#REF!.[Heinä.S118])" office:value-type="string" office:string-value="" calcext:value-type="error">
            <text:p>Err:508</text:p>
          </table:covered-table-cell>
          <table:covered-table-cell table:style-name="ce68" table:formula="of:=IF(#REF!.[Heinä.T118]=&quot;&quot;;&quot;&quot;;#REF!.[Heinä.T118])" office:value-type="string" office:string-value="" calcext:value-type="error">
            <text:p>Err:508</text:p>
          </table:covered-table-cell>
          <table:covered-table-cell table:style-name="ce78" table:formula="of:=IF(#REF!.[Heinä.U118]=&quot;&quot;;&quot;&quot;;#REF!.[Heinä.U118])" office:value-type="string" office:string-value="" calcext:value-type="error">
            <text:p>Err:508</text:p>
          </table:covered-table-cell>
        </table:table-row>
      </table:table>
      <table:table table:name="_data_" table:style-name="ta1">
        <table:table-column table:style-name="co3"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3" number:min-exponent-digits="1" loext:exponent-interval="3" loext:forced-exponent-sign="true"/>
    </number:number-style>
    <number:date-style style:name="N113">
      <number:day number:style="long"/>
      <number:text>/</number:text>
      <number:month number:style="long"/>
      <number:text>/</number:text>
      <number:year/>
    </number:date-style>
    <number:time-style style:name="N114" number:truncate-on-overflow="false">
      <number:hours number:style="long"/>
      <number:text>:</number:text>
      <number:minutes number:style="long"/>
    </number:time-style>
    <number:date-style style:name="N115">
      <number:year number:style="long"/>
      <number:text>-</number:text>
      <number:month number:style="long"/>
      <number:text>-</number:text>
      <number:day number:style="long"/>
      <number:text> </number:text>
      <number:day-of-week/>
    </number:date-style>
    <number:currency-style style:name="N117P0" style:volatile="true">
      <number:number number:decimal-places="2" loext:min-decimal-places="2" number:min-integer-digits="1" number:grouping="true"/>
      <number:text> </number:text>
      <number:currency-symbol number:language="fi" number:country="FI">€</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7P0"/>
    </number:currency-style>
    <number:number-style style:name="N118">
      <number:scientific-number number:decimal-places="1" loext:min-decimal-places="1" number:min-integer-digits="1" number:min-exponent-digits="1" loext:exponent-interval="3" loext:forced-exponent-sign="true"/>
    </number:number-style>
    <number:currency-style style:name="N119P0" style:volatile="true">
      <number:number number:decimal-places="2" loext:min-decimal-places="2" number:min-integer-digits="1" number:grouping="true"/>
      <number:text> </number:text>
      <number:currency-symbol number:language="fi" number:country="FI">€</number:currency-symbol>
    </number:currency-style>
    <number:currency-style style:name="N119">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9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number:number-style style:name="N20108P0" style:volatile="true" number:language="fi" number:country="FI">
      <number:number number:decimal-places="0" loext:min-decimal-places="0" number:min-integer-digits="1" number:grouping="true"/>
      <number:text> €</number:text>
    </number:number-style>
    <number:number-style style:name="N20108" number:language="fi" number:country="FI">
      <number:text>-</number:text>
      <number:number number:decimal-places="0" loext:min-decimal-places="0" number:min-integer-digits="1" number:grouping="true"/>
      <number:text> €</number:text>
      <style:map style:condition="value()&gt;=0" style:apply-style-name="N20108P0"/>
    </number:number-style>
    <number:number-style style:name="N20109P0" style:volatile="true" number:language="fi" number:country="FI">
      <number:number number:decimal-places="0" loext:min-decimal-places="0" number:min-integer-digits="1" number:grouping="true"/>
      <number:text> €</number:text>
    </number:number-style>
    <number:number-style style:name="N20109" number:language="fi" number:country="FI">
      <style:text-properties fo:color="#ff0000"/>
      <number:text>-</number:text>
      <number:number number:decimal-places="0" loext:min-decimal-places="0" number:min-integer-digits="1" number:grouping="true"/>
      <number:text> €</number:text>
      <style:map style:condition="value()&gt;=0" style:apply-style-name="N20109P0"/>
    </number:number-style>
    <number:number-style style:name="N20111P0" style:volatile="true" number:language="fi" number:country="FI">
      <number:number number:decimal-places="2" loext:min-decimal-places="2" number:min-integer-digits="1" number:grouping="true"/>
      <number:text> €</number:text>
    </number:number-style>
    <number:number-style style:name="N20111" number:language="fi" number:country="FI">
      <number:text>-</number:text>
      <number:number number:decimal-places="2" loext:min-decimal-places="2" number:min-integer-digits="1" number:grouping="true"/>
      <number:text> €</number:text>
      <style:map style:condition="value()&gt;=0" style:apply-style-name="N20111P0"/>
    </number:number-style>
    <number:number-style style:name="N20112P0" style:volatile="true" number:language="fi" number:country="FI">
      <number:number number:decimal-places="2" loext:min-decimal-places="2" number:min-integer-digits="1" number:grouping="true"/>
      <number:text> €</number:text>
    </number:number-style>
    <number:number-style style:name="N20112" number:language="fi" number:country="FI">
      <style:text-properties fo:color="#ff0000"/>
      <number:text>-</number:text>
      <number:number number:decimal-places="2" loext:min-decimal-places="2" number:min-integer-digits="1" number:grouping="true"/>
      <number:text> €</number:text>
      <style:map style:condition="value()&gt;=0" style:apply-style-name="N20112P0"/>
    </number:number-style>
    <number:date-style style:name="N20113" number:language="fi" number:country="FI">
      <number:day/>
      <number:text>.</number:text>
      <number:month number:textual="true"/>
      <number:text>.</number:text>
      <number:year/>
    </number:date-style>
    <number:date-style style:name="N20114" number:language="fi" number:country="FI">
      <number:day/>
      <number:text>.</number:text>
      <number:month number:textual="true"/>
    </number:date-style>
    <number:date-style style:name="N20115" number:language="fi" number:country="FI">
      <number:month number:textual="true"/>
      <number:text>.</number:text>
      <number:year/>
    </number:date-style>
    <number:time-style style:name="N20116" number:language="fi" number:country="FI">
      <number:hours/>
      <number:text>:</number:text>
      <number:minutes number:style="long"/>
      <number:text> </number:text>
      <number:am-pm/>
    </number:time-style>
    <number:time-style style:name="N20117" number:language="fi" number:country="FI">
      <number:hours/>
      <number:text>:</number:text>
      <number:minutes number:style="long"/>
      <number:text>:</number:text>
      <number:seconds number:style="long"/>
      <number:text> </number:text>
      <number:am-pm/>
    </number:time-style>
    <number:time-style style:name="N20118" number:language="fi" number:country="FI">
      <number:hours/>
      <number:text>:</number:text>
      <number:minutes number:style="long"/>
    </number:time-style>
    <number:time-style style:name="N20119" number:language="fi" number:country="FI">
      <number:hours/>
      <number:text>:</number:text>
      <number:minutes number:style="long"/>
      <number:text>:</number:text>
      <number:seconds number:style="long"/>
    </number:time-style>
    <number:date-style style:name="N20120" number:language="fi" number:country="FI">
      <number:day/>
      <number:text>.</number:text>
      <number:month/>
      <number:text>.</number:text>
      <number:year number:style="long"/>
      <number:text> </number:text>
      <number:hours/>
      <number:text>:</number:text>
      <number:minutes number:style="long"/>
    </number:date-style>
    <number:number-style style:name="N20122P0" style:volatile="true" number:language="fi" number:country="FI">
      <number:number number:decimal-places="0" loext:min-decimal-places="0" number:min-integer-digits="1" number:grouping="true"/>
      <number:text>   </number:text>
    </number:number-style>
    <number:number-style style:name="N20122" number:language="fi" number:country="FI">
      <number:text>-</number:text>
      <number:number number:decimal-places="0" loext:min-decimal-places="0" number:min-integer-digits="1" number:grouping="true"/>
      <number:text>   </number:text>
      <style:map style:condition="value()&gt;=0" style:apply-style-name="N20122P0"/>
    </number:number-style>
    <number:number-style style:name="N20123P0" style:volatile="true" number:language="fi" number:country="FI">
      <number:number number:decimal-places="0" loext:min-decimal-places="0" number:min-integer-digits="1" number:grouping="true"/>
      <number:text>   </number:text>
    </number:number-style>
    <number:number-style style:name="N20123" number:language="fi" number:country="FI">
      <style:text-properties fo:color="#ff0000"/>
      <number:text>-</number:text>
      <number:number number:decimal-places="0" loext:min-decimal-places="0" number:min-integer-digits="1" number:grouping="true"/>
      <number:text>   </number:text>
      <style:map style:condition="value()&gt;=0" style:apply-style-name="N20123P0"/>
    </number:number-style>
    <number:number-style style:name="N20125P0" style:volatile="true" number:language="fi" number:country="FI">
      <number:number number:decimal-places="2" loext:min-decimal-places="2" number:min-integer-digits="1" number:grouping="true"/>
      <number:text>   </number:text>
    </number:number-style>
    <number:number-style style:name="N20125" number:language="fi" number:country="FI">
      <number:text>-</number:text>
      <number:number number:decimal-places="2" loext:min-decimal-places="2" number:min-integer-digits="1" number:grouping="true"/>
      <number:text>   </number:text>
      <style:map style:condition="value()&gt;=0" style:apply-style-name="N20125P0"/>
    </number:number-style>
    <number:number-style style:name="N20126P0" style:volatile="true" number:language="fi" number:country="FI">
      <number:number number:decimal-places="2" loext:min-decimal-places="2" number:min-integer-digits="1" number:grouping="true"/>
      <number:text>   </number:text>
    </number:number-style>
    <number:number-style style:name="N20126" number:language="fi" number:country="FI">
      <style:text-properties fo:color="#ff0000"/>
      <number:text>-</number:text>
      <number:number number:decimal-places="2" loext:min-decimal-places="2" number:min-integer-digits="1" number:grouping="true"/>
      <number:text>   </number:text>
      <style:map style:condition="value()&gt;=0" style:apply-style-name="N20126P0"/>
    </number:number-style>
    <number:number-style style:name="N20130P0" style:volatile="true" number:language="fi" number:country="FI">
      <loext:text> </loext:text>
      <loext:fill-character> </loext:fill-character>
      <number:number number:decimal-places="0" loext:min-decimal-places="0" number:min-integer-digits="1" number:grouping="true"/>
      <number:text>    </number:text>
    </number:number-style>
    <number:number-style style:name="N20130P1" style:volatile="true" number:language="fi" number:country="FI">
      <loext:text>-</loext:text>
      <loext:fill-character> </loext:fill-character>
      <number:number number:decimal-places="0" loext:min-decimal-places="0" number:min-integer-digits="1" number:grouping="true"/>
      <number:text>    </number:text>
    </number:number-style>
    <number:number-style style:name="N20130P2" style:volatile="true" number:language="fi" number:country="FI">
      <loext:text> </loext:text>
      <loext:fill-character> </loext:fill-character>
      <number:text>-    </number:text>
    </number:number-style>
    <number:text-style style:name="N20130" number:language="fi" number:country="FI">
      <number:text-content/>
      <number:text> </number:text>
      <style:map style:condition="value()&gt;0" style:apply-style-name="N20130P0"/>
      <style:map style:condition="value()&lt;0" style:apply-style-name="N20130P1"/>
      <style:map style:condition="value()=0" style:apply-style-name="N20130P2"/>
    </number:text-style>
    <number:number-style style:name="N20134P0" style:volatile="true" number:language="fi" number:country="FI">
      <loext:text> </loext:text>
      <loext:fill-character> </loext:fill-character>
      <number:number number:decimal-places="0" loext:min-decimal-places="0" number:min-integer-digits="1" number:grouping="true"/>
      <number:text> € </number:text>
    </number:number-style>
    <number:number-style style:name="N20134P1" style:volatile="true" number:language="fi" number:country="FI">
      <loext:text>-</loext:text>
      <loext:fill-character> </loext:fill-character>
      <number:number number:decimal-places="0" loext:min-decimal-places="0" number:min-integer-digits="1" number:grouping="true"/>
      <number:text> € </number:text>
    </number:number-style>
    <number:number-style style:name="N20134P2" style:volatile="true" number:language="fi" number:country="FI">
      <loext:text> </loext:text>
      <loext:fill-character> </loext:fill-character>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8P0" style:volatile="true" number:language="fi" number:country="FI">
      <loext:text> </loext:text>
      <loext:fill-character> </loext:fill-character>
      <number:number number:decimal-places="2" loext:min-decimal-places="2" number:min-integer-digits="1" number:grouping="true"/>
      <number:text>    </number:text>
    </number:number-style>
    <number:number-style style:name="N20138P1" style:volatile="true" number:language="fi" number:country="FI">
      <loext:text>-</loext:text>
      <loext:fill-character> </loext:fill-character>
      <number:number number:decimal-places="2" loext:min-decimal-places="2" number:min-integer-digits="1" number:grouping="true"/>
      <number:text>    </number:text>
    </number:number-style>
    <number:number-style style:name="N20138P2" style:volatile="true" number:language="fi" number:country="FI">
      <loext:text> </loext:text>
      <loext:fill-character> </loext:fill-character>
      <number:text>-</number:text>
      <number:number number:decimal-places="0" loext:min-decimal-places="0" number:min-integer-digits="0"/>
      <number:text>    </number:text>
    </number:number-style>
    <number:text-style style:name="N20138" number:language="fi" number:country="FI">
      <number:text-content/>
      <number:text> </number:text>
      <style:map style:condition="value()&gt;0" style:apply-style-name="N20138P0"/>
      <style:map style:condition="value()&lt;0" style:apply-style-name="N20138P1"/>
      <style:map style:condition="value()=0" style:apply-style-name="N20138P2"/>
    </number:text-style>
    <number:number-style style:name="N20142P0" style:volatile="true" number:language="fi" number:country="FI">
      <loext:text> </loext:text>
      <loext:fill-character> </loext:fill-character>
      <number:number number:decimal-places="2" loext:min-decimal-places="2" number:min-integer-digits="1" number:grouping="true"/>
      <number:text> € </number:text>
    </number:number-style>
    <number:number-style style:name="N20142P1" style:volatile="true" number:language="fi" number:country="FI">
      <loext:text>-</loext:text>
      <loext:fill-character> </loext:fill-character>
      <number:number number:decimal-places="2" loext:min-decimal-places="2" number:min-integer-digits="1" number:grouping="true"/>
      <number:text> € </number:text>
    </number:number-style>
    <number:number-style style:name="N20142P2" style:volatile="true" number:language="fi" number:country="FI">
      <loext:text> </loext:text>
      <loext:fill-character> </loext:fill-character>
      <number:text>-</number:text>
      <number:number number:decimal-places="0" loext:min-decimal-places="0" number:min-integer-digits="0"/>
      <number:text> € </number:text>
    </number:number-style>
    <number:text-style style:name="N20142" number:language="fi" number:country="FI">
      <number:text-content/>
      <number:text> </number:text>
      <style:map style:condition="value()&gt;0" style:apply-style-name="N20142P0"/>
      <style:map style:condition="value()&lt;0" style:apply-style-name="N20142P1"/>
      <style:map style:condition="value()=0" style:apply-style-name="N20142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mm" fo:margin-bottom="10mm" fo:margin-left="10mm" fo:margin-right="10mm" style:shadow="none" fo:background-color="transparent" style:scale-to="90%" style:writing-mode="lr-tb">
        <style:background-image/>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0">00.00.0000</text:date>, <text:time style:data-style-name="N2" text:time-value="11:44:24.7778112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5T15:26:34.924943920</meta:creation-date>
    <dc:date>2017-10-10T12:00:58.133683885</dc:date>
    <meta:editing-duration>PT8H43M38S</meta:editing-duration>
    <meta:editing-cycles>58</meta:editing-cycles>
    <meta:generator>LibreOffice/5.1.6.2$Linux_X86_64 LibreOffice_project/10m0$Build-2</meta:generator>
    <meta:document-statistic meta:table-count="14" meta:cell-count="16664" meta:object-count="1"/>
  </office:meta>
</office:document-meta>
</file>